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8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DejaVu Sans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8" style:family="table-cell" style:parent-style-name="Default">
      <style:text-properties style:font-name="Arial" fo:font-weight="bold" style:font-name-asian="DejaVu Sans" style:font-weight-asian="bold" style:font-name-complex="Lohit Hindi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normal" style:font-name-asian="DejaVu Sans" style:font-weight-asian="normal" style:font-name-complex="Lohit Hindi" style:font-weight-complex="normal"/>
    </style:style>
    <style:style style:name="ce12" style:family="table-cell" style:parent-style-name="Default">
      <style:text-properties style:font-name="Arial" fo:font-weight="normal" style:font-name-asian="DejaVu Sans" style:font-weight-asian="normal" style:font-name-complex="Lohit Hindi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Int</text:p>
          </table:table-cell>
          <table:table-cell office:value-type="string">
            <text:p>B16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B64</text:p>
          </table:table-cell>
          <table:table-cell office:value-type="string">
            <text:p>Letter</text:p>
          </table:table-cell>
          <table:table-cell/>
          <table:table-cell office:value-type="string">
            <text:p>ASCII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0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&quot;00&quot;&amp;[.B2]" office:value-type="string" office:string-value="000000">
            <text:p>000000</text:p>
          </table:table-cell>
          <table:table-cell table:formula="of:=CHAR(65+[.E2])" office:value-type="string" office:string-value="A">
            <text:p>A</text:p>
          </table:table-cell>
          <table:table-cell/>
          <table:table-cell office:value-type="float" office:value="65">
            <text:p>65</text:p>
          </table:table-cell>
          <table:table-cell table:formula="of:=CHAR([.I2])" office:value-type="string" office:string-value="A">
            <text:p>A</text:p>
          </table:table-cell>
          <table:table-cell table:formula="of:=CHAR(IF([.I2]+32&gt;128;[.I2]+32-128+64;[.I2]+32))" office:value-type="string" office:string-value="a">
            <text:p>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001</text:p>
          </table:table-cell>
          <table:table-cell table:formula="of:=[.C2]+1" office:value-type="float" office:value="1">
            <text:p>1</text:p>
          </table:table-cell>
          <table:table-cell/>
          <table:table-cell table:formula="of:=[.E2]+1" office:value-type="float" office:value="1">
            <text:p>1</text:p>
          </table:table-cell>
          <table:table-cell table:formula="of:=&quot;00&quot;&amp;[.B3]" office:value-type="string" office:string-value="000001">
            <text:p>000001</text:p>
          </table:table-cell>
          <table:table-cell table:formula="of:=CHAR(65+[.E3])" office:value-type="string" office:string-value="B">
            <text:p>B</text:p>
          </table:table-cell>
          <table:table-cell/>
          <table:table-cell table:formula="of:=[.I2]+1" office:value-type="float" office:value="66">
            <text:p>66</text:p>
          </table:table-cell>
          <table:table-cell table:formula="of:=CHAR([.I3])" office:value-type="string" office:string-value="B">
            <text:p>B</text:p>
          </table:table-cell>
          <table:table-cell table:formula="of:=CHAR(IF([.I3]+32&gt;128;[.I3]+32-128+64;[.I3]+32))" office:value-type="string" office:string-value="b">
            <text:p>b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010</text:p>
          </table:table-cell>
          <table:table-cell table:formula="of:=[.C3]+1" office:value-type="float" office:value="2">
            <text:p>2</text:p>
          </table:table-cell>
          <table:table-cell/>
          <table:table-cell table:formula="of:=[.E3]+1" office:value-type="float" office:value="2">
            <text:p>2</text:p>
          </table:table-cell>
          <table:table-cell table:formula="of:=&quot;00&quot;&amp;[.B4]" office:value-type="string" office:string-value="000010">
            <text:p>000010</text:p>
          </table:table-cell>
          <table:table-cell table:formula="of:=CHAR(65+[.E4])" office:value-type="string" office:string-value="C">
            <text:p>C</text:p>
          </table:table-cell>
          <table:table-cell/>
          <table:table-cell table:formula="of:=[.I3]+1" office:value-type="float" office:value="67">
            <text:p>67</text:p>
          </table:table-cell>
          <table:table-cell table:formula="of:=CHAR([.I4])" office:value-type="string" office:string-value="C">
            <text:p>C</text:p>
          </table:table-cell>
          <table:table-cell table:formula="of:=CHAR(IF([.I4]+32&gt;128;[.I4]+32-128+64;[.I4]+32))" office:value-type="string" office:string-value="c">
            <text:p>c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011</text:p>
          </table:table-cell>
          <table:table-cell table:formula="of:=[.C4]+1" office:value-type="float" office:value="3">
            <text:p>3</text:p>
          </table:table-cell>
          <table:table-cell/>
          <table:table-cell table:formula="of:=[.E4]+1" office:value-type="float" office:value="3">
            <text:p>3</text:p>
          </table:table-cell>
          <table:table-cell table:formula="of:=&quot;00&quot;&amp;[.B5]" office:value-type="string" office:string-value="000011">
            <text:p>000011</text:p>
          </table:table-cell>
          <table:table-cell table:formula="of:=CHAR(65+[.E5])" office:value-type="string" office:string-value="D">
            <text:p>D</text:p>
          </table:table-cell>
          <table:table-cell/>
          <table:table-cell table:formula="of:=[.I4]+1" office:value-type="float" office:value="68">
            <text:p>68</text:p>
          </table:table-cell>
          <table:table-cell table:formula="of:=CHAR([.I5])" office:value-type="string" office:string-value="D">
            <text:p>D</text:p>
          </table:table-cell>
          <table:table-cell table:formula="of:=CHAR(IF([.I5]+32&gt;128;[.I5]+32-128+64;[.I5]+32))" office:value-type="string" office:string-value="d">
            <text:p>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100</text:p>
          </table:table-cell>
          <table:table-cell table:formula="of:=[.C5]+1" office:value-type="float" office:value="4">
            <text:p>4</text:p>
          </table:table-cell>
          <table:table-cell/>
          <table:table-cell table:formula="of:=[.E5]+1" office:value-type="float" office:value="4">
            <text:p>4</text:p>
          </table:table-cell>
          <table:table-cell table:formula="of:=&quot;00&quot;&amp;[.B6]" office:value-type="string" office:string-value="000100">
            <text:p>000100</text:p>
          </table:table-cell>
          <table:table-cell table:formula="of:=CHAR(65+[.E6])" office:value-type="string" office:string-value="E">
            <text:p>E</text:p>
          </table:table-cell>
          <table:table-cell/>
          <table:table-cell table:formula="of:=[.I5]+1" office:value-type="float" office:value="69">
            <text:p>69</text:p>
          </table:table-cell>
          <table:table-cell table:formula="of:=CHAR([.I6])" office:value-type="string" office:string-value="E">
            <text:p>E</text:p>
          </table:table-cell>
          <table:table-cell table:formula="of:=CHAR(IF([.I6]+32&gt;128;[.I6]+32-128+64;[.I6]+32))" office:value-type="string" office:string-value="e">
            <text:p>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101</text:p>
          </table:table-cell>
          <table:table-cell table:formula="of:=[.C6]+1" office:value-type="float" office:value="5">
            <text:p>5</text:p>
          </table:table-cell>
          <table:table-cell/>
          <table:table-cell table:formula="of:=[.E6]+1" office:value-type="float" office:value="5">
            <text:p>5</text:p>
          </table:table-cell>
          <table:table-cell table:formula="of:=&quot;00&quot;&amp;[.B7]" office:value-type="string" office:string-value="000101">
            <text:p>000101</text:p>
          </table:table-cell>
          <table:table-cell table:formula="of:=CHAR(65+[.E7])" office:value-type="string" office:string-value="F">
            <text:p>F</text:p>
          </table:table-cell>
          <table:table-cell/>
          <table:table-cell table:formula="of:=[.I6]+1" office:value-type="float" office:value="70">
            <text:p>70</text:p>
          </table:table-cell>
          <table:table-cell table:formula="of:=CHAR([.I7])" office:value-type="string" office:string-value="F">
            <text:p>F</text:p>
          </table:table-cell>
          <table:table-cell table:formula="of:=CHAR(IF([.I7]+32&gt;128;[.I7]+32-128+64;[.I7]+32))" office:value-type="string" office:string-value="f">
            <text:p>f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110</text:p>
          </table:table-cell>
          <table:table-cell table:formula="of:=[.C7]+1" office:value-type="float" office:value="6">
            <text:p>6</text:p>
          </table:table-cell>
          <table:table-cell/>
          <table:table-cell table:formula="of:=[.E7]+1" office:value-type="float" office:value="6">
            <text:p>6</text:p>
          </table:table-cell>
          <table:table-cell table:formula="of:=&quot;00&quot;&amp;[.B8]" office:value-type="string" office:string-value="000110">
            <text:p>000110</text:p>
          </table:table-cell>
          <table:table-cell table:formula="of:=CHAR(65+[.E8])" office:value-type="string" office:string-value="G">
            <text:p>G</text:p>
          </table:table-cell>
          <table:table-cell/>
          <table:table-cell table:formula="of:=[.I7]+1" office:value-type="float" office:value="71">
            <text:p>71</text:p>
          </table:table-cell>
          <table:table-cell table:formula="of:=CHAR([.I8])" office:value-type="string" office:string-value="G">
            <text:p>G</text:p>
          </table:table-cell>
          <table:table-cell table:formula="of:=CHAR(IF([.I8]+32&gt;128;[.I8]+32-128+64;[.I8]+32))" office:value-type="string" office:string-value="g">
            <text:p>g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111</text:p>
          </table:table-cell>
          <table:table-cell table:formula="of:=[.C8]+1" office:value-type="float" office:value="7">
            <text:p>7</text:p>
          </table:table-cell>
          <table:table-cell/>
          <table:table-cell table:formula="of:=[.E8]+1" office:value-type="float" office:value="7">
            <text:p>7</text:p>
          </table:table-cell>
          <table:table-cell table:formula="of:=&quot;00&quot;&amp;[.B9]" office:value-type="string" office:string-value="000111">
            <text:p>000111</text:p>
          </table:table-cell>
          <table:table-cell table:formula="of:=CHAR(65+[.E9])" office:value-type="string" office:string-value="H">
            <text:p>H</text:p>
          </table:table-cell>
          <table:table-cell/>
          <table:table-cell table:formula="of:=[.I8]+1" office:value-type="float" office:value="72">
            <text:p>72</text:p>
          </table:table-cell>
          <table:table-cell table:formula="of:=CHAR([.I9])" office:value-type="string" office:string-value="H">
            <text:p>H</text:p>
          </table:table-cell>
          <table:table-cell table:formula="of:=CHAR(IF([.I9]+32&gt;128;[.I9]+32-128+64;[.I9]+32))" office:value-type="string" office:string-value="h">
            <text:p>h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&quot;1&quot;&amp;RIGHT([.B2];3)" office:value-type="string" office:string-value="1000">
            <text:p>1000</text:p>
          </table:table-cell>
          <table:table-cell table:formula="of:=[.C9]+1" office:value-type="float" office:value="8">
            <text:p>8</text:p>
          </table:table-cell>
          <table:table-cell/>
          <table:table-cell table:formula="of:=[.E9]+1" office:value-type="float" office:value="8">
            <text:p>8</text:p>
          </table:table-cell>
          <table:table-cell table:formula="of:=&quot;00&quot;&amp;[.B10]" office:value-type="string" office:string-value="001000">
            <text:p>001000</text:p>
          </table:table-cell>
          <table:table-cell table:formula="of:=CHAR(65+[.E10])" office:value-type="string" office:string-value="I">
            <text:p>I</text:p>
          </table:table-cell>
          <table:table-cell/>
          <table:table-cell table:formula="of:=[.I9]+1" office:value-type="float" office:value="73">
            <text:p>73</text:p>
          </table:table-cell>
          <table:table-cell table:formula="of:=CHAR([.I10])" office:value-type="string" office:string-value="I">
            <text:p>I</text:p>
          </table:table-cell>
          <table:table-cell table:formula="of:=CHAR(IF([.I10]+32&gt;128;[.I10]+32-128+64;[.I10]+32))" office:value-type="string" office:string-value="i">
            <text:p>i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&quot;1&quot;&amp;RIGHT([.B3];3)" office:value-type="string" office:string-value="1001">
            <text:p>1001</text:p>
          </table:table-cell>
          <table:table-cell table:formula="of:=[.C10]+1" office:value-type="float" office:value="9">
            <text:p>9</text:p>
          </table:table-cell>
          <table:table-cell/>
          <table:table-cell table:formula="of:=[.E10]+1" office:value-type="float" office:value="9">
            <text:p>9</text:p>
          </table:table-cell>
          <table:table-cell table:formula="of:=&quot;00&quot;&amp;[.B11]" office:value-type="string" office:string-value="001001">
            <text:p>001001</text:p>
          </table:table-cell>
          <table:table-cell table:formula="of:=CHAR(65+[.E11])" office:value-type="string" office:string-value="J">
            <text:p>J</text:p>
          </table:table-cell>
          <table:table-cell/>
          <table:table-cell table:formula="of:=[.I10]+1" office:value-type="float" office:value="74">
            <text:p>74</text:p>
          </table:table-cell>
          <table:table-cell table:formula="of:=CHAR([.I11])" office:value-type="string" office:string-value="J">
            <text:p>J</text:p>
          </table:table-cell>
          <table:table-cell table:formula="of:=CHAR(IF([.I11]+32&gt;128;[.I11]+32-128+64;[.I11]+32))" office:value-type="string" office:string-value="j">
            <text:p>j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&quot;1&quot;&amp;RIGHT([.B4];3)" office:value-type="string" office:string-value="1010">
            <text:p>1010</text:p>
          </table:table-cell>
          <table:table-cell table:formula="of:=[.C11]+1" office:value-type="float" office:value="10">
            <text:p>10</text:p>
          </table:table-cell>
          <table:table-cell/>
          <table:table-cell table:formula="of:=[.E11]+1" office:value-type="float" office:value="10">
            <text:p>10</text:p>
          </table:table-cell>
          <table:table-cell table:formula="of:=&quot;00&quot;&amp;[.B12]" office:value-type="string" office:string-value="001010">
            <text:p>001010</text:p>
          </table:table-cell>
          <table:table-cell table:formula="of:=CHAR(65+[.E12])" office:value-type="string" office:string-value="K">
            <text:p>K</text:p>
          </table:table-cell>
          <table:table-cell/>
          <table:table-cell table:formula="of:=[.I11]+1" office:value-type="float" office:value="75">
            <text:p>75</text:p>
          </table:table-cell>
          <table:table-cell table:formula="of:=CHAR([.I12])" office:value-type="string" office:string-value="K">
            <text:p>K</text:p>
          </table:table-cell>
          <table:table-cell table:formula="of:=CHAR(IF([.I12]+32&gt;128;[.I12]+32-128+64;[.I12]+32))" office:value-type="string" office:string-value="k">
            <text:p>k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&quot;1&quot;&amp;RIGHT([.B5];3)" office:value-type="string" office:string-value="1011">
            <text:p>1011</text:p>
          </table:table-cell>
          <table:table-cell table:formula="of:=[.C12]+1" office:value-type="float" office:value="11">
            <text:p>11</text:p>
          </table:table-cell>
          <table:table-cell/>
          <table:table-cell table:formula="of:=[.E12]+1" office:value-type="float" office:value="11">
            <text:p>11</text:p>
          </table:table-cell>
          <table:table-cell table:formula="of:=&quot;00&quot;&amp;[.B13]" office:value-type="string" office:string-value="001011">
            <text:p>001011</text:p>
          </table:table-cell>
          <table:table-cell table:formula="of:=CHAR(65+[.E13])" office:value-type="string" office:string-value="L">
            <text:p>L</text:p>
          </table:table-cell>
          <table:table-cell/>
          <table:table-cell table:formula="of:=[.I12]+1" office:value-type="float" office:value="76">
            <text:p>76</text:p>
          </table:table-cell>
          <table:table-cell table:formula="of:=CHAR([.I13])" office:value-type="string" office:string-value="L">
            <text:p>L</text:p>
          </table:table-cell>
          <table:table-cell table:formula="of:=CHAR(IF([.I13]+32&gt;128;[.I13]+32-128+64;[.I13]+32))" office:value-type="string" office:string-value="l">
            <text:p>l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&quot;1&quot;&amp;RIGHT([.B6];3)" office:value-type="string" office:string-value="1100">
            <text:p>1100</text:p>
          </table:table-cell>
          <table:table-cell table:formula="of:=[.C13]+1" office:value-type="float" office:value="12">
            <text:p>12</text:p>
          </table:table-cell>
          <table:table-cell/>
          <table:table-cell table:formula="of:=[.E13]+1" office:value-type="float" office:value="12">
            <text:p>12</text:p>
          </table:table-cell>
          <table:table-cell table:formula="of:=&quot;00&quot;&amp;[.B14]" office:value-type="string" office:string-value="001100">
            <text:p>001100</text:p>
          </table:table-cell>
          <table:table-cell table:formula="of:=CHAR(65+[.E14])" office:value-type="string" office:string-value="M">
            <text:p>M</text:p>
          </table:table-cell>
          <table:table-cell/>
          <table:table-cell table:formula="of:=[.I13]+1" office:value-type="float" office:value="77">
            <text:p>77</text:p>
          </table:table-cell>
          <table:table-cell table:formula="of:=CHAR([.I14])" office:value-type="string" office:string-value="M">
            <text:p>M</text:p>
          </table:table-cell>
          <table:table-cell table:formula="of:=CHAR(IF([.I14]+32&gt;128;[.I14]+32-128+64;[.I14]+32))" office:value-type="string" office:string-value="m">
            <text:p>m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&quot;1&quot;&amp;RIGHT([.B7];3)" office:value-type="string" office:string-value="1101">
            <text:p>1101</text:p>
          </table:table-cell>
          <table:table-cell table:formula="of:=[.C14]+1" office:value-type="float" office:value="13">
            <text:p>13</text:p>
          </table:table-cell>
          <table:table-cell/>
          <table:table-cell table:formula="of:=[.E14]+1" office:value-type="float" office:value="13">
            <text:p>13</text:p>
          </table:table-cell>
          <table:table-cell table:formula="of:=&quot;00&quot;&amp;[.B15]" office:value-type="string" office:string-value="001101">
            <text:p>001101</text:p>
          </table:table-cell>
          <table:table-cell table:formula="of:=CHAR(65+[.E15])" office:value-type="string" office:string-value="N">
            <text:p>N</text:p>
          </table:table-cell>
          <table:table-cell/>
          <table:table-cell table:formula="of:=[.I14]+1" office:value-type="float" office:value="78">
            <text:p>78</text:p>
          </table:table-cell>
          <table:table-cell table:formula="of:=CHAR([.I15])" office:value-type="string" office:string-value="N">
            <text:p>N</text:p>
          </table:table-cell>
          <table:table-cell table:formula="of:=CHAR(IF([.I15]+32&gt;128;[.I15]+32-128+64;[.I15]+32))" office:value-type="string" office:string-value="n">
            <text:p>n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&quot;1&quot;&amp;RIGHT([.B8];3)" office:value-type="string" office:string-value="1110">
            <text:p>1110</text:p>
          </table:table-cell>
          <table:table-cell table:formula="of:=[.C15]+1" office:value-type="float" office:value="14">
            <text:p>14</text:p>
          </table:table-cell>
          <table:table-cell/>
          <table:table-cell table:formula="of:=[.E15]+1" office:value-type="float" office:value="14">
            <text:p>14</text:p>
          </table:table-cell>
          <table:table-cell table:formula="of:=&quot;00&quot;&amp;[.B16]" office:value-type="string" office:string-value="001110">
            <text:p>001110</text:p>
          </table:table-cell>
          <table:table-cell table:formula="of:=CHAR(65+[.E16])" office:value-type="string" office:string-value="O">
            <text:p>O</text:p>
          </table:table-cell>
          <table:table-cell/>
          <table:table-cell table:formula="of:=[.I15]+1" office:value-type="float" office:value="79">
            <text:p>79</text:p>
          </table:table-cell>
          <table:table-cell table:formula="of:=CHAR([.I16])" office:value-type="string" office:string-value="O">
            <text:p>O</text:p>
          </table:table-cell>
          <table:table-cell table:formula="of:=CHAR(IF([.I16]+32&gt;128;[.I16]+32-128+64;[.I16]+32))" office:value-type="string" office:string-value="o">
            <text:p>o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&quot;1&quot;&amp;RIGHT([.B9];3)" office:value-type="string" office:string-value="1111">
            <text:p>1111</text:p>
          </table:table-cell>
          <table:table-cell table:formula="of:=[.C16]+1" office:value-type="float" office:value="15">
            <text:p>15</text:p>
          </table:table-cell>
          <table:table-cell/>
          <table:table-cell table:formula="of:=[.E16]+1" office:value-type="float" office:value="15">
            <text:p>15</text:p>
          </table:table-cell>
          <table:table-cell table:formula="of:=&quot;00&quot;&amp;[.B17]" office:value-type="string" office:string-value="001111">
            <text:p>001111</text:p>
          </table:table-cell>
          <table:table-cell table:formula="of:=CHAR(65+[.E17])" office:value-type="string" office:string-value="P">
            <text:p>P</text:p>
          </table:table-cell>
          <table:table-cell/>
          <table:table-cell table:formula="of:=[.I16]+1" office:value-type="float" office:value="80">
            <text:p>80</text:p>
          </table:table-cell>
          <table:table-cell table:formula="of:=CHAR([.I17])" office:value-type="string" office:string-value="P">
            <text:p>P</text:p>
          </table:table-cell>
          <table:table-cell table:formula="of:=CHAR(IF([.I17]+32&gt;128;[.I17]+32-128+64;[.I17]+32))" office:value-type="string" office:string-value="p">
            <text:p>p</text:p>
          </table:table-cell>
        </table:table-row>
        <table:table-row table:style-name="ro2">
          <table:table-cell table:number-columns-repeated="4"/>
          <table:table-cell table:formula="of:=[.E17]+1" office:value-type="float" office:value="16">
            <text:p>16</text:p>
          </table:table-cell>
          <table:table-cell table:formula="of:=&quot;01&quot;&amp;RIGHT([.F2];4)" office:value-type="string" office:string-value="010000">
            <text:p>010000</text:p>
          </table:table-cell>
          <table:table-cell table:formula="of:=CHAR(65+[.E18])" office:value-type="string" office:string-value="Q">
            <text:p>Q</text:p>
          </table:table-cell>
          <table:table-cell/>
          <table:table-cell table:formula="of:=[.I17]+1" office:value-type="float" office:value="81">
            <text:p>81</text:p>
          </table:table-cell>
          <table:table-cell table:formula="of:=CHAR([.I18])" office:value-type="string" office:string-value="Q">
            <text:p>Q</text:p>
          </table:table-cell>
          <table:table-cell table:formula="of:=CHAR(IF([.I18]+32&gt;128;[.I18]+32-128+64;[.I18]+32))" office:value-type="string" office:string-value="q">
            <text:p>q</text:p>
          </table:table-cell>
        </table:table-row>
        <table:table-row table:style-name="ro2">
          <table:table-cell table:number-columns-repeated="4"/>
          <table:table-cell table:formula="of:=[.E18]+1" office:value-type="float" office:value="17">
            <text:p>17</text:p>
          </table:table-cell>
          <table:table-cell table:formula="of:=&quot;01&quot;&amp;RIGHT([.F3];4)" office:value-type="string" office:string-value="010001">
            <text:p>010001</text:p>
          </table:table-cell>
          <table:table-cell table:formula="of:=CHAR(65+[.E19])" office:value-type="string" office:string-value="R">
            <text:p>R</text:p>
          </table:table-cell>
          <table:table-cell/>
          <table:table-cell table:formula="of:=[.I18]+1" office:value-type="float" office:value="82">
            <text:p>82</text:p>
          </table:table-cell>
          <table:table-cell table:formula="of:=CHAR([.I19])" office:value-type="string" office:string-value="R">
            <text:p>R</text:p>
          </table:table-cell>
          <table:table-cell table:formula="of:=CHAR(IF([.I19]+32&gt;128;[.I19]+32-128+64;[.I19]+32))" office:value-type="string" office:string-value="r">
            <text:p>r</text:p>
          </table:table-cell>
        </table:table-row>
        <table:table-row table:style-name="ro2">
          <table:table-cell table:number-columns-repeated="4"/>
          <table:table-cell table:formula="of:=[.E19]+1" office:value-type="float" office:value="18">
            <text:p>18</text:p>
          </table:table-cell>
          <table:table-cell table:formula="of:=&quot;01&quot;&amp;RIGHT([.F4];4)" office:value-type="string" office:string-value="010010">
            <text:p>010010</text:p>
          </table:table-cell>
          <table:table-cell table:formula="of:=CHAR(65+[.E20])" office:value-type="string" office:string-value="S">
            <text:p>S</text:p>
          </table:table-cell>
          <table:table-cell/>
          <table:table-cell table:formula="of:=[.I19]+1" office:value-type="float" office:value="83">
            <text:p>83</text:p>
          </table:table-cell>
          <table:table-cell table:formula="of:=CHAR([.I20])" office:value-type="string" office:string-value="S">
            <text:p>S</text:p>
          </table:table-cell>
          <table:table-cell table:formula="of:=CHAR(IF([.I20]+32&gt;128;[.I20]+32-128+64;[.I20]+32))" office:value-type="string" office:string-value="s">
            <text:p>s</text:p>
          </table:table-cell>
        </table:table-row>
        <table:table-row table:style-name="ro2">
          <table:table-cell table:number-columns-repeated="4"/>
          <table:table-cell table:formula="of:=[.E20]+1" office:value-type="float" office:value="19">
            <text:p>19</text:p>
          </table:table-cell>
          <table:table-cell table:formula="of:=&quot;01&quot;&amp;RIGHT([.F5];4)" office:value-type="string" office:string-value="010011">
            <text:p>010011</text:p>
          </table:table-cell>
          <table:table-cell table:formula="of:=CHAR(65+[.E21])" office:value-type="string" office:string-value="T">
            <text:p>T</text:p>
          </table:table-cell>
          <table:table-cell/>
          <table:table-cell table:formula="of:=[.I20]+1" office:value-type="float" office:value="84">
            <text:p>84</text:p>
          </table:table-cell>
          <table:table-cell table:formula="of:=CHAR([.I21])" office:value-type="string" office:string-value="T">
            <text:p>T</text:p>
          </table:table-cell>
          <table:table-cell table:formula="of:=CHAR(IF([.I21]+32&gt;128;[.I21]+32-128+64;[.I21]+32))" office:value-type="string" office:string-value="t">
            <text:p>t</text:p>
          </table:table-cell>
        </table:table-row>
        <table:table-row table:style-name="ro2">
          <table:table-cell table:number-columns-repeated="4"/>
          <table:table-cell table:formula="of:=[.E21]+1" office:value-type="float" office:value="20">
            <text:p>20</text:p>
          </table:table-cell>
          <table:table-cell table:formula="of:=&quot;01&quot;&amp;RIGHT([.F6];4)" office:value-type="string" office:string-value="010100">
            <text:p>010100</text:p>
          </table:table-cell>
          <table:table-cell table:formula="of:=CHAR(65+[.E22])" office:value-type="string" office:string-value="U">
            <text:p>U</text:p>
          </table:table-cell>
          <table:table-cell/>
          <table:table-cell table:formula="of:=[.I21]+1" office:value-type="float" office:value="85">
            <text:p>85</text:p>
          </table:table-cell>
          <table:table-cell table:formula="of:=CHAR([.I22])" office:value-type="string" office:string-value="U">
            <text:p>U</text:p>
          </table:table-cell>
          <table:table-cell table:formula="of:=CHAR(IF([.I22]+32&gt;128;[.I22]+32-128+64;[.I22]+32))" office:value-type="string" office:string-value="u">
            <text:p>u</text:p>
          </table:table-cell>
        </table:table-row>
        <table:table-row table:style-name="ro2">
          <table:table-cell table:number-columns-repeated="4"/>
          <table:table-cell table:formula="of:=[.E22]+1" office:value-type="float" office:value="21">
            <text:p>21</text:p>
          </table:table-cell>
          <table:table-cell table:formula="of:=&quot;01&quot;&amp;RIGHT([.F7];4)" office:value-type="string" office:string-value="010101">
            <text:p>010101</text:p>
          </table:table-cell>
          <table:table-cell table:formula="of:=CHAR(65+[.E23])" office:value-type="string" office:string-value="V">
            <text:p>V</text:p>
          </table:table-cell>
          <table:table-cell/>
          <table:table-cell table:formula="of:=[.I22]+1" office:value-type="float" office:value="86">
            <text:p>86</text:p>
          </table:table-cell>
          <table:table-cell table:formula="of:=CHAR([.I23])" office:value-type="string" office:string-value="V">
            <text:p>V</text:p>
          </table:table-cell>
          <table:table-cell table:formula="of:=CHAR(IF([.I23]+32&gt;128;[.I23]+32-128+64;[.I23]+32))" office:value-type="string" office:string-value="v">
            <text:p>v</text:p>
          </table:table-cell>
        </table:table-row>
        <table:table-row table:style-name="ro2">
          <table:table-cell table:number-columns-repeated="4"/>
          <table:table-cell table:formula="of:=[.E23]+1" office:value-type="float" office:value="22">
            <text:p>22</text:p>
          </table:table-cell>
          <table:table-cell table:formula="of:=&quot;01&quot;&amp;RIGHT([.F8];4)" office:value-type="string" office:string-value="010110">
            <text:p>010110</text:p>
          </table:table-cell>
          <table:table-cell table:formula="of:=CHAR(65+[.E24])" office:value-type="string" office:string-value="W">
            <text:p>W</text:p>
          </table:table-cell>
          <table:table-cell/>
          <table:table-cell table:formula="of:=[.I23]+1" office:value-type="float" office:value="87">
            <text:p>87</text:p>
          </table:table-cell>
          <table:table-cell table:formula="of:=CHAR([.I24])" office:value-type="string" office:string-value="W">
            <text:p>W</text:p>
          </table:table-cell>
          <table:table-cell table:formula="of:=CHAR(IF([.I24]+32&gt;128;[.I24]+32-128+64;[.I24]+32))" office:value-type="string" office:string-value="w">
            <text:p>w</text:p>
          </table:table-cell>
        </table:table-row>
        <table:table-row table:style-name="ro2">
          <table:table-cell table:number-columns-repeated="4"/>
          <table:table-cell table:formula="of:=[.E24]+1" office:value-type="float" office:value="23">
            <text:p>23</text:p>
          </table:table-cell>
          <table:table-cell table:formula="of:=&quot;01&quot;&amp;RIGHT([.F9];4)" office:value-type="string" office:string-value="010111">
            <text:p>010111</text:p>
          </table:table-cell>
          <table:table-cell table:formula="of:=CHAR(65+[.E25])" office:value-type="string" office:string-value="X">
            <text:p>X</text:p>
          </table:table-cell>
          <table:table-cell/>
          <table:table-cell table:formula="of:=[.I24]+1" office:value-type="float" office:value="88">
            <text:p>88</text:p>
          </table:table-cell>
          <table:table-cell table:formula="of:=CHAR([.I25])" office:value-type="string" office:string-value="X">
            <text:p>X</text:p>
          </table:table-cell>
          <table:table-cell table:formula="of:=CHAR(IF([.I25]+32&gt;128;[.I25]+32-128+64;[.I25]+32))" office:value-type="string" office:string-value="x">
            <text:p>x</text:p>
          </table:table-cell>
        </table:table-row>
        <table:table-row table:style-name="ro2">
          <table:table-cell table:number-columns-repeated="4"/>
          <table:table-cell table:formula="of:=[.E25]+1" office:value-type="float" office:value="24">
            <text:p>24</text:p>
          </table:table-cell>
          <table:table-cell table:formula="of:=&quot;01&quot;&amp;RIGHT([.F10];4)" office:value-type="string" office:string-value="011000">
            <text:p>011000</text:p>
          </table:table-cell>
          <table:table-cell table:formula="of:=CHAR(65+[.E26])" office:value-type="string" office:string-value="Y">
            <text:p>Y</text:p>
          </table:table-cell>
          <table:table-cell/>
          <table:table-cell table:formula="of:=[.I25]+1" office:value-type="float" office:value="89">
            <text:p>89</text:p>
          </table:table-cell>
          <table:table-cell table:formula="of:=CHAR([.I26])" office:value-type="string" office:string-value="Y">
            <text:p>Y</text:p>
          </table:table-cell>
          <table:table-cell table:formula="of:=CHAR(IF([.I26]+32&gt;128;[.I26]+32-128+64;[.I26]+32))" office:value-type="string" office:string-value="y">
            <text:p>y</text:p>
          </table:table-cell>
        </table:table-row>
        <table:table-row table:style-name="ro2">
          <table:table-cell table:number-columns-repeated="4"/>
          <table:table-cell table:formula="of:=[.E26]+1" office:value-type="float" office:value="25">
            <text:p>25</text:p>
          </table:table-cell>
          <table:table-cell table:formula="of:=&quot;01&quot;&amp;RIGHT([.F11];4)" office:value-type="string" office:string-value="011001">
            <text:p>011001</text:p>
          </table:table-cell>
          <table:table-cell table:formula="of:=CHAR(65+[.E27])" office:value-type="string" office:string-value="Z">
            <text:p>Z</text:p>
          </table:table-cell>
          <table:table-cell/>
          <table:table-cell table:formula="of:=[.I26]+1" office:value-type="float" office:value="90">
            <text:p>90</text:p>
          </table:table-cell>
          <table:table-cell table:formula="of:=CHAR([.I27])" office:value-type="string" office:string-value="Z">
            <text:p>Z</text:p>
          </table:table-cell>
          <table:table-cell table:formula="of:=CHAR(IF([.I27]+32&gt;128;[.I27]+32-128+64;[.I27]+32))" office:value-type="string" office:string-value="z">
            <text:p>z</text:p>
          </table:table-cell>
        </table:table-row>
        <table:table-row table:style-name="ro2">
          <table:table-cell table:number-columns-repeated="4"/>
          <table:table-cell table:formula="of:=[.E27]+1" office:value-type="float" office:value="26">
            <text:p>26</text:p>
          </table:table-cell>
          <table:table-cell table:formula="of:=&quot;01&quot;&amp;RIGHT([.F12];4)" office:value-type="string" office:string-value="011010">
            <text:p>011010</text:p>
          </table:table-cell>
          <table:table-cell table:formula="of:=CHAR(65+6+[.E28])" office:value-type="string" office:string-value="a">
            <text:p>a</text:p>
          </table:table-cell>
          <table:table-cell/>
          <table:table-cell table:formula="of:=[.I27]+1" office:value-type="float" office:value="91">
            <text:p>91</text:p>
          </table:table-cell>
          <table:table-cell table:formula="of:=CHAR([.I28])" office:value-type="string" office:string-value="[">
            <text:p>[</text:p>
          </table:table-cell>
          <table:table-cell table:formula="of:=CHAR(IF([.I28]+32&gt;128;[.I28]+32-128+64;[.I28]+32))" office:value-type="string" office:string-value="{">
            <text:p>{</text:p>
          </table:table-cell>
        </table:table-row>
        <table:table-row table:style-name="ro2">
          <table:table-cell table:number-columns-repeated="4"/>
          <table:table-cell table:formula="of:=[.E28]+1" office:value-type="float" office:value="27">
            <text:p>27</text:p>
          </table:table-cell>
          <table:table-cell table:formula="of:=&quot;01&quot;&amp;RIGHT([.F13];4)" office:value-type="string" office:string-value="011011">
            <text:p>011011</text:p>
          </table:table-cell>
          <table:table-cell table:formula="of:=CHAR(65+6+[.E29])" office:value-type="string" office:string-value="b">
            <text:p>b</text:p>
          </table:table-cell>
          <table:table-cell/>
          <table:table-cell table:formula="of:=[.I28]+1" office:value-type="float" office:value="92">
            <text:p>92</text:p>
          </table:table-cell>
          <table:table-cell table:formula="of:=CHAR([.I29])" office:value-type="string" office:string-value="\">
            <text:p>\</text:p>
          </table:table-cell>
          <table:table-cell table:formula="of:=CHAR(IF([.I29]+32&gt;128;[.I29]+32-128+64;[.I29]+32))" office:value-type="string" office:string-value="|">
            <text:p>|</text:p>
          </table:table-cell>
        </table:table-row>
        <table:table-row table:style-name="ro2">
          <table:table-cell table:number-columns-repeated="4"/>
          <table:table-cell table:formula="of:=[.E29]+1" office:value-type="float" office:value="28">
            <text:p>28</text:p>
          </table:table-cell>
          <table:table-cell table:formula="of:=&quot;01&quot;&amp;RIGHT([.F14];4)" office:value-type="string" office:string-value="011100">
            <text:p>011100</text:p>
          </table:table-cell>
          <table:table-cell table:formula="of:=CHAR(65+6+[.E30])" office:value-type="string" office:string-value="c">
            <text:p>c</text:p>
          </table:table-cell>
          <table:table-cell/>
          <table:table-cell table:formula="of:=[.I29]+1" office:value-type="float" office:value="93">
            <text:p>93</text:p>
          </table:table-cell>
          <table:table-cell table:formula="of:=CHAR([.I30])" office:value-type="string" office:string-value="]">
            <text:p>]</text:p>
          </table:table-cell>
          <table:table-cell table:formula="of:=CHAR(IF([.I30]+32&gt;128;[.I30]+32-128+64;[.I30]+32))" office:value-type="string" office:string-value="}">
            <text:p>}</text:p>
          </table:table-cell>
        </table:table-row>
        <table:table-row table:style-name="ro2">
          <table:table-cell table:number-columns-repeated="4"/>
          <table:table-cell table:formula="of:=[.E30]+1" office:value-type="float" office:value="29">
            <text:p>29</text:p>
          </table:table-cell>
          <table:table-cell table:formula="of:=&quot;01&quot;&amp;RIGHT([.F15];4)" office:value-type="string" office:string-value="011101">
            <text:p>011101</text:p>
          </table:table-cell>
          <table:table-cell table:formula="of:=CHAR(65+6+[.E31])" office:value-type="string" office:string-value="d">
            <text:p>d</text:p>
          </table:table-cell>
          <table:table-cell/>
          <table:table-cell table:formula="of:=[.I30]+1" office:value-type="float" office:value="94">
            <text:p>94</text:p>
          </table:table-cell>
          <table:table-cell table:formula="of:=CHAR([.I31])" office:value-type="string" office:string-value="^">
            <text:p>^</text:p>
          </table:table-cell>
          <table:table-cell table:formula="of:=CHAR(IF([.I31]+32&gt;128;[.I31]+32-128+64;[.I31]+32))" office:value-type="string" office:string-value="~">
            <text:p>~</text:p>
          </table:table-cell>
        </table:table-row>
        <table:table-row table:style-name="ro2">
          <table:table-cell table:number-columns-repeated="4"/>
          <table:table-cell table:formula="of:=[.E31]+1" office:value-type="float" office:value="30">
            <text:p>30</text:p>
          </table:table-cell>
          <table:table-cell table:formula="of:=&quot;01&quot;&amp;RIGHT([.F16];4)" office:value-type="string" office:string-value="011110">
            <text:p>011110</text:p>
          </table:table-cell>
          <table:table-cell table:formula="of:=CHAR(65+6+[.E32])" office:value-type="string" office:string-value="e">
            <text:p>e</text:p>
          </table:table-cell>
          <table:table-cell/>
          <table:table-cell table:formula="of:=[.I31]+1" office:value-type="float" office:value="95">
            <text:p>95</text:p>
          </table:table-cell>
          <table:table-cell table:formula="of:=CHAR([.I32])" office:value-type="string" office:string-value="_">
            <text:p>_</text:p>
          </table:table-cell>
          <table:table-cell table:formula="of:=CHAR(IF([.I32]+32&gt;128;[.I32]+32-128+64;[.I32]+32))" office:value-type="string" office:string-value="">
            <text:p></text:p>
          </table:table-cell>
        </table:table-row>
        <table:table-row table:style-name="ro2">
          <table:table-cell table:number-columns-repeated="4"/>
          <table:table-cell table:formula="of:=[.E32]+1" office:value-type="float" office:value="31">
            <text:p>31</text:p>
          </table:table-cell>
          <table:table-cell table:formula="of:=&quot;01&quot;&amp;RIGHT([.F17];4)" office:value-type="string" office:string-value="011111">
            <text:p>011111</text:p>
          </table:table-cell>
          <table:table-cell table:formula="of:=CHAR(65+6+[.E33])" office:value-type="string" office:string-value="f">
            <text:p>f</text:p>
          </table:table-cell>
          <table:table-cell/>
          <table:table-cell table:formula="of:=[.I32]+1" office:value-type="float" office:value="96">
            <text:p>96</text:p>
          </table:table-cell>
          <table:table-cell table:formula="of:=CHAR([.I33])" office:value-type="string" office:string-value="`">
            <text:p>`</text:p>
          </table:table-cell>
          <table:table-cell table:formula="of:=CHAR(IF([.I33]+32&gt;128;[.I33]+32-128+64;[.I33]+32))" office:value-type="string" office:string-value="ﾀ">
            <text:p>ﾀ</text:p>
          </table:table-cell>
        </table:table-row>
        <table:table-row table:style-name="ro2">
          <table:table-cell table:number-columns-repeated="4"/>
          <table:table-cell table:formula="of:=[.E33]+1" office:value-type="float" office:value="32">
            <text:p>32</text:p>
          </table:table-cell>
          <table:table-cell table:formula="of:=&quot;10&quot;&amp;RIGHT([.F18];4)" office:value-type="string" office:string-value="100000">
            <text:p>100000</text:p>
          </table:table-cell>
          <table:table-cell table:formula="of:=CHAR(65+6+[.E34])" office:value-type="string" office:string-value="g">
            <text:p>g</text:p>
          </table:table-cell>
          <table:table-cell/>
          <table:table-cell table:formula="of:=[.I33]+1" office:value-type="float" office:value="97">
            <text:p>97</text:p>
          </table:table-cell>
          <table:table-cell table:formula="of:=CHAR([.I34])" office:value-type="string" office:string-value="a">
            <text:p>a</text:p>
          </table:table-cell>
          <table:table-cell table:formula="of:=CHAR(IF([.I34]+32&gt;128;[.I34]+32-128+64;[.I34]+32))" office:value-type="string" office:string-value="A">
            <text:p>A</text:p>
          </table:table-cell>
        </table:table-row>
        <table:table-row table:style-name="ro2">
          <table:table-cell table:number-columns-repeated="4"/>
          <table:table-cell table:formula="of:=[.E34]+1" office:value-type="float" office:value="33">
            <text:p>33</text:p>
          </table:table-cell>
          <table:table-cell table:formula="of:=&quot;10&quot;&amp;RIGHT([.F19];4)" office:value-type="string" office:string-value="100001">
            <text:p>100001</text:p>
          </table:table-cell>
          <table:table-cell table:formula="of:=CHAR(65+6+[.E35])" office:value-type="string" office:string-value="h">
            <text:p>h</text:p>
          </table:table-cell>
          <table:table-cell/>
          <table:table-cell table:formula="of:=[.I34]+1" office:value-type="float" office:value="98">
            <text:p>98</text:p>
          </table:table-cell>
          <table:table-cell table:formula="of:=CHAR([.I35])" office:value-type="string" office:string-value="b">
            <text:p>b</text:p>
          </table:table-cell>
          <table:table-cell table:formula="of:=CHAR(IF([.I35]+32&gt;128;[.I35]+32-128+64;[.I35]+32))" office:value-type="string" office:string-value="B">
            <text:p>B</text:p>
          </table:table-cell>
        </table:table-row>
        <table:table-row table:style-name="ro2">
          <table:table-cell table:number-columns-repeated="4"/>
          <table:table-cell table:formula="of:=[.E35]+1" office:value-type="float" office:value="34">
            <text:p>34</text:p>
          </table:table-cell>
          <table:table-cell table:formula="of:=&quot;10&quot;&amp;RIGHT([.F20];4)" office:value-type="string" office:string-value="100010">
            <text:p>100010</text:p>
          </table:table-cell>
          <table:table-cell table:formula="of:=CHAR(65+6+[.E36])" office:value-type="string" office:string-value="i">
            <text:p>i</text:p>
          </table:table-cell>
          <table:table-cell/>
          <table:table-cell table:formula="of:=[.I35]+1" office:value-type="float" office:value="99">
            <text:p>99</text:p>
          </table:table-cell>
          <table:table-cell table:formula="of:=CHAR([.I36])" office:value-type="string" office:string-value="c">
            <text:p>c</text:p>
          </table:table-cell>
          <table:table-cell table:formula="of:=CHAR(IF([.I36]+32&gt;128;[.I36]+32-128+64;[.I36]+32))" office:value-type="string" office:string-value="C">
            <text:p>C</text:p>
          </table:table-cell>
        </table:table-row>
        <table:table-row table:style-name="ro2">
          <table:table-cell table:number-columns-repeated="4"/>
          <table:table-cell table:formula="of:=[.E36]+1" office:value-type="float" office:value="35">
            <text:p>35</text:p>
          </table:table-cell>
          <table:table-cell table:formula="of:=&quot;10&quot;&amp;RIGHT([.F21];4)" office:value-type="string" office:string-value="100011">
            <text:p>100011</text:p>
          </table:table-cell>
          <table:table-cell table:formula="of:=CHAR(65+6+[.E37])" office:value-type="string" office:string-value="j">
            <text:p>j</text:p>
          </table:table-cell>
          <table:table-cell/>
          <table:table-cell table:formula="of:=[.I36]+1" office:value-type="float" office:value="100">
            <text:p>100</text:p>
          </table:table-cell>
          <table:table-cell table:formula="of:=CHAR([.I37])" office:value-type="string" office:string-value="d">
            <text:p>d</text:p>
          </table:table-cell>
          <table:table-cell table:formula="of:=CHAR(IF([.I37]+32&gt;128;[.I37]+32-128+64;[.I37]+32))" office:value-type="string" office:string-value="D">
            <text:p>D</text:p>
          </table:table-cell>
        </table:table-row>
        <table:table-row table:style-name="ro2">
          <table:table-cell table:number-columns-repeated="4"/>
          <table:table-cell table:formula="of:=[.E37]+1" office:value-type="float" office:value="36">
            <text:p>36</text:p>
          </table:table-cell>
          <table:table-cell table:formula="of:=&quot;10&quot;&amp;RIGHT([.F22];4)" office:value-type="string" office:string-value="100100">
            <text:p>100100</text:p>
          </table:table-cell>
          <table:table-cell table:formula="of:=CHAR(65+6+[.E38])" office:value-type="string" office:string-value="k">
            <text:p>k</text:p>
          </table:table-cell>
          <table:table-cell/>
          <table:table-cell table:formula="of:=[.I37]+1" office:value-type="float" office:value="101">
            <text:p>101</text:p>
          </table:table-cell>
          <table:table-cell table:formula="of:=CHAR([.I38])" office:value-type="string" office:string-value="e">
            <text:p>e</text:p>
          </table:table-cell>
          <table:table-cell table:formula="of:=CHAR(IF([.I38]+32&gt;128;[.I38]+32-128+64;[.I38]+32))" office:value-type="string" office:string-value="E">
            <text:p>E</text:p>
          </table:table-cell>
        </table:table-row>
        <table:table-row table:style-name="ro2">
          <table:table-cell table:number-columns-repeated="4"/>
          <table:table-cell table:formula="of:=[.E38]+1" office:value-type="float" office:value="37">
            <text:p>37</text:p>
          </table:table-cell>
          <table:table-cell table:formula="of:=&quot;10&quot;&amp;RIGHT([.F23];4)" office:value-type="string" office:string-value="100101">
            <text:p>100101</text:p>
          </table:table-cell>
          <table:table-cell table:formula="of:=CHAR(65+6+[.E39])" office:value-type="string" office:string-value="l">
            <text:p>l</text:p>
          </table:table-cell>
          <table:table-cell/>
          <table:table-cell table:formula="of:=[.I38]+1" office:value-type="float" office:value="102">
            <text:p>102</text:p>
          </table:table-cell>
          <table:table-cell table:formula="of:=CHAR([.I39])" office:value-type="string" office:string-value="f">
            <text:p>f</text:p>
          </table:table-cell>
          <table:table-cell table:formula="of:=CHAR(IF([.I39]+32&gt;128;[.I39]+32-128+64;[.I39]+32))" office:value-type="string" office:string-value="F">
            <text:p>F</text:p>
          </table:table-cell>
        </table:table-row>
        <table:table-row table:style-name="ro2">
          <table:table-cell table:number-columns-repeated="4"/>
          <table:table-cell table:formula="of:=[.E39]+1" office:value-type="float" office:value="38">
            <text:p>38</text:p>
          </table:table-cell>
          <table:table-cell table:formula="of:=&quot;10&quot;&amp;RIGHT([.F24];4)" office:value-type="string" office:string-value="100110">
            <text:p>100110</text:p>
          </table:table-cell>
          <table:table-cell table:formula="of:=CHAR(65+6+[.E40])" office:value-type="string" office:string-value="m">
            <text:p>m</text:p>
          </table:table-cell>
          <table:table-cell/>
          <table:table-cell table:formula="of:=[.I39]+1" office:value-type="float" office:value="103">
            <text:p>103</text:p>
          </table:table-cell>
          <table:table-cell table:formula="of:=CHAR([.I40])" office:value-type="string" office:string-value="g">
            <text:p>g</text:p>
          </table:table-cell>
          <table:table-cell table:formula="of:=CHAR(IF([.I40]+32&gt;128;[.I40]+32-128+64;[.I40]+32))" office:value-type="string" office:string-value="G">
            <text:p>G</text:p>
          </table:table-cell>
        </table:table-row>
        <table:table-row table:style-name="ro2">
          <table:table-cell table:number-columns-repeated="4"/>
          <table:table-cell table:formula="of:=[.E40]+1" office:value-type="float" office:value="39">
            <text:p>39</text:p>
          </table:table-cell>
          <table:table-cell table:formula="of:=&quot;10&quot;&amp;RIGHT([.F25];4)" office:value-type="string" office:string-value="100111">
            <text:p>100111</text:p>
          </table:table-cell>
          <table:table-cell table:formula="of:=CHAR(65+6+[.E41])" office:value-type="string" office:string-value="n">
            <text:p>n</text:p>
          </table:table-cell>
          <table:table-cell/>
          <table:table-cell table:formula="of:=[.I40]+1" office:value-type="float" office:value="104">
            <text:p>104</text:p>
          </table:table-cell>
          <table:table-cell table:formula="of:=CHAR([.I41])" office:value-type="string" office:string-value="h">
            <text:p>h</text:p>
          </table:table-cell>
          <table:table-cell table:formula="of:=CHAR(IF([.I41]+32&gt;128;[.I41]+32-128+64;[.I41]+32))" office:value-type="string" office:string-value="H">
            <text:p>H</text:p>
          </table:table-cell>
        </table:table-row>
        <table:table-row table:style-name="ro2">
          <table:table-cell table:number-columns-repeated="4"/>
          <table:table-cell table:formula="of:=[.E41]+1" office:value-type="float" office:value="40">
            <text:p>40</text:p>
          </table:table-cell>
          <table:table-cell table:formula="of:=&quot;10&quot;&amp;RIGHT([.F26];4)" office:value-type="string" office:string-value="101000">
            <text:p>101000</text:p>
          </table:table-cell>
          <table:table-cell table:formula="of:=CHAR(65+6+[.E42])" office:value-type="string" office:string-value="o">
            <text:p>o</text:p>
          </table:table-cell>
          <table:table-cell/>
          <table:table-cell table:formula="of:=[.I41]+1" office:value-type="float" office:value="105">
            <text:p>105</text:p>
          </table:table-cell>
          <table:table-cell table:formula="of:=CHAR([.I42])" office:value-type="string" office:string-value="i">
            <text:p>i</text:p>
          </table:table-cell>
          <table:table-cell table:formula="of:=CHAR(IF([.I42]+32&gt;128;[.I42]+32-128+64;[.I42]+32))" office:value-type="string" office:string-value="I">
            <text:p>I</text:p>
          </table:table-cell>
        </table:table-row>
        <table:table-row table:style-name="ro2">
          <table:table-cell table:number-columns-repeated="4"/>
          <table:table-cell table:formula="of:=[.E42]+1" office:value-type="float" office:value="41">
            <text:p>41</text:p>
          </table:table-cell>
          <table:table-cell table:formula="of:=&quot;10&quot;&amp;RIGHT([.F27];4)" office:value-type="string" office:string-value="101001">
            <text:p>101001</text:p>
          </table:table-cell>
          <table:table-cell table:formula="of:=CHAR(65+6+[.E43])" office:value-type="string" office:string-value="p">
            <text:p>p</text:p>
          </table:table-cell>
          <table:table-cell/>
          <table:table-cell table:formula="of:=[.I42]+1" office:value-type="float" office:value="106">
            <text:p>106</text:p>
          </table:table-cell>
          <table:table-cell table:formula="of:=CHAR([.I43])" office:value-type="string" office:string-value="j">
            <text:p>j</text:p>
          </table:table-cell>
          <table:table-cell table:formula="of:=CHAR(IF([.I43]+32&gt;128;[.I43]+32-128+64;[.I43]+32))" office:value-type="string" office:string-value="J">
            <text:p>J</text:p>
          </table:table-cell>
        </table:table-row>
        <table:table-row table:style-name="ro2">
          <table:table-cell table:number-columns-repeated="4"/>
          <table:table-cell table:formula="of:=[.E43]+1" office:value-type="float" office:value="42">
            <text:p>42</text:p>
          </table:table-cell>
          <table:table-cell table:formula="of:=&quot;10&quot;&amp;RIGHT([.F28];4)" office:value-type="string" office:string-value="101010">
            <text:p>101010</text:p>
          </table:table-cell>
          <table:table-cell table:formula="of:=CHAR(65+6+[.E44])" office:value-type="string" office:string-value="q">
            <text:p>q</text:p>
          </table:table-cell>
          <table:table-cell/>
          <table:table-cell table:formula="of:=[.I43]+1" office:value-type="float" office:value="107">
            <text:p>107</text:p>
          </table:table-cell>
          <table:table-cell table:formula="of:=CHAR([.I44])" office:value-type="string" office:string-value="k">
            <text:p>k</text:p>
          </table:table-cell>
          <table:table-cell table:formula="of:=CHAR(IF([.I44]+32&gt;128;[.I44]+32-128+64;[.I44]+32))" office:value-type="string" office:string-value="K">
            <text:p>K</text:p>
          </table:table-cell>
        </table:table-row>
        <table:table-row table:style-name="ro2">
          <table:table-cell table:number-columns-repeated="4"/>
          <table:table-cell table:formula="of:=[.E44]+1" office:value-type="float" office:value="43">
            <text:p>43</text:p>
          </table:table-cell>
          <table:table-cell table:formula="of:=&quot;10&quot;&amp;RIGHT([.F29];4)" office:value-type="string" office:string-value="101011">
            <text:p>101011</text:p>
          </table:table-cell>
          <table:table-cell table:formula="of:=CHAR(65+6+[.E45])" office:value-type="string" office:string-value="r">
            <text:p>r</text:p>
          </table:table-cell>
          <table:table-cell/>
          <table:table-cell table:formula="of:=[.I44]+1" office:value-type="float" office:value="108">
            <text:p>108</text:p>
          </table:table-cell>
          <table:table-cell table:formula="of:=CHAR([.I45])" office:value-type="string" office:string-value="l">
            <text:p>l</text:p>
          </table:table-cell>
          <table:table-cell table:formula="of:=CHAR(IF([.I45]+32&gt;128;[.I45]+32-128+64;[.I45]+32))" office:value-type="string" office:string-value="L">
            <text:p>L</text:p>
          </table:table-cell>
        </table:table-row>
        <table:table-row table:style-name="ro2">
          <table:table-cell table:number-columns-repeated="4"/>
          <table:table-cell table:formula="of:=[.E45]+1" office:value-type="float" office:value="44">
            <text:p>44</text:p>
          </table:table-cell>
          <table:table-cell table:formula="of:=&quot;10&quot;&amp;RIGHT([.F30];4)" office:value-type="string" office:string-value="101100">
            <text:p>101100</text:p>
          </table:table-cell>
          <table:table-cell table:formula="of:=CHAR(65+6+[.E46])" office:value-type="string" office:string-value="s">
            <text:p>s</text:p>
          </table:table-cell>
          <table:table-cell/>
          <table:table-cell table:formula="of:=[.I45]+1" office:value-type="float" office:value="109">
            <text:p>109</text:p>
          </table:table-cell>
          <table:table-cell table:formula="of:=CHAR([.I46])" office:value-type="string" office:string-value="m">
            <text:p>m</text:p>
          </table:table-cell>
          <table:table-cell table:formula="of:=CHAR(IF([.I46]+32&gt;128;[.I46]+32-128+64;[.I46]+32))" office:value-type="string" office:string-value="M">
            <text:p>M</text:p>
          </table:table-cell>
        </table:table-row>
        <table:table-row table:style-name="ro2">
          <table:table-cell table:number-columns-repeated="4"/>
          <table:table-cell table:formula="of:=[.E46]+1" office:value-type="float" office:value="45">
            <text:p>45</text:p>
          </table:table-cell>
          <table:table-cell table:formula="of:=&quot;10&quot;&amp;RIGHT([.F31];4)" office:value-type="string" office:string-value="101101">
            <text:p>101101</text:p>
          </table:table-cell>
          <table:table-cell table:formula="of:=CHAR(65+6+[.E47])" office:value-type="string" office:string-value="t">
            <text:p>t</text:p>
          </table:table-cell>
          <table:table-cell/>
          <table:table-cell table:formula="of:=[.I46]+1" office:value-type="float" office:value="110">
            <text:p>110</text:p>
          </table:table-cell>
          <table:table-cell table:formula="of:=CHAR([.I47])" office:value-type="string" office:string-value="n">
            <text:p>n</text:p>
          </table:table-cell>
          <table:table-cell table:formula="of:=CHAR(IF([.I47]+32&gt;128;[.I47]+32-128+64;[.I47]+32))" office:value-type="string" office:string-value="N">
            <text:p>N</text:p>
          </table:table-cell>
        </table:table-row>
        <table:table-row table:style-name="ro2">
          <table:table-cell table:number-columns-repeated="4"/>
          <table:table-cell table:formula="of:=[.E47]+1" office:value-type="float" office:value="46">
            <text:p>46</text:p>
          </table:table-cell>
          <table:table-cell table:formula="of:=&quot;10&quot;&amp;RIGHT([.F32];4)" office:value-type="string" office:string-value="101110">
            <text:p>101110</text:p>
          </table:table-cell>
          <table:table-cell table:formula="of:=CHAR(65+6+[.E48])" office:value-type="string" office:string-value="u">
            <text:p>u</text:p>
          </table:table-cell>
          <table:table-cell/>
          <table:table-cell table:formula="of:=[.I47]+1" office:value-type="float" office:value="111">
            <text:p>111</text:p>
          </table:table-cell>
          <table:table-cell table:formula="of:=CHAR([.I48])" office:value-type="string" office:string-value="o">
            <text:p>o</text:p>
          </table:table-cell>
          <table:table-cell table:formula="of:=CHAR(IF([.I48]+32&gt;128;[.I48]+32-128+64;[.I48]+32))" office:value-type="string" office:string-value="O">
            <text:p>O</text:p>
          </table:table-cell>
        </table:table-row>
        <table:table-row table:style-name="ro2">
          <table:table-cell table:number-columns-repeated="4"/>
          <table:table-cell table:formula="of:=[.E48]+1" office:value-type="float" office:value="47">
            <text:p>47</text:p>
          </table:table-cell>
          <table:table-cell table:formula="of:=&quot;10&quot;&amp;RIGHT([.F33];4)" office:value-type="string" office:string-value="101111">
            <text:p>101111</text:p>
          </table:table-cell>
          <table:table-cell table:formula="of:=CHAR(65+6+[.E49])" office:value-type="string" office:string-value="v">
            <text:p>v</text:p>
          </table:table-cell>
          <table:table-cell/>
          <table:table-cell table:formula="of:=[.I48]+1" office:value-type="float" office:value="112">
            <text:p>112</text:p>
          </table:table-cell>
          <table:table-cell table:formula="of:=CHAR([.I49])" office:value-type="string" office:string-value="p">
            <text:p>p</text:p>
          </table:table-cell>
          <table:table-cell table:formula="of:=CHAR(IF([.I49]+32&gt;128;[.I49]+32-128+64;[.I49]+32))" office:value-type="string" office:string-value="P">
            <text:p>P</text:p>
          </table:table-cell>
        </table:table-row>
        <table:table-row table:style-name="ro2">
          <table:table-cell table:number-columns-repeated="4"/>
          <table:table-cell table:formula="of:=[.E49]+1" office:value-type="float" office:value="48">
            <text:p>48</text:p>
          </table:table-cell>
          <table:table-cell table:formula="of:=&quot;11&quot;&amp;RIGHT([.F34];4)" office:value-type="string" office:string-value="110000">
            <text:p>110000</text:p>
          </table:table-cell>
          <table:table-cell table:formula="of:=CHAR(65+6+[.E50])" office:value-type="string" office:string-value="w">
            <text:p>w</text:p>
          </table:table-cell>
          <table:table-cell/>
          <table:table-cell table:formula="of:=[.I49]+1" office:value-type="float" office:value="113">
            <text:p>113</text:p>
          </table:table-cell>
          <table:table-cell table:formula="of:=CHAR([.I50])" office:value-type="string" office:string-value="q">
            <text:p>q</text:p>
          </table:table-cell>
          <table:table-cell table:formula="of:=CHAR(IF([.I50]+32&gt;128;[.I50]+32-128+64;[.I50]+32))" office:value-type="string" office:string-value="Q">
            <text:p>Q</text:p>
          </table:table-cell>
        </table:table-row>
        <table:table-row table:style-name="ro2">
          <table:table-cell table:number-columns-repeated="4"/>
          <table:table-cell table:formula="of:=[.E50]+1" office:value-type="float" office:value="49">
            <text:p>49</text:p>
          </table:table-cell>
          <table:table-cell table:formula="of:=&quot;11&quot;&amp;RIGHT([.F35];4)" office:value-type="string" office:string-value="110001">
            <text:p>110001</text:p>
          </table:table-cell>
          <table:table-cell table:formula="of:=CHAR(65+6+[.E51])" office:value-type="string" office:string-value="x">
            <text:p>x</text:p>
          </table:table-cell>
          <table:table-cell/>
          <table:table-cell table:formula="of:=[.I50]+1" office:value-type="float" office:value="114">
            <text:p>114</text:p>
          </table:table-cell>
          <table:table-cell table:formula="of:=CHAR([.I51])" office:value-type="string" office:string-value="r">
            <text:p>r</text:p>
          </table:table-cell>
          <table:table-cell table:formula="of:=CHAR(IF([.I51]+32&gt;128;[.I51]+32-128+64;[.I51]+32))" office:value-type="string" office:string-value="R">
            <text:p>R</text:p>
          </table:table-cell>
        </table:table-row>
        <table:table-row table:style-name="ro2">
          <table:table-cell table:number-columns-repeated="4"/>
          <table:table-cell table:formula="of:=[.E51]+1" office:value-type="float" office:value="50">
            <text:p>50</text:p>
          </table:table-cell>
          <table:table-cell table:formula="of:=&quot;11&quot;&amp;RIGHT([.F36];4)" office:value-type="string" office:string-value="110010">
            <text:p>110010</text:p>
          </table:table-cell>
          <table:table-cell table:formula="of:=CHAR(65+6+[.E52])" office:value-type="string" office:string-value="y">
            <text:p>y</text:p>
          </table:table-cell>
          <table:table-cell/>
          <table:table-cell table:formula="of:=[.I51]+1" office:value-type="float" office:value="115">
            <text:p>115</text:p>
          </table:table-cell>
          <table:table-cell table:formula="of:=CHAR([.I52])" office:value-type="string" office:string-value="s">
            <text:p>s</text:p>
          </table:table-cell>
          <table:table-cell table:formula="of:=CHAR(IF([.I52]+32&gt;128;[.I52]+32-128+64;[.I52]+32))" office:value-type="string" office:string-value="S">
            <text:p>S</text:p>
          </table:table-cell>
        </table:table-row>
        <table:table-row table:style-name="ro2">
          <table:table-cell table:number-columns-repeated="4"/>
          <table:table-cell table:formula="of:=[.E52]+1" office:value-type="float" office:value="51">
            <text:p>51</text:p>
          </table:table-cell>
          <table:table-cell table:formula="of:=&quot;11&quot;&amp;RIGHT([.F37];4)" office:value-type="string" office:string-value="110011">
            <text:p>110011</text:p>
          </table:table-cell>
          <table:table-cell table:formula="of:=CHAR(65+6+[.E53])" office:value-type="string" office:string-value="z">
            <text:p>z</text:p>
          </table:table-cell>
          <table:table-cell/>
          <table:table-cell table:formula="of:=[.I52]+1" office:value-type="float" office:value="116">
            <text:p>116</text:p>
          </table:table-cell>
          <table:table-cell table:formula="of:=CHAR([.I53])" office:value-type="string" office:string-value="t">
            <text:p>t</text:p>
          </table:table-cell>
          <table:table-cell table:formula="of:=CHAR(IF([.I53]+32&gt;128;[.I53]+32-128+64;[.I53]+32))" office:value-type="string" office:string-value="T">
            <text:p>T</text:p>
          </table:table-cell>
        </table:table-row>
        <table:table-row table:style-name="ro2">
          <table:table-cell table:number-columns-repeated="4"/>
          <table:table-cell table:formula="of:=[.E53]+1" office:value-type="float" office:value="52">
            <text:p>52</text:p>
          </table:table-cell>
          <table:table-cell table:formula="of:=&quot;11&quot;&amp;RIGHT([.F38];4)" office:value-type="string" office:string-value="110100">
            <text:p>110100</text:p>
          </table:table-cell>
          <table:table-cell table:formula="of:=[.E54]-52" office:value-type="float" office:value="0">
            <text:p>0</text:p>
          </table:table-cell>
          <table:table-cell/>
          <table:table-cell table:formula="of:=[.I53]+1" office:value-type="float" office:value="117">
            <text:p>117</text:p>
          </table:table-cell>
          <table:table-cell table:formula="of:=CHAR([.I54])" office:value-type="string" office:string-value="u">
            <text:p>u</text:p>
          </table:table-cell>
          <table:table-cell table:formula="of:=CHAR(IF([.I54]+32&gt;128;[.I54]+32-128+64;[.I54]+32))" office:value-type="string" office:string-value="U">
            <text:p>U</text:p>
          </table:table-cell>
        </table:table-row>
        <table:table-row table:style-name="ro2">
          <table:table-cell table:number-columns-repeated="4"/>
          <table:table-cell table:formula="of:=[.E54]+1" office:value-type="float" office:value="53">
            <text:p>53</text:p>
          </table:table-cell>
          <table:table-cell table:formula="of:=&quot;11&quot;&amp;RIGHT([.F39];4)" office:value-type="string" office:string-value="110101">
            <text:p>110101</text:p>
          </table:table-cell>
          <table:table-cell table:formula="of:=[.E55]-52" office:value-type="float" office:value="1">
            <text:p>1</text:p>
          </table:table-cell>
          <table:table-cell/>
          <table:table-cell table:formula="of:=[.I54]+1" office:value-type="float" office:value="118">
            <text:p>118</text:p>
          </table:table-cell>
          <table:table-cell table:formula="of:=CHAR([.I55])" office:value-type="string" office:string-value="v">
            <text:p>v</text:p>
          </table:table-cell>
          <table:table-cell table:formula="of:=CHAR(IF([.I55]+32&gt;128;[.I55]+32-128+64;[.I55]+32))" office:value-type="string" office:string-value="V">
            <text:p>V</text:p>
          </table:table-cell>
        </table:table-row>
        <table:table-row table:style-name="ro2">
          <table:table-cell table:number-columns-repeated="4"/>
          <table:table-cell table:formula="of:=[.E55]+1" office:value-type="float" office:value="54">
            <text:p>54</text:p>
          </table:table-cell>
          <table:table-cell table:formula="of:=&quot;11&quot;&amp;RIGHT([.F40];4)" office:value-type="string" office:string-value="110110">
            <text:p>110110</text:p>
          </table:table-cell>
          <table:table-cell table:formula="of:=[.E56]-52" office:value-type="float" office:value="2">
            <text:p>2</text:p>
          </table:table-cell>
          <table:table-cell/>
          <table:table-cell table:formula="of:=[.I55]+1" office:value-type="float" office:value="119">
            <text:p>119</text:p>
          </table:table-cell>
          <table:table-cell table:formula="of:=CHAR([.I56])" office:value-type="string" office:string-value="w">
            <text:p>w</text:p>
          </table:table-cell>
          <table:table-cell table:formula="of:=CHAR(IF([.I56]+32&gt;128;[.I56]+32-128+64;[.I56]+32))" office:value-type="string" office:string-value="W">
            <text:p>W</text:p>
          </table:table-cell>
        </table:table-row>
        <table:table-row table:style-name="ro2">
          <table:table-cell table:number-columns-repeated="4"/>
          <table:table-cell table:formula="of:=[.E56]+1" office:value-type="float" office:value="55">
            <text:p>55</text:p>
          </table:table-cell>
          <table:table-cell table:formula="of:=&quot;11&quot;&amp;RIGHT([.F41];4)" office:value-type="string" office:string-value="110111">
            <text:p>110111</text:p>
          </table:table-cell>
          <table:table-cell table:formula="of:=[.E57]-52" office:value-type="float" office:value="3">
            <text:p>3</text:p>
          </table:table-cell>
          <table:table-cell/>
          <table:table-cell table:formula="of:=[.I56]+1" office:value-type="float" office:value="120">
            <text:p>120</text:p>
          </table:table-cell>
          <table:table-cell table:formula="of:=CHAR([.I57])" office:value-type="string" office:string-value="x">
            <text:p>x</text:p>
          </table:table-cell>
          <table:table-cell table:formula="of:=CHAR(IF([.I57]+32&gt;128;[.I57]+32-128+64;[.I57]+32))" office:value-type="string" office:string-value="X">
            <text:p>X</text:p>
          </table:table-cell>
        </table:table-row>
        <table:table-row table:style-name="ro2">
          <table:table-cell table:number-columns-repeated="4"/>
          <table:table-cell table:formula="of:=[.E57]+1" office:value-type="float" office:value="56">
            <text:p>56</text:p>
          </table:table-cell>
          <table:table-cell table:formula="of:=&quot;11&quot;&amp;RIGHT([.F42];4)" office:value-type="string" office:string-value="111000">
            <text:p>111000</text:p>
          </table:table-cell>
          <table:table-cell table:formula="of:=[.E58]-52" office:value-type="float" office:value="4">
            <text:p>4</text:p>
          </table:table-cell>
          <table:table-cell/>
          <table:table-cell table:formula="of:=[.I57]+1" office:value-type="float" office:value="121">
            <text:p>121</text:p>
          </table:table-cell>
          <table:table-cell table:formula="of:=CHAR([.I58])" office:value-type="string" office:string-value="y">
            <text:p>y</text:p>
          </table:table-cell>
          <table:table-cell table:formula="of:=CHAR(IF([.I58]+32&gt;128;[.I58]+32-128+64;[.I58]+32))" office:value-type="string" office:string-value="Y">
            <text:p>Y</text:p>
          </table:table-cell>
        </table:table-row>
        <table:table-row table:style-name="ro2">
          <table:table-cell table:number-columns-repeated="4"/>
          <table:table-cell table:formula="of:=[.E58]+1" office:value-type="float" office:value="57">
            <text:p>57</text:p>
          </table:table-cell>
          <table:table-cell table:formula="of:=&quot;11&quot;&amp;RIGHT([.F43];4)" office:value-type="string" office:string-value="111001">
            <text:p>111001</text:p>
          </table:table-cell>
          <table:table-cell table:formula="of:=[.E59]-52" office:value-type="float" office:value="5">
            <text:p>5</text:p>
          </table:table-cell>
          <table:table-cell/>
          <table:table-cell table:formula="of:=[.I58]+1" office:value-type="float" office:value="122">
            <text:p>122</text:p>
          </table:table-cell>
          <table:table-cell table:formula="of:=CHAR([.I59])" office:value-type="string" office:string-value="z">
            <text:p>z</text:p>
          </table:table-cell>
          <table:table-cell table:formula="of:=CHAR(IF([.I59]+32&gt;128;[.I59]+32-128+64;[.I59]+32))" office:value-type="string" office:string-value="Z">
            <text:p>Z</text:p>
          </table:table-cell>
        </table:table-row>
        <table:table-row table:style-name="ro2">
          <table:table-cell table:number-columns-repeated="4"/>
          <table:table-cell table:formula="of:=[.E59]+1" office:value-type="float" office:value="58">
            <text:p>58</text:p>
          </table:table-cell>
          <table:table-cell table:formula="of:=&quot;11&quot;&amp;RIGHT([.F44];4)" office:value-type="string" office:string-value="111010">
            <text:p>111010</text:p>
          </table:table-cell>
          <table:table-cell table:formula="of:=[.E60]-52" office:value-type="float" office:value="6">
            <text:p>6</text:p>
          </table:table-cell>
          <table:table-cell/>
          <table:table-cell table:formula="of:=[.I59]+1" office:value-type="float" office:value="123">
            <text:p>123</text:p>
          </table:table-cell>
          <table:table-cell table:formula="of:=CHAR([.I60])" office:value-type="string" office:string-value="{">
            <text:p>{</text:p>
          </table:table-cell>
          <table:table-cell table:formula="of:=CHAR(IF([.I60]+32&gt;128;[.I60]+32-128+64;[.I60]+32))" office:value-type="string" office:string-value="[">
            <text:p>[</text:p>
          </table:table-cell>
        </table:table-row>
        <table:table-row table:style-name="ro2">
          <table:table-cell table:number-columns-repeated="4"/>
          <table:table-cell table:formula="of:=[.E60]+1" office:value-type="float" office:value="59">
            <text:p>59</text:p>
          </table:table-cell>
          <table:table-cell table:formula="of:=&quot;11&quot;&amp;RIGHT([.F45];4)" office:value-type="string" office:string-value="111011">
            <text:p>111011</text:p>
          </table:table-cell>
          <table:table-cell table:formula="of:=[.E61]-52" office:value-type="float" office:value="7">
            <text:p>7</text:p>
          </table:table-cell>
          <table:table-cell/>
          <table:table-cell table:formula="of:=[.I60]+1" office:value-type="float" office:value="124">
            <text:p>124</text:p>
          </table:table-cell>
          <table:table-cell table:formula="of:=CHAR([.I61])" office:value-type="string" office:string-value="|">
            <text:p>|</text:p>
          </table:table-cell>
          <table:table-cell table:formula="of:=CHAR(IF([.I61]+32&gt;128;[.I61]+32-128+64;[.I61]+32))" office:value-type="string" office:string-value="\">
            <text:p>\</text:p>
          </table:table-cell>
        </table:table-row>
        <table:table-row table:style-name="ro2">
          <table:table-cell table:number-columns-repeated="4"/>
          <table:table-cell table:formula="of:=[.E61]+1" office:value-type="float" office:value="60">
            <text:p>60</text:p>
          </table:table-cell>
          <table:table-cell table:formula="of:=&quot;11&quot;&amp;RIGHT([.F46];4)" office:value-type="string" office:string-value="111100">
            <text:p>111100</text:p>
          </table:table-cell>
          <table:table-cell table:formula="of:=[.E62]-52" office:value-type="float" office:value="8">
            <text:p>8</text:p>
          </table:table-cell>
          <table:table-cell/>
          <table:table-cell table:formula="of:=[.I61]+1" office:value-type="float" office:value="125">
            <text:p>125</text:p>
          </table:table-cell>
          <table:table-cell table:formula="of:=CHAR([.I62])" office:value-type="string" office:string-value="}">
            <text:p>}</text:p>
          </table:table-cell>
          <table:table-cell table:formula="of:=CHAR(IF([.I62]+32&gt;128;[.I62]+32-128+64;[.I62]+32))" office:value-type="string" office:string-value="]">
            <text:p>]</text:p>
          </table:table-cell>
        </table:table-row>
        <table:table-row table:style-name="ro2">
          <table:table-cell table:number-columns-repeated="4"/>
          <table:table-cell table:formula="of:=[.E62]+1" office:value-type="float" office:value="61">
            <text:p>61</text:p>
          </table:table-cell>
          <table:table-cell table:formula="of:=&quot;11&quot;&amp;RIGHT([.F47];4)" office:value-type="string" office:string-value="111101">
            <text:p>111101</text:p>
          </table:table-cell>
          <table:table-cell table:formula="of:=[.E63]-52" office:value-type="float" office:value="9">
            <text:p>9</text:p>
          </table:table-cell>
          <table:table-cell/>
          <table:table-cell table:formula="of:=[.I62]+1" office:value-type="float" office:value="126">
            <text:p>126</text:p>
          </table:table-cell>
          <table:table-cell table:formula="of:=CHAR([.I63])" office:value-type="string" office:string-value="~">
            <text:p>~</text:p>
          </table:table-cell>
          <table:table-cell table:formula="of:=CHAR(IF([.I63]+32&gt;128;[.I63]+32-128+64;[.I63]+32))" office:value-type="string" office:string-value="^">
            <text:p>^</text:p>
          </table:table-cell>
        </table:table-row>
        <table:table-row table:style-name="ro2">
          <table:table-cell table:number-columns-repeated="4"/>
          <table:table-cell table:formula="of:=[.E63]+1" office:value-type="float" office:value="62">
            <text:p>62</text:p>
          </table:table-cell>
          <table:table-cell table:formula="of:=&quot;11&quot;&amp;RIGHT([.F48];4)" office:value-type="string" office:string-value="111110">
            <text:p>111110</text:p>
          </table:table-cell>
          <table:table-cell office:value-type="string">
            <text:p>+</text:p>
          </table:table-cell>
          <table:table-cell/>
          <table:table-cell table:formula="of:=[.I63]+1" office:value-type="float" office:value="127">
            <text:p>127</text:p>
          </table:table-cell>
          <table:table-cell table:formula="of:=CHAR([.I64])" office:value-type="string" office:string-value="">
            <text:p></text:p>
          </table:table-cell>
          <table:table-cell table:formula="of:=CHAR(IF([.I64]+32&gt;128;[.I64]+32-128+64;[.I64]+32))" office:value-type="string" office:string-value="_">
            <text:p>_</text:p>
          </table:table-cell>
        </table:table-row>
        <table:table-row table:style-name="ro2">
          <table:table-cell table:number-columns-repeated="4"/>
          <table:table-cell table:formula="of:=[.E64]+1" office:value-type="float" office:value="63">
            <text:p>63</text:p>
          </table:table-cell>
          <table:table-cell table:formula="of:=&quot;11&quot;&amp;RIGHT([.F49];4)" office:value-type="string" office:string-value="111111">
            <text:p>111111</text:p>
          </table:table-cell>
          <table:table-cell office:value-type="string">
            <text:p>/</text:p>
          </table:table-cell>
          <table:table-cell table:number-columns-repeated="4"/>
        </table:table-row>
        <table:table-row table:style-name="ro2" table:number-rows-repeated="104851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1" table:style-name="ta1">
        <table:table-column table:style-name="co1" table:number-columns-repeated="5" table:default-cell-style-name="Default"/>
        <table:table-row table:style-name="ro2">
          <table:table-cell office:value-type="string">
            <text:p>Input1</text:p>
          </table:table-cell>
          <table:table-cell office:value-type="string">
            <text:p>49276d206b696c6c696e6720796f757220627261696e206c696b65206120706f69736f6e6f7573206d757368726f6f6d</text:p>
          </table:table-cell>
          <table:table-cell table:number-columns-repeated="3"/>
        </table:table-row>
        <table:table-row table:style-name="ro2">
          <table:table-cell office:value-type="string">
            <text:p>Len</text:p>
          </table:table-cell>
          <table:table-cell table:formula="of:=LEN([.B1])" office:value-type="float" office:value="96">
            <text:p>9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string">
            <text:p>Code</text:p>
          </table:table-cell>
          <table:table-cell office:value-type="string">
            <text:p>Decode</text:p>
          </table:table-cell>
          <table:table-cell office:value-type="string">
            <text:p>B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LEFT([.$B$1];[.A5])" office:value-type="string" office:string-value="4">
            <text:p>4</text:p>
          </table:table-cell>
          <table:table-cell table:formula="of:=VLOOKUP([.B5];[Sheet1.$A$2:.$B$17];2;0)" office:value-type="string" office:string-value="0100">
            <text:p>0100</text:p>
          </table:table-cell>
          <table:table-cell table:formula="of:=[.C5]&amp;LEFT([.C6];2)" office:value-type="string" office:string-value="010010">
            <text:p>010010</text:p>
          </table:table-cell>
          <table:table-cell table:formula="of:=VLOOKUP([.D5];[Sheet1.$F$2:.$G$65];2;0)" office:value-type="string" office:string-value="S">
            <text:p>S</text:p>
          </table:table-cell>
        </table:table-row>
        <table:table-row table:style-name="ro2">
          <table:table-cell table:formula="of:=[.A5]+1" office:value-type="float" office:value="2">
            <text:p>2</text:p>
          </table:table-cell>
          <table:table-cell table:formula="of:=RIGHT(LEFT([.$B$1];[.A6]);1)" office:value-type="string" office:string-value="9">
            <text:p>9</text:p>
          </table:table-cell>
          <table:table-cell table:formula="of:=VLOOKUP([.B6];[Sheet1.$A$2:.$B$17];2;0)" office:value-type="string" office:string-value="1001">
            <text:p>1001</text:p>
          </table:table-cell>
          <table:table-cell table:formula="of:=RIGHT([.C6];2)&amp;[.C7]" office:value-type="string" office:string-value="010010">
            <text:p>010010</text:p>
          </table:table-cell>
          <table:table-cell table:formula="of:=VLOOKUP([.D6];[Sheet1.$F$2:.$G$65];2;0)" office:value-type="string" office:string-value="S">
            <text:p>S</text:p>
          </table:table-cell>
        </table:table-row>
        <table:table-row table:style-name="ro2">
          <table:table-cell table:formula="of:=[.A6]+1" office:value-type="float" office:value="3">
            <text:p>3</text:p>
          </table:table-cell>
          <table:table-cell table:formula="of:=RIGHT(LEFT([.$B$1];[.A7]);1)" office:value-type="string" office:string-value="2">
            <text:p>2</text:p>
          </table:table-cell>
          <table:table-cell table:formula="of:=VLOOKUP([.B7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7]+1" office:value-type="float" office:value="4">
            <text:p>4</text:p>
          </table:table-cell>
          <table:table-cell table:formula="of:=RIGHT(LEFT([.$B$1];[.A8]);1)" office:value-type="string" office:string-value="7">
            <text:p>7</text:p>
          </table:table-cell>
          <table:table-cell table:formula="of:=VLOOKUP([.B8];[Sheet1.$A$2:.$B$17];2;0)" office:value-type="string" office:string-value="0111">
            <text:p>0111</text:p>
          </table:table-cell>
          <table:table-cell table:formula="of:=[.C8]&amp;LEFT([.C9];2)" office:value-type="string" office:string-value="011101">
            <text:p>011101</text:p>
          </table:table-cell>
          <table:table-cell table:formula="of:=VLOOKUP([.D8];[Sheet1.$F$2:.$G$65];2;0)" office:value-type="string" office:string-value="d">
            <text:p>d</text:p>
          </table:table-cell>
        </table:table-row>
        <table:table-row table:style-name="ro2">
          <table:table-cell table:formula="of:=[.A8]+1" office:value-type="float" office:value="5">
            <text:p>5</text:p>
          </table:table-cell>
          <table:table-cell table:formula="of:=RIGHT(LEFT([.$B$1];[.A9]);1)" office:value-type="string" office:string-value="6">
            <text:p>6</text:p>
          </table:table-cell>
          <table:table-cell table:formula="of:=VLOOKUP([.B9];[Sheet1.$A$2:.$B$17];2;0)" office:value-type="string" office:string-value="0110">
            <text:p>0110</text:p>
          </table:table-cell>
          <table:table-cell table:formula="of:=RIGHT([.C9];2)&amp;[.C10]" office:value-type="string" office:string-value="101101">
            <text:p>101101</text:p>
          </table:table-cell>
          <table:table-cell table:formula="of:=VLOOKUP([.D9];[Sheet1.$F$2:.$G$65];2;0)" office:value-type="string" office:string-value="t">
            <text:p>t</text:p>
          </table:table-cell>
        </table:table-row>
        <table:table-row table:style-name="ro2">
          <table:table-cell table:formula="of:=[.A9]+1" office:value-type="float" office:value="6">
            <text:p>6</text:p>
          </table:table-cell>
          <table:table-cell table:formula="of:=RIGHT(LEFT([.$B$1];[.A10]);1)" office:value-type="string" office:string-value="d">
            <text:p>d</text:p>
          </table:table-cell>
          <table:table-cell table:formula="of:=VLOOKUP([.B10];[Sheet1.$A$2:.$B$17];2;0)" office:value-type="string" office:string-value="1101">
            <text:p>1101</text:p>
          </table:table-cell>
          <table:table-cell table:number-columns-repeated="2"/>
        </table:table-row>
        <table:table-row table:style-name="ro2">
          <table:table-cell table:formula="of:=[.A10]+1" office:value-type="float" office:value="7">
            <text:p>7</text:p>
          </table:table-cell>
          <table:table-cell table:formula="of:=RIGHT(LEFT([.$B$1];[.A11]);1)" office:value-type="string" office:string-value="2">
            <text:p>2</text:p>
          </table:table-cell>
          <table:table-cell table:formula="of:=VLOOKUP([.B11];[Sheet1.$A$2:.$B$17];2;0)" office:value-type="string" office:string-value="0010">
            <text:p>0010</text:p>
          </table:table-cell>
          <table:table-cell table:formula="of:=[.C11]&amp;LEFT([.C12];2)" office:value-type="string" office:string-value="001000">
            <text:p>001000</text:p>
          </table:table-cell>
          <table:table-cell table:formula="of:=VLOOKUP([.D11];[Sheet1.$F$2:.$G$65];2;0)" office:value-type="string" office:string-value="I">
            <text:p>I</text:p>
          </table:table-cell>
        </table:table-row>
        <table:table-row table:style-name="ro2">
          <table:table-cell table:formula="of:=[.A11]+1" office:value-type="float" office:value="8">
            <text:p>8</text:p>
          </table:table-cell>
          <table:table-cell table:formula="of:=RIGHT(LEFT([.$B$1];[.A12]);1)" office:value-type="string" office:string-value="0">
            <text:p>0</text:p>
          </table:table-cell>
          <table:table-cell table:formula="of:=VLOOKUP([.B12];[Sheet1.$A$2:.$B$17];2;0)" office:value-type="string" office:string-value="0000">
            <text:p>0000</text:p>
          </table:table-cell>
          <table:table-cell table:formula="of:=RIGHT([.C12];2)&amp;[.C13]" office:value-type="string" office:string-value="000110">
            <text:p>000110</text:p>
          </table:table-cell>
          <table:table-cell table:formula="of:=VLOOKUP([.D12];[Sheet1.$F$2:.$G$65];2;0)" office:value-type="string" office:string-value="G">
            <text:p>G</text:p>
          </table:table-cell>
        </table:table-row>
        <table:table-row table:style-name="ro2">
          <table:table-cell table:formula="of:=[.A12]+1" office:value-type="float" office:value="9">
            <text:p>9</text:p>
          </table:table-cell>
          <table:table-cell table:formula="of:=RIGHT(LEFT([.$B$1];[.A13]);1)" office:value-type="string" office:string-value="6">
            <text:p>6</text:p>
          </table:table-cell>
          <table:table-cell table:formula="of:=VLOOKUP([.B13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13]+1" office:value-type="float" office:value="10">
            <text:p>10</text:p>
          </table:table-cell>
          <table:table-cell table:formula="of:=RIGHT(LEFT([.$B$1];[.A14]);1)" office:value-type="string" office:string-value="b">
            <text:p>b</text:p>
          </table:table-cell>
          <table:table-cell table:formula="of:=VLOOKUP([.B14];[Sheet1.$A$2:.$B$17];2;0)" office:value-type="string" office:string-value="1011">
            <text:p>1011</text:p>
          </table:table-cell>
          <table:table-cell table:formula="of:=[.C14]&amp;LEFT([.C15];2)" office:value-type="string" office:string-value="101101">
            <text:p>101101</text:p>
          </table:table-cell>
          <table:table-cell table:formula="of:=VLOOKUP([.D14];[Sheet1.$F$2:.$G$65];2;0)" office:value-type="string" office:string-value="t">
            <text:p>t</text:p>
          </table:table-cell>
        </table:table-row>
        <table:table-row table:style-name="ro2">
          <table:table-cell table:formula="of:=[.A14]+1" office:value-type="float" office:value="11">
            <text:p>11</text:p>
          </table:table-cell>
          <table:table-cell table:formula="of:=RIGHT(LEFT([.$B$1];[.A15]);1)" office:value-type="string" office:string-value="6">
            <text:p>6</text:p>
          </table:table-cell>
          <table:table-cell table:formula="of:=VLOOKUP([.B15];[Sheet1.$A$2:.$B$17];2;0)" office:value-type="string" office:string-value="0110">
            <text:p>0110</text:p>
          </table:table-cell>
          <table:table-cell table:formula="of:=RIGHT([.C15];2)&amp;[.C16]" office:value-type="string" office:string-value="101001">
            <text:p>101001</text:p>
          </table:table-cell>
          <table:table-cell table:formula="of:=VLOOKUP([.D15];[Sheet1.$F$2:.$G$65];2;0)" office:value-type="string" office:string-value="p">
            <text:p>p</text:p>
          </table:table-cell>
        </table:table-row>
        <table:table-row table:style-name="ro2">
          <table:table-cell table:formula="of:=[.A15]+1" office:value-type="float" office:value="12">
            <text:p>12</text:p>
          </table:table-cell>
          <table:table-cell table:formula="of:=RIGHT(LEFT([.$B$1];[.A16]);1)" office:value-type="string" office:string-value="9">
            <text:p>9</text:p>
          </table:table-cell>
          <table:table-cell table:formula="of:=VLOOKUP([.B16];[Sheet1.$A$2:.$B$17];2;0)" office:value-type="string" office:string-value="1001">
            <text:p>1001</text:p>
          </table:table-cell>
          <table:table-cell table:number-columns-repeated="2"/>
        </table:table-row>
        <table:table-row table:style-name="ro2">
          <table:table-cell table:formula="of:=[.A16]+1" office:value-type="float" office:value="13">
            <text:p>13</text:p>
          </table:table-cell>
          <table:table-cell table:formula="of:=RIGHT(LEFT([.$B$1];[.A17]);1)" office:value-type="string" office:string-value="6">
            <text:p>6</text:p>
          </table:table-cell>
          <table:table-cell table:formula="of:=VLOOKUP([.B17];[Sheet1.$A$2:.$B$17];2;0)" office:value-type="string" office:string-value="0110">
            <text:p>0110</text:p>
          </table:table-cell>
          <table:table-cell table:formula="of:=[.C17]&amp;LEFT([.C18];2)" office:value-type="string" office:string-value="011011">
            <text:p>011011</text:p>
          </table:table-cell>
          <table:table-cell table:formula="of:=VLOOKUP([.D17];[Sheet1.$F$2:.$G$65];2;0)" office:value-type="string" office:string-value="b">
            <text:p>b</text:p>
          </table:table-cell>
        </table:table-row>
        <table:table-row table:style-name="ro2">
          <table:table-cell table:formula="of:=[.A17]+1" office:value-type="float" office:value="14">
            <text:p>14</text:p>
          </table:table-cell>
          <table:table-cell table:formula="of:=RIGHT(LEFT([.$B$1];[.A18]);1)" office:value-type="string" office:string-value="c">
            <text:p>c</text:p>
          </table:table-cell>
          <table:table-cell table:formula="of:=VLOOKUP([.B18];[Sheet1.$A$2:.$B$17];2;0)" office:value-type="string" office:string-value="1100">
            <text:p>1100</text:p>
          </table:table-cell>
          <table:table-cell table:formula="of:=RIGHT([.C18];2)&amp;[.C19]" office:value-type="string" office:string-value="000110">
            <text:p>000110</text:p>
          </table:table-cell>
          <table:table-cell table:formula="of:=VLOOKUP([.D18];[Sheet1.$F$2:.$G$65];2;0)" office:value-type="string" office:string-value="G">
            <text:p>G</text:p>
          </table:table-cell>
        </table:table-row>
        <table:table-row table:style-name="ro2">
          <table:table-cell table:formula="of:=[.A18]+1" office:value-type="float" office:value="15">
            <text:p>15</text:p>
          </table:table-cell>
          <table:table-cell table:formula="of:=RIGHT(LEFT([.$B$1];[.A19]);1)" office:value-type="string" office:string-value="6">
            <text:p>6</text:p>
          </table:table-cell>
          <table:table-cell table:formula="of:=VLOOKUP([.B19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19]+1" office:value-type="float" office:value="16">
            <text:p>16</text:p>
          </table:table-cell>
          <table:table-cell table:formula="of:=RIGHT(LEFT([.$B$1];[.A20]);1)" office:value-type="string" office:string-value="c">
            <text:p>c</text:p>
          </table:table-cell>
          <table:table-cell table:formula="of:=VLOOKUP([.B20];[Sheet1.$A$2:.$B$17];2;0)" office:value-type="string" office:string-value="1100">
            <text:p>1100</text:p>
          </table:table-cell>
          <table:table-cell table:formula="of:=[.C20]&amp;LEFT([.C21];2)" office:value-type="string" office:string-value="110001">
            <text:p>110001</text:p>
          </table:table-cell>
          <table:table-cell table:formula="of:=VLOOKUP([.D20];[Sheet1.$F$2:.$G$65];2;0)" office:value-type="string" office:string-value="x">
            <text:p>x</text:p>
          </table:table-cell>
        </table:table-row>
        <table:table-row table:style-name="ro2">
          <table:table-cell table:formula="of:=[.A20]+1" office:value-type="float" office:value="17">
            <text:p>17</text:p>
          </table:table-cell>
          <table:table-cell table:formula="of:=RIGHT(LEFT([.$B$1];[.A21]);1)" office:value-type="string" office:string-value="6">
            <text:p>6</text:p>
          </table:table-cell>
          <table:table-cell table:formula="of:=VLOOKUP([.B21];[Sheet1.$A$2:.$B$17];2;0)" office:value-type="string" office:string-value="0110">
            <text:p>0110</text:p>
          </table:table-cell>
          <table:table-cell table:formula="of:=RIGHT([.C21];2)&amp;[.C22]" office:value-type="string" office:string-value="101001">
            <text:p>101001</text:p>
          </table:table-cell>
          <table:table-cell table:formula="of:=VLOOKUP([.D21];[Sheet1.$F$2:.$G$65];2;0)" office:value-type="string" office:string-value="p">
            <text:p>p</text:p>
          </table:table-cell>
        </table:table-row>
        <table:table-row table:style-name="ro2">
          <table:table-cell table:formula="of:=[.A21]+1" office:value-type="float" office:value="18">
            <text:p>18</text:p>
          </table:table-cell>
          <table:table-cell table:formula="of:=RIGHT(LEFT([.$B$1];[.A22]);1)" office:value-type="string" office:string-value="9">
            <text:p>9</text:p>
          </table:table-cell>
          <table:table-cell table:formula="of:=VLOOKUP([.B22];[Sheet1.$A$2:.$B$17];2;0)" office:value-type="string" office:string-value="1001">
            <text:p>1001</text:p>
          </table:table-cell>
          <table:table-cell table:number-columns-repeated="2"/>
        </table:table-row>
        <table:table-row table:style-name="ro2">
          <table:table-cell table:formula="of:=[.A22]+1" office:value-type="float" office:value="19">
            <text:p>19</text:p>
          </table:table-cell>
          <table:table-cell table:formula="of:=RIGHT(LEFT([.$B$1];[.A23]);1)" office:value-type="string" office:string-value="6">
            <text:p>6</text:p>
          </table:table-cell>
          <table:table-cell table:formula="of:=VLOOKUP([.B23];[Sheet1.$A$2:.$B$17];2;0)" office:value-type="string" office:string-value="0110">
            <text:p>0110</text:p>
          </table:table-cell>
          <table:table-cell table:formula="of:=[.C23]&amp;LEFT([.C24];2)" office:value-type="string" office:string-value="011011">
            <text:p>011011</text:p>
          </table:table-cell>
          <table:table-cell table:formula="of:=VLOOKUP([.D23];[Sheet1.$F$2:.$G$65];2;0)" office:value-type="string" office:string-value="b">
            <text:p>b</text:p>
          </table:table-cell>
        </table:table-row>
        <table:table-row table:style-name="ro2">
          <table:table-cell table:formula="of:=[.A23]+1" office:value-type="float" office:value="20">
            <text:p>20</text:p>
          </table:table-cell>
          <table:table-cell table:formula="of:=RIGHT(LEFT([.$B$1];[.A24]);1)" office:value-type="string" office:string-value="e">
            <text:p>e</text:p>
          </table:table-cell>
          <table:table-cell table:formula="of:=VLOOKUP([.B24];[Sheet1.$A$2:.$B$17];2;0)" office:value-type="string" office:string-value="1110">
            <text:p>1110</text:p>
          </table:table-cell>
          <table:table-cell table:formula="of:=RIGHT([.C24];2)&amp;[.C25]" office:value-type="string" office:string-value="100110">
            <text:p>100110</text:p>
          </table:table-cell>
          <table:table-cell table:formula="of:=VLOOKUP([.D24];[Sheet1.$F$2:.$G$65];2;0)" office:value-type="string" office:string-value="m">
            <text:p>m</text:p>
          </table:table-cell>
        </table:table-row>
        <table:table-row table:style-name="ro2">
          <table:table-cell table:formula="of:=[.A24]+1" office:value-type="float" office:value="21">
            <text:p>21</text:p>
          </table:table-cell>
          <table:table-cell table:formula="of:=RIGHT(LEFT([.$B$1];[.A25]);1)" office:value-type="string" office:string-value="6">
            <text:p>6</text:p>
          </table:table-cell>
          <table:table-cell table:formula="of:=VLOOKUP([.B25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25]+1" office:value-type="float" office:value="22">
            <text:p>22</text:p>
          </table:table-cell>
          <table:table-cell table:formula="of:=RIGHT(LEFT([.$B$1];[.A26]);1)" office:value-type="string" office:string-value="7">
            <text:p>7</text:p>
          </table:table-cell>
          <table:table-cell table:formula="of:=VLOOKUP([.B26];[Sheet1.$A$2:.$B$17];2;0)" office:value-type="string" office:string-value="0111">
            <text:p>0111</text:p>
          </table:table-cell>
          <table:table-cell table:formula="of:=[.C26]&amp;LEFT([.C27];2)" office:value-type="string" office:string-value="011100">
            <text:p>011100</text:p>
          </table:table-cell>
          <table:table-cell table:formula="of:=VLOOKUP([.D26];[Sheet1.$F$2:.$G$65];2;0)" office:value-type="string" office:string-value="c">
            <text:p>c</text:p>
          </table:table-cell>
        </table:table-row>
        <table:table-row table:style-name="ro2">
          <table:table-cell table:formula="of:=[.A26]+1" office:value-type="float" office:value="23">
            <text:p>23</text:p>
          </table:table-cell>
          <table:table-cell table:formula="of:=RIGHT(LEFT([.$B$1];[.A27]);1)" office:value-type="string" office:string-value="2">
            <text:p>2</text:p>
          </table:table-cell>
          <table:table-cell table:formula="of:=VLOOKUP([.B27];[Sheet1.$A$2:.$B$17];2;0)" office:value-type="string" office:string-value="0010">
            <text:p>0010</text:p>
          </table:table-cell>
          <table:table-cell table:formula="of:=RIGHT([.C27];2)&amp;[.C28]" office:value-type="string" office:string-value="100000">
            <text:p>100000</text:p>
          </table:table-cell>
          <table:table-cell table:formula="of:=VLOOKUP([.D27];[Sheet1.$F$2:.$G$65];2;0)" office:value-type="string" office:string-value="g">
            <text:p>g</text:p>
          </table:table-cell>
        </table:table-row>
        <table:table-row table:style-name="ro2">
          <table:table-cell table:formula="of:=[.A27]+1" office:value-type="float" office:value="24">
            <text:p>24</text:p>
          </table:table-cell>
          <table:table-cell table:formula="of:=RIGHT(LEFT([.$B$1];[.A28]);1)" office:value-type="string" office:string-value="0">
            <text:p>0</text:p>
          </table:table-cell>
          <table:table-cell table:formula="of:=VLOOKUP([.B28];[Sheet1.$A$2:.$B$17];2;0)" office:value-type="string" office:string-value="0000">
            <text:p>0000</text:p>
          </table:table-cell>
          <table:table-cell table:number-columns-repeated="2"/>
        </table:table-row>
        <table:table-row table:style-name="ro2">
          <table:table-cell table:formula="of:=[.A28]+1" office:value-type="float" office:value="25">
            <text:p>25</text:p>
          </table:table-cell>
          <table:table-cell table:formula="of:=RIGHT(LEFT([.$B$1];[.A29]);1)" office:value-type="string" office:string-value="7">
            <text:p>7</text:p>
          </table:table-cell>
          <table:table-cell table:formula="of:=VLOOKUP([.B29];[Sheet1.$A$2:.$B$17];2;0)" office:value-type="string" office:string-value="0111">
            <text:p>0111</text:p>
          </table:table-cell>
          <table:table-cell table:formula="of:=[.C29]&amp;LEFT([.C30];2)" office:value-type="string" office:string-value="011110">
            <text:p>011110</text:p>
          </table:table-cell>
          <table:table-cell table:formula="of:=VLOOKUP([.D29];[Sheet1.$F$2:.$G$65];2;0)" office:value-type="string" office:string-value="e">
            <text:p>e</text:p>
          </table:table-cell>
        </table:table-row>
        <table:table-row table:style-name="ro2">
          <table:table-cell table:formula="of:=[.A29]+1" office:value-type="float" office:value="26">
            <text:p>26</text:p>
          </table:table-cell>
          <table:table-cell table:formula="of:=RIGHT(LEFT([.$B$1];[.A30]);1)" office:value-type="string" office:string-value="9">
            <text:p>9</text:p>
          </table:table-cell>
          <table:table-cell table:formula="of:=VLOOKUP([.B30];[Sheet1.$A$2:.$B$17];2;0)" office:value-type="string" office:string-value="1001">
            <text:p>1001</text:p>
          </table:table-cell>
          <table:table-cell table:formula="of:=RIGHT([.C30];2)&amp;[.C31]" office:value-type="string" office:string-value="010110">
            <text:p>010110</text:p>
          </table:table-cell>
          <table:table-cell table:formula="of:=VLOOKUP([.D30];[Sheet1.$F$2:.$G$65];2;0)" office:value-type="string" office:string-value="W">
            <text:p>W</text:p>
          </table:table-cell>
        </table:table-row>
        <table:table-row table:style-name="ro2">
          <table:table-cell table:formula="of:=[.A30]+1" office:value-type="float" office:value="27">
            <text:p>27</text:p>
          </table:table-cell>
          <table:table-cell table:formula="of:=RIGHT(LEFT([.$B$1];[.A31]);1)" office:value-type="string" office:string-value="6">
            <text:p>6</text:p>
          </table:table-cell>
          <table:table-cell table:formula="of:=VLOOKUP([.B31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31]+1" office:value-type="float" office:value="28">
            <text:p>28</text:p>
          </table:table-cell>
          <table:table-cell table:formula="of:=RIGHT(LEFT([.$B$1];[.A32]);1)" office:value-type="string" office:string-value="f">
            <text:p>f</text:p>
          </table:table-cell>
          <table:table-cell table:formula="of:=VLOOKUP([.B32];[Sheet1.$A$2:.$B$17];2;0)" office:value-type="string" office:string-value="1111">
            <text:p>1111</text:p>
          </table:table-cell>
          <table:table-cell table:formula="of:=[.C32]&amp;LEFT([.C33];2)" office:value-type="string" office:string-value="111101">
            <text:p>111101</text:p>
          </table:table-cell>
          <table:table-cell table:formula="of:=VLOOKUP([.D32];[Sheet1.$F$2:.$G$65];2;0)" office:value-type="float" office:value="9">
            <text:p>9</text:p>
          </table:table-cell>
        </table:table-row>
        <table:table-row table:style-name="ro2">
          <table:table-cell table:formula="of:=[.A32]+1" office:value-type="float" office:value="29">
            <text:p>29</text:p>
          </table:table-cell>
          <table:table-cell table:formula="of:=RIGHT(LEFT([.$B$1];[.A33]);1)" office:value-type="string" office:string-value="7">
            <text:p>7</text:p>
          </table:table-cell>
          <table:table-cell table:formula="of:=VLOOKUP([.B33];[Sheet1.$A$2:.$B$17];2;0)" office:value-type="string" office:string-value="0111">
            <text:p>0111</text:p>
          </table:table-cell>
          <table:table-cell table:formula="of:=RIGHT([.C33];2)&amp;[.C34]" office:value-type="string" office:string-value="110101">
            <text:p>110101</text:p>
          </table:table-cell>
          <table:table-cell table:formula="of:=VLOOKUP([.D33];[Sheet1.$F$2:.$G$65];2;0)" office:value-type="float" office:value="1">
            <text:p>1</text:p>
          </table:table-cell>
        </table:table-row>
        <table:table-row table:style-name="ro2">
          <table:table-cell table:formula="of:=[.A33]+1" office:value-type="float" office:value="30">
            <text:p>30</text:p>
          </table:table-cell>
          <table:table-cell table:formula="of:=RIGHT(LEFT([.$B$1];[.A34]);1)" office:value-type="string" office:string-value="5">
            <text:p>5</text:p>
          </table:table-cell>
          <table:table-cell table:formula="of:=VLOOKUP([.B34];[Sheet1.$A$2:.$B$17];2;0)" office:value-type="string" office:string-value="0101">
            <text:p>0101</text:p>
          </table:table-cell>
          <table:table-cell table:number-columns-repeated="2"/>
        </table:table-row>
        <table:table-row table:style-name="ro2">
          <table:table-cell table:formula="of:=[.A34]+1" office:value-type="float" office:value="31">
            <text:p>31</text:p>
          </table:table-cell>
          <table:table-cell table:formula="of:=RIGHT(LEFT([.$B$1];[.A35]);1)" office:value-type="string" office:string-value="7">
            <text:p>7</text:p>
          </table:table-cell>
          <table:table-cell table:formula="of:=VLOOKUP([.B35];[Sheet1.$A$2:.$B$17];2;0)" office:value-type="string" office:string-value="0111">
            <text:p>0111</text:p>
          </table:table-cell>
          <table:table-cell table:formula="of:=[.C35]&amp;LEFT([.C36];2)" office:value-type="string" office:string-value="011100">
            <text:p>011100</text:p>
          </table:table-cell>
          <table:table-cell table:formula="of:=VLOOKUP([.D35];[Sheet1.$F$2:.$G$65];2;0)" office:value-type="string" office:string-value="c">
            <text:p>c</text:p>
          </table:table-cell>
        </table:table-row>
        <table:table-row table:style-name="ro2">
          <table:table-cell table:formula="of:=[.A35]+1" office:value-type="float" office:value="32">
            <text:p>32</text:p>
          </table:table-cell>
          <table:table-cell table:formula="of:=RIGHT(LEFT([.$B$1];[.A36]);1)" office:value-type="string" office:string-value="2">
            <text:p>2</text:p>
          </table:table-cell>
          <table:table-cell table:formula="of:=VLOOKUP([.B36];[Sheet1.$A$2:.$B$17];2;0)" office:value-type="string" office:string-value="0010">
            <text:p>0010</text:p>
          </table:table-cell>
          <table:table-cell table:formula="of:=RIGHT([.C36];2)&amp;[.C37]" office:value-type="string" office:string-value="100010">
            <text:p>100010</text:p>
          </table:table-cell>
          <table:table-cell table:formula="of:=VLOOKUP([.D36];[Sheet1.$F$2:.$G$65];2;0)" office:value-type="string" office:string-value="i">
            <text:p>i</text:p>
          </table:table-cell>
        </table:table-row>
        <table:table-row table:style-name="ro2">
          <table:table-cell table:formula="of:=[.A36]+1" office:value-type="float" office:value="33">
            <text:p>33</text:p>
          </table:table-cell>
          <table:table-cell table:formula="of:=RIGHT(LEFT([.$B$1];[.A37]);1)" office:value-type="string" office:string-value="2">
            <text:p>2</text:p>
          </table:table-cell>
          <table:table-cell table:formula="of:=VLOOKUP([.B37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37]+1" office:value-type="float" office:value="34">
            <text:p>34</text:p>
          </table:table-cell>
          <table:table-cell table:formula="of:=RIGHT(LEFT([.$B$1];[.A38]);1)" office:value-type="string" office:string-value="0">
            <text:p>0</text:p>
          </table:table-cell>
          <table:table-cell table:formula="of:=VLOOKUP([.B38];[Sheet1.$A$2:.$B$17];2;0)" office:value-type="string" office:string-value="0000">
            <text:p>0000</text:p>
          </table:table-cell>
          <table:table-cell table:formula="of:=[.C38]&amp;LEFT([.C39];2)" office:value-type="string" office:string-value="000001">
            <text:p>000001</text:p>
          </table:table-cell>
          <table:table-cell table:formula="of:=VLOOKUP([.D38];[Sheet1.$F$2:.$G$65];2;0)" office:value-type="string" office:string-value="B">
            <text:p>B</text:p>
          </table:table-cell>
        </table:table-row>
        <table:table-row table:style-name="ro2">
          <table:table-cell table:formula="of:=[.A38]+1" office:value-type="float" office:value="35">
            <text:p>35</text:p>
          </table:table-cell>
          <table:table-cell table:formula="of:=RIGHT(LEFT([.$B$1];[.A39]);1)" office:value-type="string" office:string-value="6">
            <text:p>6</text:p>
          </table:table-cell>
          <table:table-cell table:formula="of:=VLOOKUP([.B39];[Sheet1.$A$2:.$B$17];2;0)" office:value-type="string" office:string-value="0110">
            <text:p>0110</text:p>
          </table:table-cell>
          <table:table-cell table:formula="of:=RIGHT([.C39];2)&amp;[.C40]" office:value-type="string" office:string-value="100010">
            <text:p>100010</text:p>
          </table:table-cell>
          <table:table-cell table:formula="of:=VLOOKUP([.D39];[Sheet1.$F$2:.$G$65];2;0)" office:value-type="string" office:string-value="i">
            <text:p>i</text:p>
          </table:table-cell>
        </table:table-row>
        <table:table-row table:style-name="ro2">
          <table:table-cell table:formula="of:=[.A39]+1" office:value-type="float" office:value="36">
            <text:p>36</text:p>
          </table:table-cell>
          <table:table-cell table:formula="of:=RIGHT(LEFT([.$B$1];[.A40]);1)" office:value-type="string" office:string-value="2">
            <text:p>2</text:p>
          </table:table-cell>
          <table:table-cell table:formula="of:=VLOOKUP([.B40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40]+1" office:value-type="float" office:value="37">
            <text:p>37</text:p>
          </table:table-cell>
          <table:table-cell table:formula="of:=RIGHT(LEFT([.$B$1];[.A41]);1)" office:value-type="string" office:string-value="7">
            <text:p>7</text:p>
          </table:table-cell>
          <table:table-cell table:formula="of:=VLOOKUP([.B41];[Sheet1.$A$2:.$B$17];2;0)" office:value-type="string" office:string-value="0111">
            <text:p>0111</text:p>
          </table:table-cell>
          <table:table-cell table:formula="of:=[.C41]&amp;LEFT([.C42];2)" office:value-type="string" office:string-value="011100">
            <text:p>011100</text:p>
          </table:table-cell>
          <table:table-cell table:formula="of:=VLOOKUP([.D41];[Sheet1.$F$2:.$G$65];2;0)" office:value-type="string" office:string-value="c">
            <text:p>c</text:p>
          </table:table-cell>
        </table:table-row>
        <table:table-row table:style-name="ro2">
          <table:table-cell table:formula="of:=[.A41]+1" office:value-type="float" office:value="38">
            <text:p>38</text:p>
          </table:table-cell>
          <table:table-cell table:formula="of:=RIGHT(LEFT([.$B$1];[.A42]);1)" office:value-type="string" office:string-value="2">
            <text:p>2</text:p>
          </table:table-cell>
          <table:table-cell table:formula="of:=VLOOKUP([.B42];[Sheet1.$A$2:.$B$17];2;0)" office:value-type="string" office:string-value="0010">
            <text:p>0010</text:p>
          </table:table-cell>
          <table:table-cell table:formula="of:=RIGHT([.C42];2)&amp;[.C43]" office:value-type="string" office:string-value="100110">
            <text:p>100110</text:p>
          </table:table-cell>
          <table:table-cell table:formula="of:=VLOOKUP([.D42];[Sheet1.$F$2:.$G$65];2;0)" office:value-type="string" office:string-value="m">
            <text:p>m</text:p>
          </table:table-cell>
        </table:table-row>
        <table:table-row table:style-name="ro2">
          <table:table-cell table:formula="of:=[.A42]+1" office:value-type="float" office:value="39">
            <text:p>39</text:p>
          </table:table-cell>
          <table:table-cell table:formula="of:=RIGHT(LEFT([.$B$1];[.A43]);1)" office:value-type="string" office:string-value="6">
            <text:p>6</text:p>
          </table:table-cell>
          <table:table-cell table:formula="of:=VLOOKUP([.B43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43]+1" office:value-type="float" office:value="40">
            <text:p>40</text:p>
          </table:table-cell>
          <table:table-cell table:formula="of:=RIGHT(LEFT([.$B$1];[.A44]);1)" office:value-type="string" office:string-value="1">
            <text:p>1</text:p>
          </table:table-cell>
          <table:table-cell table:formula="of:=VLOOKUP([.B44];[Sheet1.$A$2:.$B$17];2;0)" office:value-type="string" office:string-value="0001">
            <text:p>0001</text:p>
          </table:table-cell>
          <table:table-cell table:formula="of:=[.C44]&amp;LEFT([.C45];2)" office:value-type="string" office:string-value="000101">
            <text:p>000101</text:p>
          </table:table-cell>
          <table:table-cell table:formula="of:=VLOOKUP([.D44];[Sheet1.$F$2:.$G$65];2;0)" office:value-type="string" office:string-value="F">
            <text:p>F</text:p>
          </table:table-cell>
        </table:table-row>
        <table:table-row table:style-name="ro2">
          <table:table-cell table:formula="of:=[.A44]+1" office:value-type="float" office:value="41">
            <text:p>41</text:p>
          </table:table-cell>
          <table:table-cell table:formula="of:=RIGHT(LEFT([.$B$1];[.A45]);1)" office:value-type="string" office:string-value="6">
            <text:p>6</text:p>
          </table:table-cell>
          <table:table-cell table:formula="of:=VLOOKUP([.B45];[Sheet1.$A$2:.$B$17];2;0)" office:value-type="string" office:string-value="0110">
            <text:p>0110</text:p>
          </table:table-cell>
          <table:table-cell table:formula="of:=RIGHT([.C45];2)&amp;[.C46]" office:value-type="string" office:string-value="101001">
            <text:p>101001</text:p>
          </table:table-cell>
          <table:table-cell table:formula="of:=VLOOKUP([.D45];[Sheet1.$F$2:.$G$65];2;0)" office:value-type="string" office:string-value="p">
            <text:p>p</text:p>
          </table:table-cell>
        </table:table-row>
        <table:table-row table:style-name="ro2">
          <table:table-cell table:formula="of:=[.A45]+1" office:value-type="float" office:value="42">
            <text:p>42</text:p>
          </table:table-cell>
          <table:table-cell table:formula="of:=RIGHT(LEFT([.$B$1];[.A46]);1)" office:value-type="string" office:string-value="9">
            <text:p>9</text:p>
          </table:table-cell>
          <table:table-cell table:formula="of:=VLOOKUP([.B46];[Sheet1.$A$2:.$B$17];2;0)" office:value-type="string" office:string-value="1001">
            <text:p>1001</text:p>
          </table:table-cell>
          <table:table-cell table:number-columns-repeated="2"/>
        </table:table-row>
        <table:table-row table:style-name="ro2">
          <table:table-cell table:formula="of:=[.A46]+1" office:value-type="float" office:value="43">
            <text:p>43</text:p>
          </table:table-cell>
          <table:table-cell table:formula="of:=RIGHT(LEFT([.$B$1];[.A47]);1)" office:value-type="string" office:string-value="6">
            <text:p>6</text:p>
          </table:table-cell>
          <table:table-cell table:formula="of:=VLOOKUP([.B47];[Sheet1.$A$2:.$B$17];2;0)" office:value-type="string" office:string-value="0110">
            <text:p>0110</text:p>
          </table:table-cell>
          <table:table-cell table:formula="of:=[.C47]&amp;LEFT([.C48];2)" office:value-type="string" office:string-value="011011">
            <text:p>011011</text:p>
          </table:table-cell>
          <table:table-cell table:formula="of:=VLOOKUP([.D47];[Sheet1.$F$2:.$G$65];2;0)" office:value-type="string" office:string-value="b">
            <text:p>b</text:p>
          </table:table-cell>
        </table:table-row>
        <table:table-row table:style-name="ro2">
          <table:table-cell table:formula="of:=[.A47]+1" office:value-type="float" office:value="44">
            <text:p>44</text:p>
          </table:table-cell>
          <table:table-cell table:formula="of:=RIGHT(LEFT([.$B$1];[.A48]);1)" office:value-type="string" office:string-value="e">
            <text:p>e</text:p>
          </table:table-cell>
          <table:table-cell table:formula="of:=VLOOKUP([.B48];[Sheet1.$A$2:.$B$17];2;0)" office:value-type="string" office:string-value="1110">
            <text:p>1110</text:p>
          </table:table-cell>
          <table:table-cell table:formula="of:=RIGHT([.C48];2)&amp;[.C49]" office:value-type="string" office:string-value="100010">
            <text:p>100010</text:p>
          </table:table-cell>
          <table:table-cell table:formula="of:=VLOOKUP([.D48];[Sheet1.$F$2:.$G$65];2;0)" office:value-type="string" office:string-value="i">
            <text:p>i</text:p>
          </table:table-cell>
        </table:table-row>
        <table:table-row table:style-name="ro2">
          <table:table-cell table:formula="of:=[.A48]+1" office:value-type="float" office:value="45">
            <text:p>45</text:p>
          </table:table-cell>
          <table:table-cell table:formula="of:=RIGHT(LEFT([.$B$1];[.A49]);1)" office:value-type="string" office:string-value="2">
            <text:p>2</text:p>
          </table:table-cell>
          <table:table-cell table:formula="of:=VLOOKUP([.B49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49]+1" office:value-type="float" office:value="46">
            <text:p>46</text:p>
          </table:table-cell>
          <table:table-cell table:formula="of:=RIGHT(LEFT([.$B$1];[.A50]);1)" office:value-type="string" office:string-value="0">
            <text:p>0</text:p>
          </table:table-cell>
          <table:table-cell table:formula="of:=VLOOKUP([.B50];[Sheet1.$A$2:.$B$17];2;0)" office:value-type="string" office:string-value="0000">
            <text:p>0000</text:p>
          </table:table-cell>
          <table:table-cell table:formula="of:=[.C50]&amp;LEFT([.C51];2)" office:value-type="string" office:string-value="000001">
            <text:p>000001</text:p>
          </table:table-cell>
          <table:table-cell table:formula="of:=VLOOKUP([.D50];[Sheet1.$F$2:.$G$65];2;0)" office:value-type="string" office:string-value="B">
            <text:p>B</text:p>
          </table:table-cell>
        </table:table-row>
        <table:table-row table:style-name="ro2">
          <table:table-cell table:formula="of:=[.A50]+1" office:value-type="float" office:value="47">
            <text:p>47</text:p>
          </table:table-cell>
          <table:table-cell table:formula="of:=RIGHT(LEFT([.$B$1];[.A51]);1)" office:value-type="string" office:string-value="6">
            <text:p>6</text:p>
          </table:table-cell>
          <table:table-cell table:formula="of:=VLOOKUP([.B51];[Sheet1.$A$2:.$B$17];2;0)" office:value-type="string" office:string-value="0110">
            <text:p>0110</text:p>
          </table:table-cell>
          <table:table-cell table:formula="of:=RIGHT([.C51];2)&amp;[.C52]" office:value-type="string" office:string-value="101100">
            <text:p>101100</text:p>
          </table:table-cell>
          <table:table-cell table:formula="of:=VLOOKUP([.D51];[Sheet1.$F$2:.$G$65];2;0)" office:value-type="string" office:string-value="s">
            <text:p>s</text:p>
          </table:table-cell>
        </table:table-row>
        <table:table-row table:style-name="ro2">
          <table:table-cell table:formula="of:=[.A51]+1" office:value-type="float" office:value="48">
            <text:p>48</text:p>
          </table:table-cell>
          <table:table-cell table:formula="of:=RIGHT(LEFT([.$B$1];[.A52]);1)" office:value-type="string" office:string-value="c">
            <text:p>c</text:p>
          </table:table-cell>
          <table:table-cell table:formula="of:=VLOOKUP([.B52];[Sheet1.$A$2:.$B$17];2;0)" office:value-type="string" office:string-value="1100">
            <text:p>1100</text:p>
          </table:table-cell>
          <table:table-cell table:number-columns-repeated="2"/>
        </table:table-row>
        <table:table-row table:style-name="ro2">
          <table:table-cell table:formula="of:=[.A52]+1" office:value-type="float" office:value="49">
            <text:p>49</text:p>
          </table:table-cell>
          <table:table-cell table:formula="of:=RIGHT(LEFT([.$B$1];[.A53]);1)" office:value-type="string" office:string-value="6">
            <text:p>6</text:p>
          </table:table-cell>
          <table:table-cell table:formula="of:=VLOOKUP([.B53];[Sheet1.$A$2:.$B$17];2;0)" office:value-type="string" office:string-value="0110">
            <text:p>0110</text:p>
          </table:table-cell>
          <table:table-cell table:formula="of:=[.C53]&amp;LEFT([.C54];2)" office:value-type="string" office:string-value="011010">
            <text:p>011010</text:p>
          </table:table-cell>
          <table:table-cell table:formula="of:=VLOOKUP([.D53];[Sheet1.$F$2:.$G$65];2;0)" office:value-type="string" office:string-value="a">
            <text:p>a</text:p>
          </table:table-cell>
        </table:table-row>
        <table:table-row table:style-name="ro2">
          <table:table-cell table:formula="of:=[.A53]+1" office:value-type="float" office:value="50">
            <text:p>50</text:p>
          </table:table-cell>
          <table:table-cell table:formula="of:=RIGHT(LEFT([.$B$1];[.A54]);1)" office:value-type="string" office:string-value="9">
            <text:p>9</text:p>
          </table:table-cell>
          <table:table-cell table:formula="of:=VLOOKUP([.B54];[Sheet1.$A$2:.$B$17];2;0)" office:value-type="string" office:string-value="1001">
            <text:p>1001</text:p>
          </table:table-cell>
          <table:table-cell table:formula="of:=RIGHT([.C54];2)&amp;[.C55]" office:value-type="string" office:string-value="010110">
            <text:p>010110</text:p>
          </table:table-cell>
          <table:table-cell table:formula="of:=VLOOKUP([.D54];[Sheet1.$F$2:.$G$65];2;0)" office:value-type="string" office:string-value="W">
            <text:p>W</text:p>
          </table:table-cell>
        </table:table-row>
        <table:table-row table:style-name="ro2">
          <table:table-cell table:formula="of:=[.A54]+1" office:value-type="float" office:value="51">
            <text:p>51</text:p>
          </table:table-cell>
          <table:table-cell table:formula="of:=RIGHT(LEFT([.$B$1];[.A55]);1)" office:value-type="string" office:string-value="6">
            <text:p>6</text:p>
          </table:table-cell>
          <table:table-cell table:formula="of:=VLOOKUP([.B55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55]+1" office:value-type="float" office:value="52">
            <text:p>52</text:p>
          </table:table-cell>
          <table:table-cell table:formula="of:=RIGHT(LEFT([.$B$1];[.A56]);1)" office:value-type="string" office:string-value="b">
            <text:p>b</text:p>
          </table:table-cell>
          <table:table-cell table:formula="of:=VLOOKUP([.B56];[Sheet1.$A$2:.$B$17];2;0)" office:value-type="string" office:string-value="1011">
            <text:p>1011</text:p>
          </table:table-cell>
          <table:table-cell table:formula="of:=[.C56]&amp;LEFT([.C57];2)" office:value-type="string" office:string-value="101101">
            <text:p>101101</text:p>
          </table:table-cell>
          <table:table-cell table:formula="of:=VLOOKUP([.D56];[Sheet1.$F$2:.$G$65];2;0)" office:value-type="string" office:string-value="t">
            <text:p>t</text:p>
          </table:table-cell>
        </table:table-row>
        <table:table-row table:style-name="ro2">
          <table:table-cell table:formula="of:=[.A56]+1" office:value-type="float" office:value="53">
            <text:p>53</text:p>
          </table:table-cell>
          <table:table-cell table:formula="of:=RIGHT(LEFT([.$B$1];[.A57]);1)" office:value-type="string" office:string-value="6">
            <text:p>6</text:p>
          </table:table-cell>
          <table:table-cell table:formula="of:=VLOOKUP([.B57];[Sheet1.$A$2:.$B$17];2;0)" office:value-type="string" office:string-value="0110">
            <text:p>0110</text:p>
          </table:table-cell>
          <table:table-cell table:formula="of:=RIGHT([.C57];2)&amp;[.C58]" office:value-type="string" office:string-value="100101">
            <text:p>100101</text:p>
          </table:table-cell>
          <table:table-cell table:formula="of:=VLOOKUP([.D57];[Sheet1.$F$2:.$G$65];2;0)" office:value-type="string" office:string-value="l">
            <text:p>l</text:p>
          </table:table-cell>
        </table:table-row>
        <table:table-row table:style-name="ro2">
          <table:table-cell table:formula="of:=[.A57]+1" office:value-type="float" office:value="54">
            <text:p>54</text:p>
          </table:table-cell>
          <table:table-cell table:formula="of:=RIGHT(LEFT([.$B$1];[.A58]);1)" office:value-type="string" office:string-value="5">
            <text:p>5</text:p>
          </table:table-cell>
          <table:table-cell table:formula="of:=VLOOKUP([.B58];[Sheet1.$A$2:.$B$17];2;0)" office:value-type="string" office:string-value="0101">
            <text:p>0101</text:p>
          </table:table-cell>
          <table:table-cell table:number-columns-repeated="2"/>
        </table:table-row>
        <table:table-row table:style-name="ro2">
          <table:table-cell table:formula="of:=[.A58]+1" office:value-type="float" office:value="55">
            <text:p>55</text:p>
          </table:table-cell>
          <table:table-cell table:formula="of:=RIGHT(LEFT([.$B$1];[.A59]);1)" office:value-type="string" office:string-value="2">
            <text:p>2</text:p>
          </table:table-cell>
          <table:table-cell table:formula="of:=VLOOKUP([.B59];[Sheet1.$A$2:.$B$17];2;0)" office:value-type="string" office:string-value="0010">
            <text:p>0010</text:p>
          </table:table-cell>
          <table:table-cell table:formula="of:=[.C59]&amp;LEFT([.C60];2)" office:value-type="string" office:string-value="001000">
            <text:p>001000</text:p>
          </table:table-cell>
          <table:table-cell table:formula="of:=VLOOKUP([.D59];[Sheet1.$F$2:.$G$65];2;0)" office:value-type="string" office:string-value="I">
            <text:p>I</text:p>
          </table:table-cell>
        </table:table-row>
        <table:table-row table:style-name="ro2">
          <table:table-cell table:formula="of:=[.A59]+1" office:value-type="float" office:value="56">
            <text:p>56</text:p>
          </table:table-cell>
          <table:table-cell table:formula="of:=RIGHT(LEFT([.$B$1];[.A60]);1)" office:value-type="string" office:string-value="0">
            <text:p>0</text:p>
          </table:table-cell>
          <table:table-cell table:formula="of:=VLOOKUP([.B60];[Sheet1.$A$2:.$B$17];2;0)" office:value-type="string" office:string-value="0000">
            <text:p>0000</text:p>
          </table:table-cell>
          <table:table-cell table:formula="of:=RIGHT([.C60];2)&amp;[.C61]" office:value-type="string" office:string-value="000110">
            <text:p>000110</text:p>
          </table:table-cell>
          <table:table-cell table:formula="of:=VLOOKUP([.D60];[Sheet1.$F$2:.$G$65];2;0)" office:value-type="string" office:string-value="G">
            <text:p>G</text:p>
          </table:table-cell>
        </table:table-row>
        <table:table-row table:style-name="ro2">
          <table:table-cell table:formula="of:=[.A60]+1" office:value-type="float" office:value="57">
            <text:p>57</text:p>
          </table:table-cell>
          <table:table-cell table:formula="of:=RIGHT(LEFT([.$B$1];[.A61]);1)" office:value-type="string" office:string-value="6">
            <text:p>6</text:p>
          </table:table-cell>
          <table:table-cell table:formula="of:=VLOOKUP([.B61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61]+1" office:value-type="float" office:value="58">
            <text:p>58</text:p>
          </table:table-cell>
          <table:table-cell table:formula="of:=RIGHT(LEFT([.$B$1];[.A62]);1)" office:value-type="string" office:string-value="1">
            <text:p>1</text:p>
          </table:table-cell>
          <table:table-cell table:formula="of:=VLOOKUP([.B62];[Sheet1.$A$2:.$B$17];2;0)" office:value-type="string" office:string-value="0001">
            <text:p>0001</text:p>
          </table:table-cell>
          <table:table-cell table:formula="of:=[.C62]&amp;LEFT([.C63];2)" office:value-type="string" office:string-value="000100">
            <text:p>000100</text:p>
          </table:table-cell>
          <table:table-cell table:formula="of:=VLOOKUP([.D62];[Sheet1.$F$2:.$G$65];2;0)" office:value-type="string" office:string-value="E">
            <text:p>E</text:p>
          </table:table-cell>
        </table:table-row>
        <table:table-row table:style-name="ro2">
          <table:table-cell table:formula="of:=[.A62]+1" office:value-type="float" office:value="59">
            <text:p>59</text:p>
          </table:table-cell>
          <table:table-cell table:formula="of:=RIGHT(LEFT([.$B$1];[.A63]);1)" office:value-type="string" office:string-value="2">
            <text:p>2</text:p>
          </table:table-cell>
          <table:table-cell table:formula="of:=VLOOKUP([.B63];[Sheet1.$A$2:.$B$17];2;0)" office:value-type="string" office:string-value="0010">
            <text:p>0010</text:p>
          </table:table-cell>
          <table:table-cell table:formula="of:=RIGHT([.C63];2)&amp;[.C64]" office:value-type="string" office:string-value="100000">
            <text:p>100000</text:p>
          </table:table-cell>
          <table:table-cell table:formula="of:=VLOOKUP([.D63];[Sheet1.$F$2:.$G$65];2;0)" office:value-type="string" office:string-value="g">
            <text:p>g</text:p>
          </table:table-cell>
        </table:table-row>
        <table:table-row table:style-name="ro2">
          <table:table-cell table:formula="of:=[.A63]+1" office:value-type="float" office:value="60">
            <text:p>60</text:p>
          </table:table-cell>
          <table:table-cell table:formula="of:=RIGHT(LEFT([.$B$1];[.A64]);1)" office:value-type="string" office:string-value="0">
            <text:p>0</text:p>
          </table:table-cell>
          <table:table-cell table:formula="of:=VLOOKUP([.B64];[Sheet1.$A$2:.$B$17];2;0)" office:value-type="string" office:string-value="0000">
            <text:p>0000</text:p>
          </table:table-cell>
          <table:table-cell table:number-columns-repeated="2"/>
        </table:table-row>
        <table:table-row table:style-name="ro2">
          <table:table-cell table:formula="of:=[.A64]+1" office:value-type="float" office:value="61">
            <text:p>61</text:p>
          </table:table-cell>
          <table:table-cell table:formula="of:=RIGHT(LEFT([.$B$1];[.A65]);1)" office:value-type="string" office:string-value="7">
            <text:p>7</text:p>
          </table:table-cell>
          <table:table-cell table:formula="of:=VLOOKUP([.B65];[Sheet1.$A$2:.$B$17];2;0)" office:value-type="string" office:string-value="0111">
            <text:p>0111</text:p>
          </table:table-cell>
          <table:table-cell table:formula="of:=[.C65]&amp;LEFT([.C66];2)" office:value-type="string" office:string-value="011100">
            <text:p>011100</text:p>
          </table:table-cell>
          <table:table-cell table:formula="of:=VLOOKUP([.D65];[Sheet1.$F$2:.$G$65];2;0)" office:value-type="string" office:string-value="c">
            <text:p>c</text:p>
          </table:table-cell>
        </table:table-row>
        <table:table-row table:style-name="ro2">
          <table:table-cell table:formula="of:=[.A65]+1" office:value-type="float" office:value="62">
            <text:p>62</text:p>
          </table:table-cell>
          <table:table-cell table:formula="of:=RIGHT(LEFT([.$B$1];[.A66]);1)" office:value-type="string" office:string-value="0">
            <text:p>0</text:p>
          </table:table-cell>
          <table:table-cell table:formula="of:=VLOOKUP([.B66];[Sheet1.$A$2:.$B$17];2;0)" office:value-type="string" office:string-value="0000">
            <text:p>0000</text:p>
          </table:table-cell>
          <table:table-cell table:formula="of:=RIGHT([.C66];2)&amp;[.C67]" office:value-type="string" office:string-value="000110">
            <text:p>000110</text:p>
          </table:table-cell>
          <table:table-cell table:formula="of:=VLOOKUP([.D66];[Sheet1.$F$2:.$G$65];2;0)" office:value-type="string" office:string-value="G">
            <text:p>G</text:p>
          </table:table-cell>
        </table:table-row>
        <table:table-row table:style-name="ro2">
          <table:table-cell table:formula="of:=[.A66]+1" office:value-type="float" office:value="63">
            <text:p>63</text:p>
          </table:table-cell>
          <table:table-cell table:formula="of:=RIGHT(LEFT([.$B$1];[.A67]);1)" office:value-type="string" office:string-value="6">
            <text:p>6</text:p>
          </table:table-cell>
          <table:table-cell table:formula="of:=VLOOKUP([.B67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67]+1" office:value-type="float" office:value="64">
            <text:p>64</text:p>
          </table:table-cell>
          <table:table-cell table:formula="of:=RIGHT(LEFT([.$B$1];[.A68]);1)" office:value-type="string" office:string-value="f">
            <text:p>f</text:p>
          </table:table-cell>
          <table:table-cell table:formula="of:=VLOOKUP([.B68];[Sheet1.$A$2:.$B$17];2;0)" office:value-type="string" office:string-value="1111">
            <text:p>1111</text:p>
          </table:table-cell>
          <table:table-cell table:formula="of:=[.C68]&amp;LEFT([.C69];2)" office:value-type="string" office:string-value="111101">
            <text:p>111101</text:p>
          </table:table-cell>
          <table:table-cell table:formula="of:=VLOOKUP([.D68];[Sheet1.$F$2:.$G$65];2;0)" office:value-type="float" office:value="9">
            <text:p>9</text:p>
          </table:table-cell>
        </table:table-row>
        <table:table-row table:style-name="ro2">
          <table:table-cell table:formula="of:=[.A68]+1" office:value-type="float" office:value="65">
            <text:p>65</text:p>
          </table:table-cell>
          <table:table-cell table:formula="of:=RIGHT(LEFT([.$B$1];[.A69]);1)" office:value-type="string" office:string-value="6">
            <text:p>6</text:p>
          </table:table-cell>
          <table:table-cell table:formula="of:=VLOOKUP([.B69];[Sheet1.$A$2:.$B$17];2;0)" office:value-type="string" office:string-value="0110">
            <text:p>0110</text:p>
          </table:table-cell>
          <table:table-cell table:formula="of:=RIGHT([.C69];2)&amp;[.C70]" office:value-type="string" office:string-value="101001">
            <text:p>101001</text:p>
          </table:table-cell>
          <table:table-cell table:formula="of:=VLOOKUP([.D69];[Sheet1.$F$2:.$G$65];2;0)" office:value-type="string" office:string-value="p">
            <text:p>p</text:p>
          </table:table-cell>
        </table:table-row>
        <table:table-row table:style-name="ro2">
          <table:table-cell table:formula="of:=[.A69]+1" office:value-type="float" office:value="66">
            <text:p>66</text:p>
          </table:table-cell>
          <table:table-cell table:formula="of:=RIGHT(LEFT([.$B$1];[.A70]);1)" office:value-type="string" office:string-value="9">
            <text:p>9</text:p>
          </table:table-cell>
          <table:table-cell table:formula="of:=VLOOKUP([.B70];[Sheet1.$A$2:.$B$17];2;0)" office:value-type="string" office:string-value="1001">
            <text:p>1001</text:p>
          </table:table-cell>
          <table:table-cell table:number-columns-repeated="2"/>
        </table:table-row>
        <table:table-row table:style-name="ro2">
          <table:table-cell table:formula="of:=[.A70]+1" office:value-type="float" office:value="67">
            <text:p>67</text:p>
          </table:table-cell>
          <table:table-cell table:formula="of:=RIGHT(LEFT([.$B$1];[.A71]);1)" office:value-type="string" office:string-value="7">
            <text:p>7</text:p>
          </table:table-cell>
          <table:table-cell table:formula="of:=VLOOKUP([.B71];[Sheet1.$A$2:.$B$17];2;0)" office:value-type="string" office:string-value="0111">
            <text:p>0111</text:p>
          </table:table-cell>
          <table:table-cell table:formula="of:=[.C71]&amp;LEFT([.C72];2)" office:value-type="string" office:string-value="011100">
            <text:p>011100</text:p>
          </table:table-cell>
          <table:table-cell table:formula="of:=VLOOKUP([.D71];[Sheet1.$F$2:.$G$65];2;0)" office:value-type="string" office:string-value="c">
            <text:p>c</text:p>
          </table:table-cell>
        </table:table-row>
        <table:table-row table:style-name="ro2">
          <table:table-cell table:formula="of:=[.A71]+1" office:value-type="float" office:value="68">
            <text:p>68</text:p>
          </table:table-cell>
          <table:table-cell table:formula="of:=RIGHT(LEFT([.$B$1];[.A72]);1)" office:value-type="string" office:string-value="3">
            <text:p>3</text:p>
          </table:table-cell>
          <table:table-cell table:formula="of:=VLOOKUP([.B72];[Sheet1.$A$2:.$B$17];2;0)" office:value-type="string" office:string-value="0011">
            <text:p>0011</text:p>
          </table:table-cell>
          <table:table-cell table:formula="of:=RIGHT([.C72];2)&amp;[.C73]" office:value-type="string" office:string-value="110110">
            <text:p>110110</text:p>
          </table:table-cell>
          <table:table-cell table:formula="of:=VLOOKUP([.D72];[Sheet1.$F$2:.$G$65];2;0)" office:value-type="float" office:value="2">
            <text:p>2</text:p>
          </table:table-cell>
        </table:table-row>
        <table:table-row table:style-name="ro2">
          <table:table-cell table:formula="of:=[.A72]+1" office:value-type="float" office:value="69">
            <text:p>69</text:p>
          </table:table-cell>
          <table:table-cell table:formula="of:=RIGHT(LEFT([.$B$1];[.A73]);1)" office:value-type="string" office:string-value="6">
            <text:p>6</text:p>
          </table:table-cell>
          <table:table-cell table:formula="of:=VLOOKUP([.B73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73]+1" office:value-type="float" office:value="70">
            <text:p>70</text:p>
          </table:table-cell>
          <table:table-cell table:formula="of:=RIGHT(LEFT([.$B$1];[.A74]);1)" office:value-type="string" office:string-value="f">
            <text:p>f</text:p>
          </table:table-cell>
          <table:table-cell table:formula="of:=VLOOKUP([.B74];[Sheet1.$A$2:.$B$17];2;0)" office:value-type="string" office:string-value="1111">
            <text:p>1111</text:p>
          </table:table-cell>
          <table:table-cell table:formula="of:=[.C74]&amp;LEFT([.C75];2)" office:value-type="string" office:string-value="111101">
            <text:p>111101</text:p>
          </table:table-cell>
          <table:table-cell table:formula="of:=VLOOKUP([.D74];[Sheet1.$F$2:.$G$65];2;0)" office:value-type="float" office:value="9">
            <text:p>9</text:p>
          </table:table-cell>
        </table:table-row>
        <table:table-row table:style-name="ro2">
          <table:table-cell table:formula="of:=[.A74]+1" office:value-type="float" office:value="71">
            <text:p>71</text:p>
          </table:table-cell>
          <table:table-cell table:formula="of:=RIGHT(LEFT([.$B$1];[.A75]);1)" office:value-type="string" office:string-value="6">
            <text:p>6</text:p>
          </table:table-cell>
          <table:table-cell table:formula="of:=VLOOKUP([.B75];[Sheet1.$A$2:.$B$17];2;0)" office:value-type="string" office:string-value="0110">
            <text:p>0110</text:p>
          </table:table-cell>
          <table:table-cell table:formula="of:=RIGHT([.C75];2)&amp;[.C76]" office:value-type="string" office:string-value="101110">
            <text:p>101110</text:p>
          </table:table-cell>
          <table:table-cell table:formula="of:=VLOOKUP([.D75];[Sheet1.$F$2:.$G$65];2;0)" office:value-type="string" office:string-value="u">
            <text:p>u</text:p>
          </table:table-cell>
        </table:table-row>
        <table:table-row table:style-name="ro2">
          <table:table-cell table:formula="of:=[.A75]+1" office:value-type="float" office:value="72">
            <text:p>72</text:p>
          </table:table-cell>
          <table:table-cell table:formula="of:=RIGHT(LEFT([.$B$1];[.A76]);1)" office:value-type="string" office:string-value="e">
            <text:p>e</text:p>
          </table:table-cell>
          <table:table-cell table:formula="of:=VLOOKUP([.B76];[Sheet1.$A$2:.$B$17];2;0)" office:value-type="string" office:string-value="1110">
            <text:p>1110</text:p>
          </table:table-cell>
          <table:table-cell table:number-columns-repeated="2"/>
        </table:table-row>
        <table:table-row table:style-name="ro2">
          <table:table-cell table:formula="of:=[.A76]+1" office:value-type="float" office:value="73">
            <text:p>73</text:p>
          </table:table-cell>
          <table:table-cell table:formula="of:=RIGHT(LEFT([.$B$1];[.A77]);1)" office:value-type="string" office:string-value="6">
            <text:p>6</text:p>
          </table:table-cell>
          <table:table-cell table:formula="of:=VLOOKUP([.B77];[Sheet1.$A$2:.$B$17];2;0)" office:value-type="string" office:string-value="0110">
            <text:p>0110</text:p>
          </table:table-cell>
          <table:table-cell table:formula="of:=[.C77]&amp;LEFT([.C78];2)" office:value-type="string" office:string-value="011011">
            <text:p>011011</text:p>
          </table:table-cell>
          <table:table-cell table:formula="of:=VLOOKUP([.D77];[Sheet1.$F$2:.$G$65];2;0)" office:value-type="string" office:string-value="b">
            <text:p>b</text:p>
          </table:table-cell>
        </table:table-row>
        <table:table-row table:style-name="ro2">
          <table:table-cell table:formula="of:=[.A77]+1" office:value-type="float" office:value="74">
            <text:p>74</text:p>
          </table:table-cell>
          <table:table-cell table:formula="of:=RIGHT(LEFT([.$B$1];[.A78]);1)" office:value-type="string" office:string-value="f">
            <text:p>f</text:p>
          </table:table-cell>
          <table:table-cell table:formula="of:=VLOOKUP([.B78];[Sheet1.$A$2:.$B$17];2;0)" office:value-type="string" office:string-value="1111">
            <text:p>1111</text:p>
          </table:table-cell>
          <table:table-cell table:formula="of:=RIGHT([.C78];2)&amp;[.C79]" office:value-type="string" office:string-value="110111">
            <text:p>110111</text:p>
          </table:table-cell>
          <table:table-cell table:formula="of:=VLOOKUP([.D78];[Sheet1.$F$2:.$G$65];2;0)" office:value-type="float" office:value="3">
            <text:p>3</text:p>
          </table:table-cell>
        </table:table-row>
        <table:table-row table:style-name="ro2">
          <table:table-cell table:formula="of:=[.A78]+1" office:value-type="float" office:value="75">
            <text:p>75</text:p>
          </table:table-cell>
          <table:table-cell table:formula="of:=RIGHT(LEFT([.$B$1];[.A79]);1)" office:value-type="string" office:string-value="7">
            <text:p>7</text:p>
          </table:table-cell>
          <table:table-cell table:formula="of:=VLOOKUP([.B79];[Sheet1.$A$2:.$B$17];2;0)" office:value-type="string" office:string-value="0111">
            <text:p>0111</text:p>
          </table:table-cell>
          <table:table-cell table:number-columns-repeated="2"/>
        </table:table-row>
        <table:table-row table:style-name="ro2">
          <table:table-cell table:formula="of:=[.A79]+1" office:value-type="float" office:value="76">
            <text:p>76</text:p>
          </table:table-cell>
          <table:table-cell table:formula="of:=RIGHT(LEFT([.$B$1];[.A80]);1)" office:value-type="string" office:string-value="5">
            <text:p>5</text:p>
          </table:table-cell>
          <table:table-cell table:formula="of:=VLOOKUP([.B80];[Sheet1.$A$2:.$B$17];2;0)" office:value-type="string" office:string-value="0101">
            <text:p>0101</text:p>
          </table:table-cell>
          <table:table-cell table:formula="of:=[.C80]&amp;LEFT([.C81];2)" office:value-type="string" office:string-value="010101">
            <text:p>010101</text:p>
          </table:table-cell>
          <table:table-cell table:formula="of:=VLOOKUP([.D80];[Sheet1.$F$2:.$G$65];2;0)" office:value-type="string" office:string-value="V">
            <text:p>V</text:p>
          </table:table-cell>
        </table:table-row>
        <table:table-row table:style-name="ro2">
          <table:table-cell table:formula="of:=[.A80]+1" office:value-type="float" office:value="77">
            <text:p>77</text:p>
          </table:table-cell>
          <table:table-cell table:formula="of:=RIGHT(LEFT([.$B$1];[.A81]);1)" office:value-type="string" office:string-value="7">
            <text:p>7</text:p>
          </table:table-cell>
          <table:table-cell table:formula="of:=VLOOKUP([.B81];[Sheet1.$A$2:.$B$17];2;0)" office:value-type="string" office:string-value="0111">
            <text:p>0111</text:p>
          </table:table-cell>
          <table:table-cell table:formula="of:=RIGHT([.C81];2)&amp;[.C82]" office:value-type="string" office:string-value="110011">
            <text:p>110011</text:p>
          </table:table-cell>
          <table:table-cell table:formula="of:=VLOOKUP([.D81];[Sheet1.$F$2:.$G$65];2;0)" office:value-type="string" office:string-value="z">
            <text:p>z</text:p>
          </table:table-cell>
        </table:table-row>
        <table:table-row table:style-name="ro2">
          <table:table-cell table:formula="of:=[.A81]+1" office:value-type="float" office:value="78">
            <text:p>78</text:p>
          </table:table-cell>
          <table:table-cell table:formula="of:=RIGHT(LEFT([.$B$1];[.A82]);1)" office:value-type="string" office:string-value="3">
            <text:p>3</text:p>
          </table:table-cell>
          <table:table-cell table:formula="of:=VLOOKUP([.B82];[Sheet1.$A$2:.$B$17];2;0)" office:value-type="string" office:string-value="0011">
            <text:p>0011</text:p>
          </table:table-cell>
          <table:table-cell table:number-columns-repeated="2"/>
        </table:table-row>
        <table:table-row table:style-name="ro2">
          <table:table-cell table:formula="of:=[.A82]+1" office:value-type="float" office:value="79">
            <text:p>79</text:p>
          </table:table-cell>
          <table:table-cell table:formula="of:=RIGHT(LEFT([.$B$1];[.A83]);1)" office:value-type="string" office:string-value="2">
            <text:p>2</text:p>
          </table:table-cell>
          <table:table-cell table:formula="of:=VLOOKUP([.B83];[Sheet1.$A$2:.$B$17];2;0)" office:value-type="string" office:string-value="0010">
            <text:p>0010</text:p>
          </table:table-cell>
          <table:table-cell table:formula="of:=[.C83]&amp;LEFT([.C84];2)" office:value-type="string" office:string-value="001000">
            <text:p>001000</text:p>
          </table:table-cell>
          <table:table-cell table:formula="of:=VLOOKUP([.D83];[Sheet1.$F$2:.$G$65];2;0)" office:value-type="string" office:string-value="I">
            <text:p>I</text:p>
          </table:table-cell>
        </table:table-row>
        <table:table-row table:style-name="ro2">
          <table:table-cell table:formula="of:=[.A83]+1" office:value-type="float" office:value="80">
            <text:p>80</text:p>
          </table:table-cell>
          <table:table-cell table:formula="of:=RIGHT(LEFT([.$B$1];[.A84]);1)" office:value-type="string" office:string-value="0">
            <text:p>0</text:p>
          </table:table-cell>
          <table:table-cell table:formula="of:=VLOOKUP([.B84];[Sheet1.$A$2:.$B$17];2;0)" office:value-type="string" office:string-value="0000">
            <text:p>0000</text:p>
          </table:table-cell>
          <table:table-cell table:formula="of:=RIGHT([.C84];2)&amp;[.C85]" office:value-type="string" office:string-value="000110">
            <text:p>000110</text:p>
          </table:table-cell>
          <table:table-cell table:formula="of:=VLOOKUP([.D84];[Sheet1.$F$2:.$G$65];2;0)" office:value-type="string" office:string-value="G">
            <text:p>G</text:p>
          </table:table-cell>
        </table:table-row>
        <table:table-row table:style-name="ro2">
          <table:table-cell table:formula="of:=[.A84]+1" office:value-type="float" office:value="81">
            <text:p>81</text:p>
          </table:table-cell>
          <table:table-cell table:formula="of:=RIGHT(LEFT([.$B$1];[.A85]);1)" office:value-type="string" office:string-value="6">
            <text:p>6</text:p>
          </table:table-cell>
          <table:table-cell table:formula="of:=VLOOKUP([.B85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85]+1" office:value-type="float" office:value="82">
            <text:p>82</text:p>
          </table:table-cell>
          <table:table-cell table:formula="of:=RIGHT(LEFT([.$B$1];[.A86]);1)" office:value-type="string" office:string-value="d">
            <text:p>d</text:p>
          </table:table-cell>
          <table:table-cell table:formula="of:=VLOOKUP([.B86];[Sheet1.$A$2:.$B$17];2;0)" office:value-type="string" office:string-value="1101">
            <text:p>1101</text:p>
          </table:table-cell>
          <table:table-cell table:formula="of:=[.C86]&amp;LEFT([.C87];2)" office:value-type="string" office:string-value="110101">
            <text:p>110101</text:p>
          </table:table-cell>
          <table:table-cell table:formula="of:=VLOOKUP([.D86];[Sheet1.$F$2:.$G$65];2;0)" office:value-type="float" office:value="1">
            <text:p>1</text:p>
          </table:table-cell>
        </table:table-row>
        <table:table-row table:style-name="ro2">
          <table:table-cell table:formula="of:=[.A86]+1" office:value-type="float" office:value="83">
            <text:p>83</text:p>
          </table:table-cell>
          <table:table-cell table:formula="of:=RIGHT(LEFT([.$B$1];[.A87]);1)" office:value-type="string" office:string-value="7">
            <text:p>7</text:p>
          </table:table-cell>
          <table:table-cell table:formula="of:=VLOOKUP([.B87];[Sheet1.$A$2:.$B$17];2;0)" office:value-type="string" office:string-value="0111">
            <text:p>0111</text:p>
          </table:table-cell>
          <table:table-cell table:formula="of:=RIGHT([.C87];2)&amp;[.C88]" office:value-type="string" office:string-value="110101">
            <text:p>110101</text:p>
          </table:table-cell>
          <table:table-cell table:formula="of:=VLOOKUP([.D87];[Sheet1.$F$2:.$G$65];2;0)" office:value-type="float" office:value="1">
            <text:p>1</text:p>
          </table:table-cell>
        </table:table-row>
        <table:table-row table:style-name="ro2">
          <table:table-cell table:formula="of:=[.A87]+1" office:value-type="float" office:value="84">
            <text:p>84</text:p>
          </table:table-cell>
          <table:table-cell table:formula="of:=RIGHT(LEFT([.$B$1];[.A88]);1)" office:value-type="string" office:string-value="5">
            <text:p>5</text:p>
          </table:table-cell>
          <table:table-cell table:formula="of:=VLOOKUP([.B88];[Sheet1.$A$2:.$B$17];2;0)" office:value-type="string" office:string-value="0101">
            <text:p>0101</text:p>
          </table:table-cell>
          <table:table-cell table:number-columns-repeated="2"/>
        </table:table-row>
        <table:table-row table:style-name="ro2">
          <table:table-cell table:formula="of:=[.A88]+1" office:value-type="float" office:value="85">
            <text:p>85</text:p>
          </table:table-cell>
          <table:table-cell table:formula="of:=RIGHT(LEFT([.$B$1];[.A89]);1)" office:value-type="string" office:string-value="7">
            <text:p>7</text:p>
          </table:table-cell>
          <table:table-cell table:formula="of:=VLOOKUP([.B89];[Sheet1.$A$2:.$B$17];2;0)" office:value-type="string" office:string-value="0111">
            <text:p>0111</text:p>
          </table:table-cell>
          <table:table-cell table:formula="of:=[.C89]&amp;LEFT([.C90];2)" office:value-type="string" office:string-value="011100">
            <text:p>011100</text:p>
          </table:table-cell>
          <table:table-cell table:formula="of:=VLOOKUP([.D89];[Sheet1.$F$2:.$G$65];2;0)" office:value-type="string" office:string-value="c">
            <text:p>c</text:p>
          </table:table-cell>
        </table:table-row>
        <table:table-row table:style-name="ro2">
          <table:table-cell table:formula="of:=[.A89]+1" office:value-type="float" office:value="86">
            <text:p>86</text:p>
          </table:table-cell>
          <table:table-cell table:formula="of:=RIGHT(LEFT([.$B$1];[.A90]);1)" office:value-type="string" office:string-value="3">
            <text:p>3</text:p>
          </table:table-cell>
          <table:table-cell table:formula="of:=VLOOKUP([.B90];[Sheet1.$A$2:.$B$17];2;0)" office:value-type="string" office:string-value="0011">
            <text:p>0011</text:p>
          </table:table-cell>
          <table:table-cell table:formula="of:=RIGHT([.C90];2)&amp;[.C91]" office:value-type="string" office:string-value="110110">
            <text:p>110110</text:p>
          </table:table-cell>
          <table:table-cell table:formula="of:=VLOOKUP([.D90];[Sheet1.$F$2:.$G$65];2;0)" office:value-type="float" office:value="2">
            <text:p>2</text:p>
          </table:table-cell>
        </table:table-row>
        <table:table-row table:style-name="ro2">
          <table:table-cell table:formula="of:=[.A90]+1" office:value-type="float" office:value="87">
            <text:p>87</text:p>
          </table:table-cell>
          <table:table-cell table:formula="of:=RIGHT(LEFT([.$B$1];[.A91]);1)" office:value-type="string" office:string-value="6">
            <text:p>6</text:p>
          </table:table-cell>
          <table:table-cell table:formula="of:=VLOOKUP([.B91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91]+1" office:value-type="float" office:value="88">
            <text:p>88</text:p>
          </table:table-cell>
          <table:table-cell table:formula="of:=RIGHT(LEFT([.$B$1];[.A92]);1)" office:value-type="string" office:string-value="8">
            <text:p>8</text:p>
          </table:table-cell>
          <table:table-cell table:formula="of:=VLOOKUP([.B92];[Sheet1.$A$2:.$B$17];2;0)" office:value-type="string" office:string-value="1000">
            <text:p>1000</text:p>
          </table:table-cell>
          <table:table-cell table:formula="of:=[.C92]&amp;LEFT([.C93];2)" office:value-type="string" office:string-value="100001">
            <text:p>100001</text:p>
          </table:table-cell>
          <table:table-cell table:formula="of:=VLOOKUP([.D92];[Sheet1.$F$2:.$G$65];2;0)" office:value-type="string" office:string-value="h">
            <text:p>h</text:p>
          </table:table-cell>
        </table:table-row>
        <table:table-row table:style-name="ro2">
          <table:table-cell table:formula="of:=[.A92]+1" office:value-type="float" office:value="89">
            <text:p>89</text:p>
          </table:table-cell>
          <table:table-cell table:formula="of:=RIGHT(LEFT([.$B$1];[.A93]);1)" office:value-type="string" office:string-value="7">
            <text:p>7</text:p>
          </table:table-cell>
          <table:table-cell table:formula="of:=VLOOKUP([.B93];[Sheet1.$A$2:.$B$17];2;0)" office:value-type="string" office:string-value="0111">
            <text:p>0111</text:p>
          </table:table-cell>
          <table:table-cell table:formula="of:=RIGHT([.C93];2)&amp;[.C94]" office:value-type="string" office:string-value="110010">
            <text:p>110010</text:p>
          </table:table-cell>
          <table:table-cell table:formula="of:=VLOOKUP([.D93];[Sheet1.$F$2:.$G$65];2;0)" office:value-type="string" office:string-value="y">
            <text:p>y</text:p>
          </table:table-cell>
        </table:table-row>
        <table:table-row table:style-name="ro2">
          <table:table-cell table:formula="of:=[.A93]+1" office:value-type="float" office:value="90">
            <text:p>90</text:p>
          </table:table-cell>
          <table:table-cell table:formula="of:=RIGHT(LEFT([.$B$1];[.A94]);1)" office:value-type="string" office:string-value="2">
            <text:p>2</text:p>
          </table:table-cell>
          <table:table-cell table:formula="of:=VLOOKUP([.B94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94]+1" office:value-type="float" office:value="91">
            <text:p>91</text:p>
          </table:table-cell>
          <table:table-cell table:formula="of:=RIGHT(LEFT([.$B$1];[.A95]);1)" office:value-type="string" office:string-value="6">
            <text:p>6</text:p>
          </table:table-cell>
          <table:table-cell table:formula="of:=VLOOKUP([.B95];[Sheet1.$A$2:.$B$17];2;0)" office:value-type="string" office:string-value="0110">
            <text:p>0110</text:p>
          </table:table-cell>
          <table:table-cell table:formula="of:=[.C95]&amp;LEFT([.C96];2)" office:value-type="string" office:string-value="011011">
            <text:p>011011</text:p>
          </table:table-cell>
          <table:table-cell table:formula="of:=VLOOKUP([.D95];[Sheet1.$F$2:.$G$65];2;0)" office:value-type="string" office:string-value="b">
            <text:p>b</text:p>
          </table:table-cell>
        </table:table-row>
        <table:table-row table:style-name="ro2">
          <table:table-cell table:formula="of:=[.A95]+1" office:value-type="float" office:value="92">
            <text:p>92</text:p>
          </table:table-cell>
          <table:table-cell table:formula="of:=RIGHT(LEFT([.$B$1];[.A96]);1)" office:value-type="string" office:string-value="f">
            <text:p>f</text:p>
          </table:table-cell>
          <table:table-cell table:formula="of:=VLOOKUP([.B96];[Sheet1.$A$2:.$B$17];2;0)" office:value-type="string" office:string-value="1111">
            <text:p>1111</text:p>
          </table:table-cell>
          <table:table-cell table:formula="of:=RIGHT([.C96];2)&amp;[.C97]" office:value-type="string" office:string-value="110110">
            <text:p>110110</text:p>
          </table:table-cell>
          <table:table-cell table:formula="of:=VLOOKUP([.D96];[Sheet1.$F$2:.$G$65];2;0)" office:value-type="float" office:value="2">
            <text:p>2</text:p>
          </table:table-cell>
        </table:table-row>
        <table:table-row table:style-name="ro2">
          <table:table-cell table:formula="of:=[.A96]+1" office:value-type="float" office:value="93">
            <text:p>93</text:p>
          </table:table-cell>
          <table:table-cell table:formula="of:=RIGHT(LEFT([.$B$1];[.A97]);1)" office:value-type="string" office:string-value="6">
            <text:p>6</text:p>
          </table:table-cell>
          <table:table-cell table:formula="of:=VLOOKUP([.B97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97]+1" office:value-type="float" office:value="94">
            <text:p>94</text:p>
          </table:table-cell>
          <table:table-cell table:formula="of:=RIGHT(LEFT([.$B$1];[.A98]);1)" office:value-type="string" office:string-value="f">
            <text:p>f</text:p>
          </table:table-cell>
          <table:table-cell table:formula="of:=VLOOKUP([.B98];[Sheet1.$A$2:.$B$17];2;0)" office:value-type="string" office:string-value="1111">
            <text:p>1111</text:p>
          </table:table-cell>
          <table:table-cell table:formula="of:=[.C98]&amp;LEFT([.C99];2)" office:value-type="string" office:string-value="111101">
            <text:p>111101</text:p>
          </table:table-cell>
          <table:table-cell table:formula="of:=VLOOKUP([.D98];[Sheet1.$F$2:.$G$65];2;0)" office:value-type="float" office:value="9">
            <text:p>9</text:p>
          </table:table-cell>
        </table:table-row>
        <table:table-row table:style-name="ro2">
          <table:table-cell table:formula="of:=[.A98]+1" office:value-type="float" office:value="95">
            <text:p>95</text:p>
          </table:table-cell>
          <table:table-cell table:formula="of:=RIGHT(LEFT([.$B$1];[.A99]);1)" office:value-type="string" office:string-value="6">
            <text:p>6</text:p>
          </table:table-cell>
          <table:table-cell table:formula="of:=VLOOKUP([.B99];[Sheet1.$A$2:.$B$17];2;0)" office:value-type="string" office:string-value="0110">
            <text:p>0110</text:p>
          </table:table-cell>
          <table:table-cell table:formula="of:=RIGHT([.C99];2)&amp;[.C100]" office:value-type="string" office:string-value="101101">
            <text:p>101101</text:p>
          </table:table-cell>
          <table:table-cell table:formula="of:=VLOOKUP([.D99];[Sheet1.$F$2:.$G$65];2;0)" office:value-type="string" office:string-value="t">
            <text:p>t</text:p>
          </table:table-cell>
        </table:table-row>
        <table:table-row table:style-name="ro2">
          <table:table-cell table:formula="of:=[.A99]+1" office:value-type="float" office:value="96">
            <text:p>96</text:p>
          </table:table-cell>
          <table:table-cell table:formula="of:=RIGHT(LEFT([.$B$1];[.A100]);1)" office:value-type="string" office:string-value="d">
            <text:p>d</text:p>
          </table:table-cell>
          <table:table-cell table:formula="of:=VLOOKUP([.B100];[Sheet1.$A$2:.$B$17];2;0)" office:value-type="string" office:string-value="1101">
            <text:p>1101</text:p>
          </table:table-cell>
          <table:table-cell table:number-columns-repeated="2"/>
        </table:table-row>
        <table:table-row table:style-name="ro2" table:number-rows-repeated="10">
          <table:table-cell table:number-columns-repeated="5"/>
        </table:table-row>
        <table:table-row table:style-name="ro2">
          <table:table-cell table:number-columns-repeated="2"/>
          <table:table-cell/>
          <table:table-cell table:formula="of:=[.C111]&amp;LEFT([.C112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13]&amp;LEFT([.C114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15]&amp;LEFT([.C116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17]&amp;LEFT([.C118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19]&amp;LEFT([.C120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21]&amp;LEFT([.C122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23]&amp;LEFT([.C124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25]&amp;LEFT([.C126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27]&amp;LEFT([.C128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29]&amp;LEFT([.C130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31]&amp;LEFT([.C132];2)">
            <text:p/>
          </table:table-cell>
          <table:table-cell/>
        </table:table-row>
        <table:table-row table:style-name="ro2">
          <table:table-cell table:number-columns-repeated="2"/>
          <table:table-cell/>
          <table:table-cell table:number-columns-repeated="2"/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Q2" table:style-name="ta1">
        <table:table-column table:style-name="co1" table:number-columns-repeated="7" table:default-cell-style-name="Default"/>
        <table:table-row table:style-name="ro2">
          <table:table-cell office:value-type="string">
            <text:p>String</text:p>
          </table:table-cell>
          <table:table-cell office:value-type="string">
            <text:p>1c0111001f010100061a024b53535009181c</text:p>
          </table:table-cell>
          <table:table-cell table:number-columns-repeated="5"/>
        </table:table-row>
        <table:table-row table:style-name="ro2">
          <table:table-cell office:value-type="string">
            <text:p>Key</text:p>
          </table:table-cell>
          <table:table-cell office:value-type="string">
            <text:p>686974207468652062756c6c277320657965</text:p>
          </table:table-cell>
          <table:table-cell table:number-columns-repeated="5"/>
        </table:table-row>
        <table:table-row table:style-name="ro3">
          <table:table-cell office:value-type="string">
            <text:p>Length</text:p>
          </table:table-cell>
          <table:table-cell table:formula="of:=LEN([.B1])" office:value-type="float" office:value="36">
            <text:p>36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2">
          <table:table-cell/>
          <table:table-cell office:value-type="string">
            <text:p>String</text:p>
          </table:table-cell>
          <table:table-cell office:value-type="string">
            <text:p>Key</text:p>
          </table:table-cell>
          <table:table-cell office:value-type="string">
            <text:p>B1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RIGHT(LEFT([.$B$1];[.A6]);1)" office:value-type="string" office:string-value="1">
            <text:p>1</text:p>
          </table:table-cell>
          <table:table-cell table:formula="of:=RIGHT(LEFT([.$B$2];[.A6]);1)" office:value-type="string" office:string-value="6">
            <text:p>6</text:p>
          </table:table-cell>
          <table:table-cell table:formula="of:=VLOOKUP([.B6];[Sheet1.$A$2:.$B$17];2;0)" office:value-type="string" office:string-value="0001">
            <text:p>0001</text:p>
          </table:table-cell>
          <table:table-cell table:formula="of:=VLOOKUP([.C6];[Sheet1.$A$2:.$B$17];2;0)" office:value-type="string" office:string-value="0110">
            <text:p>0110</text:p>
          </table:table-cell>
          <table:table-cell table:formula="of:=IF(OR(AND(LEFT(RIGHT([.D6];4);1)=&quot;0&quot;;LEFT(RIGHT([.E6];4);1)=&quot;0&quot;);AND(LEFT(RIGHT([.D6];4);1)=&quot;1&quot;;LEFT(RIGHT([.E6];4);1)=&quot;1&quot;));&quot;0&quot;;&quot;1&quot;)&amp;IF(OR(AND(LEFT(RIGHT([.D6];3);1)=&quot;0&quot;;LEFT(RIGHT([.E6];3);1)=&quot;0&quot;);AND(LEFT(RIGHT([.D6];3);1)=&quot;1&quot;;LEFT(RIGHT([.E6];3);1)=&quot;1&quot;));&quot;0&quot;;&quot;1&quot;)&amp;IF(OR(AND(LEFT(RIGHT([.D6];2);1)=&quot;0&quot;;LEFT(RIGHT([.E6];2);1)=&quot;0&quot;);AND(LEFT(RIGHT([.D6];2);1)=&quot;1&quot;;LEFT(RIGHT([.E6];2);1)=&quot;1&quot;));&quot;0&quot;;&quot;1&quot;)&amp;IF(OR(AND(LEFT(RIGHT([.D6];1);1)=&quot;0&quot;;LEFT(RIGHT([.E6];1);1)=&quot;0&quot;);AND(LEFT(RIGHT([.D6];1);1)=&quot;1&quot;;LEFT(RIGHT([.E6];1);1)=&quot;1&quot;));&quot;0&quot;;&quot;1&quot;)" office:value-type="string" office:string-value="0111">
            <text:p>0111</text:p>
          </table:table-cell>
          <table:table-cell table:formula="of:=VLOOKUP([.F6];[Sheet1.$B$2:.$C$17];2;0)" office:value-type="float" office:value="7">
            <text:p>7</text:p>
          </table:table-cell>
        </table:table-row>
        <table:table-row table:style-name="ro2">
          <table:table-cell table:formula="of:=[.A6]+1" office:value-type="float" office:value="2">
            <text:p>2</text:p>
          </table:table-cell>
          <table:table-cell table:formula="of:=RIGHT(LEFT([.$B$1];[.A7]);1)" office:value-type="string" office:string-value="c">
            <text:p>c</text:p>
          </table:table-cell>
          <table:table-cell table:formula="of:=RIGHT(LEFT([.$B$2];[.A7]);1)" office:value-type="string" office:string-value="8">
            <text:p>8</text:p>
          </table:table-cell>
          <table:table-cell table:formula="of:=VLOOKUP([.B7];[Sheet1.$A$2:.$B$17];2;0)" office:value-type="string" office:string-value="1100">
            <text:p>1100</text:p>
          </table:table-cell>
          <table:table-cell table:formula="of:=VLOOKUP([.C7];[Sheet1.$A$2:.$B$17];2;0)" office:value-type="string" office:string-value="1000">
            <text:p>1000</text:p>
          </table:table-cell>
          <table:table-cell table:formula="of:=IF(OR(AND(LEFT(RIGHT([.D7];4);1)=&quot;0&quot;;LEFT(RIGHT([.E7];4);1)=&quot;0&quot;);AND(LEFT(RIGHT([.D7];4);1)=&quot;1&quot;;LEFT(RIGHT([.E7];4);1)=&quot;1&quot;));&quot;0&quot;;&quot;1&quot;)&amp;IF(OR(AND(LEFT(RIGHT([.D7];3);1)=&quot;0&quot;;LEFT(RIGHT([.E7];3);1)=&quot;0&quot;);AND(LEFT(RIGHT([.D7];3);1)=&quot;1&quot;;LEFT(RIGHT([.E7];3);1)=&quot;1&quot;));&quot;0&quot;;&quot;1&quot;)&amp;IF(OR(AND(LEFT(RIGHT([.D7];2);1)=&quot;0&quot;;LEFT(RIGHT([.E7];2);1)=&quot;0&quot;);AND(LEFT(RIGHT([.D7];2);1)=&quot;1&quot;;LEFT(RIGHT([.E7];2);1)=&quot;1&quot;));&quot;0&quot;;&quot;1&quot;)&amp;IF(OR(AND(LEFT(RIGHT([.D7];1);1)=&quot;0&quot;;LEFT(RIGHT([.E7];1);1)=&quot;0&quot;);AND(LEFT(RIGHT([.D7];1);1)=&quot;1&quot;;LEFT(RIGHT([.E7];1);1)=&quot;1&quot;));&quot;0&quot;;&quot;1&quot;)" office:value-type="string" office:string-value="0100">
            <text:p>0100</text:p>
          </table:table-cell>
          <table:table-cell table:formula="of:=VLOOKUP([.F7];[Sheet1.$B$2:.$C$17];2;0)" office:value-type="float" office:value="4">
            <text:p>4</text:p>
          </table:table-cell>
        </table:table-row>
        <table:table-row table:style-name="ro2">
          <table:table-cell table:formula="of:=[.A7]+1" office:value-type="float" office:value="3">
            <text:p>3</text:p>
          </table:table-cell>
          <table:table-cell table:formula="of:=RIGHT(LEFT([.$B$1];[.A8]);1)" office:value-type="string" office:string-value="0">
            <text:p>0</text:p>
          </table:table-cell>
          <table:table-cell table:formula="of:=RIGHT(LEFT([.$B$2];[.A8]);1)" office:value-type="string" office:string-value="6">
            <text:p>6</text:p>
          </table:table-cell>
          <table:table-cell table:formula="of:=VLOOKUP([.B8];[Sheet1.$A$2:.$B$17];2;0)" office:value-type="string" office:string-value="0000">
            <text:p>0000</text:p>
          </table:table-cell>
          <table:table-cell table:formula="of:=VLOOKUP([.C8];[Sheet1.$A$2:.$B$17];2;0)" office:value-type="string" office:string-value="0110">
            <text:p>0110</text:p>
          </table:table-cell>
          <table:table-cell table:formula="of:=IF(OR(AND(LEFT(RIGHT([.D8];4);1)=&quot;0&quot;;LEFT(RIGHT([.E8];4);1)=&quot;0&quot;);AND(LEFT(RIGHT([.D8];4);1)=&quot;1&quot;;LEFT(RIGHT([.E8];4);1)=&quot;1&quot;));&quot;0&quot;;&quot;1&quot;)&amp;IF(OR(AND(LEFT(RIGHT([.D8];3);1)=&quot;0&quot;;LEFT(RIGHT([.E8];3);1)=&quot;0&quot;);AND(LEFT(RIGHT([.D8];3);1)=&quot;1&quot;;LEFT(RIGHT([.E8];3);1)=&quot;1&quot;));&quot;0&quot;;&quot;1&quot;)&amp;IF(OR(AND(LEFT(RIGHT([.D8];2);1)=&quot;0&quot;;LEFT(RIGHT([.E8];2);1)=&quot;0&quot;);AND(LEFT(RIGHT([.D8];2);1)=&quot;1&quot;;LEFT(RIGHT([.E8];2);1)=&quot;1&quot;));&quot;0&quot;;&quot;1&quot;)&amp;IF(OR(AND(LEFT(RIGHT([.D8];1);1)=&quot;0&quot;;LEFT(RIGHT([.E8];1);1)=&quot;0&quot;);AND(LEFT(RIGHT([.D8];1);1)=&quot;1&quot;;LEFT(RIGHT([.E8];1);1)=&quot;1&quot;));&quot;0&quot;;&quot;1&quot;)" office:value-type="string" office:string-value="0110">
            <text:p>0110</text:p>
          </table:table-cell>
          <table:table-cell table:formula="of:=VLOOKUP([.F8];[Sheet1.$B$2:.$C$17];2;0)" office:value-type="float" office:value="6">
            <text:p>6</text:p>
          </table:table-cell>
        </table:table-row>
        <table:table-row table:style-name="ro2">
          <table:table-cell table:formula="of:=[.A8]+1" office:value-type="float" office:value="4">
            <text:p>4</text:p>
          </table:table-cell>
          <table:table-cell table:formula="of:=RIGHT(LEFT([.$B$1];[.A9]);1)" office:value-type="string" office:string-value="1">
            <text:p>1</text:p>
          </table:table-cell>
          <table:table-cell table:formula="of:=RIGHT(LEFT([.$B$2];[.A9]);1)" office:value-type="string" office:string-value="9">
            <text:p>9</text:p>
          </table:table-cell>
          <table:table-cell table:formula="of:=VLOOKUP([.B9];[Sheet1.$A$2:.$B$17];2;0)" office:value-type="string" office:string-value="0001">
            <text:p>0001</text:p>
          </table:table-cell>
          <table:table-cell table:formula="of:=VLOOKUP([.C9];[Sheet1.$A$2:.$B$17];2;0)" office:value-type="string" office:string-value="1001">
            <text:p>1001</text:p>
          </table:table-cell>
          <table:table-cell table:formula="of:=IF(OR(AND(LEFT(RIGHT([.D9];4);1)=&quot;0&quot;;LEFT(RIGHT([.E9];4);1)=&quot;0&quot;);AND(LEFT(RIGHT([.D9];4);1)=&quot;1&quot;;LEFT(RIGHT([.E9];4);1)=&quot;1&quot;));&quot;0&quot;;&quot;1&quot;)&amp;IF(OR(AND(LEFT(RIGHT([.D9];3);1)=&quot;0&quot;;LEFT(RIGHT([.E9];3);1)=&quot;0&quot;);AND(LEFT(RIGHT([.D9];3);1)=&quot;1&quot;;LEFT(RIGHT([.E9];3);1)=&quot;1&quot;));&quot;0&quot;;&quot;1&quot;)&amp;IF(OR(AND(LEFT(RIGHT([.D9];2);1)=&quot;0&quot;;LEFT(RIGHT([.E9];2);1)=&quot;0&quot;);AND(LEFT(RIGHT([.D9];2);1)=&quot;1&quot;;LEFT(RIGHT([.E9];2);1)=&quot;1&quot;));&quot;0&quot;;&quot;1&quot;)&amp;IF(OR(AND(LEFT(RIGHT([.D9];1);1)=&quot;0&quot;;LEFT(RIGHT([.E9];1);1)=&quot;0&quot;);AND(LEFT(RIGHT([.D9];1);1)=&quot;1&quot;;LEFT(RIGHT([.E9];1);1)=&quot;1&quot;));&quot;0&quot;;&quot;1&quot;)" office:value-type="string" office:string-value="1000">
            <text:p>1000</text:p>
          </table:table-cell>
          <table:table-cell table:formula="of:=VLOOKUP([.F9];[Sheet1.$B$2:.$C$17];2;0)" office:value-type="float" office:value="8">
            <text:p>8</text:p>
          </table:table-cell>
        </table:table-row>
        <table:table-row table:style-name="ro2">
          <table:table-cell table:formula="of:=[.A9]+1" office:value-type="float" office:value="5">
            <text:p>5</text:p>
          </table:table-cell>
          <table:table-cell table:formula="of:=RIGHT(LEFT([.$B$1];[.A10]);1)" office:value-type="string" office:string-value="1">
            <text:p>1</text:p>
          </table:table-cell>
          <table:table-cell table:formula="of:=RIGHT(LEFT([.$B$2];[.A10]);1)" office:value-type="string" office:string-value="7">
            <text:p>7</text:p>
          </table:table-cell>
          <table:table-cell table:formula="of:=VLOOKUP([.B10];[Sheet1.$A$2:.$B$17];2;0)" office:value-type="string" office:string-value="0001">
            <text:p>0001</text:p>
          </table:table-cell>
          <table:table-cell table:formula="of:=VLOOKUP([.C10];[Sheet1.$A$2:.$B$17];2;0)" office:value-type="string" office:string-value="0111">
            <text:p>0111</text:p>
          </table:table-cell>
          <table:table-cell table:formula="of:=IF(OR(AND(LEFT(RIGHT([.D10];4);1)=&quot;0&quot;;LEFT(RIGHT([.E10];4);1)=&quot;0&quot;);AND(LEFT(RIGHT([.D10];4);1)=&quot;1&quot;;LEFT(RIGHT([.E10];4);1)=&quot;1&quot;));&quot;0&quot;;&quot;1&quot;)&amp;IF(OR(AND(LEFT(RIGHT([.D10];3);1)=&quot;0&quot;;LEFT(RIGHT([.E10];3);1)=&quot;0&quot;);AND(LEFT(RIGHT([.D10];3);1)=&quot;1&quot;;LEFT(RIGHT([.E10];3);1)=&quot;1&quot;));&quot;0&quot;;&quot;1&quot;)&amp;IF(OR(AND(LEFT(RIGHT([.D10];2);1)=&quot;0&quot;;LEFT(RIGHT([.E10];2);1)=&quot;0&quot;);AND(LEFT(RIGHT([.D10];2);1)=&quot;1&quot;;LEFT(RIGHT([.E10];2);1)=&quot;1&quot;));&quot;0&quot;;&quot;1&quot;)&amp;IF(OR(AND(LEFT(RIGHT([.D10];1);1)=&quot;0&quot;;LEFT(RIGHT([.E10];1);1)=&quot;0&quot;);AND(LEFT(RIGHT([.D10];1);1)=&quot;1&quot;;LEFT(RIGHT([.E10];1);1)=&quot;1&quot;));&quot;0&quot;;&quot;1&quot;)" office:value-type="string" office:string-value="0110">
            <text:p>0110</text:p>
          </table:table-cell>
          <table:table-cell table:formula="of:=VLOOKUP([.F10];[Sheet1.$B$2:.$C$17];2;0)" office:value-type="float" office:value="6">
            <text:p>6</text:p>
          </table:table-cell>
        </table:table-row>
        <table:table-row table:style-name="ro2">
          <table:table-cell table:formula="of:=[.A10]+1" office:value-type="float" office:value="6">
            <text:p>6</text:p>
          </table:table-cell>
          <table:table-cell table:formula="of:=RIGHT(LEFT([.$B$1];[.A11]);1)" office:value-type="string" office:string-value="1">
            <text:p>1</text:p>
          </table:table-cell>
          <table:table-cell table:formula="of:=RIGHT(LEFT([.$B$2];[.A11]);1)" office:value-type="string" office:string-value="4">
            <text:p>4</text:p>
          </table:table-cell>
          <table:table-cell table:formula="of:=VLOOKUP([.B11];[Sheet1.$A$2:.$B$17];2;0)" office:value-type="string" office:string-value="0001">
            <text:p>0001</text:p>
          </table:table-cell>
          <table:table-cell table:formula="of:=VLOOKUP([.C11];[Sheet1.$A$2:.$B$17];2;0)" office:value-type="string" office:string-value="0100">
            <text:p>0100</text:p>
          </table:table-cell>
          <table:table-cell table:formula="of:=IF(OR(AND(LEFT(RIGHT([.D11];4);1)=&quot;0&quot;;LEFT(RIGHT([.E11];4);1)=&quot;0&quot;);AND(LEFT(RIGHT([.D11];4);1)=&quot;1&quot;;LEFT(RIGHT([.E11];4);1)=&quot;1&quot;));&quot;0&quot;;&quot;1&quot;)&amp;IF(OR(AND(LEFT(RIGHT([.D11];3);1)=&quot;0&quot;;LEFT(RIGHT([.E11];3);1)=&quot;0&quot;);AND(LEFT(RIGHT([.D11];3);1)=&quot;1&quot;;LEFT(RIGHT([.E11];3);1)=&quot;1&quot;));&quot;0&quot;;&quot;1&quot;)&amp;IF(OR(AND(LEFT(RIGHT([.D11];2);1)=&quot;0&quot;;LEFT(RIGHT([.E11];2);1)=&quot;0&quot;);AND(LEFT(RIGHT([.D11];2);1)=&quot;1&quot;;LEFT(RIGHT([.E11];2);1)=&quot;1&quot;));&quot;0&quot;;&quot;1&quot;)&amp;IF(OR(AND(LEFT(RIGHT([.D11];1);1)=&quot;0&quot;;LEFT(RIGHT([.E11];1);1)=&quot;0&quot;);AND(LEFT(RIGHT([.D11];1);1)=&quot;1&quot;;LEFT(RIGHT([.E11];1);1)=&quot;1&quot;));&quot;0&quot;;&quot;1&quot;)" office:value-type="string" office:string-value="0101">
            <text:p>0101</text:p>
          </table:table-cell>
          <table:table-cell table:formula="of:=VLOOKUP([.F11];[Sheet1.$B$2:.$C$17];2;0)" office:value-type="float" office:value="5">
            <text:p>5</text:p>
          </table:table-cell>
        </table:table-row>
        <table:table-row table:style-name="ro2">
          <table:table-cell table:formula="of:=[.A11]+1" office:value-type="float" office:value="7">
            <text:p>7</text:p>
          </table:table-cell>
          <table:table-cell table:formula="of:=RIGHT(LEFT([.$B$1];[.A12]);1)" office:value-type="string" office:string-value="0">
            <text:p>0</text:p>
          </table:table-cell>
          <table:table-cell table:formula="of:=RIGHT(LEFT([.$B$2];[.A12]);1)" office:value-type="string" office:string-value="2">
            <text:p>2</text:p>
          </table:table-cell>
          <table:table-cell table:formula="of:=VLOOKUP([.B12];[Sheet1.$A$2:.$B$17];2;0)" office:value-type="string" office:string-value="0000">
            <text:p>0000</text:p>
          </table:table-cell>
          <table:table-cell table:formula="of:=VLOOKUP([.C12];[Sheet1.$A$2:.$B$17];2;0)" office:value-type="string" office:string-value="0010">
            <text:p>0010</text:p>
          </table:table-cell>
          <table:table-cell table:formula="of:=IF(OR(AND(LEFT(RIGHT([.D12];4);1)=&quot;0&quot;;LEFT(RIGHT([.E12];4);1)=&quot;0&quot;);AND(LEFT(RIGHT([.D12];4);1)=&quot;1&quot;;LEFT(RIGHT([.E12];4);1)=&quot;1&quot;));&quot;0&quot;;&quot;1&quot;)&amp;IF(OR(AND(LEFT(RIGHT([.D12];3);1)=&quot;0&quot;;LEFT(RIGHT([.E12];3);1)=&quot;0&quot;);AND(LEFT(RIGHT([.D12];3);1)=&quot;1&quot;;LEFT(RIGHT([.E12];3);1)=&quot;1&quot;));&quot;0&quot;;&quot;1&quot;)&amp;IF(OR(AND(LEFT(RIGHT([.D12];2);1)=&quot;0&quot;;LEFT(RIGHT([.E12];2);1)=&quot;0&quot;);AND(LEFT(RIGHT([.D12];2);1)=&quot;1&quot;;LEFT(RIGHT([.E12];2);1)=&quot;1&quot;));&quot;0&quot;;&quot;1&quot;)&amp;IF(OR(AND(LEFT(RIGHT([.D12];1);1)=&quot;0&quot;;LEFT(RIGHT([.E12];1);1)=&quot;0&quot;);AND(LEFT(RIGHT([.D12];1);1)=&quot;1&quot;;LEFT(RIGHT([.E12];1);1)=&quot;1&quot;));&quot;0&quot;;&quot;1&quot;)" office:value-type="string" office:string-value="0010">
            <text:p>0010</text:p>
          </table:table-cell>
          <table:table-cell table:formula="of:=VLOOKUP([.F12];[Sheet1.$B$2:.$C$17];2;0)" office:value-type="float" office:value="2">
            <text:p>2</text:p>
          </table:table-cell>
        </table:table-row>
        <table:table-row table:style-name="ro2">
          <table:table-cell table:formula="of:=[.A12]+1" office:value-type="float" office:value="8">
            <text:p>8</text:p>
          </table:table-cell>
          <table:table-cell table:formula="of:=RIGHT(LEFT([.$B$1];[.A13]);1)" office:value-type="string" office:string-value="0">
            <text:p>0</text:p>
          </table:table-cell>
          <table:table-cell table:formula="of:=RIGHT(LEFT([.$B$2];[.A13]);1)" office:value-type="string" office:string-value="0">
            <text:p>0</text:p>
          </table:table-cell>
          <table:table-cell table:formula="of:=VLOOKUP([.B13];[Sheet1.$A$2:.$B$17];2;0)" office:value-type="string" office:string-value="0000">
            <text:p>0000</text:p>
          </table:table-cell>
          <table:table-cell table:formula="of:=VLOOKUP([.C13];[Sheet1.$A$2:.$B$17];2;0)" office:value-type="string" office:string-value="0000">
            <text:p>0000</text:p>
          </table:table-cell>
          <table:table-cell table:formula="of:=IF(OR(AND(LEFT(RIGHT([.D13];4);1)=&quot;0&quot;;LEFT(RIGHT([.E13];4);1)=&quot;0&quot;);AND(LEFT(RIGHT([.D13];4);1)=&quot;1&quot;;LEFT(RIGHT([.E13];4);1)=&quot;1&quot;));&quot;0&quot;;&quot;1&quot;)&amp;IF(OR(AND(LEFT(RIGHT([.D13];3);1)=&quot;0&quot;;LEFT(RIGHT([.E13];3);1)=&quot;0&quot;);AND(LEFT(RIGHT([.D13];3);1)=&quot;1&quot;;LEFT(RIGHT([.E13];3);1)=&quot;1&quot;));&quot;0&quot;;&quot;1&quot;)&amp;IF(OR(AND(LEFT(RIGHT([.D13];2);1)=&quot;0&quot;;LEFT(RIGHT([.E13];2);1)=&quot;0&quot;);AND(LEFT(RIGHT([.D13];2);1)=&quot;1&quot;;LEFT(RIGHT([.E13];2);1)=&quot;1&quot;));&quot;0&quot;;&quot;1&quot;)&amp;IF(OR(AND(LEFT(RIGHT([.D13];1);1)=&quot;0&quot;;LEFT(RIGHT([.E13];1);1)=&quot;0&quot;);AND(LEFT(RIGHT([.D13];1);1)=&quot;1&quot;;LEFT(RIGHT([.E13];1);1)=&quot;1&quot;));&quot;0&quot;;&quot;1&quot;)" office:value-type="string" office:string-value="0000">
            <text:p>0000</text:p>
          </table:table-cell>
          <table:table-cell table:formula="of:=VLOOKUP([.F13];[Sheet1.$B$2:.$C$17];2;0)" office:value-type="float" office:value="0">
            <text:p>0</text:p>
          </table:table-cell>
        </table:table-row>
        <table:table-row table:style-name="ro2">
          <table:table-cell table:formula="of:=[.A13]+1" office:value-type="float" office:value="9">
            <text:p>9</text:p>
          </table:table-cell>
          <table:table-cell table:formula="of:=RIGHT(LEFT([.$B$1];[.A14]);1)" office:value-type="string" office:string-value="1">
            <text:p>1</text:p>
          </table:table-cell>
          <table:table-cell table:formula="of:=RIGHT(LEFT([.$B$2];[.A14]);1)" office:value-type="string" office:string-value="7">
            <text:p>7</text:p>
          </table:table-cell>
          <table:table-cell table:formula="of:=VLOOKUP([.B14];[Sheet1.$A$2:.$B$17];2;0)" office:value-type="string" office:string-value="0001">
            <text:p>0001</text:p>
          </table:table-cell>
          <table:table-cell table:formula="of:=VLOOKUP([.C14];[Sheet1.$A$2:.$B$17];2;0)" office:value-type="string" office:string-value="0111">
            <text:p>0111</text:p>
          </table:table-cell>
          <table:table-cell table:formula="of:=IF(OR(AND(LEFT(RIGHT([.D14];4);1)=&quot;0&quot;;LEFT(RIGHT([.E14];4);1)=&quot;0&quot;);AND(LEFT(RIGHT([.D14];4);1)=&quot;1&quot;;LEFT(RIGHT([.E14];4);1)=&quot;1&quot;));&quot;0&quot;;&quot;1&quot;)&amp;IF(OR(AND(LEFT(RIGHT([.D14];3);1)=&quot;0&quot;;LEFT(RIGHT([.E14];3);1)=&quot;0&quot;);AND(LEFT(RIGHT([.D14];3);1)=&quot;1&quot;;LEFT(RIGHT([.E14];3);1)=&quot;1&quot;));&quot;0&quot;;&quot;1&quot;)&amp;IF(OR(AND(LEFT(RIGHT([.D14];2);1)=&quot;0&quot;;LEFT(RIGHT([.E14];2);1)=&quot;0&quot;);AND(LEFT(RIGHT([.D14];2);1)=&quot;1&quot;;LEFT(RIGHT([.E14];2);1)=&quot;1&quot;));&quot;0&quot;;&quot;1&quot;)&amp;IF(OR(AND(LEFT(RIGHT([.D14];1);1)=&quot;0&quot;;LEFT(RIGHT([.E14];1);1)=&quot;0&quot;);AND(LEFT(RIGHT([.D14];1);1)=&quot;1&quot;;LEFT(RIGHT([.E14];1);1)=&quot;1&quot;));&quot;0&quot;;&quot;1&quot;)" office:value-type="string" office:string-value="0110">
            <text:p>0110</text:p>
          </table:table-cell>
          <table:table-cell table:formula="of:=VLOOKUP([.F14];[Sheet1.$B$2:.$C$17];2;0)" office:value-type="float" office:value="6">
            <text:p>6</text:p>
          </table:table-cell>
        </table:table-row>
        <table:table-row table:style-name="ro2">
          <table:table-cell table:formula="of:=[.A14]+1" office:value-type="float" office:value="10">
            <text:p>10</text:p>
          </table:table-cell>
          <table:table-cell table:formula="of:=RIGHT(LEFT([.$B$1];[.A15]);1)" office:value-type="string" office:string-value="f">
            <text:p>f</text:p>
          </table:table-cell>
          <table:table-cell table:formula="of:=RIGHT(LEFT([.$B$2];[.A15]);1)" office:value-type="string" office:string-value="4">
            <text:p>4</text:p>
          </table:table-cell>
          <table:table-cell table:formula="of:=VLOOKUP([.B15];[Sheet1.$A$2:.$B$17];2;0)" office:value-type="string" office:string-value="1111">
            <text:p>1111</text:p>
          </table:table-cell>
          <table:table-cell table:formula="of:=VLOOKUP([.C15];[Sheet1.$A$2:.$B$17];2;0)" office:value-type="string" office:string-value="0100">
            <text:p>0100</text:p>
          </table:table-cell>
          <table:table-cell table:formula="of:=IF(OR(AND(LEFT(RIGHT([.D15];4);1)=&quot;0&quot;;LEFT(RIGHT([.E15];4);1)=&quot;0&quot;);AND(LEFT(RIGHT([.D15];4);1)=&quot;1&quot;;LEFT(RIGHT([.E15];4);1)=&quot;1&quot;));&quot;0&quot;;&quot;1&quot;)&amp;IF(OR(AND(LEFT(RIGHT([.D15];3);1)=&quot;0&quot;;LEFT(RIGHT([.E15];3);1)=&quot;0&quot;);AND(LEFT(RIGHT([.D15];3);1)=&quot;1&quot;;LEFT(RIGHT([.E15];3);1)=&quot;1&quot;));&quot;0&quot;;&quot;1&quot;)&amp;IF(OR(AND(LEFT(RIGHT([.D15];2);1)=&quot;0&quot;;LEFT(RIGHT([.E15];2);1)=&quot;0&quot;);AND(LEFT(RIGHT([.D15];2);1)=&quot;1&quot;;LEFT(RIGHT([.E15];2);1)=&quot;1&quot;));&quot;0&quot;;&quot;1&quot;)&amp;IF(OR(AND(LEFT(RIGHT([.D15];1);1)=&quot;0&quot;;LEFT(RIGHT([.E15];1);1)=&quot;0&quot;);AND(LEFT(RIGHT([.D15];1);1)=&quot;1&quot;;LEFT(RIGHT([.E15];1);1)=&quot;1&quot;));&quot;0&quot;;&quot;1&quot;)" office:value-type="string" office:string-value="1011">
            <text:p>1011</text:p>
          </table:table-cell>
          <table:table-cell table:formula="of:=VLOOKUP([.F15];[Sheet1.$B$2:.$C$17];2;0)" office:value-type="float" office:value="11">
            <text:p>11</text:p>
          </table:table-cell>
        </table:table-row>
        <table:table-row table:style-name="ro2">
          <table:table-cell table:formula="of:=[.A15]+1" office:value-type="float" office:value="11">
            <text:p>11</text:p>
          </table:table-cell>
          <table:table-cell table:formula="of:=RIGHT(LEFT([.$B$1];[.A16]);1)" office:value-type="string" office:string-value="0">
            <text:p>0</text:p>
          </table:table-cell>
          <table:table-cell table:formula="of:=RIGHT(LEFT([.$B$2];[.A16]);1)" office:value-type="string" office:string-value="6">
            <text:p>6</text:p>
          </table:table-cell>
          <table:table-cell table:formula="of:=VLOOKUP([.B16];[Sheet1.$A$2:.$B$17];2;0)" office:value-type="string" office:string-value="0000">
            <text:p>0000</text:p>
          </table:table-cell>
          <table:table-cell table:formula="of:=VLOOKUP([.C16];[Sheet1.$A$2:.$B$17];2;0)" office:value-type="string" office:string-value="0110">
            <text:p>0110</text:p>
          </table:table-cell>
          <table:table-cell table:formula="of:=IF(OR(AND(LEFT(RIGHT([.D16];4);1)=&quot;0&quot;;LEFT(RIGHT([.E16];4);1)=&quot;0&quot;);AND(LEFT(RIGHT([.D16];4);1)=&quot;1&quot;;LEFT(RIGHT([.E16];4);1)=&quot;1&quot;));&quot;0&quot;;&quot;1&quot;)&amp;IF(OR(AND(LEFT(RIGHT([.D16];3);1)=&quot;0&quot;;LEFT(RIGHT([.E16];3);1)=&quot;0&quot;);AND(LEFT(RIGHT([.D16];3);1)=&quot;1&quot;;LEFT(RIGHT([.E16];3);1)=&quot;1&quot;));&quot;0&quot;;&quot;1&quot;)&amp;IF(OR(AND(LEFT(RIGHT([.D16];2);1)=&quot;0&quot;;LEFT(RIGHT([.E16];2);1)=&quot;0&quot;);AND(LEFT(RIGHT([.D16];2);1)=&quot;1&quot;;LEFT(RIGHT([.E16];2);1)=&quot;1&quot;));&quot;0&quot;;&quot;1&quot;)&amp;IF(OR(AND(LEFT(RIGHT([.D16];1);1)=&quot;0&quot;;LEFT(RIGHT([.E16];1);1)=&quot;0&quot;);AND(LEFT(RIGHT([.D16];1);1)=&quot;1&quot;;LEFT(RIGHT([.E16];1);1)=&quot;1&quot;));&quot;0&quot;;&quot;1&quot;)" office:value-type="string" office:string-value="0110">
            <text:p>0110</text:p>
          </table:table-cell>
          <table:table-cell table:formula="of:=VLOOKUP([.F16];[Sheet1.$B$2:.$C$17];2;0)" office:value-type="float" office:value="6">
            <text:p>6</text:p>
          </table:table-cell>
        </table:table-row>
        <table:table-row table:style-name="ro2">
          <table:table-cell table:formula="of:=[.A16]+1" office:value-type="float" office:value="12">
            <text:p>12</text:p>
          </table:table-cell>
          <table:table-cell table:formula="of:=RIGHT(LEFT([.$B$1];[.A17]);1)" office:value-type="string" office:string-value="1">
            <text:p>1</text:p>
          </table:table-cell>
          <table:table-cell table:formula="of:=RIGHT(LEFT([.$B$2];[.A17]);1)" office:value-type="string" office:string-value="8">
            <text:p>8</text:p>
          </table:table-cell>
          <table:table-cell table:formula="of:=VLOOKUP([.B17];[Sheet1.$A$2:.$B$17];2;0)" office:value-type="string" office:string-value="0001">
            <text:p>0001</text:p>
          </table:table-cell>
          <table:table-cell table:formula="of:=VLOOKUP([.C17];[Sheet1.$A$2:.$B$17];2;0)" office:value-type="string" office:string-value="1000">
            <text:p>1000</text:p>
          </table:table-cell>
          <table:table-cell table:formula="of:=IF(OR(AND(LEFT(RIGHT([.D17];4);1)=&quot;0&quot;;LEFT(RIGHT([.E17];4);1)=&quot;0&quot;);AND(LEFT(RIGHT([.D17];4);1)=&quot;1&quot;;LEFT(RIGHT([.E17];4);1)=&quot;1&quot;));&quot;0&quot;;&quot;1&quot;)&amp;IF(OR(AND(LEFT(RIGHT([.D17];3);1)=&quot;0&quot;;LEFT(RIGHT([.E17];3);1)=&quot;0&quot;);AND(LEFT(RIGHT([.D17];3);1)=&quot;1&quot;;LEFT(RIGHT([.E17];3);1)=&quot;1&quot;));&quot;0&quot;;&quot;1&quot;)&amp;IF(OR(AND(LEFT(RIGHT([.D17];2);1)=&quot;0&quot;;LEFT(RIGHT([.E17];2);1)=&quot;0&quot;);AND(LEFT(RIGHT([.D17];2);1)=&quot;1&quot;;LEFT(RIGHT([.E17];2);1)=&quot;1&quot;));&quot;0&quot;;&quot;1&quot;)&amp;IF(OR(AND(LEFT(RIGHT([.D17];1);1)=&quot;0&quot;;LEFT(RIGHT([.E17];1);1)=&quot;0&quot;);AND(LEFT(RIGHT([.D17];1);1)=&quot;1&quot;;LEFT(RIGHT([.E17];1);1)=&quot;1&quot;));&quot;0&quot;;&quot;1&quot;)" office:value-type="string" office:string-value="1001">
            <text:p>1001</text:p>
          </table:table-cell>
          <table:table-cell table:formula="of:=VLOOKUP([.F17];[Sheet1.$B$2:.$C$17];2;0)" office:value-type="float" office:value="9">
            <text:p>9</text:p>
          </table:table-cell>
        </table:table-row>
        <table:table-row table:style-name="ro2">
          <table:table-cell table:formula="of:=[.A17]+1" office:value-type="float" office:value="13">
            <text:p>13</text:p>
          </table:table-cell>
          <table:table-cell table:formula="of:=RIGHT(LEFT([.$B$1];[.A18]);1)" office:value-type="string" office:string-value="0">
            <text:p>0</text:p>
          </table:table-cell>
          <table:table-cell table:formula="of:=RIGHT(LEFT([.$B$2];[.A18]);1)" office:value-type="string" office:string-value="6">
            <text:p>6</text:p>
          </table:table-cell>
          <table:table-cell table:formula="of:=VLOOKUP([.B18];[Sheet1.$A$2:.$B$17];2;0)" office:value-type="string" office:string-value="0000">
            <text:p>0000</text:p>
          </table:table-cell>
          <table:table-cell table:formula="of:=VLOOKUP([.C18];[Sheet1.$A$2:.$B$17];2;0)" office:value-type="string" office:string-value="0110">
            <text:p>0110</text:p>
          </table:table-cell>
          <table:table-cell table:formula="of:=IF(OR(AND(LEFT(RIGHT([.D18];4);1)=&quot;0&quot;;LEFT(RIGHT([.E18];4);1)=&quot;0&quot;);AND(LEFT(RIGHT([.D18];4);1)=&quot;1&quot;;LEFT(RIGHT([.E18];4);1)=&quot;1&quot;));&quot;0&quot;;&quot;1&quot;)&amp;IF(OR(AND(LEFT(RIGHT([.D18];3);1)=&quot;0&quot;;LEFT(RIGHT([.E18];3);1)=&quot;0&quot;);AND(LEFT(RIGHT([.D18];3);1)=&quot;1&quot;;LEFT(RIGHT([.E18];3);1)=&quot;1&quot;));&quot;0&quot;;&quot;1&quot;)&amp;IF(OR(AND(LEFT(RIGHT([.D18];2);1)=&quot;0&quot;;LEFT(RIGHT([.E18];2);1)=&quot;0&quot;);AND(LEFT(RIGHT([.D18];2);1)=&quot;1&quot;;LEFT(RIGHT([.E18];2);1)=&quot;1&quot;));&quot;0&quot;;&quot;1&quot;)&amp;IF(OR(AND(LEFT(RIGHT([.D18];1);1)=&quot;0&quot;;LEFT(RIGHT([.E18];1);1)=&quot;0&quot;);AND(LEFT(RIGHT([.D18];1);1)=&quot;1&quot;;LEFT(RIGHT([.E18];1);1)=&quot;1&quot;));&quot;0&quot;;&quot;1&quot;)" office:value-type="string" office:string-value="0110">
            <text:p>0110</text:p>
          </table:table-cell>
          <table:table-cell table:formula="of:=VLOOKUP([.F18];[Sheet1.$B$2:.$C$17];2;0)" office:value-type="float" office:value="6">
            <text:p>6</text:p>
          </table:table-cell>
        </table:table-row>
        <table:table-row table:style-name="ro2">
          <table:table-cell table:formula="of:=[.A18]+1" office:value-type="float" office:value="14">
            <text:p>14</text:p>
          </table:table-cell>
          <table:table-cell table:formula="of:=RIGHT(LEFT([.$B$1];[.A19]);1)" office:value-type="string" office:string-value="1">
            <text:p>1</text:p>
          </table:table-cell>
          <table:table-cell table:formula="of:=RIGHT(LEFT([.$B$2];[.A19]);1)" office:value-type="string" office:string-value="5">
            <text:p>5</text:p>
          </table:table-cell>
          <table:table-cell table:formula="of:=VLOOKUP([.B19];[Sheet1.$A$2:.$B$17];2;0)" office:value-type="string" office:string-value="0001">
            <text:p>0001</text:p>
          </table:table-cell>
          <table:table-cell table:formula="of:=VLOOKUP([.C19];[Sheet1.$A$2:.$B$17];2;0)" office:value-type="string" office:string-value="0101">
            <text:p>0101</text:p>
          </table:table-cell>
          <table:table-cell table:formula="of:=IF(OR(AND(LEFT(RIGHT([.D19];4);1)=&quot;0&quot;;LEFT(RIGHT([.E19];4);1)=&quot;0&quot;);AND(LEFT(RIGHT([.D19];4);1)=&quot;1&quot;;LEFT(RIGHT([.E19];4);1)=&quot;1&quot;));&quot;0&quot;;&quot;1&quot;)&amp;IF(OR(AND(LEFT(RIGHT([.D19];3);1)=&quot;0&quot;;LEFT(RIGHT([.E19];3);1)=&quot;0&quot;);AND(LEFT(RIGHT([.D19];3);1)=&quot;1&quot;;LEFT(RIGHT([.E19];3);1)=&quot;1&quot;));&quot;0&quot;;&quot;1&quot;)&amp;IF(OR(AND(LEFT(RIGHT([.D19];2);1)=&quot;0&quot;;LEFT(RIGHT([.E19];2);1)=&quot;0&quot;);AND(LEFT(RIGHT([.D19];2);1)=&quot;1&quot;;LEFT(RIGHT([.E19];2);1)=&quot;1&quot;));&quot;0&quot;;&quot;1&quot;)&amp;IF(OR(AND(LEFT(RIGHT([.D19];1);1)=&quot;0&quot;;LEFT(RIGHT([.E19];1);1)=&quot;0&quot;);AND(LEFT(RIGHT([.D19];1);1)=&quot;1&quot;;LEFT(RIGHT([.E19];1);1)=&quot;1&quot;));&quot;0&quot;;&quot;1&quot;)" office:value-type="string" office:string-value="0100">
            <text:p>0100</text:p>
          </table:table-cell>
          <table:table-cell table:formula="of:=VLOOKUP([.F19];[Sheet1.$B$2:.$C$17];2;0)" office:value-type="float" office:value="4">
            <text:p>4</text:p>
          </table:table-cell>
        </table:table-row>
        <table:table-row table:style-name="ro2">
          <table:table-cell table:formula="of:=[.A19]+1" office:value-type="float" office:value="15">
            <text:p>15</text:p>
          </table:table-cell>
          <table:table-cell table:formula="of:=RIGHT(LEFT([.$B$1];[.A20]);1)" office:value-type="string" office:string-value="0">
            <text:p>0</text:p>
          </table:table-cell>
          <table:table-cell table:formula="of:=RIGHT(LEFT([.$B$2];[.A20]);1)" office:value-type="string" office:string-value="2">
            <text:p>2</text:p>
          </table:table-cell>
          <table:table-cell table:formula="of:=VLOOKUP([.B20];[Sheet1.$A$2:.$B$17];2;0)" office:value-type="string" office:string-value="0000">
            <text:p>0000</text:p>
          </table:table-cell>
          <table:table-cell table:formula="of:=VLOOKUP([.C20];[Sheet1.$A$2:.$B$17];2;0)" office:value-type="string" office:string-value="0010">
            <text:p>0010</text:p>
          </table:table-cell>
          <table:table-cell table:formula="of:=IF(OR(AND(LEFT(RIGHT([.D20];4);1)=&quot;0&quot;;LEFT(RIGHT([.E20];4);1)=&quot;0&quot;);AND(LEFT(RIGHT([.D20];4);1)=&quot;1&quot;;LEFT(RIGHT([.E20];4);1)=&quot;1&quot;));&quot;0&quot;;&quot;1&quot;)&amp;IF(OR(AND(LEFT(RIGHT([.D20];3);1)=&quot;0&quot;;LEFT(RIGHT([.E20];3);1)=&quot;0&quot;);AND(LEFT(RIGHT([.D20];3);1)=&quot;1&quot;;LEFT(RIGHT([.E20];3);1)=&quot;1&quot;));&quot;0&quot;;&quot;1&quot;)&amp;IF(OR(AND(LEFT(RIGHT([.D20];2);1)=&quot;0&quot;;LEFT(RIGHT([.E20];2);1)=&quot;0&quot;);AND(LEFT(RIGHT([.D20];2);1)=&quot;1&quot;;LEFT(RIGHT([.E20];2);1)=&quot;1&quot;));&quot;0&quot;;&quot;1&quot;)&amp;IF(OR(AND(LEFT(RIGHT([.D20];1);1)=&quot;0&quot;;LEFT(RIGHT([.E20];1);1)=&quot;0&quot;);AND(LEFT(RIGHT([.D20];1);1)=&quot;1&quot;;LEFT(RIGHT([.E20];1);1)=&quot;1&quot;));&quot;0&quot;;&quot;1&quot;)" office:value-type="string" office:string-value="0010">
            <text:p>0010</text:p>
          </table:table-cell>
          <table:table-cell table:formula="of:=VLOOKUP([.F20];[Sheet1.$B$2:.$C$17];2;0)" office:value-type="float" office:value="2">
            <text:p>2</text:p>
          </table:table-cell>
        </table:table-row>
        <table:table-row table:style-name="ro2">
          <table:table-cell table:formula="of:=[.A20]+1" office:value-type="float" office:value="16">
            <text:p>16</text:p>
          </table:table-cell>
          <table:table-cell table:formula="of:=RIGHT(LEFT([.$B$1];[.A21]);1)" office:value-type="string" office:string-value="0">
            <text:p>0</text:p>
          </table:table-cell>
          <table:table-cell table:formula="of:=RIGHT(LEFT([.$B$2];[.A21]);1)" office:value-type="string" office:string-value="0">
            <text:p>0</text:p>
          </table:table-cell>
          <table:table-cell table:formula="of:=VLOOKUP([.B21];[Sheet1.$A$2:.$B$17];2;0)" office:value-type="string" office:string-value="0000">
            <text:p>0000</text:p>
          </table:table-cell>
          <table:table-cell table:formula="of:=VLOOKUP([.C21];[Sheet1.$A$2:.$B$17];2;0)" office:value-type="string" office:string-value="0000">
            <text:p>0000</text:p>
          </table:table-cell>
          <table:table-cell table:formula="of:=IF(OR(AND(LEFT(RIGHT([.D21];4);1)=&quot;0&quot;;LEFT(RIGHT([.E21];4);1)=&quot;0&quot;);AND(LEFT(RIGHT([.D21];4);1)=&quot;1&quot;;LEFT(RIGHT([.E21];4);1)=&quot;1&quot;));&quot;0&quot;;&quot;1&quot;)&amp;IF(OR(AND(LEFT(RIGHT([.D21];3);1)=&quot;0&quot;;LEFT(RIGHT([.E21];3);1)=&quot;0&quot;);AND(LEFT(RIGHT([.D21];3);1)=&quot;1&quot;;LEFT(RIGHT([.E21];3);1)=&quot;1&quot;));&quot;0&quot;;&quot;1&quot;)&amp;IF(OR(AND(LEFT(RIGHT([.D21];2);1)=&quot;0&quot;;LEFT(RIGHT([.E21];2);1)=&quot;0&quot;);AND(LEFT(RIGHT([.D21];2);1)=&quot;1&quot;;LEFT(RIGHT([.E21];2);1)=&quot;1&quot;));&quot;0&quot;;&quot;1&quot;)&amp;IF(OR(AND(LEFT(RIGHT([.D21];1);1)=&quot;0&quot;;LEFT(RIGHT([.E21];1);1)=&quot;0&quot;);AND(LEFT(RIGHT([.D21];1);1)=&quot;1&quot;;LEFT(RIGHT([.E21];1);1)=&quot;1&quot;));&quot;0&quot;;&quot;1&quot;)" office:value-type="string" office:string-value="0000">
            <text:p>0000</text:p>
          </table:table-cell>
          <table:table-cell table:formula="of:=VLOOKUP([.F21];[Sheet1.$B$2:.$C$17];2;0)" office:value-type="float" office:value="0">
            <text:p>0</text:p>
          </table:table-cell>
        </table:table-row>
        <table:table-row table:style-name="ro2">
          <table:table-cell table:formula="of:=[.A21]+1" office:value-type="float" office:value="17">
            <text:p>17</text:p>
          </table:table-cell>
          <table:table-cell table:formula="of:=RIGHT(LEFT([.$B$1];[.A22]);1)" office:value-type="string" office:string-value="0">
            <text:p>0</text:p>
          </table:table-cell>
          <table:table-cell table:formula="of:=RIGHT(LEFT([.$B$2];[.A22]);1)" office:value-type="string" office:string-value="6">
            <text:p>6</text:p>
          </table:table-cell>
          <table:table-cell table:formula="of:=VLOOKUP([.B22];[Sheet1.$A$2:.$B$17];2;0)" office:value-type="string" office:string-value="0000">
            <text:p>0000</text:p>
          </table:table-cell>
          <table:table-cell table:formula="of:=VLOOKUP([.C22];[Sheet1.$A$2:.$B$17];2;0)" office:value-type="string" office:string-value="0110">
            <text:p>0110</text:p>
          </table:table-cell>
          <table:table-cell table:formula="of:=IF(OR(AND(LEFT(RIGHT([.D22];4);1)=&quot;0&quot;;LEFT(RIGHT([.E22];4);1)=&quot;0&quot;);AND(LEFT(RIGHT([.D22];4);1)=&quot;1&quot;;LEFT(RIGHT([.E22];4);1)=&quot;1&quot;));&quot;0&quot;;&quot;1&quot;)&amp;IF(OR(AND(LEFT(RIGHT([.D22];3);1)=&quot;0&quot;;LEFT(RIGHT([.E22];3);1)=&quot;0&quot;);AND(LEFT(RIGHT([.D22];3);1)=&quot;1&quot;;LEFT(RIGHT([.E22];3);1)=&quot;1&quot;));&quot;0&quot;;&quot;1&quot;)&amp;IF(OR(AND(LEFT(RIGHT([.D22];2);1)=&quot;0&quot;;LEFT(RIGHT([.E22];2);1)=&quot;0&quot;);AND(LEFT(RIGHT([.D22];2);1)=&quot;1&quot;;LEFT(RIGHT([.E22];2);1)=&quot;1&quot;));&quot;0&quot;;&quot;1&quot;)&amp;IF(OR(AND(LEFT(RIGHT([.D22];1);1)=&quot;0&quot;;LEFT(RIGHT([.E22];1);1)=&quot;0&quot;);AND(LEFT(RIGHT([.D22];1);1)=&quot;1&quot;;LEFT(RIGHT([.E22];1);1)=&quot;1&quot;));&quot;0&quot;;&quot;1&quot;)" office:value-type="string" office:string-value="0110">
            <text:p>0110</text:p>
          </table:table-cell>
          <table:table-cell table:formula="of:=VLOOKUP([.F22];[Sheet1.$B$2:.$C$17];2;0)" office:value-type="float" office:value="6">
            <text:p>6</text:p>
          </table:table-cell>
        </table:table-row>
        <table:table-row table:style-name="ro2">
          <table:table-cell table:formula="of:=[.A22]+1" office:value-type="float" office:value="18">
            <text:p>18</text:p>
          </table:table-cell>
          <table:table-cell table:formula="of:=RIGHT(LEFT([.$B$1];[.A23]);1)" office:value-type="string" office:string-value="6">
            <text:p>6</text:p>
          </table:table-cell>
          <table:table-cell table:formula="of:=RIGHT(LEFT([.$B$2];[.A23]);1)" office:value-type="string" office:string-value="2">
            <text:p>2</text:p>
          </table:table-cell>
          <table:table-cell table:formula="of:=VLOOKUP([.B23];[Sheet1.$A$2:.$B$17];2;0)" office:value-type="string" office:string-value="0110">
            <text:p>0110</text:p>
          </table:table-cell>
          <table:table-cell table:formula="of:=VLOOKUP([.C23];[Sheet1.$A$2:.$B$17];2;0)" office:value-type="string" office:string-value="0010">
            <text:p>0010</text:p>
          </table:table-cell>
          <table:table-cell table:formula="of:=IF(OR(AND(LEFT(RIGHT([.D23];4);1)=&quot;0&quot;;LEFT(RIGHT([.E23];4);1)=&quot;0&quot;);AND(LEFT(RIGHT([.D23];4);1)=&quot;1&quot;;LEFT(RIGHT([.E23];4);1)=&quot;1&quot;));&quot;0&quot;;&quot;1&quot;)&amp;IF(OR(AND(LEFT(RIGHT([.D23];3);1)=&quot;0&quot;;LEFT(RIGHT([.E23];3);1)=&quot;0&quot;);AND(LEFT(RIGHT([.D23];3);1)=&quot;1&quot;;LEFT(RIGHT([.E23];3);1)=&quot;1&quot;));&quot;0&quot;;&quot;1&quot;)&amp;IF(OR(AND(LEFT(RIGHT([.D23];2);1)=&quot;0&quot;;LEFT(RIGHT([.E23];2);1)=&quot;0&quot;);AND(LEFT(RIGHT([.D23];2);1)=&quot;1&quot;;LEFT(RIGHT([.E23];2);1)=&quot;1&quot;));&quot;0&quot;;&quot;1&quot;)&amp;IF(OR(AND(LEFT(RIGHT([.D23];1);1)=&quot;0&quot;;LEFT(RIGHT([.E23];1);1)=&quot;0&quot;);AND(LEFT(RIGHT([.D23];1);1)=&quot;1&quot;;LEFT(RIGHT([.E23];1);1)=&quot;1&quot;));&quot;0&quot;;&quot;1&quot;)" office:value-type="string" office:string-value="0100">
            <text:p>0100</text:p>
          </table:table-cell>
          <table:table-cell table:formula="of:=VLOOKUP([.F23];[Sheet1.$B$2:.$C$17];2;0)" office:value-type="float" office:value="4">
            <text:p>4</text:p>
          </table:table-cell>
        </table:table-row>
        <table:table-row table:style-name="ro2">
          <table:table-cell table:formula="of:=[.A23]+1" office:value-type="float" office:value="19">
            <text:p>19</text:p>
          </table:table-cell>
          <table:table-cell table:formula="of:=RIGHT(LEFT([.$B$1];[.A24]);1)" office:value-type="string" office:string-value="1">
            <text:p>1</text:p>
          </table:table-cell>
          <table:table-cell table:formula="of:=RIGHT(LEFT([.$B$2];[.A24]);1)" office:value-type="string" office:string-value="7">
            <text:p>7</text:p>
          </table:table-cell>
          <table:table-cell table:formula="of:=VLOOKUP([.B24];[Sheet1.$A$2:.$B$17];2;0)" office:value-type="string" office:string-value="0001">
            <text:p>0001</text:p>
          </table:table-cell>
          <table:table-cell table:formula="of:=VLOOKUP([.C24];[Sheet1.$A$2:.$B$17];2;0)" office:value-type="string" office:string-value="0111">
            <text:p>0111</text:p>
          </table:table-cell>
          <table:table-cell table:formula="of:=IF(OR(AND(LEFT(RIGHT([.D24];4);1)=&quot;0&quot;;LEFT(RIGHT([.E24];4);1)=&quot;0&quot;);AND(LEFT(RIGHT([.D24];4);1)=&quot;1&quot;;LEFT(RIGHT([.E24];4);1)=&quot;1&quot;));&quot;0&quot;;&quot;1&quot;)&amp;IF(OR(AND(LEFT(RIGHT([.D24];3);1)=&quot;0&quot;;LEFT(RIGHT([.E24];3);1)=&quot;0&quot;);AND(LEFT(RIGHT([.D24];3);1)=&quot;1&quot;;LEFT(RIGHT([.E24];3);1)=&quot;1&quot;));&quot;0&quot;;&quot;1&quot;)&amp;IF(OR(AND(LEFT(RIGHT([.D24];2);1)=&quot;0&quot;;LEFT(RIGHT([.E24];2);1)=&quot;0&quot;);AND(LEFT(RIGHT([.D24];2);1)=&quot;1&quot;;LEFT(RIGHT([.E24];2);1)=&quot;1&quot;));&quot;0&quot;;&quot;1&quot;)&amp;IF(OR(AND(LEFT(RIGHT([.D24];1);1)=&quot;0&quot;;LEFT(RIGHT([.E24];1);1)=&quot;0&quot;);AND(LEFT(RIGHT([.D24];1);1)=&quot;1&quot;;LEFT(RIGHT([.E24];1);1)=&quot;1&quot;));&quot;0&quot;;&quot;1&quot;)" office:value-type="string" office:string-value="0110">
            <text:p>0110</text:p>
          </table:table-cell>
          <table:table-cell table:formula="of:=VLOOKUP([.F24];[Sheet1.$B$2:.$C$17];2;0)" office:value-type="float" office:value="6">
            <text:p>6</text:p>
          </table:table-cell>
        </table:table-row>
        <table:table-row table:style-name="ro2">
          <table:table-cell table:formula="of:=[.A24]+1" office:value-type="float" office:value="20">
            <text:p>20</text:p>
          </table:table-cell>
          <table:table-cell table:formula="of:=RIGHT(LEFT([.$B$1];[.A25]);1)" office:value-type="string" office:string-value="a">
            <text:p>a</text:p>
          </table:table-cell>
          <table:table-cell table:formula="of:=RIGHT(LEFT([.$B$2];[.A25]);1)" office:value-type="string" office:string-value="5">
            <text:p>5</text:p>
          </table:table-cell>
          <table:table-cell table:formula="of:=VLOOKUP([.B25];[Sheet1.$A$2:.$B$17];2;0)" office:value-type="string" office:string-value="1010">
            <text:p>1010</text:p>
          </table:table-cell>
          <table:table-cell table:formula="of:=VLOOKUP([.C25];[Sheet1.$A$2:.$B$17];2;0)" office:value-type="string" office:string-value="0101">
            <text:p>0101</text:p>
          </table:table-cell>
          <table:table-cell table:formula="of:=IF(OR(AND(LEFT(RIGHT([.D25];4);1)=&quot;0&quot;;LEFT(RIGHT([.E25];4);1)=&quot;0&quot;);AND(LEFT(RIGHT([.D25];4);1)=&quot;1&quot;;LEFT(RIGHT([.E25];4);1)=&quot;1&quot;));&quot;0&quot;;&quot;1&quot;)&amp;IF(OR(AND(LEFT(RIGHT([.D25];3);1)=&quot;0&quot;;LEFT(RIGHT([.E25];3);1)=&quot;0&quot;);AND(LEFT(RIGHT([.D25];3);1)=&quot;1&quot;;LEFT(RIGHT([.E25];3);1)=&quot;1&quot;));&quot;0&quot;;&quot;1&quot;)&amp;IF(OR(AND(LEFT(RIGHT([.D25];2);1)=&quot;0&quot;;LEFT(RIGHT([.E25];2);1)=&quot;0&quot;);AND(LEFT(RIGHT([.D25];2);1)=&quot;1&quot;;LEFT(RIGHT([.E25];2);1)=&quot;1&quot;));&quot;0&quot;;&quot;1&quot;)&amp;IF(OR(AND(LEFT(RIGHT([.D25];1);1)=&quot;0&quot;;LEFT(RIGHT([.E25];1);1)=&quot;0&quot;);AND(LEFT(RIGHT([.D25];1);1)=&quot;1&quot;;LEFT(RIGHT([.E25];1);1)=&quot;1&quot;));&quot;0&quot;;&quot;1&quot;)" office:value-type="string" office:string-value="1111">
            <text:p>1111</text:p>
          </table:table-cell>
          <table:table-cell table:formula="of:=VLOOKUP([.F25];[Sheet1.$B$2:.$C$17];2;0)" office:value-type="float" office:value="15">
            <text:p>15</text:p>
          </table:table-cell>
        </table:table-row>
        <table:table-row table:style-name="ro2">
          <table:table-cell table:formula="of:=[.A25]+1" office:value-type="float" office:value="21">
            <text:p>21</text:p>
          </table:table-cell>
          <table:table-cell table:formula="of:=RIGHT(LEFT([.$B$1];[.A26]);1)" office:value-type="string" office:string-value="0">
            <text:p>0</text:p>
          </table:table-cell>
          <table:table-cell table:formula="of:=RIGHT(LEFT([.$B$2];[.A26]);1)" office:value-type="string" office:string-value="6">
            <text:p>6</text:p>
          </table:table-cell>
          <table:table-cell table:formula="of:=VLOOKUP([.B26];[Sheet1.$A$2:.$B$17];2;0)" office:value-type="string" office:string-value="0000">
            <text:p>0000</text:p>
          </table:table-cell>
          <table:table-cell table:formula="of:=VLOOKUP([.C26];[Sheet1.$A$2:.$B$17];2;0)" office:value-type="string" office:string-value="0110">
            <text:p>0110</text:p>
          </table:table-cell>
          <table:table-cell table:formula="of:=IF(OR(AND(LEFT(RIGHT([.D26];4);1)=&quot;0&quot;;LEFT(RIGHT([.E26];4);1)=&quot;0&quot;);AND(LEFT(RIGHT([.D26];4);1)=&quot;1&quot;;LEFT(RIGHT([.E26];4);1)=&quot;1&quot;));&quot;0&quot;;&quot;1&quot;)&amp;IF(OR(AND(LEFT(RIGHT([.D26];3);1)=&quot;0&quot;;LEFT(RIGHT([.E26];3);1)=&quot;0&quot;);AND(LEFT(RIGHT([.D26];3);1)=&quot;1&quot;;LEFT(RIGHT([.E26];3);1)=&quot;1&quot;));&quot;0&quot;;&quot;1&quot;)&amp;IF(OR(AND(LEFT(RIGHT([.D26];2);1)=&quot;0&quot;;LEFT(RIGHT([.E26];2);1)=&quot;0&quot;);AND(LEFT(RIGHT([.D26];2);1)=&quot;1&quot;;LEFT(RIGHT([.E26];2);1)=&quot;1&quot;));&quot;0&quot;;&quot;1&quot;)&amp;IF(OR(AND(LEFT(RIGHT([.D26];1);1)=&quot;0&quot;;LEFT(RIGHT([.E26];1);1)=&quot;0&quot;);AND(LEFT(RIGHT([.D26];1);1)=&quot;1&quot;;LEFT(RIGHT([.E26];1);1)=&quot;1&quot;));&quot;0&quot;;&quot;1&quot;)" office:value-type="string" office:string-value="0110">
            <text:p>0110</text:p>
          </table:table-cell>
          <table:table-cell table:formula="of:=VLOOKUP([.F26];[Sheet1.$B$2:.$C$17];2;0)" office:value-type="float" office:value="6">
            <text:p>6</text:p>
          </table:table-cell>
        </table:table-row>
        <table:table-row table:style-name="ro2">
          <table:table-cell table:formula="of:=[.A26]+1" office:value-type="float" office:value="22">
            <text:p>22</text:p>
          </table:table-cell>
          <table:table-cell table:formula="of:=RIGHT(LEFT([.$B$1];[.A27]);1)" office:value-type="string" office:string-value="2">
            <text:p>2</text:p>
          </table:table-cell>
          <table:table-cell table:formula="of:=RIGHT(LEFT([.$B$2];[.A27]);1)" office:value-type="string" office:string-value="c">
            <text:p>c</text:p>
          </table:table-cell>
          <table:table-cell table:formula="of:=VLOOKUP([.B27];[Sheet1.$A$2:.$B$17];2;0)" office:value-type="string" office:string-value="0010">
            <text:p>0010</text:p>
          </table:table-cell>
          <table:table-cell table:formula="of:=VLOOKUP([.C27];[Sheet1.$A$2:.$B$17];2;0)" office:value-type="string" office:string-value="1100">
            <text:p>1100</text:p>
          </table:table-cell>
          <table:table-cell table:formula="of:=IF(OR(AND(LEFT(RIGHT([.D27];4);1)=&quot;0&quot;;LEFT(RIGHT([.E27];4);1)=&quot;0&quot;);AND(LEFT(RIGHT([.D27];4);1)=&quot;1&quot;;LEFT(RIGHT([.E27];4);1)=&quot;1&quot;));&quot;0&quot;;&quot;1&quot;)&amp;IF(OR(AND(LEFT(RIGHT([.D27];3);1)=&quot;0&quot;;LEFT(RIGHT([.E27];3);1)=&quot;0&quot;);AND(LEFT(RIGHT([.D27];3);1)=&quot;1&quot;;LEFT(RIGHT([.E27];3);1)=&quot;1&quot;));&quot;0&quot;;&quot;1&quot;)&amp;IF(OR(AND(LEFT(RIGHT([.D27];2);1)=&quot;0&quot;;LEFT(RIGHT([.E27];2);1)=&quot;0&quot;);AND(LEFT(RIGHT([.D27];2);1)=&quot;1&quot;;LEFT(RIGHT([.E27];2);1)=&quot;1&quot;));&quot;0&quot;;&quot;1&quot;)&amp;IF(OR(AND(LEFT(RIGHT([.D27];1);1)=&quot;0&quot;;LEFT(RIGHT([.E27];1);1)=&quot;0&quot;);AND(LEFT(RIGHT([.D27];1);1)=&quot;1&quot;;LEFT(RIGHT([.E27];1);1)=&quot;1&quot;));&quot;0&quot;;&quot;1&quot;)" office:value-type="string" office:string-value="1110">
            <text:p>1110</text:p>
          </table:table-cell>
          <table:table-cell table:formula="of:=VLOOKUP([.F27];[Sheet1.$B$2:.$C$17];2;0)" office:value-type="float" office:value="14">
            <text:p>14</text:p>
          </table:table-cell>
        </table:table-row>
        <table:table-row table:style-name="ro2">
          <table:table-cell table:formula="of:=[.A27]+1" office:value-type="float" office:value="23">
            <text:p>23</text:p>
          </table:table-cell>
          <table:table-cell table:formula="of:=RIGHT(LEFT([.$B$1];[.A28]);1)" office:value-type="string" office:string-value="4">
            <text:p>4</text:p>
          </table:table-cell>
          <table:table-cell table:formula="of:=RIGHT(LEFT([.$B$2];[.A28]);1)" office:value-type="string" office:string-value="6">
            <text:p>6</text:p>
          </table:table-cell>
          <table:table-cell table:formula="of:=VLOOKUP([.B28];[Sheet1.$A$2:.$B$17];2;0)" office:value-type="string" office:string-value="0100">
            <text:p>0100</text:p>
          </table:table-cell>
          <table:table-cell table:formula="of:=VLOOKUP([.C28];[Sheet1.$A$2:.$B$17];2;0)" office:value-type="string" office:string-value="0110">
            <text:p>0110</text:p>
          </table:table-cell>
          <table:table-cell table:formula="of:=IF(OR(AND(LEFT(RIGHT([.D28];4);1)=&quot;0&quot;;LEFT(RIGHT([.E28];4);1)=&quot;0&quot;);AND(LEFT(RIGHT([.D28];4);1)=&quot;1&quot;;LEFT(RIGHT([.E28];4);1)=&quot;1&quot;));&quot;0&quot;;&quot;1&quot;)&amp;IF(OR(AND(LEFT(RIGHT([.D28];3);1)=&quot;0&quot;;LEFT(RIGHT([.E28];3);1)=&quot;0&quot;);AND(LEFT(RIGHT([.D28];3);1)=&quot;1&quot;;LEFT(RIGHT([.E28];3);1)=&quot;1&quot;));&quot;0&quot;;&quot;1&quot;)&amp;IF(OR(AND(LEFT(RIGHT([.D28];2);1)=&quot;0&quot;;LEFT(RIGHT([.E28];2);1)=&quot;0&quot;);AND(LEFT(RIGHT([.D28];2);1)=&quot;1&quot;;LEFT(RIGHT([.E28];2);1)=&quot;1&quot;));&quot;0&quot;;&quot;1&quot;)&amp;IF(OR(AND(LEFT(RIGHT([.D28];1);1)=&quot;0&quot;;LEFT(RIGHT([.E28];1);1)=&quot;0&quot;);AND(LEFT(RIGHT([.D28];1);1)=&quot;1&quot;;LEFT(RIGHT([.E28];1);1)=&quot;1&quot;));&quot;0&quot;;&quot;1&quot;)" office:value-type="string" office:string-value="0010">
            <text:p>0010</text:p>
          </table:table-cell>
          <table:table-cell table:formula="of:=VLOOKUP([.F28];[Sheet1.$B$2:.$C$17];2;0)" office:value-type="float" office:value="2">
            <text:p>2</text:p>
          </table:table-cell>
        </table:table-row>
        <table:table-row table:style-name="ro2">
          <table:table-cell table:formula="of:=[.A28]+1" office:value-type="float" office:value="24">
            <text:p>24</text:p>
          </table:table-cell>
          <table:table-cell table:formula="of:=RIGHT(LEFT([.$B$1];[.A29]);1)" office:value-type="string" office:string-value="b">
            <text:p>b</text:p>
          </table:table-cell>
          <table:table-cell table:formula="of:=RIGHT(LEFT([.$B$2];[.A29]);1)" office:value-type="string" office:string-value="c">
            <text:p>c</text:p>
          </table:table-cell>
          <table:table-cell table:formula="of:=VLOOKUP([.B29];[Sheet1.$A$2:.$B$17];2;0)" office:value-type="string" office:string-value="1011">
            <text:p>1011</text:p>
          </table:table-cell>
          <table:table-cell table:formula="of:=VLOOKUP([.C29];[Sheet1.$A$2:.$B$17];2;0)" office:value-type="string" office:string-value="1100">
            <text:p>1100</text:p>
          </table:table-cell>
          <table:table-cell table:number-columns-repeated="2"/>
        </table:table-row>
        <table:table-row table:style-name="ro2">
          <table:table-cell table:formula="of:=[.A29]+1" office:value-type="float" office:value="25">
            <text:p>25</text:p>
          </table:table-cell>
          <table:table-cell table:formula="of:=RIGHT(LEFT([.$B$1];[.A30]);1)" office:value-type="string" office:string-value="5">
            <text:p>5</text:p>
          </table:table-cell>
          <table:table-cell table:formula="of:=RIGHT(LEFT([.$B$2];[.A30]);1)" office:value-type="string" office:string-value="2">
            <text:p>2</text:p>
          </table:table-cell>
          <table:table-cell table:formula="of:=VLOOKUP([.B30];[Sheet1.$A$2:.$B$17];2;0)" office:value-type="string" office:string-value="0101">
            <text:p>0101</text:p>
          </table:table-cell>
          <table:table-cell table:formula="of:=VLOOKUP([.C30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30]+1" office:value-type="float" office:value="26">
            <text:p>26</text:p>
          </table:table-cell>
          <table:table-cell table:formula="of:=RIGHT(LEFT([.$B$1];[.A31]);1)" office:value-type="string" office:string-value="3">
            <text:p>3</text:p>
          </table:table-cell>
          <table:table-cell table:formula="of:=RIGHT(LEFT([.$B$2];[.A31]);1)" office:value-type="string" office:string-value="7">
            <text:p>7</text:p>
          </table:table-cell>
          <table:table-cell table:formula="of:=VLOOKUP([.B31];[Sheet1.$A$2:.$B$17];2;0)" office:value-type="string" office:string-value="0011">
            <text:p>0011</text:p>
          </table:table-cell>
          <table:table-cell table:formula="of:=VLOOKUP([.C31];[Sheet1.$A$2:.$B$17];2;0)" office:value-type="string" office:string-value="0111">
            <text:p>0111</text:p>
          </table:table-cell>
          <table:table-cell table:number-columns-repeated="2"/>
        </table:table-row>
        <table:table-row table:style-name="ro2">
          <table:table-cell table:formula="of:=[.A31]+1" office:value-type="float" office:value="27">
            <text:p>27</text:p>
          </table:table-cell>
          <table:table-cell table:formula="of:=RIGHT(LEFT([.$B$1];[.A32]);1)" office:value-type="string" office:string-value="5">
            <text:p>5</text:p>
          </table:table-cell>
          <table:table-cell table:formula="of:=RIGHT(LEFT([.$B$2];[.A32]);1)" office:value-type="string" office:string-value="7">
            <text:p>7</text:p>
          </table:table-cell>
          <table:table-cell table:formula="of:=VLOOKUP([.B32];[Sheet1.$A$2:.$B$17];2;0)" office:value-type="string" office:string-value="0101">
            <text:p>0101</text:p>
          </table:table-cell>
          <table:table-cell table:formula="of:=VLOOKUP([.C32];[Sheet1.$A$2:.$B$17];2;0)" office:value-type="string" office:string-value="0111">
            <text:p>0111</text:p>
          </table:table-cell>
          <table:table-cell table:number-columns-repeated="2"/>
        </table:table-row>
        <table:table-row table:style-name="ro2">
          <table:table-cell table:formula="of:=[.A32]+1" office:value-type="float" office:value="28">
            <text:p>28</text:p>
          </table:table-cell>
          <table:table-cell table:formula="of:=RIGHT(LEFT([.$B$1];[.A33]);1)" office:value-type="string" office:string-value="3">
            <text:p>3</text:p>
          </table:table-cell>
          <table:table-cell table:formula="of:=RIGHT(LEFT([.$B$2];[.A33]);1)" office:value-type="string" office:string-value="3">
            <text:p>3</text:p>
          </table:table-cell>
          <table:table-cell table:formula="of:=VLOOKUP([.B33];[Sheet1.$A$2:.$B$17];2;0)" office:value-type="string" office:string-value="0011">
            <text:p>0011</text:p>
          </table:table-cell>
          <table:table-cell table:formula="of:=VLOOKUP([.C33];[Sheet1.$A$2:.$B$17];2;0)" office:value-type="string" office:string-value="0011">
            <text:p>0011</text:p>
          </table:table-cell>
          <table:table-cell table:number-columns-repeated="2"/>
        </table:table-row>
        <table:table-row table:style-name="ro2">
          <table:table-cell table:formula="of:=[.A33]+1" office:value-type="float" office:value="29">
            <text:p>29</text:p>
          </table:table-cell>
          <table:table-cell table:formula="of:=RIGHT(LEFT([.$B$1];[.A34]);1)" office:value-type="string" office:string-value="5">
            <text:p>5</text:p>
          </table:table-cell>
          <table:table-cell table:formula="of:=RIGHT(LEFT([.$B$2];[.A34]);1)" office:value-type="string" office:string-value="2">
            <text:p>2</text:p>
          </table:table-cell>
          <table:table-cell table:formula="of:=VLOOKUP([.B34];[Sheet1.$A$2:.$B$17];2;0)" office:value-type="string" office:string-value="0101">
            <text:p>0101</text:p>
          </table:table-cell>
          <table:table-cell table:formula="of:=VLOOKUP([.C34];[Sheet1.$A$2:.$B$17];2;0)" office:value-type="string" office:string-value="0010">
            <text:p>0010</text:p>
          </table:table-cell>
          <table:table-cell table:number-columns-repeated="2"/>
        </table:table-row>
        <table:table-row table:style-name="ro2">
          <table:table-cell table:formula="of:=[.A34]+1" office:value-type="float" office:value="30">
            <text:p>30</text:p>
          </table:table-cell>
          <table:table-cell table:formula="of:=RIGHT(LEFT([.$B$1];[.A35]);1)" office:value-type="string" office:string-value="0">
            <text:p>0</text:p>
          </table:table-cell>
          <table:table-cell table:formula="of:=RIGHT(LEFT([.$B$2];[.A35]);1)" office:value-type="string" office:string-value="0">
            <text:p>0</text:p>
          </table:table-cell>
          <table:table-cell table:formula="of:=VLOOKUP([.B35];[Sheet1.$A$2:.$B$17];2;0)" office:value-type="string" office:string-value="0000">
            <text:p>0000</text:p>
          </table:table-cell>
          <table:table-cell table:formula="of:=VLOOKUP([.C35];[Sheet1.$A$2:.$B$17];2;0)" office:value-type="string" office:string-value="0000">
            <text:p>0000</text:p>
          </table:table-cell>
          <table:table-cell table:number-columns-repeated="2"/>
        </table:table-row>
        <table:table-row table:style-name="ro2">
          <table:table-cell table:formula="of:=[.A35]+1" office:value-type="float" office:value="31">
            <text:p>31</text:p>
          </table:table-cell>
          <table:table-cell table:formula="of:=RIGHT(LEFT([.$B$1];[.A36]);1)" office:value-type="string" office:string-value="0">
            <text:p>0</text:p>
          </table:table-cell>
          <table:table-cell table:formula="of:=RIGHT(LEFT([.$B$2];[.A36]);1)" office:value-type="string" office:string-value="6">
            <text:p>6</text:p>
          </table:table-cell>
          <table:table-cell table:formula="of:=VLOOKUP([.B36];[Sheet1.$A$2:.$B$17];2;0)" office:value-type="string" office:string-value="0000">
            <text:p>0000</text:p>
          </table:table-cell>
          <table:table-cell table:formula="of:=VLOOKUP([.C36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36]+1" office:value-type="float" office:value="32">
            <text:p>32</text:p>
          </table:table-cell>
          <table:table-cell table:formula="of:=RIGHT(LEFT([.$B$1];[.A37]);1)" office:value-type="string" office:string-value="9">
            <text:p>9</text:p>
          </table:table-cell>
          <table:table-cell table:formula="of:=RIGHT(LEFT([.$B$2];[.A37]);1)" office:value-type="string" office:string-value="5">
            <text:p>5</text:p>
          </table:table-cell>
          <table:table-cell table:formula="of:=VLOOKUP([.B37];[Sheet1.$A$2:.$B$17];2;0)" office:value-type="string" office:string-value="1001">
            <text:p>1001</text:p>
          </table:table-cell>
          <table:table-cell table:formula="of:=VLOOKUP([.C37];[Sheet1.$A$2:.$B$17];2;0)" office:value-type="string" office:string-value="0101">
            <text:p>0101</text:p>
          </table:table-cell>
          <table:table-cell table:number-columns-repeated="2"/>
        </table:table-row>
        <table:table-row table:style-name="ro2">
          <table:table-cell table:formula="of:=[.A37]+1" office:value-type="float" office:value="33">
            <text:p>33</text:p>
          </table:table-cell>
          <table:table-cell table:formula="of:=RIGHT(LEFT([.$B$1];[.A38]);1)" office:value-type="string" office:string-value="1">
            <text:p>1</text:p>
          </table:table-cell>
          <table:table-cell table:formula="of:=RIGHT(LEFT([.$B$2];[.A38]);1)" office:value-type="string" office:string-value="7">
            <text:p>7</text:p>
          </table:table-cell>
          <table:table-cell table:formula="of:=VLOOKUP([.B38];[Sheet1.$A$2:.$B$17];2;0)" office:value-type="string" office:string-value="0001">
            <text:p>0001</text:p>
          </table:table-cell>
          <table:table-cell table:formula="of:=VLOOKUP([.C38];[Sheet1.$A$2:.$B$17];2;0)" office:value-type="string" office:string-value="0111">
            <text:p>0111</text:p>
          </table:table-cell>
          <table:table-cell table:number-columns-repeated="2"/>
        </table:table-row>
        <table:table-row table:style-name="ro2">
          <table:table-cell table:formula="of:=[.A38]+1" office:value-type="float" office:value="34">
            <text:p>34</text:p>
          </table:table-cell>
          <table:table-cell table:formula="of:=RIGHT(LEFT([.$B$1];[.A39]);1)" office:value-type="string" office:string-value="8">
            <text:p>8</text:p>
          </table:table-cell>
          <table:table-cell table:formula="of:=RIGHT(LEFT([.$B$2];[.A39]);1)" office:value-type="string" office:string-value="9">
            <text:p>9</text:p>
          </table:table-cell>
          <table:table-cell table:formula="of:=VLOOKUP([.B39];[Sheet1.$A$2:.$B$17];2;0)" office:value-type="string" office:string-value="1000">
            <text:p>1000</text:p>
          </table:table-cell>
          <table:table-cell table:formula="of:=VLOOKUP([.C39];[Sheet1.$A$2:.$B$17];2;0)" office:value-type="string" office:string-value="1001">
            <text:p>1001</text:p>
          </table:table-cell>
          <table:table-cell table:number-columns-repeated="2"/>
        </table:table-row>
        <table:table-row table:style-name="ro2">
          <table:table-cell table:formula="of:=[.A39]+1" office:value-type="float" office:value="35">
            <text:p>35</text:p>
          </table:table-cell>
          <table:table-cell table:formula="of:=RIGHT(LEFT([.$B$1];[.A40]);1)" office:value-type="string" office:string-value="1">
            <text:p>1</text:p>
          </table:table-cell>
          <table:table-cell table:formula="of:=RIGHT(LEFT([.$B$2];[.A40]);1)" office:value-type="string" office:string-value="6">
            <text:p>6</text:p>
          </table:table-cell>
          <table:table-cell table:formula="of:=VLOOKUP([.B40];[Sheet1.$A$2:.$B$17];2;0)" office:value-type="string" office:string-value="0001">
            <text:p>0001</text:p>
          </table:table-cell>
          <table:table-cell table:formula="of:=VLOOKUP([.C40];[Sheet1.$A$2:.$B$17];2;0)" office:value-type="string" office:string-value="0110">
            <text:p>0110</text:p>
          </table:table-cell>
          <table:table-cell table:number-columns-repeated="2"/>
        </table:table-row>
        <table:table-row table:style-name="ro2">
          <table:table-cell table:formula="of:=[.A40]+1" office:value-type="float" office:value="36">
            <text:p>36</text:p>
          </table:table-cell>
          <table:table-cell table:formula="of:=RIGHT(LEFT([.$B$1];[.A41]);1)" office:value-type="string" office:string-value="c">
            <text:p>c</text:p>
          </table:table-cell>
          <table:table-cell table:formula="of:=RIGHT(LEFT([.$B$2];[.A41]);1)" office:value-type="string" office:string-value="5">
            <text:p>5</text:p>
          </table:table-cell>
          <table:table-cell table:formula="of:=VLOOKUP([.B41];[Sheet1.$A$2:.$B$17];2;0)" office:value-type="string" office:string-value="1100">
            <text:p>1100</text:p>
          </table:table-cell>
          <table:table-cell table:formula="of:=VLOOKUP([.C41];[Sheet1.$A$2:.$B$17];2;0)" office:value-type="string" office:string-value="0101">
            <text:p>0101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Q3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3" table:default-cell-style-name="Default"/>
        <table:table-column table:style-name="co9" table:number-columns-repeated="48" table:default-cell-style-name="Default"/>
        <table:table-column table:style-name="co9" table:default-cell-style-name="ce5"/>
        <table:table-column table:style-name="co9" table:number-columns-repeated="2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" table:number-columns-repeated="21" table:default-cell-style-name="Default"/>
        <table:table-row table:style-name="ro2">
          <table:table-cell office:value-type="string">
            <text:p>Input3</text:p>
          </table:table-cell>
          <table:table-cell office:value-type="string">
            <text:p>1b37373331363f78151b7f2b783431333d78397828372d363c78373e783a393b3736</text:p>
          </table:table-cell>
          <table:table-cell table:number-columns-repeated="85"/>
          <table:table-cell table:style-name="ce5" table:formula="of:=[.CJ3]*16+[.CJ4]" office:value-type="float" office:value="82">
            <text:p>82</text:p>
          </table:table-cell>
          <table:table-cell table:number-columns-repeated="5"/>
          <table:table-cell table:formula="of:=[.CP3]*16+[.CP4]" office:value-type="float" office:value="88">
            <text:p>88</text:p>
          </table:table-cell>
          <table:table-cell table:number-columns-repeated="60"/>
        </table:table-row>
        <table:table-row table:style-name="ro4">
          <table:table-cell office:value-type="string">
            <text:p>Length</text:p>
          </table:table-cell>
          <table:table-cell table:formula="of:=LEN([.B1])" office:value-type="float" office:value="68">
            <text:p>68</text:p>
          </table:table-cell>
          <table:table-cell table:number-columns-repeated="3"/>
          <table:table-cell table:style-name="ce1" table:formula="of:=CHAR([.F3]*16+[.F4])" office:value-type="string" office:string-value="">
            <text:p/>
          </table:table-cell>
          <table:table-cell table:style-name="ce1" table:formula="of:=CHAR([.G3]*16+[.G4])" office:value-type="string" office:string-value="">
            <text:p/>
          </table:table-cell>
          <table:table-cell table:style-name="ce1" table:formula="of:=CHAR([.H3]*16+[.H4])" office:value-type="string" office:string-value="">
            <text:p/>
          </table:table-cell>
          <table:table-cell table:style-name="ce1" table:formula="of:=CHAR([.I3]*16+[.I4])" office:value-type="string" office:string-value="">
            <text:p/>
          </table:table-cell>
          <table:table-cell table:style-name="ce1" table:formula="of:=CHAR([.J3]*16+[.J4])" office:value-type="string" office:string-value="">
            <text:p/>
          </table:table-cell>
          <table:table-cell table:style-name="ce1" table:formula="of:=CHAR([.K3]*16+[.K4])" office:value-type="string" office:string-value="">
            <text:p/>
          </table:table-cell>
          <table:table-cell table:style-name="ce1" table:formula="of:=CHAR([.L3]*16+[.L4])" office:value-type="string" office:string-value="">
            <text:p/>
          </table:table-cell>
          <table:table-cell table:style-name="ce1" table:formula="of:=CHAR([.M3]*16+[.M4])" office:value-type="string" office:string-value="">
            <text:p/>
          </table:table-cell>
          <table:table-cell table:style-name="ce1" table:formula="of:=CHAR([.N3]*16+[.N4])" office:value-type="string" office:string-value="">
            <text:p/>
          </table:table-cell>
          <table:table-cell table:style-name="ce1" table:formula="of:=CHAR([.O3]*16+[.O4])" office:value-type="string" office:string-value="&#9;">
            <text:p><text:tab/></text:p>
          </table:table-cell>
          <table:table-cell table:style-name="ce1" table:formula="of:=CHAR([.P3]*16+[.P4])" office:value-type="string" office:string-value="&#10;">
            <text:p><text:line-break/></text:p>
          </table:table-cell>
          <table:table-cell table:style-name="ce1" table:formula="of:=CHAR([.Q3]*16+[.Q4])" office:value-type="string" office:string-value="">
            <text:p/>
          </table:table-cell>
          <table:table-cell table:style-name="ce1" table:formula="of:=CHAR([.R3]*16+[.R4])" office:value-type="string" office:string-value="">
            <text:p/>
          </table:table-cell>
          <table:table-cell table:style-name="ce1" table:formula="of:=CHAR([.S3]*16+[.S4])" office:value-type="string" office:string-value="&#13;">
            <text:p></text:p>
          </table:table-cell>
          <table:table-cell table:style-name="ce1" table:formula="of:=CHAR([.T3]*16+[.T4])" office:value-type="string" office:string-value="">
            <text:p/>
          </table:table-cell>
          <table:table-cell table:style-name="ce1" table:formula="of:=CHAR([.U3]*16+[.U4])" office:value-type="string" office:string-value="">
            <text:p/>
          </table:table-cell>
          <table:table-cell table:style-name="ce1" table:formula="of:=CHAR([.V3]*16+[.V4])" office:value-type="string" office:string-value="">
            <text:p/>
          </table:table-cell>
          <table:table-cell table:style-name="ce1" table:formula="of:=CHAR([.W3]*16+[.W4])" office:value-type="string" office:string-value="">
            <text:p/>
          </table:table-cell>
          <table:table-cell table:style-name="ce1" table:formula="of:=CHAR([.X3]*16+[.X4])" office:value-type="string" office:string-value="">
            <text:p/>
          </table:table-cell>
          <table:table-cell table:style-name="ce1" table:formula="of:=CHAR([.Y3]*16+[.Y4])" office:value-type="string" office:string-value="">
            <text:p/>
          </table:table-cell>
          <table:table-cell table:style-name="ce1" table:formula="of:=CHAR([.Z3]*16+[.Z4])" office:value-type="string" office:string-value="">
            <text:p/>
          </table:table-cell>
          <table:table-cell table:style-name="ce1" table:formula="of:=CHAR([.AA3]*16+[.AA4])" office:value-type="string" office:string-value="">
            <text:p/>
          </table:table-cell>
          <table:table-cell table:style-name="ce1" table:formula="of:=CHAR([.AB3]*16+[.AB4])" office:value-type="string" office:string-value="">
            <text:p/>
          </table:table-cell>
          <table:table-cell table:style-name="ce1" table:formula="of:=CHAR([.AC3]*16+[.AC4])" office:value-type="string" office:string-value="">
            <text:p/>
          </table:table-cell>
          <table:table-cell table:style-name="ce1" table:formula="of:=CHAR([.AD3]*16+[.AD4])" office:value-type="string" office:string-value="">
            <text:p/>
          </table:table-cell>
          <table:table-cell table:style-name="ce1" table:formula="of:=CHAR([.AE3]*16+[.AE4])" office:value-type="string" office:string-value="">
            <text:p/>
          </table:table-cell>
          <table:table-cell table:style-name="ce1" table:formula="of:=CHAR([.AF3]*16+[.AF4])" office:value-type="string" office:string-value="">
            <text:p/>
          </table:table-cell>
          <table:table-cell table:style-name="ce1" table:formula="of:=CHAR([.AG3]*16+[.AG4])" office:value-type="string" office:string-value="">
            <text:p/>
          </table:table-cell>
          <table:table-cell table:style-name="ce1" table:formula="of:=CHAR([.AH3]*16+[.AH4])" office:value-type="string" office:string-value="">
            <text:p/>
          </table:table-cell>
          <table:table-cell table:style-name="ce1" table:formula="of:=CHAR([.AI3]*16+[.AI4])" office:value-type="string" office:string-value="">
            <text:p/>
          </table:table-cell>
          <table:table-cell table:style-name="ce1" table:formula="of:=CHAR([.AJ3]*16+[.AJ4])" office:value-type="string" office:string-value="">
            <text:p/>
          </table:table-cell>
          <table:table-cell table:style-name="ce1" table:formula="of:=CHAR([.AK3]*16+[.AK4])" office:value-type="string" office:string-value="">
            <text:p/>
          </table:table-cell>
          <table:table-cell table:style-name="ce1" table:formula="of:=CHAR([.AL3]*16+[.AL4])" office:value-type="string" office:string-value=" ">
            <text:p><text:s/></text:p>
          </table:table-cell>
          <table:table-cell table:style-name="ce1" table:formula="of:=CHAR([.AM3]*16+[.AM4])" office:value-type="string" office:string-value="!">
            <text:p>!</text:p>
          </table:table-cell>
          <table:table-cell table:style-name="ce1" table:formula="of:=CHAR([.AN3]*16+[.AN4])" office:value-type="string" office:string-value="&quot;">
            <text:p>"</text:p>
          </table:table-cell>
          <table:table-cell table:style-name="ce1" table:formula="of:=CHAR([.AO3]*16+[.AO4])" office:value-type="string" office:string-value="#">
            <text:p>#</text:p>
          </table:table-cell>
          <table:table-cell table:style-name="ce1" table:formula="of:=CHAR([.AP3]*16+[.AP4])" office:value-type="string" office:string-value="$">
            <text:p>$</text:p>
          </table:table-cell>
          <table:table-cell table:style-name="ce1" table:formula="of:=CHAR([.AQ3]*16+[.AQ4])" office:value-type="string" office:string-value="%">
            <text:p>%</text:p>
          </table:table-cell>
          <table:table-cell table:style-name="ce1" table:formula="of:=CHAR([.AR3]*16+[.AR4])" office:value-type="string" office:string-value="&amp;">
            <text:p>&amp;</text:p>
          </table:table-cell>
          <table:table-cell table:style-name="ce1" table:formula="of:=CHAR([.AS3]*16+[.AS4])" office:value-type="string" office:string-value="'">
            <text:p>'</text:p>
          </table:table-cell>
          <table:table-cell table:style-name="ce1" table:formula="of:=CHAR([.AT3]*16+[.AT4])" office:value-type="string" office:string-value="(">
            <text:p>(</text:p>
          </table:table-cell>
          <table:table-cell table:style-name="ce1" table:formula="of:=CHAR([.AU3]*16+[.AU4])" office:value-type="string" office:string-value=")">
            <text:p>)</text:p>
          </table:table-cell>
          <table:table-cell table:style-name="ce1" table:formula="of:=CHAR([.AV3]*16+[.AV4])" office:value-type="string" office:string-value="*">
            <text:p>*</text:p>
          </table:table-cell>
          <table:table-cell table:style-name="ce1" table:formula="of:=CHAR([.AW3]*16+[.AW4])" office:value-type="string" office:string-value="+">
            <text:p>+</text:p>
          </table:table-cell>
          <table:table-cell table:style-name="ce1" table:formula="of:=CHAR([.AX3]*16+[.AX4])" office:value-type="string" office:string-value=",">
            <text:p>,</text:p>
          </table:table-cell>
          <table:table-cell table:style-name="ce1" table:formula="of:=CHAR([.AY3]*16+[.AY4])" office:value-type="string" office:string-value="-">
            <text:p>-</text:p>
          </table:table-cell>
          <table:table-cell table:style-name="ce1" table:formula="of:=CHAR([.AZ3]*16+[.AZ4])" office:value-type="string" office:string-value=".">
            <text:p>.</text:p>
          </table:table-cell>
          <table:table-cell table:style-name="ce1" table:formula="of:=CHAR([.BA3]*16+[.BA4])" office:value-type="string" office:string-value="/">
            <text:p>/</text:p>
          </table:table-cell>
          <table:table-cell table:style-name="ce1" table:formula="of:=CHAR([.BB3]*16+[.BB4])" office:value-type="string" office:string-value="0">
            <text:p>0</text:p>
          </table:table-cell>
          <table:table-cell table:style-name="ce1" table:formula="of:=CHAR([.BC3]*16+[.BC4])" office:value-type="string" office:string-value="1">
            <text:p>1</text:p>
          </table:table-cell>
          <table:table-cell table:style-name="ce1" table:formula="of:=CHAR([.BD3]*16+[.BD4])" office:value-type="string" office:string-value="2">
            <text:p>2</text:p>
          </table:table-cell>
          <table:table-cell table:style-name="ce1" table:formula="of:=CHAR([.BE3]*16+[.BE4])" office:value-type="string" office:string-value="3">
            <text:p>3</text:p>
          </table:table-cell>
          <table:table-cell table:style-name="ce1" table:formula="of:=CHAR([.BF3]*16+[.BF4])" office:value-type="string" office:string-value="4">
            <text:p>4</text:p>
          </table:table-cell>
          <table:table-cell table:style-name="ce1" table:formula="of:=CHAR([.BG3]*16+[.BG4])" office:value-type="string" office:string-value="5">
            <text:p>5</text:p>
          </table:table-cell>
          <table:table-cell table:style-name="ce1" table:formula="of:=CHAR([.BH3]*16+[.BH4])" office:value-type="string" office:string-value="6">
            <text:p>6</text:p>
          </table:table-cell>
          <table:table-cell table:style-name="ce1" table:formula="of:=CHAR([.BI3]*16+[.BI4])" office:value-type="string" office:string-value="7">
            <text:p>7</text:p>
          </table:table-cell>
          <table:table-cell table:style-name="ce1" table:formula="of:=CHAR([.BJ3]*16+[.BJ4])" office:value-type="string" office:string-value="8">
            <text:p>8</text:p>
          </table:table-cell>
          <table:table-cell table:style-name="ce1" table:formula="of:=CHAR([.BK3]*16+[.BK4])" office:value-type="string" office:string-value="9">
            <text:p>9</text:p>
          </table:table-cell>
          <table:table-cell table:style-name="ce1" table:formula="of:=CHAR([.BL3]*16+[.BL4])" office:value-type="string" office:string-value=":">
            <text:p>:</text:p>
          </table:table-cell>
          <table:table-cell table:style-name="ce1" table:formula="of:=CHAR([.BM3]*16+[.BM4])" office:value-type="string" office:string-value=";">
            <text:p>;</text:p>
          </table:table-cell>
          <table:table-cell table:style-name="ce1" table:formula="of:=CHAR([.BN3]*16+[.BN4])" office:value-type="string" office:string-value="&lt;">
            <text:p>&lt;</text:p>
          </table:table-cell>
          <table:table-cell table:style-name="ce1" table:formula="of:=CHAR([.BO3]*16+[.BO4])" office:value-type="string" office:string-value="=">
            <text:p>=</text:p>
          </table:table-cell>
          <table:table-cell table:style-name="ce1" table:formula="of:=CHAR([.BP3]*16+[.BP4])" office:value-type="string" office:string-value="&gt;">
            <text:p>&gt;</text:p>
          </table:table-cell>
          <table:table-cell table:style-name="ce1" table:formula="of:=CHAR([.BQ3]*16+[.BQ4])" office:value-type="string" office:string-value="?">
            <text:p>?</text:p>
          </table:table-cell>
          <table:table-cell table:style-name="ce1" table:formula="of:=CHAR([.BR3]*16+[.BR4])" office:value-type="string" office:string-value="@">
            <text:p>@</text:p>
          </table:table-cell>
          <table:table-cell table:style-name="ce1" table:formula="of:=CHAR([.BS3]*16+[.BS4])" office:value-type="string" office:string-value="A">
            <text:p>A</text:p>
          </table:table-cell>
          <table:table-cell table:style-name="ce1" table:formula="of:=CHAR([.BT3]*16+[.BT4])" office:value-type="string" office:string-value="B">
            <text:p>B</text:p>
          </table:table-cell>
          <table:table-cell table:style-name="ce1" table:formula="of:=CHAR([.BU3]*16+[.BU4])" office:value-type="string" office:string-value="C">
            <text:p>C</text:p>
          </table:table-cell>
          <table:table-cell table:style-name="ce1" table:formula="of:=CHAR([.BV3]*16+[.BV4])" office:value-type="string" office:string-value="D">
            <text:p>D</text:p>
          </table:table-cell>
          <table:table-cell table:style-name="ce1" table:formula="of:=CHAR([.BW3]*16+[.BW4])" office:value-type="string" office:string-value="E">
            <text:p>E</text:p>
          </table:table-cell>
          <table:table-cell table:style-name="ce1" table:formula="of:=CHAR([.BX3]*16+[.BX4])" office:value-type="string" office:string-value="F">
            <text:p>F</text:p>
          </table:table-cell>
          <table:table-cell table:style-name="ce1" table:formula="of:=CHAR([.BY3]*16+[.BY4])" office:value-type="string" office:string-value="G">
            <text:p>G</text:p>
          </table:table-cell>
          <table:table-cell table:style-name="ce1" table:formula="of:=CHAR([.BZ3]*16+[.BZ4])" office:value-type="string" office:string-value="H">
            <text:p>H</text:p>
          </table:table-cell>
          <table:table-cell table:style-name="ce1" table:formula="of:=CHAR([.CA3]*16+[.CA4])" office:value-type="string" office:string-value="I">
            <text:p>I</text:p>
          </table:table-cell>
          <table:table-cell table:style-name="ce1" table:formula="of:=CHAR([.CB3]*16+[.CB4])" office:value-type="string" office:string-value="J">
            <text:p>J</text:p>
          </table:table-cell>
          <table:table-cell table:style-name="ce1" table:formula="of:=CHAR([.CC3]*16+[.CC4])" office:value-type="string" office:string-value="K">
            <text:p>K</text:p>
          </table:table-cell>
          <table:table-cell table:style-name="ce1" table:formula="of:=CHAR([.CD3]*16+[.CD4])" office:value-type="string" office:string-value="L">
            <text:p>L</text:p>
          </table:table-cell>
          <table:table-cell table:style-name="ce1" table:formula="of:=CHAR([.CE3]*16+[.CE4])" office:value-type="string" office:string-value="M">
            <text:p>M</text:p>
          </table:table-cell>
          <table:table-cell table:style-name="ce1" table:formula="of:=CHAR([.CF3]*16+[.CF4])" office:value-type="string" office:string-value="N">
            <text:p>N</text:p>
          </table:table-cell>
          <table:table-cell table:style-name="ce1" table:formula="of:=CHAR([.CG3]*16+[.CG4])" office:value-type="string" office:string-value="O">
            <text:p>O</text:p>
          </table:table-cell>
          <table:table-cell table:style-name="ce1" table:formula="of:=CHAR([.CH3]*16+[.CH4])" office:value-type="string" office:string-value="P">
            <text:p>P</text:p>
          </table:table-cell>
          <table:table-cell table:style-name="ce1" table:formula="of:=CHAR([.CI3]*16+[.CI4])" office:value-type="string" office:string-value="Q">
            <text:p>Q</text:p>
          </table:table-cell>
          <table:table-cell table:style-name="ce1" table:formula="of:=CHAR([.CJ3]*16+[.CJ4])" office:value-type="string" office:string-value="R">
            <text:p>R</text:p>
          </table:table-cell>
          <table:table-cell table:style-name="ce1" table:formula="of:=CHAR([.CK3]*16+[.CK4])" office:value-type="string" office:string-value="S">
            <text:p>S</text:p>
          </table:table-cell>
          <table:table-cell table:style-name="ce1" table:formula="of:=CHAR([.CL3]*16+[.CL4])" office:value-type="string" office:string-value="T">
            <text:p>T</text:p>
          </table:table-cell>
          <table:table-cell table:style-name="ce1" table:formula="of:=CHAR([.CM3]*16+[.CM4])" office:value-type="string" office:string-value="U">
            <text:p>U</text:p>
          </table:table-cell>
          <table:table-cell table:style-name="ce1" table:formula="of:=CHAR([.CN3]*16+[.CN4])" office:value-type="string" office:string-value="V">
            <text:p>V</text:p>
          </table:table-cell>
          <table:table-cell table:style-name="ce1" table:formula="of:=CHAR([.CO3]*16+[.CO4])" office:value-type="string" office:string-value="W">
            <text:p>W</text:p>
          </table:table-cell>
          <table:table-cell table:style-name="ce6" table:formula="of:=CHAR([.CP3]*16+[.CP4])" office:value-type="string" office:string-value="X">
            <text:p>X</text:p>
          </table:table-cell>
          <table:table-cell table:style-name="ce1" table:formula="of:=CHAR([.CQ3]*16+[.CQ4])" office:value-type="string" office:string-value="Y">
            <text:p>Y</text:p>
          </table:table-cell>
          <table:table-cell table:style-name="ce1" table:formula="of:=CHAR([.CR3]*16+[.CR4])" office:value-type="string" office:string-value="Z">
            <text:p>Z</text:p>
          </table:table-cell>
          <table:table-cell table:style-name="ce1" table:formula="of:=CHAR([.CS3]*16+[.CS4])" office:value-type="string" office:string-value="[">
            <text:p>[</text:p>
          </table:table-cell>
          <table:table-cell table:style-name="ce1" table:formula="of:=CHAR([.CT3]*16+[.CT4])" office:value-type="string" office:string-value="\">
            <text:p>\</text:p>
          </table:table-cell>
          <table:table-cell table:style-name="ce1" table:formula="of:=CHAR([.CU3]*16+[.CU4])" office:value-type="string" office:string-value="]">
            <text:p>]</text:p>
          </table:table-cell>
          <table:table-cell table:style-name="ce1" table:formula="of:=CHAR([.CV3]*16+[.CV4])" office:value-type="string" office:string-value="^">
            <text:p>^</text:p>
          </table:table-cell>
          <table:table-cell table:style-name="ce1" table:formula="of:=CHAR([.CW3]*16+[.CW4])" office:value-type="string" office:string-value="_">
            <text:p>_</text:p>
          </table:table-cell>
          <table:table-cell table:style-name="ce1" table:formula="of:=CHAR([.CX3]*16+[.CX4])" office:value-type="string" office:string-value="`">
            <text:p>`</text:p>
          </table:table-cell>
          <table:table-cell table:style-name="ce1" table:formula="of:=CHAR([.CY3]*16+[.CY4])" office:value-type="string" office:string-value="a">
            <text:p>a</text:p>
          </table:table-cell>
          <table:table-cell table:style-name="ce1" table:formula="of:=CHAR([.CZ3]*16+[.CZ4])" office:value-type="string" office:string-value="b">
            <text:p>b</text:p>
          </table:table-cell>
          <table:table-cell table:style-name="ce1" table:formula="of:=CHAR([.DA3]*16+[.DA4])" office:value-type="string" office:string-value="c">
            <text:p>c</text:p>
          </table:table-cell>
          <table:table-cell table:style-name="ce1" table:formula="of:=CHAR([.DB3]*16+[.DB4])" office:value-type="string" office:string-value="d">
            <text:p>d</text:p>
          </table:table-cell>
          <table:table-cell table:style-name="ce1" table:formula="of:=CHAR([.DC3]*16+[.DC4])" office:value-type="string" office:string-value="e">
            <text:p>e</text:p>
          </table:table-cell>
          <table:table-cell table:style-name="ce1" table:formula="of:=CHAR([.DD3]*16+[.DD4])" office:value-type="string" office:string-value="f">
            <text:p>f</text:p>
          </table:table-cell>
          <table:table-cell table:style-name="ce1" table:formula="of:=CHAR([.DE3]*16+[.DE4])" office:value-type="string" office:string-value="g">
            <text:p>g</text:p>
          </table:table-cell>
          <table:table-cell table:style-name="ce1" table:formula="of:=CHAR([.DF3]*16+[.DF4])" office:value-type="string" office:string-value="h">
            <text:p>h</text:p>
          </table:table-cell>
          <table:table-cell table:style-name="ce1" table:formula="of:=CHAR([.DG3]*16+[.DG4])" office:value-type="string" office:string-value="i">
            <text:p>i</text:p>
          </table:table-cell>
          <table:table-cell table:style-name="ce1" table:formula="of:=CHAR([.DH3]*16+[.DH4])" office:value-type="string" office:string-value="j">
            <text:p>j</text:p>
          </table:table-cell>
          <table:table-cell table:style-name="ce1" table:formula="of:=CHAR([.DI3]*16+[.DI4])" office:value-type="string" office:string-value="k">
            <text:p>k</text:p>
          </table:table-cell>
          <table:table-cell table:style-name="ce1" table:formula="of:=CHAR([.DJ3]*16+[.DJ4])" office:value-type="string" office:string-value="l">
            <text:p>l</text:p>
          </table:table-cell>
          <table:table-cell table:style-name="ce1" table:formula="of:=CHAR([.DK3]*16+[.DK4])" office:value-type="string" office:string-value="m">
            <text:p>m</text:p>
          </table:table-cell>
          <table:table-cell table:style-name="ce1" table:formula="of:=CHAR([.DL3]*16+[.DL4])" office:value-type="string" office:string-value="n">
            <text:p>n</text:p>
          </table:table-cell>
          <table:table-cell table:style-name="ce1" table:formula="of:=CHAR([.DM3]*16+[.DM4])" office:value-type="string" office:string-value="o">
            <text:p>o</text:p>
          </table:table-cell>
          <table:table-cell table:style-name="ce1" table:formula="of:=CHAR([.DN3]*16+[.DN4])" office:value-type="string" office:string-value="p">
            <text:p>p</text:p>
          </table:table-cell>
          <table:table-cell table:style-name="ce1" table:formula="of:=CHAR([.DO3]*16+[.DO4])" office:value-type="string" office:string-value="q">
            <text:p>q</text:p>
          </table:table-cell>
          <table:table-cell table:style-name="ce1" table:formula="of:=CHAR([.DP3]*16+[.DP4])" office:value-type="string" office:string-value="r">
            <text:p>r</text:p>
          </table:table-cell>
          <table:table-cell table:style-name="ce1" table:formula="of:=CHAR([.DQ3]*16+[.DQ4])" office:value-type="string" office:string-value="s">
            <text:p>s</text:p>
          </table:table-cell>
          <table:table-cell table:style-name="ce1" table:formula="of:=CHAR([.DR3]*16+[.DR4])" office:value-type="string" office:string-value="t">
            <text:p>t</text:p>
          </table:table-cell>
          <table:table-cell table:style-name="ce1" table:formula="of:=CHAR([.DS3]*16+[.DS4])" office:value-type="string" office:string-value="u">
            <text:p>u</text:p>
          </table:table-cell>
          <table:table-cell table:style-name="ce1" table:formula="of:=CHAR([.DT3]*16+[.DT4])" office:value-type="string" office:string-value="v">
            <text:p>v</text:p>
          </table:table-cell>
          <table:table-cell table:style-name="ce1" table:formula="of:=CHAR([.DU3]*16+[.DU4])" office:value-type="string" office:string-value="w">
            <text:p>w</text:p>
          </table:table-cell>
          <table:table-cell table:style-name="ce1" table:formula="of:=CHAR([.DV3]*16+[.DV4])" office:value-type="string" office:string-value="x">
            <text:p>x</text:p>
          </table:table-cell>
          <table:table-cell table:style-name="ce1" table:formula="of:=CHAR([.DW3]*16+[.DW4])" office:value-type="string" office:string-value="y">
            <text:p>y</text:p>
          </table:table-cell>
          <table:table-cell table:style-name="ce1" table:formula="of:=CHAR([.DX3]*16+[.DX4])" office:value-type="string" office:string-value="z">
            <text:p>z</text:p>
          </table:table-cell>
          <table:table-cell table:style-name="ce1" table:formula="of:=CHAR([.DY3]*16+[.DY4])" office:value-type="string" office:string-value="{">
            <text:p>{</text:p>
          </table:table-cell>
          <table:table-cell table:style-name="ce1" table:formula="of:=CHAR([.DZ3]*16+[.DZ4])" office:value-type="string" office:string-value="|">
            <text:p>|</text:p>
          </table:table-cell>
          <table:table-cell table:style-name="ce1" table:formula="of:=CHAR([.EA3]*16+[.EA4])" office:value-type="string" office:string-value="}">
            <text:p>}</text:p>
          </table:table-cell>
          <table:table-cell table:style-name="ce1" table:formula="of:=CHAR([.EB3]*16+[.EB4])" office:value-type="string" office:string-value="~">
            <text:p>~</text:p>
          </table:table-cell>
          <table:table-cell table:style-name="ce1" table:formula="of:=CHAR([.EC3]*16+[.EC4])" office:value-type="string" office:string-value="">
            <text:p></text:p>
          </table:table-cell>
          <table:table-cell table:number-columns-repeated="21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table:style-name="ce4" table:formula="of:=[.F3]" office:value-type="float" office:value="0">
            <text:p>0</text:p>
          </table:table-cell>
          <table:table-cell table:style-name="ce4" table:formula="of:=[.G3]" office:value-type="float" office:value="0">
            <text:p>0</text:p>
          </table:table-cell>
          <table:table-cell table:style-name="ce4" table:formula="of:=[.H3]" office:value-type="float" office:value="0">
            <text:p>0</text:p>
          </table:table-cell>
          <table:table-cell table:style-name="ce4" table:formula="of:=[.I3]" office:value-type="float" office:value="0">
            <text:p>0</text:p>
          </table:table-cell>
          <table:table-cell table:style-name="ce4" table:formula="of:=[.J3]" office:value-type="float" office:value="0">
            <text:p>0</text:p>
          </table:table-cell>
          <table:table-cell table:style-name="ce4" table:formula="of:=[.K3]" office:value-type="float" office:value="0">
            <text:p>0</text:p>
          </table:table-cell>
          <table:table-cell table:style-name="ce4" table:formula="of:=[.L3]" office:value-type="float" office:value="0">
            <text:p>0</text:p>
          </table:table-cell>
          <table:table-cell table:style-name="ce4" table:formula="of:=[.M3]" office:value-type="float" office:value="0">
            <text:p>0</text:p>
          </table:table-cell>
          <table:table-cell table:style-name="ce4" table:formula="of:=[.N3]" office:value-type="float" office:value="0">
            <text:p>0</text:p>
          </table:table-cell>
          <table:table-cell table:style-name="ce4" table:formula="of:=[.O3]" office:value-type="float" office:value="0">
            <text:p>0</text:p>
          </table:table-cell>
          <table:table-cell table:style-name="ce4" table:formula="of:=[.P3]" office:value-type="float" office:value="0">
            <text:p>0</text:p>
          </table:table-cell>
          <table:table-cell table:style-name="ce4" table:formula="of:=[.Q3]" office:value-type="float" office:value="0">
            <text:p>0</text:p>
          </table:table-cell>
          <table:table-cell table:style-name="ce4" table:formula="of:=[.R3]" office:value-type="float" office:value="0">
            <text:p>0</text:p>
          </table:table-cell>
          <table:table-cell table:style-name="ce4" table:formula="of:=[.S3]" office:value-type="float" office:value="0">
            <text:p>0</text:p>
          </table:table-cell>
          <table:table-cell table:style-name="ce4" table:formula="of:=[.T3]" office:value-type="float" office:value="0">
            <text:p>0</text:p>
          </table:table-cell>
          <table:table-cell table:formula="of:=[.F3]+1" office:value-type="float" office:value="1">
            <text:p>1</text:p>
          </table:table-cell>
          <table:table-cell table:formula="of:=[.G3]+1" office:value-type="float" office:value="1">
            <text:p>1</text:p>
          </table:table-cell>
          <table:table-cell table:formula="of:=[.H3]+1" office:value-type="float" office:value="1">
            <text:p>1</text:p>
          </table:table-cell>
          <table:table-cell table:formula="of:=[.I3]+1" office:value-type="float" office:value="1">
            <text:p>1</text:p>
          </table:table-cell>
          <table:table-cell table:formula="of:=[.J3]+1" office:value-type="float" office:value="1">
            <text:p>1</text:p>
          </table:table-cell>
          <table:table-cell table:formula="of:=[.K3]+1" office:value-type="float" office:value="1">
            <text:p>1</text:p>
          </table:table-cell>
          <table:table-cell table:formula="of:=[.L3]+1" office:value-type="float" office:value="1">
            <text:p>1</text:p>
          </table:table-cell>
          <table:table-cell table:formula="of:=[.M3]+1" office:value-type="float" office:value="1">
            <text:p>1</text:p>
          </table:table-cell>
          <table:table-cell table:formula="of:=[.N3]+1" office:value-type="float" office:value="1">
            <text:p>1</text:p>
          </table:table-cell>
          <table:table-cell table:formula="of:=[.O3]+1" office:value-type="float" office:value="1">
            <text:p>1</text:p>
          </table:table-cell>
          <table:table-cell table:formula="of:=[.P3]+1" office:value-type="float" office:value="1">
            <text:p>1</text:p>
          </table:table-cell>
          <table:table-cell table:formula="of:=[.Q3]+1" office:value-type="float" office:value="1">
            <text:p>1</text:p>
          </table:table-cell>
          <table:table-cell table:formula="of:=[.R3]+1" office:value-type="float" office:value="1">
            <text:p>1</text:p>
          </table:table-cell>
          <table:table-cell table:formula="of:=[.S3]+1" office:value-type="float" office:value="1">
            <text:p>1</text:p>
          </table:table-cell>
          <table:table-cell table:formula="of:=[.T3]+1" office:value-type="float" office:value="1">
            <text:p>1</text:p>
          </table:table-cell>
          <table:table-cell table:formula="of:=[.U3]+1" office:value-type="float" office:value="1">
            <text:p>1</text:p>
          </table:table-cell>
          <table:table-cell table:formula="of:=[.V3]+1" office:value-type="float" office:value="2">
            <text:p>2</text:p>
          </table:table-cell>
          <table:table-cell table:formula="of:=[.W3]+1" office:value-type="float" office:value="2">
            <text:p>2</text:p>
          </table:table-cell>
          <table:table-cell table:formula="of:=[.X3]+1" office:value-type="float" office:value="2">
            <text:p>2</text:p>
          </table:table-cell>
          <table:table-cell table:formula="of:=[.Y3]+1" office:value-type="float" office:value="2">
            <text:p>2</text:p>
          </table:table-cell>
          <table:table-cell table:formula="of:=[.Z3]+1" office:value-type="float" office:value="2">
            <text:p>2</text:p>
          </table:table-cell>
          <table:table-cell table:formula="of:=[.AA3]+1" office:value-type="float" office:value="2">
            <text:p>2</text:p>
          </table:table-cell>
          <table:table-cell table:formula="of:=[.AB3]+1" office:value-type="float" office:value="2">
            <text:p>2</text:p>
          </table:table-cell>
          <table:table-cell table:formula="of:=[.AC3]+1" office:value-type="float" office:value="2">
            <text:p>2</text:p>
          </table:table-cell>
          <table:table-cell table:formula="of:=[.AD3]+1" office:value-type="float" office:value="2">
            <text:p>2</text:p>
          </table:table-cell>
          <table:table-cell table:formula="of:=[.AE3]+1" office:value-type="float" office:value="2">
            <text:p>2</text:p>
          </table:table-cell>
          <table:table-cell table:formula="of:=[.AF3]+1" office:value-type="float" office:value="2">
            <text:p>2</text:p>
          </table:table-cell>
          <table:table-cell table:formula="of:=[.AG3]+1" office:value-type="float" office:value="2">
            <text:p>2</text:p>
          </table:table-cell>
          <table:table-cell table:formula="of:=[.AH3]+1" office:value-type="float" office:value="2">
            <text:p>2</text:p>
          </table:table-cell>
          <table:table-cell table:formula="of:=[.AI3]+1" office:value-type="float" office:value="2">
            <text:p>2</text:p>
          </table:table-cell>
          <table:table-cell table:formula="of:=[.AJ3]+1" office:value-type="float" office:value="2">
            <text:p>2</text:p>
          </table:table-cell>
          <table:table-cell table:formula="of:=[.AK3]+1" office:value-type="float" office:value="2">
            <text:p>2</text:p>
          </table:table-cell>
          <table:table-cell table:formula="of:=[.AL3]+1" office:value-type="float" office:value="3">
            <text:p>3</text:p>
          </table:table-cell>
          <table:table-cell table:formula="of:=[.AM3]+1" office:value-type="float" office:value="3">
            <text:p>3</text:p>
          </table:table-cell>
          <table:table-cell table:formula="of:=[.AN3]+1" office:value-type="float" office:value="3">
            <text:p>3</text:p>
          </table:table-cell>
          <table:table-cell table:formula="of:=[.AO3]+1" office:value-type="float" office:value="3">
            <text:p>3</text:p>
          </table:table-cell>
          <table:table-cell table:formula="of:=[.AP3]+1" office:value-type="float" office:value="3">
            <text:p>3</text:p>
          </table:table-cell>
          <table:table-cell table:formula="of:=[.AQ3]+1" office:value-type="float" office:value="3">
            <text:p>3</text:p>
          </table:table-cell>
          <table:table-cell table:formula="of:=[.AR3]+1" office:value-type="float" office:value="3">
            <text:p>3</text:p>
          </table:table-cell>
          <table:table-cell table:formula="of:=[.AS3]+1" office:value-type="float" office:value="3">
            <text:p>3</text:p>
          </table:table-cell>
          <table:table-cell table:formula="of:=[.AT3]+1" office:value-type="float" office:value="3">
            <text:p>3</text:p>
          </table:table-cell>
          <table:table-cell table:formula="of:=[.AU3]+1" office:value-type="float" office:value="3">
            <text:p>3</text:p>
          </table:table-cell>
          <table:table-cell table:formula="of:=[.AV3]+1" office:value-type="float" office:value="3">
            <text:p>3</text:p>
          </table:table-cell>
          <table:table-cell table:formula="of:=[.AW3]+1" office:value-type="float" office:value="3">
            <text:p>3</text:p>
          </table:table-cell>
          <table:table-cell table:formula="of:=[.AX3]+1" office:value-type="float" office:value="3">
            <text:p>3</text:p>
          </table:table-cell>
          <table:table-cell table:formula="of:=[.AY3]+1" office:value-type="float" office:value="3">
            <text:p>3</text:p>
          </table:table-cell>
          <table:table-cell table:formula="of:=[.AZ3]+1" office:value-type="float" office:value="3">
            <text:p>3</text:p>
          </table:table-cell>
          <table:table-cell table:formula="of:=[.BA3]+1" office:value-type="float" office:value="3">
            <text:p>3</text:p>
          </table:table-cell>
          <table:table-cell table:formula="of:=[.BB3]+1" office:value-type="float" office:value="4">
            <text:p>4</text:p>
          </table:table-cell>
          <table:table-cell table:formula="of:=[.BC3]+1" office:value-type="float" office:value="4">
            <text:p>4</text:p>
          </table:table-cell>
          <table:table-cell table:formula="of:=[.BD3]+1" office:value-type="float" office:value="4">
            <text:p>4</text:p>
          </table:table-cell>
          <table:table-cell table:formula="of:=[.BE3]+1" office:value-type="float" office:value="4">
            <text:p>4</text:p>
          </table:table-cell>
          <table:table-cell table:formula="of:=[.BF3]+1" office:value-type="float" office:value="4">
            <text:p>4</text:p>
          </table:table-cell>
          <table:table-cell table:formula="of:=[.BG3]+1" office:value-type="float" office:value="4">
            <text:p>4</text:p>
          </table:table-cell>
          <table:table-cell table:formula="of:=[.BH3]+1" office:value-type="float" office:value="4">
            <text:p>4</text:p>
          </table:table-cell>
          <table:table-cell table:formula="of:=[.BI3]+1" office:value-type="float" office:value="4">
            <text:p>4</text:p>
          </table:table-cell>
          <table:table-cell table:formula="of:=[.BJ3]+1" office:value-type="float" office:value="4">
            <text:p>4</text:p>
          </table:table-cell>
          <table:table-cell table:formula="of:=[.BK3]+1" office:value-type="float" office:value="4">
            <text:p>4</text:p>
          </table:table-cell>
          <table:table-cell table:formula="of:=[.BL3]+1" office:value-type="float" office:value="4">
            <text:p>4</text:p>
          </table:table-cell>
          <table:table-cell table:formula="of:=[.BM3]+1" office:value-type="float" office:value="4">
            <text:p>4</text:p>
          </table:table-cell>
          <table:table-cell table:formula="of:=[.BN3]+1" office:value-type="float" office:value="4">
            <text:p>4</text:p>
          </table:table-cell>
          <table:table-cell table:formula="of:=[.BO3]+1" office:value-type="float" office:value="4">
            <text:p>4</text:p>
          </table:table-cell>
          <table:table-cell table:formula="of:=[.BP3]+1" office:value-type="float" office:value="4">
            <text:p>4</text:p>
          </table:table-cell>
          <table:table-cell table:formula="of:=[.BQ3]+1" office:value-type="float" office:value="4">
            <text:p>4</text:p>
          </table:table-cell>
          <table:table-cell table:formula="of:=[.BR3]+1" office:value-type="float" office:value="5">
            <text:p>5</text:p>
          </table:table-cell>
          <table:table-cell table:formula="of:=[.BS3]+1" office:value-type="float" office:value="5">
            <text:p>5</text:p>
          </table:table-cell>
          <table:table-cell table:formula="of:=[.BT3]+1" office:value-type="float" office:value="5">
            <text:p>5</text:p>
          </table:table-cell>
          <table:table-cell table:formula="of:=[.BU3]+1" office:value-type="float" office:value="5">
            <text:p>5</text:p>
          </table:table-cell>
          <table:table-cell table:formula="of:=[.BV3]+1" office:value-type="float" office:value="5">
            <text:p>5</text:p>
          </table:table-cell>
          <table:table-cell table:formula="of:=[.BW3]+1" office:value-type="float" office:value="5">
            <text:p>5</text:p>
          </table:table-cell>
          <table:table-cell table:formula="of:=[.BX3]+1" office:value-type="float" office:value="5">
            <text:p>5</text:p>
          </table:table-cell>
          <table:table-cell table:formula="of:=[.BY3]+1" office:value-type="float" office:value="5">
            <text:p>5</text:p>
          </table:table-cell>
          <table:table-cell table:formula="of:=[.BZ3]+1" office:value-type="float" office:value="5">
            <text:p>5</text:p>
          </table:table-cell>
          <table:table-cell table:formula="of:=[.CA3]+1" office:value-type="float" office:value="5">
            <text:p>5</text:p>
          </table:table-cell>
          <table:table-cell table:formula="of:=[.CB3]+1" office:value-type="float" office:value="5">
            <text:p>5</text:p>
          </table:table-cell>
          <table:table-cell table:formula="of:=[.CC3]+1" office:value-type="float" office:value="5">
            <text:p>5</text:p>
          </table:table-cell>
          <table:table-cell table:formula="of:=[.CD3]+1" office:value-type="float" office:value="5">
            <text:p>5</text:p>
          </table:table-cell>
          <table:table-cell table:formula="of:=[.CE3]+1" office:value-type="float" office:value="5">
            <text:p>5</text:p>
          </table:table-cell>
          <table:table-cell table:formula="of:=[.CF3]+1" office:value-type="float" office:value="5">
            <text:p>5</text:p>
          </table:table-cell>
          <table:table-cell table:formula="of:=[.CG3]+1" office:value-type="float" office:value="5">
            <text:p>5</text:p>
          </table:table-cell>
          <table:table-cell table:formula="of:=[.CH3]+1" office:value-type="float" office:value="6">
            <text:p>6</text:p>
          </table:table-cell>
          <table:table-cell table:formula="of:=[.CI3]+1" office:value-type="float" office:value="6">
            <text:p>6</text:p>
          </table:table-cell>
          <table:table-cell table:formula="of:=[.CJ3]+1" office:value-type="float" office:value="6">
            <text:p>6</text:p>
          </table:table-cell>
          <table:table-cell table:formula="of:=[.CK3]+1" office:value-type="float" office:value="6">
            <text:p>6</text:p>
          </table:table-cell>
          <table:table-cell table:formula="of:=[.CL3]+1" office:value-type="float" office:value="6">
            <text:p>6</text:p>
          </table:table-cell>
          <table:table-cell table:formula="of:=[.CM3]+1" office:value-type="float" office:value="6">
            <text:p>6</text:p>
          </table:table-cell>
          <table:table-cell table:formula="of:=[.CN3]+1" office:value-type="float" office:value="6">
            <text:p>6</text:p>
          </table:table-cell>
          <table:table-cell table:formula="of:=[.CO3]+1" office:value-type="float" office:value="6">
            <text:p>6</text:p>
          </table:table-cell>
          <table:table-cell table:formula="of:=[.CP3]+1" office:value-type="float" office:value="6">
            <text:p>6</text:p>
          </table:table-cell>
          <table:table-cell table:formula="of:=[.CQ3]+1" office:value-type="float" office:value="6">
            <text:p>6</text:p>
          </table:table-cell>
          <table:table-cell table:formula="of:=[.CR3]+1" office:value-type="float" office:value="6">
            <text:p>6</text:p>
          </table:table-cell>
          <table:table-cell table:formula="of:=[.CS3]+1" office:value-type="float" office:value="6">
            <text:p>6</text:p>
          </table:table-cell>
          <table:table-cell table:formula="of:=[.CT3]+1" office:value-type="float" office:value="6">
            <text:p>6</text:p>
          </table:table-cell>
          <table:table-cell table:formula="of:=[.CU3]+1" office:value-type="float" office:value="6">
            <text:p>6</text:p>
          </table:table-cell>
          <table:table-cell table:formula="of:=[.CV3]+1" office:value-type="float" office:value="6">
            <text:p>6</text:p>
          </table:table-cell>
          <table:table-cell table:formula="of:=[.CW3]+1" office:value-type="float" office:value="6">
            <text:p>6</text:p>
          </table:table-cell>
          <table:table-cell table:formula="of:=[.CX3]+1" office:value-type="float" office:value="7">
            <text:p>7</text:p>
          </table:table-cell>
          <table:table-cell table:formula="of:=[.CY3]+1" office:value-type="float" office:value="7">
            <text:p>7</text:p>
          </table:table-cell>
          <table:table-cell table:formula="of:=[.CZ3]+1" office:value-type="float" office:value="7">
            <text:p>7</text:p>
          </table:table-cell>
          <table:table-cell table:formula="of:=[.DA3]+1" office:value-type="float" office:value="7">
            <text:p>7</text:p>
          </table:table-cell>
          <table:table-cell table:formula="of:=[.DB3]+1" office:value-type="float" office:value="7">
            <text:p>7</text:p>
          </table:table-cell>
          <table:table-cell table:formula="of:=[.DC3]+1" office:value-type="float" office:value="7">
            <text:p>7</text:p>
          </table:table-cell>
          <table:table-cell table:formula="of:=[.DD3]+1" office:value-type="float" office:value="7">
            <text:p>7</text:p>
          </table:table-cell>
          <table:table-cell table:formula="of:=[.DE3]+1" office:value-type="float" office:value="7">
            <text:p>7</text:p>
          </table:table-cell>
          <table:table-cell table:formula="of:=[.DF3]+1" office:value-type="float" office:value="7">
            <text:p>7</text:p>
          </table:table-cell>
          <table:table-cell table:formula="of:=[.DG3]+1" office:value-type="float" office:value="7">
            <text:p>7</text:p>
          </table:table-cell>
          <table:table-cell table:formula="of:=[.DH3]+1" office:value-type="float" office:value="7">
            <text:p>7</text:p>
          </table:table-cell>
          <table:table-cell table:formula="of:=[.DI3]+1" office:value-type="float" office:value="7">
            <text:p>7</text:p>
          </table:table-cell>
          <table:table-cell table:formula="of:=[.DJ3]+1" office:value-type="float" office:value="7">
            <text:p>7</text:p>
          </table:table-cell>
          <table:table-cell table:formula="of:=[.DK3]+1" office:value-type="float" office:value="7">
            <text:p>7</text:p>
          </table:table-cell>
          <table:table-cell table:formula="of:=[.DL3]+1" office:value-type="float" office:value="7">
            <text:p>7</text:p>
          </table:table-cell>
          <table:table-cell table:formula="of:=[.DM3]+1" office:value-type="float" office:value="7">
            <text:p>7</text:p>
          </table:table-cell>
          <table:table-cell table:number-columns-repeated="21"/>
        </table:table-row>
        <table:table-row table:style-name="ro2">
          <table:table-cell table:number-columns-repeated="3"/>
          <table:table-cell office:value-type="string">
            <text:p>ASCII Code</text:p>
          </table:table-cell>
          <table:table-cell office:value-type="string">
            <text:p>Decode</text:p>
          </table:table-cell>
          <table:table-cell office:value-type="float" office:value="0">
            <text:p>0</text:p>
          </table:table-cell>
          <table:table-cell table:style-name="ce4" table:formula="of:=[.F4]+1" office:value-type="float" office:value="1">
            <text:p>1</text:p>
          </table:table-cell>
          <table:table-cell table:style-name="ce4" table:formula="of:=[.G4]+1" office:value-type="float" office:value="2">
            <text:p>2</text:p>
          </table:table-cell>
          <table:table-cell table:style-name="ce4" table:formula="of:=[.H4]+1" office:value-type="float" office:value="3">
            <text:p>3</text:p>
          </table:table-cell>
          <table:table-cell table:style-name="ce4" table:formula="of:=[.I4]+1" office:value-type="float" office:value="4">
            <text:p>4</text:p>
          </table:table-cell>
          <table:table-cell table:style-name="ce4" table:formula="of:=[.J4]+1" office:value-type="float" office:value="5">
            <text:p>5</text:p>
          </table:table-cell>
          <table:table-cell table:style-name="ce4" table:formula="of:=[.K4]+1" office:value-type="float" office:value="6">
            <text:p>6</text:p>
          </table:table-cell>
          <table:table-cell table:style-name="ce4" table:formula="of:=[.L4]+1" office:value-type="float" office:value="7">
            <text:p>7</text:p>
          </table:table-cell>
          <table:table-cell table:style-name="ce4" table:formula="of:=[.M4]+1" office:value-type="float" office:value="8">
            <text:p>8</text:p>
          </table:table-cell>
          <table:table-cell table:style-name="ce4" table:formula="of:=[.N4]+1" office:value-type="float" office:value="9">
            <text:p>9</text:p>
          </table:table-cell>
          <table:table-cell table:style-name="ce4" table:formula="of:=[.O4]+1" office:value-type="float" office:value="10">
            <text:p>10</text:p>
          </table:table-cell>
          <table:table-cell table:style-name="ce4" table:formula="of:=[.P4]+1" office:value-type="float" office:value="11">
            <text:p>11</text:p>
          </table:table-cell>
          <table:table-cell table:style-name="ce4" table:formula="of:=[.Q4]+1" office:value-type="float" office:value="12">
            <text:p>12</text:p>
          </table:table-cell>
          <table:table-cell table:style-name="ce1" table:formula="of:=[.R4]+1" office:value-type="float" office:value="13">
            <text:p>13</text:p>
          </table:table-cell>
          <table:table-cell table:style-name="ce1" table:formula="of:=[.S4]+1"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F4]" office:value-type="float" office:value="0">
            <text:p>0</text:p>
          </table:table-cell>
          <table:table-cell table:formula="of:=[.G4]" office:value-type="float" office:value="1">
            <text:p>1</text:p>
          </table:table-cell>
          <table:table-cell table:formula="of:=[.H4]" office:value-type="float" office:value="2">
            <text:p>2</text:p>
          </table:table-cell>
          <table:table-cell table:formula="of:=[.I4]" office:value-type="float" office:value="3">
            <text:p>3</text:p>
          </table:table-cell>
          <table:table-cell table:formula="of:=[.J4]" office:value-type="float" office:value="4">
            <text:p>4</text:p>
          </table:table-cell>
          <table:table-cell table:formula="of:=[.K4]" office:value-type="float" office:value="5">
            <text:p>5</text:p>
          </table:table-cell>
          <table:table-cell table:formula="of:=[.L4]" office:value-type="float" office:value="6">
            <text:p>6</text:p>
          </table:table-cell>
          <table:table-cell table:formula="of:=[.M4]" office:value-type="float" office:value="7">
            <text:p>7</text:p>
          </table:table-cell>
          <table:table-cell table:formula="of:=[.N4]" office:value-type="float" office:value="8">
            <text:p>8</text:p>
          </table:table-cell>
          <table:table-cell table:formula="of:=[.O4]" office:value-type="float" office:value="9">
            <text:p>9</text:p>
          </table:table-cell>
          <table:table-cell table:formula="of:=[.P4]" office:value-type="float" office:value="10">
            <text:p>10</text:p>
          </table:table-cell>
          <table:table-cell table:formula="of:=[.Q4]" office:value-type="float" office:value="11">
            <text:p>11</text:p>
          </table:table-cell>
          <table:table-cell table:formula="of:=[.R4]" office:value-type="float" office:value="12">
            <text:p>12</text:p>
          </table:table-cell>
          <table:table-cell table:formula="of:=[.S4]" office:value-type="float" office:value="13">
            <text:p>13</text:p>
          </table:table-cell>
          <table:table-cell table:formula="of:=[.T4]" office:value-type="float" office:value="14">
            <text:p>14</text:p>
          </table:table-cell>
          <table:table-cell table:formula="of:=[.U4]" office:value-type="float" office:value="15">
            <text:p>15</text:p>
          </table:table-cell>
          <table:table-cell table:formula="of:=[.V4]" office:value-type="float" office:value="0">
            <text:p>0</text:p>
          </table:table-cell>
          <table:table-cell table:formula="of:=[.W4]" office:value-type="float" office:value="1">
            <text:p>1</text:p>
          </table:table-cell>
          <table:table-cell table:formula="of:=[.X4]" office:value-type="float" office:value="2">
            <text:p>2</text:p>
          </table:table-cell>
          <table:table-cell table:formula="of:=[.Y4]" office:value-type="float" office:value="3">
            <text:p>3</text:p>
          </table:table-cell>
          <table:table-cell table:formula="of:=[.Z4]" office:value-type="float" office:value="4">
            <text:p>4</text:p>
          </table:table-cell>
          <table:table-cell table:formula="of:=[.AA4]" office:value-type="float" office:value="5">
            <text:p>5</text:p>
          </table:table-cell>
          <table:table-cell table:formula="of:=[.AB4]" office:value-type="float" office:value="6">
            <text:p>6</text:p>
          </table:table-cell>
          <table:table-cell table:formula="of:=[.AC4]" office:value-type="float" office:value="7">
            <text:p>7</text:p>
          </table:table-cell>
          <table:table-cell table:formula="of:=[.AD4]" office:value-type="float" office:value="8">
            <text:p>8</text:p>
          </table:table-cell>
          <table:table-cell table:formula="of:=[.AE4]" office:value-type="float" office:value="9">
            <text:p>9</text:p>
          </table:table-cell>
          <table:table-cell table:formula="of:=[.AF4]" office:value-type="float" office:value="10">
            <text:p>10</text:p>
          </table:table-cell>
          <table:table-cell table:formula="of:=[.AG4]" office:value-type="float" office:value="11">
            <text:p>11</text:p>
          </table:table-cell>
          <table:table-cell table:formula="of:=[.AH4]" office:value-type="float" office:value="12">
            <text:p>12</text:p>
          </table:table-cell>
          <table:table-cell table:formula="of:=[.AI4]" office:value-type="float" office:value="13">
            <text:p>13</text:p>
          </table:table-cell>
          <table:table-cell table:formula="of:=[.AJ4]" office:value-type="float" office:value="14">
            <text:p>14</text:p>
          </table:table-cell>
          <table:table-cell table:formula="of:=[.AK4]" office:value-type="float" office:value="15">
            <text:p>15</text:p>
          </table:table-cell>
          <table:table-cell table:formula="of:=[.AL4]" office:value-type="float" office:value="0">
            <text:p>0</text:p>
          </table:table-cell>
          <table:table-cell table:formula="of:=[.AM4]" office:value-type="float" office:value="1">
            <text:p>1</text:p>
          </table:table-cell>
          <table:table-cell table:formula="of:=[.AN4]" office:value-type="float" office:value="2">
            <text:p>2</text:p>
          </table:table-cell>
          <table:table-cell table:formula="of:=[.AO4]" office:value-type="float" office:value="3">
            <text:p>3</text:p>
          </table:table-cell>
          <table:table-cell table:formula="of:=[.AP4]" office:value-type="float" office:value="4">
            <text:p>4</text:p>
          </table:table-cell>
          <table:table-cell table:formula="of:=[.AQ4]" office:value-type="float" office:value="5">
            <text:p>5</text:p>
          </table:table-cell>
          <table:table-cell table:formula="of:=[.AR4]" office:value-type="float" office:value="6">
            <text:p>6</text:p>
          </table:table-cell>
          <table:table-cell table:formula="of:=[.AS4]" office:value-type="float" office:value="7">
            <text:p>7</text:p>
          </table:table-cell>
          <table:table-cell table:formula="of:=[.AT4]" office:value-type="float" office:value="8">
            <text:p>8</text:p>
          </table:table-cell>
          <table:table-cell table:formula="of:=[.AU4]" office:value-type="float" office:value="9">
            <text:p>9</text:p>
          </table:table-cell>
          <table:table-cell table:formula="of:=[.AV4]" office:value-type="float" office:value="10">
            <text:p>10</text:p>
          </table:table-cell>
          <table:table-cell table:formula="of:=[.AW4]" office:value-type="float" office:value="11">
            <text:p>11</text:p>
          </table:table-cell>
          <table:table-cell table:formula="of:=[.AX4]" office:value-type="float" office:value="12">
            <text:p>12</text:p>
          </table:table-cell>
          <table:table-cell table:formula="of:=[.AY4]" office:value-type="float" office:value="13">
            <text:p>13</text:p>
          </table:table-cell>
          <table:table-cell table:formula="of:=[.AZ4]" office:value-type="float" office:value="14">
            <text:p>14</text:p>
          </table:table-cell>
          <table:table-cell table:formula="of:=[.BA4]" office:value-type="float" office:value="15">
            <text:p>15</text:p>
          </table:table-cell>
          <table:table-cell table:formula="of:=[.BB4]" office:value-type="float" office:value="0">
            <text:p>0</text:p>
          </table:table-cell>
          <table:table-cell table:formula="of:=[.BC4]" office:value-type="float" office:value="1">
            <text:p>1</text:p>
          </table:table-cell>
          <table:table-cell table:formula="of:=[.BD4]" office:value-type="float" office:value="2">
            <text:p>2</text:p>
          </table:table-cell>
          <table:table-cell table:formula="of:=[.BE4]" office:value-type="float" office:value="3">
            <text:p>3</text:p>
          </table:table-cell>
          <table:table-cell table:formula="of:=[.BF4]" office:value-type="float" office:value="4">
            <text:p>4</text:p>
          </table:table-cell>
          <table:table-cell table:formula="of:=[.BG4]" office:value-type="float" office:value="5">
            <text:p>5</text:p>
          </table:table-cell>
          <table:table-cell table:formula="of:=[.BH4]" office:value-type="float" office:value="6">
            <text:p>6</text:p>
          </table:table-cell>
          <table:table-cell table:formula="of:=[.BI4]" office:value-type="float" office:value="7">
            <text:p>7</text:p>
          </table:table-cell>
          <table:table-cell table:formula="of:=[.BJ4]" office:value-type="float" office:value="8">
            <text:p>8</text:p>
          </table:table-cell>
          <table:table-cell table:formula="of:=[.BK4]" office:value-type="float" office:value="9">
            <text:p>9</text:p>
          </table:table-cell>
          <table:table-cell table:formula="of:=[.BL4]" office:value-type="float" office:value="10">
            <text:p>10</text:p>
          </table:table-cell>
          <table:table-cell table:formula="of:=[.BM4]" office:value-type="float" office:value="11">
            <text:p>11</text:p>
          </table:table-cell>
          <table:table-cell table:formula="of:=[.BN4]" office:value-type="float" office:value="12">
            <text:p>12</text:p>
          </table:table-cell>
          <table:table-cell table:formula="of:=[.BO4]" office:value-type="float" office:value="13">
            <text:p>13</text:p>
          </table:table-cell>
          <table:table-cell table:formula="of:=[.BP4]" office:value-type="float" office:value="14">
            <text:p>14</text:p>
          </table:table-cell>
          <table:table-cell table:formula="of:=[.BQ4]" office:value-type="float" office:value="15">
            <text:p>15</text:p>
          </table:table-cell>
          <table:table-cell table:formula="of:=[.BR4]" office:value-type="float" office:value="0">
            <text:p>0</text:p>
          </table:table-cell>
          <table:table-cell table:formula="of:=[.BS4]" office:value-type="float" office:value="1">
            <text:p>1</text:p>
          </table:table-cell>
          <table:table-cell table:formula="of:=[.BT4]" office:value-type="float" office:value="2">
            <text:p>2</text:p>
          </table:table-cell>
          <table:table-cell table:formula="of:=[.BU4]" office:value-type="float" office:value="3">
            <text:p>3</text:p>
          </table:table-cell>
          <table:table-cell table:formula="of:=[.BV4]" office:value-type="float" office:value="4">
            <text:p>4</text:p>
          </table:table-cell>
          <table:table-cell table:formula="of:=[.BW4]" office:value-type="float" office:value="5">
            <text:p>5</text:p>
          </table:table-cell>
          <table:table-cell table:formula="of:=[.BX4]" office:value-type="float" office:value="6">
            <text:p>6</text:p>
          </table:table-cell>
          <table:table-cell table:formula="of:=[.BY4]" office:value-type="float" office:value="7">
            <text:p>7</text:p>
          </table:table-cell>
          <table:table-cell table:formula="of:=[.BZ4]" office:value-type="float" office:value="8">
            <text:p>8</text:p>
          </table:table-cell>
          <table:table-cell table:formula="of:=[.CA4]" office:value-type="float" office:value="9">
            <text:p>9</text:p>
          </table:table-cell>
          <table:table-cell table:formula="of:=[.CB4]" office:value-type="float" office:value="10">
            <text:p>10</text:p>
          </table:table-cell>
          <table:table-cell table:formula="of:=[.CC4]" office:value-type="float" office:value="11">
            <text:p>11</text:p>
          </table:table-cell>
          <table:table-cell table:formula="of:=[.CD4]" office:value-type="float" office:value="12">
            <text:p>12</text:p>
          </table:table-cell>
          <table:table-cell table:formula="of:=[.CE4]" office:value-type="float" office:value="13">
            <text:p>13</text:p>
          </table:table-cell>
          <table:table-cell table:formula="of:=[.CF4]" office:value-type="float" office:value="14">
            <text:p>14</text:p>
          </table:table-cell>
          <table:table-cell table:formula="of:=[.CG4]" office:value-type="float" office:value="15">
            <text:p>15</text:p>
          </table:table-cell>
          <table:table-cell table:formula="of:=[.CH4]" office:value-type="float" office:value="0">
            <text:p>0</text:p>
          </table:table-cell>
          <table:table-cell table:formula="of:=[.CI4]" office:value-type="float" office:value="1">
            <text:p>1</text:p>
          </table:table-cell>
          <table:table-cell table:formula="of:=[.CJ4]" office:value-type="float" office:value="2">
            <text:p>2</text:p>
          </table:table-cell>
          <table:table-cell table:formula="of:=[.CK4]" office:value-type="float" office:value="3">
            <text:p>3</text:p>
          </table:table-cell>
          <table:table-cell table:formula="of:=[.CL4]" office:value-type="float" office:value="4">
            <text:p>4</text:p>
          </table:table-cell>
          <table:table-cell table:formula="of:=[.CM4]" office:value-type="float" office:value="5">
            <text:p>5</text:p>
          </table:table-cell>
          <table:table-cell table:formula="of:=[.CN4]" office:value-type="float" office:value="6">
            <text:p>6</text:p>
          </table:table-cell>
          <table:table-cell table:formula="of:=[.CO4]" office:value-type="float" office:value="7">
            <text:p>7</text:p>
          </table:table-cell>
          <table:table-cell table:formula="of:=[.CP4]" office:value-type="float" office:value="8">
            <text:p>8</text:p>
          </table:table-cell>
          <table:table-cell table:formula="of:=[.CQ4]" office:value-type="float" office:value="9">
            <text:p>9</text:p>
          </table:table-cell>
          <table:table-cell table:formula="of:=[.CR4]" office:value-type="float" office:value="10">
            <text:p>10</text:p>
          </table:table-cell>
          <table:table-cell table:formula="of:=[.CS4]" office:value-type="float" office:value="11">
            <text:p>11</text:p>
          </table:table-cell>
          <table:table-cell table:formula="of:=[.CT4]" office:value-type="float" office:value="12">
            <text:p>12</text:p>
          </table:table-cell>
          <table:table-cell table:formula="of:=[.CU4]" office:value-type="float" office:value="13">
            <text:p>13</text:p>
          </table:table-cell>
          <table:table-cell table:formula="of:=[.CV4]" office:value-type="float" office:value="14">
            <text:p>14</text:p>
          </table:table-cell>
          <table:table-cell table:formula="of:=[.CW4]" office:value-type="float" office:value="15">
            <text:p>15</text:p>
          </table:table-cell>
          <table:table-cell table:formula="of:=[.CX4]" office:value-type="float" office:value="0">
            <text:p>0</text:p>
          </table:table-cell>
          <table:table-cell table:formula="of:=[.CY4]" office:value-type="float" office:value="1">
            <text:p>1</text:p>
          </table:table-cell>
          <table:table-cell table:formula="of:=[.CZ4]" office:value-type="float" office:value="2">
            <text:p>2</text:p>
          </table:table-cell>
          <table:table-cell table:formula="of:=[.DA4]" office:value-type="float" office:value="3">
            <text:p>3</text:p>
          </table:table-cell>
          <table:table-cell table:formula="of:=[.DB4]" office:value-type="float" office:value="4">
            <text:p>4</text:p>
          </table:table-cell>
          <table:table-cell table:formula="of:=[.DC4]" office:value-type="float" office:value="5">
            <text:p>5</text:p>
          </table:table-cell>
          <table:table-cell table:formula="of:=[.DD4]" office:value-type="float" office:value="6">
            <text:p>6</text:p>
          </table:table-cell>
          <table:table-cell table:formula="of:=[.DE4]" office:value-type="float" office:value="7">
            <text:p>7</text:p>
          </table:table-cell>
          <table:table-cell table:formula="of:=[.DF4]" office:value-type="float" office:value="8">
            <text:p>8</text:p>
          </table:table-cell>
          <table:table-cell table:formula="of:=[.DG4]" office:value-type="float" office:value="9">
            <text:p>9</text:p>
          </table:table-cell>
          <table:table-cell table:formula="of:=[.DH4]" office:value-type="float" office:value="10">
            <text:p>10</text:p>
          </table:table-cell>
          <table:table-cell table:formula="of:=[.DI4]" office:value-type="float" office:value="11">
            <text:p>11</text:p>
          </table:table-cell>
          <table:table-cell table:formula="of:=[.DJ4]" office:value-type="float" office:value="12">
            <text:p>12</text:p>
          </table:table-cell>
          <table:table-cell table:formula="of:=[.DK4]" office:value-type="float" office:value="13">
            <text:p>13</text:p>
          </table:table-cell>
          <table:table-cell table:formula="of:=[.DL4]" office:value-type="float" office:value="14">
            <text:p>14</text:p>
          </table:table-cell>
          <table:table-cell table:formula="of:=[.DM4]" office:value-type="float" office:value="15">
            <text:p>15</text:p>
          </table:table-cell>
          <table:table-cell table:number-columns-repeated="21"/>
        </table:table-row>
        <table:table-row table:style-name="ro4">
          <table:table-cell office:value-type="float" office:value="1">
            <text:p>1</text:p>
          </table:table-cell>
          <table:table-cell table:formula="of:=RIGHT(LEFT([.$B$1];[.A5]);1)" office:value-type="string" office:string-value="1">
            <text:p>1</text:p>
          </table:table-cell>
          <table:table-cell table:formula="of:=VLOOKUP(RIGHT(LEFT([.$B$1];[.A5]+1);1);[Sheet1.$A$2:.$C$17];3;0)" office:value-type="float" office:value="11">
            <text:p>11</text:p>
          </table:table-cell>
          <table:table-cell table:formula="of:=[.C5]+[.B5]*16" office:value-type="float" office:value="27">
            <text:p>27</text:p>
          </table:table-cell>
          <table:table-cell table:formula="of:=CHAR([.D5])" office:value-type="string" office:string-value="">
            <text:p/>
          </table:table-cell>
          <table:table-cell table:style-name="ce2" table:formula="of:=CHAR(INDEX([XOR.$B$2:.$Q$17];[.$B5]+1;[.F$3]+1 )*16+INDEX([XOR.$B$2:.$Q$17];[.$C5]+1;[.F$4]+1))" office:value-type="string" office:string-value="">
            <text:p/>
          </table:table-cell>
          <table:table-cell table:style-name="ce2" table:formula="of:=CHAR(INDEX([XOR.$B$2:.$Q$17];[.$B5]+1;[.G$3]+1 )*16+INDEX([XOR.$B$2:.$Q$17];[.$C5]+1;[.G$4]+1))" office:value-type="string" office:string-value="">
            <text:p/>
          </table:table-cell>
          <table:table-cell table:style-name="ce2" table:formula="of:=CHAR(INDEX([XOR.$B$2:.$Q$17];[.$B5]+1;[.H$3]+1 )*16+INDEX([XOR.$B$2:.$Q$17];[.$C5]+1;[.H$4]+1))" office:value-type="string" office:string-value="">
            <text:p/>
          </table:table-cell>
          <table:table-cell table:style-name="ce2" table:formula="of:=CHAR(INDEX([XOR.$B$2:.$Q$17];[.$B5]+1;[.I$3]+1 )*16+INDEX([XOR.$B$2:.$Q$17];[.$C5]+1;[.I$4]+1))" office:value-type="string" office:string-value="">
            <text:p/>
          </table:table-cell>
          <table:table-cell table:style-name="ce2" table:formula="of:=CHAR(INDEX([XOR.$B$2:.$Q$17];[.$B5]+1;[.J$3]+1 )*16+INDEX([XOR.$B$2:.$Q$17];[.$C5]+1;[.J$4]+1))" office:value-type="string" office:string-value="">
            <text:p/>
          </table:table-cell>
          <table:table-cell table:style-name="ce2" table:formula="of:=CHAR(INDEX([XOR.$B$2:.$Q$17];[.$B5]+1;[.K$3]+1 )*16+INDEX([XOR.$B$2:.$Q$17];[.$C5]+1;[.K$4]+1))" office:value-type="string" office:string-value="">
            <text:p/>
          </table:table-cell>
          <table:table-cell table:style-name="ce2" table:formula="of:=CHAR(INDEX([XOR.$B$2:.$Q$17];[.$B5]+1;[.L$3]+1 )*16+INDEX([XOR.$B$2:.$Q$17];[.$C5]+1;[.L$4]+1))" office:value-type="string" office:string-value="">
            <text:p/>
          </table:table-cell>
          <table:table-cell table:style-name="ce2" table:formula="of:=CHAR(INDEX([XOR.$B$2:.$Q$17];[.$B5]+1;[.M$3]+1 )*16+INDEX([XOR.$B$2:.$Q$17];[.$C5]+1;[.M$4]+1))" office:value-type="string" office:string-value="">
            <text:p/>
          </table:table-cell>
          <table:table-cell table:style-name="ce2" table:formula="of:=CHAR(INDEX([XOR.$B$2:.$Q$17];[.$B5]+1;[.N$3]+1 )*16+INDEX([XOR.$B$2:.$Q$17];[.$C5]+1;[.N$4]+1))" office:value-type="string" office:string-value="">
            <text:p/>
          </table:table-cell>
          <table:table-cell table:style-name="ce2" table:formula="of:=CHAR(INDEX([XOR.$B$2:.$Q$17];[.$B5]+1;[.O$3]+1 )*16+INDEX([XOR.$B$2:.$Q$17];[.$C5]+1;[.O$4]+1))" office:value-type="string" office:string-value="">
            <text:p/>
          </table:table-cell>
          <table:table-cell table:style-name="ce2" table:formula="of:=CHAR(INDEX([XOR.$B$2:.$Q$17];[.$B5]+1;[.P$3]+1 )*16+INDEX([XOR.$B$2:.$Q$17];[.$C5]+1;[.P$4]+1))" office:value-type="string" office:string-value="">
            <text:p/>
          </table:table-cell>
          <table:table-cell table:style-name="ce2" table:formula="of:=CHAR(INDEX([XOR.$B$2:.$Q$17];[.$B5]+1;[.Q$3]+1 )*16+INDEX([XOR.$B$2:.$Q$17];[.$C5]+1;[.Q$4]+1))" office:value-type="string" office:string-value="">
            <text:p/>
          </table:table-cell>
          <table:table-cell table:style-name="ce2" table:formula="of:=CHAR(INDEX([XOR.$B$2:.$Q$17];[.$B5]+1;[.R$3]+1 )*16+INDEX([XOR.$B$2:.$Q$17];[.$C5]+1;[.R$4]+1))" office:value-type="string" office:string-value="">
            <text:p/>
          </table:table-cell>
          <table:table-cell table:style-name="ce2" table:formula="of:=CHAR(INDEX([XOR.$B$2:.$Q$17];[.$B5]+1;[.S$3]+1 )*16+INDEX([XOR.$B$2:.$Q$17];[.$C5]+1;[.S$4]+1))" office:value-type="string" office:string-value="">
            <text:p/>
          </table:table-cell>
          <table:table-cell table:style-name="ce2" table:formula="of:=CHAR(INDEX([XOR.$B$2:.$Q$17];[.$B5]+1;[.T$3]+1 )*16+INDEX([XOR.$B$2:.$Q$17];[.$C5]+1;[.T$4]+1))" office:value-type="string" office:string-value="">
            <text:p/>
          </table:table-cell>
          <table:table-cell table:style-name="ce2" table:formula="of:=CHAR(INDEX([XOR.$B$2:.$Q$17];[.$B5]+1;[.U$3]+1 )*16+INDEX([XOR.$B$2:.$Q$17];[.$C5]+1;[.U$4]+1))" office:value-type="string" office:string-value="">
            <text:p/>
          </table:table-cell>
          <table:table-cell table:style-name="ce2" table:formula="of:=CHAR(INDEX([XOR.$B$2:.$Q$17];[.$B5]+1;[.V$3]+1 )*16+INDEX([XOR.$B$2:.$Q$17];[.$C5]+1;[.V$4]+1))" office:value-type="string" office:string-value="">
            <text:p/>
          </table:table-cell>
          <table:table-cell table:style-name="ce2" table:formula="of:=CHAR(INDEX([XOR.$B$2:.$Q$17];[.$B5]+1;[.W$3]+1 )*16+INDEX([XOR.$B$2:.$Q$17];[.$C5]+1;[.W$4]+1))" office:value-type="string" office:string-value="&#10;">
            <text:p><text:line-break/></text:p>
          </table:table-cell>
          <table:table-cell table:style-name="ce2" table:formula="of:=CHAR(INDEX([XOR.$B$2:.$Q$17];[.$B5]+1;[.X$3]+1 )*16+INDEX([XOR.$B$2:.$Q$17];[.$C5]+1;[.X$4]+1))" office:value-type="string" office:string-value="&#9;">
            <text:p><text:tab/></text:p>
          </table:table-cell>
          <table:table-cell table:style-name="ce2" table:formula="of:=CHAR(INDEX([XOR.$B$2:.$Q$17];[.$B5]+1;[.Y$3]+1 )*16+INDEX([XOR.$B$2:.$Q$17];[.$C5]+1;[.Y$4]+1))" office:value-type="string" office:string-value="">
            <text:p/>
          </table:table-cell>
          <table:table-cell table:style-name="ce2" table:formula="of:=CHAR(INDEX([XOR.$B$2:.$Q$17];[.$B5]+1;[.Z$3]+1 )*16+INDEX([XOR.$B$2:.$Q$17];[.$C5]+1;[.Z$4]+1))" office:value-type="string" office:string-value="">
            <text:p/>
          </table:table-cell>
          <table:table-cell table:style-name="ce2" table:formula="of:=CHAR(INDEX([XOR.$B$2:.$Q$17];[.$B5]+1;[.AA$3]+1 )*16+INDEX([XOR.$B$2:.$Q$17];[.$C5]+1;[.AA$4]+1))" office:value-type="string" office:string-value="">
            <text:p/>
          </table:table-cell>
          <table:table-cell table:style-name="ce2" table:formula="of:=CHAR(INDEX([XOR.$B$2:.$Q$17];[.$B5]+1;[.AB$3]+1 )*16+INDEX([XOR.$B$2:.$Q$17];[.$C5]+1;[.AB$4]+1))" office:value-type="string" office:string-value="&#13;">
            <text:p></text:p>
          </table:table-cell>
          <table:table-cell table:style-name="ce2" table:formula="of:=CHAR(INDEX([XOR.$B$2:.$Q$17];[.$B5]+1;[.AC$3]+1 )*16+INDEX([XOR.$B$2:.$Q$17];[.$C5]+1;[.AC$4]+1))" office:value-type="string" office:string-value="">
            <text:p/>
          </table:table-cell>
          <table:table-cell table:style-name="ce2" table:formula="of:=CHAR(INDEX([XOR.$B$2:.$Q$17];[.$B5]+1;[.AD$3]+1 )*16+INDEX([XOR.$B$2:.$Q$17];[.$C5]+1;[.AD$4]+1))" office:value-type="string" office:string-value="">
            <text:p/>
          </table:table-cell>
          <table:table-cell table:style-name="ce2" table:formula="of:=CHAR(INDEX([XOR.$B$2:.$Q$17];[.$B5]+1;[.AE$3]+1 )*16+INDEX([XOR.$B$2:.$Q$17];[.$C5]+1;[.AE$4]+1))" office:value-type="string" office:string-value="">
            <text:p/>
          </table:table-cell>
          <table:table-cell table:style-name="ce2" table:formula="of:=CHAR(INDEX([XOR.$B$2:.$Q$17];[.$B5]+1;[.AF$3]+1 )*16+INDEX([XOR.$B$2:.$Q$17];[.$C5]+1;[.AF$4]+1))" office:value-type="string" office:string-value="">
            <text:p/>
          </table:table-cell>
          <table:table-cell table:style-name="ce2" table:formula="of:=CHAR(INDEX([XOR.$B$2:.$Q$17];[.$B5]+1;[.AG$3]+1 )*16+INDEX([XOR.$B$2:.$Q$17];[.$C5]+1;[.AG$4]+1))" office:value-type="string" office:string-value="">
            <text:p/>
          </table:table-cell>
          <table:table-cell table:style-name="ce2" table:formula="of:=CHAR(INDEX([XOR.$B$2:.$Q$17];[.$B5]+1;[.AH$3]+1 )*16+INDEX([XOR.$B$2:.$Q$17];[.$C5]+1;[.AH$4]+1))" office:value-type="string" office:string-value="">
            <text:p/>
          </table:table-cell>
          <table:table-cell table:style-name="ce2" table:formula="of:=CHAR(INDEX([XOR.$B$2:.$Q$17];[.$B5]+1;[.AI$3]+1 )*16+INDEX([XOR.$B$2:.$Q$17];[.$C5]+1;[.AI$4]+1))" office:value-type="string" office:string-value="">
            <text:p/>
          </table:table-cell>
          <table:table-cell table:style-name="ce2" table:formula="of:=CHAR(INDEX([XOR.$B$2:.$Q$17];[.$B5]+1;[.AJ$3]+1 )*16+INDEX([XOR.$B$2:.$Q$17];[.$C5]+1;[.AJ$4]+1))" office:value-type="string" office:string-value="">
            <text:p/>
          </table:table-cell>
          <table:table-cell table:style-name="ce2" table:formula="of:=CHAR(INDEX([XOR.$B$2:.$Q$17];[.$B5]+1;[.AK$3]+1 )*16+INDEX([XOR.$B$2:.$Q$17];[.$C5]+1;[.AK$4]+1))" office:value-type="string" office:string-value="">
            <text:p/>
          </table:table-cell>
          <table:table-cell table:style-name="ce2" table:formula="of:=CHAR(INDEX([XOR.$B$2:.$Q$17];[.$B5]+1;[.AL$3]+1 )*16+INDEX([XOR.$B$2:.$Q$17];[.$C5]+1;[.AL$4]+1))" office:value-type="string" office:string-value=";">
            <text:p>;</text:p>
          </table:table-cell>
          <table:table-cell table:style-name="ce2" table:formula="of:=CHAR(INDEX([XOR.$B$2:.$Q$17];[.$B5]+1;[.AM$3]+1 )*16+INDEX([XOR.$B$2:.$Q$17];[.$C5]+1;[.AM$4]+1))" office:value-type="string" office:string-value=":">
            <text:p>:</text:p>
          </table:table-cell>
          <table:table-cell table:style-name="ce2" table:formula="of:=CHAR(INDEX([XOR.$B$2:.$Q$17];[.$B5]+1;[.AN$3]+1 )*16+INDEX([XOR.$B$2:.$Q$17];[.$C5]+1;[.AN$4]+1))" office:value-type="string" office:string-value="9">
            <text:p>9</text:p>
          </table:table-cell>
          <table:table-cell table:style-name="ce2" table:formula="of:=CHAR(INDEX([XOR.$B$2:.$Q$17];[.$B5]+1;[.AO$3]+1 )*16+INDEX([XOR.$B$2:.$Q$17];[.$C5]+1;[.AO$4]+1))" office:value-type="string" office:string-value="8">
            <text:p>8</text:p>
          </table:table-cell>
          <table:table-cell table:style-name="ce2" table:formula="of:=CHAR(INDEX([XOR.$B$2:.$Q$17];[.$B5]+1;[.AP$3]+1 )*16+INDEX([XOR.$B$2:.$Q$17];[.$C5]+1;[.AP$4]+1))" office:value-type="string" office:string-value="?">
            <text:p>?</text:p>
          </table:table-cell>
          <table:table-cell table:style-name="ce2" table:formula="of:=CHAR(INDEX([XOR.$B$2:.$Q$17];[.$B5]+1;[.AQ$3]+1 )*16+INDEX([XOR.$B$2:.$Q$17];[.$C5]+1;[.AQ$4]+1))" office:value-type="string" office:string-value="&gt;">
            <text:p>&gt;</text:p>
          </table:table-cell>
          <table:table-cell table:style-name="ce2" table:formula="of:=CHAR(INDEX([XOR.$B$2:.$Q$17];[.$B5]+1;[.AR$3]+1 )*16+INDEX([XOR.$B$2:.$Q$17];[.$C5]+1;[.AR$4]+1))" office:value-type="string" office:string-value="=">
            <text:p>=</text:p>
          </table:table-cell>
          <table:table-cell table:style-name="ce2" table:formula="of:=CHAR(INDEX([XOR.$B$2:.$Q$17];[.$B5]+1;[.AS$3]+1 )*16+INDEX([XOR.$B$2:.$Q$17];[.$C5]+1;[.AS$4]+1))" office:value-type="string" office:string-value="&lt;">
            <text:p>&lt;</text:p>
          </table:table-cell>
          <table:table-cell table:style-name="ce2" table:formula="of:=CHAR(INDEX([XOR.$B$2:.$Q$17];[.$B5]+1;[.AT$3]+1 )*16+INDEX([XOR.$B$2:.$Q$17];[.$C5]+1;[.AT$4]+1))" office:value-type="string" office:string-value="3">
            <text:p>3</text:p>
          </table:table-cell>
          <table:table-cell table:style-name="ce2" table:formula="of:=CHAR(INDEX([XOR.$B$2:.$Q$17];[.$B5]+1;[.AU$3]+1 )*16+INDEX([XOR.$B$2:.$Q$17];[.$C5]+1;[.AU$4]+1))" office:value-type="string" office:string-value="2">
            <text:p>2</text:p>
          </table:table-cell>
          <table:table-cell table:style-name="ce2" table:formula="of:=CHAR(INDEX([XOR.$B$2:.$Q$17];[.$B5]+1;[.AV$3]+1 )*16+INDEX([XOR.$B$2:.$Q$17];[.$C5]+1;[.AV$4]+1))" office:value-type="string" office:string-value="1">
            <text:p>1</text:p>
          </table:table-cell>
          <table:table-cell table:style-name="ce2" table:formula="of:=CHAR(INDEX([XOR.$B$2:.$Q$17];[.$B5]+1;[.AW$3]+1 )*16+INDEX([XOR.$B$2:.$Q$17];[.$C5]+1;[.AW$4]+1))" office:value-type="string" office:string-value="0">
            <text:p>0</text:p>
          </table:table-cell>
          <table:table-cell table:style-name="ce2" table:formula="of:=CHAR(INDEX([XOR.$B$2:.$Q$17];[.$B5]+1;[.AX$3]+1 )*16+INDEX([XOR.$B$2:.$Q$17];[.$C5]+1;[.AX$4]+1))" office:value-type="string" office:string-value="7">
            <text:p>7</text:p>
          </table:table-cell>
          <table:table-cell table:style-name="ce2" table:formula="of:=CHAR(INDEX([XOR.$B$2:.$Q$17];[.$B5]+1;[.AY$3]+1 )*16+INDEX([XOR.$B$2:.$Q$17];[.$C5]+1;[.AY$4]+1))" office:value-type="string" office:string-value="6">
            <text:p>6</text:p>
          </table:table-cell>
          <table:table-cell table:style-name="ce2" table:formula="of:=CHAR(INDEX([XOR.$B$2:.$Q$17];[.$B5]+1;[.AZ$3]+1 )*16+INDEX([XOR.$B$2:.$Q$17];[.$C5]+1;[.AZ$4]+1))" office:value-type="string" office:string-value="5">
            <text:p>5</text:p>
          </table:table-cell>
          <table:table-cell table:style-name="ce2" table:formula="of:=CHAR(INDEX([XOR.$B$2:.$Q$17];[.$B5]+1;[.BA$3]+1 )*16+INDEX([XOR.$B$2:.$Q$17];[.$C5]+1;[.BA$4]+1))" office:value-type="string" office:string-value="4">
            <text:p>4</text:p>
          </table:table-cell>
          <table:table-cell table:style-name="ce2" table:formula="of:=CHAR(INDEX([XOR.$B$2:.$Q$17];[.$B5]+1;[.BB$3]+1 )*16+INDEX([XOR.$B$2:.$Q$17];[.$C5]+1;[.BB$4]+1))" office:value-type="string" office:string-value="+">
            <text:p>+</text:p>
          </table:table-cell>
          <table:table-cell table:style-name="ce2" table:formula="of:=CHAR(INDEX([XOR.$B$2:.$Q$17];[.$B5]+1;[.BC$3]+1 )*16+INDEX([XOR.$B$2:.$Q$17];[.$C5]+1;[.BC$4]+1))" office:value-type="string" office:string-value="*">
            <text:p>*</text:p>
          </table:table-cell>
          <table:table-cell table:style-name="ce2" table:formula="of:=CHAR(INDEX([XOR.$B$2:.$Q$17];[.$B5]+1;[.BD$3]+1 )*16+INDEX([XOR.$B$2:.$Q$17];[.$C5]+1;[.BD$4]+1))" office:value-type="string" office:string-value=")">
            <text:p>)</text:p>
          </table:table-cell>
          <table:table-cell table:style-name="ce2" table:formula="of:=CHAR(INDEX([XOR.$B$2:.$Q$17];[.$B5]+1;[.BE$3]+1 )*16+INDEX([XOR.$B$2:.$Q$17];[.$C5]+1;[.BE$4]+1))" office:value-type="string" office:string-value="(">
            <text:p>(</text:p>
          </table:table-cell>
          <table:table-cell table:style-name="ce2" table:formula="of:=CHAR(INDEX([XOR.$B$2:.$Q$17];[.$B5]+1;[.BF$3]+1 )*16+INDEX([XOR.$B$2:.$Q$17];[.$C5]+1;[.BF$4]+1))" office:value-type="string" office:string-value="/">
            <text:p>/</text:p>
          </table:table-cell>
          <table:table-cell table:style-name="ce2" table:formula="of:=CHAR(INDEX([XOR.$B$2:.$Q$17];[.$B5]+1;[.BG$3]+1 )*16+INDEX([XOR.$B$2:.$Q$17];[.$C5]+1;[.BG$4]+1))" office:value-type="string" office:string-value=".">
            <text:p>.</text:p>
          </table:table-cell>
          <table:table-cell table:style-name="ce2" table:formula="of:=CHAR(INDEX([XOR.$B$2:.$Q$17];[.$B5]+1;[.BH$3]+1 )*16+INDEX([XOR.$B$2:.$Q$17];[.$C5]+1;[.BH$4]+1))" office:value-type="string" office:string-value="-">
            <text:p>-</text:p>
          </table:table-cell>
          <table:table-cell table:style-name="ce2" table:formula="of:=CHAR(INDEX([XOR.$B$2:.$Q$17];[.$B5]+1;[.BI$3]+1 )*16+INDEX([XOR.$B$2:.$Q$17];[.$C5]+1;[.BI$4]+1))" office:value-type="string" office:string-value=",">
            <text:p>,</text:p>
          </table:table-cell>
          <table:table-cell table:style-name="ce2" table:formula="of:=CHAR(INDEX([XOR.$B$2:.$Q$17];[.$B5]+1;[.BJ$3]+1 )*16+INDEX([XOR.$B$2:.$Q$17];[.$C5]+1;[.BJ$4]+1))" office:value-type="string" office:string-value="#">
            <text:p>#</text:p>
          </table:table-cell>
          <table:table-cell table:style-name="ce2" table:formula="of:=CHAR(INDEX([XOR.$B$2:.$Q$17];[.$B5]+1;[.BK$3]+1 )*16+INDEX([XOR.$B$2:.$Q$17];[.$C5]+1;[.BK$4]+1))" office:value-type="string" office:string-value="&quot;">
            <text:p>"</text:p>
          </table:table-cell>
          <table:table-cell table:style-name="ce2" table:formula="of:=CHAR(INDEX([XOR.$B$2:.$Q$17];[.$B5]+1;[.BL$3]+1 )*16+INDEX([XOR.$B$2:.$Q$17];[.$C5]+1;[.BL$4]+1))" office:value-type="string" office:string-value="!">
            <text:p>!</text:p>
          </table:table-cell>
          <table:table-cell table:style-name="ce2" table:formula="of:=CHAR(INDEX([XOR.$B$2:.$Q$17];[.$B5]+1;[.BM$3]+1 )*16+INDEX([XOR.$B$2:.$Q$17];[.$C5]+1;[.BM$4]+1))" office:value-type="string" office:string-value=" ">
            <text:p><text:s/></text:p>
          </table:table-cell>
          <table:table-cell table:style-name="ce2" table:formula="of:=CHAR(INDEX([XOR.$B$2:.$Q$17];[.$B5]+1;[.BN$3]+1 )*16+INDEX([XOR.$B$2:.$Q$17];[.$C5]+1;[.BN$4]+1))" office:value-type="string" office:string-value="'">
            <text:p>'</text:p>
          </table:table-cell>
          <table:table-cell table:style-name="ce2" table:formula="of:=CHAR(INDEX([XOR.$B$2:.$Q$17];[.$B5]+1;[.BO$3]+1 )*16+INDEX([XOR.$B$2:.$Q$17];[.$C5]+1;[.BO$4]+1))" office:value-type="string" office:string-value="&amp;">
            <text:p>&amp;</text:p>
          </table:table-cell>
          <table:table-cell table:style-name="ce2" table:formula="of:=CHAR(INDEX([XOR.$B$2:.$Q$17];[.$B5]+1;[.BP$3]+1 )*16+INDEX([XOR.$B$2:.$Q$17];[.$C5]+1;[.BP$4]+1))" office:value-type="string" office:string-value="%">
            <text:p>%</text:p>
          </table:table-cell>
          <table:table-cell table:style-name="ce2" table:formula="of:=CHAR(INDEX([XOR.$B$2:.$Q$17];[.$B5]+1;[.BQ$3]+1 )*16+INDEX([XOR.$B$2:.$Q$17];[.$C5]+1;[.BQ$4]+1))" office:value-type="string" office:string-value="$">
            <text:p>$</text:p>
          </table:table-cell>
          <table:table-cell table:style-name="ce2" table:formula="of:=CHAR(INDEX([XOR.$B$2:.$Q$17];[.$B5]+1;[.BR$3]+1 )*16+INDEX([XOR.$B$2:.$Q$17];[.$C5]+1;[.BR$4]+1))" office:value-type="string" office:string-value="[">
            <text:p>[</text:p>
          </table:table-cell>
          <table:table-cell table:style-name="ce2" table:formula="of:=CHAR(INDEX([XOR.$B$2:.$Q$17];[.$B5]+1;[.BS$3]+1 )*16+INDEX([XOR.$B$2:.$Q$17];[.$C5]+1;[.BS$4]+1))" office:value-type="string" office:string-value="Z">
            <text:p>Z</text:p>
          </table:table-cell>
          <table:table-cell table:style-name="ce2" table:formula="of:=CHAR(INDEX([XOR.$B$2:.$Q$17];[.$B5]+1;[.BT$3]+1 )*16+INDEX([XOR.$B$2:.$Q$17];[.$C5]+1;[.BT$4]+1))" office:value-type="string" office:string-value="Y">
            <text:p>Y</text:p>
          </table:table-cell>
          <table:table-cell table:style-name="ce2" table:formula="of:=CHAR(INDEX([XOR.$B$2:.$Q$17];[.$B5]+1;[.BU$3]+1 )*16+INDEX([XOR.$B$2:.$Q$17];[.$C5]+1;[.BU$4]+1))" office:value-type="string" office:string-value="X">
            <text:p>X</text:p>
          </table:table-cell>
          <table:table-cell table:style-name="ce2" table:formula="of:=CHAR(INDEX([XOR.$B$2:.$Q$17];[.$B5]+1;[.BV$3]+1 )*16+INDEX([XOR.$B$2:.$Q$17];[.$C5]+1;[.BV$4]+1))" office:value-type="string" office:string-value="_">
            <text:p>_</text:p>
          </table:table-cell>
          <table:table-cell table:style-name="ce2" table:formula="of:=CHAR(INDEX([XOR.$B$2:.$Q$17];[.$B5]+1;[.BW$3]+1 )*16+INDEX([XOR.$B$2:.$Q$17];[.$C5]+1;[.BW$4]+1))" office:value-type="string" office:string-value="^">
            <text:p>^</text:p>
          </table:table-cell>
          <table:table-cell table:style-name="ce2" table:formula="of:=CHAR(INDEX([XOR.$B$2:.$Q$17];[.$B5]+1;[.BX$3]+1 )*16+INDEX([XOR.$B$2:.$Q$17];[.$C5]+1;[.BX$4]+1))" office:value-type="string" office:string-value="]">
            <text:p>]</text:p>
          </table:table-cell>
          <table:table-cell table:style-name="ce2" table:formula="of:=CHAR(INDEX([XOR.$B$2:.$Q$17];[.$B5]+1;[.BY$3]+1 )*16+INDEX([XOR.$B$2:.$Q$17];[.$C5]+1;[.BY$4]+1))" office:value-type="string" office:string-value="\">
            <text:p>\</text:p>
          </table:table-cell>
          <table:table-cell table:style-name="ce2" table:formula="of:=CHAR(INDEX([XOR.$B$2:.$Q$17];[.$B5]+1;[.BZ$3]+1 )*16+INDEX([XOR.$B$2:.$Q$17];[.$C5]+1;[.BZ$4]+1))" office:value-type="string" office:string-value="S">
            <text:p>S</text:p>
          </table:table-cell>
          <table:table-cell table:style-name="ce2" table:formula="of:=CHAR(INDEX([XOR.$B$2:.$Q$17];[.$B5]+1;[.CA$3]+1 )*16+INDEX([XOR.$B$2:.$Q$17];[.$C5]+1;[.CA$4]+1))" office:value-type="string" office:string-value="R">
            <text:p>R</text:p>
          </table:table-cell>
          <table:table-cell table:style-name="ce2" table:formula="of:=CHAR(INDEX([XOR.$B$2:.$Q$17];[.$B5]+1;[.CB$3]+1 )*16+INDEX([XOR.$B$2:.$Q$17];[.$C5]+1;[.CB$4]+1))" office:value-type="string" office:string-value="Q">
            <text:p>Q</text:p>
          </table:table-cell>
          <table:table-cell table:style-name="ce2" table:formula="of:=CHAR(INDEX([XOR.$B$2:.$Q$17];[.$B5]+1;[.CC$3]+1 )*16+INDEX([XOR.$B$2:.$Q$17];[.$C5]+1;[.CC$4]+1))" office:value-type="string" office:string-value="P">
            <text:p>P</text:p>
          </table:table-cell>
          <table:table-cell table:style-name="ce2" table:formula="of:=CHAR(INDEX([XOR.$B$2:.$Q$17];[.$B5]+1;[.CD$3]+1 )*16+INDEX([XOR.$B$2:.$Q$17];[.$C5]+1;[.CD$4]+1))" office:value-type="string" office:string-value="W">
            <text:p>W</text:p>
          </table:table-cell>
          <table:table-cell table:style-name="ce2" table:formula="of:=CHAR(INDEX([XOR.$B$2:.$Q$17];[.$B5]+1;[.CE$3]+1 )*16+INDEX([XOR.$B$2:.$Q$17];[.$C5]+1;[.CE$4]+1))" office:value-type="string" office:string-value="V">
            <text:p>V</text:p>
          </table:table-cell>
          <table:table-cell table:style-name="ce2" table:formula="of:=CHAR(INDEX([XOR.$B$2:.$Q$17];[.$B5]+1;[.CF$3]+1 )*16+INDEX([XOR.$B$2:.$Q$17];[.$C5]+1;[.CF$4]+1))" office:value-type="string" office:string-value="U">
            <text:p>U</text:p>
          </table:table-cell>
          <table:table-cell table:style-name="ce2" table:formula="of:=CHAR(INDEX([XOR.$B$2:.$Q$17];[.$B5]+1;[.CG$3]+1 )*16+INDEX([XOR.$B$2:.$Q$17];[.$C5]+1;[.CG$4]+1))" office:value-type="string" office:string-value="T">
            <text:p>T</text:p>
          </table:table-cell>
          <table:table-cell table:style-name="ce2" table:formula="of:=CHAR(INDEX([XOR.$B$2:.$Q$17];[.$B5]+1;[.CH$3]+1 )*16+INDEX([XOR.$B$2:.$Q$17];[.$C5]+1;[.CH$4]+1))" office:value-type="string" office:string-value="K">
            <text:p>K</text:p>
          </table:table-cell>
          <table:table-cell table:style-name="ce2" table:formula="of:=CHAR(INDEX([XOR.$B$2:.$Q$17];[.$B5]+1;[.CI$3]+1 )*16+INDEX([XOR.$B$2:.$Q$17];[.$C5]+1;[.CI$4]+1))" office:value-type="string" office:string-value="J">
            <text:p>J</text:p>
          </table:table-cell>
          <table:table-cell table:style-name="ce2" table:formula="of:=CHAR(INDEX([XOR.$B$2:.$Q$17];[.$B5]+1;[.CJ$3]+1 )*16+INDEX([XOR.$B$2:.$Q$17];[.$C5]+1;[.CJ$4]+1))" office:value-type="string" office:string-value="I">
            <text:p>I</text:p>
          </table:table-cell>
          <table:table-cell table:style-name="ce2" table:formula="of:=CHAR(INDEX([XOR.$B$2:.$Q$17];[.$B5]+1;[.CK$3]+1 )*16+INDEX([XOR.$B$2:.$Q$17];[.$C5]+1;[.CK$4]+1))" office:value-type="string" office:string-value="H">
            <text:p>H</text:p>
          </table:table-cell>
          <table:table-cell table:style-name="ce2" table:formula="of:=CHAR(INDEX([XOR.$B$2:.$Q$17];[.$B5]+1;[.CL$3]+1 )*16+INDEX([XOR.$B$2:.$Q$17];[.$C5]+1;[.CL$4]+1))" office:value-type="string" office:string-value="O">
            <text:p>O</text:p>
          </table:table-cell>
          <table:table-cell table:style-name="ce2" table:formula="of:=CHAR(INDEX([XOR.$B$2:.$Q$17];[.$B5]+1;[.CM$3]+1 )*16+INDEX([XOR.$B$2:.$Q$17];[.$C5]+1;[.CM$4]+1))" office:value-type="string" office:string-value="N">
            <text:p>N</text:p>
          </table:table-cell>
          <table:table-cell table:style-name="ce2" table:formula="of:=CHAR(INDEX([XOR.$B$2:.$Q$17];[.$B5]+1;[.CN$3]+1 )*16+INDEX([XOR.$B$2:.$Q$17];[.$C5]+1;[.CN$4]+1))" office:value-type="string" office:string-value="M">
            <text:p>M</text:p>
          </table:table-cell>
          <table:table-cell table:style-name="ce2" table:formula="of:=CHAR(INDEX([XOR.$B$2:.$Q$17];[.$B5]+1;[.CO$3]+1 )*16+INDEX([XOR.$B$2:.$Q$17];[.$C5]+1;[.CO$4]+1))" office:value-type="string" office:string-value="L">
            <text:p>L</text:p>
          </table:table-cell>
          <table:table-cell table:style-name="ce7" table:formula="of:=CHAR(INDEX([XOR.$B$2:.$Q$17];[.$B5]+1;[.CP$3]+1 )*16+INDEX([XOR.$B$2:.$Q$17];[.$C5]+1;[.CP$4]+1))" office:value-type="string" office:string-value="C">
            <text:p>C</text:p>
          </table:table-cell>
          <table:table-cell table:style-name="ce2" table:formula="of:=CHAR(INDEX([XOR.$B$2:.$Q$17];[.$B5]+1;[.CQ$3]+1 )*16+INDEX([XOR.$B$2:.$Q$17];[.$C5]+1;[.CQ$4]+1))" office:value-type="string" office:string-value="B">
            <text:p>B</text:p>
          </table:table-cell>
          <table:table-cell table:style-name="ce2" table:formula="of:=CHAR(INDEX([XOR.$B$2:.$Q$17];[.$B5]+1;[.CR$3]+1 )*16+INDEX([XOR.$B$2:.$Q$17];[.$C5]+1;[.CR$4]+1))" office:value-type="string" office:string-value="A">
            <text:p>A</text:p>
          </table:table-cell>
          <table:table-cell table:style-name="ce2" table:formula="of:=CHAR(INDEX([XOR.$B$2:.$Q$17];[.$B5]+1;[.CS$3]+1 )*16+INDEX([XOR.$B$2:.$Q$17];[.$C5]+1;[.CS$4]+1))" office:value-type="string" office:string-value="@">
            <text:p>@</text:p>
          </table:table-cell>
          <table:table-cell table:style-name="ce2" table:formula="of:=CHAR(INDEX([XOR.$B$2:.$Q$17];[.$B5]+1;[.CT$3]+1 )*16+INDEX([XOR.$B$2:.$Q$17];[.$C5]+1;[.CT$4]+1))" office:value-type="string" office:string-value="G">
            <text:p>G</text:p>
          </table:table-cell>
          <table:table-cell table:style-name="ce2" table:formula="of:=CHAR(INDEX([XOR.$B$2:.$Q$17];[.$B5]+1;[.CU$3]+1 )*16+INDEX([XOR.$B$2:.$Q$17];[.$C5]+1;[.CU$4]+1))" office:value-type="string" office:string-value="F">
            <text:p>F</text:p>
          </table:table-cell>
          <table:table-cell table:style-name="ce2" table:formula="of:=CHAR(INDEX([XOR.$B$2:.$Q$17];[.$B5]+1;[.CV$3]+1 )*16+INDEX([XOR.$B$2:.$Q$17];[.$C5]+1;[.CV$4]+1))" office:value-type="string" office:string-value="E">
            <text:p>E</text:p>
          </table:table-cell>
          <table:table-cell table:style-name="ce2" table:formula="of:=CHAR(INDEX([XOR.$B$2:.$Q$17];[.$B5]+1;[.CW$3]+1 )*16+INDEX([XOR.$B$2:.$Q$17];[.$C5]+1;[.CW$4]+1))" office:value-type="string" office:string-value="D">
            <text:p>D</text:p>
          </table:table-cell>
          <table:table-cell table:style-name="ce2" table:formula="of:=CHAR(INDEX([XOR.$B$2:.$Q$17];[.$B5]+1;[.CX$3]+1 )*16+INDEX([XOR.$B$2:.$Q$17];[.$C5]+1;[.CX$4]+1))" office:value-type="string" office:string-value="{">
            <text:p>{</text:p>
          </table:table-cell>
          <table:table-cell table:style-name="ce2" table:formula="of:=CHAR(INDEX([XOR.$B$2:.$Q$17];[.$B5]+1;[.CY$3]+1 )*16+INDEX([XOR.$B$2:.$Q$17];[.$C5]+1;[.CY$4]+1))" office:value-type="string" office:string-value="z">
            <text:p>z</text:p>
          </table:table-cell>
          <table:table-cell table:style-name="ce2" table:formula="of:=CHAR(INDEX([XOR.$B$2:.$Q$17];[.$B5]+1;[.CZ$3]+1 )*16+INDEX([XOR.$B$2:.$Q$17];[.$C5]+1;[.CZ$4]+1))" office:value-type="string" office:string-value="y">
            <text:p>y</text:p>
          </table:table-cell>
          <table:table-cell table:style-name="ce2" table:formula="of:=CHAR(INDEX([XOR.$B$2:.$Q$17];[.$B5]+1;[.DA$3]+1 )*16+INDEX([XOR.$B$2:.$Q$17];[.$C5]+1;[.DA$4]+1))" office:value-type="string" office:string-value="x">
            <text:p>x</text:p>
          </table:table-cell>
          <table:table-cell table:style-name="ce2" table:formula="of:=CHAR(INDEX([XOR.$B$2:.$Q$17];[.$B5]+1;[.DB$3]+1 )*16+INDEX([XOR.$B$2:.$Q$17];[.$C5]+1;[.DB$4]+1))" office:value-type="string" office:string-value="">
            <text:p></text:p>
          </table:table-cell>
          <table:table-cell table:style-name="ce2" table:formula="of:=CHAR(INDEX([XOR.$B$2:.$Q$17];[.$B5]+1;[.DC$3]+1 )*16+INDEX([XOR.$B$2:.$Q$17];[.$C5]+1;[.DC$4]+1))" office:value-type="string" office:string-value="~">
            <text:p>~</text:p>
          </table:table-cell>
          <table:table-cell table:style-name="ce2" table:formula="of:=CHAR(INDEX([XOR.$B$2:.$Q$17];[.$B5]+1;[.DD$3]+1 )*16+INDEX([XOR.$B$2:.$Q$17];[.$C5]+1;[.DD$4]+1))" office:value-type="string" office:string-value="}">
            <text:p>}</text:p>
          </table:table-cell>
          <table:table-cell table:style-name="ce2" table:formula="of:=CHAR(INDEX([XOR.$B$2:.$Q$17];[.$B5]+1;[.DE$3]+1 )*16+INDEX([XOR.$B$2:.$Q$17];[.$C5]+1;[.DE$4]+1))" office:value-type="string" office:string-value="|">
            <text:p>|</text:p>
          </table:table-cell>
          <table:table-cell table:style-name="ce2" table:formula="of:=CHAR(INDEX([XOR.$B$2:.$Q$17];[.$B5]+1;[.DF$3]+1 )*16+INDEX([XOR.$B$2:.$Q$17];[.$C5]+1;[.DF$4]+1))" office:value-type="string" office:string-value="s">
            <text:p>s</text:p>
          </table:table-cell>
          <table:table-cell table:style-name="ce2" table:formula="of:=CHAR(INDEX([XOR.$B$2:.$Q$17];[.$B5]+1;[.DG$3]+1 )*16+INDEX([XOR.$B$2:.$Q$17];[.$C5]+1;[.DG$4]+1))" office:value-type="string" office:string-value="r">
            <text:p>r</text:p>
          </table:table-cell>
          <table:table-cell table:style-name="ce2" table:formula="of:=CHAR(INDEX([XOR.$B$2:.$Q$17];[.$B5]+1;[.DH$3]+1 )*16+INDEX([XOR.$B$2:.$Q$17];[.$C5]+1;[.DH$4]+1))" office:value-type="string" office:string-value="q">
            <text:p>q</text:p>
          </table:table-cell>
          <table:table-cell table:style-name="ce2" table:formula="of:=CHAR(INDEX([XOR.$B$2:.$Q$17];[.$B5]+1;[.DI$3]+1 )*16+INDEX([XOR.$B$2:.$Q$17];[.$C5]+1;[.DI$4]+1))" office:value-type="string" office:string-value="p">
            <text:p>p</text:p>
          </table:table-cell>
          <table:table-cell table:style-name="ce2" table:formula="of:=CHAR(INDEX([XOR.$B$2:.$Q$17];[.$B5]+1;[.DJ$3]+1 )*16+INDEX([XOR.$B$2:.$Q$17];[.$C5]+1;[.DJ$4]+1))" office:value-type="string" office:string-value="w">
            <text:p>w</text:p>
          </table:table-cell>
          <table:table-cell table:style-name="ce2" table:formula="of:=CHAR(INDEX([XOR.$B$2:.$Q$17];[.$B5]+1;[.DK$3]+1 )*16+INDEX([XOR.$B$2:.$Q$17];[.$C5]+1;[.DK$4]+1))" office:value-type="string" office:string-value="v">
            <text:p>v</text:p>
          </table:table-cell>
          <table:table-cell table:style-name="ce2" table:formula="of:=CHAR(INDEX([XOR.$B$2:.$Q$17];[.$B5]+1;[.DL$3]+1 )*16+INDEX([XOR.$B$2:.$Q$17];[.$C5]+1;[.DL$4]+1))" office:value-type="string" office:string-value="u">
            <text:p>u</text:p>
          </table:table-cell>
          <table:table-cell table:style-name="ce2" table:formula="of:=CHAR(INDEX([XOR.$B$2:.$Q$17];[.$B5]+1;[.DM$3]+1 )*16+INDEX([XOR.$B$2:.$Q$17];[.$C5]+1;[.DM$4]+1))" office:value-type="string" office:string-value="t">
            <text:p>t</text:p>
          </table:table-cell>
          <table:table-cell table:style-name="ce2" table:formula="of:=CHAR(INDEX([XOR.$B$2:.$Q$17];[.$B5]+1;[.DN$3]+1 )*16+INDEX([XOR.$B$2:.$Q$17];[.$C5]+1;[.DN$4]+1))" office:value-type="string" office:string-value="k">
            <text:p>k</text:p>
          </table:table-cell>
          <table:table-cell table:style-name="ce2" table:formula="of:=CHAR(INDEX([XOR.$B$2:.$Q$17];[.$B5]+1;[.DO$3]+1 )*16+INDEX([XOR.$B$2:.$Q$17];[.$C5]+1;[.DO$4]+1))" office:value-type="string" office:string-value="j">
            <text:p>j</text:p>
          </table:table-cell>
          <table:table-cell table:style-name="ce2" table:formula="of:=CHAR(INDEX([XOR.$B$2:.$Q$17];[.$B5]+1;[.DP$3]+1 )*16+INDEX([XOR.$B$2:.$Q$17];[.$C5]+1;[.DP$4]+1))" office:value-type="string" office:string-value="i">
            <text:p>i</text:p>
          </table:table-cell>
          <table:table-cell table:style-name="ce2" table:formula="of:=CHAR(INDEX([XOR.$B$2:.$Q$17];[.$B5]+1;[.DQ$3]+1 )*16+INDEX([XOR.$B$2:.$Q$17];[.$C5]+1;[.DQ$4]+1))" office:value-type="string" office:string-value="h">
            <text:p>h</text:p>
          </table:table-cell>
          <table:table-cell table:style-name="ce2" table:formula="of:=CHAR(INDEX([XOR.$B$2:.$Q$17];[.$B5]+1;[.DR$3]+1 )*16+INDEX([XOR.$B$2:.$Q$17];[.$C5]+1;[.DR$4]+1))" office:value-type="string" office:string-value="o">
            <text:p>o</text:p>
          </table:table-cell>
          <table:table-cell table:style-name="ce2" table:formula="of:=CHAR(INDEX([XOR.$B$2:.$Q$17];[.$B5]+1;[.DS$3]+1 )*16+INDEX([XOR.$B$2:.$Q$17];[.$C5]+1;[.DS$4]+1))" office:value-type="string" office:string-value="n">
            <text:p>n</text:p>
          </table:table-cell>
          <table:table-cell table:style-name="ce2" table:formula="of:=CHAR(INDEX([XOR.$B$2:.$Q$17];[.$B5]+1;[.DT$3]+1 )*16+INDEX([XOR.$B$2:.$Q$17];[.$C5]+1;[.DT$4]+1))" office:value-type="string" office:string-value="m">
            <text:p>m</text:p>
          </table:table-cell>
          <table:table-cell table:style-name="ce2" table:formula="of:=CHAR(INDEX([XOR.$B$2:.$Q$17];[.$B5]+1;[.DU$3]+1 )*16+INDEX([XOR.$B$2:.$Q$17];[.$C5]+1;[.DU$4]+1))" office:value-type="string" office:string-value="l">
            <text:p>l</text:p>
          </table:table-cell>
          <table:table-cell table:style-name="ce2" table:formula="of:=CHAR(INDEX([XOR.$B$2:.$Q$17];[.$B5]+1;[.DV$3]+1 )*16+INDEX([XOR.$B$2:.$Q$17];[.$C5]+1;[.DV$4]+1))" office:value-type="string" office:string-value="c">
            <text:p>c</text:p>
          </table:table-cell>
          <table:table-cell table:style-name="ce2" table:formula="of:=CHAR(INDEX([XOR.$B$2:.$Q$17];[.$B5]+1;[.DW$3]+1 )*16+INDEX([XOR.$B$2:.$Q$17];[.$C5]+1;[.DW$4]+1))" office:value-type="string" office:string-value="b">
            <text:p>b</text:p>
          </table:table-cell>
          <table:table-cell table:style-name="ce2" table:formula="of:=CHAR(INDEX([XOR.$B$2:.$Q$17];[.$B5]+1;[.DX$3]+1 )*16+INDEX([XOR.$B$2:.$Q$17];[.$C5]+1;[.DX$4]+1))" office:value-type="string" office:string-value="a">
            <text:p>a</text:p>
          </table:table-cell>
          <table:table-cell table:style-name="ce2" table:formula="of:=CHAR(INDEX([XOR.$B$2:.$Q$17];[.$B5]+1;[.DY$3]+1 )*16+INDEX([XOR.$B$2:.$Q$17];[.$C5]+1;[.DY$4]+1))" office:value-type="string" office:string-value="`">
            <text:p>`</text:p>
          </table:table-cell>
          <table:table-cell table:style-name="ce2" table:formula="of:=CHAR(INDEX([XOR.$B$2:.$Q$17];[.$B5]+1;[.DZ$3]+1 )*16+INDEX([XOR.$B$2:.$Q$17];[.$C5]+1;[.DZ$4]+1))" office:value-type="string" office:string-value="g">
            <text:p>g</text:p>
          </table:table-cell>
          <table:table-cell table:style-name="ce2" table:formula="of:=CHAR(INDEX([XOR.$B$2:.$Q$17];[.$B5]+1;[.EA$3]+1 )*16+INDEX([XOR.$B$2:.$Q$17];[.$C5]+1;[.EA$4]+1))" office:value-type="string" office:string-value="f">
            <text:p>f</text:p>
          </table:table-cell>
          <table:table-cell table:style-name="ce2" table:formula="of:=CHAR(INDEX([XOR.$B$2:.$Q$17];[.$B5]+1;[.EB$3]+1 )*16+INDEX([XOR.$B$2:.$Q$17];[.$C5]+1;[.EB$4]+1))" office:value-type="string" office:string-value="e">
            <text:p>e</text:p>
          </table:table-cell>
          <table:table-cell table:style-name="ce2" table:formula="of:=CHAR(INDEX([XOR.$B$2:.$Q$17];[.$B5]+1;[.EC$3]+1 )*16+INDEX([XOR.$B$2:.$Q$17];[.$C5]+1;[.EC$4]+1))" office:value-type="string" office:string-value="d">
            <text:p>d</text:p>
          </table:table-cell>
          <table:table-cell table:style-name="ce3" table:number-columns-repeated="21"/>
        </table:table-row>
        <table:table-row table:style-name="ro4">
          <table:table-cell table:formula="of:=[.A5]+2" office:value-type="float" office:value="3">
            <text:p>3</text:p>
          </table:table-cell>
          <table:table-cell table:formula="of:=RIGHT(LEFT([.$B$1];[.A6]);1)" office:value-type="string" office:string-value="3">
            <text:p>3</text:p>
          </table:table-cell>
          <table:table-cell table:formula="of:=VLOOKUP(RIGHT(LEFT([.$B$1];[.A6]+1);1);[Sheet1.$A$2:.$C$17];3;0)" office:value-type="float" office:value="7">
            <text:p>7</text:p>
          </table:table-cell>
          <table:table-cell table:formula="of:=[.C6]+[.B6]*16" office:value-type="float" office:value="55">
            <text:p>55</text:p>
          </table:table-cell>
          <table:table-cell table:formula="of:=CHAR([.D6])" office:value-type="string" office:string-value="7">
            <text:p>7</text:p>
          </table:table-cell>
          <table:table-cell table:style-name="ce3" table:formula="of:=CHAR(INDEX([XOR.$B$2:.$Q$17];[.$B6]+1;[.F$3]+1 )*16+INDEX([XOR.$B$2:.$Q$17];[.$C6]+1;[.F$4]+1))" office:value-type="string" office:string-value="7">
            <text:p>7</text:p>
          </table:table-cell>
          <table:table-cell table:style-name="ce3" table:formula="of:=CHAR(INDEX([XOR.$B$2:.$Q$17];[.$B6]+1;[.G$3]+1 )*16+INDEX([XOR.$B$2:.$Q$17];[.$C6]+1;[.G$4]+1))" office:value-type="string" office:string-value="6">
            <text:p>6</text:p>
          </table:table-cell>
          <table:table-cell table:style-name="ce3" table:formula="of:=CHAR(INDEX([XOR.$B$2:.$Q$17];[.$B6]+1;[.H$3]+1 )*16+INDEX([XOR.$B$2:.$Q$17];[.$C6]+1;[.H$4]+1))" office:value-type="string" office:string-value="5">
            <text:p>5</text:p>
          </table:table-cell>
          <table:table-cell table:style-name="ce3" table:formula="of:=CHAR(INDEX([XOR.$B$2:.$Q$17];[.$B6]+1;[.I$3]+1 )*16+INDEX([XOR.$B$2:.$Q$17];[.$C6]+1;[.I$4]+1))" office:value-type="string" office:string-value="4">
            <text:p>4</text:p>
          </table:table-cell>
          <table:table-cell table:style-name="ce3" table:formula="of:=CHAR(INDEX([XOR.$B$2:.$Q$17];[.$B6]+1;[.J$3]+1 )*16+INDEX([XOR.$B$2:.$Q$17];[.$C6]+1;[.J$4]+1))" office:value-type="string" office:string-value="3">
            <text:p>3</text:p>
          </table:table-cell>
          <table:table-cell table:style-name="ce3" table:formula="of:=CHAR(INDEX([XOR.$B$2:.$Q$17];[.$B6]+1;[.K$3]+1 )*16+INDEX([XOR.$B$2:.$Q$17];[.$C6]+1;[.K$4]+1))" office:value-type="string" office:string-value="2">
            <text:p>2</text:p>
          </table:table-cell>
          <table:table-cell table:style-name="ce3" table:formula="of:=CHAR(INDEX([XOR.$B$2:.$Q$17];[.$B6]+1;[.L$3]+1 )*16+INDEX([XOR.$B$2:.$Q$17];[.$C6]+1;[.L$4]+1))" office:value-type="string" office:string-value="1">
            <text:p>1</text:p>
          </table:table-cell>
          <table:table-cell table:style-name="ce3" table:formula="of:=CHAR(INDEX([XOR.$B$2:.$Q$17];[.$B6]+1;[.M$3]+1 )*16+INDEX([XOR.$B$2:.$Q$17];[.$C6]+1;[.M$4]+1))" office:value-type="string" office:string-value="0">
            <text:p>0</text:p>
          </table:table-cell>
          <table:table-cell table:style-name="ce3" table:formula="of:=CHAR(INDEX([XOR.$B$2:.$Q$17];[.$B6]+1;[.N$3]+1 )*16+INDEX([XOR.$B$2:.$Q$17];[.$C6]+1;[.N$4]+1))" office:value-type="string" office:string-value="?">
            <text:p>?</text:p>
          </table:table-cell>
          <table:table-cell table:style-name="ce3" table:formula="of:=CHAR(INDEX([XOR.$B$2:.$Q$17];[.$B6]+1;[.O$3]+1 )*16+INDEX([XOR.$B$2:.$Q$17];[.$C6]+1;[.O$4]+1))" office:value-type="string" office:string-value="&gt;">
            <text:p>&gt;</text:p>
          </table:table-cell>
          <table:table-cell table:style-name="ce3" table:formula="of:=CHAR(INDEX([XOR.$B$2:.$Q$17];[.$B6]+1;[.P$3]+1 )*16+INDEX([XOR.$B$2:.$Q$17];[.$C6]+1;[.P$4]+1))" office:value-type="string" office:string-value="=">
            <text:p>=</text:p>
          </table:table-cell>
          <table:table-cell table:style-name="ce3" table:formula="of:=CHAR(INDEX([XOR.$B$2:.$Q$17];[.$B6]+1;[.Q$3]+1 )*16+INDEX([XOR.$B$2:.$Q$17];[.$C6]+1;[.Q$4]+1))" office:value-type="string" office:string-value="&lt;">
            <text:p>&lt;</text:p>
          </table:table-cell>
          <table:table-cell table:style-name="ce3" table:formula="of:=CHAR(INDEX([XOR.$B$2:.$Q$17];[.$B6]+1;[.R$3]+1 )*16+INDEX([XOR.$B$2:.$Q$17];[.$C6]+1;[.R$4]+1))" office:value-type="string" office:string-value=";">
            <text:p>;</text:p>
          </table:table-cell>
          <table:table-cell table:style-name="ce3" table:formula="of:=CHAR(INDEX([XOR.$B$2:.$Q$17];[.$B6]+1;[.S$3]+1 )*16+INDEX([XOR.$B$2:.$Q$17];[.$C6]+1;[.S$4]+1))" office:value-type="string" office:string-value=":">
            <text:p>:</text:p>
          </table:table-cell>
          <table:table-cell table:style-name="ce3" table:formula="of:=CHAR(INDEX([XOR.$B$2:.$Q$17];[.$B6]+1;[.T$3]+1 )*16+INDEX([XOR.$B$2:.$Q$17];[.$C6]+1;[.T$4]+1))" office:value-type="string" office:string-value="9">
            <text:p>9</text:p>
          </table:table-cell>
          <table:table-cell table:style-name="ce3" table:formula="of:=CHAR(INDEX([XOR.$B$2:.$Q$17];[.$B6]+1;[.U$3]+1 )*16+INDEX([XOR.$B$2:.$Q$17];[.$C6]+1;[.U$4]+1))" office:value-type="string" office:string-value="8">
            <text:p>8</text:p>
          </table:table-cell>
          <table:table-cell table:style-name="ce3" table:formula="of:=CHAR(INDEX([XOR.$B$2:.$Q$17];[.$B6]+1;[.V$3]+1 )*16+INDEX([XOR.$B$2:.$Q$17];[.$C6]+1;[.V$4]+1))" office:value-type="string" office:string-value="'">
            <text:p>'</text:p>
          </table:table-cell>
          <table:table-cell table:style-name="ce3" table:formula="of:=CHAR(INDEX([XOR.$B$2:.$Q$17];[.$B6]+1;[.W$3]+1 )*16+INDEX([XOR.$B$2:.$Q$17];[.$C6]+1;[.W$4]+1))" office:value-type="string" office:string-value="&amp;">
            <text:p>&amp;</text:p>
          </table:table-cell>
          <table:table-cell table:style-name="ce3" table:formula="of:=CHAR(INDEX([XOR.$B$2:.$Q$17];[.$B6]+1;[.X$3]+1 )*16+INDEX([XOR.$B$2:.$Q$17];[.$C6]+1;[.X$4]+1))" office:value-type="string" office:string-value="%">
            <text:p>%</text:p>
          </table:table-cell>
          <table:table-cell table:style-name="ce3" table:formula="of:=CHAR(INDEX([XOR.$B$2:.$Q$17];[.$B6]+1;[.Y$3]+1 )*16+INDEX([XOR.$B$2:.$Q$17];[.$C6]+1;[.Y$4]+1))" office:value-type="string" office:string-value="$">
            <text:p>$</text:p>
          </table:table-cell>
          <table:table-cell table:style-name="ce3" table:formula="of:=CHAR(INDEX([XOR.$B$2:.$Q$17];[.$B6]+1;[.Z$3]+1 )*16+INDEX([XOR.$B$2:.$Q$17];[.$C6]+1;[.Z$4]+1))" office:value-type="string" office:string-value="#">
            <text:p>#</text:p>
          </table:table-cell>
          <table:table-cell table:style-name="ce3" table:formula="of:=CHAR(INDEX([XOR.$B$2:.$Q$17];[.$B6]+1;[.AA$3]+1 )*16+INDEX([XOR.$B$2:.$Q$17];[.$C6]+1;[.AA$4]+1))" office:value-type="string" office:string-value="&quot;">
            <text:p>"</text:p>
          </table:table-cell>
          <table:table-cell table:style-name="ce3" table:formula="of:=CHAR(INDEX([XOR.$B$2:.$Q$17];[.$B6]+1;[.AB$3]+1 )*16+INDEX([XOR.$B$2:.$Q$17];[.$C6]+1;[.AB$4]+1))" office:value-type="string" office:string-value="!">
            <text:p>!</text:p>
          </table:table-cell>
          <table:table-cell table:style-name="ce3" table:formula="of:=CHAR(INDEX([XOR.$B$2:.$Q$17];[.$B6]+1;[.AC$3]+1 )*16+INDEX([XOR.$B$2:.$Q$17];[.$C6]+1;[.AC$4]+1))" office:value-type="string" office:string-value=" ">
            <text:p><text:s/></text:p>
          </table:table-cell>
          <table:table-cell table:style-name="ce3" table:formula="of:=CHAR(INDEX([XOR.$B$2:.$Q$17];[.$B6]+1;[.AD$3]+1 )*16+INDEX([XOR.$B$2:.$Q$17];[.$C6]+1;[.AD$4]+1))" office:value-type="string" office:string-value="/">
            <text:p>/</text:p>
          </table:table-cell>
          <table:table-cell table:style-name="ce3" table:formula="of:=CHAR(INDEX([XOR.$B$2:.$Q$17];[.$B6]+1;[.AE$3]+1 )*16+INDEX([XOR.$B$2:.$Q$17];[.$C6]+1;[.AE$4]+1))" office:value-type="string" office:string-value=".">
            <text:p>.</text:p>
          </table:table-cell>
          <table:table-cell table:style-name="ce3" table:formula="of:=CHAR(INDEX([XOR.$B$2:.$Q$17];[.$B6]+1;[.AF$3]+1 )*16+INDEX([XOR.$B$2:.$Q$17];[.$C6]+1;[.AF$4]+1))" office:value-type="string" office:string-value="-">
            <text:p>-</text:p>
          </table:table-cell>
          <table:table-cell table:style-name="ce3" table:formula="of:=CHAR(INDEX([XOR.$B$2:.$Q$17];[.$B6]+1;[.AG$3]+1 )*16+INDEX([XOR.$B$2:.$Q$17];[.$C6]+1;[.AG$4]+1))" office:value-type="string" office:string-value=",">
            <text:p>,</text:p>
          </table:table-cell>
          <table:table-cell table:style-name="ce3" table:formula="of:=CHAR(INDEX([XOR.$B$2:.$Q$17];[.$B6]+1;[.AH$3]+1 )*16+INDEX([XOR.$B$2:.$Q$17];[.$C6]+1;[.AH$4]+1))" office:value-type="string" office:string-value="+">
            <text:p>+</text:p>
          </table:table-cell>
          <table:table-cell table:style-name="ce3" table:formula="of:=CHAR(INDEX([XOR.$B$2:.$Q$17];[.$B6]+1;[.AI$3]+1 )*16+INDEX([XOR.$B$2:.$Q$17];[.$C6]+1;[.AI$4]+1))" office:value-type="string" office:string-value="*">
            <text:p>*</text:p>
          </table:table-cell>
          <table:table-cell table:style-name="ce3" table:formula="of:=CHAR(INDEX([XOR.$B$2:.$Q$17];[.$B6]+1;[.AJ$3]+1 )*16+INDEX([XOR.$B$2:.$Q$17];[.$C6]+1;[.AJ$4]+1))" office:value-type="string" office:string-value=")">
            <text:p>)</text:p>
          </table:table-cell>
          <table:table-cell table:style-name="ce3" table:formula="of:=CHAR(INDEX([XOR.$B$2:.$Q$17];[.$B6]+1;[.AK$3]+1 )*16+INDEX([XOR.$B$2:.$Q$17];[.$C6]+1;[.AK$4]+1))" office:value-type="string" office:string-value="(">
            <text:p>(</text:p>
          </table:table-cell>
          <table:table-cell table:style-name="ce3" table:formula="of:=CHAR(INDEX([XOR.$B$2:.$Q$17];[.$B6]+1;[.AL$3]+1 )*16+INDEX([XOR.$B$2:.$Q$17];[.$C6]+1;[.AL$4]+1))" office:value-type="string" office:string-value="">
            <text:p/>
          </table:table-cell>
          <table:table-cell table:style-name="ce3" table:formula="of:=CHAR(INDEX([XOR.$B$2:.$Q$17];[.$B6]+1;[.AM$3]+1 )*16+INDEX([XOR.$B$2:.$Q$17];[.$C6]+1;[.AM$4]+1))" office:value-type="string" office:string-value="">
            <text:p/>
          </table:table-cell>
          <table:table-cell table:style-name="ce3" table:formula="of:=CHAR(INDEX([XOR.$B$2:.$Q$17];[.$B6]+1;[.AN$3]+1 )*16+INDEX([XOR.$B$2:.$Q$17];[.$C6]+1;[.AN$4]+1))" office:value-type="string" office:string-value="">
            <text:p/>
          </table:table-cell>
          <table:table-cell table:style-name="ce3" table:formula="of:=CHAR(INDEX([XOR.$B$2:.$Q$17];[.$B6]+1;[.AO$3]+1 )*16+INDEX([XOR.$B$2:.$Q$17];[.$C6]+1;[.AO$4]+1))" office:value-type="string" office:string-value="">
            <text:p/>
          </table:table-cell>
          <table:table-cell table:style-name="ce3" table:formula="of:=CHAR(INDEX([XOR.$B$2:.$Q$17];[.$B6]+1;[.AP$3]+1 )*16+INDEX([XOR.$B$2:.$Q$17];[.$C6]+1;[.AP$4]+1))" office:value-type="string" office:string-value="">
            <text:p/>
          </table:table-cell>
          <table:table-cell table:style-name="ce3" table:formula="of:=CHAR(INDEX([XOR.$B$2:.$Q$17];[.$B6]+1;[.AQ$3]+1 )*16+INDEX([XOR.$B$2:.$Q$17];[.$C6]+1;[.AQ$4]+1))" office:value-type="string" office:string-value="">
            <text:p/>
          </table:table-cell>
          <table:table-cell table:style-name="ce3" table:formula="of:=CHAR(INDEX([XOR.$B$2:.$Q$17];[.$B6]+1;[.AR$3]+1 )*16+INDEX([XOR.$B$2:.$Q$17];[.$C6]+1;[.AR$4]+1))" office:value-type="string" office:string-value="">
            <text:p/>
          </table:table-cell>
          <table:table-cell table:style-name="ce3" table:formula="of:=CHAR(INDEX([XOR.$B$2:.$Q$17];[.$B6]+1;[.AS$3]+1 )*16+INDEX([XOR.$B$2:.$Q$17];[.$C6]+1;[.AS$4]+1))" office:value-type="string" office:string-value="">
            <text:p/>
          </table:table-cell>
          <table:table-cell table:style-name="ce3" table:formula="of:=CHAR(INDEX([XOR.$B$2:.$Q$17];[.$B6]+1;[.AT$3]+1 )*16+INDEX([XOR.$B$2:.$Q$17];[.$C6]+1;[.AT$4]+1))" office:value-type="string" office:string-value="">
            <text:p/>
          </table:table-cell>
          <table:table-cell table:style-name="ce3" table:formula="of:=CHAR(INDEX([XOR.$B$2:.$Q$17];[.$B6]+1;[.AU$3]+1 )*16+INDEX([XOR.$B$2:.$Q$17];[.$C6]+1;[.AU$4]+1))" office:value-type="string" office:string-value="">
            <text:p/>
          </table:table-cell>
          <table:table-cell table:style-name="ce3" table:formula="of:=CHAR(INDEX([XOR.$B$2:.$Q$17];[.$B6]+1;[.AV$3]+1 )*16+INDEX([XOR.$B$2:.$Q$17];[.$C6]+1;[.AV$4]+1))" office:value-type="string" office:string-value="">
            <text:p/>
          </table:table-cell>
          <table:table-cell table:style-name="ce3" table:formula="of:=CHAR(INDEX([XOR.$B$2:.$Q$17];[.$B6]+1;[.AW$3]+1 )*16+INDEX([XOR.$B$2:.$Q$17];[.$C6]+1;[.AW$4]+1))" office:value-type="string" office:string-value="">
            <text:p/>
          </table:table-cell>
          <table:table-cell table:style-name="ce3" table:formula="of:=CHAR(INDEX([XOR.$B$2:.$Q$17];[.$B6]+1;[.AX$3]+1 )*16+INDEX([XOR.$B$2:.$Q$17];[.$C6]+1;[.AX$4]+1))" office:value-type="string" office:string-value="">
            <text:p/>
          </table:table-cell>
          <table:table-cell table:style-name="ce3" table:formula="of:=CHAR(INDEX([XOR.$B$2:.$Q$17];[.$B6]+1;[.AY$3]+1 )*16+INDEX([XOR.$B$2:.$Q$17];[.$C6]+1;[.AY$4]+1))" office:value-type="string" office:string-value="">
            <text:p/>
          </table:table-cell>
          <table:table-cell table:style-name="ce3" table:formula="of:=CHAR(INDEX([XOR.$B$2:.$Q$17];[.$B6]+1;[.AZ$3]+1 )*16+INDEX([XOR.$B$2:.$Q$17];[.$C6]+1;[.AZ$4]+1))" office:value-type="string" office:string-value="">
            <text:p/>
          </table:table-cell>
          <table:table-cell table:style-name="ce3" table:formula="of:=CHAR(INDEX([XOR.$B$2:.$Q$17];[.$B6]+1;[.BA$3]+1 )*16+INDEX([XOR.$B$2:.$Q$17];[.$C6]+1;[.BA$4]+1))" office:value-type="string" office:string-value="">
            <text:p/>
          </table:table-cell>
          <table:table-cell table:style-name="ce3" table:formula="of:=CHAR(INDEX([XOR.$B$2:.$Q$17];[.$B6]+1;[.BB$3]+1 )*16+INDEX([XOR.$B$2:.$Q$17];[.$C6]+1;[.BB$4]+1))" office:value-type="string" office:string-value="">
            <text:p/>
          </table:table-cell>
          <table:table-cell table:style-name="ce3" table:formula="of:=CHAR(INDEX([XOR.$B$2:.$Q$17];[.$B6]+1;[.BC$3]+1 )*16+INDEX([XOR.$B$2:.$Q$17];[.$C6]+1;[.BC$4]+1))" office:value-type="string" office:string-value="">
            <text:p/>
          </table:table-cell>
          <table:table-cell table:style-name="ce3" table:formula="of:=CHAR(INDEX([XOR.$B$2:.$Q$17];[.$B6]+1;[.BD$3]+1 )*16+INDEX([XOR.$B$2:.$Q$17];[.$C6]+1;[.BD$4]+1))" office:value-type="string" office:string-value="">
            <text:p/>
          </table:table-cell>
          <table:table-cell table:style-name="ce3" table:formula="of:=CHAR(INDEX([XOR.$B$2:.$Q$17];[.$B6]+1;[.BE$3]+1 )*16+INDEX([XOR.$B$2:.$Q$17];[.$C6]+1;[.BE$4]+1))" office:value-type="string" office:string-value="">
            <text:p/>
          </table:table-cell>
          <table:table-cell table:style-name="ce3" table:formula="of:=CHAR(INDEX([XOR.$B$2:.$Q$17];[.$B6]+1;[.BF$3]+1 )*16+INDEX([XOR.$B$2:.$Q$17];[.$C6]+1;[.BF$4]+1))" office:value-type="string" office:string-value="">
            <text:p/>
          </table:table-cell>
          <table:table-cell table:style-name="ce3" table:formula="of:=CHAR(INDEX([XOR.$B$2:.$Q$17];[.$B6]+1;[.BG$3]+1 )*16+INDEX([XOR.$B$2:.$Q$17];[.$C6]+1;[.BG$4]+1))" office:value-type="string" office:string-value="">
            <text:p/>
          </table:table-cell>
          <table:table-cell table:style-name="ce3" table:formula="of:=CHAR(INDEX([XOR.$B$2:.$Q$17];[.$B6]+1;[.BH$3]+1 )*16+INDEX([XOR.$B$2:.$Q$17];[.$C6]+1;[.BH$4]+1))" office:value-type="string" office:string-value="">
            <text:p/>
          </table:table-cell>
          <table:table-cell table:style-name="ce3" table:formula="of:=CHAR(INDEX([XOR.$B$2:.$Q$17];[.$B6]+1;[.BI$3]+1 )*16+INDEX([XOR.$B$2:.$Q$17];[.$C6]+1;[.BI$4]+1))" office:value-type="string" office:string-value="">
            <text:p/>
          </table:table-cell>
          <table:table-cell table:style-name="ce3" table:formula="of:=CHAR(INDEX([XOR.$B$2:.$Q$17];[.$B6]+1;[.BJ$3]+1 )*16+INDEX([XOR.$B$2:.$Q$17];[.$C6]+1;[.BJ$4]+1))" office:value-type="string" office:string-value="">
            <text:p/>
          </table:table-cell>
          <table:table-cell table:style-name="ce3" table:formula="of:=CHAR(INDEX([XOR.$B$2:.$Q$17];[.$B6]+1;[.BK$3]+1 )*16+INDEX([XOR.$B$2:.$Q$17];[.$C6]+1;[.BK$4]+1))" office:value-type="string" office:string-value="">
            <text:p/>
          </table:table-cell>
          <table:table-cell table:style-name="ce3" table:formula="of:=CHAR(INDEX([XOR.$B$2:.$Q$17];[.$B6]+1;[.BL$3]+1 )*16+INDEX([XOR.$B$2:.$Q$17];[.$C6]+1;[.BL$4]+1))" office:value-type="string" office:string-value="&#13;">
            <text:p></text:p>
          </table:table-cell>
          <table:table-cell table:style-name="ce3" table:formula="of:=CHAR(INDEX([XOR.$B$2:.$Q$17];[.$B6]+1;[.BM$3]+1 )*16+INDEX([XOR.$B$2:.$Q$17];[.$C6]+1;[.BM$4]+1))" office:value-type="string" office:string-value="">
            <text:p/>
          </table:table-cell>
          <table:table-cell table:style-name="ce3" table:formula="of:=CHAR(INDEX([XOR.$B$2:.$Q$17];[.$B6]+1;[.BN$3]+1 )*16+INDEX([XOR.$B$2:.$Q$17];[.$C6]+1;[.BN$4]+1))" office:value-type="string" office:string-value="">
            <text:p/>
          </table:table-cell>
          <table:table-cell table:style-name="ce3" table:formula="of:=CHAR(INDEX([XOR.$B$2:.$Q$17];[.$B6]+1;[.BO$3]+1 )*16+INDEX([XOR.$B$2:.$Q$17];[.$C6]+1;[.BO$4]+1))" office:value-type="string" office:string-value="&#10;">
            <text:p><text:line-break/></text:p>
          </table:table-cell>
          <table:table-cell table:style-name="ce3" table:formula="of:=CHAR(INDEX([XOR.$B$2:.$Q$17];[.$B6]+1;[.BP$3]+1 )*16+INDEX([XOR.$B$2:.$Q$17];[.$C6]+1;[.BP$4]+1))" office:value-type="string" office:string-value="&#9;">
            <text:p><text:tab/></text:p>
          </table:table-cell>
          <table:table-cell table:style-name="ce3" table:formula="of:=CHAR(INDEX([XOR.$B$2:.$Q$17];[.$B6]+1;[.BQ$3]+1 )*16+INDEX([XOR.$B$2:.$Q$17];[.$C6]+1;[.BQ$4]+1))" office:value-type="string" office:string-value="">
            <text:p/>
          </table:table-cell>
          <table:table-cell table:style-name="ce3" table:formula="of:=CHAR(INDEX([XOR.$B$2:.$Q$17];[.$B6]+1;[.BR$3]+1 )*16+INDEX([XOR.$B$2:.$Q$17];[.$C6]+1;[.BR$4]+1))" office:value-type="string" office:string-value="w">
            <text:p>w</text:p>
          </table:table-cell>
          <table:table-cell table:style-name="ce3" table:formula="of:=CHAR(INDEX([XOR.$B$2:.$Q$17];[.$B6]+1;[.BS$3]+1 )*16+INDEX([XOR.$B$2:.$Q$17];[.$C6]+1;[.BS$4]+1))" office:value-type="string" office:string-value="v">
            <text:p>v</text:p>
          </table:table-cell>
          <table:table-cell table:style-name="ce3" table:formula="of:=CHAR(INDEX([XOR.$B$2:.$Q$17];[.$B6]+1;[.BT$3]+1 )*16+INDEX([XOR.$B$2:.$Q$17];[.$C6]+1;[.BT$4]+1))" office:value-type="string" office:string-value="u">
            <text:p>u</text:p>
          </table:table-cell>
          <table:table-cell table:style-name="ce3" table:formula="of:=CHAR(INDEX([XOR.$B$2:.$Q$17];[.$B6]+1;[.BU$3]+1 )*16+INDEX([XOR.$B$2:.$Q$17];[.$C6]+1;[.BU$4]+1))" office:value-type="string" office:string-value="t">
            <text:p>t</text:p>
          </table:table-cell>
          <table:table-cell table:style-name="ce3" table:formula="of:=CHAR(INDEX([XOR.$B$2:.$Q$17];[.$B6]+1;[.BV$3]+1 )*16+INDEX([XOR.$B$2:.$Q$17];[.$C6]+1;[.BV$4]+1))" office:value-type="string" office:string-value="s">
            <text:p>s</text:p>
          </table:table-cell>
          <table:table-cell table:style-name="ce3" table:formula="of:=CHAR(INDEX([XOR.$B$2:.$Q$17];[.$B6]+1;[.BW$3]+1 )*16+INDEX([XOR.$B$2:.$Q$17];[.$C6]+1;[.BW$4]+1))" office:value-type="string" office:string-value="r">
            <text:p>r</text:p>
          </table:table-cell>
          <table:table-cell table:style-name="ce3" table:formula="of:=CHAR(INDEX([XOR.$B$2:.$Q$17];[.$B6]+1;[.BX$3]+1 )*16+INDEX([XOR.$B$2:.$Q$17];[.$C6]+1;[.BX$4]+1))" office:value-type="string" office:string-value="q">
            <text:p>q</text:p>
          </table:table-cell>
          <table:table-cell table:style-name="ce3" table:formula="of:=CHAR(INDEX([XOR.$B$2:.$Q$17];[.$B6]+1;[.BY$3]+1 )*16+INDEX([XOR.$B$2:.$Q$17];[.$C6]+1;[.BY$4]+1))" office:value-type="string" office:string-value="p">
            <text:p>p</text:p>
          </table:table-cell>
          <table:table-cell table:style-name="ce3" table:formula="of:=CHAR(INDEX([XOR.$B$2:.$Q$17];[.$B6]+1;[.BZ$3]+1 )*16+INDEX([XOR.$B$2:.$Q$17];[.$C6]+1;[.BZ$4]+1))" office:value-type="string" office:string-value="">
            <text:p></text:p>
          </table:table-cell>
          <table:table-cell table:style-name="ce3" table:formula="of:=CHAR(INDEX([XOR.$B$2:.$Q$17];[.$B6]+1;[.CA$3]+1 )*16+INDEX([XOR.$B$2:.$Q$17];[.$C6]+1;[.CA$4]+1))" office:value-type="string" office:string-value="~">
            <text:p>~</text:p>
          </table:table-cell>
          <table:table-cell table:style-name="ce3" table:formula="of:=CHAR(INDEX([XOR.$B$2:.$Q$17];[.$B6]+1;[.CB$3]+1 )*16+INDEX([XOR.$B$2:.$Q$17];[.$C6]+1;[.CB$4]+1))" office:value-type="string" office:string-value="}">
            <text:p>}</text:p>
          </table:table-cell>
          <table:table-cell table:style-name="ce3" table:formula="of:=CHAR(INDEX([XOR.$B$2:.$Q$17];[.$B6]+1;[.CC$3]+1 )*16+INDEX([XOR.$B$2:.$Q$17];[.$C6]+1;[.CC$4]+1))" office:value-type="string" office:string-value="|">
            <text:p>|</text:p>
          </table:table-cell>
          <table:table-cell table:style-name="ce3" table:formula="of:=CHAR(INDEX([XOR.$B$2:.$Q$17];[.$B6]+1;[.CD$3]+1 )*16+INDEX([XOR.$B$2:.$Q$17];[.$C6]+1;[.CD$4]+1))" office:value-type="string" office:string-value="{">
            <text:p>{</text:p>
          </table:table-cell>
          <table:table-cell table:style-name="ce3" table:formula="of:=CHAR(INDEX([XOR.$B$2:.$Q$17];[.$B6]+1;[.CE$3]+1 )*16+INDEX([XOR.$B$2:.$Q$17];[.$C6]+1;[.CE$4]+1))" office:value-type="string" office:string-value="z">
            <text:p>z</text:p>
          </table:table-cell>
          <table:table-cell table:style-name="ce3" table:formula="of:=CHAR(INDEX([XOR.$B$2:.$Q$17];[.$B6]+1;[.CF$3]+1 )*16+INDEX([XOR.$B$2:.$Q$17];[.$C6]+1;[.CF$4]+1))" office:value-type="string" office:string-value="y">
            <text:p>y</text:p>
          </table:table-cell>
          <table:table-cell table:style-name="ce3" table:formula="of:=CHAR(INDEX([XOR.$B$2:.$Q$17];[.$B6]+1;[.CG$3]+1 )*16+INDEX([XOR.$B$2:.$Q$17];[.$C6]+1;[.CG$4]+1))" office:value-type="string" office:string-value="x">
            <text:p>x</text:p>
          </table:table-cell>
          <table:table-cell table:style-name="ce3" table:formula="of:=CHAR(INDEX([XOR.$B$2:.$Q$17];[.$B6]+1;[.CH$3]+1 )*16+INDEX([XOR.$B$2:.$Q$17];[.$C6]+1;[.CH$4]+1))" office:value-type="string" office:string-value="g">
            <text:p>g</text:p>
          </table:table-cell>
          <table:table-cell table:style-name="ce3" table:formula="of:=CHAR(INDEX([XOR.$B$2:.$Q$17];[.$B6]+1;[.CI$3]+1 )*16+INDEX([XOR.$B$2:.$Q$17];[.$C6]+1;[.CI$4]+1))" office:value-type="string" office:string-value="f">
            <text:p>f</text:p>
          </table:table-cell>
          <table:table-cell table:style-name="ce3" table:formula="of:=CHAR(INDEX([XOR.$B$2:.$Q$17];[.$B6]+1;[.CJ$3]+1 )*16+INDEX([XOR.$B$2:.$Q$17];[.$C6]+1;[.CJ$4]+1))" office:value-type="string" office:string-value="e">
            <text:p>e</text:p>
          </table:table-cell>
          <table:table-cell table:style-name="ce3" table:formula="of:=CHAR(INDEX([XOR.$B$2:.$Q$17];[.$B6]+1;[.CK$3]+1 )*16+INDEX([XOR.$B$2:.$Q$17];[.$C6]+1;[.CK$4]+1))" office:value-type="string" office:string-value="d">
            <text:p>d</text:p>
          </table:table-cell>
          <table:table-cell table:style-name="ce3" table:formula="of:=CHAR(INDEX([XOR.$B$2:.$Q$17];[.$B6]+1;[.CL$3]+1 )*16+INDEX([XOR.$B$2:.$Q$17];[.$C6]+1;[.CL$4]+1))" office:value-type="string" office:string-value="c">
            <text:p>c</text:p>
          </table:table-cell>
          <table:table-cell table:style-name="ce3" table:formula="of:=CHAR(INDEX([XOR.$B$2:.$Q$17];[.$B6]+1;[.CM$3]+1 )*16+INDEX([XOR.$B$2:.$Q$17];[.$C6]+1;[.CM$4]+1))" office:value-type="string" office:string-value="b">
            <text:p>b</text:p>
          </table:table-cell>
          <table:table-cell table:style-name="ce3" table:formula="of:=CHAR(INDEX([XOR.$B$2:.$Q$17];[.$B6]+1;[.CN$3]+1 )*16+INDEX([XOR.$B$2:.$Q$17];[.$C6]+1;[.CN$4]+1))" office:value-type="string" office:string-value="a">
            <text:p>a</text:p>
          </table:table-cell>
          <table:table-cell table:style-name="ce3" table:formula="of:=CHAR(INDEX([XOR.$B$2:.$Q$17];[.$B6]+1;[.CO$3]+1 )*16+INDEX([XOR.$B$2:.$Q$17];[.$C6]+1;[.CO$4]+1))" office:value-type="string" office:string-value="`">
            <text:p>`</text:p>
          </table:table-cell>
          <table:table-cell table:style-name="ce8" table:formula="of:=CHAR(INDEX([XOR.$B$2:.$Q$17];[.$B6]+1;[.CP$3]+1 )*16+INDEX([XOR.$B$2:.$Q$17];[.$C6]+1;[.CP$4]+1))" office:value-type="string" office:string-value="o">
            <text:p>o</text:p>
          </table:table-cell>
          <table:table-cell table:style-name="ce3" table:formula="of:=CHAR(INDEX([XOR.$B$2:.$Q$17];[.$B6]+1;[.CQ$3]+1 )*16+INDEX([XOR.$B$2:.$Q$17];[.$C6]+1;[.CQ$4]+1))" office:value-type="string" office:string-value="n">
            <text:p>n</text:p>
          </table:table-cell>
          <table:table-cell table:style-name="ce3" table:formula="of:=CHAR(INDEX([XOR.$B$2:.$Q$17];[.$B6]+1;[.CR$3]+1 )*16+INDEX([XOR.$B$2:.$Q$17];[.$C6]+1;[.CR$4]+1))" office:value-type="string" office:string-value="m">
            <text:p>m</text:p>
          </table:table-cell>
          <table:table-cell table:style-name="ce3" table:formula="of:=CHAR(INDEX([XOR.$B$2:.$Q$17];[.$B6]+1;[.CS$3]+1 )*16+INDEX([XOR.$B$2:.$Q$17];[.$C6]+1;[.CS$4]+1))" office:value-type="string" office:string-value="l">
            <text:p>l</text:p>
          </table:table-cell>
          <table:table-cell table:style-name="ce3" table:formula="of:=CHAR(INDEX([XOR.$B$2:.$Q$17];[.$B6]+1;[.CT$3]+1 )*16+INDEX([XOR.$B$2:.$Q$17];[.$C6]+1;[.CT$4]+1))" office:value-type="string" office:string-value="k">
            <text:p>k</text:p>
          </table:table-cell>
          <table:table-cell table:style-name="ce3" table:formula="of:=CHAR(INDEX([XOR.$B$2:.$Q$17];[.$B6]+1;[.CU$3]+1 )*16+INDEX([XOR.$B$2:.$Q$17];[.$C6]+1;[.CU$4]+1))" office:value-type="string" office:string-value="j">
            <text:p>j</text:p>
          </table:table-cell>
          <table:table-cell table:style-name="ce3" table:formula="of:=CHAR(INDEX([XOR.$B$2:.$Q$17];[.$B6]+1;[.CV$3]+1 )*16+INDEX([XOR.$B$2:.$Q$17];[.$C6]+1;[.CV$4]+1))" office:value-type="string" office:string-value="i">
            <text:p>i</text:p>
          </table:table-cell>
          <table:table-cell table:style-name="ce3" table:formula="of:=CHAR(INDEX([XOR.$B$2:.$Q$17];[.$B6]+1;[.CW$3]+1 )*16+INDEX([XOR.$B$2:.$Q$17];[.$C6]+1;[.CW$4]+1))" office:value-type="string" office:string-value="h">
            <text:p>h</text:p>
          </table:table-cell>
          <table:table-cell table:style-name="ce3" table:formula="of:=CHAR(INDEX([XOR.$B$2:.$Q$17];[.$B6]+1;[.CX$3]+1 )*16+INDEX([XOR.$B$2:.$Q$17];[.$C6]+1;[.CX$4]+1))" office:value-type="string" office:string-value="W">
            <text:p>W</text:p>
          </table:table-cell>
          <table:table-cell table:style-name="ce3" table:formula="of:=CHAR(INDEX([XOR.$B$2:.$Q$17];[.$B6]+1;[.CY$3]+1 )*16+INDEX([XOR.$B$2:.$Q$17];[.$C6]+1;[.CY$4]+1))" office:value-type="string" office:string-value="V">
            <text:p>V</text:p>
          </table:table-cell>
          <table:table-cell table:style-name="ce3" table:formula="of:=CHAR(INDEX([XOR.$B$2:.$Q$17];[.$B6]+1;[.CZ$3]+1 )*16+INDEX([XOR.$B$2:.$Q$17];[.$C6]+1;[.CZ$4]+1))" office:value-type="string" office:string-value="U">
            <text:p>U</text:p>
          </table:table-cell>
          <table:table-cell table:style-name="ce3" table:formula="of:=CHAR(INDEX([XOR.$B$2:.$Q$17];[.$B6]+1;[.DA$3]+1 )*16+INDEX([XOR.$B$2:.$Q$17];[.$C6]+1;[.DA$4]+1))" office:value-type="string" office:string-value="T">
            <text:p>T</text:p>
          </table:table-cell>
          <table:table-cell table:style-name="ce3" table:formula="of:=CHAR(INDEX([XOR.$B$2:.$Q$17];[.$B6]+1;[.DB$3]+1 )*16+INDEX([XOR.$B$2:.$Q$17];[.$C6]+1;[.DB$4]+1))" office:value-type="string" office:string-value="S">
            <text:p>S</text:p>
          </table:table-cell>
          <table:table-cell table:style-name="ce3" table:formula="of:=CHAR(INDEX([XOR.$B$2:.$Q$17];[.$B6]+1;[.DC$3]+1 )*16+INDEX([XOR.$B$2:.$Q$17];[.$C6]+1;[.DC$4]+1))" office:value-type="string" office:string-value="R">
            <text:p>R</text:p>
          </table:table-cell>
          <table:table-cell table:style-name="ce3" table:formula="of:=CHAR(INDEX([XOR.$B$2:.$Q$17];[.$B6]+1;[.DD$3]+1 )*16+INDEX([XOR.$B$2:.$Q$17];[.$C6]+1;[.DD$4]+1))" office:value-type="string" office:string-value="Q">
            <text:p>Q</text:p>
          </table:table-cell>
          <table:table-cell table:style-name="ce3" table:formula="of:=CHAR(INDEX([XOR.$B$2:.$Q$17];[.$B6]+1;[.DE$3]+1 )*16+INDEX([XOR.$B$2:.$Q$17];[.$C6]+1;[.DE$4]+1))" office:value-type="string" office:string-value="P">
            <text:p>P</text:p>
          </table:table-cell>
          <table:table-cell table:style-name="ce3" table:formula="of:=CHAR(INDEX([XOR.$B$2:.$Q$17];[.$B6]+1;[.DF$3]+1 )*16+INDEX([XOR.$B$2:.$Q$17];[.$C6]+1;[.DF$4]+1))" office:value-type="string" office:string-value="_">
            <text:p>_</text:p>
          </table:table-cell>
          <table:table-cell table:style-name="ce3" table:formula="of:=CHAR(INDEX([XOR.$B$2:.$Q$17];[.$B6]+1;[.DG$3]+1 )*16+INDEX([XOR.$B$2:.$Q$17];[.$C6]+1;[.DG$4]+1))" office:value-type="string" office:string-value="^">
            <text:p>^</text:p>
          </table:table-cell>
          <table:table-cell table:style-name="ce3" table:formula="of:=CHAR(INDEX([XOR.$B$2:.$Q$17];[.$B6]+1;[.DH$3]+1 )*16+INDEX([XOR.$B$2:.$Q$17];[.$C6]+1;[.DH$4]+1))" office:value-type="string" office:string-value="]">
            <text:p>]</text:p>
          </table:table-cell>
          <table:table-cell table:style-name="ce3" table:formula="of:=CHAR(INDEX([XOR.$B$2:.$Q$17];[.$B6]+1;[.DI$3]+1 )*16+INDEX([XOR.$B$2:.$Q$17];[.$C6]+1;[.DI$4]+1))" office:value-type="string" office:string-value="\">
            <text:p>\</text:p>
          </table:table-cell>
          <table:table-cell table:style-name="ce3" table:formula="of:=CHAR(INDEX([XOR.$B$2:.$Q$17];[.$B6]+1;[.DJ$3]+1 )*16+INDEX([XOR.$B$2:.$Q$17];[.$C6]+1;[.DJ$4]+1))" office:value-type="string" office:string-value="[">
            <text:p>[</text:p>
          </table:table-cell>
          <table:table-cell table:style-name="ce3" table:formula="of:=CHAR(INDEX([XOR.$B$2:.$Q$17];[.$B6]+1;[.DK$3]+1 )*16+INDEX([XOR.$B$2:.$Q$17];[.$C6]+1;[.DK$4]+1))" office:value-type="string" office:string-value="Z">
            <text:p>Z</text:p>
          </table:table-cell>
          <table:table-cell table:style-name="ce3" table:formula="of:=CHAR(INDEX([XOR.$B$2:.$Q$17];[.$B6]+1;[.DL$3]+1 )*16+INDEX([XOR.$B$2:.$Q$17];[.$C6]+1;[.DL$4]+1))" office:value-type="string" office:string-value="Y">
            <text:p>Y</text:p>
          </table:table-cell>
          <table:table-cell table:style-name="ce3" table:formula="of:=CHAR(INDEX([XOR.$B$2:.$Q$17];[.$B6]+1;[.DM$3]+1 )*16+INDEX([XOR.$B$2:.$Q$17];[.$C6]+1;[.DM$4]+1))" office:value-type="string" office:string-value="X">
            <text:p>X</text:p>
          </table:table-cell>
          <table:table-cell table:style-name="ce3" table:formula="of:=CHAR(INDEX([XOR.$B$2:.$Q$17];[.$B6]+1;[.DN$3]+1 )*16+INDEX([XOR.$B$2:.$Q$17];[.$C6]+1;[.DN$4]+1))" office:value-type="string" office:string-value="G">
            <text:p>G</text:p>
          </table:table-cell>
          <table:table-cell table:style-name="ce3" table:formula="of:=CHAR(INDEX([XOR.$B$2:.$Q$17];[.$B6]+1;[.DO$3]+1 )*16+INDEX([XOR.$B$2:.$Q$17];[.$C6]+1;[.DO$4]+1))" office:value-type="string" office:string-value="F">
            <text:p>F</text:p>
          </table:table-cell>
          <table:table-cell table:style-name="ce3" table:formula="of:=CHAR(INDEX([XOR.$B$2:.$Q$17];[.$B6]+1;[.DP$3]+1 )*16+INDEX([XOR.$B$2:.$Q$17];[.$C6]+1;[.DP$4]+1))" office:value-type="string" office:string-value="E">
            <text:p>E</text:p>
          </table:table-cell>
          <table:table-cell table:style-name="ce3" table:formula="of:=CHAR(INDEX([XOR.$B$2:.$Q$17];[.$B6]+1;[.DQ$3]+1 )*16+INDEX([XOR.$B$2:.$Q$17];[.$C6]+1;[.DQ$4]+1))" office:value-type="string" office:string-value="D">
            <text:p>D</text:p>
          </table:table-cell>
          <table:table-cell table:style-name="ce3" table:formula="of:=CHAR(INDEX([XOR.$B$2:.$Q$17];[.$B6]+1;[.DR$3]+1 )*16+INDEX([XOR.$B$2:.$Q$17];[.$C6]+1;[.DR$4]+1))" office:value-type="string" office:string-value="C">
            <text:p>C</text:p>
          </table:table-cell>
          <table:table-cell table:style-name="ce3" table:formula="of:=CHAR(INDEX([XOR.$B$2:.$Q$17];[.$B6]+1;[.DS$3]+1 )*16+INDEX([XOR.$B$2:.$Q$17];[.$C6]+1;[.DS$4]+1))" office:value-type="string" office:string-value="B">
            <text:p>B</text:p>
          </table:table-cell>
          <table:table-cell table:style-name="ce3" table:formula="of:=CHAR(INDEX([XOR.$B$2:.$Q$17];[.$B6]+1;[.DT$3]+1 )*16+INDEX([XOR.$B$2:.$Q$17];[.$C6]+1;[.DT$4]+1))" office:value-type="string" office:string-value="A">
            <text:p>A</text:p>
          </table:table-cell>
          <table:table-cell table:style-name="ce3" table:formula="of:=CHAR(INDEX([XOR.$B$2:.$Q$17];[.$B6]+1;[.DU$3]+1 )*16+INDEX([XOR.$B$2:.$Q$17];[.$C6]+1;[.DU$4]+1))" office:value-type="string" office:string-value="@">
            <text:p>@</text:p>
          </table:table-cell>
          <table:table-cell table:style-name="ce3" table:formula="of:=CHAR(INDEX([XOR.$B$2:.$Q$17];[.$B6]+1;[.DV$3]+1 )*16+INDEX([XOR.$B$2:.$Q$17];[.$C6]+1;[.DV$4]+1))" office:value-type="string" office:string-value="O">
            <text:p>O</text:p>
          </table:table-cell>
          <table:table-cell table:style-name="ce3" table:formula="of:=CHAR(INDEX([XOR.$B$2:.$Q$17];[.$B6]+1;[.DW$3]+1 )*16+INDEX([XOR.$B$2:.$Q$17];[.$C6]+1;[.DW$4]+1))" office:value-type="string" office:string-value="N">
            <text:p>N</text:p>
          </table:table-cell>
          <table:table-cell table:style-name="ce3" table:formula="of:=CHAR(INDEX([XOR.$B$2:.$Q$17];[.$B6]+1;[.DX$3]+1 )*16+INDEX([XOR.$B$2:.$Q$17];[.$C6]+1;[.DX$4]+1))" office:value-type="string" office:string-value="M">
            <text:p>M</text:p>
          </table:table-cell>
          <table:table-cell table:style-name="ce3" table:formula="of:=CHAR(INDEX([XOR.$B$2:.$Q$17];[.$B6]+1;[.DY$3]+1 )*16+INDEX([XOR.$B$2:.$Q$17];[.$C6]+1;[.DY$4]+1))" office:value-type="string" office:string-value="L">
            <text:p>L</text:p>
          </table:table-cell>
          <table:table-cell table:style-name="ce3" table:formula="of:=CHAR(INDEX([XOR.$B$2:.$Q$17];[.$B6]+1;[.DZ$3]+1 )*16+INDEX([XOR.$B$2:.$Q$17];[.$C6]+1;[.DZ$4]+1))" office:value-type="string" office:string-value="K">
            <text:p>K</text:p>
          </table:table-cell>
          <table:table-cell table:style-name="ce3" table:formula="of:=CHAR(INDEX([XOR.$B$2:.$Q$17];[.$B6]+1;[.EA$3]+1 )*16+INDEX([XOR.$B$2:.$Q$17];[.$C6]+1;[.EA$4]+1))" office:value-type="string" office:string-value="J">
            <text:p>J</text:p>
          </table:table-cell>
          <table:table-cell table:style-name="ce3" table:formula="of:=CHAR(INDEX([XOR.$B$2:.$Q$17];[.$B6]+1;[.EB$3]+1 )*16+INDEX([XOR.$B$2:.$Q$17];[.$C6]+1;[.EB$4]+1))" office:value-type="string" office:string-value="I">
            <text:p>I</text:p>
          </table:table-cell>
          <table:table-cell table:style-name="ce3" table:formula="of:=CHAR(INDEX([XOR.$B$2:.$Q$17];[.$B6]+1;[.EC$3]+1 )*16+INDEX([XOR.$B$2:.$Q$17];[.$C6]+1;[.EC$4]+1))" office:value-type="string" office:string-value="H">
            <text:p>H</text:p>
          </table:table-cell>
          <table:table-cell table:style-name="ce3" table:number-columns-repeated="21"/>
        </table:table-row>
        <table:table-row table:style-name="ro4">
          <table:table-cell table:formula="of:=[.A6]+2" office:value-type="float" office:value="5">
            <text:p>5</text:p>
          </table:table-cell>
          <table:table-cell table:formula="of:=RIGHT(LEFT([.$B$1];[.A7]);1)" office:value-type="string" office:string-value="3">
            <text:p>3</text:p>
          </table:table-cell>
          <table:table-cell table:formula="of:=VLOOKUP(RIGHT(LEFT([.$B$1];[.A7]+1);1);[Sheet1.$A$2:.$C$17];3;0)" office:value-type="float" office:value="7">
            <text:p>7</text:p>
          </table:table-cell>
          <table:table-cell table:formula="of:=[.C7]+[.B7]*16" office:value-type="float" office:value="55">
            <text:p>55</text:p>
          </table:table-cell>
          <table:table-cell table:formula="of:=CHAR([.D7])" office:value-type="string" office:string-value="7">
            <text:p>7</text:p>
          </table:table-cell>
          <table:table-cell table:style-name="ce3" table:formula="of:=CHAR(INDEX([XOR.$B$2:.$Q$17];[.$B7]+1;[.F$3]+1 )*16+INDEX([XOR.$B$2:.$Q$17];[.$C7]+1;[.F$4]+1))" office:value-type="string" office:string-value="7">
            <text:p>7</text:p>
          </table:table-cell>
          <table:table-cell table:style-name="ce3" table:formula="of:=CHAR(INDEX([XOR.$B$2:.$Q$17];[.$B7]+1;[.G$3]+1 )*16+INDEX([XOR.$B$2:.$Q$17];[.$C7]+1;[.G$4]+1))" office:value-type="string" office:string-value="6">
            <text:p>6</text:p>
          </table:table-cell>
          <table:table-cell table:style-name="ce3" table:formula="of:=CHAR(INDEX([XOR.$B$2:.$Q$17];[.$B7]+1;[.H$3]+1 )*16+INDEX([XOR.$B$2:.$Q$17];[.$C7]+1;[.H$4]+1))" office:value-type="string" office:string-value="5">
            <text:p>5</text:p>
          </table:table-cell>
          <table:table-cell table:style-name="ce3" table:formula="of:=CHAR(INDEX([XOR.$B$2:.$Q$17];[.$B7]+1;[.I$3]+1 )*16+INDEX([XOR.$B$2:.$Q$17];[.$C7]+1;[.I$4]+1))" office:value-type="string" office:string-value="4">
            <text:p>4</text:p>
          </table:table-cell>
          <table:table-cell table:style-name="ce3" table:formula="of:=CHAR(INDEX([XOR.$B$2:.$Q$17];[.$B7]+1;[.J$3]+1 )*16+INDEX([XOR.$B$2:.$Q$17];[.$C7]+1;[.J$4]+1))" office:value-type="string" office:string-value="3">
            <text:p>3</text:p>
          </table:table-cell>
          <table:table-cell table:style-name="ce3" table:formula="of:=CHAR(INDEX([XOR.$B$2:.$Q$17];[.$B7]+1;[.K$3]+1 )*16+INDEX([XOR.$B$2:.$Q$17];[.$C7]+1;[.K$4]+1))" office:value-type="string" office:string-value="2">
            <text:p>2</text:p>
          </table:table-cell>
          <table:table-cell table:style-name="ce3" table:formula="of:=CHAR(INDEX([XOR.$B$2:.$Q$17];[.$B7]+1;[.L$3]+1 )*16+INDEX([XOR.$B$2:.$Q$17];[.$C7]+1;[.L$4]+1))" office:value-type="string" office:string-value="1">
            <text:p>1</text:p>
          </table:table-cell>
          <table:table-cell table:style-name="ce3" table:formula="of:=CHAR(INDEX([XOR.$B$2:.$Q$17];[.$B7]+1;[.M$3]+1 )*16+INDEX([XOR.$B$2:.$Q$17];[.$C7]+1;[.M$4]+1))" office:value-type="string" office:string-value="0">
            <text:p>0</text:p>
          </table:table-cell>
          <table:table-cell table:style-name="ce3" table:formula="of:=CHAR(INDEX([XOR.$B$2:.$Q$17];[.$B7]+1;[.N$3]+1 )*16+INDEX([XOR.$B$2:.$Q$17];[.$C7]+1;[.N$4]+1))" office:value-type="string" office:string-value="?">
            <text:p>?</text:p>
          </table:table-cell>
          <table:table-cell table:style-name="ce3" table:formula="of:=CHAR(INDEX([XOR.$B$2:.$Q$17];[.$B7]+1;[.O$3]+1 )*16+INDEX([XOR.$B$2:.$Q$17];[.$C7]+1;[.O$4]+1))" office:value-type="string" office:string-value="&gt;">
            <text:p>&gt;</text:p>
          </table:table-cell>
          <table:table-cell table:style-name="ce3" table:formula="of:=CHAR(INDEX([XOR.$B$2:.$Q$17];[.$B7]+1;[.P$3]+1 )*16+INDEX([XOR.$B$2:.$Q$17];[.$C7]+1;[.P$4]+1))" office:value-type="string" office:string-value="=">
            <text:p>=</text:p>
          </table:table-cell>
          <table:table-cell table:style-name="ce3" table:formula="of:=CHAR(INDEX([XOR.$B$2:.$Q$17];[.$B7]+1;[.Q$3]+1 )*16+INDEX([XOR.$B$2:.$Q$17];[.$C7]+1;[.Q$4]+1))" office:value-type="string" office:string-value="&lt;">
            <text:p>&lt;</text:p>
          </table:table-cell>
          <table:table-cell table:style-name="ce3" table:formula="of:=CHAR(INDEX([XOR.$B$2:.$Q$17];[.$B7]+1;[.R$3]+1 )*16+INDEX([XOR.$B$2:.$Q$17];[.$C7]+1;[.R$4]+1))" office:value-type="string" office:string-value=";">
            <text:p>;</text:p>
          </table:table-cell>
          <table:table-cell table:style-name="ce3" table:formula="of:=CHAR(INDEX([XOR.$B$2:.$Q$17];[.$B7]+1;[.S$3]+1 )*16+INDEX([XOR.$B$2:.$Q$17];[.$C7]+1;[.S$4]+1))" office:value-type="string" office:string-value=":">
            <text:p>:</text:p>
          </table:table-cell>
          <table:table-cell table:style-name="ce3" table:formula="of:=CHAR(INDEX([XOR.$B$2:.$Q$17];[.$B7]+1;[.T$3]+1 )*16+INDEX([XOR.$B$2:.$Q$17];[.$C7]+1;[.T$4]+1))" office:value-type="string" office:string-value="9">
            <text:p>9</text:p>
          </table:table-cell>
          <table:table-cell table:style-name="ce3" table:formula="of:=CHAR(INDEX([XOR.$B$2:.$Q$17];[.$B7]+1;[.U$3]+1 )*16+INDEX([XOR.$B$2:.$Q$17];[.$C7]+1;[.U$4]+1))" office:value-type="string" office:string-value="8">
            <text:p>8</text:p>
          </table:table-cell>
          <table:table-cell table:style-name="ce3" table:formula="of:=CHAR(INDEX([XOR.$B$2:.$Q$17];[.$B7]+1;[.V$3]+1 )*16+INDEX([XOR.$B$2:.$Q$17];[.$C7]+1;[.V$4]+1))" office:value-type="string" office:string-value="'">
            <text:p>'</text:p>
          </table:table-cell>
          <table:table-cell table:style-name="ce3" table:formula="of:=CHAR(INDEX([XOR.$B$2:.$Q$17];[.$B7]+1;[.W$3]+1 )*16+INDEX([XOR.$B$2:.$Q$17];[.$C7]+1;[.W$4]+1))" office:value-type="string" office:string-value="&amp;">
            <text:p>&amp;</text:p>
          </table:table-cell>
          <table:table-cell table:style-name="ce3" table:formula="of:=CHAR(INDEX([XOR.$B$2:.$Q$17];[.$B7]+1;[.X$3]+1 )*16+INDEX([XOR.$B$2:.$Q$17];[.$C7]+1;[.X$4]+1))" office:value-type="string" office:string-value="%">
            <text:p>%</text:p>
          </table:table-cell>
          <table:table-cell table:style-name="ce3" table:formula="of:=CHAR(INDEX([XOR.$B$2:.$Q$17];[.$B7]+1;[.Y$3]+1 )*16+INDEX([XOR.$B$2:.$Q$17];[.$C7]+1;[.Y$4]+1))" office:value-type="string" office:string-value="$">
            <text:p>$</text:p>
          </table:table-cell>
          <table:table-cell table:style-name="ce3" table:formula="of:=CHAR(INDEX([XOR.$B$2:.$Q$17];[.$B7]+1;[.Z$3]+1 )*16+INDEX([XOR.$B$2:.$Q$17];[.$C7]+1;[.Z$4]+1))" office:value-type="string" office:string-value="#">
            <text:p>#</text:p>
          </table:table-cell>
          <table:table-cell table:style-name="ce3" table:formula="of:=CHAR(INDEX([XOR.$B$2:.$Q$17];[.$B7]+1;[.AA$3]+1 )*16+INDEX([XOR.$B$2:.$Q$17];[.$C7]+1;[.AA$4]+1))" office:value-type="string" office:string-value="&quot;">
            <text:p>"</text:p>
          </table:table-cell>
          <table:table-cell table:style-name="ce3" table:formula="of:=CHAR(INDEX([XOR.$B$2:.$Q$17];[.$B7]+1;[.AB$3]+1 )*16+INDEX([XOR.$B$2:.$Q$17];[.$C7]+1;[.AB$4]+1))" office:value-type="string" office:string-value="!">
            <text:p>!</text:p>
          </table:table-cell>
          <table:table-cell table:style-name="ce3" table:formula="of:=CHAR(INDEX([XOR.$B$2:.$Q$17];[.$B7]+1;[.AC$3]+1 )*16+INDEX([XOR.$B$2:.$Q$17];[.$C7]+1;[.AC$4]+1))" office:value-type="string" office:string-value=" ">
            <text:p><text:s/></text:p>
          </table:table-cell>
          <table:table-cell table:style-name="ce3" table:formula="of:=CHAR(INDEX([XOR.$B$2:.$Q$17];[.$B7]+1;[.AD$3]+1 )*16+INDEX([XOR.$B$2:.$Q$17];[.$C7]+1;[.AD$4]+1))" office:value-type="string" office:string-value="/">
            <text:p>/</text:p>
          </table:table-cell>
          <table:table-cell table:style-name="ce3" table:formula="of:=CHAR(INDEX([XOR.$B$2:.$Q$17];[.$B7]+1;[.AE$3]+1 )*16+INDEX([XOR.$B$2:.$Q$17];[.$C7]+1;[.AE$4]+1))" office:value-type="string" office:string-value=".">
            <text:p>.</text:p>
          </table:table-cell>
          <table:table-cell table:style-name="ce3" table:formula="of:=CHAR(INDEX([XOR.$B$2:.$Q$17];[.$B7]+1;[.AF$3]+1 )*16+INDEX([XOR.$B$2:.$Q$17];[.$C7]+1;[.AF$4]+1))" office:value-type="string" office:string-value="-">
            <text:p>-</text:p>
          </table:table-cell>
          <table:table-cell table:style-name="ce3" table:formula="of:=CHAR(INDEX([XOR.$B$2:.$Q$17];[.$B7]+1;[.AG$3]+1 )*16+INDEX([XOR.$B$2:.$Q$17];[.$C7]+1;[.AG$4]+1))" office:value-type="string" office:string-value=",">
            <text:p>,</text:p>
          </table:table-cell>
          <table:table-cell table:style-name="ce3" table:formula="of:=CHAR(INDEX([XOR.$B$2:.$Q$17];[.$B7]+1;[.AH$3]+1 )*16+INDEX([XOR.$B$2:.$Q$17];[.$C7]+1;[.AH$4]+1))" office:value-type="string" office:string-value="+">
            <text:p>+</text:p>
          </table:table-cell>
          <table:table-cell table:style-name="ce3" table:formula="of:=CHAR(INDEX([XOR.$B$2:.$Q$17];[.$B7]+1;[.AI$3]+1 )*16+INDEX([XOR.$B$2:.$Q$17];[.$C7]+1;[.AI$4]+1))" office:value-type="string" office:string-value="*">
            <text:p>*</text:p>
          </table:table-cell>
          <table:table-cell table:style-name="ce3" table:formula="of:=CHAR(INDEX([XOR.$B$2:.$Q$17];[.$B7]+1;[.AJ$3]+1 )*16+INDEX([XOR.$B$2:.$Q$17];[.$C7]+1;[.AJ$4]+1))" office:value-type="string" office:string-value=")">
            <text:p>)</text:p>
          </table:table-cell>
          <table:table-cell table:style-name="ce3" table:formula="of:=CHAR(INDEX([XOR.$B$2:.$Q$17];[.$B7]+1;[.AK$3]+1 )*16+INDEX([XOR.$B$2:.$Q$17];[.$C7]+1;[.AK$4]+1))" office:value-type="string" office:string-value="(">
            <text:p>(</text:p>
          </table:table-cell>
          <table:table-cell table:style-name="ce3" table:formula="of:=CHAR(INDEX([XOR.$B$2:.$Q$17];[.$B7]+1;[.AL$3]+1 )*16+INDEX([XOR.$B$2:.$Q$17];[.$C7]+1;[.AL$4]+1))" office:value-type="string" office:string-value="">
            <text:p/>
          </table:table-cell>
          <table:table-cell table:style-name="ce3" table:formula="of:=CHAR(INDEX([XOR.$B$2:.$Q$17];[.$B7]+1;[.AM$3]+1 )*16+INDEX([XOR.$B$2:.$Q$17];[.$C7]+1;[.AM$4]+1))" office:value-type="string" office:string-value="">
            <text:p/>
          </table:table-cell>
          <table:table-cell table:style-name="ce3" table:formula="of:=CHAR(INDEX([XOR.$B$2:.$Q$17];[.$B7]+1;[.AN$3]+1 )*16+INDEX([XOR.$B$2:.$Q$17];[.$C7]+1;[.AN$4]+1))" office:value-type="string" office:string-value="">
            <text:p/>
          </table:table-cell>
          <table:table-cell table:style-name="ce3" table:formula="of:=CHAR(INDEX([XOR.$B$2:.$Q$17];[.$B7]+1;[.AO$3]+1 )*16+INDEX([XOR.$B$2:.$Q$17];[.$C7]+1;[.AO$4]+1))" office:value-type="string" office:string-value="">
            <text:p/>
          </table:table-cell>
          <table:table-cell table:style-name="ce3" table:formula="of:=CHAR(INDEX([XOR.$B$2:.$Q$17];[.$B7]+1;[.AP$3]+1 )*16+INDEX([XOR.$B$2:.$Q$17];[.$C7]+1;[.AP$4]+1))" office:value-type="string" office:string-value="">
            <text:p/>
          </table:table-cell>
          <table:table-cell table:style-name="ce3" table:formula="of:=CHAR(INDEX([XOR.$B$2:.$Q$17];[.$B7]+1;[.AQ$3]+1 )*16+INDEX([XOR.$B$2:.$Q$17];[.$C7]+1;[.AQ$4]+1))" office:value-type="string" office:string-value="">
            <text:p/>
          </table:table-cell>
          <table:table-cell table:style-name="ce3" table:formula="of:=CHAR(INDEX([XOR.$B$2:.$Q$17];[.$B7]+1;[.AR$3]+1 )*16+INDEX([XOR.$B$2:.$Q$17];[.$C7]+1;[.AR$4]+1))" office:value-type="string" office:string-value="">
            <text:p/>
          </table:table-cell>
          <table:table-cell table:style-name="ce3" table:formula="of:=CHAR(INDEX([XOR.$B$2:.$Q$17];[.$B7]+1;[.AS$3]+1 )*16+INDEX([XOR.$B$2:.$Q$17];[.$C7]+1;[.AS$4]+1))" office:value-type="string" office:string-value="">
            <text:p/>
          </table:table-cell>
          <table:table-cell table:style-name="ce3" table:formula="of:=CHAR(INDEX([XOR.$B$2:.$Q$17];[.$B7]+1;[.AT$3]+1 )*16+INDEX([XOR.$B$2:.$Q$17];[.$C7]+1;[.AT$4]+1))" office:value-type="string" office:string-value="">
            <text:p/>
          </table:table-cell>
          <table:table-cell table:style-name="ce3" table:formula="of:=CHAR(INDEX([XOR.$B$2:.$Q$17];[.$B7]+1;[.AU$3]+1 )*16+INDEX([XOR.$B$2:.$Q$17];[.$C7]+1;[.AU$4]+1))" office:value-type="string" office:string-value="">
            <text:p/>
          </table:table-cell>
          <table:table-cell table:style-name="ce3" table:formula="of:=CHAR(INDEX([XOR.$B$2:.$Q$17];[.$B7]+1;[.AV$3]+1 )*16+INDEX([XOR.$B$2:.$Q$17];[.$C7]+1;[.AV$4]+1))" office:value-type="string" office:string-value="">
            <text:p/>
          </table:table-cell>
          <table:table-cell table:style-name="ce3" table:formula="of:=CHAR(INDEX([XOR.$B$2:.$Q$17];[.$B7]+1;[.AW$3]+1 )*16+INDEX([XOR.$B$2:.$Q$17];[.$C7]+1;[.AW$4]+1))" office:value-type="string" office:string-value="">
            <text:p/>
          </table:table-cell>
          <table:table-cell table:style-name="ce3" table:formula="of:=CHAR(INDEX([XOR.$B$2:.$Q$17];[.$B7]+1;[.AX$3]+1 )*16+INDEX([XOR.$B$2:.$Q$17];[.$C7]+1;[.AX$4]+1))" office:value-type="string" office:string-value="">
            <text:p/>
          </table:table-cell>
          <table:table-cell table:style-name="ce3" table:formula="of:=CHAR(INDEX([XOR.$B$2:.$Q$17];[.$B7]+1;[.AY$3]+1 )*16+INDEX([XOR.$B$2:.$Q$17];[.$C7]+1;[.AY$4]+1))" office:value-type="string" office:string-value="">
            <text:p/>
          </table:table-cell>
          <table:table-cell table:style-name="ce3" table:formula="of:=CHAR(INDEX([XOR.$B$2:.$Q$17];[.$B7]+1;[.AZ$3]+1 )*16+INDEX([XOR.$B$2:.$Q$17];[.$C7]+1;[.AZ$4]+1))" office:value-type="string" office:string-value="">
            <text:p/>
          </table:table-cell>
          <table:table-cell table:style-name="ce3" table:formula="of:=CHAR(INDEX([XOR.$B$2:.$Q$17];[.$B7]+1;[.BA$3]+1 )*16+INDEX([XOR.$B$2:.$Q$17];[.$C7]+1;[.BA$4]+1))" office:value-type="string" office:string-value="">
            <text:p/>
          </table:table-cell>
          <table:table-cell table:style-name="ce3" table:formula="of:=CHAR(INDEX([XOR.$B$2:.$Q$17];[.$B7]+1;[.BB$3]+1 )*16+INDEX([XOR.$B$2:.$Q$17];[.$C7]+1;[.BB$4]+1))" office:value-type="string" office:string-value="">
            <text:p/>
          </table:table-cell>
          <table:table-cell table:style-name="ce3" table:formula="of:=CHAR(INDEX([XOR.$B$2:.$Q$17];[.$B7]+1;[.BC$3]+1 )*16+INDEX([XOR.$B$2:.$Q$17];[.$C7]+1;[.BC$4]+1))" office:value-type="string" office:string-value="">
            <text:p/>
          </table:table-cell>
          <table:table-cell table:style-name="ce3" table:formula="of:=CHAR(INDEX([XOR.$B$2:.$Q$17];[.$B7]+1;[.BD$3]+1 )*16+INDEX([XOR.$B$2:.$Q$17];[.$C7]+1;[.BD$4]+1))" office:value-type="string" office:string-value="">
            <text:p/>
          </table:table-cell>
          <table:table-cell table:style-name="ce3" table:formula="of:=CHAR(INDEX([XOR.$B$2:.$Q$17];[.$B7]+1;[.BE$3]+1 )*16+INDEX([XOR.$B$2:.$Q$17];[.$C7]+1;[.BE$4]+1))" office:value-type="string" office:string-value="">
            <text:p/>
          </table:table-cell>
          <table:table-cell table:style-name="ce3" table:formula="of:=CHAR(INDEX([XOR.$B$2:.$Q$17];[.$B7]+1;[.BF$3]+1 )*16+INDEX([XOR.$B$2:.$Q$17];[.$C7]+1;[.BF$4]+1))" office:value-type="string" office:string-value="">
            <text:p/>
          </table:table-cell>
          <table:table-cell table:style-name="ce3" table:formula="of:=CHAR(INDEX([XOR.$B$2:.$Q$17];[.$B7]+1;[.BG$3]+1 )*16+INDEX([XOR.$B$2:.$Q$17];[.$C7]+1;[.BG$4]+1))" office:value-type="string" office:string-value="">
            <text:p/>
          </table:table-cell>
          <table:table-cell table:style-name="ce3" table:formula="of:=CHAR(INDEX([XOR.$B$2:.$Q$17];[.$B7]+1;[.BH$3]+1 )*16+INDEX([XOR.$B$2:.$Q$17];[.$C7]+1;[.BH$4]+1))" office:value-type="string" office:string-value="">
            <text:p/>
          </table:table-cell>
          <table:table-cell table:style-name="ce3" table:formula="of:=CHAR(INDEX([XOR.$B$2:.$Q$17];[.$B7]+1;[.BI$3]+1 )*16+INDEX([XOR.$B$2:.$Q$17];[.$C7]+1;[.BI$4]+1))" office:value-type="string" office:string-value="">
            <text:p/>
          </table:table-cell>
          <table:table-cell table:style-name="ce3" table:formula="of:=CHAR(INDEX([XOR.$B$2:.$Q$17];[.$B7]+1;[.BJ$3]+1 )*16+INDEX([XOR.$B$2:.$Q$17];[.$C7]+1;[.BJ$4]+1))" office:value-type="string" office:string-value="">
            <text:p/>
          </table:table-cell>
          <table:table-cell table:style-name="ce3" table:formula="of:=CHAR(INDEX([XOR.$B$2:.$Q$17];[.$B7]+1;[.BK$3]+1 )*16+INDEX([XOR.$B$2:.$Q$17];[.$C7]+1;[.BK$4]+1))" office:value-type="string" office:string-value="">
            <text:p/>
          </table:table-cell>
          <table:table-cell table:style-name="ce3" table:formula="of:=CHAR(INDEX([XOR.$B$2:.$Q$17];[.$B7]+1;[.BL$3]+1 )*16+INDEX([XOR.$B$2:.$Q$17];[.$C7]+1;[.BL$4]+1))" office:value-type="string" office:string-value="&#13;">
            <text:p></text:p>
          </table:table-cell>
          <table:table-cell table:style-name="ce3" table:formula="of:=CHAR(INDEX([XOR.$B$2:.$Q$17];[.$B7]+1;[.BM$3]+1 )*16+INDEX([XOR.$B$2:.$Q$17];[.$C7]+1;[.BM$4]+1))" office:value-type="string" office:string-value="">
            <text:p/>
          </table:table-cell>
          <table:table-cell table:style-name="ce3" table:formula="of:=CHAR(INDEX([XOR.$B$2:.$Q$17];[.$B7]+1;[.BN$3]+1 )*16+INDEX([XOR.$B$2:.$Q$17];[.$C7]+1;[.BN$4]+1))" office:value-type="string" office:string-value="">
            <text:p/>
          </table:table-cell>
          <table:table-cell table:style-name="ce3" table:formula="of:=CHAR(INDEX([XOR.$B$2:.$Q$17];[.$B7]+1;[.BO$3]+1 )*16+INDEX([XOR.$B$2:.$Q$17];[.$C7]+1;[.BO$4]+1))" office:value-type="string" office:string-value="&#10;">
            <text:p><text:line-break/></text:p>
          </table:table-cell>
          <table:table-cell table:style-name="ce3" table:formula="of:=CHAR(INDEX([XOR.$B$2:.$Q$17];[.$B7]+1;[.BP$3]+1 )*16+INDEX([XOR.$B$2:.$Q$17];[.$C7]+1;[.BP$4]+1))" office:value-type="string" office:string-value="&#9;">
            <text:p><text:tab/></text:p>
          </table:table-cell>
          <table:table-cell table:style-name="ce3" table:formula="of:=CHAR(INDEX([XOR.$B$2:.$Q$17];[.$B7]+1;[.BQ$3]+1 )*16+INDEX([XOR.$B$2:.$Q$17];[.$C7]+1;[.BQ$4]+1))" office:value-type="string" office:string-value="">
            <text:p/>
          </table:table-cell>
          <table:table-cell table:style-name="ce3" table:formula="of:=CHAR(INDEX([XOR.$B$2:.$Q$17];[.$B7]+1;[.BR$3]+1 )*16+INDEX([XOR.$B$2:.$Q$17];[.$C7]+1;[.BR$4]+1))" office:value-type="string" office:string-value="w">
            <text:p>w</text:p>
          </table:table-cell>
          <table:table-cell table:style-name="ce3" table:formula="of:=CHAR(INDEX([XOR.$B$2:.$Q$17];[.$B7]+1;[.BS$3]+1 )*16+INDEX([XOR.$B$2:.$Q$17];[.$C7]+1;[.BS$4]+1))" office:value-type="string" office:string-value="v">
            <text:p>v</text:p>
          </table:table-cell>
          <table:table-cell table:style-name="ce3" table:formula="of:=CHAR(INDEX([XOR.$B$2:.$Q$17];[.$B7]+1;[.BT$3]+1 )*16+INDEX([XOR.$B$2:.$Q$17];[.$C7]+1;[.BT$4]+1))" office:value-type="string" office:string-value="u">
            <text:p>u</text:p>
          </table:table-cell>
          <table:table-cell table:style-name="ce3" table:formula="of:=CHAR(INDEX([XOR.$B$2:.$Q$17];[.$B7]+1;[.BU$3]+1 )*16+INDEX([XOR.$B$2:.$Q$17];[.$C7]+1;[.BU$4]+1))" office:value-type="string" office:string-value="t">
            <text:p>t</text:p>
          </table:table-cell>
          <table:table-cell table:style-name="ce3" table:formula="of:=CHAR(INDEX([XOR.$B$2:.$Q$17];[.$B7]+1;[.BV$3]+1 )*16+INDEX([XOR.$B$2:.$Q$17];[.$C7]+1;[.BV$4]+1))" office:value-type="string" office:string-value="s">
            <text:p>s</text:p>
          </table:table-cell>
          <table:table-cell table:style-name="ce3" table:formula="of:=CHAR(INDEX([XOR.$B$2:.$Q$17];[.$B7]+1;[.BW$3]+1 )*16+INDEX([XOR.$B$2:.$Q$17];[.$C7]+1;[.BW$4]+1))" office:value-type="string" office:string-value="r">
            <text:p>r</text:p>
          </table:table-cell>
          <table:table-cell table:style-name="ce3" table:formula="of:=CHAR(INDEX([XOR.$B$2:.$Q$17];[.$B7]+1;[.BX$3]+1 )*16+INDEX([XOR.$B$2:.$Q$17];[.$C7]+1;[.BX$4]+1))" office:value-type="string" office:string-value="q">
            <text:p>q</text:p>
          </table:table-cell>
          <table:table-cell table:style-name="ce3" table:formula="of:=CHAR(INDEX([XOR.$B$2:.$Q$17];[.$B7]+1;[.BY$3]+1 )*16+INDEX([XOR.$B$2:.$Q$17];[.$C7]+1;[.BY$4]+1))" office:value-type="string" office:string-value="p">
            <text:p>p</text:p>
          </table:table-cell>
          <table:table-cell table:style-name="ce3" table:formula="of:=CHAR(INDEX([XOR.$B$2:.$Q$17];[.$B7]+1;[.BZ$3]+1 )*16+INDEX([XOR.$B$2:.$Q$17];[.$C7]+1;[.BZ$4]+1))" office:value-type="string" office:string-value="">
            <text:p></text:p>
          </table:table-cell>
          <table:table-cell table:style-name="ce3" table:formula="of:=CHAR(INDEX([XOR.$B$2:.$Q$17];[.$B7]+1;[.CA$3]+1 )*16+INDEX([XOR.$B$2:.$Q$17];[.$C7]+1;[.CA$4]+1))" office:value-type="string" office:string-value="~">
            <text:p>~</text:p>
          </table:table-cell>
          <table:table-cell table:style-name="ce3" table:formula="of:=CHAR(INDEX([XOR.$B$2:.$Q$17];[.$B7]+1;[.CB$3]+1 )*16+INDEX([XOR.$B$2:.$Q$17];[.$C7]+1;[.CB$4]+1))" office:value-type="string" office:string-value="}">
            <text:p>}</text:p>
          </table:table-cell>
          <table:table-cell table:style-name="ce3" table:formula="of:=CHAR(INDEX([XOR.$B$2:.$Q$17];[.$B7]+1;[.CC$3]+1 )*16+INDEX([XOR.$B$2:.$Q$17];[.$C7]+1;[.CC$4]+1))" office:value-type="string" office:string-value="|">
            <text:p>|</text:p>
          </table:table-cell>
          <table:table-cell table:style-name="ce3" table:formula="of:=CHAR(INDEX([XOR.$B$2:.$Q$17];[.$B7]+1;[.CD$3]+1 )*16+INDEX([XOR.$B$2:.$Q$17];[.$C7]+1;[.CD$4]+1))" office:value-type="string" office:string-value="{">
            <text:p>{</text:p>
          </table:table-cell>
          <table:table-cell table:style-name="ce3" table:formula="of:=CHAR(INDEX([XOR.$B$2:.$Q$17];[.$B7]+1;[.CE$3]+1 )*16+INDEX([XOR.$B$2:.$Q$17];[.$C7]+1;[.CE$4]+1))" office:value-type="string" office:string-value="z">
            <text:p>z</text:p>
          </table:table-cell>
          <table:table-cell table:style-name="ce3" table:formula="of:=CHAR(INDEX([XOR.$B$2:.$Q$17];[.$B7]+1;[.CF$3]+1 )*16+INDEX([XOR.$B$2:.$Q$17];[.$C7]+1;[.CF$4]+1))" office:value-type="string" office:string-value="y">
            <text:p>y</text:p>
          </table:table-cell>
          <table:table-cell table:style-name="ce3" table:formula="of:=CHAR(INDEX([XOR.$B$2:.$Q$17];[.$B7]+1;[.CG$3]+1 )*16+INDEX([XOR.$B$2:.$Q$17];[.$C7]+1;[.CG$4]+1))" office:value-type="string" office:string-value="x">
            <text:p>x</text:p>
          </table:table-cell>
          <table:table-cell table:style-name="ce3" table:formula="of:=CHAR(INDEX([XOR.$B$2:.$Q$17];[.$B7]+1;[.CH$3]+1 )*16+INDEX([XOR.$B$2:.$Q$17];[.$C7]+1;[.CH$4]+1))" office:value-type="string" office:string-value="g">
            <text:p>g</text:p>
          </table:table-cell>
          <table:table-cell table:style-name="ce3" table:formula="of:=CHAR(INDEX([XOR.$B$2:.$Q$17];[.$B7]+1;[.CI$3]+1 )*16+INDEX([XOR.$B$2:.$Q$17];[.$C7]+1;[.CI$4]+1))" office:value-type="string" office:string-value="f">
            <text:p>f</text:p>
          </table:table-cell>
          <table:table-cell table:style-name="ce3" table:formula="of:=CHAR(INDEX([XOR.$B$2:.$Q$17];[.$B7]+1;[.CJ$3]+1 )*16+INDEX([XOR.$B$2:.$Q$17];[.$C7]+1;[.CJ$4]+1))" office:value-type="string" office:string-value="e">
            <text:p>e</text:p>
          </table:table-cell>
          <table:table-cell table:style-name="ce3" table:formula="of:=CHAR(INDEX([XOR.$B$2:.$Q$17];[.$B7]+1;[.CK$3]+1 )*16+INDEX([XOR.$B$2:.$Q$17];[.$C7]+1;[.CK$4]+1))" office:value-type="string" office:string-value="d">
            <text:p>d</text:p>
          </table:table-cell>
          <table:table-cell table:style-name="ce3" table:formula="of:=CHAR(INDEX([XOR.$B$2:.$Q$17];[.$B7]+1;[.CL$3]+1 )*16+INDEX([XOR.$B$2:.$Q$17];[.$C7]+1;[.CL$4]+1))" office:value-type="string" office:string-value="c">
            <text:p>c</text:p>
          </table:table-cell>
          <table:table-cell table:style-name="ce3" table:formula="of:=CHAR(INDEX([XOR.$B$2:.$Q$17];[.$B7]+1;[.CM$3]+1 )*16+INDEX([XOR.$B$2:.$Q$17];[.$C7]+1;[.CM$4]+1))" office:value-type="string" office:string-value="b">
            <text:p>b</text:p>
          </table:table-cell>
          <table:table-cell table:style-name="ce3" table:formula="of:=CHAR(INDEX([XOR.$B$2:.$Q$17];[.$B7]+1;[.CN$3]+1 )*16+INDEX([XOR.$B$2:.$Q$17];[.$C7]+1;[.CN$4]+1))" office:value-type="string" office:string-value="a">
            <text:p>a</text:p>
          </table:table-cell>
          <table:table-cell table:style-name="ce3" table:formula="of:=CHAR(INDEX([XOR.$B$2:.$Q$17];[.$B7]+1;[.CO$3]+1 )*16+INDEX([XOR.$B$2:.$Q$17];[.$C7]+1;[.CO$4]+1))" office:value-type="string" office:string-value="`">
            <text:p>`</text:p>
          </table:table-cell>
          <table:table-cell table:style-name="ce8" table:formula="of:=CHAR(INDEX([XOR.$B$2:.$Q$17];[.$B7]+1;[.CP$3]+1 )*16+INDEX([XOR.$B$2:.$Q$17];[.$C7]+1;[.CP$4]+1))" office:value-type="string" office:string-value="o">
            <text:p>o</text:p>
          </table:table-cell>
          <table:table-cell table:style-name="ce3" table:formula="of:=CHAR(INDEX([XOR.$B$2:.$Q$17];[.$B7]+1;[.CQ$3]+1 )*16+INDEX([XOR.$B$2:.$Q$17];[.$C7]+1;[.CQ$4]+1))" office:value-type="string" office:string-value="n">
            <text:p>n</text:p>
          </table:table-cell>
          <table:table-cell table:style-name="ce3" table:formula="of:=CHAR(INDEX([XOR.$B$2:.$Q$17];[.$B7]+1;[.CR$3]+1 )*16+INDEX([XOR.$B$2:.$Q$17];[.$C7]+1;[.CR$4]+1))" office:value-type="string" office:string-value="m">
            <text:p>m</text:p>
          </table:table-cell>
          <table:table-cell table:style-name="ce3" table:formula="of:=CHAR(INDEX([XOR.$B$2:.$Q$17];[.$B7]+1;[.CS$3]+1 )*16+INDEX([XOR.$B$2:.$Q$17];[.$C7]+1;[.CS$4]+1))" office:value-type="string" office:string-value="l">
            <text:p>l</text:p>
          </table:table-cell>
          <table:table-cell table:style-name="ce3" table:formula="of:=CHAR(INDEX([XOR.$B$2:.$Q$17];[.$B7]+1;[.CT$3]+1 )*16+INDEX([XOR.$B$2:.$Q$17];[.$C7]+1;[.CT$4]+1))" office:value-type="string" office:string-value="k">
            <text:p>k</text:p>
          </table:table-cell>
          <table:table-cell table:style-name="ce3" table:formula="of:=CHAR(INDEX([XOR.$B$2:.$Q$17];[.$B7]+1;[.CU$3]+1 )*16+INDEX([XOR.$B$2:.$Q$17];[.$C7]+1;[.CU$4]+1))" office:value-type="string" office:string-value="j">
            <text:p>j</text:p>
          </table:table-cell>
          <table:table-cell table:style-name="ce3" table:formula="of:=CHAR(INDEX([XOR.$B$2:.$Q$17];[.$B7]+1;[.CV$3]+1 )*16+INDEX([XOR.$B$2:.$Q$17];[.$C7]+1;[.CV$4]+1))" office:value-type="string" office:string-value="i">
            <text:p>i</text:p>
          </table:table-cell>
          <table:table-cell table:style-name="ce3" table:formula="of:=CHAR(INDEX([XOR.$B$2:.$Q$17];[.$B7]+1;[.CW$3]+1 )*16+INDEX([XOR.$B$2:.$Q$17];[.$C7]+1;[.CW$4]+1))" office:value-type="string" office:string-value="h">
            <text:p>h</text:p>
          </table:table-cell>
          <table:table-cell table:style-name="ce3" table:formula="of:=CHAR(INDEX([XOR.$B$2:.$Q$17];[.$B7]+1;[.CX$3]+1 )*16+INDEX([XOR.$B$2:.$Q$17];[.$C7]+1;[.CX$4]+1))" office:value-type="string" office:string-value="W">
            <text:p>W</text:p>
          </table:table-cell>
          <table:table-cell table:style-name="ce3" table:formula="of:=CHAR(INDEX([XOR.$B$2:.$Q$17];[.$B7]+1;[.CY$3]+1 )*16+INDEX([XOR.$B$2:.$Q$17];[.$C7]+1;[.CY$4]+1))" office:value-type="string" office:string-value="V">
            <text:p>V</text:p>
          </table:table-cell>
          <table:table-cell table:style-name="ce3" table:formula="of:=CHAR(INDEX([XOR.$B$2:.$Q$17];[.$B7]+1;[.CZ$3]+1 )*16+INDEX([XOR.$B$2:.$Q$17];[.$C7]+1;[.CZ$4]+1))" office:value-type="string" office:string-value="U">
            <text:p>U</text:p>
          </table:table-cell>
          <table:table-cell table:style-name="ce3" table:formula="of:=CHAR(INDEX([XOR.$B$2:.$Q$17];[.$B7]+1;[.DA$3]+1 )*16+INDEX([XOR.$B$2:.$Q$17];[.$C7]+1;[.DA$4]+1))" office:value-type="string" office:string-value="T">
            <text:p>T</text:p>
          </table:table-cell>
          <table:table-cell table:style-name="ce3" table:formula="of:=CHAR(INDEX([XOR.$B$2:.$Q$17];[.$B7]+1;[.DB$3]+1 )*16+INDEX([XOR.$B$2:.$Q$17];[.$C7]+1;[.DB$4]+1))" office:value-type="string" office:string-value="S">
            <text:p>S</text:p>
          </table:table-cell>
          <table:table-cell table:style-name="ce3" table:formula="of:=CHAR(INDEX([XOR.$B$2:.$Q$17];[.$B7]+1;[.DC$3]+1 )*16+INDEX([XOR.$B$2:.$Q$17];[.$C7]+1;[.DC$4]+1))" office:value-type="string" office:string-value="R">
            <text:p>R</text:p>
          </table:table-cell>
          <table:table-cell table:style-name="ce3" table:formula="of:=CHAR(INDEX([XOR.$B$2:.$Q$17];[.$B7]+1;[.DD$3]+1 )*16+INDEX([XOR.$B$2:.$Q$17];[.$C7]+1;[.DD$4]+1))" office:value-type="string" office:string-value="Q">
            <text:p>Q</text:p>
          </table:table-cell>
          <table:table-cell table:style-name="ce3" table:formula="of:=CHAR(INDEX([XOR.$B$2:.$Q$17];[.$B7]+1;[.DE$3]+1 )*16+INDEX([XOR.$B$2:.$Q$17];[.$C7]+1;[.DE$4]+1))" office:value-type="string" office:string-value="P">
            <text:p>P</text:p>
          </table:table-cell>
          <table:table-cell table:style-name="ce3" table:formula="of:=CHAR(INDEX([XOR.$B$2:.$Q$17];[.$B7]+1;[.DF$3]+1 )*16+INDEX([XOR.$B$2:.$Q$17];[.$C7]+1;[.DF$4]+1))" office:value-type="string" office:string-value="_">
            <text:p>_</text:p>
          </table:table-cell>
          <table:table-cell table:style-name="ce3" table:formula="of:=CHAR(INDEX([XOR.$B$2:.$Q$17];[.$B7]+1;[.DG$3]+1 )*16+INDEX([XOR.$B$2:.$Q$17];[.$C7]+1;[.DG$4]+1))" office:value-type="string" office:string-value="^">
            <text:p>^</text:p>
          </table:table-cell>
          <table:table-cell table:style-name="ce3" table:formula="of:=CHAR(INDEX([XOR.$B$2:.$Q$17];[.$B7]+1;[.DH$3]+1 )*16+INDEX([XOR.$B$2:.$Q$17];[.$C7]+1;[.DH$4]+1))" office:value-type="string" office:string-value="]">
            <text:p>]</text:p>
          </table:table-cell>
          <table:table-cell table:style-name="ce3" table:formula="of:=CHAR(INDEX([XOR.$B$2:.$Q$17];[.$B7]+1;[.DI$3]+1 )*16+INDEX([XOR.$B$2:.$Q$17];[.$C7]+1;[.DI$4]+1))" office:value-type="string" office:string-value="\">
            <text:p>\</text:p>
          </table:table-cell>
          <table:table-cell table:style-name="ce3" table:formula="of:=CHAR(INDEX([XOR.$B$2:.$Q$17];[.$B7]+1;[.DJ$3]+1 )*16+INDEX([XOR.$B$2:.$Q$17];[.$C7]+1;[.DJ$4]+1))" office:value-type="string" office:string-value="[">
            <text:p>[</text:p>
          </table:table-cell>
          <table:table-cell table:style-name="ce3" table:formula="of:=CHAR(INDEX([XOR.$B$2:.$Q$17];[.$B7]+1;[.DK$3]+1 )*16+INDEX([XOR.$B$2:.$Q$17];[.$C7]+1;[.DK$4]+1))" office:value-type="string" office:string-value="Z">
            <text:p>Z</text:p>
          </table:table-cell>
          <table:table-cell table:style-name="ce3" table:formula="of:=CHAR(INDEX([XOR.$B$2:.$Q$17];[.$B7]+1;[.DL$3]+1 )*16+INDEX([XOR.$B$2:.$Q$17];[.$C7]+1;[.DL$4]+1))" office:value-type="string" office:string-value="Y">
            <text:p>Y</text:p>
          </table:table-cell>
          <table:table-cell table:style-name="ce3" table:formula="of:=CHAR(INDEX([XOR.$B$2:.$Q$17];[.$B7]+1;[.DM$3]+1 )*16+INDEX([XOR.$B$2:.$Q$17];[.$C7]+1;[.DM$4]+1))" office:value-type="string" office:string-value="X">
            <text:p>X</text:p>
          </table:table-cell>
          <table:table-cell table:style-name="ce3" table:formula="of:=CHAR(INDEX([XOR.$B$2:.$Q$17];[.$B7]+1;[.DN$3]+1 )*16+INDEX([XOR.$B$2:.$Q$17];[.$C7]+1;[.DN$4]+1))" office:value-type="string" office:string-value="G">
            <text:p>G</text:p>
          </table:table-cell>
          <table:table-cell table:style-name="ce3" table:formula="of:=CHAR(INDEX([XOR.$B$2:.$Q$17];[.$B7]+1;[.DO$3]+1 )*16+INDEX([XOR.$B$2:.$Q$17];[.$C7]+1;[.DO$4]+1))" office:value-type="string" office:string-value="F">
            <text:p>F</text:p>
          </table:table-cell>
          <table:table-cell table:style-name="ce3" table:formula="of:=CHAR(INDEX([XOR.$B$2:.$Q$17];[.$B7]+1;[.DP$3]+1 )*16+INDEX([XOR.$B$2:.$Q$17];[.$C7]+1;[.DP$4]+1))" office:value-type="string" office:string-value="E">
            <text:p>E</text:p>
          </table:table-cell>
          <table:table-cell table:style-name="ce3" table:formula="of:=CHAR(INDEX([XOR.$B$2:.$Q$17];[.$B7]+1;[.DQ$3]+1 )*16+INDEX([XOR.$B$2:.$Q$17];[.$C7]+1;[.DQ$4]+1))" office:value-type="string" office:string-value="D">
            <text:p>D</text:p>
          </table:table-cell>
          <table:table-cell table:style-name="ce3" table:formula="of:=CHAR(INDEX([XOR.$B$2:.$Q$17];[.$B7]+1;[.DR$3]+1 )*16+INDEX([XOR.$B$2:.$Q$17];[.$C7]+1;[.DR$4]+1))" office:value-type="string" office:string-value="C">
            <text:p>C</text:p>
          </table:table-cell>
          <table:table-cell table:style-name="ce3" table:formula="of:=CHAR(INDEX([XOR.$B$2:.$Q$17];[.$B7]+1;[.DS$3]+1 )*16+INDEX([XOR.$B$2:.$Q$17];[.$C7]+1;[.DS$4]+1))" office:value-type="string" office:string-value="B">
            <text:p>B</text:p>
          </table:table-cell>
          <table:table-cell table:style-name="ce3" table:formula="of:=CHAR(INDEX([XOR.$B$2:.$Q$17];[.$B7]+1;[.DT$3]+1 )*16+INDEX([XOR.$B$2:.$Q$17];[.$C7]+1;[.DT$4]+1))" office:value-type="string" office:string-value="A">
            <text:p>A</text:p>
          </table:table-cell>
          <table:table-cell table:style-name="ce3" table:formula="of:=CHAR(INDEX([XOR.$B$2:.$Q$17];[.$B7]+1;[.DU$3]+1 )*16+INDEX([XOR.$B$2:.$Q$17];[.$C7]+1;[.DU$4]+1))" office:value-type="string" office:string-value="@">
            <text:p>@</text:p>
          </table:table-cell>
          <table:table-cell table:style-name="ce3" table:formula="of:=CHAR(INDEX([XOR.$B$2:.$Q$17];[.$B7]+1;[.DV$3]+1 )*16+INDEX([XOR.$B$2:.$Q$17];[.$C7]+1;[.DV$4]+1))" office:value-type="string" office:string-value="O">
            <text:p>O</text:p>
          </table:table-cell>
          <table:table-cell table:style-name="ce3" table:formula="of:=CHAR(INDEX([XOR.$B$2:.$Q$17];[.$B7]+1;[.DW$3]+1 )*16+INDEX([XOR.$B$2:.$Q$17];[.$C7]+1;[.DW$4]+1))" office:value-type="string" office:string-value="N">
            <text:p>N</text:p>
          </table:table-cell>
          <table:table-cell table:style-name="ce3" table:formula="of:=CHAR(INDEX([XOR.$B$2:.$Q$17];[.$B7]+1;[.DX$3]+1 )*16+INDEX([XOR.$B$2:.$Q$17];[.$C7]+1;[.DX$4]+1))" office:value-type="string" office:string-value="M">
            <text:p>M</text:p>
          </table:table-cell>
          <table:table-cell table:style-name="ce3" table:formula="of:=CHAR(INDEX([XOR.$B$2:.$Q$17];[.$B7]+1;[.DY$3]+1 )*16+INDEX([XOR.$B$2:.$Q$17];[.$C7]+1;[.DY$4]+1))" office:value-type="string" office:string-value="L">
            <text:p>L</text:p>
          </table:table-cell>
          <table:table-cell table:style-name="ce3" table:formula="of:=CHAR(INDEX([XOR.$B$2:.$Q$17];[.$B7]+1;[.DZ$3]+1 )*16+INDEX([XOR.$B$2:.$Q$17];[.$C7]+1;[.DZ$4]+1))" office:value-type="string" office:string-value="K">
            <text:p>K</text:p>
          </table:table-cell>
          <table:table-cell table:style-name="ce3" table:formula="of:=CHAR(INDEX([XOR.$B$2:.$Q$17];[.$B7]+1;[.EA$3]+1 )*16+INDEX([XOR.$B$2:.$Q$17];[.$C7]+1;[.EA$4]+1))" office:value-type="string" office:string-value="J">
            <text:p>J</text:p>
          </table:table-cell>
          <table:table-cell table:style-name="ce3" table:formula="of:=CHAR(INDEX([XOR.$B$2:.$Q$17];[.$B7]+1;[.EB$3]+1 )*16+INDEX([XOR.$B$2:.$Q$17];[.$C7]+1;[.EB$4]+1))" office:value-type="string" office:string-value="I">
            <text:p>I</text:p>
          </table:table-cell>
          <table:table-cell table:style-name="ce3" table:formula="of:=CHAR(INDEX([XOR.$B$2:.$Q$17];[.$B7]+1;[.EC$3]+1 )*16+INDEX([XOR.$B$2:.$Q$17];[.$C7]+1;[.EC$4]+1))" office:value-type="string" office:string-value="H">
            <text:p>H</text:p>
          </table:table-cell>
          <table:table-cell table:style-name="ce3" table:number-columns-repeated="21"/>
        </table:table-row>
        <table:table-row table:style-name="ro4">
          <table:table-cell table:formula="of:=[.A7]+2" office:value-type="float" office:value="7">
            <text:p>7</text:p>
          </table:table-cell>
          <table:table-cell table:formula="of:=RIGHT(LEFT([.$B$1];[.A8]);1)" office:value-type="string" office:string-value="3">
            <text:p>3</text:p>
          </table:table-cell>
          <table:table-cell table:formula="of:=VLOOKUP(RIGHT(LEFT([.$B$1];[.A8]+1);1);[Sheet1.$A$2:.$C$17];3;0)" office:value-type="float" office:value="3">
            <text:p>3</text:p>
          </table:table-cell>
          <table:table-cell table:formula="of:=[.C8]+[.B8]*16" office:value-type="float" office:value="51">
            <text:p>51</text:p>
          </table:table-cell>
          <table:table-cell table:formula="of:=CHAR([.D8])" office:value-type="string" office:string-value="3">
            <text:p>3</text:p>
          </table:table-cell>
          <table:table-cell table:style-name="ce3" table:formula="of:=CHAR(INDEX([XOR.$B$2:.$Q$17];[.$B8]+1;[.F$3]+1 )*16+INDEX([XOR.$B$2:.$Q$17];[.$C8]+1;[.F$4]+1))" office:value-type="string" office:string-value="3">
            <text:p>3</text:p>
          </table:table-cell>
          <table:table-cell table:style-name="ce3" table:formula="of:=CHAR(INDEX([XOR.$B$2:.$Q$17];[.$B8]+1;[.G$3]+1 )*16+INDEX([XOR.$B$2:.$Q$17];[.$C8]+1;[.G$4]+1))" office:value-type="string" office:string-value="2">
            <text:p>2</text:p>
          </table:table-cell>
          <table:table-cell table:style-name="ce3" table:formula="of:=CHAR(INDEX([XOR.$B$2:.$Q$17];[.$B8]+1;[.H$3]+1 )*16+INDEX([XOR.$B$2:.$Q$17];[.$C8]+1;[.H$4]+1))" office:value-type="string" office:string-value="1">
            <text:p>1</text:p>
          </table:table-cell>
          <table:table-cell table:style-name="ce3" table:formula="of:=CHAR(INDEX([XOR.$B$2:.$Q$17];[.$B8]+1;[.I$3]+1 )*16+INDEX([XOR.$B$2:.$Q$17];[.$C8]+1;[.I$4]+1))" office:value-type="string" office:string-value="0">
            <text:p>0</text:p>
          </table:table-cell>
          <table:table-cell table:style-name="ce3" table:formula="of:=CHAR(INDEX([XOR.$B$2:.$Q$17];[.$B8]+1;[.J$3]+1 )*16+INDEX([XOR.$B$2:.$Q$17];[.$C8]+1;[.J$4]+1))" office:value-type="string" office:string-value="7">
            <text:p>7</text:p>
          </table:table-cell>
          <table:table-cell table:style-name="ce3" table:formula="of:=CHAR(INDEX([XOR.$B$2:.$Q$17];[.$B8]+1;[.K$3]+1 )*16+INDEX([XOR.$B$2:.$Q$17];[.$C8]+1;[.K$4]+1))" office:value-type="string" office:string-value="6">
            <text:p>6</text:p>
          </table:table-cell>
          <table:table-cell table:style-name="ce3" table:formula="of:=CHAR(INDEX([XOR.$B$2:.$Q$17];[.$B8]+1;[.L$3]+1 )*16+INDEX([XOR.$B$2:.$Q$17];[.$C8]+1;[.L$4]+1))" office:value-type="string" office:string-value="5">
            <text:p>5</text:p>
          </table:table-cell>
          <table:table-cell table:style-name="ce3" table:formula="of:=CHAR(INDEX([XOR.$B$2:.$Q$17];[.$B8]+1;[.M$3]+1 )*16+INDEX([XOR.$B$2:.$Q$17];[.$C8]+1;[.M$4]+1))" office:value-type="string" office:string-value="4">
            <text:p>4</text:p>
          </table:table-cell>
          <table:table-cell table:style-name="ce3" table:formula="of:=CHAR(INDEX([XOR.$B$2:.$Q$17];[.$B8]+1;[.N$3]+1 )*16+INDEX([XOR.$B$2:.$Q$17];[.$C8]+1;[.N$4]+1))" office:value-type="string" office:string-value=";">
            <text:p>;</text:p>
          </table:table-cell>
          <table:table-cell table:style-name="ce3" table:formula="of:=CHAR(INDEX([XOR.$B$2:.$Q$17];[.$B8]+1;[.O$3]+1 )*16+INDEX([XOR.$B$2:.$Q$17];[.$C8]+1;[.O$4]+1))" office:value-type="string" office:string-value=":">
            <text:p>:</text:p>
          </table:table-cell>
          <table:table-cell table:style-name="ce3" table:formula="of:=CHAR(INDEX([XOR.$B$2:.$Q$17];[.$B8]+1;[.P$3]+1 )*16+INDEX([XOR.$B$2:.$Q$17];[.$C8]+1;[.P$4]+1))" office:value-type="string" office:string-value="9">
            <text:p>9</text:p>
          </table:table-cell>
          <table:table-cell table:style-name="ce3" table:formula="of:=CHAR(INDEX([XOR.$B$2:.$Q$17];[.$B8]+1;[.Q$3]+1 )*16+INDEX([XOR.$B$2:.$Q$17];[.$C8]+1;[.Q$4]+1))" office:value-type="string" office:string-value="8">
            <text:p>8</text:p>
          </table:table-cell>
          <table:table-cell table:style-name="ce3" table:formula="of:=CHAR(INDEX([XOR.$B$2:.$Q$17];[.$B8]+1;[.R$3]+1 )*16+INDEX([XOR.$B$2:.$Q$17];[.$C8]+1;[.R$4]+1))" office:value-type="string" office:string-value="?">
            <text:p>?</text:p>
          </table:table-cell>
          <table:table-cell table:style-name="ce3" table:formula="of:=CHAR(INDEX([XOR.$B$2:.$Q$17];[.$B8]+1;[.S$3]+1 )*16+INDEX([XOR.$B$2:.$Q$17];[.$C8]+1;[.S$4]+1))" office:value-type="string" office:string-value="&gt;">
            <text:p>&gt;</text:p>
          </table:table-cell>
          <table:table-cell table:style-name="ce3" table:formula="of:=CHAR(INDEX([XOR.$B$2:.$Q$17];[.$B8]+1;[.T$3]+1 )*16+INDEX([XOR.$B$2:.$Q$17];[.$C8]+1;[.T$4]+1))" office:value-type="string" office:string-value="=">
            <text:p>=</text:p>
          </table:table-cell>
          <table:table-cell table:style-name="ce3" table:formula="of:=CHAR(INDEX([XOR.$B$2:.$Q$17];[.$B8]+1;[.U$3]+1 )*16+INDEX([XOR.$B$2:.$Q$17];[.$C8]+1;[.U$4]+1))" office:value-type="string" office:string-value="&lt;">
            <text:p>&lt;</text:p>
          </table:table-cell>
          <table:table-cell table:style-name="ce3" table:formula="of:=CHAR(INDEX([XOR.$B$2:.$Q$17];[.$B8]+1;[.V$3]+1 )*16+INDEX([XOR.$B$2:.$Q$17];[.$C8]+1;[.V$4]+1))" office:value-type="string" office:string-value="#">
            <text:p>#</text:p>
          </table:table-cell>
          <table:table-cell table:style-name="ce3" table:formula="of:=CHAR(INDEX([XOR.$B$2:.$Q$17];[.$B8]+1;[.W$3]+1 )*16+INDEX([XOR.$B$2:.$Q$17];[.$C8]+1;[.W$4]+1))" office:value-type="string" office:string-value="&quot;">
            <text:p>"</text:p>
          </table:table-cell>
          <table:table-cell table:style-name="ce3" table:formula="of:=CHAR(INDEX([XOR.$B$2:.$Q$17];[.$B8]+1;[.X$3]+1 )*16+INDEX([XOR.$B$2:.$Q$17];[.$C8]+1;[.X$4]+1))" office:value-type="string" office:string-value="!">
            <text:p>!</text:p>
          </table:table-cell>
          <table:table-cell table:style-name="ce3" table:formula="of:=CHAR(INDEX([XOR.$B$2:.$Q$17];[.$B8]+1;[.Y$3]+1 )*16+INDEX([XOR.$B$2:.$Q$17];[.$C8]+1;[.Y$4]+1))" office:value-type="string" office:string-value=" ">
            <text:p><text:s/></text:p>
          </table:table-cell>
          <table:table-cell table:style-name="ce3" table:formula="of:=CHAR(INDEX([XOR.$B$2:.$Q$17];[.$B8]+1;[.Z$3]+1 )*16+INDEX([XOR.$B$2:.$Q$17];[.$C8]+1;[.Z$4]+1))" office:value-type="string" office:string-value="'">
            <text:p>'</text:p>
          </table:table-cell>
          <table:table-cell table:style-name="ce3" table:formula="of:=CHAR(INDEX([XOR.$B$2:.$Q$17];[.$B8]+1;[.AA$3]+1 )*16+INDEX([XOR.$B$2:.$Q$17];[.$C8]+1;[.AA$4]+1))" office:value-type="string" office:string-value="&amp;">
            <text:p>&amp;</text:p>
          </table:table-cell>
          <table:table-cell table:style-name="ce3" table:formula="of:=CHAR(INDEX([XOR.$B$2:.$Q$17];[.$B8]+1;[.AB$3]+1 )*16+INDEX([XOR.$B$2:.$Q$17];[.$C8]+1;[.AB$4]+1))" office:value-type="string" office:string-value="%">
            <text:p>%</text:p>
          </table:table-cell>
          <table:table-cell table:style-name="ce3" table:formula="of:=CHAR(INDEX([XOR.$B$2:.$Q$17];[.$B8]+1;[.AC$3]+1 )*16+INDEX([XOR.$B$2:.$Q$17];[.$C8]+1;[.AC$4]+1))" office:value-type="string" office:string-value="$">
            <text:p>$</text:p>
          </table:table-cell>
          <table:table-cell table:style-name="ce3" table:formula="of:=CHAR(INDEX([XOR.$B$2:.$Q$17];[.$B8]+1;[.AD$3]+1 )*16+INDEX([XOR.$B$2:.$Q$17];[.$C8]+1;[.AD$4]+1))" office:value-type="string" office:string-value="+">
            <text:p>+</text:p>
          </table:table-cell>
          <table:table-cell table:style-name="ce3" table:formula="of:=CHAR(INDEX([XOR.$B$2:.$Q$17];[.$B8]+1;[.AE$3]+1 )*16+INDEX([XOR.$B$2:.$Q$17];[.$C8]+1;[.AE$4]+1))" office:value-type="string" office:string-value="*">
            <text:p>*</text:p>
          </table:table-cell>
          <table:table-cell table:style-name="ce3" table:formula="of:=CHAR(INDEX([XOR.$B$2:.$Q$17];[.$B8]+1;[.AF$3]+1 )*16+INDEX([XOR.$B$2:.$Q$17];[.$C8]+1;[.AF$4]+1))" office:value-type="string" office:string-value=")">
            <text:p>)</text:p>
          </table:table-cell>
          <table:table-cell table:style-name="ce3" table:formula="of:=CHAR(INDEX([XOR.$B$2:.$Q$17];[.$B8]+1;[.AG$3]+1 )*16+INDEX([XOR.$B$2:.$Q$17];[.$C8]+1;[.AG$4]+1))" office:value-type="string" office:string-value="(">
            <text:p>(</text:p>
          </table:table-cell>
          <table:table-cell table:style-name="ce3" table:formula="of:=CHAR(INDEX([XOR.$B$2:.$Q$17];[.$B8]+1;[.AH$3]+1 )*16+INDEX([XOR.$B$2:.$Q$17];[.$C8]+1;[.AH$4]+1))" office:value-type="string" office:string-value="/">
            <text:p>/</text:p>
          </table:table-cell>
          <table:table-cell table:style-name="ce3" table:formula="of:=CHAR(INDEX([XOR.$B$2:.$Q$17];[.$B8]+1;[.AI$3]+1 )*16+INDEX([XOR.$B$2:.$Q$17];[.$C8]+1;[.AI$4]+1))" office:value-type="string" office:string-value=".">
            <text:p>.</text:p>
          </table:table-cell>
          <table:table-cell table:style-name="ce3" table:formula="of:=CHAR(INDEX([XOR.$B$2:.$Q$17];[.$B8]+1;[.AJ$3]+1 )*16+INDEX([XOR.$B$2:.$Q$17];[.$C8]+1;[.AJ$4]+1))" office:value-type="string" office:string-value="-">
            <text:p>-</text:p>
          </table:table-cell>
          <table:table-cell table:style-name="ce3" table:formula="of:=CHAR(INDEX([XOR.$B$2:.$Q$17];[.$B8]+1;[.AK$3]+1 )*16+INDEX([XOR.$B$2:.$Q$17];[.$C8]+1;[.AK$4]+1))" office:value-type="string" office:string-value=",">
            <text:p>,</text:p>
          </table:table-cell>
          <table:table-cell table:style-name="ce3" table:formula="of:=CHAR(INDEX([XOR.$B$2:.$Q$17];[.$B8]+1;[.AL$3]+1 )*16+INDEX([XOR.$B$2:.$Q$17];[.$C8]+1;[.AL$4]+1))" office:value-type="string" office:string-value="">
            <text:p/>
          </table:table-cell>
          <table:table-cell table:style-name="ce3" table:formula="of:=CHAR(INDEX([XOR.$B$2:.$Q$17];[.$B8]+1;[.AM$3]+1 )*16+INDEX([XOR.$B$2:.$Q$17];[.$C8]+1;[.AM$4]+1))" office:value-type="string" office:string-value="">
            <text:p/>
          </table:table-cell>
          <table:table-cell table:style-name="ce3" table:formula="of:=CHAR(INDEX([XOR.$B$2:.$Q$17];[.$B8]+1;[.AN$3]+1 )*16+INDEX([XOR.$B$2:.$Q$17];[.$C8]+1;[.AN$4]+1))" office:value-type="string" office:string-value="">
            <text:p/>
          </table:table-cell>
          <table:table-cell table:style-name="ce3" table:formula="of:=CHAR(INDEX([XOR.$B$2:.$Q$17];[.$B8]+1;[.AO$3]+1 )*16+INDEX([XOR.$B$2:.$Q$17];[.$C8]+1;[.AO$4]+1))" office:value-type="string" office:string-value="">
            <text:p/>
          </table:table-cell>
          <table:table-cell table:style-name="ce3" table:formula="of:=CHAR(INDEX([XOR.$B$2:.$Q$17];[.$B8]+1;[.AP$3]+1 )*16+INDEX([XOR.$B$2:.$Q$17];[.$C8]+1;[.AP$4]+1))" office:value-type="string" office:string-value="">
            <text:p/>
          </table:table-cell>
          <table:table-cell table:style-name="ce3" table:formula="of:=CHAR(INDEX([XOR.$B$2:.$Q$17];[.$B8]+1;[.AQ$3]+1 )*16+INDEX([XOR.$B$2:.$Q$17];[.$C8]+1;[.AQ$4]+1))" office:value-type="string" office:string-value="">
            <text:p/>
          </table:table-cell>
          <table:table-cell table:style-name="ce3" table:formula="of:=CHAR(INDEX([XOR.$B$2:.$Q$17];[.$B8]+1;[.AR$3]+1 )*16+INDEX([XOR.$B$2:.$Q$17];[.$C8]+1;[.AR$4]+1))" office:value-type="string" office:string-value="">
            <text:p/>
          </table:table-cell>
          <table:table-cell table:style-name="ce3" table:formula="of:=CHAR(INDEX([XOR.$B$2:.$Q$17];[.$B8]+1;[.AS$3]+1 )*16+INDEX([XOR.$B$2:.$Q$17];[.$C8]+1;[.AS$4]+1))" office:value-type="string" office:string-value="">
            <text:p/>
          </table:table-cell>
          <table:table-cell table:style-name="ce3" table:formula="of:=CHAR(INDEX([XOR.$B$2:.$Q$17];[.$B8]+1;[.AT$3]+1 )*16+INDEX([XOR.$B$2:.$Q$17];[.$C8]+1;[.AT$4]+1))" office:value-type="string" office:string-value="">
            <text:p/>
          </table:table-cell>
          <table:table-cell table:style-name="ce3" table:formula="of:=CHAR(INDEX([XOR.$B$2:.$Q$17];[.$B8]+1;[.AU$3]+1 )*16+INDEX([XOR.$B$2:.$Q$17];[.$C8]+1;[.AU$4]+1))" office:value-type="string" office:string-value="">
            <text:p/>
          </table:table-cell>
          <table:table-cell table:style-name="ce3" table:formula="of:=CHAR(INDEX([XOR.$B$2:.$Q$17];[.$B8]+1;[.AV$3]+1 )*16+INDEX([XOR.$B$2:.$Q$17];[.$C8]+1;[.AV$4]+1))" office:value-type="string" office:string-value="">
            <text:p/>
          </table:table-cell>
          <table:table-cell table:style-name="ce3" table:formula="of:=CHAR(INDEX([XOR.$B$2:.$Q$17];[.$B8]+1;[.AW$3]+1 )*16+INDEX([XOR.$B$2:.$Q$17];[.$C8]+1;[.AW$4]+1))" office:value-type="string" office:string-value="">
            <text:p/>
          </table:table-cell>
          <table:table-cell table:style-name="ce3" table:formula="of:=CHAR(INDEX([XOR.$B$2:.$Q$17];[.$B8]+1;[.AX$3]+1 )*16+INDEX([XOR.$B$2:.$Q$17];[.$C8]+1;[.AX$4]+1))" office:value-type="string" office:string-value="">
            <text:p/>
          </table:table-cell>
          <table:table-cell table:style-name="ce3" table:formula="of:=CHAR(INDEX([XOR.$B$2:.$Q$17];[.$B8]+1;[.AY$3]+1 )*16+INDEX([XOR.$B$2:.$Q$17];[.$C8]+1;[.AY$4]+1))" office:value-type="string" office:string-value="">
            <text:p/>
          </table:table-cell>
          <table:table-cell table:style-name="ce3" table:formula="of:=CHAR(INDEX([XOR.$B$2:.$Q$17];[.$B8]+1;[.AZ$3]+1 )*16+INDEX([XOR.$B$2:.$Q$17];[.$C8]+1;[.AZ$4]+1))" office:value-type="string" office:string-value="">
            <text:p/>
          </table:table-cell>
          <table:table-cell table:style-name="ce3" table:formula="of:=CHAR(INDEX([XOR.$B$2:.$Q$17];[.$B8]+1;[.BA$3]+1 )*16+INDEX([XOR.$B$2:.$Q$17];[.$C8]+1;[.BA$4]+1))" office:value-type="string" office:string-value="">
            <text:p/>
          </table:table-cell>
          <table:table-cell table:style-name="ce3" table:formula="of:=CHAR(INDEX([XOR.$B$2:.$Q$17];[.$B8]+1;[.BB$3]+1 )*16+INDEX([XOR.$B$2:.$Q$17];[.$C8]+1;[.BB$4]+1))" office:value-type="string" office:string-value="">
            <text:p/>
          </table:table-cell>
          <table:table-cell table:style-name="ce3" table:formula="of:=CHAR(INDEX([XOR.$B$2:.$Q$17];[.$B8]+1;[.BC$3]+1 )*16+INDEX([XOR.$B$2:.$Q$17];[.$C8]+1;[.BC$4]+1))" office:value-type="string" office:string-value="">
            <text:p/>
          </table:table-cell>
          <table:table-cell table:style-name="ce3" table:formula="of:=CHAR(INDEX([XOR.$B$2:.$Q$17];[.$B8]+1;[.BD$3]+1 )*16+INDEX([XOR.$B$2:.$Q$17];[.$C8]+1;[.BD$4]+1))" office:value-type="string" office:string-value="">
            <text:p/>
          </table:table-cell>
          <table:table-cell table:style-name="ce3" table:formula="of:=CHAR(INDEX([XOR.$B$2:.$Q$17];[.$B8]+1;[.BE$3]+1 )*16+INDEX([XOR.$B$2:.$Q$17];[.$C8]+1;[.BE$4]+1))" office:value-type="string" office:string-value="">
            <text:p/>
          </table:table-cell>
          <table:table-cell table:style-name="ce3" table:formula="of:=CHAR(INDEX([XOR.$B$2:.$Q$17];[.$B8]+1;[.BF$3]+1 )*16+INDEX([XOR.$B$2:.$Q$17];[.$C8]+1;[.BF$4]+1))" office:value-type="string" office:string-value="">
            <text:p/>
          </table:table-cell>
          <table:table-cell table:style-name="ce3" table:formula="of:=CHAR(INDEX([XOR.$B$2:.$Q$17];[.$B8]+1;[.BG$3]+1 )*16+INDEX([XOR.$B$2:.$Q$17];[.$C8]+1;[.BG$4]+1))" office:value-type="string" office:string-value="">
            <text:p/>
          </table:table-cell>
          <table:table-cell table:style-name="ce3" table:formula="of:=CHAR(INDEX([XOR.$B$2:.$Q$17];[.$B8]+1;[.BH$3]+1 )*16+INDEX([XOR.$B$2:.$Q$17];[.$C8]+1;[.BH$4]+1))" office:value-type="string" office:string-value="">
            <text:p/>
          </table:table-cell>
          <table:table-cell table:style-name="ce3" table:formula="of:=CHAR(INDEX([XOR.$B$2:.$Q$17];[.$B8]+1;[.BI$3]+1 )*16+INDEX([XOR.$B$2:.$Q$17];[.$C8]+1;[.BI$4]+1))" office:value-type="string" office:string-value="">
            <text:p/>
          </table:table-cell>
          <table:table-cell table:style-name="ce3" table:formula="of:=CHAR(INDEX([XOR.$B$2:.$Q$17];[.$B8]+1;[.BJ$3]+1 )*16+INDEX([XOR.$B$2:.$Q$17];[.$C8]+1;[.BJ$4]+1))" office:value-type="string" office:string-value="">
            <text:p/>
          </table:table-cell>
          <table:table-cell table:style-name="ce3" table:formula="of:=CHAR(INDEX([XOR.$B$2:.$Q$17];[.$B8]+1;[.BK$3]+1 )*16+INDEX([XOR.$B$2:.$Q$17];[.$C8]+1;[.BK$4]+1))" office:value-type="string" office:string-value="&#10;">
            <text:p><text:line-break/></text:p>
          </table:table-cell>
          <table:table-cell table:style-name="ce3" table:formula="of:=CHAR(INDEX([XOR.$B$2:.$Q$17];[.$B8]+1;[.BL$3]+1 )*16+INDEX([XOR.$B$2:.$Q$17];[.$C8]+1;[.BL$4]+1))" office:value-type="string" office:string-value="&#9;">
            <text:p><text:tab/></text:p>
          </table:table-cell>
          <table:table-cell table:style-name="ce3" table:formula="of:=CHAR(INDEX([XOR.$B$2:.$Q$17];[.$B8]+1;[.BM$3]+1 )*16+INDEX([XOR.$B$2:.$Q$17];[.$C8]+1;[.BM$4]+1))" office:value-type="string" office:string-value="">
            <text:p/>
          </table:table-cell>
          <table:table-cell table:style-name="ce3" table:formula="of:=CHAR(INDEX([XOR.$B$2:.$Q$17];[.$B8]+1;[.BN$3]+1 )*16+INDEX([XOR.$B$2:.$Q$17];[.$C8]+1;[.BN$4]+1))" office:value-type="string" office:string-value="">
            <text:p/>
          </table:table-cell>
          <table:table-cell table:style-name="ce3" table:formula="of:=CHAR(INDEX([XOR.$B$2:.$Q$17];[.$B8]+1;[.BO$3]+1 )*16+INDEX([XOR.$B$2:.$Q$17];[.$C8]+1;[.BO$4]+1))" office:value-type="string" office:string-value="">
            <text:p/>
          </table:table-cell>
          <table:table-cell table:style-name="ce3" table:formula="of:=CHAR(INDEX([XOR.$B$2:.$Q$17];[.$B8]+1;[.BP$3]+1 )*16+INDEX([XOR.$B$2:.$Q$17];[.$C8]+1;[.BP$4]+1))" office:value-type="string" office:string-value="&#13;">
            <text:p></text:p>
          </table:table-cell>
          <table:table-cell table:style-name="ce3" table:formula="of:=CHAR(INDEX([XOR.$B$2:.$Q$17];[.$B8]+1;[.BQ$3]+1 )*16+INDEX([XOR.$B$2:.$Q$17];[.$C8]+1;[.BQ$4]+1))" office:value-type="string" office:string-value="">
            <text:p/>
          </table:table-cell>
          <table:table-cell table:style-name="ce3" table:formula="of:=CHAR(INDEX([XOR.$B$2:.$Q$17];[.$B8]+1;[.BR$3]+1 )*16+INDEX([XOR.$B$2:.$Q$17];[.$C8]+1;[.BR$4]+1))" office:value-type="string" office:string-value="s">
            <text:p>s</text:p>
          </table:table-cell>
          <table:table-cell table:style-name="ce3" table:formula="of:=CHAR(INDEX([XOR.$B$2:.$Q$17];[.$B8]+1;[.BS$3]+1 )*16+INDEX([XOR.$B$2:.$Q$17];[.$C8]+1;[.BS$4]+1))" office:value-type="string" office:string-value="r">
            <text:p>r</text:p>
          </table:table-cell>
          <table:table-cell table:style-name="ce3" table:formula="of:=CHAR(INDEX([XOR.$B$2:.$Q$17];[.$B8]+1;[.BT$3]+1 )*16+INDEX([XOR.$B$2:.$Q$17];[.$C8]+1;[.BT$4]+1))" office:value-type="string" office:string-value="q">
            <text:p>q</text:p>
          </table:table-cell>
          <table:table-cell table:style-name="ce3" table:formula="of:=CHAR(INDEX([XOR.$B$2:.$Q$17];[.$B8]+1;[.BU$3]+1 )*16+INDEX([XOR.$B$2:.$Q$17];[.$C8]+1;[.BU$4]+1))" office:value-type="string" office:string-value="p">
            <text:p>p</text:p>
          </table:table-cell>
          <table:table-cell table:style-name="ce3" table:formula="of:=CHAR(INDEX([XOR.$B$2:.$Q$17];[.$B8]+1;[.BV$3]+1 )*16+INDEX([XOR.$B$2:.$Q$17];[.$C8]+1;[.BV$4]+1))" office:value-type="string" office:string-value="w">
            <text:p>w</text:p>
          </table:table-cell>
          <table:table-cell table:style-name="ce3" table:formula="of:=CHAR(INDEX([XOR.$B$2:.$Q$17];[.$B8]+1;[.BW$3]+1 )*16+INDEX([XOR.$B$2:.$Q$17];[.$C8]+1;[.BW$4]+1))" office:value-type="string" office:string-value="v">
            <text:p>v</text:p>
          </table:table-cell>
          <table:table-cell table:style-name="ce3" table:formula="of:=CHAR(INDEX([XOR.$B$2:.$Q$17];[.$B8]+1;[.BX$3]+1 )*16+INDEX([XOR.$B$2:.$Q$17];[.$C8]+1;[.BX$4]+1))" office:value-type="string" office:string-value="u">
            <text:p>u</text:p>
          </table:table-cell>
          <table:table-cell table:style-name="ce3" table:formula="of:=CHAR(INDEX([XOR.$B$2:.$Q$17];[.$B8]+1;[.BY$3]+1 )*16+INDEX([XOR.$B$2:.$Q$17];[.$C8]+1;[.BY$4]+1))" office:value-type="string" office:string-value="t">
            <text:p>t</text:p>
          </table:table-cell>
          <table:table-cell table:style-name="ce3" table:formula="of:=CHAR(INDEX([XOR.$B$2:.$Q$17];[.$B8]+1;[.BZ$3]+1 )*16+INDEX([XOR.$B$2:.$Q$17];[.$C8]+1;[.BZ$4]+1))" office:value-type="string" office:string-value="{">
            <text:p>{</text:p>
          </table:table-cell>
          <table:table-cell table:style-name="ce3" table:formula="of:=CHAR(INDEX([XOR.$B$2:.$Q$17];[.$B8]+1;[.CA$3]+1 )*16+INDEX([XOR.$B$2:.$Q$17];[.$C8]+1;[.CA$4]+1))" office:value-type="string" office:string-value="z">
            <text:p>z</text:p>
          </table:table-cell>
          <table:table-cell table:style-name="ce3" table:formula="of:=CHAR(INDEX([XOR.$B$2:.$Q$17];[.$B8]+1;[.CB$3]+1 )*16+INDEX([XOR.$B$2:.$Q$17];[.$C8]+1;[.CB$4]+1))" office:value-type="string" office:string-value="y">
            <text:p>y</text:p>
          </table:table-cell>
          <table:table-cell table:style-name="ce3" table:formula="of:=CHAR(INDEX([XOR.$B$2:.$Q$17];[.$B8]+1;[.CC$3]+1 )*16+INDEX([XOR.$B$2:.$Q$17];[.$C8]+1;[.CC$4]+1))" office:value-type="string" office:string-value="x">
            <text:p>x</text:p>
          </table:table-cell>
          <table:table-cell table:style-name="ce3" table:formula="of:=CHAR(INDEX([XOR.$B$2:.$Q$17];[.$B8]+1;[.CD$3]+1 )*16+INDEX([XOR.$B$2:.$Q$17];[.$C8]+1;[.CD$4]+1))" office:value-type="string" office:string-value="">
            <text:p></text:p>
          </table:table-cell>
          <table:table-cell table:style-name="ce3" table:formula="of:=CHAR(INDEX([XOR.$B$2:.$Q$17];[.$B8]+1;[.CE$3]+1 )*16+INDEX([XOR.$B$2:.$Q$17];[.$C8]+1;[.CE$4]+1))" office:value-type="string" office:string-value="~">
            <text:p>~</text:p>
          </table:table-cell>
          <table:table-cell table:style-name="ce3" table:formula="of:=CHAR(INDEX([XOR.$B$2:.$Q$17];[.$B8]+1;[.CF$3]+1 )*16+INDEX([XOR.$B$2:.$Q$17];[.$C8]+1;[.CF$4]+1))" office:value-type="string" office:string-value="}">
            <text:p>}</text:p>
          </table:table-cell>
          <table:table-cell table:style-name="ce3" table:formula="of:=CHAR(INDEX([XOR.$B$2:.$Q$17];[.$B8]+1;[.CG$3]+1 )*16+INDEX([XOR.$B$2:.$Q$17];[.$C8]+1;[.CG$4]+1))" office:value-type="string" office:string-value="|">
            <text:p>|</text:p>
          </table:table-cell>
          <table:table-cell table:style-name="ce3" table:formula="of:=CHAR(INDEX([XOR.$B$2:.$Q$17];[.$B8]+1;[.CH$3]+1 )*16+INDEX([XOR.$B$2:.$Q$17];[.$C8]+1;[.CH$4]+1))" office:value-type="string" office:string-value="c">
            <text:p>c</text:p>
          </table:table-cell>
          <table:table-cell table:style-name="ce3" table:formula="of:=CHAR(INDEX([XOR.$B$2:.$Q$17];[.$B8]+1;[.CI$3]+1 )*16+INDEX([XOR.$B$2:.$Q$17];[.$C8]+1;[.CI$4]+1))" office:value-type="string" office:string-value="b">
            <text:p>b</text:p>
          </table:table-cell>
          <table:table-cell table:style-name="ce3" table:formula="of:=CHAR(INDEX([XOR.$B$2:.$Q$17];[.$B8]+1;[.CJ$3]+1 )*16+INDEX([XOR.$B$2:.$Q$17];[.$C8]+1;[.CJ$4]+1))" office:value-type="string" office:string-value="a">
            <text:p>a</text:p>
          </table:table-cell>
          <table:table-cell table:style-name="ce3" table:formula="of:=CHAR(INDEX([XOR.$B$2:.$Q$17];[.$B8]+1;[.CK$3]+1 )*16+INDEX([XOR.$B$2:.$Q$17];[.$C8]+1;[.CK$4]+1))" office:value-type="string" office:string-value="`">
            <text:p>`</text:p>
          </table:table-cell>
          <table:table-cell table:style-name="ce3" table:formula="of:=CHAR(INDEX([XOR.$B$2:.$Q$17];[.$B8]+1;[.CL$3]+1 )*16+INDEX([XOR.$B$2:.$Q$17];[.$C8]+1;[.CL$4]+1))" office:value-type="string" office:string-value="g">
            <text:p>g</text:p>
          </table:table-cell>
          <table:table-cell table:style-name="ce3" table:formula="of:=CHAR(INDEX([XOR.$B$2:.$Q$17];[.$B8]+1;[.CM$3]+1 )*16+INDEX([XOR.$B$2:.$Q$17];[.$C8]+1;[.CM$4]+1))" office:value-type="string" office:string-value="f">
            <text:p>f</text:p>
          </table:table-cell>
          <table:table-cell table:style-name="ce3" table:formula="of:=CHAR(INDEX([XOR.$B$2:.$Q$17];[.$B8]+1;[.CN$3]+1 )*16+INDEX([XOR.$B$2:.$Q$17];[.$C8]+1;[.CN$4]+1))" office:value-type="string" office:string-value="e">
            <text:p>e</text:p>
          </table:table-cell>
          <table:table-cell table:style-name="ce3" table:formula="of:=CHAR(INDEX([XOR.$B$2:.$Q$17];[.$B8]+1;[.CO$3]+1 )*16+INDEX([XOR.$B$2:.$Q$17];[.$C8]+1;[.CO$4]+1))" office:value-type="string" office:string-value="d">
            <text:p>d</text:p>
          </table:table-cell>
          <table:table-cell table:style-name="ce8" table:formula="of:=CHAR(INDEX([XOR.$B$2:.$Q$17];[.$B8]+1;[.CP$3]+1 )*16+INDEX([XOR.$B$2:.$Q$17];[.$C8]+1;[.CP$4]+1))" office:value-type="string" office:string-value="k">
            <text:p>k</text:p>
          </table:table-cell>
          <table:table-cell table:style-name="ce3" table:formula="of:=CHAR(INDEX([XOR.$B$2:.$Q$17];[.$B8]+1;[.CQ$3]+1 )*16+INDEX([XOR.$B$2:.$Q$17];[.$C8]+1;[.CQ$4]+1))" office:value-type="string" office:string-value="j">
            <text:p>j</text:p>
          </table:table-cell>
          <table:table-cell table:style-name="ce3" table:formula="of:=CHAR(INDEX([XOR.$B$2:.$Q$17];[.$B8]+1;[.CR$3]+1 )*16+INDEX([XOR.$B$2:.$Q$17];[.$C8]+1;[.CR$4]+1))" office:value-type="string" office:string-value="i">
            <text:p>i</text:p>
          </table:table-cell>
          <table:table-cell table:style-name="ce3" table:formula="of:=CHAR(INDEX([XOR.$B$2:.$Q$17];[.$B8]+1;[.CS$3]+1 )*16+INDEX([XOR.$B$2:.$Q$17];[.$C8]+1;[.CS$4]+1))" office:value-type="string" office:string-value="h">
            <text:p>h</text:p>
          </table:table-cell>
          <table:table-cell table:style-name="ce3" table:formula="of:=CHAR(INDEX([XOR.$B$2:.$Q$17];[.$B8]+1;[.CT$3]+1 )*16+INDEX([XOR.$B$2:.$Q$17];[.$C8]+1;[.CT$4]+1))" office:value-type="string" office:string-value="o">
            <text:p>o</text:p>
          </table:table-cell>
          <table:table-cell table:style-name="ce3" table:formula="of:=CHAR(INDEX([XOR.$B$2:.$Q$17];[.$B8]+1;[.CU$3]+1 )*16+INDEX([XOR.$B$2:.$Q$17];[.$C8]+1;[.CU$4]+1))" office:value-type="string" office:string-value="n">
            <text:p>n</text:p>
          </table:table-cell>
          <table:table-cell table:style-name="ce3" table:formula="of:=CHAR(INDEX([XOR.$B$2:.$Q$17];[.$B8]+1;[.CV$3]+1 )*16+INDEX([XOR.$B$2:.$Q$17];[.$C8]+1;[.CV$4]+1))" office:value-type="string" office:string-value="m">
            <text:p>m</text:p>
          </table:table-cell>
          <table:table-cell table:style-name="ce3" table:formula="of:=CHAR(INDEX([XOR.$B$2:.$Q$17];[.$B8]+1;[.CW$3]+1 )*16+INDEX([XOR.$B$2:.$Q$17];[.$C8]+1;[.CW$4]+1))" office:value-type="string" office:string-value="l">
            <text:p>l</text:p>
          </table:table-cell>
          <table:table-cell table:style-name="ce3" table:formula="of:=CHAR(INDEX([XOR.$B$2:.$Q$17];[.$B8]+1;[.CX$3]+1 )*16+INDEX([XOR.$B$2:.$Q$17];[.$C8]+1;[.CX$4]+1))" office:value-type="string" office:string-value="S">
            <text:p>S</text:p>
          </table:table-cell>
          <table:table-cell table:style-name="ce3" table:formula="of:=CHAR(INDEX([XOR.$B$2:.$Q$17];[.$B8]+1;[.CY$3]+1 )*16+INDEX([XOR.$B$2:.$Q$17];[.$C8]+1;[.CY$4]+1))" office:value-type="string" office:string-value="R">
            <text:p>R</text:p>
          </table:table-cell>
          <table:table-cell table:style-name="ce3" table:formula="of:=CHAR(INDEX([XOR.$B$2:.$Q$17];[.$B8]+1;[.CZ$3]+1 )*16+INDEX([XOR.$B$2:.$Q$17];[.$C8]+1;[.CZ$4]+1))" office:value-type="string" office:string-value="Q">
            <text:p>Q</text:p>
          </table:table-cell>
          <table:table-cell table:style-name="ce3" table:formula="of:=CHAR(INDEX([XOR.$B$2:.$Q$17];[.$B8]+1;[.DA$3]+1 )*16+INDEX([XOR.$B$2:.$Q$17];[.$C8]+1;[.DA$4]+1))" office:value-type="string" office:string-value="P">
            <text:p>P</text:p>
          </table:table-cell>
          <table:table-cell table:style-name="ce3" table:formula="of:=CHAR(INDEX([XOR.$B$2:.$Q$17];[.$B8]+1;[.DB$3]+1 )*16+INDEX([XOR.$B$2:.$Q$17];[.$C8]+1;[.DB$4]+1))" office:value-type="string" office:string-value="W">
            <text:p>W</text:p>
          </table:table-cell>
          <table:table-cell table:style-name="ce3" table:formula="of:=CHAR(INDEX([XOR.$B$2:.$Q$17];[.$B8]+1;[.DC$3]+1 )*16+INDEX([XOR.$B$2:.$Q$17];[.$C8]+1;[.DC$4]+1))" office:value-type="string" office:string-value="V">
            <text:p>V</text:p>
          </table:table-cell>
          <table:table-cell table:style-name="ce3" table:formula="of:=CHAR(INDEX([XOR.$B$2:.$Q$17];[.$B8]+1;[.DD$3]+1 )*16+INDEX([XOR.$B$2:.$Q$17];[.$C8]+1;[.DD$4]+1))" office:value-type="string" office:string-value="U">
            <text:p>U</text:p>
          </table:table-cell>
          <table:table-cell table:style-name="ce3" table:formula="of:=CHAR(INDEX([XOR.$B$2:.$Q$17];[.$B8]+1;[.DE$3]+1 )*16+INDEX([XOR.$B$2:.$Q$17];[.$C8]+1;[.DE$4]+1))" office:value-type="string" office:string-value="T">
            <text:p>T</text:p>
          </table:table-cell>
          <table:table-cell table:style-name="ce3" table:formula="of:=CHAR(INDEX([XOR.$B$2:.$Q$17];[.$B8]+1;[.DF$3]+1 )*16+INDEX([XOR.$B$2:.$Q$17];[.$C8]+1;[.DF$4]+1))" office:value-type="string" office:string-value="[">
            <text:p>[</text:p>
          </table:table-cell>
          <table:table-cell table:style-name="ce3" table:formula="of:=CHAR(INDEX([XOR.$B$2:.$Q$17];[.$B8]+1;[.DG$3]+1 )*16+INDEX([XOR.$B$2:.$Q$17];[.$C8]+1;[.DG$4]+1))" office:value-type="string" office:string-value="Z">
            <text:p>Z</text:p>
          </table:table-cell>
          <table:table-cell table:style-name="ce3" table:formula="of:=CHAR(INDEX([XOR.$B$2:.$Q$17];[.$B8]+1;[.DH$3]+1 )*16+INDEX([XOR.$B$2:.$Q$17];[.$C8]+1;[.DH$4]+1))" office:value-type="string" office:string-value="Y">
            <text:p>Y</text:p>
          </table:table-cell>
          <table:table-cell table:style-name="ce3" table:formula="of:=CHAR(INDEX([XOR.$B$2:.$Q$17];[.$B8]+1;[.DI$3]+1 )*16+INDEX([XOR.$B$2:.$Q$17];[.$C8]+1;[.DI$4]+1))" office:value-type="string" office:string-value="X">
            <text:p>X</text:p>
          </table:table-cell>
          <table:table-cell table:style-name="ce3" table:formula="of:=CHAR(INDEX([XOR.$B$2:.$Q$17];[.$B8]+1;[.DJ$3]+1 )*16+INDEX([XOR.$B$2:.$Q$17];[.$C8]+1;[.DJ$4]+1))" office:value-type="string" office:string-value="_">
            <text:p>_</text:p>
          </table:table-cell>
          <table:table-cell table:style-name="ce3" table:formula="of:=CHAR(INDEX([XOR.$B$2:.$Q$17];[.$B8]+1;[.DK$3]+1 )*16+INDEX([XOR.$B$2:.$Q$17];[.$C8]+1;[.DK$4]+1))" office:value-type="string" office:string-value="^">
            <text:p>^</text:p>
          </table:table-cell>
          <table:table-cell table:style-name="ce3" table:formula="of:=CHAR(INDEX([XOR.$B$2:.$Q$17];[.$B8]+1;[.DL$3]+1 )*16+INDEX([XOR.$B$2:.$Q$17];[.$C8]+1;[.DL$4]+1))" office:value-type="string" office:string-value="]">
            <text:p>]</text:p>
          </table:table-cell>
          <table:table-cell table:style-name="ce3" table:formula="of:=CHAR(INDEX([XOR.$B$2:.$Q$17];[.$B8]+1;[.DM$3]+1 )*16+INDEX([XOR.$B$2:.$Q$17];[.$C8]+1;[.DM$4]+1))" office:value-type="string" office:string-value="\">
            <text:p>\</text:p>
          </table:table-cell>
          <table:table-cell table:style-name="ce3" table:formula="of:=CHAR(INDEX([XOR.$B$2:.$Q$17];[.$B8]+1;[.DN$3]+1 )*16+INDEX([XOR.$B$2:.$Q$17];[.$C8]+1;[.DN$4]+1))" office:value-type="string" office:string-value="C">
            <text:p>C</text:p>
          </table:table-cell>
          <table:table-cell table:style-name="ce3" table:formula="of:=CHAR(INDEX([XOR.$B$2:.$Q$17];[.$B8]+1;[.DO$3]+1 )*16+INDEX([XOR.$B$2:.$Q$17];[.$C8]+1;[.DO$4]+1))" office:value-type="string" office:string-value="B">
            <text:p>B</text:p>
          </table:table-cell>
          <table:table-cell table:style-name="ce3" table:formula="of:=CHAR(INDEX([XOR.$B$2:.$Q$17];[.$B8]+1;[.DP$3]+1 )*16+INDEX([XOR.$B$2:.$Q$17];[.$C8]+1;[.DP$4]+1))" office:value-type="string" office:string-value="A">
            <text:p>A</text:p>
          </table:table-cell>
          <table:table-cell table:style-name="ce3" table:formula="of:=CHAR(INDEX([XOR.$B$2:.$Q$17];[.$B8]+1;[.DQ$3]+1 )*16+INDEX([XOR.$B$2:.$Q$17];[.$C8]+1;[.DQ$4]+1))" office:value-type="string" office:string-value="@">
            <text:p>@</text:p>
          </table:table-cell>
          <table:table-cell table:style-name="ce3" table:formula="of:=CHAR(INDEX([XOR.$B$2:.$Q$17];[.$B8]+1;[.DR$3]+1 )*16+INDEX([XOR.$B$2:.$Q$17];[.$C8]+1;[.DR$4]+1))" office:value-type="string" office:string-value="G">
            <text:p>G</text:p>
          </table:table-cell>
          <table:table-cell table:style-name="ce3" table:formula="of:=CHAR(INDEX([XOR.$B$2:.$Q$17];[.$B8]+1;[.DS$3]+1 )*16+INDEX([XOR.$B$2:.$Q$17];[.$C8]+1;[.DS$4]+1))" office:value-type="string" office:string-value="F">
            <text:p>F</text:p>
          </table:table-cell>
          <table:table-cell table:style-name="ce3" table:formula="of:=CHAR(INDEX([XOR.$B$2:.$Q$17];[.$B8]+1;[.DT$3]+1 )*16+INDEX([XOR.$B$2:.$Q$17];[.$C8]+1;[.DT$4]+1))" office:value-type="string" office:string-value="E">
            <text:p>E</text:p>
          </table:table-cell>
          <table:table-cell table:style-name="ce3" table:formula="of:=CHAR(INDEX([XOR.$B$2:.$Q$17];[.$B8]+1;[.DU$3]+1 )*16+INDEX([XOR.$B$2:.$Q$17];[.$C8]+1;[.DU$4]+1))" office:value-type="string" office:string-value="D">
            <text:p>D</text:p>
          </table:table-cell>
          <table:table-cell table:style-name="ce3" table:formula="of:=CHAR(INDEX([XOR.$B$2:.$Q$17];[.$B8]+1;[.DV$3]+1 )*16+INDEX([XOR.$B$2:.$Q$17];[.$C8]+1;[.DV$4]+1))" office:value-type="string" office:string-value="K">
            <text:p>K</text:p>
          </table:table-cell>
          <table:table-cell table:style-name="ce3" table:formula="of:=CHAR(INDEX([XOR.$B$2:.$Q$17];[.$B8]+1;[.DW$3]+1 )*16+INDEX([XOR.$B$2:.$Q$17];[.$C8]+1;[.DW$4]+1))" office:value-type="string" office:string-value="J">
            <text:p>J</text:p>
          </table:table-cell>
          <table:table-cell table:style-name="ce3" table:formula="of:=CHAR(INDEX([XOR.$B$2:.$Q$17];[.$B8]+1;[.DX$3]+1 )*16+INDEX([XOR.$B$2:.$Q$17];[.$C8]+1;[.DX$4]+1))" office:value-type="string" office:string-value="I">
            <text:p>I</text:p>
          </table:table-cell>
          <table:table-cell table:style-name="ce3" table:formula="of:=CHAR(INDEX([XOR.$B$2:.$Q$17];[.$B8]+1;[.DY$3]+1 )*16+INDEX([XOR.$B$2:.$Q$17];[.$C8]+1;[.DY$4]+1))" office:value-type="string" office:string-value="H">
            <text:p>H</text:p>
          </table:table-cell>
          <table:table-cell table:style-name="ce3" table:formula="of:=CHAR(INDEX([XOR.$B$2:.$Q$17];[.$B8]+1;[.DZ$3]+1 )*16+INDEX([XOR.$B$2:.$Q$17];[.$C8]+1;[.DZ$4]+1))" office:value-type="string" office:string-value="O">
            <text:p>O</text:p>
          </table:table-cell>
          <table:table-cell table:style-name="ce3" table:formula="of:=CHAR(INDEX([XOR.$B$2:.$Q$17];[.$B8]+1;[.EA$3]+1 )*16+INDEX([XOR.$B$2:.$Q$17];[.$C8]+1;[.EA$4]+1))" office:value-type="string" office:string-value="N">
            <text:p>N</text:p>
          </table:table-cell>
          <table:table-cell table:style-name="ce3" table:formula="of:=CHAR(INDEX([XOR.$B$2:.$Q$17];[.$B8]+1;[.EB$3]+1 )*16+INDEX([XOR.$B$2:.$Q$17];[.$C8]+1;[.EB$4]+1))" office:value-type="string" office:string-value="M">
            <text:p>M</text:p>
          </table:table-cell>
          <table:table-cell table:style-name="ce3" table:formula="of:=CHAR(INDEX([XOR.$B$2:.$Q$17];[.$B8]+1;[.EC$3]+1 )*16+INDEX([XOR.$B$2:.$Q$17];[.$C8]+1;[.EC$4]+1))" office:value-type="string" office:string-value="L">
            <text:p>L</text:p>
          </table:table-cell>
          <table:table-cell table:style-name="ce3" table:number-columns-repeated="21"/>
        </table:table-row>
        <table:table-row table:style-name="ro4">
          <table:table-cell table:formula="of:=[.A8]+2" office:value-type="float" office:value="9">
            <text:p>9</text:p>
          </table:table-cell>
          <table:table-cell table:formula="of:=RIGHT(LEFT([.$B$1];[.A9]);1)" office:value-type="string" office:string-value="3">
            <text:p>3</text:p>
          </table:table-cell>
          <table:table-cell table:formula="of:=VLOOKUP(RIGHT(LEFT([.$B$1];[.A9]+1);1);[Sheet1.$A$2:.$C$17];3;0)" office:value-type="float" office:value="1">
            <text:p>1</text:p>
          </table:table-cell>
          <table:table-cell table:formula="of:=[.C9]+[.B9]*16" office:value-type="float" office:value="49">
            <text:p>49</text:p>
          </table:table-cell>
          <table:table-cell table:formula="of:=CHAR([.D9])" office:value-type="string" office:string-value="1">
            <text:p>1</text:p>
          </table:table-cell>
          <table:table-cell table:style-name="ce3" table:formula="of:=CHAR(INDEX([XOR.$B$2:.$Q$17];[.$B9]+1;[.F$3]+1 )*16+INDEX([XOR.$B$2:.$Q$17];[.$C9]+1;[.F$4]+1))" office:value-type="string" office:string-value="1">
            <text:p>1</text:p>
          </table:table-cell>
          <table:table-cell table:style-name="ce3" table:formula="of:=CHAR(INDEX([XOR.$B$2:.$Q$17];[.$B9]+1;[.G$3]+1 )*16+INDEX([XOR.$B$2:.$Q$17];[.$C9]+1;[.G$4]+1))" office:value-type="string" office:string-value="0">
            <text:p>0</text:p>
          </table:table-cell>
          <table:table-cell table:style-name="ce3" table:formula="of:=CHAR(INDEX([XOR.$B$2:.$Q$17];[.$B9]+1;[.H$3]+1 )*16+INDEX([XOR.$B$2:.$Q$17];[.$C9]+1;[.H$4]+1))" office:value-type="string" office:string-value="3">
            <text:p>3</text:p>
          </table:table-cell>
          <table:table-cell table:style-name="ce3" table:formula="of:=CHAR(INDEX([XOR.$B$2:.$Q$17];[.$B9]+1;[.I$3]+1 )*16+INDEX([XOR.$B$2:.$Q$17];[.$C9]+1;[.I$4]+1))" office:value-type="string" office:string-value="2">
            <text:p>2</text:p>
          </table:table-cell>
          <table:table-cell table:style-name="ce3" table:formula="of:=CHAR(INDEX([XOR.$B$2:.$Q$17];[.$B9]+1;[.J$3]+1 )*16+INDEX([XOR.$B$2:.$Q$17];[.$C9]+1;[.J$4]+1))" office:value-type="string" office:string-value="5">
            <text:p>5</text:p>
          </table:table-cell>
          <table:table-cell table:style-name="ce3" table:formula="of:=CHAR(INDEX([XOR.$B$2:.$Q$17];[.$B9]+1;[.K$3]+1 )*16+INDEX([XOR.$B$2:.$Q$17];[.$C9]+1;[.K$4]+1))" office:value-type="string" office:string-value="4">
            <text:p>4</text:p>
          </table:table-cell>
          <table:table-cell table:style-name="ce3" table:formula="of:=CHAR(INDEX([XOR.$B$2:.$Q$17];[.$B9]+1;[.L$3]+1 )*16+INDEX([XOR.$B$2:.$Q$17];[.$C9]+1;[.L$4]+1))" office:value-type="string" office:string-value="7">
            <text:p>7</text:p>
          </table:table-cell>
          <table:table-cell table:style-name="ce3" table:formula="of:=CHAR(INDEX([XOR.$B$2:.$Q$17];[.$B9]+1;[.M$3]+1 )*16+INDEX([XOR.$B$2:.$Q$17];[.$C9]+1;[.M$4]+1))" office:value-type="string" office:string-value="6">
            <text:p>6</text:p>
          </table:table-cell>
          <table:table-cell table:style-name="ce3" table:formula="of:=CHAR(INDEX([XOR.$B$2:.$Q$17];[.$B9]+1;[.N$3]+1 )*16+INDEX([XOR.$B$2:.$Q$17];[.$C9]+1;[.N$4]+1))" office:value-type="string" office:string-value="9">
            <text:p>9</text:p>
          </table:table-cell>
          <table:table-cell table:style-name="ce3" table:formula="of:=CHAR(INDEX([XOR.$B$2:.$Q$17];[.$B9]+1;[.O$3]+1 )*16+INDEX([XOR.$B$2:.$Q$17];[.$C9]+1;[.O$4]+1))" office:value-type="string" office:string-value="8">
            <text:p>8</text:p>
          </table:table-cell>
          <table:table-cell table:style-name="ce3" table:formula="of:=CHAR(INDEX([XOR.$B$2:.$Q$17];[.$B9]+1;[.P$3]+1 )*16+INDEX([XOR.$B$2:.$Q$17];[.$C9]+1;[.P$4]+1))" office:value-type="string" office:string-value=";">
            <text:p>;</text:p>
          </table:table-cell>
          <table:table-cell table:style-name="ce3" table:formula="of:=CHAR(INDEX([XOR.$B$2:.$Q$17];[.$B9]+1;[.Q$3]+1 )*16+INDEX([XOR.$B$2:.$Q$17];[.$C9]+1;[.Q$4]+1))" office:value-type="string" office:string-value=":">
            <text:p>:</text:p>
          </table:table-cell>
          <table:table-cell table:style-name="ce3" table:formula="of:=CHAR(INDEX([XOR.$B$2:.$Q$17];[.$B9]+1;[.R$3]+1 )*16+INDEX([XOR.$B$2:.$Q$17];[.$C9]+1;[.R$4]+1))" office:value-type="string" office:string-value="=">
            <text:p>=</text:p>
          </table:table-cell>
          <table:table-cell table:style-name="ce3" table:formula="of:=CHAR(INDEX([XOR.$B$2:.$Q$17];[.$B9]+1;[.S$3]+1 )*16+INDEX([XOR.$B$2:.$Q$17];[.$C9]+1;[.S$4]+1))" office:value-type="string" office:string-value="&lt;">
            <text:p>&lt;</text:p>
          </table:table-cell>
          <table:table-cell table:style-name="ce3" table:formula="of:=CHAR(INDEX([XOR.$B$2:.$Q$17];[.$B9]+1;[.T$3]+1 )*16+INDEX([XOR.$B$2:.$Q$17];[.$C9]+1;[.T$4]+1))" office:value-type="string" office:string-value="?">
            <text:p>?</text:p>
          </table:table-cell>
          <table:table-cell table:style-name="ce3" table:formula="of:=CHAR(INDEX([XOR.$B$2:.$Q$17];[.$B9]+1;[.U$3]+1 )*16+INDEX([XOR.$B$2:.$Q$17];[.$C9]+1;[.U$4]+1))" office:value-type="string" office:string-value="&gt;">
            <text:p>&gt;</text:p>
          </table:table-cell>
          <table:table-cell table:style-name="ce3" table:formula="of:=CHAR(INDEX([XOR.$B$2:.$Q$17];[.$B9]+1;[.V$3]+1 )*16+INDEX([XOR.$B$2:.$Q$17];[.$C9]+1;[.V$4]+1))" office:value-type="string" office:string-value="!">
            <text:p>!</text:p>
          </table:table-cell>
          <table:table-cell table:style-name="ce3" table:formula="of:=CHAR(INDEX([XOR.$B$2:.$Q$17];[.$B9]+1;[.W$3]+1 )*16+INDEX([XOR.$B$2:.$Q$17];[.$C9]+1;[.W$4]+1))" office:value-type="string" office:string-value=" ">
            <text:p><text:s/></text:p>
          </table:table-cell>
          <table:table-cell table:style-name="ce3" table:formula="of:=CHAR(INDEX([XOR.$B$2:.$Q$17];[.$B9]+1;[.X$3]+1 )*16+INDEX([XOR.$B$2:.$Q$17];[.$C9]+1;[.X$4]+1))" office:value-type="string" office:string-value="#">
            <text:p>#</text:p>
          </table:table-cell>
          <table:table-cell table:style-name="ce3" table:formula="of:=CHAR(INDEX([XOR.$B$2:.$Q$17];[.$B9]+1;[.Y$3]+1 )*16+INDEX([XOR.$B$2:.$Q$17];[.$C9]+1;[.Y$4]+1))" office:value-type="string" office:string-value="&quot;">
            <text:p>"</text:p>
          </table:table-cell>
          <table:table-cell table:style-name="ce3" table:formula="of:=CHAR(INDEX([XOR.$B$2:.$Q$17];[.$B9]+1;[.Z$3]+1 )*16+INDEX([XOR.$B$2:.$Q$17];[.$C9]+1;[.Z$4]+1))" office:value-type="string" office:string-value="%">
            <text:p>%</text:p>
          </table:table-cell>
          <table:table-cell table:style-name="ce3" table:formula="of:=CHAR(INDEX([XOR.$B$2:.$Q$17];[.$B9]+1;[.AA$3]+1 )*16+INDEX([XOR.$B$2:.$Q$17];[.$C9]+1;[.AA$4]+1))" office:value-type="string" office:string-value="$">
            <text:p>$</text:p>
          </table:table-cell>
          <table:table-cell table:style-name="ce3" table:formula="of:=CHAR(INDEX([XOR.$B$2:.$Q$17];[.$B9]+1;[.AB$3]+1 )*16+INDEX([XOR.$B$2:.$Q$17];[.$C9]+1;[.AB$4]+1))" office:value-type="string" office:string-value="'">
            <text:p>'</text:p>
          </table:table-cell>
          <table:table-cell table:style-name="ce3" table:formula="of:=CHAR(INDEX([XOR.$B$2:.$Q$17];[.$B9]+1;[.AC$3]+1 )*16+INDEX([XOR.$B$2:.$Q$17];[.$C9]+1;[.AC$4]+1))" office:value-type="string" office:string-value="&amp;">
            <text:p>&amp;</text:p>
          </table:table-cell>
          <table:table-cell table:style-name="ce3" table:formula="of:=CHAR(INDEX([XOR.$B$2:.$Q$17];[.$B9]+1;[.AD$3]+1 )*16+INDEX([XOR.$B$2:.$Q$17];[.$C9]+1;[.AD$4]+1))" office:value-type="string" office:string-value=")">
            <text:p>)</text:p>
          </table:table-cell>
          <table:table-cell table:style-name="ce3" table:formula="of:=CHAR(INDEX([XOR.$B$2:.$Q$17];[.$B9]+1;[.AE$3]+1 )*16+INDEX([XOR.$B$2:.$Q$17];[.$C9]+1;[.AE$4]+1))" office:value-type="string" office:string-value="(">
            <text:p>(</text:p>
          </table:table-cell>
          <table:table-cell table:style-name="ce3" table:formula="of:=CHAR(INDEX([XOR.$B$2:.$Q$17];[.$B9]+1;[.AF$3]+1 )*16+INDEX([XOR.$B$2:.$Q$17];[.$C9]+1;[.AF$4]+1))" office:value-type="string" office:string-value="+">
            <text:p>+</text:p>
          </table:table-cell>
          <table:table-cell table:style-name="ce3" table:formula="of:=CHAR(INDEX([XOR.$B$2:.$Q$17];[.$B9]+1;[.AG$3]+1 )*16+INDEX([XOR.$B$2:.$Q$17];[.$C9]+1;[.AG$4]+1))" office:value-type="string" office:string-value="*">
            <text:p>*</text:p>
          </table:table-cell>
          <table:table-cell table:style-name="ce3" table:formula="of:=CHAR(INDEX([XOR.$B$2:.$Q$17];[.$B9]+1;[.AH$3]+1 )*16+INDEX([XOR.$B$2:.$Q$17];[.$C9]+1;[.AH$4]+1))" office:value-type="string" office:string-value="-">
            <text:p>-</text:p>
          </table:table-cell>
          <table:table-cell table:style-name="ce3" table:formula="of:=CHAR(INDEX([XOR.$B$2:.$Q$17];[.$B9]+1;[.AI$3]+1 )*16+INDEX([XOR.$B$2:.$Q$17];[.$C9]+1;[.AI$4]+1))" office:value-type="string" office:string-value=",">
            <text:p>,</text:p>
          </table:table-cell>
          <table:table-cell table:style-name="ce3" table:formula="of:=CHAR(INDEX([XOR.$B$2:.$Q$17];[.$B9]+1;[.AJ$3]+1 )*16+INDEX([XOR.$B$2:.$Q$17];[.$C9]+1;[.AJ$4]+1))" office:value-type="string" office:string-value="/">
            <text:p>/</text:p>
          </table:table-cell>
          <table:table-cell table:style-name="ce3" table:formula="of:=CHAR(INDEX([XOR.$B$2:.$Q$17];[.$B9]+1;[.AK$3]+1 )*16+INDEX([XOR.$B$2:.$Q$17];[.$C9]+1;[.AK$4]+1))" office:value-type="string" office:string-value=".">
            <text:p>.</text:p>
          </table:table-cell>
          <table:table-cell table:style-name="ce3" table:formula="of:=CHAR(INDEX([XOR.$B$2:.$Q$17];[.$B9]+1;[.AL$3]+1 )*16+INDEX([XOR.$B$2:.$Q$17];[.$C9]+1;[.AL$4]+1))" office:value-type="string" office:string-value="">
            <text:p/>
          </table:table-cell>
          <table:table-cell table:style-name="ce3" table:formula="of:=CHAR(INDEX([XOR.$B$2:.$Q$17];[.$B9]+1;[.AM$3]+1 )*16+INDEX([XOR.$B$2:.$Q$17];[.$C9]+1;[.AM$4]+1))" office:value-type="string" office:string-value="">
            <text:p/>
          </table:table-cell>
          <table:table-cell table:style-name="ce3" table:formula="of:=CHAR(INDEX([XOR.$B$2:.$Q$17];[.$B9]+1;[.AN$3]+1 )*16+INDEX([XOR.$B$2:.$Q$17];[.$C9]+1;[.AN$4]+1))" office:value-type="string" office:string-value="">
            <text:p/>
          </table:table-cell>
          <table:table-cell table:style-name="ce3" table:formula="of:=CHAR(INDEX([XOR.$B$2:.$Q$17];[.$B9]+1;[.AO$3]+1 )*16+INDEX([XOR.$B$2:.$Q$17];[.$C9]+1;[.AO$4]+1))" office:value-type="string" office:string-value="">
            <text:p/>
          </table:table-cell>
          <table:table-cell table:style-name="ce3" table:formula="of:=CHAR(INDEX([XOR.$B$2:.$Q$17];[.$B9]+1;[.AP$3]+1 )*16+INDEX([XOR.$B$2:.$Q$17];[.$C9]+1;[.AP$4]+1))" office:value-type="string" office:string-value="">
            <text:p/>
          </table:table-cell>
          <table:table-cell table:style-name="ce3" table:formula="of:=CHAR(INDEX([XOR.$B$2:.$Q$17];[.$B9]+1;[.AQ$3]+1 )*16+INDEX([XOR.$B$2:.$Q$17];[.$C9]+1;[.AQ$4]+1))" office:value-type="string" office:string-value="">
            <text:p/>
          </table:table-cell>
          <table:table-cell table:style-name="ce3" table:formula="of:=CHAR(INDEX([XOR.$B$2:.$Q$17];[.$B9]+1;[.AR$3]+1 )*16+INDEX([XOR.$B$2:.$Q$17];[.$C9]+1;[.AR$4]+1))" office:value-type="string" office:string-value="">
            <text:p/>
          </table:table-cell>
          <table:table-cell table:style-name="ce3" table:formula="of:=CHAR(INDEX([XOR.$B$2:.$Q$17];[.$B9]+1;[.AS$3]+1 )*16+INDEX([XOR.$B$2:.$Q$17];[.$C9]+1;[.AS$4]+1))" office:value-type="string" office:string-value="">
            <text:p/>
          </table:table-cell>
          <table:table-cell table:style-name="ce3" table:formula="of:=CHAR(INDEX([XOR.$B$2:.$Q$17];[.$B9]+1;[.AT$3]+1 )*16+INDEX([XOR.$B$2:.$Q$17];[.$C9]+1;[.AT$4]+1))" office:value-type="string" office:string-value="">
            <text:p/>
          </table:table-cell>
          <table:table-cell table:style-name="ce3" table:formula="of:=CHAR(INDEX([XOR.$B$2:.$Q$17];[.$B9]+1;[.AU$3]+1 )*16+INDEX([XOR.$B$2:.$Q$17];[.$C9]+1;[.AU$4]+1))" office:value-type="string" office:string-value="">
            <text:p/>
          </table:table-cell>
          <table:table-cell table:style-name="ce3" table:formula="of:=CHAR(INDEX([XOR.$B$2:.$Q$17];[.$B9]+1;[.AV$3]+1 )*16+INDEX([XOR.$B$2:.$Q$17];[.$C9]+1;[.AV$4]+1))" office:value-type="string" office:string-value="">
            <text:p/>
          </table:table-cell>
          <table:table-cell table:style-name="ce3" table:formula="of:=CHAR(INDEX([XOR.$B$2:.$Q$17];[.$B9]+1;[.AW$3]+1 )*16+INDEX([XOR.$B$2:.$Q$17];[.$C9]+1;[.AW$4]+1))" office:value-type="string" office:string-value="">
            <text:p/>
          </table:table-cell>
          <table:table-cell table:style-name="ce3" table:formula="of:=CHAR(INDEX([XOR.$B$2:.$Q$17];[.$B9]+1;[.AX$3]+1 )*16+INDEX([XOR.$B$2:.$Q$17];[.$C9]+1;[.AX$4]+1))" office:value-type="string" office:string-value="">
            <text:p/>
          </table:table-cell>
          <table:table-cell table:style-name="ce3" table:formula="of:=CHAR(INDEX([XOR.$B$2:.$Q$17];[.$B9]+1;[.AY$3]+1 )*16+INDEX([XOR.$B$2:.$Q$17];[.$C9]+1;[.AY$4]+1))" office:value-type="string" office:string-value="">
            <text:p/>
          </table:table-cell>
          <table:table-cell table:style-name="ce3" table:formula="of:=CHAR(INDEX([XOR.$B$2:.$Q$17];[.$B9]+1;[.AZ$3]+1 )*16+INDEX([XOR.$B$2:.$Q$17];[.$C9]+1;[.AZ$4]+1))" office:value-type="string" office:string-value="">
            <text:p/>
          </table:table-cell>
          <table:table-cell table:style-name="ce3" table:formula="of:=CHAR(INDEX([XOR.$B$2:.$Q$17];[.$B9]+1;[.BA$3]+1 )*16+INDEX([XOR.$B$2:.$Q$17];[.$C9]+1;[.BA$4]+1))" office:value-type="string" office:string-value="">
            <text:p/>
          </table:table-cell>
          <table:table-cell table:style-name="ce3" table:formula="of:=CHAR(INDEX([XOR.$B$2:.$Q$17];[.$B9]+1;[.BB$3]+1 )*16+INDEX([XOR.$B$2:.$Q$17];[.$C9]+1;[.BB$4]+1))" office:value-type="string" office:string-value="">
            <text:p/>
          </table:table-cell>
          <table:table-cell table:style-name="ce3" table:formula="of:=CHAR(INDEX([XOR.$B$2:.$Q$17];[.$B9]+1;[.BC$3]+1 )*16+INDEX([XOR.$B$2:.$Q$17];[.$C9]+1;[.BC$4]+1))" office:value-type="string" office:string-value="">
            <text:p/>
          </table:table-cell>
          <table:table-cell table:style-name="ce3" table:formula="of:=CHAR(INDEX([XOR.$B$2:.$Q$17];[.$B9]+1;[.BD$3]+1 )*16+INDEX([XOR.$B$2:.$Q$17];[.$C9]+1;[.BD$4]+1))" office:value-type="string" office:string-value="">
            <text:p/>
          </table:table-cell>
          <table:table-cell table:style-name="ce3" table:formula="of:=CHAR(INDEX([XOR.$B$2:.$Q$17];[.$B9]+1;[.BE$3]+1 )*16+INDEX([XOR.$B$2:.$Q$17];[.$C9]+1;[.BE$4]+1))" office:value-type="string" office:string-value="">
            <text:p/>
          </table:table-cell>
          <table:table-cell table:style-name="ce3" table:formula="of:=CHAR(INDEX([XOR.$B$2:.$Q$17];[.$B9]+1;[.BF$3]+1 )*16+INDEX([XOR.$B$2:.$Q$17];[.$C9]+1;[.BF$4]+1))" office:value-type="string" office:string-value="">
            <text:p/>
          </table:table-cell>
          <table:table-cell table:style-name="ce3" table:formula="of:=CHAR(INDEX([XOR.$B$2:.$Q$17];[.$B9]+1;[.BG$3]+1 )*16+INDEX([XOR.$B$2:.$Q$17];[.$C9]+1;[.BG$4]+1))" office:value-type="string" office:string-value="">
            <text:p/>
          </table:table-cell>
          <table:table-cell table:style-name="ce3" table:formula="of:=CHAR(INDEX([XOR.$B$2:.$Q$17];[.$B9]+1;[.BH$3]+1 )*16+INDEX([XOR.$B$2:.$Q$17];[.$C9]+1;[.BH$4]+1))" office:value-type="string" office:string-value="">
            <text:p/>
          </table:table-cell>
          <table:table-cell table:style-name="ce3" table:formula="of:=CHAR(INDEX([XOR.$B$2:.$Q$17];[.$B9]+1;[.BI$3]+1 )*16+INDEX([XOR.$B$2:.$Q$17];[.$C9]+1;[.BI$4]+1))" office:value-type="string" office:string-value="">
            <text:p/>
          </table:table-cell>
          <table:table-cell table:style-name="ce3" table:formula="of:=CHAR(INDEX([XOR.$B$2:.$Q$17];[.$B9]+1;[.BJ$3]+1 )*16+INDEX([XOR.$B$2:.$Q$17];[.$C9]+1;[.BJ$4]+1))" office:value-type="string" office:string-value="&#9;">
            <text:p><text:tab/></text:p>
          </table:table-cell>
          <table:table-cell table:style-name="ce3" table:formula="of:=CHAR(INDEX([XOR.$B$2:.$Q$17];[.$B9]+1;[.BK$3]+1 )*16+INDEX([XOR.$B$2:.$Q$17];[.$C9]+1;[.BK$4]+1))" office:value-type="string" office:string-value="">
            <text:p/>
          </table:table-cell>
          <table:table-cell table:style-name="ce3" table:formula="of:=CHAR(INDEX([XOR.$B$2:.$Q$17];[.$B9]+1;[.BL$3]+1 )*16+INDEX([XOR.$B$2:.$Q$17];[.$C9]+1;[.BL$4]+1))" office:value-type="string" office:string-value="">
            <text:p/>
          </table:table-cell>
          <table:table-cell table:style-name="ce3" table:formula="of:=CHAR(INDEX([XOR.$B$2:.$Q$17];[.$B9]+1;[.BM$3]+1 )*16+INDEX([XOR.$B$2:.$Q$17];[.$C9]+1;[.BM$4]+1))" office:value-type="string" office:string-value="&#10;">
            <text:p><text:line-break/></text:p>
          </table:table-cell>
          <table:table-cell table:style-name="ce3" table:formula="of:=CHAR(INDEX([XOR.$B$2:.$Q$17];[.$B9]+1;[.BN$3]+1 )*16+INDEX([XOR.$B$2:.$Q$17];[.$C9]+1;[.BN$4]+1))" office:value-type="string" office:string-value="&#13;">
            <text:p></text:p>
          </table:table-cell>
          <table:table-cell table:style-name="ce3" table:formula="of:=CHAR(INDEX([XOR.$B$2:.$Q$17];[.$B9]+1;[.BO$3]+1 )*16+INDEX([XOR.$B$2:.$Q$17];[.$C9]+1;[.BO$4]+1))" office:value-type="string" office:string-value="">
            <text:p/>
          </table:table-cell>
          <table:table-cell table:style-name="ce3" table:formula="of:=CHAR(INDEX([XOR.$B$2:.$Q$17];[.$B9]+1;[.BP$3]+1 )*16+INDEX([XOR.$B$2:.$Q$17];[.$C9]+1;[.BP$4]+1))" office:value-type="string" office:string-value="">
            <text:p/>
          </table:table-cell>
          <table:table-cell table:style-name="ce3" table:formula="of:=CHAR(INDEX([XOR.$B$2:.$Q$17];[.$B9]+1;[.BQ$3]+1 )*16+INDEX([XOR.$B$2:.$Q$17];[.$C9]+1;[.BQ$4]+1))" office:value-type="string" office:string-value="">
            <text:p/>
          </table:table-cell>
          <table:table-cell table:style-name="ce3" table:formula="of:=CHAR(INDEX([XOR.$B$2:.$Q$17];[.$B9]+1;[.BR$3]+1 )*16+INDEX([XOR.$B$2:.$Q$17];[.$C9]+1;[.BR$4]+1))" office:value-type="string" office:string-value="q">
            <text:p>q</text:p>
          </table:table-cell>
          <table:table-cell table:style-name="ce3" table:formula="of:=CHAR(INDEX([XOR.$B$2:.$Q$17];[.$B9]+1;[.BS$3]+1 )*16+INDEX([XOR.$B$2:.$Q$17];[.$C9]+1;[.BS$4]+1))" office:value-type="string" office:string-value="p">
            <text:p>p</text:p>
          </table:table-cell>
          <table:table-cell table:style-name="ce3" table:formula="of:=CHAR(INDEX([XOR.$B$2:.$Q$17];[.$B9]+1;[.BT$3]+1 )*16+INDEX([XOR.$B$2:.$Q$17];[.$C9]+1;[.BT$4]+1))" office:value-type="string" office:string-value="s">
            <text:p>s</text:p>
          </table:table-cell>
          <table:table-cell table:style-name="ce3" table:formula="of:=CHAR(INDEX([XOR.$B$2:.$Q$17];[.$B9]+1;[.BU$3]+1 )*16+INDEX([XOR.$B$2:.$Q$17];[.$C9]+1;[.BU$4]+1))" office:value-type="string" office:string-value="r">
            <text:p>r</text:p>
          </table:table-cell>
          <table:table-cell table:style-name="ce3" table:formula="of:=CHAR(INDEX([XOR.$B$2:.$Q$17];[.$B9]+1;[.BV$3]+1 )*16+INDEX([XOR.$B$2:.$Q$17];[.$C9]+1;[.BV$4]+1))" office:value-type="string" office:string-value="u">
            <text:p>u</text:p>
          </table:table-cell>
          <table:table-cell table:style-name="ce3" table:formula="of:=CHAR(INDEX([XOR.$B$2:.$Q$17];[.$B9]+1;[.BW$3]+1 )*16+INDEX([XOR.$B$2:.$Q$17];[.$C9]+1;[.BW$4]+1))" office:value-type="string" office:string-value="t">
            <text:p>t</text:p>
          </table:table-cell>
          <table:table-cell table:style-name="ce3" table:formula="of:=CHAR(INDEX([XOR.$B$2:.$Q$17];[.$B9]+1;[.BX$3]+1 )*16+INDEX([XOR.$B$2:.$Q$17];[.$C9]+1;[.BX$4]+1))" office:value-type="string" office:string-value="w">
            <text:p>w</text:p>
          </table:table-cell>
          <table:table-cell table:style-name="ce3" table:formula="of:=CHAR(INDEX([XOR.$B$2:.$Q$17];[.$B9]+1;[.BY$3]+1 )*16+INDEX([XOR.$B$2:.$Q$17];[.$C9]+1;[.BY$4]+1))" office:value-type="string" office:string-value="v">
            <text:p>v</text:p>
          </table:table-cell>
          <table:table-cell table:style-name="ce3" table:formula="of:=CHAR(INDEX([XOR.$B$2:.$Q$17];[.$B9]+1;[.BZ$3]+1 )*16+INDEX([XOR.$B$2:.$Q$17];[.$C9]+1;[.BZ$4]+1))" office:value-type="string" office:string-value="y">
            <text:p>y</text:p>
          </table:table-cell>
          <table:table-cell table:style-name="ce3" table:formula="of:=CHAR(INDEX([XOR.$B$2:.$Q$17];[.$B9]+1;[.CA$3]+1 )*16+INDEX([XOR.$B$2:.$Q$17];[.$C9]+1;[.CA$4]+1))" office:value-type="string" office:string-value="x">
            <text:p>x</text:p>
          </table:table-cell>
          <table:table-cell table:style-name="ce3" table:formula="of:=CHAR(INDEX([XOR.$B$2:.$Q$17];[.$B9]+1;[.CB$3]+1 )*16+INDEX([XOR.$B$2:.$Q$17];[.$C9]+1;[.CB$4]+1))" office:value-type="string" office:string-value="{">
            <text:p>{</text:p>
          </table:table-cell>
          <table:table-cell table:style-name="ce3" table:formula="of:=CHAR(INDEX([XOR.$B$2:.$Q$17];[.$B9]+1;[.CC$3]+1 )*16+INDEX([XOR.$B$2:.$Q$17];[.$C9]+1;[.CC$4]+1))" office:value-type="string" office:string-value="z">
            <text:p>z</text:p>
          </table:table-cell>
          <table:table-cell table:style-name="ce3" table:formula="of:=CHAR(INDEX([XOR.$B$2:.$Q$17];[.$B9]+1;[.CD$3]+1 )*16+INDEX([XOR.$B$2:.$Q$17];[.$C9]+1;[.CD$4]+1))" office:value-type="string" office:string-value="}">
            <text:p>}</text:p>
          </table:table-cell>
          <table:table-cell table:style-name="ce3" table:formula="of:=CHAR(INDEX([XOR.$B$2:.$Q$17];[.$B9]+1;[.CE$3]+1 )*16+INDEX([XOR.$B$2:.$Q$17];[.$C9]+1;[.CE$4]+1))" office:value-type="string" office:string-value="|">
            <text:p>|</text:p>
          </table:table-cell>
          <table:table-cell table:style-name="ce3" table:formula="of:=CHAR(INDEX([XOR.$B$2:.$Q$17];[.$B9]+1;[.CF$3]+1 )*16+INDEX([XOR.$B$2:.$Q$17];[.$C9]+1;[.CF$4]+1))" office:value-type="string" office:string-value="">
            <text:p></text:p>
          </table:table-cell>
          <table:table-cell table:style-name="ce3" table:formula="of:=CHAR(INDEX([XOR.$B$2:.$Q$17];[.$B9]+1;[.CG$3]+1 )*16+INDEX([XOR.$B$2:.$Q$17];[.$C9]+1;[.CG$4]+1))" office:value-type="string" office:string-value="~">
            <text:p>~</text:p>
          </table:table-cell>
          <table:table-cell table:style-name="ce3" table:formula="of:=CHAR(INDEX([XOR.$B$2:.$Q$17];[.$B9]+1;[.CH$3]+1 )*16+INDEX([XOR.$B$2:.$Q$17];[.$C9]+1;[.CH$4]+1))" office:value-type="string" office:string-value="a">
            <text:p>a</text:p>
          </table:table-cell>
          <table:table-cell table:style-name="ce3" table:formula="of:=CHAR(INDEX([XOR.$B$2:.$Q$17];[.$B9]+1;[.CI$3]+1 )*16+INDEX([XOR.$B$2:.$Q$17];[.$C9]+1;[.CI$4]+1))" office:value-type="string" office:string-value="`">
            <text:p>`</text:p>
          </table:table-cell>
          <table:table-cell table:style-name="ce3" table:formula="of:=CHAR(INDEX([XOR.$B$2:.$Q$17];[.$B9]+1;[.CJ$3]+1 )*16+INDEX([XOR.$B$2:.$Q$17];[.$C9]+1;[.CJ$4]+1))" office:value-type="string" office:string-value="c">
            <text:p>c</text:p>
          </table:table-cell>
          <table:table-cell table:style-name="ce3" table:formula="of:=CHAR(INDEX([XOR.$B$2:.$Q$17];[.$B9]+1;[.CK$3]+1 )*16+INDEX([XOR.$B$2:.$Q$17];[.$C9]+1;[.CK$4]+1))" office:value-type="string" office:string-value="b">
            <text:p>b</text:p>
          </table:table-cell>
          <table:table-cell table:style-name="ce3" table:formula="of:=CHAR(INDEX([XOR.$B$2:.$Q$17];[.$B9]+1;[.CL$3]+1 )*16+INDEX([XOR.$B$2:.$Q$17];[.$C9]+1;[.CL$4]+1))" office:value-type="string" office:string-value="e">
            <text:p>e</text:p>
          </table:table-cell>
          <table:table-cell table:style-name="ce3" table:formula="of:=CHAR(INDEX([XOR.$B$2:.$Q$17];[.$B9]+1;[.CM$3]+1 )*16+INDEX([XOR.$B$2:.$Q$17];[.$C9]+1;[.CM$4]+1))" office:value-type="string" office:string-value="d">
            <text:p>d</text:p>
          </table:table-cell>
          <table:table-cell table:style-name="ce3" table:formula="of:=CHAR(INDEX([XOR.$B$2:.$Q$17];[.$B9]+1;[.CN$3]+1 )*16+INDEX([XOR.$B$2:.$Q$17];[.$C9]+1;[.CN$4]+1))" office:value-type="string" office:string-value="g">
            <text:p>g</text:p>
          </table:table-cell>
          <table:table-cell table:style-name="ce3" table:formula="of:=CHAR(INDEX([XOR.$B$2:.$Q$17];[.$B9]+1;[.CO$3]+1 )*16+INDEX([XOR.$B$2:.$Q$17];[.$C9]+1;[.CO$4]+1))" office:value-type="string" office:string-value="f">
            <text:p>f</text:p>
          </table:table-cell>
          <table:table-cell table:style-name="ce8" table:formula="of:=CHAR(INDEX([XOR.$B$2:.$Q$17];[.$B9]+1;[.CP$3]+1 )*16+INDEX([XOR.$B$2:.$Q$17];[.$C9]+1;[.CP$4]+1))" office:value-type="string" office:string-value="i">
            <text:p>i</text:p>
          </table:table-cell>
          <table:table-cell table:style-name="ce3" table:formula="of:=CHAR(INDEX([XOR.$B$2:.$Q$17];[.$B9]+1;[.CQ$3]+1 )*16+INDEX([XOR.$B$2:.$Q$17];[.$C9]+1;[.CQ$4]+1))" office:value-type="string" office:string-value="h">
            <text:p>h</text:p>
          </table:table-cell>
          <table:table-cell table:style-name="ce3" table:formula="of:=CHAR(INDEX([XOR.$B$2:.$Q$17];[.$B9]+1;[.CR$3]+1 )*16+INDEX([XOR.$B$2:.$Q$17];[.$C9]+1;[.CR$4]+1))" office:value-type="string" office:string-value="k">
            <text:p>k</text:p>
          </table:table-cell>
          <table:table-cell table:style-name="ce3" table:formula="of:=CHAR(INDEX([XOR.$B$2:.$Q$17];[.$B9]+1;[.CS$3]+1 )*16+INDEX([XOR.$B$2:.$Q$17];[.$C9]+1;[.CS$4]+1))" office:value-type="string" office:string-value="j">
            <text:p>j</text:p>
          </table:table-cell>
          <table:table-cell table:style-name="ce3" table:formula="of:=CHAR(INDEX([XOR.$B$2:.$Q$17];[.$B9]+1;[.CT$3]+1 )*16+INDEX([XOR.$B$2:.$Q$17];[.$C9]+1;[.CT$4]+1))" office:value-type="string" office:string-value="m">
            <text:p>m</text:p>
          </table:table-cell>
          <table:table-cell table:style-name="ce3" table:formula="of:=CHAR(INDEX([XOR.$B$2:.$Q$17];[.$B9]+1;[.CU$3]+1 )*16+INDEX([XOR.$B$2:.$Q$17];[.$C9]+1;[.CU$4]+1))" office:value-type="string" office:string-value="l">
            <text:p>l</text:p>
          </table:table-cell>
          <table:table-cell table:style-name="ce3" table:formula="of:=CHAR(INDEX([XOR.$B$2:.$Q$17];[.$B9]+1;[.CV$3]+1 )*16+INDEX([XOR.$B$2:.$Q$17];[.$C9]+1;[.CV$4]+1))" office:value-type="string" office:string-value="o">
            <text:p>o</text:p>
          </table:table-cell>
          <table:table-cell table:style-name="ce3" table:formula="of:=CHAR(INDEX([XOR.$B$2:.$Q$17];[.$B9]+1;[.CW$3]+1 )*16+INDEX([XOR.$B$2:.$Q$17];[.$C9]+1;[.CW$4]+1))" office:value-type="string" office:string-value="n">
            <text:p>n</text:p>
          </table:table-cell>
          <table:table-cell table:style-name="ce3" table:formula="of:=CHAR(INDEX([XOR.$B$2:.$Q$17];[.$B9]+1;[.CX$3]+1 )*16+INDEX([XOR.$B$2:.$Q$17];[.$C9]+1;[.CX$4]+1))" office:value-type="string" office:string-value="Q">
            <text:p>Q</text:p>
          </table:table-cell>
          <table:table-cell table:style-name="ce3" table:formula="of:=CHAR(INDEX([XOR.$B$2:.$Q$17];[.$B9]+1;[.CY$3]+1 )*16+INDEX([XOR.$B$2:.$Q$17];[.$C9]+1;[.CY$4]+1))" office:value-type="string" office:string-value="P">
            <text:p>P</text:p>
          </table:table-cell>
          <table:table-cell table:style-name="ce3" table:formula="of:=CHAR(INDEX([XOR.$B$2:.$Q$17];[.$B9]+1;[.CZ$3]+1 )*16+INDEX([XOR.$B$2:.$Q$17];[.$C9]+1;[.CZ$4]+1))" office:value-type="string" office:string-value="S">
            <text:p>S</text:p>
          </table:table-cell>
          <table:table-cell table:style-name="ce3" table:formula="of:=CHAR(INDEX([XOR.$B$2:.$Q$17];[.$B9]+1;[.DA$3]+1 )*16+INDEX([XOR.$B$2:.$Q$17];[.$C9]+1;[.DA$4]+1))" office:value-type="string" office:string-value="R">
            <text:p>R</text:p>
          </table:table-cell>
          <table:table-cell table:style-name="ce3" table:formula="of:=CHAR(INDEX([XOR.$B$2:.$Q$17];[.$B9]+1;[.DB$3]+1 )*16+INDEX([XOR.$B$2:.$Q$17];[.$C9]+1;[.DB$4]+1))" office:value-type="string" office:string-value="U">
            <text:p>U</text:p>
          </table:table-cell>
          <table:table-cell table:style-name="ce3" table:formula="of:=CHAR(INDEX([XOR.$B$2:.$Q$17];[.$B9]+1;[.DC$3]+1 )*16+INDEX([XOR.$B$2:.$Q$17];[.$C9]+1;[.DC$4]+1))" office:value-type="string" office:string-value="T">
            <text:p>T</text:p>
          </table:table-cell>
          <table:table-cell table:style-name="ce3" table:formula="of:=CHAR(INDEX([XOR.$B$2:.$Q$17];[.$B9]+1;[.DD$3]+1 )*16+INDEX([XOR.$B$2:.$Q$17];[.$C9]+1;[.DD$4]+1))" office:value-type="string" office:string-value="W">
            <text:p>W</text:p>
          </table:table-cell>
          <table:table-cell table:style-name="ce3" table:formula="of:=CHAR(INDEX([XOR.$B$2:.$Q$17];[.$B9]+1;[.DE$3]+1 )*16+INDEX([XOR.$B$2:.$Q$17];[.$C9]+1;[.DE$4]+1))" office:value-type="string" office:string-value="V">
            <text:p>V</text:p>
          </table:table-cell>
          <table:table-cell table:style-name="ce3" table:formula="of:=CHAR(INDEX([XOR.$B$2:.$Q$17];[.$B9]+1;[.DF$3]+1 )*16+INDEX([XOR.$B$2:.$Q$17];[.$C9]+1;[.DF$4]+1))" office:value-type="string" office:string-value="Y">
            <text:p>Y</text:p>
          </table:table-cell>
          <table:table-cell table:style-name="ce3" table:formula="of:=CHAR(INDEX([XOR.$B$2:.$Q$17];[.$B9]+1;[.DG$3]+1 )*16+INDEX([XOR.$B$2:.$Q$17];[.$C9]+1;[.DG$4]+1))" office:value-type="string" office:string-value="X">
            <text:p>X</text:p>
          </table:table-cell>
          <table:table-cell table:style-name="ce3" table:formula="of:=CHAR(INDEX([XOR.$B$2:.$Q$17];[.$B9]+1;[.DH$3]+1 )*16+INDEX([XOR.$B$2:.$Q$17];[.$C9]+1;[.DH$4]+1))" office:value-type="string" office:string-value="[">
            <text:p>[</text:p>
          </table:table-cell>
          <table:table-cell table:style-name="ce3" table:formula="of:=CHAR(INDEX([XOR.$B$2:.$Q$17];[.$B9]+1;[.DI$3]+1 )*16+INDEX([XOR.$B$2:.$Q$17];[.$C9]+1;[.DI$4]+1))" office:value-type="string" office:string-value="Z">
            <text:p>Z</text:p>
          </table:table-cell>
          <table:table-cell table:style-name="ce3" table:formula="of:=CHAR(INDEX([XOR.$B$2:.$Q$17];[.$B9]+1;[.DJ$3]+1 )*16+INDEX([XOR.$B$2:.$Q$17];[.$C9]+1;[.DJ$4]+1))" office:value-type="string" office:string-value="]">
            <text:p>]</text:p>
          </table:table-cell>
          <table:table-cell table:style-name="ce3" table:formula="of:=CHAR(INDEX([XOR.$B$2:.$Q$17];[.$B9]+1;[.DK$3]+1 )*16+INDEX([XOR.$B$2:.$Q$17];[.$C9]+1;[.DK$4]+1))" office:value-type="string" office:string-value="\">
            <text:p>\</text:p>
          </table:table-cell>
          <table:table-cell table:style-name="ce3" table:formula="of:=CHAR(INDEX([XOR.$B$2:.$Q$17];[.$B9]+1;[.DL$3]+1 )*16+INDEX([XOR.$B$2:.$Q$17];[.$C9]+1;[.DL$4]+1))" office:value-type="string" office:string-value="_">
            <text:p>_</text:p>
          </table:table-cell>
          <table:table-cell table:style-name="ce3" table:formula="of:=CHAR(INDEX([XOR.$B$2:.$Q$17];[.$B9]+1;[.DM$3]+1 )*16+INDEX([XOR.$B$2:.$Q$17];[.$C9]+1;[.DM$4]+1))" office:value-type="string" office:string-value="^">
            <text:p>^</text:p>
          </table:table-cell>
          <table:table-cell table:style-name="ce3" table:formula="of:=CHAR(INDEX([XOR.$B$2:.$Q$17];[.$B9]+1;[.DN$3]+1 )*16+INDEX([XOR.$B$2:.$Q$17];[.$C9]+1;[.DN$4]+1))" office:value-type="string" office:string-value="A">
            <text:p>A</text:p>
          </table:table-cell>
          <table:table-cell table:style-name="ce3" table:formula="of:=CHAR(INDEX([XOR.$B$2:.$Q$17];[.$B9]+1;[.DO$3]+1 )*16+INDEX([XOR.$B$2:.$Q$17];[.$C9]+1;[.DO$4]+1))" office:value-type="string" office:string-value="@">
            <text:p>@</text:p>
          </table:table-cell>
          <table:table-cell table:style-name="ce3" table:formula="of:=CHAR(INDEX([XOR.$B$2:.$Q$17];[.$B9]+1;[.DP$3]+1 )*16+INDEX([XOR.$B$2:.$Q$17];[.$C9]+1;[.DP$4]+1))" office:value-type="string" office:string-value="C">
            <text:p>C</text:p>
          </table:table-cell>
          <table:table-cell table:style-name="ce3" table:formula="of:=CHAR(INDEX([XOR.$B$2:.$Q$17];[.$B9]+1;[.DQ$3]+1 )*16+INDEX([XOR.$B$2:.$Q$17];[.$C9]+1;[.DQ$4]+1))" office:value-type="string" office:string-value="B">
            <text:p>B</text:p>
          </table:table-cell>
          <table:table-cell table:style-name="ce3" table:formula="of:=CHAR(INDEX([XOR.$B$2:.$Q$17];[.$B9]+1;[.DR$3]+1 )*16+INDEX([XOR.$B$2:.$Q$17];[.$C9]+1;[.DR$4]+1))" office:value-type="string" office:string-value="E">
            <text:p>E</text:p>
          </table:table-cell>
          <table:table-cell table:style-name="ce3" table:formula="of:=CHAR(INDEX([XOR.$B$2:.$Q$17];[.$B9]+1;[.DS$3]+1 )*16+INDEX([XOR.$B$2:.$Q$17];[.$C9]+1;[.DS$4]+1))" office:value-type="string" office:string-value="D">
            <text:p>D</text:p>
          </table:table-cell>
          <table:table-cell table:style-name="ce3" table:formula="of:=CHAR(INDEX([XOR.$B$2:.$Q$17];[.$B9]+1;[.DT$3]+1 )*16+INDEX([XOR.$B$2:.$Q$17];[.$C9]+1;[.DT$4]+1))" office:value-type="string" office:string-value="G">
            <text:p>G</text:p>
          </table:table-cell>
          <table:table-cell table:style-name="ce3" table:formula="of:=CHAR(INDEX([XOR.$B$2:.$Q$17];[.$B9]+1;[.DU$3]+1 )*16+INDEX([XOR.$B$2:.$Q$17];[.$C9]+1;[.DU$4]+1))" office:value-type="string" office:string-value="F">
            <text:p>F</text:p>
          </table:table-cell>
          <table:table-cell table:style-name="ce3" table:formula="of:=CHAR(INDEX([XOR.$B$2:.$Q$17];[.$B9]+1;[.DV$3]+1 )*16+INDEX([XOR.$B$2:.$Q$17];[.$C9]+1;[.DV$4]+1))" office:value-type="string" office:string-value="I">
            <text:p>I</text:p>
          </table:table-cell>
          <table:table-cell table:style-name="ce3" table:formula="of:=CHAR(INDEX([XOR.$B$2:.$Q$17];[.$B9]+1;[.DW$3]+1 )*16+INDEX([XOR.$B$2:.$Q$17];[.$C9]+1;[.DW$4]+1))" office:value-type="string" office:string-value="H">
            <text:p>H</text:p>
          </table:table-cell>
          <table:table-cell table:style-name="ce3" table:formula="of:=CHAR(INDEX([XOR.$B$2:.$Q$17];[.$B9]+1;[.DX$3]+1 )*16+INDEX([XOR.$B$2:.$Q$17];[.$C9]+1;[.DX$4]+1))" office:value-type="string" office:string-value="K">
            <text:p>K</text:p>
          </table:table-cell>
          <table:table-cell table:style-name="ce3" table:formula="of:=CHAR(INDEX([XOR.$B$2:.$Q$17];[.$B9]+1;[.DY$3]+1 )*16+INDEX([XOR.$B$2:.$Q$17];[.$C9]+1;[.DY$4]+1))" office:value-type="string" office:string-value="J">
            <text:p>J</text:p>
          </table:table-cell>
          <table:table-cell table:style-name="ce3" table:formula="of:=CHAR(INDEX([XOR.$B$2:.$Q$17];[.$B9]+1;[.DZ$3]+1 )*16+INDEX([XOR.$B$2:.$Q$17];[.$C9]+1;[.DZ$4]+1))" office:value-type="string" office:string-value="M">
            <text:p>M</text:p>
          </table:table-cell>
          <table:table-cell table:style-name="ce3" table:formula="of:=CHAR(INDEX([XOR.$B$2:.$Q$17];[.$B9]+1;[.EA$3]+1 )*16+INDEX([XOR.$B$2:.$Q$17];[.$C9]+1;[.EA$4]+1))" office:value-type="string" office:string-value="L">
            <text:p>L</text:p>
          </table:table-cell>
          <table:table-cell table:style-name="ce3" table:formula="of:=CHAR(INDEX([XOR.$B$2:.$Q$17];[.$B9]+1;[.EB$3]+1 )*16+INDEX([XOR.$B$2:.$Q$17];[.$C9]+1;[.EB$4]+1))" office:value-type="string" office:string-value="O">
            <text:p>O</text:p>
          </table:table-cell>
          <table:table-cell table:style-name="ce3" table:formula="of:=CHAR(INDEX([XOR.$B$2:.$Q$17];[.$B9]+1;[.EC$3]+1 )*16+INDEX([XOR.$B$2:.$Q$17];[.$C9]+1;[.EC$4]+1))" office:value-type="string" office:string-value="N">
            <text:p>N</text:p>
          </table:table-cell>
          <table:table-cell table:style-name="ce3" table:number-columns-repeated="21"/>
        </table:table-row>
        <table:table-row table:style-name="ro4">
          <table:table-cell table:formula="of:=[.A9]+2" office:value-type="float" office:value="11">
            <text:p>11</text:p>
          </table:table-cell>
          <table:table-cell table:formula="of:=RIGHT(LEFT([.$B$1];[.A10]);1)" office:value-type="string" office:string-value="3">
            <text:p>3</text:p>
          </table:table-cell>
          <table:table-cell table:formula="of:=VLOOKUP(RIGHT(LEFT([.$B$1];[.A10]+1);1);[Sheet1.$A$2:.$C$17];3;0)" office:value-type="float" office:value="6">
            <text:p>6</text:p>
          </table:table-cell>
          <table:table-cell table:formula="of:=[.C10]+[.B10]*16" office:value-type="float" office:value="54">
            <text:p>54</text:p>
          </table:table-cell>
          <table:table-cell table:formula="of:=CHAR([.D10])" office:value-type="string" office:string-value="6">
            <text:p>6</text:p>
          </table:table-cell>
          <table:table-cell table:style-name="ce3" table:formula="of:=CHAR(INDEX([XOR.$B$2:.$Q$17];[.$B10]+1;[.F$3]+1 )*16+INDEX([XOR.$B$2:.$Q$17];[.$C10]+1;[.F$4]+1))" office:value-type="string" office:string-value="6">
            <text:p>6</text:p>
          </table:table-cell>
          <table:table-cell table:style-name="ce3" table:formula="of:=CHAR(INDEX([XOR.$B$2:.$Q$17];[.$B10]+1;[.G$3]+1 )*16+INDEX([XOR.$B$2:.$Q$17];[.$C10]+1;[.G$4]+1))" office:value-type="string" office:string-value="7">
            <text:p>7</text:p>
          </table:table-cell>
          <table:table-cell table:style-name="ce3" table:formula="of:=CHAR(INDEX([XOR.$B$2:.$Q$17];[.$B10]+1;[.H$3]+1 )*16+INDEX([XOR.$B$2:.$Q$17];[.$C10]+1;[.H$4]+1))" office:value-type="string" office:string-value="4">
            <text:p>4</text:p>
          </table:table-cell>
          <table:table-cell table:style-name="ce3" table:formula="of:=CHAR(INDEX([XOR.$B$2:.$Q$17];[.$B10]+1;[.I$3]+1 )*16+INDEX([XOR.$B$2:.$Q$17];[.$C10]+1;[.I$4]+1))" office:value-type="string" office:string-value="5">
            <text:p>5</text:p>
          </table:table-cell>
          <table:table-cell table:style-name="ce3" table:formula="of:=CHAR(INDEX([XOR.$B$2:.$Q$17];[.$B10]+1;[.J$3]+1 )*16+INDEX([XOR.$B$2:.$Q$17];[.$C10]+1;[.J$4]+1))" office:value-type="string" office:string-value="2">
            <text:p>2</text:p>
          </table:table-cell>
          <table:table-cell table:style-name="ce3" table:formula="of:=CHAR(INDEX([XOR.$B$2:.$Q$17];[.$B10]+1;[.K$3]+1 )*16+INDEX([XOR.$B$2:.$Q$17];[.$C10]+1;[.K$4]+1))" office:value-type="string" office:string-value="3">
            <text:p>3</text:p>
          </table:table-cell>
          <table:table-cell table:style-name="ce3" table:formula="of:=CHAR(INDEX([XOR.$B$2:.$Q$17];[.$B10]+1;[.L$3]+1 )*16+INDEX([XOR.$B$2:.$Q$17];[.$C10]+1;[.L$4]+1))" office:value-type="string" office:string-value="0">
            <text:p>0</text:p>
          </table:table-cell>
          <table:table-cell table:style-name="ce3" table:formula="of:=CHAR(INDEX([XOR.$B$2:.$Q$17];[.$B10]+1;[.M$3]+1 )*16+INDEX([XOR.$B$2:.$Q$17];[.$C10]+1;[.M$4]+1))" office:value-type="string" office:string-value="1">
            <text:p>1</text:p>
          </table:table-cell>
          <table:table-cell table:style-name="ce3" table:formula="of:=CHAR(INDEX([XOR.$B$2:.$Q$17];[.$B10]+1;[.N$3]+1 )*16+INDEX([XOR.$B$2:.$Q$17];[.$C10]+1;[.N$4]+1))" office:value-type="string" office:string-value="&gt;">
            <text:p>&gt;</text:p>
          </table:table-cell>
          <table:table-cell table:style-name="ce3" table:formula="of:=CHAR(INDEX([XOR.$B$2:.$Q$17];[.$B10]+1;[.O$3]+1 )*16+INDEX([XOR.$B$2:.$Q$17];[.$C10]+1;[.O$4]+1))" office:value-type="string" office:string-value="?">
            <text:p>?</text:p>
          </table:table-cell>
          <table:table-cell table:style-name="ce3" table:formula="of:=CHAR(INDEX([XOR.$B$2:.$Q$17];[.$B10]+1;[.P$3]+1 )*16+INDEX([XOR.$B$2:.$Q$17];[.$C10]+1;[.P$4]+1))" office:value-type="string" office:string-value="&lt;">
            <text:p>&lt;</text:p>
          </table:table-cell>
          <table:table-cell table:style-name="ce3" table:formula="of:=CHAR(INDEX([XOR.$B$2:.$Q$17];[.$B10]+1;[.Q$3]+1 )*16+INDEX([XOR.$B$2:.$Q$17];[.$C10]+1;[.Q$4]+1))" office:value-type="string" office:string-value="=">
            <text:p>=</text:p>
          </table:table-cell>
          <table:table-cell table:style-name="ce3" table:formula="of:=CHAR(INDEX([XOR.$B$2:.$Q$17];[.$B10]+1;[.R$3]+1 )*16+INDEX([XOR.$B$2:.$Q$17];[.$C10]+1;[.R$4]+1))" office:value-type="string" office:string-value=":">
            <text:p>:</text:p>
          </table:table-cell>
          <table:table-cell table:style-name="ce3" table:formula="of:=CHAR(INDEX([XOR.$B$2:.$Q$17];[.$B10]+1;[.S$3]+1 )*16+INDEX([XOR.$B$2:.$Q$17];[.$C10]+1;[.S$4]+1))" office:value-type="string" office:string-value=";">
            <text:p>;</text:p>
          </table:table-cell>
          <table:table-cell table:style-name="ce3" table:formula="of:=CHAR(INDEX([XOR.$B$2:.$Q$17];[.$B10]+1;[.T$3]+1 )*16+INDEX([XOR.$B$2:.$Q$17];[.$C10]+1;[.T$4]+1))" office:value-type="string" office:string-value="8">
            <text:p>8</text:p>
          </table:table-cell>
          <table:table-cell table:style-name="ce3" table:formula="of:=CHAR(INDEX([XOR.$B$2:.$Q$17];[.$B10]+1;[.U$3]+1 )*16+INDEX([XOR.$B$2:.$Q$17];[.$C10]+1;[.U$4]+1))" office:value-type="string" office:string-value="9">
            <text:p>9</text:p>
          </table:table-cell>
          <table:table-cell table:style-name="ce3" table:formula="of:=CHAR(INDEX([XOR.$B$2:.$Q$17];[.$B10]+1;[.V$3]+1 )*16+INDEX([XOR.$B$2:.$Q$17];[.$C10]+1;[.V$4]+1))" office:value-type="string" office:string-value="&amp;">
            <text:p>&amp;</text:p>
          </table:table-cell>
          <table:table-cell table:style-name="ce3" table:formula="of:=CHAR(INDEX([XOR.$B$2:.$Q$17];[.$B10]+1;[.W$3]+1 )*16+INDEX([XOR.$B$2:.$Q$17];[.$C10]+1;[.W$4]+1))" office:value-type="string" office:string-value="'">
            <text:p>'</text:p>
          </table:table-cell>
          <table:table-cell table:style-name="ce3" table:formula="of:=CHAR(INDEX([XOR.$B$2:.$Q$17];[.$B10]+1;[.X$3]+1 )*16+INDEX([XOR.$B$2:.$Q$17];[.$C10]+1;[.X$4]+1))" office:value-type="string" office:string-value="$">
            <text:p>$</text:p>
          </table:table-cell>
          <table:table-cell table:style-name="ce3" table:formula="of:=CHAR(INDEX([XOR.$B$2:.$Q$17];[.$B10]+1;[.Y$3]+1 )*16+INDEX([XOR.$B$2:.$Q$17];[.$C10]+1;[.Y$4]+1))" office:value-type="string" office:string-value="%">
            <text:p>%</text:p>
          </table:table-cell>
          <table:table-cell table:style-name="ce3" table:formula="of:=CHAR(INDEX([XOR.$B$2:.$Q$17];[.$B10]+1;[.Z$3]+1 )*16+INDEX([XOR.$B$2:.$Q$17];[.$C10]+1;[.Z$4]+1))" office:value-type="string" office:string-value="&quot;">
            <text:p>"</text:p>
          </table:table-cell>
          <table:table-cell table:style-name="ce3" table:formula="of:=CHAR(INDEX([XOR.$B$2:.$Q$17];[.$B10]+1;[.AA$3]+1 )*16+INDEX([XOR.$B$2:.$Q$17];[.$C10]+1;[.AA$4]+1))" office:value-type="string" office:string-value="#">
            <text:p>#</text:p>
          </table:table-cell>
          <table:table-cell table:style-name="ce3" table:formula="of:=CHAR(INDEX([XOR.$B$2:.$Q$17];[.$B10]+1;[.AB$3]+1 )*16+INDEX([XOR.$B$2:.$Q$17];[.$C10]+1;[.AB$4]+1))" office:value-type="string" office:string-value=" ">
            <text:p><text:s/></text:p>
          </table:table-cell>
          <table:table-cell table:style-name="ce3" table:formula="of:=CHAR(INDEX([XOR.$B$2:.$Q$17];[.$B10]+1;[.AC$3]+1 )*16+INDEX([XOR.$B$2:.$Q$17];[.$C10]+1;[.AC$4]+1))" office:value-type="string" office:string-value="!">
            <text:p>!</text:p>
          </table:table-cell>
          <table:table-cell table:style-name="ce3" table:formula="of:=CHAR(INDEX([XOR.$B$2:.$Q$17];[.$B10]+1;[.AD$3]+1 )*16+INDEX([XOR.$B$2:.$Q$17];[.$C10]+1;[.AD$4]+1))" office:value-type="string" office:string-value=".">
            <text:p>.</text:p>
          </table:table-cell>
          <table:table-cell table:style-name="ce3" table:formula="of:=CHAR(INDEX([XOR.$B$2:.$Q$17];[.$B10]+1;[.AE$3]+1 )*16+INDEX([XOR.$B$2:.$Q$17];[.$C10]+1;[.AE$4]+1))" office:value-type="string" office:string-value="/">
            <text:p>/</text:p>
          </table:table-cell>
          <table:table-cell table:style-name="ce3" table:formula="of:=CHAR(INDEX([XOR.$B$2:.$Q$17];[.$B10]+1;[.AF$3]+1 )*16+INDEX([XOR.$B$2:.$Q$17];[.$C10]+1;[.AF$4]+1))" office:value-type="string" office:string-value=",">
            <text:p>,</text:p>
          </table:table-cell>
          <table:table-cell table:style-name="ce3" table:formula="of:=CHAR(INDEX([XOR.$B$2:.$Q$17];[.$B10]+1;[.AG$3]+1 )*16+INDEX([XOR.$B$2:.$Q$17];[.$C10]+1;[.AG$4]+1))" office:value-type="string" office:string-value="-">
            <text:p>-</text:p>
          </table:table-cell>
          <table:table-cell table:style-name="ce3" table:formula="of:=CHAR(INDEX([XOR.$B$2:.$Q$17];[.$B10]+1;[.AH$3]+1 )*16+INDEX([XOR.$B$2:.$Q$17];[.$C10]+1;[.AH$4]+1))" office:value-type="string" office:string-value="*">
            <text:p>*</text:p>
          </table:table-cell>
          <table:table-cell table:style-name="ce3" table:formula="of:=CHAR(INDEX([XOR.$B$2:.$Q$17];[.$B10]+1;[.AI$3]+1 )*16+INDEX([XOR.$B$2:.$Q$17];[.$C10]+1;[.AI$4]+1))" office:value-type="string" office:string-value="+">
            <text:p>+</text:p>
          </table:table-cell>
          <table:table-cell table:style-name="ce3" table:formula="of:=CHAR(INDEX([XOR.$B$2:.$Q$17];[.$B10]+1;[.AJ$3]+1 )*16+INDEX([XOR.$B$2:.$Q$17];[.$C10]+1;[.AJ$4]+1))" office:value-type="string" office:string-value="(">
            <text:p>(</text:p>
          </table:table-cell>
          <table:table-cell table:style-name="ce3" table:formula="of:=CHAR(INDEX([XOR.$B$2:.$Q$17];[.$B10]+1;[.AK$3]+1 )*16+INDEX([XOR.$B$2:.$Q$17];[.$C10]+1;[.AK$4]+1))" office:value-type="string" office:string-value=")">
            <text:p>)</text:p>
          </table:table-cell>
          <table:table-cell table:style-name="ce3" table:formula="of:=CHAR(INDEX([XOR.$B$2:.$Q$17];[.$B10]+1;[.AL$3]+1 )*16+INDEX([XOR.$B$2:.$Q$17];[.$C10]+1;[.AL$4]+1))" office:value-type="string" office:string-value="">
            <text:p/>
          </table:table-cell>
          <table:table-cell table:style-name="ce3" table:formula="of:=CHAR(INDEX([XOR.$B$2:.$Q$17];[.$B10]+1;[.AM$3]+1 )*16+INDEX([XOR.$B$2:.$Q$17];[.$C10]+1;[.AM$4]+1))" office:value-type="string" office:string-value="">
            <text:p/>
          </table:table-cell>
          <table:table-cell table:style-name="ce3" table:formula="of:=CHAR(INDEX([XOR.$B$2:.$Q$17];[.$B10]+1;[.AN$3]+1 )*16+INDEX([XOR.$B$2:.$Q$17];[.$C10]+1;[.AN$4]+1))" office:value-type="string" office:string-value="">
            <text:p/>
          </table:table-cell>
          <table:table-cell table:style-name="ce3" table:formula="of:=CHAR(INDEX([XOR.$B$2:.$Q$17];[.$B10]+1;[.AO$3]+1 )*16+INDEX([XOR.$B$2:.$Q$17];[.$C10]+1;[.AO$4]+1))" office:value-type="string" office:string-value="">
            <text:p/>
          </table:table-cell>
          <table:table-cell table:style-name="ce3" table:formula="of:=CHAR(INDEX([XOR.$B$2:.$Q$17];[.$B10]+1;[.AP$3]+1 )*16+INDEX([XOR.$B$2:.$Q$17];[.$C10]+1;[.AP$4]+1))" office:value-type="string" office:string-value="">
            <text:p/>
          </table:table-cell>
          <table:table-cell table:style-name="ce3" table:formula="of:=CHAR(INDEX([XOR.$B$2:.$Q$17];[.$B10]+1;[.AQ$3]+1 )*16+INDEX([XOR.$B$2:.$Q$17];[.$C10]+1;[.AQ$4]+1))" office:value-type="string" office:string-value="">
            <text:p/>
          </table:table-cell>
          <table:table-cell table:style-name="ce3" table:formula="of:=CHAR(INDEX([XOR.$B$2:.$Q$17];[.$B10]+1;[.AR$3]+1 )*16+INDEX([XOR.$B$2:.$Q$17];[.$C10]+1;[.AR$4]+1))" office:value-type="string" office:string-value="">
            <text:p/>
          </table:table-cell>
          <table:table-cell table:style-name="ce3" table:formula="of:=CHAR(INDEX([XOR.$B$2:.$Q$17];[.$B10]+1;[.AS$3]+1 )*16+INDEX([XOR.$B$2:.$Q$17];[.$C10]+1;[.AS$4]+1))" office:value-type="string" office:string-value="">
            <text:p/>
          </table:table-cell>
          <table:table-cell table:style-name="ce3" table:formula="of:=CHAR(INDEX([XOR.$B$2:.$Q$17];[.$B10]+1;[.AT$3]+1 )*16+INDEX([XOR.$B$2:.$Q$17];[.$C10]+1;[.AT$4]+1))" office:value-type="string" office:string-value="">
            <text:p/>
          </table:table-cell>
          <table:table-cell table:style-name="ce3" table:formula="of:=CHAR(INDEX([XOR.$B$2:.$Q$17];[.$B10]+1;[.AU$3]+1 )*16+INDEX([XOR.$B$2:.$Q$17];[.$C10]+1;[.AU$4]+1))" office:value-type="string" office:string-value="">
            <text:p/>
          </table:table-cell>
          <table:table-cell table:style-name="ce3" table:formula="of:=CHAR(INDEX([XOR.$B$2:.$Q$17];[.$B10]+1;[.AV$3]+1 )*16+INDEX([XOR.$B$2:.$Q$17];[.$C10]+1;[.AV$4]+1))" office:value-type="string" office:string-value="">
            <text:p/>
          </table:table-cell>
          <table:table-cell table:style-name="ce3" table:formula="of:=CHAR(INDEX([XOR.$B$2:.$Q$17];[.$B10]+1;[.AW$3]+1 )*16+INDEX([XOR.$B$2:.$Q$17];[.$C10]+1;[.AW$4]+1))" office:value-type="string" office:string-value="">
            <text:p/>
          </table:table-cell>
          <table:table-cell table:style-name="ce3" table:formula="of:=CHAR(INDEX([XOR.$B$2:.$Q$17];[.$B10]+1;[.AX$3]+1 )*16+INDEX([XOR.$B$2:.$Q$17];[.$C10]+1;[.AX$4]+1))" office:value-type="string" office:string-value="">
            <text:p/>
          </table:table-cell>
          <table:table-cell table:style-name="ce3" table:formula="of:=CHAR(INDEX([XOR.$B$2:.$Q$17];[.$B10]+1;[.AY$3]+1 )*16+INDEX([XOR.$B$2:.$Q$17];[.$C10]+1;[.AY$4]+1))" office:value-type="string" office:string-value="">
            <text:p/>
          </table:table-cell>
          <table:table-cell table:style-name="ce3" table:formula="of:=CHAR(INDEX([XOR.$B$2:.$Q$17];[.$B10]+1;[.AZ$3]+1 )*16+INDEX([XOR.$B$2:.$Q$17];[.$C10]+1;[.AZ$4]+1))" office:value-type="string" office:string-value="">
            <text:p/>
          </table:table-cell>
          <table:table-cell table:style-name="ce3" table:formula="of:=CHAR(INDEX([XOR.$B$2:.$Q$17];[.$B10]+1;[.BA$3]+1 )*16+INDEX([XOR.$B$2:.$Q$17];[.$C10]+1;[.BA$4]+1))" office:value-type="string" office:string-value="">
            <text:p/>
          </table:table-cell>
          <table:table-cell table:style-name="ce3" table:formula="of:=CHAR(INDEX([XOR.$B$2:.$Q$17];[.$B10]+1;[.BB$3]+1 )*16+INDEX([XOR.$B$2:.$Q$17];[.$C10]+1;[.BB$4]+1))" office:value-type="string" office:string-value="">
            <text:p/>
          </table:table-cell>
          <table:table-cell table:style-name="ce3" table:formula="of:=CHAR(INDEX([XOR.$B$2:.$Q$17];[.$B10]+1;[.BC$3]+1 )*16+INDEX([XOR.$B$2:.$Q$17];[.$C10]+1;[.BC$4]+1))" office:value-type="string" office:string-value="">
            <text:p/>
          </table:table-cell>
          <table:table-cell table:style-name="ce3" table:formula="of:=CHAR(INDEX([XOR.$B$2:.$Q$17];[.$B10]+1;[.BD$3]+1 )*16+INDEX([XOR.$B$2:.$Q$17];[.$C10]+1;[.BD$4]+1))" office:value-type="string" office:string-value="">
            <text:p/>
          </table:table-cell>
          <table:table-cell table:style-name="ce3" table:formula="of:=CHAR(INDEX([XOR.$B$2:.$Q$17];[.$B10]+1;[.BE$3]+1 )*16+INDEX([XOR.$B$2:.$Q$17];[.$C10]+1;[.BE$4]+1))" office:value-type="string" office:string-value="">
            <text:p/>
          </table:table-cell>
          <table:table-cell table:style-name="ce3" table:formula="of:=CHAR(INDEX([XOR.$B$2:.$Q$17];[.$B10]+1;[.BF$3]+1 )*16+INDEX([XOR.$B$2:.$Q$17];[.$C10]+1;[.BF$4]+1))" office:value-type="string" office:string-value="">
            <text:p/>
          </table:table-cell>
          <table:table-cell table:style-name="ce3" table:formula="of:=CHAR(INDEX([XOR.$B$2:.$Q$17];[.$B10]+1;[.BG$3]+1 )*16+INDEX([XOR.$B$2:.$Q$17];[.$C10]+1;[.BG$4]+1))" office:value-type="string" office:string-value="">
            <text:p/>
          </table:table-cell>
          <table:table-cell table:style-name="ce3" table:formula="of:=CHAR(INDEX([XOR.$B$2:.$Q$17];[.$B10]+1;[.BH$3]+1 )*16+INDEX([XOR.$B$2:.$Q$17];[.$C10]+1;[.BH$4]+1))" office:value-type="string" office:string-value="">
            <text:p/>
          </table:table-cell>
          <table:table-cell table:style-name="ce3" table:formula="of:=CHAR(INDEX([XOR.$B$2:.$Q$17];[.$B10]+1;[.BI$3]+1 )*16+INDEX([XOR.$B$2:.$Q$17];[.$C10]+1;[.BI$4]+1))" office:value-type="string" office:string-value="">
            <text:p/>
          </table:table-cell>
          <table:table-cell table:style-name="ce3" table:formula="of:=CHAR(INDEX([XOR.$B$2:.$Q$17];[.$B10]+1;[.BJ$3]+1 )*16+INDEX([XOR.$B$2:.$Q$17];[.$C10]+1;[.BJ$4]+1))" office:value-type="string" office:string-value="">
            <text:p/>
          </table:table-cell>
          <table:table-cell table:style-name="ce3" table:formula="of:=CHAR(INDEX([XOR.$B$2:.$Q$17];[.$B10]+1;[.BK$3]+1 )*16+INDEX([XOR.$B$2:.$Q$17];[.$C10]+1;[.BK$4]+1))" office:value-type="string" office:string-value="">
            <text:p/>
          </table:table-cell>
          <table:table-cell table:style-name="ce3" table:formula="of:=CHAR(INDEX([XOR.$B$2:.$Q$17];[.$B10]+1;[.BL$3]+1 )*16+INDEX([XOR.$B$2:.$Q$17];[.$C10]+1;[.BL$4]+1))" office:value-type="string" office:string-value="">
            <text:p/>
          </table:table-cell>
          <table:table-cell table:style-name="ce3" table:formula="of:=CHAR(INDEX([XOR.$B$2:.$Q$17];[.$B10]+1;[.BM$3]+1 )*16+INDEX([XOR.$B$2:.$Q$17];[.$C10]+1;[.BM$4]+1))" office:value-type="string" office:string-value="&#13;">
            <text:p></text:p>
          </table:table-cell>
          <table:table-cell table:style-name="ce3" table:formula="of:=CHAR(INDEX([XOR.$B$2:.$Q$17];[.$B10]+1;[.BN$3]+1 )*16+INDEX([XOR.$B$2:.$Q$17];[.$C10]+1;[.BN$4]+1))" office:value-type="string" office:string-value="&#10;">
            <text:p><text:line-break/></text:p>
          </table:table-cell>
          <table:table-cell table:style-name="ce3" table:formula="of:=CHAR(INDEX([XOR.$B$2:.$Q$17];[.$B10]+1;[.BO$3]+1 )*16+INDEX([XOR.$B$2:.$Q$17];[.$C10]+1;[.BO$4]+1))" office:value-type="string" office:string-value="">
            <text:p/>
          </table:table-cell>
          <table:table-cell table:style-name="ce3" table:formula="of:=CHAR(INDEX([XOR.$B$2:.$Q$17];[.$B10]+1;[.BP$3]+1 )*16+INDEX([XOR.$B$2:.$Q$17];[.$C10]+1;[.BP$4]+1))" office:value-type="string" office:string-value="">
            <text:p/>
          </table:table-cell>
          <table:table-cell table:style-name="ce3" table:formula="of:=CHAR(INDEX([XOR.$B$2:.$Q$17];[.$B10]+1;[.BQ$3]+1 )*16+INDEX([XOR.$B$2:.$Q$17];[.$C10]+1;[.BQ$4]+1))" office:value-type="string" office:string-value="&#9;">
            <text:p><text:tab/></text:p>
          </table:table-cell>
          <table:table-cell table:style-name="ce3" table:formula="of:=CHAR(INDEX([XOR.$B$2:.$Q$17];[.$B10]+1;[.BR$3]+1 )*16+INDEX([XOR.$B$2:.$Q$17];[.$C10]+1;[.BR$4]+1))" office:value-type="string" office:string-value="v">
            <text:p>v</text:p>
          </table:table-cell>
          <table:table-cell table:style-name="ce3" table:formula="of:=CHAR(INDEX([XOR.$B$2:.$Q$17];[.$B10]+1;[.BS$3]+1 )*16+INDEX([XOR.$B$2:.$Q$17];[.$C10]+1;[.BS$4]+1))" office:value-type="string" office:string-value="w">
            <text:p>w</text:p>
          </table:table-cell>
          <table:table-cell table:style-name="ce3" table:formula="of:=CHAR(INDEX([XOR.$B$2:.$Q$17];[.$B10]+1;[.BT$3]+1 )*16+INDEX([XOR.$B$2:.$Q$17];[.$C10]+1;[.BT$4]+1))" office:value-type="string" office:string-value="t">
            <text:p>t</text:p>
          </table:table-cell>
          <table:table-cell table:style-name="ce3" table:formula="of:=CHAR(INDEX([XOR.$B$2:.$Q$17];[.$B10]+1;[.BU$3]+1 )*16+INDEX([XOR.$B$2:.$Q$17];[.$C10]+1;[.BU$4]+1))" office:value-type="string" office:string-value="u">
            <text:p>u</text:p>
          </table:table-cell>
          <table:table-cell table:style-name="ce3" table:formula="of:=CHAR(INDEX([XOR.$B$2:.$Q$17];[.$B10]+1;[.BV$3]+1 )*16+INDEX([XOR.$B$2:.$Q$17];[.$C10]+1;[.BV$4]+1))" office:value-type="string" office:string-value="r">
            <text:p>r</text:p>
          </table:table-cell>
          <table:table-cell table:style-name="ce3" table:formula="of:=CHAR(INDEX([XOR.$B$2:.$Q$17];[.$B10]+1;[.BW$3]+1 )*16+INDEX([XOR.$B$2:.$Q$17];[.$C10]+1;[.BW$4]+1))" office:value-type="string" office:string-value="s">
            <text:p>s</text:p>
          </table:table-cell>
          <table:table-cell table:style-name="ce3" table:formula="of:=CHAR(INDEX([XOR.$B$2:.$Q$17];[.$B10]+1;[.BX$3]+1 )*16+INDEX([XOR.$B$2:.$Q$17];[.$C10]+1;[.BX$4]+1))" office:value-type="string" office:string-value="p">
            <text:p>p</text:p>
          </table:table-cell>
          <table:table-cell table:style-name="ce3" table:formula="of:=CHAR(INDEX([XOR.$B$2:.$Q$17];[.$B10]+1;[.BY$3]+1 )*16+INDEX([XOR.$B$2:.$Q$17];[.$C10]+1;[.BY$4]+1))" office:value-type="string" office:string-value="q">
            <text:p>q</text:p>
          </table:table-cell>
          <table:table-cell table:style-name="ce3" table:formula="of:=CHAR(INDEX([XOR.$B$2:.$Q$17];[.$B10]+1;[.BZ$3]+1 )*16+INDEX([XOR.$B$2:.$Q$17];[.$C10]+1;[.BZ$4]+1))" office:value-type="string" office:string-value="~">
            <text:p>~</text:p>
          </table:table-cell>
          <table:table-cell table:style-name="ce3" table:formula="of:=CHAR(INDEX([XOR.$B$2:.$Q$17];[.$B10]+1;[.CA$3]+1 )*16+INDEX([XOR.$B$2:.$Q$17];[.$C10]+1;[.CA$4]+1))" office:value-type="string" office:string-value="">
            <text:p></text:p>
          </table:table-cell>
          <table:table-cell table:style-name="ce3" table:formula="of:=CHAR(INDEX([XOR.$B$2:.$Q$17];[.$B10]+1;[.CB$3]+1 )*16+INDEX([XOR.$B$2:.$Q$17];[.$C10]+1;[.CB$4]+1))" office:value-type="string" office:string-value="|">
            <text:p>|</text:p>
          </table:table-cell>
          <table:table-cell table:style-name="ce3" table:formula="of:=CHAR(INDEX([XOR.$B$2:.$Q$17];[.$B10]+1;[.CC$3]+1 )*16+INDEX([XOR.$B$2:.$Q$17];[.$C10]+1;[.CC$4]+1))" office:value-type="string" office:string-value="}">
            <text:p>}</text:p>
          </table:table-cell>
          <table:table-cell table:style-name="ce3" table:formula="of:=CHAR(INDEX([XOR.$B$2:.$Q$17];[.$B10]+1;[.CD$3]+1 )*16+INDEX([XOR.$B$2:.$Q$17];[.$C10]+1;[.CD$4]+1))" office:value-type="string" office:string-value="z">
            <text:p>z</text:p>
          </table:table-cell>
          <table:table-cell table:style-name="ce3" table:formula="of:=CHAR(INDEX([XOR.$B$2:.$Q$17];[.$B10]+1;[.CE$3]+1 )*16+INDEX([XOR.$B$2:.$Q$17];[.$C10]+1;[.CE$4]+1))" office:value-type="string" office:string-value="{">
            <text:p>{</text:p>
          </table:table-cell>
          <table:table-cell table:style-name="ce3" table:formula="of:=CHAR(INDEX([XOR.$B$2:.$Q$17];[.$B10]+1;[.CF$3]+1 )*16+INDEX([XOR.$B$2:.$Q$17];[.$C10]+1;[.CF$4]+1))" office:value-type="string" office:string-value="x">
            <text:p>x</text:p>
          </table:table-cell>
          <table:table-cell table:style-name="ce3" table:formula="of:=CHAR(INDEX([XOR.$B$2:.$Q$17];[.$B10]+1;[.CG$3]+1 )*16+INDEX([XOR.$B$2:.$Q$17];[.$C10]+1;[.CG$4]+1))" office:value-type="string" office:string-value="y">
            <text:p>y</text:p>
          </table:table-cell>
          <table:table-cell table:style-name="ce3" table:formula="of:=CHAR(INDEX([XOR.$B$2:.$Q$17];[.$B10]+1;[.CH$3]+1 )*16+INDEX([XOR.$B$2:.$Q$17];[.$C10]+1;[.CH$4]+1))" office:value-type="string" office:string-value="f">
            <text:p>f</text:p>
          </table:table-cell>
          <table:table-cell table:style-name="ce3" table:formula="of:=CHAR(INDEX([XOR.$B$2:.$Q$17];[.$B10]+1;[.CI$3]+1 )*16+INDEX([XOR.$B$2:.$Q$17];[.$C10]+1;[.CI$4]+1))" office:value-type="string" office:string-value="g">
            <text:p>g</text:p>
          </table:table-cell>
          <table:table-cell table:style-name="ce3" table:formula="of:=CHAR(INDEX([XOR.$B$2:.$Q$17];[.$B10]+1;[.CJ$3]+1 )*16+INDEX([XOR.$B$2:.$Q$17];[.$C10]+1;[.CJ$4]+1))" office:value-type="string" office:string-value="d">
            <text:p>d</text:p>
          </table:table-cell>
          <table:table-cell table:style-name="ce3" table:formula="of:=CHAR(INDEX([XOR.$B$2:.$Q$17];[.$B10]+1;[.CK$3]+1 )*16+INDEX([XOR.$B$2:.$Q$17];[.$C10]+1;[.CK$4]+1))" office:value-type="string" office:string-value="e">
            <text:p>e</text:p>
          </table:table-cell>
          <table:table-cell table:style-name="ce3" table:formula="of:=CHAR(INDEX([XOR.$B$2:.$Q$17];[.$B10]+1;[.CL$3]+1 )*16+INDEX([XOR.$B$2:.$Q$17];[.$C10]+1;[.CL$4]+1))" office:value-type="string" office:string-value="b">
            <text:p>b</text:p>
          </table:table-cell>
          <table:table-cell table:style-name="ce3" table:formula="of:=CHAR(INDEX([XOR.$B$2:.$Q$17];[.$B10]+1;[.CM$3]+1 )*16+INDEX([XOR.$B$2:.$Q$17];[.$C10]+1;[.CM$4]+1))" office:value-type="string" office:string-value="c">
            <text:p>c</text:p>
          </table:table-cell>
          <table:table-cell table:style-name="ce3" table:formula="of:=CHAR(INDEX([XOR.$B$2:.$Q$17];[.$B10]+1;[.CN$3]+1 )*16+INDEX([XOR.$B$2:.$Q$17];[.$C10]+1;[.CN$4]+1))" office:value-type="string" office:string-value="`">
            <text:p>`</text:p>
          </table:table-cell>
          <table:table-cell table:style-name="ce3" table:formula="of:=CHAR(INDEX([XOR.$B$2:.$Q$17];[.$B10]+1;[.CO$3]+1 )*16+INDEX([XOR.$B$2:.$Q$17];[.$C10]+1;[.CO$4]+1))" office:value-type="string" office:string-value="a">
            <text:p>a</text:p>
          </table:table-cell>
          <table:table-cell table:style-name="ce8" table:formula="of:=CHAR(INDEX([XOR.$B$2:.$Q$17];[.$B10]+1;[.CP$3]+1 )*16+INDEX([XOR.$B$2:.$Q$17];[.$C10]+1;[.CP$4]+1))" office:value-type="string" office:string-value="n">
            <text:p>n</text:p>
          </table:table-cell>
          <table:table-cell table:style-name="ce3" table:formula="of:=CHAR(INDEX([XOR.$B$2:.$Q$17];[.$B10]+1;[.CQ$3]+1 )*16+INDEX([XOR.$B$2:.$Q$17];[.$C10]+1;[.CQ$4]+1))" office:value-type="string" office:string-value="o">
            <text:p>o</text:p>
          </table:table-cell>
          <table:table-cell table:style-name="ce3" table:formula="of:=CHAR(INDEX([XOR.$B$2:.$Q$17];[.$B10]+1;[.CR$3]+1 )*16+INDEX([XOR.$B$2:.$Q$17];[.$C10]+1;[.CR$4]+1))" office:value-type="string" office:string-value="l">
            <text:p>l</text:p>
          </table:table-cell>
          <table:table-cell table:style-name="ce3" table:formula="of:=CHAR(INDEX([XOR.$B$2:.$Q$17];[.$B10]+1;[.CS$3]+1 )*16+INDEX([XOR.$B$2:.$Q$17];[.$C10]+1;[.CS$4]+1))" office:value-type="string" office:string-value="m">
            <text:p>m</text:p>
          </table:table-cell>
          <table:table-cell table:style-name="ce3" table:formula="of:=CHAR(INDEX([XOR.$B$2:.$Q$17];[.$B10]+1;[.CT$3]+1 )*16+INDEX([XOR.$B$2:.$Q$17];[.$C10]+1;[.CT$4]+1))" office:value-type="string" office:string-value="j">
            <text:p>j</text:p>
          </table:table-cell>
          <table:table-cell table:style-name="ce3" table:formula="of:=CHAR(INDEX([XOR.$B$2:.$Q$17];[.$B10]+1;[.CU$3]+1 )*16+INDEX([XOR.$B$2:.$Q$17];[.$C10]+1;[.CU$4]+1))" office:value-type="string" office:string-value="k">
            <text:p>k</text:p>
          </table:table-cell>
          <table:table-cell table:style-name="ce3" table:formula="of:=CHAR(INDEX([XOR.$B$2:.$Q$17];[.$B10]+1;[.CV$3]+1 )*16+INDEX([XOR.$B$2:.$Q$17];[.$C10]+1;[.CV$4]+1))" office:value-type="string" office:string-value="h">
            <text:p>h</text:p>
          </table:table-cell>
          <table:table-cell table:style-name="ce3" table:formula="of:=CHAR(INDEX([XOR.$B$2:.$Q$17];[.$B10]+1;[.CW$3]+1 )*16+INDEX([XOR.$B$2:.$Q$17];[.$C10]+1;[.CW$4]+1))" office:value-type="string" office:string-value="i">
            <text:p>i</text:p>
          </table:table-cell>
          <table:table-cell table:style-name="ce3" table:formula="of:=CHAR(INDEX([XOR.$B$2:.$Q$17];[.$B10]+1;[.CX$3]+1 )*16+INDEX([XOR.$B$2:.$Q$17];[.$C10]+1;[.CX$4]+1))" office:value-type="string" office:string-value="V">
            <text:p>V</text:p>
          </table:table-cell>
          <table:table-cell table:style-name="ce3" table:formula="of:=CHAR(INDEX([XOR.$B$2:.$Q$17];[.$B10]+1;[.CY$3]+1 )*16+INDEX([XOR.$B$2:.$Q$17];[.$C10]+1;[.CY$4]+1))" office:value-type="string" office:string-value="W">
            <text:p>W</text:p>
          </table:table-cell>
          <table:table-cell table:style-name="ce3" table:formula="of:=CHAR(INDEX([XOR.$B$2:.$Q$17];[.$B10]+1;[.CZ$3]+1 )*16+INDEX([XOR.$B$2:.$Q$17];[.$C10]+1;[.CZ$4]+1))" office:value-type="string" office:string-value="T">
            <text:p>T</text:p>
          </table:table-cell>
          <table:table-cell table:style-name="ce3" table:formula="of:=CHAR(INDEX([XOR.$B$2:.$Q$17];[.$B10]+1;[.DA$3]+1 )*16+INDEX([XOR.$B$2:.$Q$17];[.$C10]+1;[.DA$4]+1))" office:value-type="string" office:string-value="U">
            <text:p>U</text:p>
          </table:table-cell>
          <table:table-cell table:style-name="ce3" table:formula="of:=CHAR(INDEX([XOR.$B$2:.$Q$17];[.$B10]+1;[.DB$3]+1 )*16+INDEX([XOR.$B$2:.$Q$17];[.$C10]+1;[.DB$4]+1))" office:value-type="string" office:string-value="R">
            <text:p>R</text:p>
          </table:table-cell>
          <table:table-cell table:style-name="ce3" table:formula="of:=CHAR(INDEX([XOR.$B$2:.$Q$17];[.$B10]+1;[.DC$3]+1 )*16+INDEX([XOR.$B$2:.$Q$17];[.$C10]+1;[.DC$4]+1))" office:value-type="string" office:string-value="S">
            <text:p>S</text:p>
          </table:table-cell>
          <table:table-cell table:style-name="ce3" table:formula="of:=CHAR(INDEX([XOR.$B$2:.$Q$17];[.$B10]+1;[.DD$3]+1 )*16+INDEX([XOR.$B$2:.$Q$17];[.$C10]+1;[.DD$4]+1))" office:value-type="string" office:string-value="P">
            <text:p>P</text:p>
          </table:table-cell>
          <table:table-cell table:style-name="ce3" table:formula="of:=CHAR(INDEX([XOR.$B$2:.$Q$17];[.$B10]+1;[.DE$3]+1 )*16+INDEX([XOR.$B$2:.$Q$17];[.$C10]+1;[.DE$4]+1))" office:value-type="string" office:string-value="Q">
            <text:p>Q</text:p>
          </table:table-cell>
          <table:table-cell table:style-name="ce3" table:formula="of:=CHAR(INDEX([XOR.$B$2:.$Q$17];[.$B10]+1;[.DF$3]+1 )*16+INDEX([XOR.$B$2:.$Q$17];[.$C10]+1;[.DF$4]+1))" office:value-type="string" office:string-value="^">
            <text:p>^</text:p>
          </table:table-cell>
          <table:table-cell table:style-name="ce3" table:formula="of:=CHAR(INDEX([XOR.$B$2:.$Q$17];[.$B10]+1;[.DG$3]+1 )*16+INDEX([XOR.$B$2:.$Q$17];[.$C10]+1;[.DG$4]+1))" office:value-type="string" office:string-value="_">
            <text:p>_</text:p>
          </table:table-cell>
          <table:table-cell table:style-name="ce3" table:formula="of:=CHAR(INDEX([XOR.$B$2:.$Q$17];[.$B10]+1;[.DH$3]+1 )*16+INDEX([XOR.$B$2:.$Q$17];[.$C10]+1;[.DH$4]+1))" office:value-type="string" office:string-value="\">
            <text:p>\</text:p>
          </table:table-cell>
          <table:table-cell table:style-name="ce3" table:formula="of:=CHAR(INDEX([XOR.$B$2:.$Q$17];[.$B10]+1;[.DI$3]+1 )*16+INDEX([XOR.$B$2:.$Q$17];[.$C10]+1;[.DI$4]+1))" office:value-type="string" office:string-value="]">
            <text:p>]</text:p>
          </table:table-cell>
          <table:table-cell table:style-name="ce3" table:formula="of:=CHAR(INDEX([XOR.$B$2:.$Q$17];[.$B10]+1;[.DJ$3]+1 )*16+INDEX([XOR.$B$2:.$Q$17];[.$C10]+1;[.DJ$4]+1))" office:value-type="string" office:string-value="Z">
            <text:p>Z</text:p>
          </table:table-cell>
          <table:table-cell table:style-name="ce3" table:formula="of:=CHAR(INDEX([XOR.$B$2:.$Q$17];[.$B10]+1;[.DK$3]+1 )*16+INDEX([XOR.$B$2:.$Q$17];[.$C10]+1;[.DK$4]+1))" office:value-type="string" office:string-value="[">
            <text:p>[</text:p>
          </table:table-cell>
          <table:table-cell table:style-name="ce3" table:formula="of:=CHAR(INDEX([XOR.$B$2:.$Q$17];[.$B10]+1;[.DL$3]+1 )*16+INDEX([XOR.$B$2:.$Q$17];[.$C10]+1;[.DL$4]+1))" office:value-type="string" office:string-value="X">
            <text:p>X</text:p>
          </table:table-cell>
          <table:table-cell table:style-name="ce3" table:formula="of:=CHAR(INDEX([XOR.$B$2:.$Q$17];[.$B10]+1;[.DM$3]+1 )*16+INDEX([XOR.$B$2:.$Q$17];[.$C10]+1;[.DM$4]+1))" office:value-type="string" office:string-value="Y">
            <text:p>Y</text:p>
          </table:table-cell>
          <table:table-cell table:style-name="ce3" table:formula="of:=CHAR(INDEX([XOR.$B$2:.$Q$17];[.$B10]+1;[.DN$3]+1 )*16+INDEX([XOR.$B$2:.$Q$17];[.$C10]+1;[.DN$4]+1))" office:value-type="string" office:string-value="F">
            <text:p>F</text:p>
          </table:table-cell>
          <table:table-cell table:style-name="ce3" table:formula="of:=CHAR(INDEX([XOR.$B$2:.$Q$17];[.$B10]+1;[.DO$3]+1 )*16+INDEX([XOR.$B$2:.$Q$17];[.$C10]+1;[.DO$4]+1))" office:value-type="string" office:string-value="G">
            <text:p>G</text:p>
          </table:table-cell>
          <table:table-cell table:style-name="ce3" table:formula="of:=CHAR(INDEX([XOR.$B$2:.$Q$17];[.$B10]+1;[.DP$3]+1 )*16+INDEX([XOR.$B$2:.$Q$17];[.$C10]+1;[.DP$4]+1))" office:value-type="string" office:string-value="D">
            <text:p>D</text:p>
          </table:table-cell>
          <table:table-cell table:style-name="ce3" table:formula="of:=CHAR(INDEX([XOR.$B$2:.$Q$17];[.$B10]+1;[.DQ$3]+1 )*16+INDEX([XOR.$B$2:.$Q$17];[.$C10]+1;[.DQ$4]+1))" office:value-type="string" office:string-value="E">
            <text:p>E</text:p>
          </table:table-cell>
          <table:table-cell table:style-name="ce3" table:formula="of:=CHAR(INDEX([XOR.$B$2:.$Q$17];[.$B10]+1;[.DR$3]+1 )*16+INDEX([XOR.$B$2:.$Q$17];[.$C10]+1;[.DR$4]+1))" office:value-type="string" office:string-value="B">
            <text:p>B</text:p>
          </table:table-cell>
          <table:table-cell table:style-name="ce3" table:formula="of:=CHAR(INDEX([XOR.$B$2:.$Q$17];[.$B10]+1;[.DS$3]+1 )*16+INDEX([XOR.$B$2:.$Q$17];[.$C10]+1;[.DS$4]+1))" office:value-type="string" office:string-value="C">
            <text:p>C</text:p>
          </table:table-cell>
          <table:table-cell table:style-name="ce3" table:formula="of:=CHAR(INDEX([XOR.$B$2:.$Q$17];[.$B10]+1;[.DT$3]+1 )*16+INDEX([XOR.$B$2:.$Q$17];[.$C10]+1;[.DT$4]+1))" office:value-type="string" office:string-value="@">
            <text:p>@</text:p>
          </table:table-cell>
          <table:table-cell table:style-name="ce3" table:formula="of:=CHAR(INDEX([XOR.$B$2:.$Q$17];[.$B10]+1;[.DU$3]+1 )*16+INDEX([XOR.$B$2:.$Q$17];[.$C10]+1;[.DU$4]+1))" office:value-type="string" office:string-value="A">
            <text:p>A</text:p>
          </table:table-cell>
          <table:table-cell table:style-name="ce3" table:formula="of:=CHAR(INDEX([XOR.$B$2:.$Q$17];[.$B10]+1;[.DV$3]+1 )*16+INDEX([XOR.$B$2:.$Q$17];[.$C10]+1;[.DV$4]+1))" office:value-type="string" office:string-value="N">
            <text:p>N</text:p>
          </table:table-cell>
          <table:table-cell table:style-name="ce3" table:formula="of:=CHAR(INDEX([XOR.$B$2:.$Q$17];[.$B10]+1;[.DW$3]+1 )*16+INDEX([XOR.$B$2:.$Q$17];[.$C10]+1;[.DW$4]+1))" office:value-type="string" office:string-value="O">
            <text:p>O</text:p>
          </table:table-cell>
          <table:table-cell table:style-name="ce3" table:formula="of:=CHAR(INDEX([XOR.$B$2:.$Q$17];[.$B10]+1;[.DX$3]+1 )*16+INDEX([XOR.$B$2:.$Q$17];[.$C10]+1;[.DX$4]+1))" office:value-type="string" office:string-value="L">
            <text:p>L</text:p>
          </table:table-cell>
          <table:table-cell table:style-name="ce3" table:formula="of:=CHAR(INDEX([XOR.$B$2:.$Q$17];[.$B10]+1;[.DY$3]+1 )*16+INDEX([XOR.$B$2:.$Q$17];[.$C10]+1;[.DY$4]+1))" office:value-type="string" office:string-value="M">
            <text:p>M</text:p>
          </table:table-cell>
          <table:table-cell table:style-name="ce3" table:formula="of:=CHAR(INDEX([XOR.$B$2:.$Q$17];[.$B10]+1;[.DZ$3]+1 )*16+INDEX([XOR.$B$2:.$Q$17];[.$C10]+1;[.DZ$4]+1))" office:value-type="string" office:string-value="J">
            <text:p>J</text:p>
          </table:table-cell>
          <table:table-cell table:style-name="ce3" table:formula="of:=CHAR(INDEX([XOR.$B$2:.$Q$17];[.$B10]+1;[.EA$3]+1 )*16+INDEX([XOR.$B$2:.$Q$17];[.$C10]+1;[.EA$4]+1))" office:value-type="string" office:string-value="K">
            <text:p>K</text:p>
          </table:table-cell>
          <table:table-cell table:style-name="ce3" table:formula="of:=CHAR(INDEX([XOR.$B$2:.$Q$17];[.$B10]+1;[.EB$3]+1 )*16+INDEX([XOR.$B$2:.$Q$17];[.$C10]+1;[.EB$4]+1))" office:value-type="string" office:string-value="H">
            <text:p>H</text:p>
          </table:table-cell>
          <table:table-cell table:style-name="ce3" table:formula="of:=CHAR(INDEX([XOR.$B$2:.$Q$17];[.$B10]+1;[.EC$3]+1 )*16+INDEX([XOR.$B$2:.$Q$17];[.$C10]+1;[.EC$4]+1))" office:value-type="string" office:string-value="I">
            <text:p>I</text:p>
          </table:table-cell>
          <table:table-cell table:style-name="ce3" table:number-columns-repeated="21"/>
        </table:table-row>
        <table:table-row table:style-name="ro4">
          <table:table-cell table:formula="of:=[.A10]+2" office:value-type="float" office:value="13">
            <text:p>13</text:p>
          </table:table-cell>
          <table:table-cell table:formula="of:=RIGHT(LEFT([.$B$1];[.A11]);1)" office:value-type="string" office:string-value="3">
            <text:p>3</text:p>
          </table:table-cell>
          <table:table-cell table:formula="of:=VLOOKUP(RIGHT(LEFT([.$B$1];[.A11]+1);1);[Sheet1.$A$2:.$C$17];3;0)" office:value-type="float" office:value="15">
            <text:p>15</text:p>
          </table:table-cell>
          <table:table-cell table:formula="of:=[.C11]+[.B11]*16" office:value-type="float" office:value="63">
            <text:p>63</text:p>
          </table:table-cell>
          <table:table-cell table:formula="of:=CHAR([.D11])" office:value-type="string" office:string-value="?">
            <text:p>?</text:p>
          </table:table-cell>
          <table:table-cell table:style-name="ce3" table:formula="of:=CHAR(INDEX([XOR.$B$2:.$Q$17];[.$B11]+1;[.F$3]+1 )*16+INDEX([XOR.$B$2:.$Q$17];[.$C11]+1;[.F$4]+1))" office:value-type="string" office:string-value="?">
            <text:p>?</text:p>
          </table:table-cell>
          <table:table-cell table:style-name="ce3" table:formula="of:=CHAR(INDEX([XOR.$B$2:.$Q$17];[.$B11]+1;[.G$3]+1 )*16+INDEX([XOR.$B$2:.$Q$17];[.$C11]+1;[.G$4]+1))" office:value-type="string" office:string-value="&gt;">
            <text:p>&gt;</text:p>
          </table:table-cell>
          <table:table-cell table:style-name="ce3" table:formula="of:=CHAR(INDEX([XOR.$B$2:.$Q$17];[.$B11]+1;[.H$3]+1 )*16+INDEX([XOR.$B$2:.$Q$17];[.$C11]+1;[.H$4]+1))" office:value-type="string" office:string-value="=">
            <text:p>=</text:p>
          </table:table-cell>
          <table:table-cell table:style-name="ce3" table:formula="of:=CHAR(INDEX([XOR.$B$2:.$Q$17];[.$B11]+1;[.I$3]+1 )*16+INDEX([XOR.$B$2:.$Q$17];[.$C11]+1;[.I$4]+1))" office:value-type="string" office:string-value="&lt;">
            <text:p>&lt;</text:p>
          </table:table-cell>
          <table:table-cell table:style-name="ce3" table:formula="of:=CHAR(INDEX([XOR.$B$2:.$Q$17];[.$B11]+1;[.J$3]+1 )*16+INDEX([XOR.$B$2:.$Q$17];[.$C11]+1;[.J$4]+1))" office:value-type="string" office:string-value=";">
            <text:p>;</text:p>
          </table:table-cell>
          <table:table-cell table:style-name="ce3" table:formula="of:=CHAR(INDEX([XOR.$B$2:.$Q$17];[.$B11]+1;[.K$3]+1 )*16+INDEX([XOR.$B$2:.$Q$17];[.$C11]+1;[.K$4]+1))" office:value-type="string" office:string-value=":">
            <text:p>:</text:p>
          </table:table-cell>
          <table:table-cell table:style-name="ce3" table:formula="of:=CHAR(INDEX([XOR.$B$2:.$Q$17];[.$B11]+1;[.L$3]+1 )*16+INDEX([XOR.$B$2:.$Q$17];[.$C11]+1;[.L$4]+1))" office:value-type="string" office:string-value="9">
            <text:p>9</text:p>
          </table:table-cell>
          <table:table-cell table:style-name="ce3" table:formula="of:=CHAR(INDEX([XOR.$B$2:.$Q$17];[.$B11]+1;[.M$3]+1 )*16+INDEX([XOR.$B$2:.$Q$17];[.$C11]+1;[.M$4]+1))" office:value-type="string" office:string-value="8">
            <text:p>8</text:p>
          </table:table-cell>
          <table:table-cell table:style-name="ce3" table:formula="of:=CHAR(INDEX([XOR.$B$2:.$Q$17];[.$B11]+1;[.N$3]+1 )*16+INDEX([XOR.$B$2:.$Q$17];[.$C11]+1;[.N$4]+1))" office:value-type="string" office:string-value="7">
            <text:p>7</text:p>
          </table:table-cell>
          <table:table-cell table:style-name="ce3" table:formula="of:=CHAR(INDEX([XOR.$B$2:.$Q$17];[.$B11]+1;[.O$3]+1 )*16+INDEX([XOR.$B$2:.$Q$17];[.$C11]+1;[.O$4]+1))" office:value-type="string" office:string-value="6">
            <text:p>6</text:p>
          </table:table-cell>
          <table:table-cell table:style-name="ce3" table:formula="of:=CHAR(INDEX([XOR.$B$2:.$Q$17];[.$B11]+1;[.P$3]+1 )*16+INDEX([XOR.$B$2:.$Q$17];[.$C11]+1;[.P$4]+1))" office:value-type="string" office:string-value="5">
            <text:p>5</text:p>
          </table:table-cell>
          <table:table-cell table:style-name="ce3" table:formula="of:=CHAR(INDEX([XOR.$B$2:.$Q$17];[.$B11]+1;[.Q$3]+1 )*16+INDEX([XOR.$B$2:.$Q$17];[.$C11]+1;[.Q$4]+1))" office:value-type="string" office:string-value="4">
            <text:p>4</text:p>
          </table:table-cell>
          <table:table-cell table:style-name="ce3" table:formula="of:=CHAR(INDEX([XOR.$B$2:.$Q$17];[.$B11]+1;[.R$3]+1 )*16+INDEX([XOR.$B$2:.$Q$17];[.$C11]+1;[.R$4]+1))" office:value-type="string" office:string-value="3">
            <text:p>3</text:p>
          </table:table-cell>
          <table:table-cell table:style-name="ce3" table:formula="of:=CHAR(INDEX([XOR.$B$2:.$Q$17];[.$B11]+1;[.S$3]+1 )*16+INDEX([XOR.$B$2:.$Q$17];[.$C11]+1;[.S$4]+1))" office:value-type="string" office:string-value="2">
            <text:p>2</text:p>
          </table:table-cell>
          <table:table-cell table:style-name="ce3" table:formula="of:=CHAR(INDEX([XOR.$B$2:.$Q$17];[.$B11]+1;[.T$3]+1 )*16+INDEX([XOR.$B$2:.$Q$17];[.$C11]+1;[.T$4]+1))" office:value-type="string" office:string-value="1">
            <text:p>1</text:p>
          </table:table-cell>
          <table:table-cell table:style-name="ce3" table:formula="of:=CHAR(INDEX([XOR.$B$2:.$Q$17];[.$B11]+1;[.U$3]+1 )*16+INDEX([XOR.$B$2:.$Q$17];[.$C11]+1;[.U$4]+1))" office:value-type="string" office:string-value="0">
            <text:p>0</text:p>
          </table:table-cell>
          <table:table-cell table:style-name="ce3" table:formula="of:=CHAR(INDEX([XOR.$B$2:.$Q$17];[.$B11]+1;[.V$3]+1 )*16+INDEX([XOR.$B$2:.$Q$17];[.$C11]+1;[.V$4]+1))" office:value-type="string" office:string-value="/">
            <text:p>/</text:p>
          </table:table-cell>
          <table:table-cell table:style-name="ce3" table:formula="of:=CHAR(INDEX([XOR.$B$2:.$Q$17];[.$B11]+1;[.W$3]+1 )*16+INDEX([XOR.$B$2:.$Q$17];[.$C11]+1;[.W$4]+1))" office:value-type="string" office:string-value=".">
            <text:p>.</text:p>
          </table:table-cell>
          <table:table-cell table:style-name="ce3" table:formula="of:=CHAR(INDEX([XOR.$B$2:.$Q$17];[.$B11]+1;[.X$3]+1 )*16+INDEX([XOR.$B$2:.$Q$17];[.$C11]+1;[.X$4]+1))" office:value-type="string" office:string-value="-">
            <text:p>-</text:p>
          </table:table-cell>
          <table:table-cell table:style-name="ce3" table:formula="of:=CHAR(INDEX([XOR.$B$2:.$Q$17];[.$B11]+1;[.Y$3]+1 )*16+INDEX([XOR.$B$2:.$Q$17];[.$C11]+1;[.Y$4]+1))" office:value-type="string" office:string-value=",">
            <text:p>,</text:p>
          </table:table-cell>
          <table:table-cell table:style-name="ce3" table:formula="of:=CHAR(INDEX([XOR.$B$2:.$Q$17];[.$B11]+1;[.Z$3]+1 )*16+INDEX([XOR.$B$2:.$Q$17];[.$C11]+1;[.Z$4]+1))" office:value-type="string" office:string-value="+">
            <text:p>+</text:p>
          </table:table-cell>
          <table:table-cell table:style-name="ce3" table:formula="of:=CHAR(INDEX([XOR.$B$2:.$Q$17];[.$B11]+1;[.AA$3]+1 )*16+INDEX([XOR.$B$2:.$Q$17];[.$C11]+1;[.AA$4]+1))" office:value-type="string" office:string-value="*">
            <text:p>*</text:p>
          </table:table-cell>
          <table:table-cell table:style-name="ce3" table:formula="of:=CHAR(INDEX([XOR.$B$2:.$Q$17];[.$B11]+1;[.AB$3]+1 )*16+INDEX([XOR.$B$2:.$Q$17];[.$C11]+1;[.AB$4]+1))" office:value-type="string" office:string-value=")">
            <text:p>)</text:p>
          </table:table-cell>
          <table:table-cell table:style-name="ce3" table:formula="of:=CHAR(INDEX([XOR.$B$2:.$Q$17];[.$B11]+1;[.AC$3]+1 )*16+INDEX([XOR.$B$2:.$Q$17];[.$C11]+1;[.AC$4]+1))" office:value-type="string" office:string-value="(">
            <text:p>(</text:p>
          </table:table-cell>
          <table:table-cell table:style-name="ce3" table:formula="of:=CHAR(INDEX([XOR.$B$2:.$Q$17];[.$B11]+1;[.AD$3]+1 )*16+INDEX([XOR.$B$2:.$Q$17];[.$C11]+1;[.AD$4]+1))" office:value-type="string" office:string-value="'">
            <text:p>'</text:p>
          </table:table-cell>
          <table:table-cell table:style-name="ce3" table:formula="of:=CHAR(INDEX([XOR.$B$2:.$Q$17];[.$B11]+1;[.AE$3]+1 )*16+INDEX([XOR.$B$2:.$Q$17];[.$C11]+1;[.AE$4]+1))" office:value-type="string" office:string-value="&amp;">
            <text:p>&amp;</text:p>
          </table:table-cell>
          <table:table-cell table:style-name="ce3" table:formula="of:=CHAR(INDEX([XOR.$B$2:.$Q$17];[.$B11]+1;[.AF$3]+1 )*16+INDEX([XOR.$B$2:.$Q$17];[.$C11]+1;[.AF$4]+1))" office:value-type="string" office:string-value="%">
            <text:p>%</text:p>
          </table:table-cell>
          <table:table-cell table:style-name="ce3" table:formula="of:=CHAR(INDEX([XOR.$B$2:.$Q$17];[.$B11]+1;[.AG$3]+1 )*16+INDEX([XOR.$B$2:.$Q$17];[.$C11]+1;[.AG$4]+1))" office:value-type="string" office:string-value="$">
            <text:p>$</text:p>
          </table:table-cell>
          <table:table-cell table:style-name="ce3" table:formula="of:=CHAR(INDEX([XOR.$B$2:.$Q$17];[.$B11]+1;[.AH$3]+1 )*16+INDEX([XOR.$B$2:.$Q$17];[.$C11]+1;[.AH$4]+1))" office:value-type="string" office:string-value="#">
            <text:p>#</text:p>
          </table:table-cell>
          <table:table-cell table:style-name="ce3" table:formula="of:=CHAR(INDEX([XOR.$B$2:.$Q$17];[.$B11]+1;[.AI$3]+1 )*16+INDEX([XOR.$B$2:.$Q$17];[.$C11]+1;[.AI$4]+1))" office:value-type="string" office:string-value="&quot;">
            <text:p>"</text:p>
          </table:table-cell>
          <table:table-cell table:style-name="ce3" table:formula="of:=CHAR(INDEX([XOR.$B$2:.$Q$17];[.$B11]+1;[.AJ$3]+1 )*16+INDEX([XOR.$B$2:.$Q$17];[.$C11]+1;[.AJ$4]+1))" office:value-type="string" office:string-value="!">
            <text:p>!</text:p>
          </table:table-cell>
          <table:table-cell table:style-name="ce3" table:formula="of:=CHAR(INDEX([XOR.$B$2:.$Q$17];[.$B11]+1;[.AK$3]+1 )*16+INDEX([XOR.$B$2:.$Q$17];[.$C11]+1;[.AK$4]+1))" office:value-type="string" office:string-value=" ">
            <text:p><text:s/></text:p>
          </table:table-cell>
          <table:table-cell table:style-name="ce3" table:formula="of:=CHAR(INDEX([XOR.$B$2:.$Q$17];[.$B11]+1;[.AL$3]+1 )*16+INDEX([XOR.$B$2:.$Q$17];[.$C11]+1;[.AL$4]+1))" office:value-type="string" office:string-value="">
            <text:p/>
          </table:table-cell>
          <table:table-cell table:style-name="ce3" table:formula="of:=CHAR(INDEX([XOR.$B$2:.$Q$17];[.$B11]+1;[.AM$3]+1 )*16+INDEX([XOR.$B$2:.$Q$17];[.$C11]+1;[.AM$4]+1))" office:value-type="string" office:string-value="">
            <text:p/>
          </table:table-cell>
          <table:table-cell table:style-name="ce3" table:formula="of:=CHAR(INDEX([XOR.$B$2:.$Q$17];[.$B11]+1;[.AN$3]+1 )*16+INDEX([XOR.$B$2:.$Q$17];[.$C11]+1;[.AN$4]+1))" office:value-type="string" office:string-value="">
            <text:p/>
          </table:table-cell>
          <table:table-cell table:style-name="ce3" table:formula="of:=CHAR(INDEX([XOR.$B$2:.$Q$17];[.$B11]+1;[.AO$3]+1 )*16+INDEX([XOR.$B$2:.$Q$17];[.$C11]+1;[.AO$4]+1))" office:value-type="string" office:string-value="">
            <text:p/>
          </table:table-cell>
          <table:table-cell table:style-name="ce3" table:formula="of:=CHAR(INDEX([XOR.$B$2:.$Q$17];[.$B11]+1;[.AP$3]+1 )*16+INDEX([XOR.$B$2:.$Q$17];[.$C11]+1;[.AP$4]+1))" office:value-type="string" office:string-value="">
            <text:p/>
          </table:table-cell>
          <table:table-cell table:style-name="ce3" table:formula="of:=CHAR(INDEX([XOR.$B$2:.$Q$17];[.$B11]+1;[.AQ$3]+1 )*16+INDEX([XOR.$B$2:.$Q$17];[.$C11]+1;[.AQ$4]+1))" office:value-type="string" office:string-value="">
            <text:p/>
          </table:table-cell>
          <table:table-cell table:style-name="ce3" table:formula="of:=CHAR(INDEX([XOR.$B$2:.$Q$17];[.$B11]+1;[.AR$3]+1 )*16+INDEX([XOR.$B$2:.$Q$17];[.$C11]+1;[.AR$4]+1))" office:value-type="string" office:string-value="">
            <text:p/>
          </table:table-cell>
          <table:table-cell table:style-name="ce3" table:formula="of:=CHAR(INDEX([XOR.$B$2:.$Q$17];[.$B11]+1;[.AS$3]+1 )*16+INDEX([XOR.$B$2:.$Q$17];[.$C11]+1;[.AS$4]+1))" office:value-type="string" office:string-value="">
            <text:p/>
          </table:table-cell>
          <table:table-cell table:style-name="ce3" table:formula="of:=CHAR(INDEX([XOR.$B$2:.$Q$17];[.$B11]+1;[.AT$3]+1 )*16+INDEX([XOR.$B$2:.$Q$17];[.$C11]+1;[.AT$4]+1))" office:value-type="string" office:string-value="">
            <text:p/>
          </table:table-cell>
          <table:table-cell table:style-name="ce3" table:formula="of:=CHAR(INDEX([XOR.$B$2:.$Q$17];[.$B11]+1;[.AU$3]+1 )*16+INDEX([XOR.$B$2:.$Q$17];[.$C11]+1;[.AU$4]+1))" office:value-type="string" office:string-value="">
            <text:p/>
          </table:table-cell>
          <table:table-cell table:style-name="ce3" table:formula="of:=CHAR(INDEX([XOR.$B$2:.$Q$17];[.$B11]+1;[.AV$3]+1 )*16+INDEX([XOR.$B$2:.$Q$17];[.$C11]+1;[.AV$4]+1))" office:value-type="string" office:string-value="">
            <text:p/>
          </table:table-cell>
          <table:table-cell table:style-name="ce3" table:formula="of:=CHAR(INDEX([XOR.$B$2:.$Q$17];[.$B11]+1;[.AW$3]+1 )*16+INDEX([XOR.$B$2:.$Q$17];[.$C11]+1;[.AW$4]+1))" office:value-type="string" office:string-value="">
            <text:p/>
          </table:table-cell>
          <table:table-cell table:style-name="ce3" table:formula="of:=CHAR(INDEX([XOR.$B$2:.$Q$17];[.$B11]+1;[.AX$3]+1 )*16+INDEX([XOR.$B$2:.$Q$17];[.$C11]+1;[.AX$4]+1))" office:value-type="string" office:string-value="">
            <text:p/>
          </table:table-cell>
          <table:table-cell table:style-name="ce3" table:formula="of:=CHAR(INDEX([XOR.$B$2:.$Q$17];[.$B11]+1;[.AY$3]+1 )*16+INDEX([XOR.$B$2:.$Q$17];[.$C11]+1;[.AY$4]+1))" office:value-type="string" office:string-value="">
            <text:p/>
          </table:table-cell>
          <table:table-cell table:style-name="ce3" table:formula="of:=CHAR(INDEX([XOR.$B$2:.$Q$17];[.$B11]+1;[.AZ$3]+1 )*16+INDEX([XOR.$B$2:.$Q$17];[.$C11]+1;[.AZ$4]+1))" office:value-type="string" office:string-value="">
            <text:p/>
          </table:table-cell>
          <table:table-cell table:style-name="ce3" table:formula="of:=CHAR(INDEX([XOR.$B$2:.$Q$17];[.$B11]+1;[.BA$3]+1 )*16+INDEX([XOR.$B$2:.$Q$17];[.$C11]+1;[.BA$4]+1))" office:value-type="string" office:string-value="">
            <text:p/>
          </table:table-cell>
          <table:table-cell table:style-name="ce3" table:formula="of:=CHAR(INDEX([XOR.$B$2:.$Q$17];[.$B11]+1;[.BB$3]+1 )*16+INDEX([XOR.$B$2:.$Q$17];[.$C11]+1;[.BB$4]+1))" office:value-type="string" office:string-value="">
            <text:p/>
          </table:table-cell>
          <table:table-cell table:style-name="ce3" table:formula="of:=CHAR(INDEX([XOR.$B$2:.$Q$17];[.$B11]+1;[.BC$3]+1 )*16+INDEX([XOR.$B$2:.$Q$17];[.$C11]+1;[.BC$4]+1))" office:value-type="string" office:string-value="">
            <text:p/>
          </table:table-cell>
          <table:table-cell table:style-name="ce3" table:formula="of:=CHAR(INDEX([XOR.$B$2:.$Q$17];[.$B11]+1;[.BD$3]+1 )*16+INDEX([XOR.$B$2:.$Q$17];[.$C11]+1;[.BD$4]+1))" office:value-type="string" office:string-value="&#13;">
            <text:p></text:p>
          </table:table-cell>
          <table:table-cell table:style-name="ce3" table:formula="of:=CHAR(INDEX([XOR.$B$2:.$Q$17];[.$B11]+1;[.BE$3]+1 )*16+INDEX([XOR.$B$2:.$Q$17];[.$C11]+1;[.BE$4]+1))" office:value-type="string" office:string-value="">
            <text:p/>
          </table:table-cell>
          <table:table-cell table:style-name="ce3" table:formula="of:=CHAR(INDEX([XOR.$B$2:.$Q$17];[.$B11]+1;[.BF$3]+1 )*16+INDEX([XOR.$B$2:.$Q$17];[.$C11]+1;[.BF$4]+1))" office:value-type="string" office:string-value="">
            <text:p/>
          </table:table-cell>
          <table:table-cell table:style-name="ce3" table:formula="of:=CHAR(INDEX([XOR.$B$2:.$Q$17];[.$B11]+1;[.BG$3]+1 )*16+INDEX([XOR.$B$2:.$Q$17];[.$C11]+1;[.BG$4]+1))" office:value-type="string" office:string-value="&#10;">
            <text:p><text:line-break/></text:p>
          </table:table-cell>
          <table:table-cell table:style-name="ce3" table:formula="of:=CHAR(INDEX([XOR.$B$2:.$Q$17];[.$B11]+1;[.BH$3]+1 )*16+INDEX([XOR.$B$2:.$Q$17];[.$C11]+1;[.BH$4]+1))" office:value-type="string" office:string-value="&#9;">
            <text:p><text:tab/></text:p>
          </table:table-cell>
          <table:table-cell table:style-name="ce3" table:formula="of:=CHAR(INDEX([XOR.$B$2:.$Q$17];[.$B11]+1;[.BI$3]+1 )*16+INDEX([XOR.$B$2:.$Q$17];[.$C11]+1;[.BI$4]+1))" office:value-type="string" office:string-value="">
            <text:p/>
          </table:table-cell>
          <table:table-cell table:style-name="ce3" table:formula="of:=CHAR(INDEX([XOR.$B$2:.$Q$17];[.$B11]+1;[.BJ$3]+1 )*16+INDEX([XOR.$B$2:.$Q$17];[.$C11]+1;[.BJ$4]+1))" office:value-type="string" office:string-value="">
            <text:p/>
          </table:table-cell>
          <table:table-cell table:style-name="ce3" table:formula="of:=CHAR(INDEX([XOR.$B$2:.$Q$17];[.$B11]+1;[.BK$3]+1 )*16+INDEX([XOR.$B$2:.$Q$17];[.$C11]+1;[.BK$4]+1))" office:value-type="string" office:string-value="">
            <text:p/>
          </table:table-cell>
          <table:table-cell table:style-name="ce3" table:formula="of:=CHAR(INDEX([XOR.$B$2:.$Q$17];[.$B11]+1;[.BL$3]+1 )*16+INDEX([XOR.$B$2:.$Q$17];[.$C11]+1;[.BL$4]+1))" office:value-type="string" office:string-value="">
            <text:p/>
          </table:table-cell>
          <table:table-cell table:style-name="ce3" table:formula="of:=CHAR(INDEX([XOR.$B$2:.$Q$17];[.$B11]+1;[.BM$3]+1 )*16+INDEX([XOR.$B$2:.$Q$17];[.$C11]+1;[.BM$4]+1))" office:value-type="string" office:string-value="">
            <text:p/>
          </table:table-cell>
          <table:table-cell table:style-name="ce3" table:formula="of:=CHAR(INDEX([XOR.$B$2:.$Q$17];[.$B11]+1;[.BN$3]+1 )*16+INDEX([XOR.$B$2:.$Q$17];[.$C11]+1;[.BN$4]+1))" office:value-type="string" office:string-value="">
            <text:p/>
          </table:table-cell>
          <table:table-cell table:style-name="ce3" table:formula="of:=CHAR(INDEX([XOR.$B$2:.$Q$17];[.$B11]+1;[.BO$3]+1 )*16+INDEX([XOR.$B$2:.$Q$17];[.$C11]+1;[.BO$4]+1))" office:value-type="string" office:string-value="">
            <text:p/>
          </table:table-cell>
          <table:table-cell table:style-name="ce3" table:formula="of:=CHAR(INDEX([XOR.$B$2:.$Q$17];[.$B11]+1;[.BP$3]+1 )*16+INDEX([XOR.$B$2:.$Q$17];[.$C11]+1;[.BP$4]+1))" office:value-type="string" office:string-value="">
            <text:p/>
          </table:table-cell>
          <table:table-cell table:style-name="ce3" table:formula="of:=CHAR(INDEX([XOR.$B$2:.$Q$17];[.$B11]+1;[.BQ$3]+1 )*16+INDEX([XOR.$B$2:.$Q$17];[.$C11]+1;[.BQ$4]+1))" office:value-type="string" office:string-value="">
            <text:p/>
          </table:table-cell>
          <table:table-cell table:style-name="ce3" table:formula="of:=CHAR(INDEX([XOR.$B$2:.$Q$17];[.$B11]+1;[.BR$3]+1 )*16+INDEX([XOR.$B$2:.$Q$17];[.$C11]+1;[.BR$4]+1))" office:value-type="string" office:string-value="">
            <text:p></text:p>
          </table:table-cell>
          <table:table-cell table:style-name="ce3" table:formula="of:=CHAR(INDEX([XOR.$B$2:.$Q$17];[.$B11]+1;[.BS$3]+1 )*16+INDEX([XOR.$B$2:.$Q$17];[.$C11]+1;[.BS$4]+1))" office:value-type="string" office:string-value="~">
            <text:p>~</text:p>
          </table:table-cell>
          <table:table-cell table:style-name="ce3" table:formula="of:=CHAR(INDEX([XOR.$B$2:.$Q$17];[.$B11]+1;[.BT$3]+1 )*16+INDEX([XOR.$B$2:.$Q$17];[.$C11]+1;[.BT$4]+1))" office:value-type="string" office:string-value="}">
            <text:p>}</text:p>
          </table:table-cell>
          <table:table-cell table:style-name="ce3" table:formula="of:=CHAR(INDEX([XOR.$B$2:.$Q$17];[.$B11]+1;[.BU$3]+1 )*16+INDEX([XOR.$B$2:.$Q$17];[.$C11]+1;[.BU$4]+1))" office:value-type="string" office:string-value="|">
            <text:p>|</text:p>
          </table:table-cell>
          <table:table-cell table:style-name="ce3" table:formula="of:=CHAR(INDEX([XOR.$B$2:.$Q$17];[.$B11]+1;[.BV$3]+1 )*16+INDEX([XOR.$B$2:.$Q$17];[.$C11]+1;[.BV$4]+1))" office:value-type="string" office:string-value="{">
            <text:p>{</text:p>
          </table:table-cell>
          <table:table-cell table:style-name="ce3" table:formula="of:=CHAR(INDEX([XOR.$B$2:.$Q$17];[.$B11]+1;[.BW$3]+1 )*16+INDEX([XOR.$B$2:.$Q$17];[.$C11]+1;[.BW$4]+1))" office:value-type="string" office:string-value="z">
            <text:p>z</text:p>
          </table:table-cell>
          <table:table-cell table:style-name="ce3" table:formula="of:=CHAR(INDEX([XOR.$B$2:.$Q$17];[.$B11]+1;[.BX$3]+1 )*16+INDEX([XOR.$B$2:.$Q$17];[.$C11]+1;[.BX$4]+1))" office:value-type="string" office:string-value="y">
            <text:p>y</text:p>
          </table:table-cell>
          <table:table-cell table:style-name="ce3" table:formula="of:=CHAR(INDEX([XOR.$B$2:.$Q$17];[.$B11]+1;[.BY$3]+1 )*16+INDEX([XOR.$B$2:.$Q$17];[.$C11]+1;[.BY$4]+1))" office:value-type="string" office:string-value="x">
            <text:p>x</text:p>
          </table:table-cell>
          <table:table-cell table:style-name="ce3" table:formula="of:=CHAR(INDEX([XOR.$B$2:.$Q$17];[.$B11]+1;[.BZ$3]+1 )*16+INDEX([XOR.$B$2:.$Q$17];[.$C11]+1;[.BZ$4]+1))" office:value-type="string" office:string-value="w">
            <text:p>w</text:p>
          </table:table-cell>
          <table:table-cell table:style-name="ce3" table:formula="of:=CHAR(INDEX([XOR.$B$2:.$Q$17];[.$B11]+1;[.CA$3]+1 )*16+INDEX([XOR.$B$2:.$Q$17];[.$C11]+1;[.CA$4]+1))" office:value-type="string" office:string-value="v">
            <text:p>v</text:p>
          </table:table-cell>
          <table:table-cell table:style-name="ce3" table:formula="of:=CHAR(INDEX([XOR.$B$2:.$Q$17];[.$B11]+1;[.CB$3]+1 )*16+INDEX([XOR.$B$2:.$Q$17];[.$C11]+1;[.CB$4]+1))" office:value-type="string" office:string-value="u">
            <text:p>u</text:p>
          </table:table-cell>
          <table:table-cell table:style-name="ce3" table:formula="of:=CHAR(INDEX([XOR.$B$2:.$Q$17];[.$B11]+1;[.CC$3]+1 )*16+INDEX([XOR.$B$2:.$Q$17];[.$C11]+1;[.CC$4]+1))" office:value-type="string" office:string-value="t">
            <text:p>t</text:p>
          </table:table-cell>
          <table:table-cell table:style-name="ce3" table:formula="of:=CHAR(INDEX([XOR.$B$2:.$Q$17];[.$B11]+1;[.CD$3]+1 )*16+INDEX([XOR.$B$2:.$Q$17];[.$C11]+1;[.CD$4]+1))" office:value-type="string" office:string-value="s">
            <text:p>s</text:p>
          </table:table-cell>
          <table:table-cell table:style-name="ce3" table:formula="of:=CHAR(INDEX([XOR.$B$2:.$Q$17];[.$B11]+1;[.CE$3]+1 )*16+INDEX([XOR.$B$2:.$Q$17];[.$C11]+1;[.CE$4]+1))" office:value-type="string" office:string-value="r">
            <text:p>r</text:p>
          </table:table-cell>
          <table:table-cell table:style-name="ce3" table:formula="of:=CHAR(INDEX([XOR.$B$2:.$Q$17];[.$B11]+1;[.CF$3]+1 )*16+INDEX([XOR.$B$2:.$Q$17];[.$C11]+1;[.CF$4]+1))" office:value-type="string" office:string-value="q">
            <text:p>q</text:p>
          </table:table-cell>
          <table:table-cell table:style-name="ce3" table:formula="of:=CHAR(INDEX([XOR.$B$2:.$Q$17];[.$B11]+1;[.CG$3]+1 )*16+INDEX([XOR.$B$2:.$Q$17];[.$C11]+1;[.CG$4]+1))" office:value-type="string" office:string-value="p">
            <text:p>p</text:p>
          </table:table-cell>
          <table:table-cell table:style-name="ce3" table:formula="of:=CHAR(INDEX([XOR.$B$2:.$Q$17];[.$B11]+1;[.CH$3]+1 )*16+INDEX([XOR.$B$2:.$Q$17];[.$C11]+1;[.CH$4]+1))" office:value-type="string" office:string-value="o">
            <text:p>o</text:p>
          </table:table-cell>
          <table:table-cell table:style-name="ce3" table:formula="of:=CHAR(INDEX([XOR.$B$2:.$Q$17];[.$B11]+1;[.CI$3]+1 )*16+INDEX([XOR.$B$2:.$Q$17];[.$C11]+1;[.CI$4]+1))" office:value-type="string" office:string-value="n">
            <text:p>n</text:p>
          </table:table-cell>
          <table:table-cell table:style-name="ce3" table:formula="of:=CHAR(INDEX([XOR.$B$2:.$Q$17];[.$B11]+1;[.CJ$3]+1 )*16+INDEX([XOR.$B$2:.$Q$17];[.$C11]+1;[.CJ$4]+1))" office:value-type="string" office:string-value="m">
            <text:p>m</text:p>
          </table:table-cell>
          <table:table-cell table:style-name="ce3" table:formula="of:=CHAR(INDEX([XOR.$B$2:.$Q$17];[.$B11]+1;[.CK$3]+1 )*16+INDEX([XOR.$B$2:.$Q$17];[.$C11]+1;[.CK$4]+1))" office:value-type="string" office:string-value="l">
            <text:p>l</text:p>
          </table:table-cell>
          <table:table-cell table:style-name="ce3" table:formula="of:=CHAR(INDEX([XOR.$B$2:.$Q$17];[.$B11]+1;[.CL$3]+1 )*16+INDEX([XOR.$B$2:.$Q$17];[.$C11]+1;[.CL$4]+1))" office:value-type="string" office:string-value="k">
            <text:p>k</text:p>
          </table:table-cell>
          <table:table-cell table:style-name="ce3" table:formula="of:=CHAR(INDEX([XOR.$B$2:.$Q$17];[.$B11]+1;[.CM$3]+1 )*16+INDEX([XOR.$B$2:.$Q$17];[.$C11]+1;[.CM$4]+1))" office:value-type="string" office:string-value="j">
            <text:p>j</text:p>
          </table:table-cell>
          <table:table-cell table:style-name="ce3" table:formula="of:=CHAR(INDEX([XOR.$B$2:.$Q$17];[.$B11]+1;[.CN$3]+1 )*16+INDEX([XOR.$B$2:.$Q$17];[.$C11]+1;[.CN$4]+1))" office:value-type="string" office:string-value="i">
            <text:p>i</text:p>
          </table:table-cell>
          <table:table-cell table:style-name="ce3" table:formula="of:=CHAR(INDEX([XOR.$B$2:.$Q$17];[.$B11]+1;[.CO$3]+1 )*16+INDEX([XOR.$B$2:.$Q$17];[.$C11]+1;[.CO$4]+1))" office:value-type="string" office:string-value="h">
            <text:p>h</text:p>
          </table:table-cell>
          <table:table-cell table:style-name="ce8" table:formula="of:=CHAR(INDEX([XOR.$B$2:.$Q$17];[.$B11]+1;[.CP$3]+1 )*16+INDEX([XOR.$B$2:.$Q$17];[.$C11]+1;[.CP$4]+1))" office:value-type="string" office:string-value="g">
            <text:p>g</text:p>
          </table:table-cell>
          <table:table-cell table:style-name="ce3" table:formula="of:=CHAR(INDEX([XOR.$B$2:.$Q$17];[.$B11]+1;[.CQ$3]+1 )*16+INDEX([XOR.$B$2:.$Q$17];[.$C11]+1;[.CQ$4]+1))" office:value-type="string" office:string-value="f">
            <text:p>f</text:p>
          </table:table-cell>
          <table:table-cell table:style-name="ce3" table:formula="of:=CHAR(INDEX([XOR.$B$2:.$Q$17];[.$B11]+1;[.CR$3]+1 )*16+INDEX([XOR.$B$2:.$Q$17];[.$C11]+1;[.CR$4]+1))" office:value-type="string" office:string-value="e">
            <text:p>e</text:p>
          </table:table-cell>
          <table:table-cell table:style-name="ce3" table:formula="of:=CHAR(INDEX([XOR.$B$2:.$Q$17];[.$B11]+1;[.CS$3]+1 )*16+INDEX([XOR.$B$2:.$Q$17];[.$C11]+1;[.CS$4]+1))" office:value-type="string" office:string-value="d">
            <text:p>d</text:p>
          </table:table-cell>
          <table:table-cell table:style-name="ce3" table:formula="of:=CHAR(INDEX([XOR.$B$2:.$Q$17];[.$B11]+1;[.CT$3]+1 )*16+INDEX([XOR.$B$2:.$Q$17];[.$C11]+1;[.CT$4]+1))" office:value-type="string" office:string-value="c">
            <text:p>c</text:p>
          </table:table-cell>
          <table:table-cell table:style-name="ce3" table:formula="of:=CHAR(INDEX([XOR.$B$2:.$Q$17];[.$B11]+1;[.CU$3]+1 )*16+INDEX([XOR.$B$2:.$Q$17];[.$C11]+1;[.CU$4]+1))" office:value-type="string" office:string-value="b">
            <text:p>b</text:p>
          </table:table-cell>
          <table:table-cell table:style-name="ce3" table:formula="of:=CHAR(INDEX([XOR.$B$2:.$Q$17];[.$B11]+1;[.CV$3]+1 )*16+INDEX([XOR.$B$2:.$Q$17];[.$C11]+1;[.CV$4]+1))" office:value-type="string" office:string-value="a">
            <text:p>a</text:p>
          </table:table-cell>
          <table:table-cell table:style-name="ce3" table:formula="of:=CHAR(INDEX([XOR.$B$2:.$Q$17];[.$B11]+1;[.CW$3]+1 )*16+INDEX([XOR.$B$2:.$Q$17];[.$C11]+1;[.CW$4]+1))" office:value-type="string" office:string-value="`">
            <text:p>`</text:p>
          </table:table-cell>
          <table:table-cell table:style-name="ce3" table:formula="of:=CHAR(INDEX([XOR.$B$2:.$Q$17];[.$B11]+1;[.CX$3]+1 )*16+INDEX([XOR.$B$2:.$Q$17];[.$C11]+1;[.CX$4]+1))" office:value-type="string" office:string-value="_">
            <text:p>_</text:p>
          </table:table-cell>
          <table:table-cell table:style-name="ce3" table:formula="of:=CHAR(INDEX([XOR.$B$2:.$Q$17];[.$B11]+1;[.CY$3]+1 )*16+INDEX([XOR.$B$2:.$Q$17];[.$C11]+1;[.CY$4]+1))" office:value-type="string" office:string-value="^">
            <text:p>^</text:p>
          </table:table-cell>
          <table:table-cell table:style-name="ce3" table:formula="of:=CHAR(INDEX([XOR.$B$2:.$Q$17];[.$B11]+1;[.CZ$3]+1 )*16+INDEX([XOR.$B$2:.$Q$17];[.$C11]+1;[.CZ$4]+1))" office:value-type="string" office:string-value="]">
            <text:p>]</text:p>
          </table:table-cell>
          <table:table-cell table:style-name="ce3" table:formula="of:=CHAR(INDEX([XOR.$B$2:.$Q$17];[.$B11]+1;[.DA$3]+1 )*16+INDEX([XOR.$B$2:.$Q$17];[.$C11]+1;[.DA$4]+1))" office:value-type="string" office:string-value="\">
            <text:p>\</text:p>
          </table:table-cell>
          <table:table-cell table:style-name="ce3" table:formula="of:=CHAR(INDEX([XOR.$B$2:.$Q$17];[.$B11]+1;[.DB$3]+1 )*16+INDEX([XOR.$B$2:.$Q$17];[.$C11]+1;[.DB$4]+1))" office:value-type="string" office:string-value="[">
            <text:p>[</text:p>
          </table:table-cell>
          <table:table-cell table:style-name="ce3" table:formula="of:=CHAR(INDEX([XOR.$B$2:.$Q$17];[.$B11]+1;[.DC$3]+1 )*16+INDEX([XOR.$B$2:.$Q$17];[.$C11]+1;[.DC$4]+1))" office:value-type="string" office:string-value="Z">
            <text:p>Z</text:p>
          </table:table-cell>
          <table:table-cell table:style-name="ce3" table:formula="of:=CHAR(INDEX([XOR.$B$2:.$Q$17];[.$B11]+1;[.DD$3]+1 )*16+INDEX([XOR.$B$2:.$Q$17];[.$C11]+1;[.DD$4]+1))" office:value-type="string" office:string-value="Y">
            <text:p>Y</text:p>
          </table:table-cell>
          <table:table-cell table:style-name="ce3" table:formula="of:=CHAR(INDEX([XOR.$B$2:.$Q$17];[.$B11]+1;[.DE$3]+1 )*16+INDEX([XOR.$B$2:.$Q$17];[.$C11]+1;[.DE$4]+1))" office:value-type="string" office:string-value="X">
            <text:p>X</text:p>
          </table:table-cell>
          <table:table-cell table:style-name="ce3" table:formula="of:=CHAR(INDEX([XOR.$B$2:.$Q$17];[.$B11]+1;[.DF$3]+1 )*16+INDEX([XOR.$B$2:.$Q$17];[.$C11]+1;[.DF$4]+1))" office:value-type="string" office:string-value="W">
            <text:p>W</text:p>
          </table:table-cell>
          <table:table-cell table:style-name="ce3" table:formula="of:=CHAR(INDEX([XOR.$B$2:.$Q$17];[.$B11]+1;[.DG$3]+1 )*16+INDEX([XOR.$B$2:.$Q$17];[.$C11]+1;[.DG$4]+1))" office:value-type="string" office:string-value="V">
            <text:p>V</text:p>
          </table:table-cell>
          <table:table-cell table:style-name="ce3" table:formula="of:=CHAR(INDEX([XOR.$B$2:.$Q$17];[.$B11]+1;[.DH$3]+1 )*16+INDEX([XOR.$B$2:.$Q$17];[.$C11]+1;[.DH$4]+1))" office:value-type="string" office:string-value="U">
            <text:p>U</text:p>
          </table:table-cell>
          <table:table-cell table:style-name="ce3" table:formula="of:=CHAR(INDEX([XOR.$B$2:.$Q$17];[.$B11]+1;[.DI$3]+1 )*16+INDEX([XOR.$B$2:.$Q$17];[.$C11]+1;[.DI$4]+1))" office:value-type="string" office:string-value="T">
            <text:p>T</text:p>
          </table:table-cell>
          <table:table-cell table:style-name="ce3" table:formula="of:=CHAR(INDEX([XOR.$B$2:.$Q$17];[.$B11]+1;[.DJ$3]+1 )*16+INDEX([XOR.$B$2:.$Q$17];[.$C11]+1;[.DJ$4]+1))" office:value-type="string" office:string-value="S">
            <text:p>S</text:p>
          </table:table-cell>
          <table:table-cell table:style-name="ce3" table:formula="of:=CHAR(INDEX([XOR.$B$2:.$Q$17];[.$B11]+1;[.DK$3]+1 )*16+INDEX([XOR.$B$2:.$Q$17];[.$C11]+1;[.DK$4]+1))" office:value-type="string" office:string-value="R">
            <text:p>R</text:p>
          </table:table-cell>
          <table:table-cell table:style-name="ce3" table:formula="of:=CHAR(INDEX([XOR.$B$2:.$Q$17];[.$B11]+1;[.DL$3]+1 )*16+INDEX([XOR.$B$2:.$Q$17];[.$C11]+1;[.DL$4]+1))" office:value-type="string" office:string-value="Q">
            <text:p>Q</text:p>
          </table:table-cell>
          <table:table-cell table:style-name="ce3" table:formula="of:=CHAR(INDEX([XOR.$B$2:.$Q$17];[.$B11]+1;[.DM$3]+1 )*16+INDEX([XOR.$B$2:.$Q$17];[.$C11]+1;[.DM$4]+1))" office:value-type="string" office:string-value="P">
            <text:p>P</text:p>
          </table:table-cell>
          <table:table-cell table:style-name="ce3" table:formula="of:=CHAR(INDEX([XOR.$B$2:.$Q$17];[.$B11]+1;[.DN$3]+1 )*16+INDEX([XOR.$B$2:.$Q$17];[.$C11]+1;[.DN$4]+1))" office:value-type="string" office:string-value="O">
            <text:p>O</text:p>
          </table:table-cell>
          <table:table-cell table:style-name="ce3" table:formula="of:=CHAR(INDEX([XOR.$B$2:.$Q$17];[.$B11]+1;[.DO$3]+1 )*16+INDEX([XOR.$B$2:.$Q$17];[.$C11]+1;[.DO$4]+1))" office:value-type="string" office:string-value="N">
            <text:p>N</text:p>
          </table:table-cell>
          <table:table-cell table:style-name="ce3" table:formula="of:=CHAR(INDEX([XOR.$B$2:.$Q$17];[.$B11]+1;[.DP$3]+1 )*16+INDEX([XOR.$B$2:.$Q$17];[.$C11]+1;[.DP$4]+1))" office:value-type="string" office:string-value="M">
            <text:p>M</text:p>
          </table:table-cell>
          <table:table-cell table:style-name="ce3" table:formula="of:=CHAR(INDEX([XOR.$B$2:.$Q$17];[.$B11]+1;[.DQ$3]+1 )*16+INDEX([XOR.$B$2:.$Q$17];[.$C11]+1;[.DQ$4]+1))" office:value-type="string" office:string-value="L">
            <text:p>L</text:p>
          </table:table-cell>
          <table:table-cell table:style-name="ce3" table:formula="of:=CHAR(INDEX([XOR.$B$2:.$Q$17];[.$B11]+1;[.DR$3]+1 )*16+INDEX([XOR.$B$2:.$Q$17];[.$C11]+1;[.DR$4]+1))" office:value-type="string" office:string-value="K">
            <text:p>K</text:p>
          </table:table-cell>
          <table:table-cell table:style-name="ce3" table:formula="of:=CHAR(INDEX([XOR.$B$2:.$Q$17];[.$B11]+1;[.DS$3]+1 )*16+INDEX([XOR.$B$2:.$Q$17];[.$C11]+1;[.DS$4]+1))" office:value-type="string" office:string-value="J">
            <text:p>J</text:p>
          </table:table-cell>
          <table:table-cell table:style-name="ce3" table:formula="of:=CHAR(INDEX([XOR.$B$2:.$Q$17];[.$B11]+1;[.DT$3]+1 )*16+INDEX([XOR.$B$2:.$Q$17];[.$C11]+1;[.DT$4]+1))" office:value-type="string" office:string-value="I">
            <text:p>I</text:p>
          </table:table-cell>
          <table:table-cell table:style-name="ce3" table:formula="of:=CHAR(INDEX([XOR.$B$2:.$Q$17];[.$B11]+1;[.DU$3]+1 )*16+INDEX([XOR.$B$2:.$Q$17];[.$C11]+1;[.DU$4]+1))" office:value-type="string" office:string-value="H">
            <text:p>H</text:p>
          </table:table-cell>
          <table:table-cell table:style-name="ce3" table:formula="of:=CHAR(INDEX([XOR.$B$2:.$Q$17];[.$B11]+1;[.DV$3]+1 )*16+INDEX([XOR.$B$2:.$Q$17];[.$C11]+1;[.DV$4]+1))" office:value-type="string" office:string-value="G">
            <text:p>G</text:p>
          </table:table-cell>
          <table:table-cell table:style-name="ce3" table:formula="of:=CHAR(INDEX([XOR.$B$2:.$Q$17];[.$B11]+1;[.DW$3]+1 )*16+INDEX([XOR.$B$2:.$Q$17];[.$C11]+1;[.DW$4]+1))" office:value-type="string" office:string-value="F">
            <text:p>F</text:p>
          </table:table-cell>
          <table:table-cell table:style-name="ce3" table:formula="of:=CHAR(INDEX([XOR.$B$2:.$Q$17];[.$B11]+1;[.DX$3]+1 )*16+INDEX([XOR.$B$2:.$Q$17];[.$C11]+1;[.DX$4]+1))" office:value-type="string" office:string-value="E">
            <text:p>E</text:p>
          </table:table-cell>
          <table:table-cell table:style-name="ce3" table:formula="of:=CHAR(INDEX([XOR.$B$2:.$Q$17];[.$B11]+1;[.DY$3]+1 )*16+INDEX([XOR.$B$2:.$Q$17];[.$C11]+1;[.DY$4]+1))" office:value-type="string" office:string-value="D">
            <text:p>D</text:p>
          </table:table-cell>
          <table:table-cell table:style-name="ce3" table:formula="of:=CHAR(INDEX([XOR.$B$2:.$Q$17];[.$B11]+1;[.DZ$3]+1 )*16+INDEX([XOR.$B$2:.$Q$17];[.$C11]+1;[.DZ$4]+1))" office:value-type="string" office:string-value="C">
            <text:p>C</text:p>
          </table:table-cell>
          <table:table-cell table:style-name="ce3" table:formula="of:=CHAR(INDEX([XOR.$B$2:.$Q$17];[.$B11]+1;[.EA$3]+1 )*16+INDEX([XOR.$B$2:.$Q$17];[.$C11]+1;[.EA$4]+1))" office:value-type="string" office:string-value="B">
            <text:p>B</text:p>
          </table:table-cell>
          <table:table-cell table:style-name="ce3" table:formula="of:=CHAR(INDEX([XOR.$B$2:.$Q$17];[.$B11]+1;[.EB$3]+1 )*16+INDEX([XOR.$B$2:.$Q$17];[.$C11]+1;[.EB$4]+1))" office:value-type="string" office:string-value="A">
            <text:p>A</text:p>
          </table:table-cell>
          <table:table-cell table:style-name="ce3" table:formula="of:=CHAR(INDEX([XOR.$B$2:.$Q$17];[.$B11]+1;[.EC$3]+1 )*16+INDEX([XOR.$B$2:.$Q$17];[.$C11]+1;[.EC$4]+1))" office:value-type="string" office:string-value="@">
            <text:p>@</text:p>
          </table:table-cell>
          <table:table-cell table:style-name="ce3" table:number-columns-repeated="21"/>
        </table:table-row>
        <table:table-row table:style-name="ro4">
          <table:table-cell table:formula="of:=[.A11]+2" office:value-type="float" office:value="15">
            <text:p>15</text:p>
          </table:table-cell>
          <table:table-cell table:formula="of:=RIGHT(LEFT([.$B$1];[.A12]);1)" office:value-type="string" office:string-value="7">
            <text:p>7</text:p>
          </table:table-cell>
          <table:table-cell table:formula="of:=VLOOKUP(RIGHT(LEFT([.$B$1];[.A12]+1);1);[Sheet1.$A$2:.$C$17];3;0)" office:value-type="float" office:value="8">
            <text:p>8</text:p>
          </table:table-cell>
          <table:table-cell table:formula="of:=[.C12]+[.B12]*16" office:value-type="float" office:value="120">
            <text:p>120</text:p>
          </table:table-cell>
          <table:table-cell table:formula="of:=CHAR([.D12])" office:value-type="string" office:string-value="x">
            <text:p>x</text:p>
          </table:table-cell>
          <table:table-cell table:style-name="ce3" table:formula="of:=CHAR(INDEX([XOR.$B$2:.$Q$17];[.$B12]+1;[.F$3]+1 )*16+INDEX([XOR.$B$2:.$Q$17];[.$C12]+1;[.F$4]+1))" office:value-type="string" office:string-value="x">
            <text:p>x</text:p>
          </table:table-cell>
          <table:table-cell table:style-name="ce3" table:formula="of:=CHAR(INDEX([XOR.$B$2:.$Q$17];[.$B12]+1;[.G$3]+1 )*16+INDEX([XOR.$B$2:.$Q$17];[.$C12]+1;[.G$4]+1))" office:value-type="string" office:string-value="y">
            <text:p>y</text:p>
          </table:table-cell>
          <table:table-cell table:style-name="ce3" table:formula="of:=CHAR(INDEX([XOR.$B$2:.$Q$17];[.$B12]+1;[.H$3]+1 )*16+INDEX([XOR.$B$2:.$Q$17];[.$C12]+1;[.H$4]+1))" office:value-type="string" office:string-value="z">
            <text:p>z</text:p>
          </table:table-cell>
          <table:table-cell table:style-name="ce3" table:formula="of:=CHAR(INDEX([XOR.$B$2:.$Q$17];[.$B12]+1;[.I$3]+1 )*16+INDEX([XOR.$B$2:.$Q$17];[.$C12]+1;[.I$4]+1))" office:value-type="string" office:string-value="{">
            <text:p>{</text:p>
          </table:table-cell>
          <table:table-cell table:style-name="ce3" table:formula="of:=CHAR(INDEX([XOR.$B$2:.$Q$17];[.$B12]+1;[.J$3]+1 )*16+INDEX([XOR.$B$2:.$Q$17];[.$C12]+1;[.J$4]+1))" office:value-type="string" office:string-value="|">
            <text:p>|</text:p>
          </table:table-cell>
          <table:table-cell table:style-name="ce3" table:formula="of:=CHAR(INDEX([XOR.$B$2:.$Q$17];[.$B12]+1;[.K$3]+1 )*16+INDEX([XOR.$B$2:.$Q$17];[.$C12]+1;[.K$4]+1))" office:value-type="string" office:string-value="}">
            <text:p>}</text:p>
          </table:table-cell>
          <table:table-cell table:style-name="ce3" table:formula="of:=CHAR(INDEX([XOR.$B$2:.$Q$17];[.$B12]+1;[.L$3]+1 )*16+INDEX([XOR.$B$2:.$Q$17];[.$C12]+1;[.L$4]+1))" office:value-type="string" office:string-value="~">
            <text:p>~</text:p>
          </table:table-cell>
          <table:table-cell table:style-name="ce3" table:formula="of:=CHAR(INDEX([XOR.$B$2:.$Q$17];[.$B12]+1;[.M$3]+1 )*16+INDEX([XOR.$B$2:.$Q$17];[.$C12]+1;[.M$4]+1))" office:value-type="string" office:string-value="">
            <text:p></text:p>
          </table:table-cell>
          <table:table-cell table:style-name="ce3" table:formula="of:=CHAR(INDEX([XOR.$B$2:.$Q$17];[.$B12]+1;[.N$3]+1 )*16+INDEX([XOR.$B$2:.$Q$17];[.$C12]+1;[.N$4]+1))" office:value-type="string" office:string-value="p">
            <text:p>p</text:p>
          </table:table-cell>
          <table:table-cell table:style-name="ce3" table:formula="of:=CHAR(INDEX([XOR.$B$2:.$Q$17];[.$B12]+1;[.O$3]+1 )*16+INDEX([XOR.$B$2:.$Q$17];[.$C12]+1;[.O$4]+1))" office:value-type="string" office:string-value="q">
            <text:p>q</text:p>
          </table:table-cell>
          <table:table-cell table:style-name="ce3" table:formula="of:=CHAR(INDEX([XOR.$B$2:.$Q$17];[.$B12]+1;[.P$3]+1 )*16+INDEX([XOR.$B$2:.$Q$17];[.$C12]+1;[.P$4]+1))" office:value-type="string" office:string-value="r">
            <text:p>r</text:p>
          </table:table-cell>
          <table:table-cell table:style-name="ce3" table:formula="of:=CHAR(INDEX([XOR.$B$2:.$Q$17];[.$B12]+1;[.Q$3]+1 )*16+INDEX([XOR.$B$2:.$Q$17];[.$C12]+1;[.Q$4]+1))" office:value-type="string" office:string-value="s">
            <text:p>s</text:p>
          </table:table-cell>
          <table:table-cell table:style-name="ce3" table:formula="of:=CHAR(INDEX([XOR.$B$2:.$Q$17];[.$B12]+1;[.R$3]+1 )*16+INDEX([XOR.$B$2:.$Q$17];[.$C12]+1;[.R$4]+1))" office:value-type="string" office:string-value="t">
            <text:p>t</text:p>
          </table:table-cell>
          <table:table-cell table:style-name="ce3" table:formula="of:=CHAR(INDEX([XOR.$B$2:.$Q$17];[.$B12]+1;[.S$3]+1 )*16+INDEX([XOR.$B$2:.$Q$17];[.$C12]+1;[.S$4]+1))" office:value-type="string" office:string-value="u">
            <text:p>u</text:p>
          </table:table-cell>
          <table:table-cell table:style-name="ce3" table:formula="of:=CHAR(INDEX([XOR.$B$2:.$Q$17];[.$B12]+1;[.T$3]+1 )*16+INDEX([XOR.$B$2:.$Q$17];[.$C12]+1;[.T$4]+1))" office:value-type="string" office:string-value="v">
            <text:p>v</text:p>
          </table:table-cell>
          <table:table-cell table:style-name="ce3" table:formula="of:=CHAR(INDEX([XOR.$B$2:.$Q$17];[.$B12]+1;[.U$3]+1 )*16+INDEX([XOR.$B$2:.$Q$17];[.$C12]+1;[.U$4]+1))" office:value-type="string" office:string-value="w">
            <text:p>w</text:p>
          </table:table-cell>
          <table:table-cell table:style-name="ce3" table:formula="of:=CHAR(INDEX([XOR.$B$2:.$Q$17];[.$B12]+1;[.V$3]+1 )*16+INDEX([XOR.$B$2:.$Q$17];[.$C12]+1;[.V$4]+1))" office:value-type="string" office:string-value="h">
            <text:p>h</text:p>
          </table:table-cell>
          <table:table-cell table:style-name="ce3" table:formula="of:=CHAR(INDEX([XOR.$B$2:.$Q$17];[.$B12]+1;[.W$3]+1 )*16+INDEX([XOR.$B$2:.$Q$17];[.$C12]+1;[.W$4]+1))" office:value-type="string" office:string-value="i">
            <text:p>i</text:p>
          </table:table-cell>
          <table:table-cell table:style-name="ce3" table:formula="of:=CHAR(INDEX([XOR.$B$2:.$Q$17];[.$B12]+1;[.X$3]+1 )*16+INDEX([XOR.$B$2:.$Q$17];[.$C12]+1;[.X$4]+1))" office:value-type="string" office:string-value="j">
            <text:p>j</text:p>
          </table:table-cell>
          <table:table-cell table:style-name="ce3" table:formula="of:=CHAR(INDEX([XOR.$B$2:.$Q$17];[.$B12]+1;[.Y$3]+1 )*16+INDEX([XOR.$B$2:.$Q$17];[.$C12]+1;[.Y$4]+1))" office:value-type="string" office:string-value="k">
            <text:p>k</text:p>
          </table:table-cell>
          <table:table-cell table:style-name="ce3" table:formula="of:=CHAR(INDEX([XOR.$B$2:.$Q$17];[.$B12]+1;[.Z$3]+1 )*16+INDEX([XOR.$B$2:.$Q$17];[.$C12]+1;[.Z$4]+1))" office:value-type="string" office:string-value="l">
            <text:p>l</text:p>
          </table:table-cell>
          <table:table-cell table:style-name="ce3" table:formula="of:=CHAR(INDEX([XOR.$B$2:.$Q$17];[.$B12]+1;[.AA$3]+1 )*16+INDEX([XOR.$B$2:.$Q$17];[.$C12]+1;[.AA$4]+1))" office:value-type="string" office:string-value="m">
            <text:p>m</text:p>
          </table:table-cell>
          <table:table-cell table:style-name="ce3" table:formula="of:=CHAR(INDEX([XOR.$B$2:.$Q$17];[.$B12]+1;[.AB$3]+1 )*16+INDEX([XOR.$B$2:.$Q$17];[.$C12]+1;[.AB$4]+1))" office:value-type="string" office:string-value="n">
            <text:p>n</text:p>
          </table:table-cell>
          <table:table-cell table:style-name="ce3" table:formula="of:=CHAR(INDEX([XOR.$B$2:.$Q$17];[.$B12]+1;[.AC$3]+1 )*16+INDEX([XOR.$B$2:.$Q$17];[.$C12]+1;[.AC$4]+1))" office:value-type="string" office:string-value="o">
            <text:p>o</text:p>
          </table:table-cell>
          <table:table-cell table:style-name="ce3" table:formula="of:=CHAR(INDEX([XOR.$B$2:.$Q$17];[.$B12]+1;[.AD$3]+1 )*16+INDEX([XOR.$B$2:.$Q$17];[.$C12]+1;[.AD$4]+1))" office:value-type="string" office:string-value="`">
            <text:p>`</text:p>
          </table:table-cell>
          <table:table-cell table:style-name="ce3" table:formula="of:=CHAR(INDEX([XOR.$B$2:.$Q$17];[.$B12]+1;[.AE$3]+1 )*16+INDEX([XOR.$B$2:.$Q$17];[.$C12]+1;[.AE$4]+1))" office:value-type="string" office:string-value="a">
            <text:p>a</text:p>
          </table:table-cell>
          <table:table-cell table:style-name="ce3" table:formula="of:=CHAR(INDEX([XOR.$B$2:.$Q$17];[.$B12]+1;[.AF$3]+1 )*16+INDEX([XOR.$B$2:.$Q$17];[.$C12]+1;[.AF$4]+1))" office:value-type="string" office:string-value="b">
            <text:p>b</text:p>
          </table:table-cell>
          <table:table-cell table:style-name="ce3" table:formula="of:=CHAR(INDEX([XOR.$B$2:.$Q$17];[.$B12]+1;[.AG$3]+1 )*16+INDEX([XOR.$B$2:.$Q$17];[.$C12]+1;[.AG$4]+1))" office:value-type="string" office:string-value="c">
            <text:p>c</text:p>
          </table:table-cell>
          <table:table-cell table:style-name="ce3" table:formula="of:=CHAR(INDEX([XOR.$B$2:.$Q$17];[.$B12]+1;[.AH$3]+1 )*16+INDEX([XOR.$B$2:.$Q$17];[.$C12]+1;[.AH$4]+1))" office:value-type="string" office:string-value="d">
            <text:p>d</text:p>
          </table:table-cell>
          <table:table-cell table:style-name="ce3" table:formula="of:=CHAR(INDEX([XOR.$B$2:.$Q$17];[.$B12]+1;[.AI$3]+1 )*16+INDEX([XOR.$B$2:.$Q$17];[.$C12]+1;[.AI$4]+1))" office:value-type="string" office:string-value="e">
            <text:p>e</text:p>
          </table:table-cell>
          <table:table-cell table:style-name="ce3" table:formula="of:=CHAR(INDEX([XOR.$B$2:.$Q$17];[.$B12]+1;[.AJ$3]+1 )*16+INDEX([XOR.$B$2:.$Q$17];[.$C12]+1;[.AJ$4]+1))" office:value-type="string" office:string-value="f">
            <text:p>f</text:p>
          </table:table-cell>
          <table:table-cell table:style-name="ce3" table:formula="of:=CHAR(INDEX([XOR.$B$2:.$Q$17];[.$B12]+1;[.AK$3]+1 )*16+INDEX([XOR.$B$2:.$Q$17];[.$C12]+1;[.AK$4]+1))" office:value-type="string" office:string-value="g">
            <text:p>g</text:p>
          </table:table-cell>
          <table:table-cell table:style-name="ce3" table:formula="of:=CHAR(INDEX([XOR.$B$2:.$Q$17];[.$B12]+1;[.AL$3]+1 )*16+INDEX([XOR.$B$2:.$Q$17];[.$C12]+1;[.AL$4]+1))" office:value-type="string" office:string-value="X">
            <text:p>X</text:p>
          </table:table-cell>
          <table:table-cell table:style-name="ce3" table:formula="of:=CHAR(INDEX([XOR.$B$2:.$Q$17];[.$B12]+1;[.AM$3]+1 )*16+INDEX([XOR.$B$2:.$Q$17];[.$C12]+1;[.AM$4]+1))" office:value-type="string" office:string-value="Y">
            <text:p>Y</text:p>
          </table:table-cell>
          <table:table-cell table:style-name="ce3" table:formula="of:=CHAR(INDEX([XOR.$B$2:.$Q$17];[.$B12]+1;[.AN$3]+1 )*16+INDEX([XOR.$B$2:.$Q$17];[.$C12]+1;[.AN$4]+1))" office:value-type="string" office:string-value="Z">
            <text:p>Z</text:p>
          </table:table-cell>
          <table:table-cell table:style-name="ce3" table:formula="of:=CHAR(INDEX([XOR.$B$2:.$Q$17];[.$B12]+1;[.AO$3]+1 )*16+INDEX([XOR.$B$2:.$Q$17];[.$C12]+1;[.AO$4]+1))" office:value-type="string" office:string-value="[">
            <text:p>[</text:p>
          </table:table-cell>
          <table:table-cell table:style-name="ce3" table:formula="of:=CHAR(INDEX([XOR.$B$2:.$Q$17];[.$B12]+1;[.AP$3]+1 )*16+INDEX([XOR.$B$2:.$Q$17];[.$C12]+1;[.AP$4]+1))" office:value-type="string" office:string-value="\">
            <text:p>\</text:p>
          </table:table-cell>
          <table:table-cell table:style-name="ce3" table:formula="of:=CHAR(INDEX([XOR.$B$2:.$Q$17];[.$B12]+1;[.AQ$3]+1 )*16+INDEX([XOR.$B$2:.$Q$17];[.$C12]+1;[.AQ$4]+1))" office:value-type="string" office:string-value="]">
            <text:p>]</text:p>
          </table:table-cell>
          <table:table-cell table:style-name="ce3" table:formula="of:=CHAR(INDEX([XOR.$B$2:.$Q$17];[.$B12]+1;[.AR$3]+1 )*16+INDEX([XOR.$B$2:.$Q$17];[.$C12]+1;[.AR$4]+1))" office:value-type="string" office:string-value="^">
            <text:p>^</text:p>
          </table:table-cell>
          <table:table-cell table:style-name="ce3" table:formula="of:=CHAR(INDEX([XOR.$B$2:.$Q$17];[.$B12]+1;[.AS$3]+1 )*16+INDEX([XOR.$B$2:.$Q$17];[.$C12]+1;[.AS$4]+1))" office:value-type="string" office:string-value="_">
            <text:p>_</text:p>
          </table:table-cell>
          <table:table-cell table:style-name="ce3" table:formula="of:=CHAR(INDEX([XOR.$B$2:.$Q$17];[.$B12]+1;[.AT$3]+1 )*16+INDEX([XOR.$B$2:.$Q$17];[.$C12]+1;[.AT$4]+1))" office:value-type="string" office:string-value="P">
            <text:p>P</text:p>
          </table:table-cell>
          <table:table-cell table:style-name="ce3" table:formula="of:=CHAR(INDEX([XOR.$B$2:.$Q$17];[.$B12]+1;[.AU$3]+1 )*16+INDEX([XOR.$B$2:.$Q$17];[.$C12]+1;[.AU$4]+1))" office:value-type="string" office:string-value="Q">
            <text:p>Q</text:p>
          </table:table-cell>
          <table:table-cell table:style-name="ce3" table:formula="of:=CHAR(INDEX([XOR.$B$2:.$Q$17];[.$B12]+1;[.AV$3]+1 )*16+INDEX([XOR.$B$2:.$Q$17];[.$C12]+1;[.AV$4]+1))" office:value-type="string" office:string-value="R">
            <text:p>R</text:p>
          </table:table-cell>
          <table:table-cell table:style-name="ce3" table:formula="of:=CHAR(INDEX([XOR.$B$2:.$Q$17];[.$B12]+1;[.AW$3]+1 )*16+INDEX([XOR.$B$2:.$Q$17];[.$C12]+1;[.AW$4]+1))" office:value-type="string" office:string-value="S">
            <text:p>S</text:p>
          </table:table-cell>
          <table:table-cell table:style-name="ce3" table:formula="of:=CHAR(INDEX([XOR.$B$2:.$Q$17];[.$B12]+1;[.AX$3]+1 )*16+INDEX([XOR.$B$2:.$Q$17];[.$C12]+1;[.AX$4]+1))" office:value-type="string" office:string-value="T">
            <text:p>T</text:p>
          </table:table-cell>
          <table:table-cell table:style-name="ce3" table:formula="of:=CHAR(INDEX([XOR.$B$2:.$Q$17];[.$B12]+1;[.AY$3]+1 )*16+INDEX([XOR.$B$2:.$Q$17];[.$C12]+1;[.AY$4]+1))" office:value-type="string" office:string-value="U">
            <text:p>U</text:p>
          </table:table-cell>
          <table:table-cell table:style-name="ce3" table:formula="of:=CHAR(INDEX([XOR.$B$2:.$Q$17];[.$B12]+1;[.AZ$3]+1 )*16+INDEX([XOR.$B$2:.$Q$17];[.$C12]+1;[.AZ$4]+1))" office:value-type="string" office:string-value="V">
            <text:p>V</text:p>
          </table:table-cell>
          <table:table-cell table:style-name="ce3" table:formula="of:=CHAR(INDEX([XOR.$B$2:.$Q$17];[.$B12]+1;[.BA$3]+1 )*16+INDEX([XOR.$B$2:.$Q$17];[.$C12]+1;[.BA$4]+1))" office:value-type="string" office:string-value="W">
            <text:p>W</text:p>
          </table:table-cell>
          <table:table-cell table:style-name="ce3" table:formula="of:=CHAR(INDEX([XOR.$B$2:.$Q$17];[.$B12]+1;[.BB$3]+1 )*16+INDEX([XOR.$B$2:.$Q$17];[.$C12]+1;[.BB$4]+1))" office:value-type="string" office:string-value="H">
            <text:p>H</text:p>
          </table:table-cell>
          <table:table-cell table:style-name="ce3" table:formula="of:=CHAR(INDEX([XOR.$B$2:.$Q$17];[.$B12]+1;[.BC$3]+1 )*16+INDEX([XOR.$B$2:.$Q$17];[.$C12]+1;[.BC$4]+1))" office:value-type="string" office:string-value="I">
            <text:p>I</text:p>
          </table:table-cell>
          <table:table-cell table:style-name="ce3" table:formula="of:=CHAR(INDEX([XOR.$B$2:.$Q$17];[.$B12]+1;[.BD$3]+1 )*16+INDEX([XOR.$B$2:.$Q$17];[.$C12]+1;[.BD$4]+1))" office:value-type="string" office:string-value="J">
            <text:p>J</text:p>
          </table:table-cell>
          <table:table-cell table:style-name="ce3" table:formula="of:=CHAR(INDEX([XOR.$B$2:.$Q$17];[.$B12]+1;[.BE$3]+1 )*16+INDEX([XOR.$B$2:.$Q$17];[.$C12]+1;[.BE$4]+1))" office:value-type="string" office:string-value="K">
            <text:p>K</text:p>
          </table:table-cell>
          <table:table-cell table:style-name="ce3" table:formula="of:=CHAR(INDEX([XOR.$B$2:.$Q$17];[.$B12]+1;[.BF$3]+1 )*16+INDEX([XOR.$B$2:.$Q$17];[.$C12]+1;[.BF$4]+1))" office:value-type="string" office:string-value="L">
            <text:p>L</text:p>
          </table:table-cell>
          <table:table-cell table:style-name="ce3" table:formula="of:=CHAR(INDEX([XOR.$B$2:.$Q$17];[.$B12]+1;[.BG$3]+1 )*16+INDEX([XOR.$B$2:.$Q$17];[.$C12]+1;[.BG$4]+1))" office:value-type="string" office:string-value="M">
            <text:p>M</text:p>
          </table:table-cell>
          <table:table-cell table:style-name="ce3" table:formula="of:=CHAR(INDEX([XOR.$B$2:.$Q$17];[.$B12]+1;[.BH$3]+1 )*16+INDEX([XOR.$B$2:.$Q$17];[.$C12]+1;[.BH$4]+1))" office:value-type="string" office:string-value="N">
            <text:p>N</text:p>
          </table:table-cell>
          <table:table-cell table:style-name="ce3" table:formula="of:=CHAR(INDEX([XOR.$B$2:.$Q$17];[.$B12]+1;[.BI$3]+1 )*16+INDEX([XOR.$B$2:.$Q$17];[.$C12]+1;[.BI$4]+1))" office:value-type="string" office:string-value="O">
            <text:p>O</text:p>
          </table:table-cell>
          <table:table-cell table:style-name="ce3" table:formula="of:=CHAR(INDEX([XOR.$B$2:.$Q$17];[.$B12]+1;[.BJ$3]+1 )*16+INDEX([XOR.$B$2:.$Q$17];[.$C12]+1;[.BJ$4]+1))" office:value-type="string" office:string-value="@">
            <text:p>@</text:p>
          </table:table-cell>
          <table:table-cell table:style-name="ce3" table:formula="of:=CHAR(INDEX([XOR.$B$2:.$Q$17];[.$B12]+1;[.BK$3]+1 )*16+INDEX([XOR.$B$2:.$Q$17];[.$C12]+1;[.BK$4]+1))" office:value-type="string" office:string-value="A">
            <text:p>A</text:p>
          </table:table-cell>
          <table:table-cell table:style-name="ce3" table:formula="of:=CHAR(INDEX([XOR.$B$2:.$Q$17];[.$B12]+1;[.BL$3]+1 )*16+INDEX([XOR.$B$2:.$Q$17];[.$C12]+1;[.BL$4]+1))" office:value-type="string" office:string-value="B">
            <text:p>B</text:p>
          </table:table-cell>
          <table:table-cell table:style-name="ce3" table:formula="of:=CHAR(INDEX([XOR.$B$2:.$Q$17];[.$B12]+1;[.BM$3]+1 )*16+INDEX([XOR.$B$2:.$Q$17];[.$C12]+1;[.BM$4]+1))" office:value-type="string" office:string-value="C">
            <text:p>C</text:p>
          </table:table-cell>
          <table:table-cell table:style-name="ce3" table:formula="of:=CHAR(INDEX([XOR.$B$2:.$Q$17];[.$B12]+1;[.BN$3]+1 )*16+INDEX([XOR.$B$2:.$Q$17];[.$C12]+1;[.BN$4]+1))" office:value-type="string" office:string-value="D">
            <text:p>D</text:p>
          </table:table-cell>
          <table:table-cell table:style-name="ce3" table:formula="of:=CHAR(INDEX([XOR.$B$2:.$Q$17];[.$B12]+1;[.BO$3]+1 )*16+INDEX([XOR.$B$2:.$Q$17];[.$C12]+1;[.BO$4]+1))" office:value-type="string" office:string-value="E">
            <text:p>E</text:p>
          </table:table-cell>
          <table:table-cell table:style-name="ce3" table:formula="of:=CHAR(INDEX([XOR.$B$2:.$Q$17];[.$B12]+1;[.BP$3]+1 )*16+INDEX([XOR.$B$2:.$Q$17];[.$C12]+1;[.BP$4]+1))" office:value-type="string" office:string-value="F">
            <text:p>F</text:p>
          </table:table-cell>
          <table:table-cell table:style-name="ce3" table:formula="of:=CHAR(INDEX([XOR.$B$2:.$Q$17];[.$B12]+1;[.BQ$3]+1 )*16+INDEX([XOR.$B$2:.$Q$17];[.$C12]+1;[.BQ$4]+1))" office:value-type="string" office:string-value="G">
            <text:p>G</text:p>
          </table:table-cell>
          <table:table-cell table:style-name="ce3" table:formula="of:=CHAR(INDEX([XOR.$B$2:.$Q$17];[.$B12]+1;[.BR$3]+1 )*16+INDEX([XOR.$B$2:.$Q$17];[.$C12]+1;[.BR$4]+1))" office:value-type="string" office:string-value="8">
            <text:p>8</text:p>
          </table:table-cell>
          <table:table-cell table:style-name="ce3" table:formula="of:=CHAR(INDEX([XOR.$B$2:.$Q$17];[.$B12]+1;[.BS$3]+1 )*16+INDEX([XOR.$B$2:.$Q$17];[.$C12]+1;[.BS$4]+1))" office:value-type="string" office:string-value="9">
            <text:p>9</text:p>
          </table:table-cell>
          <table:table-cell table:style-name="ce3" table:formula="of:=CHAR(INDEX([XOR.$B$2:.$Q$17];[.$B12]+1;[.BT$3]+1 )*16+INDEX([XOR.$B$2:.$Q$17];[.$C12]+1;[.BT$4]+1))" office:value-type="string" office:string-value=":">
            <text:p>:</text:p>
          </table:table-cell>
          <table:table-cell table:style-name="ce3" table:formula="of:=CHAR(INDEX([XOR.$B$2:.$Q$17];[.$B12]+1;[.BU$3]+1 )*16+INDEX([XOR.$B$2:.$Q$17];[.$C12]+1;[.BU$4]+1))" office:value-type="string" office:string-value=";">
            <text:p>;</text:p>
          </table:table-cell>
          <table:table-cell table:style-name="ce3" table:formula="of:=CHAR(INDEX([XOR.$B$2:.$Q$17];[.$B12]+1;[.BV$3]+1 )*16+INDEX([XOR.$B$2:.$Q$17];[.$C12]+1;[.BV$4]+1))" office:value-type="string" office:string-value="&lt;">
            <text:p>&lt;</text:p>
          </table:table-cell>
          <table:table-cell table:style-name="ce3" table:formula="of:=CHAR(INDEX([XOR.$B$2:.$Q$17];[.$B12]+1;[.BW$3]+1 )*16+INDEX([XOR.$B$2:.$Q$17];[.$C12]+1;[.BW$4]+1))" office:value-type="string" office:string-value="=">
            <text:p>=</text:p>
          </table:table-cell>
          <table:table-cell table:style-name="ce3" table:formula="of:=CHAR(INDEX([XOR.$B$2:.$Q$17];[.$B12]+1;[.BX$3]+1 )*16+INDEX([XOR.$B$2:.$Q$17];[.$C12]+1;[.BX$4]+1))" office:value-type="string" office:string-value="&gt;">
            <text:p>&gt;</text:p>
          </table:table-cell>
          <table:table-cell table:style-name="ce3" table:formula="of:=CHAR(INDEX([XOR.$B$2:.$Q$17];[.$B12]+1;[.BY$3]+1 )*16+INDEX([XOR.$B$2:.$Q$17];[.$C12]+1;[.BY$4]+1))" office:value-type="string" office:string-value="?">
            <text:p>?</text:p>
          </table:table-cell>
          <table:table-cell table:style-name="ce3" table:formula="of:=CHAR(INDEX([XOR.$B$2:.$Q$17];[.$B12]+1;[.BZ$3]+1 )*16+INDEX([XOR.$B$2:.$Q$17];[.$C12]+1;[.BZ$4]+1))" office:value-type="string" office:string-value="0">
            <text:p>0</text:p>
          </table:table-cell>
          <table:table-cell table:style-name="ce3" table:formula="of:=CHAR(INDEX([XOR.$B$2:.$Q$17];[.$B12]+1;[.CA$3]+1 )*16+INDEX([XOR.$B$2:.$Q$17];[.$C12]+1;[.CA$4]+1))" office:value-type="string" office:string-value="1">
            <text:p>1</text:p>
          </table:table-cell>
          <table:table-cell table:style-name="ce3" table:formula="of:=CHAR(INDEX([XOR.$B$2:.$Q$17];[.$B12]+1;[.CB$3]+1 )*16+INDEX([XOR.$B$2:.$Q$17];[.$C12]+1;[.CB$4]+1))" office:value-type="string" office:string-value="2">
            <text:p>2</text:p>
          </table:table-cell>
          <table:table-cell table:style-name="ce3" table:formula="of:=CHAR(INDEX([XOR.$B$2:.$Q$17];[.$B12]+1;[.CC$3]+1 )*16+INDEX([XOR.$B$2:.$Q$17];[.$C12]+1;[.CC$4]+1))" office:value-type="string" office:string-value="3">
            <text:p>3</text:p>
          </table:table-cell>
          <table:table-cell table:style-name="ce3" table:formula="of:=CHAR(INDEX([XOR.$B$2:.$Q$17];[.$B12]+1;[.CD$3]+1 )*16+INDEX([XOR.$B$2:.$Q$17];[.$C12]+1;[.CD$4]+1))" office:value-type="string" office:string-value="4">
            <text:p>4</text:p>
          </table:table-cell>
          <table:table-cell table:style-name="ce3" table:formula="of:=CHAR(INDEX([XOR.$B$2:.$Q$17];[.$B12]+1;[.CE$3]+1 )*16+INDEX([XOR.$B$2:.$Q$17];[.$C12]+1;[.CE$4]+1))" office:value-type="string" office:string-value="5">
            <text:p>5</text:p>
          </table:table-cell>
          <table:table-cell table:style-name="ce3" table:formula="of:=CHAR(INDEX([XOR.$B$2:.$Q$17];[.$B12]+1;[.CF$3]+1 )*16+INDEX([XOR.$B$2:.$Q$17];[.$C12]+1;[.CF$4]+1))" office:value-type="string" office:string-value="6">
            <text:p>6</text:p>
          </table:table-cell>
          <table:table-cell table:style-name="ce3" table:formula="of:=CHAR(INDEX([XOR.$B$2:.$Q$17];[.$B12]+1;[.CG$3]+1 )*16+INDEX([XOR.$B$2:.$Q$17];[.$C12]+1;[.CG$4]+1))" office:value-type="string" office:string-value="7">
            <text:p>7</text:p>
          </table:table-cell>
          <table:table-cell table:style-name="ce3" table:formula="of:=CHAR(INDEX([XOR.$B$2:.$Q$17];[.$B12]+1;[.CH$3]+1 )*16+INDEX([XOR.$B$2:.$Q$17];[.$C12]+1;[.CH$4]+1))" office:value-type="string" office:string-value="(">
            <text:p>(</text:p>
          </table:table-cell>
          <table:table-cell table:style-name="ce3" table:formula="of:=CHAR(INDEX([XOR.$B$2:.$Q$17];[.$B12]+1;[.CI$3]+1 )*16+INDEX([XOR.$B$2:.$Q$17];[.$C12]+1;[.CI$4]+1))" office:value-type="string" office:string-value=")">
            <text:p>)</text:p>
          </table:table-cell>
          <table:table-cell table:style-name="ce3" table:formula="of:=CHAR(INDEX([XOR.$B$2:.$Q$17];[.$B12]+1;[.CJ$3]+1 )*16+INDEX([XOR.$B$2:.$Q$17];[.$C12]+1;[.CJ$4]+1))" office:value-type="string" office:string-value="*">
            <text:p>*</text:p>
          </table:table-cell>
          <table:table-cell table:style-name="ce3" table:formula="of:=CHAR(INDEX([XOR.$B$2:.$Q$17];[.$B12]+1;[.CK$3]+1 )*16+INDEX([XOR.$B$2:.$Q$17];[.$C12]+1;[.CK$4]+1))" office:value-type="string" office:string-value="+">
            <text:p>+</text:p>
          </table:table-cell>
          <table:table-cell table:style-name="ce3" table:formula="of:=CHAR(INDEX([XOR.$B$2:.$Q$17];[.$B12]+1;[.CL$3]+1 )*16+INDEX([XOR.$B$2:.$Q$17];[.$C12]+1;[.CL$4]+1))" office:value-type="string" office:string-value=",">
            <text:p>,</text:p>
          </table:table-cell>
          <table:table-cell table:style-name="ce3" table:formula="of:=CHAR(INDEX([XOR.$B$2:.$Q$17];[.$B12]+1;[.CM$3]+1 )*16+INDEX([XOR.$B$2:.$Q$17];[.$C12]+1;[.CM$4]+1))" office:value-type="string" office:string-value="-">
            <text:p>-</text:p>
          </table:table-cell>
          <table:table-cell table:style-name="ce3" table:formula="of:=CHAR(INDEX([XOR.$B$2:.$Q$17];[.$B12]+1;[.CN$3]+1 )*16+INDEX([XOR.$B$2:.$Q$17];[.$C12]+1;[.CN$4]+1))" office:value-type="string" office:string-value=".">
            <text:p>.</text:p>
          </table:table-cell>
          <table:table-cell table:style-name="ce3" table:formula="of:=CHAR(INDEX([XOR.$B$2:.$Q$17];[.$B12]+1;[.CO$3]+1 )*16+INDEX([XOR.$B$2:.$Q$17];[.$C12]+1;[.CO$4]+1))" office:value-type="string" office:string-value="/">
            <text:p>/</text:p>
          </table:table-cell>
          <table:table-cell table:style-name="ce8" table:formula="of:=CHAR(INDEX([XOR.$B$2:.$Q$17];[.$B12]+1;[.CP$3]+1 )*16+INDEX([XOR.$B$2:.$Q$17];[.$C12]+1;[.CP$4]+1))" office:value-type="string" office:string-value=" ">
            <text:p><text:s/></text:p>
          </table:table-cell>
          <table:table-cell table:style-name="ce3" table:formula="of:=CHAR(INDEX([XOR.$B$2:.$Q$17];[.$B12]+1;[.CQ$3]+1 )*16+INDEX([XOR.$B$2:.$Q$17];[.$C12]+1;[.CQ$4]+1))" office:value-type="string" office:string-value="!">
            <text:p>!</text:p>
          </table:table-cell>
          <table:table-cell table:style-name="ce3" table:formula="of:=CHAR(INDEX([XOR.$B$2:.$Q$17];[.$B12]+1;[.CR$3]+1 )*16+INDEX([XOR.$B$2:.$Q$17];[.$C12]+1;[.CR$4]+1))" office:value-type="string" office:string-value="&quot;">
            <text:p>"</text:p>
          </table:table-cell>
          <table:table-cell table:style-name="ce3" table:formula="of:=CHAR(INDEX([XOR.$B$2:.$Q$17];[.$B12]+1;[.CS$3]+1 )*16+INDEX([XOR.$B$2:.$Q$17];[.$C12]+1;[.CS$4]+1))" office:value-type="string" office:string-value="#">
            <text:p>#</text:p>
          </table:table-cell>
          <table:table-cell table:style-name="ce3" table:formula="of:=CHAR(INDEX([XOR.$B$2:.$Q$17];[.$B12]+1;[.CT$3]+1 )*16+INDEX([XOR.$B$2:.$Q$17];[.$C12]+1;[.CT$4]+1))" office:value-type="string" office:string-value="$">
            <text:p>$</text:p>
          </table:table-cell>
          <table:table-cell table:style-name="ce3" table:formula="of:=CHAR(INDEX([XOR.$B$2:.$Q$17];[.$B12]+1;[.CU$3]+1 )*16+INDEX([XOR.$B$2:.$Q$17];[.$C12]+1;[.CU$4]+1))" office:value-type="string" office:string-value="%">
            <text:p>%</text:p>
          </table:table-cell>
          <table:table-cell table:style-name="ce3" table:formula="of:=CHAR(INDEX([XOR.$B$2:.$Q$17];[.$B12]+1;[.CV$3]+1 )*16+INDEX([XOR.$B$2:.$Q$17];[.$C12]+1;[.CV$4]+1))" office:value-type="string" office:string-value="&amp;">
            <text:p>&amp;</text:p>
          </table:table-cell>
          <table:table-cell table:style-name="ce3" table:formula="of:=CHAR(INDEX([XOR.$B$2:.$Q$17];[.$B12]+1;[.CW$3]+1 )*16+INDEX([XOR.$B$2:.$Q$17];[.$C12]+1;[.CW$4]+1))" office:value-type="string" office:string-value="'">
            <text:p>'</text:p>
          </table:table-cell>
          <table:table-cell table:style-name="ce3" table:formula="of:=CHAR(INDEX([XOR.$B$2:.$Q$17];[.$B12]+1;[.CX$3]+1 )*16+INDEX([XOR.$B$2:.$Q$17];[.$C12]+1;[.CX$4]+1))" office:value-type="string" office:string-value="">
            <text:p/>
          </table:table-cell>
          <table:table-cell table:style-name="ce3" table:formula="of:=CHAR(INDEX([XOR.$B$2:.$Q$17];[.$B12]+1;[.CY$3]+1 )*16+INDEX([XOR.$B$2:.$Q$17];[.$C12]+1;[.CY$4]+1))" office:value-type="string" office:string-value="">
            <text:p/>
          </table:table-cell>
          <table:table-cell table:style-name="ce3" table:formula="of:=CHAR(INDEX([XOR.$B$2:.$Q$17];[.$B12]+1;[.CZ$3]+1 )*16+INDEX([XOR.$B$2:.$Q$17];[.$C12]+1;[.CZ$4]+1))" office:value-type="string" office:string-value="">
            <text:p/>
          </table:table-cell>
          <table:table-cell table:style-name="ce3" table:formula="of:=CHAR(INDEX([XOR.$B$2:.$Q$17];[.$B12]+1;[.DA$3]+1 )*16+INDEX([XOR.$B$2:.$Q$17];[.$C12]+1;[.DA$4]+1))" office:value-type="string" office:string-value="">
            <text:p/>
          </table:table-cell>
          <table:table-cell table:style-name="ce3" table:formula="of:=CHAR(INDEX([XOR.$B$2:.$Q$17];[.$B12]+1;[.DB$3]+1 )*16+INDEX([XOR.$B$2:.$Q$17];[.$C12]+1;[.DB$4]+1))" office:value-type="string" office:string-value="">
            <text:p/>
          </table:table-cell>
          <table:table-cell table:style-name="ce3" table:formula="of:=CHAR(INDEX([XOR.$B$2:.$Q$17];[.$B12]+1;[.DC$3]+1 )*16+INDEX([XOR.$B$2:.$Q$17];[.$C12]+1;[.DC$4]+1))" office:value-type="string" office:string-value="">
            <text:p/>
          </table:table-cell>
          <table:table-cell table:style-name="ce3" table:formula="of:=CHAR(INDEX([XOR.$B$2:.$Q$17];[.$B12]+1;[.DD$3]+1 )*16+INDEX([XOR.$B$2:.$Q$17];[.$C12]+1;[.DD$4]+1))" office:value-type="string" office:string-value="">
            <text:p/>
          </table:table-cell>
          <table:table-cell table:style-name="ce3" table:formula="of:=CHAR(INDEX([XOR.$B$2:.$Q$17];[.$B12]+1;[.DE$3]+1 )*16+INDEX([XOR.$B$2:.$Q$17];[.$C12]+1;[.DE$4]+1))" office:value-type="string" office:string-value="">
            <text:p/>
          </table:table-cell>
          <table:table-cell table:style-name="ce3" table:formula="of:=CHAR(INDEX([XOR.$B$2:.$Q$17];[.$B12]+1;[.DF$3]+1 )*16+INDEX([XOR.$B$2:.$Q$17];[.$C12]+1;[.DF$4]+1))" office:value-type="string" office:string-value="">
            <text:p/>
          </table:table-cell>
          <table:table-cell table:style-name="ce3" table:formula="of:=CHAR(INDEX([XOR.$B$2:.$Q$17];[.$B12]+1;[.DG$3]+1 )*16+INDEX([XOR.$B$2:.$Q$17];[.$C12]+1;[.DG$4]+1))" office:value-type="string" office:string-value="">
            <text:p/>
          </table:table-cell>
          <table:table-cell table:style-name="ce3" table:formula="of:=CHAR(INDEX([XOR.$B$2:.$Q$17];[.$B12]+1;[.DH$3]+1 )*16+INDEX([XOR.$B$2:.$Q$17];[.$C12]+1;[.DH$4]+1))" office:value-type="string" office:string-value="">
            <text:p/>
          </table:table-cell>
          <table:table-cell table:style-name="ce3" table:formula="of:=CHAR(INDEX([XOR.$B$2:.$Q$17];[.$B12]+1;[.DI$3]+1 )*16+INDEX([XOR.$B$2:.$Q$17];[.$C12]+1;[.DI$4]+1))" office:value-type="string" office:string-value="">
            <text:p/>
          </table:table-cell>
          <table:table-cell table:style-name="ce3" table:formula="of:=CHAR(INDEX([XOR.$B$2:.$Q$17];[.$B12]+1;[.DJ$3]+1 )*16+INDEX([XOR.$B$2:.$Q$17];[.$C12]+1;[.DJ$4]+1))" office:value-type="string" office:string-value="">
            <text:p/>
          </table:table-cell>
          <table:table-cell table:style-name="ce3" table:formula="of:=CHAR(INDEX([XOR.$B$2:.$Q$17];[.$B12]+1;[.DK$3]+1 )*16+INDEX([XOR.$B$2:.$Q$17];[.$C12]+1;[.DK$4]+1))" office:value-type="string" office:string-value="">
            <text:p/>
          </table:table-cell>
          <table:table-cell table:style-name="ce3" table:formula="of:=CHAR(INDEX([XOR.$B$2:.$Q$17];[.$B12]+1;[.DL$3]+1 )*16+INDEX([XOR.$B$2:.$Q$17];[.$C12]+1;[.DL$4]+1))" office:value-type="string" office:string-value="">
            <text:p/>
          </table:table-cell>
          <table:table-cell table:style-name="ce3" table:formula="of:=CHAR(INDEX([XOR.$B$2:.$Q$17];[.$B12]+1;[.DM$3]+1 )*16+INDEX([XOR.$B$2:.$Q$17];[.$C12]+1;[.DM$4]+1))" office:value-type="string" office:string-value="">
            <text:p/>
          </table:table-cell>
          <table:table-cell table:style-name="ce3" table:formula="of:=CHAR(INDEX([XOR.$B$2:.$Q$17];[.$B12]+1;[.DN$3]+1 )*16+INDEX([XOR.$B$2:.$Q$17];[.$C12]+1;[.DN$4]+1))" office:value-type="string" office:string-value="">
            <text:p/>
          </table:table-cell>
          <table:table-cell table:style-name="ce3" table:formula="of:=CHAR(INDEX([XOR.$B$2:.$Q$17];[.$B12]+1;[.DO$3]+1 )*16+INDEX([XOR.$B$2:.$Q$17];[.$C12]+1;[.DO$4]+1))" office:value-type="string" office:string-value="&#9;">
            <text:p><text:tab/></text:p>
          </table:table-cell>
          <table:table-cell table:style-name="ce3" table:formula="of:=CHAR(INDEX([XOR.$B$2:.$Q$17];[.$B12]+1;[.DP$3]+1 )*16+INDEX([XOR.$B$2:.$Q$17];[.$C12]+1;[.DP$4]+1))" office:value-type="string" office:string-value="&#10;">
            <text:p><text:line-break/></text:p>
          </table:table-cell>
          <table:table-cell table:style-name="ce3" table:formula="of:=CHAR(INDEX([XOR.$B$2:.$Q$17];[.$B12]+1;[.DQ$3]+1 )*16+INDEX([XOR.$B$2:.$Q$17];[.$C12]+1;[.DQ$4]+1))" office:value-type="string" office:string-value="">
            <text:p/>
          </table:table-cell>
          <table:table-cell table:style-name="ce3" table:formula="of:=CHAR(INDEX([XOR.$B$2:.$Q$17];[.$B12]+1;[.DR$3]+1 )*16+INDEX([XOR.$B$2:.$Q$17];[.$C12]+1;[.DR$4]+1))" office:value-type="string" office:string-value="">
            <text:p/>
          </table:table-cell>
          <table:table-cell table:style-name="ce3" table:formula="of:=CHAR(INDEX([XOR.$B$2:.$Q$17];[.$B12]+1;[.DS$3]+1 )*16+INDEX([XOR.$B$2:.$Q$17];[.$C12]+1;[.DS$4]+1))" office:value-type="string" office:string-value="&#13;">
            <text:p></text:p>
          </table:table-cell>
          <table:table-cell table:style-name="ce3" table:formula="of:=CHAR(INDEX([XOR.$B$2:.$Q$17];[.$B12]+1;[.DT$3]+1 )*16+INDEX([XOR.$B$2:.$Q$17];[.$C12]+1;[.DT$4]+1))" office:value-type="string" office:string-value="">
            <text:p/>
          </table:table-cell>
          <table:table-cell table:style-name="ce3" table:formula="of:=CHAR(INDEX([XOR.$B$2:.$Q$17];[.$B12]+1;[.DU$3]+1 )*16+INDEX([XOR.$B$2:.$Q$17];[.$C12]+1;[.DU$4]+1))" office:value-type="string" office:string-value="">
            <text:p/>
          </table:table-cell>
          <table:table-cell table:style-name="ce3" table:formula="of:=CHAR(INDEX([XOR.$B$2:.$Q$17];[.$B12]+1;[.DV$3]+1 )*16+INDEX([XOR.$B$2:.$Q$17];[.$C12]+1;[.DV$4]+1))" office:value-type="string" office:string-value="">
            <text:p/>
          </table:table-cell>
          <table:table-cell table:style-name="ce3" table:formula="of:=CHAR(INDEX([XOR.$B$2:.$Q$17];[.$B12]+1;[.DW$3]+1 )*16+INDEX([XOR.$B$2:.$Q$17];[.$C12]+1;[.DW$4]+1))" office:value-type="string" office:string-value="">
            <text:p/>
          </table:table-cell>
          <table:table-cell table:style-name="ce3" table:formula="of:=CHAR(INDEX([XOR.$B$2:.$Q$17];[.$B12]+1;[.DX$3]+1 )*16+INDEX([XOR.$B$2:.$Q$17];[.$C12]+1;[.DX$4]+1))" office:value-type="string" office:string-value="">
            <text:p/>
          </table:table-cell>
          <table:table-cell table:style-name="ce3" table:formula="of:=CHAR(INDEX([XOR.$B$2:.$Q$17];[.$B12]+1;[.DY$3]+1 )*16+INDEX([XOR.$B$2:.$Q$17];[.$C12]+1;[.DY$4]+1))" office:value-type="string" office:string-value="">
            <text:p/>
          </table:table-cell>
          <table:table-cell table:style-name="ce3" table:formula="of:=CHAR(INDEX([XOR.$B$2:.$Q$17];[.$B12]+1;[.DZ$3]+1 )*16+INDEX([XOR.$B$2:.$Q$17];[.$C12]+1;[.DZ$4]+1))" office:value-type="string" office:string-value="">
            <text:p/>
          </table:table-cell>
          <table:table-cell table:style-name="ce3" table:formula="of:=CHAR(INDEX([XOR.$B$2:.$Q$17];[.$B12]+1;[.EA$3]+1 )*16+INDEX([XOR.$B$2:.$Q$17];[.$C12]+1;[.EA$4]+1))" office:value-type="string" office:string-value="">
            <text:p/>
          </table:table-cell>
          <table:table-cell table:style-name="ce3" table:formula="of:=CHAR(INDEX([XOR.$B$2:.$Q$17];[.$B12]+1;[.EB$3]+1 )*16+INDEX([XOR.$B$2:.$Q$17];[.$C12]+1;[.EB$4]+1))" office:value-type="string" office:string-value="">
            <text:p/>
          </table:table-cell>
          <table:table-cell table:style-name="ce3" table:formula="of:=CHAR(INDEX([XOR.$B$2:.$Q$17];[.$B12]+1;[.EC$3]+1 )*16+INDEX([XOR.$B$2:.$Q$17];[.$C12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5">
          <table:table-cell table:formula="of:=[.A12]+2" office:value-type="float" office:value="17">
            <text:p>17</text:p>
          </table:table-cell>
          <table:table-cell table:formula="of:=RIGHT(LEFT([.$B$1];[.A13]);1)" office:value-type="string" office:string-value="1">
            <text:p>1</text:p>
          </table:table-cell>
          <table:table-cell table:formula="of:=VLOOKUP(RIGHT(LEFT([.$B$1];[.A13]+1);1);[Sheet1.$A$2:.$C$17];3;0)" office:value-type="float" office:value="5">
            <text:p>5</text:p>
          </table:table-cell>
          <table:table-cell table:formula="of:=[.C13]+[.B13]*16" office:value-type="float" office:value="21">
            <text:p>21</text:p>
          </table:table-cell>
          <table:table-cell table:formula="of:=CHAR([.D13])" office:value-type="string" office:string-value="">
            <text:p/>
          </table:table-cell>
          <table:table-cell table:style-name="ce3" table:formula="of:=CHAR(INDEX([XOR.$B$2:.$Q$17];[.$B13]+1;[.F$3]+1 )*16+INDEX([XOR.$B$2:.$Q$17];[.$C13]+1;[.F$4]+1))" office:value-type="string" office:string-value="">
            <text:p/>
          </table:table-cell>
          <table:table-cell table:style-name="ce3" table:formula="of:=CHAR(INDEX([XOR.$B$2:.$Q$17];[.$B13]+1;[.G$3]+1 )*16+INDEX([XOR.$B$2:.$Q$17];[.$C13]+1;[.G$4]+1))" office:value-type="string" office:string-value="">
            <text:p/>
          </table:table-cell>
          <table:table-cell table:style-name="ce3" table:formula="of:=CHAR(INDEX([XOR.$B$2:.$Q$17];[.$B13]+1;[.H$3]+1 )*16+INDEX([XOR.$B$2:.$Q$17];[.$C13]+1;[.H$4]+1))" office:value-type="string" office:string-value="">
            <text:p/>
          </table:table-cell>
          <table:table-cell table:style-name="ce3" table:formula="of:=CHAR(INDEX([XOR.$B$2:.$Q$17];[.$B13]+1;[.I$3]+1 )*16+INDEX([XOR.$B$2:.$Q$17];[.$C13]+1;[.I$4]+1))" office:value-type="string" office:string-value="">
            <text:p/>
          </table:table-cell>
          <table:table-cell table:style-name="ce3" table:formula="of:=CHAR(INDEX([XOR.$B$2:.$Q$17];[.$B13]+1;[.J$3]+1 )*16+INDEX([XOR.$B$2:.$Q$17];[.$C13]+1;[.J$4]+1))" office:value-type="string" office:string-value="">
            <text:p/>
          </table:table-cell>
          <table:table-cell table:style-name="ce3" table:formula="of:=CHAR(INDEX([XOR.$B$2:.$Q$17];[.$B13]+1;[.K$3]+1 )*16+INDEX([XOR.$B$2:.$Q$17];[.$C13]+1;[.K$4]+1))" office:value-type="string" office:string-value="">
            <text:p/>
          </table:table-cell>
          <table:table-cell table:style-name="ce3" table:formula="of:=CHAR(INDEX([XOR.$B$2:.$Q$17];[.$B13]+1;[.L$3]+1 )*16+INDEX([XOR.$B$2:.$Q$17];[.$C13]+1;[.L$4]+1))" office:value-type="string" office:string-value="">
            <text:p/>
          </table:table-cell>
          <table:table-cell table:style-name="ce3" table:formula="of:=CHAR(INDEX([XOR.$B$2:.$Q$17];[.$B13]+1;[.M$3]+1 )*16+INDEX([XOR.$B$2:.$Q$17];[.$C13]+1;[.M$4]+1))" office:value-type="string" office:string-value="">
            <text:p/>
          </table:table-cell>
          <table:table-cell table:style-name="ce3" table:formula="of:=CHAR(INDEX([XOR.$B$2:.$Q$17];[.$B13]+1;[.N$3]+1 )*16+INDEX([XOR.$B$2:.$Q$17];[.$C13]+1;[.N$4]+1))" office:value-type="string" office:string-value="">
            <text:p/>
          </table:table-cell>
          <table:table-cell table:style-name="ce3" table:formula="of:=CHAR(INDEX([XOR.$B$2:.$Q$17];[.$B13]+1;[.O$3]+1 )*16+INDEX([XOR.$B$2:.$Q$17];[.$C13]+1;[.O$4]+1))" office:value-type="string" office:string-value="">
            <text:p/>
          </table:table-cell>
          <table:table-cell table:style-name="ce3" table:formula="of:=CHAR(INDEX([XOR.$B$2:.$Q$17];[.$B13]+1;[.P$3]+1 )*16+INDEX([XOR.$B$2:.$Q$17];[.$C13]+1;[.P$4]+1))" office:value-type="string" office:string-value="">
            <text:p/>
          </table:table-cell>
          <table:table-cell table:style-name="ce3" table:formula="of:=CHAR(INDEX([XOR.$B$2:.$Q$17];[.$B13]+1;[.Q$3]+1 )*16+INDEX([XOR.$B$2:.$Q$17];[.$C13]+1;[.Q$4]+1))" office:value-type="string" office:string-value="">
            <text:p/>
          </table:table-cell>
          <table:table-cell table:style-name="ce3" table:formula="of:=CHAR(INDEX([XOR.$B$2:.$Q$17];[.$B13]+1;[.R$3]+1 )*16+INDEX([XOR.$B$2:.$Q$17];[.$C13]+1;[.R$4]+1))" office:value-type="string" office:string-value="">
            <text:p/>
          </table:table-cell>
          <table:table-cell table:style-name="ce3" table:formula="of:=CHAR(INDEX([XOR.$B$2:.$Q$17];[.$B13]+1;[.S$3]+1 )*16+INDEX([XOR.$B$2:.$Q$17];[.$C13]+1;[.S$4]+1))" office:value-type="string" office:string-value="">
            <text:p/>
          </table:table-cell>
          <table:table-cell table:style-name="ce3" table:formula="of:=CHAR(INDEX([XOR.$B$2:.$Q$17];[.$B13]+1;[.T$3]+1 )*16+INDEX([XOR.$B$2:.$Q$17];[.$C13]+1;[.T$4]+1))" office:value-type="string" office:string-value="">
            <text:p/>
          </table:table-cell>
          <table:table-cell table:style-name="ce3" table:formula="of:=CHAR(INDEX([XOR.$B$2:.$Q$17];[.$B13]+1;[.U$3]+1 )*16+INDEX([XOR.$B$2:.$Q$17];[.$C13]+1;[.U$4]+1))" office:value-type="string" office:string-value="">
            <text:p/>
          </table:table-cell>
          <table:table-cell table:style-name="ce3" table:formula="of:=CHAR(INDEX([XOR.$B$2:.$Q$17];[.$B13]+1;[.V$3]+1 )*16+INDEX([XOR.$B$2:.$Q$17];[.$C13]+1;[.V$4]+1))" office:value-type="string" office:string-value="">
            <text:p/>
          </table:table-cell>
          <table:table-cell table:style-name="ce3" table:formula="of:=CHAR(INDEX([XOR.$B$2:.$Q$17];[.$B13]+1;[.W$3]+1 )*16+INDEX([XOR.$B$2:.$Q$17];[.$C13]+1;[.W$4]+1))" office:value-type="string" office:string-value="">
            <text:p/>
          </table:table-cell>
          <table:table-cell table:style-name="ce3" table:formula="of:=CHAR(INDEX([XOR.$B$2:.$Q$17];[.$B13]+1;[.X$3]+1 )*16+INDEX([XOR.$B$2:.$Q$17];[.$C13]+1;[.X$4]+1))" office:value-type="string" office:string-value="">
            <text:p/>
          </table:table-cell>
          <table:table-cell table:style-name="ce3" table:formula="of:=CHAR(INDEX([XOR.$B$2:.$Q$17];[.$B13]+1;[.Y$3]+1 )*16+INDEX([XOR.$B$2:.$Q$17];[.$C13]+1;[.Y$4]+1))" office:value-type="string" office:string-value="">
            <text:p/>
          </table:table-cell>
          <table:table-cell table:style-name="ce3" table:formula="of:=CHAR(INDEX([XOR.$B$2:.$Q$17];[.$B13]+1;[.Z$3]+1 )*16+INDEX([XOR.$B$2:.$Q$17];[.$C13]+1;[.Z$4]+1))" office:value-type="string" office:string-value="">
            <text:p/>
          </table:table-cell>
          <table:table-cell table:style-name="ce3" table:formula="of:=CHAR(INDEX([XOR.$B$2:.$Q$17];[.$B13]+1;[.AA$3]+1 )*16+INDEX([XOR.$B$2:.$Q$17];[.$C13]+1;[.AA$4]+1))" office:value-type="string" office:string-value="">
            <text:p/>
          </table:table-cell>
          <table:table-cell table:style-name="ce3" table:formula="of:=CHAR(INDEX([XOR.$B$2:.$Q$17];[.$B13]+1;[.AB$3]+1 )*16+INDEX([XOR.$B$2:.$Q$17];[.$C13]+1;[.AB$4]+1))" office:value-type="string" office:string-value="">
            <text:p/>
          </table:table-cell>
          <table:table-cell table:style-name="ce3" table:formula="of:=CHAR(INDEX([XOR.$B$2:.$Q$17];[.$B13]+1;[.AC$3]+1 )*16+INDEX([XOR.$B$2:.$Q$17];[.$C13]+1;[.AC$4]+1))" office:value-type="string" office:string-value="">
            <text:p/>
          </table:table-cell>
          <table:table-cell table:style-name="ce3" table:formula="of:=CHAR(INDEX([XOR.$B$2:.$Q$17];[.$B13]+1;[.AD$3]+1 )*16+INDEX([XOR.$B$2:.$Q$17];[.$C13]+1;[.AD$4]+1))" office:value-type="string" office:string-value="&#13;">
            <text:p></text:p>
          </table:table-cell>
          <table:table-cell table:style-name="ce3" table:formula="of:=CHAR(INDEX([XOR.$B$2:.$Q$17];[.$B13]+1;[.AE$3]+1 )*16+INDEX([XOR.$B$2:.$Q$17];[.$C13]+1;[.AE$4]+1))" office:value-type="string" office:string-value="">
            <text:p/>
          </table:table-cell>
          <table:table-cell table:style-name="ce3" table:formula="of:=CHAR(INDEX([XOR.$B$2:.$Q$17];[.$B13]+1;[.AF$3]+1 )*16+INDEX([XOR.$B$2:.$Q$17];[.$C13]+1;[.AF$4]+1))" office:value-type="string" office:string-value="">
            <text:p/>
          </table:table-cell>
          <table:table-cell table:style-name="ce3" table:formula="of:=CHAR(INDEX([XOR.$B$2:.$Q$17];[.$B13]+1;[.AG$3]+1 )*16+INDEX([XOR.$B$2:.$Q$17];[.$C13]+1;[.AG$4]+1))" office:value-type="string" office:string-value="">
            <text:p/>
          </table:table-cell>
          <table:table-cell table:style-name="ce3" table:formula="of:=CHAR(INDEX([XOR.$B$2:.$Q$17];[.$B13]+1;[.AH$3]+1 )*16+INDEX([XOR.$B$2:.$Q$17];[.$C13]+1;[.AH$4]+1))" office:value-type="string" office:string-value="&#9;">
            <text:p><text:tab/></text:p>
          </table:table-cell>
          <table:table-cell table:style-name="ce3" table:formula="of:=CHAR(INDEX([XOR.$B$2:.$Q$17];[.$B13]+1;[.AI$3]+1 )*16+INDEX([XOR.$B$2:.$Q$17];[.$C13]+1;[.AI$4]+1))" office:value-type="string" office:string-value="">
            <text:p/>
          </table:table-cell>
          <table:table-cell table:style-name="ce3" table:formula="of:=CHAR(INDEX([XOR.$B$2:.$Q$17];[.$B13]+1;[.AJ$3]+1 )*16+INDEX([XOR.$B$2:.$Q$17];[.$C13]+1;[.AJ$4]+1))" office:value-type="string" office:string-value="">
            <text:p/>
          </table:table-cell>
          <table:table-cell table:style-name="ce3" table:formula="of:=CHAR(INDEX([XOR.$B$2:.$Q$17];[.$B13]+1;[.AK$3]+1 )*16+INDEX([XOR.$B$2:.$Q$17];[.$C13]+1;[.AK$4]+1))" office:value-type="string" office:string-value="&#10;">
            <text:p><text:line-break/></text:p>
          </table:table-cell>
          <table:table-cell table:style-name="ce3" table:formula="of:=CHAR(INDEX([XOR.$B$2:.$Q$17];[.$B13]+1;[.AL$3]+1 )*16+INDEX([XOR.$B$2:.$Q$17];[.$C13]+1;[.AL$4]+1))" office:value-type="string" office:string-value="5">
            <text:p>5</text:p>
          </table:table-cell>
          <table:table-cell table:style-name="ce3" table:formula="of:=CHAR(INDEX([XOR.$B$2:.$Q$17];[.$B13]+1;[.AM$3]+1 )*16+INDEX([XOR.$B$2:.$Q$17];[.$C13]+1;[.AM$4]+1))" office:value-type="string" office:string-value="4">
            <text:p>4</text:p>
          </table:table-cell>
          <table:table-cell table:style-name="ce3" table:formula="of:=CHAR(INDEX([XOR.$B$2:.$Q$17];[.$B13]+1;[.AN$3]+1 )*16+INDEX([XOR.$B$2:.$Q$17];[.$C13]+1;[.AN$4]+1))" office:value-type="string" office:string-value="7">
            <text:p>7</text:p>
          </table:table-cell>
          <table:table-cell table:style-name="ce3" table:formula="of:=CHAR(INDEX([XOR.$B$2:.$Q$17];[.$B13]+1;[.AO$3]+1 )*16+INDEX([XOR.$B$2:.$Q$17];[.$C13]+1;[.AO$4]+1))" office:value-type="string" office:string-value="6">
            <text:p>6</text:p>
          </table:table-cell>
          <table:table-cell table:style-name="ce3" table:formula="of:=CHAR(INDEX([XOR.$B$2:.$Q$17];[.$B13]+1;[.AP$3]+1 )*16+INDEX([XOR.$B$2:.$Q$17];[.$C13]+1;[.AP$4]+1))" office:value-type="string" office:string-value="1">
            <text:p>1</text:p>
          </table:table-cell>
          <table:table-cell table:style-name="ce3" table:formula="of:=CHAR(INDEX([XOR.$B$2:.$Q$17];[.$B13]+1;[.AQ$3]+1 )*16+INDEX([XOR.$B$2:.$Q$17];[.$C13]+1;[.AQ$4]+1))" office:value-type="string" office:string-value="0">
            <text:p>0</text:p>
          </table:table-cell>
          <table:table-cell table:style-name="ce3" table:formula="of:=CHAR(INDEX([XOR.$B$2:.$Q$17];[.$B13]+1;[.AR$3]+1 )*16+INDEX([XOR.$B$2:.$Q$17];[.$C13]+1;[.AR$4]+1))" office:value-type="string" office:string-value="3">
            <text:p>3</text:p>
          </table:table-cell>
          <table:table-cell table:style-name="ce3" table:formula="of:=CHAR(INDEX([XOR.$B$2:.$Q$17];[.$B13]+1;[.AS$3]+1 )*16+INDEX([XOR.$B$2:.$Q$17];[.$C13]+1;[.AS$4]+1))" office:value-type="string" office:string-value="2">
            <text:p>2</text:p>
          </table:table-cell>
          <table:table-cell table:style-name="ce3" table:formula="of:=CHAR(INDEX([XOR.$B$2:.$Q$17];[.$B13]+1;[.AT$3]+1 )*16+INDEX([XOR.$B$2:.$Q$17];[.$C13]+1;[.AT$4]+1))" office:value-type="string" office:string-value="=">
            <text:p>=</text:p>
          </table:table-cell>
          <table:table-cell table:style-name="ce3" table:formula="of:=CHAR(INDEX([XOR.$B$2:.$Q$17];[.$B13]+1;[.AU$3]+1 )*16+INDEX([XOR.$B$2:.$Q$17];[.$C13]+1;[.AU$4]+1))" office:value-type="string" office:string-value="&lt;">
            <text:p>&lt;</text:p>
          </table:table-cell>
          <table:table-cell table:style-name="ce3" table:formula="of:=CHAR(INDEX([XOR.$B$2:.$Q$17];[.$B13]+1;[.AV$3]+1 )*16+INDEX([XOR.$B$2:.$Q$17];[.$C13]+1;[.AV$4]+1))" office:value-type="string" office:string-value="?">
            <text:p>?</text:p>
          </table:table-cell>
          <table:table-cell table:style-name="ce3" table:formula="of:=CHAR(INDEX([XOR.$B$2:.$Q$17];[.$B13]+1;[.AW$3]+1 )*16+INDEX([XOR.$B$2:.$Q$17];[.$C13]+1;[.AW$4]+1))" office:value-type="string" office:string-value="&gt;">
            <text:p>&gt;</text:p>
          </table:table-cell>
          <table:table-cell table:style-name="ce3" table:formula="of:=CHAR(INDEX([XOR.$B$2:.$Q$17];[.$B13]+1;[.AX$3]+1 )*16+INDEX([XOR.$B$2:.$Q$17];[.$C13]+1;[.AX$4]+1))" office:value-type="string" office:string-value="9">
            <text:p>9</text:p>
          </table:table-cell>
          <table:table-cell table:style-name="ce3" table:formula="of:=CHAR(INDEX([XOR.$B$2:.$Q$17];[.$B13]+1;[.AY$3]+1 )*16+INDEX([XOR.$B$2:.$Q$17];[.$C13]+1;[.AY$4]+1))" office:value-type="string" office:string-value="8">
            <text:p>8</text:p>
          </table:table-cell>
          <table:table-cell table:style-name="ce3" table:formula="of:=CHAR(INDEX([XOR.$B$2:.$Q$17];[.$B13]+1;[.AZ$3]+1 )*16+INDEX([XOR.$B$2:.$Q$17];[.$C13]+1;[.AZ$4]+1))" office:value-type="string" office:string-value=";">
            <text:p>;</text:p>
          </table:table-cell>
          <table:table-cell table:style-name="ce3" table:formula="of:=CHAR(INDEX([XOR.$B$2:.$Q$17];[.$B13]+1;[.BA$3]+1 )*16+INDEX([XOR.$B$2:.$Q$17];[.$C13]+1;[.BA$4]+1))" office:value-type="string" office:string-value=":">
            <text:p>:</text:p>
          </table:table-cell>
          <table:table-cell table:style-name="ce3" table:formula="of:=CHAR(INDEX([XOR.$B$2:.$Q$17];[.$B13]+1;[.BB$3]+1 )*16+INDEX([XOR.$B$2:.$Q$17];[.$C13]+1;[.BB$4]+1))" office:value-type="string" office:string-value="%">
            <text:p>%</text:p>
          </table:table-cell>
          <table:table-cell table:style-name="ce3" table:formula="of:=CHAR(INDEX([XOR.$B$2:.$Q$17];[.$B13]+1;[.BC$3]+1 )*16+INDEX([XOR.$B$2:.$Q$17];[.$C13]+1;[.BC$4]+1))" office:value-type="string" office:string-value="$">
            <text:p>$</text:p>
          </table:table-cell>
          <table:table-cell table:style-name="ce3" table:formula="of:=CHAR(INDEX([XOR.$B$2:.$Q$17];[.$B13]+1;[.BD$3]+1 )*16+INDEX([XOR.$B$2:.$Q$17];[.$C13]+1;[.BD$4]+1))" office:value-type="string" office:string-value="'">
            <text:p>'</text:p>
          </table:table-cell>
          <table:table-cell table:style-name="ce3" table:formula="of:=CHAR(INDEX([XOR.$B$2:.$Q$17];[.$B13]+1;[.BE$3]+1 )*16+INDEX([XOR.$B$2:.$Q$17];[.$C13]+1;[.BE$4]+1))" office:value-type="string" office:string-value="&amp;">
            <text:p>&amp;</text:p>
          </table:table-cell>
          <table:table-cell table:style-name="ce3" table:formula="of:=CHAR(INDEX([XOR.$B$2:.$Q$17];[.$B13]+1;[.BF$3]+1 )*16+INDEX([XOR.$B$2:.$Q$17];[.$C13]+1;[.BF$4]+1))" office:value-type="string" office:string-value="!">
            <text:p>!</text:p>
          </table:table-cell>
          <table:table-cell table:style-name="ce3" table:formula="of:=CHAR(INDEX([XOR.$B$2:.$Q$17];[.$B13]+1;[.BG$3]+1 )*16+INDEX([XOR.$B$2:.$Q$17];[.$C13]+1;[.BG$4]+1))" office:value-type="string" office:string-value=" ">
            <text:p><text:s/></text:p>
          </table:table-cell>
          <table:table-cell table:style-name="ce3" table:formula="of:=CHAR(INDEX([XOR.$B$2:.$Q$17];[.$B13]+1;[.BH$3]+1 )*16+INDEX([XOR.$B$2:.$Q$17];[.$C13]+1;[.BH$4]+1))" office:value-type="string" office:string-value="#">
            <text:p>#</text:p>
          </table:table-cell>
          <table:table-cell table:style-name="ce3" table:formula="of:=CHAR(INDEX([XOR.$B$2:.$Q$17];[.$B13]+1;[.BI$3]+1 )*16+INDEX([XOR.$B$2:.$Q$17];[.$C13]+1;[.BI$4]+1))" office:value-type="string" office:string-value="&quot;">
            <text:p>"</text:p>
          </table:table-cell>
          <table:table-cell table:style-name="ce3" table:formula="of:=CHAR(INDEX([XOR.$B$2:.$Q$17];[.$B13]+1;[.BJ$3]+1 )*16+INDEX([XOR.$B$2:.$Q$17];[.$C13]+1;[.BJ$4]+1))" office:value-type="string" office:string-value="-">
            <text:p>-</text:p>
          </table:table-cell>
          <table:table-cell table:style-name="ce3" table:formula="of:=CHAR(INDEX([XOR.$B$2:.$Q$17];[.$B13]+1;[.BK$3]+1 )*16+INDEX([XOR.$B$2:.$Q$17];[.$C13]+1;[.BK$4]+1))" office:value-type="string" office:string-value=",">
            <text:p>,</text:p>
          </table:table-cell>
          <table:table-cell table:style-name="ce3" table:formula="of:=CHAR(INDEX([XOR.$B$2:.$Q$17];[.$B13]+1;[.BL$3]+1 )*16+INDEX([XOR.$B$2:.$Q$17];[.$C13]+1;[.BL$4]+1))" office:value-type="string" office:string-value="/">
            <text:p>/</text:p>
          </table:table-cell>
          <table:table-cell table:style-name="ce3" table:formula="of:=CHAR(INDEX([XOR.$B$2:.$Q$17];[.$B13]+1;[.BM$3]+1 )*16+INDEX([XOR.$B$2:.$Q$17];[.$C13]+1;[.BM$4]+1))" office:value-type="string" office:string-value=".">
            <text:p>.</text:p>
          </table:table-cell>
          <table:table-cell table:style-name="ce3" table:formula="of:=CHAR(INDEX([XOR.$B$2:.$Q$17];[.$B13]+1;[.BN$3]+1 )*16+INDEX([XOR.$B$2:.$Q$17];[.$C13]+1;[.BN$4]+1))" office:value-type="string" office:string-value=")">
            <text:p>)</text:p>
          </table:table-cell>
          <table:table-cell table:style-name="ce3" table:formula="of:=CHAR(INDEX([XOR.$B$2:.$Q$17];[.$B13]+1;[.BO$3]+1 )*16+INDEX([XOR.$B$2:.$Q$17];[.$C13]+1;[.BO$4]+1))" office:value-type="string" office:string-value="(">
            <text:p>(</text:p>
          </table:table-cell>
          <table:table-cell table:style-name="ce3" table:formula="of:=CHAR(INDEX([XOR.$B$2:.$Q$17];[.$B13]+1;[.BP$3]+1 )*16+INDEX([XOR.$B$2:.$Q$17];[.$C13]+1;[.BP$4]+1))" office:value-type="string" office:string-value="+">
            <text:p>+</text:p>
          </table:table-cell>
          <table:table-cell table:style-name="ce3" table:formula="of:=CHAR(INDEX([XOR.$B$2:.$Q$17];[.$B13]+1;[.BQ$3]+1 )*16+INDEX([XOR.$B$2:.$Q$17];[.$C13]+1;[.BQ$4]+1))" office:value-type="string" office:string-value="*">
            <text:p>*</text:p>
          </table:table-cell>
          <table:table-cell table:style-name="ce3" table:formula="of:=CHAR(INDEX([XOR.$B$2:.$Q$17];[.$B13]+1;[.BR$3]+1 )*16+INDEX([XOR.$B$2:.$Q$17];[.$C13]+1;[.BR$4]+1))" office:value-type="string" office:string-value="U">
            <text:p>U</text:p>
          </table:table-cell>
          <table:table-cell table:style-name="ce3" table:formula="of:=CHAR(INDEX([XOR.$B$2:.$Q$17];[.$B13]+1;[.BS$3]+1 )*16+INDEX([XOR.$B$2:.$Q$17];[.$C13]+1;[.BS$4]+1))" office:value-type="string" office:string-value="T">
            <text:p>T</text:p>
          </table:table-cell>
          <table:table-cell table:style-name="ce3" table:formula="of:=CHAR(INDEX([XOR.$B$2:.$Q$17];[.$B13]+1;[.BT$3]+1 )*16+INDEX([XOR.$B$2:.$Q$17];[.$C13]+1;[.BT$4]+1))" office:value-type="string" office:string-value="W">
            <text:p>W</text:p>
          </table:table-cell>
          <table:table-cell table:style-name="ce3" table:formula="of:=CHAR(INDEX([XOR.$B$2:.$Q$17];[.$B13]+1;[.BU$3]+1 )*16+INDEX([XOR.$B$2:.$Q$17];[.$C13]+1;[.BU$4]+1))" office:value-type="string" office:string-value="V">
            <text:p>V</text:p>
          </table:table-cell>
          <table:table-cell table:style-name="ce3" table:formula="of:=CHAR(INDEX([XOR.$B$2:.$Q$17];[.$B13]+1;[.BV$3]+1 )*16+INDEX([XOR.$B$2:.$Q$17];[.$C13]+1;[.BV$4]+1))" office:value-type="string" office:string-value="Q">
            <text:p>Q</text:p>
          </table:table-cell>
          <table:table-cell table:style-name="ce3" table:formula="of:=CHAR(INDEX([XOR.$B$2:.$Q$17];[.$B13]+1;[.BW$3]+1 )*16+INDEX([XOR.$B$2:.$Q$17];[.$C13]+1;[.BW$4]+1))" office:value-type="string" office:string-value="P">
            <text:p>P</text:p>
          </table:table-cell>
          <table:table-cell table:style-name="ce3" table:formula="of:=CHAR(INDEX([XOR.$B$2:.$Q$17];[.$B13]+1;[.BX$3]+1 )*16+INDEX([XOR.$B$2:.$Q$17];[.$C13]+1;[.BX$4]+1))" office:value-type="string" office:string-value="S">
            <text:p>S</text:p>
          </table:table-cell>
          <table:table-cell table:style-name="ce3" table:formula="of:=CHAR(INDEX([XOR.$B$2:.$Q$17];[.$B13]+1;[.BY$3]+1 )*16+INDEX([XOR.$B$2:.$Q$17];[.$C13]+1;[.BY$4]+1))" office:value-type="string" office:string-value="R">
            <text:p>R</text:p>
          </table:table-cell>
          <table:table-cell table:style-name="ce3" table:formula="of:=CHAR(INDEX([XOR.$B$2:.$Q$17];[.$B13]+1;[.BZ$3]+1 )*16+INDEX([XOR.$B$2:.$Q$17];[.$C13]+1;[.BZ$4]+1))" office:value-type="string" office:string-value="]">
            <text:p>]</text:p>
          </table:table-cell>
          <table:table-cell table:style-name="ce3" table:formula="of:=CHAR(INDEX([XOR.$B$2:.$Q$17];[.$B13]+1;[.CA$3]+1 )*16+INDEX([XOR.$B$2:.$Q$17];[.$C13]+1;[.CA$4]+1))" office:value-type="string" office:string-value="\">
            <text:p>\</text:p>
          </table:table-cell>
          <table:table-cell table:style-name="ce3" table:formula="of:=CHAR(INDEX([XOR.$B$2:.$Q$17];[.$B13]+1;[.CB$3]+1 )*16+INDEX([XOR.$B$2:.$Q$17];[.$C13]+1;[.CB$4]+1))" office:value-type="string" office:string-value="_">
            <text:p>_</text:p>
          </table:table-cell>
          <table:table-cell table:style-name="ce3" table:formula="of:=CHAR(INDEX([XOR.$B$2:.$Q$17];[.$B13]+1;[.CC$3]+1 )*16+INDEX([XOR.$B$2:.$Q$17];[.$C13]+1;[.CC$4]+1))" office:value-type="string" office:string-value="^">
            <text:p>^</text:p>
          </table:table-cell>
          <table:table-cell table:style-name="ce3" table:formula="of:=CHAR(INDEX([XOR.$B$2:.$Q$17];[.$B13]+1;[.CD$3]+1 )*16+INDEX([XOR.$B$2:.$Q$17];[.$C13]+1;[.CD$4]+1))" office:value-type="string" office:string-value="Y">
            <text:p>Y</text:p>
          </table:table-cell>
          <table:table-cell table:style-name="ce3" table:formula="of:=CHAR(INDEX([XOR.$B$2:.$Q$17];[.$B13]+1;[.CE$3]+1 )*16+INDEX([XOR.$B$2:.$Q$17];[.$C13]+1;[.CE$4]+1))" office:value-type="string" office:string-value="X">
            <text:p>X</text:p>
          </table:table-cell>
          <table:table-cell table:style-name="ce3" table:formula="of:=CHAR(INDEX([XOR.$B$2:.$Q$17];[.$B13]+1;[.CF$3]+1 )*16+INDEX([XOR.$B$2:.$Q$17];[.$C13]+1;[.CF$4]+1))" office:value-type="string" office:string-value="[">
            <text:p>[</text:p>
          </table:table-cell>
          <table:table-cell table:style-name="ce3" table:formula="of:=CHAR(INDEX([XOR.$B$2:.$Q$17];[.$B13]+1;[.CG$3]+1 )*16+INDEX([XOR.$B$2:.$Q$17];[.$C13]+1;[.CG$4]+1))" office:value-type="string" office:string-value="Z">
            <text:p>Z</text:p>
          </table:table-cell>
          <table:table-cell table:style-name="ce3" table:formula="of:=CHAR(INDEX([XOR.$B$2:.$Q$17];[.$B13]+1;[.CH$3]+1 )*16+INDEX([XOR.$B$2:.$Q$17];[.$C13]+1;[.CH$4]+1))" office:value-type="string" office:string-value="E">
            <text:p>E</text:p>
          </table:table-cell>
          <table:table-cell table:style-name="ce3" table:formula="of:=CHAR(INDEX([XOR.$B$2:.$Q$17];[.$B13]+1;[.CI$3]+1 )*16+INDEX([XOR.$B$2:.$Q$17];[.$C13]+1;[.CI$4]+1))" office:value-type="string" office:string-value="D">
            <text:p>D</text:p>
          </table:table-cell>
          <table:table-cell table:style-name="ce3" table:formula="of:=CHAR(INDEX([XOR.$B$2:.$Q$17];[.$B13]+1;[.CJ$3]+1 )*16+INDEX([XOR.$B$2:.$Q$17];[.$C13]+1;[.CJ$4]+1))" office:value-type="string" office:string-value="G">
            <text:p>G</text:p>
          </table:table-cell>
          <table:table-cell table:style-name="ce3" table:formula="of:=CHAR(INDEX([XOR.$B$2:.$Q$17];[.$B13]+1;[.CK$3]+1 )*16+INDEX([XOR.$B$2:.$Q$17];[.$C13]+1;[.CK$4]+1))" office:value-type="string" office:string-value="F">
            <text:p>F</text:p>
          </table:table-cell>
          <table:table-cell table:style-name="ce3" table:formula="of:=CHAR(INDEX([XOR.$B$2:.$Q$17];[.$B13]+1;[.CL$3]+1 )*16+INDEX([XOR.$B$2:.$Q$17];[.$C13]+1;[.CL$4]+1))" office:value-type="string" office:string-value="A">
            <text:p>A</text:p>
          </table:table-cell>
          <table:table-cell table:style-name="ce3" table:formula="of:=CHAR(INDEX([XOR.$B$2:.$Q$17];[.$B13]+1;[.CM$3]+1 )*16+INDEX([XOR.$B$2:.$Q$17];[.$C13]+1;[.CM$4]+1))" office:value-type="string" office:string-value="@">
            <text:p>@</text:p>
          </table:table-cell>
          <table:table-cell table:style-name="ce3" table:formula="of:=CHAR(INDEX([XOR.$B$2:.$Q$17];[.$B13]+1;[.CN$3]+1 )*16+INDEX([XOR.$B$2:.$Q$17];[.$C13]+1;[.CN$4]+1))" office:value-type="string" office:string-value="C">
            <text:p>C</text:p>
          </table:table-cell>
          <table:table-cell table:style-name="ce3" table:formula="of:=CHAR(INDEX([XOR.$B$2:.$Q$17];[.$B13]+1;[.CO$3]+1 )*16+INDEX([XOR.$B$2:.$Q$17];[.$C13]+1;[.CO$4]+1))" office:value-type="string" office:string-value="B">
            <text:p>B</text:p>
          </table:table-cell>
          <table:table-cell table:style-name="ce8" table:formula="of:=CHAR(INDEX([XOR.$B$2:.$Q$17];[.$B13]+1;[.CP$3]+1 )*16+INDEX([XOR.$B$2:.$Q$17];[.$C13]+1;[.CP$4]+1))" office:value-type="string" office:string-value="M">
            <text:p>M</text:p>
          </table:table-cell>
          <table:table-cell table:style-name="ce3" table:formula="of:=CHAR(INDEX([XOR.$B$2:.$Q$17];[.$B13]+1;[.CQ$3]+1 )*16+INDEX([XOR.$B$2:.$Q$17];[.$C13]+1;[.CQ$4]+1))" office:value-type="string" office:string-value="L">
            <text:p>L</text:p>
          </table:table-cell>
          <table:table-cell table:style-name="ce3" table:formula="of:=CHAR(INDEX([XOR.$B$2:.$Q$17];[.$B13]+1;[.CR$3]+1 )*16+INDEX([XOR.$B$2:.$Q$17];[.$C13]+1;[.CR$4]+1))" office:value-type="string" office:string-value="O">
            <text:p>O</text:p>
          </table:table-cell>
          <table:table-cell table:style-name="ce3" table:formula="of:=CHAR(INDEX([XOR.$B$2:.$Q$17];[.$B13]+1;[.CS$3]+1 )*16+INDEX([XOR.$B$2:.$Q$17];[.$C13]+1;[.CS$4]+1))" office:value-type="string" office:string-value="N">
            <text:p>N</text:p>
          </table:table-cell>
          <table:table-cell table:style-name="ce3" table:formula="of:=CHAR(INDEX([XOR.$B$2:.$Q$17];[.$B13]+1;[.CT$3]+1 )*16+INDEX([XOR.$B$2:.$Q$17];[.$C13]+1;[.CT$4]+1))" office:value-type="string" office:string-value="I">
            <text:p>I</text:p>
          </table:table-cell>
          <table:table-cell table:style-name="ce3" table:formula="of:=CHAR(INDEX([XOR.$B$2:.$Q$17];[.$B13]+1;[.CU$3]+1 )*16+INDEX([XOR.$B$2:.$Q$17];[.$C13]+1;[.CU$4]+1))" office:value-type="string" office:string-value="H">
            <text:p>H</text:p>
          </table:table-cell>
          <table:table-cell table:style-name="ce3" table:formula="of:=CHAR(INDEX([XOR.$B$2:.$Q$17];[.$B13]+1;[.CV$3]+1 )*16+INDEX([XOR.$B$2:.$Q$17];[.$C13]+1;[.CV$4]+1))" office:value-type="string" office:string-value="K">
            <text:p>K</text:p>
          </table:table-cell>
          <table:table-cell table:style-name="ce3" table:formula="of:=CHAR(INDEX([XOR.$B$2:.$Q$17];[.$B13]+1;[.CW$3]+1 )*16+INDEX([XOR.$B$2:.$Q$17];[.$C13]+1;[.CW$4]+1))" office:value-type="string" office:string-value="J">
            <text:p>J</text:p>
          </table:table-cell>
          <table:table-cell table:style-name="ce3" table:formula="of:=CHAR(INDEX([XOR.$B$2:.$Q$17];[.$B13]+1;[.CX$3]+1 )*16+INDEX([XOR.$B$2:.$Q$17];[.$C13]+1;[.CX$4]+1))" office:value-type="string" office:string-value="u">
            <text:p>u</text:p>
          </table:table-cell>
          <table:table-cell table:style-name="ce3" table:formula="of:=CHAR(INDEX([XOR.$B$2:.$Q$17];[.$B13]+1;[.CY$3]+1 )*16+INDEX([XOR.$B$2:.$Q$17];[.$C13]+1;[.CY$4]+1))" office:value-type="string" office:string-value="t">
            <text:p>t</text:p>
          </table:table-cell>
          <table:table-cell table:style-name="ce3" table:formula="of:=CHAR(INDEX([XOR.$B$2:.$Q$17];[.$B13]+1;[.CZ$3]+1 )*16+INDEX([XOR.$B$2:.$Q$17];[.$C13]+1;[.CZ$4]+1))" office:value-type="string" office:string-value="w">
            <text:p>w</text:p>
          </table:table-cell>
          <table:table-cell table:style-name="ce3" table:formula="of:=CHAR(INDEX([XOR.$B$2:.$Q$17];[.$B13]+1;[.DA$3]+1 )*16+INDEX([XOR.$B$2:.$Q$17];[.$C13]+1;[.DA$4]+1))" office:value-type="string" office:string-value="v">
            <text:p>v</text:p>
          </table:table-cell>
          <table:table-cell table:style-name="ce3" table:formula="of:=CHAR(INDEX([XOR.$B$2:.$Q$17];[.$B13]+1;[.DB$3]+1 )*16+INDEX([XOR.$B$2:.$Q$17];[.$C13]+1;[.DB$4]+1))" office:value-type="string" office:string-value="q">
            <text:p>q</text:p>
          </table:table-cell>
          <table:table-cell table:style-name="ce3" table:formula="of:=CHAR(INDEX([XOR.$B$2:.$Q$17];[.$B13]+1;[.DC$3]+1 )*16+INDEX([XOR.$B$2:.$Q$17];[.$C13]+1;[.DC$4]+1))" office:value-type="string" office:string-value="p">
            <text:p>p</text:p>
          </table:table-cell>
          <table:table-cell table:style-name="ce3" table:formula="of:=CHAR(INDEX([XOR.$B$2:.$Q$17];[.$B13]+1;[.DD$3]+1 )*16+INDEX([XOR.$B$2:.$Q$17];[.$C13]+1;[.DD$4]+1))" office:value-type="string" office:string-value="s">
            <text:p>s</text:p>
          </table:table-cell>
          <table:table-cell table:style-name="ce3" table:formula="of:=CHAR(INDEX([XOR.$B$2:.$Q$17];[.$B13]+1;[.DE$3]+1 )*16+INDEX([XOR.$B$2:.$Q$17];[.$C13]+1;[.DE$4]+1))" office:value-type="string" office:string-value="r">
            <text:p>r</text:p>
          </table:table-cell>
          <table:table-cell table:style-name="ce3" table:formula="of:=CHAR(INDEX([XOR.$B$2:.$Q$17];[.$B13]+1;[.DF$3]+1 )*16+INDEX([XOR.$B$2:.$Q$17];[.$C13]+1;[.DF$4]+1))" office:value-type="string" office:string-value="}">
            <text:p>}</text:p>
          </table:table-cell>
          <table:table-cell table:style-name="ce3" table:formula="of:=CHAR(INDEX([XOR.$B$2:.$Q$17];[.$B13]+1;[.DG$3]+1 )*16+INDEX([XOR.$B$2:.$Q$17];[.$C13]+1;[.DG$4]+1))" office:value-type="string" office:string-value="|">
            <text:p>|</text:p>
          </table:table-cell>
          <table:table-cell table:style-name="ce3" table:formula="of:=CHAR(INDEX([XOR.$B$2:.$Q$17];[.$B13]+1;[.DH$3]+1 )*16+INDEX([XOR.$B$2:.$Q$17];[.$C13]+1;[.DH$4]+1))" office:value-type="string" office:string-value="">
            <text:p></text:p>
          </table:table-cell>
          <table:table-cell table:style-name="ce3" table:formula="of:=CHAR(INDEX([XOR.$B$2:.$Q$17];[.$B13]+1;[.DI$3]+1 )*16+INDEX([XOR.$B$2:.$Q$17];[.$C13]+1;[.DI$4]+1))" office:value-type="string" office:string-value="~">
            <text:p>~</text:p>
          </table:table-cell>
          <table:table-cell table:style-name="ce3" table:formula="of:=CHAR(INDEX([XOR.$B$2:.$Q$17];[.$B13]+1;[.DJ$3]+1 )*16+INDEX([XOR.$B$2:.$Q$17];[.$C13]+1;[.DJ$4]+1))" office:value-type="string" office:string-value="y">
            <text:p>y</text:p>
          </table:table-cell>
          <table:table-cell table:style-name="ce3" table:formula="of:=CHAR(INDEX([XOR.$B$2:.$Q$17];[.$B13]+1;[.DK$3]+1 )*16+INDEX([XOR.$B$2:.$Q$17];[.$C13]+1;[.DK$4]+1))" office:value-type="string" office:string-value="x">
            <text:p>x</text:p>
          </table:table-cell>
          <table:table-cell table:style-name="ce3" table:formula="of:=CHAR(INDEX([XOR.$B$2:.$Q$17];[.$B13]+1;[.DL$3]+1 )*16+INDEX([XOR.$B$2:.$Q$17];[.$C13]+1;[.DL$4]+1))" office:value-type="string" office:string-value="{">
            <text:p>{</text:p>
          </table:table-cell>
          <table:table-cell table:style-name="ce3" table:formula="of:=CHAR(INDEX([XOR.$B$2:.$Q$17];[.$B13]+1;[.DM$3]+1 )*16+INDEX([XOR.$B$2:.$Q$17];[.$C13]+1;[.DM$4]+1))" office:value-type="string" office:string-value="z">
            <text:p>z</text:p>
          </table:table-cell>
          <table:table-cell table:style-name="ce3" table:formula="of:=CHAR(INDEX([XOR.$B$2:.$Q$17];[.$B13]+1;[.DN$3]+1 )*16+INDEX([XOR.$B$2:.$Q$17];[.$C13]+1;[.DN$4]+1))" office:value-type="string" office:string-value="e">
            <text:p>e</text:p>
          </table:table-cell>
          <table:table-cell table:style-name="ce3" table:formula="of:=CHAR(INDEX([XOR.$B$2:.$Q$17];[.$B13]+1;[.DO$3]+1 )*16+INDEX([XOR.$B$2:.$Q$17];[.$C13]+1;[.DO$4]+1))" office:value-type="string" office:string-value="d">
            <text:p>d</text:p>
          </table:table-cell>
          <table:table-cell table:style-name="ce3" table:formula="of:=CHAR(INDEX([XOR.$B$2:.$Q$17];[.$B13]+1;[.DP$3]+1 )*16+INDEX([XOR.$B$2:.$Q$17];[.$C13]+1;[.DP$4]+1))" office:value-type="string" office:string-value="g">
            <text:p>g</text:p>
          </table:table-cell>
          <table:table-cell table:style-name="ce3" table:formula="of:=CHAR(INDEX([XOR.$B$2:.$Q$17];[.$B13]+1;[.DQ$3]+1 )*16+INDEX([XOR.$B$2:.$Q$17];[.$C13]+1;[.DQ$4]+1))" office:value-type="string" office:string-value="f">
            <text:p>f</text:p>
          </table:table-cell>
          <table:table-cell table:style-name="ce3" table:formula="of:=CHAR(INDEX([XOR.$B$2:.$Q$17];[.$B13]+1;[.DR$3]+1 )*16+INDEX([XOR.$B$2:.$Q$17];[.$C13]+1;[.DR$4]+1))" office:value-type="string" office:string-value="a">
            <text:p>a</text:p>
          </table:table-cell>
          <table:table-cell table:style-name="ce3" table:formula="of:=CHAR(INDEX([XOR.$B$2:.$Q$17];[.$B13]+1;[.DS$3]+1 )*16+INDEX([XOR.$B$2:.$Q$17];[.$C13]+1;[.DS$4]+1))" office:value-type="string" office:string-value="`">
            <text:p>`</text:p>
          </table:table-cell>
          <table:table-cell table:style-name="ce3" table:formula="of:=CHAR(INDEX([XOR.$B$2:.$Q$17];[.$B13]+1;[.DT$3]+1 )*16+INDEX([XOR.$B$2:.$Q$17];[.$C13]+1;[.DT$4]+1))" office:value-type="string" office:string-value="c">
            <text:p>c</text:p>
          </table:table-cell>
          <table:table-cell table:style-name="ce3" table:formula="of:=CHAR(INDEX([XOR.$B$2:.$Q$17];[.$B13]+1;[.DU$3]+1 )*16+INDEX([XOR.$B$2:.$Q$17];[.$C13]+1;[.DU$4]+1))" office:value-type="string" office:string-value="b">
            <text:p>b</text:p>
          </table:table-cell>
          <table:table-cell table:style-name="ce3" table:formula="of:=CHAR(INDEX([XOR.$B$2:.$Q$17];[.$B13]+1;[.DV$3]+1 )*16+INDEX([XOR.$B$2:.$Q$17];[.$C13]+1;[.DV$4]+1))" office:value-type="string" office:string-value="m">
            <text:p>m</text:p>
          </table:table-cell>
          <table:table-cell table:style-name="ce3" table:formula="of:=CHAR(INDEX([XOR.$B$2:.$Q$17];[.$B13]+1;[.DW$3]+1 )*16+INDEX([XOR.$B$2:.$Q$17];[.$C13]+1;[.DW$4]+1))" office:value-type="string" office:string-value="l">
            <text:p>l</text:p>
          </table:table-cell>
          <table:table-cell table:style-name="ce3" table:formula="of:=CHAR(INDEX([XOR.$B$2:.$Q$17];[.$B13]+1;[.DX$3]+1 )*16+INDEX([XOR.$B$2:.$Q$17];[.$C13]+1;[.DX$4]+1))" office:value-type="string" office:string-value="o">
            <text:p>o</text:p>
          </table:table-cell>
          <table:table-cell table:style-name="ce3" table:formula="of:=CHAR(INDEX([XOR.$B$2:.$Q$17];[.$B13]+1;[.DY$3]+1 )*16+INDEX([XOR.$B$2:.$Q$17];[.$C13]+1;[.DY$4]+1))" office:value-type="string" office:string-value="n">
            <text:p>n</text:p>
          </table:table-cell>
          <table:table-cell table:style-name="ce3" table:formula="of:=CHAR(INDEX([XOR.$B$2:.$Q$17];[.$B13]+1;[.DZ$3]+1 )*16+INDEX([XOR.$B$2:.$Q$17];[.$C13]+1;[.DZ$4]+1))" office:value-type="string" office:string-value="i">
            <text:p>i</text:p>
          </table:table-cell>
          <table:table-cell table:style-name="ce3" table:formula="of:=CHAR(INDEX([XOR.$B$2:.$Q$17];[.$B13]+1;[.EA$3]+1 )*16+INDEX([XOR.$B$2:.$Q$17];[.$C13]+1;[.EA$4]+1))" office:value-type="string" office:string-value="h">
            <text:p>h</text:p>
          </table:table-cell>
          <table:table-cell table:style-name="ce3" table:formula="of:=CHAR(INDEX([XOR.$B$2:.$Q$17];[.$B13]+1;[.EB$3]+1 )*16+INDEX([XOR.$B$2:.$Q$17];[.$C13]+1;[.EB$4]+1))" office:value-type="string" office:string-value="k">
            <text:p>k</text:p>
          </table:table-cell>
          <table:table-cell table:style-name="ce3" table:formula="of:=CHAR(INDEX([XOR.$B$2:.$Q$17];[.$B13]+1;[.EC$3]+1 )*16+INDEX([XOR.$B$2:.$Q$17];[.$C13]+1;[.EC$4]+1))" office:value-type="string" office:string-value="j">
            <text:p>j</text:p>
          </table:table-cell>
          <table:table-cell table:style-name="ce3" table:number-columns-repeated="21"/>
        </table:table-row>
        <table:table-row table:style-name="ro5">
          <table:table-cell table:formula="of:=[.A13]+2" office:value-type="float" office:value="19">
            <text:p>19</text:p>
          </table:table-cell>
          <table:table-cell table:formula="of:=RIGHT(LEFT([.$B$1];[.A14]);1)" office:value-type="string" office:string-value="1">
            <text:p>1</text:p>
          </table:table-cell>
          <table:table-cell table:formula="of:=VLOOKUP(RIGHT(LEFT([.$B$1];[.A14]+1);1);[Sheet1.$A$2:.$C$17];3;0)" office:value-type="float" office:value="11">
            <text:p>11</text:p>
          </table:table-cell>
          <table:table-cell table:formula="of:=[.C14]+[.B14]*16" office:value-type="float" office:value="27">
            <text:p>27</text:p>
          </table:table-cell>
          <table:table-cell table:formula="of:=CHAR([.D14])" office:value-type="string" office:string-value="">
            <text:p/>
          </table:table-cell>
          <table:table-cell table:style-name="ce3" table:formula="of:=CHAR(INDEX([XOR.$B$2:.$Q$17];[.$B14]+1;[.F$3]+1 )*16+INDEX([XOR.$B$2:.$Q$17];[.$C14]+1;[.F$4]+1))" office:value-type="string" office:string-value="">
            <text:p/>
          </table:table-cell>
          <table:table-cell table:style-name="ce3" table:formula="of:=CHAR(INDEX([XOR.$B$2:.$Q$17];[.$B14]+1;[.G$3]+1 )*16+INDEX([XOR.$B$2:.$Q$17];[.$C14]+1;[.G$4]+1))" office:value-type="string" office:string-value="">
            <text:p/>
          </table:table-cell>
          <table:table-cell table:style-name="ce3" table:formula="of:=CHAR(INDEX([XOR.$B$2:.$Q$17];[.$B14]+1;[.H$3]+1 )*16+INDEX([XOR.$B$2:.$Q$17];[.$C14]+1;[.H$4]+1))" office:value-type="string" office:string-value="">
            <text:p/>
          </table:table-cell>
          <table:table-cell table:style-name="ce3" table:formula="of:=CHAR(INDEX([XOR.$B$2:.$Q$17];[.$B14]+1;[.I$3]+1 )*16+INDEX([XOR.$B$2:.$Q$17];[.$C14]+1;[.I$4]+1))" office:value-type="string" office:string-value="">
            <text:p/>
          </table:table-cell>
          <table:table-cell table:style-name="ce3" table:formula="of:=CHAR(INDEX([XOR.$B$2:.$Q$17];[.$B14]+1;[.J$3]+1 )*16+INDEX([XOR.$B$2:.$Q$17];[.$C14]+1;[.J$4]+1))" office:value-type="string" office:string-value="">
            <text:p/>
          </table:table-cell>
          <table:table-cell table:style-name="ce3" table:formula="of:=CHAR(INDEX([XOR.$B$2:.$Q$17];[.$B14]+1;[.K$3]+1 )*16+INDEX([XOR.$B$2:.$Q$17];[.$C14]+1;[.K$4]+1))" office:value-type="string" office:string-value="">
            <text:p/>
          </table:table-cell>
          <table:table-cell table:style-name="ce3" table:formula="of:=CHAR(INDEX([XOR.$B$2:.$Q$17];[.$B14]+1;[.L$3]+1 )*16+INDEX([XOR.$B$2:.$Q$17];[.$C14]+1;[.L$4]+1))" office:value-type="string" office:string-value="">
            <text:p/>
          </table:table-cell>
          <table:table-cell table:style-name="ce3" table:formula="of:=CHAR(INDEX([XOR.$B$2:.$Q$17];[.$B14]+1;[.M$3]+1 )*16+INDEX([XOR.$B$2:.$Q$17];[.$C14]+1;[.M$4]+1))" office:value-type="string" office:string-value="">
            <text:p/>
          </table:table-cell>
          <table:table-cell table:style-name="ce3" table:formula="of:=CHAR(INDEX([XOR.$B$2:.$Q$17];[.$B14]+1;[.N$3]+1 )*16+INDEX([XOR.$B$2:.$Q$17];[.$C14]+1;[.N$4]+1))" office:value-type="string" office:string-value="">
            <text:p/>
          </table:table-cell>
          <table:table-cell table:style-name="ce3" table:formula="of:=CHAR(INDEX([XOR.$B$2:.$Q$17];[.$B14]+1;[.O$3]+1 )*16+INDEX([XOR.$B$2:.$Q$17];[.$C14]+1;[.O$4]+1))" office:value-type="string" office:string-value="">
            <text:p/>
          </table:table-cell>
          <table:table-cell table:style-name="ce3" table:formula="of:=CHAR(INDEX([XOR.$B$2:.$Q$17];[.$B14]+1;[.P$3]+1 )*16+INDEX([XOR.$B$2:.$Q$17];[.$C14]+1;[.P$4]+1))" office:value-type="string" office:string-value="">
            <text:p/>
          </table:table-cell>
          <table:table-cell table:style-name="ce3" table:formula="of:=CHAR(INDEX([XOR.$B$2:.$Q$17];[.$B14]+1;[.Q$3]+1 )*16+INDEX([XOR.$B$2:.$Q$17];[.$C14]+1;[.Q$4]+1))" office:value-type="string" office:string-value="">
            <text:p/>
          </table:table-cell>
          <table:table-cell table:style-name="ce3" table:formula="of:=CHAR(INDEX([XOR.$B$2:.$Q$17];[.$B14]+1;[.R$3]+1 )*16+INDEX([XOR.$B$2:.$Q$17];[.$C14]+1;[.R$4]+1))" office:value-type="string" office:string-value="">
            <text:p/>
          </table:table-cell>
          <table:table-cell table:style-name="ce3" table:formula="of:=CHAR(INDEX([XOR.$B$2:.$Q$17];[.$B14]+1;[.S$3]+1 )*16+INDEX([XOR.$B$2:.$Q$17];[.$C14]+1;[.S$4]+1))" office:value-type="string" office:string-value="">
            <text:p/>
          </table:table-cell>
          <table:table-cell table:style-name="ce3" table:formula="of:=CHAR(INDEX([XOR.$B$2:.$Q$17];[.$B14]+1;[.T$3]+1 )*16+INDEX([XOR.$B$2:.$Q$17];[.$C14]+1;[.T$4]+1))" office:value-type="string" office:string-value="">
            <text:p/>
          </table:table-cell>
          <table:table-cell table:style-name="ce3" table:formula="of:=CHAR(INDEX([XOR.$B$2:.$Q$17];[.$B14]+1;[.U$3]+1 )*16+INDEX([XOR.$B$2:.$Q$17];[.$C14]+1;[.U$4]+1))" office:value-type="string" office:string-value="">
            <text:p/>
          </table:table-cell>
          <table:table-cell table:style-name="ce3" table:formula="of:=CHAR(INDEX([XOR.$B$2:.$Q$17];[.$B14]+1;[.V$3]+1 )*16+INDEX([XOR.$B$2:.$Q$17];[.$C14]+1;[.V$4]+1))" office:value-type="string" office:string-value="">
            <text:p/>
          </table:table-cell>
          <table:table-cell table:style-name="ce3" table:formula="of:=CHAR(INDEX([XOR.$B$2:.$Q$17];[.$B14]+1;[.W$3]+1 )*16+INDEX([XOR.$B$2:.$Q$17];[.$C14]+1;[.W$4]+1))" office:value-type="string" office:string-value="&#10;">
            <text:p><text:line-break/></text:p>
          </table:table-cell>
          <table:table-cell table:style-name="ce3" table:formula="of:=CHAR(INDEX([XOR.$B$2:.$Q$17];[.$B14]+1;[.X$3]+1 )*16+INDEX([XOR.$B$2:.$Q$17];[.$C14]+1;[.X$4]+1))" office:value-type="string" office:string-value="&#9;">
            <text:p><text:tab/></text:p>
          </table:table-cell>
          <table:table-cell table:style-name="ce3" table:formula="of:=CHAR(INDEX([XOR.$B$2:.$Q$17];[.$B14]+1;[.Y$3]+1 )*16+INDEX([XOR.$B$2:.$Q$17];[.$C14]+1;[.Y$4]+1))" office:value-type="string" office:string-value="">
            <text:p/>
          </table:table-cell>
          <table:table-cell table:style-name="ce3" table:formula="of:=CHAR(INDEX([XOR.$B$2:.$Q$17];[.$B14]+1;[.Z$3]+1 )*16+INDEX([XOR.$B$2:.$Q$17];[.$C14]+1;[.Z$4]+1))" office:value-type="string" office:string-value="">
            <text:p/>
          </table:table-cell>
          <table:table-cell table:style-name="ce3" table:formula="of:=CHAR(INDEX([XOR.$B$2:.$Q$17];[.$B14]+1;[.AA$3]+1 )*16+INDEX([XOR.$B$2:.$Q$17];[.$C14]+1;[.AA$4]+1))" office:value-type="string" office:string-value="">
            <text:p/>
          </table:table-cell>
          <table:table-cell table:style-name="ce3" table:formula="of:=CHAR(INDEX([XOR.$B$2:.$Q$17];[.$B14]+1;[.AB$3]+1 )*16+INDEX([XOR.$B$2:.$Q$17];[.$C14]+1;[.AB$4]+1))" office:value-type="string" office:string-value="&#13;">
            <text:p></text:p>
          </table:table-cell>
          <table:table-cell table:style-name="ce3" table:formula="of:=CHAR(INDEX([XOR.$B$2:.$Q$17];[.$B14]+1;[.AC$3]+1 )*16+INDEX([XOR.$B$2:.$Q$17];[.$C14]+1;[.AC$4]+1))" office:value-type="string" office:string-value="">
            <text:p/>
          </table:table-cell>
          <table:table-cell table:style-name="ce3" table:formula="of:=CHAR(INDEX([XOR.$B$2:.$Q$17];[.$B14]+1;[.AD$3]+1 )*16+INDEX([XOR.$B$2:.$Q$17];[.$C14]+1;[.AD$4]+1))" office:value-type="string" office:string-value="">
            <text:p/>
          </table:table-cell>
          <table:table-cell table:style-name="ce3" table:formula="of:=CHAR(INDEX([XOR.$B$2:.$Q$17];[.$B14]+1;[.AE$3]+1 )*16+INDEX([XOR.$B$2:.$Q$17];[.$C14]+1;[.AE$4]+1))" office:value-type="string" office:string-value="">
            <text:p/>
          </table:table-cell>
          <table:table-cell table:style-name="ce3" table:formula="of:=CHAR(INDEX([XOR.$B$2:.$Q$17];[.$B14]+1;[.AF$3]+1 )*16+INDEX([XOR.$B$2:.$Q$17];[.$C14]+1;[.AF$4]+1))" office:value-type="string" office:string-value="">
            <text:p/>
          </table:table-cell>
          <table:table-cell table:style-name="ce3" table:formula="of:=CHAR(INDEX([XOR.$B$2:.$Q$17];[.$B14]+1;[.AG$3]+1 )*16+INDEX([XOR.$B$2:.$Q$17];[.$C14]+1;[.AG$4]+1))" office:value-type="string" office:string-value="">
            <text:p/>
          </table:table-cell>
          <table:table-cell table:style-name="ce3" table:formula="of:=CHAR(INDEX([XOR.$B$2:.$Q$17];[.$B14]+1;[.AH$3]+1 )*16+INDEX([XOR.$B$2:.$Q$17];[.$C14]+1;[.AH$4]+1))" office:value-type="string" office:string-value="">
            <text:p/>
          </table:table-cell>
          <table:table-cell table:style-name="ce3" table:formula="of:=CHAR(INDEX([XOR.$B$2:.$Q$17];[.$B14]+1;[.AI$3]+1 )*16+INDEX([XOR.$B$2:.$Q$17];[.$C14]+1;[.AI$4]+1))" office:value-type="string" office:string-value="">
            <text:p/>
          </table:table-cell>
          <table:table-cell table:style-name="ce3" table:formula="of:=CHAR(INDEX([XOR.$B$2:.$Q$17];[.$B14]+1;[.AJ$3]+1 )*16+INDEX([XOR.$B$2:.$Q$17];[.$C14]+1;[.AJ$4]+1))" office:value-type="string" office:string-value="">
            <text:p/>
          </table:table-cell>
          <table:table-cell table:style-name="ce3" table:formula="of:=CHAR(INDEX([XOR.$B$2:.$Q$17];[.$B14]+1;[.AK$3]+1 )*16+INDEX([XOR.$B$2:.$Q$17];[.$C14]+1;[.AK$4]+1))" office:value-type="string" office:string-value="">
            <text:p/>
          </table:table-cell>
          <table:table-cell table:style-name="ce3" table:formula="of:=CHAR(INDEX([XOR.$B$2:.$Q$17];[.$B14]+1;[.AL$3]+1 )*16+INDEX([XOR.$B$2:.$Q$17];[.$C14]+1;[.AL$4]+1))" office:value-type="string" office:string-value=";">
            <text:p>;</text:p>
          </table:table-cell>
          <table:table-cell table:style-name="ce3" table:formula="of:=CHAR(INDEX([XOR.$B$2:.$Q$17];[.$B14]+1;[.AM$3]+1 )*16+INDEX([XOR.$B$2:.$Q$17];[.$C14]+1;[.AM$4]+1))" office:value-type="string" office:string-value=":">
            <text:p>:</text:p>
          </table:table-cell>
          <table:table-cell table:style-name="ce3" table:formula="of:=CHAR(INDEX([XOR.$B$2:.$Q$17];[.$B14]+1;[.AN$3]+1 )*16+INDEX([XOR.$B$2:.$Q$17];[.$C14]+1;[.AN$4]+1))" office:value-type="string" office:string-value="9">
            <text:p>9</text:p>
          </table:table-cell>
          <table:table-cell table:style-name="ce3" table:formula="of:=CHAR(INDEX([XOR.$B$2:.$Q$17];[.$B14]+1;[.AO$3]+1 )*16+INDEX([XOR.$B$2:.$Q$17];[.$C14]+1;[.AO$4]+1))" office:value-type="string" office:string-value="8">
            <text:p>8</text:p>
          </table:table-cell>
          <table:table-cell table:style-name="ce3" table:formula="of:=CHAR(INDEX([XOR.$B$2:.$Q$17];[.$B14]+1;[.AP$3]+1 )*16+INDEX([XOR.$B$2:.$Q$17];[.$C14]+1;[.AP$4]+1))" office:value-type="string" office:string-value="?">
            <text:p>?</text:p>
          </table:table-cell>
          <table:table-cell table:style-name="ce3" table:formula="of:=CHAR(INDEX([XOR.$B$2:.$Q$17];[.$B14]+1;[.AQ$3]+1 )*16+INDEX([XOR.$B$2:.$Q$17];[.$C14]+1;[.AQ$4]+1))" office:value-type="string" office:string-value="&gt;">
            <text:p>&gt;</text:p>
          </table:table-cell>
          <table:table-cell table:style-name="ce3" table:formula="of:=CHAR(INDEX([XOR.$B$2:.$Q$17];[.$B14]+1;[.AR$3]+1 )*16+INDEX([XOR.$B$2:.$Q$17];[.$C14]+1;[.AR$4]+1))" office:value-type="string" office:string-value="=">
            <text:p>=</text:p>
          </table:table-cell>
          <table:table-cell table:style-name="ce3" table:formula="of:=CHAR(INDEX([XOR.$B$2:.$Q$17];[.$B14]+1;[.AS$3]+1 )*16+INDEX([XOR.$B$2:.$Q$17];[.$C14]+1;[.AS$4]+1))" office:value-type="string" office:string-value="&lt;">
            <text:p>&lt;</text:p>
          </table:table-cell>
          <table:table-cell table:style-name="ce3" table:formula="of:=CHAR(INDEX([XOR.$B$2:.$Q$17];[.$B14]+1;[.AT$3]+1 )*16+INDEX([XOR.$B$2:.$Q$17];[.$C14]+1;[.AT$4]+1))" office:value-type="string" office:string-value="3">
            <text:p>3</text:p>
          </table:table-cell>
          <table:table-cell table:style-name="ce3" table:formula="of:=CHAR(INDEX([XOR.$B$2:.$Q$17];[.$B14]+1;[.AU$3]+1 )*16+INDEX([XOR.$B$2:.$Q$17];[.$C14]+1;[.AU$4]+1))" office:value-type="string" office:string-value="2">
            <text:p>2</text:p>
          </table:table-cell>
          <table:table-cell table:style-name="ce3" table:formula="of:=CHAR(INDEX([XOR.$B$2:.$Q$17];[.$B14]+1;[.AV$3]+1 )*16+INDEX([XOR.$B$2:.$Q$17];[.$C14]+1;[.AV$4]+1))" office:value-type="string" office:string-value="1">
            <text:p>1</text:p>
          </table:table-cell>
          <table:table-cell table:style-name="ce3" table:formula="of:=CHAR(INDEX([XOR.$B$2:.$Q$17];[.$B14]+1;[.AW$3]+1 )*16+INDEX([XOR.$B$2:.$Q$17];[.$C14]+1;[.AW$4]+1))" office:value-type="string" office:string-value="0">
            <text:p>0</text:p>
          </table:table-cell>
          <table:table-cell table:style-name="ce3" table:formula="of:=CHAR(INDEX([XOR.$B$2:.$Q$17];[.$B14]+1;[.AX$3]+1 )*16+INDEX([XOR.$B$2:.$Q$17];[.$C14]+1;[.AX$4]+1))" office:value-type="string" office:string-value="7">
            <text:p>7</text:p>
          </table:table-cell>
          <table:table-cell table:style-name="ce3" table:formula="of:=CHAR(INDEX([XOR.$B$2:.$Q$17];[.$B14]+1;[.AY$3]+1 )*16+INDEX([XOR.$B$2:.$Q$17];[.$C14]+1;[.AY$4]+1))" office:value-type="string" office:string-value="6">
            <text:p>6</text:p>
          </table:table-cell>
          <table:table-cell table:style-name="ce3" table:formula="of:=CHAR(INDEX([XOR.$B$2:.$Q$17];[.$B14]+1;[.AZ$3]+1 )*16+INDEX([XOR.$B$2:.$Q$17];[.$C14]+1;[.AZ$4]+1))" office:value-type="string" office:string-value="5">
            <text:p>5</text:p>
          </table:table-cell>
          <table:table-cell table:style-name="ce3" table:formula="of:=CHAR(INDEX([XOR.$B$2:.$Q$17];[.$B14]+1;[.BA$3]+1 )*16+INDEX([XOR.$B$2:.$Q$17];[.$C14]+1;[.BA$4]+1))" office:value-type="string" office:string-value="4">
            <text:p>4</text:p>
          </table:table-cell>
          <table:table-cell table:style-name="ce3" table:formula="of:=CHAR(INDEX([XOR.$B$2:.$Q$17];[.$B14]+1;[.BB$3]+1 )*16+INDEX([XOR.$B$2:.$Q$17];[.$C14]+1;[.BB$4]+1))" office:value-type="string" office:string-value="+">
            <text:p>+</text:p>
          </table:table-cell>
          <table:table-cell table:style-name="ce3" table:formula="of:=CHAR(INDEX([XOR.$B$2:.$Q$17];[.$B14]+1;[.BC$3]+1 )*16+INDEX([XOR.$B$2:.$Q$17];[.$C14]+1;[.BC$4]+1))" office:value-type="string" office:string-value="*">
            <text:p>*</text:p>
          </table:table-cell>
          <table:table-cell table:style-name="ce3" table:formula="of:=CHAR(INDEX([XOR.$B$2:.$Q$17];[.$B14]+1;[.BD$3]+1 )*16+INDEX([XOR.$B$2:.$Q$17];[.$C14]+1;[.BD$4]+1))" office:value-type="string" office:string-value=")">
            <text:p>)</text:p>
          </table:table-cell>
          <table:table-cell table:style-name="ce3" table:formula="of:=CHAR(INDEX([XOR.$B$2:.$Q$17];[.$B14]+1;[.BE$3]+1 )*16+INDEX([XOR.$B$2:.$Q$17];[.$C14]+1;[.BE$4]+1))" office:value-type="string" office:string-value="(">
            <text:p>(</text:p>
          </table:table-cell>
          <table:table-cell table:style-name="ce3" table:formula="of:=CHAR(INDEX([XOR.$B$2:.$Q$17];[.$B14]+1;[.BF$3]+1 )*16+INDEX([XOR.$B$2:.$Q$17];[.$C14]+1;[.BF$4]+1))" office:value-type="string" office:string-value="/">
            <text:p>/</text:p>
          </table:table-cell>
          <table:table-cell table:style-name="ce3" table:formula="of:=CHAR(INDEX([XOR.$B$2:.$Q$17];[.$B14]+1;[.BG$3]+1 )*16+INDEX([XOR.$B$2:.$Q$17];[.$C14]+1;[.BG$4]+1))" office:value-type="string" office:string-value=".">
            <text:p>.</text:p>
          </table:table-cell>
          <table:table-cell table:style-name="ce3" table:formula="of:=CHAR(INDEX([XOR.$B$2:.$Q$17];[.$B14]+1;[.BH$3]+1 )*16+INDEX([XOR.$B$2:.$Q$17];[.$C14]+1;[.BH$4]+1))" office:value-type="string" office:string-value="-">
            <text:p>-</text:p>
          </table:table-cell>
          <table:table-cell table:style-name="ce3" table:formula="of:=CHAR(INDEX([XOR.$B$2:.$Q$17];[.$B14]+1;[.BI$3]+1 )*16+INDEX([XOR.$B$2:.$Q$17];[.$C14]+1;[.BI$4]+1))" office:value-type="string" office:string-value=",">
            <text:p>,</text:p>
          </table:table-cell>
          <table:table-cell table:style-name="ce3" table:formula="of:=CHAR(INDEX([XOR.$B$2:.$Q$17];[.$B14]+1;[.BJ$3]+1 )*16+INDEX([XOR.$B$2:.$Q$17];[.$C14]+1;[.BJ$4]+1))" office:value-type="string" office:string-value="#">
            <text:p>#</text:p>
          </table:table-cell>
          <table:table-cell table:style-name="ce3" table:formula="of:=CHAR(INDEX([XOR.$B$2:.$Q$17];[.$B14]+1;[.BK$3]+1 )*16+INDEX([XOR.$B$2:.$Q$17];[.$C14]+1;[.BK$4]+1))" office:value-type="string" office:string-value="&quot;">
            <text:p>"</text:p>
          </table:table-cell>
          <table:table-cell table:style-name="ce3" table:formula="of:=CHAR(INDEX([XOR.$B$2:.$Q$17];[.$B14]+1;[.BL$3]+1 )*16+INDEX([XOR.$B$2:.$Q$17];[.$C14]+1;[.BL$4]+1))" office:value-type="string" office:string-value="!">
            <text:p>!</text:p>
          </table:table-cell>
          <table:table-cell table:style-name="ce3" table:formula="of:=CHAR(INDEX([XOR.$B$2:.$Q$17];[.$B14]+1;[.BM$3]+1 )*16+INDEX([XOR.$B$2:.$Q$17];[.$C14]+1;[.BM$4]+1))" office:value-type="string" office:string-value=" ">
            <text:p><text:s/></text:p>
          </table:table-cell>
          <table:table-cell table:style-name="ce3" table:formula="of:=CHAR(INDEX([XOR.$B$2:.$Q$17];[.$B14]+1;[.BN$3]+1 )*16+INDEX([XOR.$B$2:.$Q$17];[.$C14]+1;[.BN$4]+1))" office:value-type="string" office:string-value="'">
            <text:p>'</text:p>
          </table:table-cell>
          <table:table-cell table:style-name="ce3" table:formula="of:=CHAR(INDEX([XOR.$B$2:.$Q$17];[.$B14]+1;[.BO$3]+1 )*16+INDEX([XOR.$B$2:.$Q$17];[.$C14]+1;[.BO$4]+1))" office:value-type="string" office:string-value="&amp;">
            <text:p>&amp;</text:p>
          </table:table-cell>
          <table:table-cell table:style-name="ce3" table:formula="of:=CHAR(INDEX([XOR.$B$2:.$Q$17];[.$B14]+1;[.BP$3]+1 )*16+INDEX([XOR.$B$2:.$Q$17];[.$C14]+1;[.BP$4]+1))" office:value-type="string" office:string-value="%">
            <text:p>%</text:p>
          </table:table-cell>
          <table:table-cell table:style-name="ce3" table:formula="of:=CHAR(INDEX([XOR.$B$2:.$Q$17];[.$B14]+1;[.BQ$3]+1 )*16+INDEX([XOR.$B$2:.$Q$17];[.$C14]+1;[.BQ$4]+1))" office:value-type="string" office:string-value="$">
            <text:p>$</text:p>
          </table:table-cell>
          <table:table-cell table:style-name="ce3" table:formula="of:=CHAR(INDEX([XOR.$B$2:.$Q$17];[.$B14]+1;[.BR$3]+1 )*16+INDEX([XOR.$B$2:.$Q$17];[.$C14]+1;[.BR$4]+1))" office:value-type="string" office:string-value="[">
            <text:p>[</text:p>
          </table:table-cell>
          <table:table-cell table:style-name="ce3" table:formula="of:=CHAR(INDEX([XOR.$B$2:.$Q$17];[.$B14]+1;[.BS$3]+1 )*16+INDEX([XOR.$B$2:.$Q$17];[.$C14]+1;[.BS$4]+1))" office:value-type="string" office:string-value="Z">
            <text:p>Z</text:p>
          </table:table-cell>
          <table:table-cell table:style-name="ce3" table:formula="of:=CHAR(INDEX([XOR.$B$2:.$Q$17];[.$B14]+1;[.BT$3]+1 )*16+INDEX([XOR.$B$2:.$Q$17];[.$C14]+1;[.BT$4]+1))" office:value-type="string" office:string-value="Y">
            <text:p>Y</text:p>
          </table:table-cell>
          <table:table-cell table:style-name="ce3" table:formula="of:=CHAR(INDEX([XOR.$B$2:.$Q$17];[.$B14]+1;[.BU$3]+1 )*16+INDEX([XOR.$B$2:.$Q$17];[.$C14]+1;[.BU$4]+1))" office:value-type="string" office:string-value="X">
            <text:p>X</text:p>
          </table:table-cell>
          <table:table-cell table:style-name="ce3" table:formula="of:=CHAR(INDEX([XOR.$B$2:.$Q$17];[.$B14]+1;[.BV$3]+1 )*16+INDEX([XOR.$B$2:.$Q$17];[.$C14]+1;[.BV$4]+1))" office:value-type="string" office:string-value="_">
            <text:p>_</text:p>
          </table:table-cell>
          <table:table-cell table:style-name="ce3" table:formula="of:=CHAR(INDEX([XOR.$B$2:.$Q$17];[.$B14]+1;[.BW$3]+1 )*16+INDEX([XOR.$B$2:.$Q$17];[.$C14]+1;[.BW$4]+1))" office:value-type="string" office:string-value="^">
            <text:p>^</text:p>
          </table:table-cell>
          <table:table-cell table:style-name="ce3" table:formula="of:=CHAR(INDEX([XOR.$B$2:.$Q$17];[.$B14]+1;[.BX$3]+1 )*16+INDEX([XOR.$B$2:.$Q$17];[.$C14]+1;[.BX$4]+1))" office:value-type="string" office:string-value="]">
            <text:p>]</text:p>
          </table:table-cell>
          <table:table-cell table:style-name="ce3" table:formula="of:=CHAR(INDEX([XOR.$B$2:.$Q$17];[.$B14]+1;[.BY$3]+1 )*16+INDEX([XOR.$B$2:.$Q$17];[.$C14]+1;[.BY$4]+1))" office:value-type="string" office:string-value="\">
            <text:p>\</text:p>
          </table:table-cell>
          <table:table-cell table:style-name="ce3" table:formula="of:=CHAR(INDEX([XOR.$B$2:.$Q$17];[.$B14]+1;[.BZ$3]+1 )*16+INDEX([XOR.$B$2:.$Q$17];[.$C14]+1;[.BZ$4]+1))" office:value-type="string" office:string-value="S">
            <text:p>S</text:p>
          </table:table-cell>
          <table:table-cell table:style-name="ce3" table:formula="of:=CHAR(INDEX([XOR.$B$2:.$Q$17];[.$B14]+1;[.CA$3]+1 )*16+INDEX([XOR.$B$2:.$Q$17];[.$C14]+1;[.CA$4]+1))" office:value-type="string" office:string-value="R">
            <text:p>R</text:p>
          </table:table-cell>
          <table:table-cell table:style-name="ce3" table:formula="of:=CHAR(INDEX([XOR.$B$2:.$Q$17];[.$B14]+1;[.CB$3]+1 )*16+INDEX([XOR.$B$2:.$Q$17];[.$C14]+1;[.CB$4]+1))" office:value-type="string" office:string-value="Q">
            <text:p>Q</text:p>
          </table:table-cell>
          <table:table-cell table:style-name="ce3" table:formula="of:=CHAR(INDEX([XOR.$B$2:.$Q$17];[.$B14]+1;[.CC$3]+1 )*16+INDEX([XOR.$B$2:.$Q$17];[.$C14]+1;[.CC$4]+1))" office:value-type="string" office:string-value="P">
            <text:p>P</text:p>
          </table:table-cell>
          <table:table-cell table:style-name="ce3" table:formula="of:=CHAR(INDEX([XOR.$B$2:.$Q$17];[.$B14]+1;[.CD$3]+1 )*16+INDEX([XOR.$B$2:.$Q$17];[.$C14]+1;[.CD$4]+1))" office:value-type="string" office:string-value="W">
            <text:p>W</text:p>
          </table:table-cell>
          <table:table-cell table:style-name="ce3" table:formula="of:=CHAR(INDEX([XOR.$B$2:.$Q$17];[.$B14]+1;[.CE$3]+1 )*16+INDEX([XOR.$B$2:.$Q$17];[.$C14]+1;[.CE$4]+1))" office:value-type="string" office:string-value="V">
            <text:p>V</text:p>
          </table:table-cell>
          <table:table-cell table:style-name="ce3" table:formula="of:=CHAR(INDEX([XOR.$B$2:.$Q$17];[.$B14]+1;[.CF$3]+1 )*16+INDEX([XOR.$B$2:.$Q$17];[.$C14]+1;[.CF$4]+1))" office:value-type="string" office:string-value="U">
            <text:p>U</text:p>
          </table:table-cell>
          <table:table-cell table:style-name="ce3" table:formula="of:=CHAR(INDEX([XOR.$B$2:.$Q$17];[.$B14]+1;[.CG$3]+1 )*16+INDEX([XOR.$B$2:.$Q$17];[.$C14]+1;[.CG$4]+1))" office:value-type="string" office:string-value="T">
            <text:p>T</text:p>
          </table:table-cell>
          <table:table-cell table:style-name="ce3" table:formula="of:=CHAR(INDEX([XOR.$B$2:.$Q$17];[.$B14]+1;[.CH$3]+1 )*16+INDEX([XOR.$B$2:.$Q$17];[.$C14]+1;[.CH$4]+1))" office:value-type="string" office:string-value="K">
            <text:p>K</text:p>
          </table:table-cell>
          <table:table-cell table:style-name="ce3" table:formula="of:=CHAR(INDEX([XOR.$B$2:.$Q$17];[.$B14]+1;[.CI$3]+1 )*16+INDEX([XOR.$B$2:.$Q$17];[.$C14]+1;[.CI$4]+1))" office:value-type="string" office:string-value="J">
            <text:p>J</text:p>
          </table:table-cell>
          <table:table-cell table:style-name="ce3" table:formula="of:=CHAR(INDEX([XOR.$B$2:.$Q$17];[.$B14]+1;[.CJ$3]+1 )*16+INDEX([XOR.$B$2:.$Q$17];[.$C14]+1;[.CJ$4]+1))" office:value-type="string" office:string-value="I">
            <text:p>I</text:p>
          </table:table-cell>
          <table:table-cell table:style-name="ce3" table:formula="of:=CHAR(INDEX([XOR.$B$2:.$Q$17];[.$B14]+1;[.CK$3]+1 )*16+INDEX([XOR.$B$2:.$Q$17];[.$C14]+1;[.CK$4]+1))" office:value-type="string" office:string-value="H">
            <text:p>H</text:p>
          </table:table-cell>
          <table:table-cell table:style-name="ce3" table:formula="of:=CHAR(INDEX([XOR.$B$2:.$Q$17];[.$B14]+1;[.CL$3]+1 )*16+INDEX([XOR.$B$2:.$Q$17];[.$C14]+1;[.CL$4]+1))" office:value-type="string" office:string-value="O">
            <text:p>O</text:p>
          </table:table-cell>
          <table:table-cell table:style-name="ce3" table:formula="of:=CHAR(INDEX([XOR.$B$2:.$Q$17];[.$B14]+1;[.CM$3]+1 )*16+INDEX([XOR.$B$2:.$Q$17];[.$C14]+1;[.CM$4]+1))" office:value-type="string" office:string-value="N">
            <text:p>N</text:p>
          </table:table-cell>
          <table:table-cell table:style-name="ce3" table:formula="of:=CHAR(INDEX([XOR.$B$2:.$Q$17];[.$B14]+1;[.CN$3]+1 )*16+INDEX([XOR.$B$2:.$Q$17];[.$C14]+1;[.CN$4]+1))" office:value-type="string" office:string-value="M">
            <text:p>M</text:p>
          </table:table-cell>
          <table:table-cell table:style-name="ce3" table:formula="of:=CHAR(INDEX([XOR.$B$2:.$Q$17];[.$B14]+1;[.CO$3]+1 )*16+INDEX([XOR.$B$2:.$Q$17];[.$C14]+1;[.CO$4]+1))" office:value-type="string" office:string-value="L">
            <text:p>L</text:p>
          </table:table-cell>
          <table:table-cell table:style-name="ce8" table:formula="of:=CHAR(INDEX([XOR.$B$2:.$Q$17];[.$B14]+1;[.CP$3]+1 )*16+INDEX([XOR.$B$2:.$Q$17];[.$C14]+1;[.CP$4]+1))" office:value-type="string" office:string-value="C">
            <text:p>C</text:p>
          </table:table-cell>
          <table:table-cell table:style-name="ce3" table:formula="of:=CHAR(INDEX([XOR.$B$2:.$Q$17];[.$B14]+1;[.CQ$3]+1 )*16+INDEX([XOR.$B$2:.$Q$17];[.$C14]+1;[.CQ$4]+1))" office:value-type="string" office:string-value="B">
            <text:p>B</text:p>
          </table:table-cell>
          <table:table-cell table:style-name="ce3" table:formula="of:=CHAR(INDEX([XOR.$B$2:.$Q$17];[.$B14]+1;[.CR$3]+1 )*16+INDEX([XOR.$B$2:.$Q$17];[.$C14]+1;[.CR$4]+1))" office:value-type="string" office:string-value="A">
            <text:p>A</text:p>
          </table:table-cell>
          <table:table-cell table:style-name="ce3" table:formula="of:=CHAR(INDEX([XOR.$B$2:.$Q$17];[.$B14]+1;[.CS$3]+1 )*16+INDEX([XOR.$B$2:.$Q$17];[.$C14]+1;[.CS$4]+1))" office:value-type="string" office:string-value="@">
            <text:p>@</text:p>
          </table:table-cell>
          <table:table-cell table:style-name="ce3" table:formula="of:=CHAR(INDEX([XOR.$B$2:.$Q$17];[.$B14]+1;[.CT$3]+1 )*16+INDEX([XOR.$B$2:.$Q$17];[.$C14]+1;[.CT$4]+1))" office:value-type="string" office:string-value="G">
            <text:p>G</text:p>
          </table:table-cell>
          <table:table-cell table:style-name="ce3" table:formula="of:=CHAR(INDEX([XOR.$B$2:.$Q$17];[.$B14]+1;[.CU$3]+1 )*16+INDEX([XOR.$B$2:.$Q$17];[.$C14]+1;[.CU$4]+1))" office:value-type="string" office:string-value="F">
            <text:p>F</text:p>
          </table:table-cell>
          <table:table-cell table:style-name="ce3" table:formula="of:=CHAR(INDEX([XOR.$B$2:.$Q$17];[.$B14]+1;[.CV$3]+1 )*16+INDEX([XOR.$B$2:.$Q$17];[.$C14]+1;[.CV$4]+1))" office:value-type="string" office:string-value="E">
            <text:p>E</text:p>
          </table:table-cell>
          <table:table-cell table:style-name="ce3" table:formula="of:=CHAR(INDEX([XOR.$B$2:.$Q$17];[.$B14]+1;[.CW$3]+1 )*16+INDEX([XOR.$B$2:.$Q$17];[.$C14]+1;[.CW$4]+1))" office:value-type="string" office:string-value="D">
            <text:p>D</text:p>
          </table:table-cell>
          <table:table-cell table:style-name="ce3" table:formula="of:=CHAR(INDEX([XOR.$B$2:.$Q$17];[.$B14]+1;[.CX$3]+1 )*16+INDEX([XOR.$B$2:.$Q$17];[.$C14]+1;[.CX$4]+1))" office:value-type="string" office:string-value="{">
            <text:p>{</text:p>
          </table:table-cell>
          <table:table-cell table:style-name="ce3" table:formula="of:=CHAR(INDEX([XOR.$B$2:.$Q$17];[.$B14]+1;[.CY$3]+1 )*16+INDEX([XOR.$B$2:.$Q$17];[.$C14]+1;[.CY$4]+1))" office:value-type="string" office:string-value="z">
            <text:p>z</text:p>
          </table:table-cell>
          <table:table-cell table:style-name="ce3" table:formula="of:=CHAR(INDEX([XOR.$B$2:.$Q$17];[.$B14]+1;[.CZ$3]+1 )*16+INDEX([XOR.$B$2:.$Q$17];[.$C14]+1;[.CZ$4]+1))" office:value-type="string" office:string-value="y">
            <text:p>y</text:p>
          </table:table-cell>
          <table:table-cell table:style-name="ce3" table:formula="of:=CHAR(INDEX([XOR.$B$2:.$Q$17];[.$B14]+1;[.DA$3]+1 )*16+INDEX([XOR.$B$2:.$Q$17];[.$C14]+1;[.DA$4]+1))" office:value-type="string" office:string-value="x">
            <text:p>x</text:p>
          </table:table-cell>
          <table:table-cell table:style-name="ce3" table:formula="of:=CHAR(INDEX([XOR.$B$2:.$Q$17];[.$B14]+1;[.DB$3]+1 )*16+INDEX([XOR.$B$2:.$Q$17];[.$C14]+1;[.DB$4]+1))" office:value-type="string" office:string-value="">
            <text:p></text:p>
          </table:table-cell>
          <table:table-cell table:style-name="ce3" table:formula="of:=CHAR(INDEX([XOR.$B$2:.$Q$17];[.$B14]+1;[.DC$3]+1 )*16+INDEX([XOR.$B$2:.$Q$17];[.$C14]+1;[.DC$4]+1))" office:value-type="string" office:string-value="~">
            <text:p>~</text:p>
          </table:table-cell>
          <table:table-cell table:style-name="ce3" table:formula="of:=CHAR(INDEX([XOR.$B$2:.$Q$17];[.$B14]+1;[.DD$3]+1 )*16+INDEX([XOR.$B$2:.$Q$17];[.$C14]+1;[.DD$4]+1))" office:value-type="string" office:string-value="}">
            <text:p>}</text:p>
          </table:table-cell>
          <table:table-cell table:style-name="ce3" table:formula="of:=CHAR(INDEX([XOR.$B$2:.$Q$17];[.$B14]+1;[.DE$3]+1 )*16+INDEX([XOR.$B$2:.$Q$17];[.$C14]+1;[.DE$4]+1))" office:value-type="string" office:string-value="|">
            <text:p>|</text:p>
          </table:table-cell>
          <table:table-cell table:style-name="ce3" table:formula="of:=CHAR(INDEX([XOR.$B$2:.$Q$17];[.$B14]+1;[.DF$3]+1 )*16+INDEX([XOR.$B$2:.$Q$17];[.$C14]+1;[.DF$4]+1))" office:value-type="string" office:string-value="s">
            <text:p>s</text:p>
          </table:table-cell>
          <table:table-cell table:style-name="ce3" table:formula="of:=CHAR(INDEX([XOR.$B$2:.$Q$17];[.$B14]+1;[.DG$3]+1 )*16+INDEX([XOR.$B$2:.$Q$17];[.$C14]+1;[.DG$4]+1))" office:value-type="string" office:string-value="r">
            <text:p>r</text:p>
          </table:table-cell>
          <table:table-cell table:style-name="ce3" table:formula="of:=CHAR(INDEX([XOR.$B$2:.$Q$17];[.$B14]+1;[.DH$3]+1 )*16+INDEX([XOR.$B$2:.$Q$17];[.$C14]+1;[.DH$4]+1))" office:value-type="string" office:string-value="q">
            <text:p>q</text:p>
          </table:table-cell>
          <table:table-cell table:style-name="ce3" table:formula="of:=CHAR(INDEX([XOR.$B$2:.$Q$17];[.$B14]+1;[.DI$3]+1 )*16+INDEX([XOR.$B$2:.$Q$17];[.$C14]+1;[.DI$4]+1))" office:value-type="string" office:string-value="p">
            <text:p>p</text:p>
          </table:table-cell>
          <table:table-cell table:style-name="ce3" table:formula="of:=CHAR(INDEX([XOR.$B$2:.$Q$17];[.$B14]+1;[.DJ$3]+1 )*16+INDEX([XOR.$B$2:.$Q$17];[.$C14]+1;[.DJ$4]+1))" office:value-type="string" office:string-value="w">
            <text:p>w</text:p>
          </table:table-cell>
          <table:table-cell table:style-name="ce3" table:formula="of:=CHAR(INDEX([XOR.$B$2:.$Q$17];[.$B14]+1;[.DK$3]+1 )*16+INDEX([XOR.$B$2:.$Q$17];[.$C14]+1;[.DK$4]+1))" office:value-type="string" office:string-value="v">
            <text:p>v</text:p>
          </table:table-cell>
          <table:table-cell table:style-name="ce3" table:formula="of:=CHAR(INDEX([XOR.$B$2:.$Q$17];[.$B14]+1;[.DL$3]+1 )*16+INDEX([XOR.$B$2:.$Q$17];[.$C14]+1;[.DL$4]+1))" office:value-type="string" office:string-value="u">
            <text:p>u</text:p>
          </table:table-cell>
          <table:table-cell table:style-name="ce3" table:formula="of:=CHAR(INDEX([XOR.$B$2:.$Q$17];[.$B14]+1;[.DM$3]+1 )*16+INDEX([XOR.$B$2:.$Q$17];[.$C14]+1;[.DM$4]+1))" office:value-type="string" office:string-value="t">
            <text:p>t</text:p>
          </table:table-cell>
          <table:table-cell table:style-name="ce3" table:formula="of:=CHAR(INDEX([XOR.$B$2:.$Q$17];[.$B14]+1;[.DN$3]+1 )*16+INDEX([XOR.$B$2:.$Q$17];[.$C14]+1;[.DN$4]+1))" office:value-type="string" office:string-value="k">
            <text:p>k</text:p>
          </table:table-cell>
          <table:table-cell table:style-name="ce3" table:formula="of:=CHAR(INDEX([XOR.$B$2:.$Q$17];[.$B14]+1;[.DO$3]+1 )*16+INDEX([XOR.$B$2:.$Q$17];[.$C14]+1;[.DO$4]+1))" office:value-type="string" office:string-value="j">
            <text:p>j</text:p>
          </table:table-cell>
          <table:table-cell table:style-name="ce3" table:formula="of:=CHAR(INDEX([XOR.$B$2:.$Q$17];[.$B14]+1;[.DP$3]+1 )*16+INDEX([XOR.$B$2:.$Q$17];[.$C14]+1;[.DP$4]+1))" office:value-type="string" office:string-value="i">
            <text:p>i</text:p>
          </table:table-cell>
          <table:table-cell table:style-name="ce3" table:formula="of:=CHAR(INDEX([XOR.$B$2:.$Q$17];[.$B14]+1;[.DQ$3]+1 )*16+INDEX([XOR.$B$2:.$Q$17];[.$C14]+1;[.DQ$4]+1))" office:value-type="string" office:string-value="h">
            <text:p>h</text:p>
          </table:table-cell>
          <table:table-cell table:style-name="ce3" table:formula="of:=CHAR(INDEX([XOR.$B$2:.$Q$17];[.$B14]+1;[.DR$3]+1 )*16+INDEX([XOR.$B$2:.$Q$17];[.$C14]+1;[.DR$4]+1))" office:value-type="string" office:string-value="o">
            <text:p>o</text:p>
          </table:table-cell>
          <table:table-cell table:style-name="ce3" table:formula="of:=CHAR(INDEX([XOR.$B$2:.$Q$17];[.$B14]+1;[.DS$3]+1 )*16+INDEX([XOR.$B$2:.$Q$17];[.$C14]+1;[.DS$4]+1))" office:value-type="string" office:string-value="n">
            <text:p>n</text:p>
          </table:table-cell>
          <table:table-cell table:style-name="ce3" table:formula="of:=CHAR(INDEX([XOR.$B$2:.$Q$17];[.$B14]+1;[.DT$3]+1 )*16+INDEX([XOR.$B$2:.$Q$17];[.$C14]+1;[.DT$4]+1))" office:value-type="string" office:string-value="m">
            <text:p>m</text:p>
          </table:table-cell>
          <table:table-cell table:style-name="ce3" table:formula="of:=CHAR(INDEX([XOR.$B$2:.$Q$17];[.$B14]+1;[.DU$3]+1 )*16+INDEX([XOR.$B$2:.$Q$17];[.$C14]+1;[.DU$4]+1))" office:value-type="string" office:string-value="l">
            <text:p>l</text:p>
          </table:table-cell>
          <table:table-cell table:style-name="ce3" table:formula="of:=CHAR(INDEX([XOR.$B$2:.$Q$17];[.$B14]+1;[.DV$3]+1 )*16+INDEX([XOR.$B$2:.$Q$17];[.$C14]+1;[.DV$4]+1))" office:value-type="string" office:string-value="c">
            <text:p>c</text:p>
          </table:table-cell>
          <table:table-cell table:style-name="ce3" table:formula="of:=CHAR(INDEX([XOR.$B$2:.$Q$17];[.$B14]+1;[.DW$3]+1 )*16+INDEX([XOR.$B$2:.$Q$17];[.$C14]+1;[.DW$4]+1))" office:value-type="string" office:string-value="b">
            <text:p>b</text:p>
          </table:table-cell>
          <table:table-cell table:style-name="ce3" table:formula="of:=CHAR(INDEX([XOR.$B$2:.$Q$17];[.$B14]+1;[.DX$3]+1 )*16+INDEX([XOR.$B$2:.$Q$17];[.$C14]+1;[.DX$4]+1))" office:value-type="string" office:string-value="a">
            <text:p>a</text:p>
          </table:table-cell>
          <table:table-cell table:style-name="ce3" table:formula="of:=CHAR(INDEX([XOR.$B$2:.$Q$17];[.$B14]+1;[.DY$3]+1 )*16+INDEX([XOR.$B$2:.$Q$17];[.$C14]+1;[.DY$4]+1))" office:value-type="string" office:string-value="`">
            <text:p>`</text:p>
          </table:table-cell>
          <table:table-cell table:style-name="ce3" table:formula="of:=CHAR(INDEX([XOR.$B$2:.$Q$17];[.$B14]+1;[.DZ$3]+1 )*16+INDEX([XOR.$B$2:.$Q$17];[.$C14]+1;[.DZ$4]+1))" office:value-type="string" office:string-value="g">
            <text:p>g</text:p>
          </table:table-cell>
          <table:table-cell table:style-name="ce3" table:formula="of:=CHAR(INDEX([XOR.$B$2:.$Q$17];[.$B14]+1;[.EA$3]+1 )*16+INDEX([XOR.$B$2:.$Q$17];[.$C14]+1;[.EA$4]+1))" office:value-type="string" office:string-value="f">
            <text:p>f</text:p>
          </table:table-cell>
          <table:table-cell table:style-name="ce3" table:formula="of:=CHAR(INDEX([XOR.$B$2:.$Q$17];[.$B14]+1;[.EB$3]+1 )*16+INDEX([XOR.$B$2:.$Q$17];[.$C14]+1;[.EB$4]+1))" office:value-type="string" office:string-value="e">
            <text:p>e</text:p>
          </table:table-cell>
          <table:table-cell table:style-name="ce3" table:formula="of:=CHAR(INDEX([XOR.$B$2:.$Q$17];[.$B14]+1;[.EC$3]+1 )*16+INDEX([XOR.$B$2:.$Q$17];[.$C14]+1;[.EC$4]+1))" office:value-type="string" office:string-value="d">
            <text:p>d</text:p>
          </table:table-cell>
          <table:table-cell table:style-name="ce3" table:number-columns-repeated="21"/>
        </table:table-row>
        <table:table-row table:style-name="ro4">
          <table:table-cell table:formula="of:=[.A14]+2" office:value-type="float" office:value="21">
            <text:p>21</text:p>
          </table:table-cell>
          <table:table-cell table:formula="of:=RIGHT(LEFT([.$B$1];[.A15]);1)" office:value-type="string" office:string-value="7">
            <text:p>7</text:p>
          </table:table-cell>
          <table:table-cell table:formula="of:=VLOOKUP(RIGHT(LEFT([.$B$1];[.A15]+1);1);[Sheet1.$A$2:.$C$17];3;0)" office:value-type="float" office:value="15">
            <text:p>15</text:p>
          </table:table-cell>
          <table:table-cell table:formula="of:=[.C15]+[.B15]*16" office:value-type="float" office:value="127">
            <text:p>127</text:p>
          </table:table-cell>
          <table:table-cell table:formula="of:=CHAR([.D15])" office:value-type="string" office:string-value="">
            <text:p></text:p>
          </table:table-cell>
          <table:table-cell table:style-name="ce3" table:formula="of:=CHAR(INDEX([XOR.$B$2:.$Q$17];[.$B15]+1;[.F$3]+1 )*16+INDEX([XOR.$B$2:.$Q$17];[.$C15]+1;[.F$4]+1))" office:value-type="string" office:string-value="">
            <text:p></text:p>
          </table:table-cell>
          <table:table-cell table:style-name="ce3" table:formula="of:=CHAR(INDEX([XOR.$B$2:.$Q$17];[.$B15]+1;[.G$3]+1 )*16+INDEX([XOR.$B$2:.$Q$17];[.$C15]+1;[.G$4]+1))" office:value-type="string" office:string-value="~">
            <text:p>~</text:p>
          </table:table-cell>
          <table:table-cell table:style-name="ce3" table:formula="of:=CHAR(INDEX([XOR.$B$2:.$Q$17];[.$B15]+1;[.H$3]+1 )*16+INDEX([XOR.$B$2:.$Q$17];[.$C15]+1;[.H$4]+1))" office:value-type="string" office:string-value="}">
            <text:p>}</text:p>
          </table:table-cell>
          <table:table-cell table:style-name="ce3" table:formula="of:=CHAR(INDEX([XOR.$B$2:.$Q$17];[.$B15]+1;[.I$3]+1 )*16+INDEX([XOR.$B$2:.$Q$17];[.$C15]+1;[.I$4]+1))" office:value-type="string" office:string-value="|">
            <text:p>|</text:p>
          </table:table-cell>
          <table:table-cell table:style-name="ce3" table:formula="of:=CHAR(INDEX([XOR.$B$2:.$Q$17];[.$B15]+1;[.J$3]+1 )*16+INDEX([XOR.$B$2:.$Q$17];[.$C15]+1;[.J$4]+1))" office:value-type="string" office:string-value="{">
            <text:p>{</text:p>
          </table:table-cell>
          <table:table-cell table:style-name="ce3" table:formula="of:=CHAR(INDEX([XOR.$B$2:.$Q$17];[.$B15]+1;[.K$3]+1 )*16+INDEX([XOR.$B$2:.$Q$17];[.$C15]+1;[.K$4]+1))" office:value-type="string" office:string-value="z">
            <text:p>z</text:p>
          </table:table-cell>
          <table:table-cell table:style-name="ce3" table:formula="of:=CHAR(INDEX([XOR.$B$2:.$Q$17];[.$B15]+1;[.L$3]+1 )*16+INDEX([XOR.$B$2:.$Q$17];[.$C15]+1;[.L$4]+1))" office:value-type="string" office:string-value="y">
            <text:p>y</text:p>
          </table:table-cell>
          <table:table-cell table:style-name="ce3" table:formula="of:=CHAR(INDEX([XOR.$B$2:.$Q$17];[.$B15]+1;[.M$3]+1 )*16+INDEX([XOR.$B$2:.$Q$17];[.$C15]+1;[.M$4]+1))" office:value-type="string" office:string-value="x">
            <text:p>x</text:p>
          </table:table-cell>
          <table:table-cell table:style-name="ce3" table:formula="of:=CHAR(INDEX([XOR.$B$2:.$Q$17];[.$B15]+1;[.N$3]+1 )*16+INDEX([XOR.$B$2:.$Q$17];[.$C15]+1;[.N$4]+1))" office:value-type="string" office:string-value="w">
            <text:p>w</text:p>
          </table:table-cell>
          <table:table-cell table:style-name="ce3" table:formula="of:=CHAR(INDEX([XOR.$B$2:.$Q$17];[.$B15]+1;[.O$3]+1 )*16+INDEX([XOR.$B$2:.$Q$17];[.$C15]+1;[.O$4]+1))" office:value-type="string" office:string-value="v">
            <text:p>v</text:p>
          </table:table-cell>
          <table:table-cell table:style-name="ce3" table:formula="of:=CHAR(INDEX([XOR.$B$2:.$Q$17];[.$B15]+1;[.P$3]+1 )*16+INDEX([XOR.$B$2:.$Q$17];[.$C15]+1;[.P$4]+1))" office:value-type="string" office:string-value="u">
            <text:p>u</text:p>
          </table:table-cell>
          <table:table-cell table:style-name="ce3" table:formula="of:=CHAR(INDEX([XOR.$B$2:.$Q$17];[.$B15]+1;[.Q$3]+1 )*16+INDEX([XOR.$B$2:.$Q$17];[.$C15]+1;[.Q$4]+1))" office:value-type="string" office:string-value="t">
            <text:p>t</text:p>
          </table:table-cell>
          <table:table-cell table:style-name="ce3" table:formula="of:=CHAR(INDEX([XOR.$B$2:.$Q$17];[.$B15]+1;[.R$3]+1 )*16+INDEX([XOR.$B$2:.$Q$17];[.$C15]+1;[.R$4]+1))" office:value-type="string" office:string-value="s">
            <text:p>s</text:p>
          </table:table-cell>
          <table:table-cell table:style-name="ce3" table:formula="of:=CHAR(INDEX([XOR.$B$2:.$Q$17];[.$B15]+1;[.S$3]+1 )*16+INDEX([XOR.$B$2:.$Q$17];[.$C15]+1;[.S$4]+1))" office:value-type="string" office:string-value="r">
            <text:p>r</text:p>
          </table:table-cell>
          <table:table-cell table:style-name="ce3" table:formula="of:=CHAR(INDEX([XOR.$B$2:.$Q$17];[.$B15]+1;[.T$3]+1 )*16+INDEX([XOR.$B$2:.$Q$17];[.$C15]+1;[.T$4]+1))" office:value-type="string" office:string-value="q">
            <text:p>q</text:p>
          </table:table-cell>
          <table:table-cell table:style-name="ce3" table:formula="of:=CHAR(INDEX([XOR.$B$2:.$Q$17];[.$B15]+1;[.U$3]+1 )*16+INDEX([XOR.$B$2:.$Q$17];[.$C15]+1;[.U$4]+1))" office:value-type="string" office:string-value="p">
            <text:p>p</text:p>
          </table:table-cell>
          <table:table-cell table:style-name="ce3" table:formula="of:=CHAR(INDEX([XOR.$B$2:.$Q$17];[.$B15]+1;[.V$3]+1 )*16+INDEX([XOR.$B$2:.$Q$17];[.$C15]+1;[.V$4]+1))" office:value-type="string" office:string-value="o">
            <text:p>o</text:p>
          </table:table-cell>
          <table:table-cell table:style-name="ce3" table:formula="of:=CHAR(INDEX([XOR.$B$2:.$Q$17];[.$B15]+1;[.W$3]+1 )*16+INDEX([XOR.$B$2:.$Q$17];[.$C15]+1;[.W$4]+1))" office:value-type="string" office:string-value="n">
            <text:p>n</text:p>
          </table:table-cell>
          <table:table-cell table:style-name="ce3" table:formula="of:=CHAR(INDEX([XOR.$B$2:.$Q$17];[.$B15]+1;[.X$3]+1 )*16+INDEX([XOR.$B$2:.$Q$17];[.$C15]+1;[.X$4]+1))" office:value-type="string" office:string-value="m">
            <text:p>m</text:p>
          </table:table-cell>
          <table:table-cell table:style-name="ce3" table:formula="of:=CHAR(INDEX([XOR.$B$2:.$Q$17];[.$B15]+1;[.Y$3]+1 )*16+INDEX([XOR.$B$2:.$Q$17];[.$C15]+1;[.Y$4]+1))" office:value-type="string" office:string-value="l">
            <text:p>l</text:p>
          </table:table-cell>
          <table:table-cell table:style-name="ce3" table:formula="of:=CHAR(INDEX([XOR.$B$2:.$Q$17];[.$B15]+1;[.Z$3]+1 )*16+INDEX([XOR.$B$2:.$Q$17];[.$C15]+1;[.Z$4]+1))" office:value-type="string" office:string-value="k">
            <text:p>k</text:p>
          </table:table-cell>
          <table:table-cell table:style-name="ce3" table:formula="of:=CHAR(INDEX([XOR.$B$2:.$Q$17];[.$B15]+1;[.AA$3]+1 )*16+INDEX([XOR.$B$2:.$Q$17];[.$C15]+1;[.AA$4]+1))" office:value-type="string" office:string-value="j">
            <text:p>j</text:p>
          </table:table-cell>
          <table:table-cell table:style-name="ce3" table:formula="of:=CHAR(INDEX([XOR.$B$2:.$Q$17];[.$B15]+1;[.AB$3]+1 )*16+INDEX([XOR.$B$2:.$Q$17];[.$C15]+1;[.AB$4]+1))" office:value-type="string" office:string-value="i">
            <text:p>i</text:p>
          </table:table-cell>
          <table:table-cell table:style-name="ce3" table:formula="of:=CHAR(INDEX([XOR.$B$2:.$Q$17];[.$B15]+1;[.AC$3]+1 )*16+INDEX([XOR.$B$2:.$Q$17];[.$C15]+1;[.AC$4]+1))" office:value-type="string" office:string-value="h">
            <text:p>h</text:p>
          </table:table-cell>
          <table:table-cell table:style-name="ce3" table:formula="of:=CHAR(INDEX([XOR.$B$2:.$Q$17];[.$B15]+1;[.AD$3]+1 )*16+INDEX([XOR.$B$2:.$Q$17];[.$C15]+1;[.AD$4]+1))" office:value-type="string" office:string-value="g">
            <text:p>g</text:p>
          </table:table-cell>
          <table:table-cell table:style-name="ce3" table:formula="of:=CHAR(INDEX([XOR.$B$2:.$Q$17];[.$B15]+1;[.AE$3]+1 )*16+INDEX([XOR.$B$2:.$Q$17];[.$C15]+1;[.AE$4]+1))" office:value-type="string" office:string-value="f">
            <text:p>f</text:p>
          </table:table-cell>
          <table:table-cell table:style-name="ce3" table:formula="of:=CHAR(INDEX([XOR.$B$2:.$Q$17];[.$B15]+1;[.AF$3]+1 )*16+INDEX([XOR.$B$2:.$Q$17];[.$C15]+1;[.AF$4]+1))" office:value-type="string" office:string-value="e">
            <text:p>e</text:p>
          </table:table-cell>
          <table:table-cell table:style-name="ce3" table:formula="of:=CHAR(INDEX([XOR.$B$2:.$Q$17];[.$B15]+1;[.AG$3]+1 )*16+INDEX([XOR.$B$2:.$Q$17];[.$C15]+1;[.AG$4]+1))" office:value-type="string" office:string-value="d">
            <text:p>d</text:p>
          </table:table-cell>
          <table:table-cell table:style-name="ce3" table:formula="of:=CHAR(INDEX([XOR.$B$2:.$Q$17];[.$B15]+1;[.AH$3]+1 )*16+INDEX([XOR.$B$2:.$Q$17];[.$C15]+1;[.AH$4]+1))" office:value-type="string" office:string-value="c">
            <text:p>c</text:p>
          </table:table-cell>
          <table:table-cell table:style-name="ce3" table:formula="of:=CHAR(INDEX([XOR.$B$2:.$Q$17];[.$B15]+1;[.AI$3]+1 )*16+INDEX([XOR.$B$2:.$Q$17];[.$C15]+1;[.AI$4]+1))" office:value-type="string" office:string-value="b">
            <text:p>b</text:p>
          </table:table-cell>
          <table:table-cell table:style-name="ce3" table:formula="of:=CHAR(INDEX([XOR.$B$2:.$Q$17];[.$B15]+1;[.AJ$3]+1 )*16+INDEX([XOR.$B$2:.$Q$17];[.$C15]+1;[.AJ$4]+1))" office:value-type="string" office:string-value="a">
            <text:p>a</text:p>
          </table:table-cell>
          <table:table-cell table:style-name="ce3" table:formula="of:=CHAR(INDEX([XOR.$B$2:.$Q$17];[.$B15]+1;[.AK$3]+1 )*16+INDEX([XOR.$B$2:.$Q$17];[.$C15]+1;[.AK$4]+1))" office:value-type="string" office:string-value="`">
            <text:p>`</text:p>
          </table:table-cell>
          <table:table-cell table:style-name="ce3" table:formula="of:=CHAR(INDEX([XOR.$B$2:.$Q$17];[.$B15]+1;[.AL$3]+1 )*16+INDEX([XOR.$B$2:.$Q$17];[.$C15]+1;[.AL$4]+1))" office:value-type="string" office:string-value="_">
            <text:p>_</text:p>
          </table:table-cell>
          <table:table-cell table:style-name="ce3" table:formula="of:=CHAR(INDEX([XOR.$B$2:.$Q$17];[.$B15]+1;[.AM$3]+1 )*16+INDEX([XOR.$B$2:.$Q$17];[.$C15]+1;[.AM$4]+1))" office:value-type="string" office:string-value="^">
            <text:p>^</text:p>
          </table:table-cell>
          <table:table-cell table:style-name="ce3" table:formula="of:=CHAR(INDEX([XOR.$B$2:.$Q$17];[.$B15]+1;[.AN$3]+1 )*16+INDEX([XOR.$B$2:.$Q$17];[.$C15]+1;[.AN$4]+1))" office:value-type="string" office:string-value="]">
            <text:p>]</text:p>
          </table:table-cell>
          <table:table-cell table:style-name="ce3" table:formula="of:=CHAR(INDEX([XOR.$B$2:.$Q$17];[.$B15]+1;[.AO$3]+1 )*16+INDEX([XOR.$B$2:.$Q$17];[.$C15]+1;[.AO$4]+1))" office:value-type="string" office:string-value="\">
            <text:p>\</text:p>
          </table:table-cell>
          <table:table-cell table:style-name="ce3" table:formula="of:=CHAR(INDEX([XOR.$B$2:.$Q$17];[.$B15]+1;[.AP$3]+1 )*16+INDEX([XOR.$B$2:.$Q$17];[.$C15]+1;[.AP$4]+1))" office:value-type="string" office:string-value="[">
            <text:p>[</text:p>
          </table:table-cell>
          <table:table-cell table:style-name="ce3" table:formula="of:=CHAR(INDEX([XOR.$B$2:.$Q$17];[.$B15]+1;[.AQ$3]+1 )*16+INDEX([XOR.$B$2:.$Q$17];[.$C15]+1;[.AQ$4]+1))" office:value-type="string" office:string-value="Z">
            <text:p>Z</text:p>
          </table:table-cell>
          <table:table-cell table:style-name="ce3" table:formula="of:=CHAR(INDEX([XOR.$B$2:.$Q$17];[.$B15]+1;[.AR$3]+1 )*16+INDEX([XOR.$B$2:.$Q$17];[.$C15]+1;[.AR$4]+1))" office:value-type="string" office:string-value="Y">
            <text:p>Y</text:p>
          </table:table-cell>
          <table:table-cell table:style-name="ce3" table:formula="of:=CHAR(INDEX([XOR.$B$2:.$Q$17];[.$B15]+1;[.AS$3]+1 )*16+INDEX([XOR.$B$2:.$Q$17];[.$C15]+1;[.AS$4]+1))" office:value-type="string" office:string-value="X">
            <text:p>X</text:p>
          </table:table-cell>
          <table:table-cell table:style-name="ce3" table:formula="of:=CHAR(INDEX([XOR.$B$2:.$Q$17];[.$B15]+1;[.AT$3]+1 )*16+INDEX([XOR.$B$2:.$Q$17];[.$C15]+1;[.AT$4]+1))" office:value-type="string" office:string-value="W">
            <text:p>W</text:p>
          </table:table-cell>
          <table:table-cell table:style-name="ce3" table:formula="of:=CHAR(INDEX([XOR.$B$2:.$Q$17];[.$B15]+1;[.AU$3]+1 )*16+INDEX([XOR.$B$2:.$Q$17];[.$C15]+1;[.AU$4]+1))" office:value-type="string" office:string-value="V">
            <text:p>V</text:p>
          </table:table-cell>
          <table:table-cell table:style-name="ce3" table:formula="of:=CHAR(INDEX([XOR.$B$2:.$Q$17];[.$B15]+1;[.AV$3]+1 )*16+INDEX([XOR.$B$2:.$Q$17];[.$C15]+1;[.AV$4]+1))" office:value-type="string" office:string-value="U">
            <text:p>U</text:p>
          </table:table-cell>
          <table:table-cell table:style-name="ce3" table:formula="of:=CHAR(INDEX([XOR.$B$2:.$Q$17];[.$B15]+1;[.AW$3]+1 )*16+INDEX([XOR.$B$2:.$Q$17];[.$C15]+1;[.AW$4]+1))" office:value-type="string" office:string-value="T">
            <text:p>T</text:p>
          </table:table-cell>
          <table:table-cell table:style-name="ce3" table:formula="of:=CHAR(INDEX([XOR.$B$2:.$Q$17];[.$B15]+1;[.AX$3]+1 )*16+INDEX([XOR.$B$2:.$Q$17];[.$C15]+1;[.AX$4]+1))" office:value-type="string" office:string-value="S">
            <text:p>S</text:p>
          </table:table-cell>
          <table:table-cell table:style-name="ce3" table:formula="of:=CHAR(INDEX([XOR.$B$2:.$Q$17];[.$B15]+1;[.AY$3]+1 )*16+INDEX([XOR.$B$2:.$Q$17];[.$C15]+1;[.AY$4]+1))" office:value-type="string" office:string-value="R">
            <text:p>R</text:p>
          </table:table-cell>
          <table:table-cell table:style-name="ce3" table:formula="of:=CHAR(INDEX([XOR.$B$2:.$Q$17];[.$B15]+1;[.AZ$3]+1 )*16+INDEX([XOR.$B$2:.$Q$17];[.$C15]+1;[.AZ$4]+1))" office:value-type="string" office:string-value="Q">
            <text:p>Q</text:p>
          </table:table-cell>
          <table:table-cell table:style-name="ce3" table:formula="of:=CHAR(INDEX([XOR.$B$2:.$Q$17];[.$B15]+1;[.BA$3]+1 )*16+INDEX([XOR.$B$2:.$Q$17];[.$C15]+1;[.BA$4]+1))" office:value-type="string" office:string-value="P">
            <text:p>P</text:p>
          </table:table-cell>
          <table:table-cell table:style-name="ce3" table:formula="of:=CHAR(INDEX([XOR.$B$2:.$Q$17];[.$B15]+1;[.BB$3]+1 )*16+INDEX([XOR.$B$2:.$Q$17];[.$C15]+1;[.BB$4]+1))" office:value-type="string" office:string-value="O">
            <text:p>O</text:p>
          </table:table-cell>
          <table:table-cell table:style-name="ce3" table:formula="of:=CHAR(INDEX([XOR.$B$2:.$Q$17];[.$B15]+1;[.BC$3]+1 )*16+INDEX([XOR.$B$2:.$Q$17];[.$C15]+1;[.BC$4]+1))" office:value-type="string" office:string-value="N">
            <text:p>N</text:p>
          </table:table-cell>
          <table:table-cell table:style-name="ce3" table:formula="of:=CHAR(INDEX([XOR.$B$2:.$Q$17];[.$B15]+1;[.BD$3]+1 )*16+INDEX([XOR.$B$2:.$Q$17];[.$C15]+1;[.BD$4]+1))" office:value-type="string" office:string-value="M">
            <text:p>M</text:p>
          </table:table-cell>
          <table:table-cell table:style-name="ce3" table:formula="of:=CHAR(INDEX([XOR.$B$2:.$Q$17];[.$B15]+1;[.BE$3]+1 )*16+INDEX([XOR.$B$2:.$Q$17];[.$C15]+1;[.BE$4]+1))" office:value-type="string" office:string-value="L">
            <text:p>L</text:p>
          </table:table-cell>
          <table:table-cell table:style-name="ce3" table:formula="of:=CHAR(INDEX([XOR.$B$2:.$Q$17];[.$B15]+1;[.BF$3]+1 )*16+INDEX([XOR.$B$2:.$Q$17];[.$C15]+1;[.BF$4]+1))" office:value-type="string" office:string-value="K">
            <text:p>K</text:p>
          </table:table-cell>
          <table:table-cell table:style-name="ce3" table:formula="of:=CHAR(INDEX([XOR.$B$2:.$Q$17];[.$B15]+1;[.BG$3]+1 )*16+INDEX([XOR.$B$2:.$Q$17];[.$C15]+1;[.BG$4]+1))" office:value-type="string" office:string-value="J">
            <text:p>J</text:p>
          </table:table-cell>
          <table:table-cell table:style-name="ce3" table:formula="of:=CHAR(INDEX([XOR.$B$2:.$Q$17];[.$B15]+1;[.BH$3]+1 )*16+INDEX([XOR.$B$2:.$Q$17];[.$C15]+1;[.BH$4]+1))" office:value-type="string" office:string-value="I">
            <text:p>I</text:p>
          </table:table-cell>
          <table:table-cell table:style-name="ce3" table:formula="of:=CHAR(INDEX([XOR.$B$2:.$Q$17];[.$B15]+1;[.BI$3]+1 )*16+INDEX([XOR.$B$2:.$Q$17];[.$C15]+1;[.BI$4]+1))" office:value-type="string" office:string-value="H">
            <text:p>H</text:p>
          </table:table-cell>
          <table:table-cell table:style-name="ce3" table:formula="of:=CHAR(INDEX([XOR.$B$2:.$Q$17];[.$B15]+1;[.BJ$3]+1 )*16+INDEX([XOR.$B$2:.$Q$17];[.$C15]+1;[.BJ$4]+1))" office:value-type="string" office:string-value="G">
            <text:p>G</text:p>
          </table:table-cell>
          <table:table-cell table:style-name="ce3" table:formula="of:=CHAR(INDEX([XOR.$B$2:.$Q$17];[.$B15]+1;[.BK$3]+1 )*16+INDEX([XOR.$B$2:.$Q$17];[.$C15]+1;[.BK$4]+1))" office:value-type="string" office:string-value="F">
            <text:p>F</text:p>
          </table:table-cell>
          <table:table-cell table:style-name="ce3" table:formula="of:=CHAR(INDEX([XOR.$B$2:.$Q$17];[.$B15]+1;[.BL$3]+1 )*16+INDEX([XOR.$B$2:.$Q$17];[.$C15]+1;[.BL$4]+1))" office:value-type="string" office:string-value="E">
            <text:p>E</text:p>
          </table:table-cell>
          <table:table-cell table:style-name="ce3" table:formula="of:=CHAR(INDEX([XOR.$B$2:.$Q$17];[.$B15]+1;[.BM$3]+1 )*16+INDEX([XOR.$B$2:.$Q$17];[.$C15]+1;[.BM$4]+1))" office:value-type="string" office:string-value="D">
            <text:p>D</text:p>
          </table:table-cell>
          <table:table-cell table:style-name="ce3" table:formula="of:=CHAR(INDEX([XOR.$B$2:.$Q$17];[.$B15]+1;[.BN$3]+1 )*16+INDEX([XOR.$B$2:.$Q$17];[.$C15]+1;[.BN$4]+1))" office:value-type="string" office:string-value="C">
            <text:p>C</text:p>
          </table:table-cell>
          <table:table-cell table:style-name="ce3" table:formula="of:=CHAR(INDEX([XOR.$B$2:.$Q$17];[.$B15]+1;[.BO$3]+1 )*16+INDEX([XOR.$B$2:.$Q$17];[.$C15]+1;[.BO$4]+1))" office:value-type="string" office:string-value="B">
            <text:p>B</text:p>
          </table:table-cell>
          <table:table-cell table:style-name="ce3" table:formula="of:=CHAR(INDEX([XOR.$B$2:.$Q$17];[.$B15]+1;[.BP$3]+1 )*16+INDEX([XOR.$B$2:.$Q$17];[.$C15]+1;[.BP$4]+1))" office:value-type="string" office:string-value="A">
            <text:p>A</text:p>
          </table:table-cell>
          <table:table-cell table:style-name="ce3" table:formula="of:=CHAR(INDEX([XOR.$B$2:.$Q$17];[.$B15]+1;[.BQ$3]+1 )*16+INDEX([XOR.$B$2:.$Q$17];[.$C15]+1;[.BQ$4]+1))" office:value-type="string" office:string-value="@">
            <text:p>@</text:p>
          </table:table-cell>
          <table:table-cell table:style-name="ce3" table:formula="of:=CHAR(INDEX([XOR.$B$2:.$Q$17];[.$B15]+1;[.BR$3]+1 )*16+INDEX([XOR.$B$2:.$Q$17];[.$C15]+1;[.BR$4]+1))" office:value-type="string" office:string-value="?">
            <text:p>?</text:p>
          </table:table-cell>
          <table:table-cell table:style-name="ce3" table:formula="of:=CHAR(INDEX([XOR.$B$2:.$Q$17];[.$B15]+1;[.BS$3]+1 )*16+INDEX([XOR.$B$2:.$Q$17];[.$C15]+1;[.BS$4]+1))" office:value-type="string" office:string-value="&gt;">
            <text:p>&gt;</text:p>
          </table:table-cell>
          <table:table-cell table:style-name="ce3" table:formula="of:=CHAR(INDEX([XOR.$B$2:.$Q$17];[.$B15]+1;[.BT$3]+1 )*16+INDEX([XOR.$B$2:.$Q$17];[.$C15]+1;[.BT$4]+1))" office:value-type="string" office:string-value="=">
            <text:p>=</text:p>
          </table:table-cell>
          <table:table-cell table:style-name="ce3" table:formula="of:=CHAR(INDEX([XOR.$B$2:.$Q$17];[.$B15]+1;[.BU$3]+1 )*16+INDEX([XOR.$B$2:.$Q$17];[.$C15]+1;[.BU$4]+1))" office:value-type="string" office:string-value="&lt;">
            <text:p>&lt;</text:p>
          </table:table-cell>
          <table:table-cell table:style-name="ce3" table:formula="of:=CHAR(INDEX([XOR.$B$2:.$Q$17];[.$B15]+1;[.BV$3]+1 )*16+INDEX([XOR.$B$2:.$Q$17];[.$C15]+1;[.BV$4]+1))" office:value-type="string" office:string-value=";">
            <text:p>;</text:p>
          </table:table-cell>
          <table:table-cell table:style-name="ce3" table:formula="of:=CHAR(INDEX([XOR.$B$2:.$Q$17];[.$B15]+1;[.BW$3]+1 )*16+INDEX([XOR.$B$2:.$Q$17];[.$C15]+1;[.BW$4]+1))" office:value-type="string" office:string-value=":">
            <text:p>:</text:p>
          </table:table-cell>
          <table:table-cell table:style-name="ce3" table:formula="of:=CHAR(INDEX([XOR.$B$2:.$Q$17];[.$B15]+1;[.BX$3]+1 )*16+INDEX([XOR.$B$2:.$Q$17];[.$C15]+1;[.BX$4]+1))" office:value-type="string" office:string-value="9">
            <text:p>9</text:p>
          </table:table-cell>
          <table:table-cell table:style-name="ce3" table:formula="of:=CHAR(INDEX([XOR.$B$2:.$Q$17];[.$B15]+1;[.BY$3]+1 )*16+INDEX([XOR.$B$2:.$Q$17];[.$C15]+1;[.BY$4]+1))" office:value-type="string" office:string-value="8">
            <text:p>8</text:p>
          </table:table-cell>
          <table:table-cell table:style-name="ce3" table:formula="of:=CHAR(INDEX([XOR.$B$2:.$Q$17];[.$B15]+1;[.BZ$3]+1 )*16+INDEX([XOR.$B$2:.$Q$17];[.$C15]+1;[.BZ$4]+1))" office:value-type="string" office:string-value="7">
            <text:p>7</text:p>
          </table:table-cell>
          <table:table-cell table:style-name="ce3" table:formula="of:=CHAR(INDEX([XOR.$B$2:.$Q$17];[.$B15]+1;[.CA$3]+1 )*16+INDEX([XOR.$B$2:.$Q$17];[.$C15]+1;[.CA$4]+1))" office:value-type="string" office:string-value="6">
            <text:p>6</text:p>
          </table:table-cell>
          <table:table-cell table:style-name="ce3" table:formula="of:=CHAR(INDEX([XOR.$B$2:.$Q$17];[.$B15]+1;[.CB$3]+1 )*16+INDEX([XOR.$B$2:.$Q$17];[.$C15]+1;[.CB$4]+1))" office:value-type="string" office:string-value="5">
            <text:p>5</text:p>
          </table:table-cell>
          <table:table-cell table:style-name="ce3" table:formula="of:=CHAR(INDEX([XOR.$B$2:.$Q$17];[.$B15]+1;[.CC$3]+1 )*16+INDEX([XOR.$B$2:.$Q$17];[.$C15]+1;[.CC$4]+1))" office:value-type="string" office:string-value="4">
            <text:p>4</text:p>
          </table:table-cell>
          <table:table-cell table:style-name="ce3" table:formula="of:=CHAR(INDEX([XOR.$B$2:.$Q$17];[.$B15]+1;[.CD$3]+1 )*16+INDEX([XOR.$B$2:.$Q$17];[.$C15]+1;[.CD$4]+1))" office:value-type="string" office:string-value="3">
            <text:p>3</text:p>
          </table:table-cell>
          <table:table-cell table:style-name="ce3" table:formula="of:=CHAR(INDEX([XOR.$B$2:.$Q$17];[.$B15]+1;[.CE$3]+1 )*16+INDEX([XOR.$B$2:.$Q$17];[.$C15]+1;[.CE$4]+1))" office:value-type="string" office:string-value="2">
            <text:p>2</text:p>
          </table:table-cell>
          <table:table-cell table:style-name="ce3" table:formula="of:=CHAR(INDEX([XOR.$B$2:.$Q$17];[.$B15]+1;[.CF$3]+1 )*16+INDEX([XOR.$B$2:.$Q$17];[.$C15]+1;[.CF$4]+1))" office:value-type="string" office:string-value="1">
            <text:p>1</text:p>
          </table:table-cell>
          <table:table-cell table:style-name="ce3" table:formula="of:=CHAR(INDEX([XOR.$B$2:.$Q$17];[.$B15]+1;[.CG$3]+1 )*16+INDEX([XOR.$B$2:.$Q$17];[.$C15]+1;[.CG$4]+1))" office:value-type="string" office:string-value="0">
            <text:p>0</text:p>
          </table:table-cell>
          <table:table-cell table:style-name="ce3" table:formula="of:=CHAR(INDEX([XOR.$B$2:.$Q$17];[.$B15]+1;[.CH$3]+1 )*16+INDEX([XOR.$B$2:.$Q$17];[.$C15]+1;[.CH$4]+1))" office:value-type="string" office:string-value="/">
            <text:p>/</text:p>
          </table:table-cell>
          <table:table-cell table:style-name="ce3" table:formula="of:=CHAR(INDEX([XOR.$B$2:.$Q$17];[.$B15]+1;[.CI$3]+1 )*16+INDEX([XOR.$B$2:.$Q$17];[.$C15]+1;[.CI$4]+1))" office:value-type="string" office:string-value=".">
            <text:p>.</text:p>
          </table:table-cell>
          <table:table-cell table:style-name="ce3" table:formula="of:=CHAR(INDEX([XOR.$B$2:.$Q$17];[.$B15]+1;[.CJ$3]+1 )*16+INDEX([XOR.$B$2:.$Q$17];[.$C15]+1;[.CJ$4]+1))" office:value-type="string" office:string-value="-">
            <text:p>-</text:p>
          </table:table-cell>
          <table:table-cell table:style-name="ce3" table:formula="of:=CHAR(INDEX([XOR.$B$2:.$Q$17];[.$B15]+1;[.CK$3]+1 )*16+INDEX([XOR.$B$2:.$Q$17];[.$C15]+1;[.CK$4]+1))" office:value-type="string" office:string-value=",">
            <text:p>,</text:p>
          </table:table-cell>
          <table:table-cell table:style-name="ce3" table:formula="of:=CHAR(INDEX([XOR.$B$2:.$Q$17];[.$B15]+1;[.CL$3]+1 )*16+INDEX([XOR.$B$2:.$Q$17];[.$C15]+1;[.CL$4]+1))" office:value-type="string" office:string-value="+">
            <text:p>+</text:p>
          </table:table-cell>
          <table:table-cell table:style-name="ce3" table:formula="of:=CHAR(INDEX([XOR.$B$2:.$Q$17];[.$B15]+1;[.CM$3]+1 )*16+INDEX([XOR.$B$2:.$Q$17];[.$C15]+1;[.CM$4]+1))" office:value-type="string" office:string-value="*">
            <text:p>*</text:p>
          </table:table-cell>
          <table:table-cell table:style-name="ce3" table:formula="of:=CHAR(INDEX([XOR.$B$2:.$Q$17];[.$B15]+1;[.CN$3]+1 )*16+INDEX([XOR.$B$2:.$Q$17];[.$C15]+1;[.CN$4]+1))" office:value-type="string" office:string-value=")">
            <text:p>)</text:p>
          </table:table-cell>
          <table:table-cell table:style-name="ce3" table:formula="of:=CHAR(INDEX([XOR.$B$2:.$Q$17];[.$B15]+1;[.CO$3]+1 )*16+INDEX([XOR.$B$2:.$Q$17];[.$C15]+1;[.CO$4]+1))" office:value-type="string" office:string-value="(">
            <text:p>(</text:p>
          </table:table-cell>
          <table:table-cell table:style-name="ce8" table:formula="of:=CHAR(INDEX([XOR.$B$2:.$Q$17];[.$B15]+1;[.CP$3]+1 )*16+INDEX([XOR.$B$2:.$Q$17];[.$C15]+1;[.CP$4]+1))" office:value-type="string" office:string-value="'">
            <text:p>'</text:p>
          </table:table-cell>
          <table:table-cell table:style-name="ce3" table:formula="of:=CHAR(INDEX([XOR.$B$2:.$Q$17];[.$B15]+1;[.CQ$3]+1 )*16+INDEX([XOR.$B$2:.$Q$17];[.$C15]+1;[.CQ$4]+1))" office:value-type="string" office:string-value="&amp;">
            <text:p>&amp;</text:p>
          </table:table-cell>
          <table:table-cell table:style-name="ce3" table:formula="of:=CHAR(INDEX([XOR.$B$2:.$Q$17];[.$B15]+1;[.CR$3]+1 )*16+INDEX([XOR.$B$2:.$Q$17];[.$C15]+1;[.CR$4]+1))" office:value-type="string" office:string-value="%">
            <text:p>%</text:p>
          </table:table-cell>
          <table:table-cell table:style-name="ce3" table:formula="of:=CHAR(INDEX([XOR.$B$2:.$Q$17];[.$B15]+1;[.CS$3]+1 )*16+INDEX([XOR.$B$2:.$Q$17];[.$C15]+1;[.CS$4]+1))" office:value-type="string" office:string-value="$">
            <text:p>$</text:p>
          </table:table-cell>
          <table:table-cell table:style-name="ce3" table:formula="of:=CHAR(INDEX([XOR.$B$2:.$Q$17];[.$B15]+1;[.CT$3]+1 )*16+INDEX([XOR.$B$2:.$Q$17];[.$C15]+1;[.CT$4]+1))" office:value-type="string" office:string-value="#">
            <text:p>#</text:p>
          </table:table-cell>
          <table:table-cell table:style-name="ce3" table:formula="of:=CHAR(INDEX([XOR.$B$2:.$Q$17];[.$B15]+1;[.CU$3]+1 )*16+INDEX([XOR.$B$2:.$Q$17];[.$C15]+1;[.CU$4]+1))" office:value-type="string" office:string-value="&quot;">
            <text:p>"</text:p>
          </table:table-cell>
          <table:table-cell table:style-name="ce3" table:formula="of:=CHAR(INDEX([XOR.$B$2:.$Q$17];[.$B15]+1;[.CV$3]+1 )*16+INDEX([XOR.$B$2:.$Q$17];[.$C15]+1;[.CV$4]+1))" office:value-type="string" office:string-value="!">
            <text:p>!</text:p>
          </table:table-cell>
          <table:table-cell table:style-name="ce3" table:formula="of:=CHAR(INDEX([XOR.$B$2:.$Q$17];[.$B15]+1;[.CW$3]+1 )*16+INDEX([XOR.$B$2:.$Q$17];[.$C15]+1;[.CW$4]+1))" office:value-type="string" office:string-value=" ">
            <text:p><text:s/></text:p>
          </table:table-cell>
          <table:table-cell table:style-name="ce3" table:formula="of:=CHAR(INDEX([XOR.$B$2:.$Q$17];[.$B15]+1;[.CX$3]+1 )*16+INDEX([XOR.$B$2:.$Q$17];[.$C15]+1;[.CX$4]+1))" office:value-type="string" office:string-value="">
            <text:p/>
          </table:table-cell>
          <table:table-cell table:style-name="ce3" table:formula="of:=CHAR(INDEX([XOR.$B$2:.$Q$17];[.$B15]+1;[.CY$3]+1 )*16+INDEX([XOR.$B$2:.$Q$17];[.$C15]+1;[.CY$4]+1))" office:value-type="string" office:string-value="">
            <text:p/>
          </table:table-cell>
          <table:table-cell table:style-name="ce3" table:formula="of:=CHAR(INDEX([XOR.$B$2:.$Q$17];[.$B15]+1;[.CZ$3]+1 )*16+INDEX([XOR.$B$2:.$Q$17];[.$C15]+1;[.CZ$4]+1))" office:value-type="string" office:string-value="">
            <text:p/>
          </table:table-cell>
          <table:table-cell table:style-name="ce3" table:formula="of:=CHAR(INDEX([XOR.$B$2:.$Q$17];[.$B15]+1;[.DA$3]+1 )*16+INDEX([XOR.$B$2:.$Q$17];[.$C15]+1;[.DA$4]+1))" office:value-type="string" office:string-value="">
            <text:p/>
          </table:table-cell>
          <table:table-cell table:style-name="ce3" table:formula="of:=CHAR(INDEX([XOR.$B$2:.$Q$17];[.$B15]+1;[.DB$3]+1 )*16+INDEX([XOR.$B$2:.$Q$17];[.$C15]+1;[.DB$4]+1))" office:value-type="string" office:string-value="">
            <text:p/>
          </table:table-cell>
          <table:table-cell table:style-name="ce3" table:formula="of:=CHAR(INDEX([XOR.$B$2:.$Q$17];[.$B15]+1;[.DC$3]+1 )*16+INDEX([XOR.$B$2:.$Q$17];[.$C15]+1;[.DC$4]+1))" office:value-type="string" office:string-value="">
            <text:p/>
          </table:table-cell>
          <table:table-cell table:style-name="ce3" table:formula="of:=CHAR(INDEX([XOR.$B$2:.$Q$17];[.$B15]+1;[.DD$3]+1 )*16+INDEX([XOR.$B$2:.$Q$17];[.$C15]+1;[.DD$4]+1))" office:value-type="string" office:string-value="">
            <text:p/>
          </table:table-cell>
          <table:table-cell table:style-name="ce3" table:formula="of:=CHAR(INDEX([XOR.$B$2:.$Q$17];[.$B15]+1;[.DE$3]+1 )*16+INDEX([XOR.$B$2:.$Q$17];[.$C15]+1;[.DE$4]+1))" office:value-type="string" office:string-value="">
            <text:p/>
          </table:table-cell>
          <table:table-cell table:style-name="ce3" table:formula="of:=CHAR(INDEX([XOR.$B$2:.$Q$17];[.$B15]+1;[.DF$3]+1 )*16+INDEX([XOR.$B$2:.$Q$17];[.$C15]+1;[.DF$4]+1))" office:value-type="string" office:string-value="">
            <text:p/>
          </table:table-cell>
          <table:table-cell table:style-name="ce3" table:formula="of:=CHAR(INDEX([XOR.$B$2:.$Q$17];[.$B15]+1;[.DG$3]+1 )*16+INDEX([XOR.$B$2:.$Q$17];[.$C15]+1;[.DG$4]+1))" office:value-type="string" office:string-value="">
            <text:p/>
          </table:table-cell>
          <table:table-cell table:style-name="ce3" table:formula="of:=CHAR(INDEX([XOR.$B$2:.$Q$17];[.$B15]+1;[.DH$3]+1 )*16+INDEX([XOR.$B$2:.$Q$17];[.$C15]+1;[.DH$4]+1))" office:value-type="string" office:string-value="">
            <text:p/>
          </table:table-cell>
          <table:table-cell table:style-name="ce3" table:formula="of:=CHAR(INDEX([XOR.$B$2:.$Q$17];[.$B15]+1;[.DI$3]+1 )*16+INDEX([XOR.$B$2:.$Q$17];[.$C15]+1;[.DI$4]+1))" office:value-type="string" office:string-value="">
            <text:p/>
          </table:table-cell>
          <table:table-cell table:style-name="ce3" table:formula="of:=CHAR(INDEX([XOR.$B$2:.$Q$17];[.$B15]+1;[.DJ$3]+1 )*16+INDEX([XOR.$B$2:.$Q$17];[.$C15]+1;[.DJ$4]+1))" office:value-type="string" office:string-value="">
            <text:p/>
          </table:table-cell>
          <table:table-cell table:style-name="ce3" table:formula="of:=CHAR(INDEX([XOR.$B$2:.$Q$17];[.$B15]+1;[.DK$3]+1 )*16+INDEX([XOR.$B$2:.$Q$17];[.$C15]+1;[.DK$4]+1))" office:value-type="string" office:string-value="">
            <text:p/>
          </table:table-cell>
          <table:table-cell table:style-name="ce3" table:formula="of:=CHAR(INDEX([XOR.$B$2:.$Q$17];[.$B15]+1;[.DL$3]+1 )*16+INDEX([XOR.$B$2:.$Q$17];[.$C15]+1;[.DL$4]+1))" office:value-type="string" office:string-value="">
            <text:p/>
          </table:table-cell>
          <table:table-cell table:style-name="ce3" table:formula="of:=CHAR(INDEX([XOR.$B$2:.$Q$17];[.$B15]+1;[.DM$3]+1 )*16+INDEX([XOR.$B$2:.$Q$17];[.$C15]+1;[.DM$4]+1))" office:value-type="string" office:string-value="">
            <text:p/>
          </table:table-cell>
          <table:table-cell table:style-name="ce3" table:formula="of:=CHAR(INDEX([XOR.$B$2:.$Q$17];[.$B15]+1;[.DN$3]+1 )*16+INDEX([XOR.$B$2:.$Q$17];[.$C15]+1;[.DN$4]+1))" office:value-type="string" office:string-value="">
            <text:p/>
          </table:table-cell>
          <table:table-cell table:style-name="ce3" table:formula="of:=CHAR(INDEX([XOR.$B$2:.$Q$17];[.$B15]+1;[.DO$3]+1 )*16+INDEX([XOR.$B$2:.$Q$17];[.$C15]+1;[.DO$4]+1))" office:value-type="string" office:string-value="">
            <text:p/>
          </table:table-cell>
          <table:table-cell table:style-name="ce3" table:formula="of:=CHAR(INDEX([XOR.$B$2:.$Q$17];[.$B15]+1;[.DP$3]+1 )*16+INDEX([XOR.$B$2:.$Q$17];[.$C15]+1;[.DP$4]+1))" office:value-type="string" office:string-value="&#13;">
            <text:p></text:p>
          </table:table-cell>
          <table:table-cell table:style-name="ce3" table:formula="of:=CHAR(INDEX([XOR.$B$2:.$Q$17];[.$B15]+1;[.DQ$3]+1 )*16+INDEX([XOR.$B$2:.$Q$17];[.$C15]+1;[.DQ$4]+1))" office:value-type="string" office:string-value="">
            <text:p/>
          </table:table-cell>
          <table:table-cell table:style-name="ce3" table:formula="of:=CHAR(INDEX([XOR.$B$2:.$Q$17];[.$B15]+1;[.DR$3]+1 )*16+INDEX([XOR.$B$2:.$Q$17];[.$C15]+1;[.DR$4]+1))" office:value-type="string" office:string-value="">
            <text:p/>
          </table:table-cell>
          <table:table-cell table:style-name="ce3" table:formula="of:=CHAR(INDEX([XOR.$B$2:.$Q$17];[.$B15]+1;[.DS$3]+1 )*16+INDEX([XOR.$B$2:.$Q$17];[.$C15]+1;[.DS$4]+1))" office:value-type="string" office:string-value="&#10;">
            <text:p><text:line-break/></text:p>
          </table:table-cell>
          <table:table-cell table:style-name="ce3" table:formula="of:=CHAR(INDEX([XOR.$B$2:.$Q$17];[.$B15]+1;[.DT$3]+1 )*16+INDEX([XOR.$B$2:.$Q$17];[.$C15]+1;[.DT$4]+1))" office:value-type="string" office:string-value="&#9;">
            <text:p><text:tab/></text:p>
          </table:table-cell>
          <table:table-cell table:style-name="ce3" table:formula="of:=CHAR(INDEX([XOR.$B$2:.$Q$17];[.$B15]+1;[.DU$3]+1 )*16+INDEX([XOR.$B$2:.$Q$17];[.$C15]+1;[.DU$4]+1))" office:value-type="string" office:string-value="">
            <text:p/>
          </table:table-cell>
          <table:table-cell table:style-name="ce3" table:formula="of:=CHAR(INDEX([XOR.$B$2:.$Q$17];[.$B15]+1;[.DV$3]+1 )*16+INDEX([XOR.$B$2:.$Q$17];[.$C15]+1;[.DV$4]+1))" office:value-type="string" office:string-value="">
            <text:p/>
          </table:table-cell>
          <table:table-cell table:style-name="ce3" table:formula="of:=CHAR(INDEX([XOR.$B$2:.$Q$17];[.$B15]+1;[.DW$3]+1 )*16+INDEX([XOR.$B$2:.$Q$17];[.$C15]+1;[.DW$4]+1))" office:value-type="string" office:string-value="">
            <text:p/>
          </table:table-cell>
          <table:table-cell table:style-name="ce3" table:formula="of:=CHAR(INDEX([XOR.$B$2:.$Q$17];[.$B15]+1;[.DX$3]+1 )*16+INDEX([XOR.$B$2:.$Q$17];[.$C15]+1;[.DX$4]+1))" office:value-type="string" office:string-value="">
            <text:p/>
          </table:table-cell>
          <table:table-cell table:style-name="ce3" table:formula="of:=CHAR(INDEX([XOR.$B$2:.$Q$17];[.$B15]+1;[.DY$3]+1 )*16+INDEX([XOR.$B$2:.$Q$17];[.$C15]+1;[.DY$4]+1))" office:value-type="string" office:string-value="">
            <text:p/>
          </table:table-cell>
          <table:table-cell table:style-name="ce3" table:formula="of:=CHAR(INDEX([XOR.$B$2:.$Q$17];[.$B15]+1;[.DZ$3]+1 )*16+INDEX([XOR.$B$2:.$Q$17];[.$C15]+1;[.DZ$4]+1))" office:value-type="string" office:string-value="">
            <text:p/>
          </table:table-cell>
          <table:table-cell table:style-name="ce3" table:formula="of:=CHAR(INDEX([XOR.$B$2:.$Q$17];[.$B15]+1;[.EA$3]+1 )*16+INDEX([XOR.$B$2:.$Q$17];[.$C15]+1;[.EA$4]+1))" office:value-type="string" office:string-value="">
            <text:p/>
          </table:table-cell>
          <table:table-cell table:style-name="ce3" table:formula="of:=CHAR(INDEX([XOR.$B$2:.$Q$17];[.$B15]+1;[.EB$3]+1 )*16+INDEX([XOR.$B$2:.$Q$17];[.$C15]+1;[.EB$4]+1))" office:value-type="string" office:string-value="">
            <text:p/>
          </table:table-cell>
          <table:table-cell table:style-name="ce3" table:formula="of:=CHAR(INDEX([XOR.$B$2:.$Q$17];[.$B15]+1;[.EC$3]+1 )*16+INDEX([XOR.$B$2:.$Q$17];[.$C15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15]+2" office:value-type="float" office:value="23">
            <text:p>23</text:p>
          </table:table-cell>
          <table:table-cell table:formula="of:=RIGHT(LEFT([.$B$1];[.A16]);1)" office:value-type="string" office:string-value="2">
            <text:p>2</text:p>
          </table:table-cell>
          <table:table-cell table:formula="of:=VLOOKUP(RIGHT(LEFT([.$B$1];[.A16]+1);1);[Sheet1.$A$2:.$C$17];3;0)" office:value-type="float" office:value="11">
            <text:p>11</text:p>
          </table:table-cell>
          <table:table-cell table:formula="of:=[.C16]+[.B16]*16" office:value-type="float" office:value="43">
            <text:p>43</text:p>
          </table:table-cell>
          <table:table-cell table:formula="of:=CHAR([.D16])" office:value-type="string" office:string-value="+">
            <text:p>+</text:p>
          </table:table-cell>
          <table:table-cell table:style-name="ce3" table:formula="of:=CHAR(INDEX([XOR.$B$2:.$Q$17];[.$B16]+1;[.F$3]+1 )*16+INDEX([XOR.$B$2:.$Q$17];[.$C16]+1;[.F$4]+1))" office:value-type="string" office:string-value="+">
            <text:p>+</text:p>
          </table:table-cell>
          <table:table-cell table:style-name="ce3" table:formula="of:=CHAR(INDEX([XOR.$B$2:.$Q$17];[.$B16]+1;[.G$3]+1 )*16+INDEX([XOR.$B$2:.$Q$17];[.$C16]+1;[.G$4]+1))" office:value-type="string" office:string-value="*">
            <text:p>*</text:p>
          </table:table-cell>
          <table:table-cell table:style-name="ce3" table:formula="of:=CHAR(INDEX([XOR.$B$2:.$Q$17];[.$B16]+1;[.H$3]+1 )*16+INDEX([XOR.$B$2:.$Q$17];[.$C16]+1;[.H$4]+1))" office:value-type="string" office:string-value=")">
            <text:p>)</text:p>
          </table:table-cell>
          <table:table-cell table:style-name="ce3" table:formula="of:=CHAR(INDEX([XOR.$B$2:.$Q$17];[.$B16]+1;[.I$3]+1 )*16+INDEX([XOR.$B$2:.$Q$17];[.$C16]+1;[.I$4]+1))" office:value-type="string" office:string-value="(">
            <text:p>(</text:p>
          </table:table-cell>
          <table:table-cell table:style-name="ce3" table:formula="of:=CHAR(INDEX([XOR.$B$2:.$Q$17];[.$B16]+1;[.J$3]+1 )*16+INDEX([XOR.$B$2:.$Q$17];[.$C16]+1;[.J$4]+1))" office:value-type="string" office:string-value="/">
            <text:p>/</text:p>
          </table:table-cell>
          <table:table-cell table:style-name="ce3" table:formula="of:=CHAR(INDEX([XOR.$B$2:.$Q$17];[.$B16]+1;[.K$3]+1 )*16+INDEX([XOR.$B$2:.$Q$17];[.$C16]+1;[.K$4]+1))" office:value-type="string" office:string-value=".">
            <text:p>.</text:p>
          </table:table-cell>
          <table:table-cell table:style-name="ce3" table:formula="of:=CHAR(INDEX([XOR.$B$2:.$Q$17];[.$B16]+1;[.L$3]+1 )*16+INDEX([XOR.$B$2:.$Q$17];[.$C16]+1;[.L$4]+1))" office:value-type="string" office:string-value="-">
            <text:p>-</text:p>
          </table:table-cell>
          <table:table-cell table:style-name="ce3" table:formula="of:=CHAR(INDEX([XOR.$B$2:.$Q$17];[.$B16]+1;[.M$3]+1 )*16+INDEX([XOR.$B$2:.$Q$17];[.$C16]+1;[.M$4]+1))" office:value-type="string" office:string-value=",">
            <text:p>,</text:p>
          </table:table-cell>
          <table:table-cell table:style-name="ce3" table:formula="of:=CHAR(INDEX([XOR.$B$2:.$Q$17];[.$B16]+1;[.N$3]+1 )*16+INDEX([XOR.$B$2:.$Q$17];[.$C16]+1;[.N$4]+1))" office:value-type="string" office:string-value="#">
            <text:p>#</text:p>
          </table:table-cell>
          <table:table-cell table:style-name="ce3" table:formula="of:=CHAR(INDEX([XOR.$B$2:.$Q$17];[.$B16]+1;[.O$3]+1 )*16+INDEX([XOR.$B$2:.$Q$17];[.$C16]+1;[.O$4]+1))" office:value-type="string" office:string-value="&quot;">
            <text:p>"</text:p>
          </table:table-cell>
          <table:table-cell table:style-name="ce3" table:formula="of:=CHAR(INDEX([XOR.$B$2:.$Q$17];[.$B16]+1;[.P$3]+1 )*16+INDEX([XOR.$B$2:.$Q$17];[.$C16]+1;[.P$4]+1))" office:value-type="string" office:string-value="!">
            <text:p>!</text:p>
          </table:table-cell>
          <table:table-cell table:style-name="ce3" table:formula="of:=CHAR(INDEX([XOR.$B$2:.$Q$17];[.$B16]+1;[.Q$3]+1 )*16+INDEX([XOR.$B$2:.$Q$17];[.$C16]+1;[.Q$4]+1))" office:value-type="string" office:string-value=" ">
            <text:p><text:s/></text:p>
          </table:table-cell>
          <table:table-cell table:style-name="ce3" table:formula="of:=CHAR(INDEX([XOR.$B$2:.$Q$17];[.$B16]+1;[.R$3]+1 )*16+INDEX([XOR.$B$2:.$Q$17];[.$C16]+1;[.R$4]+1))" office:value-type="string" office:string-value="'">
            <text:p>'</text:p>
          </table:table-cell>
          <table:table-cell table:style-name="ce3" table:formula="of:=CHAR(INDEX([XOR.$B$2:.$Q$17];[.$B16]+1;[.S$3]+1 )*16+INDEX([XOR.$B$2:.$Q$17];[.$C16]+1;[.S$4]+1))" office:value-type="string" office:string-value="&amp;">
            <text:p>&amp;</text:p>
          </table:table-cell>
          <table:table-cell table:style-name="ce3" table:formula="of:=CHAR(INDEX([XOR.$B$2:.$Q$17];[.$B16]+1;[.T$3]+1 )*16+INDEX([XOR.$B$2:.$Q$17];[.$C16]+1;[.T$4]+1))" office:value-type="string" office:string-value="%">
            <text:p>%</text:p>
          </table:table-cell>
          <table:table-cell table:style-name="ce3" table:formula="of:=CHAR(INDEX([XOR.$B$2:.$Q$17];[.$B16]+1;[.U$3]+1 )*16+INDEX([XOR.$B$2:.$Q$17];[.$C16]+1;[.U$4]+1))" office:value-type="string" office:string-value="$">
            <text:p>$</text:p>
          </table:table-cell>
          <table:table-cell table:style-name="ce3" table:formula="of:=CHAR(INDEX([XOR.$B$2:.$Q$17];[.$B16]+1;[.V$3]+1 )*16+INDEX([XOR.$B$2:.$Q$17];[.$C16]+1;[.V$4]+1))" office:value-type="string" office:string-value=";">
            <text:p>;</text:p>
          </table:table-cell>
          <table:table-cell table:style-name="ce3" table:formula="of:=CHAR(INDEX([XOR.$B$2:.$Q$17];[.$B16]+1;[.W$3]+1 )*16+INDEX([XOR.$B$2:.$Q$17];[.$C16]+1;[.W$4]+1))" office:value-type="string" office:string-value=":">
            <text:p>:</text:p>
          </table:table-cell>
          <table:table-cell table:style-name="ce3" table:formula="of:=CHAR(INDEX([XOR.$B$2:.$Q$17];[.$B16]+1;[.X$3]+1 )*16+INDEX([XOR.$B$2:.$Q$17];[.$C16]+1;[.X$4]+1))" office:value-type="string" office:string-value="9">
            <text:p>9</text:p>
          </table:table-cell>
          <table:table-cell table:style-name="ce3" table:formula="of:=CHAR(INDEX([XOR.$B$2:.$Q$17];[.$B16]+1;[.Y$3]+1 )*16+INDEX([XOR.$B$2:.$Q$17];[.$C16]+1;[.Y$4]+1))" office:value-type="string" office:string-value="8">
            <text:p>8</text:p>
          </table:table-cell>
          <table:table-cell table:style-name="ce3" table:formula="of:=CHAR(INDEX([XOR.$B$2:.$Q$17];[.$B16]+1;[.Z$3]+1 )*16+INDEX([XOR.$B$2:.$Q$17];[.$C16]+1;[.Z$4]+1))" office:value-type="string" office:string-value="?">
            <text:p>?</text:p>
          </table:table-cell>
          <table:table-cell table:style-name="ce3" table:formula="of:=CHAR(INDEX([XOR.$B$2:.$Q$17];[.$B16]+1;[.AA$3]+1 )*16+INDEX([XOR.$B$2:.$Q$17];[.$C16]+1;[.AA$4]+1))" office:value-type="string" office:string-value="&gt;">
            <text:p>&gt;</text:p>
          </table:table-cell>
          <table:table-cell table:style-name="ce3" table:formula="of:=CHAR(INDEX([XOR.$B$2:.$Q$17];[.$B16]+1;[.AB$3]+1 )*16+INDEX([XOR.$B$2:.$Q$17];[.$C16]+1;[.AB$4]+1))" office:value-type="string" office:string-value="=">
            <text:p>=</text:p>
          </table:table-cell>
          <table:table-cell table:style-name="ce3" table:formula="of:=CHAR(INDEX([XOR.$B$2:.$Q$17];[.$B16]+1;[.AC$3]+1 )*16+INDEX([XOR.$B$2:.$Q$17];[.$C16]+1;[.AC$4]+1))" office:value-type="string" office:string-value="&lt;">
            <text:p>&lt;</text:p>
          </table:table-cell>
          <table:table-cell table:style-name="ce3" table:formula="of:=CHAR(INDEX([XOR.$B$2:.$Q$17];[.$B16]+1;[.AD$3]+1 )*16+INDEX([XOR.$B$2:.$Q$17];[.$C16]+1;[.AD$4]+1))" office:value-type="string" office:string-value="3">
            <text:p>3</text:p>
          </table:table-cell>
          <table:table-cell table:style-name="ce3" table:formula="of:=CHAR(INDEX([XOR.$B$2:.$Q$17];[.$B16]+1;[.AE$3]+1 )*16+INDEX([XOR.$B$2:.$Q$17];[.$C16]+1;[.AE$4]+1))" office:value-type="string" office:string-value="2">
            <text:p>2</text:p>
          </table:table-cell>
          <table:table-cell table:style-name="ce3" table:formula="of:=CHAR(INDEX([XOR.$B$2:.$Q$17];[.$B16]+1;[.AF$3]+1 )*16+INDEX([XOR.$B$2:.$Q$17];[.$C16]+1;[.AF$4]+1))" office:value-type="string" office:string-value="1">
            <text:p>1</text:p>
          </table:table-cell>
          <table:table-cell table:style-name="ce3" table:formula="of:=CHAR(INDEX([XOR.$B$2:.$Q$17];[.$B16]+1;[.AG$3]+1 )*16+INDEX([XOR.$B$2:.$Q$17];[.$C16]+1;[.AG$4]+1))" office:value-type="string" office:string-value="0">
            <text:p>0</text:p>
          </table:table-cell>
          <table:table-cell table:style-name="ce3" table:formula="of:=CHAR(INDEX([XOR.$B$2:.$Q$17];[.$B16]+1;[.AH$3]+1 )*16+INDEX([XOR.$B$2:.$Q$17];[.$C16]+1;[.AH$4]+1))" office:value-type="string" office:string-value="7">
            <text:p>7</text:p>
          </table:table-cell>
          <table:table-cell table:style-name="ce3" table:formula="of:=CHAR(INDEX([XOR.$B$2:.$Q$17];[.$B16]+1;[.AI$3]+1 )*16+INDEX([XOR.$B$2:.$Q$17];[.$C16]+1;[.AI$4]+1))" office:value-type="string" office:string-value="6">
            <text:p>6</text:p>
          </table:table-cell>
          <table:table-cell table:style-name="ce3" table:formula="of:=CHAR(INDEX([XOR.$B$2:.$Q$17];[.$B16]+1;[.AJ$3]+1 )*16+INDEX([XOR.$B$2:.$Q$17];[.$C16]+1;[.AJ$4]+1))" office:value-type="string" office:string-value="5">
            <text:p>5</text:p>
          </table:table-cell>
          <table:table-cell table:style-name="ce3" table:formula="of:=CHAR(INDEX([XOR.$B$2:.$Q$17];[.$B16]+1;[.AK$3]+1 )*16+INDEX([XOR.$B$2:.$Q$17];[.$C16]+1;[.AK$4]+1))" office:value-type="string" office:string-value="4">
            <text:p>4</text:p>
          </table:table-cell>
          <table:table-cell table:style-name="ce3" table:formula="of:=CHAR(INDEX([XOR.$B$2:.$Q$17];[.$B16]+1;[.AL$3]+1 )*16+INDEX([XOR.$B$2:.$Q$17];[.$C16]+1;[.AL$4]+1))" office:value-type="string" office:string-value="">
            <text:p/>
          </table:table-cell>
          <table:table-cell table:style-name="ce3" table:formula="of:=CHAR(INDEX([XOR.$B$2:.$Q$17];[.$B16]+1;[.AM$3]+1 )*16+INDEX([XOR.$B$2:.$Q$17];[.$C16]+1;[.AM$4]+1))" office:value-type="string" office:string-value="&#10;">
            <text:p><text:line-break/></text:p>
          </table:table-cell>
          <table:table-cell table:style-name="ce3" table:formula="of:=CHAR(INDEX([XOR.$B$2:.$Q$17];[.$B16]+1;[.AN$3]+1 )*16+INDEX([XOR.$B$2:.$Q$17];[.$C16]+1;[.AN$4]+1))" office:value-type="string" office:string-value="&#9;">
            <text:p><text:tab/></text:p>
          </table:table-cell>
          <table:table-cell table:style-name="ce3" table:formula="of:=CHAR(INDEX([XOR.$B$2:.$Q$17];[.$B16]+1;[.AO$3]+1 )*16+INDEX([XOR.$B$2:.$Q$17];[.$C16]+1;[.AO$4]+1))" office:value-type="string" office:string-value="">
            <text:p/>
          </table:table-cell>
          <table:table-cell table:style-name="ce3" table:formula="of:=CHAR(INDEX([XOR.$B$2:.$Q$17];[.$B16]+1;[.AP$3]+1 )*16+INDEX([XOR.$B$2:.$Q$17];[.$C16]+1;[.AP$4]+1))" office:value-type="string" office:string-value="">
            <text:p/>
          </table:table-cell>
          <table:table-cell table:style-name="ce3" table:formula="of:=CHAR(INDEX([XOR.$B$2:.$Q$17];[.$B16]+1;[.AQ$3]+1 )*16+INDEX([XOR.$B$2:.$Q$17];[.$C16]+1;[.AQ$4]+1))" office:value-type="string" office:string-value="">
            <text:p/>
          </table:table-cell>
          <table:table-cell table:style-name="ce3" table:formula="of:=CHAR(INDEX([XOR.$B$2:.$Q$17];[.$B16]+1;[.AR$3]+1 )*16+INDEX([XOR.$B$2:.$Q$17];[.$C16]+1;[.AR$4]+1))" office:value-type="string" office:string-value="&#13;">
            <text:p></text:p>
          </table:table-cell>
          <table:table-cell table:style-name="ce3" table:formula="of:=CHAR(INDEX([XOR.$B$2:.$Q$17];[.$B16]+1;[.AS$3]+1 )*16+INDEX([XOR.$B$2:.$Q$17];[.$C16]+1;[.AS$4]+1))" office:value-type="string" office:string-value="">
            <text:p/>
          </table:table-cell>
          <table:table-cell table:style-name="ce3" table:formula="of:=CHAR(INDEX([XOR.$B$2:.$Q$17];[.$B16]+1;[.AT$3]+1 )*16+INDEX([XOR.$B$2:.$Q$17];[.$C16]+1;[.AT$4]+1))" office:value-type="string" office:string-value="">
            <text:p/>
          </table:table-cell>
          <table:table-cell table:style-name="ce3" table:formula="of:=CHAR(INDEX([XOR.$B$2:.$Q$17];[.$B16]+1;[.AU$3]+1 )*16+INDEX([XOR.$B$2:.$Q$17];[.$C16]+1;[.AU$4]+1))" office:value-type="string" office:string-value="">
            <text:p/>
          </table:table-cell>
          <table:table-cell table:style-name="ce3" table:formula="of:=CHAR(INDEX([XOR.$B$2:.$Q$17];[.$B16]+1;[.AV$3]+1 )*16+INDEX([XOR.$B$2:.$Q$17];[.$C16]+1;[.AV$4]+1))" office:value-type="string" office:string-value="">
            <text:p/>
          </table:table-cell>
          <table:table-cell table:style-name="ce3" table:formula="of:=CHAR(INDEX([XOR.$B$2:.$Q$17];[.$B16]+1;[.AW$3]+1 )*16+INDEX([XOR.$B$2:.$Q$17];[.$C16]+1;[.AW$4]+1))" office:value-type="string" office:string-value="">
            <text:p/>
          </table:table-cell>
          <table:table-cell table:style-name="ce3" table:formula="of:=CHAR(INDEX([XOR.$B$2:.$Q$17];[.$B16]+1;[.AX$3]+1 )*16+INDEX([XOR.$B$2:.$Q$17];[.$C16]+1;[.AX$4]+1))" office:value-type="string" office:string-value="">
            <text:p/>
          </table:table-cell>
          <table:table-cell table:style-name="ce3" table:formula="of:=CHAR(INDEX([XOR.$B$2:.$Q$17];[.$B16]+1;[.AY$3]+1 )*16+INDEX([XOR.$B$2:.$Q$17];[.$C16]+1;[.AY$4]+1))" office:value-type="string" office:string-value="">
            <text:p/>
          </table:table-cell>
          <table:table-cell table:style-name="ce3" table:formula="of:=CHAR(INDEX([XOR.$B$2:.$Q$17];[.$B16]+1;[.AZ$3]+1 )*16+INDEX([XOR.$B$2:.$Q$17];[.$C16]+1;[.AZ$4]+1))" office:value-type="string" office:string-value="">
            <text:p/>
          </table:table-cell>
          <table:table-cell table:style-name="ce3" table:formula="of:=CHAR(INDEX([XOR.$B$2:.$Q$17];[.$B16]+1;[.BA$3]+1 )*16+INDEX([XOR.$B$2:.$Q$17];[.$C16]+1;[.BA$4]+1))" office:value-type="string" office:string-value="">
            <text:p/>
          </table:table-cell>
          <table:table-cell table:style-name="ce3" table:formula="of:=CHAR(INDEX([XOR.$B$2:.$Q$17];[.$B16]+1;[.BB$3]+1 )*16+INDEX([XOR.$B$2:.$Q$17];[.$C16]+1;[.BB$4]+1))" office:value-type="string" office:string-value="">
            <text:p/>
          </table:table-cell>
          <table:table-cell table:style-name="ce3" table:formula="of:=CHAR(INDEX([XOR.$B$2:.$Q$17];[.$B16]+1;[.BC$3]+1 )*16+INDEX([XOR.$B$2:.$Q$17];[.$C16]+1;[.BC$4]+1))" office:value-type="string" office:string-value="">
            <text:p/>
          </table:table-cell>
          <table:table-cell table:style-name="ce3" table:formula="of:=CHAR(INDEX([XOR.$B$2:.$Q$17];[.$B16]+1;[.BD$3]+1 )*16+INDEX([XOR.$B$2:.$Q$17];[.$C16]+1;[.BD$4]+1))" office:value-type="string" office:string-value="">
            <text:p/>
          </table:table-cell>
          <table:table-cell table:style-name="ce3" table:formula="of:=CHAR(INDEX([XOR.$B$2:.$Q$17];[.$B16]+1;[.BE$3]+1 )*16+INDEX([XOR.$B$2:.$Q$17];[.$C16]+1;[.BE$4]+1))" office:value-type="string" office:string-value="">
            <text:p/>
          </table:table-cell>
          <table:table-cell table:style-name="ce3" table:formula="of:=CHAR(INDEX([XOR.$B$2:.$Q$17];[.$B16]+1;[.BF$3]+1 )*16+INDEX([XOR.$B$2:.$Q$17];[.$C16]+1;[.BF$4]+1))" office:value-type="string" office:string-value="">
            <text:p/>
          </table:table-cell>
          <table:table-cell table:style-name="ce3" table:formula="of:=CHAR(INDEX([XOR.$B$2:.$Q$17];[.$B16]+1;[.BG$3]+1 )*16+INDEX([XOR.$B$2:.$Q$17];[.$C16]+1;[.BG$4]+1))" office:value-type="string" office:string-value="">
            <text:p/>
          </table:table-cell>
          <table:table-cell table:style-name="ce3" table:formula="of:=CHAR(INDEX([XOR.$B$2:.$Q$17];[.$B16]+1;[.BH$3]+1 )*16+INDEX([XOR.$B$2:.$Q$17];[.$C16]+1;[.BH$4]+1))" office:value-type="string" office:string-value="">
            <text:p/>
          </table:table-cell>
          <table:table-cell table:style-name="ce3" table:formula="of:=CHAR(INDEX([XOR.$B$2:.$Q$17];[.$B16]+1;[.BI$3]+1 )*16+INDEX([XOR.$B$2:.$Q$17];[.$C16]+1;[.BI$4]+1))" office:value-type="string" office:string-value="">
            <text:p/>
          </table:table-cell>
          <table:table-cell table:style-name="ce3" table:formula="of:=CHAR(INDEX([XOR.$B$2:.$Q$17];[.$B16]+1;[.BJ$3]+1 )*16+INDEX([XOR.$B$2:.$Q$17];[.$C16]+1;[.BJ$4]+1))" office:value-type="string" office:string-value="">
            <text:p/>
          </table:table-cell>
          <table:table-cell table:style-name="ce3" table:formula="of:=CHAR(INDEX([XOR.$B$2:.$Q$17];[.$B16]+1;[.BK$3]+1 )*16+INDEX([XOR.$B$2:.$Q$17];[.$C16]+1;[.BK$4]+1))" office:value-type="string" office:string-value="">
            <text:p/>
          </table:table-cell>
          <table:table-cell table:style-name="ce3" table:formula="of:=CHAR(INDEX([XOR.$B$2:.$Q$17];[.$B16]+1;[.BL$3]+1 )*16+INDEX([XOR.$B$2:.$Q$17];[.$C16]+1;[.BL$4]+1))" office:value-type="string" office:string-value="">
            <text:p/>
          </table:table-cell>
          <table:table-cell table:style-name="ce3" table:formula="of:=CHAR(INDEX([XOR.$B$2:.$Q$17];[.$B16]+1;[.BM$3]+1 )*16+INDEX([XOR.$B$2:.$Q$17];[.$C16]+1;[.BM$4]+1))" office:value-type="string" office:string-value="">
            <text:p/>
          </table:table-cell>
          <table:table-cell table:style-name="ce3" table:formula="of:=CHAR(INDEX([XOR.$B$2:.$Q$17];[.$B16]+1;[.BN$3]+1 )*16+INDEX([XOR.$B$2:.$Q$17];[.$C16]+1;[.BN$4]+1))" office:value-type="string" office:string-value="">
            <text:p/>
          </table:table-cell>
          <table:table-cell table:style-name="ce3" table:formula="of:=CHAR(INDEX([XOR.$B$2:.$Q$17];[.$B16]+1;[.BO$3]+1 )*16+INDEX([XOR.$B$2:.$Q$17];[.$C16]+1;[.BO$4]+1))" office:value-type="string" office:string-value="">
            <text:p/>
          </table:table-cell>
          <table:table-cell table:style-name="ce3" table:formula="of:=CHAR(INDEX([XOR.$B$2:.$Q$17];[.$B16]+1;[.BP$3]+1 )*16+INDEX([XOR.$B$2:.$Q$17];[.$C16]+1;[.BP$4]+1))" office:value-type="string" office:string-value="">
            <text:p/>
          </table:table-cell>
          <table:table-cell table:style-name="ce3" table:formula="of:=CHAR(INDEX([XOR.$B$2:.$Q$17];[.$B16]+1;[.BQ$3]+1 )*16+INDEX([XOR.$B$2:.$Q$17];[.$C16]+1;[.BQ$4]+1))" office:value-type="string" office:string-value="">
            <text:p/>
          </table:table-cell>
          <table:table-cell table:style-name="ce3" table:formula="of:=CHAR(INDEX([XOR.$B$2:.$Q$17];[.$B16]+1;[.BR$3]+1 )*16+INDEX([XOR.$B$2:.$Q$17];[.$C16]+1;[.BR$4]+1))" office:value-type="string" office:string-value="k">
            <text:p>k</text:p>
          </table:table-cell>
          <table:table-cell table:style-name="ce3" table:formula="of:=CHAR(INDEX([XOR.$B$2:.$Q$17];[.$B16]+1;[.BS$3]+1 )*16+INDEX([XOR.$B$2:.$Q$17];[.$C16]+1;[.BS$4]+1))" office:value-type="string" office:string-value="j">
            <text:p>j</text:p>
          </table:table-cell>
          <table:table-cell table:style-name="ce3" table:formula="of:=CHAR(INDEX([XOR.$B$2:.$Q$17];[.$B16]+1;[.BT$3]+1 )*16+INDEX([XOR.$B$2:.$Q$17];[.$C16]+1;[.BT$4]+1))" office:value-type="string" office:string-value="i">
            <text:p>i</text:p>
          </table:table-cell>
          <table:table-cell table:style-name="ce3" table:formula="of:=CHAR(INDEX([XOR.$B$2:.$Q$17];[.$B16]+1;[.BU$3]+1 )*16+INDEX([XOR.$B$2:.$Q$17];[.$C16]+1;[.BU$4]+1))" office:value-type="string" office:string-value="h">
            <text:p>h</text:p>
          </table:table-cell>
          <table:table-cell table:style-name="ce3" table:formula="of:=CHAR(INDEX([XOR.$B$2:.$Q$17];[.$B16]+1;[.BV$3]+1 )*16+INDEX([XOR.$B$2:.$Q$17];[.$C16]+1;[.BV$4]+1))" office:value-type="string" office:string-value="o">
            <text:p>o</text:p>
          </table:table-cell>
          <table:table-cell table:style-name="ce3" table:formula="of:=CHAR(INDEX([XOR.$B$2:.$Q$17];[.$B16]+1;[.BW$3]+1 )*16+INDEX([XOR.$B$2:.$Q$17];[.$C16]+1;[.BW$4]+1))" office:value-type="string" office:string-value="n">
            <text:p>n</text:p>
          </table:table-cell>
          <table:table-cell table:style-name="ce3" table:formula="of:=CHAR(INDEX([XOR.$B$2:.$Q$17];[.$B16]+1;[.BX$3]+1 )*16+INDEX([XOR.$B$2:.$Q$17];[.$C16]+1;[.BX$4]+1))" office:value-type="string" office:string-value="m">
            <text:p>m</text:p>
          </table:table-cell>
          <table:table-cell table:style-name="ce3" table:formula="of:=CHAR(INDEX([XOR.$B$2:.$Q$17];[.$B16]+1;[.BY$3]+1 )*16+INDEX([XOR.$B$2:.$Q$17];[.$C16]+1;[.BY$4]+1))" office:value-type="string" office:string-value="l">
            <text:p>l</text:p>
          </table:table-cell>
          <table:table-cell table:style-name="ce3" table:formula="of:=CHAR(INDEX([XOR.$B$2:.$Q$17];[.$B16]+1;[.BZ$3]+1 )*16+INDEX([XOR.$B$2:.$Q$17];[.$C16]+1;[.BZ$4]+1))" office:value-type="string" office:string-value="c">
            <text:p>c</text:p>
          </table:table-cell>
          <table:table-cell table:style-name="ce3" table:formula="of:=CHAR(INDEX([XOR.$B$2:.$Q$17];[.$B16]+1;[.CA$3]+1 )*16+INDEX([XOR.$B$2:.$Q$17];[.$C16]+1;[.CA$4]+1))" office:value-type="string" office:string-value="b">
            <text:p>b</text:p>
          </table:table-cell>
          <table:table-cell table:style-name="ce3" table:formula="of:=CHAR(INDEX([XOR.$B$2:.$Q$17];[.$B16]+1;[.CB$3]+1 )*16+INDEX([XOR.$B$2:.$Q$17];[.$C16]+1;[.CB$4]+1))" office:value-type="string" office:string-value="a">
            <text:p>a</text:p>
          </table:table-cell>
          <table:table-cell table:style-name="ce3" table:formula="of:=CHAR(INDEX([XOR.$B$2:.$Q$17];[.$B16]+1;[.CC$3]+1 )*16+INDEX([XOR.$B$2:.$Q$17];[.$C16]+1;[.CC$4]+1))" office:value-type="string" office:string-value="`">
            <text:p>`</text:p>
          </table:table-cell>
          <table:table-cell table:style-name="ce3" table:formula="of:=CHAR(INDEX([XOR.$B$2:.$Q$17];[.$B16]+1;[.CD$3]+1 )*16+INDEX([XOR.$B$2:.$Q$17];[.$C16]+1;[.CD$4]+1))" office:value-type="string" office:string-value="g">
            <text:p>g</text:p>
          </table:table-cell>
          <table:table-cell table:style-name="ce3" table:formula="of:=CHAR(INDEX([XOR.$B$2:.$Q$17];[.$B16]+1;[.CE$3]+1 )*16+INDEX([XOR.$B$2:.$Q$17];[.$C16]+1;[.CE$4]+1))" office:value-type="string" office:string-value="f">
            <text:p>f</text:p>
          </table:table-cell>
          <table:table-cell table:style-name="ce3" table:formula="of:=CHAR(INDEX([XOR.$B$2:.$Q$17];[.$B16]+1;[.CF$3]+1 )*16+INDEX([XOR.$B$2:.$Q$17];[.$C16]+1;[.CF$4]+1))" office:value-type="string" office:string-value="e">
            <text:p>e</text:p>
          </table:table-cell>
          <table:table-cell table:style-name="ce3" table:formula="of:=CHAR(INDEX([XOR.$B$2:.$Q$17];[.$B16]+1;[.CG$3]+1 )*16+INDEX([XOR.$B$2:.$Q$17];[.$C16]+1;[.CG$4]+1))" office:value-type="string" office:string-value="d">
            <text:p>d</text:p>
          </table:table-cell>
          <table:table-cell table:style-name="ce3" table:formula="of:=CHAR(INDEX([XOR.$B$2:.$Q$17];[.$B16]+1;[.CH$3]+1 )*16+INDEX([XOR.$B$2:.$Q$17];[.$C16]+1;[.CH$4]+1))" office:value-type="string" office:string-value="{">
            <text:p>{</text:p>
          </table:table-cell>
          <table:table-cell table:style-name="ce3" table:formula="of:=CHAR(INDEX([XOR.$B$2:.$Q$17];[.$B16]+1;[.CI$3]+1 )*16+INDEX([XOR.$B$2:.$Q$17];[.$C16]+1;[.CI$4]+1))" office:value-type="string" office:string-value="z">
            <text:p>z</text:p>
          </table:table-cell>
          <table:table-cell table:style-name="ce3" table:formula="of:=CHAR(INDEX([XOR.$B$2:.$Q$17];[.$B16]+1;[.CJ$3]+1 )*16+INDEX([XOR.$B$2:.$Q$17];[.$C16]+1;[.CJ$4]+1))" office:value-type="string" office:string-value="y">
            <text:p>y</text:p>
          </table:table-cell>
          <table:table-cell table:style-name="ce3" table:formula="of:=CHAR(INDEX([XOR.$B$2:.$Q$17];[.$B16]+1;[.CK$3]+1 )*16+INDEX([XOR.$B$2:.$Q$17];[.$C16]+1;[.CK$4]+1))" office:value-type="string" office:string-value="x">
            <text:p>x</text:p>
          </table:table-cell>
          <table:table-cell table:style-name="ce3" table:formula="of:=CHAR(INDEX([XOR.$B$2:.$Q$17];[.$B16]+1;[.CL$3]+1 )*16+INDEX([XOR.$B$2:.$Q$17];[.$C16]+1;[.CL$4]+1))" office:value-type="string" office:string-value="">
            <text:p></text:p>
          </table:table-cell>
          <table:table-cell table:style-name="ce3" table:formula="of:=CHAR(INDEX([XOR.$B$2:.$Q$17];[.$B16]+1;[.CM$3]+1 )*16+INDEX([XOR.$B$2:.$Q$17];[.$C16]+1;[.CM$4]+1))" office:value-type="string" office:string-value="~">
            <text:p>~</text:p>
          </table:table-cell>
          <table:table-cell table:style-name="ce3" table:formula="of:=CHAR(INDEX([XOR.$B$2:.$Q$17];[.$B16]+1;[.CN$3]+1 )*16+INDEX([XOR.$B$2:.$Q$17];[.$C16]+1;[.CN$4]+1))" office:value-type="string" office:string-value="}">
            <text:p>}</text:p>
          </table:table-cell>
          <table:table-cell table:style-name="ce3" table:formula="of:=CHAR(INDEX([XOR.$B$2:.$Q$17];[.$B16]+1;[.CO$3]+1 )*16+INDEX([XOR.$B$2:.$Q$17];[.$C16]+1;[.CO$4]+1))" office:value-type="string" office:string-value="|">
            <text:p>|</text:p>
          </table:table-cell>
          <table:table-cell table:style-name="ce8" table:formula="of:=CHAR(INDEX([XOR.$B$2:.$Q$17];[.$B16]+1;[.CP$3]+1 )*16+INDEX([XOR.$B$2:.$Q$17];[.$C16]+1;[.CP$4]+1))" office:value-type="string" office:string-value="s">
            <text:p>s</text:p>
          </table:table-cell>
          <table:table-cell table:style-name="ce3" table:formula="of:=CHAR(INDEX([XOR.$B$2:.$Q$17];[.$B16]+1;[.CQ$3]+1 )*16+INDEX([XOR.$B$2:.$Q$17];[.$C16]+1;[.CQ$4]+1))" office:value-type="string" office:string-value="r">
            <text:p>r</text:p>
          </table:table-cell>
          <table:table-cell table:style-name="ce3" table:formula="of:=CHAR(INDEX([XOR.$B$2:.$Q$17];[.$B16]+1;[.CR$3]+1 )*16+INDEX([XOR.$B$2:.$Q$17];[.$C16]+1;[.CR$4]+1))" office:value-type="string" office:string-value="q">
            <text:p>q</text:p>
          </table:table-cell>
          <table:table-cell table:style-name="ce3" table:formula="of:=CHAR(INDEX([XOR.$B$2:.$Q$17];[.$B16]+1;[.CS$3]+1 )*16+INDEX([XOR.$B$2:.$Q$17];[.$C16]+1;[.CS$4]+1))" office:value-type="string" office:string-value="p">
            <text:p>p</text:p>
          </table:table-cell>
          <table:table-cell table:style-name="ce3" table:formula="of:=CHAR(INDEX([XOR.$B$2:.$Q$17];[.$B16]+1;[.CT$3]+1 )*16+INDEX([XOR.$B$2:.$Q$17];[.$C16]+1;[.CT$4]+1))" office:value-type="string" office:string-value="w">
            <text:p>w</text:p>
          </table:table-cell>
          <table:table-cell table:style-name="ce3" table:formula="of:=CHAR(INDEX([XOR.$B$2:.$Q$17];[.$B16]+1;[.CU$3]+1 )*16+INDEX([XOR.$B$2:.$Q$17];[.$C16]+1;[.CU$4]+1))" office:value-type="string" office:string-value="v">
            <text:p>v</text:p>
          </table:table-cell>
          <table:table-cell table:style-name="ce3" table:formula="of:=CHAR(INDEX([XOR.$B$2:.$Q$17];[.$B16]+1;[.CV$3]+1 )*16+INDEX([XOR.$B$2:.$Q$17];[.$C16]+1;[.CV$4]+1))" office:value-type="string" office:string-value="u">
            <text:p>u</text:p>
          </table:table-cell>
          <table:table-cell table:style-name="ce3" table:formula="of:=CHAR(INDEX([XOR.$B$2:.$Q$17];[.$B16]+1;[.CW$3]+1 )*16+INDEX([XOR.$B$2:.$Q$17];[.$C16]+1;[.CW$4]+1))" office:value-type="string" office:string-value="t">
            <text:p>t</text:p>
          </table:table-cell>
          <table:table-cell table:style-name="ce3" table:formula="of:=CHAR(INDEX([XOR.$B$2:.$Q$17];[.$B16]+1;[.CX$3]+1 )*16+INDEX([XOR.$B$2:.$Q$17];[.$C16]+1;[.CX$4]+1))" office:value-type="string" office:string-value="K">
            <text:p>K</text:p>
          </table:table-cell>
          <table:table-cell table:style-name="ce3" table:formula="of:=CHAR(INDEX([XOR.$B$2:.$Q$17];[.$B16]+1;[.CY$3]+1 )*16+INDEX([XOR.$B$2:.$Q$17];[.$C16]+1;[.CY$4]+1))" office:value-type="string" office:string-value="J">
            <text:p>J</text:p>
          </table:table-cell>
          <table:table-cell table:style-name="ce3" table:formula="of:=CHAR(INDEX([XOR.$B$2:.$Q$17];[.$B16]+1;[.CZ$3]+1 )*16+INDEX([XOR.$B$2:.$Q$17];[.$C16]+1;[.CZ$4]+1))" office:value-type="string" office:string-value="I">
            <text:p>I</text:p>
          </table:table-cell>
          <table:table-cell table:style-name="ce3" table:formula="of:=CHAR(INDEX([XOR.$B$2:.$Q$17];[.$B16]+1;[.DA$3]+1 )*16+INDEX([XOR.$B$2:.$Q$17];[.$C16]+1;[.DA$4]+1))" office:value-type="string" office:string-value="H">
            <text:p>H</text:p>
          </table:table-cell>
          <table:table-cell table:style-name="ce3" table:formula="of:=CHAR(INDEX([XOR.$B$2:.$Q$17];[.$B16]+1;[.DB$3]+1 )*16+INDEX([XOR.$B$2:.$Q$17];[.$C16]+1;[.DB$4]+1))" office:value-type="string" office:string-value="O">
            <text:p>O</text:p>
          </table:table-cell>
          <table:table-cell table:style-name="ce3" table:formula="of:=CHAR(INDEX([XOR.$B$2:.$Q$17];[.$B16]+1;[.DC$3]+1 )*16+INDEX([XOR.$B$2:.$Q$17];[.$C16]+1;[.DC$4]+1))" office:value-type="string" office:string-value="N">
            <text:p>N</text:p>
          </table:table-cell>
          <table:table-cell table:style-name="ce3" table:formula="of:=CHAR(INDEX([XOR.$B$2:.$Q$17];[.$B16]+1;[.DD$3]+1 )*16+INDEX([XOR.$B$2:.$Q$17];[.$C16]+1;[.DD$4]+1))" office:value-type="string" office:string-value="M">
            <text:p>M</text:p>
          </table:table-cell>
          <table:table-cell table:style-name="ce3" table:formula="of:=CHAR(INDEX([XOR.$B$2:.$Q$17];[.$B16]+1;[.DE$3]+1 )*16+INDEX([XOR.$B$2:.$Q$17];[.$C16]+1;[.DE$4]+1))" office:value-type="string" office:string-value="L">
            <text:p>L</text:p>
          </table:table-cell>
          <table:table-cell table:style-name="ce3" table:formula="of:=CHAR(INDEX([XOR.$B$2:.$Q$17];[.$B16]+1;[.DF$3]+1 )*16+INDEX([XOR.$B$2:.$Q$17];[.$C16]+1;[.DF$4]+1))" office:value-type="string" office:string-value="C">
            <text:p>C</text:p>
          </table:table-cell>
          <table:table-cell table:style-name="ce3" table:formula="of:=CHAR(INDEX([XOR.$B$2:.$Q$17];[.$B16]+1;[.DG$3]+1 )*16+INDEX([XOR.$B$2:.$Q$17];[.$C16]+1;[.DG$4]+1))" office:value-type="string" office:string-value="B">
            <text:p>B</text:p>
          </table:table-cell>
          <table:table-cell table:style-name="ce3" table:formula="of:=CHAR(INDEX([XOR.$B$2:.$Q$17];[.$B16]+1;[.DH$3]+1 )*16+INDEX([XOR.$B$2:.$Q$17];[.$C16]+1;[.DH$4]+1))" office:value-type="string" office:string-value="A">
            <text:p>A</text:p>
          </table:table-cell>
          <table:table-cell table:style-name="ce3" table:formula="of:=CHAR(INDEX([XOR.$B$2:.$Q$17];[.$B16]+1;[.DI$3]+1 )*16+INDEX([XOR.$B$2:.$Q$17];[.$C16]+1;[.DI$4]+1))" office:value-type="string" office:string-value="@">
            <text:p>@</text:p>
          </table:table-cell>
          <table:table-cell table:style-name="ce3" table:formula="of:=CHAR(INDEX([XOR.$B$2:.$Q$17];[.$B16]+1;[.DJ$3]+1 )*16+INDEX([XOR.$B$2:.$Q$17];[.$C16]+1;[.DJ$4]+1))" office:value-type="string" office:string-value="G">
            <text:p>G</text:p>
          </table:table-cell>
          <table:table-cell table:style-name="ce3" table:formula="of:=CHAR(INDEX([XOR.$B$2:.$Q$17];[.$B16]+1;[.DK$3]+1 )*16+INDEX([XOR.$B$2:.$Q$17];[.$C16]+1;[.DK$4]+1))" office:value-type="string" office:string-value="F">
            <text:p>F</text:p>
          </table:table-cell>
          <table:table-cell table:style-name="ce3" table:formula="of:=CHAR(INDEX([XOR.$B$2:.$Q$17];[.$B16]+1;[.DL$3]+1 )*16+INDEX([XOR.$B$2:.$Q$17];[.$C16]+1;[.DL$4]+1))" office:value-type="string" office:string-value="E">
            <text:p>E</text:p>
          </table:table-cell>
          <table:table-cell table:style-name="ce3" table:formula="of:=CHAR(INDEX([XOR.$B$2:.$Q$17];[.$B16]+1;[.DM$3]+1 )*16+INDEX([XOR.$B$2:.$Q$17];[.$C16]+1;[.DM$4]+1))" office:value-type="string" office:string-value="D">
            <text:p>D</text:p>
          </table:table-cell>
          <table:table-cell table:style-name="ce3" table:formula="of:=CHAR(INDEX([XOR.$B$2:.$Q$17];[.$B16]+1;[.DN$3]+1 )*16+INDEX([XOR.$B$2:.$Q$17];[.$C16]+1;[.DN$4]+1))" office:value-type="string" office:string-value="[">
            <text:p>[</text:p>
          </table:table-cell>
          <table:table-cell table:style-name="ce3" table:formula="of:=CHAR(INDEX([XOR.$B$2:.$Q$17];[.$B16]+1;[.DO$3]+1 )*16+INDEX([XOR.$B$2:.$Q$17];[.$C16]+1;[.DO$4]+1))" office:value-type="string" office:string-value="Z">
            <text:p>Z</text:p>
          </table:table-cell>
          <table:table-cell table:style-name="ce3" table:formula="of:=CHAR(INDEX([XOR.$B$2:.$Q$17];[.$B16]+1;[.DP$3]+1 )*16+INDEX([XOR.$B$2:.$Q$17];[.$C16]+1;[.DP$4]+1))" office:value-type="string" office:string-value="Y">
            <text:p>Y</text:p>
          </table:table-cell>
          <table:table-cell table:style-name="ce3" table:formula="of:=CHAR(INDEX([XOR.$B$2:.$Q$17];[.$B16]+1;[.DQ$3]+1 )*16+INDEX([XOR.$B$2:.$Q$17];[.$C16]+1;[.DQ$4]+1))" office:value-type="string" office:string-value="X">
            <text:p>X</text:p>
          </table:table-cell>
          <table:table-cell table:style-name="ce3" table:formula="of:=CHAR(INDEX([XOR.$B$2:.$Q$17];[.$B16]+1;[.DR$3]+1 )*16+INDEX([XOR.$B$2:.$Q$17];[.$C16]+1;[.DR$4]+1))" office:value-type="string" office:string-value="_">
            <text:p>_</text:p>
          </table:table-cell>
          <table:table-cell table:style-name="ce3" table:formula="of:=CHAR(INDEX([XOR.$B$2:.$Q$17];[.$B16]+1;[.DS$3]+1 )*16+INDEX([XOR.$B$2:.$Q$17];[.$C16]+1;[.DS$4]+1))" office:value-type="string" office:string-value="^">
            <text:p>^</text:p>
          </table:table-cell>
          <table:table-cell table:style-name="ce3" table:formula="of:=CHAR(INDEX([XOR.$B$2:.$Q$17];[.$B16]+1;[.DT$3]+1 )*16+INDEX([XOR.$B$2:.$Q$17];[.$C16]+1;[.DT$4]+1))" office:value-type="string" office:string-value="]">
            <text:p>]</text:p>
          </table:table-cell>
          <table:table-cell table:style-name="ce3" table:formula="of:=CHAR(INDEX([XOR.$B$2:.$Q$17];[.$B16]+1;[.DU$3]+1 )*16+INDEX([XOR.$B$2:.$Q$17];[.$C16]+1;[.DU$4]+1))" office:value-type="string" office:string-value="\">
            <text:p>\</text:p>
          </table:table-cell>
          <table:table-cell table:style-name="ce3" table:formula="of:=CHAR(INDEX([XOR.$B$2:.$Q$17];[.$B16]+1;[.DV$3]+1 )*16+INDEX([XOR.$B$2:.$Q$17];[.$C16]+1;[.DV$4]+1))" office:value-type="string" office:string-value="S">
            <text:p>S</text:p>
          </table:table-cell>
          <table:table-cell table:style-name="ce3" table:formula="of:=CHAR(INDEX([XOR.$B$2:.$Q$17];[.$B16]+1;[.DW$3]+1 )*16+INDEX([XOR.$B$2:.$Q$17];[.$C16]+1;[.DW$4]+1))" office:value-type="string" office:string-value="R">
            <text:p>R</text:p>
          </table:table-cell>
          <table:table-cell table:style-name="ce3" table:formula="of:=CHAR(INDEX([XOR.$B$2:.$Q$17];[.$B16]+1;[.DX$3]+1 )*16+INDEX([XOR.$B$2:.$Q$17];[.$C16]+1;[.DX$4]+1))" office:value-type="string" office:string-value="Q">
            <text:p>Q</text:p>
          </table:table-cell>
          <table:table-cell table:style-name="ce3" table:formula="of:=CHAR(INDEX([XOR.$B$2:.$Q$17];[.$B16]+1;[.DY$3]+1 )*16+INDEX([XOR.$B$2:.$Q$17];[.$C16]+1;[.DY$4]+1))" office:value-type="string" office:string-value="P">
            <text:p>P</text:p>
          </table:table-cell>
          <table:table-cell table:style-name="ce3" table:formula="of:=CHAR(INDEX([XOR.$B$2:.$Q$17];[.$B16]+1;[.DZ$3]+1 )*16+INDEX([XOR.$B$2:.$Q$17];[.$C16]+1;[.DZ$4]+1))" office:value-type="string" office:string-value="W">
            <text:p>W</text:p>
          </table:table-cell>
          <table:table-cell table:style-name="ce3" table:formula="of:=CHAR(INDEX([XOR.$B$2:.$Q$17];[.$B16]+1;[.EA$3]+1 )*16+INDEX([XOR.$B$2:.$Q$17];[.$C16]+1;[.EA$4]+1))" office:value-type="string" office:string-value="V">
            <text:p>V</text:p>
          </table:table-cell>
          <table:table-cell table:style-name="ce3" table:formula="of:=CHAR(INDEX([XOR.$B$2:.$Q$17];[.$B16]+1;[.EB$3]+1 )*16+INDEX([XOR.$B$2:.$Q$17];[.$C16]+1;[.EB$4]+1))" office:value-type="string" office:string-value="U">
            <text:p>U</text:p>
          </table:table-cell>
          <table:table-cell table:style-name="ce3" table:formula="of:=CHAR(INDEX([XOR.$B$2:.$Q$17];[.$B16]+1;[.EC$3]+1 )*16+INDEX([XOR.$B$2:.$Q$17];[.$C16]+1;[.EC$4]+1))" office:value-type="string" office:string-value="T">
            <text:p>T</text:p>
          </table:table-cell>
          <table:table-cell table:style-name="ce3" table:number-columns-repeated="21"/>
        </table:table-row>
        <table:table-row table:style-name="ro4">
          <table:table-cell table:formula="of:=[.A16]+2" office:value-type="float" office:value="25">
            <text:p>25</text:p>
          </table:table-cell>
          <table:table-cell table:formula="of:=RIGHT(LEFT([.$B$1];[.A17]);1)" office:value-type="string" office:string-value="7">
            <text:p>7</text:p>
          </table:table-cell>
          <table:table-cell table:formula="of:=VLOOKUP(RIGHT(LEFT([.$B$1];[.A17]+1);1);[Sheet1.$A$2:.$C$17];3;0)" office:value-type="float" office:value="8">
            <text:p>8</text:p>
          </table:table-cell>
          <table:table-cell table:formula="of:=[.C17]+[.B17]*16" office:value-type="float" office:value="120">
            <text:p>120</text:p>
          </table:table-cell>
          <table:table-cell table:formula="of:=CHAR([.D17])" office:value-type="string" office:string-value="x">
            <text:p>x</text:p>
          </table:table-cell>
          <table:table-cell table:style-name="ce3" table:formula="of:=CHAR(INDEX([XOR.$B$2:.$Q$17];[.$B17]+1;[.F$3]+1 )*16+INDEX([XOR.$B$2:.$Q$17];[.$C17]+1;[.F$4]+1))" office:value-type="string" office:string-value="x">
            <text:p>x</text:p>
          </table:table-cell>
          <table:table-cell table:style-name="ce3" table:formula="of:=CHAR(INDEX([XOR.$B$2:.$Q$17];[.$B17]+1;[.G$3]+1 )*16+INDEX([XOR.$B$2:.$Q$17];[.$C17]+1;[.G$4]+1))" office:value-type="string" office:string-value="y">
            <text:p>y</text:p>
          </table:table-cell>
          <table:table-cell table:style-name="ce3" table:formula="of:=CHAR(INDEX([XOR.$B$2:.$Q$17];[.$B17]+1;[.H$3]+1 )*16+INDEX([XOR.$B$2:.$Q$17];[.$C17]+1;[.H$4]+1))" office:value-type="string" office:string-value="z">
            <text:p>z</text:p>
          </table:table-cell>
          <table:table-cell table:style-name="ce3" table:formula="of:=CHAR(INDEX([XOR.$B$2:.$Q$17];[.$B17]+1;[.I$3]+1 )*16+INDEX([XOR.$B$2:.$Q$17];[.$C17]+1;[.I$4]+1))" office:value-type="string" office:string-value="{">
            <text:p>{</text:p>
          </table:table-cell>
          <table:table-cell table:style-name="ce3" table:formula="of:=CHAR(INDEX([XOR.$B$2:.$Q$17];[.$B17]+1;[.J$3]+1 )*16+INDEX([XOR.$B$2:.$Q$17];[.$C17]+1;[.J$4]+1))" office:value-type="string" office:string-value="|">
            <text:p>|</text:p>
          </table:table-cell>
          <table:table-cell table:style-name="ce3" table:formula="of:=CHAR(INDEX([XOR.$B$2:.$Q$17];[.$B17]+1;[.K$3]+1 )*16+INDEX([XOR.$B$2:.$Q$17];[.$C17]+1;[.K$4]+1))" office:value-type="string" office:string-value="}">
            <text:p>}</text:p>
          </table:table-cell>
          <table:table-cell table:style-name="ce3" table:formula="of:=CHAR(INDEX([XOR.$B$2:.$Q$17];[.$B17]+1;[.L$3]+1 )*16+INDEX([XOR.$B$2:.$Q$17];[.$C17]+1;[.L$4]+1))" office:value-type="string" office:string-value="~">
            <text:p>~</text:p>
          </table:table-cell>
          <table:table-cell table:style-name="ce3" table:formula="of:=CHAR(INDEX([XOR.$B$2:.$Q$17];[.$B17]+1;[.M$3]+1 )*16+INDEX([XOR.$B$2:.$Q$17];[.$C17]+1;[.M$4]+1))" office:value-type="string" office:string-value="">
            <text:p></text:p>
          </table:table-cell>
          <table:table-cell table:style-name="ce3" table:formula="of:=CHAR(INDEX([XOR.$B$2:.$Q$17];[.$B17]+1;[.N$3]+1 )*16+INDEX([XOR.$B$2:.$Q$17];[.$C17]+1;[.N$4]+1))" office:value-type="string" office:string-value="p">
            <text:p>p</text:p>
          </table:table-cell>
          <table:table-cell table:style-name="ce3" table:formula="of:=CHAR(INDEX([XOR.$B$2:.$Q$17];[.$B17]+1;[.O$3]+1 )*16+INDEX([XOR.$B$2:.$Q$17];[.$C17]+1;[.O$4]+1))" office:value-type="string" office:string-value="q">
            <text:p>q</text:p>
          </table:table-cell>
          <table:table-cell table:style-name="ce3" table:formula="of:=CHAR(INDEX([XOR.$B$2:.$Q$17];[.$B17]+1;[.P$3]+1 )*16+INDEX([XOR.$B$2:.$Q$17];[.$C17]+1;[.P$4]+1))" office:value-type="string" office:string-value="r">
            <text:p>r</text:p>
          </table:table-cell>
          <table:table-cell table:style-name="ce3" table:formula="of:=CHAR(INDEX([XOR.$B$2:.$Q$17];[.$B17]+1;[.Q$3]+1 )*16+INDEX([XOR.$B$2:.$Q$17];[.$C17]+1;[.Q$4]+1))" office:value-type="string" office:string-value="s">
            <text:p>s</text:p>
          </table:table-cell>
          <table:table-cell table:style-name="ce3" table:formula="of:=CHAR(INDEX([XOR.$B$2:.$Q$17];[.$B17]+1;[.R$3]+1 )*16+INDEX([XOR.$B$2:.$Q$17];[.$C17]+1;[.R$4]+1))" office:value-type="string" office:string-value="t">
            <text:p>t</text:p>
          </table:table-cell>
          <table:table-cell table:style-name="ce3" table:formula="of:=CHAR(INDEX([XOR.$B$2:.$Q$17];[.$B17]+1;[.S$3]+1 )*16+INDEX([XOR.$B$2:.$Q$17];[.$C17]+1;[.S$4]+1))" office:value-type="string" office:string-value="u">
            <text:p>u</text:p>
          </table:table-cell>
          <table:table-cell table:style-name="ce3" table:formula="of:=CHAR(INDEX([XOR.$B$2:.$Q$17];[.$B17]+1;[.T$3]+1 )*16+INDEX([XOR.$B$2:.$Q$17];[.$C17]+1;[.T$4]+1))" office:value-type="string" office:string-value="v">
            <text:p>v</text:p>
          </table:table-cell>
          <table:table-cell table:style-name="ce3" table:formula="of:=CHAR(INDEX([XOR.$B$2:.$Q$17];[.$B17]+1;[.U$3]+1 )*16+INDEX([XOR.$B$2:.$Q$17];[.$C17]+1;[.U$4]+1))" office:value-type="string" office:string-value="w">
            <text:p>w</text:p>
          </table:table-cell>
          <table:table-cell table:style-name="ce3" table:formula="of:=CHAR(INDEX([XOR.$B$2:.$Q$17];[.$B17]+1;[.V$3]+1 )*16+INDEX([XOR.$B$2:.$Q$17];[.$C17]+1;[.V$4]+1))" office:value-type="string" office:string-value="h">
            <text:p>h</text:p>
          </table:table-cell>
          <table:table-cell table:style-name="ce3" table:formula="of:=CHAR(INDEX([XOR.$B$2:.$Q$17];[.$B17]+1;[.W$3]+1 )*16+INDEX([XOR.$B$2:.$Q$17];[.$C17]+1;[.W$4]+1))" office:value-type="string" office:string-value="i">
            <text:p>i</text:p>
          </table:table-cell>
          <table:table-cell table:style-name="ce3" table:formula="of:=CHAR(INDEX([XOR.$B$2:.$Q$17];[.$B17]+1;[.X$3]+1 )*16+INDEX([XOR.$B$2:.$Q$17];[.$C17]+1;[.X$4]+1))" office:value-type="string" office:string-value="j">
            <text:p>j</text:p>
          </table:table-cell>
          <table:table-cell table:style-name="ce3" table:formula="of:=CHAR(INDEX([XOR.$B$2:.$Q$17];[.$B17]+1;[.Y$3]+1 )*16+INDEX([XOR.$B$2:.$Q$17];[.$C17]+1;[.Y$4]+1))" office:value-type="string" office:string-value="k">
            <text:p>k</text:p>
          </table:table-cell>
          <table:table-cell table:style-name="ce3" table:formula="of:=CHAR(INDEX([XOR.$B$2:.$Q$17];[.$B17]+1;[.Z$3]+1 )*16+INDEX([XOR.$B$2:.$Q$17];[.$C17]+1;[.Z$4]+1))" office:value-type="string" office:string-value="l">
            <text:p>l</text:p>
          </table:table-cell>
          <table:table-cell table:style-name="ce3" table:formula="of:=CHAR(INDEX([XOR.$B$2:.$Q$17];[.$B17]+1;[.AA$3]+1 )*16+INDEX([XOR.$B$2:.$Q$17];[.$C17]+1;[.AA$4]+1))" office:value-type="string" office:string-value="m">
            <text:p>m</text:p>
          </table:table-cell>
          <table:table-cell table:style-name="ce3" table:formula="of:=CHAR(INDEX([XOR.$B$2:.$Q$17];[.$B17]+1;[.AB$3]+1 )*16+INDEX([XOR.$B$2:.$Q$17];[.$C17]+1;[.AB$4]+1))" office:value-type="string" office:string-value="n">
            <text:p>n</text:p>
          </table:table-cell>
          <table:table-cell table:style-name="ce3" table:formula="of:=CHAR(INDEX([XOR.$B$2:.$Q$17];[.$B17]+1;[.AC$3]+1 )*16+INDEX([XOR.$B$2:.$Q$17];[.$C17]+1;[.AC$4]+1))" office:value-type="string" office:string-value="o">
            <text:p>o</text:p>
          </table:table-cell>
          <table:table-cell table:style-name="ce3" table:formula="of:=CHAR(INDEX([XOR.$B$2:.$Q$17];[.$B17]+1;[.AD$3]+1 )*16+INDEX([XOR.$B$2:.$Q$17];[.$C17]+1;[.AD$4]+1))" office:value-type="string" office:string-value="`">
            <text:p>`</text:p>
          </table:table-cell>
          <table:table-cell table:style-name="ce3" table:formula="of:=CHAR(INDEX([XOR.$B$2:.$Q$17];[.$B17]+1;[.AE$3]+1 )*16+INDEX([XOR.$B$2:.$Q$17];[.$C17]+1;[.AE$4]+1))" office:value-type="string" office:string-value="a">
            <text:p>a</text:p>
          </table:table-cell>
          <table:table-cell table:style-name="ce3" table:formula="of:=CHAR(INDEX([XOR.$B$2:.$Q$17];[.$B17]+1;[.AF$3]+1 )*16+INDEX([XOR.$B$2:.$Q$17];[.$C17]+1;[.AF$4]+1))" office:value-type="string" office:string-value="b">
            <text:p>b</text:p>
          </table:table-cell>
          <table:table-cell table:style-name="ce3" table:formula="of:=CHAR(INDEX([XOR.$B$2:.$Q$17];[.$B17]+1;[.AG$3]+1 )*16+INDEX([XOR.$B$2:.$Q$17];[.$C17]+1;[.AG$4]+1))" office:value-type="string" office:string-value="c">
            <text:p>c</text:p>
          </table:table-cell>
          <table:table-cell table:style-name="ce3" table:formula="of:=CHAR(INDEX([XOR.$B$2:.$Q$17];[.$B17]+1;[.AH$3]+1 )*16+INDEX([XOR.$B$2:.$Q$17];[.$C17]+1;[.AH$4]+1))" office:value-type="string" office:string-value="d">
            <text:p>d</text:p>
          </table:table-cell>
          <table:table-cell table:style-name="ce3" table:formula="of:=CHAR(INDEX([XOR.$B$2:.$Q$17];[.$B17]+1;[.AI$3]+1 )*16+INDEX([XOR.$B$2:.$Q$17];[.$C17]+1;[.AI$4]+1))" office:value-type="string" office:string-value="e">
            <text:p>e</text:p>
          </table:table-cell>
          <table:table-cell table:style-name="ce3" table:formula="of:=CHAR(INDEX([XOR.$B$2:.$Q$17];[.$B17]+1;[.AJ$3]+1 )*16+INDEX([XOR.$B$2:.$Q$17];[.$C17]+1;[.AJ$4]+1))" office:value-type="string" office:string-value="f">
            <text:p>f</text:p>
          </table:table-cell>
          <table:table-cell table:style-name="ce3" table:formula="of:=CHAR(INDEX([XOR.$B$2:.$Q$17];[.$B17]+1;[.AK$3]+1 )*16+INDEX([XOR.$B$2:.$Q$17];[.$C17]+1;[.AK$4]+1))" office:value-type="string" office:string-value="g">
            <text:p>g</text:p>
          </table:table-cell>
          <table:table-cell table:style-name="ce3" table:formula="of:=CHAR(INDEX([XOR.$B$2:.$Q$17];[.$B17]+1;[.AL$3]+1 )*16+INDEX([XOR.$B$2:.$Q$17];[.$C17]+1;[.AL$4]+1))" office:value-type="string" office:string-value="X">
            <text:p>X</text:p>
          </table:table-cell>
          <table:table-cell table:style-name="ce3" table:formula="of:=CHAR(INDEX([XOR.$B$2:.$Q$17];[.$B17]+1;[.AM$3]+1 )*16+INDEX([XOR.$B$2:.$Q$17];[.$C17]+1;[.AM$4]+1))" office:value-type="string" office:string-value="Y">
            <text:p>Y</text:p>
          </table:table-cell>
          <table:table-cell table:style-name="ce3" table:formula="of:=CHAR(INDEX([XOR.$B$2:.$Q$17];[.$B17]+1;[.AN$3]+1 )*16+INDEX([XOR.$B$2:.$Q$17];[.$C17]+1;[.AN$4]+1))" office:value-type="string" office:string-value="Z">
            <text:p>Z</text:p>
          </table:table-cell>
          <table:table-cell table:style-name="ce3" table:formula="of:=CHAR(INDEX([XOR.$B$2:.$Q$17];[.$B17]+1;[.AO$3]+1 )*16+INDEX([XOR.$B$2:.$Q$17];[.$C17]+1;[.AO$4]+1))" office:value-type="string" office:string-value="[">
            <text:p>[</text:p>
          </table:table-cell>
          <table:table-cell table:style-name="ce3" table:formula="of:=CHAR(INDEX([XOR.$B$2:.$Q$17];[.$B17]+1;[.AP$3]+1 )*16+INDEX([XOR.$B$2:.$Q$17];[.$C17]+1;[.AP$4]+1))" office:value-type="string" office:string-value="\">
            <text:p>\</text:p>
          </table:table-cell>
          <table:table-cell table:style-name="ce3" table:formula="of:=CHAR(INDEX([XOR.$B$2:.$Q$17];[.$B17]+1;[.AQ$3]+1 )*16+INDEX([XOR.$B$2:.$Q$17];[.$C17]+1;[.AQ$4]+1))" office:value-type="string" office:string-value="]">
            <text:p>]</text:p>
          </table:table-cell>
          <table:table-cell table:style-name="ce3" table:formula="of:=CHAR(INDEX([XOR.$B$2:.$Q$17];[.$B17]+1;[.AR$3]+1 )*16+INDEX([XOR.$B$2:.$Q$17];[.$C17]+1;[.AR$4]+1))" office:value-type="string" office:string-value="^">
            <text:p>^</text:p>
          </table:table-cell>
          <table:table-cell table:style-name="ce3" table:formula="of:=CHAR(INDEX([XOR.$B$2:.$Q$17];[.$B17]+1;[.AS$3]+1 )*16+INDEX([XOR.$B$2:.$Q$17];[.$C17]+1;[.AS$4]+1))" office:value-type="string" office:string-value="_">
            <text:p>_</text:p>
          </table:table-cell>
          <table:table-cell table:style-name="ce3" table:formula="of:=CHAR(INDEX([XOR.$B$2:.$Q$17];[.$B17]+1;[.AT$3]+1 )*16+INDEX([XOR.$B$2:.$Q$17];[.$C17]+1;[.AT$4]+1))" office:value-type="string" office:string-value="P">
            <text:p>P</text:p>
          </table:table-cell>
          <table:table-cell table:style-name="ce3" table:formula="of:=CHAR(INDEX([XOR.$B$2:.$Q$17];[.$B17]+1;[.AU$3]+1 )*16+INDEX([XOR.$B$2:.$Q$17];[.$C17]+1;[.AU$4]+1))" office:value-type="string" office:string-value="Q">
            <text:p>Q</text:p>
          </table:table-cell>
          <table:table-cell table:style-name="ce3" table:formula="of:=CHAR(INDEX([XOR.$B$2:.$Q$17];[.$B17]+1;[.AV$3]+1 )*16+INDEX([XOR.$B$2:.$Q$17];[.$C17]+1;[.AV$4]+1))" office:value-type="string" office:string-value="R">
            <text:p>R</text:p>
          </table:table-cell>
          <table:table-cell table:style-name="ce3" table:formula="of:=CHAR(INDEX([XOR.$B$2:.$Q$17];[.$B17]+1;[.AW$3]+1 )*16+INDEX([XOR.$B$2:.$Q$17];[.$C17]+1;[.AW$4]+1))" office:value-type="string" office:string-value="S">
            <text:p>S</text:p>
          </table:table-cell>
          <table:table-cell table:style-name="ce3" table:formula="of:=CHAR(INDEX([XOR.$B$2:.$Q$17];[.$B17]+1;[.AX$3]+1 )*16+INDEX([XOR.$B$2:.$Q$17];[.$C17]+1;[.AX$4]+1))" office:value-type="string" office:string-value="T">
            <text:p>T</text:p>
          </table:table-cell>
          <table:table-cell table:style-name="ce3" table:formula="of:=CHAR(INDEX([XOR.$B$2:.$Q$17];[.$B17]+1;[.AY$3]+1 )*16+INDEX([XOR.$B$2:.$Q$17];[.$C17]+1;[.AY$4]+1))" office:value-type="string" office:string-value="U">
            <text:p>U</text:p>
          </table:table-cell>
          <table:table-cell table:style-name="ce3" table:formula="of:=CHAR(INDEX([XOR.$B$2:.$Q$17];[.$B17]+1;[.AZ$3]+1 )*16+INDEX([XOR.$B$2:.$Q$17];[.$C17]+1;[.AZ$4]+1))" office:value-type="string" office:string-value="V">
            <text:p>V</text:p>
          </table:table-cell>
          <table:table-cell table:style-name="ce3" table:formula="of:=CHAR(INDEX([XOR.$B$2:.$Q$17];[.$B17]+1;[.BA$3]+1 )*16+INDEX([XOR.$B$2:.$Q$17];[.$C17]+1;[.BA$4]+1))" office:value-type="string" office:string-value="W">
            <text:p>W</text:p>
          </table:table-cell>
          <table:table-cell table:style-name="ce3" table:formula="of:=CHAR(INDEX([XOR.$B$2:.$Q$17];[.$B17]+1;[.BB$3]+1 )*16+INDEX([XOR.$B$2:.$Q$17];[.$C17]+1;[.BB$4]+1))" office:value-type="string" office:string-value="H">
            <text:p>H</text:p>
          </table:table-cell>
          <table:table-cell table:style-name="ce3" table:formula="of:=CHAR(INDEX([XOR.$B$2:.$Q$17];[.$B17]+1;[.BC$3]+1 )*16+INDEX([XOR.$B$2:.$Q$17];[.$C17]+1;[.BC$4]+1))" office:value-type="string" office:string-value="I">
            <text:p>I</text:p>
          </table:table-cell>
          <table:table-cell table:style-name="ce3" table:formula="of:=CHAR(INDEX([XOR.$B$2:.$Q$17];[.$B17]+1;[.BD$3]+1 )*16+INDEX([XOR.$B$2:.$Q$17];[.$C17]+1;[.BD$4]+1))" office:value-type="string" office:string-value="J">
            <text:p>J</text:p>
          </table:table-cell>
          <table:table-cell table:style-name="ce3" table:formula="of:=CHAR(INDEX([XOR.$B$2:.$Q$17];[.$B17]+1;[.BE$3]+1 )*16+INDEX([XOR.$B$2:.$Q$17];[.$C17]+1;[.BE$4]+1))" office:value-type="string" office:string-value="K">
            <text:p>K</text:p>
          </table:table-cell>
          <table:table-cell table:style-name="ce3" table:formula="of:=CHAR(INDEX([XOR.$B$2:.$Q$17];[.$B17]+1;[.BF$3]+1 )*16+INDEX([XOR.$B$2:.$Q$17];[.$C17]+1;[.BF$4]+1))" office:value-type="string" office:string-value="L">
            <text:p>L</text:p>
          </table:table-cell>
          <table:table-cell table:style-name="ce3" table:formula="of:=CHAR(INDEX([XOR.$B$2:.$Q$17];[.$B17]+1;[.BG$3]+1 )*16+INDEX([XOR.$B$2:.$Q$17];[.$C17]+1;[.BG$4]+1))" office:value-type="string" office:string-value="M">
            <text:p>M</text:p>
          </table:table-cell>
          <table:table-cell table:style-name="ce3" table:formula="of:=CHAR(INDEX([XOR.$B$2:.$Q$17];[.$B17]+1;[.BH$3]+1 )*16+INDEX([XOR.$B$2:.$Q$17];[.$C17]+1;[.BH$4]+1))" office:value-type="string" office:string-value="N">
            <text:p>N</text:p>
          </table:table-cell>
          <table:table-cell table:style-name="ce3" table:formula="of:=CHAR(INDEX([XOR.$B$2:.$Q$17];[.$B17]+1;[.BI$3]+1 )*16+INDEX([XOR.$B$2:.$Q$17];[.$C17]+1;[.BI$4]+1))" office:value-type="string" office:string-value="O">
            <text:p>O</text:p>
          </table:table-cell>
          <table:table-cell table:style-name="ce3" table:formula="of:=CHAR(INDEX([XOR.$B$2:.$Q$17];[.$B17]+1;[.BJ$3]+1 )*16+INDEX([XOR.$B$2:.$Q$17];[.$C17]+1;[.BJ$4]+1))" office:value-type="string" office:string-value="@">
            <text:p>@</text:p>
          </table:table-cell>
          <table:table-cell table:style-name="ce3" table:formula="of:=CHAR(INDEX([XOR.$B$2:.$Q$17];[.$B17]+1;[.BK$3]+1 )*16+INDEX([XOR.$B$2:.$Q$17];[.$C17]+1;[.BK$4]+1))" office:value-type="string" office:string-value="A">
            <text:p>A</text:p>
          </table:table-cell>
          <table:table-cell table:style-name="ce3" table:formula="of:=CHAR(INDEX([XOR.$B$2:.$Q$17];[.$B17]+1;[.BL$3]+1 )*16+INDEX([XOR.$B$2:.$Q$17];[.$C17]+1;[.BL$4]+1))" office:value-type="string" office:string-value="B">
            <text:p>B</text:p>
          </table:table-cell>
          <table:table-cell table:style-name="ce3" table:formula="of:=CHAR(INDEX([XOR.$B$2:.$Q$17];[.$B17]+1;[.BM$3]+1 )*16+INDEX([XOR.$B$2:.$Q$17];[.$C17]+1;[.BM$4]+1))" office:value-type="string" office:string-value="C">
            <text:p>C</text:p>
          </table:table-cell>
          <table:table-cell table:style-name="ce3" table:formula="of:=CHAR(INDEX([XOR.$B$2:.$Q$17];[.$B17]+1;[.BN$3]+1 )*16+INDEX([XOR.$B$2:.$Q$17];[.$C17]+1;[.BN$4]+1))" office:value-type="string" office:string-value="D">
            <text:p>D</text:p>
          </table:table-cell>
          <table:table-cell table:style-name="ce3" table:formula="of:=CHAR(INDEX([XOR.$B$2:.$Q$17];[.$B17]+1;[.BO$3]+1 )*16+INDEX([XOR.$B$2:.$Q$17];[.$C17]+1;[.BO$4]+1))" office:value-type="string" office:string-value="E">
            <text:p>E</text:p>
          </table:table-cell>
          <table:table-cell table:style-name="ce3" table:formula="of:=CHAR(INDEX([XOR.$B$2:.$Q$17];[.$B17]+1;[.BP$3]+1 )*16+INDEX([XOR.$B$2:.$Q$17];[.$C17]+1;[.BP$4]+1))" office:value-type="string" office:string-value="F">
            <text:p>F</text:p>
          </table:table-cell>
          <table:table-cell table:style-name="ce3" table:formula="of:=CHAR(INDEX([XOR.$B$2:.$Q$17];[.$B17]+1;[.BQ$3]+1 )*16+INDEX([XOR.$B$2:.$Q$17];[.$C17]+1;[.BQ$4]+1))" office:value-type="string" office:string-value="G">
            <text:p>G</text:p>
          </table:table-cell>
          <table:table-cell table:style-name="ce3" table:formula="of:=CHAR(INDEX([XOR.$B$2:.$Q$17];[.$B17]+1;[.BR$3]+1 )*16+INDEX([XOR.$B$2:.$Q$17];[.$C17]+1;[.BR$4]+1))" office:value-type="string" office:string-value="8">
            <text:p>8</text:p>
          </table:table-cell>
          <table:table-cell table:style-name="ce3" table:formula="of:=CHAR(INDEX([XOR.$B$2:.$Q$17];[.$B17]+1;[.BS$3]+1 )*16+INDEX([XOR.$B$2:.$Q$17];[.$C17]+1;[.BS$4]+1))" office:value-type="string" office:string-value="9">
            <text:p>9</text:p>
          </table:table-cell>
          <table:table-cell table:style-name="ce3" table:formula="of:=CHAR(INDEX([XOR.$B$2:.$Q$17];[.$B17]+1;[.BT$3]+1 )*16+INDEX([XOR.$B$2:.$Q$17];[.$C17]+1;[.BT$4]+1))" office:value-type="string" office:string-value=":">
            <text:p>:</text:p>
          </table:table-cell>
          <table:table-cell table:style-name="ce3" table:formula="of:=CHAR(INDEX([XOR.$B$2:.$Q$17];[.$B17]+1;[.BU$3]+1 )*16+INDEX([XOR.$B$2:.$Q$17];[.$C17]+1;[.BU$4]+1))" office:value-type="string" office:string-value=";">
            <text:p>;</text:p>
          </table:table-cell>
          <table:table-cell table:style-name="ce3" table:formula="of:=CHAR(INDEX([XOR.$B$2:.$Q$17];[.$B17]+1;[.BV$3]+1 )*16+INDEX([XOR.$B$2:.$Q$17];[.$C17]+1;[.BV$4]+1))" office:value-type="string" office:string-value="&lt;">
            <text:p>&lt;</text:p>
          </table:table-cell>
          <table:table-cell table:style-name="ce3" table:formula="of:=CHAR(INDEX([XOR.$B$2:.$Q$17];[.$B17]+1;[.BW$3]+1 )*16+INDEX([XOR.$B$2:.$Q$17];[.$C17]+1;[.BW$4]+1))" office:value-type="string" office:string-value="=">
            <text:p>=</text:p>
          </table:table-cell>
          <table:table-cell table:style-name="ce3" table:formula="of:=CHAR(INDEX([XOR.$B$2:.$Q$17];[.$B17]+1;[.BX$3]+1 )*16+INDEX([XOR.$B$2:.$Q$17];[.$C17]+1;[.BX$4]+1))" office:value-type="string" office:string-value="&gt;">
            <text:p>&gt;</text:p>
          </table:table-cell>
          <table:table-cell table:style-name="ce3" table:formula="of:=CHAR(INDEX([XOR.$B$2:.$Q$17];[.$B17]+1;[.BY$3]+1 )*16+INDEX([XOR.$B$2:.$Q$17];[.$C17]+1;[.BY$4]+1))" office:value-type="string" office:string-value="?">
            <text:p>?</text:p>
          </table:table-cell>
          <table:table-cell table:style-name="ce3" table:formula="of:=CHAR(INDEX([XOR.$B$2:.$Q$17];[.$B17]+1;[.BZ$3]+1 )*16+INDEX([XOR.$B$2:.$Q$17];[.$C17]+1;[.BZ$4]+1))" office:value-type="string" office:string-value="0">
            <text:p>0</text:p>
          </table:table-cell>
          <table:table-cell table:style-name="ce3" table:formula="of:=CHAR(INDEX([XOR.$B$2:.$Q$17];[.$B17]+1;[.CA$3]+1 )*16+INDEX([XOR.$B$2:.$Q$17];[.$C17]+1;[.CA$4]+1))" office:value-type="string" office:string-value="1">
            <text:p>1</text:p>
          </table:table-cell>
          <table:table-cell table:style-name="ce3" table:formula="of:=CHAR(INDEX([XOR.$B$2:.$Q$17];[.$B17]+1;[.CB$3]+1 )*16+INDEX([XOR.$B$2:.$Q$17];[.$C17]+1;[.CB$4]+1))" office:value-type="string" office:string-value="2">
            <text:p>2</text:p>
          </table:table-cell>
          <table:table-cell table:style-name="ce3" table:formula="of:=CHAR(INDEX([XOR.$B$2:.$Q$17];[.$B17]+1;[.CC$3]+1 )*16+INDEX([XOR.$B$2:.$Q$17];[.$C17]+1;[.CC$4]+1))" office:value-type="string" office:string-value="3">
            <text:p>3</text:p>
          </table:table-cell>
          <table:table-cell table:style-name="ce3" table:formula="of:=CHAR(INDEX([XOR.$B$2:.$Q$17];[.$B17]+1;[.CD$3]+1 )*16+INDEX([XOR.$B$2:.$Q$17];[.$C17]+1;[.CD$4]+1))" office:value-type="string" office:string-value="4">
            <text:p>4</text:p>
          </table:table-cell>
          <table:table-cell table:style-name="ce3" table:formula="of:=CHAR(INDEX([XOR.$B$2:.$Q$17];[.$B17]+1;[.CE$3]+1 )*16+INDEX([XOR.$B$2:.$Q$17];[.$C17]+1;[.CE$4]+1))" office:value-type="string" office:string-value="5">
            <text:p>5</text:p>
          </table:table-cell>
          <table:table-cell table:style-name="ce3" table:formula="of:=CHAR(INDEX([XOR.$B$2:.$Q$17];[.$B17]+1;[.CF$3]+1 )*16+INDEX([XOR.$B$2:.$Q$17];[.$C17]+1;[.CF$4]+1))" office:value-type="string" office:string-value="6">
            <text:p>6</text:p>
          </table:table-cell>
          <table:table-cell table:style-name="ce3" table:formula="of:=CHAR(INDEX([XOR.$B$2:.$Q$17];[.$B17]+1;[.CG$3]+1 )*16+INDEX([XOR.$B$2:.$Q$17];[.$C17]+1;[.CG$4]+1))" office:value-type="string" office:string-value="7">
            <text:p>7</text:p>
          </table:table-cell>
          <table:table-cell table:style-name="ce3" table:formula="of:=CHAR(INDEX([XOR.$B$2:.$Q$17];[.$B17]+1;[.CH$3]+1 )*16+INDEX([XOR.$B$2:.$Q$17];[.$C17]+1;[.CH$4]+1))" office:value-type="string" office:string-value="(">
            <text:p>(</text:p>
          </table:table-cell>
          <table:table-cell table:style-name="ce3" table:formula="of:=CHAR(INDEX([XOR.$B$2:.$Q$17];[.$B17]+1;[.CI$3]+1 )*16+INDEX([XOR.$B$2:.$Q$17];[.$C17]+1;[.CI$4]+1))" office:value-type="string" office:string-value=")">
            <text:p>)</text:p>
          </table:table-cell>
          <table:table-cell table:style-name="ce3" table:formula="of:=CHAR(INDEX([XOR.$B$2:.$Q$17];[.$B17]+1;[.CJ$3]+1 )*16+INDEX([XOR.$B$2:.$Q$17];[.$C17]+1;[.CJ$4]+1))" office:value-type="string" office:string-value="*">
            <text:p>*</text:p>
          </table:table-cell>
          <table:table-cell table:style-name="ce3" table:formula="of:=CHAR(INDEX([XOR.$B$2:.$Q$17];[.$B17]+1;[.CK$3]+1 )*16+INDEX([XOR.$B$2:.$Q$17];[.$C17]+1;[.CK$4]+1))" office:value-type="string" office:string-value="+">
            <text:p>+</text:p>
          </table:table-cell>
          <table:table-cell table:style-name="ce3" table:formula="of:=CHAR(INDEX([XOR.$B$2:.$Q$17];[.$B17]+1;[.CL$3]+1 )*16+INDEX([XOR.$B$2:.$Q$17];[.$C17]+1;[.CL$4]+1))" office:value-type="string" office:string-value=",">
            <text:p>,</text:p>
          </table:table-cell>
          <table:table-cell table:style-name="ce3" table:formula="of:=CHAR(INDEX([XOR.$B$2:.$Q$17];[.$B17]+1;[.CM$3]+1 )*16+INDEX([XOR.$B$2:.$Q$17];[.$C17]+1;[.CM$4]+1))" office:value-type="string" office:string-value="-">
            <text:p>-</text:p>
          </table:table-cell>
          <table:table-cell table:style-name="ce3" table:formula="of:=CHAR(INDEX([XOR.$B$2:.$Q$17];[.$B17]+1;[.CN$3]+1 )*16+INDEX([XOR.$B$2:.$Q$17];[.$C17]+1;[.CN$4]+1))" office:value-type="string" office:string-value=".">
            <text:p>.</text:p>
          </table:table-cell>
          <table:table-cell table:style-name="ce3" table:formula="of:=CHAR(INDEX([XOR.$B$2:.$Q$17];[.$B17]+1;[.CO$3]+1 )*16+INDEX([XOR.$B$2:.$Q$17];[.$C17]+1;[.CO$4]+1))" office:value-type="string" office:string-value="/">
            <text:p>/</text:p>
          </table:table-cell>
          <table:table-cell table:style-name="ce8" table:formula="of:=CHAR(INDEX([XOR.$B$2:.$Q$17];[.$B17]+1;[.CP$3]+1 )*16+INDEX([XOR.$B$2:.$Q$17];[.$C17]+1;[.CP$4]+1))" office:value-type="string" office:string-value=" ">
            <text:p><text:s/></text:p>
          </table:table-cell>
          <table:table-cell table:style-name="ce3" table:formula="of:=CHAR(INDEX([XOR.$B$2:.$Q$17];[.$B17]+1;[.CQ$3]+1 )*16+INDEX([XOR.$B$2:.$Q$17];[.$C17]+1;[.CQ$4]+1))" office:value-type="string" office:string-value="!">
            <text:p>!</text:p>
          </table:table-cell>
          <table:table-cell table:style-name="ce3" table:formula="of:=CHAR(INDEX([XOR.$B$2:.$Q$17];[.$B17]+1;[.CR$3]+1 )*16+INDEX([XOR.$B$2:.$Q$17];[.$C17]+1;[.CR$4]+1))" office:value-type="string" office:string-value="&quot;">
            <text:p>"</text:p>
          </table:table-cell>
          <table:table-cell table:style-name="ce3" table:formula="of:=CHAR(INDEX([XOR.$B$2:.$Q$17];[.$B17]+1;[.CS$3]+1 )*16+INDEX([XOR.$B$2:.$Q$17];[.$C17]+1;[.CS$4]+1))" office:value-type="string" office:string-value="#">
            <text:p>#</text:p>
          </table:table-cell>
          <table:table-cell table:style-name="ce3" table:formula="of:=CHAR(INDEX([XOR.$B$2:.$Q$17];[.$B17]+1;[.CT$3]+1 )*16+INDEX([XOR.$B$2:.$Q$17];[.$C17]+1;[.CT$4]+1))" office:value-type="string" office:string-value="$">
            <text:p>$</text:p>
          </table:table-cell>
          <table:table-cell table:style-name="ce3" table:formula="of:=CHAR(INDEX([XOR.$B$2:.$Q$17];[.$B17]+1;[.CU$3]+1 )*16+INDEX([XOR.$B$2:.$Q$17];[.$C17]+1;[.CU$4]+1))" office:value-type="string" office:string-value="%">
            <text:p>%</text:p>
          </table:table-cell>
          <table:table-cell table:style-name="ce3" table:formula="of:=CHAR(INDEX([XOR.$B$2:.$Q$17];[.$B17]+1;[.CV$3]+1 )*16+INDEX([XOR.$B$2:.$Q$17];[.$C17]+1;[.CV$4]+1))" office:value-type="string" office:string-value="&amp;">
            <text:p>&amp;</text:p>
          </table:table-cell>
          <table:table-cell table:style-name="ce3" table:formula="of:=CHAR(INDEX([XOR.$B$2:.$Q$17];[.$B17]+1;[.CW$3]+1 )*16+INDEX([XOR.$B$2:.$Q$17];[.$C17]+1;[.CW$4]+1))" office:value-type="string" office:string-value="'">
            <text:p>'</text:p>
          </table:table-cell>
          <table:table-cell table:style-name="ce3" table:formula="of:=CHAR(INDEX([XOR.$B$2:.$Q$17];[.$B17]+1;[.CX$3]+1 )*16+INDEX([XOR.$B$2:.$Q$17];[.$C17]+1;[.CX$4]+1))" office:value-type="string" office:string-value="">
            <text:p/>
          </table:table-cell>
          <table:table-cell table:style-name="ce3" table:formula="of:=CHAR(INDEX([XOR.$B$2:.$Q$17];[.$B17]+1;[.CY$3]+1 )*16+INDEX([XOR.$B$2:.$Q$17];[.$C17]+1;[.CY$4]+1))" office:value-type="string" office:string-value="">
            <text:p/>
          </table:table-cell>
          <table:table-cell table:style-name="ce3" table:formula="of:=CHAR(INDEX([XOR.$B$2:.$Q$17];[.$B17]+1;[.CZ$3]+1 )*16+INDEX([XOR.$B$2:.$Q$17];[.$C17]+1;[.CZ$4]+1))" office:value-type="string" office:string-value="">
            <text:p/>
          </table:table-cell>
          <table:table-cell table:style-name="ce3" table:formula="of:=CHAR(INDEX([XOR.$B$2:.$Q$17];[.$B17]+1;[.DA$3]+1 )*16+INDEX([XOR.$B$2:.$Q$17];[.$C17]+1;[.DA$4]+1))" office:value-type="string" office:string-value="">
            <text:p/>
          </table:table-cell>
          <table:table-cell table:style-name="ce3" table:formula="of:=CHAR(INDEX([XOR.$B$2:.$Q$17];[.$B17]+1;[.DB$3]+1 )*16+INDEX([XOR.$B$2:.$Q$17];[.$C17]+1;[.DB$4]+1))" office:value-type="string" office:string-value="">
            <text:p/>
          </table:table-cell>
          <table:table-cell table:style-name="ce3" table:formula="of:=CHAR(INDEX([XOR.$B$2:.$Q$17];[.$B17]+1;[.DC$3]+1 )*16+INDEX([XOR.$B$2:.$Q$17];[.$C17]+1;[.DC$4]+1))" office:value-type="string" office:string-value="">
            <text:p/>
          </table:table-cell>
          <table:table-cell table:style-name="ce3" table:formula="of:=CHAR(INDEX([XOR.$B$2:.$Q$17];[.$B17]+1;[.DD$3]+1 )*16+INDEX([XOR.$B$2:.$Q$17];[.$C17]+1;[.DD$4]+1))" office:value-type="string" office:string-value="">
            <text:p/>
          </table:table-cell>
          <table:table-cell table:style-name="ce3" table:formula="of:=CHAR(INDEX([XOR.$B$2:.$Q$17];[.$B17]+1;[.DE$3]+1 )*16+INDEX([XOR.$B$2:.$Q$17];[.$C17]+1;[.DE$4]+1))" office:value-type="string" office:string-value="">
            <text:p/>
          </table:table-cell>
          <table:table-cell table:style-name="ce3" table:formula="of:=CHAR(INDEX([XOR.$B$2:.$Q$17];[.$B17]+1;[.DF$3]+1 )*16+INDEX([XOR.$B$2:.$Q$17];[.$C17]+1;[.DF$4]+1))" office:value-type="string" office:string-value="">
            <text:p/>
          </table:table-cell>
          <table:table-cell table:style-name="ce3" table:formula="of:=CHAR(INDEX([XOR.$B$2:.$Q$17];[.$B17]+1;[.DG$3]+1 )*16+INDEX([XOR.$B$2:.$Q$17];[.$C17]+1;[.DG$4]+1))" office:value-type="string" office:string-value="">
            <text:p/>
          </table:table-cell>
          <table:table-cell table:style-name="ce3" table:formula="of:=CHAR(INDEX([XOR.$B$2:.$Q$17];[.$B17]+1;[.DH$3]+1 )*16+INDEX([XOR.$B$2:.$Q$17];[.$C17]+1;[.DH$4]+1))" office:value-type="string" office:string-value="">
            <text:p/>
          </table:table-cell>
          <table:table-cell table:style-name="ce3" table:formula="of:=CHAR(INDEX([XOR.$B$2:.$Q$17];[.$B17]+1;[.DI$3]+1 )*16+INDEX([XOR.$B$2:.$Q$17];[.$C17]+1;[.DI$4]+1))" office:value-type="string" office:string-value="">
            <text:p/>
          </table:table-cell>
          <table:table-cell table:style-name="ce3" table:formula="of:=CHAR(INDEX([XOR.$B$2:.$Q$17];[.$B17]+1;[.DJ$3]+1 )*16+INDEX([XOR.$B$2:.$Q$17];[.$C17]+1;[.DJ$4]+1))" office:value-type="string" office:string-value="">
            <text:p/>
          </table:table-cell>
          <table:table-cell table:style-name="ce3" table:formula="of:=CHAR(INDEX([XOR.$B$2:.$Q$17];[.$B17]+1;[.DK$3]+1 )*16+INDEX([XOR.$B$2:.$Q$17];[.$C17]+1;[.DK$4]+1))" office:value-type="string" office:string-value="">
            <text:p/>
          </table:table-cell>
          <table:table-cell table:style-name="ce3" table:formula="of:=CHAR(INDEX([XOR.$B$2:.$Q$17];[.$B17]+1;[.DL$3]+1 )*16+INDEX([XOR.$B$2:.$Q$17];[.$C17]+1;[.DL$4]+1))" office:value-type="string" office:string-value="">
            <text:p/>
          </table:table-cell>
          <table:table-cell table:style-name="ce3" table:formula="of:=CHAR(INDEX([XOR.$B$2:.$Q$17];[.$B17]+1;[.DM$3]+1 )*16+INDEX([XOR.$B$2:.$Q$17];[.$C17]+1;[.DM$4]+1))" office:value-type="string" office:string-value="">
            <text:p/>
          </table:table-cell>
          <table:table-cell table:style-name="ce3" table:formula="of:=CHAR(INDEX([XOR.$B$2:.$Q$17];[.$B17]+1;[.DN$3]+1 )*16+INDEX([XOR.$B$2:.$Q$17];[.$C17]+1;[.DN$4]+1))" office:value-type="string" office:string-value="">
            <text:p/>
          </table:table-cell>
          <table:table-cell table:style-name="ce3" table:formula="of:=CHAR(INDEX([XOR.$B$2:.$Q$17];[.$B17]+1;[.DO$3]+1 )*16+INDEX([XOR.$B$2:.$Q$17];[.$C17]+1;[.DO$4]+1))" office:value-type="string" office:string-value="&#9;">
            <text:p><text:tab/></text:p>
          </table:table-cell>
          <table:table-cell table:style-name="ce3" table:formula="of:=CHAR(INDEX([XOR.$B$2:.$Q$17];[.$B17]+1;[.DP$3]+1 )*16+INDEX([XOR.$B$2:.$Q$17];[.$C17]+1;[.DP$4]+1))" office:value-type="string" office:string-value="&#10;">
            <text:p><text:line-break/></text:p>
          </table:table-cell>
          <table:table-cell table:style-name="ce3" table:formula="of:=CHAR(INDEX([XOR.$B$2:.$Q$17];[.$B17]+1;[.DQ$3]+1 )*16+INDEX([XOR.$B$2:.$Q$17];[.$C17]+1;[.DQ$4]+1))" office:value-type="string" office:string-value="">
            <text:p/>
          </table:table-cell>
          <table:table-cell table:style-name="ce3" table:formula="of:=CHAR(INDEX([XOR.$B$2:.$Q$17];[.$B17]+1;[.DR$3]+1 )*16+INDEX([XOR.$B$2:.$Q$17];[.$C17]+1;[.DR$4]+1))" office:value-type="string" office:string-value="">
            <text:p/>
          </table:table-cell>
          <table:table-cell table:style-name="ce3" table:formula="of:=CHAR(INDEX([XOR.$B$2:.$Q$17];[.$B17]+1;[.DS$3]+1 )*16+INDEX([XOR.$B$2:.$Q$17];[.$C17]+1;[.DS$4]+1))" office:value-type="string" office:string-value="&#13;">
            <text:p></text:p>
          </table:table-cell>
          <table:table-cell table:style-name="ce3" table:formula="of:=CHAR(INDEX([XOR.$B$2:.$Q$17];[.$B17]+1;[.DT$3]+1 )*16+INDEX([XOR.$B$2:.$Q$17];[.$C17]+1;[.DT$4]+1))" office:value-type="string" office:string-value="">
            <text:p/>
          </table:table-cell>
          <table:table-cell table:style-name="ce3" table:formula="of:=CHAR(INDEX([XOR.$B$2:.$Q$17];[.$B17]+1;[.DU$3]+1 )*16+INDEX([XOR.$B$2:.$Q$17];[.$C17]+1;[.DU$4]+1))" office:value-type="string" office:string-value="">
            <text:p/>
          </table:table-cell>
          <table:table-cell table:style-name="ce3" table:formula="of:=CHAR(INDEX([XOR.$B$2:.$Q$17];[.$B17]+1;[.DV$3]+1 )*16+INDEX([XOR.$B$2:.$Q$17];[.$C17]+1;[.DV$4]+1))" office:value-type="string" office:string-value="">
            <text:p/>
          </table:table-cell>
          <table:table-cell table:style-name="ce3" table:formula="of:=CHAR(INDEX([XOR.$B$2:.$Q$17];[.$B17]+1;[.DW$3]+1 )*16+INDEX([XOR.$B$2:.$Q$17];[.$C17]+1;[.DW$4]+1))" office:value-type="string" office:string-value="">
            <text:p/>
          </table:table-cell>
          <table:table-cell table:style-name="ce3" table:formula="of:=CHAR(INDEX([XOR.$B$2:.$Q$17];[.$B17]+1;[.DX$3]+1 )*16+INDEX([XOR.$B$2:.$Q$17];[.$C17]+1;[.DX$4]+1))" office:value-type="string" office:string-value="">
            <text:p/>
          </table:table-cell>
          <table:table-cell table:style-name="ce3" table:formula="of:=CHAR(INDEX([XOR.$B$2:.$Q$17];[.$B17]+1;[.DY$3]+1 )*16+INDEX([XOR.$B$2:.$Q$17];[.$C17]+1;[.DY$4]+1))" office:value-type="string" office:string-value="">
            <text:p/>
          </table:table-cell>
          <table:table-cell table:style-name="ce3" table:formula="of:=CHAR(INDEX([XOR.$B$2:.$Q$17];[.$B17]+1;[.DZ$3]+1 )*16+INDEX([XOR.$B$2:.$Q$17];[.$C17]+1;[.DZ$4]+1))" office:value-type="string" office:string-value="">
            <text:p/>
          </table:table-cell>
          <table:table-cell table:style-name="ce3" table:formula="of:=CHAR(INDEX([XOR.$B$2:.$Q$17];[.$B17]+1;[.EA$3]+1 )*16+INDEX([XOR.$B$2:.$Q$17];[.$C17]+1;[.EA$4]+1))" office:value-type="string" office:string-value="">
            <text:p/>
          </table:table-cell>
          <table:table-cell table:style-name="ce3" table:formula="of:=CHAR(INDEX([XOR.$B$2:.$Q$17];[.$B17]+1;[.EB$3]+1 )*16+INDEX([XOR.$B$2:.$Q$17];[.$C17]+1;[.EB$4]+1))" office:value-type="string" office:string-value="">
            <text:p/>
          </table:table-cell>
          <table:table-cell table:style-name="ce3" table:formula="of:=CHAR(INDEX([XOR.$B$2:.$Q$17];[.$B17]+1;[.EC$3]+1 )*16+INDEX([XOR.$B$2:.$Q$17];[.$C17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17]+2" office:value-type="float" office:value="27">
            <text:p>27</text:p>
          </table:table-cell>
          <table:table-cell table:formula="of:=RIGHT(LEFT([.$B$1];[.A18]);1)" office:value-type="string" office:string-value="3">
            <text:p>3</text:p>
          </table:table-cell>
          <table:table-cell table:formula="of:=VLOOKUP(RIGHT(LEFT([.$B$1];[.A18]+1);1);[Sheet1.$A$2:.$C$17];3;0)" office:value-type="float" office:value="4">
            <text:p>4</text:p>
          </table:table-cell>
          <table:table-cell table:formula="of:=[.C18]+[.B18]*16" office:value-type="float" office:value="52">
            <text:p>52</text:p>
          </table:table-cell>
          <table:table-cell table:formula="of:=CHAR([.D18])" office:value-type="string" office:string-value="4">
            <text:p>4</text:p>
          </table:table-cell>
          <table:table-cell table:style-name="ce3" table:formula="of:=CHAR(INDEX([XOR.$B$2:.$Q$17];[.$B18]+1;[.F$3]+1 )*16+INDEX([XOR.$B$2:.$Q$17];[.$C18]+1;[.F$4]+1))" office:value-type="string" office:string-value="4">
            <text:p>4</text:p>
          </table:table-cell>
          <table:table-cell table:style-name="ce3" table:formula="of:=CHAR(INDEX([XOR.$B$2:.$Q$17];[.$B18]+1;[.G$3]+1 )*16+INDEX([XOR.$B$2:.$Q$17];[.$C18]+1;[.G$4]+1))" office:value-type="string" office:string-value="5">
            <text:p>5</text:p>
          </table:table-cell>
          <table:table-cell table:style-name="ce3" table:formula="of:=CHAR(INDEX([XOR.$B$2:.$Q$17];[.$B18]+1;[.H$3]+1 )*16+INDEX([XOR.$B$2:.$Q$17];[.$C18]+1;[.H$4]+1))" office:value-type="string" office:string-value="6">
            <text:p>6</text:p>
          </table:table-cell>
          <table:table-cell table:style-name="ce3" table:formula="of:=CHAR(INDEX([XOR.$B$2:.$Q$17];[.$B18]+1;[.I$3]+1 )*16+INDEX([XOR.$B$2:.$Q$17];[.$C18]+1;[.I$4]+1))" office:value-type="string" office:string-value="7">
            <text:p>7</text:p>
          </table:table-cell>
          <table:table-cell table:style-name="ce3" table:formula="of:=CHAR(INDEX([XOR.$B$2:.$Q$17];[.$B18]+1;[.J$3]+1 )*16+INDEX([XOR.$B$2:.$Q$17];[.$C18]+1;[.J$4]+1))" office:value-type="string" office:string-value="0">
            <text:p>0</text:p>
          </table:table-cell>
          <table:table-cell table:style-name="ce3" table:formula="of:=CHAR(INDEX([XOR.$B$2:.$Q$17];[.$B18]+1;[.K$3]+1 )*16+INDEX([XOR.$B$2:.$Q$17];[.$C18]+1;[.K$4]+1))" office:value-type="string" office:string-value="1">
            <text:p>1</text:p>
          </table:table-cell>
          <table:table-cell table:style-name="ce3" table:formula="of:=CHAR(INDEX([XOR.$B$2:.$Q$17];[.$B18]+1;[.L$3]+1 )*16+INDEX([XOR.$B$2:.$Q$17];[.$C18]+1;[.L$4]+1))" office:value-type="string" office:string-value="2">
            <text:p>2</text:p>
          </table:table-cell>
          <table:table-cell table:style-name="ce3" table:formula="of:=CHAR(INDEX([XOR.$B$2:.$Q$17];[.$B18]+1;[.M$3]+1 )*16+INDEX([XOR.$B$2:.$Q$17];[.$C18]+1;[.M$4]+1))" office:value-type="string" office:string-value="3">
            <text:p>3</text:p>
          </table:table-cell>
          <table:table-cell table:style-name="ce3" table:formula="of:=CHAR(INDEX([XOR.$B$2:.$Q$17];[.$B18]+1;[.N$3]+1 )*16+INDEX([XOR.$B$2:.$Q$17];[.$C18]+1;[.N$4]+1))" office:value-type="string" office:string-value="&lt;">
            <text:p>&lt;</text:p>
          </table:table-cell>
          <table:table-cell table:style-name="ce3" table:formula="of:=CHAR(INDEX([XOR.$B$2:.$Q$17];[.$B18]+1;[.O$3]+1 )*16+INDEX([XOR.$B$2:.$Q$17];[.$C18]+1;[.O$4]+1))" office:value-type="string" office:string-value="=">
            <text:p>=</text:p>
          </table:table-cell>
          <table:table-cell table:style-name="ce3" table:formula="of:=CHAR(INDEX([XOR.$B$2:.$Q$17];[.$B18]+1;[.P$3]+1 )*16+INDEX([XOR.$B$2:.$Q$17];[.$C18]+1;[.P$4]+1))" office:value-type="string" office:string-value="&gt;">
            <text:p>&gt;</text:p>
          </table:table-cell>
          <table:table-cell table:style-name="ce3" table:formula="of:=CHAR(INDEX([XOR.$B$2:.$Q$17];[.$B18]+1;[.Q$3]+1 )*16+INDEX([XOR.$B$2:.$Q$17];[.$C18]+1;[.Q$4]+1))" office:value-type="string" office:string-value="?">
            <text:p>?</text:p>
          </table:table-cell>
          <table:table-cell table:style-name="ce3" table:formula="of:=CHAR(INDEX([XOR.$B$2:.$Q$17];[.$B18]+1;[.R$3]+1 )*16+INDEX([XOR.$B$2:.$Q$17];[.$C18]+1;[.R$4]+1))" office:value-type="string" office:string-value="8">
            <text:p>8</text:p>
          </table:table-cell>
          <table:table-cell table:style-name="ce3" table:formula="of:=CHAR(INDEX([XOR.$B$2:.$Q$17];[.$B18]+1;[.S$3]+1 )*16+INDEX([XOR.$B$2:.$Q$17];[.$C18]+1;[.S$4]+1))" office:value-type="string" office:string-value="9">
            <text:p>9</text:p>
          </table:table-cell>
          <table:table-cell table:style-name="ce3" table:formula="of:=CHAR(INDEX([XOR.$B$2:.$Q$17];[.$B18]+1;[.T$3]+1 )*16+INDEX([XOR.$B$2:.$Q$17];[.$C18]+1;[.T$4]+1))" office:value-type="string" office:string-value=":">
            <text:p>:</text:p>
          </table:table-cell>
          <table:table-cell table:style-name="ce3" table:formula="of:=CHAR(INDEX([XOR.$B$2:.$Q$17];[.$B18]+1;[.U$3]+1 )*16+INDEX([XOR.$B$2:.$Q$17];[.$C18]+1;[.U$4]+1))" office:value-type="string" office:string-value=";">
            <text:p>;</text:p>
          </table:table-cell>
          <table:table-cell table:style-name="ce3" table:formula="of:=CHAR(INDEX([XOR.$B$2:.$Q$17];[.$B18]+1;[.V$3]+1 )*16+INDEX([XOR.$B$2:.$Q$17];[.$C18]+1;[.V$4]+1))" office:value-type="string" office:string-value="$">
            <text:p>$</text:p>
          </table:table-cell>
          <table:table-cell table:style-name="ce3" table:formula="of:=CHAR(INDEX([XOR.$B$2:.$Q$17];[.$B18]+1;[.W$3]+1 )*16+INDEX([XOR.$B$2:.$Q$17];[.$C18]+1;[.W$4]+1))" office:value-type="string" office:string-value="%">
            <text:p>%</text:p>
          </table:table-cell>
          <table:table-cell table:style-name="ce3" table:formula="of:=CHAR(INDEX([XOR.$B$2:.$Q$17];[.$B18]+1;[.X$3]+1 )*16+INDEX([XOR.$B$2:.$Q$17];[.$C18]+1;[.X$4]+1))" office:value-type="string" office:string-value="&amp;">
            <text:p>&amp;</text:p>
          </table:table-cell>
          <table:table-cell table:style-name="ce3" table:formula="of:=CHAR(INDEX([XOR.$B$2:.$Q$17];[.$B18]+1;[.Y$3]+1 )*16+INDEX([XOR.$B$2:.$Q$17];[.$C18]+1;[.Y$4]+1))" office:value-type="string" office:string-value="'">
            <text:p>'</text:p>
          </table:table-cell>
          <table:table-cell table:style-name="ce3" table:formula="of:=CHAR(INDEX([XOR.$B$2:.$Q$17];[.$B18]+1;[.Z$3]+1 )*16+INDEX([XOR.$B$2:.$Q$17];[.$C18]+1;[.Z$4]+1))" office:value-type="string" office:string-value=" ">
            <text:p><text:s/></text:p>
          </table:table-cell>
          <table:table-cell table:style-name="ce3" table:formula="of:=CHAR(INDEX([XOR.$B$2:.$Q$17];[.$B18]+1;[.AA$3]+1 )*16+INDEX([XOR.$B$2:.$Q$17];[.$C18]+1;[.AA$4]+1))" office:value-type="string" office:string-value="!">
            <text:p>!</text:p>
          </table:table-cell>
          <table:table-cell table:style-name="ce3" table:formula="of:=CHAR(INDEX([XOR.$B$2:.$Q$17];[.$B18]+1;[.AB$3]+1 )*16+INDEX([XOR.$B$2:.$Q$17];[.$C18]+1;[.AB$4]+1))" office:value-type="string" office:string-value="&quot;">
            <text:p>"</text:p>
          </table:table-cell>
          <table:table-cell table:style-name="ce3" table:formula="of:=CHAR(INDEX([XOR.$B$2:.$Q$17];[.$B18]+1;[.AC$3]+1 )*16+INDEX([XOR.$B$2:.$Q$17];[.$C18]+1;[.AC$4]+1))" office:value-type="string" office:string-value="#">
            <text:p>#</text:p>
          </table:table-cell>
          <table:table-cell table:style-name="ce3" table:formula="of:=CHAR(INDEX([XOR.$B$2:.$Q$17];[.$B18]+1;[.AD$3]+1 )*16+INDEX([XOR.$B$2:.$Q$17];[.$C18]+1;[.AD$4]+1))" office:value-type="string" office:string-value=",">
            <text:p>,</text:p>
          </table:table-cell>
          <table:table-cell table:style-name="ce3" table:formula="of:=CHAR(INDEX([XOR.$B$2:.$Q$17];[.$B18]+1;[.AE$3]+1 )*16+INDEX([XOR.$B$2:.$Q$17];[.$C18]+1;[.AE$4]+1))" office:value-type="string" office:string-value="-">
            <text:p>-</text:p>
          </table:table-cell>
          <table:table-cell table:style-name="ce3" table:formula="of:=CHAR(INDEX([XOR.$B$2:.$Q$17];[.$B18]+1;[.AF$3]+1 )*16+INDEX([XOR.$B$2:.$Q$17];[.$C18]+1;[.AF$4]+1))" office:value-type="string" office:string-value=".">
            <text:p>.</text:p>
          </table:table-cell>
          <table:table-cell table:style-name="ce3" table:formula="of:=CHAR(INDEX([XOR.$B$2:.$Q$17];[.$B18]+1;[.AG$3]+1 )*16+INDEX([XOR.$B$2:.$Q$17];[.$C18]+1;[.AG$4]+1))" office:value-type="string" office:string-value="/">
            <text:p>/</text:p>
          </table:table-cell>
          <table:table-cell table:style-name="ce3" table:formula="of:=CHAR(INDEX([XOR.$B$2:.$Q$17];[.$B18]+1;[.AH$3]+1 )*16+INDEX([XOR.$B$2:.$Q$17];[.$C18]+1;[.AH$4]+1))" office:value-type="string" office:string-value="(">
            <text:p>(</text:p>
          </table:table-cell>
          <table:table-cell table:style-name="ce3" table:formula="of:=CHAR(INDEX([XOR.$B$2:.$Q$17];[.$B18]+1;[.AI$3]+1 )*16+INDEX([XOR.$B$2:.$Q$17];[.$C18]+1;[.AI$4]+1))" office:value-type="string" office:string-value=")">
            <text:p>)</text:p>
          </table:table-cell>
          <table:table-cell table:style-name="ce3" table:formula="of:=CHAR(INDEX([XOR.$B$2:.$Q$17];[.$B18]+1;[.AJ$3]+1 )*16+INDEX([XOR.$B$2:.$Q$17];[.$C18]+1;[.AJ$4]+1))" office:value-type="string" office:string-value="*">
            <text:p>*</text:p>
          </table:table-cell>
          <table:table-cell table:style-name="ce3" table:formula="of:=CHAR(INDEX([XOR.$B$2:.$Q$17];[.$B18]+1;[.AK$3]+1 )*16+INDEX([XOR.$B$2:.$Q$17];[.$C18]+1;[.AK$4]+1))" office:value-type="string" office:string-value="+">
            <text:p>+</text:p>
          </table:table-cell>
          <table:table-cell table:style-name="ce3" table:formula="of:=CHAR(INDEX([XOR.$B$2:.$Q$17];[.$B18]+1;[.AL$3]+1 )*16+INDEX([XOR.$B$2:.$Q$17];[.$C18]+1;[.AL$4]+1))" office:value-type="string" office:string-value="">
            <text:p/>
          </table:table-cell>
          <table:table-cell table:style-name="ce3" table:formula="of:=CHAR(INDEX([XOR.$B$2:.$Q$17];[.$B18]+1;[.AM$3]+1 )*16+INDEX([XOR.$B$2:.$Q$17];[.$C18]+1;[.AM$4]+1))" office:value-type="string" office:string-value="">
            <text:p/>
          </table:table-cell>
          <table:table-cell table:style-name="ce3" table:formula="of:=CHAR(INDEX([XOR.$B$2:.$Q$17];[.$B18]+1;[.AN$3]+1 )*16+INDEX([XOR.$B$2:.$Q$17];[.$C18]+1;[.AN$4]+1))" office:value-type="string" office:string-value="">
            <text:p/>
          </table:table-cell>
          <table:table-cell table:style-name="ce3" table:formula="of:=CHAR(INDEX([XOR.$B$2:.$Q$17];[.$B18]+1;[.AO$3]+1 )*16+INDEX([XOR.$B$2:.$Q$17];[.$C18]+1;[.AO$4]+1))" office:value-type="string" office:string-value="">
            <text:p/>
          </table:table-cell>
          <table:table-cell table:style-name="ce3" table:formula="of:=CHAR(INDEX([XOR.$B$2:.$Q$17];[.$B18]+1;[.AP$3]+1 )*16+INDEX([XOR.$B$2:.$Q$17];[.$C18]+1;[.AP$4]+1))" office:value-type="string" office:string-value="">
            <text:p/>
          </table:table-cell>
          <table:table-cell table:style-name="ce3" table:formula="of:=CHAR(INDEX([XOR.$B$2:.$Q$17];[.$B18]+1;[.AQ$3]+1 )*16+INDEX([XOR.$B$2:.$Q$17];[.$C18]+1;[.AQ$4]+1))" office:value-type="string" office:string-value="">
            <text:p/>
          </table:table-cell>
          <table:table-cell table:style-name="ce3" table:formula="of:=CHAR(INDEX([XOR.$B$2:.$Q$17];[.$B18]+1;[.AR$3]+1 )*16+INDEX([XOR.$B$2:.$Q$17];[.$C18]+1;[.AR$4]+1))" office:value-type="string" office:string-value="">
            <text:p/>
          </table:table-cell>
          <table:table-cell table:style-name="ce3" table:formula="of:=CHAR(INDEX([XOR.$B$2:.$Q$17];[.$B18]+1;[.AS$3]+1 )*16+INDEX([XOR.$B$2:.$Q$17];[.$C18]+1;[.AS$4]+1))" office:value-type="string" office:string-value="">
            <text:p/>
          </table:table-cell>
          <table:table-cell table:style-name="ce3" table:formula="of:=CHAR(INDEX([XOR.$B$2:.$Q$17];[.$B18]+1;[.AT$3]+1 )*16+INDEX([XOR.$B$2:.$Q$17];[.$C18]+1;[.AT$4]+1))" office:value-type="string" office:string-value="">
            <text:p/>
          </table:table-cell>
          <table:table-cell table:style-name="ce3" table:formula="of:=CHAR(INDEX([XOR.$B$2:.$Q$17];[.$B18]+1;[.AU$3]+1 )*16+INDEX([XOR.$B$2:.$Q$17];[.$C18]+1;[.AU$4]+1))" office:value-type="string" office:string-value="">
            <text:p/>
          </table:table-cell>
          <table:table-cell table:style-name="ce3" table:formula="of:=CHAR(INDEX([XOR.$B$2:.$Q$17];[.$B18]+1;[.AV$3]+1 )*16+INDEX([XOR.$B$2:.$Q$17];[.$C18]+1;[.AV$4]+1))" office:value-type="string" office:string-value="">
            <text:p/>
          </table:table-cell>
          <table:table-cell table:style-name="ce3" table:formula="of:=CHAR(INDEX([XOR.$B$2:.$Q$17];[.$B18]+1;[.AW$3]+1 )*16+INDEX([XOR.$B$2:.$Q$17];[.$C18]+1;[.AW$4]+1))" office:value-type="string" office:string-value="">
            <text:p/>
          </table:table-cell>
          <table:table-cell table:style-name="ce3" table:formula="of:=CHAR(INDEX([XOR.$B$2:.$Q$17];[.$B18]+1;[.AX$3]+1 )*16+INDEX([XOR.$B$2:.$Q$17];[.$C18]+1;[.AX$4]+1))" office:value-type="string" office:string-value="">
            <text:p/>
          </table:table-cell>
          <table:table-cell table:style-name="ce3" table:formula="of:=CHAR(INDEX([XOR.$B$2:.$Q$17];[.$B18]+1;[.AY$3]+1 )*16+INDEX([XOR.$B$2:.$Q$17];[.$C18]+1;[.AY$4]+1))" office:value-type="string" office:string-value="">
            <text:p/>
          </table:table-cell>
          <table:table-cell table:style-name="ce3" table:formula="of:=CHAR(INDEX([XOR.$B$2:.$Q$17];[.$B18]+1;[.AZ$3]+1 )*16+INDEX([XOR.$B$2:.$Q$17];[.$C18]+1;[.AZ$4]+1))" office:value-type="string" office:string-value="">
            <text:p/>
          </table:table-cell>
          <table:table-cell table:style-name="ce3" table:formula="of:=CHAR(INDEX([XOR.$B$2:.$Q$17];[.$B18]+1;[.BA$3]+1 )*16+INDEX([XOR.$B$2:.$Q$17];[.$C18]+1;[.BA$4]+1))" office:value-type="string" office:string-value="">
            <text:p/>
          </table:table-cell>
          <table:table-cell table:style-name="ce3" table:formula="of:=CHAR(INDEX([XOR.$B$2:.$Q$17];[.$B18]+1;[.BB$3]+1 )*16+INDEX([XOR.$B$2:.$Q$17];[.$C18]+1;[.BB$4]+1))" office:value-type="string" office:string-value="">
            <text:p/>
          </table:table-cell>
          <table:table-cell table:style-name="ce3" table:formula="of:=CHAR(INDEX([XOR.$B$2:.$Q$17];[.$B18]+1;[.BC$3]+1 )*16+INDEX([XOR.$B$2:.$Q$17];[.$C18]+1;[.BC$4]+1))" office:value-type="string" office:string-value="">
            <text:p/>
          </table:table-cell>
          <table:table-cell table:style-name="ce3" table:formula="of:=CHAR(INDEX([XOR.$B$2:.$Q$17];[.$B18]+1;[.BD$3]+1 )*16+INDEX([XOR.$B$2:.$Q$17];[.$C18]+1;[.BD$4]+1))" office:value-type="string" office:string-value="">
            <text:p/>
          </table:table-cell>
          <table:table-cell table:style-name="ce3" table:formula="of:=CHAR(INDEX([XOR.$B$2:.$Q$17];[.$B18]+1;[.BE$3]+1 )*16+INDEX([XOR.$B$2:.$Q$17];[.$C18]+1;[.BE$4]+1))" office:value-type="string" office:string-value="">
            <text:p/>
          </table:table-cell>
          <table:table-cell table:style-name="ce3" table:formula="of:=CHAR(INDEX([XOR.$B$2:.$Q$17];[.$B18]+1;[.BF$3]+1 )*16+INDEX([XOR.$B$2:.$Q$17];[.$C18]+1;[.BF$4]+1))" office:value-type="string" office:string-value="">
            <text:p/>
          </table:table-cell>
          <table:table-cell table:style-name="ce3" table:formula="of:=CHAR(INDEX([XOR.$B$2:.$Q$17];[.$B18]+1;[.BG$3]+1 )*16+INDEX([XOR.$B$2:.$Q$17];[.$C18]+1;[.BG$4]+1))" office:value-type="string" office:string-value="">
            <text:p/>
          </table:table-cell>
          <table:table-cell table:style-name="ce3" table:formula="of:=CHAR(INDEX([XOR.$B$2:.$Q$17];[.$B18]+1;[.BH$3]+1 )*16+INDEX([XOR.$B$2:.$Q$17];[.$C18]+1;[.BH$4]+1))" office:value-type="string" office:string-value="">
            <text:p/>
          </table:table-cell>
          <table:table-cell table:style-name="ce3" table:formula="of:=CHAR(INDEX([XOR.$B$2:.$Q$17];[.$B18]+1;[.BI$3]+1 )*16+INDEX([XOR.$B$2:.$Q$17];[.$C18]+1;[.BI$4]+1))" office:value-type="string" office:string-value="">
            <text:p/>
          </table:table-cell>
          <table:table-cell table:style-name="ce3" table:formula="of:=CHAR(INDEX([XOR.$B$2:.$Q$17];[.$B18]+1;[.BJ$3]+1 )*16+INDEX([XOR.$B$2:.$Q$17];[.$C18]+1;[.BJ$4]+1))" office:value-type="string" office:string-value="">
            <text:p/>
          </table:table-cell>
          <table:table-cell table:style-name="ce3" table:formula="of:=CHAR(INDEX([XOR.$B$2:.$Q$17];[.$B18]+1;[.BK$3]+1 )*16+INDEX([XOR.$B$2:.$Q$17];[.$C18]+1;[.BK$4]+1))" office:value-type="string" office:string-value="&#13;">
            <text:p></text:p>
          </table:table-cell>
          <table:table-cell table:style-name="ce3" table:formula="of:=CHAR(INDEX([XOR.$B$2:.$Q$17];[.$B18]+1;[.BL$3]+1 )*16+INDEX([XOR.$B$2:.$Q$17];[.$C18]+1;[.BL$4]+1))" office:value-type="string" office:string-value="">
            <text:p/>
          </table:table-cell>
          <table:table-cell table:style-name="ce3" table:formula="of:=CHAR(INDEX([XOR.$B$2:.$Q$17];[.$B18]+1;[.BM$3]+1 )*16+INDEX([XOR.$B$2:.$Q$17];[.$C18]+1;[.BM$4]+1))" office:value-type="string" office:string-value="">
            <text:p/>
          </table:table-cell>
          <table:table-cell table:style-name="ce3" table:formula="of:=CHAR(INDEX([XOR.$B$2:.$Q$17];[.$B18]+1;[.BN$3]+1 )*16+INDEX([XOR.$B$2:.$Q$17];[.$C18]+1;[.BN$4]+1))" office:value-type="string" office:string-value="">
            <text:p/>
          </table:table-cell>
          <table:table-cell table:style-name="ce3" table:formula="of:=CHAR(INDEX([XOR.$B$2:.$Q$17];[.$B18]+1;[.BO$3]+1 )*16+INDEX([XOR.$B$2:.$Q$17];[.$C18]+1;[.BO$4]+1))" office:value-type="string" office:string-value="&#9;">
            <text:p><text:tab/></text:p>
          </table:table-cell>
          <table:table-cell table:style-name="ce3" table:formula="of:=CHAR(INDEX([XOR.$B$2:.$Q$17];[.$B18]+1;[.BP$3]+1 )*16+INDEX([XOR.$B$2:.$Q$17];[.$C18]+1;[.BP$4]+1))" office:value-type="string" office:string-value="&#10;">
            <text:p><text:line-break/></text:p>
          </table:table-cell>
          <table:table-cell table:style-name="ce3" table:formula="of:=CHAR(INDEX([XOR.$B$2:.$Q$17];[.$B18]+1;[.BQ$3]+1 )*16+INDEX([XOR.$B$2:.$Q$17];[.$C18]+1;[.BQ$4]+1))" office:value-type="string" office:string-value="">
            <text:p/>
          </table:table-cell>
          <table:table-cell table:style-name="ce3" table:formula="of:=CHAR(INDEX([XOR.$B$2:.$Q$17];[.$B18]+1;[.BR$3]+1 )*16+INDEX([XOR.$B$2:.$Q$17];[.$C18]+1;[.BR$4]+1))" office:value-type="string" office:string-value="t">
            <text:p>t</text:p>
          </table:table-cell>
          <table:table-cell table:style-name="ce3" table:formula="of:=CHAR(INDEX([XOR.$B$2:.$Q$17];[.$B18]+1;[.BS$3]+1 )*16+INDEX([XOR.$B$2:.$Q$17];[.$C18]+1;[.BS$4]+1))" office:value-type="string" office:string-value="u">
            <text:p>u</text:p>
          </table:table-cell>
          <table:table-cell table:style-name="ce3" table:formula="of:=CHAR(INDEX([XOR.$B$2:.$Q$17];[.$B18]+1;[.BT$3]+1 )*16+INDEX([XOR.$B$2:.$Q$17];[.$C18]+1;[.BT$4]+1))" office:value-type="string" office:string-value="v">
            <text:p>v</text:p>
          </table:table-cell>
          <table:table-cell table:style-name="ce3" table:formula="of:=CHAR(INDEX([XOR.$B$2:.$Q$17];[.$B18]+1;[.BU$3]+1 )*16+INDEX([XOR.$B$2:.$Q$17];[.$C18]+1;[.BU$4]+1))" office:value-type="string" office:string-value="w">
            <text:p>w</text:p>
          </table:table-cell>
          <table:table-cell table:style-name="ce3" table:formula="of:=CHAR(INDEX([XOR.$B$2:.$Q$17];[.$B18]+1;[.BV$3]+1 )*16+INDEX([XOR.$B$2:.$Q$17];[.$C18]+1;[.BV$4]+1))" office:value-type="string" office:string-value="p">
            <text:p>p</text:p>
          </table:table-cell>
          <table:table-cell table:style-name="ce3" table:formula="of:=CHAR(INDEX([XOR.$B$2:.$Q$17];[.$B18]+1;[.BW$3]+1 )*16+INDEX([XOR.$B$2:.$Q$17];[.$C18]+1;[.BW$4]+1))" office:value-type="string" office:string-value="q">
            <text:p>q</text:p>
          </table:table-cell>
          <table:table-cell table:style-name="ce3" table:formula="of:=CHAR(INDEX([XOR.$B$2:.$Q$17];[.$B18]+1;[.BX$3]+1 )*16+INDEX([XOR.$B$2:.$Q$17];[.$C18]+1;[.BX$4]+1))" office:value-type="string" office:string-value="r">
            <text:p>r</text:p>
          </table:table-cell>
          <table:table-cell table:style-name="ce3" table:formula="of:=CHAR(INDEX([XOR.$B$2:.$Q$17];[.$B18]+1;[.BY$3]+1 )*16+INDEX([XOR.$B$2:.$Q$17];[.$C18]+1;[.BY$4]+1))" office:value-type="string" office:string-value="s">
            <text:p>s</text:p>
          </table:table-cell>
          <table:table-cell table:style-name="ce3" table:formula="of:=CHAR(INDEX([XOR.$B$2:.$Q$17];[.$B18]+1;[.BZ$3]+1 )*16+INDEX([XOR.$B$2:.$Q$17];[.$C18]+1;[.BZ$4]+1))" office:value-type="string" office:string-value="|">
            <text:p>|</text:p>
          </table:table-cell>
          <table:table-cell table:style-name="ce3" table:formula="of:=CHAR(INDEX([XOR.$B$2:.$Q$17];[.$B18]+1;[.CA$3]+1 )*16+INDEX([XOR.$B$2:.$Q$17];[.$C18]+1;[.CA$4]+1))" office:value-type="string" office:string-value="}">
            <text:p>}</text:p>
          </table:table-cell>
          <table:table-cell table:style-name="ce3" table:formula="of:=CHAR(INDEX([XOR.$B$2:.$Q$17];[.$B18]+1;[.CB$3]+1 )*16+INDEX([XOR.$B$2:.$Q$17];[.$C18]+1;[.CB$4]+1))" office:value-type="string" office:string-value="~">
            <text:p>~</text:p>
          </table:table-cell>
          <table:table-cell table:style-name="ce3" table:formula="of:=CHAR(INDEX([XOR.$B$2:.$Q$17];[.$B18]+1;[.CC$3]+1 )*16+INDEX([XOR.$B$2:.$Q$17];[.$C18]+1;[.CC$4]+1))" office:value-type="string" office:string-value="">
            <text:p></text:p>
          </table:table-cell>
          <table:table-cell table:style-name="ce3" table:formula="of:=CHAR(INDEX([XOR.$B$2:.$Q$17];[.$B18]+1;[.CD$3]+1 )*16+INDEX([XOR.$B$2:.$Q$17];[.$C18]+1;[.CD$4]+1))" office:value-type="string" office:string-value="x">
            <text:p>x</text:p>
          </table:table-cell>
          <table:table-cell table:style-name="ce3" table:formula="of:=CHAR(INDEX([XOR.$B$2:.$Q$17];[.$B18]+1;[.CE$3]+1 )*16+INDEX([XOR.$B$2:.$Q$17];[.$C18]+1;[.CE$4]+1))" office:value-type="string" office:string-value="y">
            <text:p>y</text:p>
          </table:table-cell>
          <table:table-cell table:style-name="ce3" table:formula="of:=CHAR(INDEX([XOR.$B$2:.$Q$17];[.$B18]+1;[.CF$3]+1 )*16+INDEX([XOR.$B$2:.$Q$17];[.$C18]+1;[.CF$4]+1))" office:value-type="string" office:string-value="z">
            <text:p>z</text:p>
          </table:table-cell>
          <table:table-cell table:style-name="ce3" table:formula="of:=CHAR(INDEX([XOR.$B$2:.$Q$17];[.$B18]+1;[.CG$3]+1 )*16+INDEX([XOR.$B$2:.$Q$17];[.$C18]+1;[.CG$4]+1))" office:value-type="string" office:string-value="{">
            <text:p>{</text:p>
          </table:table-cell>
          <table:table-cell table:style-name="ce3" table:formula="of:=CHAR(INDEX([XOR.$B$2:.$Q$17];[.$B18]+1;[.CH$3]+1 )*16+INDEX([XOR.$B$2:.$Q$17];[.$C18]+1;[.CH$4]+1))" office:value-type="string" office:string-value="d">
            <text:p>d</text:p>
          </table:table-cell>
          <table:table-cell table:style-name="ce3" table:formula="of:=CHAR(INDEX([XOR.$B$2:.$Q$17];[.$B18]+1;[.CI$3]+1 )*16+INDEX([XOR.$B$2:.$Q$17];[.$C18]+1;[.CI$4]+1))" office:value-type="string" office:string-value="e">
            <text:p>e</text:p>
          </table:table-cell>
          <table:table-cell table:style-name="ce3" table:formula="of:=CHAR(INDEX([XOR.$B$2:.$Q$17];[.$B18]+1;[.CJ$3]+1 )*16+INDEX([XOR.$B$2:.$Q$17];[.$C18]+1;[.CJ$4]+1))" office:value-type="string" office:string-value="f">
            <text:p>f</text:p>
          </table:table-cell>
          <table:table-cell table:style-name="ce3" table:formula="of:=CHAR(INDEX([XOR.$B$2:.$Q$17];[.$B18]+1;[.CK$3]+1 )*16+INDEX([XOR.$B$2:.$Q$17];[.$C18]+1;[.CK$4]+1))" office:value-type="string" office:string-value="g">
            <text:p>g</text:p>
          </table:table-cell>
          <table:table-cell table:style-name="ce3" table:formula="of:=CHAR(INDEX([XOR.$B$2:.$Q$17];[.$B18]+1;[.CL$3]+1 )*16+INDEX([XOR.$B$2:.$Q$17];[.$C18]+1;[.CL$4]+1))" office:value-type="string" office:string-value="`">
            <text:p>`</text:p>
          </table:table-cell>
          <table:table-cell table:style-name="ce3" table:formula="of:=CHAR(INDEX([XOR.$B$2:.$Q$17];[.$B18]+1;[.CM$3]+1 )*16+INDEX([XOR.$B$2:.$Q$17];[.$C18]+1;[.CM$4]+1))" office:value-type="string" office:string-value="a">
            <text:p>a</text:p>
          </table:table-cell>
          <table:table-cell table:style-name="ce3" table:formula="of:=CHAR(INDEX([XOR.$B$2:.$Q$17];[.$B18]+1;[.CN$3]+1 )*16+INDEX([XOR.$B$2:.$Q$17];[.$C18]+1;[.CN$4]+1))" office:value-type="string" office:string-value="b">
            <text:p>b</text:p>
          </table:table-cell>
          <table:table-cell table:style-name="ce3" table:formula="of:=CHAR(INDEX([XOR.$B$2:.$Q$17];[.$B18]+1;[.CO$3]+1 )*16+INDEX([XOR.$B$2:.$Q$17];[.$C18]+1;[.CO$4]+1))" office:value-type="string" office:string-value="c">
            <text:p>c</text:p>
          </table:table-cell>
          <table:table-cell table:style-name="ce8" table:formula="of:=CHAR(INDEX([XOR.$B$2:.$Q$17];[.$B18]+1;[.CP$3]+1 )*16+INDEX([XOR.$B$2:.$Q$17];[.$C18]+1;[.CP$4]+1))" office:value-type="string" office:string-value="l">
            <text:p>l</text:p>
          </table:table-cell>
          <table:table-cell table:style-name="ce3" table:formula="of:=CHAR(INDEX([XOR.$B$2:.$Q$17];[.$B18]+1;[.CQ$3]+1 )*16+INDEX([XOR.$B$2:.$Q$17];[.$C18]+1;[.CQ$4]+1))" office:value-type="string" office:string-value="m">
            <text:p>m</text:p>
          </table:table-cell>
          <table:table-cell table:style-name="ce3" table:formula="of:=CHAR(INDEX([XOR.$B$2:.$Q$17];[.$B18]+1;[.CR$3]+1 )*16+INDEX([XOR.$B$2:.$Q$17];[.$C18]+1;[.CR$4]+1))" office:value-type="string" office:string-value="n">
            <text:p>n</text:p>
          </table:table-cell>
          <table:table-cell table:style-name="ce3" table:formula="of:=CHAR(INDEX([XOR.$B$2:.$Q$17];[.$B18]+1;[.CS$3]+1 )*16+INDEX([XOR.$B$2:.$Q$17];[.$C18]+1;[.CS$4]+1))" office:value-type="string" office:string-value="o">
            <text:p>o</text:p>
          </table:table-cell>
          <table:table-cell table:style-name="ce3" table:formula="of:=CHAR(INDEX([XOR.$B$2:.$Q$17];[.$B18]+1;[.CT$3]+1 )*16+INDEX([XOR.$B$2:.$Q$17];[.$C18]+1;[.CT$4]+1))" office:value-type="string" office:string-value="h">
            <text:p>h</text:p>
          </table:table-cell>
          <table:table-cell table:style-name="ce3" table:formula="of:=CHAR(INDEX([XOR.$B$2:.$Q$17];[.$B18]+1;[.CU$3]+1 )*16+INDEX([XOR.$B$2:.$Q$17];[.$C18]+1;[.CU$4]+1))" office:value-type="string" office:string-value="i">
            <text:p>i</text:p>
          </table:table-cell>
          <table:table-cell table:style-name="ce3" table:formula="of:=CHAR(INDEX([XOR.$B$2:.$Q$17];[.$B18]+1;[.CV$3]+1 )*16+INDEX([XOR.$B$2:.$Q$17];[.$C18]+1;[.CV$4]+1))" office:value-type="string" office:string-value="j">
            <text:p>j</text:p>
          </table:table-cell>
          <table:table-cell table:style-name="ce3" table:formula="of:=CHAR(INDEX([XOR.$B$2:.$Q$17];[.$B18]+1;[.CW$3]+1 )*16+INDEX([XOR.$B$2:.$Q$17];[.$C18]+1;[.CW$4]+1))" office:value-type="string" office:string-value="k">
            <text:p>k</text:p>
          </table:table-cell>
          <table:table-cell table:style-name="ce3" table:formula="of:=CHAR(INDEX([XOR.$B$2:.$Q$17];[.$B18]+1;[.CX$3]+1 )*16+INDEX([XOR.$B$2:.$Q$17];[.$C18]+1;[.CX$4]+1))" office:value-type="string" office:string-value="T">
            <text:p>T</text:p>
          </table:table-cell>
          <table:table-cell table:style-name="ce3" table:formula="of:=CHAR(INDEX([XOR.$B$2:.$Q$17];[.$B18]+1;[.CY$3]+1 )*16+INDEX([XOR.$B$2:.$Q$17];[.$C18]+1;[.CY$4]+1))" office:value-type="string" office:string-value="U">
            <text:p>U</text:p>
          </table:table-cell>
          <table:table-cell table:style-name="ce3" table:formula="of:=CHAR(INDEX([XOR.$B$2:.$Q$17];[.$B18]+1;[.CZ$3]+1 )*16+INDEX([XOR.$B$2:.$Q$17];[.$C18]+1;[.CZ$4]+1))" office:value-type="string" office:string-value="V">
            <text:p>V</text:p>
          </table:table-cell>
          <table:table-cell table:style-name="ce3" table:formula="of:=CHAR(INDEX([XOR.$B$2:.$Q$17];[.$B18]+1;[.DA$3]+1 )*16+INDEX([XOR.$B$2:.$Q$17];[.$C18]+1;[.DA$4]+1))" office:value-type="string" office:string-value="W">
            <text:p>W</text:p>
          </table:table-cell>
          <table:table-cell table:style-name="ce3" table:formula="of:=CHAR(INDEX([XOR.$B$2:.$Q$17];[.$B18]+1;[.DB$3]+1 )*16+INDEX([XOR.$B$2:.$Q$17];[.$C18]+1;[.DB$4]+1))" office:value-type="string" office:string-value="P">
            <text:p>P</text:p>
          </table:table-cell>
          <table:table-cell table:style-name="ce3" table:formula="of:=CHAR(INDEX([XOR.$B$2:.$Q$17];[.$B18]+1;[.DC$3]+1 )*16+INDEX([XOR.$B$2:.$Q$17];[.$C18]+1;[.DC$4]+1))" office:value-type="string" office:string-value="Q">
            <text:p>Q</text:p>
          </table:table-cell>
          <table:table-cell table:style-name="ce3" table:formula="of:=CHAR(INDEX([XOR.$B$2:.$Q$17];[.$B18]+1;[.DD$3]+1 )*16+INDEX([XOR.$B$2:.$Q$17];[.$C18]+1;[.DD$4]+1))" office:value-type="string" office:string-value="R">
            <text:p>R</text:p>
          </table:table-cell>
          <table:table-cell table:style-name="ce3" table:formula="of:=CHAR(INDEX([XOR.$B$2:.$Q$17];[.$B18]+1;[.DE$3]+1 )*16+INDEX([XOR.$B$2:.$Q$17];[.$C18]+1;[.DE$4]+1))" office:value-type="string" office:string-value="S">
            <text:p>S</text:p>
          </table:table-cell>
          <table:table-cell table:style-name="ce3" table:formula="of:=CHAR(INDEX([XOR.$B$2:.$Q$17];[.$B18]+1;[.DF$3]+1 )*16+INDEX([XOR.$B$2:.$Q$17];[.$C18]+1;[.DF$4]+1))" office:value-type="string" office:string-value="\">
            <text:p>\</text:p>
          </table:table-cell>
          <table:table-cell table:style-name="ce3" table:formula="of:=CHAR(INDEX([XOR.$B$2:.$Q$17];[.$B18]+1;[.DG$3]+1 )*16+INDEX([XOR.$B$2:.$Q$17];[.$C18]+1;[.DG$4]+1))" office:value-type="string" office:string-value="]">
            <text:p>]</text:p>
          </table:table-cell>
          <table:table-cell table:style-name="ce3" table:formula="of:=CHAR(INDEX([XOR.$B$2:.$Q$17];[.$B18]+1;[.DH$3]+1 )*16+INDEX([XOR.$B$2:.$Q$17];[.$C18]+1;[.DH$4]+1))" office:value-type="string" office:string-value="^">
            <text:p>^</text:p>
          </table:table-cell>
          <table:table-cell table:style-name="ce3" table:formula="of:=CHAR(INDEX([XOR.$B$2:.$Q$17];[.$B18]+1;[.DI$3]+1 )*16+INDEX([XOR.$B$2:.$Q$17];[.$C18]+1;[.DI$4]+1))" office:value-type="string" office:string-value="_">
            <text:p>_</text:p>
          </table:table-cell>
          <table:table-cell table:style-name="ce3" table:formula="of:=CHAR(INDEX([XOR.$B$2:.$Q$17];[.$B18]+1;[.DJ$3]+1 )*16+INDEX([XOR.$B$2:.$Q$17];[.$C18]+1;[.DJ$4]+1))" office:value-type="string" office:string-value="X">
            <text:p>X</text:p>
          </table:table-cell>
          <table:table-cell table:style-name="ce3" table:formula="of:=CHAR(INDEX([XOR.$B$2:.$Q$17];[.$B18]+1;[.DK$3]+1 )*16+INDEX([XOR.$B$2:.$Q$17];[.$C18]+1;[.DK$4]+1))" office:value-type="string" office:string-value="Y">
            <text:p>Y</text:p>
          </table:table-cell>
          <table:table-cell table:style-name="ce3" table:formula="of:=CHAR(INDEX([XOR.$B$2:.$Q$17];[.$B18]+1;[.DL$3]+1 )*16+INDEX([XOR.$B$2:.$Q$17];[.$C18]+1;[.DL$4]+1))" office:value-type="string" office:string-value="Z">
            <text:p>Z</text:p>
          </table:table-cell>
          <table:table-cell table:style-name="ce3" table:formula="of:=CHAR(INDEX([XOR.$B$2:.$Q$17];[.$B18]+1;[.DM$3]+1 )*16+INDEX([XOR.$B$2:.$Q$17];[.$C18]+1;[.DM$4]+1))" office:value-type="string" office:string-value="[">
            <text:p>[</text:p>
          </table:table-cell>
          <table:table-cell table:style-name="ce3" table:formula="of:=CHAR(INDEX([XOR.$B$2:.$Q$17];[.$B18]+1;[.DN$3]+1 )*16+INDEX([XOR.$B$2:.$Q$17];[.$C18]+1;[.DN$4]+1))" office:value-type="string" office:string-value="D">
            <text:p>D</text:p>
          </table:table-cell>
          <table:table-cell table:style-name="ce3" table:formula="of:=CHAR(INDEX([XOR.$B$2:.$Q$17];[.$B18]+1;[.DO$3]+1 )*16+INDEX([XOR.$B$2:.$Q$17];[.$C18]+1;[.DO$4]+1))" office:value-type="string" office:string-value="E">
            <text:p>E</text:p>
          </table:table-cell>
          <table:table-cell table:style-name="ce3" table:formula="of:=CHAR(INDEX([XOR.$B$2:.$Q$17];[.$B18]+1;[.DP$3]+1 )*16+INDEX([XOR.$B$2:.$Q$17];[.$C18]+1;[.DP$4]+1))" office:value-type="string" office:string-value="F">
            <text:p>F</text:p>
          </table:table-cell>
          <table:table-cell table:style-name="ce3" table:formula="of:=CHAR(INDEX([XOR.$B$2:.$Q$17];[.$B18]+1;[.DQ$3]+1 )*16+INDEX([XOR.$B$2:.$Q$17];[.$C18]+1;[.DQ$4]+1))" office:value-type="string" office:string-value="G">
            <text:p>G</text:p>
          </table:table-cell>
          <table:table-cell table:style-name="ce3" table:formula="of:=CHAR(INDEX([XOR.$B$2:.$Q$17];[.$B18]+1;[.DR$3]+1 )*16+INDEX([XOR.$B$2:.$Q$17];[.$C18]+1;[.DR$4]+1))" office:value-type="string" office:string-value="@">
            <text:p>@</text:p>
          </table:table-cell>
          <table:table-cell table:style-name="ce3" table:formula="of:=CHAR(INDEX([XOR.$B$2:.$Q$17];[.$B18]+1;[.DS$3]+1 )*16+INDEX([XOR.$B$2:.$Q$17];[.$C18]+1;[.DS$4]+1))" office:value-type="string" office:string-value="A">
            <text:p>A</text:p>
          </table:table-cell>
          <table:table-cell table:style-name="ce3" table:formula="of:=CHAR(INDEX([XOR.$B$2:.$Q$17];[.$B18]+1;[.DT$3]+1 )*16+INDEX([XOR.$B$2:.$Q$17];[.$C18]+1;[.DT$4]+1))" office:value-type="string" office:string-value="B">
            <text:p>B</text:p>
          </table:table-cell>
          <table:table-cell table:style-name="ce3" table:formula="of:=CHAR(INDEX([XOR.$B$2:.$Q$17];[.$B18]+1;[.DU$3]+1 )*16+INDEX([XOR.$B$2:.$Q$17];[.$C18]+1;[.DU$4]+1))" office:value-type="string" office:string-value="C">
            <text:p>C</text:p>
          </table:table-cell>
          <table:table-cell table:style-name="ce3" table:formula="of:=CHAR(INDEX([XOR.$B$2:.$Q$17];[.$B18]+1;[.DV$3]+1 )*16+INDEX([XOR.$B$2:.$Q$17];[.$C18]+1;[.DV$4]+1))" office:value-type="string" office:string-value="L">
            <text:p>L</text:p>
          </table:table-cell>
          <table:table-cell table:style-name="ce3" table:formula="of:=CHAR(INDEX([XOR.$B$2:.$Q$17];[.$B18]+1;[.DW$3]+1 )*16+INDEX([XOR.$B$2:.$Q$17];[.$C18]+1;[.DW$4]+1))" office:value-type="string" office:string-value="M">
            <text:p>M</text:p>
          </table:table-cell>
          <table:table-cell table:style-name="ce3" table:formula="of:=CHAR(INDEX([XOR.$B$2:.$Q$17];[.$B18]+1;[.DX$3]+1 )*16+INDEX([XOR.$B$2:.$Q$17];[.$C18]+1;[.DX$4]+1))" office:value-type="string" office:string-value="N">
            <text:p>N</text:p>
          </table:table-cell>
          <table:table-cell table:style-name="ce3" table:formula="of:=CHAR(INDEX([XOR.$B$2:.$Q$17];[.$B18]+1;[.DY$3]+1 )*16+INDEX([XOR.$B$2:.$Q$17];[.$C18]+1;[.DY$4]+1))" office:value-type="string" office:string-value="O">
            <text:p>O</text:p>
          </table:table-cell>
          <table:table-cell table:style-name="ce3" table:formula="of:=CHAR(INDEX([XOR.$B$2:.$Q$17];[.$B18]+1;[.DZ$3]+1 )*16+INDEX([XOR.$B$2:.$Q$17];[.$C18]+1;[.DZ$4]+1))" office:value-type="string" office:string-value="H">
            <text:p>H</text:p>
          </table:table-cell>
          <table:table-cell table:style-name="ce3" table:formula="of:=CHAR(INDEX([XOR.$B$2:.$Q$17];[.$B18]+1;[.EA$3]+1 )*16+INDEX([XOR.$B$2:.$Q$17];[.$C18]+1;[.EA$4]+1))" office:value-type="string" office:string-value="I">
            <text:p>I</text:p>
          </table:table-cell>
          <table:table-cell table:style-name="ce3" table:formula="of:=CHAR(INDEX([XOR.$B$2:.$Q$17];[.$B18]+1;[.EB$3]+1 )*16+INDEX([XOR.$B$2:.$Q$17];[.$C18]+1;[.EB$4]+1))" office:value-type="string" office:string-value="J">
            <text:p>J</text:p>
          </table:table-cell>
          <table:table-cell table:style-name="ce3" table:formula="of:=CHAR(INDEX([XOR.$B$2:.$Q$17];[.$B18]+1;[.EC$3]+1 )*16+INDEX([XOR.$B$2:.$Q$17];[.$C18]+1;[.EC$4]+1))" office:value-type="string" office:string-value="K">
            <text:p>K</text:p>
          </table:table-cell>
          <table:table-cell table:style-name="ce3" table:number-columns-repeated="21"/>
        </table:table-row>
        <table:table-row table:style-name="ro4">
          <table:table-cell table:formula="of:=[.A18]+2" office:value-type="float" office:value="29">
            <text:p>29</text:p>
          </table:table-cell>
          <table:table-cell table:formula="of:=RIGHT(LEFT([.$B$1];[.A19]);1)" office:value-type="string" office:string-value="3">
            <text:p>3</text:p>
          </table:table-cell>
          <table:table-cell table:formula="of:=VLOOKUP(RIGHT(LEFT([.$B$1];[.A19]+1);1);[Sheet1.$A$2:.$C$17];3;0)" office:value-type="float" office:value="1">
            <text:p>1</text:p>
          </table:table-cell>
          <table:table-cell table:formula="of:=[.C19]+[.B19]*16" office:value-type="float" office:value="49">
            <text:p>49</text:p>
          </table:table-cell>
          <table:table-cell table:formula="of:=CHAR([.D19])" office:value-type="string" office:string-value="1">
            <text:p>1</text:p>
          </table:table-cell>
          <table:table-cell table:style-name="ce3" table:formula="of:=CHAR(INDEX([XOR.$B$2:.$Q$17];[.$B19]+1;[.F$3]+1 )*16+INDEX([XOR.$B$2:.$Q$17];[.$C19]+1;[.F$4]+1))" office:value-type="string" office:string-value="1">
            <text:p>1</text:p>
          </table:table-cell>
          <table:table-cell table:style-name="ce3" table:formula="of:=CHAR(INDEX([XOR.$B$2:.$Q$17];[.$B19]+1;[.G$3]+1 )*16+INDEX([XOR.$B$2:.$Q$17];[.$C19]+1;[.G$4]+1))" office:value-type="string" office:string-value="0">
            <text:p>0</text:p>
          </table:table-cell>
          <table:table-cell table:style-name="ce3" table:formula="of:=CHAR(INDEX([XOR.$B$2:.$Q$17];[.$B19]+1;[.H$3]+1 )*16+INDEX([XOR.$B$2:.$Q$17];[.$C19]+1;[.H$4]+1))" office:value-type="string" office:string-value="3">
            <text:p>3</text:p>
          </table:table-cell>
          <table:table-cell table:style-name="ce3" table:formula="of:=CHAR(INDEX([XOR.$B$2:.$Q$17];[.$B19]+1;[.I$3]+1 )*16+INDEX([XOR.$B$2:.$Q$17];[.$C19]+1;[.I$4]+1))" office:value-type="string" office:string-value="2">
            <text:p>2</text:p>
          </table:table-cell>
          <table:table-cell table:style-name="ce3" table:formula="of:=CHAR(INDEX([XOR.$B$2:.$Q$17];[.$B19]+1;[.J$3]+1 )*16+INDEX([XOR.$B$2:.$Q$17];[.$C19]+1;[.J$4]+1))" office:value-type="string" office:string-value="5">
            <text:p>5</text:p>
          </table:table-cell>
          <table:table-cell table:style-name="ce3" table:formula="of:=CHAR(INDEX([XOR.$B$2:.$Q$17];[.$B19]+1;[.K$3]+1 )*16+INDEX([XOR.$B$2:.$Q$17];[.$C19]+1;[.K$4]+1))" office:value-type="string" office:string-value="4">
            <text:p>4</text:p>
          </table:table-cell>
          <table:table-cell table:style-name="ce3" table:formula="of:=CHAR(INDEX([XOR.$B$2:.$Q$17];[.$B19]+1;[.L$3]+1 )*16+INDEX([XOR.$B$2:.$Q$17];[.$C19]+1;[.L$4]+1))" office:value-type="string" office:string-value="7">
            <text:p>7</text:p>
          </table:table-cell>
          <table:table-cell table:style-name="ce3" table:formula="of:=CHAR(INDEX([XOR.$B$2:.$Q$17];[.$B19]+1;[.M$3]+1 )*16+INDEX([XOR.$B$2:.$Q$17];[.$C19]+1;[.M$4]+1))" office:value-type="string" office:string-value="6">
            <text:p>6</text:p>
          </table:table-cell>
          <table:table-cell table:style-name="ce3" table:formula="of:=CHAR(INDEX([XOR.$B$2:.$Q$17];[.$B19]+1;[.N$3]+1 )*16+INDEX([XOR.$B$2:.$Q$17];[.$C19]+1;[.N$4]+1))" office:value-type="string" office:string-value="9">
            <text:p>9</text:p>
          </table:table-cell>
          <table:table-cell table:style-name="ce3" table:formula="of:=CHAR(INDEX([XOR.$B$2:.$Q$17];[.$B19]+1;[.O$3]+1 )*16+INDEX([XOR.$B$2:.$Q$17];[.$C19]+1;[.O$4]+1))" office:value-type="string" office:string-value="8">
            <text:p>8</text:p>
          </table:table-cell>
          <table:table-cell table:style-name="ce3" table:formula="of:=CHAR(INDEX([XOR.$B$2:.$Q$17];[.$B19]+1;[.P$3]+1 )*16+INDEX([XOR.$B$2:.$Q$17];[.$C19]+1;[.P$4]+1))" office:value-type="string" office:string-value=";">
            <text:p>;</text:p>
          </table:table-cell>
          <table:table-cell table:style-name="ce3" table:formula="of:=CHAR(INDEX([XOR.$B$2:.$Q$17];[.$B19]+1;[.Q$3]+1 )*16+INDEX([XOR.$B$2:.$Q$17];[.$C19]+1;[.Q$4]+1))" office:value-type="string" office:string-value=":">
            <text:p>:</text:p>
          </table:table-cell>
          <table:table-cell table:style-name="ce3" table:formula="of:=CHAR(INDEX([XOR.$B$2:.$Q$17];[.$B19]+1;[.R$3]+1 )*16+INDEX([XOR.$B$2:.$Q$17];[.$C19]+1;[.R$4]+1))" office:value-type="string" office:string-value="=">
            <text:p>=</text:p>
          </table:table-cell>
          <table:table-cell table:style-name="ce3" table:formula="of:=CHAR(INDEX([XOR.$B$2:.$Q$17];[.$B19]+1;[.S$3]+1 )*16+INDEX([XOR.$B$2:.$Q$17];[.$C19]+1;[.S$4]+1))" office:value-type="string" office:string-value="&lt;">
            <text:p>&lt;</text:p>
          </table:table-cell>
          <table:table-cell table:style-name="ce3" table:formula="of:=CHAR(INDEX([XOR.$B$2:.$Q$17];[.$B19]+1;[.T$3]+1 )*16+INDEX([XOR.$B$2:.$Q$17];[.$C19]+1;[.T$4]+1))" office:value-type="string" office:string-value="?">
            <text:p>?</text:p>
          </table:table-cell>
          <table:table-cell table:style-name="ce3" table:formula="of:=CHAR(INDEX([XOR.$B$2:.$Q$17];[.$B19]+1;[.U$3]+1 )*16+INDEX([XOR.$B$2:.$Q$17];[.$C19]+1;[.U$4]+1))" office:value-type="string" office:string-value="&gt;">
            <text:p>&gt;</text:p>
          </table:table-cell>
          <table:table-cell table:style-name="ce3" table:formula="of:=CHAR(INDEX([XOR.$B$2:.$Q$17];[.$B19]+1;[.V$3]+1 )*16+INDEX([XOR.$B$2:.$Q$17];[.$C19]+1;[.V$4]+1))" office:value-type="string" office:string-value="!">
            <text:p>!</text:p>
          </table:table-cell>
          <table:table-cell table:style-name="ce3" table:formula="of:=CHAR(INDEX([XOR.$B$2:.$Q$17];[.$B19]+1;[.W$3]+1 )*16+INDEX([XOR.$B$2:.$Q$17];[.$C19]+1;[.W$4]+1))" office:value-type="string" office:string-value=" ">
            <text:p><text:s/></text:p>
          </table:table-cell>
          <table:table-cell table:style-name="ce3" table:formula="of:=CHAR(INDEX([XOR.$B$2:.$Q$17];[.$B19]+1;[.X$3]+1 )*16+INDEX([XOR.$B$2:.$Q$17];[.$C19]+1;[.X$4]+1))" office:value-type="string" office:string-value="#">
            <text:p>#</text:p>
          </table:table-cell>
          <table:table-cell table:style-name="ce3" table:formula="of:=CHAR(INDEX([XOR.$B$2:.$Q$17];[.$B19]+1;[.Y$3]+1 )*16+INDEX([XOR.$B$2:.$Q$17];[.$C19]+1;[.Y$4]+1))" office:value-type="string" office:string-value="&quot;">
            <text:p>"</text:p>
          </table:table-cell>
          <table:table-cell table:style-name="ce3" table:formula="of:=CHAR(INDEX([XOR.$B$2:.$Q$17];[.$B19]+1;[.Z$3]+1 )*16+INDEX([XOR.$B$2:.$Q$17];[.$C19]+1;[.Z$4]+1))" office:value-type="string" office:string-value="%">
            <text:p>%</text:p>
          </table:table-cell>
          <table:table-cell table:style-name="ce3" table:formula="of:=CHAR(INDEX([XOR.$B$2:.$Q$17];[.$B19]+1;[.AA$3]+1 )*16+INDEX([XOR.$B$2:.$Q$17];[.$C19]+1;[.AA$4]+1))" office:value-type="string" office:string-value="$">
            <text:p>$</text:p>
          </table:table-cell>
          <table:table-cell table:style-name="ce3" table:formula="of:=CHAR(INDEX([XOR.$B$2:.$Q$17];[.$B19]+1;[.AB$3]+1 )*16+INDEX([XOR.$B$2:.$Q$17];[.$C19]+1;[.AB$4]+1))" office:value-type="string" office:string-value="'">
            <text:p>'</text:p>
          </table:table-cell>
          <table:table-cell table:style-name="ce3" table:formula="of:=CHAR(INDEX([XOR.$B$2:.$Q$17];[.$B19]+1;[.AC$3]+1 )*16+INDEX([XOR.$B$2:.$Q$17];[.$C19]+1;[.AC$4]+1))" office:value-type="string" office:string-value="&amp;">
            <text:p>&amp;</text:p>
          </table:table-cell>
          <table:table-cell table:style-name="ce3" table:formula="of:=CHAR(INDEX([XOR.$B$2:.$Q$17];[.$B19]+1;[.AD$3]+1 )*16+INDEX([XOR.$B$2:.$Q$17];[.$C19]+1;[.AD$4]+1))" office:value-type="string" office:string-value=")">
            <text:p>)</text:p>
          </table:table-cell>
          <table:table-cell table:style-name="ce3" table:formula="of:=CHAR(INDEX([XOR.$B$2:.$Q$17];[.$B19]+1;[.AE$3]+1 )*16+INDEX([XOR.$B$2:.$Q$17];[.$C19]+1;[.AE$4]+1))" office:value-type="string" office:string-value="(">
            <text:p>(</text:p>
          </table:table-cell>
          <table:table-cell table:style-name="ce3" table:formula="of:=CHAR(INDEX([XOR.$B$2:.$Q$17];[.$B19]+1;[.AF$3]+1 )*16+INDEX([XOR.$B$2:.$Q$17];[.$C19]+1;[.AF$4]+1))" office:value-type="string" office:string-value="+">
            <text:p>+</text:p>
          </table:table-cell>
          <table:table-cell table:style-name="ce3" table:formula="of:=CHAR(INDEX([XOR.$B$2:.$Q$17];[.$B19]+1;[.AG$3]+1 )*16+INDEX([XOR.$B$2:.$Q$17];[.$C19]+1;[.AG$4]+1))" office:value-type="string" office:string-value="*">
            <text:p>*</text:p>
          </table:table-cell>
          <table:table-cell table:style-name="ce3" table:formula="of:=CHAR(INDEX([XOR.$B$2:.$Q$17];[.$B19]+1;[.AH$3]+1 )*16+INDEX([XOR.$B$2:.$Q$17];[.$C19]+1;[.AH$4]+1))" office:value-type="string" office:string-value="-">
            <text:p>-</text:p>
          </table:table-cell>
          <table:table-cell table:style-name="ce3" table:formula="of:=CHAR(INDEX([XOR.$B$2:.$Q$17];[.$B19]+1;[.AI$3]+1 )*16+INDEX([XOR.$B$2:.$Q$17];[.$C19]+1;[.AI$4]+1))" office:value-type="string" office:string-value=",">
            <text:p>,</text:p>
          </table:table-cell>
          <table:table-cell table:style-name="ce3" table:formula="of:=CHAR(INDEX([XOR.$B$2:.$Q$17];[.$B19]+1;[.AJ$3]+1 )*16+INDEX([XOR.$B$2:.$Q$17];[.$C19]+1;[.AJ$4]+1))" office:value-type="string" office:string-value="/">
            <text:p>/</text:p>
          </table:table-cell>
          <table:table-cell table:style-name="ce3" table:formula="of:=CHAR(INDEX([XOR.$B$2:.$Q$17];[.$B19]+1;[.AK$3]+1 )*16+INDEX([XOR.$B$2:.$Q$17];[.$C19]+1;[.AK$4]+1))" office:value-type="string" office:string-value=".">
            <text:p>.</text:p>
          </table:table-cell>
          <table:table-cell table:style-name="ce3" table:formula="of:=CHAR(INDEX([XOR.$B$2:.$Q$17];[.$B19]+1;[.AL$3]+1 )*16+INDEX([XOR.$B$2:.$Q$17];[.$C19]+1;[.AL$4]+1))" office:value-type="string" office:string-value="">
            <text:p/>
          </table:table-cell>
          <table:table-cell table:style-name="ce3" table:formula="of:=CHAR(INDEX([XOR.$B$2:.$Q$17];[.$B19]+1;[.AM$3]+1 )*16+INDEX([XOR.$B$2:.$Q$17];[.$C19]+1;[.AM$4]+1))" office:value-type="string" office:string-value="">
            <text:p/>
          </table:table-cell>
          <table:table-cell table:style-name="ce3" table:formula="of:=CHAR(INDEX([XOR.$B$2:.$Q$17];[.$B19]+1;[.AN$3]+1 )*16+INDEX([XOR.$B$2:.$Q$17];[.$C19]+1;[.AN$4]+1))" office:value-type="string" office:string-value="">
            <text:p/>
          </table:table-cell>
          <table:table-cell table:style-name="ce3" table:formula="of:=CHAR(INDEX([XOR.$B$2:.$Q$17];[.$B19]+1;[.AO$3]+1 )*16+INDEX([XOR.$B$2:.$Q$17];[.$C19]+1;[.AO$4]+1))" office:value-type="string" office:string-value="">
            <text:p/>
          </table:table-cell>
          <table:table-cell table:style-name="ce3" table:formula="of:=CHAR(INDEX([XOR.$B$2:.$Q$17];[.$B19]+1;[.AP$3]+1 )*16+INDEX([XOR.$B$2:.$Q$17];[.$C19]+1;[.AP$4]+1))" office:value-type="string" office:string-value="">
            <text:p/>
          </table:table-cell>
          <table:table-cell table:style-name="ce3" table:formula="of:=CHAR(INDEX([XOR.$B$2:.$Q$17];[.$B19]+1;[.AQ$3]+1 )*16+INDEX([XOR.$B$2:.$Q$17];[.$C19]+1;[.AQ$4]+1))" office:value-type="string" office:string-value="">
            <text:p/>
          </table:table-cell>
          <table:table-cell table:style-name="ce3" table:formula="of:=CHAR(INDEX([XOR.$B$2:.$Q$17];[.$B19]+1;[.AR$3]+1 )*16+INDEX([XOR.$B$2:.$Q$17];[.$C19]+1;[.AR$4]+1))" office:value-type="string" office:string-value="">
            <text:p/>
          </table:table-cell>
          <table:table-cell table:style-name="ce3" table:formula="of:=CHAR(INDEX([XOR.$B$2:.$Q$17];[.$B19]+1;[.AS$3]+1 )*16+INDEX([XOR.$B$2:.$Q$17];[.$C19]+1;[.AS$4]+1))" office:value-type="string" office:string-value="">
            <text:p/>
          </table:table-cell>
          <table:table-cell table:style-name="ce3" table:formula="of:=CHAR(INDEX([XOR.$B$2:.$Q$17];[.$B19]+1;[.AT$3]+1 )*16+INDEX([XOR.$B$2:.$Q$17];[.$C19]+1;[.AT$4]+1))" office:value-type="string" office:string-value="">
            <text:p/>
          </table:table-cell>
          <table:table-cell table:style-name="ce3" table:formula="of:=CHAR(INDEX([XOR.$B$2:.$Q$17];[.$B19]+1;[.AU$3]+1 )*16+INDEX([XOR.$B$2:.$Q$17];[.$C19]+1;[.AU$4]+1))" office:value-type="string" office:string-value="">
            <text:p/>
          </table:table-cell>
          <table:table-cell table:style-name="ce3" table:formula="of:=CHAR(INDEX([XOR.$B$2:.$Q$17];[.$B19]+1;[.AV$3]+1 )*16+INDEX([XOR.$B$2:.$Q$17];[.$C19]+1;[.AV$4]+1))" office:value-type="string" office:string-value="">
            <text:p/>
          </table:table-cell>
          <table:table-cell table:style-name="ce3" table:formula="of:=CHAR(INDEX([XOR.$B$2:.$Q$17];[.$B19]+1;[.AW$3]+1 )*16+INDEX([XOR.$B$2:.$Q$17];[.$C19]+1;[.AW$4]+1))" office:value-type="string" office:string-value="">
            <text:p/>
          </table:table-cell>
          <table:table-cell table:style-name="ce3" table:formula="of:=CHAR(INDEX([XOR.$B$2:.$Q$17];[.$B19]+1;[.AX$3]+1 )*16+INDEX([XOR.$B$2:.$Q$17];[.$C19]+1;[.AX$4]+1))" office:value-type="string" office:string-value="">
            <text:p/>
          </table:table-cell>
          <table:table-cell table:style-name="ce3" table:formula="of:=CHAR(INDEX([XOR.$B$2:.$Q$17];[.$B19]+1;[.AY$3]+1 )*16+INDEX([XOR.$B$2:.$Q$17];[.$C19]+1;[.AY$4]+1))" office:value-type="string" office:string-value="">
            <text:p/>
          </table:table-cell>
          <table:table-cell table:style-name="ce3" table:formula="of:=CHAR(INDEX([XOR.$B$2:.$Q$17];[.$B19]+1;[.AZ$3]+1 )*16+INDEX([XOR.$B$2:.$Q$17];[.$C19]+1;[.AZ$4]+1))" office:value-type="string" office:string-value="">
            <text:p/>
          </table:table-cell>
          <table:table-cell table:style-name="ce3" table:formula="of:=CHAR(INDEX([XOR.$B$2:.$Q$17];[.$B19]+1;[.BA$3]+1 )*16+INDEX([XOR.$B$2:.$Q$17];[.$C19]+1;[.BA$4]+1))" office:value-type="string" office:string-value="">
            <text:p/>
          </table:table-cell>
          <table:table-cell table:style-name="ce3" table:formula="of:=CHAR(INDEX([XOR.$B$2:.$Q$17];[.$B19]+1;[.BB$3]+1 )*16+INDEX([XOR.$B$2:.$Q$17];[.$C19]+1;[.BB$4]+1))" office:value-type="string" office:string-value="">
            <text:p/>
          </table:table-cell>
          <table:table-cell table:style-name="ce3" table:formula="of:=CHAR(INDEX([XOR.$B$2:.$Q$17];[.$B19]+1;[.BC$3]+1 )*16+INDEX([XOR.$B$2:.$Q$17];[.$C19]+1;[.BC$4]+1))" office:value-type="string" office:string-value="">
            <text:p/>
          </table:table-cell>
          <table:table-cell table:style-name="ce3" table:formula="of:=CHAR(INDEX([XOR.$B$2:.$Q$17];[.$B19]+1;[.BD$3]+1 )*16+INDEX([XOR.$B$2:.$Q$17];[.$C19]+1;[.BD$4]+1))" office:value-type="string" office:string-value="">
            <text:p/>
          </table:table-cell>
          <table:table-cell table:style-name="ce3" table:formula="of:=CHAR(INDEX([XOR.$B$2:.$Q$17];[.$B19]+1;[.BE$3]+1 )*16+INDEX([XOR.$B$2:.$Q$17];[.$C19]+1;[.BE$4]+1))" office:value-type="string" office:string-value="">
            <text:p/>
          </table:table-cell>
          <table:table-cell table:style-name="ce3" table:formula="of:=CHAR(INDEX([XOR.$B$2:.$Q$17];[.$B19]+1;[.BF$3]+1 )*16+INDEX([XOR.$B$2:.$Q$17];[.$C19]+1;[.BF$4]+1))" office:value-type="string" office:string-value="">
            <text:p/>
          </table:table-cell>
          <table:table-cell table:style-name="ce3" table:formula="of:=CHAR(INDEX([XOR.$B$2:.$Q$17];[.$B19]+1;[.BG$3]+1 )*16+INDEX([XOR.$B$2:.$Q$17];[.$C19]+1;[.BG$4]+1))" office:value-type="string" office:string-value="">
            <text:p/>
          </table:table-cell>
          <table:table-cell table:style-name="ce3" table:formula="of:=CHAR(INDEX([XOR.$B$2:.$Q$17];[.$B19]+1;[.BH$3]+1 )*16+INDEX([XOR.$B$2:.$Q$17];[.$C19]+1;[.BH$4]+1))" office:value-type="string" office:string-value="">
            <text:p/>
          </table:table-cell>
          <table:table-cell table:style-name="ce3" table:formula="of:=CHAR(INDEX([XOR.$B$2:.$Q$17];[.$B19]+1;[.BI$3]+1 )*16+INDEX([XOR.$B$2:.$Q$17];[.$C19]+1;[.BI$4]+1))" office:value-type="string" office:string-value="">
            <text:p/>
          </table:table-cell>
          <table:table-cell table:style-name="ce3" table:formula="of:=CHAR(INDEX([XOR.$B$2:.$Q$17];[.$B19]+1;[.BJ$3]+1 )*16+INDEX([XOR.$B$2:.$Q$17];[.$C19]+1;[.BJ$4]+1))" office:value-type="string" office:string-value="&#9;">
            <text:p><text:tab/></text:p>
          </table:table-cell>
          <table:table-cell table:style-name="ce3" table:formula="of:=CHAR(INDEX([XOR.$B$2:.$Q$17];[.$B19]+1;[.BK$3]+1 )*16+INDEX([XOR.$B$2:.$Q$17];[.$C19]+1;[.BK$4]+1))" office:value-type="string" office:string-value="">
            <text:p/>
          </table:table-cell>
          <table:table-cell table:style-name="ce3" table:formula="of:=CHAR(INDEX([XOR.$B$2:.$Q$17];[.$B19]+1;[.BL$3]+1 )*16+INDEX([XOR.$B$2:.$Q$17];[.$C19]+1;[.BL$4]+1))" office:value-type="string" office:string-value="">
            <text:p/>
          </table:table-cell>
          <table:table-cell table:style-name="ce3" table:formula="of:=CHAR(INDEX([XOR.$B$2:.$Q$17];[.$B19]+1;[.BM$3]+1 )*16+INDEX([XOR.$B$2:.$Q$17];[.$C19]+1;[.BM$4]+1))" office:value-type="string" office:string-value="&#10;">
            <text:p><text:line-break/></text:p>
          </table:table-cell>
          <table:table-cell table:style-name="ce3" table:formula="of:=CHAR(INDEX([XOR.$B$2:.$Q$17];[.$B19]+1;[.BN$3]+1 )*16+INDEX([XOR.$B$2:.$Q$17];[.$C19]+1;[.BN$4]+1))" office:value-type="string" office:string-value="&#13;">
            <text:p></text:p>
          </table:table-cell>
          <table:table-cell table:style-name="ce3" table:formula="of:=CHAR(INDEX([XOR.$B$2:.$Q$17];[.$B19]+1;[.BO$3]+1 )*16+INDEX([XOR.$B$2:.$Q$17];[.$C19]+1;[.BO$4]+1))" office:value-type="string" office:string-value="">
            <text:p/>
          </table:table-cell>
          <table:table-cell table:style-name="ce3" table:formula="of:=CHAR(INDEX([XOR.$B$2:.$Q$17];[.$B19]+1;[.BP$3]+1 )*16+INDEX([XOR.$B$2:.$Q$17];[.$C19]+1;[.BP$4]+1))" office:value-type="string" office:string-value="">
            <text:p/>
          </table:table-cell>
          <table:table-cell table:style-name="ce3" table:formula="of:=CHAR(INDEX([XOR.$B$2:.$Q$17];[.$B19]+1;[.BQ$3]+1 )*16+INDEX([XOR.$B$2:.$Q$17];[.$C19]+1;[.BQ$4]+1))" office:value-type="string" office:string-value="">
            <text:p/>
          </table:table-cell>
          <table:table-cell table:style-name="ce3" table:formula="of:=CHAR(INDEX([XOR.$B$2:.$Q$17];[.$B19]+1;[.BR$3]+1 )*16+INDEX([XOR.$B$2:.$Q$17];[.$C19]+1;[.BR$4]+1))" office:value-type="string" office:string-value="q">
            <text:p>q</text:p>
          </table:table-cell>
          <table:table-cell table:style-name="ce3" table:formula="of:=CHAR(INDEX([XOR.$B$2:.$Q$17];[.$B19]+1;[.BS$3]+1 )*16+INDEX([XOR.$B$2:.$Q$17];[.$C19]+1;[.BS$4]+1))" office:value-type="string" office:string-value="p">
            <text:p>p</text:p>
          </table:table-cell>
          <table:table-cell table:style-name="ce3" table:formula="of:=CHAR(INDEX([XOR.$B$2:.$Q$17];[.$B19]+1;[.BT$3]+1 )*16+INDEX([XOR.$B$2:.$Q$17];[.$C19]+1;[.BT$4]+1))" office:value-type="string" office:string-value="s">
            <text:p>s</text:p>
          </table:table-cell>
          <table:table-cell table:style-name="ce3" table:formula="of:=CHAR(INDEX([XOR.$B$2:.$Q$17];[.$B19]+1;[.BU$3]+1 )*16+INDEX([XOR.$B$2:.$Q$17];[.$C19]+1;[.BU$4]+1))" office:value-type="string" office:string-value="r">
            <text:p>r</text:p>
          </table:table-cell>
          <table:table-cell table:style-name="ce3" table:formula="of:=CHAR(INDEX([XOR.$B$2:.$Q$17];[.$B19]+1;[.BV$3]+1 )*16+INDEX([XOR.$B$2:.$Q$17];[.$C19]+1;[.BV$4]+1))" office:value-type="string" office:string-value="u">
            <text:p>u</text:p>
          </table:table-cell>
          <table:table-cell table:style-name="ce3" table:formula="of:=CHAR(INDEX([XOR.$B$2:.$Q$17];[.$B19]+1;[.BW$3]+1 )*16+INDEX([XOR.$B$2:.$Q$17];[.$C19]+1;[.BW$4]+1))" office:value-type="string" office:string-value="t">
            <text:p>t</text:p>
          </table:table-cell>
          <table:table-cell table:style-name="ce3" table:formula="of:=CHAR(INDEX([XOR.$B$2:.$Q$17];[.$B19]+1;[.BX$3]+1 )*16+INDEX([XOR.$B$2:.$Q$17];[.$C19]+1;[.BX$4]+1))" office:value-type="string" office:string-value="w">
            <text:p>w</text:p>
          </table:table-cell>
          <table:table-cell table:style-name="ce3" table:formula="of:=CHAR(INDEX([XOR.$B$2:.$Q$17];[.$B19]+1;[.BY$3]+1 )*16+INDEX([XOR.$B$2:.$Q$17];[.$C19]+1;[.BY$4]+1))" office:value-type="string" office:string-value="v">
            <text:p>v</text:p>
          </table:table-cell>
          <table:table-cell table:style-name="ce3" table:formula="of:=CHAR(INDEX([XOR.$B$2:.$Q$17];[.$B19]+1;[.BZ$3]+1 )*16+INDEX([XOR.$B$2:.$Q$17];[.$C19]+1;[.BZ$4]+1))" office:value-type="string" office:string-value="y">
            <text:p>y</text:p>
          </table:table-cell>
          <table:table-cell table:style-name="ce3" table:formula="of:=CHAR(INDEX([XOR.$B$2:.$Q$17];[.$B19]+1;[.CA$3]+1 )*16+INDEX([XOR.$B$2:.$Q$17];[.$C19]+1;[.CA$4]+1))" office:value-type="string" office:string-value="x">
            <text:p>x</text:p>
          </table:table-cell>
          <table:table-cell table:style-name="ce3" table:formula="of:=CHAR(INDEX([XOR.$B$2:.$Q$17];[.$B19]+1;[.CB$3]+1 )*16+INDEX([XOR.$B$2:.$Q$17];[.$C19]+1;[.CB$4]+1))" office:value-type="string" office:string-value="{">
            <text:p>{</text:p>
          </table:table-cell>
          <table:table-cell table:style-name="ce3" table:formula="of:=CHAR(INDEX([XOR.$B$2:.$Q$17];[.$B19]+1;[.CC$3]+1 )*16+INDEX([XOR.$B$2:.$Q$17];[.$C19]+1;[.CC$4]+1))" office:value-type="string" office:string-value="z">
            <text:p>z</text:p>
          </table:table-cell>
          <table:table-cell table:style-name="ce3" table:formula="of:=CHAR(INDEX([XOR.$B$2:.$Q$17];[.$B19]+1;[.CD$3]+1 )*16+INDEX([XOR.$B$2:.$Q$17];[.$C19]+1;[.CD$4]+1))" office:value-type="string" office:string-value="}">
            <text:p>}</text:p>
          </table:table-cell>
          <table:table-cell table:style-name="ce3" table:formula="of:=CHAR(INDEX([XOR.$B$2:.$Q$17];[.$B19]+1;[.CE$3]+1 )*16+INDEX([XOR.$B$2:.$Q$17];[.$C19]+1;[.CE$4]+1))" office:value-type="string" office:string-value="|">
            <text:p>|</text:p>
          </table:table-cell>
          <table:table-cell table:style-name="ce3" table:formula="of:=CHAR(INDEX([XOR.$B$2:.$Q$17];[.$B19]+1;[.CF$3]+1 )*16+INDEX([XOR.$B$2:.$Q$17];[.$C19]+1;[.CF$4]+1))" office:value-type="string" office:string-value="">
            <text:p></text:p>
          </table:table-cell>
          <table:table-cell table:style-name="ce3" table:formula="of:=CHAR(INDEX([XOR.$B$2:.$Q$17];[.$B19]+1;[.CG$3]+1 )*16+INDEX([XOR.$B$2:.$Q$17];[.$C19]+1;[.CG$4]+1))" office:value-type="string" office:string-value="~">
            <text:p>~</text:p>
          </table:table-cell>
          <table:table-cell table:style-name="ce3" table:formula="of:=CHAR(INDEX([XOR.$B$2:.$Q$17];[.$B19]+1;[.CH$3]+1 )*16+INDEX([XOR.$B$2:.$Q$17];[.$C19]+1;[.CH$4]+1))" office:value-type="string" office:string-value="a">
            <text:p>a</text:p>
          </table:table-cell>
          <table:table-cell table:style-name="ce3" table:formula="of:=CHAR(INDEX([XOR.$B$2:.$Q$17];[.$B19]+1;[.CI$3]+1 )*16+INDEX([XOR.$B$2:.$Q$17];[.$C19]+1;[.CI$4]+1))" office:value-type="string" office:string-value="`">
            <text:p>`</text:p>
          </table:table-cell>
          <table:table-cell table:style-name="ce3" table:formula="of:=CHAR(INDEX([XOR.$B$2:.$Q$17];[.$B19]+1;[.CJ$3]+1 )*16+INDEX([XOR.$B$2:.$Q$17];[.$C19]+1;[.CJ$4]+1))" office:value-type="string" office:string-value="c">
            <text:p>c</text:p>
          </table:table-cell>
          <table:table-cell table:style-name="ce3" table:formula="of:=CHAR(INDEX([XOR.$B$2:.$Q$17];[.$B19]+1;[.CK$3]+1 )*16+INDEX([XOR.$B$2:.$Q$17];[.$C19]+1;[.CK$4]+1))" office:value-type="string" office:string-value="b">
            <text:p>b</text:p>
          </table:table-cell>
          <table:table-cell table:style-name="ce3" table:formula="of:=CHAR(INDEX([XOR.$B$2:.$Q$17];[.$B19]+1;[.CL$3]+1 )*16+INDEX([XOR.$B$2:.$Q$17];[.$C19]+1;[.CL$4]+1))" office:value-type="string" office:string-value="e">
            <text:p>e</text:p>
          </table:table-cell>
          <table:table-cell table:style-name="ce3" table:formula="of:=CHAR(INDEX([XOR.$B$2:.$Q$17];[.$B19]+1;[.CM$3]+1 )*16+INDEX([XOR.$B$2:.$Q$17];[.$C19]+1;[.CM$4]+1))" office:value-type="string" office:string-value="d">
            <text:p>d</text:p>
          </table:table-cell>
          <table:table-cell table:style-name="ce3" table:formula="of:=CHAR(INDEX([XOR.$B$2:.$Q$17];[.$B19]+1;[.CN$3]+1 )*16+INDEX([XOR.$B$2:.$Q$17];[.$C19]+1;[.CN$4]+1))" office:value-type="string" office:string-value="g">
            <text:p>g</text:p>
          </table:table-cell>
          <table:table-cell table:style-name="ce3" table:formula="of:=CHAR(INDEX([XOR.$B$2:.$Q$17];[.$B19]+1;[.CO$3]+1 )*16+INDEX([XOR.$B$2:.$Q$17];[.$C19]+1;[.CO$4]+1))" office:value-type="string" office:string-value="f">
            <text:p>f</text:p>
          </table:table-cell>
          <table:table-cell table:style-name="ce8" table:formula="of:=CHAR(INDEX([XOR.$B$2:.$Q$17];[.$B19]+1;[.CP$3]+1 )*16+INDEX([XOR.$B$2:.$Q$17];[.$C19]+1;[.CP$4]+1))" office:value-type="string" office:string-value="i">
            <text:p>i</text:p>
          </table:table-cell>
          <table:table-cell table:style-name="ce3" table:formula="of:=CHAR(INDEX([XOR.$B$2:.$Q$17];[.$B19]+1;[.CQ$3]+1 )*16+INDEX([XOR.$B$2:.$Q$17];[.$C19]+1;[.CQ$4]+1))" office:value-type="string" office:string-value="h">
            <text:p>h</text:p>
          </table:table-cell>
          <table:table-cell table:style-name="ce3" table:formula="of:=CHAR(INDEX([XOR.$B$2:.$Q$17];[.$B19]+1;[.CR$3]+1 )*16+INDEX([XOR.$B$2:.$Q$17];[.$C19]+1;[.CR$4]+1))" office:value-type="string" office:string-value="k">
            <text:p>k</text:p>
          </table:table-cell>
          <table:table-cell table:style-name="ce3" table:formula="of:=CHAR(INDEX([XOR.$B$2:.$Q$17];[.$B19]+1;[.CS$3]+1 )*16+INDEX([XOR.$B$2:.$Q$17];[.$C19]+1;[.CS$4]+1))" office:value-type="string" office:string-value="j">
            <text:p>j</text:p>
          </table:table-cell>
          <table:table-cell table:style-name="ce3" table:formula="of:=CHAR(INDEX([XOR.$B$2:.$Q$17];[.$B19]+1;[.CT$3]+1 )*16+INDEX([XOR.$B$2:.$Q$17];[.$C19]+1;[.CT$4]+1))" office:value-type="string" office:string-value="m">
            <text:p>m</text:p>
          </table:table-cell>
          <table:table-cell table:style-name="ce3" table:formula="of:=CHAR(INDEX([XOR.$B$2:.$Q$17];[.$B19]+1;[.CU$3]+1 )*16+INDEX([XOR.$B$2:.$Q$17];[.$C19]+1;[.CU$4]+1))" office:value-type="string" office:string-value="l">
            <text:p>l</text:p>
          </table:table-cell>
          <table:table-cell table:style-name="ce3" table:formula="of:=CHAR(INDEX([XOR.$B$2:.$Q$17];[.$B19]+1;[.CV$3]+1 )*16+INDEX([XOR.$B$2:.$Q$17];[.$C19]+1;[.CV$4]+1))" office:value-type="string" office:string-value="o">
            <text:p>o</text:p>
          </table:table-cell>
          <table:table-cell table:style-name="ce3" table:formula="of:=CHAR(INDEX([XOR.$B$2:.$Q$17];[.$B19]+1;[.CW$3]+1 )*16+INDEX([XOR.$B$2:.$Q$17];[.$C19]+1;[.CW$4]+1))" office:value-type="string" office:string-value="n">
            <text:p>n</text:p>
          </table:table-cell>
          <table:table-cell table:style-name="ce3" table:formula="of:=CHAR(INDEX([XOR.$B$2:.$Q$17];[.$B19]+1;[.CX$3]+1 )*16+INDEX([XOR.$B$2:.$Q$17];[.$C19]+1;[.CX$4]+1))" office:value-type="string" office:string-value="Q">
            <text:p>Q</text:p>
          </table:table-cell>
          <table:table-cell table:style-name="ce3" table:formula="of:=CHAR(INDEX([XOR.$B$2:.$Q$17];[.$B19]+1;[.CY$3]+1 )*16+INDEX([XOR.$B$2:.$Q$17];[.$C19]+1;[.CY$4]+1))" office:value-type="string" office:string-value="P">
            <text:p>P</text:p>
          </table:table-cell>
          <table:table-cell table:style-name="ce3" table:formula="of:=CHAR(INDEX([XOR.$B$2:.$Q$17];[.$B19]+1;[.CZ$3]+1 )*16+INDEX([XOR.$B$2:.$Q$17];[.$C19]+1;[.CZ$4]+1))" office:value-type="string" office:string-value="S">
            <text:p>S</text:p>
          </table:table-cell>
          <table:table-cell table:style-name="ce3" table:formula="of:=CHAR(INDEX([XOR.$B$2:.$Q$17];[.$B19]+1;[.DA$3]+1 )*16+INDEX([XOR.$B$2:.$Q$17];[.$C19]+1;[.DA$4]+1))" office:value-type="string" office:string-value="R">
            <text:p>R</text:p>
          </table:table-cell>
          <table:table-cell table:style-name="ce3" table:formula="of:=CHAR(INDEX([XOR.$B$2:.$Q$17];[.$B19]+1;[.DB$3]+1 )*16+INDEX([XOR.$B$2:.$Q$17];[.$C19]+1;[.DB$4]+1))" office:value-type="string" office:string-value="U">
            <text:p>U</text:p>
          </table:table-cell>
          <table:table-cell table:style-name="ce3" table:formula="of:=CHAR(INDEX([XOR.$B$2:.$Q$17];[.$B19]+1;[.DC$3]+1 )*16+INDEX([XOR.$B$2:.$Q$17];[.$C19]+1;[.DC$4]+1))" office:value-type="string" office:string-value="T">
            <text:p>T</text:p>
          </table:table-cell>
          <table:table-cell table:style-name="ce3" table:formula="of:=CHAR(INDEX([XOR.$B$2:.$Q$17];[.$B19]+1;[.DD$3]+1 )*16+INDEX([XOR.$B$2:.$Q$17];[.$C19]+1;[.DD$4]+1))" office:value-type="string" office:string-value="W">
            <text:p>W</text:p>
          </table:table-cell>
          <table:table-cell table:style-name="ce3" table:formula="of:=CHAR(INDEX([XOR.$B$2:.$Q$17];[.$B19]+1;[.DE$3]+1 )*16+INDEX([XOR.$B$2:.$Q$17];[.$C19]+1;[.DE$4]+1))" office:value-type="string" office:string-value="V">
            <text:p>V</text:p>
          </table:table-cell>
          <table:table-cell table:style-name="ce3" table:formula="of:=CHAR(INDEX([XOR.$B$2:.$Q$17];[.$B19]+1;[.DF$3]+1 )*16+INDEX([XOR.$B$2:.$Q$17];[.$C19]+1;[.DF$4]+1))" office:value-type="string" office:string-value="Y">
            <text:p>Y</text:p>
          </table:table-cell>
          <table:table-cell table:style-name="ce3" table:formula="of:=CHAR(INDEX([XOR.$B$2:.$Q$17];[.$B19]+1;[.DG$3]+1 )*16+INDEX([XOR.$B$2:.$Q$17];[.$C19]+1;[.DG$4]+1))" office:value-type="string" office:string-value="X">
            <text:p>X</text:p>
          </table:table-cell>
          <table:table-cell table:style-name="ce3" table:formula="of:=CHAR(INDEX([XOR.$B$2:.$Q$17];[.$B19]+1;[.DH$3]+1 )*16+INDEX([XOR.$B$2:.$Q$17];[.$C19]+1;[.DH$4]+1))" office:value-type="string" office:string-value="[">
            <text:p>[</text:p>
          </table:table-cell>
          <table:table-cell table:style-name="ce3" table:formula="of:=CHAR(INDEX([XOR.$B$2:.$Q$17];[.$B19]+1;[.DI$3]+1 )*16+INDEX([XOR.$B$2:.$Q$17];[.$C19]+1;[.DI$4]+1))" office:value-type="string" office:string-value="Z">
            <text:p>Z</text:p>
          </table:table-cell>
          <table:table-cell table:style-name="ce3" table:formula="of:=CHAR(INDEX([XOR.$B$2:.$Q$17];[.$B19]+1;[.DJ$3]+1 )*16+INDEX([XOR.$B$2:.$Q$17];[.$C19]+1;[.DJ$4]+1))" office:value-type="string" office:string-value="]">
            <text:p>]</text:p>
          </table:table-cell>
          <table:table-cell table:style-name="ce3" table:formula="of:=CHAR(INDEX([XOR.$B$2:.$Q$17];[.$B19]+1;[.DK$3]+1 )*16+INDEX([XOR.$B$2:.$Q$17];[.$C19]+1;[.DK$4]+1))" office:value-type="string" office:string-value="\">
            <text:p>\</text:p>
          </table:table-cell>
          <table:table-cell table:style-name="ce3" table:formula="of:=CHAR(INDEX([XOR.$B$2:.$Q$17];[.$B19]+1;[.DL$3]+1 )*16+INDEX([XOR.$B$2:.$Q$17];[.$C19]+1;[.DL$4]+1))" office:value-type="string" office:string-value="_">
            <text:p>_</text:p>
          </table:table-cell>
          <table:table-cell table:style-name="ce3" table:formula="of:=CHAR(INDEX([XOR.$B$2:.$Q$17];[.$B19]+1;[.DM$3]+1 )*16+INDEX([XOR.$B$2:.$Q$17];[.$C19]+1;[.DM$4]+1))" office:value-type="string" office:string-value="^">
            <text:p>^</text:p>
          </table:table-cell>
          <table:table-cell table:style-name="ce3" table:formula="of:=CHAR(INDEX([XOR.$B$2:.$Q$17];[.$B19]+1;[.DN$3]+1 )*16+INDEX([XOR.$B$2:.$Q$17];[.$C19]+1;[.DN$4]+1))" office:value-type="string" office:string-value="A">
            <text:p>A</text:p>
          </table:table-cell>
          <table:table-cell table:style-name="ce3" table:formula="of:=CHAR(INDEX([XOR.$B$2:.$Q$17];[.$B19]+1;[.DO$3]+1 )*16+INDEX([XOR.$B$2:.$Q$17];[.$C19]+1;[.DO$4]+1))" office:value-type="string" office:string-value="@">
            <text:p>@</text:p>
          </table:table-cell>
          <table:table-cell table:style-name="ce3" table:formula="of:=CHAR(INDEX([XOR.$B$2:.$Q$17];[.$B19]+1;[.DP$3]+1 )*16+INDEX([XOR.$B$2:.$Q$17];[.$C19]+1;[.DP$4]+1))" office:value-type="string" office:string-value="C">
            <text:p>C</text:p>
          </table:table-cell>
          <table:table-cell table:style-name="ce3" table:formula="of:=CHAR(INDEX([XOR.$B$2:.$Q$17];[.$B19]+1;[.DQ$3]+1 )*16+INDEX([XOR.$B$2:.$Q$17];[.$C19]+1;[.DQ$4]+1))" office:value-type="string" office:string-value="B">
            <text:p>B</text:p>
          </table:table-cell>
          <table:table-cell table:style-name="ce3" table:formula="of:=CHAR(INDEX([XOR.$B$2:.$Q$17];[.$B19]+1;[.DR$3]+1 )*16+INDEX([XOR.$B$2:.$Q$17];[.$C19]+1;[.DR$4]+1))" office:value-type="string" office:string-value="E">
            <text:p>E</text:p>
          </table:table-cell>
          <table:table-cell table:style-name="ce3" table:formula="of:=CHAR(INDEX([XOR.$B$2:.$Q$17];[.$B19]+1;[.DS$3]+1 )*16+INDEX([XOR.$B$2:.$Q$17];[.$C19]+1;[.DS$4]+1))" office:value-type="string" office:string-value="D">
            <text:p>D</text:p>
          </table:table-cell>
          <table:table-cell table:style-name="ce3" table:formula="of:=CHAR(INDEX([XOR.$B$2:.$Q$17];[.$B19]+1;[.DT$3]+1 )*16+INDEX([XOR.$B$2:.$Q$17];[.$C19]+1;[.DT$4]+1))" office:value-type="string" office:string-value="G">
            <text:p>G</text:p>
          </table:table-cell>
          <table:table-cell table:style-name="ce3" table:formula="of:=CHAR(INDEX([XOR.$B$2:.$Q$17];[.$B19]+1;[.DU$3]+1 )*16+INDEX([XOR.$B$2:.$Q$17];[.$C19]+1;[.DU$4]+1))" office:value-type="string" office:string-value="F">
            <text:p>F</text:p>
          </table:table-cell>
          <table:table-cell table:style-name="ce3" table:formula="of:=CHAR(INDEX([XOR.$B$2:.$Q$17];[.$B19]+1;[.DV$3]+1 )*16+INDEX([XOR.$B$2:.$Q$17];[.$C19]+1;[.DV$4]+1))" office:value-type="string" office:string-value="I">
            <text:p>I</text:p>
          </table:table-cell>
          <table:table-cell table:style-name="ce3" table:formula="of:=CHAR(INDEX([XOR.$B$2:.$Q$17];[.$B19]+1;[.DW$3]+1 )*16+INDEX([XOR.$B$2:.$Q$17];[.$C19]+1;[.DW$4]+1))" office:value-type="string" office:string-value="H">
            <text:p>H</text:p>
          </table:table-cell>
          <table:table-cell table:style-name="ce3" table:formula="of:=CHAR(INDEX([XOR.$B$2:.$Q$17];[.$B19]+1;[.DX$3]+1 )*16+INDEX([XOR.$B$2:.$Q$17];[.$C19]+1;[.DX$4]+1))" office:value-type="string" office:string-value="K">
            <text:p>K</text:p>
          </table:table-cell>
          <table:table-cell table:style-name="ce3" table:formula="of:=CHAR(INDEX([XOR.$B$2:.$Q$17];[.$B19]+1;[.DY$3]+1 )*16+INDEX([XOR.$B$2:.$Q$17];[.$C19]+1;[.DY$4]+1))" office:value-type="string" office:string-value="J">
            <text:p>J</text:p>
          </table:table-cell>
          <table:table-cell table:style-name="ce3" table:formula="of:=CHAR(INDEX([XOR.$B$2:.$Q$17];[.$B19]+1;[.DZ$3]+1 )*16+INDEX([XOR.$B$2:.$Q$17];[.$C19]+1;[.DZ$4]+1))" office:value-type="string" office:string-value="M">
            <text:p>M</text:p>
          </table:table-cell>
          <table:table-cell table:style-name="ce3" table:formula="of:=CHAR(INDEX([XOR.$B$2:.$Q$17];[.$B19]+1;[.EA$3]+1 )*16+INDEX([XOR.$B$2:.$Q$17];[.$C19]+1;[.EA$4]+1))" office:value-type="string" office:string-value="L">
            <text:p>L</text:p>
          </table:table-cell>
          <table:table-cell table:style-name="ce3" table:formula="of:=CHAR(INDEX([XOR.$B$2:.$Q$17];[.$B19]+1;[.EB$3]+1 )*16+INDEX([XOR.$B$2:.$Q$17];[.$C19]+1;[.EB$4]+1))" office:value-type="string" office:string-value="O">
            <text:p>O</text:p>
          </table:table-cell>
          <table:table-cell table:style-name="ce3" table:formula="of:=CHAR(INDEX([XOR.$B$2:.$Q$17];[.$B19]+1;[.EC$3]+1 )*16+INDEX([XOR.$B$2:.$Q$17];[.$C19]+1;[.EC$4]+1))" office:value-type="string" office:string-value="N">
            <text:p>N</text:p>
          </table:table-cell>
          <table:table-cell table:style-name="ce3" table:number-columns-repeated="21"/>
        </table:table-row>
        <table:table-row table:style-name="ro4">
          <table:table-cell table:formula="of:=[.A19]+2" office:value-type="float" office:value="31">
            <text:p>31</text:p>
          </table:table-cell>
          <table:table-cell table:formula="of:=RIGHT(LEFT([.$B$1];[.A20]);1)" office:value-type="string" office:string-value="3">
            <text:p>3</text:p>
          </table:table-cell>
          <table:table-cell table:formula="of:=VLOOKUP(RIGHT(LEFT([.$B$1];[.A20]+1);1);[Sheet1.$A$2:.$C$17];3;0)" office:value-type="float" office:value="3">
            <text:p>3</text:p>
          </table:table-cell>
          <table:table-cell table:formula="of:=[.C20]+[.B20]*16" office:value-type="float" office:value="51">
            <text:p>51</text:p>
          </table:table-cell>
          <table:table-cell table:formula="of:=CHAR([.D20])" office:value-type="string" office:string-value="3">
            <text:p>3</text:p>
          </table:table-cell>
          <table:table-cell table:style-name="ce3" table:formula="of:=CHAR(INDEX([XOR.$B$2:.$Q$17];[.$B20]+1;[.F$3]+1 )*16+INDEX([XOR.$B$2:.$Q$17];[.$C20]+1;[.F$4]+1))" office:value-type="string" office:string-value="3">
            <text:p>3</text:p>
          </table:table-cell>
          <table:table-cell table:style-name="ce3" table:formula="of:=CHAR(INDEX([XOR.$B$2:.$Q$17];[.$B20]+1;[.G$3]+1 )*16+INDEX([XOR.$B$2:.$Q$17];[.$C20]+1;[.G$4]+1))" office:value-type="string" office:string-value="2">
            <text:p>2</text:p>
          </table:table-cell>
          <table:table-cell table:style-name="ce3" table:formula="of:=CHAR(INDEX([XOR.$B$2:.$Q$17];[.$B20]+1;[.H$3]+1 )*16+INDEX([XOR.$B$2:.$Q$17];[.$C20]+1;[.H$4]+1))" office:value-type="string" office:string-value="1">
            <text:p>1</text:p>
          </table:table-cell>
          <table:table-cell table:style-name="ce3" table:formula="of:=CHAR(INDEX([XOR.$B$2:.$Q$17];[.$B20]+1;[.I$3]+1 )*16+INDEX([XOR.$B$2:.$Q$17];[.$C20]+1;[.I$4]+1))" office:value-type="string" office:string-value="0">
            <text:p>0</text:p>
          </table:table-cell>
          <table:table-cell table:style-name="ce3" table:formula="of:=CHAR(INDEX([XOR.$B$2:.$Q$17];[.$B20]+1;[.J$3]+1 )*16+INDEX([XOR.$B$2:.$Q$17];[.$C20]+1;[.J$4]+1))" office:value-type="string" office:string-value="7">
            <text:p>7</text:p>
          </table:table-cell>
          <table:table-cell table:style-name="ce3" table:formula="of:=CHAR(INDEX([XOR.$B$2:.$Q$17];[.$B20]+1;[.K$3]+1 )*16+INDEX([XOR.$B$2:.$Q$17];[.$C20]+1;[.K$4]+1))" office:value-type="string" office:string-value="6">
            <text:p>6</text:p>
          </table:table-cell>
          <table:table-cell table:style-name="ce3" table:formula="of:=CHAR(INDEX([XOR.$B$2:.$Q$17];[.$B20]+1;[.L$3]+1 )*16+INDEX([XOR.$B$2:.$Q$17];[.$C20]+1;[.L$4]+1))" office:value-type="string" office:string-value="5">
            <text:p>5</text:p>
          </table:table-cell>
          <table:table-cell table:style-name="ce3" table:formula="of:=CHAR(INDEX([XOR.$B$2:.$Q$17];[.$B20]+1;[.M$3]+1 )*16+INDEX([XOR.$B$2:.$Q$17];[.$C20]+1;[.M$4]+1))" office:value-type="string" office:string-value="4">
            <text:p>4</text:p>
          </table:table-cell>
          <table:table-cell table:style-name="ce3" table:formula="of:=CHAR(INDEX([XOR.$B$2:.$Q$17];[.$B20]+1;[.N$3]+1 )*16+INDEX([XOR.$B$2:.$Q$17];[.$C20]+1;[.N$4]+1))" office:value-type="string" office:string-value=";">
            <text:p>;</text:p>
          </table:table-cell>
          <table:table-cell table:style-name="ce3" table:formula="of:=CHAR(INDEX([XOR.$B$2:.$Q$17];[.$B20]+1;[.O$3]+1 )*16+INDEX([XOR.$B$2:.$Q$17];[.$C20]+1;[.O$4]+1))" office:value-type="string" office:string-value=":">
            <text:p>:</text:p>
          </table:table-cell>
          <table:table-cell table:style-name="ce3" table:formula="of:=CHAR(INDEX([XOR.$B$2:.$Q$17];[.$B20]+1;[.P$3]+1 )*16+INDEX([XOR.$B$2:.$Q$17];[.$C20]+1;[.P$4]+1))" office:value-type="string" office:string-value="9">
            <text:p>9</text:p>
          </table:table-cell>
          <table:table-cell table:style-name="ce3" table:formula="of:=CHAR(INDEX([XOR.$B$2:.$Q$17];[.$B20]+1;[.Q$3]+1 )*16+INDEX([XOR.$B$2:.$Q$17];[.$C20]+1;[.Q$4]+1))" office:value-type="string" office:string-value="8">
            <text:p>8</text:p>
          </table:table-cell>
          <table:table-cell table:style-name="ce3" table:formula="of:=CHAR(INDEX([XOR.$B$2:.$Q$17];[.$B20]+1;[.R$3]+1 )*16+INDEX([XOR.$B$2:.$Q$17];[.$C20]+1;[.R$4]+1))" office:value-type="string" office:string-value="?">
            <text:p>?</text:p>
          </table:table-cell>
          <table:table-cell table:style-name="ce3" table:formula="of:=CHAR(INDEX([XOR.$B$2:.$Q$17];[.$B20]+1;[.S$3]+1 )*16+INDEX([XOR.$B$2:.$Q$17];[.$C20]+1;[.S$4]+1))" office:value-type="string" office:string-value="&gt;">
            <text:p>&gt;</text:p>
          </table:table-cell>
          <table:table-cell table:style-name="ce3" table:formula="of:=CHAR(INDEX([XOR.$B$2:.$Q$17];[.$B20]+1;[.T$3]+1 )*16+INDEX([XOR.$B$2:.$Q$17];[.$C20]+1;[.T$4]+1))" office:value-type="string" office:string-value="=">
            <text:p>=</text:p>
          </table:table-cell>
          <table:table-cell table:style-name="ce3" table:formula="of:=CHAR(INDEX([XOR.$B$2:.$Q$17];[.$B20]+1;[.U$3]+1 )*16+INDEX([XOR.$B$2:.$Q$17];[.$C20]+1;[.U$4]+1))" office:value-type="string" office:string-value="&lt;">
            <text:p>&lt;</text:p>
          </table:table-cell>
          <table:table-cell table:style-name="ce3" table:formula="of:=CHAR(INDEX([XOR.$B$2:.$Q$17];[.$B20]+1;[.V$3]+1 )*16+INDEX([XOR.$B$2:.$Q$17];[.$C20]+1;[.V$4]+1))" office:value-type="string" office:string-value="#">
            <text:p>#</text:p>
          </table:table-cell>
          <table:table-cell table:style-name="ce3" table:formula="of:=CHAR(INDEX([XOR.$B$2:.$Q$17];[.$B20]+1;[.W$3]+1 )*16+INDEX([XOR.$B$2:.$Q$17];[.$C20]+1;[.W$4]+1))" office:value-type="string" office:string-value="&quot;">
            <text:p>"</text:p>
          </table:table-cell>
          <table:table-cell table:style-name="ce3" table:formula="of:=CHAR(INDEX([XOR.$B$2:.$Q$17];[.$B20]+1;[.X$3]+1 )*16+INDEX([XOR.$B$2:.$Q$17];[.$C20]+1;[.X$4]+1))" office:value-type="string" office:string-value="!">
            <text:p>!</text:p>
          </table:table-cell>
          <table:table-cell table:style-name="ce3" table:formula="of:=CHAR(INDEX([XOR.$B$2:.$Q$17];[.$B20]+1;[.Y$3]+1 )*16+INDEX([XOR.$B$2:.$Q$17];[.$C20]+1;[.Y$4]+1))" office:value-type="string" office:string-value=" ">
            <text:p><text:s/></text:p>
          </table:table-cell>
          <table:table-cell table:style-name="ce3" table:formula="of:=CHAR(INDEX([XOR.$B$2:.$Q$17];[.$B20]+1;[.Z$3]+1 )*16+INDEX([XOR.$B$2:.$Q$17];[.$C20]+1;[.Z$4]+1))" office:value-type="string" office:string-value="'">
            <text:p>'</text:p>
          </table:table-cell>
          <table:table-cell table:style-name="ce3" table:formula="of:=CHAR(INDEX([XOR.$B$2:.$Q$17];[.$B20]+1;[.AA$3]+1 )*16+INDEX([XOR.$B$2:.$Q$17];[.$C20]+1;[.AA$4]+1))" office:value-type="string" office:string-value="&amp;">
            <text:p>&amp;</text:p>
          </table:table-cell>
          <table:table-cell table:style-name="ce3" table:formula="of:=CHAR(INDEX([XOR.$B$2:.$Q$17];[.$B20]+1;[.AB$3]+1 )*16+INDEX([XOR.$B$2:.$Q$17];[.$C20]+1;[.AB$4]+1))" office:value-type="string" office:string-value="%">
            <text:p>%</text:p>
          </table:table-cell>
          <table:table-cell table:style-name="ce3" table:formula="of:=CHAR(INDEX([XOR.$B$2:.$Q$17];[.$B20]+1;[.AC$3]+1 )*16+INDEX([XOR.$B$2:.$Q$17];[.$C20]+1;[.AC$4]+1))" office:value-type="string" office:string-value="$">
            <text:p>$</text:p>
          </table:table-cell>
          <table:table-cell table:style-name="ce3" table:formula="of:=CHAR(INDEX([XOR.$B$2:.$Q$17];[.$B20]+1;[.AD$3]+1 )*16+INDEX([XOR.$B$2:.$Q$17];[.$C20]+1;[.AD$4]+1))" office:value-type="string" office:string-value="+">
            <text:p>+</text:p>
          </table:table-cell>
          <table:table-cell table:style-name="ce3" table:formula="of:=CHAR(INDEX([XOR.$B$2:.$Q$17];[.$B20]+1;[.AE$3]+1 )*16+INDEX([XOR.$B$2:.$Q$17];[.$C20]+1;[.AE$4]+1))" office:value-type="string" office:string-value="*">
            <text:p>*</text:p>
          </table:table-cell>
          <table:table-cell table:style-name="ce3" table:formula="of:=CHAR(INDEX([XOR.$B$2:.$Q$17];[.$B20]+1;[.AF$3]+1 )*16+INDEX([XOR.$B$2:.$Q$17];[.$C20]+1;[.AF$4]+1))" office:value-type="string" office:string-value=")">
            <text:p>)</text:p>
          </table:table-cell>
          <table:table-cell table:style-name="ce3" table:formula="of:=CHAR(INDEX([XOR.$B$2:.$Q$17];[.$B20]+1;[.AG$3]+1 )*16+INDEX([XOR.$B$2:.$Q$17];[.$C20]+1;[.AG$4]+1))" office:value-type="string" office:string-value="(">
            <text:p>(</text:p>
          </table:table-cell>
          <table:table-cell table:style-name="ce3" table:formula="of:=CHAR(INDEX([XOR.$B$2:.$Q$17];[.$B20]+1;[.AH$3]+1 )*16+INDEX([XOR.$B$2:.$Q$17];[.$C20]+1;[.AH$4]+1))" office:value-type="string" office:string-value="/">
            <text:p>/</text:p>
          </table:table-cell>
          <table:table-cell table:style-name="ce3" table:formula="of:=CHAR(INDEX([XOR.$B$2:.$Q$17];[.$B20]+1;[.AI$3]+1 )*16+INDEX([XOR.$B$2:.$Q$17];[.$C20]+1;[.AI$4]+1))" office:value-type="string" office:string-value=".">
            <text:p>.</text:p>
          </table:table-cell>
          <table:table-cell table:style-name="ce3" table:formula="of:=CHAR(INDEX([XOR.$B$2:.$Q$17];[.$B20]+1;[.AJ$3]+1 )*16+INDEX([XOR.$B$2:.$Q$17];[.$C20]+1;[.AJ$4]+1))" office:value-type="string" office:string-value="-">
            <text:p>-</text:p>
          </table:table-cell>
          <table:table-cell table:style-name="ce3" table:formula="of:=CHAR(INDEX([XOR.$B$2:.$Q$17];[.$B20]+1;[.AK$3]+1 )*16+INDEX([XOR.$B$2:.$Q$17];[.$C20]+1;[.AK$4]+1))" office:value-type="string" office:string-value=",">
            <text:p>,</text:p>
          </table:table-cell>
          <table:table-cell table:style-name="ce3" table:formula="of:=CHAR(INDEX([XOR.$B$2:.$Q$17];[.$B20]+1;[.AL$3]+1 )*16+INDEX([XOR.$B$2:.$Q$17];[.$C20]+1;[.AL$4]+1))" office:value-type="string" office:string-value="">
            <text:p/>
          </table:table-cell>
          <table:table-cell table:style-name="ce3" table:formula="of:=CHAR(INDEX([XOR.$B$2:.$Q$17];[.$B20]+1;[.AM$3]+1 )*16+INDEX([XOR.$B$2:.$Q$17];[.$C20]+1;[.AM$4]+1))" office:value-type="string" office:string-value="">
            <text:p/>
          </table:table-cell>
          <table:table-cell table:style-name="ce3" table:formula="of:=CHAR(INDEX([XOR.$B$2:.$Q$17];[.$B20]+1;[.AN$3]+1 )*16+INDEX([XOR.$B$2:.$Q$17];[.$C20]+1;[.AN$4]+1))" office:value-type="string" office:string-value="">
            <text:p/>
          </table:table-cell>
          <table:table-cell table:style-name="ce3" table:formula="of:=CHAR(INDEX([XOR.$B$2:.$Q$17];[.$B20]+1;[.AO$3]+1 )*16+INDEX([XOR.$B$2:.$Q$17];[.$C20]+1;[.AO$4]+1))" office:value-type="string" office:string-value="">
            <text:p/>
          </table:table-cell>
          <table:table-cell table:style-name="ce3" table:formula="of:=CHAR(INDEX([XOR.$B$2:.$Q$17];[.$B20]+1;[.AP$3]+1 )*16+INDEX([XOR.$B$2:.$Q$17];[.$C20]+1;[.AP$4]+1))" office:value-type="string" office:string-value="">
            <text:p/>
          </table:table-cell>
          <table:table-cell table:style-name="ce3" table:formula="of:=CHAR(INDEX([XOR.$B$2:.$Q$17];[.$B20]+1;[.AQ$3]+1 )*16+INDEX([XOR.$B$2:.$Q$17];[.$C20]+1;[.AQ$4]+1))" office:value-type="string" office:string-value="">
            <text:p/>
          </table:table-cell>
          <table:table-cell table:style-name="ce3" table:formula="of:=CHAR(INDEX([XOR.$B$2:.$Q$17];[.$B20]+1;[.AR$3]+1 )*16+INDEX([XOR.$B$2:.$Q$17];[.$C20]+1;[.AR$4]+1))" office:value-type="string" office:string-value="">
            <text:p/>
          </table:table-cell>
          <table:table-cell table:style-name="ce3" table:formula="of:=CHAR(INDEX([XOR.$B$2:.$Q$17];[.$B20]+1;[.AS$3]+1 )*16+INDEX([XOR.$B$2:.$Q$17];[.$C20]+1;[.AS$4]+1))" office:value-type="string" office:string-value="">
            <text:p/>
          </table:table-cell>
          <table:table-cell table:style-name="ce3" table:formula="of:=CHAR(INDEX([XOR.$B$2:.$Q$17];[.$B20]+1;[.AT$3]+1 )*16+INDEX([XOR.$B$2:.$Q$17];[.$C20]+1;[.AT$4]+1))" office:value-type="string" office:string-value="">
            <text:p/>
          </table:table-cell>
          <table:table-cell table:style-name="ce3" table:formula="of:=CHAR(INDEX([XOR.$B$2:.$Q$17];[.$B20]+1;[.AU$3]+1 )*16+INDEX([XOR.$B$2:.$Q$17];[.$C20]+1;[.AU$4]+1))" office:value-type="string" office:string-value="">
            <text:p/>
          </table:table-cell>
          <table:table-cell table:style-name="ce3" table:formula="of:=CHAR(INDEX([XOR.$B$2:.$Q$17];[.$B20]+1;[.AV$3]+1 )*16+INDEX([XOR.$B$2:.$Q$17];[.$C20]+1;[.AV$4]+1))" office:value-type="string" office:string-value="">
            <text:p/>
          </table:table-cell>
          <table:table-cell table:style-name="ce3" table:formula="of:=CHAR(INDEX([XOR.$B$2:.$Q$17];[.$B20]+1;[.AW$3]+1 )*16+INDEX([XOR.$B$2:.$Q$17];[.$C20]+1;[.AW$4]+1))" office:value-type="string" office:string-value="">
            <text:p/>
          </table:table-cell>
          <table:table-cell table:style-name="ce3" table:formula="of:=CHAR(INDEX([XOR.$B$2:.$Q$17];[.$B20]+1;[.AX$3]+1 )*16+INDEX([XOR.$B$2:.$Q$17];[.$C20]+1;[.AX$4]+1))" office:value-type="string" office:string-value="">
            <text:p/>
          </table:table-cell>
          <table:table-cell table:style-name="ce3" table:formula="of:=CHAR(INDEX([XOR.$B$2:.$Q$17];[.$B20]+1;[.AY$3]+1 )*16+INDEX([XOR.$B$2:.$Q$17];[.$C20]+1;[.AY$4]+1))" office:value-type="string" office:string-value="">
            <text:p/>
          </table:table-cell>
          <table:table-cell table:style-name="ce3" table:formula="of:=CHAR(INDEX([XOR.$B$2:.$Q$17];[.$B20]+1;[.AZ$3]+1 )*16+INDEX([XOR.$B$2:.$Q$17];[.$C20]+1;[.AZ$4]+1))" office:value-type="string" office:string-value="">
            <text:p/>
          </table:table-cell>
          <table:table-cell table:style-name="ce3" table:formula="of:=CHAR(INDEX([XOR.$B$2:.$Q$17];[.$B20]+1;[.BA$3]+1 )*16+INDEX([XOR.$B$2:.$Q$17];[.$C20]+1;[.BA$4]+1))" office:value-type="string" office:string-value="">
            <text:p/>
          </table:table-cell>
          <table:table-cell table:style-name="ce3" table:formula="of:=CHAR(INDEX([XOR.$B$2:.$Q$17];[.$B20]+1;[.BB$3]+1 )*16+INDEX([XOR.$B$2:.$Q$17];[.$C20]+1;[.BB$4]+1))" office:value-type="string" office:string-value="">
            <text:p/>
          </table:table-cell>
          <table:table-cell table:style-name="ce3" table:formula="of:=CHAR(INDEX([XOR.$B$2:.$Q$17];[.$B20]+1;[.BC$3]+1 )*16+INDEX([XOR.$B$2:.$Q$17];[.$C20]+1;[.BC$4]+1))" office:value-type="string" office:string-value="">
            <text:p/>
          </table:table-cell>
          <table:table-cell table:style-name="ce3" table:formula="of:=CHAR(INDEX([XOR.$B$2:.$Q$17];[.$B20]+1;[.BD$3]+1 )*16+INDEX([XOR.$B$2:.$Q$17];[.$C20]+1;[.BD$4]+1))" office:value-type="string" office:string-value="">
            <text:p/>
          </table:table-cell>
          <table:table-cell table:style-name="ce3" table:formula="of:=CHAR(INDEX([XOR.$B$2:.$Q$17];[.$B20]+1;[.BE$3]+1 )*16+INDEX([XOR.$B$2:.$Q$17];[.$C20]+1;[.BE$4]+1))" office:value-type="string" office:string-value="">
            <text:p/>
          </table:table-cell>
          <table:table-cell table:style-name="ce3" table:formula="of:=CHAR(INDEX([XOR.$B$2:.$Q$17];[.$B20]+1;[.BF$3]+1 )*16+INDEX([XOR.$B$2:.$Q$17];[.$C20]+1;[.BF$4]+1))" office:value-type="string" office:string-value="">
            <text:p/>
          </table:table-cell>
          <table:table-cell table:style-name="ce3" table:formula="of:=CHAR(INDEX([XOR.$B$2:.$Q$17];[.$B20]+1;[.BG$3]+1 )*16+INDEX([XOR.$B$2:.$Q$17];[.$C20]+1;[.BG$4]+1))" office:value-type="string" office:string-value="">
            <text:p/>
          </table:table-cell>
          <table:table-cell table:style-name="ce3" table:formula="of:=CHAR(INDEX([XOR.$B$2:.$Q$17];[.$B20]+1;[.BH$3]+1 )*16+INDEX([XOR.$B$2:.$Q$17];[.$C20]+1;[.BH$4]+1))" office:value-type="string" office:string-value="">
            <text:p/>
          </table:table-cell>
          <table:table-cell table:style-name="ce3" table:formula="of:=CHAR(INDEX([XOR.$B$2:.$Q$17];[.$B20]+1;[.BI$3]+1 )*16+INDEX([XOR.$B$2:.$Q$17];[.$C20]+1;[.BI$4]+1))" office:value-type="string" office:string-value="">
            <text:p/>
          </table:table-cell>
          <table:table-cell table:style-name="ce3" table:formula="of:=CHAR(INDEX([XOR.$B$2:.$Q$17];[.$B20]+1;[.BJ$3]+1 )*16+INDEX([XOR.$B$2:.$Q$17];[.$C20]+1;[.BJ$4]+1))" office:value-type="string" office:string-value="">
            <text:p/>
          </table:table-cell>
          <table:table-cell table:style-name="ce3" table:formula="of:=CHAR(INDEX([XOR.$B$2:.$Q$17];[.$B20]+1;[.BK$3]+1 )*16+INDEX([XOR.$B$2:.$Q$17];[.$C20]+1;[.BK$4]+1))" office:value-type="string" office:string-value="&#10;">
            <text:p><text:line-break/></text:p>
          </table:table-cell>
          <table:table-cell table:style-name="ce3" table:formula="of:=CHAR(INDEX([XOR.$B$2:.$Q$17];[.$B20]+1;[.BL$3]+1 )*16+INDEX([XOR.$B$2:.$Q$17];[.$C20]+1;[.BL$4]+1))" office:value-type="string" office:string-value="&#9;">
            <text:p><text:tab/></text:p>
          </table:table-cell>
          <table:table-cell table:style-name="ce3" table:formula="of:=CHAR(INDEX([XOR.$B$2:.$Q$17];[.$B20]+1;[.BM$3]+1 )*16+INDEX([XOR.$B$2:.$Q$17];[.$C20]+1;[.BM$4]+1))" office:value-type="string" office:string-value="">
            <text:p/>
          </table:table-cell>
          <table:table-cell table:style-name="ce3" table:formula="of:=CHAR(INDEX([XOR.$B$2:.$Q$17];[.$B20]+1;[.BN$3]+1 )*16+INDEX([XOR.$B$2:.$Q$17];[.$C20]+1;[.BN$4]+1))" office:value-type="string" office:string-value="">
            <text:p/>
          </table:table-cell>
          <table:table-cell table:style-name="ce3" table:formula="of:=CHAR(INDEX([XOR.$B$2:.$Q$17];[.$B20]+1;[.BO$3]+1 )*16+INDEX([XOR.$B$2:.$Q$17];[.$C20]+1;[.BO$4]+1))" office:value-type="string" office:string-value="">
            <text:p/>
          </table:table-cell>
          <table:table-cell table:style-name="ce3" table:formula="of:=CHAR(INDEX([XOR.$B$2:.$Q$17];[.$B20]+1;[.BP$3]+1 )*16+INDEX([XOR.$B$2:.$Q$17];[.$C20]+1;[.BP$4]+1))" office:value-type="string" office:string-value="&#13;">
            <text:p></text:p>
          </table:table-cell>
          <table:table-cell table:style-name="ce3" table:formula="of:=CHAR(INDEX([XOR.$B$2:.$Q$17];[.$B20]+1;[.BQ$3]+1 )*16+INDEX([XOR.$B$2:.$Q$17];[.$C20]+1;[.BQ$4]+1))" office:value-type="string" office:string-value="">
            <text:p/>
          </table:table-cell>
          <table:table-cell table:style-name="ce3" table:formula="of:=CHAR(INDEX([XOR.$B$2:.$Q$17];[.$B20]+1;[.BR$3]+1 )*16+INDEX([XOR.$B$2:.$Q$17];[.$C20]+1;[.BR$4]+1))" office:value-type="string" office:string-value="s">
            <text:p>s</text:p>
          </table:table-cell>
          <table:table-cell table:style-name="ce3" table:formula="of:=CHAR(INDEX([XOR.$B$2:.$Q$17];[.$B20]+1;[.BS$3]+1 )*16+INDEX([XOR.$B$2:.$Q$17];[.$C20]+1;[.BS$4]+1))" office:value-type="string" office:string-value="r">
            <text:p>r</text:p>
          </table:table-cell>
          <table:table-cell table:style-name="ce3" table:formula="of:=CHAR(INDEX([XOR.$B$2:.$Q$17];[.$B20]+1;[.BT$3]+1 )*16+INDEX([XOR.$B$2:.$Q$17];[.$C20]+1;[.BT$4]+1))" office:value-type="string" office:string-value="q">
            <text:p>q</text:p>
          </table:table-cell>
          <table:table-cell table:style-name="ce3" table:formula="of:=CHAR(INDEX([XOR.$B$2:.$Q$17];[.$B20]+1;[.BU$3]+1 )*16+INDEX([XOR.$B$2:.$Q$17];[.$C20]+1;[.BU$4]+1))" office:value-type="string" office:string-value="p">
            <text:p>p</text:p>
          </table:table-cell>
          <table:table-cell table:style-name="ce3" table:formula="of:=CHAR(INDEX([XOR.$B$2:.$Q$17];[.$B20]+1;[.BV$3]+1 )*16+INDEX([XOR.$B$2:.$Q$17];[.$C20]+1;[.BV$4]+1))" office:value-type="string" office:string-value="w">
            <text:p>w</text:p>
          </table:table-cell>
          <table:table-cell table:style-name="ce3" table:formula="of:=CHAR(INDEX([XOR.$B$2:.$Q$17];[.$B20]+1;[.BW$3]+1 )*16+INDEX([XOR.$B$2:.$Q$17];[.$C20]+1;[.BW$4]+1))" office:value-type="string" office:string-value="v">
            <text:p>v</text:p>
          </table:table-cell>
          <table:table-cell table:style-name="ce3" table:formula="of:=CHAR(INDEX([XOR.$B$2:.$Q$17];[.$B20]+1;[.BX$3]+1 )*16+INDEX([XOR.$B$2:.$Q$17];[.$C20]+1;[.BX$4]+1))" office:value-type="string" office:string-value="u">
            <text:p>u</text:p>
          </table:table-cell>
          <table:table-cell table:style-name="ce3" table:formula="of:=CHAR(INDEX([XOR.$B$2:.$Q$17];[.$B20]+1;[.BY$3]+1 )*16+INDEX([XOR.$B$2:.$Q$17];[.$C20]+1;[.BY$4]+1))" office:value-type="string" office:string-value="t">
            <text:p>t</text:p>
          </table:table-cell>
          <table:table-cell table:style-name="ce3" table:formula="of:=CHAR(INDEX([XOR.$B$2:.$Q$17];[.$B20]+1;[.BZ$3]+1 )*16+INDEX([XOR.$B$2:.$Q$17];[.$C20]+1;[.BZ$4]+1))" office:value-type="string" office:string-value="{">
            <text:p>{</text:p>
          </table:table-cell>
          <table:table-cell table:style-name="ce3" table:formula="of:=CHAR(INDEX([XOR.$B$2:.$Q$17];[.$B20]+1;[.CA$3]+1 )*16+INDEX([XOR.$B$2:.$Q$17];[.$C20]+1;[.CA$4]+1))" office:value-type="string" office:string-value="z">
            <text:p>z</text:p>
          </table:table-cell>
          <table:table-cell table:style-name="ce3" table:formula="of:=CHAR(INDEX([XOR.$B$2:.$Q$17];[.$B20]+1;[.CB$3]+1 )*16+INDEX([XOR.$B$2:.$Q$17];[.$C20]+1;[.CB$4]+1))" office:value-type="string" office:string-value="y">
            <text:p>y</text:p>
          </table:table-cell>
          <table:table-cell table:style-name="ce3" table:formula="of:=CHAR(INDEX([XOR.$B$2:.$Q$17];[.$B20]+1;[.CC$3]+1 )*16+INDEX([XOR.$B$2:.$Q$17];[.$C20]+1;[.CC$4]+1))" office:value-type="string" office:string-value="x">
            <text:p>x</text:p>
          </table:table-cell>
          <table:table-cell table:style-name="ce3" table:formula="of:=CHAR(INDEX([XOR.$B$2:.$Q$17];[.$B20]+1;[.CD$3]+1 )*16+INDEX([XOR.$B$2:.$Q$17];[.$C20]+1;[.CD$4]+1))" office:value-type="string" office:string-value="">
            <text:p></text:p>
          </table:table-cell>
          <table:table-cell table:style-name="ce3" table:formula="of:=CHAR(INDEX([XOR.$B$2:.$Q$17];[.$B20]+1;[.CE$3]+1 )*16+INDEX([XOR.$B$2:.$Q$17];[.$C20]+1;[.CE$4]+1))" office:value-type="string" office:string-value="~">
            <text:p>~</text:p>
          </table:table-cell>
          <table:table-cell table:style-name="ce3" table:formula="of:=CHAR(INDEX([XOR.$B$2:.$Q$17];[.$B20]+1;[.CF$3]+1 )*16+INDEX([XOR.$B$2:.$Q$17];[.$C20]+1;[.CF$4]+1))" office:value-type="string" office:string-value="}">
            <text:p>}</text:p>
          </table:table-cell>
          <table:table-cell table:style-name="ce3" table:formula="of:=CHAR(INDEX([XOR.$B$2:.$Q$17];[.$B20]+1;[.CG$3]+1 )*16+INDEX([XOR.$B$2:.$Q$17];[.$C20]+1;[.CG$4]+1))" office:value-type="string" office:string-value="|">
            <text:p>|</text:p>
          </table:table-cell>
          <table:table-cell table:style-name="ce3" table:formula="of:=CHAR(INDEX([XOR.$B$2:.$Q$17];[.$B20]+1;[.CH$3]+1 )*16+INDEX([XOR.$B$2:.$Q$17];[.$C20]+1;[.CH$4]+1))" office:value-type="string" office:string-value="c">
            <text:p>c</text:p>
          </table:table-cell>
          <table:table-cell table:style-name="ce3" table:formula="of:=CHAR(INDEX([XOR.$B$2:.$Q$17];[.$B20]+1;[.CI$3]+1 )*16+INDEX([XOR.$B$2:.$Q$17];[.$C20]+1;[.CI$4]+1))" office:value-type="string" office:string-value="b">
            <text:p>b</text:p>
          </table:table-cell>
          <table:table-cell table:style-name="ce3" table:formula="of:=CHAR(INDEX([XOR.$B$2:.$Q$17];[.$B20]+1;[.CJ$3]+1 )*16+INDEX([XOR.$B$2:.$Q$17];[.$C20]+1;[.CJ$4]+1))" office:value-type="string" office:string-value="a">
            <text:p>a</text:p>
          </table:table-cell>
          <table:table-cell table:style-name="ce3" table:formula="of:=CHAR(INDEX([XOR.$B$2:.$Q$17];[.$B20]+1;[.CK$3]+1 )*16+INDEX([XOR.$B$2:.$Q$17];[.$C20]+1;[.CK$4]+1))" office:value-type="string" office:string-value="`">
            <text:p>`</text:p>
          </table:table-cell>
          <table:table-cell table:style-name="ce3" table:formula="of:=CHAR(INDEX([XOR.$B$2:.$Q$17];[.$B20]+1;[.CL$3]+1 )*16+INDEX([XOR.$B$2:.$Q$17];[.$C20]+1;[.CL$4]+1))" office:value-type="string" office:string-value="g">
            <text:p>g</text:p>
          </table:table-cell>
          <table:table-cell table:style-name="ce3" table:formula="of:=CHAR(INDEX([XOR.$B$2:.$Q$17];[.$B20]+1;[.CM$3]+1 )*16+INDEX([XOR.$B$2:.$Q$17];[.$C20]+1;[.CM$4]+1))" office:value-type="string" office:string-value="f">
            <text:p>f</text:p>
          </table:table-cell>
          <table:table-cell table:style-name="ce3" table:formula="of:=CHAR(INDEX([XOR.$B$2:.$Q$17];[.$B20]+1;[.CN$3]+1 )*16+INDEX([XOR.$B$2:.$Q$17];[.$C20]+1;[.CN$4]+1))" office:value-type="string" office:string-value="e">
            <text:p>e</text:p>
          </table:table-cell>
          <table:table-cell table:style-name="ce3" table:formula="of:=CHAR(INDEX([XOR.$B$2:.$Q$17];[.$B20]+1;[.CO$3]+1 )*16+INDEX([XOR.$B$2:.$Q$17];[.$C20]+1;[.CO$4]+1))" office:value-type="string" office:string-value="d">
            <text:p>d</text:p>
          </table:table-cell>
          <table:table-cell table:style-name="ce8" table:formula="of:=CHAR(INDEX([XOR.$B$2:.$Q$17];[.$B20]+1;[.CP$3]+1 )*16+INDEX([XOR.$B$2:.$Q$17];[.$C20]+1;[.CP$4]+1))" office:value-type="string" office:string-value="k">
            <text:p>k</text:p>
          </table:table-cell>
          <table:table-cell table:style-name="ce3" table:formula="of:=CHAR(INDEX([XOR.$B$2:.$Q$17];[.$B20]+1;[.CQ$3]+1 )*16+INDEX([XOR.$B$2:.$Q$17];[.$C20]+1;[.CQ$4]+1))" office:value-type="string" office:string-value="j">
            <text:p>j</text:p>
          </table:table-cell>
          <table:table-cell table:style-name="ce3" table:formula="of:=CHAR(INDEX([XOR.$B$2:.$Q$17];[.$B20]+1;[.CR$3]+1 )*16+INDEX([XOR.$B$2:.$Q$17];[.$C20]+1;[.CR$4]+1))" office:value-type="string" office:string-value="i">
            <text:p>i</text:p>
          </table:table-cell>
          <table:table-cell table:style-name="ce3" table:formula="of:=CHAR(INDEX([XOR.$B$2:.$Q$17];[.$B20]+1;[.CS$3]+1 )*16+INDEX([XOR.$B$2:.$Q$17];[.$C20]+1;[.CS$4]+1))" office:value-type="string" office:string-value="h">
            <text:p>h</text:p>
          </table:table-cell>
          <table:table-cell table:style-name="ce3" table:formula="of:=CHAR(INDEX([XOR.$B$2:.$Q$17];[.$B20]+1;[.CT$3]+1 )*16+INDEX([XOR.$B$2:.$Q$17];[.$C20]+1;[.CT$4]+1))" office:value-type="string" office:string-value="o">
            <text:p>o</text:p>
          </table:table-cell>
          <table:table-cell table:style-name="ce3" table:formula="of:=CHAR(INDEX([XOR.$B$2:.$Q$17];[.$B20]+1;[.CU$3]+1 )*16+INDEX([XOR.$B$2:.$Q$17];[.$C20]+1;[.CU$4]+1))" office:value-type="string" office:string-value="n">
            <text:p>n</text:p>
          </table:table-cell>
          <table:table-cell table:style-name="ce3" table:formula="of:=CHAR(INDEX([XOR.$B$2:.$Q$17];[.$B20]+1;[.CV$3]+1 )*16+INDEX([XOR.$B$2:.$Q$17];[.$C20]+1;[.CV$4]+1))" office:value-type="string" office:string-value="m">
            <text:p>m</text:p>
          </table:table-cell>
          <table:table-cell table:style-name="ce3" table:formula="of:=CHAR(INDEX([XOR.$B$2:.$Q$17];[.$B20]+1;[.CW$3]+1 )*16+INDEX([XOR.$B$2:.$Q$17];[.$C20]+1;[.CW$4]+1))" office:value-type="string" office:string-value="l">
            <text:p>l</text:p>
          </table:table-cell>
          <table:table-cell table:style-name="ce3" table:formula="of:=CHAR(INDEX([XOR.$B$2:.$Q$17];[.$B20]+1;[.CX$3]+1 )*16+INDEX([XOR.$B$2:.$Q$17];[.$C20]+1;[.CX$4]+1))" office:value-type="string" office:string-value="S">
            <text:p>S</text:p>
          </table:table-cell>
          <table:table-cell table:style-name="ce3" table:formula="of:=CHAR(INDEX([XOR.$B$2:.$Q$17];[.$B20]+1;[.CY$3]+1 )*16+INDEX([XOR.$B$2:.$Q$17];[.$C20]+1;[.CY$4]+1))" office:value-type="string" office:string-value="R">
            <text:p>R</text:p>
          </table:table-cell>
          <table:table-cell table:style-name="ce3" table:formula="of:=CHAR(INDEX([XOR.$B$2:.$Q$17];[.$B20]+1;[.CZ$3]+1 )*16+INDEX([XOR.$B$2:.$Q$17];[.$C20]+1;[.CZ$4]+1))" office:value-type="string" office:string-value="Q">
            <text:p>Q</text:p>
          </table:table-cell>
          <table:table-cell table:style-name="ce3" table:formula="of:=CHAR(INDEX([XOR.$B$2:.$Q$17];[.$B20]+1;[.DA$3]+1 )*16+INDEX([XOR.$B$2:.$Q$17];[.$C20]+1;[.DA$4]+1))" office:value-type="string" office:string-value="P">
            <text:p>P</text:p>
          </table:table-cell>
          <table:table-cell table:style-name="ce3" table:formula="of:=CHAR(INDEX([XOR.$B$2:.$Q$17];[.$B20]+1;[.DB$3]+1 )*16+INDEX([XOR.$B$2:.$Q$17];[.$C20]+1;[.DB$4]+1))" office:value-type="string" office:string-value="W">
            <text:p>W</text:p>
          </table:table-cell>
          <table:table-cell table:style-name="ce3" table:formula="of:=CHAR(INDEX([XOR.$B$2:.$Q$17];[.$B20]+1;[.DC$3]+1 )*16+INDEX([XOR.$B$2:.$Q$17];[.$C20]+1;[.DC$4]+1))" office:value-type="string" office:string-value="V">
            <text:p>V</text:p>
          </table:table-cell>
          <table:table-cell table:style-name="ce3" table:formula="of:=CHAR(INDEX([XOR.$B$2:.$Q$17];[.$B20]+1;[.DD$3]+1 )*16+INDEX([XOR.$B$2:.$Q$17];[.$C20]+1;[.DD$4]+1))" office:value-type="string" office:string-value="U">
            <text:p>U</text:p>
          </table:table-cell>
          <table:table-cell table:style-name="ce3" table:formula="of:=CHAR(INDEX([XOR.$B$2:.$Q$17];[.$B20]+1;[.DE$3]+1 )*16+INDEX([XOR.$B$2:.$Q$17];[.$C20]+1;[.DE$4]+1))" office:value-type="string" office:string-value="T">
            <text:p>T</text:p>
          </table:table-cell>
          <table:table-cell table:style-name="ce3" table:formula="of:=CHAR(INDEX([XOR.$B$2:.$Q$17];[.$B20]+1;[.DF$3]+1 )*16+INDEX([XOR.$B$2:.$Q$17];[.$C20]+1;[.DF$4]+1))" office:value-type="string" office:string-value="[">
            <text:p>[</text:p>
          </table:table-cell>
          <table:table-cell table:style-name="ce3" table:formula="of:=CHAR(INDEX([XOR.$B$2:.$Q$17];[.$B20]+1;[.DG$3]+1 )*16+INDEX([XOR.$B$2:.$Q$17];[.$C20]+1;[.DG$4]+1))" office:value-type="string" office:string-value="Z">
            <text:p>Z</text:p>
          </table:table-cell>
          <table:table-cell table:style-name="ce3" table:formula="of:=CHAR(INDEX([XOR.$B$2:.$Q$17];[.$B20]+1;[.DH$3]+1 )*16+INDEX([XOR.$B$2:.$Q$17];[.$C20]+1;[.DH$4]+1))" office:value-type="string" office:string-value="Y">
            <text:p>Y</text:p>
          </table:table-cell>
          <table:table-cell table:style-name="ce3" table:formula="of:=CHAR(INDEX([XOR.$B$2:.$Q$17];[.$B20]+1;[.DI$3]+1 )*16+INDEX([XOR.$B$2:.$Q$17];[.$C20]+1;[.DI$4]+1))" office:value-type="string" office:string-value="X">
            <text:p>X</text:p>
          </table:table-cell>
          <table:table-cell table:style-name="ce3" table:formula="of:=CHAR(INDEX([XOR.$B$2:.$Q$17];[.$B20]+1;[.DJ$3]+1 )*16+INDEX([XOR.$B$2:.$Q$17];[.$C20]+1;[.DJ$4]+1))" office:value-type="string" office:string-value="_">
            <text:p>_</text:p>
          </table:table-cell>
          <table:table-cell table:style-name="ce3" table:formula="of:=CHAR(INDEX([XOR.$B$2:.$Q$17];[.$B20]+1;[.DK$3]+1 )*16+INDEX([XOR.$B$2:.$Q$17];[.$C20]+1;[.DK$4]+1))" office:value-type="string" office:string-value="^">
            <text:p>^</text:p>
          </table:table-cell>
          <table:table-cell table:style-name="ce3" table:formula="of:=CHAR(INDEX([XOR.$B$2:.$Q$17];[.$B20]+1;[.DL$3]+1 )*16+INDEX([XOR.$B$2:.$Q$17];[.$C20]+1;[.DL$4]+1))" office:value-type="string" office:string-value="]">
            <text:p>]</text:p>
          </table:table-cell>
          <table:table-cell table:style-name="ce3" table:formula="of:=CHAR(INDEX([XOR.$B$2:.$Q$17];[.$B20]+1;[.DM$3]+1 )*16+INDEX([XOR.$B$2:.$Q$17];[.$C20]+1;[.DM$4]+1))" office:value-type="string" office:string-value="\">
            <text:p>\</text:p>
          </table:table-cell>
          <table:table-cell table:style-name="ce3" table:formula="of:=CHAR(INDEX([XOR.$B$2:.$Q$17];[.$B20]+1;[.DN$3]+1 )*16+INDEX([XOR.$B$2:.$Q$17];[.$C20]+1;[.DN$4]+1))" office:value-type="string" office:string-value="C">
            <text:p>C</text:p>
          </table:table-cell>
          <table:table-cell table:style-name="ce3" table:formula="of:=CHAR(INDEX([XOR.$B$2:.$Q$17];[.$B20]+1;[.DO$3]+1 )*16+INDEX([XOR.$B$2:.$Q$17];[.$C20]+1;[.DO$4]+1))" office:value-type="string" office:string-value="B">
            <text:p>B</text:p>
          </table:table-cell>
          <table:table-cell table:style-name="ce3" table:formula="of:=CHAR(INDEX([XOR.$B$2:.$Q$17];[.$B20]+1;[.DP$3]+1 )*16+INDEX([XOR.$B$2:.$Q$17];[.$C20]+1;[.DP$4]+1))" office:value-type="string" office:string-value="A">
            <text:p>A</text:p>
          </table:table-cell>
          <table:table-cell table:style-name="ce3" table:formula="of:=CHAR(INDEX([XOR.$B$2:.$Q$17];[.$B20]+1;[.DQ$3]+1 )*16+INDEX([XOR.$B$2:.$Q$17];[.$C20]+1;[.DQ$4]+1))" office:value-type="string" office:string-value="@">
            <text:p>@</text:p>
          </table:table-cell>
          <table:table-cell table:style-name="ce3" table:formula="of:=CHAR(INDEX([XOR.$B$2:.$Q$17];[.$B20]+1;[.DR$3]+1 )*16+INDEX([XOR.$B$2:.$Q$17];[.$C20]+1;[.DR$4]+1))" office:value-type="string" office:string-value="G">
            <text:p>G</text:p>
          </table:table-cell>
          <table:table-cell table:style-name="ce3" table:formula="of:=CHAR(INDEX([XOR.$B$2:.$Q$17];[.$B20]+1;[.DS$3]+1 )*16+INDEX([XOR.$B$2:.$Q$17];[.$C20]+1;[.DS$4]+1))" office:value-type="string" office:string-value="F">
            <text:p>F</text:p>
          </table:table-cell>
          <table:table-cell table:style-name="ce3" table:formula="of:=CHAR(INDEX([XOR.$B$2:.$Q$17];[.$B20]+1;[.DT$3]+1 )*16+INDEX([XOR.$B$2:.$Q$17];[.$C20]+1;[.DT$4]+1))" office:value-type="string" office:string-value="E">
            <text:p>E</text:p>
          </table:table-cell>
          <table:table-cell table:style-name="ce3" table:formula="of:=CHAR(INDEX([XOR.$B$2:.$Q$17];[.$B20]+1;[.DU$3]+1 )*16+INDEX([XOR.$B$2:.$Q$17];[.$C20]+1;[.DU$4]+1))" office:value-type="string" office:string-value="D">
            <text:p>D</text:p>
          </table:table-cell>
          <table:table-cell table:style-name="ce3" table:formula="of:=CHAR(INDEX([XOR.$B$2:.$Q$17];[.$B20]+1;[.DV$3]+1 )*16+INDEX([XOR.$B$2:.$Q$17];[.$C20]+1;[.DV$4]+1))" office:value-type="string" office:string-value="K">
            <text:p>K</text:p>
          </table:table-cell>
          <table:table-cell table:style-name="ce3" table:formula="of:=CHAR(INDEX([XOR.$B$2:.$Q$17];[.$B20]+1;[.DW$3]+1 )*16+INDEX([XOR.$B$2:.$Q$17];[.$C20]+1;[.DW$4]+1))" office:value-type="string" office:string-value="J">
            <text:p>J</text:p>
          </table:table-cell>
          <table:table-cell table:style-name="ce3" table:formula="of:=CHAR(INDEX([XOR.$B$2:.$Q$17];[.$B20]+1;[.DX$3]+1 )*16+INDEX([XOR.$B$2:.$Q$17];[.$C20]+1;[.DX$4]+1))" office:value-type="string" office:string-value="I">
            <text:p>I</text:p>
          </table:table-cell>
          <table:table-cell table:style-name="ce3" table:formula="of:=CHAR(INDEX([XOR.$B$2:.$Q$17];[.$B20]+1;[.DY$3]+1 )*16+INDEX([XOR.$B$2:.$Q$17];[.$C20]+1;[.DY$4]+1))" office:value-type="string" office:string-value="H">
            <text:p>H</text:p>
          </table:table-cell>
          <table:table-cell table:style-name="ce3" table:formula="of:=CHAR(INDEX([XOR.$B$2:.$Q$17];[.$B20]+1;[.DZ$3]+1 )*16+INDEX([XOR.$B$2:.$Q$17];[.$C20]+1;[.DZ$4]+1))" office:value-type="string" office:string-value="O">
            <text:p>O</text:p>
          </table:table-cell>
          <table:table-cell table:style-name="ce3" table:formula="of:=CHAR(INDEX([XOR.$B$2:.$Q$17];[.$B20]+1;[.EA$3]+1 )*16+INDEX([XOR.$B$2:.$Q$17];[.$C20]+1;[.EA$4]+1))" office:value-type="string" office:string-value="N">
            <text:p>N</text:p>
          </table:table-cell>
          <table:table-cell table:style-name="ce3" table:formula="of:=CHAR(INDEX([XOR.$B$2:.$Q$17];[.$B20]+1;[.EB$3]+1 )*16+INDEX([XOR.$B$2:.$Q$17];[.$C20]+1;[.EB$4]+1))" office:value-type="string" office:string-value="M">
            <text:p>M</text:p>
          </table:table-cell>
          <table:table-cell table:style-name="ce3" table:formula="of:=CHAR(INDEX([XOR.$B$2:.$Q$17];[.$B20]+1;[.EC$3]+1 )*16+INDEX([XOR.$B$2:.$Q$17];[.$C20]+1;[.EC$4]+1))" office:value-type="string" office:string-value="L">
            <text:p>L</text:p>
          </table:table-cell>
          <table:table-cell table:style-name="ce3" table:number-columns-repeated="21"/>
        </table:table-row>
        <table:table-row table:style-name="ro4">
          <table:table-cell table:formula="of:=[.A20]+2" office:value-type="float" office:value="33">
            <text:p>33</text:p>
          </table:table-cell>
          <table:table-cell table:formula="of:=RIGHT(LEFT([.$B$1];[.A21]);1)" office:value-type="string" office:string-value="3">
            <text:p>3</text:p>
          </table:table-cell>
          <table:table-cell table:formula="of:=VLOOKUP(RIGHT(LEFT([.$B$1];[.A21]+1);1);[Sheet1.$A$2:.$C$17];3;0)" office:value-type="float" office:value="13">
            <text:p>13</text:p>
          </table:table-cell>
          <table:table-cell table:formula="of:=[.C21]+[.B21]*16" office:value-type="float" office:value="61">
            <text:p>61</text:p>
          </table:table-cell>
          <table:table-cell table:formula="of:=CHAR([.D21])" office:value-type="string" office:string-value="=">
            <text:p>=</text:p>
          </table:table-cell>
          <table:table-cell table:style-name="ce3" table:formula="of:=CHAR(INDEX([XOR.$B$2:.$Q$17];[.$B21]+1;[.F$3]+1 )*16+INDEX([XOR.$B$2:.$Q$17];[.$C21]+1;[.F$4]+1))" office:value-type="string" office:string-value="=">
            <text:p>=</text:p>
          </table:table-cell>
          <table:table-cell table:style-name="ce3" table:formula="of:=CHAR(INDEX([XOR.$B$2:.$Q$17];[.$B21]+1;[.G$3]+1 )*16+INDEX([XOR.$B$2:.$Q$17];[.$C21]+1;[.G$4]+1))" office:value-type="string" office:string-value="&lt;">
            <text:p>&lt;</text:p>
          </table:table-cell>
          <table:table-cell table:style-name="ce3" table:formula="of:=CHAR(INDEX([XOR.$B$2:.$Q$17];[.$B21]+1;[.H$3]+1 )*16+INDEX([XOR.$B$2:.$Q$17];[.$C21]+1;[.H$4]+1))" office:value-type="string" office:string-value="?">
            <text:p>?</text:p>
          </table:table-cell>
          <table:table-cell table:style-name="ce3" table:formula="of:=CHAR(INDEX([XOR.$B$2:.$Q$17];[.$B21]+1;[.I$3]+1 )*16+INDEX([XOR.$B$2:.$Q$17];[.$C21]+1;[.I$4]+1))" office:value-type="string" office:string-value="&gt;">
            <text:p>&gt;</text:p>
          </table:table-cell>
          <table:table-cell table:style-name="ce3" table:formula="of:=CHAR(INDEX([XOR.$B$2:.$Q$17];[.$B21]+1;[.J$3]+1 )*16+INDEX([XOR.$B$2:.$Q$17];[.$C21]+1;[.J$4]+1))" office:value-type="string" office:string-value="9">
            <text:p>9</text:p>
          </table:table-cell>
          <table:table-cell table:style-name="ce3" table:formula="of:=CHAR(INDEX([XOR.$B$2:.$Q$17];[.$B21]+1;[.K$3]+1 )*16+INDEX([XOR.$B$2:.$Q$17];[.$C21]+1;[.K$4]+1))" office:value-type="string" office:string-value="8">
            <text:p>8</text:p>
          </table:table-cell>
          <table:table-cell table:style-name="ce3" table:formula="of:=CHAR(INDEX([XOR.$B$2:.$Q$17];[.$B21]+1;[.L$3]+1 )*16+INDEX([XOR.$B$2:.$Q$17];[.$C21]+1;[.L$4]+1))" office:value-type="string" office:string-value=";">
            <text:p>;</text:p>
          </table:table-cell>
          <table:table-cell table:style-name="ce3" table:formula="of:=CHAR(INDEX([XOR.$B$2:.$Q$17];[.$B21]+1;[.M$3]+1 )*16+INDEX([XOR.$B$2:.$Q$17];[.$C21]+1;[.M$4]+1))" office:value-type="string" office:string-value=":">
            <text:p>:</text:p>
          </table:table-cell>
          <table:table-cell table:style-name="ce3" table:formula="of:=CHAR(INDEX([XOR.$B$2:.$Q$17];[.$B21]+1;[.N$3]+1 )*16+INDEX([XOR.$B$2:.$Q$17];[.$C21]+1;[.N$4]+1))" office:value-type="string" office:string-value="5">
            <text:p>5</text:p>
          </table:table-cell>
          <table:table-cell table:style-name="ce3" table:formula="of:=CHAR(INDEX([XOR.$B$2:.$Q$17];[.$B21]+1;[.O$3]+1 )*16+INDEX([XOR.$B$2:.$Q$17];[.$C21]+1;[.O$4]+1))" office:value-type="string" office:string-value="4">
            <text:p>4</text:p>
          </table:table-cell>
          <table:table-cell table:style-name="ce3" table:formula="of:=CHAR(INDEX([XOR.$B$2:.$Q$17];[.$B21]+1;[.P$3]+1 )*16+INDEX([XOR.$B$2:.$Q$17];[.$C21]+1;[.P$4]+1))" office:value-type="string" office:string-value="7">
            <text:p>7</text:p>
          </table:table-cell>
          <table:table-cell table:style-name="ce3" table:formula="of:=CHAR(INDEX([XOR.$B$2:.$Q$17];[.$B21]+1;[.Q$3]+1 )*16+INDEX([XOR.$B$2:.$Q$17];[.$C21]+1;[.Q$4]+1))" office:value-type="string" office:string-value="6">
            <text:p>6</text:p>
          </table:table-cell>
          <table:table-cell table:style-name="ce3" table:formula="of:=CHAR(INDEX([XOR.$B$2:.$Q$17];[.$B21]+1;[.R$3]+1 )*16+INDEX([XOR.$B$2:.$Q$17];[.$C21]+1;[.R$4]+1))" office:value-type="string" office:string-value="1">
            <text:p>1</text:p>
          </table:table-cell>
          <table:table-cell table:style-name="ce3" table:formula="of:=CHAR(INDEX([XOR.$B$2:.$Q$17];[.$B21]+1;[.S$3]+1 )*16+INDEX([XOR.$B$2:.$Q$17];[.$C21]+1;[.S$4]+1))" office:value-type="string" office:string-value="0">
            <text:p>0</text:p>
          </table:table-cell>
          <table:table-cell table:style-name="ce3" table:formula="of:=CHAR(INDEX([XOR.$B$2:.$Q$17];[.$B21]+1;[.T$3]+1 )*16+INDEX([XOR.$B$2:.$Q$17];[.$C21]+1;[.T$4]+1))" office:value-type="string" office:string-value="3">
            <text:p>3</text:p>
          </table:table-cell>
          <table:table-cell table:style-name="ce3" table:formula="of:=CHAR(INDEX([XOR.$B$2:.$Q$17];[.$B21]+1;[.U$3]+1 )*16+INDEX([XOR.$B$2:.$Q$17];[.$C21]+1;[.U$4]+1))" office:value-type="string" office:string-value="2">
            <text:p>2</text:p>
          </table:table-cell>
          <table:table-cell table:style-name="ce3" table:formula="of:=CHAR(INDEX([XOR.$B$2:.$Q$17];[.$B21]+1;[.V$3]+1 )*16+INDEX([XOR.$B$2:.$Q$17];[.$C21]+1;[.V$4]+1))" office:value-type="string" office:string-value="-">
            <text:p>-</text:p>
          </table:table-cell>
          <table:table-cell table:style-name="ce3" table:formula="of:=CHAR(INDEX([XOR.$B$2:.$Q$17];[.$B21]+1;[.W$3]+1 )*16+INDEX([XOR.$B$2:.$Q$17];[.$C21]+1;[.W$4]+1))" office:value-type="string" office:string-value=",">
            <text:p>,</text:p>
          </table:table-cell>
          <table:table-cell table:style-name="ce3" table:formula="of:=CHAR(INDEX([XOR.$B$2:.$Q$17];[.$B21]+1;[.X$3]+1 )*16+INDEX([XOR.$B$2:.$Q$17];[.$C21]+1;[.X$4]+1))" office:value-type="string" office:string-value="/">
            <text:p>/</text:p>
          </table:table-cell>
          <table:table-cell table:style-name="ce3" table:formula="of:=CHAR(INDEX([XOR.$B$2:.$Q$17];[.$B21]+1;[.Y$3]+1 )*16+INDEX([XOR.$B$2:.$Q$17];[.$C21]+1;[.Y$4]+1))" office:value-type="string" office:string-value=".">
            <text:p>.</text:p>
          </table:table-cell>
          <table:table-cell table:style-name="ce3" table:formula="of:=CHAR(INDEX([XOR.$B$2:.$Q$17];[.$B21]+1;[.Z$3]+1 )*16+INDEX([XOR.$B$2:.$Q$17];[.$C21]+1;[.Z$4]+1))" office:value-type="string" office:string-value=")">
            <text:p>)</text:p>
          </table:table-cell>
          <table:table-cell table:style-name="ce3" table:formula="of:=CHAR(INDEX([XOR.$B$2:.$Q$17];[.$B21]+1;[.AA$3]+1 )*16+INDEX([XOR.$B$2:.$Q$17];[.$C21]+1;[.AA$4]+1))" office:value-type="string" office:string-value="(">
            <text:p>(</text:p>
          </table:table-cell>
          <table:table-cell table:style-name="ce3" table:formula="of:=CHAR(INDEX([XOR.$B$2:.$Q$17];[.$B21]+1;[.AB$3]+1 )*16+INDEX([XOR.$B$2:.$Q$17];[.$C21]+1;[.AB$4]+1))" office:value-type="string" office:string-value="+">
            <text:p>+</text:p>
          </table:table-cell>
          <table:table-cell table:style-name="ce3" table:formula="of:=CHAR(INDEX([XOR.$B$2:.$Q$17];[.$B21]+1;[.AC$3]+1 )*16+INDEX([XOR.$B$2:.$Q$17];[.$C21]+1;[.AC$4]+1))" office:value-type="string" office:string-value="*">
            <text:p>*</text:p>
          </table:table-cell>
          <table:table-cell table:style-name="ce3" table:formula="of:=CHAR(INDEX([XOR.$B$2:.$Q$17];[.$B21]+1;[.AD$3]+1 )*16+INDEX([XOR.$B$2:.$Q$17];[.$C21]+1;[.AD$4]+1))" office:value-type="string" office:string-value="%">
            <text:p>%</text:p>
          </table:table-cell>
          <table:table-cell table:style-name="ce3" table:formula="of:=CHAR(INDEX([XOR.$B$2:.$Q$17];[.$B21]+1;[.AE$3]+1 )*16+INDEX([XOR.$B$2:.$Q$17];[.$C21]+1;[.AE$4]+1))" office:value-type="string" office:string-value="$">
            <text:p>$</text:p>
          </table:table-cell>
          <table:table-cell table:style-name="ce3" table:formula="of:=CHAR(INDEX([XOR.$B$2:.$Q$17];[.$B21]+1;[.AF$3]+1 )*16+INDEX([XOR.$B$2:.$Q$17];[.$C21]+1;[.AF$4]+1))" office:value-type="string" office:string-value="'">
            <text:p>'</text:p>
          </table:table-cell>
          <table:table-cell table:style-name="ce3" table:formula="of:=CHAR(INDEX([XOR.$B$2:.$Q$17];[.$B21]+1;[.AG$3]+1 )*16+INDEX([XOR.$B$2:.$Q$17];[.$C21]+1;[.AG$4]+1))" office:value-type="string" office:string-value="&amp;">
            <text:p>&amp;</text:p>
          </table:table-cell>
          <table:table-cell table:style-name="ce3" table:formula="of:=CHAR(INDEX([XOR.$B$2:.$Q$17];[.$B21]+1;[.AH$3]+1 )*16+INDEX([XOR.$B$2:.$Q$17];[.$C21]+1;[.AH$4]+1))" office:value-type="string" office:string-value="!">
            <text:p>!</text:p>
          </table:table-cell>
          <table:table-cell table:style-name="ce3" table:formula="of:=CHAR(INDEX([XOR.$B$2:.$Q$17];[.$B21]+1;[.AI$3]+1 )*16+INDEX([XOR.$B$2:.$Q$17];[.$C21]+1;[.AI$4]+1))" office:value-type="string" office:string-value=" ">
            <text:p><text:s/></text:p>
          </table:table-cell>
          <table:table-cell table:style-name="ce3" table:formula="of:=CHAR(INDEX([XOR.$B$2:.$Q$17];[.$B21]+1;[.AJ$3]+1 )*16+INDEX([XOR.$B$2:.$Q$17];[.$C21]+1;[.AJ$4]+1))" office:value-type="string" office:string-value="#">
            <text:p>#</text:p>
          </table:table-cell>
          <table:table-cell table:style-name="ce3" table:formula="of:=CHAR(INDEX([XOR.$B$2:.$Q$17];[.$B21]+1;[.AK$3]+1 )*16+INDEX([XOR.$B$2:.$Q$17];[.$C21]+1;[.AK$4]+1))" office:value-type="string" office:string-value="&quot;">
            <text:p>"</text:p>
          </table:table-cell>
          <table:table-cell table:style-name="ce3" table:formula="of:=CHAR(INDEX([XOR.$B$2:.$Q$17];[.$B21]+1;[.AL$3]+1 )*16+INDEX([XOR.$B$2:.$Q$17];[.$C21]+1;[.AL$4]+1))" office:value-type="string" office:string-value="">
            <text:p/>
          </table:table-cell>
          <table:table-cell table:style-name="ce3" table:formula="of:=CHAR(INDEX([XOR.$B$2:.$Q$17];[.$B21]+1;[.AM$3]+1 )*16+INDEX([XOR.$B$2:.$Q$17];[.$C21]+1;[.AM$4]+1))" office:value-type="string" office:string-value="">
            <text:p/>
          </table:table-cell>
          <table:table-cell table:style-name="ce3" table:formula="of:=CHAR(INDEX([XOR.$B$2:.$Q$17];[.$B21]+1;[.AN$3]+1 )*16+INDEX([XOR.$B$2:.$Q$17];[.$C21]+1;[.AN$4]+1))" office:value-type="string" office:string-value="">
            <text:p/>
          </table:table-cell>
          <table:table-cell table:style-name="ce3" table:formula="of:=CHAR(INDEX([XOR.$B$2:.$Q$17];[.$B21]+1;[.AO$3]+1 )*16+INDEX([XOR.$B$2:.$Q$17];[.$C21]+1;[.AO$4]+1))" office:value-type="string" office:string-value="">
            <text:p/>
          </table:table-cell>
          <table:table-cell table:style-name="ce3" table:formula="of:=CHAR(INDEX([XOR.$B$2:.$Q$17];[.$B21]+1;[.AP$3]+1 )*16+INDEX([XOR.$B$2:.$Q$17];[.$C21]+1;[.AP$4]+1))" office:value-type="string" office:string-value="">
            <text:p/>
          </table:table-cell>
          <table:table-cell table:style-name="ce3" table:formula="of:=CHAR(INDEX([XOR.$B$2:.$Q$17];[.$B21]+1;[.AQ$3]+1 )*16+INDEX([XOR.$B$2:.$Q$17];[.$C21]+1;[.AQ$4]+1))" office:value-type="string" office:string-value="">
            <text:p/>
          </table:table-cell>
          <table:table-cell table:style-name="ce3" table:formula="of:=CHAR(INDEX([XOR.$B$2:.$Q$17];[.$B21]+1;[.AR$3]+1 )*16+INDEX([XOR.$B$2:.$Q$17];[.$C21]+1;[.AR$4]+1))" office:value-type="string" office:string-value="">
            <text:p/>
          </table:table-cell>
          <table:table-cell table:style-name="ce3" table:formula="of:=CHAR(INDEX([XOR.$B$2:.$Q$17];[.$B21]+1;[.AS$3]+1 )*16+INDEX([XOR.$B$2:.$Q$17];[.$C21]+1;[.AS$4]+1))" office:value-type="string" office:string-value="">
            <text:p/>
          </table:table-cell>
          <table:table-cell table:style-name="ce3" table:formula="of:=CHAR(INDEX([XOR.$B$2:.$Q$17];[.$B21]+1;[.AT$3]+1 )*16+INDEX([XOR.$B$2:.$Q$17];[.$C21]+1;[.AT$4]+1))" office:value-type="string" office:string-value="">
            <text:p/>
          </table:table-cell>
          <table:table-cell table:style-name="ce3" table:formula="of:=CHAR(INDEX([XOR.$B$2:.$Q$17];[.$B21]+1;[.AU$3]+1 )*16+INDEX([XOR.$B$2:.$Q$17];[.$C21]+1;[.AU$4]+1))" office:value-type="string" office:string-value="">
            <text:p/>
          </table:table-cell>
          <table:table-cell table:style-name="ce3" table:formula="of:=CHAR(INDEX([XOR.$B$2:.$Q$17];[.$B21]+1;[.AV$3]+1 )*16+INDEX([XOR.$B$2:.$Q$17];[.$C21]+1;[.AV$4]+1))" office:value-type="string" office:string-value="">
            <text:p/>
          </table:table-cell>
          <table:table-cell table:style-name="ce3" table:formula="of:=CHAR(INDEX([XOR.$B$2:.$Q$17];[.$B21]+1;[.AW$3]+1 )*16+INDEX([XOR.$B$2:.$Q$17];[.$C21]+1;[.AW$4]+1))" office:value-type="string" office:string-value="">
            <text:p/>
          </table:table-cell>
          <table:table-cell table:style-name="ce3" table:formula="of:=CHAR(INDEX([XOR.$B$2:.$Q$17];[.$B21]+1;[.AX$3]+1 )*16+INDEX([XOR.$B$2:.$Q$17];[.$C21]+1;[.AX$4]+1))" office:value-type="string" office:string-value="">
            <text:p/>
          </table:table-cell>
          <table:table-cell table:style-name="ce3" table:formula="of:=CHAR(INDEX([XOR.$B$2:.$Q$17];[.$B21]+1;[.AY$3]+1 )*16+INDEX([XOR.$B$2:.$Q$17];[.$C21]+1;[.AY$4]+1))" office:value-type="string" office:string-value="">
            <text:p/>
          </table:table-cell>
          <table:table-cell table:style-name="ce3" table:formula="of:=CHAR(INDEX([XOR.$B$2:.$Q$17];[.$B21]+1;[.AZ$3]+1 )*16+INDEX([XOR.$B$2:.$Q$17];[.$C21]+1;[.AZ$4]+1))" office:value-type="string" office:string-value="">
            <text:p/>
          </table:table-cell>
          <table:table-cell table:style-name="ce3" table:formula="of:=CHAR(INDEX([XOR.$B$2:.$Q$17];[.$B21]+1;[.BA$3]+1 )*16+INDEX([XOR.$B$2:.$Q$17];[.$C21]+1;[.BA$4]+1))" office:value-type="string" office:string-value="">
            <text:p/>
          </table:table-cell>
          <table:table-cell table:style-name="ce3" table:formula="of:=CHAR(INDEX([XOR.$B$2:.$Q$17];[.$B21]+1;[.BB$3]+1 )*16+INDEX([XOR.$B$2:.$Q$17];[.$C21]+1;[.BB$4]+1))" office:value-type="string" office:string-value="&#13;">
            <text:p></text:p>
          </table:table-cell>
          <table:table-cell table:style-name="ce3" table:formula="of:=CHAR(INDEX([XOR.$B$2:.$Q$17];[.$B21]+1;[.BC$3]+1 )*16+INDEX([XOR.$B$2:.$Q$17];[.$C21]+1;[.BC$4]+1))" office:value-type="string" office:string-value="">
            <text:p/>
          </table:table-cell>
          <table:table-cell table:style-name="ce3" table:formula="of:=CHAR(INDEX([XOR.$B$2:.$Q$17];[.$B21]+1;[.BD$3]+1 )*16+INDEX([XOR.$B$2:.$Q$17];[.$C21]+1;[.BD$4]+1))" office:value-type="string" office:string-value="">
            <text:p/>
          </table:table-cell>
          <table:table-cell table:style-name="ce3" table:formula="of:=CHAR(INDEX([XOR.$B$2:.$Q$17];[.$B21]+1;[.BE$3]+1 )*16+INDEX([XOR.$B$2:.$Q$17];[.$C21]+1;[.BE$4]+1))" office:value-type="string" office:string-value="">
            <text:p/>
          </table:table-cell>
          <table:table-cell table:style-name="ce3" table:formula="of:=CHAR(INDEX([XOR.$B$2:.$Q$17];[.$B21]+1;[.BF$3]+1 )*16+INDEX([XOR.$B$2:.$Q$17];[.$C21]+1;[.BF$4]+1))" office:value-type="string" office:string-value="&#9;">
            <text:p><text:tab/></text:p>
          </table:table-cell>
          <table:table-cell table:style-name="ce3" table:formula="of:=CHAR(INDEX([XOR.$B$2:.$Q$17];[.$B21]+1;[.BG$3]+1 )*16+INDEX([XOR.$B$2:.$Q$17];[.$C21]+1;[.BG$4]+1))" office:value-type="string" office:string-value="">
            <text:p/>
          </table:table-cell>
          <table:table-cell table:style-name="ce3" table:formula="of:=CHAR(INDEX([XOR.$B$2:.$Q$17];[.$B21]+1;[.BH$3]+1 )*16+INDEX([XOR.$B$2:.$Q$17];[.$C21]+1;[.BH$4]+1))" office:value-type="string" office:string-value="">
            <text:p/>
          </table:table-cell>
          <table:table-cell table:style-name="ce3" table:formula="of:=CHAR(INDEX([XOR.$B$2:.$Q$17];[.$B21]+1;[.BI$3]+1 )*16+INDEX([XOR.$B$2:.$Q$17];[.$C21]+1;[.BI$4]+1))" office:value-type="string" office:string-value="&#10;">
            <text:p><text:line-break/></text:p>
          </table:table-cell>
          <table:table-cell table:style-name="ce3" table:formula="of:=CHAR(INDEX([XOR.$B$2:.$Q$17];[.$B21]+1;[.BJ$3]+1 )*16+INDEX([XOR.$B$2:.$Q$17];[.$C21]+1;[.BJ$4]+1))" office:value-type="string" office:string-value="">
            <text:p/>
          </table:table-cell>
          <table:table-cell table:style-name="ce3" table:formula="of:=CHAR(INDEX([XOR.$B$2:.$Q$17];[.$B21]+1;[.BK$3]+1 )*16+INDEX([XOR.$B$2:.$Q$17];[.$C21]+1;[.BK$4]+1))" office:value-type="string" office:string-value="">
            <text:p/>
          </table:table-cell>
          <table:table-cell table:style-name="ce3" table:formula="of:=CHAR(INDEX([XOR.$B$2:.$Q$17];[.$B21]+1;[.BL$3]+1 )*16+INDEX([XOR.$B$2:.$Q$17];[.$C21]+1;[.BL$4]+1))" office:value-type="string" office:string-value="">
            <text:p/>
          </table:table-cell>
          <table:table-cell table:style-name="ce3" table:formula="of:=CHAR(INDEX([XOR.$B$2:.$Q$17];[.$B21]+1;[.BM$3]+1 )*16+INDEX([XOR.$B$2:.$Q$17];[.$C21]+1;[.BM$4]+1))" office:value-type="string" office:string-value="">
            <text:p/>
          </table:table-cell>
          <table:table-cell table:style-name="ce3" table:formula="of:=CHAR(INDEX([XOR.$B$2:.$Q$17];[.$B21]+1;[.BN$3]+1 )*16+INDEX([XOR.$B$2:.$Q$17];[.$C21]+1;[.BN$4]+1))" office:value-type="string" office:string-value="">
            <text:p/>
          </table:table-cell>
          <table:table-cell table:style-name="ce3" table:formula="of:=CHAR(INDEX([XOR.$B$2:.$Q$17];[.$B21]+1;[.BO$3]+1 )*16+INDEX([XOR.$B$2:.$Q$17];[.$C21]+1;[.BO$4]+1))" office:value-type="string" office:string-value="">
            <text:p/>
          </table:table-cell>
          <table:table-cell table:style-name="ce3" table:formula="of:=CHAR(INDEX([XOR.$B$2:.$Q$17];[.$B21]+1;[.BP$3]+1 )*16+INDEX([XOR.$B$2:.$Q$17];[.$C21]+1;[.BP$4]+1))" office:value-type="string" office:string-value="">
            <text:p/>
          </table:table-cell>
          <table:table-cell table:style-name="ce3" table:formula="of:=CHAR(INDEX([XOR.$B$2:.$Q$17];[.$B21]+1;[.BQ$3]+1 )*16+INDEX([XOR.$B$2:.$Q$17];[.$C21]+1;[.BQ$4]+1))" office:value-type="string" office:string-value="">
            <text:p/>
          </table:table-cell>
          <table:table-cell table:style-name="ce3" table:formula="of:=CHAR(INDEX([XOR.$B$2:.$Q$17];[.$B21]+1;[.BR$3]+1 )*16+INDEX([XOR.$B$2:.$Q$17];[.$C21]+1;[.BR$4]+1))" office:value-type="string" office:string-value="}">
            <text:p>}</text:p>
          </table:table-cell>
          <table:table-cell table:style-name="ce3" table:formula="of:=CHAR(INDEX([XOR.$B$2:.$Q$17];[.$B21]+1;[.BS$3]+1 )*16+INDEX([XOR.$B$2:.$Q$17];[.$C21]+1;[.BS$4]+1))" office:value-type="string" office:string-value="|">
            <text:p>|</text:p>
          </table:table-cell>
          <table:table-cell table:style-name="ce3" table:formula="of:=CHAR(INDEX([XOR.$B$2:.$Q$17];[.$B21]+1;[.BT$3]+1 )*16+INDEX([XOR.$B$2:.$Q$17];[.$C21]+1;[.BT$4]+1))" office:value-type="string" office:string-value="">
            <text:p></text:p>
          </table:table-cell>
          <table:table-cell table:style-name="ce3" table:formula="of:=CHAR(INDEX([XOR.$B$2:.$Q$17];[.$B21]+1;[.BU$3]+1 )*16+INDEX([XOR.$B$2:.$Q$17];[.$C21]+1;[.BU$4]+1))" office:value-type="string" office:string-value="~">
            <text:p>~</text:p>
          </table:table-cell>
          <table:table-cell table:style-name="ce3" table:formula="of:=CHAR(INDEX([XOR.$B$2:.$Q$17];[.$B21]+1;[.BV$3]+1 )*16+INDEX([XOR.$B$2:.$Q$17];[.$C21]+1;[.BV$4]+1))" office:value-type="string" office:string-value="y">
            <text:p>y</text:p>
          </table:table-cell>
          <table:table-cell table:style-name="ce3" table:formula="of:=CHAR(INDEX([XOR.$B$2:.$Q$17];[.$B21]+1;[.BW$3]+1 )*16+INDEX([XOR.$B$2:.$Q$17];[.$C21]+1;[.BW$4]+1))" office:value-type="string" office:string-value="x">
            <text:p>x</text:p>
          </table:table-cell>
          <table:table-cell table:style-name="ce3" table:formula="of:=CHAR(INDEX([XOR.$B$2:.$Q$17];[.$B21]+1;[.BX$3]+1 )*16+INDEX([XOR.$B$2:.$Q$17];[.$C21]+1;[.BX$4]+1))" office:value-type="string" office:string-value="{">
            <text:p>{</text:p>
          </table:table-cell>
          <table:table-cell table:style-name="ce3" table:formula="of:=CHAR(INDEX([XOR.$B$2:.$Q$17];[.$B21]+1;[.BY$3]+1 )*16+INDEX([XOR.$B$2:.$Q$17];[.$C21]+1;[.BY$4]+1))" office:value-type="string" office:string-value="z">
            <text:p>z</text:p>
          </table:table-cell>
          <table:table-cell table:style-name="ce3" table:formula="of:=CHAR(INDEX([XOR.$B$2:.$Q$17];[.$B21]+1;[.BZ$3]+1 )*16+INDEX([XOR.$B$2:.$Q$17];[.$C21]+1;[.BZ$4]+1))" office:value-type="string" office:string-value="u">
            <text:p>u</text:p>
          </table:table-cell>
          <table:table-cell table:style-name="ce3" table:formula="of:=CHAR(INDEX([XOR.$B$2:.$Q$17];[.$B21]+1;[.CA$3]+1 )*16+INDEX([XOR.$B$2:.$Q$17];[.$C21]+1;[.CA$4]+1))" office:value-type="string" office:string-value="t">
            <text:p>t</text:p>
          </table:table-cell>
          <table:table-cell table:style-name="ce3" table:formula="of:=CHAR(INDEX([XOR.$B$2:.$Q$17];[.$B21]+1;[.CB$3]+1 )*16+INDEX([XOR.$B$2:.$Q$17];[.$C21]+1;[.CB$4]+1))" office:value-type="string" office:string-value="w">
            <text:p>w</text:p>
          </table:table-cell>
          <table:table-cell table:style-name="ce3" table:formula="of:=CHAR(INDEX([XOR.$B$2:.$Q$17];[.$B21]+1;[.CC$3]+1 )*16+INDEX([XOR.$B$2:.$Q$17];[.$C21]+1;[.CC$4]+1))" office:value-type="string" office:string-value="v">
            <text:p>v</text:p>
          </table:table-cell>
          <table:table-cell table:style-name="ce3" table:formula="of:=CHAR(INDEX([XOR.$B$2:.$Q$17];[.$B21]+1;[.CD$3]+1 )*16+INDEX([XOR.$B$2:.$Q$17];[.$C21]+1;[.CD$4]+1))" office:value-type="string" office:string-value="q">
            <text:p>q</text:p>
          </table:table-cell>
          <table:table-cell table:style-name="ce3" table:formula="of:=CHAR(INDEX([XOR.$B$2:.$Q$17];[.$B21]+1;[.CE$3]+1 )*16+INDEX([XOR.$B$2:.$Q$17];[.$C21]+1;[.CE$4]+1))" office:value-type="string" office:string-value="p">
            <text:p>p</text:p>
          </table:table-cell>
          <table:table-cell table:style-name="ce3" table:formula="of:=CHAR(INDEX([XOR.$B$2:.$Q$17];[.$B21]+1;[.CF$3]+1 )*16+INDEX([XOR.$B$2:.$Q$17];[.$C21]+1;[.CF$4]+1))" office:value-type="string" office:string-value="s">
            <text:p>s</text:p>
          </table:table-cell>
          <table:table-cell table:style-name="ce3" table:formula="of:=CHAR(INDEX([XOR.$B$2:.$Q$17];[.$B21]+1;[.CG$3]+1 )*16+INDEX([XOR.$B$2:.$Q$17];[.$C21]+1;[.CG$4]+1))" office:value-type="string" office:string-value="r">
            <text:p>r</text:p>
          </table:table-cell>
          <table:table-cell table:style-name="ce3" table:formula="of:=CHAR(INDEX([XOR.$B$2:.$Q$17];[.$B21]+1;[.CH$3]+1 )*16+INDEX([XOR.$B$2:.$Q$17];[.$C21]+1;[.CH$4]+1))" office:value-type="string" office:string-value="m">
            <text:p>m</text:p>
          </table:table-cell>
          <table:table-cell table:style-name="ce3" table:formula="of:=CHAR(INDEX([XOR.$B$2:.$Q$17];[.$B21]+1;[.CI$3]+1 )*16+INDEX([XOR.$B$2:.$Q$17];[.$C21]+1;[.CI$4]+1))" office:value-type="string" office:string-value="l">
            <text:p>l</text:p>
          </table:table-cell>
          <table:table-cell table:style-name="ce3" table:formula="of:=CHAR(INDEX([XOR.$B$2:.$Q$17];[.$B21]+1;[.CJ$3]+1 )*16+INDEX([XOR.$B$2:.$Q$17];[.$C21]+1;[.CJ$4]+1))" office:value-type="string" office:string-value="o">
            <text:p>o</text:p>
          </table:table-cell>
          <table:table-cell table:style-name="ce3" table:formula="of:=CHAR(INDEX([XOR.$B$2:.$Q$17];[.$B21]+1;[.CK$3]+1 )*16+INDEX([XOR.$B$2:.$Q$17];[.$C21]+1;[.CK$4]+1))" office:value-type="string" office:string-value="n">
            <text:p>n</text:p>
          </table:table-cell>
          <table:table-cell table:style-name="ce3" table:formula="of:=CHAR(INDEX([XOR.$B$2:.$Q$17];[.$B21]+1;[.CL$3]+1 )*16+INDEX([XOR.$B$2:.$Q$17];[.$C21]+1;[.CL$4]+1))" office:value-type="string" office:string-value="i">
            <text:p>i</text:p>
          </table:table-cell>
          <table:table-cell table:style-name="ce3" table:formula="of:=CHAR(INDEX([XOR.$B$2:.$Q$17];[.$B21]+1;[.CM$3]+1 )*16+INDEX([XOR.$B$2:.$Q$17];[.$C21]+1;[.CM$4]+1))" office:value-type="string" office:string-value="h">
            <text:p>h</text:p>
          </table:table-cell>
          <table:table-cell table:style-name="ce3" table:formula="of:=CHAR(INDEX([XOR.$B$2:.$Q$17];[.$B21]+1;[.CN$3]+1 )*16+INDEX([XOR.$B$2:.$Q$17];[.$C21]+1;[.CN$4]+1))" office:value-type="string" office:string-value="k">
            <text:p>k</text:p>
          </table:table-cell>
          <table:table-cell table:style-name="ce3" table:formula="of:=CHAR(INDEX([XOR.$B$2:.$Q$17];[.$B21]+1;[.CO$3]+1 )*16+INDEX([XOR.$B$2:.$Q$17];[.$C21]+1;[.CO$4]+1))" office:value-type="string" office:string-value="j">
            <text:p>j</text:p>
          </table:table-cell>
          <table:table-cell table:style-name="ce8" table:formula="of:=CHAR(INDEX([XOR.$B$2:.$Q$17];[.$B21]+1;[.CP$3]+1 )*16+INDEX([XOR.$B$2:.$Q$17];[.$C21]+1;[.CP$4]+1))" office:value-type="string" office:string-value="e">
            <text:p>e</text:p>
          </table:table-cell>
          <table:table-cell table:style-name="ce3" table:formula="of:=CHAR(INDEX([XOR.$B$2:.$Q$17];[.$B21]+1;[.CQ$3]+1 )*16+INDEX([XOR.$B$2:.$Q$17];[.$C21]+1;[.CQ$4]+1))" office:value-type="string" office:string-value="d">
            <text:p>d</text:p>
          </table:table-cell>
          <table:table-cell table:style-name="ce3" table:formula="of:=CHAR(INDEX([XOR.$B$2:.$Q$17];[.$B21]+1;[.CR$3]+1 )*16+INDEX([XOR.$B$2:.$Q$17];[.$C21]+1;[.CR$4]+1))" office:value-type="string" office:string-value="g">
            <text:p>g</text:p>
          </table:table-cell>
          <table:table-cell table:style-name="ce3" table:formula="of:=CHAR(INDEX([XOR.$B$2:.$Q$17];[.$B21]+1;[.CS$3]+1 )*16+INDEX([XOR.$B$2:.$Q$17];[.$C21]+1;[.CS$4]+1))" office:value-type="string" office:string-value="f">
            <text:p>f</text:p>
          </table:table-cell>
          <table:table-cell table:style-name="ce3" table:formula="of:=CHAR(INDEX([XOR.$B$2:.$Q$17];[.$B21]+1;[.CT$3]+1 )*16+INDEX([XOR.$B$2:.$Q$17];[.$C21]+1;[.CT$4]+1))" office:value-type="string" office:string-value="a">
            <text:p>a</text:p>
          </table:table-cell>
          <table:table-cell table:style-name="ce3" table:formula="of:=CHAR(INDEX([XOR.$B$2:.$Q$17];[.$B21]+1;[.CU$3]+1 )*16+INDEX([XOR.$B$2:.$Q$17];[.$C21]+1;[.CU$4]+1))" office:value-type="string" office:string-value="`">
            <text:p>`</text:p>
          </table:table-cell>
          <table:table-cell table:style-name="ce3" table:formula="of:=CHAR(INDEX([XOR.$B$2:.$Q$17];[.$B21]+1;[.CV$3]+1 )*16+INDEX([XOR.$B$2:.$Q$17];[.$C21]+1;[.CV$4]+1))" office:value-type="string" office:string-value="c">
            <text:p>c</text:p>
          </table:table-cell>
          <table:table-cell table:style-name="ce3" table:formula="of:=CHAR(INDEX([XOR.$B$2:.$Q$17];[.$B21]+1;[.CW$3]+1 )*16+INDEX([XOR.$B$2:.$Q$17];[.$C21]+1;[.CW$4]+1))" office:value-type="string" office:string-value="b">
            <text:p>b</text:p>
          </table:table-cell>
          <table:table-cell table:style-name="ce3" table:formula="of:=CHAR(INDEX([XOR.$B$2:.$Q$17];[.$B21]+1;[.CX$3]+1 )*16+INDEX([XOR.$B$2:.$Q$17];[.$C21]+1;[.CX$4]+1))" office:value-type="string" office:string-value="]">
            <text:p>]</text:p>
          </table:table-cell>
          <table:table-cell table:style-name="ce3" table:formula="of:=CHAR(INDEX([XOR.$B$2:.$Q$17];[.$B21]+1;[.CY$3]+1 )*16+INDEX([XOR.$B$2:.$Q$17];[.$C21]+1;[.CY$4]+1))" office:value-type="string" office:string-value="\">
            <text:p>\</text:p>
          </table:table-cell>
          <table:table-cell table:style-name="ce3" table:formula="of:=CHAR(INDEX([XOR.$B$2:.$Q$17];[.$B21]+1;[.CZ$3]+1 )*16+INDEX([XOR.$B$2:.$Q$17];[.$C21]+1;[.CZ$4]+1))" office:value-type="string" office:string-value="_">
            <text:p>_</text:p>
          </table:table-cell>
          <table:table-cell table:style-name="ce3" table:formula="of:=CHAR(INDEX([XOR.$B$2:.$Q$17];[.$B21]+1;[.DA$3]+1 )*16+INDEX([XOR.$B$2:.$Q$17];[.$C21]+1;[.DA$4]+1))" office:value-type="string" office:string-value="^">
            <text:p>^</text:p>
          </table:table-cell>
          <table:table-cell table:style-name="ce3" table:formula="of:=CHAR(INDEX([XOR.$B$2:.$Q$17];[.$B21]+1;[.DB$3]+1 )*16+INDEX([XOR.$B$2:.$Q$17];[.$C21]+1;[.DB$4]+1))" office:value-type="string" office:string-value="Y">
            <text:p>Y</text:p>
          </table:table-cell>
          <table:table-cell table:style-name="ce3" table:formula="of:=CHAR(INDEX([XOR.$B$2:.$Q$17];[.$B21]+1;[.DC$3]+1 )*16+INDEX([XOR.$B$2:.$Q$17];[.$C21]+1;[.DC$4]+1))" office:value-type="string" office:string-value="X">
            <text:p>X</text:p>
          </table:table-cell>
          <table:table-cell table:style-name="ce3" table:formula="of:=CHAR(INDEX([XOR.$B$2:.$Q$17];[.$B21]+1;[.DD$3]+1 )*16+INDEX([XOR.$B$2:.$Q$17];[.$C21]+1;[.DD$4]+1))" office:value-type="string" office:string-value="[">
            <text:p>[</text:p>
          </table:table-cell>
          <table:table-cell table:style-name="ce3" table:formula="of:=CHAR(INDEX([XOR.$B$2:.$Q$17];[.$B21]+1;[.DE$3]+1 )*16+INDEX([XOR.$B$2:.$Q$17];[.$C21]+1;[.DE$4]+1))" office:value-type="string" office:string-value="Z">
            <text:p>Z</text:p>
          </table:table-cell>
          <table:table-cell table:style-name="ce3" table:formula="of:=CHAR(INDEX([XOR.$B$2:.$Q$17];[.$B21]+1;[.DF$3]+1 )*16+INDEX([XOR.$B$2:.$Q$17];[.$C21]+1;[.DF$4]+1))" office:value-type="string" office:string-value="U">
            <text:p>U</text:p>
          </table:table-cell>
          <table:table-cell table:style-name="ce3" table:formula="of:=CHAR(INDEX([XOR.$B$2:.$Q$17];[.$B21]+1;[.DG$3]+1 )*16+INDEX([XOR.$B$2:.$Q$17];[.$C21]+1;[.DG$4]+1))" office:value-type="string" office:string-value="T">
            <text:p>T</text:p>
          </table:table-cell>
          <table:table-cell table:style-name="ce3" table:formula="of:=CHAR(INDEX([XOR.$B$2:.$Q$17];[.$B21]+1;[.DH$3]+1 )*16+INDEX([XOR.$B$2:.$Q$17];[.$C21]+1;[.DH$4]+1))" office:value-type="string" office:string-value="W">
            <text:p>W</text:p>
          </table:table-cell>
          <table:table-cell table:style-name="ce3" table:formula="of:=CHAR(INDEX([XOR.$B$2:.$Q$17];[.$B21]+1;[.DI$3]+1 )*16+INDEX([XOR.$B$2:.$Q$17];[.$C21]+1;[.DI$4]+1))" office:value-type="string" office:string-value="V">
            <text:p>V</text:p>
          </table:table-cell>
          <table:table-cell table:style-name="ce3" table:formula="of:=CHAR(INDEX([XOR.$B$2:.$Q$17];[.$B21]+1;[.DJ$3]+1 )*16+INDEX([XOR.$B$2:.$Q$17];[.$C21]+1;[.DJ$4]+1))" office:value-type="string" office:string-value="Q">
            <text:p>Q</text:p>
          </table:table-cell>
          <table:table-cell table:style-name="ce3" table:formula="of:=CHAR(INDEX([XOR.$B$2:.$Q$17];[.$B21]+1;[.DK$3]+1 )*16+INDEX([XOR.$B$2:.$Q$17];[.$C21]+1;[.DK$4]+1))" office:value-type="string" office:string-value="P">
            <text:p>P</text:p>
          </table:table-cell>
          <table:table-cell table:style-name="ce3" table:formula="of:=CHAR(INDEX([XOR.$B$2:.$Q$17];[.$B21]+1;[.DL$3]+1 )*16+INDEX([XOR.$B$2:.$Q$17];[.$C21]+1;[.DL$4]+1))" office:value-type="string" office:string-value="S">
            <text:p>S</text:p>
          </table:table-cell>
          <table:table-cell table:style-name="ce3" table:formula="of:=CHAR(INDEX([XOR.$B$2:.$Q$17];[.$B21]+1;[.DM$3]+1 )*16+INDEX([XOR.$B$2:.$Q$17];[.$C21]+1;[.DM$4]+1))" office:value-type="string" office:string-value="R">
            <text:p>R</text:p>
          </table:table-cell>
          <table:table-cell table:style-name="ce3" table:formula="of:=CHAR(INDEX([XOR.$B$2:.$Q$17];[.$B21]+1;[.DN$3]+1 )*16+INDEX([XOR.$B$2:.$Q$17];[.$C21]+1;[.DN$4]+1))" office:value-type="string" office:string-value="M">
            <text:p>M</text:p>
          </table:table-cell>
          <table:table-cell table:style-name="ce3" table:formula="of:=CHAR(INDEX([XOR.$B$2:.$Q$17];[.$B21]+1;[.DO$3]+1 )*16+INDEX([XOR.$B$2:.$Q$17];[.$C21]+1;[.DO$4]+1))" office:value-type="string" office:string-value="L">
            <text:p>L</text:p>
          </table:table-cell>
          <table:table-cell table:style-name="ce3" table:formula="of:=CHAR(INDEX([XOR.$B$2:.$Q$17];[.$B21]+1;[.DP$3]+1 )*16+INDEX([XOR.$B$2:.$Q$17];[.$C21]+1;[.DP$4]+1))" office:value-type="string" office:string-value="O">
            <text:p>O</text:p>
          </table:table-cell>
          <table:table-cell table:style-name="ce3" table:formula="of:=CHAR(INDEX([XOR.$B$2:.$Q$17];[.$B21]+1;[.DQ$3]+1 )*16+INDEX([XOR.$B$2:.$Q$17];[.$C21]+1;[.DQ$4]+1))" office:value-type="string" office:string-value="N">
            <text:p>N</text:p>
          </table:table-cell>
          <table:table-cell table:style-name="ce3" table:formula="of:=CHAR(INDEX([XOR.$B$2:.$Q$17];[.$B21]+1;[.DR$3]+1 )*16+INDEX([XOR.$B$2:.$Q$17];[.$C21]+1;[.DR$4]+1))" office:value-type="string" office:string-value="I">
            <text:p>I</text:p>
          </table:table-cell>
          <table:table-cell table:style-name="ce3" table:formula="of:=CHAR(INDEX([XOR.$B$2:.$Q$17];[.$B21]+1;[.DS$3]+1 )*16+INDEX([XOR.$B$2:.$Q$17];[.$C21]+1;[.DS$4]+1))" office:value-type="string" office:string-value="H">
            <text:p>H</text:p>
          </table:table-cell>
          <table:table-cell table:style-name="ce3" table:formula="of:=CHAR(INDEX([XOR.$B$2:.$Q$17];[.$B21]+1;[.DT$3]+1 )*16+INDEX([XOR.$B$2:.$Q$17];[.$C21]+1;[.DT$4]+1))" office:value-type="string" office:string-value="K">
            <text:p>K</text:p>
          </table:table-cell>
          <table:table-cell table:style-name="ce3" table:formula="of:=CHAR(INDEX([XOR.$B$2:.$Q$17];[.$B21]+1;[.DU$3]+1 )*16+INDEX([XOR.$B$2:.$Q$17];[.$C21]+1;[.DU$4]+1))" office:value-type="string" office:string-value="J">
            <text:p>J</text:p>
          </table:table-cell>
          <table:table-cell table:style-name="ce3" table:formula="of:=CHAR(INDEX([XOR.$B$2:.$Q$17];[.$B21]+1;[.DV$3]+1 )*16+INDEX([XOR.$B$2:.$Q$17];[.$C21]+1;[.DV$4]+1))" office:value-type="string" office:string-value="E">
            <text:p>E</text:p>
          </table:table-cell>
          <table:table-cell table:style-name="ce3" table:formula="of:=CHAR(INDEX([XOR.$B$2:.$Q$17];[.$B21]+1;[.DW$3]+1 )*16+INDEX([XOR.$B$2:.$Q$17];[.$C21]+1;[.DW$4]+1))" office:value-type="string" office:string-value="D">
            <text:p>D</text:p>
          </table:table-cell>
          <table:table-cell table:style-name="ce3" table:formula="of:=CHAR(INDEX([XOR.$B$2:.$Q$17];[.$B21]+1;[.DX$3]+1 )*16+INDEX([XOR.$B$2:.$Q$17];[.$C21]+1;[.DX$4]+1))" office:value-type="string" office:string-value="G">
            <text:p>G</text:p>
          </table:table-cell>
          <table:table-cell table:style-name="ce3" table:formula="of:=CHAR(INDEX([XOR.$B$2:.$Q$17];[.$B21]+1;[.DY$3]+1 )*16+INDEX([XOR.$B$2:.$Q$17];[.$C21]+1;[.DY$4]+1))" office:value-type="string" office:string-value="F">
            <text:p>F</text:p>
          </table:table-cell>
          <table:table-cell table:style-name="ce3" table:formula="of:=CHAR(INDEX([XOR.$B$2:.$Q$17];[.$B21]+1;[.DZ$3]+1 )*16+INDEX([XOR.$B$2:.$Q$17];[.$C21]+1;[.DZ$4]+1))" office:value-type="string" office:string-value="A">
            <text:p>A</text:p>
          </table:table-cell>
          <table:table-cell table:style-name="ce3" table:formula="of:=CHAR(INDEX([XOR.$B$2:.$Q$17];[.$B21]+1;[.EA$3]+1 )*16+INDEX([XOR.$B$2:.$Q$17];[.$C21]+1;[.EA$4]+1))" office:value-type="string" office:string-value="@">
            <text:p>@</text:p>
          </table:table-cell>
          <table:table-cell table:style-name="ce3" table:formula="of:=CHAR(INDEX([XOR.$B$2:.$Q$17];[.$B21]+1;[.EB$3]+1 )*16+INDEX([XOR.$B$2:.$Q$17];[.$C21]+1;[.EB$4]+1))" office:value-type="string" office:string-value="C">
            <text:p>C</text:p>
          </table:table-cell>
          <table:table-cell table:style-name="ce3" table:formula="of:=CHAR(INDEX([XOR.$B$2:.$Q$17];[.$B21]+1;[.EC$3]+1 )*16+INDEX([XOR.$B$2:.$Q$17];[.$C21]+1;[.EC$4]+1))" office:value-type="string" office:string-value="B">
            <text:p>B</text:p>
          </table:table-cell>
          <table:table-cell table:style-name="ce3" table:number-columns-repeated="21"/>
        </table:table-row>
        <table:table-row table:style-name="ro4">
          <table:table-cell table:formula="of:=[.A21]+2" office:value-type="float" office:value="35">
            <text:p>35</text:p>
          </table:table-cell>
          <table:table-cell table:formula="of:=RIGHT(LEFT([.$B$1];[.A22]);1)" office:value-type="string" office:string-value="7">
            <text:p>7</text:p>
          </table:table-cell>
          <table:table-cell table:formula="of:=VLOOKUP(RIGHT(LEFT([.$B$1];[.A22]+1);1);[Sheet1.$A$2:.$C$17];3;0)" office:value-type="float" office:value="8">
            <text:p>8</text:p>
          </table:table-cell>
          <table:table-cell table:formula="of:=[.C22]+[.B22]*16" office:value-type="float" office:value="120">
            <text:p>120</text:p>
          </table:table-cell>
          <table:table-cell table:formula="of:=CHAR([.D22])" office:value-type="string" office:string-value="x">
            <text:p>x</text:p>
          </table:table-cell>
          <table:table-cell table:style-name="ce3" table:formula="of:=CHAR(INDEX([XOR.$B$2:.$Q$17];[.$B22]+1;[.F$3]+1 )*16+INDEX([XOR.$B$2:.$Q$17];[.$C22]+1;[.F$4]+1))" office:value-type="string" office:string-value="x">
            <text:p>x</text:p>
          </table:table-cell>
          <table:table-cell table:style-name="ce3" table:formula="of:=CHAR(INDEX([XOR.$B$2:.$Q$17];[.$B22]+1;[.G$3]+1 )*16+INDEX([XOR.$B$2:.$Q$17];[.$C22]+1;[.G$4]+1))" office:value-type="string" office:string-value="y">
            <text:p>y</text:p>
          </table:table-cell>
          <table:table-cell table:style-name="ce3" table:formula="of:=CHAR(INDEX([XOR.$B$2:.$Q$17];[.$B22]+1;[.H$3]+1 )*16+INDEX([XOR.$B$2:.$Q$17];[.$C22]+1;[.H$4]+1))" office:value-type="string" office:string-value="z">
            <text:p>z</text:p>
          </table:table-cell>
          <table:table-cell table:style-name="ce3" table:formula="of:=CHAR(INDEX([XOR.$B$2:.$Q$17];[.$B22]+1;[.I$3]+1 )*16+INDEX([XOR.$B$2:.$Q$17];[.$C22]+1;[.I$4]+1))" office:value-type="string" office:string-value="{">
            <text:p>{</text:p>
          </table:table-cell>
          <table:table-cell table:style-name="ce3" table:formula="of:=CHAR(INDEX([XOR.$B$2:.$Q$17];[.$B22]+1;[.J$3]+1 )*16+INDEX([XOR.$B$2:.$Q$17];[.$C22]+1;[.J$4]+1))" office:value-type="string" office:string-value="|">
            <text:p>|</text:p>
          </table:table-cell>
          <table:table-cell table:style-name="ce3" table:formula="of:=CHAR(INDEX([XOR.$B$2:.$Q$17];[.$B22]+1;[.K$3]+1 )*16+INDEX([XOR.$B$2:.$Q$17];[.$C22]+1;[.K$4]+1))" office:value-type="string" office:string-value="}">
            <text:p>}</text:p>
          </table:table-cell>
          <table:table-cell table:style-name="ce3" table:formula="of:=CHAR(INDEX([XOR.$B$2:.$Q$17];[.$B22]+1;[.L$3]+1 )*16+INDEX([XOR.$B$2:.$Q$17];[.$C22]+1;[.L$4]+1))" office:value-type="string" office:string-value="~">
            <text:p>~</text:p>
          </table:table-cell>
          <table:table-cell table:style-name="ce3" table:formula="of:=CHAR(INDEX([XOR.$B$2:.$Q$17];[.$B22]+1;[.M$3]+1 )*16+INDEX([XOR.$B$2:.$Q$17];[.$C22]+1;[.M$4]+1))" office:value-type="string" office:string-value="">
            <text:p></text:p>
          </table:table-cell>
          <table:table-cell table:style-name="ce3" table:formula="of:=CHAR(INDEX([XOR.$B$2:.$Q$17];[.$B22]+1;[.N$3]+1 )*16+INDEX([XOR.$B$2:.$Q$17];[.$C22]+1;[.N$4]+1))" office:value-type="string" office:string-value="p">
            <text:p>p</text:p>
          </table:table-cell>
          <table:table-cell table:style-name="ce3" table:formula="of:=CHAR(INDEX([XOR.$B$2:.$Q$17];[.$B22]+1;[.O$3]+1 )*16+INDEX([XOR.$B$2:.$Q$17];[.$C22]+1;[.O$4]+1))" office:value-type="string" office:string-value="q">
            <text:p>q</text:p>
          </table:table-cell>
          <table:table-cell table:style-name="ce3" table:formula="of:=CHAR(INDEX([XOR.$B$2:.$Q$17];[.$B22]+1;[.P$3]+1 )*16+INDEX([XOR.$B$2:.$Q$17];[.$C22]+1;[.P$4]+1))" office:value-type="string" office:string-value="r">
            <text:p>r</text:p>
          </table:table-cell>
          <table:table-cell table:style-name="ce3" table:formula="of:=CHAR(INDEX([XOR.$B$2:.$Q$17];[.$B22]+1;[.Q$3]+1 )*16+INDEX([XOR.$B$2:.$Q$17];[.$C22]+1;[.Q$4]+1))" office:value-type="string" office:string-value="s">
            <text:p>s</text:p>
          </table:table-cell>
          <table:table-cell table:style-name="ce3" table:formula="of:=CHAR(INDEX([XOR.$B$2:.$Q$17];[.$B22]+1;[.R$3]+1 )*16+INDEX([XOR.$B$2:.$Q$17];[.$C22]+1;[.R$4]+1))" office:value-type="string" office:string-value="t">
            <text:p>t</text:p>
          </table:table-cell>
          <table:table-cell table:style-name="ce3" table:formula="of:=CHAR(INDEX([XOR.$B$2:.$Q$17];[.$B22]+1;[.S$3]+1 )*16+INDEX([XOR.$B$2:.$Q$17];[.$C22]+1;[.S$4]+1))" office:value-type="string" office:string-value="u">
            <text:p>u</text:p>
          </table:table-cell>
          <table:table-cell table:style-name="ce3" table:formula="of:=CHAR(INDEX([XOR.$B$2:.$Q$17];[.$B22]+1;[.T$3]+1 )*16+INDEX([XOR.$B$2:.$Q$17];[.$C22]+1;[.T$4]+1))" office:value-type="string" office:string-value="v">
            <text:p>v</text:p>
          </table:table-cell>
          <table:table-cell table:style-name="ce3" table:formula="of:=CHAR(INDEX([XOR.$B$2:.$Q$17];[.$B22]+1;[.U$3]+1 )*16+INDEX([XOR.$B$2:.$Q$17];[.$C22]+1;[.U$4]+1))" office:value-type="string" office:string-value="w">
            <text:p>w</text:p>
          </table:table-cell>
          <table:table-cell table:style-name="ce3" table:formula="of:=CHAR(INDEX([XOR.$B$2:.$Q$17];[.$B22]+1;[.V$3]+1 )*16+INDEX([XOR.$B$2:.$Q$17];[.$C22]+1;[.V$4]+1))" office:value-type="string" office:string-value="h">
            <text:p>h</text:p>
          </table:table-cell>
          <table:table-cell table:style-name="ce3" table:formula="of:=CHAR(INDEX([XOR.$B$2:.$Q$17];[.$B22]+1;[.W$3]+1 )*16+INDEX([XOR.$B$2:.$Q$17];[.$C22]+1;[.W$4]+1))" office:value-type="string" office:string-value="i">
            <text:p>i</text:p>
          </table:table-cell>
          <table:table-cell table:style-name="ce3" table:formula="of:=CHAR(INDEX([XOR.$B$2:.$Q$17];[.$B22]+1;[.X$3]+1 )*16+INDEX([XOR.$B$2:.$Q$17];[.$C22]+1;[.X$4]+1))" office:value-type="string" office:string-value="j">
            <text:p>j</text:p>
          </table:table-cell>
          <table:table-cell table:style-name="ce3" table:formula="of:=CHAR(INDEX([XOR.$B$2:.$Q$17];[.$B22]+1;[.Y$3]+1 )*16+INDEX([XOR.$B$2:.$Q$17];[.$C22]+1;[.Y$4]+1))" office:value-type="string" office:string-value="k">
            <text:p>k</text:p>
          </table:table-cell>
          <table:table-cell table:style-name="ce3" table:formula="of:=CHAR(INDEX([XOR.$B$2:.$Q$17];[.$B22]+1;[.Z$3]+1 )*16+INDEX([XOR.$B$2:.$Q$17];[.$C22]+1;[.Z$4]+1))" office:value-type="string" office:string-value="l">
            <text:p>l</text:p>
          </table:table-cell>
          <table:table-cell table:style-name="ce3" table:formula="of:=CHAR(INDEX([XOR.$B$2:.$Q$17];[.$B22]+1;[.AA$3]+1 )*16+INDEX([XOR.$B$2:.$Q$17];[.$C22]+1;[.AA$4]+1))" office:value-type="string" office:string-value="m">
            <text:p>m</text:p>
          </table:table-cell>
          <table:table-cell table:style-name="ce3" table:formula="of:=CHAR(INDEX([XOR.$B$2:.$Q$17];[.$B22]+1;[.AB$3]+1 )*16+INDEX([XOR.$B$2:.$Q$17];[.$C22]+1;[.AB$4]+1))" office:value-type="string" office:string-value="n">
            <text:p>n</text:p>
          </table:table-cell>
          <table:table-cell table:style-name="ce3" table:formula="of:=CHAR(INDEX([XOR.$B$2:.$Q$17];[.$B22]+1;[.AC$3]+1 )*16+INDEX([XOR.$B$2:.$Q$17];[.$C22]+1;[.AC$4]+1))" office:value-type="string" office:string-value="o">
            <text:p>o</text:p>
          </table:table-cell>
          <table:table-cell table:style-name="ce3" table:formula="of:=CHAR(INDEX([XOR.$B$2:.$Q$17];[.$B22]+1;[.AD$3]+1 )*16+INDEX([XOR.$B$2:.$Q$17];[.$C22]+1;[.AD$4]+1))" office:value-type="string" office:string-value="`">
            <text:p>`</text:p>
          </table:table-cell>
          <table:table-cell table:style-name="ce3" table:formula="of:=CHAR(INDEX([XOR.$B$2:.$Q$17];[.$B22]+1;[.AE$3]+1 )*16+INDEX([XOR.$B$2:.$Q$17];[.$C22]+1;[.AE$4]+1))" office:value-type="string" office:string-value="a">
            <text:p>a</text:p>
          </table:table-cell>
          <table:table-cell table:style-name="ce3" table:formula="of:=CHAR(INDEX([XOR.$B$2:.$Q$17];[.$B22]+1;[.AF$3]+1 )*16+INDEX([XOR.$B$2:.$Q$17];[.$C22]+1;[.AF$4]+1))" office:value-type="string" office:string-value="b">
            <text:p>b</text:p>
          </table:table-cell>
          <table:table-cell table:style-name="ce3" table:formula="of:=CHAR(INDEX([XOR.$B$2:.$Q$17];[.$B22]+1;[.AG$3]+1 )*16+INDEX([XOR.$B$2:.$Q$17];[.$C22]+1;[.AG$4]+1))" office:value-type="string" office:string-value="c">
            <text:p>c</text:p>
          </table:table-cell>
          <table:table-cell table:style-name="ce3" table:formula="of:=CHAR(INDEX([XOR.$B$2:.$Q$17];[.$B22]+1;[.AH$3]+1 )*16+INDEX([XOR.$B$2:.$Q$17];[.$C22]+1;[.AH$4]+1))" office:value-type="string" office:string-value="d">
            <text:p>d</text:p>
          </table:table-cell>
          <table:table-cell table:style-name="ce3" table:formula="of:=CHAR(INDEX([XOR.$B$2:.$Q$17];[.$B22]+1;[.AI$3]+1 )*16+INDEX([XOR.$B$2:.$Q$17];[.$C22]+1;[.AI$4]+1))" office:value-type="string" office:string-value="e">
            <text:p>e</text:p>
          </table:table-cell>
          <table:table-cell table:style-name="ce3" table:formula="of:=CHAR(INDEX([XOR.$B$2:.$Q$17];[.$B22]+1;[.AJ$3]+1 )*16+INDEX([XOR.$B$2:.$Q$17];[.$C22]+1;[.AJ$4]+1))" office:value-type="string" office:string-value="f">
            <text:p>f</text:p>
          </table:table-cell>
          <table:table-cell table:style-name="ce3" table:formula="of:=CHAR(INDEX([XOR.$B$2:.$Q$17];[.$B22]+1;[.AK$3]+1 )*16+INDEX([XOR.$B$2:.$Q$17];[.$C22]+1;[.AK$4]+1))" office:value-type="string" office:string-value="g">
            <text:p>g</text:p>
          </table:table-cell>
          <table:table-cell table:style-name="ce3" table:formula="of:=CHAR(INDEX([XOR.$B$2:.$Q$17];[.$B22]+1;[.AL$3]+1 )*16+INDEX([XOR.$B$2:.$Q$17];[.$C22]+1;[.AL$4]+1))" office:value-type="string" office:string-value="X">
            <text:p>X</text:p>
          </table:table-cell>
          <table:table-cell table:style-name="ce3" table:formula="of:=CHAR(INDEX([XOR.$B$2:.$Q$17];[.$B22]+1;[.AM$3]+1 )*16+INDEX([XOR.$B$2:.$Q$17];[.$C22]+1;[.AM$4]+1))" office:value-type="string" office:string-value="Y">
            <text:p>Y</text:p>
          </table:table-cell>
          <table:table-cell table:style-name="ce3" table:formula="of:=CHAR(INDEX([XOR.$B$2:.$Q$17];[.$B22]+1;[.AN$3]+1 )*16+INDEX([XOR.$B$2:.$Q$17];[.$C22]+1;[.AN$4]+1))" office:value-type="string" office:string-value="Z">
            <text:p>Z</text:p>
          </table:table-cell>
          <table:table-cell table:style-name="ce3" table:formula="of:=CHAR(INDEX([XOR.$B$2:.$Q$17];[.$B22]+1;[.AO$3]+1 )*16+INDEX([XOR.$B$2:.$Q$17];[.$C22]+1;[.AO$4]+1))" office:value-type="string" office:string-value="[">
            <text:p>[</text:p>
          </table:table-cell>
          <table:table-cell table:style-name="ce3" table:formula="of:=CHAR(INDEX([XOR.$B$2:.$Q$17];[.$B22]+1;[.AP$3]+1 )*16+INDEX([XOR.$B$2:.$Q$17];[.$C22]+1;[.AP$4]+1))" office:value-type="string" office:string-value="\">
            <text:p>\</text:p>
          </table:table-cell>
          <table:table-cell table:style-name="ce3" table:formula="of:=CHAR(INDEX([XOR.$B$2:.$Q$17];[.$B22]+1;[.AQ$3]+1 )*16+INDEX([XOR.$B$2:.$Q$17];[.$C22]+1;[.AQ$4]+1))" office:value-type="string" office:string-value="]">
            <text:p>]</text:p>
          </table:table-cell>
          <table:table-cell table:style-name="ce3" table:formula="of:=CHAR(INDEX([XOR.$B$2:.$Q$17];[.$B22]+1;[.AR$3]+1 )*16+INDEX([XOR.$B$2:.$Q$17];[.$C22]+1;[.AR$4]+1))" office:value-type="string" office:string-value="^">
            <text:p>^</text:p>
          </table:table-cell>
          <table:table-cell table:style-name="ce3" table:formula="of:=CHAR(INDEX([XOR.$B$2:.$Q$17];[.$B22]+1;[.AS$3]+1 )*16+INDEX([XOR.$B$2:.$Q$17];[.$C22]+1;[.AS$4]+1))" office:value-type="string" office:string-value="_">
            <text:p>_</text:p>
          </table:table-cell>
          <table:table-cell table:style-name="ce3" table:formula="of:=CHAR(INDEX([XOR.$B$2:.$Q$17];[.$B22]+1;[.AT$3]+1 )*16+INDEX([XOR.$B$2:.$Q$17];[.$C22]+1;[.AT$4]+1))" office:value-type="string" office:string-value="P">
            <text:p>P</text:p>
          </table:table-cell>
          <table:table-cell table:style-name="ce3" table:formula="of:=CHAR(INDEX([XOR.$B$2:.$Q$17];[.$B22]+1;[.AU$3]+1 )*16+INDEX([XOR.$B$2:.$Q$17];[.$C22]+1;[.AU$4]+1))" office:value-type="string" office:string-value="Q">
            <text:p>Q</text:p>
          </table:table-cell>
          <table:table-cell table:style-name="ce3" table:formula="of:=CHAR(INDEX([XOR.$B$2:.$Q$17];[.$B22]+1;[.AV$3]+1 )*16+INDEX([XOR.$B$2:.$Q$17];[.$C22]+1;[.AV$4]+1))" office:value-type="string" office:string-value="R">
            <text:p>R</text:p>
          </table:table-cell>
          <table:table-cell table:style-name="ce3" table:formula="of:=CHAR(INDEX([XOR.$B$2:.$Q$17];[.$B22]+1;[.AW$3]+1 )*16+INDEX([XOR.$B$2:.$Q$17];[.$C22]+1;[.AW$4]+1))" office:value-type="string" office:string-value="S">
            <text:p>S</text:p>
          </table:table-cell>
          <table:table-cell table:style-name="ce3" table:formula="of:=CHAR(INDEX([XOR.$B$2:.$Q$17];[.$B22]+1;[.AX$3]+1 )*16+INDEX([XOR.$B$2:.$Q$17];[.$C22]+1;[.AX$4]+1))" office:value-type="string" office:string-value="T">
            <text:p>T</text:p>
          </table:table-cell>
          <table:table-cell table:style-name="ce3" table:formula="of:=CHAR(INDEX([XOR.$B$2:.$Q$17];[.$B22]+1;[.AY$3]+1 )*16+INDEX([XOR.$B$2:.$Q$17];[.$C22]+1;[.AY$4]+1))" office:value-type="string" office:string-value="U">
            <text:p>U</text:p>
          </table:table-cell>
          <table:table-cell table:style-name="ce3" table:formula="of:=CHAR(INDEX([XOR.$B$2:.$Q$17];[.$B22]+1;[.AZ$3]+1 )*16+INDEX([XOR.$B$2:.$Q$17];[.$C22]+1;[.AZ$4]+1))" office:value-type="string" office:string-value="V">
            <text:p>V</text:p>
          </table:table-cell>
          <table:table-cell table:style-name="ce3" table:formula="of:=CHAR(INDEX([XOR.$B$2:.$Q$17];[.$B22]+1;[.BA$3]+1 )*16+INDEX([XOR.$B$2:.$Q$17];[.$C22]+1;[.BA$4]+1))" office:value-type="string" office:string-value="W">
            <text:p>W</text:p>
          </table:table-cell>
          <table:table-cell table:style-name="ce3" table:formula="of:=CHAR(INDEX([XOR.$B$2:.$Q$17];[.$B22]+1;[.BB$3]+1 )*16+INDEX([XOR.$B$2:.$Q$17];[.$C22]+1;[.BB$4]+1))" office:value-type="string" office:string-value="H">
            <text:p>H</text:p>
          </table:table-cell>
          <table:table-cell table:style-name="ce3" table:formula="of:=CHAR(INDEX([XOR.$B$2:.$Q$17];[.$B22]+1;[.BC$3]+1 )*16+INDEX([XOR.$B$2:.$Q$17];[.$C22]+1;[.BC$4]+1))" office:value-type="string" office:string-value="I">
            <text:p>I</text:p>
          </table:table-cell>
          <table:table-cell table:style-name="ce3" table:formula="of:=CHAR(INDEX([XOR.$B$2:.$Q$17];[.$B22]+1;[.BD$3]+1 )*16+INDEX([XOR.$B$2:.$Q$17];[.$C22]+1;[.BD$4]+1))" office:value-type="string" office:string-value="J">
            <text:p>J</text:p>
          </table:table-cell>
          <table:table-cell table:style-name="ce3" table:formula="of:=CHAR(INDEX([XOR.$B$2:.$Q$17];[.$B22]+1;[.BE$3]+1 )*16+INDEX([XOR.$B$2:.$Q$17];[.$C22]+1;[.BE$4]+1))" office:value-type="string" office:string-value="K">
            <text:p>K</text:p>
          </table:table-cell>
          <table:table-cell table:style-name="ce3" table:formula="of:=CHAR(INDEX([XOR.$B$2:.$Q$17];[.$B22]+1;[.BF$3]+1 )*16+INDEX([XOR.$B$2:.$Q$17];[.$C22]+1;[.BF$4]+1))" office:value-type="string" office:string-value="L">
            <text:p>L</text:p>
          </table:table-cell>
          <table:table-cell table:style-name="ce3" table:formula="of:=CHAR(INDEX([XOR.$B$2:.$Q$17];[.$B22]+1;[.BG$3]+1 )*16+INDEX([XOR.$B$2:.$Q$17];[.$C22]+1;[.BG$4]+1))" office:value-type="string" office:string-value="M">
            <text:p>M</text:p>
          </table:table-cell>
          <table:table-cell table:style-name="ce3" table:formula="of:=CHAR(INDEX([XOR.$B$2:.$Q$17];[.$B22]+1;[.BH$3]+1 )*16+INDEX([XOR.$B$2:.$Q$17];[.$C22]+1;[.BH$4]+1))" office:value-type="string" office:string-value="N">
            <text:p>N</text:p>
          </table:table-cell>
          <table:table-cell table:style-name="ce3" table:formula="of:=CHAR(INDEX([XOR.$B$2:.$Q$17];[.$B22]+1;[.BI$3]+1 )*16+INDEX([XOR.$B$2:.$Q$17];[.$C22]+1;[.BI$4]+1))" office:value-type="string" office:string-value="O">
            <text:p>O</text:p>
          </table:table-cell>
          <table:table-cell table:style-name="ce3" table:formula="of:=CHAR(INDEX([XOR.$B$2:.$Q$17];[.$B22]+1;[.BJ$3]+1 )*16+INDEX([XOR.$B$2:.$Q$17];[.$C22]+1;[.BJ$4]+1))" office:value-type="string" office:string-value="@">
            <text:p>@</text:p>
          </table:table-cell>
          <table:table-cell table:style-name="ce3" table:formula="of:=CHAR(INDEX([XOR.$B$2:.$Q$17];[.$B22]+1;[.BK$3]+1 )*16+INDEX([XOR.$B$2:.$Q$17];[.$C22]+1;[.BK$4]+1))" office:value-type="string" office:string-value="A">
            <text:p>A</text:p>
          </table:table-cell>
          <table:table-cell table:style-name="ce3" table:formula="of:=CHAR(INDEX([XOR.$B$2:.$Q$17];[.$B22]+1;[.BL$3]+1 )*16+INDEX([XOR.$B$2:.$Q$17];[.$C22]+1;[.BL$4]+1))" office:value-type="string" office:string-value="B">
            <text:p>B</text:p>
          </table:table-cell>
          <table:table-cell table:style-name="ce3" table:formula="of:=CHAR(INDEX([XOR.$B$2:.$Q$17];[.$B22]+1;[.BM$3]+1 )*16+INDEX([XOR.$B$2:.$Q$17];[.$C22]+1;[.BM$4]+1))" office:value-type="string" office:string-value="C">
            <text:p>C</text:p>
          </table:table-cell>
          <table:table-cell table:style-name="ce3" table:formula="of:=CHAR(INDEX([XOR.$B$2:.$Q$17];[.$B22]+1;[.BN$3]+1 )*16+INDEX([XOR.$B$2:.$Q$17];[.$C22]+1;[.BN$4]+1))" office:value-type="string" office:string-value="D">
            <text:p>D</text:p>
          </table:table-cell>
          <table:table-cell table:style-name="ce3" table:formula="of:=CHAR(INDEX([XOR.$B$2:.$Q$17];[.$B22]+1;[.BO$3]+1 )*16+INDEX([XOR.$B$2:.$Q$17];[.$C22]+1;[.BO$4]+1))" office:value-type="string" office:string-value="E">
            <text:p>E</text:p>
          </table:table-cell>
          <table:table-cell table:style-name="ce3" table:formula="of:=CHAR(INDEX([XOR.$B$2:.$Q$17];[.$B22]+1;[.BP$3]+1 )*16+INDEX([XOR.$B$2:.$Q$17];[.$C22]+1;[.BP$4]+1))" office:value-type="string" office:string-value="F">
            <text:p>F</text:p>
          </table:table-cell>
          <table:table-cell table:style-name="ce3" table:formula="of:=CHAR(INDEX([XOR.$B$2:.$Q$17];[.$B22]+1;[.BQ$3]+1 )*16+INDEX([XOR.$B$2:.$Q$17];[.$C22]+1;[.BQ$4]+1))" office:value-type="string" office:string-value="G">
            <text:p>G</text:p>
          </table:table-cell>
          <table:table-cell table:style-name="ce3" table:formula="of:=CHAR(INDEX([XOR.$B$2:.$Q$17];[.$B22]+1;[.BR$3]+1 )*16+INDEX([XOR.$B$2:.$Q$17];[.$C22]+1;[.BR$4]+1))" office:value-type="string" office:string-value="8">
            <text:p>8</text:p>
          </table:table-cell>
          <table:table-cell table:style-name="ce3" table:formula="of:=CHAR(INDEX([XOR.$B$2:.$Q$17];[.$B22]+1;[.BS$3]+1 )*16+INDEX([XOR.$B$2:.$Q$17];[.$C22]+1;[.BS$4]+1))" office:value-type="string" office:string-value="9">
            <text:p>9</text:p>
          </table:table-cell>
          <table:table-cell table:style-name="ce3" table:formula="of:=CHAR(INDEX([XOR.$B$2:.$Q$17];[.$B22]+1;[.BT$3]+1 )*16+INDEX([XOR.$B$2:.$Q$17];[.$C22]+1;[.BT$4]+1))" office:value-type="string" office:string-value=":">
            <text:p>:</text:p>
          </table:table-cell>
          <table:table-cell table:style-name="ce3" table:formula="of:=CHAR(INDEX([XOR.$B$2:.$Q$17];[.$B22]+1;[.BU$3]+1 )*16+INDEX([XOR.$B$2:.$Q$17];[.$C22]+1;[.BU$4]+1))" office:value-type="string" office:string-value=";">
            <text:p>;</text:p>
          </table:table-cell>
          <table:table-cell table:style-name="ce3" table:formula="of:=CHAR(INDEX([XOR.$B$2:.$Q$17];[.$B22]+1;[.BV$3]+1 )*16+INDEX([XOR.$B$2:.$Q$17];[.$C22]+1;[.BV$4]+1))" office:value-type="string" office:string-value="&lt;">
            <text:p>&lt;</text:p>
          </table:table-cell>
          <table:table-cell table:style-name="ce3" table:formula="of:=CHAR(INDEX([XOR.$B$2:.$Q$17];[.$B22]+1;[.BW$3]+1 )*16+INDEX([XOR.$B$2:.$Q$17];[.$C22]+1;[.BW$4]+1))" office:value-type="string" office:string-value="=">
            <text:p>=</text:p>
          </table:table-cell>
          <table:table-cell table:style-name="ce3" table:formula="of:=CHAR(INDEX([XOR.$B$2:.$Q$17];[.$B22]+1;[.BX$3]+1 )*16+INDEX([XOR.$B$2:.$Q$17];[.$C22]+1;[.BX$4]+1))" office:value-type="string" office:string-value="&gt;">
            <text:p>&gt;</text:p>
          </table:table-cell>
          <table:table-cell table:style-name="ce3" table:formula="of:=CHAR(INDEX([XOR.$B$2:.$Q$17];[.$B22]+1;[.BY$3]+1 )*16+INDEX([XOR.$B$2:.$Q$17];[.$C22]+1;[.BY$4]+1))" office:value-type="string" office:string-value="?">
            <text:p>?</text:p>
          </table:table-cell>
          <table:table-cell table:style-name="ce3" table:formula="of:=CHAR(INDEX([XOR.$B$2:.$Q$17];[.$B22]+1;[.BZ$3]+1 )*16+INDEX([XOR.$B$2:.$Q$17];[.$C22]+1;[.BZ$4]+1))" office:value-type="string" office:string-value="0">
            <text:p>0</text:p>
          </table:table-cell>
          <table:table-cell table:style-name="ce3" table:formula="of:=CHAR(INDEX([XOR.$B$2:.$Q$17];[.$B22]+1;[.CA$3]+1 )*16+INDEX([XOR.$B$2:.$Q$17];[.$C22]+1;[.CA$4]+1))" office:value-type="string" office:string-value="1">
            <text:p>1</text:p>
          </table:table-cell>
          <table:table-cell table:style-name="ce3" table:formula="of:=CHAR(INDEX([XOR.$B$2:.$Q$17];[.$B22]+1;[.CB$3]+1 )*16+INDEX([XOR.$B$2:.$Q$17];[.$C22]+1;[.CB$4]+1))" office:value-type="string" office:string-value="2">
            <text:p>2</text:p>
          </table:table-cell>
          <table:table-cell table:style-name="ce3" table:formula="of:=CHAR(INDEX([XOR.$B$2:.$Q$17];[.$B22]+1;[.CC$3]+1 )*16+INDEX([XOR.$B$2:.$Q$17];[.$C22]+1;[.CC$4]+1))" office:value-type="string" office:string-value="3">
            <text:p>3</text:p>
          </table:table-cell>
          <table:table-cell table:style-name="ce3" table:formula="of:=CHAR(INDEX([XOR.$B$2:.$Q$17];[.$B22]+1;[.CD$3]+1 )*16+INDEX([XOR.$B$2:.$Q$17];[.$C22]+1;[.CD$4]+1))" office:value-type="string" office:string-value="4">
            <text:p>4</text:p>
          </table:table-cell>
          <table:table-cell table:style-name="ce3" table:formula="of:=CHAR(INDEX([XOR.$B$2:.$Q$17];[.$B22]+1;[.CE$3]+1 )*16+INDEX([XOR.$B$2:.$Q$17];[.$C22]+1;[.CE$4]+1))" office:value-type="string" office:string-value="5">
            <text:p>5</text:p>
          </table:table-cell>
          <table:table-cell table:style-name="ce3" table:formula="of:=CHAR(INDEX([XOR.$B$2:.$Q$17];[.$B22]+1;[.CF$3]+1 )*16+INDEX([XOR.$B$2:.$Q$17];[.$C22]+1;[.CF$4]+1))" office:value-type="string" office:string-value="6">
            <text:p>6</text:p>
          </table:table-cell>
          <table:table-cell table:style-name="ce3" table:formula="of:=CHAR(INDEX([XOR.$B$2:.$Q$17];[.$B22]+1;[.CG$3]+1 )*16+INDEX([XOR.$B$2:.$Q$17];[.$C22]+1;[.CG$4]+1))" office:value-type="string" office:string-value="7">
            <text:p>7</text:p>
          </table:table-cell>
          <table:table-cell table:style-name="ce3" table:formula="of:=CHAR(INDEX([XOR.$B$2:.$Q$17];[.$B22]+1;[.CH$3]+1 )*16+INDEX([XOR.$B$2:.$Q$17];[.$C22]+1;[.CH$4]+1))" office:value-type="string" office:string-value="(">
            <text:p>(</text:p>
          </table:table-cell>
          <table:table-cell table:style-name="ce3" table:formula="of:=CHAR(INDEX([XOR.$B$2:.$Q$17];[.$B22]+1;[.CI$3]+1 )*16+INDEX([XOR.$B$2:.$Q$17];[.$C22]+1;[.CI$4]+1))" office:value-type="string" office:string-value=")">
            <text:p>)</text:p>
          </table:table-cell>
          <table:table-cell table:style-name="ce3" table:formula="of:=CHAR(INDEX([XOR.$B$2:.$Q$17];[.$B22]+1;[.CJ$3]+1 )*16+INDEX([XOR.$B$2:.$Q$17];[.$C22]+1;[.CJ$4]+1))" office:value-type="string" office:string-value="*">
            <text:p>*</text:p>
          </table:table-cell>
          <table:table-cell table:style-name="ce3" table:formula="of:=CHAR(INDEX([XOR.$B$2:.$Q$17];[.$B22]+1;[.CK$3]+1 )*16+INDEX([XOR.$B$2:.$Q$17];[.$C22]+1;[.CK$4]+1))" office:value-type="string" office:string-value="+">
            <text:p>+</text:p>
          </table:table-cell>
          <table:table-cell table:style-name="ce3" table:formula="of:=CHAR(INDEX([XOR.$B$2:.$Q$17];[.$B22]+1;[.CL$3]+1 )*16+INDEX([XOR.$B$2:.$Q$17];[.$C22]+1;[.CL$4]+1))" office:value-type="string" office:string-value=",">
            <text:p>,</text:p>
          </table:table-cell>
          <table:table-cell table:style-name="ce3" table:formula="of:=CHAR(INDEX([XOR.$B$2:.$Q$17];[.$B22]+1;[.CM$3]+1 )*16+INDEX([XOR.$B$2:.$Q$17];[.$C22]+1;[.CM$4]+1))" office:value-type="string" office:string-value="-">
            <text:p>-</text:p>
          </table:table-cell>
          <table:table-cell table:style-name="ce3" table:formula="of:=CHAR(INDEX([XOR.$B$2:.$Q$17];[.$B22]+1;[.CN$3]+1 )*16+INDEX([XOR.$B$2:.$Q$17];[.$C22]+1;[.CN$4]+1))" office:value-type="string" office:string-value=".">
            <text:p>.</text:p>
          </table:table-cell>
          <table:table-cell table:style-name="ce3" table:formula="of:=CHAR(INDEX([XOR.$B$2:.$Q$17];[.$B22]+1;[.CO$3]+1 )*16+INDEX([XOR.$B$2:.$Q$17];[.$C22]+1;[.CO$4]+1))" office:value-type="string" office:string-value="/">
            <text:p>/</text:p>
          </table:table-cell>
          <table:table-cell table:style-name="ce8" table:formula="of:=CHAR(INDEX([XOR.$B$2:.$Q$17];[.$B22]+1;[.CP$3]+1 )*16+INDEX([XOR.$B$2:.$Q$17];[.$C22]+1;[.CP$4]+1))" office:value-type="string" office:string-value=" ">
            <text:p><text:s/></text:p>
          </table:table-cell>
          <table:table-cell table:style-name="ce3" table:formula="of:=CHAR(INDEX([XOR.$B$2:.$Q$17];[.$B22]+1;[.CQ$3]+1 )*16+INDEX([XOR.$B$2:.$Q$17];[.$C22]+1;[.CQ$4]+1))" office:value-type="string" office:string-value="!">
            <text:p>!</text:p>
          </table:table-cell>
          <table:table-cell table:style-name="ce3" table:formula="of:=CHAR(INDEX([XOR.$B$2:.$Q$17];[.$B22]+1;[.CR$3]+1 )*16+INDEX([XOR.$B$2:.$Q$17];[.$C22]+1;[.CR$4]+1))" office:value-type="string" office:string-value="&quot;">
            <text:p>"</text:p>
          </table:table-cell>
          <table:table-cell table:style-name="ce3" table:formula="of:=CHAR(INDEX([XOR.$B$2:.$Q$17];[.$B22]+1;[.CS$3]+1 )*16+INDEX([XOR.$B$2:.$Q$17];[.$C22]+1;[.CS$4]+1))" office:value-type="string" office:string-value="#">
            <text:p>#</text:p>
          </table:table-cell>
          <table:table-cell table:style-name="ce3" table:formula="of:=CHAR(INDEX([XOR.$B$2:.$Q$17];[.$B22]+1;[.CT$3]+1 )*16+INDEX([XOR.$B$2:.$Q$17];[.$C22]+1;[.CT$4]+1))" office:value-type="string" office:string-value="$">
            <text:p>$</text:p>
          </table:table-cell>
          <table:table-cell table:style-name="ce3" table:formula="of:=CHAR(INDEX([XOR.$B$2:.$Q$17];[.$B22]+1;[.CU$3]+1 )*16+INDEX([XOR.$B$2:.$Q$17];[.$C22]+1;[.CU$4]+1))" office:value-type="string" office:string-value="%">
            <text:p>%</text:p>
          </table:table-cell>
          <table:table-cell table:style-name="ce3" table:formula="of:=CHAR(INDEX([XOR.$B$2:.$Q$17];[.$B22]+1;[.CV$3]+1 )*16+INDEX([XOR.$B$2:.$Q$17];[.$C22]+1;[.CV$4]+1))" office:value-type="string" office:string-value="&amp;">
            <text:p>&amp;</text:p>
          </table:table-cell>
          <table:table-cell table:style-name="ce3" table:formula="of:=CHAR(INDEX([XOR.$B$2:.$Q$17];[.$B22]+1;[.CW$3]+1 )*16+INDEX([XOR.$B$2:.$Q$17];[.$C22]+1;[.CW$4]+1))" office:value-type="string" office:string-value="'">
            <text:p>'</text:p>
          </table:table-cell>
          <table:table-cell table:style-name="ce3" table:formula="of:=CHAR(INDEX([XOR.$B$2:.$Q$17];[.$B22]+1;[.CX$3]+1 )*16+INDEX([XOR.$B$2:.$Q$17];[.$C22]+1;[.CX$4]+1))" office:value-type="string" office:string-value="">
            <text:p/>
          </table:table-cell>
          <table:table-cell table:style-name="ce3" table:formula="of:=CHAR(INDEX([XOR.$B$2:.$Q$17];[.$B22]+1;[.CY$3]+1 )*16+INDEX([XOR.$B$2:.$Q$17];[.$C22]+1;[.CY$4]+1))" office:value-type="string" office:string-value="">
            <text:p/>
          </table:table-cell>
          <table:table-cell table:style-name="ce3" table:formula="of:=CHAR(INDEX([XOR.$B$2:.$Q$17];[.$B22]+1;[.CZ$3]+1 )*16+INDEX([XOR.$B$2:.$Q$17];[.$C22]+1;[.CZ$4]+1))" office:value-type="string" office:string-value="">
            <text:p/>
          </table:table-cell>
          <table:table-cell table:style-name="ce3" table:formula="of:=CHAR(INDEX([XOR.$B$2:.$Q$17];[.$B22]+1;[.DA$3]+1 )*16+INDEX([XOR.$B$2:.$Q$17];[.$C22]+1;[.DA$4]+1))" office:value-type="string" office:string-value="">
            <text:p/>
          </table:table-cell>
          <table:table-cell table:style-name="ce3" table:formula="of:=CHAR(INDEX([XOR.$B$2:.$Q$17];[.$B22]+1;[.DB$3]+1 )*16+INDEX([XOR.$B$2:.$Q$17];[.$C22]+1;[.DB$4]+1))" office:value-type="string" office:string-value="">
            <text:p/>
          </table:table-cell>
          <table:table-cell table:style-name="ce3" table:formula="of:=CHAR(INDEX([XOR.$B$2:.$Q$17];[.$B22]+1;[.DC$3]+1 )*16+INDEX([XOR.$B$2:.$Q$17];[.$C22]+1;[.DC$4]+1))" office:value-type="string" office:string-value="">
            <text:p/>
          </table:table-cell>
          <table:table-cell table:style-name="ce3" table:formula="of:=CHAR(INDEX([XOR.$B$2:.$Q$17];[.$B22]+1;[.DD$3]+1 )*16+INDEX([XOR.$B$2:.$Q$17];[.$C22]+1;[.DD$4]+1))" office:value-type="string" office:string-value="">
            <text:p/>
          </table:table-cell>
          <table:table-cell table:style-name="ce3" table:formula="of:=CHAR(INDEX([XOR.$B$2:.$Q$17];[.$B22]+1;[.DE$3]+1 )*16+INDEX([XOR.$B$2:.$Q$17];[.$C22]+1;[.DE$4]+1))" office:value-type="string" office:string-value="">
            <text:p/>
          </table:table-cell>
          <table:table-cell table:style-name="ce3" table:formula="of:=CHAR(INDEX([XOR.$B$2:.$Q$17];[.$B22]+1;[.DF$3]+1 )*16+INDEX([XOR.$B$2:.$Q$17];[.$C22]+1;[.DF$4]+1))" office:value-type="string" office:string-value="">
            <text:p/>
          </table:table-cell>
          <table:table-cell table:style-name="ce3" table:formula="of:=CHAR(INDEX([XOR.$B$2:.$Q$17];[.$B22]+1;[.DG$3]+1 )*16+INDEX([XOR.$B$2:.$Q$17];[.$C22]+1;[.DG$4]+1))" office:value-type="string" office:string-value="">
            <text:p/>
          </table:table-cell>
          <table:table-cell table:style-name="ce3" table:formula="of:=CHAR(INDEX([XOR.$B$2:.$Q$17];[.$B22]+1;[.DH$3]+1 )*16+INDEX([XOR.$B$2:.$Q$17];[.$C22]+1;[.DH$4]+1))" office:value-type="string" office:string-value="">
            <text:p/>
          </table:table-cell>
          <table:table-cell table:style-name="ce3" table:formula="of:=CHAR(INDEX([XOR.$B$2:.$Q$17];[.$B22]+1;[.DI$3]+1 )*16+INDEX([XOR.$B$2:.$Q$17];[.$C22]+1;[.DI$4]+1))" office:value-type="string" office:string-value="">
            <text:p/>
          </table:table-cell>
          <table:table-cell table:style-name="ce3" table:formula="of:=CHAR(INDEX([XOR.$B$2:.$Q$17];[.$B22]+1;[.DJ$3]+1 )*16+INDEX([XOR.$B$2:.$Q$17];[.$C22]+1;[.DJ$4]+1))" office:value-type="string" office:string-value="">
            <text:p/>
          </table:table-cell>
          <table:table-cell table:style-name="ce3" table:formula="of:=CHAR(INDEX([XOR.$B$2:.$Q$17];[.$B22]+1;[.DK$3]+1 )*16+INDEX([XOR.$B$2:.$Q$17];[.$C22]+1;[.DK$4]+1))" office:value-type="string" office:string-value="">
            <text:p/>
          </table:table-cell>
          <table:table-cell table:style-name="ce3" table:formula="of:=CHAR(INDEX([XOR.$B$2:.$Q$17];[.$B22]+1;[.DL$3]+1 )*16+INDEX([XOR.$B$2:.$Q$17];[.$C22]+1;[.DL$4]+1))" office:value-type="string" office:string-value="">
            <text:p/>
          </table:table-cell>
          <table:table-cell table:style-name="ce3" table:formula="of:=CHAR(INDEX([XOR.$B$2:.$Q$17];[.$B22]+1;[.DM$3]+1 )*16+INDEX([XOR.$B$2:.$Q$17];[.$C22]+1;[.DM$4]+1))" office:value-type="string" office:string-value="">
            <text:p/>
          </table:table-cell>
          <table:table-cell table:style-name="ce3" table:formula="of:=CHAR(INDEX([XOR.$B$2:.$Q$17];[.$B22]+1;[.DN$3]+1 )*16+INDEX([XOR.$B$2:.$Q$17];[.$C22]+1;[.DN$4]+1))" office:value-type="string" office:string-value="">
            <text:p/>
          </table:table-cell>
          <table:table-cell table:style-name="ce3" table:formula="of:=CHAR(INDEX([XOR.$B$2:.$Q$17];[.$B22]+1;[.DO$3]+1 )*16+INDEX([XOR.$B$2:.$Q$17];[.$C22]+1;[.DO$4]+1))" office:value-type="string" office:string-value="&#9;">
            <text:p><text:tab/></text:p>
          </table:table-cell>
          <table:table-cell table:style-name="ce3" table:formula="of:=CHAR(INDEX([XOR.$B$2:.$Q$17];[.$B22]+1;[.DP$3]+1 )*16+INDEX([XOR.$B$2:.$Q$17];[.$C22]+1;[.DP$4]+1))" office:value-type="string" office:string-value="&#10;">
            <text:p><text:line-break/></text:p>
          </table:table-cell>
          <table:table-cell table:style-name="ce3" table:formula="of:=CHAR(INDEX([XOR.$B$2:.$Q$17];[.$B22]+1;[.DQ$3]+1 )*16+INDEX([XOR.$B$2:.$Q$17];[.$C22]+1;[.DQ$4]+1))" office:value-type="string" office:string-value="">
            <text:p/>
          </table:table-cell>
          <table:table-cell table:style-name="ce3" table:formula="of:=CHAR(INDEX([XOR.$B$2:.$Q$17];[.$B22]+1;[.DR$3]+1 )*16+INDEX([XOR.$B$2:.$Q$17];[.$C22]+1;[.DR$4]+1))" office:value-type="string" office:string-value="">
            <text:p/>
          </table:table-cell>
          <table:table-cell table:style-name="ce3" table:formula="of:=CHAR(INDEX([XOR.$B$2:.$Q$17];[.$B22]+1;[.DS$3]+1 )*16+INDEX([XOR.$B$2:.$Q$17];[.$C22]+1;[.DS$4]+1))" office:value-type="string" office:string-value="&#13;">
            <text:p></text:p>
          </table:table-cell>
          <table:table-cell table:style-name="ce3" table:formula="of:=CHAR(INDEX([XOR.$B$2:.$Q$17];[.$B22]+1;[.DT$3]+1 )*16+INDEX([XOR.$B$2:.$Q$17];[.$C22]+1;[.DT$4]+1))" office:value-type="string" office:string-value="">
            <text:p/>
          </table:table-cell>
          <table:table-cell table:style-name="ce3" table:formula="of:=CHAR(INDEX([XOR.$B$2:.$Q$17];[.$B22]+1;[.DU$3]+1 )*16+INDEX([XOR.$B$2:.$Q$17];[.$C22]+1;[.DU$4]+1))" office:value-type="string" office:string-value="">
            <text:p/>
          </table:table-cell>
          <table:table-cell table:style-name="ce3" table:formula="of:=CHAR(INDEX([XOR.$B$2:.$Q$17];[.$B22]+1;[.DV$3]+1 )*16+INDEX([XOR.$B$2:.$Q$17];[.$C22]+1;[.DV$4]+1))" office:value-type="string" office:string-value="">
            <text:p/>
          </table:table-cell>
          <table:table-cell table:style-name="ce3" table:formula="of:=CHAR(INDEX([XOR.$B$2:.$Q$17];[.$B22]+1;[.DW$3]+1 )*16+INDEX([XOR.$B$2:.$Q$17];[.$C22]+1;[.DW$4]+1))" office:value-type="string" office:string-value="">
            <text:p/>
          </table:table-cell>
          <table:table-cell table:style-name="ce3" table:formula="of:=CHAR(INDEX([XOR.$B$2:.$Q$17];[.$B22]+1;[.DX$3]+1 )*16+INDEX([XOR.$B$2:.$Q$17];[.$C22]+1;[.DX$4]+1))" office:value-type="string" office:string-value="">
            <text:p/>
          </table:table-cell>
          <table:table-cell table:style-name="ce3" table:formula="of:=CHAR(INDEX([XOR.$B$2:.$Q$17];[.$B22]+1;[.DY$3]+1 )*16+INDEX([XOR.$B$2:.$Q$17];[.$C22]+1;[.DY$4]+1))" office:value-type="string" office:string-value="">
            <text:p/>
          </table:table-cell>
          <table:table-cell table:style-name="ce3" table:formula="of:=CHAR(INDEX([XOR.$B$2:.$Q$17];[.$B22]+1;[.DZ$3]+1 )*16+INDEX([XOR.$B$2:.$Q$17];[.$C22]+1;[.DZ$4]+1))" office:value-type="string" office:string-value="">
            <text:p/>
          </table:table-cell>
          <table:table-cell table:style-name="ce3" table:formula="of:=CHAR(INDEX([XOR.$B$2:.$Q$17];[.$B22]+1;[.EA$3]+1 )*16+INDEX([XOR.$B$2:.$Q$17];[.$C22]+1;[.EA$4]+1))" office:value-type="string" office:string-value="">
            <text:p/>
          </table:table-cell>
          <table:table-cell table:style-name="ce3" table:formula="of:=CHAR(INDEX([XOR.$B$2:.$Q$17];[.$B22]+1;[.EB$3]+1 )*16+INDEX([XOR.$B$2:.$Q$17];[.$C22]+1;[.EB$4]+1))" office:value-type="string" office:string-value="">
            <text:p/>
          </table:table-cell>
          <table:table-cell table:style-name="ce3" table:formula="of:=CHAR(INDEX([XOR.$B$2:.$Q$17];[.$B22]+1;[.EC$3]+1 )*16+INDEX([XOR.$B$2:.$Q$17];[.$C22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22]+2" office:value-type="float" office:value="37">
            <text:p>37</text:p>
          </table:table-cell>
          <table:table-cell table:formula="of:=RIGHT(LEFT([.$B$1];[.A23]);1)" office:value-type="string" office:string-value="3">
            <text:p>3</text:p>
          </table:table-cell>
          <table:table-cell table:formula="of:=VLOOKUP(RIGHT(LEFT([.$B$1];[.A23]+1);1);[Sheet1.$A$2:.$C$17];3;0)" office:value-type="float" office:value="9">
            <text:p>9</text:p>
          </table:table-cell>
          <table:table-cell table:formula="of:=[.C23]+[.B23]*16" office:value-type="float" office:value="57">
            <text:p>57</text:p>
          </table:table-cell>
          <table:table-cell table:formula="of:=CHAR([.D23])" office:value-type="string" office:string-value="9">
            <text:p>9</text:p>
          </table:table-cell>
          <table:table-cell table:style-name="ce3" table:formula="of:=CHAR(INDEX([XOR.$B$2:.$Q$17];[.$B23]+1;[.F$3]+1 )*16+INDEX([XOR.$B$2:.$Q$17];[.$C23]+1;[.F$4]+1))" office:value-type="string" office:string-value="9">
            <text:p>9</text:p>
          </table:table-cell>
          <table:table-cell table:style-name="ce3" table:formula="of:=CHAR(INDEX([XOR.$B$2:.$Q$17];[.$B23]+1;[.G$3]+1 )*16+INDEX([XOR.$B$2:.$Q$17];[.$C23]+1;[.G$4]+1))" office:value-type="string" office:string-value="8">
            <text:p>8</text:p>
          </table:table-cell>
          <table:table-cell table:style-name="ce3" table:formula="of:=CHAR(INDEX([XOR.$B$2:.$Q$17];[.$B23]+1;[.H$3]+1 )*16+INDEX([XOR.$B$2:.$Q$17];[.$C23]+1;[.H$4]+1))" office:value-type="string" office:string-value=";">
            <text:p>;</text:p>
          </table:table-cell>
          <table:table-cell table:style-name="ce3" table:formula="of:=CHAR(INDEX([XOR.$B$2:.$Q$17];[.$B23]+1;[.I$3]+1 )*16+INDEX([XOR.$B$2:.$Q$17];[.$C23]+1;[.I$4]+1))" office:value-type="string" office:string-value=":">
            <text:p>:</text:p>
          </table:table-cell>
          <table:table-cell table:style-name="ce3" table:formula="of:=CHAR(INDEX([XOR.$B$2:.$Q$17];[.$B23]+1;[.J$3]+1 )*16+INDEX([XOR.$B$2:.$Q$17];[.$C23]+1;[.J$4]+1))" office:value-type="string" office:string-value="=">
            <text:p>=</text:p>
          </table:table-cell>
          <table:table-cell table:style-name="ce3" table:formula="of:=CHAR(INDEX([XOR.$B$2:.$Q$17];[.$B23]+1;[.K$3]+1 )*16+INDEX([XOR.$B$2:.$Q$17];[.$C23]+1;[.K$4]+1))" office:value-type="string" office:string-value="&lt;">
            <text:p>&lt;</text:p>
          </table:table-cell>
          <table:table-cell table:style-name="ce3" table:formula="of:=CHAR(INDEX([XOR.$B$2:.$Q$17];[.$B23]+1;[.L$3]+1 )*16+INDEX([XOR.$B$2:.$Q$17];[.$C23]+1;[.L$4]+1))" office:value-type="string" office:string-value="?">
            <text:p>?</text:p>
          </table:table-cell>
          <table:table-cell table:style-name="ce3" table:formula="of:=CHAR(INDEX([XOR.$B$2:.$Q$17];[.$B23]+1;[.M$3]+1 )*16+INDEX([XOR.$B$2:.$Q$17];[.$C23]+1;[.M$4]+1))" office:value-type="string" office:string-value="&gt;">
            <text:p>&gt;</text:p>
          </table:table-cell>
          <table:table-cell table:style-name="ce3" table:formula="of:=CHAR(INDEX([XOR.$B$2:.$Q$17];[.$B23]+1;[.N$3]+1 )*16+INDEX([XOR.$B$2:.$Q$17];[.$C23]+1;[.N$4]+1))" office:value-type="string" office:string-value="1">
            <text:p>1</text:p>
          </table:table-cell>
          <table:table-cell table:style-name="ce3" table:formula="of:=CHAR(INDEX([XOR.$B$2:.$Q$17];[.$B23]+1;[.O$3]+1 )*16+INDEX([XOR.$B$2:.$Q$17];[.$C23]+1;[.O$4]+1))" office:value-type="string" office:string-value="0">
            <text:p>0</text:p>
          </table:table-cell>
          <table:table-cell table:style-name="ce3" table:formula="of:=CHAR(INDEX([XOR.$B$2:.$Q$17];[.$B23]+1;[.P$3]+1 )*16+INDEX([XOR.$B$2:.$Q$17];[.$C23]+1;[.P$4]+1))" office:value-type="string" office:string-value="3">
            <text:p>3</text:p>
          </table:table-cell>
          <table:table-cell table:style-name="ce3" table:formula="of:=CHAR(INDEX([XOR.$B$2:.$Q$17];[.$B23]+1;[.Q$3]+1 )*16+INDEX([XOR.$B$2:.$Q$17];[.$C23]+1;[.Q$4]+1))" office:value-type="string" office:string-value="2">
            <text:p>2</text:p>
          </table:table-cell>
          <table:table-cell table:style-name="ce3" table:formula="of:=CHAR(INDEX([XOR.$B$2:.$Q$17];[.$B23]+1;[.R$3]+1 )*16+INDEX([XOR.$B$2:.$Q$17];[.$C23]+1;[.R$4]+1))" office:value-type="string" office:string-value="5">
            <text:p>5</text:p>
          </table:table-cell>
          <table:table-cell table:style-name="ce3" table:formula="of:=CHAR(INDEX([XOR.$B$2:.$Q$17];[.$B23]+1;[.S$3]+1 )*16+INDEX([XOR.$B$2:.$Q$17];[.$C23]+1;[.S$4]+1))" office:value-type="string" office:string-value="4">
            <text:p>4</text:p>
          </table:table-cell>
          <table:table-cell table:style-name="ce3" table:formula="of:=CHAR(INDEX([XOR.$B$2:.$Q$17];[.$B23]+1;[.T$3]+1 )*16+INDEX([XOR.$B$2:.$Q$17];[.$C23]+1;[.T$4]+1))" office:value-type="string" office:string-value="7">
            <text:p>7</text:p>
          </table:table-cell>
          <table:table-cell table:style-name="ce3" table:formula="of:=CHAR(INDEX([XOR.$B$2:.$Q$17];[.$B23]+1;[.U$3]+1 )*16+INDEX([XOR.$B$2:.$Q$17];[.$C23]+1;[.U$4]+1))" office:value-type="string" office:string-value="6">
            <text:p>6</text:p>
          </table:table-cell>
          <table:table-cell table:style-name="ce3" table:formula="of:=CHAR(INDEX([XOR.$B$2:.$Q$17];[.$B23]+1;[.V$3]+1 )*16+INDEX([XOR.$B$2:.$Q$17];[.$C23]+1;[.V$4]+1))" office:value-type="string" office:string-value=")">
            <text:p>)</text:p>
          </table:table-cell>
          <table:table-cell table:style-name="ce3" table:formula="of:=CHAR(INDEX([XOR.$B$2:.$Q$17];[.$B23]+1;[.W$3]+1 )*16+INDEX([XOR.$B$2:.$Q$17];[.$C23]+1;[.W$4]+1))" office:value-type="string" office:string-value="(">
            <text:p>(</text:p>
          </table:table-cell>
          <table:table-cell table:style-name="ce3" table:formula="of:=CHAR(INDEX([XOR.$B$2:.$Q$17];[.$B23]+1;[.X$3]+1 )*16+INDEX([XOR.$B$2:.$Q$17];[.$C23]+1;[.X$4]+1))" office:value-type="string" office:string-value="+">
            <text:p>+</text:p>
          </table:table-cell>
          <table:table-cell table:style-name="ce3" table:formula="of:=CHAR(INDEX([XOR.$B$2:.$Q$17];[.$B23]+1;[.Y$3]+1 )*16+INDEX([XOR.$B$2:.$Q$17];[.$C23]+1;[.Y$4]+1))" office:value-type="string" office:string-value="*">
            <text:p>*</text:p>
          </table:table-cell>
          <table:table-cell table:style-name="ce3" table:formula="of:=CHAR(INDEX([XOR.$B$2:.$Q$17];[.$B23]+1;[.Z$3]+1 )*16+INDEX([XOR.$B$2:.$Q$17];[.$C23]+1;[.Z$4]+1))" office:value-type="string" office:string-value="-">
            <text:p>-</text:p>
          </table:table-cell>
          <table:table-cell table:style-name="ce3" table:formula="of:=CHAR(INDEX([XOR.$B$2:.$Q$17];[.$B23]+1;[.AA$3]+1 )*16+INDEX([XOR.$B$2:.$Q$17];[.$C23]+1;[.AA$4]+1))" office:value-type="string" office:string-value=",">
            <text:p>,</text:p>
          </table:table-cell>
          <table:table-cell table:style-name="ce3" table:formula="of:=CHAR(INDEX([XOR.$B$2:.$Q$17];[.$B23]+1;[.AB$3]+1 )*16+INDEX([XOR.$B$2:.$Q$17];[.$C23]+1;[.AB$4]+1))" office:value-type="string" office:string-value="/">
            <text:p>/</text:p>
          </table:table-cell>
          <table:table-cell table:style-name="ce3" table:formula="of:=CHAR(INDEX([XOR.$B$2:.$Q$17];[.$B23]+1;[.AC$3]+1 )*16+INDEX([XOR.$B$2:.$Q$17];[.$C23]+1;[.AC$4]+1))" office:value-type="string" office:string-value=".">
            <text:p>.</text:p>
          </table:table-cell>
          <table:table-cell table:style-name="ce3" table:formula="of:=CHAR(INDEX([XOR.$B$2:.$Q$17];[.$B23]+1;[.AD$3]+1 )*16+INDEX([XOR.$B$2:.$Q$17];[.$C23]+1;[.AD$4]+1))" office:value-type="string" office:string-value="!">
            <text:p>!</text:p>
          </table:table-cell>
          <table:table-cell table:style-name="ce3" table:formula="of:=CHAR(INDEX([XOR.$B$2:.$Q$17];[.$B23]+1;[.AE$3]+1 )*16+INDEX([XOR.$B$2:.$Q$17];[.$C23]+1;[.AE$4]+1))" office:value-type="string" office:string-value=" ">
            <text:p><text:s/></text:p>
          </table:table-cell>
          <table:table-cell table:style-name="ce3" table:formula="of:=CHAR(INDEX([XOR.$B$2:.$Q$17];[.$B23]+1;[.AF$3]+1 )*16+INDEX([XOR.$B$2:.$Q$17];[.$C23]+1;[.AF$4]+1))" office:value-type="string" office:string-value="#">
            <text:p>#</text:p>
          </table:table-cell>
          <table:table-cell table:style-name="ce3" table:formula="of:=CHAR(INDEX([XOR.$B$2:.$Q$17];[.$B23]+1;[.AG$3]+1 )*16+INDEX([XOR.$B$2:.$Q$17];[.$C23]+1;[.AG$4]+1))" office:value-type="string" office:string-value="&quot;">
            <text:p>"</text:p>
          </table:table-cell>
          <table:table-cell table:style-name="ce3" table:formula="of:=CHAR(INDEX([XOR.$B$2:.$Q$17];[.$B23]+1;[.AH$3]+1 )*16+INDEX([XOR.$B$2:.$Q$17];[.$C23]+1;[.AH$4]+1))" office:value-type="string" office:string-value="%">
            <text:p>%</text:p>
          </table:table-cell>
          <table:table-cell table:style-name="ce3" table:formula="of:=CHAR(INDEX([XOR.$B$2:.$Q$17];[.$B23]+1;[.AI$3]+1 )*16+INDEX([XOR.$B$2:.$Q$17];[.$C23]+1;[.AI$4]+1))" office:value-type="string" office:string-value="$">
            <text:p>$</text:p>
          </table:table-cell>
          <table:table-cell table:style-name="ce3" table:formula="of:=CHAR(INDEX([XOR.$B$2:.$Q$17];[.$B23]+1;[.AJ$3]+1 )*16+INDEX([XOR.$B$2:.$Q$17];[.$C23]+1;[.AJ$4]+1))" office:value-type="string" office:string-value="'">
            <text:p>'</text:p>
          </table:table-cell>
          <table:table-cell table:style-name="ce3" table:formula="of:=CHAR(INDEX([XOR.$B$2:.$Q$17];[.$B23]+1;[.AK$3]+1 )*16+INDEX([XOR.$B$2:.$Q$17];[.$C23]+1;[.AK$4]+1))" office:value-type="string" office:string-value="&amp;">
            <text:p>&amp;</text:p>
          </table:table-cell>
          <table:table-cell table:style-name="ce3" table:formula="of:=CHAR(INDEX([XOR.$B$2:.$Q$17];[.$B23]+1;[.AL$3]+1 )*16+INDEX([XOR.$B$2:.$Q$17];[.$C23]+1;[.AL$4]+1))" office:value-type="string" office:string-value="">
            <text:p/>
          </table:table-cell>
          <table:table-cell table:style-name="ce3" table:formula="of:=CHAR(INDEX([XOR.$B$2:.$Q$17];[.$B23]+1;[.AM$3]+1 )*16+INDEX([XOR.$B$2:.$Q$17];[.$C23]+1;[.AM$4]+1))" office:value-type="string" office:string-value="">
            <text:p/>
          </table:table-cell>
          <table:table-cell table:style-name="ce3" table:formula="of:=CHAR(INDEX([XOR.$B$2:.$Q$17];[.$B23]+1;[.AN$3]+1 )*16+INDEX([XOR.$B$2:.$Q$17];[.$C23]+1;[.AN$4]+1))" office:value-type="string" office:string-value="">
            <text:p/>
          </table:table-cell>
          <table:table-cell table:style-name="ce3" table:formula="of:=CHAR(INDEX([XOR.$B$2:.$Q$17];[.$B23]+1;[.AO$3]+1 )*16+INDEX([XOR.$B$2:.$Q$17];[.$C23]+1;[.AO$4]+1))" office:value-type="string" office:string-value="">
            <text:p/>
          </table:table-cell>
          <table:table-cell table:style-name="ce3" table:formula="of:=CHAR(INDEX([XOR.$B$2:.$Q$17];[.$B23]+1;[.AP$3]+1 )*16+INDEX([XOR.$B$2:.$Q$17];[.$C23]+1;[.AP$4]+1))" office:value-type="string" office:string-value="">
            <text:p/>
          </table:table-cell>
          <table:table-cell table:style-name="ce3" table:formula="of:=CHAR(INDEX([XOR.$B$2:.$Q$17];[.$B23]+1;[.AQ$3]+1 )*16+INDEX([XOR.$B$2:.$Q$17];[.$C23]+1;[.AQ$4]+1))" office:value-type="string" office:string-value="">
            <text:p/>
          </table:table-cell>
          <table:table-cell table:style-name="ce3" table:formula="of:=CHAR(INDEX([XOR.$B$2:.$Q$17];[.$B23]+1;[.AR$3]+1 )*16+INDEX([XOR.$B$2:.$Q$17];[.$C23]+1;[.AR$4]+1))" office:value-type="string" office:string-value="">
            <text:p/>
          </table:table-cell>
          <table:table-cell table:style-name="ce3" table:formula="of:=CHAR(INDEX([XOR.$B$2:.$Q$17];[.$B23]+1;[.AS$3]+1 )*16+INDEX([XOR.$B$2:.$Q$17];[.$C23]+1;[.AS$4]+1))" office:value-type="string" office:string-value="">
            <text:p/>
          </table:table-cell>
          <table:table-cell table:style-name="ce3" table:formula="of:=CHAR(INDEX([XOR.$B$2:.$Q$17];[.$B23]+1;[.AT$3]+1 )*16+INDEX([XOR.$B$2:.$Q$17];[.$C23]+1;[.AT$4]+1))" office:value-type="string" office:string-value="">
            <text:p/>
          </table:table-cell>
          <table:table-cell table:style-name="ce3" table:formula="of:=CHAR(INDEX([XOR.$B$2:.$Q$17];[.$B23]+1;[.AU$3]+1 )*16+INDEX([XOR.$B$2:.$Q$17];[.$C23]+1;[.AU$4]+1))" office:value-type="string" office:string-value="">
            <text:p/>
          </table:table-cell>
          <table:table-cell table:style-name="ce3" table:formula="of:=CHAR(INDEX([XOR.$B$2:.$Q$17];[.$B23]+1;[.AV$3]+1 )*16+INDEX([XOR.$B$2:.$Q$17];[.$C23]+1;[.AV$4]+1))" office:value-type="string" office:string-value="">
            <text:p/>
          </table:table-cell>
          <table:table-cell table:style-name="ce3" table:formula="of:=CHAR(INDEX([XOR.$B$2:.$Q$17];[.$B23]+1;[.AW$3]+1 )*16+INDEX([XOR.$B$2:.$Q$17];[.$C23]+1;[.AW$4]+1))" office:value-type="string" office:string-value="">
            <text:p/>
          </table:table-cell>
          <table:table-cell table:style-name="ce3" table:formula="of:=CHAR(INDEX([XOR.$B$2:.$Q$17];[.$B23]+1;[.AX$3]+1 )*16+INDEX([XOR.$B$2:.$Q$17];[.$C23]+1;[.AX$4]+1))" office:value-type="string" office:string-value="">
            <text:p/>
          </table:table-cell>
          <table:table-cell table:style-name="ce3" table:formula="of:=CHAR(INDEX([XOR.$B$2:.$Q$17];[.$B23]+1;[.AY$3]+1 )*16+INDEX([XOR.$B$2:.$Q$17];[.$C23]+1;[.AY$4]+1))" office:value-type="string" office:string-value="">
            <text:p/>
          </table:table-cell>
          <table:table-cell table:style-name="ce3" table:formula="of:=CHAR(INDEX([XOR.$B$2:.$Q$17];[.$B23]+1;[.AZ$3]+1 )*16+INDEX([XOR.$B$2:.$Q$17];[.$C23]+1;[.AZ$4]+1))" office:value-type="string" office:string-value="">
            <text:p/>
          </table:table-cell>
          <table:table-cell table:style-name="ce3" table:formula="of:=CHAR(INDEX([XOR.$B$2:.$Q$17];[.$B23]+1;[.BA$3]+1 )*16+INDEX([XOR.$B$2:.$Q$17];[.$C23]+1;[.BA$4]+1))" office:value-type="string" office:string-value="">
            <text:p/>
          </table:table-cell>
          <table:table-cell table:style-name="ce3" table:formula="of:=CHAR(INDEX([XOR.$B$2:.$Q$17];[.$B23]+1;[.BB$3]+1 )*16+INDEX([XOR.$B$2:.$Q$17];[.$C23]+1;[.BB$4]+1))" office:value-type="string" office:string-value="&#9;">
            <text:p><text:tab/></text:p>
          </table:table-cell>
          <table:table-cell table:style-name="ce3" table:formula="of:=CHAR(INDEX([XOR.$B$2:.$Q$17];[.$B23]+1;[.BC$3]+1 )*16+INDEX([XOR.$B$2:.$Q$17];[.$C23]+1;[.BC$4]+1))" office:value-type="string" office:string-value="">
            <text:p/>
          </table:table-cell>
          <table:table-cell table:style-name="ce3" table:formula="of:=CHAR(INDEX([XOR.$B$2:.$Q$17];[.$B23]+1;[.BD$3]+1 )*16+INDEX([XOR.$B$2:.$Q$17];[.$C23]+1;[.BD$4]+1))" office:value-type="string" office:string-value="">
            <text:p/>
          </table:table-cell>
          <table:table-cell table:style-name="ce3" table:formula="of:=CHAR(INDEX([XOR.$B$2:.$Q$17];[.$B23]+1;[.BE$3]+1 )*16+INDEX([XOR.$B$2:.$Q$17];[.$C23]+1;[.BE$4]+1))" office:value-type="string" office:string-value="&#10;">
            <text:p><text:line-break/></text:p>
          </table:table-cell>
          <table:table-cell table:style-name="ce3" table:formula="of:=CHAR(INDEX([XOR.$B$2:.$Q$17];[.$B23]+1;[.BF$3]+1 )*16+INDEX([XOR.$B$2:.$Q$17];[.$C23]+1;[.BF$4]+1))" office:value-type="string" office:string-value="&#13;">
            <text:p></text:p>
          </table:table-cell>
          <table:table-cell table:style-name="ce3" table:formula="of:=CHAR(INDEX([XOR.$B$2:.$Q$17];[.$B23]+1;[.BG$3]+1 )*16+INDEX([XOR.$B$2:.$Q$17];[.$C23]+1;[.BG$4]+1))" office:value-type="string" office:string-value="">
            <text:p/>
          </table:table-cell>
          <table:table-cell table:style-name="ce3" table:formula="of:=CHAR(INDEX([XOR.$B$2:.$Q$17];[.$B23]+1;[.BH$3]+1 )*16+INDEX([XOR.$B$2:.$Q$17];[.$C23]+1;[.BH$4]+1))" office:value-type="string" office:string-value="">
            <text:p/>
          </table:table-cell>
          <table:table-cell table:style-name="ce3" table:formula="of:=CHAR(INDEX([XOR.$B$2:.$Q$17];[.$B23]+1;[.BI$3]+1 )*16+INDEX([XOR.$B$2:.$Q$17];[.$C23]+1;[.BI$4]+1))" office:value-type="string" office:string-value="">
            <text:p/>
          </table:table-cell>
          <table:table-cell table:style-name="ce3" table:formula="of:=CHAR(INDEX([XOR.$B$2:.$Q$17];[.$B23]+1;[.BJ$3]+1 )*16+INDEX([XOR.$B$2:.$Q$17];[.$C23]+1;[.BJ$4]+1))" office:value-type="string" office:string-value="">
            <text:p/>
          </table:table-cell>
          <table:table-cell table:style-name="ce3" table:formula="of:=CHAR(INDEX([XOR.$B$2:.$Q$17];[.$B23]+1;[.BK$3]+1 )*16+INDEX([XOR.$B$2:.$Q$17];[.$C23]+1;[.BK$4]+1))" office:value-type="string" office:string-value="">
            <text:p/>
          </table:table-cell>
          <table:table-cell table:style-name="ce3" table:formula="of:=CHAR(INDEX([XOR.$B$2:.$Q$17];[.$B23]+1;[.BL$3]+1 )*16+INDEX([XOR.$B$2:.$Q$17];[.$C23]+1;[.BL$4]+1))" office:value-type="string" office:string-value="">
            <text:p/>
          </table:table-cell>
          <table:table-cell table:style-name="ce3" table:formula="of:=CHAR(INDEX([XOR.$B$2:.$Q$17];[.$B23]+1;[.BM$3]+1 )*16+INDEX([XOR.$B$2:.$Q$17];[.$C23]+1;[.BM$4]+1))" office:value-type="string" office:string-value="">
            <text:p/>
          </table:table-cell>
          <table:table-cell table:style-name="ce3" table:formula="of:=CHAR(INDEX([XOR.$B$2:.$Q$17];[.$B23]+1;[.BN$3]+1 )*16+INDEX([XOR.$B$2:.$Q$17];[.$C23]+1;[.BN$4]+1))" office:value-type="string" office:string-value="">
            <text:p/>
          </table:table-cell>
          <table:table-cell table:style-name="ce3" table:formula="of:=CHAR(INDEX([XOR.$B$2:.$Q$17];[.$B23]+1;[.BO$3]+1 )*16+INDEX([XOR.$B$2:.$Q$17];[.$C23]+1;[.BO$4]+1))" office:value-type="string" office:string-value="">
            <text:p/>
          </table:table-cell>
          <table:table-cell table:style-name="ce3" table:formula="of:=CHAR(INDEX([XOR.$B$2:.$Q$17];[.$B23]+1;[.BP$3]+1 )*16+INDEX([XOR.$B$2:.$Q$17];[.$C23]+1;[.BP$4]+1))" office:value-type="string" office:string-value="">
            <text:p/>
          </table:table-cell>
          <table:table-cell table:style-name="ce3" table:formula="of:=CHAR(INDEX([XOR.$B$2:.$Q$17];[.$B23]+1;[.BQ$3]+1 )*16+INDEX([XOR.$B$2:.$Q$17];[.$C23]+1;[.BQ$4]+1))" office:value-type="string" office:string-value="">
            <text:p/>
          </table:table-cell>
          <table:table-cell table:style-name="ce3" table:formula="of:=CHAR(INDEX([XOR.$B$2:.$Q$17];[.$B23]+1;[.BR$3]+1 )*16+INDEX([XOR.$B$2:.$Q$17];[.$C23]+1;[.BR$4]+1))" office:value-type="string" office:string-value="y">
            <text:p>y</text:p>
          </table:table-cell>
          <table:table-cell table:style-name="ce3" table:formula="of:=CHAR(INDEX([XOR.$B$2:.$Q$17];[.$B23]+1;[.BS$3]+1 )*16+INDEX([XOR.$B$2:.$Q$17];[.$C23]+1;[.BS$4]+1))" office:value-type="string" office:string-value="x">
            <text:p>x</text:p>
          </table:table-cell>
          <table:table-cell table:style-name="ce3" table:formula="of:=CHAR(INDEX([XOR.$B$2:.$Q$17];[.$B23]+1;[.BT$3]+1 )*16+INDEX([XOR.$B$2:.$Q$17];[.$C23]+1;[.BT$4]+1))" office:value-type="string" office:string-value="{">
            <text:p>{</text:p>
          </table:table-cell>
          <table:table-cell table:style-name="ce3" table:formula="of:=CHAR(INDEX([XOR.$B$2:.$Q$17];[.$B23]+1;[.BU$3]+1 )*16+INDEX([XOR.$B$2:.$Q$17];[.$C23]+1;[.BU$4]+1))" office:value-type="string" office:string-value="z">
            <text:p>z</text:p>
          </table:table-cell>
          <table:table-cell table:style-name="ce3" table:formula="of:=CHAR(INDEX([XOR.$B$2:.$Q$17];[.$B23]+1;[.BV$3]+1 )*16+INDEX([XOR.$B$2:.$Q$17];[.$C23]+1;[.BV$4]+1))" office:value-type="string" office:string-value="}">
            <text:p>}</text:p>
          </table:table-cell>
          <table:table-cell table:style-name="ce3" table:formula="of:=CHAR(INDEX([XOR.$B$2:.$Q$17];[.$B23]+1;[.BW$3]+1 )*16+INDEX([XOR.$B$2:.$Q$17];[.$C23]+1;[.BW$4]+1))" office:value-type="string" office:string-value="|">
            <text:p>|</text:p>
          </table:table-cell>
          <table:table-cell table:style-name="ce3" table:formula="of:=CHAR(INDEX([XOR.$B$2:.$Q$17];[.$B23]+1;[.BX$3]+1 )*16+INDEX([XOR.$B$2:.$Q$17];[.$C23]+1;[.BX$4]+1))" office:value-type="string" office:string-value="">
            <text:p></text:p>
          </table:table-cell>
          <table:table-cell table:style-name="ce3" table:formula="of:=CHAR(INDEX([XOR.$B$2:.$Q$17];[.$B23]+1;[.BY$3]+1 )*16+INDEX([XOR.$B$2:.$Q$17];[.$C23]+1;[.BY$4]+1))" office:value-type="string" office:string-value="~">
            <text:p>~</text:p>
          </table:table-cell>
          <table:table-cell table:style-name="ce3" table:formula="of:=CHAR(INDEX([XOR.$B$2:.$Q$17];[.$B23]+1;[.BZ$3]+1 )*16+INDEX([XOR.$B$2:.$Q$17];[.$C23]+1;[.BZ$4]+1))" office:value-type="string" office:string-value="q">
            <text:p>q</text:p>
          </table:table-cell>
          <table:table-cell table:style-name="ce3" table:formula="of:=CHAR(INDEX([XOR.$B$2:.$Q$17];[.$B23]+1;[.CA$3]+1 )*16+INDEX([XOR.$B$2:.$Q$17];[.$C23]+1;[.CA$4]+1))" office:value-type="string" office:string-value="p">
            <text:p>p</text:p>
          </table:table-cell>
          <table:table-cell table:style-name="ce3" table:formula="of:=CHAR(INDEX([XOR.$B$2:.$Q$17];[.$B23]+1;[.CB$3]+1 )*16+INDEX([XOR.$B$2:.$Q$17];[.$C23]+1;[.CB$4]+1))" office:value-type="string" office:string-value="s">
            <text:p>s</text:p>
          </table:table-cell>
          <table:table-cell table:style-name="ce3" table:formula="of:=CHAR(INDEX([XOR.$B$2:.$Q$17];[.$B23]+1;[.CC$3]+1 )*16+INDEX([XOR.$B$2:.$Q$17];[.$C23]+1;[.CC$4]+1))" office:value-type="string" office:string-value="r">
            <text:p>r</text:p>
          </table:table-cell>
          <table:table-cell table:style-name="ce3" table:formula="of:=CHAR(INDEX([XOR.$B$2:.$Q$17];[.$B23]+1;[.CD$3]+1 )*16+INDEX([XOR.$B$2:.$Q$17];[.$C23]+1;[.CD$4]+1))" office:value-type="string" office:string-value="u">
            <text:p>u</text:p>
          </table:table-cell>
          <table:table-cell table:style-name="ce3" table:formula="of:=CHAR(INDEX([XOR.$B$2:.$Q$17];[.$B23]+1;[.CE$3]+1 )*16+INDEX([XOR.$B$2:.$Q$17];[.$C23]+1;[.CE$4]+1))" office:value-type="string" office:string-value="t">
            <text:p>t</text:p>
          </table:table-cell>
          <table:table-cell table:style-name="ce3" table:formula="of:=CHAR(INDEX([XOR.$B$2:.$Q$17];[.$B23]+1;[.CF$3]+1 )*16+INDEX([XOR.$B$2:.$Q$17];[.$C23]+1;[.CF$4]+1))" office:value-type="string" office:string-value="w">
            <text:p>w</text:p>
          </table:table-cell>
          <table:table-cell table:style-name="ce3" table:formula="of:=CHAR(INDEX([XOR.$B$2:.$Q$17];[.$B23]+1;[.CG$3]+1 )*16+INDEX([XOR.$B$2:.$Q$17];[.$C23]+1;[.CG$4]+1))" office:value-type="string" office:string-value="v">
            <text:p>v</text:p>
          </table:table-cell>
          <table:table-cell table:style-name="ce3" table:formula="of:=CHAR(INDEX([XOR.$B$2:.$Q$17];[.$B23]+1;[.CH$3]+1 )*16+INDEX([XOR.$B$2:.$Q$17];[.$C23]+1;[.CH$4]+1))" office:value-type="string" office:string-value="i">
            <text:p>i</text:p>
          </table:table-cell>
          <table:table-cell table:style-name="ce3" table:formula="of:=CHAR(INDEX([XOR.$B$2:.$Q$17];[.$B23]+1;[.CI$3]+1 )*16+INDEX([XOR.$B$2:.$Q$17];[.$C23]+1;[.CI$4]+1))" office:value-type="string" office:string-value="h">
            <text:p>h</text:p>
          </table:table-cell>
          <table:table-cell table:style-name="ce3" table:formula="of:=CHAR(INDEX([XOR.$B$2:.$Q$17];[.$B23]+1;[.CJ$3]+1 )*16+INDEX([XOR.$B$2:.$Q$17];[.$C23]+1;[.CJ$4]+1))" office:value-type="string" office:string-value="k">
            <text:p>k</text:p>
          </table:table-cell>
          <table:table-cell table:style-name="ce3" table:formula="of:=CHAR(INDEX([XOR.$B$2:.$Q$17];[.$B23]+1;[.CK$3]+1 )*16+INDEX([XOR.$B$2:.$Q$17];[.$C23]+1;[.CK$4]+1))" office:value-type="string" office:string-value="j">
            <text:p>j</text:p>
          </table:table-cell>
          <table:table-cell table:style-name="ce3" table:formula="of:=CHAR(INDEX([XOR.$B$2:.$Q$17];[.$B23]+1;[.CL$3]+1 )*16+INDEX([XOR.$B$2:.$Q$17];[.$C23]+1;[.CL$4]+1))" office:value-type="string" office:string-value="m">
            <text:p>m</text:p>
          </table:table-cell>
          <table:table-cell table:style-name="ce3" table:formula="of:=CHAR(INDEX([XOR.$B$2:.$Q$17];[.$B23]+1;[.CM$3]+1 )*16+INDEX([XOR.$B$2:.$Q$17];[.$C23]+1;[.CM$4]+1))" office:value-type="string" office:string-value="l">
            <text:p>l</text:p>
          </table:table-cell>
          <table:table-cell table:style-name="ce3" table:formula="of:=CHAR(INDEX([XOR.$B$2:.$Q$17];[.$B23]+1;[.CN$3]+1 )*16+INDEX([XOR.$B$2:.$Q$17];[.$C23]+1;[.CN$4]+1))" office:value-type="string" office:string-value="o">
            <text:p>o</text:p>
          </table:table-cell>
          <table:table-cell table:style-name="ce3" table:formula="of:=CHAR(INDEX([XOR.$B$2:.$Q$17];[.$B23]+1;[.CO$3]+1 )*16+INDEX([XOR.$B$2:.$Q$17];[.$C23]+1;[.CO$4]+1))" office:value-type="string" office:string-value="n">
            <text:p>n</text:p>
          </table:table-cell>
          <table:table-cell table:style-name="ce8" table:formula="of:=CHAR(INDEX([XOR.$B$2:.$Q$17];[.$B23]+1;[.CP$3]+1 )*16+INDEX([XOR.$B$2:.$Q$17];[.$C23]+1;[.CP$4]+1))" office:value-type="string" office:string-value="a">
            <text:p>a</text:p>
          </table:table-cell>
          <table:table-cell table:style-name="ce3" table:formula="of:=CHAR(INDEX([XOR.$B$2:.$Q$17];[.$B23]+1;[.CQ$3]+1 )*16+INDEX([XOR.$B$2:.$Q$17];[.$C23]+1;[.CQ$4]+1))" office:value-type="string" office:string-value="`">
            <text:p>`</text:p>
          </table:table-cell>
          <table:table-cell table:style-name="ce3" table:formula="of:=CHAR(INDEX([XOR.$B$2:.$Q$17];[.$B23]+1;[.CR$3]+1 )*16+INDEX([XOR.$B$2:.$Q$17];[.$C23]+1;[.CR$4]+1))" office:value-type="string" office:string-value="c">
            <text:p>c</text:p>
          </table:table-cell>
          <table:table-cell table:style-name="ce3" table:formula="of:=CHAR(INDEX([XOR.$B$2:.$Q$17];[.$B23]+1;[.CS$3]+1 )*16+INDEX([XOR.$B$2:.$Q$17];[.$C23]+1;[.CS$4]+1))" office:value-type="string" office:string-value="b">
            <text:p>b</text:p>
          </table:table-cell>
          <table:table-cell table:style-name="ce3" table:formula="of:=CHAR(INDEX([XOR.$B$2:.$Q$17];[.$B23]+1;[.CT$3]+1 )*16+INDEX([XOR.$B$2:.$Q$17];[.$C23]+1;[.CT$4]+1))" office:value-type="string" office:string-value="e">
            <text:p>e</text:p>
          </table:table-cell>
          <table:table-cell table:style-name="ce3" table:formula="of:=CHAR(INDEX([XOR.$B$2:.$Q$17];[.$B23]+1;[.CU$3]+1 )*16+INDEX([XOR.$B$2:.$Q$17];[.$C23]+1;[.CU$4]+1))" office:value-type="string" office:string-value="d">
            <text:p>d</text:p>
          </table:table-cell>
          <table:table-cell table:style-name="ce3" table:formula="of:=CHAR(INDEX([XOR.$B$2:.$Q$17];[.$B23]+1;[.CV$3]+1 )*16+INDEX([XOR.$B$2:.$Q$17];[.$C23]+1;[.CV$4]+1))" office:value-type="string" office:string-value="g">
            <text:p>g</text:p>
          </table:table-cell>
          <table:table-cell table:style-name="ce3" table:formula="of:=CHAR(INDEX([XOR.$B$2:.$Q$17];[.$B23]+1;[.CW$3]+1 )*16+INDEX([XOR.$B$2:.$Q$17];[.$C23]+1;[.CW$4]+1))" office:value-type="string" office:string-value="f">
            <text:p>f</text:p>
          </table:table-cell>
          <table:table-cell table:style-name="ce3" table:formula="of:=CHAR(INDEX([XOR.$B$2:.$Q$17];[.$B23]+1;[.CX$3]+1 )*16+INDEX([XOR.$B$2:.$Q$17];[.$C23]+1;[.CX$4]+1))" office:value-type="string" office:string-value="Y">
            <text:p>Y</text:p>
          </table:table-cell>
          <table:table-cell table:style-name="ce3" table:formula="of:=CHAR(INDEX([XOR.$B$2:.$Q$17];[.$B23]+1;[.CY$3]+1 )*16+INDEX([XOR.$B$2:.$Q$17];[.$C23]+1;[.CY$4]+1))" office:value-type="string" office:string-value="X">
            <text:p>X</text:p>
          </table:table-cell>
          <table:table-cell table:style-name="ce3" table:formula="of:=CHAR(INDEX([XOR.$B$2:.$Q$17];[.$B23]+1;[.CZ$3]+1 )*16+INDEX([XOR.$B$2:.$Q$17];[.$C23]+1;[.CZ$4]+1))" office:value-type="string" office:string-value="[">
            <text:p>[</text:p>
          </table:table-cell>
          <table:table-cell table:style-name="ce3" table:formula="of:=CHAR(INDEX([XOR.$B$2:.$Q$17];[.$B23]+1;[.DA$3]+1 )*16+INDEX([XOR.$B$2:.$Q$17];[.$C23]+1;[.DA$4]+1))" office:value-type="string" office:string-value="Z">
            <text:p>Z</text:p>
          </table:table-cell>
          <table:table-cell table:style-name="ce3" table:formula="of:=CHAR(INDEX([XOR.$B$2:.$Q$17];[.$B23]+1;[.DB$3]+1 )*16+INDEX([XOR.$B$2:.$Q$17];[.$C23]+1;[.DB$4]+1))" office:value-type="string" office:string-value="]">
            <text:p>]</text:p>
          </table:table-cell>
          <table:table-cell table:style-name="ce3" table:formula="of:=CHAR(INDEX([XOR.$B$2:.$Q$17];[.$B23]+1;[.DC$3]+1 )*16+INDEX([XOR.$B$2:.$Q$17];[.$C23]+1;[.DC$4]+1))" office:value-type="string" office:string-value="\">
            <text:p>\</text:p>
          </table:table-cell>
          <table:table-cell table:style-name="ce3" table:formula="of:=CHAR(INDEX([XOR.$B$2:.$Q$17];[.$B23]+1;[.DD$3]+1 )*16+INDEX([XOR.$B$2:.$Q$17];[.$C23]+1;[.DD$4]+1))" office:value-type="string" office:string-value="_">
            <text:p>_</text:p>
          </table:table-cell>
          <table:table-cell table:style-name="ce3" table:formula="of:=CHAR(INDEX([XOR.$B$2:.$Q$17];[.$B23]+1;[.DE$3]+1 )*16+INDEX([XOR.$B$2:.$Q$17];[.$C23]+1;[.DE$4]+1))" office:value-type="string" office:string-value="^">
            <text:p>^</text:p>
          </table:table-cell>
          <table:table-cell table:style-name="ce3" table:formula="of:=CHAR(INDEX([XOR.$B$2:.$Q$17];[.$B23]+1;[.DF$3]+1 )*16+INDEX([XOR.$B$2:.$Q$17];[.$C23]+1;[.DF$4]+1))" office:value-type="string" office:string-value="Q">
            <text:p>Q</text:p>
          </table:table-cell>
          <table:table-cell table:style-name="ce3" table:formula="of:=CHAR(INDEX([XOR.$B$2:.$Q$17];[.$B23]+1;[.DG$3]+1 )*16+INDEX([XOR.$B$2:.$Q$17];[.$C23]+1;[.DG$4]+1))" office:value-type="string" office:string-value="P">
            <text:p>P</text:p>
          </table:table-cell>
          <table:table-cell table:style-name="ce3" table:formula="of:=CHAR(INDEX([XOR.$B$2:.$Q$17];[.$B23]+1;[.DH$3]+1 )*16+INDEX([XOR.$B$2:.$Q$17];[.$C23]+1;[.DH$4]+1))" office:value-type="string" office:string-value="S">
            <text:p>S</text:p>
          </table:table-cell>
          <table:table-cell table:style-name="ce3" table:formula="of:=CHAR(INDEX([XOR.$B$2:.$Q$17];[.$B23]+1;[.DI$3]+1 )*16+INDEX([XOR.$B$2:.$Q$17];[.$C23]+1;[.DI$4]+1))" office:value-type="string" office:string-value="R">
            <text:p>R</text:p>
          </table:table-cell>
          <table:table-cell table:style-name="ce3" table:formula="of:=CHAR(INDEX([XOR.$B$2:.$Q$17];[.$B23]+1;[.DJ$3]+1 )*16+INDEX([XOR.$B$2:.$Q$17];[.$C23]+1;[.DJ$4]+1))" office:value-type="string" office:string-value="U">
            <text:p>U</text:p>
          </table:table-cell>
          <table:table-cell table:style-name="ce3" table:formula="of:=CHAR(INDEX([XOR.$B$2:.$Q$17];[.$B23]+1;[.DK$3]+1 )*16+INDEX([XOR.$B$2:.$Q$17];[.$C23]+1;[.DK$4]+1))" office:value-type="string" office:string-value="T">
            <text:p>T</text:p>
          </table:table-cell>
          <table:table-cell table:style-name="ce3" table:formula="of:=CHAR(INDEX([XOR.$B$2:.$Q$17];[.$B23]+1;[.DL$3]+1 )*16+INDEX([XOR.$B$2:.$Q$17];[.$C23]+1;[.DL$4]+1))" office:value-type="string" office:string-value="W">
            <text:p>W</text:p>
          </table:table-cell>
          <table:table-cell table:style-name="ce3" table:formula="of:=CHAR(INDEX([XOR.$B$2:.$Q$17];[.$B23]+1;[.DM$3]+1 )*16+INDEX([XOR.$B$2:.$Q$17];[.$C23]+1;[.DM$4]+1))" office:value-type="string" office:string-value="V">
            <text:p>V</text:p>
          </table:table-cell>
          <table:table-cell table:style-name="ce3" table:formula="of:=CHAR(INDEX([XOR.$B$2:.$Q$17];[.$B23]+1;[.DN$3]+1 )*16+INDEX([XOR.$B$2:.$Q$17];[.$C23]+1;[.DN$4]+1))" office:value-type="string" office:string-value="I">
            <text:p>I</text:p>
          </table:table-cell>
          <table:table-cell table:style-name="ce3" table:formula="of:=CHAR(INDEX([XOR.$B$2:.$Q$17];[.$B23]+1;[.DO$3]+1 )*16+INDEX([XOR.$B$2:.$Q$17];[.$C23]+1;[.DO$4]+1))" office:value-type="string" office:string-value="H">
            <text:p>H</text:p>
          </table:table-cell>
          <table:table-cell table:style-name="ce3" table:formula="of:=CHAR(INDEX([XOR.$B$2:.$Q$17];[.$B23]+1;[.DP$3]+1 )*16+INDEX([XOR.$B$2:.$Q$17];[.$C23]+1;[.DP$4]+1))" office:value-type="string" office:string-value="K">
            <text:p>K</text:p>
          </table:table-cell>
          <table:table-cell table:style-name="ce3" table:formula="of:=CHAR(INDEX([XOR.$B$2:.$Q$17];[.$B23]+1;[.DQ$3]+1 )*16+INDEX([XOR.$B$2:.$Q$17];[.$C23]+1;[.DQ$4]+1))" office:value-type="string" office:string-value="J">
            <text:p>J</text:p>
          </table:table-cell>
          <table:table-cell table:style-name="ce3" table:formula="of:=CHAR(INDEX([XOR.$B$2:.$Q$17];[.$B23]+1;[.DR$3]+1 )*16+INDEX([XOR.$B$2:.$Q$17];[.$C23]+1;[.DR$4]+1))" office:value-type="string" office:string-value="M">
            <text:p>M</text:p>
          </table:table-cell>
          <table:table-cell table:style-name="ce3" table:formula="of:=CHAR(INDEX([XOR.$B$2:.$Q$17];[.$B23]+1;[.DS$3]+1 )*16+INDEX([XOR.$B$2:.$Q$17];[.$C23]+1;[.DS$4]+1))" office:value-type="string" office:string-value="L">
            <text:p>L</text:p>
          </table:table-cell>
          <table:table-cell table:style-name="ce3" table:formula="of:=CHAR(INDEX([XOR.$B$2:.$Q$17];[.$B23]+1;[.DT$3]+1 )*16+INDEX([XOR.$B$2:.$Q$17];[.$C23]+1;[.DT$4]+1))" office:value-type="string" office:string-value="O">
            <text:p>O</text:p>
          </table:table-cell>
          <table:table-cell table:style-name="ce3" table:formula="of:=CHAR(INDEX([XOR.$B$2:.$Q$17];[.$B23]+1;[.DU$3]+1 )*16+INDEX([XOR.$B$2:.$Q$17];[.$C23]+1;[.DU$4]+1))" office:value-type="string" office:string-value="N">
            <text:p>N</text:p>
          </table:table-cell>
          <table:table-cell table:style-name="ce3" table:formula="of:=CHAR(INDEX([XOR.$B$2:.$Q$17];[.$B23]+1;[.DV$3]+1 )*16+INDEX([XOR.$B$2:.$Q$17];[.$C23]+1;[.DV$4]+1))" office:value-type="string" office:string-value="A">
            <text:p>A</text:p>
          </table:table-cell>
          <table:table-cell table:style-name="ce3" table:formula="of:=CHAR(INDEX([XOR.$B$2:.$Q$17];[.$B23]+1;[.DW$3]+1 )*16+INDEX([XOR.$B$2:.$Q$17];[.$C23]+1;[.DW$4]+1))" office:value-type="string" office:string-value="@">
            <text:p>@</text:p>
          </table:table-cell>
          <table:table-cell table:style-name="ce3" table:formula="of:=CHAR(INDEX([XOR.$B$2:.$Q$17];[.$B23]+1;[.DX$3]+1 )*16+INDEX([XOR.$B$2:.$Q$17];[.$C23]+1;[.DX$4]+1))" office:value-type="string" office:string-value="C">
            <text:p>C</text:p>
          </table:table-cell>
          <table:table-cell table:style-name="ce3" table:formula="of:=CHAR(INDEX([XOR.$B$2:.$Q$17];[.$B23]+1;[.DY$3]+1 )*16+INDEX([XOR.$B$2:.$Q$17];[.$C23]+1;[.DY$4]+1))" office:value-type="string" office:string-value="B">
            <text:p>B</text:p>
          </table:table-cell>
          <table:table-cell table:style-name="ce3" table:formula="of:=CHAR(INDEX([XOR.$B$2:.$Q$17];[.$B23]+1;[.DZ$3]+1 )*16+INDEX([XOR.$B$2:.$Q$17];[.$C23]+1;[.DZ$4]+1))" office:value-type="string" office:string-value="E">
            <text:p>E</text:p>
          </table:table-cell>
          <table:table-cell table:style-name="ce3" table:formula="of:=CHAR(INDEX([XOR.$B$2:.$Q$17];[.$B23]+1;[.EA$3]+1 )*16+INDEX([XOR.$B$2:.$Q$17];[.$C23]+1;[.EA$4]+1))" office:value-type="string" office:string-value="D">
            <text:p>D</text:p>
          </table:table-cell>
          <table:table-cell table:style-name="ce3" table:formula="of:=CHAR(INDEX([XOR.$B$2:.$Q$17];[.$B23]+1;[.EB$3]+1 )*16+INDEX([XOR.$B$2:.$Q$17];[.$C23]+1;[.EB$4]+1))" office:value-type="string" office:string-value="G">
            <text:p>G</text:p>
          </table:table-cell>
          <table:table-cell table:style-name="ce3" table:formula="of:=CHAR(INDEX([XOR.$B$2:.$Q$17];[.$B23]+1;[.EC$3]+1 )*16+INDEX([XOR.$B$2:.$Q$17];[.$C23]+1;[.EC$4]+1))" office:value-type="string" office:string-value="F">
            <text:p>F</text:p>
          </table:table-cell>
          <table:table-cell table:style-name="ce3" table:number-columns-repeated="21"/>
        </table:table-row>
        <table:table-row table:style-name="ro4">
          <table:table-cell table:formula="of:=[.A23]+2" office:value-type="float" office:value="39">
            <text:p>39</text:p>
          </table:table-cell>
          <table:table-cell table:formula="of:=RIGHT(LEFT([.$B$1];[.A24]);1)" office:value-type="string" office:string-value="7">
            <text:p>7</text:p>
          </table:table-cell>
          <table:table-cell table:formula="of:=VLOOKUP(RIGHT(LEFT([.$B$1];[.A24]+1);1);[Sheet1.$A$2:.$C$17];3;0)" office:value-type="float" office:value="8">
            <text:p>8</text:p>
          </table:table-cell>
          <table:table-cell table:formula="of:=[.C24]+[.B24]*16" office:value-type="float" office:value="120">
            <text:p>120</text:p>
          </table:table-cell>
          <table:table-cell table:formula="of:=CHAR([.D24])" office:value-type="string" office:string-value="x">
            <text:p>x</text:p>
          </table:table-cell>
          <table:table-cell table:style-name="ce3" table:formula="of:=CHAR(INDEX([XOR.$B$2:.$Q$17];[.$B24]+1;[.F$3]+1 )*16+INDEX([XOR.$B$2:.$Q$17];[.$C24]+1;[.F$4]+1))" office:value-type="string" office:string-value="x">
            <text:p>x</text:p>
          </table:table-cell>
          <table:table-cell table:style-name="ce3" table:formula="of:=CHAR(INDEX([XOR.$B$2:.$Q$17];[.$B24]+1;[.G$3]+1 )*16+INDEX([XOR.$B$2:.$Q$17];[.$C24]+1;[.G$4]+1))" office:value-type="string" office:string-value="y">
            <text:p>y</text:p>
          </table:table-cell>
          <table:table-cell table:style-name="ce3" table:formula="of:=CHAR(INDEX([XOR.$B$2:.$Q$17];[.$B24]+1;[.H$3]+1 )*16+INDEX([XOR.$B$2:.$Q$17];[.$C24]+1;[.H$4]+1))" office:value-type="string" office:string-value="z">
            <text:p>z</text:p>
          </table:table-cell>
          <table:table-cell table:style-name="ce3" table:formula="of:=CHAR(INDEX([XOR.$B$2:.$Q$17];[.$B24]+1;[.I$3]+1 )*16+INDEX([XOR.$B$2:.$Q$17];[.$C24]+1;[.I$4]+1))" office:value-type="string" office:string-value="{">
            <text:p>{</text:p>
          </table:table-cell>
          <table:table-cell table:style-name="ce3" table:formula="of:=CHAR(INDEX([XOR.$B$2:.$Q$17];[.$B24]+1;[.J$3]+1 )*16+INDEX([XOR.$B$2:.$Q$17];[.$C24]+1;[.J$4]+1))" office:value-type="string" office:string-value="|">
            <text:p>|</text:p>
          </table:table-cell>
          <table:table-cell table:style-name="ce3" table:formula="of:=CHAR(INDEX([XOR.$B$2:.$Q$17];[.$B24]+1;[.K$3]+1 )*16+INDEX([XOR.$B$2:.$Q$17];[.$C24]+1;[.K$4]+1))" office:value-type="string" office:string-value="}">
            <text:p>}</text:p>
          </table:table-cell>
          <table:table-cell table:style-name="ce3" table:formula="of:=CHAR(INDEX([XOR.$B$2:.$Q$17];[.$B24]+1;[.L$3]+1 )*16+INDEX([XOR.$B$2:.$Q$17];[.$C24]+1;[.L$4]+1))" office:value-type="string" office:string-value="~">
            <text:p>~</text:p>
          </table:table-cell>
          <table:table-cell table:style-name="ce3" table:formula="of:=CHAR(INDEX([XOR.$B$2:.$Q$17];[.$B24]+1;[.M$3]+1 )*16+INDEX([XOR.$B$2:.$Q$17];[.$C24]+1;[.M$4]+1))" office:value-type="string" office:string-value="">
            <text:p></text:p>
          </table:table-cell>
          <table:table-cell table:style-name="ce3" table:formula="of:=CHAR(INDEX([XOR.$B$2:.$Q$17];[.$B24]+1;[.N$3]+1 )*16+INDEX([XOR.$B$2:.$Q$17];[.$C24]+1;[.N$4]+1))" office:value-type="string" office:string-value="p">
            <text:p>p</text:p>
          </table:table-cell>
          <table:table-cell table:style-name="ce3" table:formula="of:=CHAR(INDEX([XOR.$B$2:.$Q$17];[.$B24]+1;[.O$3]+1 )*16+INDEX([XOR.$B$2:.$Q$17];[.$C24]+1;[.O$4]+1))" office:value-type="string" office:string-value="q">
            <text:p>q</text:p>
          </table:table-cell>
          <table:table-cell table:style-name="ce3" table:formula="of:=CHAR(INDEX([XOR.$B$2:.$Q$17];[.$B24]+1;[.P$3]+1 )*16+INDEX([XOR.$B$2:.$Q$17];[.$C24]+1;[.P$4]+1))" office:value-type="string" office:string-value="r">
            <text:p>r</text:p>
          </table:table-cell>
          <table:table-cell table:style-name="ce3" table:formula="of:=CHAR(INDEX([XOR.$B$2:.$Q$17];[.$B24]+1;[.Q$3]+1 )*16+INDEX([XOR.$B$2:.$Q$17];[.$C24]+1;[.Q$4]+1))" office:value-type="string" office:string-value="s">
            <text:p>s</text:p>
          </table:table-cell>
          <table:table-cell table:style-name="ce3" table:formula="of:=CHAR(INDEX([XOR.$B$2:.$Q$17];[.$B24]+1;[.R$3]+1 )*16+INDEX([XOR.$B$2:.$Q$17];[.$C24]+1;[.R$4]+1))" office:value-type="string" office:string-value="t">
            <text:p>t</text:p>
          </table:table-cell>
          <table:table-cell table:style-name="ce3" table:formula="of:=CHAR(INDEX([XOR.$B$2:.$Q$17];[.$B24]+1;[.S$3]+1 )*16+INDEX([XOR.$B$2:.$Q$17];[.$C24]+1;[.S$4]+1))" office:value-type="string" office:string-value="u">
            <text:p>u</text:p>
          </table:table-cell>
          <table:table-cell table:style-name="ce3" table:formula="of:=CHAR(INDEX([XOR.$B$2:.$Q$17];[.$B24]+1;[.T$3]+1 )*16+INDEX([XOR.$B$2:.$Q$17];[.$C24]+1;[.T$4]+1))" office:value-type="string" office:string-value="v">
            <text:p>v</text:p>
          </table:table-cell>
          <table:table-cell table:style-name="ce3" table:formula="of:=CHAR(INDEX([XOR.$B$2:.$Q$17];[.$B24]+1;[.U$3]+1 )*16+INDEX([XOR.$B$2:.$Q$17];[.$C24]+1;[.U$4]+1))" office:value-type="string" office:string-value="w">
            <text:p>w</text:p>
          </table:table-cell>
          <table:table-cell table:style-name="ce3" table:formula="of:=CHAR(INDEX([XOR.$B$2:.$Q$17];[.$B24]+1;[.V$3]+1 )*16+INDEX([XOR.$B$2:.$Q$17];[.$C24]+1;[.V$4]+1))" office:value-type="string" office:string-value="h">
            <text:p>h</text:p>
          </table:table-cell>
          <table:table-cell table:style-name="ce3" table:formula="of:=CHAR(INDEX([XOR.$B$2:.$Q$17];[.$B24]+1;[.W$3]+1 )*16+INDEX([XOR.$B$2:.$Q$17];[.$C24]+1;[.W$4]+1))" office:value-type="string" office:string-value="i">
            <text:p>i</text:p>
          </table:table-cell>
          <table:table-cell table:style-name="ce3" table:formula="of:=CHAR(INDEX([XOR.$B$2:.$Q$17];[.$B24]+1;[.X$3]+1 )*16+INDEX([XOR.$B$2:.$Q$17];[.$C24]+1;[.X$4]+1))" office:value-type="string" office:string-value="j">
            <text:p>j</text:p>
          </table:table-cell>
          <table:table-cell table:style-name="ce3" table:formula="of:=CHAR(INDEX([XOR.$B$2:.$Q$17];[.$B24]+1;[.Y$3]+1 )*16+INDEX([XOR.$B$2:.$Q$17];[.$C24]+1;[.Y$4]+1))" office:value-type="string" office:string-value="k">
            <text:p>k</text:p>
          </table:table-cell>
          <table:table-cell table:style-name="ce3" table:formula="of:=CHAR(INDEX([XOR.$B$2:.$Q$17];[.$B24]+1;[.Z$3]+1 )*16+INDEX([XOR.$B$2:.$Q$17];[.$C24]+1;[.Z$4]+1))" office:value-type="string" office:string-value="l">
            <text:p>l</text:p>
          </table:table-cell>
          <table:table-cell table:style-name="ce3" table:formula="of:=CHAR(INDEX([XOR.$B$2:.$Q$17];[.$B24]+1;[.AA$3]+1 )*16+INDEX([XOR.$B$2:.$Q$17];[.$C24]+1;[.AA$4]+1))" office:value-type="string" office:string-value="m">
            <text:p>m</text:p>
          </table:table-cell>
          <table:table-cell table:style-name="ce3" table:formula="of:=CHAR(INDEX([XOR.$B$2:.$Q$17];[.$B24]+1;[.AB$3]+1 )*16+INDEX([XOR.$B$2:.$Q$17];[.$C24]+1;[.AB$4]+1))" office:value-type="string" office:string-value="n">
            <text:p>n</text:p>
          </table:table-cell>
          <table:table-cell table:style-name="ce3" table:formula="of:=CHAR(INDEX([XOR.$B$2:.$Q$17];[.$B24]+1;[.AC$3]+1 )*16+INDEX([XOR.$B$2:.$Q$17];[.$C24]+1;[.AC$4]+1))" office:value-type="string" office:string-value="o">
            <text:p>o</text:p>
          </table:table-cell>
          <table:table-cell table:style-name="ce3" table:formula="of:=CHAR(INDEX([XOR.$B$2:.$Q$17];[.$B24]+1;[.AD$3]+1 )*16+INDEX([XOR.$B$2:.$Q$17];[.$C24]+1;[.AD$4]+1))" office:value-type="string" office:string-value="`">
            <text:p>`</text:p>
          </table:table-cell>
          <table:table-cell table:style-name="ce3" table:formula="of:=CHAR(INDEX([XOR.$B$2:.$Q$17];[.$B24]+1;[.AE$3]+1 )*16+INDEX([XOR.$B$2:.$Q$17];[.$C24]+1;[.AE$4]+1))" office:value-type="string" office:string-value="a">
            <text:p>a</text:p>
          </table:table-cell>
          <table:table-cell table:style-name="ce3" table:formula="of:=CHAR(INDEX([XOR.$B$2:.$Q$17];[.$B24]+1;[.AF$3]+1 )*16+INDEX([XOR.$B$2:.$Q$17];[.$C24]+1;[.AF$4]+1))" office:value-type="string" office:string-value="b">
            <text:p>b</text:p>
          </table:table-cell>
          <table:table-cell table:style-name="ce3" table:formula="of:=CHAR(INDEX([XOR.$B$2:.$Q$17];[.$B24]+1;[.AG$3]+1 )*16+INDEX([XOR.$B$2:.$Q$17];[.$C24]+1;[.AG$4]+1))" office:value-type="string" office:string-value="c">
            <text:p>c</text:p>
          </table:table-cell>
          <table:table-cell table:style-name="ce3" table:formula="of:=CHAR(INDEX([XOR.$B$2:.$Q$17];[.$B24]+1;[.AH$3]+1 )*16+INDEX([XOR.$B$2:.$Q$17];[.$C24]+1;[.AH$4]+1))" office:value-type="string" office:string-value="d">
            <text:p>d</text:p>
          </table:table-cell>
          <table:table-cell table:style-name="ce3" table:formula="of:=CHAR(INDEX([XOR.$B$2:.$Q$17];[.$B24]+1;[.AI$3]+1 )*16+INDEX([XOR.$B$2:.$Q$17];[.$C24]+1;[.AI$4]+1))" office:value-type="string" office:string-value="e">
            <text:p>e</text:p>
          </table:table-cell>
          <table:table-cell table:style-name="ce3" table:formula="of:=CHAR(INDEX([XOR.$B$2:.$Q$17];[.$B24]+1;[.AJ$3]+1 )*16+INDEX([XOR.$B$2:.$Q$17];[.$C24]+1;[.AJ$4]+1))" office:value-type="string" office:string-value="f">
            <text:p>f</text:p>
          </table:table-cell>
          <table:table-cell table:style-name="ce3" table:formula="of:=CHAR(INDEX([XOR.$B$2:.$Q$17];[.$B24]+1;[.AK$3]+1 )*16+INDEX([XOR.$B$2:.$Q$17];[.$C24]+1;[.AK$4]+1))" office:value-type="string" office:string-value="g">
            <text:p>g</text:p>
          </table:table-cell>
          <table:table-cell table:style-name="ce3" table:formula="of:=CHAR(INDEX([XOR.$B$2:.$Q$17];[.$B24]+1;[.AL$3]+1 )*16+INDEX([XOR.$B$2:.$Q$17];[.$C24]+1;[.AL$4]+1))" office:value-type="string" office:string-value="X">
            <text:p>X</text:p>
          </table:table-cell>
          <table:table-cell table:style-name="ce3" table:formula="of:=CHAR(INDEX([XOR.$B$2:.$Q$17];[.$B24]+1;[.AM$3]+1 )*16+INDEX([XOR.$B$2:.$Q$17];[.$C24]+1;[.AM$4]+1))" office:value-type="string" office:string-value="Y">
            <text:p>Y</text:p>
          </table:table-cell>
          <table:table-cell table:style-name="ce3" table:formula="of:=CHAR(INDEX([XOR.$B$2:.$Q$17];[.$B24]+1;[.AN$3]+1 )*16+INDEX([XOR.$B$2:.$Q$17];[.$C24]+1;[.AN$4]+1))" office:value-type="string" office:string-value="Z">
            <text:p>Z</text:p>
          </table:table-cell>
          <table:table-cell table:style-name="ce3" table:formula="of:=CHAR(INDEX([XOR.$B$2:.$Q$17];[.$B24]+1;[.AO$3]+1 )*16+INDEX([XOR.$B$2:.$Q$17];[.$C24]+1;[.AO$4]+1))" office:value-type="string" office:string-value="[">
            <text:p>[</text:p>
          </table:table-cell>
          <table:table-cell table:style-name="ce3" table:formula="of:=CHAR(INDEX([XOR.$B$2:.$Q$17];[.$B24]+1;[.AP$3]+1 )*16+INDEX([XOR.$B$2:.$Q$17];[.$C24]+1;[.AP$4]+1))" office:value-type="string" office:string-value="\">
            <text:p>\</text:p>
          </table:table-cell>
          <table:table-cell table:style-name="ce3" table:formula="of:=CHAR(INDEX([XOR.$B$2:.$Q$17];[.$B24]+1;[.AQ$3]+1 )*16+INDEX([XOR.$B$2:.$Q$17];[.$C24]+1;[.AQ$4]+1))" office:value-type="string" office:string-value="]">
            <text:p>]</text:p>
          </table:table-cell>
          <table:table-cell table:style-name="ce3" table:formula="of:=CHAR(INDEX([XOR.$B$2:.$Q$17];[.$B24]+1;[.AR$3]+1 )*16+INDEX([XOR.$B$2:.$Q$17];[.$C24]+1;[.AR$4]+1))" office:value-type="string" office:string-value="^">
            <text:p>^</text:p>
          </table:table-cell>
          <table:table-cell table:style-name="ce3" table:formula="of:=CHAR(INDEX([XOR.$B$2:.$Q$17];[.$B24]+1;[.AS$3]+1 )*16+INDEX([XOR.$B$2:.$Q$17];[.$C24]+1;[.AS$4]+1))" office:value-type="string" office:string-value="_">
            <text:p>_</text:p>
          </table:table-cell>
          <table:table-cell table:style-name="ce3" table:formula="of:=CHAR(INDEX([XOR.$B$2:.$Q$17];[.$B24]+1;[.AT$3]+1 )*16+INDEX([XOR.$B$2:.$Q$17];[.$C24]+1;[.AT$4]+1))" office:value-type="string" office:string-value="P">
            <text:p>P</text:p>
          </table:table-cell>
          <table:table-cell table:style-name="ce3" table:formula="of:=CHAR(INDEX([XOR.$B$2:.$Q$17];[.$B24]+1;[.AU$3]+1 )*16+INDEX([XOR.$B$2:.$Q$17];[.$C24]+1;[.AU$4]+1))" office:value-type="string" office:string-value="Q">
            <text:p>Q</text:p>
          </table:table-cell>
          <table:table-cell table:style-name="ce3" table:formula="of:=CHAR(INDEX([XOR.$B$2:.$Q$17];[.$B24]+1;[.AV$3]+1 )*16+INDEX([XOR.$B$2:.$Q$17];[.$C24]+1;[.AV$4]+1))" office:value-type="string" office:string-value="R">
            <text:p>R</text:p>
          </table:table-cell>
          <table:table-cell table:style-name="ce3" table:formula="of:=CHAR(INDEX([XOR.$B$2:.$Q$17];[.$B24]+1;[.AW$3]+1 )*16+INDEX([XOR.$B$2:.$Q$17];[.$C24]+1;[.AW$4]+1))" office:value-type="string" office:string-value="S">
            <text:p>S</text:p>
          </table:table-cell>
          <table:table-cell table:style-name="ce3" table:formula="of:=CHAR(INDEX([XOR.$B$2:.$Q$17];[.$B24]+1;[.AX$3]+1 )*16+INDEX([XOR.$B$2:.$Q$17];[.$C24]+1;[.AX$4]+1))" office:value-type="string" office:string-value="T">
            <text:p>T</text:p>
          </table:table-cell>
          <table:table-cell table:style-name="ce3" table:formula="of:=CHAR(INDEX([XOR.$B$2:.$Q$17];[.$B24]+1;[.AY$3]+1 )*16+INDEX([XOR.$B$2:.$Q$17];[.$C24]+1;[.AY$4]+1))" office:value-type="string" office:string-value="U">
            <text:p>U</text:p>
          </table:table-cell>
          <table:table-cell table:style-name="ce3" table:formula="of:=CHAR(INDEX([XOR.$B$2:.$Q$17];[.$B24]+1;[.AZ$3]+1 )*16+INDEX([XOR.$B$2:.$Q$17];[.$C24]+1;[.AZ$4]+1))" office:value-type="string" office:string-value="V">
            <text:p>V</text:p>
          </table:table-cell>
          <table:table-cell table:style-name="ce3" table:formula="of:=CHAR(INDEX([XOR.$B$2:.$Q$17];[.$B24]+1;[.BA$3]+1 )*16+INDEX([XOR.$B$2:.$Q$17];[.$C24]+1;[.BA$4]+1))" office:value-type="string" office:string-value="W">
            <text:p>W</text:p>
          </table:table-cell>
          <table:table-cell table:style-name="ce3" table:formula="of:=CHAR(INDEX([XOR.$B$2:.$Q$17];[.$B24]+1;[.BB$3]+1 )*16+INDEX([XOR.$B$2:.$Q$17];[.$C24]+1;[.BB$4]+1))" office:value-type="string" office:string-value="H">
            <text:p>H</text:p>
          </table:table-cell>
          <table:table-cell table:style-name="ce3" table:formula="of:=CHAR(INDEX([XOR.$B$2:.$Q$17];[.$B24]+1;[.BC$3]+1 )*16+INDEX([XOR.$B$2:.$Q$17];[.$C24]+1;[.BC$4]+1))" office:value-type="string" office:string-value="I">
            <text:p>I</text:p>
          </table:table-cell>
          <table:table-cell table:style-name="ce3" table:formula="of:=CHAR(INDEX([XOR.$B$2:.$Q$17];[.$B24]+1;[.BD$3]+1 )*16+INDEX([XOR.$B$2:.$Q$17];[.$C24]+1;[.BD$4]+1))" office:value-type="string" office:string-value="J">
            <text:p>J</text:p>
          </table:table-cell>
          <table:table-cell table:style-name="ce3" table:formula="of:=CHAR(INDEX([XOR.$B$2:.$Q$17];[.$B24]+1;[.BE$3]+1 )*16+INDEX([XOR.$B$2:.$Q$17];[.$C24]+1;[.BE$4]+1))" office:value-type="string" office:string-value="K">
            <text:p>K</text:p>
          </table:table-cell>
          <table:table-cell table:style-name="ce3" table:formula="of:=CHAR(INDEX([XOR.$B$2:.$Q$17];[.$B24]+1;[.BF$3]+1 )*16+INDEX([XOR.$B$2:.$Q$17];[.$C24]+1;[.BF$4]+1))" office:value-type="string" office:string-value="L">
            <text:p>L</text:p>
          </table:table-cell>
          <table:table-cell table:style-name="ce3" table:formula="of:=CHAR(INDEX([XOR.$B$2:.$Q$17];[.$B24]+1;[.BG$3]+1 )*16+INDEX([XOR.$B$2:.$Q$17];[.$C24]+1;[.BG$4]+1))" office:value-type="string" office:string-value="M">
            <text:p>M</text:p>
          </table:table-cell>
          <table:table-cell table:style-name="ce3" table:formula="of:=CHAR(INDEX([XOR.$B$2:.$Q$17];[.$B24]+1;[.BH$3]+1 )*16+INDEX([XOR.$B$2:.$Q$17];[.$C24]+1;[.BH$4]+1))" office:value-type="string" office:string-value="N">
            <text:p>N</text:p>
          </table:table-cell>
          <table:table-cell table:style-name="ce3" table:formula="of:=CHAR(INDEX([XOR.$B$2:.$Q$17];[.$B24]+1;[.BI$3]+1 )*16+INDEX([XOR.$B$2:.$Q$17];[.$C24]+1;[.BI$4]+1))" office:value-type="string" office:string-value="O">
            <text:p>O</text:p>
          </table:table-cell>
          <table:table-cell table:style-name="ce3" table:formula="of:=CHAR(INDEX([XOR.$B$2:.$Q$17];[.$B24]+1;[.BJ$3]+1 )*16+INDEX([XOR.$B$2:.$Q$17];[.$C24]+1;[.BJ$4]+1))" office:value-type="string" office:string-value="@">
            <text:p>@</text:p>
          </table:table-cell>
          <table:table-cell table:style-name="ce3" table:formula="of:=CHAR(INDEX([XOR.$B$2:.$Q$17];[.$B24]+1;[.BK$3]+1 )*16+INDEX([XOR.$B$2:.$Q$17];[.$C24]+1;[.BK$4]+1))" office:value-type="string" office:string-value="A">
            <text:p>A</text:p>
          </table:table-cell>
          <table:table-cell table:style-name="ce3" table:formula="of:=CHAR(INDEX([XOR.$B$2:.$Q$17];[.$B24]+1;[.BL$3]+1 )*16+INDEX([XOR.$B$2:.$Q$17];[.$C24]+1;[.BL$4]+1))" office:value-type="string" office:string-value="B">
            <text:p>B</text:p>
          </table:table-cell>
          <table:table-cell table:style-name="ce3" table:formula="of:=CHAR(INDEX([XOR.$B$2:.$Q$17];[.$B24]+1;[.BM$3]+1 )*16+INDEX([XOR.$B$2:.$Q$17];[.$C24]+1;[.BM$4]+1))" office:value-type="string" office:string-value="C">
            <text:p>C</text:p>
          </table:table-cell>
          <table:table-cell table:style-name="ce3" table:formula="of:=CHAR(INDEX([XOR.$B$2:.$Q$17];[.$B24]+1;[.BN$3]+1 )*16+INDEX([XOR.$B$2:.$Q$17];[.$C24]+1;[.BN$4]+1))" office:value-type="string" office:string-value="D">
            <text:p>D</text:p>
          </table:table-cell>
          <table:table-cell table:style-name="ce3" table:formula="of:=CHAR(INDEX([XOR.$B$2:.$Q$17];[.$B24]+1;[.BO$3]+1 )*16+INDEX([XOR.$B$2:.$Q$17];[.$C24]+1;[.BO$4]+1))" office:value-type="string" office:string-value="E">
            <text:p>E</text:p>
          </table:table-cell>
          <table:table-cell table:style-name="ce3" table:formula="of:=CHAR(INDEX([XOR.$B$2:.$Q$17];[.$B24]+1;[.BP$3]+1 )*16+INDEX([XOR.$B$2:.$Q$17];[.$C24]+1;[.BP$4]+1))" office:value-type="string" office:string-value="F">
            <text:p>F</text:p>
          </table:table-cell>
          <table:table-cell table:style-name="ce3" table:formula="of:=CHAR(INDEX([XOR.$B$2:.$Q$17];[.$B24]+1;[.BQ$3]+1 )*16+INDEX([XOR.$B$2:.$Q$17];[.$C24]+1;[.BQ$4]+1))" office:value-type="string" office:string-value="G">
            <text:p>G</text:p>
          </table:table-cell>
          <table:table-cell table:style-name="ce3" table:formula="of:=CHAR(INDEX([XOR.$B$2:.$Q$17];[.$B24]+1;[.BR$3]+1 )*16+INDEX([XOR.$B$2:.$Q$17];[.$C24]+1;[.BR$4]+1))" office:value-type="string" office:string-value="8">
            <text:p>8</text:p>
          </table:table-cell>
          <table:table-cell table:style-name="ce3" table:formula="of:=CHAR(INDEX([XOR.$B$2:.$Q$17];[.$B24]+1;[.BS$3]+1 )*16+INDEX([XOR.$B$2:.$Q$17];[.$C24]+1;[.BS$4]+1))" office:value-type="string" office:string-value="9">
            <text:p>9</text:p>
          </table:table-cell>
          <table:table-cell table:style-name="ce3" table:formula="of:=CHAR(INDEX([XOR.$B$2:.$Q$17];[.$B24]+1;[.BT$3]+1 )*16+INDEX([XOR.$B$2:.$Q$17];[.$C24]+1;[.BT$4]+1))" office:value-type="string" office:string-value=":">
            <text:p>:</text:p>
          </table:table-cell>
          <table:table-cell table:style-name="ce3" table:formula="of:=CHAR(INDEX([XOR.$B$2:.$Q$17];[.$B24]+1;[.BU$3]+1 )*16+INDEX([XOR.$B$2:.$Q$17];[.$C24]+1;[.BU$4]+1))" office:value-type="string" office:string-value=";">
            <text:p>;</text:p>
          </table:table-cell>
          <table:table-cell table:style-name="ce3" table:formula="of:=CHAR(INDEX([XOR.$B$2:.$Q$17];[.$B24]+1;[.BV$3]+1 )*16+INDEX([XOR.$B$2:.$Q$17];[.$C24]+1;[.BV$4]+1))" office:value-type="string" office:string-value="&lt;">
            <text:p>&lt;</text:p>
          </table:table-cell>
          <table:table-cell table:style-name="ce3" table:formula="of:=CHAR(INDEX([XOR.$B$2:.$Q$17];[.$B24]+1;[.BW$3]+1 )*16+INDEX([XOR.$B$2:.$Q$17];[.$C24]+1;[.BW$4]+1))" office:value-type="string" office:string-value="=">
            <text:p>=</text:p>
          </table:table-cell>
          <table:table-cell table:style-name="ce3" table:formula="of:=CHAR(INDEX([XOR.$B$2:.$Q$17];[.$B24]+1;[.BX$3]+1 )*16+INDEX([XOR.$B$2:.$Q$17];[.$C24]+1;[.BX$4]+1))" office:value-type="string" office:string-value="&gt;">
            <text:p>&gt;</text:p>
          </table:table-cell>
          <table:table-cell table:style-name="ce3" table:formula="of:=CHAR(INDEX([XOR.$B$2:.$Q$17];[.$B24]+1;[.BY$3]+1 )*16+INDEX([XOR.$B$2:.$Q$17];[.$C24]+1;[.BY$4]+1))" office:value-type="string" office:string-value="?">
            <text:p>?</text:p>
          </table:table-cell>
          <table:table-cell table:style-name="ce3" table:formula="of:=CHAR(INDEX([XOR.$B$2:.$Q$17];[.$B24]+1;[.BZ$3]+1 )*16+INDEX([XOR.$B$2:.$Q$17];[.$C24]+1;[.BZ$4]+1))" office:value-type="string" office:string-value="0">
            <text:p>0</text:p>
          </table:table-cell>
          <table:table-cell table:style-name="ce3" table:formula="of:=CHAR(INDEX([XOR.$B$2:.$Q$17];[.$B24]+1;[.CA$3]+1 )*16+INDEX([XOR.$B$2:.$Q$17];[.$C24]+1;[.CA$4]+1))" office:value-type="string" office:string-value="1">
            <text:p>1</text:p>
          </table:table-cell>
          <table:table-cell table:style-name="ce3" table:formula="of:=CHAR(INDEX([XOR.$B$2:.$Q$17];[.$B24]+1;[.CB$3]+1 )*16+INDEX([XOR.$B$2:.$Q$17];[.$C24]+1;[.CB$4]+1))" office:value-type="string" office:string-value="2">
            <text:p>2</text:p>
          </table:table-cell>
          <table:table-cell table:style-name="ce3" table:formula="of:=CHAR(INDEX([XOR.$B$2:.$Q$17];[.$B24]+1;[.CC$3]+1 )*16+INDEX([XOR.$B$2:.$Q$17];[.$C24]+1;[.CC$4]+1))" office:value-type="string" office:string-value="3">
            <text:p>3</text:p>
          </table:table-cell>
          <table:table-cell table:style-name="ce3" table:formula="of:=CHAR(INDEX([XOR.$B$2:.$Q$17];[.$B24]+1;[.CD$3]+1 )*16+INDEX([XOR.$B$2:.$Q$17];[.$C24]+1;[.CD$4]+1))" office:value-type="string" office:string-value="4">
            <text:p>4</text:p>
          </table:table-cell>
          <table:table-cell table:style-name="ce3" table:formula="of:=CHAR(INDEX([XOR.$B$2:.$Q$17];[.$B24]+1;[.CE$3]+1 )*16+INDEX([XOR.$B$2:.$Q$17];[.$C24]+1;[.CE$4]+1))" office:value-type="string" office:string-value="5">
            <text:p>5</text:p>
          </table:table-cell>
          <table:table-cell table:style-name="ce3" table:formula="of:=CHAR(INDEX([XOR.$B$2:.$Q$17];[.$B24]+1;[.CF$3]+1 )*16+INDEX([XOR.$B$2:.$Q$17];[.$C24]+1;[.CF$4]+1))" office:value-type="string" office:string-value="6">
            <text:p>6</text:p>
          </table:table-cell>
          <table:table-cell table:style-name="ce3" table:formula="of:=CHAR(INDEX([XOR.$B$2:.$Q$17];[.$B24]+1;[.CG$3]+1 )*16+INDEX([XOR.$B$2:.$Q$17];[.$C24]+1;[.CG$4]+1))" office:value-type="string" office:string-value="7">
            <text:p>7</text:p>
          </table:table-cell>
          <table:table-cell table:style-name="ce3" table:formula="of:=CHAR(INDEX([XOR.$B$2:.$Q$17];[.$B24]+1;[.CH$3]+1 )*16+INDEX([XOR.$B$2:.$Q$17];[.$C24]+1;[.CH$4]+1))" office:value-type="string" office:string-value="(">
            <text:p>(</text:p>
          </table:table-cell>
          <table:table-cell table:style-name="ce3" table:formula="of:=CHAR(INDEX([XOR.$B$2:.$Q$17];[.$B24]+1;[.CI$3]+1 )*16+INDEX([XOR.$B$2:.$Q$17];[.$C24]+1;[.CI$4]+1))" office:value-type="string" office:string-value=")">
            <text:p>)</text:p>
          </table:table-cell>
          <table:table-cell table:style-name="ce3" table:formula="of:=CHAR(INDEX([XOR.$B$2:.$Q$17];[.$B24]+1;[.CJ$3]+1 )*16+INDEX([XOR.$B$2:.$Q$17];[.$C24]+1;[.CJ$4]+1))" office:value-type="string" office:string-value="*">
            <text:p>*</text:p>
          </table:table-cell>
          <table:table-cell table:style-name="ce3" table:formula="of:=CHAR(INDEX([XOR.$B$2:.$Q$17];[.$B24]+1;[.CK$3]+1 )*16+INDEX([XOR.$B$2:.$Q$17];[.$C24]+1;[.CK$4]+1))" office:value-type="string" office:string-value="+">
            <text:p>+</text:p>
          </table:table-cell>
          <table:table-cell table:style-name="ce3" table:formula="of:=CHAR(INDEX([XOR.$B$2:.$Q$17];[.$B24]+1;[.CL$3]+1 )*16+INDEX([XOR.$B$2:.$Q$17];[.$C24]+1;[.CL$4]+1))" office:value-type="string" office:string-value=",">
            <text:p>,</text:p>
          </table:table-cell>
          <table:table-cell table:style-name="ce3" table:formula="of:=CHAR(INDEX([XOR.$B$2:.$Q$17];[.$B24]+1;[.CM$3]+1 )*16+INDEX([XOR.$B$2:.$Q$17];[.$C24]+1;[.CM$4]+1))" office:value-type="string" office:string-value="-">
            <text:p>-</text:p>
          </table:table-cell>
          <table:table-cell table:style-name="ce3" table:formula="of:=CHAR(INDEX([XOR.$B$2:.$Q$17];[.$B24]+1;[.CN$3]+1 )*16+INDEX([XOR.$B$2:.$Q$17];[.$C24]+1;[.CN$4]+1))" office:value-type="string" office:string-value=".">
            <text:p>.</text:p>
          </table:table-cell>
          <table:table-cell table:style-name="ce3" table:formula="of:=CHAR(INDEX([XOR.$B$2:.$Q$17];[.$B24]+1;[.CO$3]+1 )*16+INDEX([XOR.$B$2:.$Q$17];[.$C24]+1;[.CO$4]+1))" office:value-type="string" office:string-value="/">
            <text:p>/</text:p>
          </table:table-cell>
          <table:table-cell table:style-name="ce8" table:formula="of:=CHAR(INDEX([XOR.$B$2:.$Q$17];[.$B24]+1;[.CP$3]+1 )*16+INDEX([XOR.$B$2:.$Q$17];[.$C24]+1;[.CP$4]+1))" office:value-type="string" office:string-value=" ">
            <text:p><text:s/></text:p>
          </table:table-cell>
          <table:table-cell table:style-name="ce3" table:formula="of:=CHAR(INDEX([XOR.$B$2:.$Q$17];[.$B24]+1;[.CQ$3]+1 )*16+INDEX([XOR.$B$2:.$Q$17];[.$C24]+1;[.CQ$4]+1))" office:value-type="string" office:string-value="!">
            <text:p>!</text:p>
          </table:table-cell>
          <table:table-cell table:style-name="ce3" table:formula="of:=CHAR(INDEX([XOR.$B$2:.$Q$17];[.$B24]+1;[.CR$3]+1 )*16+INDEX([XOR.$B$2:.$Q$17];[.$C24]+1;[.CR$4]+1))" office:value-type="string" office:string-value="&quot;">
            <text:p>"</text:p>
          </table:table-cell>
          <table:table-cell table:style-name="ce3" table:formula="of:=CHAR(INDEX([XOR.$B$2:.$Q$17];[.$B24]+1;[.CS$3]+1 )*16+INDEX([XOR.$B$2:.$Q$17];[.$C24]+1;[.CS$4]+1))" office:value-type="string" office:string-value="#">
            <text:p>#</text:p>
          </table:table-cell>
          <table:table-cell table:style-name="ce3" table:formula="of:=CHAR(INDEX([XOR.$B$2:.$Q$17];[.$B24]+1;[.CT$3]+1 )*16+INDEX([XOR.$B$2:.$Q$17];[.$C24]+1;[.CT$4]+1))" office:value-type="string" office:string-value="$">
            <text:p>$</text:p>
          </table:table-cell>
          <table:table-cell table:style-name="ce3" table:formula="of:=CHAR(INDEX([XOR.$B$2:.$Q$17];[.$B24]+1;[.CU$3]+1 )*16+INDEX([XOR.$B$2:.$Q$17];[.$C24]+1;[.CU$4]+1))" office:value-type="string" office:string-value="%">
            <text:p>%</text:p>
          </table:table-cell>
          <table:table-cell table:style-name="ce3" table:formula="of:=CHAR(INDEX([XOR.$B$2:.$Q$17];[.$B24]+1;[.CV$3]+1 )*16+INDEX([XOR.$B$2:.$Q$17];[.$C24]+1;[.CV$4]+1))" office:value-type="string" office:string-value="&amp;">
            <text:p>&amp;</text:p>
          </table:table-cell>
          <table:table-cell table:style-name="ce3" table:formula="of:=CHAR(INDEX([XOR.$B$2:.$Q$17];[.$B24]+1;[.CW$3]+1 )*16+INDEX([XOR.$B$2:.$Q$17];[.$C24]+1;[.CW$4]+1))" office:value-type="string" office:string-value="'">
            <text:p>'</text:p>
          </table:table-cell>
          <table:table-cell table:style-name="ce3" table:formula="of:=CHAR(INDEX([XOR.$B$2:.$Q$17];[.$B24]+1;[.CX$3]+1 )*16+INDEX([XOR.$B$2:.$Q$17];[.$C24]+1;[.CX$4]+1))" office:value-type="string" office:string-value="">
            <text:p/>
          </table:table-cell>
          <table:table-cell table:style-name="ce3" table:formula="of:=CHAR(INDEX([XOR.$B$2:.$Q$17];[.$B24]+1;[.CY$3]+1 )*16+INDEX([XOR.$B$2:.$Q$17];[.$C24]+1;[.CY$4]+1))" office:value-type="string" office:string-value="">
            <text:p/>
          </table:table-cell>
          <table:table-cell table:style-name="ce3" table:formula="of:=CHAR(INDEX([XOR.$B$2:.$Q$17];[.$B24]+1;[.CZ$3]+1 )*16+INDEX([XOR.$B$2:.$Q$17];[.$C24]+1;[.CZ$4]+1))" office:value-type="string" office:string-value="">
            <text:p/>
          </table:table-cell>
          <table:table-cell table:style-name="ce3" table:formula="of:=CHAR(INDEX([XOR.$B$2:.$Q$17];[.$B24]+1;[.DA$3]+1 )*16+INDEX([XOR.$B$2:.$Q$17];[.$C24]+1;[.DA$4]+1))" office:value-type="string" office:string-value="">
            <text:p/>
          </table:table-cell>
          <table:table-cell table:style-name="ce3" table:formula="of:=CHAR(INDEX([XOR.$B$2:.$Q$17];[.$B24]+1;[.DB$3]+1 )*16+INDEX([XOR.$B$2:.$Q$17];[.$C24]+1;[.DB$4]+1))" office:value-type="string" office:string-value="">
            <text:p/>
          </table:table-cell>
          <table:table-cell table:style-name="ce3" table:formula="of:=CHAR(INDEX([XOR.$B$2:.$Q$17];[.$B24]+1;[.DC$3]+1 )*16+INDEX([XOR.$B$2:.$Q$17];[.$C24]+1;[.DC$4]+1))" office:value-type="string" office:string-value="">
            <text:p/>
          </table:table-cell>
          <table:table-cell table:style-name="ce3" table:formula="of:=CHAR(INDEX([XOR.$B$2:.$Q$17];[.$B24]+1;[.DD$3]+1 )*16+INDEX([XOR.$B$2:.$Q$17];[.$C24]+1;[.DD$4]+1))" office:value-type="string" office:string-value="">
            <text:p/>
          </table:table-cell>
          <table:table-cell table:style-name="ce3" table:formula="of:=CHAR(INDEX([XOR.$B$2:.$Q$17];[.$B24]+1;[.DE$3]+1 )*16+INDEX([XOR.$B$2:.$Q$17];[.$C24]+1;[.DE$4]+1))" office:value-type="string" office:string-value="">
            <text:p/>
          </table:table-cell>
          <table:table-cell table:style-name="ce3" table:formula="of:=CHAR(INDEX([XOR.$B$2:.$Q$17];[.$B24]+1;[.DF$3]+1 )*16+INDEX([XOR.$B$2:.$Q$17];[.$C24]+1;[.DF$4]+1))" office:value-type="string" office:string-value="">
            <text:p/>
          </table:table-cell>
          <table:table-cell table:style-name="ce3" table:formula="of:=CHAR(INDEX([XOR.$B$2:.$Q$17];[.$B24]+1;[.DG$3]+1 )*16+INDEX([XOR.$B$2:.$Q$17];[.$C24]+1;[.DG$4]+1))" office:value-type="string" office:string-value="">
            <text:p/>
          </table:table-cell>
          <table:table-cell table:style-name="ce3" table:formula="of:=CHAR(INDEX([XOR.$B$2:.$Q$17];[.$B24]+1;[.DH$3]+1 )*16+INDEX([XOR.$B$2:.$Q$17];[.$C24]+1;[.DH$4]+1))" office:value-type="string" office:string-value="">
            <text:p/>
          </table:table-cell>
          <table:table-cell table:style-name="ce3" table:formula="of:=CHAR(INDEX([XOR.$B$2:.$Q$17];[.$B24]+1;[.DI$3]+1 )*16+INDEX([XOR.$B$2:.$Q$17];[.$C24]+1;[.DI$4]+1))" office:value-type="string" office:string-value="">
            <text:p/>
          </table:table-cell>
          <table:table-cell table:style-name="ce3" table:formula="of:=CHAR(INDEX([XOR.$B$2:.$Q$17];[.$B24]+1;[.DJ$3]+1 )*16+INDEX([XOR.$B$2:.$Q$17];[.$C24]+1;[.DJ$4]+1))" office:value-type="string" office:string-value="">
            <text:p/>
          </table:table-cell>
          <table:table-cell table:style-name="ce3" table:formula="of:=CHAR(INDEX([XOR.$B$2:.$Q$17];[.$B24]+1;[.DK$3]+1 )*16+INDEX([XOR.$B$2:.$Q$17];[.$C24]+1;[.DK$4]+1))" office:value-type="string" office:string-value="">
            <text:p/>
          </table:table-cell>
          <table:table-cell table:style-name="ce3" table:formula="of:=CHAR(INDEX([XOR.$B$2:.$Q$17];[.$B24]+1;[.DL$3]+1 )*16+INDEX([XOR.$B$2:.$Q$17];[.$C24]+1;[.DL$4]+1))" office:value-type="string" office:string-value="">
            <text:p/>
          </table:table-cell>
          <table:table-cell table:style-name="ce3" table:formula="of:=CHAR(INDEX([XOR.$B$2:.$Q$17];[.$B24]+1;[.DM$3]+1 )*16+INDEX([XOR.$B$2:.$Q$17];[.$C24]+1;[.DM$4]+1))" office:value-type="string" office:string-value="">
            <text:p/>
          </table:table-cell>
          <table:table-cell table:style-name="ce3" table:formula="of:=CHAR(INDEX([XOR.$B$2:.$Q$17];[.$B24]+1;[.DN$3]+1 )*16+INDEX([XOR.$B$2:.$Q$17];[.$C24]+1;[.DN$4]+1))" office:value-type="string" office:string-value="">
            <text:p/>
          </table:table-cell>
          <table:table-cell table:style-name="ce3" table:formula="of:=CHAR(INDEX([XOR.$B$2:.$Q$17];[.$B24]+1;[.DO$3]+1 )*16+INDEX([XOR.$B$2:.$Q$17];[.$C24]+1;[.DO$4]+1))" office:value-type="string" office:string-value="&#9;">
            <text:p><text:tab/></text:p>
          </table:table-cell>
          <table:table-cell table:style-name="ce3" table:formula="of:=CHAR(INDEX([XOR.$B$2:.$Q$17];[.$B24]+1;[.DP$3]+1 )*16+INDEX([XOR.$B$2:.$Q$17];[.$C24]+1;[.DP$4]+1))" office:value-type="string" office:string-value="&#10;">
            <text:p><text:line-break/></text:p>
          </table:table-cell>
          <table:table-cell table:style-name="ce3" table:formula="of:=CHAR(INDEX([XOR.$B$2:.$Q$17];[.$B24]+1;[.DQ$3]+1 )*16+INDEX([XOR.$B$2:.$Q$17];[.$C24]+1;[.DQ$4]+1))" office:value-type="string" office:string-value="">
            <text:p/>
          </table:table-cell>
          <table:table-cell table:style-name="ce3" table:formula="of:=CHAR(INDEX([XOR.$B$2:.$Q$17];[.$B24]+1;[.DR$3]+1 )*16+INDEX([XOR.$B$2:.$Q$17];[.$C24]+1;[.DR$4]+1))" office:value-type="string" office:string-value="">
            <text:p/>
          </table:table-cell>
          <table:table-cell table:style-name="ce3" table:formula="of:=CHAR(INDEX([XOR.$B$2:.$Q$17];[.$B24]+1;[.DS$3]+1 )*16+INDEX([XOR.$B$2:.$Q$17];[.$C24]+1;[.DS$4]+1))" office:value-type="string" office:string-value="&#13;">
            <text:p></text:p>
          </table:table-cell>
          <table:table-cell table:style-name="ce3" table:formula="of:=CHAR(INDEX([XOR.$B$2:.$Q$17];[.$B24]+1;[.DT$3]+1 )*16+INDEX([XOR.$B$2:.$Q$17];[.$C24]+1;[.DT$4]+1))" office:value-type="string" office:string-value="">
            <text:p/>
          </table:table-cell>
          <table:table-cell table:style-name="ce3" table:formula="of:=CHAR(INDEX([XOR.$B$2:.$Q$17];[.$B24]+1;[.DU$3]+1 )*16+INDEX([XOR.$B$2:.$Q$17];[.$C24]+1;[.DU$4]+1))" office:value-type="string" office:string-value="">
            <text:p/>
          </table:table-cell>
          <table:table-cell table:style-name="ce3" table:formula="of:=CHAR(INDEX([XOR.$B$2:.$Q$17];[.$B24]+1;[.DV$3]+1 )*16+INDEX([XOR.$B$2:.$Q$17];[.$C24]+1;[.DV$4]+1))" office:value-type="string" office:string-value="">
            <text:p/>
          </table:table-cell>
          <table:table-cell table:style-name="ce3" table:formula="of:=CHAR(INDEX([XOR.$B$2:.$Q$17];[.$B24]+1;[.DW$3]+1 )*16+INDEX([XOR.$B$2:.$Q$17];[.$C24]+1;[.DW$4]+1))" office:value-type="string" office:string-value="">
            <text:p/>
          </table:table-cell>
          <table:table-cell table:style-name="ce3" table:formula="of:=CHAR(INDEX([XOR.$B$2:.$Q$17];[.$B24]+1;[.DX$3]+1 )*16+INDEX([XOR.$B$2:.$Q$17];[.$C24]+1;[.DX$4]+1))" office:value-type="string" office:string-value="">
            <text:p/>
          </table:table-cell>
          <table:table-cell table:style-name="ce3" table:formula="of:=CHAR(INDEX([XOR.$B$2:.$Q$17];[.$B24]+1;[.DY$3]+1 )*16+INDEX([XOR.$B$2:.$Q$17];[.$C24]+1;[.DY$4]+1))" office:value-type="string" office:string-value="">
            <text:p/>
          </table:table-cell>
          <table:table-cell table:style-name="ce3" table:formula="of:=CHAR(INDEX([XOR.$B$2:.$Q$17];[.$B24]+1;[.DZ$3]+1 )*16+INDEX([XOR.$B$2:.$Q$17];[.$C24]+1;[.DZ$4]+1))" office:value-type="string" office:string-value="">
            <text:p/>
          </table:table-cell>
          <table:table-cell table:style-name="ce3" table:formula="of:=CHAR(INDEX([XOR.$B$2:.$Q$17];[.$B24]+1;[.EA$3]+1 )*16+INDEX([XOR.$B$2:.$Q$17];[.$C24]+1;[.EA$4]+1))" office:value-type="string" office:string-value="">
            <text:p/>
          </table:table-cell>
          <table:table-cell table:style-name="ce3" table:formula="of:=CHAR(INDEX([XOR.$B$2:.$Q$17];[.$B24]+1;[.EB$3]+1 )*16+INDEX([XOR.$B$2:.$Q$17];[.$C24]+1;[.EB$4]+1))" office:value-type="string" office:string-value="">
            <text:p/>
          </table:table-cell>
          <table:table-cell table:style-name="ce3" table:formula="of:=CHAR(INDEX([XOR.$B$2:.$Q$17];[.$B24]+1;[.EC$3]+1 )*16+INDEX([XOR.$B$2:.$Q$17];[.$C24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24]+2" office:value-type="float" office:value="41">
            <text:p>41</text:p>
          </table:table-cell>
          <table:table-cell table:formula="of:=RIGHT(LEFT([.$B$1];[.A25]);1)" office:value-type="string" office:string-value="2">
            <text:p>2</text:p>
          </table:table-cell>
          <table:table-cell table:formula="of:=VLOOKUP(RIGHT(LEFT([.$B$1];[.A25]+1);1);[Sheet1.$A$2:.$C$17];3;0)" office:value-type="float" office:value="8">
            <text:p>8</text:p>
          </table:table-cell>
          <table:table-cell table:formula="of:=[.C25]+[.B25]*16" office:value-type="float" office:value="40">
            <text:p>40</text:p>
          </table:table-cell>
          <table:table-cell table:formula="of:=CHAR([.D25])" office:value-type="string" office:string-value="(">
            <text:p>(</text:p>
          </table:table-cell>
          <table:table-cell table:style-name="ce3" table:formula="of:=CHAR(INDEX([XOR.$B$2:.$Q$17];[.$B25]+1;[.F$3]+1 )*16+INDEX([XOR.$B$2:.$Q$17];[.$C25]+1;[.F$4]+1))" office:value-type="string" office:string-value="(">
            <text:p>(</text:p>
          </table:table-cell>
          <table:table-cell table:style-name="ce3" table:formula="of:=CHAR(INDEX([XOR.$B$2:.$Q$17];[.$B25]+1;[.G$3]+1 )*16+INDEX([XOR.$B$2:.$Q$17];[.$C25]+1;[.G$4]+1))" office:value-type="string" office:string-value=")">
            <text:p>)</text:p>
          </table:table-cell>
          <table:table-cell table:style-name="ce3" table:formula="of:=CHAR(INDEX([XOR.$B$2:.$Q$17];[.$B25]+1;[.H$3]+1 )*16+INDEX([XOR.$B$2:.$Q$17];[.$C25]+1;[.H$4]+1))" office:value-type="string" office:string-value="*">
            <text:p>*</text:p>
          </table:table-cell>
          <table:table-cell table:style-name="ce3" table:formula="of:=CHAR(INDEX([XOR.$B$2:.$Q$17];[.$B25]+1;[.I$3]+1 )*16+INDEX([XOR.$B$2:.$Q$17];[.$C25]+1;[.I$4]+1))" office:value-type="string" office:string-value="+">
            <text:p>+</text:p>
          </table:table-cell>
          <table:table-cell table:style-name="ce3" table:formula="of:=CHAR(INDEX([XOR.$B$2:.$Q$17];[.$B25]+1;[.J$3]+1 )*16+INDEX([XOR.$B$2:.$Q$17];[.$C25]+1;[.J$4]+1))" office:value-type="string" office:string-value=",">
            <text:p>,</text:p>
          </table:table-cell>
          <table:table-cell table:style-name="ce3" table:formula="of:=CHAR(INDEX([XOR.$B$2:.$Q$17];[.$B25]+1;[.K$3]+1 )*16+INDEX([XOR.$B$2:.$Q$17];[.$C25]+1;[.K$4]+1))" office:value-type="string" office:string-value="-">
            <text:p>-</text:p>
          </table:table-cell>
          <table:table-cell table:style-name="ce3" table:formula="of:=CHAR(INDEX([XOR.$B$2:.$Q$17];[.$B25]+1;[.L$3]+1 )*16+INDEX([XOR.$B$2:.$Q$17];[.$C25]+1;[.L$4]+1))" office:value-type="string" office:string-value=".">
            <text:p>.</text:p>
          </table:table-cell>
          <table:table-cell table:style-name="ce3" table:formula="of:=CHAR(INDEX([XOR.$B$2:.$Q$17];[.$B25]+1;[.M$3]+1 )*16+INDEX([XOR.$B$2:.$Q$17];[.$C25]+1;[.M$4]+1))" office:value-type="string" office:string-value="/">
            <text:p>/</text:p>
          </table:table-cell>
          <table:table-cell table:style-name="ce3" table:formula="of:=CHAR(INDEX([XOR.$B$2:.$Q$17];[.$B25]+1;[.N$3]+1 )*16+INDEX([XOR.$B$2:.$Q$17];[.$C25]+1;[.N$4]+1))" office:value-type="string" office:string-value=" ">
            <text:p><text:s/></text:p>
          </table:table-cell>
          <table:table-cell table:style-name="ce3" table:formula="of:=CHAR(INDEX([XOR.$B$2:.$Q$17];[.$B25]+1;[.O$3]+1 )*16+INDEX([XOR.$B$2:.$Q$17];[.$C25]+1;[.O$4]+1))" office:value-type="string" office:string-value="!">
            <text:p>!</text:p>
          </table:table-cell>
          <table:table-cell table:style-name="ce3" table:formula="of:=CHAR(INDEX([XOR.$B$2:.$Q$17];[.$B25]+1;[.P$3]+1 )*16+INDEX([XOR.$B$2:.$Q$17];[.$C25]+1;[.P$4]+1))" office:value-type="string" office:string-value="&quot;">
            <text:p>"</text:p>
          </table:table-cell>
          <table:table-cell table:style-name="ce3" table:formula="of:=CHAR(INDEX([XOR.$B$2:.$Q$17];[.$B25]+1;[.Q$3]+1 )*16+INDEX([XOR.$B$2:.$Q$17];[.$C25]+1;[.Q$4]+1))" office:value-type="string" office:string-value="#">
            <text:p>#</text:p>
          </table:table-cell>
          <table:table-cell table:style-name="ce3" table:formula="of:=CHAR(INDEX([XOR.$B$2:.$Q$17];[.$B25]+1;[.R$3]+1 )*16+INDEX([XOR.$B$2:.$Q$17];[.$C25]+1;[.R$4]+1))" office:value-type="string" office:string-value="$">
            <text:p>$</text:p>
          </table:table-cell>
          <table:table-cell table:style-name="ce3" table:formula="of:=CHAR(INDEX([XOR.$B$2:.$Q$17];[.$B25]+1;[.S$3]+1 )*16+INDEX([XOR.$B$2:.$Q$17];[.$C25]+1;[.S$4]+1))" office:value-type="string" office:string-value="%">
            <text:p>%</text:p>
          </table:table-cell>
          <table:table-cell table:style-name="ce3" table:formula="of:=CHAR(INDEX([XOR.$B$2:.$Q$17];[.$B25]+1;[.T$3]+1 )*16+INDEX([XOR.$B$2:.$Q$17];[.$C25]+1;[.T$4]+1))" office:value-type="string" office:string-value="&amp;">
            <text:p>&amp;</text:p>
          </table:table-cell>
          <table:table-cell table:style-name="ce3" table:formula="of:=CHAR(INDEX([XOR.$B$2:.$Q$17];[.$B25]+1;[.U$3]+1 )*16+INDEX([XOR.$B$2:.$Q$17];[.$C25]+1;[.U$4]+1))" office:value-type="string" office:string-value="'">
            <text:p>'</text:p>
          </table:table-cell>
          <table:table-cell table:style-name="ce3" table:formula="of:=CHAR(INDEX([XOR.$B$2:.$Q$17];[.$B25]+1;[.V$3]+1 )*16+INDEX([XOR.$B$2:.$Q$17];[.$C25]+1;[.V$4]+1))" office:value-type="string" office:string-value="8">
            <text:p>8</text:p>
          </table:table-cell>
          <table:table-cell table:style-name="ce3" table:formula="of:=CHAR(INDEX([XOR.$B$2:.$Q$17];[.$B25]+1;[.W$3]+1 )*16+INDEX([XOR.$B$2:.$Q$17];[.$C25]+1;[.W$4]+1))" office:value-type="string" office:string-value="9">
            <text:p>9</text:p>
          </table:table-cell>
          <table:table-cell table:style-name="ce3" table:formula="of:=CHAR(INDEX([XOR.$B$2:.$Q$17];[.$B25]+1;[.X$3]+1 )*16+INDEX([XOR.$B$2:.$Q$17];[.$C25]+1;[.X$4]+1))" office:value-type="string" office:string-value=":">
            <text:p>:</text:p>
          </table:table-cell>
          <table:table-cell table:style-name="ce3" table:formula="of:=CHAR(INDEX([XOR.$B$2:.$Q$17];[.$B25]+1;[.Y$3]+1 )*16+INDEX([XOR.$B$2:.$Q$17];[.$C25]+1;[.Y$4]+1))" office:value-type="string" office:string-value=";">
            <text:p>;</text:p>
          </table:table-cell>
          <table:table-cell table:style-name="ce3" table:formula="of:=CHAR(INDEX([XOR.$B$2:.$Q$17];[.$B25]+1;[.Z$3]+1 )*16+INDEX([XOR.$B$2:.$Q$17];[.$C25]+1;[.Z$4]+1))" office:value-type="string" office:string-value="&lt;">
            <text:p>&lt;</text:p>
          </table:table-cell>
          <table:table-cell table:style-name="ce3" table:formula="of:=CHAR(INDEX([XOR.$B$2:.$Q$17];[.$B25]+1;[.AA$3]+1 )*16+INDEX([XOR.$B$2:.$Q$17];[.$C25]+1;[.AA$4]+1))" office:value-type="string" office:string-value="=">
            <text:p>=</text:p>
          </table:table-cell>
          <table:table-cell table:style-name="ce3" table:formula="of:=CHAR(INDEX([XOR.$B$2:.$Q$17];[.$B25]+1;[.AB$3]+1 )*16+INDEX([XOR.$B$2:.$Q$17];[.$C25]+1;[.AB$4]+1))" office:value-type="string" office:string-value="&gt;">
            <text:p>&gt;</text:p>
          </table:table-cell>
          <table:table-cell table:style-name="ce3" table:formula="of:=CHAR(INDEX([XOR.$B$2:.$Q$17];[.$B25]+1;[.AC$3]+1 )*16+INDEX([XOR.$B$2:.$Q$17];[.$C25]+1;[.AC$4]+1))" office:value-type="string" office:string-value="?">
            <text:p>?</text:p>
          </table:table-cell>
          <table:table-cell table:style-name="ce3" table:formula="of:=CHAR(INDEX([XOR.$B$2:.$Q$17];[.$B25]+1;[.AD$3]+1 )*16+INDEX([XOR.$B$2:.$Q$17];[.$C25]+1;[.AD$4]+1))" office:value-type="string" office:string-value="0">
            <text:p>0</text:p>
          </table:table-cell>
          <table:table-cell table:style-name="ce3" table:formula="of:=CHAR(INDEX([XOR.$B$2:.$Q$17];[.$B25]+1;[.AE$3]+1 )*16+INDEX([XOR.$B$2:.$Q$17];[.$C25]+1;[.AE$4]+1))" office:value-type="string" office:string-value="1">
            <text:p>1</text:p>
          </table:table-cell>
          <table:table-cell table:style-name="ce3" table:formula="of:=CHAR(INDEX([XOR.$B$2:.$Q$17];[.$B25]+1;[.AF$3]+1 )*16+INDEX([XOR.$B$2:.$Q$17];[.$C25]+1;[.AF$4]+1))" office:value-type="string" office:string-value="2">
            <text:p>2</text:p>
          </table:table-cell>
          <table:table-cell table:style-name="ce3" table:formula="of:=CHAR(INDEX([XOR.$B$2:.$Q$17];[.$B25]+1;[.AG$3]+1 )*16+INDEX([XOR.$B$2:.$Q$17];[.$C25]+1;[.AG$4]+1))" office:value-type="string" office:string-value="3">
            <text:p>3</text:p>
          </table:table-cell>
          <table:table-cell table:style-name="ce3" table:formula="of:=CHAR(INDEX([XOR.$B$2:.$Q$17];[.$B25]+1;[.AH$3]+1 )*16+INDEX([XOR.$B$2:.$Q$17];[.$C25]+1;[.AH$4]+1))" office:value-type="string" office:string-value="4">
            <text:p>4</text:p>
          </table:table-cell>
          <table:table-cell table:style-name="ce3" table:formula="of:=CHAR(INDEX([XOR.$B$2:.$Q$17];[.$B25]+1;[.AI$3]+1 )*16+INDEX([XOR.$B$2:.$Q$17];[.$C25]+1;[.AI$4]+1))" office:value-type="string" office:string-value="5">
            <text:p>5</text:p>
          </table:table-cell>
          <table:table-cell table:style-name="ce3" table:formula="of:=CHAR(INDEX([XOR.$B$2:.$Q$17];[.$B25]+1;[.AJ$3]+1 )*16+INDEX([XOR.$B$2:.$Q$17];[.$C25]+1;[.AJ$4]+1))" office:value-type="string" office:string-value="6">
            <text:p>6</text:p>
          </table:table-cell>
          <table:table-cell table:style-name="ce3" table:formula="of:=CHAR(INDEX([XOR.$B$2:.$Q$17];[.$B25]+1;[.AK$3]+1 )*16+INDEX([XOR.$B$2:.$Q$17];[.$C25]+1;[.AK$4]+1))" office:value-type="string" office:string-value="7">
            <text:p>7</text:p>
          </table:table-cell>
          <table:table-cell table:style-name="ce3" table:formula="of:=CHAR(INDEX([XOR.$B$2:.$Q$17];[.$B25]+1;[.AL$3]+1 )*16+INDEX([XOR.$B$2:.$Q$17];[.$C25]+1;[.AL$4]+1))" office:value-type="string" office:string-value="">
            <text:p/>
          </table:table-cell>
          <table:table-cell table:style-name="ce3" table:formula="of:=CHAR(INDEX([XOR.$B$2:.$Q$17];[.$B25]+1;[.AM$3]+1 )*16+INDEX([XOR.$B$2:.$Q$17];[.$C25]+1;[.AM$4]+1))" office:value-type="string" office:string-value="&#9;">
            <text:p><text:tab/></text:p>
          </table:table-cell>
          <table:table-cell table:style-name="ce3" table:formula="of:=CHAR(INDEX([XOR.$B$2:.$Q$17];[.$B25]+1;[.AN$3]+1 )*16+INDEX([XOR.$B$2:.$Q$17];[.$C25]+1;[.AN$4]+1))" office:value-type="string" office:string-value="&#10;">
            <text:p><text:line-break/></text:p>
          </table:table-cell>
          <table:table-cell table:style-name="ce3" table:formula="of:=CHAR(INDEX([XOR.$B$2:.$Q$17];[.$B25]+1;[.AO$3]+1 )*16+INDEX([XOR.$B$2:.$Q$17];[.$C25]+1;[.AO$4]+1))" office:value-type="string" office:string-value="">
            <text:p/>
          </table:table-cell>
          <table:table-cell table:style-name="ce3" table:formula="of:=CHAR(INDEX([XOR.$B$2:.$Q$17];[.$B25]+1;[.AP$3]+1 )*16+INDEX([XOR.$B$2:.$Q$17];[.$C25]+1;[.AP$4]+1))" office:value-type="string" office:string-value="">
            <text:p/>
          </table:table-cell>
          <table:table-cell table:style-name="ce3" table:formula="of:=CHAR(INDEX([XOR.$B$2:.$Q$17];[.$B25]+1;[.AQ$3]+1 )*16+INDEX([XOR.$B$2:.$Q$17];[.$C25]+1;[.AQ$4]+1))" office:value-type="string" office:string-value="&#13;">
            <text:p></text:p>
          </table:table-cell>
          <table:table-cell table:style-name="ce3" table:formula="of:=CHAR(INDEX([XOR.$B$2:.$Q$17];[.$B25]+1;[.AR$3]+1 )*16+INDEX([XOR.$B$2:.$Q$17];[.$C25]+1;[.AR$4]+1))" office:value-type="string" office:string-value="">
            <text:p/>
          </table:table-cell>
          <table:table-cell table:style-name="ce3" table:formula="of:=CHAR(INDEX([XOR.$B$2:.$Q$17];[.$B25]+1;[.AS$3]+1 )*16+INDEX([XOR.$B$2:.$Q$17];[.$C25]+1;[.AS$4]+1))" office:value-type="string" office:string-value="">
            <text:p/>
          </table:table-cell>
          <table:table-cell table:style-name="ce3" table:formula="of:=CHAR(INDEX([XOR.$B$2:.$Q$17];[.$B25]+1;[.AT$3]+1 )*16+INDEX([XOR.$B$2:.$Q$17];[.$C25]+1;[.AT$4]+1))" office:value-type="string" office:string-value="">
            <text:p/>
          </table:table-cell>
          <table:table-cell table:style-name="ce3" table:formula="of:=CHAR(INDEX([XOR.$B$2:.$Q$17];[.$B25]+1;[.AU$3]+1 )*16+INDEX([XOR.$B$2:.$Q$17];[.$C25]+1;[.AU$4]+1))" office:value-type="string" office:string-value="">
            <text:p/>
          </table:table-cell>
          <table:table-cell table:style-name="ce3" table:formula="of:=CHAR(INDEX([XOR.$B$2:.$Q$17];[.$B25]+1;[.AV$3]+1 )*16+INDEX([XOR.$B$2:.$Q$17];[.$C25]+1;[.AV$4]+1))" office:value-type="string" office:string-value="">
            <text:p/>
          </table:table-cell>
          <table:table-cell table:style-name="ce3" table:formula="of:=CHAR(INDEX([XOR.$B$2:.$Q$17];[.$B25]+1;[.AW$3]+1 )*16+INDEX([XOR.$B$2:.$Q$17];[.$C25]+1;[.AW$4]+1))" office:value-type="string" office:string-value="">
            <text:p/>
          </table:table-cell>
          <table:table-cell table:style-name="ce3" table:formula="of:=CHAR(INDEX([XOR.$B$2:.$Q$17];[.$B25]+1;[.AX$3]+1 )*16+INDEX([XOR.$B$2:.$Q$17];[.$C25]+1;[.AX$4]+1))" office:value-type="string" office:string-value="">
            <text:p/>
          </table:table-cell>
          <table:table-cell table:style-name="ce3" table:formula="of:=CHAR(INDEX([XOR.$B$2:.$Q$17];[.$B25]+1;[.AY$3]+1 )*16+INDEX([XOR.$B$2:.$Q$17];[.$C25]+1;[.AY$4]+1))" office:value-type="string" office:string-value="">
            <text:p/>
          </table:table-cell>
          <table:table-cell table:style-name="ce3" table:formula="of:=CHAR(INDEX([XOR.$B$2:.$Q$17];[.$B25]+1;[.AZ$3]+1 )*16+INDEX([XOR.$B$2:.$Q$17];[.$C25]+1;[.AZ$4]+1))" office:value-type="string" office:string-value="">
            <text:p/>
          </table:table-cell>
          <table:table-cell table:style-name="ce3" table:formula="of:=CHAR(INDEX([XOR.$B$2:.$Q$17];[.$B25]+1;[.BA$3]+1 )*16+INDEX([XOR.$B$2:.$Q$17];[.$C25]+1;[.BA$4]+1))" office:value-type="string" office:string-value="">
            <text:p/>
          </table:table-cell>
          <table:table-cell table:style-name="ce3" table:formula="of:=CHAR(INDEX([XOR.$B$2:.$Q$17];[.$B25]+1;[.BB$3]+1 )*16+INDEX([XOR.$B$2:.$Q$17];[.$C25]+1;[.BB$4]+1))" office:value-type="string" office:string-value="">
            <text:p/>
          </table:table-cell>
          <table:table-cell table:style-name="ce3" table:formula="of:=CHAR(INDEX([XOR.$B$2:.$Q$17];[.$B25]+1;[.BC$3]+1 )*16+INDEX([XOR.$B$2:.$Q$17];[.$C25]+1;[.BC$4]+1))" office:value-type="string" office:string-value="">
            <text:p/>
          </table:table-cell>
          <table:table-cell table:style-name="ce3" table:formula="of:=CHAR(INDEX([XOR.$B$2:.$Q$17];[.$B25]+1;[.BD$3]+1 )*16+INDEX([XOR.$B$2:.$Q$17];[.$C25]+1;[.BD$4]+1))" office:value-type="string" office:string-value="">
            <text:p/>
          </table:table-cell>
          <table:table-cell table:style-name="ce3" table:formula="of:=CHAR(INDEX([XOR.$B$2:.$Q$17];[.$B25]+1;[.BE$3]+1 )*16+INDEX([XOR.$B$2:.$Q$17];[.$C25]+1;[.BE$4]+1))" office:value-type="string" office:string-value="">
            <text:p/>
          </table:table-cell>
          <table:table-cell table:style-name="ce3" table:formula="of:=CHAR(INDEX([XOR.$B$2:.$Q$17];[.$B25]+1;[.BF$3]+1 )*16+INDEX([XOR.$B$2:.$Q$17];[.$C25]+1;[.BF$4]+1))" office:value-type="string" office:string-value="">
            <text:p/>
          </table:table-cell>
          <table:table-cell table:style-name="ce3" table:formula="of:=CHAR(INDEX([XOR.$B$2:.$Q$17];[.$B25]+1;[.BG$3]+1 )*16+INDEX([XOR.$B$2:.$Q$17];[.$C25]+1;[.BG$4]+1))" office:value-type="string" office:string-value="">
            <text:p/>
          </table:table-cell>
          <table:table-cell table:style-name="ce3" table:formula="of:=CHAR(INDEX([XOR.$B$2:.$Q$17];[.$B25]+1;[.BH$3]+1 )*16+INDEX([XOR.$B$2:.$Q$17];[.$C25]+1;[.BH$4]+1))" office:value-type="string" office:string-value="">
            <text:p/>
          </table:table-cell>
          <table:table-cell table:style-name="ce3" table:formula="of:=CHAR(INDEX([XOR.$B$2:.$Q$17];[.$B25]+1;[.BI$3]+1 )*16+INDEX([XOR.$B$2:.$Q$17];[.$C25]+1;[.BI$4]+1))" office:value-type="string" office:string-value="">
            <text:p/>
          </table:table-cell>
          <table:table-cell table:style-name="ce3" table:formula="of:=CHAR(INDEX([XOR.$B$2:.$Q$17];[.$B25]+1;[.BJ$3]+1 )*16+INDEX([XOR.$B$2:.$Q$17];[.$C25]+1;[.BJ$4]+1))" office:value-type="string" office:string-value="">
            <text:p/>
          </table:table-cell>
          <table:table-cell table:style-name="ce3" table:formula="of:=CHAR(INDEX([XOR.$B$2:.$Q$17];[.$B25]+1;[.BK$3]+1 )*16+INDEX([XOR.$B$2:.$Q$17];[.$C25]+1;[.BK$4]+1))" office:value-type="string" office:string-value="">
            <text:p/>
          </table:table-cell>
          <table:table-cell table:style-name="ce3" table:formula="of:=CHAR(INDEX([XOR.$B$2:.$Q$17];[.$B25]+1;[.BL$3]+1 )*16+INDEX([XOR.$B$2:.$Q$17];[.$C25]+1;[.BL$4]+1))" office:value-type="string" office:string-value="">
            <text:p/>
          </table:table-cell>
          <table:table-cell table:style-name="ce3" table:formula="of:=CHAR(INDEX([XOR.$B$2:.$Q$17];[.$B25]+1;[.BM$3]+1 )*16+INDEX([XOR.$B$2:.$Q$17];[.$C25]+1;[.BM$4]+1))" office:value-type="string" office:string-value="">
            <text:p/>
          </table:table-cell>
          <table:table-cell table:style-name="ce3" table:formula="of:=CHAR(INDEX([XOR.$B$2:.$Q$17];[.$B25]+1;[.BN$3]+1 )*16+INDEX([XOR.$B$2:.$Q$17];[.$C25]+1;[.BN$4]+1))" office:value-type="string" office:string-value="">
            <text:p/>
          </table:table-cell>
          <table:table-cell table:style-name="ce3" table:formula="of:=CHAR(INDEX([XOR.$B$2:.$Q$17];[.$B25]+1;[.BO$3]+1 )*16+INDEX([XOR.$B$2:.$Q$17];[.$C25]+1;[.BO$4]+1))" office:value-type="string" office:string-value="">
            <text:p/>
          </table:table-cell>
          <table:table-cell table:style-name="ce3" table:formula="of:=CHAR(INDEX([XOR.$B$2:.$Q$17];[.$B25]+1;[.BP$3]+1 )*16+INDEX([XOR.$B$2:.$Q$17];[.$C25]+1;[.BP$4]+1))" office:value-type="string" office:string-value="">
            <text:p/>
          </table:table-cell>
          <table:table-cell table:style-name="ce3" table:formula="of:=CHAR(INDEX([XOR.$B$2:.$Q$17];[.$B25]+1;[.BQ$3]+1 )*16+INDEX([XOR.$B$2:.$Q$17];[.$C25]+1;[.BQ$4]+1))" office:value-type="string" office:string-value="">
            <text:p/>
          </table:table-cell>
          <table:table-cell table:style-name="ce3" table:formula="of:=CHAR(INDEX([XOR.$B$2:.$Q$17];[.$B25]+1;[.BR$3]+1 )*16+INDEX([XOR.$B$2:.$Q$17];[.$C25]+1;[.BR$4]+1))" office:value-type="string" office:string-value="h">
            <text:p>h</text:p>
          </table:table-cell>
          <table:table-cell table:style-name="ce3" table:formula="of:=CHAR(INDEX([XOR.$B$2:.$Q$17];[.$B25]+1;[.BS$3]+1 )*16+INDEX([XOR.$B$2:.$Q$17];[.$C25]+1;[.BS$4]+1))" office:value-type="string" office:string-value="i">
            <text:p>i</text:p>
          </table:table-cell>
          <table:table-cell table:style-name="ce3" table:formula="of:=CHAR(INDEX([XOR.$B$2:.$Q$17];[.$B25]+1;[.BT$3]+1 )*16+INDEX([XOR.$B$2:.$Q$17];[.$C25]+1;[.BT$4]+1))" office:value-type="string" office:string-value="j">
            <text:p>j</text:p>
          </table:table-cell>
          <table:table-cell table:style-name="ce3" table:formula="of:=CHAR(INDEX([XOR.$B$2:.$Q$17];[.$B25]+1;[.BU$3]+1 )*16+INDEX([XOR.$B$2:.$Q$17];[.$C25]+1;[.BU$4]+1))" office:value-type="string" office:string-value="k">
            <text:p>k</text:p>
          </table:table-cell>
          <table:table-cell table:style-name="ce3" table:formula="of:=CHAR(INDEX([XOR.$B$2:.$Q$17];[.$B25]+1;[.BV$3]+1 )*16+INDEX([XOR.$B$2:.$Q$17];[.$C25]+1;[.BV$4]+1))" office:value-type="string" office:string-value="l">
            <text:p>l</text:p>
          </table:table-cell>
          <table:table-cell table:style-name="ce3" table:formula="of:=CHAR(INDEX([XOR.$B$2:.$Q$17];[.$B25]+1;[.BW$3]+1 )*16+INDEX([XOR.$B$2:.$Q$17];[.$C25]+1;[.BW$4]+1))" office:value-type="string" office:string-value="m">
            <text:p>m</text:p>
          </table:table-cell>
          <table:table-cell table:style-name="ce3" table:formula="of:=CHAR(INDEX([XOR.$B$2:.$Q$17];[.$B25]+1;[.BX$3]+1 )*16+INDEX([XOR.$B$2:.$Q$17];[.$C25]+1;[.BX$4]+1))" office:value-type="string" office:string-value="n">
            <text:p>n</text:p>
          </table:table-cell>
          <table:table-cell table:style-name="ce3" table:formula="of:=CHAR(INDEX([XOR.$B$2:.$Q$17];[.$B25]+1;[.BY$3]+1 )*16+INDEX([XOR.$B$2:.$Q$17];[.$C25]+1;[.BY$4]+1))" office:value-type="string" office:string-value="o">
            <text:p>o</text:p>
          </table:table-cell>
          <table:table-cell table:style-name="ce3" table:formula="of:=CHAR(INDEX([XOR.$B$2:.$Q$17];[.$B25]+1;[.BZ$3]+1 )*16+INDEX([XOR.$B$2:.$Q$17];[.$C25]+1;[.BZ$4]+1))" office:value-type="string" office:string-value="`">
            <text:p>`</text:p>
          </table:table-cell>
          <table:table-cell table:style-name="ce3" table:formula="of:=CHAR(INDEX([XOR.$B$2:.$Q$17];[.$B25]+1;[.CA$3]+1 )*16+INDEX([XOR.$B$2:.$Q$17];[.$C25]+1;[.CA$4]+1))" office:value-type="string" office:string-value="a">
            <text:p>a</text:p>
          </table:table-cell>
          <table:table-cell table:style-name="ce3" table:formula="of:=CHAR(INDEX([XOR.$B$2:.$Q$17];[.$B25]+1;[.CB$3]+1 )*16+INDEX([XOR.$B$2:.$Q$17];[.$C25]+1;[.CB$4]+1))" office:value-type="string" office:string-value="b">
            <text:p>b</text:p>
          </table:table-cell>
          <table:table-cell table:style-name="ce3" table:formula="of:=CHAR(INDEX([XOR.$B$2:.$Q$17];[.$B25]+1;[.CC$3]+1 )*16+INDEX([XOR.$B$2:.$Q$17];[.$C25]+1;[.CC$4]+1))" office:value-type="string" office:string-value="c">
            <text:p>c</text:p>
          </table:table-cell>
          <table:table-cell table:style-name="ce3" table:formula="of:=CHAR(INDEX([XOR.$B$2:.$Q$17];[.$B25]+1;[.CD$3]+1 )*16+INDEX([XOR.$B$2:.$Q$17];[.$C25]+1;[.CD$4]+1))" office:value-type="string" office:string-value="d">
            <text:p>d</text:p>
          </table:table-cell>
          <table:table-cell table:style-name="ce3" table:formula="of:=CHAR(INDEX([XOR.$B$2:.$Q$17];[.$B25]+1;[.CE$3]+1 )*16+INDEX([XOR.$B$2:.$Q$17];[.$C25]+1;[.CE$4]+1))" office:value-type="string" office:string-value="e">
            <text:p>e</text:p>
          </table:table-cell>
          <table:table-cell table:style-name="ce3" table:formula="of:=CHAR(INDEX([XOR.$B$2:.$Q$17];[.$B25]+1;[.CF$3]+1 )*16+INDEX([XOR.$B$2:.$Q$17];[.$C25]+1;[.CF$4]+1))" office:value-type="string" office:string-value="f">
            <text:p>f</text:p>
          </table:table-cell>
          <table:table-cell table:style-name="ce3" table:formula="of:=CHAR(INDEX([XOR.$B$2:.$Q$17];[.$B25]+1;[.CG$3]+1 )*16+INDEX([XOR.$B$2:.$Q$17];[.$C25]+1;[.CG$4]+1))" office:value-type="string" office:string-value="g">
            <text:p>g</text:p>
          </table:table-cell>
          <table:table-cell table:style-name="ce3" table:formula="of:=CHAR(INDEX([XOR.$B$2:.$Q$17];[.$B25]+1;[.CH$3]+1 )*16+INDEX([XOR.$B$2:.$Q$17];[.$C25]+1;[.CH$4]+1))" office:value-type="string" office:string-value="x">
            <text:p>x</text:p>
          </table:table-cell>
          <table:table-cell table:style-name="ce3" table:formula="of:=CHAR(INDEX([XOR.$B$2:.$Q$17];[.$B25]+1;[.CI$3]+1 )*16+INDEX([XOR.$B$2:.$Q$17];[.$C25]+1;[.CI$4]+1))" office:value-type="string" office:string-value="y">
            <text:p>y</text:p>
          </table:table-cell>
          <table:table-cell table:style-name="ce3" table:formula="of:=CHAR(INDEX([XOR.$B$2:.$Q$17];[.$B25]+1;[.CJ$3]+1 )*16+INDEX([XOR.$B$2:.$Q$17];[.$C25]+1;[.CJ$4]+1))" office:value-type="string" office:string-value="z">
            <text:p>z</text:p>
          </table:table-cell>
          <table:table-cell table:style-name="ce3" table:formula="of:=CHAR(INDEX([XOR.$B$2:.$Q$17];[.$B25]+1;[.CK$3]+1 )*16+INDEX([XOR.$B$2:.$Q$17];[.$C25]+1;[.CK$4]+1))" office:value-type="string" office:string-value="{">
            <text:p>{</text:p>
          </table:table-cell>
          <table:table-cell table:style-name="ce3" table:formula="of:=CHAR(INDEX([XOR.$B$2:.$Q$17];[.$B25]+1;[.CL$3]+1 )*16+INDEX([XOR.$B$2:.$Q$17];[.$C25]+1;[.CL$4]+1))" office:value-type="string" office:string-value="|">
            <text:p>|</text:p>
          </table:table-cell>
          <table:table-cell table:style-name="ce3" table:formula="of:=CHAR(INDEX([XOR.$B$2:.$Q$17];[.$B25]+1;[.CM$3]+1 )*16+INDEX([XOR.$B$2:.$Q$17];[.$C25]+1;[.CM$4]+1))" office:value-type="string" office:string-value="}">
            <text:p>}</text:p>
          </table:table-cell>
          <table:table-cell table:style-name="ce3" table:formula="of:=CHAR(INDEX([XOR.$B$2:.$Q$17];[.$B25]+1;[.CN$3]+1 )*16+INDEX([XOR.$B$2:.$Q$17];[.$C25]+1;[.CN$4]+1))" office:value-type="string" office:string-value="~">
            <text:p>~</text:p>
          </table:table-cell>
          <table:table-cell table:style-name="ce3" table:formula="of:=CHAR(INDEX([XOR.$B$2:.$Q$17];[.$B25]+1;[.CO$3]+1 )*16+INDEX([XOR.$B$2:.$Q$17];[.$C25]+1;[.CO$4]+1))" office:value-type="string" office:string-value="">
            <text:p></text:p>
          </table:table-cell>
          <table:table-cell table:style-name="ce8" table:formula="of:=CHAR(INDEX([XOR.$B$2:.$Q$17];[.$B25]+1;[.CP$3]+1 )*16+INDEX([XOR.$B$2:.$Q$17];[.$C25]+1;[.CP$4]+1))" office:value-type="string" office:string-value="p">
            <text:p>p</text:p>
          </table:table-cell>
          <table:table-cell table:style-name="ce3" table:formula="of:=CHAR(INDEX([XOR.$B$2:.$Q$17];[.$B25]+1;[.CQ$3]+1 )*16+INDEX([XOR.$B$2:.$Q$17];[.$C25]+1;[.CQ$4]+1))" office:value-type="string" office:string-value="q">
            <text:p>q</text:p>
          </table:table-cell>
          <table:table-cell table:style-name="ce3" table:formula="of:=CHAR(INDEX([XOR.$B$2:.$Q$17];[.$B25]+1;[.CR$3]+1 )*16+INDEX([XOR.$B$2:.$Q$17];[.$C25]+1;[.CR$4]+1))" office:value-type="string" office:string-value="r">
            <text:p>r</text:p>
          </table:table-cell>
          <table:table-cell table:style-name="ce3" table:formula="of:=CHAR(INDEX([XOR.$B$2:.$Q$17];[.$B25]+1;[.CS$3]+1 )*16+INDEX([XOR.$B$2:.$Q$17];[.$C25]+1;[.CS$4]+1))" office:value-type="string" office:string-value="s">
            <text:p>s</text:p>
          </table:table-cell>
          <table:table-cell table:style-name="ce3" table:formula="of:=CHAR(INDEX([XOR.$B$2:.$Q$17];[.$B25]+1;[.CT$3]+1 )*16+INDEX([XOR.$B$2:.$Q$17];[.$C25]+1;[.CT$4]+1))" office:value-type="string" office:string-value="t">
            <text:p>t</text:p>
          </table:table-cell>
          <table:table-cell table:style-name="ce3" table:formula="of:=CHAR(INDEX([XOR.$B$2:.$Q$17];[.$B25]+1;[.CU$3]+1 )*16+INDEX([XOR.$B$2:.$Q$17];[.$C25]+1;[.CU$4]+1))" office:value-type="string" office:string-value="u">
            <text:p>u</text:p>
          </table:table-cell>
          <table:table-cell table:style-name="ce3" table:formula="of:=CHAR(INDEX([XOR.$B$2:.$Q$17];[.$B25]+1;[.CV$3]+1 )*16+INDEX([XOR.$B$2:.$Q$17];[.$C25]+1;[.CV$4]+1))" office:value-type="string" office:string-value="v">
            <text:p>v</text:p>
          </table:table-cell>
          <table:table-cell table:style-name="ce3" table:formula="of:=CHAR(INDEX([XOR.$B$2:.$Q$17];[.$B25]+1;[.CW$3]+1 )*16+INDEX([XOR.$B$2:.$Q$17];[.$C25]+1;[.CW$4]+1))" office:value-type="string" office:string-value="w">
            <text:p>w</text:p>
          </table:table-cell>
          <table:table-cell table:style-name="ce3" table:formula="of:=CHAR(INDEX([XOR.$B$2:.$Q$17];[.$B25]+1;[.CX$3]+1 )*16+INDEX([XOR.$B$2:.$Q$17];[.$C25]+1;[.CX$4]+1))" office:value-type="string" office:string-value="H">
            <text:p>H</text:p>
          </table:table-cell>
          <table:table-cell table:style-name="ce3" table:formula="of:=CHAR(INDEX([XOR.$B$2:.$Q$17];[.$B25]+1;[.CY$3]+1 )*16+INDEX([XOR.$B$2:.$Q$17];[.$C25]+1;[.CY$4]+1))" office:value-type="string" office:string-value="I">
            <text:p>I</text:p>
          </table:table-cell>
          <table:table-cell table:style-name="ce3" table:formula="of:=CHAR(INDEX([XOR.$B$2:.$Q$17];[.$B25]+1;[.CZ$3]+1 )*16+INDEX([XOR.$B$2:.$Q$17];[.$C25]+1;[.CZ$4]+1))" office:value-type="string" office:string-value="J">
            <text:p>J</text:p>
          </table:table-cell>
          <table:table-cell table:style-name="ce3" table:formula="of:=CHAR(INDEX([XOR.$B$2:.$Q$17];[.$B25]+1;[.DA$3]+1 )*16+INDEX([XOR.$B$2:.$Q$17];[.$C25]+1;[.DA$4]+1))" office:value-type="string" office:string-value="K">
            <text:p>K</text:p>
          </table:table-cell>
          <table:table-cell table:style-name="ce3" table:formula="of:=CHAR(INDEX([XOR.$B$2:.$Q$17];[.$B25]+1;[.DB$3]+1 )*16+INDEX([XOR.$B$2:.$Q$17];[.$C25]+1;[.DB$4]+1))" office:value-type="string" office:string-value="L">
            <text:p>L</text:p>
          </table:table-cell>
          <table:table-cell table:style-name="ce3" table:formula="of:=CHAR(INDEX([XOR.$B$2:.$Q$17];[.$B25]+1;[.DC$3]+1 )*16+INDEX([XOR.$B$2:.$Q$17];[.$C25]+1;[.DC$4]+1))" office:value-type="string" office:string-value="M">
            <text:p>M</text:p>
          </table:table-cell>
          <table:table-cell table:style-name="ce3" table:formula="of:=CHAR(INDEX([XOR.$B$2:.$Q$17];[.$B25]+1;[.DD$3]+1 )*16+INDEX([XOR.$B$2:.$Q$17];[.$C25]+1;[.DD$4]+1))" office:value-type="string" office:string-value="N">
            <text:p>N</text:p>
          </table:table-cell>
          <table:table-cell table:style-name="ce3" table:formula="of:=CHAR(INDEX([XOR.$B$2:.$Q$17];[.$B25]+1;[.DE$3]+1 )*16+INDEX([XOR.$B$2:.$Q$17];[.$C25]+1;[.DE$4]+1))" office:value-type="string" office:string-value="O">
            <text:p>O</text:p>
          </table:table-cell>
          <table:table-cell table:style-name="ce3" table:formula="of:=CHAR(INDEX([XOR.$B$2:.$Q$17];[.$B25]+1;[.DF$3]+1 )*16+INDEX([XOR.$B$2:.$Q$17];[.$C25]+1;[.DF$4]+1))" office:value-type="string" office:string-value="@">
            <text:p>@</text:p>
          </table:table-cell>
          <table:table-cell table:style-name="ce3" table:formula="of:=CHAR(INDEX([XOR.$B$2:.$Q$17];[.$B25]+1;[.DG$3]+1 )*16+INDEX([XOR.$B$2:.$Q$17];[.$C25]+1;[.DG$4]+1))" office:value-type="string" office:string-value="A">
            <text:p>A</text:p>
          </table:table-cell>
          <table:table-cell table:style-name="ce3" table:formula="of:=CHAR(INDEX([XOR.$B$2:.$Q$17];[.$B25]+1;[.DH$3]+1 )*16+INDEX([XOR.$B$2:.$Q$17];[.$C25]+1;[.DH$4]+1))" office:value-type="string" office:string-value="B">
            <text:p>B</text:p>
          </table:table-cell>
          <table:table-cell table:style-name="ce3" table:formula="of:=CHAR(INDEX([XOR.$B$2:.$Q$17];[.$B25]+1;[.DI$3]+1 )*16+INDEX([XOR.$B$2:.$Q$17];[.$C25]+1;[.DI$4]+1))" office:value-type="string" office:string-value="C">
            <text:p>C</text:p>
          </table:table-cell>
          <table:table-cell table:style-name="ce3" table:formula="of:=CHAR(INDEX([XOR.$B$2:.$Q$17];[.$B25]+1;[.DJ$3]+1 )*16+INDEX([XOR.$B$2:.$Q$17];[.$C25]+1;[.DJ$4]+1))" office:value-type="string" office:string-value="D">
            <text:p>D</text:p>
          </table:table-cell>
          <table:table-cell table:style-name="ce3" table:formula="of:=CHAR(INDEX([XOR.$B$2:.$Q$17];[.$B25]+1;[.DK$3]+1 )*16+INDEX([XOR.$B$2:.$Q$17];[.$C25]+1;[.DK$4]+1))" office:value-type="string" office:string-value="E">
            <text:p>E</text:p>
          </table:table-cell>
          <table:table-cell table:style-name="ce3" table:formula="of:=CHAR(INDEX([XOR.$B$2:.$Q$17];[.$B25]+1;[.DL$3]+1 )*16+INDEX([XOR.$B$2:.$Q$17];[.$C25]+1;[.DL$4]+1))" office:value-type="string" office:string-value="F">
            <text:p>F</text:p>
          </table:table-cell>
          <table:table-cell table:style-name="ce3" table:formula="of:=CHAR(INDEX([XOR.$B$2:.$Q$17];[.$B25]+1;[.DM$3]+1 )*16+INDEX([XOR.$B$2:.$Q$17];[.$C25]+1;[.DM$4]+1))" office:value-type="string" office:string-value="G">
            <text:p>G</text:p>
          </table:table-cell>
          <table:table-cell table:style-name="ce3" table:formula="of:=CHAR(INDEX([XOR.$B$2:.$Q$17];[.$B25]+1;[.DN$3]+1 )*16+INDEX([XOR.$B$2:.$Q$17];[.$C25]+1;[.DN$4]+1))" office:value-type="string" office:string-value="X">
            <text:p>X</text:p>
          </table:table-cell>
          <table:table-cell table:style-name="ce3" table:formula="of:=CHAR(INDEX([XOR.$B$2:.$Q$17];[.$B25]+1;[.DO$3]+1 )*16+INDEX([XOR.$B$2:.$Q$17];[.$C25]+1;[.DO$4]+1))" office:value-type="string" office:string-value="Y">
            <text:p>Y</text:p>
          </table:table-cell>
          <table:table-cell table:style-name="ce3" table:formula="of:=CHAR(INDEX([XOR.$B$2:.$Q$17];[.$B25]+1;[.DP$3]+1 )*16+INDEX([XOR.$B$2:.$Q$17];[.$C25]+1;[.DP$4]+1))" office:value-type="string" office:string-value="Z">
            <text:p>Z</text:p>
          </table:table-cell>
          <table:table-cell table:style-name="ce3" table:formula="of:=CHAR(INDEX([XOR.$B$2:.$Q$17];[.$B25]+1;[.DQ$3]+1 )*16+INDEX([XOR.$B$2:.$Q$17];[.$C25]+1;[.DQ$4]+1))" office:value-type="string" office:string-value="[">
            <text:p>[</text:p>
          </table:table-cell>
          <table:table-cell table:style-name="ce3" table:formula="of:=CHAR(INDEX([XOR.$B$2:.$Q$17];[.$B25]+1;[.DR$3]+1 )*16+INDEX([XOR.$B$2:.$Q$17];[.$C25]+1;[.DR$4]+1))" office:value-type="string" office:string-value="\">
            <text:p>\</text:p>
          </table:table-cell>
          <table:table-cell table:style-name="ce3" table:formula="of:=CHAR(INDEX([XOR.$B$2:.$Q$17];[.$B25]+1;[.DS$3]+1 )*16+INDEX([XOR.$B$2:.$Q$17];[.$C25]+1;[.DS$4]+1))" office:value-type="string" office:string-value="]">
            <text:p>]</text:p>
          </table:table-cell>
          <table:table-cell table:style-name="ce3" table:formula="of:=CHAR(INDEX([XOR.$B$2:.$Q$17];[.$B25]+1;[.DT$3]+1 )*16+INDEX([XOR.$B$2:.$Q$17];[.$C25]+1;[.DT$4]+1))" office:value-type="string" office:string-value="^">
            <text:p>^</text:p>
          </table:table-cell>
          <table:table-cell table:style-name="ce3" table:formula="of:=CHAR(INDEX([XOR.$B$2:.$Q$17];[.$B25]+1;[.DU$3]+1 )*16+INDEX([XOR.$B$2:.$Q$17];[.$C25]+1;[.DU$4]+1))" office:value-type="string" office:string-value="_">
            <text:p>_</text:p>
          </table:table-cell>
          <table:table-cell table:style-name="ce3" table:formula="of:=CHAR(INDEX([XOR.$B$2:.$Q$17];[.$B25]+1;[.DV$3]+1 )*16+INDEX([XOR.$B$2:.$Q$17];[.$C25]+1;[.DV$4]+1))" office:value-type="string" office:string-value="P">
            <text:p>P</text:p>
          </table:table-cell>
          <table:table-cell table:style-name="ce3" table:formula="of:=CHAR(INDEX([XOR.$B$2:.$Q$17];[.$B25]+1;[.DW$3]+1 )*16+INDEX([XOR.$B$2:.$Q$17];[.$C25]+1;[.DW$4]+1))" office:value-type="string" office:string-value="Q">
            <text:p>Q</text:p>
          </table:table-cell>
          <table:table-cell table:style-name="ce3" table:formula="of:=CHAR(INDEX([XOR.$B$2:.$Q$17];[.$B25]+1;[.DX$3]+1 )*16+INDEX([XOR.$B$2:.$Q$17];[.$C25]+1;[.DX$4]+1))" office:value-type="string" office:string-value="R">
            <text:p>R</text:p>
          </table:table-cell>
          <table:table-cell table:style-name="ce3" table:formula="of:=CHAR(INDEX([XOR.$B$2:.$Q$17];[.$B25]+1;[.DY$3]+1 )*16+INDEX([XOR.$B$2:.$Q$17];[.$C25]+1;[.DY$4]+1))" office:value-type="string" office:string-value="S">
            <text:p>S</text:p>
          </table:table-cell>
          <table:table-cell table:style-name="ce3" table:formula="of:=CHAR(INDEX([XOR.$B$2:.$Q$17];[.$B25]+1;[.DZ$3]+1 )*16+INDEX([XOR.$B$2:.$Q$17];[.$C25]+1;[.DZ$4]+1))" office:value-type="string" office:string-value="T">
            <text:p>T</text:p>
          </table:table-cell>
          <table:table-cell table:style-name="ce3" table:formula="of:=CHAR(INDEX([XOR.$B$2:.$Q$17];[.$B25]+1;[.EA$3]+1 )*16+INDEX([XOR.$B$2:.$Q$17];[.$C25]+1;[.EA$4]+1))" office:value-type="string" office:string-value="U">
            <text:p>U</text:p>
          </table:table-cell>
          <table:table-cell table:style-name="ce3" table:formula="of:=CHAR(INDEX([XOR.$B$2:.$Q$17];[.$B25]+1;[.EB$3]+1 )*16+INDEX([XOR.$B$2:.$Q$17];[.$C25]+1;[.EB$4]+1))" office:value-type="string" office:string-value="V">
            <text:p>V</text:p>
          </table:table-cell>
          <table:table-cell table:style-name="ce3" table:formula="of:=CHAR(INDEX([XOR.$B$2:.$Q$17];[.$B25]+1;[.EC$3]+1 )*16+INDEX([XOR.$B$2:.$Q$17];[.$C25]+1;[.EC$4]+1))" office:value-type="string" office:string-value="W">
            <text:p>W</text:p>
          </table:table-cell>
          <table:table-cell table:style-name="ce3" table:number-columns-repeated="21"/>
        </table:table-row>
        <table:table-row table:style-name="ro4">
          <table:table-cell table:formula="of:=[.A25]+2" office:value-type="float" office:value="43">
            <text:p>43</text:p>
          </table:table-cell>
          <table:table-cell table:formula="of:=RIGHT(LEFT([.$B$1];[.A26]);1)" office:value-type="string" office:string-value="3">
            <text:p>3</text:p>
          </table:table-cell>
          <table:table-cell table:formula="of:=VLOOKUP(RIGHT(LEFT([.$B$1];[.A26]+1);1);[Sheet1.$A$2:.$C$17];3;0)" office:value-type="float" office:value="7">
            <text:p>7</text:p>
          </table:table-cell>
          <table:table-cell table:formula="of:=[.C26]+[.B26]*16" office:value-type="float" office:value="55">
            <text:p>55</text:p>
          </table:table-cell>
          <table:table-cell table:formula="of:=CHAR([.D26])" office:value-type="string" office:string-value="7">
            <text:p>7</text:p>
          </table:table-cell>
          <table:table-cell table:style-name="ce3" table:formula="of:=CHAR(INDEX([XOR.$B$2:.$Q$17];[.$B26]+1;[.F$3]+1 )*16+INDEX([XOR.$B$2:.$Q$17];[.$C26]+1;[.F$4]+1))" office:value-type="string" office:string-value="7">
            <text:p>7</text:p>
          </table:table-cell>
          <table:table-cell table:style-name="ce3" table:formula="of:=CHAR(INDEX([XOR.$B$2:.$Q$17];[.$B26]+1;[.G$3]+1 )*16+INDEX([XOR.$B$2:.$Q$17];[.$C26]+1;[.G$4]+1))" office:value-type="string" office:string-value="6">
            <text:p>6</text:p>
          </table:table-cell>
          <table:table-cell table:style-name="ce3" table:formula="of:=CHAR(INDEX([XOR.$B$2:.$Q$17];[.$B26]+1;[.H$3]+1 )*16+INDEX([XOR.$B$2:.$Q$17];[.$C26]+1;[.H$4]+1))" office:value-type="string" office:string-value="5">
            <text:p>5</text:p>
          </table:table-cell>
          <table:table-cell table:style-name="ce3" table:formula="of:=CHAR(INDEX([XOR.$B$2:.$Q$17];[.$B26]+1;[.I$3]+1 )*16+INDEX([XOR.$B$2:.$Q$17];[.$C26]+1;[.I$4]+1))" office:value-type="string" office:string-value="4">
            <text:p>4</text:p>
          </table:table-cell>
          <table:table-cell table:style-name="ce3" table:formula="of:=CHAR(INDEX([XOR.$B$2:.$Q$17];[.$B26]+1;[.J$3]+1 )*16+INDEX([XOR.$B$2:.$Q$17];[.$C26]+1;[.J$4]+1))" office:value-type="string" office:string-value="3">
            <text:p>3</text:p>
          </table:table-cell>
          <table:table-cell table:style-name="ce3" table:formula="of:=CHAR(INDEX([XOR.$B$2:.$Q$17];[.$B26]+1;[.K$3]+1 )*16+INDEX([XOR.$B$2:.$Q$17];[.$C26]+1;[.K$4]+1))" office:value-type="string" office:string-value="2">
            <text:p>2</text:p>
          </table:table-cell>
          <table:table-cell table:style-name="ce3" table:formula="of:=CHAR(INDEX([XOR.$B$2:.$Q$17];[.$B26]+1;[.L$3]+1 )*16+INDEX([XOR.$B$2:.$Q$17];[.$C26]+1;[.L$4]+1))" office:value-type="string" office:string-value="1">
            <text:p>1</text:p>
          </table:table-cell>
          <table:table-cell table:style-name="ce3" table:formula="of:=CHAR(INDEX([XOR.$B$2:.$Q$17];[.$B26]+1;[.M$3]+1 )*16+INDEX([XOR.$B$2:.$Q$17];[.$C26]+1;[.M$4]+1))" office:value-type="string" office:string-value="0">
            <text:p>0</text:p>
          </table:table-cell>
          <table:table-cell table:style-name="ce3" table:formula="of:=CHAR(INDEX([XOR.$B$2:.$Q$17];[.$B26]+1;[.N$3]+1 )*16+INDEX([XOR.$B$2:.$Q$17];[.$C26]+1;[.N$4]+1))" office:value-type="string" office:string-value="?">
            <text:p>?</text:p>
          </table:table-cell>
          <table:table-cell table:style-name="ce3" table:formula="of:=CHAR(INDEX([XOR.$B$2:.$Q$17];[.$B26]+1;[.O$3]+1 )*16+INDEX([XOR.$B$2:.$Q$17];[.$C26]+1;[.O$4]+1))" office:value-type="string" office:string-value="&gt;">
            <text:p>&gt;</text:p>
          </table:table-cell>
          <table:table-cell table:style-name="ce3" table:formula="of:=CHAR(INDEX([XOR.$B$2:.$Q$17];[.$B26]+1;[.P$3]+1 )*16+INDEX([XOR.$B$2:.$Q$17];[.$C26]+1;[.P$4]+1))" office:value-type="string" office:string-value="=">
            <text:p>=</text:p>
          </table:table-cell>
          <table:table-cell table:style-name="ce3" table:formula="of:=CHAR(INDEX([XOR.$B$2:.$Q$17];[.$B26]+1;[.Q$3]+1 )*16+INDEX([XOR.$B$2:.$Q$17];[.$C26]+1;[.Q$4]+1))" office:value-type="string" office:string-value="&lt;">
            <text:p>&lt;</text:p>
          </table:table-cell>
          <table:table-cell table:style-name="ce3" table:formula="of:=CHAR(INDEX([XOR.$B$2:.$Q$17];[.$B26]+1;[.R$3]+1 )*16+INDEX([XOR.$B$2:.$Q$17];[.$C26]+1;[.R$4]+1))" office:value-type="string" office:string-value=";">
            <text:p>;</text:p>
          </table:table-cell>
          <table:table-cell table:style-name="ce3" table:formula="of:=CHAR(INDEX([XOR.$B$2:.$Q$17];[.$B26]+1;[.S$3]+1 )*16+INDEX([XOR.$B$2:.$Q$17];[.$C26]+1;[.S$4]+1))" office:value-type="string" office:string-value=":">
            <text:p>:</text:p>
          </table:table-cell>
          <table:table-cell table:style-name="ce3" table:formula="of:=CHAR(INDEX([XOR.$B$2:.$Q$17];[.$B26]+1;[.T$3]+1 )*16+INDEX([XOR.$B$2:.$Q$17];[.$C26]+1;[.T$4]+1))" office:value-type="string" office:string-value="9">
            <text:p>9</text:p>
          </table:table-cell>
          <table:table-cell table:style-name="ce3" table:formula="of:=CHAR(INDEX([XOR.$B$2:.$Q$17];[.$B26]+1;[.U$3]+1 )*16+INDEX([XOR.$B$2:.$Q$17];[.$C26]+1;[.U$4]+1))" office:value-type="string" office:string-value="8">
            <text:p>8</text:p>
          </table:table-cell>
          <table:table-cell table:style-name="ce3" table:formula="of:=CHAR(INDEX([XOR.$B$2:.$Q$17];[.$B26]+1;[.V$3]+1 )*16+INDEX([XOR.$B$2:.$Q$17];[.$C26]+1;[.V$4]+1))" office:value-type="string" office:string-value="'">
            <text:p>'</text:p>
          </table:table-cell>
          <table:table-cell table:style-name="ce3" table:formula="of:=CHAR(INDEX([XOR.$B$2:.$Q$17];[.$B26]+1;[.W$3]+1 )*16+INDEX([XOR.$B$2:.$Q$17];[.$C26]+1;[.W$4]+1))" office:value-type="string" office:string-value="&amp;">
            <text:p>&amp;</text:p>
          </table:table-cell>
          <table:table-cell table:style-name="ce3" table:formula="of:=CHAR(INDEX([XOR.$B$2:.$Q$17];[.$B26]+1;[.X$3]+1 )*16+INDEX([XOR.$B$2:.$Q$17];[.$C26]+1;[.X$4]+1))" office:value-type="string" office:string-value="%">
            <text:p>%</text:p>
          </table:table-cell>
          <table:table-cell table:style-name="ce3" table:formula="of:=CHAR(INDEX([XOR.$B$2:.$Q$17];[.$B26]+1;[.Y$3]+1 )*16+INDEX([XOR.$B$2:.$Q$17];[.$C26]+1;[.Y$4]+1))" office:value-type="string" office:string-value="$">
            <text:p>$</text:p>
          </table:table-cell>
          <table:table-cell table:style-name="ce3" table:formula="of:=CHAR(INDEX([XOR.$B$2:.$Q$17];[.$B26]+1;[.Z$3]+1 )*16+INDEX([XOR.$B$2:.$Q$17];[.$C26]+1;[.Z$4]+1))" office:value-type="string" office:string-value="#">
            <text:p>#</text:p>
          </table:table-cell>
          <table:table-cell table:style-name="ce3" table:formula="of:=CHAR(INDEX([XOR.$B$2:.$Q$17];[.$B26]+1;[.AA$3]+1 )*16+INDEX([XOR.$B$2:.$Q$17];[.$C26]+1;[.AA$4]+1))" office:value-type="string" office:string-value="&quot;">
            <text:p>"</text:p>
          </table:table-cell>
          <table:table-cell table:style-name="ce3" table:formula="of:=CHAR(INDEX([XOR.$B$2:.$Q$17];[.$B26]+1;[.AB$3]+1 )*16+INDEX([XOR.$B$2:.$Q$17];[.$C26]+1;[.AB$4]+1))" office:value-type="string" office:string-value="!">
            <text:p>!</text:p>
          </table:table-cell>
          <table:table-cell table:style-name="ce3" table:formula="of:=CHAR(INDEX([XOR.$B$2:.$Q$17];[.$B26]+1;[.AC$3]+1 )*16+INDEX([XOR.$B$2:.$Q$17];[.$C26]+1;[.AC$4]+1))" office:value-type="string" office:string-value=" ">
            <text:p><text:s/></text:p>
          </table:table-cell>
          <table:table-cell table:style-name="ce3" table:formula="of:=CHAR(INDEX([XOR.$B$2:.$Q$17];[.$B26]+1;[.AD$3]+1 )*16+INDEX([XOR.$B$2:.$Q$17];[.$C26]+1;[.AD$4]+1))" office:value-type="string" office:string-value="/">
            <text:p>/</text:p>
          </table:table-cell>
          <table:table-cell table:style-name="ce3" table:formula="of:=CHAR(INDEX([XOR.$B$2:.$Q$17];[.$B26]+1;[.AE$3]+1 )*16+INDEX([XOR.$B$2:.$Q$17];[.$C26]+1;[.AE$4]+1))" office:value-type="string" office:string-value=".">
            <text:p>.</text:p>
          </table:table-cell>
          <table:table-cell table:style-name="ce3" table:formula="of:=CHAR(INDEX([XOR.$B$2:.$Q$17];[.$B26]+1;[.AF$3]+1 )*16+INDEX([XOR.$B$2:.$Q$17];[.$C26]+1;[.AF$4]+1))" office:value-type="string" office:string-value="-">
            <text:p>-</text:p>
          </table:table-cell>
          <table:table-cell table:style-name="ce3" table:formula="of:=CHAR(INDEX([XOR.$B$2:.$Q$17];[.$B26]+1;[.AG$3]+1 )*16+INDEX([XOR.$B$2:.$Q$17];[.$C26]+1;[.AG$4]+1))" office:value-type="string" office:string-value=",">
            <text:p>,</text:p>
          </table:table-cell>
          <table:table-cell table:style-name="ce3" table:formula="of:=CHAR(INDEX([XOR.$B$2:.$Q$17];[.$B26]+1;[.AH$3]+1 )*16+INDEX([XOR.$B$2:.$Q$17];[.$C26]+1;[.AH$4]+1))" office:value-type="string" office:string-value="+">
            <text:p>+</text:p>
          </table:table-cell>
          <table:table-cell table:style-name="ce3" table:formula="of:=CHAR(INDEX([XOR.$B$2:.$Q$17];[.$B26]+1;[.AI$3]+1 )*16+INDEX([XOR.$B$2:.$Q$17];[.$C26]+1;[.AI$4]+1))" office:value-type="string" office:string-value="*">
            <text:p>*</text:p>
          </table:table-cell>
          <table:table-cell table:style-name="ce3" table:formula="of:=CHAR(INDEX([XOR.$B$2:.$Q$17];[.$B26]+1;[.AJ$3]+1 )*16+INDEX([XOR.$B$2:.$Q$17];[.$C26]+1;[.AJ$4]+1))" office:value-type="string" office:string-value=")">
            <text:p>)</text:p>
          </table:table-cell>
          <table:table-cell table:style-name="ce3" table:formula="of:=CHAR(INDEX([XOR.$B$2:.$Q$17];[.$B26]+1;[.AK$3]+1 )*16+INDEX([XOR.$B$2:.$Q$17];[.$C26]+1;[.AK$4]+1))" office:value-type="string" office:string-value="(">
            <text:p>(</text:p>
          </table:table-cell>
          <table:table-cell table:style-name="ce3" table:formula="of:=CHAR(INDEX([XOR.$B$2:.$Q$17];[.$B26]+1;[.AL$3]+1 )*16+INDEX([XOR.$B$2:.$Q$17];[.$C26]+1;[.AL$4]+1))" office:value-type="string" office:string-value="">
            <text:p/>
          </table:table-cell>
          <table:table-cell table:style-name="ce3" table:formula="of:=CHAR(INDEX([XOR.$B$2:.$Q$17];[.$B26]+1;[.AM$3]+1 )*16+INDEX([XOR.$B$2:.$Q$17];[.$C26]+1;[.AM$4]+1))" office:value-type="string" office:string-value="">
            <text:p/>
          </table:table-cell>
          <table:table-cell table:style-name="ce3" table:formula="of:=CHAR(INDEX([XOR.$B$2:.$Q$17];[.$B26]+1;[.AN$3]+1 )*16+INDEX([XOR.$B$2:.$Q$17];[.$C26]+1;[.AN$4]+1))" office:value-type="string" office:string-value="">
            <text:p/>
          </table:table-cell>
          <table:table-cell table:style-name="ce3" table:formula="of:=CHAR(INDEX([XOR.$B$2:.$Q$17];[.$B26]+1;[.AO$3]+1 )*16+INDEX([XOR.$B$2:.$Q$17];[.$C26]+1;[.AO$4]+1))" office:value-type="string" office:string-value="">
            <text:p/>
          </table:table-cell>
          <table:table-cell table:style-name="ce3" table:formula="of:=CHAR(INDEX([XOR.$B$2:.$Q$17];[.$B26]+1;[.AP$3]+1 )*16+INDEX([XOR.$B$2:.$Q$17];[.$C26]+1;[.AP$4]+1))" office:value-type="string" office:string-value="">
            <text:p/>
          </table:table-cell>
          <table:table-cell table:style-name="ce3" table:formula="of:=CHAR(INDEX([XOR.$B$2:.$Q$17];[.$B26]+1;[.AQ$3]+1 )*16+INDEX([XOR.$B$2:.$Q$17];[.$C26]+1;[.AQ$4]+1))" office:value-type="string" office:string-value="">
            <text:p/>
          </table:table-cell>
          <table:table-cell table:style-name="ce3" table:formula="of:=CHAR(INDEX([XOR.$B$2:.$Q$17];[.$B26]+1;[.AR$3]+1 )*16+INDEX([XOR.$B$2:.$Q$17];[.$C26]+1;[.AR$4]+1))" office:value-type="string" office:string-value="">
            <text:p/>
          </table:table-cell>
          <table:table-cell table:style-name="ce3" table:formula="of:=CHAR(INDEX([XOR.$B$2:.$Q$17];[.$B26]+1;[.AS$3]+1 )*16+INDEX([XOR.$B$2:.$Q$17];[.$C26]+1;[.AS$4]+1))" office:value-type="string" office:string-value="">
            <text:p/>
          </table:table-cell>
          <table:table-cell table:style-name="ce3" table:formula="of:=CHAR(INDEX([XOR.$B$2:.$Q$17];[.$B26]+1;[.AT$3]+1 )*16+INDEX([XOR.$B$2:.$Q$17];[.$C26]+1;[.AT$4]+1))" office:value-type="string" office:string-value="">
            <text:p/>
          </table:table-cell>
          <table:table-cell table:style-name="ce3" table:formula="of:=CHAR(INDEX([XOR.$B$2:.$Q$17];[.$B26]+1;[.AU$3]+1 )*16+INDEX([XOR.$B$2:.$Q$17];[.$C26]+1;[.AU$4]+1))" office:value-type="string" office:string-value="">
            <text:p/>
          </table:table-cell>
          <table:table-cell table:style-name="ce3" table:formula="of:=CHAR(INDEX([XOR.$B$2:.$Q$17];[.$B26]+1;[.AV$3]+1 )*16+INDEX([XOR.$B$2:.$Q$17];[.$C26]+1;[.AV$4]+1))" office:value-type="string" office:string-value="">
            <text:p/>
          </table:table-cell>
          <table:table-cell table:style-name="ce3" table:formula="of:=CHAR(INDEX([XOR.$B$2:.$Q$17];[.$B26]+1;[.AW$3]+1 )*16+INDEX([XOR.$B$2:.$Q$17];[.$C26]+1;[.AW$4]+1))" office:value-type="string" office:string-value="">
            <text:p/>
          </table:table-cell>
          <table:table-cell table:style-name="ce3" table:formula="of:=CHAR(INDEX([XOR.$B$2:.$Q$17];[.$B26]+1;[.AX$3]+1 )*16+INDEX([XOR.$B$2:.$Q$17];[.$C26]+1;[.AX$4]+1))" office:value-type="string" office:string-value="">
            <text:p/>
          </table:table-cell>
          <table:table-cell table:style-name="ce3" table:formula="of:=CHAR(INDEX([XOR.$B$2:.$Q$17];[.$B26]+1;[.AY$3]+1 )*16+INDEX([XOR.$B$2:.$Q$17];[.$C26]+1;[.AY$4]+1))" office:value-type="string" office:string-value="">
            <text:p/>
          </table:table-cell>
          <table:table-cell table:style-name="ce3" table:formula="of:=CHAR(INDEX([XOR.$B$2:.$Q$17];[.$B26]+1;[.AZ$3]+1 )*16+INDEX([XOR.$B$2:.$Q$17];[.$C26]+1;[.AZ$4]+1))" office:value-type="string" office:string-value="">
            <text:p/>
          </table:table-cell>
          <table:table-cell table:style-name="ce3" table:formula="of:=CHAR(INDEX([XOR.$B$2:.$Q$17];[.$B26]+1;[.BA$3]+1 )*16+INDEX([XOR.$B$2:.$Q$17];[.$C26]+1;[.BA$4]+1))" office:value-type="string" office:string-value="">
            <text:p/>
          </table:table-cell>
          <table:table-cell table:style-name="ce3" table:formula="of:=CHAR(INDEX([XOR.$B$2:.$Q$17];[.$B26]+1;[.BB$3]+1 )*16+INDEX([XOR.$B$2:.$Q$17];[.$C26]+1;[.BB$4]+1))" office:value-type="string" office:string-value="">
            <text:p/>
          </table:table-cell>
          <table:table-cell table:style-name="ce3" table:formula="of:=CHAR(INDEX([XOR.$B$2:.$Q$17];[.$B26]+1;[.BC$3]+1 )*16+INDEX([XOR.$B$2:.$Q$17];[.$C26]+1;[.BC$4]+1))" office:value-type="string" office:string-value="">
            <text:p/>
          </table:table-cell>
          <table:table-cell table:style-name="ce3" table:formula="of:=CHAR(INDEX([XOR.$B$2:.$Q$17];[.$B26]+1;[.BD$3]+1 )*16+INDEX([XOR.$B$2:.$Q$17];[.$C26]+1;[.BD$4]+1))" office:value-type="string" office:string-value="">
            <text:p/>
          </table:table-cell>
          <table:table-cell table:style-name="ce3" table:formula="of:=CHAR(INDEX([XOR.$B$2:.$Q$17];[.$B26]+1;[.BE$3]+1 )*16+INDEX([XOR.$B$2:.$Q$17];[.$C26]+1;[.BE$4]+1))" office:value-type="string" office:string-value="">
            <text:p/>
          </table:table-cell>
          <table:table-cell table:style-name="ce3" table:formula="of:=CHAR(INDEX([XOR.$B$2:.$Q$17];[.$B26]+1;[.BF$3]+1 )*16+INDEX([XOR.$B$2:.$Q$17];[.$C26]+1;[.BF$4]+1))" office:value-type="string" office:string-value="">
            <text:p/>
          </table:table-cell>
          <table:table-cell table:style-name="ce3" table:formula="of:=CHAR(INDEX([XOR.$B$2:.$Q$17];[.$B26]+1;[.BG$3]+1 )*16+INDEX([XOR.$B$2:.$Q$17];[.$C26]+1;[.BG$4]+1))" office:value-type="string" office:string-value="">
            <text:p/>
          </table:table-cell>
          <table:table-cell table:style-name="ce3" table:formula="of:=CHAR(INDEX([XOR.$B$2:.$Q$17];[.$B26]+1;[.BH$3]+1 )*16+INDEX([XOR.$B$2:.$Q$17];[.$C26]+1;[.BH$4]+1))" office:value-type="string" office:string-value="">
            <text:p/>
          </table:table-cell>
          <table:table-cell table:style-name="ce3" table:formula="of:=CHAR(INDEX([XOR.$B$2:.$Q$17];[.$B26]+1;[.BI$3]+1 )*16+INDEX([XOR.$B$2:.$Q$17];[.$C26]+1;[.BI$4]+1))" office:value-type="string" office:string-value="">
            <text:p/>
          </table:table-cell>
          <table:table-cell table:style-name="ce3" table:formula="of:=CHAR(INDEX([XOR.$B$2:.$Q$17];[.$B26]+1;[.BJ$3]+1 )*16+INDEX([XOR.$B$2:.$Q$17];[.$C26]+1;[.BJ$4]+1))" office:value-type="string" office:string-value="">
            <text:p/>
          </table:table-cell>
          <table:table-cell table:style-name="ce3" table:formula="of:=CHAR(INDEX([XOR.$B$2:.$Q$17];[.$B26]+1;[.BK$3]+1 )*16+INDEX([XOR.$B$2:.$Q$17];[.$C26]+1;[.BK$4]+1))" office:value-type="string" office:string-value="">
            <text:p/>
          </table:table-cell>
          <table:table-cell table:style-name="ce3" table:formula="of:=CHAR(INDEX([XOR.$B$2:.$Q$17];[.$B26]+1;[.BL$3]+1 )*16+INDEX([XOR.$B$2:.$Q$17];[.$C26]+1;[.BL$4]+1))" office:value-type="string" office:string-value="&#13;">
            <text:p></text:p>
          </table:table-cell>
          <table:table-cell table:style-name="ce3" table:formula="of:=CHAR(INDEX([XOR.$B$2:.$Q$17];[.$B26]+1;[.BM$3]+1 )*16+INDEX([XOR.$B$2:.$Q$17];[.$C26]+1;[.BM$4]+1))" office:value-type="string" office:string-value="">
            <text:p/>
          </table:table-cell>
          <table:table-cell table:style-name="ce3" table:formula="of:=CHAR(INDEX([XOR.$B$2:.$Q$17];[.$B26]+1;[.BN$3]+1 )*16+INDEX([XOR.$B$2:.$Q$17];[.$C26]+1;[.BN$4]+1))" office:value-type="string" office:string-value="">
            <text:p/>
          </table:table-cell>
          <table:table-cell table:style-name="ce3" table:formula="of:=CHAR(INDEX([XOR.$B$2:.$Q$17];[.$B26]+1;[.BO$3]+1 )*16+INDEX([XOR.$B$2:.$Q$17];[.$C26]+1;[.BO$4]+1))" office:value-type="string" office:string-value="&#10;">
            <text:p><text:line-break/></text:p>
          </table:table-cell>
          <table:table-cell table:style-name="ce3" table:formula="of:=CHAR(INDEX([XOR.$B$2:.$Q$17];[.$B26]+1;[.BP$3]+1 )*16+INDEX([XOR.$B$2:.$Q$17];[.$C26]+1;[.BP$4]+1))" office:value-type="string" office:string-value="&#9;">
            <text:p><text:tab/></text:p>
          </table:table-cell>
          <table:table-cell table:style-name="ce3" table:formula="of:=CHAR(INDEX([XOR.$B$2:.$Q$17];[.$B26]+1;[.BQ$3]+1 )*16+INDEX([XOR.$B$2:.$Q$17];[.$C26]+1;[.BQ$4]+1))" office:value-type="string" office:string-value="">
            <text:p/>
          </table:table-cell>
          <table:table-cell table:style-name="ce3" table:formula="of:=CHAR(INDEX([XOR.$B$2:.$Q$17];[.$B26]+1;[.BR$3]+1 )*16+INDEX([XOR.$B$2:.$Q$17];[.$C26]+1;[.BR$4]+1))" office:value-type="string" office:string-value="w">
            <text:p>w</text:p>
          </table:table-cell>
          <table:table-cell table:style-name="ce3" table:formula="of:=CHAR(INDEX([XOR.$B$2:.$Q$17];[.$B26]+1;[.BS$3]+1 )*16+INDEX([XOR.$B$2:.$Q$17];[.$C26]+1;[.BS$4]+1))" office:value-type="string" office:string-value="v">
            <text:p>v</text:p>
          </table:table-cell>
          <table:table-cell table:style-name="ce3" table:formula="of:=CHAR(INDEX([XOR.$B$2:.$Q$17];[.$B26]+1;[.BT$3]+1 )*16+INDEX([XOR.$B$2:.$Q$17];[.$C26]+1;[.BT$4]+1))" office:value-type="string" office:string-value="u">
            <text:p>u</text:p>
          </table:table-cell>
          <table:table-cell table:style-name="ce3" table:formula="of:=CHAR(INDEX([XOR.$B$2:.$Q$17];[.$B26]+1;[.BU$3]+1 )*16+INDEX([XOR.$B$2:.$Q$17];[.$C26]+1;[.BU$4]+1))" office:value-type="string" office:string-value="t">
            <text:p>t</text:p>
          </table:table-cell>
          <table:table-cell table:style-name="ce3" table:formula="of:=CHAR(INDEX([XOR.$B$2:.$Q$17];[.$B26]+1;[.BV$3]+1 )*16+INDEX([XOR.$B$2:.$Q$17];[.$C26]+1;[.BV$4]+1))" office:value-type="string" office:string-value="s">
            <text:p>s</text:p>
          </table:table-cell>
          <table:table-cell table:style-name="ce3" table:formula="of:=CHAR(INDEX([XOR.$B$2:.$Q$17];[.$B26]+1;[.BW$3]+1 )*16+INDEX([XOR.$B$2:.$Q$17];[.$C26]+1;[.BW$4]+1))" office:value-type="string" office:string-value="r">
            <text:p>r</text:p>
          </table:table-cell>
          <table:table-cell table:style-name="ce3" table:formula="of:=CHAR(INDEX([XOR.$B$2:.$Q$17];[.$B26]+1;[.BX$3]+1 )*16+INDEX([XOR.$B$2:.$Q$17];[.$C26]+1;[.BX$4]+1))" office:value-type="string" office:string-value="q">
            <text:p>q</text:p>
          </table:table-cell>
          <table:table-cell table:style-name="ce3" table:formula="of:=CHAR(INDEX([XOR.$B$2:.$Q$17];[.$B26]+1;[.BY$3]+1 )*16+INDEX([XOR.$B$2:.$Q$17];[.$C26]+1;[.BY$4]+1))" office:value-type="string" office:string-value="p">
            <text:p>p</text:p>
          </table:table-cell>
          <table:table-cell table:style-name="ce3" table:formula="of:=CHAR(INDEX([XOR.$B$2:.$Q$17];[.$B26]+1;[.BZ$3]+1 )*16+INDEX([XOR.$B$2:.$Q$17];[.$C26]+1;[.BZ$4]+1))" office:value-type="string" office:string-value="">
            <text:p></text:p>
          </table:table-cell>
          <table:table-cell table:style-name="ce3" table:formula="of:=CHAR(INDEX([XOR.$B$2:.$Q$17];[.$B26]+1;[.CA$3]+1 )*16+INDEX([XOR.$B$2:.$Q$17];[.$C26]+1;[.CA$4]+1))" office:value-type="string" office:string-value="~">
            <text:p>~</text:p>
          </table:table-cell>
          <table:table-cell table:style-name="ce3" table:formula="of:=CHAR(INDEX([XOR.$B$2:.$Q$17];[.$B26]+1;[.CB$3]+1 )*16+INDEX([XOR.$B$2:.$Q$17];[.$C26]+1;[.CB$4]+1))" office:value-type="string" office:string-value="}">
            <text:p>}</text:p>
          </table:table-cell>
          <table:table-cell table:style-name="ce3" table:formula="of:=CHAR(INDEX([XOR.$B$2:.$Q$17];[.$B26]+1;[.CC$3]+1 )*16+INDEX([XOR.$B$2:.$Q$17];[.$C26]+1;[.CC$4]+1))" office:value-type="string" office:string-value="|">
            <text:p>|</text:p>
          </table:table-cell>
          <table:table-cell table:style-name="ce3" table:formula="of:=CHAR(INDEX([XOR.$B$2:.$Q$17];[.$B26]+1;[.CD$3]+1 )*16+INDEX([XOR.$B$2:.$Q$17];[.$C26]+1;[.CD$4]+1))" office:value-type="string" office:string-value="{">
            <text:p>{</text:p>
          </table:table-cell>
          <table:table-cell table:style-name="ce3" table:formula="of:=CHAR(INDEX([XOR.$B$2:.$Q$17];[.$B26]+1;[.CE$3]+1 )*16+INDEX([XOR.$B$2:.$Q$17];[.$C26]+1;[.CE$4]+1))" office:value-type="string" office:string-value="z">
            <text:p>z</text:p>
          </table:table-cell>
          <table:table-cell table:style-name="ce3" table:formula="of:=CHAR(INDEX([XOR.$B$2:.$Q$17];[.$B26]+1;[.CF$3]+1 )*16+INDEX([XOR.$B$2:.$Q$17];[.$C26]+1;[.CF$4]+1))" office:value-type="string" office:string-value="y">
            <text:p>y</text:p>
          </table:table-cell>
          <table:table-cell table:style-name="ce3" table:formula="of:=CHAR(INDEX([XOR.$B$2:.$Q$17];[.$B26]+1;[.CG$3]+1 )*16+INDEX([XOR.$B$2:.$Q$17];[.$C26]+1;[.CG$4]+1))" office:value-type="string" office:string-value="x">
            <text:p>x</text:p>
          </table:table-cell>
          <table:table-cell table:style-name="ce3" table:formula="of:=CHAR(INDEX([XOR.$B$2:.$Q$17];[.$B26]+1;[.CH$3]+1 )*16+INDEX([XOR.$B$2:.$Q$17];[.$C26]+1;[.CH$4]+1))" office:value-type="string" office:string-value="g">
            <text:p>g</text:p>
          </table:table-cell>
          <table:table-cell table:style-name="ce3" table:formula="of:=CHAR(INDEX([XOR.$B$2:.$Q$17];[.$B26]+1;[.CI$3]+1 )*16+INDEX([XOR.$B$2:.$Q$17];[.$C26]+1;[.CI$4]+1))" office:value-type="string" office:string-value="f">
            <text:p>f</text:p>
          </table:table-cell>
          <table:table-cell table:style-name="ce3" table:formula="of:=CHAR(INDEX([XOR.$B$2:.$Q$17];[.$B26]+1;[.CJ$3]+1 )*16+INDEX([XOR.$B$2:.$Q$17];[.$C26]+1;[.CJ$4]+1))" office:value-type="string" office:string-value="e">
            <text:p>e</text:p>
          </table:table-cell>
          <table:table-cell table:style-name="ce3" table:formula="of:=CHAR(INDEX([XOR.$B$2:.$Q$17];[.$B26]+1;[.CK$3]+1 )*16+INDEX([XOR.$B$2:.$Q$17];[.$C26]+1;[.CK$4]+1))" office:value-type="string" office:string-value="d">
            <text:p>d</text:p>
          </table:table-cell>
          <table:table-cell table:style-name="ce3" table:formula="of:=CHAR(INDEX([XOR.$B$2:.$Q$17];[.$B26]+1;[.CL$3]+1 )*16+INDEX([XOR.$B$2:.$Q$17];[.$C26]+1;[.CL$4]+1))" office:value-type="string" office:string-value="c">
            <text:p>c</text:p>
          </table:table-cell>
          <table:table-cell table:style-name="ce3" table:formula="of:=CHAR(INDEX([XOR.$B$2:.$Q$17];[.$B26]+1;[.CM$3]+1 )*16+INDEX([XOR.$B$2:.$Q$17];[.$C26]+1;[.CM$4]+1))" office:value-type="string" office:string-value="b">
            <text:p>b</text:p>
          </table:table-cell>
          <table:table-cell table:style-name="ce3" table:formula="of:=CHAR(INDEX([XOR.$B$2:.$Q$17];[.$B26]+1;[.CN$3]+1 )*16+INDEX([XOR.$B$2:.$Q$17];[.$C26]+1;[.CN$4]+1))" office:value-type="string" office:string-value="a">
            <text:p>a</text:p>
          </table:table-cell>
          <table:table-cell table:style-name="ce3" table:formula="of:=CHAR(INDEX([XOR.$B$2:.$Q$17];[.$B26]+1;[.CO$3]+1 )*16+INDEX([XOR.$B$2:.$Q$17];[.$C26]+1;[.CO$4]+1))" office:value-type="string" office:string-value="`">
            <text:p>`</text:p>
          </table:table-cell>
          <table:table-cell table:style-name="ce8" table:formula="of:=CHAR(INDEX([XOR.$B$2:.$Q$17];[.$B26]+1;[.CP$3]+1 )*16+INDEX([XOR.$B$2:.$Q$17];[.$C26]+1;[.CP$4]+1))" office:value-type="string" office:string-value="o">
            <text:p>o</text:p>
          </table:table-cell>
          <table:table-cell table:style-name="ce3" table:formula="of:=CHAR(INDEX([XOR.$B$2:.$Q$17];[.$B26]+1;[.CQ$3]+1 )*16+INDEX([XOR.$B$2:.$Q$17];[.$C26]+1;[.CQ$4]+1))" office:value-type="string" office:string-value="n">
            <text:p>n</text:p>
          </table:table-cell>
          <table:table-cell table:style-name="ce3" table:formula="of:=CHAR(INDEX([XOR.$B$2:.$Q$17];[.$B26]+1;[.CR$3]+1 )*16+INDEX([XOR.$B$2:.$Q$17];[.$C26]+1;[.CR$4]+1))" office:value-type="string" office:string-value="m">
            <text:p>m</text:p>
          </table:table-cell>
          <table:table-cell table:style-name="ce3" table:formula="of:=CHAR(INDEX([XOR.$B$2:.$Q$17];[.$B26]+1;[.CS$3]+1 )*16+INDEX([XOR.$B$2:.$Q$17];[.$C26]+1;[.CS$4]+1))" office:value-type="string" office:string-value="l">
            <text:p>l</text:p>
          </table:table-cell>
          <table:table-cell table:style-name="ce3" table:formula="of:=CHAR(INDEX([XOR.$B$2:.$Q$17];[.$B26]+1;[.CT$3]+1 )*16+INDEX([XOR.$B$2:.$Q$17];[.$C26]+1;[.CT$4]+1))" office:value-type="string" office:string-value="k">
            <text:p>k</text:p>
          </table:table-cell>
          <table:table-cell table:style-name="ce3" table:formula="of:=CHAR(INDEX([XOR.$B$2:.$Q$17];[.$B26]+1;[.CU$3]+1 )*16+INDEX([XOR.$B$2:.$Q$17];[.$C26]+1;[.CU$4]+1))" office:value-type="string" office:string-value="j">
            <text:p>j</text:p>
          </table:table-cell>
          <table:table-cell table:style-name="ce3" table:formula="of:=CHAR(INDEX([XOR.$B$2:.$Q$17];[.$B26]+1;[.CV$3]+1 )*16+INDEX([XOR.$B$2:.$Q$17];[.$C26]+1;[.CV$4]+1))" office:value-type="string" office:string-value="i">
            <text:p>i</text:p>
          </table:table-cell>
          <table:table-cell table:style-name="ce3" table:formula="of:=CHAR(INDEX([XOR.$B$2:.$Q$17];[.$B26]+1;[.CW$3]+1 )*16+INDEX([XOR.$B$2:.$Q$17];[.$C26]+1;[.CW$4]+1))" office:value-type="string" office:string-value="h">
            <text:p>h</text:p>
          </table:table-cell>
          <table:table-cell table:style-name="ce3" table:formula="of:=CHAR(INDEX([XOR.$B$2:.$Q$17];[.$B26]+1;[.CX$3]+1 )*16+INDEX([XOR.$B$2:.$Q$17];[.$C26]+1;[.CX$4]+1))" office:value-type="string" office:string-value="W">
            <text:p>W</text:p>
          </table:table-cell>
          <table:table-cell table:style-name="ce3" table:formula="of:=CHAR(INDEX([XOR.$B$2:.$Q$17];[.$B26]+1;[.CY$3]+1 )*16+INDEX([XOR.$B$2:.$Q$17];[.$C26]+1;[.CY$4]+1))" office:value-type="string" office:string-value="V">
            <text:p>V</text:p>
          </table:table-cell>
          <table:table-cell table:style-name="ce3" table:formula="of:=CHAR(INDEX([XOR.$B$2:.$Q$17];[.$B26]+1;[.CZ$3]+1 )*16+INDEX([XOR.$B$2:.$Q$17];[.$C26]+1;[.CZ$4]+1))" office:value-type="string" office:string-value="U">
            <text:p>U</text:p>
          </table:table-cell>
          <table:table-cell table:style-name="ce3" table:formula="of:=CHAR(INDEX([XOR.$B$2:.$Q$17];[.$B26]+1;[.DA$3]+1 )*16+INDEX([XOR.$B$2:.$Q$17];[.$C26]+1;[.DA$4]+1))" office:value-type="string" office:string-value="T">
            <text:p>T</text:p>
          </table:table-cell>
          <table:table-cell table:style-name="ce3" table:formula="of:=CHAR(INDEX([XOR.$B$2:.$Q$17];[.$B26]+1;[.DB$3]+1 )*16+INDEX([XOR.$B$2:.$Q$17];[.$C26]+1;[.DB$4]+1))" office:value-type="string" office:string-value="S">
            <text:p>S</text:p>
          </table:table-cell>
          <table:table-cell table:style-name="ce3" table:formula="of:=CHAR(INDEX([XOR.$B$2:.$Q$17];[.$B26]+1;[.DC$3]+1 )*16+INDEX([XOR.$B$2:.$Q$17];[.$C26]+1;[.DC$4]+1))" office:value-type="string" office:string-value="R">
            <text:p>R</text:p>
          </table:table-cell>
          <table:table-cell table:style-name="ce3" table:formula="of:=CHAR(INDEX([XOR.$B$2:.$Q$17];[.$B26]+1;[.DD$3]+1 )*16+INDEX([XOR.$B$2:.$Q$17];[.$C26]+1;[.DD$4]+1))" office:value-type="string" office:string-value="Q">
            <text:p>Q</text:p>
          </table:table-cell>
          <table:table-cell table:style-name="ce3" table:formula="of:=CHAR(INDEX([XOR.$B$2:.$Q$17];[.$B26]+1;[.DE$3]+1 )*16+INDEX([XOR.$B$2:.$Q$17];[.$C26]+1;[.DE$4]+1))" office:value-type="string" office:string-value="P">
            <text:p>P</text:p>
          </table:table-cell>
          <table:table-cell table:style-name="ce3" table:formula="of:=CHAR(INDEX([XOR.$B$2:.$Q$17];[.$B26]+1;[.DF$3]+1 )*16+INDEX([XOR.$B$2:.$Q$17];[.$C26]+1;[.DF$4]+1))" office:value-type="string" office:string-value="_">
            <text:p>_</text:p>
          </table:table-cell>
          <table:table-cell table:style-name="ce3" table:formula="of:=CHAR(INDEX([XOR.$B$2:.$Q$17];[.$B26]+1;[.DG$3]+1 )*16+INDEX([XOR.$B$2:.$Q$17];[.$C26]+1;[.DG$4]+1))" office:value-type="string" office:string-value="^">
            <text:p>^</text:p>
          </table:table-cell>
          <table:table-cell table:style-name="ce3" table:formula="of:=CHAR(INDEX([XOR.$B$2:.$Q$17];[.$B26]+1;[.DH$3]+1 )*16+INDEX([XOR.$B$2:.$Q$17];[.$C26]+1;[.DH$4]+1))" office:value-type="string" office:string-value="]">
            <text:p>]</text:p>
          </table:table-cell>
          <table:table-cell table:style-name="ce3" table:formula="of:=CHAR(INDEX([XOR.$B$2:.$Q$17];[.$B26]+1;[.DI$3]+1 )*16+INDEX([XOR.$B$2:.$Q$17];[.$C26]+1;[.DI$4]+1))" office:value-type="string" office:string-value="\">
            <text:p>\</text:p>
          </table:table-cell>
          <table:table-cell table:style-name="ce3" table:formula="of:=CHAR(INDEX([XOR.$B$2:.$Q$17];[.$B26]+1;[.DJ$3]+1 )*16+INDEX([XOR.$B$2:.$Q$17];[.$C26]+1;[.DJ$4]+1))" office:value-type="string" office:string-value="[">
            <text:p>[</text:p>
          </table:table-cell>
          <table:table-cell table:style-name="ce3" table:formula="of:=CHAR(INDEX([XOR.$B$2:.$Q$17];[.$B26]+1;[.DK$3]+1 )*16+INDEX([XOR.$B$2:.$Q$17];[.$C26]+1;[.DK$4]+1))" office:value-type="string" office:string-value="Z">
            <text:p>Z</text:p>
          </table:table-cell>
          <table:table-cell table:style-name="ce3" table:formula="of:=CHAR(INDEX([XOR.$B$2:.$Q$17];[.$B26]+1;[.DL$3]+1 )*16+INDEX([XOR.$B$2:.$Q$17];[.$C26]+1;[.DL$4]+1))" office:value-type="string" office:string-value="Y">
            <text:p>Y</text:p>
          </table:table-cell>
          <table:table-cell table:style-name="ce3" table:formula="of:=CHAR(INDEX([XOR.$B$2:.$Q$17];[.$B26]+1;[.DM$3]+1 )*16+INDEX([XOR.$B$2:.$Q$17];[.$C26]+1;[.DM$4]+1))" office:value-type="string" office:string-value="X">
            <text:p>X</text:p>
          </table:table-cell>
          <table:table-cell table:style-name="ce3" table:formula="of:=CHAR(INDEX([XOR.$B$2:.$Q$17];[.$B26]+1;[.DN$3]+1 )*16+INDEX([XOR.$B$2:.$Q$17];[.$C26]+1;[.DN$4]+1))" office:value-type="string" office:string-value="G">
            <text:p>G</text:p>
          </table:table-cell>
          <table:table-cell table:style-name="ce3" table:formula="of:=CHAR(INDEX([XOR.$B$2:.$Q$17];[.$B26]+1;[.DO$3]+1 )*16+INDEX([XOR.$B$2:.$Q$17];[.$C26]+1;[.DO$4]+1))" office:value-type="string" office:string-value="F">
            <text:p>F</text:p>
          </table:table-cell>
          <table:table-cell table:style-name="ce3" table:formula="of:=CHAR(INDEX([XOR.$B$2:.$Q$17];[.$B26]+1;[.DP$3]+1 )*16+INDEX([XOR.$B$2:.$Q$17];[.$C26]+1;[.DP$4]+1))" office:value-type="string" office:string-value="E">
            <text:p>E</text:p>
          </table:table-cell>
          <table:table-cell table:style-name="ce3" table:formula="of:=CHAR(INDEX([XOR.$B$2:.$Q$17];[.$B26]+1;[.DQ$3]+1 )*16+INDEX([XOR.$B$2:.$Q$17];[.$C26]+1;[.DQ$4]+1))" office:value-type="string" office:string-value="D">
            <text:p>D</text:p>
          </table:table-cell>
          <table:table-cell table:style-name="ce3" table:formula="of:=CHAR(INDEX([XOR.$B$2:.$Q$17];[.$B26]+1;[.DR$3]+1 )*16+INDEX([XOR.$B$2:.$Q$17];[.$C26]+1;[.DR$4]+1))" office:value-type="string" office:string-value="C">
            <text:p>C</text:p>
          </table:table-cell>
          <table:table-cell table:style-name="ce3" table:formula="of:=CHAR(INDEX([XOR.$B$2:.$Q$17];[.$B26]+1;[.DS$3]+1 )*16+INDEX([XOR.$B$2:.$Q$17];[.$C26]+1;[.DS$4]+1))" office:value-type="string" office:string-value="B">
            <text:p>B</text:p>
          </table:table-cell>
          <table:table-cell table:style-name="ce3" table:formula="of:=CHAR(INDEX([XOR.$B$2:.$Q$17];[.$B26]+1;[.DT$3]+1 )*16+INDEX([XOR.$B$2:.$Q$17];[.$C26]+1;[.DT$4]+1))" office:value-type="string" office:string-value="A">
            <text:p>A</text:p>
          </table:table-cell>
          <table:table-cell table:style-name="ce3" table:formula="of:=CHAR(INDEX([XOR.$B$2:.$Q$17];[.$B26]+1;[.DU$3]+1 )*16+INDEX([XOR.$B$2:.$Q$17];[.$C26]+1;[.DU$4]+1))" office:value-type="string" office:string-value="@">
            <text:p>@</text:p>
          </table:table-cell>
          <table:table-cell table:style-name="ce3" table:formula="of:=CHAR(INDEX([XOR.$B$2:.$Q$17];[.$B26]+1;[.DV$3]+1 )*16+INDEX([XOR.$B$2:.$Q$17];[.$C26]+1;[.DV$4]+1))" office:value-type="string" office:string-value="O">
            <text:p>O</text:p>
          </table:table-cell>
          <table:table-cell table:style-name="ce3" table:formula="of:=CHAR(INDEX([XOR.$B$2:.$Q$17];[.$B26]+1;[.DW$3]+1 )*16+INDEX([XOR.$B$2:.$Q$17];[.$C26]+1;[.DW$4]+1))" office:value-type="string" office:string-value="N">
            <text:p>N</text:p>
          </table:table-cell>
          <table:table-cell table:style-name="ce3" table:formula="of:=CHAR(INDEX([XOR.$B$2:.$Q$17];[.$B26]+1;[.DX$3]+1 )*16+INDEX([XOR.$B$2:.$Q$17];[.$C26]+1;[.DX$4]+1))" office:value-type="string" office:string-value="M">
            <text:p>M</text:p>
          </table:table-cell>
          <table:table-cell table:style-name="ce3" table:formula="of:=CHAR(INDEX([XOR.$B$2:.$Q$17];[.$B26]+1;[.DY$3]+1 )*16+INDEX([XOR.$B$2:.$Q$17];[.$C26]+1;[.DY$4]+1))" office:value-type="string" office:string-value="L">
            <text:p>L</text:p>
          </table:table-cell>
          <table:table-cell table:style-name="ce3" table:formula="of:=CHAR(INDEX([XOR.$B$2:.$Q$17];[.$B26]+1;[.DZ$3]+1 )*16+INDEX([XOR.$B$2:.$Q$17];[.$C26]+1;[.DZ$4]+1))" office:value-type="string" office:string-value="K">
            <text:p>K</text:p>
          </table:table-cell>
          <table:table-cell table:style-name="ce3" table:formula="of:=CHAR(INDEX([XOR.$B$2:.$Q$17];[.$B26]+1;[.EA$3]+1 )*16+INDEX([XOR.$B$2:.$Q$17];[.$C26]+1;[.EA$4]+1))" office:value-type="string" office:string-value="J">
            <text:p>J</text:p>
          </table:table-cell>
          <table:table-cell table:style-name="ce3" table:formula="of:=CHAR(INDEX([XOR.$B$2:.$Q$17];[.$B26]+1;[.EB$3]+1 )*16+INDEX([XOR.$B$2:.$Q$17];[.$C26]+1;[.EB$4]+1))" office:value-type="string" office:string-value="I">
            <text:p>I</text:p>
          </table:table-cell>
          <table:table-cell table:style-name="ce3" table:formula="of:=CHAR(INDEX([XOR.$B$2:.$Q$17];[.$B26]+1;[.EC$3]+1 )*16+INDEX([XOR.$B$2:.$Q$17];[.$C26]+1;[.EC$4]+1))" office:value-type="string" office:string-value="H">
            <text:p>H</text:p>
          </table:table-cell>
          <table:table-cell table:style-name="ce3" table:number-columns-repeated="21"/>
        </table:table-row>
        <table:table-row table:style-name="ro4">
          <table:table-cell table:formula="of:=[.A26]+2" office:value-type="float" office:value="45">
            <text:p>45</text:p>
          </table:table-cell>
          <table:table-cell table:formula="of:=RIGHT(LEFT([.$B$1];[.A27]);1)" office:value-type="string" office:string-value="2">
            <text:p>2</text:p>
          </table:table-cell>
          <table:table-cell table:formula="of:=VLOOKUP(RIGHT(LEFT([.$B$1];[.A27]+1);1);[Sheet1.$A$2:.$C$17];3;0)" office:value-type="float" office:value="13">
            <text:p>13</text:p>
          </table:table-cell>
          <table:table-cell table:formula="of:=[.C27]+[.B27]*16" office:value-type="float" office:value="45">
            <text:p>45</text:p>
          </table:table-cell>
          <table:table-cell table:formula="of:=CHAR([.D27])" office:value-type="string" office:string-value="-">
            <text:p>-</text:p>
          </table:table-cell>
          <table:table-cell table:style-name="ce3" table:formula="of:=CHAR(INDEX([XOR.$B$2:.$Q$17];[.$B27]+1;[.F$3]+1 )*16+INDEX([XOR.$B$2:.$Q$17];[.$C27]+1;[.F$4]+1))" office:value-type="string" office:string-value="-">
            <text:p>-</text:p>
          </table:table-cell>
          <table:table-cell table:style-name="ce3" table:formula="of:=CHAR(INDEX([XOR.$B$2:.$Q$17];[.$B27]+1;[.G$3]+1 )*16+INDEX([XOR.$B$2:.$Q$17];[.$C27]+1;[.G$4]+1))" office:value-type="string" office:string-value=",">
            <text:p>,</text:p>
          </table:table-cell>
          <table:table-cell table:style-name="ce3" table:formula="of:=CHAR(INDEX([XOR.$B$2:.$Q$17];[.$B27]+1;[.H$3]+1 )*16+INDEX([XOR.$B$2:.$Q$17];[.$C27]+1;[.H$4]+1))" office:value-type="string" office:string-value="/">
            <text:p>/</text:p>
          </table:table-cell>
          <table:table-cell table:style-name="ce3" table:formula="of:=CHAR(INDEX([XOR.$B$2:.$Q$17];[.$B27]+1;[.I$3]+1 )*16+INDEX([XOR.$B$2:.$Q$17];[.$C27]+1;[.I$4]+1))" office:value-type="string" office:string-value=".">
            <text:p>.</text:p>
          </table:table-cell>
          <table:table-cell table:style-name="ce3" table:formula="of:=CHAR(INDEX([XOR.$B$2:.$Q$17];[.$B27]+1;[.J$3]+1 )*16+INDEX([XOR.$B$2:.$Q$17];[.$C27]+1;[.J$4]+1))" office:value-type="string" office:string-value=")">
            <text:p>)</text:p>
          </table:table-cell>
          <table:table-cell table:style-name="ce3" table:formula="of:=CHAR(INDEX([XOR.$B$2:.$Q$17];[.$B27]+1;[.K$3]+1 )*16+INDEX([XOR.$B$2:.$Q$17];[.$C27]+1;[.K$4]+1))" office:value-type="string" office:string-value="(">
            <text:p>(</text:p>
          </table:table-cell>
          <table:table-cell table:style-name="ce3" table:formula="of:=CHAR(INDEX([XOR.$B$2:.$Q$17];[.$B27]+1;[.L$3]+1 )*16+INDEX([XOR.$B$2:.$Q$17];[.$C27]+1;[.L$4]+1))" office:value-type="string" office:string-value="+">
            <text:p>+</text:p>
          </table:table-cell>
          <table:table-cell table:style-name="ce3" table:formula="of:=CHAR(INDEX([XOR.$B$2:.$Q$17];[.$B27]+1;[.M$3]+1 )*16+INDEX([XOR.$B$2:.$Q$17];[.$C27]+1;[.M$4]+1))" office:value-type="string" office:string-value="*">
            <text:p>*</text:p>
          </table:table-cell>
          <table:table-cell table:style-name="ce3" table:formula="of:=CHAR(INDEX([XOR.$B$2:.$Q$17];[.$B27]+1;[.N$3]+1 )*16+INDEX([XOR.$B$2:.$Q$17];[.$C27]+1;[.N$4]+1))" office:value-type="string" office:string-value="%">
            <text:p>%</text:p>
          </table:table-cell>
          <table:table-cell table:style-name="ce3" table:formula="of:=CHAR(INDEX([XOR.$B$2:.$Q$17];[.$B27]+1;[.O$3]+1 )*16+INDEX([XOR.$B$2:.$Q$17];[.$C27]+1;[.O$4]+1))" office:value-type="string" office:string-value="$">
            <text:p>$</text:p>
          </table:table-cell>
          <table:table-cell table:style-name="ce3" table:formula="of:=CHAR(INDEX([XOR.$B$2:.$Q$17];[.$B27]+1;[.P$3]+1 )*16+INDEX([XOR.$B$2:.$Q$17];[.$C27]+1;[.P$4]+1))" office:value-type="string" office:string-value="'">
            <text:p>'</text:p>
          </table:table-cell>
          <table:table-cell table:style-name="ce3" table:formula="of:=CHAR(INDEX([XOR.$B$2:.$Q$17];[.$B27]+1;[.Q$3]+1 )*16+INDEX([XOR.$B$2:.$Q$17];[.$C27]+1;[.Q$4]+1))" office:value-type="string" office:string-value="&amp;">
            <text:p>&amp;</text:p>
          </table:table-cell>
          <table:table-cell table:style-name="ce3" table:formula="of:=CHAR(INDEX([XOR.$B$2:.$Q$17];[.$B27]+1;[.R$3]+1 )*16+INDEX([XOR.$B$2:.$Q$17];[.$C27]+1;[.R$4]+1))" office:value-type="string" office:string-value="!">
            <text:p>!</text:p>
          </table:table-cell>
          <table:table-cell table:style-name="ce3" table:formula="of:=CHAR(INDEX([XOR.$B$2:.$Q$17];[.$B27]+1;[.S$3]+1 )*16+INDEX([XOR.$B$2:.$Q$17];[.$C27]+1;[.S$4]+1))" office:value-type="string" office:string-value=" ">
            <text:p><text:s/></text:p>
          </table:table-cell>
          <table:table-cell table:style-name="ce3" table:formula="of:=CHAR(INDEX([XOR.$B$2:.$Q$17];[.$B27]+1;[.T$3]+1 )*16+INDEX([XOR.$B$2:.$Q$17];[.$C27]+1;[.T$4]+1))" office:value-type="string" office:string-value="#">
            <text:p>#</text:p>
          </table:table-cell>
          <table:table-cell table:style-name="ce3" table:formula="of:=CHAR(INDEX([XOR.$B$2:.$Q$17];[.$B27]+1;[.U$3]+1 )*16+INDEX([XOR.$B$2:.$Q$17];[.$C27]+1;[.U$4]+1))" office:value-type="string" office:string-value="&quot;">
            <text:p>"</text:p>
          </table:table-cell>
          <table:table-cell table:style-name="ce3" table:formula="of:=CHAR(INDEX([XOR.$B$2:.$Q$17];[.$B27]+1;[.V$3]+1 )*16+INDEX([XOR.$B$2:.$Q$17];[.$C27]+1;[.V$4]+1))" office:value-type="string" office:string-value="=">
            <text:p>=</text:p>
          </table:table-cell>
          <table:table-cell table:style-name="ce3" table:formula="of:=CHAR(INDEX([XOR.$B$2:.$Q$17];[.$B27]+1;[.W$3]+1 )*16+INDEX([XOR.$B$2:.$Q$17];[.$C27]+1;[.W$4]+1))" office:value-type="string" office:string-value="&lt;">
            <text:p>&lt;</text:p>
          </table:table-cell>
          <table:table-cell table:style-name="ce3" table:formula="of:=CHAR(INDEX([XOR.$B$2:.$Q$17];[.$B27]+1;[.X$3]+1 )*16+INDEX([XOR.$B$2:.$Q$17];[.$C27]+1;[.X$4]+1))" office:value-type="string" office:string-value="?">
            <text:p>?</text:p>
          </table:table-cell>
          <table:table-cell table:style-name="ce3" table:formula="of:=CHAR(INDEX([XOR.$B$2:.$Q$17];[.$B27]+1;[.Y$3]+1 )*16+INDEX([XOR.$B$2:.$Q$17];[.$C27]+1;[.Y$4]+1))" office:value-type="string" office:string-value="&gt;">
            <text:p>&gt;</text:p>
          </table:table-cell>
          <table:table-cell table:style-name="ce3" table:formula="of:=CHAR(INDEX([XOR.$B$2:.$Q$17];[.$B27]+1;[.Z$3]+1 )*16+INDEX([XOR.$B$2:.$Q$17];[.$C27]+1;[.Z$4]+1))" office:value-type="string" office:string-value="9">
            <text:p>9</text:p>
          </table:table-cell>
          <table:table-cell table:style-name="ce3" table:formula="of:=CHAR(INDEX([XOR.$B$2:.$Q$17];[.$B27]+1;[.AA$3]+1 )*16+INDEX([XOR.$B$2:.$Q$17];[.$C27]+1;[.AA$4]+1))" office:value-type="string" office:string-value="8">
            <text:p>8</text:p>
          </table:table-cell>
          <table:table-cell table:style-name="ce3" table:formula="of:=CHAR(INDEX([XOR.$B$2:.$Q$17];[.$B27]+1;[.AB$3]+1 )*16+INDEX([XOR.$B$2:.$Q$17];[.$C27]+1;[.AB$4]+1))" office:value-type="string" office:string-value=";">
            <text:p>;</text:p>
          </table:table-cell>
          <table:table-cell table:style-name="ce3" table:formula="of:=CHAR(INDEX([XOR.$B$2:.$Q$17];[.$B27]+1;[.AC$3]+1 )*16+INDEX([XOR.$B$2:.$Q$17];[.$C27]+1;[.AC$4]+1))" office:value-type="string" office:string-value=":">
            <text:p>:</text:p>
          </table:table-cell>
          <table:table-cell table:style-name="ce3" table:formula="of:=CHAR(INDEX([XOR.$B$2:.$Q$17];[.$B27]+1;[.AD$3]+1 )*16+INDEX([XOR.$B$2:.$Q$17];[.$C27]+1;[.AD$4]+1))" office:value-type="string" office:string-value="5">
            <text:p>5</text:p>
          </table:table-cell>
          <table:table-cell table:style-name="ce3" table:formula="of:=CHAR(INDEX([XOR.$B$2:.$Q$17];[.$B27]+1;[.AE$3]+1 )*16+INDEX([XOR.$B$2:.$Q$17];[.$C27]+1;[.AE$4]+1))" office:value-type="string" office:string-value="4">
            <text:p>4</text:p>
          </table:table-cell>
          <table:table-cell table:style-name="ce3" table:formula="of:=CHAR(INDEX([XOR.$B$2:.$Q$17];[.$B27]+1;[.AF$3]+1 )*16+INDEX([XOR.$B$2:.$Q$17];[.$C27]+1;[.AF$4]+1))" office:value-type="string" office:string-value="7">
            <text:p>7</text:p>
          </table:table-cell>
          <table:table-cell table:style-name="ce3" table:formula="of:=CHAR(INDEX([XOR.$B$2:.$Q$17];[.$B27]+1;[.AG$3]+1 )*16+INDEX([XOR.$B$2:.$Q$17];[.$C27]+1;[.AG$4]+1))" office:value-type="string" office:string-value="6">
            <text:p>6</text:p>
          </table:table-cell>
          <table:table-cell table:style-name="ce3" table:formula="of:=CHAR(INDEX([XOR.$B$2:.$Q$17];[.$B27]+1;[.AH$3]+1 )*16+INDEX([XOR.$B$2:.$Q$17];[.$C27]+1;[.AH$4]+1))" office:value-type="string" office:string-value="1">
            <text:p>1</text:p>
          </table:table-cell>
          <table:table-cell table:style-name="ce3" table:formula="of:=CHAR(INDEX([XOR.$B$2:.$Q$17];[.$B27]+1;[.AI$3]+1 )*16+INDEX([XOR.$B$2:.$Q$17];[.$C27]+1;[.AI$4]+1))" office:value-type="string" office:string-value="0">
            <text:p>0</text:p>
          </table:table-cell>
          <table:table-cell table:style-name="ce3" table:formula="of:=CHAR(INDEX([XOR.$B$2:.$Q$17];[.$B27]+1;[.AJ$3]+1 )*16+INDEX([XOR.$B$2:.$Q$17];[.$C27]+1;[.AJ$4]+1))" office:value-type="string" office:string-value="3">
            <text:p>3</text:p>
          </table:table-cell>
          <table:table-cell table:style-name="ce3" table:formula="of:=CHAR(INDEX([XOR.$B$2:.$Q$17];[.$B27]+1;[.AK$3]+1 )*16+INDEX([XOR.$B$2:.$Q$17];[.$C27]+1;[.AK$4]+1))" office:value-type="string" office:string-value="2">
            <text:p>2</text:p>
          </table:table-cell>
          <table:table-cell table:style-name="ce3" table:formula="of:=CHAR(INDEX([XOR.$B$2:.$Q$17];[.$B27]+1;[.AL$3]+1 )*16+INDEX([XOR.$B$2:.$Q$17];[.$C27]+1;[.AL$4]+1))" office:value-type="string" office:string-value="&#13;">
            <text:p></text:p>
          </table:table-cell>
          <table:table-cell table:style-name="ce3" table:formula="of:=CHAR(INDEX([XOR.$B$2:.$Q$17];[.$B27]+1;[.AM$3]+1 )*16+INDEX([XOR.$B$2:.$Q$17];[.$C27]+1;[.AM$4]+1))" office:value-type="string" office:string-value="">
            <text:p/>
          </table:table-cell>
          <table:table-cell table:style-name="ce3" table:formula="of:=CHAR(INDEX([XOR.$B$2:.$Q$17];[.$B27]+1;[.AN$3]+1 )*16+INDEX([XOR.$B$2:.$Q$17];[.$C27]+1;[.AN$4]+1))" office:value-type="string" office:string-value="">
            <text:p/>
          </table:table-cell>
          <table:table-cell table:style-name="ce3" table:formula="of:=CHAR(INDEX([XOR.$B$2:.$Q$17];[.$B27]+1;[.AO$3]+1 )*16+INDEX([XOR.$B$2:.$Q$17];[.$C27]+1;[.AO$4]+1))" office:value-type="string" office:string-value="">
            <text:p/>
          </table:table-cell>
          <table:table-cell table:style-name="ce3" table:formula="of:=CHAR(INDEX([XOR.$B$2:.$Q$17];[.$B27]+1;[.AP$3]+1 )*16+INDEX([XOR.$B$2:.$Q$17];[.$C27]+1;[.AP$4]+1))" office:value-type="string" office:string-value="&#9;">
            <text:p><text:tab/></text:p>
          </table:table-cell>
          <table:table-cell table:style-name="ce3" table:formula="of:=CHAR(INDEX([XOR.$B$2:.$Q$17];[.$B27]+1;[.AQ$3]+1 )*16+INDEX([XOR.$B$2:.$Q$17];[.$C27]+1;[.AQ$4]+1))" office:value-type="string" office:string-value="">
            <text:p/>
          </table:table-cell>
          <table:table-cell table:style-name="ce3" table:formula="of:=CHAR(INDEX([XOR.$B$2:.$Q$17];[.$B27]+1;[.AR$3]+1 )*16+INDEX([XOR.$B$2:.$Q$17];[.$C27]+1;[.AR$4]+1))" office:value-type="string" office:string-value="">
            <text:p/>
          </table:table-cell>
          <table:table-cell table:style-name="ce3" table:formula="of:=CHAR(INDEX([XOR.$B$2:.$Q$17];[.$B27]+1;[.AS$3]+1 )*16+INDEX([XOR.$B$2:.$Q$17];[.$C27]+1;[.AS$4]+1))" office:value-type="string" office:string-value="&#10;">
            <text:p><text:line-break/></text:p>
          </table:table-cell>
          <table:table-cell table:style-name="ce3" table:formula="of:=CHAR(INDEX([XOR.$B$2:.$Q$17];[.$B27]+1;[.AT$3]+1 )*16+INDEX([XOR.$B$2:.$Q$17];[.$C27]+1;[.AT$4]+1))" office:value-type="string" office:string-value="">
            <text:p/>
          </table:table-cell>
          <table:table-cell table:style-name="ce3" table:formula="of:=CHAR(INDEX([XOR.$B$2:.$Q$17];[.$B27]+1;[.AU$3]+1 )*16+INDEX([XOR.$B$2:.$Q$17];[.$C27]+1;[.AU$4]+1))" office:value-type="string" office:string-value="">
            <text:p/>
          </table:table-cell>
          <table:table-cell table:style-name="ce3" table:formula="of:=CHAR(INDEX([XOR.$B$2:.$Q$17];[.$B27]+1;[.AV$3]+1 )*16+INDEX([XOR.$B$2:.$Q$17];[.$C27]+1;[.AV$4]+1))" office:value-type="string" office:string-value="">
            <text:p/>
          </table:table-cell>
          <table:table-cell table:style-name="ce3" table:formula="of:=CHAR(INDEX([XOR.$B$2:.$Q$17];[.$B27]+1;[.AW$3]+1 )*16+INDEX([XOR.$B$2:.$Q$17];[.$C27]+1;[.AW$4]+1))" office:value-type="string" office:string-value="">
            <text:p/>
          </table:table-cell>
          <table:table-cell table:style-name="ce3" table:formula="of:=CHAR(INDEX([XOR.$B$2:.$Q$17];[.$B27]+1;[.AX$3]+1 )*16+INDEX([XOR.$B$2:.$Q$17];[.$C27]+1;[.AX$4]+1))" office:value-type="string" office:string-value="">
            <text:p/>
          </table:table-cell>
          <table:table-cell table:style-name="ce3" table:formula="of:=CHAR(INDEX([XOR.$B$2:.$Q$17];[.$B27]+1;[.AY$3]+1 )*16+INDEX([XOR.$B$2:.$Q$17];[.$C27]+1;[.AY$4]+1))" office:value-type="string" office:string-value="">
            <text:p/>
          </table:table-cell>
          <table:table-cell table:style-name="ce3" table:formula="of:=CHAR(INDEX([XOR.$B$2:.$Q$17];[.$B27]+1;[.AZ$3]+1 )*16+INDEX([XOR.$B$2:.$Q$17];[.$C27]+1;[.AZ$4]+1))" office:value-type="string" office:string-value="">
            <text:p/>
          </table:table-cell>
          <table:table-cell table:style-name="ce3" table:formula="of:=CHAR(INDEX([XOR.$B$2:.$Q$17];[.$B27]+1;[.BA$3]+1 )*16+INDEX([XOR.$B$2:.$Q$17];[.$C27]+1;[.BA$4]+1))" office:value-type="string" office:string-value="">
            <text:p/>
          </table:table-cell>
          <table:table-cell table:style-name="ce3" table:formula="of:=CHAR(INDEX([XOR.$B$2:.$Q$17];[.$B27]+1;[.BB$3]+1 )*16+INDEX([XOR.$B$2:.$Q$17];[.$C27]+1;[.BB$4]+1))" office:value-type="string" office:string-value="">
            <text:p/>
          </table:table-cell>
          <table:table-cell table:style-name="ce3" table:formula="of:=CHAR(INDEX([XOR.$B$2:.$Q$17];[.$B27]+1;[.BC$3]+1 )*16+INDEX([XOR.$B$2:.$Q$17];[.$C27]+1;[.BC$4]+1))" office:value-type="string" office:string-value="">
            <text:p/>
          </table:table-cell>
          <table:table-cell table:style-name="ce3" table:formula="of:=CHAR(INDEX([XOR.$B$2:.$Q$17];[.$B27]+1;[.BD$3]+1 )*16+INDEX([XOR.$B$2:.$Q$17];[.$C27]+1;[.BD$4]+1))" office:value-type="string" office:string-value="">
            <text:p/>
          </table:table-cell>
          <table:table-cell table:style-name="ce3" table:formula="of:=CHAR(INDEX([XOR.$B$2:.$Q$17];[.$B27]+1;[.BE$3]+1 )*16+INDEX([XOR.$B$2:.$Q$17];[.$C27]+1;[.BE$4]+1))" office:value-type="string" office:string-value="">
            <text:p/>
          </table:table-cell>
          <table:table-cell table:style-name="ce3" table:formula="of:=CHAR(INDEX([XOR.$B$2:.$Q$17];[.$B27]+1;[.BF$3]+1 )*16+INDEX([XOR.$B$2:.$Q$17];[.$C27]+1;[.BF$4]+1))" office:value-type="string" office:string-value="">
            <text:p/>
          </table:table-cell>
          <table:table-cell table:style-name="ce3" table:formula="of:=CHAR(INDEX([XOR.$B$2:.$Q$17];[.$B27]+1;[.BG$3]+1 )*16+INDEX([XOR.$B$2:.$Q$17];[.$C27]+1;[.BG$4]+1))" office:value-type="string" office:string-value="">
            <text:p/>
          </table:table-cell>
          <table:table-cell table:style-name="ce3" table:formula="of:=CHAR(INDEX([XOR.$B$2:.$Q$17];[.$B27]+1;[.BH$3]+1 )*16+INDEX([XOR.$B$2:.$Q$17];[.$C27]+1;[.BH$4]+1))" office:value-type="string" office:string-value="">
            <text:p/>
          </table:table-cell>
          <table:table-cell table:style-name="ce3" table:formula="of:=CHAR(INDEX([XOR.$B$2:.$Q$17];[.$B27]+1;[.BI$3]+1 )*16+INDEX([XOR.$B$2:.$Q$17];[.$C27]+1;[.BI$4]+1))" office:value-type="string" office:string-value="">
            <text:p/>
          </table:table-cell>
          <table:table-cell table:style-name="ce3" table:formula="of:=CHAR(INDEX([XOR.$B$2:.$Q$17];[.$B27]+1;[.BJ$3]+1 )*16+INDEX([XOR.$B$2:.$Q$17];[.$C27]+1;[.BJ$4]+1))" office:value-type="string" office:string-value="">
            <text:p/>
          </table:table-cell>
          <table:table-cell table:style-name="ce3" table:formula="of:=CHAR(INDEX([XOR.$B$2:.$Q$17];[.$B27]+1;[.BK$3]+1 )*16+INDEX([XOR.$B$2:.$Q$17];[.$C27]+1;[.BK$4]+1))" office:value-type="string" office:string-value="">
            <text:p/>
          </table:table-cell>
          <table:table-cell table:style-name="ce3" table:formula="of:=CHAR(INDEX([XOR.$B$2:.$Q$17];[.$B27]+1;[.BL$3]+1 )*16+INDEX([XOR.$B$2:.$Q$17];[.$C27]+1;[.BL$4]+1))" office:value-type="string" office:string-value="">
            <text:p/>
          </table:table-cell>
          <table:table-cell table:style-name="ce3" table:formula="of:=CHAR(INDEX([XOR.$B$2:.$Q$17];[.$B27]+1;[.BM$3]+1 )*16+INDEX([XOR.$B$2:.$Q$17];[.$C27]+1;[.BM$4]+1))" office:value-type="string" office:string-value="">
            <text:p/>
          </table:table-cell>
          <table:table-cell table:style-name="ce3" table:formula="of:=CHAR(INDEX([XOR.$B$2:.$Q$17];[.$B27]+1;[.BN$3]+1 )*16+INDEX([XOR.$B$2:.$Q$17];[.$C27]+1;[.BN$4]+1))" office:value-type="string" office:string-value="">
            <text:p/>
          </table:table-cell>
          <table:table-cell table:style-name="ce3" table:formula="of:=CHAR(INDEX([XOR.$B$2:.$Q$17];[.$B27]+1;[.BO$3]+1 )*16+INDEX([XOR.$B$2:.$Q$17];[.$C27]+1;[.BO$4]+1))" office:value-type="string" office:string-value="">
            <text:p/>
          </table:table-cell>
          <table:table-cell table:style-name="ce3" table:formula="of:=CHAR(INDEX([XOR.$B$2:.$Q$17];[.$B27]+1;[.BP$3]+1 )*16+INDEX([XOR.$B$2:.$Q$17];[.$C27]+1;[.BP$4]+1))" office:value-type="string" office:string-value="">
            <text:p/>
          </table:table-cell>
          <table:table-cell table:style-name="ce3" table:formula="of:=CHAR(INDEX([XOR.$B$2:.$Q$17];[.$B27]+1;[.BQ$3]+1 )*16+INDEX([XOR.$B$2:.$Q$17];[.$C27]+1;[.BQ$4]+1))" office:value-type="string" office:string-value="">
            <text:p/>
          </table:table-cell>
          <table:table-cell table:style-name="ce3" table:formula="of:=CHAR(INDEX([XOR.$B$2:.$Q$17];[.$B27]+1;[.BR$3]+1 )*16+INDEX([XOR.$B$2:.$Q$17];[.$C27]+1;[.BR$4]+1))" office:value-type="string" office:string-value="m">
            <text:p>m</text:p>
          </table:table-cell>
          <table:table-cell table:style-name="ce3" table:formula="of:=CHAR(INDEX([XOR.$B$2:.$Q$17];[.$B27]+1;[.BS$3]+1 )*16+INDEX([XOR.$B$2:.$Q$17];[.$C27]+1;[.BS$4]+1))" office:value-type="string" office:string-value="l">
            <text:p>l</text:p>
          </table:table-cell>
          <table:table-cell table:style-name="ce3" table:formula="of:=CHAR(INDEX([XOR.$B$2:.$Q$17];[.$B27]+1;[.BT$3]+1 )*16+INDEX([XOR.$B$2:.$Q$17];[.$C27]+1;[.BT$4]+1))" office:value-type="string" office:string-value="o">
            <text:p>o</text:p>
          </table:table-cell>
          <table:table-cell table:style-name="ce3" table:formula="of:=CHAR(INDEX([XOR.$B$2:.$Q$17];[.$B27]+1;[.BU$3]+1 )*16+INDEX([XOR.$B$2:.$Q$17];[.$C27]+1;[.BU$4]+1))" office:value-type="string" office:string-value="n">
            <text:p>n</text:p>
          </table:table-cell>
          <table:table-cell table:style-name="ce3" table:formula="of:=CHAR(INDEX([XOR.$B$2:.$Q$17];[.$B27]+1;[.BV$3]+1 )*16+INDEX([XOR.$B$2:.$Q$17];[.$C27]+1;[.BV$4]+1))" office:value-type="string" office:string-value="i">
            <text:p>i</text:p>
          </table:table-cell>
          <table:table-cell table:style-name="ce3" table:formula="of:=CHAR(INDEX([XOR.$B$2:.$Q$17];[.$B27]+1;[.BW$3]+1 )*16+INDEX([XOR.$B$2:.$Q$17];[.$C27]+1;[.BW$4]+1))" office:value-type="string" office:string-value="h">
            <text:p>h</text:p>
          </table:table-cell>
          <table:table-cell table:style-name="ce3" table:formula="of:=CHAR(INDEX([XOR.$B$2:.$Q$17];[.$B27]+1;[.BX$3]+1 )*16+INDEX([XOR.$B$2:.$Q$17];[.$C27]+1;[.BX$4]+1))" office:value-type="string" office:string-value="k">
            <text:p>k</text:p>
          </table:table-cell>
          <table:table-cell table:style-name="ce3" table:formula="of:=CHAR(INDEX([XOR.$B$2:.$Q$17];[.$B27]+1;[.BY$3]+1 )*16+INDEX([XOR.$B$2:.$Q$17];[.$C27]+1;[.BY$4]+1))" office:value-type="string" office:string-value="j">
            <text:p>j</text:p>
          </table:table-cell>
          <table:table-cell table:style-name="ce3" table:formula="of:=CHAR(INDEX([XOR.$B$2:.$Q$17];[.$B27]+1;[.BZ$3]+1 )*16+INDEX([XOR.$B$2:.$Q$17];[.$C27]+1;[.BZ$4]+1))" office:value-type="string" office:string-value="e">
            <text:p>e</text:p>
          </table:table-cell>
          <table:table-cell table:style-name="ce3" table:formula="of:=CHAR(INDEX([XOR.$B$2:.$Q$17];[.$B27]+1;[.CA$3]+1 )*16+INDEX([XOR.$B$2:.$Q$17];[.$C27]+1;[.CA$4]+1))" office:value-type="string" office:string-value="d">
            <text:p>d</text:p>
          </table:table-cell>
          <table:table-cell table:style-name="ce3" table:formula="of:=CHAR(INDEX([XOR.$B$2:.$Q$17];[.$B27]+1;[.CB$3]+1 )*16+INDEX([XOR.$B$2:.$Q$17];[.$C27]+1;[.CB$4]+1))" office:value-type="string" office:string-value="g">
            <text:p>g</text:p>
          </table:table-cell>
          <table:table-cell table:style-name="ce3" table:formula="of:=CHAR(INDEX([XOR.$B$2:.$Q$17];[.$B27]+1;[.CC$3]+1 )*16+INDEX([XOR.$B$2:.$Q$17];[.$C27]+1;[.CC$4]+1))" office:value-type="string" office:string-value="f">
            <text:p>f</text:p>
          </table:table-cell>
          <table:table-cell table:style-name="ce3" table:formula="of:=CHAR(INDEX([XOR.$B$2:.$Q$17];[.$B27]+1;[.CD$3]+1 )*16+INDEX([XOR.$B$2:.$Q$17];[.$C27]+1;[.CD$4]+1))" office:value-type="string" office:string-value="a">
            <text:p>a</text:p>
          </table:table-cell>
          <table:table-cell table:style-name="ce3" table:formula="of:=CHAR(INDEX([XOR.$B$2:.$Q$17];[.$B27]+1;[.CE$3]+1 )*16+INDEX([XOR.$B$2:.$Q$17];[.$C27]+1;[.CE$4]+1))" office:value-type="string" office:string-value="`">
            <text:p>`</text:p>
          </table:table-cell>
          <table:table-cell table:style-name="ce3" table:formula="of:=CHAR(INDEX([XOR.$B$2:.$Q$17];[.$B27]+1;[.CF$3]+1 )*16+INDEX([XOR.$B$2:.$Q$17];[.$C27]+1;[.CF$4]+1))" office:value-type="string" office:string-value="c">
            <text:p>c</text:p>
          </table:table-cell>
          <table:table-cell table:style-name="ce3" table:formula="of:=CHAR(INDEX([XOR.$B$2:.$Q$17];[.$B27]+1;[.CG$3]+1 )*16+INDEX([XOR.$B$2:.$Q$17];[.$C27]+1;[.CG$4]+1))" office:value-type="string" office:string-value="b">
            <text:p>b</text:p>
          </table:table-cell>
          <table:table-cell table:style-name="ce3" table:formula="of:=CHAR(INDEX([XOR.$B$2:.$Q$17];[.$B27]+1;[.CH$3]+1 )*16+INDEX([XOR.$B$2:.$Q$17];[.$C27]+1;[.CH$4]+1))" office:value-type="string" office:string-value="}">
            <text:p>}</text:p>
          </table:table-cell>
          <table:table-cell table:style-name="ce3" table:formula="of:=CHAR(INDEX([XOR.$B$2:.$Q$17];[.$B27]+1;[.CI$3]+1 )*16+INDEX([XOR.$B$2:.$Q$17];[.$C27]+1;[.CI$4]+1))" office:value-type="string" office:string-value="|">
            <text:p>|</text:p>
          </table:table-cell>
          <table:table-cell table:style-name="ce3" table:formula="of:=CHAR(INDEX([XOR.$B$2:.$Q$17];[.$B27]+1;[.CJ$3]+1 )*16+INDEX([XOR.$B$2:.$Q$17];[.$C27]+1;[.CJ$4]+1))" office:value-type="string" office:string-value="">
            <text:p></text:p>
          </table:table-cell>
          <table:table-cell table:style-name="ce3" table:formula="of:=CHAR(INDEX([XOR.$B$2:.$Q$17];[.$B27]+1;[.CK$3]+1 )*16+INDEX([XOR.$B$2:.$Q$17];[.$C27]+1;[.CK$4]+1))" office:value-type="string" office:string-value="~">
            <text:p>~</text:p>
          </table:table-cell>
          <table:table-cell table:style-name="ce3" table:formula="of:=CHAR(INDEX([XOR.$B$2:.$Q$17];[.$B27]+1;[.CL$3]+1 )*16+INDEX([XOR.$B$2:.$Q$17];[.$C27]+1;[.CL$4]+1))" office:value-type="string" office:string-value="y">
            <text:p>y</text:p>
          </table:table-cell>
          <table:table-cell table:style-name="ce3" table:formula="of:=CHAR(INDEX([XOR.$B$2:.$Q$17];[.$B27]+1;[.CM$3]+1 )*16+INDEX([XOR.$B$2:.$Q$17];[.$C27]+1;[.CM$4]+1))" office:value-type="string" office:string-value="x">
            <text:p>x</text:p>
          </table:table-cell>
          <table:table-cell table:style-name="ce3" table:formula="of:=CHAR(INDEX([XOR.$B$2:.$Q$17];[.$B27]+1;[.CN$3]+1 )*16+INDEX([XOR.$B$2:.$Q$17];[.$C27]+1;[.CN$4]+1))" office:value-type="string" office:string-value="{">
            <text:p>{</text:p>
          </table:table-cell>
          <table:table-cell table:style-name="ce3" table:formula="of:=CHAR(INDEX([XOR.$B$2:.$Q$17];[.$B27]+1;[.CO$3]+1 )*16+INDEX([XOR.$B$2:.$Q$17];[.$C27]+1;[.CO$4]+1))" office:value-type="string" office:string-value="z">
            <text:p>z</text:p>
          </table:table-cell>
          <table:table-cell table:style-name="ce8" table:formula="of:=CHAR(INDEX([XOR.$B$2:.$Q$17];[.$B27]+1;[.CP$3]+1 )*16+INDEX([XOR.$B$2:.$Q$17];[.$C27]+1;[.CP$4]+1))" office:value-type="string" office:string-value="u">
            <text:p>u</text:p>
          </table:table-cell>
          <table:table-cell table:style-name="ce3" table:formula="of:=CHAR(INDEX([XOR.$B$2:.$Q$17];[.$B27]+1;[.CQ$3]+1 )*16+INDEX([XOR.$B$2:.$Q$17];[.$C27]+1;[.CQ$4]+1))" office:value-type="string" office:string-value="t">
            <text:p>t</text:p>
          </table:table-cell>
          <table:table-cell table:style-name="ce3" table:formula="of:=CHAR(INDEX([XOR.$B$2:.$Q$17];[.$B27]+1;[.CR$3]+1 )*16+INDEX([XOR.$B$2:.$Q$17];[.$C27]+1;[.CR$4]+1))" office:value-type="string" office:string-value="w">
            <text:p>w</text:p>
          </table:table-cell>
          <table:table-cell table:style-name="ce3" table:formula="of:=CHAR(INDEX([XOR.$B$2:.$Q$17];[.$B27]+1;[.CS$3]+1 )*16+INDEX([XOR.$B$2:.$Q$17];[.$C27]+1;[.CS$4]+1))" office:value-type="string" office:string-value="v">
            <text:p>v</text:p>
          </table:table-cell>
          <table:table-cell table:style-name="ce3" table:formula="of:=CHAR(INDEX([XOR.$B$2:.$Q$17];[.$B27]+1;[.CT$3]+1 )*16+INDEX([XOR.$B$2:.$Q$17];[.$C27]+1;[.CT$4]+1))" office:value-type="string" office:string-value="q">
            <text:p>q</text:p>
          </table:table-cell>
          <table:table-cell table:style-name="ce3" table:formula="of:=CHAR(INDEX([XOR.$B$2:.$Q$17];[.$B27]+1;[.CU$3]+1 )*16+INDEX([XOR.$B$2:.$Q$17];[.$C27]+1;[.CU$4]+1))" office:value-type="string" office:string-value="p">
            <text:p>p</text:p>
          </table:table-cell>
          <table:table-cell table:style-name="ce3" table:formula="of:=CHAR(INDEX([XOR.$B$2:.$Q$17];[.$B27]+1;[.CV$3]+1 )*16+INDEX([XOR.$B$2:.$Q$17];[.$C27]+1;[.CV$4]+1))" office:value-type="string" office:string-value="s">
            <text:p>s</text:p>
          </table:table-cell>
          <table:table-cell table:style-name="ce3" table:formula="of:=CHAR(INDEX([XOR.$B$2:.$Q$17];[.$B27]+1;[.CW$3]+1 )*16+INDEX([XOR.$B$2:.$Q$17];[.$C27]+1;[.CW$4]+1))" office:value-type="string" office:string-value="r">
            <text:p>r</text:p>
          </table:table-cell>
          <table:table-cell table:style-name="ce3" table:formula="of:=CHAR(INDEX([XOR.$B$2:.$Q$17];[.$B27]+1;[.CX$3]+1 )*16+INDEX([XOR.$B$2:.$Q$17];[.$C27]+1;[.CX$4]+1))" office:value-type="string" office:string-value="M">
            <text:p>M</text:p>
          </table:table-cell>
          <table:table-cell table:style-name="ce3" table:formula="of:=CHAR(INDEX([XOR.$B$2:.$Q$17];[.$B27]+1;[.CY$3]+1 )*16+INDEX([XOR.$B$2:.$Q$17];[.$C27]+1;[.CY$4]+1))" office:value-type="string" office:string-value="L">
            <text:p>L</text:p>
          </table:table-cell>
          <table:table-cell table:style-name="ce3" table:formula="of:=CHAR(INDEX([XOR.$B$2:.$Q$17];[.$B27]+1;[.CZ$3]+1 )*16+INDEX([XOR.$B$2:.$Q$17];[.$C27]+1;[.CZ$4]+1))" office:value-type="string" office:string-value="O">
            <text:p>O</text:p>
          </table:table-cell>
          <table:table-cell table:style-name="ce3" table:formula="of:=CHAR(INDEX([XOR.$B$2:.$Q$17];[.$B27]+1;[.DA$3]+1 )*16+INDEX([XOR.$B$2:.$Q$17];[.$C27]+1;[.DA$4]+1))" office:value-type="string" office:string-value="N">
            <text:p>N</text:p>
          </table:table-cell>
          <table:table-cell table:style-name="ce3" table:formula="of:=CHAR(INDEX([XOR.$B$2:.$Q$17];[.$B27]+1;[.DB$3]+1 )*16+INDEX([XOR.$B$2:.$Q$17];[.$C27]+1;[.DB$4]+1))" office:value-type="string" office:string-value="I">
            <text:p>I</text:p>
          </table:table-cell>
          <table:table-cell table:style-name="ce3" table:formula="of:=CHAR(INDEX([XOR.$B$2:.$Q$17];[.$B27]+1;[.DC$3]+1 )*16+INDEX([XOR.$B$2:.$Q$17];[.$C27]+1;[.DC$4]+1))" office:value-type="string" office:string-value="H">
            <text:p>H</text:p>
          </table:table-cell>
          <table:table-cell table:style-name="ce3" table:formula="of:=CHAR(INDEX([XOR.$B$2:.$Q$17];[.$B27]+1;[.DD$3]+1 )*16+INDEX([XOR.$B$2:.$Q$17];[.$C27]+1;[.DD$4]+1))" office:value-type="string" office:string-value="K">
            <text:p>K</text:p>
          </table:table-cell>
          <table:table-cell table:style-name="ce3" table:formula="of:=CHAR(INDEX([XOR.$B$2:.$Q$17];[.$B27]+1;[.DE$3]+1 )*16+INDEX([XOR.$B$2:.$Q$17];[.$C27]+1;[.DE$4]+1))" office:value-type="string" office:string-value="J">
            <text:p>J</text:p>
          </table:table-cell>
          <table:table-cell table:style-name="ce3" table:formula="of:=CHAR(INDEX([XOR.$B$2:.$Q$17];[.$B27]+1;[.DF$3]+1 )*16+INDEX([XOR.$B$2:.$Q$17];[.$C27]+1;[.DF$4]+1))" office:value-type="string" office:string-value="E">
            <text:p>E</text:p>
          </table:table-cell>
          <table:table-cell table:style-name="ce3" table:formula="of:=CHAR(INDEX([XOR.$B$2:.$Q$17];[.$B27]+1;[.DG$3]+1 )*16+INDEX([XOR.$B$2:.$Q$17];[.$C27]+1;[.DG$4]+1))" office:value-type="string" office:string-value="D">
            <text:p>D</text:p>
          </table:table-cell>
          <table:table-cell table:style-name="ce3" table:formula="of:=CHAR(INDEX([XOR.$B$2:.$Q$17];[.$B27]+1;[.DH$3]+1 )*16+INDEX([XOR.$B$2:.$Q$17];[.$C27]+1;[.DH$4]+1))" office:value-type="string" office:string-value="G">
            <text:p>G</text:p>
          </table:table-cell>
          <table:table-cell table:style-name="ce3" table:formula="of:=CHAR(INDEX([XOR.$B$2:.$Q$17];[.$B27]+1;[.DI$3]+1 )*16+INDEX([XOR.$B$2:.$Q$17];[.$C27]+1;[.DI$4]+1))" office:value-type="string" office:string-value="F">
            <text:p>F</text:p>
          </table:table-cell>
          <table:table-cell table:style-name="ce3" table:formula="of:=CHAR(INDEX([XOR.$B$2:.$Q$17];[.$B27]+1;[.DJ$3]+1 )*16+INDEX([XOR.$B$2:.$Q$17];[.$C27]+1;[.DJ$4]+1))" office:value-type="string" office:string-value="A">
            <text:p>A</text:p>
          </table:table-cell>
          <table:table-cell table:style-name="ce3" table:formula="of:=CHAR(INDEX([XOR.$B$2:.$Q$17];[.$B27]+1;[.DK$3]+1 )*16+INDEX([XOR.$B$2:.$Q$17];[.$C27]+1;[.DK$4]+1))" office:value-type="string" office:string-value="@">
            <text:p>@</text:p>
          </table:table-cell>
          <table:table-cell table:style-name="ce3" table:formula="of:=CHAR(INDEX([XOR.$B$2:.$Q$17];[.$B27]+1;[.DL$3]+1 )*16+INDEX([XOR.$B$2:.$Q$17];[.$C27]+1;[.DL$4]+1))" office:value-type="string" office:string-value="C">
            <text:p>C</text:p>
          </table:table-cell>
          <table:table-cell table:style-name="ce3" table:formula="of:=CHAR(INDEX([XOR.$B$2:.$Q$17];[.$B27]+1;[.DM$3]+1 )*16+INDEX([XOR.$B$2:.$Q$17];[.$C27]+1;[.DM$4]+1))" office:value-type="string" office:string-value="B">
            <text:p>B</text:p>
          </table:table-cell>
          <table:table-cell table:style-name="ce3" table:formula="of:=CHAR(INDEX([XOR.$B$2:.$Q$17];[.$B27]+1;[.DN$3]+1 )*16+INDEX([XOR.$B$2:.$Q$17];[.$C27]+1;[.DN$4]+1))" office:value-type="string" office:string-value="]">
            <text:p>]</text:p>
          </table:table-cell>
          <table:table-cell table:style-name="ce3" table:formula="of:=CHAR(INDEX([XOR.$B$2:.$Q$17];[.$B27]+1;[.DO$3]+1 )*16+INDEX([XOR.$B$2:.$Q$17];[.$C27]+1;[.DO$4]+1))" office:value-type="string" office:string-value="\">
            <text:p>\</text:p>
          </table:table-cell>
          <table:table-cell table:style-name="ce3" table:formula="of:=CHAR(INDEX([XOR.$B$2:.$Q$17];[.$B27]+1;[.DP$3]+1 )*16+INDEX([XOR.$B$2:.$Q$17];[.$C27]+1;[.DP$4]+1))" office:value-type="string" office:string-value="_">
            <text:p>_</text:p>
          </table:table-cell>
          <table:table-cell table:style-name="ce3" table:formula="of:=CHAR(INDEX([XOR.$B$2:.$Q$17];[.$B27]+1;[.DQ$3]+1 )*16+INDEX([XOR.$B$2:.$Q$17];[.$C27]+1;[.DQ$4]+1))" office:value-type="string" office:string-value="^">
            <text:p>^</text:p>
          </table:table-cell>
          <table:table-cell table:style-name="ce3" table:formula="of:=CHAR(INDEX([XOR.$B$2:.$Q$17];[.$B27]+1;[.DR$3]+1 )*16+INDEX([XOR.$B$2:.$Q$17];[.$C27]+1;[.DR$4]+1))" office:value-type="string" office:string-value="Y">
            <text:p>Y</text:p>
          </table:table-cell>
          <table:table-cell table:style-name="ce3" table:formula="of:=CHAR(INDEX([XOR.$B$2:.$Q$17];[.$B27]+1;[.DS$3]+1 )*16+INDEX([XOR.$B$2:.$Q$17];[.$C27]+1;[.DS$4]+1))" office:value-type="string" office:string-value="X">
            <text:p>X</text:p>
          </table:table-cell>
          <table:table-cell table:style-name="ce3" table:formula="of:=CHAR(INDEX([XOR.$B$2:.$Q$17];[.$B27]+1;[.DT$3]+1 )*16+INDEX([XOR.$B$2:.$Q$17];[.$C27]+1;[.DT$4]+1))" office:value-type="string" office:string-value="[">
            <text:p>[</text:p>
          </table:table-cell>
          <table:table-cell table:style-name="ce3" table:formula="of:=CHAR(INDEX([XOR.$B$2:.$Q$17];[.$B27]+1;[.DU$3]+1 )*16+INDEX([XOR.$B$2:.$Q$17];[.$C27]+1;[.DU$4]+1))" office:value-type="string" office:string-value="Z">
            <text:p>Z</text:p>
          </table:table-cell>
          <table:table-cell table:style-name="ce3" table:formula="of:=CHAR(INDEX([XOR.$B$2:.$Q$17];[.$B27]+1;[.DV$3]+1 )*16+INDEX([XOR.$B$2:.$Q$17];[.$C27]+1;[.DV$4]+1))" office:value-type="string" office:string-value="U">
            <text:p>U</text:p>
          </table:table-cell>
          <table:table-cell table:style-name="ce3" table:formula="of:=CHAR(INDEX([XOR.$B$2:.$Q$17];[.$B27]+1;[.DW$3]+1 )*16+INDEX([XOR.$B$2:.$Q$17];[.$C27]+1;[.DW$4]+1))" office:value-type="string" office:string-value="T">
            <text:p>T</text:p>
          </table:table-cell>
          <table:table-cell table:style-name="ce3" table:formula="of:=CHAR(INDEX([XOR.$B$2:.$Q$17];[.$B27]+1;[.DX$3]+1 )*16+INDEX([XOR.$B$2:.$Q$17];[.$C27]+1;[.DX$4]+1))" office:value-type="string" office:string-value="W">
            <text:p>W</text:p>
          </table:table-cell>
          <table:table-cell table:style-name="ce3" table:formula="of:=CHAR(INDEX([XOR.$B$2:.$Q$17];[.$B27]+1;[.DY$3]+1 )*16+INDEX([XOR.$B$2:.$Q$17];[.$C27]+1;[.DY$4]+1))" office:value-type="string" office:string-value="V">
            <text:p>V</text:p>
          </table:table-cell>
          <table:table-cell table:style-name="ce3" table:formula="of:=CHAR(INDEX([XOR.$B$2:.$Q$17];[.$B27]+1;[.DZ$3]+1 )*16+INDEX([XOR.$B$2:.$Q$17];[.$C27]+1;[.DZ$4]+1))" office:value-type="string" office:string-value="Q">
            <text:p>Q</text:p>
          </table:table-cell>
          <table:table-cell table:style-name="ce3" table:formula="of:=CHAR(INDEX([XOR.$B$2:.$Q$17];[.$B27]+1;[.EA$3]+1 )*16+INDEX([XOR.$B$2:.$Q$17];[.$C27]+1;[.EA$4]+1))" office:value-type="string" office:string-value="P">
            <text:p>P</text:p>
          </table:table-cell>
          <table:table-cell table:style-name="ce3" table:formula="of:=CHAR(INDEX([XOR.$B$2:.$Q$17];[.$B27]+1;[.EB$3]+1 )*16+INDEX([XOR.$B$2:.$Q$17];[.$C27]+1;[.EB$4]+1))" office:value-type="string" office:string-value="S">
            <text:p>S</text:p>
          </table:table-cell>
          <table:table-cell table:style-name="ce3" table:formula="of:=CHAR(INDEX([XOR.$B$2:.$Q$17];[.$B27]+1;[.EC$3]+1 )*16+INDEX([XOR.$B$2:.$Q$17];[.$C27]+1;[.EC$4]+1))" office:value-type="string" office:string-value="R">
            <text:p>R</text:p>
          </table:table-cell>
          <table:table-cell table:style-name="ce3" table:number-columns-repeated="21"/>
        </table:table-row>
        <table:table-row table:style-name="ro4">
          <table:table-cell table:formula="of:=[.A27]+2" office:value-type="float" office:value="47">
            <text:p>47</text:p>
          </table:table-cell>
          <table:table-cell table:formula="of:=RIGHT(LEFT([.$B$1];[.A28]);1)" office:value-type="string" office:string-value="3">
            <text:p>3</text:p>
          </table:table-cell>
          <table:table-cell table:formula="of:=VLOOKUP(RIGHT(LEFT([.$B$1];[.A28]+1);1);[Sheet1.$A$2:.$C$17];3;0)" office:value-type="float" office:value="6">
            <text:p>6</text:p>
          </table:table-cell>
          <table:table-cell table:formula="of:=[.C28]+[.B28]*16" office:value-type="float" office:value="54">
            <text:p>54</text:p>
          </table:table-cell>
          <table:table-cell table:formula="of:=CHAR([.D28])" office:value-type="string" office:string-value="6">
            <text:p>6</text:p>
          </table:table-cell>
          <table:table-cell table:style-name="ce3" table:formula="of:=CHAR(INDEX([XOR.$B$2:.$Q$17];[.$B28]+1;[.F$3]+1 )*16+INDEX([XOR.$B$2:.$Q$17];[.$C28]+1;[.F$4]+1))" office:value-type="string" office:string-value="6">
            <text:p>6</text:p>
          </table:table-cell>
          <table:table-cell table:style-name="ce3" table:formula="of:=CHAR(INDEX([XOR.$B$2:.$Q$17];[.$B28]+1;[.G$3]+1 )*16+INDEX([XOR.$B$2:.$Q$17];[.$C28]+1;[.G$4]+1))" office:value-type="string" office:string-value="7">
            <text:p>7</text:p>
          </table:table-cell>
          <table:table-cell table:style-name="ce3" table:formula="of:=CHAR(INDEX([XOR.$B$2:.$Q$17];[.$B28]+1;[.H$3]+1 )*16+INDEX([XOR.$B$2:.$Q$17];[.$C28]+1;[.H$4]+1))" office:value-type="string" office:string-value="4">
            <text:p>4</text:p>
          </table:table-cell>
          <table:table-cell table:style-name="ce3" table:formula="of:=CHAR(INDEX([XOR.$B$2:.$Q$17];[.$B28]+1;[.I$3]+1 )*16+INDEX([XOR.$B$2:.$Q$17];[.$C28]+1;[.I$4]+1))" office:value-type="string" office:string-value="5">
            <text:p>5</text:p>
          </table:table-cell>
          <table:table-cell table:style-name="ce3" table:formula="of:=CHAR(INDEX([XOR.$B$2:.$Q$17];[.$B28]+1;[.J$3]+1 )*16+INDEX([XOR.$B$2:.$Q$17];[.$C28]+1;[.J$4]+1))" office:value-type="string" office:string-value="2">
            <text:p>2</text:p>
          </table:table-cell>
          <table:table-cell table:style-name="ce3" table:formula="of:=CHAR(INDEX([XOR.$B$2:.$Q$17];[.$B28]+1;[.K$3]+1 )*16+INDEX([XOR.$B$2:.$Q$17];[.$C28]+1;[.K$4]+1))" office:value-type="string" office:string-value="3">
            <text:p>3</text:p>
          </table:table-cell>
          <table:table-cell table:style-name="ce3" table:formula="of:=CHAR(INDEX([XOR.$B$2:.$Q$17];[.$B28]+1;[.L$3]+1 )*16+INDEX([XOR.$B$2:.$Q$17];[.$C28]+1;[.L$4]+1))" office:value-type="string" office:string-value="0">
            <text:p>0</text:p>
          </table:table-cell>
          <table:table-cell table:style-name="ce3" table:formula="of:=CHAR(INDEX([XOR.$B$2:.$Q$17];[.$B28]+1;[.M$3]+1 )*16+INDEX([XOR.$B$2:.$Q$17];[.$C28]+1;[.M$4]+1))" office:value-type="string" office:string-value="1">
            <text:p>1</text:p>
          </table:table-cell>
          <table:table-cell table:style-name="ce3" table:formula="of:=CHAR(INDEX([XOR.$B$2:.$Q$17];[.$B28]+1;[.N$3]+1 )*16+INDEX([XOR.$B$2:.$Q$17];[.$C28]+1;[.N$4]+1))" office:value-type="string" office:string-value="&gt;">
            <text:p>&gt;</text:p>
          </table:table-cell>
          <table:table-cell table:style-name="ce3" table:formula="of:=CHAR(INDEX([XOR.$B$2:.$Q$17];[.$B28]+1;[.O$3]+1 )*16+INDEX([XOR.$B$2:.$Q$17];[.$C28]+1;[.O$4]+1))" office:value-type="string" office:string-value="?">
            <text:p>?</text:p>
          </table:table-cell>
          <table:table-cell table:style-name="ce3" table:formula="of:=CHAR(INDEX([XOR.$B$2:.$Q$17];[.$B28]+1;[.P$3]+1 )*16+INDEX([XOR.$B$2:.$Q$17];[.$C28]+1;[.P$4]+1))" office:value-type="string" office:string-value="&lt;">
            <text:p>&lt;</text:p>
          </table:table-cell>
          <table:table-cell table:style-name="ce3" table:formula="of:=CHAR(INDEX([XOR.$B$2:.$Q$17];[.$B28]+1;[.Q$3]+1 )*16+INDEX([XOR.$B$2:.$Q$17];[.$C28]+1;[.Q$4]+1))" office:value-type="string" office:string-value="=">
            <text:p>=</text:p>
          </table:table-cell>
          <table:table-cell table:style-name="ce3" table:formula="of:=CHAR(INDEX([XOR.$B$2:.$Q$17];[.$B28]+1;[.R$3]+1 )*16+INDEX([XOR.$B$2:.$Q$17];[.$C28]+1;[.R$4]+1))" office:value-type="string" office:string-value=":">
            <text:p>:</text:p>
          </table:table-cell>
          <table:table-cell table:style-name="ce3" table:formula="of:=CHAR(INDEX([XOR.$B$2:.$Q$17];[.$B28]+1;[.S$3]+1 )*16+INDEX([XOR.$B$2:.$Q$17];[.$C28]+1;[.S$4]+1))" office:value-type="string" office:string-value=";">
            <text:p>;</text:p>
          </table:table-cell>
          <table:table-cell table:style-name="ce3" table:formula="of:=CHAR(INDEX([XOR.$B$2:.$Q$17];[.$B28]+1;[.T$3]+1 )*16+INDEX([XOR.$B$2:.$Q$17];[.$C28]+1;[.T$4]+1))" office:value-type="string" office:string-value="8">
            <text:p>8</text:p>
          </table:table-cell>
          <table:table-cell table:style-name="ce3" table:formula="of:=CHAR(INDEX([XOR.$B$2:.$Q$17];[.$B28]+1;[.U$3]+1 )*16+INDEX([XOR.$B$2:.$Q$17];[.$C28]+1;[.U$4]+1))" office:value-type="string" office:string-value="9">
            <text:p>9</text:p>
          </table:table-cell>
          <table:table-cell table:style-name="ce3" table:formula="of:=CHAR(INDEX([XOR.$B$2:.$Q$17];[.$B28]+1;[.V$3]+1 )*16+INDEX([XOR.$B$2:.$Q$17];[.$C28]+1;[.V$4]+1))" office:value-type="string" office:string-value="&amp;">
            <text:p>&amp;</text:p>
          </table:table-cell>
          <table:table-cell table:style-name="ce3" table:formula="of:=CHAR(INDEX([XOR.$B$2:.$Q$17];[.$B28]+1;[.W$3]+1 )*16+INDEX([XOR.$B$2:.$Q$17];[.$C28]+1;[.W$4]+1))" office:value-type="string" office:string-value="'">
            <text:p>'</text:p>
          </table:table-cell>
          <table:table-cell table:style-name="ce3" table:formula="of:=CHAR(INDEX([XOR.$B$2:.$Q$17];[.$B28]+1;[.X$3]+1 )*16+INDEX([XOR.$B$2:.$Q$17];[.$C28]+1;[.X$4]+1))" office:value-type="string" office:string-value="$">
            <text:p>$</text:p>
          </table:table-cell>
          <table:table-cell table:style-name="ce3" table:formula="of:=CHAR(INDEX([XOR.$B$2:.$Q$17];[.$B28]+1;[.Y$3]+1 )*16+INDEX([XOR.$B$2:.$Q$17];[.$C28]+1;[.Y$4]+1))" office:value-type="string" office:string-value="%">
            <text:p>%</text:p>
          </table:table-cell>
          <table:table-cell table:style-name="ce3" table:formula="of:=CHAR(INDEX([XOR.$B$2:.$Q$17];[.$B28]+1;[.Z$3]+1 )*16+INDEX([XOR.$B$2:.$Q$17];[.$C28]+1;[.Z$4]+1))" office:value-type="string" office:string-value="&quot;">
            <text:p>"</text:p>
          </table:table-cell>
          <table:table-cell table:style-name="ce3" table:formula="of:=CHAR(INDEX([XOR.$B$2:.$Q$17];[.$B28]+1;[.AA$3]+1 )*16+INDEX([XOR.$B$2:.$Q$17];[.$C28]+1;[.AA$4]+1))" office:value-type="string" office:string-value="#">
            <text:p>#</text:p>
          </table:table-cell>
          <table:table-cell table:style-name="ce3" table:formula="of:=CHAR(INDEX([XOR.$B$2:.$Q$17];[.$B28]+1;[.AB$3]+1 )*16+INDEX([XOR.$B$2:.$Q$17];[.$C28]+1;[.AB$4]+1))" office:value-type="string" office:string-value=" ">
            <text:p><text:s/></text:p>
          </table:table-cell>
          <table:table-cell table:style-name="ce3" table:formula="of:=CHAR(INDEX([XOR.$B$2:.$Q$17];[.$B28]+1;[.AC$3]+1 )*16+INDEX([XOR.$B$2:.$Q$17];[.$C28]+1;[.AC$4]+1))" office:value-type="string" office:string-value="!">
            <text:p>!</text:p>
          </table:table-cell>
          <table:table-cell table:style-name="ce3" table:formula="of:=CHAR(INDEX([XOR.$B$2:.$Q$17];[.$B28]+1;[.AD$3]+1 )*16+INDEX([XOR.$B$2:.$Q$17];[.$C28]+1;[.AD$4]+1))" office:value-type="string" office:string-value=".">
            <text:p>.</text:p>
          </table:table-cell>
          <table:table-cell table:style-name="ce3" table:formula="of:=CHAR(INDEX([XOR.$B$2:.$Q$17];[.$B28]+1;[.AE$3]+1 )*16+INDEX([XOR.$B$2:.$Q$17];[.$C28]+1;[.AE$4]+1))" office:value-type="string" office:string-value="/">
            <text:p>/</text:p>
          </table:table-cell>
          <table:table-cell table:style-name="ce3" table:formula="of:=CHAR(INDEX([XOR.$B$2:.$Q$17];[.$B28]+1;[.AF$3]+1 )*16+INDEX([XOR.$B$2:.$Q$17];[.$C28]+1;[.AF$4]+1))" office:value-type="string" office:string-value=",">
            <text:p>,</text:p>
          </table:table-cell>
          <table:table-cell table:style-name="ce3" table:formula="of:=CHAR(INDEX([XOR.$B$2:.$Q$17];[.$B28]+1;[.AG$3]+1 )*16+INDEX([XOR.$B$2:.$Q$17];[.$C28]+1;[.AG$4]+1))" office:value-type="string" office:string-value="-">
            <text:p>-</text:p>
          </table:table-cell>
          <table:table-cell table:style-name="ce3" table:formula="of:=CHAR(INDEX([XOR.$B$2:.$Q$17];[.$B28]+1;[.AH$3]+1 )*16+INDEX([XOR.$B$2:.$Q$17];[.$C28]+1;[.AH$4]+1))" office:value-type="string" office:string-value="*">
            <text:p>*</text:p>
          </table:table-cell>
          <table:table-cell table:style-name="ce3" table:formula="of:=CHAR(INDEX([XOR.$B$2:.$Q$17];[.$B28]+1;[.AI$3]+1 )*16+INDEX([XOR.$B$2:.$Q$17];[.$C28]+1;[.AI$4]+1))" office:value-type="string" office:string-value="+">
            <text:p>+</text:p>
          </table:table-cell>
          <table:table-cell table:style-name="ce3" table:formula="of:=CHAR(INDEX([XOR.$B$2:.$Q$17];[.$B28]+1;[.AJ$3]+1 )*16+INDEX([XOR.$B$2:.$Q$17];[.$C28]+1;[.AJ$4]+1))" office:value-type="string" office:string-value="(">
            <text:p>(</text:p>
          </table:table-cell>
          <table:table-cell table:style-name="ce3" table:formula="of:=CHAR(INDEX([XOR.$B$2:.$Q$17];[.$B28]+1;[.AK$3]+1 )*16+INDEX([XOR.$B$2:.$Q$17];[.$C28]+1;[.AK$4]+1))" office:value-type="string" office:string-value=")">
            <text:p>)</text:p>
          </table:table-cell>
          <table:table-cell table:style-name="ce3" table:formula="of:=CHAR(INDEX([XOR.$B$2:.$Q$17];[.$B28]+1;[.AL$3]+1 )*16+INDEX([XOR.$B$2:.$Q$17];[.$C28]+1;[.AL$4]+1))" office:value-type="string" office:string-value="">
            <text:p/>
          </table:table-cell>
          <table:table-cell table:style-name="ce3" table:formula="of:=CHAR(INDEX([XOR.$B$2:.$Q$17];[.$B28]+1;[.AM$3]+1 )*16+INDEX([XOR.$B$2:.$Q$17];[.$C28]+1;[.AM$4]+1))" office:value-type="string" office:string-value="">
            <text:p/>
          </table:table-cell>
          <table:table-cell table:style-name="ce3" table:formula="of:=CHAR(INDEX([XOR.$B$2:.$Q$17];[.$B28]+1;[.AN$3]+1 )*16+INDEX([XOR.$B$2:.$Q$17];[.$C28]+1;[.AN$4]+1))" office:value-type="string" office:string-value="">
            <text:p/>
          </table:table-cell>
          <table:table-cell table:style-name="ce3" table:formula="of:=CHAR(INDEX([XOR.$B$2:.$Q$17];[.$B28]+1;[.AO$3]+1 )*16+INDEX([XOR.$B$2:.$Q$17];[.$C28]+1;[.AO$4]+1))" office:value-type="string" office:string-value="">
            <text:p/>
          </table:table-cell>
          <table:table-cell table:style-name="ce3" table:formula="of:=CHAR(INDEX([XOR.$B$2:.$Q$17];[.$B28]+1;[.AP$3]+1 )*16+INDEX([XOR.$B$2:.$Q$17];[.$C28]+1;[.AP$4]+1))" office:value-type="string" office:string-value="">
            <text:p/>
          </table:table-cell>
          <table:table-cell table:style-name="ce3" table:formula="of:=CHAR(INDEX([XOR.$B$2:.$Q$17];[.$B28]+1;[.AQ$3]+1 )*16+INDEX([XOR.$B$2:.$Q$17];[.$C28]+1;[.AQ$4]+1))" office:value-type="string" office:string-value="">
            <text:p/>
          </table:table-cell>
          <table:table-cell table:style-name="ce3" table:formula="of:=CHAR(INDEX([XOR.$B$2:.$Q$17];[.$B28]+1;[.AR$3]+1 )*16+INDEX([XOR.$B$2:.$Q$17];[.$C28]+1;[.AR$4]+1))" office:value-type="string" office:string-value="">
            <text:p/>
          </table:table-cell>
          <table:table-cell table:style-name="ce3" table:formula="of:=CHAR(INDEX([XOR.$B$2:.$Q$17];[.$B28]+1;[.AS$3]+1 )*16+INDEX([XOR.$B$2:.$Q$17];[.$C28]+1;[.AS$4]+1))" office:value-type="string" office:string-value="">
            <text:p/>
          </table:table-cell>
          <table:table-cell table:style-name="ce3" table:formula="of:=CHAR(INDEX([XOR.$B$2:.$Q$17];[.$B28]+1;[.AT$3]+1 )*16+INDEX([XOR.$B$2:.$Q$17];[.$C28]+1;[.AT$4]+1))" office:value-type="string" office:string-value="">
            <text:p/>
          </table:table-cell>
          <table:table-cell table:style-name="ce3" table:formula="of:=CHAR(INDEX([XOR.$B$2:.$Q$17];[.$B28]+1;[.AU$3]+1 )*16+INDEX([XOR.$B$2:.$Q$17];[.$C28]+1;[.AU$4]+1))" office:value-type="string" office:string-value="">
            <text:p/>
          </table:table-cell>
          <table:table-cell table:style-name="ce3" table:formula="of:=CHAR(INDEX([XOR.$B$2:.$Q$17];[.$B28]+1;[.AV$3]+1 )*16+INDEX([XOR.$B$2:.$Q$17];[.$C28]+1;[.AV$4]+1))" office:value-type="string" office:string-value="">
            <text:p/>
          </table:table-cell>
          <table:table-cell table:style-name="ce3" table:formula="of:=CHAR(INDEX([XOR.$B$2:.$Q$17];[.$B28]+1;[.AW$3]+1 )*16+INDEX([XOR.$B$2:.$Q$17];[.$C28]+1;[.AW$4]+1))" office:value-type="string" office:string-value="">
            <text:p/>
          </table:table-cell>
          <table:table-cell table:style-name="ce3" table:formula="of:=CHAR(INDEX([XOR.$B$2:.$Q$17];[.$B28]+1;[.AX$3]+1 )*16+INDEX([XOR.$B$2:.$Q$17];[.$C28]+1;[.AX$4]+1))" office:value-type="string" office:string-value="">
            <text:p/>
          </table:table-cell>
          <table:table-cell table:style-name="ce3" table:formula="of:=CHAR(INDEX([XOR.$B$2:.$Q$17];[.$B28]+1;[.AY$3]+1 )*16+INDEX([XOR.$B$2:.$Q$17];[.$C28]+1;[.AY$4]+1))" office:value-type="string" office:string-value="">
            <text:p/>
          </table:table-cell>
          <table:table-cell table:style-name="ce3" table:formula="of:=CHAR(INDEX([XOR.$B$2:.$Q$17];[.$B28]+1;[.AZ$3]+1 )*16+INDEX([XOR.$B$2:.$Q$17];[.$C28]+1;[.AZ$4]+1))" office:value-type="string" office:string-value="">
            <text:p/>
          </table:table-cell>
          <table:table-cell table:style-name="ce3" table:formula="of:=CHAR(INDEX([XOR.$B$2:.$Q$17];[.$B28]+1;[.BA$3]+1 )*16+INDEX([XOR.$B$2:.$Q$17];[.$C28]+1;[.BA$4]+1))" office:value-type="string" office:string-value="">
            <text:p/>
          </table:table-cell>
          <table:table-cell table:style-name="ce3" table:formula="of:=CHAR(INDEX([XOR.$B$2:.$Q$17];[.$B28]+1;[.BB$3]+1 )*16+INDEX([XOR.$B$2:.$Q$17];[.$C28]+1;[.BB$4]+1))" office:value-type="string" office:string-value="">
            <text:p/>
          </table:table-cell>
          <table:table-cell table:style-name="ce3" table:formula="of:=CHAR(INDEX([XOR.$B$2:.$Q$17];[.$B28]+1;[.BC$3]+1 )*16+INDEX([XOR.$B$2:.$Q$17];[.$C28]+1;[.BC$4]+1))" office:value-type="string" office:string-value="">
            <text:p/>
          </table:table-cell>
          <table:table-cell table:style-name="ce3" table:formula="of:=CHAR(INDEX([XOR.$B$2:.$Q$17];[.$B28]+1;[.BD$3]+1 )*16+INDEX([XOR.$B$2:.$Q$17];[.$C28]+1;[.BD$4]+1))" office:value-type="string" office:string-value="">
            <text:p/>
          </table:table-cell>
          <table:table-cell table:style-name="ce3" table:formula="of:=CHAR(INDEX([XOR.$B$2:.$Q$17];[.$B28]+1;[.BE$3]+1 )*16+INDEX([XOR.$B$2:.$Q$17];[.$C28]+1;[.BE$4]+1))" office:value-type="string" office:string-value="">
            <text:p/>
          </table:table-cell>
          <table:table-cell table:style-name="ce3" table:formula="of:=CHAR(INDEX([XOR.$B$2:.$Q$17];[.$B28]+1;[.BF$3]+1 )*16+INDEX([XOR.$B$2:.$Q$17];[.$C28]+1;[.BF$4]+1))" office:value-type="string" office:string-value="">
            <text:p/>
          </table:table-cell>
          <table:table-cell table:style-name="ce3" table:formula="of:=CHAR(INDEX([XOR.$B$2:.$Q$17];[.$B28]+1;[.BG$3]+1 )*16+INDEX([XOR.$B$2:.$Q$17];[.$C28]+1;[.BG$4]+1))" office:value-type="string" office:string-value="">
            <text:p/>
          </table:table-cell>
          <table:table-cell table:style-name="ce3" table:formula="of:=CHAR(INDEX([XOR.$B$2:.$Q$17];[.$B28]+1;[.BH$3]+1 )*16+INDEX([XOR.$B$2:.$Q$17];[.$C28]+1;[.BH$4]+1))" office:value-type="string" office:string-value="">
            <text:p/>
          </table:table-cell>
          <table:table-cell table:style-name="ce3" table:formula="of:=CHAR(INDEX([XOR.$B$2:.$Q$17];[.$B28]+1;[.BI$3]+1 )*16+INDEX([XOR.$B$2:.$Q$17];[.$C28]+1;[.BI$4]+1))" office:value-type="string" office:string-value="">
            <text:p/>
          </table:table-cell>
          <table:table-cell table:style-name="ce3" table:formula="of:=CHAR(INDEX([XOR.$B$2:.$Q$17];[.$B28]+1;[.BJ$3]+1 )*16+INDEX([XOR.$B$2:.$Q$17];[.$C28]+1;[.BJ$4]+1))" office:value-type="string" office:string-value="">
            <text:p/>
          </table:table-cell>
          <table:table-cell table:style-name="ce3" table:formula="of:=CHAR(INDEX([XOR.$B$2:.$Q$17];[.$B28]+1;[.BK$3]+1 )*16+INDEX([XOR.$B$2:.$Q$17];[.$C28]+1;[.BK$4]+1))" office:value-type="string" office:string-value="">
            <text:p/>
          </table:table-cell>
          <table:table-cell table:style-name="ce3" table:formula="of:=CHAR(INDEX([XOR.$B$2:.$Q$17];[.$B28]+1;[.BL$3]+1 )*16+INDEX([XOR.$B$2:.$Q$17];[.$C28]+1;[.BL$4]+1))" office:value-type="string" office:string-value="">
            <text:p/>
          </table:table-cell>
          <table:table-cell table:style-name="ce3" table:formula="of:=CHAR(INDEX([XOR.$B$2:.$Q$17];[.$B28]+1;[.BM$3]+1 )*16+INDEX([XOR.$B$2:.$Q$17];[.$C28]+1;[.BM$4]+1))" office:value-type="string" office:string-value="&#13;">
            <text:p></text:p>
          </table:table-cell>
          <table:table-cell table:style-name="ce3" table:formula="of:=CHAR(INDEX([XOR.$B$2:.$Q$17];[.$B28]+1;[.BN$3]+1 )*16+INDEX([XOR.$B$2:.$Q$17];[.$C28]+1;[.BN$4]+1))" office:value-type="string" office:string-value="&#10;">
            <text:p><text:line-break/></text:p>
          </table:table-cell>
          <table:table-cell table:style-name="ce3" table:formula="of:=CHAR(INDEX([XOR.$B$2:.$Q$17];[.$B28]+1;[.BO$3]+1 )*16+INDEX([XOR.$B$2:.$Q$17];[.$C28]+1;[.BO$4]+1))" office:value-type="string" office:string-value="">
            <text:p/>
          </table:table-cell>
          <table:table-cell table:style-name="ce3" table:formula="of:=CHAR(INDEX([XOR.$B$2:.$Q$17];[.$B28]+1;[.BP$3]+1 )*16+INDEX([XOR.$B$2:.$Q$17];[.$C28]+1;[.BP$4]+1))" office:value-type="string" office:string-value="">
            <text:p/>
          </table:table-cell>
          <table:table-cell table:style-name="ce3" table:formula="of:=CHAR(INDEX([XOR.$B$2:.$Q$17];[.$B28]+1;[.BQ$3]+1 )*16+INDEX([XOR.$B$2:.$Q$17];[.$C28]+1;[.BQ$4]+1))" office:value-type="string" office:string-value="&#9;">
            <text:p><text:tab/></text:p>
          </table:table-cell>
          <table:table-cell table:style-name="ce3" table:formula="of:=CHAR(INDEX([XOR.$B$2:.$Q$17];[.$B28]+1;[.BR$3]+1 )*16+INDEX([XOR.$B$2:.$Q$17];[.$C28]+1;[.BR$4]+1))" office:value-type="string" office:string-value="v">
            <text:p>v</text:p>
          </table:table-cell>
          <table:table-cell table:style-name="ce3" table:formula="of:=CHAR(INDEX([XOR.$B$2:.$Q$17];[.$B28]+1;[.BS$3]+1 )*16+INDEX([XOR.$B$2:.$Q$17];[.$C28]+1;[.BS$4]+1))" office:value-type="string" office:string-value="w">
            <text:p>w</text:p>
          </table:table-cell>
          <table:table-cell table:style-name="ce3" table:formula="of:=CHAR(INDEX([XOR.$B$2:.$Q$17];[.$B28]+1;[.BT$3]+1 )*16+INDEX([XOR.$B$2:.$Q$17];[.$C28]+1;[.BT$4]+1))" office:value-type="string" office:string-value="t">
            <text:p>t</text:p>
          </table:table-cell>
          <table:table-cell table:style-name="ce3" table:formula="of:=CHAR(INDEX([XOR.$B$2:.$Q$17];[.$B28]+1;[.BU$3]+1 )*16+INDEX([XOR.$B$2:.$Q$17];[.$C28]+1;[.BU$4]+1))" office:value-type="string" office:string-value="u">
            <text:p>u</text:p>
          </table:table-cell>
          <table:table-cell table:style-name="ce3" table:formula="of:=CHAR(INDEX([XOR.$B$2:.$Q$17];[.$B28]+1;[.BV$3]+1 )*16+INDEX([XOR.$B$2:.$Q$17];[.$C28]+1;[.BV$4]+1))" office:value-type="string" office:string-value="r">
            <text:p>r</text:p>
          </table:table-cell>
          <table:table-cell table:style-name="ce3" table:formula="of:=CHAR(INDEX([XOR.$B$2:.$Q$17];[.$B28]+1;[.BW$3]+1 )*16+INDEX([XOR.$B$2:.$Q$17];[.$C28]+1;[.BW$4]+1))" office:value-type="string" office:string-value="s">
            <text:p>s</text:p>
          </table:table-cell>
          <table:table-cell table:style-name="ce3" table:formula="of:=CHAR(INDEX([XOR.$B$2:.$Q$17];[.$B28]+1;[.BX$3]+1 )*16+INDEX([XOR.$B$2:.$Q$17];[.$C28]+1;[.BX$4]+1))" office:value-type="string" office:string-value="p">
            <text:p>p</text:p>
          </table:table-cell>
          <table:table-cell table:style-name="ce3" table:formula="of:=CHAR(INDEX([XOR.$B$2:.$Q$17];[.$B28]+1;[.BY$3]+1 )*16+INDEX([XOR.$B$2:.$Q$17];[.$C28]+1;[.BY$4]+1))" office:value-type="string" office:string-value="q">
            <text:p>q</text:p>
          </table:table-cell>
          <table:table-cell table:style-name="ce3" table:formula="of:=CHAR(INDEX([XOR.$B$2:.$Q$17];[.$B28]+1;[.BZ$3]+1 )*16+INDEX([XOR.$B$2:.$Q$17];[.$C28]+1;[.BZ$4]+1))" office:value-type="string" office:string-value="~">
            <text:p>~</text:p>
          </table:table-cell>
          <table:table-cell table:style-name="ce3" table:formula="of:=CHAR(INDEX([XOR.$B$2:.$Q$17];[.$B28]+1;[.CA$3]+1 )*16+INDEX([XOR.$B$2:.$Q$17];[.$C28]+1;[.CA$4]+1))" office:value-type="string" office:string-value="">
            <text:p></text:p>
          </table:table-cell>
          <table:table-cell table:style-name="ce3" table:formula="of:=CHAR(INDEX([XOR.$B$2:.$Q$17];[.$B28]+1;[.CB$3]+1 )*16+INDEX([XOR.$B$2:.$Q$17];[.$C28]+1;[.CB$4]+1))" office:value-type="string" office:string-value="|">
            <text:p>|</text:p>
          </table:table-cell>
          <table:table-cell table:style-name="ce3" table:formula="of:=CHAR(INDEX([XOR.$B$2:.$Q$17];[.$B28]+1;[.CC$3]+1 )*16+INDEX([XOR.$B$2:.$Q$17];[.$C28]+1;[.CC$4]+1))" office:value-type="string" office:string-value="}">
            <text:p>}</text:p>
          </table:table-cell>
          <table:table-cell table:style-name="ce3" table:formula="of:=CHAR(INDEX([XOR.$B$2:.$Q$17];[.$B28]+1;[.CD$3]+1 )*16+INDEX([XOR.$B$2:.$Q$17];[.$C28]+1;[.CD$4]+1))" office:value-type="string" office:string-value="z">
            <text:p>z</text:p>
          </table:table-cell>
          <table:table-cell table:style-name="ce3" table:formula="of:=CHAR(INDEX([XOR.$B$2:.$Q$17];[.$B28]+1;[.CE$3]+1 )*16+INDEX([XOR.$B$2:.$Q$17];[.$C28]+1;[.CE$4]+1))" office:value-type="string" office:string-value="{">
            <text:p>{</text:p>
          </table:table-cell>
          <table:table-cell table:style-name="ce3" table:formula="of:=CHAR(INDEX([XOR.$B$2:.$Q$17];[.$B28]+1;[.CF$3]+1 )*16+INDEX([XOR.$B$2:.$Q$17];[.$C28]+1;[.CF$4]+1))" office:value-type="string" office:string-value="x">
            <text:p>x</text:p>
          </table:table-cell>
          <table:table-cell table:style-name="ce3" table:formula="of:=CHAR(INDEX([XOR.$B$2:.$Q$17];[.$B28]+1;[.CG$3]+1 )*16+INDEX([XOR.$B$2:.$Q$17];[.$C28]+1;[.CG$4]+1))" office:value-type="string" office:string-value="y">
            <text:p>y</text:p>
          </table:table-cell>
          <table:table-cell table:style-name="ce3" table:formula="of:=CHAR(INDEX([XOR.$B$2:.$Q$17];[.$B28]+1;[.CH$3]+1 )*16+INDEX([XOR.$B$2:.$Q$17];[.$C28]+1;[.CH$4]+1))" office:value-type="string" office:string-value="f">
            <text:p>f</text:p>
          </table:table-cell>
          <table:table-cell table:style-name="ce3" table:formula="of:=CHAR(INDEX([XOR.$B$2:.$Q$17];[.$B28]+1;[.CI$3]+1 )*16+INDEX([XOR.$B$2:.$Q$17];[.$C28]+1;[.CI$4]+1))" office:value-type="string" office:string-value="g">
            <text:p>g</text:p>
          </table:table-cell>
          <table:table-cell table:style-name="ce3" table:formula="of:=CHAR(INDEX([XOR.$B$2:.$Q$17];[.$B28]+1;[.CJ$3]+1 )*16+INDEX([XOR.$B$2:.$Q$17];[.$C28]+1;[.CJ$4]+1))" office:value-type="string" office:string-value="d">
            <text:p>d</text:p>
          </table:table-cell>
          <table:table-cell table:style-name="ce3" table:formula="of:=CHAR(INDEX([XOR.$B$2:.$Q$17];[.$B28]+1;[.CK$3]+1 )*16+INDEX([XOR.$B$2:.$Q$17];[.$C28]+1;[.CK$4]+1))" office:value-type="string" office:string-value="e">
            <text:p>e</text:p>
          </table:table-cell>
          <table:table-cell table:style-name="ce3" table:formula="of:=CHAR(INDEX([XOR.$B$2:.$Q$17];[.$B28]+1;[.CL$3]+1 )*16+INDEX([XOR.$B$2:.$Q$17];[.$C28]+1;[.CL$4]+1))" office:value-type="string" office:string-value="b">
            <text:p>b</text:p>
          </table:table-cell>
          <table:table-cell table:style-name="ce3" table:formula="of:=CHAR(INDEX([XOR.$B$2:.$Q$17];[.$B28]+1;[.CM$3]+1 )*16+INDEX([XOR.$B$2:.$Q$17];[.$C28]+1;[.CM$4]+1))" office:value-type="string" office:string-value="c">
            <text:p>c</text:p>
          </table:table-cell>
          <table:table-cell table:style-name="ce3" table:formula="of:=CHAR(INDEX([XOR.$B$2:.$Q$17];[.$B28]+1;[.CN$3]+1 )*16+INDEX([XOR.$B$2:.$Q$17];[.$C28]+1;[.CN$4]+1))" office:value-type="string" office:string-value="`">
            <text:p>`</text:p>
          </table:table-cell>
          <table:table-cell table:style-name="ce3" table:formula="of:=CHAR(INDEX([XOR.$B$2:.$Q$17];[.$B28]+1;[.CO$3]+1 )*16+INDEX([XOR.$B$2:.$Q$17];[.$C28]+1;[.CO$4]+1))" office:value-type="string" office:string-value="a">
            <text:p>a</text:p>
          </table:table-cell>
          <table:table-cell table:style-name="ce8" table:formula="of:=CHAR(INDEX([XOR.$B$2:.$Q$17];[.$B28]+1;[.CP$3]+1 )*16+INDEX([XOR.$B$2:.$Q$17];[.$C28]+1;[.CP$4]+1))" office:value-type="string" office:string-value="n">
            <text:p>n</text:p>
          </table:table-cell>
          <table:table-cell table:style-name="ce3" table:formula="of:=CHAR(INDEX([XOR.$B$2:.$Q$17];[.$B28]+1;[.CQ$3]+1 )*16+INDEX([XOR.$B$2:.$Q$17];[.$C28]+1;[.CQ$4]+1))" office:value-type="string" office:string-value="o">
            <text:p>o</text:p>
          </table:table-cell>
          <table:table-cell table:style-name="ce3" table:formula="of:=CHAR(INDEX([XOR.$B$2:.$Q$17];[.$B28]+1;[.CR$3]+1 )*16+INDEX([XOR.$B$2:.$Q$17];[.$C28]+1;[.CR$4]+1))" office:value-type="string" office:string-value="l">
            <text:p>l</text:p>
          </table:table-cell>
          <table:table-cell table:style-name="ce3" table:formula="of:=CHAR(INDEX([XOR.$B$2:.$Q$17];[.$B28]+1;[.CS$3]+1 )*16+INDEX([XOR.$B$2:.$Q$17];[.$C28]+1;[.CS$4]+1))" office:value-type="string" office:string-value="m">
            <text:p>m</text:p>
          </table:table-cell>
          <table:table-cell table:style-name="ce3" table:formula="of:=CHAR(INDEX([XOR.$B$2:.$Q$17];[.$B28]+1;[.CT$3]+1 )*16+INDEX([XOR.$B$2:.$Q$17];[.$C28]+1;[.CT$4]+1))" office:value-type="string" office:string-value="j">
            <text:p>j</text:p>
          </table:table-cell>
          <table:table-cell table:style-name="ce3" table:formula="of:=CHAR(INDEX([XOR.$B$2:.$Q$17];[.$B28]+1;[.CU$3]+1 )*16+INDEX([XOR.$B$2:.$Q$17];[.$C28]+1;[.CU$4]+1))" office:value-type="string" office:string-value="k">
            <text:p>k</text:p>
          </table:table-cell>
          <table:table-cell table:style-name="ce3" table:formula="of:=CHAR(INDEX([XOR.$B$2:.$Q$17];[.$B28]+1;[.CV$3]+1 )*16+INDEX([XOR.$B$2:.$Q$17];[.$C28]+1;[.CV$4]+1))" office:value-type="string" office:string-value="h">
            <text:p>h</text:p>
          </table:table-cell>
          <table:table-cell table:style-name="ce3" table:formula="of:=CHAR(INDEX([XOR.$B$2:.$Q$17];[.$B28]+1;[.CW$3]+1 )*16+INDEX([XOR.$B$2:.$Q$17];[.$C28]+1;[.CW$4]+1))" office:value-type="string" office:string-value="i">
            <text:p>i</text:p>
          </table:table-cell>
          <table:table-cell table:style-name="ce3" table:formula="of:=CHAR(INDEX([XOR.$B$2:.$Q$17];[.$B28]+1;[.CX$3]+1 )*16+INDEX([XOR.$B$2:.$Q$17];[.$C28]+1;[.CX$4]+1))" office:value-type="string" office:string-value="V">
            <text:p>V</text:p>
          </table:table-cell>
          <table:table-cell table:style-name="ce3" table:formula="of:=CHAR(INDEX([XOR.$B$2:.$Q$17];[.$B28]+1;[.CY$3]+1 )*16+INDEX([XOR.$B$2:.$Q$17];[.$C28]+1;[.CY$4]+1))" office:value-type="string" office:string-value="W">
            <text:p>W</text:p>
          </table:table-cell>
          <table:table-cell table:style-name="ce3" table:formula="of:=CHAR(INDEX([XOR.$B$2:.$Q$17];[.$B28]+1;[.CZ$3]+1 )*16+INDEX([XOR.$B$2:.$Q$17];[.$C28]+1;[.CZ$4]+1))" office:value-type="string" office:string-value="T">
            <text:p>T</text:p>
          </table:table-cell>
          <table:table-cell table:style-name="ce3" table:formula="of:=CHAR(INDEX([XOR.$B$2:.$Q$17];[.$B28]+1;[.DA$3]+1 )*16+INDEX([XOR.$B$2:.$Q$17];[.$C28]+1;[.DA$4]+1))" office:value-type="string" office:string-value="U">
            <text:p>U</text:p>
          </table:table-cell>
          <table:table-cell table:style-name="ce3" table:formula="of:=CHAR(INDEX([XOR.$B$2:.$Q$17];[.$B28]+1;[.DB$3]+1 )*16+INDEX([XOR.$B$2:.$Q$17];[.$C28]+1;[.DB$4]+1))" office:value-type="string" office:string-value="R">
            <text:p>R</text:p>
          </table:table-cell>
          <table:table-cell table:style-name="ce3" table:formula="of:=CHAR(INDEX([XOR.$B$2:.$Q$17];[.$B28]+1;[.DC$3]+1 )*16+INDEX([XOR.$B$2:.$Q$17];[.$C28]+1;[.DC$4]+1))" office:value-type="string" office:string-value="S">
            <text:p>S</text:p>
          </table:table-cell>
          <table:table-cell table:style-name="ce3" table:formula="of:=CHAR(INDEX([XOR.$B$2:.$Q$17];[.$B28]+1;[.DD$3]+1 )*16+INDEX([XOR.$B$2:.$Q$17];[.$C28]+1;[.DD$4]+1))" office:value-type="string" office:string-value="P">
            <text:p>P</text:p>
          </table:table-cell>
          <table:table-cell table:style-name="ce3" table:formula="of:=CHAR(INDEX([XOR.$B$2:.$Q$17];[.$B28]+1;[.DE$3]+1 )*16+INDEX([XOR.$B$2:.$Q$17];[.$C28]+1;[.DE$4]+1))" office:value-type="string" office:string-value="Q">
            <text:p>Q</text:p>
          </table:table-cell>
          <table:table-cell table:style-name="ce3" table:formula="of:=CHAR(INDEX([XOR.$B$2:.$Q$17];[.$B28]+1;[.DF$3]+1 )*16+INDEX([XOR.$B$2:.$Q$17];[.$C28]+1;[.DF$4]+1))" office:value-type="string" office:string-value="^">
            <text:p>^</text:p>
          </table:table-cell>
          <table:table-cell table:style-name="ce3" table:formula="of:=CHAR(INDEX([XOR.$B$2:.$Q$17];[.$B28]+1;[.DG$3]+1 )*16+INDEX([XOR.$B$2:.$Q$17];[.$C28]+1;[.DG$4]+1))" office:value-type="string" office:string-value="_">
            <text:p>_</text:p>
          </table:table-cell>
          <table:table-cell table:style-name="ce3" table:formula="of:=CHAR(INDEX([XOR.$B$2:.$Q$17];[.$B28]+1;[.DH$3]+1 )*16+INDEX([XOR.$B$2:.$Q$17];[.$C28]+1;[.DH$4]+1))" office:value-type="string" office:string-value="\">
            <text:p>\</text:p>
          </table:table-cell>
          <table:table-cell table:style-name="ce3" table:formula="of:=CHAR(INDEX([XOR.$B$2:.$Q$17];[.$B28]+1;[.DI$3]+1 )*16+INDEX([XOR.$B$2:.$Q$17];[.$C28]+1;[.DI$4]+1))" office:value-type="string" office:string-value="]">
            <text:p>]</text:p>
          </table:table-cell>
          <table:table-cell table:style-name="ce3" table:formula="of:=CHAR(INDEX([XOR.$B$2:.$Q$17];[.$B28]+1;[.DJ$3]+1 )*16+INDEX([XOR.$B$2:.$Q$17];[.$C28]+1;[.DJ$4]+1))" office:value-type="string" office:string-value="Z">
            <text:p>Z</text:p>
          </table:table-cell>
          <table:table-cell table:style-name="ce3" table:formula="of:=CHAR(INDEX([XOR.$B$2:.$Q$17];[.$B28]+1;[.DK$3]+1 )*16+INDEX([XOR.$B$2:.$Q$17];[.$C28]+1;[.DK$4]+1))" office:value-type="string" office:string-value="[">
            <text:p>[</text:p>
          </table:table-cell>
          <table:table-cell table:style-name="ce3" table:formula="of:=CHAR(INDEX([XOR.$B$2:.$Q$17];[.$B28]+1;[.DL$3]+1 )*16+INDEX([XOR.$B$2:.$Q$17];[.$C28]+1;[.DL$4]+1))" office:value-type="string" office:string-value="X">
            <text:p>X</text:p>
          </table:table-cell>
          <table:table-cell table:style-name="ce3" table:formula="of:=CHAR(INDEX([XOR.$B$2:.$Q$17];[.$B28]+1;[.DM$3]+1 )*16+INDEX([XOR.$B$2:.$Q$17];[.$C28]+1;[.DM$4]+1))" office:value-type="string" office:string-value="Y">
            <text:p>Y</text:p>
          </table:table-cell>
          <table:table-cell table:style-name="ce3" table:formula="of:=CHAR(INDEX([XOR.$B$2:.$Q$17];[.$B28]+1;[.DN$3]+1 )*16+INDEX([XOR.$B$2:.$Q$17];[.$C28]+1;[.DN$4]+1))" office:value-type="string" office:string-value="F">
            <text:p>F</text:p>
          </table:table-cell>
          <table:table-cell table:style-name="ce3" table:formula="of:=CHAR(INDEX([XOR.$B$2:.$Q$17];[.$B28]+1;[.DO$3]+1 )*16+INDEX([XOR.$B$2:.$Q$17];[.$C28]+1;[.DO$4]+1))" office:value-type="string" office:string-value="G">
            <text:p>G</text:p>
          </table:table-cell>
          <table:table-cell table:style-name="ce3" table:formula="of:=CHAR(INDEX([XOR.$B$2:.$Q$17];[.$B28]+1;[.DP$3]+1 )*16+INDEX([XOR.$B$2:.$Q$17];[.$C28]+1;[.DP$4]+1))" office:value-type="string" office:string-value="D">
            <text:p>D</text:p>
          </table:table-cell>
          <table:table-cell table:style-name="ce3" table:formula="of:=CHAR(INDEX([XOR.$B$2:.$Q$17];[.$B28]+1;[.DQ$3]+1 )*16+INDEX([XOR.$B$2:.$Q$17];[.$C28]+1;[.DQ$4]+1))" office:value-type="string" office:string-value="E">
            <text:p>E</text:p>
          </table:table-cell>
          <table:table-cell table:style-name="ce3" table:formula="of:=CHAR(INDEX([XOR.$B$2:.$Q$17];[.$B28]+1;[.DR$3]+1 )*16+INDEX([XOR.$B$2:.$Q$17];[.$C28]+1;[.DR$4]+1))" office:value-type="string" office:string-value="B">
            <text:p>B</text:p>
          </table:table-cell>
          <table:table-cell table:style-name="ce3" table:formula="of:=CHAR(INDEX([XOR.$B$2:.$Q$17];[.$B28]+1;[.DS$3]+1 )*16+INDEX([XOR.$B$2:.$Q$17];[.$C28]+1;[.DS$4]+1))" office:value-type="string" office:string-value="C">
            <text:p>C</text:p>
          </table:table-cell>
          <table:table-cell table:style-name="ce3" table:formula="of:=CHAR(INDEX([XOR.$B$2:.$Q$17];[.$B28]+1;[.DT$3]+1 )*16+INDEX([XOR.$B$2:.$Q$17];[.$C28]+1;[.DT$4]+1))" office:value-type="string" office:string-value="@">
            <text:p>@</text:p>
          </table:table-cell>
          <table:table-cell table:style-name="ce3" table:formula="of:=CHAR(INDEX([XOR.$B$2:.$Q$17];[.$B28]+1;[.DU$3]+1 )*16+INDEX([XOR.$B$2:.$Q$17];[.$C28]+1;[.DU$4]+1))" office:value-type="string" office:string-value="A">
            <text:p>A</text:p>
          </table:table-cell>
          <table:table-cell table:style-name="ce3" table:formula="of:=CHAR(INDEX([XOR.$B$2:.$Q$17];[.$B28]+1;[.DV$3]+1 )*16+INDEX([XOR.$B$2:.$Q$17];[.$C28]+1;[.DV$4]+1))" office:value-type="string" office:string-value="N">
            <text:p>N</text:p>
          </table:table-cell>
          <table:table-cell table:style-name="ce3" table:formula="of:=CHAR(INDEX([XOR.$B$2:.$Q$17];[.$B28]+1;[.DW$3]+1 )*16+INDEX([XOR.$B$2:.$Q$17];[.$C28]+1;[.DW$4]+1))" office:value-type="string" office:string-value="O">
            <text:p>O</text:p>
          </table:table-cell>
          <table:table-cell table:style-name="ce3" table:formula="of:=CHAR(INDEX([XOR.$B$2:.$Q$17];[.$B28]+1;[.DX$3]+1 )*16+INDEX([XOR.$B$2:.$Q$17];[.$C28]+1;[.DX$4]+1))" office:value-type="string" office:string-value="L">
            <text:p>L</text:p>
          </table:table-cell>
          <table:table-cell table:style-name="ce3" table:formula="of:=CHAR(INDEX([XOR.$B$2:.$Q$17];[.$B28]+1;[.DY$3]+1 )*16+INDEX([XOR.$B$2:.$Q$17];[.$C28]+1;[.DY$4]+1))" office:value-type="string" office:string-value="M">
            <text:p>M</text:p>
          </table:table-cell>
          <table:table-cell table:style-name="ce3" table:formula="of:=CHAR(INDEX([XOR.$B$2:.$Q$17];[.$B28]+1;[.DZ$3]+1 )*16+INDEX([XOR.$B$2:.$Q$17];[.$C28]+1;[.DZ$4]+1))" office:value-type="string" office:string-value="J">
            <text:p>J</text:p>
          </table:table-cell>
          <table:table-cell table:style-name="ce3" table:formula="of:=CHAR(INDEX([XOR.$B$2:.$Q$17];[.$B28]+1;[.EA$3]+1 )*16+INDEX([XOR.$B$2:.$Q$17];[.$C28]+1;[.EA$4]+1))" office:value-type="string" office:string-value="K">
            <text:p>K</text:p>
          </table:table-cell>
          <table:table-cell table:style-name="ce3" table:formula="of:=CHAR(INDEX([XOR.$B$2:.$Q$17];[.$B28]+1;[.EB$3]+1 )*16+INDEX([XOR.$B$2:.$Q$17];[.$C28]+1;[.EB$4]+1))" office:value-type="string" office:string-value="H">
            <text:p>H</text:p>
          </table:table-cell>
          <table:table-cell table:style-name="ce3" table:formula="of:=CHAR(INDEX([XOR.$B$2:.$Q$17];[.$B28]+1;[.EC$3]+1 )*16+INDEX([XOR.$B$2:.$Q$17];[.$C28]+1;[.EC$4]+1))" office:value-type="string" office:string-value="I">
            <text:p>I</text:p>
          </table:table-cell>
          <table:table-cell table:style-name="ce3" table:number-columns-repeated="21"/>
        </table:table-row>
        <table:table-row table:style-name="ro4">
          <table:table-cell table:formula="of:=[.A28]+2" office:value-type="float" office:value="49">
            <text:p>49</text:p>
          </table:table-cell>
          <table:table-cell table:formula="of:=RIGHT(LEFT([.$B$1];[.A29]);1)" office:value-type="string" office:string-value="3">
            <text:p>3</text:p>
          </table:table-cell>
          <table:table-cell table:formula="of:=VLOOKUP(RIGHT(LEFT([.$B$1];[.A29]+1);1);[Sheet1.$A$2:.$C$17];3;0)" office:value-type="float" office:value="12">
            <text:p>12</text:p>
          </table:table-cell>
          <table:table-cell table:formula="of:=[.C29]+[.B29]*16" office:value-type="float" office:value="60">
            <text:p>60</text:p>
          </table:table-cell>
          <table:table-cell table:formula="of:=CHAR([.D29])" office:value-type="string" office:string-value="&lt;">
            <text:p>&lt;</text:p>
          </table:table-cell>
          <table:table-cell table:style-name="ce3" table:formula="of:=CHAR(INDEX([XOR.$B$2:.$Q$17];[.$B29]+1;[.F$3]+1 )*16+INDEX([XOR.$B$2:.$Q$17];[.$C29]+1;[.F$4]+1))" office:value-type="string" office:string-value="&lt;">
            <text:p>&lt;</text:p>
          </table:table-cell>
          <table:table-cell table:style-name="ce3" table:formula="of:=CHAR(INDEX([XOR.$B$2:.$Q$17];[.$B29]+1;[.G$3]+1 )*16+INDEX([XOR.$B$2:.$Q$17];[.$C29]+1;[.G$4]+1))" office:value-type="string" office:string-value="=">
            <text:p>=</text:p>
          </table:table-cell>
          <table:table-cell table:style-name="ce3" table:formula="of:=CHAR(INDEX([XOR.$B$2:.$Q$17];[.$B29]+1;[.H$3]+1 )*16+INDEX([XOR.$B$2:.$Q$17];[.$C29]+1;[.H$4]+1))" office:value-type="string" office:string-value="&gt;">
            <text:p>&gt;</text:p>
          </table:table-cell>
          <table:table-cell table:style-name="ce3" table:formula="of:=CHAR(INDEX([XOR.$B$2:.$Q$17];[.$B29]+1;[.I$3]+1 )*16+INDEX([XOR.$B$2:.$Q$17];[.$C29]+1;[.I$4]+1))" office:value-type="string" office:string-value="?">
            <text:p>?</text:p>
          </table:table-cell>
          <table:table-cell table:style-name="ce3" table:formula="of:=CHAR(INDEX([XOR.$B$2:.$Q$17];[.$B29]+1;[.J$3]+1 )*16+INDEX([XOR.$B$2:.$Q$17];[.$C29]+1;[.J$4]+1))" office:value-type="string" office:string-value="8">
            <text:p>8</text:p>
          </table:table-cell>
          <table:table-cell table:style-name="ce3" table:formula="of:=CHAR(INDEX([XOR.$B$2:.$Q$17];[.$B29]+1;[.K$3]+1 )*16+INDEX([XOR.$B$2:.$Q$17];[.$C29]+1;[.K$4]+1))" office:value-type="string" office:string-value="9">
            <text:p>9</text:p>
          </table:table-cell>
          <table:table-cell table:style-name="ce3" table:formula="of:=CHAR(INDEX([XOR.$B$2:.$Q$17];[.$B29]+1;[.L$3]+1 )*16+INDEX([XOR.$B$2:.$Q$17];[.$C29]+1;[.L$4]+1))" office:value-type="string" office:string-value=":">
            <text:p>:</text:p>
          </table:table-cell>
          <table:table-cell table:style-name="ce3" table:formula="of:=CHAR(INDEX([XOR.$B$2:.$Q$17];[.$B29]+1;[.M$3]+1 )*16+INDEX([XOR.$B$2:.$Q$17];[.$C29]+1;[.M$4]+1))" office:value-type="string" office:string-value=";">
            <text:p>;</text:p>
          </table:table-cell>
          <table:table-cell table:style-name="ce3" table:formula="of:=CHAR(INDEX([XOR.$B$2:.$Q$17];[.$B29]+1;[.N$3]+1 )*16+INDEX([XOR.$B$2:.$Q$17];[.$C29]+1;[.N$4]+1))" office:value-type="string" office:string-value="4">
            <text:p>4</text:p>
          </table:table-cell>
          <table:table-cell table:style-name="ce3" table:formula="of:=CHAR(INDEX([XOR.$B$2:.$Q$17];[.$B29]+1;[.O$3]+1 )*16+INDEX([XOR.$B$2:.$Q$17];[.$C29]+1;[.O$4]+1))" office:value-type="string" office:string-value="5">
            <text:p>5</text:p>
          </table:table-cell>
          <table:table-cell table:style-name="ce3" table:formula="of:=CHAR(INDEX([XOR.$B$2:.$Q$17];[.$B29]+1;[.P$3]+1 )*16+INDEX([XOR.$B$2:.$Q$17];[.$C29]+1;[.P$4]+1))" office:value-type="string" office:string-value="6">
            <text:p>6</text:p>
          </table:table-cell>
          <table:table-cell table:style-name="ce3" table:formula="of:=CHAR(INDEX([XOR.$B$2:.$Q$17];[.$B29]+1;[.Q$3]+1 )*16+INDEX([XOR.$B$2:.$Q$17];[.$C29]+1;[.Q$4]+1))" office:value-type="string" office:string-value="7">
            <text:p>7</text:p>
          </table:table-cell>
          <table:table-cell table:style-name="ce3" table:formula="of:=CHAR(INDEX([XOR.$B$2:.$Q$17];[.$B29]+1;[.R$3]+1 )*16+INDEX([XOR.$B$2:.$Q$17];[.$C29]+1;[.R$4]+1))" office:value-type="string" office:string-value="0">
            <text:p>0</text:p>
          </table:table-cell>
          <table:table-cell table:style-name="ce3" table:formula="of:=CHAR(INDEX([XOR.$B$2:.$Q$17];[.$B29]+1;[.S$3]+1 )*16+INDEX([XOR.$B$2:.$Q$17];[.$C29]+1;[.S$4]+1))" office:value-type="string" office:string-value="1">
            <text:p>1</text:p>
          </table:table-cell>
          <table:table-cell table:style-name="ce3" table:formula="of:=CHAR(INDEX([XOR.$B$2:.$Q$17];[.$B29]+1;[.T$3]+1 )*16+INDEX([XOR.$B$2:.$Q$17];[.$C29]+1;[.T$4]+1))" office:value-type="string" office:string-value="2">
            <text:p>2</text:p>
          </table:table-cell>
          <table:table-cell table:style-name="ce3" table:formula="of:=CHAR(INDEX([XOR.$B$2:.$Q$17];[.$B29]+1;[.U$3]+1 )*16+INDEX([XOR.$B$2:.$Q$17];[.$C29]+1;[.U$4]+1))" office:value-type="string" office:string-value="3">
            <text:p>3</text:p>
          </table:table-cell>
          <table:table-cell table:style-name="ce3" table:formula="of:=CHAR(INDEX([XOR.$B$2:.$Q$17];[.$B29]+1;[.V$3]+1 )*16+INDEX([XOR.$B$2:.$Q$17];[.$C29]+1;[.V$4]+1))" office:value-type="string" office:string-value=",">
            <text:p>,</text:p>
          </table:table-cell>
          <table:table-cell table:style-name="ce3" table:formula="of:=CHAR(INDEX([XOR.$B$2:.$Q$17];[.$B29]+1;[.W$3]+1 )*16+INDEX([XOR.$B$2:.$Q$17];[.$C29]+1;[.W$4]+1))" office:value-type="string" office:string-value="-">
            <text:p>-</text:p>
          </table:table-cell>
          <table:table-cell table:style-name="ce3" table:formula="of:=CHAR(INDEX([XOR.$B$2:.$Q$17];[.$B29]+1;[.X$3]+1 )*16+INDEX([XOR.$B$2:.$Q$17];[.$C29]+1;[.X$4]+1))" office:value-type="string" office:string-value=".">
            <text:p>.</text:p>
          </table:table-cell>
          <table:table-cell table:style-name="ce3" table:formula="of:=CHAR(INDEX([XOR.$B$2:.$Q$17];[.$B29]+1;[.Y$3]+1 )*16+INDEX([XOR.$B$2:.$Q$17];[.$C29]+1;[.Y$4]+1))" office:value-type="string" office:string-value="/">
            <text:p>/</text:p>
          </table:table-cell>
          <table:table-cell table:style-name="ce3" table:formula="of:=CHAR(INDEX([XOR.$B$2:.$Q$17];[.$B29]+1;[.Z$3]+1 )*16+INDEX([XOR.$B$2:.$Q$17];[.$C29]+1;[.Z$4]+1))" office:value-type="string" office:string-value="(">
            <text:p>(</text:p>
          </table:table-cell>
          <table:table-cell table:style-name="ce3" table:formula="of:=CHAR(INDEX([XOR.$B$2:.$Q$17];[.$B29]+1;[.AA$3]+1 )*16+INDEX([XOR.$B$2:.$Q$17];[.$C29]+1;[.AA$4]+1))" office:value-type="string" office:string-value=")">
            <text:p>)</text:p>
          </table:table-cell>
          <table:table-cell table:style-name="ce3" table:formula="of:=CHAR(INDEX([XOR.$B$2:.$Q$17];[.$B29]+1;[.AB$3]+1 )*16+INDEX([XOR.$B$2:.$Q$17];[.$C29]+1;[.AB$4]+1))" office:value-type="string" office:string-value="*">
            <text:p>*</text:p>
          </table:table-cell>
          <table:table-cell table:style-name="ce3" table:formula="of:=CHAR(INDEX([XOR.$B$2:.$Q$17];[.$B29]+1;[.AC$3]+1 )*16+INDEX([XOR.$B$2:.$Q$17];[.$C29]+1;[.AC$4]+1))" office:value-type="string" office:string-value="+">
            <text:p>+</text:p>
          </table:table-cell>
          <table:table-cell table:style-name="ce3" table:formula="of:=CHAR(INDEX([XOR.$B$2:.$Q$17];[.$B29]+1;[.AD$3]+1 )*16+INDEX([XOR.$B$2:.$Q$17];[.$C29]+1;[.AD$4]+1))" office:value-type="string" office:string-value="$">
            <text:p>$</text:p>
          </table:table-cell>
          <table:table-cell table:style-name="ce3" table:formula="of:=CHAR(INDEX([XOR.$B$2:.$Q$17];[.$B29]+1;[.AE$3]+1 )*16+INDEX([XOR.$B$2:.$Q$17];[.$C29]+1;[.AE$4]+1))" office:value-type="string" office:string-value="%">
            <text:p>%</text:p>
          </table:table-cell>
          <table:table-cell table:style-name="ce3" table:formula="of:=CHAR(INDEX([XOR.$B$2:.$Q$17];[.$B29]+1;[.AF$3]+1 )*16+INDEX([XOR.$B$2:.$Q$17];[.$C29]+1;[.AF$4]+1))" office:value-type="string" office:string-value="&amp;">
            <text:p>&amp;</text:p>
          </table:table-cell>
          <table:table-cell table:style-name="ce3" table:formula="of:=CHAR(INDEX([XOR.$B$2:.$Q$17];[.$B29]+1;[.AG$3]+1 )*16+INDEX([XOR.$B$2:.$Q$17];[.$C29]+1;[.AG$4]+1))" office:value-type="string" office:string-value="'">
            <text:p>'</text:p>
          </table:table-cell>
          <table:table-cell table:style-name="ce3" table:formula="of:=CHAR(INDEX([XOR.$B$2:.$Q$17];[.$B29]+1;[.AH$3]+1 )*16+INDEX([XOR.$B$2:.$Q$17];[.$C29]+1;[.AH$4]+1))" office:value-type="string" office:string-value=" ">
            <text:p><text:s/></text:p>
          </table:table-cell>
          <table:table-cell table:style-name="ce3" table:formula="of:=CHAR(INDEX([XOR.$B$2:.$Q$17];[.$B29]+1;[.AI$3]+1 )*16+INDEX([XOR.$B$2:.$Q$17];[.$C29]+1;[.AI$4]+1))" office:value-type="string" office:string-value="!">
            <text:p>!</text:p>
          </table:table-cell>
          <table:table-cell table:style-name="ce3" table:formula="of:=CHAR(INDEX([XOR.$B$2:.$Q$17];[.$B29]+1;[.AJ$3]+1 )*16+INDEX([XOR.$B$2:.$Q$17];[.$C29]+1;[.AJ$4]+1))" office:value-type="string" office:string-value="&quot;">
            <text:p>"</text:p>
          </table:table-cell>
          <table:table-cell table:style-name="ce3" table:formula="of:=CHAR(INDEX([XOR.$B$2:.$Q$17];[.$B29]+1;[.AK$3]+1 )*16+INDEX([XOR.$B$2:.$Q$17];[.$C29]+1;[.AK$4]+1))" office:value-type="string" office:string-value="#">
            <text:p>#</text:p>
          </table:table-cell>
          <table:table-cell table:style-name="ce3" table:formula="of:=CHAR(INDEX([XOR.$B$2:.$Q$17];[.$B29]+1;[.AL$3]+1 )*16+INDEX([XOR.$B$2:.$Q$17];[.$C29]+1;[.AL$4]+1))" office:value-type="string" office:string-value="">
            <text:p/>
          </table:table-cell>
          <table:table-cell table:style-name="ce3" table:formula="of:=CHAR(INDEX([XOR.$B$2:.$Q$17];[.$B29]+1;[.AM$3]+1 )*16+INDEX([XOR.$B$2:.$Q$17];[.$C29]+1;[.AM$4]+1))" office:value-type="string" office:string-value="">
            <text:p/>
          </table:table-cell>
          <table:table-cell table:style-name="ce3" table:formula="of:=CHAR(INDEX([XOR.$B$2:.$Q$17];[.$B29]+1;[.AN$3]+1 )*16+INDEX([XOR.$B$2:.$Q$17];[.$C29]+1;[.AN$4]+1))" office:value-type="string" office:string-value="">
            <text:p/>
          </table:table-cell>
          <table:table-cell table:style-name="ce3" table:formula="of:=CHAR(INDEX([XOR.$B$2:.$Q$17];[.$B29]+1;[.AO$3]+1 )*16+INDEX([XOR.$B$2:.$Q$17];[.$C29]+1;[.AO$4]+1))" office:value-type="string" office:string-value="">
            <text:p/>
          </table:table-cell>
          <table:table-cell table:style-name="ce3" table:formula="of:=CHAR(INDEX([XOR.$B$2:.$Q$17];[.$B29]+1;[.AP$3]+1 )*16+INDEX([XOR.$B$2:.$Q$17];[.$C29]+1;[.AP$4]+1))" office:value-type="string" office:string-value="">
            <text:p/>
          </table:table-cell>
          <table:table-cell table:style-name="ce3" table:formula="of:=CHAR(INDEX([XOR.$B$2:.$Q$17];[.$B29]+1;[.AQ$3]+1 )*16+INDEX([XOR.$B$2:.$Q$17];[.$C29]+1;[.AQ$4]+1))" office:value-type="string" office:string-value="">
            <text:p/>
          </table:table-cell>
          <table:table-cell table:style-name="ce3" table:formula="of:=CHAR(INDEX([XOR.$B$2:.$Q$17];[.$B29]+1;[.AR$3]+1 )*16+INDEX([XOR.$B$2:.$Q$17];[.$C29]+1;[.AR$4]+1))" office:value-type="string" office:string-value="">
            <text:p/>
          </table:table-cell>
          <table:table-cell table:style-name="ce3" table:formula="of:=CHAR(INDEX([XOR.$B$2:.$Q$17];[.$B29]+1;[.AS$3]+1 )*16+INDEX([XOR.$B$2:.$Q$17];[.$C29]+1;[.AS$4]+1))" office:value-type="string" office:string-value="">
            <text:p/>
          </table:table-cell>
          <table:table-cell table:style-name="ce3" table:formula="of:=CHAR(INDEX([XOR.$B$2:.$Q$17];[.$B29]+1;[.AT$3]+1 )*16+INDEX([XOR.$B$2:.$Q$17];[.$C29]+1;[.AT$4]+1))" office:value-type="string" office:string-value="">
            <text:p/>
          </table:table-cell>
          <table:table-cell table:style-name="ce3" table:formula="of:=CHAR(INDEX([XOR.$B$2:.$Q$17];[.$B29]+1;[.AU$3]+1 )*16+INDEX([XOR.$B$2:.$Q$17];[.$C29]+1;[.AU$4]+1))" office:value-type="string" office:string-value="">
            <text:p/>
          </table:table-cell>
          <table:table-cell table:style-name="ce3" table:formula="of:=CHAR(INDEX([XOR.$B$2:.$Q$17];[.$B29]+1;[.AV$3]+1 )*16+INDEX([XOR.$B$2:.$Q$17];[.$C29]+1;[.AV$4]+1))" office:value-type="string" office:string-value="">
            <text:p/>
          </table:table-cell>
          <table:table-cell table:style-name="ce3" table:formula="of:=CHAR(INDEX([XOR.$B$2:.$Q$17];[.$B29]+1;[.AW$3]+1 )*16+INDEX([XOR.$B$2:.$Q$17];[.$C29]+1;[.AW$4]+1))" office:value-type="string" office:string-value="">
            <text:p/>
          </table:table-cell>
          <table:table-cell table:style-name="ce3" table:formula="of:=CHAR(INDEX([XOR.$B$2:.$Q$17];[.$B29]+1;[.AX$3]+1 )*16+INDEX([XOR.$B$2:.$Q$17];[.$C29]+1;[.AX$4]+1))" office:value-type="string" office:string-value="">
            <text:p/>
          </table:table-cell>
          <table:table-cell table:style-name="ce3" table:formula="of:=CHAR(INDEX([XOR.$B$2:.$Q$17];[.$B29]+1;[.AY$3]+1 )*16+INDEX([XOR.$B$2:.$Q$17];[.$C29]+1;[.AY$4]+1))" office:value-type="string" office:string-value="">
            <text:p/>
          </table:table-cell>
          <table:table-cell table:style-name="ce3" table:formula="of:=CHAR(INDEX([XOR.$B$2:.$Q$17];[.$B29]+1;[.AZ$3]+1 )*16+INDEX([XOR.$B$2:.$Q$17];[.$C29]+1;[.AZ$4]+1))" office:value-type="string" office:string-value="">
            <text:p/>
          </table:table-cell>
          <table:table-cell table:style-name="ce3" table:formula="of:=CHAR(INDEX([XOR.$B$2:.$Q$17];[.$B29]+1;[.BA$3]+1 )*16+INDEX([XOR.$B$2:.$Q$17];[.$C29]+1;[.BA$4]+1))" office:value-type="string" office:string-value="">
            <text:p/>
          </table:table-cell>
          <table:table-cell table:style-name="ce3" table:formula="of:=CHAR(INDEX([XOR.$B$2:.$Q$17];[.$B29]+1;[.BB$3]+1 )*16+INDEX([XOR.$B$2:.$Q$17];[.$C29]+1;[.BB$4]+1))" office:value-type="string" office:string-value="">
            <text:p/>
          </table:table-cell>
          <table:table-cell table:style-name="ce3" table:formula="of:=CHAR(INDEX([XOR.$B$2:.$Q$17];[.$B29]+1;[.BC$3]+1 )*16+INDEX([XOR.$B$2:.$Q$17];[.$C29]+1;[.BC$4]+1))" office:value-type="string" office:string-value="&#13;">
            <text:p></text:p>
          </table:table-cell>
          <table:table-cell table:style-name="ce3" table:formula="of:=CHAR(INDEX([XOR.$B$2:.$Q$17];[.$B29]+1;[.BD$3]+1 )*16+INDEX([XOR.$B$2:.$Q$17];[.$C29]+1;[.BD$4]+1))" office:value-type="string" office:string-value="">
            <text:p/>
          </table:table-cell>
          <table:table-cell table:style-name="ce3" table:formula="of:=CHAR(INDEX([XOR.$B$2:.$Q$17];[.$B29]+1;[.BE$3]+1 )*16+INDEX([XOR.$B$2:.$Q$17];[.$C29]+1;[.BE$4]+1))" office:value-type="string" office:string-value="">
            <text:p/>
          </table:table-cell>
          <table:table-cell table:style-name="ce3" table:formula="of:=CHAR(INDEX([XOR.$B$2:.$Q$17];[.$B29]+1;[.BF$3]+1 )*16+INDEX([XOR.$B$2:.$Q$17];[.$C29]+1;[.BF$4]+1))" office:value-type="string" office:string-value="">
            <text:p/>
          </table:table-cell>
          <table:table-cell table:style-name="ce3" table:formula="of:=CHAR(INDEX([XOR.$B$2:.$Q$17];[.$B29]+1;[.BG$3]+1 )*16+INDEX([XOR.$B$2:.$Q$17];[.$C29]+1;[.BG$4]+1))" office:value-type="string" office:string-value="&#9;">
            <text:p><text:tab/></text:p>
          </table:table-cell>
          <table:table-cell table:style-name="ce3" table:formula="of:=CHAR(INDEX([XOR.$B$2:.$Q$17];[.$B29]+1;[.BH$3]+1 )*16+INDEX([XOR.$B$2:.$Q$17];[.$C29]+1;[.BH$4]+1))" office:value-type="string" office:string-value="&#10;">
            <text:p><text:line-break/></text:p>
          </table:table-cell>
          <table:table-cell table:style-name="ce3" table:formula="of:=CHAR(INDEX([XOR.$B$2:.$Q$17];[.$B29]+1;[.BI$3]+1 )*16+INDEX([XOR.$B$2:.$Q$17];[.$C29]+1;[.BI$4]+1))" office:value-type="string" office:string-value="">
            <text:p/>
          </table:table-cell>
          <table:table-cell table:style-name="ce3" table:formula="of:=CHAR(INDEX([XOR.$B$2:.$Q$17];[.$B29]+1;[.BJ$3]+1 )*16+INDEX([XOR.$B$2:.$Q$17];[.$C29]+1;[.BJ$4]+1))" office:value-type="string" office:string-value="">
            <text:p/>
          </table:table-cell>
          <table:table-cell table:style-name="ce3" table:formula="of:=CHAR(INDEX([XOR.$B$2:.$Q$17];[.$B29]+1;[.BK$3]+1 )*16+INDEX([XOR.$B$2:.$Q$17];[.$C29]+1;[.BK$4]+1))" office:value-type="string" office:string-value="">
            <text:p/>
          </table:table-cell>
          <table:table-cell table:style-name="ce3" table:formula="of:=CHAR(INDEX([XOR.$B$2:.$Q$17];[.$B29]+1;[.BL$3]+1 )*16+INDEX([XOR.$B$2:.$Q$17];[.$C29]+1;[.BL$4]+1))" office:value-type="string" office:string-value="">
            <text:p/>
          </table:table-cell>
          <table:table-cell table:style-name="ce3" table:formula="of:=CHAR(INDEX([XOR.$B$2:.$Q$17];[.$B29]+1;[.BM$3]+1 )*16+INDEX([XOR.$B$2:.$Q$17];[.$C29]+1;[.BM$4]+1))" office:value-type="string" office:string-value="">
            <text:p/>
          </table:table-cell>
          <table:table-cell table:style-name="ce3" table:formula="of:=CHAR(INDEX([XOR.$B$2:.$Q$17];[.$B29]+1;[.BN$3]+1 )*16+INDEX([XOR.$B$2:.$Q$17];[.$C29]+1;[.BN$4]+1))" office:value-type="string" office:string-value="">
            <text:p/>
          </table:table-cell>
          <table:table-cell table:style-name="ce3" table:formula="of:=CHAR(INDEX([XOR.$B$2:.$Q$17];[.$B29]+1;[.BO$3]+1 )*16+INDEX([XOR.$B$2:.$Q$17];[.$C29]+1;[.BO$4]+1))" office:value-type="string" office:string-value="">
            <text:p/>
          </table:table-cell>
          <table:table-cell table:style-name="ce3" table:formula="of:=CHAR(INDEX([XOR.$B$2:.$Q$17];[.$B29]+1;[.BP$3]+1 )*16+INDEX([XOR.$B$2:.$Q$17];[.$C29]+1;[.BP$4]+1))" office:value-type="string" office:string-value="">
            <text:p/>
          </table:table-cell>
          <table:table-cell table:style-name="ce3" table:formula="of:=CHAR(INDEX([XOR.$B$2:.$Q$17];[.$B29]+1;[.BQ$3]+1 )*16+INDEX([XOR.$B$2:.$Q$17];[.$C29]+1;[.BQ$4]+1))" office:value-type="string" office:string-value="">
            <text:p/>
          </table:table-cell>
          <table:table-cell table:style-name="ce3" table:formula="of:=CHAR(INDEX([XOR.$B$2:.$Q$17];[.$B29]+1;[.BR$3]+1 )*16+INDEX([XOR.$B$2:.$Q$17];[.$C29]+1;[.BR$4]+1))" office:value-type="string" office:string-value="|">
            <text:p>|</text:p>
          </table:table-cell>
          <table:table-cell table:style-name="ce3" table:formula="of:=CHAR(INDEX([XOR.$B$2:.$Q$17];[.$B29]+1;[.BS$3]+1 )*16+INDEX([XOR.$B$2:.$Q$17];[.$C29]+1;[.BS$4]+1))" office:value-type="string" office:string-value="}">
            <text:p>}</text:p>
          </table:table-cell>
          <table:table-cell table:style-name="ce3" table:formula="of:=CHAR(INDEX([XOR.$B$2:.$Q$17];[.$B29]+1;[.BT$3]+1 )*16+INDEX([XOR.$B$2:.$Q$17];[.$C29]+1;[.BT$4]+1))" office:value-type="string" office:string-value="~">
            <text:p>~</text:p>
          </table:table-cell>
          <table:table-cell table:style-name="ce3" table:formula="of:=CHAR(INDEX([XOR.$B$2:.$Q$17];[.$B29]+1;[.BU$3]+1 )*16+INDEX([XOR.$B$2:.$Q$17];[.$C29]+1;[.BU$4]+1))" office:value-type="string" office:string-value="">
            <text:p></text:p>
          </table:table-cell>
          <table:table-cell table:style-name="ce3" table:formula="of:=CHAR(INDEX([XOR.$B$2:.$Q$17];[.$B29]+1;[.BV$3]+1 )*16+INDEX([XOR.$B$2:.$Q$17];[.$C29]+1;[.BV$4]+1))" office:value-type="string" office:string-value="x">
            <text:p>x</text:p>
          </table:table-cell>
          <table:table-cell table:style-name="ce3" table:formula="of:=CHAR(INDEX([XOR.$B$2:.$Q$17];[.$B29]+1;[.BW$3]+1 )*16+INDEX([XOR.$B$2:.$Q$17];[.$C29]+1;[.BW$4]+1))" office:value-type="string" office:string-value="y">
            <text:p>y</text:p>
          </table:table-cell>
          <table:table-cell table:style-name="ce3" table:formula="of:=CHAR(INDEX([XOR.$B$2:.$Q$17];[.$B29]+1;[.BX$3]+1 )*16+INDEX([XOR.$B$2:.$Q$17];[.$C29]+1;[.BX$4]+1))" office:value-type="string" office:string-value="z">
            <text:p>z</text:p>
          </table:table-cell>
          <table:table-cell table:style-name="ce3" table:formula="of:=CHAR(INDEX([XOR.$B$2:.$Q$17];[.$B29]+1;[.BY$3]+1 )*16+INDEX([XOR.$B$2:.$Q$17];[.$C29]+1;[.BY$4]+1))" office:value-type="string" office:string-value="{">
            <text:p>{</text:p>
          </table:table-cell>
          <table:table-cell table:style-name="ce3" table:formula="of:=CHAR(INDEX([XOR.$B$2:.$Q$17];[.$B29]+1;[.BZ$3]+1 )*16+INDEX([XOR.$B$2:.$Q$17];[.$C29]+1;[.BZ$4]+1))" office:value-type="string" office:string-value="t">
            <text:p>t</text:p>
          </table:table-cell>
          <table:table-cell table:style-name="ce3" table:formula="of:=CHAR(INDEX([XOR.$B$2:.$Q$17];[.$B29]+1;[.CA$3]+1 )*16+INDEX([XOR.$B$2:.$Q$17];[.$C29]+1;[.CA$4]+1))" office:value-type="string" office:string-value="u">
            <text:p>u</text:p>
          </table:table-cell>
          <table:table-cell table:style-name="ce3" table:formula="of:=CHAR(INDEX([XOR.$B$2:.$Q$17];[.$B29]+1;[.CB$3]+1 )*16+INDEX([XOR.$B$2:.$Q$17];[.$C29]+1;[.CB$4]+1))" office:value-type="string" office:string-value="v">
            <text:p>v</text:p>
          </table:table-cell>
          <table:table-cell table:style-name="ce3" table:formula="of:=CHAR(INDEX([XOR.$B$2:.$Q$17];[.$B29]+1;[.CC$3]+1 )*16+INDEX([XOR.$B$2:.$Q$17];[.$C29]+1;[.CC$4]+1))" office:value-type="string" office:string-value="w">
            <text:p>w</text:p>
          </table:table-cell>
          <table:table-cell table:style-name="ce3" table:formula="of:=CHAR(INDEX([XOR.$B$2:.$Q$17];[.$B29]+1;[.CD$3]+1 )*16+INDEX([XOR.$B$2:.$Q$17];[.$C29]+1;[.CD$4]+1))" office:value-type="string" office:string-value="p">
            <text:p>p</text:p>
          </table:table-cell>
          <table:table-cell table:style-name="ce3" table:formula="of:=CHAR(INDEX([XOR.$B$2:.$Q$17];[.$B29]+1;[.CE$3]+1 )*16+INDEX([XOR.$B$2:.$Q$17];[.$C29]+1;[.CE$4]+1))" office:value-type="string" office:string-value="q">
            <text:p>q</text:p>
          </table:table-cell>
          <table:table-cell table:style-name="ce3" table:formula="of:=CHAR(INDEX([XOR.$B$2:.$Q$17];[.$B29]+1;[.CF$3]+1 )*16+INDEX([XOR.$B$2:.$Q$17];[.$C29]+1;[.CF$4]+1))" office:value-type="string" office:string-value="r">
            <text:p>r</text:p>
          </table:table-cell>
          <table:table-cell table:style-name="ce3" table:formula="of:=CHAR(INDEX([XOR.$B$2:.$Q$17];[.$B29]+1;[.CG$3]+1 )*16+INDEX([XOR.$B$2:.$Q$17];[.$C29]+1;[.CG$4]+1))" office:value-type="string" office:string-value="s">
            <text:p>s</text:p>
          </table:table-cell>
          <table:table-cell table:style-name="ce3" table:formula="of:=CHAR(INDEX([XOR.$B$2:.$Q$17];[.$B29]+1;[.CH$3]+1 )*16+INDEX([XOR.$B$2:.$Q$17];[.$C29]+1;[.CH$4]+1))" office:value-type="string" office:string-value="l">
            <text:p>l</text:p>
          </table:table-cell>
          <table:table-cell table:style-name="ce3" table:formula="of:=CHAR(INDEX([XOR.$B$2:.$Q$17];[.$B29]+1;[.CI$3]+1 )*16+INDEX([XOR.$B$2:.$Q$17];[.$C29]+1;[.CI$4]+1))" office:value-type="string" office:string-value="m">
            <text:p>m</text:p>
          </table:table-cell>
          <table:table-cell table:style-name="ce3" table:formula="of:=CHAR(INDEX([XOR.$B$2:.$Q$17];[.$B29]+1;[.CJ$3]+1 )*16+INDEX([XOR.$B$2:.$Q$17];[.$C29]+1;[.CJ$4]+1))" office:value-type="string" office:string-value="n">
            <text:p>n</text:p>
          </table:table-cell>
          <table:table-cell table:style-name="ce3" table:formula="of:=CHAR(INDEX([XOR.$B$2:.$Q$17];[.$B29]+1;[.CK$3]+1 )*16+INDEX([XOR.$B$2:.$Q$17];[.$C29]+1;[.CK$4]+1))" office:value-type="string" office:string-value="o">
            <text:p>o</text:p>
          </table:table-cell>
          <table:table-cell table:style-name="ce3" table:formula="of:=CHAR(INDEX([XOR.$B$2:.$Q$17];[.$B29]+1;[.CL$3]+1 )*16+INDEX([XOR.$B$2:.$Q$17];[.$C29]+1;[.CL$4]+1))" office:value-type="string" office:string-value="h">
            <text:p>h</text:p>
          </table:table-cell>
          <table:table-cell table:style-name="ce3" table:formula="of:=CHAR(INDEX([XOR.$B$2:.$Q$17];[.$B29]+1;[.CM$3]+1 )*16+INDEX([XOR.$B$2:.$Q$17];[.$C29]+1;[.CM$4]+1))" office:value-type="string" office:string-value="i">
            <text:p>i</text:p>
          </table:table-cell>
          <table:table-cell table:style-name="ce3" table:formula="of:=CHAR(INDEX([XOR.$B$2:.$Q$17];[.$B29]+1;[.CN$3]+1 )*16+INDEX([XOR.$B$2:.$Q$17];[.$C29]+1;[.CN$4]+1))" office:value-type="string" office:string-value="j">
            <text:p>j</text:p>
          </table:table-cell>
          <table:table-cell table:style-name="ce3" table:formula="of:=CHAR(INDEX([XOR.$B$2:.$Q$17];[.$B29]+1;[.CO$3]+1 )*16+INDEX([XOR.$B$2:.$Q$17];[.$C29]+1;[.CO$4]+1))" office:value-type="string" office:string-value="k">
            <text:p>k</text:p>
          </table:table-cell>
          <table:table-cell table:style-name="ce8" table:formula="of:=CHAR(INDEX([XOR.$B$2:.$Q$17];[.$B29]+1;[.CP$3]+1 )*16+INDEX([XOR.$B$2:.$Q$17];[.$C29]+1;[.CP$4]+1))" office:value-type="string" office:string-value="d">
            <text:p>d</text:p>
          </table:table-cell>
          <table:table-cell table:style-name="ce3" table:formula="of:=CHAR(INDEX([XOR.$B$2:.$Q$17];[.$B29]+1;[.CQ$3]+1 )*16+INDEX([XOR.$B$2:.$Q$17];[.$C29]+1;[.CQ$4]+1))" office:value-type="string" office:string-value="e">
            <text:p>e</text:p>
          </table:table-cell>
          <table:table-cell table:style-name="ce3" table:formula="of:=CHAR(INDEX([XOR.$B$2:.$Q$17];[.$B29]+1;[.CR$3]+1 )*16+INDEX([XOR.$B$2:.$Q$17];[.$C29]+1;[.CR$4]+1))" office:value-type="string" office:string-value="f">
            <text:p>f</text:p>
          </table:table-cell>
          <table:table-cell table:style-name="ce3" table:formula="of:=CHAR(INDEX([XOR.$B$2:.$Q$17];[.$B29]+1;[.CS$3]+1 )*16+INDEX([XOR.$B$2:.$Q$17];[.$C29]+1;[.CS$4]+1))" office:value-type="string" office:string-value="g">
            <text:p>g</text:p>
          </table:table-cell>
          <table:table-cell table:style-name="ce3" table:formula="of:=CHAR(INDEX([XOR.$B$2:.$Q$17];[.$B29]+1;[.CT$3]+1 )*16+INDEX([XOR.$B$2:.$Q$17];[.$C29]+1;[.CT$4]+1))" office:value-type="string" office:string-value="`">
            <text:p>`</text:p>
          </table:table-cell>
          <table:table-cell table:style-name="ce3" table:formula="of:=CHAR(INDEX([XOR.$B$2:.$Q$17];[.$B29]+1;[.CU$3]+1 )*16+INDEX([XOR.$B$2:.$Q$17];[.$C29]+1;[.CU$4]+1))" office:value-type="string" office:string-value="a">
            <text:p>a</text:p>
          </table:table-cell>
          <table:table-cell table:style-name="ce3" table:formula="of:=CHAR(INDEX([XOR.$B$2:.$Q$17];[.$B29]+1;[.CV$3]+1 )*16+INDEX([XOR.$B$2:.$Q$17];[.$C29]+1;[.CV$4]+1))" office:value-type="string" office:string-value="b">
            <text:p>b</text:p>
          </table:table-cell>
          <table:table-cell table:style-name="ce3" table:formula="of:=CHAR(INDEX([XOR.$B$2:.$Q$17];[.$B29]+1;[.CW$3]+1 )*16+INDEX([XOR.$B$2:.$Q$17];[.$C29]+1;[.CW$4]+1))" office:value-type="string" office:string-value="c">
            <text:p>c</text:p>
          </table:table-cell>
          <table:table-cell table:style-name="ce3" table:formula="of:=CHAR(INDEX([XOR.$B$2:.$Q$17];[.$B29]+1;[.CX$3]+1 )*16+INDEX([XOR.$B$2:.$Q$17];[.$C29]+1;[.CX$4]+1))" office:value-type="string" office:string-value="\">
            <text:p>\</text:p>
          </table:table-cell>
          <table:table-cell table:style-name="ce3" table:formula="of:=CHAR(INDEX([XOR.$B$2:.$Q$17];[.$B29]+1;[.CY$3]+1 )*16+INDEX([XOR.$B$2:.$Q$17];[.$C29]+1;[.CY$4]+1))" office:value-type="string" office:string-value="]">
            <text:p>]</text:p>
          </table:table-cell>
          <table:table-cell table:style-name="ce3" table:formula="of:=CHAR(INDEX([XOR.$B$2:.$Q$17];[.$B29]+1;[.CZ$3]+1 )*16+INDEX([XOR.$B$2:.$Q$17];[.$C29]+1;[.CZ$4]+1))" office:value-type="string" office:string-value="^">
            <text:p>^</text:p>
          </table:table-cell>
          <table:table-cell table:style-name="ce3" table:formula="of:=CHAR(INDEX([XOR.$B$2:.$Q$17];[.$B29]+1;[.DA$3]+1 )*16+INDEX([XOR.$B$2:.$Q$17];[.$C29]+1;[.DA$4]+1))" office:value-type="string" office:string-value="_">
            <text:p>_</text:p>
          </table:table-cell>
          <table:table-cell table:style-name="ce3" table:formula="of:=CHAR(INDEX([XOR.$B$2:.$Q$17];[.$B29]+1;[.DB$3]+1 )*16+INDEX([XOR.$B$2:.$Q$17];[.$C29]+1;[.DB$4]+1))" office:value-type="string" office:string-value="X">
            <text:p>X</text:p>
          </table:table-cell>
          <table:table-cell table:style-name="ce3" table:formula="of:=CHAR(INDEX([XOR.$B$2:.$Q$17];[.$B29]+1;[.DC$3]+1 )*16+INDEX([XOR.$B$2:.$Q$17];[.$C29]+1;[.DC$4]+1))" office:value-type="string" office:string-value="Y">
            <text:p>Y</text:p>
          </table:table-cell>
          <table:table-cell table:style-name="ce3" table:formula="of:=CHAR(INDEX([XOR.$B$2:.$Q$17];[.$B29]+1;[.DD$3]+1 )*16+INDEX([XOR.$B$2:.$Q$17];[.$C29]+1;[.DD$4]+1))" office:value-type="string" office:string-value="Z">
            <text:p>Z</text:p>
          </table:table-cell>
          <table:table-cell table:style-name="ce3" table:formula="of:=CHAR(INDEX([XOR.$B$2:.$Q$17];[.$B29]+1;[.DE$3]+1 )*16+INDEX([XOR.$B$2:.$Q$17];[.$C29]+1;[.DE$4]+1))" office:value-type="string" office:string-value="[">
            <text:p>[</text:p>
          </table:table-cell>
          <table:table-cell table:style-name="ce3" table:formula="of:=CHAR(INDEX([XOR.$B$2:.$Q$17];[.$B29]+1;[.DF$3]+1 )*16+INDEX([XOR.$B$2:.$Q$17];[.$C29]+1;[.DF$4]+1))" office:value-type="string" office:string-value="T">
            <text:p>T</text:p>
          </table:table-cell>
          <table:table-cell table:style-name="ce3" table:formula="of:=CHAR(INDEX([XOR.$B$2:.$Q$17];[.$B29]+1;[.DG$3]+1 )*16+INDEX([XOR.$B$2:.$Q$17];[.$C29]+1;[.DG$4]+1))" office:value-type="string" office:string-value="U">
            <text:p>U</text:p>
          </table:table-cell>
          <table:table-cell table:style-name="ce3" table:formula="of:=CHAR(INDEX([XOR.$B$2:.$Q$17];[.$B29]+1;[.DH$3]+1 )*16+INDEX([XOR.$B$2:.$Q$17];[.$C29]+1;[.DH$4]+1))" office:value-type="string" office:string-value="V">
            <text:p>V</text:p>
          </table:table-cell>
          <table:table-cell table:style-name="ce3" table:formula="of:=CHAR(INDEX([XOR.$B$2:.$Q$17];[.$B29]+1;[.DI$3]+1 )*16+INDEX([XOR.$B$2:.$Q$17];[.$C29]+1;[.DI$4]+1))" office:value-type="string" office:string-value="W">
            <text:p>W</text:p>
          </table:table-cell>
          <table:table-cell table:style-name="ce3" table:formula="of:=CHAR(INDEX([XOR.$B$2:.$Q$17];[.$B29]+1;[.DJ$3]+1 )*16+INDEX([XOR.$B$2:.$Q$17];[.$C29]+1;[.DJ$4]+1))" office:value-type="string" office:string-value="P">
            <text:p>P</text:p>
          </table:table-cell>
          <table:table-cell table:style-name="ce3" table:formula="of:=CHAR(INDEX([XOR.$B$2:.$Q$17];[.$B29]+1;[.DK$3]+1 )*16+INDEX([XOR.$B$2:.$Q$17];[.$C29]+1;[.DK$4]+1))" office:value-type="string" office:string-value="Q">
            <text:p>Q</text:p>
          </table:table-cell>
          <table:table-cell table:style-name="ce3" table:formula="of:=CHAR(INDEX([XOR.$B$2:.$Q$17];[.$B29]+1;[.DL$3]+1 )*16+INDEX([XOR.$B$2:.$Q$17];[.$C29]+1;[.DL$4]+1))" office:value-type="string" office:string-value="R">
            <text:p>R</text:p>
          </table:table-cell>
          <table:table-cell table:style-name="ce3" table:formula="of:=CHAR(INDEX([XOR.$B$2:.$Q$17];[.$B29]+1;[.DM$3]+1 )*16+INDEX([XOR.$B$2:.$Q$17];[.$C29]+1;[.DM$4]+1))" office:value-type="string" office:string-value="S">
            <text:p>S</text:p>
          </table:table-cell>
          <table:table-cell table:style-name="ce3" table:formula="of:=CHAR(INDEX([XOR.$B$2:.$Q$17];[.$B29]+1;[.DN$3]+1 )*16+INDEX([XOR.$B$2:.$Q$17];[.$C29]+1;[.DN$4]+1))" office:value-type="string" office:string-value="L">
            <text:p>L</text:p>
          </table:table-cell>
          <table:table-cell table:style-name="ce3" table:formula="of:=CHAR(INDEX([XOR.$B$2:.$Q$17];[.$B29]+1;[.DO$3]+1 )*16+INDEX([XOR.$B$2:.$Q$17];[.$C29]+1;[.DO$4]+1))" office:value-type="string" office:string-value="M">
            <text:p>M</text:p>
          </table:table-cell>
          <table:table-cell table:style-name="ce3" table:formula="of:=CHAR(INDEX([XOR.$B$2:.$Q$17];[.$B29]+1;[.DP$3]+1 )*16+INDEX([XOR.$B$2:.$Q$17];[.$C29]+1;[.DP$4]+1))" office:value-type="string" office:string-value="N">
            <text:p>N</text:p>
          </table:table-cell>
          <table:table-cell table:style-name="ce3" table:formula="of:=CHAR(INDEX([XOR.$B$2:.$Q$17];[.$B29]+1;[.DQ$3]+1 )*16+INDEX([XOR.$B$2:.$Q$17];[.$C29]+1;[.DQ$4]+1))" office:value-type="string" office:string-value="O">
            <text:p>O</text:p>
          </table:table-cell>
          <table:table-cell table:style-name="ce3" table:formula="of:=CHAR(INDEX([XOR.$B$2:.$Q$17];[.$B29]+1;[.DR$3]+1 )*16+INDEX([XOR.$B$2:.$Q$17];[.$C29]+1;[.DR$4]+1))" office:value-type="string" office:string-value="H">
            <text:p>H</text:p>
          </table:table-cell>
          <table:table-cell table:style-name="ce3" table:formula="of:=CHAR(INDEX([XOR.$B$2:.$Q$17];[.$B29]+1;[.DS$3]+1 )*16+INDEX([XOR.$B$2:.$Q$17];[.$C29]+1;[.DS$4]+1))" office:value-type="string" office:string-value="I">
            <text:p>I</text:p>
          </table:table-cell>
          <table:table-cell table:style-name="ce3" table:formula="of:=CHAR(INDEX([XOR.$B$2:.$Q$17];[.$B29]+1;[.DT$3]+1 )*16+INDEX([XOR.$B$2:.$Q$17];[.$C29]+1;[.DT$4]+1))" office:value-type="string" office:string-value="J">
            <text:p>J</text:p>
          </table:table-cell>
          <table:table-cell table:style-name="ce3" table:formula="of:=CHAR(INDEX([XOR.$B$2:.$Q$17];[.$B29]+1;[.DU$3]+1 )*16+INDEX([XOR.$B$2:.$Q$17];[.$C29]+1;[.DU$4]+1))" office:value-type="string" office:string-value="K">
            <text:p>K</text:p>
          </table:table-cell>
          <table:table-cell table:style-name="ce3" table:formula="of:=CHAR(INDEX([XOR.$B$2:.$Q$17];[.$B29]+1;[.DV$3]+1 )*16+INDEX([XOR.$B$2:.$Q$17];[.$C29]+1;[.DV$4]+1))" office:value-type="string" office:string-value="D">
            <text:p>D</text:p>
          </table:table-cell>
          <table:table-cell table:style-name="ce3" table:formula="of:=CHAR(INDEX([XOR.$B$2:.$Q$17];[.$B29]+1;[.DW$3]+1 )*16+INDEX([XOR.$B$2:.$Q$17];[.$C29]+1;[.DW$4]+1))" office:value-type="string" office:string-value="E">
            <text:p>E</text:p>
          </table:table-cell>
          <table:table-cell table:style-name="ce3" table:formula="of:=CHAR(INDEX([XOR.$B$2:.$Q$17];[.$B29]+1;[.DX$3]+1 )*16+INDEX([XOR.$B$2:.$Q$17];[.$C29]+1;[.DX$4]+1))" office:value-type="string" office:string-value="F">
            <text:p>F</text:p>
          </table:table-cell>
          <table:table-cell table:style-name="ce3" table:formula="of:=CHAR(INDEX([XOR.$B$2:.$Q$17];[.$B29]+1;[.DY$3]+1 )*16+INDEX([XOR.$B$2:.$Q$17];[.$C29]+1;[.DY$4]+1))" office:value-type="string" office:string-value="G">
            <text:p>G</text:p>
          </table:table-cell>
          <table:table-cell table:style-name="ce3" table:formula="of:=CHAR(INDEX([XOR.$B$2:.$Q$17];[.$B29]+1;[.DZ$3]+1 )*16+INDEX([XOR.$B$2:.$Q$17];[.$C29]+1;[.DZ$4]+1))" office:value-type="string" office:string-value="@">
            <text:p>@</text:p>
          </table:table-cell>
          <table:table-cell table:style-name="ce3" table:formula="of:=CHAR(INDEX([XOR.$B$2:.$Q$17];[.$B29]+1;[.EA$3]+1 )*16+INDEX([XOR.$B$2:.$Q$17];[.$C29]+1;[.EA$4]+1))" office:value-type="string" office:string-value="A">
            <text:p>A</text:p>
          </table:table-cell>
          <table:table-cell table:style-name="ce3" table:formula="of:=CHAR(INDEX([XOR.$B$2:.$Q$17];[.$B29]+1;[.EB$3]+1 )*16+INDEX([XOR.$B$2:.$Q$17];[.$C29]+1;[.EB$4]+1))" office:value-type="string" office:string-value="B">
            <text:p>B</text:p>
          </table:table-cell>
          <table:table-cell table:style-name="ce3" table:formula="of:=CHAR(INDEX([XOR.$B$2:.$Q$17];[.$B29]+1;[.EC$3]+1 )*16+INDEX([XOR.$B$2:.$Q$17];[.$C29]+1;[.EC$4]+1))" office:value-type="string" office:string-value="C">
            <text:p>C</text:p>
          </table:table-cell>
          <table:table-cell table:style-name="ce3" table:number-columns-repeated="21"/>
        </table:table-row>
        <table:table-row table:style-name="ro4">
          <table:table-cell table:formula="of:=[.A29]+2" office:value-type="float" office:value="51">
            <text:p>51</text:p>
          </table:table-cell>
          <table:table-cell table:formula="of:=RIGHT(LEFT([.$B$1];[.A30]);1)" office:value-type="string" office:string-value="7">
            <text:p>7</text:p>
          </table:table-cell>
          <table:table-cell table:formula="of:=VLOOKUP(RIGHT(LEFT([.$B$1];[.A30]+1);1);[Sheet1.$A$2:.$C$17];3;0)" office:value-type="float" office:value="8">
            <text:p>8</text:p>
          </table:table-cell>
          <table:table-cell table:formula="of:=[.C30]+[.B30]*16" office:value-type="float" office:value="120">
            <text:p>120</text:p>
          </table:table-cell>
          <table:table-cell table:formula="of:=CHAR([.D30])" office:value-type="string" office:string-value="x">
            <text:p>x</text:p>
          </table:table-cell>
          <table:table-cell table:style-name="ce3" table:formula="of:=CHAR(INDEX([XOR.$B$2:.$Q$17];[.$B30]+1;[.F$3]+1 )*16+INDEX([XOR.$B$2:.$Q$17];[.$C30]+1;[.F$4]+1))" office:value-type="string" office:string-value="x">
            <text:p>x</text:p>
          </table:table-cell>
          <table:table-cell table:style-name="ce3" table:formula="of:=CHAR(INDEX([XOR.$B$2:.$Q$17];[.$B30]+1;[.G$3]+1 )*16+INDEX([XOR.$B$2:.$Q$17];[.$C30]+1;[.G$4]+1))" office:value-type="string" office:string-value="y">
            <text:p>y</text:p>
          </table:table-cell>
          <table:table-cell table:style-name="ce3" table:formula="of:=CHAR(INDEX([XOR.$B$2:.$Q$17];[.$B30]+1;[.H$3]+1 )*16+INDEX([XOR.$B$2:.$Q$17];[.$C30]+1;[.H$4]+1))" office:value-type="string" office:string-value="z">
            <text:p>z</text:p>
          </table:table-cell>
          <table:table-cell table:style-name="ce3" table:formula="of:=CHAR(INDEX([XOR.$B$2:.$Q$17];[.$B30]+1;[.I$3]+1 )*16+INDEX([XOR.$B$2:.$Q$17];[.$C30]+1;[.I$4]+1))" office:value-type="string" office:string-value="{">
            <text:p>{</text:p>
          </table:table-cell>
          <table:table-cell table:style-name="ce3" table:formula="of:=CHAR(INDEX([XOR.$B$2:.$Q$17];[.$B30]+1;[.J$3]+1 )*16+INDEX([XOR.$B$2:.$Q$17];[.$C30]+1;[.J$4]+1))" office:value-type="string" office:string-value="|">
            <text:p>|</text:p>
          </table:table-cell>
          <table:table-cell table:style-name="ce3" table:formula="of:=CHAR(INDEX([XOR.$B$2:.$Q$17];[.$B30]+1;[.K$3]+1 )*16+INDEX([XOR.$B$2:.$Q$17];[.$C30]+1;[.K$4]+1))" office:value-type="string" office:string-value="}">
            <text:p>}</text:p>
          </table:table-cell>
          <table:table-cell table:style-name="ce3" table:formula="of:=CHAR(INDEX([XOR.$B$2:.$Q$17];[.$B30]+1;[.L$3]+1 )*16+INDEX([XOR.$B$2:.$Q$17];[.$C30]+1;[.L$4]+1))" office:value-type="string" office:string-value="~">
            <text:p>~</text:p>
          </table:table-cell>
          <table:table-cell table:style-name="ce3" table:formula="of:=CHAR(INDEX([XOR.$B$2:.$Q$17];[.$B30]+1;[.M$3]+1 )*16+INDEX([XOR.$B$2:.$Q$17];[.$C30]+1;[.M$4]+1))" office:value-type="string" office:string-value="">
            <text:p></text:p>
          </table:table-cell>
          <table:table-cell table:style-name="ce3" table:formula="of:=CHAR(INDEX([XOR.$B$2:.$Q$17];[.$B30]+1;[.N$3]+1 )*16+INDEX([XOR.$B$2:.$Q$17];[.$C30]+1;[.N$4]+1))" office:value-type="string" office:string-value="p">
            <text:p>p</text:p>
          </table:table-cell>
          <table:table-cell table:style-name="ce3" table:formula="of:=CHAR(INDEX([XOR.$B$2:.$Q$17];[.$B30]+1;[.O$3]+1 )*16+INDEX([XOR.$B$2:.$Q$17];[.$C30]+1;[.O$4]+1))" office:value-type="string" office:string-value="q">
            <text:p>q</text:p>
          </table:table-cell>
          <table:table-cell table:style-name="ce3" table:formula="of:=CHAR(INDEX([XOR.$B$2:.$Q$17];[.$B30]+1;[.P$3]+1 )*16+INDEX([XOR.$B$2:.$Q$17];[.$C30]+1;[.P$4]+1))" office:value-type="string" office:string-value="r">
            <text:p>r</text:p>
          </table:table-cell>
          <table:table-cell table:style-name="ce3" table:formula="of:=CHAR(INDEX([XOR.$B$2:.$Q$17];[.$B30]+1;[.Q$3]+1 )*16+INDEX([XOR.$B$2:.$Q$17];[.$C30]+1;[.Q$4]+1))" office:value-type="string" office:string-value="s">
            <text:p>s</text:p>
          </table:table-cell>
          <table:table-cell table:style-name="ce3" table:formula="of:=CHAR(INDEX([XOR.$B$2:.$Q$17];[.$B30]+1;[.R$3]+1 )*16+INDEX([XOR.$B$2:.$Q$17];[.$C30]+1;[.R$4]+1))" office:value-type="string" office:string-value="t">
            <text:p>t</text:p>
          </table:table-cell>
          <table:table-cell table:style-name="ce3" table:formula="of:=CHAR(INDEX([XOR.$B$2:.$Q$17];[.$B30]+1;[.S$3]+1 )*16+INDEX([XOR.$B$2:.$Q$17];[.$C30]+1;[.S$4]+1))" office:value-type="string" office:string-value="u">
            <text:p>u</text:p>
          </table:table-cell>
          <table:table-cell table:style-name="ce3" table:formula="of:=CHAR(INDEX([XOR.$B$2:.$Q$17];[.$B30]+1;[.T$3]+1 )*16+INDEX([XOR.$B$2:.$Q$17];[.$C30]+1;[.T$4]+1))" office:value-type="string" office:string-value="v">
            <text:p>v</text:p>
          </table:table-cell>
          <table:table-cell table:style-name="ce3" table:formula="of:=CHAR(INDEX([XOR.$B$2:.$Q$17];[.$B30]+1;[.U$3]+1 )*16+INDEX([XOR.$B$2:.$Q$17];[.$C30]+1;[.U$4]+1))" office:value-type="string" office:string-value="w">
            <text:p>w</text:p>
          </table:table-cell>
          <table:table-cell table:style-name="ce3" table:formula="of:=CHAR(INDEX([XOR.$B$2:.$Q$17];[.$B30]+1;[.V$3]+1 )*16+INDEX([XOR.$B$2:.$Q$17];[.$C30]+1;[.V$4]+1))" office:value-type="string" office:string-value="h">
            <text:p>h</text:p>
          </table:table-cell>
          <table:table-cell table:style-name="ce3" table:formula="of:=CHAR(INDEX([XOR.$B$2:.$Q$17];[.$B30]+1;[.W$3]+1 )*16+INDEX([XOR.$B$2:.$Q$17];[.$C30]+1;[.W$4]+1))" office:value-type="string" office:string-value="i">
            <text:p>i</text:p>
          </table:table-cell>
          <table:table-cell table:style-name="ce3" table:formula="of:=CHAR(INDEX([XOR.$B$2:.$Q$17];[.$B30]+1;[.X$3]+1 )*16+INDEX([XOR.$B$2:.$Q$17];[.$C30]+1;[.X$4]+1))" office:value-type="string" office:string-value="j">
            <text:p>j</text:p>
          </table:table-cell>
          <table:table-cell table:style-name="ce3" table:formula="of:=CHAR(INDEX([XOR.$B$2:.$Q$17];[.$B30]+1;[.Y$3]+1 )*16+INDEX([XOR.$B$2:.$Q$17];[.$C30]+1;[.Y$4]+1))" office:value-type="string" office:string-value="k">
            <text:p>k</text:p>
          </table:table-cell>
          <table:table-cell table:style-name="ce3" table:formula="of:=CHAR(INDEX([XOR.$B$2:.$Q$17];[.$B30]+1;[.Z$3]+1 )*16+INDEX([XOR.$B$2:.$Q$17];[.$C30]+1;[.Z$4]+1))" office:value-type="string" office:string-value="l">
            <text:p>l</text:p>
          </table:table-cell>
          <table:table-cell table:style-name="ce3" table:formula="of:=CHAR(INDEX([XOR.$B$2:.$Q$17];[.$B30]+1;[.AA$3]+1 )*16+INDEX([XOR.$B$2:.$Q$17];[.$C30]+1;[.AA$4]+1))" office:value-type="string" office:string-value="m">
            <text:p>m</text:p>
          </table:table-cell>
          <table:table-cell table:style-name="ce3" table:formula="of:=CHAR(INDEX([XOR.$B$2:.$Q$17];[.$B30]+1;[.AB$3]+1 )*16+INDEX([XOR.$B$2:.$Q$17];[.$C30]+1;[.AB$4]+1))" office:value-type="string" office:string-value="n">
            <text:p>n</text:p>
          </table:table-cell>
          <table:table-cell table:style-name="ce3" table:formula="of:=CHAR(INDEX([XOR.$B$2:.$Q$17];[.$B30]+1;[.AC$3]+1 )*16+INDEX([XOR.$B$2:.$Q$17];[.$C30]+1;[.AC$4]+1))" office:value-type="string" office:string-value="o">
            <text:p>o</text:p>
          </table:table-cell>
          <table:table-cell table:style-name="ce3" table:formula="of:=CHAR(INDEX([XOR.$B$2:.$Q$17];[.$B30]+1;[.AD$3]+1 )*16+INDEX([XOR.$B$2:.$Q$17];[.$C30]+1;[.AD$4]+1))" office:value-type="string" office:string-value="`">
            <text:p>`</text:p>
          </table:table-cell>
          <table:table-cell table:style-name="ce3" table:formula="of:=CHAR(INDEX([XOR.$B$2:.$Q$17];[.$B30]+1;[.AE$3]+1 )*16+INDEX([XOR.$B$2:.$Q$17];[.$C30]+1;[.AE$4]+1))" office:value-type="string" office:string-value="a">
            <text:p>a</text:p>
          </table:table-cell>
          <table:table-cell table:style-name="ce3" table:formula="of:=CHAR(INDEX([XOR.$B$2:.$Q$17];[.$B30]+1;[.AF$3]+1 )*16+INDEX([XOR.$B$2:.$Q$17];[.$C30]+1;[.AF$4]+1))" office:value-type="string" office:string-value="b">
            <text:p>b</text:p>
          </table:table-cell>
          <table:table-cell table:style-name="ce3" table:formula="of:=CHAR(INDEX([XOR.$B$2:.$Q$17];[.$B30]+1;[.AG$3]+1 )*16+INDEX([XOR.$B$2:.$Q$17];[.$C30]+1;[.AG$4]+1))" office:value-type="string" office:string-value="c">
            <text:p>c</text:p>
          </table:table-cell>
          <table:table-cell table:style-name="ce3" table:formula="of:=CHAR(INDEX([XOR.$B$2:.$Q$17];[.$B30]+1;[.AH$3]+1 )*16+INDEX([XOR.$B$2:.$Q$17];[.$C30]+1;[.AH$4]+1))" office:value-type="string" office:string-value="d">
            <text:p>d</text:p>
          </table:table-cell>
          <table:table-cell table:style-name="ce3" table:formula="of:=CHAR(INDEX([XOR.$B$2:.$Q$17];[.$B30]+1;[.AI$3]+1 )*16+INDEX([XOR.$B$2:.$Q$17];[.$C30]+1;[.AI$4]+1))" office:value-type="string" office:string-value="e">
            <text:p>e</text:p>
          </table:table-cell>
          <table:table-cell table:style-name="ce3" table:formula="of:=CHAR(INDEX([XOR.$B$2:.$Q$17];[.$B30]+1;[.AJ$3]+1 )*16+INDEX([XOR.$B$2:.$Q$17];[.$C30]+1;[.AJ$4]+1))" office:value-type="string" office:string-value="f">
            <text:p>f</text:p>
          </table:table-cell>
          <table:table-cell table:style-name="ce3" table:formula="of:=CHAR(INDEX([XOR.$B$2:.$Q$17];[.$B30]+1;[.AK$3]+1 )*16+INDEX([XOR.$B$2:.$Q$17];[.$C30]+1;[.AK$4]+1))" office:value-type="string" office:string-value="g">
            <text:p>g</text:p>
          </table:table-cell>
          <table:table-cell table:style-name="ce3" table:formula="of:=CHAR(INDEX([XOR.$B$2:.$Q$17];[.$B30]+1;[.AL$3]+1 )*16+INDEX([XOR.$B$2:.$Q$17];[.$C30]+1;[.AL$4]+1))" office:value-type="string" office:string-value="X">
            <text:p>X</text:p>
          </table:table-cell>
          <table:table-cell table:style-name="ce3" table:formula="of:=CHAR(INDEX([XOR.$B$2:.$Q$17];[.$B30]+1;[.AM$3]+1 )*16+INDEX([XOR.$B$2:.$Q$17];[.$C30]+1;[.AM$4]+1))" office:value-type="string" office:string-value="Y">
            <text:p>Y</text:p>
          </table:table-cell>
          <table:table-cell table:style-name="ce3" table:formula="of:=CHAR(INDEX([XOR.$B$2:.$Q$17];[.$B30]+1;[.AN$3]+1 )*16+INDEX([XOR.$B$2:.$Q$17];[.$C30]+1;[.AN$4]+1))" office:value-type="string" office:string-value="Z">
            <text:p>Z</text:p>
          </table:table-cell>
          <table:table-cell table:style-name="ce3" table:formula="of:=CHAR(INDEX([XOR.$B$2:.$Q$17];[.$B30]+1;[.AO$3]+1 )*16+INDEX([XOR.$B$2:.$Q$17];[.$C30]+1;[.AO$4]+1))" office:value-type="string" office:string-value="[">
            <text:p>[</text:p>
          </table:table-cell>
          <table:table-cell table:style-name="ce3" table:formula="of:=CHAR(INDEX([XOR.$B$2:.$Q$17];[.$B30]+1;[.AP$3]+1 )*16+INDEX([XOR.$B$2:.$Q$17];[.$C30]+1;[.AP$4]+1))" office:value-type="string" office:string-value="\">
            <text:p>\</text:p>
          </table:table-cell>
          <table:table-cell table:style-name="ce3" table:formula="of:=CHAR(INDEX([XOR.$B$2:.$Q$17];[.$B30]+1;[.AQ$3]+1 )*16+INDEX([XOR.$B$2:.$Q$17];[.$C30]+1;[.AQ$4]+1))" office:value-type="string" office:string-value="]">
            <text:p>]</text:p>
          </table:table-cell>
          <table:table-cell table:style-name="ce3" table:formula="of:=CHAR(INDEX([XOR.$B$2:.$Q$17];[.$B30]+1;[.AR$3]+1 )*16+INDEX([XOR.$B$2:.$Q$17];[.$C30]+1;[.AR$4]+1))" office:value-type="string" office:string-value="^">
            <text:p>^</text:p>
          </table:table-cell>
          <table:table-cell table:style-name="ce3" table:formula="of:=CHAR(INDEX([XOR.$B$2:.$Q$17];[.$B30]+1;[.AS$3]+1 )*16+INDEX([XOR.$B$2:.$Q$17];[.$C30]+1;[.AS$4]+1))" office:value-type="string" office:string-value="_">
            <text:p>_</text:p>
          </table:table-cell>
          <table:table-cell table:style-name="ce3" table:formula="of:=CHAR(INDEX([XOR.$B$2:.$Q$17];[.$B30]+1;[.AT$3]+1 )*16+INDEX([XOR.$B$2:.$Q$17];[.$C30]+1;[.AT$4]+1))" office:value-type="string" office:string-value="P">
            <text:p>P</text:p>
          </table:table-cell>
          <table:table-cell table:style-name="ce3" table:formula="of:=CHAR(INDEX([XOR.$B$2:.$Q$17];[.$B30]+1;[.AU$3]+1 )*16+INDEX([XOR.$B$2:.$Q$17];[.$C30]+1;[.AU$4]+1))" office:value-type="string" office:string-value="Q">
            <text:p>Q</text:p>
          </table:table-cell>
          <table:table-cell table:style-name="ce3" table:formula="of:=CHAR(INDEX([XOR.$B$2:.$Q$17];[.$B30]+1;[.AV$3]+1 )*16+INDEX([XOR.$B$2:.$Q$17];[.$C30]+1;[.AV$4]+1))" office:value-type="string" office:string-value="R">
            <text:p>R</text:p>
          </table:table-cell>
          <table:table-cell table:style-name="ce3" table:formula="of:=CHAR(INDEX([XOR.$B$2:.$Q$17];[.$B30]+1;[.AW$3]+1 )*16+INDEX([XOR.$B$2:.$Q$17];[.$C30]+1;[.AW$4]+1))" office:value-type="string" office:string-value="S">
            <text:p>S</text:p>
          </table:table-cell>
          <table:table-cell table:style-name="ce3" table:formula="of:=CHAR(INDEX([XOR.$B$2:.$Q$17];[.$B30]+1;[.AX$3]+1 )*16+INDEX([XOR.$B$2:.$Q$17];[.$C30]+1;[.AX$4]+1))" office:value-type="string" office:string-value="T">
            <text:p>T</text:p>
          </table:table-cell>
          <table:table-cell table:style-name="ce3" table:formula="of:=CHAR(INDEX([XOR.$B$2:.$Q$17];[.$B30]+1;[.AY$3]+1 )*16+INDEX([XOR.$B$2:.$Q$17];[.$C30]+1;[.AY$4]+1))" office:value-type="string" office:string-value="U">
            <text:p>U</text:p>
          </table:table-cell>
          <table:table-cell table:style-name="ce3" table:formula="of:=CHAR(INDEX([XOR.$B$2:.$Q$17];[.$B30]+1;[.AZ$3]+1 )*16+INDEX([XOR.$B$2:.$Q$17];[.$C30]+1;[.AZ$4]+1))" office:value-type="string" office:string-value="V">
            <text:p>V</text:p>
          </table:table-cell>
          <table:table-cell table:style-name="ce3" table:formula="of:=CHAR(INDEX([XOR.$B$2:.$Q$17];[.$B30]+1;[.BA$3]+1 )*16+INDEX([XOR.$B$2:.$Q$17];[.$C30]+1;[.BA$4]+1))" office:value-type="string" office:string-value="W">
            <text:p>W</text:p>
          </table:table-cell>
          <table:table-cell table:style-name="ce3" table:formula="of:=CHAR(INDEX([XOR.$B$2:.$Q$17];[.$B30]+1;[.BB$3]+1 )*16+INDEX([XOR.$B$2:.$Q$17];[.$C30]+1;[.BB$4]+1))" office:value-type="string" office:string-value="H">
            <text:p>H</text:p>
          </table:table-cell>
          <table:table-cell table:style-name="ce3" table:formula="of:=CHAR(INDEX([XOR.$B$2:.$Q$17];[.$B30]+1;[.BC$3]+1 )*16+INDEX([XOR.$B$2:.$Q$17];[.$C30]+1;[.BC$4]+1))" office:value-type="string" office:string-value="I">
            <text:p>I</text:p>
          </table:table-cell>
          <table:table-cell table:style-name="ce3" table:formula="of:=CHAR(INDEX([XOR.$B$2:.$Q$17];[.$B30]+1;[.BD$3]+1 )*16+INDEX([XOR.$B$2:.$Q$17];[.$C30]+1;[.BD$4]+1))" office:value-type="string" office:string-value="J">
            <text:p>J</text:p>
          </table:table-cell>
          <table:table-cell table:style-name="ce3" table:formula="of:=CHAR(INDEX([XOR.$B$2:.$Q$17];[.$B30]+1;[.BE$3]+1 )*16+INDEX([XOR.$B$2:.$Q$17];[.$C30]+1;[.BE$4]+1))" office:value-type="string" office:string-value="K">
            <text:p>K</text:p>
          </table:table-cell>
          <table:table-cell table:style-name="ce3" table:formula="of:=CHAR(INDEX([XOR.$B$2:.$Q$17];[.$B30]+1;[.BF$3]+1 )*16+INDEX([XOR.$B$2:.$Q$17];[.$C30]+1;[.BF$4]+1))" office:value-type="string" office:string-value="L">
            <text:p>L</text:p>
          </table:table-cell>
          <table:table-cell table:style-name="ce3" table:formula="of:=CHAR(INDEX([XOR.$B$2:.$Q$17];[.$B30]+1;[.BG$3]+1 )*16+INDEX([XOR.$B$2:.$Q$17];[.$C30]+1;[.BG$4]+1))" office:value-type="string" office:string-value="M">
            <text:p>M</text:p>
          </table:table-cell>
          <table:table-cell table:style-name="ce3" table:formula="of:=CHAR(INDEX([XOR.$B$2:.$Q$17];[.$B30]+1;[.BH$3]+1 )*16+INDEX([XOR.$B$2:.$Q$17];[.$C30]+1;[.BH$4]+1))" office:value-type="string" office:string-value="N">
            <text:p>N</text:p>
          </table:table-cell>
          <table:table-cell table:style-name="ce3" table:formula="of:=CHAR(INDEX([XOR.$B$2:.$Q$17];[.$B30]+1;[.BI$3]+1 )*16+INDEX([XOR.$B$2:.$Q$17];[.$C30]+1;[.BI$4]+1))" office:value-type="string" office:string-value="O">
            <text:p>O</text:p>
          </table:table-cell>
          <table:table-cell table:style-name="ce3" table:formula="of:=CHAR(INDEX([XOR.$B$2:.$Q$17];[.$B30]+1;[.BJ$3]+1 )*16+INDEX([XOR.$B$2:.$Q$17];[.$C30]+1;[.BJ$4]+1))" office:value-type="string" office:string-value="@">
            <text:p>@</text:p>
          </table:table-cell>
          <table:table-cell table:style-name="ce3" table:formula="of:=CHAR(INDEX([XOR.$B$2:.$Q$17];[.$B30]+1;[.BK$3]+1 )*16+INDEX([XOR.$B$2:.$Q$17];[.$C30]+1;[.BK$4]+1))" office:value-type="string" office:string-value="A">
            <text:p>A</text:p>
          </table:table-cell>
          <table:table-cell table:style-name="ce3" table:formula="of:=CHAR(INDEX([XOR.$B$2:.$Q$17];[.$B30]+1;[.BL$3]+1 )*16+INDEX([XOR.$B$2:.$Q$17];[.$C30]+1;[.BL$4]+1))" office:value-type="string" office:string-value="B">
            <text:p>B</text:p>
          </table:table-cell>
          <table:table-cell table:style-name="ce3" table:formula="of:=CHAR(INDEX([XOR.$B$2:.$Q$17];[.$B30]+1;[.BM$3]+1 )*16+INDEX([XOR.$B$2:.$Q$17];[.$C30]+1;[.BM$4]+1))" office:value-type="string" office:string-value="C">
            <text:p>C</text:p>
          </table:table-cell>
          <table:table-cell table:style-name="ce3" table:formula="of:=CHAR(INDEX([XOR.$B$2:.$Q$17];[.$B30]+1;[.BN$3]+1 )*16+INDEX([XOR.$B$2:.$Q$17];[.$C30]+1;[.BN$4]+1))" office:value-type="string" office:string-value="D">
            <text:p>D</text:p>
          </table:table-cell>
          <table:table-cell table:style-name="ce3" table:formula="of:=CHAR(INDEX([XOR.$B$2:.$Q$17];[.$B30]+1;[.BO$3]+1 )*16+INDEX([XOR.$B$2:.$Q$17];[.$C30]+1;[.BO$4]+1))" office:value-type="string" office:string-value="E">
            <text:p>E</text:p>
          </table:table-cell>
          <table:table-cell table:style-name="ce3" table:formula="of:=CHAR(INDEX([XOR.$B$2:.$Q$17];[.$B30]+1;[.BP$3]+1 )*16+INDEX([XOR.$B$2:.$Q$17];[.$C30]+1;[.BP$4]+1))" office:value-type="string" office:string-value="F">
            <text:p>F</text:p>
          </table:table-cell>
          <table:table-cell table:style-name="ce3" table:formula="of:=CHAR(INDEX([XOR.$B$2:.$Q$17];[.$B30]+1;[.BQ$3]+1 )*16+INDEX([XOR.$B$2:.$Q$17];[.$C30]+1;[.BQ$4]+1))" office:value-type="string" office:string-value="G">
            <text:p>G</text:p>
          </table:table-cell>
          <table:table-cell table:style-name="ce3" table:formula="of:=CHAR(INDEX([XOR.$B$2:.$Q$17];[.$B30]+1;[.BR$3]+1 )*16+INDEX([XOR.$B$2:.$Q$17];[.$C30]+1;[.BR$4]+1))" office:value-type="string" office:string-value="8">
            <text:p>8</text:p>
          </table:table-cell>
          <table:table-cell table:style-name="ce3" table:formula="of:=CHAR(INDEX([XOR.$B$2:.$Q$17];[.$B30]+1;[.BS$3]+1 )*16+INDEX([XOR.$B$2:.$Q$17];[.$C30]+1;[.BS$4]+1))" office:value-type="string" office:string-value="9">
            <text:p>9</text:p>
          </table:table-cell>
          <table:table-cell table:style-name="ce3" table:formula="of:=CHAR(INDEX([XOR.$B$2:.$Q$17];[.$B30]+1;[.BT$3]+1 )*16+INDEX([XOR.$B$2:.$Q$17];[.$C30]+1;[.BT$4]+1))" office:value-type="string" office:string-value=":">
            <text:p>:</text:p>
          </table:table-cell>
          <table:table-cell table:style-name="ce3" table:formula="of:=CHAR(INDEX([XOR.$B$2:.$Q$17];[.$B30]+1;[.BU$3]+1 )*16+INDEX([XOR.$B$2:.$Q$17];[.$C30]+1;[.BU$4]+1))" office:value-type="string" office:string-value=";">
            <text:p>;</text:p>
          </table:table-cell>
          <table:table-cell table:style-name="ce3" table:formula="of:=CHAR(INDEX([XOR.$B$2:.$Q$17];[.$B30]+1;[.BV$3]+1 )*16+INDEX([XOR.$B$2:.$Q$17];[.$C30]+1;[.BV$4]+1))" office:value-type="string" office:string-value="&lt;">
            <text:p>&lt;</text:p>
          </table:table-cell>
          <table:table-cell table:style-name="ce3" table:formula="of:=CHAR(INDEX([XOR.$B$2:.$Q$17];[.$B30]+1;[.BW$3]+1 )*16+INDEX([XOR.$B$2:.$Q$17];[.$C30]+1;[.BW$4]+1))" office:value-type="string" office:string-value="=">
            <text:p>=</text:p>
          </table:table-cell>
          <table:table-cell table:style-name="ce3" table:formula="of:=CHAR(INDEX([XOR.$B$2:.$Q$17];[.$B30]+1;[.BX$3]+1 )*16+INDEX([XOR.$B$2:.$Q$17];[.$C30]+1;[.BX$4]+1))" office:value-type="string" office:string-value="&gt;">
            <text:p>&gt;</text:p>
          </table:table-cell>
          <table:table-cell table:style-name="ce3" table:formula="of:=CHAR(INDEX([XOR.$B$2:.$Q$17];[.$B30]+1;[.BY$3]+1 )*16+INDEX([XOR.$B$2:.$Q$17];[.$C30]+1;[.BY$4]+1))" office:value-type="string" office:string-value="?">
            <text:p>?</text:p>
          </table:table-cell>
          <table:table-cell table:style-name="ce3" table:formula="of:=CHAR(INDEX([XOR.$B$2:.$Q$17];[.$B30]+1;[.BZ$3]+1 )*16+INDEX([XOR.$B$2:.$Q$17];[.$C30]+1;[.BZ$4]+1))" office:value-type="string" office:string-value="0">
            <text:p>0</text:p>
          </table:table-cell>
          <table:table-cell table:style-name="ce3" table:formula="of:=CHAR(INDEX([XOR.$B$2:.$Q$17];[.$B30]+1;[.CA$3]+1 )*16+INDEX([XOR.$B$2:.$Q$17];[.$C30]+1;[.CA$4]+1))" office:value-type="string" office:string-value="1">
            <text:p>1</text:p>
          </table:table-cell>
          <table:table-cell table:style-name="ce3" table:formula="of:=CHAR(INDEX([XOR.$B$2:.$Q$17];[.$B30]+1;[.CB$3]+1 )*16+INDEX([XOR.$B$2:.$Q$17];[.$C30]+1;[.CB$4]+1))" office:value-type="string" office:string-value="2">
            <text:p>2</text:p>
          </table:table-cell>
          <table:table-cell table:style-name="ce3" table:formula="of:=CHAR(INDEX([XOR.$B$2:.$Q$17];[.$B30]+1;[.CC$3]+1 )*16+INDEX([XOR.$B$2:.$Q$17];[.$C30]+1;[.CC$4]+1))" office:value-type="string" office:string-value="3">
            <text:p>3</text:p>
          </table:table-cell>
          <table:table-cell table:style-name="ce3" table:formula="of:=CHAR(INDEX([XOR.$B$2:.$Q$17];[.$B30]+1;[.CD$3]+1 )*16+INDEX([XOR.$B$2:.$Q$17];[.$C30]+1;[.CD$4]+1))" office:value-type="string" office:string-value="4">
            <text:p>4</text:p>
          </table:table-cell>
          <table:table-cell table:style-name="ce3" table:formula="of:=CHAR(INDEX([XOR.$B$2:.$Q$17];[.$B30]+1;[.CE$3]+1 )*16+INDEX([XOR.$B$2:.$Q$17];[.$C30]+1;[.CE$4]+1))" office:value-type="string" office:string-value="5">
            <text:p>5</text:p>
          </table:table-cell>
          <table:table-cell table:style-name="ce3" table:formula="of:=CHAR(INDEX([XOR.$B$2:.$Q$17];[.$B30]+1;[.CF$3]+1 )*16+INDEX([XOR.$B$2:.$Q$17];[.$C30]+1;[.CF$4]+1))" office:value-type="string" office:string-value="6">
            <text:p>6</text:p>
          </table:table-cell>
          <table:table-cell table:style-name="ce3" table:formula="of:=CHAR(INDEX([XOR.$B$2:.$Q$17];[.$B30]+1;[.CG$3]+1 )*16+INDEX([XOR.$B$2:.$Q$17];[.$C30]+1;[.CG$4]+1))" office:value-type="string" office:string-value="7">
            <text:p>7</text:p>
          </table:table-cell>
          <table:table-cell table:style-name="ce3" table:formula="of:=CHAR(INDEX([XOR.$B$2:.$Q$17];[.$B30]+1;[.CH$3]+1 )*16+INDEX([XOR.$B$2:.$Q$17];[.$C30]+1;[.CH$4]+1))" office:value-type="string" office:string-value="(">
            <text:p>(</text:p>
          </table:table-cell>
          <table:table-cell table:style-name="ce3" table:formula="of:=CHAR(INDEX([XOR.$B$2:.$Q$17];[.$B30]+1;[.CI$3]+1 )*16+INDEX([XOR.$B$2:.$Q$17];[.$C30]+1;[.CI$4]+1))" office:value-type="string" office:string-value=")">
            <text:p>)</text:p>
          </table:table-cell>
          <table:table-cell table:style-name="ce3" table:formula="of:=CHAR(INDEX([XOR.$B$2:.$Q$17];[.$B30]+1;[.CJ$3]+1 )*16+INDEX([XOR.$B$2:.$Q$17];[.$C30]+1;[.CJ$4]+1))" office:value-type="string" office:string-value="*">
            <text:p>*</text:p>
          </table:table-cell>
          <table:table-cell table:style-name="ce3" table:formula="of:=CHAR(INDEX([XOR.$B$2:.$Q$17];[.$B30]+1;[.CK$3]+1 )*16+INDEX([XOR.$B$2:.$Q$17];[.$C30]+1;[.CK$4]+1))" office:value-type="string" office:string-value="+">
            <text:p>+</text:p>
          </table:table-cell>
          <table:table-cell table:style-name="ce3" table:formula="of:=CHAR(INDEX([XOR.$B$2:.$Q$17];[.$B30]+1;[.CL$3]+1 )*16+INDEX([XOR.$B$2:.$Q$17];[.$C30]+1;[.CL$4]+1))" office:value-type="string" office:string-value=",">
            <text:p>,</text:p>
          </table:table-cell>
          <table:table-cell table:style-name="ce3" table:formula="of:=CHAR(INDEX([XOR.$B$2:.$Q$17];[.$B30]+1;[.CM$3]+1 )*16+INDEX([XOR.$B$2:.$Q$17];[.$C30]+1;[.CM$4]+1))" office:value-type="string" office:string-value="-">
            <text:p>-</text:p>
          </table:table-cell>
          <table:table-cell table:style-name="ce3" table:formula="of:=CHAR(INDEX([XOR.$B$2:.$Q$17];[.$B30]+1;[.CN$3]+1 )*16+INDEX([XOR.$B$2:.$Q$17];[.$C30]+1;[.CN$4]+1))" office:value-type="string" office:string-value=".">
            <text:p>.</text:p>
          </table:table-cell>
          <table:table-cell table:style-name="ce3" table:formula="of:=CHAR(INDEX([XOR.$B$2:.$Q$17];[.$B30]+1;[.CO$3]+1 )*16+INDEX([XOR.$B$2:.$Q$17];[.$C30]+1;[.CO$4]+1))" office:value-type="string" office:string-value="/">
            <text:p>/</text:p>
          </table:table-cell>
          <table:table-cell table:style-name="ce8" table:formula="of:=CHAR(INDEX([XOR.$B$2:.$Q$17];[.$B30]+1;[.CP$3]+1 )*16+INDEX([XOR.$B$2:.$Q$17];[.$C30]+1;[.CP$4]+1))" office:value-type="string" office:string-value=" ">
            <text:p><text:s/></text:p>
          </table:table-cell>
          <table:table-cell table:style-name="ce3" table:formula="of:=CHAR(INDEX([XOR.$B$2:.$Q$17];[.$B30]+1;[.CQ$3]+1 )*16+INDEX([XOR.$B$2:.$Q$17];[.$C30]+1;[.CQ$4]+1))" office:value-type="string" office:string-value="!">
            <text:p>!</text:p>
          </table:table-cell>
          <table:table-cell table:style-name="ce3" table:formula="of:=CHAR(INDEX([XOR.$B$2:.$Q$17];[.$B30]+1;[.CR$3]+1 )*16+INDEX([XOR.$B$2:.$Q$17];[.$C30]+1;[.CR$4]+1))" office:value-type="string" office:string-value="&quot;">
            <text:p>"</text:p>
          </table:table-cell>
          <table:table-cell table:style-name="ce3" table:formula="of:=CHAR(INDEX([XOR.$B$2:.$Q$17];[.$B30]+1;[.CS$3]+1 )*16+INDEX([XOR.$B$2:.$Q$17];[.$C30]+1;[.CS$4]+1))" office:value-type="string" office:string-value="#">
            <text:p>#</text:p>
          </table:table-cell>
          <table:table-cell table:style-name="ce3" table:formula="of:=CHAR(INDEX([XOR.$B$2:.$Q$17];[.$B30]+1;[.CT$3]+1 )*16+INDEX([XOR.$B$2:.$Q$17];[.$C30]+1;[.CT$4]+1))" office:value-type="string" office:string-value="$">
            <text:p>$</text:p>
          </table:table-cell>
          <table:table-cell table:style-name="ce3" table:formula="of:=CHAR(INDEX([XOR.$B$2:.$Q$17];[.$B30]+1;[.CU$3]+1 )*16+INDEX([XOR.$B$2:.$Q$17];[.$C30]+1;[.CU$4]+1))" office:value-type="string" office:string-value="%">
            <text:p>%</text:p>
          </table:table-cell>
          <table:table-cell table:style-name="ce3" table:formula="of:=CHAR(INDEX([XOR.$B$2:.$Q$17];[.$B30]+1;[.CV$3]+1 )*16+INDEX([XOR.$B$2:.$Q$17];[.$C30]+1;[.CV$4]+1))" office:value-type="string" office:string-value="&amp;">
            <text:p>&amp;</text:p>
          </table:table-cell>
          <table:table-cell table:style-name="ce3" table:formula="of:=CHAR(INDEX([XOR.$B$2:.$Q$17];[.$B30]+1;[.CW$3]+1 )*16+INDEX([XOR.$B$2:.$Q$17];[.$C30]+1;[.CW$4]+1))" office:value-type="string" office:string-value="'">
            <text:p>'</text:p>
          </table:table-cell>
          <table:table-cell table:style-name="ce3" table:formula="of:=CHAR(INDEX([XOR.$B$2:.$Q$17];[.$B30]+1;[.CX$3]+1 )*16+INDEX([XOR.$B$2:.$Q$17];[.$C30]+1;[.CX$4]+1))" office:value-type="string" office:string-value="">
            <text:p/>
          </table:table-cell>
          <table:table-cell table:style-name="ce3" table:formula="of:=CHAR(INDEX([XOR.$B$2:.$Q$17];[.$B30]+1;[.CY$3]+1 )*16+INDEX([XOR.$B$2:.$Q$17];[.$C30]+1;[.CY$4]+1))" office:value-type="string" office:string-value="">
            <text:p/>
          </table:table-cell>
          <table:table-cell table:style-name="ce3" table:formula="of:=CHAR(INDEX([XOR.$B$2:.$Q$17];[.$B30]+1;[.CZ$3]+1 )*16+INDEX([XOR.$B$2:.$Q$17];[.$C30]+1;[.CZ$4]+1))" office:value-type="string" office:string-value="">
            <text:p/>
          </table:table-cell>
          <table:table-cell table:style-name="ce3" table:formula="of:=CHAR(INDEX([XOR.$B$2:.$Q$17];[.$B30]+1;[.DA$3]+1 )*16+INDEX([XOR.$B$2:.$Q$17];[.$C30]+1;[.DA$4]+1))" office:value-type="string" office:string-value="">
            <text:p/>
          </table:table-cell>
          <table:table-cell table:style-name="ce3" table:formula="of:=CHAR(INDEX([XOR.$B$2:.$Q$17];[.$B30]+1;[.DB$3]+1 )*16+INDEX([XOR.$B$2:.$Q$17];[.$C30]+1;[.DB$4]+1))" office:value-type="string" office:string-value="">
            <text:p/>
          </table:table-cell>
          <table:table-cell table:style-name="ce3" table:formula="of:=CHAR(INDEX([XOR.$B$2:.$Q$17];[.$B30]+1;[.DC$3]+1 )*16+INDEX([XOR.$B$2:.$Q$17];[.$C30]+1;[.DC$4]+1))" office:value-type="string" office:string-value="">
            <text:p/>
          </table:table-cell>
          <table:table-cell table:style-name="ce3" table:formula="of:=CHAR(INDEX([XOR.$B$2:.$Q$17];[.$B30]+1;[.DD$3]+1 )*16+INDEX([XOR.$B$2:.$Q$17];[.$C30]+1;[.DD$4]+1))" office:value-type="string" office:string-value="">
            <text:p/>
          </table:table-cell>
          <table:table-cell table:style-name="ce3" table:formula="of:=CHAR(INDEX([XOR.$B$2:.$Q$17];[.$B30]+1;[.DE$3]+1 )*16+INDEX([XOR.$B$2:.$Q$17];[.$C30]+1;[.DE$4]+1))" office:value-type="string" office:string-value="">
            <text:p/>
          </table:table-cell>
          <table:table-cell table:style-name="ce3" table:formula="of:=CHAR(INDEX([XOR.$B$2:.$Q$17];[.$B30]+1;[.DF$3]+1 )*16+INDEX([XOR.$B$2:.$Q$17];[.$C30]+1;[.DF$4]+1))" office:value-type="string" office:string-value="">
            <text:p/>
          </table:table-cell>
          <table:table-cell table:style-name="ce3" table:formula="of:=CHAR(INDEX([XOR.$B$2:.$Q$17];[.$B30]+1;[.DG$3]+1 )*16+INDEX([XOR.$B$2:.$Q$17];[.$C30]+1;[.DG$4]+1))" office:value-type="string" office:string-value="">
            <text:p/>
          </table:table-cell>
          <table:table-cell table:style-name="ce3" table:formula="of:=CHAR(INDEX([XOR.$B$2:.$Q$17];[.$B30]+1;[.DH$3]+1 )*16+INDEX([XOR.$B$2:.$Q$17];[.$C30]+1;[.DH$4]+1))" office:value-type="string" office:string-value="">
            <text:p/>
          </table:table-cell>
          <table:table-cell table:style-name="ce3" table:formula="of:=CHAR(INDEX([XOR.$B$2:.$Q$17];[.$B30]+1;[.DI$3]+1 )*16+INDEX([XOR.$B$2:.$Q$17];[.$C30]+1;[.DI$4]+1))" office:value-type="string" office:string-value="">
            <text:p/>
          </table:table-cell>
          <table:table-cell table:style-name="ce3" table:formula="of:=CHAR(INDEX([XOR.$B$2:.$Q$17];[.$B30]+1;[.DJ$3]+1 )*16+INDEX([XOR.$B$2:.$Q$17];[.$C30]+1;[.DJ$4]+1))" office:value-type="string" office:string-value="">
            <text:p/>
          </table:table-cell>
          <table:table-cell table:style-name="ce3" table:formula="of:=CHAR(INDEX([XOR.$B$2:.$Q$17];[.$B30]+1;[.DK$3]+1 )*16+INDEX([XOR.$B$2:.$Q$17];[.$C30]+1;[.DK$4]+1))" office:value-type="string" office:string-value="">
            <text:p/>
          </table:table-cell>
          <table:table-cell table:style-name="ce3" table:formula="of:=CHAR(INDEX([XOR.$B$2:.$Q$17];[.$B30]+1;[.DL$3]+1 )*16+INDEX([XOR.$B$2:.$Q$17];[.$C30]+1;[.DL$4]+1))" office:value-type="string" office:string-value="">
            <text:p/>
          </table:table-cell>
          <table:table-cell table:style-name="ce3" table:formula="of:=CHAR(INDEX([XOR.$B$2:.$Q$17];[.$B30]+1;[.DM$3]+1 )*16+INDEX([XOR.$B$2:.$Q$17];[.$C30]+1;[.DM$4]+1))" office:value-type="string" office:string-value="">
            <text:p/>
          </table:table-cell>
          <table:table-cell table:style-name="ce3" table:formula="of:=CHAR(INDEX([XOR.$B$2:.$Q$17];[.$B30]+1;[.DN$3]+1 )*16+INDEX([XOR.$B$2:.$Q$17];[.$C30]+1;[.DN$4]+1))" office:value-type="string" office:string-value="">
            <text:p/>
          </table:table-cell>
          <table:table-cell table:style-name="ce3" table:formula="of:=CHAR(INDEX([XOR.$B$2:.$Q$17];[.$B30]+1;[.DO$3]+1 )*16+INDEX([XOR.$B$2:.$Q$17];[.$C30]+1;[.DO$4]+1))" office:value-type="string" office:string-value="&#9;">
            <text:p><text:tab/></text:p>
          </table:table-cell>
          <table:table-cell table:style-name="ce3" table:formula="of:=CHAR(INDEX([XOR.$B$2:.$Q$17];[.$B30]+1;[.DP$3]+1 )*16+INDEX([XOR.$B$2:.$Q$17];[.$C30]+1;[.DP$4]+1))" office:value-type="string" office:string-value="&#10;">
            <text:p><text:line-break/></text:p>
          </table:table-cell>
          <table:table-cell table:style-name="ce3" table:formula="of:=CHAR(INDEX([XOR.$B$2:.$Q$17];[.$B30]+1;[.DQ$3]+1 )*16+INDEX([XOR.$B$2:.$Q$17];[.$C30]+1;[.DQ$4]+1))" office:value-type="string" office:string-value="">
            <text:p/>
          </table:table-cell>
          <table:table-cell table:style-name="ce3" table:formula="of:=CHAR(INDEX([XOR.$B$2:.$Q$17];[.$B30]+1;[.DR$3]+1 )*16+INDEX([XOR.$B$2:.$Q$17];[.$C30]+1;[.DR$4]+1))" office:value-type="string" office:string-value="">
            <text:p/>
          </table:table-cell>
          <table:table-cell table:style-name="ce3" table:formula="of:=CHAR(INDEX([XOR.$B$2:.$Q$17];[.$B30]+1;[.DS$3]+1 )*16+INDEX([XOR.$B$2:.$Q$17];[.$C30]+1;[.DS$4]+1))" office:value-type="string" office:string-value="&#13;">
            <text:p></text:p>
          </table:table-cell>
          <table:table-cell table:style-name="ce3" table:formula="of:=CHAR(INDEX([XOR.$B$2:.$Q$17];[.$B30]+1;[.DT$3]+1 )*16+INDEX([XOR.$B$2:.$Q$17];[.$C30]+1;[.DT$4]+1))" office:value-type="string" office:string-value="">
            <text:p/>
          </table:table-cell>
          <table:table-cell table:style-name="ce3" table:formula="of:=CHAR(INDEX([XOR.$B$2:.$Q$17];[.$B30]+1;[.DU$3]+1 )*16+INDEX([XOR.$B$2:.$Q$17];[.$C30]+1;[.DU$4]+1))" office:value-type="string" office:string-value="">
            <text:p/>
          </table:table-cell>
          <table:table-cell table:style-name="ce3" table:formula="of:=CHAR(INDEX([XOR.$B$2:.$Q$17];[.$B30]+1;[.DV$3]+1 )*16+INDEX([XOR.$B$2:.$Q$17];[.$C30]+1;[.DV$4]+1))" office:value-type="string" office:string-value="">
            <text:p/>
          </table:table-cell>
          <table:table-cell table:style-name="ce3" table:formula="of:=CHAR(INDEX([XOR.$B$2:.$Q$17];[.$B30]+1;[.DW$3]+1 )*16+INDEX([XOR.$B$2:.$Q$17];[.$C30]+1;[.DW$4]+1))" office:value-type="string" office:string-value="">
            <text:p/>
          </table:table-cell>
          <table:table-cell table:style-name="ce3" table:formula="of:=CHAR(INDEX([XOR.$B$2:.$Q$17];[.$B30]+1;[.DX$3]+1 )*16+INDEX([XOR.$B$2:.$Q$17];[.$C30]+1;[.DX$4]+1))" office:value-type="string" office:string-value="">
            <text:p/>
          </table:table-cell>
          <table:table-cell table:style-name="ce3" table:formula="of:=CHAR(INDEX([XOR.$B$2:.$Q$17];[.$B30]+1;[.DY$3]+1 )*16+INDEX([XOR.$B$2:.$Q$17];[.$C30]+1;[.DY$4]+1))" office:value-type="string" office:string-value="">
            <text:p/>
          </table:table-cell>
          <table:table-cell table:style-name="ce3" table:formula="of:=CHAR(INDEX([XOR.$B$2:.$Q$17];[.$B30]+1;[.DZ$3]+1 )*16+INDEX([XOR.$B$2:.$Q$17];[.$C30]+1;[.DZ$4]+1))" office:value-type="string" office:string-value="">
            <text:p/>
          </table:table-cell>
          <table:table-cell table:style-name="ce3" table:formula="of:=CHAR(INDEX([XOR.$B$2:.$Q$17];[.$B30]+1;[.EA$3]+1 )*16+INDEX([XOR.$B$2:.$Q$17];[.$C30]+1;[.EA$4]+1))" office:value-type="string" office:string-value="">
            <text:p/>
          </table:table-cell>
          <table:table-cell table:style-name="ce3" table:formula="of:=CHAR(INDEX([XOR.$B$2:.$Q$17];[.$B30]+1;[.EB$3]+1 )*16+INDEX([XOR.$B$2:.$Q$17];[.$C30]+1;[.EB$4]+1))" office:value-type="string" office:string-value="">
            <text:p/>
          </table:table-cell>
          <table:table-cell table:style-name="ce3" table:formula="of:=CHAR(INDEX([XOR.$B$2:.$Q$17];[.$B30]+1;[.EC$3]+1 )*16+INDEX([XOR.$B$2:.$Q$17];[.$C30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30]+2" office:value-type="float" office:value="53">
            <text:p>53</text:p>
          </table:table-cell>
          <table:table-cell table:formula="of:=RIGHT(LEFT([.$B$1];[.A31]);1)" office:value-type="string" office:string-value="3">
            <text:p>3</text:p>
          </table:table-cell>
          <table:table-cell table:formula="of:=VLOOKUP(RIGHT(LEFT([.$B$1];[.A31]+1);1);[Sheet1.$A$2:.$C$17];3;0)" office:value-type="float" office:value="7">
            <text:p>7</text:p>
          </table:table-cell>
          <table:table-cell table:formula="of:=[.C31]+[.B31]*16" office:value-type="float" office:value="55">
            <text:p>55</text:p>
          </table:table-cell>
          <table:table-cell table:formula="of:=CHAR([.D31])" office:value-type="string" office:string-value="7">
            <text:p>7</text:p>
          </table:table-cell>
          <table:table-cell table:style-name="ce3" table:formula="of:=CHAR(INDEX([XOR.$B$2:.$Q$17];[.$B31]+1;[.F$3]+1 )*16+INDEX([XOR.$B$2:.$Q$17];[.$C31]+1;[.F$4]+1))" office:value-type="string" office:string-value="7">
            <text:p>7</text:p>
          </table:table-cell>
          <table:table-cell table:style-name="ce3" table:formula="of:=CHAR(INDEX([XOR.$B$2:.$Q$17];[.$B31]+1;[.G$3]+1 )*16+INDEX([XOR.$B$2:.$Q$17];[.$C31]+1;[.G$4]+1))" office:value-type="string" office:string-value="6">
            <text:p>6</text:p>
          </table:table-cell>
          <table:table-cell table:style-name="ce3" table:formula="of:=CHAR(INDEX([XOR.$B$2:.$Q$17];[.$B31]+1;[.H$3]+1 )*16+INDEX([XOR.$B$2:.$Q$17];[.$C31]+1;[.H$4]+1))" office:value-type="string" office:string-value="5">
            <text:p>5</text:p>
          </table:table-cell>
          <table:table-cell table:style-name="ce3" table:formula="of:=CHAR(INDEX([XOR.$B$2:.$Q$17];[.$B31]+1;[.I$3]+1 )*16+INDEX([XOR.$B$2:.$Q$17];[.$C31]+1;[.I$4]+1))" office:value-type="string" office:string-value="4">
            <text:p>4</text:p>
          </table:table-cell>
          <table:table-cell table:style-name="ce3" table:formula="of:=CHAR(INDEX([XOR.$B$2:.$Q$17];[.$B31]+1;[.J$3]+1 )*16+INDEX([XOR.$B$2:.$Q$17];[.$C31]+1;[.J$4]+1))" office:value-type="string" office:string-value="3">
            <text:p>3</text:p>
          </table:table-cell>
          <table:table-cell table:style-name="ce3" table:formula="of:=CHAR(INDEX([XOR.$B$2:.$Q$17];[.$B31]+1;[.K$3]+1 )*16+INDEX([XOR.$B$2:.$Q$17];[.$C31]+1;[.K$4]+1))" office:value-type="string" office:string-value="2">
            <text:p>2</text:p>
          </table:table-cell>
          <table:table-cell table:style-name="ce3" table:formula="of:=CHAR(INDEX([XOR.$B$2:.$Q$17];[.$B31]+1;[.L$3]+1 )*16+INDEX([XOR.$B$2:.$Q$17];[.$C31]+1;[.L$4]+1))" office:value-type="string" office:string-value="1">
            <text:p>1</text:p>
          </table:table-cell>
          <table:table-cell table:style-name="ce3" table:formula="of:=CHAR(INDEX([XOR.$B$2:.$Q$17];[.$B31]+1;[.M$3]+1 )*16+INDEX([XOR.$B$2:.$Q$17];[.$C31]+1;[.M$4]+1))" office:value-type="string" office:string-value="0">
            <text:p>0</text:p>
          </table:table-cell>
          <table:table-cell table:style-name="ce3" table:formula="of:=CHAR(INDEX([XOR.$B$2:.$Q$17];[.$B31]+1;[.N$3]+1 )*16+INDEX([XOR.$B$2:.$Q$17];[.$C31]+1;[.N$4]+1))" office:value-type="string" office:string-value="?">
            <text:p>?</text:p>
          </table:table-cell>
          <table:table-cell table:style-name="ce3" table:formula="of:=CHAR(INDEX([XOR.$B$2:.$Q$17];[.$B31]+1;[.O$3]+1 )*16+INDEX([XOR.$B$2:.$Q$17];[.$C31]+1;[.O$4]+1))" office:value-type="string" office:string-value="&gt;">
            <text:p>&gt;</text:p>
          </table:table-cell>
          <table:table-cell table:style-name="ce3" table:formula="of:=CHAR(INDEX([XOR.$B$2:.$Q$17];[.$B31]+1;[.P$3]+1 )*16+INDEX([XOR.$B$2:.$Q$17];[.$C31]+1;[.P$4]+1))" office:value-type="string" office:string-value="=">
            <text:p>=</text:p>
          </table:table-cell>
          <table:table-cell table:style-name="ce3" table:formula="of:=CHAR(INDEX([XOR.$B$2:.$Q$17];[.$B31]+1;[.Q$3]+1 )*16+INDEX([XOR.$B$2:.$Q$17];[.$C31]+1;[.Q$4]+1))" office:value-type="string" office:string-value="&lt;">
            <text:p>&lt;</text:p>
          </table:table-cell>
          <table:table-cell table:style-name="ce3" table:formula="of:=CHAR(INDEX([XOR.$B$2:.$Q$17];[.$B31]+1;[.R$3]+1 )*16+INDEX([XOR.$B$2:.$Q$17];[.$C31]+1;[.R$4]+1))" office:value-type="string" office:string-value=";">
            <text:p>;</text:p>
          </table:table-cell>
          <table:table-cell table:style-name="ce3" table:formula="of:=CHAR(INDEX([XOR.$B$2:.$Q$17];[.$B31]+1;[.S$3]+1 )*16+INDEX([XOR.$B$2:.$Q$17];[.$C31]+1;[.S$4]+1))" office:value-type="string" office:string-value=":">
            <text:p>:</text:p>
          </table:table-cell>
          <table:table-cell table:style-name="ce3" table:formula="of:=CHAR(INDEX([XOR.$B$2:.$Q$17];[.$B31]+1;[.T$3]+1 )*16+INDEX([XOR.$B$2:.$Q$17];[.$C31]+1;[.T$4]+1))" office:value-type="string" office:string-value="9">
            <text:p>9</text:p>
          </table:table-cell>
          <table:table-cell table:style-name="ce3" table:formula="of:=CHAR(INDEX([XOR.$B$2:.$Q$17];[.$B31]+1;[.U$3]+1 )*16+INDEX([XOR.$B$2:.$Q$17];[.$C31]+1;[.U$4]+1))" office:value-type="string" office:string-value="8">
            <text:p>8</text:p>
          </table:table-cell>
          <table:table-cell table:style-name="ce3" table:formula="of:=CHAR(INDEX([XOR.$B$2:.$Q$17];[.$B31]+1;[.V$3]+1 )*16+INDEX([XOR.$B$2:.$Q$17];[.$C31]+1;[.V$4]+1))" office:value-type="string" office:string-value="'">
            <text:p>'</text:p>
          </table:table-cell>
          <table:table-cell table:style-name="ce3" table:formula="of:=CHAR(INDEX([XOR.$B$2:.$Q$17];[.$B31]+1;[.W$3]+1 )*16+INDEX([XOR.$B$2:.$Q$17];[.$C31]+1;[.W$4]+1))" office:value-type="string" office:string-value="&amp;">
            <text:p>&amp;</text:p>
          </table:table-cell>
          <table:table-cell table:style-name="ce3" table:formula="of:=CHAR(INDEX([XOR.$B$2:.$Q$17];[.$B31]+1;[.X$3]+1 )*16+INDEX([XOR.$B$2:.$Q$17];[.$C31]+1;[.X$4]+1))" office:value-type="string" office:string-value="%">
            <text:p>%</text:p>
          </table:table-cell>
          <table:table-cell table:style-name="ce3" table:formula="of:=CHAR(INDEX([XOR.$B$2:.$Q$17];[.$B31]+1;[.Y$3]+1 )*16+INDEX([XOR.$B$2:.$Q$17];[.$C31]+1;[.Y$4]+1))" office:value-type="string" office:string-value="$">
            <text:p>$</text:p>
          </table:table-cell>
          <table:table-cell table:style-name="ce3" table:formula="of:=CHAR(INDEX([XOR.$B$2:.$Q$17];[.$B31]+1;[.Z$3]+1 )*16+INDEX([XOR.$B$2:.$Q$17];[.$C31]+1;[.Z$4]+1))" office:value-type="string" office:string-value="#">
            <text:p>#</text:p>
          </table:table-cell>
          <table:table-cell table:style-name="ce3" table:formula="of:=CHAR(INDEX([XOR.$B$2:.$Q$17];[.$B31]+1;[.AA$3]+1 )*16+INDEX([XOR.$B$2:.$Q$17];[.$C31]+1;[.AA$4]+1))" office:value-type="string" office:string-value="&quot;">
            <text:p>"</text:p>
          </table:table-cell>
          <table:table-cell table:style-name="ce3" table:formula="of:=CHAR(INDEX([XOR.$B$2:.$Q$17];[.$B31]+1;[.AB$3]+1 )*16+INDEX([XOR.$B$2:.$Q$17];[.$C31]+1;[.AB$4]+1))" office:value-type="string" office:string-value="!">
            <text:p>!</text:p>
          </table:table-cell>
          <table:table-cell table:style-name="ce3" table:formula="of:=CHAR(INDEX([XOR.$B$2:.$Q$17];[.$B31]+1;[.AC$3]+1 )*16+INDEX([XOR.$B$2:.$Q$17];[.$C31]+1;[.AC$4]+1))" office:value-type="string" office:string-value=" ">
            <text:p><text:s/></text:p>
          </table:table-cell>
          <table:table-cell table:style-name="ce3" table:formula="of:=CHAR(INDEX([XOR.$B$2:.$Q$17];[.$B31]+1;[.AD$3]+1 )*16+INDEX([XOR.$B$2:.$Q$17];[.$C31]+1;[.AD$4]+1))" office:value-type="string" office:string-value="/">
            <text:p>/</text:p>
          </table:table-cell>
          <table:table-cell table:style-name="ce3" table:formula="of:=CHAR(INDEX([XOR.$B$2:.$Q$17];[.$B31]+1;[.AE$3]+1 )*16+INDEX([XOR.$B$2:.$Q$17];[.$C31]+1;[.AE$4]+1))" office:value-type="string" office:string-value=".">
            <text:p>.</text:p>
          </table:table-cell>
          <table:table-cell table:style-name="ce3" table:formula="of:=CHAR(INDEX([XOR.$B$2:.$Q$17];[.$B31]+1;[.AF$3]+1 )*16+INDEX([XOR.$B$2:.$Q$17];[.$C31]+1;[.AF$4]+1))" office:value-type="string" office:string-value="-">
            <text:p>-</text:p>
          </table:table-cell>
          <table:table-cell table:style-name="ce3" table:formula="of:=CHAR(INDEX([XOR.$B$2:.$Q$17];[.$B31]+1;[.AG$3]+1 )*16+INDEX([XOR.$B$2:.$Q$17];[.$C31]+1;[.AG$4]+1))" office:value-type="string" office:string-value=",">
            <text:p>,</text:p>
          </table:table-cell>
          <table:table-cell table:style-name="ce3" table:formula="of:=CHAR(INDEX([XOR.$B$2:.$Q$17];[.$B31]+1;[.AH$3]+1 )*16+INDEX([XOR.$B$2:.$Q$17];[.$C31]+1;[.AH$4]+1))" office:value-type="string" office:string-value="+">
            <text:p>+</text:p>
          </table:table-cell>
          <table:table-cell table:style-name="ce3" table:formula="of:=CHAR(INDEX([XOR.$B$2:.$Q$17];[.$B31]+1;[.AI$3]+1 )*16+INDEX([XOR.$B$2:.$Q$17];[.$C31]+1;[.AI$4]+1))" office:value-type="string" office:string-value="*">
            <text:p>*</text:p>
          </table:table-cell>
          <table:table-cell table:style-name="ce3" table:formula="of:=CHAR(INDEX([XOR.$B$2:.$Q$17];[.$B31]+1;[.AJ$3]+1 )*16+INDEX([XOR.$B$2:.$Q$17];[.$C31]+1;[.AJ$4]+1))" office:value-type="string" office:string-value=")">
            <text:p>)</text:p>
          </table:table-cell>
          <table:table-cell table:style-name="ce3" table:formula="of:=CHAR(INDEX([XOR.$B$2:.$Q$17];[.$B31]+1;[.AK$3]+1 )*16+INDEX([XOR.$B$2:.$Q$17];[.$C31]+1;[.AK$4]+1))" office:value-type="string" office:string-value="(">
            <text:p>(</text:p>
          </table:table-cell>
          <table:table-cell table:style-name="ce3" table:formula="of:=CHAR(INDEX([XOR.$B$2:.$Q$17];[.$B31]+1;[.AL$3]+1 )*16+INDEX([XOR.$B$2:.$Q$17];[.$C31]+1;[.AL$4]+1))" office:value-type="string" office:string-value="">
            <text:p/>
          </table:table-cell>
          <table:table-cell table:style-name="ce3" table:formula="of:=CHAR(INDEX([XOR.$B$2:.$Q$17];[.$B31]+1;[.AM$3]+1 )*16+INDEX([XOR.$B$2:.$Q$17];[.$C31]+1;[.AM$4]+1))" office:value-type="string" office:string-value="">
            <text:p/>
          </table:table-cell>
          <table:table-cell table:style-name="ce3" table:formula="of:=CHAR(INDEX([XOR.$B$2:.$Q$17];[.$B31]+1;[.AN$3]+1 )*16+INDEX([XOR.$B$2:.$Q$17];[.$C31]+1;[.AN$4]+1))" office:value-type="string" office:string-value="">
            <text:p/>
          </table:table-cell>
          <table:table-cell table:style-name="ce3" table:formula="of:=CHAR(INDEX([XOR.$B$2:.$Q$17];[.$B31]+1;[.AO$3]+1 )*16+INDEX([XOR.$B$2:.$Q$17];[.$C31]+1;[.AO$4]+1))" office:value-type="string" office:string-value="">
            <text:p/>
          </table:table-cell>
          <table:table-cell table:style-name="ce3" table:formula="of:=CHAR(INDEX([XOR.$B$2:.$Q$17];[.$B31]+1;[.AP$3]+1 )*16+INDEX([XOR.$B$2:.$Q$17];[.$C31]+1;[.AP$4]+1))" office:value-type="string" office:string-value="">
            <text:p/>
          </table:table-cell>
          <table:table-cell table:style-name="ce3" table:formula="of:=CHAR(INDEX([XOR.$B$2:.$Q$17];[.$B31]+1;[.AQ$3]+1 )*16+INDEX([XOR.$B$2:.$Q$17];[.$C31]+1;[.AQ$4]+1))" office:value-type="string" office:string-value="">
            <text:p/>
          </table:table-cell>
          <table:table-cell table:style-name="ce3" table:formula="of:=CHAR(INDEX([XOR.$B$2:.$Q$17];[.$B31]+1;[.AR$3]+1 )*16+INDEX([XOR.$B$2:.$Q$17];[.$C31]+1;[.AR$4]+1))" office:value-type="string" office:string-value="">
            <text:p/>
          </table:table-cell>
          <table:table-cell table:style-name="ce3" table:formula="of:=CHAR(INDEX([XOR.$B$2:.$Q$17];[.$B31]+1;[.AS$3]+1 )*16+INDEX([XOR.$B$2:.$Q$17];[.$C31]+1;[.AS$4]+1))" office:value-type="string" office:string-value="">
            <text:p/>
          </table:table-cell>
          <table:table-cell table:style-name="ce3" table:formula="of:=CHAR(INDEX([XOR.$B$2:.$Q$17];[.$B31]+1;[.AT$3]+1 )*16+INDEX([XOR.$B$2:.$Q$17];[.$C31]+1;[.AT$4]+1))" office:value-type="string" office:string-value="">
            <text:p/>
          </table:table-cell>
          <table:table-cell table:style-name="ce3" table:formula="of:=CHAR(INDEX([XOR.$B$2:.$Q$17];[.$B31]+1;[.AU$3]+1 )*16+INDEX([XOR.$B$2:.$Q$17];[.$C31]+1;[.AU$4]+1))" office:value-type="string" office:string-value="">
            <text:p/>
          </table:table-cell>
          <table:table-cell table:style-name="ce3" table:formula="of:=CHAR(INDEX([XOR.$B$2:.$Q$17];[.$B31]+1;[.AV$3]+1 )*16+INDEX([XOR.$B$2:.$Q$17];[.$C31]+1;[.AV$4]+1))" office:value-type="string" office:string-value="">
            <text:p/>
          </table:table-cell>
          <table:table-cell table:style-name="ce3" table:formula="of:=CHAR(INDEX([XOR.$B$2:.$Q$17];[.$B31]+1;[.AW$3]+1 )*16+INDEX([XOR.$B$2:.$Q$17];[.$C31]+1;[.AW$4]+1))" office:value-type="string" office:string-value="">
            <text:p/>
          </table:table-cell>
          <table:table-cell table:style-name="ce3" table:formula="of:=CHAR(INDEX([XOR.$B$2:.$Q$17];[.$B31]+1;[.AX$3]+1 )*16+INDEX([XOR.$B$2:.$Q$17];[.$C31]+1;[.AX$4]+1))" office:value-type="string" office:string-value="">
            <text:p/>
          </table:table-cell>
          <table:table-cell table:style-name="ce3" table:formula="of:=CHAR(INDEX([XOR.$B$2:.$Q$17];[.$B31]+1;[.AY$3]+1 )*16+INDEX([XOR.$B$2:.$Q$17];[.$C31]+1;[.AY$4]+1))" office:value-type="string" office:string-value="">
            <text:p/>
          </table:table-cell>
          <table:table-cell table:style-name="ce3" table:formula="of:=CHAR(INDEX([XOR.$B$2:.$Q$17];[.$B31]+1;[.AZ$3]+1 )*16+INDEX([XOR.$B$2:.$Q$17];[.$C31]+1;[.AZ$4]+1))" office:value-type="string" office:string-value="">
            <text:p/>
          </table:table-cell>
          <table:table-cell table:style-name="ce3" table:formula="of:=CHAR(INDEX([XOR.$B$2:.$Q$17];[.$B31]+1;[.BA$3]+1 )*16+INDEX([XOR.$B$2:.$Q$17];[.$C31]+1;[.BA$4]+1))" office:value-type="string" office:string-value="">
            <text:p/>
          </table:table-cell>
          <table:table-cell table:style-name="ce3" table:formula="of:=CHAR(INDEX([XOR.$B$2:.$Q$17];[.$B31]+1;[.BB$3]+1 )*16+INDEX([XOR.$B$2:.$Q$17];[.$C31]+1;[.BB$4]+1))" office:value-type="string" office:string-value="">
            <text:p/>
          </table:table-cell>
          <table:table-cell table:style-name="ce3" table:formula="of:=CHAR(INDEX([XOR.$B$2:.$Q$17];[.$B31]+1;[.BC$3]+1 )*16+INDEX([XOR.$B$2:.$Q$17];[.$C31]+1;[.BC$4]+1))" office:value-type="string" office:string-value="">
            <text:p/>
          </table:table-cell>
          <table:table-cell table:style-name="ce3" table:formula="of:=CHAR(INDEX([XOR.$B$2:.$Q$17];[.$B31]+1;[.BD$3]+1 )*16+INDEX([XOR.$B$2:.$Q$17];[.$C31]+1;[.BD$4]+1))" office:value-type="string" office:string-value="">
            <text:p/>
          </table:table-cell>
          <table:table-cell table:style-name="ce3" table:formula="of:=CHAR(INDEX([XOR.$B$2:.$Q$17];[.$B31]+1;[.BE$3]+1 )*16+INDEX([XOR.$B$2:.$Q$17];[.$C31]+1;[.BE$4]+1))" office:value-type="string" office:string-value="">
            <text:p/>
          </table:table-cell>
          <table:table-cell table:style-name="ce3" table:formula="of:=CHAR(INDEX([XOR.$B$2:.$Q$17];[.$B31]+1;[.BF$3]+1 )*16+INDEX([XOR.$B$2:.$Q$17];[.$C31]+1;[.BF$4]+1))" office:value-type="string" office:string-value="">
            <text:p/>
          </table:table-cell>
          <table:table-cell table:style-name="ce3" table:formula="of:=CHAR(INDEX([XOR.$B$2:.$Q$17];[.$B31]+1;[.BG$3]+1 )*16+INDEX([XOR.$B$2:.$Q$17];[.$C31]+1;[.BG$4]+1))" office:value-type="string" office:string-value="">
            <text:p/>
          </table:table-cell>
          <table:table-cell table:style-name="ce3" table:formula="of:=CHAR(INDEX([XOR.$B$2:.$Q$17];[.$B31]+1;[.BH$3]+1 )*16+INDEX([XOR.$B$2:.$Q$17];[.$C31]+1;[.BH$4]+1))" office:value-type="string" office:string-value="">
            <text:p/>
          </table:table-cell>
          <table:table-cell table:style-name="ce3" table:formula="of:=CHAR(INDEX([XOR.$B$2:.$Q$17];[.$B31]+1;[.BI$3]+1 )*16+INDEX([XOR.$B$2:.$Q$17];[.$C31]+1;[.BI$4]+1))" office:value-type="string" office:string-value="">
            <text:p/>
          </table:table-cell>
          <table:table-cell table:style-name="ce3" table:formula="of:=CHAR(INDEX([XOR.$B$2:.$Q$17];[.$B31]+1;[.BJ$3]+1 )*16+INDEX([XOR.$B$2:.$Q$17];[.$C31]+1;[.BJ$4]+1))" office:value-type="string" office:string-value="">
            <text:p/>
          </table:table-cell>
          <table:table-cell table:style-name="ce3" table:formula="of:=CHAR(INDEX([XOR.$B$2:.$Q$17];[.$B31]+1;[.BK$3]+1 )*16+INDEX([XOR.$B$2:.$Q$17];[.$C31]+1;[.BK$4]+1))" office:value-type="string" office:string-value="">
            <text:p/>
          </table:table-cell>
          <table:table-cell table:style-name="ce3" table:formula="of:=CHAR(INDEX([XOR.$B$2:.$Q$17];[.$B31]+1;[.BL$3]+1 )*16+INDEX([XOR.$B$2:.$Q$17];[.$C31]+1;[.BL$4]+1))" office:value-type="string" office:string-value="&#13;">
            <text:p></text:p>
          </table:table-cell>
          <table:table-cell table:style-name="ce3" table:formula="of:=CHAR(INDEX([XOR.$B$2:.$Q$17];[.$B31]+1;[.BM$3]+1 )*16+INDEX([XOR.$B$2:.$Q$17];[.$C31]+1;[.BM$4]+1))" office:value-type="string" office:string-value="">
            <text:p/>
          </table:table-cell>
          <table:table-cell table:style-name="ce3" table:formula="of:=CHAR(INDEX([XOR.$B$2:.$Q$17];[.$B31]+1;[.BN$3]+1 )*16+INDEX([XOR.$B$2:.$Q$17];[.$C31]+1;[.BN$4]+1))" office:value-type="string" office:string-value="">
            <text:p/>
          </table:table-cell>
          <table:table-cell table:style-name="ce3" table:formula="of:=CHAR(INDEX([XOR.$B$2:.$Q$17];[.$B31]+1;[.BO$3]+1 )*16+INDEX([XOR.$B$2:.$Q$17];[.$C31]+1;[.BO$4]+1))" office:value-type="string" office:string-value="&#10;">
            <text:p><text:line-break/></text:p>
          </table:table-cell>
          <table:table-cell table:style-name="ce3" table:formula="of:=CHAR(INDEX([XOR.$B$2:.$Q$17];[.$B31]+1;[.BP$3]+1 )*16+INDEX([XOR.$B$2:.$Q$17];[.$C31]+1;[.BP$4]+1))" office:value-type="string" office:string-value="&#9;">
            <text:p><text:tab/></text:p>
          </table:table-cell>
          <table:table-cell table:style-name="ce3" table:formula="of:=CHAR(INDEX([XOR.$B$2:.$Q$17];[.$B31]+1;[.BQ$3]+1 )*16+INDEX([XOR.$B$2:.$Q$17];[.$C31]+1;[.BQ$4]+1))" office:value-type="string" office:string-value="">
            <text:p/>
          </table:table-cell>
          <table:table-cell table:style-name="ce3" table:formula="of:=CHAR(INDEX([XOR.$B$2:.$Q$17];[.$B31]+1;[.BR$3]+1 )*16+INDEX([XOR.$B$2:.$Q$17];[.$C31]+1;[.BR$4]+1))" office:value-type="string" office:string-value="w">
            <text:p>w</text:p>
          </table:table-cell>
          <table:table-cell table:style-name="ce3" table:formula="of:=CHAR(INDEX([XOR.$B$2:.$Q$17];[.$B31]+1;[.BS$3]+1 )*16+INDEX([XOR.$B$2:.$Q$17];[.$C31]+1;[.BS$4]+1))" office:value-type="string" office:string-value="v">
            <text:p>v</text:p>
          </table:table-cell>
          <table:table-cell table:style-name="ce3" table:formula="of:=CHAR(INDEX([XOR.$B$2:.$Q$17];[.$B31]+1;[.BT$3]+1 )*16+INDEX([XOR.$B$2:.$Q$17];[.$C31]+1;[.BT$4]+1))" office:value-type="string" office:string-value="u">
            <text:p>u</text:p>
          </table:table-cell>
          <table:table-cell table:style-name="ce3" table:formula="of:=CHAR(INDEX([XOR.$B$2:.$Q$17];[.$B31]+1;[.BU$3]+1 )*16+INDEX([XOR.$B$2:.$Q$17];[.$C31]+1;[.BU$4]+1))" office:value-type="string" office:string-value="t">
            <text:p>t</text:p>
          </table:table-cell>
          <table:table-cell table:style-name="ce3" table:formula="of:=CHAR(INDEX([XOR.$B$2:.$Q$17];[.$B31]+1;[.BV$3]+1 )*16+INDEX([XOR.$B$2:.$Q$17];[.$C31]+1;[.BV$4]+1))" office:value-type="string" office:string-value="s">
            <text:p>s</text:p>
          </table:table-cell>
          <table:table-cell table:style-name="ce3" table:formula="of:=CHAR(INDEX([XOR.$B$2:.$Q$17];[.$B31]+1;[.BW$3]+1 )*16+INDEX([XOR.$B$2:.$Q$17];[.$C31]+1;[.BW$4]+1))" office:value-type="string" office:string-value="r">
            <text:p>r</text:p>
          </table:table-cell>
          <table:table-cell table:style-name="ce3" table:formula="of:=CHAR(INDEX([XOR.$B$2:.$Q$17];[.$B31]+1;[.BX$3]+1 )*16+INDEX([XOR.$B$2:.$Q$17];[.$C31]+1;[.BX$4]+1))" office:value-type="string" office:string-value="q">
            <text:p>q</text:p>
          </table:table-cell>
          <table:table-cell table:style-name="ce3" table:formula="of:=CHAR(INDEX([XOR.$B$2:.$Q$17];[.$B31]+1;[.BY$3]+1 )*16+INDEX([XOR.$B$2:.$Q$17];[.$C31]+1;[.BY$4]+1))" office:value-type="string" office:string-value="p">
            <text:p>p</text:p>
          </table:table-cell>
          <table:table-cell table:style-name="ce3" table:formula="of:=CHAR(INDEX([XOR.$B$2:.$Q$17];[.$B31]+1;[.BZ$3]+1 )*16+INDEX([XOR.$B$2:.$Q$17];[.$C31]+1;[.BZ$4]+1))" office:value-type="string" office:string-value="">
            <text:p></text:p>
          </table:table-cell>
          <table:table-cell table:style-name="ce3" table:formula="of:=CHAR(INDEX([XOR.$B$2:.$Q$17];[.$B31]+1;[.CA$3]+1 )*16+INDEX([XOR.$B$2:.$Q$17];[.$C31]+1;[.CA$4]+1))" office:value-type="string" office:string-value="~">
            <text:p>~</text:p>
          </table:table-cell>
          <table:table-cell table:style-name="ce3" table:formula="of:=CHAR(INDEX([XOR.$B$2:.$Q$17];[.$B31]+1;[.CB$3]+1 )*16+INDEX([XOR.$B$2:.$Q$17];[.$C31]+1;[.CB$4]+1))" office:value-type="string" office:string-value="}">
            <text:p>}</text:p>
          </table:table-cell>
          <table:table-cell table:style-name="ce3" table:formula="of:=CHAR(INDEX([XOR.$B$2:.$Q$17];[.$B31]+1;[.CC$3]+1 )*16+INDEX([XOR.$B$2:.$Q$17];[.$C31]+1;[.CC$4]+1))" office:value-type="string" office:string-value="|">
            <text:p>|</text:p>
          </table:table-cell>
          <table:table-cell table:style-name="ce3" table:formula="of:=CHAR(INDEX([XOR.$B$2:.$Q$17];[.$B31]+1;[.CD$3]+1 )*16+INDEX([XOR.$B$2:.$Q$17];[.$C31]+1;[.CD$4]+1))" office:value-type="string" office:string-value="{">
            <text:p>{</text:p>
          </table:table-cell>
          <table:table-cell table:style-name="ce3" table:formula="of:=CHAR(INDEX([XOR.$B$2:.$Q$17];[.$B31]+1;[.CE$3]+1 )*16+INDEX([XOR.$B$2:.$Q$17];[.$C31]+1;[.CE$4]+1))" office:value-type="string" office:string-value="z">
            <text:p>z</text:p>
          </table:table-cell>
          <table:table-cell table:style-name="ce3" table:formula="of:=CHAR(INDEX([XOR.$B$2:.$Q$17];[.$B31]+1;[.CF$3]+1 )*16+INDEX([XOR.$B$2:.$Q$17];[.$C31]+1;[.CF$4]+1))" office:value-type="string" office:string-value="y">
            <text:p>y</text:p>
          </table:table-cell>
          <table:table-cell table:style-name="ce3" table:formula="of:=CHAR(INDEX([XOR.$B$2:.$Q$17];[.$B31]+1;[.CG$3]+1 )*16+INDEX([XOR.$B$2:.$Q$17];[.$C31]+1;[.CG$4]+1))" office:value-type="string" office:string-value="x">
            <text:p>x</text:p>
          </table:table-cell>
          <table:table-cell table:style-name="ce3" table:formula="of:=CHAR(INDEX([XOR.$B$2:.$Q$17];[.$B31]+1;[.CH$3]+1 )*16+INDEX([XOR.$B$2:.$Q$17];[.$C31]+1;[.CH$4]+1))" office:value-type="string" office:string-value="g">
            <text:p>g</text:p>
          </table:table-cell>
          <table:table-cell table:style-name="ce3" table:formula="of:=CHAR(INDEX([XOR.$B$2:.$Q$17];[.$B31]+1;[.CI$3]+1 )*16+INDEX([XOR.$B$2:.$Q$17];[.$C31]+1;[.CI$4]+1))" office:value-type="string" office:string-value="f">
            <text:p>f</text:p>
          </table:table-cell>
          <table:table-cell table:style-name="ce3" table:formula="of:=CHAR(INDEX([XOR.$B$2:.$Q$17];[.$B31]+1;[.CJ$3]+1 )*16+INDEX([XOR.$B$2:.$Q$17];[.$C31]+1;[.CJ$4]+1))" office:value-type="string" office:string-value="e">
            <text:p>e</text:p>
          </table:table-cell>
          <table:table-cell table:style-name="ce3" table:formula="of:=CHAR(INDEX([XOR.$B$2:.$Q$17];[.$B31]+1;[.CK$3]+1 )*16+INDEX([XOR.$B$2:.$Q$17];[.$C31]+1;[.CK$4]+1))" office:value-type="string" office:string-value="d">
            <text:p>d</text:p>
          </table:table-cell>
          <table:table-cell table:style-name="ce3" table:formula="of:=CHAR(INDEX([XOR.$B$2:.$Q$17];[.$B31]+1;[.CL$3]+1 )*16+INDEX([XOR.$B$2:.$Q$17];[.$C31]+1;[.CL$4]+1))" office:value-type="string" office:string-value="c">
            <text:p>c</text:p>
          </table:table-cell>
          <table:table-cell table:style-name="ce3" table:formula="of:=CHAR(INDEX([XOR.$B$2:.$Q$17];[.$B31]+1;[.CM$3]+1 )*16+INDEX([XOR.$B$2:.$Q$17];[.$C31]+1;[.CM$4]+1))" office:value-type="string" office:string-value="b">
            <text:p>b</text:p>
          </table:table-cell>
          <table:table-cell table:style-name="ce3" table:formula="of:=CHAR(INDEX([XOR.$B$2:.$Q$17];[.$B31]+1;[.CN$3]+1 )*16+INDEX([XOR.$B$2:.$Q$17];[.$C31]+1;[.CN$4]+1))" office:value-type="string" office:string-value="a">
            <text:p>a</text:p>
          </table:table-cell>
          <table:table-cell table:style-name="ce3" table:formula="of:=CHAR(INDEX([XOR.$B$2:.$Q$17];[.$B31]+1;[.CO$3]+1 )*16+INDEX([XOR.$B$2:.$Q$17];[.$C31]+1;[.CO$4]+1))" office:value-type="string" office:string-value="`">
            <text:p>`</text:p>
          </table:table-cell>
          <table:table-cell table:style-name="ce8" table:formula="of:=CHAR(INDEX([XOR.$B$2:.$Q$17];[.$B31]+1;[.CP$3]+1 )*16+INDEX([XOR.$B$2:.$Q$17];[.$C31]+1;[.CP$4]+1))" office:value-type="string" office:string-value="o">
            <text:p>o</text:p>
          </table:table-cell>
          <table:table-cell table:style-name="ce3" table:formula="of:=CHAR(INDEX([XOR.$B$2:.$Q$17];[.$B31]+1;[.CQ$3]+1 )*16+INDEX([XOR.$B$2:.$Q$17];[.$C31]+1;[.CQ$4]+1))" office:value-type="string" office:string-value="n">
            <text:p>n</text:p>
          </table:table-cell>
          <table:table-cell table:style-name="ce3" table:formula="of:=CHAR(INDEX([XOR.$B$2:.$Q$17];[.$B31]+1;[.CR$3]+1 )*16+INDEX([XOR.$B$2:.$Q$17];[.$C31]+1;[.CR$4]+1))" office:value-type="string" office:string-value="m">
            <text:p>m</text:p>
          </table:table-cell>
          <table:table-cell table:style-name="ce3" table:formula="of:=CHAR(INDEX([XOR.$B$2:.$Q$17];[.$B31]+1;[.CS$3]+1 )*16+INDEX([XOR.$B$2:.$Q$17];[.$C31]+1;[.CS$4]+1))" office:value-type="string" office:string-value="l">
            <text:p>l</text:p>
          </table:table-cell>
          <table:table-cell table:style-name="ce3" table:formula="of:=CHAR(INDEX([XOR.$B$2:.$Q$17];[.$B31]+1;[.CT$3]+1 )*16+INDEX([XOR.$B$2:.$Q$17];[.$C31]+1;[.CT$4]+1))" office:value-type="string" office:string-value="k">
            <text:p>k</text:p>
          </table:table-cell>
          <table:table-cell table:style-name="ce3" table:formula="of:=CHAR(INDEX([XOR.$B$2:.$Q$17];[.$B31]+1;[.CU$3]+1 )*16+INDEX([XOR.$B$2:.$Q$17];[.$C31]+1;[.CU$4]+1))" office:value-type="string" office:string-value="j">
            <text:p>j</text:p>
          </table:table-cell>
          <table:table-cell table:style-name="ce3" table:formula="of:=CHAR(INDEX([XOR.$B$2:.$Q$17];[.$B31]+1;[.CV$3]+1 )*16+INDEX([XOR.$B$2:.$Q$17];[.$C31]+1;[.CV$4]+1))" office:value-type="string" office:string-value="i">
            <text:p>i</text:p>
          </table:table-cell>
          <table:table-cell table:style-name="ce3" table:formula="of:=CHAR(INDEX([XOR.$B$2:.$Q$17];[.$B31]+1;[.CW$3]+1 )*16+INDEX([XOR.$B$2:.$Q$17];[.$C31]+1;[.CW$4]+1))" office:value-type="string" office:string-value="h">
            <text:p>h</text:p>
          </table:table-cell>
          <table:table-cell table:style-name="ce3" table:formula="of:=CHAR(INDEX([XOR.$B$2:.$Q$17];[.$B31]+1;[.CX$3]+1 )*16+INDEX([XOR.$B$2:.$Q$17];[.$C31]+1;[.CX$4]+1))" office:value-type="string" office:string-value="W">
            <text:p>W</text:p>
          </table:table-cell>
          <table:table-cell table:style-name="ce3" table:formula="of:=CHAR(INDEX([XOR.$B$2:.$Q$17];[.$B31]+1;[.CY$3]+1 )*16+INDEX([XOR.$B$2:.$Q$17];[.$C31]+1;[.CY$4]+1))" office:value-type="string" office:string-value="V">
            <text:p>V</text:p>
          </table:table-cell>
          <table:table-cell table:style-name="ce3" table:formula="of:=CHAR(INDEX([XOR.$B$2:.$Q$17];[.$B31]+1;[.CZ$3]+1 )*16+INDEX([XOR.$B$2:.$Q$17];[.$C31]+1;[.CZ$4]+1))" office:value-type="string" office:string-value="U">
            <text:p>U</text:p>
          </table:table-cell>
          <table:table-cell table:style-name="ce3" table:formula="of:=CHAR(INDEX([XOR.$B$2:.$Q$17];[.$B31]+1;[.DA$3]+1 )*16+INDEX([XOR.$B$2:.$Q$17];[.$C31]+1;[.DA$4]+1))" office:value-type="string" office:string-value="T">
            <text:p>T</text:p>
          </table:table-cell>
          <table:table-cell table:style-name="ce3" table:formula="of:=CHAR(INDEX([XOR.$B$2:.$Q$17];[.$B31]+1;[.DB$3]+1 )*16+INDEX([XOR.$B$2:.$Q$17];[.$C31]+1;[.DB$4]+1))" office:value-type="string" office:string-value="S">
            <text:p>S</text:p>
          </table:table-cell>
          <table:table-cell table:style-name="ce3" table:formula="of:=CHAR(INDEX([XOR.$B$2:.$Q$17];[.$B31]+1;[.DC$3]+1 )*16+INDEX([XOR.$B$2:.$Q$17];[.$C31]+1;[.DC$4]+1))" office:value-type="string" office:string-value="R">
            <text:p>R</text:p>
          </table:table-cell>
          <table:table-cell table:style-name="ce3" table:formula="of:=CHAR(INDEX([XOR.$B$2:.$Q$17];[.$B31]+1;[.DD$3]+1 )*16+INDEX([XOR.$B$2:.$Q$17];[.$C31]+1;[.DD$4]+1))" office:value-type="string" office:string-value="Q">
            <text:p>Q</text:p>
          </table:table-cell>
          <table:table-cell table:style-name="ce3" table:formula="of:=CHAR(INDEX([XOR.$B$2:.$Q$17];[.$B31]+1;[.DE$3]+1 )*16+INDEX([XOR.$B$2:.$Q$17];[.$C31]+1;[.DE$4]+1))" office:value-type="string" office:string-value="P">
            <text:p>P</text:p>
          </table:table-cell>
          <table:table-cell table:style-name="ce3" table:formula="of:=CHAR(INDEX([XOR.$B$2:.$Q$17];[.$B31]+1;[.DF$3]+1 )*16+INDEX([XOR.$B$2:.$Q$17];[.$C31]+1;[.DF$4]+1))" office:value-type="string" office:string-value="_">
            <text:p>_</text:p>
          </table:table-cell>
          <table:table-cell table:style-name="ce3" table:formula="of:=CHAR(INDEX([XOR.$B$2:.$Q$17];[.$B31]+1;[.DG$3]+1 )*16+INDEX([XOR.$B$2:.$Q$17];[.$C31]+1;[.DG$4]+1))" office:value-type="string" office:string-value="^">
            <text:p>^</text:p>
          </table:table-cell>
          <table:table-cell table:style-name="ce3" table:formula="of:=CHAR(INDEX([XOR.$B$2:.$Q$17];[.$B31]+1;[.DH$3]+1 )*16+INDEX([XOR.$B$2:.$Q$17];[.$C31]+1;[.DH$4]+1))" office:value-type="string" office:string-value="]">
            <text:p>]</text:p>
          </table:table-cell>
          <table:table-cell table:style-name="ce3" table:formula="of:=CHAR(INDEX([XOR.$B$2:.$Q$17];[.$B31]+1;[.DI$3]+1 )*16+INDEX([XOR.$B$2:.$Q$17];[.$C31]+1;[.DI$4]+1))" office:value-type="string" office:string-value="\">
            <text:p>\</text:p>
          </table:table-cell>
          <table:table-cell table:style-name="ce3" table:formula="of:=CHAR(INDEX([XOR.$B$2:.$Q$17];[.$B31]+1;[.DJ$3]+1 )*16+INDEX([XOR.$B$2:.$Q$17];[.$C31]+1;[.DJ$4]+1))" office:value-type="string" office:string-value="[">
            <text:p>[</text:p>
          </table:table-cell>
          <table:table-cell table:style-name="ce3" table:formula="of:=CHAR(INDEX([XOR.$B$2:.$Q$17];[.$B31]+1;[.DK$3]+1 )*16+INDEX([XOR.$B$2:.$Q$17];[.$C31]+1;[.DK$4]+1))" office:value-type="string" office:string-value="Z">
            <text:p>Z</text:p>
          </table:table-cell>
          <table:table-cell table:style-name="ce3" table:formula="of:=CHAR(INDEX([XOR.$B$2:.$Q$17];[.$B31]+1;[.DL$3]+1 )*16+INDEX([XOR.$B$2:.$Q$17];[.$C31]+1;[.DL$4]+1))" office:value-type="string" office:string-value="Y">
            <text:p>Y</text:p>
          </table:table-cell>
          <table:table-cell table:style-name="ce3" table:formula="of:=CHAR(INDEX([XOR.$B$2:.$Q$17];[.$B31]+1;[.DM$3]+1 )*16+INDEX([XOR.$B$2:.$Q$17];[.$C31]+1;[.DM$4]+1))" office:value-type="string" office:string-value="X">
            <text:p>X</text:p>
          </table:table-cell>
          <table:table-cell table:style-name="ce3" table:formula="of:=CHAR(INDEX([XOR.$B$2:.$Q$17];[.$B31]+1;[.DN$3]+1 )*16+INDEX([XOR.$B$2:.$Q$17];[.$C31]+1;[.DN$4]+1))" office:value-type="string" office:string-value="G">
            <text:p>G</text:p>
          </table:table-cell>
          <table:table-cell table:style-name="ce3" table:formula="of:=CHAR(INDEX([XOR.$B$2:.$Q$17];[.$B31]+1;[.DO$3]+1 )*16+INDEX([XOR.$B$2:.$Q$17];[.$C31]+1;[.DO$4]+1))" office:value-type="string" office:string-value="F">
            <text:p>F</text:p>
          </table:table-cell>
          <table:table-cell table:style-name="ce3" table:formula="of:=CHAR(INDEX([XOR.$B$2:.$Q$17];[.$B31]+1;[.DP$3]+1 )*16+INDEX([XOR.$B$2:.$Q$17];[.$C31]+1;[.DP$4]+1))" office:value-type="string" office:string-value="E">
            <text:p>E</text:p>
          </table:table-cell>
          <table:table-cell table:style-name="ce3" table:formula="of:=CHAR(INDEX([XOR.$B$2:.$Q$17];[.$B31]+1;[.DQ$3]+1 )*16+INDEX([XOR.$B$2:.$Q$17];[.$C31]+1;[.DQ$4]+1))" office:value-type="string" office:string-value="D">
            <text:p>D</text:p>
          </table:table-cell>
          <table:table-cell table:style-name="ce3" table:formula="of:=CHAR(INDEX([XOR.$B$2:.$Q$17];[.$B31]+1;[.DR$3]+1 )*16+INDEX([XOR.$B$2:.$Q$17];[.$C31]+1;[.DR$4]+1))" office:value-type="string" office:string-value="C">
            <text:p>C</text:p>
          </table:table-cell>
          <table:table-cell table:style-name="ce3" table:formula="of:=CHAR(INDEX([XOR.$B$2:.$Q$17];[.$B31]+1;[.DS$3]+1 )*16+INDEX([XOR.$B$2:.$Q$17];[.$C31]+1;[.DS$4]+1))" office:value-type="string" office:string-value="B">
            <text:p>B</text:p>
          </table:table-cell>
          <table:table-cell table:style-name="ce3" table:formula="of:=CHAR(INDEX([XOR.$B$2:.$Q$17];[.$B31]+1;[.DT$3]+1 )*16+INDEX([XOR.$B$2:.$Q$17];[.$C31]+1;[.DT$4]+1))" office:value-type="string" office:string-value="A">
            <text:p>A</text:p>
          </table:table-cell>
          <table:table-cell table:style-name="ce3" table:formula="of:=CHAR(INDEX([XOR.$B$2:.$Q$17];[.$B31]+1;[.DU$3]+1 )*16+INDEX([XOR.$B$2:.$Q$17];[.$C31]+1;[.DU$4]+1))" office:value-type="string" office:string-value="@">
            <text:p>@</text:p>
          </table:table-cell>
          <table:table-cell table:style-name="ce3" table:formula="of:=CHAR(INDEX([XOR.$B$2:.$Q$17];[.$B31]+1;[.DV$3]+1 )*16+INDEX([XOR.$B$2:.$Q$17];[.$C31]+1;[.DV$4]+1))" office:value-type="string" office:string-value="O">
            <text:p>O</text:p>
          </table:table-cell>
          <table:table-cell table:style-name="ce3" table:formula="of:=CHAR(INDEX([XOR.$B$2:.$Q$17];[.$B31]+1;[.DW$3]+1 )*16+INDEX([XOR.$B$2:.$Q$17];[.$C31]+1;[.DW$4]+1))" office:value-type="string" office:string-value="N">
            <text:p>N</text:p>
          </table:table-cell>
          <table:table-cell table:style-name="ce3" table:formula="of:=CHAR(INDEX([XOR.$B$2:.$Q$17];[.$B31]+1;[.DX$3]+1 )*16+INDEX([XOR.$B$2:.$Q$17];[.$C31]+1;[.DX$4]+1))" office:value-type="string" office:string-value="M">
            <text:p>M</text:p>
          </table:table-cell>
          <table:table-cell table:style-name="ce3" table:formula="of:=CHAR(INDEX([XOR.$B$2:.$Q$17];[.$B31]+1;[.DY$3]+1 )*16+INDEX([XOR.$B$2:.$Q$17];[.$C31]+1;[.DY$4]+1))" office:value-type="string" office:string-value="L">
            <text:p>L</text:p>
          </table:table-cell>
          <table:table-cell table:style-name="ce3" table:formula="of:=CHAR(INDEX([XOR.$B$2:.$Q$17];[.$B31]+1;[.DZ$3]+1 )*16+INDEX([XOR.$B$2:.$Q$17];[.$C31]+1;[.DZ$4]+1))" office:value-type="string" office:string-value="K">
            <text:p>K</text:p>
          </table:table-cell>
          <table:table-cell table:style-name="ce3" table:formula="of:=CHAR(INDEX([XOR.$B$2:.$Q$17];[.$B31]+1;[.EA$3]+1 )*16+INDEX([XOR.$B$2:.$Q$17];[.$C31]+1;[.EA$4]+1))" office:value-type="string" office:string-value="J">
            <text:p>J</text:p>
          </table:table-cell>
          <table:table-cell table:style-name="ce3" table:formula="of:=CHAR(INDEX([XOR.$B$2:.$Q$17];[.$B31]+1;[.EB$3]+1 )*16+INDEX([XOR.$B$2:.$Q$17];[.$C31]+1;[.EB$4]+1))" office:value-type="string" office:string-value="I">
            <text:p>I</text:p>
          </table:table-cell>
          <table:table-cell table:style-name="ce3" table:formula="of:=CHAR(INDEX([XOR.$B$2:.$Q$17];[.$B31]+1;[.EC$3]+1 )*16+INDEX([XOR.$B$2:.$Q$17];[.$C31]+1;[.EC$4]+1))" office:value-type="string" office:string-value="H">
            <text:p>H</text:p>
          </table:table-cell>
          <table:table-cell table:style-name="ce3" table:number-columns-repeated="21"/>
        </table:table-row>
        <table:table-row table:style-name="ro4">
          <table:table-cell table:formula="of:=[.A31]+2" office:value-type="float" office:value="55">
            <text:p>55</text:p>
          </table:table-cell>
          <table:table-cell table:formula="of:=RIGHT(LEFT([.$B$1];[.A32]);1)" office:value-type="string" office:string-value="3">
            <text:p>3</text:p>
          </table:table-cell>
          <table:table-cell table:formula="of:=VLOOKUP(RIGHT(LEFT([.$B$1];[.A32]+1);1);[Sheet1.$A$2:.$C$17];3;0)" office:value-type="float" office:value="14">
            <text:p>14</text:p>
          </table:table-cell>
          <table:table-cell table:formula="of:=[.C32]+[.B32]*16" office:value-type="float" office:value="62">
            <text:p>62</text:p>
          </table:table-cell>
          <table:table-cell table:formula="of:=CHAR([.D32])" office:value-type="string" office:string-value="&gt;">
            <text:p>&gt;</text:p>
          </table:table-cell>
          <table:table-cell table:style-name="ce3" table:formula="of:=CHAR(INDEX([XOR.$B$2:.$Q$17];[.$B32]+1;[.F$3]+1 )*16+INDEX([XOR.$B$2:.$Q$17];[.$C32]+1;[.F$4]+1))" office:value-type="string" office:string-value="&gt;">
            <text:p>&gt;</text:p>
          </table:table-cell>
          <table:table-cell table:style-name="ce3" table:formula="of:=CHAR(INDEX([XOR.$B$2:.$Q$17];[.$B32]+1;[.G$3]+1 )*16+INDEX([XOR.$B$2:.$Q$17];[.$C32]+1;[.G$4]+1))" office:value-type="string" office:string-value="?">
            <text:p>?</text:p>
          </table:table-cell>
          <table:table-cell table:style-name="ce3" table:formula="of:=CHAR(INDEX([XOR.$B$2:.$Q$17];[.$B32]+1;[.H$3]+1 )*16+INDEX([XOR.$B$2:.$Q$17];[.$C32]+1;[.H$4]+1))" office:value-type="string" office:string-value="&lt;">
            <text:p>&lt;</text:p>
          </table:table-cell>
          <table:table-cell table:style-name="ce3" table:formula="of:=CHAR(INDEX([XOR.$B$2:.$Q$17];[.$B32]+1;[.I$3]+1 )*16+INDEX([XOR.$B$2:.$Q$17];[.$C32]+1;[.I$4]+1))" office:value-type="string" office:string-value="=">
            <text:p>=</text:p>
          </table:table-cell>
          <table:table-cell table:style-name="ce3" table:formula="of:=CHAR(INDEX([XOR.$B$2:.$Q$17];[.$B32]+1;[.J$3]+1 )*16+INDEX([XOR.$B$2:.$Q$17];[.$C32]+1;[.J$4]+1))" office:value-type="string" office:string-value=":">
            <text:p>:</text:p>
          </table:table-cell>
          <table:table-cell table:style-name="ce3" table:formula="of:=CHAR(INDEX([XOR.$B$2:.$Q$17];[.$B32]+1;[.K$3]+1 )*16+INDEX([XOR.$B$2:.$Q$17];[.$C32]+1;[.K$4]+1))" office:value-type="string" office:string-value=";">
            <text:p>;</text:p>
          </table:table-cell>
          <table:table-cell table:style-name="ce3" table:formula="of:=CHAR(INDEX([XOR.$B$2:.$Q$17];[.$B32]+1;[.L$3]+1 )*16+INDEX([XOR.$B$2:.$Q$17];[.$C32]+1;[.L$4]+1))" office:value-type="string" office:string-value="8">
            <text:p>8</text:p>
          </table:table-cell>
          <table:table-cell table:style-name="ce3" table:formula="of:=CHAR(INDEX([XOR.$B$2:.$Q$17];[.$B32]+1;[.M$3]+1 )*16+INDEX([XOR.$B$2:.$Q$17];[.$C32]+1;[.M$4]+1))" office:value-type="string" office:string-value="9">
            <text:p>9</text:p>
          </table:table-cell>
          <table:table-cell table:style-name="ce3" table:formula="of:=CHAR(INDEX([XOR.$B$2:.$Q$17];[.$B32]+1;[.N$3]+1 )*16+INDEX([XOR.$B$2:.$Q$17];[.$C32]+1;[.N$4]+1))" office:value-type="string" office:string-value="6">
            <text:p>6</text:p>
          </table:table-cell>
          <table:table-cell table:style-name="ce3" table:formula="of:=CHAR(INDEX([XOR.$B$2:.$Q$17];[.$B32]+1;[.O$3]+1 )*16+INDEX([XOR.$B$2:.$Q$17];[.$C32]+1;[.O$4]+1))" office:value-type="string" office:string-value="7">
            <text:p>7</text:p>
          </table:table-cell>
          <table:table-cell table:style-name="ce3" table:formula="of:=CHAR(INDEX([XOR.$B$2:.$Q$17];[.$B32]+1;[.P$3]+1 )*16+INDEX([XOR.$B$2:.$Q$17];[.$C32]+1;[.P$4]+1))" office:value-type="string" office:string-value="4">
            <text:p>4</text:p>
          </table:table-cell>
          <table:table-cell table:style-name="ce3" table:formula="of:=CHAR(INDEX([XOR.$B$2:.$Q$17];[.$B32]+1;[.Q$3]+1 )*16+INDEX([XOR.$B$2:.$Q$17];[.$C32]+1;[.Q$4]+1))" office:value-type="string" office:string-value="5">
            <text:p>5</text:p>
          </table:table-cell>
          <table:table-cell table:style-name="ce3" table:formula="of:=CHAR(INDEX([XOR.$B$2:.$Q$17];[.$B32]+1;[.R$3]+1 )*16+INDEX([XOR.$B$2:.$Q$17];[.$C32]+1;[.R$4]+1))" office:value-type="string" office:string-value="2">
            <text:p>2</text:p>
          </table:table-cell>
          <table:table-cell table:style-name="ce3" table:formula="of:=CHAR(INDEX([XOR.$B$2:.$Q$17];[.$B32]+1;[.S$3]+1 )*16+INDEX([XOR.$B$2:.$Q$17];[.$C32]+1;[.S$4]+1))" office:value-type="string" office:string-value="3">
            <text:p>3</text:p>
          </table:table-cell>
          <table:table-cell table:style-name="ce3" table:formula="of:=CHAR(INDEX([XOR.$B$2:.$Q$17];[.$B32]+1;[.T$3]+1 )*16+INDEX([XOR.$B$2:.$Q$17];[.$C32]+1;[.T$4]+1))" office:value-type="string" office:string-value="0">
            <text:p>0</text:p>
          </table:table-cell>
          <table:table-cell table:style-name="ce3" table:formula="of:=CHAR(INDEX([XOR.$B$2:.$Q$17];[.$B32]+1;[.U$3]+1 )*16+INDEX([XOR.$B$2:.$Q$17];[.$C32]+1;[.U$4]+1))" office:value-type="string" office:string-value="1">
            <text:p>1</text:p>
          </table:table-cell>
          <table:table-cell table:style-name="ce3" table:formula="of:=CHAR(INDEX([XOR.$B$2:.$Q$17];[.$B32]+1;[.V$3]+1 )*16+INDEX([XOR.$B$2:.$Q$17];[.$C32]+1;[.V$4]+1))" office:value-type="string" office:string-value=".">
            <text:p>.</text:p>
          </table:table-cell>
          <table:table-cell table:style-name="ce3" table:formula="of:=CHAR(INDEX([XOR.$B$2:.$Q$17];[.$B32]+1;[.W$3]+1 )*16+INDEX([XOR.$B$2:.$Q$17];[.$C32]+1;[.W$4]+1))" office:value-type="string" office:string-value="/">
            <text:p>/</text:p>
          </table:table-cell>
          <table:table-cell table:style-name="ce3" table:formula="of:=CHAR(INDEX([XOR.$B$2:.$Q$17];[.$B32]+1;[.X$3]+1 )*16+INDEX([XOR.$B$2:.$Q$17];[.$C32]+1;[.X$4]+1))" office:value-type="string" office:string-value=",">
            <text:p>,</text:p>
          </table:table-cell>
          <table:table-cell table:style-name="ce3" table:formula="of:=CHAR(INDEX([XOR.$B$2:.$Q$17];[.$B32]+1;[.Y$3]+1 )*16+INDEX([XOR.$B$2:.$Q$17];[.$C32]+1;[.Y$4]+1))" office:value-type="string" office:string-value="-">
            <text:p>-</text:p>
          </table:table-cell>
          <table:table-cell table:style-name="ce3" table:formula="of:=CHAR(INDEX([XOR.$B$2:.$Q$17];[.$B32]+1;[.Z$3]+1 )*16+INDEX([XOR.$B$2:.$Q$17];[.$C32]+1;[.Z$4]+1))" office:value-type="string" office:string-value="*">
            <text:p>*</text:p>
          </table:table-cell>
          <table:table-cell table:style-name="ce3" table:formula="of:=CHAR(INDEX([XOR.$B$2:.$Q$17];[.$B32]+1;[.AA$3]+1 )*16+INDEX([XOR.$B$2:.$Q$17];[.$C32]+1;[.AA$4]+1))" office:value-type="string" office:string-value="+">
            <text:p>+</text:p>
          </table:table-cell>
          <table:table-cell table:style-name="ce3" table:formula="of:=CHAR(INDEX([XOR.$B$2:.$Q$17];[.$B32]+1;[.AB$3]+1 )*16+INDEX([XOR.$B$2:.$Q$17];[.$C32]+1;[.AB$4]+1))" office:value-type="string" office:string-value="(">
            <text:p>(</text:p>
          </table:table-cell>
          <table:table-cell table:style-name="ce3" table:formula="of:=CHAR(INDEX([XOR.$B$2:.$Q$17];[.$B32]+1;[.AC$3]+1 )*16+INDEX([XOR.$B$2:.$Q$17];[.$C32]+1;[.AC$4]+1))" office:value-type="string" office:string-value=")">
            <text:p>)</text:p>
          </table:table-cell>
          <table:table-cell table:style-name="ce3" table:formula="of:=CHAR(INDEX([XOR.$B$2:.$Q$17];[.$B32]+1;[.AD$3]+1 )*16+INDEX([XOR.$B$2:.$Q$17];[.$C32]+1;[.AD$4]+1))" office:value-type="string" office:string-value="&amp;">
            <text:p>&amp;</text:p>
          </table:table-cell>
          <table:table-cell table:style-name="ce3" table:formula="of:=CHAR(INDEX([XOR.$B$2:.$Q$17];[.$B32]+1;[.AE$3]+1 )*16+INDEX([XOR.$B$2:.$Q$17];[.$C32]+1;[.AE$4]+1))" office:value-type="string" office:string-value="'">
            <text:p>'</text:p>
          </table:table-cell>
          <table:table-cell table:style-name="ce3" table:formula="of:=CHAR(INDEX([XOR.$B$2:.$Q$17];[.$B32]+1;[.AF$3]+1 )*16+INDEX([XOR.$B$2:.$Q$17];[.$C32]+1;[.AF$4]+1))" office:value-type="string" office:string-value="$">
            <text:p>$</text:p>
          </table:table-cell>
          <table:table-cell table:style-name="ce3" table:formula="of:=CHAR(INDEX([XOR.$B$2:.$Q$17];[.$B32]+1;[.AG$3]+1 )*16+INDEX([XOR.$B$2:.$Q$17];[.$C32]+1;[.AG$4]+1))" office:value-type="string" office:string-value="%">
            <text:p>%</text:p>
          </table:table-cell>
          <table:table-cell table:style-name="ce3" table:formula="of:=CHAR(INDEX([XOR.$B$2:.$Q$17];[.$B32]+1;[.AH$3]+1 )*16+INDEX([XOR.$B$2:.$Q$17];[.$C32]+1;[.AH$4]+1))" office:value-type="string" office:string-value="&quot;">
            <text:p>"</text:p>
          </table:table-cell>
          <table:table-cell table:style-name="ce3" table:formula="of:=CHAR(INDEX([XOR.$B$2:.$Q$17];[.$B32]+1;[.AI$3]+1 )*16+INDEX([XOR.$B$2:.$Q$17];[.$C32]+1;[.AI$4]+1))" office:value-type="string" office:string-value="#">
            <text:p>#</text:p>
          </table:table-cell>
          <table:table-cell table:style-name="ce3" table:formula="of:=CHAR(INDEX([XOR.$B$2:.$Q$17];[.$B32]+1;[.AJ$3]+1 )*16+INDEX([XOR.$B$2:.$Q$17];[.$C32]+1;[.AJ$4]+1))" office:value-type="string" office:string-value=" ">
            <text:p><text:s/></text:p>
          </table:table-cell>
          <table:table-cell table:style-name="ce3" table:formula="of:=CHAR(INDEX([XOR.$B$2:.$Q$17];[.$B32]+1;[.AK$3]+1 )*16+INDEX([XOR.$B$2:.$Q$17];[.$C32]+1;[.AK$4]+1))" office:value-type="string" office:string-value="!">
            <text:p>!</text:p>
          </table:table-cell>
          <table:table-cell table:style-name="ce3" table:formula="of:=CHAR(INDEX([XOR.$B$2:.$Q$17];[.$B32]+1;[.AL$3]+1 )*16+INDEX([XOR.$B$2:.$Q$17];[.$C32]+1;[.AL$4]+1))" office:value-type="string" office:string-value="">
            <text:p/>
          </table:table-cell>
          <table:table-cell table:style-name="ce3" table:formula="of:=CHAR(INDEX([XOR.$B$2:.$Q$17];[.$B32]+1;[.AM$3]+1 )*16+INDEX([XOR.$B$2:.$Q$17];[.$C32]+1;[.AM$4]+1))" office:value-type="string" office:string-value="">
            <text:p/>
          </table:table-cell>
          <table:table-cell table:style-name="ce3" table:formula="of:=CHAR(INDEX([XOR.$B$2:.$Q$17];[.$B32]+1;[.AN$3]+1 )*16+INDEX([XOR.$B$2:.$Q$17];[.$C32]+1;[.AN$4]+1))" office:value-type="string" office:string-value="">
            <text:p/>
          </table:table-cell>
          <table:table-cell table:style-name="ce3" table:formula="of:=CHAR(INDEX([XOR.$B$2:.$Q$17];[.$B32]+1;[.AO$3]+1 )*16+INDEX([XOR.$B$2:.$Q$17];[.$C32]+1;[.AO$4]+1))" office:value-type="string" office:string-value="">
            <text:p/>
          </table:table-cell>
          <table:table-cell table:style-name="ce3" table:formula="of:=CHAR(INDEX([XOR.$B$2:.$Q$17];[.$B32]+1;[.AP$3]+1 )*16+INDEX([XOR.$B$2:.$Q$17];[.$C32]+1;[.AP$4]+1))" office:value-type="string" office:string-value="">
            <text:p/>
          </table:table-cell>
          <table:table-cell table:style-name="ce3" table:formula="of:=CHAR(INDEX([XOR.$B$2:.$Q$17];[.$B32]+1;[.AQ$3]+1 )*16+INDEX([XOR.$B$2:.$Q$17];[.$C32]+1;[.AQ$4]+1))" office:value-type="string" office:string-value="">
            <text:p/>
          </table:table-cell>
          <table:table-cell table:style-name="ce3" table:formula="of:=CHAR(INDEX([XOR.$B$2:.$Q$17];[.$B32]+1;[.AR$3]+1 )*16+INDEX([XOR.$B$2:.$Q$17];[.$C32]+1;[.AR$4]+1))" office:value-type="string" office:string-value="">
            <text:p/>
          </table:table-cell>
          <table:table-cell table:style-name="ce3" table:formula="of:=CHAR(INDEX([XOR.$B$2:.$Q$17];[.$B32]+1;[.AS$3]+1 )*16+INDEX([XOR.$B$2:.$Q$17];[.$C32]+1;[.AS$4]+1))" office:value-type="string" office:string-value="">
            <text:p/>
          </table:table-cell>
          <table:table-cell table:style-name="ce3" table:formula="of:=CHAR(INDEX([XOR.$B$2:.$Q$17];[.$B32]+1;[.AT$3]+1 )*16+INDEX([XOR.$B$2:.$Q$17];[.$C32]+1;[.AT$4]+1))" office:value-type="string" office:string-value="">
            <text:p/>
          </table:table-cell>
          <table:table-cell table:style-name="ce3" table:formula="of:=CHAR(INDEX([XOR.$B$2:.$Q$17];[.$B32]+1;[.AU$3]+1 )*16+INDEX([XOR.$B$2:.$Q$17];[.$C32]+1;[.AU$4]+1))" office:value-type="string" office:string-value="">
            <text:p/>
          </table:table-cell>
          <table:table-cell table:style-name="ce3" table:formula="of:=CHAR(INDEX([XOR.$B$2:.$Q$17];[.$B32]+1;[.AV$3]+1 )*16+INDEX([XOR.$B$2:.$Q$17];[.$C32]+1;[.AV$4]+1))" office:value-type="string" office:string-value="">
            <text:p/>
          </table:table-cell>
          <table:table-cell table:style-name="ce3" table:formula="of:=CHAR(INDEX([XOR.$B$2:.$Q$17];[.$B32]+1;[.AW$3]+1 )*16+INDEX([XOR.$B$2:.$Q$17];[.$C32]+1;[.AW$4]+1))" office:value-type="string" office:string-value="">
            <text:p/>
          </table:table-cell>
          <table:table-cell table:style-name="ce3" table:formula="of:=CHAR(INDEX([XOR.$B$2:.$Q$17];[.$B32]+1;[.AX$3]+1 )*16+INDEX([XOR.$B$2:.$Q$17];[.$C32]+1;[.AX$4]+1))" office:value-type="string" office:string-value="">
            <text:p/>
          </table:table-cell>
          <table:table-cell table:style-name="ce3" table:formula="of:=CHAR(INDEX([XOR.$B$2:.$Q$17];[.$B32]+1;[.AY$3]+1 )*16+INDEX([XOR.$B$2:.$Q$17];[.$C32]+1;[.AY$4]+1))" office:value-type="string" office:string-value="">
            <text:p/>
          </table:table-cell>
          <table:table-cell table:style-name="ce3" table:formula="of:=CHAR(INDEX([XOR.$B$2:.$Q$17];[.$B32]+1;[.AZ$3]+1 )*16+INDEX([XOR.$B$2:.$Q$17];[.$C32]+1;[.AZ$4]+1))" office:value-type="string" office:string-value="">
            <text:p/>
          </table:table-cell>
          <table:table-cell table:style-name="ce3" table:formula="of:=CHAR(INDEX([XOR.$B$2:.$Q$17];[.$B32]+1;[.BA$3]+1 )*16+INDEX([XOR.$B$2:.$Q$17];[.$C32]+1;[.BA$4]+1))" office:value-type="string" office:string-value="">
            <text:p/>
          </table:table-cell>
          <table:table-cell table:style-name="ce3" table:formula="of:=CHAR(INDEX([XOR.$B$2:.$Q$17];[.$B32]+1;[.BB$3]+1 )*16+INDEX([XOR.$B$2:.$Q$17];[.$C32]+1;[.BB$4]+1))" office:value-type="string" office:string-value="">
            <text:p/>
          </table:table-cell>
          <table:table-cell table:style-name="ce3" table:formula="of:=CHAR(INDEX([XOR.$B$2:.$Q$17];[.$B32]+1;[.BC$3]+1 )*16+INDEX([XOR.$B$2:.$Q$17];[.$C32]+1;[.BC$4]+1))" office:value-type="string" office:string-value="">
            <text:p/>
          </table:table-cell>
          <table:table-cell table:style-name="ce3" table:formula="of:=CHAR(INDEX([XOR.$B$2:.$Q$17];[.$B32]+1;[.BD$3]+1 )*16+INDEX([XOR.$B$2:.$Q$17];[.$C32]+1;[.BD$4]+1))" office:value-type="string" office:string-value="">
            <text:p/>
          </table:table-cell>
          <table:table-cell table:style-name="ce3" table:formula="of:=CHAR(INDEX([XOR.$B$2:.$Q$17];[.$B32]+1;[.BE$3]+1 )*16+INDEX([XOR.$B$2:.$Q$17];[.$C32]+1;[.BE$4]+1))" office:value-type="string" office:string-value="&#13;">
            <text:p></text:p>
          </table:table-cell>
          <table:table-cell table:style-name="ce3" table:formula="of:=CHAR(INDEX([XOR.$B$2:.$Q$17];[.$B32]+1;[.BF$3]+1 )*16+INDEX([XOR.$B$2:.$Q$17];[.$C32]+1;[.BF$4]+1))" office:value-type="string" office:string-value="&#10;">
            <text:p><text:line-break/></text:p>
          </table:table-cell>
          <table:table-cell table:style-name="ce3" table:formula="of:=CHAR(INDEX([XOR.$B$2:.$Q$17];[.$B32]+1;[.BG$3]+1 )*16+INDEX([XOR.$B$2:.$Q$17];[.$C32]+1;[.BG$4]+1))" office:value-type="string" office:string-value="">
            <text:p/>
          </table:table-cell>
          <table:table-cell table:style-name="ce3" table:formula="of:=CHAR(INDEX([XOR.$B$2:.$Q$17];[.$B32]+1;[.BH$3]+1 )*16+INDEX([XOR.$B$2:.$Q$17];[.$C32]+1;[.BH$4]+1))" office:value-type="string" office:string-value="">
            <text:p/>
          </table:table-cell>
          <table:table-cell table:style-name="ce3" table:formula="of:=CHAR(INDEX([XOR.$B$2:.$Q$17];[.$B32]+1;[.BI$3]+1 )*16+INDEX([XOR.$B$2:.$Q$17];[.$C32]+1;[.BI$4]+1))" office:value-type="string" office:string-value="&#9;">
            <text:p><text:tab/></text:p>
          </table:table-cell>
          <table:table-cell table:style-name="ce3" table:formula="of:=CHAR(INDEX([XOR.$B$2:.$Q$17];[.$B32]+1;[.BJ$3]+1 )*16+INDEX([XOR.$B$2:.$Q$17];[.$C32]+1;[.BJ$4]+1))" office:value-type="string" office:string-value="">
            <text:p/>
          </table:table-cell>
          <table:table-cell table:style-name="ce3" table:formula="of:=CHAR(INDEX([XOR.$B$2:.$Q$17];[.$B32]+1;[.BK$3]+1 )*16+INDEX([XOR.$B$2:.$Q$17];[.$C32]+1;[.BK$4]+1))" office:value-type="string" office:string-value="">
            <text:p/>
          </table:table-cell>
          <table:table-cell table:style-name="ce3" table:formula="of:=CHAR(INDEX([XOR.$B$2:.$Q$17];[.$B32]+1;[.BL$3]+1 )*16+INDEX([XOR.$B$2:.$Q$17];[.$C32]+1;[.BL$4]+1))" office:value-type="string" office:string-value="">
            <text:p/>
          </table:table-cell>
          <table:table-cell table:style-name="ce3" table:formula="of:=CHAR(INDEX([XOR.$B$2:.$Q$17];[.$B32]+1;[.BM$3]+1 )*16+INDEX([XOR.$B$2:.$Q$17];[.$C32]+1;[.BM$4]+1))" office:value-type="string" office:string-value="">
            <text:p/>
          </table:table-cell>
          <table:table-cell table:style-name="ce3" table:formula="of:=CHAR(INDEX([XOR.$B$2:.$Q$17];[.$B32]+1;[.BN$3]+1 )*16+INDEX([XOR.$B$2:.$Q$17];[.$C32]+1;[.BN$4]+1))" office:value-type="string" office:string-value="">
            <text:p/>
          </table:table-cell>
          <table:table-cell table:style-name="ce3" table:formula="of:=CHAR(INDEX([XOR.$B$2:.$Q$17];[.$B32]+1;[.BO$3]+1 )*16+INDEX([XOR.$B$2:.$Q$17];[.$C32]+1;[.BO$4]+1))" office:value-type="string" office:string-value="">
            <text:p/>
          </table:table-cell>
          <table:table-cell table:style-name="ce3" table:formula="of:=CHAR(INDEX([XOR.$B$2:.$Q$17];[.$B32]+1;[.BP$3]+1 )*16+INDEX([XOR.$B$2:.$Q$17];[.$C32]+1;[.BP$4]+1))" office:value-type="string" office:string-value="">
            <text:p/>
          </table:table-cell>
          <table:table-cell table:style-name="ce3" table:formula="of:=CHAR(INDEX([XOR.$B$2:.$Q$17];[.$B32]+1;[.BQ$3]+1 )*16+INDEX([XOR.$B$2:.$Q$17];[.$C32]+1;[.BQ$4]+1))" office:value-type="string" office:string-value="">
            <text:p/>
          </table:table-cell>
          <table:table-cell table:style-name="ce3" table:formula="of:=CHAR(INDEX([XOR.$B$2:.$Q$17];[.$B32]+1;[.BR$3]+1 )*16+INDEX([XOR.$B$2:.$Q$17];[.$C32]+1;[.BR$4]+1))" office:value-type="string" office:string-value="~">
            <text:p>~</text:p>
          </table:table-cell>
          <table:table-cell table:style-name="ce3" table:formula="of:=CHAR(INDEX([XOR.$B$2:.$Q$17];[.$B32]+1;[.BS$3]+1 )*16+INDEX([XOR.$B$2:.$Q$17];[.$C32]+1;[.BS$4]+1))" office:value-type="string" office:string-value="">
            <text:p></text:p>
          </table:table-cell>
          <table:table-cell table:style-name="ce3" table:formula="of:=CHAR(INDEX([XOR.$B$2:.$Q$17];[.$B32]+1;[.BT$3]+1 )*16+INDEX([XOR.$B$2:.$Q$17];[.$C32]+1;[.BT$4]+1))" office:value-type="string" office:string-value="|">
            <text:p>|</text:p>
          </table:table-cell>
          <table:table-cell table:style-name="ce3" table:formula="of:=CHAR(INDEX([XOR.$B$2:.$Q$17];[.$B32]+1;[.BU$3]+1 )*16+INDEX([XOR.$B$2:.$Q$17];[.$C32]+1;[.BU$4]+1))" office:value-type="string" office:string-value="}">
            <text:p>}</text:p>
          </table:table-cell>
          <table:table-cell table:style-name="ce3" table:formula="of:=CHAR(INDEX([XOR.$B$2:.$Q$17];[.$B32]+1;[.BV$3]+1 )*16+INDEX([XOR.$B$2:.$Q$17];[.$C32]+1;[.BV$4]+1))" office:value-type="string" office:string-value="z">
            <text:p>z</text:p>
          </table:table-cell>
          <table:table-cell table:style-name="ce3" table:formula="of:=CHAR(INDEX([XOR.$B$2:.$Q$17];[.$B32]+1;[.BW$3]+1 )*16+INDEX([XOR.$B$2:.$Q$17];[.$C32]+1;[.BW$4]+1))" office:value-type="string" office:string-value="{">
            <text:p>{</text:p>
          </table:table-cell>
          <table:table-cell table:style-name="ce3" table:formula="of:=CHAR(INDEX([XOR.$B$2:.$Q$17];[.$B32]+1;[.BX$3]+1 )*16+INDEX([XOR.$B$2:.$Q$17];[.$C32]+1;[.BX$4]+1))" office:value-type="string" office:string-value="x">
            <text:p>x</text:p>
          </table:table-cell>
          <table:table-cell table:style-name="ce3" table:formula="of:=CHAR(INDEX([XOR.$B$2:.$Q$17];[.$B32]+1;[.BY$3]+1 )*16+INDEX([XOR.$B$2:.$Q$17];[.$C32]+1;[.BY$4]+1))" office:value-type="string" office:string-value="y">
            <text:p>y</text:p>
          </table:table-cell>
          <table:table-cell table:style-name="ce3" table:formula="of:=CHAR(INDEX([XOR.$B$2:.$Q$17];[.$B32]+1;[.BZ$3]+1 )*16+INDEX([XOR.$B$2:.$Q$17];[.$C32]+1;[.BZ$4]+1))" office:value-type="string" office:string-value="v">
            <text:p>v</text:p>
          </table:table-cell>
          <table:table-cell table:style-name="ce3" table:formula="of:=CHAR(INDEX([XOR.$B$2:.$Q$17];[.$B32]+1;[.CA$3]+1 )*16+INDEX([XOR.$B$2:.$Q$17];[.$C32]+1;[.CA$4]+1))" office:value-type="string" office:string-value="w">
            <text:p>w</text:p>
          </table:table-cell>
          <table:table-cell table:style-name="ce3" table:formula="of:=CHAR(INDEX([XOR.$B$2:.$Q$17];[.$B32]+1;[.CB$3]+1 )*16+INDEX([XOR.$B$2:.$Q$17];[.$C32]+1;[.CB$4]+1))" office:value-type="string" office:string-value="t">
            <text:p>t</text:p>
          </table:table-cell>
          <table:table-cell table:style-name="ce3" table:formula="of:=CHAR(INDEX([XOR.$B$2:.$Q$17];[.$B32]+1;[.CC$3]+1 )*16+INDEX([XOR.$B$2:.$Q$17];[.$C32]+1;[.CC$4]+1))" office:value-type="string" office:string-value="u">
            <text:p>u</text:p>
          </table:table-cell>
          <table:table-cell table:style-name="ce3" table:formula="of:=CHAR(INDEX([XOR.$B$2:.$Q$17];[.$B32]+1;[.CD$3]+1 )*16+INDEX([XOR.$B$2:.$Q$17];[.$C32]+1;[.CD$4]+1))" office:value-type="string" office:string-value="r">
            <text:p>r</text:p>
          </table:table-cell>
          <table:table-cell table:style-name="ce3" table:formula="of:=CHAR(INDEX([XOR.$B$2:.$Q$17];[.$B32]+1;[.CE$3]+1 )*16+INDEX([XOR.$B$2:.$Q$17];[.$C32]+1;[.CE$4]+1))" office:value-type="string" office:string-value="s">
            <text:p>s</text:p>
          </table:table-cell>
          <table:table-cell table:style-name="ce3" table:formula="of:=CHAR(INDEX([XOR.$B$2:.$Q$17];[.$B32]+1;[.CF$3]+1 )*16+INDEX([XOR.$B$2:.$Q$17];[.$C32]+1;[.CF$4]+1))" office:value-type="string" office:string-value="p">
            <text:p>p</text:p>
          </table:table-cell>
          <table:table-cell table:style-name="ce3" table:formula="of:=CHAR(INDEX([XOR.$B$2:.$Q$17];[.$B32]+1;[.CG$3]+1 )*16+INDEX([XOR.$B$2:.$Q$17];[.$C32]+1;[.CG$4]+1))" office:value-type="string" office:string-value="q">
            <text:p>q</text:p>
          </table:table-cell>
          <table:table-cell table:style-name="ce3" table:formula="of:=CHAR(INDEX([XOR.$B$2:.$Q$17];[.$B32]+1;[.CH$3]+1 )*16+INDEX([XOR.$B$2:.$Q$17];[.$C32]+1;[.CH$4]+1))" office:value-type="string" office:string-value="n">
            <text:p>n</text:p>
          </table:table-cell>
          <table:table-cell table:style-name="ce3" table:formula="of:=CHAR(INDEX([XOR.$B$2:.$Q$17];[.$B32]+1;[.CI$3]+1 )*16+INDEX([XOR.$B$2:.$Q$17];[.$C32]+1;[.CI$4]+1))" office:value-type="string" office:string-value="o">
            <text:p>o</text:p>
          </table:table-cell>
          <table:table-cell table:style-name="ce3" table:formula="of:=CHAR(INDEX([XOR.$B$2:.$Q$17];[.$B32]+1;[.CJ$3]+1 )*16+INDEX([XOR.$B$2:.$Q$17];[.$C32]+1;[.CJ$4]+1))" office:value-type="string" office:string-value="l">
            <text:p>l</text:p>
          </table:table-cell>
          <table:table-cell table:style-name="ce3" table:formula="of:=CHAR(INDEX([XOR.$B$2:.$Q$17];[.$B32]+1;[.CK$3]+1 )*16+INDEX([XOR.$B$2:.$Q$17];[.$C32]+1;[.CK$4]+1))" office:value-type="string" office:string-value="m">
            <text:p>m</text:p>
          </table:table-cell>
          <table:table-cell table:style-name="ce3" table:formula="of:=CHAR(INDEX([XOR.$B$2:.$Q$17];[.$B32]+1;[.CL$3]+1 )*16+INDEX([XOR.$B$2:.$Q$17];[.$C32]+1;[.CL$4]+1))" office:value-type="string" office:string-value="j">
            <text:p>j</text:p>
          </table:table-cell>
          <table:table-cell table:style-name="ce3" table:formula="of:=CHAR(INDEX([XOR.$B$2:.$Q$17];[.$B32]+1;[.CM$3]+1 )*16+INDEX([XOR.$B$2:.$Q$17];[.$C32]+1;[.CM$4]+1))" office:value-type="string" office:string-value="k">
            <text:p>k</text:p>
          </table:table-cell>
          <table:table-cell table:style-name="ce3" table:formula="of:=CHAR(INDEX([XOR.$B$2:.$Q$17];[.$B32]+1;[.CN$3]+1 )*16+INDEX([XOR.$B$2:.$Q$17];[.$C32]+1;[.CN$4]+1))" office:value-type="string" office:string-value="h">
            <text:p>h</text:p>
          </table:table-cell>
          <table:table-cell table:style-name="ce3" table:formula="of:=CHAR(INDEX([XOR.$B$2:.$Q$17];[.$B32]+1;[.CO$3]+1 )*16+INDEX([XOR.$B$2:.$Q$17];[.$C32]+1;[.CO$4]+1))" office:value-type="string" office:string-value="i">
            <text:p>i</text:p>
          </table:table-cell>
          <table:table-cell table:style-name="ce8" table:formula="of:=CHAR(INDEX([XOR.$B$2:.$Q$17];[.$B32]+1;[.CP$3]+1 )*16+INDEX([XOR.$B$2:.$Q$17];[.$C32]+1;[.CP$4]+1))" office:value-type="string" office:string-value="f">
            <text:p>f</text:p>
          </table:table-cell>
          <table:table-cell table:style-name="ce3" table:formula="of:=CHAR(INDEX([XOR.$B$2:.$Q$17];[.$B32]+1;[.CQ$3]+1 )*16+INDEX([XOR.$B$2:.$Q$17];[.$C32]+1;[.CQ$4]+1))" office:value-type="string" office:string-value="g">
            <text:p>g</text:p>
          </table:table-cell>
          <table:table-cell table:style-name="ce3" table:formula="of:=CHAR(INDEX([XOR.$B$2:.$Q$17];[.$B32]+1;[.CR$3]+1 )*16+INDEX([XOR.$B$2:.$Q$17];[.$C32]+1;[.CR$4]+1))" office:value-type="string" office:string-value="d">
            <text:p>d</text:p>
          </table:table-cell>
          <table:table-cell table:style-name="ce3" table:formula="of:=CHAR(INDEX([XOR.$B$2:.$Q$17];[.$B32]+1;[.CS$3]+1 )*16+INDEX([XOR.$B$2:.$Q$17];[.$C32]+1;[.CS$4]+1))" office:value-type="string" office:string-value="e">
            <text:p>e</text:p>
          </table:table-cell>
          <table:table-cell table:style-name="ce3" table:formula="of:=CHAR(INDEX([XOR.$B$2:.$Q$17];[.$B32]+1;[.CT$3]+1 )*16+INDEX([XOR.$B$2:.$Q$17];[.$C32]+1;[.CT$4]+1))" office:value-type="string" office:string-value="b">
            <text:p>b</text:p>
          </table:table-cell>
          <table:table-cell table:style-name="ce3" table:formula="of:=CHAR(INDEX([XOR.$B$2:.$Q$17];[.$B32]+1;[.CU$3]+1 )*16+INDEX([XOR.$B$2:.$Q$17];[.$C32]+1;[.CU$4]+1))" office:value-type="string" office:string-value="c">
            <text:p>c</text:p>
          </table:table-cell>
          <table:table-cell table:style-name="ce3" table:formula="of:=CHAR(INDEX([XOR.$B$2:.$Q$17];[.$B32]+1;[.CV$3]+1 )*16+INDEX([XOR.$B$2:.$Q$17];[.$C32]+1;[.CV$4]+1))" office:value-type="string" office:string-value="`">
            <text:p>`</text:p>
          </table:table-cell>
          <table:table-cell table:style-name="ce3" table:formula="of:=CHAR(INDEX([XOR.$B$2:.$Q$17];[.$B32]+1;[.CW$3]+1 )*16+INDEX([XOR.$B$2:.$Q$17];[.$C32]+1;[.CW$4]+1))" office:value-type="string" office:string-value="a">
            <text:p>a</text:p>
          </table:table-cell>
          <table:table-cell table:style-name="ce3" table:formula="of:=CHAR(INDEX([XOR.$B$2:.$Q$17];[.$B32]+1;[.CX$3]+1 )*16+INDEX([XOR.$B$2:.$Q$17];[.$C32]+1;[.CX$4]+1))" office:value-type="string" office:string-value="^">
            <text:p>^</text:p>
          </table:table-cell>
          <table:table-cell table:style-name="ce3" table:formula="of:=CHAR(INDEX([XOR.$B$2:.$Q$17];[.$B32]+1;[.CY$3]+1 )*16+INDEX([XOR.$B$2:.$Q$17];[.$C32]+1;[.CY$4]+1))" office:value-type="string" office:string-value="_">
            <text:p>_</text:p>
          </table:table-cell>
          <table:table-cell table:style-name="ce3" table:formula="of:=CHAR(INDEX([XOR.$B$2:.$Q$17];[.$B32]+1;[.CZ$3]+1 )*16+INDEX([XOR.$B$2:.$Q$17];[.$C32]+1;[.CZ$4]+1))" office:value-type="string" office:string-value="\">
            <text:p>\</text:p>
          </table:table-cell>
          <table:table-cell table:style-name="ce3" table:formula="of:=CHAR(INDEX([XOR.$B$2:.$Q$17];[.$B32]+1;[.DA$3]+1 )*16+INDEX([XOR.$B$2:.$Q$17];[.$C32]+1;[.DA$4]+1))" office:value-type="string" office:string-value="]">
            <text:p>]</text:p>
          </table:table-cell>
          <table:table-cell table:style-name="ce3" table:formula="of:=CHAR(INDEX([XOR.$B$2:.$Q$17];[.$B32]+1;[.DB$3]+1 )*16+INDEX([XOR.$B$2:.$Q$17];[.$C32]+1;[.DB$4]+1))" office:value-type="string" office:string-value="Z">
            <text:p>Z</text:p>
          </table:table-cell>
          <table:table-cell table:style-name="ce3" table:formula="of:=CHAR(INDEX([XOR.$B$2:.$Q$17];[.$B32]+1;[.DC$3]+1 )*16+INDEX([XOR.$B$2:.$Q$17];[.$C32]+1;[.DC$4]+1))" office:value-type="string" office:string-value="[">
            <text:p>[</text:p>
          </table:table-cell>
          <table:table-cell table:style-name="ce3" table:formula="of:=CHAR(INDEX([XOR.$B$2:.$Q$17];[.$B32]+1;[.DD$3]+1 )*16+INDEX([XOR.$B$2:.$Q$17];[.$C32]+1;[.DD$4]+1))" office:value-type="string" office:string-value="X">
            <text:p>X</text:p>
          </table:table-cell>
          <table:table-cell table:style-name="ce3" table:formula="of:=CHAR(INDEX([XOR.$B$2:.$Q$17];[.$B32]+1;[.DE$3]+1 )*16+INDEX([XOR.$B$2:.$Q$17];[.$C32]+1;[.DE$4]+1))" office:value-type="string" office:string-value="Y">
            <text:p>Y</text:p>
          </table:table-cell>
          <table:table-cell table:style-name="ce3" table:formula="of:=CHAR(INDEX([XOR.$B$2:.$Q$17];[.$B32]+1;[.DF$3]+1 )*16+INDEX([XOR.$B$2:.$Q$17];[.$C32]+1;[.DF$4]+1))" office:value-type="string" office:string-value="V">
            <text:p>V</text:p>
          </table:table-cell>
          <table:table-cell table:style-name="ce3" table:formula="of:=CHAR(INDEX([XOR.$B$2:.$Q$17];[.$B32]+1;[.DG$3]+1 )*16+INDEX([XOR.$B$2:.$Q$17];[.$C32]+1;[.DG$4]+1))" office:value-type="string" office:string-value="W">
            <text:p>W</text:p>
          </table:table-cell>
          <table:table-cell table:style-name="ce3" table:formula="of:=CHAR(INDEX([XOR.$B$2:.$Q$17];[.$B32]+1;[.DH$3]+1 )*16+INDEX([XOR.$B$2:.$Q$17];[.$C32]+1;[.DH$4]+1))" office:value-type="string" office:string-value="T">
            <text:p>T</text:p>
          </table:table-cell>
          <table:table-cell table:style-name="ce3" table:formula="of:=CHAR(INDEX([XOR.$B$2:.$Q$17];[.$B32]+1;[.DI$3]+1 )*16+INDEX([XOR.$B$2:.$Q$17];[.$C32]+1;[.DI$4]+1))" office:value-type="string" office:string-value="U">
            <text:p>U</text:p>
          </table:table-cell>
          <table:table-cell table:style-name="ce3" table:formula="of:=CHAR(INDEX([XOR.$B$2:.$Q$17];[.$B32]+1;[.DJ$3]+1 )*16+INDEX([XOR.$B$2:.$Q$17];[.$C32]+1;[.DJ$4]+1))" office:value-type="string" office:string-value="R">
            <text:p>R</text:p>
          </table:table-cell>
          <table:table-cell table:style-name="ce3" table:formula="of:=CHAR(INDEX([XOR.$B$2:.$Q$17];[.$B32]+1;[.DK$3]+1 )*16+INDEX([XOR.$B$2:.$Q$17];[.$C32]+1;[.DK$4]+1))" office:value-type="string" office:string-value="S">
            <text:p>S</text:p>
          </table:table-cell>
          <table:table-cell table:style-name="ce3" table:formula="of:=CHAR(INDEX([XOR.$B$2:.$Q$17];[.$B32]+1;[.DL$3]+1 )*16+INDEX([XOR.$B$2:.$Q$17];[.$C32]+1;[.DL$4]+1))" office:value-type="string" office:string-value="P">
            <text:p>P</text:p>
          </table:table-cell>
          <table:table-cell table:style-name="ce3" table:formula="of:=CHAR(INDEX([XOR.$B$2:.$Q$17];[.$B32]+1;[.DM$3]+1 )*16+INDEX([XOR.$B$2:.$Q$17];[.$C32]+1;[.DM$4]+1))" office:value-type="string" office:string-value="Q">
            <text:p>Q</text:p>
          </table:table-cell>
          <table:table-cell table:style-name="ce3" table:formula="of:=CHAR(INDEX([XOR.$B$2:.$Q$17];[.$B32]+1;[.DN$3]+1 )*16+INDEX([XOR.$B$2:.$Q$17];[.$C32]+1;[.DN$4]+1))" office:value-type="string" office:string-value="N">
            <text:p>N</text:p>
          </table:table-cell>
          <table:table-cell table:style-name="ce3" table:formula="of:=CHAR(INDEX([XOR.$B$2:.$Q$17];[.$B32]+1;[.DO$3]+1 )*16+INDEX([XOR.$B$2:.$Q$17];[.$C32]+1;[.DO$4]+1))" office:value-type="string" office:string-value="O">
            <text:p>O</text:p>
          </table:table-cell>
          <table:table-cell table:style-name="ce3" table:formula="of:=CHAR(INDEX([XOR.$B$2:.$Q$17];[.$B32]+1;[.DP$3]+1 )*16+INDEX([XOR.$B$2:.$Q$17];[.$C32]+1;[.DP$4]+1))" office:value-type="string" office:string-value="L">
            <text:p>L</text:p>
          </table:table-cell>
          <table:table-cell table:style-name="ce3" table:formula="of:=CHAR(INDEX([XOR.$B$2:.$Q$17];[.$B32]+1;[.DQ$3]+1 )*16+INDEX([XOR.$B$2:.$Q$17];[.$C32]+1;[.DQ$4]+1))" office:value-type="string" office:string-value="M">
            <text:p>M</text:p>
          </table:table-cell>
          <table:table-cell table:style-name="ce3" table:formula="of:=CHAR(INDEX([XOR.$B$2:.$Q$17];[.$B32]+1;[.DR$3]+1 )*16+INDEX([XOR.$B$2:.$Q$17];[.$C32]+1;[.DR$4]+1))" office:value-type="string" office:string-value="J">
            <text:p>J</text:p>
          </table:table-cell>
          <table:table-cell table:style-name="ce3" table:formula="of:=CHAR(INDEX([XOR.$B$2:.$Q$17];[.$B32]+1;[.DS$3]+1 )*16+INDEX([XOR.$B$2:.$Q$17];[.$C32]+1;[.DS$4]+1))" office:value-type="string" office:string-value="K">
            <text:p>K</text:p>
          </table:table-cell>
          <table:table-cell table:style-name="ce3" table:formula="of:=CHAR(INDEX([XOR.$B$2:.$Q$17];[.$B32]+1;[.DT$3]+1 )*16+INDEX([XOR.$B$2:.$Q$17];[.$C32]+1;[.DT$4]+1))" office:value-type="string" office:string-value="H">
            <text:p>H</text:p>
          </table:table-cell>
          <table:table-cell table:style-name="ce3" table:formula="of:=CHAR(INDEX([XOR.$B$2:.$Q$17];[.$B32]+1;[.DU$3]+1 )*16+INDEX([XOR.$B$2:.$Q$17];[.$C32]+1;[.DU$4]+1))" office:value-type="string" office:string-value="I">
            <text:p>I</text:p>
          </table:table-cell>
          <table:table-cell table:style-name="ce3" table:formula="of:=CHAR(INDEX([XOR.$B$2:.$Q$17];[.$B32]+1;[.DV$3]+1 )*16+INDEX([XOR.$B$2:.$Q$17];[.$C32]+1;[.DV$4]+1))" office:value-type="string" office:string-value="F">
            <text:p>F</text:p>
          </table:table-cell>
          <table:table-cell table:style-name="ce3" table:formula="of:=CHAR(INDEX([XOR.$B$2:.$Q$17];[.$B32]+1;[.DW$3]+1 )*16+INDEX([XOR.$B$2:.$Q$17];[.$C32]+1;[.DW$4]+1))" office:value-type="string" office:string-value="G">
            <text:p>G</text:p>
          </table:table-cell>
          <table:table-cell table:style-name="ce3" table:formula="of:=CHAR(INDEX([XOR.$B$2:.$Q$17];[.$B32]+1;[.DX$3]+1 )*16+INDEX([XOR.$B$2:.$Q$17];[.$C32]+1;[.DX$4]+1))" office:value-type="string" office:string-value="D">
            <text:p>D</text:p>
          </table:table-cell>
          <table:table-cell table:style-name="ce3" table:formula="of:=CHAR(INDEX([XOR.$B$2:.$Q$17];[.$B32]+1;[.DY$3]+1 )*16+INDEX([XOR.$B$2:.$Q$17];[.$C32]+1;[.DY$4]+1))" office:value-type="string" office:string-value="E">
            <text:p>E</text:p>
          </table:table-cell>
          <table:table-cell table:style-name="ce3" table:formula="of:=CHAR(INDEX([XOR.$B$2:.$Q$17];[.$B32]+1;[.DZ$3]+1 )*16+INDEX([XOR.$B$2:.$Q$17];[.$C32]+1;[.DZ$4]+1))" office:value-type="string" office:string-value="B">
            <text:p>B</text:p>
          </table:table-cell>
          <table:table-cell table:style-name="ce3" table:formula="of:=CHAR(INDEX([XOR.$B$2:.$Q$17];[.$B32]+1;[.EA$3]+1 )*16+INDEX([XOR.$B$2:.$Q$17];[.$C32]+1;[.EA$4]+1))" office:value-type="string" office:string-value="C">
            <text:p>C</text:p>
          </table:table-cell>
          <table:table-cell table:style-name="ce3" table:formula="of:=CHAR(INDEX([XOR.$B$2:.$Q$17];[.$B32]+1;[.EB$3]+1 )*16+INDEX([XOR.$B$2:.$Q$17];[.$C32]+1;[.EB$4]+1))" office:value-type="string" office:string-value="@">
            <text:p>@</text:p>
          </table:table-cell>
          <table:table-cell table:style-name="ce3" table:formula="of:=CHAR(INDEX([XOR.$B$2:.$Q$17];[.$B32]+1;[.EC$3]+1 )*16+INDEX([XOR.$B$2:.$Q$17];[.$C32]+1;[.EC$4]+1))" office:value-type="string" office:string-value="A">
            <text:p>A</text:p>
          </table:table-cell>
          <table:table-cell table:style-name="ce3" table:number-columns-repeated="21"/>
        </table:table-row>
        <table:table-row table:style-name="ro4">
          <table:table-cell table:formula="of:=[.A32]+2" office:value-type="float" office:value="57">
            <text:p>57</text:p>
          </table:table-cell>
          <table:table-cell table:formula="of:=RIGHT(LEFT([.$B$1];[.A33]);1)" office:value-type="string" office:string-value="7">
            <text:p>7</text:p>
          </table:table-cell>
          <table:table-cell table:formula="of:=VLOOKUP(RIGHT(LEFT([.$B$1];[.A33]+1);1);[Sheet1.$A$2:.$C$17];3;0)" office:value-type="float" office:value="8">
            <text:p>8</text:p>
          </table:table-cell>
          <table:table-cell table:formula="of:=[.C33]+[.B33]*16" office:value-type="float" office:value="120">
            <text:p>120</text:p>
          </table:table-cell>
          <table:table-cell table:formula="of:=CHAR([.D33])" office:value-type="string" office:string-value="x">
            <text:p>x</text:p>
          </table:table-cell>
          <table:table-cell table:style-name="ce3" table:formula="of:=CHAR(INDEX([XOR.$B$2:.$Q$17];[.$B33]+1;[.F$3]+1 )*16+INDEX([XOR.$B$2:.$Q$17];[.$C33]+1;[.F$4]+1))" office:value-type="string" office:string-value="x">
            <text:p>x</text:p>
          </table:table-cell>
          <table:table-cell table:style-name="ce3" table:formula="of:=CHAR(INDEX([XOR.$B$2:.$Q$17];[.$B33]+1;[.G$3]+1 )*16+INDEX([XOR.$B$2:.$Q$17];[.$C33]+1;[.G$4]+1))" office:value-type="string" office:string-value="y">
            <text:p>y</text:p>
          </table:table-cell>
          <table:table-cell table:style-name="ce3" table:formula="of:=CHAR(INDEX([XOR.$B$2:.$Q$17];[.$B33]+1;[.H$3]+1 )*16+INDEX([XOR.$B$2:.$Q$17];[.$C33]+1;[.H$4]+1))" office:value-type="string" office:string-value="z">
            <text:p>z</text:p>
          </table:table-cell>
          <table:table-cell table:style-name="ce3" table:formula="of:=CHAR(INDEX([XOR.$B$2:.$Q$17];[.$B33]+1;[.I$3]+1 )*16+INDEX([XOR.$B$2:.$Q$17];[.$C33]+1;[.I$4]+1))" office:value-type="string" office:string-value="{">
            <text:p>{</text:p>
          </table:table-cell>
          <table:table-cell table:style-name="ce3" table:formula="of:=CHAR(INDEX([XOR.$B$2:.$Q$17];[.$B33]+1;[.J$3]+1 )*16+INDEX([XOR.$B$2:.$Q$17];[.$C33]+1;[.J$4]+1))" office:value-type="string" office:string-value="|">
            <text:p>|</text:p>
          </table:table-cell>
          <table:table-cell table:style-name="ce3" table:formula="of:=CHAR(INDEX([XOR.$B$2:.$Q$17];[.$B33]+1;[.K$3]+1 )*16+INDEX([XOR.$B$2:.$Q$17];[.$C33]+1;[.K$4]+1))" office:value-type="string" office:string-value="}">
            <text:p>}</text:p>
          </table:table-cell>
          <table:table-cell table:style-name="ce3" table:formula="of:=CHAR(INDEX([XOR.$B$2:.$Q$17];[.$B33]+1;[.L$3]+1 )*16+INDEX([XOR.$B$2:.$Q$17];[.$C33]+1;[.L$4]+1))" office:value-type="string" office:string-value="~">
            <text:p>~</text:p>
          </table:table-cell>
          <table:table-cell table:style-name="ce3" table:formula="of:=CHAR(INDEX([XOR.$B$2:.$Q$17];[.$B33]+1;[.M$3]+1 )*16+INDEX([XOR.$B$2:.$Q$17];[.$C33]+1;[.M$4]+1))" office:value-type="string" office:string-value="">
            <text:p></text:p>
          </table:table-cell>
          <table:table-cell table:style-name="ce3" table:formula="of:=CHAR(INDEX([XOR.$B$2:.$Q$17];[.$B33]+1;[.N$3]+1 )*16+INDEX([XOR.$B$2:.$Q$17];[.$C33]+1;[.N$4]+1))" office:value-type="string" office:string-value="p">
            <text:p>p</text:p>
          </table:table-cell>
          <table:table-cell table:style-name="ce3" table:formula="of:=CHAR(INDEX([XOR.$B$2:.$Q$17];[.$B33]+1;[.O$3]+1 )*16+INDEX([XOR.$B$2:.$Q$17];[.$C33]+1;[.O$4]+1))" office:value-type="string" office:string-value="q">
            <text:p>q</text:p>
          </table:table-cell>
          <table:table-cell table:style-name="ce3" table:formula="of:=CHAR(INDEX([XOR.$B$2:.$Q$17];[.$B33]+1;[.P$3]+1 )*16+INDEX([XOR.$B$2:.$Q$17];[.$C33]+1;[.P$4]+1))" office:value-type="string" office:string-value="r">
            <text:p>r</text:p>
          </table:table-cell>
          <table:table-cell table:style-name="ce3" table:formula="of:=CHAR(INDEX([XOR.$B$2:.$Q$17];[.$B33]+1;[.Q$3]+1 )*16+INDEX([XOR.$B$2:.$Q$17];[.$C33]+1;[.Q$4]+1))" office:value-type="string" office:string-value="s">
            <text:p>s</text:p>
          </table:table-cell>
          <table:table-cell table:style-name="ce3" table:formula="of:=CHAR(INDEX([XOR.$B$2:.$Q$17];[.$B33]+1;[.R$3]+1 )*16+INDEX([XOR.$B$2:.$Q$17];[.$C33]+1;[.R$4]+1))" office:value-type="string" office:string-value="t">
            <text:p>t</text:p>
          </table:table-cell>
          <table:table-cell table:style-name="ce3" table:formula="of:=CHAR(INDEX([XOR.$B$2:.$Q$17];[.$B33]+1;[.S$3]+1 )*16+INDEX([XOR.$B$2:.$Q$17];[.$C33]+1;[.S$4]+1))" office:value-type="string" office:string-value="u">
            <text:p>u</text:p>
          </table:table-cell>
          <table:table-cell table:style-name="ce3" table:formula="of:=CHAR(INDEX([XOR.$B$2:.$Q$17];[.$B33]+1;[.T$3]+1 )*16+INDEX([XOR.$B$2:.$Q$17];[.$C33]+1;[.T$4]+1))" office:value-type="string" office:string-value="v">
            <text:p>v</text:p>
          </table:table-cell>
          <table:table-cell table:style-name="ce3" table:formula="of:=CHAR(INDEX([XOR.$B$2:.$Q$17];[.$B33]+1;[.U$3]+1 )*16+INDEX([XOR.$B$2:.$Q$17];[.$C33]+1;[.U$4]+1))" office:value-type="string" office:string-value="w">
            <text:p>w</text:p>
          </table:table-cell>
          <table:table-cell table:style-name="ce3" table:formula="of:=CHAR(INDEX([XOR.$B$2:.$Q$17];[.$B33]+1;[.V$3]+1 )*16+INDEX([XOR.$B$2:.$Q$17];[.$C33]+1;[.V$4]+1))" office:value-type="string" office:string-value="h">
            <text:p>h</text:p>
          </table:table-cell>
          <table:table-cell table:style-name="ce3" table:formula="of:=CHAR(INDEX([XOR.$B$2:.$Q$17];[.$B33]+1;[.W$3]+1 )*16+INDEX([XOR.$B$2:.$Q$17];[.$C33]+1;[.W$4]+1))" office:value-type="string" office:string-value="i">
            <text:p>i</text:p>
          </table:table-cell>
          <table:table-cell table:style-name="ce3" table:formula="of:=CHAR(INDEX([XOR.$B$2:.$Q$17];[.$B33]+1;[.X$3]+1 )*16+INDEX([XOR.$B$2:.$Q$17];[.$C33]+1;[.X$4]+1))" office:value-type="string" office:string-value="j">
            <text:p>j</text:p>
          </table:table-cell>
          <table:table-cell table:style-name="ce3" table:formula="of:=CHAR(INDEX([XOR.$B$2:.$Q$17];[.$B33]+1;[.Y$3]+1 )*16+INDEX([XOR.$B$2:.$Q$17];[.$C33]+1;[.Y$4]+1))" office:value-type="string" office:string-value="k">
            <text:p>k</text:p>
          </table:table-cell>
          <table:table-cell table:style-name="ce3" table:formula="of:=CHAR(INDEX([XOR.$B$2:.$Q$17];[.$B33]+1;[.Z$3]+1 )*16+INDEX([XOR.$B$2:.$Q$17];[.$C33]+1;[.Z$4]+1))" office:value-type="string" office:string-value="l">
            <text:p>l</text:p>
          </table:table-cell>
          <table:table-cell table:style-name="ce3" table:formula="of:=CHAR(INDEX([XOR.$B$2:.$Q$17];[.$B33]+1;[.AA$3]+1 )*16+INDEX([XOR.$B$2:.$Q$17];[.$C33]+1;[.AA$4]+1))" office:value-type="string" office:string-value="m">
            <text:p>m</text:p>
          </table:table-cell>
          <table:table-cell table:style-name="ce3" table:formula="of:=CHAR(INDEX([XOR.$B$2:.$Q$17];[.$B33]+1;[.AB$3]+1 )*16+INDEX([XOR.$B$2:.$Q$17];[.$C33]+1;[.AB$4]+1))" office:value-type="string" office:string-value="n">
            <text:p>n</text:p>
          </table:table-cell>
          <table:table-cell table:style-name="ce3" table:formula="of:=CHAR(INDEX([XOR.$B$2:.$Q$17];[.$B33]+1;[.AC$3]+1 )*16+INDEX([XOR.$B$2:.$Q$17];[.$C33]+1;[.AC$4]+1))" office:value-type="string" office:string-value="o">
            <text:p>o</text:p>
          </table:table-cell>
          <table:table-cell table:style-name="ce3" table:formula="of:=CHAR(INDEX([XOR.$B$2:.$Q$17];[.$B33]+1;[.AD$3]+1 )*16+INDEX([XOR.$B$2:.$Q$17];[.$C33]+1;[.AD$4]+1))" office:value-type="string" office:string-value="`">
            <text:p>`</text:p>
          </table:table-cell>
          <table:table-cell table:style-name="ce3" table:formula="of:=CHAR(INDEX([XOR.$B$2:.$Q$17];[.$B33]+1;[.AE$3]+1 )*16+INDEX([XOR.$B$2:.$Q$17];[.$C33]+1;[.AE$4]+1))" office:value-type="string" office:string-value="a">
            <text:p>a</text:p>
          </table:table-cell>
          <table:table-cell table:style-name="ce3" table:formula="of:=CHAR(INDEX([XOR.$B$2:.$Q$17];[.$B33]+1;[.AF$3]+1 )*16+INDEX([XOR.$B$2:.$Q$17];[.$C33]+1;[.AF$4]+1))" office:value-type="string" office:string-value="b">
            <text:p>b</text:p>
          </table:table-cell>
          <table:table-cell table:style-name="ce3" table:formula="of:=CHAR(INDEX([XOR.$B$2:.$Q$17];[.$B33]+1;[.AG$3]+1 )*16+INDEX([XOR.$B$2:.$Q$17];[.$C33]+1;[.AG$4]+1))" office:value-type="string" office:string-value="c">
            <text:p>c</text:p>
          </table:table-cell>
          <table:table-cell table:style-name="ce3" table:formula="of:=CHAR(INDEX([XOR.$B$2:.$Q$17];[.$B33]+1;[.AH$3]+1 )*16+INDEX([XOR.$B$2:.$Q$17];[.$C33]+1;[.AH$4]+1))" office:value-type="string" office:string-value="d">
            <text:p>d</text:p>
          </table:table-cell>
          <table:table-cell table:style-name="ce3" table:formula="of:=CHAR(INDEX([XOR.$B$2:.$Q$17];[.$B33]+1;[.AI$3]+1 )*16+INDEX([XOR.$B$2:.$Q$17];[.$C33]+1;[.AI$4]+1))" office:value-type="string" office:string-value="e">
            <text:p>e</text:p>
          </table:table-cell>
          <table:table-cell table:style-name="ce3" table:formula="of:=CHAR(INDEX([XOR.$B$2:.$Q$17];[.$B33]+1;[.AJ$3]+1 )*16+INDEX([XOR.$B$2:.$Q$17];[.$C33]+1;[.AJ$4]+1))" office:value-type="string" office:string-value="f">
            <text:p>f</text:p>
          </table:table-cell>
          <table:table-cell table:style-name="ce3" table:formula="of:=CHAR(INDEX([XOR.$B$2:.$Q$17];[.$B33]+1;[.AK$3]+1 )*16+INDEX([XOR.$B$2:.$Q$17];[.$C33]+1;[.AK$4]+1))" office:value-type="string" office:string-value="g">
            <text:p>g</text:p>
          </table:table-cell>
          <table:table-cell table:style-name="ce3" table:formula="of:=CHAR(INDEX([XOR.$B$2:.$Q$17];[.$B33]+1;[.AL$3]+1 )*16+INDEX([XOR.$B$2:.$Q$17];[.$C33]+1;[.AL$4]+1))" office:value-type="string" office:string-value="X">
            <text:p>X</text:p>
          </table:table-cell>
          <table:table-cell table:style-name="ce3" table:formula="of:=CHAR(INDEX([XOR.$B$2:.$Q$17];[.$B33]+1;[.AM$3]+1 )*16+INDEX([XOR.$B$2:.$Q$17];[.$C33]+1;[.AM$4]+1))" office:value-type="string" office:string-value="Y">
            <text:p>Y</text:p>
          </table:table-cell>
          <table:table-cell table:style-name="ce3" table:formula="of:=CHAR(INDEX([XOR.$B$2:.$Q$17];[.$B33]+1;[.AN$3]+1 )*16+INDEX([XOR.$B$2:.$Q$17];[.$C33]+1;[.AN$4]+1))" office:value-type="string" office:string-value="Z">
            <text:p>Z</text:p>
          </table:table-cell>
          <table:table-cell table:style-name="ce3" table:formula="of:=CHAR(INDEX([XOR.$B$2:.$Q$17];[.$B33]+1;[.AO$3]+1 )*16+INDEX([XOR.$B$2:.$Q$17];[.$C33]+1;[.AO$4]+1))" office:value-type="string" office:string-value="[">
            <text:p>[</text:p>
          </table:table-cell>
          <table:table-cell table:style-name="ce3" table:formula="of:=CHAR(INDEX([XOR.$B$2:.$Q$17];[.$B33]+1;[.AP$3]+1 )*16+INDEX([XOR.$B$2:.$Q$17];[.$C33]+1;[.AP$4]+1))" office:value-type="string" office:string-value="\">
            <text:p>\</text:p>
          </table:table-cell>
          <table:table-cell table:style-name="ce3" table:formula="of:=CHAR(INDEX([XOR.$B$2:.$Q$17];[.$B33]+1;[.AQ$3]+1 )*16+INDEX([XOR.$B$2:.$Q$17];[.$C33]+1;[.AQ$4]+1))" office:value-type="string" office:string-value="]">
            <text:p>]</text:p>
          </table:table-cell>
          <table:table-cell table:style-name="ce3" table:formula="of:=CHAR(INDEX([XOR.$B$2:.$Q$17];[.$B33]+1;[.AR$3]+1 )*16+INDEX([XOR.$B$2:.$Q$17];[.$C33]+1;[.AR$4]+1))" office:value-type="string" office:string-value="^">
            <text:p>^</text:p>
          </table:table-cell>
          <table:table-cell table:style-name="ce3" table:formula="of:=CHAR(INDEX([XOR.$B$2:.$Q$17];[.$B33]+1;[.AS$3]+1 )*16+INDEX([XOR.$B$2:.$Q$17];[.$C33]+1;[.AS$4]+1))" office:value-type="string" office:string-value="_">
            <text:p>_</text:p>
          </table:table-cell>
          <table:table-cell table:style-name="ce3" table:formula="of:=CHAR(INDEX([XOR.$B$2:.$Q$17];[.$B33]+1;[.AT$3]+1 )*16+INDEX([XOR.$B$2:.$Q$17];[.$C33]+1;[.AT$4]+1))" office:value-type="string" office:string-value="P">
            <text:p>P</text:p>
          </table:table-cell>
          <table:table-cell table:style-name="ce3" table:formula="of:=CHAR(INDEX([XOR.$B$2:.$Q$17];[.$B33]+1;[.AU$3]+1 )*16+INDEX([XOR.$B$2:.$Q$17];[.$C33]+1;[.AU$4]+1))" office:value-type="string" office:string-value="Q">
            <text:p>Q</text:p>
          </table:table-cell>
          <table:table-cell table:style-name="ce3" table:formula="of:=CHAR(INDEX([XOR.$B$2:.$Q$17];[.$B33]+1;[.AV$3]+1 )*16+INDEX([XOR.$B$2:.$Q$17];[.$C33]+1;[.AV$4]+1))" office:value-type="string" office:string-value="R">
            <text:p>R</text:p>
          </table:table-cell>
          <table:table-cell table:style-name="ce3" table:formula="of:=CHAR(INDEX([XOR.$B$2:.$Q$17];[.$B33]+1;[.AW$3]+1 )*16+INDEX([XOR.$B$2:.$Q$17];[.$C33]+1;[.AW$4]+1))" office:value-type="string" office:string-value="S">
            <text:p>S</text:p>
          </table:table-cell>
          <table:table-cell table:style-name="ce3" table:formula="of:=CHAR(INDEX([XOR.$B$2:.$Q$17];[.$B33]+1;[.AX$3]+1 )*16+INDEX([XOR.$B$2:.$Q$17];[.$C33]+1;[.AX$4]+1))" office:value-type="string" office:string-value="T">
            <text:p>T</text:p>
          </table:table-cell>
          <table:table-cell table:style-name="ce3" table:formula="of:=CHAR(INDEX([XOR.$B$2:.$Q$17];[.$B33]+1;[.AY$3]+1 )*16+INDEX([XOR.$B$2:.$Q$17];[.$C33]+1;[.AY$4]+1))" office:value-type="string" office:string-value="U">
            <text:p>U</text:p>
          </table:table-cell>
          <table:table-cell table:style-name="ce3" table:formula="of:=CHAR(INDEX([XOR.$B$2:.$Q$17];[.$B33]+1;[.AZ$3]+1 )*16+INDEX([XOR.$B$2:.$Q$17];[.$C33]+1;[.AZ$4]+1))" office:value-type="string" office:string-value="V">
            <text:p>V</text:p>
          </table:table-cell>
          <table:table-cell table:style-name="ce3" table:formula="of:=CHAR(INDEX([XOR.$B$2:.$Q$17];[.$B33]+1;[.BA$3]+1 )*16+INDEX([XOR.$B$2:.$Q$17];[.$C33]+1;[.BA$4]+1))" office:value-type="string" office:string-value="W">
            <text:p>W</text:p>
          </table:table-cell>
          <table:table-cell table:style-name="ce3" table:formula="of:=CHAR(INDEX([XOR.$B$2:.$Q$17];[.$B33]+1;[.BB$3]+1 )*16+INDEX([XOR.$B$2:.$Q$17];[.$C33]+1;[.BB$4]+1))" office:value-type="string" office:string-value="H">
            <text:p>H</text:p>
          </table:table-cell>
          <table:table-cell table:style-name="ce3" table:formula="of:=CHAR(INDEX([XOR.$B$2:.$Q$17];[.$B33]+1;[.BC$3]+1 )*16+INDEX([XOR.$B$2:.$Q$17];[.$C33]+1;[.BC$4]+1))" office:value-type="string" office:string-value="I">
            <text:p>I</text:p>
          </table:table-cell>
          <table:table-cell table:style-name="ce3" table:formula="of:=CHAR(INDEX([XOR.$B$2:.$Q$17];[.$B33]+1;[.BD$3]+1 )*16+INDEX([XOR.$B$2:.$Q$17];[.$C33]+1;[.BD$4]+1))" office:value-type="string" office:string-value="J">
            <text:p>J</text:p>
          </table:table-cell>
          <table:table-cell table:style-name="ce3" table:formula="of:=CHAR(INDEX([XOR.$B$2:.$Q$17];[.$B33]+1;[.BE$3]+1 )*16+INDEX([XOR.$B$2:.$Q$17];[.$C33]+1;[.BE$4]+1))" office:value-type="string" office:string-value="K">
            <text:p>K</text:p>
          </table:table-cell>
          <table:table-cell table:style-name="ce3" table:formula="of:=CHAR(INDEX([XOR.$B$2:.$Q$17];[.$B33]+1;[.BF$3]+1 )*16+INDEX([XOR.$B$2:.$Q$17];[.$C33]+1;[.BF$4]+1))" office:value-type="string" office:string-value="L">
            <text:p>L</text:p>
          </table:table-cell>
          <table:table-cell table:style-name="ce3" table:formula="of:=CHAR(INDEX([XOR.$B$2:.$Q$17];[.$B33]+1;[.BG$3]+1 )*16+INDEX([XOR.$B$2:.$Q$17];[.$C33]+1;[.BG$4]+1))" office:value-type="string" office:string-value="M">
            <text:p>M</text:p>
          </table:table-cell>
          <table:table-cell table:style-name="ce3" table:formula="of:=CHAR(INDEX([XOR.$B$2:.$Q$17];[.$B33]+1;[.BH$3]+1 )*16+INDEX([XOR.$B$2:.$Q$17];[.$C33]+1;[.BH$4]+1))" office:value-type="string" office:string-value="N">
            <text:p>N</text:p>
          </table:table-cell>
          <table:table-cell table:style-name="ce3" table:formula="of:=CHAR(INDEX([XOR.$B$2:.$Q$17];[.$B33]+1;[.BI$3]+1 )*16+INDEX([XOR.$B$2:.$Q$17];[.$C33]+1;[.BI$4]+1))" office:value-type="string" office:string-value="O">
            <text:p>O</text:p>
          </table:table-cell>
          <table:table-cell table:style-name="ce3" table:formula="of:=CHAR(INDEX([XOR.$B$2:.$Q$17];[.$B33]+1;[.BJ$3]+1 )*16+INDEX([XOR.$B$2:.$Q$17];[.$C33]+1;[.BJ$4]+1))" office:value-type="string" office:string-value="@">
            <text:p>@</text:p>
          </table:table-cell>
          <table:table-cell table:style-name="ce3" table:formula="of:=CHAR(INDEX([XOR.$B$2:.$Q$17];[.$B33]+1;[.BK$3]+1 )*16+INDEX([XOR.$B$2:.$Q$17];[.$C33]+1;[.BK$4]+1))" office:value-type="string" office:string-value="A">
            <text:p>A</text:p>
          </table:table-cell>
          <table:table-cell table:style-name="ce3" table:formula="of:=CHAR(INDEX([XOR.$B$2:.$Q$17];[.$B33]+1;[.BL$3]+1 )*16+INDEX([XOR.$B$2:.$Q$17];[.$C33]+1;[.BL$4]+1))" office:value-type="string" office:string-value="B">
            <text:p>B</text:p>
          </table:table-cell>
          <table:table-cell table:style-name="ce3" table:formula="of:=CHAR(INDEX([XOR.$B$2:.$Q$17];[.$B33]+1;[.BM$3]+1 )*16+INDEX([XOR.$B$2:.$Q$17];[.$C33]+1;[.BM$4]+1))" office:value-type="string" office:string-value="C">
            <text:p>C</text:p>
          </table:table-cell>
          <table:table-cell table:style-name="ce3" table:formula="of:=CHAR(INDEX([XOR.$B$2:.$Q$17];[.$B33]+1;[.BN$3]+1 )*16+INDEX([XOR.$B$2:.$Q$17];[.$C33]+1;[.BN$4]+1))" office:value-type="string" office:string-value="D">
            <text:p>D</text:p>
          </table:table-cell>
          <table:table-cell table:style-name="ce3" table:formula="of:=CHAR(INDEX([XOR.$B$2:.$Q$17];[.$B33]+1;[.BO$3]+1 )*16+INDEX([XOR.$B$2:.$Q$17];[.$C33]+1;[.BO$4]+1))" office:value-type="string" office:string-value="E">
            <text:p>E</text:p>
          </table:table-cell>
          <table:table-cell table:style-name="ce3" table:formula="of:=CHAR(INDEX([XOR.$B$2:.$Q$17];[.$B33]+1;[.BP$3]+1 )*16+INDEX([XOR.$B$2:.$Q$17];[.$C33]+1;[.BP$4]+1))" office:value-type="string" office:string-value="F">
            <text:p>F</text:p>
          </table:table-cell>
          <table:table-cell table:style-name="ce3" table:formula="of:=CHAR(INDEX([XOR.$B$2:.$Q$17];[.$B33]+1;[.BQ$3]+1 )*16+INDEX([XOR.$B$2:.$Q$17];[.$C33]+1;[.BQ$4]+1))" office:value-type="string" office:string-value="G">
            <text:p>G</text:p>
          </table:table-cell>
          <table:table-cell table:style-name="ce3" table:formula="of:=CHAR(INDEX([XOR.$B$2:.$Q$17];[.$B33]+1;[.BR$3]+1 )*16+INDEX([XOR.$B$2:.$Q$17];[.$C33]+1;[.BR$4]+1))" office:value-type="string" office:string-value="8">
            <text:p>8</text:p>
          </table:table-cell>
          <table:table-cell table:style-name="ce3" table:formula="of:=CHAR(INDEX([XOR.$B$2:.$Q$17];[.$B33]+1;[.BS$3]+1 )*16+INDEX([XOR.$B$2:.$Q$17];[.$C33]+1;[.BS$4]+1))" office:value-type="string" office:string-value="9">
            <text:p>9</text:p>
          </table:table-cell>
          <table:table-cell table:style-name="ce3" table:formula="of:=CHAR(INDEX([XOR.$B$2:.$Q$17];[.$B33]+1;[.BT$3]+1 )*16+INDEX([XOR.$B$2:.$Q$17];[.$C33]+1;[.BT$4]+1))" office:value-type="string" office:string-value=":">
            <text:p>:</text:p>
          </table:table-cell>
          <table:table-cell table:style-name="ce3" table:formula="of:=CHAR(INDEX([XOR.$B$2:.$Q$17];[.$B33]+1;[.BU$3]+1 )*16+INDEX([XOR.$B$2:.$Q$17];[.$C33]+1;[.BU$4]+1))" office:value-type="string" office:string-value=";">
            <text:p>;</text:p>
          </table:table-cell>
          <table:table-cell table:style-name="ce3" table:formula="of:=CHAR(INDEX([XOR.$B$2:.$Q$17];[.$B33]+1;[.BV$3]+1 )*16+INDEX([XOR.$B$2:.$Q$17];[.$C33]+1;[.BV$4]+1))" office:value-type="string" office:string-value="&lt;">
            <text:p>&lt;</text:p>
          </table:table-cell>
          <table:table-cell table:style-name="ce3" table:formula="of:=CHAR(INDEX([XOR.$B$2:.$Q$17];[.$B33]+1;[.BW$3]+1 )*16+INDEX([XOR.$B$2:.$Q$17];[.$C33]+1;[.BW$4]+1))" office:value-type="string" office:string-value="=">
            <text:p>=</text:p>
          </table:table-cell>
          <table:table-cell table:style-name="ce3" table:formula="of:=CHAR(INDEX([XOR.$B$2:.$Q$17];[.$B33]+1;[.BX$3]+1 )*16+INDEX([XOR.$B$2:.$Q$17];[.$C33]+1;[.BX$4]+1))" office:value-type="string" office:string-value="&gt;">
            <text:p>&gt;</text:p>
          </table:table-cell>
          <table:table-cell table:style-name="ce3" table:formula="of:=CHAR(INDEX([XOR.$B$2:.$Q$17];[.$B33]+1;[.BY$3]+1 )*16+INDEX([XOR.$B$2:.$Q$17];[.$C33]+1;[.BY$4]+1))" office:value-type="string" office:string-value="?">
            <text:p>?</text:p>
          </table:table-cell>
          <table:table-cell table:style-name="ce3" table:formula="of:=CHAR(INDEX([XOR.$B$2:.$Q$17];[.$B33]+1;[.BZ$3]+1 )*16+INDEX([XOR.$B$2:.$Q$17];[.$C33]+1;[.BZ$4]+1))" office:value-type="string" office:string-value="0">
            <text:p>0</text:p>
          </table:table-cell>
          <table:table-cell table:style-name="ce3" table:formula="of:=CHAR(INDEX([XOR.$B$2:.$Q$17];[.$B33]+1;[.CA$3]+1 )*16+INDEX([XOR.$B$2:.$Q$17];[.$C33]+1;[.CA$4]+1))" office:value-type="string" office:string-value="1">
            <text:p>1</text:p>
          </table:table-cell>
          <table:table-cell table:style-name="ce3" table:formula="of:=CHAR(INDEX([XOR.$B$2:.$Q$17];[.$B33]+1;[.CB$3]+1 )*16+INDEX([XOR.$B$2:.$Q$17];[.$C33]+1;[.CB$4]+1))" office:value-type="string" office:string-value="2">
            <text:p>2</text:p>
          </table:table-cell>
          <table:table-cell table:style-name="ce3" table:formula="of:=CHAR(INDEX([XOR.$B$2:.$Q$17];[.$B33]+1;[.CC$3]+1 )*16+INDEX([XOR.$B$2:.$Q$17];[.$C33]+1;[.CC$4]+1))" office:value-type="string" office:string-value="3">
            <text:p>3</text:p>
          </table:table-cell>
          <table:table-cell table:style-name="ce3" table:formula="of:=CHAR(INDEX([XOR.$B$2:.$Q$17];[.$B33]+1;[.CD$3]+1 )*16+INDEX([XOR.$B$2:.$Q$17];[.$C33]+1;[.CD$4]+1))" office:value-type="string" office:string-value="4">
            <text:p>4</text:p>
          </table:table-cell>
          <table:table-cell table:style-name="ce3" table:formula="of:=CHAR(INDEX([XOR.$B$2:.$Q$17];[.$B33]+1;[.CE$3]+1 )*16+INDEX([XOR.$B$2:.$Q$17];[.$C33]+1;[.CE$4]+1))" office:value-type="string" office:string-value="5">
            <text:p>5</text:p>
          </table:table-cell>
          <table:table-cell table:style-name="ce3" table:formula="of:=CHAR(INDEX([XOR.$B$2:.$Q$17];[.$B33]+1;[.CF$3]+1 )*16+INDEX([XOR.$B$2:.$Q$17];[.$C33]+1;[.CF$4]+1))" office:value-type="string" office:string-value="6">
            <text:p>6</text:p>
          </table:table-cell>
          <table:table-cell table:style-name="ce3" table:formula="of:=CHAR(INDEX([XOR.$B$2:.$Q$17];[.$B33]+1;[.CG$3]+1 )*16+INDEX([XOR.$B$2:.$Q$17];[.$C33]+1;[.CG$4]+1))" office:value-type="string" office:string-value="7">
            <text:p>7</text:p>
          </table:table-cell>
          <table:table-cell table:style-name="ce3" table:formula="of:=CHAR(INDEX([XOR.$B$2:.$Q$17];[.$B33]+1;[.CH$3]+1 )*16+INDEX([XOR.$B$2:.$Q$17];[.$C33]+1;[.CH$4]+1))" office:value-type="string" office:string-value="(">
            <text:p>(</text:p>
          </table:table-cell>
          <table:table-cell table:style-name="ce3" table:formula="of:=CHAR(INDEX([XOR.$B$2:.$Q$17];[.$B33]+1;[.CI$3]+1 )*16+INDEX([XOR.$B$2:.$Q$17];[.$C33]+1;[.CI$4]+1))" office:value-type="string" office:string-value=")">
            <text:p>)</text:p>
          </table:table-cell>
          <table:table-cell table:style-name="ce3" table:formula="of:=CHAR(INDEX([XOR.$B$2:.$Q$17];[.$B33]+1;[.CJ$3]+1 )*16+INDEX([XOR.$B$2:.$Q$17];[.$C33]+1;[.CJ$4]+1))" office:value-type="string" office:string-value="*">
            <text:p>*</text:p>
          </table:table-cell>
          <table:table-cell table:style-name="ce3" table:formula="of:=CHAR(INDEX([XOR.$B$2:.$Q$17];[.$B33]+1;[.CK$3]+1 )*16+INDEX([XOR.$B$2:.$Q$17];[.$C33]+1;[.CK$4]+1))" office:value-type="string" office:string-value="+">
            <text:p>+</text:p>
          </table:table-cell>
          <table:table-cell table:style-name="ce3" table:formula="of:=CHAR(INDEX([XOR.$B$2:.$Q$17];[.$B33]+1;[.CL$3]+1 )*16+INDEX([XOR.$B$2:.$Q$17];[.$C33]+1;[.CL$4]+1))" office:value-type="string" office:string-value=",">
            <text:p>,</text:p>
          </table:table-cell>
          <table:table-cell table:style-name="ce3" table:formula="of:=CHAR(INDEX([XOR.$B$2:.$Q$17];[.$B33]+1;[.CM$3]+1 )*16+INDEX([XOR.$B$2:.$Q$17];[.$C33]+1;[.CM$4]+1))" office:value-type="string" office:string-value="-">
            <text:p>-</text:p>
          </table:table-cell>
          <table:table-cell table:style-name="ce3" table:formula="of:=CHAR(INDEX([XOR.$B$2:.$Q$17];[.$B33]+1;[.CN$3]+1 )*16+INDEX([XOR.$B$2:.$Q$17];[.$C33]+1;[.CN$4]+1))" office:value-type="string" office:string-value=".">
            <text:p>.</text:p>
          </table:table-cell>
          <table:table-cell table:style-name="ce3" table:formula="of:=CHAR(INDEX([XOR.$B$2:.$Q$17];[.$B33]+1;[.CO$3]+1 )*16+INDEX([XOR.$B$2:.$Q$17];[.$C33]+1;[.CO$4]+1))" office:value-type="string" office:string-value="/">
            <text:p>/</text:p>
          </table:table-cell>
          <table:table-cell table:style-name="ce8" table:formula="of:=CHAR(INDEX([XOR.$B$2:.$Q$17];[.$B33]+1;[.CP$3]+1 )*16+INDEX([XOR.$B$2:.$Q$17];[.$C33]+1;[.CP$4]+1))" office:value-type="string" office:string-value=" ">
            <text:p><text:s/></text:p>
          </table:table-cell>
          <table:table-cell table:style-name="ce3" table:formula="of:=CHAR(INDEX([XOR.$B$2:.$Q$17];[.$B33]+1;[.CQ$3]+1 )*16+INDEX([XOR.$B$2:.$Q$17];[.$C33]+1;[.CQ$4]+1))" office:value-type="string" office:string-value="!">
            <text:p>!</text:p>
          </table:table-cell>
          <table:table-cell table:style-name="ce3" table:formula="of:=CHAR(INDEX([XOR.$B$2:.$Q$17];[.$B33]+1;[.CR$3]+1 )*16+INDEX([XOR.$B$2:.$Q$17];[.$C33]+1;[.CR$4]+1))" office:value-type="string" office:string-value="&quot;">
            <text:p>"</text:p>
          </table:table-cell>
          <table:table-cell table:style-name="ce3" table:formula="of:=CHAR(INDEX([XOR.$B$2:.$Q$17];[.$B33]+1;[.CS$3]+1 )*16+INDEX([XOR.$B$2:.$Q$17];[.$C33]+1;[.CS$4]+1))" office:value-type="string" office:string-value="#">
            <text:p>#</text:p>
          </table:table-cell>
          <table:table-cell table:style-name="ce3" table:formula="of:=CHAR(INDEX([XOR.$B$2:.$Q$17];[.$B33]+1;[.CT$3]+1 )*16+INDEX([XOR.$B$2:.$Q$17];[.$C33]+1;[.CT$4]+1))" office:value-type="string" office:string-value="$">
            <text:p>$</text:p>
          </table:table-cell>
          <table:table-cell table:style-name="ce3" table:formula="of:=CHAR(INDEX([XOR.$B$2:.$Q$17];[.$B33]+1;[.CU$3]+1 )*16+INDEX([XOR.$B$2:.$Q$17];[.$C33]+1;[.CU$4]+1))" office:value-type="string" office:string-value="%">
            <text:p>%</text:p>
          </table:table-cell>
          <table:table-cell table:style-name="ce3" table:formula="of:=CHAR(INDEX([XOR.$B$2:.$Q$17];[.$B33]+1;[.CV$3]+1 )*16+INDEX([XOR.$B$2:.$Q$17];[.$C33]+1;[.CV$4]+1))" office:value-type="string" office:string-value="&amp;">
            <text:p>&amp;</text:p>
          </table:table-cell>
          <table:table-cell table:style-name="ce3" table:formula="of:=CHAR(INDEX([XOR.$B$2:.$Q$17];[.$B33]+1;[.CW$3]+1 )*16+INDEX([XOR.$B$2:.$Q$17];[.$C33]+1;[.CW$4]+1))" office:value-type="string" office:string-value="'">
            <text:p>'</text:p>
          </table:table-cell>
          <table:table-cell table:style-name="ce3" table:formula="of:=CHAR(INDEX([XOR.$B$2:.$Q$17];[.$B33]+1;[.CX$3]+1 )*16+INDEX([XOR.$B$2:.$Q$17];[.$C33]+1;[.CX$4]+1))" office:value-type="string" office:string-value="">
            <text:p/>
          </table:table-cell>
          <table:table-cell table:style-name="ce3" table:formula="of:=CHAR(INDEX([XOR.$B$2:.$Q$17];[.$B33]+1;[.CY$3]+1 )*16+INDEX([XOR.$B$2:.$Q$17];[.$C33]+1;[.CY$4]+1))" office:value-type="string" office:string-value="">
            <text:p/>
          </table:table-cell>
          <table:table-cell table:style-name="ce3" table:formula="of:=CHAR(INDEX([XOR.$B$2:.$Q$17];[.$B33]+1;[.CZ$3]+1 )*16+INDEX([XOR.$B$2:.$Q$17];[.$C33]+1;[.CZ$4]+1))" office:value-type="string" office:string-value="">
            <text:p/>
          </table:table-cell>
          <table:table-cell table:style-name="ce3" table:formula="of:=CHAR(INDEX([XOR.$B$2:.$Q$17];[.$B33]+1;[.DA$3]+1 )*16+INDEX([XOR.$B$2:.$Q$17];[.$C33]+1;[.DA$4]+1))" office:value-type="string" office:string-value="">
            <text:p/>
          </table:table-cell>
          <table:table-cell table:style-name="ce3" table:formula="of:=CHAR(INDEX([XOR.$B$2:.$Q$17];[.$B33]+1;[.DB$3]+1 )*16+INDEX([XOR.$B$2:.$Q$17];[.$C33]+1;[.DB$4]+1))" office:value-type="string" office:string-value="">
            <text:p/>
          </table:table-cell>
          <table:table-cell table:style-name="ce3" table:formula="of:=CHAR(INDEX([XOR.$B$2:.$Q$17];[.$B33]+1;[.DC$3]+1 )*16+INDEX([XOR.$B$2:.$Q$17];[.$C33]+1;[.DC$4]+1))" office:value-type="string" office:string-value="">
            <text:p/>
          </table:table-cell>
          <table:table-cell table:style-name="ce3" table:formula="of:=CHAR(INDEX([XOR.$B$2:.$Q$17];[.$B33]+1;[.DD$3]+1 )*16+INDEX([XOR.$B$2:.$Q$17];[.$C33]+1;[.DD$4]+1))" office:value-type="string" office:string-value="">
            <text:p/>
          </table:table-cell>
          <table:table-cell table:style-name="ce3" table:formula="of:=CHAR(INDEX([XOR.$B$2:.$Q$17];[.$B33]+1;[.DE$3]+1 )*16+INDEX([XOR.$B$2:.$Q$17];[.$C33]+1;[.DE$4]+1))" office:value-type="string" office:string-value="">
            <text:p/>
          </table:table-cell>
          <table:table-cell table:style-name="ce3" table:formula="of:=CHAR(INDEX([XOR.$B$2:.$Q$17];[.$B33]+1;[.DF$3]+1 )*16+INDEX([XOR.$B$2:.$Q$17];[.$C33]+1;[.DF$4]+1))" office:value-type="string" office:string-value="">
            <text:p/>
          </table:table-cell>
          <table:table-cell table:style-name="ce3" table:formula="of:=CHAR(INDEX([XOR.$B$2:.$Q$17];[.$B33]+1;[.DG$3]+1 )*16+INDEX([XOR.$B$2:.$Q$17];[.$C33]+1;[.DG$4]+1))" office:value-type="string" office:string-value="">
            <text:p/>
          </table:table-cell>
          <table:table-cell table:style-name="ce3" table:formula="of:=CHAR(INDEX([XOR.$B$2:.$Q$17];[.$B33]+1;[.DH$3]+1 )*16+INDEX([XOR.$B$2:.$Q$17];[.$C33]+1;[.DH$4]+1))" office:value-type="string" office:string-value="">
            <text:p/>
          </table:table-cell>
          <table:table-cell table:style-name="ce3" table:formula="of:=CHAR(INDEX([XOR.$B$2:.$Q$17];[.$B33]+1;[.DI$3]+1 )*16+INDEX([XOR.$B$2:.$Q$17];[.$C33]+1;[.DI$4]+1))" office:value-type="string" office:string-value="">
            <text:p/>
          </table:table-cell>
          <table:table-cell table:style-name="ce3" table:formula="of:=CHAR(INDEX([XOR.$B$2:.$Q$17];[.$B33]+1;[.DJ$3]+1 )*16+INDEX([XOR.$B$2:.$Q$17];[.$C33]+1;[.DJ$4]+1))" office:value-type="string" office:string-value="">
            <text:p/>
          </table:table-cell>
          <table:table-cell table:style-name="ce3" table:formula="of:=CHAR(INDEX([XOR.$B$2:.$Q$17];[.$B33]+1;[.DK$3]+1 )*16+INDEX([XOR.$B$2:.$Q$17];[.$C33]+1;[.DK$4]+1))" office:value-type="string" office:string-value="">
            <text:p/>
          </table:table-cell>
          <table:table-cell table:style-name="ce3" table:formula="of:=CHAR(INDEX([XOR.$B$2:.$Q$17];[.$B33]+1;[.DL$3]+1 )*16+INDEX([XOR.$B$2:.$Q$17];[.$C33]+1;[.DL$4]+1))" office:value-type="string" office:string-value="">
            <text:p/>
          </table:table-cell>
          <table:table-cell table:style-name="ce3" table:formula="of:=CHAR(INDEX([XOR.$B$2:.$Q$17];[.$B33]+1;[.DM$3]+1 )*16+INDEX([XOR.$B$2:.$Q$17];[.$C33]+1;[.DM$4]+1))" office:value-type="string" office:string-value="">
            <text:p/>
          </table:table-cell>
          <table:table-cell table:style-name="ce3" table:formula="of:=CHAR(INDEX([XOR.$B$2:.$Q$17];[.$B33]+1;[.DN$3]+1 )*16+INDEX([XOR.$B$2:.$Q$17];[.$C33]+1;[.DN$4]+1))" office:value-type="string" office:string-value="">
            <text:p/>
          </table:table-cell>
          <table:table-cell table:style-name="ce3" table:formula="of:=CHAR(INDEX([XOR.$B$2:.$Q$17];[.$B33]+1;[.DO$3]+1 )*16+INDEX([XOR.$B$2:.$Q$17];[.$C33]+1;[.DO$4]+1))" office:value-type="string" office:string-value="&#9;">
            <text:p><text:tab/></text:p>
          </table:table-cell>
          <table:table-cell table:style-name="ce3" table:formula="of:=CHAR(INDEX([XOR.$B$2:.$Q$17];[.$B33]+1;[.DP$3]+1 )*16+INDEX([XOR.$B$2:.$Q$17];[.$C33]+1;[.DP$4]+1))" office:value-type="string" office:string-value="&#10;">
            <text:p><text:line-break/></text:p>
          </table:table-cell>
          <table:table-cell table:style-name="ce3" table:formula="of:=CHAR(INDEX([XOR.$B$2:.$Q$17];[.$B33]+1;[.DQ$3]+1 )*16+INDEX([XOR.$B$2:.$Q$17];[.$C33]+1;[.DQ$4]+1))" office:value-type="string" office:string-value="">
            <text:p/>
          </table:table-cell>
          <table:table-cell table:style-name="ce3" table:formula="of:=CHAR(INDEX([XOR.$B$2:.$Q$17];[.$B33]+1;[.DR$3]+1 )*16+INDEX([XOR.$B$2:.$Q$17];[.$C33]+1;[.DR$4]+1))" office:value-type="string" office:string-value="">
            <text:p/>
          </table:table-cell>
          <table:table-cell table:style-name="ce3" table:formula="of:=CHAR(INDEX([XOR.$B$2:.$Q$17];[.$B33]+1;[.DS$3]+1 )*16+INDEX([XOR.$B$2:.$Q$17];[.$C33]+1;[.DS$4]+1))" office:value-type="string" office:string-value="&#13;">
            <text:p></text:p>
          </table:table-cell>
          <table:table-cell table:style-name="ce3" table:formula="of:=CHAR(INDEX([XOR.$B$2:.$Q$17];[.$B33]+1;[.DT$3]+1 )*16+INDEX([XOR.$B$2:.$Q$17];[.$C33]+1;[.DT$4]+1))" office:value-type="string" office:string-value="">
            <text:p/>
          </table:table-cell>
          <table:table-cell table:style-name="ce3" table:formula="of:=CHAR(INDEX([XOR.$B$2:.$Q$17];[.$B33]+1;[.DU$3]+1 )*16+INDEX([XOR.$B$2:.$Q$17];[.$C33]+1;[.DU$4]+1))" office:value-type="string" office:string-value="">
            <text:p/>
          </table:table-cell>
          <table:table-cell table:style-name="ce3" table:formula="of:=CHAR(INDEX([XOR.$B$2:.$Q$17];[.$B33]+1;[.DV$3]+1 )*16+INDEX([XOR.$B$2:.$Q$17];[.$C33]+1;[.DV$4]+1))" office:value-type="string" office:string-value="">
            <text:p/>
          </table:table-cell>
          <table:table-cell table:style-name="ce3" table:formula="of:=CHAR(INDEX([XOR.$B$2:.$Q$17];[.$B33]+1;[.DW$3]+1 )*16+INDEX([XOR.$B$2:.$Q$17];[.$C33]+1;[.DW$4]+1))" office:value-type="string" office:string-value="">
            <text:p/>
          </table:table-cell>
          <table:table-cell table:style-name="ce3" table:formula="of:=CHAR(INDEX([XOR.$B$2:.$Q$17];[.$B33]+1;[.DX$3]+1 )*16+INDEX([XOR.$B$2:.$Q$17];[.$C33]+1;[.DX$4]+1))" office:value-type="string" office:string-value="">
            <text:p/>
          </table:table-cell>
          <table:table-cell table:style-name="ce3" table:formula="of:=CHAR(INDEX([XOR.$B$2:.$Q$17];[.$B33]+1;[.DY$3]+1 )*16+INDEX([XOR.$B$2:.$Q$17];[.$C33]+1;[.DY$4]+1))" office:value-type="string" office:string-value="">
            <text:p/>
          </table:table-cell>
          <table:table-cell table:style-name="ce3" table:formula="of:=CHAR(INDEX([XOR.$B$2:.$Q$17];[.$B33]+1;[.DZ$3]+1 )*16+INDEX([XOR.$B$2:.$Q$17];[.$C33]+1;[.DZ$4]+1))" office:value-type="string" office:string-value="">
            <text:p/>
          </table:table-cell>
          <table:table-cell table:style-name="ce3" table:formula="of:=CHAR(INDEX([XOR.$B$2:.$Q$17];[.$B33]+1;[.EA$3]+1 )*16+INDEX([XOR.$B$2:.$Q$17];[.$C33]+1;[.EA$4]+1))" office:value-type="string" office:string-value="">
            <text:p/>
          </table:table-cell>
          <table:table-cell table:style-name="ce3" table:formula="of:=CHAR(INDEX([XOR.$B$2:.$Q$17];[.$B33]+1;[.EB$3]+1 )*16+INDEX([XOR.$B$2:.$Q$17];[.$C33]+1;[.EB$4]+1))" office:value-type="string" office:string-value="">
            <text:p/>
          </table:table-cell>
          <table:table-cell table:style-name="ce3" table:formula="of:=CHAR(INDEX([XOR.$B$2:.$Q$17];[.$B33]+1;[.EC$3]+1 )*16+INDEX([XOR.$B$2:.$Q$17];[.$C33]+1;[.EC$4]+1))" office:value-type="string" office:string-value="">
            <text:p/>
          </table:table-cell>
          <table:table-cell table:style-name="ce3" table:number-columns-repeated="21"/>
        </table:table-row>
        <table:table-row table:style-name="ro4">
          <table:table-cell table:formula="of:=[.A33]+2" office:value-type="float" office:value="59">
            <text:p>59</text:p>
          </table:table-cell>
          <table:table-cell table:formula="of:=RIGHT(LEFT([.$B$1];[.A34]);1)" office:value-type="string" office:string-value="3">
            <text:p>3</text:p>
          </table:table-cell>
          <table:table-cell table:formula="of:=VLOOKUP(RIGHT(LEFT([.$B$1];[.A34]+1);1);[Sheet1.$A$2:.$C$17];3;0)" office:value-type="float" office:value="10">
            <text:p>10</text:p>
          </table:table-cell>
          <table:table-cell table:formula="of:=[.C34]+[.B34]*16" office:value-type="float" office:value="58">
            <text:p>58</text:p>
          </table:table-cell>
          <table:table-cell table:formula="of:=CHAR([.D34])" office:value-type="string" office:string-value=":">
            <text:p>:</text:p>
          </table:table-cell>
          <table:table-cell table:style-name="ce3" table:formula="of:=CHAR(INDEX([XOR.$B$2:.$Q$17];[.$B34]+1;[.F$3]+1 )*16+INDEX([XOR.$B$2:.$Q$17];[.$C34]+1;[.F$4]+1))" office:value-type="string" office:string-value=":">
            <text:p>:</text:p>
          </table:table-cell>
          <table:table-cell table:style-name="ce3" table:formula="of:=CHAR(INDEX([XOR.$B$2:.$Q$17];[.$B34]+1;[.G$3]+1 )*16+INDEX([XOR.$B$2:.$Q$17];[.$C34]+1;[.G$4]+1))" office:value-type="string" office:string-value=";">
            <text:p>;</text:p>
          </table:table-cell>
          <table:table-cell table:style-name="ce3" table:formula="of:=CHAR(INDEX([XOR.$B$2:.$Q$17];[.$B34]+1;[.H$3]+1 )*16+INDEX([XOR.$B$2:.$Q$17];[.$C34]+1;[.H$4]+1))" office:value-type="string" office:string-value="8">
            <text:p>8</text:p>
          </table:table-cell>
          <table:table-cell table:style-name="ce3" table:formula="of:=CHAR(INDEX([XOR.$B$2:.$Q$17];[.$B34]+1;[.I$3]+1 )*16+INDEX([XOR.$B$2:.$Q$17];[.$C34]+1;[.I$4]+1))" office:value-type="string" office:string-value="9">
            <text:p>9</text:p>
          </table:table-cell>
          <table:table-cell table:style-name="ce3" table:formula="of:=CHAR(INDEX([XOR.$B$2:.$Q$17];[.$B34]+1;[.J$3]+1 )*16+INDEX([XOR.$B$2:.$Q$17];[.$C34]+1;[.J$4]+1))" office:value-type="string" office:string-value="&gt;">
            <text:p>&gt;</text:p>
          </table:table-cell>
          <table:table-cell table:style-name="ce3" table:formula="of:=CHAR(INDEX([XOR.$B$2:.$Q$17];[.$B34]+1;[.K$3]+1 )*16+INDEX([XOR.$B$2:.$Q$17];[.$C34]+1;[.K$4]+1))" office:value-type="string" office:string-value="?">
            <text:p>?</text:p>
          </table:table-cell>
          <table:table-cell table:style-name="ce3" table:formula="of:=CHAR(INDEX([XOR.$B$2:.$Q$17];[.$B34]+1;[.L$3]+1 )*16+INDEX([XOR.$B$2:.$Q$17];[.$C34]+1;[.L$4]+1))" office:value-type="string" office:string-value="&lt;">
            <text:p>&lt;</text:p>
          </table:table-cell>
          <table:table-cell table:style-name="ce3" table:formula="of:=CHAR(INDEX([XOR.$B$2:.$Q$17];[.$B34]+1;[.M$3]+1 )*16+INDEX([XOR.$B$2:.$Q$17];[.$C34]+1;[.M$4]+1))" office:value-type="string" office:string-value="=">
            <text:p>=</text:p>
          </table:table-cell>
          <table:table-cell table:style-name="ce3" table:formula="of:=CHAR(INDEX([XOR.$B$2:.$Q$17];[.$B34]+1;[.N$3]+1 )*16+INDEX([XOR.$B$2:.$Q$17];[.$C34]+1;[.N$4]+1))" office:value-type="string" office:string-value="2">
            <text:p>2</text:p>
          </table:table-cell>
          <table:table-cell table:style-name="ce3" table:formula="of:=CHAR(INDEX([XOR.$B$2:.$Q$17];[.$B34]+1;[.O$3]+1 )*16+INDEX([XOR.$B$2:.$Q$17];[.$C34]+1;[.O$4]+1))" office:value-type="string" office:string-value="3">
            <text:p>3</text:p>
          </table:table-cell>
          <table:table-cell table:style-name="ce3" table:formula="of:=CHAR(INDEX([XOR.$B$2:.$Q$17];[.$B34]+1;[.P$3]+1 )*16+INDEX([XOR.$B$2:.$Q$17];[.$C34]+1;[.P$4]+1))" office:value-type="string" office:string-value="0">
            <text:p>0</text:p>
          </table:table-cell>
          <table:table-cell table:style-name="ce3" table:formula="of:=CHAR(INDEX([XOR.$B$2:.$Q$17];[.$B34]+1;[.Q$3]+1 )*16+INDEX([XOR.$B$2:.$Q$17];[.$C34]+1;[.Q$4]+1))" office:value-type="string" office:string-value="1">
            <text:p>1</text:p>
          </table:table-cell>
          <table:table-cell table:style-name="ce3" table:formula="of:=CHAR(INDEX([XOR.$B$2:.$Q$17];[.$B34]+1;[.R$3]+1 )*16+INDEX([XOR.$B$2:.$Q$17];[.$C34]+1;[.R$4]+1))" office:value-type="string" office:string-value="6">
            <text:p>6</text:p>
          </table:table-cell>
          <table:table-cell table:style-name="ce3" table:formula="of:=CHAR(INDEX([XOR.$B$2:.$Q$17];[.$B34]+1;[.S$3]+1 )*16+INDEX([XOR.$B$2:.$Q$17];[.$C34]+1;[.S$4]+1))" office:value-type="string" office:string-value="7">
            <text:p>7</text:p>
          </table:table-cell>
          <table:table-cell table:style-name="ce3" table:formula="of:=CHAR(INDEX([XOR.$B$2:.$Q$17];[.$B34]+1;[.T$3]+1 )*16+INDEX([XOR.$B$2:.$Q$17];[.$C34]+1;[.T$4]+1))" office:value-type="string" office:string-value="4">
            <text:p>4</text:p>
          </table:table-cell>
          <table:table-cell table:style-name="ce3" table:formula="of:=CHAR(INDEX([XOR.$B$2:.$Q$17];[.$B34]+1;[.U$3]+1 )*16+INDEX([XOR.$B$2:.$Q$17];[.$C34]+1;[.U$4]+1))" office:value-type="string" office:string-value="5">
            <text:p>5</text:p>
          </table:table-cell>
          <table:table-cell table:style-name="ce3" table:formula="of:=CHAR(INDEX([XOR.$B$2:.$Q$17];[.$B34]+1;[.V$3]+1 )*16+INDEX([XOR.$B$2:.$Q$17];[.$C34]+1;[.V$4]+1))" office:value-type="string" office:string-value="*">
            <text:p>*</text:p>
          </table:table-cell>
          <table:table-cell table:style-name="ce3" table:formula="of:=CHAR(INDEX([XOR.$B$2:.$Q$17];[.$B34]+1;[.W$3]+1 )*16+INDEX([XOR.$B$2:.$Q$17];[.$C34]+1;[.W$4]+1))" office:value-type="string" office:string-value="+">
            <text:p>+</text:p>
          </table:table-cell>
          <table:table-cell table:style-name="ce3" table:formula="of:=CHAR(INDEX([XOR.$B$2:.$Q$17];[.$B34]+1;[.X$3]+1 )*16+INDEX([XOR.$B$2:.$Q$17];[.$C34]+1;[.X$4]+1))" office:value-type="string" office:string-value="(">
            <text:p>(</text:p>
          </table:table-cell>
          <table:table-cell table:style-name="ce3" table:formula="of:=CHAR(INDEX([XOR.$B$2:.$Q$17];[.$B34]+1;[.Y$3]+1 )*16+INDEX([XOR.$B$2:.$Q$17];[.$C34]+1;[.Y$4]+1))" office:value-type="string" office:string-value=")">
            <text:p>)</text:p>
          </table:table-cell>
          <table:table-cell table:style-name="ce3" table:formula="of:=CHAR(INDEX([XOR.$B$2:.$Q$17];[.$B34]+1;[.Z$3]+1 )*16+INDEX([XOR.$B$2:.$Q$17];[.$C34]+1;[.Z$4]+1))" office:value-type="string" office:string-value=".">
            <text:p>.</text:p>
          </table:table-cell>
          <table:table-cell table:style-name="ce3" table:formula="of:=CHAR(INDEX([XOR.$B$2:.$Q$17];[.$B34]+1;[.AA$3]+1 )*16+INDEX([XOR.$B$2:.$Q$17];[.$C34]+1;[.AA$4]+1))" office:value-type="string" office:string-value="/">
            <text:p>/</text:p>
          </table:table-cell>
          <table:table-cell table:style-name="ce3" table:formula="of:=CHAR(INDEX([XOR.$B$2:.$Q$17];[.$B34]+1;[.AB$3]+1 )*16+INDEX([XOR.$B$2:.$Q$17];[.$C34]+1;[.AB$4]+1))" office:value-type="string" office:string-value=",">
            <text:p>,</text:p>
          </table:table-cell>
          <table:table-cell table:style-name="ce3" table:formula="of:=CHAR(INDEX([XOR.$B$2:.$Q$17];[.$B34]+1;[.AC$3]+1 )*16+INDEX([XOR.$B$2:.$Q$17];[.$C34]+1;[.AC$4]+1))" office:value-type="string" office:string-value="-">
            <text:p>-</text:p>
          </table:table-cell>
          <table:table-cell table:style-name="ce3" table:formula="of:=CHAR(INDEX([XOR.$B$2:.$Q$17];[.$B34]+1;[.AD$3]+1 )*16+INDEX([XOR.$B$2:.$Q$17];[.$C34]+1;[.AD$4]+1))" office:value-type="string" office:string-value="&quot;">
            <text:p>"</text:p>
          </table:table-cell>
          <table:table-cell table:style-name="ce3" table:formula="of:=CHAR(INDEX([XOR.$B$2:.$Q$17];[.$B34]+1;[.AE$3]+1 )*16+INDEX([XOR.$B$2:.$Q$17];[.$C34]+1;[.AE$4]+1))" office:value-type="string" office:string-value="#">
            <text:p>#</text:p>
          </table:table-cell>
          <table:table-cell table:style-name="ce3" table:formula="of:=CHAR(INDEX([XOR.$B$2:.$Q$17];[.$B34]+1;[.AF$3]+1 )*16+INDEX([XOR.$B$2:.$Q$17];[.$C34]+1;[.AF$4]+1))" office:value-type="string" office:string-value=" ">
            <text:p><text:s/></text:p>
          </table:table-cell>
          <table:table-cell table:style-name="ce3" table:formula="of:=CHAR(INDEX([XOR.$B$2:.$Q$17];[.$B34]+1;[.AG$3]+1 )*16+INDEX([XOR.$B$2:.$Q$17];[.$C34]+1;[.AG$4]+1))" office:value-type="string" office:string-value="!">
            <text:p>!</text:p>
          </table:table-cell>
          <table:table-cell table:style-name="ce3" table:formula="of:=CHAR(INDEX([XOR.$B$2:.$Q$17];[.$B34]+1;[.AH$3]+1 )*16+INDEX([XOR.$B$2:.$Q$17];[.$C34]+1;[.AH$4]+1))" office:value-type="string" office:string-value="&amp;">
            <text:p>&amp;</text:p>
          </table:table-cell>
          <table:table-cell table:style-name="ce3" table:formula="of:=CHAR(INDEX([XOR.$B$2:.$Q$17];[.$B34]+1;[.AI$3]+1 )*16+INDEX([XOR.$B$2:.$Q$17];[.$C34]+1;[.AI$4]+1))" office:value-type="string" office:string-value="'">
            <text:p>'</text:p>
          </table:table-cell>
          <table:table-cell table:style-name="ce3" table:formula="of:=CHAR(INDEX([XOR.$B$2:.$Q$17];[.$B34]+1;[.AJ$3]+1 )*16+INDEX([XOR.$B$2:.$Q$17];[.$C34]+1;[.AJ$4]+1))" office:value-type="string" office:string-value="$">
            <text:p>$</text:p>
          </table:table-cell>
          <table:table-cell table:style-name="ce3" table:formula="of:=CHAR(INDEX([XOR.$B$2:.$Q$17];[.$B34]+1;[.AK$3]+1 )*16+INDEX([XOR.$B$2:.$Q$17];[.$C34]+1;[.AK$4]+1))" office:value-type="string" office:string-value="%">
            <text:p>%</text:p>
          </table:table-cell>
          <table:table-cell table:style-name="ce3" table:formula="of:=CHAR(INDEX([XOR.$B$2:.$Q$17];[.$B34]+1;[.AL$3]+1 )*16+INDEX([XOR.$B$2:.$Q$17];[.$C34]+1;[.AL$4]+1))" office:value-type="string" office:string-value="">
            <text:p/>
          </table:table-cell>
          <table:table-cell table:style-name="ce3" table:formula="of:=CHAR(INDEX([XOR.$B$2:.$Q$17];[.$B34]+1;[.AM$3]+1 )*16+INDEX([XOR.$B$2:.$Q$17];[.$C34]+1;[.AM$4]+1))" office:value-type="string" office:string-value="">
            <text:p/>
          </table:table-cell>
          <table:table-cell table:style-name="ce3" table:formula="of:=CHAR(INDEX([XOR.$B$2:.$Q$17];[.$B34]+1;[.AN$3]+1 )*16+INDEX([XOR.$B$2:.$Q$17];[.$C34]+1;[.AN$4]+1))" office:value-type="string" office:string-value="">
            <text:p/>
          </table:table-cell>
          <table:table-cell table:style-name="ce3" table:formula="of:=CHAR(INDEX([XOR.$B$2:.$Q$17];[.$B34]+1;[.AO$3]+1 )*16+INDEX([XOR.$B$2:.$Q$17];[.$C34]+1;[.AO$4]+1))" office:value-type="string" office:string-value="">
            <text:p/>
          </table:table-cell>
          <table:table-cell table:style-name="ce3" table:formula="of:=CHAR(INDEX([XOR.$B$2:.$Q$17];[.$B34]+1;[.AP$3]+1 )*16+INDEX([XOR.$B$2:.$Q$17];[.$C34]+1;[.AP$4]+1))" office:value-type="string" office:string-value="">
            <text:p/>
          </table:table-cell>
          <table:table-cell table:style-name="ce3" table:formula="of:=CHAR(INDEX([XOR.$B$2:.$Q$17];[.$B34]+1;[.AQ$3]+1 )*16+INDEX([XOR.$B$2:.$Q$17];[.$C34]+1;[.AQ$4]+1))" office:value-type="string" office:string-value="">
            <text:p/>
          </table:table-cell>
          <table:table-cell table:style-name="ce3" table:formula="of:=CHAR(INDEX([XOR.$B$2:.$Q$17];[.$B34]+1;[.AR$3]+1 )*16+INDEX([XOR.$B$2:.$Q$17];[.$C34]+1;[.AR$4]+1))" office:value-type="string" office:string-value="">
            <text:p/>
          </table:table-cell>
          <table:table-cell table:style-name="ce3" table:formula="of:=CHAR(INDEX([XOR.$B$2:.$Q$17];[.$B34]+1;[.AS$3]+1 )*16+INDEX([XOR.$B$2:.$Q$17];[.$C34]+1;[.AS$4]+1))" office:value-type="string" office:string-value="">
            <text:p/>
          </table:table-cell>
          <table:table-cell table:style-name="ce3" table:formula="of:=CHAR(INDEX([XOR.$B$2:.$Q$17];[.$B34]+1;[.AT$3]+1 )*16+INDEX([XOR.$B$2:.$Q$17];[.$C34]+1;[.AT$4]+1))" office:value-type="string" office:string-value="">
            <text:p/>
          </table:table-cell>
          <table:table-cell table:style-name="ce3" table:formula="of:=CHAR(INDEX([XOR.$B$2:.$Q$17];[.$B34]+1;[.AU$3]+1 )*16+INDEX([XOR.$B$2:.$Q$17];[.$C34]+1;[.AU$4]+1))" office:value-type="string" office:string-value="">
            <text:p/>
          </table:table-cell>
          <table:table-cell table:style-name="ce3" table:formula="of:=CHAR(INDEX([XOR.$B$2:.$Q$17];[.$B34]+1;[.AV$3]+1 )*16+INDEX([XOR.$B$2:.$Q$17];[.$C34]+1;[.AV$4]+1))" office:value-type="string" office:string-value="">
            <text:p/>
          </table:table-cell>
          <table:table-cell table:style-name="ce3" table:formula="of:=CHAR(INDEX([XOR.$B$2:.$Q$17];[.$B34]+1;[.AW$3]+1 )*16+INDEX([XOR.$B$2:.$Q$17];[.$C34]+1;[.AW$4]+1))" office:value-type="string" office:string-value="">
            <text:p/>
          </table:table-cell>
          <table:table-cell table:style-name="ce3" table:formula="of:=CHAR(INDEX([XOR.$B$2:.$Q$17];[.$B34]+1;[.AX$3]+1 )*16+INDEX([XOR.$B$2:.$Q$17];[.$C34]+1;[.AX$4]+1))" office:value-type="string" office:string-value="">
            <text:p/>
          </table:table-cell>
          <table:table-cell table:style-name="ce3" table:formula="of:=CHAR(INDEX([XOR.$B$2:.$Q$17];[.$B34]+1;[.AY$3]+1 )*16+INDEX([XOR.$B$2:.$Q$17];[.$C34]+1;[.AY$4]+1))" office:value-type="string" office:string-value="">
            <text:p/>
          </table:table-cell>
          <table:table-cell table:style-name="ce3" table:formula="of:=CHAR(INDEX([XOR.$B$2:.$Q$17];[.$B34]+1;[.AZ$3]+1 )*16+INDEX([XOR.$B$2:.$Q$17];[.$C34]+1;[.AZ$4]+1))" office:value-type="string" office:string-value="">
            <text:p/>
          </table:table-cell>
          <table:table-cell table:style-name="ce3" table:formula="of:=CHAR(INDEX([XOR.$B$2:.$Q$17];[.$B34]+1;[.BA$3]+1 )*16+INDEX([XOR.$B$2:.$Q$17];[.$C34]+1;[.BA$4]+1))" office:value-type="string" office:string-value="">
            <text:p/>
          </table:table-cell>
          <table:table-cell table:style-name="ce3" table:formula="of:=CHAR(INDEX([XOR.$B$2:.$Q$17];[.$B34]+1;[.BB$3]+1 )*16+INDEX([XOR.$B$2:.$Q$17];[.$C34]+1;[.BB$4]+1))" office:value-type="string" office:string-value="&#10;">
            <text:p><text:line-break/></text:p>
          </table:table-cell>
          <table:table-cell table:style-name="ce3" table:formula="of:=CHAR(INDEX([XOR.$B$2:.$Q$17];[.$B34]+1;[.BC$3]+1 )*16+INDEX([XOR.$B$2:.$Q$17];[.$C34]+1;[.BC$4]+1))" office:value-type="string" office:string-value="">
            <text:p/>
          </table:table-cell>
          <table:table-cell table:style-name="ce3" table:formula="of:=CHAR(INDEX([XOR.$B$2:.$Q$17];[.$B34]+1;[.BD$3]+1 )*16+INDEX([XOR.$B$2:.$Q$17];[.$C34]+1;[.BD$4]+1))" office:value-type="string" office:string-value="">
            <text:p/>
          </table:table-cell>
          <table:table-cell table:style-name="ce3" table:formula="of:=CHAR(INDEX([XOR.$B$2:.$Q$17];[.$B34]+1;[.BE$3]+1 )*16+INDEX([XOR.$B$2:.$Q$17];[.$C34]+1;[.BE$4]+1))" office:value-type="string" office:string-value="&#9;">
            <text:p><text:tab/></text:p>
          </table:table-cell>
          <table:table-cell table:style-name="ce3" table:formula="of:=CHAR(INDEX([XOR.$B$2:.$Q$17];[.$B34]+1;[.BF$3]+1 )*16+INDEX([XOR.$B$2:.$Q$17];[.$C34]+1;[.BF$4]+1))" office:value-type="string" office:string-value="">
            <text:p/>
          </table:table-cell>
          <table:table-cell table:style-name="ce3" table:formula="of:=CHAR(INDEX([XOR.$B$2:.$Q$17];[.$B34]+1;[.BG$3]+1 )*16+INDEX([XOR.$B$2:.$Q$17];[.$C34]+1;[.BG$4]+1))" office:value-type="string" office:string-value="">
            <text:p/>
          </table:table-cell>
          <table:table-cell table:style-name="ce3" table:formula="of:=CHAR(INDEX([XOR.$B$2:.$Q$17];[.$B34]+1;[.BH$3]+1 )*16+INDEX([XOR.$B$2:.$Q$17];[.$C34]+1;[.BH$4]+1))" office:value-type="string" office:string-value="">
            <text:p/>
          </table:table-cell>
          <table:table-cell table:style-name="ce3" table:formula="of:=CHAR(INDEX([XOR.$B$2:.$Q$17];[.$B34]+1;[.BI$3]+1 )*16+INDEX([XOR.$B$2:.$Q$17];[.$C34]+1;[.BI$4]+1))" office:value-type="string" office:string-value="&#13;">
            <text:p></text:p>
          </table:table-cell>
          <table:table-cell table:style-name="ce3" table:formula="of:=CHAR(INDEX([XOR.$B$2:.$Q$17];[.$B34]+1;[.BJ$3]+1 )*16+INDEX([XOR.$B$2:.$Q$17];[.$C34]+1;[.BJ$4]+1))" office:value-type="string" office:string-value="">
            <text:p/>
          </table:table-cell>
          <table:table-cell table:style-name="ce3" table:formula="of:=CHAR(INDEX([XOR.$B$2:.$Q$17];[.$B34]+1;[.BK$3]+1 )*16+INDEX([XOR.$B$2:.$Q$17];[.$C34]+1;[.BK$4]+1))" office:value-type="string" office:string-value="">
            <text:p/>
          </table:table-cell>
          <table:table-cell table:style-name="ce3" table:formula="of:=CHAR(INDEX([XOR.$B$2:.$Q$17];[.$B34]+1;[.BL$3]+1 )*16+INDEX([XOR.$B$2:.$Q$17];[.$C34]+1;[.BL$4]+1))" office:value-type="string" office:string-value="">
            <text:p/>
          </table:table-cell>
          <table:table-cell table:style-name="ce3" table:formula="of:=CHAR(INDEX([XOR.$B$2:.$Q$17];[.$B34]+1;[.BM$3]+1 )*16+INDEX([XOR.$B$2:.$Q$17];[.$C34]+1;[.BM$4]+1))" office:value-type="string" office:string-value="">
            <text:p/>
          </table:table-cell>
          <table:table-cell table:style-name="ce3" table:formula="of:=CHAR(INDEX([XOR.$B$2:.$Q$17];[.$B34]+1;[.BN$3]+1 )*16+INDEX([XOR.$B$2:.$Q$17];[.$C34]+1;[.BN$4]+1))" office:value-type="string" office:string-value="">
            <text:p/>
          </table:table-cell>
          <table:table-cell table:style-name="ce3" table:formula="of:=CHAR(INDEX([XOR.$B$2:.$Q$17];[.$B34]+1;[.BO$3]+1 )*16+INDEX([XOR.$B$2:.$Q$17];[.$C34]+1;[.BO$4]+1))" office:value-type="string" office:string-value="">
            <text:p/>
          </table:table-cell>
          <table:table-cell table:style-name="ce3" table:formula="of:=CHAR(INDEX([XOR.$B$2:.$Q$17];[.$B34]+1;[.BP$3]+1 )*16+INDEX([XOR.$B$2:.$Q$17];[.$C34]+1;[.BP$4]+1))" office:value-type="string" office:string-value="">
            <text:p/>
          </table:table-cell>
          <table:table-cell table:style-name="ce3" table:formula="of:=CHAR(INDEX([XOR.$B$2:.$Q$17];[.$B34]+1;[.BQ$3]+1 )*16+INDEX([XOR.$B$2:.$Q$17];[.$C34]+1;[.BQ$4]+1))" office:value-type="string" office:string-value="">
            <text:p/>
          </table:table-cell>
          <table:table-cell table:style-name="ce3" table:formula="of:=CHAR(INDEX([XOR.$B$2:.$Q$17];[.$B34]+1;[.BR$3]+1 )*16+INDEX([XOR.$B$2:.$Q$17];[.$C34]+1;[.BR$4]+1))" office:value-type="string" office:string-value="z">
            <text:p>z</text:p>
          </table:table-cell>
          <table:table-cell table:style-name="ce3" table:formula="of:=CHAR(INDEX([XOR.$B$2:.$Q$17];[.$B34]+1;[.BS$3]+1 )*16+INDEX([XOR.$B$2:.$Q$17];[.$C34]+1;[.BS$4]+1))" office:value-type="string" office:string-value="{">
            <text:p>{</text:p>
          </table:table-cell>
          <table:table-cell table:style-name="ce3" table:formula="of:=CHAR(INDEX([XOR.$B$2:.$Q$17];[.$B34]+1;[.BT$3]+1 )*16+INDEX([XOR.$B$2:.$Q$17];[.$C34]+1;[.BT$4]+1))" office:value-type="string" office:string-value="x">
            <text:p>x</text:p>
          </table:table-cell>
          <table:table-cell table:style-name="ce3" table:formula="of:=CHAR(INDEX([XOR.$B$2:.$Q$17];[.$B34]+1;[.BU$3]+1 )*16+INDEX([XOR.$B$2:.$Q$17];[.$C34]+1;[.BU$4]+1))" office:value-type="string" office:string-value="y">
            <text:p>y</text:p>
          </table:table-cell>
          <table:table-cell table:style-name="ce3" table:formula="of:=CHAR(INDEX([XOR.$B$2:.$Q$17];[.$B34]+1;[.BV$3]+1 )*16+INDEX([XOR.$B$2:.$Q$17];[.$C34]+1;[.BV$4]+1))" office:value-type="string" office:string-value="~">
            <text:p>~</text:p>
          </table:table-cell>
          <table:table-cell table:style-name="ce3" table:formula="of:=CHAR(INDEX([XOR.$B$2:.$Q$17];[.$B34]+1;[.BW$3]+1 )*16+INDEX([XOR.$B$2:.$Q$17];[.$C34]+1;[.BW$4]+1))" office:value-type="string" office:string-value="">
            <text:p></text:p>
          </table:table-cell>
          <table:table-cell table:style-name="ce3" table:formula="of:=CHAR(INDEX([XOR.$B$2:.$Q$17];[.$B34]+1;[.BX$3]+1 )*16+INDEX([XOR.$B$2:.$Q$17];[.$C34]+1;[.BX$4]+1))" office:value-type="string" office:string-value="|">
            <text:p>|</text:p>
          </table:table-cell>
          <table:table-cell table:style-name="ce3" table:formula="of:=CHAR(INDEX([XOR.$B$2:.$Q$17];[.$B34]+1;[.BY$3]+1 )*16+INDEX([XOR.$B$2:.$Q$17];[.$C34]+1;[.BY$4]+1))" office:value-type="string" office:string-value="}">
            <text:p>}</text:p>
          </table:table-cell>
          <table:table-cell table:style-name="ce3" table:formula="of:=CHAR(INDEX([XOR.$B$2:.$Q$17];[.$B34]+1;[.BZ$3]+1 )*16+INDEX([XOR.$B$2:.$Q$17];[.$C34]+1;[.BZ$4]+1))" office:value-type="string" office:string-value="r">
            <text:p>r</text:p>
          </table:table-cell>
          <table:table-cell table:style-name="ce3" table:formula="of:=CHAR(INDEX([XOR.$B$2:.$Q$17];[.$B34]+1;[.CA$3]+1 )*16+INDEX([XOR.$B$2:.$Q$17];[.$C34]+1;[.CA$4]+1))" office:value-type="string" office:string-value="s">
            <text:p>s</text:p>
          </table:table-cell>
          <table:table-cell table:style-name="ce3" table:formula="of:=CHAR(INDEX([XOR.$B$2:.$Q$17];[.$B34]+1;[.CB$3]+1 )*16+INDEX([XOR.$B$2:.$Q$17];[.$C34]+1;[.CB$4]+1))" office:value-type="string" office:string-value="p">
            <text:p>p</text:p>
          </table:table-cell>
          <table:table-cell table:style-name="ce3" table:formula="of:=CHAR(INDEX([XOR.$B$2:.$Q$17];[.$B34]+1;[.CC$3]+1 )*16+INDEX([XOR.$B$2:.$Q$17];[.$C34]+1;[.CC$4]+1))" office:value-type="string" office:string-value="q">
            <text:p>q</text:p>
          </table:table-cell>
          <table:table-cell table:style-name="ce3" table:formula="of:=CHAR(INDEX([XOR.$B$2:.$Q$17];[.$B34]+1;[.CD$3]+1 )*16+INDEX([XOR.$B$2:.$Q$17];[.$C34]+1;[.CD$4]+1))" office:value-type="string" office:string-value="v">
            <text:p>v</text:p>
          </table:table-cell>
          <table:table-cell table:style-name="ce3" table:formula="of:=CHAR(INDEX([XOR.$B$2:.$Q$17];[.$B34]+1;[.CE$3]+1 )*16+INDEX([XOR.$B$2:.$Q$17];[.$C34]+1;[.CE$4]+1))" office:value-type="string" office:string-value="w">
            <text:p>w</text:p>
          </table:table-cell>
          <table:table-cell table:style-name="ce3" table:formula="of:=CHAR(INDEX([XOR.$B$2:.$Q$17];[.$B34]+1;[.CF$3]+1 )*16+INDEX([XOR.$B$2:.$Q$17];[.$C34]+1;[.CF$4]+1))" office:value-type="string" office:string-value="t">
            <text:p>t</text:p>
          </table:table-cell>
          <table:table-cell table:style-name="ce3" table:formula="of:=CHAR(INDEX([XOR.$B$2:.$Q$17];[.$B34]+1;[.CG$3]+1 )*16+INDEX([XOR.$B$2:.$Q$17];[.$C34]+1;[.CG$4]+1))" office:value-type="string" office:string-value="u">
            <text:p>u</text:p>
          </table:table-cell>
          <table:table-cell table:style-name="ce3" table:formula="of:=CHAR(INDEX([XOR.$B$2:.$Q$17];[.$B34]+1;[.CH$3]+1 )*16+INDEX([XOR.$B$2:.$Q$17];[.$C34]+1;[.CH$4]+1))" office:value-type="string" office:string-value="j">
            <text:p>j</text:p>
          </table:table-cell>
          <table:table-cell table:style-name="ce3" table:formula="of:=CHAR(INDEX([XOR.$B$2:.$Q$17];[.$B34]+1;[.CI$3]+1 )*16+INDEX([XOR.$B$2:.$Q$17];[.$C34]+1;[.CI$4]+1))" office:value-type="string" office:string-value="k">
            <text:p>k</text:p>
          </table:table-cell>
          <table:table-cell table:style-name="ce3" table:formula="of:=CHAR(INDEX([XOR.$B$2:.$Q$17];[.$B34]+1;[.CJ$3]+1 )*16+INDEX([XOR.$B$2:.$Q$17];[.$C34]+1;[.CJ$4]+1))" office:value-type="string" office:string-value="h">
            <text:p>h</text:p>
          </table:table-cell>
          <table:table-cell table:style-name="ce3" table:formula="of:=CHAR(INDEX([XOR.$B$2:.$Q$17];[.$B34]+1;[.CK$3]+1 )*16+INDEX([XOR.$B$2:.$Q$17];[.$C34]+1;[.CK$4]+1))" office:value-type="string" office:string-value="i">
            <text:p>i</text:p>
          </table:table-cell>
          <table:table-cell table:style-name="ce3" table:formula="of:=CHAR(INDEX([XOR.$B$2:.$Q$17];[.$B34]+1;[.CL$3]+1 )*16+INDEX([XOR.$B$2:.$Q$17];[.$C34]+1;[.CL$4]+1))" office:value-type="string" office:string-value="n">
            <text:p>n</text:p>
          </table:table-cell>
          <table:table-cell table:style-name="ce3" table:formula="of:=CHAR(INDEX([XOR.$B$2:.$Q$17];[.$B34]+1;[.CM$3]+1 )*16+INDEX([XOR.$B$2:.$Q$17];[.$C34]+1;[.CM$4]+1))" office:value-type="string" office:string-value="o">
            <text:p>o</text:p>
          </table:table-cell>
          <table:table-cell table:style-name="ce3" table:formula="of:=CHAR(INDEX([XOR.$B$2:.$Q$17];[.$B34]+1;[.CN$3]+1 )*16+INDEX([XOR.$B$2:.$Q$17];[.$C34]+1;[.CN$4]+1))" office:value-type="string" office:string-value="l">
            <text:p>l</text:p>
          </table:table-cell>
          <table:table-cell table:style-name="ce3" table:formula="of:=CHAR(INDEX([XOR.$B$2:.$Q$17];[.$B34]+1;[.CO$3]+1 )*16+INDEX([XOR.$B$2:.$Q$17];[.$C34]+1;[.CO$4]+1))" office:value-type="string" office:string-value="m">
            <text:p>m</text:p>
          </table:table-cell>
          <table:table-cell table:style-name="ce8" table:formula="of:=CHAR(INDEX([XOR.$B$2:.$Q$17];[.$B34]+1;[.CP$3]+1 )*16+INDEX([XOR.$B$2:.$Q$17];[.$C34]+1;[.CP$4]+1))" office:value-type="string" office:string-value="b">
            <text:p>b</text:p>
          </table:table-cell>
          <table:table-cell table:style-name="ce3" table:formula="of:=CHAR(INDEX([XOR.$B$2:.$Q$17];[.$B34]+1;[.CQ$3]+1 )*16+INDEX([XOR.$B$2:.$Q$17];[.$C34]+1;[.CQ$4]+1))" office:value-type="string" office:string-value="c">
            <text:p>c</text:p>
          </table:table-cell>
          <table:table-cell table:style-name="ce3" table:formula="of:=CHAR(INDEX([XOR.$B$2:.$Q$17];[.$B34]+1;[.CR$3]+1 )*16+INDEX([XOR.$B$2:.$Q$17];[.$C34]+1;[.CR$4]+1))" office:value-type="string" office:string-value="`">
            <text:p>`</text:p>
          </table:table-cell>
          <table:table-cell table:style-name="ce3" table:formula="of:=CHAR(INDEX([XOR.$B$2:.$Q$17];[.$B34]+1;[.CS$3]+1 )*16+INDEX([XOR.$B$2:.$Q$17];[.$C34]+1;[.CS$4]+1))" office:value-type="string" office:string-value="a">
            <text:p>a</text:p>
          </table:table-cell>
          <table:table-cell table:style-name="ce3" table:formula="of:=CHAR(INDEX([XOR.$B$2:.$Q$17];[.$B34]+1;[.CT$3]+1 )*16+INDEX([XOR.$B$2:.$Q$17];[.$C34]+1;[.CT$4]+1))" office:value-type="string" office:string-value="f">
            <text:p>f</text:p>
          </table:table-cell>
          <table:table-cell table:style-name="ce3" table:formula="of:=CHAR(INDEX([XOR.$B$2:.$Q$17];[.$B34]+1;[.CU$3]+1 )*16+INDEX([XOR.$B$2:.$Q$17];[.$C34]+1;[.CU$4]+1))" office:value-type="string" office:string-value="g">
            <text:p>g</text:p>
          </table:table-cell>
          <table:table-cell table:style-name="ce3" table:formula="of:=CHAR(INDEX([XOR.$B$2:.$Q$17];[.$B34]+1;[.CV$3]+1 )*16+INDEX([XOR.$B$2:.$Q$17];[.$C34]+1;[.CV$4]+1))" office:value-type="string" office:string-value="d">
            <text:p>d</text:p>
          </table:table-cell>
          <table:table-cell table:style-name="ce3" table:formula="of:=CHAR(INDEX([XOR.$B$2:.$Q$17];[.$B34]+1;[.CW$3]+1 )*16+INDEX([XOR.$B$2:.$Q$17];[.$C34]+1;[.CW$4]+1))" office:value-type="string" office:string-value="e">
            <text:p>e</text:p>
          </table:table-cell>
          <table:table-cell table:style-name="ce3" table:formula="of:=CHAR(INDEX([XOR.$B$2:.$Q$17];[.$B34]+1;[.CX$3]+1 )*16+INDEX([XOR.$B$2:.$Q$17];[.$C34]+1;[.CX$4]+1))" office:value-type="string" office:string-value="Z">
            <text:p>Z</text:p>
          </table:table-cell>
          <table:table-cell table:style-name="ce3" table:formula="of:=CHAR(INDEX([XOR.$B$2:.$Q$17];[.$B34]+1;[.CY$3]+1 )*16+INDEX([XOR.$B$2:.$Q$17];[.$C34]+1;[.CY$4]+1))" office:value-type="string" office:string-value="[">
            <text:p>[</text:p>
          </table:table-cell>
          <table:table-cell table:style-name="ce3" table:formula="of:=CHAR(INDEX([XOR.$B$2:.$Q$17];[.$B34]+1;[.CZ$3]+1 )*16+INDEX([XOR.$B$2:.$Q$17];[.$C34]+1;[.CZ$4]+1))" office:value-type="string" office:string-value="X">
            <text:p>X</text:p>
          </table:table-cell>
          <table:table-cell table:style-name="ce3" table:formula="of:=CHAR(INDEX([XOR.$B$2:.$Q$17];[.$B34]+1;[.DA$3]+1 )*16+INDEX([XOR.$B$2:.$Q$17];[.$C34]+1;[.DA$4]+1))" office:value-type="string" office:string-value="Y">
            <text:p>Y</text:p>
          </table:table-cell>
          <table:table-cell table:style-name="ce3" table:formula="of:=CHAR(INDEX([XOR.$B$2:.$Q$17];[.$B34]+1;[.DB$3]+1 )*16+INDEX([XOR.$B$2:.$Q$17];[.$C34]+1;[.DB$4]+1))" office:value-type="string" office:string-value="^">
            <text:p>^</text:p>
          </table:table-cell>
          <table:table-cell table:style-name="ce3" table:formula="of:=CHAR(INDEX([XOR.$B$2:.$Q$17];[.$B34]+1;[.DC$3]+1 )*16+INDEX([XOR.$B$2:.$Q$17];[.$C34]+1;[.DC$4]+1))" office:value-type="string" office:string-value="_">
            <text:p>_</text:p>
          </table:table-cell>
          <table:table-cell table:style-name="ce3" table:formula="of:=CHAR(INDEX([XOR.$B$2:.$Q$17];[.$B34]+1;[.DD$3]+1 )*16+INDEX([XOR.$B$2:.$Q$17];[.$C34]+1;[.DD$4]+1))" office:value-type="string" office:string-value="\">
            <text:p>\</text:p>
          </table:table-cell>
          <table:table-cell table:style-name="ce3" table:formula="of:=CHAR(INDEX([XOR.$B$2:.$Q$17];[.$B34]+1;[.DE$3]+1 )*16+INDEX([XOR.$B$2:.$Q$17];[.$C34]+1;[.DE$4]+1))" office:value-type="string" office:string-value="]">
            <text:p>]</text:p>
          </table:table-cell>
          <table:table-cell table:style-name="ce3" table:formula="of:=CHAR(INDEX([XOR.$B$2:.$Q$17];[.$B34]+1;[.DF$3]+1 )*16+INDEX([XOR.$B$2:.$Q$17];[.$C34]+1;[.DF$4]+1))" office:value-type="string" office:string-value="R">
            <text:p>R</text:p>
          </table:table-cell>
          <table:table-cell table:style-name="ce3" table:formula="of:=CHAR(INDEX([XOR.$B$2:.$Q$17];[.$B34]+1;[.DG$3]+1 )*16+INDEX([XOR.$B$2:.$Q$17];[.$C34]+1;[.DG$4]+1))" office:value-type="string" office:string-value="S">
            <text:p>S</text:p>
          </table:table-cell>
          <table:table-cell table:style-name="ce3" table:formula="of:=CHAR(INDEX([XOR.$B$2:.$Q$17];[.$B34]+1;[.DH$3]+1 )*16+INDEX([XOR.$B$2:.$Q$17];[.$C34]+1;[.DH$4]+1))" office:value-type="string" office:string-value="P">
            <text:p>P</text:p>
          </table:table-cell>
          <table:table-cell table:style-name="ce3" table:formula="of:=CHAR(INDEX([XOR.$B$2:.$Q$17];[.$B34]+1;[.DI$3]+1 )*16+INDEX([XOR.$B$2:.$Q$17];[.$C34]+1;[.DI$4]+1))" office:value-type="string" office:string-value="Q">
            <text:p>Q</text:p>
          </table:table-cell>
          <table:table-cell table:style-name="ce3" table:formula="of:=CHAR(INDEX([XOR.$B$2:.$Q$17];[.$B34]+1;[.DJ$3]+1 )*16+INDEX([XOR.$B$2:.$Q$17];[.$C34]+1;[.DJ$4]+1))" office:value-type="string" office:string-value="V">
            <text:p>V</text:p>
          </table:table-cell>
          <table:table-cell table:style-name="ce3" table:formula="of:=CHAR(INDEX([XOR.$B$2:.$Q$17];[.$B34]+1;[.DK$3]+1 )*16+INDEX([XOR.$B$2:.$Q$17];[.$C34]+1;[.DK$4]+1))" office:value-type="string" office:string-value="W">
            <text:p>W</text:p>
          </table:table-cell>
          <table:table-cell table:style-name="ce3" table:formula="of:=CHAR(INDEX([XOR.$B$2:.$Q$17];[.$B34]+1;[.DL$3]+1 )*16+INDEX([XOR.$B$2:.$Q$17];[.$C34]+1;[.DL$4]+1))" office:value-type="string" office:string-value="T">
            <text:p>T</text:p>
          </table:table-cell>
          <table:table-cell table:style-name="ce3" table:formula="of:=CHAR(INDEX([XOR.$B$2:.$Q$17];[.$B34]+1;[.DM$3]+1 )*16+INDEX([XOR.$B$2:.$Q$17];[.$C34]+1;[.DM$4]+1))" office:value-type="string" office:string-value="U">
            <text:p>U</text:p>
          </table:table-cell>
          <table:table-cell table:style-name="ce3" table:formula="of:=CHAR(INDEX([XOR.$B$2:.$Q$17];[.$B34]+1;[.DN$3]+1 )*16+INDEX([XOR.$B$2:.$Q$17];[.$C34]+1;[.DN$4]+1))" office:value-type="string" office:string-value="J">
            <text:p>J</text:p>
          </table:table-cell>
          <table:table-cell table:style-name="ce3" table:formula="of:=CHAR(INDEX([XOR.$B$2:.$Q$17];[.$B34]+1;[.DO$3]+1 )*16+INDEX([XOR.$B$2:.$Q$17];[.$C34]+1;[.DO$4]+1))" office:value-type="string" office:string-value="K">
            <text:p>K</text:p>
          </table:table-cell>
          <table:table-cell table:style-name="ce3" table:formula="of:=CHAR(INDEX([XOR.$B$2:.$Q$17];[.$B34]+1;[.DP$3]+1 )*16+INDEX([XOR.$B$2:.$Q$17];[.$C34]+1;[.DP$4]+1))" office:value-type="string" office:string-value="H">
            <text:p>H</text:p>
          </table:table-cell>
          <table:table-cell table:style-name="ce3" table:formula="of:=CHAR(INDEX([XOR.$B$2:.$Q$17];[.$B34]+1;[.DQ$3]+1 )*16+INDEX([XOR.$B$2:.$Q$17];[.$C34]+1;[.DQ$4]+1))" office:value-type="string" office:string-value="I">
            <text:p>I</text:p>
          </table:table-cell>
          <table:table-cell table:style-name="ce3" table:formula="of:=CHAR(INDEX([XOR.$B$2:.$Q$17];[.$B34]+1;[.DR$3]+1 )*16+INDEX([XOR.$B$2:.$Q$17];[.$C34]+1;[.DR$4]+1))" office:value-type="string" office:string-value="N">
            <text:p>N</text:p>
          </table:table-cell>
          <table:table-cell table:style-name="ce3" table:formula="of:=CHAR(INDEX([XOR.$B$2:.$Q$17];[.$B34]+1;[.DS$3]+1 )*16+INDEX([XOR.$B$2:.$Q$17];[.$C34]+1;[.DS$4]+1))" office:value-type="string" office:string-value="O">
            <text:p>O</text:p>
          </table:table-cell>
          <table:table-cell table:style-name="ce3" table:formula="of:=CHAR(INDEX([XOR.$B$2:.$Q$17];[.$B34]+1;[.DT$3]+1 )*16+INDEX([XOR.$B$2:.$Q$17];[.$C34]+1;[.DT$4]+1))" office:value-type="string" office:string-value="L">
            <text:p>L</text:p>
          </table:table-cell>
          <table:table-cell table:style-name="ce3" table:formula="of:=CHAR(INDEX([XOR.$B$2:.$Q$17];[.$B34]+1;[.DU$3]+1 )*16+INDEX([XOR.$B$2:.$Q$17];[.$C34]+1;[.DU$4]+1))" office:value-type="string" office:string-value="M">
            <text:p>M</text:p>
          </table:table-cell>
          <table:table-cell table:style-name="ce3" table:formula="of:=CHAR(INDEX([XOR.$B$2:.$Q$17];[.$B34]+1;[.DV$3]+1 )*16+INDEX([XOR.$B$2:.$Q$17];[.$C34]+1;[.DV$4]+1))" office:value-type="string" office:string-value="B">
            <text:p>B</text:p>
          </table:table-cell>
          <table:table-cell table:style-name="ce3" table:formula="of:=CHAR(INDEX([XOR.$B$2:.$Q$17];[.$B34]+1;[.DW$3]+1 )*16+INDEX([XOR.$B$2:.$Q$17];[.$C34]+1;[.DW$4]+1))" office:value-type="string" office:string-value="C">
            <text:p>C</text:p>
          </table:table-cell>
          <table:table-cell table:style-name="ce3" table:formula="of:=CHAR(INDEX([XOR.$B$2:.$Q$17];[.$B34]+1;[.DX$3]+1 )*16+INDEX([XOR.$B$2:.$Q$17];[.$C34]+1;[.DX$4]+1))" office:value-type="string" office:string-value="@">
            <text:p>@</text:p>
          </table:table-cell>
          <table:table-cell table:style-name="ce3" table:formula="of:=CHAR(INDEX([XOR.$B$2:.$Q$17];[.$B34]+1;[.DY$3]+1 )*16+INDEX([XOR.$B$2:.$Q$17];[.$C34]+1;[.DY$4]+1))" office:value-type="string" office:string-value="A">
            <text:p>A</text:p>
          </table:table-cell>
          <table:table-cell table:style-name="ce3" table:formula="of:=CHAR(INDEX([XOR.$B$2:.$Q$17];[.$B34]+1;[.DZ$3]+1 )*16+INDEX([XOR.$B$2:.$Q$17];[.$C34]+1;[.DZ$4]+1))" office:value-type="string" office:string-value="F">
            <text:p>F</text:p>
          </table:table-cell>
          <table:table-cell table:style-name="ce3" table:formula="of:=CHAR(INDEX([XOR.$B$2:.$Q$17];[.$B34]+1;[.EA$3]+1 )*16+INDEX([XOR.$B$2:.$Q$17];[.$C34]+1;[.EA$4]+1))" office:value-type="string" office:string-value="G">
            <text:p>G</text:p>
          </table:table-cell>
          <table:table-cell table:style-name="ce3" table:formula="of:=CHAR(INDEX([XOR.$B$2:.$Q$17];[.$B34]+1;[.EB$3]+1 )*16+INDEX([XOR.$B$2:.$Q$17];[.$C34]+1;[.EB$4]+1))" office:value-type="string" office:string-value="D">
            <text:p>D</text:p>
          </table:table-cell>
          <table:table-cell table:style-name="ce3" table:formula="of:=CHAR(INDEX([XOR.$B$2:.$Q$17];[.$B34]+1;[.EC$3]+1 )*16+INDEX([XOR.$B$2:.$Q$17];[.$C34]+1;[.EC$4]+1))" office:value-type="string" office:string-value="E">
            <text:p>E</text:p>
          </table:table-cell>
          <table:table-cell table:style-name="ce3" table:number-columns-repeated="21"/>
        </table:table-row>
        <table:table-row table:style-name="ro4">
          <table:table-cell table:formula="of:=[.A34]+2" office:value-type="float" office:value="61">
            <text:p>61</text:p>
          </table:table-cell>
          <table:table-cell table:formula="of:=RIGHT(LEFT([.$B$1];[.A35]);1)" office:value-type="string" office:string-value="3">
            <text:p>3</text:p>
          </table:table-cell>
          <table:table-cell table:formula="of:=VLOOKUP(RIGHT(LEFT([.$B$1];[.A35]+1);1);[Sheet1.$A$2:.$C$17];3;0)" office:value-type="float" office:value="9">
            <text:p>9</text:p>
          </table:table-cell>
          <table:table-cell table:formula="of:=[.C35]+[.B35]*16" office:value-type="float" office:value="57">
            <text:p>57</text:p>
          </table:table-cell>
          <table:table-cell table:formula="of:=CHAR([.D35])" office:value-type="string" office:string-value="9">
            <text:p>9</text:p>
          </table:table-cell>
          <table:table-cell table:style-name="ce3" table:formula="of:=CHAR(INDEX([XOR.$B$2:.$Q$17];[.$B35]+1;[.F$3]+1 )*16+INDEX([XOR.$B$2:.$Q$17];[.$C35]+1;[.F$4]+1))" office:value-type="string" office:string-value="9">
            <text:p>9</text:p>
          </table:table-cell>
          <table:table-cell table:style-name="ce3" table:formula="of:=CHAR(INDEX([XOR.$B$2:.$Q$17];[.$B35]+1;[.G$3]+1 )*16+INDEX([XOR.$B$2:.$Q$17];[.$C35]+1;[.G$4]+1))" office:value-type="string" office:string-value="8">
            <text:p>8</text:p>
          </table:table-cell>
          <table:table-cell table:style-name="ce3" table:formula="of:=CHAR(INDEX([XOR.$B$2:.$Q$17];[.$B35]+1;[.H$3]+1 )*16+INDEX([XOR.$B$2:.$Q$17];[.$C35]+1;[.H$4]+1))" office:value-type="string" office:string-value=";">
            <text:p>;</text:p>
          </table:table-cell>
          <table:table-cell table:style-name="ce3" table:formula="of:=CHAR(INDEX([XOR.$B$2:.$Q$17];[.$B35]+1;[.I$3]+1 )*16+INDEX([XOR.$B$2:.$Q$17];[.$C35]+1;[.I$4]+1))" office:value-type="string" office:string-value=":">
            <text:p>:</text:p>
          </table:table-cell>
          <table:table-cell table:style-name="ce3" table:formula="of:=CHAR(INDEX([XOR.$B$2:.$Q$17];[.$B35]+1;[.J$3]+1 )*16+INDEX([XOR.$B$2:.$Q$17];[.$C35]+1;[.J$4]+1))" office:value-type="string" office:string-value="=">
            <text:p>=</text:p>
          </table:table-cell>
          <table:table-cell table:style-name="ce3" table:formula="of:=CHAR(INDEX([XOR.$B$2:.$Q$17];[.$B35]+1;[.K$3]+1 )*16+INDEX([XOR.$B$2:.$Q$17];[.$C35]+1;[.K$4]+1))" office:value-type="string" office:string-value="&lt;">
            <text:p>&lt;</text:p>
          </table:table-cell>
          <table:table-cell table:style-name="ce3" table:formula="of:=CHAR(INDEX([XOR.$B$2:.$Q$17];[.$B35]+1;[.L$3]+1 )*16+INDEX([XOR.$B$2:.$Q$17];[.$C35]+1;[.L$4]+1))" office:value-type="string" office:string-value="?">
            <text:p>?</text:p>
          </table:table-cell>
          <table:table-cell table:style-name="ce3" table:formula="of:=CHAR(INDEX([XOR.$B$2:.$Q$17];[.$B35]+1;[.M$3]+1 )*16+INDEX([XOR.$B$2:.$Q$17];[.$C35]+1;[.M$4]+1))" office:value-type="string" office:string-value="&gt;">
            <text:p>&gt;</text:p>
          </table:table-cell>
          <table:table-cell table:style-name="ce3" table:formula="of:=CHAR(INDEX([XOR.$B$2:.$Q$17];[.$B35]+1;[.N$3]+1 )*16+INDEX([XOR.$B$2:.$Q$17];[.$C35]+1;[.N$4]+1))" office:value-type="string" office:string-value="1">
            <text:p>1</text:p>
          </table:table-cell>
          <table:table-cell table:style-name="ce3" table:formula="of:=CHAR(INDEX([XOR.$B$2:.$Q$17];[.$B35]+1;[.O$3]+1 )*16+INDEX([XOR.$B$2:.$Q$17];[.$C35]+1;[.O$4]+1))" office:value-type="string" office:string-value="0">
            <text:p>0</text:p>
          </table:table-cell>
          <table:table-cell table:style-name="ce3" table:formula="of:=CHAR(INDEX([XOR.$B$2:.$Q$17];[.$B35]+1;[.P$3]+1 )*16+INDEX([XOR.$B$2:.$Q$17];[.$C35]+1;[.P$4]+1))" office:value-type="string" office:string-value="3">
            <text:p>3</text:p>
          </table:table-cell>
          <table:table-cell table:style-name="ce3" table:formula="of:=CHAR(INDEX([XOR.$B$2:.$Q$17];[.$B35]+1;[.Q$3]+1 )*16+INDEX([XOR.$B$2:.$Q$17];[.$C35]+1;[.Q$4]+1))" office:value-type="string" office:string-value="2">
            <text:p>2</text:p>
          </table:table-cell>
          <table:table-cell table:style-name="ce3" table:formula="of:=CHAR(INDEX([XOR.$B$2:.$Q$17];[.$B35]+1;[.R$3]+1 )*16+INDEX([XOR.$B$2:.$Q$17];[.$C35]+1;[.R$4]+1))" office:value-type="string" office:string-value="5">
            <text:p>5</text:p>
          </table:table-cell>
          <table:table-cell table:style-name="ce3" table:formula="of:=CHAR(INDEX([XOR.$B$2:.$Q$17];[.$B35]+1;[.S$3]+1 )*16+INDEX([XOR.$B$2:.$Q$17];[.$C35]+1;[.S$4]+1))" office:value-type="string" office:string-value="4">
            <text:p>4</text:p>
          </table:table-cell>
          <table:table-cell table:style-name="ce3" table:formula="of:=CHAR(INDEX([XOR.$B$2:.$Q$17];[.$B35]+1;[.T$3]+1 )*16+INDEX([XOR.$B$2:.$Q$17];[.$C35]+1;[.T$4]+1))" office:value-type="string" office:string-value="7">
            <text:p>7</text:p>
          </table:table-cell>
          <table:table-cell table:style-name="ce3" table:formula="of:=CHAR(INDEX([XOR.$B$2:.$Q$17];[.$B35]+1;[.U$3]+1 )*16+INDEX([XOR.$B$2:.$Q$17];[.$C35]+1;[.U$4]+1))" office:value-type="string" office:string-value="6">
            <text:p>6</text:p>
          </table:table-cell>
          <table:table-cell table:style-name="ce3" table:formula="of:=CHAR(INDEX([XOR.$B$2:.$Q$17];[.$B35]+1;[.V$3]+1 )*16+INDEX([XOR.$B$2:.$Q$17];[.$C35]+1;[.V$4]+1))" office:value-type="string" office:string-value=")">
            <text:p>)</text:p>
          </table:table-cell>
          <table:table-cell table:style-name="ce3" table:formula="of:=CHAR(INDEX([XOR.$B$2:.$Q$17];[.$B35]+1;[.W$3]+1 )*16+INDEX([XOR.$B$2:.$Q$17];[.$C35]+1;[.W$4]+1))" office:value-type="string" office:string-value="(">
            <text:p>(</text:p>
          </table:table-cell>
          <table:table-cell table:style-name="ce3" table:formula="of:=CHAR(INDEX([XOR.$B$2:.$Q$17];[.$B35]+1;[.X$3]+1 )*16+INDEX([XOR.$B$2:.$Q$17];[.$C35]+1;[.X$4]+1))" office:value-type="string" office:string-value="+">
            <text:p>+</text:p>
          </table:table-cell>
          <table:table-cell table:style-name="ce3" table:formula="of:=CHAR(INDEX([XOR.$B$2:.$Q$17];[.$B35]+1;[.Y$3]+1 )*16+INDEX([XOR.$B$2:.$Q$17];[.$C35]+1;[.Y$4]+1))" office:value-type="string" office:string-value="*">
            <text:p>*</text:p>
          </table:table-cell>
          <table:table-cell table:style-name="ce3" table:formula="of:=CHAR(INDEX([XOR.$B$2:.$Q$17];[.$B35]+1;[.Z$3]+1 )*16+INDEX([XOR.$B$2:.$Q$17];[.$C35]+1;[.Z$4]+1))" office:value-type="string" office:string-value="-">
            <text:p>-</text:p>
          </table:table-cell>
          <table:table-cell table:style-name="ce3" table:formula="of:=CHAR(INDEX([XOR.$B$2:.$Q$17];[.$B35]+1;[.AA$3]+1 )*16+INDEX([XOR.$B$2:.$Q$17];[.$C35]+1;[.AA$4]+1))" office:value-type="string" office:string-value=",">
            <text:p>,</text:p>
          </table:table-cell>
          <table:table-cell table:style-name="ce3" table:formula="of:=CHAR(INDEX([XOR.$B$2:.$Q$17];[.$B35]+1;[.AB$3]+1 )*16+INDEX([XOR.$B$2:.$Q$17];[.$C35]+1;[.AB$4]+1))" office:value-type="string" office:string-value="/">
            <text:p>/</text:p>
          </table:table-cell>
          <table:table-cell table:style-name="ce3" table:formula="of:=CHAR(INDEX([XOR.$B$2:.$Q$17];[.$B35]+1;[.AC$3]+1 )*16+INDEX([XOR.$B$2:.$Q$17];[.$C35]+1;[.AC$4]+1))" office:value-type="string" office:string-value=".">
            <text:p>.</text:p>
          </table:table-cell>
          <table:table-cell table:style-name="ce3" table:formula="of:=CHAR(INDEX([XOR.$B$2:.$Q$17];[.$B35]+1;[.AD$3]+1 )*16+INDEX([XOR.$B$2:.$Q$17];[.$C35]+1;[.AD$4]+1))" office:value-type="string" office:string-value="!">
            <text:p>!</text:p>
          </table:table-cell>
          <table:table-cell table:style-name="ce3" table:formula="of:=CHAR(INDEX([XOR.$B$2:.$Q$17];[.$B35]+1;[.AE$3]+1 )*16+INDEX([XOR.$B$2:.$Q$17];[.$C35]+1;[.AE$4]+1))" office:value-type="string" office:string-value=" ">
            <text:p><text:s/></text:p>
          </table:table-cell>
          <table:table-cell table:style-name="ce3" table:formula="of:=CHAR(INDEX([XOR.$B$2:.$Q$17];[.$B35]+1;[.AF$3]+1 )*16+INDEX([XOR.$B$2:.$Q$17];[.$C35]+1;[.AF$4]+1))" office:value-type="string" office:string-value="#">
            <text:p>#</text:p>
          </table:table-cell>
          <table:table-cell table:style-name="ce3" table:formula="of:=CHAR(INDEX([XOR.$B$2:.$Q$17];[.$B35]+1;[.AG$3]+1 )*16+INDEX([XOR.$B$2:.$Q$17];[.$C35]+1;[.AG$4]+1))" office:value-type="string" office:string-value="&quot;">
            <text:p>"</text:p>
          </table:table-cell>
          <table:table-cell table:style-name="ce3" table:formula="of:=CHAR(INDEX([XOR.$B$2:.$Q$17];[.$B35]+1;[.AH$3]+1 )*16+INDEX([XOR.$B$2:.$Q$17];[.$C35]+1;[.AH$4]+1))" office:value-type="string" office:string-value="%">
            <text:p>%</text:p>
          </table:table-cell>
          <table:table-cell table:style-name="ce3" table:formula="of:=CHAR(INDEX([XOR.$B$2:.$Q$17];[.$B35]+1;[.AI$3]+1 )*16+INDEX([XOR.$B$2:.$Q$17];[.$C35]+1;[.AI$4]+1))" office:value-type="string" office:string-value="$">
            <text:p>$</text:p>
          </table:table-cell>
          <table:table-cell table:style-name="ce3" table:formula="of:=CHAR(INDEX([XOR.$B$2:.$Q$17];[.$B35]+1;[.AJ$3]+1 )*16+INDEX([XOR.$B$2:.$Q$17];[.$C35]+1;[.AJ$4]+1))" office:value-type="string" office:string-value="'">
            <text:p>'</text:p>
          </table:table-cell>
          <table:table-cell table:style-name="ce3" table:formula="of:=CHAR(INDEX([XOR.$B$2:.$Q$17];[.$B35]+1;[.AK$3]+1 )*16+INDEX([XOR.$B$2:.$Q$17];[.$C35]+1;[.AK$4]+1))" office:value-type="string" office:string-value="&amp;">
            <text:p>&amp;</text:p>
          </table:table-cell>
          <table:table-cell table:style-name="ce3" table:formula="of:=CHAR(INDEX([XOR.$B$2:.$Q$17];[.$B35]+1;[.AL$3]+1 )*16+INDEX([XOR.$B$2:.$Q$17];[.$C35]+1;[.AL$4]+1))" office:value-type="string" office:string-value="">
            <text:p/>
          </table:table-cell>
          <table:table-cell table:style-name="ce3" table:formula="of:=CHAR(INDEX([XOR.$B$2:.$Q$17];[.$B35]+1;[.AM$3]+1 )*16+INDEX([XOR.$B$2:.$Q$17];[.$C35]+1;[.AM$4]+1))" office:value-type="string" office:string-value="">
            <text:p/>
          </table:table-cell>
          <table:table-cell table:style-name="ce3" table:formula="of:=CHAR(INDEX([XOR.$B$2:.$Q$17];[.$B35]+1;[.AN$3]+1 )*16+INDEX([XOR.$B$2:.$Q$17];[.$C35]+1;[.AN$4]+1))" office:value-type="string" office:string-value="">
            <text:p/>
          </table:table-cell>
          <table:table-cell table:style-name="ce3" table:formula="of:=CHAR(INDEX([XOR.$B$2:.$Q$17];[.$B35]+1;[.AO$3]+1 )*16+INDEX([XOR.$B$2:.$Q$17];[.$C35]+1;[.AO$4]+1))" office:value-type="string" office:string-value="">
            <text:p/>
          </table:table-cell>
          <table:table-cell table:style-name="ce3" table:formula="of:=CHAR(INDEX([XOR.$B$2:.$Q$17];[.$B35]+1;[.AP$3]+1 )*16+INDEX([XOR.$B$2:.$Q$17];[.$C35]+1;[.AP$4]+1))" office:value-type="string" office:string-value="">
            <text:p/>
          </table:table-cell>
          <table:table-cell table:style-name="ce3" table:formula="of:=CHAR(INDEX([XOR.$B$2:.$Q$17];[.$B35]+1;[.AQ$3]+1 )*16+INDEX([XOR.$B$2:.$Q$17];[.$C35]+1;[.AQ$4]+1))" office:value-type="string" office:string-value="">
            <text:p/>
          </table:table-cell>
          <table:table-cell table:style-name="ce3" table:formula="of:=CHAR(INDEX([XOR.$B$2:.$Q$17];[.$B35]+1;[.AR$3]+1 )*16+INDEX([XOR.$B$2:.$Q$17];[.$C35]+1;[.AR$4]+1))" office:value-type="string" office:string-value="">
            <text:p/>
          </table:table-cell>
          <table:table-cell table:style-name="ce3" table:formula="of:=CHAR(INDEX([XOR.$B$2:.$Q$17];[.$B35]+1;[.AS$3]+1 )*16+INDEX([XOR.$B$2:.$Q$17];[.$C35]+1;[.AS$4]+1))" office:value-type="string" office:string-value="">
            <text:p/>
          </table:table-cell>
          <table:table-cell table:style-name="ce3" table:formula="of:=CHAR(INDEX([XOR.$B$2:.$Q$17];[.$B35]+1;[.AT$3]+1 )*16+INDEX([XOR.$B$2:.$Q$17];[.$C35]+1;[.AT$4]+1))" office:value-type="string" office:string-value="">
            <text:p/>
          </table:table-cell>
          <table:table-cell table:style-name="ce3" table:formula="of:=CHAR(INDEX([XOR.$B$2:.$Q$17];[.$B35]+1;[.AU$3]+1 )*16+INDEX([XOR.$B$2:.$Q$17];[.$C35]+1;[.AU$4]+1))" office:value-type="string" office:string-value="">
            <text:p/>
          </table:table-cell>
          <table:table-cell table:style-name="ce3" table:formula="of:=CHAR(INDEX([XOR.$B$2:.$Q$17];[.$B35]+1;[.AV$3]+1 )*16+INDEX([XOR.$B$2:.$Q$17];[.$C35]+1;[.AV$4]+1))" office:value-type="string" office:string-value="">
            <text:p/>
          </table:table-cell>
          <table:table-cell table:style-name="ce3" table:formula="of:=CHAR(INDEX([XOR.$B$2:.$Q$17];[.$B35]+1;[.AW$3]+1 )*16+INDEX([XOR.$B$2:.$Q$17];[.$C35]+1;[.AW$4]+1))" office:value-type="string" office:string-value="">
            <text:p/>
          </table:table-cell>
          <table:table-cell table:style-name="ce3" table:formula="of:=CHAR(INDEX([XOR.$B$2:.$Q$17];[.$B35]+1;[.AX$3]+1 )*16+INDEX([XOR.$B$2:.$Q$17];[.$C35]+1;[.AX$4]+1))" office:value-type="string" office:string-value="">
            <text:p/>
          </table:table-cell>
          <table:table-cell table:style-name="ce3" table:formula="of:=CHAR(INDEX([XOR.$B$2:.$Q$17];[.$B35]+1;[.AY$3]+1 )*16+INDEX([XOR.$B$2:.$Q$17];[.$C35]+1;[.AY$4]+1))" office:value-type="string" office:string-value="">
            <text:p/>
          </table:table-cell>
          <table:table-cell table:style-name="ce3" table:formula="of:=CHAR(INDEX([XOR.$B$2:.$Q$17];[.$B35]+1;[.AZ$3]+1 )*16+INDEX([XOR.$B$2:.$Q$17];[.$C35]+1;[.AZ$4]+1))" office:value-type="string" office:string-value="">
            <text:p/>
          </table:table-cell>
          <table:table-cell table:style-name="ce3" table:formula="of:=CHAR(INDEX([XOR.$B$2:.$Q$17];[.$B35]+1;[.BA$3]+1 )*16+INDEX([XOR.$B$2:.$Q$17];[.$C35]+1;[.BA$4]+1))" office:value-type="string" office:string-value="">
            <text:p/>
          </table:table-cell>
          <table:table-cell table:style-name="ce3" table:formula="of:=CHAR(INDEX([XOR.$B$2:.$Q$17];[.$B35]+1;[.BB$3]+1 )*16+INDEX([XOR.$B$2:.$Q$17];[.$C35]+1;[.BB$4]+1))" office:value-type="string" office:string-value="&#9;">
            <text:p><text:tab/></text:p>
          </table:table-cell>
          <table:table-cell table:style-name="ce3" table:formula="of:=CHAR(INDEX([XOR.$B$2:.$Q$17];[.$B35]+1;[.BC$3]+1 )*16+INDEX([XOR.$B$2:.$Q$17];[.$C35]+1;[.BC$4]+1))" office:value-type="string" office:string-value="">
            <text:p/>
          </table:table-cell>
          <table:table-cell table:style-name="ce3" table:formula="of:=CHAR(INDEX([XOR.$B$2:.$Q$17];[.$B35]+1;[.BD$3]+1 )*16+INDEX([XOR.$B$2:.$Q$17];[.$C35]+1;[.BD$4]+1))" office:value-type="string" office:string-value="">
            <text:p/>
          </table:table-cell>
          <table:table-cell table:style-name="ce3" table:formula="of:=CHAR(INDEX([XOR.$B$2:.$Q$17];[.$B35]+1;[.BE$3]+1 )*16+INDEX([XOR.$B$2:.$Q$17];[.$C35]+1;[.BE$4]+1))" office:value-type="string" office:string-value="&#10;">
            <text:p><text:line-break/></text:p>
          </table:table-cell>
          <table:table-cell table:style-name="ce3" table:formula="of:=CHAR(INDEX([XOR.$B$2:.$Q$17];[.$B35]+1;[.BF$3]+1 )*16+INDEX([XOR.$B$2:.$Q$17];[.$C35]+1;[.BF$4]+1))" office:value-type="string" office:string-value="&#13;">
            <text:p></text:p>
          </table:table-cell>
          <table:table-cell table:style-name="ce3" table:formula="of:=CHAR(INDEX([XOR.$B$2:.$Q$17];[.$B35]+1;[.BG$3]+1 )*16+INDEX([XOR.$B$2:.$Q$17];[.$C35]+1;[.BG$4]+1))" office:value-type="string" office:string-value="">
            <text:p/>
          </table:table-cell>
          <table:table-cell table:style-name="ce3" table:formula="of:=CHAR(INDEX([XOR.$B$2:.$Q$17];[.$B35]+1;[.BH$3]+1 )*16+INDEX([XOR.$B$2:.$Q$17];[.$C35]+1;[.BH$4]+1))" office:value-type="string" office:string-value="">
            <text:p/>
          </table:table-cell>
          <table:table-cell table:style-name="ce3" table:formula="of:=CHAR(INDEX([XOR.$B$2:.$Q$17];[.$B35]+1;[.BI$3]+1 )*16+INDEX([XOR.$B$2:.$Q$17];[.$C35]+1;[.BI$4]+1))" office:value-type="string" office:string-value="">
            <text:p/>
          </table:table-cell>
          <table:table-cell table:style-name="ce3" table:formula="of:=CHAR(INDEX([XOR.$B$2:.$Q$17];[.$B35]+1;[.BJ$3]+1 )*16+INDEX([XOR.$B$2:.$Q$17];[.$C35]+1;[.BJ$4]+1))" office:value-type="string" office:string-value="">
            <text:p/>
          </table:table-cell>
          <table:table-cell table:style-name="ce3" table:formula="of:=CHAR(INDEX([XOR.$B$2:.$Q$17];[.$B35]+1;[.BK$3]+1 )*16+INDEX([XOR.$B$2:.$Q$17];[.$C35]+1;[.BK$4]+1))" office:value-type="string" office:string-value="">
            <text:p/>
          </table:table-cell>
          <table:table-cell table:style-name="ce3" table:formula="of:=CHAR(INDEX([XOR.$B$2:.$Q$17];[.$B35]+1;[.BL$3]+1 )*16+INDEX([XOR.$B$2:.$Q$17];[.$C35]+1;[.BL$4]+1))" office:value-type="string" office:string-value="">
            <text:p/>
          </table:table-cell>
          <table:table-cell table:style-name="ce3" table:formula="of:=CHAR(INDEX([XOR.$B$2:.$Q$17];[.$B35]+1;[.BM$3]+1 )*16+INDEX([XOR.$B$2:.$Q$17];[.$C35]+1;[.BM$4]+1))" office:value-type="string" office:string-value="">
            <text:p/>
          </table:table-cell>
          <table:table-cell table:style-name="ce3" table:formula="of:=CHAR(INDEX([XOR.$B$2:.$Q$17];[.$B35]+1;[.BN$3]+1 )*16+INDEX([XOR.$B$2:.$Q$17];[.$C35]+1;[.BN$4]+1))" office:value-type="string" office:string-value="">
            <text:p/>
          </table:table-cell>
          <table:table-cell table:style-name="ce3" table:formula="of:=CHAR(INDEX([XOR.$B$2:.$Q$17];[.$B35]+1;[.BO$3]+1 )*16+INDEX([XOR.$B$2:.$Q$17];[.$C35]+1;[.BO$4]+1))" office:value-type="string" office:string-value="">
            <text:p/>
          </table:table-cell>
          <table:table-cell table:style-name="ce3" table:formula="of:=CHAR(INDEX([XOR.$B$2:.$Q$17];[.$B35]+1;[.BP$3]+1 )*16+INDEX([XOR.$B$2:.$Q$17];[.$C35]+1;[.BP$4]+1))" office:value-type="string" office:string-value="">
            <text:p/>
          </table:table-cell>
          <table:table-cell table:style-name="ce3" table:formula="of:=CHAR(INDEX([XOR.$B$2:.$Q$17];[.$B35]+1;[.BQ$3]+1 )*16+INDEX([XOR.$B$2:.$Q$17];[.$C35]+1;[.BQ$4]+1))" office:value-type="string" office:string-value="">
            <text:p/>
          </table:table-cell>
          <table:table-cell table:style-name="ce3" table:formula="of:=CHAR(INDEX([XOR.$B$2:.$Q$17];[.$B35]+1;[.BR$3]+1 )*16+INDEX([XOR.$B$2:.$Q$17];[.$C35]+1;[.BR$4]+1))" office:value-type="string" office:string-value="y">
            <text:p>y</text:p>
          </table:table-cell>
          <table:table-cell table:style-name="ce3" table:formula="of:=CHAR(INDEX([XOR.$B$2:.$Q$17];[.$B35]+1;[.BS$3]+1 )*16+INDEX([XOR.$B$2:.$Q$17];[.$C35]+1;[.BS$4]+1))" office:value-type="string" office:string-value="x">
            <text:p>x</text:p>
          </table:table-cell>
          <table:table-cell table:style-name="ce3" table:formula="of:=CHAR(INDEX([XOR.$B$2:.$Q$17];[.$B35]+1;[.BT$3]+1 )*16+INDEX([XOR.$B$2:.$Q$17];[.$C35]+1;[.BT$4]+1))" office:value-type="string" office:string-value="{">
            <text:p>{</text:p>
          </table:table-cell>
          <table:table-cell table:style-name="ce3" table:formula="of:=CHAR(INDEX([XOR.$B$2:.$Q$17];[.$B35]+1;[.BU$3]+1 )*16+INDEX([XOR.$B$2:.$Q$17];[.$C35]+1;[.BU$4]+1))" office:value-type="string" office:string-value="z">
            <text:p>z</text:p>
          </table:table-cell>
          <table:table-cell table:style-name="ce3" table:formula="of:=CHAR(INDEX([XOR.$B$2:.$Q$17];[.$B35]+1;[.BV$3]+1 )*16+INDEX([XOR.$B$2:.$Q$17];[.$C35]+1;[.BV$4]+1))" office:value-type="string" office:string-value="}">
            <text:p>}</text:p>
          </table:table-cell>
          <table:table-cell table:style-name="ce3" table:formula="of:=CHAR(INDEX([XOR.$B$2:.$Q$17];[.$B35]+1;[.BW$3]+1 )*16+INDEX([XOR.$B$2:.$Q$17];[.$C35]+1;[.BW$4]+1))" office:value-type="string" office:string-value="|">
            <text:p>|</text:p>
          </table:table-cell>
          <table:table-cell table:style-name="ce3" table:formula="of:=CHAR(INDEX([XOR.$B$2:.$Q$17];[.$B35]+1;[.BX$3]+1 )*16+INDEX([XOR.$B$2:.$Q$17];[.$C35]+1;[.BX$4]+1))" office:value-type="string" office:string-value="">
            <text:p></text:p>
          </table:table-cell>
          <table:table-cell table:style-name="ce3" table:formula="of:=CHAR(INDEX([XOR.$B$2:.$Q$17];[.$B35]+1;[.BY$3]+1 )*16+INDEX([XOR.$B$2:.$Q$17];[.$C35]+1;[.BY$4]+1))" office:value-type="string" office:string-value="~">
            <text:p>~</text:p>
          </table:table-cell>
          <table:table-cell table:style-name="ce3" table:formula="of:=CHAR(INDEX([XOR.$B$2:.$Q$17];[.$B35]+1;[.BZ$3]+1 )*16+INDEX([XOR.$B$2:.$Q$17];[.$C35]+1;[.BZ$4]+1))" office:value-type="string" office:string-value="q">
            <text:p>q</text:p>
          </table:table-cell>
          <table:table-cell table:style-name="ce3" table:formula="of:=CHAR(INDEX([XOR.$B$2:.$Q$17];[.$B35]+1;[.CA$3]+1 )*16+INDEX([XOR.$B$2:.$Q$17];[.$C35]+1;[.CA$4]+1))" office:value-type="string" office:string-value="p">
            <text:p>p</text:p>
          </table:table-cell>
          <table:table-cell table:style-name="ce3" table:formula="of:=CHAR(INDEX([XOR.$B$2:.$Q$17];[.$B35]+1;[.CB$3]+1 )*16+INDEX([XOR.$B$2:.$Q$17];[.$C35]+1;[.CB$4]+1))" office:value-type="string" office:string-value="s">
            <text:p>s</text:p>
          </table:table-cell>
          <table:table-cell table:style-name="ce3" table:formula="of:=CHAR(INDEX([XOR.$B$2:.$Q$17];[.$B35]+1;[.CC$3]+1 )*16+INDEX([XOR.$B$2:.$Q$17];[.$C35]+1;[.CC$4]+1))" office:value-type="string" office:string-value="r">
            <text:p>r</text:p>
          </table:table-cell>
          <table:table-cell table:style-name="ce3" table:formula="of:=CHAR(INDEX([XOR.$B$2:.$Q$17];[.$B35]+1;[.CD$3]+1 )*16+INDEX([XOR.$B$2:.$Q$17];[.$C35]+1;[.CD$4]+1))" office:value-type="string" office:string-value="u">
            <text:p>u</text:p>
          </table:table-cell>
          <table:table-cell table:style-name="ce3" table:formula="of:=CHAR(INDEX([XOR.$B$2:.$Q$17];[.$B35]+1;[.CE$3]+1 )*16+INDEX([XOR.$B$2:.$Q$17];[.$C35]+1;[.CE$4]+1))" office:value-type="string" office:string-value="t">
            <text:p>t</text:p>
          </table:table-cell>
          <table:table-cell table:style-name="ce3" table:formula="of:=CHAR(INDEX([XOR.$B$2:.$Q$17];[.$B35]+1;[.CF$3]+1 )*16+INDEX([XOR.$B$2:.$Q$17];[.$C35]+1;[.CF$4]+1))" office:value-type="string" office:string-value="w">
            <text:p>w</text:p>
          </table:table-cell>
          <table:table-cell table:style-name="ce3" table:formula="of:=CHAR(INDEX([XOR.$B$2:.$Q$17];[.$B35]+1;[.CG$3]+1 )*16+INDEX([XOR.$B$2:.$Q$17];[.$C35]+1;[.CG$4]+1))" office:value-type="string" office:string-value="v">
            <text:p>v</text:p>
          </table:table-cell>
          <table:table-cell table:style-name="ce3" table:formula="of:=CHAR(INDEX([XOR.$B$2:.$Q$17];[.$B35]+1;[.CH$3]+1 )*16+INDEX([XOR.$B$2:.$Q$17];[.$C35]+1;[.CH$4]+1))" office:value-type="string" office:string-value="i">
            <text:p>i</text:p>
          </table:table-cell>
          <table:table-cell table:style-name="ce3" table:formula="of:=CHAR(INDEX([XOR.$B$2:.$Q$17];[.$B35]+1;[.CI$3]+1 )*16+INDEX([XOR.$B$2:.$Q$17];[.$C35]+1;[.CI$4]+1))" office:value-type="string" office:string-value="h">
            <text:p>h</text:p>
          </table:table-cell>
          <table:table-cell table:style-name="ce3" table:formula="of:=CHAR(INDEX([XOR.$B$2:.$Q$17];[.$B35]+1;[.CJ$3]+1 )*16+INDEX([XOR.$B$2:.$Q$17];[.$C35]+1;[.CJ$4]+1))" office:value-type="string" office:string-value="k">
            <text:p>k</text:p>
          </table:table-cell>
          <table:table-cell table:style-name="ce3" table:formula="of:=CHAR(INDEX([XOR.$B$2:.$Q$17];[.$B35]+1;[.CK$3]+1 )*16+INDEX([XOR.$B$2:.$Q$17];[.$C35]+1;[.CK$4]+1))" office:value-type="string" office:string-value="j">
            <text:p>j</text:p>
          </table:table-cell>
          <table:table-cell table:style-name="ce3" table:formula="of:=CHAR(INDEX([XOR.$B$2:.$Q$17];[.$B35]+1;[.CL$3]+1 )*16+INDEX([XOR.$B$2:.$Q$17];[.$C35]+1;[.CL$4]+1))" office:value-type="string" office:string-value="m">
            <text:p>m</text:p>
          </table:table-cell>
          <table:table-cell table:style-name="ce3" table:formula="of:=CHAR(INDEX([XOR.$B$2:.$Q$17];[.$B35]+1;[.CM$3]+1 )*16+INDEX([XOR.$B$2:.$Q$17];[.$C35]+1;[.CM$4]+1))" office:value-type="string" office:string-value="l">
            <text:p>l</text:p>
          </table:table-cell>
          <table:table-cell table:style-name="ce3" table:formula="of:=CHAR(INDEX([XOR.$B$2:.$Q$17];[.$B35]+1;[.CN$3]+1 )*16+INDEX([XOR.$B$2:.$Q$17];[.$C35]+1;[.CN$4]+1))" office:value-type="string" office:string-value="o">
            <text:p>o</text:p>
          </table:table-cell>
          <table:table-cell table:style-name="ce3" table:formula="of:=CHAR(INDEX([XOR.$B$2:.$Q$17];[.$B35]+1;[.CO$3]+1 )*16+INDEX([XOR.$B$2:.$Q$17];[.$C35]+1;[.CO$4]+1))" office:value-type="string" office:string-value="n">
            <text:p>n</text:p>
          </table:table-cell>
          <table:table-cell table:style-name="ce8" table:formula="of:=CHAR(INDEX([XOR.$B$2:.$Q$17];[.$B35]+1;[.CP$3]+1 )*16+INDEX([XOR.$B$2:.$Q$17];[.$C35]+1;[.CP$4]+1))" office:value-type="string" office:string-value="a">
            <text:p>a</text:p>
          </table:table-cell>
          <table:table-cell table:style-name="ce3" table:formula="of:=CHAR(INDEX([XOR.$B$2:.$Q$17];[.$B35]+1;[.CQ$3]+1 )*16+INDEX([XOR.$B$2:.$Q$17];[.$C35]+1;[.CQ$4]+1))" office:value-type="string" office:string-value="`">
            <text:p>`</text:p>
          </table:table-cell>
          <table:table-cell table:style-name="ce3" table:formula="of:=CHAR(INDEX([XOR.$B$2:.$Q$17];[.$B35]+1;[.CR$3]+1 )*16+INDEX([XOR.$B$2:.$Q$17];[.$C35]+1;[.CR$4]+1))" office:value-type="string" office:string-value="c">
            <text:p>c</text:p>
          </table:table-cell>
          <table:table-cell table:style-name="ce3" table:formula="of:=CHAR(INDEX([XOR.$B$2:.$Q$17];[.$B35]+1;[.CS$3]+1 )*16+INDEX([XOR.$B$2:.$Q$17];[.$C35]+1;[.CS$4]+1))" office:value-type="string" office:string-value="b">
            <text:p>b</text:p>
          </table:table-cell>
          <table:table-cell table:style-name="ce3" table:formula="of:=CHAR(INDEX([XOR.$B$2:.$Q$17];[.$B35]+1;[.CT$3]+1 )*16+INDEX([XOR.$B$2:.$Q$17];[.$C35]+1;[.CT$4]+1))" office:value-type="string" office:string-value="e">
            <text:p>e</text:p>
          </table:table-cell>
          <table:table-cell table:style-name="ce3" table:formula="of:=CHAR(INDEX([XOR.$B$2:.$Q$17];[.$B35]+1;[.CU$3]+1 )*16+INDEX([XOR.$B$2:.$Q$17];[.$C35]+1;[.CU$4]+1))" office:value-type="string" office:string-value="d">
            <text:p>d</text:p>
          </table:table-cell>
          <table:table-cell table:style-name="ce3" table:formula="of:=CHAR(INDEX([XOR.$B$2:.$Q$17];[.$B35]+1;[.CV$3]+1 )*16+INDEX([XOR.$B$2:.$Q$17];[.$C35]+1;[.CV$4]+1))" office:value-type="string" office:string-value="g">
            <text:p>g</text:p>
          </table:table-cell>
          <table:table-cell table:style-name="ce3" table:formula="of:=CHAR(INDEX([XOR.$B$2:.$Q$17];[.$B35]+1;[.CW$3]+1 )*16+INDEX([XOR.$B$2:.$Q$17];[.$C35]+1;[.CW$4]+1))" office:value-type="string" office:string-value="f">
            <text:p>f</text:p>
          </table:table-cell>
          <table:table-cell table:style-name="ce3" table:formula="of:=CHAR(INDEX([XOR.$B$2:.$Q$17];[.$B35]+1;[.CX$3]+1 )*16+INDEX([XOR.$B$2:.$Q$17];[.$C35]+1;[.CX$4]+1))" office:value-type="string" office:string-value="Y">
            <text:p>Y</text:p>
          </table:table-cell>
          <table:table-cell table:style-name="ce3" table:formula="of:=CHAR(INDEX([XOR.$B$2:.$Q$17];[.$B35]+1;[.CY$3]+1 )*16+INDEX([XOR.$B$2:.$Q$17];[.$C35]+1;[.CY$4]+1))" office:value-type="string" office:string-value="X">
            <text:p>X</text:p>
          </table:table-cell>
          <table:table-cell table:style-name="ce3" table:formula="of:=CHAR(INDEX([XOR.$B$2:.$Q$17];[.$B35]+1;[.CZ$3]+1 )*16+INDEX([XOR.$B$2:.$Q$17];[.$C35]+1;[.CZ$4]+1))" office:value-type="string" office:string-value="[">
            <text:p>[</text:p>
          </table:table-cell>
          <table:table-cell table:style-name="ce3" table:formula="of:=CHAR(INDEX([XOR.$B$2:.$Q$17];[.$B35]+1;[.DA$3]+1 )*16+INDEX([XOR.$B$2:.$Q$17];[.$C35]+1;[.DA$4]+1))" office:value-type="string" office:string-value="Z">
            <text:p>Z</text:p>
          </table:table-cell>
          <table:table-cell table:style-name="ce3" table:formula="of:=CHAR(INDEX([XOR.$B$2:.$Q$17];[.$B35]+1;[.DB$3]+1 )*16+INDEX([XOR.$B$2:.$Q$17];[.$C35]+1;[.DB$4]+1))" office:value-type="string" office:string-value="]">
            <text:p>]</text:p>
          </table:table-cell>
          <table:table-cell table:style-name="ce3" table:formula="of:=CHAR(INDEX([XOR.$B$2:.$Q$17];[.$B35]+1;[.DC$3]+1 )*16+INDEX([XOR.$B$2:.$Q$17];[.$C35]+1;[.DC$4]+1))" office:value-type="string" office:string-value="\">
            <text:p>\</text:p>
          </table:table-cell>
          <table:table-cell table:style-name="ce3" table:formula="of:=CHAR(INDEX([XOR.$B$2:.$Q$17];[.$B35]+1;[.DD$3]+1 )*16+INDEX([XOR.$B$2:.$Q$17];[.$C35]+1;[.DD$4]+1))" office:value-type="string" office:string-value="_">
            <text:p>_</text:p>
          </table:table-cell>
          <table:table-cell table:style-name="ce3" table:formula="of:=CHAR(INDEX([XOR.$B$2:.$Q$17];[.$B35]+1;[.DE$3]+1 )*16+INDEX([XOR.$B$2:.$Q$17];[.$C35]+1;[.DE$4]+1))" office:value-type="string" office:string-value="^">
            <text:p>^</text:p>
          </table:table-cell>
          <table:table-cell table:style-name="ce3" table:formula="of:=CHAR(INDEX([XOR.$B$2:.$Q$17];[.$B35]+1;[.DF$3]+1 )*16+INDEX([XOR.$B$2:.$Q$17];[.$C35]+1;[.DF$4]+1))" office:value-type="string" office:string-value="Q">
            <text:p>Q</text:p>
          </table:table-cell>
          <table:table-cell table:style-name="ce3" table:formula="of:=CHAR(INDEX([XOR.$B$2:.$Q$17];[.$B35]+1;[.DG$3]+1 )*16+INDEX([XOR.$B$2:.$Q$17];[.$C35]+1;[.DG$4]+1))" office:value-type="string" office:string-value="P">
            <text:p>P</text:p>
          </table:table-cell>
          <table:table-cell table:style-name="ce3" table:formula="of:=CHAR(INDEX([XOR.$B$2:.$Q$17];[.$B35]+1;[.DH$3]+1 )*16+INDEX([XOR.$B$2:.$Q$17];[.$C35]+1;[.DH$4]+1))" office:value-type="string" office:string-value="S">
            <text:p>S</text:p>
          </table:table-cell>
          <table:table-cell table:style-name="ce3" table:formula="of:=CHAR(INDEX([XOR.$B$2:.$Q$17];[.$B35]+1;[.DI$3]+1 )*16+INDEX([XOR.$B$2:.$Q$17];[.$C35]+1;[.DI$4]+1))" office:value-type="string" office:string-value="R">
            <text:p>R</text:p>
          </table:table-cell>
          <table:table-cell table:style-name="ce3" table:formula="of:=CHAR(INDEX([XOR.$B$2:.$Q$17];[.$B35]+1;[.DJ$3]+1 )*16+INDEX([XOR.$B$2:.$Q$17];[.$C35]+1;[.DJ$4]+1))" office:value-type="string" office:string-value="U">
            <text:p>U</text:p>
          </table:table-cell>
          <table:table-cell table:style-name="ce3" table:formula="of:=CHAR(INDEX([XOR.$B$2:.$Q$17];[.$B35]+1;[.DK$3]+1 )*16+INDEX([XOR.$B$2:.$Q$17];[.$C35]+1;[.DK$4]+1))" office:value-type="string" office:string-value="T">
            <text:p>T</text:p>
          </table:table-cell>
          <table:table-cell table:style-name="ce3" table:formula="of:=CHAR(INDEX([XOR.$B$2:.$Q$17];[.$B35]+1;[.DL$3]+1 )*16+INDEX([XOR.$B$2:.$Q$17];[.$C35]+1;[.DL$4]+1))" office:value-type="string" office:string-value="W">
            <text:p>W</text:p>
          </table:table-cell>
          <table:table-cell table:style-name="ce3" table:formula="of:=CHAR(INDEX([XOR.$B$2:.$Q$17];[.$B35]+1;[.DM$3]+1 )*16+INDEX([XOR.$B$2:.$Q$17];[.$C35]+1;[.DM$4]+1))" office:value-type="string" office:string-value="V">
            <text:p>V</text:p>
          </table:table-cell>
          <table:table-cell table:style-name="ce3" table:formula="of:=CHAR(INDEX([XOR.$B$2:.$Q$17];[.$B35]+1;[.DN$3]+1 )*16+INDEX([XOR.$B$2:.$Q$17];[.$C35]+1;[.DN$4]+1))" office:value-type="string" office:string-value="I">
            <text:p>I</text:p>
          </table:table-cell>
          <table:table-cell table:style-name="ce3" table:formula="of:=CHAR(INDEX([XOR.$B$2:.$Q$17];[.$B35]+1;[.DO$3]+1 )*16+INDEX([XOR.$B$2:.$Q$17];[.$C35]+1;[.DO$4]+1))" office:value-type="string" office:string-value="H">
            <text:p>H</text:p>
          </table:table-cell>
          <table:table-cell table:style-name="ce3" table:formula="of:=CHAR(INDEX([XOR.$B$2:.$Q$17];[.$B35]+1;[.DP$3]+1 )*16+INDEX([XOR.$B$2:.$Q$17];[.$C35]+1;[.DP$4]+1))" office:value-type="string" office:string-value="K">
            <text:p>K</text:p>
          </table:table-cell>
          <table:table-cell table:style-name="ce3" table:formula="of:=CHAR(INDEX([XOR.$B$2:.$Q$17];[.$B35]+1;[.DQ$3]+1 )*16+INDEX([XOR.$B$2:.$Q$17];[.$C35]+1;[.DQ$4]+1))" office:value-type="string" office:string-value="J">
            <text:p>J</text:p>
          </table:table-cell>
          <table:table-cell table:style-name="ce3" table:formula="of:=CHAR(INDEX([XOR.$B$2:.$Q$17];[.$B35]+1;[.DR$3]+1 )*16+INDEX([XOR.$B$2:.$Q$17];[.$C35]+1;[.DR$4]+1))" office:value-type="string" office:string-value="M">
            <text:p>M</text:p>
          </table:table-cell>
          <table:table-cell table:style-name="ce3" table:formula="of:=CHAR(INDEX([XOR.$B$2:.$Q$17];[.$B35]+1;[.DS$3]+1 )*16+INDEX([XOR.$B$2:.$Q$17];[.$C35]+1;[.DS$4]+1))" office:value-type="string" office:string-value="L">
            <text:p>L</text:p>
          </table:table-cell>
          <table:table-cell table:style-name="ce3" table:formula="of:=CHAR(INDEX([XOR.$B$2:.$Q$17];[.$B35]+1;[.DT$3]+1 )*16+INDEX([XOR.$B$2:.$Q$17];[.$C35]+1;[.DT$4]+1))" office:value-type="string" office:string-value="O">
            <text:p>O</text:p>
          </table:table-cell>
          <table:table-cell table:style-name="ce3" table:formula="of:=CHAR(INDEX([XOR.$B$2:.$Q$17];[.$B35]+1;[.DU$3]+1 )*16+INDEX([XOR.$B$2:.$Q$17];[.$C35]+1;[.DU$4]+1))" office:value-type="string" office:string-value="N">
            <text:p>N</text:p>
          </table:table-cell>
          <table:table-cell table:style-name="ce3" table:formula="of:=CHAR(INDEX([XOR.$B$2:.$Q$17];[.$B35]+1;[.DV$3]+1 )*16+INDEX([XOR.$B$2:.$Q$17];[.$C35]+1;[.DV$4]+1))" office:value-type="string" office:string-value="A">
            <text:p>A</text:p>
          </table:table-cell>
          <table:table-cell table:style-name="ce3" table:formula="of:=CHAR(INDEX([XOR.$B$2:.$Q$17];[.$B35]+1;[.DW$3]+1 )*16+INDEX([XOR.$B$2:.$Q$17];[.$C35]+1;[.DW$4]+1))" office:value-type="string" office:string-value="@">
            <text:p>@</text:p>
          </table:table-cell>
          <table:table-cell table:style-name="ce3" table:formula="of:=CHAR(INDEX([XOR.$B$2:.$Q$17];[.$B35]+1;[.DX$3]+1 )*16+INDEX([XOR.$B$2:.$Q$17];[.$C35]+1;[.DX$4]+1))" office:value-type="string" office:string-value="C">
            <text:p>C</text:p>
          </table:table-cell>
          <table:table-cell table:style-name="ce3" table:formula="of:=CHAR(INDEX([XOR.$B$2:.$Q$17];[.$B35]+1;[.DY$3]+1 )*16+INDEX([XOR.$B$2:.$Q$17];[.$C35]+1;[.DY$4]+1))" office:value-type="string" office:string-value="B">
            <text:p>B</text:p>
          </table:table-cell>
          <table:table-cell table:style-name="ce3" table:formula="of:=CHAR(INDEX([XOR.$B$2:.$Q$17];[.$B35]+1;[.DZ$3]+1 )*16+INDEX([XOR.$B$2:.$Q$17];[.$C35]+1;[.DZ$4]+1))" office:value-type="string" office:string-value="E">
            <text:p>E</text:p>
          </table:table-cell>
          <table:table-cell table:style-name="ce3" table:formula="of:=CHAR(INDEX([XOR.$B$2:.$Q$17];[.$B35]+1;[.EA$3]+1 )*16+INDEX([XOR.$B$2:.$Q$17];[.$C35]+1;[.EA$4]+1))" office:value-type="string" office:string-value="D">
            <text:p>D</text:p>
          </table:table-cell>
          <table:table-cell table:style-name="ce3" table:formula="of:=CHAR(INDEX([XOR.$B$2:.$Q$17];[.$B35]+1;[.EB$3]+1 )*16+INDEX([XOR.$B$2:.$Q$17];[.$C35]+1;[.EB$4]+1))" office:value-type="string" office:string-value="G">
            <text:p>G</text:p>
          </table:table-cell>
          <table:table-cell table:style-name="ce3" table:formula="of:=CHAR(INDEX([XOR.$B$2:.$Q$17];[.$B35]+1;[.EC$3]+1 )*16+INDEX([XOR.$B$2:.$Q$17];[.$C35]+1;[.EC$4]+1))" office:value-type="string" office:string-value="F">
            <text:p>F</text:p>
          </table:table-cell>
          <table:table-cell table:style-name="ce3" table:number-columns-repeated="21"/>
        </table:table-row>
        <table:table-row table:style-name="ro4">
          <table:table-cell table:formula="of:=[.A35]+2" office:value-type="float" office:value="63">
            <text:p>63</text:p>
          </table:table-cell>
          <table:table-cell table:formula="of:=RIGHT(LEFT([.$B$1];[.A36]);1)" office:value-type="string" office:string-value="3">
            <text:p>3</text:p>
          </table:table-cell>
          <table:table-cell table:formula="of:=VLOOKUP(RIGHT(LEFT([.$B$1];[.A36]+1);1);[Sheet1.$A$2:.$C$17];3;0)" office:value-type="float" office:value="11">
            <text:p>11</text:p>
          </table:table-cell>
          <table:table-cell table:formula="of:=[.C36]+[.B36]*16" office:value-type="float" office:value="59">
            <text:p>59</text:p>
          </table:table-cell>
          <table:table-cell table:formula="of:=CHAR([.D36])" office:value-type="string" office:string-value=";">
            <text:p>;</text:p>
          </table:table-cell>
          <table:table-cell table:style-name="ce3" table:formula="of:=CHAR(INDEX([XOR.$B$2:.$Q$17];[.$B36]+1;[.F$3]+1 )*16+INDEX([XOR.$B$2:.$Q$17];[.$C36]+1;[.F$4]+1))" office:value-type="string" office:string-value=";">
            <text:p>;</text:p>
          </table:table-cell>
          <table:table-cell table:style-name="ce3" table:formula="of:=CHAR(INDEX([XOR.$B$2:.$Q$17];[.$B36]+1;[.G$3]+1 )*16+INDEX([XOR.$B$2:.$Q$17];[.$C36]+1;[.G$4]+1))" office:value-type="string" office:string-value=":">
            <text:p>:</text:p>
          </table:table-cell>
          <table:table-cell table:style-name="ce3" table:formula="of:=CHAR(INDEX([XOR.$B$2:.$Q$17];[.$B36]+1;[.H$3]+1 )*16+INDEX([XOR.$B$2:.$Q$17];[.$C36]+1;[.H$4]+1))" office:value-type="string" office:string-value="9">
            <text:p>9</text:p>
          </table:table-cell>
          <table:table-cell table:style-name="ce3" table:formula="of:=CHAR(INDEX([XOR.$B$2:.$Q$17];[.$B36]+1;[.I$3]+1 )*16+INDEX([XOR.$B$2:.$Q$17];[.$C36]+1;[.I$4]+1))" office:value-type="string" office:string-value="8">
            <text:p>8</text:p>
          </table:table-cell>
          <table:table-cell table:style-name="ce3" table:formula="of:=CHAR(INDEX([XOR.$B$2:.$Q$17];[.$B36]+1;[.J$3]+1 )*16+INDEX([XOR.$B$2:.$Q$17];[.$C36]+1;[.J$4]+1))" office:value-type="string" office:string-value="?">
            <text:p>?</text:p>
          </table:table-cell>
          <table:table-cell table:style-name="ce3" table:formula="of:=CHAR(INDEX([XOR.$B$2:.$Q$17];[.$B36]+1;[.K$3]+1 )*16+INDEX([XOR.$B$2:.$Q$17];[.$C36]+1;[.K$4]+1))" office:value-type="string" office:string-value="&gt;">
            <text:p>&gt;</text:p>
          </table:table-cell>
          <table:table-cell table:style-name="ce3" table:formula="of:=CHAR(INDEX([XOR.$B$2:.$Q$17];[.$B36]+1;[.L$3]+1 )*16+INDEX([XOR.$B$2:.$Q$17];[.$C36]+1;[.L$4]+1))" office:value-type="string" office:string-value="=">
            <text:p>=</text:p>
          </table:table-cell>
          <table:table-cell table:style-name="ce3" table:formula="of:=CHAR(INDEX([XOR.$B$2:.$Q$17];[.$B36]+1;[.M$3]+1 )*16+INDEX([XOR.$B$2:.$Q$17];[.$C36]+1;[.M$4]+1))" office:value-type="string" office:string-value="&lt;">
            <text:p>&lt;</text:p>
          </table:table-cell>
          <table:table-cell table:style-name="ce3" table:formula="of:=CHAR(INDEX([XOR.$B$2:.$Q$17];[.$B36]+1;[.N$3]+1 )*16+INDEX([XOR.$B$2:.$Q$17];[.$C36]+1;[.N$4]+1))" office:value-type="string" office:string-value="3">
            <text:p>3</text:p>
          </table:table-cell>
          <table:table-cell table:style-name="ce3" table:formula="of:=CHAR(INDEX([XOR.$B$2:.$Q$17];[.$B36]+1;[.O$3]+1 )*16+INDEX([XOR.$B$2:.$Q$17];[.$C36]+1;[.O$4]+1))" office:value-type="string" office:string-value="2">
            <text:p>2</text:p>
          </table:table-cell>
          <table:table-cell table:style-name="ce3" table:formula="of:=CHAR(INDEX([XOR.$B$2:.$Q$17];[.$B36]+1;[.P$3]+1 )*16+INDEX([XOR.$B$2:.$Q$17];[.$C36]+1;[.P$4]+1))" office:value-type="string" office:string-value="1">
            <text:p>1</text:p>
          </table:table-cell>
          <table:table-cell table:style-name="ce3" table:formula="of:=CHAR(INDEX([XOR.$B$2:.$Q$17];[.$B36]+1;[.Q$3]+1 )*16+INDEX([XOR.$B$2:.$Q$17];[.$C36]+1;[.Q$4]+1))" office:value-type="string" office:string-value="0">
            <text:p>0</text:p>
          </table:table-cell>
          <table:table-cell table:style-name="ce3" table:formula="of:=CHAR(INDEX([XOR.$B$2:.$Q$17];[.$B36]+1;[.R$3]+1 )*16+INDEX([XOR.$B$2:.$Q$17];[.$C36]+1;[.R$4]+1))" office:value-type="string" office:string-value="7">
            <text:p>7</text:p>
          </table:table-cell>
          <table:table-cell table:style-name="ce3" table:formula="of:=CHAR(INDEX([XOR.$B$2:.$Q$17];[.$B36]+1;[.S$3]+1 )*16+INDEX([XOR.$B$2:.$Q$17];[.$C36]+1;[.S$4]+1))" office:value-type="string" office:string-value="6">
            <text:p>6</text:p>
          </table:table-cell>
          <table:table-cell table:style-name="ce3" table:formula="of:=CHAR(INDEX([XOR.$B$2:.$Q$17];[.$B36]+1;[.T$3]+1 )*16+INDEX([XOR.$B$2:.$Q$17];[.$C36]+1;[.T$4]+1))" office:value-type="string" office:string-value="5">
            <text:p>5</text:p>
          </table:table-cell>
          <table:table-cell table:style-name="ce3" table:formula="of:=CHAR(INDEX([XOR.$B$2:.$Q$17];[.$B36]+1;[.U$3]+1 )*16+INDEX([XOR.$B$2:.$Q$17];[.$C36]+1;[.U$4]+1))" office:value-type="string" office:string-value="4">
            <text:p>4</text:p>
          </table:table-cell>
          <table:table-cell table:style-name="ce3" table:formula="of:=CHAR(INDEX([XOR.$B$2:.$Q$17];[.$B36]+1;[.V$3]+1 )*16+INDEX([XOR.$B$2:.$Q$17];[.$C36]+1;[.V$4]+1))" office:value-type="string" office:string-value="+">
            <text:p>+</text:p>
          </table:table-cell>
          <table:table-cell table:style-name="ce3" table:formula="of:=CHAR(INDEX([XOR.$B$2:.$Q$17];[.$B36]+1;[.W$3]+1 )*16+INDEX([XOR.$B$2:.$Q$17];[.$C36]+1;[.W$4]+1))" office:value-type="string" office:string-value="*">
            <text:p>*</text:p>
          </table:table-cell>
          <table:table-cell table:style-name="ce3" table:formula="of:=CHAR(INDEX([XOR.$B$2:.$Q$17];[.$B36]+1;[.X$3]+1 )*16+INDEX([XOR.$B$2:.$Q$17];[.$C36]+1;[.X$4]+1))" office:value-type="string" office:string-value=")">
            <text:p>)</text:p>
          </table:table-cell>
          <table:table-cell table:style-name="ce3" table:formula="of:=CHAR(INDEX([XOR.$B$2:.$Q$17];[.$B36]+1;[.Y$3]+1 )*16+INDEX([XOR.$B$2:.$Q$17];[.$C36]+1;[.Y$4]+1))" office:value-type="string" office:string-value="(">
            <text:p>(</text:p>
          </table:table-cell>
          <table:table-cell table:style-name="ce3" table:formula="of:=CHAR(INDEX([XOR.$B$2:.$Q$17];[.$B36]+1;[.Z$3]+1 )*16+INDEX([XOR.$B$2:.$Q$17];[.$C36]+1;[.Z$4]+1))" office:value-type="string" office:string-value="/">
            <text:p>/</text:p>
          </table:table-cell>
          <table:table-cell table:style-name="ce3" table:formula="of:=CHAR(INDEX([XOR.$B$2:.$Q$17];[.$B36]+1;[.AA$3]+1 )*16+INDEX([XOR.$B$2:.$Q$17];[.$C36]+1;[.AA$4]+1))" office:value-type="string" office:string-value=".">
            <text:p>.</text:p>
          </table:table-cell>
          <table:table-cell table:style-name="ce3" table:formula="of:=CHAR(INDEX([XOR.$B$2:.$Q$17];[.$B36]+1;[.AB$3]+1 )*16+INDEX([XOR.$B$2:.$Q$17];[.$C36]+1;[.AB$4]+1))" office:value-type="string" office:string-value="-">
            <text:p>-</text:p>
          </table:table-cell>
          <table:table-cell table:style-name="ce3" table:formula="of:=CHAR(INDEX([XOR.$B$2:.$Q$17];[.$B36]+1;[.AC$3]+1 )*16+INDEX([XOR.$B$2:.$Q$17];[.$C36]+1;[.AC$4]+1))" office:value-type="string" office:string-value=",">
            <text:p>,</text:p>
          </table:table-cell>
          <table:table-cell table:style-name="ce3" table:formula="of:=CHAR(INDEX([XOR.$B$2:.$Q$17];[.$B36]+1;[.AD$3]+1 )*16+INDEX([XOR.$B$2:.$Q$17];[.$C36]+1;[.AD$4]+1))" office:value-type="string" office:string-value="#">
            <text:p>#</text:p>
          </table:table-cell>
          <table:table-cell table:style-name="ce3" table:formula="of:=CHAR(INDEX([XOR.$B$2:.$Q$17];[.$B36]+1;[.AE$3]+1 )*16+INDEX([XOR.$B$2:.$Q$17];[.$C36]+1;[.AE$4]+1))" office:value-type="string" office:string-value="&quot;">
            <text:p>"</text:p>
          </table:table-cell>
          <table:table-cell table:style-name="ce3" table:formula="of:=CHAR(INDEX([XOR.$B$2:.$Q$17];[.$B36]+1;[.AF$3]+1 )*16+INDEX([XOR.$B$2:.$Q$17];[.$C36]+1;[.AF$4]+1))" office:value-type="string" office:string-value="!">
            <text:p>!</text:p>
          </table:table-cell>
          <table:table-cell table:style-name="ce3" table:formula="of:=CHAR(INDEX([XOR.$B$2:.$Q$17];[.$B36]+1;[.AG$3]+1 )*16+INDEX([XOR.$B$2:.$Q$17];[.$C36]+1;[.AG$4]+1))" office:value-type="string" office:string-value=" ">
            <text:p><text:s/></text:p>
          </table:table-cell>
          <table:table-cell table:style-name="ce3" table:formula="of:=CHAR(INDEX([XOR.$B$2:.$Q$17];[.$B36]+1;[.AH$3]+1 )*16+INDEX([XOR.$B$2:.$Q$17];[.$C36]+1;[.AH$4]+1))" office:value-type="string" office:string-value="'">
            <text:p>'</text:p>
          </table:table-cell>
          <table:table-cell table:style-name="ce3" table:formula="of:=CHAR(INDEX([XOR.$B$2:.$Q$17];[.$B36]+1;[.AI$3]+1 )*16+INDEX([XOR.$B$2:.$Q$17];[.$C36]+1;[.AI$4]+1))" office:value-type="string" office:string-value="&amp;">
            <text:p>&amp;</text:p>
          </table:table-cell>
          <table:table-cell table:style-name="ce3" table:formula="of:=CHAR(INDEX([XOR.$B$2:.$Q$17];[.$B36]+1;[.AJ$3]+1 )*16+INDEX([XOR.$B$2:.$Q$17];[.$C36]+1;[.AJ$4]+1))" office:value-type="string" office:string-value="%">
            <text:p>%</text:p>
          </table:table-cell>
          <table:table-cell table:style-name="ce3" table:formula="of:=CHAR(INDEX([XOR.$B$2:.$Q$17];[.$B36]+1;[.AK$3]+1 )*16+INDEX([XOR.$B$2:.$Q$17];[.$C36]+1;[.AK$4]+1))" office:value-type="string" office:string-value="$">
            <text:p>$</text:p>
          </table:table-cell>
          <table:table-cell table:style-name="ce3" table:formula="of:=CHAR(INDEX([XOR.$B$2:.$Q$17];[.$B36]+1;[.AL$3]+1 )*16+INDEX([XOR.$B$2:.$Q$17];[.$C36]+1;[.AL$4]+1))" office:value-type="string" office:string-value="">
            <text:p/>
          </table:table-cell>
          <table:table-cell table:style-name="ce3" table:formula="of:=CHAR(INDEX([XOR.$B$2:.$Q$17];[.$B36]+1;[.AM$3]+1 )*16+INDEX([XOR.$B$2:.$Q$17];[.$C36]+1;[.AM$4]+1))" office:value-type="string" office:string-value="">
            <text:p/>
          </table:table-cell>
          <table:table-cell table:style-name="ce3" table:formula="of:=CHAR(INDEX([XOR.$B$2:.$Q$17];[.$B36]+1;[.AN$3]+1 )*16+INDEX([XOR.$B$2:.$Q$17];[.$C36]+1;[.AN$4]+1))" office:value-type="string" office:string-value="">
            <text:p/>
          </table:table-cell>
          <table:table-cell table:style-name="ce3" table:formula="of:=CHAR(INDEX([XOR.$B$2:.$Q$17];[.$B36]+1;[.AO$3]+1 )*16+INDEX([XOR.$B$2:.$Q$17];[.$C36]+1;[.AO$4]+1))" office:value-type="string" office:string-value="">
            <text:p/>
          </table:table-cell>
          <table:table-cell table:style-name="ce3" table:formula="of:=CHAR(INDEX([XOR.$B$2:.$Q$17];[.$B36]+1;[.AP$3]+1 )*16+INDEX([XOR.$B$2:.$Q$17];[.$C36]+1;[.AP$4]+1))" office:value-type="string" office:string-value="">
            <text:p/>
          </table:table-cell>
          <table:table-cell table:style-name="ce3" table:formula="of:=CHAR(INDEX([XOR.$B$2:.$Q$17];[.$B36]+1;[.AQ$3]+1 )*16+INDEX([XOR.$B$2:.$Q$17];[.$C36]+1;[.AQ$4]+1))" office:value-type="string" office:string-value="">
            <text:p/>
          </table:table-cell>
          <table:table-cell table:style-name="ce3" table:formula="of:=CHAR(INDEX([XOR.$B$2:.$Q$17];[.$B36]+1;[.AR$3]+1 )*16+INDEX([XOR.$B$2:.$Q$17];[.$C36]+1;[.AR$4]+1))" office:value-type="string" office:string-value="">
            <text:p/>
          </table:table-cell>
          <table:table-cell table:style-name="ce3" table:formula="of:=CHAR(INDEX([XOR.$B$2:.$Q$17];[.$B36]+1;[.AS$3]+1 )*16+INDEX([XOR.$B$2:.$Q$17];[.$C36]+1;[.AS$4]+1))" office:value-type="string" office:string-value="">
            <text:p/>
          </table:table-cell>
          <table:table-cell table:style-name="ce3" table:formula="of:=CHAR(INDEX([XOR.$B$2:.$Q$17];[.$B36]+1;[.AT$3]+1 )*16+INDEX([XOR.$B$2:.$Q$17];[.$C36]+1;[.AT$4]+1))" office:value-type="string" office:string-value="">
            <text:p/>
          </table:table-cell>
          <table:table-cell table:style-name="ce3" table:formula="of:=CHAR(INDEX([XOR.$B$2:.$Q$17];[.$B36]+1;[.AU$3]+1 )*16+INDEX([XOR.$B$2:.$Q$17];[.$C36]+1;[.AU$4]+1))" office:value-type="string" office:string-value="">
            <text:p/>
          </table:table-cell>
          <table:table-cell table:style-name="ce3" table:formula="of:=CHAR(INDEX([XOR.$B$2:.$Q$17];[.$B36]+1;[.AV$3]+1 )*16+INDEX([XOR.$B$2:.$Q$17];[.$C36]+1;[.AV$4]+1))" office:value-type="string" office:string-value="">
            <text:p/>
          </table:table-cell>
          <table:table-cell table:style-name="ce3" table:formula="of:=CHAR(INDEX([XOR.$B$2:.$Q$17];[.$B36]+1;[.AW$3]+1 )*16+INDEX([XOR.$B$2:.$Q$17];[.$C36]+1;[.AW$4]+1))" office:value-type="string" office:string-value="">
            <text:p/>
          </table:table-cell>
          <table:table-cell table:style-name="ce3" table:formula="of:=CHAR(INDEX([XOR.$B$2:.$Q$17];[.$B36]+1;[.AX$3]+1 )*16+INDEX([XOR.$B$2:.$Q$17];[.$C36]+1;[.AX$4]+1))" office:value-type="string" office:string-value="">
            <text:p/>
          </table:table-cell>
          <table:table-cell table:style-name="ce3" table:formula="of:=CHAR(INDEX([XOR.$B$2:.$Q$17];[.$B36]+1;[.AY$3]+1 )*16+INDEX([XOR.$B$2:.$Q$17];[.$C36]+1;[.AY$4]+1))" office:value-type="string" office:string-value="">
            <text:p/>
          </table:table-cell>
          <table:table-cell table:style-name="ce3" table:formula="of:=CHAR(INDEX([XOR.$B$2:.$Q$17];[.$B36]+1;[.AZ$3]+1 )*16+INDEX([XOR.$B$2:.$Q$17];[.$C36]+1;[.AZ$4]+1))" office:value-type="string" office:string-value="">
            <text:p/>
          </table:table-cell>
          <table:table-cell table:style-name="ce3" table:formula="of:=CHAR(INDEX([XOR.$B$2:.$Q$17];[.$B36]+1;[.BA$3]+1 )*16+INDEX([XOR.$B$2:.$Q$17];[.$C36]+1;[.BA$4]+1))" office:value-type="string" office:string-value="">
            <text:p/>
          </table:table-cell>
          <table:table-cell table:style-name="ce3" table:formula="of:=CHAR(INDEX([XOR.$B$2:.$Q$17];[.$B36]+1;[.BB$3]+1 )*16+INDEX([XOR.$B$2:.$Q$17];[.$C36]+1;[.BB$4]+1))" office:value-type="string" office:string-value="">
            <text:p/>
          </table:table-cell>
          <table:table-cell table:style-name="ce3" table:formula="of:=CHAR(INDEX([XOR.$B$2:.$Q$17];[.$B36]+1;[.BC$3]+1 )*16+INDEX([XOR.$B$2:.$Q$17];[.$C36]+1;[.BC$4]+1))" office:value-type="string" office:string-value="&#10;">
            <text:p><text:line-break/></text:p>
          </table:table-cell>
          <table:table-cell table:style-name="ce3" table:formula="of:=CHAR(INDEX([XOR.$B$2:.$Q$17];[.$B36]+1;[.BD$3]+1 )*16+INDEX([XOR.$B$2:.$Q$17];[.$C36]+1;[.BD$4]+1))" office:value-type="string" office:string-value="&#9;">
            <text:p><text:tab/></text:p>
          </table:table-cell>
          <table:table-cell table:style-name="ce3" table:formula="of:=CHAR(INDEX([XOR.$B$2:.$Q$17];[.$B36]+1;[.BE$3]+1 )*16+INDEX([XOR.$B$2:.$Q$17];[.$C36]+1;[.BE$4]+1))" office:value-type="string" office:string-value="">
            <text:p/>
          </table:table-cell>
          <table:table-cell table:style-name="ce3" table:formula="of:=CHAR(INDEX([XOR.$B$2:.$Q$17];[.$B36]+1;[.BF$3]+1 )*16+INDEX([XOR.$B$2:.$Q$17];[.$C36]+1;[.BF$4]+1))" office:value-type="string" office:string-value="">
            <text:p/>
          </table:table-cell>
          <table:table-cell table:style-name="ce3" table:formula="of:=CHAR(INDEX([XOR.$B$2:.$Q$17];[.$B36]+1;[.BG$3]+1 )*16+INDEX([XOR.$B$2:.$Q$17];[.$C36]+1;[.BG$4]+1))" office:value-type="string" office:string-value="">
            <text:p/>
          </table:table-cell>
          <table:table-cell table:style-name="ce3" table:formula="of:=CHAR(INDEX([XOR.$B$2:.$Q$17];[.$B36]+1;[.BH$3]+1 )*16+INDEX([XOR.$B$2:.$Q$17];[.$C36]+1;[.BH$4]+1))" office:value-type="string" office:string-value="&#13;">
            <text:p></text:p>
          </table:table-cell>
          <table:table-cell table:style-name="ce3" table:formula="of:=CHAR(INDEX([XOR.$B$2:.$Q$17];[.$B36]+1;[.BI$3]+1 )*16+INDEX([XOR.$B$2:.$Q$17];[.$C36]+1;[.BI$4]+1))" office:value-type="string" office:string-value="">
            <text:p/>
          </table:table-cell>
          <table:table-cell table:style-name="ce3" table:formula="of:=CHAR(INDEX([XOR.$B$2:.$Q$17];[.$B36]+1;[.BJ$3]+1 )*16+INDEX([XOR.$B$2:.$Q$17];[.$C36]+1;[.BJ$4]+1))" office:value-type="string" office:string-value="">
            <text:p/>
          </table:table-cell>
          <table:table-cell table:style-name="ce3" table:formula="of:=CHAR(INDEX([XOR.$B$2:.$Q$17];[.$B36]+1;[.BK$3]+1 )*16+INDEX([XOR.$B$2:.$Q$17];[.$C36]+1;[.BK$4]+1))" office:value-type="string" office:string-value="">
            <text:p/>
          </table:table-cell>
          <table:table-cell table:style-name="ce3" table:formula="of:=CHAR(INDEX([XOR.$B$2:.$Q$17];[.$B36]+1;[.BL$3]+1 )*16+INDEX([XOR.$B$2:.$Q$17];[.$C36]+1;[.BL$4]+1))" office:value-type="string" office:string-value="">
            <text:p/>
          </table:table-cell>
          <table:table-cell table:style-name="ce3" table:formula="of:=CHAR(INDEX([XOR.$B$2:.$Q$17];[.$B36]+1;[.BM$3]+1 )*16+INDEX([XOR.$B$2:.$Q$17];[.$C36]+1;[.BM$4]+1))" office:value-type="string" office:string-value="">
            <text:p/>
          </table:table-cell>
          <table:table-cell table:style-name="ce3" table:formula="of:=CHAR(INDEX([XOR.$B$2:.$Q$17];[.$B36]+1;[.BN$3]+1 )*16+INDEX([XOR.$B$2:.$Q$17];[.$C36]+1;[.BN$4]+1))" office:value-type="string" office:string-value="">
            <text:p/>
          </table:table-cell>
          <table:table-cell table:style-name="ce3" table:formula="of:=CHAR(INDEX([XOR.$B$2:.$Q$17];[.$B36]+1;[.BO$3]+1 )*16+INDEX([XOR.$B$2:.$Q$17];[.$C36]+1;[.BO$4]+1))" office:value-type="string" office:string-value="">
            <text:p/>
          </table:table-cell>
          <table:table-cell table:style-name="ce3" table:formula="of:=CHAR(INDEX([XOR.$B$2:.$Q$17];[.$B36]+1;[.BP$3]+1 )*16+INDEX([XOR.$B$2:.$Q$17];[.$C36]+1;[.BP$4]+1))" office:value-type="string" office:string-value="">
            <text:p/>
          </table:table-cell>
          <table:table-cell table:style-name="ce3" table:formula="of:=CHAR(INDEX([XOR.$B$2:.$Q$17];[.$B36]+1;[.BQ$3]+1 )*16+INDEX([XOR.$B$2:.$Q$17];[.$C36]+1;[.BQ$4]+1))" office:value-type="string" office:string-value="">
            <text:p/>
          </table:table-cell>
          <table:table-cell table:style-name="ce3" table:formula="of:=CHAR(INDEX([XOR.$B$2:.$Q$17];[.$B36]+1;[.BR$3]+1 )*16+INDEX([XOR.$B$2:.$Q$17];[.$C36]+1;[.BR$4]+1))" office:value-type="string" office:string-value="{">
            <text:p>{</text:p>
          </table:table-cell>
          <table:table-cell table:style-name="ce3" table:formula="of:=CHAR(INDEX([XOR.$B$2:.$Q$17];[.$B36]+1;[.BS$3]+1 )*16+INDEX([XOR.$B$2:.$Q$17];[.$C36]+1;[.BS$4]+1))" office:value-type="string" office:string-value="z">
            <text:p>z</text:p>
          </table:table-cell>
          <table:table-cell table:style-name="ce3" table:formula="of:=CHAR(INDEX([XOR.$B$2:.$Q$17];[.$B36]+1;[.BT$3]+1 )*16+INDEX([XOR.$B$2:.$Q$17];[.$C36]+1;[.BT$4]+1))" office:value-type="string" office:string-value="y">
            <text:p>y</text:p>
          </table:table-cell>
          <table:table-cell table:style-name="ce3" table:formula="of:=CHAR(INDEX([XOR.$B$2:.$Q$17];[.$B36]+1;[.BU$3]+1 )*16+INDEX([XOR.$B$2:.$Q$17];[.$C36]+1;[.BU$4]+1))" office:value-type="string" office:string-value="x">
            <text:p>x</text:p>
          </table:table-cell>
          <table:table-cell table:style-name="ce3" table:formula="of:=CHAR(INDEX([XOR.$B$2:.$Q$17];[.$B36]+1;[.BV$3]+1 )*16+INDEX([XOR.$B$2:.$Q$17];[.$C36]+1;[.BV$4]+1))" office:value-type="string" office:string-value="">
            <text:p></text:p>
          </table:table-cell>
          <table:table-cell table:style-name="ce3" table:formula="of:=CHAR(INDEX([XOR.$B$2:.$Q$17];[.$B36]+1;[.BW$3]+1 )*16+INDEX([XOR.$B$2:.$Q$17];[.$C36]+1;[.BW$4]+1))" office:value-type="string" office:string-value="~">
            <text:p>~</text:p>
          </table:table-cell>
          <table:table-cell table:style-name="ce3" table:formula="of:=CHAR(INDEX([XOR.$B$2:.$Q$17];[.$B36]+1;[.BX$3]+1 )*16+INDEX([XOR.$B$2:.$Q$17];[.$C36]+1;[.BX$4]+1))" office:value-type="string" office:string-value="}">
            <text:p>}</text:p>
          </table:table-cell>
          <table:table-cell table:style-name="ce3" table:formula="of:=CHAR(INDEX([XOR.$B$2:.$Q$17];[.$B36]+1;[.BY$3]+1 )*16+INDEX([XOR.$B$2:.$Q$17];[.$C36]+1;[.BY$4]+1))" office:value-type="string" office:string-value="|">
            <text:p>|</text:p>
          </table:table-cell>
          <table:table-cell table:style-name="ce3" table:formula="of:=CHAR(INDEX([XOR.$B$2:.$Q$17];[.$B36]+1;[.BZ$3]+1 )*16+INDEX([XOR.$B$2:.$Q$17];[.$C36]+1;[.BZ$4]+1))" office:value-type="string" office:string-value="s">
            <text:p>s</text:p>
          </table:table-cell>
          <table:table-cell table:style-name="ce3" table:formula="of:=CHAR(INDEX([XOR.$B$2:.$Q$17];[.$B36]+1;[.CA$3]+1 )*16+INDEX([XOR.$B$2:.$Q$17];[.$C36]+1;[.CA$4]+1))" office:value-type="string" office:string-value="r">
            <text:p>r</text:p>
          </table:table-cell>
          <table:table-cell table:style-name="ce3" table:formula="of:=CHAR(INDEX([XOR.$B$2:.$Q$17];[.$B36]+1;[.CB$3]+1 )*16+INDEX([XOR.$B$2:.$Q$17];[.$C36]+1;[.CB$4]+1))" office:value-type="string" office:string-value="q">
            <text:p>q</text:p>
          </table:table-cell>
          <table:table-cell table:style-name="ce3" table:formula="of:=CHAR(INDEX([XOR.$B$2:.$Q$17];[.$B36]+1;[.CC$3]+1 )*16+INDEX([XOR.$B$2:.$Q$17];[.$C36]+1;[.CC$4]+1))" office:value-type="string" office:string-value="p">
            <text:p>p</text:p>
          </table:table-cell>
          <table:table-cell table:style-name="ce3" table:formula="of:=CHAR(INDEX([XOR.$B$2:.$Q$17];[.$B36]+1;[.CD$3]+1 )*16+INDEX([XOR.$B$2:.$Q$17];[.$C36]+1;[.CD$4]+1))" office:value-type="string" office:string-value="w">
            <text:p>w</text:p>
          </table:table-cell>
          <table:table-cell table:style-name="ce3" table:formula="of:=CHAR(INDEX([XOR.$B$2:.$Q$17];[.$B36]+1;[.CE$3]+1 )*16+INDEX([XOR.$B$2:.$Q$17];[.$C36]+1;[.CE$4]+1))" office:value-type="string" office:string-value="v">
            <text:p>v</text:p>
          </table:table-cell>
          <table:table-cell table:style-name="ce3" table:formula="of:=CHAR(INDEX([XOR.$B$2:.$Q$17];[.$B36]+1;[.CF$3]+1 )*16+INDEX([XOR.$B$2:.$Q$17];[.$C36]+1;[.CF$4]+1))" office:value-type="string" office:string-value="u">
            <text:p>u</text:p>
          </table:table-cell>
          <table:table-cell table:style-name="ce3" table:formula="of:=CHAR(INDEX([XOR.$B$2:.$Q$17];[.$B36]+1;[.CG$3]+1 )*16+INDEX([XOR.$B$2:.$Q$17];[.$C36]+1;[.CG$4]+1))" office:value-type="string" office:string-value="t">
            <text:p>t</text:p>
          </table:table-cell>
          <table:table-cell table:style-name="ce3" table:formula="of:=CHAR(INDEX([XOR.$B$2:.$Q$17];[.$B36]+1;[.CH$3]+1 )*16+INDEX([XOR.$B$2:.$Q$17];[.$C36]+1;[.CH$4]+1))" office:value-type="string" office:string-value="k">
            <text:p>k</text:p>
          </table:table-cell>
          <table:table-cell table:style-name="ce3" table:formula="of:=CHAR(INDEX([XOR.$B$2:.$Q$17];[.$B36]+1;[.CI$3]+1 )*16+INDEX([XOR.$B$2:.$Q$17];[.$C36]+1;[.CI$4]+1))" office:value-type="string" office:string-value="j">
            <text:p>j</text:p>
          </table:table-cell>
          <table:table-cell table:style-name="ce3" table:formula="of:=CHAR(INDEX([XOR.$B$2:.$Q$17];[.$B36]+1;[.CJ$3]+1 )*16+INDEX([XOR.$B$2:.$Q$17];[.$C36]+1;[.CJ$4]+1))" office:value-type="string" office:string-value="i">
            <text:p>i</text:p>
          </table:table-cell>
          <table:table-cell table:style-name="ce3" table:formula="of:=CHAR(INDEX([XOR.$B$2:.$Q$17];[.$B36]+1;[.CK$3]+1 )*16+INDEX([XOR.$B$2:.$Q$17];[.$C36]+1;[.CK$4]+1))" office:value-type="string" office:string-value="h">
            <text:p>h</text:p>
          </table:table-cell>
          <table:table-cell table:style-name="ce3" table:formula="of:=CHAR(INDEX([XOR.$B$2:.$Q$17];[.$B36]+1;[.CL$3]+1 )*16+INDEX([XOR.$B$2:.$Q$17];[.$C36]+1;[.CL$4]+1))" office:value-type="string" office:string-value="o">
            <text:p>o</text:p>
          </table:table-cell>
          <table:table-cell table:style-name="ce3" table:formula="of:=CHAR(INDEX([XOR.$B$2:.$Q$17];[.$B36]+1;[.CM$3]+1 )*16+INDEX([XOR.$B$2:.$Q$17];[.$C36]+1;[.CM$4]+1))" office:value-type="string" office:string-value="n">
            <text:p>n</text:p>
          </table:table-cell>
          <table:table-cell table:style-name="ce3" table:formula="of:=CHAR(INDEX([XOR.$B$2:.$Q$17];[.$B36]+1;[.CN$3]+1 )*16+INDEX([XOR.$B$2:.$Q$17];[.$C36]+1;[.CN$4]+1))" office:value-type="string" office:string-value="m">
            <text:p>m</text:p>
          </table:table-cell>
          <table:table-cell table:style-name="ce3" table:formula="of:=CHAR(INDEX([XOR.$B$2:.$Q$17];[.$B36]+1;[.CO$3]+1 )*16+INDEX([XOR.$B$2:.$Q$17];[.$C36]+1;[.CO$4]+1))" office:value-type="string" office:string-value="l">
            <text:p>l</text:p>
          </table:table-cell>
          <table:table-cell table:style-name="ce8" table:formula="of:=CHAR(INDEX([XOR.$B$2:.$Q$17];[.$B36]+1;[.CP$3]+1 )*16+INDEX([XOR.$B$2:.$Q$17];[.$C36]+1;[.CP$4]+1))" office:value-type="string" office:string-value="c">
            <text:p>c</text:p>
          </table:table-cell>
          <table:table-cell table:style-name="ce3" table:formula="of:=CHAR(INDEX([XOR.$B$2:.$Q$17];[.$B36]+1;[.CQ$3]+1 )*16+INDEX([XOR.$B$2:.$Q$17];[.$C36]+1;[.CQ$4]+1))" office:value-type="string" office:string-value="b">
            <text:p>b</text:p>
          </table:table-cell>
          <table:table-cell table:style-name="ce3" table:formula="of:=CHAR(INDEX([XOR.$B$2:.$Q$17];[.$B36]+1;[.CR$3]+1 )*16+INDEX([XOR.$B$2:.$Q$17];[.$C36]+1;[.CR$4]+1))" office:value-type="string" office:string-value="a">
            <text:p>a</text:p>
          </table:table-cell>
          <table:table-cell table:style-name="ce3" table:formula="of:=CHAR(INDEX([XOR.$B$2:.$Q$17];[.$B36]+1;[.CS$3]+1 )*16+INDEX([XOR.$B$2:.$Q$17];[.$C36]+1;[.CS$4]+1))" office:value-type="string" office:string-value="`">
            <text:p>`</text:p>
          </table:table-cell>
          <table:table-cell table:style-name="ce3" table:formula="of:=CHAR(INDEX([XOR.$B$2:.$Q$17];[.$B36]+1;[.CT$3]+1 )*16+INDEX([XOR.$B$2:.$Q$17];[.$C36]+1;[.CT$4]+1))" office:value-type="string" office:string-value="g">
            <text:p>g</text:p>
          </table:table-cell>
          <table:table-cell table:style-name="ce3" table:formula="of:=CHAR(INDEX([XOR.$B$2:.$Q$17];[.$B36]+1;[.CU$3]+1 )*16+INDEX([XOR.$B$2:.$Q$17];[.$C36]+1;[.CU$4]+1))" office:value-type="string" office:string-value="f">
            <text:p>f</text:p>
          </table:table-cell>
          <table:table-cell table:style-name="ce3" table:formula="of:=CHAR(INDEX([XOR.$B$2:.$Q$17];[.$B36]+1;[.CV$3]+1 )*16+INDEX([XOR.$B$2:.$Q$17];[.$C36]+1;[.CV$4]+1))" office:value-type="string" office:string-value="e">
            <text:p>e</text:p>
          </table:table-cell>
          <table:table-cell table:style-name="ce3" table:formula="of:=CHAR(INDEX([XOR.$B$2:.$Q$17];[.$B36]+1;[.CW$3]+1 )*16+INDEX([XOR.$B$2:.$Q$17];[.$C36]+1;[.CW$4]+1))" office:value-type="string" office:string-value="d">
            <text:p>d</text:p>
          </table:table-cell>
          <table:table-cell table:style-name="ce3" table:formula="of:=CHAR(INDEX([XOR.$B$2:.$Q$17];[.$B36]+1;[.CX$3]+1 )*16+INDEX([XOR.$B$2:.$Q$17];[.$C36]+1;[.CX$4]+1))" office:value-type="string" office:string-value="[">
            <text:p>[</text:p>
          </table:table-cell>
          <table:table-cell table:style-name="ce3" table:formula="of:=CHAR(INDEX([XOR.$B$2:.$Q$17];[.$B36]+1;[.CY$3]+1 )*16+INDEX([XOR.$B$2:.$Q$17];[.$C36]+1;[.CY$4]+1))" office:value-type="string" office:string-value="Z">
            <text:p>Z</text:p>
          </table:table-cell>
          <table:table-cell table:style-name="ce3" table:formula="of:=CHAR(INDEX([XOR.$B$2:.$Q$17];[.$B36]+1;[.CZ$3]+1 )*16+INDEX([XOR.$B$2:.$Q$17];[.$C36]+1;[.CZ$4]+1))" office:value-type="string" office:string-value="Y">
            <text:p>Y</text:p>
          </table:table-cell>
          <table:table-cell table:style-name="ce3" table:formula="of:=CHAR(INDEX([XOR.$B$2:.$Q$17];[.$B36]+1;[.DA$3]+1 )*16+INDEX([XOR.$B$2:.$Q$17];[.$C36]+1;[.DA$4]+1))" office:value-type="string" office:string-value="X">
            <text:p>X</text:p>
          </table:table-cell>
          <table:table-cell table:style-name="ce3" table:formula="of:=CHAR(INDEX([XOR.$B$2:.$Q$17];[.$B36]+1;[.DB$3]+1 )*16+INDEX([XOR.$B$2:.$Q$17];[.$C36]+1;[.DB$4]+1))" office:value-type="string" office:string-value="_">
            <text:p>_</text:p>
          </table:table-cell>
          <table:table-cell table:style-name="ce3" table:formula="of:=CHAR(INDEX([XOR.$B$2:.$Q$17];[.$B36]+1;[.DC$3]+1 )*16+INDEX([XOR.$B$2:.$Q$17];[.$C36]+1;[.DC$4]+1))" office:value-type="string" office:string-value="^">
            <text:p>^</text:p>
          </table:table-cell>
          <table:table-cell table:style-name="ce3" table:formula="of:=CHAR(INDEX([XOR.$B$2:.$Q$17];[.$B36]+1;[.DD$3]+1 )*16+INDEX([XOR.$B$2:.$Q$17];[.$C36]+1;[.DD$4]+1))" office:value-type="string" office:string-value="]">
            <text:p>]</text:p>
          </table:table-cell>
          <table:table-cell table:style-name="ce3" table:formula="of:=CHAR(INDEX([XOR.$B$2:.$Q$17];[.$B36]+1;[.DE$3]+1 )*16+INDEX([XOR.$B$2:.$Q$17];[.$C36]+1;[.DE$4]+1))" office:value-type="string" office:string-value="\">
            <text:p>\</text:p>
          </table:table-cell>
          <table:table-cell table:style-name="ce3" table:formula="of:=CHAR(INDEX([XOR.$B$2:.$Q$17];[.$B36]+1;[.DF$3]+1 )*16+INDEX([XOR.$B$2:.$Q$17];[.$C36]+1;[.DF$4]+1))" office:value-type="string" office:string-value="S">
            <text:p>S</text:p>
          </table:table-cell>
          <table:table-cell table:style-name="ce3" table:formula="of:=CHAR(INDEX([XOR.$B$2:.$Q$17];[.$B36]+1;[.DG$3]+1 )*16+INDEX([XOR.$B$2:.$Q$17];[.$C36]+1;[.DG$4]+1))" office:value-type="string" office:string-value="R">
            <text:p>R</text:p>
          </table:table-cell>
          <table:table-cell table:style-name="ce3" table:formula="of:=CHAR(INDEX([XOR.$B$2:.$Q$17];[.$B36]+1;[.DH$3]+1 )*16+INDEX([XOR.$B$2:.$Q$17];[.$C36]+1;[.DH$4]+1))" office:value-type="string" office:string-value="Q">
            <text:p>Q</text:p>
          </table:table-cell>
          <table:table-cell table:style-name="ce3" table:formula="of:=CHAR(INDEX([XOR.$B$2:.$Q$17];[.$B36]+1;[.DI$3]+1 )*16+INDEX([XOR.$B$2:.$Q$17];[.$C36]+1;[.DI$4]+1))" office:value-type="string" office:string-value="P">
            <text:p>P</text:p>
          </table:table-cell>
          <table:table-cell table:style-name="ce3" table:formula="of:=CHAR(INDEX([XOR.$B$2:.$Q$17];[.$B36]+1;[.DJ$3]+1 )*16+INDEX([XOR.$B$2:.$Q$17];[.$C36]+1;[.DJ$4]+1))" office:value-type="string" office:string-value="W">
            <text:p>W</text:p>
          </table:table-cell>
          <table:table-cell table:style-name="ce3" table:formula="of:=CHAR(INDEX([XOR.$B$2:.$Q$17];[.$B36]+1;[.DK$3]+1 )*16+INDEX([XOR.$B$2:.$Q$17];[.$C36]+1;[.DK$4]+1))" office:value-type="string" office:string-value="V">
            <text:p>V</text:p>
          </table:table-cell>
          <table:table-cell table:style-name="ce3" table:formula="of:=CHAR(INDEX([XOR.$B$2:.$Q$17];[.$B36]+1;[.DL$3]+1 )*16+INDEX([XOR.$B$2:.$Q$17];[.$C36]+1;[.DL$4]+1))" office:value-type="string" office:string-value="U">
            <text:p>U</text:p>
          </table:table-cell>
          <table:table-cell table:style-name="ce3" table:formula="of:=CHAR(INDEX([XOR.$B$2:.$Q$17];[.$B36]+1;[.DM$3]+1 )*16+INDEX([XOR.$B$2:.$Q$17];[.$C36]+1;[.DM$4]+1))" office:value-type="string" office:string-value="T">
            <text:p>T</text:p>
          </table:table-cell>
          <table:table-cell table:style-name="ce3" table:formula="of:=CHAR(INDEX([XOR.$B$2:.$Q$17];[.$B36]+1;[.DN$3]+1 )*16+INDEX([XOR.$B$2:.$Q$17];[.$C36]+1;[.DN$4]+1))" office:value-type="string" office:string-value="K">
            <text:p>K</text:p>
          </table:table-cell>
          <table:table-cell table:style-name="ce3" table:formula="of:=CHAR(INDEX([XOR.$B$2:.$Q$17];[.$B36]+1;[.DO$3]+1 )*16+INDEX([XOR.$B$2:.$Q$17];[.$C36]+1;[.DO$4]+1))" office:value-type="string" office:string-value="J">
            <text:p>J</text:p>
          </table:table-cell>
          <table:table-cell table:style-name="ce3" table:formula="of:=CHAR(INDEX([XOR.$B$2:.$Q$17];[.$B36]+1;[.DP$3]+1 )*16+INDEX([XOR.$B$2:.$Q$17];[.$C36]+1;[.DP$4]+1))" office:value-type="string" office:string-value="I">
            <text:p>I</text:p>
          </table:table-cell>
          <table:table-cell table:style-name="ce3" table:formula="of:=CHAR(INDEX([XOR.$B$2:.$Q$17];[.$B36]+1;[.DQ$3]+1 )*16+INDEX([XOR.$B$2:.$Q$17];[.$C36]+1;[.DQ$4]+1))" office:value-type="string" office:string-value="H">
            <text:p>H</text:p>
          </table:table-cell>
          <table:table-cell table:style-name="ce3" table:formula="of:=CHAR(INDEX([XOR.$B$2:.$Q$17];[.$B36]+1;[.DR$3]+1 )*16+INDEX([XOR.$B$2:.$Q$17];[.$C36]+1;[.DR$4]+1))" office:value-type="string" office:string-value="O">
            <text:p>O</text:p>
          </table:table-cell>
          <table:table-cell table:style-name="ce3" table:formula="of:=CHAR(INDEX([XOR.$B$2:.$Q$17];[.$B36]+1;[.DS$3]+1 )*16+INDEX([XOR.$B$2:.$Q$17];[.$C36]+1;[.DS$4]+1))" office:value-type="string" office:string-value="N">
            <text:p>N</text:p>
          </table:table-cell>
          <table:table-cell table:style-name="ce3" table:formula="of:=CHAR(INDEX([XOR.$B$2:.$Q$17];[.$B36]+1;[.DT$3]+1 )*16+INDEX([XOR.$B$2:.$Q$17];[.$C36]+1;[.DT$4]+1))" office:value-type="string" office:string-value="M">
            <text:p>M</text:p>
          </table:table-cell>
          <table:table-cell table:style-name="ce3" table:formula="of:=CHAR(INDEX([XOR.$B$2:.$Q$17];[.$B36]+1;[.DU$3]+1 )*16+INDEX([XOR.$B$2:.$Q$17];[.$C36]+1;[.DU$4]+1))" office:value-type="string" office:string-value="L">
            <text:p>L</text:p>
          </table:table-cell>
          <table:table-cell table:style-name="ce3" table:formula="of:=CHAR(INDEX([XOR.$B$2:.$Q$17];[.$B36]+1;[.DV$3]+1 )*16+INDEX([XOR.$B$2:.$Q$17];[.$C36]+1;[.DV$4]+1))" office:value-type="string" office:string-value="C">
            <text:p>C</text:p>
          </table:table-cell>
          <table:table-cell table:style-name="ce3" table:formula="of:=CHAR(INDEX([XOR.$B$2:.$Q$17];[.$B36]+1;[.DW$3]+1 )*16+INDEX([XOR.$B$2:.$Q$17];[.$C36]+1;[.DW$4]+1))" office:value-type="string" office:string-value="B">
            <text:p>B</text:p>
          </table:table-cell>
          <table:table-cell table:style-name="ce3" table:formula="of:=CHAR(INDEX([XOR.$B$2:.$Q$17];[.$B36]+1;[.DX$3]+1 )*16+INDEX([XOR.$B$2:.$Q$17];[.$C36]+1;[.DX$4]+1))" office:value-type="string" office:string-value="A">
            <text:p>A</text:p>
          </table:table-cell>
          <table:table-cell table:style-name="ce3" table:formula="of:=CHAR(INDEX([XOR.$B$2:.$Q$17];[.$B36]+1;[.DY$3]+1 )*16+INDEX([XOR.$B$2:.$Q$17];[.$C36]+1;[.DY$4]+1))" office:value-type="string" office:string-value="@">
            <text:p>@</text:p>
          </table:table-cell>
          <table:table-cell table:style-name="ce3" table:formula="of:=CHAR(INDEX([XOR.$B$2:.$Q$17];[.$B36]+1;[.DZ$3]+1 )*16+INDEX([XOR.$B$2:.$Q$17];[.$C36]+1;[.DZ$4]+1))" office:value-type="string" office:string-value="G">
            <text:p>G</text:p>
          </table:table-cell>
          <table:table-cell table:style-name="ce3" table:formula="of:=CHAR(INDEX([XOR.$B$2:.$Q$17];[.$B36]+1;[.EA$3]+1 )*16+INDEX([XOR.$B$2:.$Q$17];[.$C36]+1;[.EA$4]+1))" office:value-type="string" office:string-value="F">
            <text:p>F</text:p>
          </table:table-cell>
          <table:table-cell table:style-name="ce3" table:formula="of:=CHAR(INDEX([XOR.$B$2:.$Q$17];[.$B36]+1;[.EB$3]+1 )*16+INDEX([XOR.$B$2:.$Q$17];[.$C36]+1;[.EB$4]+1))" office:value-type="string" office:string-value="E">
            <text:p>E</text:p>
          </table:table-cell>
          <table:table-cell table:style-name="ce3" table:formula="of:=CHAR(INDEX([XOR.$B$2:.$Q$17];[.$B36]+1;[.EC$3]+1 )*16+INDEX([XOR.$B$2:.$Q$17];[.$C36]+1;[.EC$4]+1))" office:value-type="string" office:string-value="D">
            <text:p>D</text:p>
          </table:table-cell>
          <table:table-cell table:style-name="ce3" table:number-columns-repeated="21"/>
        </table:table-row>
        <table:table-row table:style-name="ro4">
          <table:table-cell table:formula="of:=[.A36]+2" office:value-type="float" office:value="65">
            <text:p>65</text:p>
          </table:table-cell>
          <table:table-cell table:formula="of:=RIGHT(LEFT([.$B$1];[.A37]);1)" office:value-type="string" office:string-value="3">
            <text:p>3</text:p>
          </table:table-cell>
          <table:table-cell table:formula="of:=VLOOKUP(RIGHT(LEFT([.$B$1];[.A37]+1);1);[Sheet1.$A$2:.$C$17];3;0)" office:value-type="float" office:value="7">
            <text:p>7</text:p>
          </table:table-cell>
          <table:table-cell table:formula="of:=[.C37]+[.B37]*16" office:value-type="float" office:value="55">
            <text:p>55</text:p>
          </table:table-cell>
          <table:table-cell table:formula="of:=CHAR([.D37])" office:value-type="string" office:string-value="7">
            <text:p>7</text:p>
          </table:table-cell>
          <table:table-cell table:style-name="ce3" table:formula="of:=CHAR(INDEX([XOR.$B$2:.$Q$17];[.$B37]+1;[.F$3]+1 )*16+INDEX([XOR.$B$2:.$Q$17];[.$C37]+1;[.F$4]+1))" office:value-type="string" office:string-value="7">
            <text:p>7</text:p>
          </table:table-cell>
          <table:table-cell table:style-name="ce3" table:formula="of:=CHAR(INDEX([XOR.$B$2:.$Q$17];[.$B37]+1;[.G$3]+1 )*16+INDEX([XOR.$B$2:.$Q$17];[.$C37]+1;[.G$4]+1))" office:value-type="string" office:string-value="6">
            <text:p>6</text:p>
          </table:table-cell>
          <table:table-cell table:style-name="ce3" table:formula="of:=CHAR(INDEX([XOR.$B$2:.$Q$17];[.$B37]+1;[.H$3]+1 )*16+INDEX([XOR.$B$2:.$Q$17];[.$C37]+1;[.H$4]+1))" office:value-type="string" office:string-value="5">
            <text:p>5</text:p>
          </table:table-cell>
          <table:table-cell table:style-name="ce3" table:formula="of:=CHAR(INDEX([XOR.$B$2:.$Q$17];[.$B37]+1;[.I$3]+1 )*16+INDEX([XOR.$B$2:.$Q$17];[.$C37]+1;[.I$4]+1))" office:value-type="string" office:string-value="4">
            <text:p>4</text:p>
          </table:table-cell>
          <table:table-cell table:style-name="ce3" table:formula="of:=CHAR(INDEX([XOR.$B$2:.$Q$17];[.$B37]+1;[.J$3]+1 )*16+INDEX([XOR.$B$2:.$Q$17];[.$C37]+1;[.J$4]+1))" office:value-type="string" office:string-value="3">
            <text:p>3</text:p>
          </table:table-cell>
          <table:table-cell table:style-name="ce3" table:formula="of:=CHAR(INDEX([XOR.$B$2:.$Q$17];[.$B37]+1;[.K$3]+1 )*16+INDEX([XOR.$B$2:.$Q$17];[.$C37]+1;[.K$4]+1))" office:value-type="string" office:string-value="2">
            <text:p>2</text:p>
          </table:table-cell>
          <table:table-cell table:style-name="ce3" table:formula="of:=CHAR(INDEX([XOR.$B$2:.$Q$17];[.$B37]+1;[.L$3]+1 )*16+INDEX([XOR.$B$2:.$Q$17];[.$C37]+1;[.L$4]+1))" office:value-type="string" office:string-value="1">
            <text:p>1</text:p>
          </table:table-cell>
          <table:table-cell table:style-name="ce3" table:formula="of:=CHAR(INDEX([XOR.$B$2:.$Q$17];[.$B37]+1;[.M$3]+1 )*16+INDEX([XOR.$B$2:.$Q$17];[.$C37]+1;[.M$4]+1))" office:value-type="string" office:string-value="0">
            <text:p>0</text:p>
          </table:table-cell>
          <table:table-cell table:style-name="ce3" table:formula="of:=CHAR(INDEX([XOR.$B$2:.$Q$17];[.$B37]+1;[.N$3]+1 )*16+INDEX([XOR.$B$2:.$Q$17];[.$C37]+1;[.N$4]+1))" office:value-type="string" office:string-value="?">
            <text:p>?</text:p>
          </table:table-cell>
          <table:table-cell table:style-name="ce3" table:formula="of:=CHAR(INDEX([XOR.$B$2:.$Q$17];[.$B37]+1;[.O$3]+1 )*16+INDEX([XOR.$B$2:.$Q$17];[.$C37]+1;[.O$4]+1))" office:value-type="string" office:string-value="&gt;">
            <text:p>&gt;</text:p>
          </table:table-cell>
          <table:table-cell table:style-name="ce3" table:formula="of:=CHAR(INDEX([XOR.$B$2:.$Q$17];[.$B37]+1;[.P$3]+1 )*16+INDEX([XOR.$B$2:.$Q$17];[.$C37]+1;[.P$4]+1))" office:value-type="string" office:string-value="=">
            <text:p>=</text:p>
          </table:table-cell>
          <table:table-cell table:style-name="ce3" table:formula="of:=CHAR(INDEX([XOR.$B$2:.$Q$17];[.$B37]+1;[.Q$3]+1 )*16+INDEX([XOR.$B$2:.$Q$17];[.$C37]+1;[.Q$4]+1))" office:value-type="string" office:string-value="&lt;">
            <text:p>&lt;</text:p>
          </table:table-cell>
          <table:table-cell table:style-name="ce3" table:formula="of:=CHAR(INDEX([XOR.$B$2:.$Q$17];[.$B37]+1;[.R$3]+1 )*16+INDEX([XOR.$B$2:.$Q$17];[.$C37]+1;[.R$4]+1))" office:value-type="string" office:string-value=";">
            <text:p>;</text:p>
          </table:table-cell>
          <table:table-cell table:style-name="ce3" table:formula="of:=CHAR(INDEX([XOR.$B$2:.$Q$17];[.$B37]+1;[.S$3]+1 )*16+INDEX([XOR.$B$2:.$Q$17];[.$C37]+1;[.S$4]+1))" office:value-type="string" office:string-value=":">
            <text:p>:</text:p>
          </table:table-cell>
          <table:table-cell table:style-name="ce3" table:formula="of:=CHAR(INDEX([XOR.$B$2:.$Q$17];[.$B37]+1;[.T$3]+1 )*16+INDEX([XOR.$B$2:.$Q$17];[.$C37]+1;[.T$4]+1))" office:value-type="string" office:string-value="9">
            <text:p>9</text:p>
          </table:table-cell>
          <table:table-cell table:style-name="ce3" table:formula="of:=CHAR(INDEX([XOR.$B$2:.$Q$17];[.$B37]+1;[.U$3]+1 )*16+INDEX([XOR.$B$2:.$Q$17];[.$C37]+1;[.U$4]+1))" office:value-type="string" office:string-value="8">
            <text:p>8</text:p>
          </table:table-cell>
          <table:table-cell table:style-name="ce3" table:formula="of:=CHAR(INDEX([XOR.$B$2:.$Q$17];[.$B37]+1;[.V$3]+1 )*16+INDEX([XOR.$B$2:.$Q$17];[.$C37]+1;[.V$4]+1))" office:value-type="string" office:string-value="'">
            <text:p>'</text:p>
          </table:table-cell>
          <table:table-cell table:style-name="ce3" table:formula="of:=CHAR(INDEX([XOR.$B$2:.$Q$17];[.$B37]+1;[.W$3]+1 )*16+INDEX([XOR.$B$2:.$Q$17];[.$C37]+1;[.W$4]+1))" office:value-type="string" office:string-value="&amp;">
            <text:p>&amp;</text:p>
          </table:table-cell>
          <table:table-cell table:style-name="ce3" table:formula="of:=CHAR(INDEX([XOR.$B$2:.$Q$17];[.$B37]+1;[.X$3]+1 )*16+INDEX([XOR.$B$2:.$Q$17];[.$C37]+1;[.X$4]+1))" office:value-type="string" office:string-value="%">
            <text:p>%</text:p>
          </table:table-cell>
          <table:table-cell table:style-name="ce3" table:formula="of:=CHAR(INDEX([XOR.$B$2:.$Q$17];[.$B37]+1;[.Y$3]+1 )*16+INDEX([XOR.$B$2:.$Q$17];[.$C37]+1;[.Y$4]+1))" office:value-type="string" office:string-value="$">
            <text:p>$</text:p>
          </table:table-cell>
          <table:table-cell table:style-name="ce3" table:formula="of:=CHAR(INDEX([XOR.$B$2:.$Q$17];[.$B37]+1;[.Z$3]+1 )*16+INDEX([XOR.$B$2:.$Q$17];[.$C37]+1;[.Z$4]+1))" office:value-type="string" office:string-value="#">
            <text:p>#</text:p>
          </table:table-cell>
          <table:table-cell table:style-name="ce3" table:formula="of:=CHAR(INDEX([XOR.$B$2:.$Q$17];[.$B37]+1;[.AA$3]+1 )*16+INDEX([XOR.$B$2:.$Q$17];[.$C37]+1;[.AA$4]+1))" office:value-type="string" office:string-value="&quot;">
            <text:p>"</text:p>
          </table:table-cell>
          <table:table-cell table:style-name="ce3" table:formula="of:=CHAR(INDEX([XOR.$B$2:.$Q$17];[.$B37]+1;[.AB$3]+1 )*16+INDEX([XOR.$B$2:.$Q$17];[.$C37]+1;[.AB$4]+1))" office:value-type="string" office:string-value="!">
            <text:p>!</text:p>
          </table:table-cell>
          <table:table-cell table:style-name="ce3" table:formula="of:=CHAR(INDEX([XOR.$B$2:.$Q$17];[.$B37]+1;[.AC$3]+1 )*16+INDEX([XOR.$B$2:.$Q$17];[.$C37]+1;[.AC$4]+1))" office:value-type="string" office:string-value=" ">
            <text:p><text:s/></text:p>
          </table:table-cell>
          <table:table-cell table:style-name="ce3" table:formula="of:=CHAR(INDEX([XOR.$B$2:.$Q$17];[.$B37]+1;[.AD$3]+1 )*16+INDEX([XOR.$B$2:.$Q$17];[.$C37]+1;[.AD$4]+1))" office:value-type="string" office:string-value="/">
            <text:p>/</text:p>
          </table:table-cell>
          <table:table-cell table:style-name="ce3" table:formula="of:=CHAR(INDEX([XOR.$B$2:.$Q$17];[.$B37]+1;[.AE$3]+1 )*16+INDEX([XOR.$B$2:.$Q$17];[.$C37]+1;[.AE$4]+1))" office:value-type="string" office:string-value=".">
            <text:p>.</text:p>
          </table:table-cell>
          <table:table-cell table:style-name="ce3" table:formula="of:=CHAR(INDEX([XOR.$B$2:.$Q$17];[.$B37]+1;[.AF$3]+1 )*16+INDEX([XOR.$B$2:.$Q$17];[.$C37]+1;[.AF$4]+1))" office:value-type="string" office:string-value="-">
            <text:p>-</text:p>
          </table:table-cell>
          <table:table-cell table:style-name="ce3" table:formula="of:=CHAR(INDEX([XOR.$B$2:.$Q$17];[.$B37]+1;[.AG$3]+1 )*16+INDEX([XOR.$B$2:.$Q$17];[.$C37]+1;[.AG$4]+1))" office:value-type="string" office:string-value=",">
            <text:p>,</text:p>
          </table:table-cell>
          <table:table-cell table:style-name="ce3" table:formula="of:=CHAR(INDEX([XOR.$B$2:.$Q$17];[.$B37]+1;[.AH$3]+1 )*16+INDEX([XOR.$B$2:.$Q$17];[.$C37]+1;[.AH$4]+1))" office:value-type="string" office:string-value="+">
            <text:p>+</text:p>
          </table:table-cell>
          <table:table-cell table:style-name="ce3" table:formula="of:=CHAR(INDEX([XOR.$B$2:.$Q$17];[.$B37]+1;[.AI$3]+1 )*16+INDEX([XOR.$B$2:.$Q$17];[.$C37]+1;[.AI$4]+1))" office:value-type="string" office:string-value="*">
            <text:p>*</text:p>
          </table:table-cell>
          <table:table-cell table:style-name="ce3" table:formula="of:=CHAR(INDEX([XOR.$B$2:.$Q$17];[.$B37]+1;[.AJ$3]+1 )*16+INDEX([XOR.$B$2:.$Q$17];[.$C37]+1;[.AJ$4]+1))" office:value-type="string" office:string-value=")">
            <text:p>)</text:p>
          </table:table-cell>
          <table:table-cell table:style-name="ce3" table:formula="of:=CHAR(INDEX([XOR.$B$2:.$Q$17];[.$B37]+1;[.AK$3]+1 )*16+INDEX([XOR.$B$2:.$Q$17];[.$C37]+1;[.AK$4]+1))" office:value-type="string" office:string-value="(">
            <text:p>(</text:p>
          </table:table-cell>
          <table:table-cell table:style-name="ce3" table:formula="of:=CHAR(INDEX([XOR.$B$2:.$Q$17];[.$B37]+1;[.AL$3]+1 )*16+INDEX([XOR.$B$2:.$Q$17];[.$C37]+1;[.AL$4]+1))" office:value-type="string" office:string-value="">
            <text:p/>
          </table:table-cell>
          <table:table-cell table:style-name="ce3" table:formula="of:=CHAR(INDEX([XOR.$B$2:.$Q$17];[.$B37]+1;[.AM$3]+1 )*16+INDEX([XOR.$B$2:.$Q$17];[.$C37]+1;[.AM$4]+1))" office:value-type="string" office:string-value="">
            <text:p/>
          </table:table-cell>
          <table:table-cell table:style-name="ce3" table:formula="of:=CHAR(INDEX([XOR.$B$2:.$Q$17];[.$B37]+1;[.AN$3]+1 )*16+INDEX([XOR.$B$2:.$Q$17];[.$C37]+1;[.AN$4]+1))" office:value-type="string" office:string-value="">
            <text:p/>
          </table:table-cell>
          <table:table-cell table:style-name="ce3" table:formula="of:=CHAR(INDEX([XOR.$B$2:.$Q$17];[.$B37]+1;[.AO$3]+1 )*16+INDEX([XOR.$B$2:.$Q$17];[.$C37]+1;[.AO$4]+1))" office:value-type="string" office:string-value="">
            <text:p/>
          </table:table-cell>
          <table:table-cell table:style-name="ce3" table:formula="of:=CHAR(INDEX([XOR.$B$2:.$Q$17];[.$B37]+1;[.AP$3]+1 )*16+INDEX([XOR.$B$2:.$Q$17];[.$C37]+1;[.AP$4]+1))" office:value-type="string" office:string-value="">
            <text:p/>
          </table:table-cell>
          <table:table-cell table:style-name="ce3" table:formula="of:=CHAR(INDEX([XOR.$B$2:.$Q$17];[.$B37]+1;[.AQ$3]+1 )*16+INDEX([XOR.$B$2:.$Q$17];[.$C37]+1;[.AQ$4]+1))" office:value-type="string" office:string-value="">
            <text:p/>
          </table:table-cell>
          <table:table-cell table:style-name="ce3" table:formula="of:=CHAR(INDEX([XOR.$B$2:.$Q$17];[.$B37]+1;[.AR$3]+1 )*16+INDEX([XOR.$B$2:.$Q$17];[.$C37]+1;[.AR$4]+1))" office:value-type="string" office:string-value="">
            <text:p/>
          </table:table-cell>
          <table:table-cell table:style-name="ce3" table:formula="of:=CHAR(INDEX([XOR.$B$2:.$Q$17];[.$B37]+1;[.AS$3]+1 )*16+INDEX([XOR.$B$2:.$Q$17];[.$C37]+1;[.AS$4]+1))" office:value-type="string" office:string-value="">
            <text:p/>
          </table:table-cell>
          <table:table-cell table:style-name="ce3" table:formula="of:=CHAR(INDEX([XOR.$B$2:.$Q$17];[.$B37]+1;[.AT$3]+1 )*16+INDEX([XOR.$B$2:.$Q$17];[.$C37]+1;[.AT$4]+1))" office:value-type="string" office:string-value="">
            <text:p/>
          </table:table-cell>
          <table:table-cell table:style-name="ce3" table:formula="of:=CHAR(INDEX([XOR.$B$2:.$Q$17];[.$B37]+1;[.AU$3]+1 )*16+INDEX([XOR.$B$2:.$Q$17];[.$C37]+1;[.AU$4]+1))" office:value-type="string" office:string-value="">
            <text:p/>
          </table:table-cell>
          <table:table-cell table:style-name="ce3" table:formula="of:=CHAR(INDEX([XOR.$B$2:.$Q$17];[.$B37]+1;[.AV$3]+1 )*16+INDEX([XOR.$B$2:.$Q$17];[.$C37]+1;[.AV$4]+1))" office:value-type="string" office:string-value="">
            <text:p/>
          </table:table-cell>
          <table:table-cell table:style-name="ce3" table:formula="of:=CHAR(INDEX([XOR.$B$2:.$Q$17];[.$B37]+1;[.AW$3]+1 )*16+INDEX([XOR.$B$2:.$Q$17];[.$C37]+1;[.AW$4]+1))" office:value-type="string" office:string-value="">
            <text:p/>
          </table:table-cell>
          <table:table-cell table:style-name="ce3" table:formula="of:=CHAR(INDEX([XOR.$B$2:.$Q$17];[.$B37]+1;[.AX$3]+1 )*16+INDEX([XOR.$B$2:.$Q$17];[.$C37]+1;[.AX$4]+1))" office:value-type="string" office:string-value="">
            <text:p/>
          </table:table-cell>
          <table:table-cell table:style-name="ce3" table:formula="of:=CHAR(INDEX([XOR.$B$2:.$Q$17];[.$B37]+1;[.AY$3]+1 )*16+INDEX([XOR.$B$2:.$Q$17];[.$C37]+1;[.AY$4]+1))" office:value-type="string" office:string-value="">
            <text:p/>
          </table:table-cell>
          <table:table-cell table:style-name="ce3" table:formula="of:=CHAR(INDEX([XOR.$B$2:.$Q$17];[.$B37]+1;[.AZ$3]+1 )*16+INDEX([XOR.$B$2:.$Q$17];[.$C37]+1;[.AZ$4]+1))" office:value-type="string" office:string-value="">
            <text:p/>
          </table:table-cell>
          <table:table-cell table:style-name="ce3" table:formula="of:=CHAR(INDEX([XOR.$B$2:.$Q$17];[.$B37]+1;[.BA$3]+1 )*16+INDEX([XOR.$B$2:.$Q$17];[.$C37]+1;[.BA$4]+1))" office:value-type="string" office:string-value="">
            <text:p/>
          </table:table-cell>
          <table:table-cell table:style-name="ce3" table:formula="of:=CHAR(INDEX([XOR.$B$2:.$Q$17];[.$B37]+1;[.BB$3]+1 )*16+INDEX([XOR.$B$2:.$Q$17];[.$C37]+1;[.BB$4]+1))" office:value-type="string" office:string-value="">
            <text:p/>
          </table:table-cell>
          <table:table-cell table:style-name="ce3" table:formula="of:=CHAR(INDEX([XOR.$B$2:.$Q$17];[.$B37]+1;[.BC$3]+1 )*16+INDEX([XOR.$B$2:.$Q$17];[.$C37]+1;[.BC$4]+1))" office:value-type="string" office:string-value="">
            <text:p/>
          </table:table-cell>
          <table:table-cell table:style-name="ce3" table:formula="of:=CHAR(INDEX([XOR.$B$2:.$Q$17];[.$B37]+1;[.BD$3]+1 )*16+INDEX([XOR.$B$2:.$Q$17];[.$C37]+1;[.BD$4]+1))" office:value-type="string" office:string-value="">
            <text:p/>
          </table:table-cell>
          <table:table-cell table:style-name="ce3" table:formula="of:=CHAR(INDEX([XOR.$B$2:.$Q$17];[.$B37]+1;[.BE$3]+1 )*16+INDEX([XOR.$B$2:.$Q$17];[.$C37]+1;[.BE$4]+1))" office:value-type="string" office:string-value="">
            <text:p/>
          </table:table-cell>
          <table:table-cell table:style-name="ce3" table:formula="of:=CHAR(INDEX([XOR.$B$2:.$Q$17];[.$B37]+1;[.BF$3]+1 )*16+INDEX([XOR.$B$2:.$Q$17];[.$C37]+1;[.BF$4]+1))" office:value-type="string" office:string-value="">
            <text:p/>
          </table:table-cell>
          <table:table-cell table:style-name="ce3" table:formula="of:=CHAR(INDEX([XOR.$B$2:.$Q$17];[.$B37]+1;[.BG$3]+1 )*16+INDEX([XOR.$B$2:.$Q$17];[.$C37]+1;[.BG$4]+1))" office:value-type="string" office:string-value="">
            <text:p/>
          </table:table-cell>
          <table:table-cell table:style-name="ce3" table:formula="of:=CHAR(INDEX([XOR.$B$2:.$Q$17];[.$B37]+1;[.BH$3]+1 )*16+INDEX([XOR.$B$2:.$Q$17];[.$C37]+1;[.BH$4]+1))" office:value-type="string" office:string-value="">
            <text:p/>
          </table:table-cell>
          <table:table-cell table:style-name="ce3" table:formula="of:=CHAR(INDEX([XOR.$B$2:.$Q$17];[.$B37]+1;[.BI$3]+1 )*16+INDEX([XOR.$B$2:.$Q$17];[.$C37]+1;[.BI$4]+1))" office:value-type="string" office:string-value="">
            <text:p/>
          </table:table-cell>
          <table:table-cell table:style-name="ce3" table:formula="of:=CHAR(INDEX([XOR.$B$2:.$Q$17];[.$B37]+1;[.BJ$3]+1 )*16+INDEX([XOR.$B$2:.$Q$17];[.$C37]+1;[.BJ$4]+1))" office:value-type="string" office:string-value="">
            <text:p/>
          </table:table-cell>
          <table:table-cell table:style-name="ce3" table:formula="of:=CHAR(INDEX([XOR.$B$2:.$Q$17];[.$B37]+1;[.BK$3]+1 )*16+INDEX([XOR.$B$2:.$Q$17];[.$C37]+1;[.BK$4]+1))" office:value-type="string" office:string-value="">
            <text:p/>
          </table:table-cell>
          <table:table-cell table:style-name="ce3" table:formula="of:=CHAR(INDEX([XOR.$B$2:.$Q$17];[.$B37]+1;[.BL$3]+1 )*16+INDEX([XOR.$B$2:.$Q$17];[.$C37]+1;[.BL$4]+1))" office:value-type="string" office:string-value="&#13;">
            <text:p></text:p>
          </table:table-cell>
          <table:table-cell table:style-name="ce3" table:formula="of:=CHAR(INDEX([XOR.$B$2:.$Q$17];[.$B37]+1;[.BM$3]+1 )*16+INDEX([XOR.$B$2:.$Q$17];[.$C37]+1;[.BM$4]+1))" office:value-type="string" office:string-value="">
            <text:p/>
          </table:table-cell>
          <table:table-cell table:style-name="ce3" table:formula="of:=CHAR(INDEX([XOR.$B$2:.$Q$17];[.$B37]+1;[.BN$3]+1 )*16+INDEX([XOR.$B$2:.$Q$17];[.$C37]+1;[.BN$4]+1))" office:value-type="string" office:string-value="">
            <text:p/>
          </table:table-cell>
          <table:table-cell table:style-name="ce3" table:formula="of:=CHAR(INDEX([XOR.$B$2:.$Q$17];[.$B37]+1;[.BO$3]+1 )*16+INDEX([XOR.$B$2:.$Q$17];[.$C37]+1;[.BO$4]+1))" office:value-type="string" office:string-value="&#10;">
            <text:p><text:line-break/></text:p>
          </table:table-cell>
          <table:table-cell table:style-name="ce3" table:formula="of:=CHAR(INDEX([XOR.$B$2:.$Q$17];[.$B37]+1;[.BP$3]+1 )*16+INDEX([XOR.$B$2:.$Q$17];[.$C37]+1;[.BP$4]+1))" office:value-type="string" office:string-value="&#9;">
            <text:p><text:tab/></text:p>
          </table:table-cell>
          <table:table-cell table:style-name="ce3" table:formula="of:=CHAR(INDEX([XOR.$B$2:.$Q$17];[.$B37]+1;[.BQ$3]+1 )*16+INDEX([XOR.$B$2:.$Q$17];[.$C37]+1;[.BQ$4]+1))" office:value-type="string" office:string-value="">
            <text:p/>
          </table:table-cell>
          <table:table-cell table:style-name="ce3" table:formula="of:=CHAR(INDEX([XOR.$B$2:.$Q$17];[.$B37]+1;[.BR$3]+1 )*16+INDEX([XOR.$B$2:.$Q$17];[.$C37]+1;[.BR$4]+1))" office:value-type="string" office:string-value="w">
            <text:p>w</text:p>
          </table:table-cell>
          <table:table-cell table:style-name="ce3" table:formula="of:=CHAR(INDEX([XOR.$B$2:.$Q$17];[.$B37]+1;[.BS$3]+1 )*16+INDEX([XOR.$B$2:.$Q$17];[.$C37]+1;[.BS$4]+1))" office:value-type="string" office:string-value="v">
            <text:p>v</text:p>
          </table:table-cell>
          <table:table-cell table:style-name="ce3" table:formula="of:=CHAR(INDEX([XOR.$B$2:.$Q$17];[.$B37]+1;[.BT$3]+1 )*16+INDEX([XOR.$B$2:.$Q$17];[.$C37]+1;[.BT$4]+1))" office:value-type="string" office:string-value="u">
            <text:p>u</text:p>
          </table:table-cell>
          <table:table-cell table:style-name="ce3" table:formula="of:=CHAR(INDEX([XOR.$B$2:.$Q$17];[.$B37]+1;[.BU$3]+1 )*16+INDEX([XOR.$B$2:.$Q$17];[.$C37]+1;[.BU$4]+1))" office:value-type="string" office:string-value="t">
            <text:p>t</text:p>
          </table:table-cell>
          <table:table-cell table:style-name="ce3" table:formula="of:=CHAR(INDEX([XOR.$B$2:.$Q$17];[.$B37]+1;[.BV$3]+1 )*16+INDEX([XOR.$B$2:.$Q$17];[.$C37]+1;[.BV$4]+1))" office:value-type="string" office:string-value="s">
            <text:p>s</text:p>
          </table:table-cell>
          <table:table-cell table:style-name="ce3" table:formula="of:=CHAR(INDEX([XOR.$B$2:.$Q$17];[.$B37]+1;[.BW$3]+1 )*16+INDEX([XOR.$B$2:.$Q$17];[.$C37]+1;[.BW$4]+1))" office:value-type="string" office:string-value="r">
            <text:p>r</text:p>
          </table:table-cell>
          <table:table-cell table:style-name="ce3" table:formula="of:=CHAR(INDEX([XOR.$B$2:.$Q$17];[.$B37]+1;[.BX$3]+1 )*16+INDEX([XOR.$B$2:.$Q$17];[.$C37]+1;[.BX$4]+1))" office:value-type="string" office:string-value="q">
            <text:p>q</text:p>
          </table:table-cell>
          <table:table-cell table:style-name="ce3" table:formula="of:=CHAR(INDEX([XOR.$B$2:.$Q$17];[.$B37]+1;[.BY$3]+1 )*16+INDEX([XOR.$B$2:.$Q$17];[.$C37]+1;[.BY$4]+1))" office:value-type="string" office:string-value="p">
            <text:p>p</text:p>
          </table:table-cell>
          <table:table-cell table:style-name="ce3" table:formula="of:=CHAR(INDEX([XOR.$B$2:.$Q$17];[.$B37]+1;[.BZ$3]+1 )*16+INDEX([XOR.$B$2:.$Q$17];[.$C37]+1;[.BZ$4]+1))" office:value-type="string" office:string-value="">
            <text:p></text:p>
          </table:table-cell>
          <table:table-cell table:style-name="ce3" table:formula="of:=CHAR(INDEX([XOR.$B$2:.$Q$17];[.$B37]+1;[.CA$3]+1 )*16+INDEX([XOR.$B$2:.$Q$17];[.$C37]+1;[.CA$4]+1))" office:value-type="string" office:string-value="~">
            <text:p>~</text:p>
          </table:table-cell>
          <table:table-cell table:style-name="ce3" table:formula="of:=CHAR(INDEX([XOR.$B$2:.$Q$17];[.$B37]+1;[.CB$3]+1 )*16+INDEX([XOR.$B$2:.$Q$17];[.$C37]+1;[.CB$4]+1))" office:value-type="string" office:string-value="}">
            <text:p>}</text:p>
          </table:table-cell>
          <table:table-cell table:style-name="ce3" table:formula="of:=CHAR(INDEX([XOR.$B$2:.$Q$17];[.$B37]+1;[.CC$3]+1 )*16+INDEX([XOR.$B$2:.$Q$17];[.$C37]+1;[.CC$4]+1))" office:value-type="string" office:string-value="|">
            <text:p>|</text:p>
          </table:table-cell>
          <table:table-cell table:style-name="ce3" table:formula="of:=CHAR(INDEX([XOR.$B$2:.$Q$17];[.$B37]+1;[.CD$3]+1 )*16+INDEX([XOR.$B$2:.$Q$17];[.$C37]+1;[.CD$4]+1))" office:value-type="string" office:string-value="{">
            <text:p>{</text:p>
          </table:table-cell>
          <table:table-cell table:style-name="ce3" table:formula="of:=CHAR(INDEX([XOR.$B$2:.$Q$17];[.$B37]+1;[.CE$3]+1 )*16+INDEX([XOR.$B$2:.$Q$17];[.$C37]+1;[.CE$4]+1))" office:value-type="string" office:string-value="z">
            <text:p>z</text:p>
          </table:table-cell>
          <table:table-cell table:style-name="ce3" table:formula="of:=CHAR(INDEX([XOR.$B$2:.$Q$17];[.$B37]+1;[.CF$3]+1 )*16+INDEX([XOR.$B$2:.$Q$17];[.$C37]+1;[.CF$4]+1))" office:value-type="string" office:string-value="y">
            <text:p>y</text:p>
          </table:table-cell>
          <table:table-cell table:style-name="ce3" table:formula="of:=CHAR(INDEX([XOR.$B$2:.$Q$17];[.$B37]+1;[.CG$3]+1 )*16+INDEX([XOR.$B$2:.$Q$17];[.$C37]+1;[.CG$4]+1))" office:value-type="string" office:string-value="x">
            <text:p>x</text:p>
          </table:table-cell>
          <table:table-cell table:style-name="ce3" table:formula="of:=CHAR(INDEX([XOR.$B$2:.$Q$17];[.$B37]+1;[.CH$3]+1 )*16+INDEX([XOR.$B$2:.$Q$17];[.$C37]+1;[.CH$4]+1))" office:value-type="string" office:string-value="g">
            <text:p>g</text:p>
          </table:table-cell>
          <table:table-cell table:style-name="ce3" table:formula="of:=CHAR(INDEX([XOR.$B$2:.$Q$17];[.$B37]+1;[.CI$3]+1 )*16+INDEX([XOR.$B$2:.$Q$17];[.$C37]+1;[.CI$4]+1))" office:value-type="string" office:string-value="f">
            <text:p>f</text:p>
          </table:table-cell>
          <table:table-cell table:style-name="ce3" table:formula="of:=CHAR(INDEX([XOR.$B$2:.$Q$17];[.$B37]+1;[.CJ$3]+1 )*16+INDEX([XOR.$B$2:.$Q$17];[.$C37]+1;[.CJ$4]+1))" office:value-type="string" office:string-value="e">
            <text:p>e</text:p>
          </table:table-cell>
          <table:table-cell table:style-name="ce3" table:formula="of:=CHAR(INDEX([XOR.$B$2:.$Q$17];[.$B37]+1;[.CK$3]+1 )*16+INDEX([XOR.$B$2:.$Q$17];[.$C37]+1;[.CK$4]+1))" office:value-type="string" office:string-value="d">
            <text:p>d</text:p>
          </table:table-cell>
          <table:table-cell table:style-name="ce3" table:formula="of:=CHAR(INDEX([XOR.$B$2:.$Q$17];[.$B37]+1;[.CL$3]+1 )*16+INDEX([XOR.$B$2:.$Q$17];[.$C37]+1;[.CL$4]+1))" office:value-type="string" office:string-value="c">
            <text:p>c</text:p>
          </table:table-cell>
          <table:table-cell table:style-name="ce3" table:formula="of:=CHAR(INDEX([XOR.$B$2:.$Q$17];[.$B37]+1;[.CM$3]+1 )*16+INDEX([XOR.$B$2:.$Q$17];[.$C37]+1;[.CM$4]+1))" office:value-type="string" office:string-value="b">
            <text:p>b</text:p>
          </table:table-cell>
          <table:table-cell table:style-name="ce3" table:formula="of:=CHAR(INDEX([XOR.$B$2:.$Q$17];[.$B37]+1;[.CN$3]+1 )*16+INDEX([XOR.$B$2:.$Q$17];[.$C37]+1;[.CN$4]+1))" office:value-type="string" office:string-value="a">
            <text:p>a</text:p>
          </table:table-cell>
          <table:table-cell table:style-name="ce3" table:formula="of:=CHAR(INDEX([XOR.$B$2:.$Q$17];[.$B37]+1;[.CO$3]+1 )*16+INDEX([XOR.$B$2:.$Q$17];[.$C37]+1;[.CO$4]+1))" office:value-type="string" office:string-value="`">
            <text:p>`</text:p>
          </table:table-cell>
          <table:table-cell table:style-name="ce8" table:formula="of:=CHAR(INDEX([XOR.$B$2:.$Q$17];[.$B37]+1;[.CP$3]+1 )*16+INDEX([XOR.$B$2:.$Q$17];[.$C37]+1;[.CP$4]+1))" office:value-type="string" office:string-value="o">
            <text:p>o</text:p>
          </table:table-cell>
          <table:table-cell table:style-name="ce3" table:formula="of:=CHAR(INDEX([XOR.$B$2:.$Q$17];[.$B37]+1;[.CQ$3]+1 )*16+INDEX([XOR.$B$2:.$Q$17];[.$C37]+1;[.CQ$4]+1))" office:value-type="string" office:string-value="n">
            <text:p>n</text:p>
          </table:table-cell>
          <table:table-cell table:style-name="ce3" table:formula="of:=CHAR(INDEX([XOR.$B$2:.$Q$17];[.$B37]+1;[.CR$3]+1 )*16+INDEX([XOR.$B$2:.$Q$17];[.$C37]+1;[.CR$4]+1))" office:value-type="string" office:string-value="m">
            <text:p>m</text:p>
          </table:table-cell>
          <table:table-cell table:style-name="ce3" table:formula="of:=CHAR(INDEX([XOR.$B$2:.$Q$17];[.$B37]+1;[.CS$3]+1 )*16+INDEX([XOR.$B$2:.$Q$17];[.$C37]+1;[.CS$4]+1))" office:value-type="string" office:string-value="l">
            <text:p>l</text:p>
          </table:table-cell>
          <table:table-cell table:style-name="ce3" table:formula="of:=CHAR(INDEX([XOR.$B$2:.$Q$17];[.$B37]+1;[.CT$3]+1 )*16+INDEX([XOR.$B$2:.$Q$17];[.$C37]+1;[.CT$4]+1))" office:value-type="string" office:string-value="k">
            <text:p>k</text:p>
          </table:table-cell>
          <table:table-cell table:style-name="ce3" table:formula="of:=CHAR(INDEX([XOR.$B$2:.$Q$17];[.$B37]+1;[.CU$3]+1 )*16+INDEX([XOR.$B$2:.$Q$17];[.$C37]+1;[.CU$4]+1))" office:value-type="string" office:string-value="j">
            <text:p>j</text:p>
          </table:table-cell>
          <table:table-cell table:style-name="ce3" table:formula="of:=CHAR(INDEX([XOR.$B$2:.$Q$17];[.$B37]+1;[.CV$3]+1 )*16+INDEX([XOR.$B$2:.$Q$17];[.$C37]+1;[.CV$4]+1))" office:value-type="string" office:string-value="i">
            <text:p>i</text:p>
          </table:table-cell>
          <table:table-cell table:style-name="ce3" table:formula="of:=CHAR(INDEX([XOR.$B$2:.$Q$17];[.$B37]+1;[.CW$3]+1 )*16+INDEX([XOR.$B$2:.$Q$17];[.$C37]+1;[.CW$4]+1))" office:value-type="string" office:string-value="h">
            <text:p>h</text:p>
          </table:table-cell>
          <table:table-cell table:style-name="ce3" table:formula="of:=CHAR(INDEX([XOR.$B$2:.$Q$17];[.$B37]+1;[.CX$3]+1 )*16+INDEX([XOR.$B$2:.$Q$17];[.$C37]+1;[.CX$4]+1))" office:value-type="string" office:string-value="W">
            <text:p>W</text:p>
          </table:table-cell>
          <table:table-cell table:style-name="ce3" table:formula="of:=CHAR(INDEX([XOR.$B$2:.$Q$17];[.$B37]+1;[.CY$3]+1 )*16+INDEX([XOR.$B$2:.$Q$17];[.$C37]+1;[.CY$4]+1))" office:value-type="string" office:string-value="V">
            <text:p>V</text:p>
          </table:table-cell>
          <table:table-cell table:style-name="ce3" table:formula="of:=CHAR(INDEX([XOR.$B$2:.$Q$17];[.$B37]+1;[.CZ$3]+1 )*16+INDEX([XOR.$B$2:.$Q$17];[.$C37]+1;[.CZ$4]+1))" office:value-type="string" office:string-value="U">
            <text:p>U</text:p>
          </table:table-cell>
          <table:table-cell table:style-name="ce3" table:formula="of:=CHAR(INDEX([XOR.$B$2:.$Q$17];[.$B37]+1;[.DA$3]+1 )*16+INDEX([XOR.$B$2:.$Q$17];[.$C37]+1;[.DA$4]+1))" office:value-type="string" office:string-value="T">
            <text:p>T</text:p>
          </table:table-cell>
          <table:table-cell table:style-name="ce3" table:formula="of:=CHAR(INDEX([XOR.$B$2:.$Q$17];[.$B37]+1;[.DB$3]+1 )*16+INDEX([XOR.$B$2:.$Q$17];[.$C37]+1;[.DB$4]+1))" office:value-type="string" office:string-value="S">
            <text:p>S</text:p>
          </table:table-cell>
          <table:table-cell table:style-name="ce3" table:formula="of:=CHAR(INDEX([XOR.$B$2:.$Q$17];[.$B37]+1;[.DC$3]+1 )*16+INDEX([XOR.$B$2:.$Q$17];[.$C37]+1;[.DC$4]+1))" office:value-type="string" office:string-value="R">
            <text:p>R</text:p>
          </table:table-cell>
          <table:table-cell table:style-name="ce3" table:formula="of:=CHAR(INDEX([XOR.$B$2:.$Q$17];[.$B37]+1;[.DD$3]+1 )*16+INDEX([XOR.$B$2:.$Q$17];[.$C37]+1;[.DD$4]+1))" office:value-type="string" office:string-value="Q">
            <text:p>Q</text:p>
          </table:table-cell>
          <table:table-cell table:style-name="ce3" table:formula="of:=CHAR(INDEX([XOR.$B$2:.$Q$17];[.$B37]+1;[.DE$3]+1 )*16+INDEX([XOR.$B$2:.$Q$17];[.$C37]+1;[.DE$4]+1))" office:value-type="string" office:string-value="P">
            <text:p>P</text:p>
          </table:table-cell>
          <table:table-cell table:style-name="ce3" table:formula="of:=CHAR(INDEX([XOR.$B$2:.$Q$17];[.$B37]+1;[.DF$3]+1 )*16+INDEX([XOR.$B$2:.$Q$17];[.$C37]+1;[.DF$4]+1))" office:value-type="string" office:string-value="_">
            <text:p>_</text:p>
          </table:table-cell>
          <table:table-cell table:style-name="ce3" table:formula="of:=CHAR(INDEX([XOR.$B$2:.$Q$17];[.$B37]+1;[.DG$3]+1 )*16+INDEX([XOR.$B$2:.$Q$17];[.$C37]+1;[.DG$4]+1))" office:value-type="string" office:string-value="^">
            <text:p>^</text:p>
          </table:table-cell>
          <table:table-cell table:style-name="ce3" table:formula="of:=CHAR(INDEX([XOR.$B$2:.$Q$17];[.$B37]+1;[.DH$3]+1 )*16+INDEX([XOR.$B$2:.$Q$17];[.$C37]+1;[.DH$4]+1))" office:value-type="string" office:string-value="]">
            <text:p>]</text:p>
          </table:table-cell>
          <table:table-cell table:style-name="ce3" table:formula="of:=CHAR(INDEX([XOR.$B$2:.$Q$17];[.$B37]+1;[.DI$3]+1 )*16+INDEX([XOR.$B$2:.$Q$17];[.$C37]+1;[.DI$4]+1))" office:value-type="string" office:string-value="\">
            <text:p>\</text:p>
          </table:table-cell>
          <table:table-cell table:style-name="ce3" table:formula="of:=CHAR(INDEX([XOR.$B$2:.$Q$17];[.$B37]+1;[.DJ$3]+1 )*16+INDEX([XOR.$B$2:.$Q$17];[.$C37]+1;[.DJ$4]+1))" office:value-type="string" office:string-value="[">
            <text:p>[</text:p>
          </table:table-cell>
          <table:table-cell table:style-name="ce3" table:formula="of:=CHAR(INDEX([XOR.$B$2:.$Q$17];[.$B37]+1;[.DK$3]+1 )*16+INDEX([XOR.$B$2:.$Q$17];[.$C37]+1;[.DK$4]+1))" office:value-type="string" office:string-value="Z">
            <text:p>Z</text:p>
          </table:table-cell>
          <table:table-cell table:style-name="ce3" table:formula="of:=CHAR(INDEX([XOR.$B$2:.$Q$17];[.$B37]+1;[.DL$3]+1 )*16+INDEX([XOR.$B$2:.$Q$17];[.$C37]+1;[.DL$4]+1))" office:value-type="string" office:string-value="Y">
            <text:p>Y</text:p>
          </table:table-cell>
          <table:table-cell table:style-name="ce3" table:formula="of:=CHAR(INDEX([XOR.$B$2:.$Q$17];[.$B37]+1;[.DM$3]+1 )*16+INDEX([XOR.$B$2:.$Q$17];[.$C37]+1;[.DM$4]+1))" office:value-type="string" office:string-value="X">
            <text:p>X</text:p>
          </table:table-cell>
          <table:table-cell table:style-name="ce3" table:formula="of:=CHAR(INDEX([XOR.$B$2:.$Q$17];[.$B37]+1;[.DN$3]+1 )*16+INDEX([XOR.$B$2:.$Q$17];[.$C37]+1;[.DN$4]+1))" office:value-type="string" office:string-value="G">
            <text:p>G</text:p>
          </table:table-cell>
          <table:table-cell table:style-name="ce3" table:formula="of:=CHAR(INDEX([XOR.$B$2:.$Q$17];[.$B37]+1;[.DO$3]+1 )*16+INDEX([XOR.$B$2:.$Q$17];[.$C37]+1;[.DO$4]+1))" office:value-type="string" office:string-value="F">
            <text:p>F</text:p>
          </table:table-cell>
          <table:table-cell table:style-name="ce3" table:formula="of:=CHAR(INDEX([XOR.$B$2:.$Q$17];[.$B37]+1;[.DP$3]+1 )*16+INDEX([XOR.$B$2:.$Q$17];[.$C37]+1;[.DP$4]+1))" office:value-type="string" office:string-value="E">
            <text:p>E</text:p>
          </table:table-cell>
          <table:table-cell table:style-name="ce3" table:formula="of:=CHAR(INDEX([XOR.$B$2:.$Q$17];[.$B37]+1;[.DQ$3]+1 )*16+INDEX([XOR.$B$2:.$Q$17];[.$C37]+1;[.DQ$4]+1))" office:value-type="string" office:string-value="D">
            <text:p>D</text:p>
          </table:table-cell>
          <table:table-cell table:style-name="ce3" table:formula="of:=CHAR(INDEX([XOR.$B$2:.$Q$17];[.$B37]+1;[.DR$3]+1 )*16+INDEX([XOR.$B$2:.$Q$17];[.$C37]+1;[.DR$4]+1))" office:value-type="string" office:string-value="C">
            <text:p>C</text:p>
          </table:table-cell>
          <table:table-cell table:style-name="ce3" table:formula="of:=CHAR(INDEX([XOR.$B$2:.$Q$17];[.$B37]+1;[.DS$3]+1 )*16+INDEX([XOR.$B$2:.$Q$17];[.$C37]+1;[.DS$4]+1))" office:value-type="string" office:string-value="B">
            <text:p>B</text:p>
          </table:table-cell>
          <table:table-cell table:style-name="ce3" table:formula="of:=CHAR(INDEX([XOR.$B$2:.$Q$17];[.$B37]+1;[.DT$3]+1 )*16+INDEX([XOR.$B$2:.$Q$17];[.$C37]+1;[.DT$4]+1))" office:value-type="string" office:string-value="A">
            <text:p>A</text:p>
          </table:table-cell>
          <table:table-cell table:style-name="ce3" table:formula="of:=CHAR(INDEX([XOR.$B$2:.$Q$17];[.$B37]+1;[.DU$3]+1 )*16+INDEX([XOR.$B$2:.$Q$17];[.$C37]+1;[.DU$4]+1))" office:value-type="string" office:string-value="@">
            <text:p>@</text:p>
          </table:table-cell>
          <table:table-cell table:style-name="ce3" table:formula="of:=CHAR(INDEX([XOR.$B$2:.$Q$17];[.$B37]+1;[.DV$3]+1 )*16+INDEX([XOR.$B$2:.$Q$17];[.$C37]+1;[.DV$4]+1))" office:value-type="string" office:string-value="O">
            <text:p>O</text:p>
          </table:table-cell>
          <table:table-cell table:style-name="ce3" table:formula="of:=CHAR(INDEX([XOR.$B$2:.$Q$17];[.$B37]+1;[.DW$3]+1 )*16+INDEX([XOR.$B$2:.$Q$17];[.$C37]+1;[.DW$4]+1))" office:value-type="string" office:string-value="N">
            <text:p>N</text:p>
          </table:table-cell>
          <table:table-cell table:style-name="ce3" table:formula="of:=CHAR(INDEX([XOR.$B$2:.$Q$17];[.$B37]+1;[.DX$3]+1 )*16+INDEX([XOR.$B$2:.$Q$17];[.$C37]+1;[.DX$4]+1))" office:value-type="string" office:string-value="M">
            <text:p>M</text:p>
          </table:table-cell>
          <table:table-cell table:style-name="ce3" table:formula="of:=CHAR(INDEX([XOR.$B$2:.$Q$17];[.$B37]+1;[.DY$3]+1 )*16+INDEX([XOR.$B$2:.$Q$17];[.$C37]+1;[.DY$4]+1))" office:value-type="string" office:string-value="L">
            <text:p>L</text:p>
          </table:table-cell>
          <table:table-cell table:style-name="ce3" table:formula="of:=CHAR(INDEX([XOR.$B$2:.$Q$17];[.$B37]+1;[.DZ$3]+1 )*16+INDEX([XOR.$B$2:.$Q$17];[.$C37]+1;[.DZ$4]+1))" office:value-type="string" office:string-value="K">
            <text:p>K</text:p>
          </table:table-cell>
          <table:table-cell table:style-name="ce3" table:formula="of:=CHAR(INDEX([XOR.$B$2:.$Q$17];[.$B37]+1;[.EA$3]+1 )*16+INDEX([XOR.$B$2:.$Q$17];[.$C37]+1;[.EA$4]+1))" office:value-type="string" office:string-value="J">
            <text:p>J</text:p>
          </table:table-cell>
          <table:table-cell table:style-name="ce3" table:formula="of:=CHAR(INDEX([XOR.$B$2:.$Q$17];[.$B37]+1;[.EB$3]+1 )*16+INDEX([XOR.$B$2:.$Q$17];[.$C37]+1;[.EB$4]+1))" office:value-type="string" office:string-value="I">
            <text:p>I</text:p>
          </table:table-cell>
          <table:table-cell table:style-name="ce3" table:formula="of:=CHAR(INDEX([XOR.$B$2:.$Q$17];[.$B37]+1;[.EC$3]+1 )*16+INDEX([XOR.$B$2:.$Q$17];[.$C37]+1;[.EC$4]+1))" office:value-type="string" office:string-value="H">
            <text:p>H</text:p>
          </table:table-cell>
          <table:table-cell table:style-name="ce3" table:number-columns-repeated="21"/>
        </table:table-row>
        <table:table-row table:style-name="ro4">
          <table:table-cell table:formula="of:=[.A37]+2" office:value-type="float" office:value="67">
            <text:p>67</text:p>
          </table:table-cell>
          <table:table-cell table:formula="of:=RIGHT(LEFT([.$B$1];[.A38]);1)" office:value-type="string" office:string-value="3">
            <text:p>3</text:p>
          </table:table-cell>
          <table:table-cell table:formula="of:=VLOOKUP(RIGHT(LEFT([.$B$1];[.A38]+1);1);[Sheet1.$A$2:.$C$17];3;0)" office:value-type="float" office:value="6">
            <text:p>6</text:p>
          </table:table-cell>
          <table:table-cell table:formula="of:=[.C38]+[.B38]*16" office:value-type="float" office:value="54">
            <text:p>54</text:p>
          </table:table-cell>
          <table:table-cell table:formula="of:=CHAR([.D38])" office:value-type="string" office:string-value="6">
            <text:p>6</text:p>
          </table:table-cell>
          <table:table-cell table:style-name="ce3" table:formula="of:=CHAR(INDEX([XOR.$B$2:.$Q$17];[.$B38]+1;[.F$3]+1 )*16+INDEX([XOR.$B$2:.$Q$17];[.$C38]+1;[.F$4]+1))" office:value-type="string" office:string-value="6">
            <text:p>6</text:p>
          </table:table-cell>
          <table:table-cell table:style-name="ce3" table:formula="of:=CHAR(INDEX([XOR.$B$2:.$Q$17];[.$B38]+1;[.G$3]+1 )*16+INDEX([XOR.$B$2:.$Q$17];[.$C38]+1;[.G$4]+1))" office:value-type="string" office:string-value="7">
            <text:p>7</text:p>
          </table:table-cell>
          <table:table-cell table:style-name="ce3" table:formula="of:=CHAR(INDEX([XOR.$B$2:.$Q$17];[.$B38]+1;[.H$3]+1 )*16+INDEX([XOR.$B$2:.$Q$17];[.$C38]+1;[.H$4]+1))" office:value-type="string" office:string-value="4">
            <text:p>4</text:p>
          </table:table-cell>
          <table:table-cell table:style-name="ce3" table:formula="of:=CHAR(INDEX([XOR.$B$2:.$Q$17];[.$B38]+1;[.I$3]+1 )*16+INDEX([XOR.$B$2:.$Q$17];[.$C38]+1;[.I$4]+1))" office:value-type="string" office:string-value="5">
            <text:p>5</text:p>
          </table:table-cell>
          <table:table-cell table:style-name="ce3" table:formula="of:=CHAR(INDEX([XOR.$B$2:.$Q$17];[.$B38]+1;[.J$3]+1 )*16+INDEX([XOR.$B$2:.$Q$17];[.$C38]+1;[.J$4]+1))" office:value-type="string" office:string-value="2">
            <text:p>2</text:p>
          </table:table-cell>
          <table:table-cell table:style-name="ce3" table:formula="of:=CHAR(INDEX([XOR.$B$2:.$Q$17];[.$B38]+1;[.K$3]+1 )*16+INDEX([XOR.$B$2:.$Q$17];[.$C38]+1;[.K$4]+1))" office:value-type="string" office:string-value="3">
            <text:p>3</text:p>
          </table:table-cell>
          <table:table-cell table:style-name="ce3" table:formula="of:=CHAR(INDEX([XOR.$B$2:.$Q$17];[.$B38]+1;[.L$3]+1 )*16+INDEX([XOR.$B$2:.$Q$17];[.$C38]+1;[.L$4]+1))" office:value-type="string" office:string-value="0">
            <text:p>0</text:p>
          </table:table-cell>
          <table:table-cell table:style-name="ce3" table:formula="of:=CHAR(INDEX([XOR.$B$2:.$Q$17];[.$B38]+1;[.M$3]+1 )*16+INDEX([XOR.$B$2:.$Q$17];[.$C38]+1;[.M$4]+1))" office:value-type="string" office:string-value="1">
            <text:p>1</text:p>
          </table:table-cell>
          <table:table-cell table:style-name="ce3" table:formula="of:=CHAR(INDEX([XOR.$B$2:.$Q$17];[.$B38]+1;[.N$3]+1 )*16+INDEX([XOR.$B$2:.$Q$17];[.$C38]+1;[.N$4]+1))" office:value-type="string" office:string-value="&gt;">
            <text:p>&gt;</text:p>
          </table:table-cell>
          <table:table-cell table:style-name="ce3" table:formula="of:=CHAR(INDEX([XOR.$B$2:.$Q$17];[.$B38]+1;[.O$3]+1 )*16+INDEX([XOR.$B$2:.$Q$17];[.$C38]+1;[.O$4]+1))" office:value-type="string" office:string-value="?">
            <text:p>?</text:p>
          </table:table-cell>
          <table:table-cell table:style-name="ce3" table:formula="of:=CHAR(INDEX([XOR.$B$2:.$Q$17];[.$B38]+1;[.P$3]+1 )*16+INDEX([XOR.$B$2:.$Q$17];[.$C38]+1;[.P$4]+1))" office:value-type="string" office:string-value="&lt;">
            <text:p>&lt;</text:p>
          </table:table-cell>
          <table:table-cell table:style-name="ce3" table:formula="of:=CHAR(INDEX([XOR.$B$2:.$Q$17];[.$B38]+1;[.Q$3]+1 )*16+INDEX([XOR.$B$2:.$Q$17];[.$C38]+1;[.Q$4]+1))" office:value-type="string" office:string-value="=">
            <text:p>=</text:p>
          </table:table-cell>
          <table:table-cell table:style-name="ce3" table:formula="of:=CHAR(INDEX([XOR.$B$2:.$Q$17];[.$B38]+1;[.R$3]+1 )*16+INDEX([XOR.$B$2:.$Q$17];[.$C38]+1;[.R$4]+1))" office:value-type="string" office:string-value=":">
            <text:p>:</text:p>
          </table:table-cell>
          <table:table-cell table:style-name="ce3" table:formula="of:=CHAR(INDEX([XOR.$B$2:.$Q$17];[.$B38]+1;[.S$3]+1 )*16+INDEX([XOR.$B$2:.$Q$17];[.$C38]+1;[.S$4]+1))" office:value-type="string" office:string-value=";">
            <text:p>;</text:p>
          </table:table-cell>
          <table:table-cell table:style-name="ce3" table:formula="of:=CHAR(INDEX([XOR.$B$2:.$Q$17];[.$B38]+1;[.T$3]+1 )*16+INDEX([XOR.$B$2:.$Q$17];[.$C38]+1;[.T$4]+1))" office:value-type="string" office:string-value="8">
            <text:p>8</text:p>
          </table:table-cell>
          <table:table-cell table:style-name="ce3" table:formula="of:=CHAR(INDEX([XOR.$B$2:.$Q$17];[.$B38]+1;[.U$3]+1 )*16+INDEX([XOR.$B$2:.$Q$17];[.$C38]+1;[.U$4]+1))" office:value-type="string" office:string-value="9">
            <text:p>9</text:p>
          </table:table-cell>
          <table:table-cell table:style-name="ce3" table:formula="of:=CHAR(INDEX([XOR.$B$2:.$Q$17];[.$B38]+1;[.V$3]+1 )*16+INDEX([XOR.$B$2:.$Q$17];[.$C38]+1;[.V$4]+1))" office:value-type="string" office:string-value="&amp;">
            <text:p>&amp;</text:p>
          </table:table-cell>
          <table:table-cell table:style-name="ce3" table:formula="of:=CHAR(INDEX([XOR.$B$2:.$Q$17];[.$B38]+1;[.W$3]+1 )*16+INDEX([XOR.$B$2:.$Q$17];[.$C38]+1;[.W$4]+1))" office:value-type="string" office:string-value="'">
            <text:p>'</text:p>
          </table:table-cell>
          <table:table-cell table:style-name="ce3" table:formula="of:=CHAR(INDEX([XOR.$B$2:.$Q$17];[.$B38]+1;[.X$3]+1 )*16+INDEX([XOR.$B$2:.$Q$17];[.$C38]+1;[.X$4]+1))" office:value-type="string" office:string-value="$">
            <text:p>$</text:p>
          </table:table-cell>
          <table:table-cell table:style-name="ce3" table:formula="of:=CHAR(INDEX([XOR.$B$2:.$Q$17];[.$B38]+1;[.Y$3]+1 )*16+INDEX([XOR.$B$2:.$Q$17];[.$C38]+1;[.Y$4]+1))" office:value-type="string" office:string-value="%">
            <text:p>%</text:p>
          </table:table-cell>
          <table:table-cell table:style-name="ce3" table:formula="of:=CHAR(INDEX([XOR.$B$2:.$Q$17];[.$B38]+1;[.Z$3]+1 )*16+INDEX([XOR.$B$2:.$Q$17];[.$C38]+1;[.Z$4]+1))" office:value-type="string" office:string-value="&quot;">
            <text:p>"</text:p>
          </table:table-cell>
          <table:table-cell table:style-name="ce3" table:formula="of:=CHAR(INDEX([XOR.$B$2:.$Q$17];[.$B38]+1;[.AA$3]+1 )*16+INDEX([XOR.$B$2:.$Q$17];[.$C38]+1;[.AA$4]+1))" office:value-type="string" office:string-value="#">
            <text:p>#</text:p>
          </table:table-cell>
          <table:table-cell table:style-name="ce3" table:formula="of:=CHAR(INDEX([XOR.$B$2:.$Q$17];[.$B38]+1;[.AB$3]+1 )*16+INDEX([XOR.$B$2:.$Q$17];[.$C38]+1;[.AB$4]+1))" office:value-type="string" office:string-value=" ">
            <text:p><text:s/></text:p>
          </table:table-cell>
          <table:table-cell table:style-name="ce3" table:formula="of:=CHAR(INDEX([XOR.$B$2:.$Q$17];[.$B38]+1;[.AC$3]+1 )*16+INDEX([XOR.$B$2:.$Q$17];[.$C38]+1;[.AC$4]+1))" office:value-type="string" office:string-value="!">
            <text:p>!</text:p>
          </table:table-cell>
          <table:table-cell table:style-name="ce3" table:formula="of:=CHAR(INDEX([XOR.$B$2:.$Q$17];[.$B38]+1;[.AD$3]+1 )*16+INDEX([XOR.$B$2:.$Q$17];[.$C38]+1;[.AD$4]+1))" office:value-type="string" office:string-value=".">
            <text:p>.</text:p>
          </table:table-cell>
          <table:table-cell table:style-name="ce3" table:formula="of:=CHAR(INDEX([XOR.$B$2:.$Q$17];[.$B38]+1;[.AE$3]+1 )*16+INDEX([XOR.$B$2:.$Q$17];[.$C38]+1;[.AE$4]+1))" office:value-type="string" office:string-value="/">
            <text:p>/</text:p>
          </table:table-cell>
          <table:table-cell table:style-name="ce3" table:formula="of:=CHAR(INDEX([XOR.$B$2:.$Q$17];[.$B38]+1;[.AF$3]+1 )*16+INDEX([XOR.$B$2:.$Q$17];[.$C38]+1;[.AF$4]+1))" office:value-type="string" office:string-value=",">
            <text:p>,</text:p>
          </table:table-cell>
          <table:table-cell table:style-name="ce3" table:formula="of:=CHAR(INDEX([XOR.$B$2:.$Q$17];[.$B38]+1;[.AG$3]+1 )*16+INDEX([XOR.$B$2:.$Q$17];[.$C38]+1;[.AG$4]+1))" office:value-type="string" office:string-value="-">
            <text:p>-</text:p>
          </table:table-cell>
          <table:table-cell table:style-name="ce3" table:formula="of:=CHAR(INDEX([XOR.$B$2:.$Q$17];[.$B38]+1;[.AH$3]+1 )*16+INDEX([XOR.$B$2:.$Q$17];[.$C38]+1;[.AH$4]+1))" office:value-type="string" office:string-value="*">
            <text:p>*</text:p>
          </table:table-cell>
          <table:table-cell table:style-name="ce3" table:formula="of:=CHAR(INDEX([XOR.$B$2:.$Q$17];[.$B38]+1;[.AI$3]+1 )*16+INDEX([XOR.$B$2:.$Q$17];[.$C38]+1;[.AI$4]+1))" office:value-type="string" office:string-value="+">
            <text:p>+</text:p>
          </table:table-cell>
          <table:table-cell table:style-name="ce3" table:formula="of:=CHAR(INDEX([XOR.$B$2:.$Q$17];[.$B38]+1;[.AJ$3]+1 )*16+INDEX([XOR.$B$2:.$Q$17];[.$C38]+1;[.AJ$4]+1))" office:value-type="string" office:string-value="(">
            <text:p>(</text:p>
          </table:table-cell>
          <table:table-cell table:style-name="ce3" table:formula="of:=CHAR(INDEX([XOR.$B$2:.$Q$17];[.$B38]+1;[.AK$3]+1 )*16+INDEX([XOR.$B$2:.$Q$17];[.$C38]+1;[.AK$4]+1))" office:value-type="string" office:string-value=")">
            <text:p>)</text:p>
          </table:table-cell>
          <table:table-cell table:style-name="ce3" table:formula="of:=CHAR(INDEX([XOR.$B$2:.$Q$17];[.$B38]+1;[.AL$3]+1 )*16+INDEX([XOR.$B$2:.$Q$17];[.$C38]+1;[.AL$4]+1))" office:value-type="string" office:string-value="">
            <text:p/>
          </table:table-cell>
          <table:table-cell table:style-name="ce3" table:formula="of:=CHAR(INDEX([XOR.$B$2:.$Q$17];[.$B38]+1;[.AM$3]+1 )*16+INDEX([XOR.$B$2:.$Q$17];[.$C38]+1;[.AM$4]+1))" office:value-type="string" office:string-value="">
            <text:p/>
          </table:table-cell>
          <table:table-cell table:style-name="ce3" table:formula="of:=CHAR(INDEX([XOR.$B$2:.$Q$17];[.$B38]+1;[.AN$3]+1 )*16+INDEX([XOR.$B$2:.$Q$17];[.$C38]+1;[.AN$4]+1))" office:value-type="string" office:string-value="">
            <text:p/>
          </table:table-cell>
          <table:table-cell table:style-name="ce3" table:formula="of:=CHAR(INDEX([XOR.$B$2:.$Q$17];[.$B38]+1;[.AO$3]+1 )*16+INDEX([XOR.$B$2:.$Q$17];[.$C38]+1;[.AO$4]+1))" office:value-type="string" office:string-value="">
            <text:p/>
          </table:table-cell>
          <table:table-cell table:style-name="ce3" table:formula="of:=CHAR(INDEX([XOR.$B$2:.$Q$17];[.$B38]+1;[.AP$3]+1 )*16+INDEX([XOR.$B$2:.$Q$17];[.$C38]+1;[.AP$4]+1))" office:value-type="string" office:string-value="">
            <text:p/>
          </table:table-cell>
          <table:table-cell table:style-name="ce3" table:formula="of:=CHAR(INDEX([XOR.$B$2:.$Q$17];[.$B38]+1;[.AQ$3]+1 )*16+INDEX([XOR.$B$2:.$Q$17];[.$C38]+1;[.AQ$4]+1))" office:value-type="string" office:string-value="">
            <text:p/>
          </table:table-cell>
          <table:table-cell table:style-name="ce3" table:formula="of:=CHAR(INDEX([XOR.$B$2:.$Q$17];[.$B38]+1;[.AR$3]+1 )*16+INDEX([XOR.$B$2:.$Q$17];[.$C38]+1;[.AR$4]+1))" office:value-type="string" office:string-value="">
            <text:p/>
          </table:table-cell>
          <table:table-cell table:style-name="ce3" table:formula="of:=CHAR(INDEX([XOR.$B$2:.$Q$17];[.$B38]+1;[.AS$3]+1 )*16+INDEX([XOR.$B$2:.$Q$17];[.$C38]+1;[.AS$4]+1))" office:value-type="string" office:string-value="">
            <text:p/>
          </table:table-cell>
          <table:table-cell table:style-name="ce3" table:formula="of:=CHAR(INDEX([XOR.$B$2:.$Q$17];[.$B38]+1;[.AT$3]+1 )*16+INDEX([XOR.$B$2:.$Q$17];[.$C38]+1;[.AT$4]+1))" office:value-type="string" office:string-value="">
            <text:p/>
          </table:table-cell>
          <table:table-cell table:style-name="ce3" table:formula="of:=CHAR(INDEX([XOR.$B$2:.$Q$17];[.$B38]+1;[.AU$3]+1 )*16+INDEX([XOR.$B$2:.$Q$17];[.$C38]+1;[.AU$4]+1))" office:value-type="string" office:string-value="">
            <text:p/>
          </table:table-cell>
          <table:table-cell table:style-name="ce3" table:formula="of:=CHAR(INDEX([XOR.$B$2:.$Q$17];[.$B38]+1;[.AV$3]+1 )*16+INDEX([XOR.$B$2:.$Q$17];[.$C38]+1;[.AV$4]+1))" office:value-type="string" office:string-value="">
            <text:p/>
          </table:table-cell>
          <table:table-cell table:style-name="ce3" table:formula="of:=CHAR(INDEX([XOR.$B$2:.$Q$17];[.$B38]+1;[.AW$3]+1 )*16+INDEX([XOR.$B$2:.$Q$17];[.$C38]+1;[.AW$4]+1))" office:value-type="string" office:string-value="">
            <text:p/>
          </table:table-cell>
          <table:table-cell table:style-name="ce3" table:formula="of:=CHAR(INDEX([XOR.$B$2:.$Q$17];[.$B38]+1;[.AX$3]+1 )*16+INDEX([XOR.$B$2:.$Q$17];[.$C38]+1;[.AX$4]+1))" office:value-type="string" office:string-value="">
            <text:p/>
          </table:table-cell>
          <table:table-cell table:style-name="ce3" table:formula="of:=CHAR(INDEX([XOR.$B$2:.$Q$17];[.$B38]+1;[.AY$3]+1 )*16+INDEX([XOR.$B$2:.$Q$17];[.$C38]+1;[.AY$4]+1))" office:value-type="string" office:string-value="">
            <text:p/>
          </table:table-cell>
          <table:table-cell table:style-name="ce3" table:formula="of:=CHAR(INDEX([XOR.$B$2:.$Q$17];[.$B38]+1;[.AZ$3]+1 )*16+INDEX([XOR.$B$2:.$Q$17];[.$C38]+1;[.AZ$4]+1))" office:value-type="string" office:string-value="">
            <text:p/>
          </table:table-cell>
          <table:table-cell table:style-name="ce3" table:formula="of:=CHAR(INDEX([XOR.$B$2:.$Q$17];[.$B38]+1;[.BA$3]+1 )*16+INDEX([XOR.$B$2:.$Q$17];[.$C38]+1;[.BA$4]+1))" office:value-type="string" office:string-value="">
            <text:p/>
          </table:table-cell>
          <table:table-cell table:style-name="ce3" table:formula="of:=CHAR(INDEX([XOR.$B$2:.$Q$17];[.$B38]+1;[.BB$3]+1 )*16+INDEX([XOR.$B$2:.$Q$17];[.$C38]+1;[.BB$4]+1))" office:value-type="string" office:string-value="">
            <text:p/>
          </table:table-cell>
          <table:table-cell table:style-name="ce3" table:formula="of:=CHAR(INDEX([XOR.$B$2:.$Q$17];[.$B38]+1;[.BC$3]+1 )*16+INDEX([XOR.$B$2:.$Q$17];[.$C38]+1;[.BC$4]+1))" office:value-type="string" office:string-value="">
            <text:p/>
          </table:table-cell>
          <table:table-cell table:style-name="ce3" table:formula="of:=CHAR(INDEX([XOR.$B$2:.$Q$17];[.$B38]+1;[.BD$3]+1 )*16+INDEX([XOR.$B$2:.$Q$17];[.$C38]+1;[.BD$4]+1))" office:value-type="string" office:string-value="">
            <text:p/>
          </table:table-cell>
          <table:table-cell table:style-name="ce3" table:formula="of:=CHAR(INDEX([XOR.$B$2:.$Q$17];[.$B38]+1;[.BE$3]+1 )*16+INDEX([XOR.$B$2:.$Q$17];[.$C38]+1;[.BE$4]+1))" office:value-type="string" office:string-value="">
            <text:p/>
          </table:table-cell>
          <table:table-cell table:style-name="ce3" table:formula="of:=CHAR(INDEX([XOR.$B$2:.$Q$17];[.$B38]+1;[.BF$3]+1 )*16+INDEX([XOR.$B$2:.$Q$17];[.$C38]+1;[.BF$4]+1))" office:value-type="string" office:string-value="">
            <text:p/>
          </table:table-cell>
          <table:table-cell table:style-name="ce3" table:formula="of:=CHAR(INDEX([XOR.$B$2:.$Q$17];[.$B38]+1;[.BG$3]+1 )*16+INDEX([XOR.$B$2:.$Q$17];[.$C38]+1;[.BG$4]+1))" office:value-type="string" office:string-value="">
            <text:p/>
          </table:table-cell>
          <table:table-cell table:style-name="ce3" table:formula="of:=CHAR(INDEX([XOR.$B$2:.$Q$17];[.$B38]+1;[.BH$3]+1 )*16+INDEX([XOR.$B$2:.$Q$17];[.$C38]+1;[.BH$4]+1))" office:value-type="string" office:string-value="">
            <text:p/>
          </table:table-cell>
          <table:table-cell table:style-name="ce3" table:formula="of:=CHAR(INDEX([XOR.$B$2:.$Q$17];[.$B38]+1;[.BI$3]+1 )*16+INDEX([XOR.$B$2:.$Q$17];[.$C38]+1;[.BI$4]+1))" office:value-type="string" office:string-value="">
            <text:p/>
          </table:table-cell>
          <table:table-cell table:style-name="ce3" table:formula="of:=CHAR(INDEX([XOR.$B$2:.$Q$17];[.$B38]+1;[.BJ$3]+1 )*16+INDEX([XOR.$B$2:.$Q$17];[.$C38]+1;[.BJ$4]+1))" office:value-type="string" office:string-value="">
            <text:p/>
          </table:table-cell>
          <table:table-cell table:style-name="ce3" table:formula="of:=CHAR(INDEX([XOR.$B$2:.$Q$17];[.$B38]+1;[.BK$3]+1 )*16+INDEX([XOR.$B$2:.$Q$17];[.$C38]+1;[.BK$4]+1))" office:value-type="string" office:string-value="">
            <text:p/>
          </table:table-cell>
          <table:table-cell table:style-name="ce3" table:formula="of:=CHAR(INDEX([XOR.$B$2:.$Q$17];[.$B38]+1;[.BL$3]+1 )*16+INDEX([XOR.$B$2:.$Q$17];[.$C38]+1;[.BL$4]+1))" office:value-type="string" office:string-value="">
            <text:p/>
          </table:table-cell>
          <table:table-cell table:style-name="ce3" table:formula="of:=CHAR(INDEX([XOR.$B$2:.$Q$17];[.$B38]+1;[.BM$3]+1 )*16+INDEX([XOR.$B$2:.$Q$17];[.$C38]+1;[.BM$4]+1))" office:value-type="string" office:string-value="&#13;">
            <text:p></text:p>
          </table:table-cell>
          <table:table-cell table:style-name="ce3" table:formula="of:=CHAR(INDEX([XOR.$B$2:.$Q$17];[.$B38]+1;[.BN$3]+1 )*16+INDEX([XOR.$B$2:.$Q$17];[.$C38]+1;[.BN$4]+1))" office:value-type="string" office:string-value="&#10;">
            <text:p><text:line-break/></text:p>
          </table:table-cell>
          <table:table-cell table:style-name="ce3" table:formula="of:=CHAR(INDEX([XOR.$B$2:.$Q$17];[.$B38]+1;[.BO$3]+1 )*16+INDEX([XOR.$B$2:.$Q$17];[.$C38]+1;[.BO$4]+1))" office:value-type="string" office:string-value="">
            <text:p/>
          </table:table-cell>
          <table:table-cell table:style-name="ce3" table:formula="of:=CHAR(INDEX([XOR.$B$2:.$Q$17];[.$B38]+1;[.BP$3]+1 )*16+INDEX([XOR.$B$2:.$Q$17];[.$C38]+1;[.BP$4]+1))" office:value-type="string" office:string-value="">
            <text:p/>
          </table:table-cell>
          <table:table-cell table:style-name="ce3" table:formula="of:=CHAR(INDEX([XOR.$B$2:.$Q$17];[.$B38]+1;[.BQ$3]+1 )*16+INDEX([XOR.$B$2:.$Q$17];[.$C38]+1;[.BQ$4]+1))" office:value-type="string" office:string-value="&#9;">
            <text:p><text:tab/></text:p>
          </table:table-cell>
          <table:table-cell table:style-name="ce3" table:formula="of:=CHAR(INDEX([XOR.$B$2:.$Q$17];[.$B38]+1;[.BR$3]+1 )*16+INDEX([XOR.$B$2:.$Q$17];[.$C38]+1;[.BR$4]+1))" office:value-type="string" office:string-value="v">
            <text:p>v</text:p>
          </table:table-cell>
          <table:table-cell table:style-name="ce3" table:formula="of:=CHAR(INDEX([XOR.$B$2:.$Q$17];[.$B38]+1;[.BS$3]+1 )*16+INDEX([XOR.$B$2:.$Q$17];[.$C38]+1;[.BS$4]+1))" office:value-type="string" office:string-value="w">
            <text:p>w</text:p>
          </table:table-cell>
          <table:table-cell table:style-name="ce3" table:formula="of:=CHAR(INDEX([XOR.$B$2:.$Q$17];[.$B38]+1;[.BT$3]+1 )*16+INDEX([XOR.$B$2:.$Q$17];[.$C38]+1;[.BT$4]+1))" office:value-type="string" office:string-value="t">
            <text:p>t</text:p>
          </table:table-cell>
          <table:table-cell table:style-name="ce3" table:formula="of:=CHAR(INDEX([XOR.$B$2:.$Q$17];[.$B38]+1;[.BU$3]+1 )*16+INDEX([XOR.$B$2:.$Q$17];[.$C38]+1;[.BU$4]+1))" office:value-type="string" office:string-value="u">
            <text:p>u</text:p>
          </table:table-cell>
          <table:table-cell table:style-name="ce3" table:formula="of:=CHAR(INDEX([XOR.$B$2:.$Q$17];[.$B38]+1;[.BV$3]+1 )*16+INDEX([XOR.$B$2:.$Q$17];[.$C38]+1;[.BV$4]+1))" office:value-type="string" office:string-value="r">
            <text:p>r</text:p>
          </table:table-cell>
          <table:table-cell table:style-name="ce3" table:formula="of:=CHAR(INDEX([XOR.$B$2:.$Q$17];[.$B38]+1;[.BW$3]+1 )*16+INDEX([XOR.$B$2:.$Q$17];[.$C38]+1;[.BW$4]+1))" office:value-type="string" office:string-value="s">
            <text:p>s</text:p>
          </table:table-cell>
          <table:table-cell table:style-name="ce3" table:formula="of:=CHAR(INDEX([XOR.$B$2:.$Q$17];[.$B38]+1;[.BX$3]+1 )*16+INDEX([XOR.$B$2:.$Q$17];[.$C38]+1;[.BX$4]+1))" office:value-type="string" office:string-value="p">
            <text:p>p</text:p>
          </table:table-cell>
          <table:table-cell table:style-name="ce3" table:formula="of:=CHAR(INDEX([XOR.$B$2:.$Q$17];[.$B38]+1;[.BY$3]+1 )*16+INDEX([XOR.$B$2:.$Q$17];[.$C38]+1;[.BY$4]+1))" office:value-type="string" office:string-value="q">
            <text:p>q</text:p>
          </table:table-cell>
          <table:table-cell table:style-name="ce3" table:formula="of:=CHAR(INDEX([XOR.$B$2:.$Q$17];[.$B38]+1;[.BZ$3]+1 )*16+INDEX([XOR.$B$2:.$Q$17];[.$C38]+1;[.BZ$4]+1))" office:value-type="string" office:string-value="~">
            <text:p>~</text:p>
          </table:table-cell>
          <table:table-cell table:style-name="ce3" table:formula="of:=CHAR(INDEX([XOR.$B$2:.$Q$17];[.$B38]+1;[.CA$3]+1 )*16+INDEX([XOR.$B$2:.$Q$17];[.$C38]+1;[.CA$4]+1))" office:value-type="string" office:string-value="">
            <text:p></text:p>
          </table:table-cell>
          <table:table-cell table:style-name="ce3" table:formula="of:=CHAR(INDEX([XOR.$B$2:.$Q$17];[.$B38]+1;[.CB$3]+1 )*16+INDEX([XOR.$B$2:.$Q$17];[.$C38]+1;[.CB$4]+1))" office:value-type="string" office:string-value="|">
            <text:p>|</text:p>
          </table:table-cell>
          <table:table-cell table:style-name="ce3" table:formula="of:=CHAR(INDEX([XOR.$B$2:.$Q$17];[.$B38]+1;[.CC$3]+1 )*16+INDEX([XOR.$B$2:.$Q$17];[.$C38]+1;[.CC$4]+1))" office:value-type="string" office:string-value="}">
            <text:p>}</text:p>
          </table:table-cell>
          <table:table-cell table:style-name="ce3" table:formula="of:=CHAR(INDEX([XOR.$B$2:.$Q$17];[.$B38]+1;[.CD$3]+1 )*16+INDEX([XOR.$B$2:.$Q$17];[.$C38]+1;[.CD$4]+1))" office:value-type="string" office:string-value="z">
            <text:p>z</text:p>
          </table:table-cell>
          <table:table-cell table:style-name="ce3" table:formula="of:=CHAR(INDEX([XOR.$B$2:.$Q$17];[.$B38]+1;[.CE$3]+1 )*16+INDEX([XOR.$B$2:.$Q$17];[.$C38]+1;[.CE$4]+1))" office:value-type="string" office:string-value="{">
            <text:p>{</text:p>
          </table:table-cell>
          <table:table-cell table:style-name="ce3" table:formula="of:=CHAR(INDEX([XOR.$B$2:.$Q$17];[.$B38]+1;[.CF$3]+1 )*16+INDEX([XOR.$B$2:.$Q$17];[.$C38]+1;[.CF$4]+1))" office:value-type="string" office:string-value="x">
            <text:p>x</text:p>
          </table:table-cell>
          <table:table-cell table:style-name="ce3" table:formula="of:=CHAR(INDEX([XOR.$B$2:.$Q$17];[.$B38]+1;[.CG$3]+1 )*16+INDEX([XOR.$B$2:.$Q$17];[.$C38]+1;[.CG$4]+1))" office:value-type="string" office:string-value="y">
            <text:p>y</text:p>
          </table:table-cell>
          <table:table-cell table:style-name="ce3" table:formula="of:=CHAR(INDEX([XOR.$B$2:.$Q$17];[.$B38]+1;[.CH$3]+1 )*16+INDEX([XOR.$B$2:.$Q$17];[.$C38]+1;[.CH$4]+1))" office:value-type="string" office:string-value="f">
            <text:p>f</text:p>
          </table:table-cell>
          <table:table-cell table:style-name="ce3" table:formula="of:=CHAR(INDEX([XOR.$B$2:.$Q$17];[.$B38]+1;[.CI$3]+1 )*16+INDEX([XOR.$B$2:.$Q$17];[.$C38]+1;[.CI$4]+1))" office:value-type="string" office:string-value="g">
            <text:p>g</text:p>
          </table:table-cell>
          <table:table-cell table:style-name="ce3" table:formula="of:=CHAR(INDEX([XOR.$B$2:.$Q$17];[.$B38]+1;[.CJ$3]+1 )*16+INDEX([XOR.$B$2:.$Q$17];[.$C38]+1;[.CJ$4]+1))" office:value-type="string" office:string-value="d">
            <text:p>d</text:p>
          </table:table-cell>
          <table:table-cell table:style-name="ce3" table:formula="of:=CHAR(INDEX([XOR.$B$2:.$Q$17];[.$B38]+1;[.CK$3]+1 )*16+INDEX([XOR.$B$2:.$Q$17];[.$C38]+1;[.CK$4]+1))" office:value-type="string" office:string-value="e">
            <text:p>e</text:p>
          </table:table-cell>
          <table:table-cell table:style-name="ce3" table:formula="of:=CHAR(INDEX([XOR.$B$2:.$Q$17];[.$B38]+1;[.CL$3]+1 )*16+INDEX([XOR.$B$2:.$Q$17];[.$C38]+1;[.CL$4]+1))" office:value-type="string" office:string-value="b">
            <text:p>b</text:p>
          </table:table-cell>
          <table:table-cell table:style-name="ce3" table:formula="of:=CHAR(INDEX([XOR.$B$2:.$Q$17];[.$B38]+1;[.CM$3]+1 )*16+INDEX([XOR.$B$2:.$Q$17];[.$C38]+1;[.CM$4]+1))" office:value-type="string" office:string-value="c">
            <text:p>c</text:p>
          </table:table-cell>
          <table:table-cell table:style-name="ce3" table:formula="of:=CHAR(INDEX([XOR.$B$2:.$Q$17];[.$B38]+1;[.CN$3]+1 )*16+INDEX([XOR.$B$2:.$Q$17];[.$C38]+1;[.CN$4]+1))" office:value-type="string" office:string-value="`">
            <text:p>`</text:p>
          </table:table-cell>
          <table:table-cell table:style-name="ce3" table:formula="of:=CHAR(INDEX([XOR.$B$2:.$Q$17];[.$B38]+1;[.CO$3]+1 )*16+INDEX([XOR.$B$2:.$Q$17];[.$C38]+1;[.CO$4]+1))" office:value-type="string" office:string-value="a">
            <text:p>a</text:p>
          </table:table-cell>
          <table:table-cell table:style-name="ce8" table:formula="of:=CHAR(INDEX([XOR.$B$2:.$Q$17];[.$B38]+1;[.CP$3]+1 )*16+INDEX([XOR.$B$2:.$Q$17];[.$C38]+1;[.CP$4]+1))" office:value-type="string" office:string-value="n">
            <text:p>n</text:p>
          </table:table-cell>
          <table:table-cell table:style-name="ce3" table:formula="of:=CHAR(INDEX([XOR.$B$2:.$Q$17];[.$B38]+1;[.CQ$3]+1 )*16+INDEX([XOR.$B$2:.$Q$17];[.$C38]+1;[.CQ$4]+1))" office:value-type="string" office:string-value="o">
            <text:p>o</text:p>
          </table:table-cell>
          <table:table-cell table:style-name="ce3" table:formula="of:=CHAR(INDEX([XOR.$B$2:.$Q$17];[.$B38]+1;[.CR$3]+1 )*16+INDEX([XOR.$B$2:.$Q$17];[.$C38]+1;[.CR$4]+1))" office:value-type="string" office:string-value="l">
            <text:p>l</text:p>
          </table:table-cell>
          <table:table-cell table:style-name="ce3" table:formula="of:=CHAR(INDEX([XOR.$B$2:.$Q$17];[.$B38]+1;[.CS$3]+1 )*16+INDEX([XOR.$B$2:.$Q$17];[.$C38]+1;[.CS$4]+1))" office:value-type="string" office:string-value="m">
            <text:p>m</text:p>
          </table:table-cell>
          <table:table-cell table:style-name="ce3" table:formula="of:=CHAR(INDEX([XOR.$B$2:.$Q$17];[.$B38]+1;[.CT$3]+1 )*16+INDEX([XOR.$B$2:.$Q$17];[.$C38]+1;[.CT$4]+1))" office:value-type="string" office:string-value="j">
            <text:p>j</text:p>
          </table:table-cell>
          <table:table-cell table:style-name="ce3" table:formula="of:=CHAR(INDEX([XOR.$B$2:.$Q$17];[.$B38]+1;[.CU$3]+1 )*16+INDEX([XOR.$B$2:.$Q$17];[.$C38]+1;[.CU$4]+1))" office:value-type="string" office:string-value="k">
            <text:p>k</text:p>
          </table:table-cell>
          <table:table-cell table:style-name="ce3" table:formula="of:=CHAR(INDEX([XOR.$B$2:.$Q$17];[.$B38]+1;[.CV$3]+1 )*16+INDEX([XOR.$B$2:.$Q$17];[.$C38]+1;[.CV$4]+1))" office:value-type="string" office:string-value="h">
            <text:p>h</text:p>
          </table:table-cell>
          <table:table-cell table:style-name="ce3" table:formula="of:=CHAR(INDEX([XOR.$B$2:.$Q$17];[.$B38]+1;[.CW$3]+1 )*16+INDEX([XOR.$B$2:.$Q$17];[.$C38]+1;[.CW$4]+1))" office:value-type="string" office:string-value="i">
            <text:p>i</text:p>
          </table:table-cell>
          <table:table-cell table:style-name="ce3" table:formula="of:=CHAR(INDEX([XOR.$B$2:.$Q$17];[.$B38]+1;[.CX$3]+1 )*16+INDEX([XOR.$B$2:.$Q$17];[.$C38]+1;[.CX$4]+1))" office:value-type="string" office:string-value="V">
            <text:p>V</text:p>
          </table:table-cell>
          <table:table-cell table:style-name="ce3" table:formula="of:=CHAR(INDEX([XOR.$B$2:.$Q$17];[.$B38]+1;[.CY$3]+1 )*16+INDEX([XOR.$B$2:.$Q$17];[.$C38]+1;[.CY$4]+1))" office:value-type="string" office:string-value="W">
            <text:p>W</text:p>
          </table:table-cell>
          <table:table-cell table:style-name="ce3" table:formula="of:=CHAR(INDEX([XOR.$B$2:.$Q$17];[.$B38]+1;[.CZ$3]+1 )*16+INDEX([XOR.$B$2:.$Q$17];[.$C38]+1;[.CZ$4]+1))" office:value-type="string" office:string-value="T">
            <text:p>T</text:p>
          </table:table-cell>
          <table:table-cell table:style-name="ce3" table:formula="of:=CHAR(INDEX([XOR.$B$2:.$Q$17];[.$B38]+1;[.DA$3]+1 )*16+INDEX([XOR.$B$2:.$Q$17];[.$C38]+1;[.DA$4]+1))" office:value-type="string" office:string-value="U">
            <text:p>U</text:p>
          </table:table-cell>
          <table:table-cell table:style-name="ce3" table:formula="of:=CHAR(INDEX([XOR.$B$2:.$Q$17];[.$B38]+1;[.DB$3]+1 )*16+INDEX([XOR.$B$2:.$Q$17];[.$C38]+1;[.DB$4]+1))" office:value-type="string" office:string-value="R">
            <text:p>R</text:p>
          </table:table-cell>
          <table:table-cell table:style-name="ce3" table:formula="of:=CHAR(INDEX([XOR.$B$2:.$Q$17];[.$B38]+1;[.DC$3]+1 )*16+INDEX([XOR.$B$2:.$Q$17];[.$C38]+1;[.DC$4]+1))" office:value-type="string" office:string-value="S">
            <text:p>S</text:p>
          </table:table-cell>
          <table:table-cell table:style-name="ce3" table:formula="of:=CHAR(INDEX([XOR.$B$2:.$Q$17];[.$B38]+1;[.DD$3]+1 )*16+INDEX([XOR.$B$2:.$Q$17];[.$C38]+1;[.DD$4]+1))" office:value-type="string" office:string-value="P">
            <text:p>P</text:p>
          </table:table-cell>
          <table:table-cell table:style-name="ce3" table:formula="of:=CHAR(INDEX([XOR.$B$2:.$Q$17];[.$B38]+1;[.DE$3]+1 )*16+INDEX([XOR.$B$2:.$Q$17];[.$C38]+1;[.DE$4]+1))" office:value-type="string" office:string-value="Q">
            <text:p>Q</text:p>
          </table:table-cell>
          <table:table-cell table:style-name="ce3" table:formula="of:=CHAR(INDEX([XOR.$B$2:.$Q$17];[.$B38]+1;[.DF$3]+1 )*16+INDEX([XOR.$B$2:.$Q$17];[.$C38]+1;[.DF$4]+1))" office:value-type="string" office:string-value="^">
            <text:p>^</text:p>
          </table:table-cell>
          <table:table-cell table:style-name="ce3" table:formula="of:=CHAR(INDEX([XOR.$B$2:.$Q$17];[.$B38]+1;[.DG$3]+1 )*16+INDEX([XOR.$B$2:.$Q$17];[.$C38]+1;[.DG$4]+1))" office:value-type="string" office:string-value="_">
            <text:p>_</text:p>
          </table:table-cell>
          <table:table-cell table:style-name="ce3" table:formula="of:=CHAR(INDEX([XOR.$B$2:.$Q$17];[.$B38]+1;[.DH$3]+1 )*16+INDEX([XOR.$B$2:.$Q$17];[.$C38]+1;[.DH$4]+1))" office:value-type="string" office:string-value="\">
            <text:p>\</text:p>
          </table:table-cell>
          <table:table-cell table:style-name="ce3" table:formula="of:=CHAR(INDEX([XOR.$B$2:.$Q$17];[.$B38]+1;[.DI$3]+1 )*16+INDEX([XOR.$B$2:.$Q$17];[.$C38]+1;[.DI$4]+1))" office:value-type="string" office:string-value="]">
            <text:p>]</text:p>
          </table:table-cell>
          <table:table-cell table:style-name="ce3" table:formula="of:=CHAR(INDEX([XOR.$B$2:.$Q$17];[.$B38]+1;[.DJ$3]+1 )*16+INDEX([XOR.$B$2:.$Q$17];[.$C38]+1;[.DJ$4]+1))" office:value-type="string" office:string-value="Z">
            <text:p>Z</text:p>
          </table:table-cell>
          <table:table-cell table:style-name="ce3" table:formula="of:=CHAR(INDEX([XOR.$B$2:.$Q$17];[.$B38]+1;[.DK$3]+1 )*16+INDEX([XOR.$B$2:.$Q$17];[.$C38]+1;[.DK$4]+1))" office:value-type="string" office:string-value="[">
            <text:p>[</text:p>
          </table:table-cell>
          <table:table-cell table:style-name="ce3" table:formula="of:=CHAR(INDEX([XOR.$B$2:.$Q$17];[.$B38]+1;[.DL$3]+1 )*16+INDEX([XOR.$B$2:.$Q$17];[.$C38]+1;[.DL$4]+1))" office:value-type="string" office:string-value="X">
            <text:p>X</text:p>
          </table:table-cell>
          <table:table-cell table:style-name="ce3" table:formula="of:=CHAR(INDEX([XOR.$B$2:.$Q$17];[.$B38]+1;[.DM$3]+1 )*16+INDEX([XOR.$B$2:.$Q$17];[.$C38]+1;[.DM$4]+1))" office:value-type="string" office:string-value="Y">
            <text:p>Y</text:p>
          </table:table-cell>
          <table:table-cell table:style-name="ce3" table:formula="of:=CHAR(INDEX([XOR.$B$2:.$Q$17];[.$B38]+1;[.DN$3]+1 )*16+INDEX([XOR.$B$2:.$Q$17];[.$C38]+1;[.DN$4]+1))" office:value-type="string" office:string-value="F">
            <text:p>F</text:p>
          </table:table-cell>
          <table:table-cell table:style-name="ce3" table:formula="of:=CHAR(INDEX([XOR.$B$2:.$Q$17];[.$B38]+1;[.DO$3]+1 )*16+INDEX([XOR.$B$2:.$Q$17];[.$C38]+1;[.DO$4]+1))" office:value-type="string" office:string-value="G">
            <text:p>G</text:p>
          </table:table-cell>
          <table:table-cell table:style-name="ce3" table:formula="of:=CHAR(INDEX([XOR.$B$2:.$Q$17];[.$B38]+1;[.DP$3]+1 )*16+INDEX([XOR.$B$2:.$Q$17];[.$C38]+1;[.DP$4]+1))" office:value-type="string" office:string-value="D">
            <text:p>D</text:p>
          </table:table-cell>
          <table:table-cell table:style-name="ce3" table:formula="of:=CHAR(INDEX([XOR.$B$2:.$Q$17];[.$B38]+1;[.DQ$3]+1 )*16+INDEX([XOR.$B$2:.$Q$17];[.$C38]+1;[.DQ$4]+1))" office:value-type="string" office:string-value="E">
            <text:p>E</text:p>
          </table:table-cell>
          <table:table-cell table:style-name="ce3" table:formula="of:=CHAR(INDEX([XOR.$B$2:.$Q$17];[.$B38]+1;[.DR$3]+1 )*16+INDEX([XOR.$B$2:.$Q$17];[.$C38]+1;[.DR$4]+1))" office:value-type="string" office:string-value="B">
            <text:p>B</text:p>
          </table:table-cell>
          <table:table-cell table:style-name="ce3" table:formula="of:=CHAR(INDEX([XOR.$B$2:.$Q$17];[.$B38]+1;[.DS$3]+1 )*16+INDEX([XOR.$B$2:.$Q$17];[.$C38]+1;[.DS$4]+1))" office:value-type="string" office:string-value="C">
            <text:p>C</text:p>
          </table:table-cell>
          <table:table-cell table:style-name="ce3" table:formula="of:=CHAR(INDEX([XOR.$B$2:.$Q$17];[.$B38]+1;[.DT$3]+1 )*16+INDEX([XOR.$B$2:.$Q$17];[.$C38]+1;[.DT$4]+1))" office:value-type="string" office:string-value="@">
            <text:p>@</text:p>
          </table:table-cell>
          <table:table-cell table:style-name="ce3" table:formula="of:=CHAR(INDEX([XOR.$B$2:.$Q$17];[.$B38]+1;[.DU$3]+1 )*16+INDEX([XOR.$B$2:.$Q$17];[.$C38]+1;[.DU$4]+1))" office:value-type="string" office:string-value="A">
            <text:p>A</text:p>
          </table:table-cell>
          <table:table-cell table:style-name="ce3" table:formula="of:=CHAR(INDEX([XOR.$B$2:.$Q$17];[.$B38]+1;[.DV$3]+1 )*16+INDEX([XOR.$B$2:.$Q$17];[.$C38]+1;[.DV$4]+1))" office:value-type="string" office:string-value="N">
            <text:p>N</text:p>
          </table:table-cell>
          <table:table-cell table:style-name="ce3" table:formula="of:=CHAR(INDEX([XOR.$B$2:.$Q$17];[.$B38]+1;[.DW$3]+1 )*16+INDEX([XOR.$B$2:.$Q$17];[.$C38]+1;[.DW$4]+1))" office:value-type="string" office:string-value="O">
            <text:p>O</text:p>
          </table:table-cell>
          <table:table-cell table:style-name="ce3" table:formula="of:=CHAR(INDEX([XOR.$B$2:.$Q$17];[.$B38]+1;[.DX$3]+1 )*16+INDEX([XOR.$B$2:.$Q$17];[.$C38]+1;[.DX$4]+1))" office:value-type="string" office:string-value="L">
            <text:p>L</text:p>
          </table:table-cell>
          <table:table-cell table:style-name="ce3" table:formula="of:=CHAR(INDEX([XOR.$B$2:.$Q$17];[.$B38]+1;[.DY$3]+1 )*16+INDEX([XOR.$B$2:.$Q$17];[.$C38]+1;[.DY$4]+1))" office:value-type="string" office:string-value="M">
            <text:p>M</text:p>
          </table:table-cell>
          <table:table-cell table:style-name="ce3" table:formula="of:=CHAR(INDEX([XOR.$B$2:.$Q$17];[.$B38]+1;[.DZ$3]+1 )*16+INDEX([XOR.$B$2:.$Q$17];[.$C38]+1;[.DZ$4]+1))" office:value-type="string" office:string-value="J">
            <text:p>J</text:p>
          </table:table-cell>
          <table:table-cell table:style-name="ce3" table:formula="of:=CHAR(INDEX([XOR.$B$2:.$Q$17];[.$B38]+1;[.EA$3]+1 )*16+INDEX([XOR.$B$2:.$Q$17];[.$C38]+1;[.EA$4]+1))" office:value-type="string" office:string-value="K">
            <text:p>K</text:p>
          </table:table-cell>
          <table:table-cell table:style-name="ce3" table:formula="of:=CHAR(INDEX([XOR.$B$2:.$Q$17];[.$B38]+1;[.EB$3]+1 )*16+INDEX([XOR.$B$2:.$Q$17];[.$C38]+1;[.EB$4]+1))" office:value-type="string" office:string-value="H">
            <text:p>H</text:p>
          </table:table-cell>
          <table:table-cell table:style-name="ce3" table:formula="of:=CHAR(INDEX([XOR.$B$2:.$Q$17];[.$B38]+1;[.EC$3]+1 )*16+INDEX([XOR.$B$2:.$Q$17];[.$C38]+1;[.EC$4]+1))" office:value-type="string" office:string-value="I">
            <text:p>I</text:p>
          </table:table-cell>
          <table:table-cell table:style-name="ce3" table:number-columns-repeated="21"/>
        </table:table-row>
        <table:table-row table:style-name="ro2" table:number-rows-repeated="35">
          <table:table-cell table:number-columns-repeated="5"/>
          <table:table-cell table:style-name="ce4" table:number-columns-repeated="64"/>
          <table:table-cell table:number-columns-repeated="85"/>
        </table:table-row>
        <table:table-row table:style-name="ro2" table:number-rows-repeated="1048502">
          <table:table-cell table:number-columns-repeated="154"/>
        </table:table-row>
        <table:table-row table:style-name="ro2">
          <table:table-cell table:number-columns-repeated="154"/>
        </table:table-row>
      </table:table>
      <table:table table:name="Q4" table:style-name="ta1"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13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number-columns-repeated="46" table:default-cell-style-name="Default"/>
        <table:table-column table:style-name="co9" table:default-cell-style-name="ce5"/>
        <table:table-column table:style-name="co9" table:number-columns-repeated="2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>
            <text:p>Input3</text:p>
          </table:table-cell>
          <table:table-cell office:value-type="string">
            <text:p>7b5a4215415d544115415d5015455447414c155c46155f4058455c5b523f</text:p>
          </table:table-cell>
          <table:table-cell table:number-columns-repeated="24"/>
          <table:table-cell table:formula="of:=[.AA3]*16+[.AA4]" office:value-type="float" office:value="21">
            <text:p>21</text:p>
          </table:table-cell>
          <table:table-cell table:number-columns-repeated="31"/>
          <table:table-cell table:formula="of:=[.BG3]*16+[.BG4]" office:value-type="float" office:value="53">
            <text:p>53</text:p>
          </table:table-cell>
          <table:table-cell table:number-columns-repeated="74"/>
        </table:table-row>
        <table:table-row table:style-name="ro4">
          <table:table-cell office:value-type="string">
            <text:p>Length</text:p>
          </table:table-cell>
          <table:table-cell table:formula="of:=LEN([.B1])" office:value-type="float" office:value="60">
            <text:p>60</text:p>
          </table:table-cell>
          <table:table-cell table:number-columns-repeated="3"/>
          <table:table-cell table:style-name="ce1" table:formula="of:=CHAR([.F3]*16+[.F4])" office:value-type="string" office:string-value="">
            <text:p/>
          </table:table-cell>
          <table:table-cell table:style-name="ce1" table:formula="of:=CHAR([.G3]*16+[.G4])" office:value-type="string" office:string-value="">
            <text:p/>
          </table:table-cell>
          <table:table-cell table:style-name="ce1" table:formula="of:=CHAR([.H3]*16+[.H4])" office:value-type="string" office:string-value="">
            <text:p/>
          </table:table-cell>
          <table:table-cell table:style-name="ce1" table:formula="of:=CHAR([.I3]*16+[.I4])" office:value-type="string" office:string-value="">
            <text:p/>
          </table:table-cell>
          <table:table-cell table:style-name="ce1" table:formula="of:=CHAR([.J3]*16+[.J4])" office:value-type="string" office:string-value="">
            <text:p/>
          </table:table-cell>
          <table:table-cell table:style-name="ce1" table:formula="of:=CHAR([.K3]*16+[.K4])" office:value-type="string" office:string-value="">
            <text:p/>
          </table:table-cell>
          <table:table-cell table:style-name="ce1" table:formula="of:=CHAR([.L3]*16+[.L4])" office:value-type="string" office:string-value="">
            <text:p/>
          </table:table-cell>
          <table:table-cell table:style-name="ce1" table:formula="of:=CHAR([.M3]*16+[.M4])" office:value-type="string" office:string-value="">
            <text:p/>
          </table:table-cell>
          <table:table-cell table:style-name="ce1" table:formula="of:=CHAR([.N3]*16+[.N4])" office:value-type="string" office:string-value="">
            <text:p/>
          </table:table-cell>
          <table:table-cell table:style-name="ce1" table:formula="of:=CHAR([.O3]*16+[.O4])" office:value-type="string" office:string-value="&#9;">
            <text:p><text:tab/></text:p>
          </table:table-cell>
          <table:table-cell table:style-name="ce1" table:formula="of:=CHAR([.P3]*16+[.P4])" office:value-type="string" office:string-value="&#10;">
            <text:p><text:line-break/></text:p>
          </table:table-cell>
          <table:table-cell table:style-name="ce1" table:formula="of:=CHAR([.Q3]*16+[.Q4])" office:value-type="string" office:string-value="">
            <text:p/>
          </table:table-cell>
          <table:table-cell table:style-name="ce1" table:formula="of:=CHAR([.R3]*16+[.R4])" office:value-type="string" office:string-value="">
            <text:p/>
          </table:table-cell>
          <table:table-cell table:style-name="ce1" table:formula="of:=CHAR([.S3]*16+[.S4])" office:value-type="string" office:string-value="&#13;">
            <text:p></text:p>
          </table:table-cell>
          <table:table-cell table:style-name="ce1" table:formula="of:=CHAR([.T3]*16+[.T4])" office:value-type="string" office:string-value="">
            <text:p/>
          </table:table-cell>
          <table:table-cell table:style-name="ce1" table:formula="of:=CHAR([.U3]*16+[.U4])" office:value-type="string" office:string-value="">
            <text:p/>
          </table:table-cell>
          <table:table-cell table:style-name="ce1" table:formula="of:=CHAR([.V3]*16+[.V4])" office:value-type="string" office:string-value="">
            <text:p/>
          </table:table-cell>
          <table:table-cell table:style-name="ce1" table:formula="of:=CHAR([.W3]*16+[.W4])" office:value-type="string" office:string-value="">
            <text:p/>
          </table:table-cell>
          <table:table-cell table:style-name="ce1" table:formula="of:=CHAR([.X3]*16+[.X4])" office:value-type="string" office:string-value="">
            <text:p/>
          </table:table-cell>
          <table:table-cell table:style-name="ce1" table:formula="of:=CHAR([.Y3]*16+[.Y4])" office:value-type="string" office:string-value="">
            <text:p/>
          </table:table-cell>
          <table:table-cell table:style-name="ce1" table:formula="of:=CHAR([.Z3]*16+[.Z4])" office:value-type="string" office:string-value="">
            <text:p/>
          </table:table-cell>
          <table:table-cell table:style-name="ce1" table:formula="of:=CHAR([.AA3]*16+[.AA4])" office:value-type="string" office:string-value="">
            <text:p/>
          </table:table-cell>
          <table:table-cell table:style-name="ce1" table:formula="of:=CHAR([.AB3]*16+[.AB4])" office:value-type="string" office:string-value="">
            <text:p/>
          </table:table-cell>
          <table:table-cell table:style-name="ce1" table:formula="of:=CHAR([.AC3]*16+[.AC4])" office:value-type="string" office:string-value="">
            <text:p/>
          </table:table-cell>
          <table:table-cell table:style-name="ce1" table:formula="of:=CHAR([.AD3]*16+[.AD4])" office:value-type="string" office:string-value="">
            <text:p/>
          </table:table-cell>
          <table:table-cell table:style-name="ce1" table:formula="of:=CHAR([.AE3]*16+[.AE4])" office:value-type="string" office:string-value="">
            <text:p/>
          </table:table-cell>
          <table:table-cell table:style-name="ce1" table:formula="of:=CHAR([.AF3]*16+[.AF4])" office:value-type="string" office:string-value="">
            <text:p/>
          </table:table-cell>
          <table:table-cell table:style-name="ce1" table:formula="of:=CHAR([.AG3]*16+[.AG4])" office:value-type="string" office:string-value="">
            <text:p/>
          </table:table-cell>
          <table:table-cell table:style-name="ce1" table:formula="of:=CHAR([.AH3]*16+[.AH4])" office:value-type="string" office:string-value="">
            <text:p/>
          </table:table-cell>
          <table:table-cell table:style-name="ce1" table:formula="of:=CHAR([.AI3]*16+[.AI4])" office:value-type="string" office:string-value="">
            <text:p/>
          </table:table-cell>
          <table:table-cell table:style-name="ce1" table:formula="of:=CHAR([.AJ3]*16+[.AJ4])" office:value-type="string" office:string-value="">
            <text:p/>
          </table:table-cell>
          <table:table-cell table:style-name="ce1" table:formula="of:=CHAR([.AK3]*16+[.AK4])" office:value-type="string" office:string-value="">
            <text:p/>
          </table:table-cell>
          <table:table-cell table:style-name="ce1" table:formula="of:=CHAR([.AL3]*16+[.AL4])" office:value-type="string" office:string-value=" ">
            <text:p><text:s/></text:p>
          </table:table-cell>
          <table:table-cell table:style-name="ce1" table:formula="of:=CHAR([.AM3]*16+[.AM4])" office:value-type="string" office:string-value="!">
            <text:p>!</text:p>
          </table:table-cell>
          <table:table-cell table:style-name="ce1" table:formula="of:=CHAR([.AN3]*16+[.AN4])" office:value-type="string" office:string-value="&quot;">
            <text:p>"</text:p>
          </table:table-cell>
          <table:table-cell table:style-name="ce1" table:formula="of:=CHAR([.AO3]*16+[.AO4])" office:value-type="string" office:string-value="#">
            <text:p>#</text:p>
          </table:table-cell>
          <table:table-cell table:style-name="ce1" table:formula="of:=CHAR([.AP3]*16+[.AP4])" office:value-type="string" office:string-value="$">
            <text:p>$</text:p>
          </table:table-cell>
          <table:table-cell table:style-name="ce1" table:formula="of:=CHAR([.AQ3]*16+[.AQ4])" office:value-type="string" office:string-value="%">
            <text:p>%</text:p>
          </table:table-cell>
          <table:table-cell table:style-name="ce1" table:formula="of:=CHAR([.AR3]*16+[.AR4])" office:value-type="string" office:string-value="&amp;">
            <text:p>&amp;</text:p>
          </table:table-cell>
          <table:table-cell table:style-name="ce1" table:formula="of:=CHAR([.AS3]*16+[.AS4])" office:value-type="string" office:string-value="'">
            <text:p>'</text:p>
          </table:table-cell>
          <table:table-cell table:style-name="ce1" table:formula="of:=CHAR([.AT3]*16+[.AT4])" office:value-type="string" office:string-value="(">
            <text:p>(</text:p>
          </table:table-cell>
          <table:table-cell table:style-name="ce1" table:formula="of:=CHAR([.AU3]*16+[.AU4])" office:value-type="string" office:string-value=")">
            <text:p>)</text:p>
          </table:table-cell>
          <table:table-cell table:style-name="ce1" table:formula="of:=CHAR([.AV3]*16+[.AV4])" office:value-type="string" office:string-value="*">
            <text:p>*</text:p>
          </table:table-cell>
          <table:table-cell table:style-name="ce1" table:formula="of:=CHAR([.AW3]*16+[.AW4])" office:value-type="string" office:string-value="+">
            <text:p>+</text:p>
          </table:table-cell>
          <table:table-cell table:style-name="ce1" table:formula="of:=CHAR([.AX3]*16+[.AX4])" office:value-type="string" office:string-value=",">
            <text:p>,</text:p>
          </table:table-cell>
          <table:table-cell table:style-name="ce1" table:formula="of:=CHAR([.AY3]*16+[.AY4])" office:value-type="string" office:string-value="-">
            <text:p>-</text:p>
          </table:table-cell>
          <table:table-cell table:style-name="ce1" table:formula="of:=CHAR([.AZ3]*16+[.AZ4])" office:value-type="string" office:string-value=".">
            <text:p>.</text:p>
          </table:table-cell>
          <table:table-cell table:style-name="ce1" table:formula="of:=CHAR([.BA3]*16+[.BA4])" office:value-type="string" office:string-value="/">
            <text:p>/</text:p>
          </table:table-cell>
          <table:table-cell table:style-name="ce1" table:formula="of:=CHAR([.BB3]*16+[.BB4])" office:value-type="string" office:string-value="0">
            <text:p>0</text:p>
          </table:table-cell>
          <table:table-cell table:style-name="ce1" table:formula="of:=CHAR([.BC3]*16+[.BC4])" office:value-type="string" office:string-value="1">
            <text:p>1</text:p>
          </table:table-cell>
          <table:table-cell table:style-name="ce1" table:formula="of:=CHAR([.BD3]*16+[.BD4])" office:value-type="string" office:string-value="2">
            <text:p>2</text:p>
          </table:table-cell>
          <table:table-cell table:style-name="ce1" table:formula="of:=CHAR([.BE3]*16+[.BE4])" office:value-type="string" office:string-value="3">
            <text:p>3</text:p>
          </table:table-cell>
          <table:table-cell table:style-name="ce1" table:formula="of:=CHAR([.BF3]*16+[.BF4])" office:value-type="string" office:string-value="4">
            <text:p>4</text:p>
          </table:table-cell>
          <table:table-cell table:style-name="ce1" table:formula="of:=CHAR([.BG3]*16+[.BG4])" office:value-type="string" office:string-value="5">
            <text:p>5</text:p>
          </table:table-cell>
          <table:table-cell table:style-name="ce1" table:formula="of:=CHAR([.BH3]*16+[.BH4])" office:value-type="string" office:string-value="6">
            <text:p>6</text:p>
          </table:table-cell>
          <table:table-cell table:style-name="ce1" table:formula="of:=CHAR([.BI3]*16+[.BI4])" office:value-type="string" office:string-value="7">
            <text:p>7</text:p>
          </table:table-cell>
          <table:table-cell table:style-name="ce1" table:formula="of:=CHAR([.BJ3]*16+[.BJ4])" office:value-type="string" office:string-value="8">
            <text:p>8</text:p>
          </table:table-cell>
          <table:table-cell table:style-name="ce1" table:formula="of:=CHAR([.BK3]*16+[.BK4])" office:value-type="string" office:string-value="9">
            <text:p>9</text:p>
          </table:table-cell>
          <table:table-cell table:style-name="ce1" table:formula="of:=CHAR([.BL3]*16+[.BL4])" office:value-type="string" office:string-value=":">
            <text:p>:</text:p>
          </table:table-cell>
          <table:table-cell table:style-name="ce1" table:formula="of:=CHAR([.BM3]*16+[.BM4])" office:value-type="string" office:string-value=";">
            <text:p>;</text:p>
          </table:table-cell>
          <table:table-cell table:style-name="ce1" table:formula="of:=CHAR([.BN3]*16+[.BN4])" office:value-type="string" office:string-value="&lt;">
            <text:p>&lt;</text:p>
          </table:table-cell>
          <table:table-cell table:style-name="ce1" table:formula="of:=CHAR([.BO3]*16+[.BO4])" office:value-type="string" office:string-value="=">
            <text:p>=</text:p>
          </table:table-cell>
          <table:table-cell table:style-name="ce1" table:formula="of:=CHAR([.BP3]*16+[.BP4])" office:value-type="string" office:string-value="&gt;">
            <text:p>&gt;</text:p>
          </table:table-cell>
          <table:table-cell table:style-name="ce1" table:formula="of:=CHAR([.BQ3]*16+[.BQ4])" office:value-type="string" office:string-value="?">
            <text:p>?</text:p>
          </table:table-cell>
          <table:table-cell table:style-name="ce1" table:formula="of:=CHAR([.BR3]*16+[.BR4])" office:value-type="string" office:string-value="@">
            <text:p>@</text:p>
          </table:table-cell>
          <table:table-cell table:style-name="ce1" table:formula="of:=CHAR([.BS3]*16+[.BS4])" office:value-type="string" office:string-value="A">
            <text:p>A</text:p>
          </table:table-cell>
          <table:table-cell table:style-name="ce1" table:formula="of:=CHAR([.BT3]*16+[.BT4])" office:value-type="string" office:string-value="B">
            <text:p>B</text:p>
          </table:table-cell>
          <table:table-cell table:style-name="ce1" table:formula="of:=CHAR([.BU3]*16+[.BU4])" office:value-type="string" office:string-value="C">
            <text:p>C</text:p>
          </table:table-cell>
          <table:table-cell table:style-name="ce1" table:formula="of:=CHAR([.BV3]*16+[.BV4])" office:value-type="string" office:string-value="D">
            <text:p>D</text:p>
          </table:table-cell>
          <table:table-cell table:style-name="ce1" table:formula="of:=CHAR([.BW3]*16+[.BW4])" office:value-type="string" office:string-value="E">
            <text:p>E</text:p>
          </table:table-cell>
          <table:table-cell table:style-name="ce1" table:formula="of:=CHAR([.BX3]*16+[.BX4])" office:value-type="string" office:string-value="F">
            <text:p>F</text:p>
          </table:table-cell>
          <table:table-cell table:style-name="ce1" table:formula="of:=CHAR([.BY3]*16+[.BY4])" office:value-type="string" office:string-value="G">
            <text:p>G</text:p>
          </table:table-cell>
          <table:table-cell table:style-name="ce1" table:formula="of:=CHAR([.BZ3]*16+[.BZ4])" office:value-type="string" office:string-value="H">
            <text:p>H</text:p>
          </table:table-cell>
          <table:table-cell table:style-name="ce1" table:formula="of:=CHAR([.CA3]*16+[.CA4])" office:value-type="string" office:string-value="I">
            <text:p>I</text:p>
          </table:table-cell>
          <table:table-cell table:style-name="ce1" table:formula="of:=CHAR([.CB3]*16+[.CB4])" office:value-type="string" office:string-value="J">
            <text:p>J</text:p>
          </table:table-cell>
          <table:table-cell table:style-name="ce1" table:formula="of:=CHAR([.CC3]*16+[.CC4])" office:value-type="string" office:string-value="K">
            <text:p>K</text:p>
          </table:table-cell>
          <table:table-cell table:style-name="ce1" table:formula="of:=CHAR([.CD3]*16+[.CD4])" office:value-type="string" office:string-value="L">
            <text:p>L</text:p>
          </table:table-cell>
          <table:table-cell table:style-name="ce1" table:formula="of:=CHAR([.CE3]*16+[.CE4])" office:value-type="string" office:string-value="M">
            <text:p>M</text:p>
          </table:table-cell>
          <table:table-cell table:style-name="ce1" table:formula="of:=CHAR([.CF3]*16+[.CF4])" office:value-type="string" office:string-value="N">
            <text:p>N</text:p>
          </table:table-cell>
          <table:table-cell table:style-name="ce1" table:formula="of:=CHAR([.CG3]*16+[.CG4])" office:value-type="string" office:string-value="O">
            <text:p>O</text:p>
          </table:table-cell>
          <table:table-cell table:style-name="ce1" table:formula="of:=CHAR([.CH3]*16+[.CH4])" office:value-type="string" office:string-value="P">
            <text:p>P</text:p>
          </table:table-cell>
          <table:table-cell table:style-name="ce1" table:formula="of:=CHAR([.CI3]*16+[.CI4])" office:value-type="string" office:string-value="Q">
            <text:p>Q</text:p>
          </table:table-cell>
          <table:table-cell table:style-name="ce1" table:formula="of:=CHAR([.CJ3]*16+[.CJ4])" office:value-type="string" office:string-value="R">
            <text:p>R</text:p>
          </table:table-cell>
          <table:table-cell table:style-name="ce1" table:formula="of:=CHAR([.CK3]*16+[.CK4])" office:value-type="string" office:string-value="S">
            <text:p>S</text:p>
          </table:table-cell>
          <table:table-cell table:style-name="ce1" table:formula="of:=CHAR([.CL3]*16+[.CL4])" office:value-type="string" office:string-value="T">
            <text:p>T</text:p>
          </table:table-cell>
          <table:table-cell table:style-name="ce1" table:formula="of:=CHAR([.CM3]*16+[.CM4])" office:value-type="string" office:string-value="U">
            <text:p>U</text:p>
          </table:table-cell>
          <table:table-cell table:style-name="ce1" table:formula="of:=CHAR([.CN3]*16+[.CN4])" office:value-type="string" office:string-value="V">
            <text:p>V</text:p>
          </table:table-cell>
          <table:table-cell table:style-name="ce1" table:formula="of:=CHAR([.CO3]*16+[.CO4])" office:value-type="string" office:string-value="W">
            <text:p>W</text:p>
          </table:table-cell>
          <table:table-cell table:style-name="ce9" table:formula="of:=CHAR([.CP3]*16+[.CP4])" office:value-type="string" office:string-value="X">
            <text:p>X</text:p>
          </table:table-cell>
          <table:table-cell table:style-name="ce1" table:formula="of:=CHAR([.CQ3]*16+[.CQ4])" office:value-type="string" office:string-value="Y">
            <text:p>Y</text:p>
          </table:table-cell>
          <table:table-cell table:style-name="ce1" table:formula="of:=CHAR([.CR3]*16+[.CR4])" office:value-type="string" office:string-value="Z">
            <text:p>Z</text:p>
          </table:table-cell>
          <table:table-cell table:style-name="ce1" table:formula="of:=CHAR([.CS3]*16+[.CS4])" office:value-type="string" office:string-value="[">
            <text:p>[</text:p>
          </table:table-cell>
          <table:table-cell table:style-name="ce1" table:formula="of:=CHAR([.CT3]*16+[.CT4])" office:value-type="string" office:string-value="\">
            <text:p>\</text:p>
          </table:table-cell>
          <table:table-cell table:style-name="ce1" table:formula="of:=CHAR([.CU3]*16+[.CU4])" office:value-type="string" office:string-value="]">
            <text:p>]</text:p>
          </table:table-cell>
          <table:table-cell table:style-name="ce1" table:formula="of:=CHAR([.CV3]*16+[.CV4])" office:value-type="string" office:string-value="^">
            <text:p>^</text:p>
          </table:table-cell>
          <table:table-cell table:style-name="ce1" table:formula="of:=CHAR([.CW3]*16+[.CW4])" office:value-type="string" office:string-value="_">
            <text:p>_</text:p>
          </table:table-cell>
          <table:table-cell table:style-name="ce1" table:formula="of:=CHAR([.CX3]*16+[.CX4])" office:value-type="string" office:string-value="`">
            <text:p>`</text:p>
          </table:table-cell>
          <table:table-cell table:style-name="ce1" table:formula="of:=CHAR([.CY3]*16+[.CY4])" office:value-type="string" office:string-value="a">
            <text:p>a</text:p>
          </table:table-cell>
          <table:table-cell table:style-name="ce1" table:formula="of:=CHAR([.CZ3]*16+[.CZ4])" office:value-type="string" office:string-value="b">
            <text:p>b</text:p>
          </table:table-cell>
          <table:table-cell table:style-name="ce1" table:formula="of:=CHAR([.DA3]*16+[.DA4])" office:value-type="string" office:string-value="c">
            <text:p>c</text:p>
          </table:table-cell>
          <table:table-cell table:style-name="ce1" table:formula="of:=CHAR([.DB3]*16+[.DB4])" office:value-type="string" office:string-value="d">
            <text:p>d</text:p>
          </table:table-cell>
          <table:table-cell table:style-name="ce1" table:formula="of:=CHAR([.DC3]*16+[.DC4])" office:value-type="string" office:string-value="e">
            <text:p>e</text:p>
          </table:table-cell>
          <table:table-cell table:style-name="ce1" table:formula="of:=CHAR([.DD3]*16+[.DD4])" office:value-type="string" office:string-value="f">
            <text:p>f</text:p>
          </table:table-cell>
          <table:table-cell table:style-name="ce1" table:formula="of:=CHAR([.DE3]*16+[.DE4])" office:value-type="string" office:string-value="g">
            <text:p>g</text:p>
          </table:table-cell>
          <table:table-cell table:style-name="ce1" table:formula="of:=CHAR([.DF3]*16+[.DF4])" office:value-type="string" office:string-value="h">
            <text:p>h</text:p>
          </table:table-cell>
          <table:table-cell table:style-name="ce1" table:formula="of:=CHAR([.DG3]*16+[.DG4])" office:value-type="string" office:string-value="i">
            <text:p>i</text:p>
          </table:table-cell>
          <table:table-cell table:style-name="ce1" table:formula="of:=CHAR([.DH3]*16+[.DH4])" office:value-type="string" office:string-value="j">
            <text:p>j</text:p>
          </table:table-cell>
          <table:table-cell table:style-name="ce1" table:formula="of:=CHAR([.DI3]*16+[.DI4])" office:value-type="string" office:string-value="k">
            <text:p>k</text:p>
          </table:table-cell>
          <table:table-cell table:style-name="ce1" table:formula="of:=CHAR([.DJ3]*16+[.DJ4])" office:value-type="string" office:string-value="l">
            <text:p>l</text:p>
          </table:table-cell>
          <table:table-cell table:style-name="ce1" table:formula="of:=CHAR([.DK3]*16+[.DK4])" office:value-type="string" office:string-value="m">
            <text:p>m</text:p>
          </table:table-cell>
          <table:table-cell table:style-name="ce1" table:formula="of:=CHAR([.DL3]*16+[.DL4])" office:value-type="string" office:string-value="n">
            <text:p>n</text:p>
          </table:table-cell>
          <table:table-cell table:style-name="ce1" table:formula="of:=CHAR([.DM3]*16+[.DM4])" office:value-type="string" office:string-value="o">
            <text:p>o</text:p>
          </table:table-cell>
          <table:table-cell table:style-name="ce1" table:formula="of:=CHAR([.DN3]*16+[.DN4])" office:value-type="string" office:string-value="p">
            <text:p>p</text:p>
          </table:table-cell>
          <table:table-cell table:style-name="ce1" table:formula="of:=CHAR([.DO3]*16+[.DO4])" office:value-type="string" office:string-value="q">
            <text:p>q</text:p>
          </table:table-cell>
          <table:table-cell table:style-name="ce1" table:formula="of:=CHAR([.DP3]*16+[.DP4])" office:value-type="string" office:string-value="r">
            <text:p>r</text:p>
          </table:table-cell>
          <table:table-cell table:style-name="ce1" table:formula="of:=CHAR([.DQ3]*16+[.DQ4])" office:value-type="string" office:string-value="s">
            <text:p>s</text:p>
          </table:table-cell>
          <table:table-cell table:style-name="ce1" table:formula="of:=CHAR([.DR3]*16+[.DR4])" office:value-type="string" office:string-value="t">
            <text:p>t</text:p>
          </table:table-cell>
          <table:table-cell table:style-name="ce1" table:formula="of:=CHAR([.DS3]*16+[.DS4])" office:value-type="string" office:string-value="u">
            <text:p>u</text:p>
          </table:table-cell>
          <table:table-cell table:style-name="ce1" table:formula="of:=CHAR([.DT3]*16+[.DT4])" office:value-type="string" office:string-value="v">
            <text:p>v</text:p>
          </table:table-cell>
          <table:table-cell table:style-name="ce1" table:formula="of:=CHAR([.DU3]*16+[.DU4])" office:value-type="string" office:string-value="w">
            <text:p>w</text:p>
          </table:table-cell>
          <table:table-cell table:style-name="ce1" table:formula="of:=CHAR([.DV3]*16+[.DV4])" office:value-type="string" office:string-value="x">
            <text:p>x</text:p>
          </table:table-cell>
          <table:table-cell table:style-name="ce1" table:formula="of:=CHAR([.DW3]*16+[.DW4])" office:value-type="string" office:string-value="y">
            <text:p>y</text:p>
          </table:table-cell>
          <table:table-cell table:style-name="ce1" table:formula="of:=CHAR([.DX3]*16+[.DX4])" office:value-type="string" office:string-value="z">
            <text:p>z</text:p>
          </table:table-cell>
          <table:table-cell table:style-name="ce1" table:formula="of:=CHAR([.DY3]*16+[.DY4])" office:value-type="string" office:string-value="{">
            <text:p>{</text:p>
          </table:table-cell>
          <table:table-cell table:style-name="ce1" table:formula="of:=CHAR([.DZ3]*16+[.DZ4])" office:value-type="string" office:string-value="|">
            <text:p>|</text:p>
          </table:table-cell>
          <table:table-cell table:style-name="ce1" table:formula="of:=CHAR([.EA3]*16+[.EA4])" office:value-type="string" office:string-value="}">
            <text:p>}</text:p>
          </table:table-cell>
          <table:table-cell table:style-name="ce1" table:formula="of:=CHAR([.EB3]*16+[.EB4])" office:value-type="string" office:string-value="~">
            <text:p>~</text:p>
          </table:table-cell>
          <table:table-cell table:style-name="ce1" table:formula="of:=CHAR([.EC3]*16+[.EC4])" office:value-type="string" office:string-value="">
            <text:p>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table:style-name="ce4" table:formula="of:=[.F3]" office:value-type="float" office:value="0">
            <text:p>0</text:p>
          </table:table-cell>
          <table:table-cell table:style-name="ce4" table:formula="of:=[.G3]" office:value-type="float" office:value="0">
            <text:p>0</text:p>
          </table:table-cell>
          <table:table-cell table:style-name="ce4" table:formula="of:=[.H3]" office:value-type="float" office:value="0">
            <text:p>0</text:p>
          </table:table-cell>
          <table:table-cell table:style-name="ce4" table:formula="of:=[.I3]" office:value-type="float" office:value="0">
            <text:p>0</text:p>
          </table:table-cell>
          <table:table-cell table:style-name="ce4" table:formula="of:=[.J3]" office:value-type="float" office:value="0">
            <text:p>0</text:p>
          </table:table-cell>
          <table:table-cell table:style-name="ce4" table:formula="of:=[.K3]" office:value-type="float" office:value="0">
            <text:p>0</text:p>
          </table:table-cell>
          <table:table-cell table:style-name="ce4" table:formula="of:=[.L3]" office:value-type="float" office:value="0">
            <text:p>0</text:p>
          </table:table-cell>
          <table:table-cell table:style-name="ce4" table:formula="of:=[.M3]" office:value-type="float" office:value="0">
            <text:p>0</text:p>
          </table:table-cell>
          <table:table-cell table:style-name="ce4" table:formula="of:=[.N3]" office:value-type="float" office:value="0">
            <text:p>0</text:p>
          </table:table-cell>
          <table:table-cell table:style-name="ce4" table:formula="of:=[.O3]" office:value-type="float" office:value="0">
            <text:p>0</text:p>
          </table:table-cell>
          <table:table-cell table:style-name="ce4" table:formula="of:=[.P3]" office:value-type="float" office:value="0">
            <text:p>0</text:p>
          </table:table-cell>
          <table:table-cell table:style-name="ce4" table:formula="of:=[.Q3]" office:value-type="float" office:value="0">
            <text:p>0</text:p>
          </table:table-cell>
          <table:table-cell table:style-name="ce4" table:formula="of:=[.R3]" office:value-type="float" office:value="0">
            <text:p>0</text:p>
          </table:table-cell>
          <table:table-cell table:style-name="ce4" table:formula="of:=[.S3]" office:value-type="float" office:value="0">
            <text:p>0</text:p>
          </table:table-cell>
          <table:table-cell table:style-name="ce4" table:formula="of:=[.T3]" office:value-type="float" office:value="0">
            <text:p>0</text:p>
          </table:table-cell>
          <table:table-cell table:formula="of:=[.F3]+1" office:value-type="float" office:value="1">
            <text:p>1</text:p>
          </table:table-cell>
          <table:table-cell table:formula="of:=[.G3]+1" office:value-type="float" office:value="1">
            <text:p>1</text:p>
          </table:table-cell>
          <table:table-cell table:formula="of:=[.H3]+1" office:value-type="float" office:value="1">
            <text:p>1</text:p>
          </table:table-cell>
          <table:table-cell table:formula="of:=[.I3]+1" office:value-type="float" office:value="1">
            <text:p>1</text:p>
          </table:table-cell>
          <table:table-cell table:formula="of:=[.J3]+1" office:value-type="float" office:value="1">
            <text:p>1</text:p>
          </table:table-cell>
          <table:table-cell table:formula="of:=[.K3]+1" office:value-type="float" office:value="1">
            <text:p>1</text:p>
          </table:table-cell>
          <table:table-cell table:formula="of:=[.L3]+1" office:value-type="float" office:value="1">
            <text:p>1</text:p>
          </table:table-cell>
          <table:table-cell table:formula="of:=[.M3]+1" office:value-type="float" office:value="1">
            <text:p>1</text:p>
          </table:table-cell>
          <table:table-cell table:formula="of:=[.N3]+1" office:value-type="float" office:value="1">
            <text:p>1</text:p>
          </table:table-cell>
          <table:table-cell table:formula="of:=[.O3]+1" office:value-type="float" office:value="1">
            <text:p>1</text:p>
          </table:table-cell>
          <table:table-cell table:formula="of:=[.P3]+1" office:value-type="float" office:value="1">
            <text:p>1</text:p>
          </table:table-cell>
          <table:table-cell table:formula="of:=[.Q3]+1" office:value-type="float" office:value="1">
            <text:p>1</text:p>
          </table:table-cell>
          <table:table-cell table:formula="of:=[.R3]+1" office:value-type="float" office:value="1">
            <text:p>1</text:p>
          </table:table-cell>
          <table:table-cell table:formula="of:=[.S3]+1" office:value-type="float" office:value="1">
            <text:p>1</text:p>
          </table:table-cell>
          <table:table-cell table:formula="of:=[.T3]+1" office:value-type="float" office:value="1">
            <text:p>1</text:p>
          </table:table-cell>
          <table:table-cell table:formula="of:=[.U3]+1" office:value-type="float" office:value="1">
            <text:p>1</text:p>
          </table:table-cell>
          <table:table-cell table:formula="of:=[.V3]+1" office:value-type="float" office:value="2">
            <text:p>2</text:p>
          </table:table-cell>
          <table:table-cell table:formula="of:=[.W3]+1" office:value-type="float" office:value="2">
            <text:p>2</text:p>
          </table:table-cell>
          <table:table-cell table:formula="of:=[.X3]+1" office:value-type="float" office:value="2">
            <text:p>2</text:p>
          </table:table-cell>
          <table:table-cell table:formula="of:=[.Y3]+1" office:value-type="float" office:value="2">
            <text:p>2</text:p>
          </table:table-cell>
          <table:table-cell table:formula="of:=[.Z3]+1" office:value-type="float" office:value="2">
            <text:p>2</text:p>
          </table:table-cell>
          <table:table-cell table:formula="of:=[.AA3]+1" office:value-type="float" office:value="2">
            <text:p>2</text:p>
          </table:table-cell>
          <table:table-cell table:formula="of:=[.AB3]+1" office:value-type="float" office:value="2">
            <text:p>2</text:p>
          </table:table-cell>
          <table:table-cell table:formula="of:=[.AC3]+1" office:value-type="float" office:value="2">
            <text:p>2</text:p>
          </table:table-cell>
          <table:table-cell table:formula="of:=[.AD3]+1" office:value-type="float" office:value="2">
            <text:p>2</text:p>
          </table:table-cell>
          <table:table-cell table:formula="of:=[.AE3]+1" office:value-type="float" office:value="2">
            <text:p>2</text:p>
          </table:table-cell>
          <table:table-cell table:formula="of:=[.AF3]+1" office:value-type="float" office:value="2">
            <text:p>2</text:p>
          </table:table-cell>
          <table:table-cell table:formula="of:=[.AG3]+1" office:value-type="float" office:value="2">
            <text:p>2</text:p>
          </table:table-cell>
          <table:table-cell table:formula="of:=[.AH3]+1" office:value-type="float" office:value="2">
            <text:p>2</text:p>
          </table:table-cell>
          <table:table-cell table:formula="of:=[.AI3]+1" office:value-type="float" office:value="2">
            <text:p>2</text:p>
          </table:table-cell>
          <table:table-cell table:formula="of:=[.AJ3]+1" office:value-type="float" office:value="2">
            <text:p>2</text:p>
          </table:table-cell>
          <table:table-cell table:formula="of:=[.AK3]+1" office:value-type="float" office:value="2">
            <text:p>2</text:p>
          </table:table-cell>
          <table:table-cell table:formula="of:=[.AL3]+1" office:value-type="float" office:value="3">
            <text:p>3</text:p>
          </table:table-cell>
          <table:table-cell table:formula="of:=[.AM3]+1" office:value-type="float" office:value="3">
            <text:p>3</text:p>
          </table:table-cell>
          <table:table-cell table:formula="of:=[.AN3]+1" office:value-type="float" office:value="3">
            <text:p>3</text:p>
          </table:table-cell>
          <table:table-cell table:formula="of:=[.AO3]+1" office:value-type="float" office:value="3">
            <text:p>3</text:p>
          </table:table-cell>
          <table:table-cell table:formula="of:=[.AP3]+1" office:value-type="float" office:value="3">
            <text:p>3</text:p>
          </table:table-cell>
          <table:table-cell table:formula="of:=[.AQ3]+1" office:value-type="float" office:value="3">
            <text:p>3</text:p>
          </table:table-cell>
          <table:table-cell table:formula="of:=[.AR3]+1" office:value-type="float" office:value="3">
            <text:p>3</text:p>
          </table:table-cell>
          <table:table-cell table:formula="of:=[.AS3]+1" office:value-type="float" office:value="3">
            <text:p>3</text:p>
          </table:table-cell>
          <table:table-cell table:formula="of:=[.AT3]+1" office:value-type="float" office:value="3">
            <text:p>3</text:p>
          </table:table-cell>
          <table:table-cell table:formula="of:=[.AU3]+1" office:value-type="float" office:value="3">
            <text:p>3</text:p>
          </table:table-cell>
          <table:table-cell table:formula="of:=[.AV3]+1" office:value-type="float" office:value="3">
            <text:p>3</text:p>
          </table:table-cell>
          <table:table-cell table:formula="of:=[.AW3]+1" office:value-type="float" office:value="3">
            <text:p>3</text:p>
          </table:table-cell>
          <table:table-cell table:formula="of:=[.AX3]+1" office:value-type="float" office:value="3">
            <text:p>3</text:p>
          </table:table-cell>
          <table:table-cell table:formula="of:=[.AY3]+1" office:value-type="float" office:value="3">
            <text:p>3</text:p>
          </table:table-cell>
          <table:table-cell table:formula="of:=[.AZ3]+1" office:value-type="float" office:value="3">
            <text:p>3</text:p>
          </table:table-cell>
          <table:table-cell table:formula="of:=[.BA3]+1" office:value-type="float" office:value="3">
            <text:p>3</text:p>
          </table:table-cell>
          <table:table-cell table:formula="of:=[.BB3]+1" office:value-type="float" office:value="4">
            <text:p>4</text:p>
          </table:table-cell>
          <table:table-cell table:formula="of:=[.BC3]+1" office:value-type="float" office:value="4">
            <text:p>4</text:p>
          </table:table-cell>
          <table:table-cell table:formula="of:=[.BD3]+1" office:value-type="float" office:value="4">
            <text:p>4</text:p>
          </table:table-cell>
          <table:table-cell table:formula="of:=[.BE3]+1" office:value-type="float" office:value="4">
            <text:p>4</text:p>
          </table:table-cell>
          <table:table-cell table:formula="of:=[.BF3]+1" office:value-type="float" office:value="4">
            <text:p>4</text:p>
          </table:table-cell>
          <table:table-cell table:formula="of:=[.BG3]+1" office:value-type="float" office:value="4">
            <text:p>4</text:p>
          </table:table-cell>
          <table:table-cell table:formula="of:=[.BH3]+1" office:value-type="float" office:value="4">
            <text:p>4</text:p>
          </table:table-cell>
          <table:table-cell table:formula="of:=[.BI3]+1" office:value-type="float" office:value="4">
            <text:p>4</text:p>
          </table:table-cell>
          <table:table-cell table:formula="of:=[.BJ3]+1" office:value-type="float" office:value="4">
            <text:p>4</text:p>
          </table:table-cell>
          <table:table-cell table:formula="of:=[.BK3]+1" office:value-type="float" office:value="4">
            <text:p>4</text:p>
          </table:table-cell>
          <table:table-cell table:formula="of:=[.BL3]+1" office:value-type="float" office:value="4">
            <text:p>4</text:p>
          </table:table-cell>
          <table:table-cell table:formula="of:=[.BM3]+1" office:value-type="float" office:value="4">
            <text:p>4</text:p>
          </table:table-cell>
          <table:table-cell table:formula="of:=[.BN3]+1" office:value-type="float" office:value="4">
            <text:p>4</text:p>
          </table:table-cell>
          <table:table-cell table:formula="of:=[.BO3]+1" office:value-type="float" office:value="4">
            <text:p>4</text:p>
          </table:table-cell>
          <table:table-cell table:formula="of:=[.BP3]+1" office:value-type="float" office:value="4">
            <text:p>4</text:p>
          </table:table-cell>
          <table:table-cell table:formula="of:=[.BQ3]+1" office:value-type="float" office:value="4">
            <text:p>4</text:p>
          </table:table-cell>
          <table:table-cell table:formula="of:=[.BR3]+1" office:value-type="float" office:value="5">
            <text:p>5</text:p>
          </table:table-cell>
          <table:table-cell table:formula="of:=[.BS3]+1" office:value-type="float" office:value="5">
            <text:p>5</text:p>
          </table:table-cell>
          <table:table-cell table:formula="of:=[.BT3]+1" office:value-type="float" office:value="5">
            <text:p>5</text:p>
          </table:table-cell>
          <table:table-cell table:formula="of:=[.BU3]+1" office:value-type="float" office:value="5">
            <text:p>5</text:p>
          </table:table-cell>
          <table:table-cell table:formula="of:=[.BV3]+1" office:value-type="float" office:value="5">
            <text:p>5</text:p>
          </table:table-cell>
          <table:table-cell table:formula="of:=[.BW3]+1" office:value-type="float" office:value="5">
            <text:p>5</text:p>
          </table:table-cell>
          <table:table-cell table:formula="of:=[.BX3]+1" office:value-type="float" office:value="5">
            <text:p>5</text:p>
          </table:table-cell>
          <table:table-cell table:formula="of:=[.BY3]+1" office:value-type="float" office:value="5">
            <text:p>5</text:p>
          </table:table-cell>
          <table:table-cell table:style-name="ce10" table:formula="of:=[.BZ3]+1" office:value-type="float" office:value="5">
            <text:p>5</text:p>
          </table:table-cell>
          <table:table-cell table:formula="of:=[.CA3]+1" office:value-type="float" office:value="5">
            <text:p>5</text:p>
          </table:table-cell>
          <table:table-cell table:formula="of:=[.CB3]+1" office:value-type="float" office:value="5">
            <text:p>5</text:p>
          </table:table-cell>
          <table:table-cell table:formula="of:=[.CC3]+1" office:value-type="float" office:value="5">
            <text:p>5</text:p>
          </table:table-cell>
          <table:table-cell table:formula="of:=[.CD3]+1" office:value-type="float" office:value="5">
            <text:p>5</text:p>
          </table:table-cell>
          <table:table-cell table:formula="of:=[.CE3]+1" office:value-type="float" office:value="5">
            <text:p>5</text:p>
          </table:table-cell>
          <table:table-cell table:formula="of:=[.CF3]+1" office:value-type="float" office:value="5">
            <text:p>5</text:p>
          </table:table-cell>
          <table:table-cell table:formula="of:=[.CG3]+1" office:value-type="float" office:value="5">
            <text:p>5</text:p>
          </table:table-cell>
          <table:table-cell table:formula="of:=[.CH3]+1" office:value-type="float" office:value="6">
            <text:p>6</text:p>
          </table:table-cell>
          <table:table-cell table:formula="of:=[.CI3]+1" office:value-type="float" office:value="6">
            <text:p>6</text:p>
          </table:table-cell>
          <table:table-cell table:formula="of:=[.CJ3]+1" office:value-type="float" office:value="6">
            <text:p>6</text:p>
          </table:table-cell>
          <table:table-cell table:formula="of:=[.CK3]+1" office:value-type="float" office:value="6">
            <text:p>6</text:p>
          </table:table-cell>
          <table:table-cell table:formula="of:=[.CL3]+1" office:value-type="float" office:value="6">
            <text:p>6</text:p>
          </table:table-cell>
          <table:table-cell table:formula="of:=[.CM3]+1" office:value-type="float" office:value="6">
            <text:p>6</text:p>
          </table:table-cell>
          <table:table-cell table:formula="of:=[.CN3]+1" office:value-type="float" office:value="6">
            <text:p>6</text:p>
          </table:table-cell>
          <table:table-cell table:formula="of:=[.CO3]+1" office:value-type="float" office:value="6">
            <text:p>6</text:p>
          </table:table-cell>
          <table:table-cell table:formula="of:=[.CP3]+1" office:value-type="float" office:value="6">
            <text:p>6</text:p>
          </table:table-cell>
          <table:table-cell table:formula="of:=[.CQ3]+1" office:value-type="float" office:value="6">
            <text:p>6</text:p>
          </table:table-cell>
          <table:table-cell table:formula="of:=[.CR3]+1" office:value-type="float" office:value="6">
            <text:p>6</text:p>
          </table:table-cell>
          <table:table-cell table:formula="of:=[.CS3]+1" office:value-type="float" office:value="6">
            <text:p>6</text:p>
          </table:table-cell>
          <table:table-cell table:formula="of:=[.CT3]+1" office:value-type="float" office:value="6">
            <text:p>6</text:p>
          </table:table-cell>
          <table:table-cell table:formula="of:=[.CU3]+1" office:value-type="float" office:value="6">
            <text:p>6</text:p>
          </table:table-cell>
          <table:table-cell table:formula="of:=[.CV3]+1" office:value-type="float" office:value="6">
            <text:p>6</text:p>
          </table:table-cell>
          <table:table-cell table:formula="of:=[.CW3]+1" office:value-type="float" office:value="6">
            <text:p>6</text:p>
          </table:table-cell>
          <table:table-cell table:formula="of:=[.CX3]+1" office:value-type="float" office:value="7">
            <text:p>7</text:p>
          </table:table-cell>
          <table:table-cell table:formula="of:=[.CY3]+1" office:value-type="float" office:value="7">
            <text:p>7</text:p>
          </table:table-cell>
          <table:table-cell table:formula="of:=[.CZ3]+1" office:value-type="float" office:value="7">
            <text:p>7</text:p>
          </table:table-cell>
          <table:table-cell table:formula="of:=[.DA3]+1" office:value-type="float" office:value="7">
            <text:p>7</text:p>
          </table:table-cell>
          <table:table-cell table:formula="of:=[.DB3]+1" office:value-type="float" office:value="7">
            <text:p>7</text:p>
          </table:table-cell>
          <table:table-cell table:formula="of:=[.DC3]+1" office:value-type="float" office:value="7">
            <text:p>7</text:p>
          </table:table-cell>
          <table:table-cell table:formula="of:=[.DD3]+1" office:value-type="float" office:value="7">
            <text:p>7</text:p>
          </table:table-cell>
          <table:table-cell table:formula="of:=[.DE3]+1" office:value-type="float" office:value="7">
            <text:p>7</text:p>
          </table:table-cell>
          <table:table-cell table:formula="of:=[.DF3]+1" office:value-type="float" office:value="7">
            <text:p>7</text:p>
          </table:table-cell>
          <table:table-cell table:formula="of:=[.DG3]+1" office:value-type="float" office:value="7">
            <text:p>7</text:p>
          </table:table-cell>
          <table:table-cell table:formula="of:=[.DH3]+1" office:value-type="float" office:value="7">
            <text:p>7</text:p>
          </table:table-cell>
          <table:table-cell table:formula="of:=[.DI3]+1" office:value-type="float" office:value="7">
            <text:p>7</text:p>
          </table:table-cell>
          <table:table-cell table:formula="of:=[.DJ3]+1" office:value-type="float" office:value="7">
            <text:p>7</text:p>
          </table:table-cell>
          <table:table-cell table:formula="of:=[.DK3]+1" office:value-type="float" office:value="7">
            <text:p>7</text:p>
          </table:table-cell>
          <table:table-cell table:formula="of:=[.DL3]+1" office:value-type="float" office:value="7">
            <text:p>7</text:p>
          </table:table-cell>
          <table:table-cell table:formula="of:=[.DM3]+1" office:value-type="float" office:value="7">
            <text:p>7</text:p>
          </table:table-cell>
        </table:table-row>
        <table:table-row table:style-name="ro2">
          <table:table-cell table:number-columns-repeated="3"/>
          <table:table-cell office:value-type="string">
            <text:p>ASCII Code</text:p>
          </table:table-cell>
          <table:table-cell office:value-type="string">
            <text:p>Decode</text:p>
          </table:table-cell>
          <table:table-cell office:value-type="float" office:value="0">
            <text:p>0</text:p>
          </table:table-cell>
          <table:table-cell table:style-name="ce4" table:formula="of:=[.F4]+1" office:value-type="float" office:value="1">
            <text:p>1</text:p>
          </table:table-cell>
          <table:table-cell table:style-name="ce4" table:formula="of:=[.G4]+1" office:value-type="float" office:value="2">
            <text:p>2</text:p>
          </table:table-cell>
          <table:table-cell table:style-name="ce4" table:formula="of:=[.H4]+1" office:value-type="float" office:value="3">
            <text:p>3</text:p>
          </table:table-cell>
          <table:table-cell table:style-name="ce4" table:formula="of:=[.I4]+1" office:value-type="float" office:value="4">
            <text:p>4</text:p>
          </table:table-cell>
          <table:table-cell table:style-name="ce4" table:formula="of:=[.J4]+1" office:value-type="float" office:value="5">
            <text:p>5</text:p>
          </table:table-cell>
          <table:table-cell table:style-name="ce4" table:formula="of:=[.K4]+1" office:value-type="float" office:value="6">
            <text:p>6</text:p>
          </table:table-cell>
          <table:table-cell table:style-name="ce4" table:formula="of:=[.L4]+1" office:value-type="float" office:value="7">
            <text:p>7</text:p>
          </table:table-cell>
          <table:table-cell table:style-name="ce4" table:formula="of:=[.M4]+1" office:value-type="float" office:value="8">
            <text:p>8</text:p>
          </table:table-cell>
          <table:table-cell table:style-name="ce4" table:formula="of:=[.N4]+1" office:value-type="float" office:value="9">
            <text:p>9</text:p>
          </table:table-cell>
          <table:table-cell table:style-name="ce4" table:formula="of:=[.O4]+1" office:value-type="float" office:value="10">
            <text:p>10</text:p>
          </table:table-cell>
          <table:table-cell table:style-name="ce4" table:formula="of:=[.P4]+1" office:value-type="float" office:value="11">
            <text:p>11</text:p>
          </table:table-cell>
          <table:table-cell table:style-name="ce4" table:formula="of:=[.Q4]+1" office:value-type="float" office:value="12">
            <text:p>12</text:p>
          </table:table-cell>
          <table:table-cell table:style-name="ce1" table:formula="of:=[.R4]+1" office:value-type="float" office:value="13">
            <text:p>13</text:p>
          </table:table-cell>
          <table:table-cell table:style-name="ce1" table:formula="of:=[.S4]+1"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F4]" office:value-type="float" office:value="0">
            <text:p>0</text:p>
          </table:table-cell>
          <table:table-cell table:formula="of:=[.G4]" office:value-type="float" office:value="1">
            <text:p>1</text:p>
          </table:table-cell>
          <table:table-cell table:formula="of:=[.H4]" office:value-type="float" office:value="2">
            <text:p>2</text:p>
          </table:table-cell>
          <table:table-cell table:formula="of:=[.I4]" office:value-type="float" office:value="3">
            <text:p>3</text:p>
          </table:table-cell>
          <table:table-cell table:formula="of:=[.J4]" office:value-type="float" office:value="4">
            <text:p>4</text:p>
          </table:table-cell>
          <table:table-cell table:formula="of:=[.K4]" office:value-type="float" office:value="5">
            <text:p>5</text:p>
          </table:table-cell>
          <table:table-cell table:formula="of:=[.L4]" office:value-type="float" office:value="6">
            <text:p>6</text:p>
          </table:table-cell>
          <table:table-cell table:formula="of:=[.M4]" office:value-type="float" office:value="7">
            <text:p>7</text:p>
          </table:table-cell>
          <table:table-cell table:formula="of:=[.N4]" office:value-type="float" office:value="8">
            <text:p>8</text:p>
          </table:table-cell>
          <table:table-cell table:formula="of:=[.O4]" office:value-type="float" office:value="9">
            <text:p>9</text:p>
          </table:table-cell>
          <table:table-cell table:formula="of:=[.P4]" office:value-type="float" office:value="10">
            <text:p>10</text:p>
          </table:table-cell>
          <table:table-cell table:formula="of:=[.Q4]" office:value-type="float" office:value="11">
            <text:p>11</text:p>
          </table:table-cell>
          <table:table-cell table:formula="of:=[.R4]" office:value-type="float" office:value="12">
            <text:p>12</text:p>
          </table:table-cell>
          <table:table-cell table:formula="of:=[.S4]" office:value-type="float" office:value="13">
            <text:p>13</text:p>
          </table:table-cell>
          <table:table-cell table:formula="of:=[.T4]" office:value-type="float" office:value="14">
            <text:p>14</text:p>
          </table:table-cell>
          <table:table-cell table:formula="of:=[.U4]" office:value-type="float" office:value="15">
            <text:p>15</text:p>
          </table:table-cell>
          <table:table-cell table:formula="of:=[.V4]" office:value-type="float" office:value="0">
            <text:p>0</text:p>
          </table:table-cell>
          <table:table-cell table:formula="of:=[.W4]" office:value-type="float" office:value="1">
            <text:p>1</text:p>
          </table:table-cell>
          <table:table-cell table:formula="of:=[.X4]" office:value-type="float" office:value="2">
            <text:p>2</text:p>
          </table:table-cell>
          <table:table-cell table:formula="of:=[.Y4]" office:value-type="float" office:value="3">
            <text:p>3</text:p>
          </table:table-cell>
          <table:table-cell table:formula="of:=[.Z4]" office:value-type="float" office:value="4">
            <text:p>4</text:p>
          </table:table-cell>
          <table:table-cell table:formula="of:=[.AA4]" office:value-type="float" office:value="5">
            <text:p>5</text:p>
          </table:table-cell>
          <table:table-cell table:formula="of:=[.AB4]" office:value-type="float" office:value="6">
            <text:p>6</text:p>
          </table:table-cell>
          <table:table-cell table:formula="of:=[.AC4]" office:value-type="float" office:value="7">
            <text:p>7</text:p>
          </table:table-cell>
          <table:table-cell table:formula="of:=[.AD4]" office:value-type="float" office:value="8">
            <text:p>8</text:p>
          </table:table-cell>
          <table:table-cell table:formula="of:=[.AE4]" office:value-type="float" office:value="9">
            <text:p>9</text:p>
          </table:table-cell>
          <table:table-cell table:formula="of:=[.AF4]" office:value-type="float" office:value="10">
            <text:p>10</text:p>
          </table:table-cell>
          <table:table-cell table:formula="of:=[.AG4]" office:value-type="float" office:value="11">
            <text:p>11</text:p>
          </table:table-cell>
          <table:table-cell table:formula="of:=[.AH4]" office:value-type="float" office:value="12">
            <text:p>12</text:p>
          </table:table-cell>
          <table:table-cell table:formula="of:=[.AI4]" office:value-type="float" office:value="13">
            <text:p>13</text:p>
          </table:table-cell>
          <table:table-cell table:formula="of:=[.AJ4]" office:value-type="float" office:value="14">
            <text:p>14</text:p>
          </table:table-cell>
          <table:table-cell table:formula="of:=[.AK4]" office:value-type="float" office:value="15">
            <text:p>15</text:p>
          </table:table-cell>
          <table:table-cell table:formula="of:=[.AL4]" office:value-type="float" office:value="0">
            <text:p>0</text:p>
          </table:table-cell>
          <table:table-cell table:formula="of:=[.AM4]" office:value-type="float" office:value="1">
            <text:p>1</text:p>
          </table:table-cell>
          <table:table-cell table:formula="of:=[.AN4]" office:value-type="float" office:value="2">
            <text:p>2</text:p>
          </table:table-cell>
          <table:table-cell table:formula="of:=[.AO4]" office:value-type="float" office:value="3">
            <text:p>3</text:p>
          </table:table-cell>
          <table:table-cell table:formula="of:=[.AP4]" office:value-type="float" office:value="4">
            <text:p>4</text:p>
          </table:table-cell>
          <table:table-cell table:formula="of:=[.AQ4]" office:value-type="float" office:value="5">
            <text:p>5</text:p>
          </table:table-cell>
          <table:table-cell table:formula="of:=[.AR4]" office:value-type="float" office:value="6">
            <text:p>6</text:p>
          </table:table-cell>
          <table:table-cell table:formula="of:=[.AS4]" office:value-type="float" office:value="7">
            <text:p>7</text:p>
          </table:table-cell>
          <table:table-cell table:formula="of:=[.AT4]" office:value-type="float" office:value="8">
            <text:p>8</text:p>
          </table:table-cell>
          <table:table-cell table:formula="of:=[.AU4]" office:value-type="float" office:value="9">
            <text:p>9</text:p>
          </table:table-cell>
          <table:table-cell table:formula="of:=[.AV4]" office:value-type="float" office:value="10">
            <text:p>10</text:p>
          </table:table-cell>
          <table:table-cell table:formula="of:=[.AW4]" office:value-type="float" office:value="11">
            <text:p>11</text:p>
          </table:table-cell>
          <table:table-cell table:formula="of:=[.AX4]" office:value-type="float" office:value="12">
            <text:p>12</text:p>
          </table:table-cell>
          <table:table-cell table:formula="of:=[.AY4]" office:value-type="float" office:value="13">
            <text:p>13</text:p>
          </table:table-cell>
          <table:table-cell table:formula="of:=[.AZ4]" office:value-type="float" office:value="14">
            <text:p>14</text:p>
          </table:table-cell>
          <table:table-cell table:formula="of:=[.BA4]" office:value-type="float" office:value="15">
            <text:p>15</text:p>
          </table:table-cell>
          <table:table-cell table:formula="of:=[.BB4]" office:value-type="float" office:value="0">
            <text:p>0</text:p>
          </table:table-cell>
          <table:table-cell table:formula="of:=[.BC4]" office:value-type="float" office:value="1">
            <text:p>1</text:p>
          </table:table-cell>
          <table:table-cell table:formula="of:=[.BD4]" office:value-type="float" office:value="2">
            <text:p>2</text:p>
          </table:table-cell>
          <table:table-cell table:formula="of:=[.BE4]" office:value-type="float" office:value="3">
            <text:p>3</text:p>
          </table:table-cell>
          <table:table-cell table:formula="of:=[.BF4]" office:value-type="float" office:value="4">
            <text:p>4</text:p>
          </table:table-cell>
          <table:table-cell table:formula="of:=[.BG4]" office:value-type="float" office:value="5">
            <text:p>5</text:p>
          </table:table-cell>
          <table:table-cell table:formula="of:=[.BH4]" office:value-type="float" office:value="6">
            <text:p>6</text:p>
          </table:table-cell>
          <table:table-cell table:formula="of:=[.BI4]" office:value-type="float" office:value="7">
            <text:p>7</text:p>
          </table:table-cell>
          <table:table-cell table:formula="of:=[.BJ4]" office:value-type="float" office:value="8">
            <text:p>8</text:p>
          </table:table-cell>
          <table:table-cell table:formula="of:=[.BK4]" office:value-type="float" office:value="9">
            <text:p>9</text:p>
          </table:table-cell>
          <table:table-cell table:formula="of:=[.BL4]" office:value-type="float" office:value="10">
            <text:p>10</text:p>
          </table:table-cell>
          <table:table-cell table:formula="of:=[.BM4]" office:value-type="float" office:value="11">
            <text:p>11</text:p>
          </table:table-cell>
          <table:table-cell table:formula="of:=[.BN4]" office:value-type="float" office:value="12">
            <text:p>12</text:p>
          </table:table-cell>
          <table:table-cell table:formula="of:=[.BO4]" office:value-type="float" office:value="13">
            <text:p>13</text:p>
          </table:table-cell>
          <table:table-cell table:formula="of:=[.BP4]" office:value-type="float" office:value="14">
            <text:p>14</text:p>
          </table:table-cell>
          <table:table-cell table:formula="of:=[.BQ4]" office:value-type="float" office:value="15">
            <text:p>15</text:p>
          </table:table-cell>
          <table:table-cell table:formula="of:=[.BR4]" office:value-type="float" office:value="0">
            <text:p>0</text:p>
          </table:table-cell>
          <table:table-cell table:formula="of:=[.BS4]" office:value-type="float" office:value="1">
            <text:p>1</text:p>
          </table:table-cell>
          <table:table-cell table:formula="of:=[.BT4]" office:value-type="float" office:value="2">
            <text:p>2</text:p>
          </table:table-cell>
          <table:table-cell table:formula="of:=[.BU4]" office:value-type="float" office:value="3">
            <text:p>3</text:p>
          </table:table-cell>
          <table:table-cell table:formula="of:=[.BV4]" office:value-type="float" office:value="4">
            <text:p>4</text:p>
          </table:table-cell>
          <table:table-cell table:formula="of:=[.BW4]" office:value-type="float" office:value="5">
            <text:p>5</text:p>
          </table:table-cell>
          <table:table-cell table:formula="of:=[.BX4]" office:value-type="float" office:value="6">
            <text:p>6</text:p>
          </table:table-cell>
          <table:table-cell table:formula="of:=[.BY4]" office:value-type="float" office:value="7">
            <text:p>7</text:p>
          </table:table-cell>
          <table:table-cell table:style-name="ce10" table:formula="of:=[.BZ4]" office:value-type="float" office:value="8">
            <text:p>8</text:p>
          </table:table-cell>
          <table:table-cell table:formula="of:=[.CA4]" office:value-type="float" office:value="9">
            <text:p>9</text:p>
          </table:table-cell>
          <table:table-cell table:formula="of:=[.CB4]" office:value-type="float" office:value="10">
            <text:p>10</text:p>
          </table:table-cell>
          <table:table-cell table:formula="of:=[.CC4]" office:value-type="float" office:value="11">
            <text:p>11</text:p>
          </table:table-cell>
          <table:table-cell table:formula="of:=[.CD4]" office:value-type="float" office:value="12">
            <text:p>12</text:p>
          </table:table-cell>
          <table:table-cell table:formula="of:=[.CE4]" office:value-type="float" office:value="13">
            <text:p>13</text:p>
          </table:table-cell>
          <table:table-cell table:formula="of:=[.CF4]" office:value-type="float" office:value="14">
            <text:p>14</text:p>
          </table:table-cell>
          <table:table-cell table:formula="of:=[.CG4]" office:value-type="float" office:value="15">
            <text:p>15</text:p>
          </table:table-cell>
          <table:table-cell table:formula="of:=[.CH4]" office:value-type="float" office:value="0">
            <text:p>0</text:p>
          </table:table-cell>
          <table:table-cell table:formula="of:=[.CI4]" office:value-type="float" office:value="1">
            <text:p>1</text:p>
          </table:table-cell>
          <table:table-cell table:formula="of:=[.CJ4]" office:value-type="float" office:value="2">
            <text:p>2</text:p>
          </table:table-cell>
          <table:table-cell table:formula="of:=[.CK4]" office:value-type="float" office:value="3">
            <text:p>3</text:p>
          </table:table-cell>
          <table:table-cell table:formula="of:=[.CL4]" office:value-type="float" office:value="4">
            <text:p>4</text:p>
          </table:table-cell>
          <table:table-cell table:formula="of:=[.CM4]" office:value-type="float" office:value="5">
            <text:p>5</text:p>
          </table:table-cell>
          <table:table-cell table:formula="of:=[.CN4]" office:value-type="float" office:value="6">
            <text:p>6</text:p>
          </table:table-cell>
          <table:table-cell table:formula="of:=[.CO4]" office:value-type="float" office:value="7">
            <text:p>7</text:p>
          </table:table-cell>
          <table:table-cell table:formula="of:=[.CP4]" office:value-type="float" office:value="8">
            <text:p>8</text:p>
          </table:table-cell>
          <table:table-cell table:formula="of:=[.CQ4]" office:value-type="float" office:value="9">
            <text:p>9</text:p>
          </table:table-cell>
          <table:table-cell table:formula="of:=[.CR4]" office:value-type="float" office:value="10">
            <text:p>10</text:p>
          </table:table-cell>
          <table:table-cell table:formula="of:=[.CS4]" office:value-type="float" office:value="11">
            <text:p>11</text:p>
          </table:table-cell>
          <table:table-cell table:formula="of:=[.CT4]" office:value-type="float" office:value="12">
            <text:p>12</text:p>
          </table:table-cell>
          <table:table-cell table:formula="of:=[.CU4]" office:value-type="float" office:value="13">
            <text:p>13</text:p>
          </table:table-cell>
          <table:table-cell table:formula="of:=[.CV4]" office:value-type="float" office:value="14">
            <text:p>14</text:p>
          </table:table-cell>
          <table:table-cell table:formula="of:=[.CW4]" office:value-type="float" office:value="15">
            <text:p>15</text:p>
          </table:table-cell>
          <table:table-cell table:formula="of:=[.CX4]" office:value-type="float" office:value="0">
            <text:p>0</text:p>
          </table:table-cell>
          <table:table-cell table:formula="of:=[.CY4]" office:value-type="float" office:value="1">
            <text:p>1</text:p>
          </table:table-cell>
          <table:table-cell table:formula="of:=[.CZ4]" office:value-type="float" office:value="2">
            <text:p>2</text:p>
          </table:table-cell>
          <table:table-cell table:formula="of:=[.DA4]" office:value-type="float" office:value="3">
            <text:p>3</text:p>
          </table:table-cell>
          <table:table-cell table:formula="of:=[.DB4]" office:value-type="float" office:value="4">
            <text:p>4</text:p>
          </table:table-cell>
          <table:table-cell table:formula="of:=[.DC4]" office:value-type="float" office:value="5">
            <text:p>5</text:p>
          </table:table-cell>
          <table:table-cell table:formula="of:=[.DD4]" office:value-type="float" office:value="6">
            <text:p>6</text:p>
          </table:table-cell>
          <table:table-cell table:formula="of:=[.DE4]" office:value-type="float" office:value="7">
            <text:p>7</text:p>
          </table:table-cell>
          <table:table-cell table:formula="of:=[.DF4]" office:value-type="float" office:value="8">
            <text:p>8</text:p>
          </table:table-cell>
          <table:table-cell table:formula="of:=[.DG4]" office:value-type="float" office:value="9">
            <text:p>9</text:p>
          </table:table-cell>
          <table:table-cell table:formula="of:=[.DH4]" office:value-type="float" office:value="10">
            <text:p>10</text:p>
          </table:table-cell>
          <table:table-cell table:formula="of:=[.DI4]" office:value-type="float" office:value="11">
            <text:p>11</text:p>
          </table:table-cell>
          <table:table-cell table:formula="of:=[.DJ4]" office:value-type="float" office:value="12">
            <text:p>12</text:p>
          </table:table-cell>
          <table:table-cell table:formula="of:=[.DK4]" office:value-type="float" office:value="13">
            <text:p>13</text:p>
          </table:table-cell>
          <table:table-cell table:formula="of:=[.DL4]" office:value-type="float" office:value="14">
            <text:p>14</text:p>
          </table:table-cell>
          <table:table-cell table:formula="of:=[.DM4]" office:value-type="float" office:value="15">
            <text:p>15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3" table:formula="of:=VLOOKUP(RIGHT(LEFT([.$B$1];[.A5]);1);[Sheet1.$A$2:.$C$17];3;0)" office:value-type="float" office:value="7">
            <text:p>7</text:p>
          </table:table-cell>
          <table:table-cell table:formula="of:=VLOOKUP(RIGHT(LEFT([.$B$1];[.A5]+1);1);[Sheet1.$A$2:.$C$17];3;0)" office:value-type="float" office:value="11">
            <text:p>11</text:p>
          </table:table-cell>
          <table:table-cell table:formula="of:=[.C5]+[.B5]*16" office:value-type="float" office:value="123">
            <text:p>123</text:p>
          </table:table-cell>
          <table:table-cell table:formula="of:=CHAR([.D5])" office:value-type="string" office:string-value="{">
            <text:p>{</text:p>
          </table:table-cell>
          <table:table-cell table:style-name="ce2" table:formula="of:=CHAR(INDEX([XOR.$B$2:.$Q$17];[.$B5]+1;[.F$3]+1 )*16+INDEX([XOR.$B$2:.$Q$17];[.$C5]+1;[.F$4]+1))" office:value-type="string" office:string-value="{">
            <text:p>{</text:p>
          </table:table-cell>
          <table:table-cell table:style-name="ce2" table:formula="of:=CHAR(INDEX([XOR.$B$2:.$Q$17];[.$B5]+1;[.G$3]+1 )*16+INDEX([XOR.$B$2:.$Q$17];[.$C5]+1;[.G$4]+1))" office:value-type="string" office:string-value="z">
            <text:p>z</text:p>
          </table:table-cell>
          <table:table-cell table:style-name="ce2" table:formula="of:=CHAR(INDEX([XOR.$B$2:.$Q$17];[.$B5]+1;[.H$3]+1 )*16+INDEX([XOR.$B$2:.$Q$17];[.$C5]+1;[.H$4]+1))" office:value-type="string" office:string-value="y">
            <text:p>y</text:p>
          </table:table-cell>
          <table:table-cell table:style-name="ce2" table:formula="of:=CHAR(INDEX([XOR.$B$2:.$Q$17];[.$B5]+1;[.I$3]+1 )*16+INDEX([XOR.$B$2:.$Q$17];[.$C5]+1;[.I$4]+1))" office:value-type="string" office:string-value="x">
            <text:p>x</text:p>
          </table:table-cell>
          <table:table-cell table:style-name="ce2" table:formula="of:=CHAR(INDEX([XOR.$B$2:.$Q$17];[.$B5]+1;[.J$3]+1 )*16+INDEX([XOR.$B$2:.$Q$17];[.$C5]+1;[.J$4]+1))" office:value-type="string" office:string-value="">
            <text:p></text:p>
          </table:table-cell>
          <table:table-cell table:style-name="ce2" table:formula="of:=CHAR(INDEX([XOR.$B$2:.$Q$17];[.$B5]+1;[.K$3]+1 )*16+INDEX([XOR.$B$2:.$Q$17];[.$C5]+1;[.K$4]+1))" office:value-type="string" office:string-value="~">
            <text:p>~</text:p>
          </table:table-cell>
          <table:table-cell table:style-name="ce2" table:formula="of:=CHAR(INDEX([XOR.$B$2:.$Q$17];[.$B5]+1;[.L$3]+1 )*16+INDEX([XOR.$B$2:.$Q$17];[.$C5]+1;[.L$4]+1))" office:value-type="string" office:string-value="}">
            <text:p>}</text:p>
          </table:table-cell>
          <table:table-cell table:style-name="ce2" table:formula="of:=CHAR(INDEX([XOR.$B$2:.$Q$17];[.$B5]+1;[.M$3]+1 )*16+INDEX([XOR.$B$2:.$Q$17];[.$C5]+1;[.M$4]+1))" office:value-type="string" office:string-value="|">
            <text:p>|</text:p>
          </table:table-cell>
          <table:table-cell table:style-name="ce2" table:formula="of:=CHAR(INDEX([XOR.$B$2:.$Q$17];[.$B5]+1;[.N$3]+1 )*16+INDEX([XOR.$B$2:.$Q$17];[.$C5]+1;[.N$4]+1))" office:value-type="string" office:string-value="s">
            <text:p>s</text:p>
          </table:table-cell>
          <table:table-cell table:style-name="ce3" table:formula="of:=CHAR(INDEX([XOR.$B$2:.$Q$17];[.$B5]+1;[.O$3]+1 )*16+INDEX([XOR.$B$2:.$Q$17];[.$C5]+1;[.O$4]+1))" office:value-type="string" office:string-value="r">
            <text:p>r</text:p>
          </table:table-cell>
          <table:table-cell table:style-name="ce2" table:formula="of:=CHAR(INDEX([XOR.$B$2:.$Q$17];[.$B5]+1;[.P$3]+1 )*16+INDEX([XOR.$B$2:.$Q$17];[.$C5]+1;[.P$4]+1))" office:value-type="string" office:string-value="q">
            <text:p>q</text:p>
          </table:table-cell>
          <table:table-cell table:style-name="ce2" table:formula="of:=CHAR(INDEX([XOR.$B$2:.$Q$17];[.$B5]+1;[.Q$3]+1 )*16+INDEX([XOR.$B$2:.$Q$17];[.$C5]+1;[.Q$4]+1))" office:value-type="string" office:string-value="p">
            <text:p>p</text:p>
          </table:table-cell>
          <table:table-cell table:style-name="ce2" table:formula="of:=CHAR(INDEX([XOR.$B$2:.$Q$17];[.$B5]+1;[.R$3]+1 )*16+INDEX([XOR.$B$2:.$Q$17];[.$C5]+1;[.R$4]+1))" office:value-type="string" office:string-value="w">
            <text:p>w</text:p>
          </table:table-cell>
          <table:table-cell table:style-name="ce2" table:formula="of:=CHAR(INDEX([XOR.$B$2:.$Q$17];[.$B5]+1;[.S$3]+1 )*16+INDEX([XOR.$B$2:.$Q$17];[.$C5]+1;[.S$4]+1))" office:value-type="string" office:string-value="v">
            <text:p>v</text:p>
          </table:table-cell>
          <table:table-cell table:style-name="ce2" table:formula="of:=CHAR(INDEX([XOR.$B$2:.$Q$17];[.$B5]+1;[.T$3]+1 )*16+INDEX([XOR.$B$2:.$Q$17];[.$C5]+1;[.T$4]+1))" office:value-type="string" office:string-value="u">
            <text:p>u</text:p>
          </table:table-cell>
          <table:table-cell table:style-name="ce2" table:formula="of:=CHAR(INDEX([XOR.$B$2:.$Q$17];[.$B5]+1;[.U$3]+1 )*16+INDEX([XOR.$B$2:.$Q$17];[.$C5]+1;[.U$4]+1))" office:value-type="string" office:string-value="t">
            <text:p>t</text:p>
          </table:table-cell>
          <table:table-cell table:style-name="ce2" table:formula="of:=CHAR(INDEX([XOR.$B$2:.$Q$17];[.$B5]+1;[.V$3]+1 )*16+INDEX([XOR.$B$2:.$Q$17];[.$C5]+1;[.V$4]+1))" office:value-type="string" office:string-value="k">
            <text:p>k</text:p>
          </table:table-cell>
          <table:table-cell table:style-name="ce2" table:formula="of:=CHAR(INDEX([XOR.$B$2:.$Q$17];[.$B5]+1;[.W$3]+1 )*16+INDEX([XOR.$B$2:.$Q$17];[.$C5]+1;[.W$4]+1))" office:value-type="string" office:string-value="j">
            <text:p>j</text:p>
          </table:table-cell>
          <table:table-cell table:style-name="ce2" table:formula="of:=CHAR(INDEX([XOR.$B$2:.$Q$17];[.$B5]+1;[.X$3]+1 )*16+INDEX([XOR.$B$2:.$Q$17];[.$C5]+1;[.X$4]+1))" office:value-type="string" office:string-value="i">
            <text:p>i</text:p>
          </table:table-cell>
          <table:table-cell table:style-name="ce2" table:formula="of:=CHAR(INDEX([XOR.$B$2:.$Q$17];[.$B5]+1;[.Y$3]+1 )*16+INDEX([XOR.$B$2:.$Q$17];[.$C5]+1;[.Y$4]+1))" office:value-type="string" office:string-value="h">
            <text:p>h</text:p>
          </table:table-cell>
          <table:table-cell table:style-name="ce2" table:formula="of:=CHAR(INDEX([XOR.$B$2:.$Q$17];[.$B5]+1;[.Z$3]+1 )*16+INDEX([XOR.$B$2:.$Q$17];[.$C5]+1;[.Z$4]+1))" office:value-type="string" office:string-value="o">
            <text:p>o</text:p>
          </table:table-cell>
          <table:table-cell table:style-name="ce7" table:formula="of:=CHAR(INDEX([XOR.$B$2:.$Q$17];[.$B5]+1;[.AA$3]+1 )*16+INDEX([XOR.$B$2:.$Q$17];[.$C5]+1;[.AA$4]+1))" office:value-type="string" office:string-value="n">
            <text:p>n</text:p>
          </table:table-cell>
          <table:table-cell table:style-name="ce2" table:formula="of:=CHAR(INDEX([XOR.$B$2:.$Q$17];[.$B5]+1;[.AB$3]+1 )*16+INDEX([XOR.$B$2:.$Q$17];[.$C5]+1;[.AB$4]+1))" office:value-type="string" office:string-value="m">
            <text:p>m</text:p>
          </table:table-cell>
          <table:table-cell table:style-name="ce2" table:formula="of:=CHAR(INDEX([XOR.$B$2:.$Q$17];[.$B5]+1;[.AC$3]+1 )*16+INDEX([XOR.$B$2:.$Q$17];[.$C5]+1;[.AC$4]+1))" office:value-type="string" office:string-value="l">
            <text:p>l</text:p>
          </table:table-cell>
          <table:table-cell table:style-name="ce2" table:formula="of:=CHAR(INDEX([XOR.$B$2:.$Q$17];[.$B5]+1;[.AD$3]+1 )*16+INDEX([XOR.$B$2:.$Q$17];[.$C5]+1;[.AD$4]+1))" office:value-type="string" office:string-value="c">
            <text:p>c</text:p>
          </table:table-cell>
          <table:table-cell table:style-name="ce2" table:formula="of:=CHAR(INDEX([XOR.$B$2:.$Q$17];[.$B5]+1;[.AE$3]+1 )*16+INDEX([XOR.$B$2:.$Q$17];[.$C5]+1;[.AE$4]+1))" office:value-type="string" office:string-value="b">
            <text:p>b</text:p>
          </table:table-cell>
          <table:table-cell table:style-name="ce2" table:formula="of:=CHAR(INDEX([XOR.$B$2:.$Q$17];[.$B5]+1;[.AF$3]+1 )*16+INDEX([XOR.$B$2:.$Q$17];[.$C5]+1;[.AF$4]+1))" office:value-type="string" office:string-value="a">
            <text:p>a</text:p>
          </table:table-cell>
          <table:table-cell table:style-name="ce2" table:formula="of:=CHAR(INDEX([XOR.$B$2:.$Q$17];[.$B5]+1;[.AG$3]+1 )*16+INDEX([XOR.$B$2:.$Q$17];[.$C5]+1;[.AG$4]+1))" office:value-type="string" office:string-value="`">
            <text:p>`</text:p>
          </table:table-cell>
          <table:table-cell table:style-name="ce2" table:formula="of:=CHAR(INDEX([XOR.$B$2:.$Q$17];[.$B5]+1;[.AH$3]+1 )*16+INDEX([XOR.$B$2:.$Q$17];[.$C5]+1;[.AH$4]+1))" office:value-type="string" office:string-value="g">
            <text:p>g</text:p>
          </table:table-cell>
          <table:table-cell table:style-name="ce2" table:formula="of:=CHAR(INDEX([XOR.$B$2:.$Q$17];[.$B5]+1;[.AI$3]+1 )*16+INDEX([XOR.$B$2:.$Q$17];[.$C5]+1;[.AI$4]+1))" office:value-type="string" office:string-value="f">
            <text:p>f</text:p>
          </table:table-cell>
          <table:table-cell table:style-name="ce2" table:formula="of:=CHAR(INDEX([XOR.$B$2:.$Q$17];[.$B5]+1;[.AJ$3]+1 )*16+INDEX([XOR.$B$2:.$Q$17];[.$C5]+1;[.AJ$4]+1))" office:value-type="string" office:string-value="e">
            <text:p>e</text:p>
          </table:table-cell>
          <table:table-cell table:style-name="ce2" table:formula="of:=CHAR(INDEX([XOR.$B$2:.$Q$17];[.$B5]+1;[.AK$3]+1 )*16+INDEX([XOR.$B$2:.$Q$17];[.$C5]+1;[.AK$4]+1))" office:value-type="string" office:string-value="d">
            <text:p>d</text:p>
          </table:table-cell>
          <table:table-cell table:style-name="ce2" table:formula="of:=CHAR(INDEX([XOR.$B$2:.$Q$17];[.$B5]+1;[.AL$3]+1 )*16+INDEX([XOR.$B$2:.$Q$17];[.$C5]+1;[.AL$4]+1))" office:value-type="string" office:string-value="[">
            <text:p>[</text:p>
          </table:table-cell>
          <table:table-cell table:style-name="ce2" table:formula="of:=CHAR(INDEX([XOR.$B$2:.$Q$17];[.$B5]+1;[.AM$3]+1 )*16+INDEX([XOR.$B$2:.$Q$17];[.$C5]+1;[.AM$4]+1))" office:value-type="string" office:string-value="Z">
            <text:p>Z</text:p>
          </table:table-cell>
          <table:table-cell table:style-name="ce2" table:formula="of:=CHAR(INDEX([XOR.$B$2:.$Q$17];[.$B5]+1;[.AN$3]+1 )*16+INDEX([XOR.$B$2:.$Q$17];[.$C5]+1;[.AN$4]+1))" office:value-type="string" office:string-value="Y">
            <text:p>Y</text:p>
          </table:table-cell>
          <table:table-cell table:style-name="ce2" table:formula="of:=CHAR(INDEX([XOR.$B$2:.$Q$17];[.$B5]+1;[.AO$3]+1 )*16+INDEX([XOR.$B$2:.$Q$17];[.$C5]+1;[.AO$4]+1))" office:value-type="string" office:string-value="X">
            <text:p>X</text:p>
          </table:table-cell>
          <table:table-cell table:style-name="ce2" table:formula="of:=CHAR(INDEX([XOR.$B$2:.$Q$17];[.$B5]+1;[.AP$3]+1 )*16+INDEX([XOR.$B$2:.$Q$17];[.$C5]+1;[.AP$4]+1))" office:value-type="string" office:string-value="_">
            <text:p>_</text:p>
          </table:table-cell>
          <table:table-cell table:style-name="ce2" table:formula="of:=CHAR(INDEX([XOR.$B$2:.$Q$17];[.$B5]+1;[.AQ$3]+1 )*16+INDEX([XOR.$B$2:.$Q$17];[.$C5]+1;[.AQ$4]+1))" office:value-type="string" office:string-value="^">
            <text:p>^</text:p>
          </table:table-cell>
          <table:table-cell table:style-name="ce2" table:formula="of:=CHAR(INDEX([XOR.$B$2:.$Q$17];[.$B5]+1;[.AR$3]+1 )*16+INDEX([XOR.$B$2:.$Q$17];[.$C5]+1;[.AR$4]+1))" office:value-type="string" office:string-value="]">
            <text:p>]</text:p>
          </table:table-cell>
          <table:table-cell table:style-name="ce2" table:formula="of:=CHAR(INDEX([XOR.$B$2:.$Q$17];[.$B5]+1;[.AS$3]+1 )*16+INDEX([XOR.$B$2:.$Q$17];[.$C5]+1;[.AS$4]+1))" office:value-type="string" office:string-value="\">
            <text:p>\</text:p>
          </table:table-cell>
          <table:table-cell table:style-name="ce2" table:formula="of:=CHAR(INDEX([XOR.$B$2:.$Q$17];[.$B5]+1;[.AT$3]+1 )*16+INDEX([XOR.$B$2:.$Q$17];[.$C5]+1;[.AT$4]+1))" office:value-type="string" office:string-value="S">
            <text:p>S</text:p>
          </table:table-cell>
          <table:table-cell table:style-name="ce2" table:formula="of:=CHAR(INDEX([XOR.$B$2:.$Q$17];[.$B5]+1;[.AU$3]+1 )*16+INDEX([XOR.$B$2:.$Q$17];[.$C5]+1;[.AU$4]+1))" office:value-type="string" office:string-value="R">
            <text:p>R</text:p>
          </table:table-cell>
          <table:table-cell table:style-name="ce2" table:formula="of:=CHAR(INDEX([XOR.$B$2:.$Q$17];[.$B5]+1;[.AV$3]+1 )*16+INDEX([XOR.$B$2:.$Q$17];[.$C5]+1;[.AV$4]+1))" office:value-type="string" office:string-value="Q">
            <text:p>Q</text:p>
          </table:table-cell>
          <table:table-cell table:style-name="ce2" table:formula="of:=CHAR(INDEX([XOR.$B$2:.$Q$17];[.$B5]+1;[.AW$3]+1 )*16+INDEX([XOR.$B$2:.$Q$17];[.$C5]+1;[.AW$4]+1))" office:value-type="string" office:string-value="P">
            <text:p>P</text:p>
          </table:table-cell>
          <table:table-cell table:style-name="ce2" table:formula="of:=CHAR(INDEX([XOR.$B$2:.$Q$17];[.$B5]+1;[.AX$3]+1 )*16+INDEX([XOR.$B$2:.$Q$17];[.$C5]+1;[.AX$4]+1))" office:value-type="string" office:string-value="W">
            <text:p>W</text:p>
          </table:table-cell>
          <table:table-cell table:style-name="ce2" table:formula="of:=CHAR(INDEX([XOR.$B$2:.$Q$17];[.$B5]+1;[.AY$3]+1 )*16+INDEX([XOR.$B$2:.$Q$17];[.$C5]+1;[.AY$4]+1))" office:value-type="string" office:string-value="V">
            <text:p>V</text:p>
          </table:table-cell>
          <table:table-cell table:style-name="ce2" table:formula="of:=CHAR(INDEX([XOR.$B$2:.$Q$17];[.$B5]+1;[.AZ$3]+1 )*16+INDEX([XOR.$B$2:.$Q$17];[.$C5]+1;[.AZ$4]+1))" office:value-type="string" office:string-value="U">
            <text:p>U</text:p>
          </table:table-cell>
          <table:table-cell table:style-name="ce2" table:formula="of:=CHAR(INDEX([XOR.$B$2:.$Q$17];[.$B5]+1;[.BA$3]+1 )*16+INDEX([XOR.$B$2:.$Q$17];[.$C5]+1;[.BA$4]+1))" office:value-type="string" office:string-value="T">
            <text:p>T</text:p>
          </table:table-cell>
          <table:table-cell table:style-name="ce2" table:formula="of:=CHAR(INDEX([XOR.$B$2:.$Q$17];[.$B5]+1;[.BB$3]+1 )*16+INDEX([XOR.$B$2:.$Q$17];[.$C5]+1;[.BB$4]+1))" office:value-type="string" office:string-value="K">
            <text:p>K</text:p>
          </table:table-cell>
          <table:table-cell table:style-name="ce2" table:formula="of:=CHAR(INDEX([XOR.$B$2:.$Q$17];[.$B5]+1;[.BC$3]+1 )*16+INDEX([XOR.$B$2:.$Q$17];[.$C5]+1;[.BC$4]+1))" office:value-type="string" office:string-value="J">
            <text:p>J</text:p>
          </table:table-cell>
          <table:table-cell table:style-name="ce2" table:formula="of:=CHAR(INDEX([XOR.$B$2:.$Q$17];[.$B5]+1;[.BD$3]+1 )*16+INDEX([XOR.$B$2:.$Q$17];[.$C5]+1;[.BD$4]+1))" office:value-type="string" office:string-value="I">
            <text:p>I</text:p>
          </table:table-cell>
          <table:table-cell table:style-name="ce2" table:formula="of:=CHAR(INDEX([XOR.$B$2:.$Q$17];[.$B5]+1;[.BE$3]+1 )*16+INDEX([XOR.$B$2:.$Q$17];[.$C5]+1;[.BE$4]+1))" office:value-type="string" office:string-value="H">
            <text:p>H</text:p>
          </table:table-cell>
          <table:table-cell table:style-name="ce2" table:formula="of:=CHAR(INDEX([XOR.$B$2:.$Q$17];[.$B5]+1;[.BF$3]+1 )*16+INDEX([XOR.$B$2:.$Q$17];[.$C5]+1;[.BF$4]+1))" office:value-type="string" office:string-value="O">
            <text:p>O</text:p>
          </table:table-cell>
          <table:table-cell table:style-name="ce7" table:formula="of:=CHAR(INDEX([XOR.$B$2:.$Q$17];[.$B5]+1;[.BG$3]+1 )*16+INDEX([XOR.$B$2:.$Q$17];[.$C5]+1;[.BG$4]+1))" office:value-type="string" office:string-value="N">
            <text:p>N</text:p>
          </table:table-cell>
          <table:table-cell table:style-name="ce2" table:formula="of:=CHAR(INDEX([XOR.$B$2:.$Q$17];[.$B5]+1;[.BH$3]+1 )*16+INDEX([XOR.$B$2:.$Q$17];[.$C5]+1;[.BH$4]+1))" office:value-type="string" office:string-value="M">
            <text:p>M</text:p>
          </table:table-cell>
          <table:table-cell table:style-name="ce2" table:formula="of:=CHAR(INDEX([XOR.$B$2:.$Q$17];[.$B5]+1;[.BI$3]+1 )*16+INDEX([XOR.$B$2:.$Q$17];[.$C5]+1;[.BI$4]+1))" office:value-type="string" office:string-value="L">
            <text:p>L</text:p>
          </table:table-cell>
          <table:table-cell table:style-name="ce2" table:formula="of:=CHAR(INDEX([XOR.$B$2:.$Q$17];[.$B5]+1;[.BJ$3]+1 )*16+INDEX([XOR.$B$2:.$Q$17];[.$C5]+1;[.BJ$4]+1))" office:value-type="string" office:string-value="C">
            <text:p>C</text:p>
          </table:table-cell>
          <table:table-cell table:style-name="ce2" table:formula="of:=CHAR(INDEX([XOR.$B$2:.$Q$17];[.$B5]+1;[.BK$3]+1 )*16+INDEX([XOR.$B$2:.$Q$17];[.$C5]+1;[.BK$4]+1))" office:value-type="string" office:string-value="B">
            <text:p>B</text:p>
          </table:table-cell>
          <table:table-cell table:style-name="ce2" table:formula="of:=CHAR(INDEX([XOR.$B$2:.$Q$17];[.$B5]+1;[.BL$3]+1 )*16+INDEX([XOR.$B$2:.$Q$17];[.$C5]+1;[.BL$4]+1))" office:value-type="string" office:string-value="A">
            <text:p>A</text:p>
          </table:table-cell>
          <table:table-cell table:style-name="ce2" table:formula="of:=CHAR(INDEX([XOR.$B$2:.$Q$17];[.$B5]+1;[.BM$3]+1 )*16+INDEX([XOR.$B$2:.$Q$17];[.$C5]+1;[.BM$4]+1))" office:value-type="string" office:string-value="@">
            <text:p>@</text:p>
          </table:table-cell>
          <table:table-cell table:style-name="ce2" table:formula="of:=CHAR(INDEX([XOR.$B$2:.$Q$17];[.$B5]+1;[.BN$3]+1 )*16+INDEX([XOR.$B$2:.$Q$17];[.$C5]+1;[.BN$4]+1))" office:value-type="string" office:string-value="G">
            <text:p>G</text:p>
          </table:table-cell>
          <table:table-cell table:style-name="ce2" table:formula="of:=CHAR(INDEX([XOR.$B$2:.$Q$17];[.$B5]+1;[.BO$3]+1 )*16+INDEX([XOR.$B$2:.$Q$17];[.$C5]+1;[.BO$4]+1))" office:value-type="string" office:string-value="F">
            <text:p>F</text:p>
          </table:table-cell>
          <table:table-cell table:style-name="ce2" table:formula="of:=CHAR(INDEX([XOR.$B$2:.$Q$17];[.$B5]+1;[.BP$3]+1 )*16+INDEX([XOR.$B$2:.$Q$17];[.$C5]+1;[.BP$4]+1))" office:value-type="string" office:string-value="E">
            <text:p>E</text:p>
          </table:table-cell>
          <table:table-cell table:style-name="ce2" table:formula="of:=CHAR(INDEX([XOR.$B$2:.$Q$17];[.$B5]+1;[.BQ$3]+1 )*16+INDEX([XOR.$B$2:.$Q$17];[.$C5]+1;[.BQ$4]+1))" office:value-type="string" office:string-value="D">
            <text:p>D</text:p>
          </table:table-cell>
          <table:table-cell table:style-name="ce2" table:formula="of:=CHAR(INDEX([XOR.$B$2:.$Q$17];[.$B5]+1;[.BR$3]+1 )*16+INDEX([XOR.$B$2:.$Q$17];[.$C5]+1;[.BR$4]+1))" office:value-type="string" office:string-value=";">
            <text:p>;</text:p>
          </table:table-cell>
          <table:table-cell table:style-name="ce2" table:formula="of:=CHAR(INDEX([XOR.$B$2:.$Q$17];[.$B5]+1;[.BS$3]+1 )*16+INDEX([XOR.$B$2:.$Q$17];[.$C5]+1;[.BS$4]+1))" office:value-type="string" office:string-value=":">
            <text:p>:</text:p>
          </table:table-cell>
          <table:table-cell table:style-name="ce2" table:formula="of:=CHAR(INDEX([XOR.$B$2:.$Q$17];[.$B5]+1;[.BT$3]+1 )*16+INDEX([XOR.$B$2:.$Q$17];[.$C5]+1;[.BT$4]+1))" office:value-type="string" office:string-value="9">
            <text:p>9</text:p>
          </table:table-cell>
          <table:table-cell table:style-name="ce2" table:formula="of:=CHAR(INDEX([XOR.$B$2:.$Q$17];[.$B5]+1;[.BU$3]+1 )*16+INDEX([XOR.$B$2:.$Q$17];[.$C5]+1;[.BU$4]+1))" office:value-type="string" office:string-value="8">
            <text:p>8</text:p>
          </table:table-cell>
          <table:table-cell table:style-name="ce2" table:formula="of:=CHAR(INDEX([XOR.$B$2:.$Q$17];[.$B5]+1;[.BV$3]+1 )*16+INDEX([XOR.$B$2:.$Q$17];[.$C5]+1;[.BV$4]+1))" office:value-type="string" office:string-value="?">
            <text:p>?</text:p>
          </table:table-cell>
          <table:table-cell table:style-name="ce2" table:formula="of:=CHAR(INDEX([XOR.$B$2:.$Q$17];[.$B5]+1;[.BW$3]+1 )*16+INDEX([XOR.$B$2:.$Q$17];[.$C5]+1;[.BW$4]+1))" office:value-type="string" office:string-value="&gt;">
            <text:p>&gt;</text:p>
          </table:table-cell>
          <table:table-cell table:style-name="ce2" table:formula="of:=CHAR(INDEX([XOR.$B$2:.$Q$17];[.$B5]+1;[.BX$3]+1 )*16+INDEX([XOR.$B$2:.$Q$17];[.$C5]+1;[.BX$4]+1))" office:value-type="string" office:string-value="=">
            <text:p>=</text:p>
          </table:table-cell>
          <table:table-cell table:style-name="ce2" table:formula="of:=CHAR(INDEX([XOR.$B$2:.$Q$17];[.$B5]+1;[.BY$3]+1 )*16+INDEX([XOR.$B$2:.$Q$17];[.$C5]+1;[.BY$4]+1))" office:value-type="string" office:string-value="&lt;">
            <text:p>&lt;</text:p>
          </table:table-cell>
          <table:table-cell table:style-name="ce2" table:formula="of:=CHAR(INDEX([XOR.$B$2:.$Q$17];[.$B5]+1;[.BZ$3]+1 )*16+INDEX([XOR.$B$2:.$Q$17];[.$C5]+1;[.BZ$4]+1))" office:value-type="string" office:string-value="3">
            <text:p>3</text:p>
          </table:table-cell>
          <table:table-cell table:style-name="ce2" table:formula="of:=CHAR(INDEX([XOR.$B$2:.$Q$17];[.$B5]+1;[.CA$3]+1 )*16+INDEX([XOR.$B$2:.$Q$17];[.$C5]+1;[.CA$4]+1))" office:value-type="string" office:string-value="2">
            <text:p>2</text:p>
          </table:table-cell>
          <table:table-cell table:style-name="ce2" table:formula="of:=CHAR(INDEX([XOR.$B$2:.$Q$17];[.$B5]+1;[.CB$3]+1 )*16+INDEX([XOR.$B$2:.$Q$17];[.$C5]+1;[.CB$4]+1))" office:value-type="string" office:string-value="1">
            <text:p>1</text:p>
          </table:table-cell>
          <table:table-cell table:style-name="ce2" table:formula="of:=CHAR(INDEX([XOR.$B$2:.$Q$17];[.$B5]+1;[.CC$3]+1 )*16+INDEX([XOR.$B$2:.$Q$17];[.$C5]+1;[.CC$4]+1))" office:value-type="string" office:string-value="0">
            <text:p>0</text:p>
          </table:table-cell>
          <table:table-cell table:style-name="ce2" table:formula="of:=CHAR(INDEX([XOR.$B$2:.$Q$17];[.$B5]+1;[.CD$3]+1 )*16+INDEX([XOR.$B$2:.$Q$17];[.$C5]+1;[.CD$4]+1))" office:value-type="string" office:string-value="7">
            <text:p>7</text:p>
          </table:table-cell>
          <table:table-cell table:style-name="ce2" table:formula="of:=CHAR(INDEX([XOR.$B$2:.$Q$17];[.$B5]+1;[.CE$3]+1 )*16+INDEX([XOR.$B$2:.$Q$17];[.$C5]+1;[.CE$4]+1))" office:value-type="string" office:string-value="6">
            <text:p>6</text:p>
          </table:table-cell>
          <table:table-cell table:style-name="ce2" table:formula="of:=CHAR(INDEX([XOR.$B$2:.$Q$17];[.$B5]+1;[.CF$3]+1 )*16+INDEX([XOR.$B$2:.$Q$17];[.$C5]+1;[.CF$4]+1))" office:value-type="string" office:string-value="5">
            <text:p>5</text:p>
          </table:table-cell>
          <table:table-cell table:style-name="ce2" table:formula="of:=CHAR(INDEX([XOR.$B$2:.$Q$17];[.$B5]+1;[.CG$3]+1 )*16+INDEX([XOR.$B$2:.$Q$17];[.$C5]+1;[.CG$4]+1))" office:value-type="string" office:string-value="4">
            <text:p>4</text:p>
          </table:table-cell>
          <table:table-cell table:style-name="ce2" table:formula="of:=CHAR(INDEX([XOR.$B$2:.$Q$17];[.$B5]+1;[.CH$3]+1 )*16+INDEX([XOR.$B$2:.$Q$17];[.$C5]+1;[.CH$4]+1))" office:value-type="string" office:string-value="+">
            <text:p>+</text:p>
          </table:table-cell>
          <table:table-cell table:style-name="ce2" table:formula="of:=CHAR(INDEX([XOR.$B$2:.$Q$17];[.$B5]+1;[.CI$3]+1 )*16+INDEX([XOR.$B$2:.$Q$17];[.$C5]+1;[.CI$4]+1))" office:value-type="string" office:string-value="*">
            <text:p>*</text:p>
          </table:table-cell>
          <table:table-cell table:style-name="ce2" table:formula="of:=CHAR(INDEX([XOR.$B$2:.$Q$17];[.$B5]+1;[.CJ$3]+1 )*16+INDEX([XOR.$B$2:.$Q$17];[.$C5]+1;[.CJ$4]+1))" office:value-type="string" office:string-value=")">
            <text:p>)</text:p>
          </table:table-cell>
          <table:table-cell table:style-name="ce2" table:formula="of:=CHAR(INDEX([XOR.$B$2:.$Q$17];[.$B5]+1;[.CK$3]+1 )*16+INDEX([XOR.$B$2:.$Q$17];[.$C5]+1;[.CK$4]+1))" office:value-type="string" office:string-value="(">
            <text:p>(</text:p>
          </table:table-cell>
          <table:table-cell table:style-name="ce2" table:formula="of:=CHAR(INDEX([XOR.$B$2:.$Q$17];[.$B5]+1;[.CL$3]+1 )*16+INDEX([XOR.$B$2:.$Q$17];[.$C5]+1;[.CL$4]+1))" office:value-type="string" office:string-value="/">
            <text:p>/</text:p>
          </table:table-cell>
          <table:table-cell table:style-name="ce2" table:formula="of:=CHAR(INDEX([XOR.$B$2:.$Q$17];[.$B5]+1;[.CM$3]+1 )*16+INDEX([XOR.$B$2:.$Q$17];[.$C5]+1;[.CM$4]+1))" office:value-type="string" office:string-value=".">
            <text:p>.</text:p>
          </table:table-cell>
          <table:table-cell table:style-name="ce2" table:formula="of:=CHAR(INDEX([XOR.$B$2:.$Q$17];[.$B5]+1;[.CN$3]+1 )*16+INDEX([XOR.$B$2:.$Q$17];[.$C5]+1;[.CN$4]+1))" office:value-type="string" office:string-value="-">
            <text:p>-</text:p>
          </table:table-cell>
          <table:table-cell table:style-name="ce2" table:formula="of:=CHAR(INDEX([XOR.$B$2:.$Q$17];[.$B5]+1;[.CO$3]+1 )*16+INDEX([XOR.$B$2:.$Q$17];[.$C5]+1;[.CO$4]+1))" office:value-type="string" office:string-value=",">
            <text:p>,</text:p>
          </table:table-cell>
          <table:table-cell table:style-name="ce11" table:formula="of:=CHAR(INDEX([XOR.$B$2:.$Q$17];[.$B5]+1;[.CP$3]+1 )*16+INDEX([XOR.$B$2:.$Q$17];[.$C5]+1;[.CP$4]+1))" office:value-type="string" office:string-value="#">
            <text:p>#</text:p>
          </table:table-cell>
          <table:table-cell table:style-name="ce2" table:formula="of:=CHAR(INDEX([XOR.$B$2:.$Q$17];[.$B5]+1;[.CQ$3]+1 )*16+INDEX([XOR.$B$2:.$Q$17];[.$C5]+1;[.CQ$4]+1))" office:value-type="string" office:string-value="&quot;">
            <text:p>"</text:p>
          </table:table-cell>
          <table:table-cell table:style-name="ce2" table:formula="of:=CHAR(INDEX([XOR.$B$2:.$Q$17];[.$B5]+1;[.CR$3]+1 )*16+INDEX([XOR.$B$2:.$Q$17];[.$C5]+1;[.CR$4]+1))" office:value-type="string" office:string-value="!">
            <text:p>!</text:p>
          </table:table-cell>
          <table:table-cell table:style-name="ce2" table:formula="of:=CHAR(INDEX([XOR.$B$2:.$Q$17];[.$B5]+1;[.CS$3]+1 )*16+INDEX([XOR.$B$2:.$Q$17];[.$C5]+1;[.CS$4]+1))" office:value-type="string" office:string-value=" ">
            <text:p><text:s/></text:p>
          </table:table-cell>
          <table:table-cell table:style-name="ce2" table:formula="of:=CHAR(INDEX([XOR.$B$2:.$Q$17];[.$B5]+1;[.CT$3]+1 )*16+INDEX([XOR.$B$2:.$Q$17];[.$C5]+1;[.CT$4]+1))" office:value-type="string" office:string-value="'">
            <text:p>'</text:p>
          </table:table-cell>
          <table:table-cell table:style-name="ce2" table:formula="of:=CHAR(INDEX([XOR.$B$2:.$Q$17];[.$B5]+1;[.CU$3]+1 )*16+INDEX([XOR.$B$2:.$Q$17];[.$C5]+1;[.CU$4]+1))" office:value-type="string" office:string-value="&amp;">
            <text:p>&amp;</text:p>
          </table:table-cell>
          <table:table-cell table:style-name="ce2" table:formula="of:=CHAR(INDEX([XOR.$B$2:.$Q$17];[.$B5]+1;[.CV$3]+1 )*16+INDEX([XOR.$B$2:.$Q$17];[.$C5]+1;[.CV$4]+1))" office:value-type="string" office:string-value="%">
            <text:p>%</text:p>
          </table:table-cell>
          <table:table-cell table:style-name="ce2" table:formula="of:=CHAR(INDEX([XOR.$B$2:.$Q$17];[.$B5]+1;[.CW$3]+1 )*16+INDEX([XOR.$B$2:.$Q$17];[.$C5]+1;[.CW$4]+1))" office:value-type="string" office:string-value="$">
            <text:p>$</text:p>
          </table:table-cell>
          <table:table-cell table:style-name="ce2" table:formula="of:=CHAR(INDEX([XOR.$B$2:.$Q$17];[.$B5]+1;[.CX$3]+1 )*16+INDEX([XOR.$B$2:.$Q$17];[.$C5]+1;[.CX$4]+1))" office:value-type="string" office:string-value="">
            <text:p/>
          </table:table-cell>
          <table:table-cell table:style-name="ce2" table:formula="of:=CHAR(INDEX([XOR.$B$2:.$Q$17];[.$B5]+1;[.CY$3]+1 )*16+INDEX([XOR.$B$2:.$Q$17];[.$C5]+1;[.CY$4]+1))" office:value-type="string" office:string-value="">
            <text:p/>
          </table:table-cell>
          <table:table-cell table:style-name="ce2" table:formula="of:=CHAR(INDEX([XOR.$B$2:.$Q$17];[.$B5]+1;[.CZ$3]+1 )*16+INDEX([XOR.$B$2:.$Q$17];[.$C5]+1;[.CZ$4]+1))" office:value-type="string" office:string-value="">
            <text:p/>
          </table:table-cell>
          <table:table-cell table:style-name="ce2" table:formula="of:=CHAR(INDEX([XOR.$B$2:.$Q$17];[.$B5]+1;[.DA$3]+1 )*16+INDEX([XOR.$B$2:.$Q$17];[.$C5]+1;[.DA$4]+1))" office:value-type="string" office:string-value="">
            <text:p/>
          </table:table-cell>
          <table:table-cell table:style-name="ce2" table:formula="of:=CHAR(INDEX([XOR.$B$2:.$Q$17];[.$B5]+1;[.DB$3]+1 )*16+INDEX([XOR.$B$2:.$Q$17];[.$C5]+1;[.DB$4]+1))" office:value-type="string" office:string-value="">
            <text:p/>
          </table:table-cell>
          <table:table-cell table:style-name="ce2" table:formula="of:=CHAR(INDEX([XOR.$B$2:.$Q$17];[.$B5]+1;[.DC$3]+1 )*16+INDEX([XOR.$B$2:.$Q$17];[.$C5]+1;[.DC$4]+1))" office:value-type="string" office:string-value="">
            <text:p/>
          </table:table-cell>
          <table:table-cell table:style-name="ce2" table:formula="of:=CHAR(INDEX([XOR.$B$2:.$Q$17];[.$B5]+1;[.DD$3]+1 )*16+INDEX([XOR.$B$2:.$Q$17];[.$C5]+1;[.DD$4]+1))" office:value-type="string" office:string-value="">
            <text:p/>
          </table:table-cell>
          <table:table-cell table:style-name="ce2" table:formula="of:=CHAR(INDEX([XOR.$B$2:.$Q$17];[.$B5]+1;[.DE$3]+1 )*16+INDEX([XOR.$B$2:.$Q$17];[.$C5]+1;[.DE$4]+1))" office:value-type="string" office:string-value="">
            <text:p/>
          </table:table-cell>
          <table:table-cell table:style-name="ce2" table:formula="of:=CHAR(INDEX([XOR.$B$2:.$Q$17];[.$B5]+1;[.DF$3]+1 )*16+INDEX([XOR.$B$2:.$Q$17];[.$C5]+1;[.DF$4]+1))" office:value-type="string" office:string-value="">
            <text:p/>
          </table:table-cell>
          <table:table-cell table:style-name="ce2" table:formula="of:=CHAR(INDEX([XOR.$B$2:.$Q$17];[.$B5]+1;[.DG$3]+1 )*16+INDEX([XOR.$B$2:.$Q$17];[.$C5]+1;[.DG$4]+1))" office:value-type="string" office:string-value="">
            <text:p/>
          </table:table-cell>
          <table:table-cell table:style-name="ce2" table:formula="of:=CHAR(INDEX([XOR.$B$2:.$Q$17];[.$B5]+1;[.DH$3]+1 )*16+INDEX([XOR.$B$2:.$Q$17];[.$C5]+1;[.DH$4]+1))" office:value-type="string" office:string-value="">
            <text:p/>
          </table:table-cell>
          <table:table-cell table:style-name="ce2" table:formula="of:=CHAR(INDEX([XOR.$B$2:.$Q$17];[.$B5]+1;[.DI$3]+1 )*16+INDEX([XOR.$B$2:.$Q$17];[.$C5]+1;[.DI$4]+1))" office:value-type="string" office:string-value="">
            <text:p/>
          </table:table-cell>
          <table:table-cell table:style-name="ce2" table:formula="of:=CHAR(INDEX([XOR.$B$2:.$Q$17];[.$B5]+1;[.DJ$3]+1 )*16+INDEX([XOR.$B$2:.$Q$17];[.$C5]+1;[.DJ$4]+1))" office:value-type="string" office:string-value="">
            <text:p/>
          </table:table-cell>
          <table:table-cell table:style-name="ce2" table:formula="of:=CHAR(INDEX([XOR.$B$2:.$Q$17];[.$B5]+1;[.DK$3]+1 )*16+INDEX([XOR.$B$2:.$Q$17];[.$C5]+1;[.DK$4]+1))" office:value-type="string" office:string-value="">
            <text:p/>
          </table:table-cell>
          <table:table-cell table:style-name="ce2" table:formula="of:=CHAR(INDEX([XOR.$B$2:.$Q$17];[.$B5]+1;[.DL$3]+1 )*16+INDEX([XOR.$B$2:.$Q$17];[.$C5]+1;[.DL$4]+1))" office:value-type="string" office:string-value="">
            <text:p/>
          </table:table-cell>
          <table:table-cell table:style-name="ce2" table:formula="of:=CHAR(INDEX([XOR.$B$2:.$Q$17];[.$B5]+1;[.DM$3]+1 )*16+INDEX([XOR.$B$2:.$Q$17];[.$C5]+1;[.DM$4]+1))" office:value-type="string" office:string-value="">
            <text:p/>
          </table:table-cell>
          <table:table-cell table:style-name="ce2" table:formula="of:=CHAR(INDEX([XOR.$B$2:.$Q$17];[.$B5]+1;[.DN$3]+1 )*16+INDEX([XOR.$B$2:.$Q$17];[.$C5]+1;[.DN$4]+1))" office:value-type="string" office:string-value="">
            <text:p/>
          </table:table-cell>
          <table:table-cell table:style-name="ce2" table:formula="of:=CHAR(INDEX([XOR.$B$2:.$Q$17];[.$B5]+1;[.DO$3]+1 )*16+INDEX([XOR.$B$2:.$Q$17];[.$C5]+1;[.DO$4]+1))" office:value-type="string" office:string-value="&#10;">
            <text:p><text:line-break/></text:p>
          </table:table-cell>
          <table:table-cell table:style-name="ce2" table:formula="of:=CHAR(INDEX([XOR.$B$2:.$Q$17];[.$B5]+1;[.DP$3]+1 )*16+INDEX([XOR.$B$2:.$Q$17];[.$C5]+1;[.DP$4]+1))" office:value-type="string" office:string-value="&#9;">
            <text:p><text:tab/></text:p>
          </table:table-cell>
          <table:table-cell table:style-name="ce2" table:formula="of:=CHAR(INDEX([XOR.$B$2:.$Q$17];[.$B5]+1;[.DQ$3]+1 )*16+INDEX([XOR.$B$2:.$Q$17];[.$C5]+1;[.DQ$4]+1))" office:value-type="string" office:string-value="">
            <text:p/>
          </table:table-cell>
          <table:table-cell table:style-name="ce2" table:formula="of:=CHAR(INDEX([XOR.$B$2:.$Q$17];[.$B5]+1;[.DR$3]+1 )*16+INDEX([XOR.$B$2:.$Q$17];[.$C5]+1;[.DR$4]+1))" office:value-type="string" office:string-value="">
            <text:p/>
          </table:table-cell>
          <table:table-cell table:style-name="ce2" table:formula="of:=CHAR(INDEX([XOR.$B$2:.$Q$17];[.$B5]+1;[.DS$3]+1 )*16+INDEX([XOR.$B$2:.$Q$17];[.$C5]+1;[.DS$4]+1))" office:value-type="string" office:string-value="">
            <text:p/>
          </table:table-cell>
          <table:table-cell table:style-name="ce2" table:formula="of:=CHAR(INDEX([XOR.$B$2:.$Q$17];[.$B5]+1;[.DT$3]+1 )*16+INDEX([XOR.$B$2:.$Q$17];[.$C5]+1;[.DT$4]+1))" office:value-type="string" office:string-value="&#13;">
            <text:p></text:p>
          </table:table-cell>
          <table:table-cell table:style-name="ce2" table:formula="of:=CHAR(INDEX([XOR.$B$2:.$Q$17];[.$B5]+1;[.DU$3]+1 )*16+INDEX([XOR.$B$2:.$Q$17];[.$C5]+1;[.DU$4]+1))" office:value-type="string" office:string-value="">
            <text:p/>
          </table:table-cell>
          <table:table-cell table:style-name="ce2" table:formula="of:=CHAR(INDEX([XOR.$B$2:.$Q$17];[.$B5]+1;[.DV$3]+1 )*16+INDEX([XOR.$B$2:.$Q$17];[.$C5]+1;[.DV$4]+1))" office:value-type="string" office:string-value="">
            <text:p/>
          </table:table-cell>
          <table:table-cell table:style-name="ce2" table:formula="of:=CHAR(INDEX([XOR.$B$2:.$Q$17];[.$B5]+1;[.DW$3]+1 )*16+INDEX([XOR.$B$2:.$Q$17];[.$C5]+1;[.DW$4]+1))" office:value-type="string" office:string-value="">
            <text:p/>
          </table:table-cell>
          <table:table-cell table:style-name="ce2" table:formula="of:=CHAR(INDEX([XOR.$B$2:.$Q$17];[.$B5]+1;[.DX$3]+1 )*16+INDEX([XOR.$B$2:.$Q$17];[.$C5]+1;[.DX$4]+1))" office:value-type="string" office:string-value="">
            <text:p/>
          </table:table-cell>
          <table:table-cell table:style-name="ce2" table:formula="of:=CHAR(INDEX([XOR.$B$2:.$Q$17];[.$B5]+1;[.DY$3]+1 )*16+INDEX([XOR.$B$2:.$Q$17];[.$C5]+1;[.DY$4]+1))" office:value-type="string" office:string-value="">
            <text:p/>
          </table:table-cell>
          <table:table-cell table:style-name="ce2" table:formula="of:=CHAR(INDEX([XOR.$B$2:.$Q$17];[.$B5]+1;[.DZ$3]+1 )*16+INDEX([XOR.$B$2:.$Q$17];[.$C5]+1;[.DZ$4]+1))" office:value-type="string" office:string-value="">
            <text:p/>
          </table:table-cell>
          <table:table-cell table:style-name="ce2" table:formula="of:=CHAR(INDEX([XOR.$B$2:.$Q$17];[.$B5]+1;[.EA$3]+1 )*16+INDEX([XOR.$B$2:.$Q$17];[.$C5]+1;[.EA$4]+1))" office:value-type="string" office:string-value="">
            <text:p/>
          </table:table-cell>
          <table:table-cell table:style-name="ce2" table:formula="of:=CHAR(INDEX([XOR.$B$2:.$Q$17];[.$B5]+1;[.EB$3]+1 )*16+INDEX([XOR.$B$2:.$Q$17];[.$C5]+1;[.EB$4]+1))" office:value-type="string" office:string-value="">
            <text:p/>
          </table:table-cell>
          <table:table-cell table:style-name="ce2" table:formula="of:=CHAR(INDEX([XOR.$B$2:.$Q$17];[.$B5]+1;[.EC$3]+1 )*16+INDEX([XOR.$B$2:.$Q$17];[.$C5]+1;[.EC$4]+1))" office:value-type="string" office:string-value="">
            <text:p/>
          </table:table-cell>
        </table:table-row>
        <table:table-row table:style-name="ro4">
          <table:table-cell table:formula="of:=[.A5]+2" office:value-type="float" office:value="3">
            <text:p>3</text:p>
          </table:table-cell>
          <table:table-cell table:style-name="ce3" table:formula="of:=VLOOKUP(RIGHT(LEFT([.$B$1];[.A6]);1);[Sheet1.$A$2:.$C$17];3;0)" office:value-type="float" office:value="5">
            <text:p>5</text:p>
          </table:table-cell>
          <table:table-cell table:formula="of:=VLOOKUP(RIGHT(LEFT([.$B$1];[.A6]+1);1);[Sheet1.$A$2:.$C$17];3;0)" office:value-type="float" office:value="10">
            <text:p>10</text:p>
          </table:table-cell>
          <table:table-cell table:formula="of:=[.C6]+[.B6]*16" office:value-type="float" office:value="90">
            <text:p>90</text:p>
          </table:table-cell>
          <table:table-cell table:formula="of:=CHAR([.D6])" office:value-type="string" office:string-value="Z">
            <text:p>Z</text:p>
          </table:table-cell>
          <table:table-cell table:style-name="ce3" table:formula="of:=CHAR(INDEX([XOR.$B$2:.$Q$17];[.$B6]+1;[.F$3]+1 )*16+INDEX([XOR.$B$2:.$Q$17];[.$C6]+1;[.F$4]+1))" office:value-type="string" office:string-value="Z">
            <text:p>Z</text:p>
          </table:table-cell>
          <table:table-cell table:style-name="ce3" table:formula="of:=CHAR(INDEX([XOR.$B$2:.$Q$17];[.$B6]+1;[.G$3]+1 )*16+INDEX([XOR.$B$2:.$Q$17];[.$C6]+1;[.G$4]+1))" office:value-type="string" office:string-value="[">
            <text:p>[</text:p>
          </table:table-cell>
          <table:table-cell table:style-name="ce3" table:formula="of:=CHAR(INDEX([XOR.$B$2:.$Q$17];[.$B6]+1;[.H$3]+1 )*16+INDEX([XOR.$B$2:.$Q$17];[.$C6]+1;[.H$4]+1))" office:value-type="string" office:string-value="X">
            <text:p>X</text:p>
          </table:table-cell>
          <table:table-cell table:style-name="ce3" table:formula="of:=CHAR(INDEX([XOR.$B$2:.$Q$17];[.$B6]+1;[.I$3]+1 )*16+INDEX([XOR.$B$2:.$Q$17];[.$C6]+1;[.I$4]+1))" office:value-type="string" office:string-value="Y">
            <text:p>Y</text:p>
          </table:table-cell>
          <table:table-cell table:style-name="ce3" table:formula="of:=CHAR(INDEX([XOR.$B$2:.$Q$17];[.$B6]+1;[.J$3]+1 )*16+INDEX([XOR.$B$2:.$Q$17];[.$C6]+1;[.J$4]+1))" office:value-type="string" office:string-value="^">
            <text:p>^</text:p>
          </table:table-cell>
          <table:table-cell table:style-name="ce3" table:formula="of:=CHAR(INDEX([XOR.$B$2:.$Q$17];[.$B6]+1;[.K$3]+1 )*16+INDEX([XOR.$B$2:.$Q$17];[.$C6]+1;[.K$4]+1))" office:value-type="string" office:string-value="_">
            <text:p>_</text:p>
          </table:table-cell>
          <table:table-cell table:style-name="ce3" table:formula="of:=CHAR(INDEX([XOR.$B$2:.$Q$17];[.$B6]+1;[.L$3]+1 )*16+INDEX([XOR.$B$2:.$Q$17];[.$C6]+1;[.L$4]+1))" office:value-type="string" office:string-value="\">
            <text:p>\</text:p>
          </table:table-cell>
          <table:table-cell table:style-name="ce3" table:formula="of:=CHAR(INDEX([XOR.$B$2:.$Q$17];[.$B6]+1;[.M$3]+1 )*16+INDEX([XOR.$B$2:.$Q$17];[.$C6]+1;[.M$4]+1))" office:value-type="string" office:string-value="]">
            <text:p>]</text:p>
          </table:table-cell>
          <table:table-cell table:style-name="ce3" table:formula="of:=CHAR(INDEX([XOR.$B$2:.$Q$17];[.$B6]+1;[.N$3]+1 )*16+INDEX([XOR.$B$2:.$Q$17];[.$C6]+1;[.N$4]+1))" office:value-type="string" office:string-value="R">
            <text:p>R</text:p>
          </table:table-cell>
          <table:table-cell table:style-name="ce3" table:formula="of:=CHAR(INDEX([XOR.$B$2:.$Q$17];[.$B6]+1;[.O$3]+1 )*16+INDEX([XOR.$B$2:.$Q$17];[.$C6]+1;[.O$4]+1))" office:value-type="string" office:string-value="S">
            <text:p>S</text:p>
          </table:table-cell>
          <table:table-cell table:style-name="ce3" table:formula="of:=CHAR(INDEX([XOR.$B$2:.$Q$17];[.$B6]+1;[.P$3]+1 )*16+INDEX([XOR.$B$2:.$Q$17];[.$C6]+1;[.P$4]+1))" office:value-type="string" office:string-value="P">
            <text:p>P</text:p>
          </table:table-cell>
          <table:table-cell table:style-name="ce3" table:formula="of:=CHAR(INDEX([XOR.$B$2:.$Q$17];[.$B6]+1;[.Q$3]+1 )*16+INDEX([XOR.$B$2:.$Q$17];[.$C6]+1;[.Q$4]+1))" office:value-type="string" office:string-value="Q">
            <text:p>Q</text:p>
          </table:table-cell>
          <table:table-cell table:style-name="ce3" table:formula="of:=CHAR(INDEX([XOR.$B$2:.$Q$17];[.$B6]+1;[.R$3]+1 )*16+INDEX([XOR.$B$2:.$Q$17];[.$C6]+1;[.R$4]+1))" office:value-type="string" office:string-value="V">
            <text:p>V</text:p>
          </table:table-cell>
          <table:table-cell table:style-name="ce3" table:formula="of:=CHAR(INDEX([XOR.$B$2:.$Q$17];[.$B6]+1;[.S$3]+1 )*16+INDEX([XOR.$B$2:.$Q$17];[.$C6]+1;[.S$4]+1))" office:value-type="string" office:string-value="W">
            <text:p>W</text:p>
          </table:table-cell>
          <table:table-cell table:style-name="ce3" table:formula="of:=CHAR(INDEX([XOR.$B$2:.$Q$17];[.$B6]+1;[.T$3]+1 )*16+INDEX([XOR.$B$2:.$Q$17];[.$C6]+1;[.T$4]+1))" office:value-type="string" office:string-value="T">
            <text:p>T</text:p>
          </table:table-cell>
          <table:table-cell table:style-name="ce3" table:formula="of:=CHAR(INDEX([XOR.$B$2:.$Q$17];[.$B6]+1;[.U$3]+1 )*16+INDEX([XOR.$B$2:.$Q$17];[.$C6]+1;[.U$4]+1))" office:value-type="string" office:string-value="U">
            <text:p>U</text:p>
          </table:table-cell>
          <table:table-cell table:style-name="ce3" table:formula="of:=CHAR(INDEX([XOR.$B$2:.$Q$17];[.$B6]+1;[.V$3]+1 )*16+INDEX([XOR.$B$2:.$Q$17];[.$C6]+1;[.V$4]+1))" office:value-type="string" office:string-value="J">
            <text:p>J</text:p>
          </table:table-cell>
          <table:table-cell table:style-name="ce3" table:formula="of:=CHAR(INDEX([XOR.$B$2:.$Q$17];[.$B6]+1;[.W$3]+1 )*16+INDEX([XOR.$B$2:.$Q$17];[.$C6]+1;[.W$4]+1))" office:value-type="string" office:string-value="K">
            <text:p>K</text:p>
          </table:table-cell>
          <table:table-cell table:style-name="ce3" table:formula="of:=CHAR(INDEX([XOR.$B$2:.$Q$17];[.$B6]+1;[.X$3]+1 )*16+INDEX([XOR.$B$2:.$Q$17];[.$C6]+1;[.X$4]+1))" office:value-type="string" office:string-value="H">
            <text:p>H</text:p>
          </table:table-cell>
          <table:table-cell table:style-name="ce3" table:formula="of:=CHAR(INDEX([XOR.$B$2:.$Q$17];[.$B6]+1;[.Y$3]+1 )*16+INDEX([XOR.$B$2:.$Q$17];[.$C6]+1;[.Y$4]+1))" office:value-type="string" office:string-value="I">
            <text:p>I</text:p>
          </table:table-cell>
          <table:table-cell table:style-name="ce3" table:formula="of:=CHAR(INDEX([XOR.$B$2:.$Q$17];[.$B6]+1;[.Z$3]+1 )*16+INDEX([XOR.$B$2:.$Q$17];[.$C6]+1;[.Z$4]+1))" office:value-type="string" office:string-value="N">
            <text:p>N</text:p>
          </table:table-cell>
          <table:table-cell table:style-name="ce8" table:formula="of:=CHAR(INDEX([XOR.$B$2:.$Q$17];[.$B6]+1;[.AA$3]+1 )*16+INDEX([XOR.$B$2:.$Q$17];[.$C6]+1;[.AA$4]+1))" office:value-type="string" office:string-value="O">
            <text:p>O</text:p>
          </table:table-cell>
          <table:table-cell table:style-name="ce3" table:formula="of:=CHAR(INDEX([XOR.$B$2:.$Q$17];[.$B6]+1;[.AB$3]+1 )*16+INDEX([XOR.$B$2:.$Q$17];[.$C6]+1;[.AB$4]+1))" office:value-type="string" office:string-value="L">
            <text:p>L</text:p>
          </table:table-cell>
          <table:table-cell table:style-name="ce3" table:formula="of:=CHAR(INDEX([XOR.$B$2:.$Q$17];[.$B6]+1;[.AC$3]+1 )*16+INDEX([XOR.$B$2:.$Q$17];[.$C6]+1;[.AC$4]+1))" office:value-type="string" office:string-value="M">
            <text:p>M</text:p>
          </table:table-cell>
          <table:table-cell table:style-name="ce3" table:formula="of:=CHAR(INDEX([XOR.$B$2:.$Q$17];[.$B6]+1;[.AD$3]+1 )*16+INDEX([XOR.$B$2:.$Q$17];[.$C6]+1;[.AD$4]+1))" office:value-type="string" office:string-value="B">
            <text:p>B</text:p>
          </table:table-cell>
          <table:table-cell table:style-name="ce3" table:formula="of:=CHAR(INDEX([XOR.$B$2:.$Q$17];[.$B6]+1;[.AE$3]+1 )*16+INDEX([XOR.$B$2:.$Q$17];[.$C6]+1;[.AE$4]+1))" office:value-type="string" office:string-value="C">
            <text:p>C</text:p>
          </table:table-cell>
          <table:table-cell table:style-name="ce3" table:formula="of:=CHAR(INDEX([XOR.$B$2:.$Q$17];[.$B6]+1;[.AF$3]+1 )*16+INDEX([XOR.$B$2:.$Q$17];[.$C6]+1;[.AF$4]+1))" office:value-type="string" office:string-value="@">
            <text:p>@</text:p>
          </table:table-cell>
          <table:table-cell table:style-name="ce3" table:formula="of:=CHAR(INDEX([XOR.$B$2:.$Q$17];[.$B6]+1;[.AG$3]+1 )*16+INDEX([XOR.$B$2:.$Q$17];[.$C6]+1;[.AG$4]+1))" office:value-type="string" office:string-value="A">
            <text:p>A</text:p>
          </table:table-cell>
          <table:table-cell table:style-name="ce3" table:formula="of:=CHAR(INDEX([XOR.$B$2:.$Q$17];[.$B6]+1;[.AH$3]+1 )*16+INDEX([XOR.$B$2:.$Q$17];[.$C6]+1;[.AH$4]+1))" office:value-type="string" office:string-value="F">
            <text:p>F</text:p>
          </table:table-cell>
          <table:table-cell table:style-name="ce3" table:formula="of:=CHAR(INDEX([XOR.$B$2:.$Q$17];[.$B6]+1;[.AI$3]+1 )*16+INDEX([XOR.$B$2:.$Q$17];[.$C6]+1;[.AI$4]+1))" office:value-type="string" office:string-value="G">
            <text:p>G</text:p>
          </table:table-cell>
          <table:table-cell table:style-name="ce3" table:formula="of:=CHAR(INDEX([XOR.$B$2:.$Q$17];[.$B6]+1;[.AJ$3]+1 )*16+INDEX([XOR.$B$2:.$Q$17];[.$C6]+1;[.AJ$4]+1))" office:value-type="string" office:string-value="D">
            <text:p>D</text:p>
          </table:table-cell>
          <table:table-cell table:style-name="ce3" table:formula="of:=CHAR(INDEX([XOR.$B$2:.$Q$17];[.$B6]+1;[.AK$3]+1 )*16+INDEX([XOR.$B$2:.$Q$17];[.$C6]+1;[.AK$4]+1))" office:value-type="string" office:string-value="E">
            <text:p>E</text:p>
          </table:table-cell>
          <table:table-cell table:style-name="ce3" table:formula="of:=CHAR(INDEX([XOR.$B$2:.$Q$17];[.$B6]+1;[.AL$3]+1 )*16+INDEX([XOR.$B$2:.$Q$17];[.$C6]+1;[.AL$4]+1))" office:value-type="string" office:string-value="z">
            <text:p>z</text:p>
          </table:table-cell>
          <table:table-cell table:style-name="ce3" table:formula="of:=CHAR(INDEX([XOR.$B$2:.$Q$17];[.$B6]+1;[.AM$3]+1 )*16+INDEX([XOR.$B$2:.$Q$17];[.$C6]+1;[.AM$4]+1))" office:value-type="string" office:string-value="{">
            <text:p>{</text:p>
          </table:table-cell>
          <table:table-cell table:style-name="ce3" table:formula="of:=CHAR(INDEX([XOR.$B$2:.$Q$17];[.$B6]+1;[.AN$3]+1 )*16+INDEX([XOR.$B$2:.$Q$17];[.$C6]+1;[.AN$4]+1))" office:value-type="string" office:string-value="x">
            <text:p>x</text:p>
          </table:table-cell>
          <table:table-cell table:style-name="ce3" table:formula="of:=CHAR(INDEX([XOR.$B$2:.$Q$17];[.$B6]+1;[.AO$3]+1 )*16+INDEX([XOR.$B$2:.$Q$17];[.$C6]+1;[.AO$4]+1))" office:value-type="string" office:string-value="y">
            <text:p>y</text:p>
          </table:table-cell>
          <table:table-cell table:style-name="ce3" table:formula="of:=CHAR(INDEX([XOR.$B$2:.$Q$17];[.$B6]+1;[.AP$3]+1 )*16+INDEX([XOR.$B$2:.$Q$17];[.$C6]+1;[.AP$4]+1))" office:value-type="string" office:string-value="~">
            <text:p>~</text:p>
          </table:table-cell>
          <table:table-cell table:style-name="ce3" table:formula="of:=CHAR(INDEX([XOR.$B$2:.$Q$17];[.$B6]+1;[.AQ$3]+1 )*16+INDEX([XOR.$B$2:.$Q$17];[.$C6]+1;[.AQ$4]+1))" office:value-type="string" office:string-value="">
            <text:p></text:p>
          </table:table-cell>
          <table:table-cell table:style-name="ce3" table:formula="of:=CHAR(INDEX([XOR.$B$2:.$Q$17];[.$B6]+1;[.AR$3]+1 )*16+INDEX([XOR.$B$2:.$Q$17];[.$C6]+1;[.AR$4]+1))" office:value-type="string" office:string-value="|">
            <text:p>|</text:p>
          </table:table-cell>
          <table:table-cell table:style-name="ce3" table:formula="of:=CHAR(INDEX([XOR.$B$2:.$Q$17];[.$B6]+1;[.AS$3]+1 )*16+INDEX([XOR.$B$2:.$Q$17];[.$C6]+1;[.AS$4]+1))" office:value-type="string" office:string-value="}">
            <text:p>}</text:p>
          </table:table-cell>
          <table:table-cell table:style-name="ce3" table:formula="of:=CHAR(INDEX([XOR.$B$2:.$Q$17];[.$B6]+1;[.AT$3]+1 )*16+INDEX([XOR.$B$2:.$Q$17];[.$C6]+1;[.AT$4]+1))" office:value-type="string" office:string-value="r">
            <text:p>r</text:p>
          </table:table-cell>
          <table:table-cell table:style-name="ce3" table:formula="of:=CHAR(INDEX([XOR.$B$2:.$Q$17];[.$B6]+1;[.AU$3]+1 )*16+INDEX([XOR.$B$2:.$Q$17];[.$C6]+1;[.AU$4]+1))" office:value-type="string" office:string-value="s">
            <text:p>s</text:p>
          </table:table-cell>
          <table:table-cell table:style-name="ce3" table:formula="of:=CHAR(INDEX([XOR.$B$2:.$Q$17];[.$B6]+1;[.AV$3]+1 )*16+INDEX([XOR.$B$2:.$Q$17];[.$C6]+1;[.AV$4]+1))" office:value-type="string" office:string-value="p">
            <text:p>p</text:p>
          </table:table-cell>
          <table:table-cell table:style-name="ce3" table:formula="of:=CHAR(INDEX([XOR.$B$2:.$Q$17];[.$B6]+1;[.AW$3]+1 )*16+INDEX([XOR.$B$2:.$Q$17];[.$C6]+1;[.AW$4]+1))" office:value-type="string" office:string-value="q">
            <text:p>q</text:p>
          </table:table-cell>
          <table:table-cell table:style-name="ce3" table:formula="of:=CHAR(INDEX([XOR.$B$2:.$Q$17];[.$B6]+1;[.AX$3]+1 )*16+INDEX([XOR.$B$2:.$Q$17];[.$C6]+1;[.AX$4]+1))" office:value-type="string" office:string-value="v">
            <text:p>v</text:p>
          </table:table-cell>
          <table:table-cell table:style-name="ce3" table:formula="of:=CHAR(INDEX([XOR.$B$2:.$Q$17];[.$B6]+1;[.AY$3]+1 )*16+INDEX([XOR.$B$2:.$Q$17];[.$C6]+1;[.AY$4]+1))" office:value-type="string" office:string-value="w">
            <text:p>w</text:p>
          </table:table-cell>
          <table:table-cell table:style-name="ce3" table:formula="of:=CHAR(INDEX([XOR.$B$2:.$Q$17];[.$B6]+1;[.AZ$3]+1 )*16+INDEX([XOR.$B$2:.$Q$17];[.$C6]+1;[.AZ$4]+1))" office:value-type="string" office:string-value="t">
            <text:p>t</text:p>
          </table:table-cell>
          <table:table-cell table:style-name="ce3" table:formula="of:=CHAR(INDEX([XOR.$B$2:.$Q$17];[.$B6]+1;[.BA$3]+1 )*16+INDEX([XOR.$B$2:.$Q$17];[.$C6]+1;[.BA$4]+1))" office:value-type="string" office:string-value="u">
            <text:p>u</text:p>
          </table:table-cell>
          <table:table-cell table:style-name="ce3" table:formula="of:=CHAR(INDEX([XOR.$B$2:.$Q$17];[.$B6]+1;[.BB$3]+1 )*16+INDEX([XOR.$B$2:.$Q$17];[.$C6]+1;[.BB$4]+1))" office:value-type="string" office:string-value="j">
            <text:p>j</text:p>
          </table:table-cell>
          <table:table-cell table:style-name="ce3" table:formula="of:=CHAR(INDEX([XOR.$B$2:.$Q$17];[.$B6]+1;[.BC$3]+1 )*16+INDEX([XOR.$B$2:.$Q$17];[.$C6]+1;[.BC$4]+1))" office:value-type="string" office:string-value="k">
            <text:p>k</text:p>
          </table:table-cell>
          <table:table-cell table:style-name="ce3" table:formula="of:=CHAR(INDEX([XOR.$B$2:.$Q$17];[.$B6]+1;[.BD$3]+1 )*16+INDEX([XOR.$B$2:.$Q$17];[.$C6]+1;[.BD$4]+1))" office:value-type="string" office:string-value="h">
            <text:p>h</text:p>
          </table:table-cell>
          <table:table-cell table:style-name="ce3" table:formula="of:=CHAR(INDEX([XOR.$B$2:.$Q$17];[.$B6]+1;[.BE$3]+1 )*16+INDEX([XOR.$B$2:.$Q$17];[.$C6]+1;[.BE$4]+1))" office:value-type="string" office:string-value="i">
            <text:p>i</text:p>
          </table:table-cell>
          <table:table-cell table:style-name="ce3" table:formula="of:=CHAR(INDEX([XOR.$B$2:.$Q$17];[.$B6]+1;[.BF$3]+1 )*16+INDEX([XOR.$B$2:.$Q$17];[.$C6]+1;[.BF$4]+1))" office:value-type="string" office:string-value="n">
            <text:p>n</text:p>
          </table:table-cell>
          <table:table-cell table:style-name="ce8" table:formula="of:=CHAR(INDEX([XOR.$B$2:.$Q$17];[.$B6]+1;[.BG$3]+1 )*16+INDEX([XOR.$B$2:.$Q$17];[.$C6]+1;[.BG$4]+1))" office:value-type="string" office:string-value="o">
            <text:p>o</text:p>
          </table:table-cell>
          <table:table-cell table:style-name="ce3" table:formula="of:=CHAR(INDEX([XOR.$B$2:.$Q$17];[.$B6]+1;[.BH$3]+1 )*16+INDEX([XOR.$B$2:.$Q$17];[.$C6]+1;[.BH$4]+1))" office:value-type="string" office:string-value="l">
            <text:p>l</text:p>
          </table:table-cell>
          <table:table-cell table:style-name="ce3" table:formula="of:=CHAR(INDEX([XOR.$B$2:.$Q$17];[.$B6]+1;[.BI$3]+1 )*16+INDEX([XOR.$B$2:.$Q$17];[.$C6]+1;[.BI$4]+1))" office:value-type="string" office:string-value="m">
            <text:p>m</text:p>
          </table:table-cell>
          <table:table-cell table:style-name="ce3" table:formula="of:=CHAR(INDEX([XOR.$B$2:.$Q$17];[.$B6]+1;[.BJ$3]+1 )*16+INDEX([XOR.$B$2:.$Q$17];[.$C6]+1;[.BJ$4]+1))" office:value-type="string" office:string-value="b">
            <text:p>b</text:p>
          </table:table-cell>
          <table:table-cell table:style-name="ce3" table:formula="of:=CHAR(INDEX([XOR.$B$2:.$Q$17];[.$B6]+1;[.BK$3]+1 )*16+INDEX([XOR.$B$2:.$Q$17];[.$C6]+1;[.BK$4]+1))" office:value-type="string" office:string-value="c">
            <text:p>c</text:p>
          </table:table-cell>
          <table:table-cell table:style-name="ce3" table:formula="of:=CHAR(INDEX([XOR.$B$2:.$Q$17];[.$B6]+1;[.BL$3]+1 )*16+INDEX([XOR.$B$2:.$Q$17];[.$C6]+1;[.BL$4]+1))" office:value-type="string" office:string-value="`">
            <text:p>`</text:p>
          </table:table-cell>
          <table:table-cell table:style-name="ce3" table:formula="of:=CHAR(INDEX([XOR.$B$2:.$Q$17];[.$B6]+1;[.BM$3]+1 )*16+INDEX([XOR.$B$2:.$Q$17];[.$C6]+1;[.BM$4]+1))" office:value-type="string" office:string-value="a">
            <text:p>a</text:p>
          </table:table-cell>
          <table:table-cell table:style-name="ce3" table:formula="of:=CHAR(INDEX([XOR.$B$2:.$Q$17];[.$B6]+1;[.BN$3]+1 )*16+INDEX([XOR.$B$2:.$Q$17];[.$C6]+1;[.BN$4]+1))" office:value-type="string" office:string-value="f">
            <text:p>f</text:p>
          </table:table-cell>
          <table:table-cell table:style-name="ce3" table:formula="of:=CHAR(INDEX([XOR.$B$2:.$Q$17];[.$B6]+1;[.BO$3]+1 )*16+INDEX([XOR.$B$2:.$Q$17];[.$C6]+1;[.BO$4]+1))" office:value-type="string" office:string-value="g">
            <text:p>g</text:p>
          </table:table-cell>
          <table:table-cell table:style-name="ce3" table:formula="of:=CHAR(INDEX([XOR.$B$2:.$Q$17];[.$B6]+1;[.BP$3]+1 )*16+INDEX([XOR.$B$2:.$Q$17];[.$C6]+1;[.BP$4]+1))" office:value-type="string" office:string-value="d">
            <text:p>d</text:p>
          </table:table-cell>
          <table:table-cell table:style-name="ce3" table:formula="of:=CHAR(INDEX([XOR.$B$2:.$Q$17];[.$B6]+1;[.BQ$3]+1 )*16+INDEX([XOR.$B$2:.$Q$17];[.$C6]+1;[.BQ$4]+1))" office:value-type="string" office:string-value="e">
            <text:p>e</text:p>
          </table:table-cell>
          <table:table-cell table:style-name="ce3" table:formula="of:=CHAR(INDEX([XOR.$B$2:.$Q$17];[.$B6]+1;[.BR$3]+1 )*16+INDEX([XOR.$B$2:.$Q$17];[.$C6]+1;[.BR$4]+1))" office:value-type="string" office:string-value="">
            <text:p/>
          </table:table-cell>
          <table:table-cell table:style-name="ce3" table:formula="of:=CHAR(INDEX([XOR.$B$2:.$Q$17];[.$B6]+1;[.BS$3]+1 )*16+INDEX([XOR.$B$2:.$Q$17];[.$C6]+1;[.BS$4]+1))" office:value-type="string" office:string-value="">
            <text:p/>
          </table:table-cell>
          <table:table-cell table:style-name="ce3" table:formula="of:=CHAR(INDEX([XOR.$B$2:.$Q$17];[.$B6]+1;[.BT$3]+1 )*16+INDEX([XOR.$B$2:.$Q$17];[.$C6]+1;[.BT$4]+1))" office:value-type="string" office:string-value="">
            <text:p/>
          </table:table-cell>
          <table:table-cell table:style-name="ce3" table:formula="of:=CHAR(INDEX([XOR.$B$2:.$Q$17];[.$B6]+1;[.BU$3]+1 )*16+INDEX([XOR.$B$2:.$Q$17];[.$C6]+1;[.BU$4]+1))" office:value-type="string" office:string-value="">
            <text:p/>
          </table:table-cell>
          <table:table-cell table:style-name="ce3" table:formula="of:=CHAR(INDEX([XOR.$B$2:.$Q$17];[.$B6]+1;[.BV$3]+1 )*16+INDEX([XOR.$B$2:.$Q$17];[.$C6]+1;[.BV$4]+1))" office:value-type="string" office:string-value="">
            <text:p/>
          </table:table-cell>
          <table:table-cell table:style-name="ce3" table:formula="of:=CHAR(INDEX([XOR.$B$2:.$Q$17];[.$B6]+1;[.BW$3]+1 )*16+INDEX([XOR.$B$2:.$Q$17];[.$C6]+1;[.BW$4]+1))" office:value-type="string" office:string-value="">
            <text:p/>
          </table:table-cell>
          <table:table-cell table:style-name="ce3" table:formula="of:=CHAR(INDEX([XOR.$B$2:.$Q$17];[.$B6]+1;[.BX$3]+1 )*16+INDEX([XOR.$B$2:.$Q$17];[.$C6]+1;[.BX$4]+1))" office:value-type="string" office:string-value="">
            <text:p/>
          </table:table-cell>
          <table:table-cell table:style-name="ce3" table:formula="of:=CHAR(INDEX([XOR.$B$2:.$Q$17];[.$B6]+1;[.BY$3]+1 )*16+INDEX([XOR.$B$2:.$Q$17];[.$C6]+1;[.BY$4]+1))" office:value-type="string" office:string-value="">
            <text:p/>
          </table:table-cell>
          <table:table-cell table:style-name="ce3" table:formula="of:=CHAR(INDEX([XOR.$B$2:.$Q$17];[.$B6]+1;[.BZ$3]+1 )*16+INDEX([XOR.$B$2:.$Q$17];[.$C6]+1;[.BZ$4]+1))" office:value-type="string" office:string-value="">
            <text:p/>
          </table:table-cell>
          <table:table-cell table:style-name="ce3" table:formula="of:=CHAR(INDEX([XOR.$B$2:.$Q$17];[.$B6]+1;[.CA$3]+1 )*16+INDEX([XOR.$B$2:.$Q$17];[.$C6]+1;[.CA$4]+1))" office:value-type="string" office:string-value="">
            <text:p/>
          </table:table-cell>
          <table:table-cell table:style-name="ce3" table:formula="of:=CHAR(INDEX([XOR.$B$2:.$Q$17];[.$B6]+1;[.CB$3]+1 )*16+INDEX([XOR.$B$2:.$Q$17];[.$C6]+1;[.CB$4]+1))" office:value-type="string" office:string-value="">
            <text:p/>
          </table:table-cell>
          <table:table-cell table:style-name="ce3" table:formula="of:=CHAR(INDEX([XOR.$B$2:.$Q$17];[.$B6]+1;[.CC$3]+1 )*16+INDEX([XOR.$B$2:.$Q$17];[.$C6]+1;[.CC$4]+1))" office:value-type="string" office:string-value="">
            <text:p/>
          </table:table-cell>
          <table:table-cell table:style-name="ce3" table:formula="of:=CHAR(INDEX([XOR.$B$2:.$Q$17];[.$B6]+1;[.CD$3]+1 )*16+INDEX([XOR.$B$2:.$Q$17];[.$C6]+1;[.CD$4]+1))" office:value-type="string" office:string-value="">
            <text:p/>
          </table:table-cell>
          <table:table-cell table:style-name="ce3" table:formula="of:=CHAR(INDEX([XOR.$B$2:.$Q$17];[.$B6]+1;[.CE$3]+1 )*16+INDEX([XOR.$B$2:.$Q$17];[.$C6]+1;[.CE$4]+1))" office:value-type="string" office:string-value="">
            <text:p/>
          </table:table-cell>
          <table:table-cell table:style-name="ce3" table:formula="of:=CHAR(INDEX([XOR.$B$2:.$Q$17];[.$B6]+1;[.CF$3]+1 )*16+INDEX([XOR.$B$2:.$Q$17];[.$C6]+1;[.CF$4]+1))" office:value-type="string" office:string-value="">
            <text:p/>
          </table:table-cell>
          <table:table-cell table:style-name="ce3" table:formula="of:=CHAR(INDEX([XOR.$B$2:.$Q$17];[.$B6]+1;[.CG$3]+1 )*16+INDEX([XOR.$B$2:.$Q$17];[.$C6]+1;[.CG$4]+1))" office:value-type="string" office:string-value="">
            <text:p/>
          </table:table-cell>
          <table:table-cell table:style-name="ce3" table:formula="of:=CHAR(INDEX([XOR.$B$2:.$Q$17];[.$B6]+1;[.CH$3]+1 )*16+INDEX([XOR.$B$2:.$Q$17];[.$C6]+1;[.CH$4]+1))" office:value-type="string" office:string-value="&#10;">
            <text:p><text:line-break/></text:p>
          </table:table-cell>
          <table:table-cell table:style-name="ce3" table:formula="of:=CHAR(INDEX([XOR.$B$2:.$Q$17];[.$B6]+1;[.CI$3]+1 )*16+INDEX([XOR.$B$2:.$Q$17];[.$C6]+1;[.CI$4]+1))" office:value-type="string" office:string-value="">
            <text:p/>
          </table:table-cell>
          <table:table-cell table:style-name="ce3" table:formula="of:=CHAR(INDEX([XOR.$B$2:.$Q$17];[.$B6]+1;[.CJ$3]+1 )*16+INDEX([XOR.$B$2:.$Q$17];[.$C6]+1;[.CJ$4]+1))" office:value-type="string" office:string-value="">
            <text:p/>
          </table:table-cell>
          <table:table-cell table:style-name="ce3" table:formula="of:=CHAR(INDEX([XOR.$B$2:.$Q$17];[.$B6]+1;[.CK$3]+1 )*16+INDEX([XOR.$B$2:.$Q$17];[.$C6]+1;[.CK$4]+1))" office:value-type="string" office:string-value="&#9;">
            <text:p><text:tab/></text:p>
          </table:table-cell>
          <table:table-cell table:style-name="ce3" table:formula="of:=CHAR(INDEX([XOR.$B$2:.$Q$17];[.$B6]+1;[.CL$3]+1 )*16+INDEX([XOR.$B$2:.$Q$17];[.$C6]+1;[.CL$4]+1))" office:value-type="string" office:string-value="">
            <text:p/>
          </table:table-cell>
          <table:table-cell table:style-name="ce3" table:formula="of:=CHAR(INDEX([XOR.$B$2:.$Q$17];[.$B6]+1;[.CM$3]+1 )*16+INDEX([XOR.$B$2:.$Q$17];[.$C6]+1;[.CM$4]+1))" office:value-type="string" office:string-value="">
            <text:p/>
          </table:table-cell>
          <table:table-cell table:style-name="ce3" table:formula="of:=CHAR(INDEX([XOR.$B$2:.$Q$17];[.$B6]+1;[.CN$3]+1 )*16+INDEX([XOR.$B$2:.$Q$17];[.$C6]+1;[.CN$4]+1))" office:value-type="string" office:string-value="">
            <text:p/>
          </table:table-cell>
          <table:table-cell table:style-name="ce3" table:formula="of:=CHAR(INDEX([XOR.$B$2:.$Q$17];[.$B6]+1;[.CO$3]+1 )*16+INDEX([XOR.$B$2:.$Q$17];[.$C6]+1;[.CO$4]+1))" office:value-type="string" office:string-value="&#13;">
            <text:p></text:p>
          </table:table-cell>
          <table:table-cell table:style-name="ce12" table:formula="of:=CHAR(INDEX([XOR.$B$2:.$Q$17];[.$B6]+1;[.CP$3]+1 )*16+INDEX([XOR.$B$2:.$Q$17];[.$C6]+1;[.CP$4]+1))" office:value-type="string" office:string-value="">
            <text:p/>
          </table:table-cell>
          <table:table-cell table:style-name="ce3" table:formula="of:=CHAR(INDEX([XOR.$B$2:.$Q$17];[.$B6]+1;[.CQ$3]+1 )*16+INDEX([XOR.$B$2:.$Q$17];[.$C6]+1;[.CQ$4]+1))" office:value-type="string" office:string-value="">
            <text:p/>
          </table:table-cell>
          <table:table-cell table:style-name="ce3" table:formula="of:=CHAR(INDEX([XOR.$B$2:.$Q$17];[.$B6]+1;[.CR$3]+1 )*16+INDEX([XOR.$B$2:.$Q$17];[.$C6]+1;[.CR$4]+1))" office:value-type="string" office:string-value="">
            <text:p/>
          </table:table-cell>
          <table:table-cell table:style-name="ce3" table:formula="of:=CHAR(INDEX([XOR.$B$2:.$Q$17];[.$B6]+1;[.CS$3]+1 )*16+INDEX([XOR.$B$2:.$Q$17];[.$C6]+1;[.CS$4]+1))" office:value-type="string" office:string-value="">
            <text:p/>
          </table:table-cell>
          <table:table-cell table:style-name="ce3" table:formula="of:=CHAR(INDEX([XOR.$B$2:.$Q$17];[.$B6]+1;[.CT$3]+1 )*16+INDEX([XOR.$B$2:.$Q$17];[.$C6]+1;[.CT$4]+1))" office:value-type="string" office:string-value="">
            <text:p/>
          </table:table-cell>
          <table:table-cell table:style-name="ce3" table:formula="of:=CHAR(INDEX([XOR.$B$2:.$Q$17];[.$B6]+1;[.CU$3]+1 )*16+INDEX([XOR.$B$2:.$Q$17];[.$C6]+1;[.CU$4]+1))" office:value-type="string" office:string-value="">
            <text:p/>
          </table:table-cell>
          <table:table-cell table:style-name="ce3" table:formula="of:=CHAR(INDEX([XOR.$B$2:.$Q$17];[.$B6]+1;[.CV$3]+1 )*16+INDEX([XOR.$B$2:.$Q$17];[.$C6]+1;[.CV$4]+1))" office:value-type="string" office:string-value="">
            <text:p/>
          </table:table-cell>
          <table:table-cell table:style-name="ce3" table:formula="of:=CHAR(INDEX([XOR.$B$2:.$Q$17];[.$B6]+1;[.CW$3]+1 )*16+INDEX([XOR.$B$2:.$Q$17];[.$C6]+1;[.CW$4]+1))" office:value-type="string" office:string-value="">
            <text:p/>
          </table:table-cell>
          <table:table-cell table:style-name="ce3" table:formula="of:=CHAR(INDEX([XOR.$B$2:.$Q$17];[.$B6]+1;[.CX$3]+1 )*16+INDEX([XOR.$B$2:.$Q$17];[.$C6]+1;[.CX$4]+1))" office:value-type="string" office:string-value=":">
            <text:p>:</text:p>
          </table:table-cell>
          <table:table-cell table:style-name="ce3" table:formula="of:=CHAR(INDEX([XOR.$B$2:.$Q$17];[.$B6]+1;[.CY$3]+1 )*16+INDEX([XOR.$B$2:.$Q$17];[.$C6]+1;[.CY$4]+1))" office:value-type="string" office:string-value=";">
            <text:p>;</text:p>
          </table:table-cell>
          <table:table-cell table:style-name="ce3" table:formula="of:=CHAR(INDEX([XOR.$B$2:.$Q$17];[.$B6]+1;[.CZ$3]+1 )*16+INDEX([XOR.$B$2:.$Q$17];[.$C6]+1;[.CZ$4]+1))" office:value-type="string" office:string-value="8">
            <text:p>8</text:p>
          </table:table-cell>
          <table:table-cell table:style-name="ce3" table:formula="of:=CHAR(INDEX([XOR.$B$2:.$Q$17];[.$B6]+1;[.DA$3]+1 )*16+INDEX([XOR.$B$2:.$Q$17];[.$C6]+1;[.DA$4]+1))" office:value-type="string" office:string-value="9">
            <text:p>9</text:p>
          </table:table-cell>
          <table:table-cell table:style-name="ce3" table:formula="of:=CHAR(INDEX([XOR.$B$2:.$Q$17];[.$B6]+1;[.DB$3]+1 )*16+INDEX([XOR.$B$2:.$Q$17];[.$C6]+1;[.DB$4]+1))" office:value-type="string" office:string-value="&gt;">
            <text:p>&gt;</text:p>
          </table:table-cell>
          <table:table-cell table:style-name="ce3" table:formula="of:=CHAR(INDEX([XOR.$B$2:.$Q$17];[.$B6]+1;[.DC$3]+1 )*16+INDEX([XOR.$B$2:.$Q$17];[.$C6]+1;[.DC$4]+1))" office:value-type="string" office:string-value="?">
            <text:p>?</text:p>
          </table:table-cell>
          <table:table-cell table:style-name="ce3" table:formula="of:=CHAR(INDEX([XOR.$B$2:.$Q$17];[.$B6]+1;[.DD$3]+1 )*16+INDEX([XOR.$B$2:.$Q$17];[.$C6]+1;[.DD$4]+1))" office:value-type="string" office:string-value="&lt;">
            <text:p>&lt;</text:p>
          </table:table-cell>
          <table:table-cell table:style-name="ce3" table:formula="of:=CHAR(INDEX([XOR.$B$2:.$Q$17];[.$B6]+1;[.DE$3]+1 )*16+INDEX([XOR.$B$2:.$Q$17];[.$C6]+1;[.DE$4]+1))" office:value-type="string" office:string-value="=">
            <text:p>=</text:p>
          </table:table-cell>
          <table:table-cell table:style-name="ce3" table:formula="of:=CHAR(INDEX([XOR.$B$2:.$Q$17];[.$B6]+1;[.DF$3]+1 )*16+INDEX([XOR.$B$2:.$Q$17];[.$C6]+1;[.DF$4]+1))" office:value-type="string" office:string-value="2">
            <text:p>2</text:p>
          </table:table-cell>
          <table:table-cell table:style-name="ce3" table:formula="of:=CHAR(INDEX([XOR.$B$2:.$Q$17];[.$B6]+1;[.DG$3]+1 )*16+INDEX([XOR.$B$2:.$Q$17];[.$C6]+1;[.DG$4]+1))" office:value-type="string" office:string-value="3">
            <text:p>3</text:p>
          </table:table-cell>
          <table:table-cell table:style-name="ce3" table:formula="of:=CHAR(INDEX([XOR.$B$2:.$Q$17];[.$B6]+1;[.DH$3]+1 )*16+INDEX([XOR.$B$2:.$Q$17];[.$C6]+1;[.DH$4]+1))" office:value-type="string" office:string-value="0">
            <text:p>0</text:p>
          </table:table-cell>
          <table:table-cell table:style-name="ce3" table:formula="of:=CHAR(INDEX([XOR.$B$2:.$Q$17];[.$B6]+1;[.DI$3]+1 )*16+INDEX([XOR.$B$2:.$Q$17];[.$C6]+1;[.DI$4]+1))" office:value-type="string" office:string-value="1">
            <text:p>1</text:p>
          </table:table-cell>
          <table:table-cell table:style-name="ce3" table:formula="of:=CHAR(INDEX([XOR.$B$2:.$Q$17];[.$B6]+1;[.DJ$3]+1 )*16+INDEX([XOR.$B$2:.$Q$17];[.$C6]+1;[.DJ$4]+1))" office:value-type="string" office:string-value="6">
            <text:p>6</text:p>
          </table:table-cell>
          <table:table-cell table:style-name="ce3" table:formula="of:=CHAR(INDEX([XOR.$B$2:.$Q$17];[.$B6]+1;[.DK$3]+1 )*16+INDEX([XOR.$B$2:.$Q$17];[.$C6]+1;[.DK$4]+1))" office:value-type="string" office:string-value="7">
            <text:p>7</text:p>
          </table:table-cell>
          <table:table-cell table:style-name="ce3" table:formula="of:=CHAR(INDEX([XOR.$B$2:.$Q$17];[.$B6]+1;[.DL$3]+1 )*16+INDEX([XOR.$B$2:.$Q$17];[.$C6]+1;[.DL$4]+1))" office:value-type="string" office:string-value="4">
            <text:p>4</text:p>
          </table:table-cell>
          <table:table-cell table:style-name="ce3" table:formula="of:=CHAR(INDEX([XOR.$B$2:.$Q$17];[.$B6]+1;[.DM$3]+1 )*16+INDEX([XOR.$B$2:.$Q$17];[.$C6]+1;[.DM$4]+1))" office:value-type="string" office:string-value="5">
            <text:p>5</text:p>
          </table:table-cell>
          <table:table-cell table:style-name="ce3" table:formula="of:=CHAR(INDEX([XOR.$B$2:.$Q$17];[.$B6]+1;[.DN$3]+1 )*16+INDEX([XOR.$B$2:.$Q$17];[.$C6]+1;[.DN$4]+1))" office:value-type="string" office:string-value="*">
            <text:p>*</text:p>
          </table:table-cell>
          <table:table-cell table:style-name="ce3" table:formula="of:=CHAR(INDEX([XOR.$B$2:.$Q$17];[.$B6]+1;[.DO$3]+1 )*16+INDEX([XOR.$B$2:.$Q$17];[.$C6]+1;[.DO$4]+1))" office:value-type="string" office:string-value="+">
            <text:p>+</text:p>
          </table:table-cell>
          <table:table-cell table:style-name="ce3" table:formula="of:=CHAR(INDEX([XOR.$B$2:.$Q$17];[.$B6]+1;[.DP$3]+1 )*16+INDEX([XOR.$B$2:.$Q$17];[.$C6]+1;[.DP$4]+1))" office:value-type="string" office:string-value="(">
            <text:p>(</text:p>
          </table:table-cell>
          <table:table-cell table:style-name="ce3" table:formula="of:=CHAR(INDEX([XOR.$B$2:.$Q$17];[.$B6]+1;[.DQ$3]+1 )*16+INDEX([XOR.$B$2:.$Q$17];[.$C6]+1;[.DQ$4]+1))" office:value-type="string" office:string-value=")">
            <text:p>)</text:p>
          </table:table-cell>
          <table:table-cell table:style-name="ce3" table:formula="of:=CHAR(INDEX([XOR.$B$2:.$Q$17];[.$B6]+1;[.DR$3]+1 )*16+INDEX([XOR.$B$2:.$Q$17];[.$C6]+1;[.DR$4]+1))" office:value-type="string" office:string-value=".">
            <text:p>.</text:p>
          </table:table-cell>
          <table:table-cell table:style-name="ce3" table:formula="of:=CHAR(INDEX([XOR.$B$2:.$Q$17];[.$B6]+1;[.DS$3]+1 )*16+INDEX([XOR.$B$2:.$Q$17];[.$C6]+1;[.DS$4]+1))" office:value-type="string" office:string-value="/">
            <text:p>/</text:p>
          </table:table-cell>
          <table:table-cell table:style-name="ce3" table:formula="of:=CHAR(INDEX([XOR.$B$2:.$Q$17];[.$B6]+1;[.DT$3]+1 )*16+INDEX([XOR.$B$2:.$Q$17];[.$C6]+1;[.DT$4]+1))" office:value-type="string" office:string-value=",">
            <text:p>,</text:p>
          </table:table-cell>
          <table:table-cell table:style-name="ce3" table:formula="of:=CHAR(INDEX([XOR.$B$2:.$Q$17];[.$B6]+1;[.DU$3]+1 )*16+INDEX([XOR.$B$2:.$Q$17];[.$C6]+1;[.DU$4]+1))" office:value-type="string" office:string-value="-">
            <text:p>-</text:p>
          </table:table-cell>
          <table:table-cell table:style-name="ce3" table:formula="of:=CHAR(INDEX([XOR.$B$2:.$Q$17];[.$B6]+1;[.DV$3]+1 )*16+INDEX([XOR.$B$2:.$Q$17];[.$C6]+1;[.DV$4]+1))" office:value-type="string" office:string-value="&quot;">
            <text:p>"</text:p>
          </table:table-cell>
          <table:table-cell table:style-name="ce3" table:formula="of:=CHAR(INDEX([XOR.$B$2:.$Q$17];[.$B6]+1;[.DW$3]+1 )*16+INDEX([XOR.$B$2:.$Q$17];[.$C6]+1;[.DW$4]+1))" office:value-type="string" office:string-value="#">
            <text:p>#</text:p>
          </table:table-cell>
          <table:table-cell table:style-name="ce3" table:formula="of:=CHAR(INDEX([XOR.$B$2:.$Q$17];[.$B6]+1;[.DX$3]+1 )*16+INDEX([XOR.$B$2:.$Q$17];[.$C6]+1;[.DX$4]+1))" office:value-type="string" office:string-value=" ">
            <text:p><text:s/></text:p>
          </table:table-cell>
          <table:table-cell table:style-name="ce3" table:formula="of:=CHAR(INDEX([XOR.$B$2:.$Q$17];[.$B6]+1;[.DY$3]+1 )*16+INDEX([XOR.$B$2:.$Q$17];[.$C6]+1;[.DY$4]+1))" office:value-type="string" office:string-value="!">
            <text:p>!</text:p>
          </table:table-cell>
          <table:table-cell table:style-name="ce3" table:formula="of:=CHAR(INDEX([XOR.$B$2:.$Q$17];[.$B6]+1;[.DZ$3]+1 )*16+INDEX([XOR.$B$2:.$Q$17];[.$C6]+1;[.DZ$4]+1))" office:value-type="string" office:string-value="&amp;">
            <text:p>&amp;</text:p>
          </table:table-cell>
          <table:table-cell table:style-name="ce3" table:formula="of:=CHAR(INDEX([XOR.$B$2:.$Q$17];[.$B6]+1;[.EA$3]+1 )*16+INDEX([XOR.$B$2:.$Q$17];[.$C6]+1;[.EA$4]+1))" office:value-type="string" office:string-value="'">
            <text:p>'</text:p>
          </table:table-cell>
          <table:table-cell table:style-name="ce3" table:formula="of:=CHAR(INDEX([XOR.$B$2:.$Q$17];[.$B6]+1;[.EB$3]+1 )*16+INDEX([XOR.$B$2:.$Q$17];[.$C6]+1;[.EB$4]+1))" office:value-type="string" office:string-value="$">
            <text:p>$</text:p>
          </table:table-cell>
          <table:table-cell table:style-name="ce3" table:formula="of:=CHAR(INDEX([XOR.$B$2:.$Q$17];[.$B6]+1;[.EC$3]+1 )*16+INDEX([XOR.$B$2:.$Q$17];[.$C6]+1;[.EC$4]+1))" office:value-type="string" office:string-value="%">
            <text:p>%</text:p>
          </table:table-cell>
        </table:table-row>
        <table:table-row table:style-name="ro4">
          <table:table-cell table:formula="of:=[.A6]+2" office:value-type="float" office:value="5">
            <text:p>5</text:p>
          </table:table-cell>
          <table:table-cell table:style-name="ce3" table:formula="of:=VLOOKUP(RIGHT(LEFT([.$B$1];[.A7]);1);[Sheet1.$A$2:.$C$17];3;0)" office:value-type="float" office:value="4">
            <text:p>4</text:p>
          </table:table-cell>
          <table:table-cell table:formula="of:=VLOOKUP(RIGHT(LEFT([.$B$1];[.A7]+1);1);[Sheet1.$A$2:.$C$17];3;0)" office:value-type="float" office:value="2">
            <text:p>2</text:p>
          </table:table-cell>
          <table:table-cell table:formula="of:=[.C7]+[.B7]*16" office:value-type="float" office:value="66">
            <text:p>66</text:p>
          </table:table-cell>
          <table:table-cell table:formula="of:=CHAR([.D7])" office:value-type="string" office:string-value="B">
            <text:p>B</text:p>
          </table:table-cell>
          <table:table-cell table:style-name="ce3" table:formula="of:=CHAR(INDEX([XOR.$B$2:.$Q$17];[.$B7]+1;[.F$3]+1 )*16+INDEX([XOR.$B$2:.$Q$17];[.$C7]+1;[.F$4]+1))" office:value-type="string" office:string-value="B">
            <text:p>B</text:p>
          </table:table-cell>
          <table:table-cell table:style-name="ce3" table:formula="of:=CHAR(INDEX([XOR.$B$2:.$Q$17];[.$B7]+1;[.G$3]+1 )*16+INDEX([XOR.$B$2:.$Q$17];[.$C7]+1;[.G$4]+1))" office:value-type="string" office:string-value="C">
            <text:p>C</text:p>
          </table:table-cell>
          <table:table-cell table:style-name="ce3" table:formula="of:=CHAR(INDEX([XOR.$B$2:.$Q$17];[.$B7]+1;[.H$3]+1 )*16+INDEX([XOR.$B$2:.$Q$17];[.$C7]+1;[.H$4]+1))" office:value-type="string" office:string-value="@">
            <text:p>@</text:p>
          </table:table-cell>
          <table:table-cell table:style-name="ce3" table:formula="of:=CHAR(INDEX([XOR.$B$2:.$Q$17];[.$B7]+1;[.I$3]+1 )*16+INDEX([XOR.$B$2:.$Q$17];[.$C7]+1;[.I$4]+1))" office:value-type="string" office:string-value="A">
            <text:p>A</text:p>
          </table:table-cell>
          <table:table-cell table:style-name="ce3" table:formula="of:=CHAR(INDEX([XOR.$B$2:.$Q$17];[.$B7]+1;[.J$3]+1 )*16+INDEX([XOR.$B$2:.$Q$17];[.$C7]+1;[.J$4]+1))" office:value-type="string" office:string-value="F">
            <text:p>F</text:p>
          </table:table-cell>
          <table:table-cell table:style-name="ce3" table:formula="of:=CHAR(INDEX([XOR.$B$2:.$Q$17];[.$B7]+1;[.K$3]+1 )*16+INDEX([XOR.$B$2:.$Q$17];[.$C7]+1;[.K$4]+1))" office:value-type="string" office:string-value="G">
            <text:p>G</text:p>
          </table:table-cell>
          <table:table-cell table:style-name="ce3" table:formula="of:=CHAR(INDEX([XOR.$B$2:.$Q$17];[.$B7]+1;[.L$3]+1 )*16+INDEX([XOR.$B$2:.$Q$17];[.$C7]+1;[.L$4]+1))" office:value-type="string" office:string-value="D">
            <text:p>D</text:p>
          </table:table-cell>
          <table:table-cell table:style-name="ce3" table:formula="of:=CHAR(INDEX([XOR.$B$2:.$Q$17];[.$B7]+1;[.M$3]+1 )*16+INDEX([XOR.$B$2:.$Q$17];[.$C7]+1;[.M$4]+1))" office:value-type="string" office:string-value="E">
            <text:p>E</text:p>
          </table:table-cell>
          <table:table-cell table:style-name="ce3" table:formula="of:=CHAR(INDEX([XOR.$B$2:.$Q$17];[.$B7]+1;[.N$3]+1 )*16+INDEX([XOR.$B$2:.$Q$17];[.$C7]+1;[.N$4]+1))" office:value-type="string" office:string-value="J">
            <text:p>J</text:p>
          </table:table-cell>
          <table:table-cell table:style-name="ce3" table:formula="of:=CHAR(INDEX([XOR.$B$2:.$Q$17];[.$B7]+1;[.O$3]+1 )*16+INDEX([XOR.$B$2:.$Q$17];[.$C7]+1;[.O$4]+1))" office:value-type="string" office:string-value="K">
            <text:p>K</text:p>
          </table:table-cell>
          <table:table-cell table:style-name="ce3" table:formula="of:=CHAR(INDEX([XOR.$B$2:.$Q$17];[.$B7]+1;[.P$3]+1 )*16+INDEX([XOR.$B$2:.$Q$17];[.$C7]+1;[.P$4]+1))" office:value-type="string" office:string-value="H">
            <text:p>H</text:p>
          </table:table-cell>
          <table:table-cell table:style-name="ce3" table:formula="of:=CHAR(INDEX([XOR.$B$2:.$Q$17];[.$B7]+1;[.Q$3]+1 )*16+INDEX([XOR.$B$2:.$Q$17];[.$C7]+1;[.Q$4]+1))" office:value-type="string" office:string-value="I">
            <text:p>I</text:p>
          </table:table-cell>
          <table:table-cell table:style-name="ce3" table:formula="of:=CHAR(INDEX([XOR.$B$2:.$Q$17];[.$B7]+1;[.R$3]+1 )*16+INDEX([XOR.$B$2:.$Q$17];[.$C7]+1;[.R$4]+1))" office:value-type="string" office:string-value="N">
            <text:p>N</text:p>
          </table:table-cell>
          <table:table-cell table:style-name="ce3" table:formula="of:=CHAR(INDEX([XOR.$B$2:.$Q$17];[.$B7]+1;[.S$3]+1 )*16+INDEX([XOR.$B$2:.$Q$17];[.$C7]+1;[.S$4]+1))" office:value-type="string" office:string-value="O">
            <text:p>O</text:p>
          </table:table-cell>
          <table:table-cell table:style-name="ce3" table:formula="of:=CHAR(INDEX([XOR.$B$2:.$Q$17];[.$B7]+1;[.T$3]+1 )*16+INDEX([XOR.$B$2:.$Q$17];[.$C7]+1;[.T$4]+1))" office:value-type="string" office:string-value="L">
            <text:p>L</text:p>
          </table:table-cell>
          <table:table-cell table:style-name="ce3" table:formula="of:=CHAR(INDEX([XOR.$B$2:.$Q$17];[.$B7]+1;[.U$3]+1 )*16+INDEX([XOR.$B$2:.$Q$17];[.$C7]+1;[.U$4]+1))" office:value-type="string" office:string-value="M">
            <text:p>M</text:p>
          </table:table-cell>
          <table:table-cell table:style-name="ce3" table:formula="of:=CHAR(INDEX([XOR.$B$2:.$Q$17];[.$B7]+1;[.V$3]+1 )*16+INDEX([XOR.$B$2:.$Q$17];[.$C7]+1;[.V$4]+1))" office:value-type="string" office:string-value="R">
            <text:p>R</text:p>
          </table:table-cell>
          <table:table-cell table:style-name="ce3" table:formula="of:=CHAR(INDEX([XOR.$B$2:.$Q$17];[.$B7]+1;[.W$3]+1 )*16+INDEX([XOR.$B$2:.$Q$17];[.$C7]+1;[.W$4]+1))" office:value-type="string" office:string-value="S">
            <text:p>S</text:p>
          </table:table-cell>
          <table:table-cell table:style-name="ce3" table:formula="of:=CHAR(INDEX([XOR.$B$2:.$Q$17];[.$B7]+1;[.X$3]+1 )*16+INDEX([XOR.$B$2:.$Q$17];[.$C7]+1;[.X$4]+1))" office:value-type="string" office:string-value="P">
            <text:p>P</text:p>
          </table:table-cell>
          <table:table-cell table:style-name="ce3" table:formula="of:=CHAR(INDEX([XOR.$B$2:.$Q$17];[.$B7]+1;[.Y$3]+1 )*16+INDEX([XOR.$B$2:.$Q$17];[.$C7]+1;[.Y$4]+1))" office:value-type="string" office:string-value="Q">
            <text:p>Q</text:p>
          </table:table-cell>
          <table:table-cell table:style-name="ce3" table:formula="of:=CHAR(INDEX([XOR.$B$2:.$Q$17];[.$B7]+1;[.Z$3]+1 )*16+INDEX([XOR.$B$2:.$Q$17];[.$C7]+1;[.Z$4]+1))" office:value-type="string" office:string-value="V">
            <text:p>V</text:p>
          </table:table-cell>
          <table:table-cell table:style-name="ce8" table:formula="of:=CHAR(INDEX([XOR.$B$2:.$Q$17];[.$B7]+1;[.AA$3]+1 )*16+INDEX([XOR.$B$2:.$Q$17];[.$C7]+1;[.AA$4]+1))" office:value-type="string" office:string-value="W">
            <text:p>W</text:p>
          </table:table-cell>
          <table:table-cell table:style-name="ce3" table:formula="of:=CHAR(INDEX([XOR.$B$2:.$Q$17];[.$B7]+1;[.AB$3]+1 )*16+INDEX([XOR.$B$2:.$Q$17];[.$C7]+1;[.AB$4]+1))" office:value-type="string" office:string-value="T">
            <text:p>T</text:p>
          </table:table-cell>
          <table:table-cell table:style-name="ce3" table:formula="of:=CHAR(INDEX([XOR.$B$2:.$Q$17];[.$B7]+1;[.AC$3]+1 )*16+INDEX([XOR.$B$2:.$Q$17];[.$C7]+1;[.AC$4]+1))" office:value-type="string" office:string-value="U">
            <text:p>U</text:p>
          </table:table-cell>
          <table:table-cell table:style-name="ce3" table:formula="of:=CHAR(INDEX([XOR.$B$2:.$Q$17];[.$B7]+1;[.AD$3]+1 )*16+INDEX([XOR.$B$2:.$Q$17];[.$C7]+1;[.AD$4]+1))" office:value-type="string" office:string-value="Z">
            <text:p>Z</text:p>
          </table:table-cell>
          <table:table-cell table:style-name="ce3" table:formula="of:=CHAR(INDEX([XOR.$B$2:.$Q$17];[.$B7]+1;[.AE$3]+1 )*16+INDEX([XOR.$B$2:.$Q$17];[.$C7]+1;[.AE$4]+1))" office:value-type="string" office:string-value="[">
            <text:p>[</text:p>
          </table:table-cell>
          <table:table-cell table:style-name="ce3" table:formula="of:=CHAR(INDEX([XOR.$B$2:.$Q$17];[.$B7]+1;[.AF$3]+1 )*16+INDEX([XOR.$B$2:.$Q$17];[.$C7]+1;[.AF$4]+1))" office:value-type="string" office:string-value="X">
            <text:p>X</text:p>
          </table:table-cell>
          <table:table-cell table:style-name="ce3" table:formula="of:=CHAR(INDEX([XOR.$B$2:.$Q$17];[.$B7]+1;[.AG$3]+1 )*16+INDEX([XOR.$B$2:.$Q$17];[.$C7]+1;[.AG$4]+1))" office:value-type="string" office:string-value="Y">
            <text:p>Y</text:p>
          </table:table-cell>
          <table:table-cell table:style-name="ce3" table:formula="of:=CHAR(INDEX([XOR.$B$2:.$Q$17];[.$B7]+1;[.AH$3]+1 )*16+INDEX([XOR.$B$2:.$Q$17];[.$C7]+1;[.AH$4]+1))" office:value-type="string" office:string-value="^">
            <text:p>^</text:p>
          </table:table-cell>
          <table:table-cell table:style-name="ce3" table:formula="of:=CHAR(INDEX([XOR.$B$2:.$Q$17];[.$B7]+1;[.AI$3]+1 )*16+INDEX([XOR.$B$2:.$Q$17];[.$C7]+1;[.AI$4]+1))" office:value-type="string" office:string-value="_">
            <text:p>_</text:p>
          </table:table-cell>
          <table:table-cell table:style-name="ce3" table:formula="of:=CHAR(INDEX([XOR.$B$2:.$Q$17];[.$B7]+1;[.AJ$3]+1 )*16+INDEX([XOR.$B$2:.$Q$17];[.$C7]+1;[.AJ$4]+1))" office:value-type="string" office:string-value="\">
            <text:p>\</text:p>
          </table:table-cell>
          <table:table-cell table:style-name="ce3" table:formula="of:=CHAR(INDEX([XOR.$B$2:.$Q$17];[.$B7]+1;[.AK$3]+1 )*16+INDEX([XOR.$B$2:.$Q$17];[.$C7]+1;[.AK$4]+1))" office:value-type="string" office:string-value="]">
            <text:p>]</text:p>
          </table:table-cell>
          <table:table-cell table:style-name="ce3" table:formula="of:=CHAR(INDEX([XOR.$B$2:.$Q$17];[.$B7]+1;[.AL$3]+1 )*16+INDEX([XOR.$B$2:.$Q$17];[.$C7]+1;[.AL$4]+1))" office:value-type="string" office:string-value="b">
            <text:p>b</text:p>
          </table:table-cell>
          <table:table-cell table:style-name="ce3" table:formula="of:=CHAR(INDEX([XOR.$B$2:.$Q$17];[.$B7]+1;[.AM$3]+1 )*16+INDEX([XOR.$B$2:.$Q$17];[.$C7]+1;[.AM$4]+1))" office:value-type="string" office:string-value="c">
            <text:p>c</text:p>
          </table:table-cell>
          <table:table-cell table:style-name="ce3" table:formula="of:=CHAR(INDEX([XOR.$B$2:.$Q$17];[.$B7]+1;[.AN$3]+1 )*16+INDEX([XOR.$B$2:.$Q$17];[.$C7]+1;[.AN$4]+1))" office:value-type="string" office:string-value="`">
            <text:p>`</text:p>
          </table:table-cell>
          <table:table-cell table:style-name="ce3" table:formula="of:=CHAR(INDEX([XOR.$B$2:.$Q$17];[.$B7]+1;[.AO$3]+1 )*16+INDEX([XOR.$B$2:.$Q$17];[.$C7]+1;[.AO$4]+1))" office:value-type="string" office:string-value="a">
            <text:p>a</text:p>
          </table:table-cell>
          <table:table-cell table:style-name="ce3" table:formula="of:=CHAR(INDEX([XOR.$B$2:.$Q$17];[.$B7]+1;[.AP$3]+1 )*16+INDEX([XOR.$B$2:.$Q$17];[.$C7]+1;[.AP$4]+1))" office:value-type="string" office:string-value="f">
            <text:p>f</text:p>
          </table:table-cell>
          <table:table-cell table:style-name="ce3" table:formula="of:=CHAR(INDEX([XOR.$B$2:.$Q$17];[.$B7]+1;[.AQ$3]+1 )*16+INDEX([XOR.$B$2:.$Q$17];[.$C7]+1;[.AQ$4]+1))" office:value-type="string" office:string-value="g">
            <text:p>g</text:p>
          </table:table-cell>
          <table:table-cell table:style-name="ce3" table:formula="of:=CHAR(INDEX([XOR.$B$2:.$Q$17];[.$B7]+1;[.AR$3]+1 )*16+INDEX([XOR.$B$2:.$Q$17];[.$C7]+1;[.AR$4]+1))" office:value-type="string" office:string-value="d">
            <text:p>d</text:p>
          </table:table-cell>
          <table:table-cell table:style-name="ce3" table:formula="of:=CHAR(INDEX([XOR.$B$2:.$Q$17];[.$B7]+1;[.AS$3]+1 )*16+INDEX([XOR.$B$2:.$Q$17];[.$C7]+1;[.AS$4]+1))" office:value-type="string" office:string-value="e">
            <text:p>e</text:p>
          </table:table-cell>
          <table:table-cell table:style-name="ce3" table:formula="of:=CHAR(INDEX([XOR.$B$2:.$Q$17];[.$B7]+1;[.AT$3]+1 )*16+INDEX([XOR.$B$2:.$Q$17];[.$C7]+1;[.AT$4]+1))" office:value-type="string" office:string-value="j">
            <text:p>j</text:p>
          </table:table-cell>
          <table:table-cell table:style-name="ce3" table:formula="of:=CHAR(INDEX([XOR.$B$2:.$Q$17];[.$B7]+1;[.AU$3]+1 )*16+INDEX([XOR.$B$2:.$Q$17];[.$C7]+1;[.AU$4]+1))" office:value-type="string" office:string-value="k">
            <text:p>k</text:p>
          </table:table-cell>
          <table:table-cell table:style-name="ce3" table:formula="of:=CHAR(INDEX([XOR.$B$2:.$Q$17];[.$B7]+1;[.AV$3]+1 )*16+INDEX([XOR.$B$2:.$Q$17];[.$C7]+1;[.AV$4]+1))" office:value-type="string" office:string-value="h">
            <text:p>h</text:p>
          </table:table-cell>
          <table:table-cell table:style-name="ce3" table:formula="of:=CHAR(INDEX([XOR.$B$2:.$Q$17];[.$B7]+1;[.AW$3]+1 )*16+INDEX([XOR.$B$2:.$Q$17];[.$C7]+1;[.AW$4]+1))" office:value-type="string" office:string-value="i">
            <text:p>i</text:p>
          </table:table-cell>
          <table:table-cell table:style-name="ce3" table:formula="of:=CHAR(INDEX([XOR.$B$2:.$Q$17];[.$B7]+1;[.AX$3]+1 )*16+INDEX([XOR.$B$2:.$Q$17];[.$C7]+1;[.AX$4]+1))" office:value-type="string" office:string-value="n">
            <text:p>n</text:p>
          </table:table-cell>
          <table:table-cell table:style-name="ce3" table:formula="of:=CHAR(INDEX([XOR.$B$2:.$Q$17];[.$B7]+1;[.AY$3]+1 )*16+INDEX([XOR.$B$2:.$Q$17];[.$C7]+1;[.AY$4]+1))" office:value-type="string" office:string-value="o">
            <text:p>o</text:p>
          </table:table-cell>
          <table:table-cell table:style-name="ce3" table:formula="of:=CHAR(INDEX([XOR.$B$2:.$Q$17];[.$B7]+1;[.AZ$3]+1 )*16+INDEX([XOR.$B$2:.$Q$17];[.$C7]+1;[.AZ$4]+1))" office:value-type="string" office:string-value="l">
            <text:p>l</text:p>
          </table:table-cell>
          <table:table-cell table:style-name="ce3" table:formula="of:=CHAR(INDEX([XOR.$B$2:.$Q$17];[.$B7]+1;[.BA$3]+1 )*16+INDEX([XOR.$B$2:.$Q$17];[.$C7]+1;[.BA$4]+1))" office:value-type="string" office:string-value="m">
            <text:p>m</text:p>
          </table:table-cell>
          <table:table-cell table:style-name="ce3" table:formula="of:=CHAR(INDEX([XOR.$B$2:.$Q$17];[.$B7]+1;[.BB$3]+1 )*16+INDEX([XOR.$B$2:.$Q$17];[.$C7]+1;[.BB$4]+1))" office:value-type="string" office:string-value="r">
            <text:p>r</text:p>
          </table:table-cell>
          <table:table-cell table:style-name="ce3" table:formula="of:=CHAR(INDEX([XOR.$B$2:.$Q$17];[.$B7]+1;[.BC$3]+1 )*16+INDEX([XOR.$B$2:.$Q$17];[.$C7]+1;[.BC$4]+1))" office:value-type="string" office:string-value="s">
            <text:p>s</text:p>
          </table:table-cell>
          <table:table-cell table:style-name="ce3" table:formula="of:=CHAR(INDEX([XOR.$B$2:.$Q$17];[.$B7]+1;[.BD$3]+1 )*16+INDEX([XOR.$B$2:.$Q$17];[.$C7]+1;[.BD$4]+1))" office:value-type="string" office:string-value="p">
            <text:p>p</text:p>
          </table:table-cell>
          <table:table-cell table:style-name="ce3" table:formula="of:=CHAR(INDEX([XOR.$B$2:.$Q$17];[.$B7]+1;[.BE$3]+1 )*16+INDEX([XOR.$B$2:.$Q$17];[.$C7]+1;[.BE$4]+1))" office:value-type="string" office:string-value="q">
            <text:p>q</text:p>
          </table:table-cell>
          <table:table-cell table:style-name="ce3" table:formula="of:=CHAR(INDEX([XOR.$B$2:.$Q$17];[.$B7]+1;[.BF$3]+1 )*16+INDEX([XOR.$B$2:.$Q$17];[.$C7]+1;[.BF$4]+1))" office:value-type="string" office:string-value="v">
            <text:p>v</text:p>
          </table:table-cell>
          <table:table-cell table:style-name="ce8" table:formula="of:=CHAR(INDEX([XOR.$B$2:.$Q$17];[.$B7]+1;[.BG$3]+1 )*16+INDEX([XOR.$B$2:.$Q$17];[.$C7]+1;[.BG$4]+1))" office:value-type="string" office:string-value="w">
            <text:p>w</text:p>
          </table:table-cell>
          <table:table-cell table:style-name="ce3" table:formula="of:=CHAR(INDEX([XOR.$B$2:.$Q$17];[.$B7]+1;[.BH$3]+1 )*16+INDEX([XOR.$B$2:.$Q$17];[.$C7]+1;[.BH$4]+1))" office:value-type="string" office:string-value="t">
            <text:p>t</text:p>
          </table:table-cell>
          <table:table-cell table:style-name="ce3" table:formula="of:=CHAR(INDEX([XOR.$B$2:.$Q$17];[.$B7]+1;[.BI$3]+1 )*16+INDEX([XOR.$B$2:.$Q$17];[.$C7]+1;[.BI$4]+1))" office:value-type="string" office:string-value="u">
            <text:p>u</text:p>
          </table:table-cell>
          <table:table-cell table:style-name="ce3" table:formula="of:=CHAR(INDEX([XOR.$B$2:.$Q$17];[.$B7]+1;[.BJ$3]+1 )*16+INDEX([XOR.$B$2:.$Q$17];[.$C7]+1;[.BJ$4]+1))" office:value-type="string" office:string-value="z">
            <text:p>z</text:p>
          </table:table-cell>
          <table:table-cell table:style-name="ce3" table:formula="of:=CHAR(INDEX([XOR.$B$2:.$Q$17];[.$B7]+1;[.BK$3]+1 )*16+INDEX([XOR.$B$2:.$Q$17];[.$C7]+1;[.BK$4]+1))" office:value-type="string" office:string-value="{">
            <text:p>{</text:p>
          </table:table-cell>
          <table:table-cell table:style-name="ce3" table:formula="of:=CHAR(INDEX([XOR.$B$2:.$Q$17];[.$B7]+1;[.BL$3]+1 )*16+INDEX([XOR.$B$2:.$Q$17];[.$C7]+1;[.BL$4]+1))" office:value-type="string" office:string-value="x">
            <text:p>x</text:p>
          </table:table-cell>
          <table:table-cell table:style-name="ce3" table:formula="of:=CHAR(INDEX([XOR.$B$2:.$Q$17];[.$B7]+1;[.BM$3]+1 )*16+INDEX([XOR.$B$2:.$Q$17];[.$C7]+1;[.BM$4]+1))" office:value-type="string" office:string-value="y">
            <text:p>y</text:p>
          </table:table-cell>
          <table:table-cell table:style-name="ce3" table:formula="of:=CHAR(INDEX([XOR.$B$2:.$Q$17];[.$B7]+1;[.BN$3]+1 )*16+INDEX([XOR.$B$2:.$Q$17];[.$C7]+1;[.BN$4]+1))" office:value-type="string" office:string-value="~">
            <text:p>~</text:p>
          </table:table-cell>
          <table:table-cell table:style-name="ce3" table:formula="of:=CHAR(INDEX([XOR.$B$2:.$Q$17];[.$B7]+1;[.BO$3]+1 )*16+INDEX([XOR.$B$2:.$Q$17];[.$C7]+1;[.BO$4]+1))" office:value-type="string" office:string-value="">
            <text:p></text:p>
          </table:table-cell>
          <table:table-cell table:style-name="ce3" table:formula="of:=CHAR(INDEX([XOR.$B$2:.$Q$17];[.$B7]+1;[.BP$3]+1 )*16+INDEX([XOR.$B$2:.$Q$17];[.$C7]+1;[.BP$4]+1))" office:value-type="string" office:string-value="|">
            <text:p>|</text:p>
          </table:table-cell>
          <table:table-cell table:style-name="ce3" table:formula="of:=CHAR(INDEX([XOR.$B$2:.$Q$17];[.$B7]+1;[.BQ$3]+1 )*16+INDEX([XOR.$B$2:.$Q$17];[.$C7]+1;[.BQ$4]+1))" office:value-type="string" office:string-value="}">
            <text:p>}</text:p>
          </table:table-cell>
          <table:table-cell table:style-name="ce3" table:formula="of:=CHAR(INDEX([XOR.$B$2:.$Q$17];[.$B7]+1;[.BR$3]+1 )*16+INDEX([XOR.$B$2:.$Q$17];[.$C7]+1;[.BR$4]+1))" office:value-type="string" office:string-value="">
            <text:p/>
          </table:table-cell>
          <table:table-cell table:style-name="ce3" table:formula="of:=CHAR(INDEX([XOR.$B$2:.$Q$17];[.$B7]+1;[.BS$3]+1 )*16+INDEX([XOR.$B$2:.$Q$17];[.$C7]+1;[.BS$4]+1))" office:value-type="string" office:string-value="">
            <text:p/>
          </table:table-cell>
          <table:table-cell table:style-name="ce3" table:formula="of:=CHAR(INDEX([XOR.$B$2:.$Q$17];[.$B7]+1;[.BT$3]+1 )*16+INDEX([XOR.$B$2:.$Q$17];[.$C7]+1;[.BT$4]+1))" office:value-type="string" office:string-value="">
            <text:p/>
          </table:table-cell>
          <table:table-cell table:style-name="ce3" table:formula="of:=CHAR(INDEX([XOR.$B$2:.$Q$17];[.$B7]+1;[.BU$3]+1 )*16+INDEX([XOR.$B$2:.$Q$17];[.$C7]+1;[.BU$4]+1))" office:value-type="string" office:string-value="">
            <text:p/>
          </table:table-cell>
          <table:table-cell table:style-name="ce3" table:formula="of:=CHAR(INDEX([XOR.$B$2:.$Q$17];[.$B7]+1;[.BV$3]+1 )*16+INDEX([XOR.$B$2:.$Q$17];[.$C7]+1;[.BV$4]+1))" office:value-type="string" office:string-value="">
            <text:p/>
          </table:table-cell>
          <table:table-cell table:style-name="ce3" table:formula="of:=CHAR(INDEX([XOR.$B$2:.$Q$17];[.$B7]+1;[.BW$3]+1 )*16+INDEX([XOR.$B$2:.$Q$17];[.$C7]+1;[.BW$4]+1))" office:value-type="string" office:string-value="">
            <text:p/>
          </table:table-cell>
          <table:table-cell table:style-name="ce3" table:formula="of:=CHAR(INDEX([XOR.$B$2:.$Q$17];[.$B7]+1;[.BX$3]+1 )*16+INDEX([XOR.$B$2:.$Q$17];[.$C7]+1;[.BX$4]+1))" office:value-type="string" office:string-value="">
            <text:p/>
          </table:table-cell>
          <table:table-cell table:style-name="ce3" table:formula="of:=CHAR(INDEX([XOR.$B$2:.$Q$17];[.$B7]+1;[.BY$3]+1 )*16+INDEX([XOR.$B$2:.$Q$17];[.$C7]+1;[.BY$4]+1))" office:value-type="string" office:string-value="">
            <text:p/>
          </table:table-cell>
          <table:table-cell table:style-name="ce3" table:formula="of:=CHAR(INDEX([XOR.$B$2:.$Q$17];[.$B7]+1;[.BZ$3]+1 )*16+INDEX([XOR.$B$2:.$Q$17];[.$C7]+1;[.BZ$4]+1))" office:value-type="string" office:string-value="&#10;">
            <text:p><text:line-break/></text:p>
          </table:table-cell>
          <table:table-cell table:style-name="ce3" table:formula="of:=CHAR(INDEX([XOR.$B$2:.$Q$17];[.$B7]+1;[.CA$3]+1 )*16+INDEX([XOR.$B$2:.$Q$17];[.$C7]+1;[.CA$4]+1))" office:value-type="string" office:string-value="">
            <text:p/>
          </table:table-cell>
          <table:table-cell table:style-name="ce3" table:formula="of:=CHAR(INDEX([XOR.$B$2:.$Q$17];[.$B7]+1;[.CB$3]+1 )*16+INDEX([XOR.$B$2:.$Q$17];[.$C7]+1;[.CB$4]+1))" office:value-type="string" office:string-value="">
            <text:p/>
          </table:table-cell>
          <table:table-cell table:style-name="ce3" table:formula="of:=CHAR(INDEX([XOR.$B$2:.$Q$17];[.$B7]+1;[.CC$3]+1 )*16+INDEX([XOR.$B$2:.$Q$17];[.$C7]+1;[.CC$4]+1))" office:value-type="string" office:string-value="&#9;">
            <text:p><text:tab/></text:p>
          </table:table-cell>
          <table:table-cell table:style-name="ce3" table:formula="of:=CHAR(INDEX([XOR.$B$2:.$Q$17];[.$B7]+1;[.CD$3]+1 )*16+INDEX([XOR.$B$2:.$Q$17];[.$C7]+1;[.CD$4]+1))" office:value-type="string" office:string-value="">
            <text:p/>
          </table:table-cell>
          <table:table-cell table:style-name="ce3" table:formula="of:=CHAR(INDEX([XOR.$B$2:.$Q$17];[.$B7]+1;[.CE$3]+1 )*16+INDEX([XOR.$B$2:.$Q$17];[.$C7]+1;[.CE$4]+1))" office:value-type="string" office:string-value="">
            <text:p/>
          </table:table-cell>
          <table:table-cell table:style-name="ce3" table:formula="of:=CHAR(INDEX([XOR.$B$2:.$Q$17];[.$B7]+1;[.CF$3]+1 )*16+INDEX([XOR.$B$2:.$Q$17];[.$C7]+1;[.CF$4]+1))" office:value-type="string" office:string-value="">
            <text:p/>
          </table:table-cell>
          <table:table-cell table:style-name="ce3" table:formula="of:=CHAR(INDEX([XOR.$B$2:.$Q$17];[.$B7]+1;[.CG$3]+1 )*16+INDEX([XOR.$B$2:.$Q$17];[.$C7]+1;[.CG$4]+1))" office:value-type="string" office:string-value="&#13;">
            <text:p></text:p>
          </table:table-cell>
          <table:table-cell table:style-name="ce3" table:formula="of:=CHAR(INDEX([XOR.$B$2:.$Q$17];[.$B7]+1;[.CH$3]+1 )*16+INDEX([XOR.$B$2:.$Q$17];[.$C7]+1;[.CH$4]+1))" office:value-type="string" office:string-value="">
            <text:p/>
          </table:table-cell>
          <table:table-cell table:style-name="ce3" table:formula="of:=CHAR(INDEX([XOR.$B$2:.$Q$17];[.$B7]+1;[.CI$3]+1 )*16+INDEX([XOR.$B$2:.$Q$17];[.$C7]+1;[.CI$4]+1))" office:value-type="string" office:string-value="">
            <text:p/>
          </table:table-cell>
          <table:table-cell table:style-name="ce3" table:formula="of:=CHAR(INDEX([XOR.$B$2:.$Q$17];[.$B7]+1;[.CJ$3]+1 )*16+INDEX([XOR.$B$2:.$Q$17];[.$C7]+1;[.CJ$4]+1))" office:value-type="string" office:string-value="">
            <text:p/>
          </table:table-cell>
          <table:table-cell table:style-name="ce3" table:formula="of:=CHAR(INDEX([XOR.$B$2:.$Q$17];[.$B7]+1;[.CK$3]+1 )*16+INDEX([XOR.$B$2:.$Q$17];[.$C7]+1;[.CK$4]+1))" office:value-type="string" office:string-value="">
            <text:p/>
          </table:table-cell>
          <table:table-cell table:style-name="ce3" table:formula="of:=CHAR(INDEX([XOR.$B$2:.$Q$17];[.$B7]+1;[.CL$3]+1 )*16+INDEX([XOR.$B$2:.$Q$17];[.$C7]+1;[.CL$4]+1))" office:value-type="string" office:string-value="">
            <text:p/>
          </table:table-cell>
          <table:table-cell table:style-name="ce3" table:formula="of:=CHAR(INDEX([XOR.$B$2:.$Q$17];[.$B7]+1;[.CM$3]+1 )*16+INDEX([XOR.$B$2:.$Q$17];[.$C7]+1;[.CM$4]+1))" office:value-type="string" office:string-value="">
            <text:p/>
          </table:table-cell>
          <table:table-cell table:style-name="ce3" table:formula="of:=CHAR(INDEX([XOR.$B$2:.$Q$17];[.$B7]+1;[.CN$3]+1 )*16+INDEX([XOR.$B$2:.$Q$17];[.$C7]+1;[.CN$4]+1))" office:value-type="string" office:string-value="">
            <text:p/>
          </table:table-cell>
          <table:table-cell table:style-name="ce3" table:formula="of:=CHAR(INDEX([XOR.$B$2:.$Q$17];[.$B7]+1;[.CO$3]+1 )*16+INDEX([XOR.$B$2:.$Q$17];[.$C7]+1;[.CO$4]+1))" office:value-type="string" office:string-value="">
            <text:p/>
          </table:table-cell>
          <table:table-cell table:style-name="ce12" table:formula="of:=CHAR(INDEX([XOR.$B$2:.$Q$17];[.$B7]+1;[.CP$3]+1 )*16+INDEX([XOR.$B$2:.$Q$17];[.$C7]+1;[.CP$4]+1))" office:value-type="string" office:string-value="">
            <text:p/>
          </table:table-cell>
          <table:table-cell table:style-name="ce3" table:formula="of:=CHAR(INDEX([XOR.$B$2:.$Q$17];[.$B7]+1;[.CQ$3]+1 )*16+INDEX([XOR.$B$2:.$Q$17];[.$C7]+1;[.CQ$4]+1))" office:value-type="string" office:string-value="">
            <text:p/>
          </table:table-cell>
          <table:table-cell table:style-name="ce3" table:formula="of:=CHAR(INDEX([XOR.$B$2:.$Q$17];[.$B7]+1;[.CR$3]+1 )*16+INDEX([XOR.$B$2:.$Q$17];[.$C7]+1;[.CR$4]+1))" office:value-type="string" office:string-value="">
            <text:p/>
          </table:table-cell>
          <table:table-cell table:style-name="ce3" table:formula="of:=CHAR(INDEX([XOR.$B$2:.$Q$17];[.$B7]+1;[.CS$3]+1 )*16+INDEX([XOR.$B$2:.$Q$17];[.$C7]+1;[.CS$4]+1))" office:value-type="string" office:string-value="">
            <text:p/>
          </table:table-cell>
          <table:table-cell table:style-name="ce3" table:formula="of:=CHAR(INDEX([XOR.$B$2:.$Q$17];[.$B7]+1;[.CT$3]+1 )*16+INDEX([XOR.$B$2:.$Q$17];[.$C7]+1;[.CT$4]+1))" office:value-type="string" office:string-value="">
            <text:p/>
          </table:table-cell>
          <table:table-cell table:style-name="ce3" table:formula="of:=CHAR(INDEX([XOR.$B$2:.$Q$17];[.$B7]+1;[.CU$3]+1 )*16+INDEX([XOR.$B$2:.$Q$17];[.$C7]+1;[.CU$4]+1))" office:value-type="string" office:string-value="">
            <text:p/>
          </table:table-cell>
          <table:table-cell table:style-name="ce3" table:formula="of:=CHAR(INDEX([XOR.$B$2:.$Q$17];[.$B7]+1;[.CV$3]+1 )*16+INDEX([XOR.$B$2:.$Q$17];[.$C7]+1;[.CV$4]+1))" office:value-type="string" office:string-value="">
            <text:p/>
          </table:table-cell>
          <table:table-cell table:style-name="ce3" table:formula="of:=CHAR(INDEX([XOR.$B$2:.$Q$17];[.$B7]+1;[.CW$3]+1 )*16+INDEX([XOR.$B$2:.$Q$17];[.$C7]+1;[.CW$4]+1))" office:value-type="string" office:string-value="">
            <text:p/>
          </table:table-cell>
          <table:table-cell table:style-name="ce3" table:formula="of:=CHAR(INDEX([XOR.$B$2:.$Q$17];[.$B7]+1;[.CX$3]+1 )*16+INDEX([XOR.$B$2:.$Q$17];[.$C7]+1;[.CX$4]+1))" office:value-type="string" office:string-value="&quot;">
            <text:p>"</text:p>
          </table:table-cell>
          <table:table-cell table:style-name="ce3" table:formula="of:=CHAR(INDEX([XOR.$B$2:.$Q$17];[.$B7]+1;[.CY$3]+1 )*16+INDEX([XOR.$B$2:.$Q$17];[.$C7]+1;[.CY$4]+1))" office:value-type="string" office:string-value="#">
            <text:p>#</text:p>
          </table:table-cell>
          <table:table-cell table:style-name="ce3" table:formula="of:=CHAR(INDEX([XOR.$B$2:.$Q$17];[.$B7]+1;[.CZ$3]+1 )*16+INDEX([XOR.$B$2:.$Q$17];[.$C7]+1;[.CZ$4]+1))" office:value-type="string" office:string-value=" ">
            <text:p><text:s/></text:p>
          </table:table-cell>
          <table:table-cell table:style-name="ce3" table:formula="of:=CHAR(INDEX([XOR.$B$2:.$Q$17];[.$B7]+1;[.DA$3]+1 )*16+INDEX([XOR.$B$2:.$Q$17];[.$C7]+1;[.DA$4]+1))" office:value-type="string" office:string-value="!">
            <text:p>!</text:p>
          </table:table-cell>
          <table:table-cell table:style-name="ce3" table:formula="of:=CHAR(INDEX([XOR.$B$2:.$Q$17];[.$B7]+1;[.DB$3]+1 )*16+INDEX([XOR.$B$2:.$Q$17];[.$C7]+1;[.DB$4]+1))" office:value-type="string" office:string-value="&amp;">
            <text:p>&amp;</text:p>
          </table:table-cell>
          <table:table-cell table:style-name="ce3" table:formula="of:=CHAR(INDEX([XOR.$B$2:.$Q$17];[.$B7]+1;[.DC$3]+1 )*16+INDEX([XOR.$B$2:.$Q$17];[.$C7]+1;[.DC$4]+1))" office:value-type="string" office:string-value="'">
            <text:p>'</text:p>
          </table:table-cell>
          <table:table-cell table:style-name="ce3" table:formula="of:=CHAR(INDEX([XOR.$B$2:.$Q$17];[.$B7]+1;[.DD$3]+1 )*16+INDEX([XOR.$B$2:.$Q$17];[.$C7]+1;[.DD$4]+1))" office:value-type="string" office:string-value="$">
            <text:p>$</text:p>
          </table:table-cell>
          <table:table-cell table:style-name="ce3" table:formula="of:=CHAR(INDEX([XOR.$B$2:.$Q$17];[.$B7]+1;[.DE$3]+1 )*16+INDEX([XOR.$B$2:.$Q$17];[.$C7]+1;[.DE$4]+1))" office:value-type="string" office:string-value="%">
            <text:p>%</text:p>
          </table:table-cell>
          <table:table-cell table:style-name="ce3" table:formula="of:=CHAR(INDEX([XOR.$B$2:.$Q$17];[.$B7]+1;[.DF$3]+1 )*16+INDEX([XOR.$B$2:.$Q$17];[.$C7]+1;[.DF$4]+1))" office:value-type="string" office:string-value="*">
            <text:p>*</text:p>
          </table:table-cell>
          <table:table-cell table:style-name="ce3" table:formula="of:=CHAR(INDEX([XOR.$B$2:.$Q$17];[.$B7]+1;[.DG$3]+1 )*16+INDEX([XOR.$B$2:.$Q$17];[.$C7]+1;[.DG$4]+1))" office:value-type="string" office:string-value="+">
            <text:p>+</text:p>
          </table:table-cell>
          <table:table-cell table:style-name="ce3" table:formula="of:=CHAR(INDEX([XOR.$B$2:.$Q$17];[.$B7]+1;[.DH$3]+1 )*16+INDEX([XOR.$B$2:.$Q$17];[.$C7]+1;[.DH$4]+1))" office:value-type="string" office:string-value="(">
            <text:p>(</text:p>
          </table:table-cell>
          <table:table-cell table:style-name="ce3" table:formula="of:=CHAR(INDEX([XOR.$B$2:.$Q$17];[.$B7]+1;[.DI$3]+1 )*16+INDEX([XOR.$B$2:.$Q$17];[.$C7]+1;[.DI$4]+1))" office:value-type="string" office:string-value=")">
            <text:p>)</text:p>
          </table:table-cell>
          <table:table-cell table:style-name="ce3" table:formula="of:=CHAR(INDEX([XOR.$B$2:.$Q$17];[.$B7]+1;[.DJ$3]+1 )*16+INDEX([XOR.$B$2:.$Q$17];[.$C7]+1;[.DJ$4]+1))" office:value-type="string" office:string-value=".">
            <text:p>.</text:p>
          </table:table-cell>
          <table:table-cell table:style-name="ce3" table:formula="of:=CHAR(INDEX([XOR.$B$2:.$Q$17];[.$B7]+1;[.DK$3]+1 )*16+INDEX([XOR.$B$2:.$Q$17];[.$C7]+1;[.DK$4]+1))" office:value-type="string" office:string-value="/">
            <text:p>/</text:p>
          </table:table-cell>
          <table:table-cell table:style-name="ce3" table:formula="of:=CHAR(INDEX([XOR.$B$2:.$Q$17];[.$B7]+1;[.DL$3]+1 )*16+INDEX([XOR.$B$2:.$Q$17];[.$C7]+1;[.DL$4]+1))" office:value-type="string" office:string-value=",">
            <text:p>,</text:p>
          </table:table-cell>
          <table:table-cell table:style-name="ce3" table:formula="of:=CHAR(INDEX([XOR.$B$2:.$Q$17];[.$B7]+1;[.DM$3]+1 )*16+INDEX([XOR.$B$2:.$Q$17];[.$C7]+1;[.DM$4]+1))" office:value-type="string" office:string-value="-">
            <text:p>-</text:p>
          </table:table-cell>
          <table:table-cell table:style-name="ce3" table:formula="of:=CHAR(INDEX([XOR.$B$2:.$Q$17];[.$B7]+1;[.DN$3]+1 )*16+INDEX([XOR.$B$2:.$Q$17];[.$C7]+1;[.DN$4]+1))" office:value-type="string" office:string-value="2">
            <text:p>2</text:p>
          </table:table-cell>
          <table:table-cell table:style-name="ce3" table:formula="of:=CHAR(INDEX([XOR.$B$2:.$Q$17];[.$B7]+1;[.DO$3]+1 )*16+INDEX([XOR.$B$2:.$Q$17];[.$C7]+1;[.DO$4]+1))" office:value-type="string" office:string-value="3">
            <text:p>3</text:p>
          </table:table-cell>
          <table:table-cell table:style-name="ce3" table:formula="of:=CHAR(INDEX([XOR.$B$2:.$Q$17];[.$B7]+1;[.DP$3]+1 )*16+INDEX([XOR.$B$2:.$Q$17];[.$C7]+1;[.DP$4]+1))" office:value-type="string" office:string-value="0">
            <text:p>0</text:p>
          </table:table-cell>
          <table:table-cell table:style-name="ce3" table:formula="of:=CHAR(INDEX([XOR.$B$2:.$Q$17];[.$B7]+1;[.DQ$3]+1 )*16+INDEX([XOR.$B$2:.$Q$17];[.$C7]+1;[.DQ$4]+1))" office:value-type="string" office:string-value="1">
            <text:p>1</text:p>
          </table:table-cell>
          <table:table-cell table:style-name="ce3" table:formula="of:=CHAR(INDEX([XOR.$B$2:.$Q$17];[.$B7]+1;[.DR$3]+1 )*16+INDEX([XOR.$B$2:.$Q$17];[.$C7]+1;[.DR$4]+1))" office:value-type="string" office:string-value="6">
            <text:p>6</text:p>
          </table:table-cell>
          <table:table-cell table:style-name="ce3" table:formula="of:=CHAR(INDEX([XOR.$B$2:.$Q$17];[.$B7]+1;[.DS$3]+1 )*16+INDEX([XOR.$B$2:.$Q$17];[.$C7]+1;[.DS$4]+1))" office:value-type="string" office:string-value="7">
            <text:p>7</text:p>
          </table:table-cell>
          <table:table-cell table:style-name="ce3" table:formula="of:=CHAR(INDEX([XOR.$B$2:.$Q$17];[.$B7]+1;[.DT$3]+1 )*16+INDEX([XOR.$B$2:.$Q$17];[.$C7]+1;[.DT$4]+1))" office:value-type="string" office:string-value="4">
            <text:p>4</text:p>
          </table:table-cell>
          <table:table-cell table:style-name="ce3" table:formula="of:=CHAR(INDEX([XOR.$B$2:.$Q$17];[.$B7]+1;[.DU$3]+1 )*16+INDEX([XOR.$B$2:.$Q$17];[.$C7]+1;[.DU$4]+1))" office:value-type="string" office:string-value="5">
            <text:p>5</text:p>
          </table:table-cell>
          <table:table-cell table:style-name="ce3" table:formula="of:=CHAR(INDEX([XOR.$B$2:.$Q$17];[.$B7]+1;[.DV$3]+1 )*16+INDEX([XOR.$B$2:.$Q$17];[.$C7]+1;[.DV$4]+1))" office:value-type="string" office:string-value=":">
            <text:p>:</text:p>
          </table:table-cell>
          <table:table-cell table:style-name="ce3" table:formula="of:=CHAR(INDEX([XOR.$B$2:.$Q$17];[.$B7]+1;[.DW$3]+1 )*16+INDEX([XOR.$B$2:.$Q$17];[.$C7]+1;[.DW$4]+1))" office:value-type="string" office:string-value=";">
            <text:p>;</text:p>
          </table:table-cell>
          <table:table-cell table:style-name="ce3" table:formula="of:=CHAR(INDEX([XOR.$B$2:.$Q$17];[.$B7]+1;[.DX$3]+1 )*16+INDEX([XOR.$B$2:.$Q$17];[.$C7]+1;[.DX$4]+1))" office:value-type="string" office:string-value="8">
            <text:p>8</text:p>
          </table:table-cell>
          <table:table-cell table:style-name="ce3" table:formula="of:=CHAR(INDEX([XOR.$B$2:.$Q$17];[.$B7]+1;[.DY$3]+1 )*16+INDEX([XOR.$B$2:.$Q$17];[.$C7]+1;[.DY$4]+1))" office:value-type="string" office:string-value="9">
            <text:p>9</text:p>
          </table:table-cell>
          <table:table-cell table:style-name="ce3" table:formula="of:=CHAR(INDEX([XOR.$B$2:.$Q$17];[.$B7]+1;[.DZ$3]+1 )*16+INDEX([XOR.$B$2:.$Q$17];[.$C7]+1;[.DZ$4]+1))" office:value-type="string" office:string-value="&gt;">
            <text:p>&gt;</text:p>
          </table:table-cell>
          <table:table-cell table:style-name="ce3" table:formula="of:=CHAR(INDEX([XOR.$B$2:.$Q$17];[.$B7]+1;[.EA$3]+1 )*16+INDEX([XOR.$B$2:.$Q$17];[.$C7]+1;[.EA$4]+1))" office:value-type="string" office:string-value="?">
            <text:p>?</text:p>
          </table:table-cell>
          <table:table-cell table:style-name="ce3" table:formula="of:=CHAR(INDEX([XOR.$B$2:.$Q$17];[.$B7]+1;[.EB$3]+1 )*16+INDEX([XOR.$B$2:.$Q$17];[.$C7]+1;[.EB$4]+1))" office:value-type="string" office:string-value="&lt;">
            <text:p>&lt;</text:p>
          </table:table-cell>
          <table:table-cell table:style-name="ce3" table:formula="of:=CHAR(INDEX([XOR.$B$2:.$Q$17];[.$B7]+1;[.EC$3]+1 )*16+INDEX([XOR.$B$2:.$Q$17];[.$C7]+1;[.EC$4]+1))" office:value-type="string" office:string-value="=">
            <text:p>=</text:p>
          </table:table-cell>
        </table:table-row>
        <table:table-row table:style-name="ro4">
          <table:table-cell table:formula="of:=[.A7]+2" office:value-type="float" office:value="7">
            <text:p>7</text:p>
          </table:table-cell>
          <table:table-cell table:style-name="ce3" table:formula="of:=VLOOKUP(RIGHT(LEFT([.$B$1];[.A8]);1);[Sheet1.$A$2:.$C$17];3;0)" office:value-type="float" office:value="1">
            <text:p>1</text:p>
          </table:table-cell>
          <table:table-cell table:formula="of:=VLOOKUP(RIGHT(LEFT([.$B$1];[.A8]+1);1);[Sheet1.$A$2:.$C$17];3;0)" office:value-type="float" office:value="5">
            <text:p>5</text:p>
          </table:table-cell>
          <table:table-cell table:formula="of:=[.C8]+[.B8]*16" office:value-type="float" office:value="21">
            <text:p>21</text:p>
          </table:table-cell>
          <table:table-cell table:formula="of:=CHAR([.D8])" office:value-type="string" office:string-value="">
            <text:p/>
          </table:table-cell>
          <table:table-cell table:style-name="ce3" table:formula="of:=CHAR(INDEX([XOR.$B$2:.$Q$17];[.$B8]+1;[.F$3]+1 )*16+INDEX([XOR.$B$2:.$Q$17];[.$C8]+1;[.F$4]+1))" office:value-type="string" office:string-value="">
            <text:p/>
          </table:table-cell>
          <table:table-cell table:style-name="ce3" table:formula="of:=CHAR(INDEX([XOR.$B$2:.$Q$17];[.$B8]+1;[.G$3]+1 )*16+INDEX([XOR.$B$2:.$Q$17];[.$C8]+1;[.G$4]+1))" office:value-type="string" office:string-value="">
            <text:p/>
          </table:table-cell>
          <table:table-cell table:style-name="ce3" table:formula="of:=CHAR(INDEX([XOR.$B$2:.$Q$17];[.$B8]+1;[.H$3]+1 )*16+INDEX([XOR.$B$2:.$Q$17];[.$C8]+1;[.H$4]+1))" office:value-type="string" office:string-value="">
            <text:p/>
          </table:table-cell>
          <table:table-cell table:style-name="ce3" table:formula="of:=CHAR(INDEX([XOR.$B$2:.$Q$17];[.$B8]+1;[.I$3]+1 )*16+INDEX([XOR.$B$2:.$Q$17];[.$C8]+1;[.I$4]+1))" office:value-type="string" office:string-value="">
            <text:p/>
          </table:table-cell>
          <table:table-cell table:style-name="ce3" table:formula="of:=CHAR(INDEX([XOR.$B$2:.$Q$17];[.$B8]+1;[.J$3]+1 )*16+INDEX([XOR.$B$2:.$Q$17];[.$C8]+1;[.J$4]+1))" office:value-type="string" office:string-value="">
            <text:p/>
          </table:table-cell>
          <table:table-cell table:style-name="ce3" table:formula="of:=CHAR(INDEX([XOR.$B$2:.$Q$17];[.$B8]+1;[.K$3]+1 )*16+INDEX([XOR.$B$2:.$Q$17];[.$C8]+1;[.K$4]+1))" office:value-type="string" office:string-value="">
            <text:p/>
          </table:table-cell>
          <table:table-cell table:style-name="ce3" table:formula="of:=CHAR(INDEX([XOR.$B$2:.$Q$17];[.$B8]+1;[.L$3]+1 )*16+INDEX([XOR.$B$2:.$Q$17];[.$C8]+1;[.L$4]+1))" office:value-type="string" office:string-value="">
            <text:p/>
          </table:table-cell>
          <table:table-cell table:style-name="ce3" table:formula="of:=CHAR(INDEX([XOR.$B$2:.$Q$17];[.$B8]+1;[.M$3]+1 )*16+INDEX([XOR.$B$2:.$Q$17];[.$C8]+1;[.M$4]+1))" office:value-type="string" office:string-value="">
            <text:p/>
          </table:table-cell>
          <table:table-cell table:style-name="ce3" table:formula="of:=CHAR(INDEX([XOR.$B$2:.$Q$17];[.$B8]+1;[.N$3]+1 )*16+INDEX([XOR.$B$2:.$Q$17];[.$C8]+1;[.N$4]+1))" office:value-type="string" office:string-value="">
            <text:p/>
          </table:table-cell>
          <table:table-cell table:style-name="ce3" table:formula="of:=CHAR(INDEX([XOR.$B$2:.$Q$17];[.$B8]+1;[.O$3]+1 )*16+INDEX([XOR.$B$2:.$Q$17];[.$C8]+1;[.O$4]+1))" office:value-type="string" office:string-value="">
            <text:p/>
          </table:table-cell>
          <table:table-cell table:style-name="ce3" table:formula="of:=CHAR(INDEX([XOR.$B$2:.$Q$17];[.$B8]+1;[.P$3]+1 )*16+INDEX([XOR.$B$2:.$Q$17];[.$C8]+1;[.P$4]+1))" office:value-type="string" office:string-value="">
            <text:p/>
          </table:table-cell>
          <table:table-cell table:style-name="ce3" table:formula="of:=CHAR(INDEX([XOR.$B$2:.$Q$17];[.$B8]+1;[.Q$3]+1 )*16+INDEX([XOR.$B$2:.$Q$17];[.$C8]+1;[.Q$4]+1))" office:value-type="string" office:string-value="">
            <text:p/>
          </table:table-cell>
          <table:table-cell table:style-name="ce3" table:formula="of:=CHAR(INDEX([XOR.$B$2:.$Q$17];[.$B8]+1;[.R$3]+1 )*16+INDEX([XOR.$B$2:.$Q$17];[.$C8]+1;[.R$4]+1))" office:value-type="string" office:string-value="">
            <text:p/>
          </table:table-cell>
          <table:table-cell table:style-name="ce3" table:formula="of:=CHAR(INDEX([XOR.$B$2:.$Q$17];[.$B8]+1;[.S$3]+1 )*16+INDEX([XOR.$B$2:.$Q$17];[.$C8]+1;[.S$4]+1))" office:value-type="string" office:string-value="">
            <text:p/>
          </table:table-cell>
          <table:table-cell table:style-name="ce3" table:formula="of:=CHAR(INDEX([XOR.$B$2:.$Q$17];[.$B8]+1;[.T$3]+1 )*16+INDEX([XOR.$B$2:.$Q$17];[.$C8]+1;[.T$4]+1))" office:value-type="string" office:string-value="">
            <text:p/>
          </table:table-cell>
          <table:table-cell table:style-name="ce3" table:formula="of:=CHAR(INDEX([XOR.$B$2:.$Q$17];[.$B8]+1;[.U$3]+1 )*16+INDEX([XOR.$B$2:.$Q$17];[.$C8]+1;[.U$4]+1))" office:value-type="string" office:string-value="">
            <text:p/>
          </table:table-cell>
          <table:table-cell table:style-name="ce3" table:formula="of:=CHAR(INDEX([XOR.$B$2:.$Q$17];[.$B8]+1;[.V$3]+1 )*16+INDEX([XOR.$B$2:.$Q$17];[.$C8]+1;[.V$4]+1))" office:value-type="string" office:string-value="">
            <text:p/>
          </table:table-cell>
          <table:table-cell table:style-name="ce3" table:formula="of:=CHAR(INDEX([XOR.$B$2:.$Q$17];[.$B8]+1;[.W$3]+1 )*16+INDEX([XOR.$B$2:.$Q$17];[.$C8]+1;[.W$4]+1))" office:value-type="string" office:string-value="">
            <text:p/>
          </table:table-cell>
          <table:table-cell table:style-name="ce3" table:formula="of:=CHAR(INDEX([XOR.$B$2:.$Q$17];[.$B8]+1;[.X$3]+1 )*16+INDEX([XOR.$B$2:.$Q$17];[.$C8]+1;[.X$4]+1))" office:value-type="string" office:string-value="">
            <text:p/>
          </table:table-cell>
          <table:table-cell table:style-name="ce3" table:formula="of:=CHAR(INDEX([XOR.$B$2:.$Q$17];[.$B8]+1;[.Y$3]+1 )*16+INDEX([XOR.$B$2:.$Q$17];[.$C8]+1;[.Y$4]+1))" office:value-type="string" office:string-value="">
            <text:p/>
          </table:table-cell>
          <table:table-cell table:style-name="ce3" table:formula="of:=CHAR(INDEX([XOR.$B$2:.$Q$17];[.$B8]+1;[.Z$3]+1 )*16+INDEX([XOR.$B$2:.$Q$17];[.$C8]+1;[.Z$4]+1))" office:value-type="string" office:string-value="">
            <text:p/>
          </table:table-cell>
          <table:table-cell table:style-name="ce8" table:formula="of:=CHAR(INDEX([XOR.$B$2:.$Q$17];[.$B8]+1;[.AA$3]+1 )*16+INDEX([XOR.$B$2:.$Q$17];[.$C8]+1;[.AA$4]+1))" office:value-type="string" office:string-value="">
            <text:p/>
          </table:table-cell>
          <table:table-cell table:style-name="ce3" table:formula="of:=CHAR(INDEX([XOR.$B$2:.$Q$17];[.$B8]+1;[.AB$3]+1 )*16+INDEX([XOR.$B$2:.$Q$17];[.$C8]+1;[.AB$4]+1))" office:value-type="string" office:string-value="">
            <text:p/>
          </table:table-cell>
          <table:table-cell table:style-name="ce3" table:formula="of:=CHAR(INDEX([XOR.$B$2:.$Q$17];[.$B8]+1;[.AC$3]+1 )*16+INDEX([XOR.$B$2:.$Q$17];[.$C8]+1;[.AC$4]+1))" office:value-type="string" office:string-value="">
            <text:p/>
          </table:table-cell>
          <table:table-cell table:style-name="ce3" table:formula="of:=CHAR(INDEX([XOR.$B$2:.$Q$17];[.$B8]+1;[.AD$3]+1 )*16+INDEX([XOR.$B$2:.$Q$17];[.$C8]+1;[.AD$4]+1))" office:value-type="string" office:string-value="&#13;">
            <text:p></text:p>
          </table:table-cell>
          <table:table-cell table:style-name="ce3" table:formula="of:=CHAR(INDEX([XOR.$B$2:.$Q$17];[.$B8]+1;[.AE$3]+1 )*16+INDEX([XOR.$B$2:.$Q$17];[.$C8]+1;[.AE$4]+1))" office:value-type="string" office:string-value="">
            <text:p/>
          </table:table-cell>
          <table:table-cell table:style-name="ce3" table:formula="of:=CHAR(INDEX([XOR.$B$2:.$Q$17];[.$B8]+1;[.AF$3]+1 )*16+INDEX([XOR.$B$2:.$Q$17];[.$C8]+1;[.AF$4]+1))" office:value-type="string" office:string-value="">
            <text:p/>
          </table:table-cell>
          <table:table-cell table:style-name="ce3" table:formula="of:=CHAR(INDEX([XOR.$B$2:.$Q$17];[.$B8]+1;[.AG$3]+1 )*16+INDEX([XOR.$B$2:.$Q$17];[.$C8]+1;[.AG$4]+1))" office:value-type="string" office:string-value="">
            <text:p/>
          </table:table-cell>
          <table:table-cell table:style-name="ce3" table:formula="of:=CHAR(INDEX([XOR.$B$2:.$Q$17];[.$B8]+1;[.AH$3]+1 )*16+INDEX([XOR.$B$2:.$Q$17];[.$C8]+1;[.AH$4]+1))" office:value-type="string" office:string-value="&#9;">
            <text:p><text:tab/></text:p>
          </table:table-cell>
          <table:table-cell table:style-name="ce3" table:formula="of:=CHAR(INDEX([XOR.$B$2:.$Q$17];[.$B8]+1;[.AI$3]+1 )*16+INDEX([XOR.$B$2:.$Q$17];[.$C8]+1;[.AI$4]+1))" office:value-type="string" office:string-value="">
            <text:p/>
          </table:table-cell>
          <table:table-cell table:style-name="ce3" table:formula="of:=CHAR(INDEX([XOR.$B$2:.$Q$17];[.$B8]+1;[.AJ$3]+1 )*16+INDEX([XOR.$B$2:.$Q$17];[.$C8]+1;[.AJ$4]+1))" office:value-type="string" office:string-value="">
            <text:p/>
          </table:table-cell>
          <table:table-cell table:style-name="ce3" table:formula="of:=CHAR(INDEX([XOR.$B$2:.$Q$17];[.$B8]+1;[.AK$3]+1 )*16+INDEX([XOR.$B$2:.$Q$17];[.$C8]+1;[.AK$4]+1))" office:value-type="string" office:string-value="&#10;">
            <text:p><text:line-break/></text:p>
          </table:table-cell>
          <table:table-cell table:style-name="ce3" table:formula="of:=CHAR(INDEX([XOR.$B$2:.$Q$17];[.$B8]+1;[.AL$3]+1 )*16+INDEX([XOR.$B$2:.$Q$17];[.$C8]+1;[.AL$4]+1))" office:value-type="string" office:string-value="5">
            <text:p>5</text:p>
          </table:table-cell>
          <table:table-cell table:style-name="ce3" table:formula="of:=CHAR(INDEX([XOR.$B$2:.$Q$17];[.$B8]+1;[.AM$3]+1 )*16+INDEX([XOR.$B$2:.$Q$17];[.$C8]+1;[.AM$4]+1))" office:value-type="string" office:string-value="4">
            <text:p>4</text:p>
          </table:table-cell>
          <table:table-cell table:style-name="ce3" table:formula="of:=CHAR(INDEX([XOR.$B$2:.$Q$17];[.$B8]+1;[.AN$3]+1 )*16+INDEX([XOR.$B$2:.$Q$17];[.$C8]+1;[.AN$4]+1))" office:value-type="string" office:string-value="7">
            <text:p>7</text:p>
          </table:table-cell>
          <table:table-cell table:style-name="ce3" table:formula="of:=CHAR(INDEX([XOR.$B$2:.$Q$17];[.$B8]+1;[.AO$3]+1 )*16+INDEX([XOR.$B$2:.$Q$17];[.$C8]+1;[.AO$4]+1))" office:value-type="string" office:string-value="6">
            <text:p>6</text:p>
          </table:table-cell>
          <table:table-cell table:style-name="ce3" table:formula="of:=CHAR(INDEX([XOR.$B$2:.$Q$17];[.$B8]+1;[.AP$3]+1 )*16+INDEX([XOR.$B$2:.$Q$17];[.$C8]+1;[.AP$4]+1))" office:value-type="string" office:string-value="1">
            <text:p>1</text:p>
          </table:table-cell>
          <table:table-cell table:style-name="ce3" table:formula="of:=CHAR(INDEX([XOR.$B$2:.$Q$17];[.$B8]+1;[.AQ$3]+1 )*16+INDEX([XOR.$B$2:.$Q$17];[.$C8]+1;[.AQ$4]+1))" office:value-type="string" office:string-value="0">
            <text:p>0</text:p>
          </table:table-cell>
          <table:table-cell table:style-name="ce3" table:formula="of:=CHAR(INDEX([XOR.$B$2:.$Q$17];[.$B8]+1;[.AR$3]+1 )*16+INDEX([XOR.$B$2:.$Q$17];[.$C8]+1;[.AR$4]+1))" office:value-type="string" office:string-value="3">
            <text:p>3</text:p>
          </table:table-cell>
          <table:table-cell table:style-name="ce3" table:formula="of:=CHAR(INDEX([XOR.$B$2:.$Q$17];[.$B8]+1;[.AS$3]+1 )*16+INDEX([XOR.$B$2:.$Q$17];[.$C8]+1;[.AS$4]+1))" office:value-type="string" office:string-value="2">
            <text:p>2</text:p>
          </table:table-cell>
          <table:table-cell table:style-name="ce3" table:formula="of:=CHAR(INDEX([XOR.$B$2:.$Q$17];[.$B8]+1;[.AT$3]+1 )*16+INDEX([XOR.$B$2:.$Q$17];[.$C8]+1;[.AT$4]+1))" office:value-type="string" office:string-value="=">
            <text:p>=</text:p>
          </table:table-cell>
          <table:table-cell table:style-name="ce3" table:formula="of:=CHAR(INDEX([XOR.$B$2:.$Q$17];[.$B8]+1;[.AU$3]+1 )*16+INDEX([XOR.$B$2:.$Q$17];[.$C8]+1;[.AU$4]+1))" office:value-type="string" office:string-value="&lt;">
            <text:p>&lt;</text:p>
          </table:table-cell>
          <table:table-cell table:style-name="ce3" table:formula="of:=CHAR(INDEX([XOR.$B$2:.$Q$17];[.$B8]+1;[.AV$3]+1 )*16+INDEX([XOR.$B$2:.$Q$17];[.$C8]+1;[.AV$4]+1))" office:value-type="string" office:string-value="?">
            <text:p>?</text:p>
          </table:table-cell>
          <table:table-cell table:style-name="ce3" table:formula="of:=CHAR(INDEX([XOR.$B$2:.$Q$17];[.$B8]+1;[.AW$3]+1 )*16+INDEX([XOR.$B$2:.$Q$17];[.$C8]+1;[.AW$4]+1))" office:value-type="string" office:string-value="&gt;">
            <text:p>&gt;</text:p>
          </table:table-cell>
          <table:table-cell table:style-name="ce3" table:formula="of:=CHAR(INDEX([XOR.$B$2:.$Q$17];[.$B8]+1;[.AX$3]+1 )*16+INDEX([XOR.$B$2:.$Q$17];[.$C8]+1;[.AX$4]+1))" office:value-type="string" office:string-value="9">
            <text:p>9</text:p>
          </table:table-cell>
          <table:table-cell table:style-name="ce3" table:formula="of:=CHAR(INDEX([XOR.$B$2:.$Q$17];[.$B8]+1;[.AY$3]+1 )*16+INDEX([XOR.$B$2:.$Q$17];[.$C8]+1;[.AY$4]+1))" office:value-type="string" office:string-value="8">
            <text:p>8</text:p>
          </table:table-cell>
          <table:table-cell table:style-name="ce3" table:formula="of:=CHAR(INDEX([XOR.$B$2:.$Q$17];[.$B8]+1;[.AZ$3]+1 )*16+INDEX([XOR.$B$2:.$Q$17];[.$C8]+1;[.AZ$4]+1))" office:value-type="string" office:string-value=";">
            <text:p>;</text:p>
          </table:table-cell>
          <table:table-cell table:style-name="ce3" table:formula="of:=CHAR(INDEX([XOR.$B$2:.$Q$17];[.$B8]+1;[.BA$3]+1 )*16+INDEX([XOR.$B$2:.$Q$17];[.$C8]+1;[.BA$4]+1))" office:value-type="string" office:string-value=":">
            <text:p>:</text:p>
          </table:table-cell>
          <table:table-cell table:style-name="ce3" table:formula="of:=CHAR(INDEX([XOR.$B$2:.$Q$17];[.$B8]+1;[.BB$3]+1 )*16+INDEX([XOR.$B$2:.$Q$17];[.$C8]+1;[.BB$4]+1))" office:value-type="string" office:string-value="%">
            <text:p>%</text:p>
          </table:table-cell>
          <table:table-cell table:style-name="ce3" table:formula="of:=CHAR(INDEX([XOR.$B$2:.$Q$17];[.$B8]+1;[.BC$3]+1 )*16+INDEX([XOR.$B$2:.$Q$17];[.$C8]+1;[.BC$4]+1))" office:value-type="string" office:string-value="$">
            <text:p>$</text:p>
          </table:table-cell>
          <table:table-cell table:style-name="ce3" table:formula="of:=CHAR(INDEX([XOR.$B$2:.$Q$17];[.$B8]+1;[.BD$3]+1 )*16+INDEX([XOR.$B$2:.$Q$17];[.$C8]+1;[.BD$4]+1))" office:value-type="string" office:string-value="'">
            <text:p>'</text:p>
          </table:table-cell>
          <table:table-cell table:style-name="ce3" table:formula="of:=CHAR(INDEX([XOR.$B$2:.$Q$17];[.$B8]+1;[.BE$3]+1 )*16+INDEX([XOR.$B$2:.$Q$17];[.$C8]+1;[.BE$4]+1))" office:value-type="string" office:string-value="&amp;">
            <text:p>&amp;</text:p>
          </table:table-cell>
          <table:table-cell table:style-name="ce3" table:formula="of:=CHAR(INDEX([XOR.$B$2:.$Q$17];[.$B8]+1;[.BF$3]+1 )*16+INDEX([XOR.$B$2:.$Q$17];[.$C8]+1;[.BF$4]+1))" office:value-type="string" office:string-value="!">
            <text:p>!</text:p>
          </table:table-cell>
          <table:table-cell table:style-name="ce8" table:formula="of:=CHAR(INDEX([XOR.$B$2:.$Q$17];[.$B8]+1;[.BG$3]+1 )*16+INDEX([XOR.$B$2:.$Q$17];[.$C8]+1;[.BG$4]+1))" office:value-type="string" office:string-value=" ">
            <text:p><text:s/></text:p>
          </table:table-cell>
          <table:table-cell table:style-name="ce3" table:formula="of:=CHAR(INDEX([XOR.$B$2:.$Q$17];[.$B8]+1;[.BH$3]+1 )*16+INDEX([XOR.$B$2:.$Q$17];[.$C8]+1;[.BH$4]+1))" office:value-type="string" office:string-value="#">
            <text:p>#</text:p>
          </table:table-cell>
          <table:table-cell table:style-name="ce3" table:formula="of:=CHAR(INDEX([XOR.$B$2:.$Q$17];[.$B8]+1;[.BI$3]+1 )*16+INDEX([XOR.$B$2:.$Q$17];[.$C8]+1;[.BI$4]+1))" office:value-type="string" office:string-value="&quot;">
            <text:p>"</text:p>
          </table:table-cell>
          <table:table-cell table:style-name="ce3" table:formula="of:=CHAR(INDEX([XOR.$B$2:.$Q$17];[.$B8]+1;[.BJ$3]+1 )*16+INDEX([XOR.$B$2:.$Q$17];[.$C8]+1;[.BJ$4]+1))" office:value-type="string" office:string-value="-">
            <text:p>-</text:p>
          </table:table-cell>
          <table:table-cell table:style-name="ce3" table:formula="of:=CHAR(INDEX([XOR.$B$2:.$Q$17];[.$B8]+1;[.BK$3]+1 )*16+INDEX([XOR.$B$2:.$Q$17];[.$C8]+1;[.BK$4]+1))" office:value-type="string" office:string-value=",">
            <text:p>,</text:p>
          </table:table-cell>
          <table:table-cell table:style-name="ce3" table:formula="of:=CHAR(INDEX([XOR.$B$2:.$Q$17];[.$B8]+1;[.BL$3]+1 )*16+INDEX([XOR.$B$2:.$Q$17];[.$C8]+1;[.BL$4]+1))" office:value-type="string" office:string-value="/">
            <text:p>/</text:p>
          </table:table-cell>
          <table:table-cell table:style-name="ce3" table:formula="of:=CHAR(INDEX([XOR.$B$2:.$Q$17];[.$B8]+1;[.BM$3]+1 )*16+INDEX([XOR.$B$2:.$Q$17];[.$C8]+1;[.BM$4]+1))" office:value-type="string" office:string-value=".">
            <text:p>.</text:p>
          </table:table-cell>
          <table:table-cell table:style-name="ce3" table:formula="of:=CHAR(INDEX([XOR.$B$2:.$Q$17];[.$B8]+1;[.BN$3]+1 )*16+INDEX([XOR.$B$2:.$Q$17];[.$C8]+1;[.BN$4]+1))" office:value-type="string" office:string-value=")">
            <text:p>)</text:p>
          </table:table-cell>
          <table:table-cell table:style-name="ce3" table:formula="of:=CHAR(INDEX([XOR.$B$2:.$Q$17];[.$B8]+1;[.BO$3]+1 )*16+INDEX([XOR.$B$2:.$Q$17];[.$C8]+1;[.BO$4]+1))" office:value-type="string" office:string-value="(">
            <text:p>(</text:p>
          </table:table-cell>
          <table:table-cell table:style-name="ce3" table:formula="of:=CHAR(INDEX([XOR.$B$2:.$Q$17];[.$B8]+1;[.BP$3]+1 )*16+INDEX([XOR.$B$2:.$Q$17];[.$C8]+1;[.BP$4]+1))" office:value-type="string" office:string-value="+">
            <text:p>+</text:p>
          </table:table-cell>
          <table:table-cell table:style-name="ce3" table:formula="of:=CHAR(INDEX([XOR.$B$2:.$Q$17];[.$B8]+1;[.BQ$3]+1 )*16+INDEX([XOR.$B$2:.$Q$17];[.$C8]+1;[.BQ$4]+1))" office:value-type="string" office:string-value="*">
            <text:p>*</text:p>
          </table:table-cell>
          <table:table-cell table:style-name="ce3" table:formula="of:=CHAR(INDEX([XOR.$B$2:.$Q$17];[.$B8]+1;[.BR$3]+1 )*16+INDEX([XOR.$B$2:.$Q$17];[.$C8]+1;[.BR$4]+1))" office:value-type="string" office:string-value="U">
            <text:p>U</text:p>
          </table:table-cell>
          <table:table-cell table:style-name="ce3" table:formula="of:=CHAR(INDEX([XOR.$B$2:.$Q$17];[.$B8]+1;[.BS$3]+1 )*16+INDEX([XOR.$B$2:.$Q$17];[.$C8]+1;[.BS$4]+1))" office:value-type="string" office:string-value="T">
            <text:p>T</text:p>
          </table:table-cell>
          <table:table-cell table:style-name="ce3" table:formula="of:=CHAR(INDEX([XOR.$B$2:.$Q$17];[.$B8]+1;[.BT$3]+1 )*16+INDEX([XOR.$B$2:.$Q$17];[.$C8]+1;[.BT$4]+1))" office:value-type="string" office:string-value="W">
            <text:p>W</text:p>
          </table:table-cell>
          <table:table-cell table:style-name="ce3" table:formula="of:=CHAR(INDEX([XOR.$B$2:.$Q$17];[.$B8]+1;[.BU$3]+1 )*16+INDEX([XOR.$B$2:.$Q$17];[.$C8]+1;[.BU$4]+1))" office:value-type="string" office:string-value="V">
            <text:p>V</text:p>
          </table:table-cell>
          <table:table-cell table:style-name="ce3" table:formula="of:=CHAR(INDEX([XOR.$B$2:.$Q$17];[.$B8]+1;[.BV$3]+1 )*16+INDEX([XOR.$B$2:.$Q$17];[.$C8]+1;[.BV$4]+1))" office:value-type="string" office:string-value="Q">
            <text:p>Q</text:p>
          </table:table-cell>
          <table:table-cell table:style-name="ce3" table:formula="of:=CHAR(INDEX([XOR.$B$2:.$Q$17];[.$B8]+1;[.BW$3]+1 )*16+INDEX([XOR.$B$2:.$Q$17];[.$C8]+1;[.BW$4]+1))" office:value-type="string" office:string-value="P">
            <text:p>P</text:p>
          </table:table-cell>
          <table:table-cell table:style-name="ce3" table:formula="of:=CHAR(INDEX([XOR.$B$2:.$Q$17];[.$B8]+1;[.BX$3]+1 )*16+INDEX([XOR.$B$2:.$Q$17];[.$C8]+1;[.BX$4]+1))" office:value-type="string" office:string-value="S">
            <text:p>S</text:p>
          </table:table-cell>
          <table:table-cell table:style-name="ce3" table:formula="of:=CHAR(INDEX([XOR.$B$2:.$Q$17];[.$B8]+1;[.BY$3]+1 )*16+INDEX([XOR.$B$2:.$Q$17];[.$C8]+1;[.BY$4]+1))" office:value-type="string" office:string-value="R">
            <text:p>R</text:p>
          </table:table-cell>
          <table:table-cell table:style-name="ce3" table:formula="of:=CHAR(INDEX([XOR.$B$2:.$Q$17];[.$B8]+1;[.BZ$3]+1 )*16+INDEX([XOR.$B$2:.$Q$17];[.$C8]+1;[.BZ$4]+1))" office:value-type="string" office:string-value="]">
            <text:p>]</text:p>
          </table:table-cell>
          <table:table-cell table:style-name="ce3" table:formula="of:=CHAR(INDEX([XOR.$B$2:.$Q$17];[.$B8]+1;[.CA$3]+1 )*16+INDEX([XOR.$B$2:.$Q$17];[.$C8]+1;[.CA$4]+1))" office:value-type="string" office:string-value="\">
            <text:p>\</text:p>
          </table:table-cell>
          <table:table-cell table:style-name="ce3" table:formula="of:=CHAR(INDEX([XOR.$B$2:.$Q$17];[.$B8]+1;[.CB$3]+1 )*16+INDEX([XOR.$B$2:.$Q$17];[.$C8]+1;[.CB$4]+1))" office:value-type="string" office:string-value="_">
            <text:p>_</text:p>
          </table:table-cell>
          <table:table-cell table:style-name="ce3" table:formula="of:=CHAR(INDEX([XOR.$B$2:.$Q$17];[.$B8]+1;[.CC$3]+1 )*16+INDEX([XOR.$B$2:.$Q$17];[.$C8]+1;[.CC$4]+1))" office:value-type="string" office:string-value="^">
            <text:p>^</text:p>
          </table:table-cell>
          <table:table-cell table:style-name="ce3" table:formula="of:=CHAR(INDEX([XOR.$B$2:.$Q$17];[.$B8]+1;[.CD$3]+1 )*16+INDEX([XOR.$B$2:.$Q$17];[.$C8]+1;[.CD$4]+1))" office:value-type="string" office:string-value="Y">
            <text:p>Y</text:p>
          </table:table-cell>
          <table:table-cell table:style-name="ce3" table:formula="of:=CHAR(INDEX([XOR.$B$2:.$Q$17];[.$B8]+1;[.CE$3]+1 )*16+INDEX([XOR.$B$2:.$Q$17];[.$C8]+1;[.CE$4]+1))" office:value-type="string" office:string-value="X">
            <text:p>X</text:p>
          </table:table-cell>
          <table:table-cell table:style-name="ce3" table:formula="of:=CHAR(INDEX([XOR.$B$2:.$Q$17];[.$B8]+1;[.CF$3]+1 )*16+INDEX([XOR.$B$2:.$Q$17];[.$C8]+1;[.CF$4]+1))" office:value-type="string" office:string-value="[">
            <text:p>[</text:p>
          </table:table-cell>
          <table:table-cell table:style-name="ce3" table:formula="of:=CHAR(INDEX([XOR.$B$2:.$Q$17];[.$B8]+1;[.CG$3]+1 )*16+INDEX([XOR.$B$2:.$Q$17];[.$C8]+1;[.CG$4]+1))" office:value-type="string" office:string-value="Z">
            <text:p>Z</text:p>
          </table:table-cell>
          <table:table-cell table:style-name="ce3" table:formula="of:=CHAR(INDEX([XOR.$B$2:.$Q$17];[.$B8]+1;[.CH$3]+1 )*16+INDEX([XOR.$B$2:.$Q$17];[.$C8]+1;[.CH$4]+1))" office:value-type="string" office:string-value="E">
            <text:p>E</text:p>
          </table:table-cell>
          <table:table-cell table:style-name="ce3" table:formula="of:=CHAR(INDEX([XOR.$B$2:.$Q$17];[.$B8]+1;[.CI$3]+1 )*16+INDEX([XOR.$B$2:.$Q$17];[.$C8]+1;[.CI$4]+1))" office:value-type="string" office:string-value="D">
            <text:p>D</text:p>
          </table:table-cell>
          <table:table-cell table:style-name="ce3" table:formula="of:=CHAR(INDEX([XOR.$B$2:.$Q$17];[.$B8]+1;[.CJ$3]+1 )*16+INDEX([XOR.$B$2:.$Q$17];[.$C8]+1;[.CJ$4]+1))" office:value-type="string" office:string-value="G">
            <text:p>G</text:p>
          </table:table-cell>
          <table:table-cell table:style-name="ce3" table:formula="of:=CHAR(INDEX([XOR.$B$2:.$Q$17];[.$B8]+1;[.CK$3]+1 )*16+INDEX([XOR.$B$2:.$Q$17];[.$C8]+1;[.CK$4]+1))" office:value-type="string" office:string-value="F">
            <text:p>F</text:p>
          </table:table-cell>
          <table:table-cell table:style-name="ce3" table:formula="of:=CHAR(INDEX([XOR.$B$2:.$Q$17];[.$B8]+1;[.CL$3]+1 )*16+INDEX([XOR.$B$2:.$Q$17];[.$C8]+1;[.CL$4]+1))" office:value-type="string" office:string-value="A">
            <text:p>A</text:p>
          </table:table-cell>
          <table:table-cell table:style-name="ce3" table:formula="of:=CHAR(INDEX([XOR.$B$2:.$Q$17];[.$B8]+1;[.CM$3]+1 )*16+INDEX([XOR.$B$2:.$Q$17];[.$C8]+1;[.CM$4]+1))" office:value-type="string" office:string-value="@">
            <text:p>@</text:p>
          </table:table-cell>
          <table:table-cell table:style-name="ce3" table:formula="of:=CHAR(INDEX([XOR.$B$2:.$Q$17];[.$B8]+1;[.CN$3]+1 )*16+INDEX([XOR.$B$2:.$Q$17];[.$C8]+1;[.CN$4]+1))" office:value-type="string" office:string-value="C">
            <text:p>C</text:p>
          </table:table-cell>
          <table:table-cell table:style-name="ce3" table:formula="of:=CHAR(INDEX([XOR.$B$2:.$Q$17];[.$B8]+1;[.CO$3]+1 )*16+INDEX([XOR.$B$2:.$Q$17];[.$C8]+1;[.CO$4]+1))" office:value-type="string" office:string-value="B">
            <text:p>B</text:p>
          </table:table-cell>
          <table:table-cell table:style-name="ce12" table:formula="of:=CHAR(INDEX([XOR.$B$2:.$Q$17];[.$B8]+1;[.CP$3]+1 )*16+INDEX([XOR.$B$2:.$Q$17];[.$C8]+1;[.CP$4]+1))" office:value-type="string" office:string-value="M">
            <text:p>M</text:p>
          </table:table-cell>
          <table:table-cell table:style-name="ce3" table:formula="of:=CHAR(INDEX([XOR.$B$2:.$Q$17];[.$B8]+1;[.CQ$3]+1 )*16+INDEX([XOR.$B$2:.$Q$17];[.$C8]+1;[.CQ$4]+1))" office:value-type="string" office:string-value="L">
            <text:p>L</text:p>
          </table:table-cell>
          <table:table-cell table:style-name="ce3" table:formula="of:=CHAR(INDEX([XOR.$B$2:.$Q$17];[.$B8]+1;[.CR$3]+1 )*16+INDEX([XOR.$B$2:.$Q$17];[.$C8]+1;[.CR$4]+1))" office:value-type="string" office:string-value="O">
            <text:p>O</text:p>
          </table:table-cell>
          <table:table-cell table:style-name="ce3" table:formula="of:=CHAR(INDEX([XOR.$B$2:.$Q$17];[.$B8]+1;[.CS$3]+1 )*16+INDEX([XOR.$B$2:.$Q$17];[.$C8]+1;[.CS$4]+1))" office:value-type="string" office:string-value="N">
            <text:p>N</text:p>
          </table:table-cell>
          <table:table-cell table:style-name="ce3" table:formula="of:=CHAR(INDEX([XOR.$B$2:.$Q$17];[.$B8]+1;[.CT$3]+1 )*16+INDEX([XOR.$B$2:.$Q$17];[.$C8]+1;[.CT$4]+1))" office:value-type="string" office:string-value="I">
            <text:p>I</text:p>
          </table:table-cell>
          <table:table-cell table:style-name="ce3" table:formula="of:=CHAR(INDEX([XOR.$B$2:.$Q$17];[.$B8]+1;[.CU$3]+1 )*16+INDEX([XOR.$B$2:.$Q$17];[.$C8]+1;[.CU$4]+1))" office:value-type="string" office:string-value="H">
            <text:p>H</text:p>
          </table:table-cell>
          <table:table-cell table:style-name="ce3" table:formula="of:=CHAR(INDEX([XOR.$B$2:.$Q$17];[.$B8]+1;[.CV$3]+1 )*16+INDEX([XOR.$B$2:.$Q$17];[.$C8]+1;[.CV$4]+1))" office:value-type="string" office:string-value="K">
            <text:p>K</text:p>
          </table:table-cell>
          <table:table-cell table:style-name="ce3" table:formula="of:=CHAR(INDEX([XOR.$B$2:.$Q$17];[.$B8]+1;[.CW$3]+1 )*16+INDEX([XOR.$B$2:.$Q$17];[.$C8]+1;[.CW$4]+1))" office:value-type="string" office:string-value="J">
            <text:p>J</text:p>
          </table:table-cell>
          <table:table-cell table:style-name="ce3" table:formula="of:=CHAR(INDEX([XOR.$B$2:.$Q$17];[.$B8]+1;[.CX$3]+1 )*16+INDEX([XOR.$B$2:.$Q$17];[.$C8]+1;[.CX$4]+1))" office:value-type="string" office:string-value="u">
            <text:p>u</text:p>
          </table:table-cell>
          <table:table-cell table:style-name="ce3" table:formula="of:=CHAR(INDEX([XOR.$B$2:.$Q$17];[.$B8]+1;[.CY$3]+1 )*16+INDEX([XOR.$B$2:.$Q$17];[.$C8]+1;[.CY$4]+1))" office:value-type="string" office:string-value="t">
            <text:p>t</text:p>
          </table:table-cell>
          <table:table-cell table:style-name="ce3" table:formula="of:=CHAR(INDEX([XOR.$B$2:.$Q$17];[.$B8]+1;[.CZ$3]+1 )*16+INDEX([XOR.$B$2:.$Q$17];[.$C8]+1;[.CZ$4]+1))" office:value-type="string" office:string-value="w">
            <text:p>w</text:p>
          </table:table-cell>
          <table:table-cell table:style-name="ce3" table:formula="of:=CHAR(INDEX([XOR.$B$2:.$Q$17];[.$B8]+1;[.DA$3]+1 )*16+INDEX([XOR.$B$2:.$Q$17];[.$C8]+1;[.DA$4]+1))" office:value-type="string" office:string-value="v">
            <text:p>v</text:p>
          </table:table-cell>
          <table:table-cell table:style-name="ce3" table:formula="of:=CHAR(INDEX([XOR.$B$2:.$Q$17];[.$B8]+1;[.DB$3]+1 )*16+INDEX([XOR.$B$2:.$Q$17];[.$C8]+1;[.DB$4]+1))" office:value-type="string" office:string-value="q">
            <text:p>q</text:p>
          </table:table-cell>
          <table:table-cell table:style-name="ce3" table:formula="of:=CHAR(INDEX([XOR.$B$2:.$Q$17];[.$B8]+1;[.DC$3]+1 )*16+INDEX([XOR.$B$2:.$Q$17];[.$C8]+1;[.DC$4]+1))" office:value-type="string" office:string-value="p">
            <text:p>p</text:p>
          </table:table-cell>
          <table:table-cell table:style-name="ce3" table:formula="of:=CHAR(INDEX([XOR.$B$2:.$Q$17];[.$B8]+1;[.DD$3]+1 )*16+INDEX([XOR.$B$2:.$Q$17];[.$C8]+1;[.DD$4]+1))" office:value-type="string" office:string-value="s">
            <text:p>s</text:p>
          </table:table-cell>
          <table:table-cell table:style-name="ce3" table:formula="of:=CHAR(INDEX([XOR.$B$2:.$Q$17];[.$B8]+1;[.DE$3]+1 )*16+INDEX([XOR.$B$2:.$Q$17];[.$C8]+1;[.DE$4]+1))" office:value-type="string" office:string-value="r">
            <text:p>r</text:p>
          </table:table-cell>
          <table:table-cell table:style-name="ce3" table:formula="of:=CHAR(INDEX([XOR.$B$2:.$Q$17];[.$B8]+1;[.DF$3]+1 )*16+INDEX([XOR.$B$2:.$Q$17];[.$C8]+1;[.DF$4]+1))" office:value-type="string" office:string-value="}">
            <text:p>}</text:p>
          </table:table-cell>
          <table:table-cell table:style-name="ce3" table:formula="of:=CHAR(INDEX([XOR.$B$2:.$Q$17];[.$B8]+1;[.DG$3]+1 )*16+INDEX([XOR.$B$2:.$Q$17];[.$C8]+1;[.DG$4]+1))" office:value-type="string" office:string-value="|">
            <text:p>|</text:p>
          </table:table-cell>
          <table:table-cell table:style-name="ce3" table:formula="of:=CHAR(INDEX([XOR.$B$2:.$Q$17];[.$B8]+1;[.DH$3]+1 )*16+INDEX([XOR.$B$2:.$Q$17];[.$C8]+1;[.DH$4]+1))" office:value-type="string" office:string-value="">
            <text:p></text:p>
          </table:table-cell>
          <table:table-cell table:style-name="ce3" table:formula="of:=CHAR(INDEX([XOR.$B$2:.$Q$17];[.$B8]+1;[.DI$3]+1 )*16+INDEX([XOR.$B$2:.$Q$17];[.$C8]+1;[.DI$4]+1))" office:value-type="string" office:string-value="~">
            <text:p>~</text:p>
          </table:table-cell>
          <table:table-cell table:style-name="ce3" table:formula="of:=CHAR(INDEX([XOR.$B$2:.$Q$17];[.$B8]+1;[.DJ$3]+1 )*16+INDEX([XOR.$B$2:.$Q$17];[.$C8]+1;[.DJ$4]+1))" office:value-type="string" office:string-value="y">
            <text:p>y</text:p>
          </table:table-cell>
          <table:table-cell table:style-name="ce3" table:formula="of:=CHAR(INDEX([XOR.$B$2:.$Q$17];[.$B8]+1;[.DK$3]+1 )*16+INDEX([XOR.$B$2:.$Q$17];[.$C8]+1;[.DK$4]+1))" office:value-type="string" office:string-value="x">
            <text:p>x</text:p>
          </table:table-cell>
          <table:table-cell table:style-name="ce3" table:formula="of:=CHAR(INDEX([XOR.$B$2:.$Q$17];[.$B8]+1;[.DL$3]+1 )*16+INDEX([XOR.$B$2:.$Q$17];[.$C8]+1;[.DL$4]+1))" office:value-type="string" office:string-value="{">
            <text:p>{</text:p>
          </table:table-cell>
          <table:table-cell table:style-name="ce3" table:formula="of:=CHAR(INDEX([XOR.$B$2:.$Q$17];[.$B8]+1;[.DM$3]+1 )*16+INDEX([XOR.$B$2:.$Q$17];[.$C8]+1;[.DM$4]+1))" office:value-type="string" office:string-value="z">
            <text:p>z</text:p>
          </table:table-cell>
          <table:table-cell table:style-name="ce3" table:formula="of:=CHAR(INDEX([XOR.$B$2:.$Q$17];[.$B8]+1;[.DN$3]+1 )*16+INDEX([XOR.$B$2:.$Q$17];[.$C8]+1;[.DN$4]+1))" office:value-type="string" office:string-value="e">
            <text:p>e</text:p>
          </table:table-cell>
          <table:table-cell table:style-name="ce3" table:formula="of:=CHAR(INDEX([XOR.$B$2:.$Q$17];[.$B8]+1;[.DO$3]+1 )*16+INDEX([XOR.$B$2:.$Q$17];[.$C8]+1;[.DO$4]+1))" office:value-type="string" office:string-value="d">
            <text:p>d</text:p>
          </table:table-cell>
          <table:table-cell table:style-name="ce3" table:formula="of:=CHAR(INDEX([XOR.$B$2:.$Q$17];[.$B8]+1;[.DP$3]+1 )*16+INDEX([XOR.$B$2:.$Q$17];[.$C8]+1;[.DP$4]+1))" office:value-type="string" office:string-value="g">
            <text:p>g</text:p>
          </table:table-cell>
          <table:table-cell table:style-name="ce3" table:formula="of:=CHAR(INDEX([XOR.$B$2:.$Q$17];[.$B8]+1;[.DQ$3]+1 )*16+INDEX([XOR.$B$2:.$Q$17];[.$C8]+1;[.DQ$4]+1))" office:value-type="string" office:string-value="f">
            <text:p>f</text:p>
          </table:table-cell>
          <table:table-cell table:style-name="ce3" table:formula="of:=CHAR(INDEX([XOR.$B$2:.$Q$17];[.$B8]+1;[.DR$3]+1 )*16+INDEX([XOR.$B$2:.$Q$17];[.$C8]+1;[.DR$4]+1))" office:value-type="string" office:string-value="a">
            <text:p>a</text:p>
          </table:table-cell>
          <table:table-cell table:style-name="ce3" table:formula="of:=CHAR(INDEX([XOR.$B$2:.$Q$17];[.$B8]+1;[.DS$3]+1 )*16+INDEX([XOR.$B$2:.$Q$17];[.$C8]+1;[.DS$4]+1))" office:value-type="string" office:string-value="`">
            <text:p>`</text:p>
          </table:table-cell>
          <table:table-cell table:style-name="ce3" table:formula="of:=CHAR(INDEX([XOR.$B$2:.$Q$17];[.$B8]+1;[.DT$3]+1 )*16+INDEX([XOR.$B$2:.$Q$17];[.$C8]+1;[.DT$4]+1))" office:value-type="string" office:string-value="c">
            <text:p>c</text:p>
          </table:table-cell>
          <table:table-cell table:style-name="ce3" table:formula="of:=CHAR(INDEX([XOR.$B$2:.$Q$17];[.$B8]+1;[.DU$3]+1 )*16+INDEX([XOR.$B$2:.$Q$17];[.$C8]+1;[.DU$4]+1))" office:value-type="string" office:string-value="b">
            <text:p>b</text:p>
          </table:table-cell>
          <table:table-cell table:style-name="ce3" table:formula="of:=CHAR(INDEX([XOR.$B$2:.$Q$17];[.$B8]+1;[.DV$3]+1 )*16+INDEX([XOR.$B$2:.$Q$17];[.$C8]+1;[.DV$4]+1))" office:value-type="string" office:string-value="m">
            <text:p>m</text:p>
          </table:table-cell>
          <table:table-cell table:style-name="ce3" table:formula="of:=CHAR(INDEX([XOR.$B$2:.$Q$17];[.$B8]+1;[.DW$3]+1 )*16+INDEX([XOR.$B$2:.$Q$17];[.$C8]+1;[.DW$4]+1))" office:value-type="string" office:string-value="l">
            <text:p>l</text:p>
          </table:table-cell>
          <table:table-cell table:style-name="ce3" table:formula="of:=CHAR(INDEX([XOR.$B$2:.$Q$17];[.$B8]+1;[.DX$3]+1 )*16+INDEX([XOR.$B$2:.$Q$17];[.$C8]+1;[.DX$4]+1))" office:value-type="string" office:string-value="o">
            <text:p>o</text:p>
          </table:table-cell>
          <table:table-cell table:style-name="ce3" table:formula="of:=CHAR(INDEX([XOR.$B$2:.$Q$17];[.$B8]+1;[.DY$3]+1 )*16+INDEX([XOR.$B$2:.$Q$17];[.$C8]+1;[.DY$4]+1))" office:value-type="string" office:string-value="n">
            <text:p>n</text:p>
          </table:table-cell>
          <table:table-cell table:style-name="ce3" table:formula="of:=CHAR(INDEX([XOR.$B$2:.$Q$17];[.$B8]+1;[.DZ$3]+1 )*16+INDEX([XOR.$B$2:.$Q$17];[.$C8]+1;[.DZ$4]+1))" office:value-type="string" office:string-value="i">
            <text:p>i</text:p>
          </table:table-cell>
          <table:table-cell table:style-name="ce3" table:formula="of:=CHAR(INDEX([XOR.$B$2:.$Q$17];[.$B8]+1;[.EA$3]+1 )*16+INDEX([XOR.$B$2:.$Q$17];[.$C8]+1;[.EA$4]+1))" office:value-type="string" office:string-value="h">
            <text:p>h</text:p>
          </table:table-cell>
          <table:table-cell table:style-name="ce3" table:formula="of:=CHAR(INDEX([XOR.$B$2:.$Q$17];[.$B8]+1;[.EB$3]+1 )*16+INDEX([XOR.$B$2:.$Q$17];[.$C8]+1;[.EB$4]+1))" office:value-type="string" office:string-value="k">
            <text:p>k</text:p>
          </table:table-cell>
          <table:table-cell table:style-name="ce3" table:formula="of:=CHAR(INDEX([XOR.$B$2:.$Q$17];[.$B8]+1;[.EC$3]+1 )*16+INDEX([XOR.$B$2:.$Q$17];[.$C8]+1;[.EC$4]+1))" office:value-type="string" office:string-value="j">
            <text:p>j</text:p>
          </table:table-cell>
        </table:table-row>
        <table:table-row table:style-name="ro4">
          <table:table-cell table:formula="of:=[.A8]+2" office:value-type="float" office:value="9">
            <text:p>9</text:p>
          </table:table-cell>
          <table:table-cell table:style-name="ce3" table:formula="of:=VLOOKUP(RIGHT(LEFT([.$B$1];[.A9]);1);[Sheet1.$A$2:.$C$17];3;0)" office:value-type="float" office:value="4">
            <text:p>4</text:p>
          </table:table-cell>
          <table:table-cell table:formula="of:=VLOOKUP(RIGHT(LEFT([.$B$1];[.A9]+1);1);[Sheet1.$A$2:.$C$17];3;0)" office:value-type="float" office:value="1">
            <text:p>1</text:p>
          </table:table-cell>
          <table:table-cell table:formula="of:=[.C9]+[.B9]*16" office:value-type="float" office:value="65">
            <text:p>65</text:p>
          </table:table-cell>
          <table:table-cell table:formula="of:=CHAR([.D9])" office:value-type="string" office:string-value="A">
            <text:p>A</text:p>
          </table:table-cell>
          <table:table-cell table:style-name="ce3" table:formula="of:=CHAR(INDEX([XOR.$B$2:.$Q$17];[.$B9]+1;[.F$3]+1 )*16+INDEX([XOR.$B$2:.$Q$17];[.$C9]+1;[.F$4]+1))" office:value-type="string" office:string-value="A">
            <text:p>A</text:p>
          </table:table-cell>
          <table:table-cell table:style-name="ce3" table:formula="of:=CHAR(INDEX([XOR.$B$2:.$Q$17];[.$B9]+1;[.G$3]+1 )*16+INDEX([XOR.$B$2:.$Q$17];[.$C9]+1;[.G$4]+1))" office:value-type="string" office:string-value="@">
            <text:p>@</text:p>
          </table:table-cell>
          <table:table-cell table:style-name="ce3" table:formula="of:=CHAR(INDEX([XOR.$B$2:.$Q$17];[.$B9]+1;[.H$3]+1 )*16+INDEX([XOR.$B$2:.$Q$17];[.$C9]+1;[.H$4]+1))" office:value-type="string" office:string-value="C">
            <text:p>C</text:p>
          </table:table-cell>
          <table:table-cell table:style-name="ce3" table:formula="of:=CHAR(INDEX([XOR.$B$2:.$Q$17];[.$B9]+1;[.I$3]+1 )*16+INDEX([XOR.$B$2:.$Q$17];[.$C9]+1;[.I$4]+1))" office:value-type="string" office:string-value="B">
            <text:p>B</text:p>
          </table:table-cell>
          <table:table-cell table:style-name="ce3" table:formula="of:=CHAR(INDEX([XOR.$B$2:.$Q$17];[.$B9]+1;[.J$3]+1 )*16+INDEX([XOR.$B$2:.$Q$17];[.$C9]+1;[.J$4]+1))" office:value-type="string" office:string-value="E">
            <text:p>E</text:p>
          </table:table-cell>
          <table:table-cell table:style-name="ce3" table:formula="of:=CHAR(INDEX([XOR.$B$2:.$Q$17];[.$B9]+1;[.K$3]+1 )*16+INDEX([XOR.$B$2:.$Q$17];[.$C9]+1;[.K$4]+1))" office:value-type="string" office:string-value="D">
            <text:p>D</text:p>
          </table:table-cell>
          <table:table-cell table:style-name="ce3" table:formula="of:=CHAR(INDEX([XOR.$B$2:.$Q$17];[.$B9]+1;[.L$3]+1 )*16+INDEX([XOR.$B$2:.$Q$17];[.$C9]+1;[.L$4]+1))" office:value-type="string" office:string-value="G">
            <text:p>G</text:p>
          </table:table-cell>
          <table:table-cell table:style-name="ce3" table:formula="of:=CHAR(INDEX([XOR.$B$2:.$Q$17];[.$B9]+1;[.M$3]+1 )*16+INDEX([XOR.$B$2:.$Q$17];[.$C9]+1;[.M$4]+1))" office:value-type="string" office:string-value="F">
            <text:p>F</text:p>
          </table:table-cell>
          <table:table-cell table:style-name="ce3" table:formula="of:=CHAR(INDEX([XOR.$B$2:.$Q$17];[.$B9]+1;[.N$3]+1 )*16+INDEX([XOR.$B$2:.$Q$17];[.$C9]+1;[.N$4]+1))" office:value-type="string" office:string-value="I">
            <text:p>I</text:p>
          </table:table-cell>
          <table:table-cell table:style-name="ce3" table:formula="of:=CHAR(INDEX([XOR.$B$2:.$Q$17];[.$B9]+1;[.O$3]+1 )*16+INDEX([XOR.$B$2:.$Q$17];[.$C9]+1;[.O$4]+1))" office:value-type="string" office:string-value="H">
            <text:p>H</text:p>
          </table:table-cell>
          <table:table-cell table:style-name="ce3" table:formula="of:=CHAR(INDEX([XOR.$B$2:.$Q$17];[.$B9]+1;[.P$3]+1 )*16+INDEX([XOR.$B$2:.$Q$17];[.$C9]+1;[.P$4]+1))" office:value-type="string" office:string-value="K">
            <text:p>K</text:p>
          </table:table-cell>
          <table:table-cell table:style-name="ce3" table:formula="of:=CHAR(INDEX([XOR.$B$2:.$Q$17];[.$B9]+1;[.Q$3]+1 )*16+INDEX([XOR.$B$2:.$Q$17];[.$C9]+1;[.Q$4]+1))" office:value-type="string" office:string-value="J">
            <text:p>J</text:p>
          </table:table-cell>
          <table:table-cell table:style-name="ce3" table:formula="of:=CHAR(INDEX([XOR.$B$2:.$Q$17];[.$B9]+1;[.R$3]+1 )*16+INDEX([XOR.$B$2:.$Q$17];[.$C9]+1;[.R$4]+1))" office:value-type="string" office:string-value="M">
            <text:p>M</text:p>
          </table:table-cell>
          <table:table-cell table:style-name="ce3" table:formula="of:=CHAR(INDEX([XOR.$B$2:.$Q$17];[.$B9]+1;[.S$3]+1 )*16+INDEX([XOR.$B$2:.$Q$17];[.$C9]+1;[.S$4]+1))" office:value-type="string" office:string-value="L">
            <text:p>L</text:p>
          </table:table-cell>
          <table:table-cell table:style-name="ce3" table:formula="of:=CHAR(INDEX([XOR.$B$2:.$Q$17];[.$B9]+1;[.T$3]+1 )*16+INDEX([XOR.$B$2:.$Q$17];[.$C9]+1;[.T$4]+1))" office:value-type="string" office:string-value="O">
            <text:p>O</text:p>
          </table:table-cell>
          <table:table-cell table:style-name="ce3" table:formula="of:=CHAR(INDEX([XOR.$B$2:.$Q$17];[.$B9]+1;[.U$3]+1 )*16+INDEX([XOR.$B$2:.$Q$17];[.$C9]+1;[.U$4]+1))" office:value-type="string" office:string-value="N">
            <text:p>N</text:p>
          </table:table-cell>
          <table:table-cell table:style-name="ce3" table:formula="of:=CHAR(INDEX([XOR.$B$2:.$Q$17];[.$B9]+1;[.V$3]+1 )*16+INDEX([XOR.$B$2:.$Q$17];[.$C9]+1;[.V$4]+1))" office:value-type="string" office:string-value="Q">
            <text:p>Q</text:p>
          </table:table-cell>
          <table:table-cell table:style-name="ce3" table:formula="of:=CHAR(INDEX([XOR.$B$2:.$Q$17];[.$B9]+1;[.W$3]+1 )*16+INDEX([XOR.$B$2:.$Q$17];[.$C9]+1;[.W$4]+1))" office:value-type="string" office:string-value="P">
            <text:p>P</text:p>
          </table:table-cell>
          <table:table-cell table:style-name="ce3" table:formula="of:=CHAR(INDEX([XOR.$B$2:.$Q$17];[.$B9]+1;[.X$3]+1 )*16+INDEX([XOR.$B$2:.$Q$17];[.$C9]+1;[.X$4]+1))" office:value-type="string" office:string-value="S">
            <text:p>S</text:p>
          </table:table-cell>
          <table:table-cell table:style-name="ce3" table:formula="of:=CHAR(INDEX([XOR.$B$2:.$Q$17];[.$B9]+1;[.Y$3]+1 )*16+INDEX([XOR.$B$2:.$Q$17];[.$C9]+1;[.Y$4]+1))" office:value-type="string" office:string-value="R">
            <text:p>R</text:p>
          </table:table-cell>
          <table:table-cell table:style-name="ce3" table:formula="of:=CHAR(INDEX([XOR.$B$2:.$Q$17];[.$B9]+1;[.Z$3]+1 )*16+INDEX([XOR.$B$2:.$Q$17];[.$C9]+1;[.Z$4]+1))" office:value-type="string" office:string-value="U">
            <text:p>U</text:p>
          </table:table-cell>
          <table:table-cell table:style-name="ce8" table:formula="of:=CHAR(INDEX([XOR.$B$2:.$Q$17];[.$B9]+1;[.AA$3]+1 )*16+INDEX([XOR.$B$2:.$Q$17];[.$C9]+1;[.AA$4]+1))" office:value-type="string" office:string-value="T">
            <text:p>T</text:p>
          </table:table-cell>
          <table:table-cell table:style-name="ce3" table:formula="of:=CHAR(INDEX([XOR.$B$2:.$Q$17];[.$B9]+1;[.AB$3]+1 )*16+INDEX([XOR.$B$2:.$Q$17];[.$C9]+1;[.AB$4]+1))" office:value-type="string" office:string-value="W">
            <text:p>W</text:p>
          </table:table-cell>
          <table:table-cell table:style-name="ce3" table:formula="of:=CHAR(INDEX([XOR.$B$2:.$Q$17];[.$B9]+1;[.AC$3]+1 )*16+INDEX([XOR.$B$2:.$Q$17];[.$C9]+1;[.AC$4]+1))" office:value-type="string" office:string-value="V">
            <text:p>V</text:p>
          </table:table-cell>
          <table:table-cell table:style-name="ce3" table:formula="of:=CHAR(INDEX([XOR.$B$2:.$Q$17];[.$B9]+1;[.AD$3]+1 )*16+INDEX([XOR.$B$2:.$Q$17];[.$C9]+1;[.AD$4]+1))" office:value-type="string" office:string-value="Y">
            <text:p>Y</text:p>
          </table:table-cell>
          <table:table-cell table:style-name="ce3" table:formula="of:=CHAR(INDEX([XOR.$B$2:.$Q$17];[.$B9]+1;[.AE$3]+1 )*16+INDEX([XOR.$B$2:.$Q$17];[.$C9]+1;[.AE$4]+1))" office:value-type="string" office:string-value="X">
            <text:p>X</text:p>
          </table:table-cell>
          <table:table-cell table:style-name="ce3" table:formula="of:=CHAR(INDEX([XOR.$B$2:.$Q$17];[.$B9]+1;[.AF$3]+1 )*16+INDEX([XOR.$B$2:.$Q$17];[.$C9]+1;[.AF$4]+1))" office:value-type="string" office:string-value="[">
            <text:p>[</text:p>
          </table:table-cell>
          <table:table-cell table:style-name="ce3" table:formula="of:=CHAR(INDEX([XOR.$B$2:.$Q$17];[.$B9]+1;[.AG$3]+1 )*16+INDEX([XOR.$B$2:.$Q$17];[.$C9]+1;[.AG$4]+1))" office:value-type="string" office:string-value="Z">
            <text:p>Z</text:p>
          </table:table-cell>
          <table:table-cell table:style-name="ce3" table:formula="of:=CHAR(INDEX([XOR.$B$2:.$Q$17];[.$B9]+1;[.AH$3]+1 )*16+INDEX([XOR.$B$2:.$Q$17];[.$C9]+1;[.AH$4]+1))" office:value-type="string" office:string-value="]">
            <text:p>]</text:p>
          </table:table-cell>
          <table:table-cell table:style-name="ce3" table:formula="of:=CHAR(INDEX([XOR.$B$2:.$Q$17];[.$B9]+1;[.AI$3]+1 )*16+INDEX([XOR.$B$2:.$Q$17];[.$C9]+1;[.AI$4]+1))" office:value-type="string" office:string-value="\">
            <text:p>\</text:p>
          </table:table-cell>
          <table:table-cell table:style-name="ce3" table:formula="of:=CHAR(INDEX([XOR.$B$2:.$Q$17];[.$B9]+1;[.AJ$3]+1 )*16+INDEX([XOR.$B$2:.$Q$17];[.$C9]+1;[.AJ$4]+1))" office:value-type="string" office:string-value="_">
            <text:p>_</text:p>
          </table:table-cell>
          <table:table-cell table:style-name="ce3" table:formula="of:=CHAR(INDEX([XOR.$B$2:.$Q$17];[.$B9]+1;[.AK$3]+1 )*16+INDEX([XOR.$B$2:.$Q$17];[.$C9]+1;[.AK$4]+1))" office:value-type="string" office:string-value="^">
            <text:p>^</text:p>
          </table:table-cell>
          <table:table-cell table:style-name="ce3" table:formula="of:=CHAR(INDEX([XOR.$B$2:.$Q$17];[.$B9]+1;[.AL$3]+1 )*16+INDEX([XOR.$B$2:.$Q$17];[.$C9]+1;[.AL$4]+1))" office:value-type="string" office:string-value="a">
            <text:p>a</text:p>
          </table:table-cell>
          <table:table-cell table:style-name="ce3" table:formula="of:=CHAR(INDEX([XOR.$B$2:.$Q$17];[.$B9]+1;[.AM$3]+1 )*16+INDEX([XOR.$B$2:.$Q$17];[.$C9]+1;[.AM$4]+1))" office:value-type="string" office:string-value="`">
            <text:p>`</text:p>
          </table:table-cell>
          <table:table-cell table:style-name="ce3" table:formula="of:=CHAR(INDEX([XOR.$B$2:.$Q$17];[.$B9]+1;[.AN$3]+1 )*16+INDEX([XOR.$B$2:.$Q$17];[.$C9]+1;[.AN$4]+1))" office:value-type="string" office:string-value="c">
            <text:p>c</text:p>
          </table:table-cell>
          <table:table-cell table:style-name="ce3" table:formula="of:=CHAR(INDEX([XOR.$B$2:.$Q$17];[.$B9]+1;[.AO$3]+1 )*16+INDEX([XOR.$B$2:.$Q$17];[.$C9]+1;[.AO$4]+1))" office:value-type="string" office:string-value="b">
            <text:p>b</text:p>
          </table:table-cell>
          <table:table-cell table:style-name="ce3" table:formula="of:=CHAR(INDEX([XOR.$B$2:.$Q$17];[.$B9]+1;[.AP$3]+1 )*16+INDEX([XOR.$B$2:.$Q$17];[.$C9]+1;[.AP$4]+1))" office:value-type="string" office:string-value="e">
            <text:p>e</text:p>
          </table:table-cell>
          <table:table-cell table:style-name="ce3" table:formula="of:=CHAR(INDEX([XOR.$B$2:.$Q$17];[.$B9]+1;[.AQ$3]+1 )*16+INDEX([XOR.$B$2:.$Q$17];[.$C9]+1;[.AQ$4]+1))" office:value-type="string" office:string-value="d">
            <text:p>d</text:p>
          </table:table-cell>
          <table:table-cell table:style-name="ce3" table:formula="of:=CHAR(INDEX([XOR.$B$2:.$Q$17];[.$B9]+1;[.AR$3]+1 )*16+INDEX([XOR.$B$2:.$Q$17];[.$C9]+1;[.AR$4]+1))" office:value-type="string" office:string-value="g">
            <text:p>g</text:p>
          </table:table-cell>
          <table:table-cell table:style-name="ce3" table:formula="of:=CHAR(INDEX([XOR.$B$2:.$Q$17];[.$B9]+1;[.AS$3]+1 )*16+INDEX([XOR.$B$2:.$Q$17];[.$C9]+1;[.AS$4]+1))" office:value-type="string" office:string-value="f">
            <text:p>f</text:p>
          </table:table-cell>
          <table:table-cell table:style-name="ce3" table:formula="of:=CHAR(INDEX([XOR.$B$2:.$Q$17];[.$B9]+1;[.AT$3]+1 )*16+INDEX([XOR.$B$2:.$Q$17];[.$C9]+1;[.AT$4]+1))" office:value-type="string" office:string-value="i">
            <text:p>i</text:p>
          </table:table-cell>
          <table:table-cell table:style-name="ce3" table:formula="of:=CHAR(INDEX([XOR.$B$2:.$Q$17];[.$B9]+1;[.AU$3]+1 )*16+INDEX([XOR.$B$2:.$Q$17];[.$C9]+1;[.AU$4]+1))" office:value-type="string" office:string-value="h">
            <text:p>h</text:p>
          </table:table-cell>
          <table:table-cell table:style-name="ce3" table:formula="of:=CHAR(INDEX([XOR.$B$2:.$Q$17];[.$B9]+1;[.AV$3]+1 )*16+INDEX([XOR.$B$2:.$Q$17];[.$C9]+1;[.AV$4]+1))" office:value-type="string" office:string-value="k">
            <text:p>k</text:p>
          </table:table-cell>
          <table:table-cell table:style-name="ce3" table:formula="of:=CHAR(INDEX([XOR.$B$2:.$Q$17];[.$B9]+1;[.AW$3]+1 )*16+INDEX([XOR.$B$2:.$Q$17];[.$C9]+1;[.AW$4]+1))" office:value-type="string" office:string-value="j">
            <text:p>j</text:p>
          </table:table-cell>
          <table:table-cell table:style-name="ce3" table:formula="of:=CHAR(INDEX([XOR.$B$2:.$Q$17];[.$B9]+1;[.AX$3]+1 )*16+INDEX([XOR.$B$2:.$Q$17];[.$C9]+1;[.AX$4]+1))" office:value-type="string" office:string-value="m">
            <text:p>m</text:p>
          </table:table-cell>
          <table:table-cell table:style-name="ce3" table:formula="of:=CHAR(INDEX([XOR.$B$2:.$Q$17];[.$B9]+1;[.AY$3]+1 )*16+INDEX([XOR.$B$2:.$Q$17];[.$C9]+1;[.AY$4]+1))" office:value-type="string" office:string-value="l">
            <text:p>l</text:p>
          </table:table-cell>
          <table:table-cell table:style-name="ce3" table:formula="of:=CHAR(INDEX([XOR.$B$2:.$Q$17];[.$B9]+1;[.AZ$3]+1 )*16+INDEX([XOR.$B$2:.$Q$17];[.$C9]+1;[.AZ$4]+1))" office:value-type="string" office:string-value="o">
            <text:p>o</text:p>
          </table:table-cell>
          <table:table-cell table:style-name="ce3" table:formula="of:=CHAR(INDEX([XOR.$B$2:.$Q$17];[.$B9]+1;[.BA$3]+1 )*16+INDEX([XOR.$B$2:.$Q$17];[.$C9]+1;[.BA$4]+1))" office:value-type="string" office:string-value="n">
            <text:p>n</text:p>
          </table:table-cell>
          <table:table-cell table:style-name="ce3" table:formula="of:=CHAR(INDEX([XOR.$B$2:.$Q$17];[.$B9]+1;[.BB$3]+1 )*16+INDEX([XOR.$B$2:.$Q$17];[.$C9]+1;[.BB$4]+1))" office:value-type="string" office:string-value="q">
            <text:p>q</text:p>
          </table:table-cell>
          <table:table-cell table:style-name="ce3" table:formula="of:=CHAR(INDEX([XOR.$B$2:.$Q$17];[.$B9]+1;[.BC$3]+1 )*16+INDEX([XOR.$B$2:.$Q$17];[.$C9]+1;[.BC$4]+1))" office:value-type="string" office:string-value="p">
            <text:p>p</text:p>
          </table:table-cell>
          <table:table-cell table:style-name="ce3" table:formula="of:=CHAR(INDEX([XOR.$B$2:.$Q$17];[.$B9]+1;[.BD$3]+1 )*16+INDEX([XOR.$B$2:.$Q$17];[.$C9]+1;[.BD$4]+1))" office:value-type="string" office:string-value="s">
            <text:p>s</text:p>
          </table:table-cell>
          <table:table-cell table:style-name="ce3" table:formula="of:=CHAR(INDEX([XOR.$B$2:.$Q$17];[.$B9]+1;[.BE$3]+1 )*16+INDEX([XOR.$B$2:.$Q$17];[.$C9]+1;[.BE$4]+1))" office:value-type="string" office:string-value="r">
            <text:p>r</text:p>
          </table:table-cell>
          <table:table-cell table:style-name="ce3" table:formula="of:=CHAR(INDEX([XOR.$B$2:.$Q$17];[.$B9]+1;[.BF$3]+1 )*16+INDEX([XOR.$B$2:.$Q$17];[.$C9]+1;[.BF$4]+1))" office:value-type="string" office:string-value="u">
            <text:p>u</text:p>
          </table:table-cell>
          <table:table-cell table:style-name="ce8" table:formula="of:=CHAR(INDEX([XOR.$B$2:.$Q$17];[.$B9]+1;[.BG$3]+1 )*16+INDEX([XOR.$B$2:.$Q$17];[.$C9]+1;[.BG$4]+1))" office:value-type="string" office:string-value="t">
            <text:p>t</text:p>
          </table:table-cell>
          <table:table-cell table:style-name="ce3" table:formula="of:=CHAR(INDEX([XOR.$B$2:.$Q$17];[.$B9]+1;[.BH$3]+1 )*16+INDEX([XOR.$B$2:.$Q$17];[.$C9]+1;[.BH$4]+1))" office:value-type="string" office:string-value="w">
            <text:p>w</text:p>
          </table:table-cell>
          <table:table-cell table:style-name="ce3" table:formula="of:=CHAR(INDEX([XOR.$B$2:.$Q$17];[.$B9]+1;[.BI$3]+1 )*16+INDEX([XOR.$B$2:.$Q$17];[.$C9]+1;[.BI$4]+1))" office:value-type="string" office:string-value="v">
            <text:p>v</text:p>
          </table:table-cell>
          <table:table-cell table:style-name="ce3" table:formula="of:=CHAR(INDEX([XOR.$B$2:.$Q$17];[.$B9]+1;[.BJ$3]+1 )*16+INDEX([XOR.$B$2:.$Q$17];[.$C9]+1;[.BJ$4]+1))" office:value-type="string" office:string-value="y">
            <text:p>y</text:p>
          </table:table-cell>
          <table:table-cell table:style-name="ce3" table:formula="of:=CHAR(INDEX([XOR.$B$2:.$Q$17];[.$B9]+1;[.BK$3]+1 )*16+INDEX([XOR.$B$2:.$Q$17];[.$C9]+1;[.BK$4]+1))" office:value-type="string" office:string-value="x">
            <text:p>x</text:p>
          </table:table-cell>
          <table:table-cell table:style-name="ce3" table:formula="of:=CHAR(INDEX([XOR.$B$2:.$Q$17];[.$B9]+1;[.BL$3]+1 )*16+INDEX([XOR.$B$2:.$Q$17];[.$C9]+1;[.BL$4]+1))" office:value-type="string" office:string-value="{">
            <text:p>{</text:p>
          </table:table-cell>
          <table:table-cell table:style-name="ce3" table:formula="of:=CHAR(INDEX([XOR.$B$2:.$Q$17];[.$B9]+1;[.BM$3]+1 )*16+INDEX([XOR.$B$2:.$Q$17];[.$C9]+1;[.BM$4]+1))" office:value-type="string" office:string-value="z">
            <text:p>z</text:p>
          </table:table-cell>
          <table:table-cell table:style-name="ce3" table:formula="of:=CHAR(INDEX([XOR.$B$2:.$Q$17];[.$B9]+1;[.BN$3]+1 )*16+INDEX([XOR.$B$2:.$Q$17];[.$C9]+1;[.BN$4]+1))" office:value-type="string" office:string-value="}">
            <text:p>}</text:p>
          </table:table-cell>
          <table:table-cell table:style-name="ce3" table:formula="of:=CHAR(INDEX([XOR.$B$2:.$Q$17];[.$B9]+1;[.BO$3]+1 )*16+INDEX([XOR.$B$2:.$Q$17];[.$C9]+1;[.BO$4]+1))" office:value-type="string" office:string-value="|">
            <text:p>|</text:p>
          </table:table-cell>
          <table:table-cell table:style-name="ce3" table:formula="of:=CHAR(INDEX([XOR.$B$2:.$Q$17];[.$B9]+1;[.BP$3]+1 )*16+INDEX([XOR.$B$2:.$Q$17];[.$C9]+1;[.BP$4]+1))" office:value-type="string" office:string-value="">
            <text:p></text:p>
          </table:table-cell>
          <table:table-cell table:style-name="ce3" table:formula="of:=CHAR(INDEX([XOR.$B$2:.$Q$17];[.$B9]+1;[.BQ$3]+1 )*16+INDEX([XOR.$B$2:.$Q$17];[.$C9]+1;[.BQ$4]+1))" office:value-type="string" office:string-value="~">
            <text:p>~</text:p>
          </table:table-cell>
          <table:table-cell table:style-name="ce3" table:formula="of:=CHAR(INDEX([XOR.$B$2:.$Q$17];[.$B9]+1;[.BR$3]+1 )*16+INDEX([XOR.$B$2:.$Q$17];[.$C9]+1;[.BR$4]+1))" office:value-type="string" office:string-value="">
            <text:p/>
          </table:table-cell>
          <table:table-cell table:style-name="ce3" table:formula="of:=CHAR(INDEX([XOR.$B$2:.$Q$17];[.$B9]+1;[.BS$3]+1 )*16+INDEX([XOR.$B$2:.$Q$17];[.$C9]+1;[.BS$4]+1))" office:value-type="string" office:string-value="">
            <text:p/>
          </table:table-cell>
          <table:table-cell table:style-name="ce3" table:formula="of:=CHAR(INDEX([XOR.$B$2:.$Q$17];[.$B9]+1;[.BT$3]+1 )*16+INDEX([XOR.$B$2:.$Q$17];[.$C9]+1;[.BT$4]+1))" office:value-type="string" office:string-value="">
            <text:p/>
          </table:table-cell>
          <table:table-cell table:style-name="ce3" table:formula="of:=CHAR(INDEX([XOR.$B$2:.$Q$17];[.$B9]+1;[.BU$3]+1 )*16+INDEX([XOR.$B$2:.$Q$17];[.$C9]+1;[.BU$4]+1))" office:value-type="string" office:string-value="">
            <text:p/>
          </table:table-cell>
          <table:table-cell table:style-name="ce3" table:formula="of:=CHAR(INDEX([XOR.$B$2:.$Q$17];[.$B9]+1;[.BV$3]+1 )*16+INDEX([XOR.$B$2:.$Q$17];[.$C9]+1;[.BV$4]+1))" office:value-type="string" office:string-value="">
            <text:p/>
          </table:table-cell>
          <table:table-cell table:style-name="ce3" table:formula="of:=CHAR(INDEX([XOR.$B$2:.$Q$17];[.$B9]+1;[.BW$3]+1 )*16+INDEX([XOR.$B$2:.$Q$17];[.$C9]+1;[.BW$4]+1))" office:value-type="string" office:string-value="">
            <text:p/>
          </table:table-cell>
          <table:table-cell table:style-name="ce3" table:formula="of:=CHAR(INDEX([XOR.$B$2:.$Q$17];[.$B9]+1;[.BX$3]+1 )*16+INDEX([XOR.$B$2:.$Q$17];[.$C9]+1;[.BX$4]+1))" office:value-type="string" office:string-value="">
            <text:p/>
          </table:table-cell>
          <table:table-cell table:style-name="ce3" table:formula="of:=CHAR(INDEX([XOR.$B$2:.$Q$17];[.$B9]+1;[.BY$3]+1 )*16+INDEX([XOR.$B$2:.$Q$17];[.$C9]+1;[.BY$4]+1))" office:value-type="string" office:string-value="">
            <text:p/>
          </table:table-cell>
          <table:table-cell table:style-name="ce3" table:formula="of:=CHAR(INDEX([XOR.$B$2:.$Q$17];[.$B9]+1;[.BZ$3]+1 )*16+INDEX([XOR.$B$2:.$Q$17];[.$C9]+1;[.BZ$4]+1))" office:value-type="string" office:string-value="&#9;">
            <text:p><text:tab/></text:p>
          </table:table-cell>
          <table:table-cell table:style-name="ce3" table:formula="of:=CHAR(INDEX([XOR.$B$2:.$Q$17];[.$B9]+1;[.CA$3]+1 )*16+INDEX([XOR.$B$2:.$Q$17];[.$C9]+1;[.CA$4]+1))" office:value-type="string" office:string-value="">
            <text:p/>
          </table:table-cell>
          <table:table-cell table:style-name="ce3" table:formula="of:=CHAR(INDEX([XOR.$B$2:.$Q$17];[.$B9]+1;[.CB$3]+1 )*16+INDEX([XOR.$B$2:.$Q$17];[.$C9]+1;[.CB$4]+1))" office:value-type="string" office:string-value="">
            <text:p/>
          </table:table-cell>
          <table:table-cell table:style-name="ce3" table:formula="of:=CHAR(INDEX([XOR.$B$2:.$Q$17];[.$B9]+1;[.CC$3]+1 )*16+INDEX([XOR.$B$2:.$Q$17];[.$C9]+1;[.CC$4]+1))" office:value-type="string" office:string-value="&#10;">
            <text:p><text:line-break/></text:p>
          </table:table-cell>
          <table:table-cell table:style-name="ce3" table:formula="of:=CHAR(INDEX([XOR.$B$2:.$Q$17];[.$B9]+1;[.CD$3]+1 )*16+INDEX([XOR.$B$2:.$Q$17];[.$C9]+1;[.CD$4]+1))" office:value-type="string" office:string-value="&#13;">
            <text:p></text:p>
          </table:table-cell>
          <table:table-cell table:style-name="ce3" table:formula="of:=CHAR(INDEX([XOR.$B$2:.$Q$17];[.$B9]+1;[.CE$3]+1 )*16+INDEX([XOR.$B$2:.$Q$17];[.$C9]+1;[.CE$4]+1))" office:value-type="string" office:string-value="">
            <text:p/>
          </table:table-cell>
          <table:table-cell table:style-name="ce3" table:formula="of:=CHAR(INDEX([XOR.$B$2:.$Q$17];[.$B9]+1;[.CF$3]+1 )*16+INDEX([XOR.$B$2:.$Q$17];[.$C9]+1;[.CF$4]+1))" office:value-type="string" office:string-value="">
            <text:p/>
          </table:table-cell>
          <table:table-cell table:style-name="ce3" table:formula="of:=CHAR(INDEX([XOR.$B$2:.$Q$17];[.$B9]+1;[.CG$3]+1 )*16+INDEX([XOR.$B$2:.$Q$17];[.$C9]+1;[.CG$4]+1))" office:value-type="string" office:string-value="">
            <text:p/>
          </table:table-cell>
          <table:table-cell table:style-name="ce3" table:formula="of:=CHAR(INDEX([XOR.$B$2:.$Q$17];[.$B9]+1;[.CH$3]+1 )*16+INDEX([XOR.$B$2:.$Q$17];[.$C9]+1;[.CH$4]+1))" office:value-type="string" office:string-value="">
            <text:p/>
          </table:table-cell>
          <table:table-cell table:style-name="ce3" table:formula="of:=CHAR(INDEX([XOR.$B$2:.$Q$17];[.$B9]+1;[.CI$3]+1 )*16+INDEX([XOR.$B$2:.$Q$17];[.$C9]+1;[.CI$4]+1))" office:value-type="string" office:string-value="">
            <text:p/>
          </table:table-cell>
          <table:table-cell table:style-name="ce3" table:formula="of:=CHAR(INDEX([XOR.$B$2:.$Q$17];[.$B9]+1;[.CJ$3]+1 )*16+INDEX([XOR.$B$2:.$Q$17];[.$C9]+1;[.CJ$4]+1))" office:value-type="string" office:string-value="">
            <text:p/>
          </table:table-cell>
          <table:table-cell table:style-name="ce3" table:formula="of:=CHAR(INDEX([XOR.$B$2:.$Q$17];[.$B9]+1;[.CK$3]+1 )*16+INDEX([XOR.$B$2:.$Q$17];[.$C9]+1;[.CK$4]+1))" office:value-type="string" office:string-value="">
            <text:p/>
          </table:table-cell>
          <table:table-cell table:style-name="ce3" table:formula="of:=CHAR(INDEX([XOR.$B$2:.$Q$17];[.$B9]+1;[.CL$3]+1 )*16+INDEX([XOR.$B$2:.$Q$17];[.$C9]+1;[.CL$4]+1))" office:value-type="string" office:string-value="">
            <text:p/>
          </table:table-cell>
          <table:table-cell table:style-name="ce3" table:formula="of:=CHAR(INDEX([XOR.$B$2:.$Q$17];[.$B9]+1;[.CM$3]+1 )*16+INDEX([XOR.$B$2:.$Q$17];[.$C9]+1;[.CM$4]+1))" office:value-type="string" office:string-value="">
            <text:p/>
          </table:table-cell>
          <table:table-cell table:style-name="ce3" table:formula="of:=CHAR(INDEX([XOR.$B$2:.$Q$17];[.$B9]+1;[.CN$3]+1 )*16+INDEX([XOR.$B$2:.$Q$17];[.$C9]+1;[.CN$4]+1))" office:value-type="string" office:string-value="">
            <text:p/>
          </table:table-cell>
          <table:table-cell table:style-name="ce3" table:formula="of:=CHAR(INDEX([XOR.$B$2:.$Q$17];[.$B9]+1;[.CO$3]+1 )*16+INDEX([XOR.$B$2:.$Q$17];[.$C9]+1;[.CO$4]+1))" office:value-type="string" office:string-value="">
            <text:p/>
          </table:table-cell>
          <table:table-cell table:style-name="ce12" table:formula="of:=CHAR(INDEX([XOR.$B$2:.$Q$17];[.$B9]+1;[.CP$3]+1 )*16+INDEX([XOR.$B$2:.$Q$17];[.$C9]+1;[.CP$4]+1))" office:value-type="string" office:string-value="">
            <text:p/>
          </table:table-cell>
          <table:table-cell table:style-name="ce3" table:formula="of:=CHAR(INDEX([XOR.$B$2:.$Q$17];[.$B9]+1;[.CQ$3]+1 )*16+INDEX([XOR.$B$2:.$Q$17];[.$C9]+1;[.CQ$4]+1))" office:value-type="string" office:string-value="">
            <text:p/>
          </table:table-cell>
          <table:table-cell table:style-name="ce3" table:formula="of:=CHAR(INDEX([XOR.$B$2:.$Q$17];[.$B9]+1;[.CR$3]+1 )*16+INDEX([XOR.$B$2:.$Q$17];[.$C9]+1;[.CR$4]+1))" office:value-type="string" office:string-value="">
            <text:p/>
          </table:table-cell>
          <table:table-cell table:style-name="ce3" table:formula="of:=CHAR(INDEX([XOR.$B$2:.$Q$17];[.$B9]+1;[.CS$3]+1 )*16+INDEX([XOR.$B$2:.$Q$17];[.$C9]+1;[.CS$4]+1))" office:value-type="string" office:string-value="">
            <text:p/>
          </table:table-cell>
          <table:table-cell table:style-name="ce3" table:formula="of:=CHAR(INDEX([XOR.$B$2:.$Q$17];[.$B9]+1;[.CT$3]+1 )*16+INDEX([XOR.$B$2:.$Q$17];[.$C9]+1;[.CT$4]+1))" office:value-type="string" office:string-value="">
            <text:p/>
          </table:table-cell>
          <table:table-cell table:style-name="ce3" table:formula="of:=CHAR(INDEX([XOR.$B$2:.$Q$17];[.$B9]+1;[.CU$3]+1 )*16+INDEX([XOR.$B$2:.$Q$17];[.$C9]+1;[.CU$4]+1))" office:value-type="string" office:string-value="">
            <text:p/>
          </table:table-cell>
          <table:table-cell table:style-name="ce3" table:formula="of:=CHAR(INDEX([XOR.$B$2:.$Q$17];[.$B9]+1;[.CV$3]+1 )*16+INDEX([XOR.$B$2:.$Q$17];[.$C9]+1;[.CV$4]+1))" office:value-type="string" office:string-value="">
            <text:p/>
          </table:table-cell>
          <table:table-cell table:style-name="ce3" table:formula="of:=CHAR(INDEX([XOR.$B$2:.$Q$17];[.$B9]+1;[.CW$3]+1 )*16+INDEX([XOR.$B$2:.$Q$17];[.$C9]+1;[.CW$4]+1))" office:value-type="string" office:string-value="">
            <text:p/>
          </table:table-cell>
          <table:table-cell table:style-name="ce3" table:formula="of:=CHAR(INDEX([XOR.$B$2:.$Q$17];[.$B9]+1;[.CX$3]+1 )*16+INDEX([XOR.$B$2:.$Q$17];[.$C9]+1;[.CX$4]+1))" office:value-type="string" office:string-value="!">
            <text:p>!</text:p>
          </table:table-cell>
          <table:table-cell table:style-name="ce3" table:formula="of:=CHAR(INDEX([XOR.$B$2:.$Q$17];[.$B9]+1;[.CY$3]+1 )*16+INDEX([XOR.$B$2:.$Q$17];[.$C9]+1;[.CY$4]+1))" office:value-type="string" office:string-value=" ">
            <text:p><text:s/></text:p>
          </table:table-cell>
          <table:table-cell table:style-name="ce3" table:formula="of:=CHAR(INDEX([XOR.$B$2:.$Q$17];[.$B9]+1;[.CZ$3]+1 )*16+INDEX([XOR.$B$2:.$Q$17];[.$C9]+1;[.CZ$4]+1))" office:value-type="string" office:string-value="#">
            <text:p>#</text:p>
          </table:table-cell>
          <table:table-cell table:style-name="ce3" table:formula="of:=CHAR(INDEX([XOR.$B$2:.$Q$17];[.$B9]+1;[.DA$3]+1 )*16+INDEX([XOR.$B$2:.$Q$17];[.$C9]+1;[.DA$4]+1))" office:value-type="string" office:string-value="&quot;">
            <text:p>"</text:p>
          </table:table-cell>
          <table:table-cell table:style-name="ce3" table:formula="of:=CHAR(INDEX([XOR.$B$2:.$Q$17];[.$B9]+1;[.DB$3]+1 )*16+INDEX([XOR.$B$2:.$Q$17];[.$C9]+1;[.DB$4]+1))" office:value-type="string" office:string-value="%">
            <text:p>%</text:p>
          </table:table-cell>
          <table:table-cell table:style-name="ce3" table:formula="of:=CHAR(INDEX([XOR.$B$2:.$Q$17];[.$B9]+1;[.DC$3]+1 )*16+INDEX([XOR.$B$2:.$Q$17];[.$C9]+1;[.DC$4]+1))" office:value-type="string" office:string-value="$">
            <text:p>$</text:p>
          </table:table-cell>
          <table:table-cell table:style-name="ce3" table:formula="of:=CHAR(INDEX([XOR.$B$2:.$Q$17];[.$B9]+1;[.DD$3]+1 )*16+INDEX([XOR.$B$2:.$Q$17];[.$C9]+1;[.DD$4]+1))" office:value-type="string" office:string-value="'">
            <text:p>'</text:p>
          </table:table-cell>
          <table:table-cell table:style-name="ce3" table:formula="of:=CHAR(INDEX([XOR.$B$2:.$Q$17];[.$B9]+1;[.DE$3]+1 )*16+INDEX([XOR.$B$2:.$Q$17];[.$C9]+1;[.DE$4]+1))" office:value-type="string" office:string-value="&amp;">
            <text:p>&amp;</text:p>
          </table:table-cell>
          <table:table-cell table:style-name="ce3" table:formula="of:=CHAR(INDEX([XOR.$B$2:.$Q$17];[.$B9]+1;[.DF$3]+1 )*16+INDEX([XOR.$B$2:.$Q$17];[.$C9]+1;[.DF$4]+1))" office:value-type="string" office:string-value=")">
            <text:p>)</text:p>
          </table:table-cell>
          <table:table-cell table:style-name="ce3" table:formula="of:=CHAR(INDEX([XOR.$B$2:.$Q$17];[.$B9]+1;[.DG$3]+1 )*16+INDEX([XOR.$B$2:.$Q$17];[.$C9]+1;[.DG$4]+1))" office:value-type="string" office:string-value="(">
            <text:p>(</text:p>
          </table:table-cell>
          <table:table-cell table:style-name="ce3" table:formula="of:=CHAR(INDEX([XOR.$B$2:.$Q$17];[.$B9]+1;[.DH$3]+1 )*16+INDEX([XOR.$B$2:.$Q$17];[.$C9]+1;[.DH$4]+1))" office:value-type="string" office:string-value="+">
            <text:p>+</text:p>
          </table:table-cell>
          <table:table-cell table:style-name="ce3" table:formula="of:=CHAR(INDEX([XOR.$B$2:.$Q$17];[.$B9]+1;[.DI$3]+1 )*16+INDEX([XOR.$B$2:.$Q$17];[.$C9]+1;[.DI$4]+1))" office:value-type="string" office:string-value="*">
            <text:p>*</text:p>
          </table:table-cell>
          <table:table-cell table:style-name="ce3" table:formula="of:=CHAR(INDEX([XOR.$B$2:.$Q$17];[.$B9]+1;[.DJ$3]+1 )*16+INDEX([XOR.$B$2:.$Q$17];[.$C9]+1;[.DJ$4]+1))" office:value-type="string" office:string-value="-">
            <text:p>-</text:p>
          </table:table-cell>
          <table:table-cell table:style-name="ce3" table:formula="of:=CHAR(INDEX([XOR.$B$2:.$Q$17];[.$B9]+1;[.DK$3]+1 )*16+INDEX([XOR.$B$2:.$Q$17];[.$C9]+1;[.DK$4]+1))" office:value-type="string" office:string-value=",">
            <text:p>,</text:p>
          </table:table-cell>
          <table:table-cell table:style-name="ce3" table:formula="of:=CHAR(INDEX([XOR.$B$2:.$Q$17];[.$B9]+1;[.DL$3]+1 )*16+INDEX([XOR.$B$2:.$Q$17];[.$C9]+1;[.DL$4]+1))" office:value-type="string" office:string-value="/">
            <text:p>/</text:p>
          </table:table-cell>
          <table:table-cell table:style-name="ce3" table:formula="of:=CHAR(INDEX([XOR.$B$2:.$Q$17];[.$B9]+1;[.DM$3]+1 )*16+INDEX([XOR.$B$2:.$Q$17];[.$C9]+1;[.DM$4]+1))" office:value-type="string" office:string-value=".">
            <text:p>.</text:p>
          </table:table-cell>
          <table:table-cell table:style-name="ce3" table:formula="of:=CHAR(INDEX([XOR.$B$2:.$Q$17];[.$B9]+1;[.DN$3]+1 )*16+INDEX([XOR.$B$2:.$Q$17];[.$C9]+1;[.DN$4]+1))" office:value-type="string" office:string-value="1">
            <text:p>1</text:p>
          </table:table-cell>
          <table:table-cell table:style-name="ce3" table:formula="of:=CHAR(INDEX([XOR.$B$2:.$Q$17];[.$B9]+1;[.DO$3]+1 )*16+INDEX([XOR.$B$2:.$Q$17];[.$C9]+1;[.DO$4]+1))" office:value-type="string" office:string-value="0">
            <text:p>0</text:p>
          </table:table-cell>
          <table:table-cell table:style-name="ce3" table:formula="of:=CHAR(INDEX([XOR.$B$2:.$Q$17];[.$B9]+1;[.DP$3]+1 )*16+INDEX([XOR.$B$2:.$Q$17];[.$C9]+1;[.DP$4]+1))" office:value-type="string" office:string-value="3">
            <text:p>3</text:p>
          </table:table-cell>
          <table:table-cell table:style-name="ce3" table:formula="of:=CHAR(INDEX([XOR.$B$2:.$Q$17];[.$B9]+1;[.DQ$3]+1 )*16+INDEX([XOR.$B$2:.$Q$17];[.$C9]+1;[.DQ$4]+1))" office:value-type="string" office:string-value="2">
            <text:p>2</text:p>
          </table:table-cell>
          <table:table-cell table:style-name="ce3" table:formula="of:=CHAR(INDEX([XOR.$B$2:.$Q$17];[.$B9]+1;[.DR$3]+1 )*16+INDEX([XOR.$B$2:.$Q$17];[.$C9]+1;[.DR$4]+1))" office:value-type="string" office:string-value="5">
            <text:p>5</text:p>
          </table:table-cell>
          <table:table-cell table:style-name="ce3" table:formula="of:=CHAR(INDEX([XOR.$B$2:.$Q$17];[.$B9]+1;[.DS$3]+1 )*16+INDEX([XOR.$B$2:.$Q$17];[.$C9]+1;[.DS$4]+1))" office:value-type="string" office:string-value="4">
            <text:p>4</text:p>
          </table:table-cell>
          <table:table-cell table:style-name="ce3" table:formula="of:=CHAR(INDEX([XOR.$B$2:.$Q$17];[.$B9]+1;[.DT$3]+1 )*16+INDEX([XOR.$B$2:.$Q$17];[.$C9]+1;[.DT$4]+1))" office:value-type="string" office:string-value="7">
            <text:p>7</text:p>
          </table:table-cell>
          <table:table-cell table:style-name="ce3" table:formula="of:=CHAR(INDEX([XOR.$B$2:.$Q$17];[.$B9]+1;[.DU$3]+1 )*16+INDEX([XOR.$B$2:.$Q$17];[.$C9]+1;[.DU$4]+1))" office:value-type="string" office:string-value="6">
            <text:p>6</text:p>
          </table:table-cell>
          <table:table-cell table:style-name="ce3" table:formula="of:=CHAR(INDEX([XOR.$B$2:.$Q$17];[.$B9]+1;[.DV$3]+1 )*16+INDEX([XOR.$B$2:.$Q$17];[.$C9]+1;[.DV$4]+1))" office:value-type="string" office:string-value="9">
            <text:p>9</text:p>
          </table:table-cell>
          <table:table-cell table:style-name="ce3" table:formula="of:=CHAR(INDEX([XOR.$B$2:.$Q$17];[.$B9]+1;[.DW$3]+1 )*16+INDEX([XOR.$B$2:.$Q$17];[.$C9]+1;[.DW$4]+1))" office:value-type="string" office:string-value="8">
            <text:p>8</text:p>
          </table:table-cell>
          <table:table-cell table:style-name="ce3" table:formula="of:=CHAR(INDEX([XOR.$B$2:.$Q$17];[.$B9]+1;[.DX$3]+1 )*16+INDEX([XOR.$B$2:.$Q$17];[.$C9]+1;[.DX$4]+1))" office:value-type="string" office:string-value=";">
            <text:p>;</text:p>
          </table:table-cell>
          <table:table-cell table:style-name="ce3" table:formula="of:=CHAR(INDEX([XOR.$B$2:.$Q$17];[.$B9]+1;[.DY$3]+1 )*16+INDEX([XOR.$B$2:.$Q$17];[.$C9]+1;[.DY$4]+1))" office:value-type="string" office:string-value=":">
            <text:p>:</text:p>
          </table:table-cell>
          <table:table-cell table:style-name="ce3" table:formula="of:=CHAR(INDEX([XOR.$B$2:.$Q$17];[.$B9]+1;[.DZ$3]+1 )*16+INDEX([XOR.$B$2:.$Q$17];[.$C9]+1;[.DZ$4]+1))" office:value-type="string" office:string-value="=">
            <text:p>=</text:p>
          </table:table-cell>
          <table:table-cell table:style-name="ce3" table:formula="of:=CHAR(INDEX([XOR.$B$2:.$Q$17];[.$B9]+1;[.EA$3]+1 )*16+INDEX([XOR.$B$2:.$Q$17];[.$C9]+1;[.EA$4]+1))" office:value-type="string" office:string-value="&lt;">
            <text:p>&lt;</text:p>
          </table:table-cell>
          <table:table-cell table:style-name="ce3" table:formula="of:=CHAR(INDEX([XOR.$B$2:.$Q$17];[.$B9]+1;[.EB$3]+1 )*16+INDEX([XOR.$B$2:.$Q$17];[.$C9]+1;[.EB$4]+1))" office:value-type="string" office:string-value="?">
            <text:p>?</text:p>
          </table:table-cell>
          <table:table-cell table:style-name="ce3" table:formula="of:=CHAR(INDEX([XOR.$B$2:.$Q$17];[.$B9]+1;[.EC$3]+1 )*16+INDEX([XOR.$B$2:.$Q$17];[.$C9]+1;[.EC$4]+1))" office:value-type="string" office:string-value="&gt;">
            <text:p>&gt;</text:p>
          </table:table-cell>
        </table:table-row>
        <table:table-row table:style-name="ro4">
          <table:table-cell table:formula="of:=[.A9]+2" office:value-type="float" office:value="11">
            <text:p>11</text:p>
          </table:table-cell>
          <table:table-cell table:style-name="ce3" table:formula="of:=VLOOKUP(RIGHT(LEFT([.$B$1];[.A10]);1);[Sheet1.$A$2:.$C$17];3;0)" office:value-type="float" office:value="5">
            <text:p>5</text:p>
          </table:table-cell>
          <table:table-cell table:formula="of:=VLOOKUP(RIGHT(LEFT([.$B$1];[.A10]+1);1);[Sheet1.$A$2:.$C$17];3;0)" office:value-type="float" office:value="13">
            <text:p>13</text:p>
          </table:table-cell>
          <table:table-cell table:formula="of:=[.C10]+[.B10]*16" office:value-type="float" office:value="93">
            <text:p>93</text:p>
          </table:table-cell>
          <table:table-cell table:formula="of:=CHAR([.D10])" office:value-type="string" office:string-value="]">
            <text:p>]</text:p>
          </table:table-cell>
          <table:table-cell table:style-name="ce3" table:formula="of:=CHAR(INDEX([XOR.$B$2:.$Q$17];[.$B10]+1;[.F$3]+1 )*16+INDEX([XOR.$B$2:.$Q$17];[.$C10]+1;[.F$4]+1))" office:value-type="string" office:string-value="]">
            <text:p>]</text:p>
          </table:table-cell>
          <table:table-cell table:style-name="ce3" table:formula="of:=CHAR(INDEX([XOR.$B$2:.$Q$17];[.$B10]+1;[.G$3]+1 )*16+INDEX([XOR.$B$2:.$Q$17];[.$C10]+1;[.G$4]+1))" office:value-type="string" office:string-value="\">
            <text:p>\</text:p>
          </table:table-cell>
          <table:table-cell table:style-name="ce3" table:formula="of:=CHAR(INDEX([XOR.$B$2:.$Q$17];[.$B10]+1;[.H$3]+1 )*16+INDEX([XOR.$B$2:.$Q$17];[.$C10]+1;[.H$4]+1))" office:value-type="string" office:string-value="_">
            <text:p>_</text:p>
          </table:table-cell>
          <table:table-cell table:style-name="ce3" table:formula="of:=CHAR(INDEX([XOR.$B$2:.$Q$17];[.$B10]+1;[.I$3]+1 )*16+INDEX([XOR.$B$2:.$Q$17];[.$C10]+1;[.I$4]+1))" office:value-type="string" office:string-value="^">
            <text:p>^</text:p>
          </table:table-cell>
          <table:table-cell table:style-name="ce3" table:formula="of:=CHAR(INDEX([XOR.$B$2:.$Q$17];[.$B10]+1;[.J$3]+1 )*16+INDEX([XOR.$B$2:.$Q$17];[.$C10]+1;[.J$4]+1))" office:value-type="string" office:string-value="Y">
            <text:p>Y</text:p>
          </table:table-cell>
          <table:table-cell table:style-name="ce3" table:formula="of:=CHAR(INDEX([XOR.$B$2:.$Q$17];[.$B10]+1;[.K$3]+1 )*16+INDEX([XOR.$B$2:.$Q$17];[.$C10]+1;[.K$4]+1))" office:value-type="string" office:string-value="X">
            <text:p>X</text:p>
          </table:table-cell>
          <table:table-cell table:style-name="ce3" table:formula="of:=CHAR(INDEX([XOR.$B$2:.$Q$17];[.$B10]+1;[.L$3]+1 )*16+INDEX([XOR.$B$2:.$Q$17];[.$C10]+1;[.L$4]+1))" office:value-type="string" office:string-value="[">
            <text:p>[</text:p>
          </table:table-cell>
          <table:table-cell table:style-name="ce3" table:formula="of:=CHAR(INDEX([XOR.$B$2:.$Q$17];[.$B10]+1;[.M$3]+1 )*16+INDEX([XOR.$B$2:.$Q$17];[.$C10]+1;[.M$4]+1))" office:value-type="string" office:string-value="Z">
            <text:p>Z</text:p>
          </table:table-cell>
          <table:table-cell table:style-name="ce3" table:formula="of:=CHAR(INDEX([XOR.$B$2:.$Q$17];[.$B10]+1;[.N$3]+1 )*16+INDEX([XOR.$B$2:.$Q$17];[.$C10]+1;[.N$4]+1))" office:value-type="string" office:string-value="U">
            <text:p>U</text:p>
          </table:table-cell>
          <table:table-cell table:style-name="ce3" table:formula="of:=CHAR(INDEX([XOR.$B$2:.$Q$17];[.$B10]+1;[.O$3]+1 )*16+INDEX([XOR.$B$2:.$Q$17];[.$C10]+1;[.O$4]+1))" office:value-type="string" office:string-value="T">
            <text:p>T</text:p>
          </table:table-cell>
          <table:table-cell table:style-name="ce3" table:formula="of:=CHAR(INDEX([XOR.$B$2:.$Q$17];[.$B10]+1;[.P$3]+1 )*16+INDEX([XOR.$B$2:.$Q$17];[.$C10]+1;[.P$4]+1))" office:value-type="string" office:string-value="W">
            <text:p>W</text:p>
          </table:table-cell>
          <table:table-cell table:style-name="ce3" table:formula="of:=CHAR(INDEX([XOR.$B$2:.$Q$17];[.$B10]+1;[.Q$3]+1 )*16+INDEX([XOR.$B$2:.$Q$17];[.$C10]+1;[.Q$4]+1))" office:value-type="string" office:string-value="V">
            <text:p>V</text:p>
          </table:table-cell>
          <table:table-cell table:style-name="ce3" table:formula="of:=CHAR(INDEX([XOR.$B$2:.$Q$17];[.$B10]+1;[.R$3]+1 )*16+INDEX([XOR.$B$2:.$Q$17];[.$C10]+1;[.R$4]+1))" office:value-type="string" office:string-value="Q">
            <text:p>Q</text:p>
          </table:table-cell>
          <table:table-cell table:style-name="ce3" table:formula="of:=CHAR(INDEX([XOR.$B$2:.$Q$17];[.$B10]+1;[.S$3]+1 )*16+INDEX([XOR.$B$2:.$Q$17];[.$C10]+1;[.S$4]+1))" office:value-type="string" office:string-value="P">
            <text:p>P</text:p>
          </table:table-cell>
          <table:table-cell table:style-name="ce3" table:formula="of:=CHAR(INDEX([XOR.$B$2:.$Q$17];[.$B10]+1;[.T$3]+1 )*16+INDEX([XOR.$B$2:.$Q$17];[.$C10]+1;[.T$4]+1))" office:value-type="string" office:string-value="S">
            <text:p>S</text:p>
          </table:table-cell>
          <table:table-cell table:style-name="ce3" table:formula="of:=CHAR(INDEX([XOR.$B$2:.$Q$17];[.$B10]+1;[.U$3]+1 )*16+INDEX([XOR.$B$2:.$Q$17];[.$C10]+1;[.U$4]+1))" office:value-type="string" office:string-value="R">
            <text:p>R</text:p>
          </table:table-cell>
          <table:table-cell table:style-name="ce3" table:formula="of:=CHAR(INDEX([XOR.$B$2:.$Q$17];[.$B10]+1;[.V$3]+1 )*16+INDEX([XOR.$B$2:.$Q$17];[.$C10]+1;[.V$4]+1))" office:value-type="string" office:string-value="M">
            <text:p>M</text:p>
          </table:table-cell>
          <table:table-cell table:style-name="ce3" table:formula="of:=CHAR(INDEX([XOR.$B$2:.$Q$17];[.$B10]+1;[.W$3]+1 )*16+INDEX([XOR.$B$2:.$Q$17];[.$C10]+1;[.W$4]+1))" office:value-type="string" office:string-value="L">
            <text:p>L</text:p>
          </table:table-cell>
          <table:table-cell table:style-name="ce3" table:formula="of:=CHAR(INDEX([XOR.$B$2:.$Q$17];[.$B10]+1;[.X$3]+1 )*16+INDEX([XOR.$B$2:.$Q$17];[.$C10]+1;[.X$4]+1))" office:value-type="string" office:string-value="O">
            <text:p>O</text:p>
          </table:table-cell>
          <table:table-cell table:style-name="ce3" table:formula="of:=CHAR(INDEX([XOR.$B$2:.$Q$17];[.$B10]+1;[.Y$3]+1 )*16+INDEX([XOR.$B$2:.$Q$17];[.$C10]+1;[.Y$4]+1))" office:value-type="string" office:string-value="N">
            <text:p>N</text:p>
          </table:table-cell>
          <table:table-cell table:style-name="ce3" table:formula="of:=CHAR(INDEX([XOR.$B$2:.$Q$17];[.$B10]+1;[.Z$3]+1 )*16+INDEX([XOR.$B$2:.$Q$17];[.$C10]+1;[.Z$4]+1))" office:value-type="string" office:string-value="I">
            <text:p>I</text:p>
          </table:table-cell>
          <table:table-cell table:style-name="ce8" table:formula="of:=CHAR(INDEX([XOR.$B$2:.$Q$17];[.$B10]+1;[.AA$3]+1 )*16+INDEX([XOR.$B$2:.$Q$17];[.$C10]+1;[.AA$4]+1))" office:value-type="string" office:string-value="H">
            <text:p>H</text:p>
          </table:table-cell>
          <table:table-cell table:style-name="ce3" table:formula="of:=CHAR(INDEX([XOR.$B$2:.$Q$17];[.$B10]+1;[.AB$3]+1 )*16+INDEX([XOR.$B$2:.$Q$17];[.$C10]+1;[.AB$4]+1))" office:value-type="string" office:string-value="K">
            <text:p>K</text:p>
          </table:table-cell>
          <table:table-cell table:style-name="ce3" table:formula="of:=CHAR(INDEX([XOR.$B$2:.$Q$17];[.$B10]+1;[.AC$3]+1 )*16+INDEX([XOR.$B$2:.$Q$17];[.$C10]+1;[.AC$4]+1))" office:value-type="string" office:string-value="J">
            <text:p>J</text:p>
          </table:table-cell>
          <table:table-cell table:style-name="ce3" table:formula="of:=CHAR(INDEX([XOR.$B$2:.$Q$17];[.$B10]+1;[.AD$3]+1 )*16+INDEX([XOR.$B$2:.$Q$17];[.$C10]+1;[.AD$4]+1))" office:value-type="string" office:string-value="E">
            <text:p>E</text:p>
          </table:table-cell>
          <table:table-cell table:style-name="ce3" table:formula="of:=CHAR(INDEX([XOR.$B$2:.$Q$17];[.$B10]+1;[.AE$3]+1 )*16+INDEX([XOR.$B$2:.$Q$17];[.$C10]+1;[.AE$4]+1))" office:value-type="string" office:string-value="D">
            <text:p>D</text:p>
          </table:table-cell>
          <table:table-cell table:style-name="ce3" table:formula="of:=CHAR(INDEX([XOR.$B$2:.$Q$17];[.$B10]+1;[.AF$3]+1 )*16+INDEX([XOR.$B$2:.$Q$17];[.$C10]+1;[.AF$4]+1))" office:value-type="string" office:string-value="G">
            <text:p>G</text:p>
          </table:table-cell>
          <table:table-cell table:style-name="ce3" table:formula="of:=CHAR(INDEX([XOR.$B$2:.$Q$17];[.$B10]+1;[.AG$3]+1 )*16+INDEX([XOR.$B$2:.$Q$17];[.$C10]+1;[.AG$4]+1))" office:value-type="string" office:string-value="F">
            <text:p>F</text:p>
          </table:table-cell>
          <table:table-cell table:style-name="ce3" table:formula="of:=CHAR(INDEX([XOR.$B$2:.$Q$17];[.$B10]+1;[.AH$3]+1 )*16+INDEX([XOR.$B$2:.$Q$17];[.$C10]+1;[.AH$4]+1))" office:value-type="string" office:string-value="A">
            <text:p>A</text:p>
          </table:table-cell>
          <table:table-cell table:style-name="ce3" table:formula="of:=CHAR(INDEX([XOR.$B$2:.$Q$17];[.$B10]+1;[.AI$3]+1 )*16+INDEX([XOR.$B$2:.$Q$17];[.$C10]+1;[.AI$4]+1))" office:value-type="string" office:string-value="@">
            <text:p>@</text:p>
          </table:table-cell>
          <table:table-cell table:style-name="ce3" table:formula="of:=CHAR(INDEX([XOR.$B$2:.$Q$17];[.$B10]+1;[.AJ$3]+1 )*16+INDEX([XOR.$B$2:.$Q$17];[.$C10]+1;[.AJ$4]+1))" office:value-type="string" office:string-value="C">
            <text:p>C</text:p>
          </table:table-cell>
          <table:table-cell table:style-name="ce3" table:formula="of:=CHAR(INDEX([XOR.$B$2:.$Q$17];[.$B10]+1;[.AK$3]+1 )*16+INDEX([XOR.$B$2:.$Q$17];[.$C10]+1;[.AK$4]+1))" office:value-type="string" office:string-value="B">
            <text:p>B</text:p>
          </table:table-cell>
          <table:table-cell table:style-name="ce3" table:formula="of:=CHAR(INDEX([XOR.$B$2:.$Q$17];[.$B10]+1;[.AL$3]+1 )*16+INDEX([XOR.$B$2:.$Q$17];[.$C10]+1;[.AL$4]+1))" office:value-type="string" office:string-value="}">
            <text:p>}</text:p>
          </table:table-cell>
          <table:table-cell table:style-name="ce3" table:formula="of:=CHAR(INDEX([XOR.$B$2:.$Q$17];[.$B10]+1;[.AM$3]+1 )*16+INDEX([XOR.$B$2:.$Q$17];[.$C10]+1;[.AM$4]+1))" office:value-type="string" office:string-value="|">
            <text:p>|</text:p>
          </table:table-cell>
          <table:table-cell table:style-name="ce3" table:formula="of:=CHAR(INDEX([XOR.$B$2:.$Q$17];[.$B10]+1;[.AN$3]+1 )*16+INDEX([XOR.$B$2:.$Q$17];[.$C10]+1;[.AN$4]+1))" office:value-type="string" office:string-value="">
            <text:p></text:p>
          </table:table-cell>
          <table:table-cell table:style-name="ce3" table:formula="of:=CHAR(INDEX([XOR.$B$2:.$Q$17];[.$B10]+1;[.AO$3]+1 )*16+INDEX([XOR.$B$2:.$Q$17];[.$C10]+1;[.AO$4]+1))" office:value-type="string" office:string-value="~">
            <text:p>~</text:p>
          </table:table-cell>
          <table:table-cell table:style-name="ce3" table:formula="of:=CHAR(INDEX([XOR.$B$2:.$Q$17];[.$B10]+1;[.AP$3]+1 )*16+INDEX([XOR.$B$2:.$Q$17];[.$C10]+1;[.AP$4]+1))" office:value-type="string" office:string-value="y">
            <text:p>y</text:p>
          </table:table-cell>
          <table:table-cell table:style-name="ce3" table:formula="of:=CHAR(INDEX([XOR.$B$2:.$Q$17];[.$B10]+1;[.AQ$3]+1 )*16+INDEX([XOR.$B$2:.$Q$17];[.$C10]+1;[.AQ$4]+1))" office:value-type="string" office:string-value="x">
            <text:p>x</text:p>
          </table:table-cell>
          <table:table-cell table:style-name="ce3" table:formula="of:=CHAR(INDEX([XOR.$B$2:.$Q$17];[.$B10]+1;[.AR$3]+1 )*16+INDEX([XOR.$B$2:.$Q$17];[.$C10]+1;[.AR$4]+1))" office:value-type="string" office:string-value="{">
            <text:p>{</text:p>
          </table:table-cell>
          <table:table-cell table:style-name="ce3" table:formula="of:=CHAR(INDEX([XOR.$B$2:.$Q$17];[.$B10]+1;[.AS$3]+1 )*16+INDEX([XOR.$B$2:.$Q$17];[.$C10]+1;[.AS$4]+1))" office:value-type="string" office:string-value="z">
            <text:p>z</text:p>
          </table:table-cell>
          <table:table-cell table:style-name="ce3" table:formula="of:=CHAR(INDEX([XOR.$B$2:.$Q$17];[.$B10]+1;[.AT$3]+1 )*16+INDEX([XOR.$B$2:.$Q$17];[.$C10]+1;[.AT$4]+1))" office:value-type="string" office:string-value="u">
            <text:p>u</text:p>
          </table:table-cell>
          <table:table-cell table:style-name="ce3" table:formula="of:=CHAR(INDEX([XOR.$B$2:.$Q$17];[.$B10]+1;[.AU$3]+1 )*16+INDEX([XOR.$B$2:.$Q$17];[.$C10]+1;[.AU$4]+1))" office:value-type="string" office:string-value="t">
            <text:p>t</text:p>
          </table:table-cell>
          <table:table-cell table:style-name="ce3" table:formula="of:=CHAR(INDEX([XOR.$B$2:.$Q$17];[.$B10]+1;[.AV$3]+1 )*16+INDEX([XOR.$B$2:.$Q$17];[.$C10]+1;[.AV$4]+1))" office:value-type="string" office:string-value="w">
            <text:p>w</text:p>
          </table:table-cell>
          <table:table-cell table:style-name="ce3" table:formula="of:=CHAR(INDEX([XOR.$B$2:.$Q$17];[.$B10]+1;[.AW$3]+1 )*16+INDEX([XOR.$B$2:.$Q$17];[.$C10]+1;[.AW$4]+1))" office:value-type="string" office:string-value="v">
            <text:p>v</text:p>
          </table:table-cell>
          <table:table-cell table:style-name="ce3" table:formula="of:=CHAR(INDEX([XOR.$B$2:.$Q$17];[.$B10]+1;[.AX$3]+1 )*16+INDEX([XOR.$B$2:.$Q$17];[.$C10]+1;[.AX$4]+1))" office:value-type="string" office:string-value="q">
            <text:p>q</text:p>
          </table:table-cell>
          <table:table-cell table:style-name="ce3" table:formula="of:=CHAR(INDEX([XOR.$B$2:.$Q$17];[.$B10]+1;[.AY$3]+1 )*16+INDEX([XOR.$B$2:.$Q$17];[.$C10]+1;[.AY$4]+1))" office:value-type="string" office:string-value="p">
            <text:p>p</text:p>
          </table:table-cell>
          <table:table-cell table:style-name="ce3" table:formula="of:=CHAR(INDEX([XOR.$B$2:.$Q$17];[.$B10]+1;[.AZ$3]+1 )*16+INDEX([XOR.$B$2:.$Q$17];[.$C10]+1;[.AZ$4]+1))" office:value-type="string" office:string-value="s">
            <text:p>s</text:p>
          </table:table-cell>
          <table:table-cell table:style-name="ce3" table:formula="of:=CHAR(INDEX([XOR.$B$2:.$Q$17];[.$B10]+1;[.BA$3]+1 )*16+INDEX([XOR.$B$2:.$Q$17];[.$C10]+1;[.BA$4]+1))" office:value-type="string" office:string-value="r">
            <text:p>r</text:p>
          </table:table-cell>
          <table:table-cell table:style-name="ce3" table:formula="of:=CHAR(INDEX([XOR.$B$2:.$Q$17];[.$B10]+1;[.BB$3]+1 )*16+INDEX([XOR.$B$2:.$Q$17];[.$C10]+1;[.BB$4]+1))" office:value-type="string" office:string-value="m">
            <text:p>m</text:p>
          </table:table-cell>
          <table:table-cell table:style-name="ce3" table:formula="of:=CHAR(INDEX([XOR.$B$2:.$Q$17];[.$B10]+1;[.BC$3]+1 )*16+INDEX([XOR.$B$2:.$Q$17];[.$C10]+1;[.BC$4]+1))" office:value-type="string" office:string-value="l">
            <text:p>l</text:p>
          </table:table-cell>
          <table:table-cell table:style-name="ce3" table:formula="of:=CHAR(INDEX([XOR.$B$2:.$Q$17];[.$B10]+1;[.BD$3]+1 )*16+INDEX([XOR.$B$2:.$Q$17];[.$C10]+1;[.BD$4]+1))" office:value-type="string" office:string-value="o">
            <text:p>o</text:p>
          </table:table-cell>
          <table:table-cell table:style-name="ce3" table:formula="of:=CHAR(INDEX([XOR.$B$2:.$Q$17];[.$B10]+1;[.BE$3]+1 )*16+INDEX([XOR.$B$2:.$Q$17];[.$C10]+1;[.BE$4]+1))" office:value-type="string" office:string-value="n">
            <text:p>n</text:p>
          </table:table-cell>
          <table:table-cell table:style-name="ce3" table:formula="of:=CHAR(INDEX([XOR.$B$2:.$Q$17];[.$B10]+1;[.BF$3]+1 )*16+INDEX([XOR.$B$2:.$Q$17];[.$C10]+1;[.BF$4]+1))" office:value-type="string" office:string-value="i">
            <text:p>i</text:p>
          </table:table-cell>
          <table:table-cell table:style-name="ce8" table:formula="of:=CHAR(INDEX([XOR.$B$2:.$Q$17];[.$B10]+1;[.BG$3]+1 )*16+INDEX([XOR.$B$2:.$Q$17];[.$C10]+1;[.BG$4]+1))" office:value-type="string" office:string-value="h">
            <text:p>h</text:p>
          </table:table-cell>
          <table:table-cell table:style-name="ce3" table:formula="of:=CHAR(INDEX([XOR.$B$2:.$Q$17];[.$B10]+1;[.BH$3]+1 )*16+INDEX([XOR.$B$2:.$Q$17];[.$C10]+1;[.BH$4]+1))" office:value-type="string" office:string-value="k">
            <text:p>k</text:p>
          </table:table-cell>
          <table:table-cell table:style-name="ce3" table:formula="of:=CHAR(INDEX([XOR.$B$2:.$Q$17];[.$B10]+1;[.BI$3]+1 )*16+INDEX([XOR.$B$2:.$Q$17];[.$C10]+1;[.BI$4]+1))" office:value-type="string" office:string-value="j">
            <text:p>j</text:p>
          </table:table-cell>
          <table:table-cell table:style-name="ce3" table:formula="of:=CHAR(INDEX([XOR.$B$2:.$Q$17];[.$B10]+1;[.BJ$3]+1 )*16+INDEX([XOR.$B$2:.$Q$17];[.$C10]+1;[.BJ$4]+1))" office:value-type="string" office:string-value="e">
            <text:p>e</text:p>
          </table:table-cell>
          <table:table-cell table:style-name="ce3" table:formula="of:=CHAR(INDEX([XOR.$B$2:.$Q$17];[.$B10]+1;[.BK$3]+1 )*16+INDEX([XOR.$B$2:.$Q$17];[.$C10]+1;[.BK$4]+1))" office:value-type="string" office:string-value="d">
            <text:p>d</text:p>
          </table:table-cell>
          <table:table-cell table:style-name="ce3" table:formula="of:=CHAR(INDEX([XOR.$B$2:.$Q$17];[.$B10]+1;[.BL$3]+1 )*16+INDEX([XOR.$B$2:.$Q$17];[.$C10]+1;[.BL$4]+1))" office:value-type="string" office:string-value="g">
            <text:p>g</text:p>
          </table:table-cell>
          <table:table-cell table:style-name="ce3" table:formula="of:=CHAR(INDEX([XOR.$B$2:.$Q$17];[.$B10]+1;[.BM$3]+1 )*16+INDEX([XOR.$B$2:.$Q$17];[.$C10]+1;[.BM$4]+1))" office:value-type="string" office:string-value="f">
            <text:p>f</text:p>
          </table:table-cell>
          <table:table-cell table:style-name="ce3" table:formula="of:=CHAR(INDEX([XOR.$B$2:.$Q$17];[.$B10]+1;[.BN$3]+1 )*16+INDEX([XOR.$B$2:.$Q$17];[.$C10]+1;[.BN$4]+1))" office:value-type="string" office:string-value="a">
            <text:p>a</text:p>
          </table:table-cell>
          <table:table-cell table:style-name="ce3" table:formula="of:=CHAR(INDEX([XOR.$B$2:.$Q$17];[.$B10]+1;[.BO$3]+1 )*16+INDEX([XOR.$B$2:.$Q$17];[.$C10]+1;[.BO$4]+1))" office:value-type="string" office:string-value="`">
            <text:p>`</text:p>
          </table:table-cell>
          <table:table-cell table:style-name="ce3" table:formula="of:=CHAR(INDEX([XOR.$B$2:.$Q$17];[.$B10]+1;[.BP$3]+1 )*16+INDEX([XOR.$B$2:.$Q$17];[.$C10]+1;[.BP$4]+1))" office:value-type="string" office:string-value="c">
            <text:p>c</text:p>
          </table:table-cell>
          <table:table-cell table:style-name="ce3" table:formula="of:=CHAR(INDEX([XOR.$B$2:.$Q$17];[.$B10]+1;[.BQ$3]+1 )*16+INDEX([XOR.$B$2:.$Q$17];[.$C10]+1;[.BQ$4]+1))" office:value-type="string" office:string-value="b">
            <text:p>b</text:p>
          </table:table-cell>
          <table:table-cell table:style-name="ce3" table:formula="of:=CHAR(INDEX([XOR.$B$2:.$Q$17];[.$B10]+1;[.BR$3]+1 )*16+INDEX([XOR.$B$2:.$Q$17];[.$C10]+1;[.BR$4]+1))" office:value-type="string" office:string-value="">
            <text:p/>
          </table:table-cell>
          <table:table-cell table:style-name="ce3" table:formula="of:=CHAR(INDEX([XOR.$B$2:.$Q$17];[.$B10]+1;[.BS$3]+1 )*16+INDEX([XOR.$B$2:.$Q$17];[.$C10]+1;[.BS$4]+1))" office:value-type="string" office:string-value="">
            <text:p/>
          </table:table-cell>
          <table:table-cell table:style-name="ce3" table:formula="of:=CHAR(INDEX([XOR.$B$2:.$Q$17];[.$B10]+1;[.BT$3]+1 )*16+INDEX([XOR.$B$2:.$Q$17];[.$C10]+1;[.BT$4]+1))" office:value-type="string" office:string-value="">
            <text:p/>
          </table:table-cell>
          <table:table-cell table:style-name="ce3" table:formula="of:=CHAR(INDEX([XOR.$B$2:.$Q$17];[.$B10]+1;[.BU$3]+1 )*16+INDEX([XOR.$B$2:.$Q$17];[.$C10]+1;[.BU$4]+1))" office:value-type="string" office:string-value="">
            <text:p/>
          </table:table-cell>
          <table:table-cell table:style-name="ce3" table:formula="of:=CHAR(INDEX([XOR.$B$2:.$Q$17];[.$B10]+1;[.BV$3]+1 )*16+INDEX([XOR.$B$2:.$Q$17];[.$C10]+1;[.BV$4]+1))" office:value-type="string" office:string-value="">
            <text:p/>
          </table:table-cell>
          <table:table-cell table:style-name="ce3" table:formula="of:=CHAR(INDEX([XOR.$B$2:.$Q$17];[.$B10]+1;[.BW$3]+1 )*16+INDEX([XOR.$B$2:.$Q$17];[.$C10]+1;[.BW$4]+1))" office:value-type="string" office:string-value="">
            <text:p/>
          </table:table-cell>
          <table:table-cell table:style-name="ce3" table:formula="of:=CHAR(INDEX([XOR.$B$2:.$Q$17];[.$B10]+1;[.BX$3]+1 )*16+INDEX([XOR.$B$2:.$Q$17];[.$C10]+1;[.BX$4]+1))" office:value-type="string" office:string-value="">
            <text:p/>
          </table:table-cell>
          <table:table-cell table:style-name="ce3" table:formula="of:=CHAR(INDEX([XOR.$B$2:.$Q$17];[.$B10]+1;[.BY$3]+1 )*16+INDEX([XOR.$B$2:.$Q$17];[.$C10]+1;[.BY$4]+1))" office:value-type="string" office:string-value="">
            <text:p/>
          </table:table-cell>
          <table:table-cell table:style-name="ce3" table:formula="of:=CHAR(INDEX([XOR.$B$2:.$Q$17];[.$B10]+1;[.BZ$3]+1 )*16+INDEX([XOR.$B$2:.$Q$17];[.$C10]+1;[.BZ$4]+1))" office:value-type="string" office:string-value="">
            <text:p/>
          </table:table-cell>
          <table:table-cell table:style-name="ce3" table:formula="of:=CHAR(INDEX([XOR.$B$2:.$Q$17];[.$B10]+1;[.CA$3]+1 )*16+INDEX([XOR.$B$2:.$Q$17];[.$C10]+1;[.CA$4]+1))" office:value-type="string" office:string-value="">
            <text:p/>
          </table:table-cell>
          <table:table-cell table:style-name="ce3" table:formula="of:=CHAR(INDEX([XOR.$B$2:.$Q$17];[.$B10]+1;[.CB$3]+1 )*16+INDEX([XOR.$B$2:.$Q$17];[.$C10]+1;[.CB$4]+1))" office:value-type="string" office:string-value="">
            <text:p/>
          </table:table-cell>
          <table:table-cell table:style-name="ce3" table:formula="of:=CHAR(INDEX([XOR.$B$2:.$Q$17];[.$B10]+1;[.CC$3]+1 )*16+INDEX([XOR.$B$2:.$Q$17];[.$C10]+1;[.CC$4]+1))" office:value-type="string" office:string-value="">
            <text:p/>
          </table:table-cell>
          <table:table-cell table:style-name="ce3" table:formula="of:=CHAR(INDEX([XOR.$B$2:.$Q$17];[.$B10]+1;[.CD$3]+1 )*16+INDEX([XOR.$B$2:.$Q$17];[.$C10]+1;[.CD$4]+1))" office:value-type="string" office:string-value="">
            <text:p/>
          </table:table-cell>
          <table:table-cell table:style-name="ce3" table:formula="of:=CHAR(INDEX([XOR.$B$2:.$Q$17];[.$B10]+1;[.CE$3]+1 )*16+INDEX([XOR.$B$2:.$Q$17];[.$C10]+1;[.CE$4]+1))" office:value-type="string" office:string-value="">
            <text:p/>
          </table:table-cell>
          <table:table-cell table:style-name="ce3" table:formula="of:=CHAR(INDEX([XOR.$B$2:.$Q$17];[.$B10]+1;[.CF$3]+1 )*16+INDEX([XOR.$B$2:.$Q$17];[.$C10]+1;[.CF$4]+1))" office:value-type="string" office:string-value="">
            <text:p/>
          </table:table-cell>
          <table:table-cell table:style-name="ce3" table:formula="of:=CHAR(INDEX([XOR.$B$2:.$Q$17];[.$B10]+1;[.CG$3]+1 )*16+INDEX([XOR.$B$2:.$Q$17];[.$C10]+1;[.CG$4]+1))" office:value-type="string" office:string-value="">
            <text:p/>
          </table:table-cell>
          <table:table-cell table:style-name="ce3" table:formula="of:=CHAR(INDEX([XOR.$B$2:.$Q$17];[.$B10]+1;[.CH$3]+1 )*16+INDEX([XOR.$B$2:.$Q$17];[.$C10]+1;[.CH$4]+1))" office:value-type="string" office:string-value="&#13;">
            <text:p></text:p>
          </table:table-cell>
          <table:table-cell table:style-name="ce3" table:formula="of:=CHAR(INDEX([XOR.$B$2:.$Q$17];[.$B10]+1;[.CI$3]+1 )*16+INDEX([XOR.$B$2:.$Q$17];[.$C10]+1;[.CI$4]+1))" office:value-type="string" office:string-value="">
            <text:p/>
          </table:table-cell>
          <table:table-cell table:style-name="ce3" table:formula="of:=CHAR(INDEX([XOR.$B$2:.$Q$17];[.$B10]+1;[.CJ$3]+1 )*16+INDEX([XOR.$B$2:.$Q$17];[.$C10]+1;[.CJ$4]+1))" office:value-type="string" office:string-value="">
            <text:p/>
          </table:table-cell>
          <table:table-cell table:style-name="ce3" table:formula="of:=CHAR(INDEX([XOR.$B$2:.$Q$17];[.$B10]+1;[.CK$3]+1 )*16+INDEX([XOR.$B$2:.$Q$17];[.$C10]+1;[.CK$4]+1))" office:value-type="string" office:string-value="">
            <text:p/>
          </table:table-cell>
          <table:table-cell table:style-name="ce3" table:formula="of:=CHAR(INDEX([XOR.$B$2:.$Q$17];[.$B10]+1;[.CL$3]+1 )*16+INDEX([XOR.$B$2:.$Q$17];[.$C10]+1;[.CL$4]+1))" office:value-type="string" office:string-value="&#9;">
            <text:p><text:tab/></text:p>
          </table:table-cell>
          <table:table-cell table:style-name="ce3" table:formula="of:=CHAR(INDEX([XOR.$B$2:.$Q$17];[.$B10]+1;[.CM$3]+1 )*16+INDEX([XOR.$B$2:.$Q$17];[.$C10]+1;[.CM$4]+1))" office:value-type="string" office:string-value="">
            <text:p/>
          </table:table-cell>
          <table:table-cell table:style-name="ce3" table:formula="of:=CHAR(INDEX([XOR.$B$2:.$Q$17];[.$B10]+1;[.CN$3]+1 )*16+INDEX([XOR.$B$2:.$Q$17];[.$C10]+1;[.CN$4]+1))" office:value-type="string" office:string-value="">
            <text:p/>
          </table:table-cell>
          <table:table-cell table:style-name="ce3" table:formula="of:=CHAR(INDEX([XOR.$B$2:.$Q$17];[.$B10]+1;[.CO$3]+1 )*16+INDEX([XOR.$B$2:.$Q$17];[.$C10]+1;[.CO$4]+1))" office:value-type="string" office:string-value="&#10;">
            <text:p><text:line-break/></text:p>
          </table:table-cell>
          <table:table-cell table:style-name="ce12" table:formula="of:=CHAR(INDEX([XOR.$B$2:.$Q$17];[.$B10]+1;[.CP$3]+1 )*16+INDEX([XOR.$B$2:.$Q$17];[.$C10]+1;[.CP$4]+1))" office:value-type="string" office:string-value="">
            <text:p/>
          </table:table-cell>
          <table:table-cell table:style-name="ce3" table:formula="of:=CHAR(INDEX([XOR.$B$2:.$Q$17];[.$B10]+1;[.CQ$3]+1 )*16+INDEX([XOR.$B$2:.$Q$17];[.$C10]+1;[.CQ$4]+1))" office:value-type="string" office:string-value="">
            <text:p/>
          </table:table-cell>
          <table:table-cell table:style-name="ce3" table:formula="of:=CHAR(INDEX([XOR.$B$2:.$Q$17];[.$B10]+1;[.CR$3]+1 )*16+INDEX([XOR.$B$2:.$Q$17];[.$C10]+1;[.CR$4]+1))" office:value-type="string" office:string-value="">
            <text:p/>
          </table:table-cell>
          <table:table-cell table:style-name="ce3" table:formula="of:=CHAR(INDEX([XOR.$B$2:.$Q$17];[.$B10]+1;[.CS$3]+1 )*16+INDEX([XOR.$B$2:.$Q$17];[.$C10]+1;[.CS$4]+1))" office:value-type="string" office:string-value="">
            <text:p/>
          </table:table-cell>
          <table:table-cell table:style-name="ce3" table:formula="of:=CHAR(INDEX([XOR.$B$2:.$Q$17];[.$B10]+1;[.CT$3]+1 )*16+INDEX([XOR.$B$2:.$Q$17];[.$C10]+1;[.CT$4]+1))" office:value-type="string" office:string-value="">
            <text:p/>
          </table:table-cell>
          <table:table-cell table:style-name="ce3" table:formula="of:=CHAR(INDEX([XOR.$B$2:.$Q$17];[.$B10]+1;[.CU$3]+1 )*16+INDEX([XOR.$B$2:.$Q$17];[.$C10]+1;[.CU$4]+1))" office:value-type="string" office:string-value="">
            <text:p/>
          </table:table-cell>
          <table:table-cell table:style-name="ce3" table:formula="of:=CHAR(INDEX([XOR.$B$2:.$Q$17];[.$B10]+1;[.CV$3]+1 )*16+INDEX([XOR.$B$2:.$Q$17];[.$C10]+1;[.CV$4]+1))" office:value-type="string" office:string-value="">
            <text:p/>
          </table:table-cell>
          <table:table-cell table:style-name="ce3" table:formula="of:=CHAR(INDEX([XOR.$B$2:.$Q$17];[.$B10]+1;[.CW$3]+1 )*16+INDEX([XOR.$B$2:.$Q$17];[.$C10]+1;[.CW$4]+1))" office:value-type="string" office:string-value="">
            <text:p/>
          </table:table-cell>
          <table:table-cell table:style-name="ce3" table:formula="of:=CHAR(INDEX([XOR.$B$2:.$Q$17];[.$B10]+1;[.CX$3]+1 )*16+INDEX([XOR.$B$2:.$Q$17];[.$C10]+1;[.CX$4]+1))" office:value-type="string" office:string-value="=">
            <text:p>=</text:p>
          </table:table-cell>
          <table:table-cell table:style-name="ce3" table:formula="of:=CHAR(INDEX([XOR.$B$2:.$Q$17];[.$B10]+1;[.CY$3]+1 )*16+INDEX([XOR.$B$2:.$Q$17];[.$C10]+1;[.CY$4]+1))" office:value-type="string" office:string-value="&lt;">
            <text:p>&lt;</text:p>
          </table:table-cell>
          <table:table-cell table:style-name="ce3" table:formula="of:=CHAR(INDEX([XOR.$B$2:.$Q$17];[.$B10]+1;[.CZ$3]+1 )*16+INDEX([XOR.$B$2:.$Q$17];[.$C10]+1;[.CZ$4]+1))" office:value-type="string" office:string-value="?">
            <text:p>?</text:p>
          </table:table-cell>
          <table:table-cell table:style-name="ce3" table:formula="of:=CHAR(INDEX([XOR.$B$2:.$Q$17];[.$B10]+1;[.DA$3]+1 )*16+INDEX([XOR.$B$2:.$Q$17];[.$C10]+1;[.DA$4]+1))" office:value-type="string" office:string-value="&gt;">
            <text:p>&gt;</text:p>
          </table:table-cell>
          <table:table-cell table:style-name="ce3" table:formula="of:=CHAR(INDEX([XOR.$B$2:.$Q$17];[.$B10]+1;[.DB$3]+1 )*16+INDEX([XOR.$B$2:.$Q$17];[.$C10]+1;[.DB$4]+1))" office:value-type="string" office:string-value="9">
            <text:p>9</text:p>
          </table:table-cell>
          <table:table-cell table:style-name="ce3" table:formula="of:=CHAR(INDEX([XOR.$B$2:.$Q$17];[.$B10]+1;[.DC$3]+1 )*16+INDEX([XOR.$B$2:.$Q$17];[.$C10]+1;[.DC$4]+1))" office:value-type="string" office:string-value="8">
            <text:p>8</text:p>
          </table:table-cell>
          <table:table-cell table:style-name="ce3" table:formula="of:=CHAR(INDEX([XOR.$B$2:.$Q$17];[.$B10]+1;[.DD$3]+1 )*16+INDEX([XOR.$B$2:.$Q$17];[.$C10]+1;[.DD$4]+1))" office:value-type="string" office:string-value=";">
            <text:p>;</text:p>
          </table:table-cell>
          <table:table-cell table:style-name="ce3" table:formula="of:=CHAR(INDEX([XOR.$B$2:.$Q$17];[.$B10]+1;[.DE$3]+1 )*16+INDEX([XOR.$B$2:.$Q$17];[.$C10]+1;[.DE$4]+1))" office:value-type="string" office:string-value=":">
            <text:p>:</text:p>
          </table:table-cell>
          <table:table-cell table:style-name="ce3" table:formula="of:=CHAR(INDEX([XOR.$B$2:.$Q$17];[.$B10]+1;[.DF$3]+1 )*16+INDEX([XOR.$B$2:.$Q$17];[.$C10]+1;[.DF$4]+1))" office:value-type="string" office:string-value="5">
            <text:p>5</text:p>
          </table:table-cell>
          <table:table-cell table:style-name="ce3" table:formula="of:=CHAR(INDEX([XOR.$B$2:.$Q$17];[.$B10]+1;[.DG$3]+1 )*16+INDEX([XOR.$B$2:.$Q$17];[.$C10]+1;[.DG$4]+1))" office:value-type="string" office:string-value="4">
            <text:p>4</text:p>
          </table:table-cell>
          <table:table-cell table:style-name="ce3" table:formula="of:=CHAR(INDEX([XOR.$B$2:.$Q$17];[.$B10]+1;[.DH$3]+1 )*16+INDEX([XOR.$B$2:.$Q$17];[.$C10]+1;[.DH$4]+1))" office:value-type="string" office:string-value="7">
            <text:p>7</text:p>
          </table:table-cell>
          <table:table-cell table:style-name="ce3" table:formula="of:=CHAR(INDEX([XOR.$B$2:.$Q$17];[.$B10]+1;[.DI$3]+1 )*16+INDEX([XOR.$B$2:.$Q$17];[.$C10]+1;[.DI$4]+1))" office:value-type="string" office:string-value="6">
            <text:p>6</text:p>
          </table:table-cell>
          <table:table-cell table:style-name="ce3" table:formula="of:=CHAR(INDEX([XOR.$B$2:.$Q$17];[.$B10]+1;[.DJ$3]+1 )*16+INDEX([XOR.$B$2:.$Q$17];[.$C10]+1;[.DJ$4]+1))" office:value-type="string" office:string-value="1">
            <text:p>1</text:p>
          </table:table-cell>
          <table:table-cell table:style-name="ce3" table:formula="of:=CHAR(INDEX([XOR.$B$2:.$Q$17];[.$B10]+1;[.DK$3]+1 )*16+INDEX([XOR.$B$2:.$Q$17];[.$C10]+1;[.DK$4]+1))" office:value-type="string" office:string-value="0">
            <text:p>0</text:p>
          </table:table-cell>
          <table:table-cell table:style-name="ce3" table:formula="of:=CHAR(INDEX([XOR.$B$2:.$Q$17];[.$B10]+1;[.DL$3]+1 )*16+INDEX([XOR.$B$2:.$Q$17];[.$C10]+1;[.DL$4]+1))" office:value-type="string" office:string-value="3">
            <text:p>3</text:p>
          </table:table-cell>
          <table:table-cell table:style-name="ce3" table:formula="of:=CHAR(INDEX([XOR.$B$2:.$Q$17];[.$B10]+1;[.DM$3]+1 )*16+INDEX([XOR.$B$2:.$Q$17];[.$C10]+1;[.DM$4]+1))" office:value-type="string" office:string-value="2">
            <text:p>2</text:p>
          </table:table-cell>
          <table:table-cell table:style-name="ce3" table:formula="of:=CHAR(INDEX([XOR.$B$2:.$Q$17];[.$B10]+1;[.DN$3]+1 )*16+INDEX([XOR.$B$2:.$Q$17];[.$C10]+1;[.DN$4]+1))" office:value-type="string" office:string-value="-">
            <text:p>-</text:p>
          </table:table-cell>
          <table:table-cell table:style-name="ce3" table:formula="of:=CHAR(INDEX([XOR.$B$2:.$Q$17];[.$B10]+1;[.DO$3]+1 )*16+INDEX([XOR.$B$2:.$Q$17];[.$C10]+1;[.DO$4]+1))" office:value-type="string" office:string-value=",">
            <text:p>,</text:p>
          </table:table-cell>
          <table:table-cell table:style-name="ce3" table:formula="of:=CHAR(INDEX([XOR.$B$2:.$Q$17];[.$B10]+1;[.DP$3]+1 )*16+INDEX([XOR.$B$2:.$Q$17];[.$C10]+1;[.DP$4]+1))" office:value-type="string" office:string-value="/">
            <text:p>/</text:p>
          </table:table-cell>
          <table:table-cell table:style-name="ce3" table:formula="of:=CHAR(INDEX([XOR.$B$2:.$Q$17];[.$B10]+1;[.DQ$3]+1 )*16+INDEX([XOR.$B$2:.$Q$17];[.$C10]+1;[.DQ$4]+1))" office:value-type="string" office:string-value=".">
            <text:p>.</text:p>
          </table:table-cell>
          <table:table-cell table:style-name="ce3" table:formula="of:=CHAR(INDEX([XOR.$B$2:.$Q$17];[.$B10]+1;[.DR$3]+1 )*16+INDEX([XOR.$B$2:.$Q$17];[.$C10]+1;[.DR$4]+1))" office:value-type="string" office:string-value=")">
            <text:p>)</text:p>
          </table:table-cell>
          <table:table-cell table:style-name="ce3" table:formula="of:=CHAR(INDEX([XOR.$B$2:.$Q$17];[.$B10]+1;[.DS$3]+1 )*16+INDEX([XOR.$B$2:.$Q$17];[.$C10]+1;[.DS$4]+1))" office:value-type="string" office:string-value="(">
            <text:p>(</text:p>
          </table:table-cell>
          <table:table-cell table:style-name="ce3" table:formula="of:=CHAR(INDEX([XOR.$B$2:.$Q$17];[.$B10]+1;[.DT$3]+1 )*16+INDEX([XOR.$B$2:.$Q$17];[.$C10]+1;[.DT$4]+1))" office:value-type="string" office:string-value="+">
            <text:p>+</text:p>
          </table:table-cell>
          <table:table-cell table:style-name="ce3" table:formula="of:=CHAR(INDEX([XOR.$B$2:.$Q$17];[.$B10]+1;[.DU$3]+1 )*16+INDEX([XOR.$B$2:.$Q$17];[.$C10]+1;[.DU$4]+1))" office:value-type="string" office:string-value="*">
            <text:p>*</text:p>
          </table:table-cell>
          <table:table-cell table:style-name="ce3" table:formula="of:=CHAR(INDEX([XOR.$B$2:.$Q$17];[.$B10]+1;[.DV$3]+1 )*16+INDEX([XOR.$B$2:.$Q$17];[.$C10]+1;[.DV$4]+1))" office:value-type="string" office:string-value="%">
            <text:p>%</text:p>
          </table:table-cell>
          <table:table-cell table:style-name="ce3" table:formula="of:=CHAR(INDEX([XOR.$B$2:.$Q$17];[.$B10]+1;[.DW$3]+1 )*16+INDEX([XOR.$B$2:.$Q$17];[.$C10]+1;[.DW$4]+1))" office:value-type="string" office:string-value="$">
            <text:p>$</text:p>
          </table:table-cell>
          <table:table-cell table:style-name="ce3" table:formula="of:=CHAR(INDEX([XOR.$B$2:.$Q$17];[.$B10]+1;[.DX$3]+1 )*16+INDEX([XOR.$B$2:.$Q$17];[.$C10]+1;[.DX$4]+1))" office:value-type="string" office:string-value="'">
            <text:p>'</text:p>
          </table:table-cell>
          <table:table-cell table:style-name="ce3" table:formula="of:=CHAR(INDEX([XOR.$B$2:.$Q$17];[.$B10]+1;[.DY$3]+1 )*16+INDEX([XOR.$B$2:.$Q$17];[.$C10]+1;[.DY$4]+1))" office:value-type="string" office:string-value="&amp;">
            <text:p>&amp;</text:p>
          </table:table-cell>
          <table:table-cell table:style-name="ce3" table:formula="of:=CHAR(INDEX([XOR.$B$2:.$Q$17];[.$B10]+1;[.DZ$3]+1 )*16+INDEX([XOR.$B$2:.$Q$17];[.$C10]+1;[.DZ$4]+1))" office:value-type="string" office:string-value="!">
            <text:p>!</text:p>
          </table:table-cell>
          <table:table-cell table:style-name="ce3" table:formula="of:=CHAR(INDEX([XOR.$B$2:.$Q$17];[.$B10]+1;[.EA$3]+1 )*16+INDEX([XOR.$B$2:.$Q$17];[.$C10]+1;[.EA$4]+1))" office:value-type="string" office:string-value=" ">
            <text:p><text:s/></text:p>
          </table:table-cell>
          <table:table-cell table:style-name="ce3" table:formula="of:=CHAR(INDEX([XOR.$B$2:.$Q$17];[.$B10]+1;[.EB$3]+1 )*16+INDEX([XOR.$B$2:.$Q$17];[.$C10]+1;[.EB$4]+1))" office:value-type="string" office:string-value="#">
            <text:p>#</text:p>
          </table:table-cell>
          <table:table-cell table:style-name="ce3" table:formula="of:=CHAR(INDEX([XOR.$B$2:.$Q$17];[.$B10]+1;[.EC$3]+1 )*16+INDEX([XOR.$B$2:.$Q$17];[.$C10]+1;[.EC$4]+1))" office:value-type="string" office:string-value="&quot;">
            <text:p>"</text:p>
          </table:table-cell>
        </table:table-row>
        <table:table-row table:style-name="ro4">
          <table:table-cell table:formula="of:=[.A10]+2" office:value-type="float" office:value="13">
            <text:p>13</text:p>
          </table:table-cell>
          <table:table-cell table:style-name="ce3" table:formula="of:=VLOOKUP(RIGHT(LEFT([.$B$1];[.A11]);1);[Sheet1.$A$2:.$C$17];3;0)" office:value-type="float" office:value="5">
            <text:p>5</text:p>
          </table:table-cell>
          <table:table-cell table:formula="of:=VLOOKUP(RIGHT(LEFT([.$B$1];[.A11]+1);1);[Sheet1.$A$2:.$C$17];3;0)" office:value-type="float" office:value="4">
            <text:p>4</text:p>
          </table:table-cell>
          <table:table-cell table:formula="of:=[.C11]+[.B11]*16" office:value-type="float" office:value="84">
            <text:p>84</text:p>
          </table:table-cell>
          <table:table-cell table:formula="of:=CHAR([.D11])" office:value-type="string" office:string-value="T">
            <text:p>T</text:p>
          </table:table-cell>
          <table:table-cell table:style-name="ce3" table:formula="of:=CHAR(INDEX([XOR.$B$2:.$Q$17];[.$B11]+1;[.F$3]+1 )*16+INDEX([XOR.$B$2:.$Q$17];[.$C11]+1;[.F$4]+1))" office:value-type="string" office:string-value="T">
            <text:p>T</text:p>
          </table:table-cell>
          <table:table-cell table:style-name="ce3" table:formula="of:=CHAR(INDEX([XOR.$B$2:.$Q$17];[.$B11]+1;[.G$3]+1 )*16+INDEX([XOR.$B$2:.$Q$17];[.$C11]+1;[.G$4]+1))" office:value-type="string" office:string-value="U">
            <text:p>U</text:p>
          </table:table-cell>
          <table:table-cell table:style-name="ce3" table:formula="of:=CHAR(INDEX([XOR.$B$2:.$Q$17];[.$B11]+1;[.H$3]+1 )*16+INDEX([XOR.$B$2:.$Q$17];[.$C11]+1;[.H$4]+1))" office:value-type="string" office:string-value="V">
            <text:p>V</text:p>
          </table:table-cell>
          <table:table-cell table:style-name="ce3" table:formula="of:=CHAR(INDEX([XOR.$B$2:.$Q$17];[.$B11]+1;[.I$3]+1 )*16+INDEX([XOR.$B$2:.$Q$17];[.$C11]+1;[.I$4]+1))" office:value-type="string" office:string-value="W">
            <text:p>W</text:p>
          </table:table-cell>
          <table:table-cell table:style-name="ce3" table:formula="of:=CHAR(INDEX([XOR.$B$2:.$Q$17];[.$B11]+1;[.J$3]+1 )*16+INDEX([XOR.$B$2:.$Q$17];[.$C11]+1;[.J$4]+1))" office:value-type="string" office:string-value="P">
            <text:p>P</text:p>
          </table:table-cell>
          <table:table-cell table:style-name="ce3" table:formula="of:=CHAR(INDEX([XOR.$B$2:.$Q$17];[.$B11]+1;[.K$3]+1 )*16+INDEX([XOR.$B$2:.$Q$17];[.$C11]+1;[.K$4]+1))" office:value-type="string" office:string-value="Q">
            <text:p>Q</text:p>
          </table:table-cell>
          <table:table-cell table:style-name="ce3" table:formula="of:=CHAR(INDEX([XOR.$B$2:.$Q$17];[.$B11]+1;[.L$3]+1 )*16+INDEX([XOR.$B$2:.$Q$17];[.$C11]+1;[.L$4]+1))" office:value-type="string" office:string-value="R">
            <text:p>R</text:p>
          </table:table-cell>
          <table:table-cell table:style-name="ce3" table:formula="of:=CHAR(INDEX([XOR.$B$2:.$Q$17];[.$B11]+1;[.M$3]+1 )*16+INDEX([XOR.$B$2:.$Q$17];[.$C11]+1;[.M$4]+1))" office:value-type="string" office:string-value="S">
            <text:p>S</text:p>
          </table:table-cell>
          <table:table-cell table:style-name="ce3" table:formula="of:=CHAR(INDEX([XOR.$B$2:.$Q$17];[.$B11]+1;[.N$3]+1 )*16+INDEX([XOR.$B$2:.$Q$17];[.$C11]+1;[.N$4]+1))" office:value-type="string" office:string-value="\">
            <text:p>\</text:p>
          </table:table-cell>
          <table:table-cell table:style-name="ce3" table:formula="of:=CHAR(INDEX([XOR.$B$2:.$Q$17];[.$B11]+1;[.O$3]+1 )*16+INDEX([XOR.$B$2:.$Q$17];[.$C11]+1;[.O$4]+1))" office:value-type="string" office:string-value="]">
            <text:p>]</text:p>
          </table:table-cell>
          <table:table-cell table:style-name="ce3" table:formula="of:=CHAR(INDEX([XOR.$B$2:.$Q$17];[.$B11]+1;[.P$3]+1 )*16+INDEX([XOR.$B$2:.$Q$17];[.$C11]+1;[.P$4]+1))" office:value-type="string" office:string-value="^">
            <text:p>^</text:p>
          </table:table-cell>
          <table:table-cell table:style-name="ce3" table:formula="of:=CHAR(INDEX([XOR.$B$2:.$Q$17];[.$B11]+1;[.Q$3]+1 )*16+INDEX([XOR.$B$2:.$Q$17];[.$C11]+1;[.Q$4]+1))" office:value-type="string" office:string-value="_">
            <text:p>_</text:p>
          </table:table-cell>
          <table:table-cell table:style-name="ce3" table:formula="of:=CHAR(INDEX([XOR.$B$2:.$Q$17];[.$B11]+1;[.R$3]+1 )*16+INDEX([XOR.$B$2:.$Q$17];[.$C11]+1;[.R$4]+1))" office:value-type="string" office:string-value="X">
            <text:p>X</text:p>
          </table:table-cell>
          <table:table-cell table:style-name="ce3" table:formula="of:=CHAR(INDEX([XOR.$B$2:.$Q$17];[.$B11]+1;[.S$3]+1 )*16+INDEX([XOR.$B$2:.$Q$17];[.$C11]+1;[.S$4]+1))" office:value-type="string" office:string-value="Y">
            <text:p>Y</text:p>
          </table:table-cell>
          <table:table-cell table:style-name="ce3" table:formula="of:=CHAR(INDEX([XOR.$B$2:.$Q$17];[.$B11]+1;[.T$3]+1 )*16+INDEX([XOR.$B$2:.$Q$17];[.$C11]+1;[.T$4]+1))" office:value-type="string" office:string-value="Z">
            <text:p>Z</text:p>
          </table:table-cell>
          <table:table-cell table:style-name="ce3" table:formula="of:=CHAR(INDEX([XOR.$B$2:.$Q$17];[.$B11]+1;[.U$3]+1 )*16+INDEX([XOR.$B$2:.$Q$17];[.$C11]+1;[.U$4]+1))" office:value-type="string" office:string-value="[">
            <text:p>[</text:p>
          </table:table-cell>
          <table:table-cell table:style-name="ce3" table:formula="of:=CHAR(INDEX([XOR.$B$2:.$Q$17];[.$B11]+1;[.V$3]+1 )*16+INDEX([XOR.$B$2:.$Q$17];[.$C11]+1;[.V$4]+1))" office:value-type="string" office:string-value="D">
            <text:p>D</text:p>
          </table:table-cell>
          <table:table-cell table:style-name="ce3" table:formula="of:=CHAR(INDEX([XOR.$B$2:.$Q$17];[.$B11]+1;[.W$3]+1 )*16+INDEX([XOR.$B$2:.$Q$17];[.$C11]+1;[.W$4]+1))" office:value-type="string" office:string-value="E">
            <text:p>E</text:p>
          </table:table-cell>
          <table:table-cell table:style-name="ce3" table:formula="of:=CHAR(INDEX([XOR.$B$2:.$Q$17];[.$B11]+1;[.X$3]+1 )*16+INDEX([XOR.$B$2:.$Q$17];[.$C11]+1;[.X$4]+1))" office:value-type="string" office:string-value="F">
            <text:p>F</text:p>
          </table:table-cell>
          <table:table-cell table:style-name="ce3" table:formula="of:=CHAR(INDEX([XOR.$B$2:.$Q$17];[.$B11]+1;[.Y$3]+1 )*16+INDEX([XOR.$B$2:.$Q$17];[.$C11]+1;[.Y$4]+1))" office:value-type="string" office:string-value="G">
            <text:p>G</text:p>
          </table:table-cell>
          <table:table-cell table:style-name="ce3" table:formula="of:=CHAR(INDEX([XOR.$B$2:.$Q$17];[.$B11]+1;[.Z$3]+1 )*16+INDEX([XOR.$B$2:.$Q$17];[.$C11]+1;[.Z$4]+1))" office:value-type="string" office:string-value="@">
            <text:p>@</text:p>
          </table:table-cell>
          <table:table-cell table:style-name="ce8" table:formula="of:=CHAR(INDEX([XOR.$B$2:.$Q$17];[.$B11]+1;[.AA$3]+1 )*16+INDEX([XOR.$B$2:.$Q$17];[.$C11]+1;[.AA$4]+1))" office:value-type="string" office:string-value="A">
            <text:p>A</text:p>
          </table:table-cell>
          <table:table-cell table:style-name="ce3" table:formula="of:=CHAR(INDEX([XOR.$B$2:.$Q$17];[.$B11]+1;[.AB$3]+1 )*16+INDEX([XOR.$B$2:.$Q$17];[.$C11]+1;[.AB$4]+1))" office:value-type="string" office:string-value="B">
            <text:p>B</text:p>
          </table:table-cell>
          <table:table-cell table:style-name="ce3" table:formula="of:=CHAR(INDEX([XOR.$B$2:.$Q$17];[.$B11]+1;[.AC$3]+1 )*16+INDEX([XOR.$B$2:.$Q$17];[.$C11]+1;[.AC$4]+1))" office:value-type="string" office:string-value="C">
            <text:p>C</text:p>
          </table:table-cell>
          <table:table-cell table:style-name="ce3" table:formula="of:=CHAR(INDEX([XOR.$B$2:.$Q$17];[.$B11]+1;[.AD$3]+1 )*16+INDEX([XOR.$B$2:.$Q$17];[.$C11]+1;[.AD$4]+1))" office:value-type="string" office:string-value="L">
            <text:p>L</text:p>
          </table:table-cell>
          <table:table-cell table:style-name="ce3" table:formula="of:=CHAR(INDEX([XOR.$B$2:.$Q$17];[.$B11]+1;[.AE$3]+1 )*16+INDEX([XOR.$B$2:.$Q$17];[.$C11]+1;[.AE$4]+1))" office:value-type="string" office:string-value="M">
            <text:p>M</text:p>
          </table:table-cell>
          <table:table-cell table:style-name="ce3" table:formula="of:=CHAR(INDEX([XOR.$B$2:.$Q$17];[.$B11]+1;[.AF$3]+1 )*16+INDEX([XOR.$B$2:.$Q$17];[.$C11]+1;[.AF$4]+1))" office:value-type="string" office:string-value="N">
            <text:p>N</text:p>
          </table:table-cell>
          <table:table-cell table:style-name="ce3" table:formula="of:=CHAR(INDEX([XOR.$B$2:.$Q$17];[.$B11]+1;[.AG$3]+1 )*16+INDEX([XOR.$B$2:.$Q$17];[.$C11]+1;[.AG$4]+1))" office:value-type="string" office:string-value="O">
            <text:p>O</text:p>
          </table:table-cell>
          <table:table-cell table:style-name="ce3" table:formula="of:=CHAR(INDEX([XOR.$B$2:.$Q$17];[.$B11]+1;[.AH$3]+1 )*16+INDEX([XOR.$B$2:.$Q$17];[.$C11]+1;[.AH$4]+1))" office:value-type="string" office:string-value="H">
            <text:p>H</text:p>
          </table:table-cell>
          <table:table-cell table:style-name="ce3" table:formula="of:=CHAR(INDEX([XOR.$B$2:.$Q$17];[.$B11]+1;[.AI$3]+1 )*16+INDEX([XOR.$B$2:.$Q$17];[.$C11]+1;[.AI$4]+1))" office:value-type="string" office:string-value="I">
            <text:p>I</text:p>
          </table:table-cell>
          <table:table-cell table:style-name="ce3" table:formula="of:=CHAR(INDEX([XOR.$B$2:.$Q$17];[.$B11]+1;[.AJ$3]+1 )*16+INDEX([XOR.$B$2:.$Q$17];[.$C11]+1;[.AJ$4]+1))" office:value-type="string" office:string-value="J">
            <text:p>J</text:p>
          </table:table-cell>
          <table:table-cell table:style-name="ce3" table:formula="of:=CHAR(INDEX([XOR.$B$2:.$Q$17];[.$B11]+1;[.AK$3]+1 )*16+INDEX([XOR.$B$2:.$Q$17];[.$C11]+1;[.AK$4]+1))" office:value-type="string" office:string-value="K">
            <text:p>K</text:p>
          </table:table-cell>
          <table:table-cell table:style-name="ce3" table:formula="of:=CHAR(INDEX([XOR.$B$2:.$Q$17];[.$B11]+1;[.AL$3]+1 )*16+INDEX([XOR.$B$2:.$Q$17];[.$C11]+1;[.AL$4]+1))" office:value-type="string" office:string-value="t">
            <text:p>t</text:p>
          </table:table-cell>
          <table:table-cell table:style-name="ce3" table:formula="of:=CHAR(INDEX([XOR.$B$2:.$Q$17];[.$B11]+1;[.AM$3]+1 )*16+INDEX([XOR.$B$2:.$Q$17];[.$C11]+1;[.AM$4]+1))" office:value-type="string" office:string-value="u">
            <text:p>u</text:p>
          </table:table-cell>
          <table:table-cell table:style-name="ce3" table:formula="of:=CHAR(INDEX([XOR.$B$2:.$Q$17];[.$B11]+1;[.AN$3]+1 )*16+INDEX([XOR.$B$2:.$Q$17];[.$C11]+1;[.AN$4]+1))" office:value-type="string" office:string-value="v">
            <text:p>v</text:p>
          </table:table-cell>
          <table:table-cell table:style-name="ce3" table:formula="of:=CHAR(INDEX([XOR.$B$2:.$Q$17];[.$B11]+1;[.AO$3]+1 )*16+INDEX([XOR.$B$2:.$Q$17];[.$C11]+1;[.AO$4]+1))" office:value-type="string" office:string-value="w">
            <text:p>w</text:p>
          </table:table-cell>
          <table:table-cell table:style-name="ce3" table:formula="of:=CHAR(INDEX([XOR.$B$2:.$Q$17];[.$B11]+1;[.AP$3]+1 )*16+INDEX([XOR.$B$2:.$Q$17];[.$C11]+1;[.AP$4]+1))" office:value-type="string" office:string-value="p">
            <text:p>p</text:p>
          </table:table-cell>
          <table:table-cell table:style-name="ce3" table:formula="of:=CHAR(INDEX([XOR.$B$2:.$Q$17];[.$B11]+1;[.AQ$3]+1 )*16+INDEX([XOR.$B$2:.$Q$17];[.$C11]+1;[.AQ$4]+1))" office:value-type="string" office:string-value="q">
            <text:p>q</text:p>
          </table:table-cell>
          <table:table-cell table:style-name="ce3" table:formula="of:=CHAR(INDEX([XOR.$B$2:.$Q$17];[.$B11]+1;[.AR$3]+1 )*16+INDEX([XOR.$B$2:.$Q$17];[.$C11]+1;[.AR$4]+1))" office:value-type="string" office:string-value="r">
            <text:p>r</text:p>
          </table:table-cell>
          <table:table-cell table:style-name="ce3" table:formula="of:=CHAR(INDEX([XOR.$B$2:.$Q$17];[.$B11]+1;[.AS$3]+1 )*16+INDEX([XOR.$B$2:.$Q$17];[.$C11]+1;[.AS$4]+1))" office:value-type="string" office:string-value="s">
            <text:p>s</text:p>
          </table:table-cell>
          <table:table-cell table:style-name="ce3" table:formula="of:=CHAR(INDEX([XOR.$B$2:.$Q$17];[.$B11]+1;[.AT$3]+1 )*16+INDEX([XOR.$B$2:.$Q$17];[.$C11]+1;[.AT$4]+1))" office:value-type="string" office:string-value="|">
            <text:p>|</text:p>
          </table:table-cell>
          <table:table-cell table:style-name="ce3" table:formula="of:=CHAR(INDEX([XOR.$B$2:.$Q$17];[.$B11]+1;[.AU$3]+1 )*16+INDEX([XOR.$B$2:.$Q$17];[.$C11]+1;[.AU$4]+1))" office:value-type="string" office:string-value="}">
            <text:p>}</text:p>
          </table:table-cell>
          <table:table-cell table:style-name="ce3" table:formula="of:=CHAR(INDEX([XOR.$B$2:.$Q$17];[.$B11]+1;[.AV$3]+1 )*16+INDEX([XOR.$B$2:.$Q$17];[.$C11]+1;[.AV$4]+1))" office:value-type="string" office:string-value="~">
            <text:p>~</text:p>
          </table:table-cell>
          <table:table-cell table:style-name="ce3" table:formula="of:=CHAR(INDEX([XOR.$B$2:.$Q$17];[.$B11]+1;[.AW$3]+1 )*16+INDEX([XOR.$B$2:.$Q$17];[.$C11]+1;[.AW$4]+1))" office:value-type="string" office:string-value="">
            <text:p></text:p>
          </table:table-cell>
          <table:table-cell table:style-name="ce3" table:formula="of:=CHAR(INDEX([XOR.$B$2:.$Q$17];[.$B11]+1;[.AX$3]+1 )*16+INDEX([XOR.$B$2:.$Q$17];[.$C11]+1;[.AX$4]+1))" office:value-type="string" office:string-value="x">
            <text:p>x</text:p>
          </table:table-cell>
          <table:table-cell table:style-name="ce3" table:formula="of:=CHAR(INDEX([XOR.$B$2:.$Q$17];[.$B11]+1;[.AY$3]+1 )*16+INDEX([XOR.$B$2:.$Q$17];[.$C11]+1;[.AY$4]+1))" office:value-type="string" office:string-value="y">
            <text:p>y</text:p>
          </table:table-cell>
          <table:table-cell table:style-name="ce3" table:formula="of:=CHAR(INDEX([XOR.$B$2:.$Q$17];[.$B11]+1;[.AZ$3]+1 )*16+INDEX([XOR.$B$2:.$Q$17];[.$C11]+1;[.AZ$4]+1))" office:value-type="string" office:string-value="z">
            <text:p>z</text:p>
          </table:table-cell>
          <table:table-cell table:style-name="ce3" table:formula="of:=CHAR(INDEX([XOR.$B$2:.$Q$17];[.$B11]+1;[.BA$3]+1 )*16+INDEX([XOR.$B$2:.$Q$17];[.$C11]+1;[.BA$4]+1))" office:value-type="string" office:string-value="{">
            <text:p>{</text:p>
          </table:table-cell>
          <table:table-cell table:style-name="ce3" table:formula="of:=CHAR(INDEX([XOR.$B$2:.$Q$17];[.$B11]+1;[.BB$3]+1 )*16+INDEX([XOR.$B$2:.$Q$17];[.$C11]+1;[.BB$4]+1))" office:value-type="string" office:string-value="d">
            <text:p>d</text:p>
          </table:table-cell>
          <table:table-cell table:style-name="ce3" table:formula="of:=CHAR(INDEX([XOR.$B$2:.$Q$17];[.$B11]+1;[.BC$3]+1 )*16+INDEX([XOR.$B$2:.$Q$17];[.$C11]+1;[.BC$4]+1))" office:value-type="string" office:string-value="e">
            <text:p>e</text:p>
          </table:table-cell>
          <table:table-cell table:style-name="ce3" table:formula="of:=CHAR(INDEX([XOR.$B$2:.$Q$17];[.$B11]+1;[.BD$3]+1 )*16+INDEX([XOR.$B$2:.$Q$17];[.$C11]+1;[.BD$4]+1))" office:value-type="string" office:string-value="f">
            <text:p>f</text:p>
          </table:table-cell>
          <table:table-cell table:style-name="ce3" table:formula="of:=CHAR(INDEX([XOR.$B$2:.$Q$17];[.$B11]+1;[.BE$3]+1 )*16+INDEX([XOR.$B$2:.$Q$17];[.$C11]+1;[.BE$4]+1))" office:value-type="string" office:string-value="g">
            <text:p>g</text:p>
          </table:table-cell>
          <table:table-cell table:style-name="ce3" table:formula="of:=CHAR(INDEX([XOR.$B$2:.$Q$17];[.$B11]+1;[.BF$3]+1 )*16+INDEX([XOR.$B$2:.$Q$17];[.$C11]+1;[.BF$4]+1))" office:value-type="string" office:string-value="`">
            <text:p>`</text:p>
          </table:table-cell>
          <table:table-cell table:style-name="ce8" table:formula="of:=CHAR(INDEX([XOR.$B$2:.$Q$17];[.$B11]+1;[.BG$3]+1 )*16+INDEX([XOR.$B$2:.$Q$17];[.$C11]+1;[.BG$4]+1))" office:value-type="string" office:string-value="a">
            <text:p>a</text:p>
          </table:table-cell>
          <table:table-cell table:style-name="ce3" table:formula="of:=CHAR(INDEX([XOR.$B$2:.$Q$17];[.$B11]+1;[.BH$3]+1 )*16+INDEX([XOR.$B$2:.$Q$17];[.$C11]+1;[.BH$4]+1))" office:value-type="string" office:string-value="b">
            <text:p>b</text:p>
          </table:table-cell>
          <table:table-cell table:style-name="ce3" table:formula="of:=CHAR(INDEX([XOR.$B$2:.$Q$17];[.$B11]+1;[.BI$3]+1 )*16+INDEX([XOR.$B$2:.$Q$17];[.$C11]+1;[.BI$4]+1))" office:value-type="string" office:string-value="c">
            <text:p>c</text:p>
          </table:table-cell>
          <table:table-cell table:style-name="ce3" table:formula="of:=CHAR(INDEX([XOR.$B$2:.$Q$17];[.$B11]+1;[.BJ$3]+1 )*16+INDEX([XOR.$B$2:.$Q$17];[.$C11]+1;[.BJ$4]+1))" office:value-type="string" office:string-value="l">
            <text:p>l</text:p>
          </table:table-cell>
          <table:table-cell table:style-name="ce3" table:formula="of:=CHAR(INDEX([XOR.$B$2:.$Q$17];[.$B11]+1;[.BK$3]+1 )*16+INDEX([XOR.$B$2:.$Q$17];[.$C11]+1;[.BK$4]+1))" office:value-type="string" office:string-value="m">
            <text:p>m</text:p>
          </table:table-cell>
          <table:table-cell table:style-name="ce3" table:formula="of:=CHAR(INDEX([XOR.$B$2:.$Q$17];[.$B11]+1;[.BL$3]+1 )*16+INDEX([XOR.$B$2:.$Q$17];[.$C11]+1;[.BL$4]+1))" office:value-type="string" office:string-value="n">
            <text:p>n</text:p>
          </table:table-cell>
          <table:table-cell table:style-name="ce3" table:formula="of:=CHAR(INDEX([XOR.$B$2:.$Q$17];[.$B11]+1;[.BM$3]+1 )*16+INDEX([XOR.$B$2:.$Q$17];[.$C11]+1;[.BM$4]+1))" office:value-type="string" office:string-value="o">
            <text:p>o</text:p>
          </table:table-cell>
          <table:table-cell table:style-name="ce3" table:formula="of:=CHAR(INDEX([XOR.$B$2:.$Q$17];[.$B11]+1;[.BN$3]+1 )*16+INDEX([XOR.$B$2:.$Q$17];[.$C11]+1;[.BN$4]+1))" office:value-type="string" office:string-value="h">
            <text:p>h</text:p>
          </table:table-cell>
          <table:table-cell table:style-name="ce3" table:formula="of:=CHAR(INDEX([XOR.$B$2:.$Q$17];[.$B11]+1;[.BO$3]+1 )*16+INDEX([XOR.$B$2:.$Q$17];[.$C11]+1;[.BO$4]+1))" office:value-type="string" office:string-value="i">
            <text:p>i</text:p>
          </table:table-cell>
          <table:table-cell table:style-name="ce3" table:formula="of:=CHAR(INDEX([XOR.$B$2:.$Q$17];[.$B11]+1;[.BP$3]+1 )*16+INDEX([XOR.$B$2:.$Q$17];[.$C11]+1;[.BP$4]+1))" office:value-type="string" office:string-value="j">
            <text:p>j</text:p>
          </table:table-cell>
          <table:table-cell table:style-name="ce3" table:formula="of:=CHAR(INDEX([XOR.$B$2:.$Q$17];[.$B11]+1;[.BQ$3]+1 )*16+INDEX([XOR.$B$2:.$Q$17];[.$C11]+1;[.BQ$4]+1))" office:value-type="string" office:string-value="k">
            <text:p>k</text:p>
          </table:table-cell>
          <table:table-cell table:style-name="ce3" table:formula="of:=CHAR(INDEX([XOR.$B$2:.$Q$17];[.$B11]+1;[.BR$3]+1 )*16+INDEX([XOR.$B$2:.$Q$17];[.$C11]+1;[.BR$4]+1))" office:value-type="string" office:string-value="">
            <text:p/>
          </table:table-cell>
          <table:table-cell table:style-name="ce3" table:formula="of:=CHAR(INDEX([XOR.$B$2:.$Q$17];[.$B11]+1;[.BS$3]+1 )*16+INDEX([XOR.$B$2:.$Q$17];[.$C11]+1;[.BS$4]+1))" office:value-type="string" office:string-value="">
            <text:p/>
          </table:table-cell>
          <table:table-cell table:style-name="ce3" table:formula="of:=CHAR(INDEX([XOR.$B$2:.$Q$17];[.$B11]+1;[.BT$3]+1 )*16+INDEX([XOR.$B$2:.$Q$17];[.$C11]+1;[.BT$4]+1))" office:value-type="string" office:string-value="">
            <text:p/>
          </table:table-cell>
          <table:table-cell table:style-name="ce3" table:formula="of:=CHAR(INDEX([XOR.$B$2:.$Q$17];[.$B11]+1;[.BU$3]+1 )*16+INDEX([XOR.$B$2:.$Q$17];[.$C11]+1;[.BU$4]+1))" office:value-type="string" office:string-value="">
            <text:p/>
          </table:table-cell>
          <table:table-cell table:style-name="ce3" table:formula="of:=CHAR(INDEX([XOR.$B$2:.$Q$17];[.$B11]+1;[.BV$3]+1 )*16+INDEX([XOR.$B$2:.$Q$17];[.$C11]+1;[.BV$4]+1))" office:value-type="string" office:string-value="">
            <text:p/>
          </table:table-cell>
          <table:table-cell table:style-name="ce3" table:formula="of:=CHAR(INDEX([XOR.$B$2:.$Q$17];[.$B11]+1;[.BW$3]+1 )*16+INDEX([XOR.$B$2:.$Q$17];[.$C11]+1;[.BW$4]+1))" office:value-type="string" office:string-value="">
            <text:p/>
          </table:table-cell>
          <table:table-cell table:style-name="ce3" table:formula="of:=CHAR(INDEX([XOR.$B$2:.$Q$17];[.$B11]+1;[.BX$3]+1 )*16+INDEX([XOR.$B$2:.$Q$17];[.$C11]+1;[.BX$4]+1))" office:value-type="string" office:string-value="">
            <text:p/>
          </table:table-cell>
          <table:table-cell table:style-name="ce3" table:formula="of:=CHAR(INDEX([XOR.$B$2:.$Q$17];[.$B11]+1;[.BY$3]+1 )*16+INDEX([XOR.$B$2:.$Q$17];[.$C11]+1;[.BY$4]+1))" office:value-type="string" office:string-value="">
            <text:p/>
          </table:table-cell>
          <table:table-cell table:style-name="ce3" table:formula="of:=CHAR(INDEX([XOR.$B$2:.$Q$17];[.$B11]+1;[.BZ$3]+1 )*16+INDEX([XOR.$B$2:.$Q$17];[.$C11]+1;[.BZ$4]+1))" office:value-type="string" office:string-value="">
            <text:p/>
          </table:table-cell>
          <table:table-cell table:style-name="ce3" table:formula="of:=CHAR(INDEX([XOR.$B$2:.$Q$17];[.$B11]+1;[.CA$3]+1 )*16+INDEX([XOR.$B$2:.$Q$17];[.$C11]+1;[.CA$4]+1))" office:value-type="string" office:string-value="">
            <text:p/>
          </table:table-cell>
          <table:table-cell table:style-name="ce3" table:formula="of:=CHAR(INDEX([XOR.$B$2:.$Q$17];[.$B11]+1;[.CB$3]+1 )*16+INDEX([XOR.$B$2:.$Q$17];[.$C11]+1;[.CB$4]+1))" office:value-type="string" office:string-value="">
            <text:p/>
          </table:table-cell>
          <table:table-cell table:style-name="ce3" table:formula="of:=CHAR(INDEX([XOR.$B$2:.$Q$17];[.$B11]+1;[.CC$3]+1 )*16+INDEX([XOR.$B$2:.$Q$17];[.$C11]+1;[.CC$4]+1))" office:value-type="string" office:string-value="">
            <text:p/>
          </table:table-cell>
          <table:table-cell table:style-name="ce3" table:formula="of:=CHAR(INDEX([XOR.$B$2:.$Q$17];[.$B11]+1;[.CD$3]+1 )*16+INDEX([XOR.$B$2:.$Q$17];[.$C11]+1;[.CD$4]+1))" office:value-type="string" office:string-value="">
            <text:p/>
          </table:table-cell>
          <table:table-cell table:style-name="ce3" table:formula="of:=CHAR(INDEX([XOR.$B$2:.$Q$17];[.$B11]+1;[.CE$3]+1 )*16+INDEX([XOR.$B$2:.$Q$17];[.$C11]+1;[.CE$4]+1))" office:value-type="string" office:string-value="">
            <text:p/>
          </table:table-cell>
          <table:table-cell table:style-name="ce3" table:formula="of:=CHAR(INDEX([XOR.$B$2:.$Q$17];[.$B11]+1;[.CF$3]+1 )*16+INDEX([XOR.$B$2:.$Q$17];[.$C11]+1;[.CF$4]+1))" office:value-type="string" office:string-value="">
            <text:p/>
          </table:table-cell>
          <table:table-cell table:style-name="ce3" table:formula="of:=CHAR(INDEX([XOR.$B$2:.$Q$17];[.$B11]+1;[.CG$3]+1 )*16+INDEX([XOR.$B$2:.$Q$17];[.$C11]+1;[.CG$4]+1))" office:value-type="string" office:string-value="">
            <text:p/>
          </table:table-cell>
          <table:table-cell table:style-name="ce3" table:formula="of:=CHAR(INDEX([XOR.$B$2:.$Q$17];[.$B11]+1;[.CH$3]+1 )*16+INDEX([XOR.$B$2:.$Q$17];[.$C11]+1;[.CH$4]+1))" office:value-type="string" office:string-value="">
            <text:p/>
          </table:table-cell>
          <table:table-cell table:style-name="ce3" table:formula="of:=CHAR(INDEX([XOR.$B$2:.$Q$17];[.$B11]+1;[.CI$3]+1 )*16+INDEX([XOR.$B$2:.$Q$17];[.$C11]+1;[.CI$4]+1))" office:value-type="string" office:string-value="">
            <text:p/>
          </table:table-cell>
          <table:table-cell table:style-name="ce3" table:formula="of:=CHAR(INDEX([XOR.$B$2:.$Q$17];[.$B11]+1;[.CJ$3]+1 )*16+INDEX([XOR.$B$2:.$Q$17];[.$C11]+1;[.CJ$4]+1))" office:value-type="string" office:string-value="">
            <text:p/>
          </table:table-cell>
          <table:table-cell table:style-name="ce3" table:formula="of:=CHAR(INDEX([XOR.$B$2:.$Q$17];[.$B11]+1;[.CK$3]+1 )*16+INDEX([XOR.$B$2:.$Q$17];[.$C11]+1;[.CK$4]+1))" office:value-type="string" office:string-value="">
            <text:p/>
          </table:table-cell>
          <table:table-cell table:style-name="ce3" table:formula="of:=CHAR(INDEX([XOR.$B$2:.$Q$17];[.$B11]+1;[.CL$3]+1 )*16+INDEX([XOR.$B$2:.$Q$17];[.$C11]+1;[.CL$4]+1))" office:value-type="string" office:string-value="">
            <text:p/>
          </table:table-cell>
          <table:table-cell table:style-name="ce3" table:formula="of:=CHAR(INDEX([XOR.$B$2:.$Q$17];[.$B11]+1;[.CM$3]+1 )*16+INDEX([XOR.$B$2:.$Q$17];[.$C11]+1;[.CM$4]+1))" office:value-type="string" office:string-value="">
            <text:p/>
          </table:table-cell>
          <table:table-cell table:style-name="ce3" table:formula="of:=CHAR(INDEX([XOR.$B$2:.$Q$17];[.$B11]+1;[.CN$3]+1 )*16+INDEX([XOR.$B$2:.$Q$17];[.$C11]+1;[.CN$4]+1))" office:value-type="string" office:string-value="">
            <text:p/>
          </table:table-cell>
          <table:table-cell table:style-name="ce3" table:formula="of:=CHAR(INDEX([XOR.$B$2:.$Q$17];[.$B11]+1;[.CO$3]+1 )*16+INDEX([XOR.$B$2:.$Q$17];[.$C11]+1;[.CO$4]+1))" office:value-type="string" office:string-value="">
            <text:p/>
          </table:table-cell>
          <table:table-cell table:style-name="ce12" table:formula="of:=CHAR(INDEX([XOR.$B$2:.$Q$17];[.$B11]+1;[.CP$3]+1 )*16+INDEX([XOR.$B$2:.$Q$17];[.$C11]+1;[.CP$4]+1))" office:value-type="string" office:string-value="">
            <text:p/>
          </table:table-cell>
          <table:table-cell table:style-name="ce3" table:formula="of:=CHAR(INDEX([XOR.$B$2:.$Q$17];[.$B11]+1;[.CQ$3]+1 )*16+INDEX([XOR.$B$2:.$Q$17];[.$C11]+1;[.CQ$4]+1))" office:value-type="string" office:string-value="&#13;">
            <text:p></text:p>
          </table:table-cell>
          <table:table-cell table:style-name="ce3" table:formula="of:=CHAR(INDEX([XOR.$B$2:.$Q$17];[.$B11]+1;[.CR$3]+1 )*16+INDEX([XOR.$B$2:.$Q$17];[.$C11]+1;[.CR$4]+1))" office:value-type="string" office:string-value="">
            <text:p/>
          </table:table-cell>
          <table:table-cell table:style-name="ce3" table:formula="of:=CHAR(INDEX([XOR.$B$2:.$Q$17];[.$B11]+1;[.CS$3]+1 )*16+INDEX([XOR.$B$2:.$Q$17];[.$C11]+1;[.CS$4]+1))" office:value-type="string" office:string-value="">
            <text:p/>
          </table:table-cell>
          <table:table-cell table:style-name="ce3" table:formula="of:=CHAR(INDEX([XOR.$B$2:.$Q$17];[.$B11]+1;[.CT$3]+1 )*16+INDEX([XOR.$B$2:.$Q$17];[.$C11]+1;[.CT$4]+1))" office:value-type="string" office:string-value="">
            <text:p/>
          </table:table-cell>
          <table:table-cell table:style-name="ce3" table:formula="of:=CHAR(INDEX([XOR.$B$2:.$Q$17];[.$B11]+1;[.CU$3]+1 )*16+INDEX([XOR.$B$2:.$Q$17];[.$C11]+1;[.CU$4]+1))" office:value-type="string" office:string-value="&#9;">
            <text:p><text:tab/></text:p>
          </table:table-cell>
          <table:table-cell table:style-name="ce3" table:formula="of:=CHAR(INDEX([XOR.$B$2:.$Q$17];[.$B11]+1;[.CV$3]+1 )*16+INDEX([XOR.$B$2:.$Q$17];[.$C11]+1;[.CV$4]+1))" office:value-type="string" office:string-value="&#10;">
            <text:p><text:line-break/></text:p>
          </table:table-cell>
          <table:table-cell table:style-name="ce3" table:formula="of:=CHAR(INDEX([XOR.$B$2:.$Q$17];[.$B11]+1;[.CW$3]+1 )*16+INDEX([XOR.$B$2:.$Q$17];[.$C11]+1;[.CW$4]+1))" office:value-type="string" office:string-value="">
            <text:p/>
          </table:table-cell>
          <table:table-cell table:style-name="ce3" table:formula="of:=CHAR(INDEX([XOR.$B$2:.$Q$17];[.$B11]+1;[.CX$3]+1 )*16+INDEX([XOR.$B$2:.$Q$17];[.$C11]+1;[.CX$4]+1))" office:value-type="string" office:string-value="4">
            <text:p>4</text:p>
          </table:table-cell>
          <table:table-cell table:style-name="ce3" table:formula="of:=CHAR(INDEX([XOR.$B$2:.$Q$17];[.$B11]+1;[.CY$3]+1 )*16+INDEX([XOR.$B$2:.$Q$17];[.$C11]+1;[.CY$4]+1))" office:value-type="string" office:string-value="5">
            <text:p>5</text:p>
          </table:table-cell>
          <table:table-cell table:style-name="ce3" table:formula="of:=CHAR(INDEX([XOR.$B$2:.$Q$17];[.$B11]+1;[.CZ$3]+1 )*16+INDEX([XOR.$B$2:.$Q$17];[.$C11]+1;[.CZ$4]+1))" office:value-type="string" office:string-value="6">
            <text:p>6</text:p>
          </table:table-cell>
          <table:table-cell table:style-name="ce3" table:formula="of:=CHAR(INDEX([XOR.$B$2:.$Q$17];[.$B11]+1;[.DA$3]+1 )*16+INDEX([XOR.$B$2:.$Q$17];[.$C11]+1;[.DA$4]+1))" office:value-type="string" office:string-value="7">
            <text:p>7</text:p>
          </table:table-cell>
          <table:table-cell table:style-name="ce3" table:formula="of:=CHAR(INDEX([XOR.$B$2:.$Q$17];[.$B11]+1;[.DB$3]+1 )*16+INDEX([XOR.$B$2:.$Q$17];[.$C11]+1;[.DB$4]+1))" office:value-type="string" office:string-value="0">
            <text:p>0</text:p>
          </table:table-cell>
          <table:table-cell table:style-name="ce3" table:formula="of:=CHAR(INDEX([XOR.$B$2:.$Q$17];[.$B11]+1;[.DC$3]+1 )*16+INDEX([XOR.$B$2:.$Q$17];[.$C11]+1;[.DC$4]+1))" office:value-type="string" office:string-value="1">
            <text:p>1</text:p>
          </table:table-cell>
          <table:table-cell table:style-name="ce3" table:formula="of:=CHAR(INDEX([XOR.$B$2:.$Q$17];[.$B11]+1;[.DD$3]+1 )*16+INDEX([XOR.$B$2:.$Q$17];[.$C11]+1;[.DD$4]+1))" office:value-type="string" office:string-value="2">
            <text:p>2</text:p>
          </table:table-cell>
          <table:table-cell table:style-name="ce3" table:formula="of:=CHAR(INDEX([XOR.$B$2:.$Q$17];[.$B11]+1;[.DE$3]+1 )*16+INDEX([XOR.$B$2:.$Q$17];[.$C11]+1;[.DE$4]+1))" office:value-type="string" office:string-value="3">
            <text:p>3</text:p>
          </table:table-cell>
          <table:table-cell table:style-name="ce3" table:formula="of:=CHAR(INDEX([XOR.$B$2:.$Q$17];[.$B11]+1;[.DF$3]+1 )*16+INDEX([XOR.$B$2:.$Q$17];[.$C11]+1;[.DF$4]+1))" office:value-type="string" office:string-value="&lt;">
            <text:p>&lt;</text:p>
          </table:table-cell>
          <table:table-cell table:style-name="ce3" table:formula="of:=CHAR(INDEX([XOR.$B$2:.$Q$17];[.$B11]+1;[.DG$3]+1 )*16+INDEX([XOR.$B$2:.$Q$17];[.$C11]+1;[.DG$4]+1))" office:value-type="string" office:string-value="=">
            <text:p>=</text:p>
          </table:table-cell>
          <table:table-cell table:style-name="ce3" table:formula="of:=CHAR(INDEX([XOR.$B$2:.$Q$17];[.$B11]+1;[.DH$3]+1 )*16+INDEX([XOR.$B$2:.$Q$17];[.$C11]+1;[.DH$4]+1))" office:value-type="string" office:string-value="&gt;">
            <text:p>&gt;</text:p>
          </table:table-cell>
          <table:table-cell table:style-name="ce3" table:formula="of:=CHAR(INDEX([XOR.$B$2:.$Q$17];[.$B11]+1;[.DI$3]+1 )*16+INDEX([XOR.$B$2:.$Q$17];[.$C11]+1;[.DI$4]+1))" office:value-type="string" office:string-value="?">
            <text:p>?</text:p>
          </table:table-cell>
          <table:table-cell table:style-name="ce3" table:formula="of:=CHAR(INDEX([XOR.$B$2:.$Q$17];[.$B11]+1;[.DJ$3]+1 )*16+INDEX([XOR.$B$2:.$Q$17];[.$C11]+1;[.DJ$4]+1))" office:value-type="string" office:string-value="8">
            <text:p>8</text:p>
          </table:table-cell>
          <table:table-cell table:style-name="ce3" table:formula="of:=CHAR(INDEX([XOR.$B$2:.$Q$17];[.$B11]+1;[.DK$3]+1 )*16+INDEX([XOR.$B$2:.$Q$17];[.$C11]+1;[.DK$4]+1))" office:value-type="string" office:string-value="9">
            <text:p>9</text:p>
          </table:table-cell>
          <table:table-cell table:style-name="ce3" table:formula="of:=CHAR(INDEX([XOR.$B$2:.$Q$17];[.$B11]+1;[.DL$3]+1 )*16+INDEX([XOR.$B$2:.$Q$17];[.$C11]+1;[.DL$4]+1))" office:value-type="string" office:string-value=":">
            <text:p>:</text:p>
          </table:table-cell>
          <table:table-cell table:style-name="ce3" table:formula="of:=CHAR(INDEX([XOR.$B$2:.$Q$17];[.$B11]+1;[.DM$3]+1 )*16+INDEX([XOR.$B$2:.$Q$17];[.$C11]+1;[.DM$4]+1))" office:value-type="string" office:string-value=";">
            <text:p>;</text:p>
          </table:table-cell>
          <table:table-cell table:style-name="ce3" table:formula="of:=CHAR(INDEX([XOR.$B$2:.$Q$17];[.$B11]+1;[.DN$3]+1 )*16+INDEX([XOR.$B$2:.$Q$17];[.$C11]+1;[.DN$4]+1))" office:value-type="string" office:string-value="$">
            <text:p>$</text:p>
          </table:table-cell>
          <table:table-cell table:style-name="ce3" table:formula="of:=CHAR(INDEX([XOR.$B$2:.$Q$17];[.$B11]+1;[.DO$3]+1 )*16+INDEX([XOR.$B$2:.$Q$17];[.$C11]+1;[.DO$4]+1))" office:value-type="string" office:string-value="%">
            <text:p>%</text:p>
          </table:table-cell>
          <table:table-cell table:style-name="ce3" table:formula="of:=CHAR(INDEX([XOR.$B$2:.$Q$17];[.$B11]+1;[.DP$3]+1 )*16+INDEX([XOR.$B$2:.$Q$17];[.$C11]+1;[.DP$4]+1))" office:value-type="string" office:string-value="&amp;">
            <text:p>&amp;</text:p>
          </table:table-cell>
          <table:table-cell table:style-name="ce3" table:formula="of:=CHAR(INDEX([XOR.$B$2:.$Q$17];[.$B11]+1;[.DQ$3]+1 )*16+INDEX([XOR.$B$2:.$Q$17];[.$C11]+1;[.DQ$4]+1))" office:value-type="string" office:string-value="'">
            <text:p>'</text:p>
          </table:table-cell>
          <table:table-cell table:style-name="ce3" table:formula="of:=CHAR(INDEX([XOR.$B$2:.$Q$17];[.$B11]+1;[.DR$3]+1 )*16+INDEX([XOR.$B$2:.$Q$17];[.$C11]+1;[.DR$4]+1))" office:value-type="string" office:string-value=" ">
            <text:p><text:s/></text:p>
          </table:table-cell>
          <table:table-cell table:style-name="ce3" table:formula="of:=CHAR(INDEX([XOR.$B$2:.$Q$17];[.$B11]+1;[.DS$3]+1 )*16+INDEX([XOR.$B$2:.$Q$17];[.$C11]+1;[.DS$4]+1))" office:value-type="string" office:string-value="!">
            <text:p>!</text:p>
          </table:table-cell>
          <table:table-cell table:style-name="ce3" table:formula="of:=CHAR(INDEX([XOR.$B$2:.$Q$17];[.$B11]+1;[.DT$3]+1 )*16+INDEX([XOR.$B$2:.$Q$17];[.$C11]+1;[.DT$4]+1))" office:value-type="string" office:string-value="&quot;">
            <text:p>"</text:p>
          </table:table-cell>
          <table:table-cell table:style-name="ce3" table:formula="of:=CHAR(INDEX([XOR.$B$2:.$Q$17];[.$B11]+1;[.DU$3]+1 )*16+INDEX([XOR.$B$2:.$Q$17];[.$C11]+1;[.DU$4]+1))" office:value-type="string" office:string-value="#">
            <text:p>#</text:p>
          </table:table-cell>
          <table:table-cell table:style-name="ce3" table:formula="of:=CHAR(INDEX([XOR.$B$2:.$Q$17];[.$B11]+1;[.DV$3]+1 )*16+INDEX([XOR.$B$2:.$Q$17];[.$C11]+1;[.DV$4]+1))" office:value-type="string" office:string-value=",">
            <text:p>,</text:p>
          </table:table-cell>
          <table:table-cell table:style-name="ce3" table:formula="of:=CHAR(INDEX([XOR.$B$2:.$Q$17];[.$B11]+1;[.DW$3]+1 )*16+INDEX([XOR.$B$2:.$Q$17];[.$C11]+1;[.DW$4]+1))" office:value-type="string" office:string-value="-">
            <text:p>-</text:p>
          </table:table-cell>
          <table:table-cell table:style-name="ce3" table:formula="of:=CHAR(INDEX([XOR.$B$2:.$Q$17];[.$B11]+1;[.DX$3]+1 )*16+INDEX([XOR.$B$2:.$Q$17];[.$C11]+1;[.DX$4]+1))" office:value-type="string" office:string-value=".">
            <text:p>.</text:p>
          </table:table-cell>
          <table:table-cell table:style-name="ce3" table:formula="of:=CHAR(INDEX([XOR.$B$2:.$Q$17];[.$B11]+1;[.DY$3]+1 )*16+INDEX([XOR.$B$2:.$Q$17];[.$C11]+1;[.DY$4]+1))" office:value-type="string" office:string-value="/">
            <text:p>/</text:p>
          </table:table-cell>
          <table:table-cell table:style-name="ce3" table:formula="of:=CHAR(INDEX([XOR.$B$2:.$Q$17];[.$B11]+1;[.DZ$3]+1 )*16+INDEX([XOR.$B$2:.$Q$17];[.$C11]+1;[.DZ$4]+1))" office:value-type="string" office:string-value="(">
            <text:p>(</text:p>
          </table:table-cell>
          <table:table-cell table:style-name="ce3" table:formula="of:=CHAR(INDEX([XOR.$B$2:.$Q$17];[.$B11]+1;[.EA$3]+1 )*16+INDEX([XOR.$B$2:.$Q$17];[.$C11]+1;[.EA$4]+1))" office:value-type="string" office:string-value=")">
            <text:p>)</text:p>
          </table:table-cell>
          <table:table-cell table:style-name="ce3" table:formula="of:=CHAR(INDEX([XOR.$B$2:.$Q$17];[.$B11]+1;[.EB$3]+1 )*16+INDEX([XOR.$B$2:.$Q$17];[.$C11]+1;[.EB$4]+1))" office:value-type="string" office:string-value="*">
            <text:p>*</text:p>
          </table:table-cell>
          <table:table-cell table:style-name="ce3" table:formula="of:=CHAR(INDEX([XOR.$B$2:.$Q$17];[.$B11]+1;[.EC$3]+1 )*16+INDEX([XOR.$B$2:.$Q$17];[.$C11]+1;[.EC$4]+1))" office:value-type="string" office:string-value="+">
            <text:p>+</text:p>
          </table:table-cell>
        </table:table-row>
        <table:table-row table:style-name="ro4">
          <table:table-cell table:formula="of:=[.A11]+2" office:value-type="float" office:value="15">
            <text:p>15</text:p>
          </table:table-cell>
          <table:table-cell table:style-name="ce3" table:formula="of:=VLOOKUP(RIGHT(LEFT([.$B$1];[.A12]);1);[Sheet1.$A$2:.$C$17];3;0)" office:value-type="float" office:value="4">
            <text:p>4</text:p>
          </table:table-cell>
          <table:table-cell table:formula="of:=VLOOKUP(RIGHT(LEFT([.$B$1];[.A12]+1);1);[Sheet1.$A$2:.$C$17];3;0)" office:value-type="float" office:value="1">
            <text:p>1</text:p>
          </table:table-cell>
          <table:table-cell table:formula="of:=[.C12]+[.B12]*16" office:value-type="float" office:value="65">
            <text:p>65</text:p>
          </table:table-cell>
          <table:table-cell table:formula="of:=CHAR([.D12])" office:value-type="string" office:string-value="A">
            <text:p>A</text:p>
          </table:table-cell>
          <table:table-cell table:style-name="ce3" table:formula="of:=CHAR(INDEX([XOR.$B$2:.$Q$17];[.$B12]+1;[.F$3]+1 )*16+INDEX([XOR.$B$2:.$Q$17];[.$C12]+1;[.F$4]+1))" office:value-type="string" office:string-value="A">
            <text:p>A</text:p>
          </table:table-cell>
          <table:table-cell table:style-name="ce3" table:formula="of:=CHAR(INDEX([XOR.$B$2:.$Q$17];[.$B12]+1;[.G$3]+1 )*16+INDEX([XOR.$B$2:.$Q$17];[.$C12]+1;[.G$4]+1))" office:value-type="string" office:string-value="@">
            <text:p>@</text:p>
          </table:table-cell>
          <table:table-cell table:style-name="ce3" table:formula="of:=CHAR(INDEX([XOR.$B$2:.$Q$17];[.$B12]+1;[.H$3]+1 )*16+INDEX([XOR.$B$2:.$Q$17];[.$C12]+1;[.H$4]+1))" office:value-type="string" office:string-value="C">
            <text:p>C</text:p>
          </table:table-cell>
          <table:table-cell table:style-name="ce3" table:formula="of:=CHAR(INDEX([XOR.$B$2:.$Q$17];[.$B12]+1;[.I$3]+1 )*16+INDEX([XOR.$B$2:.$Q$17];[.$C12]+1;[.I$4]+1))" office:value-type="string" office:string-value="B">
            <text:p>B</text:p>
          </table:table-cell>
          <table:table-cell table:style-name="ce3" table:formula="of:=CHAR(INDEX([XOR.$B$2:.$Q$17];[.$B12]+1;[.J$3]+1 )*16+INDEX([XOR.$B$2:.$Q$17];[.$C12]+1;[.J$4]+1))" office:value-type="string" office:string-value="E">
            <text:p>E</text:p>
          </table:table-cell>
          <table:table-cell table:style-name="ce3" table:formula="of:=CHAR(INDEX([XOR.$B$2:.$Q$17];[.$B12]+1;[.K$3]+1 )*16+INDEX([XOR.$B$2:.$Q$17];[.$C12]+1;[.K$4]+1))" office:value-type="string" office:string-value="D">
            <text:p>D</text:p>
          </table:table-cell>
          <table:table-cell table:style-name="ce3" table:formula="of:=CHAR(INDEX([XOR.$B$2:.$Q$17];[.$B12]+1;[.L$3]+1 )*16+INDEX([XOR.$B$2:.$Q$17];[.$C12]+1;[.L$4]+1))" office:value-type="string" office:string-value="G">
            <text:p>G</text:p>
          </table:table-cell>
          <table:table-cell table:style-name="ce3" table:formula="of:=CHAR(INDEX([XOR.$B$2:.$Q$17];[.$B12]+1;[.M$3]+1 )*16+INDEX([XOR.$B$2:.$Q$17];[.$C12]+1;[.M$4]+1))" office:value-type="string" office:string-value="F">
            <text:p>F</text:p>
          </table:table-cell>
          <table:table-cell table:style-name="ce3" table:formula="of:=CHAR(INDEX([XOR.$B$2:.$Q$17];[.$B12]+1;[.N$3]+1 )*16+INDEX([XOR.$B$2:.$Q$17];[.$C12]+1;[.N$4]+1))" office:value-type="string" office:string-value="I">
            <text:p>I</text:p>
          </table:table-cell>
          <table:table-cell table:style-name="ce3" table:formula="of:=CHAR(INDEX([XOR.$B$2:.$Q$17];[.$B12]+1;[.O$3]+1 )*16+INDEX([XOR.$B$2:.$Q$17];[.$C12]+1;[.O$4]+1))" office:value-type="string" office:string-value="H">
            <text:p>H</text:p>
          </table:table-cell>
          <table:table-cell table:style-name="ce3" table:formula="of:=CHAR(INDEX([XOR.$B$2:.$Q$17];[.$B12]+1;[.P$3]+1 )*16+INDEX([XOR.$B$2:.$Q$17];[.$C12]+1;[.P$4]+1))" office:value-type="string" office:string-value="K">
            <text:p>K</text:p>
          </table:table-cell>
          <table:table-cell table:style-name="ce3" table:formula="of:=CHAR(INDEX([XOR.$B$2:.$Q$17];[.$B12]+1;[.Q$3]+1 )*16+INDEX([XOR.$B$2:.$Q$17];[.$C12]+1;[.Q$4]+1))" office:value-type="string" office:string-value="J">
            <text:p>J</text:p>
          </table:table-cell>
          <table:table-cell table:style-name="ce3" table:formula="of:=CHAR(INDEX([XOR.$B$2:.$Q$17];[.$B12]+1;[.R$3]+1 )*16+INDEX([XOR.$B$2:.$Q$17];[.$C12]+1;[.R$4]+1))" office:value-type="string" office:string-value="M">
            <text:p>M</text:p>
          </table:table-cell>
          <table:table-cell table:style-name="ce3" table:formula="of:=CHAR(INDEX([XOR.$B$2:.$Q$17];[.$B12]+1;[.S$3]+1 )*16+INDEX([XOR.$B$2:.$Q$17];[.$C12]+1;[.S$4]+1))" office:value-type="string" office:string-value="L">
            <text:p>L</text:p>
          </table:table-cell>
          <table:table-cell table:style-name="ce3" table:formula="of:=CHAR(INDEX([XOR.$B$2:.$Q$17];[.$B12]+1;[.T$3]+1 )*16+INDEX([XOR.$B$2:.$Q$17];[.$C12]+1;[.T$4]+1))" office:value-type="string" office:string-value="O">
            <text:p>O</text:p>
          </table:table-cell>
          <table:table-cell table:style-name="ce3" table:formula="of:=CHAR(INDEX([XOR.$B$2:.$Q$17];[.$B12]+1;[.U$3]+1 )*16+INDEX([XOR.$B$2:.$Q$17];[.$C12]+1;[.U$4]+1))" office:value-type="string" office:string-value="N">
            <text:p>N</text:p>
          </table:table-cell>
          <table:table-cell table:style-name="ce3" table:formula="of:=CHAR(INDEX([XOR.$B$2:.$Q$17];[.$B12]+1;[.V$3]+1 )*16+INDEX([XOR.$B$2:.$Q$17];[.$C12]+1;[.V$4]+1))" office:value-type="string" office:string-value="Q">
            <text:p>Q</text:p>
          </table:table-cell>
          <table:table-cell table:style-name="ce3" table:formula="of:=CHAR(INDEX([XOR.$B$2:.$Q$17];[.$B12]+1;[.W$3]+1 )*16+INDEX([XOR.$B$2:.$Q$17];[.$C12]+1;[.W$4]+1))" office:value-type="string" office:string-value="P">
            <text:p>P</text:p>
          </table:table-cell>
          <table:table-cell table:style-name="ce3" table:formula="of:=CHAR(INDEX([XOR.$B$2:.$Q$17];[.$B12]+1;[.X$3]+1 )*16+INDEX([XOR.$B$2:.$Q$17];[.$C12]+1;[.X$4]+1))" office:value-type="string" office:string-value="S">
            <text:p>S</text:p>
          </table:table-cell>
          <table:table-cell table:style-name="ce3" table:formula="of:=CHAR(INDEX([XOR.$B$2:.$Q$17];[.$B12]+1;[.Y$3]+1 )*16+INDEX([XOR.$B$2:.$Q$17];[.$C12]+1;[.Y$4]+1))" office:value-type="string" office:string-value="R">
            <text:p>R</text:p>
          </table:table-cell>
          <table:table-cell table:style-name="ce3" table:formula="of:=CHAR(INDEX([XOR.$B$2:.$Q$17];[.$B12]+1;[.Z$3]+1 )*16+INDEX([XOR.$B$2:.$Q$17];[.$C12]+1;[.Z$4]+1))" office:value-type="string" office:string-value="U">
            <text:p>U</text:p>
          </table:table-cell>
          <table:table-cell table:style-name="ce8" table:formula="of:=CHAR(INDEX([XOR.$B$2:.$Q$17];[.$B12]+1;[.AA$3]+1 )*16+INDEX([XOR.$B$2:.$Q$17];[.$C12]+1;[.AA$4]+1))" office:value-type="string" office:string-value="T">
            <text:p>T</text:p>
          </table:table-cell>
          <table:table-cell table:style-name="ce3" table:formula="of:=CHAR(INDEX([XOR.$B$2:.$Q$17];[.$B12]+1;[.AB$3]+1 )*16+INDEX([XOR.$B$2:.$Q$17];[.$C12]+1;[.AB$4]+1))" office:value-type="string" office:string-value="W">
            <text:p>W</text:p>
          </table:table-cell>
          <table:table-cell table:style-name="ce3" table:formula="of:=CHAR(INDEX([XOR.$B$2:.$Q$17];[.$B12]+1;[.AC$3]+1 )*16+INDEX([XOR.$B$2:.$Q$17];[.$C12]+1;[.AC$4]+1))" office:value-type="string" office:string-value="V">
            <text:p>V</text:p>
          </table:table-cell>
          <table:table-cell table:style-name="ce3" table:formula="of:=CHAR(INDEX([XOR.$B$2:.$Q$17];[.$B12]+1;[.AD$3]+1 )*16+INDEX([XOR.$B$2:.$Q$17];[.$C12]+1;[.AD$4]+1))" office:value-type="string" office:string-value="Y">
            <text:p>Y</text:p>
          </table:table-cell>
          <table:table-cell table:style-name="ce3" table:formula="of:=CHAR(INDEX([XOR.$B$2:.$Q$17];[.$B12]+1;[.AE$3]+1 )*16+INDEX([XOR.$B$2:.$Q$17];[.$C12]+1;[.AE$4]+1))" office:value-type="string" office:string-value="X">
            <text:p>X</text:p>
          </table:table-cell>
          <table:table-cell table:style-name="ce3" table:formula="of:=CHAR(INDEX([XOR.$B$2:.$Q$17];[.$B12]+1;[.AF$3]+1 )*16+INDEX([XOR.$B$2:.$Q$17];[.$C12]+1;[.AF$4]+1))" office:value-type="string" office:string-value="[">
            <text:p>[</text:p>
          </table:table-cell>
          <table:table-cell table:style-name="ce3" table:formula="of:=CHAR(INDEX([XOR.$B$2:.$Q$17];[.$B12]+1;[.AG$3]+1 )*16+INDEX([XOR.$B$2:.$Q$17];[.$C12]+1;[.AG$4]+1))" office:value-type="string" office:string-value="Z">
            <text:p>Z</text:p>
          </table:table-cell>
          <table:table-cell table:style-name="ce3" table:formula="of:=CHAR(INDEX([XOR.$B$2:.$Q$17];[.$B12]+1;[.AH$3]+1 )*16+INDEX([XOR.$B$2:.$Q$17];[.$C12]+1;[.AH$4]+1))" office:value-type="string" office:string-value="]">
            <text:p>]</text:p>
          </table:table-cell>
          <table:table-cell table:style-name="ce3" table:formula="of:=CHAR(INDEX([XOR.$B$2:.$Q$17];[.$B12]+1;[.AI$3]+1 )*16+INDEX([XOR.$B$2:.$Q$17];[.$C12]+1;[.AI$4]+1))" office:value-type="string" office:string-value="\">
            <text:p>\</text:p>
          </table:table-cell>
          <table:table-cell table:style-name="ce3" table:formula="of:=CHAR(INDEX([XOR.$B$2:.$Q$17];[.$B12]+1;[.AJ$3]+1 )*16+INDEX([XOR.$B$2:.$Q$17];[.$C12]+1;[.AJ$4]+1))" office:value-type="string" office:string-value="_">
            <text:p>_</text:p>
          </table:table-cell>
          <table:table-cell table:style-name="ce3" table:formula="of:=CHAR(INDEX([XOR.$B$2:.$Q$17];[.$B12]+1;[.AK$3]+1 )*16+INDEX([XOR.$B$2:.$Q$17];[.$C12]+1;[.AK$4]+1))" office:value-type="string" office:string-value="^">
            <text:p>^</text:p>
          </table:table-cell>
          <table:table-cell table:style-name="ce3" table:formula="of:=CHAR(INDEX([XOR.$B$2:.$Q$17];[.$B12]+1;[.AL$3]+1 )*16+INDEX([XOR.$B$2:.$Q$17];[.$C12]+1;[.AL$4]+1))" office:value-type="string" office:string-value="a">
            <text:p>a</text:p>
          </table:table-cell>
          <table:table-cell table:style-name="ce3" table:formula="of:=CHAR(INDEX([XOR.$B$2:.$Q$17];[.$B12]+1;[.AM$3]+1 )*16+INDEX([XOR.$B$2:.$Q$17];[.$C12]+1;[.AM$4]+1))" office:value-type="string" office:string-value="`">
            <text:p>`</text:p>
          </table:table-cell>
          <table:table-cell table:style-name="ce3" table:formula="of:=CHAR(INDEX([XOR.$B$2:.$Q$17];[.$B12]+1;[.AN$3]+1 )*16+INDEX([XOR.$B$2:.$Q$17];[.$C12]+1;[.AN$4]+1))" office:value-type="string" office:string-value="c">
            <text:p>c</text:p>
          </table:table-cell>
          <table:table-cell table:style-name="ce3" table:formula="of:=CHAR(INDEX([XOR.$B$2:.$Q$17];[.$B12]+1;[.AO$3]+1 )*16+INDEX([XOR.$B$2:.$Q$17];[.$C12]+1;[.AO$4]+1))" office:value-type="string" office:string-value="b">
            <text:p>b</text:p>
          </table:table-cell>
          <table:table-cell table:style-name="ce3" table:formula="of:=CHAR(INDEX([XOR.$B$2:.$Q$17];[.$B12]+1;[.AP$3]+1 )*16+INDEX([XOR.$B$2:.$Q$17];[.$C12]+1;[.AP$4]+1))" office:value-type="string" office:string-value="e">
            <text:p>e</text:p>
          </table:table-cell>
          <table:table-cell table:style-name="ce3" table:formula="of:=CHAR(INDEX([XOR.$B$2:.$Q$17];[.$B12]+1;[.AQ$3]+1 )*16+INDEX([XOR.$B$2:.$Q$17];[.$C12]+1;[.AQ$4]+1))" office:value-type="string" office:string-value="d">
            <text:p>d</text:p>
          </table:table-cell>
          <table:table-cell table:style-name="ce3" table:formula="of:=CHAR(INDEX([XOR.$B$2:.$Q$17];[.$B12]+1;[.AR$3]+1 )*16+INDEX([XOR.$B$2:.$Q$17];[.$C12]+1;[.AR$4]+1))" office:value-type="string" office:string-value="g">
            <text:p>g</text:p>
          </table:table-cell>
          <table:table-cell table:style-name="ce3" table:formula="of:=CHAR(INDEX([XOR.$B$2:.$Q$17];[.$B12]+1;[.AS$3]+1 )*16+INDEX([XOR.$B$2:.$Q$17];[.$C12]+1;[.AS$4]+1))" office:value-type="string" office:string-value="f">
            <text:p>f</text:p>
          </table:table-cell>
          <table:table-cell table:style-name="ce3" table:formula="of:=CHAR(INDEX([XOR.$B$2:.$Q$17];[.$B12]+1;[.AT$3]+1 )*16+INDEX([XOR.$B$2:.$Q$17];[.$C12]+1;[.AT$4]+1))" office:value-type="string" office:string-value="i">
            <text:p>i</text:p>
          </table:table-cell>
          <table:table-cell table:style-name="ce3" table:formula="of:=CHAR(INDEX([XOR.$B$2:.$Q$17];[.$B12]+1;[.AU$3]+1 )*16+INDEX([XOR.$B$2:.$Q$17];[.$C12]+1;[.AU$4]+1))" office:value-type="string" office:string-value="h">
            <text:p>h</text:p>
          </table:table-cell>
          <table:table-cell table:style-name="ce3" table:formula="of:=CHAR(INDEX([XOR.$B$2:.$Q$17];[.$B12]+1;[.AV$3]+1 )*16+INDEX([XOR.$B$2:.$Q$17];[.$C12]+1;[.AV$4]+1))" office:value-type="string" office:string-value="k">
            <text:p>k</text:p>
          </table:table-cell>
          <table:table-cell table:style-name="ce3" table:formula="of:=CHAR(INDEX([XOR.$B$2:.$Q$17];[.$B12]+1;[.AW$3]+1 )*16+INDEX([XOR.$B$2:.$Q$17];[.$C12]+1;[.AW$4]+1))" office:value-type="string" office:string-value="j">
            <text:p>j</text:p>
          </table:table-cell>
          <table:table-cell table:style-name="ce3" table:formula="of:=CHAR(INDEX([XOR.$B$2:.$Q$17];[.$B12]+1;[.AX$3]+1 )*16+INDEX([XOR.$B$2:.$Q$17];[.$C12]+1;[.AX$4]+1))" office:value-type="string" office:string-value="m">
            <text:p>m</text:p>
          </table:table-cell>
          <table:table-cell table:style-name="ce3" table:formula="of:=CHAR(INDEX([XOR.$B$2:.$Q$17];[.$B12]+1;[.AY$3]+1 )*16+INDEX([XOR.$B$2:.$Q$17];[.$C12]+1;[.AY$4]+1))" office:value-type="string" office:string-value="l">
            <text:p>l</text:p>
          </table:table-cell>
          <table:table-cell table:style-name="ce3" table:formula="of:=CHAR(INDEX([XOR.$B$2:.$Q$17];[.$B12]+1;[.AZ$3]+1 )*16+INDEX([XOR.$B$2:.$Q$17];[.$C12]+1;[.AZ$4]+1))" office:value-type="string" office:string-value="o">
            <text:p>o</text:p>
          </table:table-cell>
          <table:table-cell table:style-name="ce3" table:formula="of:=CHAR(INDEX([XOR.$B$2:.$Q$17];[.$B12]+1;[.BA$3]+1 )*16+INDEX([XOR.$B$2:.$Q$17];[.$C12]+1;[.BA$4]+1))" office:value-type="string" office:string-value="n">
            <text:p>n</text:p>
          </table:table-cell>
          <table:table-cell table:style-name="ce3" table:formula="of:=CHAR(INDEX([XOR.$B$2:.$Q$17];[.$B12]+1;[.BB$3]+1 )*16+INDEX([XOR.$B$2:.$Q$17];[.$C12]+1;[.BB$4]+1))" office:value-type="string" office:string-value="q">
            <text:p>q</text:p>
          </table:table-cell>
          <table:table-cell table:style-name="ce3" table:formula="of:=CHAR(INDEX([XOR.$B$2:.$Q$17];[.$B12]+1;[.BC$3]+1 )*16+INDEX([XOR.$B$2:.$Q$17];[.$C12]+1;[.BC$4]+1))" office:value-type="string" office:string-value="p">
            <text:p>p</text:p>
          </table:table-cell>
          <table:table-cell table:style-name="ce3" table:formula="of:=CHAR(INDEX([XOR.$B$2:.$Q$17];[.$B12]+1;[.BD$3]+1 )*16+INDEX([XOR.$B$2:.$Q$17];[.$C12]+1;[.BD$4]+1))" office:value-type="string" office:string-value="s">
            <text:p>s</text:p>
          </table:table-cell>
          <table:table-cell table:style-name="ce3" table:formula="of:=CHAR(INDEX([XOR.$B$2:.$Q$17];[.$B12]+1;[.BE$3]+1 )*16+INDEX([XOR.$B$2:.$Q$17];[.$C12]+1;[.BE$4]+1))" office:value-type="string" office:string-value="r">
            <text:p>r</text:p>
          </table:table-cell>
          <table:table-cell table:style-name="ce3" table:formula="of:=CHAR(INDEX([XOR.$B$2:.$Q$17];[.$B12]+1;[.BF$3]+1 )*16+INDEX([XOR.$B$2:.$Q$17];[.$C12]+1;[.BF$4]+1))" office:value-type="string" office:string-value="u">
            <text:p>u</text:p>
          </table:table-cell>
          <table:table-cell table:style-name="ce8" table:formula="of:=CHAR(INDEX([XOR.$B$2:.$Q$17];[.$B12]+1;[.BG$3]+1 )*16+INDEX([XOR.$B$2:.$Q$17];[.$C12]+1;[.BG$4]+1))" office:value-type="string" office:string-value="t">
            <text:p>t</text:p>
          </table:table-cell>
          <table:table-cell table:style-name="ce3" table:formula="of:=CHAR(INDEX([XOR.$B$2:.$Q$17];[.$B12]+1;[.BH$3]+1 )*16+INDEX([XOR.$B$2:.$Q$17];[.$C12]+1;[.BH$4]+1))" office:value-type="string" office:string-value="w">
            <text:p>w</text:p>
          </table:table-cell>
          <table:table-cell table:style-name="ce3" table:formula="of:=CHAR(INDEX([XOR.$B$2:.$Q$17];[.$B12]+1;[.BI$3]+1 )*16+INDEX([XOR.$B$2:.$Q$17];[.$C12]+1;[.BI$4]+1))" office:value-type="string" office:string-value="v">
            <text:p>v</text:p>
          </table:table-cell>
          <table:table-cell table:style-name="ce3" table:formula="of:=CHAR(INDEX([XOR.$B$2:.$Q$17];[.$B12]+1;[.BJ$3]+1 )*16+INDEX([XOR.$B$2:.$Q$17];[.$C12]+1;[.BJ$4]+1))" office:value-type="string" office:string-value="y">
            <text:p>y</text:p>
          </table:table-cell>
          <table:table-cell table:style-name="ce3" table:formula="of:=CHAR(INDEX([XOR.$B$2:.$Q$17];[.$B12]+1;[.BK$3]+1 )*16+INDEX([XOR.$B$2:.$Q$17];[.$C12]+1;[.BK$4]+1))" office:value-type="string" office:string-value="x">
            <text:p>x</text:p>
          </table:table-cell>
          <table:table-cell table:style-name="ce3" table:formula="of:=CHAR(INDEX([XOR.$B$2:.$Q$17];[.$B12]+1;[.BL$3]+1 )*16+INDEX([XOR.$B$2:.$Q$17];[.$C12]+1;[.BL$4]+1))" office:value-type="string" office:string-value="{">
            <text:p>{</text:p>
          </table:table-cell>
          <table:table-cell table:style-name="ce3" table:formula="of:=CHAR(INDEX([XOR.$B$2:.$Q$17];[.$B12]+1;[.BM$3]+1 )*16+INDEX([XOR.$B$2:.$Q$17];[.$C12]+1;[.BM$4]+1))" office:value-type="string" office:string-value="z">
            <text:p>z</text:p>
          </table:table-cell>
          <table:table-cell table:style-name="ce3" table:formula="of:=CHAR(INDEX([XOR.$B$2:.$Q$17];[.$B12]+1;[.BN$3]+1 )*16+INDEX([XOR.$B$2:.$Q$17];[.$C12]+1;[.BN$4]+1))" office:value-type="string" office:string-value="}">
            <text:p>}</text:p>
          </table:table-cell>
          <table:table-cell table:style-name="ce3" table:formula="of:=CHAR(INDEX([XOR.$B$2:.$Q$17];[.$B12]+1;[.BO$3]+1 )*16+INDEX([XOR.$B$2:.$Q$17];[.$C12]+1;[.BO$4]+1))" office:value-type="string" office:string-value="|">
            <text:p>|</text:p>
          </table:table-cell>
          <table:table-cell table:style-name="ce3" table:formula="of:=CHAR(INDEX([XOR.$B$2:.$Q$17];[.$B12]+1;[.BP$3]+1 )*16+INDEX([XOR.$B$2:.$Q$17];[.$C12]+1;[.BP$4]+1))" office:value-type="string" office:string-value="">
            <text:p></text:p>
          </table:table-cell>
          <table:table-cell table:style-name="ce3" table:formula="of:=CHAR(INDEX([XOR.$B$2:.$Q$17];[.$B12]+1;[.BQ$3]+1 )*16+INDEX([XOR.$B$2:.$Q$17];[.$C12]+1;[.BQ$4]+1))" office:value-type="string" office:string-value="~">
            <text:p>~</text:p>
          </table:table-cell>
          <table:table-cell table:style-name="ce3" table:formula="of:=CHAR(INDEX([XOR.$B$2:.$Q$17];[.$B12]+1;[.BR$3]+1 )*16+INDEX([XOR.$B$2:.$Q$17];[.$C12]+1;[.BR$4]+1))" office:value-type="string" office:string-value="">
            <text:p/>
          </table:table-cell>
          <table:table-cell table:style-name="ce3" table:formula="of:=CHAR(INDEX([XOR.$B$2:.$Q$17];[.$B12]+1;[.BS$3]+1 )*16+INDEX([XOR.$B$2:.$Q$17];[.$C12]+1;[.BS$4]+1))" office:value-type="string" office:string-value="">
            <text:p/>
          </table:table-cell>
          <table:table-cell table:style-name="ce3" table:formula="of:=CHAR(INDEX([XOR.$B$2:.$Q$17];[.$B12]+1;[.BT$3]+1 )*16+INDEX([XOR.$B$2:.$Q$17];[.$C12]+1;[.BT$4]+1))" office:value-type="string" office:string-value="">
            <text:p/>
          </table:table-cell>
          <table:table-cell table:style-name="ce3" table:formula="of:=CHAR(INDEX([XOR.$B$2:.$Q$17];[.$B12]+1;[.BU$3]+1 )*16+INDEX([XOR.$B$2:.$Q$17];[.$C12]+1;[.BU$4]+1))" office:value-type="string" office:string-value="">
            <text:p/>
          </table:table-cell>
          <table:table-cell table:style-name="ce3" table:formula="of:=CHAR(INDEX([XOR.$B$2:.$Q$17];[.$B12]+1;[.BV$3]+1 )*16+INDEX([XOR.$B$2:.$Q$17];[.$C12]+1;[.BV$4]+1))" office:value-type="string" office:string-value="">
            <text:p/>
          </table:table-cell>
          <table:table-cell table:style-name="ce3" table:formula="of:=CHAR(INDEX([XOR.$B$2:.$Q$17];[.$B12]+1;[.BW$3]+1 )*16+INDEX([XOR.$B$2:.$Q$17];[.$C12]+1;[.BW$4]+1))" office:value-type="string" office:string-value="">
            <text:p/>
          </table:table-cell>
          <table:table-cell table:style-name="ce3" table:formula="of:=CHAR(INDEX([XOR.$B$2:.$Q$17];[.$B12]+1;[.BX$3]+1 )*16+INDEX([XOR.$B$2:.$Q$17];[.$C12]+1;[.BX$4]+1))" office:value-type="string" office:string-value="">
            <text:p/>
          </table:table-cell>
          <table:table-cell table:style-name="ce3" table:formula="of:=CHAR(INDEX([XOR.$B$2:.$Q$17];[.$B12]+1;[.BY$3]+1 )*16+INDEX([XOR.$B$2:.$Q$17];[.$C12]+1;[.BY$4]+1))" office:value-type="string" office:string-value="">
            <text:p/>
          </table:table-cell>
          <table:table-cell table:style-name="ce3" table:formula="of:=CHAR(INDEX([XOR.$B$2:.$Q$17];[.$B12]+1;[.BZ$3]+1 )*16+INDEX([XOR.$B$2:.$Q$17];[.$C12]+1;[.BZ$4]+1))" office:value-type="string" office:string-value="&#9;">
            <text:p><text:tab/></text:p>
          </table:table-cell>
          <table:table-cell table:style-name="ce3" table:formula="of:=CHAR(INDEX([XOR.$B$2:.$Q$17];[.$B12]+1;[.CA$3]+1 )*16+INDEX([XOR.$B$2:.$Q$17];[.$C12]+1;[.CA$4]+1))" office:value-type="string" office:string-value="">
            <text:p/>
          </table:table-cell>
          <table:table-cell table:style-name="ce3" table:formula="of:=CHAR(INDEX([XOR.$B$2:.$Q$17];[.$B12]+1;[.CB$3]+1 )*16+INDEX([XOR.$B$2:.$Q$17];[.$C12]+1;[.CB$4]+1))" office:value-type="string" office:string-value="">
            <text:p/>
          </table:table-cell>
          <table:table-cell table:style-name="ce3" table:formula="of:=CHAR(INDEX([XOR.$B$2:.$Q$17];[.$B12]+1;[.CC$3]+1 )*16+INDEX([XOR.$B$2:.$Q$17];[.$C12]+1;[.CC$4]+1))" office:value-type="string" office:string-value="&#10;">
            <text:p><text:line-break/></text:p>
          </table:table-cell>
          <table:table-cell table:style-name="ce3" table:formula="of:=CHAR(INDEX([XOR.$B$2:.$Q$17];[.$B12]+1;[.CD$3]+1 )*16+INDEX([XOR.$B$2:.$Q$17];[.$C12]+1;[.CD$4]+1))" office:value-type="string" office:string-value="&#13;">
            <text:p></text:p>
          </table:table-cell>
          <table:table-cell table:style-name="ce3" table:formula="of:=CHAR(INDEX([XOR.$B$2:.$Q$17];[.$B12]+1;[.CE$3]+1 )*16+INDEX([XOR.$B$2:.$Q$17];[.$C12]+1;[.CE$4]+1))" office:value-type="string" office:string-value="">
            <text:p/>
          </table:table-cell>
          <table:table-cell table:style-name="ce3" table:formula="of:=CHAR(INDEX([XOR.$B$2:.$Q$17];[.$B12]+1;[.CF$3]+1 )*16+INDEX([XOR.$B$2:.$Q$17];[.$C12]+1;[.CF$4]+1))" office:value-type="string" office:string-value="">
            <text:p/>
          </table:table-cell>
          <table:table-cell table:style-name="ce3" table:formula="of:=CHAR(INDEX([XOR.$B$2:.$Q$17];[.$B12]+1;[.CG$3]+1 )*16+INDEX([XOR.$B$2:.$Q$17];[.$C12]+1;[.CG$4]+1))" office:value-type="string" office:string-value="">
            <text:p/>
          </table:table-cell>
          <table:table-cell table:style-name="ce3" table:formula="of:=CHAR(INDEX([XOR.$B$2:.$Q$17];[.$B12]+1;[.CH$3]+1 )*16+INDEX([XOR.$B$2:.$Q$17];[.$C12]+1;[.CH$4]+1))" office:value-type="string" office:string-value="">
            <text:p/>
          </table:table-cell>
          <table:table-cell table:style-name="ce3" table:formula="of:=CHAR(INDEX([XOR.$B$2:.$Q$17];[.$B12]+1;[.CI$3]+1 )*16+INDEX([XOR.$B$2:.$Q$17];[.$C12]+1;[.CI$4]+1))" office:value-type="string" office:string-value="">
            <text:p/>
          </table:table-cell>
          <table:table-cell table:style-name="ce3" table:formula="of:=CHAR(INDEX([XOR.$B$2:.$Q$17];[.$B12]+1;[.CJ$3]+1 )*16+INDEX([XOR.$B$2:.$Q$17];[.$C12]+1;[.CJ$4]+1))" office:value-type="string" office:string-value="">
            <text:p/>
          </table:table-cell>
          <table:table-cell table:style-name="ce3" table:formula="of:=CHAR(INDEX([XOR.$B$2:.$Q$17];[.$B12]+1;[.CK$3]+1 )*16+INDEX([XOR.$B$2:.$Q$17];[.$C12]+1;[.CK$4]+1))" office:value-type="string" office:string-value="">
            <text:p/>
          </table:table-cell>
          <table:table-cell table:style-name="ce3" table:formula="of:=CHAR(INDEX([XOR.$B$2:.$Q$17];[.$B12]+1;[.CL$3]+1 )*16+INDEX([XOR.$B$2:.$Q$17];[.$C12]+1;[.CL$4]+1))" office:value-type="string" office:string-value="">
            <text:p/>
          </table:table-cell>
          <table:table-cell table:style-name="ce3" table:formula="of:=CHAR(INDEX([XOR.$B$2:.$Q$17];[.$B12]+1;[.CM$3]+1 )*16+INDEX([XOR.$B$2:.$Q$17];[.$C12]+1;[.CM$4]+1))" office:value-type="string" office:string-value="">
            <text:p/>
          </table:table-cell>
          <table:table-cell table:style-name="ce3" table:formula="of:=CHAR(INDEX([XOR.$B$2:.$Q$17];[.$B12]+1;[.CN$3]+1 )*16+INDEX([XOR.$B$2:.$Q$17];[.$C12]+1;[.CN$4]+1))" office:value-type="string" office:string-value="">
            <text:p/>
          </table:table-cell>
          <table:table-cell table:style-name="ce3" table:formula="of:=CHAR(INDEX([XOR.$B$2:.$Q$17];[.$B12]+1;[.CO$3]+1 )*16+INDEX([XOR.$B$2:.$Q$17];[.$C12]+1;[.CO$4]+1))" office:value-type="string" office:string-value="">
            <text:p/>
          </table:table-cell>
          <table:table-cell table:style-name="ce12" table:formula="of:=CHAR(INDEX([XOR.$B$2:.$Q$17];[.$B12]+1;[.CP$3]+1 )*16+INDEX([XOR.$B$2:.$Q$17];[.$C12]+1;[.CP$4]+1))" office:value-type="string" office:string-value="">
            <text:p/>
          </table:table-cell>
          <table:table-cell table:style-name="ce3" table:formula="of:=CHAR(INDEX([XOR.$B$2:.$Q$17];[.$B12]+1;[.CQ$3]+1 )*16+INDEX([XOR.$B$2:.$Q$17];[.$C12]+1;[.CQ$4]+1))" office:value-type="string" office:string-value="">
            <text:p/>
          </table:table-cell>
          <table:table-cell table:style-name="ce3" table:formula="of:=CHAR(INDEX([XOR.$B$2:.$Q$17];[.$B12]+1;[.CR$3]+1 )*16+INDEX([XOR.$B$2:.$Q$17];[.$C12]+1;[.CR$4]+1))" office:value-type="string" office:string-value="">
            <text:p/>
          </table:table-cell>
          <table:table-cell table:style-name="ce3" table:formula="of:=CHAR(INDEX([XOR.$B$2:.$Q$17];[.$B12]+1;[.CS$3]+1 )*16+INDEX([XOR.$B$2:.$Q$17];[.$C12]+1;[.CS$4]+1))" office:value-type="string" office:string-value="">
            <text:p/>
          </table:table-cell>
          <table:table-cell table:style-name="ce3" table:formula="of:=CHAR(INDEX([XOR.$B$2:.$Q$17];[.$B12]+1;[.CT$3]+1 )*16+INDEX([XOR.$B$2:.$Q$17];[.$C12]+1;[.CT$4]+1))" office:value-type="string" office:string-value="">
            <text:p/>
          </table:table-cell>
          <table:table-cell table:style-name="ce3" table:formula="of:=CHAR(INDEX([XOR.$B$2:.$Q$17];[.$B12]+1;[.CU$3]+1 )*16+INDEX([XOR.$B$2:.$Q$17];[.$C12]+1;[.CU$4]+1))" office:value-type="string" office:string-value="">
            <text:p/>
          </table:table-cell>
          <table:table-cell table:style-name="ce3" table:formula="of:=CHAR(INDEX([XOR.$B$2:.$Q$17];[.$B12]+1;[.CV$3]+1 )*16+INDEX([XOR.$B$2:.$Q$17];[.$C12]+1;[.CV$4]+1))" office:value-type="string" office:string-value="">
            <text:p/>
          </table:table-cell>
          <table:table-cell table:style-name="ce3" table:formula="of:=CHAR(INDEX([XOR.$B$2:.$Q$17];[.$B12]+1;[.CW$3]+1 )*16+INDEX([XOR.$B$2:.$Q$17];[.$C12]+1;[.CW$4]+1))" office:value-type="string" office:string-value="">
            <text:p/>
          </table:table-cell>
          <table:table-cell table:style-name="ce3" table:formula="of:=CHAR(INDEX([XOR.$B$2:.$Q$17];[.$B12]+1;[.CX$3]+1 )*16+INDEX([XOR.$B$2:.$Q$17];[.$C12]+1;[.CX$4]+1))" office:value-type="string" office:string-value="!">
            <text:p>!</text:p>
          </table:table-cell>
          <table:table-cell table:style-name="ce3" table:formula="of:=CHAR(INDEX([XOR.$B$2:.$Q$17];[.$B12]+1;[.CY$3]+1 )*16+INDEX([XOR.$B$2:.$Q$17];[.$C12]+1;[.CY$4]+1))" office:value-type="string" office:string-value=" ">
            <text:p><text:s/></text:p>
          </table:table-cell>
          <table:table-cell table:style-name="ce3" table:formula="of:=CHAR(INDEX([XOR.$B$2:.$Q$17];[.$B12]+1;[.CZ$3]+1 )*16+INDEX([XOR.$B$2:.$Q$17];[.$C12]+1;[.CZ$4]+1))" office:value-type="string" office:string-value="#">
            <text:p>#</text:p>
          </table:table-cell>
          <table:table-cell table:style-name="ce3" table:formula="of:=CHAR(INDEX([XOR.$B$2:.$Q$17];[.$B12]+1;[.DA$3]+1 )*16+INDEX([XOR.$B$2:.$Q$17];[.$C12]+1;[.DA$4]+1))" office:value-type="string" office:string-value="&quot;">
            <text:p>"</text:p>
          </table:table-cell>
          <table:table-cell table:style-name="ce3" table:formula="of:=CHAR(INDEX([XOR.$B$2:.$Q$17];[.$B12]+1;[.DB$3]+1 )*16+INDEX([XOR.$B$2:.$Q$17];[.$C12]+1;[.DB$4]+1))" office:value-type="string" office:string-value="%">
            <text:p>%</text:p>
          </table:table-cell>
          <table:table-cell table:style-name="ce3" table:formula="of:=CHAR(INDEX([XOR.$B$2:.$Q$17];[.$B12]+1;[.DC$3]+1 )*16+INDEX([XOR.$B$2:.$Q$17];[.$C12]+1;[.DC$4]+1))" office:value-type="string" office:string-value="$">
            <text:p>$</text:p>
          </table:table-cell>
          <table:table-cell table:style-name="ce3" table:formula="of:=CHAR(INDEX([XOR.$B$2:.$Q$17];[.$B12]+1;[.DD$3]+1 )*16+INDEX([XOR.$B$2:.$Q$17];[.$C12]+1;[.DD$4]+1))" office:value-type="string" office:string-value="'">
            <text:p>'</text:p>
          </table:table-cell>
          <table:table-cell table:style-name="ce3" table:formula="of:=CHAR(INDEX([XOR.$B$2:.$Q$17];[.$B12]+1;[.DE$3]+1 )*16+INDEX([XOR.$B$2:.$Q$17];[.$C12]+1;[.DE$4]+1))" office:value-type="string" office:string-value="&amp;">
            <text:p>&amp;</text:p>
          </table:table-cell>
          <table:table-cell table:style-name="ce3" table:formula="of:=CHAR(INDEX([XOR.$B$2:.$Q$17];[.$B12]+1;[.DF$3]+1 )*16+INDEX([XOR.$B$2:.$Q$17];[.$C12]+1;[.DF$4]+1))" office:value-type="string" office:string-value=")">
            <text:p>)</text:p>
          </table:table-cell>
          <table:table-cell table:style-name="ce3" table:formula="of:=CHAR(INDEX([XOR.$B$2:.$Q$17];[.$B12]+1;[.DG$3]+1 )*16+INDEX([XOR.$B$2:.$Q$17];[.$C12]+1;[.DG$4]+1))" office:value-type="string" office:string-value="(">
            <text:p>(</text:p>
          </table:table-cell>
          <table:table-cell table:style-name="ce3" table:formula="of:=CHAR(INDEX([XOR.$B$2:.$Q$17];[.$B12]+1;[.DH$3]+1 )*16+INDEX([XOR.$B$2:.$Q$17];[.$C12]+1;[.DH$4]+1))" office:value-type="string" office:string-value="+">
            <text:p>+</text:p>
          </table:table-cell>
          <table:table-cell table:style-name="ce3" table:formula="of:=CHAR(INDEX([XOR.$B$2:.$Q$17];[.$B12]+1;[.DI$3]+1 )*16+INDEX([XOR.$B$2:.$Q$17];[.$C12]+1;[.DI$4]+1))" office:value-type="string" office:string-value="*">
            <text:p>*</text:p>
          </table:table-cell>
          <table:table-cell table:style-name="ce3" table:formula="of:=CHAR(INDEX([XOR.$B$2:.$Q$17];[.$B12]+1;[.DJ$3]+1 )*16+INDEX([XOR.$B$2:.$Q$17];[.$C12]+1;[.DJ$4]+1))" office:value-type="string" office:string-value="-">
            <text:p>-</text:p>
          </table:table-cell>
          <table:table-cell table:style-name="ce3" table:formula="of:=CHAR(INDEX([XOR.$B$2:.$Q$17];[.$B12]+1;[.DK$3]+1 )*16+INDEX([XOR.$B$2:.$Q$17];[.$C12]+1;[.DK$4]+1))" office:value-type="string" office:string-value=",">
            <text:p>,</text:p>
          </table:table-cell>
          <table:table-cell table:style-name="ce3" table:formula="of:=CHAR(INDEX([XOR.$B$2:.$Q$17];[.$B12]+1;[.DL$3]+1 )*16+INDEX([XOR.$B$2:.$Q$17];[.$C12]+1;[.DL$4]+1))" office:value-type="string" office:string-value="/">
            <text:p>/</text:p>
          </table:table-cell>
          <table:table-cell table:style-name="ce3" table:formula="of:=CHAR(INDEX([XOR.$B$2:.$Q$17];[.$B12]+1;[.DM$3]+1 )*16+INDEX([XOR.$B$2:.$Q$17];[.$C12]+1;[.DM$4]+1))" office:value-type="string" office:string-value=".">
            <text:p>.</text:p>
          </table:table-cell>
          <table:table-cell table:style-name="ce3" table:formula="of:=CHAR(INDEX([XOR.$B$2:.$Q$17];[.$B12]+1;[.DN$3]+1 )*16+INDEX([XOR.$B$2:.$Q$17];[.$C12]+1;[.DN$4]+1))" office:value-type="string" office:string-value="1">
            <text:p>1</text:p>
          </table:table-cell>
          <table:table-cell table:style-name="ce3" table:formula="of:=CHAR(INDEX([XOR.$B$2:.$Q$17];[.$B12]+1;[.DO$3]+1 )*16+INDEX([XOR.$B$2:.$Q$17];[.$C12]+1;[.DO$4]+1))" office:value-type="string" office:string-value="0">
            <text:p>0</text:p>
          </table:table-cell>
          <table:table-cell table:style-name="ce3" table:formula="of:=CHAR(INDEX([XOR.$B$2:.$Q$17];[.$B12]+1;[.DP$3]+1 )*16+INDEX([XOR.$B$2:.$Q$17];[.$C12]+1;[.DP$4]+1))" office:value-type="string" office:string-value="3">
            <text:p>3</text:p>
          </table:table-cell>
          <table:table-cell table:style-name="ce3" table:formula="of:=CHAR(INDEX([XOR.$B$2:.$Q$17];[.$B12]+1;[.DQ$3]+1 )*16+INDEX([XOR.$B$2:.$Q$17];[.$C12]+1;[.DQ$4]+1))" office:value-type="string" office:string-value="2">
            <text:p>2</text:p>
          </table:table-cell>
          <table:table-cell table:style-name="ce3" table:formula="of:=CHAR(INDEX([XOR.$B$2:.$Q$17];[.$B12]+1;[.DR$3]+1 )*16+INDEX([XOR.$B$2:.$Q$17];[.$C12]+1;[.DR$4]+1))" office:value-type="string" office:string-value="5">
            <text:p>5</text:p>
          </table:table-cell>
          <table:table-cell table:style-name="ce3" table:formula="of:=CHAR(INDEX([XOR.$B$2:.$Q$17];[.$B12]+1;[.DS$3]+1 )*16+INDEX([XOR.$B$2:.$Q$17];[.$C12]+1;[.DS$4]+1))" office:value-type="string" office:string-value="4">
            <text:p>4</text:p>
          </table:table-cell>
          <table:table-cell table:style-name="ce3" table:formula="of:=CHAR(INDEX([XOR.$B$2:.$Q$17];[.$B12]+1;[.DT$3]+1 )*16+INDEX([XOR.$B$2:.$Q$17];[.$C12]+1;[.DT$4]+1))" office:value-type="string" office:string-value="7">
            <text:p>7</text:p>
          </table:table-cell>
          <table:table-cell table:style-name="ce3" table:formula="of:=CHAR(INDEX([XOR.$B$2:.$Q$17];[.$B12]+1;[.DU$3]+1 )*16+INDEX([XOR.$B$2:.$Q$17];[.$C12]+1;[.DU$4]+1))" office:value-type="string" office:string-value="6">
            <text:p>6</text:p>
          </table:table-cell>
          <table:table-cell table:style-name="ce3" table:formula="of:=CHAR(INDEX([XOR.$B$2:.$Q$17];[.$B12]+1;[.DV$3]+1 )*16+INDEX([XOR.$B$2:.$Q$17];[.$C12]+1;[.DV$4]+1))" office:value-type="string" office:string-value="9">
            <text:p>9</text:p>
          </table:table-cell>
          <table:table-cell table:style-name="ce3" table:formula="of:=CHAR(INDEX([XOR.$B$2:.$Q$17];[.$B12]+1;[.DW$3]+1 )*16+INDEX([XOR.$B$2:.$Q$17];[.$C12]+1;[.DW$4]+1))" office:value-type="string" office:string-value="8">
            <text:p>8</text:p>
          </table:table-cell>
          <table:table-cell table:style-name="ce3" table:formula="of:=CHAR(INDEX([XOR.$B$2:.$Q$17];[.$B12]+1;[.DX$3]+1 )*16+INDEX([XOR.$B$2:.$Q$17];[.$C12]+1;[.DX$4]+1))" office:value-type="string" office:string-value=";">
            <text:p>;</text:p>
          </table:table-cell>
          <table:table-cell table:style-name="ce3" table:formula="of:=CHAR(INDEX([XOR.$B$2:.$Q$17];[.$B12]+1;[.DY$3]+1 )*16+INDEX([XOR.$B$2:.$Q$17];[.$C12]+1;[.DY$4]+1))" office:value-type="string" office:string-value=":">
            <text:p>:</text:p>
          </table:table-cell>
          <table:table-cell table:style-name="ce3" table:formula="of:=CHAR(INDEX([XOR.$B$2:.$Q$17];[.$B12]+1;[.DZ$3]+1 )*16+INDEX([XOR.$B$2:.$Q$17];[.$C12]+1;[.DZ$4]+1))" office:value-type="string" office:string-value="=">
            <text:p>=</text:p>
          </table:table-cell>
          <table:table-cell table:style-name="ce3" table:formula="of:=CHAR(INDEX([XOR.$B$2:.$Q$17];[.$B12]+1;[.EA$3]+1 )*16+INDEX([XOR.$B$2:.$Q$17];[.$C12]+1;[.EA$4]+1))" office:value-type="string" office:string-value="&lt;">
            <text:p>&lt;</text:p>
          </table:table-cell>
          <table:table-cell table:style-name="ce3" table:formula="of:=CHAR(INDEX([XOR.$B$2:.$Q$17];[.$B12]+1;[.EB$3]+1 )*16+INDEX([XOR.$B$2:.$Q$17];[.$C12]+1;[.EB$4]+1))" office:value-type="string" office:string-value="?">
            <text:p>?</text:p>
          </table:table-cell>
          <table:table-cell table:style-name="ce3" table:formula="of:=CHAR(INDEX([XOR.$B$2:.$Q$17];[.$B12]+1;[.EC$3]+1 )*16+INDEX([XOR.$B$2:.$Q$17];[.$C12]+1;[.EC$4]+1))" office:value-type="string" office:string-value="&gt;">
            <text:p>&gt;</text:p>
          </table:table-cell>
        </table:table-row>
        <table:table-row table:style-name="ro5">
          <table:table-cell table:formula="of:=[.A12]+2" office:value-type="float" office:value="17">
            <text:p>17</text:p>
          </table:table-cell>
          <table:table-cell table:style-name="ce3" table:formula="of:=VLOOKUP(RIGHT(LEFT([.$B$1];[.A13]);1);[Sheet1.$A$2:.$C$17];3;0)" office:value-type="float" office:value="1">
            <text:p>1</text:p>
          </table:table-cell>
          <table:table-cell table:formula="of:=VLOOKUP(RIGHT(LEFT([.$B$1];[.A13]+1);1);[Sheet1.$A$2:.$C$17];3;0)" office:value-type="float" office:value="5">
            <text:p>5</text:p>
          </table:table-cell>
          <table:table-cell table:formula="of:=[.C13]+[.B13]*16" office:value-type="float" office:value="21">
            <text:p>21</text:p>
          </table:table-cell>
          <table:table-cell table:formula="of:=CHAR([.D13])" office:value-type="string" office:string-value="">
            <text:p/>
          </table:table-cell>
          <table:table-cell table:style-name="ce3" table:formula="of:=CHAR(INDEX([XOR.$B$2:.$Q$17];[.$B13]+1;[.F$3]+1 )*16+INDEX([XOR.$B$2:.$Q$17];[.$C13]+1;[.F$4]+1))" office:value-type="string" office:string-value="">
            <text:p/>
          </table:table-cell>
          <table:table-cell table:style-name="ce3" table:formula="of:=CHAR(INDEX([XOR.$B$2:.$Q$17];[.$B13]+1;[.G$3]+1 )*16+INDEX([XOR.$B$2:.$Q$17];[.$C13]+1;[.G$4]+1))" office:value-type="string" office:string-value="">
            <text:p/>
          </table:table-cell>
          <table:table-cell table:style-name="ce3" table:formula="of:=CHAR(INDEX([XOR.$B$2:.$Q$17];[.$B13]+1;[.H$3]+1 )*16+INDEX([XOR.$B$2:.$Q$17];[.$C13]+1;[.H$4]+1))" office:value-type="string" office:string-value="">
            <text:p/>
          </table:table-cell>
          <table:table-cell table:style-name="ce3" table:formula="of:=CHAR(INDEX([XOR.$B$2:.$Q$17];[.$B13]+1;[.I$3]+1 )*16+INDEX([XOR.$B$2:.$Q$17];[.$C13]+1;[.I$4]+1))" office:value-type="string" office:string-value="">
            <text:p/>
          </table:table-cell>
          <table:table-cell table:style-name="ce3" table:formula="of:=CHAR(INDEX([XOR.$B$2:.$Q$17];[.$B13]+1;[.J$3]+1 )*16+INDEX([XOR.$B$2:.$Q$17];[.$C13]+1;[.J$4]+1))" office:value-type="string" office:string-value="">
            <text:p/>
          </table:table-cell>
          <table:table-cell table:style-name="ce3" table:formula="of:=CHAR(INDEX([XOR.$B$2:.$Q$17];[.$B13]+1;[.K$3]+1 )*16+INDEX([XOR.$B$2:.$Q$17];[.$C13]+1;[.K$4]+1))" office:value-type="string" office:string-value="">
            <text:p/>
          </table:table-cell>
          <table:table-cell table:style-name="ce3" table:formula="of:=CHAR(INDEX([XOR.$B$2:.$Q$17];[.$B13]+1;[.L$3]+1 )*16+INDEX([XOR.$B$2:.$Q$17];[.$C13]+1;[.L$4]+1))" office:value-type="string" office:string-value="">
            <text:p/>
          </table:table-cell>
          <table:table-cell table:style-name="ce3" table:formula="of:=CHAR(INDEX([XOR.$B$2:.$Q$17];[.$B13]+1;[.M$3]+1 )*16+INDEX([XOR.$B$2:.$Q$17];[.$C13]+1;[.M$4]+1))" office:value-type="string" office:string-value="">
            <text:p/>
          </table:table-cell>
          <table:table-cell table:style-name="ce3" table:formula="of:=CHAR(INDEX([XOR.$B$2:.$Q$17];[.$B13]+1;[.N$3]+1 )*16+INDEX([XOR.$B$2:.$Q$17];[.$C13]+1;[.N$4]+1))" office:value-type="string" office:string-value="">
            <text:p/>
          </table:table-cell>
          <table:table-cell table:style-name="ce3" table:formula="of:=CHAR(INDEX([XOR.$B$2:.$Q$17];[.$B13]+1;[.O$3]+1 )*16+INDEX([XOR.$B$2:.$Q$17];[.$C13]+1;[.O$4]+1))" office:value-type="string" office:string-value="">
            <text:p/>
          </table:table-cell>
          <table:table-cell table:style-name="ce3" table:formula="of:=CHAR(INDEX([XOR.$B$2:.$Q$17];[.$B13]+1;[.P$3]+1 )*16+INDEX([XOR.$B$2:.$Q$17];[.$C13]+1;[.P$4]+1))" office:value-type="string" office:string-value="">
            <text:p/>
          </table:table-cell>
          <table:table-cell table:style-name="ce3" table:formula="of:=CHAR(INDEX([XOR.$B$2:.$Q$17];[.$B13]+1;[.Q$3]+1 )*16+INDEX([XOR.$B$2:.$Q$17];[.$C13]+1;[.Q$4]+1))" office:value-type="string" office:string-value="">
            <text:p/>
          </table:table-cell>
          <table:table-cell table:style-name="ce3" table:formula="of:=CHAR(INDEX([XOR.$B$2:.$Q$17];[.$B13]+1;[.R$3]+1 )*16+INDEX([XOR.$B$2:.$Q$17];[.$C13]+1;[.R$4]+1))" office:value-type="string" office:string-value="">
            <text:p/>
          </table:table-cell>
          <table:table-cell table:style-name="ce3" table:formula="of:=CHAR(INDEX([XOR.$B$2:.$Q$17];[.$B13]+1;[.S$3]+1 )*16+INDEX([XOR.$B$2:.$Q$17];[.$C13]+1;[.S$4]+1))" office:value-type="string" office:string-value="">
            <text:p/>
          </table:table-cell>
          <table:table-cell table:style-name="ce3" table:formula="of:=CHAR(INDEX([XOR.$B$2:.$Q$17];[.$B13]+1;[.T$3]+1 )*16+INDEX([XOR.$B$2:.$Q$17];[.$C13]+1;[.T$4]+1))" office:value-type="string" office:string-value="">
            <text:p/>
          </table:table-cell>
          <table:table-cell table:style-name="ce3" table:formula="of:=CHAR(INDEX([XOR.$B$2:.$Q$17];[.$B13]+1;[.U$3]+1 )*16+INDEX([XOR.$B$2:.$Q$17];[.$C13]+1;[.U$4]+1))" office:value-type="string" office:string-value="">
            <text:p/>
          </table:table-cell>
          <table:table-cell table:style-name="ce3" table:formula="of:=CHAR(INDEX([XOR.$B$2:.$Q$17];[.$B13]+1;[.V$3]+1 )*16+INDEX([XOR.$B$2:.$Q$17];[.$C13]+1;[.V$4]+1))" office:value-type="string" office:string-value="">
            <text:p/>
          </table:table-cell>
          <table:table-cell table:style-name="ce3" table:formula="of:=CHAR(INDEX([XOR.$B$2:.$Q$17];[.$B13]+1;[.W$3]+1 )*16+INDEX([XOR.$B$2:.$Q$17];[.$C13]+1;[.W$4]+1))" office:value-type="string" office:string-value="">
            <text:p/>
          </table:table-cell>
          <table:table-cell table:style-name="ce3" table:formula="of:=CHAR(INDEX([XOR.$B$2:.$Q$17];[.$B13]+1;[.X$3]+1 )*16+INDEX([XOR.$B$2:.$Q$17];[.$C13]+1;[.X$4]+1))" office:value-type="string" office:string-value="">
            <text:p/>
          </table:table-cell>
          <table:table-cell table:style-name="ce3" table:formula="of:=CHAR(INDEX([XOR.$B$2:.$Q$17];[.$B13]+1;[.Y$3]+1 )*16+INDEX([XOR.$B$2:.$Q$17];[.$C13]+1;[.Y$4]+1))" office:value-type="string" office:string-value="">
            <text:p/>
          </table:table-cell>
          <table:table-cell table:style-name="ce3" table:formula="of:=CHAR(INDEX([XOR.$B$2:.$Q$17];[.$B13]+1;[.Z$3]+1 )*16+INDEX([XOR.$B$2:.$Q$17];[.$C13]+1;[.Z$4]+1))" office:value-type="string" office:string-value="">
            <text:p/>
          </table:table-cell>
          <table:table-cell table:style-name="ce8" table:formula="of:=CHAR(INDEX([XOR.$B$2:.$Q$17];[.$B13]+1;[.AA$3]+1 )*16+INDEX([XOR.$B$2:.$Q$17];[.$C13]+1;[.AA$4]+1))" office:value-type="string" office:string-value="">
            <text:p/>
          </table:table-cell>
          <table:table-cell table:style-name="ce3" table:formula="of:=CHAR(INDEX([XOR.$B$2:.$Q$17];[.$B13]+1;[.AB$3]+1 )*16+INDEX([XOR.$B$2:.$Q$17];[.$C13]+1;[.AB$4]+1))" office:value-type="string" office:string-value="">
            <text:p/>
          </table:table-cell>
          <table:table-cell table:style-name="ce3" table:formula="of:=CHAR(INDEX([XOR.$B$2:.$Q$17];[.$B13]+1;[.AC$3]+1 )*16+INDEX([XOR.$B$2:.$Q$17];[.$C13]+1;[.AC$4]+1))" office:value-type="string" office:string-value="">
            <text:p/>
          </table:table-cell>
          <table:table-cell table:style-name="ce3" table:formula="of:=CHAR(INDEX([XOR.$B$2:.$Q$17];[.$B13]+1;[.AD$3]+1 )*16+INDEX([XOR.$B$2:.$Q$17];[.$C13]+1;[.AD$4]+1))" office:value-type="string" office:string-value="&#13;">
            <text:p></text:p>
          </table:table-cell>
          <table:table-cell table:style-name="ce3" table:formula="of:=CHAR(INDEX([XOR.$B$2:.$Q$17];[.$B13]+1;[.AE$3]+1 )*16+INDEX([XOR.$B$2:.$Q$17];[.$C13]+1;[.AE$4]+1))" office:value-type="string" office:string-value="">
            <text:p/>
          </table:table-cell>
          <table:table-cell table:style-name="ce3" table:formula="of:=CHAR(INDEX([XOR.$B$2:.$Q$17];[.$B13]+1;[.AF$3]+1 )*16+INDEX([XOR.$B$2:.$Q$17];[.$C13]+1;[.AF$4]+1))" office:value-type="string" office:string-value="">
            <text:p/>
          </table:table-cell>
          <table:table-cell table:style-name="ce3" table:formula="of:=CHAR(INDEX([XOR.$B$2:.$Q$17];[.$B13]+1;[.AG$3]+1 )*16+INDEX([XOR.$B$2:.$Q$17];[.$C13]+1;[.AG$4]+1))" office:value-type="string" office:string-value="">
            <text:p/>
          </table:table-cell>
          <table:table-cell table:style-name="ce3" table:formula="of:=CHAR(INDEX([XOR.$B$2:.$Q$17];[.$B13]+1;[.AH$3]+1 )*16+INDEX([XOR.$B$2:.$Q$17];[.$C13]+1;[.AH$4]+1))" office:value-type="string" office:string-value="&#9;">
            <text:p><text:tab/></text:p>
          </table:table-cell>
          <table:table-cell table:style-name="ce3" table:formula="of:=CHAR(INDEX([XOR.$B$2:.$Q$17];[.$B13]+1;[.AI$3]+1 )*16+INDEX([XOR.$B$2:.$Q$17];[.$C13]+1;[.AI$4]+1))" office:value-type="string" office:string-value="">
            <text:p/>
          </table:table-cell>
          <table:table-cell table:style-name="ce3" table:formula="of:=CHAR(INDEX([XOR.$B$2:.$Q$17];[.$B13]+1;[.AJ$3]+1 )*16+INDEX([XOR.$B$2:.$Q$17];[.$C13]+1;[.AJ$4]+1))" office:value-type="string" office:string-value="">
            <text:p/>
          </table:table-cell>
          <table:table-cell table:style-name="ce3" table:formula="of:=CHAR(INDEX([XOR.$B$2:.$Q$17];[.$B13]+1;[.AK$3]+1 )*16+INDEX([XOR.$B$2:.$Q$17];[.$C13]+1;[.AK$4]+1))" office:value-type="string" office:string-value="&#10;">
            <text:p><text:line-break/></text:p>
          </table:table-cell>
          <table:table-cell table:style-name="ce3" table:formula="of:=CHAR(INDEX([XOR.$B$2:.$Q$17];[.$B13]+1;[.AL$3]+1 )*16+INDEX([XOR.$B$2:.$Q$17];[.$C13]+1;[.AL$4]+1))" office:value-type="string" office:string-value="5">
            <text:p>5</text:p>
          </table:table-cell>
          <table:table-cell table:style-name="ce3" table:formula="of:=CHAR(INDEX([XOR.$B$2:.$Q$17];[.$B13]+1;[.AM$3]+1 )*16+INDEX([XOR.$B$2:.$Q$17];[.$C13]+1;[.AM$4]+1))" office:value-type="string" office:string-value="4">
            <text:p>4</text:p>
          </table:table-cell>
          <table:table-cell table:style-name="ce3" table:formula="of:=CHAR(INDEX([XOR.$B$2:.$Q$17];[.$B13]+1;[.AN$3]+1 )*16+INDEX([XOR.$B$2:.$Q$17];[.$C13]+1;[.AN$4]+1))" office:value-type="string" office:string-value="7">
            <text:p>7</text:p>
          </table:table-cell>
          <table:table-cell table:style-name="ce3" table:formula="of:=CHAR(INDEX([XOR.$B$2:.$Q$17];[.$B13]+1;[.AO$3]+1 )*16+INDEX([XOR.$B$2:.$Q$17];[.$C13]+1;[.AO$4]+1))" office:value-type="string" office:string-value="6">
            <text:p>6</text:p>
          </table:table-cell>
          <table:table-cell table:style-name="ce3" table:formula="of:=CHAR(INDEX([XOR.$B$2:.$Q$17];[.$B13]+1;[.AP$3]+1 )*16+INDEX([XOR.$B$2:.$Q$17];[.$C13]+1;[.AP$4]+1))" office:value-type="string" office:string-value="1">
            <text:p>1</text:p>
          </table:table-cell>
          <table:table-cell table:style-name="ce3" table:formula="of:=CHAR(INDEX([XOR.$B$2:.$Q$17];[.$B13]+1;[.AQ$3]+1 )*16+INDEX([XOR.$B$2:.$Q$17];[.$C13]+1;[.AQ$4]+1))" office:value-type="string" office:string-value="0">
            <text:p>0</text:p>
          </table:table-cell>
          <table:table-cell table:style-name="ce3" table:formula="of:=CHAR(INDEX([XOR.$B$2:.$Q$17];[.$B13]+1;[.AR$3]+1 )*16+INDEX([XOR.$B$2:.$Q$17];[.$C13]+1;[.AR$4]+1))" office:value-type="string" office:string-value="3">
            <text:p>3</text:p>
          </table:table-cell>
          <table:table-cell table:style-name="ce3" table:formula="of:=CHAR(INDEX([XOR.$B$2:.$Q$17];[.$B13]+1;[.AS$3]+1 )*16+INDEX([XOR.$B$2:.$Q$17];[.$C13]+1;[.AS$4]+1))" office:value-type="string" office:string-value="2">
            <text:p>2</text:p>
          </table:table-cell>
          <table:table-cell table:style-name="ce3" table:formula="of:=CHAR(INDEX([XOR.$B$2:.$Q$17];[.$B13]+1;[.AT$3]+1 )*16+INDEX([XOR.$B$2:.$Q$17];[.$C13]+1;[.AT$4]+1))" office:value-type="string" office:string-value="=">
            <text:p>=</text:p>
          </table:table-cell>
          <table:table-cell table:style-name="ce3" table:formula="of:=CHAR(INDEX([XOR.$B$2:.$Q$17];[.$B13]+1;[.AU$3]+1 )*16+INDEX([XOR.$B$2:.$Q$17];[.$C13]+1;[.AU$4]+1))" office:value-type="string" office:string-value="&lt;">
            <text:p>&lt;</text:p>
          </table:table-cell>
          <table:table-cell table:style-name="ce3" table:formula="of:=CHAR(INDEX([XOR.$B$2:.$Q$17];[.$B13]+1;[.AV$3]+1 )*16+INDEX([XOR.$B$2:.$Q$17];[.$C13]+1;[.AV$4]+1))" office:value-type="string" office:string-value="?">
            <text:p>?</text:p>
          </table:table-cell>
          <table:table-cell table:style-name="ce3" table:formula="of:=CHAR(INDEX([XOR.$B$2:.$Q$17];[.$B13]+1;[.AW$3]+1 )*16+INDEX([XOR.$B$2:.$Q$17];[.$C13]+1;[.AW$4]+1))" office:value-type="string" office:string-value="&gt;">
            <text:p>&gt;</text:p>
          </table:table-cell>
          <table:table-cell table:style-name="ce3" table:formula="of:=CHAR(INDEX([XOR.$B$2:.$Q$17];[.$B13]+1;[.AX$3]+1 )*16+INDEX([XOR.$B$2:.$Q$17];[.$C13]+1;[.AX$4]+1))" office:value-type="string" office:string-value="9">
            <text:p>9</text:p>
          </table:table-cell>
          <table:table-cell table:style-name="ce3" table:formula="of:=CHAR(INDEX([XOR.$B$2:.$Q$17];[.$B13]+1;[.AY$3]+1 )*16+INDEX([XOR.$B$2:.$Q$17];[.$C13]+1;[.AY$4]+1))" office:value-type="string" office:string-value="8">
            <text:p>8</text:p>
          </table:table-cell>
          <table:table-cell table:style-name="ce3" table:formula="of:=CHAR(INDEX([XOR.$B$2:.$Q$17];[.$B13]+1;[.AZ$3]+1 )*16+INDEX([XOR.$B$2:.$Q$17];[.$C13]+1;[.AZ$4]+1))" office:value-type="string" office:string-value=";">
            <text:p>;</text:p>
          </table:table-cell>
          <table:table-cell table:style-name="ce3" table:formula="of:=CHAR(INDEX([XOR.$B$2:.$Q$17];[.$B13]+1;[.BA$3]+1 )*16+INDEX([XOR.$B$2:.$Q$17];[.$C13]+1;[.BA$4]+1))" office:value-type="string" office:string-value=":">
            <text:p>:</text:p>
          </table:table-cell>
          <table:table-cell table:style-name="ce3" table:formula="of:=CHAR(INDEX([XOR.$B$2:.$Q$17];[.$B13]+1;[.BB$3]+1 )*16+INDEX([XOR.$B$2:.$Q$17];[.$C13]+1;[.BB$4]+1))" office:value-type="string" office:string-value="%">
            <text:p>%</text:p>
          </table:table-cell>
          <table:table-cell table:style-name="ce3" table:formula="of:=CHAR(INDEX([XOR.$B$2:.$Q$17];[.$B13]+1;[.BC$3]+1 )*16+INDEX([XOR.$B$2:.$Q$17];[.$C13]+1;[.BC$4]+1))" office:value-type="string" office:string-value="$">
            <text:p>$</text:p>
          </table:table-cell>
          <table:table-cell table:style-name="ce3" table:formula="of:=CHAR(INDEX([XOR.$B$2:.$Q$17];[.$B13]+1;[.BD$3]+1 )*16+INDEX([XOR.$B$2:.$Q$17];[.$C13]+1;[.BD$4]+1))" office:value-type="string" office:string-value="'">
            <text:p>'</text:p>
          </table:table-cell>
          <table:table-cell table:style-name="ce3" table:formula="of:=CHAR(INDEX([XOR.$B$2:.$Q$17];[.$B13]+1;[.BE$3]+1 )*16+INDEX([XOR.$B$2:.$Q$17];[.$C13]+1;[.BE$4]+1))" office:value-type="string" office:string-value="&amp;">
            <text:p>&amp;</text:p>
          </table:table-cell>
          <table:table-cell table:style-name="ce3" table:formula="of:=CHAR(INDEX([XOR.$B$2:.$Q$17];[.$B13]+1;[.BF$3]+1 )*16+INDEX([XOR.$B$2:.$Q$17];[.$C13]+1;[.BF$4]+1))" office:value-type="string" office:string-value="!">
            <text:p>!</text:p>
          </table:table-cell>
          <table:table-cell table:style-name="ce8" table:formula="of:=CHAR(INDEX([XOR.$B$2:.$Q$17];[.$B13]+1;[.BG$3]+1 )*16+INDEX([XOR.$B$2:.$Q$17];[.$C13]+1;[.BG$4]+1))" office:value-type="string" office:string-value=" ">
            <text:p><text:s/></text:p>
          </table:table-cell>
          <table:table-cell table:style-name="ce3" table:formula="of:=CHAR(INDEX([XOR.$B$2:.$Q$17];[.$B13]+1;[.BH$3]+1 )*16+INDEX([XOR.$B$2:.$Q$17];[.$C13]+1;[.BH$4]+1))" office:value-type="string" office:string-value="#">
            <text:p>#</text:p>
          </table:table-cell>
          <table:table-cell table:style-name="ce3" table:formula="of:=CHAR(INDEX([XOR.$B$2:.$Q$17];[.$B13]+1;[.BI$3]+1 )*16+INDEX([XOR.$B$2:.$Q$17];[.$C13]+1;[.BI$4]+1))" office:value-type="string" office:string-value="&quot;">
            <text:p>"</text:p>
          </table:table-cell>
          <table:table-cell table:style-name="ce3" table:formula="of:=CHAR(INDEX([XOR.$B$2:.$Q$17];[.$B13]+1;[.BJ$3]+1 )*16+INDEX([XOR.$B$2:.$Q$17];[.$C13]+1;[.BJ$4]+1))" office:value-type="string" office:string-value="-">
            <text:p>-</text:p>
          </table:table-cell>
          <table:table-cell table:style-name="ce3" table:formula="of:=CHAR(INDEX([XOR.$B$2:.$Q$17];[.$B13]+1;[.BK$3]+1 )*16+INDEX([XOR.$B$2:.$Q$17];[.$C13]+1;[.BK$4]+1))" office:value-type="string" office:string-value=",">
            <text:p>,</text:p>
          </table:table-cell>
          <table:table-cell table:style-name="ce3" table:formula="of:=CHAR(INDEX([XOR.$B$2:.$Q$17];[.$B13]+1;[.BL$3]+1 )*16+INDEX([XOR.$B$2:.$Q$17];[.$C13]+1;[.BL$4]+1))" office:value-type="string" office:string-value="/">
            <text:p>/</text:p>
          </table:table-cell>
          <table:table-cell table:style-name="ce3" table:formula="of:=CHAR(INDEX([XOR.$B$2:.$Q$17];[.$B13]+1;[.BM$3]+1 )*16+INDEX([XOR.$B$2:.$Q$17];[.$C13]+1;[.BM$4]+1))" office:value-type="string" office:string-value=".">
            <text:p>.</text:p>
          </table:table-cell>
          <table:table-cell table:style-name="ce3" table:formula="of:=CHAR(INDEX([XOR.$B$2:.$Q$17];[.$B13]+1;[.BN$3]+1 )*16+INDEX([XOR.$B$2:.$Q$17];[.$C13]+1;[.BN$4]+1))" office:value-type="string" office:string-value=")">
            <text:p>)</text:p>
          </table:table-cell>
          <table:table-cell table:style-name="ce3" table:formula="of:=CHAR(INDEX([XOR.$B$2:.$Q$17];[.$B13]+1;[.BO$3]+1 )*16+INDEX([XOR.$B$2:.$Q$17];[.$C13]+1;[.BO$4]+1))" office:value-type="string" office:string-value="(">
            <text:p>(</text:p>
          </table:table-cell>
          <table:table-cell table:style-name="ce3" table:formula="of:=CHAR(INDEX([XOR.$B$2:.$Q$17];[.$B13]+1;[.BP$3]+1 )*16+INDEX([XOR.$B$2:.$Q$17];[.$C13]+1;[.BP$4]+1))" office:value-type="string" office:string-value="+">
            <text:p>+</text:p>
          </table:table-cell>
          <table:table-cell table:style-name="ce3" table:formula="of:=CHAR(INDEX([XOR.$B$2:.$Q$17];[.$B13]+1;[.BQ$3]+1 )*16+INDEX([XOR.$B$2:.$Q$17];[.$C13]+1;[.BQ$4]+1))" office:value-type="string" office:string-value="*">
            <text:p>*</text:p>
          </table:table-cell>
          <table:table-cell table:style-name="ce3" table:formula="of:=CHAR(INDEX([XOR.$B$2:.$Q$17];[.$B13]+1;[.BR$3]+1 )*16+INDEX([XOR.$B$2:.$Q$17];[.$C13]+1;[.BR$4]+1))" office:value-type="string" office:string-value="U">
            <text:p>U</text:p>
          </table:table-cell>
          <table:table-cell table:style-name="ce3" table:formula="of:=CHAR(INDEX([XOR.$B$2:.$Q$17];[.$B13]+1;[.BS$3]+1 )*16+INDEX([XOR.$B$2:.$Q$17];[.$C13]+1;[.BS$4]+1))" office:value-type="string" office:string-value="T">
            <text:p>T</text:p>
          </table:table-cell>
          <table:table-cell table:style-name="ce3" table:formula="of:=CHAR(INDEX([XOR.$B$2:.$Q$17];[.$B13]+1;[.BT$3]+1 )*16+INDEX([XOR.$B$2:.$Q$17];[.$C13]+1;[.BT$4]+1))" office:value-type="string" office:string-value="W">
            <text:p>W</text:p>
          </table:table-cell>
          <table:table-cell table:style-name="ce3" table:formula="of:=CHAR(INDEX([XOR.$B$2:.$Q$17];[.$B13]+1;[.BU$3]+1 )*16+INDEX([XOR.$B$2:.$Q$17];[.$C13]+1;[.BU$4]+1))" office:value-type="string" office:string-value="V">
            <text:p>V</text:p>
          </table:table-cell>
          <table:table-cell table:style-name="ce3" table:formula="of:=CHAR(INDEX([XOR.$B$2:.$Q$17];[.$B13]+1;[.BV$3]+1 )*16+INDEX([XOR.$B$2:.$Q$17];[.$C13]+1;[.BV$4]+1))" office:value-type="string" office:string-value="Q">
            <text:p>Q</text:p>
          </table:table-cell>
          <table:table-cell table:style-name="ce3" table:formula="of:=CHAR(INDEX([XOR.$B$2:.$Q$17];[.$B13]+1;[.BW$3]+1 )*16+INDEX([XOR.$B$2:.$Q$17];[.$C13]+1;[.BW$4]+1))" office:value-type="string" office:string-value="P">
            <text:p>P</text:p>
          </table:table-cell>
          <table:table-cell table:style-name="ce3" table:formula="of:=CHAR(INDEX([XOR.$B$2:.$Q$17];[.$B13]+1;[.BX$3]+1 )*16+INDEX([XOR.$B$2:.$Q$17];[.$C13]+1;[.BX$4]+1))" office:value-type="string" office:string-value="S">
            <text:p>S</text:p>
          </table:table-cell>
          <table:table-cell table:style-name="ce3" table:formula="of:=CHAR(INDEX([XOR.$B$2:.$Q$17];[.$B13]+1;[.BY$3]+1 )*16+INDEX([XOR.$B$2:.$Q$17];[.$C13]+1;[.BY$4]+1))" office:value-type="string" office:string-value="R">
            <text:p>R</text:p>
          </table:table-cell>
          <table:table-cell table:style-name="ce3" table:formula="of:=CHAR(INDEX([XOR.$B$2:.$Q$17];[.$B13]+1;[.BZ$3]+1 )*16+INDEX([XOR.$B$2:.$Q$17];[.$C13]+1;[.BZ$4]+1))" office:value-type="string" office:string-value="]">
            <text:p>]</text:p>
          </table:table-cell>
          <table:table-cell table:style-name="ce3" table:formula="of:=CHAR(INDEX([XOR.$B$2:.$Q$17];[.$B13]+1;[.CA$3]+1 )*16+INDEX([XOR.$B$2:.$Q$17];[.$C13]+1;[.CA$4]+1))" office:value-type="string" office:string-value="\">
            <text:p>\</text:p>
          </table:table-cell>
          <table:table-cell table:style-name="ce3" table:formula="of:=CHAR(INDEX([XOR.$B$2:.$Q$17];[.$B13]+1;[.CB$3]+1 )*16+INDEX([XOR.$B$2:.$Q$17];[.$C13]+1;[.CB$4]+1))" office:value-type="string" office:string-value="_">
            <text:p>_</text:p>
          </table:table-cell>
          <table:table-cell table:style-name="ce3" table:formula="of:=CHAR(INDEX([XOR.$B$2:.$Q$17];[.$B13]+1;[.CC$3]+1 )*16+INDEX([XOR.$B$2:.$Q$17];[.$C13]+1;[.CC$4]+1))" office:value-type="string" office:string-value="^">
            <text:p>^</text:p>
          </table:table-cell>
          <table:table-cell table:style-name="ce3" table:formula="of:=CHAR(INDEX([XOR.$B$2:.$Q$17];[.$B13]+1;[.CD$3]+1 )*16+INDEX([XOR.$B$2:.$Q$17];[.$C13]+1;[.CD$4]+1))" office:value-type="string" office:string-value="Y">
            <text:p>Y</text:p>
          </table:table-cell>
          <table:table-cell table:style-name="ce3" table:formula="of:=CHAR(INDEX([XOR.$B$2:.$Q$17];[.$B13]+1;[.CE$3]+1 )*16+INDEX([XOR.$B$2:.$Q$17];[.$C13]+1;[.CE$4]+1))" office:value-type="string" office:string-value="X">
            <text:p>X</text:p>
          </table:table-cell>
          <table:table-cell table:style-name="ce3" table:formula="of:=CHAR(INDEX([XOR.$B$2:.$Q$17];[.$B13]+1;[.CF$3]+1 )*16+INDEX([XOR.$B$2:.$Q$17];[.$C13]+1;[.CF$4]+1))" office:value-type="string" office:string-value="[">
            <text:p>[</text:p>
          </table:table-cell>
          <table:table-cell table:style-name="ce3" table:formula="of:=CHAR(INDEX([XOR.$B$2:.$Q$17];[.$B13]+1;[.CG$3]+1 )*16+INDEX([XOR.$B$2:.$Q$17];[.$C13]+1;[.CG$4]+1))" office:value-type="string" office:string-value="Z">
            <text:p>Z</text:p>
          </table:table-cell>
          <table:table-cell table:style-name="ce3" table:formula="of:=CHAR(INDEX([XOR.$B$2:.$Q$17];[.$B13]+1;[.CH$3]+1 )*16+INDEX([XOR.$B$2:.$Q$17];[.$C13]+1;[.CH$4]+1))" office:value-type="string" office:string-value="E">
            <text:p>E</text:p>
          </table:table-cell>
          <table:table-cell table:style-name="ce3" table:formula="of:=CHAR(INDEX([XOR.$B$2:.$Q$17];[.$B13]+1;[.CI$3]+1 )*16+INDEX([XOR.$B$2:.$Q$17];[.$C13]+1;[.CI$4]+1))" office:value-type="string" office:string-value="D">
            <text:p>D</text:p>
          </table:table-cell>
          <table:table-cell table:style-name="ce3" table:formula="of:=CHAR(INDEX([XOR.$B$2:.$Q$17];[.$B13]+1;[.CJ$3]+1 )*16+INDEX([XOR.$B$2:.$Q$17];[.$C13]+1;[.CJ$4]+1))" office:value-type="string" office:string-value="G">
            <text:p>G</text:p>
          </table:table-cell>
          <table:table-cell table:style-name="ce3" table:formula="of:=CHAR(INDEX([XOR.$B$2:.$Q$17];[.$B13]+1;[.CK$3]+1 )*16+INDEX([XOR.$B$2:.$Q$17];[.$C13]+1;[.CK$4]+1))" office:value-type="string" office:string-value="F">
            <text:p>F</text:p>
          </table:table-cell>
          <table:table-cell table:style-name="ce3" table:formula="of:=CHAR(INDEX([XOR.$B$2:.$Q$17];[.$B13]+1;[.CL$3]+1 )*16+INDEX([XOR.$B$2:.$Q$17];[.$C13]+1;[.CL$4]+1))" office:value-type="string" office:string-value="A">
            <text:p>A</text:p>
          </table:table-cell>
          <table:table-cell table:style-name="ce3" table:formula="of:=CHAR(INDEX([XOR.$B$2:.$Q$17];[.$B13]+1;[.CM$3]+1 )*16+INDEX([XOR.$B$2:.$Q$17];[.$C13]+1;[.CM$4]+1))" office:value-type="string" office:string-value="@">
            <text:p>@</text:p>
          </table:table-cell>
          <table:table-cell table:style-name="ce3" table:formula="of:=CHAR(INDEX([XOR.$B$2:.$Q$17];[.$B13]+1;[.CN$3]+1 )*16+INDEX([XOR.$B$2:.$Q$17];[.$C13]+1;[.CN$4]+1))" office:value-type="string" office:string-value="C">
            <text:p>C</text:p>
          </table:table-cell>
          <table:table-cell table:style-name="ce3" table:formula="of:=CHAR(INDEX([XOR.$B$2:.$Q$17];[.$B13]+1;[.CO$3]+1 )*16+INDEX([XOR.$B$2:.$Q$17];[.$C13]+1;[.CO$4]+1))" office:value-type="string" office:string-value="B">
            <text:p>B</text:p>
          </table:table-cell>
          <table:table-cell table:style-name="ce12" table:formula="of:=CHAR(INDEX([XOR.$B$2:.$Q$17];[.$B13]+1;[.CP$3]+1 )*16+INDEX([XOR.$B$2:.$Q$17];[.$C13]+1;[.CP$4]+1))" office:value-type="string" office:string-value="M">
            <text:p>M</text:p>
          </table:table-cell>
          <table:table-cell table:style-name="ce3" table:formula="of:=CHAR(INDEX([XOR.$B$2:.$Q$17];[.$B13]+1;[.CQ$3]+1 )*16+INDEX([XOR.$B$2:.$Q$17];[.$C13]+1;[.CQ$4]+1))" office:value-type="string" office:string-value="L">
            <text:p>L</text:p>
          </table:table-cell>
          <table:table-cell table:style-name="ce3" table:formula="of:=CHAR(INDEX([XOR.$B$2:.$Q$17];[.$B13]+1;[.CR$3]+1 )*16+INDEX([XOR.$B$2:.$Q$17];[.$C13]+1;[.CR$4]+1))" office:value-type="string" office:string-value="O">
            <text:p>O</text:p>
          </table:table-cell>
          <table:table-cell table:style-name="ce3" table:formula="of:=CHAR(INDEX([XOR.$B$2:.$Q$17];[.$B13]+1;[.CS$3]+1 )*16+INDEX([XOR.$B$2:.$Q$17];[.$C13]+1;[.CS$4]+1))" office:value-type="string" office:string-value="N">
            <text:p>N</text:p>
          </table:table-cell>
          <table:table-cell table:style-name="ce3" table:formula="of:=CHAR(INDEX([XOR.$B$2:.$Q$17];[.$B13]+1;[.CT$3]+1 )*16+INDEX([XOR.$B$2:.$Q$17];[.$C13]+1;[.CT$4]+1))" office:value-type="string" office:string-value="I">
            <text:p>I</text:p>
          </table:table-cell>
          <table:table-cell table:style-name="ce3" table:formula="of:=CHAR(INDEX([XOR.$B$2:.$Q$17];[.$B13]+1;[.CU$3]+1 )*16+INDEX([XOR.$B$2:.$Q$17];[.$C13]+1;[.CU$4]+1))" office:value-type="string" office:string-value="H">
            <text:p>H</text:p>
          </table:table-cell>
          <table:table-cell table:style-name="ce3" table:formula="of:=CHAR(INDEX([XOR.$B$2:.$Q$17];[.$B13]+1;[.CV$3]+1 )*16+INDEX([XOR.$B$2:.$Q$17];[.$C13]+1;[.CV$4]+1))" office:value-type="string" office:string-value="K">
            <text:p>K</text:p>
          </table:table-cell>
          <table:table-cell table:style-name="ce3" table:formula="of:=CHAR(INDEX([XOR.$B$2:.$Q$17];[.$B13]+1;[.CW$3]+1 )*16+INDEX([XOR.$B$2:.$Q$17];[.$C13]+1;[.CW$4]+1))" office:value-type="string" office:string-value="J">
            <text:p>J</text:p>
          </table:table-cell>
          <table:table-cell table:style-name="ce3" table:formula="of:=CHAR(INDEX([XOR.$B$2:.$Q$17];[.$B13]+1;[.CX$3]+1 )*16+INDEX([XOR.$B$2:.$Q$17];[.$C13]+1;[.CX$4]+1))" office:value-type="string" office:string-value="u">
            <text:p>u</text:p>
          </table:table-cell>
          <table:table-cell table:style-name="ce3" table:formula="of:=CHAR(INDEX([XOR.$B$2:.$Q$17];[.$B13]+1;[.CY$3]+1 )*16+INDEX([XOR.$B$2:.$Q$17];[.$C13]+1;[.CY$4]+1))" office:value-type="string" office:string-value="t">
            <text:p>t</text:p>
          </table:table-cell>
          <table:table-cell table:style-name="ce3" table:formula="of:=CHAR(INDEX([XOR.$B$2:.$Q$17];[.$B13]+1;[.CZ$3]+1 )*16+INDEX([XOR.$B$2:.$Q$17];[.$C13]+1;[.CZ$4]+1))" office:value-type="string" office:string-value="w">
            <text:p>w</text:p>
          </table:table-cell>
          <table:table-cell table:style-name="ce3" table:formula="of:=CHAR(INDEX([XOR.$B$2:.$Q$17];[.$B13]+1;[.DA$3]+1 )*16+INDEX([XOR.$B$2:.$Q$17];[.$C13]+1;[.DA$4]+1))" office:value-type="string" office:string-value="v">
            <text:p>v</text:p>
          </table:table-cell>
          <table:table-cell table:style-name="ce3" table:formula="of:=CHAR(INDEX([XOR.$B$2:.$Q$17];[.$B13]+1;[.DB$3]+1 )*16+INDEX([XOR.$B$2:.$Q$17];[.$C13]+1;[.DB$4]+1))" office:value-type="string" office:string-value="q">
            <text:p>q</text:p>
          </table:table-cell>
          <table:table-cell table:style-name="ce3" table:formula="of:=CHAR(INDEX([XOR.$B$2:.$Q$17];[.$B13]+1;[.DC$3]+1 )*16+INDEX([XOR.$B$2:.$Q$17];[.$C13]+1;[.DC$4]+1))" office:value-type="string" office:string-value="p">
            <text:p>p</text:p>
          </table:table-cell>
          <table:table-cell table:style-name="ce3" table:formula="of:=CHAR(INDEX([XOR.$B$2:.$Q$17];[.$B13]+1;[.DD$3]+1 )*16+INDEX([XOR.$B$2:.$Q$17];[.$C13]+1;[.DD$4]+1))" office:value-type="string" office:string-value="s">
            <text:p>s</text:p>
          </table:table-cell>
          <table:table-cell table:style-name="ce3" table:formula="of:=CHAR(INDEX([XOR.$B$2:.$Q$17];[.$B13]+1;[.DE$3]+1 )*16+INDEX([XOR.$B$2:.$Q$17];[.$C13]+1;[.DE$4]+1))" office:value-type="string" office:string-value="r">
            <text:p>r</text:p>
          </table:table-cell>
          <table:table-cell table:style-name="ce3" table:formula="of:=CHAR(INDEX([XOR.$B$2:.$Q$17];[.$B13]+1;[.DF$3]+1 )*16+INDEX([XOR.$B$2:.$Q$17];[.$C13]+1;[.DF$4]+1))" office:value-type="string" office:string-value="}">
            <text:p>}</text:p>
          </table:table-cell>
          <table:table-cell table:style-name="ce3" table:formula="of:=CHAR(INDEX([XOR.$B$2:.$Q$17];[.$B13]+1;[.DG$3]+1 )*16+INDEX([XOR.$B$2:.$Q$17];[.$C13]+1;[.DG$4]+1))" office:value-type="string" office:string-value="|">
            <text:p>|</text:p>
          </table:table-cell>
          <table:table-cell table:style-name="ce3" table:formula="of:=CHAR(INDEX([XOR.$B$2:.$Q$17];[.$B13]+1;[.DH$3]+1 )*16+INDEX([XOR.$B$2:.$Q$17];[.$C13]+1;[.DH$4]+1))" office:value-type="string" office:string-value="">
            <text:p></text:p>
          </table:table-cell>
          <table:table-cell table:style-name="ce3" table:formula="of:=CHAR(INDEX([XOR.$B$2:.$Q$17];[.$B13]+1;[.DI$3]+1 )*16+INDEX([XOR.$B$2:.$Q$17];[.$C13]+1;[.DI$4]+1))" office:value-type="string" office:string-value="~">
            <text:p>~</text:p>
          </table:table-cell>
          <table:table-cell table:style-name="ce3" table:formula="of:=CHAR(INDEX([XOR.$B$2:.$Q$17];[.$B13]+1;[.DJ$3]+1 )*16+INDEX([XOR.$B$2:.$Q$17];[.$C13]+1;[.DJ$4]+1))" office:value-type="string" office:string-value="y">
            <text:p>y</text:p>
          </table:table-cell>
          <table:table-cell table:style-name="ce3" table:formula="of:=CHAR(INDEX([XOR.$B$2:.$Q$17];[.$B13]+1;[.DK$3]+1 )*16+INDEX([XOR.$B$2:.$Q$17];[.$C13]+1;[.DK$4]+1))" office:value-type="string" office:string-value="x">
            <text:p>x</text:p>
          </table:table-cell>
          <table:table-cell table:style-name="ce3" table:formula="of:=CHAR(INDEX([XOR.$B$2:.$Q$17];[.$B13]+1;[.DL$3]+1 )*16+INDEX([XOR.$B$2:.$Q$17];[.$C13]+1;[.DL$4]+1))" office:value-type="string" office:string-value="{">
            <text:p>{</text:p>
          </table:table-cell>
          <table:table-cell table:style-name="ce3" table:formula="of:=CHAR(INDEX([XOR.$B$2:.$Q$17];[.$B13]+1;[.DM$3]+1 )*16+INDEX([XOR.$B$2:.$Q$17];[.$C13]+1;[.DM$4]+1))" office:value-type="string" office:string-value="z">
            <text:p>z</text:p>
          </table:table-cell>
          <table:table-cell table:style-name="ce3" table:formula="of:=CHAR(INDEX([XOR.$B$2:.$Q$17];[.$B13]+1;[.DN$3]+1 )*16+INDEX([XOR.$B$2:.$Q$17];[.$C13]+1;[.DN$4]+1))" office:value-type="string" office:string-value="e">
            <text:p>e</text:p>
          </table:table-cell>
          <table:table-cell table:style-name="ce3" table:formula="of:=CHAR(INDEX([XOR.$B$2:.$Q$17];[.$B13]+1;[.DO$3]+1 )*16+INDEX([XOR.$B$2:.$Q$17];[.$C13]+1;[.DO$4]+1))" office:value-type="string" office:string-value="d">
            <text:p>d</text:p>
          </table:table-cell>
          <table:table-cell table:style-name="ce3" table:formula="of:=CHAR(INDEX([XOR.$B$2:.$Q$17];[.$B13]+1;[.DP$3]+1 )*16+INDEX([XOR.$B$2:.$Q$17];[.$C13]+1;[.DP$4]+1))" office:value-type="string" office:string-value="g">
            <text:p>g</text:p>
          </table:table-cell>
          <table:table-cell table:style-name="ce3" table:formula="of:=CHAR(INDEX([XOR.$B$2:.$Q$17];[.$B13]+1;[.DQ$3]+1 )*16+INDEX([XOR.$B$2:.$Q$17];[.$C13]+1;[.DQ$4]+1))" office:value-type="string" office:string-value="f">
            <text:p>f</text:p>
          </table:table-cell>
          <table:table-cell table:style-name="ce3" table:formula="of:=CHAR(INDEX([XOR.$B$2:.$Q$17];[.$B13]+1;[.DR$3]+1 )*16+INDEX([XOR.$B$2:.$Q$17];[.$C13]+1;[.DR$4]+1))" office:value-type="string" office:string-value="a">
            <text:p>a</text:p>
          </table:table-cell>
          <table:table-cell table:style-name="ce3" table:formula="of:=CHAR(INDEX([XOR.$B$2:.$Q$17];[.$B13]+1;[.DS$3]+1 )*16+INDEX([XOR.$B$2:.$Q$17];[.$C13]+1;[.DS$4]+1))" office:value-type="string" office:string-value="`">
            <text:p>`</text:p>
          </table:table-cell>
          <table:table-cell table:style-name="ce3" table:formula="of:=CHAR(INDEX([XOR.$B$2:.$Q$17];[.$B13]+1;[.DT$3]+1 )*16+INDEX([XOR.$B$2:.$Q$17];[.$C13]+1;[.DT$4]+1))" office:value-type="string" office:string-value="c">
            <text:p>c</text:p>
          </table:table-cell>
          <table:table-cell table:style-name="ce3" table:formula="of:=CHAR(INDEX([XOR.$B$2:.$Q$17];[.$B13]+1;[.DU$3]+1 )*16+INDEX([XOR.$B$2:.$Q$17];[.$C13]+1;[.DU$4]+1))" office:value-type="string" office:string-value="b">
            <text:p>b</text:p>
          </table:table-cell>
          <table:table-cell table:style-name="ce3" table:formula="of:=CHAR(INDEX([XOR.$B$2:.$Q$17];[.$B13]+1;[.DV$3]+1 )*16+INDEX([XOR.$B$2:.$Q$17];[.$C13]+1;[.DV$4]+1))" office:value-type="string" office:string-value="m">
            <text:p>m</text:p>
          </table:table-cell>
          <table:table-cell table:style-name="ce3" table:formula="of:=CHAR(INDEX([XOR.$B$2:.$Q$17];[.$B13]+1;[.DW$3]+1 )*16+INDEX([XOR.$B$2:.$Q$17];[.$C13]+1;[.DW$4]+1))" office:value-type="string" office:string-value="l">
            <text:p>l</text:p>
          </table:table-cell>
          <table:table-cell table:style-name="ce3" table:formula="of:=CHAR(INDEX([XOR.$B$2:.$Q$17];[.$B13]+1;[.DX$3]+1 )*16+INDEX([XOR.$B$2:.$Q$17];[.$C13]+1;[.DX$4]+1))" office:value-type="string" office:string-value="o">
            <text:p>o</text:p>
          </table:table-cell>
          <table:table-cell table:style-name="ce3" table:formula="of:=CHAR(INDEX([XOR.$B$2:.$Q$17];[.$B13]+1;[.DY$3]+1 )*16+INDEX([XOR.$B$2:.$Q$17];[.$C13]+1;[.DY$4]+1))" office:value-type="string" office:string-value="n">
            <text:p>n</text:p>
          </table:table-cell>
          <table:table-cell table:style-name="ce3" table:formula="of:=CHAR(INDEX([XOR.$B$2:.$Q$17];[.$B13]+1;[.DZ$3]+1 )*16+INDEX([XOR.$B$2:.$Q$17];[.$C13]+1;[.DZ$4]+1))" office:value-type="string" office:string-value="i">
            <text:p>i</text:p>
          </table:table-cell>
          <table:table-cell table:style-name="ce3" table:formula="of:=CHAR(INDEX([XOR.$B$2:.$Q$17];[.$B13]+1;[.EA$3]+1 )*16+INDEX([XOR.$B$2:.$Q$17];[.$C13]+1;[.EA$4]+1))" office:value-type="string" office:string-value="h">
            <text:p>h</text:p>
          </table:table-cell>
          <table:table-cell table:style-name="ce3" table:formula="of:=CHAR(INDEX([XOR.$B$2:.$Q$17];[.$B13]+1;[.EB$3]+1 )*16+INDEX([XOR.$B$2:.$Q$17];[.$C13]+1;[.EB$4]+1))" office:value-type="string" office:string-value="k">
            <text:p>k</text:p>
          </table:table-cell>
          <table:table-cell table:style-name="ce3" table:formula="of:=CHAR(INDEX([XOR.$B$2:.$Q$17];[.$B13]+1;[.EC$3]+1 )*16+INDEX([XOR.$B$2:.$Q$17];[.$C13]+1;[.EC$4]+1))" office:value-type="string" office:string-value="j">
            <text:p>j</text:p>
          </table:table-cell>
        </table:table-row>
        <table:table-row table:style-name="ro5">
          <table:table-cell table:formula="of:=[.A13]+2" office:value-type="float" office:value="19">
            <text:p>19</text:p>
          </table:table-cell>
          <table:table-cell table:style-name="ce3" table:formula="of:=VLOOKUP(RIGHT(LEFT([.$B$1];[.A14]);1);[Sheet1.$A$2:.$C$17];3;0)" office:value-type="float" office:value="4">
            <text:p>4</text:p>
          </table:table-cell>
          <table:table-cell table:formula="of:=VLOOKUP(RIGHT(LEFT([.$B$1];[.A14]+1);1);[Sheet1.$A$2:.$C$17];3;0)" office:value-type="float" office:value="1">
            <text:p>1</text:p>
          </table:table-cell>
          <table:table-cell table:formula="of:=[.C14]+[.B14]*16" office:value-type="float" office:value="65">
            <text:p>65</text:p>
          </table:table-cell>
          <table:table-cell table:formula="of:=CHAR([.D14])" office:value-type="string" office:string-value="A">
            <text:p>A</text:p>
          </table:table-cell>
          <table:table-cell table:style-name="ce3" table:formula="of:=CHAR(INDEX([XOR.$B$2:.$Q$17];[.$B14]+1;[.F$3]+1 )*16+INDEX([XOR.$B$2:.$Q$17];[.$C14]+1;[.F$4]+1))" office:value-type="string" office:string-value="A">
            <text:p>A</text:p>
          </table:table-cell>
          <table:table-cell table:style-name="ce3" table:formula="of:=CHAR(INDEX([XOR.$B$2:.$Q$17];[.$B14]+1;[.G$3]+1 )*16+INDEX([XOR.$B$2:.$Q$17];[.$C14]+1;[.G$4]+1))" office:value-type="string" office:string-value="@">
            <text:p>@</text:p>
          </table:table-cell>
          <table:table-cell table:style-name="ce3" table:formula="of:=CHAR(INDEX([XOR.$B$2:.$Q$17];[.$B14]+1;[.H$3]+1 )*16+INDEX([XOR.$B$2:.$Q$17];[.$C14]+1;[.H$4]+1))" office:value-type="string" office:string-value="C">
            <text:p>C</text:p>
          </table:table-cell>
          <table:table-cell table:style-name="ce3" table:formula="of:=CHAR(INDEX([XOR.$B$2:.$Q$17];[.$B14]+1;[.I$3]+1 )*16+INDEX([XOR.$B$2:.$Q$17];[.$C14]+1;[.I$4]+1))" office:value-type="string" office:string-value="B">
            <text:p>B</text:p>
          </table:table-cell>
          <table:table-cell table:style-name="ce3" table:formula="of:=CHAR(INDEX([XOR.$B$2:.$Q$17];[.$B14]+1;[.J$3]+1 )*16+INDEX([XOR.$B$2:.$Q$17];[.$C14]+1;[.J$4]+1))" office:value-type="string" office:string-value="E">
            <text:p>E</text:p>
          </table:table-cell>
          <table:table-cell table:style-name="ce3" table:formula="of:=CHAR(INDEX([XOR.$B$2:.$Q$17];[.$B14]+1;[.K$3]+1 )*16+INDEX([XOR.$B$2:.$Q$17];[.$C14]+1;[.K$4]+1))" office:value-type="string" office:string-value="D">
            <text:p>D</text:p>
          </table:table-cell>
          <table:table-cell table:style-name="ce3" table:formula="of:=CHAR(INDEX([XOR.$B$2:.$Q$17];[.$B14]+1;[.L$3]+1 )*16+INDEX([XOR.$B$2:.$Q$17];[.$C14]+1;[.L$4]+1))" office:value-type="string" office:string-value="G">
            <text:p>G</text:p>
          </table:table-cell>
          <table:table-cell table:style-name="ce3" table:formula="of:=CHAR(INDEX([XOR.$B$2:.$Q$17];[.$B14]+1;[.M$3]+1 )*16+INDEX([XOR.$B$2:.$Q$17];[.$C14]+1;[.M$4]+1))" office:value-type="string" office:string-value="F">
            <text:p>F</text:p>
          </table:table-cell>
          <table:table-cell table:style-name="ce3" table:formula="of:=CHAR(INDEX([XOR.$B$2:.$Q$17];[.$B14]+1;[.N$3]+1 )*16+INDEX([XOR.$B$2:.$Q$17];[.$C14]+1;[.N$4]+1))" office:value-type="string" office:string-value="I">
            <text:p>I</text:p>
          </table:table-cell>
          <table:table-cell table:style-name="ce3" table:formula="of:=CHAR(INDEX([XOR.$B$2:.$Q$17];[.$B14]+1;[.O$3]+1 )*16+INDEX([XOR.$B$2:.$Q$17];[.$C14]+1;[.O$4]+1))" office:value-type="string" office:string-value="H">
            <text:p>H</text:p>
          </table:table-cell>
          <table:table-cell table:style-name="ce3" table:formula="of:=CHAR(INDEX([XOR.$B$2:.$Q$17];[.$B14]+1;[.P$3]+1 )*16+INDEX([XOR.$B$2:.$Q$17];[.$C14]+1;[.P$4]+1))" office:value-type="string" office:string-value="K">
            <text:p>K</text:p>
          </table:table-cell>
          <table:table-cell table:style-name="ce3" table:formula="of:=CHAR(INDEX([XOR.$B$2:.$Q$17];[.$B14]+1;[.Q$3]+1 )*16+INDEX([XOR.$B$2:.$Q$17];[.$C14]+1;[.Q$4]+1))" office:value-type="string" office:string-value="J">
            <text:p>J</text:p>
          </table:table-cell>
          <table:table-cell table:style-name="ce3" table:formula="of:=CHAR(INDEX([XOR.$B$2:.$Q$17];[.$B14]+1;[.R$3]+1 )*16+INDEX([XOR.$B$2:.$Q$17];[.$C14]+1;[.R$4]+1))" office:value-type="string" office:string-value="M">
            <text:p>M</text:p>
          </table:table-cell>
          <table:table-cell table:style-name="ce3" table:formula="of:=CHAR(INDEX([XOR.$B$2:.$Q$17];[.$B14]+1;[.S$3]+1 )*16+INDEX([XOR.$B$2:.$Q$17];[.$C14]+1;[.S$4]+1))" office:value-type="string" office:string-value="L">
            <text:p>L</text:p>
          </table:table-cell>
          <table:table-cell table:style-name="ce3" table:formula="of:=CHAR(INDEX([XOR.$B$2:.$Q$17];[.$B14]+1;[.T$3]+1 )*16+INDEX([XOR.$B$2:.$Q$17];[.$C14]+1;[.T$4]+1))" office:value-type="string" office:string-value="O">
            <text:p>O</text:p>
          </table:table-cell>
          <table:table-cell table:style-name="ce3" table:formula="of:=CHAR(INDEX([XOR.$B$2:.$Q$17];[.$B14]+1;[.U$3]+1 )*16+INDEX([XOR.$B$2:.$Q$17];[.$C14]+1;[.U$4]+1))" office:value-type="string" office:string-value="N">
            <text:p>N</text:p>
          </table:table-cell>
          <table:table-cell table:style-name="ce3" table:formula="of:=CHAR(INDEX([XOR.$B$2:.$Q$17];[.$B14]+1;[.V$3]+1 )*16+INDEX([XOR.$B$2:.$Q$17];[.$C14]+1;[.V$4]+1))" office:value-type="string" office:string-value="Q">
            <text:p>Q</text:p>
          </table:table-cell>
          <table:table-cell table:style-name="ce3" table:formula="of:=CHAR(INDEX([XOR.$B$2:.$Q$17];[.$B14]+1;[.W$3]+1 )*16+INDEX([XOR.$B$2:.$Q$17];[.$C14]+1;[.W$4]+1))" office:value-type="string" office:string-value="P">
            <text:p>P</text:p>
          </table:table-cell>
          <table:table-cell table:style-name="ce3" table:formula="of:=CHAR(INDEX([XOR.$B$2:.$Q$17];[.$B14]+1;[.X$3]+1 )*16+INDEX([XOR.$B$2:.$Q$17];[.$C14]+1;[.X$4]+1))" office:value-type="string" office:string-value="S">
            <text:p>S</text:p>
          </table:table-cell>
          <table:table-cell table:style-name="ce3" table:formula="of:=CHAR(INDEX([XOR.$B$2:.$Q$17];[.$B14]+1;[.Y$3]+1 )*16+INDEX([XOR.$B$2:.$Q$17];[.$C14]+1;[.Y$4]+1))" office:value-type="string" office:string-value="R">
            <text:p>R</text:p>
          </table:table-cell>
          <table:table-cell table:style-name="ce3" table:formula="of:=CHAR(INDEX([XOR.$B$2:.$Q$17];[.$B14]+1;[.Z$3]+1 )*16+INDEX([XOR.$B$2:.$Q$17];[.$C14]+1;[.Z$4]+1))" office:value-type="string" office:string-value="U">
            <text:p>U</text:p>
          </table:table-cell>
          <table:table-cell table:style-name="ce8" table:formula="of:=CHAR(INDEX([XOR.$B$2:.$Q$17];[.$B14]+1;[.AA$3]+1 )*16+INDEX([XOR.$B$2:.$Q$17];[.$C14]+1;[.AA$4]+1))" office:value-type="string" office:string-value="T">
            <text:p>T</text:p>
          </table:table-cell>
          <table:table-cell table:style-name="ce3" table:formula="of:=CHAR(INDEX([XOR.$B$2:.$Q$17];[.$B14]+1;[.AB$3]+1 )*16+INDEX([XOR.$B$2:.$Q$17];[.$C14]+1;[.AB$4]+1))" office:value-type="string" office:string-value="W">
            <text:p>W</text:p>
          </table:table-cell>
          <table:table-cell table:style-name="ce3" table:formula="of:=CHAR(INDEX([XOR.$B$2:.$Q$17];[.$B14]+1;[.AC$3]+1 )*16+INDEX([XOR.$B$2:.$Q$17];[.$C14]+1;[.AC$4]+1))" office:value-type="string" office:string-value="V">
            <text:p>V</text:p>
          </table:table-cell>
          <table:table-cell table:style-name="ce3" table:formula="of:=CHAR(INDEX([XOR.$B$2:.$Q$17];[.$B14]+1;[.AD$3]+1 )*16+INDEX([XOR.$B$2:.$Q$17];[.$C14]+1;[.AD$4]+1))" office:value-type="string" office:string-value="Y">
            <text:p>Y</text:p>
          </table:table-cell>
          <table:table-cell table:style-name="ce3" table:formula="of:=CHAR(INDEX([XOR.$B$2:.$Q$17];[.$B14]+1;[.AE$3]+1 )*16+INDEX([XOR.$B$2:.$Q$17];[.$C14]+1;[.AE$4]+1))" office:value-type="string" office:string-value="X">
            <text:p>X</text:p>
          </table:table-cell>
          <table:table-cell table:style-name="ce3" table:formula="of:=CHAR(INDEX([XOR.$B$2:.$Q$17];[.$B14]+1;[.AF$3]+1 )*16+INDEX([XOR.$B$2:.$Q$17];[.$C14]+1;[.AF$4]+1))" office:value-type="string" office:string-value="[">
            <text:p>[</text:p>
          </table:table-cell>
          <table:table-cell table:style-name="ce3" table:formula="of:=CHAR(INDEX([XOR.$B$2:.$Q$17];[.$B14]+1;[.AG$3]+1 )*16+INDEX([XOR.$B$2:.$Q$17];[.$C14]+1;[.AG$4]+1))" office:value-type="string" office:string-value="Z">
            <text:p>Z</text:p>
          </table:table-cell>
          <table:table-cell table:style-name="ce3" table:formula="of:=CHAR(INDEX([XOR.$B$2:.$Q$17];[.$B14]+1;[.AH$3]+1 )*16+INDEX([XOR.$B$2:.$Q$17];[.$C14]+1;[.AH$4]+1))" office:value-type="string" office:string-value="]">
            <text:p>]</text:p>
          </table:table-cell>
          <table:table-cell table:style-name="ce3" table:formula="of:=CHAR(INDEX([XOR.$B$2:.$Q$17];[.$B14]+1;[.AI$3]+1 )*16+INDEX([XOR.$B$2:.$Q$17];[.$C14]+1;[.AI$4]+1))" office:value-type="string" office:string-value="\">
            <text:p>\</text:p>
          </table:table-cell>
          <table:table-cell table:style-name="ce3" table:formula="of:=CHAR(INDEX([XOR.$B$2:.$Q$17];[.$B14]+1;[.AJ$3]+1 )*16+INDEX([XOR.$B$2:.$Q$17];[.$C14]+1;[.AJ$4]+1))" office:value-type="string" office:string-value="_">
            <text:p>_</text:p>
          </table:table-cell>
          <table:table-cell table:style-name="ce3" table:formula="of:=CHAR(INDEX([XOR.$B$2:.$Q$17];[.$B14]+1;[.AK$3]+1 )*16+INDEX([XOR.$B$2:.$Q$17];[.$C14]+1;[.AK$4]+1))" office:value-type="string" office:string-value="^">
            <text:p>^</text:p>
          </table:table-cell>
          <table:table-cell table:style-name="ce3" table:formula="of:=CHAR(INDEX([XOR.$B$2:.$Q$17];[.$B14]+1;[.AL$3]+1 )*16+INDEX([XOR.$B$2:.$Q$17];[.$C14]+1;[.AL$4]+1))" office:value-type="string" office:string-value="a">
            <text:p>a</text:p>
          </table:table-cell>
          <table:table-cell table:style-name="ce3" table:formula="of:=CHAR(INDEX([XOR.$B$2:.$Q$17];[.$B14]+1;[.AM$3]+1 )*16+INDEX([XOR.$B$2:.$Q$17];[.$C14]+1;[.AM$4]+1))" office:value-type="string" office:string-value="`">
            <text:p>`</text:p>
          </table:table-cell>
          <table:table-cell table:style-name="ce3" table:formula="of:=CHAR(INDEX([XOR.$B$2:.$Q$17];[.$B14]+1;[.AN$3]+1 )*16+INDEX([XOR.$B$2:.$Q$17];[.$C14]+1;[.AN$4]+1))" office:value-type="string" office:string-value="c">
            <text:p>c</text:p>
          </table:table-cell>
          <table:table-cell table:style-name="ce3" table:formula="of:=CHAR(INDEX([XOR.$B$2:.$Q$17];[.$B14]+1;[.AO$3]+1 )*16+INDEX([XOR.$B$2:.$Q$17];[.$C14]+1;[.AO$4]+1))" office:value-type="string" office:string-value="b">
            <text:p>b</text:p>
          </table:table-cell>
          <table:table-cell table:style-name="ce3" table:formula="of:=CHAR(INDEX([XOR.$B$2:.$Q$17];[.$B14]+1;[.AP$3]+1 )*16+INDEX([XOR.$B$2:.$Q$17];[.$C14]+1;[.AP$4]+1))" office:value-type="string" office:string-value="e">
            <text:p>e</text:p>
          </table:table-cell>
          <table:table-cell table:style-name="ce3" table:formula="of:=CHAR(INDEX([XOR.$B$2:.$Q$17];[.$B14]+1;[.AQ$3]+1 )*16+INDEX([XOR.$B$2:.$Q$17];[.$C14]+1;[.AQ$4]+1))" office:value-type="string" office:string-value="d">
            <text:p>d</text:p>
          </table:table-cell>
          <table:table-cell table:style-name="ce3" table:formula="of:=CHAR(INDEX([XOR.$B$2:.$Q$17];[.$B14]+1;[.AR$3]+1 )*16+INDEX([XOR.$B$2:.$Q$17];[.$C14]+1;[.AR$4]+1))" office:value-type="string" office:string-value="g">
            <text:p>g</text:p>
          </table:table-cell>
          <table:table-cell table:style-name="ce3" table:formula="of:=CHAR(INDEX([XOR.$B$2:.$Q$17];[.$B14]+1;[.AS$3]+1 )*16+INDEX([XOR.$B$2:.$Q$17];[.$C14]+1;[.AS$4]+1))" office:value-type="string" office:string-value="f">
            <text:p>f</text:p>
          </table:table-cell>
          <table:table-cell table:style-name="ce3" table:formula="of:=CHAR(INDEX([XOR.$B$2:.$Q$17];[.$B14]+1;[.AT$3]+1 )*16+INDEX([XOR.$B$2:.$Q$17];[.$C14]+1;[.AT$4]+1))" office:value-type="string" office:string-value="i">
            <text:p>i</text:p>
          </table:table-cell>
          <table:table-cell table:style-name="ce3" table:formula="of:=CHAR(INDEX([XOR.$B$2:.$Q$17];[.$B14]+1;[.AU$3]+1 )*16+INDEX([XOR.$B$2:.$Q$17];[.$C14]+1;[.AU$4]+1))" office:value-type="string" office:string-value="h">
            <text:p>h</text:p>
          </table:table-cell>
          <table:table-cell table:style-name="ce3" table:formula="of:=CHAR(INDEX([XOR.$B$2:.$Q$17];[.$B14]+1;[.AV$3]+1 )*16+INDEX([XOR.$B$2:.$Q$17];[.$C14]+1;[.AV$4]+1))" office:value-type="string" office:string-value="k">
            <text:p>k</text:p>
          </table:table-cell>
          <table:table-cell table:style-name="ce3" table:formula="of:=CHAR(INDEX([XOR.$B$2:.$Q$17];[.$B14]+1;[.AW$3]+1 )*16+INDEX([XOR.$B$2:.$Q$17];[.$C14]+1;[.AW$4]+1))" office:value-type="string" office:string-value="j">
            <text:p>j</text:p>
          </table:table-cell>
          <table:table-cell table:style-name="ce3" table:formula="of:=CHAR(INDEX([XOR.$B$2:.$Q$17];[.$B14]+1;[.AX$3]+1 )*16+INDEX([XOR.$B$2:.$Q$17];[.$C14]+1;[.AX$4]+1))" office:value-type="string" office:string-value="m">
            <text:p>m</text:p>
          </table:table-cell>
          <table:table-cell table:style-name="ce3" table:formula="of:=CHAR(INDEX([XOR.$B$2:.$Q$17];[.$B14]+1;[.AY$3]+1 )*16+INDEX([XOR.$B$2:.$Q$17];[.$C14]+1;[.AY$4]+1))" office:value-type="string" office:string-value="l">
            <text:p>l</text:p>
          </table:table-cell>
          <table:table-cell table:style-name="ce3" table:formula="of:=CHAR(INDEX([XOR.$B$2:.$Q$17];[.$B14]+1;[.AZ$3]+1 )*16+INDEX([XOR.$B$2:.$Q$17];[.$C14]+1;[.AZ$4]+1))" office:value-type="string" office:string-value="o">
            <text:p>o</text:p>
          </table:table-cell>
          <table:table-cell table:style-name="ce3" table:formula="of:=CHAR(INDEX([XOR.$B$2:.$Q$17];[.$B14]+1;[.BA$3]+1 )*16+INDEX([XOR.$B$2:.$Q$17];[.$C14]+1;[.BA$4]+1))" office:value-type="string" office:string-value="n">
            <text:p>n</text:p>
          </table:table-cell>
          <table:table-cell table:style-name="ce3" table:formula="of:=CHAR(INDEX([XOR.$B$2:.$Q$17];[.$B14]+1;[.BB$3]+1 )*16+INDEX([XOR.$B$2:.$Q$17];[.$C14]+1;[.BB$4]+1))" office:value-type="string" office:string-value="q">
            <text:p>q</text:p>
          </table:table-cell>
          <table:table-cell table:style-name="ce3" table:formula="of:=CHAR(INDEX([XOR.$B$2:.$Q$17];[.$B14]+1;[.BC$3]+1 )*16+INDEX([XOR.$B$2:.$Q$17];[.$C14]+1;[.BC$4]+1))" office:value-type="string" office:string-value="p">
            <text:p>p</text:p>
          </table:table-cell>
          <table:table-cell table:style-name="ce3" table:formula="of:=CHAR(INDEX([XOR.$B$2:.$Q$17];[.$B14]+1;[.BD$3]+1 )*16+INDEX([XOR.$B$2:.$Q$17];[.$C14]+1;[.BD$4]+1))" office:value-type="string" office:string-value="s">
            <text:p>s</text:p>
          </table:table-cell>
          <table:table-cell table:style-name="ce3" table:formula="of:=CHAR(INDEX([XOR.$B$2:.$Q$17];[.$B14]+1;[.BE$3]+1 )*16+INDEX([XOR.$B$2:.$Q$17];[.$C14]+1;[.BE$4]+1))" office:value-type="string" office:string-value="r">
            <text:p>r</text:p>
          </table:table-cell>
          <table:table-cell table:style-name="ce3" table:formula="of:=CHAR(INDEX([XOR.$B$2:.$Q$17];[.$B14]+1;[.BF$3]+1 )*16+INDEX([XOR.$B$2:.$Q$17];[.$C14]+1;[.BF$4]+1))" office:value-type="string" office:string-value="u">
            <text:p>u</text:p>
          </table:table-cell>
          <table:table-cell table:style-name="ce8" table:formula="of:=CHAR(INDEX([XOR.$B$2:.$Q$17];[.$B14]+1;[.BG$3]+1 )*16+INDEX([XOR.$B$2:.$Q$17];[.$C14]+1;[.BG$4]+1))" office:value-type="string" office:string-value="t">
            <text:p>t</text:p>
          </table:table-cell>
          <table:table-cell table:style-name="ce3" table:formula="of:=CHAR(INDEX([XOR.$B$2:.$Q$17];[.$B14]+1;[.BH$3]+1 )*16+INDEX([XOR.$B$2:.$Q$17];[.$C14]+1;[.BH$4]+1))" office:value-type="string" office:string-value="w">
            <text:p>w</text:p>
          </table:table-cell>
          <table:table-cell table:style-name="ce3" table:formula="of:=CHAR(INDEX([XOR.$B$2:.$Q$17];[.$B14]+1;[.BI$3]+1 )*16+INDEX([XOR.$B$2:.$Q$17];[.$C14]+1;[.BI$4]+1))" office:value-type="string" office:string-value="v">
            <text:p>v</text:p>
          </table:table-cell>
          <table:table-cell table:style-name="ce3" table:formula="of:=CHAR(INDEX([XOR.$B$2:.$Q$17];[.$B14]+1;[.BJ$3]+1 )*16+INDEX([XOR.$B$2:.$Q$17];[.$C14]+1;[.BJ$4]+1))" office:value-type="string" office:string-value="y">
            <text:p>y</text:p>
          </table:table-cell>
          <table:table-cell table:style-name="ce3" table:formula="of:=CHAR(INDEX([XOR.$B$2:.$Q$17];[.$B14]+1;[.BK$3]+1 )*16+INDEX([XOR.$B$2:.$Q$17];[.$C14]+1;[.BK$4]+1))" office:value-type="string" office:string-value="x">
            <text:p>x</text:p>
          </table:table-cell>
          <table:table-cell table:style-name="ce3" table:formula="of:=CHAR(INDEX([XOR.$B$2:.$Q$17];[.$B14]+1;[.BL$3]+1 )*16+INDEX([XOR.$B$2:.$Q$17];[.$C14]+1;[.BL$4]+1))" office:value-type="string" office:string-value="{">
            <text:p>{</text:p>
          </table:table-cell>
          <table:table-cell table:style-name="ce3" table:formula="of:=CHAR(INDEX([XOR.$B$2:.$Q$17];[.$B14]+1;[.BM$3]+1 )*16+INDEX([XOR.$B$2:.$Q$17];[.$C14]+1;[.BM$4]+1))" office:value-type="string" office:string-value="z">
            <text:p>z</text:p>
          </table:table-cell>
          <table:table-cell table:style-name="ce3" table:formula="of:=CHAR(INDEX([XOR.$B$2:.$Q$17];[.$B14]+1;[.BN$3]+1 )*16+INDEX([XOR.$B$2:.$Q$17];[.$C14]+1;[.BN$4]+1))" office:value-type="string" office:string-value="}">
            <text:p>}</text:p>
          </table:table-cell>
          <table:table-cell table:style-name="ce3" table:formula="of:=CHAR(INDEX([XOR.$B$2:.$Q$17];[.$B14]+1;[.BO$3]+1 )*16+INDEX([XOR.$B$2:.$Q$17];[.$C14]+1;[.BO$4]+1))" office:value-type="string" office:string-value="|">
            <text:p>|</text:p>
          </table:table-cell>
          <table:table-cell table:style-name="ce3" table:formula="of:=CHAR(INDEX([XOR.$B$2:.$Q$17];[.$B14]+1;[.BP$3]+1 )*16+INDEX([XOR.$B$2:.$Q$17];[.$C14]+1;[.BP$4]+1))" office:value-type="string" office:string-value="">
            <text:p></text:p>
          </table:table-cell>
          <table:table-cell table:style-name="ce3" table:formula="of:=CHAR(INDEX([XOR.$B$2:.$Q$17];[.$B14]+1;[.BQ$3]+1 )*16+INDEX([XOR.$B$2:.$Q$17];[.$C14]+1;[.BQ$4]+1))" office:value-type="string" office:string-value="~">
            <text:p>~</text:p>
          </table:table-cell>
          <table:table-cell table:style-name="ce3" table:formula="of:=CHAR(INDEX([XOR.$B$2:.$Q$17];[.$B14]+1;[.BR$3]+1 )*16+INDEX([XOR.$B$2:.$Q$17];[.$C14]+1;[.BR$4]+1))" office:value-type="string" office:string-value="">
            <text:p/>
          </table:table-cell>
          <table:table-cell table:style-name="ce3" table:formula="of:=CHAR(INDEX([XOR.$B$2:.$Q$17];[.$B14]+1;[.BS$3]+1 )*16+INDEX([XOR.$B$2:.$Q$17];[.$C14]+1;[.BS$4]+1))" office:value-type="string" office:string-value="">
            <text:p/>
          </table:table-cell>
          <table:table-cell table:style-name="ce3" table:formula="of:=CHAR(INDEX([XOR.$B$2:.$Q$17];[.$B14]+1;[.BT$3]+1 )*16+INDEX([XOR.$B$2:.$Q$17];[.$C14]+1;[.BT$4]+1))" office:value-type="string" office:string-value="">
            <text:p/>
          </table:table-cell>
          <table:table-cell table:style-name="ce3" table:formula="of:=CHAR(INDEX([XOR.$B$2:.$Q$17];[.$B14]+1;[.BU$3]+1 )*16+INDEX([XOR.$B$2:.$Q$17];[.$C14]+1;[.BU$4]+1))" office:value-type="string" office:string-value="">
            <text:p/>
          </table:table-cell>
          <table:table-cell table:style-name="ce3" table:formula="of:=CHAR(INDEX([XOR.$B$2:.$Q$17];[.$B14]+1;[.BV$3]+1 )*16+INDEX([XOR.$B$2:.$Q$17];[.$C14]+1;[.BV$4]+1))" office:value-type="string" office:string-value="">
            <text:p/>
          </table:table-cell>
          <table:table-cell table:style-name="ce3" table:formula="of:=CHAR(INDEX([XOR.$B$2:.$Q$17];[.$B14]+1;[.BW$3]+1 )*16+INDEX([XOR.$B$2:.$Q$17];[.$C14]+1;[.BW$4]+1))" office:value-type="string" office:string-value="">
            <text:p/>
          </table:table-cell>
          <table:table-cell table:style-name="ce3" table:formula="of:=CHAR(INDEX([XOR.$B$2:.$Q$17];[.$B14]+1;[.BX$3]+1 )*16+INDEX([XOR.$B$2:.$Q$17];[.$C14]+1;[.BX$4]+1))" office:value-type="string" office:string-value="">
            <text:p/>
          </table:table-cell>
          <table:table-cell table:style-name="ce3" table:formula="of:=CHAR(INDEX([XOR.$B$2:.$Q$17];[.$B14]+1;[.BY$3]+1 )*16+INDEX([XOR.$B$2:.$Q$17];[.$C14]+1;[.BY$4]+1))" office:value-type="string" office:string-value="">
            <text:p/>
          </table:table-cell>
          <table:table-cell table:style-name="ce3" table:formula="of:=CHAR(INDEX([XOR.$B$2:.$Q$17];[.$B14]+1;[.BZ$3]+1 )*16+INDEX([XOR.$B$2:.$Q$17];[.$C14]+1;[.BZ$4]+1))" office:value-type="string" office:string-value="&#9;">
            <text:p><text:tab/></text:p>
          </table:table-cell>
          <table:table-cell table:style-name="ce3" table:formula="of:=CHAR(INDEX([XOR.$B$2:.$Q$17];[.$B14]+1;[.CA$3]+1 )*16+INDEX([XOR.$B$2:.$Q$17];[.$C14]+1;[.CA$4]+1))" office:value-type="string" office:string-value="">
            <text:p/>
          </table:table-cell>
          <table:table-cell table:style-name="ce3" table:formula="of:=CHAR(INDEX([XOR.$B$2:.$Q$17];[.$B14]+1;[.CB$3]+1 )*16+INDEX([XOR.$B$2:.$Q$17];[.$C14]+1;[.CB$4]+1))" office:value-type="string" office:string-value="">
            <text:p/>
          </table:table-cell>
          <table:table-cell table:style-name="ce3" table:formula="of:=CHAR(INDEX([XOR.$B$2:.$Q$17];[.$B14]+1;[.CC$3]+1 )*16+INDEX([XOR.$B$2:.$Q$17];[.$C14]+1;[.CC$4]+1))" office:value-type="string" office:string-value="&#10;">
            <text:p><text:line-break/></text:p>
          </table:table-cell>
          <table:table-cell table:style-name="ce3" table:formula="of:=CHAR(INDEX([XOR.$B$2:.$Q$17];[.$B14]+1;[.CD$3]+1 )*16+INDEX([XOR.$B$2:.$Q$17];[.$C14]+1;[.CD$4]+1))" office:value-type="string" office:string-value="&#13;">
            <text:p></text:p>
          </table:table-cell>
          <table:table-cell table:style-name="ce3" table:formula="of:=CHAR(INDEX([XOR.$B$2:.$Q$17];[.$B14]+1;[.CE$3]+1 )*16+INDEX([XOR.$B$2:.$Q$17];[.$C14]+1;[.CE$4]+1))" office:value-type="string" office:string-value="">
            <text:p/>
          </table:table-cell>
          <table:table-cell table:style-name="ce3" table:formula="of:=CHAR(INDEX([XOR.$B$2:.$Q$17];[.$B14]+1;[.CF$3]+1 )*16+INDEX([XOR.$B$2:.$Q$17];[.$C14]+1;[.CF$4]+1))" office:value-type="string" office:string-value="">
            <text:p/>
          </table:table-cell>
          <table:table-cell table:style-name="ce3" table:formula="of:=CHAR(INDEX([XOR.$B$2:.$Q$17];[.$B14]+1;[.CG$3]+1 )*16+INDEX([XOR.$B$2:.$Q$17];[.$C14]+1;[.CG$4]+1))" office:value-type="string" office:string-value="">
            <text:p/>
          </table:table-cell>
          <table:table-cell table:style-name="ce3" table:formula="of:=CHAR(INDEX([XOR.$B$2:.$Q$17];[.$B14]+1;[.CH$3]+1 )*16+INDEX([XOR.$B$2:.$Q$17];[.$C14]+1;[.CH$4]+1))" office:value-type="string" office:string-value="">
            <text:p/>
          </table:table-cell>
          <table:table-cell table:style-name="ce3" table:formula="of:=CHAR(INDEX([XOR.$B$2:.$Q$17];[.$B14]+1;[.CI$3]+1 )*16+INDEX([XOR.$B$2:.$Q$17];[.$C14]+1;[.CI$4]+1))" office:value-type="string" office:string-value="">
            <text:p/>
          </table:table-cell>
          <table:table-cell table:style-name="ce3" table:formula="of:=CHAR(INDEX([XOR.$B$2:.$Q$17];[.$B14]+1;[.CJ$3]+1 )*16+INDEX([XOR.$B$2:.$Q$17];[.$C14]+1;[.CJ$4]+1))" office:value-type="string" office:string-value="">
            <text:p/>
          </table:table-cell>
          <table:table-cell table:style-name="ce3" table:formula="of:=CHAR(INDEX([XOR.$B$2:.$Q$17];[.$B14]+1;[.CK$3]+1 )*16+INDEX([XOR.$B$2:.$Q$17];[.$C14]+1;[.CK$4]+1))" office:value-type="string" office:string-value="">
            <text:p/>
          </table:table-cell>
          <table:table-cell table:style-name="ce3" table:formula="of:=CHAR(INDEX([XOR.$B$2:.$Q$17];[.$B14]+1;[.CL$3]+1 )*16+INDEX([XOR.$B$2:.$Q$17];[.$C14]+1;[.CL$4]+1))" office:value-type="string" office:string-value="">
            <text:p/>
          </table:table-cell>
          <table:table-cell table:style-name="ce3" table:formula="of:=CHAR(INDEX([XOR.$B$2:.$Q$17];[.$B14]+1;[.CM$3]+1 )*16+INDEX([XOR.$B$2:.$Q$17];[.$C14]+1;[.CM$4]+1))" office:value-type="string" office:string-value="">
            <text:p/>
          </table:table-cell>
          <table:table-cell table:style-name="ce3" table:formula="of:=CHAR(INDEX([XOR.$B$2:.$Q$17];[.$B14]+1;[.CN$3]+1 )*16+INDEX([XOR.$B$2:.$Q$17];[.$C14]+1;[.CN$4]+1))" office:value-type="string" office:string-value="">
            <text:p/>
          </table:table-cell>
          <table:table-cell table:style-name="ce3" table:formula="of:=CHAR(INDEX([XOR.$B$2:.$Q$17];[.$B14]+1;[.CO$3]+1 )*16+INDEX([XOR.$B$2:.$Q$17];[.$C14]+1;[.CO$4]+1))" office:value-type="string" office:string-value="">
            <text:p/>
          </table:table-cell>
          <table:table-cell table:style-name="ce12" table:formula="of:=CHAR(INDEX([XOR.$B$2:.$Q$17];[.$B14]+1;[.CP$3]+1 )*16+INDEX([XOR.$B$2:.$Q$17];[.$C14]+1;[.CP$4]+1))" office:value-type="string" office:string-value="">
            <text:p/>
          </table:table-cell>
          <table:table-cell table:style-name="ce3" table:formula="of:=CHAR(INDEX([XOR.$B$2:.$Q$17];[.$B14]+1;[.CQ$3]+1 )*16+INDEX([XOR.$B$2:.$Q$17];[.$C14]+1;[.CQ$4]+1))" office:value-type="string" office:string-value="">
            <text:p/>
          </table:table-cell>
          <table:table-cell table:style-name="ce3" table:formula="of:=CHAR(INDEX([XOR.$B$2:.$Q$17];[.$B14]+1;[.CR$3]+1 )*16+INDEX([XOR.$B$2:.$Q$17];[.$C14]+1;[.CR$4]+1))" office:value-type="string" office:string-value="">
            <text:p/>
          </table:table-cell>
          <table:table-cell table:style-name="ce3" table:formula="of:=CHAR(INDEX([XOR.$B$2:.$Q$17];[.$B14]+1;[.CS$3]+1 )*16+INDEX([XOR.$B$2:.$Q$17];[.$C14]+1;[.CS$4]+1))" office:value-type="string" office:string-value="">
            <text:p/>
          </table:table-cell>
          <table:table-cell table:style-name="ce3" table:formula="of:=CHAR(INDEX([XOR.$B$2:.$Q$17];[.$B14]+1;[.CT$3]+1 )*16+INDEX([XOR.$B$2:.$Q$17];[.$C14]+1;[.CT$4]+1))" office:value-type="string" office:string-value="">
            <text:p/>
          </table:table-cell>
          <table:table-cell table:style-name="ce3" table:formula="of:=CHAR(INDEX([XOR.$B$2:.$Q$17];[.$B14]+1;[.CU$3]+1 )*16+INDEX([XOR.$B$2:.$Q$17];[.$C14]+1;[.CU$4]+1))" office:value-type="string" office:string-value="">
            <text:p/>
          </table:table-cell>
          <table:table-cell table:style-name="ce3" table:formula="of:=CHAR(INDEX([XOR.$B$2:.$Q$17];[.$B14]+1;[.CV$3]+1 )*16+INDEX([XOR.$B$2:.$Q$17];[.$C14]+1;[.CV$4]+1))" office:value-type="string" office:string-value="">
            <text:p/>
          </table:table-cell>
          <table:table-cell table:style-name="ce3" table:formula="of:=CHAR(INDEX([XOR.$B$2:.$Q$17];[.$B14]+1;[.CW$3]+1 )*16+INDEX([XOR.$B$2:.$Q$17];[.$C14]+1;[.CW$4]+1))" office:value-type="string" office:string-value="">
            <text:p/>
          </table:table-cell>
          <table:table-cell table:style-name="ce3" table:formula="of:=CHAR(INDEX([XOR.$B$2:.$Q$17];[.$B14]+1;[.CX$3]+1 )*16+INDEX([XOR.$B$2:.$Q$17];[.$C14]+1;[.CX$4]+1))" office:value-type="string" office:string-value="!">
            <text:p>!</text:p>
          </table:table-cell>
          <table:table-cell table:style-name="ce3" table:formula="of:=CHAR(INDEX([XOR.$B$2:.$Q$17];[.$B14]+1;[.CY$3]+1 )*16+INDEX([XOR.$B$2:.$Q$17];[.$C14]+1;[.CY$4]+1))" office:value-type="string" office:string-value=" ">
            <text:p><text:s/></text:p>
          </table:table-cell>
          <table:table-cell table:style-name="ce3" table:formula="of:=CHAR(INDEX([XOR.$B$2:.$Q$17];[.$B14]+1;[.CZ$3]+1 )*16+INDEX([XOR.$B$2:.$Q$17];[.$C14]+1;[.CZ$4]+1))" office:value-type="string" office:string-value="#">
            <text:p>#</text:p>
          </table:table-cell>
          <table:table-cell table:style-name="ce3" table:formula="of:=CHAR(INDEX([XOR.$B$2:.$Q$17];[.$B14]+1;[.DA$3]+1 )*16+INDEX([XOR.$B$2:.$Q$17];[.$C14]+1;[.DA$4]+1))" office:value-type="string" office:string-value="&quot;">
            <text:p>"</text:p>
          </table:table-cell>
          <table:table-cell table:style-name="ce3" table:formula="of:=CHAR(INDEX([XOR.$B$2:.$Q$17];[.$B14]+1;[.DB$3]+1 )*16+INDEX([XOR.$B$2:.$Q$17];[.$C14]+1;[.DB$4]+1))" office:value-type="string" office:string-value="%">
            <text:p>%</text:p>
          </table:table-cell>
          <table:table-cell table:style-name="ce3" table:formula="of:=CHAR(INDEX([XOR.$B$2:.$Q$17];[.$B14]+1;[.DC$3]+1 )*16+INDEX([XOR.$B$2:.$Q$17];[.$C14]+1;[.DC$4]+1))" office:value-type="string" office:string-value="$">
            <text:p>$</text:p>
          </table:table-cell>
          <table:table-cell table:style-name="ce3" table:formula="of:=CHAR(INDEX([XOR.$B$2:.$Q$17];[.$B14]+1;[.DD$3]+1 )*16+INDEX([XOR.$B$2:.$Q$17];[.$C14]+1;[.DD$4]+1))" office:value-type="string" office:string-value="'">
            <text:p>'</text:p>
          </table:table-cell>
          <table:table-cell table:style-name="ce3" table:formula="of:=CHAR(INDEX([XOR.$B$2:.$Q$17];[.$B14]+1;[.DE$3]+1 )*16+INDEX([XOR.$B$2:.$Q$17];[.$C14]+1;[.DE$4]+1))" office:value-type="string" office:string-value="&amp;">
            <text:p>&amp;</text:p>
          </table:table-cell>
          <table:table-cell table:style-name="ce3" table:formula="of:=CHAR(INDEX([XOR.$B$2:.$Q$17];[.$B14]+1;[.DF$3]+1 )*16+INDEX([XOR.$B$2:.$Q$17];[.$C14]+1;[.DF$4]+1))" office:value-type="string" office:string-value=")">
            <text:p>)</text:p>
          </table:table-cell>
          <table:table-cell table:style-name="ce3" table:formula="of:=CHAR(INDEX([XOR.$B$2:.$Q$17];[.$B14]+1;[.DG$3]+1 )*16+INDEX([XOR.$B$2:.$Q$17];[.$C14]+1;[.DG$4]+1))" office:value-type="string" office:string-value="(">
            <text:p>(</text:p>
          </table:table-cell>
          <table:table-cell table:style-name="ce3" table:formula="of:=CHAR(INDEX([XOR.$B$2:.$Q$17];[.$B14]+1;[.DH$3]+1 )*16+INDEX([XOR.$B$2:.$Q$17];[.$C14]+1;[.DH$4]+1))" office:value-type="string" office:string-value="+">
            <text:p>+</text:p>
          </table:table-cell>
          <table:table-cell table:style-name="ce3" table:formula="of:=CHAR(INDEX([XOR.$B$2:.$Q$17];[.$B14]+1;[.DI$3]+1 )*16+INDEX([XOR.$B$2:.$Q$17];[.$C14]+1;[.DI$4]+1))" office:value-type="string" office:string-value="*">
            <text:p>*</text:p>
          </table:table-cell>
          <table:table-cell table:style-name="ce3" table:formula="of:=CHAR(INDEX([XOR.$B$2:.$Q$17];[.$B14]+1;[.DJ$3]+1 )*16+INDEX([XOR.$B$2:.$Q$17];[.$C14]+1;[.DJ$4]+1))" office:value-type="string" office:string-value="-">
            <text:p>-</text:p>
          </table:table-cell>
          <table:table-cell table:style-name="ce3" table:formula="of:=CHAR(INDEX([XOR.$B$2:.$Q$17];[.$B14]+1;[.DK$3]+1 )*16+INDEX([XOR.$B$2:.$Q$17];[.$C14]+1;[.DK$4]+1))" office:value-type="string" office:string-value=",">
            <text:p>,</text:p>
          </table:table-cell>
          <table:table-cell table:style-name="ce3" table:formula="of:=CHAR(INDEX([XOR.$B$2:.$Q$17];[.$B14]+1;[.DL$3]+1 )*16+INDEX([XOR.$B$2:.$Q$17];[.$C14]+1;[.DL$4]+1))" office:value-type="string" office:string-value="/">
            <text:p>/</text:p>
          </table:table-cell>
          <table:table-cell table:style-name="ce3" table:formula="of:=CHAR(INDEX([XOR.$B$2:.$Q$17];[.$B14]+1;[.DM$3]+1 )*16+INDEX([XOR.$B$2:.$Q$17];[.$C14]+1;[.DM$4]+1))" office:value-type="string" office:string-value=".">
            <text:p>.</text:p>
          </table:table-cell>
          <table:table-cell table:style-name="ce3" table:formula="of:=CHAR(INDEX([XOR.$B$2:.$Q$17];[.$B14]+1;[.DN$3]+1 )*16+INDEX([XOR.$B$2:.$Q$17];[.$C14]+1;[.DN$4]+1))" office:value-type="string" office:string-value="1">
            <text:p>1</text:p>
          </table:table-cell>
          <table:table-cell table:style-name="ce3" table:formula="of:=CHAR(INDEX([XOR.$B$2:.$Q$17];[.$B14]+1;[.DO$3]+1 )*16+INDEX([XOR.$B$2:.$Q$17];[.$C14]+1;[.DO$4]+1))" office:value-type="string" office:string-value="0">
            <text:p>0</text:p>
          </table:table-cell>
          <table:table-cell table:style-name="ce3" table:formula="of:=CHAR(INDEX([XOR.$B$2:.$Q$17];[.$B14]+1;[.DP$3]+1 )*16+INDEX([XOR.$B$2:.$Q$17];[.$C14]+1;[.DP$4]+1))" office:value-type="string" office:string-value="3">
            <text:p>3</text:p>
          </table:table-cell>
          <table:table-cell table:style-name="ce3" table:formula="of:=CHAR(INDEX([XOR.$B$2:.$Q$17];[.$B14]+1;[.DQ$3]+1 )*16+INDEX([XOR.$B$2:.$Q$17];[.$C14]+1;[.DQ$4]+1))" office:value-type="string" office:string-value="2">
            <text:p>2</text:p>
          </table:table-cell>
          <table:table-cell table:style-name="ce3" table:formula="of:=CHAR(INDEX([XOR.$B$2:.$Q$17];[.$B14]+1;[.DR$3]+1 )*16+INDEX([XOR.$B$2:.$Q$17];[.$C14]+1;[.DR$4]+1))" office:value-type="string" office:string-value="5">
            <text:p>5</text:p>
          </table:table-cell>
          <table:table-cell table:style-name="ce3" table:formula="of:=CHAR(INDEX([XOR.$B$2:.$Q$17];[.$B14]+1;[.DS$3]+1 )*16+INDEX([XOR.$B$2:.$Q$17];[.$C14]+1;[.DS$4]+1))" office:value-type="string" office:string-value="4">
            <text:p>4</text:p>
          </table:table-cell>
          <table:table-cell table:style-name="ce3" table:formula="of:=CHAR(INDEX([XOR.$B$2:.$Q$17];[.$B14]+1;[.DT$3]+1 )*16+INDEX([XOR.$B$2:.$Q$17];[.$C14]+1;[.DT$4]+1))" office:value-type="string" office:string-value="7">
            <text:p>7</text:p>
          </table:table-cell>
          <table:table-cell table:style-name="ce3" table:formula="of:=CHAR(INDEX([XOR.$B$2:.$Q$17];[.$B14]+1;[.DU$3]+1 )*16+INDEX([XOR.$B$2:.$Q$17];[.$C14]+1;[.DU$4]+1))" office:value-type="string" office:string-value="6">
            <text:p>6</text:p>
          </table:table-cell>
          <table:table-cell table:style-name="ce3" table:formula="of:=CHAR(INDEX([XOR.$B$2:.$Q$17];[.$B14]+1;[.DV$3]+1 )*16+INDEX([XOR.$B$2:.$Q$17];[.$C14]+1;[.DV$4]+1))" office:value-type="string" office:string-value="9">
            <text:p>9</text:p>
          </table:table-cell>
          <table:table-cell table:style-name="ce3" table:formula="of:=CHAR(INDEX([XOR.$B$2:.$Q$17];[.$B14]+1;[.DW$3]+1 )*16+INDEX([XOR.$B$2:.$Q$17];[.$C14]+1;[.DW$4]+1))" office:value-type="string" office:string-value="8">
            <text:p>8</text:p>
          </table:table-cell>
          <table:table-cell table:style-name="ce3" table:formula="of:=CHAR(INDEX([XOR.$B$2:.$Q$17];[.$B14]+1;[.DX$3]+1 )*16+INDEX([XOR.$B$2:.$Q$17];[.$C14]+1;[.DX$4]+1))" office:value-type="string" office:string-value=";">
            <text:p>;</text:p>
          </table:table-cell>
          <table:table-cell table:style-name="ce3" table:formula="of:=CHAR(INDEX([XOR.$B$2:.$Q$17];[.$B14]+1;[.DY$3]+1 )*16+INDEX([XOR.$B$2:.$Q$17];[.$C14]+1;[.DY$4]+1))" office:value-type="string" office:string-value=":">
            <text:p>:</text:p>
          </table:table-cell>
          <table:table-cell table:style-name="ce3" table:formula="of:=CHAR(INDEX([XOR.$B$2:.$Q$17];[.$B14]+1;[.DZ$3]+1 )*16+INDEX([XOR.$B$2:.$Q$17];[.$C14]+1;[.DZ$4]+1))" office:value-type="string" office:string-value="=">
            <text:p>=</text:p>
          </table:table-cell>
          <table:table-cell table:style-name="ce3" table:formula="of:=CHAR(INDEX([XOR.$B$2:.$Q$17];[.$B14]+1;[.EA$3]+1 )*16+INDEX([XOR.$B$2:.$Q$17];[.$C14]+1;[.EA$4]+1))" office:value-type="string" office:string-value="&lt;">
            <text:p>&lt;</text:p>
          </table:table-cell>
          <table:table-cell table:style-name="ce3" table:formula="of:=CHAR(INDEX([XOR.$B$2:.$Q$17];[.$B14]+1;[.EB$3]+1 )*16+INDEX([XOR.$B$2:.$Q$17];[.$C14]+1;[.EB$4]+1))" office:value-type="string" office:string-value="?">
            <text:p>?</text:p>
          </table:table-cell>
          <table:table-cell table:style-name="ce3" table:formula="of:=CHAR(INDEX([XOR.$B$2:.$Q$17];[.$B14]+1;[.EC$3]+1 )*16+INDEX([XOR.$B$2:.$Q$17];[.$C14]+1;[.EC$4]+1))" office:value-type="string" office:string-value="&gt;">
            <text:p>&gt;</text:p>
          </table:table-cell>
        </table:table-row>
        <table:table-row table:style-name="ro4">
          <table:table-cell table:formula="of:=[.A14]+2" office:value-type="float" office:value="21">
            <text:p>21</text:p>
          </table:table-cell>
          <table:table-cell table:style-name="ce3" table:formula="of:=VLOOKUP(RIGHT(LEFT([.$B$1];[.A15]);1);[Sheet1.$A$2:.$C$17];3;0)" office:value-type="float" office:value="5">
            <text:p>5</text:p>
          </table:table-cell>
          <table:table-cell table:formula="of:=VLOOKUP(RIGHT(LEFT([.$B$1];[.A15]+1);1);[Sheet1.$A$2:.$C$17];3;0)" office:value-type="float" office:value="13">
            <text:p>13</text:p>
          </table:table-cell>
          <table:table-cell table:formula="of:=[.C15]+[.B15]*16" office:value-type="float" office:value="93">
            <text:p>93</text:p>
          </table:table-cell>
          <table:table-cell table:formula="of:=CHAR([.D15])" office:value-type="string" office:string-value="]">
            <text:p>]</text:p>
          </table:table-cell>
          <table:table-cell table:style-name="ce3" table:formula="of:=CHAR(INDEX([XOR.$B$2:.$Q$17];[.$B15]+1;[.F$3]+1 )*16+INDEX([XOR.$B$2:.$Q$17];[.$C15]+1;[.F$4]+1))" office:value-type="string" office:string-value="]">
            <text:p>]</text:p>
          </table:table-cell>
          <table:table-cell table:style-name="ce3" table:formula="of:=CHAR(INDEX([XOR.$B$2:.$Q$17];[.$B15]+1;[.G$3]+1 )*16+INDEX([XOR.$B$2:.$Q$17];[.$C15]+1;[.G$4]+1))" office:value-type="string" office:string-value="\">
            <text:p>\</text:p>
          </table:table-cell>
          <table:table-cell table:style-name="ce3" table:formula="of:=CHAR(INDEX([XOR.$B$2:.$Q$17];[.$B15]+1;[.H$3]+1 )*16+INDEX([XOR.$B$2:.$Q$17];[.$C15]+1;[.H$4]+1))" office:value-type="string" office:string-value="_">
            <text:p>_</text:p>
          </table:table-cell>
          <table:table-cell table:style-name="ce3" table:formula="of:=CHAR(INDEX([XOR.$B$2:.$Q$17];[.$B15]+1;[.I$3]+1 )*16+INDEX([XOR.$B$2:.$Q$17];[.$C15]+1;[.I$4]+1))" office:value-type="string" office:string-value="^">
            <text:p>^</text:p>
          </table:table-cell>
          <table:table-cell table:style-name="ce3" table:formula="of:=CHAR(INDEX([XOR.$B$2:.$Q$17];[.$B15]+1;[.J$3]+1 )*16+INDEX([XOR.$B$2:.$Q$17];[.$C15]+1;[.J$4]+1))" office:value-type="string" office:string-value="Y">
            <text:p>Y</text:p>
          </table:table-cell>
          <table:table-cell table:style-name="ce3" table:formula="of:=CHAR(INDEX([XOR.$B$2:.$Q$17];[.$B15]+1;[.K$3]+1 )*16+INDEX([XOR.$B$2:.$Q$17];[.$C15]+1;[.K$4]+1))" office:value-type="string" office:string-value="X">
            <text:p>X</text:p>
          </table:table-cell>
          <table:table-cell table:style-name="ce3" table:formula="of:=CHAR(INDEX([XOR.$B$2:.$Q$17];[.$B15]+1;[.L$3]+1 )*16+INDEX([XOR.$B$2:.$Q$17];[.$C15]+1;[.L$4]+1))" office:value-type="string" office:string-value="[">
            <text:p>[</text:p>
          </table:table-cell>
          <table:table-cell table:style-name="ce3" table:formula="of:=CHAR(INDEX([XOR.$B$2:.$Q$17];[.$B15]+1;[.M$3]+1 )*16+INDEX([XOR.$B$2:.$Q$17];[.$C15]+1;[.M$4]+1))" office:value-type="string" office:string-value="Z">
            <text:p>Z</text:p>
          </table:table-cell>
          <table:table-cell table:style-name="ce3" table:formula="of:=CHAR(INDEX([XOR.$B$2:.$Q$17];[.$B15]+1;[.N$3]+1 )*16+INDEX([XOR.$B$2:.$Q$17];[.$C15]+1;[.N$4]+1))" office:value-type="string" office:string-value="U">
            <text:p>U</text:p>
          </table:table-cell>
          <table:table-cell table:style-name="ce3" table:formula="of:=CHAR(INDEX([XOR.$B$2:.$Q$17];[.$B15]+1;[.O$3]+1 )*16+INDEX([XOR.$B$2:.$Q$17];[.$C15]+1;[.O$4]+1))" office:value-type="string" office:string-value="T">
            <text:p>T</text:p>
          </table:table-cell>
          <table:table-cell table:style-name="ce3" table:formula="of:=CHAR(INDEX([XOR.$B$2:.$Q$17];[.$B15]+1;[.P$3]+1 )*16+INDEX([XOR.$B$2:.$Q$17];[.$C15]+1;[.P$4]+1))" office:value-type="string" office:string-value="W">
            <text:p>W</text:p>
          </table:table-cell>
          <table:table-cell table:style-name="ce3" table:formula="of:=CHAR(INDEX([XOR.$B$2:.$Q$17];[.$B15]+1;[.Q$3]+1 )*16+INDEX([XOR.$B$2:.$Q$17];[.$C15]+1;[.Q$4]+1))" office:value-type="string" office:string-value="V">
            <text:p>V</text:p>
          </table:table-cell>
          <table:table-cell table:style-name="ce3" table:formula="of:=CHAR(INDEX([XOR.$B$2:.$Q$17];[.$B15]+1;[.R$3]+1 )*16+INDEX([XOR.$B$2:.$Q$17];[.$C15]+1;[.R$4]+1))" office:value-type="string" office:string-value="Q">
            <text:p>Q</text:p>
          </table:table-cell>
          <table:table-cell table:style-name="ce3" table:formula="of:=CHAR(INDEX([XOR.$B$2:.$Q$17];[.$B15]+1;[.S$3]+1 )*16+INDEX([XOR.$B$2:.$Q$17];[.$C15]+1;[.S$4]+1))" office:value-type="string" office:string-value="P">
            <text:p>P</text:p>
          </table:table-cell>
          <table:table-cell table:style-name="ce3" table:formula="of:=CHAR(INDEX([XOR.$B$2:.$Q$17];[.$B15]+1;[.T$3]+1 )*16+INDEX([XOR.$B$2:.$Q$17];[.$C15]+1;[.T$4]+1))" office:value-type="string" office:string-value="S">
            <text:p>S</text:p>
          </table:table-cell>
          <table:table-cell table:style-name="ce3" table:formula="of:=CHAR(INDEX([XOR.$B$2:.$Q$17];[.$B15]+1;[.U$3]+1 )*16+INDEX([XOR.$B$2:.$Q$17];[.$C15]+1;[.U$4]+1))" office:value-type="string" office:string-value="R">
            <text:p>R</text:p>
          </table:table-cell>
          <table:table-cell table:style-name="ce3" table:formula="of:=CHAR(INDEX([XOR.$B$2:.$Q$17];[.$B15]+1;[.V$3]+1 )*16+INDEX([XOR.$B$2:.$Q$17];[.$C15]+1;[.V$4]+1))" office:value-type="string" office:string-value="M">
            <text:p>M</text:p>
          </table:table-cell>
          <table:table-cell table:style-name="ce3" table:formula="of:=CHAR(INDEX([XOR.$B$2:.$Q$17];[.$B15]+1;[.W$3]+1 )*16+INDEX([XOR.$B$2:.$Q$17];[.$C15]+1;[.W$4]+1))" office:value-type="string" office:string-value="L">
            <text:p>L</text:p>
          </table:table-cell>
          <table:table-cell table:style-name="ce3" table:formula="of:=CHAR(INDEX([XOR.$B$2:.$Q$17];[.$B15]+1;[.X$3]+1 )*16+INDEX([XOR.$B$2:.$Q$17];[.$C15]+1;[.X$4]+1))" office:value-type="string" office:string-value="O">
            <text:p>O</text:p>
          </table:table-cell>
          <table:table-cell table:style-name="ce3" table:formula="of:=CHAR(INDEX([XOR.$B$2:.$Q$17];[.$B15]+1;[.Y$3]+1 )*16+INDEX([XOR.$B$2:.$Q$17];[.$C15]+1;[.Y$4]+1))" office:value-type="string" office:string-value="N">
            <text:p>N</text:p>
          </table:table-cell>
          <table:table-cell table:style-name="ce3" table:formula="of:=CHAR(INDEX([XOR.$B$2:.$Q$17];[.$B15]+1;[.Z$3]+1 )*16+INDEX([XOR.$B$2:.$Q$17];[.$C15]+1;[.Z$4]+1))" office:value-type="string" office:string-value="I">
            <text:p>I</text:p>
          </table:table-cell>
          <table:table-cell table:style-name="ce8" table:formula="of:=CHAR(INDEX([XOR.$B$2:.$Q$17];[.$B15]+1;[.AA$3]+1 )*16+INDEX([XOR.$B$2:.$Q$17];[.$C15]+1;[.AA$4]+1))" office:value-type="string" office:string-value="H">
            <text:p>H</text:p>
          </table:table-cell>
          <table:table-cell table:style-name="ce3" table:formula="of:=CHAR(INDEX([XOR.$B$2:.$Q$17];[.$B15]+1;[.AB$3]+1 )*16+INDEX([XOR.$B$2:.$Q$17];[.$C15]+1;[.AB$4]+1))" office:value-type="string" office:string-value="K">
            <text:p>K</text:p>
          </table:table-cell>
          <table:table-cell table:style-name="ce3" table:formula="of:=CHAR(INDEX([XOR.$B$2:.$Q$17];[.$B15]+1;[.AC$3]+1 )*16+INDEX([XOR.$B$2:.$Q$17];[.$C15]+1;[.AC$4]+1))" office:value-type="string" office:string-value="J">
            <text:p>J</text:p>
          </table:table-cell>
          <table:table-cell table:style-name="ce3" table:formula="of:=CHAR(INDEX([XOR.$B$2:.$Q$17];[.$B15]+1;[.AD$3]+1 )*16+INDEX([XOR.$B$2:.$Q$17];[.$C15]+1;[.AD$4]+1))" office:value-type="string" office:string-value="E">
            <text:p>E</text:p>
          </table:table-cell>
          <table:table-cell table:style-name="ce3" table:formula="of:=CHAR(INDEX([XOR.$B$2:.$Q$17];[.$B15]+1;[.AE$3]+1 )*16+INDEX([XOR.$B$2:.$Q$17];[.$C15]+1;[.AE$4]+1))" office:value-type="string" office:string-value="D">
            <text:p>D</text:p>
          </table:table-cell>
          <table:table-cell table:style-name="ce3" table:formula="of:=CHAR(INDEX([XOR.$B$2:.$Q$17];[.$B15]+1;[.AF$3]+1 )*16+INDEX([XOR.$B$2:.$Q$17];[.$C15]+1;[.AF$4]+1))" office:value-type="string" office:string-value="G">
            <text:p>G</text:p>
          </table:table-cell>
          <table:table-cell table:style-name="ce3" table:formula="of:=CHAR(INDEX([XOR.$B$2:.$Q$17];[.$B15]+1;[.AG$3]+1 )*16+INDEX([XOR.$B$2:.$Q$17];[.$C15]+1;[.AG$4]+1))" office:value-type="string" office:string-value="F">
            <text:p>F</text:p>
          </table:table-cell>
          <table:table-cell table:style-name="ce3" table:formula="of:=CHAR(INDEX([XOR.$B$2:.$Q$17];[.$B15]+1;[.AH$3]+1 )*16+INDEX([XOR.$B$2:.$Q$17];[.$C15]+1;[.AH$4]+1))" office:value-type="string" office:string-value="A">
            <text:p>A</text:p>
          </table:table-cell>
          <table:table-cell table:style-name="ce3" table:formula="of:=CHAR(INDEX([XOR.$B$2:.$Q$17];[.$B15]+1;[.AI$3]+1 )*16+INDEX([XOR.$B$2:.$Q$17];[.$C15]+1;[.AI$4]+1))" office:value-type="string" office:string-value="@">
            <text:p>@</text:p>
          </table:table-cell>
          <table:table-cell table:style-name="ce3" table:formula="of:=CHAR(INDEX([XOR.$B$2:.$Q$17];[.$B15]+1;[.AJ$3]+1 )*16+INDEX([XOR.$B$2:.$Q$17];[.$C15]+1;[.AJ$4]+1))" office:value-type="string" office:string-value="C">
            <text:p>C</text:p>
          </table:table-cell>
          <table:table-cell table:style-name="ce3" table:formula="of:=CHAR(INDEX([XOR.$B$2:.$Q$17];[.$B15]+1;[.AK$3]+1 )*16+INDEX([XOR.$B$2:.$Q$17];[.$C15]+1;[.AK$4]+1))" office:value-type="string" office:string-value="B">
            <text:p>B</text:p>
          </table:table-cell>
          <table:table-cell table:style-name="ce3" table:formula="of:=CHAR(INDEX([XOR.$B$2:.$Q$17];[.$B15]+1;[.AL$3]+1 )*16+INDEX([XOR.$B$2:.$Q$17];[.$C15]+1;[.AL$4]+1))" office:value-type="string" office:string-value="}">
            <text:p>}</text:p>
          </table:table-cell>
          <table:table-cell table:style-name="ce3" table:formula="of:=CHAR(INDEX([XOR.$B$2:.$Q$17];[.$B15]+1;[.AM$3]+1 )*16+INDEX([XOR.$B$2:.$Q$17];[.$C15]+1;[.AM$4]+1))" office:value-type="string" office:string-value="|">
            <text:p>|</text:p>
          </table:table-cell>
          <table:table-cell table:style-name="ce3" table:formula="of:=CHAR(INDEX([XOR.$B$2:.$Q$17];[.$B15]+1;[.AN$3]+1 )*16+INDEX([XOR.$B$2:.$Q$17];[.$C15]+1;[.AN$4]+1))" office:value-type="string" office:string-value="">
            <text:p></text:p>
          </table:table-cell>
          <table:table-cell table:style-name="ce3" table:formula="of:=CHAR(INDEX([XOR.$B$2:.$Q$17];[.$B15]+1;[.AO$3]+1 )*16+INDEX([XOR.$B$2:.$Q$17];[.$C15]+1;[.AO$4]+1))" office:value-type="string" office:string-value="~">
            <text:p>~</text:p>
          </table:table-cell>
          <table:table-cell table:style-name="ce3" table:formula="of:=CHAR(INDEX([XOR.$B$2:.$Q$17];[.$B15]+1;[.AP$3]+1 )*16+INDEX([XOR.$B$2:.$Q$17];[.$C15]+1;[.AP$4]+1))" office:value-type="string" office:string-value="y">
            <text:p>y</text:p>
          </table:table-cell>
          <table:table-cell table:style-name="ce3" table:formula="of:=CHAR(INDEX([XOR.$B$2:.$Q$17];[.$B15]+1;[.AQ$3]+1 )*16+INDEX([XOR.$B$2:.$Q$17];[.$C15]+1;[.AQ$4]+1))" office:value-type="string" office:string-value="x">
            <text:p>x</text:p>
          </table:table-cell>
          <table:table-cell table:style-name="ce3" table:formula="of:=CHAR(INDEX([XOR.$B$2:.$Q$17];[.$B15]+1;[.AR$3]+1 )*16+INDEX([XOR.$B$2:.$Q$17];[.$C15]+1;[.AR$4]+1))" office:value-type="string" office:string-value="{">
            <text:p>{</text:p>
          </table:table-cell>
          <table:table-cell table:style-name="ce3" table:formula="of:=CHAR(INDEX([XOR.$B$2:.$Q$17];[.$B15]+1;[.AS$3]+1 )*16+INDEX([XOR.$B$2:.$Q$17];[.$C15]+1;[.AS$4]+1))" office:value-type="string" office:string-value="z">
            <text:p>z</text:p>
          </table:table-cell>
          <table:table-cell table:style-name="ce3" table:formula="of:=CHAR(INDEX([XOR.$B$2:.$Q$17];[.$B15]+1;[.AT$3]+1 )*16+INDEX([XOR.$B$2:.$Q$17];[.$C15]+1;[.AT$4]+1))" office:value-type="string" office:string-value="u">
            <text:p>u</text:p>
          </table:table-cell>
          <table:table-cell table:style-name="ce3" table:formula="of:=CHAR(INDEX([XOR.$B$2:.$Q$17];[.$B15]+1;[.AU$3]+1 )*16+INDEX([XOR.$B$2:.$Q$17];[.$C15]+1;[.AU$4]+1))" office:value-type="string" office:string-value="t">
            <text:p>t</text:p>
          </table:table-cell>
          <table:table-cell table:style-name="ce3" table:formula="of:=CHAR(INDEX([XOR.$B$2:.$Q$17];[.$B15]+1;[.AV$3]+1 )*16+INDEX([XOR.$B$2:.$Q$17];[.$C15]+1;[.AV$4]+1))" office:value-type="string" office:string-value="w">
            <text:p>w</text:p>
          </table:table-cell>
          <table:table-cell table:style-name="ce3" table:formula="of:=CHAR(INDEX([XOR.$B$2:.$Q$17];[.$B15]+1;[.AW$3]+1 )*16+INDEX([XOR.$B$2:.$Q$17];[.$C15]+1;[.AW$4]+1))" office:value-type="string" office:string-value="v">
            <text:p>v</text:p>
          </table:table-cell>
          <table:table-cell table:style-name="ce3" table:formula="of:=CHAR(INDEX([XOR.$B$2:.$Q$17];[.$B15]+1;[.AX$3]+1 )*16+INDEX([XOR.$B$2:.$Q$17];[.$C15]+1;[.AX$4]+1))" office:value-type="string" office:string-value="q">
            <text:p>q</text:p>
          </table:table-cell>
          <table:table-cell table:style-name="ce3" table:formula="of:=CHAR(INDEX([XOR.$B$2:.$Q$17];[.$B15]+1;[.AY$3]+1 )*16+INDEX([XOR.$B$2:.$Q$17];[.$C15]+1;[.AY$4]+1))" office:value-type="string" office:string-value="p">
            <text:p>p</text:p>
          </table:table-cell>
          <table:table-cell table:style-name="ce3" table:formula="of:=CHAR(INDEX([XOR.$B$2:.$Q$17];[.$B15]+1;[.AZ$3]+1 )*16+INDEX([XOR.$B$2:.$Q$17];[.$C15]+1;[.AZ$4]+1))" office:value-type="string" office:string-value="s">
            <text:p>s</text:p>
          </table:table-cell>
          <table:table-cell table:style-name="ce3" table:formula="of:=CHAR(INDEX([XOR.$B$2:.$Q$17];[.$B15]+1;[.BA$3]+1 )*16+INDEX([XOR.$B$2:.$Q$17];[.$C15]+1;[.BA$4]+1))" office:value-type="string" office:string-value="r">
            <text:p>r</text:p>
          </table:table-cell>
          <table:table-cell table:style-name="ce3" table:formula="of:=CHAR(INDEX([XOR.$B$2:.$Q$17];[.$B15]+1;[.BB$3]+1 )*16+INDEX([XOR.$B$2:.$Q$17];[.$C15]+1;[.BB$4]+1))" office:value-type="string" office:string-value="m">
            <text:p>m</text:p>
          </table:table-cell>
          <table:table-cell table:style-name="ce3" table:formula="of:=CHAR(INDEX([XOR.$B$2:.$Q$17];[.$B15]+1;[.BC$3]+1 )*16+INDEX([XOR.$B$2:.$Q$17];[.$C15]+1;[.BC$4]+1))" office:value-type="string" office:string-value="l">
            <text:p>l</text:p>
          </table:table-cell>
          <table:table-cell table:style-name="ce3" table:formula="of:=CHAR(INDEX([XOR.$B$2:.$Q$17];[.$B15]+1;[.BD$3]+1 )*16+INDEX([XOR.$B$2:.$Q$17];[.$C15]+1;[.BD$4]+1))" office:value-type="string" office:string-value="o">
            <text:p>o</text:p>
          </table:table-cell>
          <table:table-cell table:style-name="ce3" table:formula="of:=CHAR(INDEX([XOR.$B$2:.$Q$17];[.$B15]+1;[.BE$3]+1 )*16+INDEX([XOR.$B$2:.$Q$17];[.$C15]+1;[.BE$4]+1))" office:value-type="string" office:string-value="n">
            <text:p>n</text:p>
          </table:table-cell>
          <table:table-cell table:style-name="ce3" table:formula="of:=CHAR(INDEX([XOR.$B$2:.$Q$17];[.$B15]+1;[.BF$3]+1 )*16+INDEX([XOR.$B$2:.$Q$17];[.$C15]+1;[.BF$4]+1))" office:value-type="string" office:string-value="i">
            <text:p>i</text:p>
          </table:table-cell>
          <table:table-cell table:style-name="ce8" table:formula="of:=CHAR(INDEX([XOR.$B$2:.$Q$17];[.$B15]+1;[.BG$3]+1 )*16+INDEX([XOR.$B$2:.$Q$17];[.$C15]+1;[.BG$4]+1))" office:value-type="string" office:string-value="h">
            <text:p>h</text:p>
          </table:table-cell>
          <table:table-cell table:style-name="ce3" table:formula="of:=CHAR(INDEX([XOR.$B$2:.$Q$17];[.$B15]+1;[.BH$3]+1 )*16+INDEX([XOR.$B$2:.$Q$17];[.$C15]+1;[.BH$4]+1))" office:value-type="string" office:string-value="k">
            <text:p>k</text:p>
          </table:table-cell>
          <table:table-cell table:style-name="ce3" table:formula="of:=CHAR(INDEX([XOR.$B$2:.$Q$17];[.$B15]+1;[.BI$3]+1 )*16+INDEX([XOR.$B$2:.$Q$17];[.$C15]+1;[.BI$4]+1))" office:value-type="string" office:string-value="j">
            <text:p>j</text:p>
          </table:table-cell>
          <table:table-cell table:style-name="ce3" table:formula="of:=CHAR(INDEX([XOR.$B$2:.$Q$17];[.$B15]+1;[.BJ$3]+1 )*16+INDEX([XOR.$B$2:.$Q$17];[.$C15]+1;[.BJ$4]+1))" office:value-type="string" office:string-value="e">
            <text:p>e</text:p>
          </table:table-cell>
          <table:table-cell table:style-name="ce3" table:formula="of:=CHAR(INDEX([XOR.$B$2:.$Q$17];[.$B15]+1;[.BK$3]+1 )*16+INDEX([XOR.$B$2:.$Q$17];[.$C15]+1;[.BK$4]+1))" office:value-type="string" office:string-value="d">
            <text:p>d</text:p>
          </table:table-cell>
          <table:table-cell table:style-name="ce3" table:formula="of:=CHAR(INDEX([XOR.$B$2:.$Q$17];[.$B15]+1;[.BL$3]+1 )*16+INDEX([XOR.$B$2:.$Q$17];[.$C15]+1;[.BL$4]+1))" office:value-type="string" office:string-value="g">
            <text:p>g</text:p>
          </table:table-cell>
          <table:table-cell table:style-name="ce3" table:formula="of:=CHAR(INDEX([XOR.$B$2:.$Q$17];[.$B15]+1;[.BM$3]+1 )*16+INDEX([XOR.$B$2:.$Q$17];[.$C15]+1;[.BM$4]+1))" office:value-type="string" office:string-value="f">
            <text:p>f</text:p>
          </table:table-cell>
          <table:table-cell table:style-name="ce3" table:formula="of:=CHAR(INDEX([XOR.$B$2:.$Q$17];[.$B15]+1;[.BN$3]+1 )*16+INDEX([XOR.$B$2:.$Q$17];[.$C15]+1;[.BN$4]+1))" office:value-type="string" office:string-value="a">
            <text:p>a</text:p>
          </table:table-cell>
          <table:table-cell table:style-name="ce3" table:formula="of:=CHAR(INDEX([XOR.$B$2:.$Q$17];[.$B15]+1;[.BO$3]+1 )*16+INDEX([XOR.$B$2:.$Q$17];[.$C15]+1;[.BO$4]+1))" office:value-type="string" office:string-value="`">
            <text:p>`</text:p>
          </table:table-cell>
          <table:table-cell table:style-name="ce3" table:formula="of:=CHAR(INDEX([XOR.$B$2:.$Q$17];[.$B15]+1;[.BP$3]+1 )*16+INDEX([XOR.$B$2:.$Q$17];[.$C15]+1;[.BP$4]+1))" office:value-type="string" office:string-value="c">
            <text:p>c</text:p>
          </table:table-cell>
          <table:table-cell table:style-name="ce3" table:formula="of:=CHAR(INDEX([XOR.$B$2:.$Q$17];[.$B15]+1;[.BQ$3]+1 )*16+INDEX([XOR.$B$2:.$Q$17];[.$C15]+1;[.BQ$4]+1))" office:value-type="string" office:string-value="b">
            <text:p>b</text:p>
          </table:table-cell>
          <table:table-cell table:style-name="ce3" table:formula="of:=CHAR(INDEX([XOR.$B$2:.$Q$17];[.$B15]+1;[.BR$3]+1 )*16+INDEX([XOR.$B$2:.$Q$17];[.$C15]+1;[.BR$4]+1))" office:value-type="string" office:string-value="">
            <text:p/>
          </table:table-cell>
          <table:table-cell table:style-name="ce3" table:formula="of:=CHAR(INDEX([XOR.$B$2:.$Q$17];[.$B15]+1;[.BS$3]+1 )*16+INDEX([XOR.$B$2:.$Q$17];[.$C15]+1;[.BS$4]+1))" office:value-type="string" office:string-value="">
            <text:p/>
          </table:table-cell>
          <table:table-cell table:style-name="ce3" table:formula="of:=CHAR(INDEX([XOR.$B$2:.$Q$17];[.$B15]+1;[.BT$3]+1 )*16+INDEX([XOR.$B$2:.$Q$17];[.$C15]+1;[.BT$4]+1))" office:value-type="string" office:string-value="">
            <text:p/>
          </table:table-cell>
          <table:table-cell table:style-name="ce3" table:formula="of:=CHAR(INDEX([XOR.$B$2:.$Q$17];[.$B15]+1;[.BU$3]+1 )*16+INDEX([XOR.$B$2:.$Q$17];[.$C15]+1;[.BU$4]+1))" office:value-type="string" office:string-value="">
            <text:p/>
          </table:table-cell>
          <table:table-cell table:style-name="ce3" table:formula="of:=CHAR(INDEX([XOR.$B$2:.$Q$17];[.$B15]+1;[.BV$3]+1 )*16+INDEX([XOR.$B$2:.$Q$17];[.$C15]+1;[.BV$4]+1))" office:value-type="string" office:string-value="">
            <text:p/>
          </table:table-cell>
          <table:table-cell table:style-name="ce3" table:formula="of:=CHAR(INDEX([XOR.$B$2:.$Q$17];[.$B15]+1;[.BW$3]+1 )*16+INDEX([XOR.$B$2:.$Q$17];[.$C15]+1;[.BW$4]+1))" office:value-type="string" office:string-value="">
            <text:p/>
          </table:table-cell>
          <table:table-cell table:style-name="ce3" table:formula="of:=CHAR(INDEX([XOR.$B$2:.$Q$17];[.$B15]+1;[.BX$3]+1 )*16+INDEX([XOR.$B$2:.$Q$17];[.$C15]+1;[.BX$4]+1))" office:value-type="string" office:string-value="">
            <text:p/>
          </table:table-cell>
          <table:table-cell table:style-name="ce3" table:formula="of:=CHAR(INDEX([XOR.$B$2:.$Q$17];[.$B15]+1;[.BY$3]+1 )*16+INDEX([XOR.$B$2:.$Q$17];[.$C15]+1;[.BY$4]+1))" office:value-type="string" office:string-value="">
            <text:p/>
          </table:table-cell>
          <table:table-cell table:style-name="ce3" table:formula="of:=CHAR(INDEX([XOR.$B$2:.$Q$17];[.$B15]+1;[.BZ$3]+1 )*16+INDEX([XOR.$B$2:.$Q$17];[.$C15]+1;[.BZ$4]+1))" office:value-type="string" office:string-value="">
            <text:p/>
          </table:table-cell>
          <table:table-cell table:style-name="ce3" table:formula="of:=CHAR(INDEX([XOR.$B$2:.$Q$17];[.$B15]+1;[.CA$3]+1 )*16+INDEX([XOR.$B$2:.$Q$17];[.$C15]+1;[.CA$4]+1))" office:value-type="string" office:string-value="">
            <text:p/>
          </table:table-cell>
          <table:table-cell table:style-name="ce3" table:formula="of:=CHAR(INDEX([XOR.$B$2:.$Q$17];[.$B15]+1;[.CB$3]+1 )*16+INDEX([XOR.$B$2:.$Q$17];[.$C15]+1;[.CB$4]+1))" office:value-type="string" office:string-value="">
            <text:p/>
          </table:table-cell>
          <table:table-cell table:style-name="ce3" table:formula="of:=CHAR(INDEX([XOR.$B$2:.$Q$17];[.$B15]+1;[.CC$3]+1 )*16+INDEX([XOR.$B$2:.$Q$17];[.$C15]+1;[.CC$4]+1))" office:value-type="string" office:string-value="">
            <text:p/>
          </table:table-cell>
          <table:table-cell table:style-name="ce3" table:formula="of:=CHAR(INDEX([XOR.$B$2:.$Q$17];[.$B15]+1;[.CD$3]+1 )*16+INDEX([XOR.$B$2:.$Q$17];[.$C15]+1;[.CD$4]+1))" office:value-type="string" office:string-value="">
            <text:p/>
          </table:table-cell>
          <table:table-cell table:style-name="ce3" table:formula="of:=CHAR(INDEX([XOR.$B$2:.$Q$17];[.$B15]+1;[.CE$3]+1 )*16+INDEX([XOR.$B$2:.$Q$17];[.$C15]+1;[.CE$4]+1))" office:value-type="string" office:string-value="">
            <text:p/>
          </table:table-cell>
          <table:table-cell table:style-name="ce3" table:formula="of:=CHAR(INDEX([XOR.$B$2:.$Q$17];[.$B15]+1;[.CF$3]+1 )*16+INDEX([XOR.$B$2:.$Q$17];[.$C15]+1;[.CF$4]+1))" office:value-type="string" office:string-value="">
            <text:p/>
          </table:table-cell>
          <table:table-cell table:style-name="ce3" table:formula="of:=CHAR(INDEX([XOR.$B$2:.$Q$17];[.$B15]+1;[.CG$3]+1 )*16+INDEX([XOR.$B$2:.$Q$17];[.$C15]+1;[.CG$4]+1))" office:value-type="string" office:string-value="">
            <text:p/>
          </table:table-cell>
          <table:table-cell table:style-name="ce3" table:formula="of:=CHAR(INDEX([XOR.$B$2:.$Q$17];[.$B15]+1;[.CH$3]+1 )*16+INDEX([XOR.$B$2:.$Q$17];[.$C15]+1;[.CH$4]+1))" office:value-type="string" office:string-value="&#13;">
            <text:p></text:p>
          </table:table-cell>
          <table:table-cell table:style-name="ce3" table:formula="of:=CHAR(INDEX([XOR.$B$2:.$Q$17];[.$B15]+1;[.CI$3]+1 )*16+INDEX([XOR.$B$2:.$Q$17];[.$C15]+1;[.CI$4]+1))" office:value-type="string" office:string-value="">
            <text:p/>
          </table:table-cell>
          <table:table-cell table:style-name="ce3" table:formula="of:=CHAR(INDEX([XOR.$B$2:.$Q$17];[.$B15]+1;[.CJ$3]+1 )*16+INDEX([XOR.$B$2:.$Q$17];[.$C15]+1;[.CJ$4]+1))" office:value-type="string" office:string-value="">
            <text:p/>
          </table:table-cell>
          <table:table-cell table:style-name="ce3" table:formula="of:=CHAR(INDEX([XOR.$B$2:.$Q$17];[.$B15]+1;[.CK$3]+1 )*16+INDEX([XOR.$B$2:.$Q$17];[.$C15]+1;[.CK$4]+1))" office:value-type="string" office:string-value="">
            <text:p/>
          </table:table-cell>
          <table:table-cell table:style-name="ce3" table:formula="of:=CHAR(INDEX([XOR.$B$2:.$Q$17];[.$B15]+1;[.CL$3]+1 )*16+INDEX([XOR.$B$2:.$Q$17];[.$C15]+1;[.CL$4]+1))" office:value-type="string" office:string-value="&#9;">
            <text:p><text:tab/></text:p>
          </table:table-cell>
          <table:table-cell table:style-name="ce3" table:formula="of:=CHAR(INDEX([XOR.$B$2:.$Q$17];[.$B15]+1;[.CM$3]+1 )*16+INDEX([XOR.$B$2:.$Q$17];[.$C15]+1;[.CM$4]+1))" office:value-type="string" office:string-value="">
            <text:p/>
          </table:table-cell>
          <table:table-cell table:style-name="ce3" table:formula="of:=CHAR(INDEX([XOR.$B$2:.$Q$17];[.$B15]+1;[.CN$3]+1 )*16+INDEX([XOR.$B$2:.$Q$17];[.$C15]+1;[.CN$4]+1))" office:value-type="string" office:string-value="">
            <text:p/>
          </table:table-cell>
          <table:table-cell table:style-name="ce3" table:formula="of:=CHAR(INDEX([XOR.$B$2:.$Q$17];[.$B15]+1;[.CO$3]+1 )*16+INDEX([XOR.$B$2:.$Q$17];[.$C15]+1;[.CO$4]+1))" office:value-type="string" office:string-value="&#10;">
            <text:p><text:line-break/></text:p>
          </table:table-cell>
          <table:table-cell table:style-name="ce12" table:formula="of:=CHAR(INDEX([XOR.$B$2:.$Q$17];[.$B15]+1;[.CP$3]+1 )*16+INDEX([XOR.$B$2:.$Q$17];[.$C15]+1;[.CP$4]+1))" office:value-type="string" office:string-value="">
            <text:p/>
          </table:table-cell>
          <table:table-cell table:style-name="ce3" table:formula="of:=CHAR(INDEX([XOR.$B$2:.$Q$17];[.$B15]+1;[.CQ$3]+1 )*16+INDEX([XOR.$B$2:.$Q$17];[.$C15]+1;[.CQ$4]+1))" office:value-type="string" office:string-value="">
            <text:p/>
          </table:table-cell>
          <table:table-cell table:style-name="ce3" table:formula="of:=CHAR(INDEX([XOR.$B$2:.$Q$17];[.$B15]+1;[.CR$3]+1 )*16+INDEX([XOR.$B$2:.$Q$17];[.$C15]+1;[.CR$4]+1))" office:value-type="string" office:string-value="">
            <text:p/>
          </table:table-cell>
          <table:table-cell table:style-name="ce3" table:formula="of:=CHAR(INDEX([XOR.$B$2:.$Q$17];[.$B15]+1;[.CS$3]+1 )*16+INDEX([XOR.$B$2:.$Q$17];[.$C15]+1;[.CS$4]+1))" office:value-type="string" office:string-value="">
            <text:p/>
          </table:table-cell>
          <table:table-cell table:style-name="ce3" table:formula="of:=CHAR(INDEX([XOR.$B$2:.$Q$17];[.$B15]+1;[.CT$3]+1 )*16+INDEX([XOR.$B$2:.$Q$17];[.$C15]+1;[.CT$4]+1))" office:value-type="string" office:string-value="">
            <text:p/>
          </table:table-cell>
          <table:table-cell table:style-name="ce3" table:formula="of:=CHAR(INDEX([XOR.$B$2:.$Q$17];[.$B15]+1;[.CU$3]+1 )*16+INDEX([XOR.$B$2:.$Q$17];[.$C15]+1;[.CU$4]+1))" office:value-type="string" office:string-value="">
            <text:p/>
          </table:table-cell>
          <table:table-cell table:style-name="ce3" table:formula="of:=CHAR(INDEX([XOR.$B$2:.$Q$17];[.$B15]+1;[.CV$3]+1 )*16+INDEX([XOR.$B$2:.$Q$17];[.$C15]+1;[.CV$4]+1))" office:value-type="string" office:string-value="">
            <text:p/>
          </table:table-cell>
          <table:table-cell table:style-name="ce3" table:formula="of:=CHAR(INDEX([XOR.$B$2:.$Q$17];[.$B15]+1;[.CW$3]+1 )*16+INDEX([XOR.$B$2:.$Q$17];[.$C15]+1;[.CW$4]+1))" office:value-type="string" office:string-value="">
            <text:p/>
          </table:table-cell>
          <table:table-cell table:style-name="ce3" table:formula="of:=CHAR(INDEX([XOR.$B$2:.$Q$17];[.$B15]+1;[.CX$3]+1 )*16+INDEX([XOR.$B$2:.$Q$17];[.$C15]+1;[.CX$4]+1))" office:value-type="string" office:string-value="=">
            <text:p>=</text:p>
          </table:table-cell>
          <table:table-cell table:style-name="ce3" table:formula="of:=CHAR(INDEX([XOR.$B$2:.$Q$17];[.$B15]+1;[.CY$3]+1 )*16+INDEX([XOR.$B$2:.$Q$17];[.$C15]+1;[.CY$4]+1))" office:value-type="string" office:string-value="&lt;">
            <text:p>&lt;</text:p>
          </table:table-cell>
          <table:table-cell table:style-name="ce3" table:formula="of:=CHAR(INDEX([XOR.$B$2:.$Q$17];[.$B15]+1;[.CZ$3]+1 )*16+INDEX([XOR.$B$2:.$Q$17];[.$C15]+1;[.CZ$4]+1))" office:value-type="string" office:string-value="?">
            <text:p>?</text:p>
          </table:table-cell>
          <table:table-cell table:style-name="ce3" table:formula="of:=CHAR(INDEX([XOR.$B$2:.$Q$17];[.$B15]+1;[.DA$3]+1 )*16+INDEX([XOR.$B$2:.$Q$17];[.$C15]+1;[.DA$4]+1))" office:value-type="string" office:string-value="&gt;">
            <text:p>&gt;</text:p>
          </table:table-cell>
          <table:table-cell table:style-name="ce3" table:formula="of:=CHAR(INDEX([XOR.$B$2:.$Q$17];[.$B15]+1;[.DB$3]+1 )*16+INDEX([XOR.$B$2:.$Q$17];[.$C15]+1;[.DB$4]+1))" office:value-type="string" office:string-value="9">
            <text:p>9</text:p>
          </table:table-cell>
          <table:table-cell table:style-name="ce3" table:formula="of:=CHAR(INDEX([XOR.$B$2:.$Q$17];[.$B15]+1;[.DC$3]+1 )*16+INDEX([XOR.$B$2:.$Q$17];[.$C15]+1;[.DC$4]+1))" office:value-type="string" office:string-value="8">
            <text:p>8</text:p>
          </table:table-cell>
          <table:table-cell table:style-name="ce3" table:formula="of:=CHAR(INDEX([XOR.$B$2:.$Q$17];[.$B15]+1;[.DD$3]+1 )*16+INDEX([XOR.$B$2:.$Q$17];[.$C15]+1;[.DD$4]+1))" office:value-type="string" office:string-value=";">
            <text:p>;</text:p>
          </table:table-cell>
          <table:table-cell table:style-name="ce3" table:formula="of:=CHAR(INDEX([XOR.$B$2:.$Q$17];[.$B15]+1;[.DE$3]+1 )*16+INDEX([XOR.$B$2:.$Q$17];[.$C15]+1;[.DE$4]+1))" office:value-type="string" office:string-value=":">
            <text:p>:</text:p>
          </table:table-cell>
          <table:table-cell table:style-name="ce3" table:formula="of:=CHAR(INDEX([XOR.$B$2:.$Q$17];[.$B15]+1;[.DF$3]+1 )*16+INDEX([XOR.$B$2:.$Q$17];[.$C15]+1;[.DF$4]+1))" office:value-type="string" office:string-value="5">
            <text:p>5</text:p>
          </table:table-cell>
          <table:table-cell table:style-name="ce3" table:formula="of:=CHAR(INDEX([XOR.$B$2:.$Q$17];[.$B15]+1;[.DG$3]+1 )*16+INDEX([XOR.$B$2:.$Q$17];[.$C15]+1;[.DG$4]+1))" office:value-type="string" office:string-value="4">
            <text:p>4</text:p>
          </table:table-cell>
          <table:table-cell table:style-name="ce3" table:formula="of:=CHAR(INDEX([XOR.$B$2:.$Q$17];[.$B15]+1;[.DH$3]+1 )*16+INDEX([XOR.$B$2:.$Q$17];[.$C15]+1;[.DH$4]+1))" office:value-type="string" office:string-value="7">
            <text:p>7</text:p>
          </table:table-cell>
          <table:table-cell table:style-name="ce3" table:formula="of:=CHAR(INDEX([XOR.$B$2:.$Q$17];[.$B15]+1;[.DI$3]+1 )*16+INDEX([XOR.$B$2:.$Q$17];[.$C15]+1;[.DI$4]+1))" office:value-type="string" office:string-value="6">
            <text:p>6</text:p>
          </table:table-cell>
          <table:table-cell table:style-name="ce3" table:formula="of:=CHAR(INDEX([XOR.$B$2:.$Q$17];[.$B15]+1;[.DJ$3]+1 )*16+INDEX([XOR.$B$2:.$Q$17];[.$C15]+1;[.DJ$4]+1))" office:value-type="string" office:string-value="1">
            <text:p>1</text:p>
          </table:table-cell>
          <table:table-cell table:style-name="ce3" table:formula="of:=CHAR(INDEX([XOR.$B$2:.$Q$17];[.$B15]+1;[.DK$3]+1 )*16+INDEX([XOR.$B$2:.$Q$17];[.$C15]+1;[.DK$4]+1))" office:value-type="string" office:string-value="0">
            <text:p>0</text:p>
          </table:table-cell>
          <table:table-cell table:style-name="ce3" table:formula="of:=CHAR(INDEX([XOR.$B$2:.$Q$17];[.$B15]+1;[.DL$3]+1 )*16+INDEX([XOR.$B$2:.$Q$17];[.$C15]+1;[.DL$4]+1))" office:value-type="string" office:string-value="3">
            <text:p>3</text:p>
          </table:table-cell>
          <table:table-cell table:style-name="ce3" table:formula="of:=CHAR(INDEX([XOR.$B$2:.$Q$17];[.$B15]+1;[.DM$3]+1 )*16+INDEX([XOR.$B$2:.$Q$17];[.$C15]+1;[.DM$4]+1))" office:value-type="string" office:string-value="2">
            <text:p>2</text:p>
          </table:table-cell>
          <table:table-cell table:style-name="ce3" table:formula="of:=CHAR(INDEX([XOR.$B$2:.$Q$17];[.$B15]+1;[.DN$3]+1 )*16+INDEX([XOR.$B$2:.$Q$17];[.$C15]+1;[.DN$4]+1))" office:value-type="string" office:string-value="-">
            <text:p>-</text:p>
          </table:table-cell>
          <table:table-cell table:style-name="ce3" table:formula="of:=CHAR(INDEX([XOR.$B$2:.$Q$17];[.$B15]+1;[.DO$3]+1 )*16+INDEX([XOR.$B$2:.$Q$17];[.$C15]+1;[.DO$4]+1))" office:value-type="string" office:string-value=",">
            <text:p>,</text:p>
          </table:table-cell>
          <table:table-cell table:style-name="ce3" table:formula="of:=CHAR(INDEX([XOR.$B$2:.$Q$17];[.$B15]+1;[.DP$3]+1 )*16+INDEX([XOR.$B$2:.$Q$17];[.$C15]+1;[.DP$4]+1))" office:value-type="string" office:string-value="/">
            <text:p>/</text:p>
          </table:table-cell>
          <table:table-cell table:style-name="ce3" table:formula="of:=CHAR(INDEX([XOR.$B$2:.$Q$17];[.$B15]+1;[.DQ$3]+1 )*16+INDEX([XOR.$B$2:.$Q$17];[.$C15]+1;[.DQ$4]+1))" office:value-type="string" office:string-value=".">
            <text:p>.</text:p>
          </table:table-cell>
          <table:table-cell table:style-name="ce3" table:formula="of:=CHAR(INDEX([XOR.$B$2:.$Q$17];[.$B15]+1;[.DR$3]+1 )*16+INDEX([XOR.$B$2:.$Q$17];[.$C15]+1;[.DR$4]+1))" office:value-type="string" office:string-value=")">
            <text:p>)</text:p>
          </table:table-cell>
          <table:table-cell table:style-name="ce3" table:formula="of:=CHAR(INDEX([XOR.$B$2:.$Q$17];[.$B15]+1;[.DS$3]+1 )*16+INDEX([XOR.$B$2:.$Q$17];[.$C15]+1;[.DS$4]+1))" office:value-type="string" office:string-value="(">
            <text:p>(</text:p>
          </table:table-cell>
          <table:table-cell table:style-name="ce3" table:formula="of:=CHAR(INDEX([XOR.$B$2:.$Q$17];[.$B15]+1;[.DT$3]+1 )*16+INDEX([XOR.$B$2:.$Q$17];[.$C15]+1;[.DT$4]+1))" office:value-type="string" office:string-value="+">
            <text:p>+</text:p>
          </table:table-cell>
          <table:table-cell table:style-name="ce3" table:formula="of:=CHAR(INDEX([XOR.$B$2:.$Q$17];[.$B15]+1;[.DU$3]+1 )*16+INDEX([XOR.$B$2:.$Q$17];[.$C15]+1;[.DU$4]+1))" office:value-type="string" office:string-value="*">
            <text:p>*</text:p>
          </table:table-cell>
          <table:table-cell table:style-name="ce3" table:formula="of:=CHAR(INDEX([XOR.$B$2:.$Q$17];[.$B15]+1;[.DV$3]+1 )*16+INDEX([XOR.$B$2:.$Q$17];[.$C15]+1;[.DV$4]+1))" office:value-type="string" office:string-value="%">
            <text:p>%</text:p>
          </table:table-cell>
          <table:table-cell table:style-name="ce3" table:formula="of:=CHAR(INDEX([XOR.$B$2:.$Q$17];[.$B15]+1;[.DW$3]+1 )*16+INDEX([XOR.$B$2:.$Q$17];[.$C15]+1;[.DW$4]+1))" office:value-type="string" office:string-value="$">
            <text:p>$</text:p>
          </table:table-cell>
          <table:table-cell table:style-name="ce3" table:formula="of:=CHAR(INDEX([XOR.$B$2:.$Q$17];[.$B15]+1;[.DX$3]+1 )*16+INDEX([XOR.$B$2:.$Q$17];[.$C15]+1;[.DX$4]+1))" office:value-type="string" office:string-value="'">
            <text:p>'</text:p>
          </table:table-cell>
          <table:table-cell table:style-name="ce3" table:formula="of:=CHAR(INDEX([XOR.$B$2:.$Q$17];[.$B15]+1;[.DY$3]+1 )*16+INDEX([XOR.$B$2:.$Q$17];[.$C15]+1;[.DY$4]+1))" office:value-type="string" office:string-value="&amp;">
            <text:p>&amp;</text:p>
          </table:table-cell>
          <table:table-cell table:style-name="ce3" table:formula="of:=CHAR(INDEX([XOR.$B$2:.$Q$17];[.$B15]+1;[.DZ$3]+1 )*16+INDEX([XOR.$B$2:.$Q$17];[.$C15]+1;[.DZ$4]+1))" office:value-type="string" office:string-value="!">
            <text:p>!</text:p>
          </table:table-cell>
          <table:table-cell table:style-name="ce3" table:formula="of:=CHAR(INDEX([XOR.$B$2:.$Q$17];[.$B15]+1;[.EA$3]+1 )*16+INDEX([XOR.$B$2:.$Q$17];[.$C15]+1;[.EA$4]+1))" office:value-type="string" office:string-value=" ">
            <text:p><text:s/></text:p>
          </table:table-cell>
          <table:table-cell table:style-name="ce3" table:formula="of:=CHAR(INDEX([XOR.$B$2:.$Q$17];[.$B15]+1;[.EB$3]+1 )*16+INDEX([XOR.$B$2:.$Q$17];[.$C15]+1;[.EB$4]+1))" office:value-type="string" office:string-value="#">
            <text:p>#</text:p>
          </table:table-cell>
          <table:table-cell table:style-name="ce3" table:formula="of:=CHAR(INDEX([XOR.$B$2:.$Q$17];[.$B15]+1;[.EC$3]+1 )*16+INDEX([XOR.$B$2:.$Q$17];[.$C15]+1;[.EC$4]+1))" office:value-type="string" office:string-value="&quot;">
            <text:p>"</text:p>
          </table:table-cell>
        </table:table-row>
        <table:table-row table:style-name="ro4">
          <table:table-cell table:formula="of:=[.A15]+2" office:value-type="float" office:value="23">
            <text:p>23</text:p>
          </table:table-cell>
          <table:table-cell table:style-name="ce3" table:formula="of:=VLOOKUP(RIGHT(LEFT([.$B$1];[.A16]);1);[Sheet1.$A$2:.$C$17];3;0)" office:value-type="float" office:value="5">
            <text:p>5</text:p>
          </table:table-cell>
          <table:table-cell table:formula="of:=VLOOKUP(RIGHT(LEFT([.$B$1];[.A16]+1);1);[Sheet1.$A$2:.$C$17];3;0)" office:value-type="float" office:value="0">
            <text:p>0</text:p>
          </table:table-cell>
          <table:table-cell table:formula="of:=[.C16]+[.B16]*16" office:value-type="float" office:value="80">
            <text:p>80</text:p>
          </table:table-cell>
          <table:table-cell table:formula="of:=CHAR([.D16])" office:value-type="string" office:string-value="P">
            <text:p>P</text:p>
          </table:table-cell>
          <table:table-cell table:style-name="ce3" table:formula="of:=CHAR(INDEX([XOR.$B$2:.$Q$17];[.$B16]+1;[.F$3]+1 )*16+INDEX([XOR.$B$2:.$Q$17];[.$C16]+1;[.F$4]+1))" office:value-type="string" office:string-value="P">
            <text:p>P</text:p>
          </table:table-cell>
          <table:table-cell table:style-name="ce3" table:formula="of:=CHAR(INDEX([XOR.$B$2:.$Q$17];[.$B16]+1;[.G$3]+1 )*16+INDEX([XOR.$B$2:.$Q$17];[.$C16]+1;[.G$4]+1))" office:value-type="string" office:string-value="Q">
            <text:p>Q</text:p>
          </table:table-cell>
          <table:table-cell table:style-name="ce3" table:formula="of:=CHAR(INDEX([XOR.$B$2:.$Q$17];[.$B16]+1;[.H$3]+1 )*16+INDEX([XOR.$B$2:.$Q$17];[.$C16]+1;[.H$4]+1))" office:value-type="string" office:string-value="R">
            <text:p>R</text:p>
          </table:table-cell>
          <table:table-cell table:style-name="ce3" table:formula="of:=CHAR(INDEX([XOR.$B$2:.$Q$17];[.$B16]+1;[.I$3]+1 )*16+INDEX([XOR.$B$2:.$Q$17];[.$C16]+1;[.I$4]+1))" office:value-type="string" office:string-value="S">
            <text:p>S</text:p>
          </table:table-cell>
          <table:table-cell table:style-name="ce3" table:formula="of:=CHAR(INDEX([XOR.$B$2:.$Q$17];[.$B16]+1;[.J$3]+1 )*16+INDEX([XOR.$B$2:.$Q$17];[.$C16]+1;[.J$4]+1))" office:value-type="string" office:string-value="T">
            <text:p>T</text:p>
          </table:table-cell>
          <table:table-cell table:style-name="ce3" table:formula="of:=CHAR(INDEX([XOR.$B$2:.$Q$17];[.$B16]+1;[.K$3]+1 )*16+INDEX([XOR.$B$2:.$Q$17];[.$C16]+1;[.K$4]+1))" office:value-type="string" office:string-value="U">
            <text:p>U</text:p>
          </table:table-cell>
          <table:table-cell table:style-name="ce3" table:formula="of:=CHAR(INDEX([XOR.$B$2:.$Q$17];[.$B16]+1;[.L$3]+1 )*16+INDEX([XOR.$B$2:.$Q$17];[.$C16]+1;[.L$4]+1))" office:value-type="string" office:string-value="V">
            <text:p>V</text:p>
          </table:table-cell>
          <table:table-cell table:style-name="ce3" table:formula="of:=CHAR(INDEX([XOR.$B$2:.$Q$17];[.$B16]+1;[.M$3]+1 )*16+INDEX([XOR.$B$2:.$Q$17];[.$C16]+1;[.M$4]+1))" office:value-type="string" office:string-value="W">
            <text:p>W</text:p>
          </table:table-cell>
          <table:table-cell table:style-name="ce3" table:formula="of:=CHAR(INDEX([XOR.$B$2:.$Q$17];[.$B16]+1;[.N$3]+1 )*16+INDEX([XOR.$B$2:.$Q$17];[.$C16]+1;[.N$4]+1))" office:value-type="string" office:string-value="X">
            <text:p>X</text:p>
          </table:table-cell>
          <table:table-cell table:style-name="ce3" table:formula="of:=CHAR(INDEX([XOR.$B$2:.$Q$17];[.$B16]+1;[.O$3]+1 )*16+INDEX([XOR.$B$2:.$Q$17];[.$C16]+1;[.O$4]+1))" office:value-type="string" office:string-value="Y">
            <text:p>Y</text:p>
          </table:table-cell>
          <table:table-cell table:style-name="ce3" table:formula="of:=CHAR(INDEX([XOR.$B$2:.$Q$17];[.$B16]+1;[.P$3]+1 )*16+INDEX([XOR.$B$2:.$Q$17];[.$C16]+1;[.P$4]+1))" office:value-type="string" office:string-value="Z">
            <text:p>Z</text:p>
          </table:table-cell>
          <table:table-cell table:style-name="ce3" table:formula="of:=CHAR(INDEX([XOR.$B$2:.$Q$17];[.$B16]+1;[.Q$3]+1 )*16+INDEX([XOR.$B$2:.$Q$17];[.$C16]+1;[.Q$4]+1))" office:value-type="string" office:string-value="[">
            <text:p>[</text:p>
          </table:table-cell>
          <table:table-cell table:style-name="ce3" table:formula="of:=CHAR(INDEX([XOR.$B$2:.$Q$17];[.$B16]+1;[.R$3]+1 )*16+INDEX([XOR.$B$2:.$Q$17];[.$C16]+1;[.R$4]+1))" office:value-type="string" office:string-value="\">
            <text:p>\</text:p>
          </table:table-cell>
          <table:table-cell table:style-name="ce3" table:formula="of:=CHAR(INDEX([XOR.$B$2:.$Q$17];[.$B16]+1;[.S$3]+1 )*16+INDEX([XOR.$B$2:.$Q$17];[.$C16]+1;[.S$4]+1))" office:value-type="string" office:string-value="]">
            <text:p>]</text:p>
          </table:table-cell>
          <table:table-cell table:style-name="ce3" table:formula="of:=CHAR(INDEX([XOR.$B$2:.$Q$17];[.$B16]+1;[.T$3]+1 )*16+INDEX([XOR.$B$2:.$Q$17];[.$C16]+1;[.T$4]+1))" office:value-type="string" office:string-value="^">
            <text:p>^</text:p>
          </table:table-cell>
          <table:table-cell table:style-name="ce3" table:formula="of:=CHAR(INDEX([XOR.$B$2:.$Q$17];[.$B16]+1;[.U$3]+1 )*16+INDEX([XOR.$B$2:.$Q$17];[.$C16]+1;[.U$4]+1))" office:value-type="string" office:string-value="_">
            <text:p>_</text:p>
          </table:table-cell>
          <table:table-cell table:style-name="ce3" table:formula="of:=CHAR(INDEX([XOR.$B$2:.$Q$17];[.$B16]+1;[.V$3]+1 )*16+INDEX([XOR.$B$2:.$Q$17];[.$C16]+1;[.V$4]+1))" office:value-type="string" office:string-value="@">
            <text:p>@</text:p>
          </table:table-cell>
          <table:table-cell table:style-name="ce3" table:formula="of:=CHAR(INDEX([XOR.$B$2:.$Q$17];[.$B16]+1;[.W$3]+1 )*16+INDEX([XOR.$B$2:.$Q$17];[.$C16]+1;[.W$4]+1))" office:value-type="string" office:string-value="A">
            <text:p>A</text:p>
          </table:table-cell>
          <table:table-cell table:style-name="ce3" table:formula="of:=CHAR(INDEX([XOR.$B$2:.$Q$17];[.$B16]+1;[.X$3]+1 )*16+INDEX([XOR.$B$2:.$Q$17];[.$C16]+1;[.X$4]+1))" office:value-type="string" office:string-value="B">
            <text:p>B</text:p>
          </table:table-cell>
          <table:table-cell table:style-name="ce3" table:formula="of:=CHAR(INDEX([XOR.$B$2:.$Q$17];[.$B16]+1;[.Y$3]+1 )*16+INDEX([XOR.$B$2:.$Q$17];[.$C16]+1;[.Y$4]+1))" office:value-type="string" office:string-value="C">
            <text:p>C</text:p>
          </table:table-cell>
          <table:table-cell table:style-name="ce3" table:formula="of:=CHAR(INDEX([XOR.$B$2:.$Q$17];[.$B16]+1;[.Z$3]+1 )*16+INDEX([XOR.$B$2:.$Q$17];[.$C16]+1;[.Z$4]+1))" office:value-type="string" office:string-value="D">
            <text:p>D</text:p>
          </table:table-cell>
          <table:table-cell table:style-name="ce8" table:formula="of:=CHAR(INDEX([XOR.$B$2:.$Q$17];[.$B16]+1;[.AA$3]+1 )*16+INDEX([XOR.$B$2:.$Q$17];[.$C16]+1;[.AA$4]+1))" office:value-type="string" office:string-value="E">
            <text:p>E</text:p>
          </table:table-cell>
          <table:table-cell table:style-name="ce3" table:formula="of:=CHAR(INDEX([XOR.$B$2:.$Q$17];[.$B16]+1;[.AB$3]+1 )*16+INDEX([XOR.$B$2:.$Q$17];[.$C16]+1;[.AB$4]+1))" office:value-type="string" office:string-value="F">
            <text:p>F</text:p>
          </table:table-cell>
          <table:table-cell table:style-name="ce3" table:formula="of:=CHAR(INDEX([XOR.$B$2:.$Q$17];[.$B16]+1;[.AC$3]+1 )*16+INDEX([XOR.$B$2:.$Q$17];[.$C16]+1;[.AC$4]+1))" office:value-type="string" office:string-value="G">
            <text:p>G</text:p>
          </table:table-cell>
          <table:table-cell table:style-name="ce3" table:formula="of:=CHAR(INDEX([XOR.$B$2:.$Q$17];[.$B16]+1;[.AD$3]+1 )*16+INDEX([XOR.$B$2:.$Q$17];[.$C16]+1;[.AD$4]+1))" office:value-type="string" office:string-value="H">
            <text:p>H</text:p>
          </table:table-cell>
          <table:table-cell table:style-name="ce3" table:formula="of:=CHAR(INDEX([XOR.$B$2:.$Q$17];[.$B16]+1;[.AE$3]+1 )*16+INDEX([XOR.$B$2:.$Q$17];[.$C16]+1;[.AE$4]+1))" office:value-type="string" office:string-value="I">
            <text:p>I</text:p>
          </table:table-cell>
          <table:table-cell table:style-name="ce3" table:formula="of:=CHAR(INDEX([XOR.$B$2:.$Q$17];[.$B16]+1;[.AF$3]+1 )*16+INDEX([XOR.$B$2:.$Q$17];[.$C16]+1;[.AF$4]+1))" office:value-type="string" office:string-value="J">
            <text:p>J</text:p>
          </table:table-cell>
          <table:table-cell table:style-name="ce3" table:formula="of:=CHAR(INDEX([XOR.$B$2:.$Q$17];[.$B16]+1;[.AG$3]+1 )*16+INDEX([XOR.$B$2:.$Q$17];[.$C16]+1;[.AG$4]+1))" office:value-type="string" office:string-value="K">
            <text:p>K</text:p>
          </table:table-cell>
          <table:table-cell table:style-name="ce3" table:formula="of:=CHAR(INDEX([XOR.$B$2:.$Q$17];[.$B16]+1;[.AH$3]+1 )*16+INDEX([XOR.$B$2:.$Q$17];[.$C16]+1;[.AH$4]+1))" office:value-type="string" office:string-value="L">
            <text:p>L</text:p>
          </table:table-cell>
          <table:table-cell table:style-name="ce3" table:formula="of:=CHAR(INDEX([XOR.$B$2:.$Q$17];[.$B16]+1;[.AI$3]+1 )*16+INDEX([XOR.$B$2:.$Q$17];[.$C16]+1;[.AI$4]+1))" office:value-type="string" office:string-value="M">
            <text:p>M</text:p>
          </table:table-cell>
          <table:table-cell table:style-name="ce3" table:formula="of:=CHAR(INDEX([XOR.$B$2:.$Q$17];[.$B16]+1;[.AJ$3]+1 )*16+INDEX([XOR.$B$2:.$Q$17];[.$C16]+1;[.AJ$4]+1))" office:value-type="string" office:string-value="N">
            <text:p>N</text:p>
          </table:table-cell>
          <table:table-cell table:style-name="ce3" table:formula="of:=CHAR(INDEX([XOR.$B$2:.$Q$17];[.$B16]+1;[.AK$3]+1 )*16+INDEX([XOR.$B$2:.$Q$17];[.$C16]+1;[.AK$4]+1))" office:value-type="string" office:string-value="O">
            <text:p>O</text:p>
          </table:table-cell>
          <table:table-cell table:style-name="ce3" table:formula="of:=CHAR(INDEX([XOR.$B$2:.$Q$17];[.$B16]+1;[.AL$3]+1 )*16+INDEX([XOR.$B$2:.$Q$17];[.$C16]+1;[.AL$4]+1))" office:value-type="string" office:string-value="p">
            <text:p>p</text:p>
          </table:table-cell>
          <table:table-cell table:style-name="ce3" table:formula="of:=CHAR(INDEX([XOR.$B$2:.$Q$17];[.$B16]+1;[.AM$3]+1 )*16+INDEX([XOR.$B$2:.$Q$17];[.$C16]+1;[.AM$4]+1))" office:value-type="string" office:string-value="q">
            <text:p>q</text:p>
          </table:table-cell>
          <table:table-cell table:style-name="ce3" table:formula="of:=CHAR(INDEX([XOR.$B$2:.$Q$17];[.$B16]+1;[.AN$3]+1 )*16+INDEX([XOR.$B$2:.$Q$17];[.$C16]+1;[.AN$4]+1))" office:value-type="string" office:string-value="r">
            <text:p>r</text:p>
          </table:table-cell>
          <table:table-cell table:style-name="ce3" table:formula="of:=CHAR(INDEX([XOR.$B$2:.$Q$17];[.$B16]+1;[.AO$3]+1 )*16+INDEX([XOR.$B$2:.$Q$17];[.$C16]+1;[.AO$4]+1))" office:value-type="string" office:string-value="s">
            <text:p>s</text:p>
          </table:table-cell>
          <table:table-cell table:style-name="ce3" table:formula="of:=CHAR(INDEX([XOR.$B$2:.$Q$17];[.$B16]+1;[.AP$3]+1 )*16+INDEX([XOR.$B$2:.$Q$17];[.$C16]+1;[.AP$4]+1))" office:value-type="string" office:string-value="t">
            <text:p>t</text:p>
          </table:table-cell>
          <table:table-cell table:style-name="ce3" table:formula="of:=CHAR(INDEX([XOR.$B$2:.$Q$17];[.$B16]+1;[.AQ$3]+1 )*16+INDEX([XOR.$B$2:.$Q$17];[.$C16]+1;[.AQ$4]+1))" office:value-type="string" office:string-value="u">
            <text:p>u</text:p>
          </table:table-cell>
          <table:table-cell table:style-name="ce3" table:formula="of:=CHAR(INDEX([XOR.$B$2:.$Q$17];[.$B16]+1;[.AR$3]+1 )*16+INDEX([XOR.$B$2:.$Q$17];[.$C16]+1;[.AR$4]+1))" office:value-type="string" office:string-value="v">
            <text:p>v</text:p>
          </table:table-cell>
          <table:table-cell table:style-name="ce3" table:formula="of:=CHAR(INDEX([XOR.$B$2:.$Q$17];[.$B16]+1;[.AS$3]+1 )*16+INDEX([XOR.$B$2:.$Q$17];[.$C16]+1;[.AS$4]+1))" office:value-type="string" office:string-value="w">
            <text:p>w</text:p>
          </table:table-cell>
          <table:table-cell table:style-name="ce3" table:formula="of:=CHAR(INDEX([XOR.$B$2:.$Q$17];[.$B16]+1;[.AT$3]+1 )*16+INDEX([XOR.$B$2:.$Q$17];[.$C16]+1;[.AT$4]+1))" office:value-type="string" office:string-value="x">
            <text:p>x</text:p>
          </table:table-cell>
          <table:table-cell table:style-name="ce3" table:formula="of:=CHAR(INDEX([XOR.$B$2:.$Q$17];[.$B16]+1;[.AU$3]+1 )*16+INDEX([XOR.$B$2:.$Q$17];[.$C16]+1;[.AU$4]+1))" office:value-type="string" office:string-value="y">
            <text:p>y</text:p>
          </table:table-cell>
          <table:table-cell table:style-name="ce3" table:formula="of:=CHAR(INDEX([XOR.$B$2:.$Q$17];[.$B16]+1;[.AV$3]+1 )*16+INDEX([XOR.$B$2:.$Q$17];[.$C16]+1;[.AV$4]+1))" office:value-type="string" office:string-value="z">
            <text:p>z</text:p>
          </table:table-cell>
          <table:table-cell table:style-name="ce3" table:formula="of:=CHAR(INDEX([XOR.$B$2:.$Q$17];[.$B16]+1;[.AW$3]+1 )*16+INDEX([XOR.$B$2:.$Q$17];[.$C16]+1;[.AW$4]+1))" office:value-type="string" office:string-value="{">
            <text:p>{</text:p>
          </table:table-cell>
          <table:table-cell table:style-name="ce3" table:formula="of:=CHAR(INDEX([XOR.$B$2:.$Q$17];[.$B16]+1;[.AX$3]+1 )*16+INDEX([XOR.$B$2:.$Q$17];[.$C16]+1;[.AX$4]+1))" office:value-type="string" office:string-value="|">
            <text:p>|</text:p>
          </table:table-cell>
          <table:table-cell table:style-name="ce3" table:formula="of:=CHAR(INDEX([XOR.$B$2:.$Q$17];[.$B16]+1;[.AY$3]+1 )*16+INDEX([XOR.$B$2:.$Q$17];[.$C16]+1;[.AY$4]+1))" office:value-type="string" office:string-value="}">
            <text:p>}</text:p>
          </table:table-cell>
          <table:table-cell table:style-name="ce3" table:formula="of:=CHAR(INDEX([XOR.$B$2:.$Q$17];[.$B16]+1;[.AZ$3]+1 )*16+INDEX([XOR.$B$2:.$Q$17];[.$C16]+1;[.AZ$4]+1))" office:value-type="string" office:string-value="~">
            <text:p>~</text:p>
          </table:table-cell>
          <table:table-cell table:style-name="ce3" table:formula="of:=CHAR(INDEX([XOR.$B$2:.$Q$17];[.$B16]+1;[.BA$3]+1 )*16+INDEX([XOR.$B$2:.$Q$17];[.$C16]+1;[.BA$4]+1))" office:value-type="string" office:string-value="">
            <text:p></text:p>
          </table:table-cell>
          <table:table-cell table:style-name="ce3" table:formula="of:=CHAR(INDEX([XOR.$B$2:.$Q$17];[.$B16]+1;[.BB$3]+1 )*16+INDEX([XOR.$B$2:.$Q$17];[.$C16]+1;[.BB$4]+1))" office:value-type="string" office:string-value="`">
            <text:p>`</text:p>
          </table:table-cell>
          <table:table-cell table:style-name="ce3" table:formula="of:=CHAR(INDEX([XOR.$B$2:.$Q$17];[.$B16]+1;[.BC$3]+1 )*16+INDEX([XOR.$B$2:.$Q$17];[.$C16]+1;[.BC$4]+1))" office:value-type="string" office:string-value="a">
            <text:p>a</text:p>
          </table:table-cell>
          <table:table-cell table:style-name="ce3" table:formula="of:=CHAR(INDEX([XOR.$B$2:.$Q$17];[.$B16]+1;[.BD$3]+1 )*16+INDEX([XOR.$B$2:.$Q$17];[.$C16]+1;[.BD$4]+1))" office:value-type="string" office:string-value="b">
            <text:p>b</text:p>
          </table:table-cell>
          <table:table-cell table:style-name="ce3" table:formula="of:=CHAR(INDEX([XOR.$B$2:.$Q$17];[.$B16]+1;[.BE$3]+1 )*16+INDEX([XOR.$B$2:.$Q$17];[.$C16]+1;[.BE$4]+1))" office:value-type="string" office:string-value="c">
            <text:p>c</text:p>
          </table:table-cell>
          <table:table-cell table:style-name="ce3" table:formula="of:=CHAR(INDEX([XOR.$B$2:.$Q$17];[.$B16]+1;[.BF$3]+1 )*16+INDEX([XOR.$B$2:.$Q$17];[.$C16]+1;[.BF$4]+1))" office:value-type="string" office:string-value="d">
            <text:p>d</text:p>
          </table:table-cell>
          <table:table-cell table:style-name="ce8" table:formula="of:=CHAR(INDEX([XOR.$B$2:.$Q$17];[.$B16]+1;[.BG$3]+1 )*16+INDEX([XOR.$B$2:.$Q$17];[.$C16]+1;[.BG$4]+1))" office:value-type="string" office:string-value="e">
            <text:p>e</text:p>
          </table:table-cell>
          <table:table-cell table:style-name="ce3" table:formula="of:=CHAR(INDEX([XOR.$B$2:.$Q$17];[.$B16]+1;[.BH$3]+1 )*16+INDEX([XOR.$B$2:.$Q$17];[.$C16]+1;[.BH$4]+1))" office:value-type="string" office:string-value="f">
            <text:p>f</text:p>
          </table:table-cell>
          <table:table-cell table:style-name="ce3" table:formula="of:=CHAR(INDEX([XOR.$B$2:.$Q$17];[.$B16]+1;[.BI$3]+1 )*16+INDEX([XOR.$B$2:.$Q$17];[.$C16]+1;[.BI$4]+1))" office:value-type="string" office:string-value="g">
            <text:p>g</text:p>
          </table:table-cell>
          <table:table-cell table:style-name="ce3" table:formula="of:=CHAR(INDEX([XOR.$B$2:.$Q$17];[.$B16]+1;[.BJ$3]+1 )*16+INDEX([XOR.$B$2:.$Q$17];[.$C16]+1;[.BJ$4]+1))" office:value-type="string" office:string-value="h">
            <text:p>h</text:p>
          </table:table-cell>
          <table:table-cell table:style-name="ce3" table:formula="of:=CHAR(INDEX([XOR.$B$2:.$Q$17];[.$B16]+1;[.BK$3]+1 )*16+INDEX([XOR.$B$2:.$Q$17];[.$C16]+1;[.BK$4]+1))" office:value-type="string" office:string-value="i">
            <text:p>i</text:p>
          </table:table-cell>
          <table:table-cell table:style-name="ce3" table:formula="of:=CHAR(INDEX([XOR.$B$2:.$Q$17];[.$B16]+1;[.BL$3]+1 )*16+INDEX([XOR.$B$2:.$Q$17];[.$C16]+1;[.BL$4]+1))" office:value-type="string" office:string-value="j">
            <text:p>j</text:p>
          </table:table-cell>
          <table:table-cell table:style-name="ce3" table:formula="of:=CHAR(INDEX([XOR.$B$2:.$Q$17];[.$B16]+1;[.BM$3]+1 )*16+INDEX([XOR.$B$2:.$Q$17];[.$C16]+1;[.BM$4]+1))" office:value-type="string" office:string-value="k">
            <text:p>k</text:p>
          </table:table-cell>
          <table:table-cell table:style-name="ce3" table:formula="of:=CHAR(INDEX([XOR.$B$2:.$Q$17];[.$B16]+1;[.BN$3]+1 )*16+INDEX([XOR.$B$2:.$Q$17];[.$C16]+1;[.BN$4]+1))" office:value-type="string" office:string-value="l">
            <text:p>l</text:p>
          </table:table-cell>
          <table:table-cell table:style-name="ce3" table:formula="of:=CHAR(INDEX([XOR.$B$2:.$Q$17];[.$B16]+1;[.BO$3]+1 )*16+INDEX([XOR.$B$2:.$Q$17];[.$C16]+1;[.BO$4]+1))" office:value-type="string" office:string-value="m">
            <text:p>m</text:p>
          </table:table-cell>
          <table:table-cell table:style-name="ce3" table:formula="of:=CHAR(INDEX([XOR.$B$2:.$Q$17];[.$B16]+1;[.BP$3]+1 )*16+INDEX([XOR.$B$2:.$Q$17];[.$C16]+1;[.BP$4]+1))" office:value-type="string" office:string-value="n">
            <text:p>n</text:p>
          </table:table-cell>
          <table:table-cell table:style-name="ce3" table:formula="of:=CHAR(INDEX([XOR.$B$2:.$Q$17];[.$B16]+1;[.BQ$3]+1 )*16+INDEX([XOR.$B$2:.$Q$17];[.$C16]+1;[.BQ$4]+1))" office:value-type="string" office:string-value="o">
            <text:p>o</text:p>
          </table:table-cell>
          <table:table-cell table:style-name="ce3" table:formula="of:=CHAR(INDEX([XOR.$B$2:.$Q$17];[.$B16]+1;[.BR$3]+1 )*16+INDEX([XOR.$B$2:.$Q$17];[.$C16]+1;[.BR$4]+1))" office:value-type="string" office:string-value="">
            <text:p/>
          </table:table-cell>
          <table:table-cell table:style-name="ce3" table:formula="of:=CHAR(INDEX([XOR.$B$2:.$Q$17];[.$B16]+1;[.BS$3]+1 )*16+INDEX([XOR.$B$2:.$Q$17];[.$C16]+1;[.BS$4]+1))" office:value-type="string" office:string-value="">
            <text:p/>
          </table:table-cell>
          <table:table-cell table:style-name="ce3" table:formula="of:=CHAR(INDEX([XOR.$B$2:.$Q$17];[.$B16]+1;[.BT$3]+1 )*16+INDEX([XOR.$B$2:.$Q$17];[.$C16]+1;[.BT$4]+1))" office:value-type="string" office:string-value="">
            <text:p/>
          </table:table-cell>
          <table:table-cell table:style-name="ce3" table:formula="of:=CHAR(INDEX([XOR.$B$2:.$Q$17];[.$B16]+1;[.BU$3]+1 )*16+INDEX([XOR.$B$2:.$Q$17];[.$C16]+1;[.BU$4]+1))" office:value-type="string" office:string-value="">
            <text:p/>
          </table:table-cell>
          <table:table-cell table:style-name="ce3" table:formula="of:=CHAR(INDEX([XOR.$B$2:.$Q$17];[.$B16]+1;[.BV$3]+1 )*16+INDEX([XOR.$B$2:.$Q$17];[.$C16]+1;[.BV$4]+1))" office:value-type="string" office:string-value="">
            <text:p/>
          </table:table-cell>
          <table:table-cell table:style-name="ce3" table:formula="of:=CHAR(INDEX([XOR.$B$2:.$Q$17];[.$B16]+1;[.BW$3]+1 )*16+INDEX([XOR.$B$2:.$Q$17];[.$C16]+1;[.BW$4]+1))" office:value-type="string" office:string-value="">
            <text:p/>
          </table:table-cell>
          <table:table-cell table:style-name="ce3" table:formula="of:=CHAR(INDEX([XOR.$B$2:.$Q$17];[.$B16]+1;[.BX$3]+1 )*16+INDEX([XOR.$B$2:.$Q$17];[.$C16]+1;[.BX$4]+1))" office:value-type="string" office:string-value="">
            <text:p/>
          </table:table-cell>
          <table:table-cell table:style-name="ce3" table:formula="of:=CHAR(INDEX([XOR.$B$2:.$Q$17];[.$B16]+1;[.BY$3]+1 )*16+INDEX([XOR.$B$2:.$Q$17];[.$C16]+1;[.BY$4]+1))" office:value-type="string" office:string-value="">
            <text:p/>
          </table:table-cell>
          <table:table-cell table:style-name="ce3" table:formula="of:=CHAR(INDEX([XOR.$B$2:.$Q$17];[.$B16]+1;[.BZ$3]+1 )*16+INDEX([XOR.$B$2:.$Q$17];[.$C16]+1;[.BZ$4]+1))" office:value-type="string" office:string-value="">
            <text:p/>
          </table:table-cell>
          <table:table-cell table:style-name="ce3" table:formula="of:=CHAR(INDEX([XOR.$B$2:.$Q$17];[.$B16]+1;[.CA$3]+1 )*16+INDEX([XOR.$B$2:.$Q$17];[.$C16]+1;[.CA$4]+1))" office:value-type="string" office:string-value="">
            <text:p/>
          </table:table-cell>
          <table:table-cell table:style-name="ce3" table:formula="of:=CHAR(INDEX([XOR.$B$2:.$Q$17];[.$B16]+1;[.CB$3]+1 )*16+INDEX([XOR.$B$2:.$Q$17];[.$C16]+1;[.CB$4]+1))" office:value-type="string" office:string-value="">
            <text:p/>
          </table:table-cell>
          <table:table-cell table:style-name="ce3" table:formula="of:=CHAR(INDEX([XOR.$B$2:.$Q$17];[.$B16]+1;[.CC$3]+1 )*16+INDEX([XOR.$B$2:.$Q$17];[.$C16]+1;[.CC$4]+1))" office:value-type="string" office:string-value="">
            <text:p/>
          </table:table-cell>
          <table:table-cell table:style-name="ce3" table:formula="of:=CHAR(INDEX([XOR.$B$2:.$Q$17];[.$B16]+1;[.CD$3]+1 )*16+INDEX([XOR.$B$2:.$Q$17];[.$C16]+1;[.CD$4]+1))" office:value-type="string" office:string-value="">
            <text:p/>
          </table:table-cell>
          <table:table-cell table:style-name="ce3" table:formula="of:=CHAR(INDEX([XOR.$B$2:.$Q$17];[.$B16]+1;[.CE$3]+1 )*16+INDEX([XOR.$B$2:.$Q$17];[.$C16]+1;[.CE$4]+1))" office:value-type="string" office:string-value="">
            <text:p/>
          </table:table-cell>
          <table:table-cell table:style-name="ce3" table:formula="of:=CHAR(INDEX([XOR.$B$2:.$Q$17];[.$B16]+1;[.CF$3]+1 )*16+INDEX([XOR.$B$2:.$Q$17];[.$C16]+1;[.CF$4]+1))" office:value-type="string" office:string-value="">
            <text:p/>
          </table:table-cell>
          <table:table-cell table:style-name="ce3" table:formula="of:=CHAR(INDEX([XOR.$B$2:.$Q$17];[.$B16]+1;[.CG$3]+1 )*16+INDEX([XOR.$B$2:.$Q$17];[.$C16]+1;[.CG$4]+1))" office:value-type="string" office:string-value="">
            <text:p/>
          </table:table-cell>
          <table:table-cell table:style-name="ce3" table:formula="of:=CHAR(INDEX([XOR.$B$2:.$Q$17];[.$B16]+1;[.CH$3]+1 )*16+INDEX([XOR.$B$2:.$Q$17];[.$C16]+1;[.CH$4]+1))" office:value-type="string" office:string-value="">
            <text:p/>
          </table:table-cell>
          <table:table-cell table:style-name="ce3" table:formula="of:=CHAR(INDEX([XOR.$B$2:.$Q$17];[.$B16]+1;[.CI$3]+1 )*16+INDEX([XOR.$B$2:.$Q$17];[.$C16]+1;[.CI$4]+1))" office:value-type="string" office:string-value="">
            <text:p/>
          </table:table-cell>
          <table:table-cell table:style-name="ce3" table:formula="of:=CHAR(INDEX([XOR.$B$2:.$Q$17];[.$B16]+1;[.CJ$3]+1 )*16+INDEX([XOR.$B$2:.$Q$17];[.$C16]+1;[.CJ$4]+1))" office:value-type="string" office:string-value="">
            <text:p/>
          </table:table-cell>
          <table:table-cell table:style-name="ce3" table:formula="of:=CHAR(INDEX([XOR.$B$2:.$Q$17];[.$B16]+1;[.CK$3]+1 )*16+INDEX([XOR.$B$2:.$Q$17];[.$C16]+1;[.CK$4]+1))" office:value-type="string" office:string-value="">
            <text:p/>
          </table:table-cell>
          <table:table-cell table:style-name="ce3" table:formula="of:=CHAR(INDEX([XOR.$B$2:.$Q$17];[.$B16]+1;[.CL$3]+1 )*16+INDEX([XOR.$B$2:.$Q$17];[.$C16]+1;[.CL$4]+1))" office:value-type="string" office:string-value="">
            <text:p/>
          </table:table-cell>
          <table:table-cell table:style-name="ce3" table:formula="of:=CHAR(INDEX([XOR.$B$2:.$Q$17];[.$B16]+1;[.CM$3]+1 )*16+INDEX([XOR.$B$2:.$Q$17];[.$C16]+1;[.CM$4]+1))" office:value-type="string" office:string-value="">
            <text:p/>
          </table:table-cell>
          <table:table-cell table:style-name="ce3" table:formula="of:=CHAR(INDEX([XOR.$B$2:.$Q$17];[.$B16]+1;[.CN$3]+1 )*16+INDEX([XOR.$B$2:.$Q$17];[.$C16]+1;[.CN$4]+1))" office:value-type="string" office:string-value="">
            <text:p/>
          </table:table-cell>
          <table:table-cell table:style-name="ce3" table:formula="of:=CHAR(INDEX([XOR.$B$2:.$Q$17];[.$B16]+1;[.CO$3]+1 )*16+INDEX([XOR.$B$2:.$Q$17];[.$C16]+1;[.CO$4]+1))" office:value-type="string" office:string-value="">
            <text:p/>
          </table:table-cell>
          <table:table-cell table:style-name="ce12" table:formula="of:=CHAR(INDEX([XOR.$B$2:.$Q$17];[.$B16]+1;[.CP$3]+1 )*16+INDEX([XOR.$B$2:.$Q$17];[.$C16]+1;[.CP$4]+1))" office:value-type="string" office:string-value="">
            <text:p/>
          </table:table-cell>
          <table:table-cell table:style-name="ce3" table:formula="of:=CHAR(INDEX([XOR.$B$2:.$Q$17];[.$B16]+1;[.CQ$3]+1 )*16+INDEX([XOR.$B$2:.$Q$17];[.$C16]+1;[.CQ$4]+1))" office:value-type="string" office:string-value="&#9;">
            <text:p><text:tab/></text:p>
          </table:table-cell>
          <table:table-cell table:style-name="ce3" table:formula="of:=CHAR(INDEX([XOR.$B$2:.$Q$17];[.$B16]+1;[.CR$3]+1 )*16+INDEX([XOR.$B$2:.$Q$17];[.$C16]+1;[.CR$4]+1))" office:value-type="string" office:string-value="&#10;">
            <text:p><text:line-break/></text:p>
          </table:table-cell>
          <table:table-cell table:style-name="ce3" table:formula="of:=CHAR(INDEX([XOR.$B$2:.$Q$17];[.$B16]+1;[.CS$3]+1 )*16+INDEX([XOR.$B$2:.$Q$17];[.$C16]+1;[.CS$4]+1))" office:value-type="string" office:string-value="">
            <text:p/>
          </table:table-cell>
          <table:table-cell table:style-name="ce3" table:formula="of:=CHAR(INDEX([XOR.$B$2:.$Q$17];[.$B16]+1;[.CT$3]+1 )*16+INDEX([XOR.$B$2:.$Q$17];[.$C16]+1;[.CT$4]+1))" office:value-type="string" office:string-value="">
            <text:p/>
          </table:table-cell>
          <table:table-cell table:style-name="ce3" table:formula="of:=CHAR(INDEX([XOR.$B$2:.$Q$17];[.$B16]+1;[.CU$3]+1 )*16+INDEX([XOR.$B$2:.$Q$17];[.$C16]+1;[.CU$4]+1))" office:value-type="string" office:string-value="&#13;">
            <text:p></text:p>
          </table:table-cell>
          <table:table-cell table:style-name="ce3" table:formula="of:=CHAR(INDEX([XOR.$B$2:.$Q$17];[.$B16]+1;[.CV$3]+1 )*16+INDEX([XOR.$B$2:.$Q$17];[.$C16]+1;[.CV$4]+1))" office:value-type="string" office:string-value="">
            <text:p/>
          </table:table-cell>
          <table:table-cell table:style-name="ce3" table:formula="of:=CHAR(INDEX([XOR.$B$2:.$Q$17];[.$B16]+1;[.CW$3]+1 )*16+INDEX([XOR.$B$2:.$Q$17];[.$C16]+1;[.CW$4]+1))" office:value-type="string" office:string-value="">
            <text:p/>
          </table:table-cell>
          <table:table-cell table:style-name="ce3" table:formula="of:=CHAR(INDEX([XOR.$B$2:.$Q$17];[.$B16]+1;[.CX$3]+1 )*16+INDEX([XOR.$B$2:.$Q$17];[.$C16]+1;[.CX$4]+1))" office:value-type="string" office:string-value="0">
            <text:p>0</text:p>
          </table:table-cell>
          <table:table-cell table:style-name="ce3" table:formula="of:=CHAR(INDEX([XOR.$B$2:.$Q$17];[.$B16]+1;[.CY$3]+1 )*16+INDEX([XOR.$B$2:.$Q$17];[.$C16]+1;[.CY$4]+1))" office:value-type="string" office:string-value="1">
            <text:p>1</text:p>
          </table:table-cell>
          <table:table-cell table:style-name="ce3" table:formula="of:=CHAR(INDEX([XOR.$B$2:.$Q$17];[.$B16]+1;[.CZ$3]+1 )*16+INDEX([XOR.$B$2:.$Q$17];[.$C16]+1;[.CZ$4]+1))" office:value-type="string" office:string-value="2">
            <text:p>2</text:p>
          </table:table-cell>
          <table:table-cell table:style-name="ce3" table:formula="of:=CHAR(INDEX([XOR.$B$2:.$Q$17];[.$B16]+1;[.DA$3]+1 )*16+INDEX([XOR.$B$2:.$Q$17];[.$C16]+1;[.DA$4]+1))" office:value-type="string" office:string-value="3">
            <text:p>3</text:p>
          </table:table-cell>
          <table:table-cell table:style-name="ce3" table:formula="of:=CHAR(INDEX([XOR.$B$2:.$Q$17];[.$B16]+1;[.DB$3]+1 )*16+INDEX([XOR.$B$2:.$Q$17];[.$C16]+1;[.DB$4]+1))" office:value-type="string" office:string-value="4">
            <text:p>4</text:p>
          </table:table-cell>
          <table:table-cell table:style-name="ce3" table:formula="of:=CHAR(INDEX([XOR.$B$2:.$Q$17];[.$B16]+1;[.DC$3]+1 )*16+INDEX([XOR.$B$2:.$Q$17];[.$C16]+1;[.DC$4]+1))" office:value-type="string" office:string-value="5">
            <text:p>5</text:p>
          </table:table-cell>
          <table:table-cell table:style-name="ce3" table:formula="of:=CHAR(INDEX([XOR.$B$2:.$Q$17];[.$B16]+1;[.DD$3]+1 )*16+INDEX([XOR.$B$2:.$Q$17];[.$C16]+1;[.DD$4]+1))" office:value-type="string" office:string-value="6">
            <text:p>6</text:p>
          </table:table-cell>
          <table:table-cell table:style-name="ce3" table:formula="of:=CHAR(INDEX([XOR.$B$2:.$Q$17];[.$B16]+1;[.DE$3]+1 )*16+INDEX([XOR.$B$2:.$Q$17];[.$C16]+1;[.DE$4]+1))" office:value-type="string" office:string-value="7">
            <text:p>7</text:p>
          </table:table-cell>
          <table:table-cell table:style-name="ce3" table:formula="of:=CHAR(INDEX([XOR.$B$2:.$Q$17];[.$B16]+1;[.DF$3]+1 )*16+INDEX([XOR.$B$2:.$Q$17];[.$C16]+1;[.DF$4]+1))" office:value-type="string" office:string-value="8">
            <text:p>8</text:p>
          </table:table-cell>
          <table:table-cell table:style-name="ce3" table:formula="of:=CHAR(INDEX([XOR.$B$2:.$Q$17];[.$B16]+1;[.DG$3]+1 )*16+INDEX([XOR.$B$2:.$Q$17];[.$C16]+1;[.DG$4]+1))" office:value-type="string" office:string-value="9">
            <text:p>9</text:p>
          </table:table-cell>
          <table:table-cell table:style-name="ce3" table:formula="of:=CHAR(INDEX([XOR.$B$2:.$Q$17];[.$B16]+1;[.DH$3]+1 )*16+INDEX([XOR.$B$2:.$Q$17];[.$C16]+1;[.DH$4]+1))" office:value-type="string" office:string-value=":">
            <text:p>:</text:p>
          </table:table-cell>
          <table:table-cell table:style-name="ce3" table:formula="of:=CHAR(INDEX([XOR.$B$2:.$Q$17];[.$B16]+1;[.DI$3]+1 )*16+INDEX([XOR.$B$2:.$Q$17];[.$C16]+1;[.DI$4]+1))" office:value-type="string" office:string-value=";">
            <text:p>;</text:p>
          </table:table-cell>
          <table:table-cell table:style-name="ce3" table:formula="of:=CHAR(INDEX([XOR.$B$2:.$Q$17];[.$B16]+1;[.DJ$3]+1 )*16+INDEX([XOR.$B$2:.$Q$17];[.$C16]+1;[.DJ$4]+1))" office:value-type="string" office:string-value="&lt;">
            <text:p>&lt;</text:p>
          </table:table-cell>
          <table:table-cell table:style-name="ce3" table:formula="of:=CHAR(INDEX([XOR.$B$2:.$Q$17];[.$B16]+1;[.DK$3]+1 )*16+INDEX([XOR.$B$2:.$Q$17];[.$C16]+1;[.DK$4]+1))" office:value-type="string" office:string-value="=">
            <text:p>=</text:p>
          </table:table-cell>
          <table:table-cell table:style-name="ce3" table:formula="of:=CHAR(INDEX([XOR.$B$2:.$Q$17];[.$B16]+1;[.DL$3]+1 )*16+INDEX([XOR.$B$2:.$Q$17];[.$C16]+1;[.DL$4]+1))" office:value-type="string" office:string-value="&gt;">
            <text:p>&gt;</text:p>
          </table:table-cell>
          <table:table-cell table:style-name="ce3" table:formula="of:=CHAR(INDEX([XOR.$B$2:.$Q$17];[.$B16]+1;[.DM$3]+1 )*16+INDEX([XOR.$B$2:.$Q$17];[.$C16]+1;[.DM$4]+1))" office:value-type="string" office:string-value="?">
            <text:p>?</text:p>
          </table:table-cell>
          <table:table-cell table:style-name="ce3" table:formula="of:=CHAR(INDEX([XOR.$B$2:.$Q$17];[.$B16]+1;[.DN$3]+1 )*16+INDEX([XOR.$B$2:.$Q$17];[.$C16]+1;[.DN$4]+1))" office:value-type="string" office:string-value=" ">
            <text:p><text:s/></text:p>
          </table:table-cell>
          <table:table-cell table:style-name="ce3" table:formula="of:=CHAR(INDEX([XOR.$B$2:.$Q$17];[.$B16]+1;[.DO$3]+1 )*16+INDEX([XOR.$B$2:.$Q$17];[.$C16]+1;[.DO$4]+1))" office:value-type="string" office:string-value="!">
            <text:p>!</text:p>
          </table:table-cell>
          <table:table-cell table:style-name="ce3" table:formula="of:=CHAR(INDEX([XOR.$B$2:.$Q$17];[.$B16]+1;[.DP$3]+1 )*16+INDEX([XOR.$B$2:.$Q$17];[.$C16]+1;[.DP$4]+1))" office:value-type="string" office:string-value="&quot;">
            <text:p>"</text:p>
          </table:table-cell>
          <table:table-cell table:style-name="ce3" table:formula="of:=CHAR(INDEX([XOR.$B$2:.$Q$17];[.$B16]+1;[.DQ$3]+1 )*16+INDEX([XOR.$B$2:.$Q$17];[.$C16]+1;[.DQ$4]+1))" office:value-type="string" office:string-value="#">
            <text:p>#</text:p>
          </table:table-cell>
          <table:table-cell table:style-name="ce3" table:formula="of:=CHAR(INDEX([XOR.$B$2:.$Q$17];[.$B16]+1;[.DR$3]+1 )*16+INDEX([XOR.$B$2:.$Q$17];[.$C16]+1;[.DR$4]+1))" office:value-type="string" office:string-value="$">
            <text:p>$</text:p>
          </table:table-cell>
          <table:table-cell table:style-name="ce3" table:formula="of:=CHAR(INDEX([XOR.$B$2:.$Q$17];[.$B16]+1;[.DS$3]+1 )*16+INDEX([XOR.$B$2:.$Q$17];[.$C16]+1;[.DS$4]+1))" office:value-type="string" office:string-value="%">
            <text:p>%</text:p>
          </table:table-cell>
          <table:table-cell table:style-name="ce3" table:formula="of:=CHAR(INDEX([XOR.$B$2:.$Q$17];[.$B16]+1;[.DT$3]+1 )*16+INDEX([XOR.$B$2:.$Q$17];[.$C16]+1;[.DT$4]+1))" office:value-type="string" office:string-value="&amp;">
            <text:p>&amp;</text:p>
          </table:table-cell>
          <table:table-cell table:style-name="ce3" table:formula="of:=CHAR(INDEX([XOR.$B$2:.$Q$17];[.$B16]+1;[.DU$3]+1 )*16+INDEX([XOR.$B$2:.$Q$17];[.$C16]+1;[.DU$4]+1))" office:value-type="string" office:string-value="'">
            <text:p>'</text:p>
          </table:table-cell>
          <table:table-cell table:style-name="ce3" table:formula="of:=CHAR(INDEX([XOR.$B$2:.$Q$17];[.$B16]+1;[.DV$3]+1 )*16+INDEX([XOR.$B$2:.$Q$17];[.$C16]+1;[.DV$4]+1))" office:value-type="string" office:string-value="(">
            <text:p>(</text:p>
          </table:table-cell>
          <table:table-cell table:style-name="ce3" table:formula="of:=CHAR(INDEX([XOR.$B$2:.$Q$17];[.$B16]+1;[.DW$3]+1 )*16+INDEX([XOR.$B$2:.$Q$17];[.$C16]+1;[.DW$4]+1))" office:value-type="string" office:string-value=")">
            <text:p>)</text:p>
          </table:table-cell>
          <table:table-cell table:style-name="ce3" table:formula="of:=CHAR(INDEX([XOR.$B$2:.$Q$17];[.$B16]+1;[.DX$3]+1 )*16+INDEX([XOR.$B$2:.$Q$17];[.$C16]+1;[.DX$4]+1))" office:value-type="string" office:string-value="*">
            <text:p>*</text:p>
          </table:table-cell>
          <table:table-cell table:style-name="ce3" table:formula="of:=CHAR(INDEX([XOR.$B$2:.$Q$17];[.$B16]+1;[.DY$3]+1 )*16+INDEX([XOR.$B$2:.$Q$17];[.$C16]+1;[.DY$4]+1))" office:value-type="string" office:string-value="+">
            <text:p>+</text:p>
          </table:table-cell>
          <table:table-cell table:style-name="ce3" table:formula="of:=CHAR(INDEX([XOR.$B$2:.$Q$17];[.$B16]+1;[.DZ$3]+1 )*16+INDEX([XOR.$B$2:.$Q$17];[.$C16]+1;[.DZ$4]+1))" office:value-type="string" office:string-value=",">
            <text:p>,</text:p>
          </table:table-cell>
          <table:table-cell table:style-name="ce3" table:formula="of:=CHAR(INDEX([XOR.$B$2:.$Q$17];[.$B16]+1;[.EA$3]+1 )*16+INDEX([XOR.$B$2:.$Q$17];[.$C16]+1;[.EA$4]+1))" office:value-type="string" office:string-value="-">
            <text:p>-</text:p>
          </table:table-cell>
          <table:table-cell table:style-name="ce3" table:formula="of:=CHAR(INDEX([XOR.$B$2:.$Q$17];[.$B16]+1;[.EB$3]+1 )*16+INDEX([XOR.$B$2:.$Q$17];[.$C16]+1;[.EB$4]+1))" office:value-type="string" office:string-value=".">
            <text:p>.</text:p>
          </table:table-cell>
          <table:table-cell table:style-name="ce3" table:formula="of:=CHAR(INDEX([XOR.$B$2:.$Q$17];[.$B16]+1;[.EC$3]+1 )*16+INDEX([XOR.$B$2:.$Q$17];[.$C16]+1;[.EC$4]+1))" office:value-type="string" office:string-value="/">
            <text:p>/</text:p>
          </table:table-cell>
        </table:table-row>
        <table:table-row table:style-name="ro4">
          <table:table-cell table:formula="of:=[.A16]+2" office:value-type="float" office:value="25">
            <text:p>25</text:p>
          </table:table-cell>
          <table:table-cell table:style-name="ce3" table:formula="of:=VLOOKUP(RIGHT(LEFT([.$B$1];[.A17]);1);[Sheet1.$A$2:.$C$17];3;0)" office:value-type="float" office:value="1">
            <text:p>1</text:p>
          </table:table-cell>
          <table:table-cell table:formula="of:=VLOOKUP(RIGHT(LEFT([.$B$1];[.A17]+1);1);[Sheet1.$A$2:.$C$17];3;0)" office:value-type="float" office:value="5">
            <text:p>5</text:p>
          </table:table-cell>
          <table:table-cell table:formula="of:=[.C17]+[.B17]*16" office:value-type="float" office:value="21">
            <text:p>21</text:p>
          </table:table-cell>
          <table:table-cell table:formula="of:=CHAR([.D17])" office:value-type="string" office:string-value="">
            <text:p/>
          </table:table-cell>
          <table:table-cell table:style-name="ce3" table:formula="of:=CHAR(INDEX([XOR.$B$2:.$Q$17];[.$B17]+1;[.F$3]+1 )*16+INDEX([XOR.$B$2:.$Q$17];[.$C17]+1;[.F$4]+1))" office:value-type="string" office:string-value="">
            <text:p/>
          </table:table-cell>
          <table:table-cell table:style-name="ce3" table:formula="of:=CHAR(INDEX([XOR.$B$2:.$Q$17];[.$B17]+1;[.G$3]+1 )*16+INDEX([XOR.$B$2:.$Q$17];[.$C17]+1;[.G$4]+1))" office:value-type="string" office:string-value="">
            <text:p/>
          </table:table-cell>
          <table:table-cell table:style-name="ce3" table:formula="of:=CHAR(INDEX([XOR.$B$2:.$Q$17];[.$B17]+1;[.H$3]+1 )*16+INDEX([XOR.$B$2:.$Q$17];[.$C17]+1;[.H$4]+1))" office:value-type="string" office:string-value="">
            <text:p/>
          </table:table-cell>
          <table:table-cell table:style-name="ce3" table:formula="of:=CHAR(INDEX([XOR.$B$2:.$Q$17];[.$B17]+1;[.I$3]+1 )*16+INDEX([XOR.$B$2:.$Q$17];[.$C17]+1;[.I$4]+1))" office:value-type="string" office:string-value="">
            <text:p/>
          </table:table-cell>
          <table:table-cell table:style-name="ce3" table:formula="of:=CHAR(INDEX([XOR.$B$2:.$Q$17];[.$B17]+1;[.J$3]+1 )*16+INDEX([XOR.$B$2:.$Q$17];[.$C17]+1;[.J$4]+1))" office:value-type="string" office:string-value="">
            <text:p/>
          </table:table-cell>
          <table:table-cell table:style-name="ce3" table:formula="of:=CHAR(INDEX([XOR.$B$2:.$Q$17];[.$B17]+1;[.K$3]+1 )*16+INDEX([XOR.$B$2:.$Q$17];[.$C17]+1;[.K$4]+1))" office:value-type="string" office:string-value="">
            <text:p/>
          </table:table-cell>
          <table:table-cell table:style-name="ce3" table:formula="of:=CHAR(INDEX([XOR.$B$2:.$Q$17];[.$B17]+1;[.L$3]+1 )*16+INDEX([XOR.$B$2:.$Q$17];[.$C17]+1;[.L$4]+1))" office:value-type="string" office:string-value="">
            <text:p/>
          </table:table-cell>
          <table:table-cell table:style-name="ce3" table:formula="of:=CHAR(INDEX([XOR.$B$2:.$Q$17];[.$B17]+1;[.M$3]+1 )*16+INDEX([XOR.$B$2:.$Q$17];[.$C17]+1;[.M$4]+1))" office:value-type="string" office:string-value="">
            <text:p/>
          </table:table-cell>
          <table:table-cell table:style-name="ce3" table:formula="of:=CHAR(INDEX([XOR.$B$2:.$Q$17];[.$B17]+1;[.N$3]+1 )*16+INDEX([XOR.$B$2:.$Q$17];[.$C17]+1;[.N$4]+1))" office:value-type="string" office:string-value="">
            <text:p/>
          </table:table-cell>
          <table:table-cell table:style-name="ce3" table:formula="of:=CHAR(INDEX([XOR.$B$2:.$Q$17];[.$B17]+1;[.O$3]+1 )*16+INDEX([XOR.$B$2:.$Q$17];[.$C17]+1;[.O$4]+1))" office:value-type="string" office:string-value="">
            <text:p/>
          </table:table-cell>
          <table:table-cell table:style-name="ce3" table:formula="of:=CHAR(INDEX([XOR.$B$2:.$Q$17];[.$B17]+1;[.P$3]+1 )*16+INDEX([XOR.$B$2:.$Q$17];[.$C17]+1;[.P$4]+1))" office:value-type="string" office:string-value="">
            <text:p/>
          </table:table-cell>
          <table:table-cell table:style-name="ce3" table:formula="of:=CHAR(INDEX([XOR.$B$2:.$Q$17];[.$B17]+1;[.Q$3]+1 )*16+INDEX([XOR.$B$2:.$Q$17];[.$C17]+1;[.Q$4]+1))" office:value-type="string" office:string-value="">
            <text:p/>
          </table:table-cell>
          <table:table-cell table:style-name="ce3" table:formula="of:=CHAR(INDEX([XOR.$B$2:.$Q$17];[.$B17]+1;[.R$3]+1 )*16+INDEX([XOR.$B$2:.$Q$17];[.$C17]+1;[.R$4]+1))" office:value-type="string" office:string-value="">
            <text:p/>
          </table:table-cell>
          <table:table-cell table:style-name="ce3" table:formula="of:=CHAR(INDEX([XOR.$B$2:.$Q$17];[.$B17]+1;[.S$3]+1 )*16+INDEX([XOR.$B$2:.$Q$17];[.$C17]+1;[.S$4]+1))" office:value-type="string" office:string-value="">
            <text:p/>
          </table:table-cell>
          <table:table-cell table:style-name="ce3" table:formula="of:=CHAR(INDEX([XOR.$B$2:.$Q$17];[.$B17]+1;[.T$3]+1 )*16+INDEX([XOR.$B$2:.$Q$17];[.$C17]+1;[.T$4]+1))" office:value-type="string" office:string-value="">
            <text:p/>
          </table:table-cell>
          <table:table-cell table:style-name="ce3" table:formula="of:=CHAR(INDEX([XOR.$B$2:.$Q$17];[.$B17]+1;[.U$3]+1 )*16+INDEX([XOR.$B$2:.$Q$17];[.$C17]+1;[.U$4]+1))" office:value-type="string" office:string-value="">
            <text:p/>
          </table:table-cell>
          <table:table-cell table:style-name="ce3" table:formula="of:=CHAR(INDEX([XOR.$B$2:.$Q$17];[.$B17]+1;[.V$3]+1 )*16+INDEX([XOR.$B$2:.$Q$17];[.$C17]+1;[.V$4]+1))" office:value-type="string" office:string-value="">
            <text:p/>
          </table:table-cell>
          <table:table-cell table:style-name="ce3" table:formula="of:=CHAR(INDEX([XOR.$B$2:.$Q$17];[.$B17]+1;[.W$3]+1 )*16+INDEX([XOR.$B$2:.$Q$17];[.$C17]+1;[.W$4]+1))" office:value-type="string" office:string-value="">
            <text:p/>
          </table:table-cell>
          <table:table-cell table:style-name="ce3" table:formula="of:=CHAR(INDEX([XOR.$B$2:.$Q$17];[.$B17]+1;[.X$3]+1 )*16+INDEX([XOR.$B$2:.$Q$17];[.$C17]+1;[.X$4]+1))" office:value-type="string" office:string-value="">
            <text:p/>
          </table:table-cell>
          <table:table-cell table:style-name="ce3" table:formula="of:=CHAR(INDEX([XOR.$B$2:.$Q$17];[.$B17]+1;[.Y$3]+1 )*16+INDEX([XOR.$B$2:.$Q$17];[.$C17]+1;[.Y$4]+1))" office:value-type="string" office:string-value="">
            <text:p/>
          </table:table-cell>
          <table:table-cell table:style-name="ce3" table:formula="of:=CHAR(INDEX([XOR.$B$2:.$Q$17];[.$B17]+1;[.Z$3]+1 )*16+INDEX([XOR.$B$2:.$Q$17];[.$C17]+1;[.Z$4]+1))" office:value-type="string" office:string-value="">
            <text:p/>
          </table:table-cell>
          <table:table-cell table:style-name="ce8" table:formula="of:=CHAR(INDEX([XOR.$B$2:.$Q$17];[.$B17]+1;[.AA$3]+1 )*16+INDEX([XOR.$B$2:.$Q$17];[.$C17]+1;[.AA$4]+1))" office:value-type="string" office:string-value="">
            <text:p/>
          </table:table-cell>
          <table:table-cell table:style-name="ce3" table:formula="of:=CHAR(INDEX([XOR.$B$2:.$Q$17];[.$B17]+1;[.AB$3]+1 )*16+INDEX([XOR.$B$2:.$Q$17];[.$C17]+1;[.AB$4]+1))" office:value-type="string" office:string-value="">
            <text:p/>
          </table:table-cell>
          <table:table-cell table:style-name="ce3" table:formula="of:=CHAR(INDEX([XOR.$B$2:.$Q$17];[.$B17]+1;[.AC$3]+1 )*16+INDEX([XOR.$B$2:.$Q$17];[.$C17]+1;[.AC$4]+1))" office:value-type="string" office:string-value="">
            <text:p/>
          </table:table-cell>
          <table:table-cell table:style-name="ce3" table:formula="of:=CHAR(INDEX([XOR.$B$2:.$Q$17];[.$B17]+1;[.AD$3]+1 )*16+INDEX([XOR.$B$2:.$Q$17];[.$C17]+1;[.AD$4]+1))" office:value-type="string" office:string-value="&#13;">
            <text:p></text:p>
          </table:table-cell>
          <table:table-cell table:style-name="ce3" table:formula="of:=CHAR(INDEX([XOR.$B$2:.$Q$17];[.$B17]+1;[.AE$3]+1 )*16+INDEX([XOR.$B$2:.$Q$17];[.$C17]+1;[.AE$4]+1))" office:value-type="string" office:string-value="">
            <text:p/>
          </table:table-cell>
          <table:table-cell table:style-name="ce3" table:formula="of:=CHAR(INDEX([XOR.$B$2:.$Q$17];[.$B17]+1;[.AF$3]+1 )*16+INDEX([XOR.$B$2:.$Q$17];[.$C17]+1;[.AF$4]+1))" office:value-type="string" office:string-value="">
            <text:p/>
          </table:table-cell>
          <table:table-cell table:style-name="ce3" table:formula="of:=CHAR(INDEX([XOR.$B$2:.$Q$17];[.$B17]+1;[.AG$3]+1 )*16+INDEX([XOR.$B$2:.$Q$17];[.$C17]+1;[.AG$4]+1))" office:value-type="string" office:string-value="">
            <text:p/>
          </table:table-cell>
          <table:table-cell table:style-name="ce3" table:formula="of:=CHAR(INDEX([XOR.$B$2:.$Q$17];[.$B17]+1;[.AH$3]+1 )*16+INDEX([XOR.$B$2:.$Q$17];[.$C17]+1;[.AH$4]+1))" office:value-type="string" office:string-value="&#9;">
            <text:p><text:tab/></text:p>
          </table:table-cell>
          <table:table-cell table:style-name="ce3" table:formula="of:=CHAR(INDEX([XOR.$B$2:.$Q$17];[.$B17]+1;[.AI$3]+1 )*16+INDEX([XOR.$B$2:.$Q$17];[.$C17]+1;[.AI$4]+1))" office:value-type="string" office:string-value="">
            <text:p/>
          </table:table-cell>
          <table:table-cell table:style-name="ce3" table:formula="of:=CHAR(INDEX([XOR.$B$2:.$Q$17];[.$B17]+1;[.AJ$3]+1 )*16+INDEX([XOR.$B$2:.$Q$17];[.$C17]+1;[.AJ$4]+1))" office:value-type="string" office:string-value="">
            <text:p/>
          </table:table-cell>
          <table:table-cell table:style-name="ce3" table:formula="of:=CHAR(INDEX([XOR.$B$2:.$Q$17];[.$B17]+1;[.AK$3]+1 )*16+INDEX([XOR.$B$2:.$Q$17];[.$C17]+1;[.AK$4]+1))" office:value-type="string" office:string-value="&#10;">
            <text:p><text:line-break/></text:p>
          </table:table-cell>
          <table:table-cell table:style-name="ce3" table:formula="of:=CHAR(INDEX([XOR.$B$2:.$Q$17];[.$B17]+1;[.AL$3]+1 )*16+INDEX([XOR.$B$2:.$Q$17];[.$C17]+1;[.AL$4]+1))" office:value-type="string" office:string-value="5">
            <text:p>5</text:p>
          </table:table-cell>
          <table:table-cell table:style-name="ce3" table:formula="of:=CHAR(INDEX([XOR.$B$2:.$Q$17];[.$B17]+1;[.AM$3]+1 )*16+INDEX([XOR.$B$2:.$Q$17];[.$C17]+1;[.AM$4]+1))" office:value-type="string" office:string-value="4">
            <text:p>4</text:p>
          </table:table-cell>
          <table:table-cell table:style-name="ce3" table:formula="of:=CHAR(INDEX([XOR.$B$2:.$Q$17];[.$B17]+1;[.AN$3]+1 )*16+INDEX([XOR.$B$2:.$Q$17];[.$C17]+1;[.AN$4]+1))" office:value-type="string" office:string-value="7">
            <text:p>7</text:p>
          </table:table-cell>
          <table:table-cell table:style-name="ce3" table:formula="of:=CHAR(INDEX([XOR.$B$2:.$Q$17];[.$B17]+1;[.AO$3]+1 )*16+INDEX([XOR.$B$2:.$Q$17];[.$C17]+1;[.AO$4]+1))" office:value-type="string" office:string-value="6">
            <text:p>6</text:p>
          </table:table-cell>
          <table:table-cell table:style-name="ce3" table:formula="of:=CHAR(INDEX([XOR.$B$2:.$Q$17];[.$B17]+1;[.AP$3]+1 )*16+INDEX([XOR.$B$2:.$Q$17];[.$C17]+1;[.AP$4]+1))" office:value-type="string" office:string-value="1">
            <text:p>1</text:p>
          </table:table-cell>
          <table:table-cell table:style-name="ce3" table:formula="of:=CHAR(INDEX([XOR.$B$2:.$Q$17];[.$B17]+1;[.AQ$3]+1 )*16+INDEX([XOR.$B$2:.$Q$17];[.$C17]+1;[.AQ$4]+1))" office:value-type="string" office:string-value="0">
            <text:p>0</text:p>
          </table:table-cell>
          <table:table-cell table:style-name="ce3" table:formula="of:=CHAR(INDEX([XOR.$B$2:.$Q$17];[.$B17]+1;[.AR$3]+1 )*16+INDEX([XOR.$B$2:.$Q$17];[.$C17]+1;[.AR$4]+1))" office:value-type="string" office:string-value="3">
            <text:p>3</text:p>
          </table:table-cell>
          <table:table-cell table:style-name="ce3" table:formula="of:=CHAR(INDEX([XOR.$B$2:.$Q$17];[.$B17]+1;[.AS$3]+1 )*16+INDEX([XOR.$B$2:.$Q$17];[.$C17]+1;[.AS$4]+1))" office:value-type="string" office:string-value="2">
            <text:p>2</text:p>
          </table:table-cell>
          <table:table-cell table:style-name="ce3" table:formula="of:=CHAR(INDEX([XOR.$B$2:.$Q$17];[.$B17]+1;[.AT$3]+1 )*16+INDEX([XOR.$B$2:.$Q$17];[.$C17]+1;[.AT$4]+1))" office:value-type="string" office:string-value="=">
            <text:p>=</text:p>
          </table:table-cell>
          <table:table-cell table:style-name="ce3" table:formula="of:=CHAR(INDEX([XOR.$B$2:.$Q$17];[.$B17]+1;[.AU$3]+1 )*16+INDEX([XOR.$B$2:.$Q$17];[.$C17]+1;[.AU$4]+1))" office:value-type="string" office:string-value="&lt;">
            <text:p>&lt;</text:p>
          </table:table-cell>
          <table:table-cell table:style-name="ce3" table:formula="of:=CHAR(INDEX([XOR.$B$2:.$Q$17];[.$B17]+1;[.AV$3]+1 )*16+INDEX([XOR.$B$2:.$Q$17];[.$C17]+1;[.AV$4]+1))" office:value-type="string" office:string-value="?">
            <text:p>?</text:p>
          </table:table-cell>
          <table:table-cell table:style-name="ce3" table:formula="of:=CHAR(INDEX([XOR.$B$2:.$Q$17];[.$B17]+1;[.AW$3]+1 )*16+INDEX([XOR.$B$2:.$Q$17];[.$C17]+1;[.AW$4]+1))" office:value-type="string" office:string-value="&gt;">
            <text:p>&gt;</text:p>
          </table:table-cell>
          <table:table-cell table:style-name="ce3" table:formula="of:=CHAR(INDEX([XOR.$B$2:.$Q$17];[.$B17]+1;[.AX$3]+1 )*16+INDEX([XOR.$B$2:.$Q$17];[.$C17]+1;[.AX$4]+1))" office:value-type="string" office:string-value="9">
            <text:p>9</text:p>
          </table:table-cell>
          <table:table-cell table:style-name="ce3" table:formula="of:=CHAR(INDEX([XOR.$B$2:.$Q$17];[.$B17]+1;[.AY$3]+1 )*16+INDEX([XOR.$B$2:.$Q$17];[.$C17]+1;[.AY$4]+1))" office:value-type="string" office:string-value="8">
            <text:p>8</text:p>
          </table:table-cell>
          <table:table-cell table:style-name="ce3" table:formula="of:=CHAR(INDEX([XOR.$B$2:.$Q$17];[.$B17]+1;[.AZ$3]+1 )*16+INDEX([XOR.$B$2:.$Q$17];[.$C17]+1;[.AZ$4]+1))" office:value-type="string" office:string-value=";">
            <text:p>;</text:p>
          </table:table-cell>
          <table:table-cell table:style-name="ce3" table:formula="of:=CHAR(INDEX([XOR.$B$2:.$Q$17];[.$B17]+1;[.BA$3]+1 )*16+INDEX([XOR.$B$2:.$Q$17];[.$C17]+1;[.BA$4]+1))" office:value-type="string" office:string-value=":">
            <text:p>:</text:p>
          </table:table-cell>
          <table:table-cell table:style-name="ce3" table:formula="of:=CHAR(INDEX([XOR.$B$2:.$Q$17];[.$B17]+1;[.BB$3]+1 )*16+INDEX([XOR.$B$2:.$Q$17];[.$C17]+1;[.BB$4]+1))" office:value-type="string" office:string-value="%">
            <text:p>%</text:p>
          </table:table-cell>
          <table:table-cell table:style-name="ce3" table:formula="of:=CHAR(INDEX([XOR.$B$2:.$Q$17];[.$B17]+1;[.BC$3]+1 )*16+INDEX([XOR.$B$2:.$Q$17];[.$C17]+1;[.BC$4]+1))" office:value-type="string" office:string-value="$">
            <text:p>$</text:p>
          </table:table-cell>
          <table:table-cell table:style-name="ce3" table:formula="of:=CHAR(INDEX([XOR.$B$2:.$Q$17];[.$B17]+1;[.BD$3]+1 )*16+INDEX([XOR.$B$2:.$Q$17];[.$C17]+1;[.BD$4]+1))" office:value-type="string" office:string-value="'">
            <text:p>'</text:p>
          </table:table-cell>
          <table:table-cell table:style-name="ce3" table:formula="of:=CHAR(INDEX([XOR.$B$2:.$Q$17];[.$B17]+1;[.BE$3]+1 )*16+INDEX([XOR.$B$2:.$Q$17];[.$C17]+1;[.BE$4]+1))" office:value-type="string" office:string-value="&amp;">
            <text:p>&amp;</text:p>
          </table:table-cell>
          <table:table-cell table:style-name="ce3" table:formula="of:=CHAR(INDEX([XOR.$B$2:.$Q$17];[.$B17]+1;[.BF$3]+1 )*16+INDEX([XOR.$B$2:.$Q$17];[.$C17]+1;[.BF$4]+1))" office:value-type="string" office:string-value="!">
            <text:p>!</text:p>
          </table:table-cell>
          <table:table-cell table:style-name="ce8" table:formula="of:=CHAR(INDEX([XOR.$B$2:.$Q$17];[.$B17]+1;[.BG$3]+1 )*16+INDEX([XOR.$B$2:.$Q$17];[.$C17]+1;[.BG$4]+1))" office:value-type="string" office:string-value=" ">
            <text:p><text:s/></text:p>
          </table:table-cell>
          <table:table-cell table:style-name="ce3" table:formula="of:=CHAR(INDEX([XOR.$B$2:.$Q$17];[.$B17]+1;[.BH$3]+1 )*16+INDEX([XOR.$B$2:.$Q$17];[.$C17]+1;[.BH$4]+1))" office:value-type="string" office:string-value="#">
            <text:p>#</text:p>
          </table:table-cell>
          <table:table-cell table:style-name="ce3" table:formula="of:=CHAR(INDEX([XOR.$B$2:.$Q$17];[.$B17]+1;[.BI$3]+1 )*16+INDEX([XOR.$B$2:.$Q$17];[.$C17]+1;[.BI$4]+1))" office:value-type="string" office:string-value="&quot;">
            <text:p>"</text:p>
          </table:table-cell>
          <table:table-cell table:style-name="ce3" table:formula="of:=CHAR(INDEX([XOR.$B$2:.$Q$17];[.$B17]+1;[.BJ$3]+1 )*16+INDEX([XOR.$B$2:.$Q$17];[.$C17]+1;[.BJ$4]+1))" office:value-type="string" office:string-value="-">
            <text:p>-</text:p>
          </table:table-cell>
          <table:table-cell table:style-name="ce3" table:formula="of:=CHAR(INDEX([XOR.$B$2:.$Q$17];[.$B17]+1;[.BK$3]+1 )*16+INDEX([XOR.$B$2:.$Q$17];[.$C17]+1;[.BK$4]+1))" office:value-type="string" office:string-value=",">
            <text:p>,</text:p>
          </table:table-cell>
          <table:table-cell table:style-name="ce3" table:formula="of:=CHAR(INDEX([XOR.$B$2:.$Q$17];[.$B17]+1;[.BL$3]+1 )*16+INDEX([XOR.$B$2:.$Q$17];[.$C17]+1;[.BL$4]+1))" office:value-type="string" office:string-value="/">
            <text:p>/</text:p>
          </table:table-cell>
          <table:table-cell table:style-name="ce3" table:formula="of:=CHAR(INDEX([XOR.$B$2:.$Q$17];[.$B17]+1;[.BM$3]+1 )*16+INDEX([XOR.$B$2:.$Q$17];[.$C17]+1;[.BM$4]+1))" office:value-type="string" office:string-value=".">
            <text:p>.</text:p>
          </table:table-cell>
          <table:table-cell table:style-name="ce3" table:formula="of:=CHAR(INDEX([XOR.$B$2:.$Q$17];[.$B17]+1;[.BN$3]+1 )*16+INDEX([XOR.$B$2:.$Q$17];[.$C17]+1;[.BN$4]+1))" office:value-type="string" office:string-value=")">
            <text:p>)</text:p>
          </table:table-cell>
          <table:table-cell table:style-name="ce3" table:formula="of:=CHAR(INDEX([XOR.$B$2:.$Q$17];[.$B17]+1;[.BO$3]+1 )*16+INDEX([XOR.$B$2:.$Q$17];[.$C17]+1;[.BO$4]+1))" office:value-type="string" office:string-value="(">
            <text:p>(</text:p>
          </table:table-cell>
          <table:table-cell table:style-name="ce3" table:formula="of:=CHAR(INDEX([XOR.$B$2:.$Q$17];[.$B17]+1;[.BP$3]+1 )*16+INDEX([XOR.$B$2:.$Q$17];[.$C17]+1;[.BP$4]+1))" office:value-type="string" office:string-value="+">
            <text:p>+</text:p>
          </table:table-cell>
          <table:table-cell table:style-name="ce3" table:formula="of:=CHAR(INDEX([XOR.$B$2:.$Q$17];[.$B17]+1;[.BQ$3]+1 )*16+INDEX([XOR.$B$2:.$Q$17];[.$C17]+1;[.BQ$4]+1))" office:value-type="string" office:string-value="*">
            <text:p>*</text:p>
          </table:table-cell>
          <table:table-cell table:style-name="ce3" table:formula="of:=CHAR(INDEX([XOR.$B$2:.$Q$17];[.$B17]+1;[.BR$3]+1 )*16+INDEX([XOR.$B$2:.$Q$17];[.$C17]+1;[.BR$4]+1))" office:value-type="string" office:string-value="U">
            <text:p>U</text:p>
          </table:table-cell>
          <table:table-cell table:style-name="ce3" table:formula="of:=CHAR(INDEX([XOR.$B$2:.$Q$17];[.$B17]+1;[.BS$3]+1 )*16+INDEX([XOR.$B$2:.$Q$17];[.$C17]+1;[.BS$4]+1))" office:value-type="string" office:string-value="T">
            <text:p>T</text:p>
          </table:table-cell>
          <table:table-cell table:style-name="ce3" table:formula="of:=CHAR(INDEX([XOR.$B$2:.$Q$17];[.$B17]+1;[.BT$3]+1 )*16+INDEX([XOR.$B$2:.$Q$17];[.$C17]+1;[.BT$4]+1))" office:value-type="string" office:string-value="W">
            <text:p>W</text:p>
          </table:table-cell>
          <table:table-cell table:style-name="ce3" table:formula="of:=CHAR(INDEX([XOR.$B$2:.$Q$17];[.$B17]+1;[.BU$3]+1 )*16+INDEX([XOR.$B$2:.$Q$17];[.$C17]+1;[.BU$4]+1))" office:value-type="string" office:string-value="V">
            <text:p>V</text:p>
          </table:table-cell>
          <table:table-cell table:style-name="ce3" table:formula="of:=CHAR(INDEX([XOR.$B$2:.$Q$17];[.$B17]+1;[.BV$3]+1 )*16+INDEX([XOR.$B$2:.$Q$17];[.$C17]+1;[.BV$4]+1))" office:value-type="string" office:string-value="Q">
            <text:p>Q</text:p>
          </table:table-cell>
          <table:table-cell table:style-name="ce3" table:formula="of:=CHAR(INDEX([XOR.$B$2:.$Q$17];[.$B17]+1;[.BW$3]+1 )*16+INDEX([XOR.$B$2:.$Q$17];[.$C17]+1;[.BW$4]+1))" office:value-type="string" office:string-value="P">
            <text:p>P</text:p>
          </table:table-cell>
          <table:table-cell table:style-name="ce3" table:formula="of:=CHAR(INDEX([XOR.$B$2:.$Q$17];[.$B17]+1;[.BX$3]+1 )*16+INDEX([XOR.$B$2:.$Q$17];[.$C17]+1;[.BX$4]+1))" office:value-type="string" office:string-value="S">
            <text:p>S</text:p>
          </table:table-cell>
          <table:table-cell table:style-name="ce3" table:formula="of:=CHAR(INDEX([XOR.$B$2:.$Q$17];[.$B17]+1;[.BY$3]+1 )*16+INDEX([XOR.$B$2:.$Q$17];[.$C17]+1;[.BY$4]+1))" office:value-type="string" office:string-value="R">
            <text:p>R</text:p>
          </table:table-cell>
          <table:table-cell table:style-name="ce3" table:formula="of:=CHAR(INDEX([XOR.$B$2:.$Q$17];[.$B17]+1;[.BZ$3]+1 )*16+INDEX([XOR.$B$2:.$Q$17];[.$C17]+1;[.BZ$4]+1))" office:value-type="string" office:string-value="]">
            <text:p>]</text:p>
          </table:table-cell>
          <table:table-cell table:style-name="ce3" table:formula="of:=CHAR(INDEX([XOR.$B$2:.$Q$17];[.$B17]+1;[.CA$3]+1 )*16+INDEX([XOR.$B$2:.$Q$17];[.$C17]+1;[.CA$4]+1))" office:value-type="string" office:string-value="\">
            <text:p>\</text:p>
          </table:table-cell>
          <table:table-cell table:style-name="ce3" table:formula="of:=CHAR(INDEX([XOR.$B$2:.$Q$17];[.$B17]+1;[.CB$3]+1 )*16+INDEX([XOR.$B$2:.$Q$17];[.$C17]+1;[.CB$4]+1))" office:value-type="string" office:string-value="_">
            <text:p>_</text:p>
          </table:table-cell>
          <table:table-cell table:style-name="ce3" table:formula="of:=CHAR(INDEX([XOR.$B$2:.$Q$17];[.$B17]+1;[.CC$3]+1 )*16+INDEX([XOR.$B$2:.$Q$17];[.$C17]+1;[.CC$4]+1))" office:value-type="string" office:string-value="^">
            <text:p>^</text:p>
          </table:table-cell>
          <table:table-cell table:style-name="ce3" table:formula="of:=CHAR(INDEX([XOR.$B$2:.$Q$17];[.$B17]+1;[.CD$3]+1 )*16+INDEX([XOR.$B$2:.$Q$17];[.$C17]+1;[.CD$4]+1))" office:value-type="string" office:string-value="Y">
            <text:p>Y</text:p>
          </table:table-cell>
          <table:table-cell table:style-name="ce3" table:formula="of:=CHAR(INDEX([XOR.$B$2:.$Q$17];[.$B17]+1;[.CE$3]+1 )*16+INDEX([XOR.$B$2:.$Q$17];[.$C17]+1;[.CE$4]+1))" office:value-type="string" office:string-value="X">
            <text:p>X</text:p>
          </table:table-cell>
          <table:table-cell table:style-name="ce3" table:formula="of:=CHAR(INDEX([XOR.$B$2:.$Q$17];[.$B17]+1;[.CF$3]+1 )*16+INDEX([XOR.$B$2:.$Q$17];[.$C17]+1;[.CF$4]+1))" office:value-type="string" office:string-value="[">
            <text:p>[</text:p>
          </table:table-cell>
          <table:table-cell table:style-name="ce3" table:formula="of:=CHAR(INDEX([XOR.$B$2:.$Q$17];[.$B17]+1;[.CG$3]+1 )*16+INDEX([XOR.$B$2:.$Q$17];[.$C17]+1;[.CG$4]+1))" office:value-type="string" office:string-value="Z">
            <text:p>Z</text:p>
          </table:table-cell>
          <table:table-cell table:style-name="ce3" table:formula="of:=CHAR(INDEX([XOR.$B$2:.$Q$17];[.$B17]+1;[.CH$3]+1 )*16+INDEX([XOR.$B$2:.$Q$17];[.$C17]+1;[.CH$4]+1))" office:value-type="string" office:string-value="E">
            <text:p>E</text:p>
          </table:table-cell>
          <table:table-cell table:style-name="ce3" table:formula="of:=CHAR(INDEX([XOR.$B$2:.$Q$17];[.$B17]+1;[.CI$3]+1 )*16+INDEX([XOR.$B$2:.$Q$17];[.$C17]+1;[.CI$4]+1))" office:value-type="string" office:string-value="D">
            <text:p>D</text:p>
          </table:table-cell>
          <table:table-cell table:style-name="ce3" table:formula="of:=CHAR(INDEX([XOR.$B$2:.$Q$17];[.$B17]+1;[.CJ$3]+1 )*16+INDEX([XOR.$B$2:.$Q$17];[.$C17]+1;[.CJ$4]+1))" office:value-type="string" office:string-value="G">
            <text:p>G</text:p>
          </table:table-cell>
          <table:table-cell table:style-name="ce3" table:formula="of:=CHAR(INDEX([XOR.$B$2:.$Q$17];[.$B17]+1;[.CK$3]+1 )*16+INDEX([XOR.$B$2:.$Q$17];[.$C17]+1;[.CK$4]+1))" office:value-type="string" office:string-value="F">
            <text:p>F</text:p>
          </table:table-cell>
          <table:table-cell table:style-name="ce3" table:formula="of:=CHAR(INDEX([XOR.$B$2:.$Q$17];[.$B17]+1;[.CL$3]+1 )*16+INDEX([XOR.$B$2:.$Q$17];[.$C17]+1;[.CL$4]+1))" office:value-type="string" office:string-value="A">
            <text:p>A</text:p>
          </table:table-cell>
          <table:table-cell table:style-name="ce3" table:formula="of:=CHAR(INDEX([XOR.$B$2:.$Q$17];[.$B17]+1;[.CM$3]+1 )*16+INDEX([XOR.$B$2:.$Q$17];[.$C17]+1;[.CM$4]+1))" office:value-type="string" office:string-value="@">
            <text:p>@</text:p>
          </table:table-cell>
          <table:table-cell table:style-name="ce3" table:formula="of:=CHAR(INDEX([XOR.$B$2:.$Q$17];[.$B17]+1;[.CN$3]+1 )*16+INDEX([XOR.$B$2:.$Q$17];[.$C17]+1;[.CN$4]+1))" office:value-type="string" office:string-value="C">
            <text:p>C</text:p>
          </table:table-cell>
          <table:table-cell table:style-name="ce3" table:formula="of:=CHAR(INDEX([XOR.$B$2:.$Q$17];[.$B17]+1;[.CO$3]+1 )*16+INDEX([XOR.$B$2:.$Q$17];[.$C17]+1;[.CO$4]+1))" office:value-type="string" office:string-value="B">
            <text:p>B</text:p>
          </table:table-cell>
          <table:table-cell table:style-name="ce12" table:formula="of:=CHAR(INDEX([XOR.$B$2:.$Q$17];[.$B17]+1;[.CP$3]+1 )*16+INDEX([XOR.$B$2:.$Q$17];[.$C17]+1;[.CP$4]+1))" office:value-type="string" office:string-value="M">
            <text:p>M</text:p>
          </table:table-cell>
          <table:table-cell table:style-name="ce3" table:formula="of:=CHAR(INDEX([XOR.$B$2:.$Q$17];[.$B17]+1;[.CQ$3]+1 )*16+INDEX([XOR.$B$2:.$Q$17];[.$C17]+1;[.CQ$4]+1))" office:value-type="string" office:string-value="L">
            <text:p>L</text:p>
          </table:table-cell>
          <table:table-cell table:style-name="ce3" table:formula="of:=CHAR(INDEX([XOR.$B$2:.$Q$17];[.$B17]+1;[.CR$3]+1 )*16+INDEX([XOR.$B$2:.$Q$17];[.$C17]+1;[.CR$4]+1))" office:value-type="string" office:string-value="O">
            <text:p>O</text:p>
          </table:table-cell>
          <table:table-cell table:style-name="ce3" table:formula="of:=CHAR(INDEX([XOR.$B$2:.$Q$17];[.$B17]+1;[.CS$3]+1 )*16+INDEX([XOR.$B$2:.$Q$17];[.$C17]+1;[.CS$4]+1))" office:value-type="string" office:string-value="N">
            <text:p>N</text:p>
          </table:table-cell>
          <table:table-cell table:style-name="ce3" table:formula="of:=CHAR(INDEX([XOR.$B$2:.$Q$17];[.$B17]+1;[.CT$3]+1 )*16+INDEX([XOR.$B$2:.$Q$17];[.$C17]+1;[.CT$4]+1))" office:value-type="string" office:string-value="I">
            <text:p>I</text:p>
          </table:table-cell>
          <table:table-cell table:style-name="ce3" table:formula="of:=CHAR(INDEX([XOR.$B$2:.$Q$17];[.$B17]+1;[.CU$3]+1 )*16+INDEX([XOR.$B$2:.$Q$17];[.$C17]+1;[.CU$4]+1))" office:value-type="string" office:string-value="H">
            <text:p>H</text:p>
          </table:table-cell>
          <table:table-cell table:style-name="ce3" table:formula="of:=CHAR(INDEX([XOR.$B$2:.$Q$17];[.$B17]+1;[.CV$3]+1 )*16+INDEX([XOR.$B$2:.$Q$17];[.$C17]+1;[.CV$4]+1))" office:value-type="string" office:string-value="K">
            <text:p>K</text:p>
          </table:table-cell>
          <table:table-cell table:style-name="ce3" table:formula="of:=CHAR(INDEX([XOR.$B$2:.$Q$17];[.$B17]+1;[.CW$3]+1 )*16+INDEX([XOR.$B$2:.$Q$17];[.$C17]+1;[.CW$4]+1))" office:value-type="string" office:string-value="J">
            <text:p>J</text:p>
          </table:table-cell>
          <table:table-cell table:style-name="ce3" table:formula="of:=CHAR(INDEX([XOR.$B$2:.$Q$17];[.$B17]+1;[.CX$3]+1 )*16+INDEX([XOR.$B$2:.$Q$17];[.$C17]+1;[.CX$4]+1))" office:value-type="string" office:string-value="u">
            <text:p>u</text:p>
          </table:table-cell>
          <table:table-cell table:style-name="ce3" table:formula="of:=CHAR(INDEX([XOR.$B$2:.$Q$17];[.$B17]+1;[.CY$3]+1 )*16+INDEX([XOR.$B$2:.$Q$17];[.$C17]+1;[.CY$4]+1))" office:value-type="string" office:string-value="t">
            <text:p>t</text:p>
          </table:table-cell>
          <table:table-cell table:style-name="ce3" table:formula="of:=CHAR(INDEX([XOR.$B$2:.$Q$17];[.$B17]+1;[.CZ$3]+1 )*16+INDEX([XOR.$B$2:.$Q$17];[.$C17]+1;[.CZ$4]+1))" office:value-type="string" office:string-value="w">
            <text:p>w</text:p>
          </table:table-cell>
          <table:table-cell table:style-name="ce3" table:formula="of:=CHAR(INDEX([XOR.$B$2:.$Q$17];[.$B17]+1;[.DA$3]+1 )*16+INDEX([XOR.$B$2:.$Q$17];[.$C17]+1;[.DA$4]+1))" office:value-type="string" office:string-value="v">
            <text:p>v</text:p>
          </table:table-cell>
          <table:table-cell table:style-name="ce3" table:formula="of:=CHAR(INDEX([XOR.$B$2:.$Q$17];[.$B17]+1;[.DB$3]+1 )*16+INDEX([XOR.$B$2:.$Q$17];[.$C17]+1;[.DB$4]+1))" office:value-type="string" office:string-value="q">
            <text:p>q</text:p>
          </table:table-cell>
          <table:table-cell table:style-name="ce3" table:formula="of:=CHAR(INDEX([XOR.$B$2:.$Q$17];[.$B17]+1;[.DC$3]+1 )*16+INDEX([XOR.$B$2:.$Q$17];[.$C17]+1;[.DC$4]+1))" office:value-type="string" office:string-value="p">
            <text:p>p</text:p>
          </table:table-cell>
          <table:table-cell table:style-name="ce3" table:formula="of:=CHAR(INDEX([XOR.$B$2:.$Q$17];[.$B17]+1;[.DD$3]+1 )*16+INDEX([XOR.$B$2:.$Q$17];[.$C17]+1;[.DD$4]+1))" office:value-type="string" office:string-value="s">
            <text:p>s</text:p>
          </table:table-cell>
          <table:table-cell table:style-name="ce3" table:formula="of:=CHAR(INDEX([XOR.$B$2:.$Q$17];[.$B17]+1;[.DE$3]+1 )*16+INDEX([XOR.$B$2:.$Q$17];[.$C17]+1;[.DE$4]+1))" office:value-type="string" office:string-value="r">
            <text:p>r</text:p>
          </table:table-cell>
          <table:table-cell table:style-name="ce3" table:formula="of:=CHAR(INDEX([XOR.$B$2:.$Q$17];[.$B17]+1;[.DF$3]+1 )*16+INDEX([XOR.$B$2:.$Q$17];[.$C17]+1;[.DF$4]+1))" office:value-type="string" office:string-value="}">
            <text:p>}</text:p>
          </table:table-cell>
          <table:table-cell table:style-name="ce3" table:formula="of:=CHAR(INDEX([XOR.$B$2:.$Q$17];[.$B17]+1;[.DG$3]+1 )*16+INDEX([XOR.$B$2:.$Q$17];[.$C17]+1;[.DG$4]+1))" office:value-type="string" office:string-value="|">
            <text:p>|</text:p>
          </table:table-cell>
          <table:table-cell table:style-name="ce3" table:formula="of:=CHAR(INDEX([XOR.$B$2:.$Q$17];[.$B17]+1;[.DH$3]+1 )*16+INDEX([XOR.$B$2:.$Q$17];[.$C17]+1;[.DH$4]+1))" office:value-type="string" office:string-value="">
            <text:p></text:p>
          </table:table-cell>
          <table:table-cell table:style-name="ce3" table:formula="of:=CHAR(INDEX([XOR.$B$2:.$Q$17];[.$B17]+1;[.DI$3]+1 )*16+INDEX([XOR.$B$2:.$Q$17];[.$C17]+1;[.DI$4]+1))" office:value-type="string" office:string-value="~">
            <text:p>~</text:p>
          </table:table-cell>
          <table:table-cell table:style-name="ce3" table:formula="of:=CHAR(INDEX([XOR.$B$2:.$Q$17];[.$B17]+1;[.DJ$3]+1 )*16+INDEX([XOR.$B$2:.$Q$17];[.$C17]+1;[.DJ$4]+1))" office:value-type="string" office:string-value="y">
            <text:p>y</text:p>
          </table:table-cell>
          <table:table-cell table:style-name="ce3" table:formula="of:=CHAR(INDEX([XOR.$B$2:.$Q$17];[.$B17]+1;[.DK$3]+1 )*16+INDEX([XOR.$B$2:.$Q$17];[.$C17]+1;[.DK$4]+1))" office:value-type="string" office:string-value="x">
            <text:p>x</text:p>
          </table:table-cell>
          <table:table-cell table:style-name="ce3" table:formula="of:=CHAR(INDEX([XOR.$B$2:.$Q$17];[.$B17]+1;[.DL$3]+1 )*16+INDEX([XOR.$B$2:.$Q$17];[.$C17]+1;[.DL$4]+1))" office:value-type="string" office:string-value="{">
            <text:p>{</text:p>
          </table:table-cell>
          <table:table-cell table:style-name="ce3" table:formula="of:=CHAR(INDEX([XOR.$B$2:.$Q$17];[.$B17]+1;[.DM$3]+1 )*16+INDEX([XOR.$B$2:.$Q$17];[.$C17]+1;[.DM$4]+1))" office:value-type="string" office:string-value="z">
            <text:p>z</text:p>
          </table:table-cell>
          <table:table-cell table:style-name="ce3" table:formula="of:=CHAR(INDEX([XOR.$B$2:.$Q$17];[.$B17]+1;[.DN$3]+1 )*16+INDEX([XOR.$B$2:.$Q$17];[.$C17]+1;[.DN$4]+1))" office:value-type="string" office:string-value="e">
            <text:p>e</text:p>
          </table:table-cell>
          <table:table-cell table:style-name="ce3" table:formula="of:=CHAR(INDEX([XOR.$B$2:.$Q$17];[.$B17]+1;[.DO$3]+1 )*16+INDEX([XOR.$B$2:.$Q$17];[.$C17]+1;[.DO$4]+1))" office:value-type="string" office:string-value="d">
            <text:p>d</text:p>
          </table:table-cell>
          <table:table-cell table:style-name="ce3" table:formula="of:=CHAR(INDEX([XOR.$B$2:.$Q$17];[.$B17]+1;[.DP$3]+1 )*16+INDEX([XOR.$B$2:.$Q$17];[.$C17]+1;[.DP$4]+1))" office:value-type="string" office:string-value="g">
            <text:p>g</text:p>
          </table:table-cell>
          <table:table-cell table:style-name="ce3" table:formula="of:=CHAR(INDEX([XOR.$B$2:.$Q$17];[.$B17]+1;[.DQ$3]+1 )*16+INDEX([XOR.$B$2:.$Q$17];[.$C17]+1;[.DQ$4]+1))" office:value-type="string" office:string-value="f">
            <text:p>f</text:p>
          </table:table-cell>
          <table:table-cell table:style-name="ce3" table:formula="of:=CHAR(INDEX([XOR.$B$2:.$Q$17];[.$B17]+1;[.DR$3]+1 )*16+INDEX([XOR.$B$2:.$Q$17];[.$C17]+1;[.DR$4]+1))" office:value-type="string" office:string-value="a">
            <text:p>a</text:p>
          </table:table-cell>
          <table:table-cell table:style-name="ce3" table:formula="of:=CHAR(INDEX([XOR.$B$2:.$Q$17];[.$B17]+1;[.DS$3]+1 )*16+INDEX([XOR.$B$2:.$Q$17];[.$C17]+1;[.DS$4]+1))" office:value-type="string" office:string-value="`">
            <text:p>`</text:p>
          </table:table-cell>
          <table:table-cell table:style-name="ce3" table:formula="of:=CHAR(INDEX([XOR.$B$2:.$Q$17];[.$B17]+1;[.DT$3]+1 )*16+INDEX([XOR.$B$2:.$Q$17];[.$C17]+1;[.DT$4]+1))" office:value-type="string" office:string-value="c">
            <text:p>c</text:p>
          </table:table-cell>
          <table:table-cell table:style-name="ce3" table:formula="of:=CHAR(INDEX([XOR.$B$2:.$Q$17];[.$B17]+1;[.DU$3]+1 )*16+INDEX([XOR.$B$2:.$Q$17];[.$C17]+1;[.DU$4]+1))" office:value-type="string" office:string-value="b">
            <text:p>b</text:p>
          </table:table-cell>
          <table:table-cell table:style-name="ce3" table:formula="of:=CHAR(INDEX([XOR.$B$2:.$Q$17];[.$B17]+1;[.DV$3]+1 )*16+INDEX([XOR.$B$2:.$Q$17];[.$C17]+1;[.DV$4]+1))" office:value-type="string" office:string-value="m">
            <text:p>m</text:p>
          </table:table-cell>
          <table:table-cell table:style-name="ce3" table:formula="of:=CHAR(INDEX([XOR.$B$2:.$Q$17];[.$B17]+1;[.DW$3]+1 )*16+INDEX([XOR.$B$2:.$Q$17];[.$C17]+1;[.DW$4]+1))" office:value-type="string" office:string-value="l">
            <text:p>l</text:p>
          </table:table-cell>
          <table:table-cell table:style-name="ce3" table:formula="of:=CHAR(INDEX([XOR.$B$2:.$Q$17];[.$B17]+1;[.DX$3]+1 )*16+INDEX([XOR.$B$2:.$Q$17];[.$C17]+1;[.DX$4]+1))" office:value-type="string" office:string-value="o">
            <text:p>o</text:p>
          </table:table-cell>
          <table:table-cell table:style-name="ce3" table:formula="of:=CHAR(INDEX([XOR.$B$2:.$Q$17];[.$B17]+1;[.DY$3]+1 )*16+INDEX([XOR.$B$2:.$Q$17];[.$C17]+1;[.DY$4]+1))" office:value-type="string" office:string-value="n">
            <text:p>n</text:p>
          </table:table-cell>
          <table:table-cell table:style-name="ce3" table:formula="of:=CHAR(INDEX([XOR.$B$2:.$Q$17];[.$B17]+1;[.DZ$3]+1 )*16+INDEX([XOR.$B$2:.$Q$17];[.$C17]+1;[.DZ$4]+1))" office:value-type="string" office:string-value="i">
            <text:p>i</text:p>
          </table:table-cell>
          <table:table-cell table:style-name="ce3" table:formula="of:=CHAR(INDEX([XOR.$B$2:.$Q$17];[.$B17]+1;[.EA$3]+1 )*16+INDEX([XOR.$B$2:.$Q$17];[.$C17]+1;[.EA$4]+1))" office:value-type="string" office:string-value="h">
            <text:p>h</text:p>
          </table:table-cell>
          <table:table-cell table:style-name="ce3" table:formula="of:=CHAR(INDEX([XOR.$B$2:.$Q$17];[.$B17]+1;[.EB$3]+1 )*16+INDEX([XOR.$B$2:.$Q$17];[.$C17]+1;[.EB$4]+1))" office:value-type="string" office:string-value="k">
            <text:p>k</text:p>
          </table:table-cell>
          <table:table-cell table:style-name="ce3" table:formula="of:=CHAR(INDEX([XOR.$B$2:.$Q$17];[.$B17]+1;[.EC$3]+1 )*16+INDEX([XOR.$B$2:.$Q$17];[.$C17]+1;[.EC$4]+1))" office:value-type="string" office:string-value="j">
            <text:p>j</text:p>
          </table:table-cell>
        </table:table-row>
        <table:table-row table:style-name="ro4">
          <table:table-cell table:formula="of:=[.A17]+2" office:value-type="float" office:value="27">
            <text:p>27</text:p>
          </table:table-cell>
          <table:table-cell table:style-name="ce3" table:formula="of:=VLOOKUP(RIGHT(LEFT([.$B$1];[.A18]);1);[Sheet1.$A$2:.$C$17];3;0)" office:value-type="float" office:value="4">
            <text:p>4</text:p>
          </table:table-cell>
          <table:table-cell table:formula="of:=VLOOKUP(RIGHT(LEFT([.$B$1];[.A18]+1);1);[Sheet1.$A$2:.$C$17];3;0)" office:value-type="float" office:value="5">
            <text:p>5</text:p>
          </table:table-cell>
          <table:table-cell table:formula="of:=[.C18]+[.B18]*16" office:value-type="float" office:value="69">
            <text:p>69</text:p>
          </table:table-cell>
          <table:table-cell table:formula="of:=CHAR([.D18])" office:value-type="string" office:string-value="E">
            <text:p>E</text:p>
          </table:table-cell>
          <table:table-cell table:style-name="ce3" table:formula="of:=CHAR(INDEX([XOR.$B$2:.$Q$17];[.$B18]+1;[.F$3]+1 )*16+INDEX([XOR.$B$2:.$Q$17];[.$C18]+1;[.F$4]+1))" office:value-type="string" office:string-value="E">
            <text:p>E</text:p>
          </table:table-cell>
          <table:table-cell table:style-name="ce3" table:formula="of:=CHAR(INDEX([XOR.$B$2:.$Q$17];[.$B18]+1;[.G$3]+1 )*16+INDEX([XOR.$B$2:.$Q$17];[.$C18]+1;[.G$4]+1))" office:value-type="string" office:string-value="D">
            <text:p>D</text:p>
          </table:table-cell>
          <table:table-cell table:style-name="ce3" table:formula="of:=CHAR(INDEX([XOR.$B$2:.$Q$17];[.$B18]+1;[.H$3]+1 )*16+INDEX([XOR.$B$2:.$Q$17];[.$C18]+1;[.H$4]+1))" office:value-type="string" office:string-value="G">
            <text:p>G</text:p>
          </table:table-cell>
          <table:table-cell table:style-name="ce3" table:formula="of:=CHAR(INDEX([XOR.$B$2:.$Q$17];[.$B18]+1;[.I$3]+1 )*16+INDEX([XOR.$B$2:.$Q$17];[.$C18]+1;[.I$4]+1))" office:value-type="string" office:string-value="F">
            <text:p>F</text:p>
          </table:table-cell>
          <table:table-cell table:style-name="ce3" table:formula="of:=CHAR(INDEX([XOR.$B$2:.$Q$17];[.$B18]+1;[.J$3]+1 )*16+INDEX([XOR.$B$2:.$Q$17];[.$C18]+1;[.J$4]+1))" office:value-type="string" office:string-value="A">
            <text:p>A</text:p>
          </table:table-cell>
          <table:table-cell table:style-name="ce3" table:formula="of:=CHAR(INDEX([XOR.$B$2:.$Q$17];[.$B18]+1;[.K$3]+1 )*16+INDEX([XOR.$B$2:.$Q$17];[.$C18]+1;[.K$4]+1))" office:value-type="string" office:string-value="@">
            <text:p>@</text:p>
          </table:table-cell>
          <table:table-cell table:style-name="ce3" table:formula="of:=CHAR(INDEX([XOR.$B$2:.$Q$17];[.$B18]+1;[.L$3]+1 )*16+INDEX([XOR.$B$2:.$Q$17];[.$C18]+1;[.L$4]+1))" office:value-type="string" office:string-value="C">
            <text:p>C</text:p>
          </table:table-cell>
          <table:table-cell table:style-name="ce3" table:formula="of:=CHAR(INDEX([XOR.$B$2:.$Q$17];[.$B18]+1;[.M$3]+1 )*16+INDEX([XOR.$B$2:.$Q$17];[.$C18]+1;[.M$4]+1))" office:value-type="string" office:string-value="B">
            <text:p>B</text:p>
          </table:table-cell>
          <table:table-cell table:style-name="ce3" table:formula="of:=CHAR(INDEX([XOR.$B$2:.$Q$17];[.$B18]+1;[.N$3]+1 )*16+INDEX([XOR.$B$2:.$Q$17];[.$C18]+1;[.N$4]+1))" office:value-type="string" office:string-value="M">
            <text:p>M</text:p>
          </table:table-cell>
          <table:table-cell table:style-name="ce3" table:formula="of:=CHAR(INDEX([XOR.$B$2:.$Q$17];[.$B18]+1;[.O$3]+1 )*16+INDEX([XOR.$B$2:.$Q$17];[.$C18]+1;[.O$4]+1))" office:value-type="string" office:string-value="L">
            <text:p>L</text:p>
          </table:table-cell>
          <table:table-cell table:style-name="ce3" table:formula="of:=CHAR(INDEX([XOR.$B$2:.$Q$17];[.$B18]+1;[.P$3]+1 )*16+INDEX([XOR.$B$2:.$Q$17];[.$C18]+1;[.P$4]+1))" office:value-type="string" office:string-value="O">
            <text:p>O</text:p>
          </table:table-cell>
          <table:table-cell table:style-name="ce3" table:formula="of:=CHAR(INDEX([XOR.$B$2:.$Q$17];[.$B18]+1;[.Q$3]+1 )*16+INDEX([XOR.$B$2:.$Q$17];[.$C18]+1;[.Q$4]+1))" office:value-type="string" office:string-value="N">
            <text:p>N</text:p>
          </table:table-cell>
          <table:table-cell table:style-name="ce3" table:formula="of:=CHAR(INDEX([XOR.$B$2:.$Q$17];[.$B18]+1;[.R$3]+1 )*16+INDEX([XOR.$B$2:.$Q$17];[.$C18]+1;[.R$4]+1))" office:value-type="string" office:string-value="I">
            <text:p>I</text:p>
          </table:table-cell>
          <table:table-cell table:style-name="ce3" table:formula="of:=CHAR(INDEX([XOR.$B$2:.$Q$17];[.$B18]+1;[.S$3]+1 )*16+INDEX([XOR.$B$2:.$Q$17];[.$C18]+1;[.S$4]+1))" office:value-type="string" office:string-value="H">
            <text:p>H</text:p>
          </table:table-cell>
          <table:table-cell table:style-name="ce3" table:formula="of:=CHAR(INDEX([XOR.$B$2:.$Q$17];[.$B18]+1;[.T$3]+1 )*16+INDEX([XOR.$B$2:.$Q$17];[.$C18]+1;[.T$4]+1))" office:value-type="string" office:string-value="K">
            <text:p>K</text:p>
          </table:table-cell>
          <table:table-cell table:style-name="ce3" table:formula="of:=CHAR(INDEX([XOR.$B$2:.$Q$17];[.$B18]+1;[.U$3]+1 )*16+INDEX([XOR.$B$2:.$Q$17];[.$C18]+1;[.U$4]+1))" office:value-type="string" office:string-value="J">
            <text:p>J</text:p>
          </table:table-cell>
          <table:table-cell table:style-name="ce3" table:formula="of:=CHAR(INDEX([XOR.$B$2:.$Q$17];[.$B18]+1;[.V$3]+1 )*16+INDEX([XOR.$B$2:.$Q$17];[.$C18]+1;[.V$4]+1))" office:value-type="string" office:string-value="U">
            <text:p>U</text:p>
          </table:table-cell>
          <table:table-cell table:style-name="ce3" table:formula="of:=CHAR(INDEX([XOR.$B$2:.$Q$17];[.$B18]+1;[.W$3]+1 )*16+INDEX([XOR.$B$2:.$Q$17];[.$C18]+1;[.W$4]+1))" office:value-type="string" office:string-value="T">
            <text:p>T</text:p>
          </table:table-cell>
          <table:table-cell table:style-name="ce3" table:formula="of:=CHAR(INDEX([XOR.$B$2:.$Q$17];[.$B18]+1;[.X$3]+1 )*16+INDEX([XOR.$B$2:.$Q$17];[.$C18]+1;[.X$4]+1))" office:value-type="string" office:string-value="W">
            <text:p>W</text:p>
          </table:table-cell>
          <table:table-cell table:style-name="ce3" table:formula="of:=CHAR(INDEX([XOR.$B$2:.$Q$17];[.$B18]+1;[.Y$3]+1 )*16+INDEX([XOR.$B$2:.$Q$17];[.$C18]+1;[.Y$4]+1))" office:value-type="string" office:string-value="V">
            <text:p>V</text:p>
          </table:table-cell>
          <table:table-cell table:style-name="ce3" table:formula="of:=CHAR(INDEX([XOR.$B$2:.$Q$17];[.$B18]+1;[.Z$3]+1 )*16+INDEX([XOR.$B$2:.$Q$17];[.$C18]+1;[.Z$4]+1))" office:value-type="string" office:string-value="Q">
            <text:p>Q</text:p>
          </table:table-cell>
          <table:table-cell table:style-name="ce8" table:formula="of:=CHAR(INDEX([XOR.$B$2:.$Q$17];[.$B18]+1;[.AA$3]+1 )*16+INDEX([XOR.$B$2:.$Q$17];[.$C18]+1;[.AA$4]+1))" office:value-type="string" office:string-value="P">
            <text:p>P</text:p>
          </table:table-cell>
          <table:table-cell table:style-name="ce3" table:formula="of:=CHAR(INDEX([XOR.$B$2:.$Q$17];[.$B18]+1;[.AB$3]+1 )*16+INDEX([XOR.$B$2:.$Q$17];[.$C18]+1;[.AB$4]+1))" office:value-type="string" office:string-value="S">
            <text:p>S</text:p>
          </table:table-cell>
          <table:table-cell table:style-name="ce3" table:formula="of:=CHAR(INDEX([XOR.$B$2:.$Q$17];[.$B18]+1;[.AC$3]+1 )*16+INDEX([XOR.$B$2:.$Q$17];[.$C18]+1;[.AC$4]+1))" office:value-type="string" office:string-value="R">
            <text:p>R</text:p>
          </table:table-cell>
          <table:table-cell table:style-name="ce3" table:formula="of:=CHAR(INDEX([XOR.$B$2:.$Q$17];[.$B18]+1;[.AD$3]+1 )*16+INDEX([XOR.$B$2:.$Q$17];[.$C18]+1;[.AD$4]+1))" office:value-type="string" office:string-value="]">
            <text:p>]</text:p>
          </table:table-cell>
          <table:table-cell table:style-name="ce3" table:formula="of:=CHAR(INDEX([XOR.$B$2:.$Q$17];[.$B18]+1;[.AE$3]+1 )*16+INDEX([XOR.$B$2:.$Q$17];[.$C18]+1;[.AE$4]+1))" office:value-type="string" office:string-value="\">
            <text:p>\</text:p>
          </table:table-cell>
          <table:table-cell table:style-name="ce3" table:formula="of:=CHAR(INDEX([XOR.$B$2:.$Q$17];[.$B18]+1;[.AF$3]+1 )*16+INDEX([XOR.$B$2:.$Q$17];[.$C18]+1;[.AF$4]+1))" office:value-type="string" office:string-value="_">
            <text:p>_</text:p>
          </table:table-cell>
          <table:table-cell table:style-name="ce3" table:formula="of:=CHAR(INDEX([XOR.$B$2:.$Q$17];[.$B18]+1;[.AG$3]+1 )*16+INDEX([XOR.$B$2:.$Q$17];[.$C18]+1;[.AG$4]+1))" office:value-type="string" office:string-value="^">
            <text:p>^</text:p>
          </table:table-cell>
          <table:table-cell table:style-name="ce3" table:formula="of:=CHAR(INDEX([XOR.$B$2:.$Q$17];[.$B18]+1;[.AH$3]+1 )*16+INDEX([XOR.$B$2:.$Q$17];[.$C18]+1;[.AH$4]+1))" office:value-type="string" office:string-value="Y">
            <text:p>Y</text:p>
          </table:table-cell>
          <table:table-cell table:style-name="ce3" table:formula="of:=CHAR(INDEX([XOR.$B$2:.$Q$17];[.$B18]+1;[.AI$3]+1 )*16+INDEX([XOR.$B$2:.$Q$17];[.$C18]+1;[.AI$4]+1))" office:value-type="string" office:string-value="X">
            <text:p>X</text:p>
          </table:table-cell>
          <table:table-cell table:style-name="ce3" table:formula="of:=CHAR(INDEX([XOR.$B$2:.$Q$17];[.$B18]+1;[.AJ$3]+1 )*16+INDEX([XOR.$B$2:.$Q$17];[.$C18]+1;[.AJ$4]+1))" office:value-type="string" office:string-value="[">
            <text:p>[</text:p>
          </table:table-cell>
          <table:table-cell table:style-name="ce3" table:formula="of:=CHAR(INDEX([XOR.$B$2:.$Q$17];[.$B18]+1;[.AK$3]+1 )*16+INDEX([XOR.$B$2:.$Q$17];[.$C18]+1;[.AK$4]+1))" office:value-type="string" office:string-value="Z">
            <text:p>Z</text:p>
          </table:table-cell>
          <table:table-cell table:style-name="ce3" table:formula="of:=CHAR(INDEX([XOR.$B$2:.$Q$17];[.$B18]+1;[.AL$3]+1 )*16+INDEX([XOR.$B$2:.$Q$17];[.$C18]+1;[.AL$4]+1))" office:value-type="string" office:string-value="e">
            <text:p>e</text:p>
          </table:table-cell>
          <table:table-cell table:style-name="ce3" table:formula="of:=CHAR(INDEX([XOR.$B$2:.$Q$17];[.$B18]+1;[.AM$3]+1 )*16+INDEX([XOR.$B$2:.$Q$17];[.$C18]+1;[.AM$4]+1))" office:value-type="string" office:string-value="d">
            <text:p>d</text:p>
          </table:table-cell>
          <table:table-cell table:style-name="ce3" table:formula="of:=CHAR(INDEX([XOR.$B$2:.$Q$17];[.$B18]+1;[.AN$3]+1 )*16+INDEX([XOR.$B$2:.$Q$17];[.$C18]+1;[.AN$4]+1))" office:value-type="string" office:string-value="g">
            <text:p>g</text:p>
          </table:table-cell>
          <table:table-cell table:style-name="ce3" table:formula="of:=CHAR(INDEX([XOR.$B$2:.$Q$17];[.$B18]+1;[.AO$3]+1 )*16+INDEX([XOR.$B$2:.$Q$17];[.$C18]+1;[.AO$4]+1))" office:value-type="string" office:string-value="f">
            <text:p>f</text:p>
          </table:table-cell>
          <table:table-cell table:style-name="ce3" table:formula="of:=CHAR(INDEX([XOR.$B$2:.$Q$17];[.$B18]+1;[.AP$3]+1 )*16+INDEX([XOR.$B$2:.$Q$17];[.$C18]+1;[.AP$4]+1))" office:value-type="string" office:string-value="a">
            <text:p>a</text:p>
          </table:table-cell>
          <table:table-cell table:style-name="ce3" table:formula="of:=CHAR(INDEX([XOR.$B$2:.$Q$17];[.$B18]+1;[.AQ$3]+1 )*16+INDEX([XOR.$B$2:.$Q$17];[.$C18]+1;[.AQ$4]+1))" office:value-type="string" office:string-value="`">
            <text:p>`</text:p>
          </table:table-cell>
          <table:table-cell table:style-name="ce3" table:formula="of:=CHAR(INDEX([XOR.$B$2:.$Q$17];[.$B18]+1;[.AR$3]+1 )*16+INDEX([XOR.$B$2:.$Q$17];[.$C18]+1;[.AR$4]+1))" office:value-type="string" office:string-value="c">
            <text:p>c</text:p>
          </table:table-cell>
          <table:table-cell table:style-name="ce3" table:formula="of:=CHAR(INDEX([XOR.$B$2:.$Q$17];[.$B18]+1;[.AS$3]+1 )*16+INDEX([XOR.$B$2:.$Q$17];[.$C18]+1;[.AS$4]+1))" office:value-type="string" office:string-value="b">
            <text:p>b</text:p>
          </table:table-cell>
          <table:table-cell table:style-name="ce3" table:formula="of:=CHAR(INDEX([XOR.$B$2:.$Q$17];[.$B18]+1;[.AT$3]+1 )*16+INDEX([XOR.$B$2:.$Q$17];[.$C18]+1;[.AT$4]+1))" office:value-type="string" office:string-value="m">
            <text:p>m</text:p>
          </table:table-cell>
          <table:table-cell table:style-name="ce3" table:formula="of:=CHAR(INDEX([XOR.$B$2:.$Q$17];[.$B18]+1;[.AU$3]+1 )*16+INDEX([XOR.$B$2:.$Q$17];[.$C18]+1;[.AU$4]+1))" office:value-type="string" office:string-value="l">
            <text:p>l</text:p>
          </table:table-cell>
          <table:table-cell table:style-name="ce3" table:formula="of:=CHAR(INDEX([XOR.$B$2:.$Q$17];[.$B18]+1;[.AV$3]+1 )*16+INDEX([XOR.$B$2:.$Q$17];[.$C18]+1;[.AV$4]+1))" office:value-type="string" office:string-value="o">
            <text:p>o</text:p>
          </table:table-cell>
          <table:table-cell table:style-name="ce3" table:formula="of:=CHAR(INDEX([XOR.$B$2:.$Q$17];[.$B18]+1;[.AW$3]+1 )*16+INDEX([XOR.$B$2:.$Q$17];[.$C18]+1;[.AW$4]+1))" office:value-type="string" office:string-value="n">
            <text:p>n</text:p>
          </table:table-cell>
          <table:table-cell table:style-name="ce3" table:formula="of:=CHAR(INDEX([XOR.$B$2:.$Q$17];[.$B18]+1;[.AX$3]+1 )*16+INDEX([XOR.$B$2:.$Q$17];[.$C18]+1;[.AX$4]+1))" office:value-type="string" office:string-value="i">
            <text:p>i</text:p>
          </table:table-cell>
          <table:table-cell table:style-name="ce3" table:formula="of:=CHAR(INDEX([XOR.$B$2:.$Q$17];[.$B18]+1;[.AY$3]+1 )*16+INDEX([XOR.$B$2:.$Q$17];[.$C18]+1;[.AY$4]+1))" office:value-type="string" office:string-value="h">
            <text:p>h</text:p>
          </table:table-cell>
          <table:table-cell table:style-name="ce3" table:formula="of:=CHAR(INDEX([XOR.$B$2:.$Q$17];[.$B18]+1;[.AZ$3]+1 )*16+INDEX([XOR.$B$2:.$Q$17];[.$C18]+1;[.AZ$4]+1))" office:value-type="string" office:string-value="k">
            <text:p>k</text:p>
          </table:table-cell>
          <table:table-cell table:style-name="ce3" table:formula="of:=CHAR(INDEX([XOR.$B$2:.$Q$17];[.$B18]+1;[.BA$3]+1 )*16+INDEX([XOR.$B$2:.$Q$17];[.$C18]+1;[.BA$4]+1))" office:value-type="string" office:string-value="j">
            <text:p>j</text:p>
          </table:table-cell>
          <table:table-cell table:style-name="ce3" table:formula="of:=CHAR(INDEX([XOR.$B$2:.$Q$17];[.$B18]+1;[.BB$3]+1 )*16+INDEX([XOR.$B$2:.$Q$17];[.$C18]+1;[.BB$4]+1))" office:value-type="string" office:string-value="u">
            <text:p>u</text:p>
          </table:table-cell>
          <table:table-cell table:style-name="ce3" table:formula="of:=CHAR(INDEX([XOR.$B$2:.$Q$17];[.$B18]+1;[.BC$3]+1 )*16+INDEX([XOR.$B$2:.$Q$17];[.$C18]+1;[.BC$4]+1))" office:value-type="string" office:string-value="t">
            <text:p>t</text:p>
          </table:table-cell>
          <table:table-cell table:style-name="ce3" table:formula="of:=CHAR(INDEX([XOR.$B$2:.$Q$17];[.$B18]+1;[.BD$3]+1 )*16+INDEX([XOR.$B$2:.$Q$17];[.$C18]+1;[.BD$4]+1))" office:value-type="string" office:string-value="w">
            <text:p>w</text:p>
          </table:table-cell>
          <table:table-cell table:style-name="ce3" table:formula="of:=CHAR(INDEX([XOR.$B$2:.$Q$17];[.$B18]+1;[.BE$3]+1 )*16+INDEX([XOR.$B$2:.$Q$17];[.$C18]+1;[.BE$4]+1))" office:value-type="string" office:string-value="v">
            <text:p>v</text:p>
          </table:table-cell>
          <table:table-cell table:style-name="ce3" table:formula="of:=CHAR(INDEX([XOR.$B$2:.$Q$17];[.$B18]+1;[.BF$3]+1 )*16+INDEX([XOR.$B$2:.$Q$17];[.$C18]+1;[.BF$4]+1))" office:value-type="string" office:string-value="q">
            <text:p>q</text:p>
          </table:table-cell>
          <table:table-cell table:style-name="ce8" table:formula="of:=CHAR(INDEX([XOR.$B$2:.$Q$17];[.$B18]+1;[.BG$3]+1 )*16+INDEX([XOR.$B$2:.$Q$17];[.$C18]+1;[.BG$4]+1))" office:value-type="string" office:string-value="p">
            <text:p>p</text:p>
          </table:table-cell>
          <table:table-cell table:style-name="ce3" table:formula="of:=CHAR(INDEX([XOR.$B$2:.$Q$17];[.$B18]+1;[.BH$3]+1 )*16+INDEX([XOR.$B$2:.$Q$17];[.$C18]+1;[.BH$4]+1))" office:value-type="string" office:string-value="s">
            <text:p>s</text:p>
          </table:table-cell>
          <table:table-cell table:style-name="ce3" table:formula="of:=CHAR(INDEX([XOR.$B$2:.$Q$17];[.$B18]+1;[.BI$3]+1 )*16+INDEX([XOR.$B$2:.$Q$17];[.$C18]+1;[.BI$4]+1))" office:value-type="string" office:string-value="r">
            <text:p>r</text:p>
          </table:table-cell>
          <table:table-cell table:style-name="ce3" table:formula="of:=CHAR(INDEX([XOR.$B$2:.$Q$17];[.$B18]+1;[.BJ$3]+1 )*16+INDEX([XOR.$B$2:.$Q$17];[.$C18]+1;[.BJ$4]+1))" office:value-type="string" office:string-value="}">
            <text:p>}</text:p>
          </table:table-cell>
          <table:table-cell table:style-name="ce3" table:formula="of:=CHAR(INDEX([XOR.$B$2:.$Q$17];[.$B18]+1;[.BK$3]+1 )*16+INDEX([XOR.$B$2:.$Q$17];[.$C18]+1;[.BK$4]+1))" office:value-type="string" office:string-value="|">
            <text:p>|</text:p>
          </table:table-cell>
          <table:table-cell table:style-name="ce3" table:formula="of:=CHAR(INDEX([XOR.$B$2:.$Q$17];[.$B18]+1;[.BL$3]+1 )*16+INDEX([XOR.$B$2:.$Q$17];[.$C18]+1;[.BL$4]+1))" office:value-type="string" office:string-value="">
            <text:p></text:p>
          </table:table-cell>
          <table:table-cell table:style-name="ce3" table:formula="of:=CHAR(INDEX([XOR.$B$2:.$Q$17];[.$B18]+1;[.BM$3]+1 )*16+INDEX([XOR.$B$2:.$Q$17];[.$C18]+1;[.BM$4]+1))" office:value-type="string" office:string-value="~">
            <text:p>~</text:p>
          </table:table-cell>
          <table:table-cell table:style-name="ce3" table:formula="of:=CHAR(INDEX([XOR.$B$2:.$Q$17];[.$B18]+1;[.BN$3]+1 )*16+INDEX([XOR.$B$2:.$Q$17];[.$C18]+1;[.BN$4]+1))" office:value-type="string" office:string-value="y">
            <text:p>y</text:p>
          </table:table-cell>
          <table:table-cell table:style-name="ce3" table:formula="of:=CHAR(INDEX([XOR.$B$2:.$Q$17];[.$B18]+1;[.BO$3]+1 )*16+INDEX([XOR.$B$2:.$Q$17];[.$C18]+1;[.BO$4]+1))" office:value-type="string" office:string-value="x">
            <text:p>x</text:p>
          </table:table-cell>
          <table:table-cell table:style-name="ce3" table:formula="of:=CHAR(INDEX([XOR.$B$2:.$Q$17];[.$B18]+1;[.BP$3]+1 )*16+INDEX([XOR.$B$2:.$Q$17];[.$C18]+1;[.BP$4]+1))" office:value-type="string" office:string-value="{">
            <text:p>{</text:p>
          </table:table-cell>
          <table:table-cell table:style-name="ce3" table:formula="of:=CHAR(INDEX([XOR.$B$2:.$Q$17];[.$B18]+1;[.BQ$3]+1 )*16+INDEX([XOR.$B$2:.$Q$17];[.$C18]+1;[.BQ$4]+1))" office:value-type="string" office:string-value="z">
            <text:p>z</text:p>
          </table:table-cell>
          <table:table-cell table:style-name="ce3" table:formula="of:=CHAR(INDEX([XOR.$B$2:.$Q$17];[.$B18]+1;[.BR$3]+1 )*16+INDEX([XOR.$B$2:.$Q$17];[.$C18]+1;[.BR$4]+1))" office:value-type="string" office:string-value="">
            <text:p/>
          </table:table-cell>
          <table:table-cell table:style-name="ce3" table:formula="of:=CHAR(INDEX([XOR.$B$2:.$Q$17];[.$B18]+1;[.BS$3]+1 )*16+INDEX([XOR.$B$2:.$Q$17];[.$C18]+1;[.BS$4]+1))" office:value-type="string" office:string-value="">
            <text:p/>
          </table:table-cell>
          <table:table-cell table:style-name="ce3" table:formula="of:=CHAR(INDEX([XOR.$B$2:.$Q$17];[.$B18]+1;[.BT$3]+1 )*16+INDEX([XOR.$B$2:.$Q$17];[.$C18]+1;[.BT$4]+1))" office:value-type="string" office:string-value="">
            <text:p/>
          </table:table-cell>
          <table:table-cell table:style-name="ce3" table:formula="of:=CHAR(INDEX([XOR.$B$2:.$Q$17];[.$B18]+1;[.BU$3]+1 )*16+INDEX([XOR.$B$2:.$Q$17];[.$C18]+1;[.BU$4]+1))" office:value-type="string" office:string-value="">
            <text:p/>
          </table:table-cell>
          <table:table-cell table:style-name="ce3" table:formula="of:=CHAR(INDEX([XOR.$B$2:.$Q$17];[.$B18]+1;[.BV$3]+1 )*16+INDEX([XOR.$B$2:.$Q$17];[.$C18]+1;[.BV$4]+1))" office:value-type="string" office:string-value="">
            <text:p/>
          </table:table-cell>
          <table:table-cell table:style-name="ce3" table:formula="of:=CHAR(INDEX([XOR.$B$2:.$Q$17];[.$B18]+1;[.BW$3]+1 )*16+INDEX([XOR.$B$2:.$Q$17];[.$C18]+1;[.BW$4]+1))" office:value-type="string" office:string-value="">
            <text:p/>
          </table:table-cell>
          <table:table-cell table:style-name="ce3" table:formula="of:=CHAR(INDEX([XOR.$B$2:.$Q$17];[.$B18]+1;[.BX$3]+1 )*16+INDEX([XOR.$B$2:.$Q$17];[.$C18]+1;[.BX$4]+1))" office:value-type="string" office:string-value="">
            <text:p/>
          </table:table-cell>
          <table:table-cell table:style-name="ce3" table:formula="of:=CHAR(INDEX([XOR.$B$2:.$Q$17];[.$B18]+1;[.BY$3]+1 )*16+INDEX([XOR.$B$2:.$Q$17];[.$C18]+1;[.BY$4]+1))" office:value-type="string" office:string-value="">
            <text:p/>
          </table:table-cell>
          <table:table-cell table:style-name="ce3" table:formula="of:=CHAR(INDEX([XOR.$B$2:.$Q$17];[.$B18]+1;[.BZ$3]+1 )*16+INDEX([XOR.$B$2:.$Q$17];[.$C18]+1;[.BZ$4]+1))" office:value-type="string" office:string-value="&#13;">
            <text:p></text:p>
          </table:table-cell>
          <table:table-cell table:style-name="ce3" table:formula="of:=CHAR(INDEX([XOR.$B$2:.$Q$17];[.$B18]+1;[.CA$3]+1 )*16+INDEX([XOR.$B$2:.$Q$17];[.$C18]+1;[.CA$4]+1))" office:value-type="string" office:string-value="">
            <text:p/>
          </table:table-cell>
          <table:table-cell table:style-name="ce3" table:formula="of:=CHAR(INDEX([XOR.$B$2:.$Q$17];[.$B18]+1;[.CB$3]+1 )*16+INDEX([XOR.$B$2:.$Q$17];[.$C18]+1;[.CB$4]+1))" office:value-type="string" office:string-value="">
            <text:p/>
          </table:table-cell>
          <table:table-cell table:style-name="ce3" table:formula="of:=CHAR(INDEX([XOR.$B$2:.$Q$17];[.$B18]+1;[.CC$3]+1 )*16+INDEX([XOR.$B$2:.$Q$17];[.$C18]+1;[.CC$4]+1))" office:value-type="string" office:string-value="">
            <text:p/>
          </table:table-cell>
          <table:table-cell table:style-name="ce3" table:formula="of:=CHAR(INDEX([XOR.$B$2:.$Q$17];[.$B18]+1;[.CD$3]+1 )*16+INDEX([XOR.$B$2:.$Q$17];[.$C18]+1;[.CD$4]+1))" office:value-type="string" office:string-value="&#9;">
            <text:p><text:tab/></text:p>
          </table:table-cell>
          <table:table-cell table:style-name="ce3" table:formula="of:=CHAR(INDEX([XOR.$B$2:.$Q$17];[.$B18]+1;[.CE$3]+1 )*16+INDEX([XOR.$B$2:.$Q$17];[.$C18]+1;[.CE$4]+1))" office:value-type="string" office:string-value="">
            <text:p/>
          </table:table-cell>
          <table:table-cell table:style-name="ce3" table:formula="of:=CHAR(INDEX([XOR.$B$2:.$Q$17];[.$B18]+1;[.CF$3]+1 )*16+INDEX([XOR.$B$2:.$Q$17];[.$C18]+1;[.CF$4]+1))" office:value-type="string" office:string-value="">
            <text:p/>
          </table:table-cell>
          <table:table-cell table:style-name="ce3" table:formula="of:=CHAR(INDEX([XOR.$B$2:.$Q$17];[.$B18]+1;[.CG$3]+1 )*16+INDEX([XOR.$B$2:.$Q$17];[.$C18]+1;[.CG$4]+1))" office:value-type="string" office:string-value="&#10;">
            <text:p><text:line-break/></text:p>
          </table:table-cell>
          <table:table-cell table:style-name="ce3" table:formula="of:=CHAR(INDEX([XOR.$B$2:.$Q$17];[.$B18]+1;[.CH$3]+1 )*16+INDEX([XOR.$B$2:.$Q$17];[.$C18]+1;[.CH$4]+1))" office:value-type="string" office:string-value="">
            <text:p/>
          </table:table-cell>
          <table:table-cell table:style-name="ce3" table:formula="of:=CHAR(INDEX([XOR.$B$2:.$Q$17];[.$B18]+1;[.CI$3]+1 )*16+INDEX([XOR.$B$2:.$Q$17];[.$C18]+1;[.CI$4]+1))" office:value-type="string" office:string-value="">
            <text:p/>
          </table:table-cell>
          <table:table-cell table:style-name="ce3" table:formula="of:=CHAR(INDEX([XOR.$B$2:.$Q$17];[.$B18]+1;[.CJ$3]+1 )*16+INDEX([XOR.$B$2:.$Q$17];[.$C18]+1;[.CJ$4]+1))" office:value-type="string" office:string-value="">
            <text:p/>
          </table:table-cell>
          <table:table-cell table:style-name="ce3" table:formula="of:=CHAR(INDEX([XOR.$B$2:.$Q$17];[.$B18]+1;[.CK$3]+1 )*16+INDEX([XOR.$B$2:.$Q$17];[.$C18]+1;[.CK$4]+1))" office:value-type="string" office:string-value="">
            <text:p/>
          </table:table-cell>
          <table:table-cell table:style-name="ce3" table:formula="of:=CHAR(INDEX([XOR.$B$2:.$Q$17];[.$B18]+1;[.CL$3]+1 )*16+INDEX([XOR.$B$2:.$Q$17];[.$C18]+1;[.CL$4]+1))" office:value-type="string" office:string-value="">
            <text:p/>
          </table:table-cell>
          <table:table-cell table:style-name="ce3" table:formula="of:=CHAR(INDEX([XOR.$B$2:.$Q$17];[.$B18]+1;[.CM$3]+1 )*16+INDEX([XOR.$B$2:.$Q$17];[.$C18]+1;[.CM$4]+1))" office:value-type="string" office:string-value="">
            <text:p/>
          </table:table-cell>
          <table:table-cell table:style-name="ce3" table:formula="of:=CHAR(INDEX([XOR.$B$2:.$Q$17];[.$B18]+1;[.CN$3]+1 )*16+INDEX([XOR.$B$2:.$Q$17];[.$C18]+1;[.CN$4]+1))" office:value-type="string" office:string-value="">
            <text:p/>
          </table:table-cell>
          <table:table-cell table:style-name="ce3" table:formula="of:=CHAR(INDEX([XOR.$B$2:.$Q$17];[.$B18]+1;[.CO$3]+1 )*16+INDEX([XOR.$B$2:.$Q$17];[.$C18]+1;[.CO$4]+1))" office:value-type="string" office:string-value="">
            <text:p/>
          </table:table-cell>
          <table:table-cell table:style-name="ce12" table:formula="of:=CHAR(INDEX([XOR.$B$2:.$Q$17];[.$B18]+1;[.CP$3]+1 )*16+INDEX([XOR.$B$2:.$Q$17];[.$C18]+1;[.CP$4]+1))" office:value-type="string" office:string-value="">
            <text:p/>
          </table:table-cell>
          <table:table-cell table:style-name="ce3" table:formula="of:=CHAR(INDEX([XOR.$B$2:.$Q$17];[.$B18]+1;[.CQ$3]+1 )*16+INDEX([XOR.$B$2:.$Q$17];[.$C18]+1;[.CQ$4]+1))" office:value-type="string" office:string-value="">
            <text:p/>
          </table:table-cell>
          <table:table-cell table:style-name="ce3" table:formula="of:=CHAR(INDEX([XOR.$B$2:.$Q$17];[.$B18]+1;[.CR$3]+1 )*16+INDEX([XOR.$B$2:.$Q$17];[.$C18]+1;[.CR$4]+1))" office:value-type="string" office:string-value="">
            <text:p/>
          </table:table-cell>
          <table:table-cell table:style-name="ce3" table:formula="of:=CHAR(INDEX([XOR.$B$2:.$Q$17];[.$B18]+1;[.CS$3]+1 )*16+INDEX([XOR.$B$2:.$Q$17];[.$C18]+1;[.CS$4]+1))" office:value-type="string" office:string-value="">
            <text:p/>
          </table:table-cell>
          <table:table-cell table:style-name="ce3" table:formula="of:=CHAR(INDEX([XOR.$B$2:.$Q$17];[.$B18]+1;[.CT$3]+1 )*16+INDEX([XOR.$B$2:.$Q$17];[.$C18]+1;[.CT$4]+1))" office:value-type="string" office:string-value="">
            <text:p/>
          </table:table-cell>
          <table:table-cell table:style-name="ce3" table:formula="of:=CHAR(INDEX([XOR.$B$2:.$Q$17];[.$B18]+1;[.CU$3]+1 )*16+INDEX([XOR.$B$2:.$Q$17];[.$C18]+1;[.CU$4]+1))" office:value-type="string" office:string-value="">
            <text:p/>
          </table:table-cell>
          <table:table-cell table:style-name="ce3" table:formula="of:=CHAR(INDEX([XOR.$B$2:.$Q$17];[.$B18]+1;[.CV$3]+1 )*16+INDEX([XOR.$B$2:.$Q$17];[.$C18]+1;[.CV$4]+1))" office:value-type="string" office:string-value="">
            <text:p/>
          </table:table-cell>
          <table:table-cell table:style-name="ce3" table:formula="of:=CHAR(INDEX([XOR.$B$2:.$Q$17];[.$B18]+1;[.CW$3]+1 )*16+INDEX([XOR.$B$2:.$Q$17];[.$C18]+1;[.CW$4]+1))" office:value-type="string" office:string-value="">
            <text:p/>
          </table:table-cell>
          <table:table-cell table:style-name="ce3" table:formula="of:=CHAR(INDEX([XOR.$B$2:.$Q$17];[.$B18]+1;[.CX$3]+1 )*16+INDEX([XOR.$B$2:.$Q$17];[.$C18]+1;[.CX$4]+1))" office:value-type="string" office:string-value="%">
            <text:p>%</text:p>
          </table:table-cell>
          <table:table-cell table:style-name="ce3" table:formula="of:=CHAR(INDEX([XOR.$B$2:.$Q$17];[.$B18]+1;[.CY$3]+1 )*16+INDEX([XOR.$B$2:.$Q$17];[.$C18]+1;[.CY$4]+1))" office:value-type="string" office:string-value="$">
            <text:p>$</text:p>
          </table:table-cell>
          <table:table-cell table:style-name="ce3" table:formula="of:=CHAR(INDEX([XOR.$B$2:.$Q$17];[.$B18]+1;[.CZ$3]+1 )*16+INDEX([XOR.$B$2:.$Q$17];[.$C18]+1;[.CZ$4]+1))" office:value-type="string" office:string-value="'">
            <text:p>'</text:p>
          </table:table-cell>
          <table:table-cell table:style-name="ce3" table:formula="of:=CHAR(INDEX([XOR.$B$2:.$Q$17];[.$B18]+1;[.DA$3]+1 )*16+INDEX([XOR.$B$2:.$Q$17];[.$C18]+1;[.DA$4]+1))" office:value-type="string" office:string-value="&amp;">
            <text:p>&amp;</text:p>
          </table:table-cell>
          <table:table-cell table:style-name="ce3" table:formula="of:=CHAR(INDEX([XOR.$B$2:.$Q$17];[.$B18]+1;[.DB$3]+1 )*16+INDEX([XOR.$B$2:.$Q$17];[.$C18]+1;[.DB$4]+1))" office:value-type="string" office:string-value="!">
            <text:p>!</text:p>
          </table:table-cell>
          <table:table-cell table:style-name="ce3" table:formula="of:=CHAR(INDEX([XOR.$B$2:.$Q$17];[.$B18]+1;[.DC$3]+1 )*16+INDEX([XOR.$B$2:.$Q$17];[.$C18]+1;[.DC$4]+1))" office:value-type="string" office:string-value=" ">
            <text:p><text:s/></text:p>
          </table:table-cell>
          <table:table-cell table:style-name="ce3" table:formula="of:=CHAR(INDEX([XOR.$B$2:.$Q$17];[.$B18]+1;[.DD$3]+1 )*16+INDEX([XOR.$B$2:.$Q$17];[.$C18]+1;[.DD$4]+1))" office:value-type="string" office:string-value="#">
            <text:p>#</text:p>
          </table:table-cell>
          <table:table-cell table:style-name="ce3" table:formula="of:=CHAR(INDEX([XOR.$B$2:.$Q$17];[.$B18]+1;[.DE$3]+1 )*16+INDEX([XOR.$B$2:.$Q$17];[.$C18]+1;[.DE$4]+1))" office:value-type="string" office:string-value="&quot;">
            <text:p>"</text:p>
          </table:table-cell>
          <table:table-cell table:style-name="ce3" table:formula="of:=CHAR(INDEX([XOR.$B$2:.$Q$17];[.$B18]+1;[.DF$3]+1 )*16+INDEX([XOR.$B$2:.$Q$17];[.$C18]+1;[.DF$4]+1))" office:value-type="string" office:string-value="-">
            <text:p>-</text:p>
          </table:table-cell>
          <table:table-cell table:style-name="ce3" table:formula="of:=CHAR(INDEX([XOR.$B$2:.$Q$17];[.$B18]+1;[.DG$3]+1 )*16+INDEX([XOR.$B$2:.$Q$17];[.$C18]+1;[.DG$4]+1))" office:value-type="string" office:string-value=",">
            <text:p>,</text:p>
          </table:table-cell>
          <table:table-cell table:style-name="ce3" table:formula="of:=CHAR(INDEX([XOR.$B$2:.$Q$17];[.$B18]+1;[.DH$3]+1 )*16+INDEX([XOR.$B$2:.$Q$17];[.$C18]+1;[.DH$4]+1))" office:value-type="string" office:string-value="/">
            <text:p>/</text:p>
          </table:table-cell>
          <table:table-cell table:style-name="ce3" table:formula="of:=CHAR(INDEX([XOR.$B$2:.$Q$17];[.$B18]+1;[.DI$3]+1 )*16+INDEX([XOR.$B$2:.$Q$17];[.$C18]+1;[.DI$4]+1))" office:value-type="string" office:string-value=".">
            <text:p>.</text:p>
          </table:table-cell>
          <table:table-cell table:style-name="ce3" table:formula="of:=CHAR(INDEX([XOR.$B$2:.$Q$17];[.$B18]+1;[.DJ$3]+1 )*16+INDEX([XOR.$B$2:.$Q$17];[.$C18]+1;[.DJ$4]+1))" office:value-type="string" office:string-value=")">
            <text:p>)</text:p>
          </table:table-cell>
          <table:table-cell table:style-name="ce3" table:formula="of:=CHAR(INDEX([XOR.$B$2:.$Q$17];[.$B18]+1;[.DK$3]+1 )*16+INDEX([XOR.$B$2:.$Q$17];[.$C18]+1;[.DK$4]+1))" office:value-type="string" office:string-value="(">
            <text:p>(</text:p>
          </table:table-cell>
          <table:table-cell table:style-name="ce3" table:formula="of:=CHAR(INDEX([XOR.$B$2:.$Q$17];[.$B18]+1;[.DL$3]+1 )*16+INDEX([XOR.$B$2:.$Q$17];[.$C18]+1;[.DL$4]+1))" office:value-type="string" office:string-value="+">
            <text:p>+</text:p>
          </table:table-cell>
          <table:table-cell table:style-name="ce3" table:formula="of:=CHAR(INDEX([XOR.$B$2:.$Q$17];[.$B18]+1;[.DM$3]+1 )*16+INDEX([XOR.$B$2:.$Q$17];[.$C18]+1;[.DM$4]+1))" office:value-type="string" office:string-value="*">
            <text:p>*</text:p>
          </table:table-cell>
          <table:table-cell table:style-name="ce3" table:formula="of:=CHAR(INDEX([XOR.$B$2:.$Q$17];[.$B18]+1;[.DN$3]+1 )*16+INDEX([XOR.$B$2:.$Q$17];[.$C18]+1;[.DN$4]+1))" office:value-type="string" office:string-value="5">
            <text:p>5</text:p>
          </table:table-cell>
          <table:table-cell table:style-name="ce3" table:formula="of:=CHAR(INDEX([XOR.$B$2:.$Q$17];[.$B18]+1;[.DO$3]+1 )*16+INDEX([XOR.$B$2:.$Q$17];[.$C18]+1;[.DO$4]+1))" office:value-type="string" office:string-value="4">
            <text:p>4</text:p>
          </table:table-cell>
          <table:table-cell table:style-name="ce3" table:formula="of:=CHAR(INDEX([XOR.$B$2:.$Q$17];[.$B18]+1;[.DP$3]+1 )*16+INDEX([XOR.$B$2:.$Q$17];[.$C18]+1;[.DP$4]+1))" office:value-type="string" office:string-value="7">
            <text:p>7</text:p>
          </table:table-cell>
          <table:table-cell table:style-name="ce3" table:formula="of:=CHAR(INDEX([XOR.$B$2:.$Q$17];[.$B18]+1;[.DQ$3]+1 )*16+INDEX([XOR.$B$2:.$Q$17];[.$C18]+1;[.DQ$4]+1))" office:value-type="string" office:string-value="6">
            <text:p>6</text:p>
          </table:table-cell>
          <table:table-cell table:style-name="ce3" table:formula="of:=CHAR(INDEX([XOR.$B$2:.$Q$17];[.$B18]+1;[.DR$3]+1 )*16+INDEX([XOR.$B$2:.$Q$17];[.$C18]+1;[.DR$4]+1))" office:value-type="string" office:string-value="1">
            <text:p>1</text:p>
          </table:table-cell>
          <table:table-cell table:style-name="ce3" table:formula="of:=CHAR(INDEX([XOR.$B$2:.$Q$17];[.$B18]+1;[.DS$3]+1 )*16+INDEX([XOR.$B$2:.$Q$17];[.$C18]+1;[.DS$4]+1))" office:value-type="string" office:string-value="0">
            <text:p>0</text:p>
          </table:table-cell>
          <table:table-cell table:style-name="ce3" table:formula="of:=CHAR(INDEX([XOR.$B$2:.$Q$17];[.$B18]+1;[.DT$3]+1 )*16+INDEX([XOR.$B$2:.$Q$17];[.$C18]+1;[.DT$4]+1))" office:value-type="string" office:string-value="3">
            <text:p>3</text:p>
          </table:table-cell>
          <table:table-cell table:style-name="ce3" table:formula="of:=CHAR(INDEX([XOR.$B$2:.$Q$17];[.$B18]+1;[.DU$3]+1 )*16+INDEX([XOR.$B$2:.$Q$17];[.$C18]+1;[.DU$4]+1))" office:value-type="string" office:string-value="2">
            <text:p>2</text:p>
          </table:table-cell>
          <table:table-cell table:style-name="ce3" table:formula="of:=CHAR(INDEX([XOR.$B$2:.$Q$17];[.$B18]+1;[.DV$3]+1 )*16+INDEX([XOR.$B$2:.$Q$17];[.$C18]+1;[.DV$4]+1))" office:value-type="string" office:string-value="=">
            <text:p>=</text:p>
          </table:table-cell>
          <table:table-cell table:style-name="ce3" table:formula="of:=CHAR(INDEX([XOR.$B$2:.$Q$17];[.$B18]+1;[.DW$3]+1 )*16+INDEX([XOR.$B$2:.$Q$17];[.$C18]+1;[.DW$4]+1))" office:value-type="string" office:string-value="&lt;">
            <text:p>&lt;</text:p>
          </table:table-cell>
          <table:table-cell table:style-name="ce3" table:formula="of:=CHAR(INDEX([XOR.$B$2:.$Q$17];[.$B18]+1;[.DX$3]+1 )*16+INDEX([XOR.$B$2:.$Q$17];[.$C18]+1;[.DX$4]+1))" office:value-type="string" office:string-value="?">
            <text:p>?</text:p>
          </table:table-cell>
          <table:table-cell table:style-name="ce3" table:formula="of:=CHAR(INDEX([XOR.$B$2:.$Q$17];[.$B18]+1;[.DY$3]+1 )*16+INDEX([XOR.$B$2:.$Q$17];[.$C18]+1;[.DY$4]+1))" office:value-type="string" office:string-value="&gt;">
            <text:p>&gt;</text:p>
          </table:table-cell>
          <table:table-cell table:style-name="ce3" table:formula="of:=CHAR(INDEX([XOR.$B$2:.$Q$17];[.$B18]+1;[.DZ$3]+1 )*16+INDEX([XOR.$B$2:.$Q$17];[.$C18]+1;[.DZ$4]+1))" office:value-type="string" office:string-value="9">
            <text:p>9</text:p>
          </table:table-cell>
          <table:table-cell table:style-name="ce3" table:formula="of:=CHAR(INDEX([XOR.$B$2:.$Q$17];[.$B18]+1;[.EA$3]+1 )*16+INDEX([XOR.$B$2:.$Q$17];[.$C18]+1;[.EA$4]+1))" office:value-type="string" office:string-value="8">
            <text:p>8</text:p>
          </table:table-cell>
          <table:table-cell table:style-name="ce3" table:formula="of:=CHAR(INDEX([XOR.$B$2:.$Q$17];[.$B18]+1;[.EB$3]+1 )*16+INDEX([XOR.$B$2:.$Q$17];[.$C18]+1;[.EB$4]+1))" office:value-type="string" office:string-value=";">
            <text:p>;</text:p>
          </table:table-cell>
          <table:table-cell table:style-name="ce3" table:formula="of:=CHAR(INDEX([XOR.$B$2:.$Q$17];[.$B18]+1;[.EC$3]+1 )*16+INDEX([XOR.$B$2:.$Q$17];[.$C18]+1;[.EC$4]+1))" office:value-type="string" office:string-value=":">
            <text:p>:</text:p>
          </table:table-cell>
        </table:table-row>
        <table:table-row table:style-name="ro4">
          <table:table-cell table:formula="of:=[.A18]+2" office:value-type="float" office:value="29">
            <text:p>29</text:p>
          </table:table-cell>
          <table:table-cell table:style-name="ce3" table:formula="of:=VLOOKUP(RIGHT(LEFT([.$B$1];[.A19]);1);[Sheet1.$A$2:.$C$17];3;0)" office:value-type="float" office:value="5">
            <text:p>5</text:p>
          </table:table-cell>
          <table:table-cell table:formula="of:=VLOOKUP(RIGHT(LEFT([.$B$1];[.A19]+1);1);[Sheet1.$A$2:.$C$17];3;0)" office:value-type="float" office:value="4">
            <text:p>4</text:p>
          </table:table-cell>
          <table:table-cell table:formula="of:=[.C19]+[.B19]*16" office:value-type="float" office:value="84">
            <text:p>84</text:p>
          </table:table-cell>
          <table:table-cell table:formula="of:=CHAR([.D19])" office:value-type="string" office:string-value="T">
            <text:p>T</text:p>
          </table:table-cell>
          <table:table-cell table:style-name="ce3" table:formula="of:=CHAR(INDEX([XOR.$B$2:.$Q$17];[.$B19]+1;[.F$3]+1 )*16+INDEX([XOR.$B$2:.$Q$17];[.$C19]+1;[.F$4]+1))" office:value-type="string" office:string-value="T">
            <text:p>T</text:p>
          </table:table-cell>
          <table:table-cell table:style-name="ce3" table:formula="of:=CHAR(INDEX([XOR.$B$2:.$Q$17];[.$B19]+1;[.G$3]+1 )*16+INDEX([XOR.$B$2:.$Q$17];[.$C19]+1;[.G$4]+1))" office:value-type="string" office:string-value="U">
            <text:p>U</text:p>
          </table:table-cell>
          <table:table-cell table:style-name="ce3" table:formula="of:=CHAR(INDEX([XOR.$B$2:.$Q$17];[.$B19]+1;[.H$3]+1 )*16+INDEX([XOR.$B$2:.$Q$17];[.$C19]+1;[.H$4]+1))" office:value-type="string" office:string-value="V">
            <text:p>V</text:p>
          </table:table-cell>
          <table:table-cell table:style-name="ce3" table:formula="of:=CHAR(INDEX([XOR.$B$2:.$Q$17];[.$B19]+1;[.I$3]+1 )*16+INDEX([XOR.$B$2:.$Q$17];[.$C19]+1;[.I$4]+1))" office:value-type="string" office:string-value="W">
            <text:p>W</text:p>
          </table:table-cell>
          <table:table-cell table:style-name="ce3" table:formula="of:=CHAR(INDEX([XOR.$B$2:.$Q$17];[.$B19]+1;[.J$3]+1 )*16+INDEX([XOR.$B$2:.$Q$17];[.$C19]+1;[.J$4]+1))" office:value-type="string" office:string-value="P">
            <text:p>P</text:p>
          </table:table-cell>
          <table:table-cell table:style-name="ce3" table:formula="of:=CHAR(INDEX([XOR.$B$2:.$Q$17];[.$B19]+1;[.K$3]+1 )*16+INDEX([XOR.$B$2:.$Q$17];[.$C19]+1;[.K$4]+1))" office:value-type="string" office:string-value="Q">
            <text:p>Q</text:p>
          </table:table-cell>
          <table:table-cell table:style-name="ce3" table:formula="of:=CHAR(INDEX([XOR.$B$2:.$Q$17];[.$B19]+1;[.L$3]+1 )*16+INDEX([XOR.$B$2:.$Q$17];[.$C19]+1;[.L$4]+1))" office:value-type="string" office:string-value="R">
            <text:p>R</text:p>
          </table:table-cell>
          <table:table-cell table:style-name="ce3" table:formula="of:=CHAR(INDEX([XOR.$B$2:.$Q$17];[.$B19]+1;[.M$3]+1 )*16+INDEX([XOR.$B$2:.$Q$17];[.$C19]+1;[.M$4]+1))" office:value-type="string" office:string-value="S">
            <text:p>S</text:p>
          </table:table-cell>
          <table:table-cell table:style-name="ce3" table:formula="of:=CHAR(INDEX([XOR.$B$2:.$Q$17];[.$B19]+1;[.N$3]+1 )*16+INDEX([XOR.$B$2:.$Q$17];[.$C19]+1;[.N$4]+1))" office:value-type="string" office:string-value="\">
            <text:p>\</text:p>
          </table:table-cell>
          <table:table-cell table:style-name="ce3" table:formula="of:=CHAR(INDEX([XOR.$B$2:.$Q$17];[.$B19]+1;[.O$3]+1 )*16+INDEX([XOR.$B$2:.$Q$17];[.$C19]+1;[.O$4]+1))" office:value-type="string" office:string-value="]">
            <text:p>]</text:p>
          </table:table-cell>
          <table:table-cell table:style-name="ce3" table:formula="of:=CHAR(INDEX([XOR.$B$2:.$Q$17];[.$B19]+1;[.P$3]+1 )*16+INDEX([XOR.$B$2:.$Q$17];[.$C19]+1;[.P$4]+1))" office:value-type="string" office:string-value="^">
            <text:p>^</text:p>
          </table:table-cell>
          <table:table-cell table:style-name="ce3" table:formula="of:=CHAR(INDEX([XOR.$B$2:.$Q$17];[.$B19]+1;[.Q$3]+1 )*16+INDEX([XOR.$B$2:.$Q$17];[.$C19]+1;[.Q$4]+1))" office:value-type="string" office:string-value="_">
            <text:p>_</text:p>
          </table:table-cell>
          <table:table-cell table:style-name="ce3" table:formula="of:=CHAR(INDEX([XOR.$B$2:.$Q$17];[.$B19]+1;[.R$3]+1 )*16+INDEX([XOR.$B$2:.$Q$17];[.$C19]+1;[.R$4]+1))" office:value-type="string" office:string-value="X">
            <text:p>X</text:p>
          </table:table-cell>
          <table:table-cell table:style-name="ce3" table:formula="of:=CHAR(INDEX([XOR.$B$2:.$Q$17];[.$B19]+1;[.S$3]+1 )*16+INDEX([XOR.$B$2:.$Q$17];[.$C19]+1;[.S$4]+1))" office:value-type="string" office:string-value="Y">
            <text:p>Y</text:p>
          </table:table-cell>
          <table:table-cell table:style-name="ce3" table:formula="of:=CHAR(INDEX([XOR.$B$2:.$Q$17];[.$B19]+1;[.T$3]+1 )*16+INDEX([XOR.$B$2:.$Q$17];[.$C19]+1;[.T$4]+1))" office:value-type="string" office:string-value="Z">
            <text:p>Z</text:p>
          </table:table-cell>
          <table:table-cell table:style-name="ce3" table:formula="of:=CHAR(INDEX([XOR.$B$2:.$Q$17];[.$B19]+1;[.U$3]+1 )*16+INDEX([XOR.$B$2:.$Q$17];[.$C19]+1;[.U$4]+1))" office:value-type="string" office:string-value="[">
            <text:p>[</text:p>
          </table:table-cell>
          <table:table-cell table:style-name="ce3" table:formula="of:=CHAR(INDEX([XOR.$B$2:.$Q$17];[.$B19]+1;[.V$3]+1 )*16+INDEX([XOR.$B$2:.$Q$17];[.$C19]+1;[.V$4]+1))" office:value-type="string" office:string-value="D">
            <text:p>D</text:p>
          </table:table-cell>
          <table:table-cell table:style-name="ce3" table:formula="of:=CHAR(INDEX([XOR.$B$2:.$Q$17];[.$B19]+1;[.W$3]+1 )*16+INDEX([XOR.$B$2:.$Q$17];[.$C19]+1;[.W$4]+1))" office:value-type="string" office:string-value="E">
            <text:p>E</text:p>
          </table:table-cell>
          <table:table-cell table:style-name="ce3" table:formula="of:=CHAR(INDEX([XOR.$B$2:.$Q$17];[.$B19]+1;[.X$3]+1 )*16+INDEX([XOR.$B$2:.$Q$17];[.$C19]+1;[.X$4]+1))" office:value-type="string" office:string-value="F">
            <text:p>F</text:p>
          </table:table-cell>
          <table:table-cell table:style-name="ce3" table:formula="of:=CHAR(INDEX([XOR.$B$2:.$Q$17];[.$B19]+1;[.Y$3]+1 )*16+INDEX([XOR.$B$2:.$Q$17];[.$C19]+1;[.Y$4]+1))" office:value-type="string" office:string-value="G">
            <text:p>G</text:p>
          </table:table-cell>
          <table:table-cell table:style-name="ce3" table:formula="of:=CHAR(INDEX([XOR.$B$2:.$Q$17];[.$B19]+1;[.Z$3]+1 )*16+INDEX([XOR.$B$2:.$Q$17];[.$C19]+1;[.Z$4]+1))" office:value-type="string" office:string-value="@">
            <text:p>@</text:p>
          </table:table-cell>
          <table:table-cell table:style-name="ce8" table:formula="of:=CHAR(INDEX([XOR.$B$2:.$Q$17];[.$B19]+1;[.AA$3]+1 )*16+INDEX([XOR.$B$2:.$Q$17];[.$C19]+1;[.AA$4]+1))" office:value-type="string" office:string-value="A">
            <text:p>A</text:p>
          </table:table-cell>
          <table:table-cell table:style-name="ce3" table:formula="of:=CHAR(INDEX([XOR.$B$2:.$Q$17];[.$B19]+1;[.AB$3]+1 )*16+INDEX([XOR.$B$2:.$Q$17];[.$C19]+1;[.AB$4]+1))" office:value-type="string" office:string-value="B">
            <text:p>B</text:p>
          </table:table-cell>
          <table:table-cell table:style-name="ce3" table:formula="of:=CHAR(INDEX([XOR.$B$2:.$Q$17];[.$B19]+1;[.AC$3]+1 )*16+INDEX([XOR.$B$2:.$Q$17];[.$C19]+1;[.AC$4]+1))" office:value-type="string" office:string-value="C">
            <text:p>C</text:p>
          </table:table-cell>
          <table:table-cell table:style-name="ce3" table:formula="of:=CHAR(INDEX([XOR.$B$2:.$Q$17];[.$B19]+1;[.AD$3]+1 )*16+INDEX([XOR.$B$2:.$Q$17];[.$C19]+1;[.AD$4]+1))" office:value-type="string" office:string-value="L">
            <text:p>L</text:p>
          </table:table-cell>
          <table:table-cell table:style-name="ce3" table:formula="of:=CHAR(INDEX([XOR.$B$2:.$Q$17];[.$B19]+1;[.AE$3]+1 )*16+INDEX([XOR.$B$2:.$Q$17];[.$C19]+1;[.AE$4]+1))" office:value-type="string" office:string-value="M">
            <text:p>M</text:p>
          </table:table-cell>
          <table:table-cell table:style-name="ce3" table:formula="of:=CHAR(INDEX([XOR.$B$2:.$Q$17];[.$B19]+1;[.AF$3]+1 )*16+INDEX([XOR.$B$2:.$Q$17];[.$C19]+1;[.AF$4]+1))" office:value-type="string" office:string-value="N">
            <text:p>N</text:p>
          </table:table-cell>
          <table:table-cell table:style-name="ce3" table:formula="of:=CHAR(INDEX([XOR.$B$2:.$Q$17];[.$B19]+1;[.AG$3]+1 )*16+INDEX([XOR.$B$2:.$Q$17];[.$C19]+1;[.AG$4]+1))" office:value-type="string" office:string-value="O">
            <text:p>O</text:p>
          </table:table-cell>
          <table:table-cell table:style-name="ce3" table:formula="of:=CHAR(INDEX([XOR.$B$2:.$Q$17];[.$B19]+1;[.AH$3]+1 )*16+INDEX([XOR.$B$2:.$Q$17];[.$C19]+1;[.AH$4]+1))" office:value-type="string" office:string-value="H">
            <text:p>H</text:p>
          </table:table-cell>
          <table:table-cell table:style-name="ce3" table:formula="of:=CHAR(INDEX([XOR.$B$2:.$Q$17];[.$B19]+1;[.AI$3]+1 )*16+INDEX([XOR.$B$2:.$Q$17];[.$C19]+1;[.AI$4]+1))" office:value-type="string" office:string-value="I">
            <text:p>I</text:p>
          </table:table-cell>
          <table:table-cell table:style-name="ce3" table:formula="of:=CHAR(INDEX([XOR.$B$2:.$Q$17];[.$B19]+1;[.AJ$3]+1 )*16+INDEX([XOR.$B$2:.$Q$17];[.$C19]+1;[.AJ$4]+1))" office:value-type="string" office:string-value="J">
            <text:p>J</text:p>
          </table:table-cell>
          <table:table-cell table:style-name="ce3" table:formula="of:=CHAR(INDEX([XOR.$B$2:.$Q$17];[.$B19]+1;[.AK$3]+1 )*16+INDEX([XOR.$B$2:.$Q$17];[.$C19]+1;[.AK$4]+1))" office:value-type="string" office:string-value="K">
            <text:p>K</text:p>
          </table:table-cell>
          <table:table-cell table:style-name="ce3" table:formula="of:=CHAR(INDEX([XOR.$B$2:.$Q$17];[.$B19]+1;[.AL$3]+1 )*16+INDEX([XOR.$B$2:.$Q$17];[.$C19]+1;[.AL$4]+1))" office:value-type="string" office:string-value="t">
            <text:p>t</text:p>
          </table:table-cell>
          <table:table-cell table:style-name="ce3" table:formula="of:=CHAR(INDEX([XOR.$B$2:.$Q$17];[.$B19]+1;[.AM$3]+1 )*16+INDEX([XOR.$B$2:.$Q$17];[.$C19]+1;[.AM$4]+1))" office:value-type="string" office:string-value="u">
            <text:p>u</text:p>
          </table:table-cell>
          <table:table-cell table:style-name="ce3" table:formula="of:=CHAR(INDEX([XOR.$B$2:.$Q$17];[.$B19]+1;[.AN$3]+1 )*16+INDEX([XOR.$B$2:.$Q$17];[.$C19]+1;[.AN$4]+1))" office:value-type="string" office:string-value="v">
            <text:p>v</text:p>
          </table:table-cell>
          <table:table-cell table:style-name="ce3" table:formula="of:=CHAR(INDEX([XOR.$B$2:.$Q$17];[.$B19]+1;[.AO$3]+1 )*16+INDEX([XOR.$B$2:.$Q$17];[.$C19]+1;[.AO$4]+1))" office:value-type="string" office:string-value="w">
            <text:p>w</text:p>
          </table:table-cell>
          <table:table-cell table:style-name="ce3" table:formula="of:=CHAR(INDEX([XOR.$B$2:.$Q$17];[.$B19]+1;[.AP$3]+1 )*16+INDEX([XOR.$B$2:.$Q$17];[.$C19]+1;[.AP$4]+1))" office:value-type="string" office:string-value="p">
            <text:p>p</text:p>
          </table:table-cell>
          <table:table-cell table:style-name="ce3" table:formula="of:=CHAR(INDEX([XOR.$B$2:.$Q$17];[.$B19]+1;[.AQ$3]+1 )*16+INDEX([XOR.$B$2:.$Q$17];[.$C19]+1;[.AQ$4]+1))" office:value-type="string" office:string-value="q">
            <text:p>q</text:p>
          </table:table-cell>
          <table:table-cell table:style-name="ce3" table:formula="of:=CHAR(INDEX([XOR.$B$2:.$Q$17];[.$B19]+1;[.AR$3]+1 )*16+INDEX([XOR.$B$2:.$Q$17];[.$C19]+1;[.AR$4]+1))" office:value-type="string" office:string-value="r">
            <text:p>r</text:p>
          </table:table-cell>
          <table:table-cell table:style-name="ce3" table:formula="of:=CHAR(INDEX([XOR.$B$2:.$Q$17];[.$B19]+1;[.AS$3]+1 )*16+INDEX([XOR.$B$2:.$Q$17];[.$C19]+1;[.AS$4]+1))" office:value-type="string" office:string-value="s">
            <text:p>s</text:p>
          </table:table-cell>
          <table:table-cell table:style-name="ce3" table:formula="of:=CHAR(INDEX([XOR.$B$2:.$Q$17];[.$B19]+1;[.AT$3]+1 )*16+INDEX([XOR.$B$2:.$Q$17];[.$C19]+1;[.AT$4]+1))" office:value-type="string" office:string-value="|">
            <text:p>|</text:p>
          </table:table-cell>
          <table:table-cell table:style-name="ce3" table:formula="of:=CHAR(INDEX([XOR.$B$2:.$Q$17];[.$B19]+1;[.AU$3]+1 )*16+INDEX([XOR.$B$2:.$Q$17];[.$C19]+1;[.AU$4]+1))" office:value-type="string" office:string-value="}">
            <text:p>}</text:p>
          </table:table-cell>
          <table:table-cell table:style-name="ce3" table:formula="of:=CHAR(INDEX([XOR.$B$2:.$Q$17];[.$B19]+1;[.AV$3]+1 )*16+INDEX([XOR.$B$2:.$Q$17];[.$C19]+1;[.AV$4]+1))" office:value-type="string" office:string-value="~">
            <text:p>~</text:p>
          </table:table-cell>
          <table:table-cell table:style-name="ce3" table:formula="of:=CHAR(INDEX([XOR.$B$2:.$Q$17];[.$B19]+1;[.AW$3]+1 )*16+INDEX([XOR.$B$2:.$Q$17];[.$C19]+1;[.AW$4]+1))" office:value-type="string" office:string-value="">
            <text:p></text:p>
          </table:table-cell>
          <table:table-cell table:style-name="ce3" table:formula="of:=CHAR(INDEX([XOR.$B$2:.$Q$17];[.$B19]+1;[.AX$3]+1 )*16+INDEX([XOR.$B$2:.$Q$17];[.$C19]+1;[.AX$4]+1))" office:value-type="string" office:string-value="x">
            <text:p>x</text:p>
          </table:table-cell>
          <table:table-cell table:style-name="ce3" table:formula="of:=CHAR(INDEX([XOR.$B$2:.$Q$17];[.$B19]+1;[.AY$3]+1 )*16+INDEX([XOR.$B$2:.$Q$17];[.$C19]+1;[.AY$4]+1))" office:value-type="string" office:string-value="y">
            <text:p>y</text:p>
          </table:table-cell>
          <table:table-cell table:style-name="ce3" table:formula="of:=CHAR(INDEX([XOR.$B$2:.$Q$17];[.$B19]+1;[.AZ$3]+1 )*16+INDEX([XOR.$B$2:.$Q$17];[.$C19]+1;[.AZ$4]+1))" office:value-type="string" office:string-value="z">
            <text:p>z</text:p>
          </table:table-cell>
          <table:table-cell table:style-name="ce3" table:formula="of:=CHAR(INDEX([XOR.$B$2:.$Q$17];[.$B19]+1;[.BA$3]+1 )*16+INDEX([XOR.$B$2:.$Q$17];[.$C19]+1;[.BA$4]+1))" office:value-type="string" office:string-value="{">
            <text:p>{</text:p>
          </table:table-cell>
          <table:table-cell table:style-name="ce3" table:formula="of:=CHAR(INDEX([XOR.$B$2:.$Q$17];[.$B19]+1;[.BB$3]+1 )*16+INDEX([XOR.$B$2:.$Q$17];[.$C19]+1;[.BB$4]+1))" office:value-type="string" office:string-value="d">
            <text:p>d</text:p>
          </table:table-cell>
          <table:table-cell table:style-name="ce3" table:formula="of:=CHAR(INDEX([XOR.$B$2:.$Q$17];[.$B19]+1;[.BC$3]+1 )*16+INDEX([XOR.$B$2:.$Q$17];[.$C19]+1;[.BC$4]+1))" office:value-type="string" office:string-value="e">
            <text:p>e</text:p>
          </table:table-cell>
          <table:table-cell table:style-name="ce3" table:formula="of:=CHAR(INDEX([XOR.$B$2:.$Q$17];[.$B19]+1;[.BD$3]+1 )*16+INDEX([XOR.$B$2:.$Q$17];[.$C19]+1;[.BD$4]+1))" office:value-type="string" office:string-value="f">
            <text:p>f</text:p>
          </table:table-cell>
          <table:table-cell table:style-name="ce3" table:formula="of:=CHAR(INDEX([XOR.$B$2:.$Q$17];[.$B19]+1;[.BE$3]+1 )*16+INDEX([XOR.$B$2:.$Q$17];[.$C19]+1;[.BE$4]+1))" office:value-type="string" office:string-value="g">
            <text:p>g</text:p>
          </table:table-cell>
          <table:table-cell table:style-name="ce3" table:formula="of:=CHAR(INDEX([XOR.$B$2:.$Q$17];[.$B19]+1;[.BF$3]+1 )*16+INDEX([XOR.$B$2:.$Q$17];[.$C19]+1;[.BF$4]+1))" office:value-type="string" office:string-value="`">
            <text:p>`</text:p>
          </table:table-cell>
          <table:table-cell table:style-name="ce8" table:formula="of:=CHAR(INDEX([XOR.$B$2:.$Q$17];[.$B19]+1;[.BG$3]+1 )*16+INDEX([XOR.$B$2:.$Q$17];[.$C19]+1;[.BG$4]+1))" office:value-type="string" office:string-value="a">
            <text:p>a</text:p>
          </table:table-cell>
          <table:table-cell table:style-name="ce3" table:formula="of:=CHAR(INDEX([XOR.$B$2:.$Q$17];[.$B19]+1;[.BH$3]+1 )*16+INDEX([XOR.$B$2:.$Q$17];[.$C19]+1;[.BH$4]+1))" office:value-type="string" office:string-value="b">
            <text:p>b</text:p>
          </table:table-cell>
          <table:table-cell table:style-name="ce3" table:formula="of:=CHAR(INDEX([XOR.$B$2:.$Q$17];[.$B19]+1;[.BI$3]+1 )*16+INDEX([XOR.$B$2:.$Q$17];[.$C19]+1;[.BI$4]+1))" office:value-type="string" office:string-value="c">
            <text:p>c</text:p>
          </table:table-cell>
          <table:table-cell table:style-name="ce3" table:formula="of:=CHAR(INDEX([XOR.$B$2:.$Q$17];[.$B19]+1;[.BJ$3]+1 )*16+INDEX([XOR.$B$2:.$Q$17];[.$C19]+1;[.BJ$4]+1))" office:value-type="string" office:string-value="l">
            <text:p>l</text:p>
          </table:table-cell>
          <table:table-cell table:style-name="ce3" table:formula="of:=CHAR(INDEX([XOR.$B$2:.$Q$17];[.$B19]+1;[.BK$3]+1 )*16+INDEX([XOR.$B$2:.$Q$17];[.$C19]+1;[.BK$4]+1))" office:value-type="string" office:string-value="m">
            <text:p>m</text:p>
          </table:table-cell>
          <table:table-cell table:style-name="ce3" table:formula="of:=CHAR(INDEX([XOR.$B$2:.$Q$17];[.$B19]+1;[.BL$3]+1 )*16+INDEX([XOR.$B$2:.$Q$17];[.$C19]+1;[.BL$4]+1))" office:value-type="string" office:string-value="n">
            <text:p>n</text:p>
          </table:table-cell>
          <table:table-cell table:style-name="ce3" table:formula="of:=CHAR(INDEX([XOR.$B$2:.$Q$17];[.$B19]+1;[.BM$3]+1 )*16+INDEX([XOR.$B$2:.$Q$17];[.$C19]+1;[.BM$4]+1))" office:value-type="string" office:string-value="o">
            <text:p>o</text:p>
          </table:table-cell>
          <table:table-cell table:style-name="ce3" table:formula="of:=CHAR(INDEX([XOR.$B$2:.$Q$17];[.$B19]+1;[.BN$3]+1 )*16+INDEX([XOR.$B$2:.$Q$17];[.$C19]+1;[.BN$4]+1))" office:value-type="string" office:string-value="h">
            <text:p>h</text:p>
          </table:table-cell>
          <table:table-cell table:style-name="ce3" table:formula="of:=CHAR(INDEX([XOR.$B$2:.$Q$17];[.$B19]+1;[.BO$3]+1 )*16+INDEX([XOR.$B$2:.$Q$17];[.$C19]+1;[.BO$4]+1))" office:value-type="string" office:string-value="i">
            <text:p>i</text:p>
          </table:table-cell>
          <table:table-cell table:style-name="ce3" table:formula="of:=CHAR(INDEX([XOR.$B$2:.$Q$17];[.$B19]+1;[.BP$3]+1 )*16+INDEX([XOR.$B$2:.$Q$17];[.$C19]+1;[.BP$4]+1))" office:value-type="string" office:string-value="j">
            <text:p>j</text:p>
          </table:table-cell>
          <table:table-cell table:style-name="ce3" table:formula="of:=CHAR(INDEX([XOR.$B$2:.$Q$17];[.$B19]+1;[.BQ$3]+1 )*16+INDEX([XOR.$B$2:.$Q$17];[.$C19]+1;[.BQ$4]+1))" office:value-type="string" office:string-value="k">
            <text:p>k</text:p>
          </table:table-cell>
          <table:table-cell table:style-name="ce3" table:formula="of:=CHAR(INDEX([XOR.$B$2:.$Q$17];[.$B19]+1;[.BR$3]+1 )*16+INDEX([XOR.$B$2:.$Q$17];[.$C19]+1;[.BR$4]+1))" office:value-type="string" office:string-value="">
            <text:p/>
          </table:table-cell>
          <table:table-cell table:style-name="ce3" table:formula="of:=CHAR(INDEX([XOR.$B$2:.$Q$17];[.$B19]+1;[.BS$3]+1 )*16+INDEX([XOR.$B$2:.$Q$17];[.$C19]+1;[.BS$4]+1))" office:value-type="string" office:string-value="">
            <text:p/>
          </table:table-cell>
          <table:table-cell table:style-name="ce3" table:formula="of:=CHAR(INDEX([XOR.$B$2:.$Q$17];[.$B19]+1;[.BT$3]+1 )*16+INDEX([XOR.$B$2:.$Q$17];[.$C19]+1;[.BT$4]+1))" office:value-type="string" office:string-value="">
            <text:p/>
          </table:table-cell>
          <table:table-cell table:style-name="ce3" table:formula="of:=CHAR(INDEX([XOR.$B$2:.$Q$17];[.$B19]+1;[.BU$3]+1 )*16+INDEX([XOR.$B$2:.$Q$17];[.$C19]+1;[.BU$4]+1))" office:value-type="string" office:string-value="">
            <text:p/>
          </table:table-cell>
          <table:table-cell table:style-name="ce3" table:formula="of:=CHAR(INDEX([XOR.$B$2:.$Q$17];[.$B19]+1;[.BV$3]+1 )*16+INDEX([XOR.$B$2:.$Q$17];[.$C19]+1;[.BV$4]+1))" office:value-type="string" office:string-value="">
            <text:p/>
          </table:table-cell>
          <table:table-cell table:style-name="ce3" table:formula="of:=CHAR(INDEX([XOR.$B$2:.$Q$17];[.$B19]+1;[.BW$3]+1 )*16+INDEX([XOR.$B$2:.$Q$17];[.$C19]+1;[.BW$4]+1))" office:value-type="string" office:string-value="">
            <text:p/>
          </table:table-cell>
          <table:table-cell table:style-name="ce3" table:formula="of:=CHAR(INDEX([XOR.$B$2:.$Q$17];[.$B19]+1;[.BX$3]+1 )*16+INDEX([XOR.$B$2:.$Q$17];[.$C19]+1;[.BX$4]+1))" office:value-type="string" office:string-value="">
            <text:p/>
          </table:table-cell>
          <table:table-cell table:style-name="ce3" table:formula="of:=CHAR(INDEX([XOR.$B$2:.$Q$17];[.$B19]+1;[.BY$3]+1 )*16+INDEX([XOR.$B$2:.$Q$17];[.$C19]+1;[.BY$4]+1))" office:value-type="string" office:string-value="">
            <text:p/>
          </table:table-cell>
          <table:table-cell table:style-name="ce3" table:formula="of:=CHAR(INDEX([XOR.$B$2:.$Q$17];[.$B19]+1;[.BZ$3]+1 )*16+INDEX([XOR.$B$2:.$Q$17];[.$C19]+1;[.BZ$4]+1))" office:value-type="string" office:string-value="">
            <text:p/>
          </table:table-cell>
          <table:table-cell table:style-name="ce3" table:formula="of:=CHAR(INDEX([XOR.$B$2:.$Q$17];[.$B19]+1;[.CA$3]+1 )*16+INDEX([XOR.$B$2:.$Q$17];[.$C19]+1;[.CA$4]+1))" office:value-type="string" office:string-value="">
            <text:p/>
          </table:table-cell>
          <table:table-cell table:style-name="ce3" table:formula="of:=CHAR(INDEX([XOR.$B$2:.$Q$17];[.$B19]+1;[.CB$3]+1 )*16+INDEX([XOR.$B$2:.$Q$17];[.$C19]+1;[.CB$4]+1))" office:value-type="string" office:string-value="">
            <text:p/>
          </table:table-cell>
          <table:table-cell table:style-name="ce3" table:formula="of:=CHAR(INDEX([XOR.$B$2:.$Q$17];[.$B19]+1;[.CC$3]+1 )*16+INDEX([XOR.$B$2:.$Q$17];[.$C19]+1;[.CC$4]+1))" office:value-type="string" office:string-value="">
            <text:p/>
          </table:table-cell>
          <table:table-cell table:style-name="ce3" table:formula="of:=CHAR(INDEX([XOR.$B$2:.$Q$17];[.$B19]+1;[.CD$3]+1 )*16+INDEX([XOR.$B$2:.$Q$17];[.$C19]+1;[.CD$4]+1))" office:value-type="string" office:string-value="">
            <text:p/>
          </table:table-cell>
          <table:table-cell table:style-name="ce3" table:formula="of:=CHAR(INDEX([XOR.$B$2:.$Q$17];[.$B19]+1;[.CE$3]+1 )*16+INDEX([XOR.$B$2:.$Q$17];[.$C19]+1;[.CE$4]+1))" office:value-type="string" office:string-value="">
            <text:p/>
          </table:table-cell>
          <table:table-cell table:style-name="ce3" table:formula="of:=CHAR(INDEX([XOR.$B$2:.$Q$17];[.$B19]+1;[.CF$3]+1 )*16+INDEX([XOR.$B$2:.$Q$17];[.$C19]+1;[.CF$4]+1))" office:value-type="string" office:string-value="">
            <text:p/>
          </table:table-cell>
          <table:table-cell table:style-name="ce3" table:formula="of:=CHAR(INDEX([XOR.$B$2:.$Q$17];[.$B19]+1;[.CG$3]+1 )*16+INDEX([XOR.$B$2:.$Q$17];[.$C19]+1;[.CG$4]+1))" office:value-type="string" office:string-value="">
            <text:p/>
          </table:table-cell>
          <table:table-cell table:style-name="ce3" table:formula="of:=CHAR(INDEX([XOR.$B$2:.$Q$17];[.$B19]+1;[.CH$3]+1 )*16+INDEX([XOR.$B$2:.$Q$17];[.$C19]+1;[.CH$4]+1))" office:value-type="string" office:string-value="">
            <text:p/>
          </table:table-cell>
          <table:table-cell table:style-name="ce3" table:formula="of:=CHAR(INDEX([XOR.$B$2:.$Q$17];[.$B19]+1;[.CI$3]+1 )*16+INDEX([XOR.$B$2:.$Q$17];[.$C19]+1;[.CI$4]+1))" office:value-type="string" office:string-value="">
            <text:p/>
          </table:table-cell>
          <table:table-cell table:style-name="ce3" table:formula="of:=CHAR(INDEX([XOR.$B$2:.$Q$17];[.$B19]+1;[.CJ$3]+1 )*16+INDEX([XOR.$B$2:.$Q$17];[.$C19]+1;[.CJ$4]+1))" office:value-type="string" office:string-value="">
            <text:p/>
          </table:table-cell>
          <table:table-cell table:style-name="ce3" table:formula="of:=CHAR(INDEX([XOR.$B$2:.$Q$17];[.$B19]+1;[.CK$3]+1 )*16+INDEX([XOR.$B$2:.$Q$17];[.$C19]+1;[.CK$4]+1))" office:value-type="string" office:string-value="">
            <text:p/>
          </table:table-cell>
          <table:table-cell table:style-name="ce3" table:formula="of:=CHAR(INDEX([XOR.$B$2:.$Q$17];[.$B19]+1;[.CL$3]+1 )*16+INDEX([XOR.$B$2:.$Q$17];[.$C19]+1;[.CL$4]+1))" office:value-type="string" office:string-value="">
            <text:p/>
          </table:table-cell>
          <table:table-cell table:style-name="ce3" table:formula="of:=CHAR(INDEX([XOR.$B$2:.$Q$17];[.$B19]+1;[.CM$3]+1 )*16+INDEX([XOR.$B$2:.$Q$17];[.$C19]+1;[.CM$4]+1))" office:value-type="string" office:string-value="">
            <text:p/>
          </table:table-cell>
          <table:table-cell table:style-name="ce3" table:formula="of:=CHAR(INDEX([XOR.$B$2:.$Q$17];[.$B19]+1;[.CN$3]+1 )*16+INDEX([XOR.$B$2:.$Q$17];[.$C19]+1;[.CN$4]+1))" office:value-type="string" office:string-value="">
            <text:p/>
          </table:table-cell>
          <table:table-cell table:style-name="ce3" table:formula="of:=CHAR(INDEX([XOR.$B$2:.$Q$17];[.$B19]+1;[.CO$3]+1 )*16+INDEX([XOR.$B$2:.$Q$17];[.$C19]+1;[.CO$4]+1))" office:value-type="string" office:string-value="">
            <text:p/>
          </table:table-cell>
          <table:table-cell table:style-name="ce12" table:formula="of:=CHAR(INDEX([XOR.$B$2:.$Q$17];[.$B19]+1;[.CP$3]+1 )*16+INDEX([XOR.$B$2:.$Q$17];[.$C19]+1;[.CP$4]+1))" office:value-type="string" office:string-value="">
            <text:p/>
          </table:table-cell>
          <table:table-cell table:style-name="ce3" table:formula="of:=CHAR(INDEX([XOR.$B$2:.$Q$17];[.$B19]+1;[.CQ$3]+1 )*16+INDEX([XOR.$B$2:.$Q$17];[.$C19]+1;[.CQ$4]+1))" office:value-type="string" office:string-value="&#13;">
            <text:p></text:p>
          </table:table-cell>
          <table:table-cell table:style-name="ce3" table:formula="of:=CHAR(INDEX([XOR.$B$2:.$Q$17];[.$B19]+1;[.CR$3]+1 )*16+INDEX([XOR.$B$2:.$Q$17];[.$C19]+1;[.CR$4]+1))" office:value-type="string" office:string-value="">
            <text:p/>
          </table:table-cell>
          <table:table-cell table:style-name="ce3" table:formula="of:=CHAR(INDEX([XOR.$B$2:.$Q$17];[.$B19]+1;[.CS$3]+1 )*16+INDEX([XOR.$B$2:.$Q$17];[.$C19]+1;[.CS$4]+1))" office:value-type="string" office:string-value="">
            <text:p/>
          </table:table-cell>
          <table:table-cell table:style-name="ce3" table:formula="of:=CHAR(INDEX([XOR.$B$2:.$Q$17];[.$B19]+1;[.CT$3]+1 )*16+INDEX([XOR.$B$2:.$Q$17];[.$C19]+1;[.CT$4]+1))" office:value-type="string" office:string-value="">
            <text:p/>
          </table:table-cell>
          <table:table-cell table:style-name="ce3" table:formula="of:=CHAR(INDEX([XOR.$B$2:.$Q$17];[.$B19]+1;[.CU$3]+1 )*16+INDEX([XOR.$B$2:.$Q$17];[.$C19]+1;[.CU$4]+1))" office:value-type="string" office:string-value="&#9;">
            <text:p><text:tab/></text:p>
          </table:table-cell>
          <table:table-cell table:style-name="ce3" table:formula="of:=CHAR(INDEX([XOR.$B$2:.$Q$17];[.$B19]+1;[.CV$3]+1 )*16+INDEX([XOR.$B$2:.$Q$17];[.$C19]+1;[.CV$4]+1))" office:value-type="string" office:string-value="&#10;">
            <text:p><text:line-break/></text:p>
          </table:table-cell>
          <table:table-cell table:style-name="ce3" table:formula="of:=CHAR(INDEX([XOR.$B$2:.$Q$17];[.$B19]+1;[.CW$3]+1 )*16+INDEX([XOR.$B$2:.$Q$17];[.$C19]+1;[.CW$4]+1))" office:value-type="string" office:string-value="">
            <text:p/>
          </table:table-cell>
          <table:table-cell table:style-name="ce3" table:formula="of:=CHAR(INDEX([XOR.$B$2:.$Q$17];[.$B19]+1;[.CX$3]+1 )*16+INDEX([XOR.$B$2:.$Q$17];[.$C19]+1;[.CX$4]+1))" office:value-type="string" office:string-value="4">
            <text:p>4</text:p>
          </table:table-cell>
          <table:table-cell table:style-name="ce3" table:formula="of:=CHAR(INDEX([XOR.$B$2:.$Q$17];[.$B19]+1;[.CY$3]+1 )*16+INDEX([XOR.$B$2:.$Q$17];[.$C19]+1;[.CY$4]+1))" office:value-type="string" office:string-value="5">
            <text:p>5</text:p>
          </table:table-cell>
          <table:table-cell table:style-name="ce3" table:formula="of:=CHAR(INDEX([XOR.$B$2:.$Q$17];[.$B19]+1;[.CZ$3]+1 )*16+INDEX([XOR.$B$2:.$Q$17];[.$C19]+1;[.CZ$4]+1))" office:value-type="string" office:string-value="6">
            <text:p>6</text:p>
          </table:table-cell>
          <table:table-cell table:style-name="ce3" table:formula="of:=CHAR(INDEX([XOR.$B$2:.$Q$17];[.$B19]+1;[.DA$3]+1 )*16+INDEX([XOR.$B$2:.$Q$17];[.$C19]+1;[.DA$4]+1))" office:value-type="string" office:string-value="7">
            <text:p>7</text:p>
          </table:table-cell>
          <table:table-cell table:style-name="ce3" table:formula="of:=CHAR(INDEX([XOR.$B$2:.$Q$17];[.$B19]+1;[.DB$3]+1 )*16+INDEX([XOR.$B$2:.$Q$17];[.$C19]+1;[.DB$4]+1))" office:value-type="string" office:string-value="0">
            <text:p>0</text:p>
          </table:table-cell>
          <table:table-cell table:style-name="ce3" table:formula="of:=CHAR(INDEX([XOR.$B$2:.$Q$17];[.$B19]+1;[.DC$3]+1 )*16+INDEX([XOR.$B$2:.$Q$17];[.$C19]+1;[.DC$4]+1))" office:value-type="string" office:string-value="1">
            <text:p>1</text:p>
          </table:table-cell>
          <table:table-cell table:style-name="ce3" table:formula="of:=CHAR(INDEX([XOR.$B$2:.$Q$17];[.$B19]+1;[.DD$3]+1 )*16+INDEX([XOR.$B$2:.$Q$17];[.$C19]+1;[.DD$4]+1))" office:value-type="string" office:string-value="2">
            <text:p>2</text:p>
          </table:table-cell>
          <table:table-cell table:style-name="ce3" table:formula="of:=CHAR(INDEX([XOR.$B$2:.$Q$17];[.$B19]+1;[.DE$3]+1 )*16+INDEX([XOR.$B$2:.$Q$17];[.$C19]+1;[.DE$4]+1))" office:value-type="string" office:string-value="3">
            <text:p>3</text:p>
          </table:table-cell>
          <table:table-cell table:style-name="ce3" table:formula="of:=CHAR(INDEX([XOR.$B$2:.$Q$17];[.$B19]+1;[.DF$3]+1 )*16+INDEX([XOR.$B$2:.$Q$17];[.$C19]+1;[.DF$4]+1))" office:value-type="string" office:string-value="&lt;">
            <text:p>&lt;</text:p>
          </table:table-cell>
          <table:table-cell table:style-name="ce3" table:formula="of:=CHAR(INDEX([XOR.$B$2:.$Q$17];[.$B19]+1;[.DG$3]+1 )*16+INDEX([XOR.$B$2:.$Q$17];[.$C19]+1;[.DG$4]+1))" office:value-type="string" office:string-value="=">
            <text:p>=</text:p>
          </table:table-cell>
          <table:table-cell table:style-name="ce3" table:formula="of:=CHAR(INDEX([XOR.$B$2:.$Q$17];[.$B19]+1;[.DH$3]+1 )*16+INDEX([XOR.$B$2:.$Q$17];[.$C19]+1;[.DH$4]+1))" office:value-type="string" office:string-value="&gt;">
            <text:p>&gt;</text:p>
          </table:table-cell>
          <table:table-cell table:style-name="ce3" table:formula="of:=CHAR(INDEX([XOR.$B$2:.$Q$17];[.$B19]+1;[.DI$3]+1 )*16+INDEX([XOR.$B$2:.$Q$17];[.$C19]+1;[.DI$4]+1))" office:value-type="string" office:string-value="?">
            <text:p>?</text:p>
          </table:table-cell>
          <table:table-cell table:style-name="ce3" table:formula="of:=CHAR(INDEX([XOR.$B$2:.$Q$17];[.$B19]+1;[.DJ$3]+1 )*16+INDEX([XOR.$B$2:.$Q$17];[.$C19]+1;[.DJ$4]+1))" office:value-type="string" office:string-value="8">
            <text:p>8</text:p>
          </table:table-cell>
          <table:table-cell table:style-name="ce3" table:formula="of:=CHAR(INDEX([XOR.$B$2:.$Q$17];[.$B19]+1;[.DK$3]+1 )*16+INDEX([XOR.$B$2:.$Q$17];[.$C19]+1;[.DK$4]+1))" office:value-type="string" office:string-value="9">
            <text:p>9</text:p>
          </table:table-cell>
          <table:table-cell table:style-name="ce3" table:formula="of:=CHAR(INDEX([XOR.$B$2:.$Q$17];[.$B19]+1;[.DL$3]+1 )*16+INDEX([XOR.$B$2:.$Q$17];[.$C19]+1;[.DL$4]+1))" office:value-type="string" office:string-value=":">
            <text:p>:</text:p>
          </table:table-cell>
          <table:table-cell table:style-name="ce3" table:formula="of:=CHAR(INDEX([XOR.$B$2:.$Q$17];[.$B19]+1;[.DM$3]+1 )*16+INDEX([XOR.$B$2:.$Q$17];[.$C19]+1;[.DM$4]+1))" office:value-type="string" office:string-value=";">
            <text:p>;</text:p>
          </table:table-cell>
          <table:table-cell table:style-name="ce3" table:formula="of:=CHAR(INDEX([XOR.$B$2:.$Q$17];[.$B19]+1;[.DN$3]+1 )*16+INDEX([XOR.$B$2:.$Q$17];[.$C19]+1;[.DN$4]+1))" office:value-type="string" office:string-value="$">
            <text:p>$</text:p>
          </table:table-cell>
          <table:table-cell table:style-name="ce3" table:formula="of:=CHAR(INDEX([XOR.$B$2:.$Q$17];[.$B19]+1;[.DO$3]+1 )*16+INDEX([XOR.$B$2:.$Q$17];[.$C19]+1;[.DO$4]+1))" office:value-type="string" office:string-value="%">
            <text:p>%</text:p>
          </table:table-cell>
          <table:table-cell table:style-name="ce3" table:formula="of:=CHAR(INDEX([XOR.$B$2:.$Q$17];[.$B19]+1;[.DP$3]+1 )*16+INDEX([XOR.$B$2:.$Q$17];[.$C19]+1;[.DP$4]+1))" office:value-type="string" office:string-value="&amp;">
            <text:p>&amp;</text:p>
          </table:table-cell>
          <table:table-cell table:style-name="ce3" table:formula="of:=CHAR(INDEX([XOR.$B$2:.$Q$17];[.$B19]+1;[.DQ$3]+1 )*16+INDEX([XOR.$B$2:.$Q$17];[.$C19]+1;[.DQ$4]+1))" office:value-type="string" office:string-value="'">
            <text:p>'</text:p>
          </table:table-cell>
          <table:table-cell table:style-name="ce3" table:formula="of:=CHAR(INDEX([XOR.$B$2:.$Q$17];[.$B19]+1;[.DR$3]+1 )*16+INDEX([XOR.$B$2:.$Q$17];[.$C19]+1;[.DR$4]+1))" office:value-type="string" office:string-value=" ">
            <text:p><text:s/></text:p>
          </table:table-cell>
          <table:table-cell table:style-name="ce3" table:formula="of:=CHAR(INDEX([XOR.$B$2:.$Q$17];[.$B19]+1;[.DS$3]+1 )*16+INDEX([XOR.$B$2:.$Q$17];[.$C19]+1;[.DS$4]+1))" office:value-type="string" office:string-value="!">
            <text:p>!</text:p>
          </table:table-cell>
          <table:table-cell table:style-name="ce3" table:formula="of:=CHAR(INDEX([XOR.$B$2:.$Q$17];[.$B19]+1;[.DT$3]+1 )*16+INDEX([XOR.$B$2:.$Q$17];[.$C19]+1;[.DT$4]+1))" office:value-type="string" office:string-value="&quot;">
            <text:p>"</text:p>
          </table:table-cell>
          <table:table-cell table:style-name="ce3" table:formula="of:=CHAR(INDEX([XOR.$B$2:.$Q$17];[.$B19]+1;[.DU$3]+1 )*16+INDEX([XOR.$B$2:.$Q$17];[.$C19]+1;[.DU$4]+1))" office:value-type="string" office:string-value="#">
            <text:p>#</text:p>
          </table:table-cell>
          <table:table-cell table:style-name="ce3" table:formula="of:=CHAR(INDEX([XOR.$B$2:.$Q$17];[.$B19]+1;[.DV$3]+1 )*16+INDEX([XOR.$B$2:.$Q$17];[.$C19]+1;[.DV$4]+1))" office:value-type="string" office:string-value=",">
            <text:p>,</text:p>
          </table:table-cell>
          <table:table-cell table:style-name="ce3" table:formula="of:=CHAR(INDEX([XOR.$B$2:.$Q$17];[.$B19]+1;[.DW$3]+1 )*16+INDEX([XOR.$B$2:.$Q$17];[.$C19]+1;[.DW$4]+1))" office:value-type="string" office:string-value="-">
            <text:p>-</text:p>
          </table:table-cell>
          <table:table-cell table:style-name="ce3" table:formula="of:=CHAR(INDEX([XOR.$B$2:.$Q$17];[.$B19]+1;[.DX$3]+1 )*16+INDEX([XOR.$B$2:.$Q$17];[.$C19]+1;[.DX$4]+1))" office:value-type="string" office:string-value=".">
            <text:p>.</text:p>
          </table:table-cell>
          <table:table-cell table:style-name="ce3" table:formula="of:=CHAR(INDEX([XOR.$B$2:.$Q$17];[.$B19]+1;[.DY$3]+1 )*16+INDEX([XOR.$B$2:.$Q$17];[.$C19]+1;[.DY$4]+1))" office:value-type="string" office:string-value="/">
            <text:p>/</text:p>
          </table:table-cell>
          <table:table-cell table:style-name="ce3" table:formula="of:=CHAR(INDEX([XOR.$B$2:.$Q$17];[.$B19]+1;[.DZ$3]+1 )*16+INDEX([XOR.$B$2:.$Q$17];[.$C19]+1;[.DZ$4]+1))" office:value-type="string" office:string-value="(">
            <text:p>(</text:p>
          </table:table-cell>
          <table:table-cell table:style-name="ce3" table:formula="of:=CHAR(INDEX([XOR.$B$2:.$Q$17];[.$B19]+1;[.EA$3]+1 )*16+INDEX([XOR.$B$2:.$Q$17];[.$C19]+1;[.EA$4]+1))" office:value-type="string" office:string-value=")">
            <text:p>)</text:p>
          </table:table-cell>
          <table:table-cell table:style-name="ce3" table:formula="of:=CHAR(INDEX([XOR.$B$2:.$Q$17];[.$B19]+1;[.EB$3]+1 )*16+INDEX([XOR.$B$2:.$Q$17];[.$C19]+1;[.EB$4]+1))" office:value-type="string" office:string-value="*">
            <text:p>*</text:p>
          </table:table-cell>
          <table:table-cell table:style-name="ce3" table:formula="of:=CHAR(INDEX([XOR.$B$2:.$Q$17];[.$B19]+1;[.EC$3]+1 )*16+INDEX([XOR.$B$2:.$Q$17];[.$C19]+1;[.EC$4]+1))" office:value-type="string" office:string-value="+">
            <text:p>+</text:p>
          </table:table-cell>
        </table:table-row>
        <table:table-row table:style-name="ro4">
          <table:table-cell table:formula="of:=[.A19]+2" office:value-type="float" office:value="31">
            <text:p>31</text:p>
          </table:table-cell>
          <table:table-cell table:style-name="ce3" table:formula="of:=VLOOKUP(RIGHT(LEFT([.$B$1];[.A20]);1);[Sheet1.$A$2:.$C$17];3;0)" office:value-type="float" office:value="4">
            <text:p>4</text:p>
          </table:table-cell>
          <table:table-cell table:formula="of:=VLOOKUP(RIGHT(LEFT([.$B$1];[.A20]+1);1);[Sheet1.$A$2:.$C$17];3;0)" office:value-type="float" office:value="7">
            <text:p>7</text:p>
          </table:table-cell>
          <table:table-cell table:formula="of:=[.C20]+[.B20]*16" office:value-type="float" office:value="71">
            <text:p>71</text:p>
          </table:table-cell>
          <table:table-cell table:formula="of:=CHAR([.D20])" office:value-type="string" office:string-value="G">
            <text:p>G</text:p>
          </table:table-cell>
          <table:table-cell table:style-name="ce3" table:formula="of:=CHAR(INDEX([XOR.$B$2:.$Q$17];[.$B20]+1;[.F$3]+1 )*16+INDEX([XOR.$B$2:.$Q$17];[.$C20]+1;[.F$4]+1))" office:value-type="string" office:string-value="G">
            <text:p>G</text:p>
          </table:table-cell>
          <table:table-cell table:style-name="ce3" table:formula="of:=CHAR(INDEX([XOR.$B$2:.$Q$17];[.$B20]+1;[.G$3]+1 )*16+INDEX([XOR.$B$2:.$Q$17];[.$C20]+1;[.G$4]+1))" office:value-type="string" office:string-value="F">
            <text:p>F</text:p>
          </table:table-cell>
          <table:table-cell table:style-name="ce3" table:formula="of:=CHAR(INDEX([XOR.$B$2:.$Q$17];[.$B20]+1;[.H$3]+1 )*16+INDEX([XOR.$B$2:.$Q$17];[.$C20]+1;[.H$4]+1))" office:value-type="string" office:string-value="E">
            <text:p>E</text:p>
          </table:table-cell>
          <table:table-cell table:style-name="ce3" table:formula="of:=CHAR(INDEX([XOR.$B$2:.$Q$17];[.$B20]+1;[.I$3]+1 )*16+INDEX([XOR.$B$2:.$Q$17];[.$C20]+1;[.I$4]+1))" office:value-type="string" office:string-value="D">
            <text:p>D</text:p>
          </table:table-cell>
          <table:table-cell table:style-name="ce3" table:formula="of:=CHAR(INDEX([XOR.$B$2:.$Q$17];[.$B20]+1;[.J$3]+1 )*16+INDEX([XOR.$B$2:.$Q$17];[.$C20]+1;[.J$4]+1))" office:value-type="string" office:string-value="C">
            <text:p>C</text:p>
          </table:table-cell>
          <table:table-cell table:style-name="ce3" table:formula="of:=CHAR(INDEX([XOR.$B$2:.$Q$17];[.$B20]+1;[.K$3]+1 )*16+INDEX([XOR.$B$2:.$Q$17];[.$C20]+1;[.K$4]+1))" office:value-type="string" office:string-value="B">
            <text:p>B</text:p>
          </table:table-cell>
          <table:table-cell table:style-name="ce3" table:formula="of:=CHAR(INDEX([XOR.$B$2:.$Q$17];[.$B20]+1;[.L$3]+1 )*16+INDEX([XOR.$B$2:.$Q$17];[.$C20]+1;[.L$4]+1))" office:value-type="string" office:string-value="A">
            <text:p>A</text:p>
          </table:table-cell>
          <table:table-cell table:style-name="ce3" table:formula="of:=CHAR(INDEX([XOR.$B$2:.$Q$17];[.$B20]+1;[.M$3]+1 )*16+INDEX([XOR.$B$2:.$Q$17];[.$C20]+1;[.M$4]+1))" office:value-type="string" office:string-value="@">
            <text:p>@</text:p>
          </table:table-cell>
          <table:table-cell table:style-name="ce3" table:formula="of:=CHAR(INDEX([XOR.$B$2:.$Q$17];[.$B20]+1;[.N$3]+1 )*16+INDEX([XOR.$B$2:.$Q$17];[.$C20]+1;[.N$4]+1))" office:value-type="string" office:string-value="O">
            <text:p>O</text:p>
          </table:table-cell>
          <table:table-cell table:style-name="ce3" table:formula="of:=CHAR(INDEX([XOR.$B$2:.$Q$17];[.$B20]+1;[.O$3]+1 )*16+INDEX([XOR.$B$2:.$Q$17];[.$C20]+1;[.O$4]+1))" office:value-type="string" office:string-value="N">
            <text:p>N</text:p>
          </table:table-cell>
          <table:table-cell table:style-name="ce3" table:formula="of:=CHAR(INDEX([XOR.$B$2:.$Q$17];[.$B20]+1;[.P$3]+1 )*16+INDEX([XOR.$B$2:.$Q$17];[.$C20]+1;[.P$4]+1))" office:value-type="string" office:string-value="M">
            <text:p>M</text:p>
          </table:table-cell>
          <table:table-cell table:style-name="ce3" table:formula="of:=CHAR(INDEX([XOR.$B$2:.$Q$17];[.$B20]+1;[.Q$3]+1 )*16+INDEX([XOR.$B$2:.$Q$17];[.$C20]+1;[.Q$4]+1))" office:value-type="string" office:string-value="L">
            <text:p>L</text:p>
          </table:table-cell>
          <table:table-cell table:style-name="ce3" table:formula="of:=CHAR(INDEX([XOR.$B$2:.$Q$17];[.$B20]+1;[.R$3]+1 )*16+INDEX([XOR.$B$2:.$Q$17];[.$C20]+1;[.R$4]+1))" office:value-type="string" office:string-value="K">
            <text:p>K</text:p>
          </table:table-cell>
          <table:table-cell table:style-name="ce3" table:formula="of:=CHAR(INDEX([XOR.$B$2:.$Q$17];[.$B20]+1;[.S$3]+1 )*16+INDEX([XOR.$B$2:.$Q$17];[.$C20]+1;[.S$4]+1))" office:value-type="string" office:string-value="J">
            <text:p>J</text:p>
          </table:table-cell>
          <table:table-cell table:style-name="ce3" table:formula="of:=CHAR(INDEX([XOR.$B$2:.$Q$17];[.$B20]+1;[.T$3]+1 )*16+INDEX([XOR.$B$2:.$Q$17];[.$C20]+1;[.T$4]+1))" office:value-type="string" office:string-value="I">
            <text:p>I</text:p>
          </table:table-cell>
          <table:table-cell table:style-name="ce3" table:formula="of:=CHAR(INDEX([XOR.$B$2:.$Q$17];[.$B20]+1;[.U$3]+1 )*16+INDEX([XOR.$B$2:.$Q$17];[.$C20]+1;[.U$4]+1))" office:value-type="string" office:string-value="H">
            <text:p>H</text:p>
          </table:table-cell>
          <table:table-cell table:style-name="ce3" table:formula="of:=CHAR(INDEX([XOR.$B$2:.$Q$17];[.$B20]+1;[.V$3]+1 )*16+INDEX([XOR.$B$2:.$Q$17];[.$C20]+1;[.V$4]+1))" office:value-type="string" office:string-value="W">
            <text:p>W</text:p>
          </table:table-cell>
          <table:table-cell table:style-name="ce3" table:formula="of:=CHAR(INDEX([XOR.$B$2:.$Q$17];[.$B20]+1;[.W$3]+1 )*16+INDEX([XOR.$B$2:.$Q$17];[.$C20]+1;[.W$4]+1))" office:value-type="string" office:string-value="V">
            <text:p>V</text:p>
          </table:table-cell>
          <table:table-cell table:style-name="ce3" table:formula="of:=CHAR(INDEX([XOR.$B$2:.$Q$17];[.$B20]+1;[.X$3]+1 )*16+INDEX([XOR.$B$2:.$Q$17];[.$C20]+1;[.X$4]+1))" office:value-type="string" office:string-value="U">
            <text:p>U</text:p>
          </table:table-cell>
          <table:table-cell table:style-name="ce3" table:formula="of:=CHAR(INDEX([XOR.$B$2:.$Q$17];[.$B20]+1;[.Y$3]+1 )*16+INDEX([XOR.$B$2:.$Q$17];[.$C20]+1;[.Y$4]+1))" office:value-type="string" office:string-value="T">
            <text:p>T</text:p>
          </table:table-cell>
          <table:table-cell table:style-name="ce3" table:formula="of:=CHAR(INDEX([XOR.$B$2:.$Q$17];[.$B20]+1;[.Z$3]+1 )*16+INDEX([XOR.$B$2:.$Q$17];[.$C20]+1;[.Z$4]+1))" office:value-type="string" office:string-value="S">
            <text:p>S</text:p>
          </table:table-cell>
          <table:table-cell table:style-name="ce8" table:formula="of:=CHAR(INDEX([XOR.$B$2:.$Q$17];[.$B20]+1;[.AA$3]+1 )*16+INDEX([XOR.$B$2:.$Q$17];[.$C20]+1;[.AA$4]+1))" office:value-type="string" office:string-value="R">
            <text:p>R</text:p>
          </table:table-cell>
          <table:table-cell table:style-name="ce3" table:formula="of:=CHAR(INDEX([XOR.$B$2:.$Q$17];[.$B20]+1;[.AB$3]+1 )*16+INDEX([XOR.$B$2:.$Q$17];[.$C20]+1;[.AB$4]+1))" office:value-type="string" office:string-value="Q">
            <text:p>Q</text:p>
          </table:table-cell>
          <table:table-cell table:style-name="ce3" table:formula="of:=CHAR(INDEX([XOR.$B$2:.$Q$17];[.$B20]+1;[.AC$3]+1 )*16+INDEX([XOR.$B$2:.$Q$17];[.$C20]+1;[.AC$4]+1))" office:value-type="string" office:string-value="P">
            <text:p>P</text:p>
          </table:table-cell>
          <table:table-cell table:style-name="ce3" table:formula="of:=CHAR(INDEX([XOR.$B$2:.$Q$17];[.$B20]+1;[.AD$3]+1 )*16+INDEX([XOR.$B$2:.$Q$17];[.$C20]+1;[.AD$4]+1))" office:value-type="string" office:string-value="_">
            <text:p>_</text:p>
          </table:table-cell>
          <table:table-cell table:style-name="ce3" table:formula="of:=CHAR(INDEX([XOR.$B$2:.$Q$17];[.$B20]+1;[.AE$3]+1 )*16+INDEX([XOR.$B$2:.$Q$17];[.$C20]+1;[.AE$4]+1))" office:value-type="string" office:string-value="^">
            <text:p>^</text:p>
          </table:table-cell>
          <table:table-cell table:style-name="ce3" table:formula="of:=CHAR(INDEX([XOR.$B$2:.$Q$17];[.$B20]+1;[.AF$3]+1 )*16+INDEX([XOR.$B$2:.$Q$17];[.$C20]+1;[.AF$4]+1))" office:value-type="string" office:string-value="]">
            <text:p>]</text:p>
          </table:table-cell>
          <table:table-cell table:style-name="ce3" table:formula="of:=CHAR(INDEX([XOR.$B$2:.$Q$17];[.$B20]+1;[.AG$3]+1 )*16+INDEX([XOR.$B$2:.$Q$17];[.$C20]+1;[.AG$4]+1))" office:value-type="string" office:string-value="\">
            <text:p>\</text:p>
          </table:table-cell>
          <table:table-cell table:style-name="ce3" table:formula="of:=CHAR(INDEX([XOR.$B$2:.$Q$17];[.$B20]+1;[.AH$3]+1 )*16+INDEX([XOR.$B$2:.$Q$17];[.$C20]+1;[.AH$4]+1))" office:value-type="string" office:string-value="[">
            <text:p>[</text:p>
          </table:table-cell>
          <table:table-cell table:style-name="ce3" table:formula="of:=CHAR(INDEX([XOR.$B$2:.$Q$17];[.$B20]+1;[.AI$3]+1 )*16+INDEX([XOR.$B$2:.$Q$17];[.$C20]+1;[.AI$4]+1))" office:value-type="string" office:string-value="Z">
            <text:p>Z</text:p>
          </table:table-cell>
          <table:table-cell table:style-name="ce3" table:formula="of:=CHAR(INDEX([XOR.$B$2:.$Q$17];[.$B20]+1;[.AJ$3]+1 )*16+INDEX([XOR.$B$2:.$Q$17];[.$C20]+1;[.AJ$4]+1))" office:value-type="string" office:string-value="Y">
            <text:p>Y</text:p>
          </table:table-cell>
          <table:table-cell table:style-name="ce3" table:formula="of:=CHAR(INDEX([XOR.$B$2:.$Q$17];[.$B20]+1;[.AK$3]+1 )*16+INDEX([XOR.$B$2:.$Q$17];[.$C20]+1;[.AK$4]+1))" office:value-type="string" office:string-value="X">
            <text:p>X</text:p>
          </table:table-cell>
          <table:table-cell table:style-name="ce3" table:formula="of:=CHAR(INDEX([XOR.$B$2:.$Q$17];[.$B20]+1;[.AL$3]+1 )*16+INDEX([XOR.$B$2:.$Q$17];[.$C20]+1;[.AL$4]+1))" office:value-type="string" office:string-value="g">
            <text:p>g</text:p>
          </table:table-cell>
          <table:table-cell table:style-name="ce3" table:formula="of:=CHAR(INDEX([XOR.$B$2:.$Q$17];[.$B20]+1;[.AM$3]+1 )*16+INDEX([XOR.$B$2:.$Q$17];[.$C20]+1;[.AM$4]+1))" office:value-type="string" office:string-value="f">
            <text:p>f</text:p>
          </table:table-cell>
          <table:table-cell table:style-name="ce3" table:formula="of:=CHAR(INDEX([XOR.$B$2:.$Q$17];[.$B20]+1;[.AN$3]+1 )*16+INDEX([XOR.$B$2:.$Q$17];[.$C20]+1;[.AN$4]+1))" office:value-type="string" office:string-value="e">
            <text:p>e</text:p>
          </table:table-cell>
          <table:table-cell table:style-name="ce3" table:formula="of:=CHAR(INDEX([XOR.$B$2:.$Q$17];[.$B20]+1;[.AO$3]+1 )*16+INDEX([XOR.$B$2:.$Q$17];[.$C20]+1;[.AO$4]+1))" office:value-type="string" office:string-value="d">
            <text:p>d</text:p>
          </table:table-cell>
          <table:table-cell table:style-name="ce3" table:formula="of:=CHAR(INDEX([XOR.$B$2:.$Q$17];[.$B20]+1;[.AP$3]+1 )*16+INDEX([XOR.$B$2:.$Q$17];[.$C20]+1;[.AP$4]+1))" office:value-type="string" office:string-value="c">
            <text:p>c</text:p>
          </table:table-cell>
          <table:table-cell table:style-name="ce3" table:formula="of:=CHAR(INDEX([XOR.$B$2:.$Q$17];[.$B20]+1;[.AQ$3]+1 )*16+INDEX([XOR.$B$2:.$Q$17];[.$C20]+1;[.AQ$4]+1))" office:value-type="string" office:string-value="b">
            <text:p>b</text:p>
          </table:table-cell>
          <table:table-cell table:style-name="ce3" table:formula="of:=CHAR(INDEX([XOR.$B$2:.$Q$17];[.$B20]+1;[.AR$3]+1 )*16+INDEX([XOR.$B$2:.$Q$17];[.$C20]+1;[.AR$4]+1))" office:value-type="string" office:string-value="a">
            <text:p>a</text:p>
          </table:table-cell>
          <table:table-cell table:style-name="ce3" table:formula="of:=CHAR(INDEX([XOR.$B$2:.$Q$17];[.$B20]+1;[.AS$3]+1 )*16+INDEX([XOR.$B$2:.$Q$17];[.$C20]+1;[.AS$4]+1))" office:value-type="string" office:string-value="`">
            <text:p>`</text:p>
          </table:table-cell>
          <table:table-cell table:style-name="ce3" table:formula="of:=CHAR(INDEX([XOR.$B$2:.$Q$17];[.$B20]+1;[.AT$3]+1 )*16+INDEX([XOR.$B$2:.$Q$17];[.$C20]+1;[.AT$4]+1))" office:value-type="string" office:string-value="o">
            <text:p>o</text:p>
          </table:table-cell>
          <table:table-cell table:style-name="ce3" table:formula="of:=CHAR(INDEX([XOR.$B$2:.$Q$17];[.$B20]+1;[.AU$3]+1 )*16+INDEX([XOR.$B$2:.$Q$17];[.$C20]+1;[.AU$4]+1))" office:value-type="string" office:string-value="n">
            <text:p>n</text:p>
          </table:table-cell>
          <table:table-cell table:style-name="ce3" table:formula="of:=CHAR(INDEX([XOR.$B$2:.$Q$17];[.$B20]+1;[.AV$3]+1 )*16+INDEX([XOR.$B$2:.$Q$17];[.$C20]+1;[.AV$4]+1))" office:value-type="string" office:string-value="m">
            <text:p>m</text:p>
          </table:table-cell>
          <table:table-cell table:style-name="ce3" table:formula="of:=CHAR(INDEX([XOR.$B$2:.$Q$17];[.$B20]+1;[.AW$3]+1 )*16+INDEX([XOR.$B$2:.$Q$17];[.$C20]+1;[.AW$4]+1))" office:value-type="string" office:string-value="l">
            <text:p>l</text:p>
          </table:table-cell>
          <table:table-cell table:style-name="ce3" table:formula="of:=CHAR(INDEX([XOR.$B$2:.$Q$17];[.$B20]+1;[.AX$3]+1 )*16+INDEX([XOR.$B$2:.$Q$17];[.$C20]+1;[.AX$4]+1))" office:value-type="string" office:string-value="k">
            <text:p>k</text:p>
          </table:table-cell>
          <table:table-cell table:style-name="ce3" table:formula="of:=CHAR(INDEX([XOR.$B$2:.$Q$17];[.$B20]+1;[.AY$3]+1 )*16+INDEX([XOR.$B$2:.$Q$17];[.$C20]+1;[.AY$4]+1))" office:value-type="string" office:string-value="j">
            <text:p>j</text:p>
          </table:table-cell>
          <table:table-cell table:style-name="ce3" table:formula="of:=CHAR(INDEX([XOR.$B$2:.$Q$17];[.$B20]+1;[.AZ$3]+1 )*16+INDEX([XOR.$B$2:.$Q$17];[.$C20]+1;[.AZ$4]+1))" office:value-type="string" office:string-value="i">
            <text:p>i</text:p>
          </table:table-cell>
          <table:table-cell table:style-name="ce3" table:formula="of:=CHAR(INDEX([XOR.$B$2:.$Q$17];[.$B20]+1;[.BA$3]+1 )*16+INDEX([XOR.$B$2:.$Q$17];[.$C20]+1;[.BA$4]+1))" office:value-type="string" office:string-value="h">
            <text:p>h</text:p>
          </table:table-cell>
          <table:table-cell table:style-name="ce3" table:formula="of:=CHAR(INDEX([XOR.$B$2:.$Q$17];[.$B20]+1;[.BB$3]+1 )*16+INDEX([XOR.$B$2:.$Q$17];[.$C20]+1;[.BB$4]+1))" office:value-type="string" office:string-value="w">
            <text:p>w</text:p>
          </table:table-cell>
          <table:table-cell table:style-name="ce3" table:formula="of:=CHAR(INDEX([XOR.$B$2:.$Q$17];[.$B20]+1;[.BC$3]+1 )*16+INDEX([XOR.$B$2:.$Q$17];[.$C20]+1;[.BC$4]+1))" office:value-type="string" office:string-value="v">
            <text:p>v</text:p>
          </table:table-cell>
          <table:table-cell table:style-name="ce3" table:formula="of:=CHAR(INDEX([XOR.$B$2:.$Q$17];[.$B20]+1;[.BD$3]+1 )*16+INDEX([XOR.$B$2:.$Q$17];[.$C20]+1;[.BD$4]+1))" office:value-type="string" office:string-value="u">
            <text:p>u</text:p>
          </table:table-cell>
          <table:table-cell table:style-name="ce3" table:formula="of:=CHAR(INDEX([XOR.$B$2:.$Q$17];[.$B20]+1;[.BE$3]+1 )*16+INDEX([XOR.$B$2:.$Q$17];[.$C20]+1;[.BE$4]+1))" office:value-type="string" office:string-value="t">
            <text:p>t</text:p>
          </table:table-cell>
          <table:table-cell table:style-name="ce3" table:formula="of:=CHAR(INDEX([XOR.$B$2:.$Q$17];[.$B20]+1;[.BF$3]+1 )*16+INDEX([XOR.$B$2:.$Q$17];[.$C20]+1;[.BF$4]+1))" office:value-type="string" office:string-value="s">
            <text:p>s</text:p>
          </table:table-cell>
          <table:table-cell table:style-name="ce8" table:formula="of:=CHAR(INDEX([XOR.$B$2:.$Q$17];[.$B20]+1;[.BG$3]+1 )*16+INDEX([XOR.$B$2:.$Q$17];[.$C20]+1;[.BG$4]+1))" office:value-type="string" office:string-value="r">
            <text:p>r</text:p>
          </table:table-cell>
          <table:table-cell table:style-name="ce3" table:formula="of:=CHAR(INDEX([XOR.$B$2:.$Q$17];[.$B20]+1;[.BH$3]+1 )*16+INDEX([XOR.$B$2:.$Q$17];[.$C20]+1;[.BH$4]+1))" office:value-type="string" office:string-value="q">
            <text:p>q</text:p>
          </table:table-cell>
          <table:table-cell table:style-name="ce3" table:formula="of:=CHAR(INDEX([XOR.$B$2:.$Q$17];[.$B20]+1;[.BI$3]+1 )*16+INDEX([XOR.$B$2:.$Q$17];[.$C20]+1;[.BI$4]+1))" office:value-type="string" office:string-value="p">
            <text:p>p</text:p>
          </table:table-cell>
          <table:table-cell table:style-name="ce3" table:formula="of:=CHAR(INDEX([XOR.$B$2:.$Q$17];[.$B20]+1;[.BJ$3]+1 )*16+INDEX([XOR.$B$2:.$Q$17];[.$C20]+1;[.BJ$4]+1))" office:value-type="string" office:string-value="">
            <text:p></text:p>
          </table:table-cell>
          <table:table-cell table:style-name="ce3" table:formula="of:=CHAR(INDEX([XOR.$B$2:.$Q$17];[.$B20]+1;[.BK$3]+1 )*16+INDEX([XOR.$B$2:.$Q$17];[.$C20]+1;[.BK$4]+1))" office:value-type="string" office:string-value="~">
            <text:p>~</text:p>
          </table:table-cell>
          <table:table-cell table:style-name="ce3" table:formula="of:=CHAR(INDEX([XOR.$B$2:.$Q$17];[.$B20]+1;[.BL$3]+1 )*16+INDEX([XOR.$B$2:.$Q$17];[.$C20]+1;[.BL$4]+1))" office:value-type="string" office:string-value="}">
            <text:p>}</text:p>
          </table:table-cell>
          <table:table-cell table:style-name="ce3" table:formula="of:=CHAR(INDEX([XOR.$B$2:.$Q$17];[.$B20]+1;[.BM$3]+1 )*16+INDEX([XOR.$B$2:.$Q$17];[.$C20]+1;[.BM$4]+1))" office:value-type="string" office:string-value="|">
            <text:p>|</text:p>
          </table:table-cell>
          <table:table-cell table:style-name="ce3" table:formula="of:=CHAR(INDEX([XOR.$B$2:.$Q$17];[.$B20]+1;[.BN$3]+1 )*16+INDEX([XOR.$B$2:.$Q$17];[.$C20]+1;[.BN$4]+1))" office:value-type="string" office:string-value="{">
            <text:p>{</text:p>
          </table:table-cell>
          <table:table-cell table:style-name="ce3" table:formula="of:=CHAR(INDEX([XOR.$B$2:.$Q$17];[.$B20]+1;[.BO$3]+1 )*16+INDEX([XOR.$B$2:.$Q$17];[.$C20]+1;[.BO$4]+1))" office:value-type="string" office:string-value="z">
            <text:p>z</text:p>
          </table:table-cell>
          <table:table-cell table:style-name="ce3" table:formula="of:=CHAR(INDEX([XOR.$B$2:.$Q$17];[.$B20]+1;[.BP$3]+1 )*16+INDEX([XOR.$B$2:.$Q$17];[.$C20]+1;[.BP$4]+1))" office:value-type="string" office:string-value="y">
            <text:p>y</text:p>
          </table:table-cell>
          <table:table-cell table:style-name="ce3" table:formula="of:=CHAR(INDEX([XOR.$B$2:.$Q$17];[.$B20]+1;[.BQ$3]+1 )*16+INDEX([XOR.$B$2:.$Q$17];[.$C20]+1;[.BQ$4]+1))" office:value-type="string" office:string-value="x">
            <text:p>x</text:p>
          </table:table-cell>
          <table:table-cell table:style-name="ce3" table:formula="of:=CHAR(INDEX([XOR.$B$2:.$Q$17];[.$B20]+1;[.BR$3]+1 )*16+INDEX([XOR.$B$2:.$Q$17];[.$C20]+1;[.BR$4]+1))" office:value-type="string" office:string-value="">
            <text:p/>
          </table:table-cell>
          <table:table-cell table:style-name="ce3" table:formula="of:=CHAR(INDEX([XOR.$B$2:.$Q$17];[.$B20]+1;[.BS$3]+1 )*16+INDEX([XOR.$B$2:.$Q$17];[.$C20]+1;[.BS$4]+1))" office:value-type="string" office:string-value="">
            <text:p/>
          </table:table-cell>
          <table:table-cell table:style-name="ce3" table:formula="of:=CHAR(INDEX([XOR.$B$2:.$Q$17];[.$B20]+1;[.BT$3]+1 )*16+INDEX([XOR.$B$2:.$Q$17];[.$C20]+1;[.BT$4]+1))" office:value-type="string" office:string-value="">
            <text:p/>
          </table:table-cell>
          <table:table-cell table:style-name="ce3" table:formula="of:=CHAR(INDEX([XOR.$B$2:.$Q$17];[.$B20]+1;[.BU$3]+1 )*16+INDEX([XOR.$B$2:.$Q$17];[.$C20]+1;[.BU$4]+1))" office:value-type="string" office:string-value="">
            <text:p/>
          </table:table-cell>
          <table:table-cell table:style-name="ce3" table:formula="of:=CHAR(INDEX([XOR.$B$2:.$Q$17];[.$B20]+1;[.BV$3]+1 )*16+INDEX([XOR.$B$2:.$Q$17];[.$C20]+1;[.BV$4]+1))" office:value-type="string" office:string-value="">
            <text:p/>
          </table:table-cell>
          <table:table-cell table:style-name="ce3" table:formula="of:=CHAR(INDEX([XOR.$B$2:.$Q$17];[.$B20]+1;[.BW$3]+1 )*16+INDEX([XOR.$B$2:.$Q$17];[.$C20]+1;[.BW$4]+1))" office:value-type="string" office:string-value="">
            <text:p/>
          </table:table-cell>
          <table:table-cell table:style-name="ce3" table:formula="of:=CHAR(INDEX([XOR.$B$2:.$Q$17];[.$B20]+1;[.BX$3]+1 )*16+INDEX([XOR.$B$2:.$Q$17];[.$C20]+1;[.BX$4]+1))" office:value-type="string" office:string-value="">
            <text:p/>
          </table:table-cell>
          <table:table-cell table:style-name="ce3" table:formula="of:=CHAR(INDEX([XOR.$B$2:.$Q$17];[.$B20]+1;[.BY$3]+1 )*16+INDEX([XOR.$B$2:.$Q$17];[.$C20]+1;[.BY$4]+1))" office:value-type="string" office:string-value="">
            <text:p/>
          </table:table-cell>
          <table:table-cell table:style-name="ce3" table:formula="of:=CHAR(INDEX([XOR.$B$2:.$Q$17];[.$B20]+1;[.BZ$3]+1 )*16+INDEX([XOR.$B$2:.$Q$17];[.$C20]+1;[.BZ$4]+1))" office:value-type="string" office:string-value="">
            <text:p/>
          </table:table-cell>
          <table:table-cell table:style-name="ce3" table:formula="of:=CHAR(INDEX([XOR.$B$2:.$Q$17];[.$B20]+1;[.CA$3]+1 )*16+INDEX([XOR.$B$2:.$Q$17];[.$C20]+1;[.CA$4]+1))" office:value-type="string" office:string-value="">
            <text:p/>
          </table:table-cell>
          <table:table-cell table:style-name="ce3" table:formula="of:=CHAR(INDEX([XOR.$B$2:.$Q$17];[.$B20]+1;[.CB$3]+1 )*16+INDEX([XOR.$B$2:.$Q$17];[.$C20]+1;[.CB$4]+1))" office:value-type="string" office:string-value="&#13;">
            <text:p></text:p>
          </table:table-cell>
          <table:table-cell table:style-name="ce3" table:formula="of:=CHAR(INDEX([XOR.$B$2:.$Q$17];[.$B20]+1;[.CC$3]+1 )*16+INDEX([XOR.$B$2:.$Q$17];[.$C20]+1;[.CC$4]+1))" office:value-type="string" office:string-value="">
            <text:p/>
          </table:table-cell>
          <table:table-cell table:style-name="ce3" table:formula="of:=CHAR(INDEX([XOR.$B$2:.$Q$17];[.$B20]+1;[.CD$3]+1 )*16+INDEX([XOR.$B$2:.$Q$17];[.$C20]+1;[.CD$4]+1))" office:value-type="string" office:string-value="">
            <text:p/>
          </table:table-cell>
          <table:table-cell table:style-name="ce3" table:formula="of:=CHAR(INDEX([XOR.$B$2:.$Q$17];[.$B20]+1;[.CE$3]+1 )*16+INDEX([XOR.$B$2:.$Q$17];[.$C20]+1;[.CE$4]+1))" office:value-type="string" office:string-value="&#10;">
            <text:p><text:line-break/></text:p>
          </table:table-cell>
          <table:table-cell table:style-name="ce3" table:formula="of:=CHAR(INDEX([XOR.$B$2:.$Q$17];[.$B20]+1;[.CF$3]+1 )*16+INDEX([XOR.$B$2:.$Q$17];[.$C20]+1;[.CF$4]+1))" office:value-type="string" office:string-value="&#9;">
            <text:p><text:tab/></text:p>
          </table:table-cell>
          <table:table-cell table:style-name="ce3" table:formula="of:=CHAR(INDEX([XOR.$B$2:.$Q$17];[.$B20]+1;[.CG$3]+1 )*16+INDEX([XOR.$B$2:.$Q$17];[.$C20]+1;[.CG$4]+1))" office:value-type="string" office:string-value="">
            <text:p/>
          </table:table-cell>
          <table:table-cell table:style-name="ce3" table:formula="of:=CHAR(INDEX([XOR.$B$2:.$Q$17];[.$B20]+1;[.CH$3]+1 )*16+INDEX([XOR.$B$2:.$Q$17];[.$C20]+1;[.CH$4]+1))" office:value-type="string" office:string-value="">
            <text:p/>
          </table:table-cell>
          <table:table-cell table:style-name="ce3" table:formula="of:=CHAR(INDEX([XOR.$B$2:.$Q$17];[.$B20]+1;[.CI$3]+1 )*16+INDEX([XOR.$B$2:.$Q$17];[.$C20]+1;[.CI$4]+1))" office:value-type="string" office:string-value="">
            <text:p/>
          </table:table-cell>
          <table:table-cell table:style-name="ce3" table:formula="of:=CHAR(INDEX([XOR.$B$2:.$Q$17];[.$B20]+1;[.CJ$3]+1 )*16+INDEX([XOR.$B$2:.$Q$17];[.$C20]+1;[.CJ$4]+1))" office:value-type="string" office:string-value="">
            <text:p/>
          </table:table-cell>
          <table:table-cell table:style-name="ce3" table:formula="of:=CHAR(INDEX([XOR.$B$2:.$Q$17];[.$B20]+1;[.CK$3]+1 )*16+INDEX([XOR.$B$2:.$Q$17];[.$C20]+1;[.CK$4]+1))" office:value-type="string" office:string-value="">
            <text:p/>
          </table:table-cell>
          <table:table-cell table:style-name="ce3" table:formula="of:=CHAR(INDEX([XOR.$B$2:.$Q$17];[.$B20]+1;[.CL$3]+1 )*16+INDEX([XOR.$B$2:.$Q$17];[.$C20]+1;[.CL$4]+1))" office:value-type="string" office:string-value="">
            <text:p/>
          </table:table-cell>
          <table:table-cell table:style-name="ce3" table:formula="of:=CHAR(INDEX([XOR.$B$2:.$Q$17];[.$B20]+1;[.CM$3]+1 )*16+INDEX([XOR.$B$2:.$Q$17];[.$C20]+1;[.CM$4]+1))" office:value-type="string" office:string-value="">
            <text:p/>
          </table:table-cell>
          <table:table-cell table:style-name="ce3" table:formula="of:=CHAR(INDEX([XOR.$B$2:.$Q$17];[.$B20]+1;[.CN$3]+1 )*16+INDEX([XOR.$B$2:.$Q$17];[.$C20]+1;[.CN$4]+1))" office:value-type="string" office:string-value="">
            <text:p/>
          </table:table-cell>
          <table:table-cell table:style-name="ce3" table:formula="of:=CHAR(INDEX([XOR.$B$2:.$Q$17];[.$B20]+1;[.CO$3]+1 )*16+INDEX([XOR.$B$2:.$Q$17];[.$C20]+1;[.CO$4]+1))" office:value-type="string" office:string-value="">
            <text:p/>
          </table:table-cell>
          <table:table-cell table:style-name="ce12" table:formula="of:=CHAR(INDEX([XOR.$B$2:.$Q$17];[.$B20]+1;[.CP$3]+1 )*16+INDEX([XOR.$B$2:.$Q$17];[.$C20]+1;[.CP$4]+1))" office:value-type="string" office:string-value="">
            <text:p/>
          </table:table-cell>
          <table:table-cell table:style-name="ce3" table:formula="of:=CHAR(INDEX([XOR.$B$2:.$Q$17];[.$B20]+1;[.CQ$3]+1 )*16+INDEX([XOR.$B$2:.$Q$17];[.$C20]+1;[.CQ$4]+1))" office:value-type="string" office:string-value="">
            <text:p/>
          </table:table-cell>
          <table:table-cell table:style-name="ce3" table:formula="of:=CHAR(INDEX([XOR.$B$2:.$Q$17];[.$B20]+1;[.CR$3]+1 )*16+INDEX([XOR.$B$2:.$Q$17];[.$C20]+1;[.CR$4]+1))" office:value-type="string" office:string-value="">
            <text:p/>
          </table:table-cell>
          <table:table-cell table:style-name="ce3" table:formula="of:=CHAR(INDEX([XOR.$B$2:.$Q$17];[.$B20]+1;[.CS$3]+1 )*16+INDEX([XOR.$B$2:.$Q$17];[.$C20]+1;[.CS$4]+1))" office:value-type="string" office:string-value="">
            <text:p/>
          </table:table-cell>
          <table:table-cell table:style-name="ce3" table:formula="of:=CHAR(INDEX([XOR.$B$2:.$Q$17];[.$B20]+1;[.CT$3]+1 )*16+INDEX([XOR.$B$2:.$Q$17];[.$C20]+1;[.CT$4]+1))" office:value-type="string" office:string-value="">
            <text:p/>
          </table:table-cell>
          <table:table-cell table:style-name="ce3" table:formula="of:=CHAR(INDEX([XOR.$B$2:.$Q$17];[.$B20]+1;[.CU$3]+1 )*16+INDEX([XOR.$B$2:.$Q$17];[.$C20]+1;[.CU$4]+1))" office:value-type="string" office:string-value="">
            <text:p/>
          </table:table-cell>
          <table:table-cell table:style-name="ce3" table:formula="of:=CHAR(INDEX([XOR.$B$2:.$Q$17];[.$B20]+1;[.CV$3]+1 )*16+INDEX([XOR.$B$2:.$Q$17];[.$C20]+1;[.CV$4]+1))" office:value-type="string" office:string-value="">
            <text:p/>
          </table:table-cell>
          <table:table-cell table:style-name="ce3" table:formula="of:=CHAR(INDEX([XOR.$B$2:.$Q$17];[.$B20]+1;[.CW$3]+1 )*16+INDEX([XOR.$B$2:.$Q$17];[.$C20]+1;[.CW$4]+1))" office:value-type="string" office:string-value="">
            <text:p/>
          </table:table-cell>
          <table:table-cell table:style-name="ce3" table:formula="of:=CHAR(INDEX([XOR.$B$2:.$Q$17];[.$B20]+1;[.CX$3]+1 )*16+INDEX([XOR.$B$2:.$Q$17];[.$C20]+1;[.CX$4]+1))" office:value-type="string" office:string-value="'">
            <text:p>'</text:p>
          </table:table-cell>
          <table:table-cell table:style-name="ce3" table:formula="of:=CHAR(INDEX([XOR.$B$2:.$Q$17];[.$B20]+1;[.CY$3]+1 )*16+INDEX([XOR.$B$2:.$Q$17];[.$C20]+1;[.CY$4]+1))" office:value-type="string" office:string-value="&amp;">
            <text:p>&amp;</text:p>
          </table:table-cell>
          <table:table-cell table:style-name="ce3" table:formula="of:=CHAR(INDEX([XOR.$B$2:.$Q$17];[.$B20]+1;[.CZ$3]+1 )*16+INDEX([XOR.$B$2:.$Q$17];[.$C20]+1;[.CZ$4]+1))" office:value-type="string" office:string-value="%">
            <text:p>%</text:p>
          </table:table-cell>
          <table:table-cell table:style-name="ce3" table:formula="of:=CHAR(INDEX([XOR.$B$2:.$Q$17];[.$B20]+1;[.DA$3]+1 )*16+INDEX([XOR.$B$2:.$Q$17];[.$C20]+1;[.DA$4]+1))" office:value-type="string" office:string-value="$">
            <text:p>$</text:p>
          </table:table-cell>
          <table:table-cell table:style-name="ce3" table:formula="of:=CHAR(INDEX([XOR.$B$2:.$Q$17];[.$B20]+1;[.DB$3]+1 )*16+INDEX([XOR.$B$2:.$Q$17];[.$C20]+1;[.DB$4]+1))" office:value-type="string" office:string-value="#">
            <text:p>#</text:p>
          </table:table-cell>
          <table:table-cell table:style-name="ce3" table:formula="of:=CHAR(INDEX([XOR.$B$2:.$Q$17];[.$B20]+1;[.DC$3]+1 )*16+INDEX([XOR.$B$2:.$Q$17];[.$C20]+1;[.DC$4]+1))" office:value-type="string" office:string-value="&quot;">
            <text:p>"</text:p>
          </table:table-cell>
          <table:table-cell table:style-name="ce3" table:formula="of:=CHAR(INDEX([XOR.$B$2:.$Q$17];[.$B20]+1;[.DD$3]+1 )*16+INDEX([XOR.$B$2:.$Q$17];[.$C20]+1;[.DD$4]+1))" office:value-type="string" office:string-value="!">
            <text:p>!</text:p>
          </table:table-cell>
          <table:table-cell table:style-name="ce3" table:formula="of:=CHAR(INDEX([XOR.$B$2:.$Q$17];[.$B20]+1;[.DE$3]+1 )*16+INDEX([XOR.$B$2:.$Q$17];[.$C20]+1;[.DE$4]+1))" office:value-type="string" office:string-value=" ">
            <text:p><text:s/></text:p>
          </table:table-cell>
          <table:table-cell table:style-name="ce3" table:formula="of:=CHAR(INDEX([XOR.$B$2:.$Q$17];[.$B20]+1;[.DF$3]+1 )*16+INDEX([XOR.$B$2:.$Q$17];[.$C20]+1;[.DF$4]+1))" office:value-type="string" office:string-value="/">
            <text:p>/</text:p>
          </table:table-cell>
          <table:table-cell table:style-name="ce3" table:formula="of:=CHAR(INDEX([XOR.$B$2:.$Q$17];[.$B20]+1;[.DG$3]+1 )*16+INDEX([XOR.$B$2:.$Q$17];[.$C20]+1;[.DG$4]+1))" office:value-type="string" office:string-value=".">
            <text:p>.</text:p>
          </table:table-cell>
          <table:table-cell table:style-name="ce3" table:formula="of:=CHAR(INDEX([XOR.$B$2:.$Q$17];[.$B20]+1;[.DH$3]+1 )*16+INDEX([XOR.$B$2:.$Q$17];[.$C20]+1;[.DH$4]+1))" office:value-type="string" office:string-value="-">
            <text:p>-</text:p>
          </table:table-cell>
          <table:table-cell table:style-name="ce3" table:formula="of:=CHAR(INDEX([XOR.$B$2:.$Q$17];[.$B20]+1;[.DI$3]+1 )*16+INDEX([XOR.$B$2:.$Q$17];[.$C20]+1;[.DI$4]+1))" office:value-type="string" office:string-value=",">
            <text:p>,</text:p>
          </table:table-cell>
          <table:table-cell table:style-name="ce3" table:formula="of:=CHAR(INDEX([XOR.$B$2:.$Q$17];[.$B20]+1;[.DJ$3]+1 )*16+INDEX([XOR.$B$2:.$Q$17];[.$C20]+1;[.DJ$4]+1))" office:value-type="string" office:string-value="+">
            <text:p>+</text:p>
          </table:table-cell>
          <table:table-cell table:style-name="ce3" table:formula="of:=CHAR(INDEX([XOR.$B$2:.$Q$17];[.$B20]+1;[.DK$3]+1 )*16+INDEX([XOR.$B$2:.$Q$17];[.$C20]+1;[.DK$4]+1))" office:value-type="string" office:string-value="*">
            <text:p>*</text:p>
          </table:table-cell>
          <table:table-cell table:style-name="ce3" table:formula="of:=CHAR(INDEX([XOR.$B$2:.$Q$17];[.$B20]+1;[.DL$3]+1 )*16+INDEX([XOR.$B$2:.$Q$17];[.$C20]+1;[.DL$4]+1))" office:value-type="string" office:string-value=")">
            <text:p>)</text:p>
          </table:table-cell>
          <table:table-cell table:style-name="ce3" table:formula="of:=CHAR(INDEX([XOR.$B$2:.$Q$17];[.$B20]+1;[.DM$3]+1 )*16+INDEX([XOR.$B$2:.$Q$17];[.$C20]+1;[.DM$4]+1))" office:value-type="string" office:string-value="(">
            <text:p>(</text:p>
          </table:table-cell>
          <table:table-cell table:style-name="ce3" table:formula="of:=CHAR(INDEX([XOR.$B$2:.$Q$17];[.$B20]+1;[.DN$3]+1 )*16+INDEX([XOR.$B$2:.$Q$17];[.$C20]+1;[.DN$4]+1))" office:value-type="string" office:string-value="7">
            <text:p>7</text:p>
          </table:table-cell>
          <table:table-cell table:style-name="ce3" table:formula="of:=CHAR(INDEX([XOR.$B$2:.$Q$17];[.$B20]+1;[.DO$3]+1 )*16+INDEX([XOR.$B$2:.$Q$17];[.$C20]+1;[.DO$4]+1))" office:value-type="string" office:string-value="6">
            <text:p>6</text:p>
          </table:table-cell>
          <table:table-cell table:style-name="ce3" table:formula="of:=CHAR(INDEX([XOR.$B$2:.$Q$17];[.$B20]+1;[.DP$3]+1 )*16+INDEX([XOR.$B$2:.$Q$17];[.$C20]+1;[.DP$4]+1))" office:value-type="string" office:string-value="5">
            <text:p>5</text:p>
          </table:table-cell>
          <table:table-cell table:style-name="ce3" table:formula="of:=CHAR(INDEX([XOR.$B$2:.$Q$17];[.$B20]+1;[.DQ$3]+1 )*16+INDEX([XOR.$B$2:.$Q$17];[.$C20]+1;[.DQ$4]+1))" office:value-type="string" office:string-value="4">
            <text:p>4</text:p>
          </table:table-cell>
          <table:table-cell table:style-name="ce3" table:formula="of:=CHAR(INDEX([XOR.$B$2:.$Q$17];[.$B20]+1;[.DR$3]+1 )*16+INDEX([XOR.$B$2:.$Q$17];[.$C20]+1;[.DR$4]+1))" office:value-type="string" office:string-value="3">
            <text:p>3</text:p>
          </table:table-cell>
          <table:table-cell table:style-name="ce3" table:formula="of:=CHAR(INDEX([XOR.$B$2:.$Q$17];[.$B20]+1;[.DS$3]+1 )*16+INDEX([XOR.$B$2:.$Q$17];[.$C20]+1;[.DS$4]+1))" office:value-type="string" office:string-value="2">
            <text:p>2</text:p>
          </table:table-cell>
          <table:table-cell table:style-name="ce3" table:formula="of:=CHAR(INDEX([XOR.$B$2:.$Q$17];[.$B20]+1;[.DT$3]+1 )*16+INDEX([XOR.$B$2:.$Q$17];[.$C20]+1;[.DT$4]+1))" office:value-type="string" office:string-value="1">
            <text:p>1</text:p>
          </table:table-cell>
          <table:table-cell table:style-name="ce3" table:formula="of:=CHAR(INDEX([XOR.$B$2:.$Q$17];[.$B20]+1;[.DU$3]+1 )*16+INDEX([XOR.$B$2:.$Q$17];[.$C20]+1;[.DU$4]+1))" office:value-type="string" office:string-value="0">
            <text:p>0</text:p>
          </table:table-cell>
          <table:table-cell table:style-name="ce3" table:formula="of:=CHAR(INDEX([XOR.$B$2:.$Q$17];[.$B20]+1;[.DV$3]+1 )*16+INDEX([XOR.$B$2:.$Q$17];[.$C20]+1;[.DV$4]+1))" office:value-type="string" office:string-value="?">
            <text:p>?</text:p>
          </table:table-cell>
          <table:table-cell table:style-name="ce3" table:formula="of:=CHAR(INDEX([XOR.$B$2:.$Q$17];[.$B20]+1;[.DW$3]+1 )*16+INDEX([XOR.$B$2:.$Q$17];[.$C20]+1;[.DW$4]+1))" office:value-type="string" office:string-value="&gt;">
            <text:p>&gt;</text:p>
          </table:table-cell>
          <table:table-cell table:style-name="ce3" table:formula="of:=CHAR(INDEX([XOR.$B$2:.$Q$17];[.$B20]+1;[.DX$3]+1 )*16+INDEX([XOR.$B$2:.$Q$17];[.$C20]+1;[.DX$4]+1))" office:value-type="string" office:string-value="=">
            <text:p>=</text:p>
          </table:table-cell>
          <table:table-cell table:style-name="ce3" table:formula="of:=CHAR(INDEX([XOR.$B$2:.$Q$17];[.$B20]+1;[.DY$3]+1 )*16+INDEX([XOR.$B$2:.$Q$17];[.$C20]+1;[.DY$4]+1))" office:value-type="string" office:string-value="&lt;">
            <text:p>&lt;</text:p>
          </table:table-cell>
          <table:table-cell table:style-name="ce3" table:formula="of:=CHAR(INDEX([XOR.$B$2:.$Q$17];[.$B20]+1;[.DZ$3]+1 )*16+INDEX([XOR.$B$2:.$Q$17];[.$C20]+1;[.DZ$4]+1))" office:value-type="string" office:string-value=";">
            <text:p>;</text:p>
          </table:table-cell>
          <table:table-cell table:style-name="ce3" table:formula="of:=CHAR(INDEX([XOR.$B$2:.$Q$17];[.$B20]+1;[.EA$3]+1 )*16+INDEX([XOR.$B$2:.$Q$17];[.$C20]+1;[.EA$4]+1))" office:value-type="string" office:string-value=":">
            <text:p>:</text:p>
          </table:table-cell>
          <table:table-cell table:style-name="ce3" table:formula="of:=CHAR(INDEX([XOR.$B$2:.$Q$17];[.$B20]+1;[.EB$3]+1 )*16+INDEX([XOR.$B$2:.$Q$17];[.$C20]+1;[.EB$4]+1))" office:value-type="string" office:string-value="9">
            <text:p>9</text:p>
          </table:table-cell>
          <table:table-cell table:style-name="ce3" table:formula="of:=CHAR(INDEX([XOR.$B$2:.$Q$17];[.$B20]+1;[.EC$3]+1 )*16+INDEX([XOR.$B$2:.$Q$17];[.$C20]+1;[.EC$4]+1))" office:value-type="string" office:string-value="8">
            <text:p>8</text:p>
          </table:table-cell>
        </table:table-row>
        <table:table-row table:style-name="ro4">
          <table:table-cell table:formula="of:=[.A20]+2" office:value-type="float" office:value="33">
            <text:p>33</text:p>
          </table:table-cell>
          <table:table-cell table:style-name="ce3" table:formula="of:=VLOOKUP(RIGHT(LEFT([.$B$1];[.A21]);1);[Sheet1.$A$2:.$C$17];3;0)" office:value-type="float" office:value="4">
            <text:p>4</text:p>
          </table:table-cell>
          <table:table-cell table:formula="of:=VLOOKUP(RIGHT(LEFT([.$B$1];[.A21]+1);1);[Sheet1.$A$2:.$C$17];3;0)" office:value-type="float" office:value="1">
            <text:p>1</text:p>
          </table:table-cell>
          <table:table-cell table:formula="of:=[.C21]+[.B21]*16" office:value-type="float" office:value="65">
            <text:p>65</text:p>
          </table:table-cell>
          <table:table-cell table:formula="of:=CHAR([.D21])" office:value-type="string" office:string-value="A">
            <text:p>A</text:p>
          </table:table-cell>
          <table:table-cell table:style-name="ce3" table:formula="of:=CHAR(INDEX([XOR.$B$2:.$Q$17];[.$B21]+1;[.F$3]+1 )*16+INDEX([XOR.$B$2:.$Q$17];[.$C21]+1;[.F$4]+1))" office:value-type="string" office:string-value="A">
            <text:p>A</text:p>
          </table:table-cell>
          <table:table-cell table:style-name="ce3" table:formula="of:=CHAR(INDEX([XOR.$B$2:.$Q$17];[.$B21]+1;[.G$3]+1 )*16+INDEX([XOR.$B$2:.$Q$17];[.$C21]+1;[.G$4]+1))" office:value-type="string" office:string-value="@">
            <text:p>@</text:p>
          </table:table-cell>
          <table:table-cell table:style-name="ce3" table:formula="of:=CHAR(INDEX([XOR.$B$2:.$Q$17];[.$B21]+1;[.H$3]+1 )*16+INDEX([XOR.$B$2:.$Q$17];[.$C21]+1;[.H$4]+1))" office:value-type="string" office:string-value="C">
            <text:p>C</text:p>
          </table:table-cell>
          <table:table-cell table:style-name="ce3" table:formula="of:=CHAR(INDEX([XOR.$B$2:.$Q$17];[.$B21]+1;[.I$3]+1 )*16+INDEX([XOR.$B$2:.$Q$17];[.$C21]+1;[.I$4]+1))" office:value-type="string" office:string-value="B">
            <text:p>B</text:p>
          </table:table-cell>
          <table:table-cell table:style-name="ce3" table:formula="of:=CHAR(INDEX([XOR.$B$2:.$Q$17];[.$B21]+1;[.J$3]+1 )*16+INDEX([XOR.$B$2:.$Q$17];[.$C21]+1;[.J$4]+1))" office:value-type="string" office:string-value="E">
            <text:p>E</text:p>
          </table:table-cell>
          <table:table-cell table:style-name="ce3" table:formula="of:=CHAR(INDEX([XOR.$B$2:.$Q$17];[.$B21]+1;[.K$3]+1 )*16+INDEX([XOR.$B$2:.$Q$17];[.$C21]+1;[.K$4]+1))" office:value-type="string" office:string-value="D">
            <text:p>D</text:p>
          </table:table-cell>
          <table:table-cell table:style-name="ce3" table:formula="of:=CHAR(INDEX([XOR.$B$2:.$Q$17];[.$B21]+1;[.L$3]+1 )*16+INDEX([XOR.$B$2:.$Q$17];[.$C21]+1;[.L$4]+1))" office:value-type="string" office:string-value="G">
            <text:p>G</text:p>
          </table:table-cell>
          <table:table-cell table:style-name="ce3" table:formula="of:=CHAR(INDEX([XOR.$B$2:.$Q$17];[.$B21]+1;[.M$3]+1 )*16+INDEX([XOR.$B$2:.$Q$17];[.$C21]+1;[.M$4]+1))" office:value-type="string" office:string-value="F">
            <text:p>F</text:p>
          </table:table-cell>
          <table:table-cell table:style-name="ce3" table:formula="of:=CHAR(INDEX([XOR.$B$2:.$Q$17];[.$B21]+1;[.N$3]+1 )*16+INDEX([XOR.$B$2:.$Q$17];[.$C21]+1;[.N$4]+1))" office:value-type="string" office:string-value="I">
            <text:p>I</text:p>
          </table:table-cell>
          <table:table-cell table:style-name="ce3" table:formula="of:=CHAR(INDEX([XOR.$B$2:.$Q$17];[.$B21]+1;[.O$3]+1 )*16+INDEX([XOR.$B$2:.$Q$17];[.$C21]+1;[.O$4]+1))" office:value-type="string" office:string-value="H">
            <text:p>H</text:p>
          </table:table-cell>
          <table:table-cell table:style-name="ce3" table:formula="of:=CHAR(INDEX([XOR.$B$2:.$Q$17];[.$B21]+1;[.P$3]+1 )*16+INDEX([XOR.$B$2:.$Q$17];[.$C21]+1;[.P$4]+1))" office:value-type="string" office:string-value="K">
            <text:p>K</text:p>
          </table:table-cell>
          <table:table-cell table:style-name="ce3" table:formula="of:=CHAR(INDEX([XOR.$B$2:.$Q$17];[.$B21]+1;[.Q$3]+1 )*16+INDEX([XOR.$B$2:.$Q$17];[.$C21]+1;[.Q$4]+1))" office:value-type="string" office:string-value="J">
            <text:p>J</text:p>
          </table:table-cell>
          <table:table-cell table:style-name="ce3" table:formula="of:=CHAR(INDEX([XOR.$B$2:.$Q$17];[.$B21]+1;[.R$3]+1 )*16+INDEX([XOR.$B$2:.$Q$17];[.$C21]+1;[.R$4]+1))" office:value-type="string" office:string-value="M">
            <text:p>M</text:p>
          </table:table-cell>
          <table:table-cell table:style-name="ce3" table:formula="of:=CHAR(INDEX([XOR.$B$2:.$Q$17];[.$B21]+1;[.S$3]+1 )*16+INDEX([XOR.$B$2:.$Q$17];[.$C21]+1;[.S$4]+1))" office:value-type="string" office:string-value="L">
            <text:p>L</text:p>
          </table:table-cell>
          <table:table-cell table:style-name="ce3" table:formula="of:=CHAR(INDEX([XOR.$B$2:.$Q$17];[.$B21]+1;[.T$3]+1 )*16+INDEX([XOR.$B$2:.$Q$17];[.$C21]+1;[.T$4]+1))" office:value-type="string" office:string-value="O">
            <text:p>O</text:p>
          </table:table-cell>
          <table:table-cell table:style-name="ce3" table:formula="of:=CHAR(INDEX([XOR.$B$2:.$Q$17];[.$B21]+1;[.U$3]+1 )*16+INDEX([XOR.$B$2:.$Q$17];[.$C21]+1;[.U$4]+1))" office:value-type="string" office:string-value="N">
            <text:p>N</text:p>
          </table:table-cell>
          <table:table-cell table:style-name="ce3" table:formula="of:=CHAR(INDEX([XOR.$B$2:.$Q$17];[.$B21]+1;[.V$3]+1 )*16+INDEX([XOR.$B$2:.$Q$17];[.$C21]+1;[.V$4]+1))" office:value-type="string" office:string-value="Q">
            <text:p>Q</text:p>
          </table:table-cell>
          <table:table-cell table:style-name="ce3" table:formula="of:=CHAR(INDEX([XOR.$B$2:.$Q$17];[.$B21]+1;[.W$3]+1 )*16+INDEX([XOR.$B$2:.$Q$17];[.$C21]+1;[.W$4]+1))" office:value-type="string" office:string-value="P">
            <text:p>P</text:p>
          </table:table-cell>
          <table:table-cell table:style-name="ce3" table:formula="of:=CHAR(INDEX([XOR.$B$2:.$Q$17];[.$B21]+1;[.X$3]+1 )*16+INDEX([XOR.$B$2:.$Q$17];[.$C21]+1;[.X$4]+1))" office:value-type="string" office:string-value="S">
            <text:p>S</text:p>
          </table:table-cell>
          <table:table-cell table:style-name="ce3" table:formula="of:=CHAR(INDEX([XOR.$B$2:.$Q$17];[.$B21]+1;[.Y$3]+1 )*16+INDEX([XOR.$B$2:.$Q$17];[.$C21]+1;[.Y$4]+1))" office:value-type="string" office:string-value="R">
            <text:p>R</text:p>
          </table:table-cell>
          <table:table-cell table:style-name="ce3" table:formula="of:=CHAR(INDEX([XOR.$B$2:.$Q$17];[.$B21]+1;[.Z$3]+1 )*16+INDEX([XOR.$B$2:.$Q$17];[.$C21]+1;[.Z$4]+1))" office:value-type="string" office:string-value="U">
            <text:p>U</text:p>
          </table:table-cell>
          <table:table-cell table:style-name="ce8" table:formula="of:=CHAR(INDEX([XOR.$B$2:.$Q$17];[.$B21]+1;[.AA$3]+1 )*16+INDEX([XOR.$B$2:.$Q$17];[.$C21]+1;[.AA$4]+1))" office:value-type="string" office:string-value="T">
            <text:p>T</text:p>
          </table:table-cell>
          <table:table-cell table:style-name="ce3" table:formula="of:=CHAR(INDEX([XOR.$B$2:.$Q$17];[.$B21]+1;[.AB$3]+1 )*16+INDEX([XOR.$B$2:.$Q$17];[.$C21]+1;[.AB$4]+1))" office:value-type="string" office:string-value="W">
            <text:p>W</text:p>
          </table:table-cell>
          <table:table-cell table:style-name="ce3" table:formula="of:=CHAR(INDEX([XOR.$B$2:.$Q$17];[.$B21]+1;[.AC$3]+1 )*16+INDEX([XOR.$B$2:.$Q$17];[.$C21]+1;[.AC$4]+1))" office:value-type="string" office:string-value="V">
            <text:p>V</text:p>
          </table:table-cell>
          <table:table-cell table:style-name="ce3" table:formula="of:=CHAR(INDEX([XOR.$B$2:.$Q$17];[.$B21]+1;[.AD$3]+1 )*16+INDEX([XOR.$B$2:.$Q$17];[.$C21]+1;[.AD$4]+1))" office:value-type="string" office:string-value="Y">
            <text:p>Y</text:p>
          </table:table-cell>
          <table:table-cell table:style-name="ce3" table:formula="of:=CHAR(INDEX([XOR.$B$2:.$Q$17];[.$B21]+1;[.AE$3]+1 )*16+INDEX([XOR.$B$2:.$Q$17];[.$C21]+1;[.AE$4]+1))" office:value-type="string" office:string-value="X">
            <text:p>X</text:p>
          </table:table-cell>
          <table:table-cell table:style-name="ce3" table:formula="of:=CHAR(INDEX([XOR.$B$2:.$Q$17];[.$B21]+1;[.AF$3]+1 )*16+INDEX([XOR.$B$2:.$Q$17];[.$C21]+1;[.AF$4]+1))" office:value-type="string" office:string-value="[">
            <text:p>[</text:p>
          </table:table-cell>
          <table:table-cell table:style-name="ce3" table:formula="of:=CHAR(INDEX([XOR.$B$2:.$Q$17];[.$B21]+1;[.AG$3]+1 )*16+INDEX([XOR.$B$2:.$Q$17];[.$C21]+1;[.AG$4]+1))" office:value-type="string" office:string-value="Z">
            <text:p>Z</text:p>
          </table:table-cell>
          <table:table-cell table:style-name="ce3" table:formula="of:=CHAR(INDEX([XOR.$B$2:.$Q$17];[.$B21]+1;[.AH$3]+1 )*16+INDEX([XOR.$B$2:.$Q$17];[.$C21]+1;[.AH$4]+1))" office:value-type="string" office:string-value="]">
            <text:p>]</text:p>
          </table:table-cell>
          <table:table-cell table:style-name="ce3" table:formula="of:=CHAR(INDEX([XOR.$B$2:.$Q$17];[.$B21]+1;[.AI$3]+1 )*16+INDEX([XOR.$B$2:.$Q$17];[.$C21]+1;[.AI$4]+1))" office:value-type="string" office:string-value="\">
            <text:p>\</text:p>
          </table:table-cell>
          <table:table-cell table:style-name="ce3" table:formula="of:=CHAR(INDEX([XOR.$B$2:.$Q$17];[.$B21]+1;[.AJ$3]+1 )*16+INDEX([XOR.$B$2:.$Q$17];[.$C21]+1;[.AJ$4]+1))" office:value-type="string" office:string-value="_">
            <text:p>_</text:p>
          </table:table-cell>
          <table:table-cell table:style-name="ce3" table:formula="of:=CHAR(INDEX([XOR.$B$2:.$Q$17];[.$B21]+1;[.AK$3]+1 )*16+INDEX([XOR.$B$2:.$Q$17];[.$C21]+1;[.AK$4]+1))" office:value-type="string" office:string-value="^">
            <text:p>^</text:p>
          </table:table-cell>
          <table:table-cell table:style-name="ce3" table:formula="of:=CHAR(INDEX([XOR.$B$2:.$Q$17];[.$B21]+1;[.AL$3]+1 )*16+INDEX([XOR.$B$2:.$Q$17];[.$C21]+1;[.AL$4]+1))" office:value-type="string" office:string-value="a">
            <text:p>a</text:p>
          </table:table-cell>
          <table:table-cell table:style-name="ce3" table:formula="of:=CHAR(INDEX([XOR.$B$2:.$Q$17];[.$B21]+1;[.AM$3]+1 )*16+INDEX([XOR.$B$2:.$Q$17];[.$C21]+1;[.AM$4]+1))" office:value-type="string" office:string-value="`">
            <text:p>`</text:p>
          </table:table-cell>
          <table:table-cell table:style-name="ce3" table:formula="of:=CHAR(INDEX([XOR.$B$2:.$Q$17];[.$B21]+1;[.AN$3]+1 )*16+INDEX([XOR.$B$2:.$Q$17];[.$C21]+1;[.AN$4]+1))" office:value-type="string" office:string-value="c">
            <text:p>c</text:p>
          </table:table-cell>
          <table:table-cell table:style-name="ce3" table:formula="of:=CHAR(INDEX([XOR.$B$2:.$Q$17];[.$B21]+1;[.AO$3]+1 )*16+INDEX([XOR.$B$2:.$Q$17];[.$C21]+1;[.AO$4]+1))" office:value-type="string" office:string-value="b">
            <text:p>b</text:p>
          </table:table-cell>
          <table:table-cell table:style-name="ce3" table:formula="of:=CHAR(INDEX([XOR.$B$2:.$Q$17];[.$B21]+1;[.AP$3]+1 )*16+INDEX([XOR.$B$2:.$Q$17];[.$C21]+1;[.AP$4]+1))" office:value-type="string" office:string-value="e">
            <text:p>e</text:p>
          </table:table-cell>
          <table:table-cell table:style-name="ce3" table:formula="of:=CHAR(INDEX([XOR.$B$2:.$Q$17];[.$B21]+1;[.AQ$3]+1 )*16+INDEX([XOR.$B$2:.$Q$17];[.$C21]+1;[.AQ$4]+1))" office:value-type="string" office:string-value="d">
            <text:p>d</text:p>
          </table:table-cell>
          <table:table-cell table:style-name="ce3" table:formula="of:=CHAR(INDEX([XOR.$B$2:.$Q$17];[.$B21]+1;[.AR$3]+1 )*16+INDEX([XOR.$B$2:.$Q$17];[.$C21]+1;[.AR$4]+1))" office:value-type="string" office:string-value="g">
            <text:p>g</text:p>
          </table:table-cell>
          <table:table-cell table:style-name="ce3" table:formula="of:=CHAR(INDEX([XOR.$B$2:.$Q$17];[.$B21]+1;[.AS$3]+1 )*16+INDEX([XOR.$B$2:.$Q$17];[.$C21]+1;[.AS$4]+1))" office:value-type="string" office:string-value="f">
            <text:p>f</text:p>
          </table:table-cell>
          <table:table-cell table:style-name="ce3" table:formula="of:=CHAR(INDEX([XOR.$B$2:.$Q$17];[.$B21]+1;[.AT$3]+1 )*16+INDEX([XOR.$B$2:.$Q$17];[.$C21]+1;[.AT$4]+1))" office:value-type="string" office:string-value="i">
            <text:p>i</text:p>
          </table:table-cell>
          <table:table-cell table:style-name="ce3" table:formula="of:=CHAR(INDEX([XOR.$B$2:.$Q$17];[.$B21]+1;[.AU$3]+1 )*16+INDEX([XOR.$B$2:.$Q$17];[.$C21]+1;[.AU$4]+1))" office:value-type="string" office:string-value="h">
            <text:p>h</text:p>
          </table:table-cell>
          <table:table-cell table:style-name="ce3" table:formula="of:=CHAR(INDEX([XOR.$B$2:.$Q$17];[.$B21]+1;[.AV$3]+1 )*16+INDEX([XOR.$B$2:.$Q$17];[.$C21]+1;[.AV$4]+1))" office:value-type="string" office:string-value="k">
            <text:p>k</text:p>
          </table:table-cell>
          <table:table-cell table:style-name="ce3" table:formula="of:=CHAR(INDEX([XOR.$B$2:.$Q$17];[.$B21]+1;[.AW$3]+1 )*16+INDEX([XOR.$B$2:.$Q$17];[.$C21]+1;[.AW$4]+1))" office:value-type="string" office:string-value="j">
            <text:p>j</text:p>
          </table:table-cell>
          <table:table-cell table:style-name="ce3" table:formula="of:=CHAR(INDEX([XOR.$B$2:.$Q$17];[.$B21]+1;[.AX$3]+1 )*16+INDEX([XOR.$B$2:.$Q$17];[.$C21]+1;[.AX$4]+1))" office:value-type="string" office:string-value="m">
            <text:p>m</text:p>
          </table:table-cell>
          <table:table-cell table:style-name="ce3" table:formula="of:=CHAR(INDEX([XOR.$B$2:.$Q$17];[.$B21]+1;[.AY$3]+1 )*16+INDEX([XOR.$B$2:.$Q$17];[.$C21]+1;[.AY$4]+1))" office:value-type="string" office:string-value="l">
            <text:p>l</text:p>
          </table:table-cell>
          <table:table-cell table:style-name="ce3" table:formula="of:=CHAR(INDEX([XOR.$B$2:.$Q$17];[.$B21]+1;[.AZ$3]+1 )*16+INDEX([XOR.$B$2:.$Q$17];[.$C21]+1;[.AZ$4]+1))" office:value-type="string" office:string-value="o">
            <text:p>o</text:p>
          </table:table-cell>
          <table:table-cell table:style-name="ce3" table:formula="of:=CHAR(INDEX([XOR.$B$2:.$Q$17];[.$B21]+1;[.BA$3]+1 )*16+INDEX([XOR.$B$2:.$Q$17];[.$C21]+1;[.BA$4]+1))" office:value-type="string" office:string-value="n">
            <text:p>n</text:p>
          </table:table-cell>
          <table:table-cell table:style-name="ce3" table:formula="of:=CHAR(INDEX([XOR.$B$2:.$Q$17];[.$B21]+1;[.BB$3]+1 )*16+INDEX([XOR.$B$2:.$Q$17];[.$C21]+1;[.BB$4]+1))" office:value-type="string" office:string-value="q">
            <text:p>q</text:p>
          </table:table-cell>
          <table:table-cell table:style-name="ce3" table:formula="of:=CHAR(INDEX([XOR.$B$2:.$Q$17];[.$B21]+1;[.BC$3]+1 )*16+INDEX([XOR.$B$2:.$Q$17];[.$C21]+1;[.BC$4]+1))" office:value-type="string" office:string-value="p">
            <text:p>p</text:p>
          </table:table-cell>
          <table:table-cell table:style-name="ce3" table:formula="of:=CHAR(INDEX([XOR.$B$2:.$Q$17];[.$B21]+1;[.BD$3]+1 )*16+INDEX([XOR.$B$2:.$Q$17];[.$C21]+1;[.BD$4]+1))" office:value-type="string" office:string-value="s">
            <text:p>s</text:p>
          </table:table-cell>
          <table:table-cell table:style-name="ce3" table:formula="of:=CHAR(INDEX([XOR.$B$2:.$Q$17];[.$B21]+1;[.BE$3]+1 )*16+INDEX([XOR.$B$2:.$Q$17];[.$C21]+1;[.BE$4]+1))" office:value-type="string" office:string-value="r">
            <text:p>r</text:p>
          </table:table-cell>
          <table:table-cell table:style-name="ce3" table:formula="of:=CHAR(INDEX([XOR.$B$2:.$Q$17];[.$B21]+1;[.BF$3]+1 )*16+INDEX([XOR.$B$2:.$Q$17];[.$C21]+1;[.BF$4]+1))" office:value-type="string" office:string-value="u">
            <text:p>u</text:p>
          </table:table-cell>
          <table:table-cell table:style-name="ce8" table:formula="of:=CHAR(INDEX([XOR.$B$2:.$Q$17];[.$B21]+1;[.BG$3]+1 )*16+INDEX([XOR.$B$2:.$Q$17];[.$C21]+1;[.BG$4]+1))" office:value-type="string" office:string-value="t">
            <text:p>t</text:p>
          </table:table-cell>
          <table:table-cell table:style-name="ce3" table:formula="of:=CHAR(INDEX([XOR.$B$2:.$Q$17];[.$B21]+1;[.BH$3]+1 )*16+INDEX([XOR.$B$2:.$Q$17];[.$C21]+1;[.BH$4]+1))" office:value-type="string" office:string-value="w">
            <text:p>w</text:p>
          </table:table-cell>
          <table:table-cell table:style-name="ce3" table:formula="of:=CHAR(INDEX([XOR.$B$2:.$Q$17];[.$B21]+1;[.BI$3]+1 )*16+INDEX([XOR.$B$2:.$Q$17];[.$C21]+1;[.BI$4]+1))" office:value-type="string" office:string-value="v">
            <text:p>v</text:p>
          </table:table-cell>
          <table:table-cell table:style-name="ce3" table:formula="of:=CHAR(INDEX([XOR.$B$2:.$Q$17];[.$B21]+1;[.BJ$3]+1 )*16+INDEX([XOR.$B$2:.$Q$17];[.$C21]+1;[.BJ$4]+1))" office:value-type="string" office:string-value="y">
            <text:p>y</text:p>
          </table:table-cell>
          <table:table-cell table:style-name="ce3" table:formula="of:=CHAR(INDEX([XOR.$B$2:.$Q$17];[.$B21]+1;[.BK$3]+1 )*16+INDEX([XOR.$B$2:.$Q$17];[.$C21]+1;[.BK$4]+1))" office:value-type="string" office:string-value="x">
            <text:p>x</text:p>
          </table:table-cell>
          <table:table-cell table:style-name="ce3" table:formula="of:=CHAR(INDEX([XOR.$B$2:.$Q$17];[.$B21]+1;[.BL$3]+1 )*16+INDEX([XOR.$B$2:.$Q$17];[.$C21]+1;[.BL$4]+1))" office:value-type="string" office:string-value="{">
            <text:p>{</text:p>
          </table:table-cell>
          <table:table-cell table:style-name="ce3" table:formula="of:=CHAR(INDEX([XOR.$B$2:.$Q$17];[.$B21]+1;[.BM$3]+1 )*16+INDEX([XOR.$B$2:.$Q$17];[.$C21]+1;[.BM$4]+1))" office:value-type="string" office:string-value="z">
            <text:p>z</text:p>
          </table:table-cell>
          <table:table-cell table:style-name="ce3" table:formula="of:=CHAR(INDEX([XOR.$B$2:.$Q$17];[.$B21]+1;[.BN$3]+1 )*16+INDEX([XOR.$B$2:.$Q$17];[.$C21]+1;[.BN$4]+1))" office:value-type="string" office:string-value="}">
            <text:p>}</text:p>
          </table:table-cell>
          <table:table-cell table:style-name="ce3" table:formula="of:=CHAR(INDEX([XOR.$B$2:.$Q$17];[.$B21]+1;[.BO$3]+1 )*16+INDEX([XOR.$B$2:.$Q$17];[.$C21]+1;[.BO$4]+1))" office:value-type="string" office:string-value="|">
            <text:p>|</text:p>
          </table:table-cell>
          <table:table-cell table:style-name="ce3" table:formula="of:=CHAR(INDEX([XOR.$B$2:.$Q$17];[.$B21]+1;[.BP$3]+1 )*16+INDEX([XOR.$B$2:.$Q$17];[.$C21]+1;[.BP$4]+1))" office:value-type="string" office:string-value="">
            <text:p></text:p>
          </table:table-cell>
          <table:table-cell table:style-name="ce3" table:formula="of:=CHAR(INDEX([XOR.$B$2:.$Q$17];[.$B21]+1;[.BQ$3]+1 )*16+INDEX([XOR.$B$2:.$Q$17];[.$C21]+1;[.BQ$4]+1))" office:value-type="string" office:string-value="~">
            <text:p>~</text:p>
          </table:table-cell>
          <table:table-cell table:style-name="ce3" table:formula="of:=CHAR(INDEX([XOR.$B$2:.$Q$17];[.$B21]+1;[.BR$3]+1 )*16+INDEX([XOR.$B$2:.$Q$17];[.$C21]+1;[.BR$4]+1))" office:value-type="string" office:string-value="">
            <text:p/>
          </table:table-cell>
          <table:table-cell table:style-name="ce3" table:formula="of:=CHAR(INDEX([XOR.$B$2:.$Q$17];[.$B21]+1;[.BS$3]+1 )*16+INDEX([XOR.$B$2:.$Q$17];[.$C21]+1;[.BS$4]+1))" office:value-type="string" office:string-value="">
            <text:p/>
          </table:table-cell>
          <table:table-cell table:style-name="ce3" table:formula="of:=CHAR(INDEX([XOR.$B$2:.$Q$17];[.$B21]+1;[.BT$3]+1 )*16+INDEX([XOR.$B$2:.$Q$17];[.$C21]+1;[.BT$4]+1))" office:value-type="string" office:string-value="">
            <text:p/>
          </table:table-cell>
          <table:table-cell table:style-name="ce3" table:formula="of:=CHAR(INDEX([XOR.$B$2:.$Q$17];[.$B21]+1;[.BU$3]+1 )*16+INDEX([XOR.$B$2:.$Q$17];[.$C21]+1;[.BU$4]+1))" office:value-type="string" office:string-value="">
            <text:p/>
          </table:table-cell>
          <table:table-cell table:style-name="ce3" table:formula="of:=CHAR(INDEX([XOR.$B$2:.$Q$17];[.$B21]+1;[.BV$3]+1 )*16+INDEX([XOR.$B$2:.$Q$17];[.$C21]+1;[.BV$4]+1))" office:value-type="string" office:string-value="">
            <text:p/>
          </table:table-cell>
          <table:table-cell table:style-name="ce3" table:formula="of:=CHAR(INDEX([XOR.$B$2:.$Q$17];[.$B21]+1;[.BW$3]+1 )*16+INDEX([XOR.$B$2:.$Q$17];[.$C21]+1;[.BW$4]+1))" office:value-type="string" office:string-value="">
            <text:p/>
          </table:table-cell>
          <table:table-cell table:style-name="ce3" table:formula="of:=CHAR(INDEX([XOR.$B$2:.$Q$17];[.$B21]+1;[.BX$3]+1 )*16+INDEX([XOR.$B$2:.$Q$17];[.$C21]+1;[.BX$4]+1))" office:value-type="string" office:string-value="">
            <text:p/>
          </table:table-cell>
          <table:table-cell table:style-name="ce3" table:formula="of:=CHAR(INDEX([XOR.$B$2:.$Q$17];[.$B21]+1;[.BY$3]+1 )*16+INDEX([XOR.$B$2:.$Q$17];[.$C21]+1;[.BY$4]+1))" office:value-type="string" office:string-value="">
            <text:p/>
          </table:table-cell>
          <table:table-cell table:style-name="ce3" table:formula="of:=CHAR(INDEX([XOR.$B$2:.$Q$17];[.$B21]+1;[.BZ$3]+1 )*16+INDEX([XOR.$B$2:.$Q$17];[.$C21]+1;[.BZ$4]+1))" office:value-type="string" office:string-value="&#9;">
            <text:p><text:tab/></text:p>
          </table:table-cell>
          <table:table-cell table:style-name="ce3" table:formula="of:=CHAR(INDEX([XOR.$B$2:.$Q$17];[.$B21]+1;[.CA$3]+1 )*16+INDEX([XOR.$B$2:.$Q$17];[.$C21]+1;[.CA$4]+1))" office:value-type="string" office:string-value="">
            <text:p/>
          </table:table-cell>
          <table:table-cell table:style-name="ce3" table:formula="of:=CHAR(INDEX([XOR.$B$2:.$Q$17];[.$B21]+1;[.CB$3]+1 )*16+INDEX([XOR.$B$2:.$Q$17];[.$C21]+1;[.CB$4]+1))" office:value-type="string" office:string-value="">
            <text:p/>
          </table:table-cell>
          <table:table-cell table:style-name="ce3" table:formula="of:=CHAR(INDEX([XOR.$B$2:.$Q$17];[.$B21]+1;[.CC$3]+1 )*16+INDEX([XOR.$B$2:.$Q$17];[.$C21]+1;[.CC$4]+1))" office:value-type="string" office:string-value="&#10;">
            <text:p><text:line-break/></text:p>
          </table:table-cell>
          <table:table-cell table:style-name="ce3" table:formula="of:=CHAR(INDEX([XOR.$B$2:.$Q$17];[.$B21]+1;[.CD$3]+1 )*16+INDEX([XOR.$B$2:.$Q$17];[.$C21]+1;[.CD$4]+1))" office:value-type="string" office:string-value="&#13;">
            <text:p></text:p>
          </table:table-cell>
          <table:table-cell table:style-name="ce3" table:formula="of:=CHAR(INDEX([XOR.$B$2:.$Q$17];[.$B21]+1;[.CE$3]+1 )*16+INDEX([XOR.$B$2:.$Q$17];[.$C21]+1;[.CE$4]+1))" office:value-type="string" office:string-value="">
            <text:p/>
          </table:table-cell>
          <table:table-cell table:style-name="ce3" table:formula="of:=CHAR(INDEX([XOR.$B$2:.$Q$17];[.$B21]+1;[.CF$3]+1 )*16+INDEX([XOR.$B$2:.$Q$17];[.$C21]+1;[.CF$4]+1))" office:value-type="string" office:string-value="">
            <text:p/>
          </table:table-cell>
          <table:table-cell table:style-name="ce3" table:formula="of:=CHAR(INDEX([XOR.$B$2:.$Q$17];[.$B21]+1;[.CG$3]+1 )*16+INDEX([XOR.$B$2:.$Q$17];[.$C21]+1;[.CG$4]+1))" office:value-type="string" office:string-value="">
            <text:p/>
          </table:table-cell>
          <table:table-cell table:style-name="ce3" table:formula="of:=CHAR(INDEX([XOR.$B$2:.$Q$17];[.$B21]+1;[.CH$3]+1 )*16+INDEX([XOR.$B$2:.$Q$17];[.$C21]+1;[.CH$4]+1))" office:value-type="string" office:string-value="">
            <text:p/>
          </table:table-cell>
          <table:table-cell table:style-name="ce3" table:formula="of:=CHAR(INDEX([XOR.$B$2:.$Q$17];[.$B21]+1;[.CI$3]+1 )*16+INDEX([XOR.$B$2:.$Q$17];[.$C21]+1;[.CI$4]+1))" office:value-type="string" office:string-value="">
            <text:p/>
          </table:table-cell>
          <table:table-cell table:style-name="ce3" table:formula="of:=CHAR(INDEX([XOR.$B$2:.$Q$17];[.$B21]+1;[.CJ$3]+1 )*16+INDEX([XOR.$B$2:.$Q$17];[.$C21]+1;[.CJ$4]+1))" office:value-type="string" office:string-value="">
            <text:p/>
          </table:table-cell>
          <table:table-cell table:style-name="ce3" table:formula="of:=CHAR(INDEX([XOR.$B$2:.$Q$17];[.$B21]+1;[.CK$3]+1 )*16+INDEX([XOR.$B$2:.$Q$17];[.$C21]+1;[.CK$4]+1))" office:value-type="string" office:string-value="">
            <text:p/>
          </table:table-cell>
          <table:table-cell table:style-name="ce3" table:formula="of:=CHAR(INDEX([XOR.$B$2:.$Q$17];[.$B21]+1;[.CL$3]+1 )*16+INDEX([XOR.$B$2:.$Q$17];[.$C21]+1;[.CL$4]+1))" office:value-type="string" office:string-value="">
            <text:p/>
          </table:table-cell>
          <table:table-cell table:style-name="ce3" table:formula="of:=CHAR(INDEX([XOR.$B$2:.$Q$17];[.$B21]+1;[.CM$3]+1 )*16+INDEX([XOR.$B$2:.$Q$17];[.$C21]+1;[.CM$4]+1))" office:value-type="string" office:string-value="">
            <text:p/>
          </table:table-cell>
          <table:table-cell table:style-name="ce3" table:formula="of:=CHAR(INDEX([XOR.$B$2:.$Q$17];[.$B21]+1;[.CN$3]+1 )*16+INDEX([XOR.$B$2:.$Q$17];[.$C21]+1;[.CN$4]+1))" office:value-type="string" office:string-value="">
            <text:p/>
          </table:table-cell>
          <table:table-cell table:style-name="ce3" table:formula="of:=CHAR(INDEX([XOR.$B$2:.$Q$17];[.$B21]+1;[.CO$3]+1 )*16+INDEX([XOR.$B$2:.$Q$17];[.$C21]+1;[.CO$4]+1))" office:value-type="string" office:string-value="">
            <text:p/>
          </table:table-cell>
          <table:table-cell table:style-name="ce12" table:formula="of:=CHAR(INDEX([XOR.$B$2:.$Q$17];[.$B21]+1;[.CP$3]+1 )*16+INDEX([XOR.$B$2:.$Q$17];[.$C21]+1;[.CP$4]+1))" office:value-type="string" office:string-value="">
            <text:p/>
          </table:table-cell>
          <table:table-cell table:style-name="ce3" table:formula="of:=CHAR(INDEX([XOR.$B$2:.$Q$17];[.$B21]+1;[.CQ$3]+1 )*16+INDEX([XOR.$B$2:.$Q$17];[.$C21]+1;[.CQ$4]+1))" office:value-type="string" office:string-value="">
            <text:p/>
          </table:table-cell>
          <table:table-cell table:style-name="ce3" table:formula="of:=CHAR(INDEX([XOR.$B$2:.$Q$17];[.$B21]+1;[.CR$3]+1 )*16+INDEX([XOR.$B$2:.$Q$17];[.$C21]+1;[.CR$4]+1))" office:value-type="string" office:string-value="">
            <text:p/>
          </table:table-cell>
          <table:table-cell table:style-name="ce3" table:formula="of:=CHAR(INDEX([XOR.$B$2:.$Q$17];[.$B21]+1;[.CS$3]+1 )*16+INDEX([XOR.$B$2:.$Q$17];[.$C21]+1;[.CS$4]+1))" office:value-type="string" office:string-value="">
            <text:p/>
          </table:table-cell>
          <table:table-cell table:style-name="ce3" table:formula="of:=CHAR(INDEX([XOR.$B$2:.$Q$17];[.$B21]+1;[.CT$3]+1 )*16+INDEX([XOR.$B$2:.$Q$17];[.$C21]+1;[.CT$4]+1))" office:value-type="string" office:string-value="">
            <text:p/>
          </table:table-cell>
          <table:table-cell table:style-name="ce3" table:formula="of:=CHAR(INDEX([XOR.$B$2:.$Q$17];[.$B21]+1;[.CU$3]+1 )*16+INDEX([XOR.$B$2:.$Q$17];[.$C21]+1;[.CU$4]+1))" office:value-type="string" office:string-value="">
            <text:p/>
          </table:table-cell>
          <table:table-cell table:style-name="ce3" table:formula="of:=CHAR(INDEX([XOR.$B$2:.$Q$17];[.$B21]+1;[.CV$3]+1 )*16+INDEX([XOR.$B$2:.$Q$17];[.$C21]+1;[.CV$4]+1))" office:value-type="string" office:string-value="">
            <text:p/>
          </table:table-cell>
          <table:table-cell table:style-name="ce3" table:formula="of:=CHAR(INDEX([XOR.$B$2:.$Q$17];[.$B21]+1;[.CW$3]+1 )*16+INDEX([XOR.$B$2:.$Q$17];[.$C21]+1;[.CW$4]+1))" office:value-type="string" office:string-value="">
            <text:p/>
          </table:table-cell>
          <table:table-cell table:style-name="ce3" table:formula="of:=CHAR(INDEX([XOR.$B$2:.$Q$17];[.$B21]+1;[.CX$3]+1 )*16+INDEX([XOR.$B$2:.$Q$17];[.$C21]+1;[.CX$4]+1))" office:value-type="string" office:string-value="!">
            <text:p>!</text:p>
          </table:table-cell>
          <table:table-cell table:style-name="ce3" table:formula="of:=CHAR(INDEX([XOR.$B$2:.$Q$17];[.$B21]+1;[.CY$3]+1 )*16+INDEX([XOR.$B$2:.$Q$17];[.$C21]+1;[.CY$4]+1))" office:value-type="string" office:string-value=" ">
            <text:p><text:s/></text:p>
          </table:table-cell>
          <table:table-cell table:style-name="ce3" table:formula="of:=CHAR(INDEX([XOR.$B$2:.$Q$17];[.$B21]+1;[.CZ$3]+1 )*16+INDEX([XOR.$B$2:.$Q$17];[.$C21]+1;[.CZ$4]+1))" office:value-type="string" office:string-value="#">
            <text:p>#</text:p>
          </table:table-cell>
          <table:table-cell table:style-name="ce3" table:formula="of:=CHAR(INDEX([XOR.$B$2:.$Q$17];[.$B21]+1;[.DA$3]+1 )*16+INDEX([XOR.$B$2:.$Q$17];[.$C21]+1;[.DA$4]+1))" office:value-type="string" office:string-value="&quot;">
            <text:p>"</text:p>
          </table:table-cell>
          <table:table-cell table:style-name="ce3" table:formula="of:=CHAR(INDEX([XOR.$B$2:.$Q$17];[.$B21]+1;[.DB$3]+1 )*16+INDEX([XOR.$B$2:.$Q$17];[.$C21]+1;[.DB$4]+1))" office:value-type="string" office:string-value="%">
            <text:p>%</text:p>
          </table:table-cell>
          <table:table-cell table:style-name="ce3" table:formula="of:=CHAR(INDEX([XOR.$B$2:.$Q$17];[.$B21]+1;[.DC$3]+1 )*16+INDEX([XOR.$B$2:.$Q$17];[.$C21]+1;[.DC$4]+1))" office:value-type="string" office:string-value="$">
            <text:p>$</text:p>
          </table:table-cell>
          <table:table-cell table:style-name="ce3" table:formula="of:=CHAR(INDEX([XOR.$B$2:.$Q$17];[.$B21]+1;[.DD$3]+1 )*16+INDEX([XOR.$B$2:.$Q$17];[.$C21]+1;[.DD$4]+1))" office:value-type="string" office:string-value="'">
            <text:p>'</text:p>
          </table:table-cell>
          <table:table-cell table:style-name="ce3" table:formula="of:=CHAR(INDEX([XOR.$B$2:.$Q$17];[.$B21]+1;[.DE$3]+1 )*16+INDEX([XOR.$B$2:.$Q$17];[.$C21]+1;[.DE$4]+1))" office:value-type="string" office:string-value="&amp;">
            <text:p>&amp;</text:p>
          </table:table-cell>
          <table:table-cell table:style-name="ce3" table:formula="of:=CHAR(INDEX([XOR.$B$2:.$Q$17];[.$B21]+1;[.DF$3]+1 )*16+INDEX([XOR.$B$2:.$Q$17];[.$C21]+1;[.DF$4]+1))" office:value-type="string" office:string-value=")">
            <text:p>)</text:p>
          </table:table-cell>
          <table:table-cell table:style-name="ce3" table:formula="of:=CHAR(INDEX([XOR.$B$2:.$Q$17];[.$B21]+1;[.DG$3]+1 )*16+INDEX([XOR.$B$2:.$Q$17];[.$C21]+1;[.DG$4]+1))" office:value-type="string" office:string-value="(">
            <text:p>(</text:p>
          </table:table-cell>
          <table:table-cell table:style-name="ce3" table:formula="of:=CHAR(INDEX([XOR.$B$2:.$Q$17];[.$B21]+1;[.DH$3]+1 )*16+INDEX([XOR.$B$2:.$Q$17];[.$C21]+1;[.DH$4]+1))" office:value-type="string" office:string-value="+">
            <text:p>+</text:p>
          </table:table-cell>
          <table:table-cell table:style-name="ce3" table:formula="of:=CHAR(INDEX([XOR.$B$2:.$Q$17];[.$B21]+1;[.DI$3]+1 )*16+INDEX([XOR.$B$2:.$Q$17];[.$C21]+1;[.DI$4]+1))" office:value-type="string" office:string-value="*">
            <text:p>*</text:p>
          </table:table-cell>
          <table:table-cell table:style-name="ce3" table:formula="of:=CHAR(INDEX([XOR.$B$2:.$Q$17];[.$B21]+1;[.DJ$3]+1 )*16+INDEX([XOR.$B$2:.$Q$17];[.$C21]+1;[.DJ$4]+1))" office:value-type="string" office:string-value="-">
            <text:p>-</text:p>
          </table:table-cell>
          <table:table-cell table:style-name="ce3" table:formula="of:=CHAR(INDEX([XOR.$B$2:.$Q$17];[.$B21]+1;[.DK$3]+1 )*16+INDEX([XOR.$B$2:.$Q$17];[.$C21]+1;[.DK$4]+1))" office:value-type="string" office:string-value=",">
            <text:p>,</text:p>
          </table:table-cell>
          <table:table-cell table:style-name="ce3" table:formula="of:=CHAR(INDEX([XOR.$B$2:.$Q$17];[.$B21]+1;[.DL$3]+1 )*16+INDEX([XOR.$B$2:.$Q$17];[.$C21]+1;[.DL$4]+1))" office:value-type="string" office:string-value="/">
            <text:p>/</text:p>
          </table:table-cell>
          <table:table-cell table:style-name="ce3" table:formula="of:=CHAR(INDEX([XOR.$B$2:.$Q$17];[.$B21]+1;[.DM$3]+1 )*16+INDEX([XOR.$B$2:.$Q$17];[.$C21]+1;[.DM$4]+1))" office:value-type="string" office:string-value=".">
            <text:p>.</text:p>
          </table:table-cell>
          <table:table-cell table:style-name="ce3" table:formula="of:=CHAR(INDEX([XOR.$B$2:.$Q$17];[.$B21]+1;[.DN$3]+1 )*16+INDEX([XOR.$B$2:.$Q$17];[.$C21]+1;[.DN$4]+1))" office:value-type="string" office:string-value="1">
            <text:p>1</text:p>
          </table:table-cell>
          <table:table-cell table:style-name="ce3" table:formula="of:=CHAR(INDEX([XOR.$B$2:.$Q$17];[.$B21]+1;[.DO$3]+1 )*16+INDEX([XOR.$B$2:.$Q$17];[.$C21]+1;[.DO$4]+1))" office:value-type="string" office:string-value="0">
            <text:p>0</text:p>
          </table:table-cell>
          <table:table-cell table:style-name="ce3" table:formula="of:=CHAR(INDEX([XOR.$B$2:.$Q$17];[.$B21]+1;[.DP$3]+1 )*16+INDEX([XOR.$B$2:.$Q$17];[.$C21]+1;[.DP$4]+1))" office:value-type="string" office:string-value="3">
            <text:p>3</text:p>
          </table:table-cell>
          <table:table-cell table:style-name="ce3" table:formula="of:=CHAR(INDEX([XOR.$B$2:.$Q$17];[.$B21]+1;[.DQ$3]+1 )*16+INDEX([XOR.$B$2:.$Q$17];[.$C21]+1;[.DQ$4]+1))" office:value-type="string" office:string-value="2">
            <text:p>2</text:p>
          </table:table-cell>
          <table:table-cell table:style-name="ce3" table:formula="of:=CHAR(INDEX([XOR.$B$2:.$Q$17];[.$B21]+1;[.DR$3]+1 )*16+INDEX([XOR.$B$2:.$Q$17];[.$C21]+1;[.DR$4]+1))" office:value-type="string" office:string-value="5">
            <text:p>5</text:p>
          </table:table-cell>
          <table:table-cell table:style-name="ce3" table:formula="of:=CHAR(INDEX([XOR.$B$2:.$Q$17];[.$B21]+1;[.DS$3]+1 )*16+INDEX([XOR.$B$2:.$Q$17];[.$C21]+1;[.DS$4]+1))" office:value-type="string" office:string-value="4">
            <text:p>4</text:p>
          </table:table-cell>
          <table:table-cell table:style-name="ce3" table:formula="of:=CHAR(INDEX([XOR.$B$2:.$Q$17];[.$B21]+1;[.DT$3]+1 )*16+INDEX([XOR.$B$2:.$Q$17];[.$C21]+1;[.DT$4]+1))" office:value-type="string" office:string-value="7">
            <text:p>7</text:p>
          </table:table-cell>
          <table:table-cell table:style-name="ce3" table:formula="of:=CHAR(INDEX([XOR.$B$2:.$Q$17];[.$B21]+1;[.DU$3]+1 )*16+INDEX([XOR.$B$2:.$Q$17];[.$C21]+1;[.DU$4]+1))" office:value-type="string" office:string-value="6">
            <text:p>6</text:p>
          </table:table-cell>
          <table:table-cell table:style-name="ce3" table:formula="of:=CHAR(INDEX([XOR.$B$2:.$Q$17];[.$B21]+1;[.DV$3]+1 )*16+INDEX([XOR.$B$2:.$Q$17];[.$C21]+1;[.DV$4]+1))" office:value-type="string" office:string-value="9">
            <text:p>9</text:p>
          </table:table-cell>
          <table:table-cell table:style-name="ce3" table:formula="of:=CHAR(INDEX([XOR.$B$2:.$Q$17];[.$B21]+1;[.DW$3]+1 )*16+INDEX([XOR.$B$2:.$Q$17];[.$C21]+1;[.DW$4]+1))" office:value-type="string" office:string-value="8">
            <text:p>8</text:p>
          </table:table-cell>
          <table:table-cell table:style-name="ce3" table:formula="of:=CHAR(INDEX([XOR.$B$2:.$Q$17];[.$B21]+1;[.DX$3]+1 )*16+INDEX([XOR.$B$2:.$Q$17];[.$C21]+1;[.DX$4]+1))" office:value-type="string" office:string-value=";">
            <text:p>;</text:p>
          </table:table-cell>
          <table:table-cell table:style-name="ce3" table:formula="of:=CHAR(INDEX([XOR.$B$2:.$Q$17];[.$B21]+1;[.DY$3]+1 )*16+INDEX([XOR.$B$2:.$Q$17];[.$C21]+1;[.DY$4]+1))" office:value-type="string" office:string-value=":">
            <text:p>:</text:p>
          </table:table-cell>
          <table:table-cell table:style-name="ce3" table:formula="of:=CHAR(INDEX([XOR.$B$2:.$Q$17];[.$B21]+1;[.DZ$3]+1 )*16+INDEX([XOR.$B$2:.$Q$17];[.$C21]+1;[.DZ$4]+1))" office:value-type="string" office:string-value="=">
            <text:p>=</text:p>
          </table:table-cell>
          <table:table-cell table:style-name="ce3" table:formula="of:=CHAR(INDEX([XOR.$B$2:.$Q$17];[.$B21]+1;[.EA$3]+1 )*16+INDEX([XOR.$B$2:.$Q$17];[.$C21]+1;[.EA$4]+1))" office:value-type="string" office:string-value="&lt;">
            <text:p>&lt;</text:p>
          </table:table-cell>
          <table:table-cell table:style-name="ce3" table:formula="of:=CHAR(INDEX([XOR.$B$2:.$Q$17];[.$B21]+1;[.EB$3]+1 )*16+INDEX([XOR.$B$2:.$Q$17];[.$C21]+1;[.EB$4]+1))" office:value-type="string" office:string-value="?">
            <text:p>?</text:p>
          </table:table-cell>
          <table:table-cell table:style-name="ce3" table:formula="of:=CHAR(INDEX([XOR.$B$2:.$Q$17];[.$B21]+1;[.EC$3]+1 )*16+INDEX([XOR.$B$2:.$Q$17];[.$C21]+1;[.EC$4]+1))" office:value-type="string" office:string-value="&gt;">
            <text:p>&gt;</text:p>
          </table:table-cell>
        </table:table-row>
        <table:table-row table:style-name="ro4">
          <table:table-cell table:formula="of:=[.A21]+2" office:value-type="float" office:value="35">
            <text:p>35</text:p>
          </table:table-cell>
          <table:table-cell table:style-name="ce3" table:formula="of:=VLOOKUP(RIGHT(LEFT([.$B$1];[.A22]);1);[Sheet1.$A$2:.$C$17];3;0)" office:value-type="float" office:value="4">
            <text:p>4</text:p>
          </table:table-cell>
          <table:table-cell table:formula="of:=VLOOKUP(RIGHT(LEFT([.$B$1];[.A22]+1);1);[Sheet1.$A$2:.$C$17];3;0)" office:value-type="float" office:value="12">
            <text:p>12</text:p>
          </table:table-cell>
          <table:table-cell table:formula="of:=[.C22]+[.B22]*16" office:value-type="float" office:value="76">
            <text:p>76</text:p>
          </table:table-cell>
          <table:table-cell table:formula="of:=CHAR([.D22])" office:value-type="string" office:string-value="L">
            <text:p>L</text:p>
          </table:table-cell>
          <table:table-cell table:style-name="ce3" table:formula="of:=CHAR(INDEX([XOR.$B$2:.$Q$17];[.$B22]+1;[.F$3]+1 )*16+INDEX([XOR.$B$2:.$Q$17];[.$C22]+1;[.F$4]+1))" office:value-type="string" office:string-value="L">
            <text:p>L</text:p>
          </table:table-cell>
          <table:table-cell table:style-name="ce3" table:formula="of:=CHAR(INDEX([XOR.$B$2:.$Q$17];[.$B22]+1;[.G$3]+1 )*16+INDEX([XOR.$B$2:.$Q$17];[.$C22]+1;[.G$4]+1))" office:value-type="string" office:string-value="M">
            <text:p>M</text:p>
          </table:table-cell>
          <table:table-cell table:style-name="ce3" table:formula="of:=CHAR(INDEX([XOR.$B$2:.$Q$17];[.$B22]+1;[.H$3]+1 )*16+INDEX([XOR.$B$2:.$Q$17];[.$C22]+1;[.H$4]+1))" office:value-type="string" office:string-value="N">
            <text:p>N</text:p>
          </table:table-cell>
          <table:table-cell table:style-name="ce3" table:formula="of:=CHAR(INDEX([XOR.$B$2:.$Q$17];[.$B22]+1;[.I$3]+1 )*16+INDEX([XOR.$B$2:.$Q$17];[.$C22]+1;[.I$4]+1))" office:value-type="string" office:string-value="O">
            <text:p>O</text:p>
          </table:table-cell>
          <table:table-cell table:style-name="ce3" table:formula="of:=CHAR(INDEX([XOR.$B$2:.$Q$17];[.$B22]+1;[.J$3]+1 )*16+INDEX([XOR.$B$2:.$Q$17];[.$C22]+1;[.J$4]+1))" office:value-type="string" office:string-value="H">
            <text:p>H</text:p>
          </table:table-cell>
          <table:table-cell table:style-name="ce3" table:formula="of:=CHAR(INDEX([XOR.$B$2:.$Q$17];[.$B22]+1;[.K$3]+1 )*16+INDEX([XOR.$B$2:.$Q$17];[.$C22]+1;[.K$4]+1))" office:value-type="string" office:string-value="I">
            <text:p>I</text:p>
          </table:table-cell>
          <table:table-cell table:style-name="ce3" table:formula="of:=CHAR(INDEX([XOR.$B$2:.$Q$17];[.$B22]+1;[.L$3]+1 )*16+INDEX([XOR.$B$2:.$Q$17];[.$C22]+1;[.L$4]+1))" office:value-type="string" office:string-value="J">
            <text:p>J</text:p>
          </table:table-cell>
          <table:table-cell table:style-name="ce3" table:formula="of:=CHAR(INDEX([XOR.$B$2:.$Q$17];[.$B22]+1;[.M$3]+1 )*16+INDEX([XOR.$B$2:.$Q$17];[.$C22]+1;[.M$4]+1))" office:value-type="string" office:string-value="K">
            <text:p>K</text:p>
          </table:table-cell>
          <table:table-cell table:style-name="ce3" table:formula="of:=CHAR(INDEX([XOR.$B$2:.$Q$17];[.$B22]+1;[.N$3]+1 )*16+INDEX([XOR.$B$2:.$Q$17];[.$C22]+1;[.N$4]+1))" office:value-type="string" office:string-value="D">
            <text:p>D</text:p>
          </table:table-cell>
          <table:table-cell table:style-name="ce3" table:formula="of:=CHAR(INDEX([XOR.$B$2:.$Q$17];[.$B22]+1;[.O$3]+1 )*16+INDEX([XOR.$B$2:.$Q$17];[.$C22]+1;[.O$4]+1))" office:value-type="string" office:string-value="E">
            <text:p>E</text:p>
          </table:table-cell>
          <table:table-cell table:style-name="ce3" table:formula="of:=CHAR(INDEX([XOR.$B$2:.$Q$17];[.$B22]+1;[.P$3]+1 )*16+INDEX([XOR.$B$2:.$Q$17];[.$C22]+1;[.P$4]+1))" office:value-type="string" office:string-value="F">
            <text:p>F</text:p>
          </table:table-cell>
          <table:table-cell table:style-name="ce3" table:formula="of:=CHAR(INDEX([XOR.$B$2:.$Q$17];[.$B22]+1;[.Q$3]+1 )*16+INDEX([XOR.$B$2:.$Q$17];[.$C22]+1;[.Q$4]+1))" office:value-type="string" office:string-value="G">
            <text:p>G</text:p>
          </table:table-cell>
          <table:table-cell table:style-name="ce3" table:formula="of:=CHAR(INDEX([XOR.$B$2:.$Q$17];[.$B22]+1;[.R$3]+1 )*16+INDEX([XOR.$B$2:.$Q$17];[.$C22]+1;[.R$4]+1))" office:value-type="string" office:string-value="@">
            <text:p>@</text:p>
          </table:table-cell>
          <table:table-cell table:style-name="ce3" table:formula="of:=CHAR(INDEX([XOR.$B$2:.$Q$17];[.$B22]+1;[.S$3]+1 )*16+INDEX([XOR.$B$2:.$Q$17];[.$C22]+1;[.S$4]+1))" office:value-type="string" office:string-value="A">
            <text:p>A</text:p>
          </table:table-cell>
          <table:table-cell table:style-name="ce3" table:formula="of:=CHAR(INDEX([XOR.$B$2:.$Q$17];[.$B22]+1;[.T$3]+1 )*16+INDEX([XOR.$B$2:.$Q$17];[.$C22]+1;[.T$4]+1))" office:value-type="string" office:string-value="B">
            <text:p>B</text:p>
          </table:table-cell>
          <table:table-cell table:style-name="ce3" table:formula="of:=CHAR(INDEX([XOR.$B$2:.$Q$17];[.$B22]+1;[.U$3]+1 )*16+INDEX([XOR.$B$2:.$Q$17];[.$C22]+1;[.U$4]+1))" office:value-type="string" office:string-value="C">
            <text:p>C</text:p>
          </table:table-cell>
          <table:table-cell table:style-name="ce3" table:formula="of:=CHAR(INDEX([XOR.$B$2:.$Q$17];[.$B22]+1;[.V$3]+1 )*16+INDEX([XOR.$B$2:.$Q$17];[.$C22]+1;[.V$4]+1))" office:value-type="string" office:string-value="\">
            <text:p>\</text:p>
          </table:table-cell>
          <table:table-cell table:style-name="ce3" table:formula="of:=CHAR(INDEX([XOR.$B$2:.$Q$17];[.$B22]+1;[.W$3]+1 )*16+INDEX([XOR.$B$2:.$Q$17];[.$C22]+1;[.W$4]+1))" office:value-type="string" office:string-value="]">
            <text:p>]</text:p>
          </table:table-cell>
          <table:table-cell table:style-name="ce3" table:formula="of:=CHAR(INDEX([XOR.$B$2:.$Q$17];[.$B22]+1;[.X$3]+1 )*16+INDEX([XOR.$B$2:.$Q$17];[.$C22]+1;[.X$4]+1))" office:value-type="string" office:string-value="^">
            <text:p>^</text:p>
          </table:table-cell>
          <table:table-cell table:style-name="ce3" table:formula="of:=CHAR(INDEX([XOR.$B$2:.$Q$17];[.$B22]+1;[.Y$3]+1 )*16+INDEX([XOR.$B$2:.$Q$17];[.$C22]+1;[.Y$4]+1))" office:value-type="string" office:string-value="_">
            <text:p>_</text:p>
          </table:table-cell>
          <table:table-cell table:style-name="ce3" table:formula="of:=CHAR(INDEX([XOR.$B$2:.$Q$17];[.$B22]+1;[.Z$3]+1 )*16+INDEX([XOR.$B$2:.$Q$17];[.$C22]+1;[.Z$4]+1))" office:value-type="string" office:string-value="X">
            <text:p>X</text:p>
          </table:table-cell>
          <table:table-cell table:style-name="ce8" table:formula="of:=CHAR(INDEX([XOR.$B$2:.$Q$17];[.$B22]+1;[.AA$3]+1 )*16+INDEX([XOR.$B$2:.$Q$17];[.$C22]+1;[.AA$4]+1))" office:value-type="string" office:string-value="Y">
            <text:p>Y</text:p>
          </table:table-cell>
          <table:table-cell table:style-name="ce3" table:formula="of:=CHAR(INDEX([XOR.$B$2:.$Q$17];[.$B22]+1;[.AB$3]+1 )*16+INDEX([XOR.$B$2:.$Q$17];[.$C22]+1;[.AB$4]+1))" office:value-type="string" office:string-value="Z">
            <text:p>Z</text:p>
          </table:table-cell>
          <table:table-cell table:style-name="ce3" table:formula="of:=CHAR(INDEX([XOR.$B$2:.$Q$17];[.$B22]+1;[.AC$3]+1 )*16+INDEX([XOR.$B$2:.$Q$17];[.$C22]+1;[.AC$4]+1))" office:value-type="string" office:string-value="[">
            <text:p>[</text:p>
          </table:table-cell>
          <table:table-cell table:style-name="ce3" table:formula="of:=CHAR(INDEX([XOR.$B$2:.$Q$17];[.$B22]+1;[.AD$3]+1 )*16+INDEX([XOR.$B$2:.$Q$17];[.$C22]+1;[.AD$4]+1))" office:value-type="string" office:string-value="T">
            <text:p>T</text:p>
          </table:table-cell>
          <table:table-cell table:style-name="ce3" table:formula="of:=CHAR(INDEX([XOR.$B$2:.$Q$17];[.$B22]+1;[.AE$3]+1 )*16+INDEX([XOR.$B$2:.$Q$17];[.$C22]+1;[.AE$4]+1))" office:value-type="string" office:string-value="U">
            <text:p>U</text:p>
          </table:table-cell>
          <table:table-cell table:style-name="ce3" table:formula="of:=CHAR(INDEX([XOR.$B$2:.$Q$17];[.$B22]+1;[.AF$3]+1 )*16+INDEX([XOR.$B$2:.$Q$17];[.$C22]+1;[.AF$4]+1))" office:value-type="string" office:string-value="V">
            <text:p>V</text:p>
          </table:table-cell>
          <table:table-cell table:style-name="ce3" table:formula="of:=CHAR(INDEX([XOR.$B$2:.$Q$17];[.$B22]+1;[.AG$3]+1 )*16+INDEX([XOR.$B$2:.$Q$17];[.$C22]+1;[.AG$4]+1))" office:value-type="string" office:string-value="W">
            <text:p>W</text:p>
          </table:table-cell>
          <table:table-cell table:style-name="ce3" table:formula="of:=CHAR(INDEX([XOR.$B$2:.$Q$17];[.$B22]+1;[.AH$3]+1 )*16+INDEX([XOR.$B$2:.$Q$17];[.$C22]+1;[.AH$4]+1))" office:value-type="string" office:string-value="P">
            <text:p>P</text:p>
          </table:table-cell>
          <table:table-cell table:style-name="ce3" table:formula="of:=CHAR(INDEX([XOR.$B$2:.$Q$17];[.$B22]+1;[.AI$3]+1 )*16+INDEX([XOR.$B$2:.$Q$17];[.$C22]+1;[.AI$4]+1))" office:value-type="string" office:string-value="Q">
            <text:p>Q</text:p>
          </table:table-cell>
          <table:table-cell table:style-name="ce3" table:formula="of:=CHAR(INDEX([XOR.$B$2:.$Q$17];[.$B22]+1;[.AJ$3]+1 )*16+INDEX([XOR.$B$2:.$Q$17];[.$C22]+1;[.AJ$4]+1))" office:value-type="string" office:string-value="R">
            <text:p>R</text:p>
          </table:table-cell>
          <table:table-cell table:style-name="ce3" table:formula="of:=CHAR(INDEX([XOR.$B$2:.$Q$17];[.$B22]+1;[.AK$3]+1 )*16+INDEX([XOR.$B$2:.$Q$17];[.$C22]+1;[.AK$4]+1))" office:value-type="string" office:string-value="S">
            <text:p>S</text:p>
          </table:table-cell>
          <table:table-cell table:style-name="ce3" table:formula="of:=CHAR(INDEX([XOR.$B$2:.$Q$17];[.$B22]+1;[.AL$3]+1 )*16+INDEX([XOR.$B$2:.$Q$17];[.$C22]+1;[.AL$4]+1))" office:value-type="string" office:string-value="l">
            <text:p>l</text:p>
          </table:table-cell>
          <table:table-cell table:style-name="ce3" table:formula="of:=CHAR(INDEX([XOR.$B$2:.$Q$17];[.$B22]+1;[.AM$3]+1 )*16+INDEX([XOR.$B$2:.$Q$17];[.$C22]+1;[.AM$4]+1))" office:value-type="string" office:string-value="m">
            <text:p>m</text:p>
          </table:table-cell>
          <table:table-cell table:style-name="ce3" table:formula="of:=CHAR(INDEX([XOR.$B$2:.$Q$17];[.$B22]+1;[.AN$3]+1 )*16+INDEX([XOR.$B$2:.$Q$17];[.$C22]+1;[.AN$4]+1))" office:value-type="string" office:string-value="n">
            <text:p>n</text:p>
          </table:table-cell>
          <table:table-cell table:style-name="ce3" table:formula="of:=CHAR(INDEX([XOR.$B$2:.$Q$17];[.$B22]+1;[.AO$3]+1 )*16+INDEX([XOR.$B$2:.$Q$17];[.$C22]+1;[.AO$4]+1))" office:value-type="string" office:string-value="o">
            <text:p>o</text:p>
          </table:table-cell>
          <table:table-cell table:style-name="ce3" table:formula="of:=CHAR(INDEX([XOR.$B$2:.$Q$17];[.$B22]+1;[.AP$3]+1 )*16+INDEX([XOR.$B$2:.$Q$17];[.$C22]+1;[.AP$4]+1))" office:value-type="string" office:string-value="h">
            <text:p>h</text:p>
          </table:table-cell>
          <table:table-cell table:style-name="ce3" table:formula="of:=CHAR(INDEX([XOR.$B$2:.$Q$17];[.$B22]+1;[.AQ$3]+1 )*16+INDEX([XOR.$B$2:.$Q$17];[.$C22]+1;[.AQ$4]+1))" office:value-type="string" office:string-value="i">
            <text:p>i</text:p>
          </table:table-cell>
          <table:table-cell table:style-name="ce3" table:formula="of:=CHAR(INDEX([XOR.$B$2:.$Q$17];[.$B22]+1;[.AR$3]+1 )*16+INDEX([XOR.$B$2:.$Q$17];[.$C22]+1;[.AR$4]+1))" office:value-type="string" office:string-value="j">
            <text:p>j</text:p>
          </table:table-cell>
          <table:table-cell table:style-name="ce3" table:formula="of:=CHAR(INDEX([XOR.$B$2:.$Q$17];[.$B22]+1;[.AS$3]+1 )*16+INDEX([XOR.$B$2:.$Q$17];[.$C22]+1;[.AS$4]+1))" office:value-type="string" office:string-value="k">
            <text:p>k</text:p>
          </table:table-cell>
          <table:table-cell table:style-name="ce3" table:formula="of:=CHAR(INDEX([XOR.$B$2:.$Q$17];[.$B22]+1;[.AT$3]+1 )*16+INDEX([XOR.$B$2:.$Q$17];[.$C22]+1;[.AT$4]+1))" office:value-type="string" office:string-value="d">
            <text:p>d</text:p>
          </table:table-cell>
          <table:table-cell table:style-name="ce3" table:formula="of:=CHAR(INDEX([XOR.$B$2:.$Q$17];[.$B22]+1;[.AU$3]+1 )*16+INDEX([XOR.$B$2:.$Q$17];[.$C22]+1;[.AU$4]+1))" office:value-type="string" office:string-value="e">
            <text:p>e</text:p>
          </table:table-cell>
          <table:table-cell table:style-name="ce3" table:formula="of:=CHAR(INDEX([XOR.$B$2:.$Q$17];[.$B22]+1;[.AV$3]+1 )*16+INDEX([XOR.$B$2:.$Q$17];[.$C22]+1;[.AV$4]+1))" office:value-type="string" office:string-value="f">
            <text:p>f</text:p>
          </table:table-cell>
          <table:table-cell table:style-name="ce3" table:formula="of:=CHAR(INDEX([XOR.$B$2:.$Q$17];[.$B22]+1;[.AW$3]+1 )*16+INDEX([XOR.$B$2:.$Q$17];[.$C22]+1;[.AW$4]+1))" office:value-type="string" office:string-value="g">
            <text:p>g</text:p>
          </table:table-cell>
          <table:table-cell table:style-name="ce3" table:formula="of:=CHAR(INDEX([XOR.$B$2:.$Q$17];[.$B22]+1;[.AX$3]+1 )*16+INDEX([XOR.$B$2:.$Q$17];[.$C22]+1;[.AX$4]+1))" office:value-type="string" office:string-value="`">
            <text:p>`</text:p>
          </table:table-cell>
          <table:table-cell table:style-name="ce3" table:formula="of:=CHAR(INDEX([XOR.$B$2:.$Q$17];[.$B22]+1;[.AY$3]+1 )*16+INDEX([XOR.$B$2:.$Q$17];[.$C22]+1;[.AY$4]+1))" office:value-type="string" office:string-value="a">
            <text:p>a</text:p>
          </table:table-cell>
          <table:table-cell table:style-name="ce3" table:formula="of:=CHAR(INDEX([XOR.$B$2:.$Q$17];[.$B22]+1;[.AZ$3]+1 )*16+INDEX([XOR.$B$2:.$Q$17];[.$C22]+1;[.AZ$4]+1))" office:value-type="string" office:string-value="b">
            <text:p>b</text:p>
          </table:table-cell>
          <table:table-cell table:style-name="ce3" table:formula="of:=CHAR(INDEX([XOR.$B$2:.$Q$17];[.$B22]+1;[.BA$3]+1 )*16+INDEX([XOR.$B$2:.$Q$17];[.$C22]+1;[.BA$4]+1))" office:value-type="string" office:string-value="c">
            <text:p>c</text:p>
          </table:table-cell>
          <table:table-cell table:style-name="ce3" table:formula="of:=CHAR(INDEX([XOR.$B$2:.$Q$17];[.$B22]+1;[.BB$3]+1 )*16+INDEX([XOR.$B$2:.$Q$17];[.$C22]+1;[.BB$4]+1))" office:value-type="string" office:string-value="|">
            <text:p>|</text:p>
          </table:table-cell>
          <table:table-cell table:style-name="ce3" table:formula="of:=CHAR(INDEX([XOR.$B$2:.$Q$17];[.$B22]+1;[.BC$3]+1 )*16+INDEX([XOR.$B$2:.$Q$17];[.$C22]+1;[.BC$4]+1))" office:value-type="string" office:string-value="}">
            <text:p>}</text:p>
          </table:table-cell>
          <table:table-cell table:style-name="ce3" table:formula="of:=CHAR(INDEX([XOR.$B$2:.$Q$17];[.$B22]+1;[.BD$3]+1 )*16+INDEX([XOR.$B$2:.$Q$17];[.$C22]+1;[.BD$4]+1))" office:value-type="string" office:string-value="~">
            <text:p>~</text:p>
          </table:table-cell>
          <table:table-cell table:style-name="ce3" table:formula="of:=CHAR(INDEX([XOR.$B$2:.$Q$17];[.$B22]+1;[.BE$3]+1 )*16+INDEX([XOR.$B$2:.$Q$17];[.$C22]+1;[.BE$4]+1))" office:value-type="string" office:string-value="">
            <text:p></text:p>
          </table:table-cell>
          <table:table-cell table:style-name="ce3" table:formula="of:=CHAR(INDEX([XOR.$B$2:.$Q$17];[.$B22]+1;[.BF$3]+1 )*16+INDEX([XOR.$B$2:.$Q$17];[.$C22]+1;[.BF$4]+1))" office:value-type="string" office:string-value="x">
            <text:p>x</text:p>
          </table:table-cell>
          <table:table-cell table:style-name="ce8" table:formula="of:=CHAR(INDEX([XOR.$B$2:.$Q$17];[.$B22]+1;[.BG$3]+1 )*16+INDEX([XOR.$B$2:.$Q$17];[.$C22]+1;[.BG$4]+1))" office:value-type="string" office:string-value="y">
            <text:p>y</text:p>
          </table:table-cell>
          <table:table-cell table:style-name="ce3" table:formula="of:=CHAR(INDEX([XOR.$B$2:.$Q$17];[.$B22]+1;[.BH$3]+1 )*16+INDEX([XOR.$B$2:.$Q$17];[.$C22]+1;[.BH$4]+1))" office:value-type="string" office:string-value="z">
            <text:p>z</text:p>
          </table:table-cell>
          <table:table-cell table:style-name="ce3" table:formula="of:=CHAR(INDEX([XOR.$B$2:.$Q$17];[.$B22]+1;[.BI$3]+1 )*16+INDEX([XOR.$B$2:.$Q$17];[.$C22]+1;[.BI$4]+1))" office:value-type="string" office:string-value="{">
            <text:p>{</text:p>
          </table:table-cell>
          <table:table-cell table:style-name="ce3" table:formula="of:=CHAR(INDEX([XOR.$B$2:.$Q$17];[.$B22]+1;[.BJ$3]+1 )*16+INDEX([XOR.$B$2:.$Q$17];[.$C22]+1;[.BJ$4]+1))" office:value-type="string" office:string-value="t">
            <text:p>t</text:p>
          </table:table-cell>
          <table:table-cell table:style-name="ce3" table:formula="of:=CHAR(INDEX([XOR.$B$2:.$Q$17];[.$B22]+1;[.BK$3]+1 )*16+INDEX([XOR.$B$2:.$Q$17];[.$C22]+1;[.BK$4]+1))" office:value-type="string" office:string-value="u">
            <text:p>u</text:p>
          </table:table-cell>
          <table:table-cell table:style-name="ce3" table:formula="of:=CHAR(INDEX([XOR.$B$2:.$Q$17];[.$B22]+1;[.BL$3]+1 )*16+INDEX([XOR.$B$2:.$Q$17];[.$C22]+1;[.BL$4]+1))" office:value-type="string" office:string-value="v">
            <text:p>v</text:p>
          </table:table-cell>
          <table:table-cell table:style-name="ce3" table:formula="of:=CHAR(INDEX([XOR.$B$2:.$Q$17];[.$B22]+1;[.BM$3]+1 )*16+INDEX([XOR.$B$2:.$Q$17];[.$C22]+1;[.BM$4]+1))" office:value-type="string" office:string-value="w">
            <text:p>w</text:p>
          </table:table-cell>
          <table:table-cell table:style-name="ce3" table:formula="of:=CHAR(INDEX([XOR.$B$2:.$Q$17];[.$B22]+1;[.BN$3]+1 )*16+INDEX([XOR.$B$2:.$Q$17];[.$C22]+1;[.BN$4]+1))" office:value-type="string" office:string-value="p">
            <text:p>p</text:p>
          </table:table-cell>
          <table:table-cell table:style-name="ce3" table:formula="of:=CHAR(INDEX([XOR.$B$2:.$Q$17];[.$B22]+1;[.BO$3]+1 )*16+INDEX([XOR.$B$2:.$Q$17];[.$C22]+1;[.BO$4]+1))" office:value-type="string" office:string-value="q">
            <text:p>q</text:p>
          </table:table-cell>
          <table:table-cell table:style-name="ce3" table:formula="of:=CHAR(INDEX([XOR.$B$2:.$Q$17];[.$B22]+1;[.BP$3]+1 )*16+INDEX([XOR.$B$2:.$Q$17];[.$C22]+1;[.BP$4]+1))" office:value-type="string" office:string-value="r">
            <text:p>r</text:p>
          </table:table-cell>
          <table:table-cell table:style-name="ce3" table:formula="of:=CHAR(INDEX([XOR.$B$2:.$Q$17];[.$B22]+1;[.BQ$3]+1 )*16+INDEX([XOR.$B$2:.$Q$17];[.$C22]+1;[.BQ$4]+1))" office:value-type="string" office:string-value="s">
            <text:p>s</text:p>
          </table:table-cell>
          <table:table-cell table:style-name="ce3" table:formula="of:=CHAR(INDEX([XOR.$B$2:.$Q$17];[.$B22]+1;[.BR$3]+1 )*16+INDEX([XOR.$B$2:.$Q$17];[.$C22]+1;[.BR$4]+1))" office:value-type="string" office:string-value="">
            <text:p/>
          </table:table-cell>
          <table:table-cell table:style-name="ce3" table:formula="of:=CHAR(INDEX([XOR.$B$2:.$Q$17];[.$B22]+1;[.BS$3]+1 )*16+INDEX([XOR.$B$2:.$Q$17];[.$C22]+1;[.BS$4]+1))" office:value-type="string" office:string-value="&#13;">
            <text:p></text:p>
          </table:table-cell>
          <table:table-cell table:style-name="ce3" table:formula="of:=CHAR(INDEX([XOR.$B$2:.$Q$17];[.$B22]+1;[.BT$3]+1 )*16+INDEX([XOR.$B$2:.$Q$17];[.$C22]+1;[.BT$4]+1))" office:value-type="string" office:string-value="">
            <text:p/>
          </table:table-cell>
          <table:table-cell table:style-name="ce3" table:formula="of:=CHAR(INDEX([XOR.$B$2:.$Q$17];[.$B22]+1;[.BU$3]+1 )*16+INDEX([XOR.$B$2:.$Q$17];[.$C22]+1;[.BU$4]+1))" office:value-type="string" office:string-value="">
            <text:p/>
          </table:table-cell>
          <table:table-cell table:style-name="ce3" table:formula="of:=CHAR(INDEX([XOR.$B$2:.$Q$17];[.$B22]+1;[.BV$3]+1 )*16+INDEX([XOR.$B$2:.$Q$17];[.$C22]+1;[.BV$4]+1))" office:value-type="string" office:string-value="">
            <text:p/>
          </table:table-cell>
          <table:table-cell table:style-name="ce3" table:formula="of:=CHAR(INDEX([XOR.$B$2:.$Q$17];[.$B22]+1;[.BW$3]+1 )*16+INDEX([XOR.$B$2:.$Q$17];[.$C22]+1;[.BW$4]+1))" office:value-type="string" office:string-value="&#9;">
            <text:p><text:tab/></text:p>
          </table:table-cell>
          <table:table-cell table:style-name="ce3" table:formula="of:=CHAR(INDEX([XOR.$B$2:.$Q$17];[.$B22]+1;[.BX$3]+1 )*16+INDEX([XOR.$B$2:.$Q$17];[.$C22]+1;[.BX$4]+1))" office:value-type="string" office:string-value="&#10;">
            <text:p><text:line-break/></text:p>
          </table:table-cell>
          <table:table-cell table:style-name="ce3" table:formula="of:=CHAR(INDEX([XOR.$B$2:.$Q$17];[.$B22]+1;[.BY$3]+1 )*16+INDEX([XOR.$B$2:.$Q$17];[.$C22]+1;[.BY$4]+1))" office:value-type="string" office:string-value="">
            <text:p/>
          </table:table-cell>
          <table:table-cell table:style-name="ce3" table:formula="of:=CHAR(INDEX([XOR.$B$2:.$Q$17];[.$B22]+1;[.BZ$3]+1 )*16+INDEX([XOR.$B$2:.$Q$17];[.$C22]+1;[.BZ$4]+1))" office:value-type="string" office:string-value="">
            <text:p/>
          </table:table-cell>
          <table:table-cell table:style-name="ce3" table:formula="of:=CHAR(INDEX([XOR.$B$2:.$Q$17];[.$B22]+1;[.CA$3]+1 )*16+INDEX([XOR.$B$2:.$Q$17];[.$C22]+1;[.CA$4]+1))" office:value-type="string" office:string-value="">
            <text:p/>
          </table:table-cell>
          <table:table-cell table:style-name="ce3" table:formula="of:=CHAR(INDEX([XOR.$B$2:.$Q$17];[.$B22]+1;[.CB$3]+1 )*16+INDEX([XOR.$B$2:.$Q$17];[.$C22]+1;[.CB$4]+1))" office:value-type="string" office:string-value="">
            <text:p/>
          </table:table-cell>
          <table:table-cell table:style-name="ce3" table:formula="of:=CHAR(INDEX([XOR.$B$2:.$Q$17];[.$B22]+1;[.CC$3]+1 )*16+INDEX([XOR.$B$2:.$Q$17];[.$C22]+1;[.CC$4]+1))" office:value-type="string" office:string-value="">
            <text:p/>
          </table:table-cell>
          <table:table-cell table:style-name="ce3" table:formula="of:=CHAR(INDEX([XOR.$B$2:.$Q$17];[.$B22]+1;[.CD$3]+1 )*16+INDEX([XOR.$B$2:.$Q$17];[.$C22]+1;[.CD$4]+1))" office:value-type="string" office:string-value="">
            <text:p/>
          </table:table-cell>
          <table:table-cell table:style-name="ce3" table:formula="of:=CHAR(INDEX([XOR.$B$2:.$Q$17];[.$B22]+1;[.CE$3]+1 )*16+INDEX([XOR.$B$2:.$Q$17];[.$C22]+1;[.CE$4]+1))" office:value-type="string" office:string-value="">
            <text:p/>
          </table:table-cell>
          <table:table-cell table:style-name="ce3" table:formula="of:=CHAR(INDEX([XOR.$B$2:.$Q$17];[.$B22]+1;[.CF$3]+1 )*16+INDEX([XOR.$B$2:.$Q$17];[.$C22]+1;[.CF$4]+1))" office:value-type="string" office:string-value="">
            <text:p/>
          </table:table-cell>
          <table:table-cell table:style-name="ce3" table:formula="of:=CHAR(INDEX([XOR.$B$2:.$Q$17];[.$B22]+1;[.CG$3]+1 )*16+INDEX([XOR.$B$2:.$Q$17];[.$C22]+1;[.CG$4]+1))" office:value-type="string" office:string-value="">
            <text:p/>
          </table:table-cell>
          <table:table-cell table:style-name="ce3" table:formula="of:=CHAR(INDEX([XOR.$B$2:.$Q$17];[.$B22]+1;[.CH$3]+1 )*16+INDEX([XOR.$B$2:.$Q$17];[.$C22]+1;[.CH$4]+1))" office:value-type="string" office:string-value="">
            <text:p/>
          </table:table-cell>
          <table:table-cell table:style-name="ce3" table:formula="of:=CHAR(INDEX([XOR.$B$2:.$Q$17];[.$B22]+1;[.CI$3]+1 )*16+INDEX([XOR.$B$2:.$Q$17];[.$C22]+1;[.CI$4]+1))" office:value-type="string" office:string-value="">
            <text:p/>
          </table:table-cell>
          <table:table-cell table:style-name="ce3" table:formula="of:=CHAR(INDEX([XOR.$B$2:.$Q$17];[.$B22]+1;[.CJ$3]+1 )*16+INDEX([XOR.$B$2:.$Q$17];[.$C22]+1;[.CJ$4]+1))" office:value-type="string" office:string-value="">
            <text:p/>
          </table:table-cell>
          <table:table-cell table:style-name="ce3" table:formula="of:=CHAR(INDEX([XOR.$B$2:.$Q$17];[.$B22]+1;[.CK$3]+1 )*16+INDEX([XOR.$B$2:.$Q$17];[.$C22]+1;[.CK$4]+1))" office:value-type="string" office:string-value="">
            <text:p/>
          </table:table-cell>
          <table:table-cell table:style-name="ce3" table:formula="of:=CHAR(INDEX([XOR.$B$2:.$Q$17];[.$B22]+1;[.CL$3]+1 )*16+INDEX([XOR.$B$2:.$Q$17];[.$C22]+1;[.CL$4]+1))" office:value-type="string" office:string-value="">
            <text:p/>
          </table:table-cell>
          <table:table-cell table:style-name="ce3" table:formula="of:=CHAR(INDEX([XOR.$B$2:.$Q$17];[.$B22]+1;[.CM$3]+1 )*16+INDEX([XOR.$B$2:.$Q$17];[.$C22]+1;[.CM$4]+1))" office:value-type="string" office:string-value="">
            <text:p/>
          </table:table-cell>
          <table:table-cell table:style-name="ce3" table:formula="of:=CHAR(INDEX([XOR.$B$2:.$Q$17];[.$B22]+1;[.CN$3]+1 )*16+INDEX([XOR.$B$2:.$Q$17];[.$C22]+1;[.CN$4]+1))" office:value-type="string" office:string-value="">
            <text:p/>
          </table:table-cell>
          <table:table-cell table:style-name="ce3" table:formula="of:=CHAR(INDEX([XOR.$B$2:.$Q$17];[.$B22]+1;[.CO$3]+1 )*16+INDEX([XOR.$B$2:.$Q$17];[.$C22]+1;[.CO$4]+1))" office:value-type="string" office:string-value="">
            <text:p/>
          </table:table-cell>
          <table:table-cell table:style-name="ce12" table:formula="of:=CHAR(INDEX([XOR.$B$2:.$Q$17];[.$B22]+1;[.CP$3]+1 )*16+INDEX([XOR.$B$2:.$Q$17];[.$C22]+1;[.CP$4]+1))" office:value-type="string" office:string-value="">
            <text:p/>
          </table:table-cell>
          <table:table-cell table:style-name="ce3" table:formula="of:=CHAR(INDEX([XOR.$B$2:.$Q$17];[.$B22]+1;[.CQ$3]+1 )*16+INDEX([XOR.$B$2:.$Q$17];[.$C22]+1;[.CQ$4]+1))" office:value-type="string" office:string-value="">
            <text:p/>
          </table:table-cell>
          <table:table-cell table:style-name="ce3" table:formula="of:=CHAR(INDEX([XOR.$B$2:.$Q$17];[.$B22]+1;[.CR$3]+1 )*16+INDEX([XOR.$B$2:.$Q$17];[.$C22]+1;[.CR$4]+1))" office:value-type="string" office:string-value="">
            <text:p/>
          </table:table-cell>
          <table:table-cell table:style-name="ce3" table:formula="of:=CHAR(INDEX([XOR.$B$2:.$Q$17];[.$B22]+1;[.CS$3]+1 )*16+INDEX([XOR.$B$2:.$Q$17];[.$C22]+1;[.CS$4]+1))" office:value-type="string" office:string-value="">
            <text:p/>
          </table:table-cell>
          <table:table-cell table:style-name="ce3" table:formula="of:=CHAR(INDEX([XOR.$B$2:.$Q$17];[.$B22]+1;[.CT$3]+1 )*16+INDEX([XOR.$B$2:.$Q$17];[.$C22]+1;[.CT$4]+1))" office:value-type="string" office:string-value="">
            <text:p/>
          </table:table-cell>
          <table:table-cell table:style-name="ce3" table:formula="of:=CHAR(INDEX([XOR.$B$2:.$Q$17];[.$B22]+1;[.CU$3]+1 )*16+INDEX([XOR.$B$2:.$Q$17];[.$C22]+1;[.CU$4]+1))" office:value-type="string" office:string-value="">
            <text:p/>
          </table:table-cell>
          <table:table-cell table:style-name="ce3" table:formula="of:=CHAR(INDEX([XOR.$B$2:.$Q$17];[.$B22]+1;[.CV$3]+1 )*16+INDEX([XOR.$B$2:.$Q$17];[.$C22]+1;[.CV$4]+1))" office:value-type="string" office:string-value="">
            <text:p/>
          </table:table-cell>
          <table:table-cell table:style-name="ce3" table:formula="of:=CHAR(INDEX([XOR.$B$2:.$Q$17];[.$B22]+1;[.CW$3]+1 )*16+INDEX([XOR.$B$2:.$Q$17];[.$C22]+1;[.CW$4]+1))" office:value-type="string" office:string-value="">
            <text:p/>
          </table:table-cell>
          <table:table-cell table:style-name="ce3" table:formula="of:=CHAR(INDEX([XOR.$B$2:.$Q$17];[.$B22]+1;[.CX$3]+1 )*16+INDEX([XOR.$B$2:.$Q$17];[.$C22]+1;[.CX$4]+1))" office:value-type="string" office:string-value=",">
            <text:p>,</text:p>
          </table:table-cell>
          <table:table-cell table:style-name="ce3" table:formula="of:=CHAR(INDEX([XOR.$B$2:.$Q$17];[.$B22]+1;[.CY$3]+1 )*16+INDEX([XOR.$B$2:.$Q$17];[.$C22]+1;[.CY$4]+1))" office:value-type="string" office:string-value="-">
            <text:p>-</text:p>
          </table:table-cell>
          <table:table-cell table:style-name="ce3" table:formula="of:=CHAR(INDEX([XOR.$B$2:.$Q$17];[.$B22]+1;[.CZ$3]+1 )*16+INDEX([XOR.$B$2:.$Q$17];[.$C22]+1;[.CZ$4]+1))" office:value-type="string" office:string-value=".">
            <text:p>.</text:p>
          </table:table-cell>
          <table:table-cell table:style-name="ce3" table:formula="of:=CHAR(INDEX([XOR.$B$2:.$Q$17];[.$B22]+1;[.DA$3]+1 )*16+INDEX([XOR.$B$2:.$Q$17];[.$C22]+1;[.DA$4]+1))" office:value-type="string" office:string-value="/">
            <text:p>/</text:p>
          </table:table-cell>
          <table:table-cell table:style-name="ce3" table:formula="of:=CHAR(INDEX([XOR.$B$2:.$Q$17];[.$B22]+1;[.DB$3]+1 )*16+INDEX([XOR.$B$2:.$Q$17];[.$C22]+1;[.DB$4]+1))" office:value-type="string" office:string-value="(">
            <text:p>(</text:p>
          </table:table-cell>
          <table:table-cell table:style-name="ce3" table:formula="of:=CHAR(INDEX([XOR.$B$2:.$Q$17];[.$B22]+1;[.DC$3]+1 )*16+INDEX([XOR.$B$2:.$Q$17];[.$C22]+1;[.DC$4]+1))" office:value-type="string" office:string-value=")">
            <text:p>)</text:p>
          </table:table-cell>
          <table:table-cell table:style-name="ce3" table:formula="of:=CHAR(INDEX([XOR.$B$2:.$Q$17];[.$B22]+1;[.DD$3]+1 )*16+INDEX([XOR.$B$2:.$Q$17];[.$C22]+1;[.DD$4]+1))" office:value-type="string" office:string-value="*">
            <text:p>*</text:p>
          </table:table-cell>
          <table:table-cell table:style-name="ce3" table:formula="of:=CHAR(INDEX([XOR.$B$2:.$Q$17];[.$B22]+1;[.DE$3]+1 )*16+INDEX([XOR.$B$2:.$Q$17];[.$C22]+1;[.DE$4]+1))" office:value-type="string" office:string-value="+">
            <text:p>+</text:p>
          </table:table-cell>
          <table:table-cell table:style-name="ce3" table:formula="of:=CHAR(INDEX([XOR.$B$2:.$Q$17];[.$B22]+1;[.DF$3]+1 )*16+INDEX([XOR.$B$2:.$Q$17];[.$C22]+1;[.DF$4]+1))" office:value-type="string" office:string-value="$">
            <text:p>$</text:p>
          </table:table-cell>
          <table:table-cell table:style-name="ce3" table:formula="of:=CHAR(INDEX([XOR.$B$2:.$Q$17];[.$B22]+1;[.DG$3]+1 )*16+INDEX([XOR.$B$2:.$Q$17];[.$C22]+1;[.DG$4]+1))" office:value-type="string" office:string-value="%">
            <text:p>%</text:p>
          </table:table-cell>
          <table:table-cell table:style-name="ce3" table:formula="of:=CHAR(INDEX([XOR.$B$2:.$Q$17];[.$B22]+1;[.DH$3]+1 )*16+INDEX([XOR.$B$2:.$Q$17];[.$C22]+1;[.DH$4]+1))" office:value-type="string" office:string-value="&amp;">
            <text:p>&amp;</text:p>
          </table:table-cell>
          <table:table-cell table:style-name="ce3" table:formula="of:=CHAR(INDEX([XOR.$B$2:.$Q$17];[.$B22]+1;[.DI$3]+1 )*16+INDEX([XOR.$B$2:.$Q$17];[.$C22]+1;[.DI$4]+1))" office:value-type="string" office:string-value="'">
            <text:p>'</text:p>
          </table:table-cell>
          <table:table-cell table:style-name="ce3" table:formula="of:=CHAR(INDEX([XOR.$B$2:.$Q$17];[.$B22]+1;[.DJ$3]+1 )*16+INDEX([XOR.$B$2:.$Q$17];[.$C22]+1;[.DJ$4]+1))" office:value-type="string" office:string-value=" ">
            <text:p><text:s/></text:p>
          </table:table-cell>
          <table:table-cell table:style-name="ce3" table:formula="of:=CHAR(INDEX([XOR.$B$2:.$Q$17];[.$B22]+1;[.DK$3]+1 )*16+INDEX([XOR.$B$2:.$Q$17];[.$C22]+1;[.DK$4]+1))" office:value-type="string" office:string-value="!">
            <text:p>!</text:p>
          </table:table-cell>
          <table:table-cell table:style-name="ce3" table:formula="of:=CHAR(INDEX([XOR.$B$2:.$Q$17];[.$B22]+1;[.DL$3]+1 )*16+INDEX([XOR.$B$2:.$Q$17];[.$C22]+1;[.DL$4]+1))" office:value-type="string" office:string-value="&quot;">
            <text:p>"</text:p>
          </table:table-cell>
          <table:table-cell table:style-name="ce3" table:formula="of:=CHAR(INDEX([XOR.$B$2:.$Q$17];[.$B22]+1;[.DM$3]+1 )*16+INDEX([XOR.$B$2:.$Q$17];[.$C22]+1;[.DM$4]+1))" office:value-type="string" office:string-value="#">
            <text:p>#</text:p>
          </table:table-cell>
          <table:table-cell table:style-name="ce3" table:formula="of:=CHAR(INDEX([XOR.$B$2:.$Q$17];[.$B22]+1;[.DN$3]+1 )*16+INDEX([XOR.$B$2:.$Q$17];[.$C22]+1;[.DN$4]+1))" office:value-type="string" office:string-value="&lt;">
            <text:p>&lt;</text:p>
          </table:table-cell>
          <table:table-cell table:style-name="ce3" table:formula="of:=CHAR(INDEX([XOR.$B$2:.$Q$17];[.$B22]+1;[.DO$3]+1 )*16+INDEX([XOR.$B$2:.$Q$17];[.$C22]+1;[.DO$4]+1))" office:value-type="string" office:string-value="=">
            <text:p>=</text:p>
          </table:table-cell>
          <table:table-cell table:style-name="ce3" table:formula="of:=CHAR(INDEX([XOR.$B$2:.$Q$17];[.$B22]+1;[.DP$3]+1 )*16+INDEX([XOR.$B$2:.$Q$17];[.$C22]+1;[.DP$4]+1))" office:value-type="string" office:string-value="&gt;">
            <text:p>&gt;</text:p>
          </table:table-cell>
          <table:table-cell table:style-name="ce3" table:formula="of:=CHAR(INDEX([XOR.$B$2:.$Q$17];[.$B22]+1;[.DQ$3]+1 )*16+INDEX([XOR.$B$2:.$Q$17];[.$C22]+1;[.DQ$4]+1))" office:value-type="string" office:string-value="?">
            <text:p>?</text:p>
          </table:table-cell>
          <table:table-cell table:style-name="ce3" table:formula="of:=CHAR(INDEX([XOR.$B$2:.$Q$17];[.$B22]+1;[.DR$3]+1 )*16+INDEX([XOR.$B$2:.$Q$17];[.$C22]+1;[.DR$4]+1))" office:value-type="string" office:string-value="8">
            <text:p>8</text:p>
          </table:table-cell>
          <table:table-cell table:style-name="ce3" table:formula="of:=CHAR(INDEX([XOR.$B$2:.$Q$17];[.$B22]+1;[.DS$3]+1 )*16+INDEX([XOR.$B$2:.$Q$17];[.$C22]+1;[.DS$4]+1))" office:value-type="string" office:string-value="9">
            <text:p>9</text:p>
          </table:table-cell>
          <table:table-cell table:style-name="ce3" table:formula="of:=CHAR(INDEX([XOR.$B$2:.$Q$17];[.$B22]+1;[.DT$3]+1 )*16+INDEX([XOR.$B$2:.$Q$17];[.$C22]+1;[.DT$4]+1))" office:value-type="string" office:string-value=":">
            <text:p>:</text:p>
          </table:table-cell>
          <table:table-cell table:style-name="ce3" table:formula="of:=CHAR(INDEX([XOR.$B$2:.$Q$17];[.$B22]+1;[.DU$3]+1 )*16+INDEX([XOR.$B$2:.$Q$17];[.$C22]+1;[.DU$4]+1))" office:value-type="string" office:string-value=";">
            <text:p>;</text:p>
          </table:table-cell>
          <table:table-cell table:style-name="ce3" table:formula="of:=CHAR(INDEX([XOR.$B$2:.$Q$17];[.$B22]+1;[.DV$3]+1 )*16+INDEX([XOR.$B$2:.$Q$17];[.$C22]+1;[.DV$4]+1))" office:value-type="string" office:string-value="4">
            <text:p>4</text:p>
          </table:table-cell>
          <table:table-cell table:style-name="ce3" table:formula="of:=CHAR(INDEX([XOR.$B$2:.$Q$17];[.$B22]+1;[.DW$3]+1 )*16+INDEX([XOR.$B$2:.$Q$17];[.$C22]+1;[.DW$4]+1))" office:value-type="string" office:string-value="5">
            <text:p>5</text:p>
          </table:table-cell>
          <table:table-cell table:style-name="ce3" table:formula="of:=CHAR(INDEX([XOR.$B$2:.$Q$17];[.$B22]+1;[.DX$3]+1 )*16+INDEX([XOR.$B$2:.$Q$17];[.$C22]+1;[.DX$4]+1))" office:value-type="string" office:string-value="6">
            <text:p>6</text:p>
          </table:table-cell>
          <table:table-cell table:style-name="ce3" table:formula="of:=CHAR(INDEX([XOR.$B$2:.$Q$17];[.$B22]+1;[.DY$3]+1 )*16+INDEX([XOR.$B$2:.$Q$17];[.$C22]+1;[.DY$4]+1))" office:value-type="string" office:string-value="7">
            <text:p>7</text:p>
          </table:table-cell>
          <table:table-cell table:style-name="ce3" table:formula="of:=CHAR(INDEX([XOR.$B$2:.$Q$17];[.$B22]+1;[.DZ$3]+1 )*16+INDEX([XOR.$B$2:.$Q$17];[.$C22]+1;[.DZ$4]+1))" office:value-type="string" office:string-value="0">
            <text:p>0</text:p>
          </table:table-cell>
          <table:table-cell table:style-name="ce3" table:formula="of:=CHAR(INDEX([XOR.$B$2:.$Q$17];[.$B22]+1;[.EA$3]+1 )*16+INDEX([XOR.$B$2:.$Q$17];[.$C22]+1;[.EA$4]+1))" office:value-type="string" office:string-value="1">
            <text:p>1</text:p>
          </table:table-cell>
          <table:table-cell table:style-name="ce3" table:formula="of:=CHAR(INDEX([XOR.$B$2:.$Q$17];[.$B22]+1;[.EB$3]+1 )*16+INDEX([XOR.$B$2:.$Q$17];[.$C22]+1;[.EB$4]+1))" office:value-type="string" office:string-value="2">
            <text:p>2</text:p>
          </table:table-cell>
          <table:table-cell table:style-name="ce3" table:formula="of:=CHAR(INDEX([XOR.$B$2:.$Q$17];[.$B22]+1;[.EC$3]+1 )*16+INDEX([XOR.$B$2:.$Q$17];[.$C22]+1;[.EC$4]+1))" office:value-type="string" office:string-value="3">
            <text:p>3</text:p>
          </table:table-cell>
        </table:table-row>
        <table:table-row table:style-name="ro4">
          <table:table-cell table:formula="of:=[.A22]+2" office:value-type="float" office:value="37">
            <text:p>37</text:p>
          </table:table-cell>
          <table:table-cell table:style-name="ce3" table:formula="of:=VLOOKUP(RIGHT(LEFT([.$B$1];[.A23]);1);[Sheet1.$A$2:.$C$17];3;0)" office:value-type="float" office:value="1">
            <text:p>1</text:p>
          </table:table-cell>
          <table:table-cell table:formula="of:=VLOOKUP(RIGHT(LEFT([.$B$1];[.A23]+1);1);[Sheet1.$A$2:.$C$17];3;0)" office:value-type="float" office:value="5">
            <text:p>5</text:p>
          </table:table-cell>
          <table:table-cell table:formula="of:=[.C23]+[.B23]*16" office:value-type="float" office:value="21">
            <text:p>21</text:p>
          </table:table-cell>
          <table:table-cell table:formula="of:=CHAR([.D23])" office:value-type="string" office:string-value="">
            <text:p/>
          </table:table-cell>
          <table:table-cell table:style-name="ce3" table:formula="of:=CHAR(INDEX([XOR.$B$2:.$Q$17];[.$B23]+1;[.F$3]+1 )*16+INDEX([XOR.$B$2:.$Q$17];[.$C23]+1;[.F$4]+1))" office:value-type="string" office:string-value="">
            <text:p/>
          </table:table-cell>
          <table:table-cell table:style-name="ce3" table:formula="of:=CHAR(INDEX([XOR.$B$2:.$Q$17];[.$B23]+1;[.G$3]+1 )*16+INDEX([XOR.$B$2:.$Q$17];[.$C23]+1;[.G$4]+1))" office:value-type="string" office:string-value="">
            <text:p/>
          </table:table-cell>
          <table:table-cell table:style-name="ce3" table:formula="of:=CHAR(INDEX([XOR.$B$2:.$Q$17];[.$B23]+1;[.H$3]+1 )*16+INDEX([XOR.$B$2:.$Q$17];[.$C23]+1;[.H$4]+1))" office:value-type="string" office:string-value="">
            <text:p/>
          </table:table-cell>
          <table:table-cell table:style-name="ce3" table:formula="of:=CHAR(INDEX([XOR.$B$2:.$Q$17];[.$B23]+1;[.I$3]+1 )*16+INDEX([XOR.$B$2:.$Q$17];[.$C23]+1;[.I$4]+1))" office:value-type="string" office:string-value="">
            <text:p/>
          </table:table-cell>
          <table:table-cell table:style-name="ce3" table:formula="of:=CHAR(INDEX([XOR.$B$2:.$Q$17];[.$B23]+1;[.J$3]+1 )*16+INDEX([XOR.$B$2:.$Q$17];[.$C23]+1;[.J$4]+1))" office:value-type="string" office:string-value="">
            <text:p/>
          </table:table-cell>
          <table:table-cell table:style-name="ce3" table:formula="of:=CHAR(INDEX([XOR.$B$2:.$Q$17];[.$B23]+1;[.K$3]+1 )*16+INDEX([XOR.$B$2:.$Q$17];[.$C23]+1;[.K$4]+1))" office:value-type="string" office:string-value="">
            <text:p/>
          </table:table-cell>
          <table:table-cell table:style-name="ce3" table:formula="of:=CHAR(INDEX([XOR.$B$2:.$Q$17];[.$B23]+1;[.L$3]+1 )*16+INDEX([XOR.$B$2:.$Q$17];[.$C23]+1;[.L$4]+1))" office:value-type="string" office:string-value="">
            <text:p/>
          </table:table-cell>
          <table:table-cell table:style-name="ce3" table:formula="of:=CHAR(INDEX([XOR.$B$2:.$Q$17];[.$B23]+1;[.M$3]+1 )*16+INDEX([XOR.$B$2:.$Q$17];[.$C23]+1;[.M$4]+1))" office:value-type="string" office:string-value="">
            <text:p/>
          </table:table-cell>
          <table:table-cell table:style-name="ce3" table:formula="of:=CHAR(INDEX([XOR.$B$2:.$Q$17];[.$B23]+1;[.N$3]+1 )*16+INDEX([XOR.$B$2:.$Q$17];[.$C23]+1;[.N$4]+1))" office:value-type="string" office:string-value="">
            <text:p/>
          </table:table-cell>
          <table:table-cell table:style-name="ce3" table:formula="of:=CHAR(INDEX([XOR.$B$2:.$Q$17];[.$B23]+1;[.O$3]+1 )*16+INDEX([XOR.$B$2:.$Q$17];[.$C23]+1;[.O$4]+1))" office:value-type="string" office:string-value="">
            <text:p/>
          </table:table-cell>
          <table:table-cell table:style-name="ce3" table:formula="of:=CHAR(INDEX([XOR.$B$2:.$Q$17];[.$B23]+1;[.P$3]+1 )*16+INDEX([XOR.$B$2:.$Q$17];[.$C23]+1;[.P$4]+1))" office:value-type="string" office:string-value="">
            <text:p/>
          </table:table-cell>
          <table:table-cell table:style-name="ce3" table:formula="of:=CHAR(INDEX([XOR.$B$2:.$Q$17];[.$B23]+1;[.Q$3]+1 )*16+INDEX([XOR.$B$2:.$Q$17];[.$C23]+1;[.Q$4]+1))" office:value-type="string" office:string-value="">
            <text:p/>
          </table:table-cell>
          <table:table-cell table:style-name="ce3" table:formula="of:=CHAR(INDEX([XOR.$B$2:.$Q$17];[.$B23]+1;[.R$3]+1 )*16+INDEX([XOR.$B$2:.$Q$17];[.$C23]+1;[.R$4]+1))" office:value-type="string" office:string-value="">
            <text:p/>
          </table:table-cell>
          <table:table-cell table:style-name="ce3" table:formula="of:=CHAR(INDEX([XOR.$B$2:.$Q$17];[.$B23]+1;[.S$3]+1 )*16+INDEX([XOR.$B$2:.$Q$17];[.$C23]+1;[.S$4]+1))" office:value-type="string" office:string-value="">
            <text:p/>
          </table:table-cell>
          <table:table-cell table:style-name="ce3" table:formula="of:=CHAR(INDEX([XOR.$B$2:.$Q$17];[.$B23]+1;[.T$3]+1 )*16+INDEX([XOR.$B$2:.$Q$17];[.$C23]+1;[.T$4]+1))" office:value-type="string" office:string-value="">
            <text:p/>
          </table:table-cell>
          <table:table-cell table:style-name="ce3" table:formula="of:=CHAR(INDEX([XOR.$B$2:.$Q$17];[.$B23]+1;[.U$3]+1 )*16+INDEX([XOR.$B$2:.$Q$17];[.$C23]+1;[.U$4]+1))" office:value-type="string" office:string-value="">
            <text:p/>
          </table:table-cell>
          <table:table-cell table:style-name="ce3" table:formula="of:=CHAR(INDEX([XOR.$B$2:.$Q$17];[.$B23]+1;[.V$3]+1 )*16+INDEX([XOR.$B$2:.$Q$17];[.$C23]+1;[.V$4]+1))" office:value-type="string" office:string-value="">
            <text:p/>
          </table:table-cell>
          <table:table-cell table:style-name="ce3" table:formula="of:=CHAR(INDEX([XOR.$B$2:.$Q$17];[.$B23]+1;[.W$3]+1 )*16+INDEX([XOR.$B$2:.$Q$17];[.$C23]+1;[.W$4]+1))" office:value-type="string" office:string-value="">
            <text:p/>
          </table:table-cell>
          <table:table-cell table:style-name="ce3" table:formula="of:=CHAR(INDEX([XOR.$B$2:.$Q$17];[.$B23]+1;[.X$3]+1 )*16+INDEX([XOR.$B$2:.$Q$17];[.$C23]+1;[.X$4]+1))" office:value-type="string" office:string-value="">
            <text:p/>
          </table:table-cell>
          <table:table-cell table:style-name="ce3" table:formula="of:=CHAR(INDEX([XOR.$B$2:.$Q$17];[.$B23]+1;[.Y$3]+1 )*16+INDEX([XOR.$B$2:.$Q$17];[.$C23]+1;[.Y$4]+1))" office:value-type="string" office:string-value="">
            <text:p/>
          </table:table-cell>
          <table:table-cell table:style-name="ce3" table:formula="of:=CHAR(INDEX([XOR.$B$2:.$Q$17];[.$B23]+1;[.Z$3]+1 )*16+INDEX([XOR.$B$2:.$Q$17];[.$C23]+1;[.Z$4]+1))" office:value-type="string" office:string-value="">
            <text:p/>
          </table:table-cell>
          <table:table-cell table:style-name="ce8" table:formula="of:=CHAR(INDEX([XOR.$B$2:.$Q$17];[.$B23]+1;[.AA$3]+1 )*16+INDEX([XOR.$B$2:.$Q$17];[.$C23]+1;[.AA$4]+1))" office:value-type="string" office:string-value="">
            <text:p/>
          </table:table-cell>
          <table:table-cell table:style-name="ce3" table:formula="of:=CHAR(INDEX([XOR.$B$2:.$Q$17];[.$B23]+1;[.AB$3]+1 )*16+INDEX([XOR.$B$2:.$Q$17];[.$C23]+1;[.AB$4]+1))" office:value-type="string" office:string-value="">
            <text:p/>
          </table:table-cell>
          <table:table-cell table:style-name="ce3" table:formula="of:=CHAR(INDEX([XOR.$B$2:.$Q$17];[.$B23]+1;[.AC$3]+1 )*16+INDEX([XOR.$B$2:.$Q$17];[.$C23]+1;[.AC$4]+1))" office:value-type="string" office:string-value="">
            <text:p/>
          </table:table-cell>
          <table:table-cell table:style-name="ce3" table:formula="of:=CHAR(INDEX([XOR.$B$2:.$Q$17];[.$B23]+1;[.AD$3]+1 )*16+INDEX([XOR.$B$2:.$Q$17];[.$C23]+1;[.AD$4]+1))" office:value-type="string" office:string-value="&#13;">
            <text:p></text:p>
          </table:table-cell>
          <table:table-cell table:style-name="ce3" table:formula="of:=CHAR(INDEX([XOR.$B$2:.$Q$17];[.$B23]+1;[.AE$3]+1 )*16+INDEX([XOR.$B$2:.$Q$17];[.$C23]+1;[.AE$4]+1))" office:value-type="string" office:string-value="">
            <text:p/>
          </table:table-cell>
          <table:table-cell table:style-name="ce3" table:formula="of:=CHAR(INDEX([XOR.$B$2:.$Q$17];[.$B23]+1;[.AF$3]+1 )*16+INDEX([XOR.$B$2:.$Q$17];[.$C23]+1;[.AF$4]+1))" office:value-type="string" office:string-value="">
            <text:p/>
          </table:table-cell>
          <table:table-cell table:style-name="ce3" table:formula="of:=CHAR(INDEX([XOR.$B$2:.$Q$17];[.$B23]+1;[.AG$3]+1 )*16+INDEX([XOR.$B$2:.$Q$17];[.$C23]+1;[.AG$4]+1))" office:value-type="string" office:string-value="">
            <text:p/>
          </table:table-cell>
          <table:table-cell table:style-name="ce3" table:formula="of:=CHAR(INDEX([XOR.$B$2:.$Q$17];[.$B23]+1;[.AH$3]+1 )*16+INDEX([XOR.$B$2:.$Q$17];[.$C23]+1;[.AH$4]+1))" office:value-type="string" office:string-value="&#9;">
            <text:p><text:tab/></text:p>
          </table:table-cell>
          <table:table-cell table:style-name="ce3" table:formula="of:=CHAR(INDEX([XOR.$B$2:.$Q$17];[.$B23]+1;[.AI$3]+1 )*16+INDEX([XOR.$B$2:.$Q$17];[.$C23]+1;[.AI$4]+1))" office:value-type="string" office:string-value="">
            <text:p/>
          </table:table-cell>
          <table:table-cell table:style-name="ce3" table:formula="of:=CHAR(INDEX([XOR.$B$2:.$Q$17];[.$B23]+1;[.AJ$3]+1 )*16+INDEX([XOR.$B$2:.$Q$17];[.$C23]+1;[.AJ$4]+1))" office:value-type="string" office:string-value="">
            <text:p/>
          </table:table-cell>
          <table:table-cell table:style-name="ce3" table:formula="of:=CHAR(INDEX([XOR.$B$2:.$Q$17];[.$B23]+1;[.AK$3]+1 )*16+INDEX([XOR.$B$2:.$Q$17];[.$C23]+1;[.AK$4]+1))" office:value-type="string" office:string-value="&#10;">
            <text:p><text:line-break/></text:p>
          </table:table-cell>
          <table:table-cell table:style-name="ce3" table:formula="of:=CHAR(INDEX([XOR.$B$2:.$Q$17];[.$B23]+1;[.AL$3]+1 )*16+INDEX([XOR.$B$2:.$Q$17];[.$C23]+1;[.AL$4]+1))" office:value-type="string" office:string-value="5">
            <text:p>5</text:p>
          </table:table-cell>
          <table:table-cell table:style-name="ce3" table:formula="of:=CHAR(INDEX([XOR.$B$2:.$Q$17];[.$B23]+1;[.AM$3]+1 )*16+INDEX([XOR.$B$2:.$Q$17];[.$C23]+1;[.AM$4]+1))" office:value-type="string" office:string-value="4">
            <text:p>4</text:p>
          </table:table-cell>
          <table:table-cell table:style-name="ce3" table:formula="of:=CHAR(INDEX([XOR.$B$2:.$Q$17];[.$B23]+1;[.AN$3]+1 )*16+INDEX([XOR.$B$2:.$Q$17];[.$C23]+1;[.AN$4]+1))" office:value-type="string" office:string-value="7">
            <text:p>7</text:p>
          </table:table-cell>
          <table:table-cell table:style-name="ce3" table:formula="of:=CHAR(INDEX([XOR.$B$2:.$Q$17];[.$B23]+1;[.AO$3]+1 )*16+INDEX([XOR.$B$2:.$Q$17];[.$C23]+1;[.AO$4]+1))" office:value-type="string" office:string-value="6">
            <text:p>6</text:p>
          </table:table-cell>
          <table:table-cell table:style-name="ce3" table:formula="of:=CHAR(INDEX([XOR.$B$2:.$Q$17];[.$B23]+1;[.AP$3]+1 )*16+INDEX([XOR.$B$2:.$Q$17];[.$C23]+1;[.AP$4]+1))" office:value-type="string" office:string-value="1">
            <text:p>1</text:p>
          </table:table-cell>
          <table:table-cell table:style-name="ce3" table:formula="of:=CHAR(INDEX([XOR.$B$2:.$Q$17];[.$B23]+1;[.AQ$3]+1 )*16+INDEX([XOR.$B$2:.$Q$17];[.$C23]+1;[.AQ$4]+1))" office:value-type="string" office:string-value="0">
            <text:p>0</text:p>
          </table:table-cell>
          <table:table-cell table:style-name="ce3" table:formula="of:=CHAR(INDEX([XOR.$B$2:.$Q$17];[.$B23]+1;[.AR$3]+1 )*16+INDEX([XOR.$B$2:.$Q$17];[.$C23]+1;[.AR$4]+1))" office:value-type="string" office:string-value="3">
            <text:p>3</text:p>
          </table:table-cell>
          <table:table-cell table:style-name="ce3" table:formula="of:=CHAR(INDEX([XOR.$B$2:.$Q$17];[.$B23]+1;[.AS$3]+1 )*16+INDEX([XOR.$B$2:.$Q$17];[.$C23]+1;[.AS$4]+1))" office:value-type="string" office:string-value="2">
            <text:p>2</text:p>
          </table:table-cell>
          <table:table-cell table:style-name="ce3" table:formula="of:=CHAR(INDEX([XOR.$B$2:.$Q$17];[.$B23]+1;[.AT$3]+1 )*16+INDEX([XOR.$B$2:.$Q$17];[.$C23]+1;[.AT$4]+1))" office:value-type="string" office:string-value="=">
            <text:p>=</text:p>
          </table:table-cell>
          <table:table-cell table:style-name="ce3" table:formula="of:=CHAR(INDEX([XOR.$B$2:.$Q$17];[.$B23]+1;[.AU$3]+1 )*16+INDEX([XOR.$B$2:.$Q$17];[.$C23]+1;[.AU$4]+1))" office:value-type="string" office:string-value="&lt;">
            <text:p>&lt;</text:p>
          </table:table-cell>
          <table:table-cell table:style-name="ce3" table:formula="of:=CHAR(INDEX([XOR.$B$2:.$Q$17];[.$B23]+1;[.AV$3]+1 )*16+INDEX([XOR.$B$2:.$Q$17];[.$C23]+1;[.AV$4]+1))" office:value-type="string" office:string-value="?">
            <text:p>?</text:p>
          </table:table-cell>
          <table:table-cell table:style-name="ce3" table:formula="of:=CHAR(INDEX([XOR.$B$2:.$Q$17];[.$B23]+1;[.AW$3]+1 )*16+INDEX([XOR.$B$2:.$Q$17];[.$C23]+1;[.AW$4]+1))" office:value-type="string" office:string-value="&gt;">
            <text:p>&gt;</text:p>
          </table:table-cell>
          <table:table-cell table:style-name="ce3" table:formula="of:=CHAR(INDEX([XOR.$B$2:.$Q$17];[.$B23]+1;[.AX$3]+1 )*16+INDEX([XOR.$B$2:.$Q$17];[.$C23]+1;[.AX$4]+1))" office:value-type="string" office:string-value="9">
            <text:p>9</text:p>
          </table:table-cell>
          <table:table-cell table:style-name="ce3" table:formula="of:=CHAR(INDEX([XOR.$B$2:.$Q$17];[.$B23]+1;[.AY$3]+1 )*16+INDEX([XOR.$B$2:.$Q$17];[.$C23]+1;[.AY$4]+1))" office:value-type="string" office:string-value="8">
            <text:p>8</text:p>
          </table:table-cell>
          <table:table-cell table:style-name="ce3" table:formula="of:=CHAR(INDEX([XOR.$B$2:.$Q$17];[.$B23]+1;[.AZ$3]+1 )*16+INDEX([XOR.$B$2:.$Q$17];[.$C23]+1;[.AZ$4]+1))" office:value-type="string" office:string-value=";">
            <text:p>;</text:p>
          </table:table-cell>
          <table:table-cell table:style-name="ce3" table:formula="of:=CHAR(INDEX([XOR.$B$2:.$Q$17];[.$B23]+1;[.BA$3]+1 )*16+INDEX([XOR.$B$2:.$Q$17];[.$C23]+1;[.BA$4]+1))" office:value-type="string" office:string-value=":">
            <text:p>:</text:p>
          </table:table-cell>
          <table:table-cell table:style-name="ce3" table:formula="of:=CHAR(INDEX([XOR.$B$2:.$Q$17];[.$B23]+1;[.BB$3]+1 )*16+INDEX([XOR.$B$2:.$Q$17];[.$C23]+1;[.BB$4]+1))" office:value-type="string" office:string-value="%">
            <text:p>%</text:p>
          </table:table-cell>
          <table:table-cell table:style-name="ce3" table:formula="of:=CHAR(INDEX([XOR.$B$2:.$Q$17];[.$B23]+1;[.BC$3]+1 )*16+INDEX([XOR.$B$2:.$Q$17];[.$C23]+1;[.BC$4]+1))" office:value-type="string" office:string-value="$">
            <text:p>$</text:p>
          </table:table-cell>
          <table:table-cell table:style-name="ce3" table:formula="of:=CHAR(INDEX([XOR.$B$2:.$Q$17];[.$B23]+1;[.BD$3]+1 )*16+INDEX([XOR.$B$2:.$Q$17];[.$C23]+1;[.BD$4]+1))" office:value-type="string" office:string-value="'">
            <text:p>'</text:p>
          </table:table-cell>
          <table:table-cell table:style-name="ce3" table:formula="of:=CHAR(INDEX([XOR.$B$2:.$Q$17];[.$B23]+1;[.BE$3]+1 )*16+INDEX([XOR.$B$2:.$Q$17];[.$C23]+1;[.BE$4]+1))" office:value-type="string" office:string-value="&amp;">
            <text:p>&amp;</text:p>
          </table:table-cell>
          <table:table-cell table:style-name="ce3" table:formula="of:=CHAR(INDEX([XOR.$B$2:.$Q$17];[.$B23]+1;[.BF$3]+1 )*16+INDEX([XOR.$B$2:.$Q$17];[.$C23]+1;[.BF$4]+1))" office:value-type="string" office:string-value="!">
            <text:p>!</text:p>
          </table:table-cell>
          <table:table-cell table:style-name="ce8" table:formula="of:=CHAR(INDEX([XOR.$B$2:.$Q$17];[.$B23]+1;[.BG$3]+1 )*16+INDEX([XOR.$B$2:.$Q$17];[.$C23]+1;[.BG$4]+1))" office:value-type="string" office:string-value=" ">
            <text:p><text:s/></text:p>
          </table:table-cell>
          <table:table-cell table:style-name="ce3" table:formula="of:=CHAR(INDEX([XOR.$B$2:.$Q$17];[.$B23]+1;[.BH$3]+1 )*16+INDEX([XOR.$B$2:.$Q$17];[.$C23]+1;[.BH$4]+1))" office:value-type="string" office:string-value="#">
            <text:p>#</text:p>
          </table:table-cell>
          <table:table-cell table:style-name="ce3" table:formula="of:=CHAR(INDEX([XOR.$B$2:.$Q$17];[.$B23]+1;[.BI$3]+1 )*16+INDEX([XOR.$B$2:.$Q$17];[.$C23]+1;[.BI$4]+1))" office:value-type="string" office:string-value="&quot;">
            <text:p>"</text:p>
          </table:table-cell>
          <table:table-cell table:style-name="ce3" table:formula="of:=CHAR(INDEX([XOR.$B$2:.$Q$17];[.$B23]+1;[.BJ$3]+1 )*16+INDEX([XOR.$B$2:.$Q$17];[.$C23]+1;[.BJ$4]+1))" office:value-type="string" office:string-value="-">
            <text:p>-</text:p>
          </table:table-cell>
          <table:table-cell table:style-name="ce3" table:formula="of:=CHAR(INDEX([XOR.$B$2:.$Q$17];[.$B23]+1;[.BK$3]+1 )*16+INDEX([XOR.$B$2:.$Q$17];[.$C23]+1;[.BK$4]+1))" office:value-type="string" office:string-value=",">
            <text:p>,</text:p>
          </table:table-cell>
          <table:table-cell table:style-name="ce3" table:formula="of:=CHAR(INDEX([XOR.$B$2:.$Q$17];[.$B23]+1;[.BL$3]+1 )*16+INDEX([XOR.$B$2:.$Q$17];[.$C23]+1;[.BL$4]+1))" office:value-type="string" office:string-value="/">
            <text:p>/</text:p>
          </table:table-cell>
          <table:table-cell table:style-name="ce3" table:formula="of:=CHAR(INDEX([XOR.$B$2:.$Q$17];[.$B23]+1;[.BM$3]+1 )*16+INDEX([XOR.$B$2:.$Q$17];[.$C23]+1;[.BM$4]+1))" office:value-type="string" office:string-value=".">
            <text:p>.</text:p>
          </table:table-cell>
          <table:table-cell table:style-name="ce3" table:formula="of:=CHAR(INDEX([XOR.$B$2:.$Q$17];[.$B23]+1;[.BN$3]+1 )*16+INDEX([XOR.$B$2:.$Q$17];[.$C23]+1;[.BN$4]+1))" office:value-type="string" office:string-value=")">
            <text:p>)</text:p>
          </table:table-cell>
          <table:table-cell table:style-name="ce3" table:formula="of:=CHAR(INDEX([XOR.$B$2:.$Q$17];[.$B23]+1;[.BO$3]+1 )*16+INDEX([XOR.$B$2:.$Q$17];[.$C23]+1;[.BO$4]+1))" office:value-type="string" office:string-value="(">
            <text:p>(</text:p>
          </table:table-cell>
          <table:table-cell table:style-name="ce3" table:formula="of:=CHAR(INDEX([XOR.$B$2:.$Q$17];[.$B23]+1;[.BP$3]+1 )*16+INDEX([XOR.$B$2:.$Q$17];[.$C23]+1;[.BP$4]+1))" office:value-type="string" office:string-value="+">
            <text:p>+</text:p>
          </table:table-cell>
          <table:table-cell table:style-name="ce3" table:formula="of:=CHAR(INDEX([XOR.$B$2:.$Q$17];[.$B23]+1;[.BQ$3]+1 )*16+INDEX([XOR.$B$2:.$Q$17];[.$C23]+1;[.BQ$4]+1))" office:value-type="string" office:string-value="*">
            <text:p>*</text:p>
          </table:table-cell>
          <table:table-cell table:style-name="ce3" table:formula="of:=CHAR(INDEX([XOR.$B$2:.$Q$17];[.$B23]+1;[.BR$3]+1 )*16+INDEX([XOR.$B$2:.$Q$17];[.$C23]+1;[.BR$4]+1))" office:value-type="string" office:string-value="U">
            <text:p>U</text:p>
          </table:table-cell>
          <table:table-cell table:style-name="ce3" table:formula="of:=CHAR(INDEX([XOR.$B$2:.$Q$17];[.$B23]+1;[.BS$3]+1 )*16+INDEX([XOR.$B$2:.$Q$17];[.$C23]+1;[.BS$4]+1))" office:value-type="string" office:string-value="T">
            <text:p>T</text:p>
          </table:table-cell>
          <table:table-cell table:style-name="ce3" table:formula="of:=CHAR(INDEX([XOR.$B$2:.$Q$17];[.$B23]+1;[.BT$3]+1 )*16+INDEX([XOR.$B$2:.$Q$17];[.$C23]+1;[.BT$4]+1))" office:value-type="string" office:string-value="W">
            <text:p>W</text:p>
          </table:table-cell>
          <table:table-cell table:style-name="ce3" table:formula="of:=CHAR(INDEX([XOR.$B$2:.$Q$17];[.$B23]+1;[.BU$3]+1 )*16+INDEX([XOR.$B$2:.$Q$17];[.$C23]+1;[.BU$4]+1))" office:value-type="string" office:string-value="V">
            <text:p>V</text:p>
          </table:table-cell>
          <table:table-cell table:style-name="ce3" table:formula="of:=CHAR(INDEX([XOR.$B$2:.$Q$17];[.$B23]+1;[.BV$3]+1 )*16+INDEX([XOR.$B$2:.$Q$17];[.$C23]+1;[.BV$4]+1))" office:value-type="string" office:string-value="Q">
            <text:p>Q</text:p>
          </table:table-cell>
          <table:table-cell table:style-name="ce3" table:formula="of:=CHAR(INDEX([XOR.$B$2:.$Q$17];[.$B23]+1;[.BW$3]+1 )*16+INDEX([XOR.$B$2:.$Q$17];[.$C23]+1;[.BW$4]+1))" office:value-type="string" office:string-value="P">
            <text:p>P</text:p>
          </table:table-cell>
          <table:table-cell table:style-name="ce3" table:formula="of:=CHAR(INDEX([XOR.$B$2:.$Q$17];[.$B23]+1;[.BX$3]+1 )*16+INDEX([XOR.$B$2:.$Q$17];[.$C23]+1;[.BX$4]+1))" office:value-type="string" office:string-value="S">
            <text:p>S</text:p>
          </table:table-cell>
          <table:table-cell table:style-name="ce3" table:formula="of:=CHAR(INDEX([XOR.$B$2:.$Q$17];[.$B23]+1;[.BY$3]+1 )*16+INDEX([XOR.$B$2:.$Q$17];[.$C23]+1;[.BY$4]+1))" office:value-type="string" office:string-value="R">
            <text:p>R</text:p>
          </table:table-cell>
          <table:table-cell table:style-name="ce3" table:formula="of:=CHAR(INDEX([XOR.$B$2:.$Q$17];[.$B23]+1;[.BZ$3]+1 )*16+INDEX([XOR.$B$2:.$Q$17];[.$C23]+1;[.BZ$4]+1))" office:value-type="string" office:string-value="]">
            <text:p>]</text:p>
          </table:table-cell>
          <table:table-cell table:style-name="ce3" table:formula="of:=CHAR(INDEX([XOR.$B$2:.$Q$17];[.$B23]+1;[.CA$3]+1 )*16+INDEX([XOR.$B$2:.$Q$17];[.$C23]+1;[.CA$4]+1))" office:value-type="string" office:string-value="\">
            <text:p>\</text:p>
          </table:table-cell>
          <table:table-cell table:style-name="ce3" table:formula="of:=CHAR(INDEX([XOR.$B$2:.$Q$17];[.$B23]+1;[.CB$3]+1 )*16+INDEX([XOR.$B$2:.$Q$17];[.$C23]+1;[.CB$4]+1))" office:value-type="string" office:string-value="_">
            <text:p>_</text:p>
          </table:table-cell>
          <table:table-cell table:style-name="ce3" table:formula="of:=CHAR(INDEX([XOR.$B$2:.$Q$17];[.$B23]+1;[.CC$3]+1 )*16+INDEX([XOR.$B$2:.$Q$17];[.$C23]+1;[.CC$4]+1))" office:value-type="string" office:string-value="^">
            <text:p>^</text:p>
          </table:table-cell>
          <table:table-cell table:style-name="ce3" table:formula="of:=CHAR(INDEX([XOR.$B$2:.$Q$17];[.$B23]+1;[.CD$3]+1 )*16+INDEX([XOR.$B$2:.$Q$17];[.$C23]+1;[.CD$4]+1))" office:value-type="string" office:string-value="Y">
            <text:p>Y</text:p>
          </table:table-cell>
          <table:table-cell table:style-name="ce3" table:formula="of:=CHAR(INDEX([XOR.$B$2:.$Q$17];[.$B23]+1;[.CE$3]+1 )*16+INDEX([XOR.$B$2:.$Q$17];[.$C23]+1;[.CE$4]+1))" office:value-type="string" office:string-value="X">
            <text:p>X</text:p>
          </table:table-cell>
          <table:table-cell table:style-name="ce3" table:formula="of:=CHAR(INDEX([XOR.$B$2:.$Q$17];[.$B23]+1;[.CF$3]+1 )*16+INDEX([XOR.$B$2:.$Q$17];[.$C23]+1;[.CF$4]+1))" office:value-type="string" office:string-value="[">
            <text:p>[</text:p>
          </table:table-cell>
          <table:table-cell table:style-name="ce3" table:formula="of:=CHAR(INDEX([XOR.$B$2:.$Q$17];[.$B23]+1;[.CG$3]+1 )*16+INDEX([XOR.$B$2:.$Q$17];[.$C23]+1;[.CG$4]+1))" office:value-type="string" office:string-value="Z">
            <text:p>Z</text:p>
          </table:table-cell>
          <table:table-cell table:style-name="ce3" table:formula="of:=CHAR(INDEX([XOR.$B$2:.$Q$17];[.$B23]+1;[.CH$3]+1 )*16+INDEX([XOR.$B$2:.$Q$17];[.$C23]+1;[.CH$4]+1))" office:value-type="string" office:string-value="E">
            <text:p>E</text:p>
          </table:table-cell>
          <table:table-cell table:style-name="ce3" table:formula="of:=CHAR(INDEX([XOR.$B$2:.$Q$17];[.$B23]+1;[.CI$3]+1 )*16+INDEX([XOR.$B$2:.$Q$17];[.$C23]+1;[.CI$4]+1))" office:value-type="string" office:string-value="D">
            <text:p>D</text:p>
          </table:table-cell>
          <table:table-cell table:style-name="ce3" table:formula="of:=CHAR(INDEX([XOR.$B$2:.$Q$17];[.$B23]+1;[.CJ$3]+1 )*16+INDEX([XOR.$B$2:.$Q$17];[.$C23]+1;[.CJ$4]+1))" office:value-type="string" office:string-value="G">
            <text:p>G</text:p>
          </table:table-cell>
          <table:table-cell table:style-name="ce3" table:formula="of:=CHAR(INDEX([XOR.$B$2:.$Q$17];[.$B23]+1;[.CK$3]+1 )*16+INDEX([XOR.$B$2:.$Q$17];[.$C23]+1;[.CK$4]+1))" office:value-type="string" office:string-value="F">
            <text:p>F</text:p>
          </table:table-cell>
          <table:table-cell table:style-name="ce3" table:formula="of:=CHAR(INDEX([XOR.$B$2:.$Q$17];[.$B23]+1;[.CL$3]+1 )*16+INDEX([XOR.$B$2:.$Q$17];[.$C23]+1;[.CL$4]+1))" office:value-type="string" office:string-value="A">
            <text:p>A</text:p>
          </table:table-cell>
          <table:table-cell table:style-name="ce3" table:formula="of:=CHAR(INDEX([XOR.$B$2:.$Q$17];[.$B23]+1;[.CM$3]+1 )*16+INDEX([XOR.$B$2:.$Q$17];[.$C23]+1;[.CM$4]+1))" office:value-type="string" office:string-value="@">
            <text:p>@</text:p>
          </table:table-cell>
          <table:table-cell table:style-name="ce3" table:formula="of:=CHAR(INDEX([XOR.$B$2:.$Q$17];[.$B23]+1;[.CN$3]+1 )*16+INDEX([XOR.$B$2:.$Q$17];[.$C23]+1;[.CN$4]+1))" office:value-type="string" office:string-value="C">
            <text:p>C</text:p>
          </table:table-cell>
          <table:table-cell table:style-name="ce3" table:formula="of:=CHAR(INDEX([XOR.$B$2:.$Q$17];[.$B23]+1;[.CO$3]+1 )*16+INDEX([XOR.$B$2:.$Q$17];[.$C23]+1;[.CO$4]+1))" office:value-type="string" office:string-value="B">
            <text:p>B</text:p>
          </table:table-cell>
          <table:table-cell table:style-name="ce12" table:formula="of:=CHAR(INDEX([XOR.$B$2:.$Q$17];[.$B23]+1;[.CP$3]+1 )*16+INDEX([XOR.$B$2:.$Q$17];[.$C23]+1;[.CP$4]+1))" office:value-type="string" office:string-value="M">
            <text:p>M</text:p>
          </table:table-cell>
          <table:table-cell table:style-name="ce3" table:formula="of:=CHAR(INDEX([XOR.$B$2:.$Q$17];[.$B23]+1;[.CQ$3]+1 )*16+INDEX([XOR.$B$2:.$Q$17];[.$C23]+1;[.CQ$4]+1))" office:value-type="string" office:string-value="L">
            <text:p>L</text:p>
          </table:table-cell>
          <table:table-cell table:style-name="ce3" table:formula="of:=CHAR(INDEX([XOR.$B$2:.$Q$17];[.$B23]+1;[.CR$3]+1 )*16+INDEX([XOR.$B$2:.$Q$17];[.$C23]+1;[.CR$4]+1))" office:value-type="string" office:string-value="O">
            <text:p>O</text:p>
          </table:table-cell>
          <table:table-cell table:style-name="ce3" table:formula="of:=CHAR(INDEX([XOR.$B$2:.$Q$17];[.$B23]+1;[.CS$3]+1 )*16+INDEX([XOR.$B$2:.$Q$17];[.$C23]+1;[.CS$4]+1))" office:value-type="string" office:string-value="N">
            <text:p>N</text:p>
          </table:table-cell>
          <table:table-cell table:style-name="ce3" table:formula="of:=CHAR(INDEX([XOR.$B$2:.$Q$17];[.$B23]+1;[.CT$3]+1 )*16+INDEX([XOR.$B$2:.$Q$17];[.$C23]+1;[.CT$4]+1))" office:value-type="string" office:string-value="I">
            <text:p>I</text:p>
          </table:table-cell>
          <table:table-cell table:style-name="ce3" table:formula="of:=CHAR(INDEX([XOR.$B$2:.$Q$17];[.$B23]+1;[.CU$3]+1 )*16+INDEX([XOR.$B$2:.$Q$17];[.$C23]+1;[.CU$4]+1))" office:value-type="string" office:string-value="H">
            <text:p>H</text:p>
          </table:table-cell>
          <table:table-cell table:style-name="ce3" table:formula="of:=CHAR(INDEX([XOR.$B$2:.$Q$17];[.$B23]+1;[.CV$3]+1 )*16+INDEX([XOR.$B$2:.$Q$17];[.$C23]+1;[.CV$4]+1))" office:value-type="string" office:string-value="K">
            <text:p>K</text:p>
          </table:table-cell>
          <table:table-cell table:style-name="ce3" table:formula="of:=CHAR(INDEX([XOR.$B$2:.$Q$17];[.$B23]+1;[.CW$3]+1 )*16+INDEX([XOR.$B$2:.$Q$17];[.$C23]+1;[.CW$4]+1))" office:value-type="string" office:string-value="J">
            <text:p>J</text:p>
          </table:table-cell>
          <table:table-cell table:style-name="ce3" table:formula="of:=CHAR(INDEX([XOR.$B$2:.$Q$17];[.$B23]+1;[.CX$3]+1 )*16+INDEX([XOR.$B$2:.$Q$17];[.$C23]+1;[.CX$4]+1))" office:value-type="string" office:string-value="u">
            <text:p>u</text:p>
          </table:table-cell>
          <table:table-cell table:style-name="ce3" table:formula="of:=CHAR(INDEX([XOR.$B$2:.$Q$17];[.$B23]+1;[.CY$3]+1 )*16+INDEX([XOR.$B$2:.$Q$17];[.$C23]+1;[.CY$4]+1))" office:value-type="string" office:string-value="t">
            <text:p>t</text:p>
          </table:table-cell>
          <table:table-cell table:style-name="ce3" table:formula="of:=CHAR(INDEX([XOR.$B$2:.$Q$17];[.$B23]+1;[.CZ$3]+1 )*16+INDEX([XOR.$B$2:.$Q$17];[.$C23]+1;[.CZ$4]+1))" office:value-type="string" office:string-value="w">
            <text:p>w</text:p>
          </table:table-cell>
          <table:table-cell table:style-name="ce3" table:formula="of:=CHAR(INDEX([XOR.$B$2:.$Q$17];[.$B23]+1;[.DA$3]+1 )*16+INDEX([XOR.$B$2:.$Q$17];[.$C23]+1;[.DA$4]+1))" office:value-type="string" office:string-value="v">
            <text:p>v</text:p>
          </table:table-cell>
          <table:table-cell table:style-name="ce3" table:formula="of:=CHAR(INDEX([XOR.$B$2:.$Q$17];[.$B23]+1;[.DB$3]+1 )*16+INDEX([XOR.$B$2:.$Q$17];[.$C23]+1;[.DB$4]+1))" office:value-type="string" office:string-value="q">
            <text:p>q</text:p>
          </table:table-cell>
          <table:table-cell table:style-name="ce3" table:formula="of:=CHAR(INDEX([XOR.$B$2:.$Q$17];[.$B23]+1;[.DC$3]+1 )*16+INDEX([XOR.$B$2:.$Q$17];[.$C23]+1;[.DC$4]+1))" office:value-type="string" office:string-value="p">
            <text:p>p</text:p>
          </table:table-cell>
          <table:table-cell table:style-name="ce3" table:formula="of:=CHAR(INDEX([XOR.$B$2:.$Q$17];[.$B23]+1;[.DD$3]+1 )*16+INDEX([XOR.$B$2:.$Q$17];[.$C23]+1;[.DD$4]+1))" office:value-type="string" office:string-value="s">
            <text:p>s</text:p>
          </table:table-cell>
          <table:table-cell table:style-name="ce3" table:formula="of:=CHAR(INDEX([XOR.$B$2:.$Q$17];[.$B23]+1;[.DE$3]+1 )*16+INDEX([XOR.$B$2:.$Q$17];[.$C23]+1;[.DE$4]+1))" office:value-type="string" office:string-value="r">
            <text:p>r</text:p>
          </table:table-cell>
          <table:table-cell table:style-name="ce3" table:formula="of:=CHAR(INDEX([XOR.$B$2:.$Q$17];[.$B23]+1;[.DF$3]+1 )*16+INDEX([XOR.$B$2:.$Q$17];[.$C23]+1;[.DF$4]+1))" office:value-type="string" office:string-value="}">
            <text:p>}</text:p>
          </table:table-cell>
          <table:table-cell table:style-name="ce3" table:formula="of:=CHAR(INDEX([XOR.$B$2:.$Q$17];[.$B23]+1;[.DG$3]+1 )*16+INDEX([XOR.$B$2:.$Q$17];[.$C23]+1;[.DG$4]+1))" office:value-type="string" office:string-value="|">
            <text:p>|</text:p>
          </table:table-cell>
          <table:table-cell table:style-name="ce3" table:formula="of:=CHAR(INDEX([XOR.$B$2:.$Q$17];[.$B23]+1;[.DH$3]+1 )*16+INDEX([XOR.$B$2:.$Q$17];[.$C23]+1;[.DH$4]+1))" office:value-type="string" office:string-value="">
            <text:p></text:p>
          </table:table-cell>
          <table:table-cell table:style-name="ce3" table:formula="of:=CHAR(INDEX([XOR.$B$2:.$Q$17];[.$B23]+1;[.DI$3]+1 )*16+INDEX([XOR.$B$2:.$Q$17];[.$C23]+1;[.DI$4]+1))" office:value-type="string" office:string-value="~">
            <text:p>~</text:p>
          </table:table-cell>
          <table:table-cell table:style-name="ce3" table:formula="of:=CHAR(INDEX([XOR.$B$2:.$Q$17];[.$B23]+1;[.DJ$3]+1 )*16+INDEX([XOR.$B$2:.$Q$17];[.$C23]+1;[.DJ$4]+1))" office:value-type="string" office:string-value="y">
            <text:p>y</text:p>
          </table:table-cell>
          <table:table-cell table:style-name="ce3" table:formula="of:=CHAR(INDEX([XOR.$B$2:.$Q$17];[.$B23]+1;[.DK$3]+1 )*16+INDEX([XOR.$B$2:.$Q$17];[.$C23]+1;[.DK$4]+1))" office:value-type="string" office:string-value="x">
            <text:p>x</text:p>
          </table:table-cell>
          <table:table-cell table:style-name="ce3" table:formula="of:=CHAR(INDEX([XOR.$B$2:.$Q$17];[.$B23]+1;[.DL$3]+1 )*16+INDEX([XOR.$B$2:.$Q$17];[.$C23]+1;[.DL$4]+1))" office:value-type="string" office:string-value="{">
            <text:p>{</text:p>
          </table:table-cell>
          <table:table-cell table:style-name="ce3" table:formula="of:=CHAR(INDEX([XOR.$B$2:.$Q$17];[.$B23]+1;[.DM$3]+1 )*16+INDEX([XOR.$B$2:.$Q$17];[.$C23]+1;[.DM$4]+1))" office:value-type="string" office:string-value="z">
            <text:p>z</text:p>
          </table:table-cell>
          <table:table-cell table:style-name="ce3" table:formula="of:=CHAR(INDEX([XOR.$B$2:.$Q$17];[.$B23]+1;[.DN$3]+1 )*16+INDEX([XOR.$B$2:.$Q$17];[.$C23]+1;[.DN$4]+1))" office:value-type="string" office:string-value="e">
            <text:p>e</text:p>
          </table:table-cell>
          <table:table-cell table:style-name="ce3" table:formula="of:=CHAR(INDEX([XOR.$B$2:.$Q$17];[.$B23]+1;[.DO$3]+1 )*16+INDEX([XOR.$B$2:.$Q$17];[.$C23]+1;[.DO$4]+1))" office:value-type="string" office:string-value="d">
            <text:p>d</text:p>
          </table:table-cell>
          <table:table-cell table:style-name="ce3" table:formula="of:=CHAR(INDEX([XOR.$B$2:.$Q$17];[.$B23]+1;[.DP$3]+1 )*16+INDEX([XOR.$B$2:.$Q$17];[.$C23]+1;[.DP$4]+1))" office:value-type="string" office:string-value="g">
            <text:p>g</text:p>
          </table:table-cell>
          <table:table-cell table:style-name="ce3" table:formula="of:=CHAR(INDEX([XOR.$B$2:.$Q$17];[.$B23]+1;[.DQ$3]+1 )*16+INDEX([XOR.$B$2:.$Q$17];[.$C23]+1;[.DQ$4]+1))" office:value-type="string" office:string-value="f">
            <text:p>f</text:p>
          </table:table-cell>
          <table:table-cell table:style-name="ce3" table:formula="of:=CHAR(INDEX([XOR.$B$2:.$Q$17];[.$B23]+1;[.DR$3]+1 )*16+INDEX([XOR.$B$2:.$Q$17];[.$C23]+1;[.DR$4]+1))" office:value-type="string" office:string-value="a">
            <text:p>a</text:p>
          </table:table-cell>
          <table:table-cell table:style-name="ce3" table:formula="of:=CHAR(INDEX([XOR.$B$2:.$Q$17];[.$B23]+1;[.DS$3]+1 )*16+INDEX([XOR.$B$2:.$Q$17];[.$C23]+1;[.DS$4]+1))" office:value-type="string" office:string-value="`">
            <text:p>`</text:p>
          </table:table-cell>
          <table:table-cell table:style-name="ce3" table:formula="of:=CHAR(INDEX([XOR.$B$2:.$Q$17];[.$B23]+1;[.DT$3]+1 )*16+INDEX([XOR.$B$2:.$Q$17];[.$C23]+1;[.DT$4]+1))" office:value-type="string" office:string-value="c">
            <text:p>c</text:p>
          </table:table-cell>
          <table:table-cell table:style-name="ce3" table:formula="of:=CHAR(INDEX([XOR.$B$2:.$Q$17];[.$B23]+1;[.DU$3]+1 )*16+INDEX([XOR.$B$2:.$Q$17];[.$C23]+1;[.DU$4]+1))" office:value-type="string" office:string-value="b">
            <text:p>b</text:p>
          </table:table-cell>
          <table:table-cell table:style-name="ce3" table:formula="of:=CHAR(INDEX([XOR.$B$2:.$Q$17];[.$B23]+1;[.DV$3]+1 )*16+INDEX([XOR.$B$2:.$Q$17];[.$C23]+1;[.DV$4]+1))" office:value-type="string" office:string-value="m">
            <text:p>m</text:p>
          </table:table-cell>
          <table:table-cell table:style-name="ce3" table:formula="of:=CHAR(INDEX([XOR.$B$2:.$Q$17];[.$B23]+1;[.DW$3]+1 )*16+INDEX([XOR.$B$2:.$Q$17];[.$C23]+1;[.DW$4]+1))" office:value-type="string" office:string-value="l">
            <text:p>l</text:p>
          </table:table-cell>
          <table:table-cell table:style-name="ce3" table:formula="of:=CHAR(INDEX([XOR.$B$2:.$Q$17];[.$B23]+1;[.DX$3]+1 )*16+INDEX([XOR.$B$2:.$Q$17];[.$C23]+1;[.DX$4]+1))" office:value-type="string" office:string-value="o">
            <text:p>o</text:p>
          </table:table-cell>
          <table:table-cell table:style-name="ce3" table:formula="of:=CHAR(INDEX([XOR.$B$2:.$Q$17];[.$B23]+1;[.DY$3]+1 )*16+INDEX([XOR.$B$2:.$Q$17];[.$C23]+1;[.DY$4]+1))" office:value-type="string" office:string-value="n">
            <text:p>n</text:p>
          </table:table-cell>
          <table:table-cell table:style-name="ce3" table:formula="of:=CHAR(INDEX([XOR.$B$2:.$Q$17];[.$B23]+1;[.DZ$3]+1 )*16+INDEX([XOR.$B$2:.$Q$17];[.$C23]+1;[.DZ$4]+1))" office:value-type="string" office:string-value="i">
            <text:p>i</text:p>
          </table:table-cell>
          <table:table-cell table:style-name="ce3" table:formula="of:=CHAR(INDEX([XOR.$B$2:.$Q$17];[.$B23]+1;[.EA$3]+1 )*16+INDEX([XOR.$B$2:.$Q$17];[.$C23]+1;[.EA$4]+1))" office:value-type="string" office:string-value="h">
            <text:p>h</text:p>
          </table:table-cell>
          <table:table-cell table:style-name="ce3" table:formula="of:=CHAR(INDEX([XOR.$B$2:.$Q$17];[.$B23]+1;[.EB$3]+1 )*16+INDEX([XOR.$B$2:.$Q$17];[.$C23]+1;[.EB$4]+1))" office:value-type="string" office:string-value="k">
            <text:p>k</text:p>
          </table:table-cell>
          <table:table-cell table:style-name="ce3" table:formula="of:=CHAR(INDEX([XOR.$B$2:.$Q$17];[.$B23]+1;[.EC$3]+1 )*16+INDEX([XOR.$B$2:.$Q$17];[.$C23]+1;[.EC$4]+1))" office:value-type="string" office:string-value="j">
            <text:p>j</text:p>
          </table:table-cell>
        </table:table-row>
        <table:table-row table:style-name="ro4">
          <table:table-cell table:formula="of:=[.A23]+2" office:value-type="float" office:value="39">
            <text:p>39</text:p>
          </table:table-cell>
          <table:table-cell table:style-name="ce3" table:formula="of:=VLOOKUP(RIGHT(LEFT([.$B$1];[.A24]);1);[Sheet1.$A$2:.$C$17];3;0)" office:value-type="float" office:value="5">
            <text:p>5</text:p>
          </table:table-cell>
          <table:table-cell table:formula="of:=VLOOKUP(RIGHT(LEFT([.$B$1];[.A24]+1);1);[Sheet1.$A$2:.$C$17];3;0)" office:value-type="float" office:value="12">
            <text:p>12</text:p>
          </table:table-cell>
          <table:table-cell table:formula="of:=[.C24]+[.B24]*16" office:value-type="float" office:value="92">
            <text:p>92</text:p>
          </table:table-cell>
          <table:table-cell table:formula="of:=CHAR([.D24])" office:value-type="string" office:string-value="\">
            <text:p>\</text:p>
          </table:table-cell>
          <table:table-cell table:style-name="ce3" table:formula="of:=CHAR(INDEX([XOR.$B$2:.$Q$17];[.$B24]+1;[.F$3]+1 )*16+INDEX([XOR.$B$2:.$Q$17];[.$C24]+1;[.F$4]+1))" office:value-type="string" office:string-value="\">
            <text:p>\</text:p>
          </table:table-cell>
          <table:table-cell table:style-name="ce3" table:formula="of:=CHAR(INDEX([XOR.$B$2:.$Q$17];[.$B24]+1;[.G$3]+1 )*16+INDEX([XOR.$B$2:.$Q$17];[.$C24]+1;[.G$4]+1))" office:value-type="string" office:string-value="]">
            <text:p>]</text:p>
          </table:table-cell>
          <table:table-cell table:style-name="ce3" table:formula="of:=CHAR(INDEX([XOR.$B$2:.$Q$17];[.$B24]+1;[.H$3]+1 )*16+INDEX([XOR.$B$2:.$Q$17];[.$C24]+1;[.H$4]+1))" office:value-type="string" office:string-value="^">
            <text:p>^</text:p>
          </table:table-cell>
          <table:table-cell table:style-name="ce3" table:formula="of:=CHAR(INDEX([XOR.$B$2:.$Q$17];[.$B24]+1;[.I$3]+1 )*16+INDEX([XOR.$B$2:.$Q$17];[.$C24]+1;[.I$4]+1))" office:value-type="string" office:string-value="_">
            <text:p>_</text:p>
          </table:table-cell>
          <table:table-cell table:style-name="ce3" table:formula="of:=CHAR(INDEX([XOR.$B$2:.$Q$17];[.$B24]+1;[.J$3]+1 )*16+INDEX([XOR.$B$2:.$Q$17];[.$C24]+1;[.J$4]+1))" office:value-type="string" office:string-value="X">
            <text:p>X</text:p>
          </table:table-cell>
          <table:table-cell table:style-name="ce3" table:formula="of:=CHAR(INDEX([XOR.$B$2:.$Q$17];[.$B24]+1;[.K$3]+1 )*16+INDEX([XOR.$B$2:.$Q$17];[.$C24]+1;[.K$4]+1))" office:value-type="string" office:string-value="Y">
            <text:p>Y</text:p>
          </table:table-cell>
          <table:table-cell table:style-name="ce3" table:formula="of:=CHAR(INDEX([XOR.$B$2:.$Q$17];[.$B24]+1;[.L$3]+1 )*16+INDEX([XOR.$B$2:.$Q$17];[.$C24]+1;[.L$4]+1))" office:value-type="string" office:string-value="Z">
            <text:p>Z</text:p>
          </table:table-cell>
          <table:table-cell table:style-name="ce3" table:formula="of:=CHAR(INDEX([XOR.$B$2:.$Q$17];[.$B24]+1;[.M$3]+1 )*16+INDEX([XOR.$B$2:.$Q$17];[.$C24]+1;[.M$4]+1))" office:value-type="string" office:string-value="[">
            <text:p>[</text:p>
          </table:table-cell>
          <table:table-cell table:style-name="ce3" table:formula="of:=CHAR(INDEX([XOR.$B$2:.$Q$17];[.$B24]+1;[.N$3]+1 )*16+INDEX([XOR.$B$2:.$Q$17];[.$C24]+1;[.N$4]+1))" office:value-type="string" office:string-value="T">
            <text:p>T</text:p>
          </table:table-cell>
          <table:table-cell table:style-name="ce3" table:formula="of:=CHAR(INDEX([XOR.$B$2:.$Q$17];[.$B24]+1;[.O$3]+1 )*16+INDEX([XOR.$B$2:.$Q$17];[.$C24]+1;[.O$4]+1))" office:value-type="string" office:string-value="U">
            <text:p>U</text:p>
          </table:table-cell>
          <table:table-cell table:style-name="ce3" table:formula="of:=CHAR(INDEX([XOR.$B$2:.$Q$17];[.$B24]+1;[.P$3]+1 )*16+INDEX([XOR.$B$2:.$Q$17];[.$C24]+1;[.P$4]+1))" office:value-type="string" office:string-value="V">
            <text:p>V</text:p>
          </table:table-cell>
          <table:table-cell table:style-name="ce3" table:formula="of:=CHAR(INDEX([XOR.$B$2:.$Q$17];[.$B24]+1;[.Q$3]+1 )*16+INDEX([XOR.$B$2:.$Q$17];[.$C24]+1;[.Q$4]+1))" office:value-type="string" office:string-value="W">
            <text:p>W</text:p>
          </table:table-cell>
          <table:table-cell table:style-name="ce3" table:formula="of:=CHAR(INDEX([XOR.$B$2:.$Q$17];[.$B24]+1;[.R$3]+1 )*16+INDEX([XOR.$B$2:.$Q$17];[.$C24]+1;[.R$4]+1))" office:value-type="string" office:string-value="P">
            <text:p>P</text:p>
          </table:table-cell>
          <table:table-cell table:style-name="ce3" table:formula="of:=CHAR(INDEX([XOR.$B$2:.$Q$17];[.$B24]+1;[.S$3]+1 )*16+INDEX([XOR.$B$2:.$Q$17];[.$C24]+1;[.S$4]+1))" office:value-type="string" office:string-value="Q">
            <text:p>Q</text:p>
          </table:table-cell>
          <table:table-cell table:style-name="ce3" table:formula="of:=CHAR(INDEX([XOR.$B$2:.$Q$17];[.$B24]+1;[.T$3]+1 )*16+INDEX([XOR.$B$2:.$Q$17];[.$C24]+1;[.T$4]+1))" office:value-type="string" office:string-value="R">
            <text:p>R</text:p>
          </table:table-cell>
          <table:table-cell table:style-name="ce3" table:formula="of:=CHAR(INDEX([XOR.$B$2:.$Q$17];[.$B24]+1;[.U$3]+1 )*16+INDEX([XOR.$B$2:.$Q$17];[.$C24]+1;[.U$4]+1))" office:value-type="string" office:string-value="S">
            <text:p>S</text:p>
          </table:table-cell>
          <table:table-cell table:style-name="ce3" table:formula="of:=CHAR(INDEX([XOR.$B$2:.$Q$17];[.$B24]+1;[.V$3]+1 )*16+INDEX([XOR.$B$2:.$Q$17];[.$C24]+1;[.V$4]+1))" office:value-type="string" office:string-value="L">
            <text:p>L</text:p>
          </table:table-cell>
          <table:table-cell table:style-name="ce3" table:formula="of:=CHAR(INDEX([XOR.$B$2:.$Q$17];[.$B24]+1;[.W$3]+1 )*16+INDEX([XOR.$B$2:.$Q$17];[.$C24]+1;[.W$4]+1))" office:value-type="string" office:string-value="M">
            <text:p>M</text:p>
          </table:table-cell>
          <table:table-cell table:style-name="ce3" table:formula="of:=CHAR(INDEX([XOR.$B$2:.$Q$17];[.$B24]+1;[.X$3]+1 )*16+INDEX([XOR.$B$2:.$Q$17];[.$C24]+1;[.X$4]+1))" office:value-type="string" office:string-value="N">
            <text:p>N</text:p>
          </table:table-cell>
          <table:table-cell table:style-name="ce3" table:formula="of:=CHAR(INDEX([XOR.$B$2:.$Q$17];[.$B24]+1;[.Y$3]+1 )*16+INDEX([XOR.$B$2:.$Q$17];[.$C24]+1;[.Y$4]+1))" office:value-type="string" office:string-value="O">
            <text:p>O</text:p>
          </table:table-cell>
          <table:table-cell table:style-name="ce3" table:formula="of:=CHAR(INDEX([XOR.$B$2:.$Q$17];[.$B24]+1;[.Z$3]+1 )*16+INDEX([XOR.$B$2:.$Q$17];[.$C24]+1;[.Z$4]+1))" office:value-type="string" office:string-value="H">
            <text:p>H</text:p>
          </table:table-cell>
          <table:table-cell table:style-name="ce8" table:formula="of:=CHAR(INDEX([XOR.$B$2:.$Q$17];[.$B24]+1;[.AA$3]+1 )*16+INDEX([XOR.$B$2:.$Q$17];[.$C24]+1;[.AA$4]+1))" office:value-type="string" office:string-value="I">
            <text:p>I</text:p>
          </table:table-cell>
          <table:table-cell table:style-name="ce3" table:formula="of:=CHAR(INDEX([XOR.$B$2:.$Q$17];[.$B24]+1;[.AB$3]+1 )*16+INDEX([XOR.$B$2:.$Q$17];[.$C24]+1;[.AB$4]+1))" office:value-type="string" office:string-value="J">
            <text:p>J</text:p>
          </table:table-cell>
          <table:table-cell table:style-name="ce3" table:formula="of:=CHAR(INDEX([XOR.$B$2:.$Q$17];[.$B24]+1;[.AC$3]+1 )*16+INDEX([XOR.$B$2:.$Q$17];[.$C24]+1;[.AC$4]+1))" office:value-type="string" office:string-value="K">
            <text:p>K</text:p>
          </table:table-cell>
          <table:table-cell table:style-name="ce3" table:formula="of:=CHAR(INDEX([XOR.$B$2:.$Q$17];[.$B24]+1;[.AD$3]+1 )*16+INDEX([XOR.$B$2:.$Q$17];[.$C24]+1;[.AD$4]+1))" office:value-type="string" office:string-value="D">
            <text:p>D</text:p>
          </table:table-cell>
          <table:table-cell table:style-name="ce3" table:formula="of:=CHAR(INDEX([XOR.$B$2:.$Q$17];[.$B24]+1;[.AE$3]+1 )*16+INDEX([XOR.$B$2:.$Q$17];[.$C24]+1;[.AE$4]+1))" office:value-type="string" office:string-value="E">
            <text:p>E</text:p>
          </table:table-cell>
          <table:table-cell table:style-name="ce3" table:formula="of:=CHAR(INDEX([XOR.$B$2:.$Q$17];[.$B24]+1;[.AF$3]+1 )*16+INDEX([XOR.$B$2:.$Q$17];[.$C24]+1;[.AF$4]+1))" office:value-type="string" office:string-value="F">
            <text:p>F</text:p>
          </table:table-cell>
          <table:table-cell table:style-name="ce3" table:formula="of:=CHAR(INDEX([XOR.$B$2:.$Q$17];[.$B24]+1;[.AG$3]+1 )*16+INDEX([XOR.$B$2:.$Q$17];[.$C24]+1;[.AG$4]+1))" office:value-type="string" office:string-value="G">
            <text:p>G</text:p>
          </table:table-cell>
          <table:table-cell table:style-name="ce3" table:formula="of:=CHAR(INDEX([XOR.$B$2:.$Q$17];[.$B24]+1;[.AH$3]+1 )*16+INDEX([XOR.$B$2:.$Q$17];[.$C24]+1;[.AH$4]+1))" office:value-type="string" office:string-value="@">
            <text:p>@</text:p>
          </table:table-cell>
          <table:table-cell table:style-name="ce3" table:formula="of:=CHAR(INDEX([XOR.$B$2:.$Q$17];[.$B24]+1;[.AI$3]+1 )*16+INDEX([XOR.$B$2:.$Q$17];[.$C24]+1;[.AI$4]+1))" office:value-type="string" office:string-value="A">
            <text:p>A</text:p>
          </table:table-cell>
          <table:table-cell table:style-name="ce3" table:formula="of:=CHAR(INDEX([XOR.$B$2:.$Q$17];[.$B24]+1;[.AJ$3]+1 )*16+INDEX([XOR.$B$2:.$Q$17];[.$C24]+1;[.AJ$4]+1))" office:value-type="string" office:string-value="B">
            <text:p>B</text:p>
          </table:table-cell>
          <table:table-cell table:style-name="ce3" table:formula="of:=CHAR(INDEX([XOR.$B$2:.$Q$17];[.$B24]+1;[.AK$3]+1 )*16+INDEX([XOR.$B$2:.$Q$17];[.$C24]+1;[.AK$4]+1))" office:value-type="string" office:string-value="C">
            <text:p>C</text:p>
          </table:table-cell>
          <table:table-cell table:style-name="ce3" table:formula="of:=CHAR(INDEX([XOR.$B$2:.$Q$17];[.$B24]+1;[.AL$3]+1 )*16+INDEX([XOR.$B$2:.$Q$17];[.$C24]+1;[.AL$4]+1))" office:value-type="string" office:string-value="|">
            <text:p>|</text:p>
          </table:table-cell>
          <table:table-cell table:style-name="ce3" table:formula="of:=CHAR(INDEX([XOR.$B$2:.$Q$17];[.$B24]+1;[.AM$3]+1 )*16+INDEX([XOR.$B$2:.$Q$17];[.$C24]+1;[.AM$4]+1))" office:value-type="string" office:string-value="}">
            <text:p>}</text:p>
          </table:table-cell>
          <table:table-cell table:style-name="ce3" table:formula="of:=CHAR(INDEX([XOR.$B$2:.$Q$17];[.$B24]+1;[.AN$3]+1 )*16+INDEX([XOR.$B$2:.$Q$17];[.$C24]+1;[.AN$4]+1))" office:value-type="string" office:string-value="~">
            <text:p>~</text:p>
          </table:table-cell>
          <table:table-cell table:style-name="ce3" table:formula="of:=CHAR(INDEX([XOR.$B$2:.$Q$17];[.$B24]+1;[.AO$3]+1 )*16+INDEX([XOR.$B$2:.$Q$17];[.$C24]+1;[.AO$4]+1))" office:value-type="string" office:string-value="">
            <text:p></text:p>
          </table:table-cell>
          <table:table-cell table:style-name="ce3" table:formula="of:=CHAR(INDEX([XOR.$B$2:.$Q$17];[.$B24]+1;[.AP$3]+1 )*16+INDEX([XOR.$B$2:.$Q$17];[.$C24]+1;[.AP$4]+1))" office:value-type="string" office:string-value="x">
            <text:p>x</text:p>
          </table:table-cell>
          <table:table-cell table:style-name="ce3" table:formula="of:=CHAR(INDEX([XOR.$B$2:.$Q$17];[.$B24]+1;[.AQ$3]+1 )*16+INDEX([XOR.$B$2:.$Q$17];[.$C24]+1;[.AQ$4]+1))" office:value-type="string" office:string-value="y">
            <text:p>y</text:p>
          </table:table-cell>
          <table:table-cell table:style-name="ce3" table:formula="of:=CHAR(INDEX([XOR.$B$2:.$Q$17];[.$B24]+1;[.AR$3]+1 )*16+INDEX([XOR.$B$2:.$Q$17];[.$C24]+1;[.AR$4]+1))" office:value-type="string" office:string-value="z">
            <text:p>z</text:p>
          </table:table-cell>
          <table:table-cell table:style-name="ce3" table:formula="of:=CHAR(INDEX([XOR.$B$2:.$Q$17];[.$B24]+1;[.AS$3]+1 )*16+INDEX([XOR.$B$2:.$Q$17];[.$C24]+1;[.AS$4]+1))" office:value-type="string" office:string-value="{">
            <text:p>{</text:p>
          </table:table-cell>
          <table:table-cell table:style-name="ce3" table:formula="of:=CHAR(INDEX([XOR.$B$2:.$Q$17];[.$B24]+1;[.AT$3]+1 )*16+INDEX([XOR.$B$2:.$Q$17];[.$C24]+1;[.AT$4]+1))" office:value-type="string" office:string-value="t">
            <text:p>t</text:p>
          </table:table-cell>
          <table:table-cell table:style-name="ce3" table:formula="of:=CHAR(INDEX([XOR.$B$2:.$Q$17];[.$B24]+1;[.AU$3]+1 )*16+INDEX([XOR.$B$2:.$Q$17];[.$C24]+1;[.AU$4]+1))" office:value-type="string" office:string-value="u">
            <text:p>u</text:p>
          </table:table-cell>
          <table:table-cell table:style-name="ce3" table:formula="of:=CHAR(INDEX([XOR.$B$2:.$Q$17];[.$B24]+1;[.AV$3]+1 )*16+INDEX([XOR.$B$2:.$Q$17];[.$C24]+1;[.AV$4]+1))" office:value-type="string" office:string-value="v">
            <text:p>v</text:p>
          </table:table-cell>
          <table:table-cell table:style-name="ce3" table:formula="of:=CHAR(INDEX([XOR.$B$2:.$Q$17];[.$B24]+1;[.AW$3]+1 )*16+INDEX([XOR.$B$2:.$Q$17];[.$C24]+1;[.AW$4]+1))" office:value-type="string" office:string-value="w">
            <text:p>w</text:p>
          </table:table-cell>
          <table:table-cell table:style-name="ce3" table:formula="of:=CHAR(INDEX([XOR.$B$2:.$Q$17];[.$B24]+1;[.AX$3]+1 )*16+INDEX([XOR.$B$2:.$Q$17];[.$C24]+1;[.AX$4]+1))" office:value-type="string" office:string-value="p">
            <text:p>p</text:p>
          </table:table-cell>
          <table:table-cell table:style-name="ce3" table:formula="of:=CHAR(INDEX([XOR.$B$2:.$Q$17];[.$B24]+1;[.AY$3]+1 )*16+INDEX([XOR.$B$2:.$Q$17];[.$C24]+1;[.AY$4]+1))" office:value-type="string" office:string-value="q">
            <text:p>q</text:p>
          </table:table-cell>
          <table:table-cell table:style-name="ce3" table:formula="of:=CHAR(INDEX([XOR.$B$2:.$Q$17];[.$B24]+1;[.AZ$3]+1 )*16+INDEX([XOR.$B$2:.$Q$17];[.$C24]+1;[.AZ$4]+1))" office:value-type="string" office:string-value="r">
            <text:p>r</text:p>
          </table:table-cell>
          <table:table-cell table:style-name="ce3" table:formula="of:=CHAR(INDEX([XOR.$B$2:.$Q$17];[.$B24]+1;[.BA$3]+1 )*16+INDEX([XOR.$B$2:.$Q$17];[.$C24]+1;[.BA$4]+1))" office:value-type="string" office:string-value="s">
            <text:p>s</text:p>
          </table:table-cell>
          <table:table-cell table:style-name="ce3" table:formula="of:=CHAR(INDEX([XOR.$B$2:.$Q$17];[.$B24]+1;[.BB$3]+1 )*16+INDEX([XOR.$B$2:.$Q$17];[.$C24]+1;[.BB$4]+1))" office:value-type="string" office:string-value="l">
            <text:p>l</text:p>
          </table:table-cell>
          <table:table-cell table:style-name="ce3" table:formula="of:=CHAR(INDEX([XOR.$B$2:.$Q$17];[.$B24]+1;[.BC$3]+1 )*16+INDEX([XOR.$B$2:.$Q$17];[.$C24]+1;[.BC$4]+1))" office:value-type="string" office:string-value="m">
            <text:p>m</text:p>
          </table:table-cell>
          <table:table-cell table:style-name="ce3" table:formula="of:=CHAR(INDEX([XOR.$B$2:.$Q$17];[.$B24]+1;[.BD$3]+1 )*16+INDEX([XOR.$B$2:.$Q$17];[.$C24]+1;[.BD$4]+1))" office:value-type="string" office:string-value="n">
            <text:p>n</text:p>
          </table:table-cell>
          <table:table-cell table:style-name="ce3" table:formula="of:=CHAR(INDEX([XOR.$B$2:.$Q$17];[.$B24]+1;[.BE$3]+1 )*16+INDEX([XOR.$B$2:.$Q$17];[.$C24]+1;[.BE$4]+1))" office:value-type="string" office:string-value="o">
            <text:p>o</text:p>
          </table:table-cell>
          <table:table-cell table:style-name="ce3" table:formula="of:=CHAR(INDEX([XOR.$B$2:.$Q$17];[.$B24]+1;[.BF$3]+1 )*16+INDEX([XOR.$B$2:.$Q$17];[.$C24]+1;[.BF$4]+1))" office:value-type="string" office:string-value="h">
            <text:p>h</text:p>
          </table:table-cell>
          <table:table-cell table:style-name="ce8" table:formula="of:=CHAR(INDEX([XOR.$B$2:.$Q$17];[.$B24]+1;[.BG$3]+1 )*16+INDEX([XOR.$B$2:.$Q$17];[.$C24]+1;[.BG$4]+1))" office:value-type="string" office:string-value="i">
            <text:p>i</text:p>
          </table:table-cell>
          <table:table-cell table:style-name="ce3" table:formula="of:=CHAR(INDEX([XOR.$B$2:.$Q$17];[.$B24]+1;[.BH$3]+1 )*16+INDEX([XOR.$B$2:.$Q$17];[.$C24]+1;[.BH$4]+1))" office:value-type="string" office:string-value="j">
            <text:p>j</text:p>
          </table:table-cell>
          <table:table-cell table:style-name="ce3" table:formula="of:=CHAR(INDEX([XOR.$B$2:.$Q$17];[.$B24]+1;[.BI$3]+1 )*16+INDEX([XOR.$B$2:.$Q$17];[.$C24]+1;[.BI$4]+1))" office:value-type="string" office:string-value="k">
            <text:p>k</text:p>
          </table:table-cell>
          <table:table-cell table:style-name="ce3" table:formula="of:=CHAR(INDEX([XOR.$B$2:.$Q$17];[.$B24]+1;[.BJ$3]+1 )*16+INDEX([XOR.$B$2:.$Q$17];[.$C24]+1;[.BJ$4]+1))" office:value-type="string" office:string-value="d">
            <text:p>d</text:p>
          </table:table-cell>
          <table:table-cell table:style-name="ce3" table:formula="of:=CHAR(INDEX([XOR.$B$2:.$Q$17];[.$B24]+1;[.BK$3]+1 )*16+INDEX([XOR.$B$2:.$Q$17];[.$C24]+1;[.BK$4]+1))" office:value-type="string" office:string-value="e">
            <text:p>e</text:p>
          </table:table-cell>
          <table:table-cell table:style-name="ce3" table:formula="of:=CHAR(INDEX([XOR.$B$2:.$Q$17];[.$B24]+1;[.BL$3]+1 )*16+INDEX([XOR.$B$2:.$Q$17];[.$C24]+1;[.BL$4]+1))" office:value-type="string" office:string-value="f">
            <text:p>f</text:p>
          </table:table-cell>
          <table:table-cell table:style-name="ce3" table:formula="of:=CHAR(INDEX([XOR.$B$2:.$Q$17];[.$B24]+1;[.BM$3]+1 )*16+INDEX([XOR.$B$2:.$Q$17];[.$C24]+1;[.BM$4]+1))" office:value-type="string" office:string-value="g">
            <text:p>g</text:p>
          </table:table-cell>
          <table:table-cell table:style-name="ce3" table:formula="of:=CHAR(INDEX([XOR.$B$2:.$Q$17];[.$B24]+1;[.BN$3]+1 )*16+INDEX([XOR.$B$2:.$Q$17];[.$C24]+1;[.BN$4]+1))" office:value-type="string" office:string-value="`">
            <text:p>`</text:p>
          </table:table-cell>
          <table:table-cell table:style-name="ce3" table:formula="of:=CHAR(INDEX([XOR.$B$2:.$Q$17];[.$B24]+1;[.BO$3]+1 )*16+INDEX([XOR.$B$2:.$Q$17];[.$C24]+1;[.BO$4]+1))" office:value-type="string" office:string-value="a">
            <text:p>a</text:p>
          </table:table-cell>
          <table:table-cell table:style-name="ce3" table:formula="of:=CHAR(INDEX([XOR.$B$2:.$Q$17];[.$B24]+1;[.BP$3]+1 )*16+INDEX([XOR.$B$2:.$Q$17];[.$C24]+1;[.BP$4]+1))" office:value-type="string" office:string-value="b">
            <text:p>b</text:p>
          </table:table-cell>
          <table:table-cell table:style-name="ce3" table:formula="of:=CHAR(INDEX([XOR.$B$2:.$Q$17];[.$B24]+1;[.BQ$3]+1 )*16+INDEX([XOR.$B$2:.$Q$17];[.$C24]+1;[.BQ$4]+1))" office:value-type="string" office:string-value="c">
            <text:p>c</text:p>
          </table:table-cell>
          <table:table-cell table:style-name="ce3" table:formula="of:=CHAR(INDEX([XOR.$B$2:.$Q$17];[.$B24]+1;[.BR$3]+1 )*16+INDEX([XOR.$B$2:.$Q$17];[.$C24]+1;[.BR$4]+1))" office:value-type="string" office:string-value="">
            <text:p/>
          </table:table-cell>
          <table:table-cell table:style-name="ce3" table:formula="of:=CHAR(INDEX([XOR.$B$2:.$Q$17];[.$B24]+1;[.BS$3]+1 )*16+INDEX([XOR.$B$2:.$Q$17];[.$C24]+1;[.BS$4]+1))" office:value-type="string" office:string-value="">
            <text:p/>
          </table:table-cell>
          <table:table-cell table:style-name="ce3" table:formula="of:=CHAR(INDEX([XOR.$B$2:.$Q$17];[.$B24]+1;[.BT$3]+1 )*16+INDEX([XOR.$B$2:.$Q$17];[.$C24]+1;[.BT$4]+1))" office:value-type="string" office:string-value="">
            <text:p/>
          </table:table-cell>
          <table:table-cell table:style-name="ce3" table:formula="of:=CHAR(INDEX([XOR.$B$2:.$Q$17];[.$B24]+1;[.BU$3]+1 )*16+INDEX([XOR.$B$2:.$Q$17];[.$C24]+1;[.BU$4]+1))" office:value-type="string" office:string-value="">
            <text:p/>
          </table:table-cell>
          <table:table-cell table:style-name="ce3" table:formula="of:=CHAR(INDEX([XOR.$B$2:.$Q$17];[.$B24]+1;[.BV$3]+1 )*16+INDEX([XOR.$B$2:.$Q$17];[.$C24]+1;[.BV$4]+1))" office:value-type="string" office:string-value="">
            <text:p/>
          </table:table-cell>
          <table:table-cell table:style-name="ce3" table:formula="of:=CHAR(INDEX([XOR.$B$2:.$Q$17];[.$B24]+1;[.BW$3]+1 )*16+INDEX([XOR.$B$2:.$Q$17];[.$C24]+1;[.BW$4]+1))" office:value-type="string" office:string-value="">
            <text:p/>
          </table:table-cell>
          <table:table-cell table:style-name="ce3" table:formula="of:=CHAR(INDEX([XOR.$B$2:.$Q$17];[.$B24]+1;[.BX$3]+1 )*16+INDEX([XOR.$B$2:.$Q$17];[.$C24]+1;[.BX$4]+1))" office:value-type="string" office:string-value="">
            <text:p/>
          </table:table-cell>
          <table:table-cell table:style-name="ce3" table:formula="of:=CHAR(INDEX([XOR.$B$2:.$Q$17];[.$B24]+1;[.BY$3]+1 )*16+INDEX([XOR.$B$2:.$Q$17];[.$C24]+1;[.BY$4]+1))" office:value-type="string" office:string-value="">
            <text:p/>
          </table:table-cell>
          <table:table-cell table:style-name="ce3" table:formula="of:=CHAR(INDEX([XOR.$B$2:.$Q$17];[.$B24]+1;[.BZ$3]+1 )*16+INDEX([XOR.$B$2:.$Q$17];[.$C24]+1;[.BZ$4]+1))" office:value-type="string" office:string-value="">
            <text:p/>
          </table:table-cell>
          <table:table-cell table:style-name="ce3" table:formula="of:=CHAR(INDEX([XOR.$B$2:.$Q$17];[.$B24]+1;[.CA$3]+1 )*16+INDEX([XOR.$B$2:.$Q$17];[.$C24]+1;[.CA$4]+1))" office:value-type="string" office:string-value="">
            <text:p/>
          </table:table-cell>
          <table:table-cell table:style-name="ce3" table:formula="of:=CHAR(INDEX([XOR.$B$2:.$Q$17];[.$B24]+1;[.CB$3]+1 )*16+INDEX([XOR.$B$2:.$Q$17];[.$C24]+1;[.CB$4]+1))" office:value-type="string" office:string-value="">
            <text:p/>
          </table:table-cell>
          <table:table-cell table:style-name="ce3" table:formula="of:=CHAR(INDEX([XOR.$B$2:.$Q$17];[.$B24]+1;[.CC$3]+1 )*16+INDEX([XOR.$B$2:.$Q$17];[.$C24]+1;[.CC$4]+1))" office:value-type="string" office:string-value="">
            <text:p/>
          </table:table-cell>
          <table:table-cell table:style-name="ce3" table:formula="of:=CHAR(INDEX([XOR.$B$2:.$Q$17];[.$B24]+1;[.CD$3]+1 )*16+INDEX([XOR.$B$2:.$Q$17];[.$C24]+1;[.CD$4]+1))" office:value-type="string" office:string-value="">
            <text:p/>
          </table:table-cell>
          <table:table-cell table:style-name="ce3" table:formula="of:=CHAR(INDEX([XOR.$B$2:.$Q$17];[.$B24]+1;[.CE$3]+1 )*16+INDEX([XOR.$B$2:.$Q$17];[.$C24]+1;[.CE$4]+1))" office:value-type="string" office:string-value="">
            <text:p/>
          </table:table-cell>
          <table:table-cell table:style-name="ce3" table:formula="of:=CHAR(INDEX([XOR.$B$2:.$Q$17];[.$B24]+1;[.CF$3]+1 )*16+INDEX([XOR.$B$2:.$Q$17];[.$C24]+1;[.CF$4]+1))" office:value-type="string" office:string-value="">
            <text:p/>
          </table:table-cell>
          <table:table-cell table:style-name="ce3" table:formula="of:=CHAR(INDEX([XOR.$B$2:.$Q$17];[.$B24]+1;[.CG$3]+1 )*16+INDEX([XOR.$B$2:.$Q$17];[.$C24]+1;[.CG$4]+1))" office:value-type="string" office:string-value="">
            <text:p/>
          </table:table-cell>
          <table:table-cell table:style-name="ce3" table:formula="of:=CHAR(INDEX([XOR.$B$2:.$Q$17];[.$B24]+1;[.CH$3]+1 )*16+INDEX([XOR.$B$2:.$Q$17];[.$C24]+1;[.CH$4]+1))" office:value-type="string" office:string-value="">
            <text:p/>
          </table:table-cell>
          <table:table-cell table:style-name="ce3" table:formula="of:=CHAR(INDEX([XOR.$B$2:.$Q$17];[.$B24]+1;[.CI$3]+1 )*16+INDEX([XOR.$B$2:.$Q$17];[.$C24]+1;[.CI$4]+1))" office:value-type="string" office:string-value="&#13;">
            <text:p></text:p>
          </table:table-cell>
          <table:table-cell table:style-name="ce3" table:formula="of:=CHAR(INDEX([XOR.$B$2:.$Q$17];[.$B24]+1;[.CJ$3]+1 )*16+INDEX([XOR.$B$2:.$Q$17];[.$C24]+1;[.CJ$4]+1))" office:value-type="string" office:string-value="">
            <text:p/>
          </table:table-cell>
          <table:table-cell table:style-name="ce3" table:formula="of:=CHAR(INDEX([XOR.$B$2:.$Q$17];[.$B24]+1;[.CK$3]+1 )*16+INDEX([XOR.$B$2:.$Q$17];[.$C24]+1;[.CK$4]+1))" office:value-type="string" office:string-value="">
            <text:p/>
          </table:table-cell>
          <table:table-cell table:style-name="ce3" table:formula="of:=CHAR(INDEX([XOR.$B$2:.$Q$17];[.$B24]+1;[.CL$3]+1 )*16+INDEX([XOR.$B$2:.$Q$17];[.$C24]+1;[.CL$4]+1))" office:value-type="string" office:string-value="">
            <text:p/>
          </table:table-cell>
          <table:table-cell table:style-name="ce3" table:formula="of:=CHAR(INDEX([XOR.$B$2:.$Q$17];[.$B24]+1;[.CM$3]+1 )*16+INDEX([XOR.$B$2:.$Q$17];[.$C24]+1;[.CM$4]+1))" office:value-type="string" office:string-value="&#9;">
            <text:p><text:tab/></text:p>
          </table:table-cell>
          <table:table-cell table:style-name="ce3" table:formula="of:=CHAR(INDEX([XOR.$B$2:.$Q$17];[.$B24]+1;[.CN$3]+1 )*16+INDEX([XOR.$B$2:.$Q$17];[.$C24]+1;[.CN$4]+1))" office:value-type="string" office:string-value="&#10;">
            <text:p><text:line-break/></text:p>
          </table:table-cell>
          <table:table-cell table:style-name="ce3" table:formula="of:=CHAR(INDEX([XOR.$B$2:.$Q$17];[.$B24]+1;[.CO$3]+1 )*16+INDEX([XOR.$B$2:.$Q$17];[.$C24]+1;[.CO$4]+1))" office:value-type="string" office:string-value="">
            <text:p/>
          </table:table-cell>
          <table:table-cell table:style-name="ce12" table:formula="of:=CHAR(INDEX([XOR.$B$2:.$Q$17];[.$B24]+1;[.CP$3]+1 )*16+INDEX([XOR.$B$2:.$Q$17];[.$C24]+1;[.CP$4]+1))" office:value-type="string" office:string-value="">
            <text:p/>
          </table:table-cell>
          <table:table-cell table:style-name="ce3" table:formula="of:=CHAR(INDEX([XOR.$B$2:.$Q$17];[.$B24]+1;[.CQ$3]+1 )*16+INDEX([XOR.$B$2:.$Q$17];[.$C24]+1;[.CQ$4]+1))" office:value-type="string" office:string-value="">
            <text:p/>
          </table:table-cell>
          <table:table-cell table:style-name="ce3" table:formula="of:=CHAR(INDEX([XOR.$B$2:.$Q$17];[.$B24]+1;[.CR$3]+1 )*16+INDEX([XOR.$B$2:.$Q$17];[.$C24]+1;[.CR$4]+1))" office:value-type="string" office:string-value="">
            <text:p/>
          </table:table-cell>
          <table:table-cell table:style-name="ce3" table:formula="of:=CHAR(INDEX([XOR.$B$2:.$Q$17];[.$B24]+1;[.CS$3]+1 )*16+INDEX([XOR.$B$2:.$Q$17];[.$C24]+1;[.CS$4]+1))" office:value-type="string" office:string-value="">
            <text:p/>
          </table:table-cell>
          <table:table-cell table:style-name="ce3" table:formula="of:=CHAR(INDEX([XOR.$B$2:.$Q$17];[.$B24]+1;[.CT$3]+1 )*16+INDEX([XOR.$B$2:.$Q$17];[.$C24]+1;[.CT$4]+1))" office:value-type="string" office:string-value="">
            <text:p/>
          </table:table-cell>
          <table:table-cell table:style-name="ce3" table:formula="of:=CHAR(INDEX([XOR.$B$2:.$Q$17];[.$B24]+1;[.CU$3]+1 )*16+INDEX([XOR.$B$2:.$Q$17];[.$C24]+1;[.CU$4]+1))" office:value-type="string" office:string-value="">
            <text:p/>
          </table:table-cell>
          <table:table-cell table:style-name="ce3" table:formula="of:=CHAR(INDEX([XOR.$B$2:.$Q$17];[.$B24]+1;[.CV$3]+1 )*16+INDEX([XOR.$B$2:.$Q$17];[.$C24]+1;[.CV$4]+1))" office:value-type="string" office:string-value="">
            <text:p/>
          </table:table-cell>
          <table:table-cell table:style-name="ce3" table:formula="of:=CHAR(INDEX([XOR.$B$2:.$Q$17];[.$B24]+1;[.CW$3]+1 )*16+INDEX([XOR.$B$2:.$Q$17];[.$C24]+1;[.CW$4]+1))" office:value-type="string" office:string-value="">
            <text:p/>
          </table:table-cell>
          <table:table-cell table:style-name="ce3" table:formula="of:=CHAR(INDEX([XOR.$B$2:.$Q$17];[.$B24]+1;[.CX$3]+1 )*16+INDEX([XOR.$B$2:.$Q$17];[.$C24]+1;[.CX$4]+1))" office:value-type="string" office:string-value="&lt;">
            <text:p>&lt;</text:p>
          </table:table-cell>
          <table:table-cell table:style-name="ce3" table:formula="of:=CHAR(INDEX([XOR.$B$2:.$Q$17];[.$B24]+1;[.CY$3]+1 )*16+INDEX([XOR.$B$2:.$Q$17];[.$C24]+1;[.CY$4]+1))" office:value-type="string" office:string-value="=">
            <text:p>=</text:p>
          </table:table-cell>
          <table:table-cell table:style-name="ce3" table:formula="of:=CHAR(INDEX([XOR.$B$2:.$Q$17];[.$B24]+1;[.CZ$3]+1 )*16+INDEX([XOR.$B$2:.$Q$17];[.$C24]+1;[.CZ$4]+1))" office:value-type="string" office:string-value="&gt;">
            <text:p>&gt;</text:p>
          </table:table-cell>
          <table:table-cell table:style-name="ce3" table:formula="of:=CHAR(INDEX([XOR.$B$2:.$Q$17];[.$B24]+1;[.DA$3]+1 )*16+INDEX([XOR.$B$2:.$Q$17];[.$C24]+1;[.DA$4]+1))" office:value-type="string" office:string-value="?">
            <text:p>?</text:p>
          </table:table-cell>
          <table:table-cell table:style-name="ce3" table:formula="of:=CHAR(INDEX([XOR.$B$2:.$Q$17];[.$B24]+1;[.DB$3]+1 )*16+INDEX([XOR.$B$2:.$Q$17];[.$C24]+1;[.DB$4]+1))" office:value-type="string" office:string-value="8">
            <text:p>8</text:p>
          </table:table-cell>
          <table:table-cell table:style-name="ce3" table:formula="of:=CHAR(INDEX([XOR.$B$2:.$Q$17];[.$B24]+1;[.DC$3]+1 )*16+INDEX([XOR.$B$2:.$Q$17];[.$C24]+1;[.DC$4]+1))" office:value-type="string" office:string-value="9">
            <text:p>9</text:p>
          </table:table-cell>
          <table:table-cell table:style-name="ce3" table:formula="of:=CHAR(INDEX([XOR.$B$2:.$Q$17];[.$B24]+1;[.DD$3]+1 )*16+INDEX([XOR.$B$2:.$Q$17];[.$C24]+1;[.DD$4]+1))" office:value-type="string" office:string-value=":">
            <text:p>:</text:p>
          </table:table-cell>
          <table:table-cell table:style-name="ce3" table:formula="of:=CHAR(INDEX([XOR.$B$2:.$Q$17];[.$B24]+1;[.DE$3]+1 )*16+INDEX([XOR.$B$2:.$Q$17];[.$C24]+1;[.DE$4]+1))" office:value-type="string" office:string-value=";">
            <text:p>;</text:p>
          </table:table-cell>
          <table:table-cell table:style-name="ce3" table:formula="of:=CHAR(INDEX([XOR.$B$2:.$Q$17];[.$B24]+1;[.DF$3]+1 )*16+INDEX([XOR.$B$2:.$Q$17];[.$C24]+1;[.DF$4]+1))" office:value-type="string" office:string-value="4">
            <text:p>4</text:p>
          </table:table-cell>
          <table:table-cell table:style-name="ce3" table:formula="of:=CHAR(INDEX([XOR.$B$2:.$Q$17];[.$B24]+1;[.DG$3]+1 )*16+INDEX([XOR.$B$2:.$Q$17];[.$C24]+1;[.DG$4]+1))" office:value-type="string" office:string-value="5">
            <text:p>5</text:p>
          </table:table-cell>
          <table:table-cell table:style-name="ce3" table:formula="of:=CHAR(INDEX([XOR.$B$2:.$Q$17];[.$B24]+1;[.DH$3]+1 )*16+INDEX([XOR.$B$2:.$Q$17];[.$C24]+1;[.DH$4]+1))" office:value-type="string" office:string-value="6">
            <text:p>6</text:p>
          </table:table-cell>
          <table:table-cell table:style-name="ce3" table:formula="of:=CHAR(INDEX([XOR.$B$2:.$Q$17];[.$B24]+1;[.DI$3]+1 )*16+INDEX([XOR.$B$2:.$Q$17];[.$C24]+1;[.DI$4]+1))" office:value-type="string" office:string-value="7">
            <text:p>7</text:p>
          </table:table-cell>
          <table:table-cell table:style-name="ce3" table:formula="of:=CHAR(INDEX([XOR.$B$2:.$Q$17];[.$B24]+1;[.DJ$3]+1 )*16+INDEX([XOR.$B$2:.$Q$17];[.$C24]+1;[.DJ$4]+1))" office:value-type="string" office:string-value="0">
            <text:p>0</text:p>
          </table:table-cell>
          <table:table-cell table:style-name="ce3" table:formula="of:=CHAR(INDEX([XOR.$B$2:.$Q$17];[.$B24]+1;[.DK$3]+1 )*16+INDEX([XOR.$B$2:.$Q$17];[.$C24]+1;[.DK$4]+1))" office:value-type="string" office:string-value="1">
            <text:p>1</text:p>
          </table:table-cell>
          <table:table-cell table:style-name="ce3" table:formula="of:=CHAR(INDEX([XOR.$B$2:.$Q$17];[.$B24]+1;[.DL$3]+1 )*16+INDEX([XOR.$B$2:.$Q$17];[.$C24]+1;[.DL$4]+1))" office:value-type="string" office:string-value="2">
            <text:p>2</text:p>
          </table:table-cell>
          <table:table-cell table:style-name="ce3" table:formula="of:=CHAR(INDEX([XOR.$B$2:.$Q$17];[.$B24]+1;[.DM$3]+1 )*16+INDEX([XOR.$B$2:.$Q$17];[.$C24]+1;[.DM$4]+1))" office:value-type="string" office:string-value="3">
            <text:p>3</text:p>
          </table:table-cell>
          <table:table-cell table:style-name="ce3" table:formula="of:=CHAR(INDEX([XOR.$B$2:.$Q$17];[.$B24]+1;[.DN$3]+1 )*16+INDEX([XOR.$B$2:.$Q$17];[.$C24]+1;[.DN$4]+1))" office:value-type="string" office:string-value=",">
            <text:p>,</text:p>
          </table:table-cell>
          <table:table-cell table:style-name="ce3" table:formula="of:=CHAR(INDEX([XOR.$B$2:.$Q$17];[.$B24]+1;[.DO$3]+1 )*16+INDEX([XOR.$B$2:.$Q$17];[.$C24]+1;[.DO$4]+1))" office:value-type="string" office:string-value="-">
            <text:p>-</text:p>
          </table:table-cell>
          <table:table-cell table:style-name="ce3" table:formula="of:=CHAR(INDEX([XOR.$B$2:.$Q$17];[.$B24]+1;[.DP$3]+1 )*16+INDEX([XOR.$B$2:.$Q$17];[.$C24]+1;[.DP$4]+1))" office:value-type="string" office:string-value=".">
            <text:p>.</text:p>
          </table:table-cell>
          <table:table-cell table:style-name="ce3" table:formula="of:=CHAR(INDEX([XOR.$B$2:.$Q$17];[.$B24]+1;[.DQ$3]+1 )*16+INDEX([XOR.$B$2:.$Q$17];[.$C24]+1;[.DQ$4]+1))" office:value-type="string" office:string-value="/">
            <text:p>/</text:p>
          </table:table-cell>
          <table:table-cell table:style-name="ce3" table:formula="of:=CHAR(INDEX([XOR.$B$2:.$Q$17];[.$B24]+1;[.DR$3]+1 )*16+INDEX([XOR.$B$2:.$Q$17];[.$C24]+1;[.DR$4]+1))" office:value-type="string" office:string-value="(">
            <text:p>(</text:p>
          </table:table-cell>
          <table:table-cell table:style-name="ce3" table:formula="of:=CHAR(INDEX([XOR.$B$2:.$Q$17];[.$B24]+1;[.DS$3]+1 )*16+INDEX([XOR.$B$2:.$Q$17];[.$C24]+1;[.DS$4]+1))" office:value-type="string" office:string-value=")">
            <text:p>)</text:p>
          </table:table-cell>
          <table:table-cell table:style-name="ce3" table:formula="of:=CHAR(INDEX([XOR.$B$2:.$Q$17];[.$B24]+1;[.DT$3]+1 )*16+INDEX([XOR.$B$2:.$Q$17];[.$C24]+1;[.DT$4]+1))" office:value-type="string" office:string-value="*">
            <text:p>*</text:p>
          </table:table-cell>
          <table:table-cell table:style-name="ce3" table:formula="of:=CHAR(INDEX([XOR.$B$2:.$Q$17];[.$B24]+1;[.DU$3]+1 )*16+INDEX([XOR.$B$2:.$Q$17];[.$C24]+1;[.DU$4]+1))" office:value-type="string" office:string-value="+">
            <text:p>+</text:p>
          </table:table-cell>
          <table:table-cell table:style-name="ce3" table:formula="of:=CHAR(INDEX([XOR.$B$2:.$Q$17];[.$B24]+1;[.DV$3]+1 )*16+INDEX([XOR.$B$2:.$Q$17];[.$C24]+1;[.DV$4]+1))" office:value-type="string" office:string-value="$">
            <text:p>$</text:p>
          </table:table-cell>
          <table:table-cell table:style-name="ce3" table:formula="of:=CHAR(INDEX([XOR.$B$2:.$Q$17];[.$B24]+1;[.DW$3]+1 )*16+INDEX([XOR.$B$2:.$Q$17];[.$C24]+1;[.DW$4]+1))" office:value-type="string" office:string-value="%">
            <text:p>%</text:p>
          </table:table-cell>
          <table:table-cell table:style-name="ce3" table:formula="of:=CHAR(INDEX([XOR.$B$2:.$Q$17];[.$B24]+1;[.DX$3]+1 )*16+INDEX([XOR.$B$2:.$Q$17];[.$C24]+1;[.DX$4]+1))" office:value-type="string" office:string-value="&amp;">
            <text:p>&amp;</text:p>
          </table:table-cell>
          <table:table-cell table:style-name="ce3" table:formula="of:=CHAR(INDEX([XOR.$B$2:.$Q$17];[.$B24]+1;[.DY$3]+1 )*16+INDEX([XOR.$B$2:.$Q$17];[.$C24]+1;[.DY$4]+1))" office:value-type="string" office:string-value="'">
            <text:p>'</text:p>
          </table:table-cell>
          <table:table-cell table:style-name="ce3" table:formula="of:=CHAR(INDEX([XOR.$B$2:.$Q$17];[.$B24]+1;[.DZ$3]+1 )*16+INDEX([XOR.$B$2:.$Q$17];[.$C24]+1;[.DZ$4]+1))" office:value-type="string" office:string-value=" ">
            <text:p><text:s/></text:p>
          </table:table-cell>
          <table:table-cell table:style-name="ce3" table:formula="of:=CHAR(INDEX([XOR.$B$2:.$Q$17];[.$B24]+1;[.EA$3]+1 )*16+INDEX([XOR.$B$2:.$Q$17];[.$C24]+1;[.EA$4]+1))" office:value-type="string" office:string-value="!">
            <text:p>!</text:p>
          </table:table-cell>
          <table:table-cell table:style-name="ce3" table:formula="of:=CHAR(INDEX([XOR.$B$2:.$Q$17];[.$B24]+1;[.EB$3]+1 )*16+INDEX([XOR.$B$2:.$Q$17];[.$C24]+1;[.EB$4]+1))" office:value-type="string" office:string-value="&quot;">
            <text:p>"</text:p>
          </table:table-cell>
          <table:table-cell table:style-name="ce3" table:formula="of:=CHAR(INDEX([XOR.$B$2:.$Q$17];[.$B24]+1;[.EC$3]+1 )*16+INDEX([XOR.$B$2:.$Q$17];[.$C24]+1;[.EC$4]+1))" office:value-type="string" office:string-value="#">
            <text:p>#</text:p>
          </table:table-cell>
        </table:table-row>
        <table:table-row table:style-name="ro4">
          <table:table-cell table:formula="of:=[.A24]+2" office:value-type="float" office:value="41">
            <text:p>41</text:p>
          </table:table-cell>
          <table:table-cell table:style-name="ce3" table:formula="of:=VLOOKUP(RIGHT(LEFT([.$B$1];[.A25]);1);[Sheet1.$A$2:.$C$17];3;0)" office:value-type="float" office:value="4">
            <text:p>4</text:p>
          </table:table-cell>
          <table:table-cell table:formula="of:=VLOOKUP(RIGHT(LEFT([.$B$1];[.A25]+1);1);[Sheet1.$A$2:.$C$17];3;0)" office:value-type="float" office:value="6">
            <text:p>6</text:p>
          </table:table-cell>
          <table:table-cell table:formula="of:=[.C25]+[.B25]*16" office:value-type="float" office:value="70">
            <text:p>70</text:p>
          </table:table-cell>
          <table:table-cell table:formula="of:=CHAR([.D25])" office:value-type="string" office:string-value="F">
            <text:p>F</text:p>
          </table:table-cell>
          <table:table-cell table:style-name="ce3" table:formula="of:=CHAR(INDEX([XOR.$B$2:.$Q$17];[.$B25]+1;[.F$3]+1 )*16+INDEX([XOR.$B$2:.$Q$17];[.$C25]+1;[.F$4]+1))" office:value-type="string" office:string-value="F">
            <text:p>F</text:p>
          </table:table-cell>
          <table:table-cell table:style-name="ce3" table:formula="of:=CHAR(INDEX([XOR.$B$2:.$Q$17];[.$B25]+1;[.G$3]+1 )*16+INDEX([XOR.$B$2:.$Q$17];[.$C25]+1;[.G$4]+1))" office:value-type="string" office:string-value="G">
            <text:p>G</text:p>
          </table:table-cell>
          <table:table-cell table:style-name="ce3" table:formula="of:=CHAR(INDEX([XOR.$B$2:.$Q$17];[.$B25]+1;[.H$3]+1 )*16+INDEX([XOR.$B$2:.$Q$17];[.$C25]+1;[.H$4]+1))" office:value-type="string" office:string-value="D">
            <text:p>D</text:p>
          </table:table-cell>
          <table:table-cell table:style-name="ce3" table:formula="of:=CHAR(INDEX([XOR.$B$2:.$Q$17];[.$B25]+1;[.I$3]+1 )*16+INDEX([XOR.$B$2:.$Q$17];[.$C25]+1;[.I$4]+1))" office:value-type="string" office:string-value="E">
            <text:p>E</text:p>
          </table:table-cell>
          <table:table-cell table:style-name="ce3" table:formula="of:=CHAR(INDEX([XOR.$B$2:.$Q$17];[.$B25]+1;[.J$3]+1 )*16+INDEX([XOR.$B$2:.$Q$17];[.$C25]+1;[.J$4]+1))" office:value-type="string" office:string-value="B">
            <text:p>B</text:p>
          </table:table-cell>
          <table:table-cell table:style-name="ce3" table:formula="of:=CHAR(INDEX([XOR.$B$2:.$Q$17];[.$B25]+1;[.K$3]+1 )*16+INDEX([XOR.$B$2:.$Q$17];[.$C25]+1;[.K$4]+1))" office:value-type="string" office:string-value="C">
            <text:p>C</text:p>
          </table:table-cell>
          <table:table-cell table:style-name="ce3" table:formula="of:=CHAR(INDEX([XOR.$B$2:.$Q$17];[.$B25]+1;[.L$3]+1 )*16+INDEX([XOR.$B$2:.$Q$17];[.$C25]+1;[.L$4]+1))" office:value-type="string" office:string-value="@">
            <text:p>@</text:p>
          </table:table-cell>
          <table:table-cell table:style-name="ce3" table:formula="of:=CHAR(INDEX([XOR.$B$2:.$Q$17];[.$B25]+1;[.M$3]+1 )*16+INDEX([XOR.$B$2:.$Q$17];[.$C25]+1;[.M$4]+1))" office:value-type="string" office:string-value="A">
            <text:p>A</text:p>
          </table:table-cell>
          <table:table-cell table:style-name="ce3" table:formula="of:=CHAR(INDEX([XOR.$B$2:.$Q$17];[.$B25]+1;[.N$3]+1 )*16+INDEX([XOR.$B$2:.$Q$17];[.$C25]+1;[.N$4]+1))" office:value-type="string" office:string-value="N">
            <text:p>N</text:p>
          </table:table-cell>
          <table:table-cell table:style-name="ce3" table:formula="of:=CHAR(INDEX([XOR.$B$2:.$Q$17];[.$B25]+1;[.O$3]+1 )*16+INDEX([XOR.$B$2:.$Q$17];[.$C25]+1;[.O$4]+1))" office:value-type="string" office:string-value="O">
            <text:p>O</text:p>
          </table:table-cell>
          <table:table-cell table:style-name="ce3" table:formula="of:=CHAR(INDEX([XOR.$B$2:.$Q$17];[.$B25]+1;[.P$3]+1 )*16+INDEX([XOR.$B$2:.$Q$17];[.$C25]+1;[.P$4]+1))" office:value-type="string" office:string-value="L">
            <text:p>L</text:p>
          </table:table-cell>
          <table:table-cell table:style-name="ce3" table:formula="of:=CHAR(INDEX([XOR.$B$2:.$Q$17];[.$B25]+1;[.Q$3]+1 )*16+INDEX([XOR.$B$2:.$Q$17];[.$C25]+1;[.Q$4]+1))" office:value-type="string" office:string-value="M">
            <text:p>M</text:p>
          </table:table-cell>
          <table:table-cell table:style-name="ce3" table:formula="of:=CHAR(INDEX([XOR.$B$2:.$Q$17];[.$B25]+1;[.R$3]+1 )*16+INDEX([XOR.$B$2:.$Q$17];[.$C25]+1;[.R$4]+1))" office:value-type="string" office:string-value="J">
            <text:p>J</text:p>
          </table:table-cell>
          <table:table-cell table:style-name="ce3" table:formula="of:=CHAR(INDEX([XOR.$B$2:.$Q$17];[.$B25]+1;[.S$3]+1 )*16+INDEX([XOR.$B$2:.$Q$17];[.$C25]+1;[.S$4]+1))" office:value-type="string" office:string-value="K">
            <text:p>K</text:p>
          </table:table-cell>
          <table:table-cell table:style-name="ce3" table:formula="of:=CHAR(INDEX([XOR.$B$2:.$Q$17];[.$B25]+1;[.T$3]+1 )*16+INDEX([XOR.$B$2:.$Q$17];[.$C25]+1;[.T$4]+1))" office:value-type="string" office:string-value="H">
            <text:p>H</text:p>
          </table:table-cell>
          <table:table-cell table:style-name="ce3" table:formula="of:=CHAR(INDEX([XOR.$B$2:.$Q$17];[.$B25]+1;[.U$3]+1 )*16+INDEX([XOR.$B$2:.$Q$17];[.$C25]+1;[.U$4]+1))" office:value-type="string" office:string-value="I">
            <text:p>I</text:p>
          </table:table-cell>
          <table:table-cell table:style-name="ce3" table:formula="of:=CHAR(INDEX([XOR.$B$2:.$Q$17];[.$B25]+1;[.V$3]+1 )*16+INDEX([XOR.$B$2:.$Q$17];[.$C25]+1;[.V$4]+1))" office:value-type="string" office:string-value="V">
            <text:p>V</text:p>
          </table:table-cell>
          <table:table-cell table:style-name="ce3" table:formula="of:=CHAR(INDEX([XOR.$B$2:.$Q$17];[.$B25]+1;[.W$3]+1 )*16+INDEX([XOR.$B$2:.$Q$17];[.$C25]+1;[.W$4]+1))" office:value-type="string" office:string-value="W">
            <text:p>W</text:p>
          </table:table-cell>
          <table:table-cell table:style-name="ce3" table:formula="of:=CHAR(INDEX([XOR.$B$2:.$Q$17];[.$B25]+1;[.X$3]+1 )*16+INDEX([XOR.$B$2:.$Q$17];[.$C25]+1;[.X$4]+1))" office:value-type="string" office:string-value="T">
            <text:p>T</text:p>
          </table:table-cell>
          <table:table-cell table:style-name="ce3" table:formula="of:=CHAR(INDEX([XOR.$B$2:.$Q$17];[.$B25]+1;[.Y$3]+1 )*16+INDEX([XOR.$B$2:.$Q$17];[.$C25]+1;[.Y$4]+1))" office:value-type="string" office:string-value="U">
            <text:p>U</text:p>
          </table:table-cell>
          <table:table-cell table:style-name="ce3" table:formula="of:=CHAR(INDEX([XOR.$B$2:.$Q$17];[.$B25]+1;[.Z$3]+1 )*16+INDEX([XOR.$B$2:.$Q$17];[.$C25]+1;[.Z$4]+1))" office:value-type="string" office:string-value="R">
            <text:p>R</text:p>
          </table:table-cell>
          <table:table-cell table:style-name="ce8" table:formula="of:=CHAR(INDEX([XOR.$B$2:.$Q$17];[.$B25]+1;[.AA$3]+1 )*16+INDEX([XOR.$B$2:.$Q$17];[.$C25]+1;[.AA$4]+1))" office:value-type="string" office:string-value="S">
            <text:p>S</text:p>
          </table:table-cell>
          <table:table-cell table:style-name="ce3" table:formula="of:=CHAR(INDEX([XOR.$B$2:.$Q$17];[.$B25]+1;[.AB$3]+1 )*16+INDEX([XOR.$B$2:.$Q$17];[.$C25]+1;[.AB$4]+1))" office:value-type="string" office:string-value="P">
            <text:p>P</text:p>
          </table:table-cell>
          <table:table-cell table:style-name="ce3" table:formula="of:=CHAR(INDEX([XOR.$B$2:.$Q$17];[.$B25]+1;[.AC$3]+1 )*16+INDEX([XOR.$B$2:.$Q$17];[.$C25]+1;[.AC$4]+1))" office:value-type="string" office:string-value="Q">
            <text:p>Q</text:p>
          </table:table-cell>
          <table:table-cell table:style-name="ce3" table:formula="of:=CHAR(INDEX([XOR.$B$2:.$Q$17];[.$B25]+1;[.AD$3]+1 )*16+INDEX([XOR.$B$2:.$Q$17];[.$C25]+1;[.AD$4]+1))" office:value-type="string" office:string-value="^">
            <text:p>^</text:p>
          </table:table-cell>
          <table:table-cell table:style-name="ce3" table:formula="of:=CHAR(INDEX([XOR.$B$2:.$Q$17];[.$B25]+1;[.AE$3]+1 )*16+INDEX([XOR.$B$2:.$Q$17];[.$C25]+1;[.AE$4]+1))" office:value-type="string" office:string-value="_">
            <text:p>_</text:p>
          </table:table-cell>
          <table:table-cell table:style-name="ce3" table:formula="of:=CHAR(INDEX([XOR.$B$2:.$Q$17];[.$B25]+1;[.AF$3]+1 )*16+INDEX([XOR.$B$2:.$Q$17];[.$C25]+1;[.AF$4]+1))" office:value-type="string" office:string-value="\">
            <text:p>\</text:p>
          </table:table-cell>
          <table:table-cell table:style-name="ce3" table:formula="of:=CHAR(INDEX([XOR.$B$2:.$Q$17];[.$B25]+1;[.AG$3]+1 )*16+INDEX([XOR.$B$2:.$Q$17];[.$C25]+1;[.AG$4]+1))" office:value-type="string" office:string-value="]">
            <text:p>]</text:p>
          </table:table-cell>
          <table:table-cell table:style-name="ce3" table:formula="of:=CHAR(INDEX([XOR.$B$2:.$Q$17];[.$B25]+1;[.AH$3]+1 )*16+INDEX([XOR.$B$2:.$Q$17];[.$C25]+1;[.AH$4]+1))" office:value-type="string" office:string-value="Z">
            <text:p>Z</text:p>
          </table:table-cell>
          <table:table-cell table:style-name="ce3" table:formula="of:=CHAR(INDEX([XOR.$B$2:.$Q$17];[.$B25]+1;[.AI$3]+1 )*16+INDEX([XOR.$B$2:.$Q$17];[.$C25]+1;[.AI$4]+1))" office:value-type="string" office:string-value="[">
            <text:p>[</text:p>
          </table:table-cell>
          <table:table-cell table:style-name="ce3" table:formula="of:=CHAR(INDEX([XOR.$B$2:.$Q$17];[.$B25]+1;[.AJ$3]+1 )*16+INDEX([XOR.$B$2:.$Q$17];[.$C25]+1;[.AJ$4]+1))" office:value-type="string" office:string-value="X">
            <text:p>X</text:p>
          </table:table-cell>
          <table:table-cell table:style-name="ce3" table:formula="of:=CHAR(INDEX([XOR.$B$2:.$Q$17];[.$B25]+1;[.AK$3]+1 )*16+INDEX([XOR.$B$2:.$Q$17];[.$C25]+1;[.AK$4]+1))" office:value-type="string" office:string-value="Y">
            <text:p>Y</text:p>
          </table:table-cell>
          <table:table-cell table:style-name="ce3" table:formula="of:=CHAR(INDEX([XOR.$B$2:.$Q$17];[.$B25]+1;[.AL$3]+1 )*16+INDEX([XOR.$B$2:.$Q$17];[.$C25]+1;[.AL$4]+1))" office:value-type="string" office:string-value="f">
            <text:p>f</text:p>
          </table:table-cell>
          <table:table-cell table:style-name="ce3" table:formula="of:=CHAR(INDEX([XOR.$B$2:.$Q$17];[.$B25]+1;[.AM$3]+1 )*16+INDEX([XOR.$B$2:.$Q$17];[.$C25]+1;[.AM$4]+1))" office:value-type="string" office:string-value="g">
            <text:p>g</text:p>
          </table:table-cell>
          <table:table-cell table:style-name="ce3" table:formula="of:=CHAR(INDEX([XOR.$B$2:.$Q$17];[.$B25]+1;[.AN$3]+1 )*16+INDEX([XOR.$B$2:.$Q$17];[.$C25]+1;[.AN$4]+1))" office:value-type="string" office:string-value="d">
            <text:p>d</text:p>
          </table:table-cell>
          <table:table-cell table:style-name="ce3" table:formula="of:=CHAR(INDEX([XOR.$B$2:.$Q$17];[.$B25]+1;[.AO$3]+1 )*16+INDEX([XOR.$B$2:.$Q$17];[.$C25]+1;[.AO$4]+1))" office:value-type="string" office:string-value="e">
            <text:p>e</text:p>
          </table:table-cell>
          <table:table-cell table:style-name="ce3" table:formula="of:=CHAR(INDEX([XOR.$B$2:.$Q$17];[.$B25]+1;[.AP$3]+1 )*16+INDEX([XOR.$B$2:.$Q$17];[.$C25]+1;[.AP$4]+1))" office:value-type="string" office:string-value="b">
            <text:p>b</text:p>
          </table:table-cell>
          <table:table-cell table:style-name="ce3" table:formula="of:=CHAR(INDEX([XOR.$B$2:.$Q$17];[.$B25]+1;[.AQ$3]+1 )*16+INDEX([XOR.$B$2:.$Q$17];[.$C25]+1;[.AQ$4]+1))" office:value-type="string" office:string-value="c">
            <text:p>c</text:p>
          </table:table-cell>
          <table:table-cell table:style-name="ce3" table:formula="of:=CHAR(INDEX([XOR.$B$2:.$Q$17];[.$B25]+1;[.AR$3]+1 )*16+INDEX([XOR.$B$2:.$Q$17];[.$C25]+1;[.AR$4]+1))" office:value-type="string" office:string-value="`">
            <text:p>`</text:p>
          </table:table-cell>
          <table:table-cell table:style-name="ce3" table:formula="of:=CHAR(INDEX([XOR.$B$2:.$Q$17];[.$B25]+1;[.AS$3]+1 )*16+INDEX([XOR.$B$2:.$Q$17];[.$C25]+1;[.AS$4]+1))" office:value-type="string" office:string-value="a">
            <text:p>a</text:p>
          </table:table-cell>
          <table:table-cell table:style-name="ce3" table:formula="of:=CHAR(INDEX([XOR.$B$2:.$Q$17];[.$B25]+1;[.AT$3]+1 )*16+INDEX([XOR.$B$2:.$Q$17];[.$C25]+1;[.AT$4]+1))" office:value-type="string" office:string-value="n">
            <text:p>n</text:p>
          </table:table-cell>
          <table:table-cell table:style-name="ce3" table:formula="of:=CHAR(INDEX([XOR.$B$2:.$Q$17];[.$B25]+1;[.AU$3]+1 )*16+INDEX([XOR.$B$2:.$Q$17];[.$C25]+1;[.AU$4]+1))" office:value-type="string" office:string-value="o">
            <text:p>o</text:p>
          </table:table-cell>
          <table:table-cell table:style-name="ce3" table:formula="of:=CHAR(INDEX([XOR.$B$2:.$Q$17];[.$B25]+1;[.AV$3]+1 )*16+INDEX([XOR.$B$2:.$Q$17];[.$C25]+1;[.AV$4]+1))" office:value-type="string" office:string-value="l">
            <text:p>l</text:p>
          </table:table-cell>
          <table:table-cell table:style-name="ce3" table:formula="of:=CHAR(INDEX([XOR.$B$2:.$Q$17];[.$B25]+1;[.AW$3]+1 )*16+INDEX([XOR.$B$2:.$Q$17];[.$C25]+1;[.AW$4]+1))" office:value-type="string" office:string-value="m">
            <text:p>m</text:p>
          </table:table-cell>
          <table:table-cell table:style-name="ce3" table:formula="of:=CHAR(INDEX([XOR.$B$2:.$Q$17];[.$B25]+1;[.AX$3]+1 )*16+INDEX([XOR.$B$2:.$Q$17];[.$C25]+1;[.AX$4]+1))" office:value-type="string" office:string-value="j">
            <text:p>j</text:p>
          </table:table-cell>
          <table:table-cell table:style-name="ce3" table:formula="of:=CHAR(INDEX([XOR.$B$2:.$Q$17];[.$B25]+1;[.AY$3]+1 )*16+INDEX([XOR.$B$2:.$Q$17];[.$C25]+1;[.AY$4]+1))" office:value-type="string" office:string-value="k">
            <text:p>k</text:p>
          </table:table-cell>
          <table:table-cell table:style-name="ce3" table:formula="of:=CHAR(INDEX([XOR.$B$2:.$Q$17];[.$B25]+1;[.AZ$3]+1 )*16+INDEX([XOR.$B$2:.$Q$17];[.$C25]+1;[.AZ$4]+1))" office:value-type="string" office:string-value="h">
            <text:p>h</text:p>
          </table:table-cell>
          <table:table-cell table:style-name="ce3" table:formula="of:=CHAR(INDEX([XOR.$B$2:.$Q$17];[.$B25]+1;[.BA$3]+1 )*16+INDEX([XOR.$B$2:.$Q$17];[.$C25]+1;[.BA$4]+1))" office:value-type="string" office:string-value="i">
            <text:p>i</text:p>
          </table:table-cell>
          <table:table-cell table:style-name="ce3" table:formula="of:=CHAR(INDEX([XOR.$B$2:.$Q$17];[.$B25]+1;[.BB$3]+1 )*16+INDEX([XOR.$B$2:.$Q$17];[.$C25]+1;[.BB$4]+1))" office:value-type="string" office:string-value="v">
            <text:p>v</text:p>
          </table:table-cell>
          <table:table-cell table:style-name="ce3" table:formula="of:=CHAR(INDEX([XOR.$B$2:.$Q$17];[.$B25]+1;[.BC$3]+1 )*16+INDEX([XOR.$B$2:.$Q$17];[.$C25]+1;[.BC$4]+1))" office:value-type="string" office:string-value="w">
            <text:p>w</text:p>
          </table:table-cell>
          <table:table-cell table:style-name="ce3" table:formula="of:=CHAR(INDEX([XOR.$B$2:.$Q$17];[.$B25]+1;[.BD$3]+1 )*16+INDEX([XOR.$B$2:.$Q$17];[.$C25]+1;[.BD$4]+1))" office:value-type="string" office:string-value="t">
            <text:p>t</text:p>
          </table:table-cell>
          <table:table-cell table:style-name="ce3" table:formula="of:=CHAR(INDEX([XOR.$B$2:.$Q$17];[.$B25]+1;[.BE$3]+1 )*16+INDEX([XOR.$B$2:.$Q$17];[.$C25]+1;[.BE$4]+1))" office:value-type="string" office:string-value="u">
            <text:p>u</text:p>
          </table:table-cell>
          <table:table-cell table:style-name="ce3" table:formula="of:=CHAR(INDEX([XOR.$B$2:.$Q$17];[.$B25]+1;[.BF$3]+1 )*16+INDEX([XOR.$B$2:.$Q$17];[.$C25]+1;[.BF$4]+1))" office:value-type="string" office:string-value="r">
            <text:p>r</text:p>
          </table:table-cell>
          <table:table-cell table:style-name="ce8" table:formula="of:=CHAR(INDEX([XOR.$B$2:.$Q$17];[.$B25]+1;[.BG$3]+1 )*16+INDEX([XOR.$B$2:.$Q$17];[.$C25]+1;[.BG$4]+1))" office:value-type="string" office:string-value="s">
            <text:p>s</text:p>
          </table:table-cell>
          <table:table-cell table:style-name="ce3" table:formula="of:=CHAR(INDEX([XOR.$B$2:.$Q$17];[.$B25]+1;[.BH$3]+1 )*16+INDEX([XOR.$B$2:.$Q$17];[.$C25]+1;[.BH$4]+1))" office:value-type="string" office:string-value="p">
            <text:p>p</text:p>
          </table:table-cell>
          <table:table-cell table:style-name="ce3" table:formula="of:=CHAR(INDEX([XOR.$B$2:.$Q$17];[.$B25]+1;[.BI$3]+1 )*16+INDEX([XOR.$B$2:.$Q$17];[.$C25]+1;[.BI$4]+1))" office:value-type="string" office:string-value="q">
            <text:p>q</text:p>
          </table:table-cell>
          <table:table-cell table:style-name="ce3" table:formula="of:=CHAR(INDEX([XOR.$B$2:.$Q$17];[.$B25]+1;[.BJ$3]+1 )*16+INDEX([XOR.$B$2:.$Q$17];[.$C25]+1;[.BJ$4]+1))" office:value-type="string" office:string-value="~">
            <text:p>~</text:p>
          </table:table-cell>
          <table:table-cell table:style-name="ce3" table:formula="of:=CHAR(INDEX([XOR.$B$2:.$Q$17];[.$B25]+1;[.BK$3]+1 )*16+INDEX([XOR.$B$2:.$Q$17];[.$C25]+1;[.BK$4]+1))" office:value-type="string" office:string-value="">
            <text:p></text:p>
          </table:table-cell>
          <table:table-cell table:style-name="ce3" table:formula="of:=CHAR(INDEX([XOR.$B$2:.$Q$17];[.$B25]+1;[.BL$3]+1 )*16+INDEX([XOR.$B$2:.$Q$17];[.$C25]+1;[.BL$4]+1))" office:value-type="string" office:string-value="|">
            <text:p>|</text:p>
          </table:table-cell>
          <table:table-cell table:style-name="ce3" table:formula="of:=CHAR(INDEX([XOR.$B$2:.$Q$17];[.$B25]+1;[.BM$3]+1 )*16+INDEX([XOR.$B$2:.$Q$17];[.$C25]+1;[.BM$4]+1))" office:value-type="string" office:string-value="}">
            <text:p>}</text:p>
          </table:table-cell>
          <table:table-cell table:style-name="ce3" table:formula="of:=CHAR(INDEX([XOR.$B$2:.$Q$17];[.$B25]+1;[.BN$3]+1 )*16+INDEX([XOR.$B$2:.$Q$17];[.$C25]+1;[.BN$4]+1))" office:value-type="string" office:string-value="z">
            <text:p>z</text:p>
          </table:table-cell>
          <table:table-cell table:style-name="ce3" table:formula="of:=CHAR(INDEX([XOR.$B$2:.$Q$17];[.$B25]+1;[.BO$3]+1 )*16+INDEX([XOR.$B$2:.$Q$17];[.$C25]+1;[.BO$4]+1))" office:value-type="string" office:string-value="{">
            <text:p>{</text:p>
          </table:table-cell>
          <table:table-cell table:style-name="ce3" table:formula="of:=CHAR(INDEX([XOR.$B$2:.$Q$17];[.$B25]+1;[.BP$3]+1 )*16+INDEX([XOR.$B$2:.$Q$17];[.$C25]+1;[.BP$4]+1))" office:value-type="string" office:string-value="x">
            <text:p>x</text:p>
          </table:table-cell>
          <table:table-cell table:style-name="ce3" table:formula="of:=CHAR(INDEX([XOR.$B$2:.$Q$17];[.$B25]+1;[.BQ$3]+1 )*16+INDEX([XOR.$B$2:.$Q$17];[.$C25]+1;[.BQ$4]+1))" office:value-type="string" office:string-value="y">
            <text:p>y</text:p>
          </table:table-cell>
          <table:table-cell table:style-name="ce3" table:formula="of:=CHAR(INDEX([XOR.$B$2:.$Q$17];[.$B25]+1;[.BR$3]+1 )*16+INDEX([XOR.$B$2:.$Q$17];[.$C25]+1;[.BR$4]+1))" office:value-type="string" office:string-value="">
            <text:p/>
          </table:table-cell>
          <table:table-cell table:style-name="ce3" table:formula="of:=CHAR(INDEX([XOR.$B$2:.$Q$17];[.$B25]+1;[.BS$3]+1 )*16+INDEX([XOR.$B$2:.$Q$17];[.$C25]+1;[.BS$4]+1))" office:value-type="string" office:string-value="">
            <text:p/>
          </table:table-cell>
          <table:table-cell table:style-name="ce3" table:formula="of:=CHAR(INDEX([XOR.$B$2:.$Q$17];[.$B25]+1;[.BT$3]+1 )*16+INDEX([XOR.$B$2:.$Q$17];[.$C25]+1;[.BT$4]+1))" office:value-type="string" office:string-value="">
            <text:p/>
          </table:table-cell>
          <table:table-cell table:style-name="ce3" table:formula="of:=CHAR(INDEX([XOR.$B$2:.$Q$17];[.$B25]+1;[.BU$3]+1 )*16+INDEX([XOR.$B$2:.$Q$17];[.$C25]+1;[.BU$4]+1))" office:value-type="string" office:string-value="">
            <text:p/>
          </table:table-cell>
          <table:table-cell table:style-name="ce3" table:formula="of:=CHAR(INDEX([XOR.$B$2:.$Q$17];[.$B25]+1;[.BV$3]+1 )*16+INDEX([XOR.$B$2:.$Q$17];[.$C25]+1;[.BV$4]+1))" office:value-type="string" office:string-value="">
            <text:p/>
          </table:table-cell>
          <table:table-cell table:style-name="ce3" table:formula="of:=CHAR(INDEX([XOR.$B$2:.$Q$17];[.$B25]+1;[.BW$3]+1 )*16+INDEX([XOR.$B$2:.$Q$17];[.$C25]+1;[.BW$4]+1))" office:value-type="string" office:string-value="">
            <text:p/>
          </table:table-cell>
          <table:table-cell table:style-name="ce3" table:formula="of:=CHAR(INDEX([XOR.$B$2:.$Q$17];[.$B25]+1;[.BX$3]+1 )*16+INDEX([XOR.$B$2:.$Q$17];[.$C25]+1;[.BX$4]+1))" office:value-type="string" office:string-value="">
            <text:p/>
          </table:table-cell>
          <table:table-cell table:style-name="ce3" table:formula="of:=CHAR(INDEX([XOR.$B$2:.$Q$17];[.$B25]+1;[.BY$3]+1 )*16+INDEX([XOR.$B$2:.$Q$17];[.$C25]+1;[.BY$4]+1))" office:value-type="string" office:string-value="">
            <text:p/>
          </table:table-cell>
          <table:table-cell table:style-name="ce3" table:formula="of:=CHAR(INDEX([XOR.$B$2:.$Q$17];[.$B25]+1;[.BZ$3]+1 )*16+INDEX([XOR.$B$2:.$Q$17];[.$C25]+1;[.BZ$4]+1))" office:value-type="string" office:string-value="">
            <text:p/>
          </table:table-cell>
          <table:table-cell table:style-name="ce3" table:formula="of:=CHAR(INDEX([XOR.$B$2:.$Q$17];[.$B25]+1;[.CA$3]+1 )*16+INDEX([XOR.$B$2:.$Q$17];[.$C25]+1;[.CA$4]+1))" office:value-type="string" office:string-value="">
            <text:p/>
          </table:table-cell>
          <table:table-cell table:style-name="ce3" table:formula="of:=CHAR(INDEX([XOR.$B$2:.$Q$17];[.$B25]+1;[.CB$3]+1 )*16+INDEX([XOR.$B$2:.$Q$17];[.$C25]+1;[.CB$4]+1))" office:value-type="string" office:string-value="">
            <text:p/>
          </table:table-cell>
          <table:table-cell table:style-name="ce3" table:formula="of:=CHAR(INDEX([XOR.$B$2:.$Q$17];[.$B25]+1;[.CC$3]+1 )*16+INDEX([XOR.$B$2:.$Q$17];[.$C25]+1;[.CC$4]+1))" office:value-type="string" office:string-value="&#13;">
            <text:p></text:p>
          </table:table-cell>
          <table:table-cell table:style-name="ce3" table:formula="of:=CHAR(INDEX([XOR.$B$2:.$Q$17];[.$B25]+1;[.CD$3]+1 )*16+INDEX([XOR.$B$2:.$Q$17];[.$C25]+1;[.CD$4]+1))" office:value-type="string" office:string-value="&#10;">
            <text:p><text:line-break/></text:p>
          </table:table-cell>
          <table:table-cell table:style-name="ce3" table:formula="of:=CHAR(INDEX([XOR.$B$2:.$Q$17];[.$B25]+1;[.CE$3]+1 )*16+INDEX([XOR.$B$2:.$Q$17];[.$C25]+1;[.CE$4]+1))" office:value-type="string" office:string-value="">
            <text:p/>
          </table:table-cell>
          <table:table-cell table:style-name="ce3" table:formula="of:=CHAR(INDEX([XOR.$B$2:.$Q$17];[.$B25]+1;[.CF$3]+1 )*16+INDEX([XOR.$B$2:.$Q$17];[.$C25]+1;[.CF$4]+1))" office:value-type="string" office:string-value="">
            <text:p/>
          </table:table-cell>
          <table:table-cell table:style-name="ce3" table:formula="of:=CHAR(INDEX([XOR.$B$2:.$Q$17];[.$B25]+1;[.CG$3]+1 )*16+INDEX([XOR.$B$2:.$Q$17];[.$C25]+1;[.CG$4]+1))" office:value-type="string" office:string-value="&#9;">
            <text:p><text:tab/></text:p>
          </table:table-cell>
          <table:table-cell table:style-name="ce3" table:formula="of:=CHAR(INDEX([XOR.$B$2:.$Q$17];[.$B25]+1;[.CH$3]+1 )*16+INDEX([XOR.$B$2:.$Q$17];[.$C25]+1;[.CH$4]+1))" office:value-type="string" office:string-value="">
            <text:p/>
          </table:table-cell>
          <table:table-cell table:style-name="ce3" table:formula="of:=CHAR(INDEX([XOR.$B$2:.$Q$17];[.$B25]+1;[.CI$3]+1 )*16+INDEX([XOR.$B$2:.$Q$17];[.$C25]+1;[.CI$4]+1))" office:value-type="string" office:string-value="">
            <text:p/>
          </table:table-cell>
          <table:table-cell table:style-name="ce3" table:formula="of:=CHAR(INDEX([XOR.$B$2:.$Q$17];[.$B25]+1;[.CJ$3]+1 )*16+INDEX([XOR.$B$2:.$Q$17];[.$C25]+1;[.CJ$4]+1))" office:value-type="string" office:string-value="">
            <text:p/>
          </table:table-cell>
          <table:table-cell table:style-name="ce3" table:formula="of:=CHAR(INDEX([XOR.$B$2:.$Q$17];[.$B25]+1;[.CK$3]+1 )*16+INDEX([XOR.$B$2:.$Q$17];[.$C25]+1;[.CK$4]+1))" office:value-type="string" office:string-value="">
            <text:p/>
          </table:table-cell>
          <table:table-cell table:style-name="ce3" table:formula="of:=CHAR(INDEX([XOR.$B$2:.$Q$17];[.$B25]+1;[.CL$3]+1 )*16+INDEX([XOR.$B$2:.$Q$17];[.$C25]+1;[.CL$4]+1))" office:value-type="string" office:string-value="">
            <text:p/>
          </table:table-cell>
          <table:table-cell table:style-name="ce3" table:formula="of:=CHAR(INDEX([XOR.$B$2:.$Q$17];[.$B25]+1;[.CM$3]+1 )*16+INDEX([XOR.$B$2:.$Q$17];[.$C25]+1;[.CM$4]+1))" office:value-type="string" office:string-value="">
            <text:p/>
          </table:table-cell>
          <table:table-cell table:style-name="ce3" table:formula="of:=CHAR(INDEX([XOR.$B$2:.$Q$17];[.$B25]+1;[.CN$3]+1 )*16+INDEX([XOR.$B$2:.$Q$17];[.$C25]+1;[.CN$4]+1))" office:value-type="string" office:string-value="">
            <text:p/>
          </table:table-cell>
          <table:table-cell table:style-name="ce3" table:formula="of:=CHAR(INDEX([XOR.$B$2:.$Q$17];[.$B25]+1;[.CO$3]+1 )*16+INDEX([XOR.$B$2:.$Q$17];[.$C25]+1;[.CO$4]+1))" office:value-type="string" office:string-value="">
            <text:p/>
          </table:table-cell>
          <table:table-cell table:style-name="ce12" table:formula="of:=CHAR(INDEX([XOR.$B$2:.$Q$17];[.$B25]+1;[.CP$3]+1 )*16+INDEX([XOR.$B$2:.$Q$17];[.$C25]+1;[.CP$4]+1))" office:value-type="string" office:string-value="">
            <text:p/>
          </table:table-cell>
          <table:table-cell table:style-name="ce3" table:formula="of:=CHAR(INDEX([XOR.$B$2:.$Q$17];[.$B25]+1;[.CQ$3]+1 )*16+INDEX([XOR.$B$2:.$Q$17];[.$C25]+1;[.CQ$4]+1))" office:value-type="string" office:string-value="">
            <text:p/>
          </table:table-cell>
          <table:table-cell table:style-name="ce3" table:formula="of:=CHAR(INDEX([XOR.$B$2:.$Q$17];[.$B25]+1;[.CR$3]+1 )*16+INDEX([XOR.$B$2:.$Q$17];[.$C25]+1;[.CR$4]+1))" office:value-type="string" office:string-value="">
            <text:p/>
          </table:table-cell>
          <table:table-cell table:style-name="ce3" table:formula="of:=CHAR(INDEX([XOR.$B$2:.$Q$17];[.$B25]+1;[.CS$3]+1 )*16+INDEX([XOR.$B$2:.$Q$17];[.$C25]+1;[.CS$4]+1))" office:value-type="string" office:string-value="">
            <text:p/>
          </table:table-cell>
          <table:table-cell table:style-name="ce3" table:formula="of:=CHAR(INDEX([XOR.$B$2:.$Q$17];[.$B25]+1;[.CT$3]+1 )*16+INDEX([XOR.$B$2:.$Q$17];[.$C25]+1;[.CT$4]+1))" office:value-type="string" office:string-value="">
            <text:p/>
          </table:table-cell>
          <table:table-cell table:style-name="ce3" table:formula="of:=CHAR(INDEX([XOR.$B$2:.$Q$17];[.$B25]+1;[.CU$3]+1 )*16+INDEX([XOR.$B$2:.$Q$17];[.$C25]+1;[.CU$4]+1))" office:value-type="string" office:string-value="">
            <text:p/>
          </table:table-cell>
          <table:table-cell table:style-name="ce3" table:formula="of:=CHAR(INDEX([XOR.$B$2:.$Q$17];[.$B25]+1;[.CV$3]+1 )*16+INDEX([XOR.$B$2:.$Q$17];[.$C25]+1;[.CV$4]+1))" office:value-type="string" office:string-value="">
            <text:p/>
          </table:table-cell>
          <table:table-cell table:style-name="ce3" table:formula="of:=CHAR(INDEX([XOR.$B$2:.$Q$17];[.$B25]+1;[.CW$3]+1 )*16+INDEX([XOR.$B$2:.$Q$17];[.$C25]+1;[.CW$4]+1))" office:value-type="string" office:string-value="">
            <text:p/>
          </table:table-cell>
          <table:table-cell table:style-name="ce3" table:formula="of:=CHAR(INDEX([XOR.$B$2:.$Q$17];[.$B25]+1;[.CX$3]+1 )*16+INDEX([XOR.$B$2:.$Q$17];[.$C25]+1;[.CX$4]+1))" office:value-type="string" office:string-value="&amp;">
            <text:p>&amp;</text:p>
          </table:table-cell>
          <table:table-cell table:style-name="ce3" table:formula="of:=CHAR(INDEX([XOR.$B$2:.$Q$17];[.$B25]+1;[.CY$3]+1 )*16+INDEX([XOR.$B$2:.$Q$17];[.$C25]+1;[.CY$4]+1))" office:value-type="string" office:string-value="'">
            <text:p>'</text:p>
          </table:table-cell>
          <table:table-cell table:style-name="ce3" table:formula="of:=CHAR(INDEX([XOR.$B$2:.$Q$17];[.$B25]+1;[.CZ$3]+1 )*16+INDEX([XOR.$B$2:.$Q$17];[.$C25]+1;[.CZ$4]+1))" office:value-type="string" office:string-value="$">
            <text:p>$</text:p>
          </table:table-cell>
          <table:table-cell table:style-name="ce3" table:formula="of:=CHAR(INDEX([XOR.$B$2:.$Q$17];[.$B25]+1;[.DA$3]+1 )*16+INDEX([XOR.$B$2:.$Q$17];[.$C25]+1;[.DA$4]+1))" office:value-type="string" office:string-value="%">
            <text:p>%</text:p>
          </table:table-cell>
          <table:table-cell table:style-name="ce3" table:formula="of:=CHAR(INDEX([XOR.$B$2:.$Q$17];[.$B25]+1;[.DB$3]+1 )*16+INDEX([XOR.$B$2:.$Q$17];[.$C25]+1;[.DB$4]+1))" office:value-type="string" office:string-value="&quot;">
            <text:p>"</text:p>
          </table:table-cell>
          <table:table-cell table:style-name="ce3" table:formula="of:=CHAR(INDEX([XOR.$B$2:.$Q$17];[.$B25]+1;[.DC$3]+1 )*16+INDEX([XOR.$B$2:.$Q$17];[.$C25]+1;[.DC$4]+1))" office:value-type="string" office:string-value="#">
            <text:p>#</text:p>
          </table:table-cell>
          <table:table-cell table:style-name="ce3" table:formula="of:=CHAR(INDEX([XOR.$B$2:.$Q$17];[.$B25]+1;[.DD$3]+1 )*16+INDEX([XOR.$B$2:.$Q$17];[.$C25]+1;[.DD$4]+1))" office:value-type="string" office:string-value=" ">
            <text:p><text:s/></text:p>
          </table:table-cell>
          <table:table-cell table:style-name="ce3" table:formula="of:=CHAR(INDEX([XOR.$B$2:.$Q$17];[.$B25]+1;[.DE$3]+1 )*16+INDEX([XOR.$B$2:.$Q$17];[.$C25]+1;[.DE$4]+1))" office:value-type="string" office:string-value="!">
            <text:p>!</text:p>
          </table:table-cell>
          <table:table-cell table:style-name="ce3" table:formula="of:=CHAR(INDEX([XOR.$B$2:.$Q$17];[.$B25]+1;[.DF$3]+1 )*16+INDEX([XOR.$B$2:.$Q$17];[.$C25]+1;[.DF$4]+1))" office:value-type="string" office:string-value=".">
            <text:p>.</text:p>
          </table:table-cell>
          <table:table-cell table:style-name="ce3" table:formula="of:=CHAR(INDEX([XOR.$B$2:.$Q$17];[.$B25]+1;[.DG$3]+1 )*16+INDEX([XOR.$B$2:.$Q$17];[.$C25]+1;[.DG$4]+1))" office:value-type="string" office:string-value="/">
            <text:p>/</text:p>
          </table:table-cell>
          <table:table-cell table:style-name="ce3" table:formula="of:=CHAR(INDEX([XOR.$B$2:.$Q$17];[.$B25]+1;[.DH$3]+1 )*16+INDEX([XOR.$B$2:.$Q$17];[.$C25]+1;[.DH$4]+1))" office:value-type="string" office:string-value=",">
            <text:p>,</text:p>
          </table:table-cell>
          <table:table-cell table:style-name="ce3" table:formula="of:=CHAR(INDEX([XOR.$B$2:.$Q$17];[.$B25]+1;[.DI$3]+1 )*16+INDEX([XOR.$B$2:.$Q$17];[.$C25]+1;[.DI$4]+1))" office:value-type="string" office:string-value="-">
            <text:p>-</text:p>
          </table:table-cell>
          <table:table-cell table:style-name="ce3" table:formula="of:=CHAR(INDEX([XOR.$B$2:.$Q$17];[.$B25]+1;[.DJ$3]+1 )*16+INDEX([XOR.$B$2:.$Q$17];[.$C25]+1;[.DJ$4]+1))" office:value-type="string" office:string-value="*">
            <text:p>*</text:p>
          </table:table-cell>
          <table:table-cell table:style-name="ce3" table:formula="of:=CHAR(INDEX([XOR.$B$2:.$Q$17];[.$B25]+1;[.DK$3]+1 )*16+INDEX([XOR.$B$2:.$Q$17];[.$C25]+1;[.DK$4]+1))" office:value-type="string" office:string-value="+">
            <text:p>+</text:p>
          </table:table-cell>
          <table:table-cell table:style-name="ce3" table:formula="of:=CHAR(INDEX([XOR.$B$2:.$Q$17];[.$B25]+1;[.DL$3]+1 )*16+INDEX([XOR.$B$2:.$Q$17];[.$C25]+1;[.DL$4]+1))" office:value-type="string" office:string-value="(">
            <text:p>(</text:p>
          </table:table-cell>
          <table:table-cell table:style-name="ce3" table:formula="of:=CHAR(INDEX([XOR.$B$2:.$Q$17];[.$B25]+1;[.DM$3]+1 )*16+INDEX([XOR.$B$2:.$Q$17];[.$C25]+1;[.DM$4]+1))" office:value-type="string" office:string-value=")">
            <text:p>)</text:p>
          </table:table-cell>
          <table:table-cell table:style-name="ce3" table:formula="of:=CHAR(INDEX([XOR.$B$2:.$Q$17];[.$B25]+1;[.DN$3]+1 )*16+INDEX([XOR.$B$2:.$Q$17];[.$C25]+1;[.DN$4]+1))" office:value-type="string" office:string-value="6">
            <text:p>6</text:p>
          </table:table-cell>
          <table:table-cell table:style-name="ce3" table:formula="of:=CHAR(INDEX([XOR.$B$2:.$Q$17];[.$B25]+1;[.DO$3]+1 )*16+INDEX([XOR.$B$2:.$Q$17];[.$C25]+1;[.DO$4]+1))" office:value-type="string" office:string-value="7">
            <text:p>7</text:p>
          </table:table-cell>
          <table:table-cell table:style-name="ce3" table:formula="of:=CHAR(INDEX([XOR.$B$2:.$Q$17];[.$B25]+1;[.DP$3]+1 )*16+INDEX([XOR.$B$2:.$Q$17];[.$C25]+1;[.DP$4]+1))" office:value-type="string" office:string-value="4">
            <text:p>4</text:p>
          </table:table-cell>
          <table:table-cell table:style-name="ce3" table:formula="of:=CHAR(INDEX([XOR.$B$2:.$Q$17];[.$B25]+1;[.DQ$3]+1 )*16+INDEX([XOR.$B$2:.$Q$17];[.$C25]+1;[.DQ$4]+1))" office:value-type="string" office:string-value="5">
            <text:p>5</text:p>
          </table:table-cell>
          <table:table-cell table:style-name="ce3" table:formula="of:=CHAR(INDEX([XOR.$B$2:.$Q$17];[.$B25]+1;[.DR$3]+1 )*16+INDEX([XOR.$B$2:.$Q$17];[.$C25]+1;[.DR$4]+1))" office:value-type="string" office:string-value="2">
            <text:p>2</text:p>
          </table:table-cell>
          <table:table-cell table:style-name="ce3" table:formula="of:=CHAR(INDEX([XOR.$B$2:.$Q$17];[.$B25]+1;[.DS$3]+1 )*16+INDEX([XOR.$B$2:.$Q$17];[.$C25]+1;[.DS$4]+1))" office:value-type="string" office:string-value="3">
            <text:p>3</text:p>
          </table:table-cell>
          <table:table-cell table:style-name="ce3" table:formula="of:=CHAR(INDEX([XOR.$B$2:.$Q$17];[.$B25]+1;[.DT$3]+1 )*16+INDEX([XOR.$B$2:.$Q$17];[.$C25]+1;[.DT$4]+1))" office:value-type="string" office:string-value="0">
            <text:p>0</text:p>
          </table:table-cell>
          <table:table-cell table:style-name="ce3" table:formula="of:=CHAR(INDEX([XOR.$B$2:.$Q$17];[.$B25]+1;[.DU$3]+1 )*16+INDEX([XOR.$B$2:.$Q$17];[.$C25]+1;[.DU$4]+1))" office:value-type="string" office:string-value="1">
            <text:p>1</text:p>
          </table:table-cell>
          <table:table-cell table:style-name="ce3" table:formula="of:=CHAR(INDEX([XOR.$B$2:.$Q$17];[.$B25]+1;[.DV$3]+1 )*16+INDEX([XOR.$B$2:.$Q$17];[.$C25]+1;[.DV$4]+1))" office:value-type="string" office:string-value="&gt;">
            <text:p>&gt;</text:p>
          </table:table-cell>
          <table:table-cell table:style-name="ce3" table:formula="of:=CHAR(INDEX([XOR.$B$2:.$Q$17];[.$B25]+1;[.DW$3]+1 )*16+INDEX([XOR.$B$2:.$Q$17];[.$C25]+1;[.DW$4]+1))" office:value-type="string" office:string-value="?">
            <text:p>?</text:p>
          </table:table-cell>
          <table:table-cell table:style-name="ce3" table:formula="of:=CHAR(INDEX([XOR.$B$2:.$Q$17];[.$B25]+1;[.DX$3]+1 )*16+INDEX([XOR.$B$2:.$Q$17];[.$C25]+1;[.DX$4]+1))" office:value-type="string" office:string-value="&lt;">
            <text:p>&lt;</text:p>
          </table:table-cell>
          <table:table-cell table:style-name="ce3" table:formula="of:=CHAR(INDEX([XOR.$B$2:.$Q$17];[.$B25]+1;[.DY$3]+1 )*16+INDEX([XOR.$B$2:.$Q$17];[.$C25]+1;[.DY$4]+1))" office:value-type="string" office:string-value="=">
            <text:p>=</text:p>
          </table:table-cell>
          <table:table-cell table:style-name="ce3" table:formula="of:=CHAR(INDEX([XOR.$B$2:.$Q$17];[.$B25]+1;[.DZ$3]+1 )*16+INDEX([XOR.$B$2:.$Q$17];[.$C25]+1;[.DZ$4]+1))" office:value-type="string" office:string-value=":">
            <text:p>:</text:p>
          </table:table-cell>
          <table:table-cell table:style-name="ce3" table:formula="of:=CHAR(INDEX([XOR.$B$2:.$Q$17];[.$B25]+1;[.EA$3]+1 )*16+INDEX([XOR.$B$2:.$Q$17];[.$C25]+1;[.EA$4]+1))" office:value-type="string" office:string-value=";">
            <text:p>;</text:p>
          </table:table-cell>
          <table:table-cell table:style-name="ce3" table:formula="of:=CHAR(INDEX([XOR.$B$2:.$Q$17];[.$B25]+1;[.EB$3]+1 )*16+INDEX([XOR.$B$2:.$Q$17];[.$C25]+1;[.EB$4]+1))" office:value-type="string" office:string-value="8">
            <text:p>8</text:p>
          </table:table-cell>
          <table:table-cell table:style-name="ce3" table:formula="of:=CHAR(INDEX([XOR.$B$2:.$Q$17];[.$B25]+1;[.EC$3]+1 )*16+INDEX([XOR.$B$2:.$Q$17];[.$C25]+1;[.EC$4]+1))" office:value-type="string" office:string-value="9">
            <text:p>9</text:p>
          </table:table-cell>
        </table:table-row>
        <table:table-row table:style-name="ro4">
          <table:table-cell table:formula="of:=[.A25]+2" office:value-type="float" office:value="43">
            <text:p>43</text:p>
          </table:table-cell>
          <table:table-cell table:style-name="ce3" table:formula="of:=VLOOKUP(RIGHT(LEFT([.$B$1];[.A26]);1);[Sheet1.$A$2:.$C$17];3;0)" office:value-type="float" office:value="1">
            <text:p>1</text:p>
          </table:table-cell>
          <table:table-cell table:formula="of:=VLOOKUP(RIGHT(LEFT([.$B$1];[.A26]+1);1);[Sheet1.$A$2:.$C$17];3;0)" office:value-type="float" office:value="5">
            <text:p>5</text:p>
          </table:table-cell>
          <table:table-cell table:formula="of:=[.C26]+[.B26]*16" office:value-type="float" office:value="21">
            <text:p>21</text:p>
          </table:table-cell>
          <table:table-cell table:formula="of:=CHAR([.D26])" office:value-type="string" office:string-value="">
            <text:p/>
          </table:table-cell>
          <table:table-cell table:style-name="ce3" table:formula="of:=CHAR(INDEX([XOR.$B$2:.$Q$17];[.$B26]+1;[.F$3]+1 )*16+INDEX([XOR.$B$2:.$Q$17];[.$C26]+1;[.F$4]+1))" office:value-type="string" office:string-value="">
            <text:p/>
          </table:table-cell>
          <table:table-cell table:style-name="ce3" table:formula="of:=CHAR(INDEX([XOR.$B$2:.$Q$17];[.$B26]+1;[.G$3]+1 )*16+INDEX([XOR.$B$2:.$Q$17];[.$C26]+1;[.G$4]+1))" office:value-type="string" office:string-value="">
            <text:p/>
          </table:table-cell>
          <table:table-cell table:style-name="ce3" table:formula="of:=CHAR(INDEX([XOR.$B$2:.$Q$17];[.$B26]+1;[.H$3]+1 )*16+INDEX([XOR.$B$2:.$Q$17];[.$C26]+1;[.H$4]+1))" office:value-type="string" office:string-value="">
            <text:p/>
          </table:table-cell>
          <table:table-cell table:style-name="ce3" table:formula="of:=CHAR(INDEX([XOR.$B$2:.$Q$17];[.$B26]+1;[.I$3]+1 )*16+INDEX([XOR.$B$2:.$Q$17];[.$C26]+1;[.I$4]+1))" office:value-type="string" office:string-value="">
            <text:p/>
          </table:table-cell>
          <table:table-cell table:style-name="ce3" table:formula="of:=CHAR(INDEX([XOR.$B$2:.$Q$17];[.$B26]+1;[.J$3]+1 )*16+INDEX([XOR.$B$2:.$Q$17];[.$C26]+1;[.J$4]+1))" office:value-type="string" office:string-value="">
            <text:p/>
          </table:table-cell>
          <table:table-cell table:style-name="ce3" table:formula="of:=CHAR(INDEX([XOR.$B$2:.$Q$17];[.$B26]+1;[.K$3]+1 )*16+INDEX([XOR.$B$2:.$Q$17];[.$C26]+1;[.K$4]+1))" office:value-type="string" office:string-value="">
            <text:p/>
          </table:table-cell>
          <table:table-cell table:style-name="ce3" table:formula="of:=CHAR(INDEX([XOR.$B$2:.$Q$17];[.$B26]+1;[.L$3]+1 )*16+INDEX([XOR.$B$2:.$Q$17];[.$C26]+1;[.L$4]+1))" office:value-type="string" office:string-value="">
            <text:p/>
          </table:table-cell>
          <table:table-cell table:style-name="ce3" table:formula="of:=CHAR(INDEX([XOR.$B$2:.$Q$17];[.$B26]+1;[.M$3]+1 )*16+INDEX([XOR.$B$2:.$Q$17];[.$C26]+1;[.M$4]+1))" office:value-type="string" office:string-value="">
            <text:p/>
          </table:table-cell>
          <table:table-cell table:style-name="ce3" table:formula="of:=CHAR(INDEX([XOR.$B$2:.$Q$17];[.$B26]+1;[.N$3]+1 )*16+INDEX([XOR.$B$2:.$Q$17];[.$C26]+1;[.N$4]+1))" office:value-type="string" office:string-value="">
            <text:p/>
          </table:table-cell>
          <table:table-cell table:style-name="ce3" table:formula="of:=CHAR(INDEX([XOR.$B$2:.$Q$17];[.$B26]+1;[.O$3]+1 )*16+INDEX([XOR.$B$2:.$Q$17];[.$C26]+1;[.O$4]+1))" office:value-type="string" office:string-value="">
            <text:p/>
          </table:table-cell>
          <table:table-cell table:style-name="ce3" table:formula="of:=CHAR(INDEX([XOR.$B$2:.$Q$17];[.$B26]+1;[.P$3]+1 )*16+INDEX([XOR.$B$2:.$Q$17];[.$C26]+1;[.P$4]+1))" office:value-type="string" office:string-value="">
            <text:p/>
          </table:table-cell>
          <table:table-cell table:style-name="ce3" table:formula="of:=CHAR(INDEX([XOR.$B$2:.$Q$17];[.$B26]+1;[.Q$3]+1 )*16+INDEX([XOR.$B$2:.$Q$17];[.$C26]+1;[.Q$4]+1))" office:value-type="string" office:string-value="">
            <text:p/>
          </table:table-cell>
          <table:table-cell table:style-name="ce3" table:formula="of:=CHAR(INDEX([XOR.$B$2:.$Q$17];[.$B26]+1;[.R$3]+1 )*16+INDEX([XOR.$B$2:.$Q$17];[.$C26]+1;[.R$4]+1))" office:value-type="string" office:string-value="">
            <text:p/>
          </table:table-cell>
          <table:table-cell table:style-name="ce3" table:formula="of:=CHAR(INDEX([XOR.$B$2:.$Q$17];[.$B26]+1;[.S$3]+1 )*16+INDEX([XOR.$B$2:.$Q$17];[.$C26]+1;[.S$4]+1))" office:value-type="string" office:string-value="">
            <text:p/>
          </table:table-cell>
          <table:table-cell table:style-name="ce3" table:formula="of:=CHAR(INDEX([XOR.$B$2:.$Q$17];[.$B26]+1;[.T$3]+1 )*16+INDEX([XOR.$B$2:.$Q$17];[.$C26]+1;[.T$4]+1))" office:value-type="string" office:string-value="">
            <text:p/>
          </table:table-cell>
          <table:table-cell table:style-name="ce3" table:formula="of:=CHAR(INDEX([XOR.$B$2:.$Q$17];[.$B26]+1;[.U$3]+1 )*16+INDEX([XOR.$B$2:.$Q$17];[.$C26]+1;[.U$4]+1))" office:value-type="string" office:string-value="">
            <text:p/>
          </table:table-cell>
          <table:table-cell table:style-name="ce3" table:formula="of:=CHAR(INDEX([XOR.$B$2:.$Q$17];[.$B26]+1;[.V$3]+1 )*16+INDEX([XOR.$B$2:.$Q$17];[.$C26]+1;[.V$4]+1))" office:value-type="string" office:string-value="">
            <text:p/>
          </table:table-cell>
          <table:table-cell table:style-name="ce3" table:formula="of:=CHAR(INDEX([XOR.$B$2:.$Q$17];[.$B26]+1;[.W$3]+1 )*16+INDEX([XOR.$B$2:.$Q$17];[.$C26]+1;[.W$4]+1))" office:value-type="string" office:string-value="">
            <text:p/>
          </table:table-cell>
          <table:table-cell table:style-name="ce3" table:formula="of:=CHAR(INDEX([XOR.$B$2:.$Q$17];[.$B26]+1;[.X$3]+1 )*16+INDEX([XOR.$B$2:.$Q$17];[.$C26]+1;[.X$4]+1))" office:value-type="string" office:string-value="">
            <text:p/>
          </table:table-cell>
          <table:table-cell table:style-name="ce3" table:formula="of:=CHAR(INDEX([XOR.$B$2:.$Q$17];[.$B26]+1;[.Y$3]+1 )*16+INDEX([XOR.$B$2:.$Q$17];[.$C26]+1;[.Y$4]+1))" office:value-type="string" office:string-value="">
            <text:p/>
          </table:table-cell>
          <table:table-cell table:style-name="ce3" table:formula="of:=CHAR(INDEX([XOR.$B$2:.$Q$17];[.$B26]+1;[.Z$3]+1 )*16+INDEX([XOR.$B$2:.$Q$17];[.$C26]+1;[.Z$4]+1))" office:value-type="string" office:string-value="">
            <text:p/>
          </table:table-cell>
          <table:table-cell table:style-name="ce8" table:formula="of:=CHAR(INDEX([XOR.$B$2:.$Q$17];[.$B26]+1;[.AA$3]+1 )*16+INDEX([XOR.$B$2:.$Q$17];[.$C26]+1;[.AA$4]+1))" office:value-type="string" office:string-value="">
            <text:p/>
          </table:table-cell>
          <table:table-cell table:style-name="ce3" table:formula="of:=CHAR(INDEX([XOR.$B$2:.$Q$17];[.$B26]+1;[.AB$3]+1 )*16+INDEX([XOR.$B$2:.$Q$17];[.$C26]+1;[.AB$4]+1))" office:value-type="string" office:string-value="">
            <text:p/>
          </table:table-cell>
          <table:table-cell table:style-name="ce3" table:formula="of:=CHAR(INDEX([XOR.$B$2:.$Q$17];[.$B26]+1;[.AC$3]+1 )*16+INDEX([XOR.$B$2:.$Q$17];[.$C26]+1;[.AC$4]+1))" office:value-type="string" office:string-value="">
            <text:p/>
          </table:table-cell>
          <table:table-cell table:style-name="ce3" table:formula="of:=CHAR(INDEX([XOR.$B$2:.$Q$17];[.$B26]+1;[.AD$3]+1 )*16+INDEX([XOR.$B$2:.$Q$17];[.$C26]+1;[.AD$4]+1))" office:value-type="string" office:string-value="&#13;">
            <text:p></text:p>
          </table:table-cell>
          <table:table-cell table:style-name="ce3" table:formula="of:=CHAR(INDEX([XOR.$B$2:.$Q$17];[.$B26]+1;[.AE$3]+1 )*16+INDEX([XOR.$B$2:.$Q$17];[.$C26]+1;[.AE$4]+1))" office:value-type="string" office:string-value="">
            <text:p/>
          </table:table-cell>
          <table:table-cell table:style-name="ce3" table:formula="of:=CHAR(INDEX([XOR.$B$2:.$Q$17];[.$B26]+1;[.AF$3]+1 )*16+INDEX([XOR.$B$2:.$Q$17];[.$C26]+1;[.AF$4]+1))" office:value-type="string" office:string-value="">
            <text:p/>
          </table:table-cell>
          <table:table-cell table:style-name="ce3" table:formula="of:=CHAR(INDEX([XOR.$B$2:.$Q$17];[.$B26]+1;[.AG$3]+1 )*16+INDEX([XOR.$B$2:.$Q$17];[.$C26]+1;[.AG$4]+1))" office:value-type="string" office:string-value="">
            <text:p/>
          </table:table-cell>
          <table:table-cell table:style-name="ce3" table:formula="of:=CHAR(INDEX([XOR.$B$2:.$Q$17];[.$B26]+1;[.AH$3]+1 )*16+INDEX([XOR.$B$2:.$Q$17];[.$C26]+1;[.AH$4]+1))" office:value-type="string" office:string-value="&#9;">
            <text:p><text:tab/></text:p>
          </table:table-cell>
          <table:table-cell table:style-name="ce3" table:formula="of:=CHAR(INDEX([XOR.$B$2:.$Q$17];[.$B26]+1;[.AI$3]+1 )*16+INDEX([XOR.$B$2:.$Q$17];[.$C26]+1;[.AI$4]+1))" office:value-type="string" office:string-value="">
            <text:p/>
          </table:table-cell>
          <table:table-cell table:style-name="ce3" table:formula="of:=CHAR(INDEX([XOR.$B$2:.$Q$17];[.$B26]+1;[.AJ$3]+1 )*16+INDEX([XOR.$B$2:.$Q$17];[.$C26]+1;[.AJ$4]+1))" office:value-type="string" office:string-value="">
            <text:p/>
          </table:table-cell>
          <table:table-cell table:style-name="ce3" table:formula="of:=CHAR(INDEX([XOR.$B$2:.$Q$17];[.$B26]+1;[.AK$3]+1 )*16+INDEX([XOR.$B$2:.$Q$17];[.$C26]+1;[.AK$4]+1))" office:value-type="string" office:string-value="&#10;">
            <text:p><text:line-break/></text:p>
          </table:table-cell>
          <table:table-cell table:style-name="ce3" table:formula="of:=CHAR(INDEX([XOR.$B$2:.$Q$17];[.$B26]+1;[.AL$3]+1 )*16+INDEX([XOR.$B$2:.$Q$17];[.$C26]+1;[.AL$4]+1))" office:value-type="string" office:string-value="5">
            <text:p>5</text:p>
          </table:table-cell>
          <table:table-cell table:style-name="ce3" table:formula="of:=CHAR(INDEX([XOR.$B$2:.$Q$17];[.$B26]+1;[.AM$3]+1 )*16+INDEX([XOR.$B$2:.$Q$17];[.$C26]+1;[.AM$4]+1))" office:value-type="string" office:string-value="4">
            <text:p>4</text:p>
          </table:table-cell>
          <table:table-cell table:style-name="ce3" table:formula="of:=CHAR(INDEX([XOR.$B$2:.$Q$17];[.$B26]+1;[.AN$3]+1 )*16+INDEX([XOR.$B$2:.$Q$17];[.$C26]+1;[.AN$4]+1))" office:value-type="string" office:string-value="7">
            <text:p>7</text:p>
          </table:table-cell>
          <table:table-cell table:style-name="ce3" table:formula="of:=CHAR(INDEX([XOR.$B$2:.$Q$17];[.$B26]+1;[.AO$3]+1 )*16+INDEX([XOR.$B$2:.$Q$17];[.$C26]+1;[.AO$4]+1))" office:value-type="string" office:string-value="6">
            <text:p>6</text:p>
          </table:table-cell>
          <table:table-cell table:style-name="ce3" table:formula="of:=CHAR(INDEX([XOR.$B$2:.$Q$17];[.$B26]+1;[.AP$3]+1 )*16+INDEX([XOR.$B$2:.$Q$17];[.$C26]+1;[.AP$4]+1))" office:value-type="string" office:string-value="1">
            <text:p>1</text:p>
          </table:table-cell>
          <table:table-cell table:style-name="ce3" table:formula="of:=CHAR(INDEX([XOR.$B$2:.$Q$17];[.$B26]+1;[.AQ$3]+1 )*16+INDEX([XOR.$B$2:.$Q$17];[.$C26]+1;[.AQ$4]+1))" office:value-type="string" office:string-value="0">
            <text:p>0</text:p>
          </table:table-cell>
          <table:table-cell table:style-name="ce3" table:formula="of:=CHAR(INDEX([XOR.$B$2:.$Q$17];[.$B26]+1;[.AR$3]+1 )*16+INDEX([XOR.$B$2:.$Q$17];[.$C26]+1;[.AR$4]+1))" office:value-type="string" office:string-value="3">
            <text:p>3</text:p>
          </table:table-cell>
          <table:table-cell table:style-name="ce3" table:formula="of:=CHAR(INDEX([XOR.$B$2:.$Q$17];[.$B26]+1;[.AS$3]+1 )*16+INDEX([XOR.$B$2:.$Q$17];[.$C26]+1;[.AS$4]+1))" office:value-type="string" office:string-value="2">
            <text:p>2</text:p>
          </table:table-cell>
          <table:table-cell table:style-name="ce3" table:formula="of:=CHAR(INDEX([XOR.$B$2:.$Q$17];[.$B26]+1;[.AT$3]+1 )*16+INDEX([XOR.$B$2:.$Q$17];[.$C26]+1;[.AT$4]+1))" office:value-type="string" office:string-value="=">
            <text:p>=</text:p>
          </table:table-cell>
          <table:table-cell table:style-name="ce3" table:formula="of:=CHAR(INDEX([XOR.$B$2:.$Q$17];[.$B26]+1;[.AU$3]+1 )*16+INDEX([XOR.$B$2:.$Q$17];[.$C26]+1;[.AU$4]+1))" office:value-type="string" office:string-value="&lt;">
            <text:p>&lt;</text:p>
          </table:table-cell>
          <table:table-cell table:style-name="ce3" table:formula="of:=CHAR(INDEX([XOR.$B$2:.$Q$17];[.$B26]+1;[.AV$3]+1 )*16+INDEX([XOR.$B$2:.$Q$17];[.$C26]+1;[.AV$4]+1))" office:value-type="string" office:string-value="?">
            <text:p>?</text:p>
          </table:table-cell>
          <table:table-cell table:style-name="ce3" table:formula="of:=CHAR(INDEX([XOR.$B$2:.$Q$17];[.$B26]+1;[.AW$3]+1 )*16+INDEX([XOR.$B$2:.$Q$17];[.$C26]+1;[.AW$4]+1))" office:value-type="string" office:string-value="&gt;">
            <text:p>&gt;</text:p>
          </table:table-cell>
          <table:table-cell table:style-name="ce3" table:formula="of:=CHAR(INDEX([XOR.$B$2:.$Q$17];[.$B26]+1;[.AX$3]+1 )*16+INDEX([XOR.$B$2:.$Q$17];[.$C26]+1;[.AX$4]+1))" office:value-type="string" office:string-value="9">
            <text:p>9</text:p>
          </table:table-cell>
          <table:table-cell table:style-name="ce3" table:formula="of:=CHAR(INDEX([XOR.$B$2:.$Q$17];[.$B26]+1;[.AY$3]+1 )*16+INDEX([XOR.$B$2:.$Q$17];[.$C26]+1;[.AY$4]+1))" office:value-type="string" office:string-value="8">
            <text:p>8</text:p>
          </table:table-cell>
          <table:table-cell table:style-name="ce3" table:formula="of:=CHAR(INDEX([XOR.$B$2:.$Q$17];[.$B26]+1;[.AZ$3]+1 )*16+INDEX([XOR.$B$2:.$Q$17];[.$C26]+1;[.AZ$4]+1))" office:value-type="string" office:string-value=";">
            <text:p>;</text:p>
          </table:table-cell>
          <table:table-cell table:style-name="ce3" table:formula="of:=CHAR(INDEX([XOR.$B$2:.$Q$17];[.$B26]+1;[.BA$3]+1 )*16+INDEX([XOR.$B$2:.$Q$17];[.$C26]+1;[.BA$4]+1))" office:value-type="string" office:string-value=":">
            <text:p>:</text:p>
          </table:table-cell>
          <table:table-cell table:style-name="ce3" table:formula="of:=CHAR(INDEX([XOR.$B$2:.$Q$17];[.$B26]+1;[.BB$3]+1 )*16+INDEX([XOR.$B$2:.$Q$17];[.$C26]+1;[.BB$4]+1))" office:value-type="string" office:string-value="%">
            <text:p>%</text:p>
          </table:table-cell>
          <table:table-cell table:style-name="ce3" table:formula="of:=CHAR(INDEX([XOR.$B$2:.$Q$17];[.$B26]+1;[.BC$3]+1 )*16+INDEX([XOR.$B$2:.$Q$17];[.$C26]+1;[.BC$4]+1))" office:value-type="string" office:string-value="$">
            <text:p>$</text:p>
          </table:table-cell>
          <table:table-cell table:style-name="ce3" table:formula="of:=CHAR(INDEX([XOR.$B$2:.$Q$17];[.$B26]+1;[.BD$3]+1 )*16+INDEX([XOR.$B$2:.$Q$17];[.$C26]+1;[.BD$4]+1))" office:value-type="string" office:string-value="'">
            <text:p>'</text:p>
          </table:table-cell>
          <table:table-cell table:style-name="ce3" table:formula="of:=CHAR(INDEX([XOR.$B$2:.$Q$17];[.$B26]+1;[.BE$3]+1 )*16+INDEX([XOR.$B$2:.$Q$17];[.$C26]+1;[.BE$4]+1))" office:value-type="string" office:string-value="&amp;">
            <text:p>&amp;</text:p>
          </table:table-cell>
          <table:table-cell table:style-name="ce3" table:formula="of:=CHAR(INDEX([XOR.$B$2:.$Q$17];[.$B26]+1;[.BF$3]+1 )*16+INDEX([XOR.$B$2:.$Q$17];[.$C26]+1;[.BF$4]+1))" office:value-type="string" office:string-value="!">
            <text:p>!</text:p>
          </table:table-cell>
          <table:table-cell table:style-name="ce8" table:formula="of:=CHAR(INDEX([XOR.$B$2:.$Q$17];[.$B26]+1;[.BG$3]+1 )*16+INDEX([XOR.$B$2:.$Q$17];[.$C26]+1;[.BG$4]+1))" office:value-type="string" office:string-value=" ">
            <text:p><text:s/></text:p>
          </table:table-cell>
          <table:table-cell table:style-name="ce3" table:formula="of:=CHAR(INDEX([XOR.$B$2:.$Q$17];[.$B26]+1;[.BH$3]+1 )*16+INDEX([XOR.$B$2:.$Q$17];[.$C26]+1;[.BH$4]+1))" office:value-type="string" office:string-value="#">
            <text:p>#</text:p>
          </table:table-cell>
          <table:table-cell table:style-name="ce3" table:formula="of:=CHAR(INDEX([XOR.$B$2:.$Q$17];[.$B26]+1;[.BI$3]+1 )*16+INDEX([XOR.$B$2:.$Q$17];[.$C26]+1;[.BI$4]+1))" office:value-type="string" office:string-value="&quot;">
            <text:p>"</text:p>
          </table:table-cell>
          <table:table-cell table:style-name="ce3" table:formula="of:=CHAR(INDEX([XOR.$B$2:.$Q$17];[.$B26]+1;[.BJ$3]+1 )*16+INDEX([XOR.$B$2:.$Q$17];[.$C26]+1;[.BJ$4]+1))" office:value-type="string" office:string-value="-">
            <text:p>-</text:p>
          </table:table-cell>
          <table:table-cell table:style-name="ce3" table:formula="of:=CHAR(INDEX([XOR.$B$2:.$Q$17];[.$B26]+1;[.BK$3]+1 )*16+INDEX([XOR.$B$2:.$Q$17];[.$C26]+1;[.BK$4]+1))" office:value-type="string" office:string-value=",">
            <text:p>,</text:p>
          </table:table-cell>
          <table:table-cell table:style-name="ce3" table:formula="of:=CHAR(INDEX([XOR.$B$2:.$Q$17];[.$B26]+1;[.BL$3]+1 )*16+INDEX([XOR.$B$2:.$Q$17];[.$C26]+1;[.BL$4]+1))" office:value-type="string" office:string-value="/">
            <text:p>/</text:p>
          </table:table-cell>
          <table:table-cell table:style-name="ce3" table:formula="of:=CHAR(INDEX([XOR.$B$2:.$Q$17];[.$B26]+1;[.BM$3]+1 )*16+INDEX([XOR.$B$2:.$Q$17];[.$C26]+1;[.BM$4]+1))" office:value-type="string" office:string-value=".">
            <text:p>.</text:p>
          </table:table-cell>
          <table:table-cell table:style-name="ce3" table:formula="of:=CHAR(INDEX([XOR.$B$2:.$Q$17];[.$B26]+1;[.BN$3]+1 )*16+INDEX([XOR.$B$2:.$Q$17];[.$C26]+1;[.BN$4]+1))" office:value-type="string" office:string-value=")">
            <text:p>)</text:p>
          </table:table-cell>
          <table:table-cell table:style-name="ce3" table:formula="of:=CHAR(INDEX([XOR.$B$2:.$Q$17];[.$B26]+1;[.BO$3]+1 )*16+INDEX([XOR.$B$2:.$Q$17];[.$C26]+1;[.BO$4]+1))" office:value-type="string" office:string-value="(">
            <text:p>(</text:p>
          </table:table-cell>
          <table:table-cell table:style-name="ce3" table:formula="of:=CHAR(INDEX([XOR.$B$2:.$Q$17];[.$B26]+1;[.BP$3]+1 )*16+INDEX([XOR.$B$2:.$Q$17];[.$C26]+1;[.BP$4]+1))" office:value-type="string" office:string-value="+">
            <text:p>+</text:p>
          </table:table-cell>
          <table:table-cell table:style-name="ce3" table:formula="of:=CHAR(INDEX([XOR.$B$2:.$Q$17];[.$B26]+1;[.BQ$3]+1 )*16+INDEX([XOR.$B$2:.$Q$17];[.$C26]+1;[.BQ$4]+1))" office:value-type="string" office:string-value="*">
            <text:p>*</text:p>
          </table:table-cell>
          <table:table-cell table:style-name="ce3" table:formula="of:=CHAR(INDEX([XOR.$B$2:.$Q$17];[.$B26]+1;[.BR$3]+1 )*16+INDEX([XOR.$B$2:.$Q$17];[.$C26]+1;[.BR$4]+1))" office:value-type="string" office:string-value="U">
            <text:p>U</text:p>
          </table:table-cell>
          <table:table-cell table:style-name="ce3" table:formula="of:=CHAR(INDEX([XOR.$B$2:.$Q$17];[.$B26]+1;[.BS$3]+1 )*16+INDEX([XOR.$B$2:.$Q$17];[.$C26]+1;[.BS$4]+1))" office:value-type="string" office:string-value="T">
            <text:p>T</text:p>
          </table:table-cell>
          <table:table-cell table:style-name="ce3" table:formula="of:=CHAR(INDEX([XOR.$B$2:.$Q$17];[.$B26]+1;[.BT$3]+1 )*16+INDEX([XOR.$B$2:.$Q$17];[.$C26]+1;[.BT$4]+1))" office:value-type="string" office:string-value="W">
            <text:p>W</text:p>
          </table:table-cell>
          <table:table-cell table:style-name="ce3" table:formula="of:=CHAR(INDEX([XOR.$B$2:.$Q$17];[.$B26]+1;[.BU$3]+1 )*16+INDEX([XOR.$B$2:.$Q$17];[.$C26]+1;[.BU$4]+1))" office:value-type="string" office:string-value="V">
            <text:p>V</text:p>
          </table:table-cell>
          <table:table-cell table:style-name="ce3" table:formula="of:=CHAR(INDEX([XOR.$B$2:.$Q$17];[.$B26]+1;[.BV$3]+1 )*16+INDEX([XOR.$B$2:.$Q$17];[.$C26]+1;[.BV$4]+1))" office:value-type="string" office:string-value="Q">
            <text:p>Q</text:p>
          </table:table-cell>
          <table:table-cell table:style-name="ce3" table:formula="of:=CHAR(INDEX([XOR.$B$2:.$Q$17];[.$B26]+1;[.BW$3]+1 )*16+INDEX([XOR.$B$2:.$Q$17];[.$C26]+1;[.BW$4]+1))" office:value-type="string" office:string-value="P">
            <text:p>P</text:p>
          </table:table-cell>
          <table:table-cell table:style-name="ce3" table:formula="of:=CHAR(INDEX([XOR.$B$2:.$Q$17];[.$B26]+1;[.BX$3]+1 )*16+INDEX([XOR.$B$2:.$Q$17];[.$C26]+1;[.BX$4]+1))" office:value-type="string" office:string-value="S">
            <text:p>S</text:p>
          </table:table-cell>
          <table:table-cell table:style-name="ce3" table:formula="of:=CHAR(INDEX([XOR.$B$2:.$Q$17];[.$B26]+1;[.BY$3]+1 )*16+INDEX([XOR.$B$2:.$Q$17];[.$C26]+1;[.BY$4]+1))" office:value-type="string" office:string-value="R">
            <text:p>R</text:p>
          </table:table-cell>
          <table:table-cell table:style-name="ce3" table:formula="of:=CHAR(INDEX([XOR.$B$2:.$Q$17];[.$B26]+1;[.BZ$3]+1 )*16+INDEX([XOR.$B$2:.$Q$17];[.$C26]+1;[.BZ$4]+1))" office:value-type="string" office:string-value="]">
            <text:p>]</text:p>
          </table:table-cell>
          <table:table-cell table:style-name="ce3" table:formula="of:=CHAR(INDEX([XOR.$B$2:.$Q$17];[.$B26]+1;[.CA$3]+1 )*16+INDEX([XOR.$B$2:.$Q$17];[.$C26]+1;[.CA$4]+1))" office:value-type="string" office:string-value="\">
            <text:p>\</text:p>
          </table:table-cell>
          <table:table-cell table:style-name="ce3" table:formula="of:=CHAR(INDEX([XOR.$B$2:.$Q$17];[.$B26]+1;[.CB$3]+1 )*16+INDEX([XOR.$B$2:.$Q$17];[.$C26]+1;[.CB$4]+1))" office:value-type="string" office:string-value="_">
            <text:p>_</text:p>
          </table:table-cell>
          <table:table-cell table:style-name="ce3" table:formula="of:=CHAR(INDEX([XOR.$B$2:.$Q$17];[.$B26]+1;[.CC$3]+1 )*16+INDEX([XOR.$B$2:.$Q$17];[.$C26]+1;[.CC$4]+1))" office:value-type="string" office:string-value="^">
            <text:p>^</text:p>
          </table:table-cell>
          <table:table-cell table:style-name="ce3" table:formula="of:=CHAR(INDEX([XOR.$B$2:.$Q$17];[.$B26]+1;[.CD$3]+1 )*16+INDEX([XOR.$B$2:.$Q$17];[.$C26]+1;[.CD$4]+1))" office:value-type="string" office:string-value="Y">
            <text:p>Y</text:p>
          </table:table-cell>
          <table:table-cell table:style-name="ce3" table:formula="of:=CHAR(INDEX([XOR.$B$2:.$Q$17];[.$B26]+1;[.CE$3]+1 )*16+INDEX([XOR.$B$2:.$Q$17];[.$C26]+1;[.CE$4]+1))" office:value-type="string" office:string-value="X">
            <text:p>X</text:p>
          </table:table-cell>
          <table:table-cell table:style-name="ce3" table:formula="of:=CHAR(INDEX([XOR.$B$2:.$Q$17];[.$B26]+1;[.CF$3]+1 )*16+INDEX([XOR.$B$2:.$Q$17];[.$C26]+1;[.CF$4]+1))" office:value-type="string" office:string-value="[">
            <text:p>[</text:p>
          </table:table-cell>
          <table:table-cell table:style-name="ce3" table:formula="of:=CHAR(INDEX([XOR.$B$2:.$Q$17];[.$B26]+1;[.CG$3]+1 )*16+INDEX([XOR.$B$2:.$Q$17];[.$C26]+1;[.CG$4]+1))" office:value-type="string" office:string-value="Z">
            <text:p>Z</text:p>
          </table:table-cell>
          <table:table-cell table:style-name="ce3" table:formula="of:=CHAR(INDEX([XOR.$B$2:.$Q$17];[.$B26]+1;[.CH$3]+1 )*16+INDEX([XOR.$B$2:.$Q$17];[.$C26]+1;[.CH$4]+1))" office:value-type="string" office:string-value="E">
            <text:p>E</text:p>
          </table:table-cell>
          <table:table-cell table:style-name="ce3" table:formula="of:=CHAR(INDEX([XOR.$B$2:.$Q$17];[.$B26]+1;[.CI$3]+1 )*16+INDEX([XOR.$B$2:.$Q$17];[.$C26]+1;[.CI$4]+1))" office:value-type="string" office:string-value="D">
            <text:p>D</text:p>
          </table:table-cell>
          <table:table-cell table:style-name="ce3" table:formula="of:=CHAR(INDEX([XOR.$B$2:.$Q$17];[.$B26]+1;[.CJ$3]+1 )*16+INDEX([XOR.$B$2:.$Q$17];[.$C26]+1;[.CJ$4]+1))" office:value-type="string" office:string-value="G">
            <text:p>G</text:p>
          </table:table-cell>
          <table:table-cell table:style-name="ce3" table:formula="of:=CHAR(INDEX([XOR.$B$2:.$Q$17];[.$B26]+1;[.CK$3]+1 )*16+INDEX([XOR.$B$2:.$Q$17];[.$C26]+1;[.CK$4]+1))" office:value-type="string" office:string-value="F">
            <text:p>F</text:p>
          </table:table-cell>
          <table:table-cell table:style-name="ce3" table:formula="of:=CHAR(INDEX([XOR.$B$2:.$Q$17];[.$B26]+1;[.CL$3]+1 )*16+INDEX([XOR.$B$2:.$Q$17];[.$C26]+1;[.CL$4]+1))" office:value-type="string" office:string-value="A">
            <text:p>A</text:p>
          </table:table-cell>
          <table:table-cell table:style-name="ce3" table:formula="of:=CHAR(INDEX([XOR.$B$2:.$Q$17];[.$B26]+1;[.CM$3]+1 )*16+INDEX([XOR.$B$2:.$Q$17];[.$C26]+1;[.CM$4]+1))" office:value-type="string" office:string-value="@">
            <text:p>@</text:p>
          </table:table-cell>
          <table:table-cell table:style-name="ce3" table:formula="of:=CHAR(INDEX([XOR.$B$2:.$Q$17];[.$B26]+1;[.CN$3]+1 )*16+INDEX([XOR.$B$2:.$Q$17];[.$C26]+1;[.CN$4]+1))" office:value-type="string" office:string-value="C">
            <text:p>C</text:p>
          </table:table-cell>
          <table:table-cell table:style-name="ce3" table:formula="of:=CHAR(INDEX([XOR.$B$2:.$Q$17];[.$B26]+1;[.CO$3]+1 )*16+INDEX([XOR.$B$2:.$Q$17];[.$C26]+1;[.CO$4]+1))" office:value-type="string" office:string-value="B">
            <text:p>B</text:p>
          </table:table-cell>
          <table:table-cell table:style-name="ce12" table:formula="of:=CHAR(INDEX([XOR.$B$2:.$Q$17];[.$B26]+1;[.CP$3]+1 )*16+INDEX([XOR.$B$2:.$Q$17];[.$C26]+1;[.CP$4]+1))" office:value-type="string" office:string-value="M">
            <text:p>M</text:p>
          </table:table-cell>
          <table:table-cell table:style-name="ce3" table:formula="of:=CHAR(INDEX([XOR.$B$2:.$Q$17];[.$B26]+1;[.CQ$3]+1 )*16+INDEX([XOR.$B$2:.$Q$17];[.$C26]+1;[.CQ$4]+1))" office:value-type="string" office:string-value="L">
            <text:p>L</text:p>
          </table:table-cell>
          <table:table-cell table:style-name="ce3" table:formula="of:=CHAR(INDEX([XOR.$B$2:.$Q$17];[.$B26]+1;[.CR$3]+1 )*16+INDEX([XOR.$B$2:.$Q$17];[.$C26]+1;[.CR$4]+1))" office:value-type="string" office:string-value="O">
            <text:p>O</text:p>
          </table:table-cell>
          <table:table-cell table:style-name="ce3" table:formula="of:=CHAR(INDEX([XOR.$B$2:.$Q$17];[.$B26]+1;[.CS$3]+1 )*16+INDEX([XOR.$B$2:.$Q$17];[.$C26]+1;[.CS$4]+1))" office:value-type="string" office:string-value="N">
            <text:p>N</text:p>
          </table:table-cell>
          <table:table-cell table:style-name="ce3" table:formula="of:=CHAR(INDEX([XOR.$B$2:.$Q$17];[.$B26]+1;[.CT$3]+1 )*16+INDEX([XOR.$B$2:.$Q$17];[.$C26]+1;[.CT$4]+1))" office:value-type="string" office:string-value="I">
            <text:p>I</text:p>
          </table:table-cell>
          <table:table-cell table:style-name="ce3" table:formula="of:=CHAR(INDEX([XOR.$B$2:.$Q$17];[.$B26]+1;[.CU$3]+1 )*16+INDEX([XOR.$B$2:.$Q$17];[.$C26]+1;[.CU$4]+1))" office:value-type="string" office:string-value="H">
            <text:p>H</text:p>
          </table:table-cell>
          <table:table-cell table:style-name="ce3" table:formula="of:=CHAR(INDEX([XOR.$B$2:.$Q$17];[.$B26]+1;[.CV$3]+1 )*16+INDEX([XOR.$B$2:.$Q$17];[.$C26]+1;[.CV$4]+1))" office:value-type="string" office:string-value="K">
            <text:p>K</text:p>
          </table:table-cell>
          <table:table-cell table:style-name="ce3" table:formula="of:=CHAR(INDEX([XOR.$B$2:.$Q$17];[.$B26]+1;[.CW$3]+1 )*16+INDEX([XOR.$B$2:.$Q$17];[.$C26]+1;[.CW$4]+1))" office:value-type="string" office:string-value="J">
            <text:p>J</text:p>
          </table:table-cell>
          <table:table-cell table:style-name="ce3" table:formula="of:=CHAR(INDEX([XOR.$B$2:.$Q$17];[.$B26]+1;[.CX$3]+1 )*16+INDEX([XOR.$B$2:.$Q$17];[.$C26]+1;[.CX$4]+1))" office:value-type="string" office:string-value="u">
            <text:p>u</text:p>
          </table:table-cell>
          <table:table-cell table:style-name="ce3" table:formula="of:=CHAR(INDEX([XOR.$B$2:.$Q$17];[.$B26]+1;[.CY$3]+1 )*16+INDEX([XOR.$B$2:.$Q$17];[.$C26]+1;[.CY$4]+1))" office:value-type="string" office:string-value="t">
            <text:p>t</text:p>
          </table:table-cell>
          <table:table-cell table:style-name="ce3" table:formula="of:=CHAR(INDEX([XOR.$B$2:.$Q$17];[.$B26]+1;[.CZ$3]+1 )*16+INDEX([XOR.$B$2:.$Q$17];[.$C26]+1;[.CZ$4]+1))" office:value-type="string" office:string-value="w">
            <text:p>w</text:p>
          </table:table-cell>
          <table:table-cell table:style-name="ce3" table:formula="of:=CHAR(INDEX([XOR.$B$2:.$Q$17];[.$B26]+1;[.DA$3]+1 )*16+INDEX([XOR.$B$2:.$Q$17];[.$C26]+1;[.DA$4]+1))" office:value-type="string" office:string-value="v">
            <text:p>v</text:p>
          </table:table-cell>
          <table:table-cell table:style-name="ce3" table:formula="of:=CHAR(INDEX([XOR.$B$2:.$Q$17];[.$B26]+1;[.DB$3]+1 )*16+INDEX([XOR.$B$2:.$Q$17];[.$C26]+1;[.DB$4]+1))" office:value-type="string" office:string-value="q">
            <text:p>q</text:p>
          </table:table-cell>
          <table:table-cell table:style-name="ce3" table:formula="of:=CHAR(INDEX([XOR.$B$2:.$Q$17];[.$B26]+1;[.DC$3]+1 )*16+INDEX([XOR.$B$2:.$Q$17];[.$C26]+1;[.DC$4]+1))" office:value-type="string" office:string-value="p">
            <text:p>p</text:p>
          </table:table-cell>
          <table:table-cell table:style-name="ce3" table:formula="of:=CHAR(INDEX([XOR.$B$2:.$Q$17];[.$B26]+1;[.DD$3]+1 )*16+INDEX([XOR.$B$2:.$Q$17];[.$C26]+1;[.DD$4]+1))" office:value-type="string" office:string-value="s">
            <text:p>s</text:p>
          </table:table-cell>
          <table:table-cell table:style-name="ce3" table:formula="of:=CHAR(INDEX([XOR.$B$2:.$Q$17];[.$B26]+1;[.DE$3]+1 )*16+INDEX([XOR.$B$2:.$Q$17];[.$C26]+1;[.DE$4]+1))" office:value-type="string" office:string-value="r">
            <text:p>r</text:p>
          </table:table-cell>
          <table:table-cell table:style-name="ce3" table:formula="of:=CHAR(INDEX([XOR.$B$2:.$Q$17];[.$B26]+1;[.DF$3]+1 )*16+INDEX([XOR.$B$2:.$Q$17];[.$C26]+1;[.DF$4]+1))" office:value-type="string" office:string-value="}">
            <text:p>}</text:p>
          </table:table-cell>
          <table:table-cell table:style-name="ce3" table:formula="of:=CHAR(INDEX([XOR.$B$2:.$Q$17];[.$B26]+1;[.DG$3]+1 )*16+INDEX([XOR.$B$2:.$Q$17];[.$C26]+1;[.DG$4]+1))" office:value-type="string" office:string-value="|">
            <text:p>|</text:p>
          </table:table-cell>
          <table:table-cell table:style-name="ce3" table:formula="of:=CHAR(INDEX([XOR.$B$2:.$Q$17];[.$B26]+1;[.DH$3]+1 )*16+INDEX([XOR.$B$2:.$Q$17];[.$C26]+1;[.DH$4]+1))" office:value-type="string" office:string-value="">
            <text:p></text:p>
          </table:table-cell>
          <table:table-cell table:style-name="ce3" table:formula="of:=CHAR(INDEX([XOR.$B$2:.$Q$17];[.$B26]+1;[.DI$3]+1 )*16+INDEX([XOR.$B$2:.$Q$17];[.$C26]+1;[.DI$4]+1))" office:value-type="string" office:string-value="~">
            <text:p>~</text:p>
          </table:table-cell>
          <table:table-cell table:style-name="ce3" table:formula="of:=CHAR(INDEX([XOR.$B$2:.$Q$17];[.$B26]+1;[.DJ$3]+1 )*16+INDEX([XOR.$B$2:.$Q$17];[.$C26]+1;[.DJ$4]+1))" office:value-type="string" office:string-value="y">
            <text:p>y</text:p>
          </table:table-cell>
          <table:table-cell table:style-name="ce3" table:formula="of:=CHAR(INDEX([XOR.$B$2:.$Q$17];[.$B26]+1;[.DK$3]+1 )*16+INDEX([XOR.$B$2:.$Q$17];[.$C26]+1;[.DK$4]+1))" office:value-type="string" office:string-value="x">
            <text:p>x</text:p>
          </table:table-cell>
          <table:table-cell table:style-name="ce3" table:formula="of:=CHAR(INDEX([XOR.$B$2:.$Q$17];[.$B26]+1;[.DL$3]+1 )*16+INDEX([XOR.$B$2:.$Q$17];[.$C26]+1;[.DL$4]+1))" office:value-type="string" office:string-value="{">
            <text:p>{</text:p>
          </table:table-cell>
          <table:table-cell table:style-name="ce3" table:formula="of:=CHAR(INDEX([XOR.$B$2:.$Q$17];[.$B26]+1;[.DM$3]+1 )*16+INDEX([XOR.$B$2:.$Q$17];[.$C26]+1;[.DM$4]+1))" office:value-type="string" office:string-value="z">
            <text:p>z</text:p>
          </table:table-cell>
          <table:table-cell table:style-name="ce3" table:formula="of:=CHAR(INDEX([XOR.$B$2:.$Q$17];[.$B26]+1;[.DN$3]+1 )*16+INDEX([XOR.$B$2:.$Q$17];[.$C26]+1;[.DN$4]+1))" office:value-type="string" office:string-value="e">
            <text:p>e</text:p>
          </table:table-cell>
          <table:table-cell table:style-name="ce3" table:formula="of:=CHAR(INDEX([XOR.$B$2:.$Q$17];[.$B26]+1;[.DO$3]+1 )*16+INDEX([XOR.$B$2:.$Q$17];[.$C26]+1;[.DO$4]+1))" office:value-type="string" office:string-value="d">
            <text:p>d</text:p>
          </table:table-cell>
          <table:table-cell table:style-name="ce3" table:formula="of:=CHAR(INDEX([XOR.$B$2:.$Q$17];[.$B26]+1;[.DP$3]+1 )*16+INDEX([XOR.$B$2:.$Q$17];[.$C26]+1;[.DP$4]+1))" office:value-type="string" office:string-value="g">
            <text:p>g</text:p>
          </table:table-cell>
          <table:table-cell table:style-name="ce3" table:formula="of:=CHAR(INDEX([XOR.$B$2:.$Q$17];[.$B26]+1;[.DQ$3]+1 )*16+INDEX([XOR.$B$2:.$Q$17];[.$C26]+1;[.DQ$4]+1))" office:value-type="string" office:string-value="f">
            <text:p>f</text:p>
          </table:table-cell>
          <table:table-cell table:style-name="ce3" table:formula="of:=CHAR(INDEX([XOR.$B$2:.$Q$17];[.$B26]+1;[.DR$3]+1 )*16+INDEX([XOR.$B$2:.$Q$17];[.$C26]+1;[.DR$4]+1))" office:value-type="string" office:string-value="a">
            <text:p>a</text:p>
          </table:table-cell>
          <table:table-cell table:style-name="ce3" table:formula="of:=CHAR(INDEX([XOR.$B$2:.$Q$17];[.$B26]+1;[.DS$3]+1 )*16+INDEX([XOR.$B$2:.$Q$17];[.$C26]+1;[.DS$4]+1))" office:value-type="string" office:string-value="`">
            <text:p>`</text:p>
          </table:table-cell>
          <table:table-cell table:style-name="ce3" table:formula="of:=CHAR(INDEX([XOR.$B$2:.$Q$17];[.$B26]+1;[.DT$3]+1 )*16+INDEX([XOR.$B$2:.$Q$17];[.$C26]+1;[.DT$4]+1))" office:value-type="string" office:string-value="c">
            <text:p>c</text:p>
          </table:table-cell>
          <table:table-cell table:style-name="ce3" table:formula="of:=CHAR(INDEX([XOR.$B$2:.$Q$17];[.$B26]+1;[.DU$3]+1 )*16+INDEX([XOR.$B$2:.$Q$17];[.$C26]+1;[.DU$4]+1))" office:value-type="string" office:string-value="b">
            <text:p>b</text:p>
          </table:table-cell>
          <table:table-cell table:style-name="ce3" table:formula="of:=CHAR(INDEX([XOR.$B$2:.$Q$17];[.$B26]+1;[.DV$3]+1 )*16+INDEX([XOR.$B$2:.$Q$17];[.$C26]+1;[.DV$4]+1))" office:value-type="string" office:string-value="m">
            <text:p>m</text:p>
          </table:table-cell>
          <table:table-cell table:style-name="ce3" table:formula="of:=CHAR(INDEX([XOR.$B$2:.$Q$17];[.$B26]+1;[.DW$3]+1 )*16+INDEX([XOR.$B$2:.$Q$17];[.$C26]+1;[.DW$4]+1))" office:value-type="string" office:string-value="l">
            <text:p>l</text:p>
          </table:table-cell>
          <table:table-cell table:style-name="ce3" table:formula="of:=CHAR(INDEX([XOR.$B$2:.$Q$17];[.$B26]+1;[.DX$3]+1 )*16+INDEX([XOR.$B$2:.$Q$17];[.$C26]+1;[.DX$4]+1))" office:value-type="string" office:string-value="o">
            <text:p>o</text:p>
          </table:table-cell>
          <table:table-cell table:style-name="ce3" table:formula="of:=CHAR(INDEX([XOR.$B$2:.$Q$17];[.$B26]+1;[.DY$3]+1 )*16+INDEX([XOR.$B$2:.$Q$17];[.$C26]+1;[.DY$4]+1))" office:value-type="string" office:string-value="n">
            <text:p>n</text:p>
          </table:table-cell>
          <table:table-cell table:style-name="ce3" table:formula="of:=CHAR(INDEX([XOR.$B$2:.$Q$17];[.$B26]+1;[.DZ$3]+1 )*16+INDEX([XOR.$B$2:.$Q$17];[.$C26]+1;[.DZ$4]+1))" office:value-type="string" office:string-value="i">
            <text:p>i</text:p>
          </table:table-cell>
          <table:table-cell table:style-name="ce3" table:formula="of:=CHAR(INDEX([XOR.$B$2:.$Q$17];[.$B26]+1;[.EA$3]+1 )*16+INDEX([XOR.$B$2:.$Q$17];[.$C26]+1;[.EA$4]+1))" office:value-type="string" office:string-value="h">
            <text:p>h</text:p>
          </table:table-cell>
          <table:table-cell table:style-name="ce3" table:formula="of:=CHAR(INDEX([XOR.$B$2:.$Q$17];[.$B26]+1;[.EB$3]+1 )*16+INDEX([XOR.$B$2:.$Q$17];[.$C26]+1;[.EB$4]+1))" office:value-type="string" office:string-value="k">
            <text:p>k</text:p>
          </table:table-cell>
          <table:table-cell table:style-name="ce3" table:formula="of:=CHAR(INDEX([XOR.$B$2:.$Q$17];[.$B26]+1;[.EC$3]+1 )*16+INDEX([XOR.$B$2:.$Q$17];[.$C26]+1;[.EC$4]+1))" office:value-type="string" office:string-value="j">
            <text:p>j</text:p>
          </table:table-cell>
        </table:table-row>
        <table:table-row table:style-name="ro4">
          <table:table-cell table:formula="of:=[.A26]+2" office:value-type="float" office:value="45">
            <text:p>45</text:p>
          </table:table-cell>
          <table:table-cell table:style-name="ce3" table:formula="of:=VLOOKUP(RIGHT(LEFT([.$B$1];[.A27]);1);[Sheet1.$A$2:.$C$17];3;0)" office:value-type="float" office:value="5">
            <text:p>5</text:p>
          </table:table-cell>
          <table:table-cell table:formula="of:=VLOOKUP(RIGHT(LEFT([.$B$1];[.A27]+1);1);[Sheet1.$A$2:.$C$17];3;0)" office:value-type="float" office:value="15">
            <text:p>15</text:p>
          </table:table-cell>
          <table:table-cell table:formula="of:=[.C27]+[.B27]*16" office:value-type="float" office:value="95">
            <text:p>95</text:p>
          </table:table-cell>
          <table:table-cell table:formula="of:=CHAR([.D27])" office:value-type="string" office:string-value="_">
            <text:p>_</text:p>
          </table:table-cell>
          <table:table-cell table:style-name="ce3" table:formula="of:=CHAR(INDEX([XOR.$B$2:.$Q$17];[.$B27]+1;[.F$3]+1 )*16+INDEX([XOR.$B$2:.$Q$17];[.$C27]+1;[.F$4]+1))" office:value-type="string" office:string-value="_">
            <text:p>_</text:p>
          </table:table-cell>
          <table:table-cell table:style-name="ce3" table:formula="of:=CHAR(INDEX([XOR.$B$2:.$Q$17];[.$B27]+1;[.G$3]+1 )*16+INDEX([XOR.$B$2:.$Q$17];[.$C27]+1;[.G$4]+1))" office:value-type="string" office:string-value="^">
            <text:p>^</text:p>
          </table:table-cell>
          <table:table-cell table:style-name="ce3" table:formula="of:=CHAR(INDEX([XOR.$B$2:.$Q$17];[.$B27]+1;[.H$3]+1 )*16+INDEX([XOR.$B$2:.$Q$17];[.$C27]+1;[.H$4]+1))" office:value-type="string" office:string-value="]">
            <text:p>]</text:p>
          </table:table-cell>
          <table:table-cell table:style-name="ce3" table:formula="of:=CHAR(INDEX([XOR.$B$2:.$Q$17];[.$B27]+1;[.I$3]+1 )*16+INDEX([XOR.$B$2:.$Q$17];[.$C27]+1;[.I$4]+1))" office:value-type="string" office:string-value="\">
            <text:p>\</text:p>
          </table:table-cell>
          <table:table-cell table:style-name="ce3" table:formula="of:=CHAR(INDEX([XOR.$B$2:.$Q$17];[.$B27]+1;[.J$3]+1 )*16+INDEX([XOR.$B$2:.$Q$17];[.$C27]+1;[.J$4]+1))" office:value-type="string" office:string-value="[">
            <text:p>[</text:p>
          </table:table-cell>
          <table:table-cell table:style-name="ce3" table:formula="of:=CHAR(INDEX([XOR.$B$2:.$Q$17];[.$B27]+1;[.K$3]+1 )*16+INDEX([XOR.$B$2:.$Q$17];[.$C27]+1;[.K$4]+1))" office:value-type="string" office:string-value="Z">
            <text:p>Z</text:p>
          </table:table-cell>
          <table:table-cell table:style-name="ce3" table:formula="of:=CHAR(INDEX([XOR.$B$2:.$Q$17];[.$B27]+1;[.L$3]+1 )*16+INDEX([XOR.$B$2:.$Q$17];[.$C27]+1;[.L$4]+1))" office:value-type="string" office:string-value="Y">
            <text:p>Y</text:p>
          </table:table-cell>
          <table:table-cell table:style-name="ce3" table:formula="of:=CHAR(INDEX([XOR.$B$2:.$Q$17];[.$B27]+1;[.M$3]+1 )*16+INDEX([XOR.$B$2:.$Q$17];[.$C27]+1;[.M$4]+1))" office:value-type="string" office:string-value="X">
            <text:p>X</text:p>
          </table:table-cell>
          <table:table-cell table:style-name="ce3" table:formula="of:=CHAR(INDEX([XOR.$B$2:.$Q$17];[.$B27]+1;[.N$3]+1 )*16+INDEX([XOR.$B$2:.$Q$17];[.$C27]+1;[.N$4]+1))" office:value-type="string" office:string-value="W">
            <text:p>W</text:p>
          </table:table-cell>
          <table:table-cell table:style-name="ce3" table:formula="of:=CHAR(INDEX([XOR.$B$2:.$Q$17];[.$B27]+1;[.O$3]+1 )*16+INDEX([XOR.$B$2:.$Q$17];[.$C27]+1;[.O$4]+1))" office:value-type="string" office:string-value="V">
            <text:p>V</text:p>
          </table:table-cell>
          <table:table-cell table:style-name="ce3" table:formula="of:=CHAR(INDEX([XOR.$B$2:.$Q$17];[.$B27]+1;[.P$3]+1 )*16+INDEX([XOR.$B$2:.$Q$17];[.$C27]+1;[.P$4]+1))" office:value-type="string" office:string-value="U">
            <text:p>U</text:p>
          </table:table-cell>
          <table:table-cell table:style-name="ce3" table:formula="of:=CHAR(INDEX([XOR.$B$2:.$Q$17];[.$B27]+1;[.Q$3]+1 )*16+INDEX([XOR.$B$2:.$Q$17];[.$C27]+1;[.Q$4]+1))" office:value-type="string" office:string-value="T">
            <text:p>T</text:p>
          </table:table-cell>
          <table:table-cell table:style-name="ce3" table:formula="of:=CHAR(INDEX([XOR.$B$2:.$Q$17];[.$B27]+1;[.R$3]+1 )*16+INDEX([XOR.$B$2:.$Q$17];[.$C27]+1;[.R$4]+1))" office:value-type="string" office:string-value="S">
            <text:p>S</text:p>
          </table:table-cell>
          <table:table-cell table:style-name="ce3" table:formula="of:=CHAR(INDEX([XOR.$B$2:.$Q$17];[.$B27]+1;[.S$3]+1 )*16+INDEX([XOR.$B$2:.$Q$17];[.$C27]+1;[.S$4]+1))" office:value-type="string" office:string-value="R">
            <text:p>R</text:p>
          </table:table-cell>
          <table:table-cell table:style-name="ce3" table:formula="of:=CHAR(INDEX([XOR.$B$2:.$Q$17];[.$B27]+1;[.T$3]+1 )*16+INDEX([XOR.$B$2:.$Q$17];[.$C27]+1;[.T$4]+1))" office:value-type="string" office:string-value="Q">
            <text:p>Q</text:p>
          </table:table-cell>
          <table:table-cell table:style-name="ce3" table:formula="of:=CHAR(INDEX([XOR.$B$2:.$Q$17];[.$B27]+1;[.U$3]+1 )*16+INDEX([XOR.$B$2:.$Q$17];[.$C27]+1;[.U$4]+1))" office:value-type="string" office:string-value="P">
            <text:p>P</text:p>
          </table:table-cell>
          <table:table-cell table:style-name="ce3" table:formula="of:=CHAR(INDEX([XOR.$B$2:.$Q$17];[.$B27]+1;[.V$3]+1 )*16+INDEX([XOR.$B$2:.$Q$17];[.$C27]+1;[.V$4]+1))" office:value-type="string" office:string-value="O">
            <text:p>O</text:p>
          </table:table-cell>
          <table:table-cell table:style-name="ce3" table:formula="of:=CHAR(INDEX([XOR.$B$2:.$Q$17];[.$B27]+1;[.W$3]+1 )*16+INDEX([XOR.$B$2:.$Q$17];[.$C27]+1;[.W$4]+1))" office:value-type="string" office:string-value="N">
            <text:p>N</text:p>
          </table:table-cell>
          <table:table-cell table:style-name="ce3" table:formula="of:=CHAR(INDEX([XOR.$B$2:.$Q$17];[.$B27]+1;[.X$3]+1 )*16+INDEX([XOR.$B$2:.$Q$17];[.$C27]+1;[.X$4]+1))" office:value-type="string" office:string-value="M">
            <text:p>M</text:p>
          </table:table-cell>
          <table:table-cell table:style-name="ce3" table:formula="of:=CHAR(INDEX([XOR.$B$2:.$Q$17];[.$B27]+1;[.Y$3]+1 )*16+INDEX([XOR.$B$2:.$Q$17];[.$C27]+1;[.Y$4]+1))" office:value-type="string" office:string-value="L">
            <text:p>L</text:p>
          </table:table-cell>
          <table:table-cell table:style-name="ce3" table:formula="of:=CHAR(INDEX([XOR.$B$2:.$Q$17];[.$B27]+1;[.Z$3]+1 )*16+INDEX([XOR.$B$2:.$Q$17];[.$C27]+1;[.Z$4]+1))" office:value-type="string" office:string-value="K">
            <text:p>K</text:p>
          </table:table-cell>
          <table:table-cell table:style-name="ce8" table:formula="of:=CHAR(INDEX([XOR.$B$2:.$Q$17];[.$B27]+1;[.AA$3]+1 )*16+INDEX([XOR.$B$2:.$Q$17];[.$C27]+1;[.AA$4]+1))" office:value-type="string" office:string-value="J">
            <text:p>J</text:p>
          </table:table-cell>
          <table:table-cell table:style-name="ce3" table:formula="of:=CHAR(INDEX([XOR.$B$2:.$Q$17];[.$B27]+1;[.AB$3]+1 )*16+INDEX([XOR.$B$2:.$Q$17];[.$C27]+1;[.AB$4]+1))" office:value-type="string" office:string-value="I">
            <text:p>I</text:p>
          </table:table-cell>
          <table:table-cell table:style-name="ce3" table:formula="of:=CHAR(INDEX([XOR.$B$2:.$Q$17];[.$B27]+1;[.AC$3]+1 )*16+INDEX([XOR.$B$2:.$Q$17];[.$C27]+1;[.AC$4]+1))" office:value-type="string" office:string-value="H">
            <text:p>H</text:p>
          </table:table-cell>
          <table:table-cell table:style-name="ce3" table:formula="of:=CHAR(INDEX([XOR.$B$2:.$Q$17];[.$B27]+1;[.AD$3]+1 )*16+INDEX([XOR.$B$2:.$Q$17];[.$C27]+1;[.AD$4]+1))" office:value-type="string" office:string-value="G">
            <text:p>G</text:p>
          </table:table-cell>
          <table:table-cell table:style-name="ce3" table:formula="of:=CHAR(INDEX([XOR.$B$2:.$Q$17];[.$B27]+1;[.AE$3]+1 )*16+INDEX([XOR.$B$2:.$Q$17];[.$C27]+1;[.AE$4]+1))" office:value-type="string" office:string-value="F">
            <text:p>F</text:p>
          </table:table-cell>
          <table:table-cell table:style-name="ce3" table:formula="of:=CHAR(INDEX([XOR.$B$2:.$Q$17];[.$B27]+1;[.AF$3]+1 )*16+INDEX([XOR.$B$2:.$Q$17];[.$C27]+1;[.AF$4]+1))" office:value-type="string" office:string-value="E">
            <text:p>E</text:p>
          </table:table-cell>
          <table:table-cell table:style-name="ce3" table:formula="of:=CHAR(INDEX([XOR.$B$2:.$Q$17];[.$B27]+1;[.AG$3]+1 )*16+INDEX([XOR.$B$2:.$Q$17];[.$C27]+1;[.AG$4]+1))" office:value-type="string" office:string-value="D">
            <text:p>D</text:p>
          </table:table-cell>
          <table:table-cell table:style-name="ce3" table:formula="of:=CHAR(INDEX([XOR.$B$2:.$Q$17];[.$B27]+1;[.AH$3]+1 )*16+INDEX([XOR.$B$2:.$Q$17];[.$C27]+1;[.AH$4]+1))" office:value-type="string" office:string-value="C">
            <text:p>C</text:p>
          </table:table-cell>
          <table:table-cell table:style-name="ce3" table:formula="of:=CHAR(INDEX([XOR.$B$2:.$Q$17];[.$B27]+1;[.AI$3]+1 )*16+INDEX([XOR.$B$2:.$Q$17];[.$C27]+1;[.AI$4]+1))" office:value-type="string" office:string-value="B">
            <text:p>B</text:p>
          </table:table-cell>
          <table:table-cell table:style-name="ce3" table:formula="of:=CHAR(INDEX([XOR.$B$2:.$Q$17];[.$B27]+1;[.AJ$3]+1 )*16+INDEX([XOR.$B$2:.$Q$17];[.$C27]+1;[.AJ$4]+1))" office:value-type="string" office:string-value="A">
            <text:p>A</text:p>
          </table:table-cell>
          <table:table-cell table:style-name="ce3" table:formula="of:=CHAR(INDEX([XOR.$B$2:.$Q$17];[.$B27]+1;[.AK$3]+1 )*16+INDEX([XOR.$B$2:.$Q$17];[.$C27]+1;[.AK$4]+1))" office:value-type="string" office:string-value="@">
            <text:p>@</text:p>
          </table:table-cell>
          <table:table-cell table:style-name="ce3" table:formula="of:=CHAR(INDEX([XOR.$B$2:.$Q$17];[.$B27]+1;[.AL$3]+1 )*16+INDEX([XOR.$B$2:.$Q$17];[.$C27]+1;[.AL$4]+1))" office:value-type="string" office:string-value="">
            <text:p></text:p>
          </table:table-cell>
          <table:table-cell table:style-name="ce3" table:formula="of:=CHAR(INDEX([XOR.$B$2:.$Q$17];[.$B27]+1;[.AM$3]+1 )*16+INDEX([XOR.$B$2:.$Q$17];[.$C27]+1;[.AM$4]+1))" office:value-type="string" office:string-value="~">
            <text:p>~</text:p>
          </table:table-cell>
          <table:table-cell table:style-name="ce3" table:formula="of:=CHAR(INDEX([XOR.$B$2:.$Q$17];[.$B27]+1;[.AN$3]+1 )*16+INDEX([XOR.$B$2:.$Q$17];[.$C27]+1;[.AN$4]+1))" office:value-type="string" office:string-value="}">
            <text:p>}</text:p>
          </table:table-cell>
          <table:table-cell table:style-name="ce3" table:formula="of:=CHAR(INDEX([XOR.$B$2:.$Q$17];[.$B27]+1;[.AO$3]+1 )*16+INDEX([XOR.$B$2:.$Q$17];[.$C27]+1;[.AO$4]+1))" office:value-type="string" office:string-value="|">
            <text:p>|</text:p>
          </table:table-cell>
          <table:table-cell table:style-name="ce3" table:formula="of:=CHAR(INDEX([XOR.$B$2:.$Q$17];[.$B27]+1;[.AP$3]+1 )*16+INDEX([XOR.$B$2:.$Q$17];[.$C27]+1;[.AP$4]+1))" office:value-type="string" office:string-value="{">
            <text:p>{</text:p>
          </table:table-cell>
          <table:table-cell table:style-name="ce3" table:formula="of:=CHAR(INDEX([XOR.$B$2:.$Q$17];[.$B27]+1;[.AQ$3]+1 )*16+INDEX([XOR.$B$2:.$Q$17];[.$C27]+1;[.AQ$4]+1))" office:value-type="string" office:string-value="z">
            <text:p>z</text:p>
          </table:table-cell>
          <table:table-cell table:style-name="ce3" table:formula="of:=CHAR(INDEX([XOR.$B$2:.$Q$17];[.$B27]+1;[.AR$3]+1 )*16+INDEX([XOR.$B$2:.$Q$17];[.$C27]+1;[.AR$4]+1))" office:value-type="string" office:string-value="y">
            <text:p>y</text:p>
          </table:table-cell>
          <table:table-cell table:style-name="ce3" table:formula="of:=CHAR(INDEX([XOR.$B$2:.$Q$17];[.$B27]+1;[.AS$3]+1 )*16+INDEX([XOR.$B$2:.$Q$17];[.$C27]+1;[.AS$4]+1))" office:value-type="string" office:string-value="x">
            <text:p>x</text:p>
          </table:table-cell>
          <table:table-cell table:style-name="ce3" table:formula="of:=CHAR(INDEX([XOR.$B$2:.$Q$17];[.$B27]+1;[.AT$3]+1 )*16+INDEX([XOR.$B$2:.$Q$17];[.$C27]+1;[.AT$4]+1))" office:value-type="string" office:string-value="w">
            <text:p>w</text:p>
          </table:table-cell>
          <table:table-cell table:style-name="ce3" table:formula="of:=CHAR(INDEX([XOR.$B$2:.$Q$17];[.$B27]+1;[.AU$3]+1 )*16+INDEX([XOR.$B$2:.$Q$17];[.$C27]+1;[.AU$4]+1))" office:value-type="string" office:string-value="v">
            <text:p>v</text:p>
          </table:table-cell>
          <table:table-cell table:style-name="ce3" table:formula="of:=CHAR(INDEX([XOR.$B$2:.$Q$17];[.$B27]+1;[.AV$3]+1 )*16+INDEX([XOR.$B$2:.$Q$17];[.$C27]+1;[.AV$4]+1))" office:value-type="string" office:string-value="u">
            <text:p>u</text:p>
          </table:table-cell>
          <table:table-cell table:style-name="ce3" table:formula="of:=CHAR(INDEX([XOR.$B$2:.$Q$17];[.$B27]+1;[.AW$3]+1 )*16+INDEX([XOR.$B$2:.$Q$17];[.$C27]+1;[.AW$4]+1))" office:value-type="string" office:string-value="t">
            <text:p>t</text:p>
          </table:table-cell>
          <table:table-cell table:style-name="ce3" table:formula="of:=CHAR(INDEX([XOR.$B$2:.$Q$17];[.$B27]+1;[.AX$3]+1 )*16+INDEX([XOR.$B$2:.$Q$17];[.$C27]+1;[.AX$4]+1))" office:value-type="string" office:string-value="s">
            <text:p>s</text:p>
          </table:table-cell>
          <table:table-cell table:style-name="ce3" table:formula="of:=CHAR(INDEX([XOR.$B$2:.$Q$17];[.$B27]+1;[.AY$3]+1 )*16+INDEX([XOR.$B$2:.$Q$17];[.$C27]+1;[.AY$4]+1))" office:value-type="string" office:string-value="r">
            <text:p>r</text:p>
          </table:table-cell>
          <table:table-cell table:style-name="ce3" table:formula="of:=CHAR(INDEX([XOR.$B$2:.$Q$17];[.$B27]+1;[.AZ$3]+1 )*16+INDEX([XOR.$B$2:.$Q$17];[.$C27]+1;[.AZ$4]+1))" office:value-type="string" office:string-value="q">
            <text:p>q</text:p>
          </table:table-cell>
          <table:table-cell table:style-name="ce3" table:formula="of:=CHAR(INDEX([XOR.$B$2:.$Q$17];[.$B27]+1;[.BA$3]+1 )*16+INDEX([XOR.$B$2:.$Q$17];[.$C27]+1;[.BA$4]+1))" office:value-type="string" office:string-value="p">
            <text:p>p</text:p>
          </table:table-cell>
          <table:table-cell table:style-name="ce3" table:formula="of:=CHAR(INDEX([XOR.$B$2:.$Q$17];[.$B27]+1;[.BB$3]+1 )*16+INDEX([XOR.$B$2:.$Q$17];[.$C27]+1;[.BB$4]+1))" office:value-type="string" office:string-value="o">
            <text:p>o</text:p>
          </table:table-cell>
          <table:table-cell table:style-name="ce3" table:formula="of:=CHAR(INDEX([XOR.$B$2:.$Q$17];[.$B27]+1;[.BC$3]+1 )*16+INDEX([XOR.$B$2:.$Q$17];[.$C27]+1;[.BC$4]+1))" office:value-type="string" office:string-value="n">
            <text:p>n</text:p>
          </table:table-cell>
          <table:table-cell table:style-name="ce3" table:formula="of:=CHAR(INDEX([XOR.$B$2:.$Q$17];[.$B27]+1;[.BD$3]+1 )*16+INDEX([XOR.$B$2:.$Q$17];[.$C27]+1;[.BD$4]+1))" office:value-type="string" office:string-value="m">
            <text:p>m</text:p>
          </table:table-cell>
          <table:table-cell table:style-name="ce3" table:formula="of:=CHAR(INDEX([XOR.$B$2:.$Q$17];[.$B27]+1;[.BE$3]+1 )*16+INDEX([XOR.$B$2:.$Q$17];[.$C27]+1;[.BE$4]+1))" office:value-type="string" office:string-value="l">
            <text:p>l</text:p>
          </table:table-cell>
          <table:table-cell table:style-name="ce3" table:formula="of:=CHAR(INDEX([XOR.$B$2:.$Q$17];[.$B27]+1;[.BF$3]+1 )*16+INDEX([XOR.$B$2:.$Q$17];[.$C27]+1;[.BF$4]+1))" office:value-type="string" office:string-value="k">
            <text:p>k</text:p>
          </table:table-cell>
          <table:table-cell table:style-name="ce8" table:formula="of:=CHAR(INDEX([XOR.$B$2:.$Q$17];[.$B27]+1;[.BG$3]+1 )*16+INDEX([XOR.$B$2:.$Q$17];[.$C27]+1;[.BG$4]+1))" office:value-type="string" office:string-value="j">
            <text:p>j</text:p>
          </table:table-cell>
          <table:table-cell table:style-name="ce3" table:formula="of:=CHAR(INDEX([XOR.$B$2:.$Q$17];[.$B27]+1;[.BH$3]+1 )*16+INDEX([XOR.$B$2:.$Q$17];[.$C27]+1;[.BH$4]+1))" office:value-type="string" office:string-value="i">
            <text:p>i</text:p>
          </table:table-cell>
          <table:table-cell table:style-name="ce3" table:formula="of:=CHAR(INDEX([XOR.$B$2:.$Q$17];[.$B27]+1;[.BI$3]+1 )*16+INDEX([XOR.$B$2:.$Q$17];[.$C27]+1;[.BI$4]+1))" office:value-type="string" office:string-value="h">
            <text:p>h</text:p>
          </table:table-cell>
          <table:table-cell table:style-name="ce3" table:formula="of:=CHAR(INDEX([XOR.$B$2:.$Q$17];[.$B27]+1;[.BJ$3]+1 )*16+INDEX([XOR.$B$2:.$Q$17];[.$C27]+1;[.BJ$4]+1))" office:value-type="string" office:string-value="g">
            <text:p>g</text:p>
          </table:table-cell>
          <table:table-cell table:style-name="ce3" table:formula="of:=CHAR(INDEX([XOR.$B$2:.$Q$17];[.$B27]+1;[.BK$3]+1 )*16+INDEX([XOR.$B$2:.$Q$17];[.$C27]+1;[.BK$4]+1))" office:value-type="string" office:string-value="f">
            <text:p>f</text:p>
          </table:table-cell>
          <table:table-cell table:style-name="ce3" table:formula="of:=CHAR(INDEX([XOR.$B$2:.$Q$17];[.$B27]+1;[.BL$3]+1 )*16+INDEX([XOR.$B$2:.$Q$17];[.$C27]+1;[.BL$4]+1))" office:value-type="string" office:string-value="e">
            <text:p>e</text:p>
          </table:table-cell>
          <table:table-cell table:style-name="ce3" table:formula="of:=CHAR(INDEX([XOR.$B$2:.$Q$17];[.$B27]+1;[.BM$3]+1 )*16+INDEX([XOR.$B$2:.$Q$17];[.$C27]+1;[.BM$4]+1))" office:value-type="string" office:string-value="d">
            <text:p>d</text:p>
          </table:table-cell>
          <table:table-cell table:style-name="ce3" table:formula="of:=CHAR(INDEX([XOR.$B$2:.$Q$17];[.$B27]+1;[.BN$3]+1 )*16+INDEX([XOR.$B$2:.$Q$17];[.$C27]+1;[.BN$4]+1))" office:value-type="string" office:string-value="c">
            <text:p>c</text:p>
          </table:table-cell>
          <table:table-cell table:style-name="ce3" table:formula="of:=CHAR(INDEX([XOR.$B$2:.$Q$17];[.$B27]+1;[.BO$3]+1 )*16+INDEX([XOR.$B$2:.$Q$17];[.$C27]+1;[.BO$4]+1))" office:value-type="string" office:string-value="b">
            <text:p>b</text:p>
          </table:table-cell>
          <table:table-cell table:style-name="ce3" table:formula="of:=CHAR(INDEX([XOR.$B$2:.$Q$17];[.$B27]+1;[.BP$3]+1 )*16+INDEX([XOR.$B$2:.$Q$17];[.$C27]+1;[.BP$4]+1))" office:value-type="string" office:string-value="a">
            <text:p>a</text:p>
          </table:table-cell>
          <table:table-cell table:style-name="ce3" table:formula="of:=CHAR(INDEX([XOR.$B$2:.$Q$17];[.$B27]+1;[.BQ$3]+1 )*16+INDEX([XOR.$B$2:.$Q$17];[.$C27]+1;[.BQ$4]+1))" office:value-type="string" office:string-value="`">
            <text:p>`</text:p>
          </table:table-cell>
          <table:table-cell table:style-name="ce3" table:formula="of:=CHAR(INDEX([XOR.$B$2:.$Q$17];[.$B27]+1;[.BR$3]+1 )*16+INDEX([XOR.$B$2:.$Q$17];[.$C27]+1;[.BR$4]+1))" office:value-type="string" office:string-value="">
            <text:p/>
          </table:table-cell>
          <table:table-cell table:style-name="ce3" table:formula="of:=CHAR(INDEX([XOR.$B$2:.$Q$17];[.$B27]+1;[.BS$3]+1 )*16+INDEX([XOR.$B$2:.$Q$17];[.$C27]+1;[.BS$4]+1))" office:value-type="string" office:string-value="">
            <text:p/>
          </table:table-cell>
          <table:table-cell table:style-name="ce3" table:formula="of:=CHAR(INDEX([XOR.$B$2:.$Q$17];[.$B27]+1;[.BT$3]+1 )*16+INDEX([XOR.$B$2:.$Q$17];[.$C27]+1;[.BT$4]+1))" office:value-type="string" office:string-value="">
            <text:p/>
          </table:table-cell>
          <table:table-cell table:style-name="ce3" table:formula="of:=CHAR(INDEX([XOR.$B$2:.$Q$17];[.$B27]+1;[.BU$3]+1 )*16+INDEX([XOR.$B$2:.$Q$17];[.$C27]+1;[.BU$4]+1))" office:value-type="string" office:string-value="">
            <text:p/>
          </table:table-cell>
          <table:table-cell table:style-name="ce3" table:formula="of:=CHAR(INDEX([XOR.$B$2:.$Q$17];[.$B27]+1;[.BV$3]+1 )*16+INDEX([XOR.$B$2:.$Q$17];[.$C27]+1;[.BV$4]+1))" office:value-type="string" office:string-value="">
            <text:p/>
          </table:table-cell>
          <table:table-cell table:style-name="ce3" table:formula="of:=CHAR(INDEX([XOR.$B$2:.$Q$17];[.$B27]+1;[.BW$3]+1 )*16+INDEX([XOR.$B$2:.$Q$17];[.$C27]+1;[.BW$4]+1))" office:value-type="string" office:string-value="">
            <text:p/>
          </table:table-cell>
          <table:table-cell table:style-name="ce3" table:formula="of:=CHAR(INDEX([XOR.$B$2:.$Q$17];[.$B27]+1;[.BX$3]+1 )*16+INDEX([XOR.$B$2:.$Q$17];[.$C27]+1;[.BX$4]+1))" office:value-type="string" office:string-value="">
            <text:p/>
          </table:table-cell>
          <table:table-cell table:style-name="ce3" table:formula="of:=CHAR(INDEX([XOR.$B$2:.$Q$17];[.$B27]+1;[.BY$3]+1 )*16+INDEX([XOR.$B$2:.$Q$17];[.$C27]+1;[.BY$4]+1))" office:value-type="string" office:string-value="">
            <text:p/>
          </table:table-cell>
          <table:table-cell table:style-name="ce3" table:formula="of:=CHAR(INDEX([XOR.$B$2:.$Q$17];[.$B27]+1;[.BZ$3]+1 )*16+INDEX([XOR.$B$2:.$Q$17];[.$C27]+1;[.BZ$4]+1))" office:value-type="string" office:string-value="">
            <text:p/>
          </table:table-cell>
          <table:table-cell table:style-name="ce3" table:formula="of:=CHAR(INDEX([XOR.$B$2:.$Q$17];[.$B27]+1;[.CA$3]+1 )*16+INDEX([XOR.$B$2:.$Q$17];[.$C27]+1;[.CA$4]+1))" office:value-type="string" office:string-value="">
            <text:p/>
          </table:table-cell>
          <table:table-cell table:style-name="ce3" table:formula="of:=CHAR(INDEX([XOR.$B$2:.$Q$17];[.$B27]+1;[.CB$3]+1 )*16+INDEX([XOR.$B$2:.$Q$17];[.$C27]+1;[.CB$4]+1))" office:value-type="string" office:string-value="">
            <text:p/>
          </table:table-cell>
          <table:table-cell table:style-name="ce3" table:formula="of:=CHAR(INDEX([XOR.$B$2:.$Q$17];[.$B27]+1;[.CC$3]+1 )*16+INDEX([XOR.$B$2:.$Q$17];[.$C27]+1;[.CC$4]+1))" office:value-type="string" office:string-value="">
            <text:p/>
          </table:table-cell>
          <table:table-cell table:style-name="ce3" table:formula="of:=CHAR(INDEX([XOR.$B$2:.$Q$17];[.$B27]+1;[.CD$3]+1 )*16+INDEX([XOR.$B$2:.$Q$17];[.$C27]+1;[.CD$4]+1))" office:value-type="string" office:string-value="">
            <text:p/>
          </table:table-cell>
          <table:table-cell table:style-name="ce3" table:formula="of:=CHAR(INDEX([XOR.$B$2:.$Q$17];[.$B27]+1;[.CE$3]+1 )*16+INDEX([XOR.$B$2:.$Q$17];[.$C27]+1;[.CE$4]+1))" office:value-type="string" office:string-value="">
            <text:p/>
          </table:table-cell>
          <table:table-cell table:style-name="ce3" table:formula="of:=CHAR(INDEX([XOR.$B$2:.$Q$17];[.$B27]+1;[.CF$3]+1 )*16+INDEX([XOR.$B$2:.$Q$17];[.$C27]+1;[.CF$4]+1))" office:value-type="string" office:string-value="">
            <text:p/>
          </table:table-cell>
          <table:table-cell table:style-name="ce3" table:formula="of:=CHAR(INDEX([XOR.$B$2:.$Q$17];[.$B27]+1;[.CG$3]+1 )*16+INDEX([XOR.$B$2:.$Q$17];[.$C27]+1;[.CG$4]+1))" office:value-type="string" office:string-value="">
            <text:p/>
          </table:table-cell>
          <table:table-cell table:style-name="ce3" table:formula="of:=CHAR(INDEX([XOR.$B$2:.$Q$17];[.$B27]+1;[.CH$3]+1 )*16+INDEX([XOR.$B$2:.$Q$17];[.$C27]+1;[.CH$4]+1))" office:value-type="string" office:string-value="">
            <text:p/>
          </table:table-cell>
          <table:table-cell table:style-name="ce3" table:formula="of:=CHAR(INDEX([XOR.$B$2:.$Q$17];[.$B27]+1;[.CI$3]+1 )*16+INDEX([XOR.$B$2:.$Q$17];[.$C27]+1;[.CI$4]+1))" office:value-type="string" office:string-value="">
            <text:p/>
          </table:table-cell>
          <table:table-cell table:style-name="ce3" table:formula="of:=CHAR(INDEX([XOR.$B$2:.$Q$17];[.$B27]+1;[.CJ$3]+1 )*16+INDEX([XOR.$B$2:.$Q$17];[.$C27]+1;[.CJ$4]+1))" office:value-type="string" office:string-value="&#13;">
            <text:p></text:p>
          </table:table-cell>
          <table:table-cell table:style-name="ce3" table:formula="of:=CHAR(INDEX([XOR.$B$2:.$Q$17];[.$B27]+1;[.CK$3]+1 )*16+INDEX([XOR.$B$2:.$Q$17];[.$C27]+1;[.CK$4]+1))" office:value-type="string" office:string-value="">
            <text:p/>
          </table:table-cell>
          <table:table-cell table:style-name="ce3" table:formula="of:=CHAR(INDEX([XOR.$B$2:.$Q$17];[.$B27]+1;[.CL$3]+1 )*16+INDEX([XOR.$B$2:.$Q$17];[.$C27]+1;[.CL$4]+1))" office:value-type="string" office:string-value="">
            <text:p/>
          </table:table-cell>
          <table:table-cell table:style-name="ce3" table:formula="of:=CHAR(INDEX([XOR.$B$2:.$Q$17];[.$B27]+1;[.CM$3]+1 )*16+INDEX([XOR.$B$2:.$Q$17];[.$C27]+1;[.CM$4]+1))" office:value-type="string" office:string-value="&#10;">
            <text:p><text:line-break/></text:p>
          </table:table-cell>
          <table:table-cell table:style-name="ce3" table:formula="of:=CHAR(INDEX([XOR.$B$2:.$Q$17];[.$B27]+1;[.CN$3]+1 )*16+INDEX([XOR.$B$2:.$Q$17];[.$C27]+1;[.CN$4]+1))" office:value-type="string" office:string-value="&#9;">
            <text:p><text:tab/></text:p>
          </table:table-cell>
          <table:table-cell table:style-name="ce3" table:formula="of:=CHAR(INDEX([XOR.$B$2:.$Q$17];[.$B27]+1;[.CO$3]+1 )*16+INDEX([XOR.$B$2:.$Q$17];[.$C27]+1;[.CO$4]+1))" office:value-type="string" office:string-value="">
            <text:p/>
          </table:table-cell>
          <table:table-cell table:style-name="ce12" table:formula="of:=CHAR(INDEX([XOR.$B$2:.$Q$17];[.$B27]+1;[.CP$3]+1 )*16+INDEX([XOR.$B$2:.$Q$17];[.$C27]+1;[.CP$4]+1))" office:value-type="string" office:string-value="">
            <text:p/>
          </table:table-cell>
          <table:table-cell table:style-name="ce3" table:formula="of:=CHAR(INDEX([XOR.$B$2:.$Q$17];[.$B27]+1;[.CQ$3]+1 )*16+INDEX([XOR.$B$2:.$Q$17];[.$C27]+1;[.CQ$4]+1))" office:value-type="string" office:string-value="">
            <text:p/>
          </table:table-cell>
          <table:table-cell table:style-name="ce3" table:formula="of:=CHAR(INDEX([XOR.$B$2:.$Q$17];[.$B27]+1;[.CR$3]+1 )*16+INDEX([XOR.$B$2:.$Q$17];[.$C27]+1;[.CR$4]+1))" office:value-type="string" office:string-value="">
            <text:p/>
          </table:table-cell>
          <table:table-cell table:style-name="ce3" table:formula="of:=CHAR(INDEX([XOR.$B$2:.$Q$17];[.$B27]+1;[.CS$3]+1 )*16+INDEX([XOR.$B$2:.$Q$17];[.$C27]+1;[.CS$4]+1))" office:value-type="string" office:string-value="">
            <text:p/>
          </table:table-cell>
          <table:table-cell table:style-name="ce3" table:formula="of:=CHAR(INDEX([XOR.$B$2:.$Q$17];[.$B27]+1;[.CT$3]+1 )*16+INDEX([XOR.$B$2:.$Q$17];[.$C27]+1;[.CT$4]+1))" office:value-type="string" office:string-value="">
            <text:p/>
          </table:table-cell>
          <table:table-cell table:style-name="ce3" table:formula="of:=CHAR(INDEX([XOR.$B$2:.$Q$17];[.$B27]+1;[.CU$3]+1 )*16+INDEX([XOR.$B$2:.$Q$17];[.$C27]+1;[.CU$4]+1))" office:value-type="string" office:string-value="">
            <text:p/>
          </table:table-cell>
          <table:table-cell table:style-name="ce3" table:formula="of:=CHAR(INDEX([XOR.$B$2:.$Q$17];[.$B27]+1;[.CV$3]+1 )*16+INDEX([XOR.$B$2:.$Q$17];[.$C27]+1;[.CV$4]+1))" office:value-type="string" office:string-value="">
            <text:p/>
          </table:table-cell>
          <table:table-cell table:style-name="ce3" table:formula="of:=CHAR(INDEX([XOR.$B$2:.$Q$17];[.$B27]+1;[.CW$3]+1 )*16+INDEX([XOR.$B$2:.$Q$17];[.$C27]+1;[.CW$4]+1))" office:value-type="string" office:string-value="">
            <text:p/>
          </table:table-cell>
          <table:table-cell table:style-name="ce3" table:formula="of:=CHAR(INDEX([XOR.$B$2:.$Q$17];[.$B27]+1;[.CX$3]+1 )*16+INDEX([XOR.$B$2:.$Q$17];[.$C27]+1;[.CX$4]+1))" office:value-type="string" office:string-value="?">
            <text:p>?</text:p>
          </table:table-cell>
          <table:table-cell table:style-name="ce3" table:formula="of:=CHAR(INDEX([XOR.$B$2:.$Q$17];[.$B27]+1;[.CY$3]+1 )*16+INDEX([XOR.$B$2:.$Q$17];[.$C27]+1;[.CY$4]+1))" office:value-type="string" office:string-value="&gt;">
            <text:p>&gt;</text:p>
          </table:table-cell>
          <table:table-cell table:style-name="ce3" table:formula="of:=CHAR(INDEX([XOR.$B$2:.$Q$17];[.$B27]+1;[.CZ$3]+1 )*16+INDEX([XOR.$B$2:.$Q$17];[.$C27]+1;[.CZ$4]+1))" office:value-type="string" office:string-value="=">
            <text:p>=</text:p>
          </table:table-cell>
          <table:table-cell table:style-name="ce3" table:formula="of:=CHAR(INDEX([XOR.$B$2:.$Q$17];[.$B27]+1;[.DA$3]+1 )*16+INDEX([XOR.$B$2:.$Q$17];[.$C27]+1;[.DA$4]+1))" office:value-type="string" office:string-value="&lt;">
            <text:p>&lt;</text:p>
          </table:table-cell>
          <table:table-cell table:style-name="ce3" table:formula="of:=CHAR(INDEX([XOR.$B$2:.$Q$17];[.$B27]+1;[.DB$3]+1 )*16+INDEX([XOR.$B$2:.$Q$17];[.$C27]+1;[.DB$4]+1))" office:value-type="string" office:string-value=";">
            <text:p>;</text:p>
          </table:table-cell>
          <table:table-cell table:style-name="ce3" table:formula="of:=CHAR(INDEX([XOR.$B$2:.$Q$17];[.$B27]+1;[.DC$3]+1 )*16+INDEX([XOR.$B$2:.$Q$17];[.$C27]+1;[.DC$4]+1))" office:value-type="string" office:string-value=":">
            <text:p>:</text:p>
          </table:table-cell>
          <table:table-cell table:style-name="ce3" table:formula="of:=CHAR(INDEX([XOR.$B$2:.$Q$17];[.$B27]+1;[.DD$3]+1 )*16+INDEX([XOR.$B$2:.$Q$17];[.$C27]+1;[.DD$4]+1))" office:value-type="string" office:string-value="9">
            <text:p>9</text:p>
          </table:table-cell>
          <table:table-cell table:style-name="ce3" table:formula="of:=CHAR(INDEX([XOR.$B$2:.$Q$17];[.$B27]+1;[.DE$3]+1 )*16+INDEX([XOR.$B$2:.$Q$17];[.$C27]+1;[.DE$4]+1))" office:value-type="string" office:string-value="8">
            <text:p>8</text:p>
          </table:table-cell>
          <table:table-cell table:style-name="ce3" table:formula="of:=CHAR(INDEX([XOR.$B$2:.$Q$17];[.$B27]+1;[.DF$3]+1 )*16+INDEX([XOR.$B$2:.$Q$17];[.$C27]+1;[.DF$4]+1))" office:value-type="string" office:string-value="7">
            <text:p>7</text:p>
          </table:table-cell>
          <table:table-cell table:style-name="ce3" table:formula="of:=CHAR(INDEX([XOR.$B$2:.$Q$17];[.$B27]+1;[.DG$3]+1 )*16+INDEX([XOR.$B$2:.$Q$17];[.$C27]+1;[.DG$4]+1))" office:value-type="string" office:string-value="6">
            <text:p>6</text:p>
          </table:table-cell>
          <table:table-cell table:style-name="ce3" table:formula="of:=CHAR(INDEX([XOR.$B$2:.$Q$17];[.$B27]+1;[.DH$3]+1 )*16+INDEX([XOR.$B$2:.$Q$17];[.$C27]+1;[.DH$4]+1))" office:value-type="string" office:string-value="5">
            <text:p>5</text:p>
          </table:table-cell>
          <table:table-cell table:style-name="ce3" table:formula="of:=CHAR(INDEX([XOR.$B$2:.$Q$17];[.$B27]+1;[.DI$3]+1 )*16+INDEX([XOR.$B$2:.$Q$17];[.$C27]+1;[.DI$4]+1))" office:value-type="string" office:string-value="4">
            <text:p>4</text:p>
          </table:table-cell>
          <table:table-cell table:style-name="ce3" table:formula="of:=CHAR(INDEX([XOR.$B$2:.$Q$17];[.$B27]+1;[.DJ$3]+1 )*16+INDEX([XOR.$B$2:.$Q$17];[.$C27]+1;[.DJ$4]+1))" office:value-type="string" office:string-value="3">
            <text:p>3</text:p>
          </table:table-cell>
          <table:table-cell table:style-name="ce3" table:formula="of:=CHAR(INDEX([XOR.$B$2:.$Q$17];[.$B27]+1;[.DK$3]+1 )*16+INDEX([XOR.$B$2:.$Q$17];[.$C27]+1;[.DK$4]+1))" office:value-type="string" office:string-value="2">
            <text:p>2</text:p>
          </table:table-cell>
          <table:table-cell table:style-name="ce3" table:formula="of:=CHAR(INDEX([XOR.$B$2:.$Q$17];[.$B27]+1;[.DL$3]+1 )*16+INDEX([XOR.$B$2:.$Q$17];[.$C27]+1;[.DL$4]+1))" office:value-type="string" office:string-value="1">
            <text:p>1</text:p>
          </table:table-cell>
          <table:table-cell table:style-name="ce3" table:formula="of:=CHAR(INDEX([XOR.$B$2:.$Q$17];[.$B27]+1;[.DM$3]+1 )*16+INDEX([XOR.$B$2:.$Q$17];[.$C27]+1;[.DM$4]+1))" office:value-type="string" office:string-value="0">
            <text:p>0</text:p>
          </table:table-cell>
          <table:table-cell table:style-name="ce3" table:formula="of:=CHAR(INDEX([XOR.$B$2:.$Q$17];[.$B27]+1;[.DN$3]+1 )*16+INDEX([XOR.$B$2:.$Q$17];[.$C27]+1;[.DN$4]+1))" office:value-type="string" office:string-value="/">
            <text:p>/</text:p>
          </table:table-cell>
          <table:table-cell table:style-name="ce3" table:formula="of:=CHAR(INDEX([XOR.$B$2:.$Q$17];[.$B27]+1;[.DO$3]+1 )*16+INDEX([XOR.$B$2:.$Q$17];[.$C27]+1;[.DO$4]+1))" office:value-type="string" office:string-value=".">
            <text:p>.</text:p>
          </table:table-cell>
          <table:table-cell table:style-name="ce3" table:formula="of:=CHAR(INDEX([XOR.$B$2:.$Q$17];[.$B27]+1;[.DP$3]+1 )*16+INDEX([XOR.$B$2:.$Q$17];[.$C27]+1;[.DP$4]+1))" office:value-type="string" office:string-value="-">
            <text:p>-</text:p>
          </table:table-cell>
          <table:table-cell table:style-name="ce3" table:formula="of:=CHAR(INDEX([XOR.$B$2:.$Q$17];[.$B27]+1;[.DQ$3]+1 )*16+INDEX([XOR.$B$2:.$Q$17];[.$C27]+1;[.DQ$4]+1))" office:value-type="string" office:string-value=",">
            <text:p>,</text:p>
          </table:table-cell>
          <table:table-cell table:style-name="ce3" table:formula="of:=CHAR(INDEX([XOR.$B$2:.$Q$17];[.$B27]+1;[.DR$3]+1 )*16+INDEX([XOR.$B$2:.$Q$17];[.$C27]+1;[.DR$4]+1))" office:value-type="string" office:string-value="+">
            <text:p>+</text:p>
          </table:table-cell>
          <table:table-cell table:style-name="ce3" table:formula="of:=CHAR(INDEX([XOR.$B$2:.$Q$17];[.$B27]+1;[.DS$3]+1 )*16+INDEX([XOR.$B$2:.$Q$17];[.$C27]+1;[.DS$4]+1))" office:value-type="string" office:string-value="*">
            <text:p>*</text:p>
          </table:table-cell>
          <table:table-cell table:style-name="ce3" table:formula="of:=CHAR(INDEX([XOR.$B$2:.$Q$17];[.$B27]+1;[.DT$3]+1 )*16+INDEX([XOR.$B$2:.$Q$17];[.$C27]+1;[.DT$4]+1))" office:value-type="string" office:string-value=")">
            <text:p>)</text:p>
          </table:table-cell>
          <table:table-cell table:style-name="ce3" table:formula="of:=CHAR(INDEX([XOR.$B$2:.$Q$17];[.$B27]+1;[.DU$3]+1 )*16+INDEX([XOR.$B$2:.$Q$17];[.$C27]+1;[.DU$4]+1))" office:value-type="string" office:string-value="(">
            <text:p>(</text:p>
          </table:table-cell>
          <table:table-cell table:style-name="ce3" table:formula="of:=CHAR(INDEX([XOR.$B$2:.$Q$17];[.$B27]+1;[.DV$3]+1 )*16+INDEX([XOR.$B$2:.$Q$17];[.$C27]+1;[.DV$4]+1))" office:value-type="string" office:string-value="'">
            <text:p>'</text:p>
          </table:table-cell>
          <table:table-cell table:style-name="ce3" table:formula="of:=CHAR(INDEX([XOR.$B$2:.$Q$17];[.$B27]+1;[.DW$3]+1 )*16+INDEX([XOR.$B$2:.$Q$17];[.$C27]+1;[.DW$4]+1))" office:value-type="string" office:string-value="&amp;">
            <text:p>&amp;</text:p>
          </table:table-cell>
          <table:table-cell table:style-name="ce3" table:formula="of:=CHAR(INDEX([XOR.$B$2:.$Q$17];[.$B27]+1;[.DX$3]+1 )*16+INDEX([XOR.$B$2:.$Q$17];[.$C27]+1;[.DX$4]+1))" office:value-type="string" office:string-value="%">
            <text:p>%</text:p>
          </table:table-cell>
          <table:table-cell table:style-name="ce3" table:formula="of:=CHAR(INDEX([XOR.$B$2:.$Q$17];[.$B27]+1;[.DY$3]+1 )*16+INDEX([XOR.$B$2:.$Q$17];[.$C27]+1;[.DY$4]+1))" office:value-type="string" office:string-value="$">
            <text:p>$</text:p>
          </table:table-cell>
          <table:table-cell table:style-name="ce3" table:formula="of:=CHAR(INDEX([XOR.$B$2:.$Q$17];[.$B27]+1;[.DZ$3]+1 )*16+INDEX([XOR.$B$2:.$Q$17];[.$C27]+1;[.DZ$4]+1))" office:value-type="string" office:string-value="#">
            <text:p>#</text:p>
          </table:table-cell>
          <table:table-cell table:style-name="ce3" table:formula="of:=CHAR(INDEX([XOR.$B$2:.$Q$17];[.$B27]+1;[.EA$3]+1 )*16+INDEX([XOR.$B$2:.$Q$17];[.$C27]+1;[.EA$4]+1))" office:value-type="string" office:string-value="&quot;">
            <text:p>"</text:p>
          </table:table-cell>
          <table:table-cell table:style-name="ce3" table:formula="of:=CHAR(INDEX([XOR.$B$2:.$Q$17];[.$B27]+1;[.EB$3]+1 )*16+INDEX([XOR.$B$2:.$Q$17];[.$C27]+1;[.EB$4]+1))" office:value-type="string" office:string-value="!">
            <text:p>!</text:p>
          </table:table-cell>
          <table:table-cell table:style-name="ce3" table:formula="of:=CHAR(INDEX([XOR.$B$2:.$Q$17];[.$B27]+1;[.EC$3]+1 )*16+INDEX([XOR.$B$2:.$Q$17];[.$C27]+1;[.EC$4]+1))" office:value-type="string" office:string-value=" ">
            <text:p><text:s/></text:p>
          </table:table-cell>
        </table:table-row>
        <table:table-row table:style-name="ro4">
          <table:table-cell table:formula="of:=[.A27]+2" office:value-type="float" office:value="47">
            <text:p>47</text:p>
          </table:table-cell>
          <table:table-cell table:style-name="ce3" table:formula="of:=VLOOKUP(RIGHT(LEFT([.$B$1];[.A28]);1);[Sheet1.$A$2:.$C$17];3;0)" office:value-type="float" office:value="4">
            <text:p>4</text:p>
          </table:table-cell>
          <table:table-cell table:formula="of:=VLOOKUP(RIGHT(LEFT([.$B$1];[.A28]+1);1);[Sheet1.$A$2:.$C$17];3;0)" office:value-type="float" office:value="0">
            <text:p>0</text:p>
          </table:table-cell>
          <table:table-cell table:formula="of:=[.C28]+[.B28]*16" office:value-type="float" office:value="64">
            <text:p>64</text:p>
          </table:table-cell>
          <table:table-cell table:formula="of:=CHAR([.D28])" office:value-type="string" office:string-value="@">
            <text:p>@</text:p>
          </table:table-cell>
          <table:table-cell table:style-name="ce3" table:formula="of:=CHAR(INDEX([XOR.$B$2:.$Q$17];[.$B28]+1;[.F$3]+1 )*16+INDEX([XOR.$B$2:.$Q$17];[.$C28]+1;[.F$4]+1))" office:value-type="string" office:string-value="@">
            <text:p>@</text:p>
          </table:table-cell>
          <table:table-cell table:style-name="ce3" table:formula="of:=CHAR(INDEX([XOR.$B$2:.$Q$17];[.$B28]+1;[.G$3]+1 )*16+INDEX([XOR.$B$2:.$Q$17];[.$C28]+1;[.G$4]+1))" office:value-type="string" office:string-value="A">
            <text:p>A</text:p>
          </table:table-cell>
          <table:table-cell table:style-name="ce3" table:formula="of:=CHAR(INDEX([XOR.$B$2:.$Q$17];[.$B28]+1;[.H$3]+1 )*16+INDEX([XOR.$B$2:.$Q$17];[.$C28]+1;[.H$4]+1))" office:value-type="string" office:string-value="B">
            <text:p>B</text:p>
          </table:table-cell>
          <table:table-cell table:style-name="ce3" table:formula="of:=CHAR(INDEX([XOR.$B$2:.$Q$17];[.$B28]+1;[.I$3]+1 )*16+INDEX([XOR.$B$2:.$Q$17];[.$C28]+1;[.I$4]+1))" office:value-type="string" office:string-value="C">
            <text:p>C</text:p>
          </table:table-cell>
          <table:table-cell table:style-name="ce3" table:formula="of:=CHAR(INDEX([XOR.$B$2:.$Q$17];[.$B28]+1;[.J$3]+1 )*16+INDEX([XOR.$B$2:.$Q$17];[.$C28]+1;[.J$4]+1))" office:value-type="string" office:string-value="D">
            <text:p>D</text:p>
          </table:table-cell>
          <table:table-cell table:style-name="ce3" table:formula="of:=CHAR(INDEX([XOR.$B$2:.$Q$17];[.$B28]+1;[.K$3]+1 )*16+INDEX([XOR.$B$2:.$Q$17];[.$C28]+1;[.K$4]+1))" office:value-type="string" office:string-value="E">
            <text:p>E</text:p>
          </table:table-cell>
          <table:table-cell table:style-name="ce3" table:formula="of:=CHAR(INDEX([XOR.$B$2:.$Q$17];[.$B28]+1;[.L$3]+1 )*16+INDEX([XOR.$B$2:.$Q$17];[.$C28]+1;[.L$4]+1))" office:value-type="string" office:string-value="F">
            <text:p>F</text:p>
          </table:table-cell>
          <table:table-cell table:style-name="ce3" table:formula="of:=CHAR(INDEX([XOR.$B$2:.$Q$17];[.$B28]+1;[.M$3]+1 )*16+INDEX([XOR.$B$2:.$Q$17];[.$C28]+1;[.M$4]+1))" office:value-type="string" office:string-value="G">
            <text:p>G</text:p>
          </table:table-cell>
          <table:table-cell table:style-name="ce3" table:formula="of:=CHAR(INDEX([XOR.$B$2:.$Q$17];[.$B28]+1;[.N$3]+1 )*16+INDEX([XOR.$B$2:.$Q$17];[.$C28]+1;[.N$4]+1))" office:value-type="string" office:string-value="H">
            <text:p>H</text:p>
          </table:table-cell>
          <table:table-cell table:style-name="ce3" table:formula="of:=CHAR(INDEX([XOR.$B$2:.$Q$17];[.$B28]+1;[.O$3]+1 )*16+INDEX([XOR.$B$2:.$Q$17];[.$C28]+1;[.O$4]+1))" office:value-type="string" office:string-value="I">
            <text:p>I</text:p>
          </table:table-cell>
          <table:table-cell table:style-name="ce3" table:formula="of:=CHAR(INDEX([XOR.$B$2:.$Q$17];[.$B28]+1;[.P$3]+1 )*16+INDEX([XOR.$B$2:.$Q$17];[.$C28]+1;[.P$4]+1))" office:value-type="string" office:string-value="J">
            <text:p>J</text:p>
          </table:table-cell>
          <table:table-cell table:style-name="ce3" table:formula="of:=CHAR(INDEX([XOR.$B$2:.$Q$17];[.$B28]+1;[.Q$3]+1 )*16+INDEX([XOR.$B$2:.$Q$17];[.$C28]+1;[.Q$4]+1))" office:value-type="string" office:string-value="K">
            <text:p>K</text:p>
          </table:table-cell>
          <table:table-cell table:style-name="ce3" table:formula="of:=CHAR(INDEX([XOR.$B$2:.$Q$17];[.$B28]+1;[.R$3]+1 )*16+INDEX([XOR.$B$2:.$Q$17];[.$C28]+1;[.R$4]+1))" office:value-type="string" office:string-value="L">
            <text:p>L</text:p>
          </table:table-cell>
          <table:table-cell table:style-name="ce3" table:formula="of:=CHAR(INDEX([XOR.$B$2:.$Q$17];[.$B28]+1;[.S$3]+1 )*16+INDEX([XOR.$B$2:.$Q$17];[.$C28]+1;[.S$4]+1))" office:value-type="string" office:string-value="M">
            <text:p>M</text:p>
          </table:table-cell>
          <table:table-cell table:style-name="ce3" table:formula="of:=CHAR(INDEX([XOR.$B$2:.$Q$17];[.$B28]+1;[.T$3]+1 )*16+INDEX([XOR.$B$2:.$Q$17];[.$C28]+1;[.T$4]+1))" office:value-type="string" office:string-value="N">
            <text:p>N</text:p>
          </table:table-cell>
          <table:table-cell table:style-name="ce3" table:formula="of:=CHAR(INDEX([XOR.$B$2:.$Q$17];[.$B28]+1;[.U$3]+1 )*16+INDEX([XOR.$B$2:.$Q$17];[.$C28]+1;[.U$4]+1))" office:value-type="string" office:string-value="O">
            <text:p>O</text:p>
          </table:table-cell>
          <table:table-cell table:style-name="ce3" table:formula="of:=CHAR(INDEX([XOR.$B$2:.$Q$17];[.$B28]+1;[.V$3]+1 )*16+INDEX([XOR.$B$2:.$Q$17];[.$C28]+1;[.V$4]+1))" office:value-type="string" office:string-value="P">
            <text:p>P</text:p>
          </table:table-cell>
          <table:table-cell table:style-name="ce3" table:formula="of:=CHAR(INDEX([XOR.$B$2:.$Q$17];[.$B28]+1;[.W$3]+1 )*16+INDEX([XOR.$B$2:.$Q$17];[.$C28]+1;[.W$4]+1))" office:value-type="string" office:string-value="Q">
            <text:p>Q</text:p>
          </table:table-cell>
          <table:table-cell table:style-name="ce3" table:formula="of:=CHAR(INDEX([XOR.$B$2:.$Q$17];[.$B28]+1;[.X$3]+1 )*16+INDEX([XOR.$B$2:.$Q$17];[.$C28]+1;[.X$4]+1))" office:value-type="string" office:string-value="R">
            <text:p>R</text:p>
          </table:table-cell>
          <table:table-cell table:style-name="ce3" table:formula="of:=CHAR(INDEX([XOR.$B$2:.$Q$17];[.$B28]+1;[.Y$3]+1 )*16+INDEX([XOR.$B$2:.$Q$17];[.$C28]+1;[.Y$4]+1))" office:value-type="string" office:string-value="S">
            <text:p>S</text:p>
          </table:table-cell>
          <table:table-cell table:style-name="ce3" table:formula="of:=CHAR(INDEX([XOR.$B$2:.$Q$17];[.$B28]+1;[.Z$3]+1 )*16+INDEX([XOR.$B$2:.$Q$17];[.$C28]+1;[.Z$4]+1))" office:value-type="string" office:string-value="T">
            <text:p>T</text:p>
          </table:table-cell>
          <table:table-cell table:style-name="ce8" table:formula="of:=CHAR(INDEX([XOR.$B$2:.$Q$17];[.$B28]+1;[.AA$3]+1 )*16+INDEX([XOR.$B$2:.$Q$17];[.$C28]+1;[.AA$4]+1))" office:value-type="string" office:string-value="U">
            <text:p>U</text:p>
          </table:table-cell>
          <table:table-cell table:style-name="ce3" table:formula="of:=CHAR(INDEX([XOR.$B$2:.$Q$17];[.$B28]+1;[.AB$3]+1 )*16+INDEX([XOR.$B$2:.$Q$17];[.$C28]+1;[.AB$4]+1))" office:value-type="string" office:string-value="V">
            <text:p>V</text:p>
          </table:table-cell>
          <table:table-cell table:style-name="ce3" table:formula="of:=CHAR(INDEX([XOR.$B$2:.$Q$17];[.$B28]+1;[.AC$3]+1 )*16+INDEX([XOR.$B$2:.$Q$17];[.$C28]+1;[.AC$4]+1))" office:value-type="string" office:string-value="W">
            <text:p>W</text:p>
          </table:table-cell>
          <table:table-cell table:style-name="ce3" table:formula="of:=CHAR(INDEX([XOR.$B$2:.$Q$17];[.$B28]+1;[.AD$3]+1 )*16+INDEX([XOR.$B$2:.$Q$17];[.$C28]+1;[.AD$4]+1))" office:value-type="string" office:string-value="X">
            <text:p>X</text:p>
          </table:table-cell>
          <table:table-cell table:style-name="ce3" table:formula="of:=CHAR(INDEX([XOR.$B$2:.$Q$17];[.$B28]+1;[.AE$3]+1 )*16+INDEX([XOR.$B$2:.$Q$17];[.$C28]+1;[.AE$4]+1))" office:value-type="string" office:string-value="Y">
            <text:p>Y</text:p>
          </table:table-cell>
          <table:table-cell table:style-name="ce3" table:formula="of:=CHAR(INDEX([XOR.$B$2:.$Q$17];[.$B28]+1;[.AF$3]+1 )*16+INDEX([XOR.$B$2:.$Q$17];[.$C28]+1;[.AF$4]+1))" office:value-type="string" office:string-value="Z">
            <text:p>Z</text:p>
          </table:table-cell>
          <table:table-cell table:style-name="ce3" table:formula="of:=CHAR(INDEX([XOR.$B$2:.$Q$17];[.$B28]+1;[.AG$3]+1 )*16+INDEX([XOR.$B$2:.$Q$17];[.$C28]+1;[.AG$4]+1))" office:value-type="string" office:string-value="[">
            <text:p>[</text:p>
          </table:table-cell>
          <table:table-cell table:style-name="ce3" table:formula="of:=CHAR(INDEX([XOR.$B$2:.$Q$17];[.$B28]+1;[.AH$3]+1 )*16+INDEX([XOR.$B$2:.$Q$17];[.$C28]+1;[.AH$4]+1))" office:value-type="string" office:string-value="\">
            <text:p>\</text:p>
          </table:table-cell>
          <table:table-cell table:style-name="ce3" table:formula="of:=CHAR(INDEX([XOR.$B$2:.$Q$17];[.$B28]+1;[.AI$3]+1 )*16+INDEX([XOR.$B$2:.$Q$17];[.$C28]+1;[.AI$4]+1))" office:value-type="string" office:string-value="]">
            <text:p>]</text:p>
          </table:table-cell>
          <table:table-cell table:style-name="ce3" table:formula="of:=CHAR(INDEX([XOR.$B$2:.$Q$17];[.$B28]+1;[.AJ$3]+1 )*16+INDEX([XOR.$B$2:.$Q$17];[.$C28]+1;[.AJ$4]+1))" office:value-type="string" office:string-value="^">
            <text:p>^</text:p>
          </table:table-cell>
          <table:table-cell table:style-name="ce3" table:formula="of:=CHAR(INDEX([XOR.$B$2:.$Q$17];[.$B28]+1;[.AK$3]+1 )*16+INDEX([XOR.$B$2:.$Q$17];[.$C28]+1;[.AK$4]+1))" office:value-type="string" office:string-value="_">
            <text:p>_</text:p>
          </table:table-cell>
          <table:table-cell table:style-name="ce3" table:formula="of:=CHAR(INDEX([XOR.$B$2:.$Q$17];[.$B28]+1;[.AL$3]+1 )*16+INDEX([XOR.$B$2:.$Q$17];[.$C28]+1;[.AL$4]+1))" office:value-type="string" office:string-value="`">
            <text:p>`</text:p>
          </table:table-cell>
          <table:table-cell table:style-name="ce3" table:formula="of:=CHAR(INDEX([XOR.$B$2:.$Q$17];[.$B28]+1;[.AM$3]+1 )*16+INDEX([XOR.$B$2:.$Q$17];[.$C28]+1;[.AM$4]+1))" office:value-type="string" office:string-value="a">
            <text:p>a</text:p>
          </table:table-cell>
          <table:table-cell table:style-name="ce3" table:formula="of:=CHAR(INDEX([XOR.$B$2:.$Q$17];[.$B28]+1;[.AN$3]+1 )*16+INDEX([XOR.$B$2:.$Q$17];[.$C28]+1;[.AN$4]+1))" office:value-type="string" office:string-value="b">
            <text:p>b</text:p>
          </table:table-cell>
          <table:table-cell table:style-name="ce3" table:formula="of:=CHAR(INDEX([XOR.$B$2:.$Q$17];[.$B28]+1;[.AO$3]+1 )*16+INDEX([XOR.$B$2:.$Q$17];[.$C28]+1;[.AO$4]+1))" office:value-type="string" office:string-value="c">
            <text:p>c</text:p>
          </table:table-cell>
          <table:table-cell table:style-name="ce3" table:formula="of:=CHAR(INDEX([XOR.$B$2:.$Q$17];[.$B28]+1;[.AP$3]+1 )*16+INDEX([XOR.$B$2:.$Q$17];[.$C28]+1;[.AP$4]+1))" office:value-type="string" office:string-value="d">
            <text:p>d</text:p>
          </table:table-cell>
          <table:table-cell table:style-name="ce3" table:formula="of:=CHAR(INDEX([XOR.$B$2:.$Q$17];[.$B28]+1;[.AQ$3]+1 )*16+INDEX([XOR.$B$2:.$Q$17];[.$C28]+1;[.AQ$4]+1))" office:value-type="string" office:string-value="e">
            <text:p>e</text:p>
          </table:table-cell>
          <table:table-cell table:style-name="ce3" table:formula="of:=CHAR(INDEX([XOR.$B$2:.$Q$17];[.$B28]+1;[.AR$3]+1 )*16+INDEX([XOR.$B$2:.$Q$17];[.$C28]+1;[.AR$4]+1))" office:value-type="string" office:string-value="f">
            <text:p>f</text:p>
          </table:table-cell>
          <table:table-cell table:style-name="ce3" table:formula="of:=CHAR(INDEX([XOR.$B$2:.$Q$17];[.$B28]+1;[.AS$3]+1 )*16+INDEX([XOR.$B$2:.$Q$17];[.$C28]+1;[.AS$4]+1))" office:value-type="string" office:string-value="g">
            <text:p>g</text:p>
          </table:table-cell>
          <table:table-cell table:style-name="ce3" table:formula="of:=CHAR(INDEX([XOR.$B$2:.$Q$17];[.$B28]+1;[.AT$3]+1 )*16+INDEX([XOR.$B$2:.$Q$17];[.$C28]+1;[.AT$4]+1))" office:value-type="string" office:string-value="h">
            <text:p>h</text:p>
          </table:table-cell>
          <table:table-cell table:style-name="ce3" table:formula="of:=CHAR(INDEX([XOR.$B$2:.$Q$17];[.$B28]+1;[.AU$3]+1 )*16+INDEX([XOR.$B$2:.$Q$17];[.$C28]+1;[.AU$4]+1))" office:value-type="string" office:string-value="i">
            <text:p>i</text:p>
          </table:table-cell>
          <table:table-cell table:style-name="ce3" table:formula="of:=CHAR(INDEX([XOR.$B$2:.$Q$17];[.$B28]+1;[.AV$3]+1 )*16+INDEX([XOR.$B$2:.$Q$17];[.$C28]+1;[.AV$4]+1))" office:value-type="string" office:string-value="j">
            <text:p>j</text:p>
          </table:table-cell>
          <table:table-cell table:style-name="ce3" table:formula="of:=CHAR(INDEX([XOR.$B$2:.$Q$17];[.$B28]+1;[.AW$3]+1 )*16+INDEX([XOR.$B$2:.$Q$17];[.$C28]+1;[.AW$4]+1))" office:value-type="string" office:string-value="k">
            <text:p>k</text:p>
          </table:table-cell>
          <table:table-cell table:style-name="ce3" table:formula="of:=CHAR(INDEX([XOR.$B$2:.$Q$17];[.$B28]+1;[.AX$3]+1 )*16+INDEX([XOR.$B$2:.$Q$17];[.$C28]+1;[.AX$4]+1))" office:value-type="string" office:string-value="l">
            <text:p>l</text:p>
          </table:table-cell>
          <table:table-cell table:style-name="ce3" table:formula="of:=CHAR(INDEX([XOR.$B$2:.$Q$17];[.$B28]+1;[.AY$3]+1 )*16+INDEX([XOR.$B$2:.$Q$17];[.$C28]+1;[.AY$4]+1))" office:value-type="string" office:string-value="m">
            <text:p>m</text:p>
          </table:table-cell>
          <table:table-cell table:style-name="ce3" table:formula="of:=CHAR(INDEX([XOR.$B$2:.$Q$17];[.$B28]+1;[.AZ$3]+1 )*16+INDEX([XOR.$B$2:.$Q$17];[.$C28]+1;[.AZ$4]+1))" office:value-type="string" office:string-value="n">
            <text:p>n</text:p>
          </table:table-cell>
          <table:table-cell table:style-name="ce3" table:formula="of:=CHAR(INDEX([XOR.$B$2:.$Q$17];[.$B28]+1;[.BA$3]+1 )*16+INDEX([XOR.$B$2:.$Q$17];[.$C28]+1;[.BA$4]+1))" office:value-type="string" office:string-value="o">
            <text:p>o</text:p>
          </table:table-cell>
          <table:table-cell table:style-name="ce3" table:formula="of:=CHAR(INDEX([XOR.$B$2:.$Q$17];[.$B28]+1;[.BB$3]+1 )*16+INDEX([XOR.$B$2:.$Q$17];[.$C28]+1;[.BB$4]+1))" office:value-type="string" office:string-value="p">
            <text:p>p</text:p>
          </table:table-cell>
          <table:table-cell table:style-name="ce3" table:formula="of:=CHAR(INDEX([XOR.$B$2:.$Q$17];[.$B28]+1;[.BC$3]+1 )*16+INDEX([XOR.$B$2:.$Q$17];[.$C28]+1;[.BC$4]+1))" office:value-type="string" office:string-value="q">
            <text:p>q</text:p>
          </table:table-cell>
          <table:table-cell table:style-name="ce3" table:formula="of:=CHAR(INDEX([XOR.$B$2:.$Q$17];[.$B28]+1;[.BD$3]+1 )*16+INDEX([XOR.$B$2:.$Q$17];[.$C28]+1;[.BD$4]+1))" office:value-type="string" office:string-value="r">
            <text:p>r</text:p>
          </table:table-cell>
          <table:table-cell table:style-name="ce3" table:formula="of:=CHAR(INDEX([XOR.$B$2:.$Q$17];[.$B28]+1;[.BE$3]+1 )*16+INDEX([XOR.$B$2:.$Q$17];[.$C28]+1;[.BE$4]+1))" office:value-type="string" office:string-value="s">
            <text:p>s</text:p>
          </table:table-cell>
          <table:table-cell table:style-name="ce3" table:formula="of:=CHAR(INDEX([XOR.$B$2:.$Q$17];[.$B28]+1;[.BF$3]+1 )*16+INDEX([XOR.$B$2:.$Q$17];[.$C28]+1;[.BF$4]+1))" office:value-type="string" office:string-value="t">
            <text:p>t</text:p>
          </table:table-cell>
          <table:table-cell table:style-name="ce8" table:formula="of:=CHAR(INDEX([XOR.$B$2:.$Q$17];[.$B28]+1;[.BG$3]+1 )*16+INDEX([XOR.$B$2:.$Q$17];[.$C28]+1;[.BG$4]+1))" office:value-type="string" office:string-value="u">
            <text:p>u</text:p>
          </table:table-cell>
          <table:table-cell table:style-name="ce3" table:formula="of:=CHAR(INDEX([XOR.$B$2:.$Q$17];[.$B28]+1;[.BH$3]+1 )*16+INDEX([XOR.$B$2:.$Q$17];[.$C28]+1;[.BH$4]+1))" office:value-type="string" office:string-value="v">
            <text:p>v</text:p>
          </table:table-cell>
          <table:table-cell table:style-name="ce3" table:formula="of:=CHAR(INDEX([XOR.$B$2:.$Q$17];[.$B28]+1;[.BI$3]+1 )*16+INDEX([XOR.$B$2:.$Q$17];[.$C28]+1;[.BI$4]+1))" office:value-type="string" office:string-value="w">
            <text:p>w</text:p>
          </table:table-cell>
          <table:table-cell table:style-name="ce3" table:formula="of:=CHAR(INDEX([XOR.$B$2:.$Q$17];[.$B28]+1;[.BJ$3]+1 )*16+INDEX([XOR.$B$2:.$Q$17];[.$C28]+1;[.BJ$4]+1))" office:value-type="string" office:string-value="x">
            <text:p>x</text:p>
          </table:table-cell>
          <table:table-cell table:style-name="ce3" table:formula="of:=CHAR(INDEX([XOR.$B$2:.$Q$17];[.$B28]+1;[.BK$3]+1 )*16+INDEX([XOR.$B$2:.$Q$17];[.$C28]+1;[.BK$4]+1))" office:value-type="string" office:string-value="y">
            <text:p>y</text:p>
          </table:table-cell>
          <table:table-cell table:style-name="ce3" table:formula="of:=CHAR(INDEX([XOR.$B$2:.$Q$17];[.$B28]+1;[.BL$3]+1 )*16+INDEX([XOR.$B$2:.$Q$17];[.$C28]+1;[.BL$4]+1))" office:value-type="string" office:string-value="z">
            <text:p>z</text:p>
          </table:table-cell>
          <table:table-cell table:style-name="ce3" table:formula="of:=CHAR(INDEX([XOR.$B$2:.$Q$17];[.$B28]+1;[.BM$3]+1 )*16+INDEX([XOR.$B$2:.$Q$17];[.$C28]+1;[.BM$4]+1))" office:value-type="string" office:string-value="{">
            <text:p>{</text:p>
          </table:table-cell>
          <table:table-cell table:style-name="ce3" table:formula="of:=CHAR(INDEX([XOR.$B$2:.$Q$17];[.$B28]+1;[.BN$3]+1 )*16+INDEX([XOR.$B$2:.$Q$17];[.$C28]+1;[.BN$4]+1))" office:value-type="string" office:string-value="|">
            <text:p>|</text:p>
          </table:table-cell>
          <table:table-cell table:style-name="ce3" table:formula="of:=CHAR(INDEX([XOR.$B$2:.$Q$17];[.$B28]+1;[.BO$3]+1 )*16+INDEX([XOR.$B$2:.$Q$17];[.$C28]+1;[.BO$4]+1))" office:value-type="string" office:string-value="}">
            <text:p>}</text:p>
          </table:table-cell>
          <table:table-cell table:style-name="ce3" table:formula="of:=CHAR(INDEX([XOR.$B$2:.$Q$17];[.$B28]+1;[.BP$3]+1 )*16+INDEX([XOR.$B$2:.$Q$17];[.$C28]+1;[.BP$4]+1))" office:value-type="string" office:string-value="~">
            <text:p>~</text:p>
          </table:table-cell>
          <table:table-cell table:style-name="ce3" table:formula="of:=CHAR(INDEX([XOR.$B$2:.$Q$17];[.$B28]+1;[.BQ$3]+1 )*16+INDEX([XOR.$B$2:.$Q$17];[.$C28]+1;[.BQ$4]+1))" office:value-type="string" office:string-value="">
            <text:p></text:p>
          </table:table-cell>
          <table:table-cell table:style-name="ce3" table:formula="of:=CHAR(INDEX([XOR.$B$2:.$Q$17];[.$B28]+1;[.BR$3]+1 )*16+INDEX([XOR.$B$2:.$Q$17];[.$C28]+1;[.BR$4]+1))" office:value-type="string" office:string-value="">
            <text:p/>
          </table:table-cell>
          <table:table-cell table:style-name="ce3" table:formula="of:=CHAR(INDEX([XOR.$B$2:.$Q$17];[.$B28]+1;[.BS$3]+1 )*16+INDEX([XOR.$B$2:.$Q$17];[.$C28]+1;[.BS$4]+1))" office:value-type="string" office:string-value="">
            <text:p/>
          </table:table-cell>
          <table:table-cell table:style-name="ce3" table:formula="of:=CHAR(INDEX([XOR.$B$2:.$Q$17];[.$B28]+1;[.BT$3]+1 )*16+INDEX([XOR.$B$2:.$Q$17];[.$C28]+1;[.BT$4]+1))" office:value-type="string" office:string-value="">
            <text:p/>
          </table:table-cell>
          <table:table-cell table:style-name="ce3" table:formula="of:=CHAR(INDEX([XOR.$B$2:.$Q$17];[.$B28]+1;[.BU$3]+1 )*16+INDEX([XOR.$B$2:.$Q$17];[.$C28]+1;[.BU$4]+1))" office:value-type="string" office:string-value="">
            <text:p/>
          </table:table-cell>
          <table:table-cell table:style-name="ce3" table:formula="of:=CHAR(INDEX([XOR.$B$2:.$Q$17];[.$B28]+1;[.BV$3]+1 )*16+INDEX([XOR.$B$2:.$Q$17];[.$C28]+1;[.BV$4]+1))" office:value-type="string" office:string-value="">
            <text:p/>
          </table:table-cell>
          <table:table-cell table:style-name="ce3" table:formula="of:=CHAR(INDEX([XOR.$B$2:.$Q$17];[.$B28]+1;[.BW$3]+1 )*16+INDEX([XOR.$B$2:.$Q$17];[.$C28]+1;[.BW$4]+1))" office:value-type="string" office:string-value="">
            <text:p/>
          </table:table-cell>
          <table:table-cell table:style-name="ce3" table:formula="of:=CHAR(INDEX([XOR.$B$2:.$Q$17];[.$B28]+1;[.BX$3]+1 )*16+INDEX([XOR.$B$2:.$Q$17];[.$C28]+1;[.BX$4]+1))" office:value-type="string" office:string-value="">
            <text:p/>
          </table:table-cell>
          <table:table-cell table:style-name="ce3" table:formula="of:=CHAR(INDEX([XOR.$B$2:.$Q$17];[.$B28]+1;[.BY$3]+1 )*16+INDEX([XOR.$B$2:.$Q$17];[.$C28]+1;[.BY$4]+1))" office:value-type="string" office:string-value="">
            <text:p/>
          </table:table-cell>
          <table:table-cell table:style-name="ce3" table:formula="of:=CHAR(INDEX([XOR.$B$2:.$Q$17];[.$B28]+1;[.BZ$3]+1 )*16+INDEX([XOR.$B$2:.$Q$17];[.$C28]+1;[.BZ$4]+1))" office:value-type="string" office:string-value="">
            <text:p/>
          </table:table-cell>
          <table:table-cell table:style-name="ce3" table:formula="of:=CHAR(INDEX([XOR.$B$2:.$Q$17];[.$B28]+1;[.CA$3]+1 )*16+INDEX([XOR.$B$2:.$Q$17];[.$C28]+1;[.CA$4]+1))" office:value-type="string" office:string-value="&#9;">
            <text:p><text:tab/></text:p>
          </table:table-cell>
          <table:table-cell table:style-name="ce3" table:formula="of:=CHAR(INDEX([XOR.$B$2:.$Q$17];[.$B28]+1;[.CB$3]+1 )*16+INDEX([XOR.$B$2:.$Q$17];[.$C28]+1;[.CB$4]+1))" office:value-type="string" office:string-value="&#10;">
            <text:p><text:line-break/></text:p>
          </table:table-cell>
          <table:table-cell table:style-name="ce3" table:formula="of:=CHAR(INDEX([XOR.$B$2:.$Q$17];[.$B28]+1;[.CC$3]+1 )*16+INDEX([XOR.$B$2:.$Q$17];[.$C28]+1;[.CC$4]+1))" office:value-type="string" office:string-value="">
            <text:p/>
          </table:table-cell>
          <table:table-cell table:style-name="ce3" table:formula="of:=CHAR(INDEX([XOR.$B$2:.$Q$17];[.$B28]+1;[.CD$3]+1 )*16+INDEX([XOR.$B$2:.$Q$17];[.$C28]+1;[.CD$4]+1))" office:value-type="string" office:string-value="">
            <text:p/>
          </table:table-cell>
          <table:table-cell table:style-name="ce3" table:formula="of:=CHAR(INDEX([XOR.$B$2:.$Q$17];[.$B28]+1;[.CE$3]+1 )*16+INDEX([XOR.$B$2:.$Q$17];[.$C28]+1;[.CE$4]+1))" office:value-type="string" office:string-value="&#13;">
            <text:p></text:p>
          </table:table-cell>
          <table:table-cell table:style-name="ce3" table:formula="of:=CHAR(INDEX([XOR.$B$2:.$Q$17];[.$B28]+1;[.CF$3]+1 )*16+INDEX([XOR.$B$2:.$Q$17];[.$C28]+1;[.CF$4]+1))" office:value-type="string" office:string-value="">
            <text:p/>
          </table:table-cell>
          <table:table-cell table:style-name="ce3" table:formula="of:=CHAR(INDEX([XOR.$B$2:.$Q$17];[.$B28]+1;[.CG$3]+1 )*16+INDEX([XOR.$B$2:.$Q$17];[.$C28]+1;[.CG$4]+1))" office:value-type="string" office:string-value="">
            <text:p/>
          </table:table-cell>
          <table:table-cell table:style-name="ce3" table:formula="of:=CHAR(INDEX([XOR.$B$2:.$Q$17];[.$B28]+1;[.CH$3]+1 )*16+INDEX([XOR.$B$2:.$Q$17];[.$C28]+1;[.CH$4]+1))" office:value-type="string" office:string-value="">
            <text:p/>
          </table:table-cell>
          <table:table-cell table:style-name="ce3" table:formula="of:=CHAR(INDEX([XOR.$B$2:.$Q$17];[.$B28]+1;[.CI$3]+1 )*16+INDEX([XOR.$B$2:.$Q$17];[.$C28]+1;[.CI$4]+1))" office:value-type="string" office:string-value="">
            <text:p/>
          </table:table-cell>
          <table:table-cell table:style-name="ce3" table:formula="of:=CHAR(INDEX([XOR.$B$2:.$Q$17];[.$B28]+1;[.CJ$3]+1 )*16+INDEX([XOR.$B$2:.$Q$17];[.$C28]+1;[.CJ$4]+1))" office:value-type="string" office:string-value="">
            <text:p/>
          </table:table-cell>
          <table:table-cell table:style-name="ce3" table:formula="of:=CHAR(INDEX([XOR.$B$2:.$Q$17];[.$B28]+1;[.CK$3]+1 )*16+INDEX([XOR.$B$2:.$Q$17];[.$C28]+1;[.CK$4]+1))" office:value-type="string" office:string-value="">
            <text:p/>
          </table:table-cell>
          <table:table-cell table:style-name="ce3" table:formula="of:=CHAR(INDEX([XOR.$B$2:.$Q$17];[.$B28]+1;[.CL$3]+1 )*16+INDEX([XOR.$B$2:.$Q$17];[.$C28]+1;[.CL$4]+1))" office:value-type="string" office:string-value="">
            <text:p/>
          </table:table-cell>
          <table:table-cell table:style-name="ce3" table:formula="of:=CHAR(INDEX([XOR.$B$2:.$Q$17];[.$B28]+1;[.CM$3]+1 )*16+INDEX([XOR.$B$2:.$Q$17];[.$C28]+1;[.CM$4]+1))" office:value-type="string" office:string-value="">
            <text:p/>
          </table:table-cell>
          <table:table-cell table:style-name="ce3" table:formula="of:=CHAR(INDEX([XOR.$B$2:.$Q$17];[.$B28]+1;[.CN$3]+1 )*16+INDEX([XOR.$B$2:.$Q$17];[.$C28]+1;[.CN$4]+1))" office:value-type="string" office:string-value="">
            <text:p/>
          </table:table-cell>
          <table:table-cell table:style-name="ce3" table:formula="of:=CHAR(INDEX([XOR.$B$2:.$Q$17];[.$B28]+1;[.CO$3]+1 )*16+INDEX([XOR.$B$2:.$Q$17];[.$C28]+1;[.CO$4]+1))" office:value-type="string" office:string-value="">
            <text:p/>
          </table:table-cell>
          <table:table-cell table:style-name="ce12" table:formula="of:=CHAR(INDEX([XOR.$B$2:.$Q$17];[.$B28]+1;[.CP$3]+1 )*16+INDEX([XOR.$B$2:.$Q$17];[.$C28]+1;[.CP$4]+1))" office:value-type="string" office:string-value="">
            <text:p/>
          </table:table-cell>
          <table:table-cell table:style-name="ce3" table:formula="of:=CHAR(INDEX([XOR.$B$2:.$Q$17];[.$B28]+1;[.CQ$3]+1 )*16+INDEX([XOR.$B$2:.$Q$17];[.$C28]+1;[.CQ$4]+1))" office:value-type="string" office:string-value="">
            <text:p/>
          </table:table-cell>
          <table:table-cell table:style-name="ce3" table:formula="of:=CHAR(INDEX([XOR.$B$2:.$Q$17];[.$B28]+1;[.CR$3]+1 )*16+INDEX([XOR.$B$2:.$Q$17];[.$C28]+1;[.CR$4]+1))" office:value-type="string" office:string-value="">
            <text:p/>
          </table:table-cell>
          <table:table-cell table:style-name="ce3" table:formula="of:=CHAR(INDEX([XOR.$B$2:.$Q$17];[.$B28]+1;[.CS$3]+1 )*16+INDEX([XOR.$B$2:.$Q$17];[.$C28]+1;[.CS$4]+1))" office:value-type="string" office:string-value="">
            <text:p/>
          </table:table-cell>
          <table:table-cell table:style-name="ce3" table:formula="of:=CHAR(INDEX([XOR.$B$2:.$Q$17];[.$B28]+1;[.CT$3]+1 )*16+INDEX([XOR.$B$2:.$Q$17];[.$C28]+1;[.CT$4]+1))" office:value-type="string" office:string-value="">
            <text:p/>
          </table:table-cell>
          <table:table-cell table:style-name="ce3" table:formula="of:=CHAR(INDEX([XOR.$B$2:.$Q$17];[.$B28]+1;[.CU$3]+1 )*16+INDEX([XOR.$B$2:.$Q$17];[.$C28]+1;[.CU$4]+1))" office:value-type="string" office:string-value="">
            <text:p/>
          </table:table-cell>
          <table:table-cell table:style-name="ce3" table:formula="of:=CHAR(INDEX([XOR.$B$2:.$Q$17];[.$B28]+1;[.CV$3]+1 )*16+INDEX([XOR.$B$2:.$Q$17];[.$C28]+1;[.CV$4]+1))" office:value-type="string" office:string-value="">
            <text:p/>
          </table:table-cell>
          <table:table-cell table:style-name="ce3" table:formula="of:=CHAR(INDEX([XOR.$B$2:.$Q$17];[.$B28]+1;[.CW$3]+1 )*16+INDEX([XOR.$B$2:.$Q$17];[.$C28]+1;[.CW$4]+1))" office:value-type="string" office:string-value="">
            <text:p/>
          </table:table-cell>
          <table:table-cell table:style-name="ce3" table:formula="of:=CHAR(INDEX([XOR.$B$2:.$Q$17];[.$B28]+1;[.CX$3]+1 )*16+INDEX([XOR.$B$2:.$Q$17];[.$C28]+1;[.CX$4]+1))" office:value-type="string" office:string-value=" ">
            <text:p><text:s/></text:p>
          </table:table-cell>
          <table:table-cell table:style-name="ce3" table:formula="of:=CHAR(INDEX([XOR.$B$2:.$Q$17];[.$B28]+1;[.CY$3]+1 )*16+INDEX([XOR.$B$2:.$Q$17];[.$C28]+1;[.CY$4]+1))" office:value-type="string" office:string-value="!">
            <text:p>!</text:p>
          </table:table-cell>
          <table:table-cell table:style-name="ce3" table:formula="of:=CHAR(INDEX([XOR.$B$2:.$Q$17];[.$B28]+1;[.CZ$3]+1 )*16+INDEX([XOR.$B$2:.$Q$17];[.$C28]+1;[.CZ$4]+1))" office:value-type="string" office:string-value="&quot;">
            <text:p>"</text:p>
          </table:table-cell>
          <table:table-cell table:style-name="ce3" table:formula="of:=CHAR(INDEX([XOR.$B$2:.$Q$17];[.$B28]+1;[.DA$3]+1 )*16+INDEX([XOR.$B$2:.$Q$17];[.$C28]+1;[.DA$4]+1))" office:value-type="string" office:string-value="#">
            <text:p>#</text:p>
          </table:table-cell>
          <table:table-cell table:style-name="ce3" table:formula="of:=CHAR(INDEX([XOR.$B$2:.$Q$17];[.$B28]+1;[.DB$3]+1 )*16+INDEX([XOR.$B$2:.$Q$17];[.$C28]+1;[.DB$4]+1))" office:value-type="string" office:string-value="$">
            <text:p>$</text:p>
          </table:table-cell>
          <table:table-cell table:style-name="ce3" table:formula="of:=CHAR(INDEX([XOR.$B$2:.$Q$17];[.$B28]+1;[.DC$3]+1 )*16+INDEX([XOR.$B$2:.$Q$17];[.$C28]+1;[.DC$4]+1))" office:value-type="string" office:string-value="%">
            <text:p>%</text:p>
          </table:table-cell>
          <table:table-cell table:style-name="ce3" table:formula="of:=CHAR(INDEX([XOR.$B$2:.$Q$17];[.$B28]+1;[.DD$3]+1 )*16+INDEX([XOR.$B$2:.$Q$17];[.$C28]+1;[.DD$4]+1))" office:value-type="string" office:string-value="&amp;">
            <text:p>&amp;</text:p>
          </table:table-cell>
          <table:table-cell table:style-name="ce3" table:formula="of:=CHAR(INDEX([XOR.$B$2:.$Q$17];[.$B28]+1;[.DE$3]+1 )*16+INDEX([XOR.$B$2:.$Q$17];[.$C28]+1;[.DE$4]+1))" office:value-type="string" office:string-value="'">
            <text:p>'</text:p>
          </table:table-cell>
          <table:table-cell table:style-name="ce3" table:formula="of:=CHAR(INDEX([XOR.$B$2:.$Q$17];[.$B28]+1;[.DF$3]+1 )*16+INDEX([XOR.$B$2:.$Q$17];[.$C28]+1;[.DF$4]+1))" office:value-type="string" office:string-value="(">
            <text:p>(</text:p>
          </table:table-cell>
          <table:table-cell table:style-name="ce3" table:formula="of:=CHAR(INDEX([XOR.$B$2:.$Q$17];[.$B28]+1;[.DG$3]+1 )*16+INDEX([XOR.$B$2:.$Q$17];[.$C28]+1;[.DG$4]+1))" office:value-type="string" office:string-value=")">
            <text:p>)</text:p>
          </table:table-cell>
          <table:table-cell table:style-name="ce3" table:formula="of:=CHAR(INDEX([XOR.$B$2:.$Q$17];[.$B28]+1;[.DH$3]+1 )*16+INDEX([XOR.$B$2:.$Q$17];[.$C28]+1;[.DH$4]+1))" office:value-type="string" office:string-value="*">
            <text:p>*</text:p>
          </table:table-cell>
          <table:table-cell table:style-name="ce3" table:formula="of:=CHAR(INDEX([XOR.$B$2:.$Q$17];[.$B28]+1;[.DI$3]+1 )*16+INDEX([XOR.$B$2:.$Q$17];[.$C28]+1;[.DI$4]+1))" office:value-type="string" office:string-value="+">
            <text:p>+</text:p>
          </table:table-cell>
          <table:table-cell table:style-name="ce3" table:formula="of:=CHAR(INDEX([XOR.$B$2:.$Q$17];[.$B28]+1;[.DJ$3]+1 )*16+INDEX([XOR.$B$2:.$Q$17];[.$C28]+1;[.DJ$4]+1))" office:value-type="string" office:string-value=",">
            <text:p>,</text:p>
          </table:table-cell>
          <table:table-cell table:style-name="ce3" table:formula="of:=CHAR(INDEX([XOR.$B$2:.$Q$17];[.$B28]+1;[.DK$3]+1 )*16+INDEX([XOR.$B$2:.$Q$17];[.$C28]+1;[.DK$4]+1))" office:value-type="string" office:string-value="-">
            <text:p>-</text:p>
          </table:table-cell>
          <table:table-cell table:style-name="ce3" table:formula="of:=CHAR(INDEX([XOR.$B$2:.$Q$17];[.$B28]+1;[.DL$3]+1 )*16+INDEX([XOR.$B$2:.$Q$17];[.$C28]+1;[.DL$4]+1))" office:value-type="string" office:string-value=".">
            <text:p>.</text:p>
          </table:table-cell>
          <table:table-cell table:style-name="ce3" table:formula="of:=CHAR(INDEX([XOR.$B$2:.$Q$17];[.$B28]+1;[.DM$3]+1 )*16+INDEX([XOR.$B$2:.$Q$17];[.$C28]+1;[.DM$4]+1))" office:value-type="string" office:string-value="/">
            <text:p>/</text:p>
          </table:table-cell>
          <table:table-cell table:style-name="ce3" table:formula="of:=CHAR(INDEX([XOR.$B$2:.$Q$17];[.$B28]+1;[.DN$3]+1 )*16+INDEX([XOR.$B$2:.$Q$17];[.$C28]+1;[.DN$4]+1))" office:value-type="string" office:string-value="0">
            <text:p>0</text:p>
          </table:table-cell>
          <table:table-cell table:style-name="ce3" table:formula="of:=CHAR(INDEX([XOR.$B$2:.$Q$17];[.$B28]+1;[.DO$3]+1 )*16+INDEX([XOR.$B$2:.$Q$17];[.$C28]+1;[.DO$4]+1))" office:value-type="string" office:string-value="1">
            <text:p>1</text:p>
          </table:table-cell>
          <table:table-cell table:style-name="ce3" table:formula="of:=CHAR(INDEX([XOR.$B$2:.$Q$17];[.$B28]+1;[.DP$3]+1 )*16+INDEX([XOR.$B$2:.$Q$17];[.$C28]+1;[.DP$4]+1))" office:value-type="string" office:string-value="2">
            <text:p>2</text:p>
          </table:table-cell>
          <table:table-cell table:style-name="ce3" table:formula="of:=CHAR(INDEX([XOR.$B$2:.$Q$17];[.$B28]+1;[.DQ$3]+1 )*16+INDEX([XOR.$B$2:.$Q$17];[.$C28]+1;[.DQ$4]+1))" office:value-type="string" office:string-value="3">
            <text:p>3</text:p>
          </table:table-cell>
          <table:table-cell table:style-name="ce3" table:formula="of:=CHAR(INDEX([XOR.$B$2:.$Q$17];[.$B28]+1;[.DR$3]+1 )*16+INDEX([XOR.$B$2:.$Q$17];[.$C28]+1;[.DR$4]+1))" office:value-type="string" office:string-value="4">
            <text:p>4</text:p>
          </table:table-cell>
          <table:table-cell table:style-name="ce3" table:formula="of:=CHAR(INDEX([XOR.$B$2:.$Q$17];[.$B28]+1;[.DS$3]+1 )*16+INDEX([XOR.$B$2:.$Q$17];[.$C28]+1;[.DS$4]+1))" office:value-type="string" office:string-value="5">
            <text:p>5</text:p>
          </table:table-cell>
          <table:table-cell table:style-name="ce3" table:formula="of:=CHAR(INDEX([XOR.$B$2:.$Q$17];[.$B28]+1;[.DT$3]+1 )*16+INDEX([XOR.$B$2:.$Q$17];[.$C28]+1;[.DT$4]+1))" office:value-type="string" office:string-value="6">
            <text:p>6</text:p>
          </table:table-cell>
          <table:table-cell table:style-name="ce3" table:formula="of:=CHAR(INDEX([XOR.$B$2:.$Q$17];[.$B28]+1;[.DU$3]+1 )*16+INDEX([XOR.$B$2:.$Q$17];[.$C28]+1;[.DU$4]+1))" office:value-type="string" office:string-value="7">
            <text:p>7</text:p>
          </table:table-cell>
          <table:table-cell table:style-name="ce3" table:formula="of:=CHAR(INDEX([XOR.$B$2:.$Q$17];[.$B28]+1;[.DV$3]+1 )*16+INDEX([XOR.$B$2:.$Q$17];[.$C28]+1;[.DV$4]+1))" office:value-type="string" office:string-value="8">
            <text:p>8</text:p>
          </table:table-cell>
          <table:table-cell table:style-name="ce3" table:formula="of:=CHAR(INDEX([XOR.$B$2:.$Q$17];[.$B28]+1;[.DW$3]+1 )*16+INDEX([XOR.$B$2:.$Q$17];[.$C28]+1;[.DW$4]+1))" office:value-type="string" office:string-value="9">
            <text:p>9</text:p>
          </table:table-cell>
          <table:table-cell table:style-name="ce3" table:formula="of:=CHAR(INDEX([XOR.$B$2:.$Q$17];[.$B28]+1;[.DX$3]+1 )*16+INDEX([XOR.$B$2:.$Q$17];[.$C28]+1;[.DX$4]+1))" office:value-type="string" office:string-value=":">
            <text:p>:</text:p>
          </table:table-cell>
          <table:table-cell table:style-name="ce3" table:formula="of:=CHAR(INDEX([XOR.$B$2:.$Q$17];[.$B28]+1;[.DY$3]+1 )*16+INDEX([XOR.$B$2:.$Q$17];[.$C28]+1;[.DY$4]+1))" office:value-type="string" office:string-value=";">
            <text:p>;</text:p>
          </table:table-cell>
          <table:table-cell table:style-name="ce3" table:formula="of:=CHAR(INDEX([XOR.$B$2:.$Q$17];[.$B28]+1;[.DZ$3]+1 )*16+INDEX([XOR.$B$2:.$Q$17];[.$C28]+1;[.DZ$4]+1))" office:value-type="string" office:string-value="&lt;">
            <text:p>&lt;</text:p>
          </table:table-cell>
          <table:table-cell table:style-name="ce3" table:formula="of:=CHAR(INDEX([XOR.$B$2:.$Q$17];[.$B28]+1;[.EA$3]+1 )*16+INDEX([XOR.$B$2:.$Q$17];[.$C28]+1;[.EA$4]+1))" office:value-type="string" office:string-value="=">
            <text:p>=</text:p>
          </table:table-cell>
          <table:table-cell table:style-name="ce3" table:formula="of:=CHAR(INDEX([XOR.$B$2:.$Q$17];[.$B28]+1;[.EB$3]+1 )*16+INDEX([XOR.$B$2:.$Q$17];[.$C28]+1;[.EB$4]+1))" office:value-type="string" office:string-value="&gt;">
            <text:p>&gt;</text:p>
          </table:table-cell>
          <table:table-cell table:style-name="ce3" table:formula="of:=CHAR(INDEX([XOR.$B$2:.$Q$17];[.$B28]+1;[.EC$3]+1 )*16+INDEX([XOR.$B$2:.$Q$17];[.$C28]+1;[.EC$4]+1))" office:value-type="string" office:string-value="?">
            <text:p>?</text:p>
          </table:table-cell>
        </table:table-row>
        <table:table-row table:style-name="ro4">
          <table:table-cell table:formula="of:=[.A28]+2" office:value-type="float" office:value="49">
            <text:p>49</text:p>
          </table:table-cell>
          <table:table-cell table:style-name="ce3" table:formula="of:=VLOOKUP(RIGHT(LEFT([.$B$1];[.A29]);1);[Sheet1.$A$2:.$C$17];3;0)" office:value-type="float" office:value="5">
            <text:p>5</text:p>
          </table:table-cell>
          <table:table-cell table:formula="of:=VLOOKUP(RIGHT(LEFT([.$B$1];[.A29]+1);1);[Sheet1.$A$2:.$C$17];3;0)" office:value-type="float" office:value="8">
            <text:p>8</text:p>
          </table:table-cell>
          <table:table-cell table:formula="of:=[.C29]+[.B29]*16" office:value-type="float" office:value="88">
            <text:p>88</text:p>
          </table:table-cell>
          <table:table-cell table:formula="of:=CHAR([.D29])" office:value-type="string" office:string-value="X">
            <text:p>X</text:p>
          </table:table-cell>
          <table:table-cell table:style-name="ce3" table:formula="of:=CHAR(INDEX([XOR.$B$2:.$Q$17];[.$B29]+1;[.F$3]+1 )*16+INDEX([XOR.$B$2:.$Q$17];[.$C29]+1;[.F$4]+1))" office:value-type="string" office:string-value="X">
            <text:p>X</text:p>
          </table:table-cell>
          <table:table-cell table:style-name="ce3" table:formula="of:=CHAR(INDEX([XOR.$B$2:.$Q$17];[.$B29]+1;[.G$3]+1 )*16+INDEX([XOR.$B$2:.$Q$17];[.$C29]+1;[.G$4]+1))" office:value-type="string" office:string-value="Y">
            <text:p>Y</text:p>
          </table:table-cell>
          <table:table-cell table:style-name="ce3" table:formula="of:=CHAR(INDEX([XOR.$B$2:.$Q$17];[.$B29]+1;[.H$3]+1 )*16+INDEX([XOR.$B$2:.$Q$17];[.$C29]+1;[.H$4]+1))" office:value-type="string" office:string-value="Z">
            <text:p>Z</text:p>
          </table:table-cell>
          <table:table-cell table:style-name="ce3" table:formula="of:=CHAR(INDEX([XOR.$B$2:.$Q$17];[.$B29]+1;[.I$3]+1 )*16+INDEX([XOR.$B$2:.$Q$17];[.$C29]+1;[.I$4]+1))" office:value-type="string" office:string-value="[">
            <text:p>[</text:p>
          </table:table-cell>
          <table:table-cell table:style-name="ce3" table:formula="of:=CHAR(INDEX([XOR.$B$2:.$Q$17];[.$B29]+1;[.J$3]+1 )*16+INDEX([XOR.$B$2:.$Q$17];[.$C29]+1;[.J$4]+1))" office:value-type="string" office:string-value="\">
            <text:p>\</text:p>
          </table:table-cell>
          <table:table-cell table:style-name="ce3" table:formula="of:=CHAR(INDEX([XOR.$B$2:.$Q$17];[.$B29]+1;[.K$3]+1 )*16+INDEX([XOR.$B$2:.$Q$17];[.$C29]+1;[.K$4]+1))" office:value-type="string" office:string-value="]">
            <text:p>]</text:p>
          </table:table-cell>
          <table:table-cell table:style-name="ce3" table:formula="of:=CHAR(INDEX([XOR.$B$2:.$Q$17];[.$B29]+1;[.L$3]+1 )*16+INDEX([XOR.$B$2:.$Q$17];[.$C29]+1;[.L$4]+1))" office:value-type="string" office:string-value="^">
            <text:p>^</text:p>
          </table:table-cell>
          <table:table-cell table:style-name="ce3" table:formula="of:=CHAR(INDEX([XOR.$B$2:.$Q$17];[.$B29]+1;[.M$3]+1 )*16+INDEX([XOR.$B$2:.$Q$17];[.$C29]+1;[.M$4]+1))" office:value-type="string" office:string-value="_">
            <text:p>_</text:p>
          </table:table-cell>
          <table:table-cell table:style-name="ce3" table:formula="of:=CHAR(INDEX([XOR.$B$2:.$Q$17];[.$B29]+1;[.N$3]+1 )*16+INDEX([XOR.$B$2:.$Q$17];[.$C29]+1;[.N$4]+1))" office:value-type="string" office:string-value="P">
            <text:p>P</text:p>
          </table:table-cell>
          <table:table-cell table:style-name="ce3" table:formula="of:=CHAR(INDEX([XOR.$B$2:.$Q$17];[.$B29]+1;[.O$3]+1 )*16+INDEX([XOR.$B$2:.$Q$17];[.$C29]+1;[.O$4]+1))" office:value-type="string" office:string-value="Q">
            <text:p>Q</text:p>
          </table:table-cell>
          <table:table-cell table:style-name="ce3" table:formula="of:=CHAR(INDEX([XOR.$B$2:.$Q$17];[.$B29]+1;[.P$3]+1 )*16+INDEX([XOR.$B$2:.$Q$17];[.$C29]+1;[.P$4]+1))" office:value-type="string" office:string-value="R">
            <text:p>R</text:p>
          </table:table-cell>
          <table:table-cell table:style-name="ce3" table:formula="of:=CHAR(INDEX([XOR.$B$2:.$Q$17];[.$B29]+1;[.Q$3]+1 )*16+INDEX([XOR.$B$2:.$Q$17];[.$C29]+1;[.Q$4]+1))" office:value-type="string" office:string-value="S">
            <text:p>S</text:p>
          </table:table-cell>
          <table:table-cell table:style-name="ce3" table:formula="of:=CHAR(INDEX([XOR.$B$2:.$Q$17];[.$B29]+1;[.R$3]+1 )*16+INDEX([XOR.$B$2:.$Q$17];[.$C29]+1;[.R$4]+1))" office:value-type="string" office:string-value="T">
            <text:p>T</text:p>
          </table:table-cell>
          <table:table-cell table:style-name="ce3" table:formula="of:=CHAR(INDEX([XOR.$B$2:.$Q$17];[.$B29]+1;[.S$3]+1 )*16+INDEX([XOR.$B$2:.$Q$17];[.$C29]+1;[.S$4]+1))" office:value-type="string" office:string-value="U">
            <text:p>U</text:p>
          </table:table-cell>
          <table:table-cell table:style-name="ce3" table:formula="of:=CHAR(INDEX([XOR.$B$2:.$Q$17];[.$B29]+1;[.T$3]+1 )*16+INDEX([XOR.$B$2:.$Q$17];[.$C29]+1;[.T$4]+1))" office:value-type="string" office:string-value="V">
            <text:p>V</text:p>
          </table:table-cell>
          <table:table-cell table:style-name="ce3" table:formula="of:=CHAR(INDEX([XOR.$B$2:.$Q$17];[.$B29]+1;[.U$3]+1 )*16+INDEX([XOR.$B$2:.$Q$17];[.$C29]+1;[.U$4]+1))" office:value-type="string" office:string-value="W">
            <text:p>W</text:p>
          </table:table-cell>
          <table:table-cell table:style-name="ce3" table:formula="of:=CHAR(INDEX([XOR.$B$2:.$Q$17];[.$B29]+1;[.V$3]+1 )*16+INDEX([XOR.$B$2:.$Q$17];[.$C29]+1;[.V$4]+1))" office:value-type="string" office:string-value="H">
            <text:p>H</text:p>
          </table:table-cell>
          <table:table-cell table:style-name="ce3" table:formula="of:=CHAR(INDEX([XOR.$B$2:.$Q$17];[.$B29]+1;[.W$3]+1 )*16+INDEX([XOR.$B$2:.$Q$17];[.$C29]+1;[.W$4]+1))" office:value-type="string" office:string-value="I">
            <text:p>I</text:p>
          </table:table-cell>
          <table:table-cell table:style-name="ce3" table:formula="of:=CHAR(INDEX([XOR.$B$2:.$Q$17];[.$B29]+1;[.X$3]+1 )*16+INDEX([XOR.$B$2:.$Q$17];[.$C29]+1;[.X$4]+1))" office:value-type="string" office:string-value="J">
            <text:p>J</text:p>
          </table:table-cell>
          <table:table-cell table:style-name="ce3" table:formula="of:=CHAR(INDEX([XOR.$B$2:.$Q$17];[.$B29]+1;[.Y$3]+1 )*16+INDEX([XOR.$B$2:.$Q$17];[.$C29]+1;[.Y$4]+1))" office:value-type="string" office:string-value="K">
            <text:p>K</text:p>
          </table:table-cell>
          <table:table-cell table:style-name="ce3" table:formula="of:=CHAR(INDEX([XOR.$B$2:.$Q$17];[.$B29]+1;[.Z$3]+1 )*16+INDEX([XOR.$B$2:.$Q$17];[.$C29]+1;[.Z$4]+1))" office:value-type="string" office:string-value="L">
            <text:p>L</text:p>
          </table:table-cell>
          <table:table-cell table:style-name="ce8" table:formula="of:=CHAR(INDEX([XOR.$B$2:.$Q$17];[.$B29]+1;[.AA$3]+1 )*16+INDEX([XOR.$B$2:.$Q$17];[.$C29]+1;[.AA$4]+1))" office:value-type="string" office:string-value="M">
            <text:p>M</text:p>
          </table:table-cell>
          <table:table-cell table:style-name="ce3" table:formula="of:=CHAR(INDEX([XOR.$B$2:.$Q$17];[.$B29]+1;[.AB$3]+1 )*16+INDEX([XOR.$B$2:.$Q$17];[.$C29]+1;[.AB$4]+1))" office:value-type="string" office:string-value="N">
            <text:p>N</text:p>
          </table:table-cell>
          <table:table-cell table:style-name="ce3" table:formula="of:=CHAR(INDEX([XOR.$B$2:.$Q$17];[.$B29]+1;[.AC$3]+1 )*16+INDEX([XOR.$B$2:.$Q$17];[.$C29]+1;[.AC$4]+1))" office:value-type="string" office:string-value="O">
            <text:p>O</text:p>
          </table:table-cell>
          <table:table-cell table:style-name="ce3" table:formula="of:=CHAR(INDEX([XOR.$B$2:.$Q$17];[.$B29]+1;[.AD$3]+1 )*16+INDEX([XOR.$B$2:.$Q$17];[.$C29]+1;[.AD$4]+1))" office:value-type="string" office:string-value="@">
            <text:p>@</text:p>
          </table:table-cell>
          <table:table-cell table:style-name="ce3" table:formula="of:=CHAR(INDEX([XOR.$B$2:.$Q$17];[.$B29]+1;[.AE$3]+1 )*16+INDEX([XOR.$B$2:.$Q$17];[.$C29]+1;[.AE$4]+1))" office:value-type="string" office:string-value="A">
            <text:p>A</text:p>
          </table:table-cell>
          <table:table-cell table:style-name="ce3" table:formula="of:=CHAR(INDEX([XOR.$B$2:.$Q$17];[.$B29]+1;[.AF$3]+1 )*16+INDEX([XOR.$B$2:.$Q$17];[.$C29]+1;[.AF$4]+1))" office:value-type="string" office:string-value="B">
            <text:p>B</text:p>
          </table:table-cell>
          <table:table-cell table:style-name="ce3" table:formula="of:=CHAR(INDEX([XOR.$B$2:.$Q$17];[.$B29]+1;[.AG$3]+1 )*16+INDEX([XOR.$B$2:.$Q$17];[.$C29]+1;[.AG$4]+1))" office:value-type="string" office:string-value="C">
            <text:p>C</text:p>
          </table:table-cell>
          <table:table-cell table:style-name="ce3" table:formula="of:=CHAR(INDEX([XOR.$B$2:.$Q$17];[.$B29]+1;[.AH$3]+1 )*16+INDEX([XOR.$B$2:.$Q$17];[.$C29]+1;[.AH$4]+1))" office:value-type="string" office:string-value="D">
            <text:p>D</text:p>
          </table:table-cell>
          <table:table-cell table:style-name="ce3" table:formula="of:=CHAR(INDEX([XOR.$B$2:.$Q$17];[.$B29]+1;[.AI$3]+1 )*16+INDEX([XOR.$B$2:.$Q$17];[.$C29]+1;[.AI$4]+1))" office:value-type="string" office:string-value="E">
            <text:p>E</text:p>
          </table:table-cell>
          <table:table-cell table:style-name="ce3" table:formula="of:=CHAR(INDEX([XOR.$B$2:.$Q$17];[.$B29]+1;[.AJ$3]+1 )*16+INDEX([XOR.$B$2:.$Q$17];[.$C29]+1;[.AJ$4]+1))" office:value-type="string" office:string-value="F">
            <text:p>F</text:p>
          </table:table-cell>
          <table:table-cell table:style-name="ce3" table:formula="of:=CHAR(INDEX([XOR.$B$2:.$Q$17];[.$B29]+1;[.AK$3]+1 )*16+INDEX([XOR.$B$2:.$Q$17];[.$C29]+1;[.AK$4]+1))" office:value-type="string" office:string-value="G">
            <text:p>G</text:p>
          </table:table-cell>
          <table:table-cell table:style-name="ce3" table:formula="of:=CHAR(INDEX([XOR.$B$2:.$Q$17];[.$B29]+1;[.AL$3]+1 )*16+INDEX([XOR.$B$2:.$Q$17];[.$C29]+1;[.AL$4]+1))" office:value-type="string" office:string-value="x">
            <text:p>x</text:p>
          </table:table-cell>
          <table:table-cell table:style-name="ce3" table:formula="of:=CHAR(INDEX([XOR.$B$2:.$Q$17];[.$B29]+1;[.AM$3]+1 )*16+INDEX([XOR.$B$2:.$Q$17];[.$C29]+1;[.AM$4]+1))" office:value-type="string" office:string-value="y">
            <text:p>y</text:p>
          </table:table-cell>
          <table:table-cell table:style-name="ce3" table:formula="of:=CHAR(INDEX([XOR.$B$2:.$Q$17];[.$B29]+1;[.AN$3]+1 )*16+INDEX([XOR.$B$2:.$Q$17];[.$C29]+1;[.AN$4]+1))" office:value-type="string" office:string-value="z">
            <text:p>z</text:p>
          </table:table-cell>
          <table:table-cell table:style-name="ce3" table:formula="of:=CHAR(INDEX([XOR.$B$2:.$Q$17];[.$B29]+1;[.AO$3]+1 )*16+INDEX([XOR.$B$2:.$Q$17];[.$C29]+1;[.AO$4]+1))" office:value-type="string" office:string-value="{">
            <text:p>{</text:p>
          </table:table-cell>
          <table:table-cell table:style-name="ce3" table:formula="of:=CHAR(INDEX([XOR.$B$2:.$Q$17];[.$B29]+1;[.AP$3]+1 )*16+INDEX([XOR.$B$2:.$Q$17];[.$C29]+1;[.AP$4]+1))" office:value-type="string" office:string-value="|">
            <text:p>|</text:p>
          </table:table-cell>
          <table:table-cell table:style-name="ce3" table:formula="of:=CHAR(INDEX([XOR.$B$2:.$Q$17];[.$B29]+1;[.AQ$3]+1 )*16+INDEX([XOR.$B$2:.$Q$17];[.$C29]+1;[.AQ$4]+1))" office:value-type="string" office:string-value="}">
            <text:p>}</text:p>
          </table:table-cell>
          <table:table-cell table:style-name="ce3" table:formula="of:=CHAR(INDEX([XOR.$B$2:.$Q$17];[.$B29]+1;[.AR$3]+1 )*16+INDEX([XOR.$B$2:.$Q$17];[.$C29]+1;[.AR$4]+1))" office:value-type="string" office:string-value="~">
            <text:p>~</text:p>
          </table:table-cell>
          <table:table-cell table:style-name="ce3" table:formula="of:=CHAR(INDEX([XOR.$B$2:.$Q$17];[.$B29]+1;[.AS$3]+1 )*16+INDEX([XOR.$B$2:.$Q$17];[.$C29]+1;[.AS$4]+1))" office:value-type="string" office:string-value="">
            <text:p></text:p>
          </table:table-cell>
          <table:table-cell table:style-name="ce3" table:formula="of:=CHAR(INDEX([XOR.$B$2:.$Q$17];[.$B29]+1;[.AT$3]+1 )*16+INDEX([XOR.$B$2:.$Q$17];[.$C29]+1;[.AT$4]+1))" office:value-type="string" office:string-value="p">
            <text:p>p</text:p>
          </table:table-cell>
          <table:table-cell table:style-name="ce3" table:formula="of:=CHAR(INDEX([XOR.$B$2:.$Q$17];[.$B29]+1;[.AU$3]+1 )*16+INDEX([XOR.$B$2:.$Q$17];[.$C29]+1;[.AU$4]+1))" office:value-type="string" office:string-value="q">
            <text:p>q</text:p>
          </table:table-cell>
          <table:table-cell table:style-name="ce3" table:formula="of:=CHAR(INDEX([XOR.$B$2:.$Q$17];[.$B29]+1;[.AV$3]+1 )*16+INDEX([XOR.$B$2:.$Q$17];[.$C29]+1;[.AV$4]+1))" office:value-type="string" office:string-value="r">
            <text:p>r</text:p>
          </table:table-cell>
          <table:table-cell table:style-name="ce3" table:formula="of:=CHAR(INDEX([XOR.$B$2:.$Q$17];[.$B29]+1;[.AW$3]+1 )*16+INDEX([XOR.$B$2:.$Q$17];[.$C29]+1;[.AW$4]+1))" office:value-type="string" office:string-value="s">
            <text:p>s</text:p>
          </table:table-cell>
          <table:table-cell table:style-name="ce3" table:formula="of:=CHAR(INDEX([XOR.$B$2:.$Q$17];[.$B29]+1;[.AX$3]+1 )*16+INDEX([XOR.$B$2:.$Q$17];[.$C29]+1;[.AX$4]+1))" office:value-type="string" office:string-value="t">
            <text:p>t</text:p>
          </table:table-cell>
          <table:table-cell table:style-name="ce3" table:formula="of:=CHAR(INDEX([XOR.$B$2:.$Q$17];[.$B29]+1;[.AY$3]+1 )*16+INDEX([XOR.$B$2:.$Q$17];[.$C29]+1;[.AY$4]+1))" office:value-type="string" office:string-value="u">
            <text:p>u</text:p>
          </table:table-cell>
          <table:table-cell table:style-name="ce3" table:formula="of:=CHAR(INDEX([XOR.$B$2:.$Q$17];[.$B29]+1;[.AZ$3]+1 )*16+INDEX([XOR.$B$2:.$Q$17];[.$C29]+1;[.AZ$4]+1))" office:value-type="string" office:string-value="v">
            <text:p>v</text:p>
          </table:table-cell>
          <table:table-cell table:style-name="ce3" table:formula="of:=CHAR(INDEX([XOR.$B$2:.$Q$17];[.$B29]+1;[.BA$3]+1 )*16+INDEX([XOR.$B$2:.$Q$17];[.$C29]+1;[.BA$4]+1))" office:value-type="string" office:string-value="w">
            <text:p>w</text:p>
          </table:table-cell>
          <table:table-cell table:style-name="ce3" table:formula="of:=CHAR(INDEX([XOR.$B$2:.$Q$17];[.$B29]+1;[.BB$3]+1 )*16+INDEX([XOR.$B$2:.$Q$17];[.$C29]+1;[.BB$4]+1))" office:value-type="string" office:string-value="h">
            <text:p>h</text:p>
          </table:table-cell>
          <table:table-cell table:style-name="ce3" table:formula="of:=CHAR(INDEX([XOR.$B$2:.$Q$17];[.$B29]+1;[.BC$3]+1 )*16+INDEX([XOR.$B$2:.$Q$17];[.$C29]+1;[.BC$4]+1))" office:value-type="string" office:string-value="i">
            <text:p>i</text:p>
          </table:table-cell>
          <table:table-cell table:style-name="ce3" table:formula="of:=CHAR(INDEX([XOR.$B$2:.$Q$17];[.$B29]+1;[.BD$3]+1 )*16+INDEX([XOR.$B$2:.$Q$17];[.$C29]+1;[.BD$4]+1))" office:value-type="string" office:string-value="j">
            <text:p>j</text:p>
          </table:table-cell>
          <table:table-cell table:style-name="ce3" table:formula="of:=CHAR(INDEX([XOR.$B$2:.$Q$17];[.$B29]+1;[.BE$3]+1 )*16+INDEX([XOR.$B$2:.$Q$17];[.$C29]+1;[.BE$4]+1))" office:value-type="string" office:string-value="k">
            <text:p>k</text:p>
          </table:table-cell>
          <table:table-cell table:style-name="ce3" table:formula="of:=CHAR(INDEX([XOR.$B$2:.$Q$17];[.$B29]+1;[.BF$3]+1 )*16+INDEX([XOR.$B$2:.$Q$17];[.$C29]+1;[.BF$4]+1))" office:value-type="string" office:string-value="l">
            <text:p>l</text:p>
          </table:table-cell>
          <table:table-cell table:style-name="ce8" table:formula="of:=CHAR(INDEX([XOR.$B$2:.$Q$17];[.$B29]+1;[.BG$3]+1 )*16+INDEX([XOR.$B$2:.$Q$17];[.$C29]+1;[.BG$4]+1))" office:value-type="string" office:string-value="m">
            <text:p>m</text:p>
          </table:table-cell>
          <table:table-cell table:style-name="ce3" table:formula="of:=CHAR(INDEX([XOR.$B$2:.$Q$17];[.$B29]+1;[.BH$3]+1 )*16+INDEX([XOR.$B$2:.$Q$17];[.$C29]+1;[.BH$4]+1))" office:value-type="string" office:string-value="n">
            <text:p>n</text:p>
          </table:table-cell>
          <table:table-cell table:style-name="ce3" table:formula="of:=CHAR(INDEX([XOR.$B$2:.$Q$17];[.$B29]+1;[.BI$3]+1 )*16+INDEX([XOR.$B$2:.$Q$17];[.$C29]+1;[.BI$4]+1))" office:value-type="string" office:string-value="o">
            <text:p>o</text:p>
          </table:table-cell>
          <table:table-cell table:style-name="ce3" table:formula="of:=CHAR(INDEX([XOR.$B$2:.$Q$17];[.$B29]+1;[.BJ$3]+1 )*16+INDEX([XOR.$B$2:.$Q$17];[.$C29]+1;[.BJ$4]+1))" office:value-type="string" office:string-value="`">
            <text:p>`</text:p>
          </table:table-cell>
          <table:table-cell table:style-name="ce3" table:formula="of:=CHAR(INDEX([XOR.$B$2:.$Q$17];[.$B29]+1;[.BK$3]+1 )*16+INDEX([XOR.$B$2:.$Q$17];[.$C29]+1;[.BK$4]+1))" office:value-type="string" office:string-value="a">
            <text:p>a</text:p>
          </table:table-cell>
          <table:table-cell table:style-name="ce3" table:formula="of:=CHAR(INDEX([XOR.$B$2:.$Q$17];[.$B29]+1;[.BL$3]+1 )*16+INDEX([XOR.$B$2:.$Q$17];[.$C29]+1;[.BL$4]+1))" office:value-type="string" office:string-value="b">
            <text:p>b</text:p>
          </table:table-cell>
          <table:table-cell table:style-name="ce3" table:formula="of:=CHAR(INDEX([XOR.$B$2:.$Q$17];[.$B29]+1;[.BM$3]+1 )*16+INDEX([XOR.$B$2:.$Q$17];[.$C29]+1;[.BM$4]+1))" office:value-type="string" office:string-value="c">
            <text:p>c</text:p>
          </table:table-cell>
          <table:table-cell table:style-name="ce3" table:formula="of:=CHAR(INDEX([XOR.$B$2:.$Q$17];[.$B29]+1;[.BN$3]+1 )*16+INDEX([XOR.$B$2:.$Q$17];[.$C29]+1;[.BN$4]+1))" office:value-type="string" office:string-value="d">
            <text:p>d</text:p>
          </table:table-cell>
          <table:table-cell table:style-name="ce3" table:formula="of:=CHAR(INDEX([XOR.$B$2:.$Q$17];[.$B29]+1;[.BO$3]+1 )*16+INDEX([XOR.$B$2:.$Q$17];[.$C29]+1;[.BO$4]+1))" office:value-type="string" office:string-value="e">
            <text:p>e</text:p>
          </table:table-cell>
          <table:table-cell table:style-name="ce3" table:formula="of:=CHAR(INDEX([XOR.$B$2:.$Q$17];[.$B29]+1;[.BP$3]+1 )*16+INDEX([XOR.$B$2:.$Q$17];[.$C29]+1;[.BP$4]+1))" office:value-type="string" office:string-value="f">
            <text:p>f</text:p>
          </table:table-cell>
          <table:table-cell table:style-name="ce3" table:formula="of:=CHAR(INDEX([XOR.$B$2:.$Q$17];[.$B29]+1;[.BQ$3]+1 )*16+INDEX([XOR.$B$2:.$Q$17];[.$C29]+1;[.BQ$4]+1))" office:value-type="string" office:string-value="g">
            <text:p>g</text:p>
          </table:table-cell>
          <table:table-cell table:style-name="ce3" table:formula="of:=CHAR(INDEX([XOR.$B$2:.$Q$17];[.$B29]+1;[.BR$3]+1 )*16+INDEX([XOR.$B$2:.$Q$17];[.$C29]+1;[.BR$4]+1))" office:value-type="string" office:string-value="">
            <text:p/>
          </table:table-cell>
          <table:table-cell table:style-name="ce3" table:formula="of:=CHAR(INDEX([XOR.$B$2:.$Q$17];[.$B29]+1;[.BS$3]+1 )*16+INDEX([XOR.$B$2:.$Q$17];[.$C29]+1;[.BS$4]+1))" office:value-type="string" office:string-value="">
            <text:p/>
          </table:table-cell>
          <table:table-cell table:style-name="ce3" table:formula="of:=CHAR(INDEX([XOR.$B$2:.$Q$17];[.$B29]+1;[.BT$3]+1 )*16+INDEX([XOR.$B$2:.$Q$17];[.$C29]+1;[.BT$4]+1))" office:value-type="string" office:string-value="">
            <text:p/>
          </table:table-cell>
          <table:table-cell table:style-name="ce3" table:formula="of:=CHAR(INDEX([XOR.$B$2:.$Q$17];[.$B29]+1;[.BU$3]+1 )*16+INDEX([XOR.$B$2:.$Q$17];[.$C29]+1;[.BU$4]+1))" office:value-type="string" office:string-value="">
            <text:p/>
          </table:table-cell>
          <table:table-cell table:style-name="ce3" table:formula="of:=CHAR(INDEX([XOR.$B$2:.$Q$17];[.$B29]+1;[.BV$3]+1 )*16+INDEX([XOR.$B$2:.$Q$17];[.$C29]+1;[.BV$4]+1))" office:value-type="string" office:string-value="">
            <text:p/>
          </table:table-cell>
          <table:table-cell table:style-name="ce3" table:formula="of:=CHAR(INDEX([XOR.$B$2:.$Q$17];[.$B29]+1;[.BW$3]+1 )*16+INDEX([XOR.$B$2:.$Q$17];[.$C29]+1;[.BW$4]+1))" office:value-type="string" office:string-value="">
            <text:p/>
          </table:table-cell>
          <table:table-cell table:style-name="ce3" table:formula="of:=CHAR(INDEX([XOR.$B$2:.$Q$17];[.$B29]+1;[.BX$3]+1 )*16+INDEX([XOR.$B$2:.$Q$17];[.$C29]+1;[.BX$4]+1))" office:value-type="string" office:string-value="">
            <text:p/>
          </table:table-cell>
          <table:table-cell table:style-name="ce3" table:formula="of:=CHAR(INDEX([XOR.$B$2:.$Q$17];[.$B29]+1;[.BY$3]+1 )*16+INDEX([XOR.$B$2:.$Q$17];[.$C29]+1;[.BY$4]+1))" office:value-type="string" office:string-value="">
            <text:p/>
          </table:table-cell>
          <table:table-cell table:style-name="ce3" table:formula="of:=CHAR(INDEX([XOR.$B$2:.$Q$17];[.$B29]+1;[.BZ$3]+1 )*16+INDEX([XOR.$B$2:.$Q$17];[.$C29]+1;[.BZ$4]+1))" office:value-type="string" office:string-value="">
            <text:p/>
          </table:table-cell>
          <table:table-cell table:style-name="ce3" table:formula="of:=CHAR(INDEX([XOR.$B$2:.$Q$17];[.$B29]+1;[.CA$3]+1 )*16+INDEX([XOR.$B$2:.$Q$17];[.$C29]+1;[.CA$4]+1))" office:value-type="string" office:string-value="">
            <text:p/>
          </table:table-cell>
          <table:table-cell table:style-name="ce3" table:formula="of:=CHAR(INDEX([XOR.$B$2:.$Q$17];[.$B29]+1;[.CB$3]+1 )*16+INDEX([XOR.$B$2:.$Q$17];[.$C29]+1;[.CB$4]+1))" office:value-type="string" office:string-value="">
            <text:p/>
          </table:table-cell>
          <table:table-cell table:style-name="ce3" table:formula="of:=CHAR(INDEX([XOR.$B$2:.$Q$17];[.$B29]+1;[.CC$3]+1 )*16+INDEX([XOR.$B$2:.$Q$17];[.$C29]+1;[.CC$4]+1))" office:value-type="string" office:string-value="">
            <text:p/>
          </table:table-cell>
          <table:table-cell table:style-name="ce3" table:formula="of:=CHAR(INDEX([XOR.$B$2:.$Q$17];[.$B29]+1;[.CD$3]+1 )*16+INDEX([XOR.$B$2:.$Q$17];[.$C29]+1;[.CD$4]+1))" office:value-type="string" office:string-value="">
            <text:p/>
          </table:table-cell>
          <table:table-cell table:style-name="ce3" table:formula="of:=CHAR(INDEX([XOR.$B$2:.$Q$17];[.$B29]+1;[.CE$3]+1 )*16+INDEX([XOR.$B$2:.$Q$17];[.$C29]+1;[.CE$4]+1))" office:value-type="string" office:string-value="">
            <text:p/>
          </table:table-cell>
          <table:table-cell table:style-name="ce3" table:formula="of:=CHAR(INDEX([XOR.$B$2:.$Q$17];[.$B29]+1;[.CF$3]+1 )*16+INDEX([XOR.$B$2:.$Q$17];[.$C29]+1;[.CF$4]+1))" office:value-type="string" office:string-value="">
            <text:p/>
          </table:table-cell>
          <table:table-cell table:style-name="ce3" table:formula="of:=CHAR(INDEX([XOR.$B$2:.$Q$17];[.$B29]+1;[.CG$3]+1 )*16+INDEX([XOR.$B$2:.$Q$17];[.$C29]+1;[.CG$4]+1))" office:value-type="string" office:string-value="">
            <text:p/>
          </table:table-cell>
          <table:table-cell table:style-name="ce3" table:formula="of:=CHAR(INDEX([XOR.$B$2:.$Q$17];[.$B29]+1;[.CH$3]+1 )*16+INDEX([XOR.$B$2:.$Q$17];[.$C29]+1;[.CH$4]+1))" office:value-type="string" office:string-value="">
            <text:p/>
          </table:table-cell>
          <table:table-cell table:style-name="ce3" table:formula="of:=CHAR(INDEX([XOR.$B$2:.$Q$17];[.$B29]+1;[.CI$3]+1 )*16+INDEX([XOR.$B$2:.$Q$17];[.$C29]+1;[.CI$4]+1))" office:value-type="string" office:string-value="&#9;">
            <text:p><text:tab/></text:p>
          </table:table-cell>
          <table:table-cell table:style-name="ce3" table:formula="of:=CHAR(INDEX([XOR.$B$2:.$Q$17];[.$B29]+1;[.CJ$3]+1 )*16+INDEX([XOR.$B$2:.$Q$17];[.$C29]+1;[.CJ$4]+1))" office:value-type="string" office:string-value="&#10;">
            <text:p><text:line-break/></text:p>
          </table:table-cell>
          <table:table-cell table:style-name="ce3" table:formula="of:=CHAR(INDEX([XOR.$B$2:.$Q$17];[.$B29]+1;[.CK$3]+1 )*16+INDEX([XOR.$B$2:.$Q$17];[.$C29]+1;[.CK$4]+1))" office:value-type="string" office:string-value="">
            <text:p/>
          </table:table-cell>
          <table:table-cell table:style-name="ce3" table:formula="of:=CHAR(INDEX([XOR.$B$2:.$Q$17];[.$B29]+1;[.CL$3]+1 )*16+INDEX([XOR.$B$2:.$Q$17];[.$C29]+1;[.CL$4]+1))" office:value-type="string" office:string-value="">
            <text:p/>
          </table:table-cell>
          <table:table-cell table:style-name="ce3" table:formula="of:=CHAR(INDEX([XOR.$B$2:.$Q$17];[.$B29]+1;[.CM$3]+1 )*16+INDEX([XOR.$B$2:.$Q$17];[.$C29]+1;[.CM$4]+1))" office:value-type="string" office:string-value="&#13;">
            <text:p></text:p>
          </table:table-cell>
          <table:table-cell table:style-name="ce3" table:formula="of:=CHAR(INDEX([XOR.$B$2:.$Q$17];[.$B29]+1;[.CN$3]+1 )*16+INDEX([XOR.$B$2:.$Q$17];[.$C29]+1;[.CN$4]+1))" office:value-type="string" office:string-value="">
            <text:p/>
          </table:table-cell>
          <table:table-cell table:style-name="ce3" table:formula="of:=CHAR(INDEX([XOR.$B$2:.$Q$17];[.$B29]+1;[.CO$3]+1 )*16+INDEX([XOR.$B$2:.$Q$17];[.$C29]+1;[.CO$4]+1))" office:value-type="string" office:string-value="">
            <text:p/>
          </table:table-cell>
          <table:table-cell table:style-name="ce12" table:formula="of:=CHAR(INDEX([XOR.$B$2:.$Q$17];[.$B29]+1;[.CP$3]+1 )*16+INDEX([XOR.$B$2:.$Q$17];[.$C29]+1;[.CP$4]+1))" office:value-type="string" office:string-value="">
            <text:p/>
          </table:table-cell>
          <table:table-cell table:style-name="ce3" table:formula="of:=CHAR(INDEX([XOR.$B$2:.$Q$17];[.$B29]+1;[.CQ$3]+1 )*16+INDEX([XOR.$B$2:.$Q$17];[.$C29]+1;[.CQ$4]+1))" office:value-type="string" office:string-value="">
            <text:p/>
          </table:table-cell>
          <table:table-cell table:style-name="ce3" table:formula="of:=CHAR(INDEX([XOR.$B$2:.$Q$17];[.$B29]+1;[.CR$3]+1 )*16+INDEX([XOR.$B$2:.$Q$17];[.$C29]+1;[.CR$4]+1))" office:value-type="string" office:string-value="">
            <text:p/>
          </table:table-cell>
          <table:table-cell table:style-name="ce3" table:formula="of:=CHAR(INDEX([XOR.$B$2:.$Q$17];[.$B29]+1;[.CS$3]+1 )*16+INDEX([XOR.$B$2:.$Q$17];[.$C29]+1;[.CS$4]+1))" office:value-type="string" office:string-value="">
            <text:p/>
          </table:table-cell>
          <table:table-cell table:style-name="ce3" table:formula="of:=CHAR(INDEX([XOR.$B$2:.$Q$17];[.$B29]+1;[.CT$3]+1 )*16+INDEX([XOR.$B$2:.$Q$17];[.$C29]+1;[.CT$4]+1))" office:value-type="string" office:string-value="">
            <text:p/>
          </table:table-cell>
          <table:table-cell table:style-name="ce3" table:formula="of:=CHAR(INDEX([XOR.$B$2:.$Q$17];[.$B29]+1;[.CU$3]+1 )*16+INDEX([XOR.$B$2:.$Q$17];[.$C29]+1;[.CU$4]+1))" office:value-type="string" office:string-value="">
            <text:p/>
          </table:table-cell>
          <table:table-cell table:style-name="ce3" table:formula="of:=CHAR(INDEX([XOR.$B$2:.$Q$17];[.$B29]+1;[.CV$3]+1 )*16+INDEX([XOR.$B$2:.$Q$17];[.$C29]+1;[.CV$4]+1))" office:value-type="string" office:string-value="">
            <text:p/>
          </table:table-cell>
          <table:table-cell table:style-name="ce3" table:formula="of:=CHAR(INDEX([XOR.$B$2:.$Q$17];[.$B29]+1;[.CW$3]+1 )*16+INDEX([XOR.$B$2:.$Q$17];[.$C29]+1;[.CW$4]+1))" office:value-type="string" office:string-value="">
            <text:p/>
          </table:table-cell>
          <table:table-cell table:style-name="ce3" table:formula="of:=CHAR(INDEX([XOR.$B$2:.$Q$17];[.$B29]+1;[.CX$3]+1 )*16+INDEX([XOR.$B$2:.$Q$17];[.$C29]+1;[.CX$4]+1))" office:value-type="string" office:string-value="8">
            <text:p>8</text:p>
          </table:table-cell>
          <table:table-cell table:style-name="ce3" table:formula="of:=CHAR(INDEX([XOR.$B$2:.$Q$17];[.$B29]+1;[.CY$3]+1 )*16+INDEX([XOR.$B$2:.$Q$17];[.$C29]+1;[.CY$4]+1))" office:value-type="string" office:string-value="9">
            <text:p>9</text:p>
          </table:table-cell>
          <table:table-cell table:style-name="ce3" table:formula="of:=CHAR(INDEX([XOR.$B$2:.$Q$17];[.$B29]+1;[.CZ$3]+1 )*16+INDEX([XOR.$B$2:.$Q$17];[.$C29]+1;[.CZ$4]+1))" office:value-type="string" office:string-value=":">
            <text:p>:</text:p>
          </table:table-cell>
          <table:table-cell table:style-name="ce3" table:formula="of:=CHAR(INDEX([XOR.$B$2:.$Q$17];[.$B29]+1;[.DA$3]+1 )*16+INDEX([XOR.$B$2:.$Q$17];[.$C29]+1;[.DA$4]+1))" office:value-type="string" office:string-value=";">
            <text:p>;</text:p>
          </table:table-cell>
          <table:table-cell table:style-name="ce3" table:formula="of:=CHAR(INDEX([XOR.$B$2:.$Q$17];[.$B29]+1;[.DB$3]+1 )*16+INDEX([XOR.$B$2:.$Q$17];[.$C29]+1;[.DB$4]+1))" office:value-type="string" office:string-value="&lt;">
            <text:p>&lt;</text:p>
          </table:table-cell>
          <table:table-cell table:style-name="ce3" table:formula="of:=CHAR(INDEX([XOR.$B$2:.$Q$17];[.$B29]+1;[.DC$3]+1 )*16+INDEX([XOR.$B$2:.$Q$17];[.$C29]+1;[.DC$4]+1))" office:value-type="string" office:string-value="=">
            <text:p>=</text:p>
          </table:table-cell>
          <table:table-cell table:style-name="ce3" table:formula="of:=CHAR(INDEX([XOR.$B$2:.$Q$17];[.$B29]+1;[.DD$3]+1 )*16+INDEX([XOR.$B$2:.$Q$17];[.$C29]+1;[.DD$4]+1))" office:value-type="string" office:string-value="&gt;">
            <text:p>&gt;</text:p>
          </table:table-cell>
          <table:table-cell table:style-name="ce3" table:formula="of:=CHAR(INDEX([XOR.$B$2:.$Q$17];[.$B29]+1;[.DE$3]+1 )*16+INDEX([XOR.$B$2:.$Q$17];[.$C29]+1;[.DE$4]+1))" office:value-type="string" office:string-value="?">
            <text:p>?</text:p>
          </table:table-cell>
          <table:table-cell table:style-name="ce3" table:formula="of:=CHAR(INDEX([XOR.$B$2:.$Q$17];[.$B29]+1;[.DF$3]+1 )*16+INDEX([XOR.$B$2:.$Q$17];[.$C29]+1;[.DF$4]+1))" office:value-type="string" office:string-value="0">
            <text:p>0</text:p>
          </table:table-cell>
          <table:table-cell table:style-name="ce3" table:formula="of:=CHAR(INDEX([XOR.$B$2:.$Q$17];[.$B29]+1;[.DG$3]+1 )*16+INDEX([XOR.$B$2:.$Q$17];[.$C29]+1;[.DG$4]+1))" office:value-type="string" office:string-value="1">
            <text:p>1</text:p>
          </table:table-cell>
          <table:table-cell table:style-name="ce3" table:formula="of:=CHAR(INDEX([XOR.$B$2:.$Q$17];[.$B29]+1;[.DH$3]+1 )*16+INDEX([XOR.$B$2:.$Q$17];[.$C29]+1;[.DH$4]+1))" office:value-type="string" office:string-value="2">
            <text:p>2</text:p>
          </table:table-cell>
          <table:table-cell table:style-name="ce3" table:formula="of:=CHAR(INDEX([XOR.$B$2:.$Q$17];[.$B29]+1;[.DI$3]+1 )*16+INDEX([XOR.$B$2:.$Q$17];[.$C29]+1;[.DI$4]+1))" office:value-type="string" office:string-value="3">
            <text:p>3</text:p>
          </table:table-cell>
          <table:table-cell table:style-name="ce3" table:formula="of:=CHAR(INDEX([XOR.$B$2:.$Q$17];[.$B29]+1;[.DJ$3]+1 )*16+INDEX([XOR.$B$2:.$Q$17];[.$C29]+1;[.DJ$4]+1))" office:value-type="string" office:string-value="4">
            <text:p>4</text:p>
          </table:table-cell>
          <table:table-cell table:style-name="ce3" table:formula="of:=CHAR(INDEX([XOR.$B$2:.$Q$17];[.$B29]+1;[.DK$3]+1 )*16+INDEX([XOR.$B$2:.$Q$17];[.$C29]+1;[.DK$4]+1))" office:value-type="string" office:string-value="5">
            <text:p>5</text:p>
          </table:table-cell>
          <table:table-cell table:style-name="ce3" table:formula="of:=CHAR(INDEX([XOR.$B$2:.$Q$17];[.$B29]+1;[.DL$3]+1 )*16+INDEX([XOR.$B$2:.$Q$17];[.$C29]+1;[.DL$4]+1))" office:value-type="string" office:string-value="6">
            <text:p>6</text:p>
          </table:table-cell>
          <table:table-cell table:style-name="ce3" table:formula="of:=CHAR(INDEX([XOR.$B$2:.$Q$17];[.$B29]+1;[.DM$3]+1 )*16+INDEX([XOR.$B$2:.$Q$17];[.$C29]+1;[.DM$4]+1))" office:value-type="string" office:string-value="7">
            <text:p>7</text:p>
          </table:table-cell>
          <table:table-cell table:style-name="ce3" table:formula="of:=CHAR(INDEX([XOR.$B$2:.$Q$17];[.$B29]+1;[.DN$3]+1 )*16+INDEX([XOR.$B$2:.$Q$17];[.$C29]+1;[.DN$4]+1))" office:value-type="string" office:string-value="(">
            <text:p>(</text:p>
          </table:table-cell>
          <table:table-cell table:style-name="ce3" table:formula="of:=CHAR(INDEX([XOR.$B$2:.$Q$17];[.$B29]+1;[.DO$3]+1 )*16+INDEX([XOR.$B$2:.$Q$17];[.$C29]+1;[.DO$4]+1))" office:value-type="string" office:string-value=")">
            <text:p>)</text:p>
          </table:table-cell>
          <table:table-cell table:style-name="ce3" table:formula="of:=CHAR(INDEX([XOR.$B$2:.$Q$17];[.$B29]+1;[.DP$3]+1 )*16+INDEX([XOR.$B$2:.$Q$17];[.$C29]+1;[.DP$4]+1))" office:value-type="string" office:string-value="*">
            <text:p>*</text:p>
          </table:table-cell>
          <table:table-cell table:style-name="ce3" table:formula="of:=CHAR(INDEX([XOR.$B$2:.$Q$17];[.$B29]+1;[.DQ$3]+1 )*16+INDEX([XOR.$B$2:.$Q$17];[.$C29]+1;[.DQ$4]+1))" office:value-type="string" office:string-value="+">
            <text:p>+</text:p>
          </table:table-cell>
          <table:table-cell table:style-name="ce3" table:formula="of:=CHAR(INDEX([XOR.$B$2:.$Q$17];[.$B29]+1;[.DR$3]+1 )*16+INDEX([XOR.$B$2:.$Q$17];[.$C29]+1;[.DR$4]+1))" office:value-type="string" office:string-value=",">
            <text:p>,</text:p>
          </table:table-cell>
          <table:table-cell table:style-name="ce3" table:formula="of:=CHAR(INDEX([XOR.$B$2:.$Q$17];[.$B29]+1;[.DS$3]+1 )*16+INDEX([XOR.$B$2:.$Q$17];[.$C29]+1;[.DS$4]+1))" office:value-type="string" office:string-value="-">
            <text:p>-</text:p>
          </table:table-cell>
          <table:table-cell table:style-name="ce3" table:formula="of:=CHAR(INDEX([XOR.$B$2:.$Q$17];[.$B29]+1;[.DT$3]+1 )*16+INDEX([XOR.$B$2:.$Q$17];[.$C29]+1;[.DT$4]+1))" office:value-type="string" office:string-value=".">
            <text:p>.</text:p>
          </table:table-cell>
          <table:table-cell table:style-name="ce3" table:formula="of:=CHAR(INDEX([XOR.$B$2:.$Q$17];[.$B29]+1;[.DU$3]+1 )*16+INDEX([XOR.$B$2:.$Q$17];[.$C29]+1;[.DU$4]+1))" office:value-type="string" office:string-value="/">
            <text:p>/</text:p>
          </table:table-cell>
          <table:table-cell table:style-name="ce3" table:formula="of:=CHAR(INDEX([XOR.$B$2:.$Q$17];[.$B29]+1;[.DV$3]+1 )*16+INDEX([XOR.$B$2:.$Q$17];[.$C29]+1;[.DV$4]+1))" office:value-type="string" office:string-value=" ">
            <text:p><text:s/></text:p>
          </table:table-cell>
          <table:table-cell table:style-name="ce3" table:formula="of:=CHAR(INDEX([XOR.$B$2:.$Q$17];[.$B29]+1;[.DW$3]+1 )*16+INDEX([XOR.$B$2:.$Q$17];[.$C29]+1;[.DW$4]+1))" office:value-type="string" office:string-value="!">
            <text:p>!</text:p>
          </table:table-cell>
          <table:table-cell table:style-name="ce3" table:formula="of:=CHAR(INDEX([XOR.$B$2:.$Q$17];[.$B29]+1;[.DX$3]+1 )*16+INDEX([XOR.$B$2:.$Q$17];[.$C29]+1;[.DX$4]+1))" office:value-type="string" office:string-value="&quot;">
            <text:p>"</text:p>
          </table:table-cell>
          <table:table-cell table:style-name="ce3" table:formula="of:=CHAR(INDEX([XOR.$B$2:.$Q$17];[.$B29]+1;[.DY$3]+1 )*16+INDEX([XOR.$B$2:.$Q$17];[.$C29]+1;[.DY$4]+1))" office:value-type="string" office:string-value="#">
            <text:p>#</text:p>
          </table:table-cell>
          <table:table-cell table:style-name="ce3" table:formula="of:=CHAR(INDEX([XOR.$B$2:.$Q$17];[.$B29]+1;[.DZ$3]+1 )*16+INDEX([XOR.$B$2:.$Q$17];[.$C29]+1;[.DZ$4]+1))" office:value-type="string" office:string-value="$">
            <text:p>$</text:p>
          </table:table-cell>
          <table:table-cell table:style-name="ce3" table:formula="of:=CHAR(INDEX([XOR.$B$2:.$Q$17];[.$B29]+1;[.EA$3]+1 )*16+INDEX([XOR.$B$2:.$Q$17];[.$C29]+1;[.EA$4]+1))" office:value-type="string" office:string-value="%">
            <text:p>%</text:p>
          </table:table-cell>
          <table:table-cell table:style-name="ce3" table:formula="of:=CHAR(INDEX([XOR.$B$2:.$Q$17];[.$B29]+1;[.EB$3]+1 )*16+INDEX([XOR.$B$2:.$Q$17];[.$C29]+1;[.EB$4]+1))" office:value-type="string" office:string-value="&amp;">
            <text:p>&amp;</text:p>
          </table:table-cell>
          <table:table-cell table:style-name="ce3" table:formula="of:=CHAR(INDEX([XOR.$B$2:.$Q$17];[.$B29]+1;[.EC$3]+1 )*16+INDEX([XOR.$B$2:.$Q$17];[.$C29]+1;[.EC$4]+1))" office:value-type="string" office:string-value="'">
            <text:p>'</text:p>
          </table:table-cell>
        </table:table-row>
        <table:table-row table:style-name="ro4">
          <table:table-cell table:formula="of:=[.A29]+2" office:value-type="float" office:value="51">
            <text:p>51</text:p>
          </table:table-cell>
          <table:table-cell table:style-name="ce3" table:formula="of:=VLOOKUP(RIGHT(LEFT([.$B$1];[.A30]);1);[Sheet1.$A$2:.$C$17];3;0)" office:value-type="float" office:value="4">
            <text:p>4</text:p>
          </table:table-cell>
          <table:table-cell table:formula="of:=VLOOKUP(RIGHT(LEFT([.$B$1];[.A30]+1);1);[Sheet1.$A$2:.$C$17];3;0)" office:value-type="float" office:value="5">
            <text:p>5</text:p>
          </table:table-cell>
          <table:table-cell table:formula="of:=[.C30]+[.B30]*16" office:value-type="float" office:value="69">
            <text:p>69</text:p>
          </table:table-cell>
          <table:table-cell table:formula="of:=CHAR([.D30])" office:value-type="string" office:string-value="E">
            <text:p>E</text:p>
          </table:table-cell>
          <table:table-cell table:style-name="ce3" table:formula="of:=CHAR(INDEX([XOR.$B$2:.$Q$17];[.$B30]+1;[.F$3]+1 )*16+INDEX([XOR.$B$2:.$Q$17];[.$C30]+1;[.F$4]+1))" office:value-type="string" office:string-value="E">
            <text:p>E</text:p>
          </table:table-cell>
          <table:table-cell table:style-name="ce3" table:formula="of:=CHAR(INDEX([XOR.$B$2:.$Q$17];[.$B30]+1;[.G$3]+1 )*16+INDEX([XOR.$B$2:.$Q$17];[.$C30]+1;[.G$4]+1))" office:value-type="string" office:string-value="D">
            <text:p>D</text:p>
          </table:table-cell>
          <table:table-cell table:style-name="ce3" table:formula="of:=CHAR(INDEX([XOR.$B$2:.$Q$17];[.$B30]+1;[.H$3]+1 )*16+INDEX([XOR.$B$2:.$Q$17];[.$C30]+1;[.H$4]+1))" office:value-type="string" office:string-value="G">
            <text:p>G</text:p>
          </table:table-cell>
          <table:table-cell table:style-name="ce3" table:formula="of:=CHAR(INDEX([XOR.$B$2:.$Q$17];[.$B30]+1;[.I$3]+1 )*16+INDEX([XOR.$B$2:.$Q$17];[.$C30]+1;[.I$4]+1))" office:value-type="string" office:string-value="F">
            <text:p>F</text:p>
          </table:table-cell>
          <table:table-cell table:style-name="ce3" table:formula="of:=CHAR(INDEX([XOR.$B$2:.$Q$17];[.$B30]+1;[.J$3]+1 )*16+INDEX([XOR.$B$2:.$Q$17];[.$C30]+1;[.J$4]+1))" office:value-type="string" office:string-value="A">
            <text:p>A</text:p>
          </table:table-cell>
          <table:table-cell table:style-name="ce3" table:formula="of:=CHAR(INDEX([XOR.$B$2:.$Q$17];[.$B30]+1;[.K$3]+1 )*16+INDEX([XOR.$B$2:.$Q$17];[.$C30]+1;[.K$4]+1))" office:value-type="string" office:string-value="@">
            <text:p>@</text:p>
          </table:table-cell>
          <table:table-cell table:style-name="ce3" table:formula="of:=CHAR(INDEX([XOR.$B$2:.$Q$17];[.$B30]+1;[.L$3]+1 )*16+INDEX([XOR.$B$2:.$Q$17];[.$C30]+1;[.L$4]+1))" office:value-type="string" office:string-value="C">
            <text:p>C</text:p>
          </table:table-cell>
          <table:table-cell table:style-name="ce3" table:formula="of:=CHAR(INDEX([XOR.$B$2:.$Q$17];[.$B30]+1;[.M$3]+1 )*16+INDEX([XOR.$B$2:.$Q$17];[.$C30]+1;[.M$4]+1))" office:value-type="string" office:string-value="B">
            <text:p>B</text:p>
          </table:table-cell>
          <table:table-cell table:style-name="ce3" table:formula="of:=CHAR(INDEX([XOR.$B$2:.$Q$17];[.$B30]+1;[.N$3]+1 )*16+INDEX([XOR.$B$2:.$Q$17];[.$C30]+1;[.N$4]+1))" office:value-type="string" office:string-value="M">
            <text:p>M</text:p>
          </table:table-cell>
          <table:table-cell table:style-name="ce3" table:formula="of:=CHAR(INDEX([XOR.$B$2:.$Q$17];[.$B30]+1;[.O$3]+1 )*16+INDEX([XOR.$B$2:.$Q$17];[.$C30]+1;[.O$4]+1))" office:value-type="string" office:string-value="L">
            <text:p>L</text:p>
          </table:table-cell>
          <table:table-cell table:style-name="ce3" table:formula="of:=CHAR(INDEX([XOR.$B$2:.$Q$17];[.$B30]+1;[.P$3]+1 )*16+INDEX([XOR.$B$2:.$Q$17];[.$C30]+1;[.P$4]+1))" office:value-type="string" office:string-value="O">
            <text:p>O</text:p>
          </table:table-cell>
          <table:table-cell table:style-name="ce3" table:formula="of:=CHAR(INDEX([XOR.$B$2:.$Q$17];[.$B30]+1;[.Q$3]+1 )*16+INDEX([XOR.$B$2:.$Q$17];[.$C30]+1;[.Q$4]+1))" office:value-type="string" office:string-value="N">
            <text:p>N</text:p>
          </table:table-cell>
          <table:table-cell table:style-name="ce3" table:formula="of:=CHAR(INDEX([XOR.$B$2:.$Q$17];[.$B30]+1;[.R$3]+1 )*16+INDEX([XOR.$B$2:.$Q$17];[.$C30]+1;[.R$4]+1))" office:value-type="string" office:string-value="I">
            <text:p>I</text:p>
          </table:table-cell>
          <table:table-cell table:style-name="ce3" table:formula="of:=CHAR(INDEX([XOR.$B$2:.$Q$17];[.$B30]+1;[.S$3]+1 )*16+INDEX([XOR.$B$2:.$Q$17];[.$C30]+1;[.S$4]+1))" office:value-type="string" office:string-value="H">
            <text:p>H</text:p>
          </table:table-cell>
          <table:table-cell table:style-name="ce3" table:formula="of:=CHAR(INDEX([XOR.$B$2:.$Q$17];[.$B30]+1;[.T$3]+1 )*16+INDEX([XOR.$B$2:.$Q$17];[.$C30]+1;[.T$4]+1))" office:value-type="string" office:string-value="K">
            <text:p>K</text:p>
          </table:table-cell>
          <table:table-cell table:style-name="ce3" table:formula="of:=CHAR(INDEX([XOR.$B$2:.$Q$17];[.$B30]+1;[.U$3]+1 )*16+INDEX([XOR.$B$2:.$Q$17];[.$C30]+1;[.U$4]+1))" office:value-type="string" office:string-value="J">
            <text:p>J</text:p>
          </table:table-cell>
          <table:table-cell table:style-name="ce3" table:formula="of:=CHAR(INDEX([XOR.$B$2:.$Q$17];[.$B30]+1;[.V$3]+1 )*16+INDEX([XOR.$B$2:.$Q$17];[.$C30]+1;[.V$4]+1))" office:value-type="string" office:string-value="U">
            <text:p>U</text:p>
          </table:table-cell>
          <table:table-cell table:style-name="ce3" table:formula="of:=CHAR(INDEX([XOR.$B$2:.$Q$17];[.$B30]+1;[.W$3]+1 )*16+INDEX([XOR.$B$2:.$Q$17];[.$C30]+1;[.W$4]+1))" office:value-type="string" office:string-value="T">
            <text:p>T</text:p>
          </table:table-cell>
          <table:table-cell table:style-name="ce3" table:formula="of:=CHAR(INDEX([XOR.$B$2:.$Q$17];[.$B30]+1;[.X$3]+1 )*16+INDEX([XOR.$B$2:.$Q$17];[.$C30]+1;[.X$4]+1))" office:value-type="string" office:string-value="W">
            <text:p>W</text:p>
          </table:table-cell>
          <table:table-cell table:style-name="ce3" table:formula="of:=CHAR(INDEX([XOR.$B$2:.$Q$17];[.$B30]+1;[.Y$3]+1 )*16+INDEX([XOR.$B$2:.$Q$17];[.$C30]+1;[.Y$4]+1))" office:value-type="string" office:string-value="V">
            <text:p>V</text:p>
          </table:table-cell>
          <table:table-cell table:style-name="ce3" table:formula="of:=CHAR(INDEX([XOR.$B$2:.$Q$17];[.$B30]+1;[.Z$3]+1 )*16+INDEX([XOR.$B$2:.$Q$17];[.$C30]+1;[.Z$4]+1))" office:value-type="string" office:string-value="Q">
            <text:p>Q</text:p>
          </table:table-cell>
          <table:table-cell table:style-name="ce8" table:formula="of:=CHAR(INDEX([XOR.$B$2:.$Q$17];[.$B30]+1;[.AA$3]+1 )*16+INDEX([XOR.$B$2:.$Q$17];[.$C30]+1;[.AA$4]+1))" office:value-type="string" office:string-value="P">
            <text:p>P</text:p>
          </table:table-cell>
          <table:table-cell table:style-name="ce3" table:formula="of:=CHAR(INDEX([XOR.$B$2:.$Q$17];[.$B30]+1;[.AB$3]+1 )*16+INDEX([XOR.$B$2:.$Q$17];[.$C30]+1;[.AB$4]+1))" office:value-type="string" office:string-value="S">
            <text:p>S</text:p>
          </table:table-cell>
          <table:table-cell table:style-name="ce3" table:formula="of:=CHAR(INDEX([XOR.$B$2:.$Q$17];[.$B30]+1;[.AC$3]+1 )*16+INDEX([XOR.$B$2:.$Q$17];[.$C30]+1;[.AC$4]+1))" office:value-type="string" office:string-value="R">
            <text:p>R</text:p>
          </table:table-cell>
          <table:table-cell table:style-name="ce3" table:formula="of:=CHAR(INDEX([XOR.$B$2:.$Q$17];[.$B30]+1;[.AD$3]+1 )*16+INDEX([XOR.$B$2:.$Q$17];[.$C30]+1;[.AD$4]+1))" office:value-type="string" office:string-value="]">
            <text:p>]</text:p>
          </table:table-cell>
          <table:table-cell table:style-name="ce3" table:formula="of:=CHAR(INDEX([XOR.$B$2:.$Q$17];[.$B30]+1;[.AE$3]+1 )*16+INDEX([XOR.$B$2:.$Q$17];[.$C30]+1;[.AE$4]+1))" office:value-type="string" office:string-value="\">
            <text:p>\</text:p>
          </table:table-cell>
          <table:table-cell table:style-name="ce3" table:formula="of:=CHAR(INDEX([XOR.$B$2:.$Q$17];[.$B30]+1;[.AF$3]+1 )*16+INDEX([XOR.$B$2:.$Q$17];[.$C30]+1;[.AF$4]+1))" office:value-type="string" office:string-value="_">
            <text:p>_</text:p>
          </table:table-cell>
          <table:table-cell table:style-name="ce3" table:formula="of:=CHAR(INDEX([XOR.$B$2:.$Q$17];[.$B30]+1;[.AG$3]+1 )*16+INDEX([XOR.$B$2:.$Q$17];[.$C30]+1;[.AG$4]+1))" office:value-type="string" office:string-value="^">
            <text:p>^</text:p>
          </table:table-cell>
          <table:table-cell table:style-name="ce3" table:formula="of:=CHAR(INDEX([XOR.$B$2:.$Q$17];[.$B30]+1;[.AH$3]+1 )*16+INDEX([XOR.$B$2:.$Q$17];[.$C30]+1;[.AH$4]+1))" office:value-type="string" office:string-value="Y">
            <text:p>Y</text:p>
          </table:table-cell>
          <table:table-cell table:style-name="ce3" table:formula="of:=CHAR(INDEX([XOR.$B$2:.$Q$17];[.$B30]+1;[.AI$3]+1 )*16+INDEX([XOR.$B$2:.$Q$17];[.$C30]+1;[.AI$4]+1))" office:value-type="string" office:string-value="X">
            <text:p>X</text:p>
          </table:table-cell>
          <table:table-cell table:style-name="ce3" table:formula="of:=CHAR(INDEX([XOR.$B$2:.$Q$17];[.$B30]+1;[.AJ$3]+1 )*16+INDEX([XOR.$B$2:.$Q$17];[.$C30]+1;[.AJ$4]+1))" office:value-type="string" office:string-value="[">
            <text:p>[</text:p>
          </table:table-cell>
          <table:table-cell table:style-name="ce3" table:formula="of:=CHAR(INDEX([XOR.$B$2:.$Q$17];[.$B30]+1;[.AK$3]+1 )*16+INDEX([XOR.$B$2:.$Q$17];[.$C30]+1;[.AK$4]+1))" office:value-type="string" office:string-value="Z">
            <text:p>Z</text:p>
          </table:table-cell>
          <table:table-cell table:style-name="ce3" table:formula="of:=CHAR(INDEX([XOR.$B$2:.$Q$17];[.$B30]+1;[.AL$3]+1 )*16+INDEX([XOR.$B$2:.$Q$17];[.$C30]+1;[.AL$4]+1))" office:value-type="string" office:string-value="e">
            <text:p>e</text:p>
          </table:table-cell>
          <table:table-cell table:style-name="ce3" table:formula="of:=CHAR(INDEX([XOR.$B$2:.$Q$17];[.$B30]+1;[.AM$3]+1 )*16+INDEX([XOR.$B$2:.$Q$17];[.$C30]+1;[.AM$4]+1))" office:value-type="string" office:string-value="d">
            <text:p>d</text:p>
          </table:table-cell>
          <table:table-cell table:style-name="ce3" table:formula="of:=CHAR(INDEX([XOR.$B$2:.$Q$17];[.$B30]+1;[.AN$3]+1 )*16+INDEX([XOR.$B$2:.$Q$17];[.$C30]+1;[.AN$4]+1))" office:value-type="string" office:string-value="g">
            <text:p>g</text:p>
          </table:table-cell>
          <table:table-cell table:style-name="ce3" table:formula="of:=CHAR(INDEX([XOR.$B$2:.$Q$17];[.$B30]+1;[.AO$3]+1 )*16+INDEX([XOR.$B$2:.$Q$17];[.$C30]+1;[.AO$4]+1))" office:value-type="string" office:string-value="f">
            <text:p>f</text:p>
          </table:table-cell>
          <table:table-cell table:style-name="ce3" table:formula="of:=CHAR(INDEX([XOR.$B$2:.$Q$17];[.$B30]+1;[.AP$3]+1 )*16+INDEX([XOR.$B$2:.$Q$17];[.$C30]+1;[.AP$4]+1))" office:value-type="string" office:string-value="a">
            <text:p>a</text:p>
          </table:table-cell>
          <table:table-cell table:style-name="ce3" table:formula="of:=CHAR(INDEX([XOR.$B$2:.$Q$17];[.$B30]+1;[.AQ$3]+1 )*16+INDEX([XOR.$B$2:.$Q$17];[.$C30]+1;[.AQ$4]+1))" office:value-type="string" office:string-value="`">
            <text:p>`</text:p>
          </table:table-cell>
          <table:table-cell table:style-name="ce3" table:formula="of:=CHAR(INDEX([XOR.$B$2:.$Q$17];[.$B30]+1;[.AR$3]+1 )*16+INDEX([XOR.$B$2:.$Q$17];[.$C30]+1;[.AR$4]+1))" office:value-type="string" office:string-value="c">
            <text:p>c</text:p>
          </table:table-cell>
          <table:table-cell table:style-name="ce3" table:formula="of:=CHAR(INDEX([XOR.$B$2:.$Q$17];[.$B30]+1;[.AS$3]+1 )*16+INDEX([XOR.$B$2:.$Q$17];[.$C30]+1;[.AS$4]+1))" office:value-type="string" office:string-value="b">
            <text:p>b</text:p>
          </table:table-cell>
          <table:table-cell table:style-name="ce3" table:formula="of:=CHAR(INDEX([XOR.$B$2:.$Q$17];[.$B30]+1;[.AT$3]+1 )*16+INDEX([XOR.$B$2:.$Q$17];[.$C30]+1;[.AT$4]+1))" office:value-type="string" office:string-value="m">
            <text:p>m</text:p>
          </table:table-cell>
          <table:table-cell table:style-name="ce3" table:formula="of:=CHAR(INDEX([XOR.$B$2:.$Q$17];[.$B30]+1;[.AU$3]+1 )*16+INDEX([XOR.$B$2:.$Q$17];[.$C30]+1;[.AU$4]+1))" office:value-type="string" office:string-value="l">
            <text:p>l</text:p>
          </table:table-cell>
          <table:table-cell table:style-name="ce3" table:formula="of:=CHAR(INDEX([XOR.$B$2:.$Q$17];[.$B30]+1;[.AV$3]+1 )*16+INDEX([XOR.$B$2:.$Q$17];[.$C30]+1;[.AV$4]+1))" office:value-type="string" office:string-value="o">
            <text:p>o</text:p>
          </table:table-cell>
          <table:table-cell table:style-name="ce3" table:formula="of:=CHAR(INDEX([XOR.$B$2:.$Q$17];[.$B30]+1;[.AW$3]+1 )*16+INDEX([XOR.$B$2:.$Q$17];[.$C30]+1;[.AW$4]+1))" office:value-type="string" office:string-value="n">
            <text:p>n</text:p>
          </table:table-cell>
          <table:table-cell table:style-name="ce3" table:formula="of:=CHAR(INDEX([XOR.$B$2:.$Q$17];[.$B30]+1;[.AX$3]+1 )*16+INDEX([XOR.$B$2:.$Q$17];[.$C30]+1;[.AX$4]+1))" office:value-type="string" office:string-value="i">
            <text:p>i</text:p>
          </table:table-cell>
          <table:table-cell table:style-name="ce3" table:formula="of:=CHAR(INDEX([XOR.$B$2:.$Q$17];[.$B30]+1;[.AY$3]+1 )*16+INDEX([XOR.$B$2:.$Q$17];[.$C30]+1;[.AY$4]+1))" office:value-type="string" office:string-value="h">
            <text:p>h</text:p>
          </table:table-cell>
          <table:table-cell table:style-name="ce3" table:formula="of:=CHAR(INDEX([XOR.$B$2:.$Q$17];[.$B30]+1;[.AZ$3]+1 )*16+INDEX([XOR.$B$2:.$Q$17];[.$C30]+1;[.AZ$4]+1))" office:value-type="string" office:string-value="k">
            <text:p>k</text:p>
          </table:table-cell>
          <table:table-cell table:style-name="ce3" table:formula="of:=CHAR(INDEX([XOR.$B$2:.$Q$17];[.$B30]+1;[.BA$3]+1 )*16+INDEX([XOR.$B$2:.$Q$17];[.$C30]+1;[.BA$4]+1))" office:value-type="string" office:string-value="j">
            <text:p>j</text:p>
          </table:table-cell>
          <table:table-cell table:style-name="ce3" table:formula="of:=CHAR(INDEX([XOR.$B$2:.$Q$17];[.$B30]+1;[.BB$3]+1 )*16+INDEX([XOR.$B$2:.$Q$17];[.$C30]+1;[.BB$4]+1))" office:value-type="string" office:string-value="u">
            <text:p>u</text:p>
          </table:table-cell>
          <table:table-cell table:style-name="ce3" table:formula="of:=CHAR(INDEX([XOR.$B$2:.$Q$17];[.$B30]+1;[.BC$3]+1 )*16+INDEX([XOR.$B$2:.$Q$17];[.$C30]+1;[.BC$4]+1))" office:value-type="string" office:string-value="t">
            <text:p>t</text:p>
          </table:table-cell>
          <table:table-cell table:style-name="ce3" table:formula="of:=CHAR(INDEX([XOR.$B$2:.$Q$17];[.$B30]+1;[.BD$3]+1 )*16+INDEX([XOR.$B$2:.$Q$17];[.$C30]+1;[.BD$4]+1))" office:value-type="string" office:string-value="w">
            <text:p>w</text:p>
          </table:table-cell>
          <table:table-cell table:style-name="ce3" table:formula="of:=CHAR(INDEX([XOR.$B$2:.$Q$17];[.$B30]+1;[.BE$3]+1 )*16+INDEX([XOR.$B$2:.$Q$17];[.$C30]+1;[.BE$4]+1))" office:value-type="string" office:string-value="v">
            <text:p>v</text:p>
          </table:table-cell>
          <table:table-cell table:style-name="ce3" table:formula="of:=CHAR(INDEX([XOR.$B$2:.$Q$17];[.$B30]+1;[.BF$3]+1 )*16+INDEX([XOR.$B$2:.$Q$17];[.$C30]+1;[.BF$4]+1))" office:value-type="string" office:string-value="q">
            <text:p>q</text:p>
          </table:table-cell>
          <table:table-cell table:style-name="ce8" table:formula="of:=CHAR(INDEX([XOR.$B$2:.$Q$17];[.$B30]+1;[.BG$3]+1 )*16+INDEX([XOR.$B$2:.$Q$17];[.$C30]+1;[.BG$4]+1))" office:value-type="string" office:string-value="p">
            <text:p>p</text:p>
          </table:table-cell>
          <table:table-cell table:style-name="ce3" table:formula="of:=CHAR(INDEX([XOR.$B$2:.$Q$17];[.$B30]+1;[.BH$3]+1 )*16+INDEX([XOR.$B$2:.$Q$17];[.$C30]+1;[.BH$4]+1))" office:value-type="string" office:string-value="s">
            <text:p>s</text:p>
          </table:table-cell>
          <table:table-cell table:style-name="ce3" table:formula="of:=CHAR(INDEX([XOR.$B$2:.$Q$17];[.$B30]+1;[.BI$3]+1 )*16+INDEX([XOR.$B$2:.$Q$17];[.$C30]+1;[.BI$4]+1))" office:value-type="string" office:string-value="r">
            <text:p>r</text:p>
          </table:table-cell>
          <table:table-cell table:style-name="ce3" table:formula="of:=CHAR(INDEX([XOR.$B$2:.$Q$17];[.$B30]+1;[.BJ$3]+1 )*16+INDEX([XOR.$B$2:.$Q$17];[.$C30]+1;[.BJ$4]+1))" office:value-type="string" office:string-value="}">
            <text:p>}</text:p>
          </table:table-cell>
          <table:table-cell table:style-name="ce3" table:formula="of:=CHAR(INDEX([XOR.$B$2:.$Q$17];[.$B30]+1;[.BK$3]+1 )*16+INDEX([XOR.$B$2:.$Q$17];[.$C30]+1;[.BK$4]+1))" office:value-type="string" office:string-value="|">
            <text:p>|</text:p>
          </table:table-cell>
          <table:table-cell table:style-name="ce3" table:formula="of:=CHAR(INDEX([XOR.$B$2:.$Q$17];[.$B30]+1;[.BL$3]+1 )*16+INDEX([XOR.$B$2:.$Q$17];[.$C30]+1;[.BL$4]+1))" office:value-type="string" office:string-value="">
            <text:p></text:p>
          </table:table-cell>
          <table:table-cell table:style-name="ce3" table:formula="of:=CHAR(INDEX([XOR.$B$2:.$Q$17];[.$B30]+1;[.BM$3]+1 )*16+INDEX([XOR.$B$2:.$Q$17];[.$C30]+1;[.BM$4]+1))" office:value-type="string" office:string-value="~">
            <text:p>~</text:p>
          </table:table-cell>
          <table:table-cell table:style-name="ce3" table:formula="of:=CHAR(INDEX([XOR.$B$2:.$Q$17];[.$B30]+1;[.BN$3]+1 )*16+INDEX([XOR.$B$2:.$Q$17];[.$C30]+1;[.BN$4]+1))" office:value-type="string" office:string-value="y">
            <text:p>y</text:p>
          </table:table-cell>
          <table:table-cell table:style-name="ce3" table:formula="of:=CHAR(INDEX([XOR.$B$2:.$Q$17];[.$B30]+1;[.BO$3]+1 )*16+INDEX([XOR.$B$2:.$Q$17];[.$C30]+1;[.BO$4]+1))" office:value-type="string" office:string-value="x">
            <text:p>x</text:p>
          </table:table-cell>
          <table:table-cell table:style-name="ce3" table:formula="of:=CHAR(INDEX([XOR.$B$2:.$Q$17];[.$B30]+1;[.BP$3]+1 )*16+INDEX([XOR.$B$2:.$Q$17];[.$C30]+1;[.BP$4]+1))" office:value-type="string" office:string-value="{">
            <text:p>{</text:p>
          </table:table-cell>
          <table:table-cell table:style-name="ce3" table:formula="of:=CHAR(INDEX([XOR.$B$2:.$Q$17];[.$B30]+1;[.BQ$3]+1 )*16+INDEX([XOR.$B$2:.$Q$17];[.$C30]+1;[.BQ$4]+1))" office:value-type="string" office:string-value="z">
            <text:p>z</text:p>
          </table:table-cell>
          <table:table-cell table:style-name="ce3" table:formula="of:=CHAR(INDEX([XOR.$B$2:.$Q$17];[.$B30]+1;[.BR$3]+1 )*16+INDEX([XOR.$B$2:.$Q$17];[.$C30]+1;[.BR$4]+1))" office:value-type="string" office:string-value="">
            <text:p/>
          </table:table-cell>
          <table:table-cell table:style-name="ce3" table:formula="of:=CHAR(INDEX([XOR.$B$2:.$Q$17];[.$B30]+1;[.BS$3]+1 )*16+INDEX([XOR.$B$2:.$Q$17];[.$C30]+1;[.BS$4]+1))" office:value-type="string" office:string-value="">
            <text:p/>
          </table:table-cell>
          <table:table-cell table:style-name="ce3" table:formula="of:=CHAR(INDEX([XOR.$B$2:.$Q$17];[.$B30]+1;[.BT$3]+1 )*16+INDEX([XOR.$B$2:.$Q$17];[.$C30]+1;[.BT$4]+1))" office:value-type="string" office:string-value="">
            <text:p/>
          </table:table-cell>
          <table:table-cell table:style-name="ce3" table:formula="of:=CHAR(INDEX([XOR.$B$2:.$Q$17];[.$B30]+1;[.BU$3]+1 )*16+INDEX([XOR.$B$2:.$Q$17];[.$C30]+1;[.BU$4]+1))" office:value-type="string" office:string-value="">
            <text:p/>
          </table:table-cell>
          <table:table-cell table:style-name="ce3" table:formula="of:=CHAR(INDEX([XOR.$B$2:.$Q$17];[.$B30]+1;[.BV$3]+1 )*16+INDEX([XOR.$B$2:.$Q$17];[.$C30]+1;[.BV$4]+1))" office:value-type="string" office:string-value="">
            <text:p/>
          </table:table-cell>
          <table:table-cell table:style-name="ce3" table:formula="of:=CHAR(INDEX([XOR.$B$2:.$Q$17];[.$B30]+1;[.BW$3]+1 )*16+INDEX([XOR.$B$2:.$Q$17];[.$C30]+1;[.BW$4]+1))" office:value-type="string" office:string-value="">
            <text:p/>
          </table:table-cell>
          <table:table-cell table:style-name="ce3" table:formula="of:=CHAR(INDEX([XOR.$B$2:.$Q$17];[.$B30]+1;[.BX$3]+1 )*16+INDEX([XOR.$B$2:.$Q$17];[.$C30]+1;[.BX$4]+1))" office:value-type="string" office:string-value="">
            <text:p/>
          </table:table-cell>
          <table:table-cell table:style-name="ce3" table:formula="of:=CHAR(INDEX([XOR.$B$2:.$Q$17];[.$B30]+1;[.BY$3]+1 )*16+INDEX([XOR.$B$2:.$Q$17];[.$C30]+1;[.BY$4]+1))" office:value-type="string" office:string-value="">
            <text:p/>
          </table:table-cell>
          <table:table-cell table:style-name="ce3" table:formula="of:=CHAR(INDEX([XOR.$B$2:.$Q$17];[.$B30]+1;[.BZ$3]+1 )*16+INDEX([XOR.$B$2:.$Q$17];[.$C30]+1;[.BZ$4]+1))" office:value-type="string" office:string-value="&#13;">
            <text:p></text:p>
          </table:table-cell>
          <table:table-cell table:style-name="ce3" table:formula="of:=CHAR(INDEX([XOR.$B$2:.$Q$17];[.$B30]+1;[.CA$3]+1 )*16+INDEX([XOR.$B$2:.$Q$17];[.$C30]+1;[.CA$4]+1))" office:value-type="string" office:string-value="">
            <text:p/>
          </table:table-cell>
          <table:table-cell table:style-name="ce3" table:formula="of:=CHAR(INDEX([XOR.$B$2:.$Q$17];[.$B30]+1;[.CB$3]+1 )*16+INDEX([XOR.$B$2:.$Q$17];[.$C30]+1;[.CB$4]+1))" office:value-type="string" office:string-value="">
            <text:p/>
          </table:table-cell>
          <table:table-cell table:style-name="ce3" table:formula="of:=CHAR(INDEX([XOR.$B$2:.$Q$17];[.$B30]+1;[.CC$3]+1 )*16+INDEX([XOR.$B$2:.$Q$17];[.$C30]+1;[.CC$4]+1))" office:value-type="string" office:string-value="">
            <text:p/>
          </table:table-cell>
          <table:table-cell table:style-name="ce3" table:formula="of:=CHAR(INDEX([XOR.$B$2:.$Q$17];[.$B30]+1;[.CD$3]+1 )*16+INDEX([XOR.$B$2:.$Q$17];[.$C30]+1;[.CD$4]+1))" office:value-type="string" office:string-value="&#9;">
            <text:p><text:tab/></text:p>
          </table:table-cell>
          <table:table-cell table:style-name="ce3" table:formula="of:=CHAR(INDEX([XOR.$B$2:.$Q$17];[.$B30]+1;[.CE$3]+1 )*16+INDEX([XOR.$B$2:.$Q$17];[.$C30]+1;[.CE$4]+1))" office:value-type="string" office:string-value="">
            <text:p/>
          </table:table-cell>
          <table:table-cell table:style-name="ce3" table:formula="of:=CHAR(INDEX([XOR.$B$2:.$Q$17];[.$B30]+1;[.CF$3]+1 )*16+INDEX([XOR.$B$2:.$Q$17];[.$C30]+1;[.CF$4]+1))" office:value-type="string" office:string-value="">
            <text:p/>
          </table:table-cell>
          <table:table-cell table:style-name="ce3" table:formula="of:=CHAR(INDEX([XOR.$B$2:.$Q$17];[.$B30]+1;[.CG$3]+1 )*16+INDEX([XOR.$B$2:.$Q$17];[.$C30]+1;[.CG$4]+1))" office:value-type="string" office:string-value="&#10;">
            <text:p><text:line-break/></text:p>
          </table:table-cell>
          <table:table-cell table:style-name="ce3" table:formula="of:=CHAR(INDEX([XOR.$B$2:.$Q$17];[.$B30]+1;[.CH$3]+1 )*16+INDEX([XOR.$B$2:.$Q$17];[.$C30]+1;[.CH$4]+1))" office:value-type="string" office:string-value="">
            <text:p/>
          </table:table-cell>
          <table:table-cell table:style-name="ce3" table:formula="of:=CHAR(INDEX([XOR.$B$2:.$Q$17];[.$B30]+1;[.CI$3]+1 )*16+INDEX([XOR.$B$2:.$Q$17];[.$C30]+1;[.CI$4]+1))" office:value-type="string" office:string-value="">
            <text:p/>
          </table:table-cell>
          <table:table-cell table:style-name="ce3" table:formula="of:=CHAR(INDEX([XOR.$B$2:.$Q$17];[.$B30]+1;[.CJ$3]+1 )*16+INDEX([XOR.$B$2:.$Q$17];[.$C30]+1;[.CJ$4]+1))" office:value-type="string" office:string-value="">
            <text:p/>
          </table:table-cell>
          <table:table-cell table:style-name="ce3" table:formula="of:=CHAR(INDEX([XOR.$B$2:.$Q$17];[.$B30]+1;[.CK$3]+1 )*16+INDEX([XOR.$B$2:.$Q$17];[.$C30]+1;[.CK$4]+1))" office:value-type="string" office:string-value="">
            <text:p/>
          </table:table-cell>
          <table:table-cell table:style-name="ce3" table:formula="of:=CHAR(INDEX([XOR.$B$2:.$Q$17];[.$B30]+1;[.CL$3]+1 )*16+INDEX([XOR.$B$2:.$Q$17];[.$C30]+1;[.CL$4]+1))" office:value-type="string" office:string-value="">
            <text:p/>
          </table:table-cell>
          <table:table-cell table:style-name="ce3" table:formula="of:=CHAR(INDEX([XOR.$B$2:.$Q$17];[.$B30]+1;[.CM$3]+1 )*16+INDEX([XOR.$B$2:.$Q$17];[.$C30]+1;[.CM$4]+1))" office:value-type="string" office:string-value="">
            <text:p/>
          </table:table-cell>
          <table:table-cell table:style-name="ce3" table:formula="of:=CHAR(INDEX([XOR.$B$2:.$Q$17];[.$B30]+1;[.CN$3]+1 )*16+INDEX([XOR.$B$2:.$Q$17];[.$C30]+1;[.CN$4]+1))" office:value-type="string" office:string-value="">
            <text:p/>
          </table:table-cell>
          <table:table-cell table:style-name="ce3" table:formula="of:=CHAR(INDEX([XOR.$B$2:.$Q$17];[.$B30]+1;[.CO$3]+1 )*16+INDEX([XOR.$B$2:.$Q$17];[.$C30]+1;[.CO$4]+1))" office:value-type="string" office:string-value="">
            <text:p/>
          </table:table-cell>
          <table:table-cell table:style-name="ce12" table:formula="of:=CHAR(INDEX([XOR.$B$2:.$Q$17];[.$B30]+1;[.CP$3]+1 )*16+INDEX([XOR.$B$2:.$Q$17];[.$C30]+1;[.CP$4]+1))" office:value-type="string" office:string-value="">
            <text:p/>
          </table:table-cell>
          <table:table-cell table:style-name="ce3" table:formula="of:=CHAR(INDEX([XOR.$B$2:.$Q$17];[.$B30]+1;[.CQ$3]+1 )*16+INDEX([XOR.$B$2:.$Q$17];[.$C30]+1;[.CQ$4]+1))" office:value-type="string" office:string-value="">
            <text:p/>
          </table:table-cell>
          <table:table-cell table:style-name="ce3" table:formula="of:=CHAR(INDEX([XOR.$B$2:.$Q$17];[.$B30]+1;[.CR$3]+1 )*16+INDEX([XOR.$B$2:.$Q$17];[.$C30]+1;[.CR$4]+1))" office:value-type="string" office:string-value="">
            <text:p/>
          </table:table-cell>
          <table:table-cell table:style-name="ce3" table:formula="of:=CHAR(INDEX([XOR.$B$2:.$Q$17];[.$B30]+1;[.CS$3]+1 )*16+INDEX([XOR.$B$2:.$Q$17];[.$C30]+1;[.CS$4]+1))" office:value-type="string" office:string-value="">
            <text:p/>
          </table:table-cell>
          <table:table-cell table:style-name="ce3" table:formula="of:=CHAR(INDEX([XOR.$B$2:.$Q$17];[.$B30]+1;[.CT$3]+1 )*16+INDEX([XOR.$B$2:.$Q$17];[.$C30]+1;[.CT$4]+1))" office:value-type="string" office:string-value="">
            <text:p/>
          </table:table-cell>
          <table:table-cell table:style-name="ce3" table:formula="of:=CHAR(INDEX([XOR.$B$2:.$Q$17];[.$B30]+1;[.CU$3]+1 )*16+INDEX([XOR.$B$2:.$Q$17];[.$C30]+1;[.CU$4]+1))" office:value-type="string" office:string-value="">
            <text:p/>
          </table:table-cell>
          <table:table-cell table:style-name="ce3" table:formula="of:=CHAR(INDEX([XOR.$B$2:.$Q$17];[.$B30]+1;[.CV$3]+1 )*16+INDEX([XOR.$B$2:.$Q$17];[.$C30]+1;[.CV$4]+1))" office:value-type="string" office:string-value="">
            <text:p/>
          </table:table-cell>
          <table:table-cell table:style-name="ce3" table:formula="of:=CHAR(INDEX([XOR.$B$2:.$Q$17];[.$B30]+1;[.CW$3]+1 )*16+INDEX([XOR.$B$2:.$Q$17];[.$C30]+1;[.CW$4]+1))" office:value-type="string" office:string-value="">
            <text:p/>
          </table:table-cell>
          <table:table-cell table:style-name="ce3" table:formula="of:=CHAR(INDEX([XOR.$B$2:.$Q$17];[.$B30]+1;[.CX$3]+1 )*16+INDEX([XOR.$B$2:.$Q$17];[.$C30]+1;[.CX$4]+1))" office:value-type="string" office:string-value="%">
            <text:p>%</text:p>
          </table:table-cell>
          <table:table-cell table:style-name="ce3" table:formula="of:=CHAR(INDEX([XOR.$B$2:.$Q$17];[.$B30]+1;[.CY$3]+1 )*16+INDEX([XOR.$B$2:.$Q$17];[.$C30]+1;[.CY$4]+1))" office:value-type="string" office:string-value="$">
            <text:p>$</text:p>
          </table:table-cell>
          <table:table-cell table:style-name="ce3" table:formula="of:=CHAR(INDEX([XOR.$B$2:.$Q$17];[.$B30]+1;[.CZ$3]+1 )*16+INDEX([XOR.$B$2:.$Q$17];[.$C30]+1;[.CZ$4]+1))" office:value-type="string" office:string-value="'">
            <text:p>'</text:p>
          </table:table-cell>
          <table:table-cell table:style-name="ce3" table:formula="of:=CHAR(INDEX([XOR.$B$2:.$Q$17];[.$B30]+1;[.DA$3]+1 )*16+INDEX([XOR.$B$2:.$Q$17];[.$C30]+1;[.DA$4]+1))" office:value-type="string" office:string-value="&amp;">
            <text:p>&amp;</text:p>
          </table:table-cell>
          <table:table-cell table:style-name="ce3" table:formula="of:=CHAR(INDEX([XOR.$B$2:.$Q$17];[.$B30]+1;[.DB$3]+1 )*16+INDEX([XOR.$B$2:.$Q$17];[.$C30]+1;[.DB$4]+1))" office:value-type="string" office:string-value="!">
            <text:p>!</text:p>
          </table:table-cell>
          <table:table-cell table:style-name="ce3" table:formula="of:=CHAR(INDEX([XOR.$B$2:.$Q$17];[.$B30]+1;[.DC$3]+1 )*16+INDEX([XOR.$B$2:.$Q$17];[.$C30]+1;[.DC$4]+1))" office:value-type="string" office:string-value=" ">
            <text:p><text:s/></text:p>
          </table:table-cell>
          <table:table-cell table:style-name="ce3" table:formula="of:=CHAR(INDEX([XOR.$B$2:.$Q$17];[.$B30]+1;[.DD$3]+1 )*16+INDEX([XOR.$B$2:.$Q$17];[.$C30]+1;[.DD$4]+1))" office:value-type="string" office:string-value="#">
            <text:p>#</text:p>
          </table:table-cell>
          <table:table-cell table:style-name="ce3" table:formula="of:=CHAR(INDEX([XOR.$B$2:.$Q$17];[.$B30]+1;[.DE$3]+1 )*16+INDEX([XOR.$B$2:.$Q$17];[.$C30]+1;[.DE$4]+1))" office:value-type="string" office:string-value="&quot;">
            <text:p>"</text:p>
          </table:table-cell>
          <table:table-cell table:style-name="ce3" table:formula="of:=CHAR(INDEX([XOR.$B$2:.$Q$17];[.$B30]+1;[.DF$3]+1 )*16+INDEX([XOR.$B$2:.$Q$17];[.$C30]+1;[.DF$4]+1))" office:value-type="string" office:string-value="-">
            <text:p>-</text:p>
          </table:table-cell>
          <table:table-cell table:style-name="ce3" table:formula="of:=CHAR(INDEX([XOR.$B$2:.$Q$17];[.$B30]+1;[.DG$3]+1 )*16+INDEX([XOR.$B$2:.$Q$17];[.$C30]+1;[.DG$4]+1))" office:value-type="string" office:string-value=",">
            <text:p>,</text:p>
          </table:table-cell>
          <table:table-cell table:style-name="ce3" table:formula="of:=CHAR(INDEX([XOR.$B$2:.$Q$17];[.$B30]+1;[.DH$3]+1 )*16+INDEX([XOR.$B$2:.$Q$17];[.$C30]+1;[.DH$4]+1))" office:value-type="string" office:string-value="/">
            <text:p>/</text:p>
          </table:table-cell>
          <table:table-cell table:style-name="ce3" table:formula="of:=CHAR(INDEX([XOR.$B$2:.$Q$17];[.$B30]+1;[.DI$3]+1 )*16+INDEX([XOR.$B$2:.$Q$17];[.$C30]+1;[.DI$4]+1))" office:value-type="string" office:string-value=".">
            <text:p>.</text:p>
          </table:table-cell>
          <table:table-cell table:style-name="ce3" table:formula="of:=CHAR(INDEX([XOR.$B$2:.$Q$17];[.$B30]+1;[.DJ$3]+1 )*16+INDEX([XOR.$B$2:.$Q$17];[.$C30]+1;[.DJ$4]+1))" office:value-type="string" office:string-value=")">
            <text:p>)</text:p>
          </table:table-cell>
          <table:table-cell table:style-name="ce3" table:formula="of:=CHAR(INDEX([XOR.$B$2:.$Q$17];[.$B30]+1;[.DK$3]+1 )*16+INDEX([XOR.$B$2:.$Q$17];[.$C30]+1;[.DK$4]+1))" office:value-type="string" office:string-value="(">
            <text:p>(</text:p>
          </table:table-cell>
          <table:table-cell table:style-name="ce3" table:formula="of:=CHAR(INDEX([XOR.$B$2:.$Q$17];[.$B30]+1;[.DL$3]+1 )*16+INDEX([XOR.$B$2:.$Q$17];[.$C30]+1;[.DL$4]+1))" office:value-type="string" office:string-value="+">
            <text:p>+</text:p>
          </table:table-cell>
          <table:table-cell table:style-name="ce3" table:formula="of:=CHAR(INDEX([XOR.$B$2:.$Q$17];[.$B30]+1;[.DM$3]+1 )*16+INDEX([XOR.$B$2:.$Q$17];[.$C30]+1;[.DM$4]+1))" office:value-type="string" office:string-value="*">
            <text:p>*</text:p>
          </table:table-cell>
          <table:table-cell table:style-name="ce3" table:formula="of:=CHAR(INDEX([XOR.$B$2:.$Q$17];[.$B30]+1;[.DN$3]+1 )*16+INDEX([XOR.$B$2:.$Q$17];[.$C30]+1;[.DN$4]+1))" office:value-type="string" office:string-value="5">
            <text:p>5</text:p>
          </table:table-cell>
          <table:table-cell table:style-name="ce3" table:formula="of:=CHAR(INDEX([XOR.$B$2:.$Q$17];[.$B30]+1;[.DO$3]+1 )*16+INDEX([XOR.$B$2:.$Q$17];[.$C30]+1;[.DO$4]+1))" office:value-type="string" office:string-value="4">
            <text:p>4</text:p>
          </table:table-cell>
          <table:table-cell table:style-name="ce3" table:formula="of:=CHAR(INDEX([XOR.$B$2:.$Q$17];[.$B30]+1;[.DP$3]+1 )*16+INDEX([XOR.$B$2:.$Q$17];[.$C30]+1;[.DP$4]+1))" office:value-type="string" office:string-value="7">
            <text:p>7</text:p>
          </table:table-cell>
          <table:table-cell table:style-name="ce3" table:formula="of:=CHAR(INDEX([XOR.$B$2:.$Q$17];[.$B30]+1;[.DQ$3]+1 )*16+INDEX([XOR.$B$2:.$Q$17];[.$C30]+1;[.DQ$4]+1))" office:value-type="string" office:string-value="6">
            <text:p>6</text:p>
          </table:table-cell>
          <table:table-cell table:style-name="ce3" table:formula="of:=CHAR(INDEX([XOR.$B$2:.$Q$17];[.$B30]+1;[.DR$3]+1 )*16+INDEX([XOR.$B$2:.$Q$17];[.$C30]+1;[.DR$4]+1))" office:value-type="string" office:string-value="1">
            <text:p>1</text:p>
          </table:table-cell>
          <table:table-cell table:style-name="ce3" table:formula="of:=CHAR(INDEX([XOR.$B$2:.$Q$17];[.$B30]+1;[.DS$3]+1 )*16+INDEX([XOR.$B$2:.$Q$17];[.$C30]+1;[.DS$4]+1))" office:value-type="string" office:string-value="0">
            <text:p>0</text:p>
          </table:table-cell>
          <table:table-cell table:style-name="ce3" table:formula="of:=CHAR(INDEX([XOR.$B$2:.$Q$17];[.$B30]+1;[.DT$3]+1 )*16+INDEX([XOR.$B$2:.$Q$17];[.$C30]+1;[.DT$4]+1))" office:value-type="string" office:string-value="3">
            <text:p>3</text:p>
          </table:table-cell>
          <table:table-cell table:style-name="ce3" table:formula="of:=CHAR(INDEX([XOR.$B$2:.$Q$17];[.$B30]+1;[.DU$3]+1 )*16+INDEX([XOR.$B$2:.$Q$17];[.$C30]+1;[.DU$4]+1))" office:value-type="string" office:string-value="2">
            <text:p>2</text:p>
          </table:table-cell>
          <table:table-cell table:style-name="ce3" table:formula="of:=CHAR(INDEX([XOR.$B$2:.$Q$17];[.$B30]+1;[.DV$3]+1 )*16+INDEX([XOR.$B$2:.$Q$17];[.$C30]+1;[.DV$4]+1))" office:value-type="string" office:string-value="=">
            <text:p>=</text:p>
          </table:table-cell>
          <table:table-cell table:style-name="ce3" table:formula="of:=CHAR(INDEX([XOR.$B$2:.$Q$17];[.$B30]+1;[.DW$3]+1 )*16+INDEX([XOR.$B$2:.$Q$17];[.$C30]+1;[.DW$4]+1))" office:value-type="string" office:string-value="&lt;">
            <text:p>&lt;</text:p>
          </table:table-cell>
          <table:table-cell table:style-name="ce3" table:formula="of:=CHAR(INDEX([XOR.$B$2:.$Q$17];[.$B30]+1;[.DX$3]+1 )*16+INDEX([XOR.$B$2:.$Q$17];[.$C30]+1;[.DX$4]+1))" office:value-type="string" office:string-value="?">
            <text:p>?</text:p>
          </table:table-cell>
          <table:table-cell table:style-name="ce3" table:formula="of:=CHAR(INDEX([XOR.$B$2:.$Q$17];[.$B30]+1;[.DY$3]+1 )*16+INDEX([XOR.$B$2:.$Q$17];[.$C30]+1;[.DY$4]+1))" office:value-type="string" office:string-value="&gt;">
            <text:p>&gt;</text:p>
          </table:table-cell>
          <table:table-cell table:style-name="ce3" table:formula="of:=CHAR(INDEX([XOR.$B$2:.$Q$17];[.$B30]+1;[.DZ$3]+1 )*16+INDEX([XOR.$B$2:.$Q$17];[.$C30]+1;[.DZ$4]+1))" office:value-type="string" office:string-value="9">
            <text:p>9</text:p>
          </table:table-cell>
          <table:table-cell table:style-name="ce3" table:formula="of:=CHAR(INDEX([XOR.$B$2:.$Q$17];[.$B30]+1;[.EA$3]+1 )*16+INDEX([XOR.$B$2:.$Q$17];[.$C30]+1;[.EA$4]+1))" office:value-type="string" office:string-value="8">
            <text:p>8</text:p>
          </table:table-cell>
          <table:table-cell table:style-name="ce3" table:formula="of:=CHAR(INDEX([XOR.$B$2:.$Q$17];[.$B30]+1;[.EB$3]+1 )*16+INDEX([XOR.$B$2:.$Q$17];[.$C30]+1;[.EB$4]+1))" office:value-type="string" office:string-value=";">
            <text:p>;</text:p>
          </table:table-cell>
          <table:table-cell table:style-name="ce3" table:formula="of:=CHAR(INDEX([XOR.$B$2:.$Q$17];[.$B30]+1;[.EC$3]+1 )*16+INDEX([XOR.$B$2:.$Q$17];[.$C30]+1;[.EC$4]+1))" office:value-type="string" office:string-value=":">
            <text:p>:</text:p>
          </table:table-cell>
        </table:table-row>
        <table:table-row table:style-name="ro4">
          <table:table-cell table:formula="of:=[.A30]+2" office:value-type="float" office:value="53">
            <text:p>53</text:p>
          </table:table-cell>
          <table:table-cell table:style-name="ce3" table:formula="of:=VLOOKUP(RIGHT(LEFT([.$B$1];[.A31]);1);[Sheet1.$A$2:.$C$17];3;0)" office:value-type="float" office:value="5">
            <text:p>5</text:p>
          </table:table-cell>
          <table:table-cell table:formula="of:=VLOOKUP(RIGHT(LEFT([.$B$1];[.A31]+1);1);[Sheet1.$A$2:.$C$17];3;0)" office:value-type="float" office:value="12">
            <text:p>12</text:p>
          </table:table-cell>
          <table:table-cell table:formula="of:=[.C31]+[.B31]*16" office:value-type="float" office:value="92">
            <text:p>92</text:p>
          </table:table-cell>
          <table:table-cell table:formula="of:=CHAR([.D31])" office:value-type="string" office:string-value="\">
            <text:p>\</text:p>
          </table:table-cell>
          <table:table-cell table:style-name="ce3" table:formula="of:=CHAR(INDEX([XOR.$B$2:.$Q$17];[.$B31]+1;[.F$3]+1 )*16+INDEX([XOR.$B$2:.$Q$17];[.$C31]+1;[.F$4]+1))" office:value-type="string" office:string-value="\">
            <text:p>\</text:p>
          </table:table-cell>
          <table:table-cell table:style-name="ce3" table:formula="of:=CHAR(INDEX([XOR.$B$2:.$Q$17];[.$B31]+1;[.G$3]+1 )*16+INDEX([XOR.$B$2:.$Q$17];[.$C31]+1;[.G$4]+1))" office:value-type="string" office:string-value="]">
            <text:p>]</text:p>
          </table:table-cell>
          <table:table-cell table:style-name="ce3" table:formula="of:=CHAR(INDEX([XOR.$B$2:.$Q$17];[.$B31]+1;[.H$3]+1 )*16+INDEX([XOR.$B$2:.$Q$17];[.$C31]+1;[.H$4]+1))" office:value-type="string" office:string-value="^">
            <text:p>^</text:p>
          </table:table-cell>
          <table:table-cell table:style-name="ce3" table:formula="of:=CHAR(INDEX([XOR.$B$2:.$Q$17];[.$B31]+1;[.I$3]+1 )*16+INDEX([XOR.$B$2:.$Q$17];[.$C31]+1;[.I$4]+1))" office:value-type="string" office:string-value="_">
            <text:p>_</text:p>
          </table:table-cell>
          <table:table-cell table:style-name="ce3" table:formula="of:=CHAR(INDEX([XOR.$B$2:.$Q$17];[.$B31]+1;[.J$3]+1 )*16+INDEX([XOR.$B$2:.$Q$17];[.$C31]+1;[.J$4]+1))" office:value-type="string" office:string-value="X">
            <text:p>X</text:p>
          </table:table-cell>
          <table:table-cell table:style-name="ce3" table:formula="of:=CHAR(INDEX([XOR.$B$2:.$Q$17];[.$B31]+1;[.K$3]+1 )*16+INDEX([XOR.$B$2:.$Q$17];[.$C31]+1;[.K$4]+1))" office:value-type="string" office:string-value="Y">
            <text:p>Y</text:p>
          </table:table-cell>
          <table:table-cell table:style-name="ce3" table:formula="of:=CHAR(INDEX([XOR.$B$2:.$Q$17];[.$B31]+1;[.L$3]+1 )*16+INDEX([XOR.$B$2:.$Q$17];[.$C31]+1;[.L$4]+1))" office:value-type="string" office:string-value="Z">
            <text:p>Z</text:p>
          </table:table-cell>
          <table:table-cell table:style-name="ce3" table:formula="of:=CHAR(INDEX([XOR.$B$2:.$Q$17];[.$B31]+1;[.M$3]+1 )*16+INDEX([XOR.$B$2:.$Q$17];[.$C31]+1;[.M$4]+1))" office:value-type="string" office:string-value="[">
            <text:p>[</text:p>
          </table:table-cell>
          <table:table-cell table:style-name="ce3" table:formula="of:=CHAR(INDEX([XOR.$B$2:.$Q$17];[.$B31]+1;[.N$3]+1 )*16+INDEX([XOR.$B$2:.$Q$17];[.$C31]+1;[.N$4]+1))" office:value-type="string" office:string-value="T">
            <text:p>T</text:p>
          </table:table-cell>
          <table:table-cell table:style-name="ce3" table:formula="of:=CHAR(INDEX([XOR.$B$2:.$Q$17];[.$B31]+1;[.O$3]+1 )*16+INDEX([XOR.$B$2:.$Q$17];[.$C31]+1;[.O$4]+1))" office:value-type="string" office:string-value="U">
            <text:p>U</text:p>
          </table:table-cell>
          <table:table-cell table:style-name="ce3" table:formula="of:=CHAR(INDEX([XOR.$B$2:.$Q$17];[.$B31]+1;[.P$3]+1 )*16+INDEX([XOR.$B$2:.$Q$17];[.$C31]+1;[.P$4]+1))" office:value-type="string" office:string-value="V">
            <text:p>V</text:p>
          </table:table-cell>
          <table:table-cell table:style-name="ce3" table:formula="of:=CHAR(INDEX([XOR.$B$2:.$Q$17];[.$B31]+1;[.Q$3]+1 )*16+INDEX([XOR.$B$2:.$Q$17];[.$C31]+1;[.Q$4]+1))" office:value-type="string" office:string-value="W">
            <text:p>W</text:p>
          </table:table-cell>
          <table:table-cell table:style-name="ce3" table:formula="of:=CHAR(INDEX([XOR.$B$2:.$Q$17];[.$B31]+1;[.R$3]+1 )*16+INDEX([XOR.$B$2:.$Q$17];[.$C31]+1;[.R$4]+1))" office:value-type="string" office:string-value="P">
            <text:p>P</text:p>
          </table:table-cell>
          <table:table-cell table:style-name="ce3" table:formula="of:=CHAR(INDEX([XOR.$B$2:.$Q$17];[.$B31]+1;[.S$3]+1 )*16+INDEX([XOR.$B$2:.$Q$17];[.$C31]+1;[.S$4]+1))" office:value-type="string" office:string-value="Q">
            <text:p>Q</text:p>
          </table:table-cell>
          <table:table-cell table:style-name="ce3" table:formula="of:=CHAR(INDEX([XOR.$B$2:.$Q$17];[.$B31]+1;[.T$3]+1 )*16+INDEX([XOR.$B$2:.$Q$17];[.$C31]+1;[.T$4]+1))" office:value-type="string" office:string-value="R">
            <text:p>R</text:p>
          </table:table-cell>
          <table:table-cell table:style-name="ce3" table:formula="of:=CHAR(INDEX([XOR.$B$2:.$Q$17];[.$B31]+1;[.U$3]+1 )*16+INDEX([XOR.$B$2:.$Q$17];[.$C31]+1;[.U$4]+1))" office:value-type="string" office:string-value="S">
            <text:p>S</text:p>
          </table:table-cell>
          <table:table-cell table:style-name="ce3" table:formula="of:=CHAR(INDEX([XOR.$B$2:.$Q$17];[.$B31]+1;[.V$3]+1 )*16+INDEX([XOR.$B$2:.$Q$17];[.$C31]+1;[.V$4]+1))" office:value-type="string" office:string-value="L">
            <text:p>L</text:p>
          </table:table-cell>
          <table:table-cell table:style-name="ce3" table:formula="of:=CHAR(INDEX([XOR.$B$2:.$Q$17];[.$B31]+1;[.W$3]+1 )*16+INDEX([XOR.$B$2:.$Q$17];[.$C31]+1;[.W$4]+1))" office:value-type="string" office:string-value="M">
            <text:p>M</text:p>
          </table:table-cell>
          <table:table-cell table:style-name="ce3" table:formula="of:=CHAR(INDEX([XOR.$B$2:.$Q$17];[.$B31]+1;[.X$3]+1 )*16+INDEX([XOR.$B$2:.$Q$17];[.$C31]+1;[.X$4]+1))" office:value-type="string" office:string-value="N">
            <text:p>N</text:p>
          </table:table-cell>
          <table:table-cell table:style-name="ce3" table:formula="of:=CHAR(INDEX([XOR.$B$2:.$Q$17];[.$B31]+1;[.Y$3]+1 )*16+INDEX([XOR.$B$2:.$Q$17];[.$C31]+1;[.Y$4]+1))" office:value-type="string" office:string-value="O">
            <text:p>O</text:p>
          </table:table-cell>
          <table:table-cell table:style-name="ce3" table:formula="of:=CHAR(INDEX([XOR.$B$2:.$Q$17];[.$B31]+1;[.Z$3]+1 )*16+INDEX([XOR.$B$2:.$Q$17];[.$C31]+1;[.Z$4]+1))" office:value-type="string" office:string-value="H">
            <text:p>H</text:p>
          </table:table-cell>
          <table:table-cell table:style-name="ce8" table:formula="of:=CHAR(INDEX([XOR.$B$2:.$Q$17];[.$B31]+1;[.AA$3]+1 )*16+INDEX([XOR.$B$2:.$Q$17];[.$C31]+1;[.AA$4]+1))" office:value-type="string" office:string-value="I">
            <text:p>I</text:p>
          </table:table-cell>
          <table:table-cell table:style-name="ce3" table:formula="of:=CHAR(INDEX([XOR.$B$2:.$Q$17];[.$B31]+1;[.AB$3]+1 )*16+INDEX([XOR.$B$2:.$Q$17];[.$C31]+1;[.AB$4]+1))" office:value-type="string" office:string-value="J">
            <text:p>J</text:p>
          </table:table-cell>
          <table:table-cell table:style-name="ce3" table:formula="of:=CHAR(INDEX([XOR.$B$2:.$Q$17];[.$B31]+1;[.AC$3]+1 )*16+INDEX([XOR.$B$2:.$Q$17];[.$C31]+1;[.AC$4]+1))" office:value-type="string" office:string-value="K">
            <text:p>K</text:p>
          </table:table-cell>
          <table:table-cell table:style-name="ce3" table:formula="of:=CHAR(INDEX([XOR.$B$2:.$Q$17];[.$B31]+1;[.AD$3]+1 )*16+INDEX([XOR.$B$2:.$Q$17];[.$C31]+1;[.AD$4]+1))" office:value-type="string" office:string-value="D">
            <text:p>D</text:p>
          </table:table-cell>
          <table:table-cell table:style-name="ce3" table:formula="of:=CHAR(INDEX([XOR.$B$2:.$Q$17];[.$B31]+1;[.AE$3]+1 )*16+INDEX([XOR.$B$2:.$Q$17];[.$C31]+1;[.AE$4]+1))" office:value-type="string" office:string-value="E">
            <text:p>E</text:p>
          </table:table-cell>
          <table:table-cell table:style-name="ce3" table:formula="of:=CHAR(INDEX([XOR.$B$2:.$Q$17];[.$B31]+1;[.AF$3]+1 )*16+INDEX([XOR.$B$2:.$Q$17];[.$C31]+1;[.AF$4]+1))" office:value-type="string" office:string-value="F">
            <text:p>F</text:p>
          </table:table-cell>
          <table:table-cell table:style-name="ce3" table:formula="of:=CHAR(INDEX([XOR.$B$2:.$Q$17];[.$B31]+1;[.AG$3]+1 )*16+INDEX([XOR.$B$2:.$Q$17];[.$C31]+1;[.AG$4]+1))" office:value-type="string" office:string-value="G">
            <text:p>G</text:p>
          </table:table-cell>
          <table:table-cell table:style-name="ce3" table:formula="of:=CHAR(INDEX([XOR.$B$2:.$Q$17];[.$B31]+1;[.AH$3]+1 )*16+INDEX([XOR.$B$2:.$Q$17];[.$C31]+1;[.AH$4]+1))" office:value-type="string" office:string-value="@">
            <text:p>@</text:p>
          </table:table-cell>
          <table:table-cell table:style-name="ce3" table:formula="of:=CHAR(INDEX([XOR.$B$2:.$Q$17];[.$B31]+1;[.AI$3]+1 )*16+INDEX([XOR.$B$2:.$Q$17];[.$C31]+1;[.AI$4]+1))" office:value-type="string" office:string-value="A">
            <text:p>A</text:p>
          </table:table-cell>
          <table:table-cell table:style-name="ce3" table:formula="of:=CHAR(INDEX([XOR.$B$2:.$Q$17];[.$B31]+1;[.AJ$3]+1 )*16+INDEX([XOR.$B$2:.$Q$17];[.$C31]+1;[.AJ$4]+1))" office:value-type="string" office:string-value="B">
            <text:p>B</text:p>
          </table:table-cell>
          <table:table-cell table:style-name="ce3" table:formula="of:=CHAR(INDEX([XOR.$B$2:.$Q$17];[.$B31]+1;[.AK$3]+1 )*16+INDEX([XOR.$B$2:.$Q$17];[.$C31]+1;[.AK$4]+1))" office:value-type="string" office:string-value="C">
            <text:p>C</text:p>
          </table:table-cell>
          <table:table-cell table:style-name="ce3" table:formula="of:=CHAR(INDEX([XOR.$B$2:.$Q$17];[.$B31]+1;[.AL$3]+1 )*16+INDEX([XOR.$B$2:.$Q$17];[.$C31]+1;[.AL$4]+1))" office:value-type="string" office:string-value="|">
            <text:p>|</text:p>
          </table:table-cell>
          <table:table-cell table:style-name="ce3" table:formula="of:=CHAR(INDEX([XOR.$B$2:.$Q$17];[.$B31]+1;[.AM$3]+1 )*16+INDEX([XOR.$B$2:.$Q$17];[.$C31]+1;[.AM$4]+1))" office:value-type="string" office:string-value="}">
            <text:p>}</text:p>
          </table:table-cell>
          <table:table-cell table:style-name="ce3" table:formula="of:=CHAR(INDEX([XOR.$B$2:.$Q$17];[.$B31]+1;[.AN$3]+1 )*16+INDEX([XOR.$B$2:.$Q$17];[.$C31]+1;[.AN$4]+1))" office:value-type="string" office:string-value="~">
            <text:p>~</text:p>
          </table:table-cell>
          <table:table-cell table:style-name="ce3" table:formula="of:=CHAR(INDEX([XOR.$B$2:.$Q$17];[.$B31]+1;[.AO$3]+1 )*16+INDEX([XOR.$B$2:.$Q$17];[.$C31]+1;[.AO$4]+1))" office:value-type="string" office:string-value="">
            <text:p></text:p>
          </table:table-cell>
          <table:table-cell table:style-name="ce3" table:formula="of:=CHAR(INDEX([XOR.$B$2:.$Q$17];[.$B31]+1;[.AP$3]+1 )*16+INDEX([XOR.$B$2:.$Q$17];[.$C31]+1;[.AP$4]+1))" office:value-type="string" office:string-value="x">
            <text:p>x</text:p>
          </table:table-cell>
          <table:table-cell table:style-name="ce3" table:formula="of:=CHAR(INDEX([XOR.$B$2:.$Q$17];[.$B31]+1;[.AQ$3]+1 )*16+INDEX([XOR.$B$2:.$Q$17];[.$C31]+1;[.AQ$4]+1))" office:value-type="string" office:string-value="y">
            <text:p>y</text:p>
          </table:table-cell>
          <table:table-cell table:style-name="ce3" table:formula="of:=CHAR(INDEX([XOR.$B$2:.$Q$17];[.$B31]+1;[.AR$3]+1 )*16+INDEX([XOR.$B$2:.$Q$17];[.$C31]+1;[.AR$4]+1))" office:value-type="string" office:string-value="z">
            <text:p>z</text:p>
          </table:table-cell>
          <table:table-cell table:style-name="ce3" table:formula="of:=CHAR(INDEX([XOR.$B$2:.$Q$17];[.$B31]+1;[.AS$3]+1 )*16+INDEX([XOR.$B$2:.$Q$17];[.$C31]+1;[.AS$4]+1))" office:value-type="string" office:string-value="{">
            <text:p>{</text:p>
          </table:table-cell>
          <table:table-cell table:style-name="ce3" table:formula="of:=CHAR(INDEX([XOR.$B$2:.$Q$17];[.$B31]+1;[.AT$3]+1 )*16+INDEX([XOR.$B$2:.$Q$17];[.$C31]+1;[.AT$4]+1))" office:value-type="string" office:string-value="t">
            <text:p>t</text:p>
          </table:table-cell>
          <table:table-cell table:style-name="ce3" table:formula="of:=CHAR(INDEX([XOR.$B$2:.$Q$17];[.$B31]+1;[.AU$3]+1 )*16+INDEX([XOR.$B$2:.$Q$17];[.$C31]+1;[.AU$4]+1))" office:value-type="string" office:string-value="u">
            <text:p>u</text:p>
          </table:table-cell>
          <table:table-cell table:style-name="ce3" table:formula="of:=CHAR(INDEX([XOR.$B$2:.$Q$17];[.$B31]+1;[.AV$3]+1 )*16+INDEX([XOR.$B$2:.$Q$17];[.$C31]+1;[.AV$4]+1))" office:value-type="string" office:string-value="v">
            <text:p>v</text:p>
          </table:table-cell>
          <table:table-cell table:style-name="ce3" table:formula="of:=CHAR(INDEX([XOR.$B$2:.$Q$17];[.$B31]+1;[.AW$3]+1 )*16+INDEX([XOR.$B$2:.$Q$17];[.$C31]+1;[.AW$4]+1))" office:value-type="string" office:string-value="w">
            <text:p>w</text:p>
          </table:table-cell>
          <table:table-cell table:style-name="ce3" table:formula="of:=CHAR(INDEX([XOR.$B$2:.$Q$17];[.$B31]+1;[.AX$3]+1 )*16+INDEX([XOR.$B$2:.$Q$17];[.$C31]+1;[.AX$4]+1))" office:value-type="string" office:string-value="p">
            <text:p>p</text:p>
          </table:table-cell>
          <table:table-cell table:style-name="ce3" table:formula="of:=CHAR(INDEX([XOR.$B$2:.$Q$17];[.$B31]+1;[.AY$3]+1 )*16+INDEX([XOR.$B$2:.$Q$17];[.$C31]+1;[.AY$4]+1))" office:value-type="string" office:string-value="q">
            <text:p>q</text:p>
          </table:table-cell>
          <table:table-cell table:style-name="ce3" table:formula="of:=CHAR(INDEX([XOR.$B$2:.$Q$17];[.$B31]+1;[.AZ$3]+1 )*16+INDEX([XOR.$B$2:.$Q$17];[.$C31]+1;[.AZ$4]+1))" office:value-type="string" office:string-value="r">
            <text:p>r</text:p>
          </table:table-cell>
          <table:table-cell table:style-name="ce3" table:formula="of:=CHAR(INDEX([XOR.$B$2:.$Q$17];[.$B31]+1;[.BA$3]+1 )*16+INDEX([XOR.$B$2:.$Q$17];[.$C31]+1;[.BA$4]+1))" office:value-type="string" office:string-value="s">
            <text:p>s</text:p>
          </table:table-cell>
          <table:table-cell table:style-name="ce3" table:formula="of:=CHAR(INDEX([XOR.$B$2:.$Q$17];[.$B31]+1;[.BB$3]+1 )*16+INDEX([XOR.$B$2:.$Q$17];[.$C31]+1;[.BB$4]+1))" office:value-type="string" office:string-value="l">
            <text:p>l</text:p>
          </table:table-cell>
          <table:table-cell table:style-name="ce3" table:formula="of:=CHAR(INDEX([XOR.$B$2:.$Q$17];[.$B31]+1;[.BC$3]+1 )*16+INDEX([XOR.$B$2:.$Q$17];[.$C31]+1;[.BC$4]+1))" office:value-type="string" office:string-value="m">
            <text:p>m</text:p>
          </table:table-cell>
          <table:table-cell table:style-name="ce3" table:formula="of:=CHAR(INDEX([XOR.$B$2:.$Q$17];[.$B31]+1;[.BD$3]+1 )*16+INDEX([XOR.$B$2:.$Q$17];[.$C31]+1;[.BD$4]+1))" office:value-type="string" office:string-value="n">
            <text:p>n</text:p>
          </table:table-cell>
          <table:table-cell table:style-name="ce3" table:formula="of:=CHAR(INDEX([XOR.$B$2:.$Q$17];[.$B31]+1;[.BE$3]+1 )*16+INDEX([XOR.$B$2:.$Q$17];[.$C31]+1;[.BE$4]+1))" office:value-type="string" office:string-value="o">
            <text:p>o</text:p>
          </table:table-cell>
          <table:table-cell table:style-name="ce3" table:formula="of:=CHAR(INDEX([XOR.$B$2:.$Q$17];[.$B31]+1;[.BF$3]+1 )*16+INDEX([XOR.$B$2:.$Q$17];[.$C31]+1;[.BF$4]+1))" office:value-type="string" office:string-value="h">
            <text:p>h</text:p>
          </table:table-cell>
          <table:table-cell table:style-name="ce8" table:formula="of:=CHAR(INDEX([XOR.$B$2:.$Q$17];[.$B31]+1;[.BG$3]+1 )*16+INDEX([XOR.$B$2:.$Q$17];[.$C31]+1;[.BG$4]+1))" office:value-type="string" office:string-value="i">
            <text:p>i</text:p>
          </table:table-cell>
          <table:table-cell table:style-name="ce3" table:formula="of:=CHAR(INDEX([XOR.$B$2:.$Q$17];[.$B31]+1;[.BH$3]+1 )*16+INDEX([XOR.$B$2:.$Q$17];[.$C31]+1;[.BH$4]+1))" office:value-type="string" office:string-value="j">
            <text:p>j</text:p>
          </table:table-cell>
          <table:table-cell table:style-name="ce3" table:formula="of:=CHAR(INDEX([XOR.$B$2:.$Q$17];[.$B31]+1;[.BI$3]+1 )*16+INDEX([XOR.$B$2:.$Q$17];[.$C31]+1;[.BI$4]+1))" office:value-type="string" office:string-value="k">
            <text:p>k</text:p>
          </table:table-cell>
          <table:table-cell table:style-name="ce3" table:formula="of:=CHAR(INDEX([XOR.$B$2:.$Q$17];[.$B31]+1;[.BJ$3]+1 )*16+INDEX([XOR.$B$2:.$Q$17];[.$C31]+1;[.BJ$4]+1))" office:value-type="string" office:string-value="d">
            <text:p>d</text:p>
          </table:table-cell>
          <table:table-cell table:style-name="ce3" table:formula="of:=CHAR(INDEX([XOR.$B$2:.$Q$17];[.$B31]+1;[.BK$3]+1 )*16+INDEX([XOR.$B$2:.$Q$17];[.$C31]+1;[.BK$4]+1))" office:value-type="string" office:string-value="e">
            <text:p>e</text:p>
          </table:table-cell>
          <table:table-cell table:style-name="ce3" table:formula="of:=CHAR(INDEX([XOR.$B$2:.$Q$17];[.$B31]+1;[.BL$3]+1 )*16+INDEX([XOR.$B$2:.$Q$17];[.$C31]+1;[.BL$4]+1))" office:value-type="string" office:string-value="f">
            <text:p>f</text:p>
          </table:table-cell>
          <table:table-cell table:style-name="ce3" table:formula="of:=CHAR(INDEX([XOR.$B$2:.$Q$17];[.$B31]+1;[.BM$3]+1 )*16+INDEX([XOR.$B$2:.$Q$17];[.$C31]+1;[.BM$4]+1))" office:value-type="string" office:string-value="g">
            <text:p>g</text:p>
          </table:table-cell>
          <table:table-cell table:style-name="ce3" table:formula="of:=CHAR(INDEX([XOR.$B$2:.$Q$17];[.$B31]+1;[.BN$3]+1 )*16+INDEX([XOR.$B$2:.$Q$17];[.$C31]+1;[.BN$4]+1))" office:value-type="string" office:string-value="`">
            <text:p>`</text:p>
          </table:table-cell>
          <table:table-cell table:style-name="ce3" table:formula="of:=CHAR(INDEX([XOR.$B$2:.$Q$17];[.$B31]+1;[.BO$3]+1 )*16+INDEX([XOR.$B$2:.$Q$17];[.$C31]+1;[.BO$4]+1))" office:value-type="string" office:string-value="a">
            <text:p>a</text:p>
          </table:table-cell>
          <table:table-cell table:style-name="ce3" table:formula="of:=CHAR(INDEX([XOR.$B$2:.$Q$17];[.$B31]+1;[.BP$3]+1 )*16+INDEX([XOR.$B$2:.$Q$17];[.$C31]+1;[.BP$4]+1))" office:value-type="string" office:string-value="b">
            <text:p>b</text:p>
          </table:table-cell>
          <table:table-cell table:style-name="ce3" table:formula="of:=CHAR(INDEX([XOR.$B$2:.$Q$17];[.$B31]+1;[.BQ$3]+1 )*16+INDEX([XOR.$B$2:.$Q$17];[.$C31]+1;[.BQ$4]+1))" office:value-type="string" office:string-value="c">
            <text:p>c</text:p>
          </table:table-cell>
          <table:table-cell table:style-name="ce3" table:formula="of:=CHAR(INDEX([XOR.$B$2:.$Q$17];[.$B31]+1;[.BR$3]+1 )*16+INDEX([XOR.$B$2:.$Q$17];[.$C31]+1;[.BR$4]+1))" office:value-type="string" office:string-value="">
            <text:p/>
          </table:table-cell>
          <table:table-cell table:style-name="ce3" table:formula="of:=CHAR(INDEX([XOR.$B$2:.$Q$17];[.$B31]+1;[.BS$3]+1 )*16+INDEX([XOR.$B$2:.$Q$17];[.$C31]+1;[.BS$4]+1))" office:value-type="string" office:string-value="">
            <text:p/>
          </table:table-cell>
          <table:table-cell table:style-name="ce3" table:formula="of:=CHAR(INDEX([XOR.$B$2:.$Q$17];[.$B31]+1;[.BT$3]+1 )*16+INDEX([XOR.$B$2:.$Q$17];[.$C31]+1;[.BT$4]+1))" office:value-type="string" office:string-value="">
            <text:p/>
          </table:table-cell>
          <table:table-cell table:style-name="ce3" table:formula="of:=CHAR(INDEX([XOR.$B$2:.$Q$17];[.$B31]+1;[.BU$3]+1 )*16+INDEX([XOR.$B$2:.$Q$17];[.$C31]+1;[.BU$4]+1))" office:value-type="string" office:string-value="">
            <text:p/>
          </table:table-cell>
          <table:table-cell table:style-name="ce3" table:formula="of:=CHAR(INDEX([XOR.$B$2:.$Q$17];[.$B31]+1;[.BV$3]+1 )*16+INDEX([XOR.$B$2:.$Q$17];[.$C31]+1;[.BV$4]+1))" office:value-type="string" office:string-value="">
            <text:p/>
          </table:table-cell>
          <table:table-cell table:style-name="ce3" table:formula="of:=CHAR(INDEX([XOR.$B$2:.$Q$17];[.$B31]+1;[.BW$3]+1 )*16+INDEX([XOR.$B$2:.$Q$17];[.$C31]+1;[.BW$4]+1))" office:value-type="string" office:string-value="">
            <text:p/>
          </table:table-cell>
          <table:table-cell table:style-name="ce3" table:formula="of:=CHAR(INDEX([XOR.$B$2:.$Q$17];[.$B31]+1;[.BX$3]+1 )*16+INDEX([XOR.$B$2:.$Q$17];[.$C31]+1;[.BX$4]+1))" office:value-type="string" office:string-value="">
            <text:p/>
          </table:table-cell>
          <table:table-cell table:style-name="ce3" table:formula="of:=CHAR(INDEX([XOR.$B$2:.$Q$17];[.$B31]+1;[.BY$3]+1 )*16+INDEX([XOR.$B$2:.$Q$17];[.$C31]+1;[.BY$4]+1))" office:value-type="string" office:string-value="">
            <text:p/>
          </table:table-cell>
          <table:table-cell table:style-name="ce3" table:formula="of:=CHAR(INDEX([XOR.$B$2:.$Q$17];[.$B31]+1;[.BZ$3]+1 )*16+INDEX([XOR.$B$2:.$Q$17];[.$C31]+1;[.BZ$4]+1))" office:value-type="string" office:string-value="">
            <text:p/>
          </table:table-cell>
          <table:table-cell table:style-name="ce3" table:formula="of:=CHAR(INDEX([XOR.$B$2:.$Q$17];[.$B31]+1;[.CA$3]+1 )*16+INDEX([XOR.$B$2:.$Q$17];[.$C31]+1;[.CA$4]+1))" office:value-type="string" office:string-value="">
            <text:p/>
          </table:table-cell>
          <table:table-cell table:style-name="ce3" table:formula="of:=CHAR(INDEX([XOR.$B$2:.$Q$17];[.$B31]+1;[.CB$3]+1 )*16+INDEX([XOR.$B$2:.$Q$17];[.$C31]+1;[.CB$4]+1))" office:value-type="string" office:string-value="">
            <text:p/>
          </table:table-cell>
          <table:table-cell table:style-name="ce3" table:formula="of:=CHAR(INDEX([XOR.$B$2:.$Q$17];[.$B31]+1;[.CC$3]+1 )*16+INDEX([XOR.$B$2:.$Q$17];[.$C31]+1;[.CC$4]+1))" office:value-type="string" office:string-value="">
            <text:p/>
          </table:table-cell>
          <table:table-cell table:style-name="ce3" table:formula="of:=CHAR(INDEX([XOR.$B$2:.$Q$17];[.$B31]+1;[.CD$3]+1 )*16+INDEX([XOR.$B$2:.$Q$17];[.$C31]+1;[.CD$4]+1))" office:value-type="string" office:string-value="">
            <text:p/>
          </table:table-cell>
          <table:table-cell table:style-name="ce3" table:formula="of:=CHAR(INDEX([XOR.$B$2:.$Q$17];[.$B31]+1;[.CE$3]+1 )*16+INDEX([XOR.$B$2:.$Q$17];[.$C31]+1;[.CE$4]+1))" office:value-type="string" office:string-value="">
            <text:p/>
          </table:table-cell>
          <table:table-cell table:style-name="ce3" table:formula="of:=CHAR(INDEX([XOR.$B$2:.$Q$17];[.$B31]+1;[.CF$3]+1 )*16+INDEX([XOR.$B$2:.$Q$17];[.$C31]+1;[.CF$4]+1))" office:value-type="string" office:string-value="">
            <text:p/>
          </table:table-cell>
          <table:table-cell table:style-name="ce3" table:formula="of:=CHAR(INDEX([XOR.$B$2:.$Q$17];[.$B31]+1;[.CG$3]+1 )*16+INDEX([XOR.$B$2:.$Q$17];[.$C31]+1;[.CG$4]+1))" office:value-type="string" office:string-value="">
            <text:p/>
          </table:table-cell>
          <table:table-cell table:style-name="ce3" table:formula="of:=CHAR(INDEX([XOR.$B$2:.$Q$17];[.$B31]+1;[.CH$3]+1 )*16+INDEX([XOR.$B$2:.$Q$17];[.$C31]+1;[.CH$4]+1))" office:value-type="string" office:string-value="">
            <text:p/>
          </table:table-cell>
          <table:table-cell table:style-name="ce3" table:formula="of:=CHAR(INDEX([XOR.$B$2:.$Q$17];[.$B31]+1;[.CI$3]+1 )*16+INDEX([XOR.$B$2:.$Q$17];[.$C31]+1;[.CI$4]+1))" office:value-type="string" office:string-value="&#13;">
            <text:p></text:p>
          </table:table-cell>
          <table:table-cell table:style-name="ce3" table:formula="of:=CHAR(INDEX([XOR.$B$2:.$Q$17];[.$B31]+1;[.CJ$3]+1 )*16+INDEX([XOR.$B$2:.$Q$17];[.$C31]+1;[.CJ$4]+1))" office:value-type="string" office:string-value="">
            <text:p/>
          </table:table-cell>
          <table:table-cell table:style-name="ce3" table:formula="of:=CHAR(INDEX([XOR.$B$2:.$Q$17];[.$B31]+1;[.CK$3]+1 )*16+INDEX([XOR.$B$2:.$Q$17];[.$C31]+1;[.CK$4]+1))" office:value-type="string" office:string-value="">
            <text:p/>
          </table:table-cell>
          <table:table-cell table:style-name="ce3" table:formula="of:=CHAR(INDEX([XOR.$B$2:.$Q$17];[.$B31]+1;[.CL$3]+1 )*16+INDEX([XOR.$B$2:.$Q$17];[.$C31]+1;[.CL$4]+1))" office:value-type="string" office:string-value="">
            <text:p/>
          </table:table-cell>
          <table:table-cell table:style-name="ce3" table:formula="of:=CHAR(INDEX([XOR.$B$2:.$Q$17];[.$B31]+1;[.CM$3]+1 )*16+INDEX([XOR.$B$2:.$Q$17];[.$C31]+1;[.CM$4]+1))" office:value-type="string" office:string-value="&#9;">
            <text:p><text:tab/></text:p>
          </table:table-cell>
          <table:table-cell table:style-name="ce3" table:formula="of:=CHAR(INDEX([XOR.$B$2:.$Q$17];[.$B31]+1;[.CN$3]+1 )*16+INDEX([XOR.$B$2:.$Q$17];[.$C31]+1;[.CN$4]+1))" office:value-type="string" office:string-value="&#10;">
            <text:p><text:line-break/></text:p>
          </table:table-cell>
          <table:table-cell table:style-name="ce3" table:formula="of:=CHAR(INDEX([XOR.$B$2:.$Q$17];[.$B31]+1;[.CO$3]+1 )*16+INDEX([XOR.$B$2:.$Q$17];[.$C31]+1;[.CO$4]+1))" office:value-type="string" office:string-value="">
            <text:p/>
          </table:table-cell>
          <table:table-cell table:style-name="ce12" table:formula="of:=CHAR(INDEX([XOR.$B$2:.$Q$17];[.$B31]+1;[.CP$3]+1 )*16+INDEX([XOR.$B$2:.$Q$17];[.$C31]+1;[.CP$4]+1))" office:value-type="string" office:string-value="">
            <text:p/>
          </table:table-cell>
          <table:table-cell table:style-name="ce3" table:formula="of:=CHAR(INDEX([XOR.$B$2:.$Q$17];[.$B31]+1;[.CQ$3]+1 )*16+INDEX([XOR.$B$2:.$Q$17];[.$C31]+1;[.CQ$4]+1))" office:value-type="string" office:string-value="">
            <text:p/>
          </table:table-cell>
          <table:table-cell table:style-name="ce3" table:formula="of:=CHAR(INDEX([XOR.$B$2:.$Q$17];[.$B31]+1;[.CR$3]+1 )*16+INDEX([XOR.$B$2:.$Q$17];[.$C31]+1;[.CR$4]+1))" office:value-type="string" office:string-value="">
            <text:p/>
          </table:table-cell>
          <table:table-cell table:style-name="ce3" table:formula="of:=CHAR(INDEX([XOR.$B$2:.$Q$17];[.$B31]+1;[.CS$3]+1 )*16+INDEX([XOR.$B$2:.$Q$17];[.$C31]+1;[.CS$4]+1))" office:value-type="string" office:string-value="">
            <text:p/>
          </table:table-cell>
          <table:table-cell table:style-name="ce3" table:formula="of:=CHAR(INDEX([XOR.$B$2:.$Q$17];[.$B31]+1;[.CT$3]+1 )*16+INDEX([XOR.$B$2:.$Q$17];[.$C31]+1;[.CT$4]+1))" office:value-type="string" office:string-value="">
            <text:p/>
          </table:table-cell>
          <table:table-cell table:style-name="ce3" table:formula="of:=CHAR(INDEX([XOR.$B$2:.$Q$17];[.$B31]+1;[.CU$3]+1 )*16+INDEX([XOR.$B$2:.$Q$17];[.$C31]+1;[.CU$4]+1))" office:value-type="string" office:string-value="">
            <text:p/>
          </table:table-cell>
          <table:table-cell table:style-name="ce3" table:formula="of:=CHAR(INDEX([XOR.$B$2:.$Q$17];[.$B31]+1;[.CV$3]+1 )*16+INDEX([XOR.$B$2:.$Q$17];[.$C31]+1;[.CV$4]+1))" office:value-type="string" office:string-value="">
            <text:p/>
          </table:table-cell>
          <table:table-cell table:style-name="ce3" table:formula="of:=CHAR(INDEX([XOR.$B$2:.$Q$17];[.$B31]+1;[.CW$3]+1 )*16+INDEX([XOR.$B$2:.$Q$17];[.$C31]+1;[.CW$4]+1))" office:value-type="string" office:string-value="">
            <text:p/>
          </table:table-cell>
          <table:table-cell table:style-name="ce3" table:formula="of:=CHAR(INDEX([XOR.$B$2:.$Q$17];[.$B31]+1;[.CX$3]+1 )*16+INDEX([XOR.$B$2:.$Q$17];[.$C31]+1;[.CX$4]+1))" office:value-type="string" office:string-value="&lt;">
            <text:p>&lt;</text:p>
          </table:table-cell>
          <table:table-cell table:style-name="ce3" table:formula="of:=CHAR(INDEX([XOR.$B$2:.$Q$17];[.$B31]+1;[.CY$3]+1 )*16+INDEX([XOR.$B$2:.$Q$17];[.$C31]+1;[.CY$4]+1))" office:value-type="string" office:string-value="=">
            <text:p>=</text:p>
          </table:table-cell>
          <table:table-cell table:style-name="ce3" table:formula="of:=CHAR(INDEX([XOR.$B$2:.$Q$17];[.$B31]+1;[.CZ$3]+1 )*16+INDEX([XOR.$B$2:.$Q$17];[.$C31]+1;[.CZ$4]+1))" office:value-type="string" office:string-value="&gt;">
            <text:p>&gt;</text:p>
          </table:table-cell>
          <table:table-cell table:style-name="ce3" table:formula="of:=CHAR(INDEX([XOR.$B$2:.$Q$17];[.$B31]+1;[.DA$3]+1 )*16+INDEX([XOR.$B$2:.$Q$17];[.$C31]+1;[.DA$4]+1))" office:value-type="string" office:string-value="?">
            <text:p>?</text:p>
          </table:table-cell>
          <table:table-cell table:style-name="ce3" table:formula="of:=CHAR(INDEX([XOR.$B$2:.$Q$17];[.$B31]+1;[.DB$3]+1 )*16+INDEX([XOR.$B$2:.$Q$17];[.$C31]+1;[.DB$4]+1))" office:value-type="string" office:string-value="8">
            <text:p>8</text:p>
          </table:table-cell>
          <table:table-cell table:style-name="ce3" table:formula="of:=CHAR(INDEX([XOR.$B$2:.$Q$17];[.$B31]+1;[.DC$3]+1 )*16+INDEX([XOR.$B$2:.$Q$17];[.$C31]+1;[.DC$4]+1))" office:value-type="string" office:string-value="9">
            <text:p>9</text:p>
          </table:table-cell>
          <table:table-cell table:style-name="ce3" table:formula="of:=CHAR(INDEX([XOR.$B$2:.$Q$17];[.$B31]+1;[.DD$3]+1 )*16+INDEX([XOR.$B$2:.$Q$17];[.$C31]+1;[.DD$4]+1))" office:value-type="string" office:string-value=":">
            <text:p>:</text:p>
          </table:table-cell>
          <table:table-cell table:style-name="ce3" table:formula="of:=CHAR(INDEX([XOR.$B$2:.$Q$17];[.$B31]+1;[.DE$3]+1 )*16+INDEX([XOR.$B$2:.$Q$17];[.$C31]+1;[.DE$4]+1))" office:value-type="string" office:string-value=";">
            <text:p>;</text:p>
          </table:table-cell>
          <table:table-cell table:style-name="ce3" table:formula="of:=CHAR(INDEX([XOR.$B$2:.$Q$17];[.$B31]+1;[.DF$3]+1 )*16+INDEX([XOR.$B$2:.$Q$17];[.$C31]+1;[.DF$4]+1))" office:value-type="string" office:string-value="4">
            <text:p>4</text:p>
          </table:table-cell>
          <table:table-cell table:style-name="ce3" table:formula="of:=CHAR(INDEX([XOR.$B$2:.$Q$17];[.$B31]+1;[.DG$3]+1 )*16+INDEX([XOR.$B$2:.$Q$17];[.$C31]+1;[.DG$4]+1))" office:value-type="string" office:string-value="5">
            <text:p>5</text:p>
          </table:table-cell>
          <table:table-cell table:style-name="ce3" table:formula="of:=CHAR(INDEX([XOR.$B$2:.$Q$17];[.$B31]+1;[.DH$3]+1 )*16+INDEX([XOR.$B$2:.$Q$17];[.$C31]+1;[.DH$4]+1))" office:value-type="string" office:string-value="6">
            <text:p>6</text:p>
          </table:table-cell>
          <table:table-cell table:style-name="ce3" table:formula="of:=CHAR(INDEX([XOR.$B$2:.$Q$17];[.$B31]+1;[.DI$3]+1 )*16+INDEX([XOR.$B$2:.$Q$17];[.$C31]+1;[.DI$4]+1))" office:value-type="string" office:string-value="7">
            <text:p>7</text:p>
          </table:table-cell>
          <table:table-cell table:style-name="ce3" table:formula="of:=CHAR(INDEX([XOR.$B$2:.$Q$17];[.$B31]+1;[.DJ$3]+1 )*16+INDEX([XOR.$B$2:.$Q$17];[.$C31]+1;[.DJ$4]+1))" office:value-type="string" office:string-value="0">
            <text:p>0</text:p>
          </table:table-cell>
          <table:table-cell table:style-name="ce3" table:formula="of:=CHAR(INDEX([XOR.$B$2:.$Q$17];[.$B31]+1;[.DK$3]+1 )*16+INDEX([XOR.$B$2:.$Q$17];[.$C31]+1;[.DK$4]+1))" office:value-type="string" office:string-value="1">
            <text:p>1</text:p>
          </table:table-cell>
          <table:table-cell table:style-name="ce3" table:formula="of:=CHAR(INDEX([XOR.$B$2:.$Q$17];[.$B31]+1;[.DL$3]+1 )*16+INDEX([XOR.$B$2:.$Q$17];[.$C31]+1;[.DL$4]+1))" office:value-type="string" office:string-value="2">
            <text:p>2</text:p>
          </table:table-cell>
          <table:table-cell table:style-name="ce3" table:formula="of:=CHAR(INDEX([XOR.$B$2:.$Q$17];[.$B31]+1;[.DM$3]+1 )*16+INDEX([XOR.$B$2:.$Q$17];[.$C31]+1;[.DM$4]+1))" office:value-type="string" office:string-value="3">
            <text:p>3</text:p>
          </table:table-cell>
          <table:table-cell table:style-name="ce3" table:formula="of:=CHAR(INDEX([XOR.$B$2:.$Q$17];[.$B31]+1;[.DN$3]+1 )*16+INDEX([XOR.$B$2:.$Q$17];[.$C31]+1;[.DN$4]+1))" office:value-type="string" office:string-value=",">
            <text:p>,</text:p>
          </table:table-cell>
          <table:table-cell table:style-name="ce3" table:formula="of:=CHAR(INDEX([XOR.$B$2:.$Q$17];[.$B31]+1;[.DO$3]+1 )*16+INDEX([XOR.$B$2:.$Q$17];[.$C31]+1;[.DO$4]+1))" office:value-type="string" office:string-value="-">
            <text:p>-</text:p>
          </table:table-cell>
          <table:table-cell table:style-name="ce3" table:formula="of:=CHAR(INDEX([XOR.$B$2:.$Q$17];[.$B31]+1;[.DP$3]+1 )*16+INDEX([XOR.$B$2:.$Q$17];[.$C31]+1;[.DP$4]+1))" office:value-type="string" office:string-value=".">
            <text:p>.</text:p>
          </table:table-cell>
          <table:table-cell table:style-name="ce3" table:formula="of:=CHAR(INDEX([XOR.$B$2:.$Q$17];[.$B31]+1;[.DQ$3]+1 )*16+INDEX([XOR.$B$2:.$Q$17];[.$C31]+1;[.DQ$4]+1))" office:value-type="string" office:string-value="/">
            <text:p>/</text:p>
          </table:table-cell>
          <table:table-cell table:style-name="ce3" table:formula="of:=CHAR(INDEX([XOR.$B$2:.$Q$17];[.$B31]+1;[.DR$3]+1 )*16+INDEX([XOR.$B$2:.$Q$17];[.$C31]+1;[.DR$4]+1))" office:value-type="string" office:string-value="(">
            <text:p>(</text:p>
          </table:table-cell>
          <table:table-cell table:style-name="ce3" table:formula="of:=CHAR(INDEX([XOR.$B$2:.$Q$17];[.$B31]+1;[.DS$3]+1 )*16+INDEX([XOR.$B$2:.$Q$17];[.$C31]+1;[.DS$4]+1))" office:value-type="string" office:string-value=")">
            <text:p>)</text:p>
          </table:table-cell>
          <table:table-cell table:style-name="ce3" table:formula="of:=CHAR(INDEX([XOR.$B$2:.$Q$17];[.$B31]+1;[.DT$3]+1 )*16+INDEX([XOR.$B$2:.$Q$17];[.$C31]+1;[.DT$4]+1))" office:value-type="string" office:string-value="*">
            <text:p>*</text:p>
          </table:table-cell>
          <table:table-cell table:style-name="ce3" table:formula="of:=CHAR(INDEX([XOR.$B$2:.$Q$17];[.$B31]+1;[.DU$3]+1 )*16+INDEX([XOR.$B$2:.$Q$17];[.$C31]+1;[.DU$4]+1))" office:value-type="string" office:string-value="+">
            <text:p>+</text:p>
          </table:table-cell>
          <table:table-cell table:style-name="ce3" table:formula="of:=CHAR(INDEX([XOR.$B$2:.$Q$17];[.$B31]+1;[.DV$3]+1 )*16+INDEX([XOR.$B$2:.$Q$17];[.$C31]+1;[.DV$4]+1))" office:value-type="string" office:string-value="$">
            <text:p>$</text:p>
          </table:table-cell>
          <table:table-cell table:style-name="ce3" table:formula="of:=CHAR(INDEX([XOR.$B$2:.$Q$17];[.$B31]+1;[.DW$3]+1 )*16+INDEX([XOR.$B$2:.$Q$17];[.$C31]+1;[.DW$4]+1))" office:value-type="string" office:string-value="%">
            <text:p>%</text:p>
          </table:table-cell>
          <table:table-cell table:style-name="ce3" table:formula="of:=CHAR(INDEX([XOR.$B$2:.$Q$17];[.$B31]+1;[.DX$3]+1 )*16+INDEX([XOR.$B$2:.$Q$17];[.$C31]+1;[.DX$4]+1))" office:value-type="string" office:string-value="&amp;">
            <text:p>&amp;</text:p>
          </table:table-cell>
          <table:table-cell table:style-name="ce3" table:formula="of:=CHAR(INDEX([XOR.$B$2:.$Q$17];[.$B31]+1;[.DY$3]+1 )*16+INDEX([XOR.$B$2:.$Q$17];[.$C31]+1;[.DY$4]+1))" office:value-type="string" office:string-value="'">
            <text:p>'</text:p>
          </table:table-cell>
          <table:table-cell table:style-name="ce3" table:formula="of:=CHAR(INDEX([XOR.$B$2:.$Q$17];[.$B31]+1;[.DZ$3]+1 )*16+INDEX([XOR.$B$2:.$Q$17];[.$C31]+1;[.DZ$4]+1))" office:value-type="string" office:string-value=" ">
            <text:p><text:s/></text:p>
          </table:table-cell>
          <table:table-cell table:style-name="ce3" table:formula="of:=CHAR(INDEX([XOR.$B$2:.$Q$17];[.$B31]+1;[.EA$3]+1 )*16+INDEX([XOR.$B$2:.$Q$17];[.$C31]+1;[.EA$4]+1))" office:value-type="string" office:string-value="!">
            <text:p>!</text:p>
          </table:table-cell>
          <table:table-cell table:style-name="ce3" table:formula="of:=CHAR(INDEX([XOR.$B$2:.$Q$17];[.$B31]+1;[.EB$3]+1 )*16+INDEX([XOR.$B$2:.$Q$17];[.$C31]+1;[.EB$4]+1))" office:value-type="string" office:string-value="&quot;">
            <text:p>"</text:p>
          </table:table-cell>
          <table:table-cell table:style-name="ce3" table:formula="of:=CHAR(INDEX([XOR.$B$2:.$Q$17];[.$B31]+1;[.EC$3]+1 )*16+INDEX([XOR.$B$2:.$Q$17];[.$C31]+1;[.EC$4]+1))" office:value-type="string" office:string-value="#">
            <text:p>#</text:p>
          </table:table-cell>
        </table:table-row>
        <table:table-row table:style-name="ro4">
          <table:table-cell table:formula="of:=[.A31]+2" office:value-type="float" office:value="55">
            <text:p>55</text:p>
          </table:table-cell>
          <table:table-cell table:style-name="ce3" table:formula="of:=VLOOKUP(RIGHT(LEFT([.$B$1];[.A32]);1);[Sheet1.$A$2:.$C$17];3;0)" office:value-type="float" office:value="5">
            <text:p>5</text:p>
          </table:table-cell>
          <table:table-cell table:formula="of:=VLOOKUP(RIGHT(LEFT([.$B$1];[.A32]+1);1);[Sheet1.$A$2:.$C$17];3;0)" office:value-type="float" office:value="11">
            <text:p>11</text:p>
          </table:table-cell>
          <table:table-cell table:formula="of:=[.C32]+[.B32]*16" office:value-type="float" office:value="91">
            <text:p>91</text:p>
          </table:table-cell>
          <table:table-cell table:formula="of:=CHAR([.D32])" office:value-type="string" office:string-value="[">
            <text:p>[</text:p>
          </table:table-cell>
          <table:table-cell table:style-name="ce3" table:formula="of:=CHAR(INDEX([XOR.$B$2:.$Q$17];[.$B32]+1;[.F$3]+1 )*16+INDEX([XOR.$B$2:.$Q$17];[.$C32]+1;[.F$4]+1))" office:value-type="string" office:string-value="[">
            <text:p>[</text:p>
          </table:table-cell>
          <table:table-cell table:style-name="ce3" table:formula="of:=CHAR(INDEX([XOR.$B$2:.$Q$17];[.$B32]+1;[.G$3]+1 )*16+INDEX([XOR.$B$2:.$Q$17];[.$C32]+1;[.G$4]+1))" office:value-type="string" office:string-value="Z">
            <text:p>Z</text:p>
          </table:table-cell>
          <table:table-cell table:style-name="ce3" table:formula="of:=CHAR(INDEX([XOR.$B$2:.$Q$17];[.$B32]+1;[.H$3]+1 )*16+INDEX([XOR.$B$2:.$Q$17];[.$C32]+1;[.H$4]+1))" office:value-type="string" office:string-value="Y">
            <text:p>Y</text:p>
          </table:table-cell>
          <table:table-cell table:style-name="ce3" table:formula="of:=CHAR(INDEX([XOR.$B$2:.$Q$17];[.$B32]+1;[.I$3]+1 )*16+INDEX([XOR.$B$2:.$Q$17];[.$C32]+1;[.I$4]+1))" office:value-type="string" office:string-value="X">
            <text:p>X</text:p>
          </table:table-cell>
          <table:table-cell table:style-name="ce3" table:formula="of:=CHAR(INDEX([XOR.$B$2:.$Q$17];[.$B32]+1;[.J$3]+1 )*16+INDEX([XOR.$B$2:.$Q$17];[.$C32]+1;[.J$4]+1))" office:value-type="string" office:string-value="_">
            <text:p>_</text:p>
          </table:table-cell>
          <table:table-cell table:style-name="ce3" table:formula="of:=CHAR(INDEX([XOR.$B$2:.$Q$17];[.$B32]+1;[.K$3]+1 )*16+INDEX([XOR.$B$2:.$Q$17];[.$C32]+1;[.K$4]+1))" office:value-type="string" office:string-value="^">
            <text:p>^</text:p>
          </table:table-cell>
          <table:table-cell table:style-name="ce3" table:formula="of:=CHAR(INDEX([XOR.$B$2:.$Q$17];[.$B32]+1;[.L$3]+1 )*16+INDEX([XOR.$B$2:.$Q$17];[.$C32]+1;[.L$4]+1))" office:value-type="string" office:string-value="]">
            <text:p>]</text:p>
          </table:table-cell>
          <table:table-cell table:style-name="ce3" table:formula="of:=CHAR(INDEX([XOR.$B$2:.$Q$17];[.$B32]+1;[.M$3]+1 )*16+INDEX([XOR.$B$2:.$Q$17];[.$C32]+1;[.M$4]+1))" office:value-type="string" office:string-value="\">
            <text:p>\</text:p>
          </table:table-cell>
          <table:table-cell table:style-name="ce3" table:formula="of:=CHAR(INDEX([XOR.$B$2:.$Q$17];[.$B32]+1;[.N$3]+1 )*16+INDEX([XOR.$B$2:.$Q$17];[.$C32]+1;[.N$4]+1))" office:value-type="string" office:string-value="S">
            <text:p>S</text:p>
          </table:table-cell>
          <table:table-cell table:style-name="ce3" table:formula="of:=CHAR(INDEX([XOR.$B$2:.$Q$17];[.$B32]+1;[.O$3]+1 )*16+INDEX([XOR.$B$2:.$Q$17];[.$C32]+1;[.O$4]+1))" office:value-type="string" office:string-value="R">
            <text:p>R</text:p>
          </table:table-cell>
          <table:table-cell table:style-name="ce3" table:formula="of:=CHAR(INDEX([XOR.$B$2:.$Q$17];[.$B32]+1;[.P$3]+1 )*16+INDEX([XOR.$B$2:.$Q$17];[.$C32]+1;[.P$4]+1))" office:value-type="string" office:string-value="Q">
            <text:p>Q</text:p>
          </table:table-cell>
          <table:table-cell table:style-name="ce3" table:formula="of:=CHAR(INDEX([XOR.$B$2:.$Q$17];[.$B32]+1;[.Q$3]+1 )*16+INDEX([XOR.$B$2:.$Q$17];[.$C32]+1;[.Q$4]+1))" office:value-type="string" office:string-value="P">
            <text:p>P</text:p>
          </table:table-cell>
          <table:table-cell table:style-name="ce3" table:formula="of:=CHAR(INDEX([XOR.$B$2:.$Q$17];[.$B32]+1;[.R$3]+1 )*16+INDEX([XOR.$B$2:.$Q$17];[.$C32]+1;[.R$4]+1))" office:value-type="string" office:string-value="W">
            <text:p>W</text:p>
          </table:table-cell>
          <table:table-cell table:style-name="ce3" table:formula="of:=CHAR(INDEX([XOR.$B$2:.$Q$17];[.$B32]+1;[.S$3]+1 )*16+INDEX([XOR.$B$2:.$Q$17];[.$C32]+1;[.S$4]+1))" office:value-type="string" office:string-value="V">
            <text:p>V</text:p>
          </table:table-cell>
          <table:table-cell table:style-name="ce3" table:formula="of:=CHAR(INDEX([XOR.$B$2:.$Q$17];[.$B32]+1;[.T$3]+1 )*16+INDEX([XOR.$B$2:.$Q$17];[.$C32]+1;[.T$4]+1))" office:value-type="string" office:string-value="U">
            <text:p>U</text:p>
          </table:table-cell>
          <table:table-cell table:style-name="ce3" table:formula="of:=CHAR(INDEX([XOR.$B$2:.$Q$17];[.$B32]+1;[.U$3]+1 )*16+INDEX([XOR.$B$2:.$Q$17];[.$C32]+1;[.U$4]+1))" office:value-type="string" office:string-value="T">
            <text:p>T</text:p>
          </table:table-cell>
          <table:table-cell table:style-name="ce3" table:formula="of:=CHAR(INDEX([XOR.$B$2:.$Q$17];[.$B32]+1;[.V$3]+1 )*16+INDEX([XOR.$B$2:.$Q$17];[.$C32]+1;[.V$4]+1))" office:value-type="string" office:string-value="K">
            <text:p>K</text:p>
          </table:table-cell>
          <table:table-cell table:style-name="ce3" table:formula="of:=CHAR(INDEX([XOR.$B$2:.$Q$17];[.$B32]+1;[.W$3]+1 )*16+INDEX([XOR.$B$2:.$Q$17];[.$C32]+1;[.W$4]+1))" office:value-type="string" office:string-value="J">
            <text:p>J</text:p>
          </table:table-cell>
          <table:table-cell table:style-name="ce3" table:formula="of:=CHAR(INDEX([XOR.$B$2:.$Q$17];[.$B32]+1;[.X$3]+1 )*16+INDEX([XOR.$B$2:.$Q$17];[.$C32]+1;[.X$4]+1))" office:value-type="string" office:string-value="I">
            <text:p>I</text:p>
          </table:table-cell>
          <table:table-cell table:style-name="ce3" table:formula="of:=CHAR(INDEX([XOR.$B$2:.$Q$17];[.$B32]+1;[.Y$3]+1 )*16+INDEX([XOR.$B$2:.$Q$17];[.$C32]+1;[.Y$4]+1))" office:value-type="string" office:string-value="H">
            <text:p>H</text:p>
          </table:table-cell>
          <table:table-cell table:style-name="ce3" table:formula="of:=CHAR(INDEX([XOR.$B$2:.$Q$17];[.$B32]+1;[.Z$3]+1 )*16+INDEX([XOR.$B$2:.$Q$17];[.$C32]+1;[.Z$4]+1))" office:value-type="string" office:string-value="O">
            <text:p>O</text:p>
          </table:table-cell>
          <table:table-cell table:style-name="ce8" table:formula="of:=CHAR(INDEX([XOR.$B$2:.$Q$17];[.$B32]+1;[.AA$3]+1 )*16+INDEX([XOR.$B$2:.$Q$17];[.$C32]+1;[.AA$4]+1))" office:value-type="string" office:string-value="N">
            <text:p>N</text:p>
          </table:table-cell>
          <table:table-cell table:style-name="ce3" table:formula="of:=CHAR(INDEX([XOR.$B$2:.$Q$17];[.$B32]+1;[.AB$3]+1 )*16+INDEX([XOR.$B$2:.$Q$17];[.$C32]+1;[.AB$4]+1))" office:value-type="string" office:string-value="M">
            <text:p>M</text:p>
          </table:table-cell>
          <table:table-cell table:style-name="ce3" table:formula="of:=CHAR(INDEX([XOR.$B$2:.$Q$17];[.$B32]+1;[.AC$3]+1 )*16+INDEX([XOR.$B$2:.$Q$17];[.$C32]+1;[.AC$4]+1))" office:value-type="string" office:string-value="L">
            <text:p>L</text:p>
          </table:table-cell>
          <table:table-cell table:style-name="ce3" table:formula="of:=CHAR(INDEX([XOR.$B$2:.$Q$17];[.$B32]+1;[.AD$3]+1 )*16+INDEX([XOR.$B$2:.$Q$17];[.$C32]+1;[.AD$4]+1))" office:value-type="string" office:string-value="C">
            <text:p>C</text:p>
          </table:table-cell>
          <table:table-cell table:style-name="ce3" table:formula="of:=CHAR(INDEX([XOR.$B$2:.$Q$17];[.$B32]+1;[.AE$3]+1 )*16+INDEX([XOR.$B$2:.$Q$17];[.$C32]+1;[.AE$4]+1))" office:value-type="string" office:string-value="B">
            <text:p>B</text:p>
          </table:table-cell>
          <table:table-cell table:style-name="ce3" table:formula="of:=CHAR(INDEX([XOR.$B$2:.$Q$17];[.$B32]+1;[.AF$3]+1 )*16+INDEX([XOR.$B$2:.$Q$17];[.$C32]+1;[.AF$4]+1))" office:value-type="string" office:string-value="A">
            <text:p>A</text:p>
          </table:table-cell>
          <table:table-cell table:style-name="ce3" table:formula="of:=CHAR(INDEX([XOR.$B$2:.$Q$17];[.$B32]+1;[.AG$3]+1 )*16+INDEX([XOR.$B$2:.$Q$17];[.$C32]+1;[.AG$4]+1))" office:value-type="string" office:string-value="@">
            <text:p>@</text:p>
          </table:table-cell>
          <table:table-cell table:style-name="ce3" table:formula="of:=CHAR(INDEX([XOR.$B$2:.$Q$17];[.$B32]+1;[.AH$3]+1 )*16+INDEX([XOR.$B$2:.$Q$17];[.$C32]+1;[.AH$4]+1))" office:value-type="string" office:string-value="G">
            <text:p>G</text:p>
          </table:table-cell>
          <table:table-cell table:style-name="ce3" table:formula="of:=CHAR(INDEX([XOR.$B$2:.$Q$17];[.$B32]+1;[.AI$3]+1 )*16+INDEX([XOR.$B$2:.$Q$17];[.$C32]+1;[.AI$4]+1))" office:value-type="string" office:string-value="F">
            <text:p>F</text:p>
          </table:table-cell>
          <table:table-cell table:style-name="ce3" table:formula="of:=CHAR(INDEX([XOR.$B$2:.$Q$17];[.$B32]+1;[.AJ$3]+1 )*16+INDEX([XOR.$B$2:.$Q$17];[.$C32]+1;[.AJ$4]+1))" office:value-type="string" office:string-value="E">
            <text:p>E</text:p>
          </table:table-cell>
          <table:table-cell table:style-name="ce3" table:formula="of:=CHAR(INDEX([XOR.$B$2:.$Q$17];[.$B32]+1;[.AK$3]+1 )*16+INDEX([XOR.$B$2:.$Q$17];[.$C32]+1;[.AK$4]+1))" office:value-type="string" office:string-value="D">
            <text:p>D</text:p>
          </table:table-cell>
          <table:table-cell table:style-name="ce3" table:formula="of:=CHAR(INDEX([XOR.$B$2:.$Q$17];[.$B32]+1;[.AL$3]+1 )*16+INDEX([XOR.$B$2:.$Q$17];[.$C32]+1;[.AL$4]+1))" office:value-type="string" office:string-value="{">
            <text:p>{</text:p>
          </table:table-cell>
          <table:table-cell table:style-name="ce3" table:formula="of:=CHAR(INDEX([XOR.$B$2:.$Q$17];[.$B32]+1;[.AM$3]+1 )*16+INDEX([XOR.$B$2:.$Q$17];[.$C32]+1;[.AM$4]+1))" office:value-type="string" office:string-value="z">
            <text:p>z</text:p>
          </table:table-cell>
          <table:table-cell table:style-name="ce3" table:formula="of:=CHAR(INDEX([XOR.$B$2:.$Q$17];[.$B32]+1;[.AN$3]+1 )*16+INDEX([XOR.$B$2:.$Q$17];[.$C32]+1;[.AN$4]+1))" office:value-type="string" office:string-value="y">
            <text:p>y</text:p>
          </table:table-cell>
          <table:table-cell table:style-name="ce3" table:formula="of:=CHAR(INDEX([XOR.$B$2:.$Q$17];[.$B32]+1;[.AO$3]+1 )*16+INDEX([XOR.$B$2:.$Q$17];[.$C32]+1;[.AO$4]+1))" office:value-type="string" office:string-value="x">
            <text:p>x</text:p>
          </table:table-cell>
          <table:table-cell table:style-name="ce3" table:formula="of:=CHAR(INDEX([XOR.$B$2:.$Q$17];[.$B32]+1;[.AP$3]+1 )*16+INDEX([XOR.$B$2:.$Q$17];[.$C32]+1;[.AP$4]+1))" office:value-type="string" office:string-value="">
            <text:p></text:p>
          </table:table-cell>
          <table:table-cell table:style-name="ce3" table:formula="of:=CHAR(INDEX([XOR.$B$2:.$Q$17];[.$B32]+1;[.AQ$3]+1 )*16+INDEX([XOR.$B$2:.$Q$17];[.$C32]+1;[.AQ$4]+1))" office:value-type="string" office:string-value="~">
            <text:p>~</text:p>
          </table:table-cell>
          <table:table-cell table:style-name="ce3" table:formula="of:=CHAR(INDEX([XOR.$B$2:.$Q$17];[.$B32]+1;[.AR$3]+1 )*16+INDEX([XOR.$B$2:.$Q$17];[.$C32]+1;[.AR$4]+1))" office:value-type="string" office:string-value="}">
            <text:p>}</text:p>
          </table:table-cell>
          <table:table-cell table:style-name="ce3" table:formula="of:=CHAR(INDEX([XOR.$B$2:.$Q$17];[.$B32]+1;[.AS$3]+1 )*16+INDEX([XOR.$B$2:.$Q$17];[.$C32]+1;[.AS$4]+1))" office:value-type="string" office:string-value="|">
            <text:p>|</text:p>
          </table:table-cell>
          <table:table-cell table:style-name="ce3" table:formula="of:=CHAR(INDEX([XOR.$B$2:.$Q$17];[.$B32]+1;[.AT$3]+1 )*16+INDEX([XOR.$B$2:.$Q$17];[.$C32]+1;[.AT$4]+1))" office:value-type="string" office:string-value="s">
            <text:p>s</text:p>
          </table:table-cell>
          <table:table-cell table:style-name="ce3" table:formula="of:=CHAR(INDEX([XOR.$B$2:.$Q$17];[.$B32]+1;[.AU$3]+1 )*16+INDEX([XOR.$B$2:.$Q$17];[.$C32]+1;[.AU$4]+1))" office:value-type="string" office:string-value="r">
            <text:p>r</text:p>
          </table:table-cell>
          <table:table-cell table:style-name="ce3" table:formula="of:=CHAR(INDEX([XOR.$B$2:.$Q$17];[.$B32]+1;[.AV$3]+1 )*16+INDEX([XOR.$B$2:.$Q$17];[.$C32]+1;[.AV$4]+1))" office:value-type="string" office:string-value="q">
            <text:p>q</text:p>
          </table:table-cell>
          <table:table-cell table:style-name="ce3" table:formula="of:=CHAR(INDEX([XOR.$B$2:.$Q$17];[.$B32]+1;[.AW$3]+1 )*16+INDEX([XOR.$B$2:.$Q$17];[.$C32]+1;[.AW$4]+1))" office:value-type="string" office:string-value="p">
            <text:p>p</text:p>
          </table:table-cell>
          <table:table-cell table:style-name="ce3" table:formula="of:=CHAR(INDEX([XOR.$B$2:.$Q$17];[.$B32]+1;[.AX$3]+1 )*16+INDEX([XOR.$B$2:.$Q$17];[.$C32]+1;[.AX$4]+1))" office:value-type="string" office:string-value="w">
            <text:p>w</text:p>
          </table:table-cell>
          <table:table-cell table:style-name="ce3" table:formula="of:=CHAR(INDEX([XOR.$B$2:.$Q$17];[.$B32]+1;[.AY$3]+1 )*16+INDEX([XOR.$B$2:.$Q$17];[.$C32]+1;[.AY$4]+1))" office:value-type="string" office:string-value="v">
            <text:p>v</text:p>
          </table:table-cell>
          <table:table-cell table:style-name="ce3" table:formula="of:=CHAR(INDEX([XOR.$B$2:.$Q$17];[.$B32]+1;[.AZ$3]+1 )*16+INDEX([XOR.$B$2:.$Q$17];[.$C32]+1;[.AZ$4]+1))" office:value-type="string" office:string-value="u">
            <text:p>u</text:p>
          </table:table-cell>
          <table:table-cell table:style-name="ce3" table:formula="of:=CHAR(INDEX([XOR.$B$2:.$Q$17];[.$B32]+1;[.BA$3]+1 )*16+INDEX([XOR.$B$2:.$Q$17];[.$C32]+1;[.BA$4]+1))" office:value-type="string" office:string-value="t">
            <text:p>t</text:p>
          </table:table-cell>
          <table:table-cell table:style-name="ce3" table:formula="of:=CHAR(INDEX([XOR.$B$2:.$Q$17];[.$B32]+1;[.BB$3]+1 )*16+INDEX([XOR.$B$2:.$Q$17];[.$C32]+1;[.BB$4]+1))" office:value-type="string" office:string-value="k">
            <text:p>k</text:p>
          </table:table-cell>
          <table:table-cell table:style-name="ce3" table:formula="of:=CHAR(INDEX([XOR.$B$2:.$Q$17];[.$B32]+1;[.BC$3]+1 )*16+INDEX([XOR.$B$2:.$Q$17];[.$C32]+1;[.BC$4]+1))" office:value-type="string" office:string-value="j">
            <text:p>j</text:p>
          </table:table-cell>
          <table:table-cell table:style-name="ce3" table:formula="of:=CHAR(INDEX([XOR.$B$2:.$Q$17];[.$B32]+1;[.BD$3]+1 )*16+INDEX([XOR.$B$2:.$Q$17];[.$C32]+1;[.BD$4]+1))" office:value-type="string" office:string-value="i">
            <text:p>i</text:p>
          </table:table-cell>
          <table:table-cell table:style-name="ce3" table:formula="of:=CHAR(INDEX([XOR.$B$2:.$Q$17];[.$B32]+1;[.BE$3]+1 )*16+INDEX([XOR.$B$2:.$Q$17];[.$C32]+1;[.BE$4]+1))" office:value-type="string" office:string-value="h">
            <text:p>h</text:p>
          </table:table-cell>
          <table:table-cell table:style-name="ce3" table:formula="of:=CHAR(INDEX([XOR.$B$2:.$Q$17];[.$B32]+1;[.BF$3]+1 )*16+INDEX([XOR.$B$2:.$Q$17];[.$C32]+1;[.BF$4]+1))" office:value-type="string" office:string-value="o">
            <text:p>o</text:p>
          </table:table-cell>
          <table:table-cell table:style-name="ce8" table:formula="of:=CHAR(INDEX([XOR.$B$2:.$Q$17];[.$B32]+1;[.BG$3]+1 )*16+INDEX([XOR.$B$2:.$Q$17];[.$C32]+1;[.BG$4]+1))" office:value-type="string" office:string-value="n">
            <text:p>n</text:p>
          </table:table-cell>
          <table:table-cell table:style-name="ce3" table:formula="of:=CHAR(INDEX([XOR.$B$2:.$Q$17];[.$B32]+1;[.BH$3]+1 )*16+INDEX([XOR.$B$2:.$Q$17];[.$C32]+1;[.BH$4]+1))" office:value-type="string" office:string-value="m">
            <text:p>m</text:p>
          </table:table-cell>
          <table:table-cell table:style-name="ce3" table:formula="of:=CHAR(INDEX([XOR.$B$2:.$Q$17];[.$B32]+1;[.BI$3]+1 )*16+INDEX([XOR.$B$2:.$Q$17];[.$C32]+1;[.BI$4]+1))" office:value-type="string" office:string-value="l">
            <text:p>l</text:p>
          </table:table-cell>
          <table:table-cell table:style-name="ce3" table:formula="of:=CHAR(INDEX([XOR.$B$2:.$Q$17];[.$B32]+1;[.BJ$3]+1 )*16+INDEX([XOR.$B$2:.$Q$17];[.$C32]+1;[.BJ$4]+1))" office:value-type="string" office:string-value="c">
            <text:p>c</text:p>
          </table:table-cell>
          <table:table-cell table:style-name="ce3" table:formula="of:=CHAR(INDEX([XOR.$B$2:.$Q$17];[.$B32]+1;[.BK$3]+1 )*16+INDEX([XOR.$B$2:.$Q$17];[.$C32]+1;[.BK$4]+1))" office:value-type="string" office:string-value="b">
            <text:p>b</text:p>
          </table:table-cell>
          <table:table-cell table:style-name="ce3" table:formula="of:=CHAR(INDEX([XOR.$B$2:.$Q$17];[.$B32]+1;[.BL$3]+1 )*16+INDEX([XOR.$B$2:.$Q$17];[.$C32]+1;[.BL$4]+1))" office:value-type="string" office:string-value="a">
            <text:p>a</text:p>
          </table:table-cell>
          <table:table-cell table:style-name="ce3" table:formula="of:=CHAR(INDEX([XOR.$B$2:.$Q$17];[.$B32]+1;[.BM$3]+1 )*16+INDEX([XOR.$B$2:.$Q$17];[.$C32]+1;[.BM$4]+1))" office:value-type="string" office:string-value="`">
            <text:p>`</text:p>
          </table:table-cell>
          <table:table-cell table:style-name="ce3" table:formula="of:=CHAR(INDEX([XOR.$B$2:.$Q$17];[.$B32]+1;[.BN$3]+1 )*16+INDEX([XOR.$B$2:.$Q$17];[.$C32]+1;[.BN$4]+1))" office:value-type="string" office:string-value="g">
            <text:p>g</text:p>
          </table:table-cell>
          <table:table-cell table:style-name="ce3" table:formula="of:=CHAR(INDEX([XOR.$B$2:.$Q$17];[.$B32]+1;[.BO$3]+1 )*16+INDEX([XOR.$B$2:.$Q$17];[.$C32]+1;[.BO$4]+1))" office:value-type="string" office:string-value="f">
            <text:p>f</text:p>
          </table:table-cell>
          <table:table-cell table:style-name="ce3" table:formula="of:=CHAR(INDEX([XOR.$B$2:.$Q$17];[.$B32]+1;[.BP$3]+1 )*16+INDEX([XOR.$B$2:.$Q$17];[.$C32]+1;[.BP$4]+1))" office:value-type="string" office:string-value="e">
            <text:p>e</text:p>
          </table:table-cell>
          <table:table-cell table:style-name="ce3" table:formula="of:=CHAR(INDEX([XOR.$B$2:.$Q$17];[.$B32]+1;[.BQ$3]+1 )*16+INDEX([XOR.$B$2:.$Q$17];[.$C32]+1;[.BQ$4]+1))" office:value-type="string" office:string-value="d">
            <text:p>d</text:p>
          </table:table-cell>
          <table:table-cell table:style-name="ce3" table:formula="of:=CHAR(INDEX([XOR.$B$2:.$Q$17];[.$B32]+1;[.BR$3]+1 )*16+INDEX([XOR.$B$2:.$Q$17];[.$C32]+1;[.BR$4]+1))" office:value-type="string" office:string-value="">
            <text:p/>
          </table:table-cell>
          <table:table-cell table:style-name="ce3" table:formula="of:=CHAR(INDEX([XOR.$B$2:.$Q$17];[.$B32]+1;[.BS$3]+1 )*16+INDEX([XOR.$B$2:.$Q$17];[.$C32]+1;[.BS$4]+1))" office:value-type="string" office:string-value="">
            <text:p/>
          </table:table-cell>
          <table:table-cell table:style-name="ce3" table:formula="of:=CHAR(INDEX([XOR.$B$2:.$Q$17];[.$B32]+1;[.BT$3]+1 )*16+INDEX([XOR.$B$2:.$Q$17];[.$C32]+1;[.BT$4]+1))" office:value-type="string" office:string-value="">
            <text:p/>
          </table:table-cell>
          <table:table-cell table:style-name="ce3" table:formula="of:=CHAR(INDEX([XOR.$B$2:.$Q$17];[.$B32]+1;[.BU$3]+1 )*16+INDEX([XOR.$B$2:.$Q$17];[.$C32]+1;[.BU$4]+1))" office:value-type="string" office:string-value="">
            <text:p/>
          </table:table-cell>
          <table:table-cell table:style-name="ce3" table:formula="of:=CHAR(INDEX([XOR.$B$2:.$Q$17];[.$B32]+1;[.BV$3]+1 )*16+INDEX([XOR.$B$2:.$Q$17];[.$C32]+1;[.BV$4]+1))" office:value-type="string" office:string-value="">
            <text:p/>
          </table:table-cell>
          <table:table-cell table:style-name="ce3" table:formula="of:=CHAR(INDEX([XOR.$B$2:.$Q$17];[.$B32]+1;[.BW$3]+1 )*16+INDEX([XOR.$B$2:.$Q$17];[.$C32]+1;[.BW$4]+1))" office:value-type="string" office:string-value="">
            <text:p/>
          </table:table-cell>
          <table:table-cell table:style-name="ce3" table:formula="of:=CHAR(INDEX([XOR.$B$2:.$Q$17];[.$B32]+1;[.BX$3]+1 )*16+INDEX([XOR.$B$2:.$Q$17];[.$C32]+1;[.BX$4]+1))" office:value-type="string" office:string-value="">
            <text:p/>
          </table:table-cell>
          <table:table-cell table:style-name="ce3" table:formula="of:=CHAR(INDEX([XOR.$B$2:.$Q$17];[.$B32]+1;[.BY$3]+1 )*16+INDEX([XOR.$B$2:.$Q$17];[.$C32]+1;[.BY$4]+1))" office:value-type="string" office:string-value="">
            <text:p/>
          </table:table-cell>
          <table:table-cell table:style-name="ce3" table:formula="of:=CHAR(INDEX([XOR.$B$2:.$Q$17];[.$B32]+1;[.BZ$3]+1 )*16+INDEX([XOR.$B$2:.$Q$17];[.$C32]+1;[.BZ$4]+1))" office:value-type="string" office:string-value="">
            <text:p/>
          </table:table-cell>
          <table:table-cell table:style-name="ce3" table:formula="of:=CHAR(INDEX([XOR.$B$2:.$Q$17];[.$B32]+1;[.CA$3]+1 )*16+INDEX([XOR.$B$2:.$Q$17];[.$C32]+1;[.CA$4]+1))" office:value-type="string" office:string-value="">
            <text:p/>
          </table:table-cell>
          <table:table-cell table:style-name="ce3" table:formula="of:=CHAR(INDEX([XOR.$B$2:.$Q$17];[.$B32]+1;[.CB$3]+1 )*16+INDEX([XOR.$B$2:.$Q$17];[.$C32]+1;[.CB$4]+1))" office:value-type="string" office:string-value="">
            <text:p/>
          </table:table-cell>
          <table:table-cell table:style-name="ce3" table:formula="of:=CHAR(INDEX([XOR.$B$2:.$Q$17];[.$B32]+1;[.CC$3]+1 )*16+INDEX([XOR.$B$2:.$Q$17];[.$C32]+1;[.CC$4]+1))" office:value-type="string" office:string-value="">
            <text:p/>
          </table:table-cell>
          <table:table-cell table:style-name="ce3" table:formula="of:=CHAR(INDEX([XOR.$B$2:.$Q$17];[.$B32]+1;[.CD$3]+1 )*16+INDEX([XOR.$B$2:.$Q$17];[.$C32]+1;[.CD$4]+1))" office:value-type="string" office:string-value="">
            <text:p/>
          </table:table-cell>
          <table:table-cell table:style-name="ce3" table:formula="of:=CHAR(INDEX([XOR.$B$2:.$Q$17];[.$B32]+1;[.CE$3]+1 )*16+INDEX([XOR.$B$2:.$Q$17];[.$C32]+1;[.CE$4]+1))" office:value-type="string" office:string-value="">
            <text:p/>
          </table:table-cell>
          <table:table-cell table:style-name="ce3" table:formula="of:=CHAR(INDEX([XOR.$B$2:.$Q$17];[.$B32]+1;[.CF$3]+1 )*16+INDEX([XOR.$B$2:.$Q$17];[.$C32]+1;[.CF$4]+1))" office:value-type="string" office:string-value="">
            <text:p/>
          </table:table-cell>
          <table:table-cell table:style-name="ce3" table:formula="of:=CHAR(INDEX([XOR.$B$2:.$Q$17];[.$B32]+1;[.CG$3]+1 )*16+INDEX([XOR.$B$2:.$Q$17];[.$C32]+1;[.CG$4]+1))" office:value-type="string" office:string-value="">
            <text:p/>
          </table:table-cell>
          <table:table-cell table:style-name="ce3" table:formula="of:=CHAR(INDEX([XOR.$B$2:.$Q$17];[.$B32]+1;[.CH$3]+1 )*16+INDEX([XOR.$B$2:.$Q$17];[.$C32]+1;[.CH$4]+1))" office:value-type="string" office:string-value="">
            <text:p/>
          </table:table-cell>
          <table:table-cell table:style-name="ce3" table:formula="of:=CHAR(INDEX([XOR.$B$2:.$Q$17];[.$B32]+1;[.CI$3]+1 )*16+INDEX([XOR.$B$2:.$Q$17];[.$C32]+1;[.CI$4]+1))" office:value-type="string" office:string-value="&#10;">
            <text:p><text:line-break/></text:p>
          </table:table-cell>
          <table:table-cell table:style-name="ce3" table:formula="of:=CHAR(INDEX([XOR.$B$2:.$Q$17];[.$B32]+1;[.CJ$3]+1 )*16+INDEX([XOR.$B$2:.$Q$17];[.$C32]+1;[.CJ$4]+1))" office:value-type="string" office:string-value="&#9;">
            <text:p><text:tab/></text:p>
          </table:table-cell>
          <table:table-cell table:style-name="ce3" table:formula="of:=CHAR(INDEX([XOR.$B$2:.$Q$17];[.$B32]+1;[.CK$3]+1 )*16+INDEX([XOR.$B$2:.$Q$17];[.$C32]+1;[.CK$4]+1))" office:value-type="string" office:string-value="">
            <text:p/>
          </table:table-cell>
          <table:table-cell table:style-name="ce3" table:formula="of:=CHAR(INDEX([XOR.$B$2:.$Q$17];[.$B32]+1;[.CL$3]+1 )*16+INDEX([XOR.$B$2:.$Q$17];[.$C32]+1;[.CL$4]+1))" office:value-type="string" office:string-value="">
            <text:p/>
          </table:table-cell>
          <table:table-cell table:style-name="ce3" table:formula="of:=CHAR(INDEX([XOR.$B$2:.$Q$17];[.$B32]+1;[.CM$3]+1 )*16+INDEX([XOR.$B$2:.$Q$17];[.$C32]+1;[.CM$4]+1))" office:value-type="string" office:string-value="">
            <text:p/>
          </table:table-cell>
          <table:table-cell table:style-name="ce3" table:formula="of:=CHAR(INDEX([XOR.$B$2:.$Q$17];[.$B32]+1;[.CN$3]+1 )*16+INDEX([XOR.$B$2:.$Q$17];[.$C32]+1;[.CN$4]+1))" office:value-type="string" office:string-value="&#13;">
            <text:p></text:p>
          </table:table-cell>
          <table:table-cell table:style-name="ce3" table:formula="of:=CHAR(INDEX([XOR.$B$2:.$Q$17];[.$B32]+1;[.CO$3]+1 )*16+INDEX([XOR.$B$2:.$Q$17];[.$C32]+1;[.CO$4]+1))" office:value-type="string" office:string-value="">
            <text:p/>
          </table:table-cell>
          <table:table-cell table:style-name="ce12" table:formula="of:=CHAR(INDEX([XOR.$B$2:.$Q$17];[.$B32]+1;[.CP$3]+1 )*16+INDEX([XOR.$B$2:.$Q$17];[.$C32]+1;[.CP$4]+1))" office:value-type="string" office:string-value="">
            <text:p/>
          </table:table-cell>
          <table:table-cell table:style-name="ce3" table:formula="of:=CHAR(INDEX([XOR.$B$2:.$Q$17];[.$B32]+1;[.CQ$3]+1 )*16+INDEX([XOR.$B$2:.$Q$17];[.$C32]+1;[.CQ$4]+1))" office:value-type="string" office:string-value="">
            <text:p/>
          </table:table-cell>
          <table:table-cell table:style-name="ce3" table:formula="of:=CHAR(INDEX([XOR.$B$2:.$Q$17];[.$B32]+1;[.CR$3]+1 )*16+INDEX([XOR.$B$2:.$Q$17];[.$C32]+1;[.CR$4]+1))" office:value-type="string" office:string-value="">
            <text:p/>
          </table:table-cell>
          <table:table-cell table:style-name="ce3" table:formula="of:=CHAR(INDEX([XOR.$B$2:.$Q$17];[.$B32]+1;[.CS$3]+1 )*16+INDEX([XOR.$B$2:.$Q$17];[.$C32]+1;[.CS$4]+1))" office:value-type="string" office:string-value="">
            <text:p/>
          </table:table-cell>
          <table:table-cell table:style-name="ce3" table:formula="of:=CHAR(INDEX([XOR.$B$2:.$Q$17];[.$B32]+1;[.CT$3]+1 )*16+INDEX([XOR.$B$2:.$Q$17];[.$C32]+1;[.CT$4]+1))" office:value-type="string" office:string-value="">
            <text:p/>
          </table:table-cell>
          <table:table-cell table:style-name="ce3" table:formula="of:=CHAR(INDEX([XOR.$B$2:.$Q$17];[.$B32]+1;[.CU$3]+1 )*16+INDEX([XOR.$B$2:.$Q$17];[.$C32]+1;[.CU$4]+1))" office:value-type="string" office:string-value="">
            <text:p/>
          </table:table-cell>
          <table:table-cell table:style-name="ce3" table:formula="of:=CHAR(INDEX([XOR.$B$2:.$Q$17];[.$B32]+1;[.CV$3]+1 )*16+INDEX([XOR.$B$2:.$Q$17];[.$C32]+1;[.CV$4]+1))" office:value-type="string" office:string-value="">
            <text:p/>
          </table:table-cell>
          <table:table-cell table:style-name="ce3" table:formula="of:=CHAR(INDEX([XOR.$B$2:.$Q$17];[.$B32]+1;[.CW$3]+1 )*16+INDEX([XOR.$B$2:.$Q$17];[.$C32]+1;[.CW$4]+1))" office:value-type="string" office:string-value="">
            <text:p/>
          </table:table-cell>
          <table:table-cell table:style-name="ce3" table:formula="of:=CHAR(INDEX([XOR.$B$2:.$Q$17];[.$B32]+1;[.CX$3]+1 )*16+INDEX([XOR.$B$2:.$Q$17];[.$C32]+1;[.CX$4]+1))" office:value-type="string" office:string-value=";">
            <text:p>;</text:p>
          </table:table-cell>
          <table:table-cell table:style-name="ce3" table:formula="of:=CHAR(INDEX([XOR.$B$2:.$Q$17];[.$B32]+1;[.CY$3]+1 )*16+INDEX([XOR.$B$2:.$Q$17];[.$C32]+1;[.CY$4]+1))" office:value-type="string" office:string-value=":">
            <text:p>:</text:p>
          </table:table-cell>
          <table:table-cell table:style-name="ce3" table:formula="of:=CHAR(INDEX([XOR.$B$2:.$Q$17];[.$B32]+1;[.CZ$3]+1 )*16+INDEX([XOR.$B$2:.$Q$17];[.$C32]+1;[.CZ$4]+1))" office:value-type="string" office:string-value="9">
            <text:p>9</text:p>
          </table:table-cell>
          <table:table-cell table:style-name="ce3" table:formula="of:=CHAR(INDEX([XOR.$B$2:.$Q$17];[.$B32]+1;[.DA$3]+1 )*16+INDEX([XOR.$B$2:.$Q$17];[.$C32]+1;[.DA$4]+1))" office:value-type="string" office:string-value="8">
            <text:p>8</text:p>
          </table:table-cell>
          <table:table-cell table:style-name="ce3" table:formula="of:=CHAR(INDEX([XOR.$B$2:.$Q$17];[.$B32]+1;[.DB$3]+1 )*16+INDEX([XOR.$B$2:.$Q$17];[.$C32]+1;[.DB$4]+1))" office:value-type="string" office:string-value="?">
            <text:p>?</text:p>
          </table:table-cell>
          <table:table-cell table:style-name="ce3" table:formula="of:=CHAR(INDEX([XOR.$B$2:.$Q$17];[.$B32]+1;[.DC$3]+1 )*16+INDEX([XOR.$B$2:.$Q$17];[.$C32]+1;[.DC$4]+1))" office:value-type="string" office:string-value="&gt;">
            <text:p>&gt;</text:p>
          </table:table-cell>
          <table:table-cell table:style-name="ce3" table:formula="of:=CHAR(INDEX([XOR.$B$2:.$Q$17];[.$B32]+1;[.DD$3]+1 )*16+INDEX([XOR.$B$2:.$Q$17];[.$C32]+1;[.DD$4]+1))" office:value-type="string" office:string-value="=">
            <text:p>=</text:p>
          </table:table-cell>
          <table:table-cell table:style-name="ce3" table:formula="of:=CHAR(INDEX([XOR.$B$2:.$Q$17];[.$B32]+1;[.DE$3]+1 )*16+INDEX([XOR.$B$2:.$Q$17];[.$C32]+1;[.DE$4]+1))" office:value-type="string" office:string-value="&lt;">
            <text:p>&lt;</text:p>
          </table:table-cell>
          <table:table-cell table:style-name="ce3" table:formula="of:=CHAR(INDEX([XOR.$B$2:.$Q$17];[.$B32]+1;[.DF$3]+1 )*16+INDEX([XOR.$B$2:.$Q$17];[.$C32]+1;[.DF$4]+1))" office:value-type="string" office:string-value="3">
            <text:p>3</text:p>
          </table:table-cell>
          <table:table-cell table:style-name="ce3" table:formula="of:=CHAR(INDEX([XOR.$B$2:.$Q$17];[.$B32]+1;[.DG$3]+1 )*16+INDEX([XOR.$B$2:.$Q$17];[.$C32]+1;[.DG$4]+1))" office:value-type="string" office:string-value="2">
            <text:p>2</text:p>
          </table:table-cell>
          <table:table-cell table:style-name="ce3" table:formula="of:=CHAR(INDEX([XOR.$B$2:.$Q$17];[.$B32]+1;[.DH$3]+1 )*16+INDEX([XOR.$B$2:.$Q$17];[.$C32]+1;[.DH$4]+1))" office:value-type="string" office:string-value="1">
            <text:p>1</text:p>
          </table:table-cell>
          <table:table-cell table:style-name="ce3" table:formula="of:=CHAR(INDEX([XOR.$B$2:.$Q$17];[.$B32]+1;[.DI$3]+1 )*16+INDEX([XOR.$B$2:.$Q$17];[.$C32]+1;[.DI$4]+1))" office:value-type="string" office:string-value="0">
            <text:p>0</text:p>
          </table:table-cell>
          <table:table-cell table:style-name="ce3" table:formula="of:=CHAR(INDEX([XOR.$B$2:.$Q$17];[.$B32]+1;[.DJ$3]+1 )*16+INDEX([XOR.$B$2:.$Q$17];[.$C32]+1;[.DJ$4]+1))" office:value-type="string" office:string-value="7">
            <text:p>7</text:p>
          </table:table-cell>
          <table:table-cell table:style-name="ce3" table:formula="of:=CHAR(INDEX([XOR.$B$2:.$Q$17];[.$B32]+1;[.DK$3]+1 )*16+INDEX([XOR.$B$2:.$Q$17];[.$C32]+1;[.DK$4]+1))" office:value-type="string" office:string-value="6">
            <text:p>6</text:p>
          </table:table-cell>
          <table:table-cell table:style-name="ce3" table:formula="of:=CHAR(INDEX([XOR.$B$2:.$Q$17];[.$B32]+1;[.DL$3]+1 )*16+INDEX([XOR.$B$2:.$Q$17];[.$C32]+1;[.DL$4]+1))" office:value-type="string" office:string-value="5">
            <text:p>5</text:p>
          </table:table-cell>
          <table:table-cell table:style-name="ce3" table:formula="of:=CHAR(INDEX([XOR.$B$2:.$Q$17];[.$B32]+1;[.DM$3]+1 )*16+INDEX([XOR.$B$2:.$Q$17];[.$C32]+1;[.DM$4]+1))" office:value-type="string" office:string-value="4">
            <text:p>4</text:p>
          </table:table-cell>
          <table:table-cell table:style-name="ce3" table:formula="of:=CHAR(INDEX([XOR.$B$2:.$Q$17];[.$B32]+1;[.DN$3]+1 )*16+INDEX([XOR.$B$2:.$Q$17];[.$C32]+1;[.DN$4]+1))" office:value-type="string" office:string-value="+">
            <text:p>+</text:p>
          </table:table-cell>
          <table:table-cell table:style-name="ce3" table:formula="of:=CHAR(INDEX([XOR.$B$2:.$Q$17];[.$B32]+1;[.DO$3]+1 )*16+INDEX([XOR.$B$2:.$Q$17];[.$C32]+1;[.DO$4]+1))" office:value-type="string" office:string-value="*">
            <text:p>*</text:p>
          </table:table-cell>
          <table:table-cell table:style-name="ce3" table:formula="of:=CHAR(INDEX([XOR.$B$2:.$Q$17];[.$B32]+1;[.DP$3]+1 )*16+INDEX([XOR.$B$2:.$Q$17];[.$C32]+1;[.DP$4]+1))" office:value-type="string" office:string-value=")">
            <text:p>)</text:p>
          </table:table-cell>
          <table:table-cell table:style-name="ce3" table:formula="of:=CHAR(INDEX([XOR.$B$2:.$Q$17];[.$B32]+1;[.DQ$3]+1 )*16+INDEX([XOR.$B$2:.$Q$17];[.$C32]+1;[.DQ$4]+1))" office:value-type="string" office:string-value="(">
            <text:p>(</text:p>
          </table:table-cell>
          <table:table-cell table:style-name="ce3" table:formula="of:=CHAR(INDEX([XOR.$B$2:.$Q$17];[.$B32]+1;[.DR$3]+1 )*16+INDEX([XOR.$B$2:.$Q$17];[.$C32]+1;[.DR$4]+1))" office:value-type="string" office:string-value="/">
            <text:p>/</text:p>
          </table:table-cell>
          <table:table-cell table:style-name="ce3" table:formula="of:=CHAR(INDEX([XOR.$B$2:.$Q$17];[.$B32]+1;[.DS$3]+1 )*16+INDEX([XOR.$B$2:.$Q$17];[.$C32]+1;[.DS$4]+1))" office:value-type="string" office:string-value=".">
            <text:p>.</text:p>
          </table:table-cell>
          <table:table-cell table:style-name="ce3" table:formula="of:=CHAR(INDEX([XOR.$B$2:.$Q$17];[.$B32]+1;[.DT$3]+1 )*16+INDEX([XOR.$B$2:.$Q$17];[.$C32]+1;[.DT$4]+1))" office:value-type="string" office:string-value="-">
            <text:p>-</text:p>
          </table:table-cell>
          <table:table-cell table:style-name="ce3" table:formula="of:=CHAR(INDEX([XOR.$B$2:.$Q$17];[.$B32]+1;[.DU$3]+1 )*16+INDEX([XOR.$B$2:.$Q$17];[.$C32]+1;[.DU$4]+1))" office:value-type="string" office:string-value=",">
            <text:p>,</text:p>
          </table:table-cell>
          <table:table-cell table:style-name="ce3" table:formula="of:=CHAR(INDEX([XOR.$B$2:.$Q$17];[.$B32]+1;[.DV$3]+1 )*16+INDEX([XOR.$B$2:.$Q$17];[.$C32]+1;[.DV$4]+1))" office:value-type="string" office:string-value="#">
            <text:p>#</text:p>
          </table:table-cell>
          <table:table-cell table:style-name="ce3" table:formula="of:=CHAR(INDEX([XOR.$B$2:.$Q$17];[.$B32]+1;[.DW$3]+1 )*16+INDEX([XOR.$B$2:.$Q$17];[.$C32]+1;[.DW$4]+1))" office:value-type="string" office:string-value="&quot;">
            <text:p>"</text:p>
          </table:table-cell>
          <table:table-cell table:style-name="ce3" table:formula="of:=CHAR(INDEX([XOR.$B$2:.$Q$17];[.$B32]+1;[.DX$3]+1 )*16+INDEX([XOR.$B$2:.$Q$17];[.$C32]+1;[.DX$4]+1))" office:value-type="string" office:string-value="!">
            <text:p>!</text:p>
          </table:table-cell>
          <table:table-cell table:style-name="ce3" table:formula="of:=CHAR(INDEX([XOR.$B$2:.$Q$17];[.$B32]+1;[.DY$3]+1 )*16+INDEX([XOR.$B$2:.$Q$17];[.$C32]+1;[.DY$4]+1))" office:value-type="string" office:string-value=" ">
            <text:p><text:s/></text:p>
          </table:table-cell>
          <table:table-cell table:style-name="ce3" table:formula="of:=CHAR(INDEX([XOR.$B$2:.$Q$17];[.$B32]+1;[.DZ$3]+1 )*16+INDEX([XOR.$B$2:.$Q$17];[.$C32]+1;[.DZ$4]+1))" office:value-type="string" office:string-value="'">
            <text:p>'</text:p>
          </table:table-cell>
          <table:table-cell table:style-name="ce3" table:formula="of:=CHAR(INDEX([XOR.$B$2:.$Q$17];[.$B32]+1;[.EA$3]+1 )*16+INDEX([XOR.$B$2:.$Q$17];[.$C32]+1;[.EA$4]+1))" office:value-type="string" office:string-value="&amp;">
            <text:p>&amp;</text:p>
          </table:table-cell>
          <table:table-cell table:style-name="ce3" table:formula="of:=CHAR(INDEX([XOR.$B$2:.$Q$17];[.$B32]+1;[.EB$3]+1 )*16+INDEX([XOR.$B$2:.$Q$17];[.$C32]+1;[.EB$4]+1))" office:value-type="string" office:string-value="%">
            <text:p>%</text:p>
          </table:table-cell>
          <table:table-cell table:style-name="ce3" table:formula="of:=CHAR(INDEX([XOR.$B$2:.$Q$17];[.$B32]+1;[.EC$3]+1 )*16+INDEX([XOR.$B$2:.$Q$17];[.$C32]+1;[.EC$4]+1))" office:value-type="string" office:string-value="$">
            <text:p>$</text:p>
          </table:table-cell>
        </table:table-row>
        <table:table-row table:style-name="ro4">
          <table:table-cell table:formula="of:=[.A32]+2" office:value-type="float" office:value="57">
            <text:p>57</text:p>
          </table:table-cell>
          <table:table-cell table:style-name="ce3" table:formula="of:=VLOOKUP(RIGHT(LEFT([.$B$1];[.A33]);1);[Sheet1.$A$2:.$C$17];3;0)" office:value-type="float" office:value="5">
            <text:p>5</text:p>
          </table:table-cell>
          <table:table-cell table:formula="of:=VLOOKUP(RIGHT(LEFT([.$B$1];[.A33]+1);1);[Sheet1.$A$2:.$C$17];3;0)" office:value-type="float" office:value="2">
            <text:p>2</text:p>
          </table:table-cell>
          <table:table-cell table:formula="of:=[.C33]+[.B33]*16" office:value-type="float" office:value="82">
            <text:p>82</text:p>
          </table:table-cell>
          <table:table-cell table:formula="of:=CHAR([.D33])" office:value-type="string" office:string-value="R">
            <text:p>R</text:p>
          </table:table-cell>
          <table:table-cell table:style-name="ce3" table:formula="of:=CHAR(INDEX([XOR.$B$2:.$Q$17];[.$B33]+1;[.F$3]+1 )*16+INDEX([XOR.$B$2:.$Q$17];[.$C33]+1;[.F$4]+1))" office:value-type="string" office:string-value="R">
            <text:p>R</text:p>
          </table:table-cell>
          <table:table-cell table:style-name="ce3" table:formula="of:=CHAR(INDEX([XOR.$B$2:.$Q$17];[.$B33]+1;[.G$3]+1 )*16+INDEX([XOR.$B$2:.$Q$17];[.$C33]+1;[.G$4]+1))" office:value-type="string" office:string-value="S">
            <text:p>S</text:p>
          </table:table-cell>
          <table:table-cell table:style-name="ce3" table:formula="of:=CHAR(INDEX([XOR.$B$2:.$Q$17];[.$B33]+1;[.H$3]+1 )*16+INDEX([XOR.$B$2:.$Q$17];[.$C33]+1;[.H$4]+1))" office:value-type="string" office:string-value="P">
            <text:p>P</text:p>
          </table:table-cell>
          <table:table-cell table:style-name="ce3" table:formula="of:=CHAR(INDEX([XOR.$B$2:.$Q$17];[.$B33]+1;[.I$3]+1 )*16+INDEX([XOR.$B$2:.$Q$17];[.$C33]+1;[.I$4]+1))" office:value-type="string" office:string-value="Q">
            <text:p>Q</text:p>
          </table:table-cell>
          <table:table-cell table:style-name="ce3" table:formula="of:=CHAR(INDEX([XOR.$B$2:.$Q$17];[.$B33]+1;[.J$3]+1 )*16+INDEX([XOR.$B$2:.$Q$17];[.$C33]+1;[.J$4]+1))" office:value-type="string" office:string-value="V">
            <text:p>V</text:p>
          </table:table-cell>
          <table:table-cell table:style-name="ce3" table:formula="of:=CHAR(INDEX([XOR.$B$2:.$Q$17];[.$B33]+1;[.K$3]+1 )*16+INDEX([XOR.$B$2:.$Q$17];[.$C33]+1;[.K$4]+1))" office:value-type="string" office:string-value="W">
            <text:p>W</text:p>
          </table:table-cell>
          <table:table-cell table:style-name="ce3" table:formula="of:=CHAR(INDEX([XOR.$B$2:.$Q$17];[.$B33]+1;[.L$3]+1 )*16+INDEX([XOR.$B$2:.$Q$17];[.$C33]+1;[.L$4]+1))" office:value-type="string" office:string-value="T">
            <text:p>T</text:p>
          </table:table-cell>
          <table:table-cell table:style-name="ce3" table:formula="of:=CHAR(INDEX([XOR.$B$2:.$Q$17];[.$B33]+1;[.M$3]+1 )*16+INDEX([XOR.$B$2:.$Q$17];[.$C33]+1;[.M$4]+1))" office:value-type="string" office:string-value="U">
            <text:p>U</text:p>
          </table:table-cell>
          <table:table-cell table:style-name="ce3" table:formula="of:=CHAR(INDEX([XOR.$B$2:.$Q$17];[.$B33]+1;[.N$3]+1 )*16+INDEX([XOR.$B$2:.$Q$17];[.$C33]+1;[.N$4]+1))" office:value-type="string" office:string-value="Z">
            <text:p>Z</text:p>
          </table:table-cell>
          <table:table-cell table:style-name="ce3" table:formula="of:=CHAR(INDEX([XOR.$B$2:.$Q$17];[.$B33]+1;[.O$3]+1 )*16+INDEX([XOR.$B$2:.$Q$17];[.$C33]+1;[.O$4]+1))" office:value-type="string" office:string-value="[">
            <text:p>[</text:p>
          </table:table-cell>
          <table:table-cell table:style-name="ce3" table:formula="of:=CHAR(INDEX([XOR.$B$2:.$Q$17];[.$B33]+1;[.P$3]+1 )*16+INDEX([XOR.$B$2:.$Q$17];[.$C33]+1;[.P$4]+1))" office:value-type="string" office:string-value="X">
            <text:p>X</text:p>
          </table:table-cell>
          <table:table-cell table:style-name="ce3" table:formula="of:=CHAR(INDEX([XOR.$B$2:.$Q$17];[.$B33]+1;[.Q$3]+1 )*16+INDEX([XOR.$B$2:.$Q$17];[.$C33]+1;[.Q$4]+1))" office:value-type="string" office:string-value="Y">
            <text:p>Y</text:p>
          </table:table-cell>
          <table:table-cell table:style-name="ce3" table:formula="of:=CHAR(INDEX([XOR.$B$2:.$Q$17];[.$B33]+1;[.R$3]+1 )*16+INDEX([XOR.$B$2:.$Q$17];[.$C33]+1;[.R$4]+1))" office:value-type="string" office:string-value="^">
            <text:p>^</text:p>
          </table:table-cell>
          <table:table-cell table:style-name="ce3" table:formula="of:=CHAR(INDEX([XOR.$B$2:.$Q$17];[.$B33]+1;[.S$3]+1 )*16+INDEX([XOR.$B$2:.$Q$17];[.$C33]+1;[.S$4]+1))" office:value-type="string" office:string-value="_">
            <text:p>_</text:p>
          </table:table-cell>
          <table:table-cell table:style-name="ce3" table:formula="of:=CHAR(INDEX([XOR.$B$2:.$Q$17];[.$B33]+1;[.T$3]+1 )*16+INDEX([XOR.$B$2:.$Q$17];[.$C33]+1;[.T$4]+1))" office:value-type="string" office:string-value="\">
            <text:p>\</text:p>
          </table:table-cell>
          <table:table-cell table:style-name="ce3" table:formula="of:=CHAR(INDEX([XOR.$B$2:.$Q$17];[.$B33]+1;[.U$3]+1 )*16+INDEX([XOR.$B$2:.$Q$17];[.$C33]+1;[.U$4]+1))" office:value-type="string" office:string-value="]">
            <text:p>]</text:p>
          </table:table-cell>
          <table:table-cell table:style-name="ce3" table:formula="of:=CHAR(INDEX([XOR.$B$2:.$Q$17];[.$B33]+1;[.V$3]+1 )*16+INDEX([XOR.$B$2:.$Q$17];[.$C33]+1;[.V$4]+1))" office:value-type="string" office:string-value="B">
            <text:p>B</text:p>
          </table:table-cell>
          <table:table-cell table:style-name="ce3" table:formula="of:=CHAR(INDEX([XOR.$B$2:.$Q$17];[.$B33]+1;[.W$3]+1 )*16+INDEX([XOR.$B$2:.$Q$17];[.$C33]+1;[.W$4]+1))" office:value-type="string" office:string-value="C">
            <text:p>C</text:p>
          </table:table-cell>
          <table:table-cell table:style-name="ce3" table:formula="of:=CHAR(INDEX([XOR.$B$2:.$Q$17];[.$B33]+1;[.X$3]+1 )*16+INDEX([XOR.$B$2:.$Q$17];[.$C33]+1;[.X$4]+1))" office:value-type="string" office:string-value="@">
            <text:p>@</text:p>
          </table:table-cell>
          <table:table-cell table:style-name="ce3" table:formula="of:=CHAR(INDEX([XOR.$B$2:.$Q$17];[.$B33]+1;[.Y$3]+1 )*16+INDEX([XOR.$B$2:.$Q$17];[.$C33]+1;[.Y$4]+1))" office:value-type="string" office:string-value="A">
            <text:p>A</text:p>
          </table:table-cell>
          <table:table-cell table:style-name="ce3" table:formula="of:=CHAR(INDEX([XOR.$B$2:.$Q$17];[.$B33]+1;[.Z$3]+1 )*16+INDEX([XOR.$B$2:.$Q$17];[.$C33]+1;[.Z$4]+1))" office:value-type="string" office:string-value="F">
            <text:p>F</text:p>
          </table:table-cell>
          <table:table-cell table:style-name="ce8" table:formula="of:=CHAR(INDEX([XOR.$B$2:.$Q$17];[.$B33]+1;[.AA$3]+1 )*16+INDEX([XOR.$B$2:.$Q$17];[.$C33]+1;[.AA$4]+1))" office:value-type="string" office:string-value="G">
            <text:p>G</text:p>
          </table:table-cell>
          <table:table-cell table:style-name="ce3" table:formula="of:=CHAR(INDEX([XOR.$B$2:.$Q$17];[.$B33]+1;[.AB$3]+1 )*16+INDEX([XOR.$B$2:.$Q$17];[.$C33]+1;[.AB$4]+1))" office:value-type="string" office:string-value="D">
            <text:p>D</text:p>
          </table:table-cell>
          <table:table-cell table:style-name="ce3" table:formula="of:=CHAR(INDEX([XOR.$B$2:.$Q$17];[.$B33]+1;[.AC$3]+1 )*16+INDEX([XOR.$B$2:.$Q$17];[.$C33]+1;[.AC$4]+1))" office:value-type="string" office:string-value="E">
            <text:p>E</text:p>
          </table:table-cell>
          <table:table-cell table:style-name="ce3" table:formula="of:=CHAR(INDEX([XOR.$B$2:.$Q$17];[.$B33]+1;[.AD$3]+1 )*16+INDEX([XOR.$B$2:.$Q$17];[.$C33]+1;[.AD$4]+1))" office:value-type="string" office:string-value="J">
            <text:p>J</text:p>
          </table:table-cell>
          <table:table-cell table:style-name="ce3" table:formula="of:=CHAR(INDEX([XOR.$B$2:.$Q$17];[.$B33]+1;[.AE$3]+1 )*16+INDEX([XOR.$B$2:.$Q$17];[.$C33]+1;[.AE$4]+1))" office:value-type="string" office:string-value="K">
            <text:p>K</text:p>
          </table:table-cell>
          <table:table-cell table:style-name="ce3" table:formula="of:=CHAR(INDEX([XOR.$B$2:.$Q$17];[.$B33]+1;[.AF$3]+1 )*16+INDEX([XOR.$B$2:.$Q$17];[.$C33]+1;[.AF$4]+1))" office:value-type="string" office:string-value="H">
            <text:p>H</text:p>
          </table:table-cell>
          <table:table-cell table:style-name="ce3" table:formula="of:=CHAR(INDEX([XOR.$B$2:.$Q$17];[.$B33]+1;[.AG$3]+1 )*16+INDEX([XOR.$B$2:.$Q$17];[.$C33]+1;[.AG$4]+1))" office:value-type="string" office:string-value="I">
            <text:p>I</text:p>
          </table:table-cell>
          <table:table-cell table:style-name="ce3" table:formula="of:=CHAR(INDEX([XOR.$B$2:.$Q$17];[.$B33]+1;[.AH$3]+1 )*16+INDEX([XOR.$B$2:.$Q$17];[.$C33]+1;[.AH$4]+1))" office:value-type="string" office:string-value="N">
            <text:p>N</text:p>
          </table:table-cell>
          <table:table-cell table:style-name="ce3" table:formula="of:=CHAR(INDEX([XOR.$B$2:.$Q$17];[.$B33]+1;[.AI$3]+1 )*16+INDEX([XOR.$B$2:.$Q$17];[.$C33]+1;[.AI$4]+1))" office:value-type="string" office:string-value="O">
            <text:p>O</text:p>
          </table:table-cell>
          <table:table-cell table:style-name="ce3" table:formula="of:=CHAR(INDEX([XOR.$B$2:.$Q$17];[.$B33]+1;[.AJ$3]+1 )*16+INDEX([XOR.$B$2:.$Q$17];[.$C33]+1;[.AJ$4]+1))" office:value-type="string" office:string-value="L">
            <text:p>L</text:p>
          </table:table-cell>
          <table:table-cell table:style-name="ce3" table:formula="of:=CHAR(INDEX([XOR.$B$2:.$Q$17];[.$B33]+1;[.AK$3]+1 )*16+INDEX([XOR.$B$2:.$Q$17];[.$C33]+1;[.AK$4]+1))" office:value-type="string" office:string-value="M">
            <text:p>M</text:p>
          </table:table-cell>
          <table:table-cell table:style-name="ce3" table:formula="of:=CHAR(INDEX([XOR.$B$2:.$Q$17];[.$B33]+1;[.AL$3]+1 )*16+INDEX([XOR.$B$2:.$Q$17];[.$C33]+1;[.AL$4]+1))" office:value-type="string" office:string-value="r">
            <text:p>r</text:p>
          </table:table-cell>
          <table:table-cell table:style-name="ce3" table:formula="of:=CHAR(INDEX([XOR.$B$2:.$Q$17];[.$B33]+1;[.AM$3]+1 )*16+INDEX([XOR.$B$2:.$Q$17];[.$C33]+1;[.AM$4]+1))" office:value-type="string" office:string-value="s">
            <text:p>s</text:p>
          </table:table-cell>
          <table:table-cell table:style-name="ce3" table:formula="of:=CHAR(INDEX([XOR.$B$2:.$Q$17];[.$B33]+1;[.AN$3]+1 )*16+INDEX([XOR.$B$2:.$Q$17];[.$C33]+1;[.AN$4]+1))" office:value-type="string" office:string-value="p">
            <text:p>p</text:p>
          </table:table-cell>
          <table:table-cell table:style-name="ce3" table:formula="of:=CHAR(INDEX([XOR.$B$2:.$Q$17];[.$B33]+1;[.AO$3]+1 )*16+INDEX([XOR.$B$2:.$Q$17];[.$C33]+1;[.AO$4]+1))" office:value-type="string" office:string-value="q">
            <text:p>q</text:p>
          </table:table-cell>
          <table:table-cell table:style-name="ce3" table:formula="of:=CHAR(INDEX([XOR.$B$2:.$Q$17];[.$B33]+1;[.AP$3]+1 )*16+INDEX([XOR.$B$2:.$Q$17];[.$C33]+1;[.AP$4]+1))" office:value-type="string" office:string-value="v">
            <text:p>v</text:p>
          </table:table-cell>
          <table:table-cell table:style-name="ce3" table:formula="of:=CHAR(INDEX([XOR.$B$2:.$Q$17];[.$B33]+1;[.AQ$3]+1 )*16+INDEX([XOR.$B$2:.$Q$17];[.$C33]+1;[.AQ$4]+1))" office:value-type="string" office:string-value="w">
            <text:p>w</text:p>
          </table:table-cell>
          <table:table-cell table:style-name="ce3" table:formula="of:=CHAR(INDEX([XOR.$B$2:.$Q$17];[.$B33]+1;[.AR$3]+1 )*16+INDEX([XOR.$B$2:.$Q$17];[.$C33]+1;[.AR$4]+1))" office:value-type="string" office:string-value="t">
            <text:p>t</text:p>
          </table:table-cell>
          <table:table-cell table:style-name="ce3" table:formula="of:=CHAR(INDEX([XOR.$B$2:.$Q$17];[.$B33]+1;[.AS$3]+1 )*16+INDEX([XOR.$B$2:.$Q$17];[.$C33]+1;[.AS$4]+1))" office:value-type="string" office:string-value="u">
            <text:p>u</text:p>
          </table:table-cell>
          <table:table-cell table:style-name="ce3" table:formula="of:=CHAR(INDEX([XOR.$B$2:.$Q$17];[.$B33]+1;[.AT$3]+1 )*16+INDEX([XOR.$B$2:.$Q$17];[.$C33]+1;[.AT$4]+1))" office:value-type="string" office:string-value="z">
            <text:p>z</text:p>
          </table:table-cell>
          <table:table-cell table:style-name="ce3" table:formula="of:=CHAR(INDEX([XOR.$B$2:.$Q$17];[.$B33]+1;[.AU$3]+1 )*16+INDEX([XOR.$B$2:.$Q$17];[.$C33]+1;[.AU$4]+1))" office:value-type="string" office:string-value="{">
            <text:p>{</text:p>
          </table:table-cell>
          <table:table-cell table:style-name="ce3" table:formula="of:=CHAR(INDEX([XOR.$B$2:.$Q$17];[.$B33]+1;[.AV$3]+1 )*16+INDEX([XOR.$B$2:.$Q$17];[.$C33]+1;[.AV$4]+1))" office:value-type="string" office:string-value="x">
            <text:p>x</text:p>
          </table:table-cell>
          <table:table-cell table:style-name="ce3" table:formula="of:=CHAR(INDEX([XOR.$B$2:.$Q$17];[.$B33]+1;[.AW$3]+1 )*16+INDEX([XOR.$B$2:.$Q$17];[.$C33]+1;[.AW$4]+1))" office:value-type="string" office:string-value="y">
            <text:p>y</text:p>
          </table:table-cell>
          <table:table-cell table:style-name="ce3" table:formula="of:=CHAR(INDEX([XOR.$B$2:.$Q$17];[.$B33]+1;[.AX$3]+1 )*16+INDEX([XOR.$B$2:.$Q$17];[.$C33]+1;[.AX$4]+1))" office:value-type="string" office:string-value="~">
            <text:p>~</text:p>
          </table:table-cell>
          <table:table-cell table:style-name="ce3" table:formula="of:=CHAR(INDEX([XOR.$B$2:.$Q$17];[.$B33]+1;[.AY$3]+1 )*16+INDEX([XOR.$B$2:.$Q$17];[.$C33]+1;[.AY$4]+1))" office:value-type="string" office:string-value="">
            <text:p></text:p>
          </table:table-cell>
          <table:table-cell table:style-name="ce3" table:formula="of:=CHAR(INDEX([XOR.$B$2:.$Q$17];[.$B33]+1;[.AZ$3]+1 )*16+INDEX([XOR.$B$2:.$Q$17];[.$C33]+1;[.AZ$4]+1))" office:value-type="string" office:string-value="|">
            <text:p>|</text:p>
          </table:table-cell>
          <table:table-cell table:style-name="ce3" table:formula="of:=CHAR(INDEX([XOR.$B$2:.$Q$17];[.$B33]+1;[.BA$3]+1 )*16+INDEX([XOR.$B$2:.$Q$17];[.$C33]+1;[.BA$4]+1))" office:value-type="string" office:string-value="}">
            <text:p>}</text:p>
          </table:table-cell>
          <table:table-cell table:style-name="ce3" table:formula="of:=CHAR(INDEX([XOR.$B$2:.$Q$17];[.$B33]+1;[.BB$3]+1 )*16+INDEX([XOR.$B$2:.$Q$17];[.$C33]+1;[.BB$4]+1))" office:value-type="string" office:string-value="b">
            <text:p>b</text:p>
          </table:table-cell>
          <table:table-cell table:style-name="ce3" table:formula="of:=CHAR(INDEX([XOR.$B$2:.$Q$17];[.$B33]+1;[.BC$3]+1 )*16+INDEX([XOR.$B$2:.$Q$17];[.$C33]+1;[.BC$4]+1))" office:value-type="string" office:string-value="c">
            <text:p>c</text:p>
          </table:table-cell>
          <table:table-cell table:style-name="ce3" table:formula="of:=CHAR(INDEX([XOR.$B$2:.$Q$17];[.$B33]+1;[.BD$3]+1 )*16+INDEX([XOR.$B$2:.$Q$17];[.$C33]+1;[.BD$4]+1))" office:value-type="string" office:string-value="`">
            <text:p>`</text:p>
          </table:table-cell>
          <table:table-cell table:style-name="ce3" table:formula="of:=CHAR(INDEX([XOR.$B$2:.$Q$17];[.$B33]+1;[.BE$3]+1 )*16+INDEX([XOR.$B$2:.$Q$17];[.$C33]+1;[.BE$4]+1))" office:value-type="string" office:string-value="a">
            <text:p>a</text:p>
          </table:table-cell>
          <table:table-cell table:style-name="ce3" table:formula="of:=CHAR(INDEX([XOR.$B$2:.$Q$17];[.$B33]+1;[.BF$3]+1 )*16+INDEX([XOR.$B$2:.$Q$17];[.$C33]+1;[.BF$4]+1))" office:value-type="string" office:string-value="f">
            <text:p>f</text:p>
          </table:table-cell>
          <table:table-cell table:style-name="ce8" table:formula="of:=CHAR(INDEX([XOR.$B$2:.$Q$17];[.$B33]+1;[.BG$3]+1 )*16+INDEX([XOR.$B$2:.$Q$17];[.$C33]+1;[.BG$4]+1))" office:value-type="string" office:string-value="g">
            <text:p>g</text:p>
          </table:table-cell>
          <table:table-cell table:style-name="ce3" table:formula="of:=CHAR(INDEX([XOR.$B$2:.$Q$17];[.$B33]+1;[.BH$3]+1 )*16+INDEX([XOR.$B$2:.$Q$17];[.$C33]+1;[.BH$4]+1))" office:value-type="string" office:string-value="d">
            <text:p>d</text:p>
          </table:table-cell>
          <table:table-cell table:style-name="ce3" table:formula="of:=CHAR(INDEX([XOR.$B$2:.$Q$17];[.$B33]+1;[.BI$3]+1 )*16+INDEX([XOR.$B$2:.$Q$17];[.$C33]+1;[.BI$4]+1))" office:value-type="string" office:string-value="e">
            <text:p>e</text:p>
          </table:table-cell>
          <table:table-cell table:style-name="ce3" table:formula="of:=CHAR(INDEX([XOR.$B$2:.$Q$17];[.$B33]+1;[.BJ$3]+1 )*16+INDEX([XOR.$B$2:.$Q$17];[.$C33]+1;[.BJ$4]+1))" office:value-type="string" office:string-value="j">
            <text:p>j</text:p>
          </table:table-cell>
          <table:table-cell table:style-name="ce3" table:formula="of:=CHAR(INDEX([XOR.$B$2:.$Q$17];[.$B33]+1;[.BK$3]+1 )*16+INDEX([XOR.$B$2:.$Q$17];[.$C33]+1;[.BK$4]+1))" office:value-type="string" office:string-value="k">
            <text:p>k</text:p>
          </table:table-cell>
          <table:table-cell table:style-name="ce3" table:formula="of:=CHAR(INDEX([XOR.$B$2:.$Q$17];[.$B33]+1;[.BL$3]+1 )*16+INDEX([XOR.$B$2:.$Q$17];[.$C33]+1;[.BL$4]+1))" office:value-type="string" office:string-value="h">
            <text:p>h</text:p>
          </table:table-cell>
          <table:table-cell table:style-name="ce3" table:formula="of:=CHAR(INDEX([XOR.$B$2:.$Q$17];[.$B33]+1;[.BM$3]+1 )*16+INDEX([XOR.$B$2:.$Q$17];[.$C33]+1;[.BM$4]+1))" office:value-type="string" office:string-value="i">
            <text:p>i</text:p>
          </table:table-cell>
          <table:table-cell table:style-name="ce3" table:formula="of:=CHAR(INDEX([XOR.$B$2:.$Q$17];[.$B33]+1;[.BN$3]+1 )*16+INDEX([XOR.$B$2:.$Q$17];[.$C33]+1;[.BN$4]+1))" office:value-type="string" office:string-value="n">
            <text:p>n</text:p>
          </table:table-cell>
          <table:table-cell table:style-name="ce3" table:formula="of:=CHAR(INDEX([XOR.$B$2:.$Q$17];[.$B33]+1;[.BO$3]+1 )*16+INDEX([XOR.$B$2:.$Q$17];[.$C33]+1;[.BO$4]+1))" office:value-type="string" office:string-value="o">
            <text:p>o</text:p>
          </table:table-cell>
          <table:table-cell table:style-name="ce3" table:formula="of:=CHAR(INDEX([XOR.$B$2:.$Q$17];[.$B33]+1;[.BP$3]+1 )*16+INDEX([XOR.$B$2:.$Q$17];[.$C33]+1;[.BP$4]+1))" office:value-type="string" office:string-value="l">
            <text:p>l</text:p>
          </table:table-cell>
          <table:table-cell table:style-name="ce3" table:formula="of:=CHAR(INDEX([XOR.$B$2:.$Q$17];[.$B33]+1;[.BQ$3]+1 )*16+INDEX([XOR.$B$2:.$Q$17];[.$C33]+1;[.BQ$4]+1))" office:value-type="string" office:string-value="m">
            <text:p>m</text:p>
          </table:table-cell>
          <table:table-cell table:style-name="ce3" table:formula="of:=CHAR(INDEX([XOR.$B$2:.$Q$17];[.$B33]+1;[.BR$3]+1 )*16+INDEX([XOR.$B$2:.$Q$17];[.$C33]+1;[.BR$4]+1))" office:value-type="string" office:string-value="">
            <text:p/>
          </table:table-cell>
          <table:table-cell table:style-name="ce3" table:formula="of:=CHAR(INDEX([XOR.$B$2:.$Q$17];[.$B33]+1;[.BS$3]+1 )*16+INDEX([XOR.$B$2:.$Q$17];[.$C33]+1;[.BS$4]+1))" office:value-type="string" office:string-value="">
            <text:p/>
          </table:table-cell>
          <table:table-cell table:style-name="ce3" table:formula="of:=CHAR(INDEX([XOR.$B$2:.$Q$17];[.$B33]+1;[.BT$3]+1 )*16+INDEX([XOR.$B$2:.$Q$17];[.$C33]+1;[.BT$4]+1))" office:value-type="string" office:string-value="">
            <text:p/>
          </table:table-cell>
          <table:table-cell table:style-name="ce3" table:formula="of:=CHAR(INDEX([XOR.$B$2:.$Q$17];[.$B33]+1;[.BU$3]+1 )*16+INDEX([XOR.$B$2:.$Q$17];[.$C33]+1;[.BU$4]+1))" office:value-type="string" office:string-value="">
            <text:p/>
          </table:table-cell>
          <table:table-cell table:style-name="ce3" table:formula="of:=CHAR(INDEX([XOR.$B$2:.$Q$17];[.$B33]+1;[.BV$3]+1 )*16+INDEX([XOR.$B$2:.$Q$17];[.$C33]+1;[.BV$4]+1))" office:value-type="string" office:string-value="">
            <text:p/>
          </table:table-cell>
          <table:table-cell table:style-name="ce3" table:formula="of:=CHAR(INDEX([XOR.$B$2:.$Q$17];[.$B33]+1;[.BW$3]+1 )*16+INDEX([XOR.$B$2:.$Q$17];[.$C33]+1;[.BW$4]+1))" office:value-type="string" office:string-value="">
            <text:p/>
          </table:table-cell>
          <table:table-cell table:style-name="ce3" table:formula="of:=CHAR(INDEX([XOR.$B$2:.$Q$17];[.$B33]+1;[.BX$3]+1 )*16+INDEX([XOR.$B$2:.$Q$17];[.$C33]+1;[.BX$4]+1))" office:value-type="string" office:string-value="">
            <text:p/>
          </table:table-cell>
          <table:table-cell table:style-name="ce3" table:formula="of:=CHAR(INDEX([XOR.$B$2:.$Q$17];[.$B33]+1;[.BY$3]+1 )*16+INDEX([XOR.$B$2:.$Q$17];[.$C33]+1;[.BY$4]+1))" office:value-type="string" office:string-value="">
            <text:p/>
          </table:table-cell>
          <table:table-cell table:style-name="ce3" table:formula="of:=CHAR(INDEX([XOR.$B$2:.$Q$17];[.$B33]+1;[.BZ$3]+1 )*16+INDEX([XOR.$B$2:.$Q$17];[.$C33]+1;[.BZ$4]+1))" office:value-type="string" office:string-value="">
            <text:p/>
          </table:table-cell>
          <table:table-cell table:style-name="ce3" table:formula="of:=CHAR(INDEX([XOR.$B$2:.$Q$17];[.$B33]+1;[.CA$3]+1 )*16+INDEX([XOR.$B$2:.$Q$17];[.$C33]+1;[.CA$4]+1))" office:value-type="string" office:string-value="">
            <text:p/>
          </table:table-cell>
          <table:table-cell table:style-name="ce3" table:formula="of:=CHAR(INDEX([XOR.$B$2:.$Q$17];[.$B33]+1;[.CB$3]+1 )*16+INDEX([XOR.$B$2:.$Q$17];[.$C33]+1;[.CB$4]+1))" office:value-type="string" office:string-value="">
            <text:p/>
          </table:table-cell>
          <table:table-cell table:style-name="ce3" table:formula="of:=CHAR(INDEX([XOR.$B$2:.$Q$17];[.$B33]+1;[.CC$3]+1 )*16+INDEX([XOR.$B$2:.$Q$17];[.$C33]+1;[.CC$4]+1))" office:value-type="string" office:string-value="">
            <text:p/>
          </table:table-cell>
          <table:table-cell table:style-name="ce3" table:formula="of:=CHAR(INDEX([XOR.$B$2:.$Q$17];[.$B33]+1;[.CD$3]+1 )*16+INDEX([XOR.$B$2:.$Q$17];[.$C33]+1;[.CD$4]+1))" office:value-type="string" office:string-value="">
            <text:p/>
          </table:table-cell>
          <table:table-cell table:style-name="ce3" table:formula="of:=CHAR(INDEX([XOR.$B$2:.$Q$17];[.$B33]+1;[.CE$3]+1 )*16+INDEX([XOR.$B$2:.$Q$17];[.$C33]+1;[.CE$4]+1))" office:value-type="string" office:string-value="">
            <text:p/>
          </table:table-cell>
          <table:table-cell table:style-name="ce3" table:formula="of:=CHAR(INDEX([XOR.$B$2:.$Q$17];[.$B33]+1;[.CF$3]+1 )*16+INDEX([XOR.$B$2:.$Q$17];[.$C33]+1;[.CF$4]+1))" office:value-type="string" office:string-value="">
            <text:p/>
          </table:table-cell>
          <table:table-cell table:style-name="ce3" table:formula="of:=CHAR(INDEX([XOR.$B$2:.$Q$17];[.$B33]+1;[.CG$3]+1 )*16+INDEX([XOR.$B$2:.$Q$17];[.$C33]+1;[.CG$4]+1))" office:value-type="string" office:string-value="">
            <text:p/>
          </table:table-cell>
          <table:table-cell table:style-name="ce3" table:formula="of:=CHAR(INDEX([XOR.$B$2:.$Q$17];[.$B33]+1;[.CH$3]+1 )*16+INDEX([XOR.$B$2:.$Q$17];[.$C33]+1;[.CH$4]+1))" office:value-type="string" office:string-value="">
            <text:p/>
          </table:table-cell>
          <table:table-cell table:style-name="ce3" table:formula="of:=CHAR(INDEX([XOR.$B$2:.$Q$17];[.$B33]+1;[.CI$3]+1 )*16+INDEX([XOR.$B$2:.$Q$17];[.$C33]+1;[.CI$4]+1))" office:value-type="string" office:string-value="">
            <text:p/>
          </table:table-cell>
          <table:table-cell table:style-name="ce3" table:formula="of:=CHAR(INDEX([XOR.$B$2:.$Q$17];[.$B33]+1;[.CJ$3]+1 )*16+INDEX([XOR.$B$2:.$Q$17];[.$C33]+1;[.CJ$4]+1))" office:value-type="string" office:string-value="">
            <text:p/>
          </table:table-cell>
          <table:table-cell table:style-name="ce3" table:formula="of:=CHAR(INDEX([XOR.$B$2:.$Q$17];[.$B33]+1;[.CK$3]+1 )*16+INDEX([XOR.$B$2:.$Q$17];[.$C33]+1;[.CK$4]+1))" office:value-type="string" office:string-value="">
            <text:p/>
          </table:table-cell>
          <table:table-cell table:style-name="ce3" table:formula="of:=CHAR(INDEX([XOR.$B$2:.$Q$17];[.$B33]+1;[.CL$3]+1 )*16+INDEX([XOR.$B$2:.$Q$17];[.$C33]+1;[.CL$4]+1))" office:value-type="string" office:string-value="">
            <text:p/>
          </table:table-cell>
          <table:table-cell table:style-name="ce3" table:formula="of:=CHAR(INDEX([XOR.$B$2:.$Q$17];[.$B33]+1;[.CM$3]+1 )*16+INDEX([XOR.$B$2:.$Q$17];[.$C33]+1;[.CM$4]+1))" office:value-type="string" office:string-value="">
            <text:p/>
          </table:table-cell>
          <table:table-cell table:style-name="ce3" table:formula="of:=CHAR(INDEX([XOR.$B$2:.$Q$17];[.$B33]+1;[.CN$3]+1 )*16+INDEX([XOR.$B$2:.$Q$17];[.$C33]+1;[.CN$4]+1))" office:value-type="string" office:string-value="">
            <text:p/>
          </table:table-cell>
          <table:table-cell table:style-name="ce3" table:formula="of:=CHAR(INDEX([XOR.$B$2:.$Q$17];[.$B33]+1;[.CO$3]+1 )*16+INDEX([XOR.$B$2:.$Q$17];[.$C33]+1;[.CO$4]+1))" office:value-type="string" office:string-value="">
            <text:p/>
          </table:table-cell>
          <table:table-cell table:style-name="ce12" table:formula="of:=CHAR(INDEX([XOR.$B$2:.$Q$17];[.$B33]+1;[.CP$3]+1 )*16+INDEX([XOR.$B$2:.$Q$17];[.$C33]+1;[.CP$4]+1))" office:value-type="string" office:string-value="&#10;">
            <text:p><text:line-break/></text:p>
          </table:table-cell>
          <table:table-cell table:style-name="ce3" table:formula="of:=CHAR(INDEX([XOR.$B$2:.$Q$17];[.$B33]+1;[.CQ$3]+1 )*16+INDEX([XOR.$B$2:.$Q$17];[.$C33]+1;[.CQ$4]+1))" office:value-type="string" office:string-value="">
            <text:p/>
          </table:table-cell>
          <table:table-cell table:style-name="ce3" table:formula="of:=CHAR(INDEX([XOR.$B$2:.$Q$17];[.$B33]+1;[.CR$3]+1 )*16+INDEX([XOR.$B$2:.$Q$17];[.$C33]+1;[.CR$4]+1))" office:value-type="string" office:string-value="">
            <text:p/>
          </table:table-cell>
          <table:table-cell table:style-name="ce3" table:formula="of:=CHAR(INDEX([XOR.$B$2:.$Q$17];[.$B33]+1;[.CS$3]+1 )*16+INDEX([XOR.$B$2:.$Q$17];[.$C33]+1;[.CS$4]+1))" office:value-type="string" office:string-value="&#9;">
            <text:p><text:tab/></text:p>
          </table:table-cell>
          <table:table-cell table:style-name="ce3" table:formula="of:=CHAR(INDEX([XOR.$B$2:.$Q$17];[.$B33]+1;[.CT$3]+1 )*16+INDEX([XOR.$B$2:.$Q$17];[.$C33]+1;[.CT$4]+1))" office:value-type="string" office:string-value="">
            <text:p/>
          </table:table-cell>
          <table:table-cell table:style-name="ce3" table:formula="of:=CHAR(INDEX([XOR.$B$2:.$Q$17];[.$B33]+1;[.CU$3]+1 )*16+INDEX([XOR.$B$2:.$Q$17];[.$C33]+1;[.CU$4]+1))" office:value-type="string" office:string-value="">
            <text:p/>
          </table:table-cell>
          <table:table-cell table:style-name="ce3" table:formula="of:=CHAR(INDEX([XOR.$B$2:.$Q$17];[.$B33]+1;[.CV$3]+1 )*16+INDEX([XOR.$B$2:.$Q$17];[.$C33]+1;[.CV$4]+1))" office:value-type="string" office:string-value="">
            <text:p/>
          </table:table-cell>
          <table:table-cell table:style-name="ce3" table:formula="of:=CHAR(INDEX([XOR.$B$2:.$Q$17];[.$B33]+1;[.CW$3]+1 )*16+INDEX([XOR.$B$2:.$Q$17];[.$C33]+1;[.CW$4]+1))" office:value-type="string" office:string-value="&#13;">
            <text:p></text:p>
          </table:table-cell>
          <table:table-cell table:style-name="ce3" table:formula="of:=CHAR(INDEX([XOR.$B$2:.$Q$17];[.$B33]+1;[.CX$3]+1 )*16+INDEX([XOR.$B$2:.$Q$17];[.$C33]+1;[.CX$4]+1))" office:value-type="string" office:string-value="2">
            <text:p>2</text:p>
          </table:table-cell>
          <table:table-cell table:style-name="ce3" table:formula="of:=CHAR(INDEX([XOR.$B$2:.$Q$17];[.$B33]+1;[.CY$3]+1 )*16+INDEX([XOR.$B$2:.$Q$17];[.$C33]+1;[.CY$4]+1))" office:value-type="string" office:string-value="3">
            <text:p>3</text:p>
          </table:table-cell>
          <table:table-cell table:style-name="ce3" table:formula="of:=CHAR(INDEX([XOR.$B$2:.$Q$17];[.$B33]+1;[.CZ$3]+1 )*16+INDEX([XOR.$B$2:.$Q$17];[.$C33]+1;[.CZ$4]+1))" office:value-type="string" office:string-value="0">
            <text:p>0</text:p>
          </table:table-cell>
          <table:table-cell table:style-name="ce3" table:formula="of:=CHAR(INDEX([XOR.$B$2:.$Q$17];[.$B33]+1;[.DA$3]+1 )*16+INDEX([XOR.$B$2:.$Q$17];[.$C33]+1;[.DA$4]+1))" office:value-type="string" office:string-value="1">
            <text:p>1</text:p>
          </table:table-cell>
          <table:table-cell table:style-name="ce3" table:formula="of:=CHAR(INDEX([XOR.$B$2:.$Q$17];[.$B33]+1;[.DB$3]+1 )*16+INDEX([XOR.$B$2:.$Q$17];[.$C33]+1;[.DB$4]+1))" office:value-type="string" office:string-value="6">
            <text:p>6</text:p>
          </table:table-cell>
          <table:table-cell table:style-name="ce3" table:formula="of:=CHAR(INDEX([XOR.$B$2:.$Q$17];[.$B33]+1;[.DC$3]+1 )*16+INDEX([XOR.$B$2:.$Q$17];[.$C33]+1;[.DC$4]+1))" office:value-type="string" office:string-value="7">
            <text:p>7</text:p>
          </table:table-cell>
          <table:table-cell table:style-name="ce3" table:formula="of:=CHAR(INDEX([XOR.$B$2:.$Q$17];[.$B33]+1;[.DD$3]+1 )*16+INDEX([XOR.$B$2:.$Q$17];[.$C33]+1;[.DD$4]+1))" office:value-type="string" office:string-value="4">
            <text:p>4</text:p>
          </table:table-cell>
          <table:table-cell table:style-name="ce3" table:formula="of:=CHAR(INDEX([XOR.$B$2:.$Q$17];[.$B33]+1;[.DE$3]+1 )*16+INDEX([XOR.$B$2:.$Q$17];[.$C33]+1;[.DE$4]+1))" office:value-type="string" office:string-value="5">
            <text:p>5</text:p>
          </table:table-cell>
          <table:table-cell table:style-name="ce3" table:formula="of:=CHAR(INDEX([XOR.$B$2:.$Q$17];[.$B33]+1;[.DF$3]+1 )*16+INDEX([XOR.$B$2:.$Q$17];[.$C33]+1;[.DF$4]+1))" office:value-type="string" office:string-value=":">
            <text:p>:</text:p>
          </table:table-cell>
          <table:table-cell table:style-name="ce3" table:formula="of:=CHAR(INDEX([XOR.$B$2:.$Q$17];[.$B33]+1;[.DG$3]+1 )*16+INDEX([XOR.$B$2:.$Q$17];[.$C33]+1;[.DG$4]+1))" office:value-type="string" office:string-value=";">
            <text:p>;</text:p>
          </table:table-cell>
          <table:table-cell table:style-name="ce3" table:formula="of:=CHAR(INDEX([XOR.$B$2:.$Q$17];[.$B33]+1;[.DH$3]+1 )*16+INDEX([XOR.$B$2:.$Q$17];[.$C33]+1;[.DH$4]+1))" office:value-type="string" office:string-value="8">
            <text:p>8</text:p>
          </table:table-cell>
          <table:table-cell table:style-name="ce3" table:formula="of:=CHAR(INDEX([XOR.$B$2:.$Q$17];[.$B33]+1;[.DI$3]+1 )*16+INDEX([XOR.$B$2:.$Q$17];[.$C33]+1;[.DI$4]+1))" office:value-type="string" office:string-value="9">
            <text:p>9</text:p>
          </table:table-cell>
          <table:table-cell table:style-name="ce3" table:formula="of:=CHAR(INDEX([XOR.$B$2:.$Q$17];[.$B33]+1;[.DJ$3]+1 )*16+INDEX([XOR.$B$2:.$Q$17];[.$C33]+1;[.DJ$4]+1))" office:value-type="string" office:string-value="&gt;">
            <text:p>&gt;</text:p>
          </table:table-cell>
          <table:table-cell table:style-name="ce3" table:formula="of:=CHAR(INDEX([XOR.$B$2:.$Q$17];[.$B33]+1;[.DK$3]+1 )*16+INDEX([XOR.$B$2:.$Q$17];[.$C33]+1;[.DK$4]+1))" office:value-type="string" office:string-value="?">
            <text:p>?</text:p>
          </table:table-cell>
          <table:table-cell table:style-name="ce3" table:formula="of:=CHAR(INDEX([XOR.$B$2:.$Q$17];[.$B33]+1;[.DL$3]+1 )*16+INDEX([XOR.$B$2:.$Q$17];[.$C33]+1;[.DL$4]+1))" office:value-type="string" office:string-value="&lt;">
            <text:p>&lt;</text:p>
          </table:table-cell>
          <table:table-cell table:style-name="ce3" table:formula="of:=CHAR(INDEX([XOR.$B$2:.$Q$17];[.$B33]+1;[.DM$3]+1 )*16+INDEX([XOR.$B$2:.$Q$17];[.$C33]+1;[.DM$4]+1))" office:value-type="string" office:string-value="=">
            <text:p>=</text:p>
          </table:table-cell>
          <table:table-cell table:style-name="ce3" table:formula="of:=CHAR(INDEX([XOR.$B$2:.$Q$17];[.$B33]+1;[.DN$3]+1 )*16+INDEX([XOR.$B$2:.$Q$17];[.$C33]+1;[.DN$4]+1))" office:value-type="string" office:string-value="&quot;">
            <text:p>"</text:p>
          </table:table-cell>
          <table:table-cell table:style-name="ce3" table:formula="of:=CHAR(INDEX([XOR.$B$2:.$Q$17];[.$B33]+1;[.DO$3]+1 )*16+INDEX([XOR.$B$2:.$Q$17];[.$C33]+1;[.DO$4]+1))" office:value-type="string" office:string-value="#">
            <text:p>#</text:p>
          </table:table-cell>
          <table:table-cell table:style-name="ce3" table:formula="of:=CHAR(INDEX([XOR.$B$2:.$Q$17];[.$B33]+1;[.DP$3]+1 )*16+INDEX([XOR.$B$2:.$Q$17];[.$C33]+1;[.DP$4]+1))" office:value-type="string" office:string-value=" ">
            <text:p><text:s/></text:p>
          </table:table-cell>
          <table:table-cell table:style-name="ce3" table:formula="of:=CHAR(INDEX([XOR.$B$2:.$Q$17];[.$B33]+1;[.DQ$3]+1 )*16+INDEX([XOR.$B$2:.$Q$17];[.$C33]+1;[.DQ$4]+1))" office:value-type="string" office:string-value="!">
            <text:p>!</text:p>
          </table:table-cell>
          <table:table-cell table:style-name="ce3" table:formula="of:=CHAR(INDEX([XOR.$B$2:.$Q$17];[.$B33]+1;[.DR$3]+1 )*16+INDEX([XOR.$B$2:.$Q$17];[.$C33]+1;[.DR$4]+1))" office:value-type="string" office:string-value="&amp;">
            <text:p>&amp;</text:p>
          </table:table-cell>
          <table:table-cell table:style-name="ce3" table:formula="of:=CHAR(INDEX([XOR.$B$2:.$Q$17];[.$B33]+1;[.DS$3]+1 )*16+INDEX([XOR.$B$2:.$Q$17];[.$C33]+1;[.DS$4]+1))" office:value-type="string" office:string-value="'">
            <text:p>'</text:p>
          </table:table-cell>
          <table:table-cell table:style-name="ce3" table:formula="of:=CHAR(INDEX([XOR.$B$2:.$Q$17];[.$B33]+1;[.DT$3]+1 )*16+INDEX([XOR.$B$2:.$Q$17];[.$C33]+1;[.DT$4]+1))" office:value-type="string" office:string-value="$">
            <text:p>$</text:p>
          </table:table-cell>
          <table:table-cell table:style-name="ce3" table:formula="of:=CHAR(INDEX([XOR.$B$2:.$Q$17];[.$B33]+1;[.DU$3]+1 )*16+INDEX([XOR.$B$2:.$Q$17];[.$C33]+1;[.DU$4]+1))" office:value-type="string" office:string-value="%">
            <text:p>%</text:p>
          </table:table-cell>
          <table:table-cell table:style-name="ce3" table:formula="of:=CHAR(INDEX([XOR.$B$2:.$Q$17];[.$B33]+1;[.DV$3]+1 )*16+INDEX([XOR.$B$2:.$Q$17];[.$C33]+1;[.DV$4]+1))" office:value-type="string" office:string-value="*">
            <text:p>*</text:p>
          </table:table-cell>
          <table:table-cell table:style-name="ce3" table:formula="of:=CHAR(INDEX([XOR.$B$2:.$Q$17];[.$B33]+1;[.DW$3]+1 )*16+INDEX([XOR.$B$2:.$Q$17];[.$C33]+1;[.DW$4]+1))" office:value-type="string" office:string-value="+">
            <text:p>+</text:p>
          </table:table-cell>
          <table:table-cell table:style-name="ce3" table:formula="of:=CHAR(INDEX([XOR.$B$2:.$Q$17];[.$B33]+1;[.DX$3]+1 )*16+INDEX([XOR.$B$2:.$Q$17];[.$C33]+1;[.DX$4]+1))" office:value-type="string" office:string-value="(">
            <text:p>(</text:p>
          </table:table-cell>
          <table:table-cell table:style-name="ce3" table:formula="of:=CHAR(INDEX([XOR.$B$2:.$Q$17];[.$B33]+1;[.DY$3]+1 )*16+INDEX([XOR.$B$2:.$Q$17];[.$C33]+1;[.DY$4]+1))" office:value-type="string" office:string-value=")">
            <text:p>)</text:p>
          </table:table-cell>
          <table:table-cell table:style-name="ce3" table:formula="of:=CHAR(INDEX([XOR.$B$2:.$Q$17];[.$B33]+1;[.DZ$3]+1 )*16+INDEX([XOR.$B$2:.$Q$17];[.$C33]+1;[.DZ$4]+1))" office:value-type="string" office:string-value=".">
            <text:p>.</text:p>
          </table:table-cell>
          <table:table-cell table:style-name="ce3" table:formula="of:=CHAR(INDEX([XOR.$B$2:.$Q$17];[.$B33]+1;[.EA$3]+1 )*16+INDEX([XOR.$B$2:.$Q$17];[.$C33]+1;[.EA$4]+1))" office:value-type="string" office:string-value="/">
            <text:p>/</text:p>
          </table:table-cell>
          <table:table-cell table:style-name="ce3" table:formula="of:=CHAR(INDEX([XOR.$B$2:.$Q$17];[.$B33]+1;[.EB$3]+1 )*16+INDEX([XOR.$B$2:.$Q$17];[.$C33]+1;[.EB$4]+1))" office:value-type="string" office:string-value=",">
            <text:p>,</text:p>
          </table:table-cell>
          <table:table-cell table:style-name="ce3" table:formula="of:=CHAR(INDEX([XOR.$B$2:.$Q$17];[.$B33]+1;[.EC$3]+1 )*16+INDEX([XOR.$B$2:.$Q$17];[.$C33]+1;[.EC$4]+1))" office:value-type="string" office:string-value="-">
            <text:p>-</text:p>
          </table:table-cell>
        </table:table-row>
        <table:table-row table:style-name="ro4">
          <table:table-cell table:formula="of:=[.A33]+2" office:value-type="float" office:value="59">
            <text:p>59</text:p>
          </table:table-cell>
          <table:table-cell table:style-name="ce3" table:formula="of:=VLOOKUP(RIGHT(LEFT([.$B$1];[.A34]);1);[Sheet1.$A$2:.$C$17];3;0)" office:value-type="float" office:value="3">
            <text:p>3</text:p>
          </table:table-cell>
          <table:table-cell table:formula="of:=VLOOKUP(RIGHT(LEFT([.$B$1];[.A34]+1);1);[Sheet1.$A$2:.$C$17];3;0)" office:value-type="float" office:value="15">
            <text:p>15</text:p>
          </table:table-cell>
          <table:table-cell table:formula="of:=[.C34]+[.B34]*16" office:value-type="float" office:value="63">
            <text:p>63</text:p>
          </table:table-cell>
          <table:table-cell table:formula="of:=CHAR([.D34])" office:value-type="string" office:string-value="?">
            <text:p>?</text:p>
          </table:table-cell>
          <table:table-cell table:style-name="ce3" table:formula="of:=CHAR(INDEX([XOR.$B$2:.$Q$17];[.$B34]+1;[.F$3]+1 )*16+INDEX([XOR.$B$2:.$Q$17];[.$C34]+1;[.F$4]+1))" office:value-type="string" office:string-value="?">
            <text:p>?</text:p>
          </table:table-cell>
          <table:table-cell table:style-name="ce3" table:formula="of:=CHAR(INDEX([XOR.$B$2:.$Q$17];[.$B34]+1;[.G$3]+1 )*16+INDEX([XOR.$B$2:.$Q$17];[.$C34]+1;[.G$4]+1))" office:value-type="string" office:string-value="&gt;">
            <text:p>&gt;</text:p>
          </table:table-cell>
          <table:table-cell table:style-name="ce3" table:formula="of:=CHAR(INDEX([XOR.$B$2:.$Q$17];[.$B34]+1;[.H$3]+1 )*16+INDEX([XOR.$B$2:.$Q$17];[.$C34]+1;[.H$4]+1))" office:value-type="string" office:string-value="=">
            <text:p>=</text:p>
          </table:table-cell>
          <table:table-cell table:style-name="ce3" table:formula="of:=CHAR(INDEX([XOR.$B$2:.$Q$17];[.$B34]+1;[.I$3]+1 )*16+INDEX([XOR.$B$2:.$Q$17];[.$C34]+1;[.I$4]+1))" office:value-type="string" office:string-value="&lt;">
            <text:p>&lt;</text:p>
          </table:table-cell>
          <table:table-cell table:style-name="ce3" table:formula="of:=CHAR(INDEX([XOR.$B$2:.$Q$17];[.$B34]+1;[.J$3]+1 )*16+INDEX([XOR.$B$2:.$Q$17];[.$C34]+1;[.J$4]+1))" office:value-type="string" office:string-value=";">
            <text:p>;</text:p>
          </table:table-cell>
          <table:table-cell table:style-name="ce3" table:formula="of:=CHAR(INDEX([XOR.$B$2:.$Q$17];[.$B34]+1;[.K$3]+1 )*16+INDEX([XOR.$B$2:.$Q$17];[.$C34]+1;[.K$4]+1))" office:value-type="string" office:string-value=":">
            <text:p>:</text:p>
          </table:table-cell>
          <table:table-cell table:style-name="ce3" table:formula="of:=CHAR(INDEX([XOR.$B$2:.$Q$17];[.$B34]+1;[.L$3]+1 )*16+INDEX([XOR.$B$2:.$Q$17];[.$C34]+1;[.L$4]+1))" office:value-type="string" office:string-value="9">
            <text:p>9</text:p>
          </table:table-cell>
          <table:table-cell table:style-name="ce3" table:formula="of:=CHAR(INDEX([XOR.$B$2:.$Q$17];[.$B34]+1;[.M$3]+1 )*16+INDEX([XOR.$B$2:.$Q$17];[.$C34]+1;[.M$4]+1))" office:value-type="string" office:string-value="8">
            <text:p>8</text:p>
          </table:table-cell>
          <table:table-cell table:style-name="ce3" table:formula="of:=CHAR(INDEX([XOR.$B$2:.$Q$17];[.$B34]+1;[.N$3]+1 )*16+INDEX([XOR.$B$2:.$Q$17];[.$C34]+1;[.N$4]+1))" office:value-type="string" office:string-value="7">
            <text:p>7</text:p>
          </table:table-cell>
          <table:table-cell table:style-name="ce3" table:formula="of:=CHAR(INDEX([XOR.$B$2:.$Q$17];[.$B34]+1;[.O$3]+1 )*16+INDEX([XOR.$B$2:.$Q$17];[.$C34]+1;[.O$4]+1))" office:value-type="string" office:string-value="6">
            <text:p>6</text:p>
          </table:table-cell>
          <table:table-cell table:style-name="ce3" table:formula="of:=CHAR(INDEX([XOR.$B$2:.$Q$17];[.$B34]+1;[.P$3]+1 )*16+INDEX([XOR.$B$2:.$Q$17];[.$C34]+1;[.P$4]+1))" office:value-type="string" office:string-value="5">
            <text:p>5</text:p>
          </table:table-cell>
          <table:table-cell table:style-name="ce3" table:formula="of:=CHAR(INDEX([XOR.$B$2:.$Q$17];[.$B34]+1;[.Q$3]+1 )*16+INDEX([XOR.$B$2:.$Q$17];[.$C34]+1;[.Q$4]+1))" office:value-type="string" office:string-value="4">
            <text:p>4</text:p>
          </table:table-cell>
          <table:table-cell table:style-name="ce3" table:formula="of:=CHAR(INDEX([XOR.$B$2:.$Q$17];[.$B34]+1;[.R$3]+1 )*16+INDEX([XOR.$B$2:.$Q$17];[.$C34]+1;[.R$4]+1))" office:value-type="string" office:string-value="3">
            <text:p>3</text:p>
          </table:table-cell>
          <table:table-cell table:style-name="ce3" table:formula="of:=CHAR(INDEX([XOR.$B$2:.$Q$17];[.$B34]+1;[.S$3]+1 )*16+INDEX([XOR.$B$2:.$Q$17];[.$C34]+1;[.S$4]+1))" office:value-type="string" office:string-value="2">
            <text:p>2</text:p>
          </table:table-cell>
          <table:table-cell table:style-name="ce3" table:formula="of:=CHAR(INDEX([XOR.$B$2:.$Q$17];[.$B34]+1;[.T$3]+1 )*16+INDEX([XOR.$B$2:.$Q$17];[.$C34]+1;[.T$4]+1))" office:value-type="string" office:string-value="1">
            <text:p>1</text:p>
          </table:table-cell>
          <table:table-cell table:style-name="ce3" table:formula="of:=CHAR(INDEX([XOR.$B$2:.$Q$17];[.$B34]+1;[.U$3]+1 )*16+INDEX([XOR.$B$2:.$Q$17];[.$C34]+1;[.U$4]+1))" office:value-type="string" office:string-value="0">
            <text:p>0</text:p>
          </table:table-cell>
          <table:table-cell table:style-name="ce3" table:formula="of:=CHAR(INDEX([XOR.$B$2:.$Q$17];[.$B34]+1;[.V$3]+1 )*16+INDEX([XOR.$B$2:.$Q$17];[.$C34]+1;[.V$4]+1))" office:value-type="string" office:string-value="/">
            <text:p>/</text:p>
          </table:table-cell>
          <table:table-cell table:style-name="ce3" table:formula="of:=CHAR(INDEX([XOR.$B$2:.$Q$17];[.$B34]+1;[.W$3]+1 )*16+INDEX([XOR.$B$2:.$Q$17];[.$C34]+1;[.W$4]+1))" office:value-type="string" office:string-value=".">
            <text:p>.</text:p>
          </table:table-cell>
          <table:table-cell table:style-name="ce3" table:formula="of:=CHAR(INDEX([XOR.$B$2:.$Q$17];[.$B34]+1;[.X$3]+1 )*16+INDEX([XOR.$B$2:.$Q$17];[.$C34]+1;[.X$4]+1))" office:value-type="string" office:string-value="-">
            <text:p>-</text:p>
          </table:table-cell>
          <table:table-cell table:style-name="ce3" table:formula="of:=CHAR(INDEX([XOR.$B$2:.$Q$17];[.$B34]+1;[.Y$3]+1 )*16+INDEX([XOR.$B$2:.$Q$17];[.$C34]+1;[.Y$4]+1))" office:value-type="string" office:string-value=",">
            <text:p>,</text:p>
          </table:table-cell>
          <table:table-cell table:style-name="ce3" table:formula="of:=CHAR(INDEX([XOR.$B$2:.$Q$17];[.$B34]+1;[.Z$3]+1 )*16+INDEX([XOR.$B$2:.$Q$17];[.$C34]+1;[.Z$4]+1))" office:value-type="string" office:string-value="+">
            <text:p>+</text:p>
          </table:table-cell>
          <table:table-cell table:style-name="ce8" table:formula="of:=CHAR(INDEX([XOR.$B$2:.$Q$17];[.$B34]+1;[.AA$3]+1 )*16+INDEX([XOR.$B$2:.$Q$17];[.$C34]+1;[.AA$4]+1))" office:value-type="string" office:string-value="*">
            <text:p>*</text:p>
          </table:table-cell>
          <table:table-cell table:style-name="ce3" table:formula="of:=CHAR(INDEX([XOR.$B$2:.$Q$17];[.$B34]+1;[.AB$3]+1 )*16+INDEX([XOR.$B$2:.$Q$17];[.$C34]+1;[.AB$4]+1))" office:value-type="string" office:string-value=")">
            <text:p>)</text:p>
          </table:table-cell>
          <table:table-cell table:style-name="ce3" table:formula="of:=CHAR(INDEX([XOR.$B$2:.$Q$17];[.$B34]+1;[.AC$3]+1 )*16+INDEX([XOR.$B$2:.$Q$17];[.$C34]+1;[.AC$4]+1))" office:value-type="string" office:string-value="(">
            <text:p>(</text:p>
          </table:table-cell>
          <table:table-cell table:style-name="ce3" table:formula="of:=CHAR(INDEX([XOR.$B$2:.$Q$17];[.$B34]+1;[.AD$3]+1 )*16+INDEX([XOR.$B$2:.$Q$17];[.$C34]+1;[.AD$4]+1))" office:value-type="string" office:string-value="'">
            <text:p>'</text:p>
          </table:table-cell>
          <table:table-cell table:style-name="ce3" table:formula="of:=CHAR(INDEX([XOR.$B$2:.$Q$17];[.$B34]+1;[.AE$3]+1 )*16+INDEX([XOR.$B$2:.$Q$17];[.$C34]+1;[.AE$4]+1))" office:value-type="string" office:string-value="&amp;">
            <text:p>&amp;</text:p>
          </table:table-cell>
          <table:table-cell table:style-name="ce3" table:formula="of:=CHAR(INDEX([XOR.$B$2:.$Q$17];[.$B34]+1;[.AF$3]+1 )*16+INDEX([XOR.$B$2:.$Q$17];[.$C34]+1;[.AF$4]+1))" office:value-type="string" office:string-value="%">
            <text:p>%</text:p>
          </table:table-cell>
          <table:table-cell table:style-name="ce3" table:formula="of:=CHAR(INDEX([XOR.$B$2:.$Q$17];[.$B34]+1;[.AG$3]+1 )*16+INDEX([XOR.$B$2:.$Q$17];[.$C34]+1;[.AG$4]+1))" office:value-type="string" office:string-value="$">
            <text:p>$</text:p>
          </table:table-cell>
          <table:table-cell table:style-name="ce3" table:formula="of:=CHAR(INDEX([XOR.$B$2:.$Q$17];[.$B34]+1;[.AH$3]+1 )*16+INDEX([XOR.$B$2:.$Q$17];[.$C34]+1;[.AH$4]+1))" office:value-type="string" office:string-value="#">
            <text:p>#</text:p>
          </table:table-cell>
          <table:table-cell table:style-name="ce3" table:formula="of:=CHAR(INDEX([XOR.$B$2:.$Q$17];[.$B34]+1;[.AI$3]+1 )*16+INDEX([XOR.$B$2:.$Q$17];[.$C34]+1;[.AI$4]+1))" office:value-type="string" office:string-value="&quot;">
            <text:p>"</text:p>
          </table:table-cell>
          <table:table-cell table:style-name="ce3" table:formula="of:=CHAR(INDEX([XOR.$B$2:.$Q$17];[.$B34]+1;[.AJ$3]+1 )*16+INDEX([XOR.$B$2:.$Q$17];[.$C34]+1;[.AJ$4]+1))" office:value-type="string" office:string-value="!">
            <text:p>!</text:p>
          </table:table-cell>
          <table:table-cell table:style-name="ce3" table:formula="of:=CHAR(INDEX([XOR.$B$2:.$Q$17];[.$B34]+1;[.AK$3]+1 )*16+INDEX([XOR.$B$2:.$Q$17];[.$C34]+1;[.AK$4]+1))" office:value-type="string" office:string-value=" ">
            <text:p><text:s/></text:p>
          </table:table-cell>
          <table:table-cell table:style-name="ce3" table:formula="of:=CHAR(INDEX([XOR.$B$2:.$Q$17];[.$B34]+1;[.AL$3]+1 )*16+INDEX([XOR.$B$2:.$Q$17];[.$C34]+1;[.AL$4]+1))" office:value-type="string" office:string-value="">
            <text:p/>
          </table:table-cell>
          <table:table-cell table:style-name="ce3" table:formula="of:=CHAR(INDEX([XOR.$B$2:.$Q$17];[.$B34]+1;[.AM$3]+1 )*16+INDEX([XOR.$B$2:.$Q$17];[.$C34]+1;[.AM$4]+1))" office:value-type="string" office:string-value="">
            <text:p/>
          </table:table-cell>
          <table:table-cell table:style-name="ce3" table:formula="of:=CHAR(INDEX([XOR.$B$2:.$Q$17];[.$B34]+1;[.AN$3]+1 )*16+INDEX([XOR.$B$2:.$Q$17];[.$C34]+1;[.AN$4]+1))" office:value-type="string" office:string-value="">
            <text:p/>
          </table:table-cell>
          <table:table-cell table:style-name="ce3" table:formula="of:=CHAR(INDEX([XOR.$B$2:.$Q$17];[.$B34]+1;[.AO$3]+1 )*16+INDEX([XOR.$B$2:.$Q$17];[.$C34]+1;[.AO$4]+1))" office:value-type="string" office:string-value="">
            <text:p/>
          </table:table-cell>
          <table:table-cell table:style-name="ce3" table:formula="of:=CHAR(INDEX([XOR.$B$2:.$Q$17];[.$B34]+1;[.AP$3]+1 )*16+INDEX([XOR.$B$2:.$Q$17];[.$C34]+1;[.AP$4]+1))" office:value-type="string" office:string-value="">
            <text:p/>
          </table:table-cell>
          <table:table-cell table:style-name="ce3" table:formula="of:=CHAR(INDEX([XOR.$B$2:.$Q$17];[.$B34]+1;[.AQ$3]+1 )*16+INDEX([XOR.$B$2:.$Q$17];[.$C34]+1;[.AQ$4]+1))" office:value-type="string" office:string-value="">
            <text:p/>
          </table:table-cell>
          <table:table-cell table:style-name="ce3" table:formula="of:=CHAR(INDEX([XOR.$B$2:.$Q$17];[.$B34]+1;[.AR$3]+1 )*16+INDEX([XOR.$B$2:.$Q$17];[.$C34]+1;[.AR$4]+1))" office:value-type="string" office:string-value="">
            <text:p/>
          </table:table-cell>
          <table:table-cell table:style-name="ce3" table:formula="of:=CHAR(INDEX([XOR.$B$2:.$Q$17];[.$B34]+1;[.AS$3]+1 )*16+INDEX([XOR.$B$2:.$Q$17];[.$C34]+1;[.AS$4]+1))" office:value-type="string" office:string-value="">
            <text:p/>
          </table:table-cell>
          <table:table-cell table:style-name="ce3" table:formula="of:=CHAR(INDEX([XOR.$B$2:.$Q$17];[.$B34]+1;[.AT$3]+1 )*16+INDEX([XOR.$B$2:.$Q$17];[.$C34]+1;[.AT$4]+1))" office:value-type="string" office:string-value="">
            <text:p/>
          </table:table-cell>
          <table:table-cell table:style-name="ce3" table:formula="of:=CHAR(INDEX([XOR.$B$2:.$Q$17];[.$B34]+1;[.AU$3]+1 )*16+INDEX([XOR.$B$2:.$Q$17];[.$C34]+1;[.AU$4]+1))" office:value-type="string" office:string-value="">
            <text:p/>
          </table:table-cell>
          <table:table-cell table:style-name="ce3" table:formula="of:=CHAR(INDEX([XOR.$B$2:.$Q$17];[.$B34]+1;[.AV$3]+1 )*16+INDEX([XOR.$B$2:.$Q$17];[.$C34]+1;[.AV$4]+1))" office:value-type="string" office:string-value="">
            <text:p/>
          </table:table-cell>
          <table:table-cell table:style-name="ce3" table:formula="of:=CHAR(INDEX([XOR.$B$2:.$Q$17];[.$B34]+1;[.AW$3]+1 )*16+INDEX([XOR.$B$2:.$Q$17];[.$C34]+1;[.AW$4]+1))" office:value-type="string" office:string-value="">
            <text:p/>
          </table:table-cell>
          <table:table-cell table:style-name="ce3" table:formula="of:=CHAR(INDEX([XOR.$B$2:.$Q$17];[.$B34]+1;[.AX$3]+1 )*16+INDEX([XOR.$B$2:.$Q$17];[.$C34]+1;[.AX$4]+1))" office:value-type="string" office:string-value="">
            <text:p/>
          </table:table-cell>
          <table:table-cell table:style-name="ce3" table:formula="of:=CHAR(INDEX([XOR.$B$2:.$Q$17];[.$B34]+1;[.AY$3]+1 )*16+INDEX([XOR.$B$2:.$Q$17];[.$C34]+1;[.AY$4]+1))" office:value-type="string" office:string-value="">
            <text:p/>
          </table:table-cell>
          <table:table-cell table:style-name="ce3" table:formula="of:=CHAR(INDEX([XOR.$B$2:.$Q$17];[.$B34]+1;[.AZ$3]+1 )*16+INDEX([XOR.$B$2:.$Q$17];[.$C34]+1;[.AZ$4]+1))" office:value-type="string" office:string-value="">
            <text:p/>
          </table:table-cell>
          <table:table-cell table:style-name="ce3" table:formula="of:=CHAR(INDEX([XOR.$B$2:.$Q$17];[.$B34]+1;[.BA$3]+1 )*16+INDEX([XOR.$B$2:.$Q$17];[.$C34]+1;[.BA$4]+1))" office:value-type="string" office:string-value="">
            <text:p/>
          </table:table-cell>
          <table:table-cell table:style-name="ce3" table:formula="of:=CHAR(INDEX([XOR.$B$2:.$Q$17];[.$B34]+1;[.BB$3]+1 )*16+INDEX([XOR.$B$2:.$Q$17];[.$C34]+1;[.BB$4]+1))" office:value-type="string" office:string-value="">
            <text:p/>
          </table:table-cell>
          <table:table-cell table:style-name="ce3" table:formula="of:=CHAR(INDEX([XOR.$B$2:.$Q$17];[.$B34]+1;[.BC$3]+1 )*16+INDEX([XOR.$B$2:.$Q$17];[.$C34]+1;[.BC$4]+1))" office:value-type="string" office:string-value="">
            <text:p/>
          </table:table-cell>
          <table:table-cell table:style-name="ce3" table:formula="of:=CHAR(INDEX([XOR.$B$2:.$Q$17];[.$B34]+1;[.BD$3]+1 )*16+INDEX([XOR.$B$2:.$Q$17];[.$C34]+1;[.BD$4]+1))" office:value-type="string" office:string-value="&#13;">
            <text:p></text:p>
          </table:table-cell>
          <table:table-cell table:style-name="ce3" table:formula="of:=CHAR(INDEX([XOR.$B$2:.$Q$17];[.$B34]+1;[.BE$3]+1 )*16+INDEX([XOR.$B$2:.$Q$17];[.$C34]+1;[.BE$4]+1))" office:value-type="string" office:string-value="">
            <text:p/>
          </table:table-cell>
          <table:table-cell table:style-name="ce3" table:formula="of:=CHAR(INDEX([XOR.$B$2:.$Q$17];[.$B34]+1;[.BF$3]+1 )*16+INDEX([XOR.$B$2:.$Q$17];[.$C34]+1;[.BF$4]+1))" office:value-type="string" office:string-value="">
            <text:p/>
          </table:table-cell>
          <table:table-cell table:style-name="ce8" table:formula="of:=CHAR(INDEX([XOR.$B$2:.$Q$17];[.$B34]+1;[.BG$3]+1 )*16+INDEX([XOR.$B$2:.$Q$17];[.$C34]+1;[.BG$4]+1))" office:value-type="string" office:string-value="&#10;">
            <text:p><text:line-break/></text:p>
          </table:table-cell>
          <table:table-cell table:style-name="ce3" table:formula="of:=CHAR(INDEX([XOR.$B$2:.$Q$17];[.$B34]+1;[.BH$3]+1 )*16+INDEX([XOR.$B$2:.$Q$17];[.$C34]+1;[.BH$4]+1))" office:value-type="string" office:string-value="&#9;">
            <text:p><text:tab/></text:p>
          </table:table-cell>
          <table:table-cell table:style-name="ce3" table:formula="of:=CHAR(INDEX([XOR.$B$2:.$Q$17];[.$B34]+1;[.BI$3]+1 )*16+INDEX([XOR.$B$2:.$Q$17];[.$C34]+1;[.BI$4]+1))" office:value-type="string" office:string-value="">
            <text:p/>
          </table:table-cell>
          <table:table-cell table:style-name="ce3" table:formula="of:=CHAR(INDEX([XOR.$B$2:.$Q$17];[.$B34]+1;[.BJ$3]+1 )*16+INDEX([XOR.$B$2:.$Q$17];[.$C34]+1;[.BJ$4]+1))" office:value-type="string" office:string-value="">
            <text:p/>
          </table:table-cell>
          <table:table-cell table:style-name="ce3" table:formula="of:=CHAR(INDEX([XOR.$B$2:.$Q$17];[.$B34]+1;[.BK$3]+1 )*16+INDEX([XOR.$B$2:.$Q$17];[.$C34]+1;[.BK$4]+1))" office:value-type="string" office:string-value="">
            <text:p/>
          </table:table-cell>
          <table:table-cell table:style-name="ce3" table:formula="of:=CHAR(INDEX([XOR.$B$2:.$Q$17];[.$B34]+1;[.BL$3]+1 )*16+INDEX([XOR.$B$2:.$Q$17];[.$C34]+1;[.BL$4]+1))" office:value-type="string" office:string-value="">
            <text:p/>
          </table:table-cell>
          <table:table-cell table:style-name="ce3" table:formula="of:=CHAR(INDEX([XOR.$B$2:.$Q$17];[.$B34]+1;[.BM$3]+1 )*16+INDEX([XOR.$B$2:.$Q$17];[.$C34]+1;[.BM$4]+1))" office:value-type="string" office:string-value="">
            <text:p/>
          </table:table-cell>
          <table:table-cell table:style-name="ce3" table:formula="of:=CHAR(INDEX([XOR.$B$2:.$Q$17];[.$B34]+1;[.BN$3]+1 )*16+INDEX([XOR.$B$2:.$Q$17];[.$C34]+1;[.BN$4]+1))" office:value-type="string" office:string-value="">
            <text:p/>
          </table:table-cell>
          <table:table-cell table:style-name="ce3" table:formula="of:=CHAR(INDEX([XOR.$B$2:.$Q$17];[.$B34]+1;[.BO$3]+1 )*16+INDEX([XOR.$B$2:.$Q$17];[.$C34]+1;[.BO$4]+1))" office:value-type="string" office:string-value="">
            <text:p/>
          </table:table-cell>
          <table:table-cell table:style-name="ce3" table:formula="of:=CHAR(INDEX([XOR.$B$2:.$Q$17];[.$B34]+1;[.BP$3]+1 )*16+INDEX([XOR.$B$2:.$Q$17];[.$C34]+1;[.BP$4]+1))" office:value-type="string" office:string-value="">
            <text:p/>
          </table:table-cell>
          <table:table-cell table:style-name="ce3" table:formula="of:=CHAR(INDEX([XOR.$B$2:.$Q$17];[.$B34]+1;[.BQ$3]+1 )*16+INDEX([XOR.$B$2:.$Q$17];[.$C34]+1;[.BQ$4]+1))" office:value-type="string" office:string-value="">
            <text:p/>
          </table:table-cell>
          <table:table-cell table:style-name="ce3" table:formula="of:=CHAR(INDEX([XOR.$B$2:.$Q$17];[.$B34]+1;[.BR$3]+1 )*16+INDEX([XOR.$B$2:.$Q$17];[.$C34]+1;[.BR$4]+1))" office:value-type="string" office:string-value="">
            <text:p></text:p>
          </table:table-cell>
          <table:table-cell table:style-name="ce3" table:formula="of:=CHAR(INDEX([XOR.$B$2:.$Q$17];[.$B34]+1;[.BS$3]+1 )*16+INDEX([XOR.$B$2:.$Q$17];[.$C34]+1;[.BS$4]+1))" office:value-type="string" office:string-value="~">
            <text:p>~</text:p>
          </table:table-cell>
          <table:table-cell table:style-name="ce3" table:formula="of:=CHAR(INDEX([XOR.$B$2:.$Q$17];[.$B34]+1;[.BT$3]+1 )*16+INDEX([XOR.$B$2:.$Q$17];[.$C34]+1;[.BT$4]+1))" office:value-type="string" office:string-value="}">
            <text:p>}</text:p>
          </table:table-cell>
          <table:table-cell table:style-name="ce3" table:formula="of:=CHAR(INDEX([XOR.$B$2:.$Q$17];[.$B34]+1;[.BU$3]+1 )*16+INDEX([XOR.$B$2:.$Q$17];[.$C34]+1;[.BU$4]+1))" office:value-type="string" office:string-value="|">
            <text:p>|</text:p>
          </table:table-cell>
          <table:table-cell table:style-name="ce3" table:formula="of:=CHAR(INDEX([XOR.$B$2:.$Q$17];[.$B34]+1;[.BV$3]+1 )*16+INDEX([XOR.$B$2:.$Q$17];[.$C34]+1;[.BV$4]+1))" office:value-type="string" office:string-value="{">
            <text:p>{</text:p>
          </table:table-cell>
          <table:table-cell table:style-name="ce3" table:formula="of:=CHAR(INDEX([XOR.$B$2:.$Q$17];[.$B34]+1;[.BW$3]+1 )*16+INDEX([XOR.$B$2:.$Q$17];[.$C34]+1;[.BW$4]+1))" office:value-type="string" office:string-value="z">
            <text:p>z</text:p>
          </table:table-cell>
          <table:table-cell table:style-name="ce3" table:formula="of:=CHAR(INDEX([XOR.$B$2:.$Q$17];[.$B34]+1;[.BX$3]+1 )*16+INDEX([XOR.$B$2:.$Q$17];[.$C34]+1;[.BX$4]+1))" office:value-type="string" office:string-value="y">
            <text:p>y</text:p>
          </table:table-cell>
          <table:table-cell table:style-name="ce3" table:formula="of:=CHAR(INDEX([XOR.$B$2:.$Q$17];[.$B34]+1;[.BY$3]+1 )*16+INDEX([XOR.$B$2:.$Q$17];[.$C34]+1;[.BY$4]+1))" office:value-type="string" office:string-value="x">
            <text:p>x</text:p>
          </table:table-cell>
          <table:table-cell table:style-name="ce3" table:formula="of:=CHAR(INDEX([XOR.$B$2:.$Q$17];[.$B34]+1;[.BZ$3]+1 )*16+INDEX([XOR.$B$2:.$Q$17];[.$C34]+1;[.BZ$4]+1))" office:value-type="string" office:string-value="w">
            <text:p>w</text:p>
          </table:table-cell>
          <table:table-cell table:style-name="ce3" table:formula="of:=CHAR(INDEX([XOR.$B$2:.$Q$17];[.$B34]+1;[.CA$3]+1 )*16+INDEX([XOR.$B$2:.$Q$17];[.$C34]+1;[.CA$4]+1))" office:value-type="string" office:string-value="v">
            <text:p>v</text:p>
          </table:table-cell>
          <table:table-cell table:style-name="ce3" table:formula="of:=CHAR(INDEX([XOR.$B$2:.$Q$17];[.$B34]+1;[.CB$3]+1 )*16+INDEX([XOR.$B$2:.$Q$17];[.$C34]+1;[.CB$4]+1))" office:value-type="string" office:string-value="u">
            <text:p>u</text:p>
          </table:table-cell>
          <table:table-cell table:style-name="ce3" table:formula="of:=CHAR(INDEX([XOR.$B$2:.$Q$17];[.$B34]+1;[.CC$3]+1 )*16+INDEX([XOR.$B$2:.$Q$17];[.$C34]+1;[.CC$4]+1))" office:value-type="string" office:string-value="t">
            <text:p>t</text:p>
          </table:table-cell>
          <table:table-cell table:style-name="ce3" table:formula="of:=CHAR(INDEX([XOR.$B$2:.$Q$17];[.$B34]+1;[.CD$3]+1 )*16+INDEX([XOR.$B$2:.$Q$17];[.$C34]+1;[.CD$4]+1))" office:value-type="string" office:string-value="s">
            <text:p>s</text:p>
          </table:table-cell>
          <table:table-cell table:style-name="ce3" table:formula="of:=CHAR(INDEX([XOR.$B$2:.$Q$17];[.$B34]+1;[.CE$3]+1 )*16+INDEX([XOR.$B$2:.$Q$17];[.$C34]+1;[.CE$4]+1))" office:value-type="string" office:string-value="r">
            <text:p>r</text:p>
          </table:table-cell>
          <table:table-cell table:style-name="ce3" table:formula="of:=CHAR(INDEX([XOR.$B$2:.$Q$17];[.$B34]+1;[.CF$3]+1 )*16+INDEX([XOR.$B$2:.$Q$17];[.$C34]+1;[.CF$4]+1))" office:value-type="string" office:string-value="q">
            <text:p>q</text:p>
          </table:table-cell>
          <table:table-cell table:style-name="ce3" table:formula="of:=CHAR(INDEX([XOR.$B$2:.$Q$17];[.$B34]+1;[.CG$3]+1 )*16+INDEX([XOR.$B$2:.$Q$17];[.$C34]+1;[.CG$4]+1))" office:value-type="string" office:string-value="p">
            <text:p>p</text:p>
          </table:table-cell>
          <table:table-cell table:style-name="ce3" table:formula="of:=CHAR(INDEX([XOR.$B$2:.$Q$17];[.$B34]+1;[.CH$3]+1 )*16+INDEX([XOR.$B$2:.$Q$17];[.$C34]+1;[.CH$4]+1))" office:value-type="string" office:string-value="o">
            <text:p>o</text:p>
          </table:table-cell>
          <table:table-cell table:style-name="ce3" table:formula="of:=CHAR(INDEX([XOR.$B$2:.$Q$17];[.$B34]+1;[.CI$3]+1 )*16+INDEX([XOR.$B$2:.$Q$17];[.$C34]+1;[.CI$4]+1))" office:value-type="string" office:string-value="n">
            <text:p>n</text:p>
          </table:table-cell>
          <table:table-cell table:style-name="ce3" table:formula="of:=CHAR(INDEX([XOR.$B$2:.$Q$17];[.$B34]+1;[.CJ$3]+1 )*16+INDEX([XOR.$B$2:.$Q$17];[.$C34]+1;[.CJ$4]+1))" office:value-type="string" office:string-value="m">
            <text:p>m</text:p>
          </table:table-cell>
          <table:table-cell table:style-name="ce3" table:formula="of:=CHAR(INDEX([XOR.$B$2:.$Q$17];[.$B34]+1;[.CK$3]+1 )*16+INDEX([XOR.$B$2:.$Q$17];[.$C34]+1;[.CK$4]+1))" office:value-type="string" office:string-value="l">
            <text:p>l</text:p>
          </table:table-cell>
          <table:table-cell table:style-name="ce3" table:formula="of:=CHAR(INDEX([XOR.$B$2:.$Q$17];[.$B34]+1;[.CL$3]+1 )*16+INDEX([XOR.$B$2:.$Q$17];[.$C34]+1;[.CL$4]+1))" office:value-type="string" office:string-value="k">
            <text:p>k</text:p>
          </table:table-cell>
          <table:table-cell table:style-name="ce3" table:formula="of:=CHAR(INDEX([XOR.$B$2:.$Q$17];[.$B34]+1;[.CM$3]+1 )*16+INDEX([XOR.$B$2:.$Q$17];[.$C34]+1;[.CM$4]+1))" office:value-type="string" office:string-value="j">
            <text:p>j</text:p>
          </table:table-cell>
          <table:table-cell table:style-name="ce3" table:formula="of:=CHAR(INDEX([XOR.$B$2:.$Q$17];[.$B34]+1;[.CN$3]+1 )*16+INDEX([XOR.$B$2:.$Q$17];[.$C34]+1;[.CN$4]+1))" office:value-type="string" office:string-value="i">
            <text:p>i</text:p>
          </table:table-cell>
          <table:table-cell table:style-name="ce3" table:formula="of:=CHAR(INDEX([XOR.$B$2:.$Q$17];[.$B34]+1;[.CO$3]+1 )*16+INDEX([XOR.$B$2:.$Q$17];[.$C34]+1;[.CO$4]+1))" office:value-type="string" office:string-value="h">
            <text:p>h</text:p>
          </table:table-cell>
          <table:table-cell table:style-name="ce12" table:formula="of:=CHAR(INDEX([XOR.$B$2:.$Q$17];[.$B34]+1;[.CP$3]+1 )*16+INDEX([XOR.$B$2:.$Q$17];[.$C34]+1;[.CP$4]+1))" office:value-type="string" office:string-value="g">
            <text:p>g</text:p>
          </table:table-cell>
          <table:table-cell table:style-name="ce3" table:formula="of:=CHAR(INDEX([XOR.$B$2:.$Q$17];[.$B34]+1;[.CQ$3]+1 )*16+INDEX([XOR.$B$2:.$Q$17];[.$C34]+1;[.CQ$4]+1))" office:value-type="string" office:string-value="f">
            <text:p>f</text:p>
          </table:table-cell>
          <table:table-cell table:style-name="ce3" table:formula="of:=CHAR(INDEX([XOR.$B$2:.$Q$17];[.$B34]+1;[.CR$3]+1 )*16+INDEX([XOR.$B$2:.$Q$17];[.$C34]+1;[.CR$4]+1))" office:value-type="string" office:string-value="e">
            <text:p>e</text:p>
          </table:table-cell>
          <table:table-cell table:style-name="ce3" table:formula="of:=CHAR(INDEX([XOR.$B$2:.$Q$17];[.$B34]+1;[.CS$3]+1 )*16+INDEX([XOR.$B$2:.$Q$17];[.$C34]+1;[.CS$4]+1))" office:value-type="string" office:string-value="d">
            <text:p>d</text:p>
          </table:table-cell>
          <table:table-cell table:style-name="ce3" table:formula="of:=CHAR(INDEX([XOR.$B$2:.$Q$17];[.$B34]+1;[.CT$3]+1 )*16+INDEX([XOR.$B$2:.$Q$17];[.$C34]+1;[.CT$4]+1))" office:value-type="string" office:string-value="c">
            <text:p>c</text:p>
          </table:table-cell>
          <table:table-cell table:style-name="ce3" table:formula="of:=CHAR(INDEX([XOR.$B$2:.$Q$17];[.$B34]+1;[.CU$3]+1 )*16+INDEX([XOR.$B$2:.$Q$17];[.$C34]+1;[.CU$4]+1))" office:value-type="string" office:string-value="b">
            <text:p>b</text:p>
          </table:table-cell>
          <table:table-cell table:style-name="ce3" table:formula="of:=CHAR(INDEX([XOR.$B$2:.$Q$17];[.$B34]+1;[.CV$3]+1 )*16+INDEX([XOR.$B$2:.$Q$17];[.$C34]+1;[.CV$4]+1))" office:value-type="string" office:string-value="a">
            <text:p>a</text:p>
          </table:table-cell>
          <table:table-cell table:style-name="ce3" table:formula="of:=CHAR(INDEX([XOR.$B$2:.$Q$17];[.$B34]+1;[.CW$3]+1 )*16+INDEX([XOR.$B$2:.$Q$17];[.$C34]+1;[.CW$4]+1))" office:value-type="string" office:string-value="`">
            <text:p>`</text:p>
          </table:table-cell>
          <table:table-cell table:style-name="ce3" table:formula="of:=CHAR(INDEX([XOR.$B$2:.$Q$17];[.$B34]+1;[.CX$3]+1 )*16+INDEX([XOR.$B$2:.$Q$17];[.$C34]+1;[.CX$4]+1))" office:value-type="string" office:string-value="_">
            <text:p>_</text:p>
          </table:table-cell>
          <table:table-cell table:style-name="ce3" table:formula="of:=CHAR(INDEX([XOR.$B$2:.$Q$17];[.$B34]+1;[.CY$3]+1 )*16+INDEX([XOR.$B$2:.$Q$17];[.$C34]+1;[.CY$4]+1))" office:value-type="string" office:string-value="^">
            <text:p>^</text:p>
          </table:table-cell>
          <table:table-cell table:style-name="ce3" table:formula="of:=CHAR(INDEX([XOR.$B$2:.$Q$17];[.$B34]+1;[.CZ$3]+1 )*16+INDEX([XOR.$B$2:.$Q$17];[.$C34]+1;[.CZ$4]+1))" office:value-type="string" office:string-value="]">
            <text:p>]</text:p>
          </table:table-cell>
          <table:table-cell table:style-name="ce3" table:formula="of:=CHAR(INDEX([XOR.$B$2:.$Q$17];[.$B34]+1;[.DA$3]+1 )*16+INDEX([XOR.$B$2:.$Q$17];[.$C34]+1;[.DA$4]+1))" office:value-type="string" office:string-value="\">
            <text:p>\</text:p>
          </table:table-cell>
          <table:table-cell table:style-name="ce3" table:formula="of:=CHAR(INDEX([XOR.$B$2:.$Q$17];[.$B34]+1;[.DB$3]+1 )*16+INDEX([XOR.$B$2:.$Q$17];[.$C34]+1;[.DB$4]+1))" office:value-type="string" office:string-value="[">
            <text:p>[</text:p>
          </table:table-cell>
          <table:table-cell table:style-name="ce3" table:formula="of:=CHAR(INDEX([XOR.$B$2:.$Q$17];[.$B34]+1;[.DC$3]+1 )*16+INDEX([XOR.$B$2:.$Q$17];[.$C34]+1;[.DC$4]+1))" office:value-type="string" office:string-value="Z">
            <text:p>Z</text:p>
          </table:table-cell>
          <table:table-cell table:style-name="ce3" table:formula="of:=CHAR(INDEX([XOR.$B$2:.$Q$17];[.$B34]+1;[.DD$3]+1 )*16+INDEX([XOR.$B$2:.$Q$17];[.$C34]+1;[.DD$4]+1))" office:value-type="string" office:string-value="Y">
            <text:p>Y</text:p>
          </table:table-cell>
          <table:table-cell table:style-name="ce3" table:formula="of:=CHAR(INDEX([XOR.$B$2:.$Q$17];[.$B34]+1;[.DE$3]+1 )*16+INDEX([XOR.$B$2:.$Q$17];[.$C34]+1;[.DE$4]+1))" office:value-type="string" office:string-value="X">
            <text:p>X</text:p>
          </table:table-cell>
          <table:table-cell table:style-name="ce3" table:formula="of:=CHAR(INDEX([XOR.$B$2:.$Q$17];[.$B34]+1;[.DF$3]+1 )*16+INDEX([XOR.$B$2:.$Q$17];[.$C34]+1;[.DF$4]+1))" office:value-type="string" office:string-value="W">
            <text:p>W</text:p>
          </table:table-cell>
          <table:table-cell table:style-name="ce3" table:formula="of:=CHAR(INDEX([XOR.$B$2:.$Q$17];[.$B34]+1;[.DG$3]+1 )*16+INDEX([XOR.$B$2:.$Q$17];[.$C34]+1;[.DG$4]+1))" office:value-type="string" office:string-value="V">
            <text:p>V</text:p>
          </table:table-cell>
          <table:table-cell table:style-name="ce3" table:formula="of:=CHAR(INDEX([XOR.$B$2:.$Q$17];[.$B34]+1;[.DH$3]+1 )*16+INDEX([XOR.$B$2:.$Q$17];[.$C34]+1;[.DH$4]+1))" office:value-type="string" office:string-value="U">
            <text:p>U</text:p>
          </table:table-cell>
          <table:table-cell table:style-name="ce3" table:formula="of:=CHAR(INDEX([XOR.$B$2:.$Q$17];[.$B34]+1;[.DI$3]+1 )*16+INDEX([XOR.$B$2:.$Q$17];[.$C34]+1;[.DI$4]+1))" office:value-type="string" office:string-value="T">
            <text:p>T</text:p>
          </table:table-cell>
          <table:table-cell table:style-name="ce3" table:formula="of:=CHAR(INDEX([XOR.$B$2:.$Q$17];[.$B34]+1;[.DJ$3]+1 )*16+INDEX([XOR.$B$2:.$Q$17];[.$C34]+1;[.DJ$4]+1))" office:value-type="string" office:string-value="S">
            <text:p>S</text:p>
          </table:table-cell>
          <table:table-cell table:style-name="ce3" table:formula="of:=CHAR(INDEX([XOR.$B$2:.$Q$17];[.$B34]+1;[.DK$3]+1 )*16+INDEX([XOR.$B$2:.$Q$17];[.$C34]+1;[.DK$4]+1))" office:value-type="string" office:string-value="R">
            <text:p>R</text:p>
          </table:table-cell>
          <table:table-cell table:style-name="ce3" table:formula="of:=CHAR(INDEX([XOR.$B$2:.$Q$17];[.$B34]+1;[.DL$3]+1 )*16+INDEX([XOR.$B$2:.$Q$17];[.$C34]+1;[.DL$4]+1))" office:value-type="string" office:string-value="Q">
            <text:p>Q</text:p>
          </table:table-cell>
          <table:table-cell table:style-name="ce3" table:formula="of:=CHAR(INDEX([XOR.$B$2:.$Q$17];[.$B34]+1;[.DM$3]+1 )*16+INDEX([XOR.$B$2:.$Q$17];[.$C34]+1;[.DM$4]+1))" office:value-type="string" office:string-value="P">
            <text:p>P</text:p>
          </table:table-cell>
          <table:table-cell table:style-name="ce3" table:formula="of:=CHAR(INDEX([XOR.$B$2:.$Q$17];[.$B34]+1;[.DN$3]+1 )*16+INDEX([XOR.$B$2:.$Q$17];[.$C34]+1;[.DN$4]+1))" office:value-type="string" office:string-value="O">
            <text:p>O</text:p>
          </table:table-cell>
          <table:table-cell table:style-name="ce3" table:formula="of:=CHAR(INDEX([XOR.$B$2:.$Q$17];[.$B34]+1;[.DO$3]+1 )*16+INDEX([XOR.$B$2:.$Q$17];[.$C34]+1;[.DO$4]+1))" office:value-type="string" office:string-value="N">
            <text:p>N</text:p>
          </table:table-cell>
          <table:table-cell table:style-name="ce3" table:formula="of:=CHAR(INDEX([XOR.$B$2:.$Q$17];[.$B34]+1;[.DP$3]+1 )*16+INDEX([XOR.$B$2:.$Q$17];[.$C34]+1;[.DP$4]+1))" office:value-type="string" office:string-value="M">
            <text:p>M</text:p>
          </table:table-cell>
          <table:table-cell table:style-name="ce3" table:formula="of:=CHAR(INDEX([XOR.$B$2:.$Q$17];[.$B34]+1;[.DQ$3]+1 )*16+INDEX([XOR.$B$2:.$Q$17];[.$C34]+1;[.DQ$4]+1))" office:value-type="string" office:string-value="L">
            <text:p>L</text:p>
          </table:table-cell>
          <table:table-cell table:style-name="ce3" table:formula="of:=CHAR(INDEX([XOR.$B$2:.$Q$17];[.$B34]+1;[.DR$3]+1 )*16+INDEX([XOR.$B$2:.$Q$17];[.$C34]+1;[.DR$4]+1))" office:value-type="string" office:string-value="K">
            <text:p>K</text:p>
          </table:table-cell>
          <table:table-cell table:style-name="ce3" table:formula="of:=CHAR(INDEX([XOR.$B$2:.$Q$17];[.$B34]+1;[.DS$3]+1 )*16+INDEX([XOR.$B$2:.$Q$17];[.$C34]+1;[.DS$4]+1))" office:value-type="string" office:string-value="J">
            <text:p>J</text:p>
          </table:table-cell>
          <table:table-cell table:style-name="ce3" table:formula="of:=CHAR(INDEX([XOR.$B$2:.$Q$17];[.$B34]+1;[.DT$3]+1 )*16+INDEX([XOR.$B$2:.$Q$17];[.$C34]+1;[.DT$4]+1))" office:value-type="string" office:string-value="I">
            <text:p>I</text:p>
          </table:table-cell>
          <table:table-cell table:style-name="ce3" table:formula="of:=CHAR(INDEX([XOR.$B$2:.$Q$17];[.$B34]+1;[.DU$3]+1 )*16+INDEX([XOR.$B$2:.$Q$17];[.$C34]+1;[.DU$4]+1))" office:value-type="string" office:string-value="H">
            <text:p>H</text:p>
          </table:table-cell>
          <table:table-cell table:style-name="ce3" table:formula="of:=CHAR(INDEX([XOR.$B$2:.$Q$17];[.$B34]+1;[.DV$3]+1 )*16+INDEX([XOR.$B$2:.$Q$17];[.$C34]+1;[.DV$4]+1))" office:value-type="string" office:string-value="G">
            <text:p>G</text:p>
          </table:table-cell>
          <table:table-cell table:style-name="ce3" table:formula="of:=CHAR(INDEX([XOR.$B$2:.$Q$17];[.$B34]+1;[.DW$3]+1 )*16+INDEX([XOR.$B$2:.$Q$17];[.$C34]+1;[.DW$4]+1))" office:value-type="string" office:string-value="F">
            <text:p>F</text:p>
          </table:table-cell>
          <table:table-cell table:style-name="ce3" table:formula="of:=CHAR(INDEX([XOR.$B$2:.$Q$17];[.$B34]+1;[.DX$3]+1 )*16+INDEX([XOR.$B$2:.$Q$17];[.$C34]+1;[.DX$4]+1))" office:value-type="string" office:string-value="E">
            <text:p>E</text:p>
          </table:table-cell>
          <table:table-cell table:style-name="ce3" table:formula="of:=CHAR(INDEX([XOR.$B$2:.$Q$17];[.$B34]+1;[.DY$3]+1 )*16+INDEX([XOR.$B$2:.$Q$17];[.$C34]+1;[.DY$4]+1))" office:value-type="string" office:string-value="D">
            <text:p>D</text:p>
          </table:table-cell>
          <table:table-cell table:style-name="ce3" table:formula="of:=CHAR(INDEX([XOR.$B$2:.$Q$17];[.$B34]+1;[.DZ$3]+1 )*16+INDEX([XOR.$B$2:.$Q$17];[.$C34]+1;[.DZ$4]+1))" office:value-type="string" office:string-value="C">
            <text:p>C</text:p>
          </table:table-cell>
          <table:table-cell table:style-name="ce3" table:formula="of:=CHAR(INDEX([XOR.$B$2:.$Q$17];[.$B34]+1;[.EA$3]+1 )*16+INDEX([XOR.$B$2:.$Q$17];[.$C34]+1;[.EA$4]+1))" office:value-type="string" office:string-value="B">
            <text:p>B</text:p>
          </table:table-cell>
          <table:table-cell table:style-name="ce3" table:formula="of:=CHAR(INDEX([XOR.$B$2:.$Q$17];[.$B34]+1;[.EB$3]+1 )*16+INDEX([XOR.$B$2:.$Q$17];[.$C34]+1;[.EB$4]+1))" office:value-type="string" office:string-value="A">
            <text:p>A</text:p>
          </table:table-cell>
          <table:table-cell table:style-name="ce3" table:formula="of:=CHAR(INDEX([XOR.$B$2:.$Q$17];[.$B34]+1;[.EC$3]+1 )*16+INDEX([XOR.$B$2:.$Q$17];[.$C34]+1;[.EC$4]+1))" office:value-type="string" office:string-value="@">
            <text:p>@</text:p>
          </table:table-cell>
        </table:table-row>
        <table:table-row table:style-name="ro2" table:number-rows-repeated="4">
          <table:table-cell table:number-columns-repeated="5"/>
          <table:table-cell table:style-name="ce3" table:number-columns-repeated="88"/>
          <table:table-cell table:style-name="ce8"/>
          <table:table-cell table:style-name="ce3" table:number-columns-repeated="39"/>
        </table:table-row>
        <table:table-row table:style-name="ro2" table:number-rows-repeated="35">
          <table:table-cell table:number-columns-repeated="5"/>
          <table:table-cell table:style-name="ce4" table:number-columns-repeated="64"/>
          <table:table-cell table:number-columns-repeated="64"/>
        </table:table-row>
        <table:table-row table:style-name="ro2" table:number-rows-repeated="1048502">
          <table:table-cell table:number-columns-repeated="133"/>
        </table:table-row>
        <table:table-row table:style-name="ro2">
          <table:table-cell table:number-columns-repeated="133"/>
        </table:table-row>
      </table:table>
      <table:table table:name="XOR" table:style-name="ta1">
        <table:table-column table:style-name="co3" table:number-columns-repeated="16" table:default-cell-style-name="Default"/>
        <table:table-column table:style-name="co1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4" table:formula="of:=[.A2]" office:value-type="float" office:value="0">
            <text:p>0</text:p>
          </table:table-cell>
          <table:table-cell table:style-name="ce4" table:formula="of:=[.C1]" office:value-type="float" office:value="1">
            <text:p>1</text:p>
          </table:table-cell>
          <table:table-cell table:style-name="ce4" table:formula="of:=[.D1]" office:value-type="float" office:value="2">
            <text:p>2</text:p>
          </table:table-cell>
          <table:table-cell table:style-name="ce4" table:formula="of:=[.E1]" office:value-type="float" office:value="3">
            <text:p>3</text:p>
          </table:table-cell>
          <table:table-cell table:style-name="ce4" table:formula="of:=[.F1]" office:value-type="float" office:value="4">
            <text:p>4</text:p>
          </table:table-cell>
          <table:table-cell table:style-name="ce4" table:formula="of:=[.G1]" office:value-type="float" office:value="5">
            <text:p>5</text:p>
          </table:table-cell>
          <table:table-cell table:style-name="ce4" table:formula="of:=[.H1]" office:value-type="float" office:value="6">
            <text:p>6</text:p>
          </table:table-cell>
          <table:table-cell table:style-name="ce4" table:formula="of:=[.I1]" office:value-type="float" office:value="7">
            <text:p>7</text:p>
          </table:table-cell>
          <table:table-cell table:style-name="ce4" table:formula="of:=[.J1]" office:value-type="float" office:value="8">
            <text:p>8</text:p>
          </table:table-cell>
          <table:table-cell table:style-name="ce4" table:formula="of:=[.K1]" office:value-type="float" office:value="9">
            <text:p>9</text:p>
          </table:table-cell>
          <table:table-cell table:style-name="ce4" table:formula="of:=[.L1]" office:value-type="float" office:value="10">
            <text:p>10</text:p>
          </table:table-cell>
          <table:table-cell table:style-name="ce4" table:formula="of:=[.M1]" office:value-type="float" office:value="11">
            <text:p>11</text:p>
          </table:table-cell>
          <table:table-cell table:style-name="ce4" table:formula="of:=[.N1]" office:value-type="float" office:value="12">
            <text:p>12</text:p>
          </table:table-cell>
          <table:table-cell table:style-name="ce4" table:formula="of:=[.O1]" office:value-type="float" office:value="13">
            <text:p>13</text:p>
          </table:table-cell>
          <table:table-cell table:style-name="ce4" table:formula="of:=[.P1]" office:value-type="float" office:value="14">
            <text:p>14</text:p>
          </table:table-cell>
          <table:table-cell table:style-name="ce4" table:formula="of:=[.Q1]" office:value-type="float" office:value="15">
            <text:p>15</text:p>
          </table:table-cell>
          <table:table-cell/>
          <table:table-cell table:formula="of:=[.A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[.A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  <table:table-cell table:formula="of:=[.A3]" office:value-type="float" office:value="1">
            <text:p>1</text:p>
          </table:table-cell>
          <table:table-cell table:formula="of:=[.T2]+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A4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f:=[.A4]" office:value-type="float" office:value="2">
            <text:p>2</text:p>
          </table:table-cell>
          <table:table-cell table:formula="of:=[.T3]+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4" table:formula="of:=[.A5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[.A5]" office:value-type="float" office:value="3">
            <text:p>3</text:p>
          </table:table-cell>
          <table:table-cell table:formula="of:=[.T4]+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4" table:formula="of:=[.A6]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A6]" office:value-type="float" office:value="4">
            <text:p>4</text:p>
          </table:table-cell>
          <table:table-cell table:formula="of:=[.T5]+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4" table:formula="of:=[.A7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formula="of:=[.A7]" office:value-type="float" office:value="5">
            <text:p>5</text:p>
          </table:table-cell>
          <table:table-cell table:formula="of:=[.T6]+1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4" table:formula="of:=[.A8]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[.A8]" office:value-type="float" office:value="6">
            <text:p>6</text:p>
          </table:table-cell>
          <table:table-cell table:formula="of:=[.T7]+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4" table:formula="of:=[.A9]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formula="of:=[.A9]" office:value-type="float" office:value="7">
            <text:p>7</text:p>
          </table:table-cell>
          <table:table-cell table:formula="of:=[.T8]+1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4" table:formula="of:=[.A10]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A10]" office:value-type="float" office:value="8">
            <text:p>8</text:p>
          </table:table-cell>
          <table:table-cell table:formula="of:=[.T9]+1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4" table:formula="of:=[.A11]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[.A11]" office:value-type="float" office:value="9">
            <text:p>9</text:p>
          </table:table-cell>
          <table:table-cell table:formula="of:=[.T10]+1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4" table:formula="of:=[.A12]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A12]" office:value-type="float" office:value="10">
            <text:p>10</text:p>
          </table:table-cell>
          <table:table-cell table:formula="of:=[.T11]+1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style-name="ce4" table:formula="of:=[.A13]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A13]" office:value-type="float" office:value="11">
            <text:p>11</text:p>
          </table:table-cell>
          <table:table-cell table:formula="of:=[.T12]+1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A14]" office:value-type="float" office:value="12">
            <text:p>12</text:p>
          </table:table-cell>
          <table:table-cell table:formula="of:=[.T13]+1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A15]" office:value-type="float" office:value="13">
            <text:p>13</text:p>
          </table:table-cell>
          <table:table-cell table:formula="of:=[.T14]+1"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A16]" office:value-type="float" office:value="14">
            <text:p>14</text:p>
          </table:table-cell>
          <table:table-cell table:formula="of:=[.T15]+1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A17]" office:value-type="float" office:value="15">
            <text:p>15</text:p>
          </table:table-cell>
          <table:table-cell table:formula="of:=[.T16]+1" office:value-type="float" office:value="16">
            <text:p>16</text:p>
          </table:table-cell>
          <table:table-cell table:number-columns-repeated="2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17"/>
          <table:table-cell table:formula="of:=INDEX([.B2:.Q17];[.U20]+1;[.V20]+1 )" office:value-type="float" office:value="2">
            <text:p>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2" table:number-rows-repeated="104855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2">
          <table:table-cell table:number-columns-repeated="13"/>
        </table:table-row>
        <table:table-row table:style-name="ro1">
          <table:table-cell table:number-columns-repeated="5"/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string">
            <text:p>eng</text:p>
          </table:table-cell>
          <table:table-cell office:value-type="string">
            <text:p>eng</text:p>
          </table:table-cell>
          <table:table-cell table:number-columns-repeated="4"/>
        </table:table-row>
        <table:table-row table:style-name="ro2">
          <table:table-cell table:style-name="ce7" office:value-type="string">
            <text:p>C</text:p>
          </table:table-cell>
          <table:table-cell table:style-name="ce2" office:value-type="string">
            <text:p>I</text:p>
          </table:table-cell>
          <table:table-cell table:formula="of:=VLOOKUP(CODE([.A3]);[AsciiFreq.$A$3:.$D$98];4;0)" office:value-type="float" office:value="0.00390640287330807">
            <text:p>0.0039064029</text:p>
          </table:table-cell>
          <table:table-cell table:formula="of:=VLOOKUP(CODE([.B3]);[AsciiFreq.$A$3:.$D$98];4;0)" office:value-type="float" office:value="0.00321122054575179">
            <text:p>0.0032112205</text:p>
          </table:table-cell>
          <table:table-cell table:formula="of:=CHAR([.D3])" office:value-type="string" office:string-value="">
            <text:p/>
          </table:table-cell>
          <table:table-cell table:number-columns-repeated="2" office:value-type="float" office:value="2">
            <text:p>2</text:p>
          </table:table-cell>
          <table:table-cell table:formula="of:=[.I3]*34" office:value-type="float" office:value="2.72">
            <text:p>2.72</text:p>
          </table:table-cell>
          <table:table-cell office:value-type="float" office:value="0.08">
            <text:p>0.08</text:p>
          </table:table-cell>
          <table:table-cell table:formula="of:=[.F3]*[.$I3]" office:value-type="float" office:value="0.16">
            <text:p>0.16</text:p>
          </table:table-cell>
          <table:table-cell table:formula="of:=[.G3]*[.$I3]" office:value-type="float" office:value="0.16">
            <text:p>0.16</text:p>
          </table:table-cell>
          <table:table-cell table:style-name="ce13" table:formula="of:=([.$H3]-[.F3])^2" office:value-type="float" office:value="0.5184">
            <text:p>0.52</text:p>
          </table:table-cell>
          <table:table-cell table:style-name="ce13" table:formula="of:=([.$H3]-[.G3])^2" office:value-type="float" office:value="0.5184">
            <text:p>0.52</text:p>
          </table:table-cell>
        </table:table-row>
        <table:table-row table:style-name="ro1">
          <table:table-cell table:style-name="ce8" office:value-type="string">
            <text:p>o</text:p>
          </table:table-cell>
          <table:table-cell table:style-name="ce3" office:value-type="string">
            <text:p>e</text:p>
          </table:table-cell>
          <table:table-cell table:formula="of:=VLOOKUP(CODE([.A4]);[AsciiFreq.$A$3:.$D$98];4;0)" office:value-type="float" office:value="0.0577013956248119">
            <text:p>0.0577013956</text:p>
          </table:table-cell>
          <table:table-cell table:formula="of:=VLOOKUP(CODE([.B4]);[AsciiFreq.$A$3:.$D$98];4;0)" office:value-type="float" office:value="0.0857716965689049">
            <text:p>0.0857716966</text:p>
          </table:table-cell>
          <table:table-cell table:formula="of:=CHAR([.D4])" office:value-type="string" office:string-value="">
            <text:p/>
          </table:table-cell>
          <table:table-cell office:value-type="float" office:value="1">
            <text:p>1</text:p>
          </table:table-cell>
          <table:table-cell/>
          <table:table-cell table:formula="of:=[.I4]*34" office:value-type="float" office:value="0.51">
            <text:p>0.51</text:p>
          </table:table-cell>
          <table:table-cell office:value-type="float" office:value="0.015">
            <text:p>0.015</text:p>
          </table:table-cell>
          <table:table-cell table:formula="of:=[.F4]*[.$I4]" office:value-type="float" office:value="0.015">
            <text:p>0.015</text:p>
          </table:table-cell>
          <table:table-cell table:formula="of:=[.G4]*[.$I4]" office:value-type="float" office:value="0">
            <text:p>0</text:p>
          </table:table-cell>
          <table:table-cell table:style-name="ce13" table:formula="of:=([.$H4]-[.F4])^2" office:value-type="float" office:value="0.2401">
            <text:p>0.24</text:p>
          </table:table-cell>
          <table:table-cell table:style-name="ce13" table:formula="of:=([.$H4]-[.G4])^2" office:value-type="float" office:value="0.2601">
            <text:p>0.26</text:p>
          </table:table-cell>
        </table:table-row>
        <table:table-row table:style-name="ro1">
          <table:table-cell table:style-name="ce8" office:value-type="string">
            <text:p>o</text:p>
          </table:table-cell>
          <table:table-cell table:style-name="ce3" office:value-type="string">
            <text:p>e</text:p>
          </table:table-cell>
          <table:table-cell table:formula="of:=VLOOKUP(CODE([.A5]);[AsciiFreq.$A$3:.$D$98];4;0)" office:value-type="float" office:value="0.0577013956248119">
            <text:p>0.0577013956</text:p>
          </table:table-cell>
          <table:table-cell table:formula="of:=VLOOKUP(CODE([.B5]);[AsciiFreq.$A$3:.$D$98];4;0)" office:value-type="float" office:value="0.0857716965689049">
            <text:p>0.0857716966</text:p>
          </table:table-cell>
          <table:table-cell table:formula="of:=CHAR([.D5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I5]*34" office:value-type="float" office:value="0.952">
            <text:p>0.952</text:p>
          </table:table-cell>
          <table:table-cell office:value-type="float" office:value="0.028">
            <text:p>0.028</text:p>
          </table:table-cell>
          <table:table-cell table:formula="of:=[.F5]*[.$I5]" office:value-type="float" office:value="0.084">
            <text:p>0.084</text:p>
          </table:table-cell>
          <table:table-cell table:formula="of:=[.G5]*[.$I5]" office:value-type="float" office:value="0.056">
            <text:p>0.056</text:p>
          </table:table-cell>
          <table:table-cell table:style-name="ce13" table:formula="of:=([.$H5]-[.F5])^2" office:value-type="float" office:value="4.194304">
            <text:p>4.19</text:p>
          </table:table-cell>
          <table:table-cell table:style-name="ce13" table:formula="of:=([.$H5]-[.G5])^2" office:value-type="float" office:value="1.098304">
            <text:p>1.10</text:p>
          </table:table-cell>
        </table:table-row>
        <table:table-row table:style-name="ro2">
          <table:table-cell table:style-name="ce8" office:value-type="string">
            <text:p>k</text:p>
          </table:table-cell>
          <table:table-cell table:style-name="ce3" office:value-type="string">
            <text:p>a</text:p>
          </table:table-cell>
          <table:table-cell table:formula="of:=VLOOKUP(CODE([.A6]);[AsciiFreq.$A$3:.$D$98];4;0)" office:value-type="float" office:value="0.0067527789408569">
            <text:p>0.0067527789</text:p>
          </table:table-cell>
          <table:table-cell table:formula="of:=VLOOKUP(CODE([.B6]);[AsciiFreq.$A$3:.$D$98];4;0)" office:value-type="float" office:value="0.0518807164754424">
            <text:p>0.0518807165</text:p>
          </table:table-cell>
          <table:table-cell table:formula="of:=CHAR([.D6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I6]*34" office:value-type="float" office:value="1.462">
            <text:p>1.462</text:p>
          </table:table-cell>
          <table:table-cell office:value-type="float" office:value="0.043">
            <text:p>0.043</text:p>
          </table:table-cell>
          <table:table-cell table:formula="of:=[.F6]*[.$I6]" office:value-type="float" office:value="0.043">
            <text:p>0.043</text:p>
          </table:table-cell>
          <table:table-cell table:formula="of:=[.G6]*[.$I6]" office:value-type="float" office:value="0.129">
            <text:p>0.129</text:p>
          </table:table-cell>
          <table:table-cell table:style-name="ce13" table:formula="of:=([.$H6]-[.F6])^2" office:value-type="float" office:value="0.213444">
            <text:p>0.21</text:p>
          </table:table-cell>
          <table:table-cell table:style-name="ce13" table:formula="of:=([.$H6]-[.G6])^2" office:value-type="float" office:value="2.365444">
            <text:p>2.37</text:p>
          </table:table-cell>
        </table:table-row>
        <table:table-row table:style-name="ro1">
          <table:table-cell table:style-name="ce8" office:value-type="string">
            <text:p>i</text:p>
          </table:table-cell>
          <table:table-cell table:style-name="ce3" office:value-type="string">
            <text:p>c</text:p>
          </table:table-cell>
          <table:table-cell table:formula="of:=VLOOKUP(CODE([.A7]);[AsciiFreq.$A$3:.$D$98];4;0)" office:value-type="float" office:value="0.0490196119687505">
            <text:p>0.049019612</text:p>
          </table:table-cell>
          <table:table-cell table:formula="of:=VLOOKUP(CODE([.B7]);[AsciiFreq.$A$3:.$D$98];4;0)" office:value-type="float" office:value="0.0211294187947508">
            <text:p>0.0211294188</text:p>
          </table:table-cell>
          <table:table-cell table:formula="of:=CHAR([.D7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I7]*34" office:value-type="float" office:value="4.318">
            <text:p>4.318</text:p>
          </table:table-cell>
          <table:table-cell office:value-type="float" office:value="0.127">
            <text:p>0.127</text:p>
          </table:table-cell>
          <table:table-cell table:formula="of:=[.F7]*[.$I7]" office:value-type="float" office:value="0.127">
            <text:p>0.127</text:p>
          </table:table-cell>
          <table:table-cell table:formula="of:=[.G7]*[.$I7]" office:value-type="float" office:value="0.635">
            <text:p>0.635</text:p>
          </table:table-cell>
          <table:table-cell table:style-name="ce13" table:formula="of:=([.$H7]-[.F7])^2" office:value-type="float" office:value="11.009124">
            <text:p>11.01</text:p>
          </table:table-cell>
          <table:table-cell table:style-name="ce13" table:formula="of:=([.$H7]-[.G7])^2" office:value-type="float" office:value="0.465124000000001">
            <text:p>0.47</text:p>
          </table:table-cell>
        </table:table-row>
        <table:table-row table:style-name="ro2">
          <table:table-cell table:style-name="ce8" office:value-type="string">
            <text:p>n</text:p>
          </table:table-cell>
          <table:table-cell table:style-name="ce3" office:value-type="string">
            <text:p>d</text:p>
          </table:table-cell>
          <table:table-cell table:formula="of:=VLOOKUP(CODE([.A8]);[AsciiFreq.$A$3:.$D$98];4;0)" office:value-type="float" office:value="0.0497013282948044">
            <text:p>0.0497013283</text:p>
          </table:table-cell>
          <table:table-cell table:formula="of:=VLOOKUP(CODE([.B8]);[AsciiFreq.$A$3:.$D$98];4;0)" office:value-type="float" office:value="0.0250707491094554">
            <text:p>0.0250707491</text:p>
          </table:table-cell>
          <table:table-cell table:formula="of:=CHAR([.D8])" office:value-type="string" office:string-value="">
            <text:p/>
          </table:table-cell>
          <table:table-cell table:number-columns-repeated="2" office:value-type="float" office:value="1">
            <text:p>1</text:p>
          </table:table-cell>
          <table:table-cell table:formula="of:=[.I8]*34" office:value-type="float" office:value="0.7548">
            <text:p>0.7548</text:p>
          </table:table-cell>
          <table:table-cell office:value-type="float" office:value="0.0222">
            <text:p>0.0222</text:p>
          </table:table-cell>
          <table:table-cell table:formula="of:=[.F8]*[.$I8]" office:value-type="float" office:value="0.0222">
            <text:p>0.0222</text:p>
          </table:table-cell>
          <table:table-cell table:formula="of:=[.G8]*[.$I8]" office:value-type="float" office:value="0.0222">
            <text:p>0.0222</text:p>
          </table:table-cell>
          <table:table-cell table:style-name="ce13" table:formula="of:=([.$H8]-[.F8])^2" office:value-type="float" office:value="0.06012304">
            <text:p>0.06</text:p>
          </table:table-cell>
          <table:table-cell table:style-name="ce13" table:formula="of:=([.$H8]-[.G8])^2" office:value-type="float" office:value="0.06012304">
            <text:p>0.06</text:p>
          </table:table-cell>
        </table:table-row>
        <table:table-row table:style-name="ro1">
          <table:table-cell table:style-name="ce8" office:value-type="string">
            <text:p>g</text:p>
          </table:table-cell>
          <table:table-cell table:style-name="ce3" office:value-type="string">
            <text:p>m</text:p>
          </table:table-cell>
          <table:table-cell table:formula="of:=VLOOKUP(CODE([.A9]);[AsciiFreq.$A$3:.$D$98];4;0)" office:value-type="float" office:value="0.0155969962400399">
            <text:p>0.0155969962</text:p>
          </table:table-cell>
          <table:table-cell table:formula="of:=VLOOKUP(CODE([.B9]);[AsciiFreq.$A$3:.$D$98];4;0)" office:value-type="float" office:value="0.0164369380837459">
            <text:p>0.0164369381</text:p>
          </table:table-cell>
          <table:table-cell table:formula="of:=CHAR([.D9])" office:value-type="string" office:string-value="">
            <text:p/>
          </table:table-cell>
          <table:table-cell table:number-columns-repeated="2" office:value-type="float" office:value="1">
            <text:p>1</text:p>
          </table:table-cell>
          <table:table-cell table:formula="of:=[.I9]*34" office:value-type="float" office:value="0.68">
            <text:p>0.68</text:p>
          </table:table-cell>
          <table:table-cell office:value-type="float" office:value="0.02">
            <text:p>0.02</text:p>
          </table:table-cell>
          <table:table-cell table:formula="of:=[.F9]*[.$I9]" office:value-type="float" office:value="0.02">
            <text:p>0.02</text:p>
          </table:table-cell>
          <table:table-cell table:formula="of:=[.G9]*[.$I9]" office:value-type="float" office:value="0.02">
            <text:p>0.02</text:p>
          </table:table-cell>
          <table:table-cell table:style-name="ce13" table:formula="of:=([.$H9]-[.F9])^2" office:value-type="float" office:value="0.1024">
            <text:p>0.10</text:p>
          </table:table-cell>
          <table:table-cell table:style-name="ce13" table:formula="of:=([.$H9]-[.G9])^2" office:value-type="float" office:value="0.1024">
            <text:p>0.10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10]);[AsciiFreq.$A$3:.$D$98];4;0)" office:value-type="float" office:value="0.171663745526237">
            <text:p>0.1716637455</text:p>
          </table:table-cell>
          <table:table-cell table:formula="of:=VLOOKUP(CODE([.B10]);[AsciiFreq.$A$3:.$D$98];4;0)" office:value-type="float" office:value="0.000628273132591721">
            <text:p>0.0006282731</text:p>
          </table:table-cell>
          <table:table-cell table:formula="of:=CHAR([.D10])" office:value-type="string" office:string-value="">
            <text:p/>
          </table:table-cell>
          <table:table-cell/>
          <table:table-cell office:value-type="float" office:value="1">
            <text:p>1</text:p>
          </table:table-cell>
          <table:table-cell table:formula="of:=[.I10]*34" office:value-type="float" office:value="2.074">
            <text:p>2.074</text:p>
          </table:table-cell>
          <table:table-cell office:value-type="float" office:value="0.061">
            <text:p>0.061</text:p>
          </table:table-cell>
          <table:table-cell table:formula="of:=[.F10]*[.$I10]" office:value-type="float" office:value="0">
            <text:p>0</text:p>
          </table:table-cell>
          <table:table-cell table:formula="of:=[.G10]*[.$I10]" office:value-type="float" office:value="0.061">
            <text:p>0.061</text:p>
          </table:table-cell>
          <table:table-cell table:style-name="ce13" table:formula="of:=([.$H10]-[.F10])^2" office:value-type="float" office:value="4.301476">
            <text:p>4.30</text:p>
          </table:table-cell>
          <table:table-cell table:style-name="ce13" table:formula="of:=([.$H10]-[.G10])^2" office:value-type="float" office:value="1.153476">
            <text:p>1.15</text:p>
          </table:table-cell>
        </table:table-row>
        <table:table-row table:style-name="ro2">
          <table:table-cell table:style-name="ce8" office:value-type="string">
            <text:p>M</text:p>
          </table:table-cell>
          <table:table-cell table:style-name="ce3" office:value-type="string">
            <text:p>G</text:p>
          </table:table-cell>
          <table:table-cell table:formula="of:=VLOOKUP(CODE([.A11]);[AsciiFreq.$A$3:.$D$98];4;0)" office:value-type="float" office:value="0.0035289340186967">
            <text:p>0.003528934</text:p>
          </table:table-cell>
          <table:table-cell table:formula="of:=VLOOKUP(CODE([.B11]);[AsciiFreq.$A$3:.$D$98];4;0)" office:value-type="float" office:value="0.00187640314683623">
            <text:p>0.0018764031</text:p>
          </table:table-cell>
          <table:table-cell table:formula="of:=CHAR([.D11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I11]*34" office:value-type="float" office:value="2.38">
            <text:p>2.38</text:p>
          </table:table-cell>
          <table:table-cell office:value-type="float" office:value="0.07">
            <text:p>0.07</text:p>
          </table:table-cell>
          <table:table-cell table:formula="of:=[.F11]*[.$I11]" office:value-type="float" office:value="0.14">
            <text:p>0.14</text:p>
          </table:table-cell>
          <table:table-cell table:formula="of:=[.G11]*[.$I11]" office:value-type="float" office:value="0.07">
            <text:p>0.07</text:p>
          </table:table-cell>
          <table:table-cell table:style-name="ce13" table:formula="of:=([.$H11]-[.F11])^2" office:value-type="float" office:value="0.1444">
            <text:p>0.14</text:p>
          </table:table-cell>
          <table:table-cell table:style-name="ce13" table:formula="of:=([.$H11]-[.G11])^2" office:value-type="float" office:value="1.9044">
            <text:p>1.90</text:p>
          </table:table-cell>
        </table:table-row>
        <table:table-row table:style-name="ro2">
          <table:table-cell table:style-name="ce8" office:value-type="string">
            <text:p>C</text:p>
          </table:table-cell>
          <table:table-cell table:style-name="ce3" office:value-type="string">
            <text:p>I</text:p>
          </table:table-cell>
          <table:table-cell table:formula="of:=VLOOKUP(CODE([.A12]);[AsciiFreq.$A$3:.$D$98];4;0)" office:value-type="float" office:value="0.00390640287330807">
            <text:p>0.0039064029</text:p>
          </table:table-cell>
          <table:table-cell table:formula="of:=VLOOKUP(CODE([.B12]);[AsciiFreq.$A$3:.$D$98];4;0)" office:value-type="float" office:value="0.00321122054575179">
            <text:p>0.0032112205</text:p>
          </table:table-cell>
          <table:table-cell table:formula="of:=CHAR([.D12])" office:value-type="string" office:string-value="">
            <text:p/>
          </table:table-cell>
          <table:table-cell table:number-columns-repeated="2"/>
          <table:table-cell table:formula="of:=[.I12]*34" office:value-type="float" office:value="0.051">
            <text:p>0.051</text:p>
          </table:table-cell>
          <table:table-cell office:value-type="float" office:value="0.0015">
            <text:p>0.0015</text:p>
          </table:table-cell>
          <table:table-cell table:formula="of:=[.F12]*[.$I12]" office:value-type="float" office:value="0">
            <text:p>0</text:p>
          </table:table-cell>
          <table:table-cell table:formula="of:=[.G12]*[.$I12]" office:value-type="float" office:value="0">
            <text:p>0</text:p>
          </table:table-cell>
          <table:table-cell table:style-name="ce13" table:formula="of:=([.$H12]-[.F12])^2" office:value-type="float" office:value="0.002601">
            <text:p>0.00</text:p>
          </table:table-cell>
          <table:table-cell table:style-name="ce13" table:formula="of:=([.$H12]-[.G12])^2" office:value-type="float" office:value="0.002601">
            <text:p>0.00</text:p>
          </table:table-cell>
        </table:table-row>
        <table:table-row table:style-name="ro2">
          <table:table-cell table:style-name="ce8" office:value-type="string">
            <text:p>'</text:p>
          </table:table-cell>
          <table:table-cell table:style-name="ce3" office:value-type="string">
            <text:p>-</text:p>
          </table:table-cell>
          <table:table-cell table:formula="of:=VLOOKUP(CODE([.A13]);[AsciiFreq.$A$3:.$D$98];4;0)" office:value-type="float" office:value="0.00244744577304317">
            <text:p>0.0024474458</text:p>
          </table:table-cell>
          <table:table-cell table:formula="of:=VLOOKUP(CODE([.B13]);[AsciiFreq.$A$3:.$D$98];4;0)" office:value-type="float" office:value="0.0137344799072529">
            <text:p>0.0137344799</text:p>
          </table:table-cell>
          <table:table-cell table:formula="of:=CHAR([.D13])" office:value-type="string" office:string-value="">
            <text:p/>
          </table:table-cell>
          <table:table-cell table:number-columns-repeated="2" office:value-type="float" office:value="2">
            <text:p>2</text:p>
          </table:table-cell>
          <table:table-cell table:formula="of:=[.I13]*34" office:value-type="float" office:value="0.2618">
            <text:p>0.2618</text:p>
          </table:table-cell>
          <table:table-cell office:value-type="float" office:value="0.0077">
            <text:p>0.0077</text:p>
          </table:table-cell>
          <table:table-cell table:formula="of:=[.F13]*[.$I13]" office:value-type="float" office:value="0.0154">
            <text:p>0.0154</text:p>
          </table:table-cell>
          <table:table-cell table:formula="of:=[.G13]*[.$I13]" office:value-type="float" office:value="0.0154">
            <text:p>0.0154</text:p>
          </table:table-cell>
          <table:table-cell table:style-name="ce13" table:formula="of:=([.$H13]-[.F13])^2" office:value-type="float" office:value="3.02133924">
            <text:p>3.02</text:p>
          </table:table-cell>
          <table:table-cell table:style-name="ce13" table:formula="of:=([.$H13]-[.G13])^2" office:value-type="float" office:value="3.02133924">
            <text:p>3.02</text:p>
          </table:table-cell>
        </table:table-row>
        <table:table-row table:style-name="ro2">
          <table:table-cell table:style-name="ce8" office:value-type="string">
            <text:p>s</text:p>
          </table:table-cell>
          <table:table-cell table:style-name="ce3" office:value-type="string">
            <text:p>y</text:p>
          </table:table-cell>
          <table:table-cell table:formula="of:=VLOOKUP(CODE([.A14]);[AsciiFreq.$A$3:.$D$98];4;0)" office:value-type="float" office:value="0.0436862337487455">
            <text:p>0.0436862337</text:p>
          </table:table-cell>
          <table:table-cell table:formula="of:=VLOOKUP(CODE([.B14]);[AsciiFreq.$A$3:.$D$98];4;0)" office:value-type="float" office:value="0.0113299570139983">
            <text:p>0.011329957</text:p>
          </table:table-cell>
          <table:table-cell table:formula="of:=CHAR([.D14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I14]*34" office:value-type="float" office:value="1.3668">
            <text:p>1.3668</text:p>
          </table:table-cell>
          <table:table-cell office:value-type="float" office:value="0.0402">
            <text:p>0.0402</text:p>
          </table:table-cell>
          <table:table-cell table:formula="of:=[.F14]*[.$I14]" office:value-type="float" office:value="0.0402">
            <text:p>0.0402</text:p>
          </table:table-cell>
          <table:table-cell table:formula="of:=[.G14]*[.$I14]" office:value-type="float" office:value="0.1206">
            <text:p>0.1206</text:p>
          </table:table-cell>
          <table:table-cell table:style-name="ce13" table:formula="of:=([.$H14]-[.F14])^2" office:value-type="float" office:value="0.13454224">
            <text:p>0.13</text:p>
          </table:table-cell>
          <table:table-cell table:style-name="ce13" table:formula="of:=([.$H14]-[.G14])^2" office:value-type="float" office:value="2.66734224">
            <text:p>2.67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15]);[AsciiFreq.$A$3:.$D$98];4;0)" office:value-type="float" office:value="0.171663745526237">
            <text:p>0.1716637455</text:p>
          </table:table-cell>
          <table:table-cell table:formula="of:=VLOOKUP(CODE([.B15]);[AsciiFreq.$A$3:.$D$98];4;0)" office:value-type="float" office:value="0.000628273132591721">
            <text:p>0.0006282731</text:p>
          </table:table-cell>
          <table:table-cell table:formula="of:=CHAR([.D15])" office:value-type="string" office:string-value="">
            <text:p/>
          </table:table-cell>
          <table:table-cell table:number-columns-repeated="2" office:value-type="float" office:value="1">
            <text:p>1</text:p>
          </table:table-cell>
          <table:table-cell table:formula="of:=[.I15]*34" office:value-type="float" office:value="0.816">
            <text:p>0.816</text:p>
          </table:table-cell>
          <table:table-cell office:value-type="float" office:value="0.024">
            <text:p>0.024</text:p>
          </table:table-cell>
          <table:table-cell table:formula="of:=[.F15]*[.$I15]" office:value-type="float" office:value="0.024">
            <text:p>0.024</text:p>
          </table:table-cell>
          <table:table-cell table:formula="of:=[.G15]*[.$I15]" office:value-type="float" office:value="0.024">
            <text:p>0.024</text:p>
          </table:table-cell>
          <table:table-cell table:style-name="ce13" table:formula="of:=([.$H15]-[.F15])^2" office:value-type="float" office:value="0.033856">
            <text:p>0.03</text:p>
          </table:table-cell>
          <table:table-cell table:style-name="ce13" table:formula="of:=([.$H15]-[.G15])^2" office:value-type="float" office:value="0.033856">
            <text:p>0.03</text:p>
          </table:table-cell>
        </table:table-row>
        <table:table-row table:style-name="ro2">
          <table:table-cell table:style-name="ce8" office:value-type="string">
            <text:p>l</text:p>
          </table:table-cell>
          <table:table-cell table:style-name="ce3" office:value-type="string">
            <text:p>f</text:p>
          </table:table-cell>
          <table:table-cell table:formula="of:=VLOOKUP(CODE([.A16]);[AsciiFreq.$A$3:.$D$98];4;0)" office:value-type="float" office:value="0.0317503066671436">
            <text:p>0.0317503067</text:p>
          </table:table-cell>
          <table:table-cell table:formula="of:=VLOOKUP(CODE([.B16]);[AsciiFreq.$A$3:.$D$98];4;0)" office:value-type="float" office:value="0.0137252220312201">
            <text:p>0.013725222</text:p>
          </table:table-cell>
          <table:table-cell table:formula="of:=CHAR([.D16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I16]*34" office:value-type="float" office:value="2.278">
            <text:p>2.278</text:p>
          </table:table-cell>
          <table:table-cell office:value-type="float" office:value="0.067">
            <text:p>0.067</text:p>
          </table:table-cell>
          <table:table-cell table:formula="of:=[.F16]*[.$I16]" office:value-type="float" office:value="0.201">
            <text:p>0.201</text:p>
          </table:table-cell>
          <table:table-cell table:formula="of:=[.G16]*[.$I16]" office:value-type="float" office:value="0.067">
            <text:p>0.067</text:p>
          </table:table-cell>
          <table:table-cell table:style-name="ce13" table:formula="of:=([.$H16]-[.F16])^2" office:value-type="float" office:value="0.521284">
            <text:p>0.52</text:p>
          </table:table-cell>
          <table:table-cell table:style-name="ce13" table:formula="of:=([.$H16]-[.G16])^2" office:value-type="float" office:value="1.633284">
            <text:p>1.63</text:p>
          </table:table-cell>
        </table:table-row>
        <table:table-row table:style-name="ro1">
          <table:table-cell table:style-name="ce8" office:value-type="string">
            <text:p>i</text:p>
          </table:table-cell>
          <table:table-cell table:style-name="ce3" office:value-type="string">
            <text:p>c</text:p>
          </table:table-cell>
          <table:table-cell table:formula="of:=VLOOKUP(CODE([.A17]);[AsciiFreq.$A$3:.$D$98];4;0)" office:value-type="float" office:value="0.0490196119687505">
            <text:p>0.049019612</text:p>
          </table:table-cell>
          <table:table-cell table:formula="of:=VLOOKUP(CODE([.B17]);[AsciiFreq.$A$3:.$D$98];4;0)" office:value-type="float" office:value="0.0211294187947508">
            <text:p>0.0211294188</text:p>
          </table:table-cell>
          <table:table-cell table:formula="of:=CHAR([.D17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I17]*34" office:value-type="float" office:value="2.55">
            <text:p>2.55</text:p>
          </table:table-cell>
          <table:table-cell office:value-type="float" office:value="0.075">
            <text:p>0.075</text:p>
          </table:table-cell>
          <table:table-cell table:formula="of:=[.F17]*[.$I17]" office:value-type="float" office:value="0.375">
            <text:p>0.375</text:p>
          </table:table-cell>
          <table:table-cell table:formula="of:=[.G17]*[.$I17]" office:value-type="float" office:value="0.075">
            <text:p>0.075</text:p>
          </table:table-cell>
          <table:table-cell table:style-name="ce13" table:formula="of:=([.$H17]-[.F17])^2" office:value-type="float" office:value="6.0025">
            <text:p>6.00</text:p>
          </table:table-cell>
          <table:table-cell table:style-name="ce13" table:formula="of:=([.$H17]-[.G17])^2" office:value-type="float" office:value="2.4025">
            <text:p>2.40</text:p>
          </table:table-cell>
        </table:table-row>
        <table:table-row table:style-name="ro2">
          <table:table-cell table:style-name="ce8" office:value-type="string">
            <text:p>k</text:p>
          </table:table-cell>
          <table:table-cell table:style-name="ce3" office:value-type="string">
            <text:p>a</text:p>
          </table:table-cell>
          <table:table-cell table:formula="of:=VLOOKUP(CODE([.A18]);[AsciiFreq.$A$3:.$D$98];4;0)" office:value-type="float" office:value="0.0067527789408569">
            <text:p>0.0067527789</text:p>
          </table:table-cell>
          <table:table-cell table:formula="of:=VLOOKUP(CODE([.B18]);[AsciiFreq.$A$3:.$D$98];4;0)" office:value-type="float" office:value="0.0518807164754424">
            <text:p>0.0518807165</text:p>
          </table:table-cell>
          <table:table-cell table:formula="of:=CHAR([.D18])" office:value-type="string" office:string-value="">
            <text:p/>
          </table:table-cell>
          <table:table-cell office:value-type="float" office:value="1">
            <text:p>1</text:p>
          </table:table-cell>
          <table:table-cell/>
          <table:table-cell table:formula="of:=[.I18]*34" office:value-type="float" office:value="0.646">
            <text:p>0.646</text:p>
          </table:table-cell>
          <table:table-cell office:value-type="float" office:value="0.019">
            <text:p>0.019</text:p>
          </table:table-cell>
          <table:table-cell table:formula="of:=[.F18]*[.$I18]" office:value-type="float" office:value="0.019">
            <text:p>0.019</text:p>
          </table:table-cell>
          <table:table-cell table:formula="of:=[.G18]*[.$I18]" office:value-type="float" office:value="0">
            <text:p>0</text:p>
          </table:table-cell>
          <table:table-cell table:style-name="ce13" table:formula="of:=([.$H18]-[.F18])^2" office:value-type="float" office:value="0.125316">
            <text:p>0.13</text:p>
          </table:table-cell>
          <table:table-cell table:style-name="ce13" table:formula="of:=([.$H18]-[.G18])^2" office:value-type="float" office:value="0.417316">
            <text:p>0.42</text:p>
          </table:table-cell>
        </table:table-row>
        <table:table-row table:style-name="ro1">
          <table:table-cell table:style-name="ce8" office:value-type="string">
            <text:p>e</text:p>
          </table:table-cell>
          <table:table-cell table:style-name="ce3" office:value-type="string">
            <text:p>o</text:p>
          </table:table-cell>
          <table:table-cell table:formula="of:=VLOOKUP(CODE([.A19]);[AsciiFreq.$A$3:.$D$98];4;0)" office:value-type="float" office:value="0.0857716965689049">
            <text:p>0.0857716966</text:p>
          </table:table-cell>
          <table:table-cell table:formula="of:=VLOOKUP(CODE([.B19]);[AsciiFreq.$A$3:.$D$98];4;0)" office:value-type="float" office:value="0.0577013956248119">
            <text:p>0.0577013956</text:p>
          </table:table-cell>
          <table:table-cell table:formula="of:=CHAR([.D19])" office:value-type="string" office:string-value="">
            <text:p/>
          </table:table-cell>
          <table:table-cell table:number-columns-repeated="2"/>
          <table:table-cell table:formula="of:=[.I19]*34" office:value-type="float" office:value="0.034">
            <text:p>0.034</text:p>
          </table:table-cell>
          <table:table-cell office:value-type="float" office:value="0.001">
            <text:p>0.001</text:p>
          </table:table-cell>
          <table:table-cell table:formula="of:=[.F19]*[.$I19]" office:value-type="float" office:value="0">
            <text:p>0</text:p>
          </table:table-cell>
          <table:table-cell table:formula="of:=[.G19]*[.$I19]" office:value-type="float" office:value="0">
            <text:p>0</text:p>
          </table:table-cell>
          <table:table-cell table:style-name="ce13" table:formula="of:=([.$H19]-[.F19])^2" office:value-type="float" office:value="0.001156">
            <text:p>0.00</text:p>
          </table:table-cell>
          <table:table-cell table:style-name="ce13" table:formula="of:=([.$H19]-[.G19])^2" office:value-type="float" office:value="0.001156">
            <text:p>0.00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20]);[AsciiFreq.$A$3:.$D$98];4;0)" office:value-type="float" office:value="0.171663745526237">
            <text:p>0.1716637455</text:p>
          </table:table-cell>
          <table:table-cell table:formula="of:=VLOOKUP(CODE([.B20]);[AsciiFreq.$A$3:.$D$98];4;0)" office:value-type="float" office:value="0.000628273132591721">
            <text:p>0.0006282731</text:p>
          </table:table-cell>
          <table:table-cell table:formula="of:=CHAR([.D20])" office:value-type="string" office:string-value="">
            <text:p/>
          </table:table-cell>
          <table:table-cell table:number-columns-repeated="2"/>
          <table:table-cell table:formula="of:=[.I20]*34" office:value-type="float" office:value="2.04">
            <text:p>2.04</text:p>
          </table:table-cell>
          <table:table-cell office:value-type="float" office:value="0.06">
            <text:p>0.06</text:p>
          </table:table-cell>
          <table:table-cell table:formula="of:=[.F20]*[.$I20]" office:value-type="float" office:value="0">
            <text:p>0</text:p>
          </table:table-cell>
          <table:table-cell table:formula="of:=[.G20]*[.$I20]" office:value-type="float" office:value="0">
            <text:p>0</text:p>
          </table:table-cell>
          <table:table-cell table:style-name="ce13" table:formula="of:=([.$H20]-[.F20])^2" office:value-type="float" office:value="4.1616">
            <text:p>4.16</text:p>
          </table:table-cell>
          <table:table-cell table:style-name="ce13" table:formula="of:=([.$H20]-[.G20])^2" office:value-type="float" office:value="4.1616">
            <text:p>4.16</text:p>
          </table:table-cell>
        </table:table-row>
        <table:table-row table:style-name="ro2">
          <table:table-cell table:style-name="ce8" office:value-type="string">
            <text:p>a</text:p>
          </table:table-cell>
          <table:table-cell table:style-name="ce3" office:value-type="string">
            <text:p>k</text:p>
          </table:table-cell>
          <table:table-cell table:formula="of:=VLOOKUP(CODE([.A21]);[AsciiFreq.$A$3:.$D$98];4;0)" office:value-type="float" office:value="0.0518807164754424">
            <text:p>0.0518807165</text:p>
          </table:table-cell>
          <table:table-cell table:formula="of:=VLOOKUP(CODE([.B21]);[AsciiFreq.$A$3:.$D$98];4;0)" office:value-type="float" office:value="0.0067527789408569">
            <text:p>0.0067527789</text:p>
          </table:table-cell>
          <table:table-cell table:formula="of:=CHAR([.D21])" office:value-type="string" office:string-value="">
            <text:p/>
          </table:table-cell>
          <table:table-cell office:value-type="float" office:value="1">
            <text:p>1</text:p>
          </table:table-cell>
          <table:table-cell/>
          <table:table-cell table:formula="of:=[.I21]*34" office:value-type="float" office:value="2.142">
            <text:p>2.142</text:p>
          </table:table-cell>
          <table:table-cell office:value-type="float" office:value="0.063">
            <text:p>0.063</text:p>
          </table:table-cell>
          <table:table-cell table:formula="of:=[.F21]*[.$I21]" office:value-type="float" office:value="0.063">
            <text:p>0.063</text:p>
          </table:table-cell>
          <table:table-cell table:formula="of:=[.G21]*[.$I21]" office:value-type="float" office:value="0">
            <text:p>0</text:p>
          </table:table-cell>
          <table:table-cell table:style-name="ce13" table:formula="of:=([.$H21]-[.F21])^2" office:value-type="float" office:value="1.304164">
            <text:p>1.30</text:p>
          </table:table-cell>
          <table:table-cell table:style-name="ce13" table:formula="of:=([.$H21]-[.G21])^2" office:value-type="float" office:value="4.588164">
            <text:p>4.59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22]);[AsciiFreq.$A$3:.$D$98];4;0)" office:value-type="float" office:value="0.171663745526237">
            <text:p>0.1716637455</text:p>
          </table:table-cell>
          <table:table-cell table:formula="of:=VLOOKUP(CODE([.B22]);[AsciiFreq.$A$3:.$D$98];4;0)" office:value-type="float" office:value="0.000628273132591721">
            <text:p>0.0006282731</text:p>
          </table:table-cell>
          <table:table-cell table:formula="of:=CHAR([.D22])" office:value-type="string" office:string-value="">
            <text:p/>
          </table:table-cell>
          <table:table-cell table:number-columns-repeated="2"/>
          <table:table-cell table:formula="of:=[.I22]*34" office:value-type="float" office:value="3.094">
            <text:p>3.094</text:p>
          </table:table-cell>
          <table:table-cell office:value-type="float" office:value="0.091">
            <text:p>0.091</text:p>
          </table:table-cell>
          <table:table-cell table:formula="of:=[.F22]*[.$I22]" office:value-type="float" office:value="0">
            <text:p>0</text:p>
          </table:table-cell>
          <table:table-cell table:formula="of:=[.G22]*[.$I22]" office:value-type="float" office:value="0">
            <text:p>0</text:p>
          </table:table-cell>
          <table:table-cell table:style-name="ce13" table:formula="of:=([.$H22]-[.F22])^2" office:value-type="float" office:value="9.572836">
            <text:p>9.57</text:p>
          </table:table-cell>
          <table:table-cell table:style-name="ce13" table:formula="of:=([.$H22]-[.G22])^2" office:value-type="float" office:value="9.572836">
            <text:p>9.57</text:p>
          </table:table-cell>
        </table:table-row>
        <table:table-row table:style-name="ro2">
          <table:table-cell table:style-name="ce8" office:value-type="string">
            <text:p>p</text:p>
          </table:table-cell>
          <table:table-cell table:style-name="ce3" office:value-type="string">
            <text:p>z</text:p>
          </table:table-cell>
          <table:table-cell table:formula="of:=VLOOKUP(CODE([.A23]);[AsciiFreq.$A$3:.$D$98];4;0)" office:value-type="float" office:value="0.0154821144147234">
            <text:p>0.0154821144</text:p>
          </table:table-cell>
          <table:table-cell table:formula="of:=VLOOKUP(CODE([.B23]);[AsciiFreq.$A$3:.$D$98];4;0)" office:value-type="float" office:value="0.000596291379023757">
            <text:p>0.0005962914</text:p>
          </table:table-cell>
          <table:table-cell table:formula="of:=CHAR([.D23])" office:value-type="string" office:string-value="">
            <text:p/>
          </table:table-cell>
          <table:table-cell office:value-type="float" office:value="1">
            <text:p>1</text:p>
          </table:table-cell>
          <table:table-cell/>
          <table:table-cell table:formula="of:=[.I23]*34" office:value-type="float" office:value="0.918">
            <text:p>0.918</text:p>
          </table:table-cell>
          <table:table-cell office:value-type="float" office:value="0.027">
            <text:p>0.027</text:p>
          </table:table-cell>
          <table:table-cell table:formula="of:=[.F23]*[.$I23]" office:value-type="float" office:value="0.027">
            <text:p>0.027</text:p>
          </table:table-cell>
          <table:table-cell table:formula="of:=[.G23]*[.$I23]" office:value-type="float" office:value="0">
            <text:p>0</text:p>
          </table:table-cell>
          <table:table-cell table:style-name="ce13" table:formula="of:=([.$H23]-[.F23])^2" office:value-type="float" office:value="0.00672399999999999">
            <text:p>0.01</text:p>
          </table:table-cell>
          <table:table-cell table:style-name="ce13" table:formula="of:=([.$H23]-[.G23])^2" office:value-type="float" office:value="0.842724">
            <text:p>0.84</text:p>
          </table:table-cell>
        </table:table-row>
        <table:table-row table:style-name="ro1">
          <table:table-cell table:style-name="ce8" office:value-type="string">
            <text:p>o</text:p>
          </table:table-cell>
          <table:table-cell table:style-name="ce3" office:value-type="string">
            <text:p>e</text:p>
          </table:table-cell>
          <table:table-cell table:formula="of:=VLOOKUP(CODE([.A24]);[AsciiFreq.$A$3:.$D$98];4;0)" office:value-type="float" office:value="0.0577013956248119">
            <text:p>0.0577013956</text:p>
          </table:table-cell>
          <table:table-cell table:formula="of:=VLOOKUP(CODE([.B24]);[AsciiFreq.$A$3:.$D$98];4;0)" office:value-type="float" office:value="0.0857716965689049">
            <text:p>0.0857716966</text:p>
          </table:table-cell>
          <table:table-cell table:formula="of:=CHAR([.D24])" office:value-type="string" office:string-value="">
            <text:p/>
          </table:table-cell>
          <table:table-cell table:number-columns-repeated="2"/>
          <table:table-cell table:formula="of:=[.I24]*34" office:value-type="float" office:value="0.34">
            <text:p>0.34</text:p>
          </table:table-cell>
          <table:table-cell office:value-type="float" office:value="0.01">
            <text:p>0.01</text:p>
          </table:table-cell>
          <table:table-cell table:formula="of:=[.F24]*[.$I24]" office:value-type="float" office:value="0">
            <text:p>0</text:p>
          </table:table-cell>
          <table:table-cell table:formula="of:=[.G24]*[.$I24]" office:value-type="float" office:value="0">
            <text:p>0</text:p>
          </table:table-cell>
          <table:table-cell table:style-name="ce13" table:formula="of:=([.$H24]-[.F24])^2" office:value-type="float" office:value="0.1156">
            <text:p>0.12</text:p>
          </table:table-cell>
          <table:table-cell table:style-name="ce13" table:formula="of:=([.$H24]-[.G24])^2" office:value-type="float" office:value="0.1156">
            <text:p>0.12</text:p>
          </table:table-cell>
        </table:table-row>
        <table:table-row table:style-name="ro1">
          <table:table-cell table:style-name="ce8" office:value-type="string">
            <text:p>u</text:p>
          </table:table-cell>
          <table:table-cell table:style-name="ce3" office:value-type="string">
            <text:p></text:p>
          </table:table-cell>
          <table:table-cell table:formula="of:=VLOOKUP(CODE([.A25]);[AsciiFreq.$A$3:.$D$98];4;0)" office:value-type="float" office:value="0.0209989669051972">
            <text:p>0.0209989669</text:p>
          </table:table-cell>
          <table:table-cell/>
          <table:table-cell table:formula="of:=CHAR([.D25])" office:value-type="string" office:string-value="">
            <text:p/>
          </table:table-cell>
          <table:table-cell table:number-columns-repeated="2"/>
          <table:table-cell table:formula="of:=[.I25]*34" office:value-type="float" office:value="0.816">
            <text:p>0.816</text:p>
          </table:table-cell>
          <table:table-cell office:value-type="float" office:value="0.024">
            <text:p>0.024</text:p>
          </table:table-cell>
          <table:table-cell table:formula="of:=[.F25]*[.$I25]" office:value-type="float" office:value="0">
            <text:p>0</text:p>
          </table:table-cell>
          <table:table-cell table:formula="of:=[.G25]*[.$I25]" office:value-type="float" office:value="0">
            <text:p>0</text:p>
          </table:table-cell>
          <table:table-cell table:style-name="ce13" table:formula="of:=([.$H25]-[.F25])^2" office:value-type="float" office:value="0.665856">
            <text:p>0.67</text:p>
          </table:table-cell>
          <table:table-cell table:style-name="ce13" table:formula="of:=([.$H25]-[.G25])^2" office:value-type="float" office:value="0.665856">
            <text:p>0.67</text:p>
          </table:table-cell>
        </table:table-row>
        <table:table-row table:style-name="ro2">
          <table:table-cell table:style-name="ce8" office:value-type="string">
            <text:p>n</text:p>
          </table:table-cell>
          <table:table-cell table:style-name="ce3" office:value-type="string">
            <text:p>d</text:p>
          </table:table-cell>
          <table:table-cell table:formula="of:=VLOOKUP(CODE([.A26]);[AsciiFreq.$A$3:.$D$98];4;0)" office:value-type="float" office:value="0.0497013282948044">
            <text:p>0.0497013283</text:p>
          </table:table-cell>
          <table:table-cell table:formula="of:=VLOOKUP(CODE([.B26]);[AsciiFreq.$A$3:.$D$98];4;0)" office:value-type="float" office:value="0.0250707491094554">
            <text:p>0.0250707491</text:p>
          </table:table-cell>
          <table:table-cell table:formula="of:=CHAR([.D26])" office:value-type="string" office:string-value="">
            <text:p/>
          </table:table-cell>
          <table:table-cell table:number-columns-repeated="2"/>
          <table:table-cell table:formula="of:=[.I26]*34" office:value-type="float" office:value="0.051">
            <text:p>0.051</text:p>
          </table:table-cell>
          <table:table-cell office:value-type="float" office:value="0.0015">
            <text:p>0.0015</text:p>
          </table:table-cell>
          <table:table-cell table:formula="of:=[.F26]*[.$I26]" office:value-type="float" office:value="0">
            <text:p>0</text:p>
          </table:table-cell>
          <table:table-cell table:formula="of:=[.G26]*[.$I26]" office:value-type="float" office:value="0">
            <text:p>0</text:p>
          </table:table-cell>
          <table:table-cell table:style-name="ce13" table:formula="of:=([.$H26]-[.F26])^2" office:value-type="float" office:value="0.002601">
            <text:p>0.00</text:p>
          </table:table-cell>
          <table:table-cell table:style-name="ce13" table:formula="of:=([.$H26]-[.G26])^2" office:value-type="float" office:value="0.002601">
            <text:p>0.00</text:p>
          </table:table-cell>
        </table:table-row>
        <table:table-row table:style-name="ro2">
          <table:table-cell table:style-name="ce8" office:value-type="string">
            <text:p>d</text:p>
          </table:table-cell>
          <table:table-cell table:style-name="ce3" office:value-type="string">
            <text:p>n</text:p>
          </table:table-cell>
          <table:table-cell table:formula="of:=VLOOKUP(CODE([.A27]);[AsciiFreq.$A$3:.$D$98];4;0)" office:value-type="float" office:value="0.0250707491094554">
            <text:p>0.0250707491</text:p>
          </table:table-cell>
          <table:table-cell table:formula="of:=VLOOKUP(CODE([.B27]);[AsciiFreq.$A$3:.$D$98];4;0)" office:value-type="float" office:value="0.0497013282948044">
            <text:p>0.0497013283</text:p>
          </table:table-cell>
          <table:table-cell table:formula="of:=CHAR([.D27])" office:value-type="string" office:string-value="">
            <text:p/>
          </table:table-cell>
          <table:table-cell/>
          <table:table-cell office:value-type="float" office:value="1">
            <text:p>1</text:p>
          </table:table-cell>
          <table:table-cell table:formula="of:=[.I27]*34" office:value-type="float" office:value="0.6698">
            <text:p>0.6698</text:p>
          </table:table-cell>
          <table:table-cell office:value-type="float" office:value="0.0197">
            <text:p>0.0197</text:p>
          </table:table-cell>
          <table:table-cell table:formula="of:=[.F27]*[.$I27]" office:value-type="float" office:value="0">
            <text:p>0</text:p>
          </table:table-cell>
          <table:table-cell table:formula="of:=[.G27]*[.$I27]" office:value-type="float" office:value="0.0197">
            <text:p>0.0197</text:p>
          </table:table-cell>
          <table:table-cell table:style-name="ce13" table:formula="of:=([.$H27]-[.F27])^2" office:value-type="float" office:value="0.44863204">
            <text:p>0.45</text:p>
          </table:table-cell>
          <table:table-cell table:style-name="ce13" table:formula="of:=([.$H27]-[.G27])^2" office:value-type="float" office:value="0.10903204">
            <text:p>0.11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28]);[AsciiFreq.$A$3:.$D$98];4;0)" office:value-type="float" office:value="0.171663745526237">
            <text:p>0.1716637455</text:p>
          </table:table-cell>
          <table:table-cell table:formula="of:=VLOOKUP(CODE([.B28]);[AsciiFreq.$A$3:.$D$98];4;0)" office:value-type="float" office:value="0.000628273132591721">
            <text:p>0.0006282731</text:p>
          </table:table-cell>
          <table:table-cell table:formula="of:=CHAR([.D28])" office:value-type="string" office:string-value="">
            <text:p/>
          </table:table-cell>
          <table:table-cell/>
          <table:table-cell office:value-type="float" office:value="1">
            <text:p>1</text:p>
          </table:table-cell>
          <table:table-cell table:formula="of:=[.I28]*34" office:value-type="float" office:value="0.0238">
            <text:p>0.0238</text:p>
          </table:table-cell>
          <table:table-cell office:value-type="float" office:value="0.0007">
            <text:p>0.0007</text:p>
          </table:table-cell>
          <table:table-cell table:formula="of:=[.F28]*[.$I28]" office:value-type="float" office:value="0">
            <text:p>0</text:p>
          </table:table-cell>
          <table:table-cell table:formula="of:=[.G28]*[.$I28]" office:value-type="float" office:value="0.0007">
            <text:p>0.0007</text:p>
          </table:table-cell>
          <table:table-cell table:style-name="ce13" table:formula="of:=([.$H28]-[.F28])^2" office:value-type="float" office:value="0.00056644">
            <text:p>0.00</text:p>
          </table:table-cell>
          <table:table-cell table:style-name="ce13" table:formula="of:=([.$H28]-[.G28])^2" office:value-type="float" office:value="0.95296644">
            <text:p>0.95</text:p>
          </table:table-cell>
        </table:table-row>
        <table:table-row table:style-name="ro1">
          <table:table-cell table:style-name="ce8" office:value-type="string">
            <text:p>o</text:p>
          </table:table-cell>
          <table:table-cell table:style-name="ce3" office:value-type="string">
            <text:p>e</text:p>
          </table:table-cell>
          <table:table-cell table:formula="of:=VLOOKUP(CODE([.A29]);[AsciiFreq.$A$3:.$D$98];4;0)" office:value-type="float" office:value="0.0577013956248119">
            <text:p>0.0577013956</text:p>
          </table:table-cell>
          <table:table-cell table:formula="of:=VLOOKUP(CODE([.B29]);[AsciiFreq.$A$3:.$D$98];4;0)" office:value-type="float" office:value="0.0857716965689049">
            <text:p>0.085771696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  <table:table-cell table:style-name="ce13" table:number-columns-repeated="2"/>
        </table:table-row>
        <table:table-row table:style-name="ro2">
          <table:table-cell table:style-name="ce8" office:value-type="string">
            <text:p>f</text:p>
          </table:table-cell>
          <table:table-cell table:style-name="ce3" office:value-type="string">
            <text:p>l</text:p>
          </table:table-cell>
          <table:table-cell table:formula="of:=VLOOKUP(CODE([.A30]);[AsciiFreq.$A$3:.$D$98];4;0)" office:value-type="float" office:value="0.0137252220312201">
            <text:p>0.013725222</text:p>
          </table:table-cell>
          <table:table-cell table:formula="of:=VLOOKUP(CODE([.B30]);[AsciiFreq.$A$3:.$D$98];4;0)" office:value-type="float" office:value="0.0317503066671436">
            <text:p>0.0317503067</text:p>
          </table:table-cell>
          <table:table-cell/>
          <table:table-cell table:formula="of:=SUM([.F3:.F29])" office:value-type="float" office:value="34">
            <text:p>34</text:p>
          </table:table-cell>
          <table:table-cell table:formula="of:=SUM([.G3:.G29])" office:value-type="float" office:value="34">
            <text:p>34</text:p>
          </table:table-cell>
          <table:table-cell/>
          <table:table-cell table:formula="of:=SUM([.I3:.I29])" office:value-type="float" office:value="0.9985">
            <text:p>0.9985</text:p>
          </table:table-cell>
          <table:table-cell table:formula="of:=SUM([.J3:.J29])" office:value-type="float" office:value="1.3758">
            <text:p>1.3758</text:p>
          </table:table-cell>
          <table:table-cell table:formula="of:=SUM([.K3:.K29])" office:value-type="float" office:value="1.4756">
            <text:p>1.4756</text:p>
          </table:table-cell>
          <table:table-cell table:style-name="ce13" table:formula="of:=SUM([.L3:.L29])^0.5" office:value-type="float" office:value="6.84871849326573">
            <text:p>6.85</text:p>
          </table:table-cell>
          <table:table-cell table:style-name="ce13" table:formula="of:=SUM([.M3:.M29])^0.5" office:value-type="float" office:value="6.25448199293914">
            <text:p>6.25</text:p>
          </table:table-cell>
        </table:table-row>
        <table:table-row table:style-name="ro2">
          <table:table-cell table:style-name="ce8" office:value-type="string">
            <text:p><text:s/></text:p>
          </table:table-cell>
          <table:table-cell table:style-name="ce3" office:value-type="string">
            <text:p>*</text:p>
          </table:table-cell>
          <table:table-cell table:formula="of:=VLOOKUP(CODE([.A31]);[AsciiFreq.$A$3:.$D$98];4;0)" office:value-type="float" office:value="0.171663745526237">
            <text:p>0.1716637455</text:p>
          </table:table-cell>
          <table:table-cell table:formula="of:=VLOOKUP(CODE([.B31]);[AsciiFreq.$A$3:.$D$98];4;0)" office:value-type="float" office:value="0.000628273132591721">
            <text:p>0.0006282731</text:p>
          </table:table-cell>
          <table:table-cell table:number-columns-repeated="9"/>
        </table:table-row>
        <table:table-row table:style-name="ro2">
          <table:table-cell table:style-name="ce8" office:value-type="string">
            <text:p>b</text:p>
          </table:table-cell>
          <table:table-cell table:style-name="ce3" office:value-type="string">
            <text:p>h</text:p>
          </table:table-cell>
          <table:table-cell table:formula="of:=VLOOKUP(CODE([.A32]);[AsciiFreq.$A$3:.$D$98];4;0)" office:value-type="float" office:value="0.0101950255748825">
            <text:p>0.0101950256</text:p>
          </table:table-cell>
          <table:table-cell table:formula="of:=VLOOKUP(CODE([.B32]);[AsciiFreq.$A$3:.$D$98];4;0)" office:value-type="float" office:value="0.027444131874236">
            <text:p>0.0274441319</text:p>
          </table:table-cell>
          <table:table-cell table:number-columns-repeated="9"/>
        </table:table-row>
        <table:table-row table:style-name="ro2">
          <table:table-cell table:style-name="ce8" office:value-type="string">
            <text:p>a</text:p>
          </table:table-cell>
          <table:table-cell table:style-name="ce3" office:value-type="string">
            <text:p>k</text:p>
          </table:table-cell>
          <table:table-cell table:formula="of:=VLOOKUP(CODE([.A33]);[AsciiFreq.$A$3:.$D$98];4;0)" office:value-type="float" office:value="0.0518807164754424">
            <text:p>0.0518807165</text:p>
          </table:table-cell>
          <table:table-cell table:formula="of:=VLOOKUP(CODE([.B33]);[AsciiFreq.$A$3:.$D$98];4;0)" office:value-type="float" office:value="0.0067527789408569">
            <text:p>0.0067527789</text:p>
          </table:table-cell>
          <table:table-cell table:number-columns-repeated="9"/>
        </table:table-row>
        <table:table-row table:style-name="ro1">
          <table:table-cell table:style-name="ce8" office:value-type="string">
            <text:p>c</text:p>
          </table:table-cell>
          <table:table-cell table:style-name="ce3" office:value-type="string">
            <text:p>i</text:p>
          </table:table-cell>
          <table:table-cell table:formula="of:=VLOOKUP(CODE([.A34]);[AsciiFreq.$A$3:.$D$98];4;0)" office:value-type="float" office:value="0.0211294187947508">
            <text:p>0.0211294188</text:p>
          </table:table-cell>
          <table:table-cell table:formula="of:=VLOOKUP(CODE([.B34]);[AsciiFreq.$A$3:.$D$98];4;0)" office:value-type="float" office:value="0.0490196119687505">
            <text:p>0.04901961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.318">
            <text:p>4.318</text:p>
          </table:table-cell>
          <table:table-cell table:number-columns-repeated="5"/>
        </table:table-row>
        <table:table-row table:style-name="ro1">
          <table:table-cell table:style-name="ce8" office:value-type="string">
            <text:p>o</text:p>
          </table:table-cell>
          <table:table-cell table:style-name="ce3" office:value-type="string">
            <text:p>e</text:p>
          </table:table-cell>
          <table:table-cell table:formula="of:=VLOOKUP(CODE([.A35]);[AsciiFreq.$A$3:.$D$98];4;0)" office:value-type="float" office:value="0.0577013956248119">
            <text:p>0.0577013956</text:p>
          </table:table-cell>
          <table:table-cell table:formula="of:=VLOOKUP(CODE([.B35]);[AsciiFreq.$A$3:.$D$98];4;0)" office:value-type="float" office:value="0.0857716965689049">
            <text:p>0.0857716966</text:p>
          </table:table-cell>
          <table:table-cell table:number-columns-repeated="3"/>
          <table:table-cell office:value-type="float" office:value="3.094">
            <text:p>3.094</text:p>
          </table:table-cell>
          <table:table-cell table:number-columns-repeated="5"/>
        </table:table-row>
        <table:table-row table:style-name="ro2">
          <table:table-cell table:style-name="ce8" office:value-type="string">
            <text:p>n</text:p>
          </table:table-cell>
          <table:table-cell table:style-name="ce3" office:value-type="string">
            <text:p>d</text:p>
          </table:table-cell>
          <table:table-cell table:formula="of:=VLOOKUP(CODE([.A36]);[AsciiFreq.$A$3:.$D$98];4;0)" office:value-type="float" office:value="0.0497013282948044">
            <text:p>0.0497013283</text:p>
          </table:table-cell>
          <table:table-cell table:formula="of:=VLOOKUP(CODE([.B36]);[AsciiFreq.$A$3:.$D$98];4;0)" office:value-type="float" office:value="0.0250707491094554">
            <text:p>0.025070749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2.72">
            <text:p>2.7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5">
            <text:p>2.5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4" table:formula="of:=SUM([.C3:.C36])" office:value-type="float" office:value="1.98009556652941">
            <text:p>1.9800955665</text:p>
          </table:table-cell>
          <table:table-cell table:style-name="ce4" table:formula="of:=SUM([.D3:.D36])" office:value-type="float" office:value="0.947104704473869">
            <text:p>0.947104704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8">
            <text:p>2.3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.278">
            <text:p>2.27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2.142">
            <text:p>2.14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float" office:value="2.074">
            <text:p>2.074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2.04">
            <text:p>2.04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462">
            <text:p>1.46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668">
            <text:p>1.366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952">
            <text:p>0.952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.918">
            <text:p>0.918</text:p>
          </table:table-cell>
          <table:table-cell table:number-columns-repeated="5"/>
        </table:table-row>
        <table:table-row table:style-name="ro2"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0.816">
            <text:p>0.816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816">
            <text:p>0.8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0.7548">
            <text:p>0.7548</text:p>
          </table:table-cell>
          <table:table-cell table:number-columns-repeated="5"/>
        </table:table-row>
        <table:table-row table:style-name="ro2"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0.68">
            <text:p>0.68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float" office:value="0.6698">
            <text:p>0.669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.646">
            <text:p>0.646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0.51">
            <text:p>0.51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34">
            <text:p>0.34</text:p>
          </table:table-cell>
          <table:table-cell table:number-columns-repeated="5"/>
        </table:table-row>
        <table:table-row table:style-name="ro2">
          <table:table-cell table:number-columns-repeated="5"/>
          <table:table-cell table:number-columns-repeated="2" office:value-type="float" office:value="2">
            <text:p>2</text:p>
          </table:table-cell>
          <table:table-cell office:value-type="float" office:value="0.2618">
            <text:p>0.2618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051">
            <text:p>0.051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051">
            <text:p>0.051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034">
            <text:p>0.034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float" office:value="0.0238">
            <text:p>0.0238</text:p>
          </table:table-cell>
          <table:table-cell table:number-columns-repeated="5"/>
        </table:table-row>
        <table:table-row table:style-name="ro2" table:number-rows-repeated="10485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8" table:style-name="ta1">
        <table:table-column table:style-name="co1" table:default-cell-style-name="Default"/>
        <table:table-row table:style-name="ro3">
          <table:table-cell/>
        </table:table-row>
      </table:table>
      <table:table table:name="AsciiFreq" table:style-name="ta1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2">
          <table:table-cell table:number-columns-repeated="2"/>
          <table:table-cell table:formula="of:=SUM([.C3:.C98])" office:value-type="float" office:value="2376355">
            <text:p>2376355</text:p>
          </table:table-cell>
          <table:table-cell table:formula="of:=SUM([.D3:.D98]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DE</text:p>
          </table:table-cell>
          <table:table-cell office:value-type="string">
            <text:p>CHAR</text:p>
          </table:table-cell>
          <table:table-cell office:value-type="string">
            <text:p>COUNT</text:p>
          </table:table-cell>
          <table:table-cell office:value-type="string">
            <text:p>FREQ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136">
            <text:p>136</text:p>
          </table:table-cell>
          <table:table-cell table:style-name="ce14" table:formula="of:=[.C3]/[.$C$1]" office:value-type="float" office:value="0.0000572305063847784">
            <text:p>0.000057</text:p>
          </table:table-cell>
          <table:table-cell/>
          <table:table-cell table:formula="of:=CHAR([.A3])" office:value-type="string" office:string-value="&#9;">
            <text:p><text:tab/></text:p>
          </table:table-cell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407934">
            <text:p>407934</text:p>
          </table:table-cell>
          <table:table-cell table:style-name="ce14" table:formula="of:=[.C4]/[.$C$1]" office:value-type="float" office:value="0.171663745526237">
            <text:p>0.171664</text:p>
          </table:table-cell>
          <table:table-cell table:formula="of:=&quot;space&quot;" office:value-type="string" office:string-value="space">
            <text:p>space</text:p>
          </table:table-cell>
          <table:table-cell table:formula="of:=CHAR([.A4])" office:value-type="string" office:string-value=" ">
            <text:p><text:s/>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!</text:p>
          </table:table-cell>
          <table:table-cell office:value-type="float" office:value="170">
            <text:p>170</text:p>
          </table:table-cell>
          <table:table-cell table:style-name="ce14" table:formula="of:=[.C5]/[.$C$1]" office:value-type="float" office:value="0.000071538132980973">
            <text:p>0.000072</text:p>
          </table:table-cell>
          <table:table-cell/>
          <table:table-cell table:formula="of:=CHAR([.A5])" office:value-type="string" office:string-value="!">
            <text:p>!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&quot;&quot;&quot;&quot;" office:value-type="string" office:string-value="&quot;">
            <text:p>"</text:p>
          </table:table-cell>
          <table:table-cell office:value-type="float" office:value="5804">
            <text:p>5804</text:p>
          </table:table-cell>
          <table:table-cell table:style-name="ce14" table:formula="of:=[.C6]/[.$C$1]" office:value-type="float" office:value="0.00244239602247981">
            <text:p>0.002442</text:p>
          </table:table-cell>
          <table:table-cell/>
          <table:table-cell table:formula="of:=CHAR([.A6])" office:value-type="string" office:string-value="&quot;">
            <text:p>"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#</text:p>
          </table:table-cell>
          <table:table-cell office:value-type="float" office:value="425">
            <text:p>425</text:p>
          </table:table-cell>
          <table:table-cell table:style-name="ce14" table:formula="of:=[.C7]/[.$C$1]" office:value-type="float" office:value="0.000178845332452432">
            <text:p>0.000179</text:p>
          </table:table-cell>
          <table:table-cell/>
          <table:table-cell table:formula="of:=CHAR([.A7])" office:value-type="string" office:string-value="#">
            <text:p>#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$</text:p>
          </table:table-cell>
          <table:table-cell office:value-type="float" office:value="1333">
            <text:p>1333</text:p>
          </table:table-cell>
          <table:table-cell table:style-name="ce14" table:formula="of:=[.C8]/[.$C$1]" office:value-type="float" office:value="0.000560943125080217">
            <text:p>0.000561</text:p>
          </table:table-cell>
          <table:table-cell/>
          <table:table-cell table:formula="of:=CHAR([.A8])" office:value-type="string" office:string-value="$">
            <text:p>$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%</text:p>
          </table:table-cell>
          <table:table-cell office:value-type="float" office:value="380">
            <text:p>380</text:p>
          </table:table-cell>
          <table:table-cell table:style-name="ce14" table:formula="of:=[.C9]/[.$C$1]" office:value-type="float" office:value="0.000159908767839822">
            <text:p>0.000160</text:p>
          </table:table-cell>
          <table:table-cell/>
          <table:table-cell table:formula="of:=CHAR([.A9])" office:value-type="string" office:string-value="%">
            <text:p>%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&amp;</text:p>
          </table:table-cell>
          <table:table-cell office:value-type="float" office:value="536">
            <text:p>536</text:p>
          </table:table-cell>
          <table:table-cell table:style-name="ce14" table:formula="of:=[.C10]/[.$C$1]" office:value-type="float" office:value="0.000225555525163538">
            <text:p>0.000226</text:p>
          </table:table-cell>
          <table:table-cell/>
          <table:table-cell table:formula="of:=CHAR([.A10])" office:value-type="string" office:string-value="&amp;">
            <text:p>&amp;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&quot;'&quot;" office:value-type="string" office:string-value="'">
            <text:p>'</text:p>
          </table:table-cell>
          <table:table-cell office:value-type="float" office:value="5816">
            <text:p>5816</text:p>
          </table:table-cell>
          <table:table-cell table:style-name="ce14" table:formula="of:=[.C11]/[.$C$1]" office:value-type="float" office:value="0.00244744577304317">
            <text:p>0.002447</text:p>
          </table:table-cell>
          <table:table-cell/>
          <table:table-cell table:formula="of:=CHAR([.A11])" office:value-type="string" office:string-value="'">
            <text:p>'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(</text:p>
          </table:table-cell>
          <table:table-cell office:value-type="float" office:value="5176">
            <text:p>5176</text:p>
          </table:table-cell>
          <table:table-cell table:style-name="ce14" table:formula="of:=[.C12]/[.$C$1]" office:value-type="float" office:value="0.00217812574299715">
            <text:p>0.002178</text:p>
          </table:table-cell>
          <table:table-cell/>
          <table:table-cell table:formula="of:=CHAR([.A12])" office:value-type="string" office:string-value="(">
            <text:p>(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)</text:p>
          </table:table-cell>
          <table:table-cell office:value-type="float" office:value="5307">
            <text:p>5307</text:p>
          </table:table-cell>
          <table:table-cell table:style-name="ce14" table:formula="of:=[.C13]/[.$C$1]" office:value-type="float" office:value="0.0022332521866472">
            <text:p>0.002233</text:p>
          </table:table-cell>
          <table:table-cell/>
          <table:table-cell table:formula="of:=CHAR([.A13])" office:value-type="string" office:string-value=")">
            <text:p>)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*</text:p>
          </table:table-cell>
          <table:table-cell office:value-type="float" office:value="1493">
            <text:p>1493</text:p>
          </table:table-cell>
          <table:table-cell table:style-name="ce14" table:formula="of:=[.C14]/[.$C$1]" office:value-type="float" office:value="0.000628273132591721">
            <text:p>0.000628</text:p>
          </table:table-cell>
          <table:table-cell/>
          <table:table-cell table:formula="of:=CHAR([.A14])" office:value-type="string" office:string-value="*">
            <text:p>*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+</text:p>
          </table:table-cell>
          <table:table-cell office:value-type="float" office:value="511">
            <text:p>511</text:p>
          </table:table-cell>
          <table:table-cell table:style-name="ce14" table:formula="of:=[.C15]/[.$C$1]" office:value-type="float" office:value="0.000215035211489866">
            <text:p>0.000215</text:p>
          </table:table-cell>
          <table:table-cell/>
          <table:table-cell table:formula="of:=CHAR([.A15])" office:value-type="string" office:string-value="+">
            <text:p>+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17546">
            <text:p>17546</text:p>
          </table:table-cell>
          <table:table-cell table:style-name="ce14" table:formula="of:=[.C16]/[.$C$1]" office:value-type="float" office:value="0.0073835769487303">
            <text:p>0.007384</text:p>
          </table:table-cell>
          <table:table-cell/>
          <table:table-cell table:formula="of:=CHAR([.A16])" office:value-type="string" office:string-value=",">
            <text:p>,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-</text:p>
          </table:table-cell>
          <table:table-cell office:value-type="float" office:value="32638">
            <text:p>32638</text:p>
          </table:table-cell>
          <table:table-cell table:style-name="ce14" table:formula="of:=[.C17]/[.$C$1]" office:value-type="float" office:value="0.0137344799072529">
            <text:p>0.013734</text:p>
          </table:table-cell>
          <table:table-cell/>
          <table:table-cell table:formula="of:=CHAR([.A17])" office:value-type="string" office:string-value="-">
            <text:p>-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.</text:p>
          </table:table-cell>
          <table:table-cell office:value-type="float" office:value="35940">
            <text:p>35940</text:p>
          </table:table-cell>
          <table:table-cell table:style-name="ce14" table:formula="of:=[.C18]/[.$C$1]" office:value-type="float" office:value="0.0151240029372716">
            <text:p>0.015124</text:p>
          </table:table-cell>
          <table:table-cell/>
          <table:table-cell table:formula="of:=CHAR([.A18])" office:value-type="string" office:string-value=".">
            <text:p>.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/</text:p>
          </table:table-cell>
          <table:table-cell office:value-type="float" office:value="3681">
            <text:p>3681</text:p>
          </table:table-cell>
          <table:table-cell table:style-name="ce14" table:formula="of:=[.C19]/[.$C$1]" office:value-type="float" office:value="0.00154901098531154">
            <text:p>0.001549</text:p>
          </table:table-cell>
          <table:table-cell/>
          <table:table-cell table:formula="of:=CHAR([.A19])" office:value-type="string" office:string-value="/">
            <text:p>/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109">
            <text:p>13109</text:p>
          </table:table-cell>
          <table:table-cell table:style-name="ce14" table:formula="of:=[.C20]/[.$C$1]" office:value-type="float" office:value="0.00551643167792691">
            <text:p>0.005516</text:p>
          </table:table-cell>
          <table:table-cell/>
          <table:table-cell table:formula="of:=CHAR([.A20])" office:value-type="string" office:string-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6">
            <text:p>10916</text:p>
          </table:table-cell>
          <table:table-cell table:style-name="ce14" table:formula="of:=[.C21]/[.$C$1]" office:value-type="float" office:value="0.00459358976247236">
            <text:p>0.004594</text:p>
          </table:table-cell>
          <table:table-cell/>
          <table:table-cell table:formula="of:=CHAR([.A21])" office:value-type="string" office:string-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894">
            <text:p>7894</text:p>
          </table:table-cell>
          <table:table-cell table:style-name="ce14" table:formula="of:=[.C22]/[.$C$1]" office:value-type="float" office:value="0.00332189424559883">
            <text:p>0.003322</text:p>
          </table:table-cell>
          <table:table-cell/>
          <table:table-cell table:formula="of:=CHAR([.A22])" office:value-type="string" office:string-value="2">
            <text:p>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389">
            <text:p>4389</text:p>
          </table:table-cell>
          <table:table-cell table:style-name="ce14" table:formula="of:=[.C23]/[.$C$1]" office:value-type="float" office:value="0.00184694626854994">
            <text:p>0.001847</text:p>
          </table:table-cell>
          <table:table-cell/>
          <table:table-cell table:formula="of:=CHAR([.A23])" office:value-type="string" office:string-value="3">
            <text:p>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3204">
            <text:p>3204</text:p>
          </table:table-cell>
          <table:table-cell table:style-name="ce14" table:formula="of:=[.C24]/[.$C$1]" office:value-type="float" office:value="0.00134828340041787">
            <text:p>0.001348</text:p>
          </table:table-cell>
          <table:table-cell/>
          <table:table-cell table:formula="of:=CHAR([.A24])" office:value-type="string" office:string-value="4">
            <text:p>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3951">
            <text:p>3951</text:p>
          </table:table-cell>
          <table:table-cell table:style-name="ce14" table:formula="of:=[.C25]/[.$C$1]" office:value-type="float" office:value="0.0016626303729872">
            <text:p>0.001663</text:p>
          </table:table-cell>
          <table:table-cell/>
          <table:table-cell table:formula="of:=CHAR([.A25])" office:value-type="string" office:string-value="5">
            <text:p>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739">
            <text:p>2739</text:p>
          </table:table-cell>
          <table:table-cell table:style-name="ce14" table:formula="of:=[.C26]/[.$C$1]" office:value-type="float" office:value="0.00115260556608756">
            <text:p>0.001153</text:p>
          </table:table-cell>
          <table:table-cell/>
          <table:table-cell table:formula="of:=CHAR([.A26])" office:value-type="string" office:string-value="6">
            <text:p>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2448">
            <text:p>2448</text:p>
          </table:table-cell>
          <table:table-cell table:style-name="ce14" table:formula="of:=[.C27]/[.$C$1]" office:value-type="float" office:value="0.00103014911492601">
            <text:p>0.001030</text:p>
          </table:table-cell>
          <table:table-cell/>
          <table:table-cell table:formula="of:=CHAR([.A27])" office:value-type="string" office:string-value="7">
            <text:p>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505">
            <text:p>2505</text:p>
          </table:table-cell>
          <table:table-cell table:style-name="ce14" table:formula="of:=[.C28]/[.$C$1]" office:value-type="float" office:value="0.00105413543010198">
            <text:p>0.001054</text:p>
          </table:table-cell>
          <table:table-cell/>
          <table:table-cell table:formula="of:=CHAR([.A28])" office:value-type="string" office:string-value="8">
            <text:p>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433">
            <text:p>2433</text:p>
          </table:table-cell>
          <table:table-cell table:style-name="ce14" table:formula="of:=[.C29]/[.$C$1]" office:value-type="float" office:value="0.00102383692672181">
            <text:p>0.001024</text:p>
          </table:table-cell>
          <table:table-cell/>
          <table:table-cell table:formula="of:=CHAR([.A29])" office:value-type="string" office:string-value="9">
            <text:p>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:</text:p>
          </table:table-cell>
          <table:table-cell office:value-type="float" office:value="10347">
            <text:p>10347</text:p>
          </table:table-cell>
          <table:table-cell table:style-name="ce14" table:formula="of:=[.C30]/[.$C$1]" office:value-type="float" office:value="0.00435414742325957">
            <text:p>0.004354</text:p>
          </table:table-cell>
          <table:table-cell/>
          <table:table-cell table:formula="of:=CHAR([.A30])" office:value-type="string" office:string-value=":">
            <text:p>: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;</text:p>
          </table:table-cell>
          <table:table-cell office:value-type="float" office:value="2884">
            <text:p>2884</text:p>
          </table:table-cell>
          <table:table-cell table:style-name="ce14" table:formula="of:=[.C31]/[.$C$1]" office:value-type="float" office:value="0.00121362338539486">
            <text:p>0.001214</text:p>
          </table:table-cell>
          <table:table-cell/>
          <table:table-cell table:formula="of:=CHAR([.A31])" office:value-type="string" office:string-value=";">
            <text:p>;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&lt;</text:p>
          </table:table-cell>
          <table:table-cell office:value-type="float" office:value="2911">
            <text:p>2911</text:p>
          </table:table-cell>
          <table:table-cell table:style-name="ce14" table:formula="of:=[.C32]/[.$C$1]" office:value-type="float" office:value="0.00122498532416243">
            <text:p>0.001225</text:p>
          </table:table-cell>
          <table:table-cell/>
          <table:table-cell table:formula="of:=CHAR([.A32])" office:value-type="string" office:string-value="&lt;">
            <text:p>&lt;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=</text:p>
          </table:table-cell>
          <table:table-cell office:value-type="float" office:value="540">
            <text:p>540</text:p>
          </table:table-cell>
          <table:table-cell table:style-name="ce14" table:formula="of:=[.C33]/[.$C$1]" office:value-type="float" office:value="0.000227238775351326">
            <text:p>0.000227</text:p>
          </table:table-cell>
          <table:table-cell/>
          <table:table-cell table:formula="of:=CHAR([.A33])" office:value-type="string" office:string-value="=">
            <text:p>=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&gt;</text:p>
          </table:table-cell>
          <table:table-cell office:value-type="float" office:value="2952">
            <text:p>2952</text:p>
          </table:table-cell>
          <table:table-cell table:style-name="ce14" table:formula="of:=[.C34]/[.$C$1]" office:value-type="float" office:value="0.00124223863858725">
            <text:p>0.001242</text:p>
          </table:table-cell>
          <table:table-cell/>
          <table:table-cell table:formula="of:=CHAR([.A34])" office:value-type="string" office:string-value="&gt;">
            <text:p>&gt;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?</text:p>
          </table:table-cell>
          <table:table-cell office:value-type="float" office:value="3503">
            <text:p>3503</text:p>
          </table:table-cell>
          <table:table-cell table:style-name="ce14" table:formula="of:=[.C35]/[.$C$1]" office:value-type="float" office:value="0.00147410635195499">
            <text:p>0.001474</text:p>
          </table:table-cell>
          <table:table-cell/>
          <table:table-cell table:formula="of:=CHAR([.A35])" office:value-type="string" office:string-value="?">
            <text:p>?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@</text:p>
          </table:table-cell>
          <table:table-cell office:value-type="float" office:value="173">
            <text:p>173</text:p>
          </table:table-cell>
          <table:table-cell table:style-name="ce14" table:formula="of:=[.C36]/[.$C$1]" office:value-type="float" office:value="0.0000728005706218137">
            <text:p>0.000073</text:p>
          </table:table-cell>
          <table:table-cell/>
          <table:table-cell table:formula="of:=CHAR([.A36])" office:value-type="string" office:string-value="@">
            <text:p>@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</text:p>
          </table:table-cell>
          <table:table-cell office:value-type="float" office:value="7444">
            <text:p>7444</text:p>
          </table:table-cell>
          <table:table-cell table:style-name="ce14" table:formula="of:=[.C37]/[.$C$1]" office:value-type="float" office:value="0.00313252859947272">
            <text:p>0.003133</text:p>
          </table:table-cell>
          <table:table-cell/>
          <table:table-cell table:formula="of:=CHAR([.A37])" office:value-type="string" office:string-value="A">
            <text:p>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B</text:p>
          </table:table-cell>
          <table:table-cell office:value-type="float" office:value="5140">
            <text:p>5140</text:p>
          </table:table-cell>
          <table:table-cell table:style-name="ce14" table:formula="of:=[.C38]/[.$C$1]" office:value-type="float" office:value="0.00216297649130706">
            <text:p>0.002163</text:p>
          </table:table-cell>
          <table:table-cell/>
          <table:table-cell table:formula="of:=CHAR([.A38])" office:value-type="string" office:string-value="B">
            <text:p>B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float" office:value="9283">
            <text:p>9283</text:p>
          </table:table-cell>
          <table:table-cell table:style-name="ce14" table:formula="of:=[.C39]/[.$C$1]" office:value-type="float" office:value="0.00390640287330807">
            <text:p>0.003906</text:p>
          </table:table-cell>
          <table:table-cell/>
          <table:table-cell table:formula="of:=CHAR([.A39])" office:value-type="string" office:string-value="C">
            <text:p>C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</text:p>
          </table:table-cell>
          <table:table-cell office:value-type="float" office:value="7489">
            <text:p>7489</text:p>
          </table:table-cell>
          <table:table-cell table:style-name="ce14" table:formula="of:=[.C40]/[.$C$1]" office:value-type="float" office:value="0.00315146516408533">
            <text:p>0.003151</text:p>
          </table:table-cell>
          <table:table-cell/>
          <table:table-cell table:formula="of:=CHAR([.A40])" office:value-type="string" office:string-value="D">
            <text:p>D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E</text:p>
          </table:table-cell>
          <table:table-cell office:value-type="float" office:value="6351">
            <text:p>6351</text:p>
          </table:table-cell>
          <table:table-cell table:style-name="ce14" table:formula="of:=[.C41]/[.$C$1]" office:value-type="float" office:value="0.00267258048565976">
            <text:p>0.002673</text:p>
          </table:table-cell>
          <table:table-cell/>
          <table:table-cell table:formula="of:=CHAR([.A41])" office:value-type="string" office:string-value="E">
            <text:p>E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F</text:p>
          </table:table-cell>
          <table:table-cell office:value-type="float" office:value="3365">
            <text:p>3365</text:p>
          </table:table-cell>
          <table:table-cell table:style-name="ce14" table:formula="of:=[.C42]/[.$C$1]" office:value-type="float" office:value="0.00141603422047632">
            <text:p>0.001416</text:p>
          </table:table-cell>
          <table:table-cell/>
          <table:table-cell table:formula="of:=CHAR([.A42])" office:value-type="string" office:string-value="F">
            <text:p>F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G</text:p>
          </table:table-cell>
          <table:table-cell office:value-type="float" office:value="4459">
            <text:p>4459</text:p>
          </table:table-cell>
          <table:table-cell table:style-name="ce14" table:formula="of:=[.C43]/[.$C$1]" office:value-type="float" office:value="0.00187640314683623">
            <text:p>0.001876</text:p>
          </table:table-cell>
          <table:table-cell/>
          <table:table-cell table:formula="of:=CHAR([.A43])" office:value-type="string" office:string-value="G">
            <text:p>G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H</text:p>
          </table:table-cell>
          <table:table-cell office:value-type="float" office:value="5515">
            <text:p>5515</text:p>
          </table:table-cell>
          <table:table-cell table:style-name="ce14" table:formula="of:=[.C44]/[.$C$1]" office:value-type="float" office:value="0.00232078119641215">
            <text:p>0.002321</text:p>
          </table:table-cell>
          <table:table-cell/>
          <table:table-cell table:formula="of:=CHAR([.A44])" office:value-type="string" office:string-value="H">
            <text:p>H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</text:p>
          </table:table-cell>
          <table:table-cell office:value-type="float" office:value="7631">
            <text:p>7631</text:p>
          </table:table-cell>
          <table:table-cell table:style-name="ce14" table:formula="of:=[.C45]/[.$C$1]" office:value-type="float" office:value="0.00321122054575179">
            <text:p>0.003211</text:p>
          </table:table-cell>
          <table:table-cell/>
          <table:table-cell table:formula="of:=CHAR([.A45])" office:value-type="string" office:string-value="I">
            <text:p>I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J</text:p>
          </table:table-cell>
          <table:table-cell office:value-type="float" office:value="4102">
            <text:p>4102</text:p>
          </table:table-cell>
          <table:table-cell table:style-name="ce14" table:formula="of:=[.C46]/[.$C$1]" office:value-type="float" office:value="0.00172617306757618">
            <text:p>0.001726</text:p>
          </table:table-cell>
          <table:table-cell/>
          <table:table-cell table:formula="of:=CHAR([.A46])" office:value-type="string" office:string-value="J">
            <text:p>J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K</text:p>
          </table:table-cell>
          <table:table-cell office:value-type="float" office:value="1633">
            <text:p>1633</text:p>
          </table:table-cell>
          <table:table-cell table:style-name="ce14" table:formula="of:=[.C47]/[.$C$1]" office:value-type="float" office:value="0.000687186889164287">
            <text:p>0.000687</text:p>
          </table:table-cell>
          <table:table-cell/>
          <table:table-cell table:formula="of:=CHAR([.A47])" office:value-type="string" office:string-value="K">
            <text:p>K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L</text:p>
          </table:table-cell>
          <table:table-cell office:value-type="float" office:value="4476">
            <text:p>4476</text:p>
          </table:table-cell>
          <table:table-cell table:style-name="ce14" table:formula="of:=[.C48]/[.$C$1]" office:value-type="float" office:value="0.00188355696013432">
            <text:p>0.001884</text:p>
          </table:table-cell>
          <table:table-cell/>
          <table:table-cell table:formula="of:=CHAR([.A48])" office:value-type="string" office:string-value="L">
            <text:p>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</text:p>
          </table:table-cell>
          <table:table-cell office:value-type="float" office:value="8386">
            <text:p>8386</text:p>
          </table:table-cell>
          <table:table-cell table:style-name="ce14" table:formula="of:=[.C49]/[.$C$1]" office:value-type="float" office:value="0.0035289340186967">
            <text:p>0.003529</text:p>
          </table:table-cell>
          <table:table-cell/>
          <table:table-cell table:formula="of:=CHAR([.A49])" office:value-type="string" office:string-value="M">
            <text:p>M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N</text:p>
          </table:table-cell>
          <table:table-cell office:value-type="float" office:value="4954">
            <text:p>4954</text:p>
          </table:table-cell>
          <table:table-cell table:style-name="ce14" table:formula="of:=[.C50]/[.$C$1]" office:value-type="float" office:value="0.00208470535757494">
            <text:p>0.002085</text:p>
          </table:table-cell>
          <table:table-cell/>
          <table:table-cell table:formula="of:=CHAR([.A50])" office:value-type="string" office:string-value="N">
            <text:p>N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O</text:p>
          </table:table-cell>
          <table:table-cell office:value-type="float" office:value="4378">
            <text:p>4378</text:p>
          </table:table-cell>
          <table:table-cell table:style-name="ce14" table:formula="of:=[.C51]/[.$C$1]" office:value-type="float" office:value="0.00184231733053353">
            <text:p>0.001842</text:p>
          </table:table-cell>
          <table:table-cell/>
          <table:table-cell table:formula="of:=CHAR([.A51])" office:value-type="string" office:string-value="O">
            <text:p>O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office:value-type="float" office:value="6211">
            <text:p>6211</text:p>
          </table:table-cell>
          <table:table-cell table:style-name="ce14" table:formula="of:=[.C52]/[.$C$1]" office:value-type="float" office:value="0.00261366672908719">
            <text:p>0.002614</text:p>
          </table:table-cell>
          <table:table-cell/>
          <table:table-cell table:formula="of:=CHAR([.A52])" office:value-type="string" office:string-value="P">
            <text:p>P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Q</text:p>
          </table:table-cell>
          <table:table-cell office:value-type="float" office:value="751">
            <text:p>751</text:p>
          </table:table-cell>
          <table:table-cell table:style-name="ce14" table:formula="of:=[.C53]/[.$C$1]" office:value-type="float" office:value="0.000316030222757122">
            <text:p>0.000316</text:p>
          </table:table-cell>
          <table:table-cell/>
          <table:table-cell table:formula="of:=CHAR([.A53])" office:value-type="string" office:string-value="Q">
            <text:p>Q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R</text:p>
          </table:table-cell>
          <table:table-cell office:value-type="float" office:value="5986">
            <text:p>5986</text:p>
          </table:table-cell>
          <table:table-cell table:style-name="ce14" table:formula="of:=[.C54]/[.$C$1]" office:value-type="float" office:value="0.00251898390602414">
            <text:p>0.002519</text:p>
          </table:table-cell>
          <table:table-cell/>
          <table:table-cell table:formula="of:=CHAR([.A54])" office:value-type="string" office:string-value="R">
            <text:p>R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S</text:p>
          </table:table-cell>
          <table:table-cell office:value-type="float" office:value="9512">
            <text:p>9512</text:p>
          </table:table-cell>
          <table:table-cell table:style-name="ce14" table:formula="of:=[.C55]/[.$C$1]" office:value-type="float" office:value="0.00400276894655891">
            <text:p>0.004003</text:p>
          </table:table-cell>
          <table:table-cell/>
          <table:table-cell table:formula="of:=CHAR([.A55])" office:value-type="string" office:string-value="S">
            <text:p>S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</text:p>
          </table:table-cell>
          <table:table-cell office:value-type="float" office:value="7895">
            <text:p>7895</text:p>
          </table:table-cell>
          <table:table-cell table:style-name="ce14" table:formula="of:=[.C56]/[.$C$1]" office:value-type="float" office:value="0.00332231505814577">
            <text:p>0.003322</text:p>
          </table:table-cell>
          <table:table-cell/>
          <table:table-cell table:formula="of:=CHAR([.A56])" office:value-type="string" office:string-value="T">
            <text:p>T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</text:p>
          </table:table-cell>
          <table:table-cell office:value-type="float" office:value="1934">
            <text:p>1934</text:p>
          </table:table-cell>
          <table:table-cell table:style-name="ce14" table:formula="of:=[.C57]/[.$C$1]" office:value-type="float" office:value="0.000813851465795304">
            <text:p>0.000814</text:p>
          </table:table-cell>
          <table:table-cell/>
          <table:table-cell table:formula="of:=CHAR([.A57])" office:value-type="string" office:string-value="U">
            <text:p>U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</text:p>
          </table:table-cell>
          <table:table-cell office:value-type="float" office:value="2119">
            <text:p>2119</text:p>
          </table:table-cell>
          <table:table-cell table:style-name="ce14" table:formula="of:=[.C58]/[.$C$1]" office:value-type="float" office:value="0.000891701786980481">
            <text:p>0.000892</text:p>
          </table:table-cell>
          <table:table-cell/>
          <table:table-cell table:formula="of:=CHAR([.A58])" office:value-type="string" office:string-value="V">
            <text:p>V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</text:p>
          </table:table-cell>
          <table:table-cell office:value-type="float" office:value="6005">
            <text:p>6005</text:p>
          </table:table-cell>
          <table:table-cell table:style-name="ce14" table:formula="of:=[.C59]/[.$C$1]" office:value-type="float" office:value="0.00252697934441613">
            <text:p>0.002527</text:p>
          </table:table-cell>
          <table:table-cell/>
          <table:table-cell table:formula="of:=CHAR([.A59])" office:value-type="string" office:string-value="W">
            <text:p>W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X</text:p>
          </table:table-cell>
          <table:table-cell office:value-type="float" office:value="815">
            <text:p>815</text:p>
          </table:table-cell>
          <table:table-cell table:style-name="ce14" table:formula="of:=[.C60]/[.$C$1]" office:value-type="float" office:value="0.000342962225761723">
            <text:p>0.000343</text:p>
          </table:table-cell>
          <table:table-cell/>
          <table:table-cell table:formula="of:=CHAR([.A60])" office:value-type="string" office:string-value="X">
            <text:p>X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Y</text:p>
          </table:table-cell>
          <table:table-cell office:value-type="float" office:value="722">
            <text:p>722</text:p>
          </table:table-cell>
          <table:table-cell table:style-name="ce14" table:formula="of:=[.C61]/[.$C$1]" office:value-type="float" office:value="0.000303826658895662">
            <text:p>0.000304</text:p>
          </table:table-cell>
          <table:table-cell/>
          <table:table-cell table:formula="of:=CHAR([.A61])" office:value-type="string" office:string-value="Y">
            <text:p>Y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</text:p>
          </table:table-cell>
          <table:table-cell office:value-type="float" office:value="180">
            <text:p>180</text:p>
          </table:table-cell>
          <table:table-cell table:style-name="ce14" table:formula="of:=[.C62]/[.$C$1]" office:value-type="float" office:value="0.000075746258450442">
            <text:p>0.000076</text:p>
          </table:table-cell>
          <table:table-cell/>
          <table:table-cell table:formula="of:=CHAR([.A62])" office:value-type="string" office:string-value="Z">
            <text:p>Z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[</text:p>
          </table:table-cell>
          <table:table-cell office:value-type="float" office:value="205">
            <text:p>205</text:p>
          </table:table-cell>
          <table:table-cell table:style-name="ce14" table:formula="of:=[.C63]/[.$C$1]" office:value-type="float" office:value="0.0000862665721241145">
            <text:p>0.000086</text:p>
          </table:table-cell>
          <table:table-cell/>
          <table:table-cell table:formula="of:=CHAR([.A63])" office:value-type="string" office:string-value="[">
            <text:p>[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\</text:p>
          </table:table-cell>
          <table:table-cell office:value-type="float" office:value="37">
            <text:p>37</text:p>
          </table:table-cell>
          <table:table-cell table:style-name="ce14" table:formula="of:=[.C64]/[.$C$1]" office:value-type="float" office:value="0.0000155700642370353">
            <text:p>0.000016</text:p>
          </table:table-cell>
          <table:table-cell/>
          <table:table-cell table:formula="of:=CHAR([.A64])" office:value-type="string" office:string-value="\">
            <text:p>\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]</text:p>
          </table:table-cell>
          <table:table-cell office:value-type="float" office:value="210">
            <text:p>210</text:p>
          </table:table-cell>
          <table:table-cell table:style-name="ce14" table:formula="of:=[.C65]/[.$C$1]" office:value-type="float" office:value="0.0000883706348588489">
            <text:p>0.000088</text:p>
          </table:table-cell>
          <table:table-cell/>
          <table:table-cell table:formula="of:=CHAR([.A65])" office:value-type="string" office:string-value="]">
            <text:p>]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_</text:p>
          </table:table-cell>
          <table:table-cell office:value-type="float" office:value="2755">
            <text:p>2755</text:p>
          </table:table-cell>
          <table:table-cell table:style-name="ce14" table:formula="of:=[.C66]/[.$C$1]" office:value-type="float" office:value="0.00115933856683871">
            <text:p>0.001159</text:p>
          </table:table-cell>
          <table:table-cell/>
          <table:table-cell table:formula="of:=CHAR([.A66])" office:value-type="string" office:string-value="_">
            <text:p>_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`</text:p>
          </table:table-cell>
          <table:table-cell office:value-type="float" office:value="21">
            <text:p>21</text:p>
          </table:table-cell>
          <table:table-cell table:style-name="ce14" table:formula="of:=[.C67]/[.$C$1]" office:value-type="float" office:value="0.0000088370634858849">
            <text:p>0.000009</text:p>
          </table:table-cell>
          <table:table-cell/>
          <table:table-cell table:formula="of:=CHAR([.A67])" office:value-type="string" office:string-value="`">
            <text:p>`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a</text:p>
          </table:table-cell>
          <table:table-cell office:value-type="float" office:value="123287">
            <text:p>123287</text:p>
          </table:table-cell>
          <table:table-cell table:style-name="ce14" table:formula="of:=[.C68]/[.$C$1]" office:value-type="float" office:value="0.0518807164754424">
            <text:p>0.051881</text:p>
          </table:table-cell>
          <table:table-cell/>
          <table:table-cell table:formula="of:=CHAR([.A68])" office:value-type="string" office:string-value="a">
            <text:p>a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</text:p>
          </table:table-cell>
          <table:table-cell office:value-type="float" office:value="24227">
            <text:p>24227</text:p>
          </table:table-cell>
          <table:table-cell table:style-name="ce14" table:formula="of:=[.C69]/[.$C$1]" office:value-type="float" office:value="0.0101950255748825">
            <text:p>0.010195</text:p>
          </table:table-cell>
          <table:table-cell/>
          <table:table-cell table:formula="of:=CHAR([.A69])" office:value-type="string" office:string-value="b">
            <text:p>b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</text:p>
          </table:table-cell>
          <table:table-cell office:value-type="float" office:value="50211">
            <text:p>50211</text:p>
          </table:table-cell>
          <table:table-cell table:style-name="ce14" table:formula="of:=[.C70]/[.$C$1]" office:value-type="float" office:value="0.0211294187947508">
            <text:p>0.021129</text:p>
          </table:table-cell>
          <table:table-cell/>
          <table:table-cell table:formula="of:=CHAR([.A70])" office:value-type="string" office:string-value="c">
            <text:p>c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float" office:value="59577">
            <text:p>59577</text:p>
          </table:table-cell>
          <table:table-cell table:style-name="ce14" table:formula="of:=[.C71]/[.$C$1]" office:value-type="float" office:value="0.0250707491094554">
            <text:p>0.025071</text:p>
          </table:table-cell>
          <table:table-cell/>
          <table:table-cell table:formula="of:=CHAR([.A71])" office:value-type="string" office:string-value="d">
            <text:p>d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e</text:p>
          </table:table-cell>
          <table:table-cell office:value-type="float" office:value="203824">
            <text:p>203824</text:p>
          </table:table-cell>
          <table:table-cell table:style-name="ce14" table:formula="of:=[.C72]/[.$C$1]" office:value-type="float" office:value="0.0857716965689049">
            <text:p>0.085772</text:p>
          </table:table-cell>
          <table:table-cell/>
          <table:table-cell table:formula="of:=CHAR([.A72])" office:value-type="string" office:string-value="e">
            <text:p>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float" office:value="32616">
            <text:p>32616</text:p>
          </table:table-cell>
          <table:table-cell table:style-name="ce14" table:formula="of:=[.C73]/[.$C$1]" office:value-type="float" office:value="0.0137252220312201">
            <text:p>0.013725</text:p>
          </table:table-cell>
          <table:table-cell/>
          <table:table-cell table:formula="of:=CHAR([.A73])" office:value-type="string" office:string-value="f">
            <text:p>f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</text:p>
          </table:table-cell>
          <table:table-cell office:value-type="float" office:value="37064">
            <text:p>37064</text:p>
          </table:table-cell>
          <table:table-cell table:style-name="ce14" table:formula="of:=[.C74]/[.$C$1]" office:value-type="float" office:value="0.0155969962400399">
            <text:p>0.015597</text:p>
          </table:table-cell>
          <table:table-cell/>
          <table:table-cell table:formula="of:=CHAR([.A74])" office:value-type="string" office:string-value="g">
            <text:p>g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h</text:p>
          </table:table-cell>
          <table:table-cell office:value-type="float" office:value="65217">
            <text:p>65217</text:p>
          </table:table-cell>
          <table:table-cell table:style-name="ce14" table:formula="of:=[.C75]/[.$C$1]" office:value-type="float" office:value="0.027444131874236">
            <text:p>0.027444</text:p>
          </table:table-cell>
          <table:table-cell/>
          <table:table-cell table:formula="of:=CHAR([.A75])" office:value-type="string" office:string-value="h">
            <text:p>h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i</text:p>
          </table:table-cell>
          <table:table-cell office:value-type="float" office:value="116488">
            <text:p>116488</text:p>
          </table:table-cell>
          <table:table-cell table:style-name="ce14" table:formula="of:=[.C76]/[.$C$1]" office:value-type="float" office:value="0.0490196119687505">
            <text:p>0.049020</text:p>
          </table:table-cell>
          <table:table-cell/>
          <table:table-cell table:formula="of:=CHAR([.A76])" office:value-type="string" office:string-value="i">
            <text:p>i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j</text:p>
          </table:table-cell>
          <table:table-cell office:value-type="float" office:value="2061">
            <text:p>2061</text:p>
          </table:table-cell>
          <table:table-cell table:style-name="ce14" table:formula="of:=[.C77]/[.$C$1]" office:value-type="float" office:value="0.00086729465925756">
            <text:p>0.000867</text:p>
          </table:table-cell>
          <table:table-cell/>
          <table:table-cell table:formula="of:=CHAR([.A77])" office:value-type="string" office:string-value="j">
            <text:p>j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k</text:p>
          </table:table-cell>
          <table:table-cell office:value-type="float" office:value="16047">
            <text:p>16047</text:p>
          </table:table-cell>
          <table:table-cell table:style-name="ce14" table:formula="of:=[.C78]/[.$C$1]" office:value-type="float" office:value="0.0067527789408569">
            <text:p>0.006753</text:p>
          </table:table-cell>
          <table:table-cell/>
          <table:table-cell table:formula="of:=CHAR([.A78])" office:value-type="string" office:string-value="k">
            <text:p>k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l</text:p>
          </table:table-cell>
          <table:table-cell office:value-type="float" office:value="75450">
            <text:p>75450</text:p>
          </table:table-cell>
          <table:table-cell table:style-name="ce14" table:formula="of:=[.C79]/[.$C$1]" office:value-type="float" office:value="0.0317503066671436">
            <text:p>0.031750</text:p>
          </table:table-cell>
          <table:table-cell/>
          <table:table-cell table:formula="of:=CHAR([.A79])" office:value-type="string" office:string-value="l">
            <text:p>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</text:p>
          </table:table-cell>
          <table:table-cell office:value-type="float" office:value="39060">
            <text:p>39060</text:p>
          </table:table-cell>
          <table:table-cell table:style-name="ce14" table:formula="of:=[.C80]/[.$C$1]" office:value-type="float" office:value="0.0164369380837459">
            <text:p>0.016437</text:p>
          </table:table-cell>
          <table:table-cell/>
          <table:table-cell table:formula="of:=CHAR([.A80])" office:value-type="string" office:string-value="m">
            <text:p>m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n</text:p>
          </table:table-cell>
          <table:table-cell office:value-type="float" office:value="118108">
            <text:p>118108</text:p>
          </table:table-cell>
          <table:table-cell table:style-name="ce14" table:formula="of:=[.C81]/[.$C$1]" office:value-type="float" office:value="0.0497013282948044">
            <text:p>0.049701</text:p>
          </table:table-cell>
          <table:table-cell/>
          <table:table-cell table:formula="of:=CHAR([.A81])" office:value-type="string" office:string-value="n">
            <text:p>n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</text:p>
          </table:table-cell>
          <table:table-cell office:value-type="float" office:value="137119">
            <text:p>137119</text:p>
          </table:table-cell>
          <table:table-cell table:style-name="ce14" table:formula="of:=[.C82]/[.$C$1]" office:value-type="float" office:value="0.0577013956248119">
            <text:p>0.057701</text:p>
          </table:table-cell>
          <table:table-cell/>
          <table:table-cell table:formula="of:=CHAR([.A82])" office:value-type="string" office:string-value="o">
            <text:p>o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</text:p>
          </table:table-cell>
          <table:table-cell office:value-type="float" office:value="36791">
            <text:p>36791</text:p>
          </table:table-cell>
          <table:table-cell table:style-name="ce14" table:formula="of:=[.C83]/[.$C$1]" office:value-type="float" office:value="0.0154821144147234">
            <text:p>0.015482</text:p>
          </table:table-cell>
          <table:table-cell/>
          <table:table-cell table:formula="of:=CHAR([.A83])" office:value-type="string" office:string-value="p">
            <text:p>p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</text:p>
          </table:table-cell>
          <table:table-cell office:value-type="float" office:value="1774">
            <text:p>1774</text:p>
          </table:table-cell>
          <table:table-cell table:style-name="ce14" table:formula="of:=[.C84]/[.$C$1]" office:value-type="float" office:value="0.0007465214582838">
            <text:p>0.000747</text:p>
          </table:table-cell>
          <table:table-cell/>
          <table:table-cell table:formula="of:=CHAR([.A84])" office:value-type="string" office:string-value="q">
            <text:p>q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r</text:p>
          </table:table-cell>
          <table:table-cell office:value-type="float" office:value="101201">
            <text:p>101201</text:p>
          </table:table-cell>
          <table:table-cell table:style-name="ce14" table:formula="of:=[.C85]/[.$C$1]" office:value-type="float" office:value="0.0425866505635732">
            <text:p>0.042587</text:p>
          </table:table-cell>
          <table:table-cell/>
          <table:table-cell table:formula="of:=CHAR([.A85])" office:value-type="string" office:string-value="r">
            <text:p>r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s</text:p>
          </table:table-cell>
          <table:table-cell office:value-type="float" office:value="103814">
            <text:p>103814</text:p>
          </table:table-cell>
          <table:table-cell table:style-name="ce14" table:formula="of:=[.C86]/[.$C$1]" office:value-type="float" office:value="0.0436862337487455">
            <text:p>0.043686</text:p>
          </table:table-cell>
          <table:table-cell/>
          <table:table-cell table:formula="of:=CHAR([.A86])" office:value-type="string" office:string-value="s">
            <text:p>s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</text:p>
          </table:table-cell>
          <table:table-cell office:value-type="float" office:value="151376">
            <text:p>151376</text:p>
          </table:table-cell>
          <table:table-cell table:style-name="ce14" table:formula="of:=[.C87]/[.$C$1]" office:value-type="float" office:value="0.0637009201066339">
            <text:p>0.063701</text:p>
          </table:table-cell>
          <table:table-cell/>
          <table:table-cell table:formula="of:=CHAR([.A87])" office:value-type="string" office:string-value="t">
            <text:p>t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u</text:p>
          </table:table-cell>
          <table:table-cell office:value-type="float" office:value="49901">
            <text:p>49901</text:p>
          </table:table-cell>
          <table:table-cell table:style-name="ce14" table:formula="of:=[.C88]/[.$C$1]" office:value-type="float" office:value="0.0209989669051972">
            <text:p>0.020999</text:p>
          </table:table-cell>
          <table:table-cell/>
          <table:table-cell table:formula="of:=CHAR([.A88])" office:value-type="string" office:string-value="u">
            <text:p>u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v</text:p>
          </table:table-cell>
          <table:table-cell office:value-type="float" office:value="20109">
            <text:p>20109</text:p>
          </table:table-cell>
          <table:table-cell table:style-name="ce14" table:formula="of:=[.C89]/[.$C$1]" office:value-type="float" office:value="0.00846211950655521">
            <text:p>0.008462</text:p>
          </table:table-cell>
          <table:table-cell/>
          <table:table-cell table:formula="of:=CHAR([.A89])" office:value-type="string" office:string-value="v">
            <text:p>v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w</text:p>
          </table:table-cell>
          <table:table-cell office:value-type="float" office:value="30974">
            <text:p>30974</text:p>
          </table:table-cell>
          <table:table-cell table:style-name="ce14" table:formula="of:=[.C90]/[.$C$1]" office:value-type="float" office:value="0.0130342478291333">
            <text:p>0.013034</text:p>
          </table:table-cell>
          <table:table-cell/>
          <table:table-cell table:formula="of:=CHAR([.A90])" office:value-type="string" office:string-value="w">
            <text:p>w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x</text:p>
          </table:table-cell>
          <table:table-cell office:value-type="float" office:value="4635">
            <text:p>4635</text:p>
          </table:table-cell>
          <table:table-cell table:style-name="ce14" table:formula="of:=[.C91]/[.$C$1]" office:value-type="float" office:value="0.00195046615509888">
            <text:p>0.001950</text:p>
          </table:table-cell>
          <table:table-cell/>
          <table:table-cell table:formula="of:=CHAR([.A91])" office:value-type="string" office:string-value="x">
            <text:p>x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y</text:p>
          </table:table-cell>
          <table:table-cell office:value-type="float" office:value="26924">
            <text:p>26924</text:p>
          </table:table-cell>
          <table:table-cell table:style-name="ce14" table:formula="of:=[.C92]/[.$C$1]" office:value-type="float" office:value="0.0113299570139983">
            <text:p>0.011330</text:p>
          </table:table-cell>
          <table:table-cell/>
          <table:table-cell table:formula="of:=CHAR([.A92])" office:value-type="string" office:string-value="y">
            <text:p>y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z</text:p>
          </table:table-cell>
          <table:table-cell office:value-type="float" office:value="1417">
            <text:p>1417</text:p>
          </table:table-cell>
          <table:table-cell table:style-name="ce14" table:formula="of:=[.C93]/[.$C$1]" office:value-type="float" office:value="0.000596291379023757">
            <text:p>0.000596</text:p>
          </table:table-cell>
          <table:table-cell/>
          <table:table-cell table:formula="of:=CHAR([.A93])" office:value-type="string" office:string-value="z">
            <text:p>z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{</text:p>
          </table:table-cell>
          <table:table-cell office:value-type="float" office:value="62">
            <text:p>62</text:p>
          </table:table-cell>
          <table:table-cell table:style-name="ce14" table:formula="of:=[.C94]/[.$C$1]" office:value-type="float" office:value="0.0000260903779107078">
            <text:p>0.000026</text:p>
          </table:table-cell>
          <table:table-cell/>
          <table:table-cell table:formula="of:=CHAR([.A94])" office:value-type="string" office:string-value="{">
            <text:p>{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|</text:p>
          </table:table-cell>
          <table:table-cell office:value-type="float" office:value="16">
            <text:p>16</text:p>
          </table:table-cell>
          <table:table-cell table:style-name="ce14" table:formula="of:=[.C95]/[.$C$1]" office:value-type="float" office:value="0.0000067330007511504">
            <text:p>0.000007</text:p>
          </table:table-cell>
          <table:table-cell/>
          <table:table-cell table:formula="of:=CHAR([.A95])" office:value-type="string" office:string-value="|">
            <text:p>|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}</text:p>
          </table:table-cell>
          <table:table-cell office:value-type="float" office:value="61">
            <text:p>61</text:p>
          </table:table-cell>
          <table:table-cell table:style-name="ce14" table:formula="of:=[.C96]/[.$C$1]" office:value-type="float" office:value="0.0000256695653637609">
            <text:p>0.000026</text:p>
          </table:table-cell>
          <table:table-cell/>
          <table:table-cell table:formula="of:=CHAR([.A96])" office:value-type="string" office:string-value="}">
            <text:p>}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•</text:p>
          </table:table-cell>
          <table:table-cell office:value-type="float" office:value="15233">
            <text:p>15233</text:p>
          </table:table-cell>
          <table:table-cell table:style-name="ce14" table:formula="of:=[.C97]/[.$C$1]" office:value-type="float" office:value="0.00641023752764212">
            <text:p>0.006410</text:p>
          </table:table-cell>
          <table:table-cell/>
          <table:table-cell table:formula="of:=CHAR([.A97])" office:value-type="string" office:string-value="ﾕ">
            <text:p>ﾕ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·</text:p>
          </table:table-cell>
          <table:table-cell office:value-type="float" office:value="23">
            <text:p>23</text:p>
          </table:table-cell>
          <table:table-cell table:style-name="ce14" table:formula="of:=[.C98]/[.$C$1]" office:value-type="float" office:value="0.00000967868857977869">
            <text:p>0.000010</text:p>
          </table:table-cell>
          <table:table-cell/>
          <table:table-cell table:formula="of:=CHAR([.A98])" office:value-type="string" office:string-value="ﾷ">
            <text:p>ﾷ</text:p>
          </table:table-cell>
        </table:table-row>
        <table:table-row table:style-name="ro2" table:number-rows-repeated="104847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6" table:target-range-address="Sheet7.F34:Sheet7.H5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10:25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5:00:58</meta:creation-date>
    <dc:date>2013-08-24T15:04:36</dc:date>
    <meta:editing-duration>PT8H12M7S</meta:editing-duration>
    <meta:editing-cycles>6</meta:editing-cycles>
    <meta:generator>LibreOffice/4.0.2.2$Linux_x86 LibreOffice_project/4c82dcdd6efcd48b1d8bba66bfe1989deee49c3</meta:generator>
    <meta:document-statistic meta:table-count="9" meta:cell-count="11673" meta:object-count="0"/>
  </office:meta>
</office:document-meta>
</file>